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text-properties officeooo:rsid="03f18c20" officeooo:paragraph-rsid="03f18c20"/>
    </style:style>
    <style:style style:name="P3" style:family="paragraph" style:parent-style-name="Heading_20_2">
      <style:text-properties officeooo:rsid="03f18c20" officeooo:paragraph-rsid="03f18c20"/>
    </style:style>
    <style:style style:name="P4" style:family="paragraph" style:parent-style-name="Text_20_body">
      <style:text-properties fo:font-weight="bold" officeooo:rsid="03f3b98f" officeooo:paragraph-rsid="03f3b98f" style:font-weight-asian="bold" style:font-weight-complex="bold"/>
    </style:style>
    <style:style style:name="P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Math">
      <style:paragraph-properties fo:text-align="center" style:justify-single-word="false"/>
    </style:style>
    <style:style style:name="P8" style:family="paragraph" style:parent-style-name="Text_20_body">
      <style:text-properties officeooo:rsid="03f4097e" officeooo:paragraph-rsid="03f4097e"/>
    </style:style>
    <style:style style:name="P9" style:family="paragraph" style:parent-style-name="Text_20_body">
      <style:paragraph-properties fo:text-align="justify" style:justify-single-word="false" style:writing-mode="lr-tb"/>
    </style:style>
    <style:style style:name="P10" style:family="paragraph" style:parent-style-name="Text_20_body">
      <style:text-properties fo:font-weight="bold" officeooo:rsid="03f560e9" officeooo:paragraph-rsid="03f560e9" style:font-weight-asian="bold" style:font-weight-complex="bold"/>
    </style:style>
    <style:style style:name="P11" style:family="paragraph" style:parent-style-name="Text_20_body">
      <style:text-properties officeooo:rsid="03f560e9" officeooo:paragraph-rsid="03f560e9"/>
    </style:style>
    <style:style style:name="P12" style:family="paragraph" style:parent-style-name="Text_20_body">
      <style:text-properties fo:font-weight="bold" officeooo:rsid="03f5c8a8" officeooo:paragraph-rsid="03f5c8a8" style:font-weight-asian="bold" style:font-weight-complex="bold"/>
    </style:style>
    <style:style style:name="P13" style:family="paragraph" style:parent-style-name="Text_20_body">
      <style:text-properties officeooo:rsid="03f5c8a8" officeooo:paragraph-rsid="03f5c8a8"/>
    </style:style>
    <style:style style:name="P14" style:family="paragraph" style:parent-style-name="Text_20_body" style:list-style-name="L1">
      <style:text-properties officeooo:rsid="03f5c8a8" officeooo:paragraph-rsid="03f5c8a8"/>
    </style:style>
    <style:style style:name="P15" style:family="paragraph" style:parent-style-name="Text_20_body">
      <style:text-properties officeooo:rsid="03f5ff60" officeooo:paragraph-rsid="03f5ff60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3f7ff2f" officeooo:paragraph-rsid="03f7ff2f" style:font-weight-asian="bold" style:font-weight-complex="bold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weight="bold" officeooo:rsid="03f7ff2f" officeooo:paragraph-rsid="03f7ff2f" style:font-weight-asian="bold" style:font-weight-complex="bold"/>
    </style:style>
    <style:style style:name="P18" style:family="paragraph" style:parent-style-name="Heading_20_3">
      <style:text-properties officeooo:paragraph-rsid="03f18c20"/>
    </style:style>
    <style:style style:name="P19" style:family="paragraph" style:parent-style-name="Text_20_body">
      <style:text-properties officeooo:rsid="03f916db" officeooo:paragraph-rsid="03facd6e"/>
    </style:style>
    <style:style style:name="P20" style:family="paragraph" style:parent-style-name="Text_20_body">
      <style:text-properties fo:font-weight="bold" officeooo:rsid="03f916db" officeooo:paragraph-rsid="03f916db" style:font-weight-asian="bold" style:font-weight-complex="bold"/>
    </style:style>
    <style:style style:name="P21" style:family="paragraph" style:parent-style-name="Text_20_body" style:list-style-name="L3">
      <style:text-properties fo:font-style="italic" fo:font-weight="normal" officeooo:rsid="03f916db" officeooo:paragraph-rsid="03f916db" style:font-style-asian="italic" style:font-weight-asian="normal" style:font-style-complex="italic" style:font-weight-complex="normal"/>
    </style:style>
    <style:style style:name="P22" style:family="paragraph" style:parent-style-name="Text_20_body" style:list-style-name="L3">
      <style:text-properties fo:font-style="italic" fo:font-weight="normal" officeooo:rsid="03f916db" officeooo:paragraph-rsid="03facd6e" style:font-style-asian="italic" style:font-weight-asian="normal" style:font-style-complex="italic" style:font-weight-complex="normal"/>
    </style:style>
    <style:style style:name="P23" style:family="paragraph" style:parent-style-name="Math" style:list-style-name="L3">
      <style:paragraph-properties fo:text-align="center" style:justify-single-word="false"/>
    </style:style>
    <style:style style:name="P24" style:family="paragraph" style:parent-style-name="Text_20_body" style:list-style-name="L3">
      <style:text-properties officeooo:rsid="03f916db" officeooo:paragraph-rsid="03f916db"/>
    </style:style>
    <style:style style:name="P25" style:family="paragraph" style:parent-style-name="Text_20_body">
      <style:text-properties fo:font-weight="bold" officeooo:rsid="03fa076f" officeooo:paragraph-rsid="03fa076f" style:font-weight-asian="bold" style:font-weight-complex="bold"/>
    </style:style>
    <style:style style:name="P26" style:family="paragraph" style:parent-style-name="Text_20_body">
      <style:text-properties fo:font-weight="bold" officeooo:rsid="04002126" officeooo:paragraph-rsid="04002126" style:font-weight-asian="bold" style:font-weight-complex="bold"/>
    </style:style>
    <style:style style:name="P27" style:family="paragraph" style:parent-style-name="Text_20_body" style:list-style-name="L4">
      <style:text-properties fo:font-style="italic" fo:font-weight="bold" officeooo:rsid="03faa5f2" officeooo:paragraph-rsid="03fb53d7" style:font-style-asian="italic" style:font-weight-asian="bold" style:font-style-complex="italic" style:font-weight-complex="bold"/>
    </style:style>
    <style:style style:name="P28" style:family="paragraph" style:parent-style-name="Text_20_body" style:list-style-name="L4">
      <style:text-properties fo:font-style="italic" fo:font-weight="bold" officeooo:rsid="03fbf4ea" officeooo:paragraph-rsid="03fe58ae" style:font-style-asian="italic" style:font-weight-asian="bold" style:font-style-complex="italic" style:font-weight-complex="bold"/>
    </style:style>
    <style:style style:name="P29" style:family="paragraph" style:parent-style-name="Math" style:list-style-name="L4">
      <style:paragraph-properties fo:text-align="center" style:justify-single-word="false"/>
    </style:style>
    <style:style style:name="P30" style:family="paragraph" style:parent-style-name="Text_20_body" style:list-style-name="L4">
      <style:text-properties officeooo:rsid="03fe58ae" officeooo:paragraph-rsid="03fe58ae"/>
    </style:style>
    <style:style style:name="P31" style:family="paragraph" style:parent-style-name="Text_20_body" style:list-style-name="L4">
      <style:text-properties fo:font-style="italic" officeooo:rsid="03fe58ae" officeooo:paragraph-rsid="03ff67e3" style:font-style-asian="italic" style:font-style-complex="italic"/>
    </style:style>
    <style:style style:name="P32" style:family="paragraph" style:parent-style-name="Text_20_body" style:list-style-name="L4">
      <style:text-properties officeooo:rsid="03ff67e3" officeooo:paragraph-rsid="03ff67e3"/>
    </style:style>
    <style:style style:name="P33" style:family="paragraph" style:parent-style-name="Text_20_body">
      <style:text-properties officeooo:rsid="04002126" officeooo:paragraph-rsid="04002126"/>
    </style:style>
    <style:style style:name="P34" style:family="paragraph" style:parent-style-name="Text_20_body" style:list-style-name="L5">
      <style:text-properties fo:font-style="italic" fo:font-weight="bold" officeooo:rsid="04002126" officeooo:paragraph-rsid="04002126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weight="bold" officeooo:rsid="0400e274" officeooo:paragraph-rsid="0400e274" style:font-weight-asian="bold" style:font-weight-complex="bold"/>
    </style:style>
    <style:style style:name="P36" style:family="paragraph" style:parent-style-name="Text_20_body">
      <style:text-properties fo:font-style="normal" fo:font-weight="bold" officeooo:rsid="0400e274" officeooo:paragraph-rsid="0400e274" style:font-style-asian="normal" style:font-weight-asian="bold" style:font-style-complex="normal" style:font-weight-complex="bold"/>
    </style:style>
    <style:style style:name="P37" style:family="paragraph" style:parent-style-name="Text_20_body" style:list-style-name="L6">
      <style:text-properties fo:font-style="italic" officeooo:rsid="0400e274" officeooo:paragraph-rsid="0400e274" style:font-style-asian="italic" style:font-style-complex="italic"/>
    </style:style>
    <style:style style:name="P38" style:family="paragraph" style:parent-style-name="Text_20_body" style:list-style-name="L7">
      <style:text-properties fo:font-style="italic" fo:font-weight="bold" officeooo:rsid="0400e274" officeooo:paragraph-rsid="0400e274" style:font-style-asian="italic" style:font-weight-asian="bold" style:font-style-complex="italic" style:font-weight-complex="bold"/>
    </style:style>
    <style:style style:name="P39" style:family="paragraph" style:parent-style-name="Text_20_body" style:list-style-name="L7">
      <style:text-properties fo:font-style="italic" fo:font-weight="bold" officeooo:rsid="04017590" officeooo:paragraph-rsid="04025ae4" style:font-style-asian="italic" style:font-weight-asian="bold" style:font-style-complex="italic" style:font-weight-complex="bold"/>
    </style:style>
    <style:style style:name="P40" style:family="paragraph" style:parent-style-name="Heading_20_3">
      <style:text-properties officeooo:paragraph-rsid="042ae22e"/>
    </style:style>
    <style:style style:name="P41" style:family="paragraph" style:parent-style-name="Text_20_body">
      <style:text-properties fo:font-weight="bold" officeooo:rsid="040300f3" officeooo:paragraph-rsid="040300f3" style:font-weight-asian="bold" style:font-weight-complex="bold"/>
    </style:style>
    <style:style style:name="P42" style:family="paragraph" style:parent-style-name="Text_20_body" style:list-style-name="L8">
      <style:text-properties fo:font-style="italic" officeooo:rsid="042b655f" officeooo:paragraph-rsid="042b655f" style:font-style-asian="italic" style:font-style-complex="italic"/>
    </style:style>
    <style:style style:name="P43" style:family="paragraph" style:parent-style-name="Text_20_body" style:list-style-name="L8">
      <style:text-properties officeooo:paragraph-rsid="040300f3"/>
    </style:style>
    <style:style style:name="P44" style:family="paragraph" style:parent-style-name="Text_20_body">
      <style:text-properties fo:font-weight="bold" officeooo:rsid="0406d4fd" officeooo:paragraph-rsid="0406d4fd" style:font-weight-asian="bold" style:font-weight-complex="bold"/>
    </style:style>
    <style:style style:name="P45" style:family="paragraph" style:parent-style-name="Text_20_body">
      <style:text-properties fo:font-weight="bold" officeooo:rsid="0406d4fd" officeooo:paragraph-rsid="042b655f" style:font-weight-asian="bold" style:font-weight-complex="bold"/>
    </style:style>
    <style:style style:name="P46" style:family="paragraph" style:parent-style-name="Text_20_body" style:list-style-name="L9">
      <style:text-properties fo:font-style="italic" fo:font-weight="normal" officeooo:rsid="042d0d74" officeooo:paragraph-rsid="042d0d74" style:font-style-asian="italic" style:font-weight-asian="normal" style:font-style-complex="italic" style:font-weight-complex="normal"/>
    </style:style>
    <style:style style:name="P47" style:family="paragraph" style:parent-style-name="Text_20_body" style:list-style-name="L9">
      <style:text-properties fo:font-weight="bold" officeooo:rsid="0406d4fd" officeooo:paragraph-rsid="042b655f" style:font-weight-asian="bold" style:font-weight-complex="bold"/>
    </style:style>
    <style:style style:name="P48" style:family="paragraph" style:parent-style-name="Text_20_body" style:list-style-name="L9">
      <style:text-properties fo:font-style="italic" fo:font-weight="bold" officeooo:rsid="042d0d74" officeooo:paragraph-rsid="042e6d45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fo:font-weight="bold" officeooo:rsid="0408bccb" officeooo:paragraph-rsid="0408bccb" style:font-weight-asian="bold" style:font-weight-complex="bold"/>
    </style:style>
    <style:style style:name="P50" style:family="paragraph" style:parent-style-name="Text_20_body" style:list-style-name="L10">
      <style:text-properties fo:font-weight="bold" officeooo:rsid="0408bccb" officeooo:paragraph-rsid="0408bccb" style:font-weight-asian="bold" style:font-weight-complex="bold"/>
    </style:style>
    <style:style style:name="P51" style:family="paragraph" style:parent-style-name="Text_20_body" style:list-style-name="L10">
      <style:text-properties fo:font-style="italic" fo:font-weight="bold" officeooo:rsid="042f00e8" officeooo:paragraph-rsid="042f00e8" style:font-style-asian="italic" style:font-weight-asian="bold" style:font-style-complex="italic" style:font-weight-complex="bold"/>
    </style:style>
    <style:style style:name="P52" style:family="paragraph" style:parent-style-name="Text_20_body" style:list-style-name="L11">
      <style:text-properties fo:font-weight="bold" officeooo:rsid="0408bccb" officeooo:paragraph-rsid="0408bccb" style:font-weight-asian="bold" style:font-weight-complex="bold"/>
    </style:style>
    <style:style style:name="P53" style:family="paragraph" style:parent-style-name="Text_20_body" style:list-style-name="L11">
      <style:text-properties fo:font-style="italic" fo:font-weight="bold" officeooo:rsid="042f00e8" officeooo:paragraph-rsid="042fd09b" style:font-style-asian="italic" style:font-weight-asian="bold" style:font-style-complex="italic" style:font-weight-complex="bold"/>
    </style:style>
    <style:style style:name="P54" style:family="paragraph" style:parent-style-name="Math" style:list-style-name="L11">
      <style:text-properties officeooo:paragraph-rsid="042fd09b"/>
    </style:style>
    <style:style style:name="P55" style:family="paragraph" style:parent-style-name="Text_20_body" style:list-style-name="L11">
      <style:text-properties officeooo:paragraph-rsid="042fd09b"/>
    </style:style>
    <style:style style:name="P56" style:family="paragraph" style:parent-style-name="Math" style:list-style-name="L11"/>
    <style:style style:name="P57" style:family="paragraph" style:parent-style-name="Text_20_body" style:list-style-name="L11">
      <style:text-properties officeooo:rsid="042fd09b" officeooo:paragraph-rsid="042fd09b"/>
    </style:style>
    <style:style style:name="P58" style:family="paragraph" style:parent-style-name="Text_20_body" style:list-style-name="L11">
      <style:text-properties fo:font-style="italic" officeooo:rsid="042fd09b" officeooo:paragraph-rsid="043e1580" style:font-style-asian="italic" style:font-style-complex="italic"/>
    </style:style>
    <style:style style:name="P59" style:family="paragraph" style:parent-style-name="Math" style:list-style-name="L11">
      <style:text-properties officeooo:paragraph-rsid="043e1580"/>
    </style:style>
    <style:style style:name="P60" style:family="paragraph" style:parent-style-name="Text_20_body" style:list-style-name="L11"/>
    <style:style style:name="P61" style:family="paragraph" style:parent-style-name="Text_20_body">
      <style:text-properties fo:font-weight="bold" officeooo:rsid="0408c14b" officeooo:paragraph-rsid="0408f438" style:font-weight-asian="bold" style:font-weight-complex="bold"/>
    </style:style>
    <style:style style:name="P62" style:family="paragraph" style:parent-style-name="Text_20_body">
      <style:text-properties fo:font-weight="bold" officeooo:rsid="0408f438" officeooo:paragraph-rsid="0408f438" style:font-weight-asian="bold" style:font-weight-complex="bold"/>
    </style:style>
    <style:style style:name="P63" style:family="paragraph" style:parent-style-name="Text_20_body">
      <style:text-properties officeooo:rsid="0408f438" officeooo:paragraph-rsid="0408f438"/>
    </style:style>
    <style:style style:name="P64" style:family="paragraph" style:parent-style-name="Text_20_body">
      <style:text-properties fo:font-style="italic" fo:font-weight="normal" officeooo:rsid="0408f438" officeooo:paragraph-rsid="0409e740" style:font-style-asian="italic" style:font-weight-asian="normal" style:font-style-complex="italic" style:font-weight-complex="normal"/>
    </style:style>
    <style:style style:name="P65" style:family="paragraph" style:parent-style-name="Text_20_body">
      <style:text-properties fo:font-style="italic" fo:font-weight="normal" officeooo:rsid="0409e740" officeooo:paragraph-rsid="040b377c" style:font-style-asian="italic" style:font-weight-asian="normal" style:font-style-complex="italic" style:font-weight-complex="normal"/>
    </style:style>
    <style:style style:name="P66" style:family="paragraph" style:parent-style-name="Text_20_body">
      <style:text-properties fo:font-weight="bold" officeooo:rsid="040cceb5" officeooo:paragraph-rsid="040dcc56" style:font-weight-asian="bold" style:font-weight-complex="bold"/>
    </style:style>
    <style:style style:name="P67" style:family="paragraph" style:parent-style-name="Text_20_body">
      <style:text-properties fo:font-weight="bold" officeooo:rsid="040dcc56" officeooo:paragraph-rsid="040ed120" style:font-weight-asian="bold" style:font-weight-complex="bold"/>
    </style:style>
    <style:style style:name="P68" style:family="paragraph" style:parent-style-name="Text_20_body">
      <style:text-properties officeooo:rsid="040dcc56" officeooo:paragraph-rsid="040dcc56"/>
    </style:style>
    <style:style style:name="P69" style:family="paragraph" style:parent-style-name="Text_20_body">
      <style:text-properties fo:font-weight="bold" officeooo:rsid="040fb605" officeooo:paragraph-rsid="040fb605" style:font-weight-asian="bold" style:font-weight-complex="bold"/>
    </style:style>
    <style:style style:name="P70" style:family="paragraph" style:parent-style-name="Text_20_body">
      <style:text-properties fo:font-weight="bold" officeooo:rsid="040fb605" officeooo:paragraph-rsid="04101f83" style:font-weight-asian="bold" style:font-weight-complex="bold"/>
    </style:style>
    <style:style style:name="P71" style:family="paragraph" style:parent-style-name="Text_20_body">
      <style:text-properties officeooo:rsid="04101f83" officeooo:paragraph-rsid="04101f83"/>
    </style:style>
    <style:style style:name="P72" style:family="paragraph" style:parent-style-name="Text_20_body">
      <style:text-properties fo:font-weight="bold" officeooo:rsid="0411644d" officeooo:paragraph-rsid="0411644d" style:font-weight-asian="bold" style:font-weight-complex="bold"/>
    </style:style>
    <style:style style:name="P73" style:family="paragraph" style:parent-style-name="Text_20_body">
      <style:text-properties officeooo:rsid="041233cc" officeooo:paragraph-rsid="041362ec"/>
    </style:style>
    <style:style style:name="P74" style:family="paragraph" style:parent-style-name="Text_20_body">
      <style:text-properties fo:font-weight="bold" officeooo:rsid="041362ec" officeooo:paragraph-rsid="041362ec" style:font-weight-asian="bold" style:font-weight-complex="bold"/>
    </style:style>
    <style:style style:name="P75" style:family="paragraph" style:parent-style-name="Text_20_body" style:list-style-name="L12"/>
    <style:style style:name="P76" style:family="paragraph" style:parent-style-name="Text_20_body" style:list-style-name="L12">
      <style:text-properties officeooo:rsid="041362ec" officeooo:paragraph-rsid="0413981e"/>
    </style:style>
    <style:style style:name="P77" style:family="paragraph" style:parent-style-name="Text_20_body" style:list-style-name="L12">
      <style:text-properties officeooo:paragraph-rsid="041536c3"/>
    </style:style>
    <style:style style:name="P78" style:family="paragraph" style:parent-style-name="Text_20_body">
      <style:text-properties fo:font-weight="bold" officeooo:rsid="0418dcdd" officeooo:paragraph-rsid="041abc79" style:font-weight-asian="bold" style:font-weight-complex="bold"/>
    </style:style>
    <style:style style:name="P79" style:family="paragraph" style:parent-style-name="Text_20_body">
      <style:text-properties fo:font-weight="bold" officeooo:rsid="041abc79" officeooo:paragraph-rsid="041abc79" style:font-weight-asian="bold" style:font-weight-complex="bold"/>
    </style:style>
    <style:style style:name="P80" style:family="paragraph" style:parent-style-name="Text_20_body" style:list-style-name="L13">
      <style:text-properties fo:font-weight="bold" officeooo:rsid="041abc79" officeooo:paragraph-rsid="041abc79" style:font-weight-asian="bold" style:font-weight-complex="bold"/>
    </style:style>
    <style:style style:name="P81" style:family="paragraph" style:parent-style-name="Text_20_body" style:list-style-name="L14">
      <style:paragraph-properties fo:text-align="justify" style:justify-single-word="false"/>
      <style:text-properties officeooo:paragraph-rsid="041abc79"/>
    </style:style>
    <style:style style:name="P82" style:family="paragraph" style:parent-style-name="Text_20_body">
      <style:text-properties fo:font-weight="bold" officeooo:rsid="041abc79" officeooo:paragraph-rsid="043e1c39" style:font-weight-asian="bold" style:font-weight-complex="bold"/>
    </style:style>
    <style:style style:name="P83" style:family="paragraph" style:parent-style-name="Text_20_body" style:list-style-name="L15">
      <style:text-properties fo:font-weight="bold" officeooo:rsid="041abc79" officeooo:paragraph-rsid="043e1c39" style:font-weight-asian="bold" style:font-weight-complex="bold"/>
    </style:style>
    <style:style style:name="P84" style:family="paragraph" style:parent-style-name="Text_20_body" style:list-style-name="L15">
      <style:text-properties fo:font-weight="bold" officeooo:rsid="043e1c39" officeooo:paragraph-rsid="043e1c39" style:font-weight-asian="bold" style:font-weight-complex="bold"/>
    </style:style>
    <style:style style:name="P85" style:family="paragraph" style:parent-style-name="Text_20_body">
      <style:text-properties fo:font-weight="bold" officeooo:rsid="041b63c0" officeooo:paragraph-rsid="041b63c0" style:font-weight-asian="bold" style:font-weight-complex="bold"/>
    </style:style>
    <style:style style:name="P86" style:family="paragraph" style:parent-style-name="Text_20_body">
      <style:text-properties fo:font-weight="normal" officeooo:rsid="041b63c0" officeooo:paragraph-rsid="041b63c0" style:font-weight-asian="normal" style:font-weight-complex="normal"/>
    </style:style>
    <style:style style:name="P87" style:family="paragraph" style:parent-style-name="Text_20_body">
      <style:text-properties fo:font-weight="bold" officeooo:rsid="041e3a80" officeooo:paragraph-rsid="041e3a80" style:font-weight-asian="bold" style:font-weight-complex="bold"/>
    </style:style>
    <style:style style:name="P88" style:family="paragraph" style:parent-style-name="Text_20_body" style:list-style-name="L16">
      <style:paragraph-properties fo:text-align="justify" style:justify-single-word="false"/>
      <style:text-properties officeooo:paragraph-rsid="041e3a80"/>
    </style:style>
    <style:style style:name="P89" style:family="paragraph" style:parent-style-name="Text_20_body" style:list-style-name="L16">
      <style:paragraph-properties fo:text-align="justify" style:justify-single-word="false"/>
      <style:text-properties officeooo:paragraph-rsid="0438e845"/>
    </style:style>
    <style:style style:name="P90" style:family="paragraph" style:parent-style-name="Text_20_body" style:list-style-name="L16">
      <style:paragraph-properties fo:text-align="justify" style:justify-single-word="false"/>
      <style:text-properties officeooo:rsid="0438e845" officeooo:paragraph-rsid="0438e845"/>
    </style:style>
    <style:style style:name="P91" style:family="paragraph" style:parent-style-name="Text_20_body" style:list-style-name="L16">
      <style:paragraph-properties fo:text-align="justify" style:justify-single-word="false"/>
      <style:text-properties officeooo:rsid="0438e845" officeooo:paragraph-rsid="043abcb8"/>
    </style:style>
    <style:style style:name="P92" style:family="paragraph" style:parent-style-name="Text_20_body" style:list-style-name="L16">
      <style:paragraph-properties fo:text-align="justify" style:justify-single-word="false"/>
    </style:style>
    <style:style style:name="P93" style:family="paragraph" style:parent-style-name="Text_20_body" style:list-style-name="L16">
      <style:paragraph-properties fo:text-align="justify" style:justify-single-word="false"/>
      <style:text-properties officeooo:paragraph-rsid="043e1580"/>
    </style:style>
    <style:style style:name="P94" style:family="paragraph" style:parent-style-name="Text_20_body" style:list-style-name="L16">
      <style:text-properties officeooo:paragraph-rsid="043e1580"/>
    </style:style>
    <style:style style:name="P95" style:family="paragraph" style:parent-style-name="Text_20_body" style:list-style-name="L16">
      <style:text-properties officeooo:rsid="043e1580" officeooo:paragraph-rsid="043e1580"/>
    </style:style>
    <style:style style:name="P96" style:family="paragraph" style:parent-style-name="Text_20_body">
      <style:text-properties fo:font-weight="bold" officeooo:rsid="041f41ea" officeooo:paragraph-rsid="041f41ea" style:font-weight-asian="bold" style:font-weight-complex="bold"/>
    </style:style>
    <style:style style:name="P97" style:family="paragraph" style:parent-style-name="Text_20_body" style:list-style-name="L17">
      <style:paragraph-properties fo:text-align="justify" style:justify-single-word="false"/>
      <style:text-properties officeooo:paragraph-rsid="041fae12"/>
    </style:style>
    <style:style style:name="P98" style:family="paragraph" style:parent-style-name="Text_20_body" style:list-style-name="L17">
      <style:paragraph-properties fo:text-align="justify" style:justify-single-word="false"/>
      <style:text-properties officeooo:rsid="041fae12" officeooo:paragraph-rsid="041fae12"/>
    </style:style>
    <style:style style:name="P99" style:family="paragraph" style:parent-style-name="Text_20_body" style:list-style-name="L17">
      <style:paragraph-properties fo:text-align="justify" style:justify-single-word="false"/>
      <style:text-properties officeooo:paragraph-rsid="041f41ea"/>
    </style:style>
    <style:style style:name="P100" style:family="paragraph" style:parent-style-name="Math" style:list-style-name="L17">
      <style:paragraph-properties fo:text-align="center" style:justify-single-word="false"/>
      <style:text-properties officeooo:paragraph-rsid="041f41ea"/>
    </style:style>
    <style:style style:name="P101" style:family="paragraph" style:parent-style-name="Text_20_body" style:list-style-name="L17">
      <style:text-properties officeooo:paragraph-rsid="041f41ea"/>
    </style:style>
    <style:style style:name="P102" style:family="paragraph" style:parent-style-name="Text_20_body">
      <style:text-properties fo:font-weight="bold" officeooo:rsid="0421d3fc" officeooo:paragraph-rsid="0421d3fc" style:font-weight-asian="bold" style:font-weight-complex="bold"/>
    </style:style>
    <style:style style:name="P103" style:family="paragraph" style:parent-style-name="Text_20_body" style:list-style-name="L18">
      <style:paragraph-properties fo:text-align="justify" style:justify-single-word="false"/>
      <style:text-properties fo:font-weight="bold" officeooo:rsid="0421d3fc" officeooo:paragraph-rsid="0421d3fc" style:font-weight-asian="bold" style:font-weight-complex="bold"/>
    </style:style>
    <style:style style:name="P104" style:family="paragraph" style:parent-style-name="Text_20_body">
      <style:paragraph-properties fo:text-align="justify" style:justify-single-word="false"/>
      <style:text-properties fo:font-weight="bold" officeooo:rsid="0421d3fc" officeooo:paragraph-rsid="0421d3fc" style:font-weight-asian="bold" style:font-weight-complex="bold"/>
    </style:style>
    <style:style style:name="P105" style:family="paragraph" style:parent-style-name="Text_20_body">
      <style:text-properties fo:font-weight="bold" officeooo:rsid="0424ba56" officeooo:paragraph-rsid="0424ba56" style:font-weight-asian="bold" style:font-weight-complex="bold"/>
    </style:style>
    <style:style style:name="P106" style:family="paragraph" style:parent-style-name="Text_20_body">
      <style:text-properties fo:font-weight="bold" officeooo:rsid="04230035" officeooo:paragraph-rsid="0424ba56" style:font-weight-asian="bold" style:font-weight-complex="bold"/>
    </style:style>
    <style:style style:name="P107" style:family="paragraph" style:parent-style-name="Text_20_body" style:list-style-name="L19">
      <style:paragraph-properties fo:text-align="end" style:justify-single-word="false"/>
      <style:text-properties officeooo:paragraph-rsid="0424ba56"/>
    </style:style>
    <style:style style:name="P108" style:family="paragraph" style:parent-style-name="Text_20_body" style:list-style-name="L19">
      <style:paragraph-properties fo:text-align="end" style:justify-single-word="false"/>
      <style:text-properties officeooo:paragraph-rsid="0428a462"/>
    </style:style>
    <style:style style:name="P109" style:family="paragraph" style:parent-style-name="Standard" style:list-style-name="L19">
      <style:paragraph-properties fo:text-align="end" style:justify-single-word="false"/>
      <style:text-properties officeooo:paragraph-rsid="042a1f0c"/>
    </style:style>
    <style:style style:name="P110" style:family="paragraph" style:parent-style-name="Standard">
      <style:paragraph-properties fo:text-align="start" style:justify-single-word="false" style:writing-mode="lr-tb"/>
      <style:text-properties officeooo:paragraph-rsid="042a1f0c"/>
    </style:style>
    <style:style style:name="P111" style:family="paragraph" style:parent-style-name="Text_20_body">
      <style:text-properties fo:font-weight="bold" officeooo:rsid="04324c5d" officeooo:paragraph-rsid="04324c5d" style:font-weight-asian="bold" style:font-weight-complex="bold"/>
    </style:style>
    <style:style style:name="P112" style:family="paragraph" style:parent-style-name="Text_20_body">
      <style:text-properties fo:font-weight="normal" officeooo:rsid="04324c5d" officeooo:paragraph-rsid="04324c5d" style:font-weight-asian="normal" style:font-weight-complex="normal"/>
    </style:style>
    <style:style style:name="P113" style:family="paragraph" style:parent-style-name="Text_20_body">
      <style:text-properties fo:font-style="italic" fo:font-weight="bold" officeooo:rsid="04333f6d" officeooo:paragraph-rsid="04333f6d" style:font-style-asian="italic" style:font-weight-asian="bold" style:font-style-complex="italic" style:font-weight-complex="bold"/>
    </style:style>
    <style:style style:name="P114" style:family="paragraph" style:parent-style-name="Text_20_body">
      <style:text-properties officeooo:rsid="04333f6d" officeooo:paragraph-rsid="04333f6d"/>
    </style:style>
    <style:style style:name="P115" style:family="paragraph" style:parent-style-name="Text_20_body">
      <style:paragraph-properties fo:text-align="center" style:justify-single-word="false" fo:break-before="page" style:writing-mode="rl-tb"/>
      <style:text-properties fo:font-weight="bold" officeooo:rsid="0434e152" officeooo:paragraph-rsid="0434e152" style:font-weight-asian="bold" style:font-weight-complex="bold"/>
    </style:style>
    <style:style style:name="T1" style:family="text">
      <style:text-properties officeooo:rsid="03f18c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441dc9f" style:font-weight-asian="normal" style:font-weight-complex="normal"/>
    </style:style>
    <style:style style:name="T5" style:family="text">
      <style:text-properties officeooo:rsid="03f20150"/>
    </style:style>
    <style:style style:name="T6" style:family="text">
      <style:text-properties fo:font-weight="normal" officeooo:rsid="03f4097e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3fb53d7" style:font-style-asian="normal" style:font-weight-asian="normal" style:font-style-complex="normal" style:font-weight-complex="normal"/>
    </style:style>
    <style:style style:name="T10" style:family="text">
      <style:text-properties fo:font-weight="normal" officeooo:rsid="03fb53d7" style:font-weight-asian="normal" style:font-weight-complex="normal"/>
    </style:style>
    <style:style style:name="T11" style:family="text">
      <style:text-properties fo:font-style="normal" fo:font-weight="normal" officeooo:rsid="03fe58ae" style:font-style-asian="normal" style:font-weight-asian="normal" style:font-style-complex="normal" style:font-weight-complex="normal"/>
    </style:style>
    <style:style style:name="T12" style:family="text">
      <style:text-properties fo:font-style="normal" officeooo:rsid="03ff67e3" style:font-style-asian="normal" style:font-style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4025ae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40300f3" style:font-style-asian="normal" style:font-weight-asian="normal" style:font-style-complex="normal" style:font-weight-complex="normal"/>
    </style:style>
    <style:style style:name="T17" style:family="text">
      <style:text-properties fo:color="#ff4000" loext:opacity="100%" fo:font-style="normal" style:font-style-asian="normal" style:font-style-complex="normal"/>
    </style:style>
    <style:style style:name="T18" style:family="text">
      <style:text-properties fo:color="#c9211e" loext:opacity="100%" fo:font-style="normal" style:font-style-asian="normal" style:font-style-complex="normal"/>
    </style:style>
    <style:style style:name="T19" style:family="text">
      <style:text-properties fo:color="#00a933" loext:opacity="100%" fo:font-style="normal" style:font-style-asian="normal" style:font-style-complex="normal"/>
    </style:style>
    <style:style style:name="T20" style:family="text">
      <style:text-properties fo:font-style="italic" officeooo:rsid="040300f3" style:font-style-asian="italic" style:font-style-complex="italic"/>
    </style:style>
    <style:style style:name="T21" style:family="text">
      <style:text-properties officeooo:rsid="040300f3"/>
    </style:style>
    <style:style style:name="T22" style:family="text">
      <style:text-properties fo:color="#ff0000" loext:opacity="100%" officeooo:rsid="042b655f"/>
    </style:style>
    <style:style style:name="T23" style:family="text">
      <style:text-properties officeooo:rsid="042b655f"/>
    </style:style>
    <style:style style:name="T24" style:family="text">
      <style:text-properties fo:font-style="italic" fo:font-weight="normal" officeooo:rsid="0408bcc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ff0000" loext:opacity="100%" fo:font-style="normal" fo:font-weight="normal" officeooo:rsid="042f00e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42f00e8" style:font-style-asian="normal" style:font-weight-asian="normal" style:font-style-complex="normal" style:font-weight-complex="normal"/>
    </style:style>
    <style:style style:name="T28" style:family="text">
      <style:text-properties fo:font-weight="normal" officeooo:rsid="042f00e8" style:font-weight-asian="normal" style:font-weight-complex="normal"/>
    </style:style>
    <style:style style:name="T29" style:family="text">
      <style:text-properties fo:color="#00a933" loext:opacity="100%" fo:font-style="normal" fo:font-weight="normal" officeooo:rsid="042f00e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42e6d45" style:font-style-asian="normal" style:font-weight-asian="normal" style:font-style-complex="normal" style:font-weight-complex="normal"/>
    </style:style>
    <style:style style:name="T31" style:family="text">
      <style:text-properties fo:color="#c9211e" loext:opacity="100%" fo:font-weight="normal" style:font-weight-asian="normal" style:font-weight-complex="normal"/>
    </style:style>
    <style:style style:name="T32" style:family="text">
      <style:text-properties fo:color="#00a933" loext:opacity="100%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ff0000" loext:opacity="100%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c9211e" loext:opacity="100%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ff0000" loext:opacity="100%" fo:font-style="normal" fo:font-weight="normal" officeooo:rsid="042fd09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42fd09b" style:font-style-asian="normal" style:font-weight-asian="normal" style:font-style-complex="normal" style:font-weight-complex="normal"/>
    </style:style>
    <style:style style:name="T37" style:family="text">
      <style:text-properties officeooo:rsid="042fd09b"/>
    </style:style>
    <style:style style:name="T38" style:family="text">
      <style:text-properties officeooo:rsid="0431343b"/>
    </style:style>
    <style:style style:name="T39" style:family="text">
      <style:text-properties fo:color="#c9211e" loext:opacity="100%"/>
    </style:style>
    <style:style style:name="T40" style:family="text">
      <style:text-properties fo:font-style="normal" officeooo:rsid="043e1c39" style:font-style-asian="normal" style:font-style-complex="normal"/>
    </style:style>
    <style:style style:name="T41" style:family="text">
      <style:text-properties officeooo:rsid="042ae22e"/>
    </style:style>
    <style:style style:name="T42" style:family="text">
      <style:text-properties fo:font-style="normal" officeooo:rsid="0409e740" style:font-style-asian="normal" style:font-style-complex="normal"/>
    </style:style>
    <style:style style:name="T43" style:family="text">
      <style:text-properties fo:font-style="normal" officeooo:rsid="040b377c" style:font-style-asian="normal" style:font-style-complex="normal"/>
    </style:style>
    <style:style style:name="T44" style:family="text">
      <style:text-properties fo:font-weight="normal" officeooo:rsid="040dcc56" style:font-weight-asian="normal" style:font-weight-complex="normal"/>
    </style:style>
    <style:style style:name="T45" style:family="text">
      <style:text-properties officeooo:rsid="040ed120"/>
    </style:style>
    <style:style style:name="T46" style:family="text">
      <style:text-properties fo:font-weight="normal" officeooo:rsid="04101f83" style:font-weight-asian="normal" style:font-weight-complex="normal"/>
    </style:style>
    <style:style style:name="T47" style:family="text">
      <style:text-properties fo:font-weight="bold" officeooo:rsid="041362ec" style:font-weight-asian="bold" style:font-weight-complex="bold"/>
    </style:style>
    <style:style style:name="T48" style:family="text">
      <style:text-properties fo:font-weight="normal" officeooo:rsid="041362ec" style:font-weight-asian="normal" style:font-weight-complex="normal"/>
    </style:style>
    <style:style style:name="T49" style:family="text">
      <style:text-properties officeooo:rsid="041233cc"/>
    </style:style>
    <style:style style:name="T50" style:family="text">
      <style:text-properties fo:color="#c9211e" loext:opacity="100%" officeooo:rsid="041233cc"/>
    </style:style>
    <style:style style:name="T51" style:family="text">
      <style:text-properties officeooo:rsid="041362ec"/>
    </style:style>
    <style:style style:name="T52" style:family="text">
      <style:text-properties officeooo:rsid="0413981e"/>
    </style:style>
    <style:style style:name="T53" style:family="text">
      <style:text-properties officeooo:rsid="041536c3"/>
    </style:style>
    <style:style style:name="T54" style:family="text">
      <style:text-properties fo:font-weight="normal" officeooo:rsid="041abc79" style:font-weight-asian="normal" style:font-weight-complex="normal"/>
    </style:style>
    <style:style style:name="T55" style:family="text">
      <style:text-properties officeooo:rsid="041abc79"/>
    </style:style>
    <style:style style:name="T56" style:family="text">
      <style:text-properties fo:font-weight="normal" officeooo:rsid="043e1c39" style:font-weight-asian="normal" style:font-weight-complex="normal"/>
    </style:style>
    <style:style style:name="T57" style:family="text">
      <style:text-properties fo:font-weight="normal" officeooo:rsid="041b63c0" style:font-weight-asian="normal" style:font-weight-complex="normal"/>
    </style:style>
    <style:style style:name="T58" style:family="text">
      <style:text-properties fo:font-weight="normal" officeooo:rsid="041e3a80" style:font-weight-asian="normal" style:font-weight-complex="normal"/>
    </style:style>
    <style:style style:name="T59" style:family="text">
      <style:text-properties fo:font-weight="normal" officeooo:rsid="0438e845" style:font-weight-asian="normal" style:font-weight-complex="normal"/>
    </style:style>
    <style:style style:name="T60" style:family="text">
      <style:text-properties fo:font-weight="normal" officeooo:rsid="043abcb8" style:font-weight-asian="normal" style:font-weight-complex="normal"/>
    </style:style>
    <style:style style:name="T61" style:family="text">
      <style:text-properties fo:font-weight="normal" officeooo:rsid="043c94b1" style:font-weight-asian="normal" style:font-weight-complex="normal"/>
    </style:style>
    <style:style style:name="T62" style:family="text">
      <style:text-properties fo:font-weight="normal" officeooo:rsid="043e1580" style:font-weight-asian="normal" style:font-weight-complex="normal"/>
    </style:style>
    <style:style style:name="T63" style:family="text">
      <style:text-properties fo:font-weight="normal" officeooo:rsid="041fae12" style:font-weight-asian="normal" style:font-weight-complex="normal"/>
    </style:style>
    <style:style style:name="T64" style:family="text">
      <style:text-properties fo:font-weight="normal" officeooo:rsid="041f41ea" style:font-weight-asian="normal" style:font-weight-complex="normal"/>
    </style:style>
    <style:style style:name="T65" style:family="text">
      <style:text-properties officeooo:rsid="041f41ea"/>
    </style:style>
    <style:style style:name="T66" style:family="text">
      <style:text-properties fo:font-weight="normal" officeooo:rsid="0424ba56" style:font-weight-asian="normal" style:font-weight-complex="normal"/>
    </style:style>
    <style:style style:name="T67" style:family="text">
      <style:text-properties fo:font-weight="normal" officeooo:rsid="0426b691" style:font-weight-asian="normal" style:font-weight-complex="normal"/>
    </style:style>
    <style:style style:name="T68" style:family="text">
      <style:text-properties fo:font-weight="normal" officeooo:rsid="0428a462" style:font-weight-asian="normal" style:font-weight-complex="normal"/>
    </style:style>
    <style:style style:name="T69" style:family="text">
      <style:text-properties fo:font-weight="normal" officeooo:rsid="042a1f0c" style:font-weight-asian="normal" style:font-weight-complex="normal"/>
    </style:style>
    <style:style style:name="T70" style:family="text">
      <style:text-properties officeooo:rsid="04333f6d"/>
    </style:style>
    <style:style style:name="T71" style:family="text">
      <style:text-properties fo:font-weight="normal" officeooo:rsid="04333f6d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Title">מתמטיקה בדידה <text:span text:style-name="T1">– תרגיל בית 10 – שחר פרץ</text:span></text:p>
      <text:h text:style-name="Heading_20_1" text:outline-level="1">מידע כללי</text:h>
      <text:section text:style-name="Sect1" text:name="Section1">
        <text:p text:style-name="P1"><text:span text:style-name="T2">ניתן בתאריך:</text:span><text:line-break/><text:span text:style-name="T3">17.1.2024</text:span></text:p>
        <text:p text:style-name="P1"><text:span text:style-name="T2">תאריך אחרון להגשה:</text:span><text:line-break/><text:span text:style-name="T3">23.1.2024</text:span></text:p>
        <text:p text:style-name="P1"><text:span text:style-name="T2">מאת:</text:span><text:line-break/><text:span text:style-name="T3">שחר פרץ</text:span></text:p>
        <text:p text:style-name="P1"><text:span text:style-name="T2">ת.ז.:</text:span><text:line-break/><text:span text:style-name="T4">תחפשו בקומיטים הקודמים</text:span></text:p>
      </text:section>
      <text:h text:style-name="P2" text:outline-level="1">תרגיל בית 10 – <text:span text:style-name="T5">מבוא ל</text:span>יחסי שקילות</text:h>
      <text:h text:style-name="P3" text:outline-level="2">שאלה 1</text:h>
      <text:h text:style-name="Heading_20_3" text:outline-level="3">סעיף (א)</text:h>
      <text:p text:style-name="P4">נתון: <text:span text:style-name="T3"><draw:g text:anchor-type="as-char" svg:y="-0.1063in" draw:z-index="0" draw:name="Shape1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1083in" draw:z-index="1" draw:name="Shape2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4">צ.ל.: <text:span text:style-name="T3"><draw:g text:anchor-type="as-char" svg:y="-0.1063in" draw:z-index="2" draw:name="Shape3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רפלקסיבי אמ"מ </text:span><text:span text:style-name="T3"><draw:g text:anchor-type="as-char" svg:y="-0.1047in" draw:z-index="3" draw:name="Shape4" draw:style-name="gr1"><svg:title>TexMaths</svg:title><svg:desc>11§display§id_A \subseteq R§svg§600§FALSE§</svg:desc><draw:path draw:style-name="gr2" draw:text-style-name="P5" svg:width="0.5319in" svg:height="0.1118in" svg:x="0.0031in" svg:y="0.0079in" svg:viewBox="0 0 1352 285" svg:d="M676 285c-225 0-451 0-676 0 0-94 0-190 0-285 451 0 901 0 1352 0 0 95 0 191 0 285-226 0-451 0-676 0z"><text:p/></draw:path><draw:path draw:style-name="gr3" draw:text-style-name="P6" svg:width="0.0398in" svg:height="0.1012in" svg:x="-0.0004in" svg:y="0.0051in" svg:viewBox="0 0 102 258" svg:d="M99 13c0-7-6-13-14-13-11 0-21 10-21 20 0 8 5 14 14 14s21-9 21-21zM69 159c5-11 5-12 9-22 3-8 6-14 6-21 0-18-14-32-32-32-37 0-52 56-52 59 0 5 4 5 5 5 4 0 4-1 6-7 11-36 26-48 40-48 2 0 8 0 8 12 0 8-2 16-3 21-3 10-21 52-27 69-4 10-9 23-9 31 0 19 13 32 32 32 36 0 50-56 50-60 0-3-3-3-4-3-5 0-5 1-6 7-7 24-19 47-39 47-7 0-10-3-10-12 0-10 2-16 12-39 4-13 10-26 14-39z"><text:p/></draw:path><draw:path draw:style-name="gr3" draw:text-style-name="P6" svg:width="0.072in" svg:height="0.1063in" svg:x="0.0539in" svg:y="0in" svg:viewBox="0 0 184 271" svg:d="M184 4c-1-1 0-4-5-4-6 0-43 3-49 4-4 0-6 3-6 8s4 5 10 5c19 0 19 2 19 6 0 2-1 6-1 8-8 30-16 60-23 91-7-14-18-25-36-25-45 0-93 57-93 112 0 37 22 62 52 62 7 0 26-1 50-29 2 17 17 29 34 29 15 0 23-9 29-21 7-14 12-37 12-38 0-4-3-4-4-4-5 0-5 1-6 7-6 25-13 47-30 47-9 0-11-10-11-17 0-9 0-13 3-19 18-74 36-148 55-222zM103 221c-1 7-1 8-7 15-17 21-33 26-43 26-20 0-26-21-26-36 0-19 13-65 21-83 12-23 30-37 45-37 26 0 31 32 31 34s-1 4-1 7c-6 25-13 49-20 74z"><text:p/></draw:path><draw:path draw:style-name="gr3" draw:text-style-name="P6" svg:width="0.0795in" svg:height="0.0752in" svg:x="0.1331in" svg:y="0.0524in" svg:viewBox="0 0 203 192" svg:d="M41 160c-10 15-19 21-34 22-4 0-7 0-7 5 0 4 2 5 3 5 8 0 17-1 23-1 9 0 20 1 29 1 1 0 5 0 5-7 0-3-3-3-4-3-2 0-12-1-12-7 0-3 2-8 3-11 8-11 15-22 22-33 26 0 52 0 77 0 2 14 5 30 7 45-1 1-2 6-19 6-3 0-6 0-6 5 0 1 1 5 4 5 8 0 26-1 35-1 5 0 11 0 16 0 4 0 11 1 15 1 3 0 5-2 5-6s-3-4-7-4c-16 0-17-2-17-8-7-56-16-111-24-166-1-6-1-8-7-8-5 0-6 2-8 7-33 50-66 101-99 153zM76 121c19-30 38-59 57-88 4 29 8 58 12 88-23 0-46 0-69 0z"><text:p/></draw:path><draw:path draw:style-name="gr3" draw:text-style-name="P6" svg:width="0.0925in" svg:height="0.1161in" svg:x="0.2803in" svg:y="0.0091in" svg:viewBox="0 0 236 296" svg:d="M222 15c7 0 14 0 14-7 0-8-7-8-14-8-34 0-69 0-103 0-66 0-119 50-119 111 0 62 54 110 119 110 34 0 69 0 103 0 7 0 14 0 14-7 0-8-7-8-14-8-34 0-68 0-102 0-62 0-105-44-105-95 0-53 44-96 105-96 34 0 68 0 102 0zM22 281c-7 0-14 0-14 8 0 7 7 7 14 7 67 0 133 0 200 0 7 0 14 0 14-7 0-8-7-8-14-8-67 0-133 0-200 0z"><text:p/></draw:path><draw:path draw:style-name="gr3" draw:text-style-name="P6" svg:width="0.1083in" svg:height="0.1063in" svg:x="0.4343in" svg:y="0.002in" svg:viewBox="0 0 276 271" svg:d="M129 26c2-8 4-13 11-14 3 0 16 0 24 0 27 0 70 0 70 39 0 12-6 39-22 54-10 10-31 23-65 23-14 0-28 0-43 0 8-34 17-69 25-102zM185 132c38-9 84-35 84-74 0-34-34-58-84-58-37 0-74 0-110 0-9 0-12 0-12 8 0 4 3 4 11 4 1 0 8 0 15 1 7 0 10 1 10 6 0 2 0 3-1 7-18 69-34 138-52 206-4 16-5 18-35 18-8 0-11 0-11 8 0 4 4 4 5 4 11 0 38-1 49-1s38 1 49 1c4 0 8 0 8-7 0-5-3-5-11-5-14 0-25 0-25-7 0-2 1-4 1-6 9-34 16-67 25-101 16 0 31 0 46 0 36 0 42 22 42 35 0 5-2 16-4 25-4 11-7 25-7 33 0 42 46 42 52 42 32 0 46-39 46-44 0-6-3-3-4-6-5 0-5 4-6 6-10 29-26 35-35 35-13 0-15-7-15-23 0-12 2-32 4-44 0-5 1-13 1-18 0-28-26-40-36-45z"><text:p/></draw:path></draw:g></text:span></text:p>
      <text:p text:style-name="P4">הוכחה: <text:span text:style-name="T3">יהי </text:span><text:span text:style-name="T3"><draw:g text:anchor-type="as-char" svg:y="-0.1063in" draw:z-index="4" draw:name="Shape5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1083in" draw:z-index="5" draw:name="Shape6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</text:span><text:span text:style-name="T6">נוכיח באמצעות מעברים שקולים: </text:span></text:p>
      <text:p text:style-name="P7"><draw:g text:anchor-type="as-char" svg:y="-0.4307in" draw:z-index="6" draw:name="Shape7" draw:style-name="gr1"><svg:title>TexMaths</svg:title><svg:desc>11§latex§\begin{align*}
  &amp;id_A \subseteq R \\
  \iff &amp;\forall a, b \in A. \la a, b \ra \id_A \implies \la a, b \ra \in R 
&amp;&amp;\open \!\!\subseteq\!\! \defi \close \\
  \iff &amp;\forall a, b \in A. a = b \implies \la a, b \ra \in R
&amp;&amp;\open id \defi \close \\
  \iff &amp;\forall a \in A. \la a, a \ra \in R \QEF
\end{align}§svg§600§FALSE§</svg:desc><draw:path draw:style-name="gr2" draw:text-style-name="P5" svg:width="3.9559in" svg:height="0.8457in" svg:x="-0.0004in" svg:y="0.0071in" svg:viewBox="0 0 10049 2149" svg:d="M5025 2149c-1675 0-3350 0-5025 0 0-716 0-1433 0-2149 3350 0 6699 0 10049 0 0 716 0 1433 0 2149-1675 0-3350 0-5024 0z"><text:p/></draw:path><draw:path draw:style-name="gr3" draw:text-style-name="P6" svg:width="0.0398in" svg:height="0.102in" svg:x="0.3177in" svg:y="0.0043in" svg:viewBox="0 0 102 260" svg:d="M99 13c0-7-5-13-14-13-11 0-21 10-21 20 0 8 5 14 14 14s21-9 21-21zM69 160c5-13 5-13 9-24 3-7 5-13 5-19 0-18-13-32-31-32-37 0-52 56-52 59s4 3 6 3c3 0 3 0 5-6 11-36 26-49 40-49 2 0 8 0 8 14 0 7-2 15-3 19-3 10-21 55-27 72-4 10-9 23-9 31 0 18 13 32 32 32 36 0 50-56 50-60s-3-4-4-4c-4 0-4 1-6 8-7 24-19 47-39 47-7 0-10-3-10-12 0-10 2-16 11-40 5-13 10-26 15-39z"><text:p/></draw:path><draw:path draw:style-name="gr3" draw:text-style-name="P6" svg:width="0.072in" svg:height="0.1071in" svg:x="0.3717in" svg:y="0in" svg:viewBox="0 0 184 273" svg:d="M184 4c-1-1 0-4-5-4s-43 3-49 4c-3 0-6 3-6 8s5 5 10 5c19 0 19 2 19 6 0 2-1 6-1 8-8 31-16 60-23 91-7-14-18-24-35-24-46 0-94 56-94 113 0 37 22 62 52 62 7 0 27-2 50-29 3 16 17 29 36 29 13 0 22-9 28-21 7-14 8-25 11-39 0-4-3-4-4-4-5 0-5 2-6 8-6 24-13 47-29 47-10 0-11-10-11-18s0-12 2-18c18-75 36-149 55-224zM103 222c-1 8-1 8-7 15-17 22-33 27-43 27-20 0-25-21-25-36 0-19 12-67 20-85 13-23 30-37 46-37 25 0 30 32 30 34s-1 5-1 6c-6 26-13 51-20 76z"><text:p/></draw:path><draw:path draw:style-name="gr3" draw:text-style-name="P6" svg:width="0.0799in" svg:height="0.076in" svg:x="0.4508in" svg:y="0.0516in" svg:viewBox="0 0 204 194" svg:d="M41 161c-10 14-19 22-34 23-4 0-7 0-7 5 0 4 2 5 4 5 7 0 16-1 24-1s19 1 27 1c1 0 6 0 6-7 0-3-4-3-5-3-2 0-12-1-12-9 0-2 2-8 4-10 7-11 15-22 21-33 27 0 52 0 78 0 3 14 5 30 7 44-1 3-3 8-19 8-3 0-7 0-7 5 0 1 1 5 4 5 8 0 28-1 35-1 5 0 11 0 16 0s11 1 15 1 6-3 6-6c0-4-4-4-8-4-16 0-16-2-17-9-7-56-16-111-24-167 0-6-2-8-6-8-6 0-7 3-9 7-33 51-66 102-99 154zM76 122c19-30 38-59 57-89 5 30 8 59 12 89-23 0-46 0-69 0z"><text:p/></draw:path><draw:path draw:style-name="gr3" draw:text-style-name="P6" svg:width="0.0921in" svg:height="0.1169in" svg:x="0.5992in" svg:y="0.0091in" svg:viewBox="0 0 235 298" svg:d="M222 15c7 0 13 0 13-7 0-8-6-8-13-8-34 0-69 0-103 0-67 0-119 51-119 111 0 63 53 112 119 112 34 0 69 0 103 0 7 0 13 0 13-7 0-8-6-8-13-8-34 0-69 0-103 0-61 0-104-45-104-97s44-96 104-96c34 0 69 0 103 0zM21 283c-7 0-13 0-13 7 0 8 6 8 13 8 67 0 134 0 201 0 7 0 13 0 13-8 0-7-6-7-13-7-67 0-134 0-201 0z"><text:p/></draw:path><draw:path draw:style-name="gr3" draw:text-style-name="P6" svg:width="0.1083in" svg:height="0.1071in" svg:x="0.7531in" svg:y="0.0016in" svg:viewBox="0 0 276 273" svg:d="M129 26c2-8 3-13 11-14 3 0 16 0 24 0 27 0 70 0 70 39 0 13-6 39-22 55-10 10-30 22-65 22-14 0-29 0-44 0 9-34 17-67 26-102zM185 133c38-9 85-36 85-75 0-33-35-58-85-58-38 0-74 0-111 0-8 0-11 0-11 8 0 4 3 4 11 4 1 0 7 0 14 1 8 0 11 1 11 6 0 2 0 3-2 7-18 70-34 139-52 208-3 15-4 18-35 18-7 0-10 0-10 8 0 4 4 4 6 4 11 0 37-1 48-1s38 1 49 1c4 0 8 0 8-8 0-4-3-4-11-4-14 0-25 0-25-7 0-2 1-4 1-6 9-34 16-68 25-103 16 0 31 0 46 0 36 0 42 21 42 36 0 5-2 17-4 26-3 11-7 25-7 33 0 42 46 42 52 42 33 0 46-40 46-45s-3-4-4-5c-5 0-5 4-6 6-10 28-26 35-35 35-13 0-15-9-15-23 0-12 2-32 4-44 0-6 1-13 1-19 0-29-26-42-36-45z"><text:p/></draw:path><draw:path draw:style-name="gr3" draw:text-style-name="P6" svg:width="0.1346in" svg:height="0.0831in" svg:x="0.0004in" svg:y="0.2689in" svg:viewBox="0 0 343 212" svg:d="M330 152c7 0 13 0 13-8s-6-8-14-8c-81 0-164 0-245 0-17-14-37-24-49-29 15-7 33-17 49-30 81 0 164 0 245 0 8 0 14 0 14-8 0-7-6-7-13-7-76 0-153 0-229 0 19-19 39-52 39-58 0-4-5-4-8-4-2 0-5 0-7 3-8 15-18 36-44 58-27 24-52 34-72 39-7 3-8 3-8 5-1 0-1 1-1 2s0 1 0 2l1 1c1 0 1 0 9 2 52 16 91 51 112 93 5 7 6 7 10 7 3 0 8 0 8-4s-20-39-39-56c76 0 153 0 229 0z"><text:p/></draw:path><draw:path draw:style-name="gr3" draw:text-style-name="P6" svg:width="0.1346in" svg:height="0.0831in" svg:x="0.1272in" svg:y="0.2689in" svg:viewBox="0 0 343 212" svg:d="M260 77c16 13 36 23 48 30-13 5-32 15-48 29-82 0-164 0-246 0-6 0-14 0-14 8s8 8 14 8c76 0 152 0 228 0-18 17-38 52-38 56s5 4 7 4c4 0 6 0 8-2 8-15 19-35 44-58 26-23 52-34 73-40 6-2 6-2 7-3 0-1 0-1 0-2s0-1 0-2l-1-2c-1 0-1-1-9-3-51-15-90-50-112-92-4-8-4-8-10-8-2 0-7 0-7 4 0 6 19 39 38 58-76 0-152 0-228 0-6 0-14 0-14 7 0 8 8 8 14 8 82 0 164 0 246 0z"><text:p/></draw:path><draw:path draw:style-name="gr3" draw:text-style-name="P6" svg:width="0.0843in" svg:height="0.1083in" svg:x="0.3134in" svg:y="0.2449in" svg:viewBox="0 0 215 276" svg:d="M213 14c2-4 2-4 2-6 0-5-3-8-8-8s-7 4-9 9c-11 28-21 56-32 85-39 0-78 0-118 0-11-29-20-57-31-85-3-6-4-9-9-9-4 0-8 3-8 8 1 2 0 1 2 6 32 85 65 169 97 253 1 6 3 9 9 9 5 0 6-4 9-8 32-84 65-169 96-254zM55 109c35 0 70 0 106 0-18 46-36 91-53 137-18-46-35-91-53-137z"><text:p/></draw:path><draw:path draw:style-name="gr3" draw:text-style-name="P6" svg:width="0.0693in" svg:height="0.0685in" svg:x="0.4035in" svg:y="0.2831in" svg:viewBox="0 0 177 175" svg:d="M129 25c-7-14-18-25-35-25-46 0-94 57-94 113 0 37 22 62 52 62 7 0 27-1 50-29 4 17 17 29 36 29 13 0 22-9 28-21 7-14 11-37 11-38 0-4-3-4-4-4-4 0-5 1-6 7-6 25-13 48-29 48-10 0-11-10-11-17 0-9 1-12 5-29 3-16 4-21 8-35 4-18 10-36 14-54 2-11 2-12 2-13 0-7-4-11-11-11-9 0-15 9-16 17zM105 125c-3 7-3 8-8 15-18 21-33 27-44 27-20 0-25-22-25-36 0-20 13-67 22-85 12-23 28-37 44-37 25 0 30 32 30 34s-1 4-1 7c-6 25-12 50-18 75z"><text:p/></draw:path><draw:path draw:style-name="gr3" draw:text-style-name="P6" svg:width="0.0173in" svg:height="0.0453in" svg:x="0.4913in" svg:y="0.3335in" svg:viewBox="0 0 45 116" svg:d="M45 41c0-26-9-41-24-41-13 0-21 10-21 21 0 10 8 21 21 21 4 0 10-2 13-6 1-1 1-1 2-1 0 2 1 0 1 6 0 28-14 51-26 65-4 4-4 4-4 5 0 3 2 5 3 5 4 0 35-30 35-75z"><text:p/></draw:path><draw:path draw:style-name="gr3" draw:text-style-name="P6" svg:width="0.0555in" svg:height="0.1067in" svg:x="0.5531in" svg:y="0.2449in" svg:viewBox="0 0 142 272" svg:d="M74 4c0-1 0-4-5-4-8 0-37 3-47 3-3 1-8 1-8 8 0 6 4 6 10 6 18 0 19 2 19 5s-3 17-6 24c-11 42-20 85-31 127-5 18-6 25-6 38 0 38 20 61 48 61 47 0 94-57 94-114 0-34-21-61-52-61-17 0-33 11-45 23 10-39 19-77 29-116zM37 150c3-8 3-9 6-14 20-25 37-30 47-30 13 0 24 12 24 36 0 23-13 67-19 81-14 27-31 41-47 41-13 0-25-11-25-40 0-6 0-14 6-38 3-12 5-24 8-36z"><text:p/></draw:path><draw:path draw:style-name="gr3" draw:text-style-name="P6" svg:width="0.076in" svg:height="0.0878in" svg:x="0.6661in" svg:y="0.2685in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3" draw:text-style-name="P6" svg:width="0.1039in" svg:height="0.1087in" svg:x="0.8028in" svg:y="0.2413in" svg:viewBox="0 0 265 277" svg:d="M55 232c-15 27-30 32-47 33-5 0-8 0-8 8 0 2 2 4 4 4 11 0 24-2 35-2 12 0 26 2 38 2 2 0 7 0 7-7 0-5-4-5-6-5-9-1-19-4-19-14 0-5 3-9 6-14 10-17 20-33 30-50 32 0 65 0 96 0 2 9 7 62 7 65 0 12-20 13-29 13-4 0-8 0-8 8 0 4 4 4 5 4 16 0 32-2 49-2 9 0 34 2 44 2 2 0 6 0 6-7 0-5-4-5-9-5-24 0-24-3-25-14-8-80-15-162-23-242-1-8-1-9-8-9-6 0-7 2-10 7-45 74-90 150-135 225zM102 176c26-43 51-85 76-128 5 43 8 85 12 128-29 0-58 0-88 0z"><text:p/></draw:path><draw:path draw:style-name="gr3" draw:text-style-name="P6" svg:width="0.0161in" svg:height="0.0161in" svg:x="0.9244in" svg:y="0.3335in" svg:viewBox="0 0 42 42" svg:d="M42 21c0-11-10-21-21-21s-21 10-21 21 10 21 21 21 21-10 21-21z"><text:p/></draw:path><draw:path draw:style-name="gr3" draw:text-style-name="P6" svg:width="0.0339in" svg:height="0.1516in" svg:x="0.9701in" svg:y="0.2362in" svg:viewBox="0 0 87 386" svg:d="M85 14c2-3 2-4 2-6 0-5-3-8-8-8-3 0-6 2-9 9-23 59-45 118-68 177-1 3-2 5-2 8 0 1 0 1 2 6 23 60 45 118 68 177 2 5 4 9 9 9s8-3 8-8c0-1 0-1-2-5-23-59-45-120-68-179 23-60 45-120 68-180z"><text:p/></draw:path><draw:path draw:style-name="gr3" draw:text-style-name="P6" svg:width="0.0693in" svg:height="0.0685in" svg:x="1.0189in" svg:y="0.2831in" svg:viewBox="0 0 177 175" svg:d="M129 25c-7-14-18-25-35-25-46 0-94 57-94 113 0 37 22 62 52 62 7 0 27-1 50-29 4 17 17 29 36 29 13 0 22-9 28-21 7-14 11-37 11-38 0-4-3-4-4-4-4 0-5 1-6 7-6 25-13 48-28 48-11 0-12-10-12-17 0-9 1-12 5-29 3-16 4-21 8-35 4-18 10-36 14-54 2-11 2-12 2-13 0-7-4-11-11-11-9 0-14 9-16 17zM105 125c-3 7-3 8-8 15-18 21-33 27-44 27-20 0-25-22-25-36 0-20 13-67 22-85 12-23 28-37 44-37 25 0 30 32 30 34s0 4-1 7c-6 25-12 50-18 75z"><text:p/></draw:path><draw:path draw:style-name="gr3" draw:text-style-name="P6" svg:width="0.0173in" svg:height="0.0453in" svg:x="1.1063in" svg:y="0.3335in" svg:viewBox="0 0 45 116" svg:d="M45 41c0-26-9-41-24-41-13 0-21 10-21 21 0 10 8 21 21 21 4 0 10-2 13-6 1-1 1-1 2-1 0 2 1 0 1 6 0 28-14 51-26 65-4 4-4 4-4 5 0 3 2 5 4 5 3 0 34-30 34-75z"><text:p/></draw:path><draw:path draw:style-name="gr3" draw:text-style-name="P6" svg:width="0.0555in" svg:height="0.1067in" svg:x="1.1681in" svg:y="0.2449in" svg:viewBox="0 0 142 272" svg:d="M74 4c0-1 0-4-5-4-8 0-37 3-47 3-3 1-8 1-8 8 0 6 4 6 10 6 19 0 19 2 19 5s-3 17-6 24c-11 42-20 85-31 127-5 18-6 25-6 38 0 38 20 61 48 61 47 0 94-57 94-114 0-34-20-61-52-61-17 0-33 11-45 23 10-39 19-77 29-116zM37 150c3-8 3-9 7-14 19-25 36-30 46-30 13 0 24 12 24 36 0 23-13 67-19 81-14 27-31 41-47 41-12 0-25-11-25-40 0-6 0-14 7-38 2-12 5-24 7-36z"><text:p/></draw:path><draw:path draw:style-name="gr3" draw:text-style-name="P6" svg:width="0.0339in" svg:height="0.1516in" svg:x="1.2343in" svg:y="0.2362in" svg:viewBox="0 0 87 386" svg:d="M85 200c2-5 2-5 2-6s0-3-2-7c-22-59-45-119-67-178-4-7-6-9-9-9-5 0-9 3-9 8 0 1 0 2 2 6 23 60 45 120 68 180-23 59-45 118-68 178-2 4-2 5-2 6 0 5 4 8 9 8 4 0 5-3 8-8 23-59 45-118 68-178z"><text:p/></draw:path><draw:path draw:style-name="gr3" draw:text-style-name="P6" svg:width="0.0799in" svg:height="0.0756in" svg:x="1.2917in" svg:y="0.2972in" svg:viewBox="0 0 204 193" svg:d="M40 161c-9 14-18 21-34 22-3 1-6 1-6 6 0 2 2 4 3 4 8 0 17-2 23-2 9 0 20 2 29 2 1 0 6 0 6-6 0-3-4-3-5-4-2 0-12 0-12-8 0-3 2-8 3-10 8-11 15-23 22-34 26 0 52 0 77 0 3 15 5 30 7 45-1 2-2 7-19 7-3 0-6 0-6 6 0 1 1 4 4 4 8 0 26-2 35-2 5 0 11 0 16 0 5 2 11 2 15 2 3 0 6-3 6-6 0-4-4-4-8-4-16 0-17-3-17-8-7-56-16-111-24-167-1-6-1-8-6-8-6 0-7 2-9 7-33 51-67 102-100 154zM76 121c19-30 38-58 57-88 5 30 8 58 12 88-23 0-46 0-69 0z"><text:p/></draw:path><draw:path draw:style-name="gr3" draw:text-style-name="P6" svg:width="0.1004in" svg:height="0.035in" svg:x="1.478in" svg:y="0.294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346in" svg:height="0.0831in" svg:x="1.5705in" svg:y="0.2689in" svg:viewBox="0 0 343 212" svg:d="M260 77c16 13 35 23 48 30-14 5-33 15-48 29-82 0-164 0-246 0-6 0-14 0-14 8s7 8 13 8c76 0 153 0 229 0-19 17-38 52-38 56s4 4 7 4c2 0 6 0 7-2 9-15 19-35 44-58 27-23 53-34 72-40 7-2 8-2 8-3 1-1 1-1 1-2s0-1 0-2l-1-2c-1 0-1-1-9-3-52-15-91-50-112-92-4-8-5-8-10-8-3 0-7 0-7 4 0 6 19 39 38 58-76 0-153 0-229 0-6 0-13 0-13 7 0 8 8 8 14 8 82 0 164 0 246 0z"><text:p/></draw:path><draw:path draw:style-name="gr3" draw:text-style-name="P6" svg:width="0.0335in" svg:height="0.1516in" svg:x="1.8157in" svg:y="0.2362in" svg:viewBox="0 0 86 386" svg:d="M85 14c1-3 1-4 1-6 0-5-3-8-8-8-3 0-5 2-9 9-22 59-45 118-67 177-1 3-2 5-2 8 0 1 0 1 2 6 22 60 45 118 67 177 3 5 4 9 9 9s8-3 8-8c0-1 0-1-1-5-23-59-46-120-70-179 24-60 47-120 70-180z"><text:p/></draw:path><draw:path draw:style-name="gr3" draw:text-style-name="P6" svg:width="0.0693in" svg:height="0.0685in" svg:x="1.8642in" svg:y="0.2831in" svg:viewBox="0 0 177 175" svg:d="M129 25c-7-14-18-25-35-25-46 0-94 57-94 113 0 37 21 62 52 62 7 0 26-1 49-29 4 17 18 29 35 29 15 0 24-9 29-21 7-14 12-37 12-38 0-4-3-4-4-4-5 0-5 1-6 7-6 25-13 48-29 48-10 0-11-10-11-17 0-9 0-12 4-29 4-16 5-21 9-35 4-18 10-36 14-54 2-11 2-12 2-13 0-7-4-11-11-11-10 0-15 9-16 17zM103 125c-2 7-2 8-7 15-17 21-33 27-44 27-19 0-24-22-24-36 0-20 12-67 20-85 13-23 30-37 46-37 25 0 30 32 30 34s-1 4-1 7c-6 25-13 50-20 75z"><text:p/></draw:path><draw:path draw:style-name="gr3" draw:text-style-name="P6" svg:width="0.0173in" svg:height="0.0453in" svg:x="1.9516in" svg:y="0.3335in" svg:viewBox="0 0 45 116" svg:d="M45 41c0-26-10-41-24-41-13 0-21 10-21 21 0 10 8 21 21 21 4 0 9-2 13-6 1-1 1-1 2-1 0 2 0 0 0 6 0 28-13 51-26 65-3 4-3 4-3 5 0 3 1 5 3 5 4 0 35-30 35-75z"><text:p/></draw:path><draw:path draw:style-name="gr3" draw:text-style-name="P6" svg:width="0.0559in" svg:height="0.1067in" svg:x="2.0126in" svg:y="0.2449in" svg:viewBox="0 0 143 272" svg:d="M75 4c0-1 0-4-6-4-8 0-36 3-47 3-2 1-7 1-7 8 0 6 4 6 9 6 19 0 20 2 20 5s-3 17-5 24c-11 42-21 85-32 127-5 18-7 25-7 38 0 38 21 61 50 61 46 0 93-57 93-114 0-34-21-61-52-61-17 0-34 11-45 23 10-39 19-77 29-116zM39 150c2-8 2-9 5-14 19-25 36-30 46-30 15 0 24 12 24 36 0 23-12 67-18 81-13 27-31 41-46 41-14 0-26-11-26-40 0-6 0-14 6-38 3-12 5-24 9-36z"><text:p/></draw:path><draw:path draw:style-name="gr3" draw:text-style-name="P6" svg:width="0.0335in" svg:height="0.1516in" svg:x="2.0791in" svg:y="0.2362in" svg:viewBox="0 0 86 386" svg:d="M85 200c1-5 1-5 1-6s0-3-1-7c-23-59-45-119-68-178-3-7-5-9-9-9-5 0-8 3-8 8 0 1 0 2 2 6 23 60 45 120 68 180-23 59-45 118-68 178-2 4-2 5-2 6 0 5 3 8 8 8s6-3 7-8c24-59 47-118 70-178z"><text:p/></draw:path><draw:path draw:style-name="gr3" draw:text-style-name="P6" svg:width="0.076in" svg:height="0.0878in" svg:x="2.185in" svg:y="0.2685in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6" svg:width="0.1083in" svg:height="0.1067in" svg:x="2.3224in" svg:y="0.2453in" svg:viewBox="0 0 276 272" svg:d="M130 26c2-9 3-13 11-14 3 0 15 0 23 0 27 0 70 0 70 38 0 13-6 39-21 55-11 9-30 23-66 23-14 0-28 0-42 0 8-34 16-67 25-102zM185 132c39-9 86-35 86-75 0-33-36-57-86-57-36 0-74 0-110 0-8 0-11 0-11 8 0 4 3 4 10 4 1 0 9 0 15 0 7 1 10 1 10 7 0 1 0 2-1 7-18 70-34 138-52 207-4 16-4 19-35 19-8 0-11 0-11 8 0 4 3 3 6 4 11 0 37-2 48-2 10 0 38 2 49 2 4 0 8 0 8-8 0-4-3-4-11-4-14 0-25 0-25-8 0-2 1-4 2-6 9-34 17-69 25-103 16 0 31 0 47 0 35 0 41 22 41 36 0 5-3 17-5 26-3 11-7 25-7 33 0 42 46 42 52 42 33 0 46-39 46-44s-3-4-4-5c-4 0-5 3-6 6-9 28-25 35-35 35-12 0-15-9-15-24 0-12 2-32 4-44 1-6 1-13 1-18 0-29-25-42-36-46z"><text:p/></draw:path><draw:path draw:style-name="gr3" draw:text-style-name="P6" svg:width="0.0394in" svg:height="0.1819in" svg:x="3.0622in" svg:y="0.2213in" svg:viewBox="0 0 101 463" svg:d="M101 460c0-2-1-2-2-4-18-19-44-50-59-113-9-35-14-76-14-111 0-102 26-173 72-223 3-3 3-5 3-6 0-3-3-3-4-3-7 0-28 23-32 29-40 47-65 116-65 202 0 55 10 133 61 198 3 5 28 34 36 34 1 0 4 0 4-3z"><text:p/></draw:path><draw:path draw:style-name="gr3" draw:text-style-name="P6" svg:width="0.0929in" svg:height="0.1173in" svg:x="3.113in" svg:y="0.2535in" svg:viewBox="0 0 237 299" svg:d="M223 15c7 0 14 0 14-7 0-8-7-8-14-8-35 0-69 0-104 0-66 0-119 51-119 112 0 62 54 112 119 112 35 0 69 0 104 0 7 0 14-1 14-8 0-9-7-8-14-8-34 0-69 0-103 0-61 0-105-45-105-96 0-53 46-97 105-97 34 0 69 0 103 0zM22 284c-7 0-14 0-14 8 0 7 7 7 14 7 67 0 134 0 201 0 7 0 14 0 14-7 0-8-7-8-14-8-67 0-134 0-201 0z"><text:p/></draw:path><draw:path draw:style-name="gr3" draw:text-style-name="P6" svg:width="0.0744in" svg:height="0.1067in" svg:x="3.2665in" svg:y="0.2449in" svg:viewBox="0 0 190 272" svg:d="M134 246c0 9 0 17 0 26 19-1 38-2 56-4 0-4 0-7 0-12-26 0-29-3-29-22 0-78 0-156 0-234-19 1-38 3-56 4 0 5 0 8 0 13 27 0 30 2 30 20 0 28 0 57 0 84-11-14-28-24-48-24-46 0-87 38-87 88 0 49 39 87 83 87 24 0 41-13 51-26zM134 143c0 26 0 53 0 79 0 7 0 8-4 15-12 18-29 27-46 27s-31-10-40-25c-11-16-12-38-12-54 0-14 1-38 12-55 9-11 23-24 44-24 13 0 30 5 42 23 4 6 4 7 4 14z"><text:p/></draw:path><draw:path draw:style-name="gr3" draw:text-style-name="P6" svg:width="0.0587in" svg:height="0.0693in" svg:x="3.35in" svg:y="0.2807in" svg:viewBox="0 0 150 177" svg:d="M33 76c2-57 34-67 47-67 41 0 44 52 44 67-30 0-60 0-91 0zM32 84c36 0 71 0 108 0 9 0 10 0 10-8 0-39-21-76-70-76-44 0-80 40-80 88 0 52 41 89 86 89 46 0 64-43 64-49 0-5-4-5-5-5-3 0-4 2-5 5-13 40-49 40-52 40-20 0-35-12-44-26-12-19-12-44-12-58z"><text:p/></draw:path><draw:path draw:style-name="gr3" draw:text-style-name="P6" svg:width="0.076in" svg:height="0.1071in" svg:x="3.4177in" svg:y="0.2425in" svg:viewBox="0 0 194 273" svg:d="M118 118c17 0 20 5 20 21 0 35 0 69 0 104 0 18-5 18-30 18 0 4 0 7 0 12 12-1 33-2 43-2s28 1 43 2c0-5 0-8 0-12-27 0-31 0-31-18 0-47 0-94 0-142-17 1-32 2-49 4-5 0-4 1-6 1-1 0-2 0-8 0-15 0-30 0-45 0 0-15 0-30 0-44 0-38 33-53 57-53 12 0 26 3 33 12-15 1-17 12-17 18 0 13 10 18 17 18 9 0 18-6 18-18 0-22-22-39-51-39-35 0-81 20-81 62 0 14 0 29 0 44-10 0-21 0-31 0 0 4 0 7 0 12 10 0 21 0 31 0 0 42 0 83 0 125 0 18-5 18-31 18 0 4 0 7 0 12 13-1 33-2 43-2 9 0 29 1 43 2 0-5 0-8 0-12-25 0-30 0-30-18 0-42 0-83 0-125 21 0 41 0 62 0z"><text:p/></draw:path><draw:path draw:style-name="gr3" draw:text-style-name="P6" svg:width="0.0764in" svg:height="0.0673in" svg:x="3.5028in" svg:y="0.2831in" svg:viewBox="0 0 195 172" svg:d="M31 39c0 34 0 69 0 103 0 18-5 18-31 18 0 4 0 7 0 12 13-1 33-3 44-3 10 0 30 2 43 3 0-5 0-8 0-12-25 0-30 0-30-18 0-24 0-47 0-72 0-39 28-61 52-61s29 21 29 43c0 29 0 60 0 90 0 18-5 18-30 18 0 4 0 7 0 12 13-1 33-3 43-3 11 0 31 2 44 3 0-5 0-8 0-12-20 0-30 0-31-13 0-24 0-49 0-73 0-33 0-45-11-60-6-6-19-14-41-14-28 0-47 17-57 41 0-13 0-28 0-41-19 1-36 3-55 4 0 5 0 8 0 13 28 0 31 2 31 22z"><text:p/></draw:path><draw:path draw:style-name="gr3" draw:text-style-name="P6" svg:width="0.0323in" svg:height="0.1016in" svg:x="3.5878in" svg:y="0.248in" svg:viewBox="0 0 83 259" svg:d="M55 87c-18 1-36 3-54 4 0 5 0 8 0 12 25 0 29 3 29 21 0 36 0 70 0 105 0 17-5 17-30 17 0 5 0 8 0 13 12-2 33-3 42-3 14 0 27 1 41 3 0-5 0-8 0-13-26 0-28-2-28-17 0-47 0-95 0-142zM57 20c0-12-10-20-21-20-12 0-21 10-21 20 0 11 9 21 21 21 11 0 21-9 21-21z"><text:p/></draw:path><draw:path draw:style-name="gr3" draw:text-style-name="P6" svg:width="0.0472in" svg:height="0.0945in" svg:x="3.6276in" svg:y="0.2571in" svg:viewBox="0 0 121 241" svg:d="M59 83c19 0 38 0 57 0 0-5 0-8 0-13-19 0-38 0-57 0 0-23 0-47 0-70-3 0-5 0-8 0-1 31-12 73-51 74 0 3 0 5 0 9 11 0 22 0 33 0 0 35 0 71 0 106 0 48 36 52 51 52 27 0 37-28 37-52 0-7 0-14 0-22-3 0-5 0-9 0 0 7 0 15 0 21 0 29-12 44-26 44-27 0-27-35-27-42 0-36 0-71 0-107z"><text:p/></draw:path><draw:path draw:style-name="gr3" draw:text-style-name="P6" svg:width="0.0323in" svg:height="0.1016in" svg:x="3.689in" svg:y="0.248in" svg:viewBox="0 0 83 259" svg:d="M56 87c-19 1-36 3-55 4 0 5 0 8 0 12 25 0 29 3 29 21 0 36 0 70 0 105 0 17-5 17-30 17 0 5 0 8 0 13 12-2 33-3 43-3 13 0 26 1 40 3 0-5 0-8 0-13-26 0-27-2-27-17 0-47 0-95 0-142zM57 20c0-12-10-20-21-20-12 0-19 10-19 20 0 11 7 21 19 21 11 0 21-9 21-21z"><text:p/></draw:path><draw:path draw:style-name="gr3" draw:text-style-name="P6" svg:width="0.0669in" svg:height="0.0693in" svg:x="3.7307in" svg:y="0.2807in" svg:viewBox="0 0 171 177" svg:d="M171 90c0-49-39-90-85-90-49 0-86 42-86 90 0 51 40 87 85 87 47 0 86-37 86-87zM86 168c-17 0-34-8-44-26-10-17-10-41-10-54 0-15 0-36 9-54 11-17 28-25 44-25 17 0 34 9 44 25 10 17 10 39 10 54 0 13 0 34-8 52-9 16-26 28-45 28z"><text:p/></draw:path><draw:path draw:style-name="gr3" draw:text-style-name="P6" svg:width="0.0764in" svg:height="0.0673in" svg:x="3.8075in" svg:y="0.2831in" svg:viewBox="0 0 195 172" svg:d="M30 39c0 34 0 69 0 103 0 18-5 18-30 18 0 4 0 7 0 12 13-1 33-3 44-3 10 0 30 2 43 3 0-5 0-8 0-12-26 0-30 0-30-18 0-24 0-47 0-72 0-39 28-61 52-61s29 21 29 43c0 29 0 60 0 90 0 18-5 18-30 18 0 4 0 7 0 12 13-1 33-3 43-3s31 2 44 3c0-5 0-8 0-12-21 0-30 0-31-13 0-24 0-49 0-73 0-33 0-45-12-60-6-6-18-14-41-14-27 0-46 17-57 41 0-13 0-28 0-41-18 1-36 3-54 4 0 5 0 8 0 13 28 0 30 2 30 22z"><text:p/></draw:path><draw:path draw:style-name="gr3" draw:text-style-name="P6" svg:width="0.0394in" svg:height="0.1819in" svg:x="3.8933in" svg:y="0.2213in" svg:viewBox="0 0 101 463" svg:d="M101 232c0-55-10-133-60-198-4-4-29-34-35-34-3 0-6 1-6 3 0 3 1 4 2 5 19 20 44 51 61 113 9 35 12 75 12 110 0 40-3 79-13 117-16 54-39 84-58 106-4 4-4 5-4 6 0 2 3 3 6 3 5 0 26-23 30-28 40-48 65-117 65-203z"><text:p/></draw:path><draw:path draw:style-name="gr3" draw:text-style-name="P6" svg:width="0.1346in" svg:height="0.0831in" svg:x="0.0004in" svg:y="0.5154in" svg:viewBox="0 0 343 212" svg:d="M330 151c7 0 13 0 13-8s-6-8-14-8c-81 0-164 0-245 0-17-13-37-23-49-29 15-6 33-16 49-30 81 0 164 0 245 0 8 0 14 0 14-8 0-7-6-7-13-7-76 0-153 0-229 0 19-18 39-52 39-57 0-4-5-4-8-4-2 0-5 0-7 2-8 16-18 35-44 59-27 23-52 34-72 39-7 2-8 2-8 3-1 0-1 2-1 3s0 1 0 2l1 1c1 0 1 1 9 3 52 16 91 51 112 92 5 7 6 8 10 8 3 0 8 0 8-4 0-6-20-39-39-57 76 0 153 0 229 0z"><text:p/></draw:path><draw:path draw:style-name="gr3" draw:text-style-name="P6" svg:width="0.1346in" svg:height="0.0831in" svg:x="0.1272in" svg:y="0.5154in" svg:viewBox="0 0 343 212" svg:d="M260 76c16 14 36 24 48 30-13 6-32 16-48 29-82 0-164 0-246 0-6 0-14 0-14 8s8 8 14 8c76 0 152 0 228 0-18 18-38 51-38 57 0 4 5 4 7 4 4 0 6 0 8-3 8-14 19-35 44-57 26-24 52-34 73-40 6-3 6-3 7-4 0-1 0-1 0-2s0-1 0-3l-1-1c-1 0-1 0-9-2-51-15-90-50-112-92-4-8-4-8-10-8-2 0-7 0-7 4 0 5 19 39 38 57-76 0-152 0-228 0-6 0-14 0-14 7 0 8 8 8 14 8 82 0 164 0 246 0z"><text:p/></draw:path><draw:path draw:style-name="gr3" draw:text-style-name="P6" svg:width="0.0843in" svg:height="0.1087in" svg:x="0.3134in" svg:y="0.4894in" svg:viewBox="0 0 215 277" svg:d="M213 15c2-4 2-5 2-7 0-4-3-8-8-8s-7 6-9 9c-11 28-21 57-32 86-39 0-78 0-118 0-11-29-20-58-31-86-3-6-4-9-9-9-4 0-8 4-8 8 0 1 0 2 2 7 32 85 65 169 97 253 1 6 3 9 9 9 5 0 6-4 9-9 32-84 65-168 96-253zM55 110c35 0 70 0 106 0-18 46-36 91-53 138-18-47-35-92-53-138z"><text:p/></draw:path><draw:path draw:style-name="gr3" draw:text-style-name="P6" svg:width="0.0693in" svg:height="0.0685in" svg:x="0.4035in" svg:y="0.528in" svg:viewBox="0 0 177 175" svg:d="M129 24c-7-14-18-24-35-24-46 0-94 56-94 113 0 37 22 62 52 62 7 0 27-1 50-29 4 16 17 29 36 29 13 0 22-9 28-21 7-14 11-37 11-38 0-5-3-5-4-5-4 0-5 2-6 8-6 24-13 47-29 47-10 0-11-10-11-17 0-9 1-11 5-29 3-17 4-20 8-35 4-18 10-37 14-54 2-11 2-11 2-13 0-7-4-10-11-10-9 0-15 9-16 16zM105 124c-3 8-3 8-8 15-18 22-33 27-44 27-20 0-25-21-25-36 0-19 13-67 22-85 12-22 28-36 44-36 25 0 30 30 30 33 0 2-1 5-1 6-6 26-12 51-18 76z"><text:p/></draw:path><draw:path draw:style-name="gr3" draw:text-style-name="P6" svg:width="0.0173in" svg:height="0.0453in" svg:x="0.4913in" svg:y="0.5791in" svg:viewBox="0 0 45 116" svg:d="M45 41c0-26-9-41-24-41-13 0-21 10-21 20 0 11 8 21 21 21 4 0 10-1 13-5 1-1 1-1 2-2 0 2 1 1 1 7 0 28-14 51-26 64-4 4-4 5-4 6 0 2 2 5 3 5 4 0 35-30 35-75z"><text:p/></draw:path><draw:path draw:style-name="gr3" draw:text-style-name="P6" svg:width="0.0555in" svg:height="0.1071in" svg:x="0.5531in" svg:y="0.4894in" svg:viewBox="0 0 142 273" svg:d="M74 4c-1-1 0-4-5-4-8 0-37 3-47 4-3 0-8 2-8 8 0 5 4 5 10 5 18 0 19 3 19 6 0 2-3 16-6 24-11 42-20 84-31 126-5 20-6 25-6 39 0 37 20 61 48 61 47 0 94-57 94-113 0-36-21-62-52-62-17 0-33 11-45 23 10-38 19-78 29-117zM37 151c3-9 3-9 6-13 20-26 37-31 47-31 13 0 24 11 24 36 0 22-13 67-19 81-14 27-31 40-47 40-13 0-25-10-25-38 0-8 0-16 6-40 3-12 5-23 8-35z"><text:p/></draw:path><draw:path draw:style-name="gr3" draw:text-style-name="P6" svg:width="0.076in" svg:height="0.0878in" svg:x="0.6661in" svg:y="0.5126in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3" draw:text-style-name="P6" svg:width="0.1039in" svg:height="0.1083in" svg:x="0.8028in" svg:y="0.4862in" svg:viewBox="0 0 265 276" svg:d="M55 232c-15 25-30 31-47 32-5 1-8 1-8 8 0 2 2 4 4 4 11 0 24-1 35-1 12 0 26 1 38 1 2 0 7 0 7-8 0-3-4-4-6-4-9-1-19-3-19-13 0-5 3-9 6-14 10-17 20-33 30-50 32 0 65 0 96 0 2 8 7 61 7 65 0 11-20 12-29 12-4 0-8 0-8 8 0 4 4 4 5 4 16 0 32-1 49-1 9 0 34 1 44 1 2 0 6 0 6-8 0-4-4-4-9-4-24 0-24-2-25-13-8-80-15-162-23-242-1-8-1-9-8-9-6 0-7 2-10 7-45 74-90 150-135 225zM102 175c26-43 51-85 76-128 5 43 8 85 12 128-29 0-58 0-88 0z"><text:p/></draw:path><draw:path draw:style-name="gr3" draw:text-style-name="P6" svg:width="0.0161in" svg:height="0.0157in" svg:x="0.9244in" svg:y="0.5791in" svg:viewBox="0 0 42 41" svg:d="M42 20c0-11-10-20-21-20s-21 8-21 20c0 11 10 21 21 21s21-9 21-21z"><text:p/></draw:path><draw:path draw:style-name="gr3" draw:text-style-name="P6" svg:width="0.0693in" svg:height="0.0685in" svg:x="0.9598in" svg:y="0.528in" svg:viewBox="0 0 177 175" svg:d="M129 24c-8-14-19-24-37-24-45 0-92 56-92 113 0 37 21 62 52 62 7 0 26-1 49-29 4 16 17 29 35 29 14 0 24-9 29-21 7-14 12-37 12-38 0-5-3-5-4-5-5 0-5 2-6 8-6 24-14 47-29 47-11 0-13-10-13-17 0-9 2-11 6-29 4-17 4-20 9-35 4-18 9-37 13-54 3-11 3-11 3-13 0-7-4-10-11-10-10 0-15 9-16 16zM103 124c-2 8-2 8-7 15-18 22-33 27-44 27-19 0-24-21-24-36 0-19 12-67 20-85 13-22 30-36 46-36 25 0 30 30 30 33 0 2-1 5-1 6-6 26-13 51-20 76z"><text:p/></draw:path><draw:path draw:style-name="gr3" draw:text-style-name="P6" svg:width="0.1004in" svg:height="0.035in" svg:x="1.085in" svg:y="0.539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555in" svg:height="0.1071in" svg:x="1.2445in" svg:y="0.4894in" svg:viewBox="0 0 142 273" svg:d="M74 4c-2-1 0-4-6-4-9 0-36 3-46 4-3 0-8 2-8 8 0 5 4 5 9 5 19 0 20 3 20 6 0 2-3 16-6 24-11 42-20 84-31 126-5 20-6 25-6 39 0 37 20 61 48 61 47 0 94-57 94-113 0-36-21-62-52-62-17 0-33 11-45 23 10-38 19-78 29-117zM37 151c3-9 3-9 6-13 19-26 36-31 46-31 14 0 25 11 25 36 0 22-13 67-19 81-14 27-31 40-47 40-13 0-25-10-25-38 0-8 0-16 6-40 3-12 5-23 8-35z"><text:p/></draw:path><draw:path draw:style-name="gr3" draw:text-style-name="P6" svg:width="0.1004in" svg:height="0.035in" svg:x="1.3957in" svg:y="0.53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346in" svg:height="0.0831in" svg:x="1.4882in" svg:y="0.5154in" svg:viewBox="0 0 343 212" svg:d="M260 76c16 14 36 24 48 30-13 6-33 16-48 29-82 0-164 0-246 0-6 0-14 0-14 8s7 8 13 8c76 0 153 0 229 0-19 18-38 51-38 57 0 4 5 4 7 4s6 0 7-3c9-14 20-35 44-57 27-24 53-34 72-40 7-3 8-3 9-4 0-1 0-1 0-2s0-1 0-3l-1-1c-1 0-1 0-9-2-51-15-91-50-112-92-4-8-4-8-10-8-2 0-7 0-7 4 0 5 19 39 38 57-76 0-153 0-229 0-6 0-13 0-13 7 0 8 8 8 14 8 82 0 164 0 246 0z"><text:p/></draw:path><draw:path draw:style-name="gr3" draw:text-style-name="P6" svg:width="0.0335in" svg:height="0.1516in" svg:x="1.7335in" svg:y="0.4807in" svg:viewBox="0 0 86 386" svg:d="M85 14c1-4 1-5 1-6 0-5-3-8-8-8-3 0-5 1-9 9-22 59-45 118-67 177-1 2-2 4-2 7 0 1 0 2 2 6 22 60 45 118 67 177 3 5 5 10 9 10 5 0 8-3 8-8 0-1 0-2-1-6-23-60-45-120-68-179 23-60 45-119 68-179z"><text:p/></draw:path><draw:path draw:style-name="gr3" draw:text-style-name="P6" svg:width="0.0693in" svg:height="0.0685in" svg:x="1.7819in" svg:y="0.528in" svg:viewBox="0 0 177 175" svg:d="M129 24c-7-14-18-24-35-24-46 0-94 56-94 113 0 37 22 62 52 62 7 0 27-1 50-29 3 16 17 29 36 29 13 0 22-9 28-21 7-14 11-37 11-38 0-5-3-5-4-5-5 0-5 2-6 8-6 24-13 47-29 47-10 0-11-10-11-17 0-9 0-11 4-29 4-17 5-20 9-35 4-18 10-37 14-54 2-11 2-11 2-13 0-7-4-10-11-10-9 0-15 9-16 16zM103 124c-1 8-1 8-7 15-17 22-33 27-43 27-20 0-25-21-25-36 0-19 12-67 20-85 13-22 30-36 46-36 25 0 30 30 30 33 0 2-1 5-1 6-6 26-13 51-20 76z"><text:p/></draw:path><draw:path draw:style-name="gr3" draw:text-style-name="P6" svg:width="0.0173in" svg:height="0.0453in" svg:x="1.8693in" svg:y="0.5791in" svg:viewBox="0 0 45 116" svg:d="M45 41c0-26-10-41-24-41-13 0-21 10-21 20 0 11 8 21 21 21 4 0 10-1 13-5 1-1 1-2 2-2 0 2 0 1 0 7 0 28-13 51-25 64-4 4-4 5-4 6 0 2 1 5 3 5 4 0 35-30 35-75z"><text:p/></draw:path><draw:path draw:style-name="gr3" draw:text-style-name="P6" svg:width="0.0555in" svg:height="0.1071in" svg:x="1.9311in" svg:y="0.4894in" svg:viewBox="0 0 142 273" svg:d="M74 4c-2-1 0-4-6-4-9 0-36 3-46 4-3 0-8 2-8 8 0 5 4 5 9 5 19 0 20 3 20 6 0 2-3 16-6 24-11 42-20 84-31 126-5 20-6 25-6 39 0 37 20 61 48 61 47 0 94-57 94-113 0-36-21-62-52-62-17 0-33 11-45 23 10-38 19-78 29-117zM37 151c3-9 3-9 6-13 19-26 36-31 46-31 14 0 25 11 25 36 0 22-13 67-19 81-14 27-31 40-47 40-13 0-25-10-25-38 0-8 0-16 6-40 3-12 5-23 8-35z"><text:p/></draw:path><draw:path draw:style-name="gr3" draw:text-style-name="P6" svg:width="0.0339in" svg:height="0.1516in" svg:x="1.9969in" svg:y="0.4807in" svg:viewBox="0 0 87 386" svg:d="M85 199c2-4 2-5 2-6 0-2 0-3-2-7-23-59-45-118-68-177-3-7-5-9-9-9-5 0-8 3-8 8 0 1 0 1 2 5 23 60 45 120 68 180-23 59-45 119-68 179-2 3-2 4-2 6 0 5 3 8 8 8s6-4 9-8c23-59 45-119 68-179z"><text:p/></draw:path><draw:path draw:style-name="gr3" draw:text-style-name="P6" svg:width="0.076in" svg:height="0.0878in" svg:x="2.1028in" svg:y="0.5126in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6" svg:width="0.1083in" svg:height="0.1071in" svg:x="2.2402in" svg:y="0.4909in" svg:viewBox="0 0 276 273" svg:d="M130 26c2-8 3-13 11-14 3 0 15 0 23 0 27 0 70 0 70 39 0 13-6 39-21 55-9 10-30 22-66 22-14 0-28 0-42 0 8-34 16-67 25-102zM185 133c39-9 86-36 86-75 0-33-36-58-86-58-36 0-74 0-110 0-8 0-11 0-11 8 0 4 3 4 11 4 4 0 8 0 14 1 7 0 10 1 10 6 0 2 0 3-1 7-18 70-34 139-52 208-4 15-4 18-35 18-7 0-11 0-11 8 0 4 3 3 6 4 11 0 38-1 49-1 10 0 37 1 48 1 4 0 8 0 8-8 0-4-3-4-11-4-14 0-24 0-24-7 0-2 0-4 1-6 9-34 17-68 25-103 16 0 31 0 47 0 35 0 41 21 41 36 0 5-3 17-5 26-2 11-7 25-7 33 0 42 48 42 52 42 33 0 46-40 46-45s-3-4-4-5c-4 0-5 4-5 6-10 28-26 35-35 35-13 0-15-9-15-23 0-12 2-32 3-44 1-6 1-13 1-19 0-29-25-42-36-45z"><text:p/></draw:path><draw:path draw:style-name="gr3" draw:text-style-name="P6" svg:width="0.0394in" svg:height="0.1823in" svg:x="3.0622in" svg:y="0.4654in" svg:viewBox="0 0 101 464" svg:d="M101 460c0-1-1-2-2-3-18-19-44-51-59-114-9-35-14-75-14-111 0-101 26-173 72-222 3-4 3-4 3-6 0-4-3-4-4-4-7 0-28 24-32 30-40 46-65 116-65 202 0 55 10 132 61 198 3 5 28 34 36 34 1 0 4 0 4-4z"><text:p/></draw:path><draw:path draw:style-name="gr3" draw:text-style-name="P6" svg:width="0.0398in" svg:height="0.102in" svg:x="3.1134in" svg:y="0.4945in" svg:viewBox="0 0 102 260" svg:d="M99 14c0-7-5-14-14-14-11 0-21 10-21 21 0 7 5 13 14 13s21-9 21-20zM69 160c5-13 5-13 9-24 2-7 5-13 5-19 0-18-13-32-32-32-37 0-51 56-51 59s3 3 4 3c5 0 5 0 7-6 10-36 25-47 39-47 3 0 9 0 9 12 0 7-2 16-4 19-3 10-20 55-26 72-5 10-9 23-9 31 0 18 13 32 32 32 36 0 50-56 50-60s-3-4-4-4c-4 0-4 1-7 8-6 24-19 47-39 47-7 0-9-3-9-12 0-10 2-16 11-40 5-13 10-26 15-39z"><text:p/></draw:path><draw:path draw:style-name="gr3" draw:text-style-name="P6" svg:width="0.072in" svg:height="0.1071in" svg:x="3.1677in" svg:y="0.4894in" svg:viewBox="0 0 184 273" svg:d="M184 4c-1-1 0-4-5-4-6 0-43 3-49 4-3 2-6 3-6 8s4 5 10 5c18 0 19 3 19 6 0 2-1 6-1 8-8 31-16 60-23 91-7-14-19-24-35-24-47 0-94 56-94 113 0 37 21 62 52 62 7 0 26-1 49-29 4 16 17 29 35 29 15 0 24-9 29-21 7-14 12-37 12-39 0-4-3-4-4-4-5 0-5 2-6 8-6 24-14 47-29 47-10 0-13-10-13-18s2-12 4-18c18-75 36-149 55-224zM103 222c-2 8-2 8-7 15-17 22-33 27-44 27-19 0-24-21-24-36 0-19 12-67 20-85 13-22 30-36 46-36 25 0 30 29 30 33 0 2-1 5-1 6-6 26-13 51-20 76z"><text:p/></draw:path><draw:path draw:style-name="gr3" draw:text-style-name="P6" svg:width="0.0744in" svg:height="0.1071in" svg:x="3.2969in" svg:y="0.4894in" svg:viewBox="0 0 190 273" svg:d="M133 248c0 8 0 16 0 25 19-1 39-3 57-5 0-4 0-7 0-12-27 0-29-2-29-21 0-78 0-157 0-235-19 1-38 3-56 4 0 5 0 8 0 13 27 0 29 3 29 22 0 27 0 56 0 83-11-14-27-24-48-24-45 0-86 37-86 88 0 48 37 87 81 87 26 0 43-13 52-25zM133 144c0 27 0 53 0 79 0 7 0 8-3 15-12 17-30 26-46 26-18 0-31-10-41-24-10-17-11-39-11-54 0-14 1-37 12-55 8-12 23-24 44-24 13 0 30 5 42 23 3 6 3 6 3 14z"><text:p/></draw:path><draw:path draw:style-name="gr3" draw:text-style-name="P6" svg:width="0.0587in" svg:height="0.0693in" svg:x="3.3803in" svg:y="0.5272in" svg:viewBox="0 0 150 177" svg:d="M32 76c3-58 35-68 48-68 40 0 44 53 44 68-30 0-61 0-92 0zM32 84c36 0 71 0 108 0 9 0 10 0 10-8 0-39-21-76-70-76-45 0-80 40-80 88 0 52 41 89 85 89 47 0 65-43 65-50 0-4-4-5-6-5-3 0-3 2-4 6-13 39-49 39-53 39-19 0-34-11-43-25-12-19-12-44-12-58z"><text:p/></draw:path><draw:path draw:style-name="gr3" draw:text-style-name="P6" svg:width="0.076in" svg:height="0.1071in" svg:x="3.448in" svg:y="0.4862in" svg:viewBox="0 0 194 273" svg:d="M117 119c17 0 21 4 21 21 0 34 0 69 0 103 0 18-5 18-31 18 0 4 0 7 0 12 13 0 33-1 43-1 8 0 29 1 44 1 0-5 0-8 0-12-27 0-31 0-31-18 0-47 0-94 0-142-17 1-32 4-49 5-6 0-6 0-7 0 0 1-1 1-7 1-15 0-30 0-45 0 0-15 0-30 0-44 0-39 33-54 57-54 11 0 26 4 33 13-15 0-18 11-18 18 0 12 11 17 17 17 9 0 18-6 18-17 0-23-21-40-50-40-36 0-81 20-81 63 0 14 0 29 0 44-10 0-21 0-31 0 0 4 0 7 0 12 10 0 21 0 31 0 0 42 0 82 0 124 0 18-5 18-31 18 0 4 0 7 0 12 13 0 33-1 43-1s29 1 43 1c0-5 0-8 0-12-25 0-30 0-30-18 0-42 0-82 0-124 20 0 41 0 61 0z"><text:p/></draw:path><draw:path draw:style-name="gr3" draw:text-style-name="P6" svg:width="0.0764in" svg:height="0.0669in" svg:x="3.5331in" svg:y="0.528in" svg:viewBox="0 0 195 171" svg:d="M30 37c0 35 0 70 0 104 0 17-5 17-30 17 0 5 0 8 0 13 13 0 33-2 43-2 11 0 31 2 44 2 0-5 0-8 0-13-26 0-31 0-31-17 0-23 0-47 0-71 0-40 28-61 53-61 24 0 29 21 29 43 0 29 0 59 0 89 0 17-5 17-31 17 0 5 0 8 0 13 14 0 34-2 44-2s31 2 44 2c0-5 0-8 0-13-21 0-31 0-31-11 0-24 0-49 0-73 0-34 0-46-12-60-6-6-18-14-41-14-27 0-46 17-57 41 0-13 0-28 0-41-18 1-36 3-54 4 0 5 0 8 0 13 26 0 30 2 30 20z"><text:p/></draw:path><draw:path draw:style-name="gr3" draw:text-style-name="P6" svg:width="0.0327in" svg:height="0.1016in" svg:x="3.6177in" svg:y="0.4925in" svg:viewBox="0 0 84 259" svg:d="M56 88c-17 1-36 3-54 4 0 5 0 8 0 13 26 0 29 2 29 20 0 35 0 70 0 104 0 17-5 17-31 17 0 5 0 8 0 13 13 0 34-2 43-2 13 0 27 2 41 2 0-5 0-8 0-13-27 0-28-2-28-16 0-47 0-95 0-142zM57 21c0-13-9-21-20-21-12 0-20 11-20 21s8 20 20 20c11 0 20-8 20-20z"><text:p/></draw:path><draw:path draw:style-name="gr3" draw:text-style-name="P6" svg:width="0.0472in" svg:height="0.0949in" svg:x="3.6579in" svg:y="0.5016in" svg:viewBox="0 0 121 242" svg:d="M59 84c19 0 37 0 55 0 0-5 0-8 0-12-18 0-36 0-55 0 0-25 0-48 0-72-3 0-6 0-9 0 0 32-13 73-50 75 0 3 0 5 0 9 11 0 22 0 33 0 0 35 0 71 0 106 0 48 36 52 50 52 27 0 38-27 38-52 0-7 0-15 0-23-3 0-7 0-10 0 0 8 0 15 0 22 0 29-11 43-25 43-27 0-27-35-27-42 0-35 0-71 0-106z"><text:p/></draw:path><draw:path draw:style-name="gr3" draw:text-style-name="P6" svg:width="0.0323in" svg:height="0.1016in" svg:x="3.7193in" svg:y="0.4925in" svg:viewBox="0 0 83 259" svg:d="M55 88c-18 1-36 3-54 4 0 5 0 8 0 13 25 0 29 2 29 20 0 35 0 70 0 104 0 17-5 17-30 17 0 5 0 8 0 13 12 0 33-2 42-2 14 0 27 2 41 2 0-5 0-8 0-13-26 0-28-2-28-16 0-47 0-95 0-142zM57 21c0-13-10-21-21-21-12 0-21 11-21 21s9 20 21 20c11 0 21-8 21-20z"><text:p/></draw:path><draw:path draw:style-name="gr3" draw:text-style-name="P6" svg:width="0.0673in" svg:height="0.0693in" svg:x="3.7606in" svg:y="0.5272in" svg:viewBox="0 0 172 177" svg:d="M172 90c0-49-39-90-85-90-48 0-87 42-87 90 0 50 41 87 86 87 47 0 86-37 86-87zM87 167c-18 0-34-7-45-25-9-18-9-41-9-55 0-15 0-36 9-53 11-17 28-26 44-26 17 0 34 9 44 25 10 17 10 40 10 54s0 35-9 52c-8 17-25 28-44 28z"><text:p/></draw:path><draw:path draw:style-name="gr3" draw:text-style-name="P6" svg:width="0.076in" svg:height="0.0669in" svg:x="3.8378in" svg:y="0.528in" svg:viewBox="0 0 194 171" svg:d="M30 37c0 35 0 70 0 104 0 17-5 17-30 17 0 5 0 8 0 13 13 0 33-2 43-2s31 2 44 2c0-5 0-8 0-13-26 0-31 0-31-17 0-23 0-47 0-71 0-40 28-61 53-61 24 0 29 21 29 43 0 29 0 59 0 89 0 17-5 17-31 17 0 5 0 8 0 13 14 0 34-2 44-2s29 2 43 2c0-5 0-8 0-13-20 0-30 0-30-11 0-24 0-49 0-73 0-34 0-46-12-60-6-6-18-14-41-14-27 0-46 17-57 41 0-13 0-28 0-41-18 1-36 3-54 4 0 5 0 8 0 13 26 0 30 2 30 20z"><text:p/></draw:path><draw:path draw:style-name="gr3" draw:text-style-name="P6" svg:width="0.0394in" svg:height="0.1823in" svg:x="3.9236in" svg:y="0.4654in" svg:viewBox="0 0 101 464" svg:d="M101 232c0-55-10-132-60-198-5-4-29-34-37-34-1 0-4 1-4 4 0 2 1 3 2 5 19 20 44 50 60 112 8 35 13 75 13 111 0 39-5 78-14 117-15 54-38 85-58 107-3 3-3 3-3 4 0 3 3 4 4 4 7 0 28-24 32-29 40-47 65-116 65-203z"><text:p/></draw:path><draw:path draw:style-name="gr3" draw:text-style-name="P6" svg:width="0.1346in" svg:height="0.0831in" svg:x="0.0004in" svg:y="0.7425in" svg:viewBox="0 0 343 212" svg:d="M330 151c7 0 13 0 13-8s-6-8-14-8c-81 0-164 0-245 0-17-13-37-24-49-29 15-6 33-17 49-30 81 0 164 0 245 0 8 0 14 0 14-8 0-7-6-7-13-7-76 0-153 0-229 0 19-18 39-52 39-58 0-3-5-3-8-3-2 0-5 0-7 2-8 16-18 35-44 59-27 23-52 34-72 39-7 2-8 2-8 3-1 0-1 2-1 3s0 1 0 2l1 1c1 0 1 1 9 3 52 16 91 51 112 92 5 7 6 8 10 8 3 0 8 0 8-4 0-6-20-39-39-57 76 0 153 0 229 0z"><text:p/></draw:path><draw:path draw:style-name="gr3" draw:text-style-name="P6" svg:width="0.1346in" svg:height="0.0831in" svg:x="0.1272in" svg:y="0.7425in" svg:viewBox="0 0 343 212" svg:d="M260 76c16 14 36 24 48 30-13 6-32 16-48 29-82 0-164 0-246 0-6 0-14 0-14 8s8 8 14 8c76 0 152 0 228 0-18 17-38 51-38 57 0 4 5 4 7 4 4 0 6 0 8-3 8-14 19-35 44-57 26-24 52-34 73-41 6-2 6-2 7-3 0-1 0-1 0-2s0-1 0-3l-1-1c-1 0-1 0-9-2-51-16-90-50-112-92-4-8-4-8-10-8-2 0-7 0-7 3 0 6 19 40 38 58-76 0-152 0-228 0-6 0-14 0-14 7 0 8 8 8 14 8 82 0 164 0 246 0z"><text:p/></draw:path><draw:path draw:style-name="gr3" draw:text-style-name="P6" svg:width="0.0843in" svg:height="0.1087in" svg:x="0.3134in" svg:y="0.7177in" svg:viewBox="0 0 215 277" svg:d="M213 15c2-4 2-5 2-7 0-4-3-8-8-8s-7 4-9 9c-11 28-21 57-32 86-39 0-78 0-118 0-11-29-20-58-31-86-3-6-4-9-9-9-4 0-8 4-8 8 0 1 0 2 2 7 32 85 65 169 97 253 1 6 3 9 9 9 5 0 6-4 9-9 32-84 65-168 96-253zM55 110c35 0 70 0 106 0-18 46-36 91-53 138-18-47-35-92-53-138z"><text:p/></draw:path><draw:path draw:style-name="gr3" draw:text-style-name="P6" svg:width="0.0693in" svg:height="0.0685in" svg:x="0.4035in" svg:y="0.7563in" svg:viewBox="0 0 177 175" svg:d="M129 24c-7-14-18-24-35-24-46 0-94 56-94 113 0 37 22 62 52 62 7 0 27-2 50-30 4 17 17 30 36 30 13 0 22-9 28-21 7-14 8-25 11-38 0-5-3-5-4-5-4 0-5 2-6 8-6 24-13 47-29 47-10 0-11-10-11-17 0-9 1-13 5-29 3-17 4-20 8-35 4-18 10-37 14-54 2-11 2-11 2-13 0-7-4-10-11-10-9 0-15 7-16 16zM105 124c-3 7-3 8-8 15-18 21-33 27-44 27-20 0-25-21-25-36 0-19 13-67 22-85 12-23 28-37 44-37 25 0 30 32 30 34s-1 5-1 6c-6 26-12 51-18 76z"><text:p/></draw:path><draw:path draw:style-name="gr3" draw:text-style-name="P6" svg:width="0.076in" svg:height="0.0878in" svg:x="0.5331in" svg:y="0.7409in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3" draw:text-style-name="P6" svg:width="0.1039in" svg:height="0.1087in" svg:x="0.6697in" svg:y="0.7134in" svg:viewBox="0 0 265 277" svg:d="M55 233c-15 26-30 31-47 32-5 0-8 0-8 8 0 2 2 4 4 4 11 0 24-1 35-1 12 0 26 1 38 1 2 0 7 0 7-7 0-5-4-5-6-5-9-1-19-3-19-13 0-4 3-9 6-14 10-17 20-33 30-50 32 0 65 0 96 0 2 8 7 61 7 64 0 12-20 13-29 13-4 0-8 0-8 8 0 4 4 4 5 4 16 0 32-1 49-1 9 0 34 1 44 1 2 0 6 0 6-7 0-5-4-5-9-5-24 0-24-2-25-14-8-80-15-161-23-241-1-8-1-10-8-10-6 0-7 3-10 7-45 76-90 150-135 226zM102 176c26-43 51-85 76-128 5 43 8 85 12 128-29 0-58 0-88 0z"><text:p/></draw:path><draw:path draw:style-name="gr3" draw:text-style-name="P6" svg:width="0.0161in" svg:height="0.0157in" svg:x="0.7913in" svg:y="0.8071in" svg:viewBox="0 0 42 41" svg:d="M42 20c0-11-10-20-21-20s-21 8-21 20c0 11 10 21 21 21s21-9 21-21z"><text:p/></draw:path><draw:path draw:style-name="gr3" draw:text-style-name="P6" svg:width="0.0339in" svg:height="0.1516in" svg:x="0.8374in" svg:y="0.7094in" svg:viewBox="0 0 87 386" svg:d="M85 14c2-4 2-5 2-6 0-5-3-8-8-8-3 0-6 1-9 9-23 59-45 118-68 177-1 2-2 4-2 7 0 1 0 2 2 6 23 60 45 118 68 177 2 5 4 10 9 10s8-3 8-8c0-1 0-2-2-6-23-60-45-120-68-179 23-60 45-119 68-179z"><text:p/></draw:path><draw:path draw:style-name="gr3" draw:text-style-name="P6" svg:width="0.0693in" svg:height="0.0685in" svg:x="0.8858in" svg:y="0.7563in" svg:viewBox="0 0 177 175" svg:d="M129 24c-7-14-18-24-35-24-46 0-94 56-94 113 0 37 22 62 52 62 7 0 27-2 50-30 4 17 17 30 36 30 13 0 22-9 28-21 7-14 8-25 11-38 0-5-3-5-4-5-4 0-5 2-6 8-6 24-13 47-28 47-11 0-12-10-12-17 0-9 1-13 5-29 3-17 4-20 8-35 4-18 10-37 14-54 2-11 2-11 2-13 0-7-4-10-11-10-9 0-14 7-16 16zM105 124c-3 7-3 8-8 15-18 21-33 27-44 27-20 0-25-21-25-36 0-19 13-67 22-85 12-23 28-37 45-37 24 0 29 32 29 34s0 5-1 6c-6 26-12 51-18 76z"><text:p/></draw:path><draw:path draw:style-name="gr3" draw:text-style-name="P6" svg:width="0.0173in" svg:height="0.0453in" svg:x="0.9732in" svg:y="0.8071in" svg:viewBox="0 0 45 116" svg:d="M45 41c0-27-9-41-24-41-13 0-21 10-21 20 0 11 8 21 21 21 4 0 10-1 13-6 1 0 1-1 2-1 0 2 1 1 1 7 0 28-14 51-26 64-4 4-4 5-4 6 0 2 2 5 4 5 3 0 34-30 34-75z"><text:p/></draw:path><draw:path draw:style-name="gr3" draw:text-style-name="P6" svg:width="0.0693in" svg:height="0.0685in" svg:x="1.0339in" svg:y="0.7563in" svg:viewBox="0 0 177 175" svg:d="M129 24c-7-14-18-24-35-24-46 0-94 56-94 113 0 37 22 62 52 62 7 0 27-2 50-30 4 17 17 30 36 30 13 0 22-9 28-21 7-14 8-25 11-38 0-5-3-5-4-5-4 0-5 2-6 8-6 24-13 47-29 47-10 0-11-10-11-17 0-9 1-13 5-29 3-17 4-20 8-35 4-18 10-37 14-54 2-11 2-11 2-13 0-7-4-10-11-10-9 0-15 7-16 16zM105 124c-3 7-3 8-8 15-18 21-33 27-44 27-20 0-25-21-25-36 0-19 13-67 22-85 12-23 28-37 44-37 25 0 30 32 30 34s-1 5-1 6c-6 26-12 51-18 76z"><text:p/></draw:path><draw:path draw:style-name="gr3" draw:text-style-name="P6" svg:width="0.0339in" svg:height="0.1516in" svg:x="1.1165in" svg:y="0.7094in" svg:viewBox="0 0 87 386" svg:d="M85 199c2-4 2-5 2-6 0-2 0-3-2-7-22-59-45-118-67-177-4-7-7-9-10-9-5 0-8 3-8 8 0 1 0 1 2 5 23 60 45 120 68 180-23 59-45 118-68 178-2 4-2 5-2 7 0 5 4 8 8 8 5 0 6-4 9-8 23-59 45-119 68-179z"><text:p/></draw:path><draw:path draw:style-name="gr3" draw:text-style-name="P6" svg:width="0.0756in" svg:height="0.0878in" svg:x="1.2228in" svg:y="0.7409in" svg:viewBox="0 0 193 224" svg:d="M179 120c7 0 14 0 14-8 0-7-7-7-14-7-55 0-109 0-164 0 5-52 50-90 104-90 20 0 41 0 60 0 7 0 14 0 14-7 0-8-7-8-14-8-21 0-40 0-61 0-66 0-118 51-118 112 0 62 52 112 118 112 21 0 40 0 61 0 7 0 14 0 14-7 0-8-7-8-14-8-19 0-40 0-60 0-54 0-99-37-104-89 55 0 109 0 164 0z"><text:p/></draw:path><draw:path draw:style-name="gr3" draw:text-style-name="P6" svg:width="0.1083in" svg:height="0.1071in" svg:x="1.3598in" svg:y="0.7189in" svg:viewBox="0 0 276 273" svg:d="M129 26c2-8 3-13 11-14 3 0 15 0 23 0 27 0 70 0 70 39 0 13-5 39-21 55-10 10-30 22-65 22-14 0-29 0-44 0 9-34 17-67 26-102zM185 133c38-9 85-36 85-75 0-33-36-58-86-58-37 0-74 0-110 0-8 0-11 0-11 8 0 4 3 4 11 4 4 0 7 0 14 1 7 0 11 1 11 6 0 2-1 3-2 7-18 70-34 139-52 208-3 15-4 18-35 18-7 0-10 0-10 8 0 4 4 4 6 4 9 0 37-1 48-1s38 1 48 1c4 0 9 0 9-8 0-4-4-4-11-4-14 0-25 0-25-7 0-2 1-4 1-6 9-34 16-68 25-103 16 0 31 0 46 0 36 0 42 21 42 36 0 5-3 17-5 26-2 11-6 25-6 33 0 42 46 42 51 42 33 0 47-40 47-45s-4-5-5-5c-4 0-5 4-5 6-10 28-26 35-35 35-13 0-15-9-15-23 0-12 2-32 3-45 1-5 2-12 2-18 0-29-26-42-36-45z"><text:p/></draw:path><draw:path draw:style-name="gr3" draw:text-style-name="P6" svg:width="0.1256in" svg:height="0.1114in" svg:x="1.7831in" svg:y="0.7134in" svg:viewBox="0 0 320 284" svg:d="M59 223c-9 0-20 1-33 6-7 3-16 6-22 14-3 5-4 9-4 13 0 7 3 12 9 17 11 8 27 11 45 11 23 0 49-7 77-18 22 10 44 18 73 18 14 0 33-8 49-19 18-11 34-25 44-39 1-2 1-2 1-3 0-2-2-3-3-3s-3 0-5 0c-1 0-2 0-3 1-8 12-21 24-36 33-14 9-29 13-41 13-21 0-37-5-53-12 8-4 16-7 23-13 44-26 84-62 110-98 20-28 30-55 30-79 0-8-1-15-3-22-10-29-39-43-78-43-22 0-49 8-75 21-24 13-46 32-61 52-13 18-20 37-20 52 0 4 1 7 2 10 4 19 20 29 43 29 16 0 35-4 54-14 16-8 33-20 41-33 10-14 14-26 14-36 0-15-8-28-19-38 0-1-1-1-1-1-2 1-5 1-7 2-1 1-2 2-2 3v1l1 2c6 5 9 14 9 24 0 11-5 24-14 39-8 11-19 22-33 30-15 8-29 12-41 12-19 0-29-9-30-22 0-1 0-2 0-3 0-14 10-34 24-54 12-18 30-35 51-47 23-14 45-20 63-20 32 0 51 13 56 37 0 2 0 5 0 8 0 24-15 55-37 86-25 35-56 69-96 95-7 5-12 9-19 14-2-1-4-3-7-4-22-11-44-22-76-22zM28 244c1 0 3-1 4-1 5 0 12 1 18 1 26 0 47 8 67 17-22 9-43 14-62 14-15 0-29-2-36-9-2-2-4-4-4-9 0-2 2-6 5-11 1-2 3-2 8-2z"><text:p/></draw:path><draw:path draw:style-name="gr3" draw:text-style-name="P6" svg:width="0.0157in" svg:height="0.0157in" svg:x="1.9272in" svg:y="0.8071in" svg:viewBox="0 0 41 41" svg:d="M41 20c0-11-10-20-21-20s-20 8-20 20c0 11 9 21 20 21s21-9 21-21z"><text:p/></draw:path><draw:path draw:style-name="gr3" draw:text-style-name="P6" svg:width="0.1008in" svg:height="0.1087in" svg:x="1.9634in" svg:y="0.7154in" svg:viewBox="0 0 257 277" svg:d="M224 37c0-1 2-1 2-2 1 0 1-1 1-2s-1-2-4-2c-6 0-14 2-22 6-7 6-14 13-18 18-7 10-10 19-10 26 0 3 0 5 1 7 3 10 13 14 25 14 7 0 16-3 24-8 9-6 16-14 21-21 9-12 13-23 13-34 0-7-1-13-4-17-9-15-29-22-51-22-16 0-35 7-52 17-19 9-34 24-45 38-11 17-17 32-17 45 0 6 0 10 2 16 1 1 2 3 4 5-8 2-17 6-26 10-18 9-37 23-48 38-13 19-20 38-20 53 0 9 1 17 4 23 13 22 39 32 71 32 16 0 35-4 55-15 16-8 33-21 43-35 6-9 10-18 10-26 0-6-3-12-7-17-10-12-29-17-49-17-26 0-54 35-59 66v1c1 1 1 3 4 3h1c1 0 1-2 2-2 1-1 2-2 2-3 4-27 29-57 48-57 18 0 31 4 36 14 1 2 2 6 2 8 0 8-3 16-10 26-9 12-20 25-34 32-16 10-31 13-43 13-26 0-46-8-52-27-1-3-1-7-1-10 0-16 9-36 23-58 9-13 22-26 37-35 6-4 13-6 18-8 10 6 23 10 39 10 3 0 7 0 12-1 2-1 5-4 8-7 1-1 2-3 2-5 0-4-5-6-8-8-7-2-14-3-23-3-6 0-12 0-20 1 0-1-1-3-1-5s0-3 0-4c0-13 9-30 21-49 9-12 19-24 32-34 12-8 25-12 35-12 21 0 37 5 44 16 2 3 3 7 3 13 0 8-2 16-10 27-4 7-11 12-17 18-7 4-13 7-18 7-12 0-17-5-17-13 0-5 3-13 10-22 3-5 7-11 14-14 5-4 11-6 15-6 1 0 2 0 2-2zM130 124c8 0 14 0 19 3 2 0 1 1 2 1 0 1 0 1 0 1-1 1-2 2-4 2-2 1-4 1-6 1-10 0-18-2-23-7 4-1 7-1 12-1z"><text:p/></draw:path><draw:path draw:style-name="gr3" draw:text-style-name="P6" svg:width="0.0157in" svg:height="0.0157in" svg:x="2.0827in" svg:y="0.8071in" svg:viewBox="0 0 41 41" svg:d="M41 20c0-11-9-20-20-20-12 0-21 8-21 20 0 11 9 21 21 21 11 0 20-9 20-21z"><text:p/></draw:path><draw:path draw:style-name="gr3" draw:text-style-name="P6" svg:width="0.1437in" svg:height="0.1138in" svg:x="2.1181in" svg:y="0.7122in" svg:viewBox="0 0 366 290" svg:d="M299 124c-6 0-15 6-21 10-10 8-16 16-22 24-1 3-3 5-4 7-11 2-20 3-30 3 9-19 13-39 28-60 13-18 28-35 47-53 0-1 0-1 0-2s0-2 0-3c-1-3-2-3-3-3s-1 0-2 0c-25 16-47 36-62 56-15 22-26 44-40 66-16 2-34 5-52 10-15 5-33 11-43 25 0 1 0 1 0 2s0 2 1 3c1 0 1 0 2 0s3 0 4 0 3 0 3-1c7-11 22-17 37-21 14-5 30-8 43-9-5 7-9 13-13 20-30 42-73 84-107 84-32 0-57-7-57-26 0-3 1-6 3-11 3 4 8 6 12 6 10 0 22-8 22-16 0-9-6-13-13-13-8 0-18 5-22 11-7 10-10 19-10 26 0 23 31 31 64 31 46 0 108-41 141-88 6-8 11-17 14-25 9 0 18-1 26-3-4 8-7 15-10 22 0 1 0 1 0 1 0 1 0 1 0 1 0 1 2 2 3 2h1 1c6-3 14-5 21-9 1-1 2-2 2-3s0-3 0-4c0-4 1-9 4-15 14-3 31-8 40-20 3-5 5-9 5-14 0-1 0-2-1-3-1-5-6-8-12-8zM365 31c-1-1-1-1-2-1-49 0-75-30-125-30-22 0-50 8-76 23-24 13-49 33-63 54-10 14-15 28-15 40 0 3 0 5 1 8 3 14 15 21 33 21 15 0 33-3 51-11 15-6 30-15 38-27 10-13 14-27 14-36 0-11-4-19-15-25h-1c-1 0-1 0-3 1-1 0-1 2-2 2-1 1-1 2-1 3v1c2 3 3 8 3 12 0 11-5 24-15 37-7 10-16 19-27 26-16 6-29 9-41 9-14 0-23-6-25-16 0-1 0-3 0-4 0-10 5-23 15-38 12-16 32-33 53-43 23-12 45-15 65-15 49 0 74 30 126 30 1 0 1-1 2-1 4-6 8-10 11-16 0-1 0-1 0-2s0-2-1-2zM298 144c-5 8-15 12-25 16 4-7 10-15 14-19 5-5 9-8 11-8s3 1 5 3c0 3-2 4-5 8z"><text:p/></draw:path><draw:path draw:style-name="gr3" draw:text-style-name="P6" svg:width="0.0157in" svg:height="0.0157in" svg:x="2.2819in" svg:y="0.8071in" svg:viewBox="0 0 41 41" svg:d="M41 20c0-11-9-20-20-20s-21 8-21 20c0 11 10 21 21 21s20-9 20-21z"><text:p/></draw:path></draw:g></text:p>
      <text:p text:style-name="P8">כאשר השקילות האחרונה נכונה לפי הצבה. סה"כ, לפי הגדרת יחס רלפקסיבי, הגענו לשקילות. </text:p>
      <text:p text:style-name="P9"><draw:g text:anchor-type="as-char" svg:y="-0.1134in" draw:z-index="7" draw:name="Shape8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10">נתון: <text:span text:style-name="T3"><draw:g text:anchor-type="as-char" svg:y="-0.1063in" draw:z-index="8" draw:name="Shape9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1083in" draw:z-index="9" draw:name="Shape10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10">צ.ל.: <text:span text:style-name="T3"><draw:g text:anchor-type="as-char" svg:y="-0.1063in" draw:z-index="10" draw:name="Shape11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סימטרי אמ"מ </text:span><text:span text:style-name="T3"><draw:g text:anchor-type="as-char" svg:y="-0.1362in" draw:z-index="11" draw:name="Shape12" draw:style-name="gr1"><svg:title>TexMaths</svg:title><svg:desc>11§display§R^{-1} = R§svg§600§FALSE§</svg:desc><draw:path draw:style-name="gr2" draw:text-style-name="P5" svg:width="0.5811in" svg:height="0.1205in" svg:x="0.0008in" svg:y="0.0071in" svg:viewBox="0 0 1477 307" svg:d="M739 307c-246 0-493 0-739 0 0-102 0-205 0-307 493 0 984 0 1477 0 0 102 0 205 0 307-247 0-493 0-738 0z"><text:p/></draw:path><draw:path draw:style-name="gr3" draw:text-style-name="P6" svg:width="0.1079in" svg:height="0.1067in" svg:x="-0.0004in" svg:y="0.0295in" svg:viewBox="0 0 275 272" svg:d="M129 28c2-10 3-14 11-15 3-1 15-1 23-1 27 0 70 0 70 39 0 13-6 39-21 55-10 10-31 22-66 22-14 0-28 0-43 0 9-34 17-67 26-100zM184 133c39-9 85-35 85-75 0-33-35-58-85-58-37 0-74 0-110 0-8 0-11 0-11 9 0 3 3 3 11 3 4 0 7 0 14 1s11 1 11 7c0 1-1 2-2 6-18 70-34 139-52 207-3 15-4 18-35 18-7 0-10 0-10 8 0 4 4 4 5 4 10 0 38-1 49-1s38 1 48 1c4 0 8 0 8-8 0-4-3-4-10-4-14 0-25 0-25-7 0-2 0-4 1-6 9-34 16-67 25-101 16 0 31 0 46 0 36 0 42 22 42 35 0 5-3 16-5 25-3 11-7 25-7 33 0 42 47 42 52 42 33 0 46-40 46-45s-3-2-4-5c-4 0-5 4-5 6-10 29-26 35-35 35-13 0-15-9-15-23 0-12 2-32 3-44 1-6 1-12 1-18 0-29-25-41-36-45z"><text:p/></draw:path><draw:path draw:style-name="gr3" draw:text-style-name="P6" svg:width="0.0717in" svg:height="0.0047in" svg:x="0.1213in" svg:y="0.0417in" svg:viewBox="0 0 183 13" svg:d="M172 13c4 0 11 0 11-6 0-7-6-7-11-7-54 0-107 0-161 0-4 0-11 0-11 7 0 6 7 6 11 6 54 0 107 0 161 0z"><text:p/></draw:path><draw:path draw:style-name="gr3" draw:text-style-name="P6" svg:width="0.0382in" svg:height="0.0701in" svg:x="0.2165in" svg:y="0in" svg:viewBox="0 0 98 179" svg:d="M60 8c0-8 0-8-7-8-18 18-42 18-53 18 0 3 0 6 0 10 7 0 24 0 38-8 0 45 0 91 0 137 0 9 0 13-26 13-3 0-7 0-10 0 0 3 0 6 0 9 5 0 38-1 47-1s43 1 49 1c0-3 0-6 0-9-3 0-7 0-10 0-28 0-28-4-28-13 0-50 0-100 0-149z"><text:p/></draw:path><draw:path draw:style-name="gr3" draw:text-style-name="P6" svg:width="0.1004in" svg:height="0.035in" svg:x="0.3236in" svg:y="0.077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83in" svg:height="0.1067in" svg:x="0.4815in" svg:y="0.0295in" svg:viewBox="0 0 276 272" svg:d="M129 28c2-10 4-14 11-15 3-1 16-1 24-1 27 0 70 0 70 39 0 13-6 39-22 55-10 10-31 22-65 22-14 0-28 0-43 0 8-34 17-67 25-100zM185 133c38-9 84-35 84-75 0-33-34-58-84-58-38 0-74 0-111 0-8 0-11 0-11 9 0 3 3 3 11 3 1 0 8 0 14 1 8 1 11 1 11 7 0 1 0 2-1 6-18 70-34 139-52 207-4 15-5 18-35 18-8 0-11 0-11 8 0 4 4 4 5 4 11 0 38-1 49-1s38 1 49 1c4 0 8 0 8-8 0-4-3-4-11-4-14 0-25 0-25-7 0-2 1-4 1-6 9-34 16-67 25-101 16 0 31 0 46 0 36 0 42 22 42 35 0 5-2 16-4 25-4 11-7 25-7 33 0 42 46 42 52 42 32 0 46-40 46-45s-3-2-4-5c-5 0-5 4-6 6-10 29-26 35-35 35-13 0-15-9-15-23 0-12 2-32 4-44 0-6 1-12 1-18 0-29-26-41-36-45z"><text:p/></draw:path></draw:g></text:span></text:p>
      <text:p text:style-name="P10">הוכחה: <text:span text:style-name="T3">יהי </text:span><text:span text:style-name="T3"><draw:g text:anchor-type="as-char" svg:y="-0.1063in" draw:z-index="12" draw:name="Shape13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1083in" draw:z-index="13" draw:name="Shape14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נתחיל במעברים שקולים: </text:span></text:p>
      <text:p text:style-name="P7"><draw:g text:anchor-type="as-char" svg:y="-0.3402in" draw:z-index="22" draw:name="Shape15" draw:style-name="gr1"><svg:title>TexMaths</svg:title><svg:desc>11§latex§\begin{align*}
  &amp;R^{-1} = R \\
  \iff &amp;\forall a, b \in A. \la a, b \ra \in R^{-1} \siff \la a, b \ra \in R
&amp;&amp;\open \!\!=\!\! \defi \close \\
  \iff &amp;\forall a, b \in A. \la b, a \ra \in R \siff \la a, b \ra \in R
&amp;&amp;\open R^{-1} \defi \close \QEF
\end{align}§svg§600§FALSE§</svg:desc><draw:path draw:style-name="gr2" draw:text-style-name="P5" svg:width="4.8374in" svg:height="0.6642in" svg:x="0.0429in" svg:y="0.0079in" svg:viewBox="0 0 12288 1688" svg:d="M6144 1688c-2048 0-4096 0-6144 0 0-563 0-1125 0-1688 4096 0 8193 0 12288 0 0 563 0 1125 0 1688-2048 0-4096 0-6144 0z"><text:p/></draw:path><draw:path draw:style-name="gr3" draw:text-style-name="P6" svg:width="0.1079in" svg:height="0.1067in" svg:x="0.3193in" svg:y="0.0311in" svg:viewBox="0 0 275 272" svg:d="M129 26c2-10 3-13 11-14 3-1 15-1 23-1 27 0 70 0 70 39 0 13-5 39-21 54-10 10-30 22-66 22-14 0-28 0-43 0 9-33 17-67 26-100zM185 132c38-9 85-35 85-75 0-33-36-57-86-57-37 0-74 0-110 0-8 0-11 0-11 8 0 3 3 3 11 3 4 0 7 0 14 1s11 1 11 7c0 1-1 2-2 6-18 70-34 139-52 208-3 16-4 19-35 19-7 0-10 0-10 8 0 3 3 2 4 3 11 0 39-1 50-1s38 1 48 1c4 0 8 0 8-8 0-3-3-3-10-3-14 0-25 0-25-8 0-2 0-4 1-6 9-35 16-69 25-103 16 0 31 0 46 0 36 0 42 22 42 35 0 6-3 18-5 27-2 11-6 25-6 33 0 42 46 42 51 42 33 0 46-39 46-44s-3-5-4-5c-4 0-5 3-5 6-10 28-26 34-35 34-13 0-15-8-15-23 0-12 2-32 3-44 1-6 2-13 2-18 0-31-26-42-36-46z"><text:p/></draw:path><draw:path draw:style-name="gr3" draw:text-style-name="P6" svg:width="0.072in" svg:height="0.0047in" svg:x="0.4409in" svg:y="0.0413in" svg:viewBox="0 0 184 13" svg:d="M173 13c4 0 11 0 11-6 0-7-7-7-11-7-54 0-108 0-162 0-4 0-11 0-11 7 0 6 7 6 11 6 54 0 108 0 162 0z"><text:p/></draw:path><draw:path draw:style-name="gr3" draw:text-style-name="P6" svg:width="0.0386in" svg:height="0.0701in" svg:x="0.5362in" svg:y="0in" svg:viewBox="0 0 99 179" svg:d="M62 8c0-8-1-8-9-8-17 18-42 18-53 18 0 3 0 6 0 10 7 0 24-1 40-8 0 46 0 91 0 137 0 9 0 14-28 14-3 0-6 0-10 0 0 3 0 5 0 8 5 0 39-1 49-1 7 0 41 1 48 1 0-3 0-5 0-8-3 0-8 0-11 0-26 0-26-5-26-14 0-49 0-100 0-149z"><text:p/></draw:path><draw:path draw:style-name="gr3" draw:text-style-name="P6" svg:width="0.1008in" svg:height="0.035in" svg:x="0.6437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083in" svg:height="0.1067in" svg:x="0.8024in" svg:y="0.0311in" svg:viewBox="0 0 276 272" svg:d="M129 26c2-10 4-13 11-14 3-1 16-1 24-1 27 0 70 0 70 39 0 13-6 39-22 54-10 10-30 22-65 22-14 0-28 0-42 0 7-33 16-67 24-100zM185 132c38-9 85-35 85-75 0-33-35-57-85-57-38 0-74 0-111 0-8 0-11 0-11 8 0 3 3 3 11 3 1 0 7 0 14 1 8 1 11 1 11 7 0 1 0 2-1 6-18 70-35 139-53 208-3 16-4 19-35 19-7 0-10 0-10 8 0 3 4 3 6 3 11 0 37-1 48-1s38 1 49 1c4 0 8 0 8-8 0-3-3-3-11-3-14 0-25 0-25-8 0-2 1-4 1-6 9-35 16-69 25-103 16 0 31 0 46 0 36 0 43 22 43 35 0 6-3 18-5 27-3 11-7 25-7 33 0 42 46 42 52 42 33 0 46-39 46-44s-3-4-4-5c-4 0-5 3-6 6-10 28-26 34-35 34-12 0-15-8-15-23 0-12 2-32 4-44 0-6 1-13 1-18 0-31-26-42-36-46z"><text:p/></draw:path><draw:path draw:style-name="gr3" draw:text-style-name="P6" svg:width="0.1346in" svg:height="0.0835in" svg:x="0.0004in" svg:y="0.302in" svg:viewBox="0 0 343 213" svg:d="M330 152c7 0 13 0 13-8s-6-8-14-8c-81 0-164 0-245 0-17-14-37-24-49-29 15-7 33-17 49-30 81 0 164 0 245 0 8 0 14 0 14-8 0-7-6-7-13-7-76 0-153 0-229 0 19-18 39-52 39-58 0-4-5-4-8-4-2 0-5 0-7 3-8 16-18 36-44 59-27 23-52 34-72 39-7 2-8 2-8 4-1 0-1 1-1 2s0 1 0 2l1 1c1 0 1 1 9 3 52 16 91 51 112 92 5 7 6 8 10 8 3 0 8 0 8-4 0-5-20-38-39-57 76 0 153 0 229 0z"><text:p/></draw:path><draw:path draw:style-name="gr3" draw:text-style-name="P6" svg:width="0.1346in" svg:height="0.0835in" svg:x="0.1268in" svg:y="0.302in" svg:viewBox="0 0 343 213" svg:d="M260 77c16 14 36 24 49 30-14 6-33 16-49 29-82 0-164 0-246 0-6 0-14 0-14 8s8 8 14 8c76 0 152 0 228 0-18 17-38 52-38 57 0 4 5 4 7 4 4 0 6 0 8-3 8-15 19-35 44-58 26-23 52-33 73-40 6-2 6-2 7-3 0-1 0-1 0-2s0-1 0-2l-1-2c-1 0-1 0-9-3-51-15-90-50-112-91-4-8-4-9-10-9-2 0-7 0-7 4 0 6 19 39 38 58-76 0-152 0-228 0-6 0-14 0-14 7 0 8 8 8 14 8 82 0 164 0 246 0z"><text:p/></draw:path><draw:path draw:style-name="gr3" draw:text-style-name="P6" svg:width="0.0846in" svg:height="0.1087in" svg:x="0.313in" svg:y="0.2756in" svg:viewBox="0 0 216 277" svg:d="M213 14c3-3 3-4 3-6 0-4-4-8-8-8-6 0-8 4-10 9-11 28-21 56-32 84-39 0-78 0-118 0-11-28-20-56-31-84-3-6-4-9-9-9-4 0-8 4-8 8 0 1 0 2 2 6 32 85 65 169 97 253 2 6 3 10 9 10 5 0 6-4 9-9 32-84 65-169 96-254zM55 109c35 0 70 0 106 0-18 46-36 92-53 138-18-46-35-92-53-138z"><text:p/></draw:path><draw:path draw:style-name="gr3" draw:text-style-name="P6" svg:width="0.0693in" svg:height="0.0685in" svg:x="0.4035in" svg:y="0.3138in" svg:viewBox="0 0 177 175" svg:d="M129 24c-7-14-18-24-35-24-46 0-94 56-94 113 0 37 22 62 52 62 7 0 27-2 50-30 4 17 17 30 36 30 13 0 22-9 28-22 7-13 8-25 11-37 0-5-3-5-4-5-4 0-5 2-6 7-6 25-13 48-28 48-11 0-12-10-12-17 0-9 1-13 5-29 3-17 4-20 8-35 4-18 10-37 14-54 2-11 2-11 2-13 0-7-4-10-11-10-9 0-14 7-16 16zM105 124c-3 7-3 8-8 15-18 21-33 27-44 27-20 0-25-21-25-36 0-20 13-67 22-85 12-23 28-37 44-37 25 0 30 32 30 34s0 4-1 6c-6 26-12 51-18 76z"><text:p/></draw:path><draw:path draw:style-name="gr3" draw:text-style-name="P6" svg:width="0.0173in" svg:height="0.0449in" svg:x="0.4909in" svg:y="0.3642in" svg:viewBox="0 0 45 115" svg:d="M45 40c0-26-9-40-24-40-13 0-21 9-21 20s8 21 21 21c4 0 10-3 13-6 1 0 1-1 2-1 0 2 1 1 1 6 0 28-14 52-26 65-4 4-4 5-4 6 0 2 2 4 4 4 3 0 34-29 34-75z"><text:p/></draw:path><draw:path draw:style-name="gr3" draw:text-style-name="P6" svg:width="0.0555in" svg:height="0.1071in" svg:x="0.5528in" svg:y="0.2756in" svg:viewBox="0 0 142 273" svg:d="M74 4c-1-1 0-4-5-4-8 0-37 3-47 4-3 0-8 0-8 8 0 4 4 4 10 4 19 0 19 3 19 7 0 2-3 16-6 24-11 42-20 84-31 126-5 19-6 25-6 39 0 37 20 61 48 61 47 0 94-59 94-114 0-35-20-61-52-61-17 0-33 11-45 23 10-38 19-78 29-117zM37 151c3-9 3-10 7-15 19-24 36-30 46-30 13 0 24 12 24 36 0 23-13 67-19 82-14 26-31 40-47 40-12 0-25-11-25-39 0-7 0-15 7-39 2-12 5-23 7-35z"><text:p/></draw:path><draw:path draw:style-name="gr3" draw:text-style-name="P6" svg:width="0.076in" svg:height="0.0878in" svg:x="0.6657in" svg:y="0.2988in" svg:viewBox="0 0 194 224" svg:d="M179 120c7 0 15 0 15-8s-8-7-15-7c-55 0-109 0-164 0 6-52 50-90 105-90 20 0 40 0 59 0 7 0 15 0 15-7 0-8-8-8-15-8-19 0-40 0-60 0-66 0-119 51-119 112 0 62 53 112 119 112 20 0 41 0 60 0 7 0 15 0 15-7 0-8-8-8-15-8-19 0-39 0-59 0-55 0-99-37-105-89 55 0 109 0 164 0z"><text:p/></draw:path><draw:path draw:style-name="gr3" draw:text-style-name="P6" svg:width="0.1039in" svg:height="0.1087in" svg:x="0.8024in" svg:y="0.272in" svg:viewBox="0 0 265 277" svg:d="M56 232c-15 27-31 32-48 33-5 0-8 0-8 8 0 2 2 4 6 4 9 0 22-1 33-1 12 0 26 1 38 1 2 0 8 0 8-7 0-5-5-5-7-5-9-1-19-4-19-13 0-6 4-9 6-14 10-17 20-33 30-50 32 0 65 0 96 0 2 8 7 61 7 64 0 12-20 13-27 13-6 0-10 0-10 8 0 4 4 4 5 4 17 0 33-1 49-1 9 0 34 1 44 1 2 0 6 0 6-7 0-5-3-5-9-5-24 0-24-3-25-14-8-80-15-161-23-241-1-8-1-10-8-10-6 0-7 3-10 7-45 74-89 150-134 225zM102 176c26-43 51-85 76-128 5 43 8 85 12 128-29 0-58 0-88 0z"><text:p/></draw:path><draw:path draw:style-name="gr3" draw:text-style-name="P6" svg:width="0.0161in" svg:height="0.0157in" svg:x="0.924in" svg:y="0.3642in" svg:viewBox="0 0 42 41" svg:d="M42 20c0-11-10-20-21-20s-21 9-21 20 10 21 21 21 21-10 21-21z"><text:p/></draw:path><draw:path draw:style-name="gr3" draw:text-style-name="P6" svg:width="0.0335in" svg:height="0.152in" svg:x="0.9705in" svg:y="0.2665in" svg:viewBox="0 0 86 387" svg:d="M84 15c2-4 2-5 2-7 0-4-3-8-8-8-3 0-6 2-9 10-23 59-45 118-68 177 0 2-1 4-1 7 0 1 0 2 1 6 23 60 45 118 68 177 1 5 4 10 9 10s8-4 8-8c0-1 0-2-2-6-23-61-45-120-69-179 24-60 46-119 69-179z"><text:p/></draw:path><draw:path draw:style-name="gr3" draw:text-style-name="P6" svg:width="0.0693in" svg:height="0.0685in" svg:x="1.0189in" svg:y="0.3138in" svg:viewBox="0 0 177 175" svg:d="M129 24c-8-14-19-24-37-24-45 0-92 56-92 113 0 37 21 62 51 62 7 0 27-2 50-30 4 17 17 30 35 30 14 0 22-9 29-22s8-25 12-37c0-5-4-5-5-5-4 0-5 2-6 7-6 25-13 48-28 48-11 0-13-10-13-17 0-9 2-13 6-29 4-17 4-20 8-35 4-18 10-37 14-54 3-11 3-11 3-13 0-7-5-10-12-10-9 0-14 7-15 16zM103 124c-2 7-2 8-7 15-18 21-33 27-44 27-20 0-24-21-24-36 0-20 12-67 20-85 13-23 30-37 46-37 24 0 29 32 29 34s0 4-1 6c-6 26-12 51-19 76z"><text:p/></draw:path><draw:path draw:style-name="gr3" draw:text-style-name="P6" svg:width="0.0173in" svg:height="0.0449in" svg:x="1.1063in" svg:y="0.3642in" svg:viewBox="0 0 45 115" svg:d="M45 40c0-26-10-40-25-40-12 0-20 9-20 20s8 21 20 21c4 0 10-3 13-6 2 0 1-1 2-1s1 1 1 6c0 28-13 52-26 65-4 4-4 5-4 6 0 2 2 4 4 4 4 0 35-29 35-75z"><text:p/></draw:path><draw:path draw:style-name="gr3" draw:text-style-name="P6" svg:width="0.0555in" svg:height="0.1071in" svg:x="1.1677in" svg:y="0.2756in" svg:viewBox="0 0 142 273" svg:d="M74 4c-1-1 0-4-5-4-8 0-37 3-47 4-3 0-8 0-8 8 0 4 5 4 10 4 19 0 19 3 19 7 0 2-3 16-6 24-9 42-20 84-30 126-6 19-7 25-7 39 0 37 21 61 50 61 45 0 92-59 92-114 0-35-20-61-51-61-18 0-34 11-46 23 10-38 19-78 29-117zM37 151c4-9 4-10 7-15 19-24 36-30 46-30 15 0 24 12 24 36 0 23-13 67-19 82-12 26-31 40-45 40s-27-11-27-39c0-7 0-15 7-39 2-12 5-23 7-35z"><text:p/></draw:path><draw:path draw:style-name="gr3" draw:text-style-name="P6" svg:width="0.0335in" svg:height="0.152in" svg:x="1.2346in" svg:y="0.2665in" svg:viewBox="0 0 86 387" svg:d="M84 200c2-4 2-5 2-6s0-3-2-7c-22-59-45-118-67-177-3-7-5-10-9-10-5 0-8 4-8 8 0 2 0 2 1 6 23 60 46 120 69 180-23 59-46 118-69 178-1 4-1 5-1 7 0 4 3 8 8 8 4 0 6-4 7-8 24-60 46-119 69-179z"><text:p/></draw:path><draw:path draw:style-name="gr3" draw:text-style-name="P6" svg:width="0.0756in" svg:height="0.0878in" svg:x="1.3402in" svg:y="0.2988in" svg:viewBox="0 0 193 224" svg:d="M179 120c7 0 14 0 14-8s-7-7-14-7c-55 0-109 0-164 0 5-52 50-90 104-90 20 0 41 0 60 0 7 0 14 0 14-7 0-8-7-8-14-8-19 0-40 0-60 0-66 0-119 51-119 112 0 62 53 112 119 112 20 0 41 0 60 0 7 0 14 0 14-7 0-8-7-8-14-8-19 0-40 0-60 0-54 0-99-37-104-89 55 0 109 0 164 0z"><text:p/></draw:path><draw:path draw:style-name="gr3" draw:text-style-name="P6" svg:width="0.1083in" svg:height="0.1071in" svg:x="1.4776in" svg:y="0.2783in" svg:viewBox="0 0 276 273" svg:d="M129 26c2-8 3-13 11-14 3 0 16 0 24 0 27 0 70 0 70 39 0 13-6 39-22 54-10 11-30 23-65 23-14 0-29 0-44 0 9-34 17-67 26-102zM185 132c38-8 85-35 85-74 0-34-35-58-85-58-38 0-74 0-111 0-8 0-11 0-11 8 0 4 3 4 11 4 1 0 7 0 14 1 8 0 11 1 11 6 0 2 0 3-2 7-18 70-34 138-52 207-3 16-4 19-35 19-7 0-10 0-10 8 0 4 4 4 6 4 11 0 37-1 48-1s38 1 49 1c4 0 8 0 8-8 0-4-3-4-11-4-14 0-25 0-25-7 0-2 1-4 1-6 9-34 16-68 25-103 16 0 31 0 46 0 36 0 42 21 42 36 0 5-2 17-4 26-3 11-7 25-7 33 0 42 46 42 52 42 33 0 46-40 46-45s-3-4-4-5c-5 0-5 3-6 6-10 28-26 35-35 35-13 0-15-9-15-24 0-11 2-31 4-44 0-6 1-12 1-18 0-29-26-42-36-46z"><text:p/></draw:path><draw:path draw:style-name="gr3" draw:text-style-name="P6" svg:width="0.0717in" svg:height="0.0047in" svg:x="1.5996in" svg:y="0.2882in" svg:viewBox="0 0 183 13" svg:d="M172 13c4 0 11 0 11-6 0-7-7-7-11-7-54 0-108 0-162 0-3 0-10 0-10 7 0 6 6 6 10 6 54 0 108 0 162 0z"><text:p/></draw:path><draw:path draw:style-name="gr3" draw:text-style-name="P6" svg:width="0.0382in" svg:height="0.0701in" svg:x="1.6949in" svg:y="0.2472in" svg:viewBox="0 0 98 179" svg:d="M61 7c0-7 0-7-8-7-18 17-42 17-53 17 0 3 0 6 0 9 6 0 24 0 39-7 0 46 0 92 0 138 0 9 0 12-27 12-3 0-8 0-11 0 0 4 0 7 0 10 6 0 39-1 49-1 8 0 42 1 48 1 0-3 0-6 0-10-3 0-7 0-10 0-27 0-27-3-27-12 0-50 0-100 0-150z"><text:p/></draw:path><draw:path draw:style-name="gr3" draw:text-style-name="P6" svg:width="0.1346in" svg:height="0.0791in" svg:x="1.8024in" svg:y="0.3028in" svg:viewBox="0 0 343 202" svg:d="M329 109c7 0 14 0 14-8s-7-8-14-8c-96 0-191 0-287 0 21-16 32-31 35-37 17-26 13-34 20-50 0-6-5-6-8-6-6 0-6 1-9 8-8 38-30 70-74 88-5 2-6 3-6 5s1 3 6 6c39 16 66 46 75 89 2 5 2 6 8 6 3 0 8 0 8-5-7-17-3-24-20-51-8-11-19-25-35-37 96 0 191 0 287 0z"><text:p/></draw:path><draw:path draw:style-name="gr3" draw:text-style-name="P6" svg:width="0.1346in" svg:height="0.0791in" svg:x="1.9287in" svg:y="0.3028in" svg:viewBox="0 0 343 202" svg:d="M301 109c-20 16-31 32-35 37-17 27-13 34-20 51 0 5 5 5 8 5 7 0 7-1 8-7 10-39 32-71 76-88 4-3 5-4 5-6s-2-3-3-4c-17-7-64-26-78-90-1-6-1-7-8-7-3 0-8 0-8 6 7 16 4 24 20 50 8 11 19 25 35 37-95 0-191 0-287 0-6 0-14 0-14 8s8 8 14 8c96 0 192 0 287 0z"><text:p/></draw:path><draw:path draw:style-name="gr3" draw:text-style-name="P6" svg:width="0.0335in" svg:height="0.152in" svg:x="2.1319in" svg:y="0.2665in" svg:viewBox="0 0 86 387" svg:d="M84 15c2-4 2-5 2-7 0-4-3-8-8-8-3 0-6 2-9 10-23 59-45 118-68 177 0 2-1 4-1 7 0 1 0 2 1 6 23 60 45 118 68 177 1 5 4 10 9 10s8-4 8-8c0-1 0-2-2-6-23-61-45-120-69-179 24-60 46-119 69-179z"><text:p/></draw:path><draw:path draw:style-name="gr3" draw:text-style-name="P6" svg:width="0.0693in" svg:height="0.0685in" svg:x="2.1807in" svg:y="0.3138in" svg:viewBox="0 0 177 175" svg:d="M129 24c-8-14-19-24-37-24-45 0-92 56-92 113 0 37 21 62 51 62 7 0 27-2 50-30 4 17 17 30 35 30 14 0 22-9 29-22s8-25 12-37c0-5-4-5-5-5-4 0-5 2-6 7-6 25-13 48-28 48-11 0-13-10-13-17 0-9 2-13 6-29 4-17 4-20 8-35 4-18 10-37 14-54 3-11 3-11 3-13 0-7-5-10-12-10-9 0-14 7-15 16zM103 124c-2 7-2 8-7 15-18 21-33 27-44 27-20 0-24-21-24-36 0-20 12-67 20-85 13-23 30-37 46-37 25 0 29 32 29 34s0 4-1 6c-6 26-12 51-19 76z"><text:p/></draw:path><draw:path draw:style-name="gr3" draw:text-style-name="P6" svg:width="0.0173in" svg:height="0.0449in" svg:x="2.2681in" svg:y="0.3642in" svg:viewBox="0 0 45 115" svg:d="M45 40c0-26-10-40-25-40-12 0-20 9-20 20s8 21 20 21c4 0 10-3 13-6 2 0 1-1 2-1s1 1 1 6c0 28-13 52-26 65-4 4-4 5-4 6 0 2 2 4 4 4 4 0 35-29 35-75z"><text:p/></draw:path><draw:path draw:style-name="gr3" draw:text-style-name="P6" svg:width="0.0555in" svg:height="0.1071in" svg:x="2.3295in" svg:y="0.2756in" svg:viewBox="0 0 142 273" svg:d="M75 4c-2-1 0-4-6-4-8 0-37 3-47 4-3 0-8 0-8 8 0 4 5 4 10 4 19 0 19 3 19 7 0 2-3 16-6 24-9 42-20 84-30 126-6 19-7 25-7 39 0 37 21 61 50 61 45 0 92-59 92-114 0-35-20-61-51-61-18 0-34 11-45 23 10-38 19-78 29-117zM37 151c4-9 4-10 7-15 19-24 36-30 46-30 15 0 24 12 24 36 0 23-13 67-19 82-12 26-31 40-45 40s-27-11-27-39c0-7 0-15 7-39 2-12 5-23 7-35z"><text:p/></draw:path><draw:path draw:style-name="gr3" draw:text-style-name="P6" svg:width="0.0335in" svg:height="0.152in" svg:x="2.3961in" svg:y="0.2665in" svg:viewBox="0 0 86 387" svg:d="M84 200c2-4 2-5 2-6s0-3-2-7c-22-59-45-118-67-177-3-7-5-10-9-10-5 0-8 4-8 8 0 2 0 2 1 6 23 60 46 120 69 180-23 59-46 118-69 178-1 4-1 5-1 7 0 4 3 8 8 8 4 0 6-4 7-8 24-60 46-119 69-179z"><text:p/></draw:path><draw:path draw:style-name="gr3" draw:text-style-name="P6" svg:width="0.076in" svg:height="0.0878in" svg:x="2.5016in" svg:y="0.2988in" svg:viewBox="0 0 194 224" svg:d="M179 120c7 0 15 0 15-8s-8-7-15-7c-55 0-109 0-164 0 5-52 50-90 104-90 20 0 41 0 60 0 7 0 15 0 15-7 0-8-8-8-15-8-19 0-40 0-60 0-66 0-119 51-119 112 0 62 53 112 119 112 20 0 41 0 60 0 7 0 15 0 15-7 0-8-8-8-15-8-19 0-40 0-60 0-54 0-99-37-104-89 55 0 109 0 164 0z"><text:p/></draw:path><draw:path draw:style-name="gr3" draw:text-style-name="P6" svg:width="0.1083in" svg:height="0.1071in" svg:x="2.6386in" svg:y="0.2783in" svg:viewBox="0 0 276 273" svg:d="M129 26c2-8 3-13 11-14 3 0 16 0 24 0 27 0 70 0 70 39 0 13-6 39-22 54-10 11-30 23-65 23-14 0-29 0-44 0 9-34 17-67 26-102zM185 132c38-8 85-35 85-74 0-34-35-58-85-58-38 0-74 0-111 0-8 0-11 0-11 8 0 4 3 4 11 4 1 0 7 0 14 1 8 0 11 1 11 6 0 2 0 3-1 7-18 70-35 138-53 207-3 16-4 19-35 19-7 0-10 0-10 8 0 4 4 4 6 4 11 0 37-1 48-1s38 1 49 1c4 0 8 0 8-8 0-4-3-4-11-4-14 0-25 0-25-7 0-2 1-4 1-6 9-34 16-68 25-103 16 0 31 0 46 0 36 0 42 21 42 36 0 5-2 17-4 26-3 11-7 25-7 33 0 42 46 42 52 42 33 0 46-40 46-45s-3-4-4-5c-5 0-5 3-6 6-10 28-26 35-35 35-12 0-15-9-15-24 0-11 2-31 4-44 0-6 1-12 1-18 0-29-26-42-36-46z"><text:p/></draw:path><draw:path draw:style-name="gr3" draw:text-style-name="P6" svg:width="0.039in" svg:height="0.1819in" svg:x="2.9437in" svg:y="0.252in" svg:viewBox="0 0 100 463" svg:d="M100 460c0-2 0-2-1-3-18-19-44-51-60-114-9-35-13-75-13-111 0-101 25-173 71-223 3-3 3-4 3-5 0-4-3-4-4-4-6 0-27 23-32 30-40 46-64 115-64 202 0 55 9 132 59 198 5 4 30 33 37 33 1 0 4 0 4-3z"><text:p/></draw:path><draw:path draw:style-name="gr3" draw:text-style-name="P6" svg:width="0.1008in" svg:height="0.035in" svg:x="2.9902in" svg:y="0.325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4in" svg:height="0.1071in" svg:x="3.1476in" svg:y="0.2756in" svg:viewBox="0 0 190 273" svg:d="M133 247c0 9 0 17 0 26 19-1 39-3 57-5 0-4 0-7 0-12-27 0-30-3-30-22 0-78 0-156 0-234-19 1-37 3-55 4 0 5 0 8 0 12 26 0 29 3 29 23 0 27 0 55 0 82-11-13-27-23-48-23-46 0-86 37-86 87 0 49 37 88 81 88 26 0 42-13 52-26zM133 143c0 26 0 53 0 79 0 8 0 8-4 15-11 18-29 27-45 27-18 0-32-10-41-24-10-17-11-39-11-54 0-14 0-38 12-55 8-12 22-25 43-25 14 0 30 6 42 23 4 6 4 7 4 14z"><text:p/></draw:path><draw:path draw:style-name="gr3" draw:text-style-name="P6" svg:width="0.0587in" svg:height="0.0693in" svg:x="3.2311in" svg:y="0.3138in" svg:viewBox="0 0 150 177" svg:d="M32 75c2-57 35-67 48-67 40 0 44 53 44 67-30 0-61 0-92 0zM32 84c36 0 71 0 108 0 9 0 10 0 10-9 0-38-21-75-70-75-45 0-80 40-80 88 0 52 41 89 85 89 47 0 65-43 65-51 0-3-4-4-6-4-3 0-4 2-4 6-15 39-49 39-53 39-19 0-34-12-44-26-11-18-11-44-11-57z"><text:p/></draw:path><draw:path draw:style-name="gr3" draw:text-style-name="P6" svg:width="0.0756in" svg:height="0.1071in" svg:x="3.2988in" svg:y="0.2732in" svg:viewBox="0 0 193 273" svg:d="M117 118c17 0 21 5 21 21 0 35 0 69 0 104 0 18-5 18-31 18 0 4 0 7 0 12 13-1 33-1 43-1s28 0 43 1c0-5 0-8 0-12-26 0-30 0-30-18 0-47 0-94 0-142-17 1-32 2-49 4-6 1-6 1-7 1-2 0-1 0-7 0-15 0-31 0-46 0 0-15 0-29 0-43 0-39 34-54 57-54 12 0 27 3 34 13-16 0-18 11-18 18 0 12 9 17 17 17 9 0 18-6 18-17 0-23-21-40-50-40-36 0-82 20-82 62 0 14 0 29 0 44-10 0-20 0-30 0 0 4 0 7 0 12 10 0 20 0 30 0 0 42 0 83 0 125 0 18-5 18-30 18 0 4 0 7 0 12 12-1 33-1 43-1s29 0 43 1c0-5 0-8 0-12-27 0-30 0-30-18 0-42 0-83 0-125 20 0 41 0 61 0z"><text:p/></draw:path><draw:path draw:style-name="gr3" draw:text-style-name="P6" svg:width="0.076in" svg:height="0.0669in" svg:x="3.3843in" svg:y="0.3138in" svg:viewBox="0 0 194 171" svg:d="M30 37c0 34 0 70 0 104 0 17-5 17-30 17 0 5 0 8 0 13 13-2 33-2 43-2s31 0 44 2c0-5 0-8 0-13-26 0-31 0-31-17 0-23 0-47 0-71 0-40 28-62 53-62 24 0 29 21 29 43 0 29 0 60 0 90 0 17-5 17-31 17 0 5 0 8 0 13 14-2 33-2 44-2 10 0 29 0 43 2 0-5 0-8 0-13-20 0-30 0-30-12 0-24 0-49 0-73 0-33 0-45-12-59-6-6-19-14-41-14-28 0-46 17-57 40 0-14 0-27 0-40-18 1-36 2-54 3 0 5 0 8 0 12 26 0 30 4 30 22z"><text:p/></draw:path><draw:path draw:style-name="gr3" draw:text-style-name="P6" svg:width="0.0323in" svg:height="0.1012in" svg:x="3.4685in" svg:y="0.2787in" svg:viewBox="0 0 83 258" svg:d="M56 88c-17 1-36 2-54 3 0 5 0 8 0 12 24 0 29 3 29 22 0 34 0 70 0 104 0 17-5 17-31 17 0 5 0 8 0 12 12-1 33-1 43-1 13 0 26 0 40 1 0-4 0-7 0-12-26 0-27-2-27-16 0-47 0-95 0-142zM57 20c0-12-10-20-20-20-12 0-20 10-20 20 0 11 8 21 20 21 10 0 20-8 20-21z"><text:p/></draw:path><draw:path draw:style-name="gr3" draw:text-style-name="P6" svg:width="0.0472in" svg:height="0.0949in" svg:x="3.5091in" svg:y="0.287in" svg:viewBox="0 0 121 242" svg:d="M59 82c19 0 37 0 55 0 0-4 0-7 0-12-18 0-36 0-55 0 0-23 0-47 0-70-3 0-6 0-9 0 0 32-13 73-50 75 0 2 0 5 0 7 11 0 22 0 33 0 0 36 0 72 0 107 0 47 35 53 50 53 27 0 38-28 38-53 0-8 0-14 0-22-3 0-7 0-10 0 0 8 0 14 0 22 0 29-11 43-25 43-27 0-27-35-27-42 0-36 0-71 0-108z"><text:p/></draw:path><draw:path draw:style-name="gr3" draw:text-style-name="P6" svg:width="0.0327in" svg:height="0.1012in" svg:x="3.5701in" svg:y="0.2787in" svg:viewBox="0 0 84 258" svg:d="M56 88c-17 1-36 2-54 3 0 5 0 8 0 12 26 0 29 3 29 22 0 34 0 70 0 104 0 17-5 17-31 17 0 5 0 8 0 12 13-1 34-1 43-1 13 0 27 0 41 1 0-4 0-7 0-12-27 0-28-2-28-16 0-47 0-95 0-142zM57 20c0-12-9-20-20-20-12 0-20 10-20 20 0 11 8 21 20 21 11 0 20-8 20-21z"><text:p/></draw:path><draw:path draw:style-name="gr3" draw:text-style-name="P6" svg:width="0.0673in" svg:height="0.0693in" svg:x="3.6114in" svg:y="0.3138in" svg:viewBox="0 0 172 177" svg:d="M172 90c0-49-39-90-86-90-49 0-86 42-86 90 0 50 41 87 86 87 46 0 86-38 86-87zM86 167c-17 0-33-7-44-26-10-17-10-40-10-54 0-15 0-36 10-53s28-26 44-26 34 8 44 25c10 16 10 40 10 54s0 34-9 52c-9 17-25 28-45 28z"><text:p/></draw:path><draw:path draw:style-name="gr3" draw:text-style-name="P6" svg:width="0.0764in" svg:height="0.0669in" svg:x="3.6882in" svg:y="0.3138in" svg:viewBox="0 0 195 171" svg:d="M31 37c0 34 0 70 0 104 0 17-5 17-31 17 0 5 0 8 0 13 14-2 34-2 44-2s31 0 43 2c0-5 0-8 0-13-25 0-30 0-30-17 0-23 0-47 0-71 0-40 28-62 53-62 24 0 29 21 29 43 0 29 0 60 0 90 0 17-5 17-31 17 0 5 0 8 0 13 13-2 33-2 44-2 10 0 30 0 43 2 0-5 0-8 0-13-20 0-30 0-30-12 0-24 0-49 0-73 0-33 0-45-12-59-6-6-19-14-41-14-28 0-46 17-57 40 0-14 0-27 0-40-19 1-36 2-55 3 0 5 0 8 0 12 28 0 31 4 31 22z"><text:p/></draw:path><draw:path draw:style-name="gr3" draw:text-style-name="P6" svg:width="0.0394in" svg:height="0.1819in" svg:x="3.7748in" svg:y="0.252in" svg:viewBox="0 0 101 463" svg:d="M101 232c0-55-10-132-60-198-5-4-30-34-37-34-2 0-4 1-4 4 0 1 1 3 2 4 19 21 44 51 60 113 8 35 12 75 12 111 0 39-4 78-13 116-15 55-38 85-58 106-3 4-3 5-3 6 0 3 2 3 4 3 6 0 28-23 32-29 40-46 65-116 65-202z"><text:p/></draw:path><draw:path draw:style-name="gr3" draw:text-style-name="P6" svg:width="0.1346in" svg:height="0.0831in" svg:x="0.0004in" svg:y="0.5472in" svg:viewBox="0 0 343 212" svg:d="M330 151c7 0 13 0 13-8s-6-8-14-8c-81 0-164 0-245 0-17-13-37-23-49-29 15-6 33-16 49-30 81 0 164 0 245 0 8 0 14 0 14-8s-6-8-13-8c-76 0-153 0-229 0 19-17 39-51 39-56 0-4-5-4-8-4-2 0-5 0-7 3-8 15-18 35-44 57-27 24-52 35-72 40-7 2-6 2-8 3-1 1-1 1-1 3 0 1 0 2 0 3h1c1 1 1 1 9 3 52 16 91 51 112 93 5 7 6 7 10 7 3 0 8 0 8-4 0-5-20-39-39-57 76 0 153 0 229 0z"><text:p/></draw:path><draw:path draw:style-name="gr3" draw:text-style-name="P6" svg:width="0.1346in" svg:height="0.0831in" svg:x="0.1268in" svg:y="0.5472in" svg:viewBox="0 0 343 212" svg:d="M260 76c16 14 36 24 49 30-14 6-33 16-49 29-82 0-164 0-246 0-6 0-14 0-14 8s8 8 14 8c76 0 152 0 228 0-18 18-38 52-38 57 0 4 5 4 7 4 4 0 6 0 8-3 8-14 19-35 44-57 26-24 52-34 73-40 6-2 6-3 7-3 0-1 0-2 0-3 0-2 0-2 0-3h-1c-1-1-1-1-9-3-51-15-90-51-112-92-4-8-4-8-10-8-2 0-7 0-7 4 0 5 19 39 38 56-76 0-152 0-228 0-6 0-14 0-14 8s8 8 14 8c82 0 164 0 246 0z"><text:p/></draw:path><draw:path draw:style-name="gr3" draw:text-style-name="P6" svg:width="0.0846in" svg:height="0.1087in" svg:x="0.313in" svg:y="0.522in" svg:viewBox="0 0 216 277" svg:d="M213 15c3-4 3-5 3-7 0-4-4-8-8-8-6 0-8 5-10 10-11 28-21 56-32 85-39 0-78 0-118 0-11-29-20-57-31-85-3-6-4-10-9-10-4 0-8 4-8 8 0 1 0 2 2 7 32 85 65 169 97 253 2 6 3 9 9 9 5 0 6-4 9-8 32-84 65-169 96-254zM55 110c35 0 70 0 106 0-18 46-36 91-53 138-18-47-35-92-53-138z"><text:p/></draw:path><draw:path draw:style-name="gr3" draw:text-style-name="P6" svg:width="0.0693in" svg:height="0.0685in" svg:x="0.4035in" svg:y="0.5602in" svg:viewBox="0 0 177 175" svg:d="M129 24c-7-14-18-24-35-24-46 0-94 57-94 113 0 37 22 62 52 62 7 0 27-1 50-29 4 16 17 29 36 29 13 0 22-9 28-21 7-14 11-37 11-38 0-5-3-5-4-5-4 0-5 2-6 8-6 25-13 47-28 47-11 0-12-10-12-18s1-11 5-28c3-17 4-20 8-34 4-19 10-37 14-55 2-10 2-11 2-13 0-6-4-10-11-10-9 0-14 8-16 16zM105 124c-3 8-3 8-8 15-18 22-33 27-44 27-20 0-25-21-25-36 0-19 13-66 22-85 12-22 28-36 44-36 25 0 30 32 30 34s0 4-1 6c-6 26-12 50-18 75z"><text:p/></draw:path><draw:path draw:style-name="gr3" draw:text-style-name="P6" svg:width="0.0173in" svg:height="0.0449in" svg:x="0.4909in" svg:y="0.611in" svg:viewBox="0 0 45 115" svg:d="M45 41c0-26-9-41-24-41-13 0-21 10-21 21 0 10 8 20 21 20 4 0 10-1 13-5 1-1 1-1 2-1 0 2 1 0 1 6 0 28-14 51-26 65-4 3-4 4-4 5 0 3 2 4 4 4 3 0 34-29 34-74z"><text:p/></draw:path><draw:path draw:style-name="gr3" draw:text-style-name="P6" svg:width="0.0555in" svg:height="0.1071in" svg:x="0.5528in" svg:y="0.522in" svg:viewBox="0 0 142 273" svg:d="M74 4c-1-1 0-4-5-4-8 0-37 3-47 4-3 0-8 2-8 8 0 5 4 5 10 5 19 0 19 3 19 6s-3 17-6 24c-11 42-20 84-31 126-5 20-6 26-6 39 0 37 20 61 48 61 47 0 94-57 94-113 0-36-20-62-52-62-17 0-33 11-45 23 10-38 19-78 29-117zM37 151c3-9 3-9 7-14 19-25 36-30 46-30 13 0 24 11 24 36 0 22-13 67-19 81-14 27-31 40-47 40-12 0-25-10-25-38 0-8 0-15 7-40 2-12 5-23 7-35z"><text:p/></draw:path><draw:path draw:style-name="gr3" draw:text-style-name="P6" svg:width="0.076in" svg:height="0.0874in" svg:x="0.6657in" svg:y="0.5457in" svg:viewBox="0 0 194 223" svg:d="M179 119c7 0 15 0 15-8s-8-8-15-8c-55 0-109 0-164 0 6-51 50-88 105-88 20 0 40 0 59 0 7 0 15 0 15-7 0-8-8-8-15-8-19 0-40 0-60 0-66 0-119 48-119 111 0 62 53 112 119 112 20 0 41 0 60 0 7 0 15 0 15-7 0-8-8-8-15-8-19 0-39 0-59 0-55 0-99-38-105-89 55 0 109 0 164 0z"><text:p/></draw:path><draw:path draw:style-name="gr3" draw:text-style-name="P6" svg:width="0.1039in" svg:height="0.1083in" svg:x="0.8024in" svg:y="0.5193in" svg:viewBox="0 0 265 276" svg:d="M56 232c-15 25-31 31-48 32-5 1-8 1-8 8 0 2 2 4 6 4 9 0 22-1 33-1 12 0 26 1 38 1 2 0 8 0 8-7 0-4-5-5-7-5-9 0-19-3-19-13 0-5 4-9 6-15 10-16 20-33 30-49 32 0 65 0 96 0 2 8 7 60 7 65 0 11-20 12-27 12-6 0-10 0-10 8 0 4 4 4 5 4 17 0 33-1 49-1 9 0 34 1 44 1 2 0 6 0 6-8 0-4-3-4-9-4-24 0-24-2-25-13-8-81-15-162-23-242-1-8-1-9-8-9-6 0-7 2-10 7-45 74-89 150-134 225zM102 175c26-43 51-85 76-128 5 43 8 85 12 128-29 0-58 0-88 0z"><text:p/></draw:path><draw:path draw:style-name="gr3" draw:text-style-name="P6" svg:width="0.0161in" svg:height="0.0157in" svg:x="0.924in" svg:y="0.611in" svg:viewBox="0 0 42 41" svg:d="M42 21c0-12-10-21-21-21s-21 9-21 21c0 11 10 20 21 20s21-9 21-20z"><text:p/></draw:path><draw:path draw:style-name="gr3" draw:text-style-name="P6" svg:width="0.0335in" svg:height="0.1516in" svg:x="0.9705in" svg:y="0.5138in" svg:viewBox="0 0 86 386" svg:d="M84 14c2-4 2-4 2-6 0-5-3-8-8-8-3 0-6 2-9 9-23 59-45 118-68 177 0 2-1 4-1 6s0 3 1 7c23 59 45 119 68 178 1 4 4 9 9 9s8-3 8-8c0-1 0-2-2-6-23-61-45-120-69-180 24-59 46-118 69-178z"><text:p/></draw:path><draw:path draw:style-name="gr3" draw:text-style-name="P6" svg:width="0.0555in" svg:height="0.1071in" svg:x="1.0197in" svg:y="0.522in" svg:viewBox="0 0 142 273" svg:d="M75 4c-2-1 0-4-6-4-8 0-37 3-47 4-3 0-8 2-8 8 0 5 5 5 10 5 19 0 19 3 19 6s-3 17-4 24c-11 42-21 84-32 126-6 20-7 26-7 39 0 37 21 61 50 61 45 0 92-57 92-113 0-36-20-62-51-62-18 0-34 11-45 23 10-38 19-78 29-117zM39 151c2-9 2-9 5-14 19-25 36-30 46-30 15 0 24 11 24 36 0 22-13 67-19 81-12 27-31 40-45 40s-27-10-27-38c0-8 0-15 7-40 3-12 5-23 9-35z"><text:p/></draw:path><draw:path draw:style-name="gr3" draw:text-style-name="P6" svg:width="0.0173in" svg:height="0.0449in" svg:x="1.0913in" svg:y="0.611in" svg:viewBox="0 0 45 115" svg:d="M45 41c0-26-10-41-25-41-12 0-20 10-20 21 0 10 8 20 20 20 4 0 10-1 14-5 1-1 1-1 1-1 1 0 1 0 1 6 0 28-13 51-26 65-4 3-4 4-4 5 0 3 2 4 4 4 4 0 35-29 35-74z"><text:p/></draw:path><draw:path draw:style-name="gr3" draw:text-style-name="P6" svg:width="0.0693in" svg:height="0.0685in" svg:x="1.152in" svg:y="0.5602in" svg:viewBox="0 0 177 175" svg:d="M129 24c-8-14-19-24-37-24-45 0-92 57-92 113 0 37 21 62 51 62 7 0 27-1 50-29 4 16 17 29 35 29 14 0 22-9 29-21 7-14 12-37 12-38 0-5-4-5-5-5-4 0-5 2-6 8-6 25-13 47-28 47-11 0-13-10-13-18s2-11 6-28 4-20 8-34c4-19 10-37 14-55 3-10 3-11 3-13 0-6-5-10-12-10-9 0-14 8-15 16zM103 124c-2 8-2 8-7 15-18 22-33 27-44 27-20 0-24-21-24-36 0-19 12-66 20-85 13-22 30-36 46-36 25 0 29 32 29 34s0 4-1 6c-6 26-12 50-19 75z"><text:p/></draw:path><draw:path draw:style-name="gr3" draw:text-style-name="P6" svg:width="0.0335in" svg:height="0.1516in" svg:x="1.2346in" svg:y="0.5138in" svg:viewBox="0 0 86 386" svg:d="M84 199c2-4 2-5 2-7 0-1 0-1-2-6-22-59-45-118-67-177-3-7-5-9-9-9-5 0-8 3-8 8 0 1 0 2 1 5 23 60 46 120 69 179-23 60-46 119-69 180-1 4-1 4-1 6 0 5 3 8 8 8 4 0 6-3 7-8 24-60 46-120 69-179z"><text:p/></draw:path><draw:path draw:style-name="gr3" draw:text-style-name="P6" svg:width="0.0756in" svg:height="0.0874in" svg:x="1.3402in" svg:y="0.5457in" svg:viewBox="0 0 193 223" svg:d="M179 119c7 0 14 0 14-8s-7-8-14-8c-55 0-109 0-164 0 5-51 50-88 104-88 20 0 41 0 60 0 7 0 14 0 14-7 0-8-7-8-14-8-19 0-40 0-60 0-66 0-119 48-119 111 0 62 53 112 119 112 20 0 41 0 60 0 7 0 14 0 14-7 0-8-7-8-14-8-19 0-40 0-60 0-54 0-99-38-104-89 55 0 109 0 164 0z"><text:p/></draw:path><draw:path draw:style-name="gr3" draw:text-style-name="P6" svg:width="0.1083in" svg:height="0.1071in" svg:x="1.4776in" svg:y="0.5232in" svg:viewBox="0 0 276 273" svg:d="M129 27c2-9 3-13 11-14 3-1 16-1 24-1 27 0 70 0 70 39 0 13-6 39-22 55-10 9-30 22-65 22-14 0-29 0-44 0 9-33 17-68 26-101zM185 133c38-9 85-36 85-75 0-33-35-58-85-58-38 0-74 0-111 0-8 0-11 0-11 8 0 4 3 4 11 4 1 0 7 0 14 1 8 1 11 1 11 7 0 1 0 2-2 6-18 70-34 139-52 208-3 16-4 18-35 18-7 0-10 0-10 8 0 4 4 4 6 4 11 0 37-1 48-1s38 1 49 1c4 0 8 0 8-8 0-4-3-4-11-4-14 0-25 0-25-7 0-2 1-4 1-6 9-34 16-69 25-103 16 0 31 0 46 0 36 0 42 22 42 36 0 5-2 17-4 26-3 11-7 25-7 33 0 42 46 42 52 42 33 0 46-40 46-44 0-6-3-4-4-6-5 0-5 4-6 6-10 28-26 35-35 35-13 0-15-9-15-23 0-12 2-32 4-44 0-6 1-13 1-19 0-30-26-42-36-45z"><text:p/></draw:path><draw:path draw:style-name="gr3" draw:text-style-name="P6" svg:width="0.1346in" svg:height="0.0787in" svg:x="1.6386in" svg:y="0.5496in" svg:viewBox="0 0 343 201" svg:d="M330 108c7 0 13 0 13-8s-6-8-13-8c-96 0-191 0-287 0 21-15 31-32 34-36 18-27 14-34 21-52 0-4-4-4-8-4-6 0-6 0-9 8-8 37-31 69-74 88-5 1-7 1-7 4 0 2 2 4 7 6 39 16 66 46 76 90 1 4 1 5 7 5 4 0 8 0 8-4 0-1-3-25-20-52-8-11-19-24-35-37 96 0 191 0 287 0z"><text:p/></draw:path><draw:path draw:style-name="gr3" draw:text-style-name="P6" svg:width="0.1346in" svg:height="0.0787in" svg:x="1.7657in" svg:y="0.5496in" svg:viewBox="0 0 343 201" svg:d="M301 108c-22 16-31 33-35 37-17 27-14 34-21 52 0 4 6 4 8 4 7 0 8-1 9-7 9-38 32-71 76-88 4-2 5-4 5-6 0-3-2-3-3-3-17-7-64-27-78-92-1-4-2-5-9-5-2 0-8 0-8 4 0 1 5 26 20 51 8 12 20 25 36 37-95 0-191 0-287 0-7 0-14 0-14 8s7 8 14 8c96 0 192 0 287 0z"><text:p/></draw:path><draw:path draw:style-name="gr3" draw:text-style-name="P6" svg:width="0.0339in" svg:height="0.1516in" svg:x="1.9681in" svg:y="0.5138in" svg:viewBox="0 0 87 386" svg:d="M85 14c2-4 2-4 2-6 0-5-4-8-8-8s-6 2-9 9c-23 59-45 118-68 177-1 2-2 4-2 6s0 3 2 7c23 59 45 119 68 178 2 4 4 9 9 9 4 0 8-3 8-8 0-1 0-2-2-6-23-61-45-120-68-180 23-59 45-118 68-178z"><text:p/></draw:path><draw:path draw:style-name="gr3" draw:text-style-name="P6" svg:width="0.0693in" svg:height="0.0685in" svg:x="2.0169in" svg:y="0.5602in" svg:viewBox="0 0 177 175" svg:d="M129 24c-7-14-18-24-35-24-46 0-94 57-94 113 0 37 22 62 52 62 7 0 27-1 50-29 4 16 17 29 36 29 13 0 22-9 28-21 7-14 11-37 11-38 0-5-3-5-4-5-4 0-5 2-6 8-6 25-13 47-29 47-10 0-11-10-11-18s1-11 4-28c4-17 5-20 9-34 4-19 10-37 14-55 2-10 2-11 2-13 0-6-4-10-11-10-9 0-15 8-16 16zM105 124c-3 8-3 8-9 15-17 22-32 27-43 27-20 0-25-21-25-36 0-19 13-66 22-85 11-22 28-36 44-36 25 0 30 32 30 34s-1 4-1 6c-6 26-12 50-18 75z"><text:p/></draw:path><draw:path draw:style-name="gr3" draw:text-style-name="P6" svg:width="0.0173in" svg:height="0.0449in" svg:x="2.1043in" svg:y="0.611in" svg:viewBox="0 0 45 115" svg:d="M45 41c0-26-9-41-24-41-13 0-21 10-21 21 0 10 8 20 21 20 4 0 10-1 13-5 1-1 1-1 2-1 0 2 1 0 1 6 0 28-13 51-26 65-4 3-4 4-4 5 0 3 2 4 3 4 4 0 35-29 35-74z"><text:p/></draw:path><draw:path draw:style-name="gr3" draw:text-style-name="P6" svg:width="0.0555in" svg:height="0.1071in" svg:x="2.1661in" svg:y="0.522in" svg:viewBox="0 0 142 273" svg:d="M74 4c-1-1 0-4-5-4-8 0-37 3-47 4-3 0-8 2-8 8 0 5 4 5 10 5 18 0 19 3 19 6s-3 17-6 24c-11 42-20 84-31 126-5 20-6 26-6 39 0 37 20 61 48 61 47 0 94-57 94-113 0-36-21-62-52-62-17 0-33 11-45 23 10-38 19-78 29-117zM37 151c3-9 3-9 6-14 20-25 36-30 47-30 13 0 24 11 24 36 0 22-13 67-19 81-14 27-31 40-47 40-13 0-25-10-25-38 0-8 0-15 6-40 3-12 5-23 8-35z"><text:p/></draw:path><draw:path draw:style-name="gr3" draw:text-style-name="P6" svg:width="0.0339in" svg:height="0.1516in" svg:x="2.2327in" svg:y="0.5138in" svg:viewBox="0 0 87 386" svg:d="M85 199c2-4 2-5 2-7 0-1 0-1-2-6-23-59-45-118-68-177-3-7-6-9-9-9-5 0-8 3-8 8 0 1 0 2 2 5 23 60 45 120 68 179-23 60-45 119-68 180-2 4-2 4-2 6 0 5 4 8 8 8 5 0 6-3 9-8 23-60 45-120 68-179z"><text:p/></draw:path><draw:path draw:style-name="gr3" draw:text-style-name="P6" svg:width="0.076in" svg:height="0.0874in" svg:x="2.3382in" svg:y="0.5457in" svg:viewBox="0 0 194 223" svg:d="M180 119c7 0 14 0 14-8s-7-8-14-8c-55 0-108 0-163 0 4-51 49-88 103-88 20 0 41 0 60 0 7 0 14 0 14-7 0-8-7-8-14-8-20 0-40 0-61 0-66 0-119 48-119 111 0 62 53 112 119 112 21 0 41 0 61 0 7 0 14 0 14-7 0-8-7-8-14-8-19 0-40 0-60 0-54 0-99-38-103-89 55 0 108 0 163 0z"><text:p/></draw:path><draw:path draw:style-name="gr3" draw:text-style-name="P6" svg:width="0.1083in" svg:height="0.1071in" svg:x="2.4756in" svg:y="0.5232in" svg:viewBox="0 0 276 273" svg:d="M129 27c2-9 3-13 11-14 3-1 15-1 23-1 27 0 70 0 70 39 0 13-5 39-21 55-10 9-30 22-65 22-14 0-29 0-44 0 9-33 17-68 26-101zM185 133c38-9 85-36 85-75 0-33-36-58-86-58-37 0-74 0-110 0-8 0-11 0-11 8 0 4 3 4 11 4 4 0 7 0 14 1s11 1 11 7c0 1-1 2-2 6-18 70-34 139-52 208-3 16-4 18-35 18-7 0-10 0-10 8 0 4 4 4 6 4 9 0 37-1 48-1s38 1 48 1c4 0 9 0 9-8 0-4-4-4-11-4-14 0-25 0-25-7 0-2 1-4 1-6 9-34 16-69 25-103 16 0 31 0 46 0 36 0 42 22 42 36 0 5-3 17-5 26-2 11-6 25-6 33 0 42 46 42 51 42 33 0 47-40 47-44 0-6-4-6-5-6-4 0-5 4-5 6-10 28-26 35-35 35-13 0-15-9-15-23 0-12 2-32 3-44 1-6 2-13 2-19 0-30-26-42-36-45z"><text:p/></draw:path><draw:path draw:style-name="gr3" draw:text-style-name="P6" svg:width="0.039in" svg:height="0.1819in" svg:x="2.9437in" svg:y="0.4984in" svg:viewBox="0 0 100 463" svg:d="M100 459c0-1 0-2-1-4-18-18-44-50-60-113-9-35-13-75-13-111 0-101 25-173 71-222 3-3 3-5 3-6 0-3-3-3-4-3-6 0-27 23-32 29-40 47-64 116-64 202 0 55 9 133 59 198 5 4 30 34 37 34 1 0 4 0 4-4z"><text:p/></draw:path><draw:path draw:style-name="gr3" draw:text-style-name="P6" svg:width="0.1083in" svg:height="0.1071in" svg:x="2.9965in" svg:y="0.5232in" svg:viewBox="0 0 276 273" svg:d="M129 27c2-9 3-13 11-14 3-1 15-1 23-1 27 0 70 0 70 39 0 13-5 39-21 55-10 9-30 22-65 22-14 0-29 0-44 0 9-33 17-68 26-101zM185 133c38-9 85-36 85-75 0-33-36-58-86-58-37 0-74 0-110 0-8 0-11 0-11 8 0 4 3 4 11 4 4 0 7 0 14 1s11 1 11 7c0 1-1 2-2 6-18 70-34 139-52 208-3 16-4 18-35 18-7 0-10 0-10 8 0 4 4 4 6 4 9 0 37-1 48-1s38 1 48 1c4 0 8 0 8-8 0-4-3-4-10-4-14 0-25 0-25-7 0-2 0-4 1-6 9-34 16-69 25-103 16 0 31 0 46 0 36 0 42 22 42 36 0 5-3 17-5 26-2 11-6 25-6 33 0 42 46 42 51 42 33 0 47-40 47-44 0-6-4-6-5-6-4 0-5 4-5 6-10 28-26 35-35 35-13 0-15-9-15-23 0-12 2-32 3-44 1-6 2-13 2-19 0-30-26-42-36-45z"><text:p/></draw:path><draw:path draw:style-name="gr3" draw:text-style-name="P6" svg:width="0.072in" svg:height="0.0047in" svg:x="3.1181in" svg:y="0.535in" svg:viewBox="0 0 184 13" svg:d="M173 13c4 0 11 0 11-6 0-7-7-7-11-7-54 0-108 0-162 0-4 0-11 0-11 6 0 7 7 7 11 7 54 0 108 0 162 0z"><text:p/></draw:path><draw:path draw:style-name="gr3" draw:text-style-name="P6" svg:width="0.0386in" svg:height="0.0701in" svg:x="3.2134in" svg:y="0.4937in" svg:viewBox="0 0 99 179" svg:d="M62 8c0-8-1-8-9-8-17 17-42 18-53 18 0 3 0 6 0 9 7 0 24 0 40-7 0 46 0 91 0 137 0 9 0 12-28 12-3 0-6 0-10 0 0 4 0 7 0 10 5 0 39-1 49-1 7 0 41 1 48 1 0-3 0-6 0-10-3 0-8 0-11 0-26 0-26-3-26-12 0-49 0-100 0-149z"><text:p/></draw:path><draw:path draw:style-name="gr3" draw:text-style-name="P6" svg:width="0.0744in" svg:height="0.1071in" svg:x="3.326in" svg:y="0.522in" svg:viewBox="0 0 190 273" svg:d="M134 248c0 8 0 16 0 25 19-1 38-3 56-5 0-4 0-7 0-12-26 0-29-2-29-21 0-78 0-157 0-235-19 1-38 3-56 4 0 5 0 8 0 13 27 0 30 3 30 22 0 27 0 56 0 83-11-14-28-24-48-24-46 0-87 37-87 88 0 48 39 87 83 87 24 0 41-13 51-25zM134 144c0 27 0 53 0 79 0 7 0 8-4 15-12 18-29 26-46 26s-31-10-40-24c-11-17-12-39-12-54 0-14 1-37 12-55 9-12 23-24 44-24 13 0 30 5 42 23 4 6 4 6 4 14z"><text:p/></draw:path><draw:path draw:style-name="gr3" draw:text-style-name="P6" svg:width="0.0587in" svg:height="0.0693in" svg:x="3.4098in" svg:y="0.5591in" svg:viewBox="0 0 150 177" svg:d="M33 76c2-58 34-67 47-67 41 0 44 51 44 67-30 0-60 0-91 0zM32 84c36 0 71 0 108 0 9 0 10 0 10-8 0-39-21-76-70-76-44 0-80 40-80 88 0 52 41 89 86 89 46 0 64-43 64-50 0-4-4-5-5-5-3 0-4 2-5 6-13 39-49 39-52 39-20 0-35-11-44-25-12-19-12-44-12-58z"><text:p/></draw:path><draw:path draw:style-name="gr3" draw:text-style-name="P6" svg:width="0.076in" svg:height="0.1067in" svg:x="3.4772in" svg:y="0.5201in" svg:viewBox="0 0 194 272" svg:d="M118 118c17 0 20 4 20 21 0 35 0 69 0 104 0 17-5 17-30 17 0 4 0 7 0 12 12 0 33-1 43-1s28 1 43 1c0-5 0-8 0-12-27 0-31 0-31-17 0-47 0-95 0-142-17 1-32 2-49 3-5 0-4 0-6 0-1 2-2 2-8 2-15 0-30 0-45 0 0-15 0-30 0-44 0-39 33-54 57-54 12 0 26 4 33 13-15 1-17 11-17 17 0 14 10 18 17 18 9 0 18-5 18-18 0-23-22-38-51-38-35 0-81 20-81 62 0 14 0 29 0 44-10 0-21 0-31 0 0 4 0 7 0 12 10 0 21 0 31 0 0 41 0 83 0 125 0 17-5 17-31 17 0 4 0 7 0 12 13 0 33-1 43-1 9 0 29 1 43 1 0-5 0-8 0-12-25 0-30 0-30-17 0-42 0-84 0-125 21 0 41 0 62 0z"><text:p/></draw:path><draw:path draw:style-name="gr3" draw:text-style-name="P6" svg:width="0.0764in" svg:height="0.0665in" svg:x="3.5626in" svg:y="0.5602in" svg:viewBox="0 0 195 170" svg:d="M31 37c0 36 0 70 0 105 0 16-5 16-31 16 0 5 0 8 0 12 13 0 33-1 44-1 10 0 30 1 43 1 0-4 0-7 0-12-25 0-30 0-30-16 0-24 0-47 0-72 0-40 28-61 52-61s29 21 29 43c0 29 0 60 0 90 0 16-5 16-30 16 0 5 0 8 0 12 13 0 33-1 44-1 10 0 30 1 43 1 0-4 0-7 0-12-20 0-30 0-31-11 0-24 0-49 0-73 0-33 0-45-11-60-6-6-19-14-41-14-28 0-46 16-57 41 0-14 0-28 0-41-19 1-36 3-55 4 0 5 0 8 0 12 28 0 31 3 31 21z"><text:p/></draw:path><draw:path draw:style-name="gr3" draw:text-style-name="P6" svg:width="0.0323in" svg:height="0.1016in" svg:x="3.6476in" svg:y="0.5256in" svg:viewBox="0 0 83 259" svg:d="M55 88c-18 1-36 3-54 4 0 5 0 8 0 13 25 0 29 2 29 20 0 36 0 70 0 105 0 16-5 16-30 16 0 5 0 8 0 13 12 0 33-2 42-2 14 0 27 2 41 2 0-5 0-8 0-13-26 0-28-1-28-16 0-47 0-95 0-142zM57 21c0-12-10-21-21-21-12 0-21 11-21 21s9 20 21 20c11 0 21-8 21-20z"><text:p/></draw:path><draw:path draw:style-name="gr3" draw:text-style-name="P6" svg:width="0.0472in" svg:height="0.0949in" svg:x="3.6874in" svg:y="0.5339in" svg:viewBox="0 0 121 242" svg:d="M61 84c18 0 36 0 55 0 0-5 0-8 0-13-19 0-37 0-55 0 0-24 0-47 0-71-4 0-7 0-10 0-1 32-12 74-51 75 0 3 0 5 0 9 11 0 22 0 33 0 0 35 0 71 0 106 0 48 36 52 51 52 27 0 37-27 37-52 0-7 0-14 0-22-3 0-5 0-9 0 0 7 0 15 0 21 0 29-12 43-26 43-25 0-25-35-25-42 0-35 0-71 0-106z"><text:p/></draw:path><draw:path draw:style-name="gr3" draw:text-style-name="P6" svg:width="0.0323in" svg:height="0.1016in" svg:x="3.7488in" svg:y="0.5256in" svg:viewBox="0 0 83 259" svg:d="M56 88c-19 1-36 3-55 4 0 5 0 8 0 13 25 0 29 2 29 20 0 36 0 70 0 105 0 16-4 16-30 16 0 5 0 8 0 13 12 0 33-2 43-2 13 0 26 2 40 2 0-5 0-8 0-13-26 0-27-1-27-16 0-47 0-95 0-142zM57 21c0-12-10-21-21-21-12 0-19 11-19 21s7 20 19 20c11 0 21-8 21-20z"><text:p/></draw:path><draw:path draw:style-name="gr3" draw:text-style-name="P6" svg:width="0.0673in" svg:height="0.0693in" svg:x="3.7906in" svg:y="0.5591in" svg:viewBox="0 0 172 177" svg:d="M172 90c0-49-40-90-86-90-49 0-86 42-86 90 0 50 40 87 86 87s86-37 86-87zM86 167c-17 0-34-7-44-25s-10-41-10-55 0-35 9-53c11-18 28-25 45-25 16 0 33 6 43 24 10 17 10 40 10 54s0 35-8 52c-9 17-26 28-45 28z"><text:p/></draw:path><draw:path draw:style-name="gr3" draw:text-style-name="P6" svg:width="0.0764in" svg:height="0.0665in" svg:x="3.8669in" svg:y="0.5602in" svg:viewBox="0 0 195 170" svg:d="M30 37c0 36 0 70 0 105 0 16-4 16-30 16 0 5 0 8 0 12 13 0 33-1 44-1 10 0 30 1 43 1 0-4 0-7 0-12-25 0-30 0-30-16 0-24 0-47 0-72 0-40 28-61 52-61s29 21 29 43c0 29 0 60 0 90 0 16-5 16-30 16 0 5 0 8 0 12 13 0 33-1 43-1 11 0 31 1 44 1 0-4 0-7 0-12-21 0-30 0-31-11 0-24 0-49 0-73 0-33 0-45-12-60-5-6-18-14-40-14-28 0-47 16-57 41 0-14 0-28 0-41-19 1-36 3-55 4 0 5 0 8 0 12 28 0 30 3 30 21z"><text:p/></draw:path><draw:path draw:style-name="gr3" draw:text-style-name="P6" svg:width="0.0394in" svg:height="0.1819in" svg:x="3.9531in" svg:y="0.4984in" svg:viewBox="0 0 101 463" svg:d="M101 231c0-54-10-132-60-197-4-5-29-34-35-34-3 0-6 0-6 3s1 4 3 5c18 20 43 50 60 112 9 35 12 75 12 111 0 40-3 78-13 117-16 54-38 84-58 106-4 4-3 3-4 5 0 3 3 4 6 4 5 0 26-24 30-30 40-46 65-115 65-202z"><text:p/></draw:path><draw:path draw:style-name="gr3" draw:text-style-name="P6" svg:width="0.126in" svg:height="0.1114in" svg:x="4.3291in" svg:y="0.5177in" svg:viewBox="0 0 321 284" svg:d="M59 223c-8 0-20 1-33 6-7 3-16 7-22 14-3 6-4 10-4 14 0 7 3 11 9 16 11 9 27 11 45 11 23 0 51-6 78-17 21 9 43 17 72 17 15 0 33-8 49-19 19-11 34-25 44-40 1-1 1-1 1-2s-1-3-3-3c-1 0-3 0-5 0-1 0-1 1-2 1-9 13-22 24-36 33s-30 13-41 13c-22 0-38-4-54-12 8-3 16-8 23-12 44-26 84-61 110-99 20-27 31-55 31-78 0-9-1-15-4-23-10-28-39-43-78-43-22 0-49 8-74 22-24 12-47 31-62 51-13 18-19 37-19 52 0 4 0 8 1 11 4 18 20 28 44 28 15 0 34-4 54-13 15-9 32-20 41-34 9-12 14-25 14-36 0-15-9-28-19-38-1 0-1-1-2-1-2 1-5 1-7 2-1 1-2 2-2 4l1 2c7 6 10 14 10 24 0 11-4 25-15 39-8 11-19 22-32 30-16 9-30 12-42 12-19 0-28-8-29-21 0-1 0-2 0-3 0-16 9-35 23-54 12-19 30-36 52-48 22-14 44-20 62-20 33 0 51 14 56 37 0 2 1 6 1 9 0 23-16 54-38 86-24 34-56 68-95 96-7 3-13 7-20 12-2-1-3-3-6-4-22-11-44-22-77-22zM29 244c1 0 2 0 3 0 5 0 12 1 18 1 26 0 47 7 67 16-22 10-43 14-62 14-15 0-29-2-36-9-2-1-4-4-4-7 0-4 2-8 5-13 1-1 3-2 9-2z"><text:p/></draw:path><draw:path draw:style-name="gr3" draw:text-style-name="P6" svg:width="0.0157in" svg:height="0.0157in" svg:x="4.4736in" svg:y="0.611in" svg:viewBox="0 0 41 41" svg:d="M41 21c0-12-9-21-20-21-12 0-21 9-21 21 0 11 9 20 21 20 11 0 20-9 20-20z"><text:p/></draw:path><draw:path draw:style-name="gr3" draw:text-style-name="P6" svg:width="0.1008in" svg:height="0.1083in" svg:x="4.5094in" svg:y="0.5197in" svg:viewBox="0 0 257 276" svg:d="M224 37c2-1 2-1 3-2 0-1 1-1 1-2 0-2-2-3-5-3-6 0-14 3-21 7-7 5-14 11-19 18-6 9-10 18-10 25 0 3 1 5 1 7 3 10 13 14 25 14 8 0 17-3 24-9 9-5 17-13 22-19 8-14 12-25 12-36 0-5-1-12-4-16-9-16-27-21-51-21-15 0-34 5-52 15s-34 25-45 40-17 31-17 44c0 5 1 11 2 15 1 3 2 5 5 6-9 3-18 6-27 10-18 10-37 23-48 38-13 19-20 38-20 53 0 9 2 17 6 23 11 22 37 32 69 32 16 0 35-4 55-14 17-9 34-22 44-35 6-10 9-18 9-26 0-6-3-13-6-17-10-14-28-18-49-18-27 0-55 35-60 66 0 0 0 1 1 1 0 1 1 2 3 2h1c1 0 2-1 3-1s1-1 1-2c4-27 29-57 48-57 18 0 31 4 37 13 1 2 2 6 2 9 0 6-3 15-11 25-8 12-20 24-34 33-16 9-30 12-42 12-27 0-46-8-53-26-1-3-1-8-1-11 0-17 9-36 24-57 9-14 21-27 37-36 5-4 12-6 17-8 10 7 23 11 39 11 4 0 9-1 12-3 2-1 6-3 8-5s2-4 2-6c0-4-5-6-7-7-6-4-15-5-23-5-7 0-13 2-20 3-1-3-1-4-2-6 0-1 0-2 0-4 0-14 9-30 22-49 8-12 18-24 31-34 12-7 25-12 35-12 21 0 37 4 45 15 2 4 3 8 3 14 0 7-3 17-11 27-4 7-9 13-17 18-7 4-13 7-18 7-11 0-17-5-17-13 0-5 4-13 10-22 3-5 8-11 14-14 5-4 11-5 15-5 1 0 1-2 2-2zM130 123c8 0 14 0 19 2 2 1 1 1 2 1 0 2 0 2 0 2-1 1-2 2-4 2-2 1-3 1-6 1-10 0-18-2-23-7 4-1 9-1 12-1z"><text:p/></draw:path><draw:path draw:style-name="gr3" draw:text-style-name="P6" svg:width="0.0161in" svg:height="0.0157in" svg:x="4.6295in" svg:y="0.611in" svg:viewBox="0 0 42 41" svg:d="M42 21c0-12-10-21-21-21s-21 9-21 21c0 11 10 20 21 20s21-9 21-20z"><text:p/></draw:path><draw:path draw:style-name="gr3" draw:text-style-name="P6" svg:width="0.1441in" svg:height="0.1134in" svg:x="4.665in" svg:y="0.5165in" svg:viewBox="0 0 367 289" svg:d="M299 124c-6 0-14 5-21 10-8 7-16 14-22 23-1 2-3 5-4 7-10 2-20 3-29 3 8-20 12-39 28-60 12-18 27-36 46-52 0-1 1-1 1-2s-1-4-1-5-1-2-3-2h-1c-26 16-48 36-62 57-16 22-27 44-41 65-15 1-33 5-51 10-16 6-34 12-43 25-1 0-1 2-1 2 0 1 1 2 1 3 1 0 1 0 2 0s3 0 4 0 3 0 3-1c7-10 23-17 37-21 15-5 30-8 43-9-3 7-8 14-13 21-30 42-72 82-106 82-33 0-57-6-57-24 0-3 1-7 3-12 2 3 7 6 11 6 10 0 22-8 22-16 0-9-5-13-13-13s-18 6-22 12c-7 9-10 18-10 24 0 23 32 32 64 32 46 0 108-40 141-88 6-8 11-16 14-25 9 0 18-1 27-2-4 6-7 14-11 22v1 1c2 0 2 1 3 1h1c1 0 1 0 1 0 8-3 14-5 22-9 1 0 1-1 1-2v-1c0-1 0-2 0-4 0-4 1-9 4-15 15-3 32-9 40-21 3-4 5-8 5-13 0-1 0-1 0-2-2-6-6-8-13-8zM365 30c-1 0-1 0-2 0-49 0-74-30-125-30-22 0-49 8-75 22-25 14-49 33-64 54-9 14-15 28-15 41 0 2 0 5 1 7 3 13 15 21 33 21 15 0 33-3 51-11 15-6 30-15 39-27s13-26 13-36c0-11-4-19-14-24-1 0-1-1-2-1l-1 1c-2 0-3 1-4 1-1 1-1 3-1 4v1c2 4 3 7 3 13 0 10-4 23-14 37-6 9-17 19-28 25-15 6-29 9-41 9-14 0-22-6-24-15 0-2 0-3 0-5 0-10 4-24 14-37 12-17 32-33 53-44 23-12 46-15 65-15 50 0 74 30 126 30 1 0 2 0 2-2 4-5 8-9 11-15 0-1 1-1 1-2-1-1-1-1-2-2zM298 144c-5 7-14 11-25 14 5-6 11-14 14-18 5-5 9-8 11-8s3 1 5 3c0 2-2 5-5 9z"><text:p/></draw:path><draw:path draw:style-name="gr3" draw:text-style-name="P6" svg:width="0.0157in" svg:height="0.0157in" svg:x="4.8291in" svg:y="0.611in" svg:viewBox="0 0 41 41" svg:d="M41 21c0-12-10-21-21-21s-20 9-20 21c0 11 9 20 20 20s21-9 21-20z"><text:p/></draw:path></draw:g></text:p>
      <text:p text:style-name="P11"><text:soft-page-break/>לפיכך, באופן ישיר <draw:g text:anchor-type="as-char" svg:y="-0.1362in" draw:z-index="14" draw:name="Shape16" draw:style-name="gr1"><svg:title>TexMaths</svg:title><svg:desc>11§display§R^{-1} = R§svg§600§FALSE§</svg:desc><draw:path draw:style-name="gr2" draw:text-style-name="P5" svg:width="0.5811in" svg:height="0.1205in" svg:x="0.0008in" svg:y="0.0071in" svg:viewBox="0 0 1477 307" svg:d="M739 307c-246 0-493 0-739 0 0-102 0-205 0-307 493 0 984 0 1477 0 0 102 0 205 0 307-247 0-493 0-738 0z"><text:p/></draw:path><draw:path draw:style-name="gr3" draw:text-style-name="P6" svg:width="0.1079in" svg:height="0.1067in" svg:x="-0.0004in" svg:y="0.0295in" svg:viewBox="0 0 275 272" svg:d="M129 28c2-10 3-14 11-15 3-1 15-1 23-1 27 0 70 0 70 39 0 13-6 39-21 55-10 10-31 22-66 22-14 0-28 0-43 0 9-34 17-67 26-100zM184 133c39-9 85-35 85-75 0-33-35-58-85-58-37 0-74 0-110 0-8 0-11 0-11 9 0 3 3 3 11 3 4 0 7 0 14 1s11 1 11 7c0 1-1 2-2 6-18 70-34 139-52 207-3 15-4 18-35 18-7 0-10 0-10 8 0 4 4 4 5 4 10 0 38-1 49-1s38 1 48 1c4 0 8 0 8-8 0-4-3-4-10-4-14 0-25 0-25-7 0-2 0-4 1-6 9-34 16-67 25-101 16 0 31 0 46 0 36 0 42 22 42 35 0 5-3 16-5 25-3 11-7 25-7 33 0 42 47 42 52 42 33 0 46-40 46-45s-3-2-4-5c-4 0-5 4-5 6-10 29-26 35-35 35-13 0-15-9-15-23 0-12 2-32 3-44 1-6 1-12 1-18 0-29-25-41-36-45z"><text:p/></draw:path><draw:path draw:style-name="gr3" draw:text-style-name="P6" svg:width="0.0717in" svg:height="0.0047in" svg:x="0.1213in" svg:y="0.0417in" svg:viewBox="0 0 183 13" svg:d="M172 13c4 0 11 0 11-6 0-7-6-7-11-7-54 0-107 0-161 0-4 0-11 0-11 7 0 6 7 6 11 6 54 0 107 0 161 0z"><text:p/></draw:path><draw:path draw:style-name="gr3" draw:text-style-name="P6" svg:width="0.0382in" svg:height="0.0701in" svg:x="0.2165in" svg:y="0in" svg:viewBox="0 0 98 179" svg:d="M60 8c0-8 0-8-7-8-18 18-42 18-53 18 0 3 0 6 0 10 7 0 24 0 38-8 0 45 0 91 0 137 0 9 0 13-26 13-3 0-7 0-10 0 0 3 0 6 0 9 5 0 38-1 47-1s43 1 49 1c0-3 0-6 0-9-3 0-7 0-10 0-28 0-28-4-28-13 0-50 0-100 0-149z"><text:p/></draw:path><draw:path draw:style-name="gr3" draw:text-style-name="P6" svg:width="0.1004in" svg:height="0.035in" svg:x="0.3236in" svg:y="0.077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83in" svg:height="0.1067in" svg:x="0.4815in" svg:y="0.0295in" svg:viewBox="0 0 276 272" svg:d="M129 28c2-10 4-14 11-15 3-1 16-1 24-1 27 0 70 0 70 39 0 13-6 39-22 55-10 10-31 22-65 22-14 0-28 0-43 0 8-34 17-67 25-100zM185 133c38-9 84-35 84-75 0-33-34-58-84-58-38 0-74 0-111 0-8 0-11 0-11 9 0 3 3 3 11 3 1 0 8 0 14 1 8 1 11 1 11 7 0 1 0 2-1 6-18 70-34 139-52 207-4 15-5 18-35 18-8 0-11 0-11 8 0 4 4 4 5 4 11 0 38-1 49-1s38 1 49 1c4 0 8 0 8-8 0-4-3-4-11-4-14 0-25 0-25-7 0-2 1-4 1-6 9-34 16-67 25-101 16 0 31 0 46 0 36 0 42 22 42 35 0 5-2 16-4 25-4 11-7 25-7 33 0 42 46 42 52 42 32 0 46-40 46-45s-3-2-4-5c-5 0-5 4-6 6-10 29-26 35-35 35-13 0-15-9-15-23 0-12 2-32 4-44 0-6 1-12 1-18 0-29-26-41-36-45z"><text:p/></draw:path></draw:g><text:s/>גוררת <draw:g text:anchor-type="as-char" svg:y="-0.1134in" draw:z-index="15" draw:name="Shape17" draw:style-name="gr1"><svg:title>TexMaths</svg:title><svg:desc>11§display§\la b, a \ra \in R \implies \la a, b \ra \in R§svg§600§FALSE§</svg:desc><draw:path draw:style-name="gr2" draw:text-style-name="P5" svg:width="1.6654in" svg:height="0.1358in" svg:x="-0.0004in" svg:y="0.0071in" svg:viewBox="0 0 4231 346" svg:d="M2116 346c-706 0-1411 0-2116 0 0-116 0-230 0-346 1410 0 2820 0 4231 0 0 116 0 230 0 346-705 0-1411 0-2115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4-59-45-119-69-178 24-60 45-119 69-178z"><text:p/></draw:path><draw:path draw:style-name="gr3" draw:text-style-name="P6" svg:width="0.0559in" svg:height="0.1063in" svg:x="0.0583in" svg:y="0.0071in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173in" svg:height="0.0453in" svg:x="0.1295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6" svg:width="0.0693in" svg:height="0.0685in" svg:x="0.1902in" svg:y="0.0453in" svg:viewBox="0 0 177 175" svg:d="M129 25c-7-14-19-25-35-25-46 0-94 57-94 113 0 37 21 62 52 62 7 0 26-1 49-29 4 16 17 29 35 29 15 0 23-9 29-21 7-14 12-37 12-38 0-4-3-4-4-4-5 0-5 1-6 7-6 25-14 47-29 47-10 0-13-10-13-17 0-9 2-11 6-29 4-17 5-20 9-34 4-18 8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35in" svg:height="0.1512in" svg:x="0.2728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76in" svg:height="0.087in" svg:x="0.3787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83in" svg:height="0.1063in" svg:x="0.5157in" svg:y="0.0098in" svg:viewBox="0 0 276 271" svg:d="M130 26c2-9 3-13 10-14 4 0 16 0 24 0 27 0 70 0 70 38 0 13-6 39-22 55-10 10-29 22-65 22-14 0-28 0-42 0 8-35 16-68 25-101zM185 132c39-9 84-35 84-75 0-33-34-57-84-57-37 0-74 0-110 0-8 0-12 0-12 8 0 4 4 4 11 4 1 0 9 0 15 0 7 1 10 1 10 7 0 1 0 2-1 7-18 69-34 138-52 206-4 15-5 18-35 18-8 0-11 0-11 8 0 4 4 4 6 4 11 0 37-1 48-1 10 0 38 1 49 1 4 0 8 0 8-8 0-4-3-4-11-4-14 0-25 0-25-7 0-2 1-4 1-6 9-33 17-67 26-102 16 0 30 0 45 0 36 0 43 22 43 36 0 5-3 17-5 26-4 10-7 24-7 32 0 42 46 42 52 42 33 0 46-40 46-44 0-6-3-3-4-6-4 0-5 4-6 6-9 28-26 35-35 35-12 0-15-9-15-23 0-12 2-31 4-43 0-6 1-13 1-19 0-29-25-42-36-45z"><text:p/></draw:path><draw:path draw:style-name="gr3" draw:text-style-name="P6" svg:width="0.1008in" svg:height="0.0354in" svg:x="0.719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346in" svg:height="0.0827in" svg:x="0.8126in" svg:y="0.0335in" svg:viewBox="0 0 343 211" svg:d="M258 77c17 13 37 23 50 29-14 6-33 16-50 29-81 0-163 0-245 0-6 0-13 0-13 9 0 8 7 8 13 8 76 0 153 0 229 0-19 18-40 52-40 56 0 3 6 3 8 3 3 0 6 0 8-3 7-13 18-34 44-56 26-24 53-34 72-40 7-2 7-3 8-3 1-1 1-2 1-3s0-1-1-3h-1c0-1-1-1-8-3-53-15-91-50-113-92-4-8-4-8-10-8-2 0-8 0-8 4 0 5 20 39 40 57-76 0-153 0-229 0-6 0-13-2-13 7 0 8 7 9 13 9 82 0 164 0 245 0z"><text:p/></draw:path><draw:path draw:style-name="gr3" draw:text-style-name="P6" svg:width="0.0335in" svg:height="0.1512in" svg:x="1.0571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" svg:width="0.0693in" svg:height="0.0685in" svg:x="1.1059in" svg:y="0.0453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20 0-24-21-24-36 0-19 12-66 20-84 13-23 30-37 46-37 25 0 29 32 29 34s0 4-1 7c-6 24-12 49-19 74z"><text:p/></draw:path><draw:path draw:style-name="gr3" draw:text-style-name="P6" svg:width="0.0173in" svg:height="0.0453in" svg:x="1.1933in" svg:y="0.0972in" svg:viewBox="0 0 45 116" svg:d="M45 41c0-26-10-41-25-41-12 0-20 10-20 21 0 10 8 20 20 20 4 0 10-1 13-5 2-1 1-1 2-1s1 0 1 6c0 28-13 51-26 64-5 4-4 5-4 6 0 2 2 5 4 5 4 0 35-30 35-75z"><text:p/></draw:path><draw:path draw:style-name="gr3" draw:text-style-name="P6" svg:width="0.0555in" svg:height="0.1063in" svg:x="1.2547in" svg:y="0.0071in" svg:viewBox="0 0 142 271" svg:d="M74 4c0-1 0-4-5-4-9 0-37 3-47 3-3 1-8 1-8 8 0 6 5 6 10 6 19 0 19 2 19 6 0 2-3 16-6 23-10 42-20 84-30 127-6 19-7 25-7 37 0 37 21 61 49 61 46 0 93-57 93-112 0-36-20-62-51-62-18 0-34 11-46 23 10-39 19-77 29-116zM37 150c4-8 4-9 7-13 19-26 36-31 46-31 14 0 24 11 24 36 0 23-13 66-19 80-12 27-31 40-46 40-13 0-26-10-26-38 0-8 0-15 7-39 2-12 5-24 7-35z"><text:p/></draw:path><draw:path draw:style-name="gr3" draw:text-style-name="P6" svg:width="0.0335in" svg:height="0.1512in" svg:x="1.3213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52in" svg:height="0.087in" svg:x="1.4272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6" svg:width="0.1083in" svg:height="0.1063in" svg:x="1.5642in" svg:y="0.0098in" svg:viewBox="0 0 276 271" svg:d="M129 26c2-9 3-13 11-14 3 0 15 0 24 0 26 0 69 0 69 38 0 13-5 39-21 55-10 10-30 22-65 22-14 0-29 0-44 0 9-35 17-68 26-101zM185 132c38-9 84-35 84-75 0-33-34-57-85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3 10-6 24-6 32 0 42 46 42 52 42 32 0 46-40 46-44 0-6-3-3-4-6-5 0-5 4-6 6-10 28-26 35-35 35-13 0-15-9-15-23 0-12 2-31 3-43 1-6 2-13 2-19 0-29-26-42-36-45z"><text:p/></draw:path></draw:g><text:s/>(מתוך הגדרת היחס <draw:g text:anchor-type="as-char" svg:y="-0.0783in" draw:z-index="16" draw:name="Shape18" draw:style-name="gr1"><svg:title>TexMaths</svg:title><svg:desc>11§display§\siff§svg§600§FALSE§</svg:desc><draw:path draw:style-name="gr2" draw:text-style-name="P5" svg:width="0.2539in" svg:height="0.063in" svg:x="-0.0004in" svg:y="0.0075in" svg:viewBox="0 0 646 161" svg:d="M0 0c215 0 431 0 646 0 0 54 0 108 0 161-215 0-431 0-646 0 0-53 0-107 0-161z"><text:p/></draw:path><draw:path draw:style-name="gr3" draw:text-style-name="P6" svg:width="0.1346in" svg:height="0.078in" svg:x="0.0004in" svg:y="0in" svg:viewBox="0 0 343 199" svg:d="M328 106c8 0 15 0 15-6 0-8-7-8-15-8-95 0-191 0-286 0 21-16 32-32 34-36 18-27 21-51 21-52 0-4-4-4-8-4-6 0-6 1-9 8-8 37-30 69-74 86-5 3-6 4-6 6 0 1 1 2 6 4 39 17 66 46 76 89 1 4 1 6 7 6 4 0 8 0 8-5 0-1-3-25-20-50-8-12-19-26-35-38 95 0 191 0 286 0z"><text:p/></draw:path><draw:path draw:style-name="gr3" draw:text-style-name="P6" svg:width="0.1346in" svg:height="0.078in" svg:x="0.1272in" svg:y="0in" svg:viewBox="0 0 343 199" svg:d="M301 106c-22 17-32 32-35 37-18 27-20 50-20 51 0 5 4 5 7 5 7 0 7-2 8-8 9-37 32-69 76-87 5-2 6-3 6-4 0-2-2-3-4-5-16-6-63-25-78-90-1-4-1-5-8-5-3 0-7 0-7 4 0 1 3 26 20 51 7 12 18 25 35 37-96 0-192 0-288 0-6 0-13 0-13 8 0 6 7 6 13 6 96 0 192 0 288 0z"><text:p/></draw:path></draw:g>) ולכן לפי הגדרה ישנה גרירה להיות <draw:g text:anchor-type="as-char" svg:y="-0.1063in" draw:z-index="18" draw:name="Shape19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/>סימטרי. הגרירה בין יחס סימטרי לטענה <draw:g text:anchor-type="as-char" svg:y="-0.1134in" draw:z-index="17" draw:name="Shape20" draw:style-name="gr1"><svg:title>TexMaths</svg:title><svg:desc>11§display§\la a, b \ra \siff \la b, a \ra \in R§svg§600§FALSE§</svg:desc><draw:path draw:style-name="gr2" draw:text-style-name="P5" svg:width="1.3114in" svg:height="0.1358in" svg:x="-0.0004in" svg:y="0.0071in" svg:viewBox="0 0 3332 346" svg:d="M1667 346c-556 0-1111 0-1667 0 0-116 0-230 0-346 1111 0 2221 0 3332 0 0 116 0 230 0 346-555 0-1111 0-1665 0z"><text:p/></draw:path><draw:path draw:style-name="gr3" draw:text-style-name="P6" svg:width="0.0335in" svg:height="0.1512in" svg:x="0.0012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6" svg:width="0.0693in" svg:height="0.0685in" svg:x="0.05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374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5in" svg:height="0.1063in" svg:x="0.1988in" svg:y="0.0071in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654in" svg:y="0in" svg:viewBox="0 0 86 385" svg:d="M84 199c2-4 2-4 2-5 0-2 0-2-2-7-22-59-45-119-67-178-3-7-5-9-9-9-5 0-8 3-8 8 0 1 0 2 2 6 23 60 45 119 68 180-23 58-45 118-68 176-2 4-2 5-2 8 0 4 3 7 8 7 4 0 6-4 7-7 24-60 46-119 69-179z"><text:p/></draw:path><draw:path draw:style-name="gr3" draw:text-style-name="P6" svg:width="0.1346in" svg:height="0.0787in" svg:x="0.3669in" svg:y="0.0362in" svg:viewBox="0 0 343 201" svg:d="M330 109c7 0 13 0 13-8 0-9-6-9-13-9-96 0-191 0-287 0 21-15 31-31 34-36 18-26 21-50 21-52 0-4-4-4-8-4-6 0-6 1-9 8-8 37-31 69-74 88-5 1-7 2-7 5 0 2 2 4 7 5 39 16 66 46 74 90 3 4 3 5 9 5 4 0 8 0 8-4 0-1-3-25-20-51-8-12-19-25-35-37 96 0 191 0 287 0z"><text:p/></draw:path><draw:path draw:style-name="gr3" draw:text-style-name="P6" svg:width="0.1346in" svg:height="0.0787in" svg:x="0.4937in" svg:y="0.0362in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3" draw:text-style-name="P6" svg:width="0.0335in" svg:height="0.1512in" svg:x="0.6961in" svg:y="0in" svg:viewBox="0 0 86 385" svg:d="M85 15c1-4 1-5 1-7 0-5-3-8-8-8-3 0-5 2-9 9-22 59-45 118-67 177-1 2-2 4-2 8 0 1 0 1 2 5 22 59 45 118 67 176 3 5 4 10 9 10s8-3 8-7c0-1 0-3-1-7-23-59-46-119-70-177 24-60 47-119 70-179z"><text:p/></draw:path><draw:path draw:style-name="gr3" draw:text-style-name="P6" svg:width="0.0559in" svg:height="0.1063in" svg:x="0.7453in" svg:y="0.0071in" svg:viewBox="0 0 143 271" svg:d="M75 4c0-1 0-4-6-4-8 0-36 3-47 3-2 1-7 1-7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draw:path draw:style-name="gr3" draw:text-style-name="P6" svg:width="0.0173in" svg:height="0.0453in" svg:x="0.8169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6" svg:width="0.0693in" svg:height="0.0685in" svg:x="0.8776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35in" svg:height="0.1512in" svg:x="0.9602in" svg:y="0in" svg:viewBox="0 0 86 385" svg:d="M84 199c2-4 2-4 2-5 0-2 0-2-2-7-22-59-45-119-67-178-3-7-5-9-9-9-5 0-8 3-8 8 0 1 0 2 2 6 23 60 45 119 68 180-23 58-45 118-68 176-2 4-2 5-2 8 0 4 3 7 8 7 4 0 6-4 7-7 24-60 46-119 69-179z"><text:p/></draw:path><draw:path draw:style-name="gr3" draw:text-style-name="P6" svg:width="0.076in" svg:height="0.087in" svg:x="1.0661in" svg:y="0.0307in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6" svg:width="0.1083in" svg:height="0.1063in" svg:x="1.2031in" svg:y="0.0098in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text:s/>מתקיימת בלי הגבלת הכלליות על <draw:g text:anchor-type="as-char" svg:y="-0.0681in" draw:z-index="19" draw:name="Shape21" draw:style-name="gr1"><svg:title>TexMaths</svg:title><svg:desc>11§display§a§svg§600§FALSE§</svg:desc><draw:path draw:style-name="gr2" draw:text-style-name="P5" svg:width="0.0591in" svg:height="0.052in" svg:x="0.0016in" svg:y="0.0071in" svg:viewBox="0 0 151 133" svg:d="M0 0c51 0 100 0 151 0 0 44 0 89 0 133-51 0-100 0-151 0 0-44 0-89 0-133z"><text:p/></draw:path><draw:path draw:style-name="gr3" draw:text-style-name="P6" svg:width="0.0685in" svg:height="0.0677in" svg:x="-0.0004in" svg:y="0in" svg:viewBox="0 0 175 173" svg:d="M127 24c-7-14-18-24-35-24-45 0-92 56-92 111 0 37 21 62 51 62 7 0 27-1 49-29 3 16 17 29 35 29 13 0 22-9 29-21 5-14 11-37 11-39 0-3-3-3-4-3-5 0-5 1-6 7-7 25-13 47-30 47-10 0-11-10-11-18 0-7 1-11 5-28 4-16 5-20 9-33 5-19 9-37 14-54 2-11 2-11 2-13 0-7-4-10-11-10-9 0-15 9-16 16zM102 123c-2 7-2 8-6 15-18 21-33 26-44 26-19 0-24-21-24-35 0-20 12-66 20-84 13-22 30-36 45-36 24 0 29 31 29 33s-1 5-1 6c-5 26-12 50-19 75z"><text:p/></draw:path></draw:g><text:s/>ו־<draw:g text:anchor-type="as-char" svg:y="-0.1063in" draw:z-index="20" draw:name="Shape22" draw:style-name="gr1"><svg:title>TexMaths</svg:title><svg:desc>11§display§b§svg§600§FALSE§</svg:desc><draw:path draw:style-name="gr2" draw:text-style-name="P5" svg:width="0.0465in" svg:height="0.0906in" svg:x="0.0004in" svg:y="0.0071in" svg:viewBox="0 0 119 231" svg:d="M0 0c40 0 79 0 119 0 0 77 0 154 0 231-40 0-79 0-119 0 0-77 0-154 0-231z"><text:p/></draw:path><draw:path draw:style-name="gr3" draw:text-style-name="P6" svg:width="0.0547in" svg:height="0.1063in" svg:x="-0.0004in" svg:y="0in" svg:viewBox="0 0 140 271" svg:d="M75 4c-3-1 0-4-6-4-9 0-37 3-47 4-2 0-7 0-7 8 0 5 4 5 9 5 19 0 20 2 20 6 0 2-5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. </text:p>
      <text:p text:style-name="P9"><draw:g text:anchor-type="as-char" svg:y="-0.1134in" draw:z-index="21" draw:name="Shape23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ג)</text:h>
      <text:p text:style-name="P12">נתון: <text:span text:style-name="T3"><draw:g text:anchor-type="as-char" svg:y="-0.1063in" draw:z-index="23" draw:name="Shape24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1083in" draw:z-index="24" draw:name="Shape25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12">צ.ל.: <text:span text:style-name="T3"><draw:g text:anchor-type="as-char" svg:y="-0.1063in" draw:z-index="25" draw:name="Shape26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טרנזיטיבי אמ"מ </text:span><text:span text:style-name="T3"><draw:g text:anchor-type="as-char" svg:y="-0.1043in" draw:z-index="26" draw:name="Shape27" draw:style-name="gr1"><svg:title>TexMaths</svg:title><svg:desc>11§display§R \circ R \subseteq R§svg§600§FALSE§</svg:desc><draw:path draw:style-name="gr2" draw:text-style-name="P5" svg:width="0.6787in" svg:height="0.1087in" svg:x="0.0016in" svg:y="0.0071in" svg:viewBox="0 0 1725 277" svg:d="M0 0c575 0 1149 0 1725 0 0 93 0 184 0 277-576 0-1150 0-1725 0 0-93 0-184 0-277z"><text:p/></draw:path><draw:path draw:style-name="gr3" draw:text-style-name="P6" svg:width="0.1083in" svg:height="0.1071in" svg:x="0in" svg:y="0in" svg:viewBox="0 0 276 273" svg:d="M130 27c2-9 3-14 11-15 3 0 15 0 23 0 27 0 70 0 70 39 0 12-6 40-21 54-11 10-30 23-66 23-14 0-28 0-43 0 9-34 17-67 26-101zM185 133c39-9 86-36 86-76 0-33-36-57-86-57-37 0-74 0-110 0-8 0-11 0-11 8 0 4 3 4 10 4 1 0 8 0 15 1 7 0 10 1 10 6 0 2 0 3-1 8-18 69-34 138-52 207-4 14-4 18-35 18-7 0-11 0-11 8 0 4 3 3 5 4 11 0 40-1 50-1 11 0 37 1 48 1 4 0 8 0 8-8 0-4-3-4-11-4-14 0-24 0-24-7 0-2 0-4 1-6 9-35 16-69 25-103 16 0 31 0 46 0 36 0 42 22 42 35 0 6-3 18-5 27-4 11-7 25-7 33 0 42 46 42 52 42 33 0 46-40 46-44 0-6-3-4-4-6-4 0-5 3-6 6-9 28-25 35-35 35-12 0-15-9-15-23 0-12 2-32 4-44 1-6 1-14 1-19 0-30-25-41-36-45z"><text:p/></draw:path><draw:path draw:style-name="gr3" draw:text-style-name="P6" svg:width="0.0587in" svg:height="0.0583in" svg:x="0.1528in" svg:y="0.0362in" svg:viewBox="0 0 150 149" svg:d="M150 75c0-42-35-75-75-75-42 0-75 34-75 75s33 74 75 74c40 0 75-33 75-74zM75 134c-33 0-60-26-60-59 0-32 27-60 60-60 32 0 59 27 59 60 0 34-27 59-59 59z"><text:p/></draw:path><draw:path draw:style-name="gr3" draw:text-style-name="P6" svg:width="0.1079in" svg:height="0.1071in" svg:x="0.2606in" svg:y="0in" svg:viewBox="0 0 275 273" svg:d="M129 27c2-9 3-14 11-15 3 0 15 0 23 0 27 0 70 0 70 39 0 12-6 40-21 54-10 10-31 23-66 23-14 0-28 0-43 0 9-34 17-67 26-101zM184 133c39-9 85-36 85-76 0-33-35-57-85-57-37 0-74 0-110 0-8 0-11 0-11 8 0 4 3 4 11 4 4 0 7 0 14 1 7 0 10 1 10 6 0 2 0 3-1 8-18 69-34 138-52 207-4 14-4 18-35 18-7 0-10 0-10 8 0 4 3 3 4 4 11 0 39-1 50-1s37 1 48 1c4 0 8 0 8-8 0-4-3-4-11-4-14 0-24 0-24-7 0-2 0-4 1-6 9-35 16-69 25-103 16 0 31 0 46 0 36 0 42 22 42 35 0 6-3 18-5 27-3 11-7 25-7 33 0 42 47 42 52 42 33 0 46-40 46-44 0-6-3-4-4-6-4 0-5 3-5 6-10 28-26 35-35 35-13 0-15-9-15-23 0-12 2-32 3-44 1-6 1-14 1-19 0-30-25-41-36-45z"><text:p/></draw:path><draw:path draw:style-name="gr3" draw:text-style-name="P6" svg:width="0.0925in" svg:height="0.1173in" svg:x="0.4256in" svg:y="0.0071in" svg:viewBox="0 0 236 299" svg:d="M223 15c7 0 13 0 13-7 0-8-6-8-13-8-35 0-69 0-104 0-66 0-119 51-119 113 0 61 54 111 119 111 35 0 69 0 104 0 7 0 13 0 13-8 0-7-6-7-13-7-34 0-69 0-103 0-62 0-105-46-105-96 0-53 44-98 105-98 34 0 69 0 103 0zM22 284c-7 0-14 0-14 8 0 7 7 7 14 7 67 0 134 0 201 0 7 0 13 0 13-7 0-8-6-8-13-8-67 0-134 0-201 0z"><text:p/></draw:path><draw:path draw:style-name="gr3" draw:text-style-name="P6" svg:width="0.1083in" svg:height="0.1071in" svg:x="0.5799in" svg:y="0in" svg:viewBox="0 0 276 273" svg:d="M130 27c2-9 3-14 10-15 4 0 16 0 24 0 27 0 70 0 70 39 0 12-6 40-22 54-10 10-29 23-65 23-14 0-28 0-43 0 9-34 17-67 26-101zM185 133c39-9 84-36 84-76 0-33-34-57-84-57-37 0-74 0-110 0-8 0-12 0-12 8 0 4 4 4 11 4 1 0 8 0 15 1 7 0 10 1 10 6 0 2 0 3-1 8-18 69-34 138-52 207-4 14-5 18-35 18-8 0-11 0-11 8 0 4 4 4 5 4 11 0 39-1 49-1 11 0 38 1 49 1 4 0 8 0 8-8 0-4-3-4-11-4-14 0-25 0-25-7 0-2 1-4 1-6 9-35 17-69 26-103 16 0 30 0 45 0 36 0 43 22 43 35 0 6-3 18-5 27-4 11-7 25-7 33 0 42 46 42 52 42 33 0 46-40 46-44 0-6-3-4-4-6-4 0-5 3-6 6-10 28-26 35-35 35-12 0-15-9-15-23 0-12 2-32 4-44 0-6 1-14 1-19 0-30-25-41-36-45z"><text:p/></draw:path></draw:g></text:span></text:p>
      <text:p text:style-name="P12">הוכחה: <text:span text:style-name="T3">יהי </text:span><text:span text:style-name="T3"><draw:g text:anchor-type="as-char" svg:y="-0.1063in" draw:z-index="27" draw:name="Shape28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1083in" draw:z-index="28" draw:name="Shape29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נתחיל במעברים שקולים;</text:span></text:p>
      <text:p text:style-name="P7"><draw:g text:anchor-type="as-char" svg:y="-0.3228in" draw:z-index="29" draw:name="Shape30" draw:style-name="gr1"><svg:title>TexMaths</svg:title><svg:desc>11§latex§\begin{align*}
  &amp;R \circ R \subseteq R \\
  &amp;\forall a, c \in A. \la a, c \ra \in R \circ R \implies \la a, c \ra \in R
&amp;&amp;\open \!\!=\!\! \defi \close \\
  &amp;\forall a, c \in A. (\exists b \in A. aRb \land bRc) \implies aRc
&amp;&amp;\open \!\circ\! \defi \close 
\end{align}§svg§600§FALSE§</svg:desc><draw:path draw:style-name="gr2" draw:text-style-name="P5" svg:width="4.0614in" svg:height="0.6303in" svg:x="0.0075in" svg:y="0.0075in" svg:viewBox="0 0 10317 1602" svg:d="M5159 1602c-1720 0-3440 0-5159 0 0-535 0-1068 0-1602 3439 0 6879 0 10317 0 0 534 0 1067 0 1602-1719 0-3438 0-5158 0z"><text:p/></draw:path><draw:path draw:style-name="gr3" draw:text-style-name="P6" svg:width="0.1083in" svg:height="0.1071in" svg:x="0.0063in" svg:y="-0.0004in" svg:viewBox="0 0 276 273" svg:d="M129 26c2-8 3-12 11-14 3 0 15 0 23 0 27 0 70 0 70 39 0 13-5 39-21 55-10 9-30 22-65 22-14 0-29 0-44 0 9-35 17-68 26-102zM185 133c38-9 85-36 85-75 0-33-36-58-86-58-37 0-74 0-110 0-8 0-11 0-11 8 0 4 3 4 11 4 4 0 7 0 14 1s11 1 11 6c0 2-1 3-2 7-18 70-34 139-52 208-3 14-4 18-35 18-7 0-10 0-10 7 0 5 4 5 6 5 9 0 37-1 48-1s38 1 48 1c4 0 9 0 9-8 0-4-4-4-11-4-14 0-25 0-25-7 0-2 1-4 1-6 9-35 16-69 25-103 16 0 31 0 46 0 36 0 42 22 42 35 0 6-3 18-5 27-2 11-6 25-6 33 0 42 46 42 51 42 33 0 47-40 47-45s-4-5-5-5c-4 0-5 3-5 6-10 28-26 35-35 35-13 0-15-9-15-23 0-12 2-32 3-44 1-6 2-13 2-19 0-30-26-42-36-45z"><text:p/></draw:path><draw:path draw:style-name="gr3" draw:text-style-name="P6" svg:width="0.0591in" svg:height="0.0587in" svg:x="0.1587in" svg:y="0.0358in" svg:viewBox="0 0 151 150" svg:d="M151 75c0-41-34-75-75-75-42 0-76 34-76 75 0 42 34 75 76 75 41 0 75-33 75-75zM76 134c-34 0-61-27-61-59 0-33 28-60 61-60 32 0 59 26 59 60 0 33-27 59-59 59z"><text:p/></draw:path><draw:path draw:style-name="gr3" draw:text-style-name="P6" svg:width="0.1083in" svg:height="0.1071in" svg:x="0.2665in" svg:y="-0.0004in" svg:viewBox="0 0 276 273" svg:d="M129 26c3-8 4-12 11-14 3 0 16 0 24 0 27 0 70 0 70 39 0 13-6 39-22 55-10 9-29 22-65 22-14 0-28 0-42 0 7-35 16-68 24-102zM185 133c39-9 85-36 85-75 0-33-35-58-85-58-36 0-74 0-110 0-8 0-12 0-12 8 0 4 4 4 11 4 1 0 9 0 15 1 7 1 10 1 10 6 0 2 0 3-1 7-18 70-34 139-52 208-4 14-5 18-35 18-8 0-11 0-11 7 0 5 4 5 6 5 11 0 37-1 48-1s38 1 49 1c4 0 8 0 8-8 0-4-3-4-11-4-14 0-25 0-25-7 0-2 1-4 1-6 9-35 18-69 26-103 16 0 30 0 45 0 36 0 43 22 43 35 0 6-3 18-5 27-3 11-7 25-7 33 0 42 46 42 52 42 33 0 46-40 46-45s-3-4-4-5c-4 0-5 3-6 6-10 28-26 35-35 35-12 0-15-9-15-23 0-12 2-32 4-44 0-6 1-13 1-19 0-30-25-42-36-45z"><text:p/></draw:path><draw:path draw:style-name="gr3" draw:text-style-name="P6" svg:width="0.0929in" svg:height="0.1169in" svg:x="0.4319in" svg:y="0.0075in" svg:viewBox="0 0 237 298" svg:d="M222 15c7 0 15 0 15-7 0-8-8-8-15-8-34 0-69 0-103 0-67 0-119 51-119 111 0 63 54 112 119 112 34 0 69 0 103 0 7 0 15 0 15-8 0-7-8-7-15-7-34 0-68 0-102 0-62 0-105-45-105-96 0-53 44-97 105-97 34 0 68 0 102 0zM21 283c-7 0-13 0-13 7 0 8 6 8 13 8 67 0 134 0 201 0 7 0 15 0 15-8 0-7-8-7-15-7-67 0-134 0-201 0z"><text:p/></draw:path><draw:path draw:style-name="gr3" draw:text-style-name="P6" svg:width="0.1083in" svg:height="0.1071in" svg:x="0.5862in" svg:y="-0.0004in" svg:viewBox="0 0 276 273" svg:d="M130 26c2-8 3-12 10-14 4 0 16 0 24 0 27 0 70 0 70 39 0 13-6 39-21 55-11 9-30 22-66 22-14 0-28 0-42 0 8-35 16-68 25-102zM185 133c39-9 86-36 86-75 0-33-36-58-86-58-36 0-74 0-110 0-8 0-11 0-11 8 0 4 3 4 10 4 1 0 9 0 15 1 7 1 10 1 10 6 0 2 0 3-1 7-18 70-34 139-52 208-4 14-4 18-35 18-8 0-11 0-11 7 0 5 4 5 6 5 11 0 37-1 48-1 10 0 38 1 49 1 4 0 8 0 8-8 0-4-3-4-11-4-14 0-25 0-25-7 0-2 1-4 1-6 9-35 18-69 26-103 16 0 31 0 47 0 34 0 41 22 41 35 0 6-3 18-5 27-3 11-7 25-7 33 0 42 46 42 52 42 33 0 46-40 46-45s-3-4-4-5c-4 0-5 3-6 6-9 28-26 35-35 35-12 0-15-9-15-23 0-12 2-32 4-44 1-6 1-13 1-19 0-30-25-42-36-45z"><text:p/></draw:path><draw:path draw:style-name="gr3" draw:text-style-name="P6" svg:width="0.0846in" svg:height="0.1083in" svg:x="-0.0004in" svg:y="0.2429in" svg:viewBox="0 0 216 276" svg:d="M213 14c3-4 3-4 3-6 0-5-4-8-8-8-6 0-8 4-9 9-11 28-22 56-33 84-38 0-78 0-116 0-11-28-22-56-33-84-2-6-4-9-9-9-4 0-8 3-8 8 0 1 0 1 2 6 32 85 65 168 97 253 2 6 3 9 9 9 5 0 6-3 9-8 32-84 65-169 96-254zM55 109c35 0 70 0 106 0-18 46-36 91-53 137-18-46-35-91-53-137z"><text:p/></draw:path><draw:path draw:style-name="gr3" draw:text-style-name="P6" svg:width="0.0689in" svg:height="0.0689in" svg:x="0.0906in" svg:y="0.2811in" svg:viewBox="0 0 176 176" svg:d="M129 25c-8-14-19-25-37-25-45 0-92 57-92 113 0 37 21 63 51 63 7 0 27-2 50-30 4 17 17 30 35 30 14 0 22-10 29-22 7-13 11-37 11-39 0-3-3-3-4-3-4 0-5 1-6 7-6 25-13 48-28 48-11 0-13-10-13-17 0-9 2-13 6-29 4-17 4-21 8-35 4-18 10-37 14-54 3-11 3-12 3-13 0-7-5-11-12-11-9 0-14 8-15 17zM103 125c-2 7-2 8-7 15-18 20-33 27-44 27-20 0-26-22-26-36 0-20 14-67 22-85 13-23 30-37 46-37 24 0 29 32 29 34s0 4-1 6c-6 26-12 51-19 76z"><text:p/></draw:path><draw:path draw:style-name="gr3" draw:text-style-name="P6" svg:width="0.0177in" svg:height="0.0449in" svg:x="0.1776in" svg:y="0.3315in" svg:viewBox="0 0 46 115" svg:d="M46 41c0-26-10-41-25-41-13 0-21 10-21 21s8 21 21 21c4 0 10-2 13-6 1-1 1-1 2-1s1 0 1 6c0 28-13 51-26 65-4 4-4 5-4 6 0 2 2 3 4 3 3 0 35-29 35-74z"><text:p/></draw:path><draw:path draw:style-name="gr3" draw:text-style-name="P6" svg:width="0.0591in" svg:height="0.0689in" svg:x="0.2386in" svg:y="0.2811in" svg:viewBox="0 0 151 176" svg:d="M138 24c-7 0-13 0-18 6-6 5-7 12-7 15 0 9 7 13 15 13 11 0 22-9 22-24 0-20-19-34-47-34-51 0-103 56-103 110 0 35 22 66 63 66 55 0 88-42 88-46 0-2-4-5-6-5-1 0-2 0-4 4-31 38-73 38-78 38-24 0-34-19-34-42 0-16 7-54 21-78 12-22 33-38 53-38 14 0 29 5 35 15z"><text:p/></draw:path><draw:path draw:style-name="gr3" draw:text-style-name="P6" svg:width="0.076in" svg:height="0.0878in" svg:x="0.3531in" svg:y="0.2665in" svg:viewBox="0 0 194 224" svg:d="M180 120c7 0 14 0 14-8s-7-8-14-8c-55 0-108 0-163 0 4-51 48-89 103-89 20 0 41 0 60 0 7 0 14 0 14-7 0-8-7-8-14-8-20 0-40 0-61 0-66 0-119 51-119 112 0 62 53 112 119 112 21 0 41 0 61 0 7 0 14 0 14-7 0-8-7-8-14-8-19 0-40 0-60 0-55 0-99-38-103-89 55 0 108 0 163 0z"><text:p/></draw:path><draw:path draw:style-name="gr3" draw:text-style-name="P6" svg:width="0.1039in" svg:height="0.1087in" svg:x="0.4894in" svg:y="0.2402in" svg:viewBox="0 0 265 277" svg:d="M56 232c-15 26-31 32-47 33-5 0-9 0-9 8 0 2 2 4 6 4 9 0 22-1 33-1 13 0 26 1 38 1 2 0 8 0 8-8 0-4-4-4-7-4-9-1-17-4-17-14 0-5 2-9 5-15 10-16 19-32 29-48 33 0 65 0 98 0 0 8 5 60 5 64 0 12-20 13-27 13-6 0-9 0-9 8 0 4 3 3 4 4 17 0 33-1 49-1 9 0 34 1 44 1 2 0 6 0 6-8 0-4-3-4-9-4-23 0-23-3-24-14-8-81-16-161-24-241-1-8-1-10-8-10-5 0-7 3-10 7-45 74-89 150-134 225zM102 176c26-43 51-85 76-128 5 43 9 85 13 128-29 0-59 0-89 0z"><text:p/></draw:path><draw:path draw:style-name="gr3" draw:text-style-name="P6" svg:width="0.0157in" svg:height="0.0161in" svg:x="0.6118in" svg:y="0.3315in" svg:viewBox="0 0 41 42" svg:d="M41 21c0-11-10-21-21-21-12 0-20 10-20 21s8 21 20 21c11 0 21-10 21-21z"><text:p/></draw:path><draw:path draw:style-name="gr3" draw:text-style-name="P6" svg:width="0.0335in" svg:height="0.1516in" svg:x="0.6575in" svg:y="0.2343in" svg:viewBox="0 0 86 386" svg:d="M85 15c1-4 1-5 1-7 0-5-3-8-8-8-3 0-5 2-9 9-22 59-45 119-67 178-1 2-2 4-2 6s0 3 2 7c22 59 45 118 67 177 3 4 4 9 9 9s8-3 8-8c0-1 0-1-1-5-23-61-46-120-70-180 24-59 47-118 70-178z"><text:p/></draw:path><draw:path draw:style-name="gr3" draw:text-style-name="P6" svg:width="0.0693in" svg:height="0.0689in" svg:x="0.7059in" svg:y="0.2811in" svg:viewBox="0 0 177 176" svg:d="M129 25c-7-14-18-25-35-25-46 0-94 57-94 113 0 37 21 63 52 63 7 0 26-2 49-30 4 17 18 30 35 30 15 0 24-10 29-22 7-13 12-37 12-39 0-3-3-3-4-3-5 0-5 1-6 7-6 25-13 48-29 48-10 0-11-10-11-17 0-9 0-13 4-29 4-17 5-21 9-35 4-18 10-37 14-54 2-11 2-12 2-13 0-7-4-11-11-11-10 0-15 8-16 17zM103 125c-2 7-2 8-7 15-17 20-33 27-44 27-19 0-24-22-24-36 0-20 12-67 20-85 13-23 30-37 46-37 25 0 30 32 30 34s-1 4-1 6c-6 26-13 51-20 76z"><text:p/></draw:path><draw:path draw:style-name="gr3" draw:text-style-name="P6" svg:width="0.0173in" svg:height="0.0449in" svg:x="0.7937in" svg:y="0.3315in" svg:viewBox="0 0 45 115" svg:d="M45 41c0-26-10-41-24-41-13 0-21 10-21 21s8 21 21 21c4 0 9-2 13-6 1-1 1-1 2-1 0 2 0 0 0 6 0 28-13 51-26 65-3 4-3 5-3 6 0 2 1 3 3 3 4 0 35-29 35-74z"><text:p/></draw:path><draw:path draw:style-name="gr3" draw:text-style-name="P6" svg:width="0.0591in" svg:height="0.0689in" svg:x="0.8543in" svg:y="0.2811in" svg:viewBox="0 0 151 176" svg:d="M138 24c-7 0-11 0-17 6-7 5-8 12-8 15 0 9 8 13 15 13 11 0 22-9 22-24 0-20-19-34-47-34-51 0-103 56-103 110 0 35 23 66 63 66 55 0 88-42 88-46 0-2-2-5-5-5-2 0-3 0-5 4-31 38-73 38-77 38-24 0-35-19-35-42 0-16 7-54 21-78 12-22 34-38 55-38 13 0 27 5 33 15z"><text:p/></draw:path><draw:path draw:style-name="gr3" draw:text-style-name="P6" svg:width="0.0339in" svg:height="0.1516in" svg:x="0.922in" svg:y="0.2343in" svg:viewBox="0 0 87 386" svg:d="M85 200c2-4 2-5 2-7 0-1 0-2-2-6-23-59-45-119-68-178-3-7-5-9-9-9-5 0-8 3-8 8 0 1 0 2 2 6 23 60 45 120 68 179-23 60-45 119-68 179-2 4-2 5-2 6 0 5 3 8 8 8s6-3 9-8c23-59 45-119 68-178z"><text:p/></draw:path><draw:path draw:style-name="gr3" draw:text-style-name="P6" svg:width="0.076in" svg:height="0.0878in" svg:x="1.028in" svg:y="0.2665in" svg:viewBox="0 0 194 224" svg:d="M180 120c7 0 14 0 14-8s-7-8-14-8c-55 0-108 0-163 0 4-51 48-89 103-89 20 0 41 0 60 0 7 0 14 0 14-7 0-8-7-8-14-8-20 0-40 0-61 0-66 0-119 51-119 112 0 62 53 112 119 112 21 0 41 0 61 0 7 0 14 0 14-7 0-8-7-8-14-8-19 0-40 0-60 0-55 0-99-38-103-89 55 0 108 0 163 0z"><text:p/></draw:path><draw:path draw:style-name="gr3" draw:text-style-name="P6" svg:width="0.1083in" svg:height="0.1067in" svg:x="1.1657in" svg:y="0.2457in" svg:viewBox="0 0 276 272" svg:d="M129 26c2-8 3-13 11-14 3 0 15 0 23 0 27 0 70 0 70 37 0 14-5 41-21 55-10 10-30 24-66 24-14 0-28 0-43 0 9-35 17-68 26-102zM185 132c38-8 85-35 85-75 0-33-36-57-86-57-37 0-74 0-110 0-8 0-11 0-11 8 0 4 3 4 11 4 4 0 7 0 14 0 7 1 11 1 11 7 0 1-1 2-2 7-18 70-34 138-52 207-3 15-4 19-35 19-7 0-10 0-10 7 0 5 4 5 6 5 9 0 37-1 48-1s38 1 48 1c4 0 8 0 8-8 0-4-3-4-10-4-14 0-25 0-25-8 0-2 0-3 1-7 9-34 16-68 25-102 16 0 31 0 46 0 36 0 42 22 42 35 0 7-3 19-5 28-2 10-6 24-6 32 0 42 46 42 51 42 33 0 47-39 47-44s-4-5-5-5c-4 0-5 2-5 6-10 28-26 35-35 35-13 0-15-9-15-24 0-12 2-32 3-44 1-6 2-12 2-18 0-30-26-42-36-46z"><text:p/></draw:path><draw:path draw:style-name="gr3" draw:text-style-name="P6" svg:width="0.0591in" svg:height="0.0587in" svg:x="1.3181in" svg:y="0.2811in" svg:viewBox="0 0 151 150" svg:d="M151 75c0-42-34-75-75-75-42 0-76 34-76 75 0 40 34 75 76 75 41 0 75-35 75-75zM76 134c-34 0-61-27-61-59 0-33 27-60 61-60 32 0 59 27 59 60s-27 59-59 59z"><text:p/></draw:path><draw:path draw:style-name="gr3" draw:text-style-name="P6" svg:width="0.1083in" svg:height="0.1067in" svg:x="1.426in" svg:y="0.2457in" svg:viewBox="0 0 276 272" svg:d="M129 26c3-8 4-13 11-14 3 0 16 0 24 0 27 0 70 0 70 37 0 14-6 41-22 55-10 10-29 24-65 24-14 0-28 0-42 0 7-35 16-68 24-102zM185 132c39-8 85-35 85-75 0-33-35-57-85-57-36 0-74 0-110 0-8 0-12 0-12 8 0 4 4 4 11 4 1 0 9 0 15 0 7 1 10 1 10 7 0 1 0 2-1 7-18 70-34 138-52 207-4 15-5 19-35 19-8 0-11 0-11 7 0 5 4 5 6 5 11 0 37-1 48-1s38 1 49 1c4 0 8 0 8-8 0-4-3-4-11-4-14 0-25 0-25-8 0-2 1-3 1-7 9-34 16-68 25-102 16 0 31 0 46 0 36 0 43 22 43 35 0 7-3 19-5 28-3 10-7 24-7 32 0 42 46 42 52 42 33 0 46-39 46-44s-3-4-4-5c-4 0-5 2-6 6-10 28-26 35-35 35-12 0-15-9-15-24 0-12 2-32 4-44 0-6 1-12 1-18 0-30-25-42-36-46z"><text:p/></draw:path><draw:path draw:style-name="gr3" draw:text-style-name="P6" svg:width="0.1008in" svg:height="0.035in" svg:x="1.6295in" svg:y="0.292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346in" svg:height="0.0831in" svg:x="1.7224in" svg:y="0.2693in" svg:viewBox="0 0 343 212" svg:d="M259 77c16 13 36 24 49 30-14 5-33 16-49 29-82 0-164 0-246 0-6 0-13 0-13 8s7 8 13 8c76 0 153 0 229 0-19 17-40 51-40 57 0 3 6 3 8 3 3 0 6 0 8-2 8-15 19-35 44-58 26-23 53-34 72-40 7-2 7-2 8-3 1 0 1-1 1-2s0-3-1-3l-1-1c-2-1-1-1-8-3-52-15-91-51-113-91-4-8-4-9-10-9-2 0-8 0-8 4 0 6 20 39 40 58-76 0-153 0-229 0-6 0-13 0-13 7 0 8 7 8 13 8 82 0 164 0 246 0z"><text:p/></draw:path><draw:path draw:style-name="gr3" draw:text-style-name="P6" svg:width="0.0335in" svg:height="0.1516in" svg:x="1.9677in" svg:y="0.2343in" svg:viewBox="0 0 86 386" svg:d="M84 15c2-4 2-5 2-7 0-5-3-8-8-8-3 0-6 2-9 9-23 59-45 119-68 178 0 2-1 4-1 6s0 3 1 7c23 59 45 118 68 177 1 4 4 9 9 9s8-3 8-8c0-1 0-1-2-5-23-61-45-120-69-180 24-59 46-118 69-178z"><text:p/></draw:path><draw:path draw:style-name="gr3" draw:text-style-name="P6" svg:width="0.0693in" svg:height="0.0689in" svg:x="2.0161in" svg:y="0.2811in" svg:viewBox="0 0 177 176" svg:d="M129 25c-8-14-19-25-37-25-45 0-92 57-92 113 0 37 21 63 51 63 7 0 27-2 50-30 4 17 17 30 35 30 14 0 22-10 29-22 7-13 12-37 12-39 0-3-4-3-5-3-4 0-4 1-6 7-6 25-13 48-28 48-11 0-13-10-13-17 0-9 2-13 6-29 4-17 4-21 9-35 4-18 9-37 13-54 3-11 3-12 3-13 0-7-5-11-12-11-9 0-14 8-15 17zM103 125c-2 7-2 8-7 15-18 20-33 27-44 27-19 0-24-22-24-36 0-20 12-67 20-85 13-23 30-37 46-37 25 0 29 32 29 34s0 4-1 6c-6 26-12 51-19 76z"><text:p/></draw:path><draw:path draw:style-name="gr3" draw:text-style-name="P6" svg:width="0.0173in" svg:height="0.0449in" svg:x="2.1031in" svg:y="0.3315in" svg:viewBox="0 0 45 115" svg:d="M45 41c0-26-10-41-25-41-12 0-20 10-20 21s8 21 20 21c4 0 10-2 14-6 1-1 1-1 1-1 1 0 1 0 1 6 0 28-13 51-26 65-4 4-4 5-4 6 0 2 2 3 4 3 4 0 35-29 35-74z"><text:p/></draw:path><draw:path draw:style-name="gr3" draw:text-style-name="P6" svg:width="0.0591in" svg:height="0.0689in" svg:x="2.1638in" svg:y="0.2811in" svg:viewBox="0 0 151 176" svg:d="M138 24c-7 0-13 0-18 6-6 5-7 12-7 15 0 9 7 13 15 13 11 0 22-9 22-24 0-20-19-34-47-34-51 0-103 56-103 110 0 35 22 66 63 66 55 0 88-42 88-46 0-2-2-5-6-5-1 0-2 0-4 4-31 38-73 38-77 38-25 0-35-19-35-42 0-16 7-54 21-78 12-22 33-38 53-38 14 0 29 5 35 15z"><text:p/></draw:path><draw:path draw:style-name="gr3" draw:text-style-name="P6" svg:width="0.0335in" svg:height="0.1516in" svg:x="2.2319in" svg:y="0.2343in" svg:viewBox="0 0 86 386" svg:d="M85 200c1-4 1-5 1-7 0-1 0-2-1-6-23-59-45-119-68-178-3-7-5-9-9-9-5 0-8 3-8 8 0 1 0 2 2 6 23 60 45 120 68 179-23 60-45 119-68 179-2 4-2 5-2 6 0 5 3 8 8 8s6-3 7-8c24-59 47-119 70-178z"><text:p/></draw:path><draw:path draw:style-name="gr3" draw:text-style-name="P6" svg:width="0.076in" svg:height="0.0878in" svg:x="2.3374in" svg:y="0.2665in" svg:viewBox="0 0 194 224" svg:d="M180 120c6 0 14 0 14-8s-8-8-14-8c-55 0-108 0-163 0 4-51 48-89 103-89 20 0 41 0 60 0 6 0 14 0 14-7 0-8-8-8-14-8-20 0-40 0-61 0-66 0-119 51-119 112 0 62 53 112 119 112 21 0 41 0 61 0 6 0 14 0 14-7 0-8-8-8-14-8-19 0-40 0-60 0-55 0-99-38-103-89 55 0 108 0 163 0z"><text:p/></draw:path><draw:path draw:style-name="gr3" draw:text-style-name="P6" svg:width="0.1083in" svg:height="0.1067in" svg:x="2.4748in" svg:y="0.2457in" svg:viewBox="0 0 276 272" svg:d="M130 26c2-8 3-13 10-14 4 0 16 0 24 0 27 0 70 0 70 37 0 14-6 41-21 55-11 10-30 24-66 24-14 0-28 0-42 0 8-35 16-68 25-102zM185 132c39-8 86-35 86-75 0-33-36-57-86-57-36 0-74 0-110 0-8 0-11 0-11 8 0 4 3 4 10 4 1 0 9 0 15 0 7 1 10 1 10 7 0 1 0 2-1 7-18 70-34 138-52 207-4 15-5 19-35 19-8 0-11 0-11 7 0 5 4 5 6 5 11 0 37-1 48-1 10 0 38 1 49 1 4 0 8 0 8-8 0-4-3-4-11-4-14 0-25 0-25-8 0-2 1-3 1-7 9-34 18-68 26-102 16 0 30 0 45 0 36 0 43 22 43 35 0 7-3 19-5 28-3 10-7 24-7 32 0 42 46 42 52 42 33 0 46-39 46-44s-3-4-4-5c-4 0-5 2-6 6-9 28-26 35-35 35-12 0-15-9-15-24 0-12 2-32 4-44 1-6 1-12 1-18 0-30-25-42-36-46z"><text:p/></draw:path><draw:path draw:style-name="gr3" draw:text-style-name="P6" svg:width="0.039in" svg:height="0.1819in" svg:x="3.2063in" svg:y="0.2193in" svg:viewBox="0 0 100 463" svg:d="M100 460c0-3 0-3-1-4-18-20-44-50-60-113-9-35-13-75-13-111 0-102 25-173 71-223 3-4 2-4 3-5 0-4-2-4-4-4-6 0-27 23-32 29-39 47-64 116-64 202 0 55 9 133 59 198 5 5 30 34 37 34 2 0 4 0 4-3z"><text:p/></draw:path><draw:path draw:style-name="gr3" draw:text-style-name="P6" svg:width="0.1008in" svg:height="0.035in" svg:x="3.2528in" svg:y="0.2929in" svg:viewBox="0 0 257 90" svg:d="M244 15c7 0 13 0 13-7 0-8-6-8-12-8-77 0-155 0-232 0-5 0-13 0-13 8 0 7 8 7 13 7 77 0 154 0 231 0zM245 90c6 0 12 0 12-8 0-7-6-7-13-7-77 0-154 0-231 0-5 0-13 0-13 7 0 8 8 8 13 8 77 0 155 0 232 0z"><text:p/></draw:path><draw:path draw:style-name="gr3" draw:text-style-name="P6" svg:width="0.0744in" svg:height="0.1071in" svg:x="3.4102in" svg:y="0.2429in" svg:viewBox="0 0 190 273" svg:d="M133 246c0 9 0 18 0 27 19-1 39-4 57-5 0-4 0-7 0-12-27 0-29-3-29-22 0-78 0-156 0-234-19 1-38 3-56 4 0 5 0 8 0 12 27 0 29 3 29 21 0 28 0 56 0 84-11-13-27-24-48-24-45 0-86 38-86 88 0 49 37 88 81 88 26 0 43-14 52-27zM133 143c0 26 0 53 0 79 0 8 0 8-4 14-11 19-29 28-45 28-18 0-31-10-41-25-10-16-11-38-11-54 0-15 1-38 12-54 8-12 23-25 43-25 14 0 31 5 42 23 4 6 4 7 4 14z"><text:p/></draw:path><draw:path draw:style-name="gr3" draw:text-style-name="P6" svg:width="0.0587in" svg:height="0.0697in" svg:x="3.4937in" svg:y="0.2811in" svg:viewBox="0 0 150 178" svg:d="M32 76c2-57 35-67 48-67 40 0 44 51 44 67-30 0-61 0-92 0zM32 85c36 0 71 0 108 0 9 0 10 0 10-9 0-39-21-76-70-76-45 0-80 40-80 88 0 52 41 90 85 90 47 0 65-43 65-50 0-5-4-5-6-5-3 0-4 2-4 6-15 39-49 39-53 39-19 0-34-12-43-26-12-19-12-44-12-57z"><text:p/></draw:path><draw:path draw:style-name="gr3" draw:text-style-name="P6" svg:width="0.0756in" svg:height="0.1071in" svg:x="3.5614in" svg:y="0.2409in" svg:viewBox="0 0 193 273" svg:d="M117 118c17 0 21 5 21 21 0 35 0 69 0 104 0 18-5 18-31 18 0 4 0 7 0 12 13-1 33-1 43-1 8 0 28 0 43 1 0-5 0-8 0-12-26 0-30 0-30-18 0-47 0-95 0-142-17 1-32 2-49 3-6 2-6 2-7 2-2 0-1 0-7 0-15 0-30 0-45 0 0-15 0-29 0-43 0-39 33-54 57-54 11 0 26 3 33 12-16 1-18 12-18 19 0 12 9 17 17 17 9 0 18-6 18-17 0-24-21-40-50-40-36 0-82 20-82 62 0 14 0 29 0 44-10 0-20 0-30 0 0 4 0 7 0 12 10 0 20 0 30 0 0 41 0 83 0 125 0 18-4 18-30 18 0 4 0 7 0 12 13-1 33-1 43-1s29 0 43 1c0-5 0-8 0-12-25 0-30 0-30-18 0-42 0-84 0-125 20 0 41 0 61 0z"><text:p/></draw:path><draw:path draw:style-name="gr3" draw:text-style-name="P6" svg:width="0.076in" svg:height="0.0669in" svg:x="3.6469in" svg:y="0.2811in" svg:viewBox="0 0 194 171" svg:d="M30 38c0 35 0 70 0 104 0 17-5 17-30 17 0 5 0 8 0 12 13-1 33-1 43-1 11 0 31 0 44 1 0-4 0-7 0-12-26 0-31 0-31-17 0-24 0-47 0-72 0-39 28-61 53-61 24 0 29 21 29 43 0 29 0 60 0 90 0 17-5 17-31 17 0 5 0 8 0 12 14-1 34-1 44-1s31 0 43 1c0-4 0-7 0-12-20 0-30 0-30-12 0-24 0-49 0-73 0-33 0-45-12-60-6-6-18-14-41-14-27 0-46 18-57 41 0-14 0-28 0-41-18 1-36 3-54 4 0 5 0 8 0 12 26 0 30 4 30 22z"><text:p/></draw:path><draw:path draw:style-name="gr3" draw:text-style-name="P6" svg:width="0.0327in" svg:height="0.1012in" svg:x="3.7311in" svg:y="0.2469in" svg:viewBox="0 0 84 258" svg:d="M56 87c-17 1-36 3-54 4 0 5 0 8 0 12 26 0 29 3 29 21 0 35 0 69 0 105 0 17-5 17-31 17 0 5 0 8 0 12 13-1 34-1 43-1 13 0 27 0 41 1 0-4 0-7 0-12-27 0-28-2-28-17 0-48 0-95 0-142zM57 20c0-12-9-20-20-20-12 0-20 10-20 20 0 11 8 21 20 21 11 0 20-8 20-21z"><text:p/></draw:path><draw:path draw:style-name="gr3" draw:text-style-name="P6" svg:width="0.0472in" svg:height="0.0949in" svg:x="3.7717in" svg:y="0.2551in" svg:viewBox="0 0 121 242" svg:d="M59 82c19 0 37 0 55 0 0-4 0-7 0-12-18 0-36 0-55 0 0-23 0-47 0-70-3 0-6 0-9 0 0 31-13 73-50 74 0 3 0 5 0 8 11 0 22 0 33 0 0 36 0 72 0 107 0 47 36 53 50 53 27 0 38-28 38-53 0-8 0-14 0-22-3 0-7 0-10 0 0 7 0 14 0 21 0 29-11 44-25 44-27 0-27-35-27-42 0-36 0-71 0-108z"><text:p/></draw:path><draw:path draw:style-name="gr3" draw:text-style-name="P6" svg:width="0.0323in" svg:height="0.1012in" svg:x="3.8331in" svg:y="0.2469in" svg:viewBox="0 0 83 258" svg:d="M55 87c-18 1-36 3-54 4 0 5 0 8 0 12 25 0 29 3 29 21 0 35 0 69 0 105 0 17-5 17-30 17 0 5 0 8 0 12 12-1 33-1 42-1 14 0 27 0 41 1 0-4 0-7 0-12-26 0-28-2-28-17 0-48 0-95 0-142zM57 20c0-12-10-20-21-20-12 0-21 10-21 20 0 11 9 21 21 21 11 0 21-8 21-21z"><text:p/></draw:path><draw:path draw:style-name="gr3" draw:text-style-name="P6" svg:width="0.0673in" svg:height="0.0697in" svg:x="3.874in" svg:y="0.2811in" svg:viewBox="0 0 172 178" svg:d="M172 90c0-48-39-90-86-90s-86 43-86 90c0 51 41 88 86 88 47 0 86-38 86-88zM86 168c-17 0-33-9-44-26-9-17-9-41-9-54 0-15 0-36 9-53 11-19 28-26 44-26 17 0 34 9 44 25 10 17 10 39 10 54 0 13 0 34-9 52-8 17-25 28-45 28z"><text:p/></draw:path><draw:path draw:style-name="gr3" draw:text-style-name="P6" svg:width="0.076in" svg:height="0.0669in" svg:x="3.9512in" svg:y="0.2811in" svg:viewBox="0 0 194 171" svg:d="M30 38c0 35 0 70 0 104 0 17-5 17-30 17 0 5 0 8 0 12 13-1 33-1 43-1s31 0 44 1c0-4 0-7 0-12-26 0-31 0-31-17 0-24 0-47 0-72 0-39 28-61 53-61 24 0 29 21 29 43 0 29 0 60 0 90 0 17-5 17-31 17 0 5 0 8 0 12 14-1 34-1 44-1s29 0 43 1c0-4 0-7 0-12-20 0-30 0-30-12 0-24 0-49 0-73 0-33 0-45-12-60-6-6-18-14-41-14-28 0-46 18-57 41 0-14 0-28 0-41-18 1-36 3-54 4 0 5 0 8 0 12 26 0 30 4 30 22z"><text:p/></draw:path><draw:path draw:style-name="gr3" draw:text-style-name="P6" svg:width="0.0394in" svg:height="0.1819in" svg:x="4.0374in" svg:y="0.2193in" svg:viewBox="0 0 101 463" svg:d="M101 232c0-55-10-133-60-198-5-4-29-34-37-34-1 0-4 1-4 4 0 1 1 3 2 4 19 19 44 51 60 113 8 35 13 75 13 110 0 39-5 79-14 116-15 54-38 85-58 107-3 3-3 4-3 6 0 3 3 3 4 3 7 0 28-23 32-29 40-47 65-116 65-202z"><text:p/></draw:path><draw:path draw:style-name="gr3" draw:text-style-name="P6" svg:width="0.0846in" svg:height="0.1087in" svg:x="-0.0004in" svg:y="0.487in" svg:viewBox="0 0 216 277" svg:d="M213 15c3-4 3-5 3-7 0-4-4-8-8-8-6 0-8 5-9 9-11 28-22 57-33 86-38 0-78 0-116 0-11-29-22-58-33-86-2-5-4-9-9-9-4 0-8 4-8 8 0 1 0 2 2 7 32 85 65 169 97 253 2 6 3 9 9 9 5 0 6-4 9-8 32-84 65-169 96-254zM55 110c35 0 70 0 106 0-18 46-36 91-53 137-18-46-35-91-53-137z"><text:p/></draw:path><draw:path draw:style-name="gr3" draw:text-style-name="P6" svg:width="0.0689in" svg:height="0.0685in" svg:x="0.0906in" svg:y="0.5256in" svg:viewBox="0 0 176 175" svg:d="M129 24c-8-14-19-24-37-24-45 0-92 57-92 113 0 37 21 62 51 62 7 0 27-1 50-29 4 16 17 29 35 29 14 0 22-9 29-21 7-14 11-37 11-39 0-4-3-4-4-4-4 0-5 2-6 8-6 25-13 47-28 47-11 0-13-10-13-18s2-11 6-28 4-20 8-34c4-19 10-37 14-55 3-10 3-11 3-13 0-7-5-10-12-10-9 0-14 8-15 16zM103 124c-2 8-2 8-7 15-18 21-33 27-44 27-20 0-26-21-26-36 0-19 14-66 22-85 13-22 30-36 46-36 24 0 29 31 29 34 0 2 0 4-1 6-6 26-12 50-19 75z"><text:p/></draw:path><draw:path draw:style-name="gr3" draw:text-style-name="P6" svg:width="0.0177in" svg:height="0.0449in" svg:x="0.1776in" svg:y="0.5764in" svg:viewBox="0 0 46 115" svg:d="M46 41c0-26-10-41-25-41-13 0-21 10-21 21 0 10 8 20 21 20 4 0 10-1 13-5 1-1 1-1 2-1s1 0 1 6c0 28-13 51-26 65-4 3-4 4-4 5 0 3 2 4 4 4 3 0 35-29 35-74z"><text:p/></draw:path><draw:path draw:style-name="gr3" draw:text-style-name="P6" svg:width="0.0591in" svg:height="0.0685in" svg:x="0.2386in" svg:y="0.5256in" svg:viewBox="0 0 151 175" svg:d="M138 24c-7 0-13 0-18 6-6 5-7 12-7 14 0 10 7 14 15 14 11 0 22-10 22-25 0-19-19-33-47-33-51 0-103 55-103 110 0 34 22 65 63 65 55 0 88-41 88-45s-4-6-6-6c-1 0-2 1-4 5-31 37-73 37-78 37-24 0-34-19-34-42 0-15 7-53 21-77 12-22 33-38 53-38 14 0 29 4 35 15z"><text:p/></draw:path><draw:path draw:style-name="gr3" draw:text-style-name="P6" svg:width="0.076in" svg:height="0.0874in" svg:x="0.3531in" svg:y="0.5106in" svg:viewBox="0 0 194 223" svg:d="M180 119c7 0 14 0 14-8s-7-8-14-8c-55 0-108 0-163 0 4-51 48-88 103-88 20 0 41 0 60 0 7 0 14 0 14-7 0-8-7-8-14-8-20 0-40 0-61 0-66 0-119 48-119 111 0 62 53 112 119 112 21 0 41 0 61 0 7 0 14 0 14-8 0-7-7-7-14-7-19 0-40 0-60 0-55 0-99-38-103-89 55 0 108 0 163 0z"><text:p/></draw:path><draw:path draw:style-name="gr3" draw:text-style-name="P6" svg:width="0.1039in" svg:height="0.1083in" svg:x="0.4894in" svg:y="0.4839in" svg:viewBox="0 0 265 276" svg:d="M56 232c-15 25-31 31-47 32-5 1-9 1-9 8 0 2 2 4 6 4 9 0 22-1 33-1 13 0 26 1 38 1 2 0 8 0 8-7 0-4-4-5-7-5-9 0-17-3-17-13 0-5 2-9 5-15 10-16 19-33 29-49 33 0 65 0 98 0 0 8 5 60 5 65 0 11-20 12-27 12-6 0-9 0-9 8 0 4 3 3 4 4 17 0 33-1 49-1 9 0 34 1 44 1 2 0 6 0 6-8 0-4-3-4-9-4-23 0-23-2-24-13-8-81-16-162-24-242-1-8-1-9-8-9-5 0-7 2-10 7-45 74-89 150-134 225zM102 175c26-43 51-85 76-128 5 43 9 85 13 128-29 0-59 0-89 0z"><text:p/></draw:path><draw:path draw:style-name="gr3" draw:text-style-name="P6" svg:width="0.0157in" svg:height="0.0157in" svg:x="0.6118in" svg:y="0.5764in" svg:viewBox="0 0 41 41" svg:d="M41 21c0-12-10-21-21-21-12 0-20 9-20 21 0 11 8 20 20 20 11 0 21-9 21-20z"><text:p/></draw:path><draw:path draw:style-name="gr3" draw:text-style-name="P6" svg:width="0.035in" svg:height="0.1516in" svg:x="0.6559in" svg:y="0.4787in" svg:viewBox="0 0 90 386" svg:d="M90 381c0-1 0-1-6-7-49-49-62-122-62-182 0-67 15-134 63-182 5-5 5-6 5-7 0-2-2-3-4-3-3 0-39 26-62 75-20 43-24 85-24 117 0 31 4 77 25 121 23 48 58 73 61 73 2 0 4-1 4-5z"><text:p/></draw:path><draw:path draw:style-name="gr3" draw:text-style-name="P6" svg:width="0.0677in" svg:height="0.1051in" svg:x="0.7083in" svg:y="0.487in" svg:viewBox="0 0 173 268" svg:d="M173 14c0-13-1-14-15-14-48 0-95 0-144 0-6 0-14 0-14 8 0 7 8 7 14 7 48 0 96 0 143 0 0 38 0 74 0 111-46 0-92 0-138 0-6 0-13 0-13 8s7 8 13 8c46 0 92 0 138 0 0 37 0 73 0 111-47 0-95 0-143 0-6 0-14 0-14 8 0 7 8 7 14 7 49 0 96 0 144 0 14 0 15-1 15-13 0-80 0-160 0-241z"><text:p/></draw:path><draw:path draw:style-name="gr3" draw:text-style-name="P6" svg:width="0.0555in" svg:height="0.1071in" svg:x="0.7917in" svg:y="0.487in" svg:viewBox="0 0 142 273" svg:d="M74 4c-1-1 0-4-5-4-8 0-37 3-47 4-3 0-8 1-8 8 0 4 4 4 9 4 19 0 20 4 20 7s-3 17-6 24c-11 42-20 84-31 126-5 19-6 26-6 39 0 36 20 61 48 61 47 0 94-58 94-114 0-35-21-61-52-61-17 0-33 11-45 23 10-39 19-78 29-117zM37 151c3-9 3-9 6-14 20-25 36-30 47-30 13 0 24 11 24 36 0 22-13 67-19 81-14 27-31 40-47 40-13 0-25-10-25-39 0-7 0-14 6-39 3-12 5-23 8-35z"><text:p/></draw:path><draw:path draw:style-name="gr3" draw:text-style-name="P6" svg:width="0.076in" svg:height="0.0874in" svg:x="0.9047in" svg:y="0.5106in" svg:viewBox="0 0 194 223" svg:d="M179 119c7 0 15 0 15-8s-8-8-15-8c-55 0-109 0-164 0 5-51 50-88 104-88 20 0 41 0 60 0 7 0 15 0 15-7 0-8-8-8-15-8-19 0-40 0-60 0-66 0-119 48-119 111 0 62 53 112 119 112 20 0 41 0 60 0 7 0 15 0 15-8 0-7-8-7-15-7-19 0-40 0-60 0-54 0-99-38-104-89 55 0 109 0 164 0z"><text:p/></draw:path><draw:path draw:style-name="gr3" draw:text-style-name="P6" svg:width="0.1039in" svg:height="0.1083in" svg:x="1.0413in" svg:y="0.4839in" svg:viewBox="0 0 265 276" svg:d="M55 232c-15 25-30 31-47 32-5 1-8 1-8 8 0 2 2 4 4 4 11 0 24-1 35-1 12 0 26 1 38 1 2 0 7 0 7-7 0-4-4-5-6-5-9 0-19-3-19-13 0-5 3-9 6-15 10-16 20-33 30-49 32 0 65 0 96 0 2 8 7 60 7 65 0 11-21 12-29 12-4 0-8 0-8 8 0 4 4 4 5 4 16 0 32-1 49-1 9 0 34 1 44 1 2 0 6 0 6-8 0-4-4-4-9-4-24 0-24-2-25-13-8-81-15-162-23-242-1-8-1-9-8-9-6 0-7 2-10 7-45 74-90 150-135 225zM102 175c26-43 51-85 76-128 5 43 8 85 12 128-29 0-58 0-88 0z"><text:p/></draw:path><draw:path draw:style-name="gr3" draw:text-style-name="P6" svg:width="0.0161in" svg:height="0.0157in" svg:x="1.163in" svg:y="0.5764in" svg:viewBox="0 0 42 41" svg:d="M42 21c0-12-10-21-21-21s-21 9-21 21c0 11 10 20 21 20s21-9 21-20z"><text:p/></draw:path><draw:path draw:style-name="gr3" draw:text-style-name="P6" svg:width="0.0693in" svg:height="0.0685in" svg:x="1.1984in" svg:y="0.5256in" svg:viewBox="0 0 177 175" svg:d="M129 24c-7-14-19-24-37-24-45 0-92 57-92 113 0 37 21 62 52 62 7 0 26-1 49-29 4 16 17 29 35 29 15 0 24-9 29-21 7-14 12-37 12-39 0-4-3-4-4-4-5 0-5 2-6 8-6 25-14 47-29 47-11 0-13-10-13-18s2-11 6-28 5-20 9-34c4-19 9-37 13-55 3-10 3-11 3-13 0-7-4-10-11-10-10 0-15 8-16 16zM103 124c-2 8-2 8-7 15-18 21-33 27-44 27-19 0-24-21-24-36 0-19 12-66 20-85 13-22 30-36 46-36 25 0 30 31 30 34 0 2-1 4-1 6-6 26-13 50-20 75z"><text:p/></draw:path><draw:path draw:style-name="gr3" draw:text-style-name="P6" svg:width="0.1083in" svg:height="0.1071in" svg:x="1.2791in" svg:y="0.4902in" svg:viewBox="0 0 276 273" svg:d="M129 27c2-9 3-13 11-14 3-1 16-1 24-1 27 0 70 0 70 39 0 13-6 39-22 55-10 9-30 22-65 22-14 0-29 0-44 0 9-33 17-68 26-101zM185 133c38-9 85-36 85-75 0-33-35-58-85-58-38 0-74 0-111 0-8 0-11 0-11 8 0 4 3 4 11 4 1 0 7 0 14 1 8 1 11 1 11 6 0 2 0 3-2 7-18 70-34 139-52 208-3 14-4 18-35 18-7 0-10 0-10 7 0 5 4 5 6 5 11 0 37-1 48-1s38 1 49 1c4 0 8 0 8-8 0-4-3-4-11-4-14 0-25 0-25-7 0-2 1-4 1-6 9-35 16-69 25-103 16 0 31 0 46 0 36 0 42 22 42 35 0 6-2 18-4 27-3 11-7 25-7 33 0 42 46 42 52 42 33 0 46-40 46-44 0-6-3-4-4-6-5 0-5 3-6 6-10 28-26 35-35 35-13 0-15-9-15-23 0-12 2-32 4-44 0-6 1-13 1-19 0-30-26-42-36-45z"><text:p/></draw:path><draw:path draw:style-name="gr3" draw:text-style-name="P6" svg:width="0.0555in" svg:height="0.1071in" svg:x="1.3969in" svg:y="0.487in" svg:viewBox="0 0 142 273" svg:d="M74 4c-2-1 0-4-6-4-9 0-36 3-46 4-3 0-8 1-8 8 0 4 4 4 9 4 19 0 20 4 20 7s-3 17-6 24c-11 42-20 84-31 126-5 19-6 26-6 39 0 36 20 61 48 61 47 0 94-58 94-114 0-35-21-61-52-61-17 0-33 11-45 23 10-39 19-78 29-117zM37 151c3-9 3-9 6-14 20-25 36-30 46-30 14 0 25 11 25 36 0 22-13 67-19 81-14 27-31 40-47 40-13 0-25-10-25-39 0-7 0-14 6-39 3-12 5-23 8-35z"><text:p/></draw:path><draw:path draw:style-name="gr3" draw:text-style-name="P6" svg:width="0.0846in" svg:height="0.0941in" svg:x="1.4969in" svg:y="0.502in" svg:viewBox="0 0 216 240" svg:d="M117 9c-4-7-6-9-9-9-6 0-7 3-9 9-32 71-64 144-96 215-2 5-3 6-3 8 0 4 3 8 8 8 3 0 6-1 9-8 30-68 60-137 91-206 31 69 60 138 91 206 3 8 7 8 9 8 4 0 8-4 8-8 0-1 0-2-3-7-31-72-64-144-96-216z"><text:p/></draw:path><draw:path draw:style-name="gr3" draw:text-style-name="P6" svg:width="0.0555in" svg:height="0.1071in" svg:x="1.6311in" svg:y="0.487in" svg:viewBox="0 0 142 273" svg:d="M74 4c-1-1 0-4-5-4-8 0-37 3-47 4-3 0-8 1-8 8 0 4 4 4 10 4 19 0 19 4 19 7s-3 17-6 24c-9 42-20 84-30 126-6 19-7 26-7 39 0 36 21 61 50 61 45 0 92-58 92-114 0-35-20-61-52-61-17 0-33 11-45 23 10-39 19-78 29-117zM37 151c3-9 3-9 7-14 19-25 36-30 46-30 13 0 24 11 24 36 0 22-13 67-19 81-14 27-31 40-45 40s-27-10-27-39c0-7 0-14 7-39 2-12 5-23 7-35z"><text:p/></draw:path><draw:path draw:style-name="gr3" draw:text-style-name="P6" svg:width="0.1083in" svg:height="0.1071in" svg:x="1.6957in" svg:y="0.4902in" svg:viewBox="0 0 276 273" svg:d="M129 27c2-9 3-13 11-14 3-1 15-1 23-1 27 0 70 0 70 39 0 13-5 39-21 55-10 9-30 22-65 22-14 0-29 0-44 0 9-33 17-68 26-101zM185 133c38-9 85-36 85-75 0-33-36-58-86-58-37 0-74 0-110 0-8 0-11 0-11 8 0 4 3 4 11 4 4 0 7 0 14 1s11 1 11 6c0 2-1 3-2 7-18 70-34 139-52 208-3 14-4 18-35 18-7 0-10 0-10 7 0 5 4 5 6 5 9 0 37-1 48-1s38 1 48 1c4 0 8 0 8-8 0-4-3-4-10-4-14 0-25 0-25-7 0-2 0-4 1-6 9-35 16-69 25-103 16 0 31 0 46 0 36 0 42 22 42 35 0 6-3 18-5 27-2 11-6 25-6 33 0 42 46 42 51 42 33 0 47-40 47-44 0-6-4-6-5-6-4 0-5 3-5 6-10 28-26 35-35 35-13 0-15-9-15-23 0-12 2-32 3-44 1-6 2-13 2-19 0-30-26-42-36-45z"><text:p/></draw:path><draw:path draw:style-name="gr3" draw:text-style-name="P6" svg:width="0.0591in" svg:height="0.0685in" svg:x="1.8122in" svg:y="0.5256in" svg:viewBox="0 0 151 175" svg:d="M138 24c-7 0-13 0-18 6-6 5-7 12-7 14 0 10 7 14 15 14 11 0 22-10 22-25 0-19-19-33-47-33-51 0-103 55-103 110 0 34 23 65 63 65 55 0 88-41 88-45s-2-6-5-6c-2 0-3 1-5 5-31 37-73 37-77 37-24 0-35-19-35-42 0-15 7-53 21-77 12-22 33-38 55-38 13 0 27 4 33 15z"><text:p/></draw:path><draw:path draw:style-name="gr3" draw:text-style-name="P6" svg:width="0.0346in" svg:height="0.1516in" svg:x="1.8807in" svg:y="0.4787in" svg:viewBox="0 0 89 386" svg:d="M89 192c0-29-3-77-25-119-23-48-56-73-61-73-2 0-3 1-3 3 0 1 0 2 8 9 37 39 59 100 59 180 0 66-14 134-63 184-4 4-4 4-4 5 0 4 1 5 3 5 5 0 40-27 62-75 20-43 24-86 24-119z"><text:p/></draw:path><draw:path draw:style-name="gr3" draw:text-style-name="P6" svg:width="0.1008in" svg:height="0.035in" svg:x="2.024in" svg:y="0.5366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1346in" svg:height="0.0831in" svg:x="2.1165in" svg:y="0.5138in" svg:viewBox="0 0 343 212" svg:d="M260 76c15 14 35 24 48 30-14 6-33 16-48 29-82 0-164 0-246 0-6 0-14 0-14 8s7 8 13 8c76 0 153 0 229 0-19 18-38 52-38 57 0 4 4 4 6 4 3 0 7 0 8-3 8-14 19-35 44-57 26-24 53-34 72-40 7-2 8-3 8-4 1 0 1-1 1-2 0-2 0-2 0-3h-1c-1-1-2-1-9-3-52-15-91-51-112-92-4-8-5-8-11-8-2 0-6 0-6 4 0 5 19 39 38 56-76 0-153 0-229 0-6 0-13 0-13 8s8 8 14 8c82 0 164 0 246 0z"><text:p/></draw:path><draw:path draw:style-name="gr3" draw:text-style-name="P6" svg:width="0.0693in" svg:height="0.0685in" svg:x="2.3508in" svg:y="0.5256in" svg:viewBox="0 0 177 175" svg:d="M129 24c-7-14-18-24-35-24-46 0-94 57-94 113 0 37 22 62 52 62 7 0 27-1 50-29 4 16 17 29 36 29 13 0 22-9 28-21 7-14 11-37 11-39 0-4-3-4-4-4-4 0-5 2-6 8-6 25-13 47-29 47-10 0-11-10-11-18s1-11 4-28c4-17 5-20 9-34 4-19 10-37 14-55 2-10 2-11 2-13 0-7-4-10-11-10-9 0-15 8-16 16zM103 124c-1 8-1 8-7 15-17 21-32 27-43 27-20 0-25-21-25-36 0-19 12-66 22-85 11-22 28-36 44-36 25 0 30 31 30 34 0 2-1 4-1 6-6 26-13 50-20 75z"><text:p/></draw:path><draw:path draw:style-name="gr3" draw:text-style-name="P6" svg:width="0.1083in" svg:height="0.1071in" svg:x="2.4315in" svg:y="0.4902in" svg:viewBox="0 0 276 273" svg:d="M130 27c2-9 3-13 11-14 3-1 15-1 23-1 27 0 70 0 70 39 0 13-6 39-21 55-9 9-30 22-66 22-14 0-28 0-42 0 8-33 16-68 25-101zM185 133c39-9 86-36 86-75 0-33-36-58-86-58-36 0-74 0-110 0-8 0-11 0-11 8 0 4 3 4 11 4 4 0 8 0 14 1 7 1 10 1 10 6 0 2 0 3-1 7-18 70-34 139-52 208-4 14-4 18-35 18-7 0-11 0-11 7 0 5 3 4 6 5 11 0 38-1 49-1 10 0 37 1 48 1 4 0 8 0 8-8 0-4-3-4-11-4-14 0-24 0-24-7 0-2 0-4 1-6 9-35 17-69 25-103 16 0 31 0 47 0 35 0 41 22 41 35 0 6-3 18-5 27-2 11-7 25-7 33 0 42 48 42 52 42 33 0 46-40 46-44 0-6-3-4-4-6-4 0-5 3-5 6-10 28-26 35-35 35-13 0-16-9-16-23 0-12 3-32 4-44 1-6 1-13 1-19 0-30-25-42-36-45z"><text:p/></draw:path><draw:path draw:style-name="gr3" draw:text-style-name="P6" svg:width="0.0591in" svg:height="0.0685in" svg:x="2.5484in" svg:y="0.5256in" svg:viewBox="0 0 151 175" svg:d="M138 24c-7 0-13 0-18 6-6 5-7 12-7 14 0 10 7 14 15 14 11 0 22-10 22-25 0-19-19-33-47-33-51 0-103 55-103 110 0 34 22 65 63 65 55 0 88-41 88-45s-2-6-6-6c-1 0-2 1-4 5-31 37-73 37-77 37-25 0-35-19-35-42 0-15 7-53 21-77 12-22 33-38 53-38 14 0 29 4 35 15z"><text:p/></draw:path><draw:path draw:style-name="gr3" draw:text-style-name="P6" svg:width="0.039in" svg:height="0.1819in" svg:x="3.2063in" svg:y="0.4638in" svg:viewBox="0 0 100 463" svg:d="M100 458c0-1 0-2-1-3-18-19-44-50-60-113-9-35-13-75-13-111 0-101 25-173 71-222 3-4 3-5 3-6 0-3-2-3-4-3-6 0-27 23-32 29-39 46-64 116-64 202 0 55 9 133 59 198 5 4 30 34 37 34 2 0 4 0 4-5z"><text:p/></draw:path><draw:path draw:style-name="gr3" draw:text-style-name="P6" svg:width="0.0591in" svg:height="0.0591in" svg:x="3.2697in" svg:y="0.5256in" svg:viewBox="0 0 151 151" svg:d="M151 75c0-41-34-75-75-75-42 0-76 34-76 75 0 42 34 76 76 76 41 0 75-34 75-76zM76 134c-34 0-61-27-61-59 0-33 27-60 61-60 32 0 59 26 59 60 0 33-27 59-59 59z"><text:p/></draw:path><draw:path draw:style-name="gr3" draw:text-style-name="P6" svg:width="0.0744in" svg:height="0.1071in" svg:x="3.4016in" svg:y="0.487in" svg:viewBox="0 0 190 273" svg:d="M134 247c0 9 0 17 0 26 19-1 38-4 56-5 0-4 0-7 0-12-26 0-29-2-29-21 0-78 0-157 0-235-19 1-38 3-56 4 0 5 0 8 0 12 27 0 30 4 30 22 0 28 0 57 0 84-11-14-27-24-48-24-46 0-87 37-87 88 0 48 39 87 83 87 24 0 41-14 51-26zM134 144c0 26 0 53 0 79 0 7 0 8-4 14-12 19-29 27-46 27s-31-10-40-24c-11-17-12-39-12-54s1-38 12-55c9-12 23-24 44-24 13 0 30 5 42 23 4 6 4 6 4 14z"><text:p/></draw:path><draw:path draw:style-name="gr3" draw:text-style-name="P6" svg:width="0.0587in" svg:height="0.0693in" svg:x="3.485in" svg:y="0.5256in" svg:viewBox="0 0 150 177" svg:d="M33 76c2-58 34-67 47-67 41 0 44 51 44 67-30 0-60 0-91 0zM32 84c36 0 73 0 109 0 8 0 9 0 9-8 0-39-21-76-70-76-44 0-80 40-80 88 0 52 41 89 86 89 47 0 64-43 64-51 0-3-3-4-5-4-3 0-4 2-5 6-13 39-49 39-52 39-20 0-35-11-44-25-12-19-12-44-12-58z"><text:p/></draw:path><draw:path draw:style-name="gr3" draw:text-style-name="P6" svg:width="0.076in" svg:height="0.1067in" svg:x="3.5528in" svg:y="0.4854in" svg:viewBox="0 0 194 272" svg:d="M118 118c17 0 20 4 20 21 0 34 0 69 0 103 0 17-5 17-30 17 0 5 0 8 0 13 12 0 33-2 43-2s28 2 43 2c0-5 0-8 0-13-27 0-31 0-31-17 0-47 0-94 0-141-17 1-32 2-49 3-5 0-4 0-6 0-1 2-2 2-7 2-15 0-31 0-46 0 0-15 0-30 0-44 0-39 33-54 57-54 12 0 26 4 33 13-15 1-17 11-17 17 0 14 10 18 17 18 9 0 18-5 18-18 0-23-22-38-51-38-35 0-81 19-81 62 0 14 0 29 0 44-10 0-21 0-31 0 0 4 0 7 0 12 10 0 21 0 31 0 0 41 0 82 0 124 0 17-5 17-30 17 0 5 0 8 0 13 12 0 33-2 43-2 9 0 29 2 43 2 0-5 0-8 0-13-26 0-31 0-31-17 0-42 0-83 0-124 21 0 41 0 62 0z"><text:p/></draw:path><draw:path draw:style-name="gr3" draw:text-style-name="P6" svg:width="0.0764in" svg:height="0.0665in" svg:x="3.6382in" svg:y="0.5256in" svg:viewBox="0 0 195 170" svg:d="M31 37c0 34 0 70 0 104 0 17-5 17-31 17 0 5 0 8 0 12 13 0 33-1 44-1 10 0 30 1 43 1 0-4 0-7 0-12-25 0-30 0-30-17 0-23 0-48 0-71 0-40 28-61 52-61s29 21 29 43c0 29 0 59 0 89 0 17-5 17-30 17 0 5 0 8 0 12 13 0 33-1 44-1 10 0 30 1 43 1 0-4 0-7 0-12-20 0-30 0-30-11 0-24 0-49 0-73 0-34 0-45-12-60-6-6-19-14-41-14-28 0-46 16-57 41 0-14 0-28 0-41-19 1-36 3-55 4 0 5 0 8 0 12 28 0 31 3 31 21z"><text:p/></draw:path><draw:path draw:style-name="gr3" draw:text-style-name="P6" svg:width="0.0323in" svg:height="0.1012in" svg:x="3.7228in" svg:y="0.4909in" svg:viewBox="0 0 83 258" svg:d="M55 88c-18 1-36 3-54 4 0 5 0 8 0 12 25 0 29 3 29 21 0 34 0 70 0 104 0 17-5 17-30 17 0 5 0 8 0 12 12 0 33-1 42-1 14 0 27 1 41 1 0-4 0-7 0-12-26 0-28-1-28-16 0-48 0-95 0-142zM57 21c0-12-10-21-21-21-12 0-19 11-19 21s7 20 19 20c11 0 21-8 21-20z"><text:p/></draw:path><draw:path draw:style-name="gr3" draw:text-style-name="P6" svg:width="0.0472in" svg:height="0.0949in" svg:x="3.763in" svg:y="0.4992in" svg:viewBox="0 0 121 242" svg:d="M61 84c18 0 36 0 55 0 0-5 0-8 0-13-19 0-37 0-55 0 0-24 0-47 0-71-4 0-7 0-10 0-1 32-12 74-51 75 0 3 0 5 0 9 11 0 22 0 33 0 0 35 0 71 0 106 0 47 36 52 51 52 27 0 37-28 37-52 0-8 0-14 0-22-3 0-5 0-9 0 0 7 0 14 0 21 0 29-12 43-26 43-25 0-25-35-25-42 0-35 0-71 0-106z"><text:p/></draw:path><draw:path draw:style-name="gr3" draw:text-style-name="P6" svg:width="0.0323in" svg:height="0.1012in" svg:x="3.8244in" svg:y="0.4909in" svg:viewBox="0 0 83 258" svg:d="M56 88c-19 1-36 3-55 4 0 5 0 8 0 12 25 0 29 3 29 21 0 34 0 70 0 104 0 17-4 17-30 17 0 5 0 8 0 12 12 0 33-1 43-1 13 0 26 1 40 1 0-4 0-7 0-12-26 0-27-1-27-16 0-48 0-95 0-142zM57 21c0-12-10-21-21-21s-19 11-19 21 8 20 19 20 21-8 21-20z"><text:p/></draw:path><draw:path draw:style-name="gr3" draw:text-style-name="P6" svg:width="0.0673in" svg:height="0.0693in" svg:x="3.8657in" svg:y="0.5256in" svg:viewBox="0 0 172 177" svg:d="M172 90c0-49-40-90-86-90-49 0-86 42-86 90 0 50 40 87 86 87s86-37 86-87zM86 167c-17 0-34-8-44-25-10-18-10-41-10-55s0-35 10-53 28-25 44-25 33 7 43 24c10 16 10 40 10 54s0 35-8 52c-9 17-25 28-45 28z"><text:p/></draw:path><draw:path draw:style-name="gr3" draw:text-style-name="P6" svg:width="0.0764in" svg:height="0.0665in" svg:x="3.9425in" svg:y="0.5256in" svg:viewBox="0 0 195 170" svg:d="M30 37c0 34 0 70 0 104 0 17-4 17-30 17 0 5 0 8 0 12 13 0 33-1 44-1 10 0 30 1 43 1 0-4 0-7 0-12-25 0-30 0-30-17 0-23 0-48 0-71 0-40 28-61 52-61s29 21 29 43c0 29 0 59 0 89 0 17-5 17-30 17 0 5 0 8 0 12 13 0 33-1 43-1 11 0 31 1 44 1 0-4 0-7 0-12-20 0-30 0-31-11 0-24 0-49 0-73 0-34 0-45-11-60-6-6-19-14-41-14-28 0-47 16-57 41 0-14 0-28 0-41-19 1-36 3-55 4 0 5 0 8 0 12 28 0 30 3 30 21z"><text:p/></draw:path><draw:path draw:style-name="gr3" draw:text-style-name="P6" svg:width="0.039in" svg:height="0.1819in" svg:x="4.0291in" svg:y="0.4638in" svg:viewBox="0 0 100 463" svg:d="M100 231c0-55-10-132-60-197-4-5-29-34-36-34-2 0-4 0-4 3 0 2 0 4 2 5 18 19 43 50 60 112 8 35 12 75 12 111 0 39-4 78-13 116-16 54-38 85-58 107-3 3-2 2-3 4 0 4 2 5 4 5 6 0 27-24 32-30 39-46 64-115 64-202z"><text:p/></draw:path></draw:g></text:p>
      <text:p text:style-name="P13">מכאן ואילך נוכיח שתי גרירות: </text:p>
      <text:list text:style-name="L1">
        <text:list-item>
          <text:p text:style-name="P14">נניח <draw:g text:anchor-type="as-char" svg:y="-0.1063in" draw:z-index="30" draw:name="Shape31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/>טרנזיטיבי, ונוכיח את הטענה לעיל. לפי ההנחה, יהי <draw:g text:anchor-type="as-char" svg:y="-0.1047in" draw:z-index="31" draw:name="Shape32" draw:style-name="gr1"><svg:title>TexMaths</svg:title><svg:desc>11§display§a, b, c \in R§svg§600§FALSE§</svg:desc><draw:path draw:style-name="gr2" draw:text-style-name="P5" svg:width="0.6311in" svg:height="0.1185in" svg:x="0.0016in" svg:y="0.0079in" svg:viewBox="0 0 1604 302" svg:d="M803 302c-268 0-536 0-803 0 0-100 0-202 0-302 535 0 1069 0 1604 0 0 100 0 202 0 302-267 0-535 0-801 0z"><text:p/></draw:path><draw:path draw:style-name="gr3" draw:text-style-name="P6" svg:width="0.0693in" svg:height="0.0685in" svg:x="-0.0004in" svg:y="0.0382in" svg:viewBox="0 0 177 175" svg:d="M129 25c-7-14-18-25-35-25-46 0-94 57-94 114 0 36 22 61 52 61 7 0 27-1 50-28 3 16 17 28 36 28 13 0 22-8 28-21 7-14 11-37 11-38 0-4-3-4-4-4-5 0-5 2-6 7-6 25-13 48-29 48-10 0-11-10-11-18s0-11 4-29c4-15 5-20 9-34 4-19 10-36 14-54 2-11 2-12 2-13 0-7-4-11-11-11-9 0-15 9-16 17zM103 126c-1 6-1 7-7 14-17 21-33 27-43 27-20 0-25-21-25-37 0-19 12-66 22-84 11-23 28-37 44-37 25 0 30 32 30 34s-1 4-1 7c-6 25-13 50-20 76z"><text:p/></draw:path><draw:path draw:style-name="gr3" draw:text-style-name="P6" svg:width="0.0173in" svg:height="0.0453in" svg:x="0.087in" svg:y="0.0902in" svg:viewBox="0 0 45 116" svg:d="M45 41c0-26-10-41-24-41-13 0-21 10-21 21 0 10 8 20 21 20 4 0 9-1 13-5 1-1 1-1 2-1 0 2 0 0 0 6 0 28-14 51-26 64-4 3-3 5-3 6 0 3 1 5 3 5 4 0 35-30 35-75z"><text:p/></draw:path><draw:path draw:style-name="gr3" draw:text-style-name="P6" svg:width="0.0559in" svg:height="0.1063in" svg:x="0.1488in" svg:y="0in" svg:viewBox="0 0 143 271" svg:d="M75 4c-2-1 0-4-6-4-8 0-36 3-47 4-2 0-7 0-7 8 0 5 4 5 9 5 19 0 20 2 20 6 0 2-3 16-5 24-11 42-21 84-32 126-5 18-7 24-7 38 0 36 21 60 50 60 45 0 93-57 93-112 0-34-21-62-52-62-17 0-34 12-45 23 10-38 19-77 29-116zM39 150c2-8 2-9 5-13 19-26 36-31 46-31 15 0 24 12 24 36 0 23-12 66-19 81-12 26-30 39-45 39-14 0-27-9-27-38 0-8 0-14 7-38 3-12 5-24 9-36z"><text:p/></draw:path><draw:path draw:style-name="gr3" draw:text-style-name="P6" svg:width="0.0173in" svg:height="0.0453in" svg:x="0.2201in" svg:y="0.0902in" svg:viewBox="0 0 45 116" svg:d="M45 41c0-26-10-41-25-41-12 0-20 10-20 21 0 10 8 20 20 20 5 0 10-1 14-5 1-1 1-1 1-1 1 0 1 0 1 6 0 28-13 52-26 64-4 4-4 5-4 6 0 3 2 5 4 5 4 0 35-30 35-75z"><text:p/></draw:path><draw:path draw:style-name="gr3" draw:text-style-name="P6" svg:width="0.0591in" svg:height="0.0685in" svg:x="0.2807in" svg:y="0.0382in" svg:viewBox="0 0 151 175" svg:d="M138 24c-7 0-13 0-18 6-6 5-7 12-7 15 0 9 7 13 15 13 11 0 22-8 22-24 0-20-19-34-47-34-51 0-103 56-103 110 0 34 22 65 63 65 55 0 88-40 88-45 0-2-4-5-6-5-1 0-2 1-4 4-31 38-73 38-77 38-25 0-35-19-35-42 0-16 7-53 21-78 12-22 33-38 53-38 14 0 29 5 35 15z"><text:p/></draw:path><draw:path draw:style-name="gr3" draw:text-style-name="P6" svg:width="0.076in" svg:height="0.0874in" svg:x="0.3945in" svg:y="0.0232in" svg:viewBox="0 0 194 223" svg:d="M179 120c7 0 15 0 15-8 0-7-8-7-15-7-54 0-109 0-162 0 4-52 48-90 103-90 20 0 40 0 59 0 7 0 15 0 15-7 0-8-8-8-15-8-19 0-40 0-60 0-66 0-119 51-119 112 0 62 53 111 119 111 20 0 41 0 60 0 7 0 15 0 15-8s-8-8-15-8c-19 0-39 0-59 0-55 0-99-35-103-87 53 0 108 0 162 0z"><text:p/></draw:path><draw:path draw:style-name="gr3" draw:text-style-name="P6" svg:width="0.1083in" svg:height="0.1063in" svg:x="0.5319in" svg:y="0.002in" svg:viewBox="0 0 276 271" svg:d="M129 26c2-8 4-13 11-14 3 0 16 0 24 0 27 0 70 0 70 39 0 12-6 39-22 54-10 10-30 23-65 23-14 0-28 0-42 0 7-34 16-67 24-102zM185 132c38-8 85-35 85-74 0-34-35-58-85-58-36 0-74 0-110 0-9 0-12 0-12 8 0 4 3 4 11 4 1 0 9 0 14 1 8 0 11 1 11 6 0 2 0 3-1 7-18 69-34 138-52 207-4 15-5 17-35 17-8 0-11 0-11 8 0 4 4 4 6 4 11 0 37-1 48-1s38 1 49 1c4 0 8 0 8-7 0-5-3-5-11-5-14 0-25 0-25-6 0-2 1-5 1-7 9-34 16-67 25-101 16 0 31 0 46 0 36 0 42 22 42 35 0 5-2 16-4 25-3 11-7 26-7 33 0 42 46 42 52 42 32 0 46-38 46-44 0-5-3-3-4-5-5 0-5 3-6 5-10 29-26 35-35 35-13 0-15-7-15-23 0-12 2-32 4-44 0-5 1-12 1-17 0-29-26-41-36-46z"><text:p/></draw:path></draw:g>, נניח <draw:g text:anchor-type="as-char" svg:y="-0.1083in" draw:z-index="32" draw:name="Shape33" draw:style-name="gr1"><svg:title>TexMaths</svg:title><svg:desc>11§display§aRb \land bRc§svg§600§FALSE§</svg:desc><draw:path draw:style-name="gr2" draw:text-style-name="P5" svg:width="0.6622in" svg:height="0.0921in" svg:x="0.0016in" svg:y="0.0079in" svg:viewBox="0 0 1683 235" svg:d="M0 0c561 0 1122 0 1683 0 0 78 0 157 0 235-561 0-1122 0-1683 0 0-78 0-157 0-235z"><text:p/></draw:path><draw:path draw:style-name="gr3" draw:text-style-name="P6" svg:width="0.0693in" svg:height="0.0681in" svg:x="-0.0004in" svg:y="0.0382in" svg:viewBox="0 0 177 174" svg:d="M129 25c-7-14-19-25-35-25-46 0-94 57-94 113 0 35 21 61 52 61 7 0 26-2 49-29 4 16 18 29 35 29 15 0 24-9 29-21 7-15 12-37 12-38 0-3-3-3-4-3-5 0-5 1-6 7-6 24-14 46-29 46-10 0-11-10-11-18 0-7 0-10 4-27 4-16 5-20 9-34 4-19 9-37 13-54 3-11 3-12 3-13 0-7-4-11-11-11-10 0-15 8-16 17zM103 125c-2 7-2 8-7 13-17 21-33 27-44 27-19 0-24-21-24-35 0-19 12-66 20-84 13-23 30-37 46-37 25 0 30 32 30 34s-1 4-1 6c-6 26-13 51-20 76z"><text:p/></draw:path><draw:path draw:style-name="gr3" draw:text-style-name="P6" svg:width="0.1083in" svg:height="0.1059in" svg:x="0.0803in" svg:y="0.002in" svg:viewBox="0 0 276 270" svg:d="M129 26c2-8 3-13 11-14 3 0 16 0 24 0 27 0 69 0 69 37 0 14-5 41-21 55-10 10-30 23-65 23-14 0-29 0-44 0 9-34 17-68 26-101zM185 132c38-9 85-35 85-75 0-33-35-57-85-57-38 0-74 0-111 0-8 0-11 0-11 8 0 4 3 4 11 4 1 0 7 0 14 0 8 1 11 1 11 7 0 1 0 2-1 7-18 68-35 138-53 206-3 15-4 17-34 17-8 0-11 0-11 8 0 4 4 4 6 4 11 0 37-1 48-1s38 1 49 1c4 0 8 0 8-7 0-5-3-5-11-5-14 0-25 0-25-6 0-2 1-5 1-7 9-34 16-68 25-101 16 0 31 0 46 0 36 0 42 21 42 34 0 6-2 18-4 27-3 11-7 25-7 33 0 41 46 41 52 41 32 0 46-38 46-44 0-5-3-3-4-5-5 0-5 3-6 5-10 29-26 35-35 35-13 0-15-7-15-23 0-12 2-31 4-44 0-5 1-13 1-18 0-30-26-40-36-44z"><text:p/></draw:path><draw:path draw:style-name="gr3" draw:text-style-name="P6" svg:width="0.0555in" svg:height="0.1059in" svg:x="0.198in" svg:y="0in" svg:viewBox="0 0 142 270" svg:d="M74 4c-2-1 0-4-6-4-9 0-36 3-46 4-3 0-8 0-8 8 0 4 4 4 9 4 19 0 20 3 20 7 0 2-3 15-6 23-11 42-20 84-31 125-5 19-6 26-6 39 0 36 20 60 48 60 47 0 94-57 94-113 0-33-21-60-52-60-17 0-34 12-45 23 10-39 19-77 29-116zM37 148c3-7 3-8 6-12 19-25 36-31 46-31 14 0 24 13 24 36s-12 67-18 81c-14 26-31 39-47 39-13 0-25-9-25-38 0-8 0-14 6-38 3-13 5-25 8-37z"><text:p/></draw:path><draw:path draw:style-name="gr3" draw:text-style-name="P6" svg:width="0.0843in" svg:height="0.0929in" svg:x="0.298in" svg:y="0.0146in" svg:viewBox="0 0 215 237" svg:d="M117 8c-4-7-6-8-9-8-6 0-7 2-9 8-32 71-64 143-96 214-3 5-3 5-3 8 0 4 3 7 8 7 3 0 5-1 9-7 30-69 60-136 91-204 30 68 60 135 90 204 3 7 8 7 9 7 4 0 8-3 8-7 0-1 0-1-3-7-32-71-63-144-95-215z"><text:p/></draw:path><draw:path draw:style-name="gr3" draw:text-style-name="P6" svg:width="0.0559in" svg:height="0.1059in" svg:x="0.4315in" svg:y="0in" svg:viewBox="0 0 143 270" svg:d="M75 4c-2-1 0-4-6-4-8 0-36 3-47 4-2 0-7 0-7 8 0 4 4 4 9 4 19 0 20 3 20 7 0 2-3 15-5 23-11 42-21 84-32 125-5 19-7 26-7 39 0 36 21 60 50 60 45 0 93-57 93-113 0-33-21-60-52-60-17 0-34 12-45 23 10-39 19-77 29-116zM39 148c2-7 2-8 5-12 19-25 36-31 46-31 15 0 24 13 24 36s-12 67-19 81c-12 26-30 39-45 39-14 0-27-9-27-38 0-8 0-14 7-38 3-13 5-25 9-37z"><text:p/></draw:path><draw:path draw:style-name="gr3" draw:text-style-name="P6" svg:width="0.1083in" svg:height="0.1059in" svg:x="0.4961in" svg:y="0.002in" svg:viewBox="0 0 276 270" svg:d="M129 26c2-8 3-13 11-14 3 0 16 0 24 0 27 0 69 0 69 37 0 14-5 41-21 55-10 10-30 23-65 23-14 0-29 0-44 0 9-34 17-68 26-101zM185 132c38-9 85-35 85-75 0-33-35-57-85-57-38 0-74 0-111 0-8 0-11 0-11 8 0 4 3 4 11 4 1 0 7 0 14 0 8 1 11 1 11 7 0 1 0 2-1 7-18 68-35 138-53 206-3 15-4 17-34 17-8 0-11 0-11 8 0 4 4 4 6 4 11 0 37-1 48-1s38 1 49 1c4 0 8 0 8-7 0-5-3-5-11-5-14 0-25 0-25-6 0-2 1-5 1-7 9-34 16-68 25-101 16 0 31 0 46 0 36 0 42 21 42 34 0 6-2 18-4 27-3 11-7 25-7 33 0 41 46 41 52 41 32 0 46-38 46-44 0-5-3-3-4-5-5 0-5 3-6 5-10 29-26 35-35 35-13 0-15-7-15-23 0-12 2-31 3-44 1-5 2-13 2-18 0-30-26-40-36-44z"><text:p/></draw:path><draw:path draw:style-name="gr3" draw:text-style-name="P6" svg:width="0.0591in" svg:height="0.0681in" svg:x="0.6126in" svg:y="0.0382in" svg:viewBox="0 0 151 174" svg:d="M138 24c-7 0-11 0-17 6-7 5-8 12-8 15 0 9 8 13 15 13 11 0 22-9 22-25 0-19-19-33-45-33-53 0-105 55-105 110 0 33 23 64 63 64 56 0 88-40 88-44 0-3-2-6-5-6-2 0-3 1-5 5-31 36-73 36-77 36-24 0-35-19-35-41 0-15 7-53 21-77 12-22 34-38 55-38 13 0 27 5 33 15z"><text:p/></draw:path></draw:g><text:s/>גורר <draw:g text:anchor-type="as-char" svg:y="-0.1063in" draw:z-index="33" draw:name="Shape34" draw:style-name="gr1"><svg:title>TexMaths</svg:title><svg:desc>11§display§aRc§svg§600§FALSE§</svg:desc><draw:path draw:style-name="gr2" draw:text-style-name="P5" svg:width="0.2453in" svg:height="0.0906in" svg:x="0.0016in" svg:y="0.0071in" svg:viewBox="0 0 624 231" svg:d="M0 0c208 0 416 0 624 0 0 77 0 154 0 231-208 0-416 0-624 0 0-77 0-154 0-231z"><text:p/></draw:path><draw:path draw:style-name="gr3" draw:text-style-name="P6" svg:width="0.0693in" svg:height="0.0681in" svg:x="-0.0004in" svg:y="0.0362in" svg:viewBox="0 0 177 174" svg:d="M129 25c-8-14-19-25-36-25-46 0-93 57-93 113 0 36 21 61 52 61 7 0 26-1 49-29 3 17 17 29 35 29 13 0 22-9 29-21 6-14 12-36 12-37 0-4-4-4-6-4-3 0-3 1-5 7-6 24-13 46-29 46-11 0-12-10-12-18 0-7 1-11 6-27 4-15 4-20 9-34 4-19 8-36 13-54 3-11 3-12 3-13 0-7-5-11-12-11-9 0-14 9-15 17zM103 125c-2 7-2 8-7 14-17 21-33 26-44 26-19 0-25-21-25-34 0-20 13-67 21-85 12-23 30-37 45-37 26 0 31 32 31 34s-1 4-1 7c-7 25-13 50-20 75z"><text:p/></draw:path><draw:path draw:style-name="gr3" draw:text-style-name="P6" svg:width="0.1079in" svg:height="0.1063in" svg:x="0.0803in" svg:y="0in" svg:viewBox="0 0 275 271" svg:d="M129 26c2-8 3-13 11-14 3 0 15 0 23 0 27 0 70 0 70 39 0 12-7 39-21 54-11 9-31 23-66 23-14 0-28 0-43 0 8-34 17-69 26-102zM184 132c39-9 84-35 84-74 0-34-34-58-84-58-38 0-74 0-110 0-8 0-11 0-11 8 0 4 3 4 11 4 4 0 7 0 14 1 6 0 10 1 10 6 0 2 0 3-1 7-18 69-34 138-52 206-3 16-4 18-35 18-7 0-10 0-10 8 0 4 4 4 5 4 10 0 38-1 49-1s37 1 48 1c3 0 8 0 8-8 0-4-3-4-10-4-14 0-25 0-25-7 0-2 0-4 1-6 9-34 16-69 25-102 15 0 31 0 46 0 35 0 42 21 42 35 0 5-3 17-5 26-4 11-7 25-7 33 0 42 46 42 52 42 33 0 46-39 46-44s-4-2-5-5c-3 0-4 3-5 5-10 28-27 35-35 35-12 0-16-8-16-23 0-12 2-32 5-44 1-6 1-13 1-18 0-30-26-41-36-45z"><text:p/></draw:path><draw:path draw:style-name="gr3" draw:text-style-name="P6" svg:width="0.0583in" svg:height="0.0681in" svg:x="0.1961in" svg:y="0.0362in" svg:viewBox="0 0 149 174" svg:d="M136 24c-6 0-11 0-16 6-7 5-8 12-8 15 0 9 8 13 14 13 11 0 22-8 22-24 0-20-18-34-45-34-52 0-103 56-103 110 0 33 22 64 62 64 56 0 87-40 87-44 0-2-2-6-4-6s-3 1-5 5c-30 36-73 36-77 36-25 0-34-19-34-41 0-15 7-52 19-77 12-22 34-38 55-38 13 0 28 5 33 15z"><text:p/></draw:path></draw:g>, ובה"כ נוכיח שקיום <draw:g text:anchor-type="as-char" svg:y="-0.1409in" draw:z-index="35" draw:name="Shape35" draw:style-name="gr1"><svg:title>TexMaths</svg:title><svg:desc>11§display§\tilde{b} \in B§svg§600§FALSE§</svg:desc><draw:path draw:style-name="gr2" draw:text-style-name="P5" svg:width="0.3555in" svg:height="0.1311in" svg:x="-0.0004in" svg:y="0.0075in" svg:viewBox="0 0 904 334" svg:d="M453 334c-151 0-302 0-453 0 0-111 0-223 0-334 302 0 602 0 904 0 0 111 0 223 0 334-151 0-302 0-451 0z"><text:p/></draw:path><draw:path draw:style-name="gr3" draw:text-style-name="P6" svg:width="0.0504in" svg:height="0.0138in" svg:x="0.0043in" svg:y="-0.0004in" svg:viewBox="0 0 129 36" svg:d="M129 5c-2-2-3-3-6-5 0 1-15 19-32 19-8 0-18-6-25-10-10-6-18-9-24-9-14 0-22 9-42 31 2 2 4 3 7 5 0-1 14-18 32-18 8 0 18 5 25 9 10 6 16 9 23 9 15 0 22-9 42-31z"><text:p/></draw:path><draw:path draw:style-name="gr3" draw:text-style-name="P6" svg:width="0.0555in" svg:height="0.1059in" svg:x="0.0043in" svg:y="0.0358in" svg:viewBox="0 0 142 270" svg:d="M75 3c-2-1 0-3-6-3-8 0-37 2-47 3-3 0-8 1-8 8 0 4 5 4 10 4 19 0 19 4 19 7s-3 16-4 24c-11 42-21 84-32 125-5 20-7 26-7 39 0 36 21 60 50 60 45 0 92-58 92-112 0-35-20-61-51-61-18 0-34 11-45 23 10-40 19-78 29-117zM39 149c2-8 2-9 5-13 19-25 36-31 46-31 15 0 25 11 25 37 0 22-14 66-20 80-12 25-31 40-45 40s-27-11-27-39c0-8 0-15 7-38 3-12 5-25 9-36z"><text:p/></draw:path><draw:path draw:style-name="gr3" draw:text-style-name="P6" svg:width="0.0756in" svg:height="0.087in" svg:x="0.1177in" svg:y="0.0594in" svg:viewBox="0 0 193 222" svg:d="M179 119c7 0 14 0 14-8s-7-8-14-8c-55 0-109 0-164 0 6-51 50-88 104-88 20 0 41 0 60 0 7 0 14 0 14-7 0-8-7-8-14-8-19 0-40 0-60 0-66 0-119 49-119 111s53 111 119 111c20 0 41 0 60 0 7 0 14 0 14-8 0-7-7-7-14-7-19 0-40 0-60 0-54 0-98-37-104-88 55 0 109 0 164 0z"><text:p/></draw:path><draw:path draw:style-name="gr3" draw:text-style-name="P6" svg:width="0.1083in" svg:height="0.1031in" svg:x="0.2547in" svg:y="0.0374in" svg:viewBox="0 0 276 263" svg:d="M46 232c-4 15-5 19-35 19-7 0-11 0-11 7 0 5 3 5 11 5 46 0 91 0 138 0 60 0 106-47 106-83 0-27-23-49-60-54 41-7 81-36 81-72 0-29-25-54-72-54-43 0-86 0-129 0-8 0-12 0-12 8 0 4 4 4 11 4 1 0 9 0 15 1 7 1 10 1 10 7 0 1 0 2-1 6-18 69-34 138-52 206zM105 123c7-32 15-64 23-96 3-14 4-15 21-15 16 0 33 0 50 0 33 0 42 23 42 40 0 34-33 71-80 71-19 0-38 0-56 0zM87 251c-6 0-7 0-9 0-3-2-5-2-5-5 0-1 0-2 2-9 9-35 17-71 26-106 25 0 50 0 74 0 38 0 44 28 44 45 0 37-34 75-79 75-18 0-35 0-53 0z"><text:p/></draw:path></draw:g><text:s/>עבורו מתקיים <draw:g text:anchor-type="as-char" svg:y="-0.1437in" draw:z-index="36" draw:name="Shape36" draw:style-name="gr1"><svg:title>TexMaths</svg:title><svg:desc>11§display§aR\tilde{b} \land \tilde{b}Rc§svg§600§FALSE§</svg:desc><draw:path draw:style-name="gr2" draw:text-style-name="P5" svg:width="0.6626in" svg:height="0.128in" svg:x="0.0016in" svg:y="0.0079in" svg:viewBox="0 0 1684 326" svg:d="M0 0c561 0 1123 0 1684 0 0 108 0 218 0 326-561 0-1123 0-1684 0 0-108 0-218 0-326z"><text:p/></draw:path><draw:path draw:style-name="gr3" draw:text-style-name="P6" svg:width="0.0693in" svg:height="0.0677in" svg:x="0in" svg:y="0.074in" svg:viewBox="0 0 177 173" svg:d="M129 24c-7-14-19-24-35-24-46 0-94 56-94 112 0 36 21 61 52 61 7 0 26-1 49-28 4 16 18 28 35 28 15 0 23-9 29-21 7-14 12-37 12-38 0-3-3-3-4-3-5 0-5 1-6 6-6 25-14 47-29 47-10 0-11-10-11-17 0-8-1-11 4-29 4-15 5-19 9-34 4-17 9-36 13-53 3-11 3-12 3-13 0-7-4-10-11-10-10 0-15 7-16 16zM103 124c-2 6-2 7-7 14-17 21-33 26-44 26-19 0-24-21-24-35 0-19 12-67 20-84 13-23 30-37 46-37 25 0 30 31 30 34 0 2-1 4-1 6-6 25-13 51-20 76z"><text:p/></draw:path><draw:path draw:style-name="gr3" draw:text-style-name="P6" svg:width="0.1083in" svg:height="0.1063in" svg:x="0.0807in" svg:y="0.0374in" svg:viewBox="0 0 276 271" svg:d="M129 26c2-8 3-13 11-14 3 0 16 0 24 0 27 0 69 0 69 38 0 14-5 40-21 54-10 10-30 23-65 23-14 0-29 0-44 0 9-34 17-67 26-101zM185 131c38-7 84-35 84-73 0-33-34-58-84-58-38 0-74 0-111 0-8 0-11 0-11 8 0 4 3 4 11 4 1 0 7 0 14 1 8 0 11 1 11 6 0 2 0 3-1 7-18 69-35 137-53 206-3 16-4 18-34 18-8 0-11 0-11 7 0 5 4 5 5 5 11 0 38-1 49-1s38 1 49 1c4 0 8 0 8-8 0-4-3-4-11-4-14 0-25 0-25-7 0-2 1-4 1-6 9-34 16-68 25-102 16 0 31 0 46 0 36 0 42 22 42 35 0 6-2 17-4 26-3 11-7 25-7 33 0 42 46 42 52 42 32 0 46-39 46-44s-3-4-4-5c-5 0-5 3-6 5-10 28-26 35-35 35-13 0-15-8-15-23 0-12 2-32 4-44 0-6 1-13 1-18 0-29-26-41-36-46z"><text:p/></draw:path><draw:path draw:style-name="gr3" draw:text-style-name="P6" svg:width="0.0504in" svg:height="0.0138in" svg:x="0.1984in" svg:y="0in" svg:viewBox="0 0 129 36" svg:d="M129 5c-2-2-5-3-7-5-11 7-14 19-32 19-9 0-18-6-25-10-10-7-17-9-23-9-16 0-22 9-42 30 2 2 3 4 6 6 0-1 15-18 31-18 9 0 19 5 26 9 10 6 17 9 24 9 14 0 22-9 42-31z"><text:p/></draw:path><draw:path draw:style-name="gr3" draw:text-style-name="P6" svg:width="0.0555in" svg:height="0.1063in" svg:x="0.1984in" svg:y="0.0358in" svg:viewBox="0 0 142 271" svg:d="M74 4c-2-1 0-4-6-4-9 0-36 3-46 4-3 0-8 0-8 8 0 4 4 4 9 4 19 0 20 3 20 7 0 2-3 15-6 24-11 42-20 83-31 125-5 19-6 25-6 38 0 36 20 61 48 61 47 0 94-57 94-112 0-35-21-62-52-62-17 0-34 11-45 23 10-38 19-77 29-116zM37 150c3-9 3-10 6-14 19-25 36-31 46-31 14 0 24 12 24 36 0 23-12 67-18 81-14 27-31 40-47 40-13 0-25-10-25-39 0-7 0-14 6-38 3-12 5-23 8-35z"><text:p/></draw:path><draw:path draw:style-name="gr3" draw:text-style-name="P6" svg:width="0.0843in" svg:height="0.0933in" svg:x="0.2984in" svg:y="0.0504in" svg:viewBox="0 0 215 238" svg:d="M117 8c-4-7-6-8-9-8-6 0-7 2-9 8-32 71-64 143-96 214-3 6-3 6-3 8 0 4 3 8 8 8 3 0 5-1 9-8 30-68 60-136 91-204 30 68 60 136 90 204 3 8 8 8 9 8 4 0 8-4 8-8 0-1 0-1-3-7-32-72-63-143-95-215z"><text:p/></draw:path><draw:path draw:style-name="gr3" draw:text-style-name="P6" svg:width="0.0504in" svg:height="0.0138in" svg:x="0.4327in" svg:y="0in" svg:viewBox="0 0 129 36" svg:d="M129 5c-2-2-5-3-7-5-11 7-14 19-32 19-9 0-18-6-25-10-10-7-17-9-23-9-16 0-22 9-42 30 2 2 3 4 6 6 0-1 15-18 31-18 9 0 19 5 26 9 10 6 17 9 24 9 14 0 22-9 42-31z"><text:p/></draw:path><draw:path draw:style-name="gr3" draw:text-style-name="P6" svg:width="0.0559in" svg:height="0.1063in" svg:x="0.4323in" svg:y="0.0358in" svg:viewBox="0 0 143 271" svg:d="M75 4c-2-1 0-4-6-4-9 0-36 3-47 4-2 0-7 0-7 8 0 4 4 4 9 4 19 0 20 3 20 7 0 2-3 15-6 24-11 42-20 83-31 125-5 19-7 25-7 38 0 36 21 61 49 61 46 0 94-57 94-112 0-35-21-62-52-62-17 0-34 11-45 23 10-38 19-77 29-116zM38 150c3-9 3-10 6-14 19-25 36-31 46-31 14 0 24 12 24 36 0 23-12 67-19 81-13 27-30 40-46 40-13 0-26-10-26-39 0-7 0-14 7-38 3-12 5-23 8-35z"><text:p/></draw:path><draw:path draw:style-name="gr3" draw:text-style-name="P6" svg:width="0.1083in" svg:height="0.1063in" svg:x="0.4969in" svg:y="0.0374in" svg:viewBox="0 0 276 271" svg:d="M129 26c2-8 3-13 11-14 3 0 16 0 24 0 27 0 69 0 69 38 0 14-5 40-21 54-10 10-30 23-65 23-14 0-29 0-44 0 9-34 17-67 26-101zM185 131c38-7 85-35 85-73 0-33-35-58-85-58-38 0-74 0-111 0-8 0-11 0-11 8 0 4 3 4 11 4 1 0 7 0 14 1 8 0 11 1 11 6 0 2 0 3-1 7-18 69-35 137-53 206-3 16-4 18-34 18-8 0-11 0-11 7 0 5 4 5 6 5 11 0 37-1 48-1s38 1 49 1c4 0 8 0 8-8 0-4-3-4-11-4-14 0-25 0-25-7 0-2 1-4 1-6 9-34 16-68 25-102 16 0 31 0 46 0 36 0 42 22 42 35 0 6-2 17-4 26-4 11-7 25-7 33 0 42 46 42 52 42 32 0 46-39 46-44s-3-4-4-5c-5 0-5 3-6 5-10 28-26 35-35 35-13 0-15-8-15-23 0-12 2-32 3-44 1-6 2-13 2-18 0-29-26-41-36-46z"><text:p/></draw:path><draw:path draw:style-name="gr3" draw:text-style-name="P6" svg:width="0.0591in" svg:height="0.0677in" svg:x="0.6134in" svg:y="0.074in" svg:viewBox="0 0 151 173" svg:d="M138 23c-7 0-11 0-17 5-7 6-8 13-8 16 0 9 8 13 15 13 11 0 22-9 22-24 0-20-19-33-45-33-53 0-105 55-105 108 0 34 23 65 63 65 56 0 88-40 88-45 0-2-2-5-5-5-2 0-3 1-5 4-31 37-73 37-77 37-24 0-35-18-35-41 0-16 7-53 20-77 13-22 35-38 56-38 13 0 27 5 33 15z"><text:p/></draw:path></draw:g><text:s/>נגרר <draw:g text:anchor-type="as-char" svg:y="-0.1063in" draw:z-index="34" draw:name="Shape37" draw:style-name="gr1"><svg:title>TexMaths</svg:title><svg:desc>11§display§aRc§svg§600§FALSE§</svg:desc><draw:path draw:style-name="gr2" draw:text-style-name="P5" svg:width="0.2453in" svg:height="0.0906in" svg:x="0.0016in" svg:y="0.0071in" svg:viewBox="0 0 624 231" svg:d="M0 0c208 0 416 0 624 0 0 77 0 154 0 231-208 0-416 0-624 0 0-77 0-154 0-231z"><text:p/></draw:path><draw:path draw:style-name="gr3" draw:text-style-name="P6" svg:width="0.0693in" svg:height="0.0681in" svg:x="-0.0004in" svg:y="0.0362in" svg:viewBox="0 0 177 174" svg:d="M129 25c-8-14-19-25-36-25-46 0-93 57-93 113 0 36 21 61 52 61 7 0 26-1 49-29 3 17 17 29 35 29 13 0 22-9 29-21 6-14 12-36 12-37 0-4-4-4-6-4-3 0-3 1-5 7-6 24-13 46-29 46-11 0-12-10-12-18 0-7 1-11 6-27 4-15 4-20 9-34 4-19 8-36 13-54 3-11 3-12 3-13 0-7-5-11-12-11-9 0-14 9-15 17zM103 125c-2 7-2 8-7 14-17 21-33 26-44 26-19 0-25-21-25-34 0-20 13-67 21-85 12-23 30-37 45-37 26 0 31 32 31 34s-1 4-1 7c-7 25-13 50-20 75z"><text:p/></draw:path><draw:path draw:style-name="gr3" draw:text-style-name="P6" svg:width="0.1079in" svg:height="0.1063in" svg:x="0.0803in" svg:y="0in" svg:viewBox="0 0 275 271" svg:d="M129 26c2-8 3-13 11-14 3 0 15 0 23 0 27 0 70 0 70 39 0 12-7 39-21 54-11 9-31 23-66 23-14 0-28 0-43 0 8-34 17-69 26-102zM184 132c39-9 84-35 84-74 0-34-34-58-84-58-38 0-74 0-110 0-8 0-11 0-11 8 0 4 3 4 11 4 4 0 7 0 14 1 6 0 10 1 10 6 0 2 0 3-1 7-18 69-34 138-52 206-3 16-4 18-35 18-7 0-10 0-10 8 0 4 4 4 5 4 10 0 38-1 49-1s37 1 48 1c3 0 8 0 8-8 0-4-3-4-10-4-14 0-25 0-25-7 0-2 0-4 1-6 9-34 16-69 25-102 15 0 31 0 46 0 35 0 42 21 42 35 0 5-3 17-5 26-4 11-7 25-7 33 0 42 46 42 52 42 33 0 46-39 46-44s-4-2-5-5c-3 0-4 3-5 5-10 28-27 35-35 35-12 0-16-8-16-23 0-12 2-32 5-44 1-6 1-13 1-18 0-30-26-41-36-45z"><text:p/></draw:path><draw:path draw:style-name="gr3" draw:text-style-name="P6" svg:width="0.0583in" svg:height="0.0681in" svg:x="0.1961in" svg:y="0.0362in" svg:viewBox="0 0 149 174" svg:d="M136 24c-6 0-11 0-16 6-7 5-8 12-8 15 0 9 8 13 14 13 11 0 22-8 22-24 0-20-18-34-45-34-52 0-103 56-103 110 0 33 22 64 62 64 56 0 87-40 87-44 0-2-2-6-4-6s-3 1-5 5c-30 36-73 36-77 36-25 0-34-19-34-41 0-15 7-52 19-77 12-22 34-38 55-38 13 0 28 5 33 15z"><text:p/></draw:path></draw:g>, וזה פסוק אמת כי ההנחה מתרחשת לכל <draw:g text:anchor-type="as-char" svg:y="-0.1047in" draw:z-index="37" draw:name="Shape38" draw:style-name="gr1"><svg:title>TexMaths</svg:title><svg:desc>11§display§b \in B§svg§600§FALSE§</svg:desc><draw:path draw:style-name="gr2" draw:text-style-name="P5" svg:width="0.3496in" svg:height="0.0953in" svg:x="0.0004in" svg:y="0.0079in" svg:viewBox="0 0 889 243" svg:d="M0 0c296 0 593 0 889 0 0 81 0 162 0 243-296 0-593 0-889 0 0-81 0-162 0-243z"><text:p/></draw:path><draw:path draw:style-name="gr3" draw:text-style-name="P6" svg:width="0.0559in" svg:height="0.1063in" svg:x="-0.0004in" svg:y="0in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6" svg:width="0.076in" svg:height="0.0874in" svg:x="0.1126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6" svg:width="0.1083in" svg:height="0.1031in" svg:x="0.2496in" svg:y="0.002in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text:s/>ובפרט <draw:g text:anchor-type="as-char" svg:y="-0.1429in" draw:z-index="38" draw:name="Shape39" draw:style-name="gr1"><svg:title>TexMaths</svg:title><svg:desc>11§display§\tilde{b}§svg§600§FALSE§</svg:desc><draw:path draw:style-name="gr2" draw:text-style-name="P5" svg:width="0.0528in" svg:height="0.1268in" svg:x="-0.0004in" svg:y="0.0075in" svg:viewBox="0 0 135 323" svg:d="M0 0c45 0 89 0 135 0 0 108 0 215 0 323-46 0-90 0-135 0 0-108 0-215 0-323z"><text:p/></draw:path><draw:path draw:style-name="gr3" draw:text-style-name="P6" svg:width="0.0496in" svg:height="0.0138in" svg:x="0.0047in" svg:y="0in" svg:viewBox="0 0 127 36" svg:d="M127 6c-2-3-5-4-7-6-10 7-14 19-31 19-7 0-17-6-24-10-10-7-16-9-23-9-16 0-22 9-42 30 2 2 4 4 7 6 0-1 14-18 30-18 9 0 19 5 26 8 10 7 16 10 23 10 14 0 21-8 41-30z"><text:p/></draw:path><draw:path draw:style-name="gr3" draw:text-style-name="P6" svg:width="0.0547in" svg:height="0.1063in" svg:x="0.0047in" svg:y="0.0366in" svg:viewBox="0 0 140 271" svg:d="M74 4c-2-1 0-4-6-4-8 0-36 3-46 4-3 0-8 0-8 8 0 5 4 5 9 5 19 0 20 2 20 6 0 2-3 16-6 24-11 42-20 84-31 126-5 18-6 24-6 37 0 37 20 61 49 61 44 0 91-57 91-112 0-35-20-62-51-62-16 0-33 12-44 23 9-38 19-77 29-116zM37 150c3-8 3-9 6-13 19-26 36-31 45-31 13 0 24 12 24 36 0 23-13 66-19 81-11 26-29 39-44 39-14 0-26-10-26-38 0-8 0-15 6-39 2-11 5-23 8-35z"><text:p/></draw:path></draw:g>. </text:p>
        </text:list-item>
        <text:list-item>
          <text:p text:style-name="P14">יהי <draw:g text:anchor-type="as-char" svg:y="-0.1071in" draw:z-index="39" draw:name="Shape40" draw:style-name="gr1"><svg:title>TexMaths</svg:title><svg:desc>11§display§a, c \in A§svg§600§FALSE§</svg:desc><draw:path draw:style-name="gr2" draw:text-style-name="P5" svg:width="0.4929in" svg:height="0.1217in" svg:x="0.0016in" svg:y="0.0071in" svg:viewBox="0 0 1253 310" svg:d="M627 310c-209 0-418 0-627 0 0-103 0-207 0-310 418 0 835 0 1253 0 0 103 0 207 0 310-209 0-418 0-626 0z"><text:p/></draw:path><draw:path draw:style-name="gr3" draw:text-style-name="P6" svg:width="0.0693in" svg:height="0.0685in" svg:x="-0.0004in" svg:y="0.0413in" svg:viewBox="0 0 177 175" svg:d="M129 25c-7-14-18-25-35-25-46 0-94 57-94 113 0 37 22 62 52 62 7 0 27-1 50-29 3 16 17 29 36 29 13 0 22-9 27-21 7-14 12-37 12-38 0-4-3-4-4-4-5 0-5 1-6 7-6 25-13 47-29 47-10 0-11-10-11-18s0-11 4-28c4-16 5-20 9-34 4-19 10-36 14-54 2-11 2-12 2-13 0-7-4-11-11-11-10 0-15 8-16 17zM103 124c-1 8-1 8-7 15-17 22-33 27-43 27-20 0-25-21-25-36 0-19 12-66 20-84 13-23 30-37 46-37 25 0 30 32 30 34s-1 4-1 6c-6 25-13 50-20 75z"><text:p/></draw:path><draw:path draw:style-name="gr3" draw:text-style-name="P6" svg:width="0.0173in" svg:height="0.0453in" svg:x="0.087in" svg:y="0.0921in" svg:viewBox="0 0 45 116" svg:d="M45 41c0-26-10-41-24-41-13 0-21 10-21 21 0 10 8 20 21 20 4 0 9-1 13-5 1-1 1-1 2-1 0 2 0 0 0 6 0 28-14 50-26 63-4 4-3 6-3 7 0 2 1 5 3 5 4 0 35-30 35-75z"><text:p/></draw:path><draw:path draw:style-name="gr3" draw:text-style-name="P6" svg:width="0.0591in" svg:height="0.0685in" svg:x="0.1476in" svg:y="0.0413in" svg:viewBox="0 0 151 175" svg:d="M138 24c-7 0-13 0-18 6-6 5-7 12-7 15 0 9 7 13 15 13 11 0 22-10 22-25 0-19-19-33-47-33-51 0-103 55-103 110 0 34 23 65 63 65 55 0 88-41 88-45 0-2-2-6-6-6-1 0-2 1-4 5-31 37-73 37-77 37-24 0-35-19-35-42 0-15 7-52 21-77 12-22 33-38 55-38 13 0 27 5 33 15z"><text:p/></draw:path><draw:path draw:style-name="gr3" draw:text-style-name="P6" svg:width="0.076in" svg:height="0.087in" svg:x="0.2618in" svg:y="0.0268in" svg:viewBox="0 0 194 222" svg:d="M180 120c7 0 14 0 14-8s-7-8-14-8c-55 0-108 0-163 0 4-51 48-89 103-89 20 0 41 0 60 0 7 0 14 0 14-7 0-8-7-8-14-8-20 0-40 0-61 0-66 0-119 49-119 112 0 62 53 110 119 110 21 0 41 0 61 0 7 0 14 0 14-7 0-8-7-8-14-8-19 0-40 0-60 0-55 0-99-35-103-87 55 0 108 0 163 0z"><text:p/></draw:path><draw:path draw:style-name="gr3" draw:text-style-name="P6" svg:width="0.1039in" svg:height="0.1079in" svg:x="0.398in" svg:y="0in" svg:viewBox="0 0 265 275" svg:d="M56 231c-16 25-31 31-48 32-5 1-8 1-8 8 0 2 2 4 6 4 9 0 22-1 33-1 12 0 26 1 38 1 2 0 8 0 8-8 0-3-5-4-7-4-9 0-19-3-19-13 0-5 4-9 6-15 10-16 20-33 30-48 32 0 65 0 96 0 2 8 7 59 7 64 0 11-21 12-29 12-4 0-8 0-8 8 0 4 4 4 5 4 16 0 32-1 49-1 9 0 34 1 42 1 4 0 8 0 8-8 0-4-4-4-9-4-24 0-24-2-25-13-9-79-16-160-24-240 0-8 0-10-7-10-6 0-7 3-10 7-45 74-89 149-134 224zM102 175c26-43 51-85 76-127 5 42 8 84 12 127-29 0-58 0-88 0z"><text:p/></draw:path></draw:g>, נניח שקיים <draw:g text:anchor-type="as-char" svg:y="-0.1409in" draw:z-index="41" draw:name="Shape41" draw:style-name="gr1"><svg:title>TexMaths</svg:title><svg:desc>11§display§\tilde{b} \in A§svg§600§FALSE§</svg:desc><draw:path draw:style-name="gr2" draw:text-style-name="P5" svg:width="0.35in" svg:height="0.1311in" svg:x="-0.0004in" svg:y="0.0075in" svg:viewBox="0 0 890 334" svg:d="M446 334c-149 0-297 0-446 0 0-111 0-223 0-334 297 0 593 0 890 0 0 111 0 223 0 334-148 0-297 0-444 0z"><text:p/></draw:path><draw:path draw:style-name="gr3" draw:text-style-name="P6" svg:width="0.0504in" svg:height="0.0138in" svg:x="0.0043in" svg:y="-0.0004in" svg:viewBox="0 0 129 36" svg:d="M129 5c-2-2-4-3-6-5 0 1-15 19-32 19-8 0-18-6-25-10-10-6-18-9-24-9-14 0-22 9-42 31 2 2 4 3 7 5 0-1 14-18 32-18 8 0 18 5 25 9 10 6 16 9 23 9 15 0 22-9 42-31z"><text:p/></draw:path><draw:path draw:style-name="gr3" draw:text-style-name="P6" svg:width="0.0555in" svg:height="0.1059in" svg:x="0.0043in" svg:y="0.0358in" svg:viewBox="0 0 142 270" svg:d="M75 3c-2-1 0-3-6-3-8 0-37 2-47 3-3 0-7 1-7 8 0 4 4 4 9 4 19 0 19 4 19 7s-3 16-4 24c-11 42-21 84-32 125-5 20-7 26-7 39 0 36 21 60 50 60 45 0 92-58 92-112 0-35-20-61-51-61-17 0-34 11-45 23 10-40 19-78 29-117zM39 149c2-8 2-9 5-13 19-25 36-31 46-31 15 0 24 11 24 37 0 22-12 66-19 80-12 25-31 40-45 40s-27-11-27-39c0-8 0-15 7-38 3-12 5-25 9-36z"><text:p/></draw:path><draw:path draw:style-name="gr3" draw:text-style-name="P6" svg:width="0.076in" svg:height="0.087in" svg:x="0.1173in" svg:y="0.0594in" svg:viewBox="0 0 194 222" svg:d="M179 119c7 0 15 0 15-8s-8-8-15-8c-55 0-109 0-164 0 6-51 50-88 105-88 20 0 40 0 59 0 7 0 15 0 15-7 0-8-8-8-15-8-19 0-40 0-60 0-66 0-119 49-119 111s53 111 119 111c20 0 41 0 60 0 7 0 15 0 15-8 0-7-8-7-15-7-19 0-39 0-59 0-55 0-99-37-105-88 55 0 109 0 164 0z"><text:p/></draw:path><draw:path draw:style-name="gr3" draw:text-style-name="P6" svg:width="0.1039in" svg:height="0.1079in" svg:x="0.2535in" svg:y="0.0327in" svg:viewBox="0 0 265 275" svg:d="M55 230c-15 26-30 32-47 33-5 0-8 0-8 7 0 3 2 5 4 5 11 0 24-1 35-1 12 0 26 1 38 1 2 0 7 0 7-8 0-4-4-4-6-4-9-1-19-5-19-14 0-5 3-8 6-14 10-16 20-33 30-48 32 0 65 0 96 0 2 8 7 59 7 62 0 13-21 14-29 14-5 0-8 0-8 7 0 5 4 5 5 5 16 0 32-1 49-1 9 0 34 1 43 1 3 0 7 0 7-8 0-4-4-4-9-4-24 0-24-4-25-15-9-79-16-159-24-239 0-8 0-9-7-9-6 0-7 2-10 7-45 74-90 149-135 223zM102 175c26-43 51-86 76-128 4 42 8 85 12 128-29 0-58 0-88 0z"><text:p/></draw:path></draw:g><text:s/>עבורו <draw:g text:anchor-type="as-char" svg:y="-0.1437in" draw:z-index="42" draw:name="Shape42" draw:style-name="gr1"><svg:title>TexMaths</svg:title><svg:desc>11§display§aR\tilde{b} \land \tilde{b}Rc§svg§600§FALSE§</svg:desc><draw:path draw:style-name="gr2" draw:text-style-name="P5" svg:width="0.6626in" svg:height="0.128in" svg:x="0.0016in" svg:y="0.0079in" svg:viewBox="0 0 1684 326" svg:d="M0 0c561 0 1123 0 1684 0 0 108 0 218 0 326-561 0-1123 0-1684 0 0-108 0-218 0-326z"><text:p/></draw:path><draw:path draw:style-name="gr3" draw:text-style-name="P6" svg:width="0.0693in" svg:height="0.0677in" svg:x="0in" svg:y="0.074in" svg:viewBox="0 0 177 173" svg:d="M129 24c-7-14-19-24-36-24-45 0-93 56-93 112 0 36 21 61 52 61 7 0 26-1 49-28 4 16 18 28 35 28 15 0 23-9 29-21 7-14 12-37 12-38 0-3-3-3-4-3-5 0-5 1-6 6-6 25-14 47-29 47-10 0-11-10-11-17 0-8-1-11 4-29 4-15 5-19 9-34 4-17 9-36 13-53 3-11 3-12 3-13 0-7-4-10-11-10-10 0-15 7-16 16zM103 124c-2 6-2 7-7 14-17 21-33 26-44 26-19 0-24-21-24-35 0-19 12-67 20-84 13-23 30-37 45-37 26 0 31 31 31 34 0 2-1 4-1 6-6 25-13 51-20 76z"><text:p/></draw:path><draw:path draw:style-name="gr3" draw:text-style-name="P6" svg:width="0.1083in" svg:height="0.1063in" svg:x="0.0807in" svg:y="0.0374in" svg:viewBox="0 0 276 271" svg:d="M129 26c2-8 3-13 11-14 3 0 16 0 24 0 27 0 69 0 69 38 0 14-5 40-21 54-10 10-30 23-65 23-14 0-29 0-44 0 9-34 17-67 26-101zM185 131c38-7 84-35 84-73 0-33-34-58-84-58-38 0-74 0-111 0-8 0-11 0-11 8 0 4 3 4 11 4 1 0 7 0 14 1 8 0 11 1 11 6 0 2 0 3-1 7-18 69-35 137-53 206-3 16-4 18-34 18-8 0-11 0-11 7 0 5 4 5 5 5 11 0 38-1 49-1s38 1 49 1c4 0 8 0 8-8 0-4-3-4-11-4-14 0-25 0-25-7 0-2 1-4 1-6 9-34 16-68 25-102 16 0 31 0 46 0 36 0 42 22 42 35 0 6-2 17-4 26-3 11-7 25-7 33 0 42 46 42 52 42 32 0 46-39 46-44s-3-4-4-5c-5 0-5 3-6 5-10 28-26 35-35 35-13 0-15-8-15-23 0-12 2-32 4-44 0-6 1-13 1-18 0-29-26-41-36-46z"><text:p/></draw:path><draw:path draw:style-name="gr3" draw:text-style-name="P6" svg:width="0.0504in" svg:height="0.0138in" svg:x="0.1984in" svg:y="0in" svg:viewBox="0 0 129 36" svg:d="M129 5c-2-2-5-3-7-5-11 7-14 19-32 19-9 0-19-6-25-10-10-7-17-9-23-9-16 0-22 9-42 30 2 2 3 4 6 6 0-1 15-18 31-18 9 0 19 5 26 9 10 6 17 9 24 9 14 0 22-9 42-31z"><text:p/></draw:path><draw:path draw:style-name="gr3" draw:text-style-name="P6" svg:width="0.0555in" svg:height="0.1063in" svg:x="0.1984in" svg:y="0.0358in" svg:viewBox="0 0 142 271" svg:d="M74 4c-3-1 0-4-6-4-9 0-36 3-46 4-3 0-8 0-8 8 0 4 4 4 9 4 19 0 20 3 20 7 0 2-3 15-6 24-11 42-20 83-31 125-5 19-6 25-6 38 0 36 20 61 48 61 47 0 94-57 94-112 0-35-21-62-52-62-17 0-34 11-45 23 10-38 19-77 29-116zM37 150c3-9 3-10 6-14 19-25 36-31 46-31 14 0 24 12 24 36 0 23-12 67-18 81-14 27-31 40-47 40-13 0-25-10-25-39 0-7 0-14 6-38 3-12 5-23 8-35z"><text:p/></draw:path><draw:path draw:style-name="gr3" draw:text-style-name="P6" svg:width="0.0843in" svg:height="0.0933in" svg:x="0.2984in" svg:y="0.0504in" svg:viewBox="0 0 215 238" svg:d="M117 8c-4-7-6-8-9-8-6 0-7 2-9 8-32 71-64 143-96 214-3 6-3 6-3 8 0 4 3 8 8 8 3 0 5-1 8-8 31-68 61-136 92-204 30 68 60 136 90 204 3 8 8 8 9 8 4 0 8-4 8-8 0-1-1-1-3-7-32-72-64-143-95-215z"><text:p/></draw:path><draw:path draw:style-name="gr3" draw:text-style-name="P6" svg:width="0.0504in" svg:height="0.0138in" svg:x="0.4327in" svg:y="0in" svg:viewBox="0 0 129 36" svg:d="M129 5c-2-2-5-3-7-5-11 7-14 19-32 19-9 0-19-6-25-10-10-7-17-9-23-9-16 0-22 9-42 30 2 2 3 4 6 6 0-1 15-18 31-18 9 0 19 5 26 9 10 6 17 9 24 9 14 0 22-9 42-31z"><text:p/></draw:path><draw:path draw:style-name="gr3" draw:text-style-name="P6" svg:width="0.0559in" svg:height="0.1063in" svg:x="0.4323in" svg:y="0.0358in" svg:viewBox="0 0 143 271" svg:d="M75 4c-2-1 0-4-6-4-9 0-36 3-47 4-2 0-7 0-7 8 0 4 4 4 9 4 19 0 20 3 20 7 0 2-3 15-6 24-11 42-20 83-31 125-5 19-7 25-7 38 0 36 21 61 49 61 46 0 94-57 94-112 0-35-21-62-52-62-17 0-34 11-45 23 10-38 19-77 29-116zM38 150c3-9 3-10 6-14 19-25 36-31 46-31 14 0 24 12 24 36 0 23-12 67-19 81-13 27-30 40-46 40-13 0-26-10-26-39 0-7 0-14 7-38 3-12 5-23 8-35z"><text:p/></draw:path><draw:path draw:style-name="gr3" draw:text-style-name="P6" svg:width="0.1083in" svg:height="0.1063in" svg:x="0.4969in" svg:y="0.0374in" svg:viewBox="0 0 276 271" svg:d="M129 26c2-8 3-13 11-14 3 0 16 0 24 0 27 0 69 0 69 38 0 14-5 40-21 54-10 10-31 23-65 23-14 0-29 0-44 0 9-34 17-67 26-101zM185 131c38-7 84-35 84-73 0-33-34-58-84-58-38 0-74 0-111 0-8 0-11 0-11 8 0 4 3 4 11 4 1 0 7 0 14 1 8 0 11 1 11 6 0 2 0 3-1 7-18 69-35 137-53 206-3 16-4 18-34 18-8 0-11 0-11 7 0 5 4 5 5 5 11 0 38-1 49-1s38 1 49 1c4 0 8 0 8-8 0-4-3-4-11-4-14 0-25 0-25-7 0-2 1-4 1-6 9-34 16-68 25-102 16 0 31 0 46 0 36 0 42 22 42 35 0 6-2 17-4 26-4 11-7 25-7 33 0 42 46 42 52 42 32 0 46-39 46-44s-3-4-4-5c-5 0-5 3-6 5-10 28-26 35-35 35-13 0-15-8-15-23 0-12 2-32 3-44 1-6 2-13 2-18 0-29-26-41-36-46z"><text:p/></draw:path><draw:path draw:style-name="gr3" draw:text-style-name="P6" svg:width="0.0591in" svg:height="0.0677in" svg:x="0.6134in" svg:y="0.074in" svg:viewBox="0 0 151 173" svg:d="M138 23c-7 0-12 0-17 5-7 6-8 13-8 16 0 9 8 13 15 13 11 0 22-9 22-24 0-20-19-33-45-33-53 0-105 55-105 108 0 34 23 65 63 65 56 0 88-40 88-45 0-2-2-5-5-5-2 0-3 1-5 4-31 37-73 37-77 37-24 0-35-18-35-41 0-16 7-53 20-77 13-22 35-38 56-38 13 0 27 5 33 15z"><text:p/></draw:path></draw:g><text:s/>גורר <draw:g text:anchor-type="as-char" svg:y="-0.1063in" draw:z-index="40" draw:name="Shape43" draw:style-name="gr1"><svg:title>TexMaths</svg:title><svg:desc>11§display§aRc§svg§600§FALSE§</svg:desc><draw:path draw:style-name="gr2" draw:text-style-name="P5" svg:width="0.2453in" svg:height="0.0906in" svg:x="0.0016in" svg:y="0.0071in" svg:viewBox="0 0 624 231" svg:d="M0 0c208 0 416 0 624 0 0 77 0 154 0 231-208 0-416 0-624 0 0-77 0-154 0-231z"><text:p/></draw:path><draw:path draw:style-name="gr3" draw:text-style-name="P6" svg:width="0.0693in" svg:height="0.0681in" svg:x="-0.0004in" svg:y="0.0362in" svg:viewBox="0 0 177 174" svg:d="M129 25c-8-14-19-25-36-25-46 0-93 57-93 113 0 36 21 61 52 61 7 0 26-1 49-29 3 17 17 29 35 29 13 0 22-9 29-21 6-14 12-36 12-37 0-4-4-4-6-4-3 0-3 1-5 7-6 24-13 46-29 46-11 0-12-10-12-18 0-7 1-11 6-27 4-15 4-20 9-34 4-19 8-36 13-54 3-11 3-12 3-13 0-7-5-11-12-11-9 0-14 9-15 17zM103 125c-2 7-2 8-7 14-17 21-33 26-44 26-19 0-25-21-25-34 0-20 13-67 21-85 12-23 30-37 45-37 26 0 31 32 31 34s-1 4-1 7c-7 25-13 50-20 75z"><text:p/></draw:path><draw:path draw:style-name="gr3" draw:text-style-name="P6" svg:width="0.1079in" svg:height="0.1063in" svg:x="0.0803in" svg:y="0in" svg:viewBox="0 0 275 271" svg:d="M129 26c2-8 3-13 11-14 3 0 15 0 23 0 27 0 70 0 70 39 0 12-7 39-21 54-11 9-31 23-66 23-14 0-28 0-43 0 8-34 17-69 26-102zM184 132c39-9 84-35 84-74 0-34-34-58-84-58-38 0-74 0-110 0-8 0-11 0-11 8 0 4 3 4 11 4 4 0 7 0 14 1 6 0 10 1 10 6 0 2 0 3-1 7-18 69-34 138-52 206-3 16-4 18-35 18-7 0-10 0-10 8 0 4 4 4 5 4 10 0 38-1 49-1s37 1 48 1c3 0 8 0 8-8 0-4-3-4-10-4-14 0-25 0-25-7 0-2 0-4 1-6 9-34 16-69 25-102 15 0 31 0 46 0 35 0 42 21 42 35 0 5-3 17-5 26-4 11-7 25-7 33 0 42 46 42 52 42 33 0 46-39 46-44s-4-2-5-5c-3 0-4 3-5 5-10 28-27 35-35 35-12 0-16-8-16-23 0-12 2-32 5-44 1-6 1-13 1-18 0-30-26-41-36-45z"><text:p/></draw:path><draw:path draw:style-name="gr3" draw:text-style-name="P6" svg:width="0.0583in" svg:height="0.0681in" svg:x="0.1961in" svg:y="0.0362in" svg:viewBox="0 0 149 174" svg:d="M136 24c-6 0-11 0-16 6-7 5-8 12-8 15 0 9 8 13 14 13 11 0 22-8 22-24 0-20-18-34-45-34-52 0-103 56-103 110 0 33 22 64 62 64 56 0 87-40 87-44 0-2-2-6-4-6s-3 1-5 5c-30 36-73 36-77 36-25 0-34-19-34-41 0-15 7-52 19-77 12-22 34-38 55-38 13 0 28 5 33 15z"><text:p/></draw:path></draw:g>, ונוכיח שהיחס הוא טרנזיטיבי. יהי <draw:g text:anchor-type="as-char" svg:y="-0.1047in" draw:z-index="43" draw:name="Shape44" draw:style-name="gr1"><svg:title>TexMaths</svg:title><svg:desc>11§display§b \in B§svg§600§FALSE§</svg:desc><draw:path draw:style-name="gr2" draw:text-style-name="P5" svg:width="0.3496in" svg:height="0.0953in" svg:x="0.0004in" svg:y="0.0079in" svg:viewBox="0 0 889 243" svg:d="M0 0c296 0 593 0 889 0 0 81 0 162 0 243-296 0-593 0-889 0 0-81 0-162 0-243z"><text:p/></draw:path><draw:path draw:style-name="gr3" draw:text-style-name="P6" svg:width="0.0559in" svg:height="0.1063in" svg:x="-0.0004in" svg:y="0in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6" svg:width="0.076in" svg:height="0.0874in" svg:x="0.1126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6" svg:width="0.1083in" svg:height="0.1031in" svg:x="0.2496in" svg:y="0.002in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, נניח <draw:g text:anchor-type="as-char" svg:y="-0.1083in" draw:z-index="44" draw:name="Shape45" draw:style-name="gr1"><svg:title>TexMaths</svg:title><svg:desc>11§display§aRb \land bRc§svg§600§FALSE§</svg:desc><draw:path draw:style-name="gr2" draw:text-style-name="P5" svg:width="0.6622in" svg:height="0.0921in" svg:x="0.0016in" svg:y="0.0079in" svg:viewBox="0 0 1683 235" svg:d="M0 0c561 0 1122 0 1683 0 0 78 0 157 0 235-561 0-1122 0-1683 0 0-78 0-157 0-235z"><text:p/></draw:path><draw:path draw:style-name="gr3" draw:text-style-name="P6" svg:width="0.0693in" svg:height="0.0681in" svg:x="-0.0004in" svg:y="0.0382in" svg:viewBox="0 0 177 174" svg:d="M129 25c-7-14-19-25-35-25-46 0-94 57-94 113 0 35 21 61 52 61 7 0 26-2 49-29 4 16 18 29 35 29 15 0 24-9 29-21 7-15 12-37 12-38 0-3-3-3-4-3-5 0-5 1-6 7-6 24-14 46-29 46-10 0-11-10-11-18 0-7 0-10 4-27 4-16 5-20 9-34 4-19 9-37 13-54 3-11 3-12 3-13 0-7-4-11-11-11-10 0-15 8-16 17zM103 125c-2 7-2 8-7 13-17 21-33 27-44 27-19 0-24-21-24-35 0-19 12-66 20-84 13-23 30-37 46-37 25 0 30 32 30 34s-1 4-1 6c-6 26-13 51-20 76z"><text:p/></draw:path><draw:path draw:style-name="gr3" draw:text-style-name="P6" svg:width="0.1083in" svg:height="0.1059in" svg:x="0.0803in" svg:y="0.002in" svg:viewBox="0 0 276 270" svg:d="M129 26c2-8 3-13 11-14 3 0 16 0 24 0 27 0 69 0 69 37 0 14-5 41-21 55-10 10-30 23-65 23-14 0-29 0-44 0 9-34 17-68 26-101zM185 132c38-9 85-35 85-75 0-33-35-57-85-57-38 0-74 0-111 0-8 0-11 0-11 8 0 4 3 4 11 4 1 0 7 0 14 0 8 1 11 1 11 7 0 1 0 2-1 7-18 68-35 138-53 206-3 15-4 17-34 17-8 0-11 0-11 8 0 4 4 4 6 4 11 0 37-1 48-1s38 1 49 1c4 0 8 0 8-7 0-5-3-5-11-5-14 0-25 0-25-6 0-2 1-5 1-7 9-34 16-68 25-101 16 0 31 0 46 0 36 0 42 21 42 34 0 6-2 18-4 27-3 11-7 25-7 33 0 41 46 41 52 41 32 0 46-38 46-44 0-5-3-3-4-5-5 0-5 3-6 5-10 29-26 35-35 35-13 0-15-7-15-23 0-12 2-31 4-44 0-5 1-13 1-18 0-30-26-40-36-44z"><text:p/></draw:path><draw:path draw:style-name="gr3" draw:text-style-name="P6" svg:width="0.0555in" svg:height="0.1059in" svg:x="0.198in" svg:y="0in" svg:viewBox="0 0 142 270" svg:d="M74 4c-2-1 0-4-6-4-9 0-36 3-46 4-3 0-8 0-8 8 0 4 4 4 9 4 19 0 20 3 20 7 0 2-3 15-6 23-11 42-20 84-31 125-5 19-6 26-6 39 0 36 20 60 48 60 47 0 94-57 94-113 0-33-21-60-52-60-17 0-34 12-45 23 10-39 19-77 29-116zM37 148c3-7 3-8 6-12 19-25 36-31 46-31 14 0 24 13 24 36s-12 67-18 81c-14 26-31 39-47 39-13 0-25-9-25-38 0-8 0-14 6-38 3-13 5-25 8-37z"><text:p/></draw:path><draw:path draw:style-name="gr3" draw:text-style-name="P6" svg:width="0.0843in" svg:height="0.0929in" svg:x="0.298in" svg:y="0.0146in" svg:viewBox="0 0 215 237" svg:d="M117 8c-4-7-6-8-9-8-6 0-7 2-9 8-32 71-64 143-96 214-3 5-3 5-3 8 0 4 3 7 8 7 3 0 5-1 9-7 30-69 60-136 91-204 30 68 60 135 90 204 3 7 8 7 9 7 4 0 8-3 8-7 0-1 0-1-3-7-32-71-63-144-95-215z"><text:p/></draw:path><draw:path draw:style-name="gr3" draw:text-style-name="P6" svg:width="0.0559in" svg:height="0.1059in" svg:x="0.4315in" svg:y="0in" svg:viewBox="0 0 143 270" svg:d="M75 4c-2-1 0-4-6-4-8 0-36 3-47 4-2 0-7 0-7 8 0 4 4 4 9 4 19 0 20 3 20 7 0 2-3 15-5 23-11 42-21 84-32 125-5 19-7 26-7 39 0 36 21 60 50 60 45 0 93-57 93-113 0-33-21-60-52-60-17 0-34 12-45 23 10-39 19-77 29-116zM39 148c2-7 2-8 5-12 19-25 36-31 46-31 15 0 24 13 24 36s-12 67-19 81c-12 26-30 39-45 39-14 0-27-9-27-38 0-8 0-14 7-38 3-13 5-25 9-37z"><text:p/></draw:path><draw:path draw:style-name="gr3" draw:text-style-name="P6" svg:width="0.1083in" svg:height="0.1059in" svg:x="0.4961in" svg:y="0.002in" svg:viewBox="0 0 276 270" svg:d="M129 26c2-8 3-13 11-14 3 0 16 0 24 0 27 0 69 0 69 37 0 14-5 41-21 55-10 10-30 23-65 23-14 0-29 0-44 0 9-34 17-68 26-101zM185 132c38-9 85-35 85-75 0-33-35-57-85-57-38 0-74 0-111 0-8 0-11 0-11 8 0 4 3 4 11 4 1 0 7 0 14 0 8 1 11 1 11 7 0 1 0 2-1 7-18 68-35 138-53 206-3 15-4 17-34 17-8 0-11 0-11 8 0 4 4 4 6 4 11 0 37-1 48-1s38 1 49 1c4 0 8 0 8-7 0-5-3-5-11-5-14 0-25 0-25-6 0-2 1-5 1-7 9-34 16-68 25-101 16 0 31 0 46 0 36 0 42 21 42 34 0 6-2 18-4 27-3 11-7 25-7 33 0 41 46 41 52 41 32 0 46-38 46-44 0-5-3-3-4-5-5 0-5 3-6 5-10 29-26 35-35 35-13 0-15-7-15-23 0-12 2-31 3-44 1-5 2-13 2-18 0-30-26-40-36-44z"><text:p/></draw:path><draw:path draw:style-name="gr3" draw:text-style-name="P6" svg:width="0.0591in" svg:height="0.0681in" svg:x="0.6126in" svg:y="0.0382in" svg:viewBox="0 0 151 174" svg:d="M138 24c-7 0-11 0-17 6-7 5-8 12-8 15 0 9 8 13 15 13 11 0 22-9 22-25 0-19-19-33-45-33-53 0-105 55-105 110 0 33 23 64 63 64 56 0 88-40 88-44 0-3-2-6-5-6-2 0-3 1-5 5-31 36-73 36-77 36-24 0-35-19-35-41 0-15 7-53 21-77 12-22 34-38 55-38 13 0 27 5 33 15z"><text:p/></draw:path></draw:g>. נניח בשלילה ש־<draw:g text:anchor-type="as-char" svg:y="-0.1063in" draw:z-index="45" draw:name="Shape46" draw:style-name="gr1"><svg:title>TexMaths</svg:title><svg:desc>11§display§\lnot aRc§svg§600§FALSE§</svg:desc><draw:path draw:style-name="gr2" draw:text-style-name="P5" svg:width="0.3469in" svg:height="0.0906in" svg:x="-0.0004in" svg:y="0.0071in" svg:viewBox="0 0 882 231" svg:d="M0 0c295 0 588 0 882 0 0 77 0 154 0 231-294 0-587 0-882 0 0-77 0-154 0-231z"><text:p/></draw:path><draw:path draw:style-name="gr3" draw:text-style-name="P6" svg:width="0.0843in" svg:height="0.0398in" svg:x="0in" svg:y="0.05in" svg:viewBox="0 0 215 102" svg:d="M215 13c0-12-2-13-14-13-63 0-124 0-187 0-6 0-14 0-14 8 0 7 8 7 14 7 62 0 123 0 185 0 0 25 0 49 0 73 0 8 0 14 9 14 7 0 7-6 7-14 0-25 0-49 0-75z"><text:p/></draw:path><draw:path draw:style-name="gr3" draw:text-style-name="P6" svg:width="0.0693in" svg:height="0.0681in" svg:x="0.0992in" svg:y="0.0362in" svg:viewBox="0 0 177 174" svg:d="M129 25c-7-14-18-25-36-25-45 0-93 57-93 113 0 36 21 61 52 61 7 0 26-1 49-29 3 17 18 29 35 29 15 0 23-9 29-21 6-14 12-36 12-37 0-4-3-4-4-4-5 0-5 1-6 7-7 24-13 46-30 46-10 0-11-10-11-18 0-7 0-11 5-27 4-15 5-20 9-34 4-19 9-36 14-54 2-11 2-12 2-13 0-7-4-11-11-11-10 0-15 9-16 17zM103 125c-2 7-2 8-7 14-17 21-33 26-43 26-20 0-26-21-26-34 0-20 13-67 21-85 12-23 30-37 45-37 26 0 31 32 31 34s-1 4-1 7c-7 25-13 50-20 75z"><text:p/></draw:path><draw:path draw:style-name="gr3" draw:text-style-name="P6" svg:width="0.1083in" svg:height="0.1063in" svg:x="0.1791in" svg:y="0in" svg:viewBox="0 0 276 271" svg:d="M129 26c2-8 4-13 11-14 3 0 16 0 24 0 27 0 70 0 70 39 0 12-7 38-22 54-10 8-31 23-65 23-14 0-28 0-43 0 8-34 17-69 25-102zM185 132c38-9 84-35 84-74 0-34-34-58-84-58-37 0-74 0-110 0-9 0-12 0-12 8 0 4 3 4 11 4 1 0 8 0 14 1 8 0 11 1 11 6 0 2 0 3-1 7-18 69-34 138-52 206-4 16-5 18-35 18-8 0-11 0-11 8 0 4 4 4 5 4 11 0 38-1 49-1s38 1 49 1c4 0 8 0 8-8 0-4-3-4-11-4-14 0-25 0-25-7 0-2 1-4 1-6 9-34 16-69 25-102 15 0 31 0 46 0 35 0 42 21 42 35 0 5-2 17-4 26-4 11-7 25-7 33 0 42 46 42 52 42 33 0 46-39 46-44s-3-2-5-5c-4 0-4 3-5 5-10 28-26 35-35 35-13 0-16-8-16-23 0-12 3-32 5-44 0-6 1-13 1-18 0-30-26-41-36-45z"><text:p/></draw:path><draw:path draw:style-name="gr3" draw:text-style-name="P6" svg:width="0.0591in" svg:height="0.0681in" svg:x="0.2957in" svg:y="0.0362in" svg:viewBox="0 0 151 174" svg:d="M137 24c-6 0-11 0-16 6-7 5-8 12-8 15 0 9 8 13 14 13 11 0 22-8 22-24 0-20-18-34-45-34-52 0-104 56-104 110 0 33 23 64 63 64 56 0 88-40 88-44 0-2-3-6-5-6s-3 1-5 5c-31 36-73 36-77 36-24 0-35-19-35-41 0-15 7-52 20-77 13-22 35-38 55-38 14 0 28 5 33 15z"><text:p/></draw:path></draw:g>, ונסיק סתירה מתוך ההנחה שטוענת שקיום <draw:g text:anchor-type="as-char" svg:y="-0.1075in" draw:z-index="46" draw:name="Shape47" draw:style-name="gr1"><svg:title>TexMaths</svg:title><svg:desc>11§display§b \in A§svg§600§FALSE§</svg:desc><draw:path draw:style-name="gr2" draw:text-style-name="P5" svg:width="0.3449in" svg:height="0.0984in" svg:x="0in" svg:y="0.0079in" svg:viewBox="0 0 877 251" svg:d="M438 251c-146 0-291 0-438 0 0-84 0-167 0-251 292 0 585 0 877 0 0 84 0 167 0 251-147 0-293 0-439 0z"><text:p/></draw:path><draw:path draw:style-name="gr3" draw:text-style-name="P6" svg:width="0.0555in" svg:height="0.1063in" svg:x="-0.0004in" svg:y="0.0047in" svg:viewBox="0 0 142 271" svg:d="M74 4c0-1 0-4-5-4-10 0-37 3-47 3-3 1-8 1-8 8 0 6 4 6 9 6 19 0 20 2 20 6 0 2-3 16-6 23-11 42-20 84-31 125-5 19-6 25-6 39 0 37 20 61 48 61 47 0 94-57 94-113 0-35-21-61-52-61-17 0-33 11-45 23 10-39 19-77 29-116zM37 150c3-9 3-9 6-14 20-25 36-30 46-30 15 0 26 11 26 36 0 21-14 66-20 80-13 26-31 40-47 40-13 0-25-10-25-39 0-7 0-15 6-39 3-11 5-23 8-34z"><text:p/></draw:path><draw:path draw:style-name="gr3" draw:text-style-name="P6" svg:width="0.076in" svg:height="0.087in" svg:x="0.1126in" svg:y="0.0283in" svg:viewBox="0 0 194 222" svg:d="M181 119c6 0 13 0 13-8s-7-8-13-8c-55 0-109 0-164 0 4-51 48-88 103-88 20 0 40 0 61 0 6 0 13 0 13-7 0-8-7-8-13-8-21 0-41 0-62 0-66 0-119 50-119 111s53 111 119 111c21 0 41 0 62 0 6 0 13 0 13-7 0-8-7-8-13-8-21 0-41 0-61 0-55 0-99-37-103-88 55 0 109 0 164 0z"><text:p/></draw:path><draw:path draw:style-name="gr3" draw:text-style-name="P6" svg:width="0.1043in" svg:height="0.1079in" svg:x="0.2488in" svg:y="0in" svg:viewBox="0 0 266 275" svg:d="M56 231c-15 25-31 31-48 32-5 0-8 0-8 8 0 2 2 4 6 4 9 0 22-1 33-1 12 0 26 1 38 1 2 0 8 0 8-8 0-4-5-4-7-4-9-1-19-4-19-13 0-5 4-9 6-14 10-17 20-33 30-50 32 0 64 0 97 0 1 8 6 61 6 64 0 12-21 13-28 13-5 0-9 0-9 8 0 4 4 4 5 4 16 0 32-1 49-1 10 0 34 1 43 1 3 0 8 0 8-8 0-4-5-4-9-4-25 0-25-2-26-14-8-79-16-160-24-239 0-8 0-10-6-10-7 0-8 3-10 7-46 74-90 149-135 224zM102 174c26-42 51-84 76-126 4 42 8 84 13 126-30 0-59 0-89 0z"><text:p/></draw:path></draw:g><text:s/>כזה גוררת <draw:g text:anchor-type="as-char" svg:y="-0.1063in" draw:z-index="47" draw:name="Shape48" draw:style-name="gr1"><svg:title>TexMaths</svg:title><svg:desc>11§display§aRc§svg§600§FALSE§</svg:desc><draw:path draw:style-name="gr2" draw:text-style-name="P5" svg:width="0.2453in" svg:height="0.0906in" svg:x="0.0016in" svg:y="0.0071in" svg:viewBox="0 0 624 231" svg:d="M0 0c208 0 416 0 624 0 0 77 0 154 0 231-208 0-416 0-624 0 0-77 0-154 0-231z"><text:p/></draw:path><draw:path draw:style-name="gr3" draw:text-style-name="P6" svg:width="0.0693in" svg:height="0.0681in" svg:x="-0.0004in" svg:y="0.0362in" svg:viewBox="0 0 177 174" svg:d="M129 25c-8-14-19-25-36-25-46 0-93 57-93 113 0 36 21 61 52 61 7 0 26-1 49-29 3 17 17 29 35 29 13 0 22-9 29-21 6-14 12-36 12-37 0-4-4-4-6-4-3 0-3 1-5 7-6 24-13 46-29 46-11 0-12-10-12-18 0-7 1-11 6-27 4-15 4-20 9-34 4-19 8-36 13-54 3-11 3-12 3-13 0-7-5-11-12-11-9 0-14 9-15 17zM103 125c-2 7-2 8-7 14-17 21-33 26-44 26-19 0-25-21-25-34 0-20 13-67 21-85 12-23 30-37 45-37 26 0 31 32 31 34s-1 4-1 7c-7 25-13 50-20 75z"><text:p/></draw:path><draw:path draw:style-name="gr3" draw:text-style-name="P6" svg:width="0.1079in" svg:height="0.1063in" svg:x="0.0803in" svg:y="0in" svg:viewBox="0 0 275 271" svg:d="M129 26c2-8 3-13 11-14 3 0 15 0 23 0 27 0 70 0 70 39 0 12-7 39-21 54-11 9-31 23-66 23-14 0-28 0-43 0 8-34 17-69 26-102zM184 132c39-9 84-35 84-74 0-34-34-58-84-58-38 0-74 0-110 0-8 0-11 0-11 8 0 4 3 4 11 4 4 0 7 0 14 1 6 0 10 1 10 6 0 2 0 3-1 7-18 69-34 138-52 206-3 16-4 18-35 18-7 0-10 0-10 8 0 4 4 4 5 4 10 0 38-1 49-1s37 1 48 1c3 0 8 0 8-8 0-4-3-4-10-4-14 0-25 0-25-7 0-2 0-4 1-6 9-34 16-69 25-102 15 0 31 0 46 0 35 0 42 21 42 35 0 5-3 17-5 26-4 11-7 25-7 33 0 42 46 42 52 42 33 0 46-39 46-44s-4-2-5-5c-3 0-4 3-5 5-10 28-27 35-35 35-12 0-16-8-16-23 0-12 2-32 5-44 1-6 1-13 1-18 0-30-26-41-36-45z"><text:p/></draw:path><draw:path draw:style-name="gr3" draw:text-style-name="P6" svg:width="0.0583in" svg:height="0.0681in" svg:x="0.1961in" svg:y="0.0362in" svg:viewBox="0 0 149 174" svg:d="M136 24c-6 0-11 0-16 6-7 5-8 12-8 15 0 9 8 13 14 13 11 0 22-8 22-24 0-20-18-34-45-34-52 0-103 56-103 110 0 33 22 64 62 64 56 0 87-40 87-44 0-2-2-6-4-6s-3 1-5 5c-30 36-73 36-77 36-25 0-34-19-34-41 0-15 7-52 19-77 12-22 34-38 55-38 13 0 28 5 33 15z"><text:p/></draw:path></draw:g>. </text:p>
        </text:list-item>
      </text:list>
      <text:p text:style-name="P9"><draw:g text:anchor-type="as-char" svg:y="-0.1134in" draw:z-index="48" draw:name="Shape49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2</text:h>
      <text:p text:style-name="P15">יהי <draw:g text:anchor-type="as-char" svg:y="-0.1063in" draw:z-index="49" draw:name="Shape50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/>יחס מעל קבוצה <draw:g text:anchor-type="as-char" svg:y="-0.1083in" draw:z-index="50" draw:name="Shape51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. נגדיר קבוצה <draw:g text:anchor-type="as-char" svg:y="-0.1075in" draw:z-index="52" draw:name="Shape52" draw:style-name="gr1"><svg:title>TexMaths</svg:title><svg:desc>11§display§B \subseteq A§svg§600§FALSE§</svg:desc><draw:path draw:style-name="gr2" draw:text-style-name="P5" svg:width="0.4189in" svg:height="0.113in" svg:x="0.0008in" svg:y="0.0075in" svg:viewBox="0 0 1065 288" svg:d="M0 0c355 0 709 0 1065 0 0 96 0 193 0 288-356 0-710 0-1065 0 0-95 0-192 0-288z"><text:p/></draw:path><draw:path draw:style-name="gr3" draw:text-style-name="P6" svg:width="0.1079in" svg:height="0.1028in" svg:x="-0.0004in" svg:y="0.0051in" svg:viewBox="0 0 275 262" svg:d="M45 232c-3 15-4 18-35 18-7 0-10 0-10 8 0 4 3 4 10 4 46 0 92 0 139 0 60 0 105-45 105-84 0-26-22-48-59-53 40-7 80-36 80-72 0-29-25-53-71-53-43 0-87 0-130 0-8 0-11 0-11 8 0 3 3 3 11 3 4 0 7 0 14 1s11 1 11 7c0 1-1 2-2 6-18 70-34 139-52 207zM103 122c8-32 17-64 25-96 3-14 4-15 21-15 16 0 32 0 49 0 34 0 42 23 42 41 0 33-33 70-81 70-18 0-37 0-56 0zM86 250c-6 0-6 0-8 0-4-1-5-1-5-5 0-1 0-1 2-8 9-36 17-72 26-107 24 0 49 0 73 0 37 0 45 28 45 44 0 38-34 76-80 76-18 0-36 0-53 0z"><text:p/></draw:path><draw:path draw:style-name="gr3" draw:text-style-name="P6" svg:width="0.0921in" svg:height="0.1165in" svg:x="0.1713in" svg:y="0.0118in" svg:viewBox="0 0 235 297" svg:d="M222 15c7 0 13 0 13-7 0-8-6-8-13-8-35 0-69 0-104 0-66 0-118 51-118 111 0 62 53 111 118 111 35 0 69 0 104 0 7 0 13 0 13-7 0-8-6-8-13-8-35 0-69 0-103 0-61 0-104-44-104-95 0-53 44-97 104-97 34 0 68 0 103 0zM21 282c-7 0-13 0-13 7 0 8 6 8 13 8 67 0 134 0 201 0 7 0 13 0 13-8 0-7-6-7-13-7-67 0-134 0-201 0z"><text:p/></draw:path><draw:path draw:style-name="gr3" draw:text-style-name="P6" svg:width="0.1039in" svg:height="0.1079in" svg:x="0.3236in" svg:y="0in" svg:viewBox="0 0 265 275" svg:d="M56 231c-15 25-31 31-47 32-6 0-9 0-9 8 0 2 2 4 6 4 9 0 22-1 33-1 13 0 26 1 38 1 2 0 8 0 8-8 0-4-4-4-7-4-9-1-18-3-18-13 0-5 3-9 6-14 10-17 19-33 29-50 32 0 65 0 96 0 2 8 7 61 7 65 0 11-20 12-27 12-6 0-10 0-10 8 0 4 4 4 5 4 17 0 33-1 49-1 9 0 34 1 44 1 2 0 6 0 6-8 0-4-4-4-9-4-24 0-24-2-25-14-8-81-15-160-23-240-1-8-1-9-8-9-6 0-7 2-10 7-45 74-89 149-134 224zM102 174c26-42 51-85 76-127 5 42 8 85 12 127-29 0-58 0-88 0z"><text:p/></draw:path></draw:g><text:s/><text:span text:style-name="T2">סגורה ביחס ל־</text:span><text:span text:style-name="T2"><draw:g text:anchor-type="as-char" svg:y="-0.1063in" draw:z-index="51" draw:name="Shape53" draw:style-name="gr1"><svg:title>TexMaths</svg:title><svg:desc>11§display§\bm{R}§svg§600§FALSE§</svg:desc><draw:path draw:style-name="gr2" draw:text-style-name="P5" svg:width="0.1177in" svg:height="0.0906in" svg:x="0.0008in" svg:y="0.0063in" svg:viewBox="0 0 300 231" svg:d="M151 231c-51 0-100 0-151 0 0-77 0-154 0-231 100 0 200 0 300 0 0 77 0 154 0 231-50 0-99 0-149 0z"><text:p/></draw:path><draw:path draw:style-name="gr3" draw:text-style-name="P6" svg:width="0.1268in" svg:height="0.1063in" svg:x="-0.0004in" svg:y="-0.0004in" svg:viewBox="0 0 323 271" svg:d="M152 25c1-5 2-5 2-6 3 0 20 0 29 0 34 0 71 0 71 32-7 18-2 37-22 57-5 5-23 17-60 17-15 0-31 0-45 0 7-34 16-67 25-100zM227 134c70-18 82-55 82-75 0-38-42-59-100-59-44 0-89 0-133 0-8 0-14 0-14 11 0 8 5 8 16 8 8 0 16 0 23 0-18 72-37 146-55 219-1 6-1 6-9 7-6 0-14 0-19 0-10 0-11 0-14 2-4 3-4 8-4 11 3 2 1 6 9 6 10 0 20-1 30-1 8 0 18 0 27 0 13 0 46 1 60 1 3 0 5 0 7-3 3-1 3-6 4-8 0-8-6-8-17-8-8 0-15 0-23 0 9-35 18-70 26-105 16 0 31 0 47 0 12 0 37 2 37 31 0 5-3 18-6 28-4 17-5 22-5 29 0 39 52 43 72 43 41 0 55-39 55-45 0-7-7-7-10-7-7 0-8 2-9 8-5 15-18 29-33 29-11 0-19-4-19-23 0-5 2-12 6-43 1-4 2-12 2-15 0-15-8-32-33-41z"><text:p/></draw:path></draw:g></text:span><text:span text:style-name="T3"> אם ורק אם </text:span><text:span text:style-name="T3"><draw:g text:anchor-type="as-char" svg:y="-0.1134in" draw:z-index="53" draw:name="Shape54" draw:style-name="gr1"><svg:title>TexMaths</svg:title><svg:desc>11§display§\forall x \in B. \forall a \in A. (xRa \implies a \in B)§svg§600§FALSE§</svg:desc><draw:path draw:style-name="gr2" draw:text-style-name="P5" svg:width="2.2051in" svg:height="0.1354in" svg:x="0.0079in" svg:y="0.0071in" svg:viewBox="0 0 5602 345" svg:d="M0 0c1867 0 3735 0 5602 0 0 115 0 230 0 345-1867 0-3735 0-5602 0 0-115 0-230 0-345z"><text:p/></draw:path><draw:path draw:style-name="gr3" draw:text-style-name="P6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6" svg:width="0.0756in" svg:height="0.0681in" svg:x="0.089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" draw:text-style-name="P6" svg:width="0.0756in" svg:height="0.087in" svg:x="0.2264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" svg:width="0.1083in" svg:height="0.1031in" svg:x="0.3638in" svg:y="0.0098in" svg:viewBox="0 0 276 263" svg:d="M46 232c-4 16-4 19-35 19-7 0-11 0-11 8 0 4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6" svg:width="0.0157in" svg:height="0.0161in" svg:x="0.4937in" svg:y="0.0972in" svg:viewBox="0 0 41 42" svg:d="M41 21c0-11-9-21-20-21-12 0-21 10-21 21s9 21 21 21c11 0 20-10 20-21z"><text:p/></draw:path><draw:path draw:style-name="gr3" draw:text-style-name="P6" svg:width="0.0846in" svg:height="0.1075in" svg:x="0.5228in" svg:y="0.0071in" svg:viewBox="0 0 216 274" svg:d="M213 14c3-4 3-5 3-6 0-5-4-8-8-8-6 0-8 4-9 9-11 28-22 56-33 85-38 0-78 0-116 0-11-29-22-57-33-85-2-6-4-9-9-9-4 0-8 3-8 8 1 2 0 1 2 6 32 84 65 168 97 251 2 6 3 9 9 9 5 0 6-4 9-8 32-83 65-168 96-252zM55 109c35 0 70 0 106 0-18 45-36 90-53 135-18-45-35-90-53-135z"><text:p/></draw:path><draw:path draw:style-name="gr3" draw:text-style-name="P6" svg:width="0.0689in" svg:height="0.0681in" svg:x="0.6138in" svg:y="0.0453in" svg:viewBox="0 0 176 174" svg:d="M129 24c-8-14-19-24-37-24-45 0-92 56-92 112 0 37 21 62 51 62 7 0 27-1 50-29 4 17 17 29 35 29 14 0 22-9 29-21 7-14 11-37 11-38 0-4-3-4-4-4-4 0-5 1-6 7-6 25-13 48-28 48-11 0-13-10-13-17 0-9 2-12 6-29s4-21 8-35c4-19 10-37 14-54 2-11 2-11 2-13 0-7-4-10-11-10-9 0-14 9-15 16zM103 124c-2 7-2 8-7 15-18 21-33 27-44 27-20 0-26-22-26-36 0-20 14-67 22-85 13-23 30-37 46-37 24 0 29 32 29 34s0 4-1 6c-6 26-12 51-19 76z"><text:p/></draw:path><draw:path draw:style-name="gr3" draw:text-style-name="P6" svg:width="0.076in" svg:height="0.087in" svg:x="0.7429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" svg:width="0.1039in" svg:height="0.1079in" svg:x="0.8791in" svg:y="0.0043in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3-3-9-3-24 0-24-3-25-14-8-79-15-160-23-240-1-8-1-9-8-9-6 0-7 2-10 7-45 74-89 149-134 223zM102 175c26-43 51-86 76-128 5 42 8 85 12 128-29 0-58 0-88 0z"><text:p/></draw:path><draw:path draw:style-name="gr3" draw:text-style-name="P6" svg:width="0.0161in" svg:height="0.0161in" svg:x="1.0008in" svg:y="0.0972in" svg:viewBox="0 0 42 42" svg:d="M42 21c0-11-10-21-21-21s-21 10-21 21 10 21 21 21 21-10 21-21z"><text:p/></draw:path><draw:path draw:style-name="gr3" draw:text-style-name="P6" svg:width="0.0346in" svg:height="0.1508in" svg:x="1.0457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756in" svg:height="0.0681in" svg:x="1.0941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19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" draw:text-style-name="P6" svg:width="0.1083in" svg:height="0.1063in" svg:x="1.1823in" svg:y="0.0098in" svg:viewBox="0 0 276 271" svg:d="M129 28c2-10 3-14 11-15 3-1 15-1 23-1 27 0 70 0 70 39 0 13-5 39-21 55-10 10-30 22-65 22-14 0-29 0-44 0 9-34 17-67 26-100zM185 132c38-8 85-35 85-74 0-33-36-58-86-58-37 0-74 0-110 0-8 0-11 0-11 8 0 4 3 4 11 4 1 0 7 0 14 1s11 1 11 7c0 1-1 2-2 6-18 69-34 138-52 206-3 16-4 19-35 19-7 0-10 0-10 8 0 4 4 4 6 4 9 0 37-2 48-2s38 2 49 2c3 0 8 0 8-9 0-3-4-3-11-3-14 0-25 0-25-8 0-2 1-4 1-6 9-33 16-67 25-100 16 0 31 0 46 0 36 0 42 20 42 34 0 6-3 18-5 26-2 10-6 24-6 32 0 42 46 42 51 42 33 0 47-39 47-44s-4-5-5-5c-4 0-4 3-5 6-10 29-26 35-35 35-13 0-15-9-15-24 0-12 2-32 3-44 1-5 2-11 2-17 0-29-26-41-36-46z"><text:p/></draw:path><draw:path draw:style-name="gr3" draw:text-style-name="P6" svg:width="0.0693in" svg:height="0.0681in" svg:x="1.2988in" svg:y="0.0453in" svg:viewBox="0 0 177 174" svg:d="M129 24c-7-14-19-24-35-24-47 0-94 56-94 112 0 37 21 62 52 62 7 0 26-1 49-29 4 17 17 29 35 29 15 0 24-9 29-21 7-14 12-37 12-38 0-4-3-4-4-4-5 0-5 1-6 7-6 25-14 48-29 48-11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3" draw:text-style-name="P6" svg:width="0.1008in" svg:height="0.035in" svg:x="1.4661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1346in" svg:height="0.0823in" svg:x="1.5591in" svg:y="0.0335in" svg:viewBox="0 0 343 210" svg:d="M260 76c15 14 35 24 48 30-14 6-33 16-48 29-83 0-164 0-247 0-5 0-13 0-13 8s7 8 13 8c76 0 153 0 229 0-19 17-38 50-38 55 0 4 4 4 6 4 3 0 7 0 8-3 8-14 19-33 44-56 26-23 53-34 72-40 7-2 7-2 8-3 1 0 1-1 1-2s0-1 0-3c-1-1-1-1-2-1-2-1-1-1-8-3-52-15-91-49-113-91-3-8-4-8-10-8-2 0-6 0-6 4 0 5 19 39 38 57-76 0-153 0-229 0-6 0-13 0-13 7 0 8 8 8 13 8 83 0 164 0 247 0z"><text:p/></draw:path><draw:path draw:style-name="gr3" draw:text-style-name="P6" svg:width="0.0693in" svg:height="0.0681in" svg:x="1.7937in" svg:y="0.0453in" svg:viewBox="0 0 177 174" svg:d="M129 24c-7-14-18-24-35-24-46 0-94 56-94 112 0 37 21 62 52 62 7 0 26-1 50-29 3 17 17 29 36 29 13 0 22-9 28-21 7-14 11-37 11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draw:path draw:style-name="gr3" draw:text-style-name="P6" svg:width="0.0756in" svg:height="0.087in" svg:x="1.9228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1083in" svg:height="0.1031in" svg:x="2.0602in" svg:y="0.0098in" svg:viewBox="0 0 276 263" svg:d="M46 232c-4 16-5 19-35 19-7 0-11 0-11 8 0 4 3 4 11 4 46 0 91 0 138 0 61 0 106-46 106-82 0-28-22-51-60-54 40-8 81-37 81-73 0-29-25-54-71-54-43 0-87 0-130 0-8 0-12 0-12 8 0 4 3 4 11 4 1 0 9 0 15 1 7 1 10 1 10 7 0 1 0 2-1 6-18 69-34 138-52 206zM105 122c7-32 15-63 23-94 4-15 4-16 21-16 16 0 34 0 50 0 34 0 42 23 42 40 0 34-33 70-80 70-19 0-38 0-56 0zM87 251c-6 0-7 0-9-1-3 0-5 0-5-3 0-1 0-3 2-9 9-35 17-72 26-107 24 0 50 0 74 0 37 0 44 29 44 45 0 38-34 75-79 75-18 0-35 0-53 0z"><text:p/></draw:path><draw:path draw:style-name="gr3" draw:text-style-name="P6" svg:width="0.035in" svg:height="0.1508in" svg:x="2.1854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3">. </text:span></text:p>
      <text:p text:style-name="P15"><text:span text:style-name="T3">תהי קבוצה </text:span><text:span text:style-name="T3"><draw:g text:anchor-type="as-char" svg:y="-0.1083in" draw:z-index="54" draw:name="Shape55" draw:style-name="gr1"><svg:title>TexMaths</svg:title><svg:desc>11§display§X \subseteq A§svg§600§FALSE§</svg:desc><draw:path draw:style-name="gr2" draw:text-style-name="P5" svg:width="0.4343in" svg:height="0.1134in" svg:x="0.0039in" svg:y="0.0079in" svg:viewBox="0 0 1104 289" svg:d="M0 0c368 0 735 0 1104 0 0 97 0 192 0 289-369 0-736 0-1104 0 0-97 0-192 0-289z"><text:p/></draw:path><draw:path draw:style-name="gr3" draw:text-style-name="P6" svg:width="0.1252in" svg:height="0.1031in" svg:x="0in" svg:y="0.0051in" svg:viewBox="0 0 319 263" svg:d="M177 104c-11-25-21-51-32-76-1-4-1-4-2-5 0-3 6-10 23-12 3 0 8 0 8-7 0-4-5-4-6-4-16 0-33 1-49 1-9 0-33-1-43-1-2 0-7 0-7 8 0 3 4 3 9 3 23 0 25 4 29 13 15 35 30 72 46 107-28 30-55 58-83 88-1 1-3 3-4 4-19 20-37 27-57 28-5 0-9 0-9 8 2 1 0 4 5 4 13 0 25-1 37-1 14 0 29 1 43 1 3 0 7 0 7-8 0-4-3-3-4-4-4 0-17-1-17-12 0-6 7-12 11-18 14-13 27-27 40-41 11-13 23-25 34-38 13 31 26 62 40 92 1 5 2 5 2 6 0 3-8 10-23 11-5 0-8 1-8 8 0 4 4 4 6 4 11 0 38-1 49-1 10 0 33 1 43 1 2 0 6 0 6-8 0-4-3-4-6-4-25 0-26-1-33-17-15-36-41-96-50-120 26-26 66-72 80-83 11-9 25-19 48-20 5 0 9 0 9-8-2-1 0-3-6-3-11 0-24 1-36 1-14 0-29-1-43-1-2 0-6 0-6 8 0 2 1 3 4 3 3 1 15 1 15 12 0 6-4 11-7 14-21 22-42 45-63 67z"><text:p/></draw:path><draw:path draw:style-name="gr3" draw:text-style-name="P6" svg:width="0.0925in" svg:height="0.1169in" svg:x="0.1886in" svg:y="0.0122in" svg:viewBox="0 0 236 298" svg:d="M223 15c6 0 13 0 13-7 0-8-7-8-13-8-35 0-69 0-104 0-66 0-119 51-119 111 0 63 54 112 119 112 35 0 69 0 104 0 6 0 13 0 13-7 0-8-7-8-13-8-34 0-69 0-103 0-62 0-105-45-105-96 0-53 44-97 105-97 34 0 69 0 103 0zM22 283c-7 0-14 0-14 7 0 8 7 8 14 8 67 0 134 0 201 0 6 0 13 0 13-8 0-7-7-7-13-7-67 0-134 0-201 0z"><text:p/></draw:path><draw:path draw:style-name="gr3" draw:text-style-name="P6" svg:width="0.1039in" svg:height="0.1083in" svg:x="0.3417in" svg:y="0in" svg:viewBox="0 0 265 276" svg:d="M56 232c-15 25-31 31-48 32-5 0-8 0-8 8 0 2 2 4 5 4 10 0 22-1 33-1 13 0 27 1 39 1 2 0 8 0 8-8 0-4-5-4-7-4-9-1-18-3-18-13 0-5 3-9 5-14 10-17 20-33 30-50 31 0 64 0 96 0 1 8 7 61 7 65 0 11-20 12-28 12-5 0-10 0-10 8 0 4 5 4 6 4 15 0 33-1 48-1 10 0 34 1 44 1 2 0 7 0 7-8 0-4-5-4-9-4-24 0-24-2-25-14-8-81-16-161-23-241-1-8-1-9-8-9s-8 2-10 7c-45 74-89 150-134 225zM102 175c26-43 51-85 76-128 4 43 8 85 12 128-30 0-58 0-88 0z"><text:p/></draw:path></draw:g></text:span><text:span text:style-name="T3">, ונגדיר </text:span><text:span text:style-name="T3"><draw:g text:anchor-type="as-char" svg:y="-0.1217in" draw:z-index="55" draw:name="Shape56" draw:style-name="gr1"><svg:title>TexMaths</svg:title><svg:desc>11§display§X' = \{b \in A \mid \exists x \in X. xRb\}§svg§600§FALSE§</svg:desc><draw:path draw:style-name="gr2" draw:text-style-name="P5" svg:width="1.7984in" svg:height="0.1437in" svg:x="0.0035in" svg:y="0.0071in" svg:viewBox="0 0 4569 366" svg:d="M0 0c1524 0 3046 0 4569 0 0 122 0 244 0 366-1523 0-3045 0-4569 0 0-122 0-244 0-366z"><text:p/></draw:path><draw:path draw:style-name="gr3" draw:text-style-name="P6" svg:width="0.1252in" svg:height="0.1028in" svg:x="-0.0004in" svg:y="0.0189in" svg:viewBox="0 0 319 262" svg:d="M177 105c-11-27-21-52-32-77-1-4-1-4-2-5 0-3 7-10 23-12 3 0 8 0 8-7 0-4-5-4-6-4-16 0-33 1-49 1-9 0-33-1-43-1-2 0-7 0-7 8 0 3 4 3 9 3 23 0 25 4 29 13 15 37 31 72 46 108-28 29-55 57-83 86-1 2-3 3-4 4-19 21-37 27-57 28-5 1-9 1-9 8 0 1 0 4 6 4 12 0 24-1 36-1 14 0 30 1 43 1 3 0 7 0 7-8 0-3-3-2-4-4-4 0-16-1-16-12 0-6 6-12 10-17 14-13 27-27 40-41 11-13 23-26 34-38 13 31 27 62 40 91 1 5 2 5 2 6 0 3-8 10-23 11-4 1-8 1-8 8 0 4 5 4 7 4 10 0 37-1 48-1 10 0 33 1 43 1 2 0 7 0 7-7 0-5-4-5-7-5-25 0-26-1-33-17-15-35-41-94-49-119 26-26 66-72 79-83 11-9 25-19 48-20 6 0 9 0 9-8-2-1 0-3-5-3-11 0-25 1-37 1-14 0-28-1-43-1-2 0-6 0-6 8 0 2 1 3 4 3 3 1 16 1 16 12 0 6-5 11-8 14-21 22-42 44-63 68z"><text:p/></draw:path><draw:path draw:style-name="gr3" draw:text-style-name="P6" svg:width="0.0264in" svg:height="0.0547in" svg:x="0.1386in" svg:y="0in" svg:viewBox="0 0 68 140" svg:d="M66 23c2-4 2-6 2-8 0-8-7-15-15-15-11 0-15 9-16 13-12 39-23 77-35 117-1 0-1 2-2 4 0 4 9 6 11 6s2 0 4-5c17-37 34-74 51-112z"><text:p/></draw:path><draw:path draw:style-name="gr3" draw:text-style-name="P6" svg:width="0.1008in" svg:height="0.0354in" svg:x="0.2272in" svg:y="0.0661in" svg:viewBox="0 0 257 91" svg:d="M244 15c6 0 13 0 13-7 0-8-7-8-12-8-77 0-155 0-232 0-5 0-13 0-13 8 0 7 8 7 13 7 77 0 154 0 231 0zM245 91c5 0 12 0 12-7 0-8-7-8-13-8-77 0-154 0-231 0-5 0-13 0-13 8 0 7 8 7 13 7 77 0 155 0 232 0z"><text:p/></draw:path><draw:path draw:style-name="gr3" draw:text-style-name="P6" svg:width="0.0535in" svg:height="0.1512in" svg:x="0.3902in" svg:y="0.0083in" svg:viewBox="0 0 137 385" svg:d="M81 52c0-16 10-41 53-43 1-1 3-2 3-5 0-4-3-4-7-4-39 0-74 20-74 48 0 29 0 59 0 88 0 16 0 28-16 40-14 12-28 12-37 13-2 0-3 1-3 5 0 3 2 3 7 3 25 2 44 14 47 34 2 3 2 5 2 19 0 25 0 50 0 76 0 16 0 28 18 44 15 11 40 15 56 15 4 0 7 0 7-4s-2-4-6-5c-24-1-43-13-49-33-1-3-1-4-1-18 0-27 0-53 0-81 0-18-3-25-15-37-8-7-20-11-30-13 31-10 45-28 45-50 0-31 0-61 0-92z"><text:p/></draw:path><draw:path draw:style-name="gr3" draw:text-style-name="P6" svg:width="0.0555in" svg:height="0.1063in" svg:x="0.4626in" svg:y="0.0161in" svg:viewBox="0 0 142 271" svg:d="M74 4c0-1 0-4-5-4-9 0-37 2-47 3-3 1-8 1-8 8 0 4 4 4 10 4 18 0 19 4 19 7s-3 17-6 24c-11 42-20 84-31 127-5 18-6 25-6 37 0 37 20 61 48 61 47 0 94-58 94-113 0-35-20-61-52-61-17 0-33 11-45 23 10-39 19-77 29-116zM37 150c3-9 3-9 7-14 19-25 36-30 46-30 13 0 24 11 24 36 0 23-13 66-19 80-14 27-31 40-47 40-12 0-25-10-25-39 0-7 0-14 7-38 2-12 5-24 7-35z"><text:p/></draw:path><draw:path draw:style-name="gr3" draw:text-style-name="P6" svg:width="0.076in" svg:height="0.087in" svg:x="0.5756in" svg:y="0.0398in" svg:viewBox="0 0 194 222" svg:d="M179 120c7 0 15 0 15-8 0-9-8-9-15-9-55 0-109 0-164 0 5-51 50-88 104-88 20 0 41 0 60 0 7 0 15 0 15-7 0-8-8-8-15-8-19 0-40 0-60 0-66 0-119 50-119 112s53 110 119 110c20 0 41 0 60 0 7 0 15 0 15-7 0-8-8-8-15-8-19 0-40 0-60 0-54 0-99-35-104-87 55 0 109 0 164 0z"><text:p/></draw:path><draw:path draw:style-name="gr3" draw:text-style-name="P6" svg:width="0.1039in" svg:height="0.1079in" svg:x="0.7122in" svg:y="0.0134in" svg:viewBox="0 0 265 275" svg:d="M55 231c-15 25-30 31-47 32-5 1-8 1-8 8 0 3 2 4 4 4 11 0 23-1 34-1 13 0 26 1 39 1 2 0 7 0 7-6 0-5-4-6-6-6-9 0-19-3-19-13 0-5 3-9 6-14 10-17 20-32 30-49 31 0 64 0 96 0 1 9 7 60 7 64 0 11-21 12-29 12-5 0-8 0-8 8 0 4 4 4 5 4 15 0 32-1 48-1 10 0 35 1 44 1 3 0 7 0 7-8 0-4-4-4-9-4-24 0-24-2-25-13-8-81-17-161-24-241 0-8 0-9-7-9-6 0-8 2-10 7-45 74-90 149-135 224zM102 175c26-43 51-86 76-128 5 42 8 85 12 128-29 0-58 0-88 0z"><text:p/></draw:path><draw:path draw:style-name="gr3" draw:text-style-name="P6" svg:width="0.0055in" svg:height="0.1512in" svg:x="0.8811in" svg:y="0.0083in" svg:viewBox="0 0 15 385" svg:d="M15 14c0-7 0-14-7-14-8 0-8 7-8 14 0 119 0 238 0 357 0 8 0 14 8 14 7 0 7-6 7-14 0-119 0-238 0-357z"><text:p/></draw:path><draw:path draw:style-name="gr3" draw:text-style-name="P6" svg:width="0.0673in" svg:height="0.1043in" svg:x="0.9555in" svg:y="0.0161in" svg:viewBox="0 0 172 266" svg:d="M172 13c0-12-1-13-14-13-48 0-96 0-145 0-6 0-13 0-13 8 0 7 7 7 13 7 47 0 96 0 143 0 0 37 0 73 0 110-46 0-91 0-137 0-7 0-13 0-13 8s6 8 13 8c46 0 91 0 137 0 0 36 0 74 0 110-47 0-96 0-143 0-6 0-13 0-13 8 0 7 7 7 13 7 49 0 97 0 145 0 13 0 14-1 14-13 0-79 0-159 0-240z"><text:p/></draw:path><draw:path draw:style-name="gr3" draw:text-style-name="P6" svg:width="0.0756in" svg:height="0.0685in" svg:x="1.0358in" svg:y="0.0543in" svg:viewBox="0 0 193 175" svg:d="M118 54c2-10 12-45 38-45 2 0 11 0 20 4-11 2-19 12-19 21 0 7 5 14 15 14 8 0 21-7 21-23 0-19-24-25-37-25-22 0-35 21-39 30-10-26-31-30-42-30-41 0-63 50-63 59 0 5 3 4 4 5 4 0 5-1 6-5 13-40 39-50 52-50 7 0 21 3 21 25 0 12-7 39-21 93-7 24-20 39-37 39-3 0-12 0-19-4 9-2 18-10 18-21s-9-13-14-13c-12 0-22 10-22 22 0 17 20 25 36 25 26 0 40-26 41-30 4 15 19 30 42 30 39 0 61-50 61-59 0-4-3-4-4-4-3 0-4 1-6 4-12 41-38 50-50 50-16 0-22-12-22-25 0-8 3-17 6-34 5-18 9-35 14-53z"><text:p/></draw:path><draw:path draw:style-name="gr3" draw:text-style-name="P6" svg:width="0.0752in" svg:height="0.087in" svg:x="1.1736in" svg:y="0.0398in" svg:viewBox="0 0 192 222" svg:d="M179 120c7 0 13 0 13-8 0-9-6-9-13-9-55 0-109 0-164 0 5-51 50-88 104-88 20 0 41 0 60 0 7 0 13 0 13-7 0-8-6-8-13-8-21 0-40 0-61 0-66 0-118 50-118 112s52 110 118 110c21 0 40 0 61 0 7 0 13 0 13-7 0-8-6-8-13-8-19 0-40 0-60 0-54 0-99-35-104-87 55 0 109 0 164 0z"><text:p/></draw:path><draw:path draw:style-name="gr3" draw:text-style-name="P6" svg:width="0.1248in" svg:height="0.1028in" svg:x="1.3087in" svg:y="0.0189in" svg:viewBox="0 0 318 262" svg:d="M177 105c-11-27-22-52-33-77-1-4-1-4-2-5 0-3 7-10 23-12 4 0 8 0 8-7 0-4-5-4-6-4-16 0-33 1-48 1-10 0-34-1-44-1-2 0-7 0-7 8 0 3 4 3 9 3 23 0 25 4 29 13 15 37 30 72 46 108-28 29-54 57-82 86-2 2-3 3-5 4-19 21-37 27-57 28-5 1-8 1-8 8 0 1 0 4 4 4 13 0 25-1 37-1 14 0 29 1 44 1 2 0 6 0 6-8 0-3-3-2-4-4-3 0-15-1-15-12 0-6 5-12 9-17 14-13 27-27 40-41 12-13 23-26 35-38 13 31 26 62 39 91 2 5 2 5 2 6 0 3-8 10-23 11-3 1-8 1-8 8 0 4 5 4 7 4 11 0 37-1 48-1 10 0 33 1 43 1 2 0 8 0 8-7 0-5-5-5-8-5-25 0-26-1-33-17-15-35-41-94-49-119 26-26 67-72 79-83 11-9 25-19 48-20 6 0 9 0 9-8-1-1 0-3-4-3-13 0-26 1-37 1-14 0-29-1-43-1-3 0-7 0-7 8 0 2 2 3 4 3 3 1 15 1 15 12 0 6-4 11-6 14-21 22-42 44-63 68z"><text:p/></draw:path><draw:path draw:style-name="gr3" draw:text-style-name="P6" svg:width="0.0157in" svg:height="0.0157in" svg:x="1.4472in" svg:y="0.1059in" svg:viewBox="0 0 41 41" svg:d="M41 21c0-12-10-21-21-21s-20 9-20 21c0 11 9 20 20 20s21-9 21-20z"><text:p/></draw:path><draw:path draw:style-name="gr3" draw:text-style-name="P6" svg:width="0.0752in" svg:height="0.0685in" svg:x="1.4807in" svg:y="0.0543in" svg:viewBox="0 0 192 175" svg:d="M118 54c2-10 11-45 38-45 2 0 11 0 20 4-11 2-19 12-19 21 0 7 5 14 15 14 8 0 20-7 20-23 0-19-23-25-36-25-22 0-35 21-39 30-10-26-31-30-42-30-41 0-63 50-63 59 0 5 3 4 5 5 3 0 4-1 5-5 13-40 38-50 52-50 7 0 21 3 21 25 0 12-7 39-21 93-7 24-20 39-38 39-2 0-11 0-18-4 9-2 17-10 17-21s-8-13-14-13c-11 0-21 10-21 22 0 17 20 25 36 25 26 0 40-26 41-30 4 15 19 30 42 30 39 0 61-50 61-59 0-4-3-4-4-4-3 0-4 1-6 4-12 41-38 50-50 50-16 0-22-12-22-25 0-8 2-17 6-34 5-18 9-35 14-53z"><text:p/></draw:path><draw:path draw:style-name="gr3" draw:text-style-name="P6" svg:width="0.1083in" svg:height="0.1063in" svg:x="1.5697in" svg:y="0.0189in" svg:viewBox="0 0 276 271" svg:d="M129 26c3-9 4-13 11-14 3-1 16-1 24-1 27 0 70 0 70 39 0 13-6 39-22 55-10 9-29 22-65 22-14 0-28 0-43 0 8-35 17-68 25-101zM185 132c39-9 84-35 84-75 0-33-34-57-84-57-36 0-74 0-110 0-8 0-12 0-12 8 0 3 4 3 11 3 1 0 8 0 15 1s10 1 10 7c0 1 0 2-1 6-18 70-34 139-52 207-4 16-5 18-35 18-8 0-11 0-11 8 0 4 4 4 5 4 11 0 38-1 49-1s38 1 49 1c4 0 8 0 8-8 0-4-3-4-11-4-14 0-25 0-25-7 0-2 1-4 1-6 9-33 17-68 26-102 16 0 30 0 45 0 36 0 43 22 43 36 0 5-3 17-5 26-3 10-7 24-7 32 0 42 46 42 52 42 33 0 46-39 46-44 0-6-3-4-4-6-4 0-5 3-6 6-10 28-26 35-35 35-12 0-15-8-15-23 0-12 2-32 4-43 0-6 1-13 1-19 0-30-25-42-36-45z"><text:p/></draw:path><draw:path draw:style-name="gr3" draw:text-style-name="P6" svg:width="0.0555in" svg:height="0.1063in" svg:x="1.6874in" svg:y="0.0161in" svg:viewBox="0 0 142 271" svg:d="M74 4c0-1 0-4-5-4-9 0-37 2-47 3-3 1-8 1-8 8 0 4 4 4 9 4 19 0 20 4 20 7s-3 17-6 24c-11 42-21 84-32 127-4 18-5 25-5 37 0 37 20 61 48 61 47 0 94-58 94-113 0-35-21-61-52-61-17 0-33 11-45 23 10-39 19-77 29-116zM37 150c3-9 3-9 6-14 20-25 36-30 47-30 13 0 24 11 24 36 0 23-13 66-19 80-14 27-31 40-47 40-13 0-25-10-25-39 0-7 0-14 6-38 3-12 5-24 8-35z"><text:p/></draw:path><draw:path draw:style-name="gr3" draw:text-style-name="P6" svg:width="0.0535in" svg:height="0.1512in" svg:x="1.7563in" svg:y="0.0083in" svg:viewBox="0 0 137 385" svg:d="M56 333c0 16-10 41-53 43-1 1-3 3-3 5 0 4 4 4 8 4 37 0 73-19 73-48s0-59 0-88c0-16 0-28 16-40 14-11 28-11 37-12 2 0 3-1 3-3 0-5-2-5-6-5-25-2-44-15-49-35-1-3-1-4-1-19 0-25 0-50 0-76 0-16 0-28-17-44-17-11-43-15-56-15-4 0-8 0-8 4s2 4 7 5c24 1 42 13 48 33 1 3 1 4 1 19 0 26 0 52 0 80 0 19 3 25 16 37 7 8 18 12 29 16-31 8-45 25-45 47 0 31 0 62 0 92z"><text:p/></draw:path></draw:g></text:span><text:span text:style-name="T3">. </text:span><text:span text:style-name="T2">צ.ל. </text:span><text:span text:style-name="T3">ש־</text:span><text:span text:style-name="T3"><draw:g text:anchor-type="as-char" svg:y="-0.1252in" draw:z-index="56" draw:name="Shape57" draw:style-name="gr1"><svg:title>TexMaths</svg:title><svg:desc>11§display§X \cup X'§svg§600§FALSE§</svg:desc><draw:path draw:style-name="gr2" draw:text-style-name="P5" svg:width="0.4606in" svg:height="0.1091in" svg:x="0.0035in" svg:y="0.0075in" svg:viewBox="0 0 1171 278" svg:d="M0 0c391 0 780 0 1171 0 0 93 0 186 0 278-391 0-780 0-1171 0 0-92 0-185 0-278z"><text:p/></draw:path><draw:path draw:style-name="gr3" draw:text-style-name="P6" svg:width="0.1252in" svg:height="0.1031in" svg:x="-0.0004in" svg:y="0.0185in" svg:viewBox="0 0 319 263" svg:d="M177 106c-11-26-21-52-32-77-1-4-2-5-2-6 0-2 7-9 23-11 3 0 8 0 8-6s-5-6-6-6c-16 0-33 1-49 1-9 0-33-1-43-1-2 0-7 0-7 8 0 4 4 4 9 4 23 0 25 5 29 12 15 36 31 72 46 109-28 28-55 57-83 86-1 2-3 3-4 4-19 21-37 27-57 28-5 1-9 1-9 7 0 2 0 5 6 5 12 0 24-1 36-1 14 0 30 1 43 1 3 0 7 0 7-8 0-3-3-2-4-4-4 0-16-1-16-11 0-7 6-14 11-18 13-13 26-28 39-42 11-12 23-24 34-36 13 29 27 60 40 90 1 5 1 5 2 6 0 3-8 10-23 11-4 1-8 1-8 7 0 5 5 5 7 5 10 0 37-1 48-1 10 0 33 1 43 1 2 0 7 0 7-7 0-5-4-5-7-5-25 0-26-1-33-17-15-35-41-95-49-118 25-28 66-73 79-84 11-9 25-19 48-20 6 0 9 0 9-8-2-1 0-4-5-4-11 0-25 1-37 1-14 0-28-1-43-1-2 0-6 0-6 8 0 3 1 4 4 4 3 1 16 1 16 12 0 6-5 11-8 15-21 22-42 44-63 67z"><text:p/></draw:path><draw:path draw:style-name="gr3" draw:text-style-name="P6" svg:width="0.0843in" svg:height="0.0937in" svg:x="0.176in" svg:y="0.0311in" svg:viewBox="0 0 215 239" svg:d="M215 14c0-7 0-14-8-14s-8 7-8 14c0 47 0 93 0 139 0 58-63 70-91 70-18 0-42-3-63-16-30-19-30-45-30-54 0-46 0-92 0-139 0-7 0-14-7-14-8 0-8 7-8 14 0 47 0 94 0 142 0 57 59 83 108 83s107-27 107-83c0-48 0-95 0-142z"><text:p/></draw:path><draw:path draw:style-name="gr3" draw:text-style-name="P6" svg:width="0.1252in" svg:height="0.1031in" svg:x="0.3063in" svg:y="0.0185in" svg:viewBox="0 0 319 263" svg:d="M177 106c-11-26-21-52-32-77-1-4-2-5-2-6 0-2 7-9 23-11 3 0 8 0 8-6s-5-6-7-6c-15 0-32 1-48 1-10 0-33-1-43-1-2 0-7 0-7 8 0 4 4 4 9 4 23 0 25 5 29 12 15 36 29 72 45 109-28 28-54 57-82 86-1 2-3 3-4 4-19 21-37 27-57 28-5 1-9 1-9 7 0 2 0 5 6 5 11 0 24-1 36-1 14 0 30 1 43 1 2 0 7 0 7-8 0-3-4-4-5-4-3 0-15-1-15-11 0-7 6-14 11-18 13-13 26-28 39-42 11-12 23-24 34-36 13 29 27 60 40 90 1 5 1 5 2 6 0 3-8 10-23 11-4 1-8 1-8 7 0 5 5 5 6 5 11 0 38-1 49-1 9 0 33 1 43 1 2 0 7 0 7-7 0-5-4-5-7-5-26 0-26-1-33-17-15-35-41-95-50-118 26-28 67-73 79-84 12-9 26-19 49-20 6 0 9 0 9-8-2-1 0-4-5-4-11 0-25 1-37 1-14 0-28-1-43-1-2 0-6 0-6 8 0 3 1 4 4 4 3 1 16 1 16 12 0 6-5 11-8 15-21 22-42 44-63 67z"><text:p/></draw:path><draw:path draw:style-name="gr3" draw:text-style-name="P6" svg:width="0.0264in" svg:height="0.0547in" svg:x="0.4453in" svg:y="0.0004in" svg:viewBox="0 0 68 140" svg:d="M66 23c2-4 2-6 2-9 0-7-7-14-16-14-10 0-13 9-15 13-12 39-23 78-35 117-1 0-1 3-2 4 0 3 9 6 11 6s2-1 4-4c17-38 35-75 51-113z"><text:p/></draw:path></draw:g></text:span><text:span text:style-name="T3"> סגורה ביחס ל־</text:span><text:span text:style-name="T3"><draw:g text:anchor-type="as-char" svg:y="-0.1063in" draw:z-index="57" draw:name="Shape58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. </text:span></text:p>
      <text:p text:style-name="P16">הוכחה: <text:span text:style-name="T3">יהי </text:span><text:span text:style-name="T3"><draw:g text:anchor-type="as-char" svg:y="-0.122in" draw:z-index="61" draw:name="Shape59" draw:style-name="gr1"><svg:title>TexMaths</svg:title><svg:desc>11§display§x \in X \cup X'§svg§600§FALSE§</svg:desc><draw:path draw:style-name="gr2" draw:text-style-name="P5" svg:width="0.7335in" svg:height="0.1118in" svg:x="0.0031in" svg:y="0.0079in" svg:viewBox="0 0 1864 285" svg:d="M933 285c-311 0-622 0-933 0 0-94 0-190 0-285 622 0 1242 0 1864 0 0 95 0 191 0 285-310 0-620 0-931 0z"><text:p/></draw:path><draw:path draw:style-name="gr3" draw:text-style-name="P6" svg:width="0.0756in" svg:height="0.0685in" svg:x="-0.0004in" svg:y="0.0551in" svg:viewBox="0 0 193 175" svg:d="M119 54c2-10 11-45 37-45 2 0 11 0 20 4-11 2-19 12-19 21 0 7 5 13 15 13 8 0 21-6 21-22 0-19-22-25-36-25-23 0-36 21-40 30-10-26-31-30-42-30-41 0-63 50-63 59 0 4 5 4 6 4 2 0 3 0 4-4 13-41 39-50 52-50 7 0 21 3 21 25 0 12-7 39-21 93-6 23-20 39-37 39-2 0-11 0-19-5 10-1 18-10 18-21 0-10-8-13-14-13-12 0-22 10-22 23 0 17 20 25 36 25 27 0 40-27 41-30 4 15 19 30 42 30 39 0 61-50 61-59 0-5-3-5-4-5-3 0-4 2-4 5-14 42-40 50-52 50-15 0-21-12-21-25 0-9 2-18 7-34 4-18 8-35 13-53z"><text:p/></draw:path><draw:path draw:style-name="gr3" draw:text-style-name="P6" svg:width="0.0756in" svg:height="0.0874in" svg:x="0.1374in" svg:y="0.0402in" svg:viewBox="0 0 193 223" svg:d="M179 119c7 0 14 0 14-8 0-7-7-7-14-7-55 0-109 0-164 0 5-52 50-89 104-89 20 0 41 0 60 0 7 0 14 0 14-7 0-8-7-8-14-8-21 0-40 0-61 0-66 0-118 50-118 111 0 62 52 112 118 112 21 0 40 0 61 0 7 0 14 0 14-8s-7-8-14-8c-19 0-40 0-60 0-54 0-99-36-104-88 55 0 109 0 164 0z"><text:p/></draw:path><draw:path draw:style-name="gr3" draw:text-style-name="P6" svg:width="0.1248in" svg:height="0.1028in" svg:x="0.2724in" svg:y="0.0193in" svg:viewBox="0 0 318 262" svg:d="M176 105c-11-27-21-52-32-77-1-4-1-4-2-5 0-2 7-10 23-12 3 0 8 0 8-7 0-4-5-4-6-4-16 0-33 1-49 1-9 0-33-1-43-1-2 0-7 0-7 8 0 3 4 3 9 3 23 0 25 4 29 13 15 35 30 71 46 107-28 29-54 59-82 87-2 2-3 3-5 5-19 19-37 26-57 27-5 0-8 0-8 8 1 2 0 4 4 4 13 0 25-1 37-1 14 0 29 1 44 1 2 0 6 0 6-7 0-5-3-3-4-5-4 0-15-1-15-12 0-7 5-12 9-18 14-13 27-26 40-40 11-13 23-26 34-38 13 31 27 61 40 92 1 4 2 4 2 5 0 3-8 10-23 11-5 0-8 1-8 8 0 4 5 4 7 4 10 0 37-1 48-1 10 0 33 1 43 1 2 0 7 0 7-7 0-5-4-5-7-5-25 0-26-1-33-16-15-37-41-96-49-119 26-27 66-73 79-84 11-9 25-18 48-20 6 0 9 0 9-8-2-1 0-3-5-3-11 0-25 1-37 1-14 0-28-1-43-1-2 0-6 0-6 8 0 2 1 3 4 3 3 1 16 2 16 12 0 6-5 11-8 14-21 22-42 45-63 68z"><text:p/></draw:path><draw:path draw:style-name="gr3" draw:text-style-name="P6" svg:width="0.0843in" svg:height="0.0937in" svg:x="0.448in" svg:y="0.0315in" svg:viewBox="0 0 215 239" svg:d="M215 14c0-6 0-14-8-14s-8 8-8 14c0 47 0 93 0 140 0 56-63 70-91 70-18 0-42-5-63-18-30-19-30-42-30-53 0-46 0-92 0-139 0-6 0-14-7-14-8 0-8 8-8 14 0 47 0 94 0 141 0 58 59 84 108 84s107-27 107-83c0-47 0-94 0-142z"><text:p/></draw:path><draw:path draw:style-name="gr3" draw:text-style-name="P6" svg:width="0.1252in" svg:height="0.1028in" svg:x="0.5791in" svg:y="0.0193in" svg:viewBox="0 0 319 262" svg:d="M177 105c-11-27-21-52-32-77-1-4-1-4-2-5 0-2 7-10 23-12 3 0 8 0 8-7 0-4-6-4-7-4-15 0-32 1-48 1-10 0-33-1-43-1-2 0-8 0-8 8 0 3 5 3 10 3 23 0 25 4 29 13 15 35 29 71 45 107-28 29-54 59-82 87-1 2-3 3-4 5-20 19-37 26-57 27-6 0-9 0-9 8 2 2 0 4 6 4 11 0 24-1 36-1 14 0 30 1 43 1 2 0 7 0 7-7 0-5-4-5-5-5-3 0-15-1-15-12 0-7 6-12 11-18 13-13 26-26 39-40 11-13 23-26 34-38 13 31 27 61 40 92 1 4 1 4 1 5 0 3-7 10-22 11-4 0-8 1-8 8 0 4 5 4 6 4 11 0 38-1 48-1s34 1 43 1c3 0 8 0 8-7 0-5-3-5-7-5-26 0-26-1-33-16-15-37-42-96-50-119 26-27 67-73 79-84 11-9 26-18 49-20 5 0 9 0 9-8-2-1 0-3-5-3-11 0-25 1-37 1-14 0-28-1-43-1-2 0-7 0-7 8 0 2 2 3 5 3 4 1 16 2 16 12 0 6-5 11-8 14-21 22-42 45-63 68z"><text:p/></draw:path><draw:path draw:style-name="gr3" draw:text-style-name="P6" svg:width="0.0264in" svg:height="0.0547in" svg:x="0.7181in" svg:y="0in" svg:viewBox="0 0 68 140" svg:d="M66 24c2-5 2-7 2-9 0-8-7-15-16-15-10 0-13 9-15 13-12 39-24 77-36 117 0 1-1 2-1 4 0 4 9 6 11 6 1 0 2 0 3-4 18-38 34-75 52-112z"><text:p/></draw:path></draw:g></text:span><text:span text:style-name="T3">, יהי </text:span><text:span text:style-name="T3"><draw:g text:anchor-type="as-char" svg:y="-0.1075in" draw:z-index="58" draw:name="Shape60" draw:style-name="gr1"><svg:title>TexMaths</svg:title><svg:desc>11§display§a \in A§svg§600§FALSE§</svg:desc><draw:path draw:style-name="gr2" draw:text-style-name="P5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3">, נניח </text:span><text:span text:style-name="T3"><draw:g text:anchor-type="as-char" svg:y="-0.1063in" draw:z-index="59" draw:name="Shape61" draw:style-name="gr1"><svg:title>TexMaths</svg:title><svg:desc>11§display§xRa§svg§600§FALSE§</svg:desc><draw:path draw:style-name="gr2" draw:text-style-name="P5" svg:width="0.2618in" svg:height="0.0906in" svg:x="0.0031in" svg:y="0.0071in" svg:viewBox="0 0 666 231" svg:d="M0 0c222 0 445 0 666 0 0 77 0 154 0 231-221 0-444 0-666 0 0-77 0-154 0-231z"><text:p/></draw:path><draw:path draw:style-name="gr3" draw:text-style-name="P6" svg:width="0.0752in" svg:height="0.0681in" svg:x="-0.0004in" svg:y="0.0362in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3" draw:text-style-name="P6" svg:width="0.1075in" svg:height="0.1063in" svg:x="0.0882in" svg:y="0in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3" draw:text-style-name="P6" svg:width="0.0693in" svg:height="0.0681in" svg:x="0.2035in" svg:y="0.0362in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</text:span><text:span text:style-name="T3">, נוכיח </text:span><text:span text:style-name="T3"><draw:g text:anchor-type="as-char" svg:y="-0.122in" draw:z-index="60" draw:name="Shape62" draw:style-name="gr1"><svg:title>TexMaths</svg:title><svg:desc>11§display§a \in X \cup X'§svg§600§FALSE§</svg:desc><draw:path draw:style-name="gr2" draw:text-style-name="P5" svg:width="0.7264in" svg:height="0.1118in" svg:x="0.0016in" svg:y="0.0079in" svg:viewBox="0 0 1846 285" svg:d="M924 285c-308 0-616 0-924 0 0-94 0-190 0-285 616 0 1230 0 1846 0 0 95 0 191 0 285-308 0-616 0-922 0z"><text:p/></draw:path><draw:path draw:style-name="gr3" draw:text-style-name="P6" svg:width="0.0693in" svg:height="0.0685in" svg:x="-0.0004in" svg:y="0.0551in" svg:viewBox="0 0 177 175" svg:d="M129 24c-7-14-18-24-36-24-45 0-93 57-93 113 0 37 22 62 52 62 7 0 27-2 50-30 2 17 17 30 35 30 14 0 22-9 29-22s8-25 11-37c0-5-3-5-4-5-5 0-5 2-6 8-6 24-13 47-30 47-9 0-11-10-11-17 0-9 0-12 5-29 4-16 5-20 9-35 4-19 10-37 14-54 2-10 2-11 2-13 0-6-4-10-11-10-9 0-15 9-16 16zM103 125c-1 6-1 7-7 14-17 21-32 27-43 27-20 0-26-21-26-36 0-19 13-67 22-85 11-22 29-36 44-36 26 0 31 31 31 34 0 2-1 4-1 5-6 26-13 51-20 77z"><text:p/></draw:path><draw:path draw:style-name="gr3" draw:text-style-name="P6" svg:width="0.0752in" svg:height="0.0874in" svg:x="0.1291in" svg:y="0.0402in" svg:viewBox="0 0 192 223" svg:d="M179 119c7 0 13 0 13-8 0-7-6-7-13-7-55 0-109 0-164 0 5-52 50-89 104-89 20 0 40 0 60 0 7 0 13 0 13-7 0-8-6-8-13-8-21 0-40 0-61 0-66 0-118 50-118 111 0 62 52 112 118 112 21 0 40 0 61 0 7 0 13 0 13-8s-6-8-13-8c-20 0-40 0-60 0-54 0-99-36-104-88 55 0 109 0 164 0z"><text:p/></draw:path><draw:path draw:style-name="gr3" draw:text-style-name="P6" svg:width="0.1248in" svg:height="0.1028in" svg:x="0.2642in" svg:y="0.0193in" svg:viewBox="0 0 318 262" svg:d="M176 105c-11-27-21-52-32-77-1-4-1-4-2-5 0-2 6-10 23-12 3 0 8 0 8-7 0-4-5-4-6-4-16 0-33 1-49 1-9 0-33-1-43-1-2 0-7 0-7 8 0 3 3 3 9 3 23 0 25 4 29 13 15 35 30 71 46 107-28 29-55 59-83 87-1 2-3 3-4 5-19 19-38 26-57 27-5 0-8 0-8 8 1 2 0 4 4 4 12 0 25-1 37-1 14 0 29 1 43 1 3 0 7 0 7-7 0-5-3-3-4-5-5 0-16-1-16-12 0-7 6-12 10-18 14-13 27-26 40-40 11-13 23-26 34-38 13 31 26 61 40 92 1 4 2 4 2 5 0 3-8 10-23 11-5 0-8 1-8 8 0 4 4 4 7 4 10 0 37-1 48-1 10 0 33 1 43 1 2 0 6 0 6-7 0-5-3-5-6-5-25 0-26-1-33-16-15-37-41-96-50-119 26-27 66-73 80-84 11-9 25-18 48-20 5 0 9 0 9-8-2-1 0-3-6-3-11 0-24 1-36 1-14 0-29-1-43-1-2 0-6 0-6 8 0 2 1 3 4 3 3 1 15 2 15 12 0 6-4 11-7 14-21 22-42 45-63 68z"><text:p/></draw:path><draw:path draw:style-name="gr3" draw:text-style-name="P6" svg:width="0.0839in" svg:height="0.0937in" svg:x="0.4394in" svg:y="0.0315in" svg:viewBox="0 0 214 239" svg:d="M214 14c0-6 0-14-7-14-8 0-8 8-8 14 0 47 0 93 0 140 0 56-63 70-91 70-18 0-42-5-63-18-30-19-30-42-30-53 0-46 0-92 0-139 0-6 0-14-7-14-8 0-8 8-8 14 0 47 0 94 0 141 0 58 59 84 108 84s106-27 106-83c0-47 0-94 0-142z"><text:p/></draw:path><draw:path draw:style-name="gr3" draw:text-style-name="P6" svg:width="0.1252in" svg:height="0.1028in" svg:x="0.5701in" svg:y="0.0193in" svg:viewBox="0 0 319 262" svg:d="M177 105c-11-27-21-52-32-77-1-4-1-4-2-5 0-2 7-10 23-12 3 0 8 0 8-7 0-4-6-4-7-4-15 0-32 1-48 1-10 0-33-1-43-1-2 0-8 0-8 8 0 3 5 3 9 3 24 0 26 4 30 13 15 35 29 71 45 107-28 29-54 59-82 87-1 2-3 3-4 5-20 19-37 26-57 27-6 0-9 0-9 8 2 2 0 4 5 4 11 0 25-1 37-1 14 0 29 1 43 1 2 0 6 0 6-7 0-5-3-5-4-5-3 0-16-1-16-12 0-7 6-12 11-18 14-13 27-26 40-40 11-13 23-26 34-38 13 31 27 61 40 92 1 4 1 4 1 5 0 3-7 10-22 11-5 0-8 1-8 8 0 4 5 4 6 4 11 0 38-1 48-1s34 1 43 1c3 0 8 0 8-7 0-5-4-5-7-5-26 0-26-1-33-16-15-37-42-96-51-119 27-27 68-73 80-84 11-9 26-18 49-20 4 0 9 0 9-8-2-1 0-3-6-3-11 0-24 1-36 1-14 0-28-1-43-1-2 0-7 0-7 8 0 2 2 3 5 3 3 1 15 2 15 12 0 6-4 11-7 14-21 22-42 45-63 68z"><text:p/></draw:path><draw:path draw:style-name="gr3" draw:text-style-name="P6" svg:width="0.0264in" svg:height="0.0547in" svg:x="0.7091in" svg:y="0in" svg:viewBox="0 0 68 140" svg:d="M66 24c2-5 2-7 2-9 0-8-8-15-16-15-10 0-14 9-15 13-12 39-24 77-36 117 0 1-1 2-1 4 0 4 9 6 11 6 1 0 2 0 3-4 18-38 34-75 52-112z"><text:p/></draw:path></draw:g></text:span><text:span text:style-name="T3">. נפלג למקרים: </text:span></text:p>
      <text:list text:style-name="L2">
        <text:list-item>
          <text:p text:style-name="P17"><text:span text:style-name="T3">אם </text:span><text:span text:style-name="T3"><draw:g text:anchor-type="as-char" svg:y="-0.1035in" draw:z-index="62" draw:name="Shape63" draw:style-name="gr1"><svg:title>TexMaths</svg:title><svg:desc>11§display§x \in X§svg§600§FALSE§</svg:desc><draw:path draw:style-name="gr2" draw:text-style-name="P5" svg:width="0.3858in" svg:height="0.0933in" svg:x="0.0031in" svg:y="0.0063in" svg:viewBox="0 0 981 238" svg:d="M491 238c-164 0-327 0-491 0 0-79 0-159 0-238 327 0 654 0 981 0 0 79 0 159 0 238-164 0-328 0-490 0z"><text:p/></draw:path><draw:path draw:style-name="gr3" draw:text-style-name="P6" svg:width="0.0752in" svg:height="0.0677in" svg:x="-0.0004in" svg:y="0.0354in" svg:viewBox="0 0 192 173" svg:d="M118 54c3-10 12-46 38-46 2 0 11 0 20 5-11 2-19 12-19 21 0 7 5 13 15 13 8 0 20-6 20-22 0-20-21-25-35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252in" svg:height="0.1028in" svg:x="0.2717in" svg:y="-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3">, וידוע </text:span><text:span text:style-name="T3"><draw:g text:anchor-type="as-char" svg:y="-0.1063in" draw:z-index="63" draw:name="Shape64" draw:style-name="gr1"><svg:title>TexMaths</svg:title><svg:desc>11§display§xRa§svg§600§FALSE§</svg:desc><draw:path draw:style-name="gr2" draw:text-style-name="P5" svg:width="0.2618in" svg:height="0.0906in" svg:x="0.0031in" svg:y="0.0071in" svg:viewBox="0 0 666 231" svg:d="M0 0c222 0 445 0 666 0 0 77 0 154 0 231-221 0-444 0-666 0 0-77 0-154 0-231z"><text:p/></draw:path><draw:path draw:style-name="gr3" draw:text-style-name="P6" svg:width="0.0752in" svg:height="0.0681in" svg:x="-0.0004in" svg:y="0.0362in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3" draw:text-style-name="P6" svg:width="0.1075in" svg:height="0.1063in" svg:x="0.0882in" svg:y="0in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3" draw:text-style-name="P6" svg:width="0.0693in" svg:height="0.0681in" svg:x="0.2035in" svg:y="0.0362in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</text:span><text:span text:style-name="T3">, אז סה"כ </text:span><text:span text:style-name="T3"><draw:g text:anchor-type="as-char" svg:y="-0.1075in" draw:z-index="66" draw:name="Shape65" draw:style-name="gr1"><svg:title>TexMaths</svg:title><svg:desc>11§display§a \in A \land x \in X. xRa§svg§600§FALSE§</svg:desc><draw:path draw:style-name="gr2" draw:text-style-name="P5" svg:width="1.2579in" svg:height="0.0984in" svg:x="0.0016in" svg:y="0.0079in" svg:viewBox="0 0 3196 251" svg:d="M1598 251c-533 0-1066 0-1598 0 0-84 0-167 0-251 1065 0 2131 0 3196 0 0 84 0 167 0 251-533 0-1065 0-1598 0z"><text:p/></draw:path><draw:path draw:style-name="gr3" draw:text-style-name="P6" svg:width="0.0693in" svg:height="0.0681in" svg:x="-0.0004in" svg:y="0.0429in" svg:viewBox="0 0 177 174" svg:d="M129 24c-7-13-18-24-35-24-46 0-94 57-94 113 0 37 22 61 52 61 7 0 27-2 50-29 4 16 17 29 36 29 13 0 22-9 28-21 7-13 8-25 11-37 0-5-3-5-4-5-5 0-5 2-6 8-6 24-13 46-29 46-10 0-11-9-11-16 0-9 1-13 4-29 4-17 5-20 9-35 4-19 10-37 14-54 2-10 2-11 2-12 0-7-4-11-11-11-9 0-15 9-16 16zM103 124c-1 7-1 8-7 15-17 21-32 26-43 26-20 0-25-20-25-35 0-19 12-66 22-85 11-22 28-36 44-36 25 0 30 31 30 34 0 2-1 4-1 7-6 24-13 49-20 74z"><text:p/></draw:path><draw:path draw:style-name="gr3" draw:text-style-name="P6" svg:width="0.0756in" svg:height="0.087in" svg:x="0.1291in" svg:y="0.0283in" svg:viewBox="0 0 193 222" svg:d="M179 119c7 0 14 0 14-8s-7-8-14-8c-55 0-109 0-164 0 5-51 50-88 104-88 20 0 41 0 60 0 7 0 14 0 14-7 0-8-7-8-14-8-19 0-40 0-60 0-66 0-119 50-119 111s53 111 119 111c20 0 41 0 60 0 7 0 14 0 14-7 0-8-7-8-14-8-19 0-40 0-60 0-54 0-99-37-104-88 55 0 109 0 164 0z"><text:p/></draw:path><draw:path draw:style-name="gr3" draw:text-style-name="P6" svg:width="0.1039in" svg:height="0.1079in" svg:x="0.2657in" svg:y="0in" svg:viewBox="0 0 265 275" svg:d="M55 231c-15 25-30 31-47 32-5 0-8 0-8 8 0 2 1 4 4 4 11 0 24-1 35-1 12 0 25 1 38 1 2 0 7 0 7-8 0-4-4-4-6-4-9-1-19-4-19-13 0-5 3-9 6-14 10-17 20-33 30-50 32 0 65 0 96 0 2 8 7 61 7 64 0 12-21 13-29 13-5 0-8 0-8 8 0 4 4 4 5 4 16 0 32-1 49-1 9 0 34 1 42 1 4 0 8 0 8-8 0-4-4-4-9-4-24 0-24-2-25-14-8-79-16-160-24-239 0-8 0-10-7-10-6 0-7 3-10 7-45 74-90 149-135 224zM101 174c26-42 52-84 77-126 5 42 8 84 12 126-29 0-59 0-89 0z"><text:p/></draw:path><draw:path draw:style-name="gr3" draw:text-style-name="P6" svg:width="0.0846in" svg:height="0.0937in" svg:x="0.4161in" svg:y="0.0193in" svg:viewBox="0 0 216 239" svg:d="M117 9c-4-7-6-9-9-9-6 0-7 3-9 9-32 71-64 143-96 214-2 5-3 6-3 8 0 3 4 8 8 8 3 0 6-1 9-9 30-67 60-135 91-202 31 67 60 135 91 202 3 9 7 9 9 9 4 0 8-5 8-8 0-1 0-2-3-6-31-72-64-145-96-216z"><text:p/></draw:path><draw:path draw:style-name="gr3" draw:text-style-name="P6" svg:width="0.0756in" svg:height="0.0681in" svg:x="0.548in" svg:y="0.0429in" svg:viewBox="0 0 193 174" svg:d="M118 54c2-10 11-45 38-45 1 0 11 0 19 4-11 2-19 12-19 21 0 7 5 14 16 14 7 0 21-7 21-23 0-19-24-25-37-25-22 0-36 21-40 30-10-26-31-30-42-30-41 0-63 50-63 59 0 5 4 5 6 5s4-1 4-5c13-40 38-50 52-50 7 0 21 3 21 25 0 12-7 39-21 93-6 23-20 38-37 38-2 0-11 0-19-4 9-1 18-10 18-20 0-11-9-14-14-14-12 0-21 9-21 23 0 16 19 24 36 24 26 0 39-27 41-29 4 15 18 29 41 29 40 0 62-49 62-58 0-5-3-5-5-5-3 0-3 2-4 5-14 41-40 49-52 49-16 0-21-11-21-24 0-9 2-18 7-34 4-18 8-35 13-53z"><text:p/></draw:path><draw:path draw:style-name="gr3" draw:text-style-name="P6" svg:width="0.076in" svg:height="0.087in" svg:x="0.6846in" svg:y="0.0283in" svg:viewBox="0 0 194 222" svg:d="M179 119c7 0 15 0 15-8s-8-8-15-8c-55 0-109 0-164 0 6-51 50-88 105-88 20 0 40 0 59 0 7 0 15 0 15-7 0-8-8-8-15-8-19 0-40 0-60 0-66 0-119 50-119 111s53 111 119 111c20 0 41 0 60 0 7 0 15 0 15-7 0-8-8-8-15-8-19 0-39 0-59 0-55 0-99-37-105-88 55 0 109 0 164 0z"><text:p/></draw:path><draw:path draw:style-name="gr3" draw:text-style-name="P6" svg:width="0.1252in" svg:height="0.1028in" svg:x="0.8201in" svg:y="0.0051in" svg:viewBox="0 0 319 262" svg:d="M177 105c-11-27-21-52-32-77-1-4-1-4-2-5 0-2 7-10 23-11 3-1 8-1 8-8 0-4-6-4-7-4-15 0-32 1-48 1-10 0-34-1-43-1-2 0-8 0-8 8 0 4 5 4 9 4 24 0 26 3 30 12 15 35 29 71 45 107-28 29-54 58-82 87-1 2-3 3-4 4-20 20-37 27-57 28-6 0-9 0-9 8 2 2 0 4 6 4 11 0 24-1 36-1 14 0 28 1 43 1 2 0 6 0 6-8 0-4-3-4-4-4-3 0-15-1-15-12 0-6 5-12 11-18 13-13 25-26 38-41 12-12 23-25 35-37 13 30 27 61 40 91 1 5 1 5 1 6 0 3-7 10-22 11-4 0-8 1-8 8 0 4 5 4 6 4 11 0 38-1 49-1 9 0 33 1 43 1 2 0 7 0 7-8 0-4-4-4-7-4-26 0-26-1-33-17-15-36-42-95-50-119 26-26 67-72 79-83 12-9 26-18 49-19 6-1 9-1 9-8 0-1 0-4-5-4-11 0-25 1-37 1-14 0-28-1-43-1-2 0-7 0-7 8 0 2 2 3 5 4 3 0 16 1 16 11 0 6-5 11-8 14-21 22-42 44-63 68z"><text:p/></draw:path><draw:path draw:style-name="gr3" draw:text-style-name="P6" svg:width="0.0157in" svg:height="0.0157in" svg:x="0.9587in" svg:y="0.0929in" svg:viewBox="0 0 41 41" svg:d="M41 20c0-11-9-20-20-20-12 0-21 9-21 20s9 21 21 21c11 0 20-10 20-21z"><text:p/></draw:path><draw:path draw:style-name="gr3" draw:text-style-name="P6" svg:width="0.0756in" svg:height="0.0681in" svg:x="0.9921in" svg:y="0.0429in" svg:viewBox="0 0 193 174" svg:d="M118 54c2-10 11-45 38-45 1 0 11 0 19 4-11 2-19 12-19 21 0 7 5 14 16 14 7 0 21-7 21-23 0-19-24-25-37-25-22 0-36 21-40 30-10-26-31-30-42-30-40 0-62 50-62 59 0 5 3 5 5 5 3 0 4-1 4-5 13-40 38-50 52-50 7 0 21 3 21 25 0 12-7 39-21 93-6 23-20 38-37 38-2 0-11 0-19-4 9-1 18-10 18-20 0-11-9-14-14-14-12 0-21 9-21 23 0 16 19 24 36 24 26 0 40-27 41-29 4 15 18 29 42 29 39 0 61-49 61-58 0-5-3-5-4-5-4 0-4 2-5 5-14 41-40 49-52 49-14 0-21-11-21-24 0-9 2-18 7-34 4-18 8-35 13-53z"><text:p/></draw:path><draw:path draw:style-name="gr3" draw:text-style-name="P6" svg:width="0.1083in" svg:height="0.1063in" svg:x="1.0811in" svg:y="0.0051in" svg:viewBox="0 0 276 271" svg:d="M129 26c2-9 3-13 11-14 3 0 15 0 23 0 27 0 70 0 70 38 0 13-5 39-21 55-10 9-30 22-65 22-14 0-29 0-44 0 9-35 17-68 26-101zM185 132c38-9 85-35 85-75 0-33-36-57-86-57-37 0-74 0-110 0-8 0-11 0-11 8 0 4 3 4 11 4 4 0 7 0 14 0 7 1 11 1 11 7 0 1-1 2-2 7-18 69-34 138-52 206-3 15-4 18-35 18-7 0-10 0-10 8 0 4 4 4 6 4 9 0 37-1 48-1s38 1 48 1c4 0 9 0 9-8 0-4-4-4-11-4-14 0-25 0-25-7 0-2 1-4 1-6 9-34 16-69 25-102 16 0 31 0 46 0 36 0 42 22 42 35 0 5-3 17-5 26-2 11-6 25-6 33 0 42 46 42 51 42 33 0 47-40 47-45s-4-5-5-5c-4 0-5 4-5 6-10 28-26 35-35 35-13 0-15-9-15-24 0-11 2-31 3-43 1-6 2-13 2-19 0-29-26-41-36-44z"><text:p/></draw:path><draw:path draw:style-name="gr3" draw:text-style-name="P6" svg:width="0.0693in" svg:height="0.0681in" svg:x="1.1976in" svg:y="0.0429in" svg:viewBox="0 0 177 174" svg:d="M129 24c-7-13-19-24-35-24-47 0-94 57-94 113 0 37 21 61 52 61 7 0 26-2 49-29 4 16 17 29 35 29 15 0 24-9 29-21 7-13 8-25 12-37 0-5-3-5-4-5-5 0-5 2-6 8-6 24-14 46-29 46-11 0-13-9-13-16 0-9 2-13 6-29 4-17 5-20 9-35 4-19 9-37 13-54 3-10 3-11 3-12 0-7-4-11-11-11-10 0-15 9-16 16zM103 124c-2 7-2 8-7 15-17 21-33 26-44 26-19 0-24-20-24-35 0-19 12-66 20-85 13-22 30-36 46-36 25 0 30 31 30 34 0 2-1 4-1 7-6 24-13 49-20 74z"><text:p/></draw:path></draw:g></text:span><text:span text:style-name="T3"><text:s/>ולכן לפי עקרון ההפרדה </text:span><text:span text:style-name="T3"><draw:g text:anchor-type="as-char" svg:y="-0.122in" draw:z-index="64" draw:name="Shape66" draw:style-name="gr1"><svg:title>TexMaths</svg:title><svg:desc>11§display§x \in X'§svg§600§FALSE§</svg:desc><draw:path draw:style-name="gr2" draw:text-style-name="P5" svg:width="0.426in" svg:height="0.1118in" svg:x="0.0031in" svg:y="0.0079in" svg:viewBox="0 0 1083 285" svg:d="M542 285c-181 0-362 0-542 0 0-94 0-190 0-285 361 0 722 0 1083 0 0 95 0 191 0 285-180 0-361 0-541 0z"><text:p/></draw:path><draw:path draw:style-name="gr3" draw:text-style-name="P6" svg:width="0.0752in" svg:height="0.0685in" svg:x="-0.0004in" svg:y="0.0551in" svg:viewBox="0 0 192 175" svg:d="M118 54c3-10 12-45 38-45 2 0 11 0 20 4-11 2-19 12-19 21 0 7 5 13 15 13 8 0 20-6 20-22 0-19-22-25-35-25-23 0-36 21-40 30-10-26-31-30-42-30-41 0-63 50-63 59 0 4 3 3 4 4 4 0 5 0 6-4 13-41 38-50 52-50 7 0 21 3 21 25 0 12-7 39-21 93-7 23-20 39-37 39-2 0-11 0-19-5 9-1 18-10 18-21 0-10-9-13-14-13-12 0-22 10-22 23 0 17 20 25 36 25 27 0 40-27 41-30 4 15 19 30 42 30 39 0 61-50 61-59 0-5-3-5-4-5-3 0-4 2-4 5-14 42-40 50-52 50-16 0-21-12-21-25 0-9 2-18 7-34 4-18 7-35 12-53z"><text:p/></draw:path><draw:path draw:style-name="gr3" draw:text-style-name="P6" svg:width="0.0752in" svg:height="0.0874in" svg:x="0.1374in" svg:y="0.0402in" svg:viewBox="0 0 192 223" svg:d="M179 119c7 0 13 0 13-8 0-7-6-7-13-7-55 0-109 0-164 0 5-52 49-89 104-89 20 0 40 0 60 0 7 0 13 0 13-7 0-8-6-8-13-8-21 0-40 0-61 0-66 0-118 50-118 111 0 62 52 112 118 112 21 0 40 0 61 0 7 0 13 0 13-8s-6-8-13-8c-20 0-40 0-60 0-55 0-99-36-104-88 55 0 109 0 164 0z"><text:p/></draw:path><draw:path draw:style-name="gr3" draw:text-style-name="P6" svg:width="0.1252in" svg:height="0.1028in" svg:x="0.2717in" svg:y="0.0193in" svg:viewBox="0 0 319 262" svg:d="M177 105c-11-27-21-52-32-77-1-4-1-4-2-5 0-2 7-10 23-12 3 0 8 0 8-7 0-4-6-4-7-4-15 0-32 1-48 1-10 0-33-1-43-1-2 0-7 0-7 8 0 3 4 3 9 3 23 0 25 4 29 13 15 35 29 71 45 107-28 29-54 59-82 87-1 2-3 3-4 5-19 19-37 26-57 27-5 0-9 0-9 8 2 2 0 4 5 4 11 0 25-1 37-1 14 0 29 1 43 1 2 0 7 0 7-7 0-5-4-5-5-5-3 0-16-1-16-12 0-7 7-12 11-18 14-13 27-26 40-40 11-13 23-26 34-38 13 31 27 61 40 92 1 4 1 4 1 5 0 3-7 10-22 11-5 0-8 1-8 8 0 4 5 4 6 4 11 0 38-1 49-1 9 0 33 1 43 1 2 0 7 0 7-7 0-5-4-5-7-5-26 0-26-1-33-16-15-37-42-96-51-119 27-27 67-73 80-84 12-9 26-18 49-20 6 0 9 0 9-8-2-1 0-3-6-3-11 0-24 1-36 1-14 0-29-1-43-1-2 0-8 0-8 8 0 2 3 3 6 3 3 1 15 2 15 12 0 6-4 11-7 14-21 22-42 45-63 68z"><text:p/></draw:path><draw:path draw:style-name="gr3" draw:text-style-name="P6" svg:width="0.0264in" svg:height="0.0547in" svg:x="0.4106in" svg:y="0in" svg:viewBox="0 0 68 140" svg:d="M66 24c2-5 2-7 2-9 0-8-8-15-16-15-10 0-14 9-15 13-12 39-24 77-36 117 0 1-1 2-1 4 0 4 9 6 11 6 1 0 2 0 3-4 18-38 34-75 52-112z"><text:p/></draw:path></draw:g></text:span><text:span text:style-name="T3"><text:s/>ובפרט </text:span><text:span text:style-name="T3"><draw:g text:anchor-type="as-char" svg:y="-0.122in" draw:z-index="65" draw:name="Shape67" draw:style-name="gr1"><svg:title>TexMaths</svg:title><svg:desc>11§display§x \in X' \cup X§svg§600§FALSE§</svg:desc><draw:path draw:style-name="gr2" draw:text-style-name="P5" svg:width="0.7358in" svg:height="0.1118in" svg:x="0.0031in" svg:y="0.0079in" svg:viewBox="0 0 1870 285" svg:d="M935 285c-312 0-624 0-935 0 0-94 0-190 0-285 624 0 1247 0 1870 0 0 95 0 191 0 285-311 0-623 0-935 0z"><text:p/></draw:path><draw:path draw:style-name="gr3" draw:text-style-name="P6" svg:width="0.0756in" svg:height="0.0685in" svg:x="-0.0004in" svg:y="0.0551in" svg:viewBox="0 0 193 175" svg:d="M119 54c2-10 11-45 37-45 2 0 12 0 20 4-11 2-19 12-19 21 0 7 5 13 15 13 8 0 21-6 21-22 0-19-22-25-36-25-23 0-36 21-40 30-10-26-31-30-42-30-41 0-63 50-63 59 0 4 5 4 6 4 2 0 3 0 4-4 13-41 39-50 52-50 7 0 21 3 21 25 0 12-7 39-21 93-6 23-20 39-37 39-2 0-11 0-19-5 10-1 18-10 18-21 0-10-8-13-14-13-12 0-22 10-22 23 0 17 20 25 36 25 27 0 40-27 41-30 6 15 19 30 42 30 39 0 61-50 61-59 0-5-3-5-4-5-3 0-4 2-4 5-14 42-40 50-52 50-15 0-21-12-21-25 0-9 2-18 7-34 4-18 8-35 13-53z"><text:p/></draw:path><draw:path draw:style-name="gr3" draw:text-style-name="P6" svg:width="0.0756in" svg:height="0.0874in" svg:x="0.1374in" svg:y="0.0402in" svg:viewBox="0 0 193 223" svg:d="M179 119c7 0 14 0 14-8 0-7-7-7-14-7-55 0-109 0-164 0 5-52 50-89 104-89 20 0 41 0 60 0 7 0 14 0 14-7 0-8-7-8-14-8-19 0-40 0-60 0-66 0-119 50-119 111 0 62 53 112 119 112 20 0 41 0 60 0 7 0 14 0 14-8s-7-8-14-8c-19 0-40 0-60 0-54 0-99-36-104-88 55 0 109 0 164 0z"><text:p/></draw:path><draw:path draw:style-name="gr3" draw:text-style-name="P6" svg:width="0.1248in" svg:height="0.1028in" svg:x="0.2724in" svg:y="0.0193in" svg:viewBox="0 0 318 262" svg:d="M177 105c-11-27-22-52-33-77-1-4-1-4-2-5 0-2 7-10 23-12 4 0 8 0 8-7 0-4-5-4-6-4-15 0-33 1-48 1-10 0-34-1-44-1-2 0-7 0-7 8 0 3 5 3 9 3 23 0 25 4 29 13 15 35 30 71 46 107-28 29-54 59-82 87-2 2-3 3-5 5-19 19-37 26-56 27-6 0-9 0-9 8 1 2 0 4 4 4 13 0 26-1 37-1 14 0 29 1 44 1 2 0 6 0 6-7 0-5-3-5-4-5-3 0-15-1-15-12 0-7 5-12 9-18 14-13 27-26 40-40 12-13 23-26 35-38 13 31 26 61 39 92 2 4 2 4 2 5 0 3-8 10-22 11-4 0-8 1-8 8 0 4 4 4 6 4 11 0 37-1 48-1 10 0 33 1 43 1 3 0 8 0 8-7 0-5-5-5-8-5-25 0-26-1-33-16-14-37-41-96-49-119 26-27 67-73 79-84 11-9 25-18 49-20 5 0 8 0 8-8-1-1 0-3-4-3-13 0-25 1-37 1-14 0-29-1-43-1-2 0-7 0-7 8 0 2 2 3 4 3 3 1 15 2 15 12 0 6-4 11-6 14-21 22-42 45-63 68z"><text:p/></draw:path><draw:path draw:style-name="gr3" draw:text-style-name="P6" svg:width="0.026in" svg:height="0.0547in" svg:x="0.411in" svg:y="0in" svg:viewBox="0 0 67 140" svg:d="M65 24c2-5 2-7 2-9 0-8-6-15-15-15-10 0-13 9-16 13-12 39-23 77-35 117 0 1-1 2-1 4 0 4 8 6 10 6s2 0 4-4c17-38 34-75 51-112z"><text:p/></draw:path><draw:path draw:style-name="gr3" draw:text-style-name="P6" svg:width="0.0843in" svg:height="0.0937in" svg:x="0.4909in" svg:y="0.0315in" svg:viewBox="0 0 215 239" svg:d="M215 14c0-6 0-14-8-14s-8 8-8 14c0 47 0 93 0 140 0 56-63 70-91 70-18 0-42-5-63-18-30-19-30-42-30-53 0-46 0-92 0-139 0-6 0-14-7-14-8 0-8 8-8 14 0 47 0 94 0 141 0 58 59 84 108 84s107-27 107-83c0-47 0-94 0-142z"><text:p/></draw:path><draw:path draw:style-name="gr3" draw:text-style-name="P6" svg:width="0.1252in" svg:height="0.1028in" svg:x="0.6217in" svg:y="0.0193in" svg:viewBox="0 0 319 262" svg:d="M177 105c-11-27-21-52-32-77-1-4-1-4-2-5 0-2 7-10 23-12 3 0 8 0 8-7 0-4-6-4-7-4-15 0-32 1-48 1-10 0-33-1-43-1-2 0-8 0-8 8 0 3 5 3 10 3 23 0 25 4 29 13 15 35 29 71 45 107-28 29-54 59-82 87-1 2-3 3-4 5-20 19-37 26-57 27-6 0-9 0-9 8 2 2 0 4 6 4 11 0 24-1 36-1 14 0 30 1 43 1 2 0 7 0 7-7 0-5-4-5-5-5-3 0-15-1-15-12 0-7 6-12 11-18 13-13 26-26 39-40 11-13 23-26 34-38 13 31 27 61 40 92 1 4 1 4 1 5 0 3-7 10-22 11-4 0-8 1-8 8 0 4 5 4 6 4 11 0 38-1 49-1 9 0 33 1 43 1 2 0 7 0 7-7 0-5-4-5-7-5-26 0-26-1-33-16-15-37-42-96-50-119 26-27 67-73 79-84 12-9 26-18 49-20 6 0 9 0 9-8-2-1 0-3-5-3-11 0-25 1-37 1-14 0-28-1-43-1-2 0-6 0-6 8 0 2 1 3 4 3 3 1 16 2 16 12 0 6-5 11-8 14-21 22-42 45-63 68z"><text:p/></draw:path></draw:g></text:span><text:span text:style-name="T3">. </text:span></text:p>
        </text:list-item>
        <text:list-item>
          <text:p text:style-name="P17"><text:span text:style-name="T3">אם </text:span><text:span text:style-name="T3"><draw:g text:anchor-type="as-char" svg:y="-0.122in" draw:z-index="67" draw:name="Shape68" draw:style-name="gr1"><svg:title>TexMaths</svg:title><svg:desc>11§display§x' \in X'
§svg§600§FALSE§</svg:desc><draw:path draw:style-name="gr2" draw:text-style-name="P5" svg:width="0.4693in" svg:height="0.1118in" svg:x="0.0031in" svg:y="0.0079in" svg:viewBox="0 0 1193 285" svg:d="M597 285c-199 0-398 0-597 0 0-94 0-190 0-285 397 0 795 0 1193 0 0 95 0 191 0 285-198 0-398 0-596 0z"><text:p/></draw:path><draw:path draw:style-name="gr3" draw:text-style-name="P6" svg:width="0.0756in" svg:height="0.0685in" svg:x="-0.0004in" svg:y="0.0551in" svg:viewBox="0 0 193 175" svg:d="M119 54c2-10 11-45 37-45 2 0 11 0 20 4-11 2-19 12-19 21 0 7 5 13 15 13 8 0 21-6 21-22 0-19-22-25-36-25-23 0-36 21-40 30-10-26-31-30-42-30-41 0-63 50-63 59 0 4 5 4 6 4 2 0 3 0 4-4 13-41 39-50 52-50 7 0 21 3 21 25 0 12-7 39-21 93-6 23-20 39-37 39-2 0-11 0-19-5 10-1 18-10 18-21 0-10-8-13-14-13-12 0-22 10-22 23 0 17 20 25 36 25 27 0 40-27 41-30 6 15 19 30 42 30 39 0 61-50 61-59 0-5-3-5-4-5-3 0-4 2-4 5-14 42-40 50-52 50-15 0-21-12-21-25 0-9 2-18 7-34 4-18 8-35 13-53z"><text:p/></draw:path><draw:path draw:style-name="gr3" draw:text-style-name="P6" svg:width="0.026in" svg:height="0.0547in" svg:x="0.0874in" svg:y="0in" svg:viewBox="0 0 67 140" svg:d="M65 24c2-5 2-7 2-9 0-8-6-15-15-15-10 0-13 9-16 13-12 39-23 77-35 117 0 1-1 2-1 4 0 4 8 6 10 6s2 0 4-4c17-38 34-75 51-112z"><text:p/></draw:path><draw:path draw:style-name="gr3" draw:text-style-name="P6" svg:width="0.076in" svg:height="0.0874in" svg:x="0.1799in" svg:y="0.0402in" svg:viewBox="0 0 194 223" svg:d="M180 119c6 0 14 0 14-8 0-7-8-7-14-7-55 0-108 0-163 0 4-52 48-89 103-89 20 0 41 0 60 0 6 0 14 0 14-7 0-8-8-8-14-8-20 0-40 0-61 0-66 0-119 50-119 111 0 62 53 112 119 112 21 0 41 0 61 0 6 0 14 0 14-8s-8-8-14-8c-19 0-40 0-60 0-55 0-99-36-103-88 55 0 108 0 163 0z"><text:p/></draw:path><draw:path draw:style-name="gr3" draw:text-style-name="P6" svg:width="0.1252in" svg:height="0.1028in" svg:x="0.3146in" svg:y="0.0193in" svg:viewBox="0 0 319 262" svg:d="M177 105c-11-27-21-52-32-77-1-4-1-4-2-5 0-2 7-10 23-12 3 0 8 0 8-7 0-4-6-4-7-4-15 0-32 1-48 1-10 0-34-1-43-1-2 0-8 0-8 8 0 3 5 3 9 3 24 0 26 4 30 13 15 35 29 71 45 107-28 29-54 59-82 87-1 2-3 3-4 5-20 19-37 26-57 27-6 0-9 0-9 8 2 2 0 4 6 4 11 0 24-1 36-1 14 0 28 1 43 1 2 0 6 0 6-7 0-5-3-5-4-5-3 0-15-1-15-12 0-7 5-12 11-18 13-13 26-26 39-40 11-13 23-26 34-38 13 31 27 61 40 92 1 4 1 4 1 5 0 3-7 10-22 11-4 0-8 1-8 8 0 4 5 4 6 4 11 0 38-1 48-1s34 1 43 1c3 0 8 0 8-7 0-5-4-5-7-5-26 0-26-1-33-16-15-37-42-96-50-119 26-27 67-73 79-84 11-9 26-18 49-20 5 0 9 0 9-8-2-1 0-3-5-3-11 0-25 1-37 1-14 0-28-1-43-1-2 0-7 0-7 8 0 2 2 3 5 3 3 1 16 2 16 12 0 6-5 11-8 14-21 22-42 45-63 68z"><text:p/></draw:path><draw:path draw:style-name="gr3" draw:text-style-name="P6" svg:width="0.0264in" svg:height="0.0547in" svg:x="0.4535in" svg:y="0in" svg:viewBox="0 0 68 140" svg:d="M66 24c2-5 2-7 2-9 0-8-7-15-16-15-10 0-13 9-15 13-12 39-24 77-36 117 0 1-1 2-1 4 0 4 9 6 11 6 1 0 2 0 3-4 18-38 34-75 52-112z"><text:p/></draw:path></draw:g></text:span><text:span text:style-name="T3">, וידוע </text:span><text:span text:style-name="T3"><draw:g text:anchor-type="as-char" svg:y="-0.1252in" draw:z-index="68" draw:name="Shape69" draw:style-name="gr1"><svg:title>TexMaths</svg:title><svg:desc>11§display§x'Ra§svg§600§FALSE§</svg:desc><draw:path draw:style-name="gr2" draw:text-style-name="P5" svg:width="0.3051in" svg:height="0.1091in" svg:x="0.0031in" svg:y="0.0075in" svg:viewBox="0 0 776 278" svg:d="M0 0c258 0 518 0 776 0 0 93 0 186 0 278-258 0-518 0-776 0 0-92 0-185 0-278z"><text:p/></draw:path><draw:path draw:style-name="gr3" draw:text-style-name="P6" svg:width="0.0752in" svg:height="0.0677in" svg:x="-0.0004in" svg:y="0.0535in" svg:viewBox="0 0 192 173" svg:d="M118 54c2-10 11-46 38-46 2 0 11 0 20 5-11 2-19 11-19 21 0 6 5 13 14 13s21-6 21-22c0-19-23-25-36-25-22 0-35 20-41 29-8-26-29-29-40-29-41 0-63 50-63 60 0 3 3 2 4 3 4 0 5-1 6-4 13-41 38-51 52-51 7 0 20 4 20 26 0 12-6 38-20 92-7 24-20 39-37 39-3 0-12 0-19-5 9-1 17-9 17-20 0-10-8-13-14-13-11 0-21 10-21 22 0 17 20 24 36 24 26 0 40-25 41-27 4 14 19 27 42 27 39 0 61-48 61-58 0-3-3-3-4-3-3 0-5 1-6 4-12 41-38 49-50 49-16 0-22-12-22-25 0-7 2-16 6-33 5-18 9-35 14-53z"><text:p/></draw:path><draw:path draw:style-name="gr3" draw:text-style-name="P6" svg:width="0.0264in" svg:height="0.0547in" svg:x="0.087in" svg:y="0.0004in" svg:viewBox="0 0 68 140" svg:d="M66 23c2-4 2-6 2-9 0-7-8-14-15-14-11 0-15 9-16 13-12 39-23 78-35 117-1 0-1 3-2 4 0 3 9 6 11 6s2-1 4-4c17-38 34-75 51-113z"><text:p/></draw:path><draw:path draw:style-name="gr3" draw:text-style-name="P6" svg:width="0.1083in" svg:height="0.1067in" svg:x="0.1307in" svg:y="0.0181in" svg:viewBox="0 0 276 272" svg:d="M130 28c2-10 3-14 10-15 4-1 16-1 24-1 27 0 70 0 70 39 0 13-7 40-22 55-10 10-30 22-65 22-14 0-28 0-43 0 9-34 17-67 26-100zM185 133c39-8 84-36 84-74 0-34-34-59-84-59-38 0-74 0-110 0-8 0-11 0-11 8 0 4 3 4 10 4 1 0 8 0 15 1s10 1 10 7c0 1 0 2-1 7-18 68-34 138-52 206-4 15-4 18-35 18-7 0-11 0-11 7 0 5 3 4 5 5 11 0 39-1 50-1 10 0 37 1 48 1 4 0 8 0 8-8 0-4-3-4-11-4-14 0-24 0-24-7 0-2 0-4 1-7 9-33 16-67 25-100 16 0 30 0 45 0 35 0 43 21 43 33 0 7-3 18-5 27-4 11-7 25-7 33 0 42 46 42 52 42 33 0 46-39 46-45 0-4-3-2-5-4-3 0-4 2-5 4-10 29-26 36-35 36-12 0-16-8-16-23 0-13 3-32 5-45 0-5 1-12 1-17 0-29-25-41-36-45z"><text:p/></draw:path><draw:path draw:style-name="gr3" draw:text-style-name="P6" svg:width="0.0693in" svg:height="0.0677in" svg:x="0.2469in" svg:y="0.0535in" svg:viewBox="0 0 177 173" svg:d="M129 24c-7-14-18-24-36-24-45 0-93 56-93 113 0 36 22 60 52 60 7 0 27-1 50-27 2 15 17 27 35 27 14 0 22-8 28-20 6-14 12-37 12-38 0-3-3-3-4-3-5 0-5 1-6 6-7 26-13 47-30 47-10 0-11-9-11-17s0-11 5-29c4-15 5-20 9-34 4-19 8-36 14-54 2-11 2-11 2-13 0-7-4-10-11-10-10 0-15 7-16 16zM103 125c-1 6-1 8-7 14-17 21-33 26-43 26-20 0-26-20-26-35 0-20 13-67 21-85 12-23 30-37 45-37 26 0 31 32 31 34s-1 4-1 7c-7 25-13 50-20 76z"><text:p/></draw:path></draw:g></text:span><text:span text:style-name="T3">, נסיק מתוך הנתון ש־</text:span><text:span text:style-name="T3"><draw:g text:anchor-type="as-char" svg:y="-0.122in" draw:z-index="69" draw:name="Shape70" draw:style-name="gr1"><svg:title>TexMaths</svg:title><svg:desc>11§display§x \in A \land \exists x \in X. xRx'§svg§600§FALSE§</svg:desc><draw:path draw:style-name="gr2" draw:text-style-name="P5" svg:width="1.3917in" svg:height="0.1118in" svg:x="0.0031in" svg:y="0.0079in" svg:viewBox="0 0 3536 285" svg:d="M1769 285c-590 0-1179 0-1769 0 0-94 0-190 0-285 1178 0 2358 0 3536 0 0 95 0 191 0 285-589 0-1178 0-1767 0z"><text:p/></draw:path><draw:path draw:style-name="gr3" draw:text-style-name="P6" svg:width="0.0756in" svg:height="0.0685in" svg:x="-0.0004in" svg:y="0.0551in" svg:viewBox="0 0 193 175" svg:d="M119 54c2-10 11-45 37-45 2 0 12 0 20 4-11 2-19 12-19 21 0 7 5 13 15 13 8 0 21-6 21-22 0-19-22-25-36-25-23 0-36 21-40 30-10-26-31-30-42-30-41 0-63 50-63 59 0 4 5 4 6 4 2 0 3 0 4-4 13-41 39-50 52-50 7 0 21 3 21 25 0 12-7 39-21 93-6 23-20 39-37 39-2 0-11 0-19-5 10-1 18-10 18-21 0-10-8-13-14-13-12 0-22 10-22 23 0 17 20 25 36 25 27 0 40-27 41-30 6 15 19 30 42 30 39 0 61-50 61-59 0-5-3-5-4-5-3 0-4 2-4 5-14 42-40 50-52 50-15 0-21-12-21-25 0-9 2-18 7-34 4-18 8-35 13-53z"><text:p/></draw:path><draw:path draw:style-name="gr3" draw:text-style-name="P6" svg:width="0.0756in" svg:height="0.0874in" svg:x="0.1374in" svg:y="0.0402in" svg:viewBox="0 0 193 223" svg:d="M179 119c7 0 14 0 14-8 0-7-7-7-14-7-55 0-109 0-164 0 5-52 50-89 104-89 20 0 41 0 60 0 7 0 14 0 14-7 0-8-7-8-14-8-19 0-40 0-60 0-66 0-119 50-119 111 0 62 53 112 119 112 20 0 41 0 60 0 7 0 14 0 14-8s-7-8-14-8c-19 0-40 0-60 0-54 0-99-36-104-88 55 0 109 0 164 0z"><text:p/></draw:path><draw:path draw:style-name="gr3" draw:text-style-name="P6" svg:width="0.1039in" svg:height="0.1079in" svg:x="0.274in" svg:y="0.0138in" svg:viewBox="0 0 265 275" svg:d="M55 231c-15 26-30 31-47 32-5 0-8 0-8 8 0 2 1 4 4 4 11 0 24-1 33-1 14 0 27 1 40 1 2 0 7 0 7-7 0-5-4-5-6-5-9-1-19-4-19-13 0-5 3-9 6-14 10-17 20-33 30-50 32 0 65 0 96 0 2 8 7 61 7 64 0 12-21 13-29 13-5 0-8 0-8 8 0 4 4 4 5 4 16 0 32-1 49-1 8 0 34 1 42 1 3 0 8 0 8-7 0-5-4-5-9-5-24 0-24-2-25-14-8-79-16-160-24-240 0-8 0-9-7-9-6 0-7 3-10 7-45 75-90 149-135 224zM101 175c26-43 52-86 77-128 5 42 8 85 12 128-29 0-59 0-89 0z"><text:p/></draw:path><draw:path draw:style-name="gr3" draw:text-style-name="P6" svg:width="0.0846in" svg:height="0.0937in" svg:x="0.4244in" svg:y="0.0315in" svg:viewBox="0 0 216 239" svg:d="M117 9c-4-7-6-9-9-9-6 0-7 3-9 9-32 71-64 143-96 215-2 4-3 5-3 7 0 4 3 8 8 8 3 0 6-1 9-9 30-67 60-135 91-202 30 67 60 135 90 202 4 9 8 9 10 9 3 0 8-4 8-8 0-1 0-2-4-6-32-72-63-145-95-216z"><text:p/></draw:path><draw:path draw:style-name="gr3" draw:text-style-name="P6" svg:width="0.0673in" svg:height="0.1047in" svg:x="0.5602in" svg:y="0.0169in" svg:viewBox="0 0 172 267" svg:d="M172 13c0-12-1-13-14-13-48 0-96 0-145 0-6 0-13 0-13 8 0 7 7 7 13 7 48 0 96 0 143 0 0 37 0 73 0 111-46 0-91 0-137 0-7 0-15 0-15 7 0 8 8 8 15 8 46 0 91 0 137 0 0 36 0 74 0 110-47 0-95 0-143 0-6 0-13 0-13 8s7 8 13 8c49 0 97 0 145 0 13 0 14-1 14-15 0-79 0-159 0-239z"><text:p/></draw:path><draw:path draw:style-name="gr3" draw:text-style-name="P6" svg:width="0.0756in" svg:height="0.0685in" svg:x="0.6406in" svg:y="0.0551in" svg:viewBox="0 0 193 175" svg:d="M118 54c2-10 11-45 37-45 2 0 12 0 20 4-11 2-19 12-19 21 0 7 5 13 16 13 7 0 21-6 21-22 0-19-24-25-37-25-23 0-36 21-40 30-10-26-31-30-42-30-41 0-63 50-63 59 0 4 4 4 6 4s4 0 4-4c13-41 38-50 52-50 7 0 21 3 21 25 0 12-7 39-21 93-6 23-20 39-37 39-2 0-11 0-19-5 9-1 18-10 18-21 0-10-9-13-14-13-12 0-21 10-21 23 0 17 19 25 36 25 26 0 39-27 40-30 5 15 19 30 42 30 40 0 62-50 62-59 0-5-4-5-5-5-3 0-3 2-4 5-14 42-40 50-52 50-16 0-21-12-21-25 0-9 2-18 7-34 4-18 8-35 13-53z"><text:p/></draw:path><draw:path draw:style-name="gr3" draw:text-style-name="P6" svg:width="0.076in" svg:height="0.0874in" svg:x="0.7776in" svg:y="0.0402in" svg:viewBox="0 0 194 223" svg:d="M179 119c7 0 15 0 15-8 0-7-8-7-15-7-55 0-109 0-164 0 6-52 50-89 104-89 20 0 41 0 60 0 7 0 15 0 15-7 0-8-8-8-15-8-19 0-40 0-60 0-66 0-119 50-119 111 0 62 53 112 119 112 20 0 41 0 60 0 7 0 15 0 15-8s-8-8-15-8c-19 0-40 0-60 0-54 0-98-36-104-88 55 0 109 0 164 0z"><text:p/></draw:path><draw:path draw:style-name="gr3" draw:text-style-name="P6" svg:width="0.1248in" svg:height="0.1028in" svg:x="0.9126in" svg:y="0.0193in" svg:viewBox="0 0 318 262" svg:d="M177 105c-11-27-22-52-33-77-1-4-1-4-1-5 0-2 7-10 22-12 4 0 8 0 8-7 0-4-5-4-6-4-15 0-32 1-48 1-10 0-34-1-43-1-3 0-8 0-8 8 0 3 5 3 9 3 23 0 25 4 30 13 15 35 29 71 45 107-28 29-54 59-82 87-2 2-3 3-5 5-19 19-36 26-56 27-6 0-9 0-9 8 2 2 0 4 6 4 11 0 24-1 36-1 14 0 28 1 43 1 2 0 6 0 6-7 0-5-3-5-4-5-3 0-15-1-15-12 0-7 5-12 9-18 14-13 27-26 40-40 12-13 23-26 35-38 13 31 26 61 39 92 2 4 2 4 2 5 0 3-7 10-22 11-4 0-8 1-8 8 0 4 5 4 6 4 11 0 37-1 48-1 10 0 34 1 43 1 3 0 8 0 8-7 0-5-5-5-7-5-26 0-27-1-34-16-14-37-41-96-49-119 26-27 67-73 79-84 11-9 26-18 49-20 5 0 8 0 8-8-1-1 0-3-4-3-13 0-25 1-37 1-14 0-28-1-43-1-2 0-7 0-7 8 0 2 2 3 4 3 4 1 17 2 17 12 0 6-5 11-8 14-21 22-42 45-63 68z"><text:p/></draw:path><draw:path draw:style-name="gr3" draw:text-style-name="P6" svg:width="0.0157in" svg:height="0.0157in" svg:x="1.0512in" svg:y="0.1075in" svg:viewBox="0 0 41 41" svg:d="M41 20c0-11-10-20-21-20-12 0-20 9-20 20s8 21 20 21c11 0 21-10 21-21z"><text:p/></draw:path><draw:path draw:style-name="gr3" draw:text-style-name="P6" svg:width="0.0756in" svg:height="0.0685in" svg:x="1.0846in" svg:y="0.0551in" svg:viewBox="0 0 193 175" svg:d="M119 54c2-10 11-45 37-45 2 0 12 0 20 4-11 2-19 12-19 21 0 7 5 13 15 13 8 0 21-6 21-22 0-19-22-25-36-25-23 0-36 21-40 30-10-26-31-30-42-30-41 0-63 50-63 59 0 4 5 4 6 4 2 0 3 0 4-4 13-41 39-50 52-50 7 0 21 3 21 25 0 12-7 39-21 93-6 23-20 39-37 39-2 0-11 0-19-5 10-1 18-10 18-21 0-10-8-13-14-13-12 0-22 10-22 23 0 17 20 25 36 25 27 0 40-27 41-30 6 15 19 30 42 30 39 0 61-50 61-59 0-5-3-5-4-5-3 0-4 2-4 5-14 42-40 50-52 50-15 0-21-12-21-25 0-9 2-18 7-34 4-18 8-35 13-53z"><text:p/></draw:path><draw:path draw:style-name="gr3" draw:text-style-name="P6" svg:width="0.1083in" svg:height="0.1063in" svg:x="1.1736in" svg:y="0.0193in" svg:viewBox="0 0 276 271" svg:d="M130 26c2-9 3-13 11-14 3-1 15-1 23-1 27 0 70 0 70 39 0 13-6 39-21 55-11 10-30 22-66 22-14 0-28 0-42 0 8-34 16-68 25-101zM185 132c39-9 86-35 86-75 0-33-36-57-86-57-36 0-74 0-110 0-8 0-11 0-11 8 0 3 3 3 11 3 4 0 8 0 14 1 7 1 10 1 10 7 0 1 0 2-1 6-18 69-34 138-52 206-4 16-4 19-35 19-7 0-11 0-11 8 0 4 3 3 6 4 11 0 38-1 49-1 10 0 37 1 48 1 4 0 8 0 8-7 0-5-3-5-11-5-14 0-24 0-24-7 0-2 0-4 1-6 9-34 17-67 25-101 16 0 31 0 47 0 35 0 41 22 41 35 0 5-3 16-5 25-2 11-7 25-7 33 0 42 48 42 52 42 33 0 46-40 46-45s-3-2-4-5c-4 0-5 3-6 6-9 29-25 35-35 35-12 0-15-9-15-24 0-11 3-31 4-43 1-5 1-13 1-18 0-29-25-41-36-45z"><text:p/></draw:path><draw:path draw:style-name="gr3" draw:text-style-name="P6" svg:width="0.0756in" svg:height="0.0685in" svg:x="1.2886in" svg:y="0.0551in" svg:viewBox="0 0 193 175" svg:d="M118 54c2-10 11-45 38-45 1 0 11 0 19 4-11 2-19 12-19 21 0 7 5 13 16 13 7 0 21-6 21-22 0-19-24-25-37-25-22 0-36 21-40 30-10-26-31-30-42-30-40 0-62 50-62 59 0 4 3 4 5 4 3 0 4 0 4-4 13-41 38-50 52-50 7 0 21 3 21 25 0 12-7 39-21 93-6 23-20 39-37 39-2 0-11 0-19-5 9-1 18-10 18-21 0-10-9-13-14-13-12 0-21 10-21 23 0 17 19 25 36 25 26 0 40-27 41-30 4 15 18 30 42 30 39 0 61-50 61-59 0-5-3-5-5-5-3 0-3 2-4 5-14 42-40 50-52 50-14 0-21-12-21-25 0-9 2-18 7-34 4-18 8-35 13-53z"><text:p/></draw:path><draw:path draw:style-name="gr3" draw:text-style-name="P6" svg:width="0.0264in" svg:height="0.0547in" svg:x="1.3764in" svg:y="0in" svg:viewBox="0 0 68 140" svg:d="M66 24c2-5 2-7 2-9 0-8-7-15-16-15-10 0-13 9-15 13-12 39-24 77-36 117 0 1-1 2-1 4 0 4 9 6 11 6 1 0 2 0 3-4 18-38 34-75 52-112z"><text:p/></draw:path></draw:g></text:span><text:span text:style-name="T3">, מתוך טנרזיטיביות יחס השקילות מתקיים </text:span><text:span text:style-name="T3"><draw:g text:anchor-type="as-char" svg:y="-0.1063in" draw:z-index="70" draw:name="Shape71" draw:style-name="gr1"><svg:title>TexMaths</svg:title><svg:desc>11§display§xRa§svg§600§FALSE§</svg:desc><draw:path draw:style-name="gr2" draw:text-style-name="P5" svg:width="0.2618in" svg:height="0.0906in" svg:x="0.0031in" svg:y="0.0071in" svg:viewBox="0 0 666 231" svg:d="M0 0c222 0 445 0 666 0 0 77 0 154 0 231-221 0-444 0-666 0 0-77 0-154 0-231z"><text:p/></draw:path><draw:path draw:style-name="gr3" draw:text-style-name="P6" svg:width="0.0752in" svg:height="0.0681in" svg:x="-0.0004in" svg:y="0.0362in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3" draw:text-style-name="P6" svg:width="0.1075in" svg:height="0.1063in" svg:x="0.0882in" svg:y="0in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3" draw:text-style-name="P6" svg:width="0.0693in" svg:height="0.0681in" svg:x="0.2035in" svg:y="0.0362in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</text:span><text:span text:style-name="T3">, ולכן בה"כ הגענו למצב הקודם שכבר הוכח שממנו נגרר </text:span><text:span text:style-name="T3"><draw:g text:anchor-type="as-char" svg:y="-0.1035in" draw:z-index="71" draw:name="Shape72" draw:style-name="gr1"><svg:title>TexMaths</svg:title><svg:desc>11§display§a \in X§svg§600§FALSE§</svg:desc><draw:path draw:style-name="gr2" draw:text-style-name="P5" svg:width="0.3795in" svg:height="0.0933in" svg:x="0.0016in" svg:y="0.0063in" svg:viewBox="0 0 965 238" svg:d="M483 238c-162 0-322 0-483 0 0-79 0-159 0-238 321 0 644 0 965 0 0 79 0 159 0 238-161 0-321 0-482 0z"><text:p/></draw:path><draw:path draw:style-name="gr3" draw:text-style-name="P6" svg:width="0.0693in" svg:height="0.0677in" svg:x="-0.0004in" svg:y="0.0354in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3" draw:text-style-name="P6" svg:width="0.076in" svg:height="0.0874in" svg:x="0.1287in" svg:y="0.0209in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" draw:text-style-name="P6" svg:width="0.1252in" svg:height="0.1028in" svg:x="0.2634in" svg:y="-0.0004in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3"><text:s/>ובפרט </text:span><text:span text:style-name="T3"><draw:g text:anchor-type="as-char" svg:y="-0.122in" draw:z-index="72" draw:name="Shape73" draw:style-name="gr1"><svg:title>TexMaths</svg:title><svg:desc>11§display§a \in X \cup X'§svg§600§FALSE§</svg:desc><draw:path draw:style-name="gr2" draw:text-style-name="P5" svg:width="0.7264in" svg:height="0.1118in" svg:x="0.0016in" svg:y="0.0079in" svg:viewBox="0 0 1846 285" svg:d="M924 285c-308 0-616 0-924 0 0-94 0-190 0-285 616 0 1230 0 1846 0 0 95 0 191 0 285-308 0-616 0-922 0z"><text:p/></draw:path><draw:path draw:style-name="gr3" draw:text-style-name="P6" svg:width="0.0693in" svg:height="0.0685in" svg:x="-0.0004in" svg:y="0.0551in" svg:viewBox="0 0 177 175" svg:d="M129 24c-7-14-18-24-36-24-45 0-93 57-93 113 0 37 22 62 52 62 7 0 27-2 50-30 2 17 17 30 35 30 14 0 22-9 29-22s8-25 11-37c0-5-3-5-4-5-5 0-5 2-6 8-6 24-13 47-30 47-9 0-11-10-11-17 0-9 0-12 5-29 4-16 5-20 9-35 4-19 10-37 14-54 2-10 2-11 2-13 0-6-4-10-11-10-9 0-15 9-16 16zM103 125c-1 6-1 7-7 14-17 21-32 27-43 27-20 0-26-21-26-36 0-19 13-67 22-85 11-22 29-36 44-36 26 0 31 31 31 34 0 2-1 4-1 5-6 26-13 51-20 77z"><text:p/></draw:path><draw:path draw:style-name="gr3" draw:text-style-name="P6" svg:width="0.0752in" svg:height="0.0874in" svg:x="0.1291in" svg:y="0.0402in" svg:viewBox="0 0 192 223" svg:d="M179 119c7 0 13 0 13-8 0-7-6-7-13-7-55 0-109 0-164 0 5-52 50-89 104-89 20 0 40 0 60 0 7 0 13 0 13-7 0-8-6-8-13-8-21 0-40 0-61 0-66 0-118 50-118 111 0 62 52 112 118 112 21 0 40 0 61 0 7 0 13 0 13-8s-6-8-13-8c-20 0-40 0-60 0-54 0-99-36-104-88 55 0 109 0 164 0z"><text:p/></draw:path><draw:path draw:style-name="gr3" draw:text-style-name="P6" svg:width="0.1248in" svg:height="0.1028in" svg:x="0.2642in" svg:y="0.0193in" svg:viewBox="0 0 318 262" svg:d="M176 105c-11-27-21-52-32-77-1-4-1-4-2-5 0-2 6-10 23-12 3 0 8 0 8-7 0-4-5-4-6-4-16 0-33 1-49 1-9 0-33-1-43-1-2 0-7 0-7 8 0 3 3 3 9 3 23 0 25 4 29 13 15 35 30 71 46 107-28 29-55 59-83 87-1 2-3 3-4 5-19 19-38 26-57 27-5 0-8 0-8 8 1 2 0 4 4 4 12 0 25-1 37-1 14 0 29 1 43 1 3 0 7 0 7-7 0-5-3-3-4-5-5 0-16-1-16-12 0-7 6-12 10-18 14-13 27-26 40-40 11-13 23-26 34-38 13 31 26 61 40 92 1 4 2 4 2 5 0 3-8 10-23 11-5 0-8 1-8 8 0 4 4 4 7 4 10 0 37-1 48-1 10 0 33 1 43 1 2 0 6 0 6-7 0-5-3-5-6-5-25 0-26-1-33-16-15-37-41-96-50-119 26-27 66-73 80-84 11-9 25-18 48-20 5 0 9 0 9-8-2-1 0-3-6-3-11 0-24 1-36 1-14 0-29-1-43-1-2 0-6 0-6 8 0 2 1 3 4 3 3 1 15 2 15 12 0 6-4 11-7 14-21 22-42 45-63 68z"><text:p/></draw:path><draw:path draw:style-name="gr3" draw:text-style-name="P6" svg:width="0.0839in" svg:height="0.0937in" svg:x="0.4394in" svg:y="0.0315in" svg:viewBox="0 0 214 239" svg:d="M214 14c0-6 0-14-7-14-8 0-8 8-8 14 0 47 0 93 0 140 0 56-63 70-91 70-18 0-42-5-63-18-30-19-30-42-30-53 0-46 0-92 0-139 0-6 0-14-7-14-8 0-8 8-8 14 0 47 0 94 0 141 0 58 59 84 108 84s106-27 106-83c0-47 0-94 0-142z"><text:p/></draw:path><draw:path draw:style-name="gr3" draw:text-style-name="P6" svg:width="0.1252in" svg:height="0.1028in" svg:x="0.5701in" svg:y="0.0193in" svg:viewBox="0 0 319 262" svg:d="M177 105c-11-27-21-52-32-77-1-4-1-4-2-5 0-2 7-10 23-12 3 0 8 0 8-7 0-4-6-4-7-4-15 0-32 1-48 1-10 0-33-1-43-1-2 0-8 0-8 8 0 3 5 3 9 3 24 0 26 4 30 13 15 35 29 71 45 107-28 29-54 59-82 87-1 2-3 3-4 5-20 19-37 26-57 27-6 0-9 0-9 8 2 2 0 4 5 4 11 0 25-1 37-1 14 0 29 1 43 1 2 0 6 0 6-7 0-5-3-5-4-5-3 0-16-1-16-12 0-7 6-12 11-18 14-13 27-26 40-40 11-13 23-26 34-38 13 31 27 61 40 92 1 4 1 4 1 5 0 3-7 10-22 11-5 0-8 1-8 8 0 4 5 4 6 4 11 0 38-1 48-1s34 1 43 1c3 0 8 0 8-7 0-5-4-5-7-5-26 0-26-1-33-16-15-37-42-96-51-119 27-27 68-73 80-84 11-9 26-18 49-20 4 0 9 0 9-8-2-1 0-3-6-3-11 0-24 1-36 1-14 0-28-1-43-1-2 0-7 0-7 8 0 2 2 3 5 3 3 1 15 2 15 12 0 6-4 11-7 14-21 22-42 45-63 68z"><text:p/></draw:path><draw:path draw:style-name="gr3" draw:text-style-name="P6" svg:width="0.0264in" svg:height="0.0547in" svg:x="0.7091in" svg:y="0in" svg:viewBox="0 0 68 140" svg:d="M66 24c2-5 2-7 2-9 0-8-8-15-16-15-10 0-14 9-15 13-12 39-24 77-36 117 0 1-1 2-1 4 0 4 9 6 11 6 1 0 2 0 3-4 18-38 34-75 52-112z"><text:p/></draw:path></draw:g></text:span><text:span text:style-name="T3">. </text:span></text:p>
        </text:list-item>
      </text:list>
      <text:p text:style-name="P9"><text:span text:style-name="T3"><draw:g text:anchor-type="as-char" svg:y="-0.1134in" draw:z-index="73" draw:name="Shape74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3</text:h>
      <text:h text:style-name="P18" text:outline-level="3">סעיף (א)</text:h>
      <text:p text:style-name="P19"><text:span text:style-name="T2">נתון: </text:span><text:span text:style-name="T2"><draw:g text:anchor-type="as-char" svg:y="-0.1134in" draw:z-index="104" draw:name="Shape75" draw:style-name="gr1"><svg:title>TexMaths</svg:title><svg:desc>11§display§\la a, b \ra \in \mathrm{Res} \iff b - a \in \Z§svg§600§FALSE§</svg:desc><draw:path draw:style-name="gr2" draw:text-style-name="P5" svg:width="1.8035in" svg:height="0.1358in" svg:x="-0.0004in" svg:y="0.0071in" svg:viewBox="0 0 4582 346" svg:d="M2291 346c-764 0-1528 0-2291 0 0-116 0-230 0-346 1528 0 3054 0 4582 0 0 116 0 230 0 346-763 0-1528 0-2291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93in" svg:height="0.0685in" svg:x="0.0571in" svg:y="0.0453in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0559in" svg:height="0.1063in" svg:x="0.2063in" svg:y="0.0071in" svg:viewBox="0 0 143 271" svg:d="M75 4c0-1 0-4-6-4-9 0-37 3-47 3-2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335in" svg:height="0.1512in" svg:x="0.2728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76in" svg:height="0.087in" svg:x="0.3787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55in" svg:height="0.1063in" svg:x="0.515in" svg:y="0.0098in" svg:viewBox="0 0 269 271" svg:d="M73 127c0-33 0-66 0-99 0-9 0-15 8-16 5 0 16 0 23 0 36 0 79 1 79 57 0 27-10 58-68 58-14 0-28 0-42 0zM155 132c37-9 67-33 67-63 0-37-44-69-101-69-41 0-80 0-121 0 0 4 0 8 0 12 3 0 5 0 9 0 31 0 31 3 31 18 0 67 0 135 0 202 0 14 0 18-31 18-4 0-6 0-9 0 0 4 0 9 0 12 14-1 41-1 56-1 14 0 43 0 57 1 0-3 0-8 0-12-3 0-6 0-10 0-29 0-30-4-30-18 0-32 0-65 0-97 15 0 29 0 45 0 5 0 22 0 36 14s14 26 14 51 0 40 16 54c16 15 37 17 49 17 30 0 36-32 36-43 0-2 0-7-5-7-3 0-3 4-4 7-3 27-16 34-26 34-18 0-22-20-27-54-2-11-4-21-6-31-6-25-25-37-46-45z"><text:p/></draw:path><draw:path draw:style-name="gr3" draw:text-style-name="P6" svg:width="0.0587in" svg:height="0.0693in" svg:x="0.626in" svg:y="0.0453in" svg:viewBox="0 0 150 177" svg:d="M33 76c2-57 34-67 47-67 41 0 44 52 44 67-31 0-60 0-91 0zM32 84c36 0 71 0 108 0 8 0 10 0 10-8 0-39-21-76-70-76-44 0-80 40-80 88 0 52 41 89 86 89 46 0 64-43 64-50 0-4-4-5-5-5-4 0-4 2-5 6-14 39-49 39-52 39-20 0-35-11-44-25-12-19-12-44-12-58z"><text:p/></draw:path><draw:path draw:style-name="gr3" draw:text-style-name="P6" svg:width="0.0492in" svg:height="0.0693in" svg:x="0.6941in" svg:y="0.0453in" svg:viewBox="0 0 126 177" svg:d="M68 98c8 2 40 8 40 35 0 20-13 35-44 35-32 0-46-22-53-53-1-6-2-7-6-7-5 0-5 2-5 9 0 16 0 34 0 51 0 7 0 9 4 9 3 0 3 0 10-7 1-2 1-2 8-9 16 16 34 16 42 16 45 0 62-25 62-54 0-20-11-32-16-36-12-12-28-15-44-19-21-4-47-9-47-32 0-13 10-28 43-28 42 0 45 34 45 46 1 3 4 3 5 3 5 0 5-1 5-9 0-13 0-26 0-39 0-6 0-9-5-9-1 0-2 0-8 4-1 3-4 6-6 7-14-11-30-11-36-11-47 0-62 26-62 47 0 14 7 25 16 33 14 10 24 12 52 18z"><text:p/></draw:path><draw:path draw:style-name="gr3" draw:text-style-name="P6" svg:width="0.1346in" svg:height="0.0827in" svg:x="0.8425in" svg:y="0.0335in" svg:viewBox="0 0 343 211" svg:d="M330 152c7 0 13 0 13-8 0-9-6-9-14-9-82 0-164 0-245 0-16-13-36-23-49-29 14-6 33-16 49-29 81 0 163 0 245 0 8 0 14-1 14-9 0-9-6-7-13-7-76 0-153 0-229 0 19-18 39-52 39-57 0-4-5-4-7-4-3 0-7 0-8 3-7 15-18 36-44 58-26 24-52 34-72 39-7 2-6 2-8 3-1 2-1 2-1 3s0 2 0 3h1c1 1 2 1 9 3 53 16 91 51 112 93 4 6 6 6 11 6 2 0 7 0 7-3 0-4-20-38-39-56 76 0 153 0 229 0z"><text:p/></draw:path><draw:path draw:style-name="gr3" draw:text-style-name="P6" svg:width="0.1346in" svg:height="0.0827in" svg:x="0.9689in" svg:y="0.0335in" svg:viewBox="0 0 343 211" svg:d="M258 77c17 13 37 23 50 29-14 6-33 16-50 29-81 0-163 0-245 0-6 0-13 0-13 9 0 8 7 8 13 8 76 0 152 0 228 0-18 18-39 52-39 56 0 3 6 3 8 3 3 0 6 0 8-3 7-13 18-34 44-56 26-24 53-34 72-40 7-2 7-3 8-3 1-1 1-2 1-3s0-1-1-3h-1c-1-1-1-1-9-3-52-15-90-50-112-92-4-8-4-8-10-8-2 0-8 0-8 4 0 5 20 39 39 57-76 0-152 0-228 0-6 0-13-2-13 7 0 8 7 9 13 9 82 0 164 0 245 0z"><text:p/></draw:path><draw:path draw:style-name="gr3" draw:text-style-name="P6" svg:width="0.0559in" svg:height="0.1063in" svg:x="1.2039in" svg:y="0.0071in" svg:viewBox="0 0 143 271" svg:d="M75 4c0-1 0-4-6-4-9 0-37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925in" svg:height="0.0063in" svg:x="1.3087in" svg:y="0.0717in" svg:viewBox="0 0 236 17" svg:d="M222 17c7 0 14-2 14-9 0-8-7-8-14-8-69 0-140 0-209 0-6 0-13 0-13 8 0 7 7 9 13 9 69 0 140 0 209 0z"><text:p/></draw:path><draw:path draw:style-name="gr3" draw:text-style-name="P6" svg:width="0.0693in" svg:height="0.0685in" svg:x="1.4543in" svg:y="0.0453in" svg:viewBox="0 0 177 175" svg:d="M129 25c-7-14-18-25-36-25-45 0-93 57-93 113 0 37 21 62 52 62 7 0 26-1 50-29 2 16 17 29 35 29 14 0 22-9 29-21 7-14 11-37 11-38 0-4-3-4-4-4-5 0-5 1-6 7-6 25-13 47-30 47-9 0-11-10-11-17 0-9 0-11 5-29 4-17 5-20 9-34 4-18 10-36 14-54 2-11 2-12 2-13 0-7-4-11-11-11-10 0-15 9-16 17zM103 124c-1 8-1 8-7 15-17 22-33 27-43 27-20 0-26-21-26-36 0-19 13-66 21-84 12-23 30-37 45-37 26 0 31 32 31 34s-1 4-1 7c-6 24-13 49-20 74z"><text:p/></draw:path><draw:path draw:style-name="gr3" draw:text-style-name="P6" svg:width="0.0752in" svg:height="0.087in" svg:x="1.5839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921in" svg:height="0.1031in" svg:x="1.7189in" svg:y="0.0098in" svg:viewBox="0 0 235 263" svg:d="M220 14c3-5 3-6 3-7 0-7-5-7-13-7-59 0-118 0-177 0-12 0-12 1-13 11-2 18-4 34-6 52 0 2-1 3-1 5 0 6 5 8 7 8 4 0 6-3 6-7 3-8 6-25 29-40 22-15 49-16 63-16 10 0 21 0 30 0-48 79-96 159-145 237-3 4-3 5-3 7 0 6 7 6 13 6 66 0 132 0 198 0 12 0 12-1 13-11 4-25 8-49 11-75 0-4-3-6-6-6-6 0-7 3-8 11-7 30-37 68-92 68-18 0-37 0-54 0 48-78 97-158 145-236zM33 13c7 0 14 0 21 0v1c-11 6-19 12-23 17 1-6 1-12 2-18zM165 13c13 0 26 0 40 0-49 79-98 159-147 237-13 0-26 0-39 0 48-78 98-158 146-237zM185 250c11-7 21-15 31-26-2 7-3 12-5 26-9 0-17 0-26 0z"><text:p/></draw:path></draw:g></text:span></text:p>
      <text:p text:style-name="P20"><text:soft-page-break/>צ.ל.: <text:span text:style-name="T3"><draw:g text:anchor-type="as-char" svg:y="-0.1063in" draw:z-index="74" draw:name="Shape76" draw:style-name="gr1"><svg:title>TexMaths</svg:title><svg:desc>11§display§Res§svg§600§FALSE§</svg:desc><draw:path draw:style-name="gr2" draw:text-style-name="P5" svg:width="0.2343in" svg:height="0.0906in" svg:x="0.0016in" svg:y="0.0071in" svg:viewBox="0 0 596 231" svg:d="M0 0c199 0 397 0 596 0 0 77 0 154 0 231-199 0-397 0-596 0 0-77 0-154 0-231z"><text:p/></draw:path><draw:path draw:style-name="gr3" draw:text-style-name="P6" svg:width="0.1079in" svg:height="0.1063in" svg:x="-0.0004in" svg:y="0in" svg:viewBox="0 0 275 271" svg:d="M129 26c3-8 4-13 10-14 5 0 17 0 24 0 28 0 71 0 71 39 0 12-7 39-22 54-10 9-30 23-65 23-14 0-29 0-43 0 8-34 17-69 25-102zM184 132c40-9 85-35 85-74 0-34-34-58-85-58-37 0-73 0-109 0-8 0-11 0-11 8 0 4 3 4 9 4 2 0 9 0 16 1 6 0 10 1 10 6 0 2 0 3-1 7-18 69-34 138-52 206-4 16-4 18-35 18-7 0-11 0-11 8 0 4 3 3 5 4 11 0 39-1 50-1 10 0 37 1 48 1 3 0 8 0 8-8 0-4-4-4-11-4-14 0-25 0-25-7 0-2 1-4 2-6 9-34 16-69 25-102 14 0 30 0 45 0 35 0 43 21 43 35 0 5-4 17-6 26-3 11-6 25-6 33 0 42 46 42 51 42 33 0 46-39 46-44s-3-2-4-5c-3 0-4 3-6 5-9 28-26 35-35 35-12 0-15-8-15-23 0-12 2-32 4-44 0-6 1-13 1-18 0-30-25-41-36-45z"><text:p/></draw:path><draw:path draw:style-name="gr3" draw:text-style-name="P6" svg:width="0.0579in" svg:height="0.0681in" svg:x="0.1165in" svg:y="0.0362in" svg:viewBox="0 0 148 174" svg:d="M55 81c11 0 39 0 59-8 26-11 29-34 29-40 0-16-16-33-42-33-43 0-101 37-101 106 0 37 23 68 60 68 56 0 88-40 88-44 0-2-2-6-4-6-3 0-4 1-6 5-29 36-72 36-77 36-29 0-32-31-32-43 0-4 0-16 5-41 7 0 14 0 21 0zM36 74c16-60 55-65 65-65 19 0 28 11 28 24 0 41-61 41-76 41-6 0-11 0-17 0z"><text:p/></draw:path><draw:path draw:style-name="gr3" draw:text-style-name="P6" svg:width="0.0551in" svg:height="0.0681in" svg:x="0.1878in" svg:y="0.0362in" svg:viewBox="0 0 141 174" svg:d="M131 26c-11 2-19 9-19 18 0 6 3 11 12 11s17-7 17-21c0-17-16-34-46-34-50 0-64 40-64 57 0 30 28 35 39 38 20 4 41 8 41 29 0 10-9 41-56 41-6 0-35 0-44-20 15 2 24-10 24-20 0-8-5-13-13-13-11 0-22 8-22 24 0 23 22 38 55 38 62 0 78-45 78-63 0-14-8-23-12-28-11-10-22-13-39-16-14-3-29-6-29-23 0-11 8-35 42-35 10 0 30 3 36 17z"><text:p/></draw:path></draw:g></text:span><text:span text:style-name="T3"><text:s/>יחס שקילות. </text:span></text:p>
      <text:p text:style-name="P20">הוכחה: </text:p>
      <text:list text:style-name="L3">
        <text:list-item>
          <text:p text:style-name="P21">רפלקסיביות:<text:span text:style-name="T2"> </text:span><text:span text:style-name="T7">יהי </text:span><text:span text:style-name="T7"><draw:g text:anchor-type="as-char" svg:y="-0.1035in" draw:z-index="75" draw:name="Shape77" draw:style-name="gr1"><svg:title>TexMaths</svg:title><svg:desc>11§display§r \in \R§svg§600§FALSE§</svg:desc><draw:path draw:style-name="gr2" draw:text-style-name="P5" svg:width="0.3488in" svg:height="0.0933in" svg:x="0.0031in" svg:y="0.0063in" svg:viewBox="0 0 887 238" svg:d="M444 238c-148 0-296 0-444 0 0-79 0-159 0-238 296 0 592 0 887 0 0 79 0 159 0 238-147 0-295 0-443 0z"><text:p/></draw:path><draw:path draw:style-name="gr3" draw:text-style-name="P6" svg:width="0.0614in" svg:height="0.0677in" svg:x="-0.0004in" svg:y="0.0354in" svg:viewBox="0 0 157 173" svg:d="M23 147c-1 6-3 13-3 15 0 8 5 11 11 11 4 0 12-3 14-11 1-2 14-52 15-59 4-13 10-39 13-50 2-5 13-23 22-32 3-2 14-12 30-12 10 0 16 4 17 4-12 2-20 11-20 21 0 7 3 14 14 14 10 0 21-8 21-23 0-13-12-25-32-25-25 0-41 19-49 30-3-18-17-30-35-30s-26 15-29 22c-7 13-12 36-12 37 0 5 4 5 5 5 4 0 4-1 7-9 7-28 14-46 28-46 6 0 12 3 12 17 0 8-1 12-7 32-8 30-14 59-22 89z"><text:p/></draw:path><draw:path draw:style-name="gr3" draw:text-style-name="P6" svg:width="0.0752in" svg:height="0.087in" svg:x="0.1232in" svg:y="0.0209in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3" draw:text-style-name="P6" svg:width="0.1039in" svg:height="0.1028in" svg:x="0.2559in" svg:y="-0.0004in" svg:viewBox="0 0 265 262" svg:d="M97 143c4 0 10 0 14 0 19 28 39 58 57 88 5 6 13 20 18 27 3 4 4 4 13 4 18 0 35 0 53 0 7 0 13 0 13-6 0-3-2-7-6-7-14-3-34-28-42-40-4-5-22-30-49-71 35-5 68-21 68-66 0-53-57-72-102-72-41 0-80 0-121 0-8 0-13 0-13 7 0 6 7 6 10 6 22 0 24 3 24 22 0 64 0 129 0 192 0 19-2 22-24 22-3 0-10 0-10 7 0 6 5 6 13 6 35 0 71 0 106 0 6 0 12 0 12-6 0-7-7-7-10-7-22 0-24-3-24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7">, צ.ל. </text:span><text:span text:style-name="T7"><draw:g text:anchor-type="as-char" svg:y="-0.1134in" draw:z-index="76" draw:name="Shape78" draw:style-name="gr1"><svg:title>TexMaths</svg:title><svg:desc>11§display§\la r, r \ra \in R§svg§600§FALSE§</svg:desc><draw:path draw:style-name="gr2" draw:text-style-name="P5" svg:width="0.6079in" svg:height="0.1354in" svg:x="-0.0004in" svg:y="0.0071in" svg:viewBox="0 0 1545 345" svg:d="M0 0c515 0 1030 0 1545 0 0 115 0 230 0 345-515 0-1030 0-1545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14in" svg:height="0.0681in" svg:x="0.0555in" svg:y="0.0453in" svg:viewBox="0 0 157 174" svg:d="M23 148c-2 5-4 14-4 16 0 7 5 10 12 10 4 0 11-2 14-10 0-2 13-54 16-62 2-12 9-39 12-49 1-6 12-23 22-32 2-2 14-13 30-13 10 0 10 3 16 5-11 1-20 11-20 21 0 7 3 13 14 13 10 0 22-8 22-22s-12-25-32-25c-25 0-42 19-49 30-3-18-18-30-35-30-18 0-26 14-29 22-8 13-12 36-12 37 0 4 3 4 4 4 5 0 5 0 7-9 7-28 14-46 29-46 6 0 12 3 12 18 0 8-2 13-7 32-8 30-14 60-22 90z"><text:p/></draw:path><draw:path draw:style-name="gr3" draw:text-style-name="P6" svg:width="0.0173in" svg:height="0.0453in" svg:x="0.128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6" svg:width="0.0614in" svg:height="0.0681in" svg:x="0.1878in" svg:y="0.0453in" svg:viewBox="0 0 157 174" svg:d="M22 148c-1 5-3 14-3 16 0 7 5 10 11 10 5 0 12-2 14-10 1-2 14-54 15-62 4-12 11-39 14-49 1-6 12-23 21-32 3-2 14-13 31-13 10 0 10 3 16 5-11 1-20 11-20 21 0 7 3 13 14 13 10 0 22-8 22-22s-13-25-32-25c-25 0-42 19-49 30-3-18-18-30-35-30-19 0-26 14-29 22-8 13-12 36-12 37 0 4 3 4 4 4 4 0 5 0 7-9 7-28 14-46 29-46 5 0 11 3 11 18 0 8-1 13-6 32-8 30-15 60-23 90z"><text:p/></draw:path><draw:path draw:style-name="gr3" draw:text-style-name="P6" svg:width="0.0335in" svg:height="0.1508in" svg:x="0.2646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6" svg:width="0.076in" svg:height="0.087in" svg:x="0.3697in" svg:y="0.0307in" svg:viewBox="0 0 194 222" svg:d="M179 120c7 0 15 0 15-8 0-7-8-7-15-7-54 0-109 0-162 0 4-52 48-88 103-88 20 0 40 0 59 0 7 0 15-2 15-9 0-8-8-8-15-8-19 0-40 0-60 0-66 0-119 51-119 112 0 62 53 110 119 110 20 0 41 0 60 0 7 0 15 0 15-7 0-8-8-7-15-7-19 0-39 0-59 0-55 0-99-36-103-88 53 0 108 0 162 0z"><text:p/></draw:path><draw:path draw:style-name="gr3" draw:text-style-name="P6" svg:width="0.1083in" svg:height="0.1063in" svg:x="0.5071in" svg:y="0.0098in" svg:viewBox="0 0 276 271" svg:d="M130 28c2-10 3-14 10-15 3-1 16-1 24-1 27 0 70 0 70 39 0 13-6 39-22 55-10 10-29 22-65 22-14 0-28 0-42 0 8-34 16-67 25-100zM185 132c40-8 85-35 85-74 0-33-34-58-85-58-36 0-74 0-110 0-8 0-12 0-12 8 0 4 4 4 11 4 1 0 9 0 15 1 7 1 10 1 10 7 0 1 0 2-1 6-18 69-34 138-52 206-4 16-5 19-35 19-8 0-11 0-11 8 0 4 4 4 6 4 11 0 37-2 48-2 10 0 38 2 49 2 4 0 8 0 8-9 0-3-3-3-11-3-14 0-25 0-25-8 0-2 1-4 1-6 9-33 18-67 26-100 16 0 30 0 45 0 36 0 43 20 43 34 0 6-3 18-5 26-3 10-7 24-7 32 0 42 47 42 52 42 33 0 46-39 46-44s-3-2-4-5c-3 0-5 3-6 6-10 29-26 35-35 35-12 0-15-9-15-24 0-12 2-32 4-44 0-5 1-11 1-17 0-29-25-41-36-46z"><text:p/></draw:path></draw:g></text:span><text:span text:style-name="T7">, או באופן שקול </text:span><text:span text:style-name="T7"><draw:g text:anchor-type="as-char" svg:y="-0.0972in" draw:z-index="77" draw:name="Shape79" draw:style-name="gr1"><svg:title>TexMaths</svg:title><svg:desc>11§display§r - r \in \Z§svg§600§FALSE§</svg:desc><draw:path draw:style-name="gr2" draw:text-style-name="P5" svg:width="0.5984in" svg:height="0.0933in" svg:x="0.0031in" svg:y="0.0075in" svg:viewBox="0 0 1521 238" svg:d="M760 238c-254 0-507 0-760 0 0-79 0-159 0-238 507 0 1013 0 1521 0 0 79 0 159 0 238-254 0-508 0-761 0z"><text:p/></draw:path><draw:path draw:style-name="gr3" draw:text-style-name="P6" svg:width="0.0614in" svg:height="0.0677in" svg:x="-0.0004in" svg:y="0.0354in" svg:viewBox="0 0 157 173" svg:d="M23 147c-1 6-3 13-3 15 0 8 5 11 11 11 4 0 12-3 14-11 1-2 14-52 16-59 3-13 9-39 12-50 2-5 13-23 22-32 3-2 14-12 30-12 10 0 11 3 17 4-12 2-20 11-20 21 0 7 3 14 14 14 10 0 21-8 21-23 0-13-12-25-32-25-25 0-41 19-49 30-3-18-17-30-35-30s-26 15-29 22c-6 13-12 36-12 37 0 5 4 5 6 5 3 0 3-1 6-9 7-28 14-46 28-46 6 0 12 3 12 17 0 8-1 12-6 32-7 30-15 59-23 89z"><text:p/></draw:path><draw:path draw:style-name="gr3" draw:text-style-name="P6" svg:width="0.0921in" svg:height="0.0055in" svg:x="0.115in" svg:y="0.0618in" svg:viewBox="0 0 235 15" svg:d="M222 15c7 0 13 0 13-7 0-8-6-8-13-8-69 0-139 0-209 0-6 0-13 0-13 8 0 7 7 7 13 7 70 0 140 0 209 0z"><text:p/></draw:path><draw:path draw:style-name="gr3" draw:text-style-name="P6" svg:width="0.0614in" svg:height="0.0677in" svg:x="0.2587in" svg:y="0.0354in" svg:viewBox="0 0 157 173" svg:d="M23 147c-1 6-3 13-3 15 0 8 4 11 11 11 4 0 11-3 14-11 0-2 13-52 16-59 3-13 9-39 12-50 1-5 12-23 22-32 3-2 14-12 30-12 10 0 16 4 17 4-12 2-21 11-21 21 0 7 4 14 15 14 10 0 21-8 21-23 0-13-12-25-32-25-25 0-41 19-49 30-3-18-18-30-35-30-18 0-26 15-29 22-6 13-12 36-12 37 0 5 3 5 4 5 5 0 5-1 7-9 7-28 14-46 29-46 6 0 12 3 12 17 0 8-1 12-7 32-8 30-14 59-22 89z"><text:p/></draw:path><draw:path draw:style-name="gr3" draw:text-style-name="P6" svg:width="0.0756in" svg:height="0.087in" svg:x="0.3819in" svg:y="0.0217in" svg:viewBox="0 0 193 222" svg:d="M179 119c7 0 14 0 14-8s-7-8-14-8c-55 0-109 0-164 0 5-51 50-88 104-88 20 0 41 0 60 0 7 0 14 0 14-7 0-8-7-8-14-8-19 0-40 0-60 0-66 0-119 49-119 111 0 60 53 111 119 111 20 0 41 0 60 0 7 0 14 0 14-8s-7-8-14-8c-19 0-40 0-60 0-54 0-99-37-104-87 55 0 109 0 164 0z"><text:p/></draw:path><draw:path draw:style-name="gr3" draw:text-style-name="P6" svg:width="0.0921in" svg:height="0.1028in" svg:x="0.5169in" svg:y="-0.0004in" svg:viewBox="0 0 235 262" svg:d="M220 14c3-5 3-5 3-7 0-7-5-7-13-7-59 0-118 0-177 0-12 0-12 1-13 11-2 18-3 35-6 53 0 1-1 2-1 4 0 6 5 8 7 8 4 0 6-4 6-7 3-9 6-25 29-40 22-15 50-16 63-16 10 0 21 0 31 0-49 78-97 157-146 235-3 6-3 6-3 8 0 6 7 6 13 6 66 0 132 0 198 0 12 0 12-1 13-11 4-25 8-50 11-75 0-5-3-7-6-7-6 0-7 3-8 11-6 32-37 69-91 69-19 0-36 0-55 0 48-78 97-157 145-235zM33 13c7 0 14 0 21 0v1c-11 6-18 12-23 17 1-6 1-12 2-18zM165 13c13 0 26 0 40 0-49 79-98 157-147 236-13 0-26 0-39 0 48-79 98-157 146-236zM185 248c11-5 21-14 31-25-1 8-3 12-5 26-9 0-17 0-26 0z"><text:p/></draw:path></draw:g></text:span><text:span text:style-name="T7">, ומתוך הגדרת איבר הופכי על חיבור בממשיים </text:span><text:span text:style-name="T7"><draw:g text:anchor-type="as-char" svg:y="-0.1035in" draw:z-index="78" draw:name="Shape80" draw:style-name="gr1"><svg:title>TexMaths</svg:title><svg:desc>11§display§0 \in \Z§svg§600§FALSE§</svg:desc><draw:path draw:style-name="gr2" draw:text-style-name="P5" svg:width="0.3421in" svg:height="0.0933in" svg:x="0.0016in" svg:y="0.0063in" svg:viewBox="0 0 870 238" svg:d="M436 238c-146 0-291 0-436 0 0-79 0-159 0-238 290 0 580 0 870 0 0 79 0 159 0 238-145 0-290 0-434 0z"><text:p/></draw:path><draw:path draw:style-name="gr3" draw:text-style-name="P6" svg:width="0.0638in" svg:height="0.1031in" svg:x="-0.0004in" svg:y="0.0028in" svg:viewBox="0 0 163 263" svg:d="M163 133c0-31-2-62-16-90-18-38-49-43-66-43-23 0-51 10-67 45-12 27-14 57-14 88 0 27 1 62 18 91 16 32 44 39 63 39 21 0 50-8 68-45 12-26 14-56 14-85zM81 255c-15 0-38-10-45-46-4-23-4-59-4-81 0-25 0-50 3-71 7-45 36-48 46-48 12 0 38 6 46 44 4 22 4 51 4 75 0 28 0 54-4 78-7 37-29 49-46 49z"><text:p/></draw:path><draw:path draw:style-name="gr3" draw:text-style-name="P6" svg:width="0.076in" svg:height="0.087in" svg:x="0.1244in" svg:y="0.0209in" svg:viewBox="0 0 194 222" svg:d="M179 119c7 0 15 0 15-8s-8-8-15-8c-54 0-109 0-162 0 4-51 48-88 103-88 20 0 39 0 59 0 7 0 15 0 15-7 0-8-8-8-15-8-21 0-40 0-60 0-66 0-119 49-119 111 0 60 53 111 119 111 20 0 39 0 60 0 7 0 15 0 15-8s-8-8-15-8c-20 0-39 0-59 0-55 0-99-37-103-87 53 0 108 0 162 0z"><text:p/></draw:path><draw:path draw:style-name="gr3" draw:text-style-name="P6" svg:width="0.0921in" svg:height="0.1028in" svg:x="0.2591in" svg:y="-0.0004in" svg:viewBox="0 0 235 262" svg:d="M220 14c3-5 3-5 3-7 0-7-5-7-13-7-58 0-118 0-176 0-13 0-13 1-14 11-2 18-4 35-6 53 0 1-1 2-1 4 0 6 5 8 8 8s5-4 6-7c2-9 5-25 29-40 22-15 48-16 62-16 11 0 21 0 32 0-49 78-97 157-146 235-4 6-4 6-4 8 0 6 7 6 13 6 66 0 132 0 198 0 12 0 12-1 13-11 4-25 7-50 11-75 0-5-3-7-6-7-6 0-7 3-8 11-6 32-37 69-91 69-19 0-37 0-55 0 48-78 97-157 145-235zM33 13c7 0 14 0 21 0v1c-11 6-18 12-23 17 1-6 1-12 2-18zM165 13c13 0 26 0 40 0-49 79-98 157-147 236-13 0-25 0-38 0 48-79 97-157 145-236zM186 248c10-5 20-14 30-25-2 8-3 12-5 26-9 0-17 0-25 0z"><text:p/></draw:path></draw:g></text:span><text:span text:style-name="T7">, שמתקיים מתוך הגדרת השלמים על פני הממשיים. </text:span></text:p>
        </text:list-item>
        <text:list-item>
          <text:p text:style-name="P22">סימטריות: <text:span text:style-name="T7">יהיו </text:span><text:span text:style-name="T7"><draw:g text:anchor-type="as-char" svg:y="-0.1047in" draw:z-index="79" draw:name="Shape81" draw:style-name="gr1"><svg:title>TexMaths</svg:title><svg:desc>11§display§a, b \in \R§svg§600§FALSE§</svg:desc><draw:path draw:style-name="gr2" draw:text-style-name="P5" svg:width="0.4902in" svg:height="0.1185in" svg:x="0.0016in" svg:y="0.0075in" svg:viewBox="0 0 1246 302" svg:d="M622 302c-208 0-414 0-622 0 0-101 0-201 0-302 416 0 830 0 1246 0 0 101 0 201 0 302-208 0-416 0-624 0z"><text:p/></draw:path><draw:path draw:style-name="gr3" draw:text-style-name="P6" svg:width="0.0693in" svg:height="0.0681in" svg:x="-0.0004in" svg:y="0.0378in" svg:viewBox="0 0 177 174" svg:d="M129 25c-7-14-18-25-36-25-45 0-93 57-93 113 0 36 22 61 52 61 7 0 27-1 50-28 2 16 17 28 35 28 14 0 22-8 29-20 7-15 11-38 11-39 0-3-3-3-4-3-5 0-5 1-6 6-6 26-13 48-30 48-9 0-11-10-11-18s0-11 5-28c4-16 5-20 9-34 4-18 10-37 14-54 2-11 2-12 2-13 0-7-4-11-11-11-9 0-15 8-16 17zM103 125c-1 7-1 8-7 14-17 21-32 27-43 27-20 0-26-21-26-37 0-18 13-65 22-83 11-23 29-37 44-37 26 0 31 32 31 34s-1 4-1 6c-6 26-13 51-20 76z"><text:p/></draw:path><draw:path draw:style-name="gr3" draw:text-style-name="P6" svg:width="0.0173in" svg:height="0.0449in" svg:x="0.087in" svg:y="0.0902in" svg:viewBox="0 0 45 115" svg:d="M45 41c0-26-10-41-24-41-13 0-21 10-21 21 0 10 8 20 21 20 4 0 9-2 13-5 1-1 1-1 2-1 0 2 0 0 0 6 0 28-13 51-25 63-4 5-4 6-4 7 0 2 1 4 3 4 4 0 35-29 35-74z"><text:p/></draw:path><draw:path draw:style-name="gr3" draw:text-style-name="P6" svg:width="0.0559in" svg:height="0.1063in" svg:x="0.1484in" svg:y="0in" svg:viewBox="0 0 143 271" svg:d="M75 4c-2-1 0-4-6-4-9 0-36 3-47 4-2 0-7 0-7 8 0 4 4 4 9 4 19 0 20 3 20 7 0 2-3 15-6 24-11 42-20 83-31 125-5 19-7 25-7 39 0 36 21 60 49 60 46 0 94-57 94-113 0-34-21-61-52-61-17 0-34 12-45 23 10-39 19-77 29-116zM38 149c3-8 3-9 6-13 19-25 36-31 46-31 14 0 24 12 24 36 0 23-12 67-19 82-13 26-30 39-46 39-13 0-25-10-25-38 0-8 0-15 6-39 3-12 5-24 8-36z"><text:p/></draw:path><draw:path draw:style-name="gr3" draw:text-style-name="P6" svg:width="0.0756in" svg:height="0.0874in" svg:x="0.2614in" svg:y="0.0232in" svg:viewBox="0 0 193 223" svg:d="M180 120c7 0 13 0 13-8s-6-8-13-8c-55 0-109 0-164 0 5-51 49-89 104-89 20 0 41 0 60 0 7 0 13 0 13-7 0-8-6-8-13-8-21 0-40 0-61 0-66 0-119 50-119 112 0 61 53 111 119 111 21 0 40 0 61 0 7 0 13 0 13-8s-6-8-13-8c-19 0-40 0-60 0-55 0-99-36-104-87 55 0 109 0 164 0z"><text:p/></draw:path><draw:path draw:style-name="gr3" draw:text-style-name="P6" svg:width="0.1039in" svg:height="0.1031in" svg:x="0.3953in" svg:y="0.002in" svg:viewBox="0 0 265 263" svg:d="M97 143c4 0 10 0 14 0 19 29 39 60 57 89 5 6 13 21 18 27 3 4 4 4 13 4 18 0 35 0 53 0 7 0 13 0 13-6 0-4-2-6-6-7-14-3-34-28-42-41-4-4-22-29-49-71 35-5 68-21 68-66 0-53-57-72-102-72-41 0-81 0-122 0-7 0-12 0-12 8 0 6 7 6 10 6 22 0 24 2 24 22 0 64 0 128 0 192 0 20-2 22-24 22-3 0-10 0-10 7 0 6 5 6 12 6 35 0 72 0 107 0 6 0 12 0 12-6 0-7-7-7-11-7-22 0-23-3-23-22 0-28 0-57 0-85zM172 124c10-14 12-34 12-52s-3-38-16-54c17 4 55 15 55 54 0 26-12 44-51 52zM97 35c0-9 0-21 24-21 33 0 48 13 48 58 0 50-11 57-72 57 0-31 0-62 0-94zM44 250c3-7 3-18 3-21 0-65 0-129 0-194 0-4 0-14-3-21 14 0 30 0 44 0-4 6-4 13-4 19 0 66 0 130 0 196 0 3 0 14 3 21-14 0-29 0-43 0zM126 143c4 0 5 0 8 0 6 0 14-2 20-3 5 10 47 78 79 110-12 0-25 0-37 0-23-36-46-71-70-107z"><text:p/></draw:path></draw:g></text:span><text:span text:style-name="T7">, נניח </text:span><text:span text:style-name="T7"><draw:g text:anchor-type="as-char" svg:y="-0.1083in" draw:z-index="102" draw:name="Shape82" draw:style-name="gr1"><svg:title>TexMaths</svg:title><svg:desc>11§display§a\mathrm{Res}b§svg§600§FALSE§</svg:desc><draw:path draw:style-name="gr2" draw:text-style-name="P5" svg:width="0.3661in" svg:height="0.0921in" svg:x="0.0016in" svg:y="0.0079in" svg:viewBox="0 0 931 235" svg:d="M0 0c310 0 621 0 931 0 0 78 0 157 0 235-310 0-621 0-931 0 0-78 0-157 0-235z"><text:p/></draw:path><draw:path draw:style-name="gr3" draw:text-style-name="P6" svg:width="0.0693in" svg:height="0.0681in" svg:x="-0.0004in" svg:y="0.0382in" svg:viewBox="0 0 177 174" svg:d="M129 25c-7-14-19-25-36-25-45 0-93 57-93 113 0 35 21 61 52 61 7 0 26-2 49-29 3 16 17 29 35 29 15 0 23-9 29-21 7-15 12-37 12-38 0-3-3-3-4-3-5 0-5 1-6 7-6 24-14 46-30 46-9 0-12-10-12-18 0-7 1-10 6-27 4-16 5-20 9-34 4-19 8-37 13-54 3-11 3-12 3-13 0-7-4-11-11-11-10 0-15 8-16 17zM103 125c-2 7-2 8-7 13-17 21-33 27-44 27-19 0-25-21-25-35 0-19 13-66 21-84 12-23 30-37 45-37 26 0 31 32 31 34s-1 4-1 6c-6 26-13 51-20 76z"><text:p/></draw:path><draw:path draw:style-name="gr3" draw:text-style-name="P6" svg:width="0.1051in" svg:height="0.1059in" svg:x="0.0791in" svg:y="0.002in" svg:viewBox="0 0 268 270" svg:d="M73 127c0-34 0-67 0-100 0-8 0-14 8-15 4 0 16 0 23 0 35 0 77 1 77 57 0 27-8 58-66 58-14 0-28 0-42 0zM154 132c37-9 68-33 68-63 0-37-44-69-101-69-41 0-80 0-121 0 0 4 0 8 0 12 3 0 5 0 9 0 29 0 31 4 31 18 0 67 0 135 0 202 0 14-2 17-31 17-4 0-6 0-9 0 0 5 0 8 0 12 13-1 41-1 56-1s43 0 56 1c0-4 0-7 0-12-3 0-5 0-9 0-29 0-30-3-30-17 0-32 0-65 0-97 15 0 29 0 45 0 5 0 22 0 35 12 14 14 14 27 14 52s0 40 17 55c15 14 37 16 48 16 30 0 36-32 36-43 0-2 0-6-4-6s-4 4-4 6c-3 28-17 34-26 34-20 0-22-19-27-54-2-10-5-20-6-31-6-25-25-38-47-44z"><text:p/></draw:path><draw:path draw:style-name="gr3" draw:text-style-name="P6" svg:width="0.0587in" svg:height="0.0689in" svg:x="0.1898in" svg:y="0.037in" svg:viewBox="0 0 150 176" svg:d="M32 76c2-57 35-67 48-67 40 0 43 51 43 67-31 0-60 0-91 0zM32 83c36 0 71 0 108 0 8 0 10 0 10-7 0-39-21-76-70-76-45 0-80 40-80 88 0 50 41 88 85 88 47 0 65-42 65-49 0-4-4-5-6-5-3 0-4 2-5 5-14 39-48 39-52 39-20 0-35-11-44-25-11-18-11-43-11-58z"><text:p/></draw:path><draw:path draw:style-name="gr3" draw:text-style-name="P6" svg:width="0.0492in" svg:height="0.0689in" svg:x="0.2579in" svg:y="0.037in" svg:viewBox="0 0 126 176" svg:d="M68 98c9 2 40 7 40 36 0 18-13 33-43 33-33 0-46-22-54-53-1-5-1-6-6-6s-5 2-5 8c0 17 0 35 0 51 0 7 0 9 4 9 3 0 3 0 10-8 1-1 1-1 8-9 18 17 34 17 43 17 44 0 61-25 61-53 0-20-11-32-15-36-13-12-29-16-45-19-21-4-47-9-47-31 0-14 10-29 44-29 41 0 44 34 45 46 0 3 3 3 4 3 5 0 5-1 5-9 0-13 0-25 0-38 0-7 0-10-4-10-2 0-3 0-7 4-2 3-6 6-7 7-15-11-31-11-36-11-48 0-63 26-63 47 0 15 7 24 18 33 12 10 23 12 50 18z"><text:p/></draw:path><draw:path draw:style-name="gr3" draw:text-style-name="P6" svg:width="0.0555in" svg:height="0.1059in" svg:x="0.3201in" svg:y="0in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7-38 2-13 5-25 7-37z"><text:p/></draw:path></draw:g></text:span><text:span text:style-name="T7">, או באופן שקול </text:span><text:span text:style-name="T7"><draw:g text:anchor-type="as-char" svg:y="-0.0992in" draw:z-index="80" draw:name="Shape83" draw:style-name="gr1"><svg:title>TexMaths</svg:title><svg:desc>11§display§a - b \in \Z§svg§600§FALSE§</svg:desc><draw:path draw:style-name="gr2" draw:text-style-name="P5" svg:width="0.5976in" svg:height="0.0953in" svg:x="0.0016in" svg:y="0.0075in" svg:viewBox="0 0 1519 243" svg:d="M761 243c-254 0-507 0-761 0 0-81 0-162 0-243 507 0 1012 0 1519 0 0 81 0 162 0 243-253 0-505 0-758 0z"><text:p/></draw:path><draw:path draw:style-name="gr3" draw:text-style-name="P6" svg:width="0.0693in" svg:height="0.0681in" svg:x="-0.0004in" svg:y="0.0378in" svg:viewBox="0 0 177 174" svg:d="M129 25c-7-14-18-25-36-25-45 0-93 57-93 114 0 36 22 60 52 60 7 0 27-2 50-28 2 15 17 28 35 28 14 0 22-8 29-21s11-36 11-37c0-5-3-5-4-5-5 0-5 3-6 8-7 24-13 47-30 47-9 0-11-9-11-17 0-9 0-12 5-29 4-16 5-20 9-34 4-19 9-36 14-54 2-11 2-12 2-13 0-7-4-11-11-11-9 0-15 9-16 17zM103 125c-1 7-1 7-7 14-17 20-32 27-43 27-20 0-26-20-26-36 0-19 13-66 22-84 11-23 29-37 44-37 26 0 31 32 31 34s-1 4-1 7c-6 24-13 49-20 75z"><text:p/></draw:path><draw:path draw:style-name="gr3" draw:text-style-name="P6" svg:width="0.0925in" svg:height="0.0055in" svg:x="0.1205in" svg:y="0.0638in" svg:viewBox="0 0 236 15" svg:d="M222 15c7 0 14 0 14-7 0-8-7-8-14-8-69 0-140 0-209 0-6 0-13 0-13 8 0 7 7 7 13 7 69 0 140 0 209 0z"><text:p/></draw:path><draw:path draw:style-name="gr3" draw:text-style-name="P6" svg:width="0.0555in" svg:height="0.1063in" svg:x="0.2669in" svg:y="-0.0004in" svg:viewBox="0 0 142 271" svg:d="M74 4c-1-1 0-4-5-4-9 0-37 3-47 4-3 0-8 0-8 8 0 5 4 5 10 5 18 0 19 2 19 6 0 2-3 16-6 23-11 42-21 84-32 125-4 20-5 27-5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3" draw:text-style-name="P6" svg:width="0.0752in" svg:height="0.0874in" svg:x="0.3795in" svg:y="0.0232in" svg:viewBox="0 0 192 223" svg:d="M179 119c7 0 13 0 13-8 0-7-6-7-13-7-55 0-109 0-164 0 5-51 50-89 104-89 20 0 40 0 60 0 7 0 13 0 13-7 0-8-6-8-13-8-20 0-40 0-60 0-66 0-119 50-119 111s53 112 119 112c20 0 40 0 60 0 7 0 13 0 13-8s-6-8-13-8c-20 0-40 0-60 0-54 0-99-37-104-88 55 0 109 0 164 0z"><text:p/></draw:path><draw:path draw:style-name="gr3" draw:text-style-name="P6" svg:width="0.0921in" svg:height="0.1035in" svg:x="0.5146in" svg:y="0.002in" svg:viewBox="0 0 235 264" svg:d="M220 14c3-5 3-5 3-6 0-8-5-8-13-8-59 0-118 0-177 0-12 0-12 1-13 11-2 18-4 35-6 53 0 1-1 2-1 4 0 6 5 8 7 8 4 0 6-3 6-5 3-10 6-27 29-41 22-15 49-16 63-16 10 0 21 0 30 0-48 79-96 157-145 235-3 6-3 7-3 8 0 7 7 7 13 7 66 0 132 0 198 0 12 0 12-1 13-11 4-26 8-51 11-76 0-5-3-7-6-7-6 0-7 3-8 11-7 32-37 69-91 69-19 0-37 0-55 0 48-78 96-157 145-236zM33 14c7 0 14 0 21 0-11 6-18 12-23 17 1-6 1-11 2-17zM165 14c13 0 26 0 39 0-48 79-97 158-146 236-13 0-26 0-39 0 48-78 98-157 146-236zM185 249c11-5 21-14 30-25-1 8-2 12-4 26-9 0-18 0-26 0z"><text:p/></draw:path></draw:g></text:span><text:span text:style-name="T7">, צ.ל. </text:span><text:span text:style-name="T7"><draw:g text:anchor-type="as-char" svg:y="-0.1083in" draw:z-index="81" draw:name="Shape84" draw:style-name="gr1"><svg:title>TexMaths</svg:title><svg:desc>11§display§bRa§svg§600§FALSE§</svg:desc><draw:path draw:style-name="gr2" draw:text-style-name="P5" svg:width="0.2409in" svg:height="0.0921in" svg:x="0.0004in" svg:y="0.0079in" svg:viewBox="0 0 613 235" svg:d="M0 0c205 0 408 0 613 0 0 78 0 157 0 235-205 0-408 0-613 0 0-78 0-157 0-235z"><text:p/></draw:path><draw:path draw:style-name="gr3" draw:text-style-name="P6" svg:width="0.0559in" svg:height="0.1059in" svg:x="-0.0004in" svg:y="0in" svg:viewBox="0 0 143 270" svg:d="M75 4c-2-1 0-4-6-4-8 0-36 3-47 4-2 0-7 0-7 8 0 4 4 4 9 4 19 0 20 3 20 7 0 2-3 15-5 23-11 42-21 84-32 125-5 19-7 26-7 39 0 36 21 60 50 60 45 0 93-57 93-113 0-33-21-60-52-60-17 0-34 12-45 23 10-39 19-77 29-116zM39 148c2-7 2-8 5-12 19-25 36-31 46-31 15 0 24 13 24 36s-12 67-19 81c-12 26-30 39-45 39-14 0-26-9-26-38 0-8 0-14 6-38 3-13 5-25 9-37z"><text:p/></draw:path><draw:path draw:style-name="gr3" draw:text-style-name="P6" svg:width="0.1079in" svg:height="0.1059in" svg:x="0.0642in" svg:y="0.002in" svg:viewBox="0 0 275 270" svg:d="M129 26c2-8 3-13 11-14 3 0 15 0 23 0 27 0 70 0 70 37 0 14-6 41-21 55-9 10-30 23-66 23-14 0-28 0-43 0 8-34 17-68 26-101zM184 132c39-9 86-35 86-75 0-33-36-57-86-57-38 0-74 0-110 0-8 0-11 0-11 8 0 4 3 4 11 4 1 0 7 0 14 0 7 1 11 1 11 7 0 1-1 2-2 7-18 68-34 138-52 206-3 15-4 17-35 17-7 0-10 0-10 8 0 4 4 4 6 4 11 0 37-1 48-1s38 1 48 1c4 0 8 0 8-7 0-5-3-5-10-5-14 0-25 0-25-6 0-2 1-5 1-7 9-34 16-68 25-101 16 0 31 0 47 0 35 0 41 21 41 34 0 6-3 18-5 27-2 11-7 25-7 33 0 41 48 41 52 41 33 0 46-38 46-44 0-5-3-3-4-5-3 0-5 3-6 5-8 29-25 35-34 35-13 0-16-7-16-23 0-12 3-31 4-44 1-5 1-13 1-18 0-30-25-40-36-44z"><text:p/></draw:path><draw:path draw:style-name="gr3" draw:text-style-name="P6" svg:width="0.0693in" svg:height="0.0681in" svg:x="0.1799in" svg:y="0.0382in" svg:viewBox="0 0 177 174" svg:d="M129 25c-7-14-18-25-35-25-46 0-94 57-94 113 0 35 22 61 52 61 7 0 27-2 50-29 3 16 17 29 36 29 13 0 22-9 27-21 7-15 12-37 12-38 0-3-3-3-4-3-5 0-5 1-6 7-6 24-13 46-29 46-10 0-11-10-11-18 0-7 0-10 4-27 4-16 6-20 9-34 4-19 9-37 14-54 2-11 2-12 2-13 0-7-4-11-11-11-10 0-15 8-16 17zM103 125c-1 7-1 8-7 13-17 21-32 27-43 27-20 0-25-21-25-35 0-19 13-66 22-84 11-23 28-37 44-37 25 0 30 32 30 34s-1 4-1 6c-6 26-13 51-20 76z"><text:p/></draw:path></draw:g></text:span><text:span text:style-name="T7">, או באופן שקול </text:span><text:span text:style-name="T7"><draw:g text:anchor-type="as-char" svg:y="-0.0992in" draw:z-index="82" draw:name="Shape85" draw:style-name="gr1"><svg:title>TexMaths</svg:title><svg:desc>11§display§b - a \in \Z§svg§600§FALSE§</svg:desc><draw:path draw:style-name="gr2" draw:text-style-name="P5" svg:width="0.5984in" svg:height="0.0953in" svg:x="0in" svg:y="0.0075in" svg:viewBox="0 0 1521 243" svg:d="M762 243c-255 0-508 0-762 0 0-81 0-162 0-243 507 0 1014 0 1521 0 0 81 0 162 0 243-253 0-506 0-759 0z"><text:p/></draw:path><draw:path draw:style-name="gr3" draw:text-style-name="P6" svg:width="0.0555in" svg:height="0.1063in" svg:x="-0.0004in" svg:y="-0.0004in" svg:viewBox="0 0 142 271" svg:d="M74 4c-1-1 0-4-5-4-8 0-37 3-47 4-3 0-8 0-8 8 0 5 4 5 10 5 18 0 19 2 19 6 0 2-3 16-6 23-11 42-20 84-31 125-5 20-6 27-6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3" draw:text-style-name="P6" svg:width="0.0929in" svg:height="0.0055in" svg:x="0.1039in" svg:y="0.0638in" svg:viewBox="0 0 237 15" svg:d="M223 15c7 0 14 0 14-7 0-8-7-8-14-8-70 0-139 0-210 0-5 0-13 0-13 8 0 7 8 7 13 7 71 0 140 0 210 0z"><text:p/></draw:path><draw:path draw:style-name="gr3" draw:text-style-name="P6" svg:width="0.0693in" svg:height="0.0681in" svg:x="0.2496in" svg:y="0.0378in" svg:viewBox="0 0 177 174" svg:d="M129 25c-7-14-18-25-35-25-46 0-94 57-94 114 0 36 22 60 52 60 7 0 27-2 50-28 4 15 17 28 36 28 13 0 22-8 28-21 7-13 11-36 11-37 0-5-3-5-4-5-3 0-5 3-6 8-6 24-13 47-29 47-10 0-11-9-11-17 0-9 1-12 4-29 4-16 5-20 9-34 4-19 10-36 14-54 2-11 2-12 2-13 0-7-4-11-11-11-9 0-15 9-16 17zM105 125c-3 7-3 7-9 14-17 20-32 27-43 27-20 0-25-20-25-36 0-19 13-66 22-84 12-23 28-37 44-37 25 0 30 32 30 34s-1 4-1 7c-6 24-12 49-18 75z"><text:p/></draw:path><draw:path draw:style-name="gr3" draw:text-style-name="P6" svg:width="0.0756in" svg:height="0.0874in" svg:x="0.3787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3" draw:text-style-name="P6" svg:width="0.0925in" svg:height="0.1035in" svg:x="0.5142in" svg:y="0.002in" svg:viewBox="0 0 236 264" svg:d="M220 14c3-5 3-5 3-6 0-8-5-8-13-8-59 0-118 0-177 0-12 0-12 1-13 11-2 18-3 35-6 53 0 1-1 2-1 4 0 6 5 8 7 8 4 0 6-3 6-5 3-10 6-27 29-41 22-15 50-16 63-16 10 0 21 0 31 0-49 79-97 157-146 235-3 6-3 7-3 8 0 7 7 7 13 7 66 0 132 0 198 0 12 0 12-1 14-11 3-26 7-51 11-76 0-5-4-7-7-7-6 0-7 3-8 11-6 32-37 69-91 69-19 0-36 0-55 0 48-78 97-157 145-236zM33 14c7 0 14 0 21 0-11 6-18 12-23 17 1-6 1-11 2-17zM165 14c13 0 27 0 40 0-49 79-98 158-147 236-13 0-26 0-39 0 48-78 98-157 146-236zM185 249c11-5 21-14 31-25-1 8-2 12-5 26-8 0-17 0-26 0z"><text:p/></draw:path></draw:g></text:span><text:span text:style-name="T7">. נבחר </text:span><text:span text:style-name="T7"><draw:g text:anchor-type="as-char" svg:y="-0.0992in" draw:z-index="83" draw:name="Shape86" draw:style-name="gr1"><svg:title>TexMaths</svg:title><svg:desc>11§display§a - b = z \in \Z§svg§600§FALSE§</svg:desc><draw:path draw:style-name="gr2" draw:text-style-name="P5" svg:width="0.8783in" svg:height="0.0953in" svg:x="0.0016in" svg:y="0.0075in" svg:viewBox="0 0 2232 243" svg:d="M1116 243c-373 0-744 0-1116 0 0-81 0-162 0-243 743 0 1488 0 2232 0 0 81 0 162 0 243-372 0-744 0-1116 0z"><text:p/></draw:path><draw:path draw:style-name="gr3" draw:text-style-name="P6" svg:width="0.0693in" svg:height="0.0681in" svg:x="-0.0004in" svg:y="0.0378in" svg:viewBox="0 0 177 174" svg:d="M129 25c-7-14-18-25-36-25-45 0-93 57-93 114 0 36 22 60 52 60 7 0 27-2 50-28 2 15 17 28 35 28 14 0 22-8 29-21s11-36 11-37c0-5-3-5-4-5-5 0-5 3-6 8-6 24-13 47-30 47-9 0-11-9-11-17 0-9 0-12 5-29 4-16 5-20 9-34 4-19 10-36 14-54 2-11 2-12 2-13 0-7-4-11-11-11-9 0-15 9-16 17zM103 125c-1 7-1 7-7 14-17 20-32 27-43 27-20 0-26-20-26-36 0-19 13-66 22-84 11-23 29-37 44-37 26 0 31 32 31 34s-1 4-1 7c-6 24-13 49-20 75z"><text:p/></draw:path><draw:path draw:style-name="gr3" draw:text-style-name="P6" svg:width="0.0925in" svg:height="0.0055in" svg:x="0.1205in" svg:y="0.0638in" svg:viewBox="0 0 236 15" svg:d="M222 15c7 0 14 0 14-7 0-8-7-8-14-8-69 0-140 0-209 0-6 0-13 0-13 8 0 7 7 7 13 7 69 0 140 0 209 0z"><text:p/></draw:path><draw:path draw:style-name="gr3" draw:text-style-name="P6" svg:width="0.0555in" svg:height="0.1063in" svg:x="0.2673in" svg:y="-0.0004in" svg:viewBox="0 0 142 271" svg:d="M74 4c-1-1 0-4-5-4-9 0-37 3-47 4-3 0-8 0-8 8 0 5 4 5 9 5 19 0 20 2 20 6 0 2-3 16-6 23-11 42-21 84-32 125-4 20-5 27-5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3" draw:text-style-name="P6" svg:width="0.1008in" svg:height="0.0346in" svg:x="0.376in" svg:y="0.0496in" svg:viewBox="0 0 257 89" svg:d="M244 15c6 0 13 0 13-7 0-8-7-8-13-8-77 0-154 0-231 0-5 0-13 0-13 8 0 7 8 7 13 7 77 0 154 0 231 0zM244 89c6 0 13 0 13-7 0-8-7-8-13-8-77 0-154 0-231 0-5 0-13 0-13 8 0 7 8 7 13 7 77 0 154 0 231 0z"><text:p/></draw:path><draw:path draw:style-name="gr3" draw:text-style-name="P6" svg:width="0.0642in" svg:height="0.0681in" svg:x="0.5339in" svg:y="0.0378in" svg:viewBox="0 0 164 174" svg:d="M35 139c21-22 32-32 46-44 12-12 25-21 38-35 37-36 45-54 45-56 0-4-3-4-5-4s-3 1-5 4c-11 19-20 26-29 26-10 0-14-7-19-13-8-9-15-17-27-17-30 0-47 36-47 44 0 2 0 5 4 5s5-3 6-5c7-18 29-18 33-18 7 0 15 3 24 6 15 6 20 6 30 6-15 16-47 44-54 50-11 10-23 21-34 32-27 27-41 48-41 50 0 4 4 4 5 4 3 0 4-1 6-5 9-12 21-23 33-23 9 0 13 4 22 14 7 8 14 14 25 14 39 0 61-48 61-58 0-2-1-5-5-5-3 0-4 3-5 6-9 25-34 32-46 32-8 0-16-2-23-4-14-6-19-7-28-7-3 0-7 0-10 1z"><text:p/></draw:path><draw:path draw:style-name="gr3" draw:text-style-name="P6" svg:width="0.0752in" svg:height="0.0874in" svg:x="0.6598in" svg:y="0.0232in" svg:viewBox="0 0 192 223" svg:d="M179 119c7 0 13 0 13-8 0-7-6-7-13-7-55 0-109 0-164 0 5-51 50-89 104-89 20 0 40 0 60 0 7 0 13 0 13-7 0-8-6-8-13-8-20 0-40 0-60 0-66 0-119 50-119 111s53 112 119 112c20 0 40 0 60 0 7 0 13 0 13-8s-6-8-13-8c-20 0-40 0-60 0-54 0-99-37-104-88 55 0 109 0 164 0z"><text:p/></draw:path><draw:path draw:style-name="gr3" draw:text-style-name="P6" svg:width="0.0921in" svg:height="0.1035in" svg:x="0.7953in" svg:y="0.002in" svg:viewBox="0 0 235 264" svg:d="M220 14c3-5 3-5 3-6 0-8-5-8-13-8-59 0-118 0-177 0-12 0-12 1-13 11-2 18-4 35-6 53 0 1-1 2-1 4 0 6 5 8 7 8 4 0 6-3 6-5 3-10 6-27 29-41 22-15 49-16 63-16 10 0 21 0 30 0-48 79-96 157-145 235-3 6-3 7-3 8 0 7 7 7 13 7 66 0 132 0 198 0 12 0 12-1 13-11 4-26 8-51 11-76 0-5-3-7-6-7-6 0-7 3-8 11-7 32-37 69-91 69-19 0-37 0-55 0 48-78 97-157 145-236zM33 14c7 0 14 0 21 0-11 6-18 12-23 17 1-6 1-11 2-17zM165 14c13 0 26 0 40 0-49 79-98 158-147 236-13 0-26 0-39 0 48-78 98-157 146-236zM185 249c11-5 21-14 31-25-2 8-3 12-5 26-9 0-17 0-26 0z"><text:p/></draw:path></draw:g></text:span><text:span text:style-name="T7">, נסיק אלגברית </text:span><text:span text:style-name="T7"><draw:g text:anchor-type="as-char" svg:y="-0.0953in" draw:z-index="84" draw:name="Shape87" draw:style-name="gr1"><svg:title>TexMaths</svg:title><svg:desc>11§display§b - a = -z§svg§600§FALSE§</svg:desc><draw:path draw:style-name="gr2" draw:text-style-name="P5" svg:width="0.7075in" svg:height="0.0906in" svg:x="0in" svg:y="0.0071in" svg:viewBox="0 0 1798 231" svg:d="M0 0c600 0 1198 0 1798 0 0 77 0 154 0 231-600 0-1198 0-1798 0 0-77 0-154 0-231z"><text:p/></draw:path><draw:path draw:style-name="gr3" draw:text-style-name="P6" svg:width="0.0555in" svg:height="0.1063in" svg:x="-0.0004in" svg:y="0in" svg:viewBox="0 0 142 271" svg:d="M74 4c-2-1 0-4-6-4-9 0-36 3-46 4-3 0-8 0-8 8 0 5 4 5 9 5 19 0 20 2 20 6 0 2-3 16-6 23-11 42-20 84-31 126-5 18-6 25-6 38 0 37 20 61 48 61 47 0 94-57 94-114 0-34-21-60-52-60-17 0-34 11-45 23 10-39 19-77 29-116zM37 149c3-8 3-9 6-13 19-25 36-30 46-30 14 0 24 12 24 35s-12 67-18 81c-14 27-31 40-47 40-13 0-25-10-25-39 0-7 0-14 6-38 3-12 5-24 8-36z"><text:p/></draw:path><draw:path draw:style-name="gr3" draw:text-style-name="P6" svg:width="0.0921in" svg:height="0.0055in" svg:x="0.1039in" svg:y="0.0634in" svg:viewBox="0 0 235 15" svg:d="M222 15c7 0 13 0 13-7 0-8-6-8-13-8-69 0-139 0-209 0-6 0-13 0-13 8 0 7 7 7 13 7 70 0 140 0 209 0z"><text:p/></draw:path><draw:path draw:style-name="gr3" draw:text-style-name="P6" svg:width="0.0693in" svg:height="0.0681in" svg:x="0.2496in" svg:y="0.0382in" svg:viewBox="0 0 177 174" svg:d="M129 25c-7-14-19-25-35-25-46 0-94 57-94 113 0 36 21 61 52 61 7 0 26-1 49-29 4 16 17 29 35 29 15 0 24-9 29-21 7-14 12-36 12-37 0-4-3-4-4-4-5 0-5 1-6 7-6 24-14 46-29 46-10 0-13-10-13-18s2-11 6-27c4-15 5-20 9-34 4-19 9-36 13-54 3-11 3-12 3-13 0-7-4-11-11-11-10 0-15 9-16 17zM103 124c-2 8-2 8-7 14-17 22-33 27-44 27-19 0-24-21-24-35 0-19 12-66 20-84 13-23 30-37 46-37 25 0 30 32 30 34s-1 4-1 7c-6 24-13 49-20 74z"><text:p/></draw:path><draw:path draw:style-name="gr3" draw:text-style-name="P6" svg:width="0.1004in" svg:height="0.035in" svg:x="0.3744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929in" svg:height="0.0055in" svg:x="0.539in" svg:y="0.0634in" svg:viewBox="0 0 237 15" svg:d="M222 15c7 0 15 0 15-7 0-8-8-8-15-8-69 0-139 0-209 0-6 0-13 0-13 8 0 7 7 7 13 7 70 0 140 0 209 0z"><text:p/></draw:path><draw:path draw:style-name="gr3" draw:text-style-name="P6" svg:width="0.0642in" svg:height="0.0681in" svg:x="0.6512in" svg:y="0.0382in" svg:viewBox="0 0 164 174" svg:d="M35 138c21-21 32-31 45-43 14-12 25-21 39-34 36-37 45-55 45-57 0-4-3-4-4-4-3 0-4 1-6 4-12 19-20 26-29 26s-14-7-19-13c-8-9-15-17-28-17-28 0-46 36-46 44 0 2 1 4 4 4 4 0 5-2 6-4 6-18 30-18 33-18 8 0 15 3 24 6 15 5 20 5 30 5-15 17-46 46-54 51-12 11-23 22-35 33-27 24-40 46-40 49 0 4 3 3 4 4 4 0 5-1 7-6 9-13 21-23 33-23 9 0 12 4 22 15 7 7 13 14 25 14 38 0 61-47 61-58 0-3-2-4-5-4-4 0-4 2-5 5-9 24-34 32-47 32-8 0-15-4-22-6-14-5-19-7-28-7-1 0-6 0-10 2z"><text:p/></draw:path></draw:g></text:span><text:span text:style-name="T7">, ומתוך שלמות החיבור על השלמים </text:span><text:span text:style-name="T7"><draw:g text:anchor-type="as-char" svg:y="-0.0972in" draw:z-index="85" draw:name="Shape88" draw:style-name="gr1"><svg:title>TexMaths</svg:title><svg:desc>11§display§-z \in \Z§svg§600§FALSE§</svg:desc><draw:path draw:style-name="gr2" draw:text-style-name="P5" svg:width="0.4626in" svg:height="0.0933in" svg:x="-0.0004in" svg:y="0.0075in" svg:viewBox="0 0 1176 238" svg:d="M589 238c-197 0-393 0-589 0 0-79 0-159 0-238 392 0 784 0 1176 0 0 79 0 159 0 238-196 0-392 0-587 0z"><text:p/></draw:path><draw:path draw:style-name="gr3" draw:text-style-name="P6" svg:width="0.0929in" svg:height="0.0055in" svg:x="0.0043in" svg:y="0.0618in" svg:viewBox="0 0 237 15" svg:d="M223 15c7 0 14 0 14-7 0-8-7-8-14-8-69 0-139 0-209 0-6 0-14 0-14 8 0 7 8 7 14 7 70 0 140 0 209 0z"><text:p/></draw:path><draw:path draw:style-name="gr3" draw:text-style-name="P6" svg:width="0.0642in" svg:height="0.0677in" svg:x="0.1165in" svg:y="0.0354in" svg:viewBox="0 0 164 173" svg:d="M35 138c21-22 32-32 46-44 13-12 25-20 38-35 37-35 45-54 45-55 0-4-2-3-3-4-4 0-5 1-7 4-11 19-20 25-29 25s-14-6-19-13c-8-8-15-16-27-16-29 0-47 36-47 44 0 2 0 4 4 4s5-2 6-4c8-18 30-18 33-18 8 0 15 3 24 6 15 5 20 5 30 5-15 17-46 44-54 51-11 10-23 21-34 32-27 26-41 47-41 49 0 4 4 4 6 4 3 0 3-1 5-5 9-13 21-23 33-23 9 0 13 4 23 14 7 8 13 14 24 14 39 0 61-48 61-58 0-2-1-4-4-4-4 0-5 2-6 5-9 26-34 32-46 32-8 0-15-2-23-4-14-6-19-7-27-7-1 0-7 0-11 1z"><text:p/></draw:path><draw:path draw:style-name="gr3" draw:text-style-name="P6" svg:width="0.0756in" svg:height="0.087in" svg:x="0.2425in" svg:y="0.0217in" svg:viewBox="0 0 193 222" svg:d="M179 119c7 0 14 0 14-8s-7-8-14-8c-55 0-109 0-164 0 5-51 50-88 104-88 20 0 41 0 60 0 7 0 14 0 14-7 0-8-7-8-14-8-19 0-40 0-60 0-66 0-119 49-119 111 0 60 53 111 119 111 20 0 41 0 60 0 7 0 14 0 14-8s-7-8-14-8c-19 0-40 0-60 0-54 0-99-37-104-87 55 0 109 0 164 0z"><text:p/></draw:path><draw:path draw:style-name="gr3" draw:text-style-name="P6" svg:width="0.0925in" svg:height="0.1028in" svg:x="0.3776in" svg:y="-0.0004in" svg:viewBox="0 0 236 262" svg:d="M220 14c3-5 3-5 3-7 0-7-5-7-13-7-59 0-118 0-177 0-12 0-12 1-13 11-2 18-3 35-6 53 0 1-1 2-1 4 0 6 5 8 8 8s5-4 5-7c3-9 6-25 29-40 22-15 50-16 63-16 10 0 21 0 31 0-49 78-97 157-146 235-3 6-3 6-3 8 0 6 7 6 13 6 66 0 132 0 198 0 12 0 12-1 14-11 3-25 6-50 11-75 0-5-4-7-7-7-6 0-7 3-8 11-6 32-37 69-91 69-19 0-36 0-55 0 48-78 97-157 145-235zM33 13c7 0 14 0 21 0v1c-11 6-18 12-23 17 1-6 1-12 2-18zM165 13c13 0 27 0 40 0-49 79-98 157-147 236-13 0-26 0-39 0 48-79 98-157 146-236zM185 248c11-5 21-14 31-25-1 8-2 12-5 26-8 0-17 0-26 0z"><text:p/></draw:path></draw:g></text:span><text:span text:style-name="T7">, על כן נציב ונקבל </text:span><text:span text:style-name="T7"><draw:g text:anchor-type="as-char" svg:y="-0.0992in" draw:z-index="86" draw:name="Shape89" draw:style-name="gr1"><svg:title>TexMaths</svg:title><svg:desc>11§display§b - a \in \Z§svg§600§FALSE§</svg:desc><draw:path draw:style-name="gr2" draw:text-style-name="P5" svg:width="0.5984in" svg:height="0.0953in" svg:x="0in" svg:y="0.0075in" svg:viewBox="0 0 1521 243" svg:d="M762 243c-255 0-508 0-762 0 0-81 0-162 0-243 507 0 1014 0 1521 0 0 81 0 162 0 243-253 0-506 0-759 0z"><text:p/></draw:path><draw:path draw:style-name="gr3" draw:text-style-name="P6" svg:width="0.0555in" svg:height="0.1063in" svg:x="-0.0004in" svg:y="-0.0004in" svg:viewBox="0 0 142 271" svg:d="M74 4c-1-1 0-4-5-4-8 0-37 3-47 4-3 0-8 0-8 8 0 5 4 5 10 5 18 0 19 2 19 6 0 2-3 16-6 23-11 42-20 84-31 125-5 20-6 27-6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3" draw:text-style-name="P6" svg:width="0.0929in" svg:height="0.0055in" svg:x="0.1039in" svg:y="0.0638in" svg:viewBox="0 0 237 15" svg:d="M223 15c7 0 14 0 14-7 0-8-7-8-14-8-70 0-139 0-210 0-5 0-13 0-13 8 0 7 8 7 13 7 71 0 140 0 210 0z"><text:p/></draw:path><draw:path draw:style-name="gr3" draw:text-style-name="P6" svg:width="0.0693in" svg:height="0.0681in" svg:x="0.2496in" svg:y="0.0378in" svg:viewBox="0 0 177 174" svg:d="M129 25c-7-14-18-25-35-25-46 0-94 57-94 114 0 36 22 60 52 60 7 0 27-2 50-28 4 15 17 28 36 28 13 0 22-8 28-21 7-13 11-36 11-37 0-5-3-5-4-5-3 0-5 3-6 8-6 24-13 47-29 47-10 0-11-9-11-17 0-9 1-12 4-29 4-16 5-20 9-34 4-19 10-36 14-54 2-11 2-12 2-13 0-7-4-11-11-11-9 0-15 9-16 17zM105 125c-3 7-3 7-9 14-17 20-32 27-43 27-20 0-25-20-25-36 0-19 13-66 22-84 12-23 28-37 44-37 25 0 30 32 30 34s-1 4-1 7c-6 24-12 49-18 75z"><text:p/></draw:path><draw:path draw:style-name="gr3" draw:text-style-name="P6" svg:width="0.0756in" svg:height="0.0874in" svg:x="0.3787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3" draw:text-style-name="P6" svg:width="0.0925in" svg:height="0.1035in" svg:x="0.5142in" svg:y="0.002in" svg:viewBox="0 0 236 264" svg:d="M220 14c3-5 3-5 3-6 0-8-5-8-13-8-59 0-118 0-177 0-12 0-12 1-13 11-2 18-3 35-6 53 0 1-1 2-1 4 0 6 5 8 7 8 4 0 6-3 6-5 3-10 6-27 29-41 22-15 50-16 63-16 10 0 21 0 31 0-49 79-97 157-146 235-3 6-3 7-3 8 0 7 7 7 13 7 66 0 132 0 198 0 12 0 12-1 14-11 3-26 7-51 11-76 0-5-4-7-7-7-6 0-7 3-8 11-6 32-37 69-91 69-19 0-36 0-55 0 48-78 97-157 145-236zM33 14c7 0 14 0 21 0-11 6-18 12-23 17 1-6 1-11 2-17zM165 14c13 0 27 0 40 0-49 79-98 158-147 236-13 0-26 0-39 0 48-78 98-157 146-236zM185 249c11-5 21-14 31-25-1 8-2 12-5 26-8 0-17 0-26 0z"><text:p/></draw:path></draw:g></text:span><text:span text:style-name="T7"><text:s/>כדרוש. </text:span></text:p>
        </text:list-item>
        <text:list-item>
          <text:p text:style-name="P22">טרנזיטיביות: <text:span text:style-name="T7">יהיו </text:span><text:span text:style-name="T7"><draw:g text:anchor-type="as-char" svg:y="-0.1047in" draw:z-index="87" draw:name="Shape90" draw:style-name="gr1"><svg:title>TexMaths</svg:title><svg:desc>11§display§a, b, c \in \R§svg§600§FALSE§</svg:desc><draw:path draw:style-name="gr2" draw:text-style-name="P5" svg:width="0.6232in" svg:height="0.1177in" svg:x="0.0016in" svg:y="0.0075in" svg:viewBox="0 0 1584 300" svg:d="M0 0c528 0 1056 0 1584 0 0 100 0 201 0 300-528 0-1056 0-1584 0 0-99 0-200 0-300z"><text:p/></draw:path><draw:path draw:style-name="gr3" draw:text-style-name="P6" svg:width="0.0693in" svg:height="0.0677in" svg:x="-0.0004in" svg:y="0.0378in" svg:viewBox="0 0 177 173" svg:d="M129 25c-7-14-18-25-35-25-46 0-94 57-94 113 0 36 21 60 52 60 7 0 26-1 49-27 4 16 18 27 35 27 15 0 24-7 29-19 7-15 12-38 12-39 0-3-3-3-4-3-5 0-5 1-6 6-6 26-13 48-29 48-10 0-11-10-11-18s0-11 4-28c4-16 5-20 9-34 4-19 10-37 14-54 2-11 2-12 2-13 0-7-4-11-11-11-10 0-15 8-16 17zM103 125c-2 7-2 8-7 14-17 21-33 27-44 27-19 0-24-21-24-36 0-19 12-66 20-84 13-23 30-37 46-37 25 0 30 32 30 34s-1 4-1 6c-6 26-13 51-20 76z"><text:p/></draw:path><draw:path draw:style-name="gr3" draw:text-style-name="P6" svg:width="0.0173in" svg:height="0.0449in" svg:x="0.087in" svg:y="0.0882in" svg:viewBox="0 0 45 115" svg:d="M45 41c0-26-10-41-24-41-13 0-21 10-21 21 0 10 8 20 21 20 4 0 9-2 13-5 1-1 1-1 2-1 0 2 0 0 0 6 0 28-13 51-26 64-3 4-3 5-3 6 0 3 1 4 3 4 4 0 35-29 35-74z"><text:p/></draw:path><draw:path draw:style-name="gr3" draw:text-style-name="P6" svg:width="0.0559in" svg:height="0.1059in" svg:x="0.1488in" svg:y="0in" svg:viewBox="0 0 143 270" svg:d="M75 4c-2-1 0-4-6-4-8 0-37 3-47 4-2 0-7 0-7 8 0 4 4 4 9 4 19 0 20 3 20 7 0 2-3 15-5 23-11 42-21 83-32 125-5 19-7 25-7 38 0 37 21 61 50 61 45 0 93-57 93-112 0-34-21-61-52-61-17 0-34 12-45 23 10-39 19-77 29-116zM39 149c2-8 2-9 5-13 19-25 36-31 46-31 15 0 24 12 24 36 0 23-12 66-19 81-12 26-30 39-45 39-14 0-27-10-27-38 0-8 0-15 7-39 3-12 5-23 9-35z"><text:p/></draw:path><draw:path draw:style-name="gr3" draw:text-style-name="P6" svg:width="0.0173in" svg:height="0.0449in" svg:x="0.2201in" svg:y="0.0882in" svg:viewBox="0 0 45 115" svg:d="M45 41c0-26-10-41-25-41-12 0-20 10-20 21 0 10 8 20 20 20 5 0 10-2 14-5 1-1 1-1 1-1 1 0 1 0 1 6 0 28-13 51-26 64-4 4-4 5-4 6 0 3 2 4 4 4 4 0 35-29 35-74z"><text:p/></draw:path><draw:path draw:style-name="gr3" draw:text-style-name="P6" svg:width="0.0591in" svg:height="0.0677in" svg:x="0.2807in" svg:y="0.0378in" svg:viewBox="0 0 151 173" svg:d="M138 24c-7 0-13 0-18 6-6 5-7 12-7 15 0 9 7 13 15 13 11 0 22-9 22-24 0-20-19-34-47-34-51 0-103 55-103 110 0 34 22 63 63 63 55 0 88-39 88-44 0-2-2-5-5-5-2 0-3 1-5 4-31 38-73 38-77 38-24 0-35-19-35-42 0-15 7-53 21-77 12-22 33-38 55-38 13 0 27 5 33 15z"><text:p/></draw:path><draw:path draw:style-name="gr3" draw:text-style-name="P6" svg:width="0.076in" svg:height="0.087in" svg:x="0.3949in" svg:y="0.0232in" svg:viewBox="0 0 194 222" svg:d="M180 120c7 0 14 0 14-8s-7-8-14-8c-55 0-108 0-163 0 4-51 48-89 103-89 20 0 41 0 60 0 7 0 14 0 14-7 0-8-7-8-14-8-20 0-40 0-61 0-66 0-119 50-119 112 0 60 53 110 119 110 21 0 41 0 61 0 7 0 14 0 14-8s-7-8-14-8c-19 0-40 0-60 0-55 0-99-35-103-86 55 0 108 0 163 0z"><text:p/></draw:path><draw:path draw:style-name="gr3" draw:text-style-name="P6" svg:width="0.1039in" svg:height="0.1028in" svg:x="0.5287in" svg:y="0.002in" svg:viewBox="0 0 265 262" svg:d="M97 143c4 0 10 0 14 0 20 29 39 59 58 88 4 6 13 21 17 27 3 4 4 4 13 4 18 0 35 0 53 0 8 0 13 0 13-6 0-4-2-6-5-7-15-3-33-29-43-41-2-4-22-29-48-70 35-5 68-21 68-66 0-53-58-72-103-72-40 0-80 0-121 0-7 0-13 0-13 7 0 6 7 6 10 6 22 0 24 3 24 22 0 64 0 128 0 192 0 20-2 22-24 22-3 0-10 0-10 7 0 6 6 6 13 6 35 0 71 0 106 0 6 0 12 0 12-6 0-7-7-7-10-7-22 0-24-3-24-22 0-29 0-56 0-84zM172 124c11-14 12-35 12-52 0-18-2-38-15-54 16 3 54 15 54 54 0 26-12 44-51 52zM97 34c0-8 0-21 24-21 33 0 50 14 50 59 0 50-13 57-74 57 0-31 0-63 0-95zM44 249c3-7 3-18 3-21 0-64 0-128 0-193 0-4 0-14-3-22 14 0 30 0 44 0-4 7-4 14-4 20 0 65 0 130 0 195 0 3 0 14 3 21-14 0-29 0-43 0zM127 143c3 0 4 0 7 0 6 0 15-2 20-3 6 10 47 77 80 109-13 0-25 0-38 0-23-35-46-71-69-106z"><text:p/></draw:path></draw:g></text:span><text:span text:style-name="T7">, נניח </text:span><text:span text:style-name="T7"><draw:g text:anchor-type="as-char" svg:y="-0.1083in" draw:z-index="103" draw:name="Shape91" draw:style-name="gr1"><svg:title>TexMaths</svg:title><svg:desc>11§display§a\mathrm{Res}b \land b\mathrm{Res}c§svg§600§FALSE§</svg:desc><draw:path draw:style-name="gr2" draw:text-style-name="P5" svg:width="0.9083in" svg:height="0.0921in" svg:x="0.0016in" svg:y="0.0079in" svg:viewBox="0 0 2308 235" svg:d="M0 0c769 0 1539 0 2308 0 0 78 0 157 0 235-769 0-1539 0-2308 0 0-78 0-157 0-235z"><text:p/></draw:path><draw:path draw:style-name="gr3" draw:text-style-name="P6" svg:width="0.0693in" svg:height="0.0681in" svg:x="-0.0004in" svg:y="0.0382in" svg:viewBox="0 0 177 174" svg:d="M129 25c-7-14-18-25-36-25-45 0-93 57-93 113 0 35 21 61 52 61 7 0 26-2 49-29 3 16 18 29 35 29 15 0 23-9 29-21 7-15 12-37 12-38 0-3-3-3-4-3-5 0-5 1-6 7-6 24-13 46-30 46-9 0-11-10-11-18 0-7 0-10 5-27 4-16 5-20 9-34 4-19 10-37 14-54 2-11 2-12 2-13 0-7-4-11-11-11-10 0-15 8-16 17zM103 125c-2 7-2 8-7 13-17 21-33 27-44 27-19 0-25-21-25-35 0-19 13-66 21-84 12-23 30-37 45-37 26 0 31 32 31 34s-1 4-1 6c-6 26-13 51-20 76z"><text:p/></draw:path><draw:path draw:style-name="gr3" draw:text-style-name="P6" svg:width="0.1055in" svg:height="0.1059in" svg:x="0.0795in" svg:y="0.002in" svg:viewBox="0 0 269 270" svg:d="M73 127c0-34 0-67 0-100 0-8 0-14 8-15 5 0 16 0 23 0 35 0 79 1 79 57 0 27-10 58-68 58-14 0-28 0-42 0zM154 132c38-9 68-33 68-63 0-37-44-69-101-69-41 0-80 0-121 0 0 4 0 8 0 12 3 0 5 0 9 0 29 0 31 4 31 18 0 67 0 135 0 202 0 14-2 17-31 17-4 0-6 0-9 0 0 5 0 8 0 12 14-1 41-1 56-1 14 0 43 0 57 1 0-4 0-7 0-12-3 0-6 0-10 0-29 0-30-3-30-17 0-32 0-65 0-97 15 0 29 0 45 0 5 0 22 0 35 12 15 14 15 27 15 52s0 40 16 55c16 14 37 16 48 16 31 0 37-32 37-43 0-2 0-6-5-6-4 0-4 4-4 6-3 28-16 34-26 34-18 0-22-19-27-54-2-10-4-20-6-31-6-25-25-38-47-44z"><text:p/></draw:path><draw:path draw:style-name="gr3" draw:text-style-name="P6" svg:width="0.0587in" svg:height="0.0689in" svg:x="0.1902in" svg:y="0.037in" svg:viewBox="0 0 150 176" svg:d="M33 76c2-57 34-67 47-67 40 0 44 51 44 67-31 0-60 0-91 0zM32 83c36 0 71 0 108 0 8 0 10 0 10-7 0-39-21-76-70-76-45 0-80 40-80 88 0 50 41 88 85 88 47 0 65-42 65-49 0-4-4-5-6-5-3 0-3 2-4 5-14 39-49 39-53 39-19 0-34-11-43-25-12-18-12-43-12-58z"><text:p/></draw:path><draw:path draw:style-name="gr3" draw:text-style-name="P6" svg:width="0.0492in" svg:height="0.0689in" svg:x="0.2587in" svg:y="0.037in" svg:viewBox="0 0 126 176" svg:d="M67 98c9 2 41 7 41 36 0 18-13 33-44 33-32 0-46-22-54-53-1-5-1-6-5-6-5 0-5 2-5 8 0 17 0 35 0 51 0 7 0 9 4 9 3 0 3 0 10-8 0-1 0-1 8-9 16 17 34 17 42 17 45 0 62-25 62-53 0-20-12-32-16-36-13-12-28-16-44-19-22-4-47-9-47-31 0-14 10-29 43-29 42 0 45 34 45 46 1 3 3 2 4 3 6 0 6-1 6-9 0-13 0-25 0-38 0-7 0-10-5-10-2 0-2 0-8 4-1 3-4 6-6 7-14-11-31-11-36-11-48 0-62 26-62 47 0 15 7 24 16 33 13 10 24 12 51 18z"><text:p/></draw:path><draw:path draw:style-name="gr3" draw:text-style-name="P6" svg:width="0.0559in" svg:height="0.1059in" svg:x="0.3205in" svg:y="0in" svg:viewBox="0 0 143 270" svg:d="M75 4c-2-1 0-4-6-4-9 0-36 3-47 4-2 0-7 0-7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3" draw:text-style-name="P6" svg:width="0.0839in" svg:height="0.0929in" svg:x="0.4209in" svg:y="0.0146in" svg:viewBox="0 0 214 237" svg:d="M117 8c-4-7-6-8-9-8-6 0-7 2-9 8-32 71-64 143-96 214-3 5-3 5-3 8 0 4 3 7 8 7 3 0 5-1 8-7 31-69 61-136 92-204 29 68 60 135 90 204 3 7 8 7 9 7 4 0 7-3 7-7 0-1 0-1-2-7-32-71-64-144-95-215z"><text:p/></draw:path><draw:path draw:style-name="gr3" draw:text-style-name="P6" svg:width="0.0559in" svg:height="0.1059in" svg:x="0.5543in" svg:y="0in" svg:viewBox="0 0 143 270" svg:d="M75 4c-2-1 0-4-6-4-9 0-36 3-47 4-2 0-7 0-7 8 0 4 4 4 9 4 19 0 20 3 20 7 0 2-3 15-6 23-11 42-20 84-31 125-5 19-7 26-7 39 0 36 21 60 49 60 47 0 94-57 94-113 0-33-21-60-52-60-17 0-34 12-45 23 10-39 19-77 29-116zM38 148c3-7 3-8 6-12 19-25 36-31 46-31 14 0 24 13 24 36s-12 67-18 81c-14 26-31 39-47 39-13 0-25-9-25-38 0-8 0-14 6-38 3-13 5-25 8-37z"><text:p/></draw:path><draw:path draw:style-name="gr3" draw:text-style-name="P6" svg:width="0.1055in" svg:height="0.1059in" svg:x="0.6181in" svg:y="0.002in" svg:viewBox="0 0 269 270" svg:d="M73 127c0-34 0-67 0-100 0-8 0-14 8-15 5 0 16 0 23 0 35 0 79 1 79 57 0 27-10 58-68 58-14 0-28 0-42 0zM155 132c37-9 67-33 67-63 0-37-44-69-101-69-41 0-80 0-121 0 0 4 0 8 0 12 3 0 5 0 9 0 29 0 31 4 31 18 0 67 0 135 0 202 0 14-2 17-31 17-4 0-6 0-9 0 0 5 0 8 0 12 14-1 41-1 56-1 14 0 43 0 57 1 0-4 0-7 0-12-3 0-6 0-10 0-29 0-30-3-30-17 0-32 0-65 0-97 15 0 29 0 45 0 5 0 22 0 35 12 15 14 15 27 15 52s0 40 16 55c16 14 37 16 48 16 31 0 37-32 37-43 0-2 0-6-5-6-4 0-4 4-4 6-3 28-16 34-26 34-18 0-22-19-27-54-2-10-4-20-6-31-6-25-25-38-46-44z"><text:p/></draw:path><draw:path draw:style-name="gr3" draw:text-style-name="P6" svg:width="0.0587in" svg:height="0.0689in" svg:x="0.7287in" svg:y="0.037in" svg:viewBox="0 0 150 176" svg:d="M33 76c2-57 34-67 47-67 40 0 44 51 44 67-31 0-60 0-91 0zM32 83c36 0 71 0 108 0 8 0 10 0 10-7 0-39-21-76-70-76-45 0-80 40-80 88 0 50 41 88 85 88 47 0 65-42 65-49 0-4-4-5-6-5-3 0-3 2-4 5-14 39-49 39-52 39-20 0-35-11-44-25-12-18-12-43-12-58z"><text:p/></draw:path><draw:path draw:style-name="gr3" draw:text-style-name="P6" svg:width="0.0492in" svg:height="0.0689in" svg:x="0.7972in" svg:y="0.037in" svg:viewBox="0 0 126 176" svg:d="M67 98c9 2 41 7 41 36 0 18-13 33-44 33-32 0-46-22-54-53-1-5-1-6-5-6-5 0-5 2-5 8 0 17 0 35 0 51 0 7 0 9 4 9 3 0 3 0 10-8 0-1 0-1 8-9 16 17 34 17 42 17 45 0 62-25 62-53 0-20-12-32-16-36-12-12-28-16-44-19-22-4-47-9-47-31 0-14 10-29 43-29 42 0 45 34 45 46 1 3 4 3 5 3 5 0 5-1 5-9 0-13 0-25 0-38 0-7 0-10-5-10-2 0-2 0-8 4-1 3-4 6-6 7-14-11-31-11-36-11-48 0-62 26-62 47 0 15 7 24 16 33 13 10 24 12 51 18z"><text:p/></draw:path><draw:path draw:style-name="gr3" draw:text-style-name="P6" svg:width="0.0591in" svg:height="0.0681in" svg:x="0.8583in" svg:y="0.0382in" svg:viewBox="0 0 151 174" svg:d="M137 24c-6 0-11 0-16 6-7 5-8 12-8 15 0 9 8 13 15 13 11 0 22-9 22-25 0-19-19-33-47-33-51 0-103 55-103 110 0 33 23 64 63 64 55 0 88-40 88-44 0-3-3-6-5-6s-3 1-5 5c-31 36-73 36-77 36-24 0-35-19-35-41 0-15 7-53 20-77 13-22 35-38 55-38 14 0 28 5 33 15z"><text:p/></draw:path></draw:g></text:span><text:span text:style-name="T7"><text:s/>ובאופן שקול </text:span><text:span text:style-name="T7"><draw:g text:anchor-type="as-char" svg:y="-0.1in" draw:z-index="88" draw:name="Shape92" draw:style-name="gr1"><svg:title>TexMaths</svg:title><svg:desc>11§display§a - b \in \Z \land b - c \in \Z§svg§600§FALSE§</svg:desc><draw:path draw:style-name="gr2" draw:text-style-name="P5" svg:width="1.3724in" svg:height="0.0957in" svg:x="0.0016in" svg:y="0.0079in" svg:viewBox="0 0 3487 244" svg:d="M1744 244c-581 0-1163 0-1744 0 0-82 0-162 0-244 1163 0 2324 0 3487 0 0 82 0 162 0 244-581 0-1163 0-1743 0z"><text:p/></draw:path><draw:path draw:style-name="gr3" draw:text-style-name="P6" svg:width="0.0693in" svg:height="0.0685in" svg:x="-0.0004in" svg:y="0.0382in" svg:viewBox="0 0 177 175" svg:d="M129 25c-7-14-18-25-35-25-46 0-94 57-94 114 0 36 22 61 52 61 7 0 27-2 50-29 4 16 17 29 36 29 13 0 22-8 28-22 7-13 11-36 11-37 0-5-3-5-4-5-5 0-5 3-6 8-6 24-13 48-29 48-10 0-11-10-11-18 0-9 1-12 4-29 4-16 5-20 9-34 4-18 10-36 14-54 2-11 2-12 2-13 0-7-4-11-11-11-9 0-15 9-16 17zM103 125c-1 7-1 7-7 14-17 21-32 28-43 28-20 0-25-21-25-37 0-19 12-66 22-84 11-23 28-37 44-37 25 0 30 32 30 34s-1 4-1 7c-6 25-13 49-20 75z"><text:p/></draw:path><draw:path draw:style-name="gr3" draw:text-style-name="P6" svg:width="0.0929in" svg:height="0.0055in" svg:x="0.1205in" svg:y="0.0642in" svg:viewBox="0 0 237 15" svg:d="M223 15c7 0 14 0 14-7 0-8-7-8-14-8-69 0-139 0-209 0-6 0-14 0-14 8 0 7 8 7 14 7 70 0 140 0 209 0z"><text:p/></draw:path><draw:path draw:style-name="gr3" draw:text-style-name="P6" svg:width="0.0555in" svg:height="0.1067in" svg:x="0.2673in" svg:y="0in" svg:viewBox="0 0 142 272" svg:d="M74 4c-1-1 0-4-5-4-8 0-37 3-47 4-3 0-8 0-8 8 0 5 4 5 10 5 19 0 19 2 19 6 0 2-3 16-6 23-9 42-20 84-30 126-6 20-7 26-7 40 0 36 21 60 50 60 45 0 92-57 92-113 0-35-20-62-51-62-18 0-34 11-46 23 10-38 19-77 29-116zM37 150c4-9 4-9 7-13 19-26 36-31 46-31 13 0 24 11 24 36 0 22-13 68-19 82-14 25-31 40-45 40s-27-10-27-39c0-8 0-15 7-40 2-12 5-23 7-35z"><text:p/></draw:path><draw:path draw:style-name="gr3" draw:text-style-name="P6" svg:width="0.076in" svg:height="0.0878in" svg:x="0.3803in" svg:y="0.0236in" svg:viewBox="0 0 194 224" svg:d="M179 119c7 0 15 0 15-8 0-7-8-7-15-7-55 0-109 0-164 0 6-51 50-89 105-89 20 0 40 0 59 0 7 0 15 0 15-7 0-8-8-8-15-8-19 0-40 0-60 0-66 0-119 50-119 111 0 62 53 113 119 113 20 0 41 0 60 0 7 0 15 0 15-8s-8-8-15-8c-19 0-39 0-59 0-55 0-99-37-105-89 55 0 109 0 164 0z"><text:p/></draw:path><draw:path draw:style-name="gr3" draw:text-style-name="P6" svg:width="0.0917in" svg:height="0.1039in" svg:x="0.5157in" svg:y="0.0012in" svg:viewBox="0 0 234 265" svg:d="M219 14c3-5 3-5 3-6 0-8-5-8-12-8-59 0-118 0-177 0-12 0-12 1-13 11-2 18-5 35-7 53 0 1 0 3 0 4 0 6 4 8 7 8s5-3 6-5c2-10 5-27 29-41 22-15 48-16 62-16 11 0 21 0 32 0-49 79-97 158-146 236-3 6-3 7-3 8 0 7 6 7 13 7 66 0 132 0 198 0 11 0 11-1 13-11 4-26 7-51 10-76 0-5-3-7-6-7-6 0-7 3-8 11-7 32-36 69-91 69-19 0-37 0-55 0 48-79 97-157 145-237zM32 14c7 0 14 0 21 0-10 6-18 12-22 17 0-6 1-11 1-17zM164 14c13 0 26 0 40 0-49 80-97 158-146 237-13 0-26 0-39 0 48-79 97-157 145-237zM185 250c11-5 21-14 30-25-2 8-2 12-4 26-9 0-17 0-26 0z"><text:p/></draw:path><draw:path draw:style-name="gr3" draw:text-style-name="P6" svg:width="0.0846in" svg:height="0.0937in" svg:x="0.6551in" svg:y="0.0146in" svg:viewBox="0 0 216 239" svg:d="M117 8c-4-7-6-8-9-8-5 0-7 2-9 8-32 71-64 144-96 216-2 4-3 5-3 8s4 7 8 7c3 0 6-1 10-9 29-68 60-135 90-204 31 69 60 136 91 204 3 9 7 9 9 9 4 0 8-4 8-7 0-2 0-3-3-7-31-73-64-144-96-217z"><text:p/></draw:path><draw:path draw:style-name="gr3" draw:text-style-name="P6" svg:width="0.0555in" svg:height="0.1067in" svg:x="0.7894in" svg:y="0in" svg:viewBox="0 0 142 272" svg:d="M74 4c-1-1 0-4-5-4-8 0-37 3-47 4-3 0-8 0-8 8 0 5 4 5 10 5 19 0 19 2 19 6 0 2-3 16-6 23-9 42-20 84-30 126-6 20-7 26-7 40 0 36 21 60 50 60 45 0 92-57 92-113 0-35-20-62-51-62-18 0-34 11-46 23 10-38 19-77 29-116zM37 150c4-9 4-9 7-13 19-26 36-31 46-31 13 0 24 11 24 36 0 22-13 68-19 82-14 25-31 40-45 40s-27-10-27-39c0-8 0-15 7-40 2-12 5-23 7-35z"><text:p/></draw:path><draw:path draw:style-name="gr3" draw:text-style-name="P6" svg:width="0.0921in" svg:height="0.0055in" svg:x="0.8941in" svg:y="0.0642in" svg:viewBox="0 0 235 15" svg:d="M222 15c7 0 13 0 13-7 0-8-6-8-13-8-69 0-139 0-209 0-6 0-13 0-13 8 0 7 7 7 13 7 70 0 140 0 209 0z"><text:p/></draw:path><draw:path draw:style-name="gr3" draw:text-style-name="P6" svg:width="0.0591in" svg:height="0.0685in" svg:x="1.0394in" svg:y="0.0382in" svg:viewBox="0 0 151 175" svg:d="M138 24c-7 0-13 0-18 6-6 5-7 12-7 15 0 9 7 13 15 13 11 0 22-9 22-25 0-19-19-33-47-33-51 0-103 55-103 110 0 34 23 65 63 65 55 0 88-40 88-46 0-2-2-4-5-4-2 0-3 1-5 3-31 39-73 39-77 39-24 0-35-19-35-42 0-16 7-53 21-78 12-22 33-38 55-38 13 0 27 5 33 15z"><text:p/></draw:path><draw:path draw:style-name="gr3" draw:text-style-name="P6" svg:width="0.0756in" svg:height="0.0878in" svg:x="1.1543in" svg:y="0.0236in" svg:viewBox="0 0 193 224" svg:d="M179 119c7 0 14 0 14-8 0-7-7-7-14-7-55 0-109 0-164 0 5-51 50-89 104-89 20 0 41 0 60 0 7 0 14 0 14-7 0-8-7-8-14-8-21 0-40 0-61 0-66 0-118 50-118 111 0 62 52 113 118 113 21 0 40 0 61 0 7 0 14 0 14-8s-7-8-14-8c-19 0-40 0-60 0-54 0-99-37-104-89 55 0 109 0 164 0z"><text:p/></draw:path><draw:path draw:style-name="gr3" draw:text-style-name="P6" svg:width="0.0921in" svg:height="0.1039in" svg:x="1.2894in" svg:y="0.0012in" svg:viewBox="0 0 235 265" svg:d="M220 14c3-5 3-5 3-6 0-8-5-8-13-8-59 0-118 0-177 0-12 0-12 1-13 11-2 18-3 35-6 53 0 1-1 3-1 4 0 6 5 8 7 8 4 0 6-3 6-5 3-10 6-27 29-41 22-15 50-16 63-16 10 0 21 0 31 0-49 79-97 158-146 236-3 6-3 7-3 8 0 7 7 7 13 7 66 0 132 0 198 0 12 0 12-1 13-11 4-26 8-51 11-76 0-5-3-7-6-7-6 0-7 3-8 11-6 32-37 69-92 69-18 0-37 0-54 0 48-79 97-157 145-237zM33 14c7 0 14 0 21 0-11 6-19 12-23 17 1-6 1-11 2-17zM165 14c13 0 26 0 40 0-49 80-98 158-147 237-13 0-26 0-39 0 48-79 98-157 146-237zM185 250c11-5 21-14 31-25-1 8-3 12-5 26-9 0-17 0-26 0z"><text:p/></draw:path></draw:g></text:span><text:span text:style-name="T7">, נוכיח </text:span><text:span text:style-name="T7"><draw:g text:anchor-type="as-char" svg:y="-0.1063in" draw:z-index="105" draw:name="Shape93" draw:style-name="gr1"><svg:title>TexMaths</svg:title><svg:desc>11§display§a\mathrm{Res}c§svg§600§FALSE§</svg:desc><draw:path draw:style-name="gr2" draw:text-style-name="P5" svg:width="0.3681in" svg:height="0.0906in" svg:x="0.0016in" svg:y="0.0071in" svg:viewBox="0 0 936 231" svg:d="M0 0c312 0 624 0 936 0 0 77 0 154 0 231-312 0-624 0-936 0 0-77 0-154 0-231z"><text:p/></draw:path><draw:path draw:style-name="gr3" draw:text-style-name="P6" svg:width="0.0693in" svg:height="0.0681in" svg:x="-0.0004in" svg:y="0.0362in" svg:viewBox="0 0 177 174" svg:d="M129 25c-7-14-19-25-36-25-45 0-93 57-93 113 0 36 21 61 52 61 7 0 26-1 49-29 3 17 17 29 35 29 15 0 23-9 29-21 6-14 12-36 12-37 0-4-3-4-4-4-5 0-5 1-6 7-7 24-14 46-30 46-11 0-12-10-12-18 0-7 1-11 6-27 4-15 5-20 9-34 4-19 8-36 13-54 3-11 3-12 3-13 0-7-4-11-11-11-10 0-15 9-16 17zM103 125c-2 7-2 8-7 14-17 21-33 26-44 26-19 0-25-21-25-34 0-20 13-67 21-85 12-23 30-37 45-37 26 0 31 32 31 34s-1 4-1 7c-7 25-13 50-20 75z"><text:p/></draw:path><draw:path draw:style-name="gr3" draw:text-style-name="P6" svg:width="0.1051in" svg:height="0.1063in" svg:x="0.0791in" svg:y="0in" svg:viewBox="0 0 268 271" svg:d="M73 128c0-34 0-67 0-100 0-9 0-14 8-15 4-1 15-1 22-1 35 0 78 1 78 57 0 27-8 59-66 59-14 0-28 0-42 0zM154 132c37-9 68-33 68-63 0-37-44-69-101-69-41 0-80 0-121 0 0 4 0 8 0 12 3 0 5 0 9 0 29 0 31 5 31 18 0 67 0 135 0 202 0 15-2 18-31 18-4 0-6 0-9 0 0 4 0 8 0 12 13-1 41-1 56-1s43 0 56 1c0-4 0-8 0-12-3 0-5 0-9 0-29 0-30-3-30-18 0-32 0-65 0-97 14 0 29 0 43 0 7 0 24 0 37 12 14 15 14 27 14 52 0 26 0 41 17 55 15 15 36 17 48 17 30 0 36-32 36-43 0-2 0-6-4-6-5 0-5 4-5 6-3 27-16 34-26 34-19 0-22-20-27-55-3-10-4-20-5-31-6-25-26-37-47-44z"><text:p/></draw:path><draw:path draw:style-name="gr3" draw:text-style-name="P6" svg:width="0.0579in" svg:height="0.0689in" svg:x="0.1898in" svg:y="0.0354in" svg:viewBox="0 0 148 176" svg:d="M32 76c2-57 35-67 48-67 40 0 43 52 43 67-31 0-60 0-91 0zM32 84c36 0 71 0 108 0 7 0 8 0 8-8 0-39-21-76-68-76-45 0-80 40-80 88 0 51 40 88 85 88 47 0 63-42 63-48 0-5-2-6-4-6-3 0-4 2-6 6-13 38-48 38-51 38-20 0-35-11-44-25-11-18-11-43-11-57z"><text:p/></draw:path><draw:path draw:style-name="gr3" draw:text-style-name="P6" svg:width="0.0492in" svg:height="0.0689in" svg:x="0.2575in" svg:y="0.0354in" svg:viewBox="0 0 126 176" svg:d="M68 98c8 2 40 8 40 36 0 18-13 33-43 33-33 0-47-22-54-53-1-5-2-6-6-6-5 0-5 2-5 9 0 16 0 34 0 50 0 7 0 9 4 9 3 0 3 0 10-8 1-1 1-1 8-8 16 16 34 16 43 16 44 0 61-25 61-53 0-20-11-32-16-36-12-12-28-15-44-19-21-4-47-9-47-31 0-14 10-29 43-29 42 0 45 35 45 46 1 4 4 4 5 4 4 0 4-2 4-10 0-13 0-25 0-38 0-7 0-10-4-10-1 0-2 0-8 6-1 1-4 4-6 5-14-11-30-11-36-11-47 0-62 26-62 47 0 15 7 25 16 33 14 10 24 12 52 18z"><text:p/></draw:path><draw:path draw:style-name="gr3" draw:text-style-name="P6" svg:width="0.0583in" svg:height="0.0681in" svg:x="0.3189in" svg:y="0.0362in" svg:viewBox="0 0 149 174" svg:d="M136 24c-6 0-11 0-16 6-7 5-8 12-8 15 0 9 8 13 14 13 11 0 22-8 22-24 0-20-18-34-45-34-52 0-103 56-103 110 0 33 22 64 62 64 56 0 87-40 87-44 0-2-2-6-4-6s-3 1-5 5c-30 36-73 36-77 36-25 0-36-19-36-41 0-15 8-52 21-77 12-22 34-38 55-38 13 0 28 5 33 15z"><text:p/></draw:path></draw:g></text:span><text:span text:style-name="T7">, כלומר נוכיח </text:span><text:span text:style-name="T7"><draw:g text:anchor-type="as-char" svg:y="-0.0972in" draw:z-index="89" draw:name="Shape94" draw:style-name="gr1"><svg:title>TexMaths</svg:title><svg:desc>11§display§a - c \in \Z§svg§600§FALSE§</svg:desc><draw:path draw:style-name="gr2" draw:text-style-name="P5" svg:width="0.598in" svg:height="0.0933in" svg:x="0.0016in" svg:y="0.0075in" svg:viewBox="0 0 1520 238" svg:d="M761 238c-254 0-507 0-761 0 0-79 0-159 0-238 507 0 1014 0 1520 0 0 79 0 159 0 238-253 0-506 0-759 0z"><text:p/></draw:path><draw:path draw:style-name="gr3" draw:text-style-name="P6" svg:width="0.0693in" svg:height="0.0677in" svg:x="-0.0004in" svg:y="0.0354in" svg:viewBox="0 0 177 173" svg:d="M129 25c-7-14-18-25-36-25-45 0-93 57-93 113 0 36 22 60 52 60 7 0 27-2 50-28 2 15 17 28 35 28 14 0 22-8 29-20 7-14 11-37 11-38 0-4-3-4-4-4-5 0-5 2-6 8-7 24-13 46-30 46-9 0-11-10-11-17 0-9 0-12 5-28 4-17 5-20 9-34 4-19 9-37 14-54 2-11 2-12 2-13 0-7-4-11-11-11-9 0-15 8-16 17zM103 124c-1 7-1 8-7 14-17 20-32 27-43 27-20 0-26-20-26-35 0-19 13-66 22-85 11-22 29-36 44-36 26 0 31 32 31 34s-1 4-1 6c-6 25-13 50-20 75z"><text:p/></draw:path><draw:path draw:style-name="gr3" draw:text-style-name="P6" svg:width="0.0925in" svg:height="0.0055in" svg:x="0.1205in" svg:y="0.0618in" svg:viewBox="0 0 236 15" svg:d="M222 15c7 0 14 0 14-7 0-8-7-8-14-8-69 0-140 0-209 0-6 0-13 0-13 8 0 7 7 7 13 7 69 0 140 0 209 0z"><text:p/></draw:path><draw:path draw:style-name="gr3" draw:text-style-name="P6" svg:width="0.0583in" svg:height="0.0677in" svg:x="0.2661in" svg:y="0.0354in" svg:viewBox="0 0 149 173" svg:d="M136 24c-5 0-11 0-16 6-7 5-8 12-8 14 0 10 8 14 14 14 13 0 22-10 22-25 0-19-17-33-45-33-52 0-103 55-103 110 0 34 22 63 62 63 56 0 87-39 87-45 0-2-2-4-4-4s-3 1-5 3c-30 38-73 38-77 38-25 0-34-18-34-41 0-15 7-53 19-77 12-22 34-38 55-38 14 0 28 4 33 15z"><text:p/></draw:path><draw:path draw:style-name="gr3" draw:text-style-name="P6" svg:width="0.0752in" svg:height="0.087in" svg:x="0.3799in" svg:y="0.0217in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3" draw:text-style-name="P6" svg:width="0.0921in" svg:height="0.1028in" svg:x="0.515in" svg:y="-0.0004in" svg:viewBox="0 0 235 262" svg:d="M220 14c3-5 3-5 3-7 0-7-5-7-13-7-59 0-118 0-177 0-12 0-12 1-13 11-2 18-4 35-6 53 0 1-1 2-1 4 0 6 5 8 8 8s5-4 5-7c3-9 6-25 29-40 22-15 49-16 63-16 10 0 21 0 30 0-48 78-96 157-145 235-3 6-3 6-3 8 0 6 7 6 13 6 66 0 132 0 198 0 12 0 12-1 13-11 4-25 8-50 11-75 0-5-3-7-6-7-6 0-7 3-8 11-7 32-37 69-91 69-19 0-37 0-55 0 48-78 96-157 145-235zM33 13c7 0 14 0 21 0v1c-11 6-18 12-23 17 1-6 1-12 2-18zM165 13c13 0 26 0 39 0-48 79-97 157-146 236-13 0-26 0-39 0 48-79 98-157 146-236zM185 248c11-5 21-14 30-25-1 8-2 12-4 26-9 0-18 0-26 0z"><text:p/></draw:path></draw:g></text:span><text:span text:style-name="T7">. אלגברית, נבחר </text:span><text:span text:style-name="T7"><draw:g text:anchor-type="as-char" svg:y="-0.1047in" draw:z-index="90" draw:name="Shape95" draw:style-name="gr1"><svg:title>TexMaths</svg:title><svg:desc>11§display§a - b = z_1, b - c = z_2§svg§600§FALSE§</svg:desc><draw:path draw:style-name="gr2" draw:text-style-name="P5" svg:width="1.3689in" svg:height="0.1185in" svg:x="0.0016in" svg:y="0.0079in" svg:viewBox="0 0 3478 302" svg:d="M1740 302c-581 0-1160 0-1740 0 0-100 0-202 0-302 1159 0 2319 0 3478 0 0 100 0 202 0 302-579 0-1159 0-1738 0z"><text:p/></draw:path><draw:path draw:style-name="gr3" draw:text-style-name="P6" svg:width="0.0693in" svg:height="0.0685in" svg:x="-0.0004in" svg:y="0.0382in" svg:viewBox="0 0 177 175" svg:d="M129 25c-7-14-18-25-36-25-45 0-93 57-93 114 0 36 22 61 52 61 7 0 27-1 50-28 2 16 17 28 35 28 14 0 22-8 29-21 7-14 11-37 11-38 0-4-3-4-4-4-5 0-5 2-6 7-6 25-13 48-30 48-9 0-11-10-11-18s2-11 5-29c4-15 5-20 9-34 4-19 10-36 14-54 2-11 2-12 2-13 0-7-4-11-11-11-9 0-15 9-16 17zM103 126c-1 6-1 7-7 14-17 21-32 27-43 27-20 0-26-21-26-37 0-19 13-66 22-84 11-23 29-37 44-37 26 0 31 32 31 34s-1 4-1 7c-6 25-13 50-20 76z"><text:p/></draw:path><draw:path draw:style-name="gr3" draw:text-style-name="P6" svg:width="0.0925in" svg:height="0.0055in" svg:x="0.1205in" svg:y="0.0646in" svg:viewBox="0 0 236 15" svg:d="M223 15c6 0 13 0 13-7 0-8-7-8-13-8-70 0-139 0-210 0-6 0-13 0-13 8 0 7 7 7 13 7 71 0 140 0 210 0z"><text:p/></draw:path><draw:path draw:style-name="gr3" draw:text-style-name="P6" svg:width="0.0555in" svg:height="0.1063in" svg:x="0.2673in" svg:y="0in" svg:viewBox="0 0 142 271" svg:d="M74 4c-1-1 0-4-5-4-9 0-37 3-47 4-3 0-8 0-8 8 0 5 4 5 10 5 18 0 19 2 19 6 0 2-3 16-6 24-11 42-21 84-32 126-4 18-5 24-5 38 0 36 20 60 48 60 47 0 94-57 94-112 0-34-21-62-52-62-17 0-33 12-45 23 10-38 19-77 29-116zM37 150c3-8 3-9 7-13 19-26 36-31 46-31 13 0 24 12 24 36 0 23-13 66-19 81-14 26-31 39-47 39-13 0-25-9-25-38 0-8 0-14 7-38 2-12 5-24 7-36z"><text:p/></draw:path><draw:path draw:style-name="gr3" draw:text-style-name="P6" svg:width="0.1008in" svg:height="0.035in" svg:x="0.376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42in" svg:height="0.0685in" svg:x="0.5346in" svg:y="0.0382in" svg:viewBox="0 0 164 175" svg:d="M34 139c21-22 32-32 46-44 12-12 24-21 38-34 37-37 46-55 46-57 0-4-3-3-5-4-3 0-4 1-6 4-11 19-20 26-29 26-10 0-14-7-20-13-7-9-13-17-26-17-29 0-47 36-47 44 0 2 1 5 5 5s4-3 5-5c7-18 29-18 33-18 7 0 15 3 24 6 15 5 20 5 30 5-14 17-47 46-54 51-11 11-23 22-34 33-27 26-40 48-40 51s3 3 4 3c4 0 4-1 6-4 10-14 21-24 33-24 9 0 13 3 23 14 7 8 13 14 24 14 39 0 61-48 61-59 0-2-1-4-5-4-3 0-4 3-5 5-9 25-33 33-46 33-8 0-15-2-24-6-13-4-18-6-26-6-1 0-8 0-11 1z"><text:p/></draw:path><draw:path draw:style-name="gr3" draw:text-style-name="P6" svg:width="0.0382in" svg:height="0.0705in" svg:x="0.6106in" svg:y="0.0575in" svg:viewBox="0 0 98 180" svg:d="M60 8c0-8 0-8-7-8-18 17-42 18-53 18 0 3 0 5 0 8 7 0 24 0 38-6 0 45 0 91 0 138 0 9 0 12-26 12-3 0-8 0-11 0 0 3 0 6 0 10 6 0 39-1 48-1s43 1 49 1c0-4 0-7 0-10-3 0-7 0-10 0-28 0-28-3-28-12 0-51 0-101 0-150z"><text:p/></draw:path><draw:path draw:style-name="gr3" draw:text-style-name="P6" svg:width="0.0173in" svg:height="0.0453in" svg:x="0.6803in" svg:y="0.0902in" svg:viewBox="0 0 45 116" svg:d="M45 41c0-26-10-41-25-41-12 0-20 10-20 21 0 10 8 20 20 20 5 0 10-1 14-5 1-1 1-1 1-1 1 0 1 0 1 6 0 28-13 52-26 64-5 4-5 5-5 6 0 3 3 5 5 5 4 0 35-30 35-75z"><text:p/></draw:path><draw:path draw:style-name="gr3" draw:text-style-name="P6" svg:width="0.0555in" svg:height="0.1063in" svg:x="0.7413in" svg:y="0in" svg:viewBox="0 0 142 271" svg:d="M75 4c-2-1 0-4-6-4-9 0-37 3-47 4-3 0-8 0-8 8 0 5 5 5 10 5 19 0 19 2 19 6 0 2-3 16-5 24-11 42-20 84-31 126-5 18-7 24-7 38 0 36 21 60 49 60 46 0 93-57 93-112 0-34-20-62-51-62-17 0-34 12-45 23 10-38 19-77 29-116zM38 150c3-8 3-9 6-13 19-26 36-31 46-31 14 0 24 12 24 36 0 23-12 66-19 81-13 26-31 39-46 39-13 0-26-9-26-38 0-8 0-14 7-38 3-12 5-24 8-36z"><text:p/></draw:path><draw:path draw:style-name="gr3" draw:text-style-name="P6" svg:width="0.0921in" svg:height="0.0055in" svg:x="0.8461in" svg:y="0.0646in" svg:viewBox="0 0 235 15" svg:d="M222 15c7 0 13 0 13-7 0-8-6-8-13-8-69 0-140 0-209 0-6 0-13 0-13 8 0 7 7 7 13 7 69 0 140 0 209 0z"><text:p/></draw:path><draw:path draw:style-name="gr3" draw:text-style-name="P6" svg:width="0.0591in" svg:height="0.0685in" svg:x="0.9917in" svg:y="0.0382in" svg:viewBox="0 0 151 175" svg:d="M137 24c-6 0-12 0-17 6-6 5-7 12-7 15 0 9 7 13 15 13 11 0 22-8 22-24 0-20-19-34-47-34-51 0-103 56-103 110 0 34 23 65 63 65 55 0 88-40 88-45 0-2-3-5-5-5s-3 1-5 4c-31 38-73 38-77 38-24 0-35-19-35-42 0-16 7-53 20-78 13-22 33-38 55-38 14 0 28 5 33 15z"><text:p/></draw:path><draw:path draw:style-name="gr3" draw:text-style-name="P6" svg:width="0.1008in" svg:height="0.035in" svg:x="1.102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42in" svg:height="0.0685in" svg:x="1.2606in" svg:y="0.0382in" svg:viewBox="0 0 164 175" svg:d="M35 139c21-22 32-32 46-44 12-12 25-21 38-34 37-37 45-55 45-57 0-4-3-4-5-4s-3 1-5 4c-11 19-20 26-29 26-10 0-14-7-19-13-8-9-15-17-27-17-30 0-47 36-47 44 0 2 0 5 4 5s5-3 6-5c7-18 29-18 33-18 7 0 15 3 24 6 15 5 20 5 30 5-15 17-47 46-54 51-11 11-23 22-34 33-27 26-41 48-41 51s4 3 5 3c3 0 4-1 6-4 9-14 21-24 33-24 9 0 13 3 22 14 7 8 14 14 25 14 39 0 61-48 61-59 0-2-1-4-5-4-3 0-4 3-5 5-9 25-34 33-46 33-8 0-16-2-23-6-14-4-19-6-28-6-3 0-7 0-10 1z"><text:p/></draw:path><draw:path draw:style-name="gr3" draw:text-style-name="P6" svg:width="0.0469in" svg:height="0.0705in" svg:x="1.3315in" svg:y="0.0575in" svg:viewBox="0 0 120 180" svg:d="M120 130c-3 0-7 0-10 0 0 7-3 22-7 24-2 3-23 3-26 3-17 0-34 0-51 0 29-26 39-33 55-46 20-16 39-33 39-58 0-33-29-53-64-53-33 0-56 23-56 49 0 13 12 15 14 15 7 0 15-6 15-14 0-6-3-15-16-15 8-20 27-25 40-25 26 0 40 21 40 43 0 23-16 42-25 52-22 21-43 42-65 64-3 2-3 3-3 11 37 0 74 0 111 0 3-17 6-33 9-50z"><text:p/></draw:path></draw:g></text:span><text:span text:style-name="T7">, ונקבל מתוך חיסור משוואות: </text:span></text:p>
          <text:p text:style-name="P23"><draw:g text:anchor-type="as-char" svg:y="-0.228in" draw:z-index="91" draw:name="Shape96" draw:style-name="gr1"><svg:title>TexMaths</svg:title><svg:desc>11§latex§\begin{gather*}
  \begin{cases}
    a - b = z_1 \\
    b - c = z_2
  \end{cases} \implies
  a - b + b - c = a - c = z_1 + z _2
\end{gather}§svg§600§FALSE§</svg:desc><draw:path draw:style-name="gr2" draw:text-style-name="P5" svg:width="3.387in" svg:height="0.4394in" svg:x="-0.0004in" svg:y="0.0071in" svg:viewBox="0 0 8604 1117" svg:d="M4303 1117c-1434 0-2869 0-4303 0 0-373 0-744 0-1117 2869 0 5736 0 8604 0 0 373 0 744 0 1117-1434 0-2868 0-4301 0z"><text:p/></draw:path><draw:path draw:style-name="gr3" draw:text-style-name="P6" svg:width="0.0783in" svg:height="0.4547in" svg:x="0.0138in" svg:y="0in" svg:viewBox="0 0 200 1156" svg:d="M119 719c0-42-30-107-97-140 42-23 91-68 96-139 0-2 1-3 1-3 0-90 0-179 0-268 0-31 0-38 3-53 7-30 25-69 74-97 3-3 4-3 4-10 0-8-1-9-10-9-6 0-7 0-17 7-87 48-92 120-92 134 0 91 0 182 0 274 0 28 0 59-21 94-17 32-38 48-55 59-5 3-5 3-5 10 0 8 0 8 3 10 33 20 68 55 77 118 1 8 1 8 1 13 0 99 0 198 0 296 0 31 19 96 94 136 9 5 10 5 15 5 9 0 10-1 10-9 0-7-1-7-2-8-17-10-67-41-78-108-1-10-1-11-1-16 0-98 0-197 0-296z"><text:p/></draw:path><draw:path draw:style-name="gr3" draw:text-style-name="P6" svg:width="0.0693in" svg:height="0.0685in" svg:x="0.1205in" svg:y="0.0949in" svg:viewBox="0 0 177 175" svg:d="M129 24c-7-14-18-24-36-24-45 0-93 57-93 113 0 36 22 62 52 62 7 0 27-1 50-29 4 16 17 29 35 29 14 0 22-9 29-21 7-14 11-38 11-39 0-4-3-4-4-4-4 0-5 2-6 8-6 24-13 47-30 47-9 0-11-10-11-18s2-11 5-28c4-17 5-20 9-35 4-18 10-37 14-54 2-10 2-11 2-13 0-7-4-10-11-10-9 0-15 8-16 16zM104 124c-2 8-2 8-7 14-18 22-33 28-44 28-20 0-26-21-26-36 0-19 14-67 22-85 13-22 29-36 44-36 26 0 31 31 31 34 0 2-1 4-1 6-6 26-12 50-19 75z"><text:p/></draw:path><draw:path draw:style-name="gr3" draw:text-style-name="P6" svg:width="0.0925in" svg:height="0.0055in" svg:x="0.2413in" svg:y="0.1209in" svg:viewBox="0 0 236 15" svg:d="M223 15c7 0 13 0 13-7 0-8-6-8-13-8-69 0-139 0-209 0-6 0-14 0-14 8 0 7 8 7 14 7 70 0 140 0 209 0z"><text:p/></draw:path><draw:path draw:style-name="gr3" draw:text-style-name="P6" svg:width="0.0555in" svg:height="0.1071in" svg:x="0.3882in" svg:y="0.0567in" svg:viewBox="0 0 142 273" svg:d="M75 4c-2-1 0-4-6-4-9 0-37 3-47 4-3 0-8 1-8 8 0 4 5 4 10 4 19 0 19 4 19 7s-3 17-5 24c-11 42-20 84-31 126-6 19-7 26-7 39 0 36 21 61 49 61 46 0 93-58 93-114 0-35-20-61-51-61-18 0-34 11-45 23 10-39 19-78 29-117zM38 151c3-9 3-9 6-14 19-25 36-30 46-30 14 0 24 11 24 36 0 22-13 67-19 81-13 27-31 40-46 40-13 0-26-10-26-39 0-7 0-15 7-39 3-12 5-23 8-35z"><text:p/></draw:path><draw:path draw:style-name="gr3" draw:text-style-name="P6" svg:width="0.1004in" svg:height="0.035in" svg:x="0.4972in" svg:y="0.106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642in" svg:height="0.0685in" svg:x="0.6555in" svg:y="0.0949in" svg:viewBox="0 0 164 175" svg:d="M35 138c21-22 32-31 45-43 13-13 24-21 39-36 36-35 45-54 45-56 0-3-3-3-5-3s-3 1-5 4c-12 19-20 25-29 25-10 0-14-6-19-13-8-8-15-16-28-16-29 0-46 36-46 44 0 2 1 4 4 4 4 0 5-2 6-4 6-18 29-19 33-19 7 0 15 4 24 7 15 5 20 5 30 5-15 17-47 44-54 51-12 11-23 21-35 32-27 26-40 48-40 50 0 5 3 4 4 5 4 0 5-1 7-6 9-13 20-23 33-23 9 0 12 3 22 14 7 8 13 15 25 15 38 0 61-50 61-60 0-2-2-4-5-4-4 0-4 2-5 5-9 26-34 32-47 32-8 0-15-2-22-4-14-6-19-7-28-7-1 0-7 0-10 1z"><text:p/></draw:path><draw:path draw:style-name="gr3" draw:text-style-name="P6" svg:width="0.0386in" svg:height="0.0701in" svg:x="0.7315in" svg:y="0.1146in" svg:viewBox="0 0 99 179" svg:d="M62 7c0-7-2-7-9-7-17 16-42 16-53 16 0 4 0 7 0 10 7 0 24 0 40-7 0 46 0 92 0 138 0 9 0 12-28 12-3 0-7 0-10 0 0 4 0 7 0 10 5-1 39-1 49-1 7 0 41 0 48 1 0-3 0-6 0-10-3 0-8 0-11 0-26 0-26-3-26-12 0-50 0-100 0-150z"><text:p/></draw:path><draw:path draw:style-name="gr3" draw:text-style-name="P6" svg:width="0.0555in" svg:height="0.1063in" svg:x="0.1217in" svg:y="0.2752in" svg:viewBox="0 0 142 271" svg:d="M74 4c0-1 0-4-5-4-9 0-37 3-47 3-3 1-8 1-8 8 0 5 4 5 10 5 18 0 19 3 19 7 0 2-3 15-6 23-11 42-21 85-32 127-4 18-5 25-5 38 0 37 20 60 48 60 47 0 94-57 94-113 0-34-20-61-52-61-17 0-33 12-45 23 10-39 19-77 29-116zM37 149c3-7 3-8 7-13 19-25 36-30 46-30 13 0 24 12 24 36 0 23-13 67-19 81-14 26-31 41-47 41-12 0-25-11-25-40 0-7 0-14 7-38 2-12 5-24 7-37z"><text:p/></draw:path><draw:path draw:style-name="gr3" draw:text-style-name="P6" svg:width="0.0925in" svg:height="0.0055in" svg:x="0.226in" svg:y="0.3394in" svg:viewBox="0 0 236 15" svg:d="M223 15c7 0 13 0 13-7 0-8-6-8-13-8-69 0-139 0-209 0-6 0-14 0-14 8 0 7 8 7 14 7 70 0 140 0 209 0z"><text:p/></draw:path><draw:path draw:style-name="gr3" draw:text-style-name="P6" svg:width="0.0591in" svg:height="0.0685in" svg:x="0.372in" svg:y="0.313in" svg:viewBox="0 0 151 175" svg:d="M137 24c-6 0-12 0-17 6-6 5-7 12-7 15 0 9 7 13 15 13 11 0 22-9 22-24 0-20-19-34-47-34-51 0-103 56-103 110 0 35 22 65 63 65 55 0 88-41 88-45 0-3-3-6-5-6s-3 1-5 5c-31 38-73 38-77 38-24 0-35-20-35-43 0-15 7-53 20-77 13-22 33-38 55-38 14 0 28 5 33 15z"><text:p/></draw:path><draw:path draw:style-name="gr3" draw:text-style-name="P6" svg:width="0.1008in" svg:height="0.035in" svg:x="0.4827in" svg:y="0.32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42in" svg:height="0.0685in" svg:x="0.6409in" svg:y="0.313in" svg:viewBox="0 0 164 175" svg:d="M35 138c21-22 32-31 46-43 12-11 25-21 38-35 37-36 45-55 45-56 0-4-3-4-5-4s-3 1-5 4c-11 19-20 26-29 26-10 0-14-7-19-14-8-8-15-16-27-16-30 0-47 36-47 44 0 2 0 4 4 4s5-2 6-4c7-18 29-18 33-18 7 0 15 3 24 6 15 5 20 5 30 5-15 17-47 45-54 51-11 11-23 22-34 33-27 25-41 47-41 50 0 4 4 4 5 4 3 0 4 0 6-5 9-14 21-24 33-24 9 0 13 3 22 14 7 9 14 15 25 15 39 0 61-49 61-60 0-1-1-3-5-3-3 0-4 2-5 4-9 26-34 33-46 33-8 0-16-2-23-5-14-4-19-7-28-7-3 0-7 0-10 1z"><text:p/></draw:path><draw:path draw:style-name="gr3" draw:text-style-name="P6" svg:width="0.0469in" svg:height="0.0701in" svg:x="0.7118in" svg:y="0.3327in" svg:viewBox="0 0 120 179" svg:d="M120 130c-3 0-6 0-9 0-1 6-4 22-8 25-2 1-23 1-26 1-17 0-33 0-50 0 28-25 38-33 54-45 20-16 39-33 39-58 0-33-29-53-64-53-33 0-56 23-56 48 0 14 12 16 14 16 7 0 15-5 15-15 0-5-2-14-16-14 8-20 27-25 40-25 26 0 40 21 40 43 0 23-16 42-25 51-22 22-43 43-65 65-3 2-3 2-3 10 37 0 75 0 112 0 2-16 6-33 8-49z"><text:p/></draw:path><draw:path draw:style-name="gr3" draw:text-style-name="P6" svg:width="0.1008in" svg:height="0.035in" svg:x="1.0516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1346in" svg:height="0.0831in" svg:x="1.1445in" svg:y="0.1858in" svg:viewBox="0 0 343 212" svg:d="M260 77c15 13 35 23 48 30-14 5-33 15-48 29-82 0-164 0-246 0-6 0-14 0-14 8s7 8 13 8c76 0 153 0 229 0-19 17-39 51-39 56 0 4 5 4 7 4 3 0 7 0 8-3 7-14 18-35 44-57 26-23 53-34 72-40 7-2 6-2 8-3 1-1 1-1 1-2s0-1 0-3l-1-1c-1 0-2-1-9-3-53-15-91-51-112-91-4-8-5-9-11-9-2 0-7 0-7 4 0 6 20 39 39 58-76 0-153 0-229 0-6 0-13 0-13 7 0 8 8 8 14 8 82 0 164 0 246 0z"><text:p/></draw:path><draw:path draw:style-name="gr3" draw:text-style-name="P6" svg:width="0.0693in" svg:height="0.0685in" svg:x="1.3787in" svg:y="0.198in" svg:viewBox="0 0 177 175" svg:d="M129 25c-7-14-18-25-36-25-45 0-93 57-93 113 0 36 22 62 52 62 7 0 27-1 50-29 2 17 17 29 35 29 14 0 22-9 29-21 7-14 11-38 11-39 0-3-3-3-4-3-5 0-5 1-6 7-6 25-13 48-30 48-9 0-11-11-11-19 0-7 2-11 5-28 4-16 5-20 9-34 4-18 10-37 14-54 2-11 2-12 2-13 0-7-4-11-11-11-9 0-15 8-16 17zM103 125c-1 7-1 8-7 15-17 20-32 27-43 27-20 0-26-22-26-36 0-20 13-67 22-85 11-23 29-37 44-37 26 0 31 32 31 34s-1 4-1 6c-6 26-13 51-20 76z"><text:p/></draw:path><draw:path draw:style-name="gr3" draw:text-style-name="P6" svg:width="0.0925in" svg:height="0.0055in" svg:x="1.4996in" svg:y="0.2248in" svg:viewBox="0 0 236 15" svg:d="M223 15c7 0 13 0 13-7 0-8-6-8-13-8-70 0-139 0-210 0-5 0-13 0-13 8 0 7 8 7 13 7 71 0 140 0 210 0z"><text:p/></draw:path><draw:path draw:style-name="gr3" draw:text-style-name="P6" svg:width="0.0555in" svg:height="0.1063in" svg:x="1.6465in" svg:y="0.1598in" svg:viewBox="0 0 142 271" svg:d="M74 4c0-1 0-4-5-4-9 0-37 3-47 3-3 1-8 1-8 8 0 5 4 5 10 5 19 0 19 3 19 7 0 2-3 15-6 23-10 42-21 85-30 127-6 18-7 25-7 38 0 37 21 60 49 60 46 0 93-57 93-113 0-34-20-61-51-61-18 0-34 11-46 23 10-39 19-77 29-116zM37 149c3-7 3-8 7-13 19-25 36-30 46-30 13 0 24 12 24 36 0 23-13 67-19 81-14 26-31 41-46 41-13 0-26-11-26-40 0-7 0-14 7-38 2-12 5-24 7-37z"><text:p/></draw:path><draw:path draw:style-name="gr3" draw:text-style-name="P6" svg:width="0.1008in" svg:height="0.1008in" svg:x="1.7465in" svg:y="0.1772in" svg:viewBox="0 0 257 257" svg:d="M136 136c37 0 72 0 108 0 6 0 13 0 13-7 0-8-7-8-13-8-36 0-71 0-108 0 0-36 0-73 0-109 0-5 0-12-7-12-8 0-8 7-8 12 0 36 0 73 0 109-36 0-72 0-108 0-5 0-13 0-13 8 0 7 8 7 13 7 36 0 72 0 108 0 0 37 0 72 0 108 0 5 0 13 8 13 7 0 7-8 7-13 0-36 0-71 0-108z"><text:p/></draw:path><draw:path draw:style-name="gr3" draw:text-style-name="P6" svg:width="0.0559in" svg:height="0.1063in" svg:x="1.8972in" svg:y="0.1598in" svg:viewBox="0 0 143 271" svg:d="M75 4c0-1 0-4-6-4-9 0-37 3-47 3-3 1-7 1-7 8 0 5 4 5 9 5 19 0 20 3 20 7 0 2-4 15-6 23-11 42-20 85-31 127-5 18-7 25-7 38 0 37 21 60 49 60 46 0 94-57 94-113 0-34-21-61-52-61-17 0-34 11-45 23 10-39 19-77 29-116zM38 149c3-7 3-8 6-13 19-25 36-30 46-30 14 0 24 12 24 36 0 23-12 67-19 81-13 26-30 41-46 41-13 0-26-11-26-40 0-7 0-14 7-38 3-12 5-24 8-37z"><text:p/></draw:path><draw:path draw:style-name="gr3" draw:text-style-name="P6" svg:width="0.0925in" svg:height="0.0055in" svg:x="2.002in" svg:y="0.2248in" svg:viewBox="0 0 236 15" svg:d="M222 15c7 0 14 0 14-7 0-8-7-8-14-8-69 0-140 0-209 0-6 0-13 0-13 8 0 7 7 7 13 7 69 0 140 0 209 0z"><text:p/></draw:path><draw:path draw:style-name="gr3" draw:text-style-name="P6" svg:width="0.0591in" svg:height="0.0685in" svg:x="2.1476in" svg:y="0.198in" svg:viewBox="0 0 151 175" svg:d="M137 24c-5 0-11 0-16 6-7 5-8 12-8 15 0 9 8 13 15 13 12 0 22-9 22-25 0-19-18-33-46-33-52 0-104 55-104 110 0 35 23 65 63 65 56 0 88-41 88-45 0-3-3-6-5-6s-3 1-5 5c-30 38-73 38-77 38-24 0-35-20-35-43 0-15 8-53 20-77 13-22 35-38 55-38 14 0 28 5 33 15z"><text:p/></draw:path><draw:path draw:style-name="gr3" draw:text-style-name="P6" svg:width="0.1008in" svg:height="0.035in" svg:x="2.2579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693in" svg:height="0.0685in" svg:x="2.4165in" svg:y="0.198in" svg:viewBox="0 0 177 175" svg:d="M129 25c-8-14-19-25-37-25-45 0-92 57-92 113 0 36 21 62 51 62 8 0 27-1 50-29 3 17 17 29 35 29 14 0 23-9 29-21 7-14 12-38 12-39 0-3-3-3-5-3-4 0-4 1-5 7-6 25-14 48-30 48-11 0-12-11-12-19 0-7 1-11 6-28 4-16 4-20 9-34 4-18 8-37 13-54 3-11 3-12 3-13 0-7-5-11-11-11-10 0-15 8-16 17zM103 125c-2 7-2 8-7 15-18 20-33 27-44 27-19 0-25-22-25-36 0-20 13-67 21-85 12-23 30-37 45-37 26 0 31 32 31 34s-1 4-2 6c-7 26-12 51-19 76z"><text:p/></draw:path><draw:path draw:style-name="gr3" draw:text-style-name="P6" svg:width="0.0921in" svg:height="0.0055in" svg:x="2.5374in" svg:y="0.2248in" svg:viewBox="0 0 235 15" svg:d="M222 15c7 0 13 0 13-7 0-8-6-8-13-8-69 0-140 0-209 0-6 0-13 0-13 8 0 7 7 7 13 7 69 0 140 0 209 0z"><text:p/></draw:path><draw:path draw:style-name="gr3" draw:text-style-name="P6" svg:width="0.0591in" svg:height="0.0685in" svg:x="2.6827in" svg:y="0.198in" svg:viewBox="0 0 151 175" svg:d="M137 24c-6 0-11 0-16 6-7 5-8 12-8 15 0 9 8 13 15 13 11 0 22-9 22-25 0-19-19-33-46-33-52 0-104 55-104 110 0 35 23 65 63 65 56 0 88-41 88-45 0-3-3-6-5-6s-3 1-5 5c-31 38-73 38-77 38-24 0-35-20-35-43 0-15 7-53 20-77 13-22 35-38 55-38 14 0 28 5 33 15z"><text:p/></draw:path><draw:path draw:style-name="gr3" draw:text-style-name="P6" svg:width="0.1008in" svg:height="0.035in" svg:x="2.7933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42in" svg:height="0.0685in" svg:x="2.952in" svg:y="0.198in" svg:viewBox="0 0 164 175" svg:d="M34 138c21-22 32-31 46-43 13-11 24-21 39-35 36-36 45-55 45-56 0-4-3-4-5-4-3 0-4 1-5 4-12 19-21 26-30 26-10 0-13-7-20-14-6-8-13-16-26-16-29 0-47 36-47 44 0 2 2 4 5 4 4 0 5-2 5-4 7-18 29-18 33-18 8 0 15 3 24 6 15 5 20 5 30 5-14 17-47 45-54 51-11 11-23 22-34 33-27 25-40 47-40 50 0 4 3 4 4 4 4 0 4 0 7-5 9-14 20-24 32-24 9 0 13 3 23 14 7 9 13 15 24 15 39 0 61-49 61-60 0-2-1-3-5-3-3 0-4 2-5 4-9 26-33 33-46 33-8 0-15-2-24-5-13-4-18-7-26-7-1 0-8 0-11 1z"><text:p/></draw:path><draw:path draw:style-name="gr3" draw:text-style-name="P6" svg:width="0.0382in" svg:height="0.0701in" svg:x="3.028in" svg:y="0.2177in" svg:viewBox="0 0 98 179" svg:d="M60 8c0-8 0-8-7-8-18 16-42 18-53 18 0 3 0 6 0 9 7 0 24 0 38-7 0 46 0 91 0 137 0 9 0 12-26 12-3 0-7 0-10 0 0 4 0 7 0 10 5 0 38-1 47-1s43 1 49 1c0-3 0-6 0-10-3 0-7 0-10 0-28 0-28-3-28-12 0-49 0-100 0-149z"><text:p/></draw:path><draw:path draw:style-name="gr3" draw:text-style-name="P6" svg:width="0.1008in" svg:height="0.1008in" svg:x="3.1264in" svg:y="0.1772in" svg:viewBox="0 0 257 257" svg:d="M136 136c37 0 72 0 108 0 6 0 13 0 13-7 0-8-7-8-13-8-36 0-71 0-108 0 0-36 0-73 0-109 0-5 0-12-7-12-8 0-8 7-8 12 0 36 0 73 0 109-36 0-72 0-108 0-5 0-13 0-13 8 0 7 8 7 13 7 36 0 72 0 108 0 0 37 0 72 0 108 0 5 0 13 8 13 7 0 7-8 7-13 0-36 0-71 0-108z"><text:p/></draw:path><draw:path draw:style-name="gr3" draw:text-style-name="P6" svg:width="0.0642in" svg:height="0.0685in" svg:x="3.2768in" svg:y="0.198in" svg:viewBox="0 0 164 175" svg:d="M35 138c21-22 32-31 46-43 12-11 23-21 38-35 37-36 45-55 45-56 0-4-3-4-5-4s-3 1-5 4c-11 19-20 26-29 26-10 0-14-7-19-14-8-8-15-16-27-16-30 0-47 36-47 44 0 2 1 4 4 4 4 0 5-2 6-4 7-18 29-18 33-18 7 0 15 3 24 6 15 5 20 5 30 5-15 17-47 45-54 51-12 11-23 22-35 33-26 25-40 47-40 50 0 4 3 3 4 4 4 0 5 0 7-5 9-14 21-24 33-24 9 0 13 3 22 14 7 9 14 15 25 15 39 0 61-49 61-60 0-2-1-3-5-3-3 0-4 2-5 4-9 26-34 33-46 33-8 0-16-2-23-5-14-4-19-7-28-7-3 0-7 0-10 1z"><text:p/></draw:path><draw:path draw:style-name="gr3" draw:text-style-name="P6" svg:width="0.0469in" svg:height="0.0701in" svg:x="3.3476in" svg:y="0.2177in" svg:viewBox="0 0 120 179" svg:d="M120 130c-3 0-7 0-10 0 0 6-3 22-7 25-2 1-23 1-26 1-17 0-34 0-51 0 29-25 39-33 55-45 20-16 39-33 39-58 0-33-29-53-64-53-33 0-56 23-56 48 0 14 12 16 14 16 7 0 15-6 15-15 0-5-3-14-16-14 8-20 27-25 40-25 26 0 40 21 40 43 0 23-16 42-25 51-22 21-43 43-65 64-3 3-3 3-3 11 37 0 74 0 111 0 3-16 6-33 9-49z"><text:p/></draw:path></draw:g></text:p>
          <text:p text:style-name="P24">וכאמור מתוך שלמות החיבור על השלמים מתוך העובדה ש־<draw:g text:anchor-type="as-char" svg:y="-0.1043in" draw:z-index="92" draw:name="Shape97" draw:style-name="gr1"><svg:title>TexMaths</svg:title><svg:desc>11§display§z_1, z_2 \in \Z§svg§600§FALSE§</svg:desc><draw:path draw:style-name="gr2" draw:text-style-name="P5" svg:width="0.6118in" svg:height="0.1173in" svg:x="0.0008in" svg:y="0.0071in" svg:viewBox="0 0 1555 299" svg:d="M779 299c-260 0-519 0-779 0 0-99 0-200 0-299 518 0 1037 0 1555 0 0 99 0 200 0 299-259 0-518 0-776 0z"><text:p/></draw:path><draw:path draw:style-name="gr3" draw:text-style-name="P6" svg:width="0.0642in" svg:height="0.0685in" svg:x="-0.0004in" svg:y="0.0362in" svg:viewBox="0 0 164 175" svg:d="M35 139c21-22 32-32 46-44 12-12 25-21 38-34 37-37 45-55 45-57 0-4-3-4-5-4s-3 1-5 4c-11 19-20 26-29 26-10 0-14-7-19-13-8-9-15-17-27-17-30 0-47 36-47 44 0 2 1 5 4 5 4 0 5-3 6-5 7-18 29-18 33-18 7 0 15 3 24 6 15 6 20 6 30 6-15 16-47 45-54 50-12 11-23 22-35 33-26 26-40 48-40 51s4 3 5 3c3 0 4-1 6-5 9-13 21-23 33-23 9 0 13 3 22 14 7 8 14 14 25 14 39 0 61-48 61-59 0-2-1-3-5-3-3 0-4 2-5 4-9 25-34 33-46 33-8 0-16-3-23-5-14-6-19-7-28-7-3 0-7 0-10 1z"><text:p/></draw:path><draw:path draw:style-name="gr3" draw:text-style-name="P6" svg:width="0.0386in" svg:height="0.0705in" svg:x="0.0756in" svg:y="0.0563in" svg:viewBox="0 0 99 180" svg:d="M62 8c0-8-2-8-8-8-18 17-43 18-54 18 0 3 0 5 0 8 7 0 24 0 40-6 0 45 0 91 0 138 0 9 0 12-28 12-3 0-7 0-10 0 0 3 0 7 0 10 6 0 39-1 49-1 7 0 41 1 48 1 0-3 0-7 0-10-3 0-7 0-10 0-27 0-27-3-27-12 0-51 0-101 0-150z"><text:p/></draw:path><draw:path draw:style-name="gr3" draw:text-style-name="P6" svg:width="0.0173in" svg:height="0.0453in" svg:x="0.1453in" svg:y="0.0862in" svg:viewBox="0 0 45 116" svg:d="M45 41c0-26-9-41-24-41-13 0-21 10-21 21 0 10 8 20 21 20 4 0 10-1 13-5 1-1 1-1 2-1 0 3 1 0 1 6 0 29-14 52-26 64-4 4-4 5-4 6 0 3 2 5 3 5 4 0 35-30 35-75z"><text:p/></draw:path><draw:path draw:style-name="gr3" draw:text-style-name="P6" svg:width="0.0642in" svg:height="0.0685in" svg:x="0.2063in" svg:y="0.0362in" svg:viewBox="0 0 164 175" svg:d="M35 139c21-22 32-32 46-44 12-12 25-21 38-34 37-37 45-55 45-57 0-4-3-4-5-4s-3 1-5 4c-11 19-20 26-29 26-10 0-14-7-19-13-8-9-15-17-27-17-30 0-47 36-47 44 0 2 0 5 4 5s5-3 6-5c7-18 29-18 33-18 7 0 15 3 24 6 15 6 20 6 30 6-15 16-47 45-54 50-11 11-23 22-34 33-27 26-41 48-41 51s4 3 5 3c3 0 4-1 6-5 9-13 21-23 33-23 9 0 13 3 22 14 7 8 14 14 25 14 39 0 61-48 61-59 0-2-1-3-5-3-3 0-4 2-5 4-9 25-34 33-46 33-8 0-16-3-23-5-14-6-19-7-28-7-3 0-7 0-10 1z"><text:p/></draw:path><draw:path draw:style-name="gr3" draw:text-style-name="P6" svg:width="0.0469in" svg:height="0.0705in" svg:x="0.2772in" svg:y="0.0563in" svg:viewBox="0 0 120 180" svg:d="M120 130c-3 0-7 0-10 0 0 7-3 22-7 24-2 3-23 3-26 3-17 0-34 0-51 0 29-26 39-33 55-46 20-16 39-33 39-58 0-33-29-53-64-53-33 0-56 23-56 49 0 13 12 15 14 15 7 0 15-6 15-14 0-6-3-15-16-15 8-20 27-25 40-25 26 0 40 21 40 43 0 23-16 42-25 52-22 21-43 42-65 64-3 2-3 3-3 11 37 0 74 0 111 0 3-17 6-33 9-50z"><text:p/></draw:path><draw:path draw:style-name="gr3" draw:text-style-name="P6" svg:width="0.0752in" svg:height="0.0874in" svg:x="0.3933in" svg:y="0.0217in" svg:viewBox="0 0 192 223" svg:d="M179 120c7 0 13 0 13-7 0-8-6-8-13-8-55 0-109 0-164 0 5-52 50-90 104-90 20 0 40 0 60 0 7 0 13 0 13-7 0-8-6-8-13-8-20 0-40 0-60 0-66 0-119 51-119 113 0 61 53 110 119 110 20 0 40 0 60 0 7 0 13 0 13-8s-6-8-13-8c-20 0-40 0-60 0-54 0-99-35-104-87 55 0 109 0 164 0z"><text:p/></draw:path><draw:path draw:style-name="gr3" draw:text-style-name="P6" svg:width="0.0921in" svg:height="0.1035in" svg:x="0.5283in" svg:y="0in" svg:viewBox="0 0 235 264" svg:d="M220 14c3-5 3-5 3-7 0-7-5-7-13-7-59 0-118 0-177 0-12 0-12 1-13 11-2 18-4 35-6 53 0 1-1 2-1 4 0 6 5 8 7 8 4 0 6-3 6-5 3-10 6-27 29-42 22-14 49-16 63-16 10 0 21 0 30 0-48 80-96 159-145 237-3 5-3 6-3 7 0 7 7 7 13 7 66 0 132 0 198 0 12 0 12-1 13-11 4-26 8-51 11-75 0-4-3-7-6-7-6 0-7 4-8 12-7 30-37 67-91 67-19 0-37 0-55 0 48-78 97-157 145-236zM33 13c7 0 14 0 21 0v1c-11 6-18 12-23 17 1-6 1-12 2-18zM165 13c13 0 26 0 40 0-49 80-98 159-147 237-13 0-26 0-39 0 48-78 98-157 146-237zM185 250c11-6 21-15 31-26-2 8-3 12-5 26-9 0-17 0-26 0z"><text:p/></draw:path></draw:g> (שנובעת מתוך הצבה) נסיק <draw:g text:anchor-type="as-char" svg:y="-0.1035in" draw:z-index="93" draw:name="Shape98" draw:style-name="gr1"><svg:title>TexMaths</svg:title><svg:desc>11§display§z_1 + z_2 \in \Z§svg§600§FALSE§</svg:desc><draw:path draw:style-name="gr2" draw:text-style-name="P5" svg:width="0.7303in" svg:height="0.1102in" svg:x="0.0008in" svg:y="0.0063in" svg:viewBox="0 0 1856 281" svg:d="M929 281c-311 0-620 0-929 0 0-93 0-188 0-281 618 0 1238 0 1856 0 0 93 0 188 0 281-309 0-618 0-927 0z"><text:p/></draw:path><draw:path draw:style-name="gr3" draw:text-style-name="P6" svg:width="0.0642in" svg:height="0.0681in" svg:x="-0.0004in" svg:y="0.0354in" svg:viewBox="0 0 164 174" svg:d="M35 138c21-22 32-32 46-44 13-12 24-21 38-34 36-36 45-55 45-56 0-4-3-4-4-4-3 0-4 1-6 4-11 19-20 26-29 26s-14-7-19-14c-8-8-15-16-27-16-29 0-47 36-47 44 0 2 1 4 4 4 4 0 5-2 6-4 8-18 30-18 33-18 8 0 15 3 24 6 15 5 20 5 30 5-15 17-46 45-54 51-12 11-23 22-35 33-26 25-40 47-40 50s4 3 6 3 3-1 5-4c9-14 21-24 33-24 9 0 13 3 22 14 7 8 14 14 25 14 39 0 61-48 61-59 0-2-1-3-5-3-3 0-4 2-5 4-9 26-34 33-46 33-8 0-16-2-23-5-14-5-19-7-28-7-3 0-6 0-10 1z"><text:p/></draw:path><draw:path draw:style-name="gr3" draw:text-style-name="P6" svg:width="0.0386in" svg:height="0.0697in" svg:x="0.0756in" svg:y="0.0559in" svg:viewBox="0 0 99 178" svg:d="M62 8c0-8-1-8-8-8-18 16-43 18-54 18 0 3 0 5 0 8 7 0 24 0 40-6 0 45 0 91 0 137 0 9 0 12-28 12-3 0-6 0-10 0 0 3 0 5 0 9 5 0 39-1 49-1 7 0 41 1 48 1 0-4 0-6 0-9-3 0-8 0-11 0-26 0-26-3-26-12 0-51 0-100 0-149z"><text:p/></draw:path><draw:path draw:style-name="gr3" draw:text-style-name="P6" svg:width="0.1004in" svg:height="0.0996in" svg:x="0.1748in" svg:y="0.0154in" svg:viewBox="0 0 256 254" svg:d="M136 136c37 0 72 0 108 0 6 0 12 0 12-8 0-7-6-7-12-7-36 0-71 0-108 0 0-37 0-72 0-108 0-5 0-13-7-13-8 0-8 8-8 13 0 36 0 71 0 108-36 0-73 0-109 0-5 0-12 0-12 7 0 8 7 8 12 8 36 0 73 0 109 0 0 35 0 71 0 106 0 6 0 12 8 12 7 0 7-6 7-12 0-35 0-71 0-106z"><text:p/></draw:path><draw:path draw:style-name="gr3" draw:text-style-name="P6" svg:width="0.0642in" svg:height="0.0681in" svg:x="0.3244in" svg:y="0.0354in" svg:viewBox="0 0 164 174" svg:d="M35 138c21-22 32-32 46-44 13-12 25-21 38-34 37-36 45-55 45-56 0-4-3-4-4-4-3 0-4 1-6 4-11 19-20 26-29 26s-14-7-19-14c-8-8-15-16-27-16-29 0-47 36-47 44 0 2 0 4 4 4s5-2 6-4c8-18 30-18 33-18 8 0 15 3 24 6 15 5 20 5 30 5-15 17-46 45-54 51-11 11-23 22-34 33-27 25-41 47-41 50s4 3 6 3 3-1 5-4c9-14 21-24 33-24 9 0 13 3 22 14 7 8 14 14 25 14 39 0 61-48 61-59 0-2-1-3-5-3-3 0-4 2-5 4-9 26-34 33-46 33-8 0-16-2-23-5-14-5-19-7-27-7-1 0-7 0-11 1z"><text:p/></draw:path><draw:path draw:style-name="gr3" draw:text-style-name="P6" svg:width="0.0469in" svg:height="0.0697in" svg:x="0.3953in" svg:y="0.0559in" svg:viewBox="0 0 120 178" svg:d="M120 129c-3 0-7 0-10 0 0 7-3 22-7 25-2 2-23 2-26 2-16 0-34 0-51 0 29-25 39-33 55-45 20-17 39-33 39-58 0-33-29-53-64-53-33 0-56 23-56 48 0 13 12 16 14 16 7 0 15-6 15-15 0-5-3-14-16-14 8-20 27-25 40-25 26 0 41 21 41 43 0 23-17 41-26 51-22 21-43 42-65 64-3 2-3 3-3 10 37 0 74 0 111 0 3-16 6-32 9-49z"><text:p/></draw:path><draw:path draw:style-name="gr3" draw:text-style-name="P6" svg:width="0.0756in" svg:height="0.087in" svg:x="0.5118in" svg:y="0.0209in" svg:viewBox="0 0 193 222" svg:d="M179 120c7 0 14 0 14-8s-7-8-14-8c-55 0-109 0-164 0 6-51 50-89 104-89 20 0 41 0 60 0 7 0 14 0 14-7 0-8-7-8-14-8-19 0-40 0-60 0-66 0-119 50-119 112 0 61 53 110 119 110 20 0 41 0 60 0 7 0 14 0 14-8s-7-8-14-8c-19 0-40 0-60 0-54 0-98-35-104-86 55 0 109 0 164 0z"><text:p/></draw:path><draw:path draw:style-name="gr3" draw:text-style-name="P6" svg:width="0.0921in" svg:height="0.1028in" svg:x="0.6469in" svg:y="-0.0004in" svg:viewBox="0 0 235 262" svg:d="M220 14c3-5 3-5 3-7 0-7-5-7-13-7-59 0-118 0-177 0-12 0-12 1-13 11-2 18-3 35-6 53 0 1-1 2-1 4 0 5 5 8 8 8s5-4 5-6c3-10 6-26 29-41 22-14 50-16 63-16 10 0 21 0 31 0-49 79-97 158-146 236-3 4-3 5-3 7 0 6 7 6 13 6 66 0 132 0 198 0 12 0 12 0 13-11 4-25 8-50 11-75 0-3-3-6-6-6-6 0-7 4-8 11-6 31-37 68-91 68-19 0-36 0-55 0 48-78 97-157 145-235zM33 13c7 0 14 0 21 0v1c-11 6-18 12-23 17 1-6 1-12 2-18zM165 13c13 0 26 0 40 0-49 79-98 158-147 236-13 0-26 0-39 0 48-78 98-157 146-236zM185 249c11-7 21-15 31-26-1 8-3 12-5 26-9 0-17 0-26 0z"><text:p/></draw:path></draw:g><text:s/>ולכן נציב ונקבל <draw:g text:anchor-type="as-char" svg:y="-0.0972in" draw:z-index="94" draw:name="Shape99" draw:style-name="gr1"><svg:title>TexMaths</svg:title><svg:desc>11§display§a - c \in \Z§svg§600§FALSE§</svg:desc><draw:path draw:style-name="gr2" draw:text-style-name="P5" svg:width="0.598in" svg:height="0.0933in" svg:x="0.0016in" svg:y="0.0075in" svg:viewBox="0 0 1520 238" svg:d="M761 238c-254 0-507 0-761 0 0-79 0-159 0-238 507 0 1014 0 1520 0 0 79 0 159 0 238-253 0-506 0-759 0z"><text:p/></draw:path><draw:path draw:style-name="gr3" draw:text-style-name="P6" svg:width="0.0693in" svg:height="0.0677in" svg:x="-0.0004in" svg:y="0.0354in" svg:viewBox="0 0 177 173" svg:d="M129 25c-7-14-18-25-36-25-45 0-93 57-93 113 0 36 22 60 52 60 7 0 27-2 50-28 2 15 17 28 35 28 14 0 22-8 29-20 7-14 11-37 11-38 0-4-3-4-4-4-5 0-5 2-6 8-7 24-13 46-30 46-9 0-11-10-11-17 0-9 0-12 5-28 4-17 5-20 9-34 4-19 9-37 14-54 2-11 2-12 2-13 0-7-4-11-11-11-9 0-15 8-16 17zM103 124c-1 7-1 8-7 14-17 20-32 27-43 27-20 0-26-20-26-35 0-19 13-66 22-85 11-22 29-36 44-36 26 0 31 32 31 34s-1 4-1 6c-6 25-13 50-20 75z"><text:p/></draw:path><draw:path draw:style-name="gr3" draw:text-style-name="P6" svg:width="0.0925in" svg:height="0.0055in" svg:x="0.1205in" svg:y="0.0618in" svg:viewBox="0 0 236 15" svg:d="M222 15c7 0 14 0 14-7 0-8-7-8-14-8-69 0-140 0-209 0-6 0-13 0-13 8 0 7 7 7 13 7 69 0 140 0 209 0z"><text:p/></draw:path><draw:path draw:style-name="gr3" draw:text-style-name="P6" svg:width="0.0583in" svg:height="0.0677in" svg:x="0.2661in" svg:y="0.0354in" svg:viewBox="0 0 149 173" svg:d="M136 24c-5 0-11 0-16 6-7 5-8 12-8 14 0 10 8 14 14 14 13 0 22-10 22-25 0-19-17-33-45-33-52 0-103 55-103 110 0 34 22 63 62 63 56 0 87-39 87-45 0-2-2-4-4-4s-3 1-5 3c-30 38-73 38-77 38-25 0-34-18-34-41 0-15 7-53 19-77 12-22 34-38 55-38 14 0 28 4 33 15z"><text:p/></draw:path><draw:path draw:style-name="gr3" draw:text-style-name="P6" svg:width="0.0752in" svg:height="0.087in" svg:x="0.3799in" svg:y="0.0217in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3" draw:text-style-name="P6" svg:width="0.0921in" svg:height="0.1028in" svg:x="0.515in" svg:y="-0.0004in" svg:viewBox="0 0 235 262" svg:d="M220 14c3-5 3-5 3-7 0-7-5-7-13-7-59 0-118 0-177 0-12 0-12 1-13 11-2 18-4 35-6 53 0 1-1 2-1 4 0 6 5 8 8 8s5-4 5-7c3-9 6-25 29-40 22-15 49-16 63-16 10 0 21 0 30 0-48 78-96 157-145 235-3 6-3 6-3 8 0 6 7 6 13 6 66 0 132 0 198 0 12 0 12-1 13-11 4-25 8-50 11-75 0-5-3-7-6-7-6 0-7 3-8 11-7 32-37 69-91 69-19 0-37 0-55 0 48-78 96-157 145-235zM33 13c7 0 14 0 21 0v1c-11 6-18 12-23 17 1-6 1-12 2-18zM165 13c13 0 26 0 39 0-48 79-97 157-146 236-13 0-26 0-39 0 48-79 98-157 146-236zM185 248c11-5 21-14 30-25-1 8-2 12-4 26-9 0-18 0-26 0z"><text:p/></draw:path></draw:g><text:s/>כדרוש. </text:p>
        </text:list-item>
      </text:list>
      <text:h text:style-name="P18" text:outline-level="3">סעיף (ב)</text:h>
      <text:p text:style-name="P25">נתון: <text:span text:style-name="T3">יהיו </text:span><text:span text:style-name="T3"><draw:g text:anchor-type="as-char" svg:y="-0.1138in" draw:z-index="96" draw:name="Shape100" draw:style-name="gr1"><svg:title>TexMaths</svg:title><svg:desc>11§display§X \in \powerset(\N)§svg§600§FALSE§</svg:desc><draw:path draw:style-name="gr2" draw:text-style-name="P5" svg:width="0.639in" svg:height="0.1362in" svg:x="0.0035in" svg:y="0.0079in" svg:viewBox="0 0 1624 347" svg:d="M812 347c-271 0-541 0-812 0 0-116 0-231 0-347 541 0 1083 0 1624 0 0 116 0 231 0 347-270 0-542 0-812 0z"><text:p/></draw:path><draw:path draw:style-name="gr3" draw:text-style-name="P6" svg:width="0.1248in" svg:height="0.1031in" svg:x="0in" svg:y="0.0102in" svg:viewBox="0 0 318 263" svg:d="M177 105c-11-26-22-52-33-77-1-4-1-4-2-5 0-2 6-10 23-11 4-1 8-1 8-8 0-4-5-4-6-4-16 0-33 1-48 1-10 0-34-1-44-1-2 0-7 0-7 8 0 4 3 4 9 4 23 0 25 3 29 12 15 37 30 72 46 108-28 29-54 58-82 87-2 1-3 3-5 4-19 21-38 27-57 28-5 1-8 1-8 8 0 1 0 4 4 4 12 0 25-1 37-1 14 0 29 1 44 1 2 0 6 0 6-8 0-3-3-3-4-4-3 0-16-1-16-12 0-6 6-12 10-17 14-14 27-27 40-42 12-13 23-25 35-38 13 31 25 62 39 92 1 5 2 5 2 6 0 3-8 10-23 11-4 1-8 1-8 8 0 4 4 4 7 4 11 0 37-1 48-1 10 0 33 1 43 1 2 0 8 0 8-8 0-4-5-4-8-4-25 0-26-1-33-17-15-36-41-95-50-118 27-28 68-74 80-85 11-9 25-18 48-19 6-1 9-1 9-8 0-1 0-4-5-4-12 0-25 1-37 1-13 0-29-1-42-1-3 0-7 0-7 8 0 2 2 3 4 4 3 0 15 1 15 11 0 6-4 11-7 14-21 22-41 46-62 68z"><text:p/></draw:path><draw:path draw:style-name="gr3" draw:text-style-name="P6" svg:width="0.076in" svg:height="0.0874in" svg:x="0.1882in" svg:y="0.0319in" svg:viewBox="0 0 194 223" svg:d="M180 120c7 0 14 0 14-9 0-8-7-8-14-8-55 0-109 0-164 0 5-50 49-88 104-88 20 0 41 0 60 0 7 0 14 0 14-7 0-8-7-8-14-8-21 0-40 0-61 0-66 0-119 50-119 111 0 63 53 112 119 112 21 0 40 0 61 0 7 0 14 0 14-7 0-8-7-8-14-8-19 0-40 0-60 0-55 0-99-37-104-88 55 0 109 0 164 0z"><text:p/></draw:path><draw:path draw:style-name="gr3" draw:text-style-name="P6" svg:width="0.1079in" svg:height="0.111in" svg:x="0.3224in" svg:y="0.0102in" svg:viewBox="0 0 275 283" svg:d="M126 0c-53 0-95 26-111 44-14 15-15 26-15 28s2 3 4 3c6 0 16-6 18-8 9-5 10-8 12-15 6-16 17-29 65-31-7 87-31 172-63 252-2 5-1 4-2 7 0 1 1 3 3 3 7 0 26-9 30-19 20-47 52-136 63-243 6 0 14 0 21 0 46 0 92 18 92 57 0 29-29 83-103 85-8 0-12 0-23 8-7 4-10 8-10 11 0 2 2 2 7 2 70 0 161-60 161-123 0-44-52-61-97-61-17 0-34 0-52 0z"><text:p/></draw:path><draw:path draw:style-name="gr3" draw:text-style-name="P6" svg:width="0.0346in" svg:height="0.1516in" svg:x="0.4528in" svg:y="0in" svg:viewBox="0 0 89 386" svg:d="M89 382c0-1 0-1-7-8-48-49-60-122-60-181 0-68 15-135 63-182 4-5 4-5 4-7 0-3-1-4-3-4-5 0-39 26-62 76-20 42-24 85-24 117 0 30 4 77 25 121 23 47 56 72 61 72 2 0 3-1 3-4z"><text:p/></draw:path><draw:path draw:style-name="gr3" draw:text-style-name="P6" svg:width="0.1028in" svg:height="0.1067in" svg:x="0.5004in" svg:y="0.0102in" svg:viewBox="0 0 262 272" svg:d="M34 35c0 63 0 126 0 188 0 20-3 28-23 28-4 0-11 0-11 7 0 6 7 6 13 6 20 0 41 0 61 0 6 0 12 0 12-6 0-7-6-7-11-7-21 0-24-9-24-29 0-59 0-117 0-177 55 74 111 148 166 221 4 5 5 6 8 6 7 0 7-7 7-13 0-73 0-146 0-218 0-21 3-27 21-28 2 0 9 0 9-6 0-7-6-7-12-7-19 0-39 0-58 0-6 0-13 0-13 7 0 6 8 6 12 6 21 1 25 9 25 29 0 41 0 80 0 121-39-53-79-105-117-157-4-6-6-6-14-6-22 0-45 0-67 0-7 0-13 0-13 7 0 6 6 6 8 6 11 1 18 8 22 12-1 4-1 5-1 10zM219 244c-56-73-112-147-168-221-5-5-5-5-9-10 15 0 31 0 46 0 44 59 87 118 131 176 0 19 0 37 0 55z"><text:p/></draw:path><draw:path draw:style-name="gr3" draw:text-style-name="P6" svg:width="0.035in" svg:height="0.1516in" svg:x="0.6154in" svg:y="0in" svg:viewBox="0 0 90 386" svg:d="M90 193c0-30-4-76-25-120-23-48-57-73-61-73-2 0-4 2-4 4s0 2 8 9c37 38 59 99 59 180 0 66-14 134-62 182-5 6-5 6-5 7 0 2 2 4 4 4 4 0 39-26 62-76 20-41 24-84 24-117z"><text:p/></draw:path></draw:g></text:span><text:span text:style-name="T3">, </text:span><text:span text:style-name="T3"><draw:g text:anchor-type="as-char" svg:y="-0.1047in" draw:z-index="97" draw:name="Shape101" draw:style-name="gr1"><svg:title>TexMaths</svg:title><svg:desc>11§display§k \in \Z§svg§600§FALSE§</svg:desc><draw:path draw:style-name="gr2" draw:text-style-name="P5" svg:width="0.3504in" svg:height="0.0953in" svg:x="-0.0004in" svg:y="0.0079in" svg:viewBox="0 0 891 243" svg:d="M447 243c-150 0-298 0-447 0 0-81 0-162 0-243 297 0 594 0 891 0 0 81 0 162 0 243-148 0-297 0-444 0z"><text:p/></draw:path><draw:path draw:style-name="gr3" draw:text-style-name="P6" svg:width="0.0685in" svg:height="0.1063in" svg:x="0.0004in" svg:y="0in" svg:viewBox="0 0 175 271" svg:d="M89 4c-2-1 0-4-5-4-9 0-37 3-47 4-3 0-7 0-7 8 0 5 3 5 9 5 18 0 19 2 19 6 0 2-1 6-1 8-18 74-37 147-56 221-1 5-1 6-1 8 0 9 8 11 11 11 4 0 11-3 13-8 1-4 19-74 21-84 13 1 45 6 45 32 0 3 0 4-1 9-1 4-1 8-1 13 0 23 15 38 35 38 11 0 22-6 31-21 9-16 13-37 13-38 0-5-3-5-4-5-3 0-5 3-6 8-7 28-16 48-33 48-7 0-13-5-13-18 0-7 2-15 3-22 3-7 3-8 3-12 0-26-26-37-58-41 13-7 25-18 33-27 19-21 37-37 55-37 3 0 3 0 4 0 4 1 5 1 9 3 0 0 0 1 1 2-19 2-22 16-22 20 0 7 4 15 14 15s22-9 22-25c0-11-9-24-26-24-11 0-29 3-58 34-12 15-27 29-43 36 14-54 28-109 41-163z"><text:p/></draw:path><draw:path draw:style-name="gr3" draw:text-style-name="P6" svg:width="0.0756in" svg:height="0.0874in" svg:x="0.1311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3" draw:text-style-name="P6" svg:width="0.0921in" svg:height="0.1035in" svg:x="0.2657in" svg:y="0.002in" svg:viewBox="0 0 235 264" svg:d="M220 14c3-5 3-5 3-6 0-8-5-8-13-8-59 0-118 0-177 0-12 0-12 1-13 11-2 18-3 35-6 53 0 1-1 2-1 4 0 6 5 8 7 8 4 0 6-3 6-5 3-10 6-27 29-41 22-15 50-16 63-16 10 0 21 0 31 0-49 79-97 157-146 235-3 6-3 7-3 8 0 7 7 7 13 7 66 0 132 0 198 0 12 0 12-1 13-11 4-26 7-51 11-76 0-5-3-7-6-7-6 0-7 3-8 11-6 32-37 69-91 69-19 0-36 0-55 0 48-78 97-157 145-236zM33 14c7 0 14 0 21 0-11 6-18 12-23 17 1-6 1-11 2-17zM165 14c13 0 26 0 40 0-49 79-98 158-147 236-13 0-26 0-39 0 48-78 98-157 146-236zM185 249c11-5 21-14 31-25-1 8-3 12-5 26-9 0-17 0-26 0z"><text:p/></draw:path></draw:g></text:span><text:span text:style-name="T3">, עבורם נגדיר. </text:span><text:span text:style-name="T3"><draw:g text:anchor-type="as-char" svg:y="-0.1134in" draw:z-index="95" draw:name="Shape102" draw:style-name="gr1"><svg:title>TexMaths</svg:title><svg:desc>11§display§X + k := \{x + k \mid x \in X\}§svg§600§FALSE§</svg:desc><draw:path draw:style-name="gr2" draw:text-style-name="P5" svg:width="1.672in" svg:height="0.1354in" svg:x="0.0181in" svg:y="0.0071in" svg:viewBox="0 0 4248 345" svg:d="M0 0c1417 0 2832 0 4248 0 0 115 0 230 0 345-1416 0-2831 0-4248 0 0-115 0-230 0-345z"><text:p/></draw:path><draw:path draw:style-name="gr3" draw:text-style-name="P6" svg:width="0.1252in" svg:height="0.1031in" svg:x="-0.0004in" svg:y="0.0098in" svg:viewBox="0 0 319 263" svg:d="M177 106c-11-27-21-52-32-77-1-4-2-5-2-6 0-2 7-9 23-11 3 0 8 0 8-6s-5-6-6-6c-16 0-33 1-49 1-9 0-33-1-43-1-2 0-7 0-7 8 0 4 4 4 9 4 23 0 25 5 29 12 15 37 30 72 46 108-28 29-55 58-83 87-1 1-3 2-4 3-19 21-37 28-57 29-5 0-9 0-9 8 2 2 0 4 5 4 13 0 25-2 37-2 14 0 29 2 43 2 3 0 7 0 7-9 0-3-3-2-4-3-4-1-17-1-17-12 0-7 7-12 11-18 14-13 27-27 40-40 11-14 23-26 34-38 13 31 27 61 40 92 1 3 1 3 2 4 0 3-8 10-23 12-5 0-8 0-8 7 0 5 5 5 7 5 10 0 37-2 48-2 10 0 33 2 43 2 2 0 8 0 8-8 0-4-5-4-8-4-25-1-26-2-33-18-15-35-41-94-49-117 26-27 66-73 79-84 11-9 25-19 48-20 6 0 9 0 9-8-2-1 0-4-6-4-11 0-24 1-36 1-14 0-28-1-43-1-2 0-6 0-6 8 0 3 2 4 4 4 3 1 15 1 15 12 0 6-4 11-7 15-21 22-42 44-63 67z"><text:p/></draw:path><draw:path draw:style-name="gr3" draw:text-style-name="P6" svg:width="0.1008in" svg:height="0.1008in" svg:x="0.176in" svg:y="0.0252in" svg:viewBox="0 0 257 257" svg:d="M136 137c37 0 73 0 109 0 5 0 12 0 12-8s-7-8-12-8c-36 0-72 0-109 0 0-36 0-71 0-108 0-5 0-13-7-13-8 0-8 8-8 13 0 37 0 72 0 108-36 0-72 0-108 0-5 0-13 0-13 8s8 8 13 8c36 0 72 0 108 0 0 35 0 71 0 106 0 6 0 14 8 14 7 0 7-8 7-14 0-35 0-71 0-106z"><text:p/></draw:path><draw:path draw:style-name="gr3" draw:text-style-name="P6" svg:width="0.0689in" svg:height="0.1059in" svg:x="0.328in" svg:y="0.0071in" svg:viewBox="0 0 176 270" svg:d="M90 3c-2-1 0-3-5-3-9 0-37 2-47 3-3 0-7 1-7 8 0 4 3 4 9 4 18 0 19 4 19 7 0 2-1 6-1 8-18 73-37 147-56 221-2 6-2 6-2 9 0 9 8 10 12 10s10-4 13-8c1-3 19-74 21-84 13 1 45 8 45 32 0 4 0 5-1 8-1 6-1 10-1 14 0 22 15 38 35 38 11 0 22-6 31-20 9-18 13-39 13-40 0-3-3-3-4-3-3 0-5 1-6 7-7 28-16 48-33 48-7 0-13-4-13-19 0-6 2-15 3-21 3-6 3-8 3-12 0-24-26-35-58-39 11-7 25-19 33-29 19-20 37-37 55-37 3 0 4 0 4 1 4 1 5 1 9 3l1 1c-19 1-22 17-22 21 0 7 4 13 14 13s22-9 22-23c0-12-9-24-26-24-11 0-29 3-58 34-13 14-27 30-43 35 14-55 28-109 41-163z"><text:p/></draw:path><draw:path draw:style-name="gr3" draw:text-style-name="P6" svg:width="0.0157in" svg:height="0.065in" svg:x="0.4591in" svg:y="0.048in" svg:viewBox="0 0 41 166" svg:d="M41 20c0-11-9-20-20-20-12 0-21 9-21 20s9 21 21 21c11 0 20-10 20-21zM41 145c0-11-9-21-20-21-12 0-21 10-21 21s9 21 21 21c11 0 20-10 20-21z"><text:p/></draw:path><draw:path draw:style-name="gr3" draw:text-style-name="P6" svg:width="0.1008in" svg:height="0.035in" svg:x="0.49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08in" svg:x="0.6602in" svg:y="0in" svg:viewBox="0 0 136 384" svg:d="M81 52c0-16 10-41 52-43 2-1 3-2 3-5 0-4-3-4-6-4-40 0-75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3" draw:text-style-name="P6" svg:width="0.0752in" svg:height="0.0681in" svg:x="0.7295in" svg:y="0.0453in" svg:viewBox="0 0 192 174" svg:d="M118 54c2-10 11-46 38-46 2 0 11 0 20 5-11 2-19 12-19 21 0 7 5 13 15 13 8 0 20-6 20-22 0-19-23-25-36-25-22 0-35 20-39 29-10-26-31-29-42-29-41 0-63 50-63 59 0 4 3 3 4 4 4 0 5-1 6-5 13-40 38-50 52-50 7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6" svg:width="0.1004in" svg:height="0.1008in" svg:x="0.8539in" svg:y="0.0252in" svg:viewBox="0 0 256 257" svg:d="M136 137c37 0 72 0 108 0 5 0 12 0 12-8s-7-8-12-8c-36 0-71 0-108 0 0-36 0-71 0-108 0-5 0-13-7-13-9 0-9 8-9 13 0 37 0 72 0 108-36 0-72 0-108 0-5 0-12 0-12 8s7 8 12 8c36 0 72 0 108 0 0 35 0 71 0 106 0 6 0 14 9 14 7 0 7-8 7-14 0-35 0-71 0-106z"><text:p/></draw:path><draw:path draw:style-name="gr3" draw:text-style-name="P6" svg:width="0.0685in" svg:height="0.1059in" svg:x="1.0059in" svg:y="0.0071in" svg:viewBox="0 0 175 270" svg:d="M89 3c-2-1 0-3-5-3-9 0-37 2-47 3-3 0-7 1-7 8 0 4 3 4 8 4 19 0 20 4 20 7 0 2-1 6-1 8-19 73-37 147-56 221-1 6-1 6-1 9 0 9 8 10 11 10 4 0 11-4 13-8 1-3 19-74 21-84 13 1 45 8 45 32 0 4 0 5-1 8-1 6-1 10-1 14 0 22 15 38 35 38 12 0 22-6 31-20 10-18 13-39 13-40 0-3-3-3-4-3-4 0-5 1-6 7-7 28-16 48-33 48-7 0-13-4-13-19 0-6 2-15 3-21 3-6 3-8 3-12 0-24-25-35-58-39 12-7 25-19 33-29 19-20 37-37 55-37 3 0 4 0 4 1 4 1 5 1 8 3l2 1c-19 1-22 17-22 21 0 7 4 13 14 13 11 0 22-9 22-23 0-12-9-24-27-24-11 0-28 3-56 34-13 14-28 30-43 35 14-55 27-109 40-163z"><text:p/></draw:path><draw:path draw:style-name="gr3" draw:text-style-name="P6" svg:width="0.0055in" svg:height="0.1508in" svg:x="1.1421in" svg:y="0in" svg:viewBox="0 0 15 384" svg:d="M15 14c0-7 0-14-7-14-8 0-8 7-8 14 0 119 0 237 0 356 0 8 0 14 8 14 7 0 7-6 7-14 0-119 0-237 0-356z"><text:p/></draw:path><draw:path draw:style-name="gr3" draw:text-style-name="P6" svg:width="0.0752in" svg:height="0.0681in" svg:x="1.2126in" svg:y="0.0453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3" draw:text-style-name="P6" svg:width="0.0752in" svg:height="0.087in" svg:x="1.3504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6" svg:width="0.1248in" svg:height="0.1031in" svg:x="1.4854in" svg:y="0.0098in" svg:viewBox="0 0 318 263" svg:d="M177 106c-11-27-22-52-33-77-1-4-2-5-2-6 0-2 6-9 23-11 4 0 8 0 8-6s-5-6-6-6c-15 0-33 1-48 1-10 0-34-1-44-1-2 0-7 0-7 8 0 4 3 4 9 4 23 0 25 5 29 12 15 37 30 72 46 108-28 29-54 58-82 87-2 1-3 2-5 3-19 21-38 28-57 29-5 0-8 0-8 8 1 2 0 4 4 4 12 0 25-2 37-2 14 0 29 2 44 2 2 0 6 0 6-9 0-3-3-3-4-3-3-1-16-1-16-12 0-7 6-12 10-18 14-13 27-27 40-40 12-14 23-26 35-38 13 31 25 61 39 92 2 3 1 3 2 4 0 3-8 10-22 12-5 0-8 0-8 7 0 5 3 5 6 5 11 0 37-2 48-2 10 0 33 2 43 2 3 0 8 0 8-8 0-4-5-4-8-4-25-1-26-2-33-18-14-35-41-94-50-117 27-27 68-73 80-84 11-9 25-19 49-20 5 0 8 0 8-8-1-1 0-4-5-4-12 0-24 1-36 1-14 0-30-1-43-1-2 0-7 0-7 8 0 3 2 4 4 4 3 1 15 1 15 12 0 6-4 11-6 15-21 22-42 44-63 67z"><text:p/></draw:path><draw:path draw:style-name="gr3" draw:text-style-name="P6" svg:width="0.0535in" svg:height="0.1508in" svg:x="1.6299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19 12 30 16-31 7-45 25-45 47 0 31 0 62 0 93z"><text:p/></draw:path></draw:g></text:span><text:span text:style-name="T3">. יהיו </text:span><text:span text:style-name="T3"><draw:g text:anchor-type="as-char" svg:y="-0.1071in" draw:z-index="98" draw:name="Shape103" draw:style-name="gr1"><svg:title>TexMaths</svg:title><svg:desc>11§display§A, B§svg§600§FALSE§</svg:desc><draw:path draw:style-name="gr2" draw:text-style-name="P5" svg:width="0.2803in" svg:height="0.1217in" svg:x="0.0024in" svg:y="0.0071in" svg:viewBox="0 0 713 310" svg:d="M357 310c-119 0-238 0-357 0 0-103 0-207 0-310 238 0 475 0 713 0 0 103 0 207 0 310-119 0-238 0-356 0z"><text:p/></draw:path><draw:path draw:style-name="gr3" draw:text-style-name="P6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80-15-160-23-240-1-8-1-10-8-10-5 0-8 3-10 7-45 74-89 149-134 224zM102 175c26-43 51-85 76-127 5 42 9 84 13 127-29 0-59 0-89 0z"><text:p/></draw:path><draw:path draw:style-name="gr3" draw:text-style-name="P6" svg:width="0.0173in" svg:height="0.0453in" svg:x="0.1217in" svg:y="0.0921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9 44 45 0 36-34 74-79 74-18 0-36 0-53 0z"><text:p/></draw:path></draw:g></text:span><text:span text:style-name="T3"><text:s/>קבוצות, עבורן נגדיר: </text:span></text:p>
      <text:p text:style-name="P7"><draw:g text:anchor-type="as-char" svg:y="-0.1319in" draw:z-index="101" draw:name="Shape104" draw:style-name="gr1"><svg:title>TexMaths</svg:title><svg:desc>11§display§A \sim B \iff \big\{ \la A, B \ra \in \powerset(\N)^2 \mid \exists k \in \Z. A = B + c \big\}§svg§600§FALSE§</svg:desc><draw:path draw:style-name="gr2" draw:text-style-name="P5" svg:width="3.3732in" svg:height="0.1709in" svg:x="0.002in" svg:y="0.0075in" svg:viewBox="0 0 8569 435" svg:d="M4285 435c-1429 0-2857 0-4285 0 0-145 0-291 0-435 2857 0 5712 0 8569 0 0 144 0 290 0 435-1428 0-2857 0-4284 0z"><text:p/></draw:path><draw:path draw:style-name="gr3" draw:text-style-name="P6" svg:width="0.1039in" svg:height="0.1083in" svg:x="-0.0004in" svg:y="0.0256in" svg:viewBox="0 0 265 276" svg:d="M55 233c-15 24-31 29-47 31-5 1-8 1-8 7 0 4 1 5 4 5 11 0 22-1 33-1 14 0 27 1 39 1 3 0 8 0 8-7 0-4-4-5-6-5-10 0-19-4-19-13 0-4 3-8 6-14 10-16 20-33 30-50 32 0 65 0 96 0 2 9 6 61 6 66 0 9-20 11-28 11-5 0-8 0-8 7 0 5 4 5 5 5 16 0 32-1 49-1 8 0 33 1 42 1 3 0 8 0 8-8 0-4-4-4-10-4-23 0-23-3-24-13-8-81-16-162-24-242 0-8 0-9-7-9-6 0-7 2-11 7-45 75-89 150-134 226zM101 175c26-43 52-86 77-128 5 42 8 85 12 128-29 0-59 0-89 0z"><text:p/></draw:path><draw:path draw:style-name="gr3" draw:text-style-name="P6" svg:width="0.1008in" svg:height="0.0358in" svg:x="0.1591in" svg:y="0.0783in" svg:viewBox="0 0 257 92" svg:d="M257 13c0-9-2-12-5-12-2 0-4 2-6 10-1 38-26 58-53 58-25 0-43-16-62-33-20-17-40-36-66-36-43 0-65 43-65 78 0 12 4 12 6 12 3 0 5-7 5-8 1-42 30-60 54-60s43 17 62 33c19 18 39 37 66 37 41 0 64-43 64-79z"><text:p/></draw:path><draw:path draw:style-name="gr3" draw:text-style-name="P6" svg:width="0.1083in" svg:height="0.1028in" svg:x="0.3177in" svg:y="0.0311in" svg:viewBox="0 0 276 262" svg:d="M46 234c-4 15-5 17-35 17-7 0-11 0-11 7 0 4 3 4 11 4 46 0 91 0 138 0 61 0 106-44 106-82 0-28-22-50-59-54 39-8 80-37 80-73 0-29-25-53-71-53-43 0-87 0-130 0-8 0-12 0-12 8 0 3 3 3 11 3 1 0 9 0 15 1 7 1 10 1 10 7 0 1 0 2-1 6-18 70-34 139-52 209zM105 122c7-32 15-64 23-96 4-14 4-15 21-15 16 0 34 0 50 0 34 0 42 23 42 41 0 33-33 70-80 70-19 0-38 0-56 0zM87 251c-6 0-7 0-9 0-3 0-5-1-5-3s0-2 2-10c9-36 17-71 26-107 24 0 50 0 74 0 37 0 44 29 44 45 0 38-34 75-79 75-18 0-35 0-53 0z"><text:p/></draw:path><draw:path draw:style-name="gr3" draw:text-style-name="P6" svg:width="0.1346in" svg:height="0.0835in" svg:x="0.5272in" svg:y="0.0547in" svg:viewBox="0 0 343 213" svg:d="M330 152c7 0 13 0 13-8 0-7-6-7-13-7-81 0-164 0-245 0-17-15-37-25-50-30 15-7 33-17 50-30 81 0 164 0 245 0 7 0 13-1 13-9s-6-7-13-7c-76 0-153 0-229 0 19-18 40-52 40-57 0-4-6-4-8-4-3 0-5 0-8 3-7 15-18 36-44 58-26 24-52 34-72 39-7 3-7 4-8 4-1 1-1 2-1 3 0 0 0 1 1 2h1c0 1 1 1 8 3 53 16 91 51 113 93 5 8 5 8 10 8 2 0 8 0 8-5 0-4-20-38-40-56 76 0 153 0 229 0z"><text:p/></draw:path><draw:path draw:style-name="gr3" draw:text-style-name="P6" svg:width="0.1346in" svg:height="0.0835in" svg:x="0.6539in" svg:y="0.0547in" svg:viewBox="0 0 343 213" svg:d="M260 77c15 13 35 23 48 30-14 5-33 15-48 30-83 0-164 0-247 0-5 0-13 0-13 7 0 8 7 8 13 8 76 0 153 0 229 0-19 18-38 52-38 56 0 5 4 5 6 5 3 0 7 0 8-3 8-15 19-36 44-58 26-23 53-34 72-40 7-2 7-3 8-3 1-1 1-2 1-2 0-1 0-2 0-3-1 0-1 0-2 0 0-1-1-1-8-4-52-15-91-50-113-92-3-8-4-8-10-8-2 0-6 0-6 4 0 5 19 39 38 57-76 0-153 0-229 0-6 0-13-1-13 7s8 9 13 9c83 0 164 0 247 0z"><text:p/></draw:path><draw:path draw:style-name="gr3" draw:text-style-name="P6" svg:width="0.0539in" svg:height="0.1819in" svg:x="0.8996in" svg:y="0.0047in" svg:viewBox="0 0 138 463" svg:d="M55 170c0 27-13 42-52 57-2 1-3 2-3 5s1 4 3 5c52 19 52 40 52 62 0 36 0 72 0 107 1 10 7 24 24 36 19 12 50 21 53 21 4 0 6-2 6-5 0-4-2-4-7-6-11-4-42-16-47-40-1-4-1-5-1-19 0-31 0-63 0-95 0-20 0-48-64-65 64-20 64-47 64-69 0-32 0-64 0-95 0-20 0-40 51-60 4 0 4-3 4-5 0-3-2-4-6-4-2 0-57 12-70 37-7 13-7 16-7 32 0 34 0 67 0 101z"><text:p/></draw:path><draw:path draw:style-name="gr3" draw:text-style-name="P6" svg:width="0.0335in" svg:height="0.1516in" svg:x="0.9878in" svg:y="0.0193in" svg:viewBox="0 0 86 386" svg:d="M84 14c2-3 2-4 2-6 0-5-3-8-8-8-3 0-6 2-9 9-22 59-45 118-67 177-1 3-2 5-2 8 0 1 0 1 2 7 22 58 45 118 67 176 1 3 4 9 9 9s8-3 8-8c0-1 0-2-2-6-23-60-45-119-69-178 24-61 46-120 69-180z"><text:p/></draw:path><draw:path draw:style-name="gr3" draw:text-style-name="P6" svg:width="0.1039in" svg:height="0.1083in" svg:x="1.0354in" svg:y="0.0256in" svg:viewBox="0 0 265 276" svg:d="M56 233c-15 24-31 29-48 31-5 1-8 1-8 7 0 4 2 5 6 5 9 0 22-1 33-1 12 0 26 1 38 1 2 0 8 0 8-7 0-4-5-5-7-5-9 0-17-4-17-13 0-4 2-8 4-14 10-16 20-33 30-50 32 0 65 0 96 0 2 9 7 61 7 66 0 9-20 11-27 11-6 0-10 0-10 7 0 5 4 5 5 5 17 0 33-1 49-1 9 0 34 1 44 1 2 0 6 0 6-8 0-4-3-4-9-4-24 0-24-3-25-13-8-81-15-162-23-242-1-8-1-9-8-9-6 0-7 2-10 7-45 75-89 150-134 226zM102 175c26-43 51-86 76-128 5 42 8 85 12 128-29 0-58 0-88 0z"><text:p/></draw:path><draw:path draw:style-name="gr3" draw:text-style-name="P6" svg:width="0.0173in" svg:height="0.0453in" svg:x="1.1579in" svg:y="0.1169in" svg:viewBox="0 0 45 116" svg:d="M45 41c0-26-10-41-25-41-12 0-20 10-20 21 0 10 8 20 20 20 4 0 10-1 13-5 1-1 1-1 2-1s1 0 1 6c0 28-13 52-26 65-4 3-4 4-4 5 0 4 2 5 4 5 4 0 35-30 35-75z"><text:p/></draw:path><draw:path draw:style-name="gr3" draw:text-style-name="P6" svg:width="0.1083in" svg:height="0.1028in" svg:x="1.2185in" svg:y="0.0311in" svg:viewBox="0 0 276 262" svg:d="M46 234c-4 15-5 17-35 17-7 0-11 0-11 7 0 4 3 4 11 4 46 0 91 0 138 0 61 0 106-44 106-82 0-28-22-50-59-54 39-8 80-37 80-73 0-29-25-53-71-53-43 0-87 0-130 0-8 0-11 0-11 8 0 3 3 3 10 3 1 0 9 0 15 1 7 1 10 1 10 7 0 1 0 2-1 6-18 70-34 139-52 209zM105 122c7-32 16-64 24-96 3-14 3-15 21-15 16 0 33 0 49 0 34 0 42 23 42 41 0 33-33 70-80 70-19 0-38 0-56 0zM87 251c-6 0-7 0-9 0-3 0-4-1-4-3s0-2 1-10c9-36 19-71 27-107 25 0 49 0 73 0 37 0 44 29 44 45 0 38-34 75-79 75-18 0-35 0-53 0z"><text:p/></draw:path><draw:path draw:style-name="gr3" draw:text-style-name="P6" svg:width="0.0335in" svg:height="0.1516in" svg:x="1.3437in" svg:y="0.0193in" svg:viewBox="0 0 86 386" svg:d="M85 201c1-6 1-6 1-7 0-2 0-2-1-7-23-59-45-119-68-178-3-7-5-9-9-9-5 0-8 3-8 8 0 1 0 2 2 6 23 60 45 119 68 180-23 59-45 118-68 178-2 4-2 4-2 6 0 5 3 8 8 8s6-3 7-8c24-59 47-119 70-177z"><text:p/></draw:path><draw:path draw:style-name="gr3" draw:text-style-name="P6" svg:width="0.076in" svg:height="0.0878in" svg:x="1.4492in" svg:y="0.052in" svg:viewBox="0 0 194 224" svg:d="M179 120c7 0 15 0 15-8 0-7-8-7-15-7-55 0-109 0-164 0 6-53 50-90 105-90 20 0 40 0 59 0 7 0 15 0 15-7 0-8-8-8-15-8-19 0-40 0-60 0-66 0-119 50-119 112s53 112 119 112c20 0 41 0 60 0 7 0 15 0 15-8s-8-8-15-8c-19 0-39 0-59 0-55 0-99-36-105-88 55 0 109 0 164 0z"><text:p/></draw:path><draw:path draw:style-name="gr3" draw:text-style-name="P6" svg:width="0.1079in" svg:height="0.1106in" svg:x="1.5835in" svg:y="0.0311in" svg:viewBox="0 0 275 282" svg:d="M127 0c-55 0-96 25-113 44-13 16-14 27-14 28 0 2 2 3 4 3 6 0 15-6 18-8 9-5 10-7 12-15 6-16 16-29 65-31-8 87-31 172-63 251-2 6-1 5-2 7 0 1 1 3 3 3 7 0 26-8 30-18 20-47 52-136 63-243 6 0 13 0 20 0 47 0 92 18 92 56 0 30-27 84-102 86-8 0-12 0-23 8-7 4-10 9-10 11s2 2 6 2c71 0 162-59 162-123 0-44-52-61-97-61-17 0-34 0-51 0z"><text:p/></draw:path><draw:path draw:style-name="gr3" draw:text-style-name="P6" svg:width="0.0346in" svg:height="0.1516in" svg:x="1.7134in" svg:y="0.0193in" svg:viewBox="0 0 89 386" svg:d="M89 383c0-3 0-3-6-9-49-49-61-121-61-180 0-68 15-136 63-183 4-5 4-5 4-7 0-3-1-4-3-4-5 0-39 26-62 75-20 43-24 86-24 119 0 30 4 75 25 119 23 48 56 73 61 73 2 0 3-1 3-3z"><text:p/></draw:path><draw:path draw:style-name="gr3" draw:text-style-name="P6" svg:width="0.1024in" svg:height="0.1063in" svg:x="1.7614in" svg:y="0.0291in" svg:viewBox="0 0 261 271" svg:d="M33 34c0 63 0 126 0 190 0 20-3 27-23 27-4 0-10 0-10 6 0 7 6 7 12 7 20 0 41 0 61 0 6 0 13 0 13-7 0-6-7-6-12-6-21 0-24-8-24-28 0-60 0-119 0-178 56 74 111 148 167 221 3 4 5 5 7 5 7 0 7-6 7-13 0-72 0-144 0-217 0-22 3-28 21-28 2 0 9 0 9-6 0-7-6-7-12-7-19 0-38 0-56 0-8 0-14 0-14 7 0 6 7 6 11 6 21 0 25 9 25 29 0 41 0 80 0 121-39-53-79-105-117-157-3-6-4-6-14-6-22 0-45 0-67 0-7 0-13 0-13 7 0 5 6 6 8 6 11 1 18 8 22 12-1 4-1 5-1 9zM218 245c-56-74-112-148-168-222-5-5-5-5-9-10 15 0 31 0 46 0 44 59 87 117 131 177 0 17 0 36 0 55z"><text:p/></draw:path><draw:path draw:style-name="gr3" draw:text-style-name="P6" svg:width="0.0346in" svg:height="0.1516in" svg:x="1.8764in" svg:y="0.0193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465in" svg:height="0.0705in" svg:x="1.9335in" svg:y="-0.0004in" svg:viewBox="0 0 119 180" svg:d="M119 131c-3 0-6 0-9 0-1 6-3 22-7 25-2 1-23 1-27 1-17 0-33 0-50 0 29-25 38-32 54-46 20-15 39-33 39-58 0-33-29-53-63-53s-56 24-56 49c0 14 11 15 14 15 7 0 15-4 15-14 0-5-3-15-17-15 9-20 28-25 40-25 27 0 42 21 42 43 0 24-18 42-27 52-22 21-43 43-65 65-2 2-2 2-2 10 37 0 74 0 111 0 2-17 6-33 8-49z"><text:p/></draw:path><draw:path draw:style-name="gr3" draw:text-style-name="P6" svg:width="0.0055in" svg:height="0.1516in" svg:x="2.0551in" svg:y="0.0193in" svg:viewBox="0 0 15 386" svg:d="M15 14c0-7 0-14-7-14-8 0-8 7-8 14 0 119 0 239 0 358 0 7 0 14 8 14 7 0 7-7 7-14 0-119 0-239 0-358z"><text:p/></draw:path><draw:path draw:style-name="gr3" draw:text-style-name="P6" svg:width="0.0673in" svg:height="0.1047in" svg:x="2.1299in" svg:y="0.0283in" svg:viewBox="0 0 172 267" svg:d="M172 13c0-12-1-13-14-13-48 0-96 0-145 0-6 0-13 0-13 8 0 7 7 7 13 7 48 0 96 0 143 0 0 37 0 73 0 111-46 0-91 0-137 0-7 0-13-1-13 7s6 9 13 9c46 0 91 0 137 0 0 37 0 73 0 111-47 0-95 0-143 0-6 0-13 0-13 6 0 8 7 8 13 8 49 0 97 0 145 0 13 0 14-1 14-13 0-80 0-160 0-241z"><text:p/></draw:path><draw:path draw:style-name="gr3" draw:text-style-name="P6" svg:width="0.0685in" svg:height="0.1063in" svg:x="2.2146in" svg:y="0.0283in" svg:viewBox="0 0 175 271" svg:d="M90 4c0-1 0-4-5-4-9 0-38 2-48 3-3 1-6 1-6 8 0 4 3 4 9 4 18 0 19 4 19 7 0 2-1 6-1 8-18 74-37 149-56 223-2 5-2 5-2 7 0 9 8 11 11 11 6 0 11-3 13-7s20-74 22-84c13 1 45 7 45 33 0 2 0 4-1 8s-2 10-2 13c0 22 15 37 36 37 11 0 22-5 30-18 10-18 14-39 14-40 0-3-3-3-4-3-4 0-4 1-6 6-7 29-16 46-34 46-6 0-12-3-12-16 0-7 1-15 4-22 1-7 1-8 1-12 0-25-25-37-58-40 13-8 25-20 35-29 17-21 36-37 55-37 2 0 2 0 3 0 4 1 4 1 8 3 1 0 1 1 2 1-19 1-22 17-22 21 0 7 4 15 14 15s21-9 21-25c0-11-9-24-26-24-10 0-29 3-57 34-13 15-27 30-42 37 13-56 27-110 40-164z"><text:p/></draw:path><draw:path draw:style-name="gr3" draw:text-style-name="P6" svg:width="0.0756in" svg:height="0.0878in" svg:x="2.3453in" svg:y="0.052in" svg:viewBox="0 0 193 224" svg:d="M179 120c7 0 14 0 14-8 0-7-7-7-14-7-55 0-109 0-164 0 5-53 50-90 104-90 20 0 41 0 60 0 7 0 14 0 14-7 0-8-7-8-14-8-21 0-40 0-61 0-66 0-118 50-118 112s52 112 118 112c21 0 40 0 61 0 7 0 14 0 14-8s-7-8-14-8c-19 0-40 0-60 0-54 0-99-36-104-88 55 0 109 0 164 0z"><text:p/></draw:path><draw:path draw:style-name="gr3" draw:text-style-name="P6" svg:width="0.0921in" svg:height="0.1035in" svg:x="2.4803in" svg:y="0.0291in" svg:viewBox="0 0 235 264" svg:d="M220 13c3-4 3-5 3-6 0-7-5-7-13-7-59 0-118 0-177 0-12 0-12 1-13 11-2 18-3 34-6 52 0 2-1 3-1 5 0 6 5 8 7 8 4 0 6-3 6-7 3-8 6-25 29-40 22-15 50-16 63-16 10 0 21 0 31 0-49 80-97 159-146 238-3 4-3 5-3 6 0 7 7 7 13 7 66 0 132 0 198 0 12 0 12 0 13-11 4-25 8-50 11-75 0-5-3-7-6-7-6 0-7 4-8 12-6 31-37 68-91 68-19 0-36 0-55 0 48-79 97-158 145-238zM33 13c7 0 14 0 21 0-11 7-19 13-23 18 1-6 1-12 2-18zM165 13c13 0 26 0 40 0-49 80-98 159-147 238-13 0-26 0-39 0 48-79 98-158 146-238zM185 251c11-6 21-15 31-26-1 9-3 12-5 26-9 0-17 0-26 0z"><text:p/></draw:path><draw:path draw:style-name="gr3" draw:text-style-name="P6" svg:width="0.0157in" svg:height="0.0157in" svg:x="2.5909in" svg:y="0.1169in" svg:viewBox="0 0 41 41" svg:d="M41 21c0-11-10-21-21-21-12 0-20 10-20 21s8 20 20 20c11 0 21-9 21-20z"><text:p/></draw:path><draw:path draw:style-name="gr3" draw:text-style-name="P6" svg:width="0.1043in" svg:height="0.1083in" svg:x="2.6248in" svg:y="0.0256in" svg:viewBox="0 0 266 276" svg:d="M56 233c-15 24-31 29-47 31-5 1-9 1-9 7 0 4 2 5 6 5 11 0 22-1 33-1 13 0 26 1 38 1 3 0 8 0 8-7 0-4-4-5-7-5-9 0-17-4-17-13 0-4 2-8 5-14 10-16 20-33 30-50 32 0 65 0 97 0 0 9 5 61 5 66 0 9-20 11-27 11-6 0-9 0-9 7 0 5 4 5 5 5 16 0 32-1 49-1 8 0 33 1 43 1 2 0 7 0 7-8 0-4-4-4-10-4-23 0-23-3-24-13-8-81-16-162-24-242-1-8-1-9-7-9s-8 2-11 7c-45 75-89 150-134 226zM102 175c26-43 51-86 76-128 5 42 9 85 13 128-29 0-59 0-89 0z"><text:p/></draw:path><draw:path draw:style-name="gr3" draw:text-style-name="P6" svg:width="0.1008in" svg:height="0.0358in" svg:x="2.7846in" svg:y="0.0783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1083in" svg:height="0.1028in" svg:x="2.9433in" svg:y="0.0311in" svg:viewBox="0 0 276 262" svg:d="M45 234c-3 15-4 17-34 17-7 0-11 0-11 7 0 4 3 4 11 4 46 0 91 0 138 0 60 0 106-44 106-82 0-28-22-50-60-54 40-8 81-37 81-73 0-29-25-53-71-53-44 0-87 0-131 0-7 0-11 0-11 8 0 3 3 3 11 3 1 0 9 0 14 1 8 1 11 1 11 7 0 1 0 2-1 6-18 70-35 139-53 209zM105 122c7-32 15-64 23-96 3-14 4-15 21-15 16 0 34 0 50 0 34 0 42 23 42 41 0 33-33 70-80 70-19 0-38 0-56 0zM87 251c-6 0-7 0-9 0-4 0-5-1-5-3s0-2 2-10c9-36 17-71 26-107 24 0 50 0 74 0 37 0 44 29 44 45 0 38-34 75-79 75-18 0-35 0-53 0z"><text:p/></draw:path><draw:path draw:style-name="gr3" draw:text-style-name="P6" svg:width="0.1008in" svg:height="0.1004in" svg:x="3.1024in" svg:y="0.0449in" svg:viewBox="0 0 257 256" svg:d="M136 137c37 0 72 0 108 0 6 0 13 0 13-8s-7-8-13-8c-36 0-71 0-108 0 0-36 0-72 0-109 0-5 0-12-7-12-8 0-8 7-8 12 0 37 0 73 0 109-36 0-71 0-108 0-5 0-13 0-13 8s8 8 13 8c37 0 72 0 108 0 0 35 0 71 0 108 0 5 0 11 8 11 7 0 7-6 7-11 0-37 0-73 0-108z"><text:p/></draw:path><draw:path draw:style-name="gr3" draw:text-style-name="P6" svg:width="0.0591in" svg:height="0.0685in" svg:x="3.252in" svg:y="0.0665in" svg:viewBox="0 0 151 175" svg:d="M138 24c-7 0-11 0-17 6-7 5-8 12-8 15 0 9 8 13 15 13 11 0 22-9 22-25 0-19-19-33-47-33-51 0-103 55-103 110 0 34 23 65 63 65 55 0 88-40 88-45 0-2-2-5-5-5-2 0-3 1-5 4-31 38-73 38-77 38-24 0-35-19-35-42 0-16 7-53 21-78 12-22 34-38 55-38 13 0 27 4 33 15z"><text:p/></draw:path><draw:path draw:style-name="gr3" draw:text-style-name="P6" svg:width="0.0539in" svg:height="0.1819in" svg:x="3.3291in" svg:y="0.0047in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p>
      <text:p text:style-name="P25">צ.ל.: <text:span text:style-name="T3"><draw:g text:anchor-type="as-char" svg:y="-0.1083in" draw:z-index="99" draw:name="Shape105" draw:style-name="gr1"><svg:title>TexMaths</svg:title><svg:desc>11§display§A \sim B§svg§600§FALSE§</svg:desc><draw:path draw:style-name="gr2" draw:text-style-name="P5" svg:width="0.415in" svg:height="0.0921in" svg:x="0.0024in" svg:y="0.0079in" svg:viewBox="0 0 1055 235" svg:d="M0 0c352 0 703 0 1055 0 0 78 0 157 0 235-352 0-703 0-1055 0 0-78 0-157 0-235z"><text:p/></draw:path><draw:path draw:style-name="gr3" draw:text-style-name="P6" svg:width="0.1039in" svg:height="0.1079in" svg:x="-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6" svg:width="0.1008in" svg:height="0.035in" svg:x="0.1587in" svg:y="0.0528in" svg:viewBox="0 0 257 90" svg:d="M257 13c0-9-2-12-5-12-1 0-5 2-5 10-2 36-27 58-55 58-24 0-43-16-61-33-20-18-40-36-66-36-42 0-65 43-65 78 0 12 3 8 5 12 5 0 6-8 6-9 1-43 31-59 54-59 24 0 43 16 61 33 20 18 41 35 66 35 43 0 65-42 65-77z"><text:p/></draw:path><draw:path draw:style-name="gr3" draw:text-style-name="P6" svg:width="0.1083in" svg:height="0.1024in" svg:x="0.3169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3"><text:s/>יחס שקילות:</text:span></text:p>
      <text:p text:style-name="P26">הוכחה: </text:p>
      <text:list text:style-name="L4">
        <text:list-item>
          <text:p text:style-name="P27"><text:span text:style-name="T3">רפלקסיביות: </text:span><text:span text:style-name="T8">יהי </text:span><text:span text:style-name="T8"><draw:g text:anchor-type="as-char" svg:y="-0.1327in" draw:z-index="100" draw:name="Shape106" draw:style-name="gr1"><svg:title>TexMaths</svg:title><svg:desc>11§display§A \in \powerset(\N)^2§svg§600§FALSE§</svg:desc><draw:path draw:style-name="gr2" draw:text-style-name="P5" svg:width="0.6839in" svg:height="0.1555in" svg:x="0.002in" svg:y="0.0075in" svg:viewBox="0 0 1738 396" svg:d="M870 396c-290 0-580 0-870 0 0-132 0-264 0-396 580 0 1159 0 1738 0 0 132 0 264 0 396-289 0-578 0-868 0z"><text:p/></draw:path><draw:path draw:style-name="gr3" draw:text-style-name="P6" svg:width="0.1035in" svg:height="0.1083in" svg:x="-0.0004in" svg:y="0.0244in" svg:viewBox="0 0 264 276" svg:d="M55 233c-15 24-31 29-47 31-5 1-8 1-8 7 0 2 1 5 4 5 11 0 22-1 33-1 14 0 27 1 39 1 2 0 8 0 8-8 0-3-4-4-7-4-9 0-18-4-18-14 0-4 3-9 6-14 10-15 20-32 30-49 32 0 65 0 96 0 0 8 6 60 6 64 0 11-20 13-28 13-5 0-8 0-8 7 0 5 4 5 5 5 16 0 32-1 47-1 10 0 35 1 44 1 3 0 7 0 7-8 0-4-3-4-9-4-23 0-23-3-24-14-8-80-16-161-24-241-1-8-1-9-8-9-5 0-8 2-10 7-45 75-89 150-134 226zM101 175c26-43 51-86 76-128 5 42 9 85 13 128-29 0-59 0-89 0z"><text:p/></draw:path><draw:path draw:style-name="gr3" draw:text-style-name="P6" svg:width="0.076in" svg:height="0.0878in" svg:x="0.163in" svg:y="0.051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6" svg:width="0.1079in" svg:height="0.1106in" svg:x="0.2972in" svg:y="0.0295in" svg:viewBox="0 0 275 282" svg:d="M127 0c-55 0-96 25-113 44-13 16-14 27-14 28 0 2 2 3 4 3 6 0 15-6 18-8 9-5 10-7 12-15 6-16 16-29 65-31-8 87-31 172-63 251-2 6-1 5-2 7 0 1 1 3 3 3 7 0 26-9 30-18 20-47 52-136 63-243 6 0 13 0 20 0 47 0 92 18 92 56 0 30-27 84-102 86-8 0-12 0-23 8-7 4-10 9-10 11s2 2 6 2c71 0 162-59 162-123 0-44-52-61-97-61-17 0-34 0-51 0z"><text:p/></draw:path><draw:path draw:style-name="gr3" draw:text-style-name="P6" svg:width="0.0346in" svg:height="0.1516in" svg:x="0.4272in" svg:y="0.0193in" svg:viewBox="0 0 89 386" svg:d="M89 382c0-2 0-2-6-8-49-50-61-123-61-181 0-67 14-135 63-183 4-4 4-4 4-6 0-3-1-4-3-4-5 0-39 26-62 75-20 43-24 86-24 118 0 31 4 76 25 120 23 48 56 73 61 73 2 0 3-1 3-4z"><text:p/></draw:path><draw:path draw:style-name="gr3" draw:text-style-name="P6" svg:width="0.1028in" svg:height="0.1063in" svg:x="0.4748in" svg:y="0.0291in" svg:viewBox="0 0 262 271" svg:d="M34 34c0 63 0 126 0 190 0 19-3 25-23 26-4 0-11 0-11 7s7 7 13 7c20 0 41 0 61 0 6 0 12 0 12-7s-6-7-11-7c-22-1-24-9-24-27 0-60 0-119 0-178 55 73 111 147 166 220 3 5 5 6 9 6 6 0 6-6 6-13 0-72 0-144 0-217 0-22 3-28 21-28 2 0 9 0 9-6 0-7-6-7-13-7-19 0-38 0-56 0-7 0-14 0-14 7 0 6 8 6 11 6 22 0 26 8 26 29 0 40 0 80 0 121-39-53-78-105-117-157-4-6-5-6-14-6-22 0-45 0-67 0-7 0-14 0-14 7 0 5 7 6 9 6 10 1 18 8 22 12-1 4-1 4-1 9zM218 244c-56-74-111-148-167-222-5-4-5-4-9-9 15 0 31 0 46 0 43 59 87 117 130 177 0 17 0 36 0 54z"><text:p/></draw:path><draw:path draw:style-name="gr3" draw:text-style-name="P6" svg:width="0.035in" svg:height="0.1516in" svg:x="0.5898in" svg:y="0.0193in" svg:viewBox="0 0 90 386" svg:d="M90 193c0-30-4-76-26-120-23-48-56-73-60-73-2 0-4 1-4 4 0 2 0 2 8 9 37 38 59 99 59 180 0 65-14 133-61 182-6 5-6 5-6 7s2 4 4 4c4 0 39-27 61-76 20-42 25-84 25-117z"><text:p/></draw:path><draw:path draw:style-name="gr3" draw:text-style-name="P6" svg:width="0.0469in" svg:height="0.0705in" svg:x="0.6469in" svg:y="-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8">, צ.ל. </text:span><text:span text:style-name="T8"><draw:g text:anchor-type="as-char" svg:y="-0.1083in" draw:z-index="106" draw:name="Shape107" draw:style-name="gr1"><svg:title>TexMaths</svg:title><svg:desc>11§display§A \sim A§svg§600§FALSE§</svg:desc><draw:path draw:style-name="gr2" draw:text-style-name="P5" svg:width="0.4102in" svg:height="0.0921in" svg:x="0.0024in" svg:y="0.0079in" svg:viewBox="0 0 1043 235" svg:d="M0 0c348 0 695 0 1043 0 0 78 0 157 0 235-348 0-695 0-1043 0 0-78 0-157 0-235z"><text:p/></draw:path><draw:path draw:style-name="gr3" draw:text-style-name="P6" svg:width="0.1039in" svg:height="0.1079in" svg:x="-0.0004in" svg:y="0in" svg:viewBox="0 0 265 275" svg:d="M56 231c-15 25-31 30-47 32-6 0-9 0-9 7 0 2 2 5 5 5 10 0 22-1 33-1 14 0 27 1 39 1 2 0 8 0 8-8 0-4-4-4-7-4-9-2-18-4-18-14 0-4 3-8 6-14 10-16 19-33 29-49 33 0 64 0 97 0 0 7 6 60 6 64 0 11-20 13-28 13-5 0-9 0-9 7 0 5 3 4 5 5 17 0 33-1 48-1 10 0 35 1 44 1 3 0 7 0 7-8 0-4-3-4-9-4-24 0-24-3-25-14-8-80-15-160-23-240-1-8-1-9-8-9-5 0-8 2-10 7-45 74-89 149-134 224zM102 174c26-42 51-85 76-127 3 42 8 85 12 127-29 0-58 0-88 0z"><text:p/></draw:path><draw:path draw:style-name="gr3" draw:text-style-name="P6" svg:width="0.1012in" svg:height="0.035in" svg:x="0.1591in" svg:y="0.0528in" svg:viewBox="0 0 258 90" svg:d="M258 13c0-9-3-12-5-12s-6 2-6 10c-2 36-27 58-53 58s-43-16-63-33c-20-18-40-36-66-36-42 0-65 43-65 78 0 12 3 8 5 12 5 0 6-8 6-9 2-43 31-59 54-59 24 0 43 16 63 33 18 18 39 35 66 35 41 0 64-42 64-77z"><text:p/></draw:path><draw:path draw:style-name="gr3" draw:text-style-name="P6" svg:width="0.1039in" svg:height="0.1079in" svg:x="0.3161in" svg:y="0in" svg:viewBox="0 0 265 275" svg:d="M56 231c-15 25-31 30-48 32-5 0-8 0-8 7 0 2 2 5 5 5 10 0 22-1 33-1 13 0 27 1 39 1 2 0 8 0 8-8 0-4-5-4-7-4-9-2-19-4-19-14 0-4 4-8 6-14 10-16 20-33 30-49 31 0 64 0 96 0 1 7 7 60 7 64 0 11-20 13-28 13-5 0-9 0-9 7 0 5 4 5 5 5 15 0 33-1 48-1 10 0 35 1 44 1 3 0 7 0 7-8 0-4-4-4-9-4-24 0-24-3-25-14-8-80-15-160-23-240-1-8-1-9-8-9-6 0-8 2-10 7-45 74-89 149-134 224zM102 174c26-42 51-85 76-127 3 42 8 85 12 127-29 0-58 0-88 0z"><text:p/></draw:path></draw:g></text:span><text:span text:style-name="T8"><text:s/></text:span><text:span text:style-name="T9">ובאופן שקול </text:span><text:span text:style-name="T9"><draw:g text:anchor-type="as-char" svg:y="-0.1075in" draw:z-index="107" draw:name="Shape108" draw:style-name="gr1"><svg:title>TexMaths</svg:title><svg:desc>11§display§\exists k \in \Z. A = A + k§svg§600§FALSE§</svg:desc><draw:path draw:style-name="gr2" draw:text-style-name="P5" svg:width="1.1764in" svg:height="0.1051in" svg:x="-0.0004in" svg:y="0.0075in" svg:viewBox="0 0 2989 268" svg:d="M0 0c997 0 1992 0 2989 0 0 89 0 178 0 268-997 0-1992 0-2989 0 0-90 0-179 0-268z"><text:p/></draw:path><draw:path draw:style-name="gr3" draw:text-style-name="P6" svg:width="0.0677in" svg:height="0.1047in" svg:x="0in" svg:y="0.0047in" svg:viewBox="0 0 173 267" svg:d="M173 13c0-12-1-13-15-13-48 0-95 0-144 0-6 0-14 0-14 8 0 7 8 7 14 7 48 0 96 0 143 0 0 37 0 73 0 111-46 0-91 0-137 0-7 0-14 0-14 7 0 8 7 8 14 8 46 0 91 0 137 0 0 36 0 74 0 110-47 0-95 0-143 0-6 0-14 0-14 8s8 8 14 8c49 0 96 0 144 0 14 0 15-2 15-15 0-79 0-159 0-239z"><text:p/></draw:path><draw:path draw:style-name="gr3" draw:text-style-name="P6" svg:width="0.0685in" svg:height="0.1063in" svg:x="0.085in" svg:y="0.0047in" svg:viewBox="0 0 175 271" svg:d="M89 4c0-1 0-4-5-4-9 0-37 3-47 3-3 1-7 1-7 8 0 4 3 4 8 4 19 0 20 4 20 7 0 2-1 6-1 8-19 74-37 147-56 221-1 6-1 7-1 9 0 9 8 11 11 11 4 0 11-3 13-9 1-3 19-75 21-84 13 2 45 7 45 32 0 4 0 5-1 9-1 5-1 9-1 13 0 23 15 39 35 39 12 0 22-7 31-21 10-17 13-37 13-39 0-4-3-4-4-4-4 0-5 2-6 8-7 27-16 47-33 47-7 0-13-4-13-18 0-6 2-15 3-22 3-6 3-7 3-12 0-25-25-36-58-40 12-7 25-18 33-28 19-20 37-36 55-36 3 0 3 0 4 0 4 1 5 1 9 3 0 0-1 1 1 1-19 1-22 17-22 21 0 7 4 13 14 13 11 0 22-7 22-23 0-11-9-24-27-24-11 0-28 3-56 34-13 14-28 29-43 34 14-53 27-107 40-161z"><text:p/></draw:path><draw:path draw:style-name="gr3" draw:text-style-name="P6" svg:width="0.076in" svg:height="0.087in" svg:x="0.2154in" svg:y="0.0283in" svg:viewBox="0 0 194 222" svg:d="M179 119c7 0 15 0 15-8 0-7-8-7-15-7-55 0-109 0-164 0 6-52 50-89 105-89 20 0 39 0 59 0 7 0 15 0 15-7 0-8-8-8-15-8-20 0-40 0-60 0-66 0-119 50-119 111s53 111 119 111c20 0 40 0 60 0 7 0 15 0 15-7 0-8-8-8-15-8-20 0-39 0-59 0-55 0-99-37-105-88 55 0 109 0 164 0z"><text:p/></draw:path><draw:path draw:style-name="gr3" draw:text-style-name="P6" svg:width="0.0921in" svg:height="0.1031in" svg:x="0.3504in" svg:y="0.0047in" svg:viewBox="0 0 235 263" svg:d="M220 13c3-4 3-5 3-6 0-7-5-7-12-7-59 0-117 0-177 0-13 0-13 1-14 11-2 18-3 34-6 52 0 1-1 3-1 5 0 6 5 8 8 8s5-3 7-7c1-8 4-26 28-40 22-15 49-16 62-16 11 0 21 0 32 0-49 78-97 158-146 236-4 5-4 6-4 8 0 6 7 6 13 6 66 0 133 0 199 0 11 0 11-1 14-11 3-25 6-50 9-76 0-4-3-6-6-6-6 0-7 3-8 11-6 32-36 69-91 69-19 0-36 0-55 0 48-79 97-157 145-237zM33 13c7 0 14 0 21 0-11 7-18 13-22 18 0-6 1-12 1-18zM165 13c13 0 26 0 40 0-49 80-97 158-146 237-13 0-26 0-39 0 48-79 97-157 145-237zM186 249c11-6 21-14 30-25-1 7-3 12-4 26-8 0-17 0-26 0z"><text:p/></draw:path><draw:path draw:style-name="gr3" draw:text-style-name="P6" svg:width="0.0157in" svg:height="0.0157in" svg:x="0.461in" svg:y="0.0929in" svg:viewBox="0 0 41 41" svg:d="M41 20c0-11-9-20-20-20s-21 8-21 20c0 11 10 21 21 21s20-9 20-21z"><text:p/></draw:path><draw:path draw:style-name="gr3" draw:text-style-name="P6" svg:width="0.1039in" svg:height="0.1079in" svg:x="0.4957in" svg:y="0in" svg:viewBox="0 0 265 275" svg:d="M55 231c-15 26-30 31-47 32-5 0-8 0-8 8 0 2 2 4 4 4 11 0 23-1 34-1 13 0 26 1 39 1 2 0 7 0 7-7 0-5-4-5-6-5-9-1-19-3-19-13 0-4 3-9 6-14 10-17 20-33 30-50 31 0 65 0 96 0 2 8 7 61 7 64 0 12-21 13-29 13-5 0-8 0-8 8 0 4 4 4 5 4 15 0 32-1 48-1 10 0 35 1 45 1 2 0 6 0 6-7 0-5-4-5-9-5-24 0-24-2-25-14-8-81-17-160-24-240 0-8 0-9-7-9-6 0-8 2-10 7-45 74-90 149-135 224zM102 174c26-42 51-85 76-127 5 42 8 85 12 127-29 0-58 0-88 0z"><text:p/></draw:path><draw:path draw:style-name="gr3" draw:text-style-name="P6" svg:width="0.1008in" svg:height="0.035in" svg:x="0.6543in" svg:y="0.052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39in" svg:height="0.1079in" svg:x="0.8122in" svg:y="0in" svg:viewBox="0 0 265 275" svg:d="M55 231c-15 26-30 31-47 32-5 0-8 0-8 8 0 2 2 4 4 4 11 0 24-1 35-1 12 0 25 1 38 1 2 0 7 0 7-7 0-5-4-5-6-5-9-1-19-3-19-13 0-4 3-9 6-14 10-17 20-33 30-50 32 0 65 0 96 0 2 8 7 61 7 64 0 12-21 13-29 13-4 0-8 0-8 8 0 4 4 4 5 4 16 0 32-1 49-1 9 0 34 1 44 1 2 0 6 0 6-7 0-5-4-5-9-5-24 0-24-2-25-14-8-81-15-160-23-240-1-8-1-9-8-9-6 0-7 2-10 7-45 74-90 149-135 224zM102 174c26-42 51-85 76-127 5 42 8 85 12 127-29 0-58 0-88 0z"><text:p/></draw:path><draw:path draw:style-name="gr3" draw:text-style-name="P6" svg:width="0.1004in" svg:height="0.1in" svg:x="0.9634in" svg:y="0.0201in" svg:viewBox="0 0 256 255" svg:d="M136 135c37 0 72 0 108 0 6 0 12 0 12-7 0-8-6-8-12-8-36 0-71 0-108 0 0-36 0-72 0-108 0-5 0-12-7-12-8 0-8 7-8 12 0 36 0 72 0 108-36 0-73 0-109 0-5 0-12 0-12 8 0 7 7 7 12 7 36 0 73 0 109 0 0 36 0 72 0 107 0 6 0 13 8 13 7 0 7-7 7-13 0-35 0-71 0-107z"><text:p/></draw:path><draw:path draw:style-name="gr3" draw:text-style-name="P6" svg:width="0.0685in" svg:height="0.1063in" svg:x="1.1154in" svg:y="0.0047in" svg:viewBox="0 0 175 271" svg:d="M89 4c0-1 0-4-4-4-9 0-38 3-48 3-3 1-7 1-7 8 0 4 3 4 10 4 18 0 18 4 18 7 0 2-1 6-1 8-18 74-37 147-56 221-1 6-1 7-1 9 0 9 8 11 11 11 5 0 11-3 13-9 2-3 20-75 22-84 13 2 44 7 44 32 0 4 0 5-1 9 0 5-1 9-1 13 0 23 15 39 35 39 12 0 22-7 31-21 10-17 14-37 14-39 0-4-3-4-5-4-4 0-3 2-5 8-7 27-17 47-34 47-7 0-12-4-12-18 0-6 1-15 4-22 1-6 1-7 1-12 0-25-25-36-58-40 12-7 25-18 33-28 19-20 37-36 55-36 4 0 4 0 5 0 4 1 4 1 8 3 1 0 1 0 1 1-19 1-22 17-22 21 0 7 4 13 15 13 10 0 21-7 21-23 0-11-9-24-27-24-11 0-28 3-56 34-13 14-28 29-43 34 14-53 27-107 40-161z"><text:p/></draw:path></draw:g></text:span><text:span text:style-name="T9">. נבחר </text:span><text:span text:style-name="T9"><draw:g text:anchor-type="as-char" svg:y="-0.1047in" draw:z-index="117" draw:name="Shape109" draw:style-name="gr1"><svg:title>TexMaths</svg:title><svg:desc>11§display§k = 0 \in \Z§svg§600§FALSE§</svg:desc><draw:path draw:style-name="gr2" draw:text-style-name="P5" svg:width="0.6291in" svg:height="0.0953in" svg:x="-0.0004in" svg:y="0.0079in" svg:viewBox="0 0 1599 243" svg:d="M799 243c-267 0-533 0-799 0 0-81 0-162 0-243 533 0 1065 0 1599 0 0 81 0 162 0 243-266 0-534 0-800 0z"><text:p/></draw:path><draw:path draw:style-name="gr3" draw:text-style-name="P6" svg:width="0.0685in" svg:height="0.1063in" svg:x="0.0004in" svg:y="0in" svg:viewBox="0 0 175 271" svg:d="M89 4c-2-1 0-4-5-4-9 0-37 3-47 4-3 0-7 0-7 8 0 5 3 5 8 5 19 0 20 2 20 6 0 2-1 6-1 8-19 74-37 147-56 221-1 5-1 6-1 8 0 9 8 11 11 11 4 0 11-3 13-8 1-4 19-74 21-84 13 1 45 6 45 32 0 3 0 4-1 9-1 4-1 8-1 13 0 23 15 38 35 38 11 0 22-6 31-21 9-16 13-37 13-38 0-5-3-5-4-5-4 0-5 3-6 8-7 28-16 48-33 48-7 0-13-5-13-18 0-7 2-15 3-22 3-7 3-8 3-12 0-26-26-37-58-41 12-7 25-18 33-27 19-21 37-37 55-37 3 0 3 0 4 0 4 1 5 1 8 3 0 0 0 1 2 2-19 2-22 16-22 20 0 7 4 15 14 15s22-9 22-25c0-11-9-24-27-24-11 0-28 3-57 34-12 15-27 29-43 36 14-54 28-109 41-163z"><text:p/></draw:path><draw:path draw:style-name="gr3" draw:text-style-name="P6" svg:width="0.1008in" svg:height="0.0346in" svg:x="0.1264in" svg:y="0.05in" svg:viewBox="0 0 257 89" svg:d="M244 15c6 0 13 0 13-7 0-8-7-8-13-8-77 0-154 0-231 0-5 0-13 0-13 8 0 7 8 7 13 7 77 0 154 0 231 0zM244 89c6 0 13 0 13-7 0-8-7-8-13-8-77 0-154 0-231 0-5 0-13 0-13 8 0 7 8 7 13 7 77 0 154 0 231 0z"><text:p/></draw:path><draw:path draw:style-name="gr3" draw:text-style-name="P6" svg:width="0.0638in" svg:height="0.1039in" svg:x="0.2846in" svg:y="0.0047in" svg:viewBox="0 0 163 265" svg:d="M163 134c0-31-2-62-16-91-17-36-49-43-66-43-23 0-50 10-67 46-12 27-14 57-14 88 0 27 2 62 18 91 16 32 45 40 63 40 21 0 51-9 67-45 13-27 15-57 15-86zM81 256c-15 0-37-10-45-46-4-24-4-59-4-81 0-25 0-51 3-72 8-45 36-48 46-48 14 0 39 6 45 45 5 21 5 51 5 75 0 28 0 54-5 78-5 37-27 49-45 49z"><text:p/></draw:path><draw:path draw:style-name="gr3" draw:text-style-name="P6" svg:width="0.0752in" svg:height="0.0874in" svg:x="0.4091in" svg:y="0.0232in" svg:viewBox="0 0 192 223" svg:d="M179 119c7 0 13 0 13-8 0-7-6-7-13-7-55 0-109 0-164 0 5-51 50-89 104-89 20 0 40 0 60 0 7 0 13 0 13-7 0-8-6-8-13-8-20 0-40 0-60 0-66 0-119 50-119 111s53 112 119 112c20 0 40 0 60 0 7 0 13 0 13-8s-6-8-13-8c-20 0-40 0-60 0-54 0-99-37-104-88 55 0 109 0 164 0z"><text:p/></draw:path><draw:path draw:style-name="gr3" draw:text-style-name="P6" svg:width="0.0921in" svg:height="0.1035in" svg:x="0.5441in" svg:y="0.002in" svg:viewBox="0 0 235 264" svg:d="M220 14c3-5 3-5 3-6 0-8-5-8-13-8-59 0-118 0-177 0-12 0-12 1-13 11-2 18-4 35-6 53 0 1-1 2-1 4 0 6 5 8 7 8 4 0 6-3 6-5 3-10 6-27 29-41 22-15 49-16 63-16 10 0 21 0 30 0-48 79-96 157-145 235-3 6-3 7-3 8 0 7 7 7 13 7 66 0 132 0 198 0 12 0 12-1 13-11 4-26 8-51 11-76 0-5-3-7-6-7-6 0-7 3-8 11-7 32-37 69-91 69-19 0-37 0-55 0 48-78 97-157 145-236zM33 14c7 0 14 0 21 0-11 6-18 12-23 17 1-6 1-11 2-17zM165 14c13 0 26 0 40 0-49 79-98 158-147 236-13 0-26 0-39 0 48-78 98-157 146-236zM185 249c11-5 21-14 31-25-2 8-3 12-5 26-9 0-17 0-26 0z"><text:p/></draw:path></draw:g></text:span><text:span text:style-name="T9">, עבורו </text:span><text:span text:style-name="T9"><draw:g text:anchor-type="as-char" svg:y="-0.1134in" draw:z-index="108" draw:name="Shape110" draw:style-name="gr1"><svg:title>TexMaths</svg:title><svg:desc>11§display§A + k = A + 0 = \{x + 0 \mid x \in A\} = \{x \mid x \in A\} = A§svg§600§FALSE§</svg:desc><draw:path draw:style-name="gr2" draw:text-style-name="P5" svg:width="3.4339in" svg:height="0.1358in" svg:x="0.002in" svg:y="0.0071in" svg:viewBox="0 0 8723 346" svg:d="M4363 346c-1454 0-2909 0-4363 0 0-116 0-230 0-346 2907 0 5816 0 8723 0 0 116 0 230 0 346-1453 0-2907 0-4360 0z"><text:p/></draw:path><draw:path draw:style-name="gr3" draw:text-style-name="P6" svg:width="0.1039in" svg:height="0.1079in" svg:x="-0.0004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6" svg:width="0.1004in" svg:height="0.1in" svg:x="0.1508in" svg:y="0.0252in" svg:viewBox="0 0 256 255" svg:d="M136 137c37 0 72 0 108 0 6 0 12 0 12-8 0-9-6-9-12-9-36 0-71 0-108 0 0-36 0-72 0-108 0-5 0-12-7-12-8 0-8 7-8 12 0 36 0 72 0 108-36 0-73 0-109 0-5 0-12 0-12 9 0 8 7 8 12 8 36 0 73 0 109 0 0 35 0 71 0 106 0 6 0 12 8 12 7 0 7-6 7-12 0-35 0-71 0-106z"><text:p/></draw:path><draw:path draw:style-name="gr3" draw:text-style-name="P6" svg:width="0.0685in" svg:height="0.1063in" svg:x="0.3028in" svg:y="0.0071in" svg:viewBox="0 0 175 271" svg:d="M89 4c0-1 0-4-4-4-10 0-38 3-48 3-3 1-7 1-7 8 0 6 3 6 9 6 18 0 19 2 19 6 0 2-1 6-1 8-18 74-37 147-56 220-1 6-1 7-1 9 0 9 8 11 11 11 4 0 11-3 13-8 2-4 19-74 21-84 13 2 45 8 45 32 0 3 0 5-1 8-1 5-1 9-1 13 0 23 15 39 35 39 12 0 22-7 31-21 10-17 13-38 13-39 0-3-3-3-4-3-3 0-5 1-6 7-7 27-16 47-33 47-7 0-12-4-12-18 0-6 1-15 2-22 3-6 3-7 3-12 0-23-25-35-58-38 13-8 25-20 33-29 19-21 37-37 55-37 3 0 3 0 4 0 5 1 5 1 9 3 0 0 0 1 1 1-19 2-22 17-22 21 0 7 4 14 14 14 11 0 22-8 22-24 0-11-9-24-26-24-11 0-29 3-57 34-13 14-28 30-42 36 13-55 26-109 39-163z"><text:p/></draw:path><draw:path draw:style-name="gr3" draw:text-style-name="P6" svg:width="0.1004in" svg:height="0.0354in" svg:x="0.429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1039in" svg:height="0.1079in" svg:x="0.5866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6" svg:width="0.1008in" svg:height="0.1in" svg:x="0.7378in" svg:y="0.0252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6" svg:width="0.0638in" svg:height="0.1035in" svg:x="0.8874in" svg:y="0.013in" svg:viewBox="0 0 163 264" svg:d="M163 133c0-31-2-61-17-90-17-37-48-43-65-43-23 0-51 10-67 45-13 28-14 57-14 88 0 29 1 64 17 92 17 32 45 39 63 39 21 0 51-7 69-45 12-25 14-55 14-86zM80 255c-14 0-37-9-44-46-4-22-4-58-4-80 0-26 0-51 3-72 7-45 37-49 45-49 14 0 39 7 47 45 3 22 3 52 3 76 0 28 0 55-3 79-7 36-29 47-47 47z"><text:p/></draw:path><draw:path draw:style-name="gr3" draw:text-style-name="P6" svg:width="0.1008in" svg:height="0.0354in" svg:x="1.0083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539in" svg:height="0.1512in" svg:x="1.1713in" svg:y="0in" svg:viewBox="0 0 138 385" svg:d="M83 52c0-16 9-41 51-43 2 0 4-2 4-5 0-4-4-4-7-4-40 0-75 20-75 48 0 29 0 59 0 89 0 15 0 27-15 39-13 12-29 12-37 13-2 0-4 1-4 5 0 3 3 3 7 3 25 2 44 14 48 34 1 4 1 5 1 19 0 25 0 51 0 76 0 16 0 29 19 43 15 12 41 16 56 16 3 0 7 0 7-4s-3-4-6-4c-25-2-44-15-48-33-1-5-1-5-1-19 0-27 0-54 0-82 0-17-4-24-16-35-9-8-20-12-31-14 32-10 47-28 47-50 0-31 0-61 0-92z"><text:p/></draw:path><draw:path draw:style-name="gr3" draw:text-style-name="P6" svg:width="0.0756in" svg:height="0.0685in" svg:x="1.2409in" svg:y="0.0453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1008in" svg:height="0.1in" svg:x="1.3657in" svg:y="0.0252in" svg:viewBox="0 0 257 255" svg:d="M138 137c36 0 71 0 107 0 5 0 12 0 12-8 0-9-7-9-12-9-36 0-71 0-107 0 0-36 0-72 0-108 0-5-2-12-9-12-9 0-8 7-8 12 0 36 0 72 0 108-36 0-71 0-108 0-5 0-13 0-13 9 0 8 8 8 13 8 37 0 72 0 108 0 0 35 0 71 0 106 0 6-1 12 8 12 7 0 9-6 9-12 0-35 0-71 0-106z"><text:p/></draw:path><draw:path draw:style-name="gr3" draw:text-style-name="P6" svg:width="0.0638in" svg:height="0.1035in" svg:x="1.5154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3" draw:text-style-name="P6" svg:width="0.0055in" svg:height="0.1512in" svg:x="1.6457in" svg:y="0in" svg:viewBox="0 0 15 385" svg:d="M15 14c0-6 0-14-7-14-8 0-8 8-8 14 0 119 0 238 0 357 0 7 0 14 8 14 7 0 7-7 7-14 0-119 0-238 0-357z"><text:p/></draw:path><draw:path draw:style-name="gr3" draw:text-style-name="P6" svg:width="0.0756in" svg:height="0.0685in" svg:x="1.7169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1 50-15 0-22-12-22-25 0-9 2-17 7-34 4-18 8-35 13-53z"><text:p/></draw:path><draw:path draw:style-name="gr3" draw:text-style-name="P6" svg:width="0.076in" svg:height="0.087in" svg:x="1.8535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1039in" svg:height="0.1079in" svg:x="1.9902in" svg:y="0.0043in" svg:viewBox="0 0 265 275" svg:d="M56 231c-15 26-31 31-47 32-5 1-9 1-9 8 0 2 2 4 6 4 9 0 22-1 33-1 13 0 26 1 38 1 2 0 8 0 8-7 0-4-4-5-7-5-9 0-17-3-17-13 0-4 2-9 5-14 10-17 19-32 29-49 33 0 65 0 98 0 0 9 5 60 5 64 0 11-20 12-27 12-6 0-9 0-9 8 0 4 3 3 4 4 17 0 33-1 49-1 9 0 34 1 44 1 2 0 6 0 6-7 0-5-3-5-9-5-23 0-23-2-24-13-8-79-16-160-24-240-1-8-1-10-8-10-5 0-7 3-10 7-45 74-89 149-134 224zM102 175c26-43 51-85 76-127 5 42 9 84 13 127-29 0-59 0-89 0z"><text:p/></draw:path><draw:path draw:style-name="gr3" draw:text-style-name="P6" svg:width="0.0539in" svg:height="0.1512in" svg:x="2.1102in" svg:y="0in" svg:viewBox="0 0 138 385" svg:d="M56 334c0 15-11 40-53 43-2 0-3 2-3 4 0 4 4 4 8 4 37 0 73-18 73-48 0-29 0-58 0-88 0-16 0-28 16-40 13-11 28-11 37-12 1 0 4-1 4-3 0-5-3-5-7-5-25-2-44-15-48-35-2-3-2-4-2-19 0-25 0-50 0-76 0-16 0-28-18-42-16-13-42-17-55-17-4 0-8 0-8 4 0 5 2 5 7 5 24 1 43 14 47 33 2 4 2 4 2 19 0 26 0 54 0 81 0 18 2 23 16 36 7 7 18 12 29 16-32 9-45 25-45 47 0 31 0 62 0 93z"><text:p/></draw:path><draw:path draw:style-name="gr3" draw:text-style-name="P6" svg:width="0.1004in" svg:height="0.0354in" svg:x="2.22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39in" svg:height="0.1512in" svg:x="2.389in" svg:y="0in" svg:viewBox="0 0 138 385" svg:d="M81 52c0-16 10-41 53-43 2 0 4-2 4-5 0-4-4-4-8-4-39 0-74 20-74 48 0 29 0 59 0 89 0 15 0 27-15 39s-29 12-38 13c-1 0-3 1-3 5 0 3 2 3 7 3 25 2 44 14 48 34 1 4 1 5 1 19 0 25 0 51 0 76 0 16 0 29 19 43 14 12 41 16 55 16 4 0 8 0 8-4s-3-4-7-4c-24-2-43-15-48-33-2-5-2-5-2-19 0-27 0-54 0-82 0-17-2-24-15-35-8-8-19-12-30-14 32-10 45-28 45-50 0-31 0-61 0-92z"><text:p/></draw:path><draw:path draw:style-name="gr3" draw:text-style-name="P6" svg:width="0.0756in" svg:height="0.0685in" svg:x="2.4587in" svg:y="0.0453in" svg:viewBox="0 0 193 175" svg:d="M118 54c2-10 11-45 38-45 1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4 41-39 50-52 50-14 0-21-12-21-25 0-9 2-17 7-34 4-18 8-35 13-53z"><text:p/></draw:path><draw:path draw:style-name="gr3" draw:text-style-name="P6" svg:width="0.0055in" svg:height="0.1512in" svg:x="2.6016in" svg:y="0in" svg:viewBox="0 0 15 385" svg:d="M15 14c0-6 0-14-7-14-8 0-8 8-8 14 0 119 0 238 0 357 0 7 0 14 8 14 7 0 7-7 7-14 0-119 0-238 0-357z"><text:p/></draw:path><draw:path draw:style-name="gr3" draw:text-style-name="P6" svg:width="0.0756in" svg:height="0.0685in" svg:x="2.672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3" draw:text-style-name="P6" svg:width="0.076in" svg:height="0.087in" svg:x="2.8098in" svg:y="0.0307in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6" svg:width="0.1039in" svg:height="0.1079in" svg:x="2.9465in" svg:y="0.0043in" svg:viewBox="0 0 265 275" svg:d="M56 231c-16 26-31 31-48 32-5 1-8 1-8 8 0 2 2 4 4 4 11 0 24-1 35-1 12 0 26 1 38 1 2 0 8 0 8-7 0-4-5-5-7-5-9 0-19-3-19-13 0-4 3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6" svg:width="0.0539in" svg:height="0.1512in" svg:x="3.0657in" svg:y="0in" svg:viewBox="0 0 138 385" svg:d="M56 334c0 15-10 40-52 43-2 0-4 2-4 4 0 4 4 4 8 4 38 0 73-18 75-48 0-29 0-58 0-88 0-16 0-28 15-40 13-11 27-11 36-12 2 0 4-1 4-3 0-5-3-5-6-5-26-2-44-15-48-35-1-3-1-4-1-19 0-25 0-50 0-76 0-16 0-28-19-42-16-13-43-17-56-17-4 0-8 0-8 4 0 5 3 5 7 5 24 1 43 14 48 33 1 4 1 4 1 19 0 26 0 54 0 81 0 18 3 24 16 36 7 8 19 12 30 16-32 9-46 25-46 47 0 31 0 62 0 93z"><text:p/></draw:path><draw:path draw:style-name="gr3" draw:text-style-name="P6" svg:width="0.1008in" svg:height="0.0354in" svg:x="3.181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39in" svg:height="0.1079in" svg:x="3.3398in" svg:y="0.0043in" svg:viewBox="0 0 265 275" svg:d="M55 231c-15 26-30 31-47 32-5 1-8 1-8 8 0 2 1 4 4 4 11 0 24-1 33-1 14 0 27 1 40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1 175c26-43 52-85 77-127 5 42 8 84 12 127-29 0-59 0-89 0z"><text:p/></draw:path></draw:g></text:span><text:span text:style-name="T9"><text:s/>(זאת מתוך הגדרת איבר </text:span><text:span text:style-name="T9"><draw:g text:anchor-type="as-char" svg:y="-0.1043in" draw:z-index="109" draw:name="Shape111" draw:style-name="gr1"><svg:title>TexMaths</svg:title><svg:desc>11§display§0§svg§600§FALSE§</svg:desc><draw:path draw:style-name="gr2" draw:text-style-name="P5" svg:width="0.0539in" svg:height="0.0882in" svg:x="0.0016in" svg:y="0.0071in" svg:viewBox="0 0 138 225" svg:d="M0 0c46 0 92 0 138 0 0 75 0 150 0 225-46 0-92 0-138 0 0-75 0-150 0-225z"><text:p/></draw:path><draw:path draw:style-name="gr3" draw:text-style-name="P6" svg:width="0.0634in" svg:height="0.1039in" svg:x="-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/text:span><text:span text:style-name="T9">, וכי הפעולה </text:span><text:span text:style-name="T9"><draw:g text:anchor-type="as-char" svg:y="-0.1in" draw:z-index="110" draw:name="Shape112" draw:style-name="gr1"><svg:title>TexMaths</svg:title><svg:desc>11§display§x + 0§svg§600§FALSE§</svg:desc><draw:path draw:style-name="gr2" draw:text-style-name="P5" svg:width="0.326in" svg:height="0.0972in" svg:x="0.0031in" svg:y="0.0079in" svg:viewBox="0 0 829 248" svg:d="M0 0c276 0 553 0 829 0 0 83 0 165 0 248-276 0-553 0-829 0 0-83 0-165 0-248z"><text:p/></draw:path><draw:path draw:style-name="gr3" draw:text-style-name="P6" svg:width="0.0752in" svg:height="0.0681in" svg:x="-0.0004in" svg:y="0.0339in" svg:viewBox="0 0 192 174" svg:d="M118 54c2-10 11-45 38-45 2 0 11 0 20 5-11 1-19 11-19 20 0 7 5 14 15 14 8 0 20-7 20-23 0-19-23-25-36-25-22 0-35 21-41 30-8-26-29-30-40-30-41 0-63 50-63 59 0 5 3 3 4 5 4 0 5-1 6-5 13-40 38-50 52-50 7 0 21 3 21 25 0 12-7 39-21 93-7 22-20 38-37 38-3 0-12 0-19-4 9-2 17-11 17-20 0-11-8-14-14-14-11 0-21 11-21 22 0 17 20 25 36 25 26 0 40-28 41-30 4 15 19 30 42 30 39 0 61-48 61-58 0-5-3-5-4-5-3 0-4 2-6 5-12 40-38 49-50 49-16 0-22-12-22-24 0-9 2-17 6-34 5-18 9-35 14-53z"><text:p/></draw:path><draw:path draw:style-name="gr3" draw:text-style-name="P6" svg:width="0.1008in" svg:height="0.1004in" svg:x="0.1244in" svg:y="0.0126in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6" svg:width="0.0638in" svg:height="0.1035in" svg:x="0.2732in" svg:y="0in" svg:viewBox="0 0 163 264" svg:d="M163 133c0-31-2-61-16-90-17-36-49-43-66-43-23 0-50 10-67 46-12 27-14 56-14 87 0 28 2 63 18 92 16 32 45 39 63 39 21 0 51-8 67-45 13-26 15-56 15-86zM81 256c-15 0-37-10-45-47-4-23-4-59-4-80 0-25 0-51 3-72 8-45 36-48 46-48 14 0 39 6 45 45 5 21 5 51 5 75 0 27 0 54-5 78-5 36-27 49-45 49z"><text:p/></draw:path></draw:g></text:span><text:span text:style-name="T9"><text:s/>משום ש־</text:span><text:span text:style-name="T9"><draw:g text:anchor-type="as-char" svg:y="-0.1134in" draw:z-index="111" draw:name="Shape113" draw:style-name="gr1"><svg:title>TexMaths</svg:title><svg:desc>11§display§A \in \powerset(\N)§svg§600§FALSE§</svg:desc><draw:path draw:style-name="gr2" draw:text-style-name="P5" svg:width="0.615in" svg:height="0.1354in" svg:x="0.0024in" svg:y="0.0071in" svg:viewBox="0 0 1563 345" svg:d="M0 0c521 0 1042 0 1563 0 0 115 0 230 0 345-521 0-1042 0-1563 0 0-115 0-230 0-345z"><text:p/></draw:path><draw:path draw:style-name="gr3" draw:text-style-name="P6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076in" svg:height="0.087in" svg:x="0.16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79in" svg:height="0.1106in" svg:x="0.2976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6" svg:width="0.0346in" svg:height="0.1508in" svg:x="0.427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1024in" svg:height="0.1059in" svg:x="0.4756in" svg:y="0.0098in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6" svg:width="0.035in" svg:height="0.1508in" svg:x="0.5902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9"> ולכן לכל </text:span><text:span text:style-name="T9"><draw:g text:anchor-type="as-char" svg:y="-0.1075in" draw:z-index="112" draw:name="Shape114" draw:style-name="gr1"><svg:title>TexMaths</svg:title><svg:desc>11§display§a \in A. a \in \N§svg§600§FALSE§</svg:desc><draw:path draw:style-name="gr2" draw:text-style-name="P5" svg:width="0.7795in" svg:height="0.0984in" svg:x="0.0016in" svg:y="0.0079in" svg:viewBox="0 0 1981 251" svg:d="M991 251c-331 0-661 0-991 0 0-84 0-167 0-251 660 0 1321 0 1981 0 0 84 0 167 0 251-330 0-660 0-990 0z"><text:p/></draw:path><draw:path draw:style-name="gr3" draw:text-style-name="P6" svg:width="0.0693in" svg:height="0.0681in" svg:x="-0.0004in" svg:y="0.0429in" svg:viewBox="0 0 177 174" svg:d="M129 24c-7-13-18-24-36-24-45 0-93 57-93 113 0 37 22 61 52 61 7 0 27-2 50-29 2 16 17 29 35 29 14 0 22-9 29-21 7-13 8-25 11-37 0-5-3-5-4-5-5 0-5 2-6 8-6 24-13 46-30 46-9 0-11-9-11-16 0-9 0-13 5-29 4-17 5-20 9-35 4-19 10-37 14-54 2-10 2-11 2-12 0-7-4-11-11-11-9 0-15 9-16 16zM103 124c-1 7-1 8-7 15-17 21-32 26-43 26-20 0-26-20-26-35 0-19 13-66 22-85 11-22 29-36 44-36 26 0 31 31 31 34 0 2-1 4-1 7-6 24-13 49-20 74z"><text:p/></draw:path><draw:path draw:style-name="gr3" draw:text-style-name="P6" svg:width="0.0752in" svg:height="0.087in" svg:x="0.1291in" svg:y="0.0283in" svg:viewBox="0 0 192 222" svg:d="M179 119c7 0 13 0 13-8s-6-8-13-8c-55 0-109 0-164 0 5-51 50-88 104-88 20 0 40 0 60 0 7 0 13 0 13-7 0-8-6-8-13-8-21 0-40 0-61 0-66 0-118 50-118 111s52 111 118 111c21 0 40 0 61 0 7 0 13 0 13-7 0-8-6-8-13-8-20 0-40 0-60 0-54 0-99-37-104-88 55 0 109 0 164 0z"><text:p/></draw:path><draw:path draw:style-name="gr3" draw:text-style-name="P6" svg:width="0.1039in" svg:height="0.1079in" svg:x="0.265in" svg:y="0in" svg:viewBox="0 0 265 275" svg:d="M56 231c-15 25-31 31-47 32-5 0-9 0-9 8 0 2 2 4 5 4 11 0 22-1 33-1 14 0 27 1 39 1 3 0 8 0 8-8 0-4-4-4-7-4-9-1-18-4-18-13 0-5 3-9 6-14 10-17 20-33 30-50 32 0 65 0 96 0 0 8 6 61 6 64 0 12-20 13-28 13-5 0-8 0-8 8 0 4 4 4 5 4 16 0 32-1 47-1 10 0 35 1 44 1 3 0 7 0 7-8 0-4-3-4-9-4-23 0-23-2-24-14-8-79-16-160-24-239-1-8-1-10-8-10-5 0-8 3-10 7-45 74-89 149-134 224zM102 174c26-42 51-84 76-126 5 42 9 84 13 126-29 0-59 0-89 0z"><text:p/></draw:path><draw:path draw:style-name="gr3" draw:text-style-name="P6" svg:width="0.0157in" svg:height="0.0157in" svg:x="0.387in" svg:y="0.0929in" svg:viewBox="0 0 41 41" svg:d="M41 20c0-11-10-20-21-20-12 0-20 9-20 20s8 21 20 21c11 0 21-10 21-21z"><text:p/></draw:path><draw:path draw:style-name="gr3" draw:text-style-name="P6" svg:width="0.0693in" svg:height="0.0681in" svg:x="0.4217in" svg:y="0.0429in" svg:viewBox="0 0 177 174" svg:d="M129 24c-7-13-18-24-36-24-45 0-93 57-93 113 0 37 22 61 52 61 7 0 27-2 50-29 2 16 17 29 35 29 14 0 22-9 29-21 7-13 8-25 11-37 0-5-3-5-4-5-5 0-5 2-6 8-6 24-13 46-30 46-9 0-11-9-11-16 0-9 0-13 5-29 4-17 5-20 9-35 4-19 10-37 14-54 2-10 2-11 2-12 0-7-4-11-11-11-9 0-15 9-16 16zM103 124c-1 7-1 8-7 15-17 21-32 26-43 26-20 0-26-20-26-35 0-19 13-66 22-85 11-22 29-36 44-36 26 0 31 31 31 34 0 2-1 4-1 7-6 24-13 49-20 74z"><text:p/></draw:path><draw:path draw:style-name="gr3" draw:text-style-name="P6" svg:width="0.0752in" svg:height="0.087in" svg:x="0.5512in" svg:y="0.0283in" svg:viewBox="0 0 192 222" svg:d="M179 119c7 0 13 0 13-8s-6-8-13-8c-55 0-109 0-164 0 5-51 50-88 104-88 20 0 40 0 60 0 7 0 13 0 13-7 0-8-6-8-13-8-21 0-40 0-61 0-66 0-118 50-118 111s52 111 118 111c21 0 40 0 61 0 7 0 13 0 13-7 0-8-6-8-13-8-20 0-40 0-60 0-54 0-99-37-104-88 55 0 109 0 164 0z"><text:p/></draw:path><draw:path draw:style-name="gr3" draw:text-style-name="P6" svg:width="0.1028in" svg:height="0.1059in" svg:x="0.6858in" svg:y="0.0051in" svg:viewBox="0 0 262 270" svg:d="M34 35c0 62 0 125 0 186 0 21-3 28-23 29-4 0-11 0-11 6 0 7 7 7 13 7 20 0 40 0 60 0 7 0 13 0 13-7 0-6-7-6-12-6-21-1-25-9-25-29 0-58 0-118 0-176 57 73 112 147 168 219 3 5 5 6 7 6 7 0 7-6 7-12 0-73 0-145 0-217 0-21 4-27 22-28 2 0 9 0 9-6 0-7-6-7-13-7-19 0-38 0-57 0-6 0-13 0-13 7 0 6 7 6 11 6 22 1 26 9 26 29 0 39 0 80 0 120-39-52-79-105-117-156-4-6-6-6-14-6-22 0-45 0-67 0-8 0-14 0-14 7 0 6 6 6 9 6 10 1 18 8 21 12 0 4 0 5 0 10zM218 243c-56-73-112-146-169-220-3-5-3-5-7-10 15 0 31 0 46 0 43 59 87 117 130 175 0 19 0 38 0 55z"><text:p/></draw:path></draw:g></text:span><text:span text:style-name="T9"><text:s/>ובפרט </text:span><text:span text:style-name="T9"><draw:g text:anchor-type="as-char" svg:y="-0.0681in" draw:z-index="113" draw:name="Shape115" draw:style-name="gr1"><svg:title>TexMaths</svg:title><svg:desc>11§display§x§svg§600§FALSE§</svg:desc><draw:path draw:style-name="gr2" draw:text-style-name="P5" svg:width="0.0634in" svg:height="0.052in" svg:x="0.0031in" svg:y="0.0071in" svg:viewBox="0 0 162 133" svg:d="M0 0c54 0 108 0 162 0 0 44 0 89 0 133-54 0-108 0-162 0 0-44 0-89 0-133z"><text:p/></draw:path><draw:path draw:style-name="gr3" draw:text-style-name="P6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9">), וסה"כ נמצא </text:span><text:span text:style-name="T9"><draw:g text:anchor-type="as-char" svg:y="-0.1047in" draw:z-index="116" draw:name="Shape116" draw:style-name="gr1"><svg:title>TexMaths</svg:title><svg:desc>11§display§k \in \Z§svg§600§FALSE§</svg:desc><draw:path draw:style-name="gr2" draw:text-style-name="P5" svg:width="0.3504in" svg:height="0.0953in" svg:x="-0.0004in" svg:y="0.0079in" svg:viewBox="0 0 891 243" svg:d="M447 243c-150 0-298 0-447 0 0-81 0-162 0-243 297 0 594 0 891 0 0 81 0 162 0 243-148 0-297 0-444 0z"><text:p/></draw:path><draw:path draw:style-name="gr3" draw:text-style-name="P6" svg:width="0.0685in" svg:height="0.1063in" svg:x="0.0004in" svg:y="0in" svg:viewBox="0 0 175 271" svg:d="M89 4c-2-1 0-4-5-4-9 0-37 3-47 4-3 0-7 0-7 8 0 5 3 5 9 5 18 0 19 2 19 6 0 2-1 6-1 8-18 74-37 147-56 221-1 5-1 6-1 8 0 9 8 11 11 11 4 0 11-3 13-8 1-4 19-74 21-84 13 1 45 6 45 32 0 3 0 4-1 9-1 4-1 8-1 13 0 23 15 38 35 38 11 0 22-6 31-21 9-16 13-37 13-38 0-5-3-5-4-5-3 0-5 3-6 8-7 28-16 48-33 48-7 0-13-5-13-18 0-7 2-15 3-22 3-7 3-8 3-12 0-26-26-37-58-41 13-7 25-18 33-27 19-21 37-37 55-37 3 0 3 0 4 0 4 1 5 1 9 3 0 0 0 1 1 2-19 2-22 16-22 20 0 7 4 15 14 15s22-9 22-25c0-11-9-24-26-24-11 0-29 3-58 34-12 15-27 29-43 36 14-54 28-109 41-163z"><text:p/></draw:path><draw:path draw:style-name="gr3" draw:text-style-name="P6" svg:width="0.0756in" svg:height="0.0874in" svg:x="0.1311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3" draw:text-style-name="P6" svg:width="0.0921in" svg:height="0.1035in" svg:x="0.2657in" svg:y="0.002in" svg:viewBox="0 0 235 264" svg:d="M220 14c3-5 3-5 3-6 0-8-5-8-13-8-59 0-118 0-177 0-12 0-12 1-13 11-2 18-3 35-6 53 0 1-1 2-1 4 0 6 5 8 7 8 4 0 6-3 6-5 3-10 6-27 29-41 22-15 50-16 63-16 10 0 21 0 31 0-49 79-97 157-146 235-3 6-3 7-3 8 0 7 7 7 13 7 66 0 132 0 198 0 12 0 12-1 13-11 4-26 7-51 11-76 0-5-3-7-6-7-6 0-7 3-8 11-6 32-37 69-91 69-19 0-36 0-55 0 48-78 97-157 145-236zM33 14c7 0 14 0 21 0-11 6-18 12-23 17 1-6 1-11 2-17zM165 14c13 0 26 0 40 0-49 79-98 158-147 236-13 0-26 0-39 0 48-78 98-157 146-236zM185 249c11-5 21-14 31-25-1 8-3 12-5 26-9 0-17 0-26 0z"><text:p/></draw:path></draw:g></text:span><text:span text:style-name="T9"><text:s/>עבורו </text:span><text:span text:style-name="T9"><draw:g text:anchor-type="as-char" svg:y="-0.1083in" draw:z-index="115" draw:name="Shape117" draw:style-name="gr1"><svg:title>TexMaths</svg:title><svg:desc>11§display§A = A + k§svg§600§FALSE§</svg:desc><draw:path draw:style-name="gr2" draw:text-style-name="P5" svg:width="0.678in" svg:height="0.1055in" svg:x="0.0028in" svg:y="0.0079in" svg:viewBox="0 0 1723 269" svg:d="M0 0c574 0 1149 0 1723 0 0 89 0 179 0 269-574 0-1149 0-1723 0 0-90 0-180 0-269z"><text:p/></draw:path><draw:path draw:style-name="gr3" draw:text-style-name="P6" svg:width="0.1039in" svg:height="0.1083in" svg:x="0in" svg:y="0in" svg:viewBox="0 0 265 276" svg:d="M56 232c-15 26-31 31-47 32-6 0-9 0-9 8 0 2 2 4 5 4 10 0 22-1 33-1 14 0 27 1 39 1 2 0 8 0 8-7 0-5-4-5-7-5-9-1-18-3-18-13 0-4 3-9 6-14 10-17 19-33 29-50 33 0 64 0 97 0 0 8 6 61 6 64 0 12-20 13-28 13-5 0-9 0-9 8 0 4 3 3 5 4 17 0 33-1 48-1 10 0 35 1 44 1 3 0 7 0 7-7 0-5-3-5-9-5-24 0-24-2-25-14-8-81-15-161-23-241-1-8-1-9-8-9-5 0-8 2-10 7-45 74-89 150-134 225zM102 175c26-43 51-85 76-128 5 43 8 85 12 128-29 0-58 0-88 0z"><text:p/></draw:path><draw:path draw:style-name="gr3" draw:text-style-name="P6" svg:width="0.1004in" svg:height="0.035in" svg:x="0.1598in" svg:y="0.05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39in" svg:height="0.1083in" svg:x="0.3169in" svg:y="0in" svg:viewBox="0 0 265 276" svg:d="M56 232c-15 26-31 31-48 32-5 0-8 0-8 8 0 2 2 4 5 4 10 0 22-1 33-1 13 0 27 1 39 1 2 0 8 0 8-7 0-5-4-5-7-5-9-1-18-3-18-13 0-4 3-9 5-14 10-17 20-33 30-50 31 0 64 0 96 0 1 8 7 61 7 64 0 12-20 13-28 13-5 0-9 0-9 8 0 4 4 4 5 4 17 0 33-1 48-1 10 0 35 1 44 1 3 0 7 0 7-7 0-5-3-5-9-5-24 0-24-2-25-14-8-81-15-161-23-241-1-8-1-9-8-9-6 0-8 2-10 7-45 74-89 150-134 225zM102 175c26-43 51-85 76-128 5 43 8 85 12 128-29 0-58 0-88 0z"><text:p/></draw:path><draw:path draw:style-name="gr3" draw:text-style-name="P6" svg:width="0.1008in" svg:height="0.1004in" svg:x="0.4681in" svg:y="0.0205in" svg:viewBox="0 0 257 256" svg:d="M136 135c37 0 72 0 108 0 6 0 13 0 13-7 0-8-7-8-13-8-36 0-71 0-108 0 0-36 0-72 0-108 0-5 0-12-7-12-8 0-8 7-8 12 0 36 0 72 0 108-36 0-72 0-108 0-5 0-13 0-13 8 0 7 8 7 13 7 36 0 72 0 108 0 0 37 0 72 0 108 0 6 0 13 8 13 7 0 7-7 7-13 0-36 0-71 0-108z"><text:p/></draw:path><draw:path draw:style-name="gr3" draw:text-style-name="P6" svg:width="0.0685in" svg:height="0.1067in" svg:x="0.6201in" svg:y="0.0035in" svg:viewBox="0 0 175 272" svg:d="M89 4c0-1 0-4-4-4-9 0-38 3-48 3-3 1-7 1-7 8 0 4 3 4 10 4 18 0 18 4 18 7 0 2-1 6-1 8-19 73-37 148-56 222-1 6-1 7-1 9 0 9 8 11 11 11 5 0 11-3 13-9 2-3 20-75 22-84 13 2 44 7 44 32 0 4 0 5-1 9 0 5-1 9-1 13 0 23 15 39 35 39 12 0 22-7 31-21 10-17 14-37 14-39 0-4-3-4-5-4-4 0-4 2-5 8-7 27-17 47-34 47-7 0-12-4-12-18 0-6 1-15 3-22 2-6 2-7 2-12 0-25-25-36-58-40 12-7 25-19 33-29 19-20 37-36 55-36 4 0 4 0 5 0 4 1 4 1 7 3 2 0 2 1 2 1-19 1-22 17-22 21 0 7 4 13 15 13 10 0 21-8 21-23 0-11-9-24-27-24-11 0-28 3-56 34-13 14-28 30-43 35 14-54 27-108 40-162z"><text:p/></draw:path></draw:g></text:span><text:span text:style-name="T9"><text:s/>כלומר </text:span><text:span text:style-name="T9"><draw:g text:anchor-type="as-char" svg:y="-0.1083in" draw:z-index="114" draw:name="Shape118" draw:style-name="gr1"><svg:title>TexMaths</svg:title><svg:desc>11§display§A \sim A§svg§600§FALSE§</svg:desc><draw:path draw:style-name="gr2" draw:text-style-name="P5" svg:width="0.4102in" svg:height="0.0921in" svg:x="0.0024in" svg:y="0.0079in" svg:viewBox="0 0 1043 235" svg:d="M0 0c348 0 695 0 1043 0 0 78 0 157 0 235-348 0-695 0-1043 0 0-78 0-157 0-235z"><text:p/></draw:path><draw:path draw:style-name="gr3" draw:text-style-name="P6" svg:width="0.1039in" svg:height="0.1079in" svg:x="-0.0004in" svg:y="0in" svg:viewBox="0 0 265 275" svg:d="M56 231c-15 25-31 30-47 32-6 0-9 0-9 7 0 2 2 5 5 5 10 0 22-1 33-1 14 0 27 1 39 1 2 0 8 0 8-8 0-4-4-4-7-4-9-2-18-4-18-14 0-4 3-8 6-14 10-16 19-33 29-49 33 0 64 0 97 0 0 7 6 60 6 64 0 11-20 13-28 13-5 0-9 0-9 7 0 5 3 4 5 5 17 0 33-1 48-1 10 0 35 1 44 1 3 0 7 0 7-8 0-4-3-4-9-4-24 0-24-3-25-14-8-80-15-160-23-240-1-8-1-9-8-9-5 0-8 2-10 7-45 74-89 149-134 224zM102 174c26-42 51-85 76-127 3 42 8 85 12 127-29 0-58 0-88 0z"><text:p/></draw:path><draw:path draw:style-name="gr3" draw:text-style-name="P6" svg:width="0.1012in" svg:height="0.035in" svg:x="0.1591in" svg:y="0.0528in" svg:viewBox="0 0 258 90" svg:d="M258 13c0-9-3-12-5-12s-6 2-6 10c-2 36-27 58-53 58s-43-16-63-33c-20-18-40-36-66-36-42 0-65 43-65 78 0 12 3 8 5 12 5 0 6-8 6-9 2-43 31-59 54-59 24 0 43 16 63 33 18 18 39 35 66 35 41 0 64-42 64-77z"><text:p/></draw:path><draw:path draw:style-name="gr3" draw:text-style-name="P6" svg:width="0.1039in" svg:height="0.1079in" svg:x="0.3161in" svg:y="0in" svg:viewBox="0 0 265 275" svg:d="M56 231c-15 25-31 30-48 32-5 0-8 0-8 7 0 2 2 5 5 5 10 0 22-1 33-1 13 0 27 1 39 1 2 0 8 0 8-8 0-4-5-4-7-4-9-2-19-4-19-14 0-4 4-8 6-14 10-16 20-33 30-49 31 0 64 0 96 0 1 7 7 60 7 64 0 11-20 13-28 13-5 0-9 0-9 7 0 5 4 5 5 5 15 0 33-1 48-1 10 0 35 1 44 1 3 0 7 0 7-8 0-4-4-4-9-4-24 0-24-3-25-14-8-80-15-160-23-240-1-8-1-9-8-9-6 0-8 2-10 7-45 74-89 149-134 224zM102 174c26-42 51-85 76-127 3 42 8 85 12 127-29 0-58 0-88 0z"><text:p/></draw:path></draw:g></text:span><text:span text:style-name="T9"><text:s/>כדרוש. </text:span></text:p>
        </text:list-item>
        <text:list-item>
          <text:p text:style-name="P28"><text:span text:style-name="T10">ס</text:span><text:span text:style-name="T3">ימטריות: </text:span><text:span text:style-name="T8">יהיו </text:span><text:span text:style-name="T8"><draw:g text:anchor-type="as-char" svg:y="-0.1134in" draw:z-index="118" draw:name="Shape119" draw:style-name="gr1"><svg:title>TexMaths</svg:title><svg:desc>11§display§A, B \in \powerset(\N)§svg§600§FALSE§</svg:desc><draw:path draw:style-name="gr2" draw:text-style-name="P5" svg:width="0.8055in" svg:height="0.1354in" svg:x="0.0024in" svg:y="0.0071in" svg:viewBox="0 0 2047 345" svg:d="M0 0c682 0 1365 0 2047 0 0 115 0 230 0 345-682 0-1365 0-2047 0 0-115 0-230 0-345z"><text:p/></draw:path><draw:path draw:style-name="gr3" draw:text-style-name="P6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0173in" svg:height="0.0453in" svg:x="0.1217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1083in" svg:height="0.1031in" svg:x="0.1823in" svg:y="0.0098in" svg:viewBox="0 0 276 263" svg:d="M46 232c-4 16-4 19-35 19-7 0-11 0-11 8 0 3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6" svg:width="0.076in" svg:height="0.087in" svg:x="0.3539in" svg:y="0.0307in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3" draw:text-style-name="P6" svg:width="0.1079in" svg:height="0.1106in" svg:x="0.4878in" svg:y="0.0098in" svg:viewBox="0 0 275 282" svg:d="M127 0c-54 0-96 26-112 45-14 16-15 27-15 28 0 2 2 2 4 2 6 0 16-6 18-7 9-5 10-7 12-15 6-16 17-29 65-31-7 86-30 171-63 250-2 5-2 7-2 8s1 2 3 2c7 0 26-9 30-19 20-47 52-134 63-241 6 0 14 0 21 0 46 0 92 18 92 56 0 29-28 83-103 85-8 1-12 1-23 8-7 4-10 8-10 11s2 3 7 3c71 0 161-59 161-123 0-44-52-62-97-62-17 0-34 0-51 0z"><text:p/></draw:path><draw:path draw:style-name="gr3" draw:text-style-name="P6" svg:width="0.0346in" svg:height="0.1508in" svg:x="0.6181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1024in" svg:height="0.1059in" svg:x="0.6661in" svg:y="0.0098in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8 0-56 0-8 0-14 0-14 7 0 6 7 6 11 6 21 0 25 8 25 29 0 39 0 79 0 120-39-53-79-105-117-156-3-6-4-6-14-6-22 0-45 0-67 0-7 0-13 0-13 7 0 5 6 6 8 6 11 1 18 8 22 12-1 4-1 4-1 9zM218 243c-56-73-112-147-168-221-5-4-5-5-8-9 15 0 30 0 45 0 44 59 87 117 131 175 0 18 0 37 0 55z"><text:p/></draw:path><draw:path draw:style-name="gr3" draw:text-style-name="P6" svg:width="0.0346in" svg:height="0.1508in" svg:x="0.781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8">, </text:span><text:span text:style-name="T11">נניח </text:span><text:span text:style-name="T11"><draw:g text:anchor-type="as-char" svg:y="-0.1083in" draw:z-index="119" draw:name="Shape120" draw:style-name="gr1"><svg:title>TexMaths</svg:title><svg:desc>11§display§A \sim B§svg§600§FALSE§</svg:desc><draw:path draw:style-name="gr2" draw:text-style-name="P5" svg:width="0.415in" svg:height="0.0921in" svg:x="0.0024in" svg:y="0.0079in" svg:viewBox="0 0 1055 235" svg:d="M0 0c352 0 703 0 1055 0 0 78 0 157 0 235-352 0-703 0-1055 0 0-78 0-157 0-235z"><text:p/></draw:path><draw:path draw:style-name="gr3" draw:text-style-name="P6" svg:width="0.1039in" svg:height="0.1079in" svg:x="-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6" svg:width="0.1008in" svg:height="0.035in" svg:x="0.1587in" svg:y="0.0528in" svg:viewBox="0 0 257 90" svg:d="M257 13c0-9-2-12-5-12-1 0-5 2-5 10-2 36-27 58-55 58-24 0-43-16-61-33-20-18-40-36-66-36-42 0-65 43-65 78 0 12 3 8 5 12 5 0 6-8 6-9 1-43 31-59 54-59 24 0 43 16 61 33 20 18 41 35 66 35 43 0 65-42 65-77z"><text:p/></draw:path><draw:path draw:style-name="gr3" draw:text-style-name="P6" svg:width="0.1083in" svg:height="0.1024in" svg:x="0.3169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11">, נוכיח </text:span><text:span text:style-name="T11"><draw:g text:anchor-type="as-char" svg:y="-0.1083in" draw:z-index="120" draw:name="Shape121" draw:style-name="gr1"><svg:title>TexMaths</svg:title><svg:desc>11§display§B \sim A§svg§600§FALSE§</svg:desc><draw:path draw:style-name="gr2" draw:text-style-name="P5" svg:width="0.4189in" svg:height="0.0921in" svg:x="0.0008in" svg:y="0.0079in" svg:viewBox="0 0 1065 235" svg:d="M0 0c355 0 709 0 1065 0 0 78 0 157 0 235-356 0-710 0-1065 0 0-78 0-157 0-235z"><text:p/></draw:path><draw:path draw:style-name="gr3" draw:text-style-name="P6" svg:width="0.1079in" svg:height="0.1024in" svg:x="-0.0004in" svg:y="0.0051in" svg:viewBox="0 0 275 261" svg:d="M45 232c-3 14-4 17-35 17-7 0-10 0-10 8 0 4 3 4 10 4 46 0 92 0 139 0 60 0 105-45 105-83 0-27-22-48-59-53 40-7 80-36 80-72 0-29-25-53-71-53-43 0-87 0-130 0-8 0-11 0-11 8 0 3 3 3 11 3 4 0 7 0 14 1s11 1 11 7c0 1-1 2-2 6-18 69-34 138-52 207zM103 122c8-32 17-64 25-96 3-14 4-15 21-15 16 0 33 0 49 0 34 0 42 23 42 41 0 33-33 70-80 70-19 0-38 0-57 0zM86 249c-6 0-6 0-8 0-4-1-5-1-5-4 0-1 0-1 2-9 9-35 17-71 26-106 24 0 49 0 73 0 37 0 45 27 45 44 0 38-34 75-80 75-18 0-36 0-53 0z"><text:p/></draw:path><draw:path draw:style-name="gr3" draw:text-style-name="P6" svg:width="0.1008in" svg:height="0.035in" svg:x="0.1669in" svg:y="0.0528in" svg:viewBox="0 0 257 90" svg:d="M257 13c0-9-2-12-5-12-2 0-6 2-6 10-1 36-27 58-53 58-25 0-43-16-62-33-20-18-40-36-66-36-43 0-65 43-65 78 0 12 4 12 6 12 3 0 5-8 5-9 1-43 30-59 54-59s43 16 62 33c19 18 39 35 66 35 41 0 64-42 64-77z"><text:p/></draw:path><draw:path draw:style-name="gr3" draw:text-style-name="P6" svg:width="0.1039in" svg:height="0.1079in" svg:x="0.3236in" svg:y="0in" svg:viewBox="0 0 265 275" svg:d="M56 231c-15 25-31 30-47 32-6 0-9 0-9 7 0 2 2 5 6 5 9 0 21-1 32-1 14 0 27 1 39 1 2 0 8 0 8-8 0-4-4-4-7-4-9-2-18-4-18-14 0-4 3-8 6-14 10-16 19-33 29-49 31 0 64 0 96 0 1 7 7 60 7 64 0 11-20 13-28 13-5 0-9 0-9 7 0 5 4 5 5 5 17 0 33-1 49-1 9 0 34 1 44 1 2 0 6 0 6-8 0-4-4-4-9-4-24 0-24-3-25-14-8-80-15-160-23-240-1-8-1-9-8-9-6 0-7 2-10 7-45 74-89 149-134 224zM102 174c26-42 51-85 76-127 5 42 8 85 12 127-29 0-58 0-88 0z"><text:p/></draw:path></draw:g></text:span><text:span text:style-name="T11">. לפי ההנחה, קיים </text:span><text:span text:style-name="T11"><draw:g text:anchor-type="as-char" svg:y="-0.1047in" draw:z-index="123" draw:name="Shape122" draw:style-name="gr1"><svg:title>TexMaths</svg:title><svg:desc>11§display§k_1 \in \Z§svg§600§FALSE§</svg:desc><draw:path draw:style-name="gr2" draw:text-style-name="P5" svg:width="0.4134in" svg:height="0.1118in" svg:x="-0.0004in" svg:y="0.0079in" svg:viewBox="0 0 1051 285" svg:d="M527 285c-176 0-351 0-527 0 0-94 0-190 0-285 351 0 700 0 1051 0 0 95 0 191 0 285-175 0-349 0-524 0z"><text:p/></draw:path><draw:path draw:style-name="gr3" draw:text-style-name="P6" svg:width="0.0685in" svg:height="0.1063in" svg:x="0.0004in" svg:y="0in" svg:viewBox="0 0 175 271" svg:d="M89 4c-2-1 0-4-5-4-9 0-37 3-47 4-3 0-7 0-7 8 0 5 3 5 8 5 19 0 20 2 20 6 0 2-1 6-1 8-19 74-37 147-56 221-1 6-1 6-1 8 0 9 8 11 11 11 4 0 11-3 13-8 1-3 19-75 21-85 13 2 45 8 45 34 0 2 0 4-1 7-1 5-1 10-1 13 0 24 15 39 35 39 11 0 22-5 31-20 9-17 13-38 13-39 0-4-3-4-4-4-4 0-5 1-6 7-7 28-16 47-33 47-7 0-13-3-13-17 0-7 2-16 3-22 3-7 3-8 3-13 0-24-26-34-58-38 11-8 25-20 33-29 19-21 37-37 55-37 3 0 3 0 4 1 4 0 5 0 8 2 0 1 0 1 2 2-19 1-22 16-22 21 0 6 4 13 14 13s22-8 22-23c0-12-10-25-27-25-11 0-28 3-57 34-13 16-27 31-43 36 14-55 28-109 41-163z"><text:p/></draw:path><draw:path draw:style-name="gr3" draw:text-style-name="P6" svg:width="0.0382in" svg:height="0.0697in" svg:x="0.0827in" svg:y="0.0575in" svg:viewBox="0 0 98 178" svg:d="M60 8c0-8 0-8-7-8-18 17-42 18-53 18 0 3 0 6 0 10 7 0 24 0 38-8 0 45 0 91 0 138 0 8 0 12-26 12-3 0-8 0-11 0 0 3 0 6 0 8 6 0 39-1 48-1s43 1 49 1c0-2 0-5 0-8-3 0-7 0-10 0-28 0-28-4-28-12 0-51 0-101 0-150z"><text:p/></draw:path><draw:path draw:style-name="gr3" draw:text-style-name="P6" svg:width="0.076in" svg:height="0.0874in" svg:x="0.1941in" svg:y="0.0232in" svg:viewBox="0 0 194 223" svg:d="M179 120c7 0 15 0 15-8 0-7-8-7-15-7-54 0-109 0-163 0 5-52 49-90 104-90 20 0 39 0 59 0 7 0 15 0 15-7 0-8-8-8-15-8-20 0-40 0-60 0-66 0-119 51-119 112 0 62 53 111 119 111 20 0 40 0 60 0 7 0 15 0 15-8s-8-8-15-8c-20 0-39 0-59 0-55 0-99-35-104-87 54 0 109 0 163 0z"><text:p/></draw:path><draw:path draw:style-name="gr3" draw:text-style-name="P6" svg:width="0.0921in" svg:height="0.1031in" svg:x="0.3287in" svg:y="0.002in" svg:viewBox="0 0 235 263" svg:d="M220 14c3-5 3-5 3-6 0-8-5-8-13-8-58 0-118 0-176 0-13 0-13 1-14 11-2 18-4 35-6 53 0 1-1 2-1 4 0 6 5 8 8 8s5-2 6-5c2-10 5-27 29-41 22-15 48-16 62-16 11 0 21 0 32 0-49 79-97 158-146 236-4 5-4 6-4 7 0 6 7 6 13 6 66 0 132 0 198 0 12 0 12 0 13-11 4-25 7-50 11-75 0-3-3-6-6-6-6 0-7 4-8 11-7 31-37 68-91 68-19 0-37 0-55 0 48-78 97-157 145-236zM33 14c7 0 14 0 21 0-11 6-18 14-23 17 1-6 1-11 2-17zM165 14c13 0 26 0 40 0-49 79-98 158-147 236-13 0-25 0-38 0 48-78 97-157 145-236zM186 250c10-7 20-15 30-25-2 7-3 11-5 25-9 0-17 0-25 0z"><text:p/></draw:path></draw:g></text:span><text:span text:style-name="T11"><text:s/>עבורו </text:span><text:span text:style-name="T11"><draw:g text:anchor-type="as-char" svg:y="-0.1075in" draw:z-index="124" draw:name="Shape123" draw:style-name="gr1"><svg:title>TexMaths</svg:title><svg:desc>11§display§A = B + k_1§svg§600§FALSE§</svg:desc><draw:path draw:style-name="gr2" draw:text-style-name="P5" svg:width="0.7394in" svg:height="0.115in" svg:x="0.002in" svg:y="0.0079in" svg:viewBox="0 0 1879 293" svg:d="M939 293c-313 0-626 0-939 0 0-97 0-195 0-293 626 0 1253 0 1879 0 0 98 0 196 0 293-314 0-627 0-940 0z"><text:p/></draw:path><draw:path draw:style-name="gr3" draw:text-style-name="P6" svg:width="0.1039in" svg:height="0.1079in" svg:x="-0.0004in" svg:y="0in" svg:viewBox="0 0 265 275" svg:d="M55 231c-15 25-31 31-47 32-5 1-8 1-8 7 0 3 1 5 4 5 11 0 22-1 33-1 14 0 27 1 39 1 3 0 8 0 8-7 0-4-4-5-7-5-9 0-18-4-18-14 0-4 3-8 6-14 10-16 20-33 30-49 31 0 64 0 96 0 0 8 6 60 6 65 0 11-20 12-28 12-5 0-8 0-8 7 0 5 4 5 5 5 15 0 32-1 47-1 10 0 34 1 44 1 3 0 8 0 8-8 0-4-4-4-10-4-23 0-23-3-24-14-8-79-17-159-24-239-1-8-1-10-8-10-5 0-8 3-10 7-45 74-89 149-134 224zM101 175c25-43 51-85 76-127 4 42 9 84 13 127-29 0-59 0-89 0z"><text:p/></draw:path><draw:path draw:style-name="gr3" draw:text-style-name="P6" svg:width="0.1008in" svg:height="0.035in" svg:x="0.1591in" svg:y="0.054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083in" svg:height="0.1028in" svg:x="0.3173in" svg:y="0.0051in" svg:viewBox="0 0 276 262" svg:d="M45 232c-3 15-4 17-35 17-7 0-10 0-10 8 0 5 3 5 10 5 46 0 92 0 138 0 61 0 107-46 107-83 0-27-23-49-60-54 40-7 81-36 81-72 0-29-25-53-73-53-42 0-86 0-129 0-7 0-11 0-11 8 0 4 3 4 11 4 1 0 7 0 14 0 8 1 11 1 11 7 0 1-1 2-2 7-18 69-34 138-52 206zM103 122c8-32 17-64 25-96 3-13 4-14 20-14 17 0 33 0 50 0 34 0 43 22 43 40 0 34-33 70-80 70-19 0-39 0-58 0zM87 249c-6 0-7 0-9 0-4 0-5-1-5-4 0-1 0-1 2-9 9-35 17-70 26-105 24 0 50 0 74 0 36 0 44 28 44 45 0 36-34 73-80 73-18 0-35 0-52 0z"><text:p/></draw:path><draw:path draw:style-name="gr3" draw:text-style-name="P6" svg:width="0.1008in" svg:height="0.1in" svg:x="0.476in" svg:y="0.0201in" svg:viewBox="0 0 257 255" svg:d="M136 136c37 0 72 0 108 0 6 0 13 0 13-7 0-8-7-8-13-8-36 0-71 0-108 0 0-36 0-73 0-109 0-5 0-12-7-12-8 0-8 7-8 12 0 36 0 73 0 109-36 0-72 0-108 0-5 0-13 0-13 8 0 7 8 7 13 7 36 0 72 0 108 0 0 35 0 72 0 107 0 5 0 12 8 12 7 0 7-7 7-12 0-35 0-72 0-107z"><text:p/></draw:path><draw:path draw:style-name="gr3" draw:text-style-name="P6" svg:width="0.0685in" svg:height="0.1059in" svg:x="0.628in" svg:y="0.0047in" svg:viewBox="0 0 175 270" svg:d="M89 4c0-1 0-4-4-4-9 0-38 3-48 3-3 1-7 1-7 8 0 5 3 5 10 5 18 0 18 3 18 7 0 2-1 6-1 8-19 73-37 147-56 221-1 4-1 5-1 7 0 9 8 11 11 11 5 0 11-3 13-7s20-75 22-84c13 1 44 7 44 32 0 2 0 4-1 8 0 4-1 10-1 13 0 23 15 38 35 38 12 0 22-6 31-21 10-16 14-37 14-38 0-3-3-3-5-3-4 0-4 1-5 6-7 28-17 48-34 48-7 0-12-4-12-18 0-7 1-15 3-22s2-8 2-12c0-24-25-35-58-39 12-7 25-19 33-28 19-21 37-38 55-38 4 0 4 0 5 0 4 2 4 2 7 4 2 0 2 1 2 2-18 1-22 15-22 20 0 6 4 14 15 14 10 0 21-9 21-24 0-11-9-24-27-24-11 0-28 3-56 34-13 14-28 29-43 36 14-55 27-109 40-163z"><text:p/></draw:path><draw:path draw:style-name="gr3" draw:text-style-name="P6" svg:width="0.0386in" svg:height="0.0701in" svg:x="0.7102in" svg:y="0.061in" svg:viewBox="0 0 99 179" svg:d="M62 8c0-8-2-8-9-8-17 16-42 18-53 18 0 3 0 5 0 8 7 0 24 0 40-6 0 45 0 91 0 137 0 9 0 12-28 12-3 0-7 0-10 0 0 4 0 7 0 10 5 0 39-1 49-1 7 0 41 1 48 1 0-3 0-6 0-10-3 0-8 0-11 0-26 0-26-3-26-12 0-50 0-100 0-149z"><text:p/></draw:path></draw:g></text:span><text:span text:style-name="T11">, ולכן מתוך הגדרת שוויון קבוצות יהיו </text:span><text:span text:style-name="T11"><draw:g text:anchor-type="as-char" svg:y="-0.1075in" draw:z-index="121" draw:name="Shape124" draw:style-name="gr1"><svg:title>TexMaths</svg:title><svg:desc>11§display§a \in A, b \in B§svg§600§FALSE§</svg:desc><draw:path draw:style-name="gr2" draw:text-style-name="P5" svg:width="0.7976in" svg:height="0.1217in" svg:x="0.0016in" svg:y="0.0079in" svg:viewBox="0 0 2027 310" svg:d="M1015 310c-339 0-676 0-1015 0 0-103 0-207 0-310 676 0 1351 0 2027 0 0 103 0 207 0 310-337 0-675 0-1012 0z"><text:p/></draw:path><draw:path draw:style-name="gr3" draw:text-style-name="P6" svg:width="0.0693in" svg:height="0.0685in" svg:x="-0.0004in" svg:y="0.0429in" svg:viewBox="0 0 177 175" svg:d="M129 25c-7-14-18-25-36-25-45 0-93 57-93 113 0 37 22 62 52 62 7 0 27-1 50-29 2 16 17 29 35 29 14 0 22-9 29-21 7-14 11-37 11-38 0-4-3-4-4-4-5 0-5 1-6 7-6 25-13 47-30 47-9 0-11-10-11-17 0-9 2-11 5-29 4-15 5-20 9-34 4-19 10-36 14-54 2-11 2-12 2-13 0-7-4-11-11-11-9 0-15 9-16 17zM103 124c-1 8-1 8-7 15-17 22-32 27-43 27-20 0-26-21-26-36 0-19 13-66 22-84 11-23 29-37 44-37 26 0 31 32 31 34s-1 4-1 7c-6 24-13 49-20 74z"><text:p/></draw:path><draw:path draw:style-name="gr3" draw:text-style-name="P6" svg:width="0.0752in" svg:height="0.087in" svg:x="0.1291in" svg:y="0.0283in" svg:viewBox="0 0 192 222" svg:d="M179 120c7 0 13 0 13-8s-6-8-13-8c-55 0-109 0-164 0 5-51 50-89 104-89 20 0 40 0 60 0 7 0 13 0 13-7 0-8-6-8-13-8-20 0-40 0-60 0-67 0-119 49-119 112 0 62 52 110 119 110 20 0 40 0 60 0 7 0 13 0 13-8 0-7-6-7-13-7-20 0-40 0-60 0-54 0-99-35-104-87 55 0 109 0 164 0z"><text:p/></draw:path><draw:path draw:style-name="gr3" draw:text-style-name="P6" svg:width="0.1039in" svg:height="0.1079in" svg:x="0.2654in" svg:y="0in" svg:viewBox="0 0 265 275" svg:d="M55 231c-15 25-31 31-47 32-5 1-8 1-8 8 0 2 1 4 4 4 11 0 23-1 33-1 14 0 27 1 40 1 2 0 7 0 7-8 0-3-4-4-6-4-9 0-19-3-19-13 0-5 3-9 6-15 10-16 20-33 30-48 31 0 64 0 96 0 1 8 7 59 7 64 0 11-21 12-29 12-5 0-8 0-8 8 0 4 4 4 5 4 15 0 32-1 48-1 9 0 34 1 43 1 2 0 8 0 8-8 0-4-4-4-9-4-24 0-24-2-25-13-8-80-17-160-24-240 0-8 0-10-7-10s-8 3-11 7c-45 74-89 149-134 224zM101 175c25-43 52-85 77-127 4 42 8 84 12 127-29 0-59 0-89 0z"><text:p/></draw:path><draw:path draw:style-name="gr3" draw:text-style-name="P6" svg:width="0.0173in" svg:height="0.0453in" svg:x="0.387in" svg:y="0.0929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59in" svg:height="0.1063in" svg:x="0.448in" svg:y="0.0047in" svg:viewBox="0 0 143 271" svg:d="M75 4c0-1 0-4-6-4-9 0-36 3-46 3-3 1-8 1-8 8 0 6 4 5 9 5 19 0 20 3 20 7 0 2-3 16-6 23-11 42-20 84-31 127-5 17-7 24-7 37 0 36 21 61 49 61 47 0 94-58 94-113 0-35-21-61-52-61-17 0-34 11-45 23 10-39 19-77 29-116zM38 150c3-8 3-9 6-14 19-25 36-30 46-30 14 0 24 11 24 36 0 23-12 66-18 80-14 27-31 40-47 40-13 0-25-10-25-39 0-7 0-14 6-38 3-12 5-24 8-35z"><text:p/></draw:path><draw:path draw:style-name="gr3" draw:text-style-name="P6" svg:width="0.0752in" svg:height="0.087in" svg:x="0.5614in" svg:y="0.0283in" svg:viewBox="0 0 192 222" svg:d="M179 120c7 0 13 0 13-8s-6-8-13-8c-55 0-109 0-164 0 5-51 50-89 104-89 20 0 40 0 60 0 7 0 13 0 13-7 0-8-6-8-13-8-21 0-40 0-61 0-66 0-118 49-118 112 0 62 52 110 118 110 21 0 40 0 61 0 7 0 13 0 13-8 0-7-6-7-13-7-20 0-40 0-60 0-54 0-99-35-104-87 55 0 109 0 164 0z"><text:p/></draw:path><draw:path draw:style-name="gr3" draw:text-style-name="P6" svg:width="0.1083in" svg:height="0.1028in" svg:x="0.6988in" svg:y="0.0051in" svg:viewBox="0 0 276 262" svg:d="M45 232c-3 14-4 18-35 18-7 0-10 0-10 7 0 5 3 5 10 5 46 0 92 0 138 0 61 0 107-45 107-83 0-27-23-49-60-54 40-7 81-36 81-72 0-29-25-53-73-53-42 0-86 0-129 0-7 0-11 0-11 8 0 4 3 4 11 4 1 0 7 0 14 0 8 1 11 1 11 7 0 1 0 2-2 7-18 69-34 138-52 206zM103 122c8-32 17-64 25-96 3-13 4-14 20-14 17 0 34 0 51 0 33 0 42 22 42 40 0 34-33 70-80 70-19 0-39 0-58 0zM87 250c-6 0-7 0-9 0-4 0-5-1-5-5 0-1 0-1 2-8 9-36 17-71 26-106 24 0 50 0 74 0 36 0 44 29 44 45 0 36-34 74-80 74-18 0-35 0-52 0z"><text:p/></draw:path></draw:g></text:span><text:span text:style-name="T11">, נגרר </text:span><text:span text:style-name="T11"><draw:g text:anchor-type="as-char" svg:y="-0.1047in" draw:z-index="122" draw:name="Shape125" draw:style-name="gr1"><svg:title>TexMaths</svg:title><svg:desc>11§display§a = b + k_1§svg§600§FALSE§</svg:desc><draw:path draw:style-name="gr2" draw:text-style-name="P5" svg:width="0.648in" svg:height="0.1118in" svg:x="0.0016in" svg:y="0.0079in" svg:viewBox="0 0 1647 285" svg:d="M824 285c-275 0-549 0-824 0 0-94 0-190 0-285 549 0 1098 0 1647 0 0 95 0 191 0 285-274 0-549 0-823 0z"><text:p/></draw:path><draw:path draw:style-name="gr3" draw:text-style-name="P6" svg:width="0.0693in" svg:height="0.0685in" svg:x="-0.0004in" svg:y="0.0382in" svg:viewBox="0 0 177 175" svg:d="M129 25c-7-14-18-25-36-25-45 0-93 57-93 113 0 37 22 62 52 62 7 0 27-1 50-28 2 16 17 28 35 28 14 0 22-9 29-21 7-14 11-37 11-38 0-4-3-4-4-4-5 0-5 1-6 7-6 25-13 47-30 47-9 0-11-10-11-17 0-8 2-11 5-29 4-15 5-20 9-34 4-19 10-36 14-54 2-11 2-12 2-13 0-7-4-11-11-11-9 0-15 9-16 17zM103 126c-1 6-1 7-7 14-17 21-32 26-43 26-20 0-26-21-26-36 0-19 13-66 22-84 11-23 29-37 44-37 26 0 31 32 31 34s-1 4-1 7c-6 25-13 50-20 76z"><text:p/></draw:path><draw:path draw:style-name="gr3" draw:text-style-name="P6" svg:width="0.1008in" svg:height="0.035in" svg:x="0.1248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55in" svg:height="0.1063in" svg:x="0.2843in" svg:y="0in" svg:viewBox="0 0 142 271" svg:d="M74 4c-1-1 0-4-5-4-9 0-37 3-47 4-3 0-8 0-8 8 0 5 4 5 10 5 19 0 19 2 19 6 0 2-3 16-6 24-10 42-21 84-30 126-6 18-7 24-7 37 0 37 21 61 48 61 47 0 94-57 94-112 0-34-20-62-52-62-17 0-33 12-45 23 10-38 19-77 29-116zM37 150c3-8 3-9 7-13 19-26 36-31 46-31 13 0 24 12 24 36 0 23-13 66-19 81-14 26-31 39-47 39-12 0-25-10-25-38 0-8 0-15 7-39 2-11 5-23 7-35z"><text:p/></draw:path><draw:path draw:style-name="gr3" draw:text-style-name="P6" svg:width="0.1008in" svg:height="0.1004in" svg:x="0.3843in" svg:y="0.0169in" svg:viewBox="0 0 257 256" svg:d="M136 137c37 0 72 0 108 0 6 0 13 0 13-8s-7-8-13-8c-36 0-71 0-108 0 0-36 0-71 0-108 0-5 0-13-7-13-8 0-8 8-8 13 0 37 0 72 0 108-36 0-73 0-109 0-4 0-12 0-12 8s8 8 12 8c36 0 73 0 109 0 0 35 0 71 0 106 0 6 0 13 8 13 7 0 7-7 7-13 0-35 0-71 0-106z"><text:p/></draw:path><draw:path draw:style-name="gr3" draw:text-style-name="P6" svg:width="0.0685in" svg:height="0.1063in" svg:x="0.5362in" svg:y="0in" svg:viewBox="0 0 175 271" svg:d="M89 4c-1-1 0-4-4-4-9 0-38 3-48 4-3 0-7 0-7 8 0 5 3 5 10 5 18 0 18 2 18 6 0 2-1 6-1 8-19 74-37 147-56 221-1 6-1 6-1 8 0 9 8 11 11 11 5 0 11-3 13-8 2-3 20-75 22-85 13 2 44 8 44 34 0 2 0 4-1 7 0 5-1 10-1 13 0 24 15 39 35 39 12 0 22-5 31-20 10-17 14-38 14-39 0-4-3-4-5-4-4 0-4 1-5 7-7 28-17 47-34 47-7 0-12-3-12-17 0-7 1-16 3-22 2-7 2-8 2-13 0-24-25-34-58-38 12-8 25-20 33-29 19-21 37-37 55-37 4 0 4 0 5 1 4 0 4 0 7 2 2 1 2 1 2 2-18 1-22 16-22 21 0 6 4 13 15 13 10 0 21-8 21-23 0-12-9-25-27-25-11 0-28 3-56 34-13 16-28 31-43 36 14-55 27-109 40-163z"><text:p/></draw:path><draw:path draw:style-name="gr3" draw:text-style-name="P6" svg:width="0.0386in" svg:height="0.0697in" svg:x="0.6185in" svg:y="0.0575in" svg:viewBox="0 0 99 178" svg:d="M62 8c0-8-2-8-9-8-17 17-42 18-53 18 0 3 0 6 0 10 7 0 24 0 40-8 0 45 0 91 0 138 0 8 0 12-28 12-3 0-7 0-10 0 0 3 0 6 0 8 5 0 39-1 49-1 7 0 41 1 48 1 0-2 0-5 0-8-3 0-8 0-11 0-26 0-26-4-26-12 0-51 0-101 0-150z"><text:p/></draw:path></draw:g></text:span><text:span text:style-name="T11">. צ.ל. קיום </text:span><text:span text:style-name="T11"><draw:g text:anchor-type="as-char" svg:y="-0.1047in" draw:z-index="125" draw:name="Shape126" draw:style-name="gr1"><svg:title>TexMaths</svg:title><svg:desc>11§display§k_2 \in \Z§svg§600§FALSE§</svg:desc><draw:path draw:style-name="gr2" draw:text-style-name="P5" svg:width="0.4134in" svg:height="0.1118in" svg:x="-0.0004in" svg:y="0.0079in" svg:viewBox="0 0 1051 285" svg:d="M527 285c-176 0-351 0-527 0 0-94 0-190 0-285 351 0 700 0 1051 0 0 95 0 191 0 285-175 0-349 0-524 0z"><text:p/></draw:path><draw:path draw:style-name="gr3" draw:text-style-name="P6" svg:width="0.0685in" svg:height="0.1063in" svg:x="0.0004in" svg:y="0in" svg:viewBox="0 0 175 271" svg:d="M89 4c-2-1 0-4-5-4-9 0-37 3-47 4-3 0-7 0-7 8 0 5 3 5 8 5 19 0 20 2 20 6 0 2-1 6-1 8-19 74-37 147-56 221-1 6-1 6-1 8 0 9 8 11 11 11 4 0 11-3 13-8 1-3 19-75 21-85 13 2 45 8 45 34 0 2 0 4-1 7-1 5-1 10-1 13 0 24 15 39 35 39 11 0 22-5 31-20 9-17 13-38 13-39 0-4-3-4-4-4-4 0-5 1-6 7-7 28-16 47-33 47-7 0-13-3-13-17 0-7 2-16 3-22 3-7 3-8 3-13 0-24-26-34-58-38 11-8 25-20 33-29 19-21 37-37 55-37 3 0 3 0 4 1 4 0 5 0 8 2 0 1 0 1 2 2-19 1-22 16-22 21 0 6 4 13 14 13s22-8 22-23c0-12-10-25-27-25-11 0-28 3-57 34-13 16-27 31-43 36 14-55 28-109 41-163z"><text:p/></draw:path><draw:path draw:style-name="gr3" draw:text-style-name="P6" svg:width="0.0469in" svg:height="0.0697in" svg:x="0.0776in" svg:y="0.0575in" svg:viewBox="0 0 120 178" svg:d="M120 130c-3 0-6 0-9 0-1 7-3 22-8 25-2 1-23 1-26 1-17 0-33 0-50 0 29-25 38-33 54-45 20-16 39-33 39-58 0-33-29-53-63-53s-57 23-57 48c0 14 12 16 14 16 7 0 16-6 16-14 0-6-3-15-17-15 9-20 27-25 40-25 26 0 40 21 40 43 0 23-16 42-25 52-22 21-43 42-65 64-3 2-3 3-3 9 37 0 75 0 112 0 2-15 6-31 8-48z"><text:p/></draw:path><draw:path draw:style-name="gr3" draw:text-style-name="P6" svg:width="0.076in" svg:height="0.0874in" svg:x="0.1941in" svg:y="0.0232in" svg:viewBox="0 0 194 223" svg:d="M179 120c7 0 15 0 15-8 0-7-8-7-15-7-54 0-109 0-163 0 5-52 49-90 104-90 20 0 39 0 59 0 7 0 15 0 15-7 0-8-8-8-15-8-20 0-40 0-60 0-66 0-119 51-119 112 0 62 53 111 119 111 20 0 40 0 60 0 7 0 15 0 15-8s-8-8-15-8c-20 0-39 0-59 0-55 0-99-35-104-87 54 0 109 0 163 0z"><text:p/></draw:path><draw:path draw:style-name="gr3" draw:text-style-name="P6" svg:width="0.0921in" svg:height="0.1031in" svg:x="0.3287in" svg:y="0.002in" svg:viewBox="0 0 235 263" svg:d="M220 14c3-5 3-5 3-6 0-8-5-8-13-8-58 0-118 0-176 0-13 0-13 1-14 11-2 18-4 35-6 53 0 1-1 2-1 4 0 6 5 8 8 8s5-2 6-5c2-10 5-27 29-41 22-15 48-16 62-16 11 0 21 0 32 0-49 79-97 158-146 236-4 5-4 6-4 7 0 6 7 6 13 6 66 0 132 0 198 0 12 0 12 0 13-11 4-25 7-50 11-75 0-3-3-6-6-6-6 0-7 4-8 11-7 31-37 68-91 68-19 0-37 0-55 0 48-78 97-157 145-236zM33 14c7 0 14 0 21 0-11 6-18 14-23 17 1-6 1-11 2-17zM165 14c13 0 26 0 40 0-49 79-98 158-147 236-13 0-25 0-38 0 48-78 97-157 145-236zM186 250c10-7 20-15 30-25-2 7-3 11-5 25-9 0-17 0-25 0z"><text:p/></draw:path></draw:g></text:span><text:span text:style-name="T11"><text:s/>עבורו </text:span><text:span text:style-name="T11"><draw:g text:anchor-type="as-char" svg:y="-0.1075in" draw:z-index="126" draw:name="Shape127" draw:style-name="gr1"><svg:title>TexMaths</svg:title><svg:desc>11§display§B = A + k_2§svg§600§FALSE§</svg:desc><draw:path draw:style-name="gr2" draw:text-style-name="P5" svg:width="0.7429in" svg:height="0.1146in" svg:x="0.0008in" svg:y="0.0075in" svg:viewBox="0 0 1888 292" svg:d="M0 0c630 0 1258 0 1888 0 0 98 0 195 0 292-630 0-1258 0-1888 0 0-97 0-194 0-292z"><text:p/></draw:path><draw:path draw:style-name="gr3" draw:text-style-name="P6" svg:width="0.1083in" svg:height="0.1028in" svg:x="-0.0004in" svg:y="0.0051in" svg:viewBox="0 0 276 262" svg:d="M45 231c-3 15-4 19-35 19-7 0-10 0-10 7 0 5 3 5 10 5 46 0 92 0 139 0 60 0 106-47 106-84 0-26-23-49-60-53 41-7 81-36 81-72 0-29-26-53-72-53-43 0-87 0-130 0-7 0-11 0-11 8 0 3 3 3 11 3 1 0 7 0 14 1 8 1 11 1 11 7 0 1-1 2-2 6-18 68-34 138-52 206zM103 121c8-32 17-64 25-95 3-14 4-15 21-15 16 0 33 0 49 0 34 0 43 23 43 40 0 34-34 70-80 70-19 0-39 0-58 0zM86 250c-5 0-6 0-8-2-4 0-5 0-5-3 0-1 0-2 2-9 9-35 17-71 26-106 24 0 50 0 74 0 36 0 44 28 44 44 0 38-34 76-80 76-18 0-36 0-53 0z"><text:p/></draw:path><draw:path draw:style-name="gr3" draw:text-style-name="P6" svg:width="0.1012in" svg:height="0.035in" svg:x="0.1669in" svg:y="0.0528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" svg:width="0.1039in" svg:height="0.1079in" svg:x="0.3248in" svg:y="0in" svg:viewBox="0 0 265 275" svg:d="M55 230c-15 26-31 32-47 33-5 0-8 0-8 7 0 3 1 5 4 5 11 0 24-2 33-2 14 0 27 2 40 2 2 0 7 0 7-8 0-4-4-4-6-4-10-1-19-5-19-15 0-4 3-8 6-14 10-15 20-32 30-48 32 0 65 0 97 0 1 7 5 60 5 64 0 12-20 13-28 13-5 0-8 0-8 7 0 5 4 5 5 5 16 0 32-2 49-2 8 0 33 2 43 2 2 0 7 0 7-8 0-4-4-4-10-4-23 0-23-4-24-15-8-80-16-159-24-239 0-8 0-9-7-9-6 0-7 2-11 7-45 74-89 149-134 223zM101 174c26-42 52-85 77-127 5 42 8 85 12 127-29 0-59 0-89 0z"><text:p/></draw:path><draw:path draw:style-name="gr3" draw:text-style-name="P6" svg:width="0.1012in" svg:height="0.1in" svg:x="0.4752in" svg:y="0.0201in" svg:viewBox="0 0 258 255" svg:d="M136 135c37 0 72 0 108 0 6 0 14 0 14-7 0-8-8-8-14-8-36 0-71 0-108 0 0-36 0-72 0-108 0-5 0-12-7-12-8 0-8 7-8 12 0 36 0 72 0 108-36 0-71 0-108 0-5 0-13 0-13 8 0 7 8 7 13 7 37 0 72 0 108 0 0 35 0 72 0 107 0 5 0 13 8 13 7 0 7-8 7-13 0-35 0-72 0-107z"><text:p/></draw:path><draw:path draw:style-name="gr3" draw:text-style-name="P6" svg:width="0.0685in" svg:height="0.1055in" svg:x="0.6272in" svg:y="0.0047in" svg:viewBox="0 0 175 269" svg:d="M90 4c0-1 0-4-5-4-9 0-37 2-48 3-2 1-6 1-6 8 0 4 3 4 9 4 18 0 19 4 19 7 0 2-1 5-1 8-18 73-37 147-56 221-2 5-2 5-2 8 0 9 8 10 11 10 6 0 11-3 13-7s20-75 22-85c13 1 45 8 45 33 0 3 0 4-1 8-1 5-2 10-2 14 0 22 15 37 36 37 11 0 22-5 30-19 10-18 14-39 14-40 0-3-3-3-4-3-4 0-4 1-6 6-7 29-16 49-34 49-6 0-12-5-12-19 0-7 2-15 4-21 1-7 1-9 1-12 0-25-25-36-58-41 13-5 26-17 35-27 17-20 36-36 55-36 2 0 2 0 3 0 4 1 5 1 8 3 1 0 1 0 2 1-19 1-22 16-22 21 0 6 4 13 14 13s21-8 21-23c0-12-9-24-25-24-11 0-29 3-58 34-13 14-27 30-42 35 13-54 27-108 40-162z"><text:p/></draw:path><draw:path draw:style-name="gr3" draw:text-style-name="P6" svg:width="0.0469in" svg:height="0.0697in" svg:x="0.7047in" svg:y="0.0606in" svg:viewBox="0 0 120 178" svg:d="M120 130c-3 0-6 0-9 0-1 6-4 22-8 25-2 1-23 1-26 1-16 0-33 0-49 0 27-25 37-32 53-45 20-15 39-33 39-58 0-33-29-53-64-53-33 0-56 24-56 48 0 15 12 16 14 16 7 0 15-5 15-15 0-4-1-14-16-14 9-19 27-25 40-25 26 0 41 21 41 43 0 23-17 42-26 51-22 21-43 42-65 63-3 3-3 3-3 11 37 0 75 0 112 0 2-15 6-32 8-48z"><text:p/></draw:path></draw:g></text:span><text:span text:style-name="T11">. נבחר </text:span><text:span text:style-name="T11"><draw:g text:anchor-type="as-char" svg:y="-0.1047in" draw:z-index="127" draw:name="Shape128" draw:style-name="gr1"><svg:title>TexMaths</svg:title><svg:desc>11§display§k_2 = -k_1§svg§600§FALSE§</svg:desc><draw:path draw:style-name="gr2" draw:text-style-name="P5" svg:width="0.5815in" svg:height="0.1118in" svg:x="-0.0004in" svg:y="0.0075in" svg:viewBox="0 0 1478 285" svg:d="M0 0c493 0 985 0 1478 0 0 95 0 191 0 285-493 0-985 0-1478 0 0-94 0-190 0-285z"><text:p/></draw:path><draw:path draw:style-name="gr3" draw:text-style-name="P6" svg:width="0.0685in" svg:height="0.1063in" svg:x="0in" svg:y="0in" svg:viewBox="0 0 175 271" svg:d="M90 4c-2-1 0-4-5-4-9 0-37 3-48 4-2 0-6 0-6 8 0 5 3 5 9 5 18 0 19 2 19 6 0 2-1 6-1 8-18 74-37 147-56 221-2 6-2 6-2 8 0 9 8 11 12 11s10-3 12-8c2-3 20-75 22-85 13 2 45 8 45 34 0 2 0 4-1 7-1 5-2 10-2 15 0 22 15 37 36 37 11 0 22-5 30-20 10-17 14-38 14-39 0-4-3-4-4-4-5 0-5 1-6 7-7 28-16 48-34 48-6 0-12-4-12-18 0-7 2-16 3-22 2-7 2-8 2-11 0-26-25-37-58-41 12-8 26-19 34-28 18-21 37-37 55-37 3 0 3 0 4 0 4 1 5 1 7 3 2 1 2 1 3 2-19 1-22 16-22 21 0 6 4 13 14 13s21-8 21-24c0-11-9-24-25-24-11 0-29 3-58 34-13 16-27 31-43 35 14-54 28-108 41-162z"><text:p/></draw:path><draw:path draw:style-name="gr3" draw:text-style-name="P6" svg:width="0.0469in" svg:height="0.0697in" svg:x="0.0776in" svg:y="0.0575in" svg:viewBox="0 0 120 178" svg:d="M120 130c-3 0-6 0-9 0-1 7-4 22-8 25-2 1-23 1-26 1-17 0-33 0-50 0 28-25 38-33 54-45 20-16 39-33 39-58 0-33-29-53-64-53-33 0-56 23-56 48 0 14 12 16 14 16 7 0 15-5 15-14 0-6-2-15-16-15 9-20 27-25 40-25 26 0 40 21 40 43 0 23-16 42-25 52-22 21-43 42-65 62-3 4-3 4-3 11 37 0 75 0 112 0 2-15 6-31 8-48z"><text:p/></draw:path><draw:path draw:style-name="gr3" draw:text-style-name="P6" svg:width="0.1004in" svg:height="0.035in" svg:x="0.1902in" svg:y="0.049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921in" svg:height="0.0055in" svg:x="0.3543in" svg:y="0.0642in" svg:viewBox="0 0 235 15" svg:d="M222 15c7 0 13 0 13-7 0-8-6-8-13-8-69 0-140 0-209 0-6 0-13 0-13 8 0 7 7 7 13 7 69 0 140 0 209 0z"><text:p/></draw:path><draw:path draw:style-name="gr3" draw:text-style-name="P6" svg:width="0.0685in" svg:height="0.1063in" svg:x="0.4681in" svg:y="0in" svg:viewBox="0 0 175 271" svg:d="M90 4c-2-1 0-4-5-4-9 0-38 3-48 4-3 0-6 0-6 8 0 5 3 5 9 5 18 0 19 2 19 6 0 2-1 6-1 8-18 74-37 147-56 221-2 6-2 6-2 8 0 9 8 11 11 11 5 0 11-3 13-8 2-3 20-75 22-85 13 2 45 8 45 34 0 2 0 4-1 7-1 5-2 10-2 15 0 22 15 37 36 37 11 0 22-5 30-20 10-17 14-38 14-39 0-4-3-4-4-4-5 0-5 1-6 7-7 28-16 48-34 48-6 0-12-4-12-18 0-7 1-16 3-22 2-7 2-8 2-11 0-26-25-37-58-41 12-8 25-19 33-28 19-21 37-37 56-37 3 0 3 0 4 0 4 1 4 1 7 3 2 1 2 1 3 2-19 1-22 16-22 21 0 6 3 13 14 13 10 0 21-8 21-24 0-11-9-24-27-24-9 0-28 3-56 34-13 16-28 31-43 35 14-54 28-108 41-162z"><text:p/></draw:path><draw:path draw:style-name="gr3" draw:text-style-name="P6" svg:width="0.0382in" svg:height="0.0697in" svg:x="0.5508in" svg:y="0.0575in" svg:viewBox="0 0 98 178" svg:d="M60 8c0-8 0-8-7-8-18 17-42 18-53 18 0 3 0 6 0 10 5 0 24 0 38-8 0 45 0 91 0 138 0 7 0 11-26 11-3 0-8 0-11 0 0 3 0 6 0 9 6 0 39-1 48-1s43 1 49 1c0-3 0-6 0-9-3 0-7 0-10 0-28 0-28-4-28-11 0-51 0-101 0-150z"><text:p/></draw:path></draw:g></text:span><text:span text:style-name="T11"><text:s/>(שמוגדר מתוך שלמות החיבור, ובפרט החיסור, על השלמים), ונסיק:</text:span></text:p>
          <text:p text:style-name="P29"><draw:g text:anchor-type="as-char" svg:y="-0.1134in" draw:z-index="128" draw:name="Shape129" draw:style-name="gr1"><svg:title>TexMaths</svg:title><svg:desc>11§display§A + k_2 = \{a + k_2 \mid a \in A\} = \{b + k_1 + k_2 \mid b \in B\} = \{b + k_1 - k_2 \mid b \in B\} = B§svg§600§FALSE§</svg:desc><draw:path draw:style-name="gr2" draw:text-style-name="P5" svg:width="5.2035in" svg:height="0.1358in" svg:x="0.0492in" svg:y="0.0071in" svg:viewBox="0 0 13218 346" svg:d="M6610 346c-2203 0-4407 0-6610 0 0-116 0-230 0-346 4406 0 8813 0 13218 0 0 116 0 230 0 346-2202 0-4405 0-6608 0z"><text:p/></draw:path><draw:path draw:style-name="gr3" draw:text-style-name="P6" svg:width="0.1039in" svg:height="0.1079in" svg:x="0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6" svg:width="0.1004in" svg:height="0.1in" svg:x="0.1512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685in" svg:height="0.1063in" svg:x="0.3035in" svg:y="0.0071in" svg:viewBox="0 0 175 271" svg:d="M89 4c0-1 0-4-4-4-9 0-38 3-48 3-3 1-7 1-7 8 0 6 3 6 9 6 18 0 19 2 19 6 0 2-1 6-1 8-18 74-37 147-56 220-1 6-1 7-1 9 0 9 8 11 11 11 4 0 11-3 13-8 2-4 19-74 21-84 13 2 45 8 45 32 0 3 0 5-1 8-1 5-1 9-1 13 0 23 15 39 35 39 12 0 22-7 31-21 10-17 14-38 14-39 0-3-4-3-5-3-3 0-5 1-6 7-7 27-16 47-33 47-7 0-12-4-12-18 0-6 1-15 2-22 3-6 3-7 3-12 0-23-25-35-58-39 13-7 25-19 33-28 19-21 37-37 55-37 3 0 3 0 4 0 5 1 5 1 9 3 0 0 0 1 1 1-19 2-22 17-22 21 0 7 4 14 15 14 10 0 21-8 21-24 0-11-9-24-26-24-11 0-29 3-57 34-13 14-28 30-42 36 13-55 26-109 39-163z"><text:p/></draw:path><draw:path draw:style-name="gr3" draw:text-style-name="P6" svg:width="0.0469in" svg:height="0.0701in" svg:x="0.3807in" svg:y="0.0661in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6" svg:width="0.1008in" svg:height="0.0354in" svg:x="0.492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9in" svg:height="0.1512in" svg:x="0.6563in" svg:y="0in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3" draw:text-style-name="P6" svg:width="0.0693in" svg:height="0.0685in" svg:x="0.7276in" svg:y="0.0453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1004in" svg:height="0.1in" svg:x="0.8445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685in" svg:height="0.1063in" svg:x="0.9965in" svg:y="0.0071in" svg:viewBox="0 0 175 271" svg:d="M89 4c0-1 0-4-4-4-9 0-38 3-48 3-3 1-7 1-7 8 0 6 3 6 10 6 18 0 18 2 18 6 0 2-1 6-1 8-18 74-37 147-56 220-1 6-1 7-1 9 0 9 8 11 11 11 6 0 11-3 13-8 2-4 20-74 22-84 13 2 44 8 44 32 0 3 0 5-1 8 0 5-1 9-1 13 0 23 15 39 35 39 12 0 22-7 31-21 10-17 14-38 14-39 0-3-3-3-5-3-3 0-3 1-5 7-7 27-17 47-34 47-7 0-12-4-12-18 0-6 1-15 4-22 1-6 1-7 1-12 0-23-25-35-58-39 13-7 25-19 33-28 19-21 37-37 55-37 4 0 4 0 5 0 4 1 4 1 8 3 1 0 1 0 1 1-18 2-22 17-22 21 0 7 4 14 15 14 10 0 21-8 21-24 0-11-9-24-26-24-11 0-29 3-57 34-13 14-28 30-42 36 13-55 26-109 39-163z"><text:p/></draw:path><draw:path draw:style-name="gr3" draw:text-style-name="P6" svg:width="0.0469in" svg:height="0.0701in" svg:x="1.074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6" svg:width="0.0055in" svg:height="0.1512in" svg:x="1.1961in" svg:y="0in" svg:viewBox="0 0 15 385" svg:d="M15 14c0-6 0-14-7-14-8 0-8 8-8 14 0 119 0 238 0 357 0 7 0 14 8 14 7 0 7-7 7-14 0-119 0-238 0-357z"><text:p/></draw:path><draw:path draw:style-name="gr3" draw:text-style-name="P6" svg:width="0.0693in" svg:height="0.0685in" svg:x="1.2681in" svg:y="0.0453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3" draw:text-style-name="P6" svg:width="0.0756in" svg:height="0.087in" svg:x="1.3976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6" svg:width="0.1039in" svg:height="0.1079in" svg:x="1.5343in" svg:y="0.0043in" svg:viewBox="0 0 265 275" svg:d="M55 231c-15 26-31 31-47 32-5 1-8 1-8 8 0 2 1 4 4 4 11 0 24-1 33-1 14 0 27 1 39 1 3 0 8 0 8-7 0-4-4-5-6-5-10 0-19-3-19-13 0-4 3-9 6-14 10-17 20-32 30-49 32 0 65 0 96 0 2 9 6 60 6 64 0 11-20 12-28 12-5 0-8 0-8 8 0 4 4 4 5 4 16 0 32-1 49-1 8 0 34 1 42 1 3 0 8 0 8-7 0-5-4-5-9-5-24 0-24-2-25-13-8-79-16-160-24-240 0-8 0-10-7-10-6 0-7 3-11 7-45 74-89 149-134 224zM101 175c26-43 52-85 77-127 5 42 8 84 12 127-29 0-59 0-89 0z"><text:p/></draw:path><draw:path draw:style-name="gr3" draw:text-style-name="P6" svg:width="0.0539in" svg:height="0.1512in" svg:x="1.6539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3 24 16 36 7 8 18 12 29 15-32 10-45 26-45 48 0 31 0 62 0 93z"><text:p/></draw:path><draw:path draw:style-name="gr3" draw:text-style-name="P6" svg:width="0.1008in" svg:height="0.0354in" svg:x="1.769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539in" svg:height="0.1512in" svg:x="1.9327in" svg:y="0in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8-20-12-31-15 32-9 47-27 47-49 0-31 0-61 0-92z"><text:p/></draw:path><draw:path draw:style-name="gr3" draw:text-style-name="P6" svg:width="0.0559in" svg:height="0.1063in" svg:x="2.0051in" svg:y="0.0071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1008in" svg:height="0.1in" svg:x="2.1055in" svg:y="0.0252in" svg:viewBox="0 0 257 255" svg:d="M136 137c37 0 73 0 109 0 5 0 12-2 12-9 0-9-7-8-12-8-36 0-72 0-109 0 0-36 0-72 0-108 0-5 0-12-7-12-8 0-8 7-8 12 0 36 0 72 0 108-36 0-71 0-108 0-5 0-13-1-13 8 0 7 8 9 13 9 37 0 72 0 108 0 0 35 0 71 0 106 0 6 0 12 8 12 7 0 7-6 7-12 0-35 0-71 0-106z"><text:p/></draw:path><draw:path draw:style-name="gr3" draw:text-style-name="P6" svg:width="0.0685in" svg:height="0.1063in" svg:x="2.2579in" svg:y="0.0071in" svg:viewBox="0 0 175 271" svg:d="M89 4c0-1 0-4-5-4-9 0-37 3-47 3-3 1-7 1-7 8 0 6 3 6 9 6 18 0 19 2 19 6 0 2-1 6-1 8-18 74-37 147-56 220-1 6-1 7-1 9 0 9 8 11 11 11 4 0 11-3 13-8 1-4 19-74 21-84 13 2 45 8 45 32 0 3 0 5-1 8-1 5-1 9-1 13 0 23 15 39 35 39 12 0 22-7 31-21 10-17 13-38 13-39 0-3-3-3-4-3-3 0-5 1-6 7-7 27-16 47-33 47-7 0-13-4-13-18 0-6 2-15 3-22 3-6 3-7 3-12 0-23-26-35-58-39 13-7 25-19 33-28 19-21 37-37 55-37 3 0 3 0 4 0 4 1 5 1 9 3 0 0 0 1 1 1-19 2-22 17-22 21 0 7 4 14 14 14 11 0 22-8 22-24 0-11-9-24-26-24-11 0-29 3-58 34-12 14-27 30-43 36 14-55 28-109 41-163z"><text:p/></draw:path><draw:path draw:style-name="gr3" draw:text-style-name="P6" svg:width="0.0382in" svg:height="0.0701in" svg:x="2.3402in" svg:y="0.0661in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3" draw:text-style-name="P6" svg:width="0.1004in" svg:height="0.1in" svg:x="2.4394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685in" svg:height="0.1063in" svg:x="2.5913in" svg:y="0.0071in" svg:viewBox="0 0 175 271" svg:d="M89 4c0-1 0-4-4-4-9 0-38 3-48 3-3 1-7 1-7 8 0 6 3 6 9 6 18 0 19 2 19 6 0 2-1 6-1 8-18 74-37 147-56 220-1 6-1 7-1 9 0 9 8 11 11 11 4 0 11-3 13-8 2-4 19-74 21-84 13 2 45 8 45 32 0 3 0 5-1 8-1 5-1 9-1 13 0 23 15 39 35 39 12 0 22-7 31-21 10-17 14-38 14-39 0-3-4-3-5-3-3 0-5 1-6 7-7 27-16 47-33 47-7 0-12-4-12-18 0-6 1-15 2-22 3-6 3-7 3-12 0-23-25-35-58-39 13-7 25-19 33-28 19-21 37-37 55-37 3 0 3 0 4 0 5 1 5 1 9 3 0 0 0 1 1 1-19 2-22 17-22 21 0 7 4 14 15 14 10 0 21-8 21-24 0-11-9-24-26-24-11 0-29 3-57 34-13 14-28 30-42 36 13-55 26-109 39-163z"><text:p/></draw:path><draw:path draw:style-name="gr3" draw:text-style-name="P6" svg:width="0.0465in" svg:height="0.0701in" svg:x="2.6685in" svg:y="0.0661in" svg:viewBox="0 0 119 179" svg:d="M119 130c-3 0-6 0-9 0-1 5-3 22-7 24-2 2-23 2-27 2-17 0-33 0-50 0 29-25 39-33 54-45 21-16 39-33 39-58 0-33-29-53-63-53s-56 23-56 48c0 14 11 15 14 15 7 0 15-5 15-15 0-4-3-14-17-14 9-19 28-24 40-24 27 0 42 21 42 43 0 23-18 42-26 52-22 21-44 41-66 63-2 3-2 4-2 11 37 0 74 0 111 0 2-16 6-33 8-49z"><text:p/></draw:path><draw:path draw:style-name="gr3" draw:text-style-name="P6" svg:width="0.0055in" svg:height="0.1512in" svg:x="2.7902in" svg:y="0in" svg:viewBox="0 0 15 385" svg:d="M15 14c0-6 0-14-7-14-8 0-8 8-8 14 0 119 0 238 0 357 0 7 0 14 8 14 7 0 7-7 7-14 0-119 0-238 0-357z"><text:p/></draw:path><draw:path draw:style-name="gr3" draw:text-style-name="P6" svg:width="0.0559in" svg:height="0.1063in" svg:x="2.8638in" svg:y="0.0071in" svg:viewBox="0 0 143 271" svg:d="M75 4c0-1 0-4-6-4-8 0-37 3-47 3-2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76in" svg:height="0.087in" svg:x="2.9768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83in" svg:height="0.1028in" svg:x="3.1146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3" draw:text-style-name="P6" svg:width="0.0531in" svg:height="0.1512in" svg:x="3.2425in" svg:y="0in" svg:viewBox="0 0 136 385" svg:d="M55 334c0 15-10 40-52 43-2 0-3 2-3 4 0 4 3 4 8 4 37 0 72-18 73-48 0-29 0-58 0-88 0-16 0-28 16-40 13-11 27-11 36-12 2 0 3-1 3-4 0-4-2-4-5-4-25-2-44-15-48-35-2-3-2-4-2-19 0-25 0-50 0-76 0-16 0-28-18-42-16-13-42-17-55-17-5 0-8 0-8 4 0 5 2 5 6 5 24 1 44 14 48 33 1 4 1 4 1 19 0 26 0 54 0 81 0 18 3 24 15 36 9 8 20 12 31 15-32 10-46 26-46 48 0 31 0 62 0 93z"><text:p/></draw:path><draw:path draw:style-name="gr3" draw:text-style-name="P6" svg:width="0.1008in" svg:height="0.0354in" svg:x="3.357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9in" svg:height="0.1512in" svg:x="3.5213in" svg:y="0in" svg:viewBox="0 0 138 385" svg:d="M81 52c0-16 10-41 53-43 1 0 4-2 4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6" svg:width="0.0555in" svg:height="0.1063in" svg:x="3.5937in" svg:y="0.0071in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6" svg:width="0.1008in" svg:height="0.1in" svg:x="3.6941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6" svg:width="0.0685in" svg:height="0.1063in" svg:x="3.8461in" svg:y="0.0071in" svg:viewBox="0 0 175 271" svg:d="M90 4c0-1 0-4-5-4-9 0-38 3-48 3-3 1-7 1-7 8 0 6 4 6 10 6 18 0 18 2 18 6 0 2-1 6-1 8-18 74-37 147-56 220-1 6-1 7-1 9 0 9 8 11 11 11 6 0 11-3 13-8 2-4 20-74 22-84 13 2 45 8 45 32 0 3 0 5-1 8-1 5-2 9-2 13 0 23 15 39 35 39 12 0 22-7 31-21 10-17 14-38 14-39 0-3-3-3-4-3-4 0-4 1-6 7-7 27-16 47-34 47-7 0-12-4-12-18 0-6 1-15 4-22 1-6 1-7 1-12 0-23-25-35-58-39 13-7 25-19 33-28 19-21 37-37 57-37 2 0 2 0 3 0 4 1 4 1 8 3 1 0 1 1 2 1-19 2-22 17-22 21 0 7 3 14 14 14 10 0 21-8 21-24 0-11-9-24-26-24-11 0-29 3-57 34-13 14-28 30-42 36 13-55 27-109 40-163z"><text:p/></draw:path><draw:path draw:style-name="gr3" draw:text-style-name="P6" svg:width="0.0386in" svg:height="0.0701in" svg:x="3.9283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6" svg:width="0.0921in" svg:height="0.0063in" svg:x="4.0319in" svg:y="0.0717in" svg:viewBox="0 0 235 17" svg:d="M222 17c7 0 13-2 13-9 0-8-6-8-13-8-69 0-139 0-209 0-6 0-13 0-13 8 0 7 7 9 13 9 70 0 140 0 209 0z"><text:p/></draw:path><draw:path draw:style-name="gr3" draw:text-style-name="P6" svg:width="0.0685in" svg:height="0.1063in" svg:x="4.1795in" svg:y="0.0071in" svg:viewBox="0 0 175 271" svg:d="M90 4c0-1 0-4-5-4-9 0-38 3-48 3-3 1-6 1-6 8 0 6 3 6 9 6 18 0 19 2 19 6-1 2-1 6-2 8-18 74-36 147-55 220-2 6-2 7-2 9 0 9 8 11 11 11 6 0 11-3 13-8 2-4 20-74 22-84 13 2 45 8 45 32 0 3 0 5-1 8-1 5-2 9-2 13 0 23 15 39 36 39 11 0 22-7 30-21 10-17 14-38 14-39 0-3-3-3-4-3-4 0-4 1-6 7-7 27-16 47-34 47-6 0-12-4-12-18 0-6 1-15 4-22 1-6 1-7 1-12 0-23-25-35-58-39 13-7 25-19 33-28 19-21 38-37 57-37 2 0 2 0 3 0 4 1 4 1 8 3 1 0 1 1 2 1-19 2-22 17-22 21 0 7 4 14 14 14s21-8 21-24c0-11-9-24-26-24-10 0-29 3-57 34-13 14-28 30-42 36 13-55 27-109 40-163z"><text:p/></draw:path><draw:path draw:style-name="gr3" draw:text-style-name="P6" svg:width="0.0469in" svg:height="0.0701in" svg:x="4.2571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6" svg:width="0.0055in" svg:height="0.1512in" svg:x="4.3791in" svg:y="0in" svg:viewBox="0 0 15 385" svg:d="M15 14c0-6 0-14-7-14-8 0-8 8-8 14 0 119 0 238 0 357 0 7 0 14 8 14 7 0 7-7 7-14 0-119 0-238 0-357z"><text:p/></draw:path><draw:path draw:style-name="gr3" draw:text-style-name="P6" svg:width="0.0555in" svg:height="0.1063in" svg:x="4.4528in" svg:y="0.0071in" svg:viewBox="0 0 142 271" svg:d="M74 4c0-1 0-4-5-4-8 0-37 3-47 3-3 1-8 1-8 8 0 6 4 6 10 6 18 0 19 2 19 6 0 2-3 16-6 23-11 42-20 84-31 127-5 19-6 25-6 37 0 37 20 61 48 61 47 0 94-57 94-112 0-36-21-62-52-62-17 0-33 11-45 23 10-39 19-77 29-116zM37 150c3-8 3-9 6-13 20-26 37-31 47-31 13 0 24 11 24 36 0 23-13 66-19 80-14 27-31 40-47 40-13 0-25-10-25-38 0-8 0-15 6-39 3-12 5-24 8-35z"><text:p/></draw:path><draw:path draw:style-name="gr3" draw:text-style-name="P6" svg:width="0.076in" svg:height="0.087in" svg:x="4.5657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83in" svg:height="0.1028in" svg:x="4.7031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6" svg:width="0.0539in" svg:height="0.1512in" svg:x="4.8311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3 24 16 36 7 8 18 12 29 15-32 10-45 26-45 48 0 31 0 62 0 93z"><text:p/></draw:path><draw:path draw:style-name="gr3" draw:text-style-name="P6" svg:width="0.1008in" svg:height="0.0354in" svg:x="4.9472in" svg:y="0.0571in" svg:viewBox="0 0 257 91" svg:d="M244 17c6 0 13-2 13-9 0-8-7-8-13-8-77 0-155 0-232 0-5 0-12 0-12 8 0 7 7 9 13 9 77 0 154 0 231 0zM244 91c6 0 13 0 13-7 0-9-7-9-13-9-77 0-154 0-231 0-6 0-13 0-13 9 0 7 7 7 12 7 77 0 155 0 232 0z"><text:p/></draw:path><draw:path draw:style-name="gr3" draw:text-style-name="P6" svg:width="0.1083in" svg:height="0.1028in" svg:x="5.1055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/draw:g></text:p>
          <text:p text:style-name="P30">כדרוש. </text:p>
        </text:list-item>
        <text:list-item>
          <text:p text:style-name="P31">טרנזיטיביות: <text:span text:style-name="T7">יהיו </text:span><text:span text:style-name="T7"><draw:g text:anchor-type="as-char" svg:y="-0.1134in" draw:z-index="129" draw:name="Shape130" draw:style-name="gr1"><svg:title>TexMaths</svg:title><svg:desc>11§display§A, B, C \in \powerset(\N)§svg§600§FALSE§</svg:desc><draw:path draw:style-name="gr2" draw:text-style-name="P5" svg:width="0.9933in" svg:height="0.1354in" svg:x="0.0024in" svg:y="0.0071in" svg:viewBox="0 0 2524 345" svg:d="M0 0c842 0 1683 0 2524 0 0 115 0 230 0 345-841 0-1682 0-2524 0 0-115 0-230 0-345z"><text:p/></draw:path><draw:path draw:style-name="gr3" draw:text-style-name="P6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6" svg:width="0.0173in" svg:height="0.0453in" svg:x="0.1217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1083in" svg:height="0.1031in" svg:x="0.1827in" svg:y="0.0098in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6 0-9-1-3 0-4 0-4-3 0-1 0-3 2-9 9-35 18-72 26-107 25 0 49 0 73 0 37 0 45 29 45 45 0 38-35 75-80 75-18 0-35 0-53 0z"><text:p/></draw:path><draw:path draw:style-name="gr3" draw:text-style-name="P6" svg:width="0.0173in" svg:height="0.0453in" svg:x="0.3126in" svg:y="0.0972in" svg:viewBox="0 0 45 116" svg:d="M45 41c0-26-10-41-24-41-13 0-21 10-21 21 0 10 8 21 21 21 4 0 9-2 13-6 1-1 1-1 2-1 0 2 0 0 0 6 0 28-13 51-25 65-4 3-4 4-4 5 0 4 1 5 3 5 4 0 35-30 35-75z"><text:p/></draw:path><draw:path draw:style-name="gr3" draw:text-style-name="P6" svg:width="0.1075in" svg:height="0.1094in" svg:x="0.3748in" svg:y="0.0071in" svg:viewBox="0 0 274 279" svg:d="M274 3c0-1-1-3-4-3-1 0-1 0-6 4-9 10-19 20-27 30-4-5-21-34-64-34-86 0-173 85-173 174 0 63 45 105 105 105 33 0 62-16 83-33 35-32 42-65 42-68s-3-3-4-3c-3 0-5 1-5 3-4 12-13 38-39 61-27 21-51 27-72 27-34 0-75-19-75-78 0-22 8-85 46-130 25-27 61-46 95-46 40 0 62 30 62 74 0 15-1 15-1 20 0 3 4 3 6 3 5 0 5 0 7-8 8-33 16-65 24-98z"><text:p/></draw:path><draw:path draw:style-name="gr3" draw:text-style-name="P6" svg:width="0.076in" svg:height="0.087in" svg:x="0.5413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" svg:width="0.1079in" svg:height="0.1106in" svg:x="0.6756in" svg:y="0.0098in" svg:viewBox="0 0 275 282" svg:d="M127 0c-55 0-96 26-113 45-13 16-14 27-14 28 0 2 2 2 4 2 6 0 15-6 18-7 9-5 10-7 12-15 6-16 16-29 65-31-8 86-31 171-63 250-2 5-2 7-2 8s1 2 3 2c7 0 26-9 30-19 20-47 52-134 63-241 6 0 13 0 20 0 47 0 92 18 92 56 0 29-27 83-102 85-8 1-12 1-23 8-7 4-10 8-10 11s2 3 6 3c71 0 162-59 162-123 0-44-52-62-97-62-17 0-34 0-51 0z"><text:p/></draw:path><draw:path draw:style-name="gr3" draw:text-style-name="P6" svg:width="0.0346in" svg:height="0.1508in" svg:x="0.805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1028in" svg:height="0.1059in" svg:x="0.8535in" svg:y="0.0098in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3" draw:text-style-name="P6" svg:width="0.035in" svg:height="0.1508in" svg:x="0.968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7">, נניח </text:span><text:span text:style-name="T7"><draw:g text:anchor-type="as-char" svg:y="-0.1118in" draw:z-index="130" draw:name="Shape131" draw:style-name="gr1"><svg:title>TexMaths</svg:title><svg:desc>11§display§A \sim B \land B \sim C§svg§600§FALSE§</svg:desc><draw:path draw:style-name="gr2" draw:text-style-name="P5" svg:width="1.0343in" svg:height="0.0957in" svg:x="0.0024in" svg:y="0.0079in" svg:viewBox="0 0 2628 244" svg:d="M0 0c876 0 1753 0 2628 0 0 82 0 162 0 244-875 0-1752 0-2628 0 0-82 0-162 0-244z"><text:p/></draw:path><draw:path draw:style-name="gr3" draw:text-style-name="P6" svg:width="0.1039in" svg:height="0.1079in" svg:x="-0.0004in" svg:y="0in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9 85 13 127-29 0-59 0-89 0z"><text:p/></draw:path><draw:path draw:style-name="gr3" draw:text-style-name="P6" svg:width="0.1016in" svg:height="0.035in" svg:x="0.1591in" svg:y="0.0531in" svg:viewBox="0 0 259 90" svg:d="M259 13c0-9-3-13-6-13-2 0-5 3-5 10-2 37-28 58-54 58-25 0-43-16-62-33-20-17-41-35-67-35-42 0-65 42-65 77 0 12 3 8 6 12 4 0 5-7 5-8 2-42 31-59 54-59 25 0 43 17 63 33 19 18 39 35 66 35 41 0 65-43 65-77z"><text:p/></draw:path><draw:path draw:style-name="gr3" draw:text-style-name="P6" svg:width="0.1083in" svg:height="0.1024in" svg:x="0.3181in" svg:y="0.0051in" svg:viewBox="0 0 276 261" svg:d="M45 232c-3 15-4 17-35 17-7 0-10 0-10 8 0 4 3 4 10 4 46 0 92 0 139 0 60 0 106-45 106-82 0-28-23-50-60-53 40-8 81-37 81-73 0-29-26-53-72-53-43 0-87 0-130 0-8 0-11 0-11 8 0 3 3 3 11 3 1 0 7 0 14 1s11 1 11 7c0 1-1 2-2 6-18 69-34 138-52 207zM103 121c8-32 17-64 25-95 3-14 4-15 21-15 16 0 33 0 49 0 34 0 43 23 43 40 0 34-34 70-80 70-19 0-39 0-58 0zM86 249c-6 0-6 0-8 0-4 0-5-1-5-3 0-1 0-2 2-9 9-35 17-72 26-107 24 0 50 0 74 0 36 0 44 28 44 44 0 39-34 75-80 75-18 0-36 0-53 0z"><text:p/></draw:path><draw:path draw:style-name="gr3" draw:text-style-name="P6" svg:width="0.0846in" svg:height="0.0933in" svg:x="0.4764in" svg:y="0.0177in" svg:viewBox="0 0 216 238" svg:d="M117 9c-4-7-6-9-9-9-5 0-6 3-9 9-32 72-64 142-96 214-2 5-3 5-3 7 0 5 4 8 8 8 3 0 6-1 10-8 29-68 60-135 90-204 31 69 60 136 91 204 3 8 7 8 9 8 4 0 8-3 8-8 0-1 0-1-3-6-31-72-64-143-96-215z"><text:p/></draw:path><draw:path draw:style-name="gr3" draw:text-style-name="P6" svg:width="0.1083in" svg:height="0.1024in" svg:x="0.6094in" svg:y="0.0051in" svg:viewBox="0 0 276 261" svg:d="M46 232c-4 15-5 17-35 17-7 0-11 0-11 8 0 4 3 4 11 4 46 0 91 0 138 0 61 0 106-45 106-82 0-28-22-50-59-53 39-8 80-37 80-73 0-29-25-53-71-53-43 0-87 0-130 0-8 0-12 0-12 8 0 3 4 3 11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draw:path draw:style-name="gr3" draw:text-style-name="P6" svg:width="0.1016in" svg:height="0.035in" svg:x="0.7768in" svg:y="0.0531in" svg:viewBox="0 0 259 90" svg:d="M259 13c0-9-3-13-6-13-2 0-5 3-5 10-2 37-28 58-54 58-25 0-43-16-62-33-20-17-41-35-67-35-42 0-65 42-65 77 0 12 3 8 6 12 4 0 5-7 5-8 2-42 31-59 54-59 25 0 43 17 63 33 19 18 39 35 66 35 41 0 65-43 65-77z"><text:p/></draw:path><draw:path draw:style-name="gr3" draw:text-style-name="P6" svg:width="0.1075in" svg:height="0.1094in" svg:x="0.937in" svg:y="0.0016in" svg:viewBox="0 0 274 279" svg:d="M274 3c0-1-1-3-4-3-2 0-2 0-6 4-9 10-19 20-27 30-4-5-21-34-64-34-86 0-173 85-173 173 0 64 45 106 105 106 33 0 62-15 83-33 35-32 42-67 42-68 0-4-3-4-4-4-3 0-5 1-5 4-4 12-13 38-39 61-27 21-51 28-72 28-34 0-75-20-75-81 0-21 8-82 46-128 24-27 60-46 95-46 40 0 62 30 62 74 0 15-1 15-1 20 0 3 4 3 6 3 5 0 5 0 7-8 7-33 16-65 24-98z"><text:p/></draw:path></draw:g></text:span><text:span text:style-name="T7"><text:s/>כאשר </text:span><text:span text:style-name="T7"><draw:g text:anchor-type="as-char" svg:y="-0.1047in" draw:z-index="131" draw:name="Shape132" draw:style-name="gr1"><svg:title>TexMaths</svg:title><svg:desc>11§display§k_1, k_2 \in \Z§svg§600§FALSE§</svg:desc><draw:path draw:style-name="gr2" draw:text-style-name="P5" svg:width="0.6287in" svg:height="0.1185in" svg:x="-0.0004in" svg:y="0.0079in" svg:viewBox="0 0 1598 302" svg:d="M799 302c-267 0-533 0-799 0 0-100 0-202 0-302 532 0 1065 0 1598 0 0 100 0 202 0 302-266 0-533 0-799 0z"><text:p/></draw:path><draw:path draw:style-name="gr3" draw:text-style-name="P6" svg:width="0.0685in" svg:height="0.1063in" svg:x="0.0004in" svg:y="0in" svg:viewBox="0 0 175 271" svg:d="M89 4c-2-1 0-4-5-4-9 0-37 3-47 4-3 0-7 0-7 8 0 5 3 5 8 5 19 0 20 2 20 6 0 2-1 6-1 8-19 74-37 148-56 222-1 4-1 5-1 7 0 9 8 11 11 11 4 0 11-3 13-7 1-4 19-75 21-84 13 1 45 6 45 32 0 2 0 4-1 7-1 5-1 10-1 14 0 23 15 38 35 38 11 0 22-6 31-20 9-17 13-38 13-39 0-4-3-4-4-4-4 0-5 2-6 7-7 29-16 47-33 47-7 0-13-3-13-17 0-7 2-16 3-22 3-7 3-8 3-12 0-25-26-35-58-39 12-8 25-20 33-29 19-21 37-37 55-37 3 0 3 0 4 0 4 1 5 1 8 3 0 1 0 1 2 2-19 1-22 16-22 21 0 6 4 14 14 14s22-9 22-25c0-11-9-24-27-24-11 0-28 3-57 34-12 16-27 31-43 37 14-56 28-110 41-164z"><text:p/></draw:path><draw:path draw:style-name="gr3" draw:text-style-name="P6" svg:width="0.0382in" svg:height="0.0705in" svg:x="0.0827in" svg:y="0.0575in" svg:viewBox="0 0 98 180" svg:d="M60 8c0-8 0-8-7-8-18 17-42 18-53 18 0 3 0 5 0 8 7 0 24 0 40-6 0 45 0 91 0 138 0 9 0 12-28 12-3 0-7 0-10 0 0 3 0 6 0 10 5 0 38-1 47-1s43 1 49 1c0-4 0-7 0-10-3 0-7 0-10 0-28 0-28-3-28-12 0-51 0-101 0-150z"><text:p/></draw:path><draw:path draw:style-name="gr3" draw:text-style-name="P6" svg:width="0.0173in" svg:height="0.0453in" svg:x="0.1524in" svg:y="0.0902in" svg:viewBox="0 0 45 116" svg:d="M45 41c0-26-10-41-25-41-12 0-20 10-20 21 0 10 8 20 20 20 5 0 10-1 14-5 1-1 1-1 1-1 1 0 1 0 1 6 0 28-13 52-26 64-5 4-5 5-5 6 0 3 3 5 5 5 4 0 35-30 35-75z"><text:p/></draw:path><draw:path draw:style-name="gr3" draw:text-style-name="P6" svg:width="0.0685in" svg:height="0.1063in" svg:x="0.2154in" svg:y="0in" svg:viewBox="0 0 175 271" svg:d="M90 4c-2-1 0-4-5-4-9 0-38 3-48 4-3 0-7 0-7 8 0 5 4 5 10 5 18 0 18 2 18 6 0 2-1 6-1 8-19 74-37 148-56 222-1 4-1 5-1 7 0 9 8 11 11 11 5 0 11-3 13-7s20-75 22-84c13 1 45 6 45 32 0 2 0 4-1 7-1 5-2 10-2 14 0 23 15 38 35 38 12 0 22-6 31-20 10-17 14-38 14-39 0-4-3-4-4-4-5 0-5 2-6 7-7 29-16 47-34 47-7 0-12-3-12-17 0-7 1-16 3-22 2-7 2-8 2-12 0-25-25-35-58-39 12-8 25-20 33-29 19-21 37-37 56-37 3 0 3 0 4 0 4 1 4 1 7 3 2 1 2 1 3 2-19 1-23 16-23 21 0 6 4 14 15 14 10 0 21-9 21-25 0-11-9-24-27-24-11 0-28 3-56 34-13 16-28 31-43 37 14-56 28-110 41-164z"><text:p/></draw:path><draw:path draw:style-name="gr3" draw:text-style-name="P6" svg:width="0.0469in" svg:height="0.0705in" svg:x="0.2929in" svg:y="0.0575in" svg:viewBox="0 0 120 180" svg:d="M120 130c-3 0-7 0-10 0 0 7-3 22-7 24-2 3-23 3-26 3-17 0-34 0-51 0 29-26 39-33 55-46 20-16 39-33 39-58 0-33-29-53-64-53-33 0-56 23-56 49 0 13 12 15 14 15 7 0 15-6 15-14 0-6-3-15-16-15 8-20 27-25 40-25 26 0 40 21 40 43 0 23-16 42-25 52-22 21-43 42-65 64-3 2-3 3-3 11 37 0 74 0 111 0 3-17 6-33 9-50z"><text:p/></draw:path><draw:path draw:style-name="gr3" draw:text-style-name="P6" svg:width="0.0752in" svg:height="0.0874in" svg:x="0.4087in" svg:y="0.0232in" svg:viewBox="0 0 192 223" svg:d="M179 120c7 0 13 0 13-8 0-7-6-7-13-7-55 0-109 0-164 0 5-52 50-90 104-90 20 0 40 0 60 0 7 0 13 0 13-7 0-8-6-8-13-8-20 0-40 0-60 0-66 0-119 51-119 112 0 62 53 111 119 111 20 0 40 0 60 0 7 0 13 0 13-8s-6-8-13-8c-20 0-40 0-60 0-54 0-99-35-104-87 55 0 109 0 164 0z"><text:p/></draw:path><draw:path draw:style-name="gr3" draw:text-style-name="P6" svg:width="0.0921in" svg:height="0.1035in" svg:x="0.5437in" svg:y="0.002in" svg:viewBox="0 0 235 264" svg:d="M220 14c3-5 3-5 3-6 0-8-5-8-13-8-59 0-118 0-177 0-12 0-12 1-13 11-2 18-4 35-6 53 0 1-1 2-1 4 0 6 5 8 8 8s5-2 5-5c3-10 6-27 29-41 22-15 49-16 63-16 10 0 21 0 30 0-48 79-96 158-145 236-3 5-3 6-3 7 0 7 7 7 13 7 66 0 132 0 198 0 12 0 12 0 13-11 4-26 8-51 11-75 0-4-3-7-6-7-6 0-7 4-8 12-7 30-37 67-91 67-19 0-37 0-55 0 48-78 97-157 145-236zM33 14c7 0 14 0 21 0-11 6-18 12-23 17 1-6 1-11 2-17zM165 14c13 0 26 0 40 0-49 79-98 158-147 236-13 0-26 0-39 0 48-78 98-157 146-236zM185 250c11-6 21-15 31-25-2 8-3 11-5 25-9 0-17 0-26 0z"><text:p/></draw:path></draw:g></text:span><text:span text:style-name="T7"><text:s/>הם הקבועים המתאימים להם באופן דומה לאשר היה בחלק הקודם, </text:span><text:span text:style-name="T12">וצ.ל. </text:span><text:span text:style-name="T12"><draw:g text:anchor-type="as-char" svg:y="-0.1118in" draw:z-index="133" draw:name="Shape133" draw:style-name="gr1"><svg:title>TexMaths</svg:title><svg:desc>11§display§A \sim C§svg§600§FALSE§</svg:desc><draw:path draw:style-name="gr2" draw:text-style-name="P5" svg:width="0.4154in" svg:height="0.0957in" svg:x="0.0024in" svg:y="0.0079in" svg:viewBox="0 0 1056 244" svg:d="M0 0c352 0 704 0 1056 0 0 82 0 162 0 244-352 0-704 0-1056 0 0-82 0-162 0-244z"><text:p/></draw:path><draw:path draw:style-name="gr3" draw:text-style-name="P6" svg:width="0.1039in" svg:height="0.1079in" svg:x="-0.0004in" svg:y="0in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3" draw:text-style-name="P6" svg:width="0.1008in" svg:height="0.035in" svg:x="0.1587in" svg:y="0.0531in" svg:viewBox="0 0 257 90" svg:d="M257 13c0-9-2-13-5-13s-5 3-6 10c-1 37-26 58-54 58-24 0-43-16-61-33-20-17-40-35-66-35-42 0-65 42-65 77 0 12 3 8 5 12 5 0 6-7 6-8 1-42 31-59 54-59 24 0 43 17 61 33 20 18 40 35 66 35 42 0 65-43 65-77z"><text:p/></draw:path><draw:path draw:style-name="gr3" draw:text-style-name="P6" svg:width="0.1075in" svg:height="0.1094in" svg:x="0.3181in" svg:y="0.0016in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</text:span><text:span text:style-name="T12"><text:s/>כלומר קיום </text:span><text:span text:style-name="T12"><draw:g text:anchor-type="as-char" svg:y="-0.1071in" draw:z-index="132" draw:name="Shape134" draw:style-name="gr1"><svg:title>TexMaths</svg:title><svg:desc>11§display§k_3 \in \Z§svg§600§FALSE§</svg:desc><draw:path draw:style-name="gr2" draw:text-style-name="P5" svg:width="0.4134in" svg:height="0.1138in" svg:x="-0.0004in" svg:y="0.0071in" svg:viewBox="0 0 1051 290" svg:d="M527 290c-176 0-351 0-527 0 0-96 0-193 0-290 351 0 700 0 1051 0 0 97 0 194 0 290-175 0-349 0-524 0z"><text:p/></draw:path><draw:path draw:style-name="gr3" draw:text-style-name="P6" svg:width="0.0685in" svg:height="0.1063in" svg:x="0.0004in" svg:y="0in" svg:viewBox="0 0 175 271" svg:d="M89 4c-2-1 0-4-5-4-9 0-37 3-47 4-3 0-7 0-7 8 0 5 3 5 8 5 19 0 20 2 20 6 0 2-1 6-1 8-19 74-37 147-56 221-1 5-1 5-1 8 0 8 8 11 11 11 4 0 11-4 13-8 1-3 19-75 21-84 13 1 45 7 45 32 0 2 0 5-1 8-1 4-1 10-1 14 0 22 15 38 35 38 11 0 22-6 31-20 9-18 13-39 13-40 0-3-3-3-4-3-4 0-5 1-6 7-7 28-16 47-33 47-7 0-13-3-13-18 0-6 2-15 3-22 3-6 3-7 3-11 0-25-26-35-58-39 11-8 25-20 33-29 19-21 37-37 55-37 3 0 3 0 4 1 4 0 5 0 8 2 0 1 0 1 2 2-19 1-22 16-22 21 0 6 4 13 14 13s22-9 22-23c0-12-10-25-27-25-11 0-28 3-57 34-13 15-27 31-43 36 14-55 28-109 41-163z"><text:p/></draw:path><draw:path draw:style-name="gr3" draw:text-style-name="P6" svg:width="0.0484in" svg:height="0.072in" svg:x="0.0768in" svg:y="0.0571in" svg:viewBox="0 0 124 184" svg:d="M59 89c21 0 37 14 37 43 0 34-20 44-36 44-11 0-34-3-46-19 13-1 17-10 17-15 0-9-7-14-16-14-7 0-15 4-15 15 0 25 29 41 62 41 37 0 62-25 62-52 0-21-16-42-46-47 28-11 39-31 39-48 0-21-26-37-55-37-30 0-53 14-53 36 0 9 5 15 14 15 8 0 13-7 13-15 0-7-5-13-13-13 9-12 28-15 37-15 13 0 30 6 30 29 0 11-4 24-11 32-9 10-16 11-30 12-6 0-7 0-8 0s-4 1-4 5c0 3 4 3 8 3s10 0 14 0z"><text:p/></draw:path><draw:path draw:style-name="gr3" draw:text-style-name="P6" svg:width="0.076in" svg:height="0.087in" svg:x="0.1941in" svg:y="0.0217in" svg:viewBox="0 0 194 222" svg:d="M179 120c7 0 15 0 15-8 0-7-8-7-15-7-54 0-109 0-163 0 5-52 49-90 104-90 20 0 39 0 59 0 7 0 15 0 15-7 0-8-8-8-15-8-20 0-40 0-60 0-66 0-119 51-119 112 0 62 53 110 119 110 20 0 40 0 60 0 7 0 15 0 15-7 0-8-8-8-15-8-20 0-39 0-59 0-55 0-99-35-104-87 54 0 109 0 163 0z"><text:p/></draw:path><draw:path draw:style-name="gr3" draw:text-style-name="P6" svg:width="0.0921in" svg:height="0.1031in" svg:x="0.3287in" svg:y="0.0012in" svg:viewBox="0 0 235 263" svg:d="M220 14c3-5 3-5 3-6 0-8-5-8-13-8-58 0-118 0-176 0-13 0-13 1-14 12-2 18-4 34-6 52 0 1-1 2-1 4 0 6 5 8 8 8s5-2 6-6c2-9 5-26 29-40 22-15 48-16 62-16 11 0 21 0 32 0-49 78-97 158-146 236-4 4-4 5-4 6 0 7 7 7 13 7 66 0 132 0 198 0 12 0 12 0 13-10 4-25 7-51 11-75 0-4-3-7-6-7-6 0-7 4-8 11-7 30-37 68-91 68-19 0-37 0-55 0 48-78 97-158 145-236zM33 14c7 0 14 0 21 0-11 6-18 14-23 17 1-6 1-11 2-17zM165 14c13 0 26 0 40 0-49 78-98 158-147 236-13 0-25 0-38 0 48-78 97-158 145-236zM186 250c10-7 20-16 30-26-2 8-3 11-5 26-9 0-17 0-25 0z"><text:p/></draw:path></draw:g></text:span><text:span text:style-name="T12"><text:s/>בעבורו מתקיים </text:span><text:span text:style-name="T12"><draw:g text:anchor-type="as-char" svg:y="-0.1102in" draw:z-index="134" draw:name="Shape135" draw:style-name="gr1"><svg:title>TexMaths</svg:title><svg:desc>11§display§A = C + k_3§svg§600§FALSE§</svg:desc><draw:path draw:style-name="gr2" draw:text-style-name="P5" svg:width="0.7402in" svg:height="0.1177in" svg:x="0.002in" svg:y="0.0079in" svg:viewBox="0 0 1881 300" svg:d="M940 300c-313 0-627 0-940 0 0-100 0-200 0-300 627 0 1254 0 1881 0 0 100 0 200 0 300-314 0-627 0-941 0z"><text:p/></draw:path><draw:path draw:style-name="gr3" draw:text-style-name="P6" svg:width="0.1035in" svg:height="0.1083in" svg:x="-0.0004in" svg:y="0in" svg:viewBox="0 0 264 276" svg:d="M55 232c-15 25-31 30-47 32-5 1-8 1-8 7 0 4 1 5 4 5 11 0 22-1 33-1 14 0 27 1 39 1 3 0 8 0 8-7 0-4-4-5-7-5-9 0-18-4-18-14 0-4 3-8 6-14 10-17 20-33 30-50 31 0 64 0 96 0 0 9 6 61 6 65 0 11-20 13-28 13-5 0-8 0-8 7 0 5 4 5 5 5 15 0 32-1 47-1 10 0 34 1 44 1 3 0 7 0 7-8 0-4-3-4-9-4-23 0-23-3-24-14-8-79-17-160-24-240-1-8-1-10-8-10-5 0-8 3-10 7-45 75-89 150-134 225zM101 175c25-43 51-85 76-126 4 41 9 83 13 126-29 0-59 0-89 0z"><text:p/></draw:path><draw:path draw:style-name="gr3" draw:text-style-name="P6" svg:width="0.1008in" svg:height="0.035in" svg:x="0.1591in" svg:y="0.054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75in" svg:height="0.1098in" svg:x="0.3189in" svg:y="0.002in" svg:viewBox="0 0 274 280" svg:d="M274 4c0-1-1-4-5-4-1 0-1 0-5 4-9 10-19 20-28 30-3-5-20-34-63-34-86 0-173 86-173 175 0 63 45 105 104 105 33 0 63-15 84-33 35-32 42-66 42-67 0-4-3-4-5-4s-4 0-4 4c-4 10-13 37-40 60-26 21-50 28-71 28-34 0-75-20-75-81 0-20 8-83 46-129 23-27 60-46 95-46 40 0 62 30 62 75 0 16-2 14-2 19 0 3 5 4 7 4 4 0 4-1 7-7 7-34 16-66 24-99z"><text:p/></draw:path><draw:path draw:style-name="gr3" draw:text-style-name="P6" svg:width="0.1008in" svg:height="0.1004in" svg:x="0.4724in" svg:y="0.022in" svg:viewBox="0 0 257 256" svg:d="M136 137c37 0 72 0 108 0 6 0 13 0 13-8s-7-8-13-8c-36 0-71 0-108 0 0-36 0-72 0-109 0-4 0-12-7-12-8 0-8 8-8 12 0 37 0 73 0 109-36 0-72 0-108 0-5 0-13 0-13 8s8 8 13 8c36 0 72 0 108 0 0 35 0 71 0 107 0 5 0 12 8 12 7 0 7-7 7-12 0-36 0-72 0-107z"><text:p/></draw:path><draw:path draw:style-name="gr3" draw:text-style-name="P6" svg:width="0.0685in" svg:height="0.1063in" svg:x="0.6244in" svg:y="0.0047in" svg:viewBox="0 0 175 271" svg:d="M89 4c0-1 0-4-4-4-9 0-38 3-48 3-3 1-7 1-7 8 0 6 3 6 10 6 18 0 18 2 18 6 0 2-1 6-1 8-19 74-37 148-56 222-1 5-1 5-1 7 0 9 8 11 11 11 5 0 11-3 13-7s20-75 22-84c13 1 44 6 44 32 0 2 0 4-1 7 0 5-1 10-1 14 0 23 15 38 35 38 12 0 22-5 31-20 10-17 14-38 14-39 0-4-4-4-5-4-4 0-4 2-5 7-8 29-17 47-34 47-7 0-12-3-12-17 0-7 1-16 3-22 2-7 2-8 2-12 0-25-25-36-58-39 12-8 25-20 33-29 19-21 37-37 55-37 3 0 4 0 5 0 4 1 4 1 7 3 2 1 2 1 2 2-19 1-22 16-22 20 0 7 4 15 15 15 10 0 21-9 21-25 0-11-9-24-27-24-11 0-28 3-56 34-13 15-28 31-43 37 14-56 27-110 40-164z"><text:p/></draw:path><draw:path draw:style-name="gr3" draw:text-style-name="P6" svg:width="0.0484in" svg:height="0.0724in" svg:x="0.7012in" svg:y="0.061in" svg:viewBox="0 0 124 185" svg:d="M59 89c21 0 36 15 36 43 0 35-19 44-35 44-11 0-35-3-46-18 12-1 16-10 16-16 0-9-7-14-16-14-6 0-14 4-14 15 0 26 27 42 60 42 38 0 64-25 64-53 0-21-17-42-47-48 29-10 38-30 38-47 0-22-25-37-55-37s-52 14-52 36c0 9 6 15 14 15 9 0 14-7 14-15 0-7-5-13-14-13 10-12 29-15 38-15 13 0 29 5 29 29 0 12-3 24-11 32-9 10-16 12-30 13-6 0-6 0-8 0-2 1-3 1-3 3 0 4 3 4 7 4 5 0 10 0 15 0z"><text:p/></draw:path></draw:g></text:span><text:span text:style-name="T12">. נבחר </text:span><text:span text:style-name="T12"><draw:g text:anchor-type="as-char" svg:y="-0.1071in" draw:z-index="135" draw:name="Shape136" draw:style-name="gr1"><svg:title>TexMaths</svg:title><svg:desc>11§display§k_3 = k_2 + k_1§svg§600§FALSE§</svg:desc><draw:path draw:style-name="gr2" draw:text-style-name="P5" svg:width="0.7969in" svg:height="0.1138in" svg:x="-0.0004in" svg:y="0.0071in" svg:viewBox="0 0 2025 290" svg:d="M0 0c675 0 1349 0 2025 0 0 97 0 194 0 290-676 0-1350 0-2025 0 0-96 0-193 0-290z"><text:p/></draw:path><draw:path draw:style-name="gr3" draw:text-style-name="P6" svg:width="0.0685in" svg:height="0.1063in" svg:x="0in" svg:y="0in" svg:viewBox="0 0 175 271" svg:d="M90 4c-2-1 0-4-5-4-9 0-37 3-48 4-2 0-6 0-6 8 0 4 3 4 9 4 18 0 19 3 19 7 0 2-1 6-1 8-18 73-37 147-56 221-2 5-2 5-2 9 0 8 8 10 12 10s10-4 12-8c2-3 20-75 22-85 13 1 45 8 45 33 0 2 0 5-1 8-1 5-2 10-2 14 0 22 15 38 36 38 11 0 22-6 30-20 10-18 14-39 14-40 0-3-3-3-4-3-5 0-5 1-6 6-7 29-16 49-34 49-6 0-12-4-12-19 0-6 2-15 3-22 2-5 2-7 2-11 0-25-25-36-58-40 12-7 26-19 34-28 19-21 37-37 55-37 3 0 3 0 4 0 4 1 5 1 7 3 2 1 2 1 3 2-19 1-22 15-22 21 0 5 4 13 14 13s21-9 21-23c0-12-9-25-25-25-11 0-29 3-58 34-13 15-27 31-43 35 14-54 28-108 41-162z"><text:p/></draw:path><draw:path draw:style-name="gr3" draw:text-style-name="P6" svg:width="0.0484in" svg:height="0.072in" svg:x="0.0768in" svg:y="0.0571in" svg:viewBox="0 0 124 184" svg:d="M59 89c21 0 37 14 37 44 0 33-20 42-36 42-11 0-34-3-46-18 13-1 16-10 16-15 0-9-6-14-15-14-7 0-15 4-15 15 0 24 29 41 62 41 37 0 62-25 62-51 0-22-16-43-46-48 28-11 39-31 39-48 0-20-26-37-55-37-30 0-53 14-53 36 0 9 5 15 14 15 8 0 13-7 13-15 0-7-5-13-13-13 9-12 28-15 37-15 13 0 30 6 30 29 0 11-4 25-11 32-9 10-16 11-30 12-6 0-7 0-8 0s-4 1-4 5c0 3 4 3 8 3s10 0 14 0z"><text:p/></draw:path><draw:path draw:style-name="gr3" draw:text-style-name="P6" svg:width="0.1004in" svg:height="0.035in" svg:x="0.1902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85in" svg:height="0.1063in" svg:x="0.3504in" svg:y="0in" svg:viewBox="0 0 175 271" svg:d="M90 4c-2-1 0-4-5-4-9 0-38 3-48 4-3 0-6 0-6 8 0 4 3 4 9 4 18 0 19 3 19 7 0 2-1 6-1 8-18 73-37 147-56 221-2 5-2 5-2 9 0 8 8 10 11 10 5 0 11-4 13-8 2-3 20-75 22-85 13 1 45 8 45 33 0 2 0 5-1 8-1 5-2 10-2 14 0 22 15 38 36 38 11 0 22-6 30-20 10-18 14-39 14-40 0-3-3-3-4-3-5 0-5 1-6 6-7 29-16 49-34 49-6 0-12-4-12-19 0-6 2-15 3-22 2-5 2-7 2-11 0-25-25-36-58-40 12-7 25-19 34-28 18-21 37-37 55-37 3 0 3 0 4 0 4 1 5 1 7 3 2 1 2 1 3 2-19 1-22 15-22 21 0 5 4 13 14 13s21-9 21-23c0-12-9-25-27-25-9 0-28 3-56 34-13 15-27 31-43 35 14-54 28-108 41-162z"><text:p/></draw:path><draw:path draw:style-name="gr3" draw:text-style-name="P6" svg:width="0.0469in" svg:height="0.0697in" svg:x="0.4276in" svg:y="0.0571in" svg:viewBox="0 0 120 178" svg:d="M120 130c-3 0-6 0-9 0-1 6-4 22-8 25-2 1-23 1-26 1-17 0-33 0-50 0 28-25 38-32 54-45 20-16 39-33 39-58 0-33-29-53-64-53-33 0-56 23-56 48 0 15 12 16 14 16 7 0 15-5 15-15 0-5-2-14-16-14 8-20 27-25 40-25 26 0 40 21 40 43 0 23-16 42-25 51-22 21-43 43-65 64-3 2-3 2-3 10 37 0 75 0 112 0 2-15 6-32 8-48z"><text:p/></draw:path><draw:path draw:style-name="gr3" draw:text-style-name="P6" svg:width="0.1008in" svg:height="0.1004in" svg:x="0.5315in" svg:y="0.0161in" svg:viewBox="0 0 257 256" svg:d="M136 136c37 0 72 0 108 0 6 0 13 0 13-7 0-8-7-8-13-8-36 0-71 0-108 0 0-36 0-71 0-108 0-5 0-13-7-13-8 0-8 8-8 13 0 37 0 72 0 108-36 0-72 0-108 0-5 0-13 0-13 8 0 7 8 7 13 7 36 0 72 0 108 0 0 36 0 72 0 107 0 6 0 13 8 13 7 0 7-7 7-13 0-35 0-71 0-107z"><text:p/></draw:path><draw:path draw:style-name="gr3" draw:text-style-name="P6" svg:width="0.0685in" svg:height="0.1063in" svg:x="0.6835in" svg:y="0in" svg:viewBox="0 0 175 271" svg:d="M90 4c-2-1 0-4-5-4-9 0-38 3-48 4-3 0-6 0-6 8 0 4 3 4 9 4 18 0 19 3 19 7-1 2-1 6-2 8-19 73-36 147-55 221-2 5-2 5-2 9 0 8 8 10 11 10 5 0 11-4 13-8 2-3 20-75 22-85 13 1 45 8 45 33 0 2 0 5-1 8-1 5-2 10-2 14 0 22 15 38 36 38 11 0 22-6 30-20 10-18 14-39 14-40 0-3-3-3-4-3-5 0-5 1-6 6-7 29-16 49-34 49-6 0-12-4-12-19 0-6 1-15 3-22 2-5 2-7 2-11 0-25-25-36-58-40 12-7 25-19 33-28 19-21 37-37 56-37 3 0 3 0 4 0 4 1 4 1 7 3 2 1 2 1 3 2-19 1-22 15-22 21 0 5 3 13 14 13 10 0 21-9 21-23 0-12-9-25-27-25-9 0-28 3-56 34-13 15-28 31-43 35 14-54 28-108 41-162z"><text:p/></draw:path><draw:path draw:style-name="gr3" draw:text-style-name="P6" svg:width="0.0386in" svg:height="0.0697in" svg:x="0.7657in" svg:y="0.0571in" svg:viewBox="0 0 99 178" svg:d="M62 8c0-8 0-8-8-8-18 18-42 18-54 18 0 3 0 6 0 9 7 0 25 0 40-7 0 45 0 91 0 137 0 8 0 11-27 11-3 0-8 0-11 0 0 4 0 7 0 10 6 0 39-1 49-1 8 0 42 1 48 1 0-3 0-6 0-10-3 0-7 0-10 0-27 0-27-3-27-11 0-50 0-100 0-149z"><text:p/></draw:path></draw:g></text:span><text:span text:style-name="T12">, נסיק:</text:span></text:p>
          <text:p text:style-name="P29"><text:soft-page-break/><draw:g text:anchor-type="as-char" svg:y="-0.6492in" draw:z-index="136" draw:name="Shape137" draw:style-name="gr1"><svg:title>TexMaths</svg:title><svg:desc>11§latex§\begin{align*}
  C + k_3 &amp;= \{c + k_3 \in C \mid c \in \powerset(\N)\} \\
  &amp;= \{c + k_2 + k_1 \mid c \in \powerset(\N)\} \\
  &amp;= \underbrace{\{b + k_1 \mid b \in \powerset(\N)\}}_{B + k_2 = C} \\
  &amp;= \underbrace{\{a \mid a \in \powerset(\N)\}}_{A + k_1 = B} = A
\end{align}§svg§600§FALSE§</svg:desc><draw:path draw:style-name="gr2" draw:text-style-name="P5" svg:width="2.239in" svg:height="1.2823in" svg:x="-0.0004in" svg:y="0.0075in" svg:viewBox="0 0 5688 3258" svg:d="M2845 3258c-949 0-1897 0-2845 0 0-1085 0-2172 0-3258 1896 0 3792 0 5688 0 0 1086 0 2173 0 3258-948 0-1896 0-2843 0z"><text:p/></draw:path><draw:path draw:style-name="gr3" draw:text-style-name="P6" svg:width="0.1075in" svg:height="0.1102in" svg:x="-0.0004in" svg:y="0.0075in" svg:viewBox="0 0 274 281" svg:d="M274 4c0-2 0-4-5-4-1 0-1 0-5 4-9 10-18 20-26 30-5-5-22-34-65-34-86 0-173 86-173 175 0 64 45 106 104 106 35 0 63-16 84-33 36-32 43-68 43-69 0-3-4-3-6-3s-4 1-4 3c-3 12-12 40-40 62-26 22-50 29-70 29-35 0-76-21-76-82 0-22 8-83 46-130 25-27 61-46 95-46 40 0 63 30 63 75 0 15-1 15-1 20 0 3 3 3 5 3 4 0 4-1 7-8 7-33 16-65 24-98z"><text:p/></draw:path><draw:path draw:style-name="gr3" draw:text-style-name="P6" svg:width="0.1008in" svg:height="0.1008in" svg:x="0.1539in" svg:y="0.0256in" svg:viewBox="0 0 257 257" svg:d="M136 136c37 0 72 0 108 0 6 0 13 0 13-7 0-8-7-8-13-8-36 0-71 0-108 0 0-36 0-73 0-109 0-4 0-12-7-12-8 0-8 8-8 12 0 36 0 73 0 109-36 0-72 0-108 0-5 0-13 0-13 8 0 7 8 7 13 7 36 0 72 0 108 0 0 37 0 72 0 108 0 6 0 13 8 13 7 0 7-7 7-13 0-36 0-71 0-108z"><text:p/></draw:path><draw:path draw:style-name="gr3" draw:text-style-name="P6" svg:width="0.0685in" svg:height="0.1071in" svg:x="0.3059in" svg:y="0.0083in" svg:viewBox="0 0 175 273" svg:d="M90 4c0-1 0-4-5-4-9 0-37 3-48 3-2 1-6 1-6 8 0 6 3 6 9 6 18 0 19 2 19 6 0 2-1 6-1 8-18 74-37 148-56 222-2 6-2 7-2 9 0 9 8 11 12 11s10-5 12-9c2-3 20-75 22-85 13 1 45 8 45 33 0 4 0 5-1 8-1 6-2 10-2 14 0 23 15 39 36 39 11 0 22-7 31-21 9-18 13-39 13-40 0-3-3-3-4-3-5 0-5 1-6 7-7 28-16 48-34 48-6 0-12-4-12-19 0-6 2-15 3-21 2-6 2-8 2-12 0-25-25-36-58-40 12-7 26-20 34-29 19-21 37-37 55-37 3 0 3 0 4 1 4 0 5 0 7 2 2 1 2 1 3 2-19 1-22 16-22 21 0 6 4 13 14 13s21-9 21-23c0-12-9-25-25-25-11 0-29 3-58 34-13 15-27 31-43 36 14-54 28-109 41-163z"><text:p/></draw:path><draw:path draw:style-name="gr3" draw:text-style-name="P6" svg:width="0.0484in" svg:height="0.0724in" svg:x="0.3827in" svg:y="0.0665in" svg:viewBox="0 0 124 185" svg:d="M59 89c21 0 37 16 37 44 0 33-20 43-36 43-11 0-34-2-46-19 13 0 17-8 17-15 0-8-7-14-16-14-7 0-15 4-15 15 0 25 29 42 62 42 37 0 62-25 62-52 0-21-16-43-46-48 28-11 39-31 39-48 0-20-26-37-55-37-30 0-53 14-53 36 0 9 5 15 14 15 8 0 13-7 13-14 0-8-5-14-13-14 9-12 28-15 37-15 13 0 30 6 30 29 0 11-4 25-11 32-9 11-16 11-30 12-6 0-7 0-8 2-1 0-4 0-4 3s4 3 8 3 10 0 14 0z"><text:p/></draw:path><draw:path draw:style-name="gr3" draw:text-style-name="P6" svg:width="0.1008in" svg:height="0.035in" svg:x="0.4961in" svg:y="0.0579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535in" svg:height="0.152in" svg:x="0.6587in" svg:y="-0.0004in" svg:viewBox="0 0 137 387" svg:d="M82 52c0-16 10-41 52-43 2 0 3-2 3-5 0-4-3-4-7-4-39 0-74 20-74 48 0 30 0 59 0 88 0 16 0 28-15 41-14 11-29 12-37 12-2 0-4 2-4 5s2 3 7 4c25 1 44 15 48 34 1 5 1 6 1 19 0 25 0 52 0 77 0 16 0 28 19 43 15 12 40 16 55 16 4 0 7 0 7-4 0-5-2-5-5-5-25-2-44-14-48-34-2-3-2-4-2-17 0-28 0-54 0-82 0-17-3-24-16-36-8-9-19-12-30-15 32-9 46-27 46-50 0-31 0-61 0-92z"><text:p/></draw:path><draw:path draw:style-name="gr3" draw:text-style-name="P6" svg:width="0.0591in" svg:height="0.0689in" svg:x="0.7303in" svg:y="0.0465in" svg:viewBox="0 0 151 176" svg:d="M137 24c-6 0-12 0-17 6-6 5-7 12-7 15 0 9 7 13 15 13 11 0 22-8 22-24 0-20-19-34-47-34-51 0-103 56-103 110 0 35 23 66 63 66 55 0 88-42 88-46 0-2-3-5-5-5s-3 0-5 4c-31 38-73 38-77 38-24 0-35-18-35-42 0-16 7-53 20-78 13-22 33-38 55-38 14 0 28 5 33 15z"><text:p/></draw:path><draw:path draw:style-name="gr3" draw:text-style-name="P6" svg:width="0.1004in" svg:height="0.1008in" svg:x="0.8323in" svg:y="0.0256in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6" svg:width="0.0685in" svg:height="0.1071in" svg:x="0.9843in" svg:y="0.0083in" svg:viewBox="0 0 175 273" svg:d="M89 4c0-1 0-4-4-4-9 0-38 3-48 3-3 1-7 1-7 8 0 6 3 6 8 6 19 0 20 2 20 6 0 2-1 6-1 8-19 74-37 148-56 222-1 6-1 7-1 9 0 9 8 11 11 11 4 0 11-5 13-9 2-3 19-75 21-85 13 1 45 8 45 33 0 4 0 5-1 8-1 6-1 10-1 14 0 23 15 39 35 39 12 0 22-7 31-21 10-18 14-39 14-40 0-3-4-3-5-3-4 0-5 1-6 7-7 28-16 48-33 48-7 0-12-4-12-19 0-6 1-15 2-21 3-6 3-8 3-12 0-25-25-36-58-40 12-7 25-20 33-29 19-21 37-37 55-37 3 0 4 0 4 1 5 0 5 0 8 2 0 1 0 1 2 2-19 1-22 16-22 21 0 6 4 13 15 13 10 0 21-9 21-23 0-12-9-25-27-25-11 0-28 3-56 34-13 15-28 31-43 36 14-54 27-109 40-163z"><text:p/></draw:path><draw:path draw:style-name="gr3" draw:text-style-name="P6" svg:width="0.0484in" svg:height="0.0724in" svg:x="1.061in" svg:y="0.0665in" svg:viewBox="0 0 124 185" svg:d="M58 89c22 0 37 16 37 44 0 33-19 43-36 43-10 0-34-2-45-19 12 0 16-8 16-15 0-8-7-14-16-14-7 0-14 4-14 15 0 25 27 42 60 42 38 0 64-25 64-52 0-21-17-43-47-48 29-11 38-31 38-48 0-20-25-37-55-37s-52 14-52 36c0 9 6 15 14 15 9 0 14-7 14-14 0-8-5-14-14-14 10-12 29-15 38-15 13 0 29 6 29 29 0 11-3 25-11 32-9 11-16 11-30 12-6 0-7 0-8 2-2 1-3 0-3 3s3 3 7 3 10 0 14 0z"><text:p/></draw:path><draw:path draw:style-name="gr3" draw:text-style-name="P6" svg:width="0.0752in" svg:height="0.0878in" svg:x="1.178in" svg:y="0.0315in" svg:viewBox="0 0 192 224" svg:d="M179 120c7 0 13 0 13-8 0-7-6-7-13-7-55 0-109 0-164 0 5-52 50-90 104-90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1075in" svg:height="0.1102in" svg:x="1.3165in" svg:y="0.0075in" svg:viewBox="0 0 274 281" svg:d="M274 4c0-2 0-4-3-4-2 0-3 0-7 4-9 10-18 20-26 30-4-5-22-34-65-34-86 0-173 86-173 175 0 64 45 106 104 106 35 0 63-16 84-33 36-32 43-68 43-69 0-3-3-2-4-3-4 0-5 1-6 3-3 12-12 40-40 62-26 22-50 29-70 29-35 0-76-21-76-82 0-22 8-83 46-130 25-27 61-46 95-46 40 0 63 30 63 75 0 15-1 15-1 20 0 3 4 3 5 3 6 0 6-1 7-8 7-33 16-65 24-98z"><text:p/></draw:path><draw:path draw:style-name="gr3" draw:text-style-name="P6" svg:width="0.0055in" svg:height="0.152in" svg:x="1.489in" svg:y="-0.0004in" svg:viewBox="0 0 15 387" svg:d="M15 14c0-6 0-14-7-14-8 0-8 8-8 14 0 120 0 239 0 359 0 7 0 14 8 14 7 0 7-7 7-14 0-120 0-239 0-359z"><text:p/></draw:path><draw:path draw:style-name="gr3" draw:text-style-name="P6" svg:width="0.0591in" svg:height="0.0689in" svg:x="1.5618in" svg:y="0.0465in" svg:viewBox="0 0 151 176" svg:d="M137 24c-6 0-12 0-17 6-6 5-7 12-7 15 0 9 7 13 15 13 11 0 22-8 22-24 0-20-19-34-47-34-51 0-103 56-103 110 0 35 22 66 63 66 55 0 88-42 88-46 0-2-4-5-6-5-1 0-2 0-4 4-31 38-73 38-77 38-26 0-35-18-35-42 0-16 7-53 20-78 13-22 33-38 54-38 14 0 29 5 34 15z"><text:p/></draw:path><draw:path draw:style-name="gr3" draw:text-style-name="P6" svg:width="0.076in" svg:height="0.0878in" svg:x="1.676in" svg:y="0.0315in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3" draw:text-style-name="P6" svg:width="0.1083in" svg:height="0.111in" svg:x="1.8102in" svg:y="0.0102in" svg:viewBox="0 0 276 283" svg:d="M126 0c-53 0-95 26-111 44-14 15-15 26-15 28s2 3 4 3c7 0 16-6 18-8 9-5 10-8 12-14 6-17 17-30 65-32-7 87-30 172-63 252-2 6-2 6-2 8 0 1 1 2 3 2 7 0 26-8 30-19 20-46 52-135 63-243 6 0 14 0 21 0 47 0 92 19 92 57 0 29-29 83-103 85-8 1-12 1-23 8-7 4-10 8-10 11s2 3 7 3c71 0 162-60 162-123 0-44-53-62-98-62-17 0-34 0-52 0z"><text:p/></draw:path><draw:path draw:style-name="gr3" draw:text-style-name="P6" svg:width="0.035in" svg:height="0.152in" svg:x="1.9406in" svg:y="-0.0004in" svg:viewBox="0 0 90 387" svg:d="M90 383c0-1 0-2-6-9-49-48-61-121-61-180 0-67 14-135 62-183 5-5 5-5 5-7 0-3-2-4-4-4-4 0-39 26-62 76-20 42-24 85-24 118 0 29 4 77 25 120 23 48 57 73 61 73 2 0 4-2 4-4z"><text:p/></draw:path><draw:path draw:style-name="gr3" draw:text-style-name="P6" svg:width="0.1028in" svg:height="0.1067in" svg:x="1.9886in" svg:y="0.0102in" svg:viewBox="0 0 262 272" svg:d="M33 35c0 63 0 126 0 188 0 21-2 28-22 28-4 0-11 1-11 6 0 8 5 8 13 8 20 0 40 0 60 0 7 0 13 0 13-8 0-5-7-6-12-6-21 0-25-8-25-29 0-58 0-117 0-176 57 74 112 147 168 220 3 5 5 6 7 6 7 0 7-6 7-12 0-73 0-147 0-219 0-21 3-27 22-28 2 0 9 0 9-6 0-7-7-7-13-7-19 0-38 0-57 0-7 0-13 0-13 7 0 6 7 6 11 6 22 1 26 9 26 29 0 41 0 80 0 121-40-53-79-105-118-157-3-6-5-6-13-6-22 0-45 0-67 0-8 0-14 0-14 7 0 6 6 6 8 6 11 1 19 8 22 12-1 4-1 5-1 10zM218 245c-56-73-112-148-169-222-3-4-3-5-7-10 15 0 31 0 46 0 43 59 87 118 130 176 0 19 0 38 0 56z"><text:p/></draw:path><draw:path draw:style-name="gr3" draw:text-style-name="P6" svg:width="0.0346in" svg:height="0.152in" svg:x="2.1035in" svg:y="-0.0004in" svg:viewBox="0 0 89 387" svg:d="M89 194c0-31-4-77-25-121-23-48-56-73-61-73-2 0-3 2-3 4s0 2 7 9c38 39 60 99 60 181 0 66-14 134-63 182-4 5-4 6-4 7 0 2 1 4 3 4 5 0 39-26 62-76 20-43 24-85 24-117z"><text:p/></draw:path><draw:path draw:style-name="gr3" draw:text-style-name="P6" svg:width="0.0531in" svg:height="0.152in" svg:x="2.165in" svg:y="-0.0004in" svg:viewBox="0 0 136 387" svg:d="M55 336c0 15-10 39-52 42-2 0-3 3-3 5 0 4 4 4 8 4 37 0 73-20 73-48 0-30 0-58 0-88 0-16 0-28 16-41 13-11 28-12 36-12 2-1 3-2 3-4 0-5-2-5-5-5-25-1-44-15-49-34-1-4-1-5-1-19 0-25 0-51 0-77 0-16 0-28-18-42-16-13-42-17-55-17-4 0-8 0-8 4 0 5 2 5 5 5 25 1 44 14 49 34 1 3 1 3 1 18 0 27 0 53 0 81 0 18 3 24 15 36 9 9 20 12 31 16-32 8-46 26-46 48 0 31 0 63 0 94z"><text:p/></draw:path><draw:path draw:style-name="gr3" draw:text-style-name="P6" svg:width="0.1008in" svg:height="0.035in" svg:x="0.4961in" svg:y="0.286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535in" svg:height="0.1516in" svg:x="0.6587in" svg:y="0.2283in" svg:viewBox="0 0 137 386" svg:d="M82 52c0-16 10-41 52-43 2 0 3-2 3-5 0-4-3-4-7-4-39 0-74 20-74 48 0 30 0 59 0 88 0 16 0 28-15 41-14 11-29 12-37 12-2 0-4 2-4 5s2 3 7 4c25 1 44 15 48 34 1 5 1 6 1 19 0 25 0 52 0 77 0 15 0 28 19 43 15 12 40 15 55 15 4 0 7 0 7-3 0-5-2-5-5-5-25-2-44-14-48-34-2-3-2-4-2-17 0-28 0-54 0-82 0-17-3-24-16-36-8-9-19-12-30-15 32-9 46-27 46-50 0-31 0-61 0-92z"><text:p/></draw:path><draw:path draw:style-name="gr3" draw:text-style-name="P6" svg:width="0.0591in" svg:height="0.0689in" svg:x="0.7303in" svg:y="0.2756in" svg:viewBox="0 0 151 176" svg:d="M137 24c-6 0-12 0-17 6-6 5-7 12-7 15 0 9 7 13 15 13 11 0 22-8 22-24 0-20-19-34-47-34-51 0-103 56-103 110 0 35 23 66 63 66 55 0 88-42 88-46 0-2-3-6-5-6s-3 1-5 5c-31 38-73 38-77 38-24 0-35-18-35-43 0-15 7-52 20-77 13-22 33-38 55-38 14 0 28 5 33 15z"><text:p/></draw:path><draw:path draw:style-name="gr3" draw:text-style-name="P6" svg:width="0.1004in" svg:height="0.1008in" svg:x="0.8323in" svg:y="0.2547in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6" svg:width="0.0685in" svg:height="0.1071in" svg:x="0.9843in" svg:y="0.2366in" svg:viewBox="0 0 175 273" svg:d="M89 4c0-1 0-4-4-4-9 0-38 3-48 3-3 1-7 1-7 8 0 6 3 6 8 6 19 0 20 2 20 6 0 2-1 6-1 8-19 74-37 148-56 222-1 6-1 7-1 9 0 9 8 11 11 11 4 0 11-5 13-9 2-3 19-75 21-85 13 1 45 8 45 33 0 4 0 5-1 8-1 6-1 10-1 14 0 22 15 39 35 39 12 0 22-7 31-21 10-18 14-39 14-40 0-3-4-3-5-3-4 0-5 1-6 7-7 28-16 48-33 48-7 0-12-4-12-19 0-6 1-15 2-21 3-6 3-8 3-12 0-25-25-36-58-40 12-7 25-20 33-29 19-21 37-37 55-37 3 0 3 0 4 0 5 1 5 1 8 3 0 1 0 1 2 2-19 1-22 16-22 21 0 6 4 13 15 13 10 0 21-9 21-23 0-12-9-25-27-25-11 0-28 3-56 34-13 15-28 31-43 36 14-54 27-109 40-163z"><text:p/></draw:path><draw:path draw:style-name="gr3" draw:text-style-name="P6" svg:width="0.0465in" svg:height="0.0701in" svg:x="1.0618in" svg:y="0.2941in" svg:viewBox="0 0 119 179" svg:d="M119 131c-4 0-6 0-9 0-1 5-3 22-7 24-2 1-23 1-27 1-17 0-33 0-50 0 29-24 39-32 54-45 21-15 39-33 39-58 0-33-29-53-63-53s-56 23-56 48c0 15 11 16 14 16 7 0 15-5 15-14 0-6-3-15-17-15 9-20 28-25 40-25 27 0 41 21 41 43 0 23-17 42-25 52-22 22-44 42-66 64-2 3-2 3-2 10 37 0 74 0 111 0 2-16 6-32 8-48z"><text:p/></draw:path><draw:path draw:style-name="gr3" draw:text-style-name="P6" svg:width="0.1004in" svg:height="0.1008in" svg:x="1.1654in" svg:y="0.2547in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6" svg:width="0.0685in" svg:height="0.1071in" svg:x="1.3173in" svg:y="0.2366in" svg:viewBox="0 0 175 273" svg:d="M89 4c0-1 0-4-4-4-9 0-38 3-48 3-3 1-7 1-7 8 0 6 3 6 10 6 17 0 18 2 18 6 0 2-1 6-1 8-19 74-37 148-56 222-1 6-1 7-1 9 0 9 8 11 11 11 4 0 11-5 13-9 2-3 19-75 22-85 12 1 44 8 44 33 0 4 0 5-1 8 0 6-1 10-1 14 0 22 15 39 35 39 12 0 22-7 31-21 10-18 14-39 14-40 0-3-4-3-5-3-4 0-5 1-6 7-7 28-16 48-33 48-7 0-12-4-12-19 0-6 1-15 2-21 3-6 3-8 3-12 0-25-25-36-58-40 12-7 25-20 33-29 19-21 37-37 55-37 3 0 3 0 4 0 5 1 5 1 8 3 2 1 2 1 2 2-19 1-22 16-22 21 0 6 4 13 15 13 10 0 21-9 21-23 0-12-9-25-27-25-11 0-28 3-56 34-13 15-28 31-43 36 14-54 27-109 40-163z"><text:p/></draw:path><draw:path draw:style-name="gr3" draw:text-style-name="P6" svg:width="0.0386in" svg:height="0.0701in" svg:x="1.3996in" svg:y="0.2941in" svg:viewBox="0 0 99 179" svg:d="M62 8c0-8-2-8-9-8-17 18-42 18-53 18 0 3 0 6 0 10 7 0 24 0 40-8 0 46 0 91 0 137 0 9 0 12-28 12-3 0-7 0-10 0 0 4 0 7 0 10 5 0 39-1 49-1 7 0 41 1 48 1 0-3 0-6 0-10-3 0-8 0-11 0-26 0-26-3-26-12 0-49 0-100 0-149z"><text:p/></draw:path><draw:path draw:style-name="gr3" draw:text-style-name="P6" svg:width="0.0055in" svg:height="0.1516in" svg:x="1.5165in" svg:y="0.2283in" svg:viewBox="0 0 15 386" svg:d="M15 14c0-7 0-14-7-14-8 0-8 7-8 14 0 120 0 239 0 359 0 7 0 13 8 13 7 0 7-6 7-13 0-120 0-239 0-359z"><text:p/></draw:path><draw:path draw:style-name="gr3" draw:text-style-name="P6" svg:width="0.0591in" svg:height="0.0689in" svg:x="1.5894in" svg:y="0.2756in" svg:viewBox="0 0 151 176" svg:d="M137 24c-6 0-12 0-17 6-6 5-7 12-7 15 0 9 7 13 15 13 11 0 22-8 22-24 0-20-19-34-47-34-51 0-103 56-103 110 0 35 23 66 63 66 55 0 88-42 88-46 0-2-3-6-5-6s-3 1-5 5c-31 38-73 38-77 38-24 0-35-18-35-43 0-15 7-52 20-77 13-22 33-38 55-38 14 0 28 5 33 15z"><text:p/></draw:path><draw:path draw:style-name="gr3" draw:text-style-name="P6" svg:width="0.0752in" svg:height="0.0878in" svg:x="1.7043in" svg:y="0.2602in" svg:viewBox="0 0 192 224" svg:d="M179 120c7 0 13 0 13-8 0-7-6-7-13-7-55 0-109 0-164 0 5-52 50-90 104-90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1079in" svg:height="0.111in" svg:x="1.8386in" svg:y="0.2382in" svg:viewBox="0 0 275 283" svg:d="M126 0c-55 0-96 26-112 44-13 15-14 26-14 28s1 3 3 3c7 0 16-6 19-8 8-5 9-8 11-15 5-16 16-29 65-31-7 87-30 172-63 252-2 6-2 6-2 8 0 1 1 2 4 2 6 0 25-9 29-19 20-47 52-135 64-243 6 0 13 0 20 0 47 0 92 19 92 57 0 29-28 83-102 85-9 1-14 1-25 8-6 4-9 8-9 11s2 3 7 3c71 0 162-60 162-123 0-44-53-62-97-62-17 0-34 0-52 0z"><text:p/></draw:path><draw:path draw:style-name="gr3" draw:text-style-name="P6" svg:width="0.035in" svg:height="0.1516in" svg:x="1.9685in" svg:y="0.2283in" svg:viewBox="0 0 90 386" svg:d="M90 383c0-1 0-2-6-9-49-48-61-121-61-180 0-67 14-135 62-183 5-5 5-5 5-7 0-3-1-4-4-4-4 0-39 26-61 76-20 42-25 85-25 118 0 29 4 77 26 120 23 48 56 72 60 72 3 0 4-1 4-3z"><text:p/></draw:path><draw:path draw:style-name="gr3" draw:text-style-name="P6" svg:width="0.1028in" svg:height="0.1067in" svg:x="2.0165in" svg:y="0.2378in" svg:viewBox="0 0 262 272" svg:d="M34 35c0 63 0 126 0 188 0 21-3 28-23 28-4 0-11 1-11 6 0 8 7 8 13 8 20 0 40 0 60 0 7 0 13 0 13-8 0-5-7-6-11-6-22 0-26-8-26-29 0-59 0-117 0-177 57 74 112 148 168 221 3 5 5 6 8 6 7 0 7-6 7-12 0-73 0-147 0-219 0-21 3-27 21-28 2 0 9 0 9-6 0-7-6-7-13-7-19 0-38 0-57 0-6 0-13 0-13 7 0 6 7 6 11 6 22 1 26 9 26 29 0 41 0 80 0 121-39-53-79-105-117-157-4-6-6-6-14-6-22 0-45 0-67 0-7 0-14 0-14 7 0 6 7 6 9 6 10 1 18 8 21 12 0 4 0 5 0 10zM218 245c-56-73-112-148-169-222-3-4-3-5-7-10 15 0 31 0 46 0 43 59 87 118 130 176 0 19 0 38 0 56z"><text:p/></draw:path><draw:path draw:style-name="gr3" draw:text-style-name="P6" svg:width="0.035in" svg:height="0.1516in" svg:x="2.1311in" svg:y="0.2283in" svg:viewBox="0 0 90 386" svg:d="M90 194c0-31-4-77-26-121-23-48-56-73-60-73-2 0-4 2-4 4s0 2 8 9c37 39 59 99 59 181 0 66-14 134-62 182-5 5-5 6-5 7 0 2 2 3 4 3 4 0 39-25 61-75 20-43 25-85 25-117z"><text:p/></draw:path><draw:path draw:style-name="gr3" draw:text-style-name="P6" svg:width="0.0535in" svg:height="0.1516in" svg:x="2.1925in" svg:y="0.2283in" svg:viewBox="0 0 137 386" svg:d="M56 336c0 15-11 39-53 42-2 0-3 3-3 5 0 3 4 3 8 3 37 0 73-19 73-47 0-30 0-60 0-89 0-15 0-27 16-40 14-11 28-12 37-12 1-1 3-2 3-4 0-5-2-5-6-5-25-1-44-15-49-34-1-4-1-5-1-20 0-25 0-50 0-76 0-16 0-28-18-42-16-13-42-17-55-17-4 0-8 0-8 4 0 5 2 5 7 5 24 1 42 14 48 33 1 4 1 4 1 19 0 27 0 53 0 81 0 18 2 24 15 36 8 9 19 12 30 16-32 8-45 26-45 48 0 31 0 63 0 94z"><text:p/></draw:path><draw:path draw:style-name="gr3" draw:text-style-name="P6" svg:width="0.1008in" svg:height="0.035in" svg:x="0.4961in" svg:y="0.514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535in" svg:height="0.1516in" svg:x="0.6587in" svg:y="0.4575in" svg:viewBox="0 0 137 386" svg:d="M82 52c0-16 10-41 52-43 2 0 3-2 3-5 0-4-3-4-7-4-39 0-74 20-74 48 0 30 0 59 0 88 0 16 0 28-15 41-14 11-29 12-37 12-2 0-4 2-4 5s2 3 7 4c25 1 44 15 48 34 1 5 1 5 1 19 0 25 0 52 0 77 0 15 0 28 19 43 15 12 40 15 55 15 4 0 7 0 7-3 0-5-2-5-5-5-25-2-44-14-48-34-2-3-2-4-2-17 0-28 0-54 0-82 0-17-3-24-16-37-8-8-19-11-30-14 32-9 46-27 46-50 0-31 0-61 0-92z"><text:p/></draw:path><draw:path draw:style-name="gr3" draw:text-style-name="P6" svg:width="0.0559in" svg:height="0.1067in" svg:x="0.7311in" svg:y="0.4646in" svg:viewBox="0 0 143 272" svg:d="M75 4c0-1 0-4-6-4-9 0-37 3-47 3-2 1-7 1-7 8 0 6 4 6 9 6 19 0 20 2 20 6 0 2-4 16-6 23-11 42-20 85-31 127-5 18-7 25-7 38 0 38 21 61 49 61 46 0 94-57 94-112 0-36-21-63-52-63-17 0-34 12-45 23 10-39 19-77 29-116zM38 150c3-8 3-9 6-14 19-25 36-30 46-30 14 0 24 12 24 36 0 23-12 67-19 82-13 26-30 40-46 40-13 0-26-11-26-40 0-6 0-14 7-38 3-12 5-24 8-36z"><text:p/></draw:path><draw:path draw:style-name="gr3" draw:text-style-name="P6" svg:width="0.1008in" svg:height="0.1008in" svg:x="0.8315in" svg:y="0.4815in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3" draw:text-style-name="P6" svg:width="0.0689in" svg:height="0.1067in" svg:x="0.9835in" svg:y="0.4646in" svg:viewBox="0 0 176 272" svg:d="M90 4c0-1 0-4-5-4-9 0-37 3-48 3-2 1-6 1-6 8 0 6 3 6 9 6 18 0 19 2 19 6 0 2-1 6-1 8-18 74-37 148-56 222-2 6-2 7-2 9 0 9 8 10 12 10s10-4 13-8c1-3 19-75 21-85 13 1 45 8 45 33 0 3 0 5-1 8-1 6-1 10-1 14 0 22 15 38 35 38 11 0 22-6 31-20 9-18 13-39 13-40 0-3-3-3-4-3-3 0-5 1-6 7-7 28-16 48-33 48-7 0-13-4-13-19 0-6 2-15 3-21 3-6 3-8 3-12 0-25-26-36-58-40 11-8 25-20 33-29 19-21 37-37 55-37 3 0 3 0 4 0 4 1 5 1 9 3 0 1 0 1 1 2-19 1-22 16-22 21 0 6 4 13 14 13s22-9 22-24c0-11-10-24-26-24-11 0-29 3-58 34-13 15-27 31-43 36 14-54 28-109 41-163z"><text:p/></draw:path><draw:path draw:style-name="gr3" draw:text-style-name="P6" svg:width="0.0382in" svg:height="0.0701in" svg:x="1.0661in" svg:y="0.5224in" svg:viewBox="0 0 98 179" svg:d="M60 8c0-8 0-8-7-8-18 18-42 18-53 18 0 3 0 6 0 10 7 0 24 0 38-8 0 46 0 91 0 137 0 9 0 12-26 12-3 0-7 0-10 0 0 4 0 7 0 10 5 0 38-1 47-1s43 1 49 1c0-3 0-6 0-10-3 0-7 0-10 0-28 0-28-3-28-12 0-49 0-100 0-149z"><text:p/></draw:path><draw:path draw:style-name="gr3" draw:text-style-name="P6" svg:width="0.0055in" svg:height="0.1516in" svg:x="1.1827in" svg:y="0.4575in" svg:viewBox="0 0 15 386" svg:d="M15 14c0-7 0-14-7-14-8 0-8 7-8 14 0 120 0 239 0 359 0 7 0 13 8 13 7 0 7-6 7-13 0-120 0-239 0-359z"><text:p/></draw:path><draw:path draw:style-name="gr3" draw:text-style-name="P6" svg:width="0.0555in" svg:height="0.1067in" svg:x="1.2563in" svg:y="0.4646in" svg:viewBox="0 0 142 272" svg:d="M74 4c0-1 0-4-5-4-9 0-37 3-47 3-3 1-8 1-8 8 0 6 4 6 10 6 19 0 19 2 19 6 0 2-3 16-6 23-10 42-21 85-30 127-6 18-7 25-7 38 0 38 21 61 49 61 46 0 93-57 93-112 0-36-20-63-51-63-18 0-34 12-46 23 10-39 19-77 29-116zM37 150c4-8 4-9 7-14 19-25 36-30 46-30 14 0 24 12 24 36 0 23-13 67-19 82-14 26-31 40-46 40-13 0-26-11-26-40 0-6 0-14 7-38 2-12 5-24 7-36z"><text:p/></draw:path><draw:path draw:style-name="gr3" draw:text-style-name="P6" svg:width="0.076in" svg:height="0.0878in" svg:x="1.3693in" svg:y="0.4882in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3" draw:text-style-name="P6" svg:width="0.1079in" svg:height="0.111in" svg:x="1.5035in" svg:y="0.4665in" svg:viewBox="0 0 275 283" svg:d="M126 0c-55 0-95 26-112 44-13 15-14 26-14 28s2 3 4 3c6 0 15-6 18-8 9-5 10-8 12-15 6-16 15-29 65-31-8 87-31 172-63 252-2 6-2 6-2 8 0 1 1 2 3 2 7 0 26-9 30-19 20-47 52-135 63-243 6 0 13 0 20 0 47 0 92 18 92 57 0 29-28 83-102 85-8 1-12 1-23 8-7 4-10 8-10 11s2 3 6 3c71 0 162-61 162-123 0-45-52-62-97-62-17 0-34 0-52 0z"><text:p/></draw:path><draw:path draw:style-name="gr3" draw:text-style-name="P6" svg:width="0.0346in" svg:height="0.1516in" svg:x="1.6339in" svg:y="0.4575in" svg:viewBox="0 0 89 386" svg:d="M89 383c0-1 0-2-7-9-48-48-60-121-60-180 0-67 15-135 63-183 4-5 4-5 4-7 0-3-1-4-3-4-5 0-39 26-62 76-20 42-24 85-24 118 0 29 4 77 25 120 23 48 56 72 61 72 2 0 3-1 3-3z"><text:p/></draw:path><draw:path draw:style-name="gr3" draw:text-style-name="P6" svg:width="0.1028in" svg:height="0.1067in" svg:x="1.6815in" svg:y="0.4665in" svg:viewBox="0 0 262 272" svg:d="M34 35c0 63 0 126 0 188 0 21-3 28-23 28-4 0-11 1-11 6 0 8 7 8 13 8 20 0 41 0 61 0 6 0 13 0 13-8 0-5-7-6-12-6-21 0-24-8-24-29 0-59 0-117 0-177 56 74 111 148 167 221 3 5 5 6 7 6 7 0 7-6 7-12 0-73 0-147 0-219 0-21 3-27 21-28 2 0 9 0 9-6 0-7-6-7-12-7-19 0-39 0-58 0-6 0-12 0-12 7 0 6 7 6 11 6 21 1 25 9 25 29 0 41 0 80 0 121-39-53-79-105-117-157-3-6-4-6-14-6-22 0-45 0-67 0-7 0-13 0-13 7 0 6 6 6 8 6 11 1 18 8 22 12-1 4-1 5-1 10zM219 245c-56-73-112-148-168-222-5-5-5-5-9-10 15 0 31 0 46 0 44 59 87 118 131 176 0 19 0 38 0 56z"><text:p/></draw:path><draw:path draw:style-name="gr3" draw:text-style-name="P6" svg:width="0.0346in" svg:height="0.1516in" svg:x="1.7969in" svg:y="0.4575in" svg:viewBox="0 0 89 386" svg:d="M89 194c0-31-4-77-25-121-23-48-56-73-61-73-2 0-3 2-3 4s0 2 7 9c38 39 60 99 60 181 0 66-14 134-63 182-4 5-4 6-4 7 0 2 1 3 3 3 5 0 39-25 62-75 20-43 24-85 24-117z"><text:p/></draw:path><draw:path draw:style-name="gr3" draw:text-style-name="P6" svg:width="0.0535in" svg:height="0.1516in" svg:x="1.8579in" svg:y="0.4575in" svg:viewBox="0 0 137 386" svg:d="M56 336c0 15-10 39-52 42-2 0-4 2-4 5s4 3 8 3c38 0 73-19 74-47 0-30 0-60 0-89 0-15 0-28 16-40 13-11 27-12 36-12 2-1 3-2 3-4 0-5-2-5-5-5-26-1-44-15-48-34-2-4-2-5-2-20 0-25 0-50 0-76 0-16 0-28-18-42-16-13-43-17-56-17-4 0-8 0-8 4 0 5 3 5 7 5 24 1 42 14 48 33 1 4 1 4 1 19 0 27 0 53 0 81 0 18 3 24 15 36 8 8 20 12 31 16-32 8-46 26-46 48 0 31 0 63 0 94z"><text:p/></draw:path><draw:path draw:style-name="gr3" draw:text-style-name="P6" svg:width="0.0732in" svg:height="0.0504in" svg:x="0.6445in" svg:y="0.622in" svg:viewBox="0 0 187 129" svg:d="M187 94c0-9 0-11-6-11-24-2-61-4-96-21-42-21-58-45-67-61-2-1-4-1-9-1-9 0-9 0-9 10 0 2 0 3 0 5 52 95 140 114 178 114 9 0 9 0 9-11 0-8 0-17 0-24z"><text:p/></draw:path><draw:path draw:style-name="gr3" draw:text-style-name="P6" svg:width="0.5008in" svg:height="0.0177in" svg:x="0.7165in" svg:y="0.6547in" svg:viewBox="0 0 1273 46" svg:d="M637 46c-212 0-425 0-637 0 0-15 0-31 0-46 425 0 848 0 1273 0 0 15 0 31 0 46-213 0-424 0-636 0z"><text:p/></draw:path><draw:path draw:style-name="gr3" draw:text-style-name="P6" svg:width="0.0732in" svg:height="0.0504in" svg:x="1.2154in" svg:y="0.6547in" svg:viewBox="0 0 187 129" svg:d="M187 112c-52-94-139-112-178-112-9 0-9 0-9 11 0 8 0 17 0 24 0 9 0 11 5 11 25 0 62 4 97 21 42 21 57 45 67 60 1 2 4 2 9 2 9 0 9 0 9-10 0-2 0-5 0-7z"><text:p/></draw:path><draw:path draw:style-name="gr3" draw:text-style-name="P6" svg:width="0.0732in" svg:height="0.0504in" svg:x="1.2819in" svg:y="0.6547in" svg:viewBox="0 0 187 129" svg:d="M187 11c0-11 0-11-9-11-39 0-126 19-178 112 0 2 0 5 0 7 0 10 0 10 9 10 7 0 7 0 10-4 32-50 84-78 162-79 6 0 6-2 6-11 0-7 0-16 0-24z"><text:p/></draw:path><draw:path draw:style-name="gr3" draw:text-style-name="P6" svg:width="0.5008in" svg:height="0.0177in" svg:x="1.3539in" svg:y="0.6547in" svg:viewBox="0 0 1273 46" svg:d="M636 46c-213 0-424 0-636 0 0-15 0-31 0-46 425 0 848 0 1273 0 0 15 0 31 0 46-213 0-425 0-637 0z"><text:p/></draw:path><draw:path draw:style-name="gr3" draw:text-style-name="P6" svg:width="0.0732in" svg:height="0.0504in" svg:x="1.8531in" svg:y="0.622in" svg:viewBox="0 0 187 129" svg:d="M187 10c0-10 0-10-9-10-8 0-8 0-10 2-32 51-84 78-164 81-4 0-4 2-4 11 0 7 0 16 0 24 0 11 0 11 9 11 38 0 125-19 178-114 0-2 0-3 0-5z"><text:p/></draw:path><draw:path draw:style-name="gr3" draw:text-style-name="P6" svg:width="0.0811in" svg:height="0.0724in" svg:x="1.0421in" svg:y="0.7441in" svg:viewBox="0 0 207 185" svg:d="M32 164c-2 9-3 11-23 11-6 0-9 0-9 5s3 5 9 5c35 0 69 0 104 0 45 0 81-32 81-58 0-19-18-36-47-39 32-7 60-26 60-49 0-21-21-39-56-39-33 0-65 0-98 0-6 0-9 0-9 6 0 4 3 4 9 4 3 0 5 0 10 0 5 1 6 1 6 4s0 1-1 6c-12 48-24 96-36 144zM76 85c5-22 11-44 16-66 3-9 3-9 14-9 13 0 27 0 40 0 29 0 34 18 34 27 0 22-24 48-60 48-14 0-30 0-44 0zM63 175c-9 0-9 0-9-3s0-1 1-6c7-24 12-49 19-74 18 0 38 0 57 0 25 0 35 17 35 32 0 28-27 51-60 51-15 0-29 0-43 0z"><text:p/></draw:path><draw:path draw:style-name="gr3" draw:text-style-name="P6" svg:width="0.078in" svg:height="0.0783in" svg:x="1.1386in" svg:y="0.752in" svg:viewBox="0 0 199 200" svg:d="M107 107c27 0 55 0 82 0 3 0 10 0 10-7 0-6-7-6-10-6-27 0-55 0-82 0 0-28 0-55 0-83 0-4 0-11-7-11s-7 7-7 11c0 28 0 55 0 83-27 0-56 0-83 0-3 0-10 0-10 6 0 7 7 7 10 7 27 0 56 0 83 0 0 27 0 56 0 83 0 4 0 10 6 10 8 0 8-6 8-10 0-27 0-56 0-83z"><text:p/></draw:path><draw:path draw:style-name="gr3" draw:text-style-name="P6" svg:width="0.052in" svg:height="0.0744in" svg:x="1.2327in" svg:y="0.7429in" svg:viewBox="0 0 133 190" svg:d="M64 8c1 0 1-4 1-5s-1-3-5-3-27 2-34 2c-2 1-5 1-5 7 0 4 3 4 6 4 14 0 14 1 14 4 0 2-1 3-1 6-14 51-26 102-39 153-1 4-1 3-1 6 0 4 3 8 9 8 7 0 11-5 13-11 0-1 12-48 13-52 19 2 34 7 34 22 0 2 0 3 0 5-1 4-1 6-1 9 0 19 16 27 29 27 26 0 23-27 34-40 0-5-3-5-5-5-3 0-4 2-5 7-3 12-10 31-24 31-7 0-9-7-9-15 0-4 0-4 1-12 1 0 2-5 2-7 0-25-33-29-44-29 8-6 18-14 22-19 15-12 28-25 43-25 3 0 7 1 9 3-12 2-14 11-14 16 0 6 4 10 11 10s15-6 15-18c0-9-7-19-21-19-15 0-30 11-43 24-12 11-21 19-32 25 9-37 18-73 27-109z"><text:p/></draw:path><draw:path draw:style-name="gr3" draw:text-style-name="P6" svg:width="0.0374in" svg:height="0.0504in" svg:x="1.2961in" svg:y="0.7815in" svg:viewBox="0 0 96 129" svg:d="M96 91c-3 0-6 0-8 0-1 4-2 16-6 18-2 1-17 1-20 1-13 0-26 0-38 0 12-10 27-20 39-29 17-11 33-23 33-42 0-26-23-39-51-39-26 0-45 15-45 34 0 10 9 11 11 11 5 0 11-3 11-11 0-6-4-11-11-11 5-9 16-14 30-14 18 0 35 11 35 30 0 16-12 28-27 40-15 13-31 28-47 41-2 1-2 1-2 3s0 4 0 6c30 0 60 0 90 0 2-12 3-26 6-38z"><text:p/></draw:path><draw:path draw:style-name="gr3" draw:text-style-name="P6" svg:width="0.078in" svg:height="0.0283in" svg:x="1.3559in" svg:y="0.7756in" svg:viewBox="0 0 199 73" svg:d="M189 13c5 0 10 0 10-6 0-7-7-7-10-7-59 0-120 0-179 0-3 0-10 0-10 7 0 6 7 6 11 6 59 0 119 0 178 0zM189 73c3 0 10 0 10-7s-5-7-10-7c-59 0-119 0-178 0-4 0-11 0-11 7s7 7 10 7c59 0 120 0 179 0z"><text:p/></draw:path><draw:path draw:style-name="gr3" draw:text-style-name="P6" svg:width="0.0819in" svg:height="0.0768in" svg:x="1.4496in" svg:y="0.7429in" svg:viewBox="0 0 209 196" svg:d="M209 3c0-1-1-3-3-3-3 0-3 0-6 3-6 7-13 15-20 21-2-3-17-24-50-24-66 0-130 58-130 119 0 44 34 77 82 77 16 0 41-3 70-27 21-18 27-41 27-44 0-4-3-4-5-4-4 0-4 2-5 4-11 38-49 61-81 61-29 0-61-15-61-58 0-8 2-51 33-85 19-21 47-33 73-33 31 0 50 22 50 53 0 7-2 9-2 11 0 3 4 3 6 3 4 0 4-1 5-5 6-24 11-46 17-69z"><text:p/></draw:path><draw:path draw:style-name="gr3" draw:text-style-name="P6" svg:width="0.1008in" svg:height="0.035in" svg:x="0.4961in" svg:y="0.981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535in" svg:height="0.1516in" svg:x="0.6587in" svg:y="0.922in" svg:viewBox="0 0 137 386" svg:d="M82 52c0-16 10-41 52-43 2-1 3-2 3-5 0-4-3-4-7-4-39 0-74 20-74 48 0 30 0 59 0 88 0 16 0 28-15 41-14 11-29 12-37 12-2 0-4 2-4 5s2 3 7 4c25 1 44 15 48 34 1 5 1 5 1 19 0 25 0 52 0 77 0 15 0 28 19 43 15 12 40 15 55 15 4 0 7 0 7-3 0-5-2-5-5-5-25-2-44-14-48-34-2-3-2-4-2-17 0-28 0-54 0-82 0-17-3-24-16-37-8-8-19-11-30-14 32-9 46-28 46-50 0-31 0-61 0-92z"><text:p/></draw:path><draw:path draw:style-name="gr3" draw:text-style-name="P6" svg:width="0.0693in" svg:height="0.0685in" svg:x="0.7303in" svg:y="0.9693in" svg:viewBox="0 0 177 175" svg:d="M129 25c-7-14-19-25-36-25-46 0-93 57-93 113 0 37 21 62 52 62 7 0 26-1 49-29 3 17 17 29 35 29 15 0 23-9 29-21 7-14 12-37 12-38 0-4-3-4-4-4-5 0-5 1-6 7-6 25-14 48-30 48-11 0-12-10-12-17 0-9 1-12 6-29 4-16 5-21 9-35 4-18 8-36 13-54 3-11 3-12 3-13 0-7-4-11-11-11-10 0-15 9-16 17zM103 125c-2 7-2 8-7 15-17 21-33 27-44 27-19 0-25-22-25-36 0-20 13-67 21-85 12-23 30-37 45-37 26 0 31 32 31 34s-1 4-1 7c-6 25-13 50-20 75z"><text:p/></draw:path><draw:path draw:style-name="gr3" draw:text-style-name="P6" svg:width="0.0055in" svg:height="0.1516in" svg:x="0.865in" svg:y="0.922in" svg:viewBox="0 0 15 386" svg:d="M15 14c0-7 0-14-7-14-8 0-8 7-8 14 0 120 0 239 0 359 0 7 0 13 8 13 7 0 7-6 7-13 0-120 0-239 0-359z"><text:p/></draw:path><draw:path draw:style-name="gr3" draw:text-style-name="P6" svg:width="0.0693in" svg:height="0.0685in" svg:x="0.9374in" svg:y="0.9693in" svg:viewBox="0 0 177 175" svg:d="M129 25c-7-14-18-25-36-25-45 0-93 57-93 113 0 37 22 62 52 62 7 0 27-1 50-29 4 17 17 29 35 29 14 0 22-9 29-21 7-14 11-37 11-38 0-4-3-4-4-4-4 0-5 1-6 7-6 25-13 48-28 48-11 0-13-10-13-17 0-9 2-12 6-29 3-16 4-21 8-35 4-18 10-36 14-54 2-11 2-12 2-13 0-7-4-11-11-11-9 0-15 9-16 17zM104 125c-2 7-2 8-7 15-18 21-33 27-44 27-20 0-26-22-26-36 0-20 14-67 22-85 13-23 29-37 44-37 26 0 31 32 31 34s-1 4-1 7c-6 25-12 50-19 75z"><text:p/></draw:path><draw:path draw:style-name="gr3" draw:text-style-name="P6" svg:width="0.076in" svg:height="0.0878in" svg:x="1.0665in" svg:y="0.9547in" svg:viewBox="0 0 194 224" svg:d="M179 120c7 0 15 0 15-8 0-7-8-7-15-7-55 0-109 0-164 0 5-52 50-90 104-90 20 0 40 0 60 0 7 0 15 0 15-7 0-8-8-8-15-8-20 0-40 0-60 0-66 0-119 51-119 112 0 62 53 112 119 112 20 0 40 0 60 0 7 0 15 0 15-7 0-8-8-8-15-8-20 0-40 0-60 0-54 0-99-37-104-89 55 0 109 0 164 0z"><text:p/></draw:path><draw:path draw:style-name="gr3" draw:text-style-name="P6" svg:width="0.1079in" svg:height="0.111in" svg:x="1.2004in" svg:y="0.9319in" svg:viewBox="0 0 275 283" svg:d="M126 0c-55 0-95 26-112 44-13 15-14 26-14 28s1 3 3 3c7 0 16-6 19-8 8-5 9-8 12-15 4-16 15-29 65-31-8 87-31 172-63 252-2 6-2 6-2 8 0 1 1 2 3 2 7 0 26-9 29-19 21-47 52-135 64-243 6 0 13 0 20 0 47 0 92 18 92 57 0 29-28 83-102 85-9 1-12 1-23 8-8 4-10 8-10 11s2 3 6 3c71 0 162-61 162-124 0-44-52-61-97-61-17 0-34 0-52 0z"><text:p/></draw:path><draw:path draw:style-name="gr3" draw:text-style-name="P6" svg:width="0.0346in" svg:height="0.1516in" svg:x="1.3307in" svg:y="0.922in" svg:viewBox="0 0 89 386" svg:d="M89 383c0-1 0-2-7-9-48-48-60-122-60-180 0-67 14-136 63-183 4-5 4-5 4-7 0-3-1-4-3-4-5 0-39 26-62 76-20 42-24 85-24 118 0 29 4 77 25 120 23 48 56 72 61 72 2 0 3-1 3-3z"><text:p/></draw:path><draw:path draw:style-name="gr3" draw:text-style-name="P6" svg:width="0.1028in" svg:height="0.1067in" svg:x="1.3783in" svg:y="0.9315in" svg:viewBox="0 0 262 272" svg:d="M34 35c0 63 0 126 0 188 0 21-3 28-23 28-4 0-11 1-11 6 0 8 7 8 13 8 20 0 41 0 61 0 6 0 12 0 12-8 0-5-6-6-11-6-22 0-24-8-24-29 0-59 0-117 0-177 55 74 111 148 166 221 4 5 5 6 8 6 7 0 7-6 7-12 0-73 0-147 0-219 0-22 3-27 21-28 2 0 9 0 9-6 0-7-6-7-12-7-19 0-39 0-58 0-6 0-13 0-13 7 0 6 8 6 12 6 21 1 25 9 25 29 0 41 0 80 0 121-39-53-79-105-117-157-4-6-6-6-14-6-22 0-45 0-67 0-7 0-13 0-13 7 0 6 6 6 8 6 10 1 18 8 22 12-1 4-1 5-1 10zM219 245c-56-73-112-148-168-222-5-5-5-5-9-10 15 0 31 0 46 0 44 59 87 118 131 176 0 19 0 38 0 56z"><text:p/></draw:path><draw:path draw:style-name="gr3" draw:text-style-name="P6" svg:width="0.035in" svg:height="0.1516in" svg:x="1.4933in" svg:y="0.922in" svg:viewBox="0 0 90 386" svg:d="M90 194c0-31-4-77-25-121-23-48-57-73-61-73-2 0-4 1-4 4 0 2 0 2 8 9 37 38 59 99 59 181 0 66-14 134-62 182-5 5-5 6-5 7 0 2 2 3 4 3 4 0 39-25 62-75 20-43 24-85 24-117z"><text:p/></draw:path><draw:path draw:style-name="gr3" draw:text-style-name="P6" svg:width="0.0535in" svg:height="0.1516in" svg:x="1.5547in" svg:y="0.922in" svg:viewBox="0 0 137 386" svg:d="M56 336c0 15-10 39-53 42-1 0-3 2-3 5s4 3 8 3c37 0 73-19 73-48 0-30 0-59 0-88 0-15 0-28 16-40 14-11 28-12 37-12 2-1 3-2 3-4 0-5-2-5-6-5-25-2-44-15-49-34-1-4-1-5-1-20 0-25 0-50 0-76 0-16 0-28-17-44-17-11-43-15-56-15-4 0-8 0-8 4s2 4 7 5c24 1 42 13 48 33 1 4 1 4 1 19 0 27 0 53 0 81 0 18 3 24 15 36 8 8 19 12 30 16-31 8-45 26-45 48 0 31 0 63 0 94z"><text:p/></draw:path><draw:path draw:style-name="gr3" draw:text-style-name="P6" svg:width="0.0732in" svg:height="0.0504in" svg:x="0.6445in" svg:y="1.087in" svg:viewBox="0 0 187 129" svg:d="M187 94c0-9 0-11-6-11-24-2-61-4-96-21-42-21-58-45-67-61-2-1-4-1-9-1-9 0-9 0-9 10 0 2 0 3 0 5 52 95 140 114 178 114 9 0 9 0 9-11 0-8 0-17 0-24z"><text:p/></draw:path><draw:path draw:style-name="gr3" draw:text-style-name="P6" svg:width="0.3492in" svg:height="0.0177in" svg:x="0.7165in" svg:y="1.1197in" svg:viewBox="0 0 888 46" svg:d="M443 46c-147 0-296 0-443 0 0-15 0-31 0-46 296 0 592 0 888 0 0 15 0 31 0 46-149 0-296 0-445 0z"><text:p/></draw:path><draw:path draw:style-name="gr3" draw:text-style-name="P6" svg:width="0.0732in" svg:height="0.0504in" svg:x="1.0642in" svg:y="1.1197in" svg:viewBox="0 0 187 129" svg:d="M187 112c-52-94-140-112-178-112-9 0-9 0-9 11 0 8 0 17 0 24 0 9 0 11 5 11 25 0 62 4 97 21 42 21 57 45 67 60 1 2 4 2 9 2 9 0 9 0 9-10 0-2 0-5 0-7z"><text:p/></draw:path><draw:path draw:style-name="gr3" draw:text-style-name="P6" svg:width="0.0736in" svg:height="0.0504in" svg:x="1.1299in" svg:y="1.1197in" svg:viewBox="0 0 188 129" svg:d="M188 11c0-11 0-11-9-11-39 0-126 19-179 112 0 2 0 5 0 7 0 10 1 10 10 10 8 0 8 0 10-4 31-50 84-78 163-79 5 0 5-3 5-11 0-7 0-16 0-24z"><text:p/></draw:path><draw:path draw:style-name="gr3" draw:text-style-name="P6" svg:width="0.3492in" svg:height="0.0177in" svg:x="1.2024in" svg:y="1.1197in" svg:viewBox="0 0 888 46" svg:d="M443 46c-147 0-296 0-443 0 0-15 0-31 0-46 296 0 592 0 888 0 0 15 0 31 0 46-149 0-296 0-445 0z"><text:p/></draw:path><draw:path draw:style-name="gr3" draw:text-style-name="P6" svg:width="0.0732in" svg:height="0.0504in" svg:x="1.55in" svg:y="1.087in" svg:viewBox="0 0 187 129" svg:d="M187 10c0-10 0-10-9-10-8 0-8 0-10 2-32 51-84 78-164 81-4 0-4 2-4 11 0 7 0 16 0 24 0 11 0 11 8 11 39 0 126-19 179-114 0-2 0-3 0-5z"><text:p/></draw:path><draw:path draw:style-name="gr3" draw:text-style-name="P6" svg:width="0.0795in" svg:height="0.076in" svg:x="0.8906in" svg:y="1.2075in" svg:viewBox="0 0 203 194" svg:d="M41 161c-10 14-19 22-34 23-4 0-7 0-7 5 0 4 2 5 4 5 7 0 16-1 23-1 9 0 20 1 28 1 1 0 5 0 5-7 0-3-3-3-4-3-2 0-12-1-12-9 0-3 2-8 4-10 7-11 15-22 21-33 27 0 52 0 78 0 3 14 5 30 7 44-1 3-3 8-19 8-3 0-7 0-7 5 0 1 1 5 4 5 8 0 27-1 35-1 5 0 11 0 16 0s11 1 15 1 5-3 5-7c0-3-3-3-7-3-16 0-16-2-17-9-7-56-16-111-24-167 0-6-2-8-7-8s-6 3-8 7c-33 51-66 102-99 154zM76 122c19-30 38-59 57-89 4 30 8 59 12 89-23 0-46 0-69 0z"><text:p/></draw:path><draw:path draw:style-name="gr3" draw:text-style-name="P6" svg:width="0.078in" svg:height="0.0783in" svg:x="0.9835in" svg:y="1.2165in" svg:viewBox="0 0 199 200" svg:d="M106 107c27 0 56 0 83 0 3 0 10 0 10-7 0-6-7-6-10-6-27 0-56 0-83 0 0-28 0-55 0-83 0-4 0-11-7-11s-7 7-7 11c0 28 0 55 0 83-27 0-55 0-82 0-3 0-10 0-10 6 0 7 5 7 10 7 27 0 55 0 82 0 0 27 0 56 0 83 0 4 0 10 7 10s7-6 7-10c0-27 0-56 0-83z"><text:p/></draw:path><draw:path draw:style-name="gr3" draw:text-style-name="P6" svg:width="0.052in" svg:height="0.0744in" svg:x="1.0776in" svg:y="1.2087in" svg:viewBox="0 0 133 190" svg:d="M64 8c0-1 1-4 1-5s-1-3-5-3c-5 0-27 2-34 2-2 1-6 1-6 7 0 4 4 4 7 4 13 0 13 1 13 4 0 2 0 3-2 6-12 51-25 102-37 153-1 4-1 3-1 6 0 4 3 8 9 8 7 0 11-5 12-11 1-1 12-48 13-52 20 2 35 7 35 22 0 1 0 3-1 5-1 4-1 6-1 9 0 19 17 27 29 27 26 0 35-40 35-41 0-4-3-3-5-4-4 0-4 2-5 7-3 12-11 31-24 31-8 0-9-7-9-15 0-4 0-4 1-12 0-2 1-5 1-7 0-25-32-29-44-29 9-6 19-14 23-19 13-12 28-25 42-25 3 0 8 1 10 3-12 2-14 11-14 16s4 10 11 10c6 0 15-6 15-18 0-9-7-19-21-19-15 0-30 11-44 24-11 11-20 19-31 24 9-37 18-72 27-108z"><text:p/></draw:path><draw:path draw:style-name="gr3" draw:text-style-name="P6" svg:width="0.0307in" svg:height="0.0504in" svg:x="1.1445in" svg:y="1.2484in" svg:viewBox="0 0 79 129" svg:d="M48 6c0-6 0-6-6-6-13 12-35 12-39 12-1 0-2 0-3 0 0 3 0 6 0 9 1 0 2 0 3 0 5 0 17-1 28-6 0 32 0 65 0 97 0 6 0 8-20 8-3 0-7 0-10 0 0 3 0 5 0 9 11-1 26-1 39-1 11 0 28 0 39 1 0-4 0-6 0-9-3 0-6 0-10 0-21 0-21-2-21-8 0-35 0-71 0-106z"><text:p/></draw:path><draw:path draw:style-name="gr3" draw:text-style-name="P6" svg:width="0.078in" svg:height="0.0283in" svg:x="1.2004in" svg:y="1.2429in" svg:viewBox="0 0 199 73" svg:d="M189 13c3 0 10 0 10-6 0-7-7-7-10-7-59 0-120 0-179 0-3 0-10 0-10 7 0 6 7 6 10 6 59 0 120 0 179 0zM189 73c3 0 10 0 10-7s-7-7-10-7c-59 0-120 0-179 0-3 0-10 0-10 7s7 7 10 7c59 0 120 0 179 0z"><text:p/></draw:path><draw:path draw:style-name="gr3" draw:text-style-name="P6" svg:width="0.0811in" svg:height="0.0724in" svg:x="1.2941in" svg:y="1.2102in" svg:viewBox="0 0 207 185" svg:d="M32 163c-2 10-3 12-24 12-5 0-8 0-8 5s3 5 8 5c35 0 70 0 105 0 45 0 81-32 81-58 0-19-18-36-47-39 32-7 60-26 60-49 0-21-21-39-56-39-33 0-65 0-98 0-6 0-9 0-9 6 0 4 3 4 9 4 3 0 5 0 10 0 5 1 6 1 6 3 0 1 0 2-1 7-12 47-24 96-36 143zM75 85c5-22 11-44 16-66 2-9 4-9 15-9 13 0 27 0 40 0 28 0 34 18 34 27 0 22-24 48-60 48-16 0-30 0-45 0zM63 175c-9 0-9 0-9-3s0-1 1-6c7-24 12-49 19-74 18 0 38 0 57 0 25 0 35 17 35 32 0 28-27 51-60 51-15 0-29 0-43 0z"><text:p/></draw:path><draw:path draw:style-name="gr3" draw:text-style-name="P6" svg:width="0.1008in" svg:height="0.035in" svg:x="1.6709in" svg:y="0.98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43in" svg:height="0.1087in" svg:x="1.828in" svg:y="0.9283in" svg:viewBox="0 0 266 277" svg:d="M56 232c-15 27-31 32-47 33-5 0-9 0-9 8 0 2 2 4 5 4 11 0 22-1 33-1 14 0 27 1 39 1 3 0 8 0 8-7 0-5-4-5-7-5-9-1-18-4-18-14 0-5 3-9 6-14 10-17 20-33 30-50 32 0 65 0 96 0 0 9 6 62 6 65 0 12-20 13-28 13-5 0-8 0-8 8 0 4 4 4 5 4 16 0 32-1 49-1 8 0 33 1 42 1 3 0 8 0 8-7 0-5-4-5-10-5-23 0-23-3-24-14-8-80-16-162-24-242-1-8-1-9-7-9s-9 2-11 7c-45 74-89 150-134 225zM102 176c26-43 51-85 76-128 5 43 9 85 13 128-29 0-59 0-89 0z"><text:p/></draw:path></draw:g></text:p>
          <text:p text:style-name="P32">כדרוש. </text:p>
        </text:list-item>
      </text:list>
      <text:p text:style-name="P9"><draw:g text:anchor-type="as-char" svg:y="-0.1134in" draw:z-index="137" draw:name="Shape138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18" text:outline-level="3">סעיף (ג)</text:h>
      <text:p text:style-name="P26">נתון: <text:span text:style-name="T3">תהי </text:span><text:span text:style-name="T3"><draw:g text:anchor-type="as-char" svg:y="-0.1043in" draw:z-index="138" draw:name="Shape139" draw:style-name="gr1"><svg:title>TexMaths</svg:title><svg:desc>11§display§E \subseteq \N§svg§600§FALSE§</svg:desc><draw:path draw:style-name="gr2" draw:text-style-name="P5" svg:width="0.4146in" svg:height="0.1087in" svg:x="0.002in" svg:y="0.0071in" svg:viewBox="0 0 1054 277" svg:d="M0 0c351 0 702 0 1054 0 0 93 0 184 0 277-352 0-703 0-1054 0 0-93 0-184 0-277z"><text:p/></draw:path><draw:path draw:style-name="gr3" draw:text-style-name="P6" svg:width="0.1102in" svg:height="0.1028in" svg:x="-0.0004in" svg:y="0.0012in" svg:viewBox="0 0 281 262" svg:d="M260 171c0-1 1-4 1-5-2-1 0-4-4-4s-5 3-5 5c-25 57-40 83-106 83-18 0-38 0-57 0-4 0-5 0-8 0-4-2-5-2-5-5 0-1 0-1 2-9 9-34 18-69 27-103 13 0 25 0 38 0 32 0 32 7 32 17 0 2 0 7-2 18-1 2-1 3-1 4s1 5 4 5 5-3 7-8c6-30 14-60 22-89 0-4-2-5-5-5-4 0-4 2-5 7-9 30-16 38-51 38-12 0-24 0-36 0 8-32 15-63 23-93 3-14 3-15 21-15s35 0 54 0c47 0 58 11 58 43 0 9 0 10-1 20 0 2 0 5 0 7 0 1 1 5 5 5s4-3 5-10c2-23 4-45 8-67 1-10-1-10-11-10-65 0-130 0-195 0-8 0-11 0-11 8 0 4 3 4 10 4 14 0 25 0 25 7 0 1 0 2-2 9-17 68-34 135-51 204-3 14-4 18-35 18-7 0-11 0-11 7 0 5 4 5 11 5 67 0 133 0 200 0 9 0 10 0 12-7 13-28 25-55 37-84z"><text:p/></draw:path><draw:path draw:style-name="gr3" draw:text-style-name="P6" svg:width="0.0929in" svg:height="0.1169in" svg:x="0.1701in" svg:y="0.0071in" svg:viewBox="0 0 237 298" svg:d="M222 15c7 0 15 0 15-7 0-8-8-8-15-8-35 0-69 0-103 0-67 0-119 51-119 112s54 111 119 111c34 0 68 0 103 0 7 0 15 0 15-8 0-7-8-7-15-7-34 0-68 0-102 0-62 0-105-46-105-95 0-53 44-98 105-98 34 0 68 0 102 0zM21 283c-7 0-13 0-13 7 0 8 6 8 13 8 67 0 134 0 201 0 7 0 15 0 15-8 0-7-8-7-15-7-67 0-134 0-201 0z"><text:p/></draw:path><draw:path draw:style-name="gr3" draw:text-style-name="P6" svg:width="0.1028in" svg:height="0.1067in" svg:x="0.3213in" svg:y="0in" svg:viewBox="0 0 262 272" svg:d="M34 35c0 63 0 125 0 188 0 20-3 27-23 28-4 0-11 0-11 6 0 7 7 7 13 7 20 0 41 0 61 0 6 0 12 0 12-7 0-6-6-6-11-6-22-1-24-9-24-29 0-59 0-118 0-177 55 73 111 147 166 220 3 6 5 7 9 7 6 0 6-7 6-14 0-72 0-144 0-217 0-21 4-27 21-28 2 0 9 0 9-6 0-7-5-7-13-7-19 0-38 0-56 0-7 0-14 0-14 7 0 6 8 6 11 6 22 1 26 9 26 29 0 40 0 81 0 120-39-52-78-105-117-156-4-6-5-6-14-6-22 0-45 0-67 0-7 0-12 0-12 7 0 6 5 6 7 6 10 1 18 8 22 12-1 4-1 5-1 10zM218 244c-56-74-111-147-167-221-5-5-5-5-9-10 15 0 31 0 46 0 43 59 87 117 130 176 0 19 0 37 0 55z"><text:p/></draw:path></draw:g></text:span><text:span text:style-name="T3">, נגדיר:</text:span></text:p>
      <text:p text:style-name="P7"><draw:g text:anchor-type="as-char" svg:y="-0.1319in" draw:z-index="139" draw:name="Shape140" draw:style-name="gr1"><svg:title>TexMaths</svg:title><svg:desc>11§display§R_1 = \big\{\la C, D \ra \in \powerset(\N)^2 \nud C \cap E = D \cap R \big\}§svg§600§FALSE§</svg:desc><draw:path draw:style-name="gr2" draw:text-style-name="P5" svg:width="2.5878in" svg:height="0.1709in" svg:x="0.0008in" svg:y="0.0075in" svg:viewBox="0 0 6574 435" svg:d="M3287 435c-1096 0-2191 0-3287 0 0-145 0-291 0-435 2191 0 4383 0 6574 0 0 144 0 290 0 435-1096 0-2191 0-3287 0z"><text:p/></draw:path><draw:path draw:style-name="gr3" draw:text-style-name="P6" svg:width="0.1083in" svg:height="0.1063in" svg:x="-0.0004in" svg:y="0.0311in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9-3 15-4 17-35 17-7 0-10 0-10 7 0 4 4 4 6 4 9 0 37-1 48-1s38 1 48 1c4 0 8 0 8-7 0-4-3-4-10-4-14 0-25 0-25-6 0-2 1-5 1-7 9-34 16-68 25-102 16 0 31 0 46 0 36 0 42 22 42 35 0 5-3 18-5 26-2 11-6 26-6 34 0 40 46 40 51 40 33 0 47-37 47-43 0-5-4-5-5-5-4 0-5 3-5 5-10 28-26 34-35 34-13 0-15-7-15-22 0-12 2-32 3-44 1-5 2-13 2-18 0-30-26-42-36-46z"><text:p/></draw:path><draw:path draw:style-name="gr3" draw:text-style-name="P6" svg:width="0.0382in" svg:height="0.0705in" svg:x="0.1205in" svg:y="0.0854in" svg:viewBox="0 0 98 180" svg:d="M61 8c0-8 0-8-8-8-18 17-42 18-53 18 0 3 0 5 0 8 7 0 24 0 40-7 0 46 0 92 0 139 0 9 0 12-28 12-3 0-6 0-10 0 0 3 0 6 0 10 5 0 38-1 48-1 8 0 42 1 48 1 0-4 0-7 0-10-3 0-7 0-10 0-27 0-27-3-27-12 0-51 0-101 0-150z"><text:p/></draw:path><draw:path draw:style-name="gr3" draw:text-style-name="P6" svg:width="0.1008in" svg:height="0.0358in" svg:x="0.228in" svg:y="0.0783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9in" svg:height="0.1819in" svg:x="0.3972in" svg:y="0.0047in" svg:viewBox="0 0 138 463" svg:d="M55 170c0 27-13 42-52 57-2 1-3 2-3 5s1 4 3 5c52 19 52 40 52 62 0 36 0 72 0 107 1 10 7 24 24 36 19 12 50 21 53 21 4 0 6-2 6-5 0-4-2-4-7-6-11-4-42-16-47-40-1-4-1-5-1-19 0-31 0-63 0-95 0-20 0-48-64-65 64-20 64-47 64-69 0-32 0-64 0-95 0-20 0-40 52-60 3 0 3-3 3-5 0-3-2-4-6-4-2 0-57 12-70 37-7 13-7 16-7 32 0 34 0 67 0 101z"><text:p/></draw:path><draw:path draw:style-name="gr3" draw:text-style-name="P6" svg:width="0.0335in" svg:height="0.1516in" svg:x="0.4854in" svg:y="0.0193in" svg:viewBox="0 0 86 386" svg:d="M84 14c2-3 2-4 2-6 0-5-3-8-8-8-3 0-5 2-9 9-22 59-45 118-67 177-1 3-2 5-2 8 0 1 0 1 2 7 22 58 45 118 67 176 1 3 4 9 9 9s8-3 8-8c0-1 0-2-2-6-23-60-45-119-69-178 24-61 46-120 69-180z"><text:p/></draw:path><draw:path draw:style-name="gr3" draw:text-style-name="P6" svg:width="0.1079in" svg:height="0.1098in" svg:x="0.5354in" svg:y="0.026in" svg:viewBox="0 0 275 280" svg:d="M275 3c0-1-1-3-4-3-1 0-1 0-6 4-9 10-19 20-27 30-4-5-21-34-64-34-87 0-174 85-174 175 0 64 46 105 106 105 33 0 62-15 82-32 36-32 43-67 43-68 0-4-3-4-4-4-3 0-5 0-6 4-3 11-12 38-38 62-27 19-52 26-72 26-34 0-76-19-76-79 0-22 9-85 48-131 23-27 59-46 94-46 39 0 62 30 62 74 0 15-1 15-1 20 0 3 4 4 5 4 6 0 6-1 8-7 8-34 16-67 24-100z"><text:p/></draw:path><draw:path draw:style-name="gr3" draw:text-style-name="P6" svg:width="0.0173in" svg:height="0.0453in" svg:x="0.6524in" svg:y="0.1169in" svg:viewBox="0 0 45 116" svg:d="M45 41c0-26-10-41-25-41-12 0-20 10-20 21 0 10 8 20 20 20 5 0 10-1 14-5 1-1 1-1 1-1 1 0 1 0 1 6 0 28-13 52-26 65-4 3-4 4-4 5 0 4 2 5 4 5 4 0 35-30 35-75z"><text:p/></draw:path><draw:path draw:style-name="gr3" draw:text-style-name="P6" svg:width="0.1157in" svg:height="0.1028in" svg:x="0.713in" svg:y="0.0311in" svg:viewBox="0 0 295 262" svg:d="M46 234c-4 15-5 17-35 17-7 0-11 0-11 7 0 4 3 4 11 4 43 0 85 0 128 0 80 0 156-80 156-165 0-54-33-97-90-97-43 0-87 0-130 0-8 0-12 0-12 7 0 4 3 4 11 4 5 0 12 1 16 1 7 1 9 2 9 7 0 1 0 2-1 6-18 70-34 139-52 209zM129 26c4-14 4-15 21-15 14 0 27 0 41 0 38 0 71 21 71 72 0 20-8 82-41 125-11 15-42 43-89 43-14 0-30 0-44 0-5 0-7 0-9 0-3 0-4-1-4-3s0-2 1-10c18-70 35-141 53-212z"><text:p/></draw:path><draw:path draw:style-name="gr3" draw:text-style-name="P6" svg:width="0.0335in" svg:height="0.1516in" svg:x="0.8457in" svg:y="0.0193in" svg:viewBox="0 0 86 386" svg:d="M84 201c2-6 2-6 2-7 0-2 0-2-2-7-22-59-45-119-67-178-3-7-5-9-9-9-5 0-8 3-8 8 0 1 0 2 1 6 23 60 46 119 69 180-23 59-46 118-69 178-1 4-1 4-1 6 0 5 3 8 8 8 4 0 6-3 7-8 24-59 46-119 69-177z"><text:p/></draw:path><draw:path draw:style-name="gr3" draw:text-style-name="P6" svg:width="0.076in" svg:height="0.0878in" svg:x="0.9512in" svg:y="0.052in" svg:viewBox="0 0 194 224" svg:d="M179 120c7 0 15 0 15-8 0-7-8-7-15-7-55 0-109 0-164 0 5-53 50-90 104-90 20 0 41 0 60 0 7 0 15 0 15-7 0-8-8-8-15-8-19 0-40 0-60 0-66 0-119 50-119 112s53 112 119 112c20 0 41 0 60 0 7 0 15 0 15-8s-8-8-15-8c-19 0-40 0-60 0-54 0-99-36-104-88 55 0 109 0 164 0z"><text:p/></draw:path><draw:path draw:style-name="gr3" draw:text-style-name="P6" svg:width="0.1079in" svg:height="0.1106in" svg:x="1.0854in" svg:y="0.0311in" svg:viewBox="0 0 275 282" svg:d="M127 0c-55 0-96 25-113 44-13 16-14 27-14 28 0 2 1 3 3 3 7 0 16-6 19-8 8-5 9-7 11-15 6-16 17-29 65-31-7 87-30 172-62 251-3 6-2 5-3 7 0 1 2 3 4 3 7 0 25-8 29-18 21-47 52-136 64-243 6 0 13 0 20 0 47 0 92 18 92 56 0 30-27 84-102 86-9 0-13 0-23 8-8 4-10 9-10 11s2 2 6 2c71 0 162-59 162-123 0-44-52-61-97-61-17 0-34 0-51 0z"><text:p/></draw:path><draw:path draw:style-name="gr3" draw:text-style-name="P6" svg:width="0.0346in" svg:height="0.1516in" svg:x="1.2157in" svg:y="0.0193in" svg:viewBox="0 0 89 386" svg:d="M89 383c0-3 0-3-6-9-49-49-61-121-61-180 0-68 14-136 63-183 4-5 4-5 4-7 0-3-1-4-3-4-5 0-40 26-62 75-20 43-24 86-24 119 0 30 3 75 25 119 23 48 56 73 61 73 2 0 3-1 3-3z"><text:p/></draw:path><draw:path draw:style-name="gr3" draw:text-style-name="P6" svg:width="0.1028in" svg:height="0.1063in" svg:x="1.2634in" svg:y="0.0291in" svg:viewBox="0 0 262 271" svg:d="M34 34c0 63 0 126 0 190 0 20-3 27-23 27-4 0-11 0-11 6 0 7 7 7 13 7 20 0 41 0 61 0 6 0 12 0 12-7 0-6-6-6-11-6-22 0-24-8-24-28 0-60 0-119 0-178 55 74 111 148 166 221 4 4 5 5 9 5 6 0 6-6 6-13 0-72 0-144 0-217 0-22 3-28 21-28 2 0 9 0 9-6 0-7-6-7-12-7-19 0-39 0-57 0-7 0-14 0-14 7 0 6 8 6 11 6 22 0 26 9 26 29 0 41 0 80 0 121-39-53-78-105-117-157-4-6-5-6-14-6-22 0-45 0-67 0-7 0-14 0-14 7 0 5 7 6 9 6 10 1 18 8 22 12-1 4-1 5-1 9zM218 245c-56-74-111-148-167-222-5-5-5-5-9-10 15 0 31 0 46 0 43 59 87 117 130 177 0 17 0 36 0 55z"><text:p/></draw:path><draw:path draw:style-name="gr3" draw:text-style-name="P6" svg:width="0.035in" svg:height="0.1516in" svg:x="1.3776in" svg:y="0.0193in" svg:viewBox="0 0 90 386" svg:d="M90 194c0-31-4-77-25-121-23-48-57-73-61-73-2 0-4 1-4 4 0 2 0 2 8 9 37 38 59 99 59 181 0 65-14 132-61 182-6 4-6 4-6 7 0 2 2 3 4 3 4 0 39-26 62-75 20-43 24-85 24-117z"><text:p/></draw:path><draw:path draw:style-name="gr3" draw:text-style-name="P6" svg:width="0.0469in" svg:height="0.0705in" svg:x="1.435in" svg:y="-0.0004in" svg:viewBox="0 0 120 180" svg:d="M120 131c-3 0-6 0-9 0-1 6-3 22-8 25-2 1-23 1-26 1-16 0-33 0-49 0 28-25 37-32 53-46 20-15 39-33 39-58 0-33-29-53-63-53s-57 24-57 49c0 14 12 15 14 15 7 0 15-4 15-14 0-5-1-15-16-15 9-20 27-25 40-25 26 0 41 21 41 43 0 24-17 42-26 52-22 21-43 43-65 65-3 2-3 2-3 10 37 0 75 0 112 0 2-17 6-33 8-49z"><text:p/></draw:path><draw:path draw:style-name="gr3" draw:text-style-name="P6" svg:width="0.1079in" svg:height="0.1098in" svg:x="1.5043in" svg:y="0.026in" svg:viewBox="0 0 275 280" svg:d="M275 3c0-1-1-3-4-3-1 0-3 0-7 4-9 10-18 20-26 30-4-5-21-34-64-34-87 0-174 85-174 175 0 64 46 105 105 105 34 0 63-15 83-32 36-32 43-67 43-68 0-4-3-2-4-4-3 0-5 0-6 4-3 11-12 38-38 62-28 19-52 26-72 26-35 0-76-19-76-79 0-22 8-85 48-131 23-27 59-46 93-46 40 0 63 30 63 74 0 15-1 15-1 20 0 3 4 4 5 4 6 0 6-1 7-7 9-34 16-67 25-100z"><text:p/></draw:path><draw:path draw:style-name="gr3" draw:text-style-name="P6" svg:width="0.0846in" svg:height="0.0941in" svg:x="1.6583in" svg:y="0.0429in" svg:viewBox="0 0 216 240" svg:d="M216 85c0-59-60-85-108-85-51 0-108 28-108 85 0 46 0 94 0 141 0 8 0 14 8 14 7 0 7-6 7-14 0-47 0-94 0-140 0-57 64-71 93-71 17 0 42 5 61 18 31 19 31 43 31 54 0 46 0 93 0 139 0 8 0 14 8 14s8-6 8-14c0-47 0-95 0-141z"><text:p/></draw:path><draw:path draw:style-name="gr3" draw:text-style-name="P6" svg:width="0.1098in" svg:height="0.1024in" svg:x="1.7913in" svg:y="0.0311in" svg:viewBox="0 0 280 261" svg:d="M259 173c1-2 1-4 2-5 0-1 0-5-5-5-4 0-4 2-5 5-25 57-40 82-106 82-18 0-37 0-56 0-5 0-6 0-9 0-4 0-5-1-5-3s0-2 2-10c9-35 18-70 26-105 14 0 26 0 39 0 33 0 33 8 33 18 0 2 0 7-3 19 0 2-1 3-1 4 0 2 2 5 5 5s4-3 6-8c7-31 14-61 22-91 0-3-3-4-5-4-3 0-4 2-5 7-8 29-16 38-51 38-12 0-24 0-36 0 7-32 15-63 23-94 3-13 3-15 21-15 17 0 36 0 54 0 47 0 59 12 59 43 0 10 0 11-1 21 0 2-1 4-1 7 0 1 1 5 4 5 5 0 6-3 6-10 2-22 5-45 7-67 2-10 0-10-9-10-65 0-131 0-196 0-8 0-11 0-11 8 0 3 3 3 11 3 14 0 25 0 25 8 0 1 0 2-2 9-18 68-34 136-52 205-3 15-4 17-35 17-7 0-10 0-10 7 0 4 3 4 10 4 67 0 134 0 201 0 9 0 9 0 12-6 12-27 23-54 36-82z"><text:p/></draw:path><draw:path draw:style-name="gr3" draw:text-style-name="P6" svg:width="0.1008in" svg:height="0.0358in" svg:x="1.9571in" svg:y="0.0783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1161in" svg:height="0.1028in" svg:x="2.1154in" svg:y="0.0311in" svg:viewBox="0 0 296 262" svg:d="M46 234c-3 15-4 17-35 17-7 0-11 0-11 7 0 4 4 4 11 4 43 0 86 0 129 0 80 0 156-80 156-165 0-54-33-97-91-97-43 0-87 0-130 0-7 0-11 0-11 7 0 4 3 4 11 4 4 0 12 1 16 1 7 1 9 2 9 7 0 1-1 2-2 6-18 70-34 139-52 209zM130 26c3-14 4-15 21-15 14 0 27 0 42 0 37 0 69 21 69 72 0 20-8 82-41 125-11 15-42 43-89 43-14 0-29 0-43 0-5 0-6 0-9 0-4 0-5-1-5-3s0-2 2-10c18-70 35-141 53-212z"><text:p/></draw:path><draw:path draw:style-name="gr3" draw:text-style-name="P6" svg:width="0.0846in" svg:height="0.0941in" svg:x="2.2815in" svg:y="0.0429in" svg:viewBox="0 0 216 240" svg:d="M216 85c0-59-60-85-108-85-51 0-108 28-108 85 0 46 0 94 0 141 0 8 0 14 8 14 9 0 9-6 9-14 0-47 0-94 0-140 0-57 62-71 91-71 17 0 42 5 63 18 29 19 29 43 29 54 0 46 0 93 0 139 0 8 0 14 8 14s8-6 8-14c0-47 0-95 0-141z"><text:p/></draw:path><draw:path draw:style-name="gr3" draw:text-style-name="P6" svg:width="0.1083in" svg:height="0.1063in" svg:x="2.415in" svg:y="0.0311in" svg:viewBox="0 0 276 271" svg:d="M129 26c2-9 3-13 11-14 3-1 15-1 24-1 26 0 69 0 69 39 0 13-5 39-21 55-10 10-30 22-65 22-14 0-29 0-44 0 9-34 17-67 26-101zM185 132c38-8 85-35 85-75 0-33-35-57-86-57-37 0-74 0-110 0-8 0-11 0-11 8 0 3 3 3 11 3 1 0 7 0 14 1 8 1 11 1 11 7 0 1-1 2-2 6-18 70-34 139-52 209-3 15-4 17-35 17-7 0-10 0-10 7 0 4 4 4 6 4 11 0 37-1 48-1s38 1 49 1c3 0 8 0 8-7 0-4-3-4-11-4-14 0-25 0-25-6 0-2 1-5 1-7 9-34 16-68 25-102 16 0 31 0 46 0 36 0 42 22 42 35 0 5-2 18-5 26-2 11-6 26-6 34 0 40 46 40 52 40 32 0 46-37 46-43 0-5-3-4-4-5-5 0-5 3-6 5-10 28-26 34-35 34-13 0-15-7-15-22 0-12 2-32 3-44 1-5 2-13 2-18 0-30-26-42-36-46z"><text:p/></draw:path><draw:path draw:style-name="gr3" draw:text-style-name="P6" svg:width="0.0539in" svg:height="0.1819in" svg:x="2.5429in" svg:y="0.0047in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p>
      <text:p text:style-name="P33">כאשר <draw:g text:anchor-type="as-char" svg:y="-0.1319in" draw:z-index="140" draw:name="Shape141" draw:style-name="gr1"><svg:title>TexMaths</svg:title><svg:desc>11§display§R_1 \subseteq \powerset(\N)^2§svg§600§FALSE§</svg:desc><draw:path draw:style-name="gr2" draw:text-style-name="P5" svg:width="0.7705in" svg:height="0.1543in" svg:x="0.0016in" svg:y="0.0079in" svg:viewBox="0 0 1958 393" svg:d="M0 0c652 0 1306 0 1958 0 0 131 0 263 0 393-652 0-1306 0-1958 0 0-130 0-262 0-393z"><text:p/></draw:path><draw:path draw:style-name="gr3" draw:text-style-name="P6" svg:width="0.1083in" svg:height="0.1059in" svg:x="-0.0004in" svg:y="0.0295in" svg:viewBox="0 0 276 270" svg:d="M130 26c2-8 3-13 11-14 3 0 15 0 23 0 27 0 70 0 70 39 0 13-6 39-21 53-11 11-30 23-66 23-14 0-28 0-43 0 9-34 17-67 26-101zM185 132c39-8 86-35 86-74 0-33-36-58-86-58-37 0-74 0-110 0-8 0-11 0-11 8 0 4 3 4 10 4 1 0 8 0 15 1 7 0 10 1 10 6 0 2 0 3-1 7-18 68-34 138-52 206-4 15-4 18-35 18-7 0-11 0-11 8 0 3 3 2 5 3 11 0 39-1 50-1 10 0 37 1 48 1 4 0 8 0 8-7 0-4-3-4-11-4-14 0-24 0-24-7 0-2 0-5 1-7 9-33 16-67 25-101 16 0 31 0 46 0 36 0 42 22 42 35 0 7-3 18-5 28s-7 23-7 31c0 41 46 41 52 41 33 0 46-38 46-44 0-4-3-2-4-4-4 0-5 2-6 5-9 28-25 34-35 34-12 0-15-7-15-23 0-12 3-30 4-42 1-6 1-13 1-18 0-30-25-42-36-46z"><text:p/></draw:path><draw:path draw:style-name="gr3" draw:text-style-name="P6" svg:width="0.0382in" svg:height="0.0701in" svg:x="0.1209in" svg:y="0.085in" svg:viewBox="0 0 98 179" svg:d="M60 8c0-8 0-8-7-8-18 18-42 18-53 18 0 3 0 6 0 9 5 0 24 0 38-7 0 46 0 91 0 137 0 9 0 12-26 12-3 0-8 0-11 0 0 3 0 7 0 10 6 0 39-1 48-1s43 1 49 1c0-3 0-7 0-10-3 0-7 0-10 0-28 0-28-3-28-12 0-50 0-100 0-149z"><text:p/></draw:path><draw:path draw:style-name="gr3" draw:text-style-name="P6" svg:width="0.0925in" svg:height="0.1161in" svg:x="0.2323in" svg:y="0.0366in" svg:viewBox="0 0 236 296" svg:d="M222 15c7 0 14 0 14-7 0-8-7-8-14-8-34 0-69 0-103 0-67 0-119 51-119 111 0 61 54 110 119 110 34 0 69 0 103 0 7 0 14 0 14-7s-7-7-14-7c-34 0-68 0-102 0-62 0-105-45-105-96 0-52 44-96 105-96 34 0 68 0 102 0zM21 280c-7 0-13 0-13 8s6 8 13 8c67 0 134 0 201 0 7 0 14 0 14-8s-7-8-14-8c-67 0-134 0-201 0z"><text:p/></draw:path><draw:path draw:style-name="gr3" draw:text-style-name="P6" svg:width="0.1079in" svg:height="0.1102in" svg:x="0.3835in" svg:y="0.0295in" svg:viewBox="0 0 275 281" svg:d="M126 0c-55 0-95 26-112 44-13 15-10 19-14 27 0 3 1 4 4 4 6 0 15-6 18-8 8-4 10-8 12-14 6-16 15-29 65-32-8 87-31 171-63 250-2 6-1 5-2 7 0 2 1 3 3 3 7 0 26-9 29-18 21-47 53-134 64-242 6 0 13 0 20 0 47 0 92 19 92 57 0 29-28 82-102 85-9 1-12 1-23 7-8 5-10 9-10 11 0 4 2 4 6 4 71 0 162-60 162-123 0-44-52-62-97-62-17 0-34 0-52 0z"><text:p/></draw:path><draw:path draw:style-name="gr3" draw:text-style-name="P6" svg:width="0.0346in" svg:height="0.1504in" svg:x="0.5134in" svg:y="0.0193in" svg:viewBox="0 0 89 383" svg:d="M89 379c0-1 0-1-7-8-48-48-60-122-60-179 0-67 14-134 63-182 4-5 4-6 4-7 0-2-1-3-3-3-5 0-39 26-62 75-20 43-24 84-24 117 0 29 4 76 25 119 23 47 56 72 61 72 2 0 3-1 3-4z"><text:p/></draw:path><draw:path draw:style-name="gr3" draw:text-style-name="P6" svg:width="0.1028in" svg:height="0.1059in" svg:x="0.561in" svg:y="0.0287in" svg:viewBox="0 0 262 270" svg:d="M34 35c0 63 0 125 0 187 0 21-3 27-23 27-4 0-11 1-11 7 0 7 7 7 13 7 20 0 41 0 61 0 6 0 12 0 12-7 0-6-6-7-11-7-22 0-24-8-24-28 0-58 0-117 0-175 55 73 111 146 166 219 4 4 5 5 8 5 7 0 7-6 7-12 0-71 0-144 0-216 0-22 3-28 21-28 2 0 9-1 9-6 0-8-6-8-12-8-19 0-39 0-58 0-6 0-13 0-13 8 0 6 8 6 11 6 22 0 26 8 26 29 0 39 0 79 0 120-39-53-79-105-117-158-4-5-6-5-14-5-22 0-45 0-67 0-7 0-13 0-13 8 0 5 6 6 8 6 10 1 18 7 22 12-1 3-1 4-1 9zM218 244c-56-74-111-147-167-221-5-4-5-5-9-9 15 0 31 0 46 0 43 59 87 117 130 175 0 19 0 36 0 55z"><text:p/></draw:path><draw:path draw:style-name="gr3" draw:text-style-name="P6" svg:width="0.035in" svg:height="0.1504in" svg:x="0.6756in" svg:y="0.0193in" svg:viewBox="0 0 90 383" svg:d="M90 192c0-29-4-77-25-119-24-49-57-73-61-73-2 0-4 1-4 3 0 1 0 2 8 9 37 39 59 100 59 180 0 65-14 132-62 182-5 4-5 4-5 5 0 3 2 4 4 4 4 0 39-26 62-74 20-43 24-86 24-117z"><text:p/></draw:path><draw:path draw:style-name="gr3" draw:text-style-name="P6" svg:width="0.0469in" svg:height="0.0701in" svg:x="0.7327in" svg:y="0in" svg:viewBox="0 0 120 179" svg:d="M120 130c-3 0-6 0-9 0-1 6-4 22-8 24-2 2-23 2-26 2-17 0-33 0-50 0 28-25 38-33 54-45 20-17 39-33 39-58 0-33-29-53-64-53-33 0-56 23-56 48 0 14 12 16 14 16 7 0 15-6 15-15 0-5-2-14-16-14 8-20 27-25 40-25 26 0 40 21 40 43 0 23-16 41-25 51-22 21-43 42-65 64-3 2-3 3-3 11 37 0 75 0 112 0 2-16 6-33 8-49z"><text:p/></draw:path></draw:g></text:p>
      <text:p text:style-name="P26">צ.ל.: <text:span text:style-name="T3"><draw:g text:anchor-type="as-char" svg:y="-0.1035in" draw:z-index="141" draw:name="Shape142" draw:style-name="gr1"><svg:title>TexMaths</svg:title><svg:desc>11§display§R_1§svg§600§FALSE§</svg:desc><draw:path draw:style-name="gr2" draw:text-style-name="P5" svg:width="0.1496in" svg:height="0.1098in" svg:x="0.0008in" svg:y="0.0063in" svg:viewBox="0 0 381 280" svg:d="M192 280c-64 0-128 0-192 0 0-94 0-187 0-280 127 0 254 0 381 0 0 93 0 186 0 280-63 0-127 0-189 0z"><text:p/></draw:path><draw:path draw:style-name="gr3" draw:text-style-name="P6" svg:width="0.1075in" svg:height="0.1059in" svg:x="-0.0004in" svg:y="-0.0004in" svg:viewBox="0 0 274 270" svg:d="M129 26c2-8 3-13 11-14 3 0 15 0 23 0 27 0 69 0 69 38 0 14-6 40-20 54-11 11-30 23-66 23-14 0-28 0-43 0 8-34 17-68 26-101zM184 132c39-8 85-35 85-74 0-33-36-58-85-58-38 0-74 0-110 0-8 0-11 0-11 8 0 4 3 4 11 4 4 0 7 0 14 1 7 0 10 1 10 6 0 2 0 3-1 7-18 68-34 137-52 205-4 16-4 18-35 18-7 0-10 0-10 8 0 4 4 4 6 4 9 0 37-1 48-1s37 1 48 1c4 0 8 0 8-8 0-4-3-4-11-4-14 0-24 0-24-7 0-2 0-4 1-6 8-34 16-67 25-101 16 0 31 0 47 0 35 0 41 22 41 35 0 6-3 16-5 25-2 11-7 25-7 33 0 42 46 42 51 42 33 0 46-39 46-44 0-4-2-2-4-4-4 0-5 2-6 4-9 28-26 35-35 35-11 0-14-8-14-23 0-12 2-32 4-44 1-5 1-13 1-17 0-29-25-41-36-45z"><text:p/></draw:path><draw:path draw:style-name="gr3" draw:text-style-name="P6" svg:width="0.0386in" svg:height="0.0697in" svg:x="0.1197in" svg:y="0.0555in" svg:viewBox="0 0 99 178" svg:d="M62 8c0-8-1-8-8-8-18 18-43 18-54 18 0 3 0 6 0 9 7 0 24 0 40-7 0 45 0 91 0 137 0 9 0 12-28 12-3 0-6 0-10 0 0 3 0 5 0 9 6 0 39-1 49-1 7 0 41 1 48 1 0-4 0-6 0-9-4 0-8 0-11 0-26 0-26-3-26-12 0-51 0-100 0-149z"><text:p/></draw:path></draw:g></text:span><text:span text:style-name="T3"><text:s/>יחס שקילות</text:span></text:p>
      <text:p text:style-name="P26">הוכחה: </text:p>
      <text:list text:style-name="L5">
        <text:list-item>
          <text:p text:style-name="P34"><text:span text:style-name="T3">רפלקסיביות: </text:span><text:span text:style-name="T8">יהי </text:span><text:span text:style-name="T8"><draw:g text:anchor-type="as-char" svg:y="-0.1134in" draw:z-index="142" draw:name="Shape143" draw:style-name="gr1"><svg:title>TexMaths</svg:title><svg:desc>11§display§A \in \powerset(\N)§svg§600§FALSE§</svg:desc><draw:path draw:style-name="gr2" draw:text-style-name="P5" svg:width="0.615in" svg:height="0.1354in" svg:x="0.0024in" svg:y="0.0071in" svg:viewBox="0 0 1563 345" svg:d="M0 0c521 0 1042 0 1563 0 0 115 0 230 0 345-521 0-1042 0-1563 0 0-115 0-230 0-345z"><text:p/></draw:path><draw:path draw:style-name="gr3" draw:text-style-name="P6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076in" svg:height="0.087in" svg:x="0.16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79in" svg:height="0.1106in" svg:x="0.2976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6" svg:width="0.0346in" svg:height="0.1508in" svg:x="0.427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1024in" svg:height="0.1059in" svg:x="0.4756in" svg:y="0.0098in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6" svg:width="0.035in" svg:height="0.1508in" svg:x="0.5902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, נוכיח </text:span><text:span text:style-name="T8"><draw:g text:anchor-type="as-char" svg:y="-0.1134in" draw:z-index="143" draw:name="Shape144" draw:style-name="gr1"><svg:title>TexMaths</svg:title><svg:desc>11§display§\la A, A \ra \in R_1§svg§600§FALSE§</svg:desc><draw:path draw:style-name="gr2" draw:text-style-name="P5" svg:width="0.7496in" svg:height="0.1358in" svg:x="-0.0004in" svg:y="0.0071in" svg:viewBox="0 0 1905 346" svg:d="M952 346c-317 0-634 0-952 0 0-116 0-230 0-346 635 0 1270 0 1905 0 0 116 0 230 0 346-318 0-636 0-953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1039in" svg:height="0.1079in" svg:x="0.0563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6" svg:width="0.0177in" svg:height="0.0453in" svg:x="0.178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6" svg:width="0.1039in" svg:height="0.1079in" svg:x="0.2382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3 0 8 0 8-7 0-5-4-5-9-5-24 0-24-2-25-13-8-79-17-160-24-240 0-8 0-10-7-10-6 0-8 3-10 7-45 74-90 149-135 224zM101 175c25-43 52-85 77-127 5 42 8 84 12 127-29 0-59 0-89 0z"><text:p/></draw:path><draw:path draw:style-name="gr3" draw:text-style-name="P6" svg:width="0.0335in" svg:height="0.1512in" svg:x="0.3551in" svg:y="0in" svg:viewBox="0 0 86 385" svg:d="M85 199c1-4 1-5 1-6 0-3 0-1-1-6-23-59-45-119-69-178-2-7-4-9-8-9-5 0-8 3-8 8 0 1 0 2 2 6 23 60 45 119 68 179-23 58-45 117-68 177-2 4-2 5-2 8 0 4 3 7 8 7s6-4 8-7c24-60 46-119 69-179z"><text:p/></draw:path><draw:path draw:style-name="gr3" draw:text-style-name="P6" svg:width="0.076in" svg:height="0.087in" svg:x="0.4602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6" svg:width="0.1083in" svg:height="0.1063in" svg:x="0.5976in" svg:y="0.0098in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7185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8">, או באופן שקול לפי עקרון ההפרדה </text:span><text:span text:style-name="T8"><draw:g text:anchor-type="as-char" svg:y="-0.1134in" draw:z-index="144" draw:name="Shape145" draw:style-name="gr1"><svg:title>TexMaths</svg:title><svg:desc>11§display§A \in \powerset(\N)§svg§600§FALSE§</svg:desc><draw:path draw:style-name="gr2" draw:text-style-name="P5" svg:width="0.615in" svg:height="0.1354in" svg:x="0.0024in" svg:y="0.0071in" svg:viewBox="0 0 1563 345" svg:d="M0 0c521 0 1042 0 1563 0 0 115 0 230 0 345-521 0-1042 0-1563 0 0-115 0-230 0-345z"><text:p/></draw:path><draw:path draw:style-name="gr3" draw:text-style-name="P6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076in" svg:height="0.087in" svg:x="0.16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79in" svg:height="0.1106in" svg:x="0.2976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6" svg:width="0.0346in" svg:height="0.1508in" svg:x="0.427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1024in" svg:height="0.1059in" svg:x="0.4756in" svg:y="0.0098in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6" svg:width="0.035in" svg:height="0.1508in" svg:x="0.5902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<text:s/>(שמתקיים ישירות מהגרירה) וגם </text:span><text:span text:style-name="T8"><draw:g text:anchor-type="as-char" svg:y="-0.1118in" draw:z-index="145" draw:name="Shape146" draw:style-name="gr1"><svg:title>TexMaths</svg:title><svg:desc>11§display§A \cap E = A \cap E§svg§600§FALSE§</svg:desc><draw:path draw:style-name="gr2" draw:text-style-name="P5" svg:width="0.9906in" svg:height="0.0957in" svg:x="0.0024in" svg:y="0.0079in" svg:viewBox="0 0 2517 244" svg:d="M0 0c839 0 1677 0 2517 0 0 82 0 162 0 244-840 0-1678 0-2517 0 0-82 0-162 0-244z"><text:p/></draw:path><draw:path draw:style-name="gr3" draw:text-style-name="P6" svg:width="0.1039in" svg:height="0.1079in" svg:x="-0.0004in" svg:y="0in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9 85 13 127-29 0-59 0-89 0z"><text:p/></draw:path><draw:path draw:style-name="gr3" draw:text-style-name="P6" svg:width="0.0839in" svg:height="0.0933in" svg:x="0.1508in" svg:y="0.0177in" svg:viewBox="0 0 214 238" svg:d="M214 84c0-59-58-84-106-84-51 0-108 28-108 84 0 46 0 94 0 140 0 8 0 14 8 14 7 0 7-6 7-14 0-46 0-92 0-138 0-58 63-71 93-71 16 0 42 4 61 17 30 19 30 44 30 54 0 46 0 92 0 138 0 8 0 14 8 14 7 0 7-6 7-14 0-46 0-94 0-140z"><text:p/></draw:path><draw:path draw:style-name="gr3" draw:text-style-name="P6" svg:width="0.1102in" svg:height="0.102in" svg:x="0.2835in" svg:y="0.0055in" svg:viewBox="0 0 281 260" svg:d="M260 171c0-2 1-4 1-6-1-1 0-4-5-4-3 0-4 2-4 4-25 58-40 83-106 83-18 0-38 0-57 0-5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2-10-11-10-65 0-130 0-195 0-8 0-11 0-11 8 0 3 3 3 10 3 14 0 25 0 25 8 0 1 0 2-2 9-17 67-34 135-51 202-3 16-4 18-35 18-7 0-11 0-11 8 0 4 3 4 11 4 67 0 133 0 200 0 10 0 10 0 12-6 12-28 25-56 37-83z"><text:p/></draw:path><draw:path draw:style-name="gr3" draw:text-style-name="P6" svg:width="0.1004in" svg:height="0.035in" svg:x="0.4496in" svg:y="0.053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39in" svg:height="0.1079in" svg:x="0.6063in" svg:y="0in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3" draw:text-style-name="P6" svg:width="0.0839in" svg:height="0.0933in" svg:x="0.7575in" svg:y="0.0177in" svg:viewBox="0 0 214 238" svg:d="M214 84c0-59-59-84-106-84-51 0-108 28-108 84 0 46 0 94 0 140 0 8 0 14 8 14 7 0 7-6 7-14 0-46 0-92 0-138 0-58 63-71 93-71 16 0 42 4 61 17 30 19 30 44 30 54 0 46 0 92 0 138 0 8 0 14 8 14 7 0 7-6 7-14 0-46 0-94 0-140z"><text:p/></draw:path><draw:path draw:style-name="gr3" draw:text-style-name="P6" svg:width="0.1102in" svg:height="0.102in" svg:x="0.8902in" svg:y="0.0055in" svg:viewBox="0 0 281 260" svg:d="M260 171c0-2 1-4 1-6-1-1 0-4-5-4-3 0-4 2-4 4-25 58-40 83-106 83-18 0-38 0-57 0-5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2 0-12 8 0 3 4 3 11 3 14 0 25 0 25 8 0 1 0 2-2 9-17 67-34 135-51 202-3 16-4 18-35 18-7 0-11 0-11 8 0 4 3 4 11 4 67 0 133 0 200 0 9 0 10 0 12-6 12-28 24-56 37-83z"><text:p/></draw:path></draw:g></text:span><text:span text:style-name="T8"><text:s/>(שמתקיים מתוך הגדרת זהות). </text:span></text:p>
        </text:list-item>
        <text:list-item>
          <text:p text:style-name="P34"><text:span text:style-name="T3">סימטריות: </text:span><text:span text:style-name="T8">יהיו </text:span><text:span text:style-name="T8"><draw:g text:anchor-type="as-char" svg:y="-0.1327in" draw:z-index="146" draw:name="Shape147" draw:style-name="gr1"><svg:title>TexMaths</svg:title><svg:desc>11§display§A, B \in \powerset(\N)^2§svg§600§FALSE§</svg:desc><draw:path draw:style-name="gr2" draw:text-style-name="P5" svg:width="0.8748in" svg:height="0.1555in" svg:x="0.002in" svg:y="0.0075in" svg:viewBox="0 0 2223 396" svg:d="M1112 396c-370 0-741 0-1112 0 0-132 0-264 0-396 742 0 1482 0 2223 0 0 132 0 264 0 396-370 0-741 0-1111 0z"><text:p/></draw:path><draw:path draw:style-name="gr3" draw:text-style-name="P6" svg:width="0.1039in" svg:height="0.1083in" svg:x="-0.0004in" svg:y="0.0244in" svg:viewBox="0 0 265 276" svg:d="M55 233c-15 24-31 29-47 31-5 1-8 1-8 7 0 2 1 5 4 5 11 0 22-1 33-1 14 0 27 1 39 1 3 0 8 0 8-8 0-3-4-4-7-4-9 0-18-4-18-14 0-4 3-9 6-14 10-15 20-32 30-49 32 0 65 0 96 0 0 8 6 60 6 64 0 11-20 13-28 13-5 0-8 0-8 7 0 5 4 5 5 5 16 0 32-1 49-1 8 0 33 1 42 1 3 0 8 0 8-8 0-4-4-4-10-4-23 0-23-3-24-14-8-80-16-161-24-241-1-8-1-9-7-9s-9 2-11 7c-45 75-89 150-134 226zM101 175c26-43 51-86 76-128 5 42 9 85 13 128-29 0-59 0-89 0z"><text:p/></draw:path><draw:path draw:style-name="gr3" draw:text-style-name="P6" svg:width="0.0173in" svg:height="0.0453in" svg:x="0.1213in" svg:y="0.1169in" svg:viewBox="0 0 45 116" svg:d="M45 41c0-26-10-41-24-41-13 0-21 10-21 21 0 10 8 20 21 20 4 0 9-1 13-5 1-1 1-2 2-2 0 2 0 1 0 7 0 28-13 51-26 64-4 3-3 5-3 6 0 3 1 5 3 5 4 0 35-30 35-75z"><text:p/></draw:path><draw:path draw:style-name="gr3" draw:text-style-name="P6" svg:width="0.1079in" svg:height="0.1028in" svg:x="0.1823in" svg:y="0.0295in" svg:viewBox="0 0 275 262" svg:d="M45 233c-3 14-4 17-35 17-7 0-10 0-10 8 0 4 3 4 10 4 46 0 92 0 139 0 60 0 105-44 105-82 0-28-22-50-59-54 40-8 80-37 80-73 0-29-25-53-71-53-43 0-87 0-130 0-8 0-11 0-11 8 0 3 3 3 11 3 4 0 7 0 14 1s11 1 11 7c0 1-1 2-2 6-18 70-34 139-52 208zM103 122c8-32 17-64 25-96 3-14 4-15 21-15 16 0 33 0 49 0 34 0 42 23 42 41 0 33-33 70-80 70-19 0-38 0-57 0zM86 250c-6 0-6 0-8 0-4 0-5-1-5-4 0-1 0-1 2-9 9-35 17-72 26-107 24 0 49 0 73 0 37 0 45 29 45 45 0 39-34 75-80 75-18 0-36 0-53 0z"><text:p/></draw:path><draw:path draw:style-name="gr3" draw:text-style-name="P6" svg:width="0.0756in" svg:height="0.0878in" svg:x="0.3539in" svg:y="0.0512in" svg:viewBox="0 0 193 224" svg:d="M179 119c7 0 14 0 14-8 0-7-7-7-14-7-55 0-109 0-164 0 5-52 50-89 104-89 20 0 41 0 60 0 7 0 14 0 14-7 0-8-7-8-14-8-19 0-40 0-60 0-67 0-119 49-119 111s52 113 119 113c20 0 41 0 60 0 7 0 14 0 14-8s-7-8-14-8c-19 0-40 0-60 0-54 0-99-37-104-89 55 0 109 0 164 0z"><text:p/></draw:path><draw:path draw:style-name="gr3" draw:text-style-name="P6" svg:width="0.1079in" svg:height="0.1106in" svg:x="0.4878in" svg:y="0.0295in" svg:viewBox="0 0 275 282" svg:d="M127 0c-55 0-97 25-113 44-13 16-14 27-14 28 0 2 1 3 3 3 7 0 16-6 19-8 8-5 9-7 11-15 6-16 17-29 65-31-7 87-30 172-63 251-2 6-1 5-2 7 0 1 1 3 4 3 6 0 25-9 29-18 20-47 52-136 64-243 6 0 13 0 20 0 47 0 92 18 92 56 0 30-27 84-102 86-9 0-13 0-24 8-7 4-10 9-10 11s2 2 7 2c71 0 162-59 162-123 0-44-53-61-97-61-17 0-34 0-51 0z"><text:p/></draw:path><draw:path draw:style-name="gr3" draw:text-style-name="P6" svg:width="0.035in" svg:height="0.1516in" svg:x="0.6177in" svg:y="0.0193in" svg:viewBox="0 0 90 386" svg:d="M90 382c0-2 0-2-6-8-49-50-61-123-61-181 0-67 14-135 62-183 5-4 5-4 5-6 0-3-2-4-4-4-3 0-39 26-61 75-19 43-25 86-25 118 0 31 4 76 26 120 24 48 57 73 60 73 2 0 4-1 4-4z"><text:p/></draw:path><draw:path draw:style-name="gr3" draw:text-style-name="P6" svg:width="0.1028in" svg:height="0.1063in" svg:x="0.6657in" svg:y="0.0291in" svg:viewBox="0 0 262 271" svg:d="M34 34c0 63 0 126 0 190 0 19-3 25-23 26-4 0-11 0-11 7s7 7 13 7c20 0 40 0 60 0 7 0 13 0 13-7s-7-7-12-7c-21-1-24-9-24-27 0-60 0-119 0-178 56 73 111 147 167 220 3 5 5 6 7 6 7 0 7-6 7-13 0-72 0-144 0-217 0-22 4-28 22-28 2 0 9 0 9-6 0-7-6-7-13-7-19 0-38 0-56 0-7 0-14 0-14 7 0 6 7 6 11 6 22 0 26 8 26 29 0 40 0 80 0 121-39-53-78-105-117-157-4-6-5-6-14-6-22 0-45 0-67 0-8 0-14 0-14 7 0 5 6 6 9 6 10 1 18 8 21 12 0 4 0 4 0 9zM218 244c-56-74-112-148-168-222-4-4-4-4-8-9 15 0 31 0 46 0 43 59 87 117 130 177 0 17 0 36 0 54z"><text:p/></draw:path><draw:path draw:style-name="gr3" draw:text-style-name="P6" svg:width="0.0346in" svg:height="0.1516in" svg:x="0.7807in" svg:y="0.0193in" svg:viewBox="0 0 89 386" svg:d="M89 193c0-30-3-76-25-120-23-48-56-73-61-73-2 0-3 1-3 4 0 2 0 2 8 9 37 38 59 99 59 180 0 65-14 133-61 182-6 5-6 5-6 7s1 4 3 4c5 0 40-27 62-76 20-42 24-84 24-117z"><text:p/></draw:path><draw:path draw:style-name="gr3" draw:text-style-name="P6" svg:width="0.0469in" svg:height="0.0705in" svg:x="0.8378in" svg:y="-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8">, נניח </text:span><text:span text:style-name="T8"><draw:g text:anchor-type="as-char" svg:y="-0.1134in" draw:z-index="147" draw:name="Shape148" draw:style-name="gr1"><svg:title>TexMaths</svg:title><svg:desc>11§display§\la A, B \ra \in R_1§svg§600§FALSE§</svg:desc><draw:path draw:style-name="gr2" draw:text-style-name="P5" svg:width="0.7587in" svg:height="0.1358in" svg:x="-0.0004in" svg:y="0.0071in" svg:viewBox="0 0 1928 346" svg:d="M964 346c-322 0-643 0-964 0 0-116 0-230 0-346 642 0 1285 0 1928 0 0 116 0 230 0 346-321 0-643 0-964 0z"><text:p/></draw:path><draw:path draw:style-name="gr3" draw:text-style-name="P6" svg:width="0.0335in" svg:height="0.1512in" svg:x="0.0087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6" svg:width="0.1039in" svg:height="0.1079in" svg:x="0.0563in" svg:y="0.0043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3" draw:text-style-name="P6" svg:width="0.0173in" svg:height="0.0453in" svg:x="0.1783in" svg:y="0.0972in" svg:viewBox="0 0 45 116" svg:d="M45 41c0-26-10-41-25-41-12 0-20 10-20 21 0 10 8 20 20 20 4 0 10-1 13-5 2-1 1-1 2-1s1 0 1 6c0 28-13 51-26 64-5 4-5 5-5 6 0 2 3 5 5 5 4 0 35-30 35-75z"><text:p/></draw:path><draw:path draw:style-name="gr3" draw:text-style-name="P6" svg:width="0.1083in" svg:height="0.1028in" svg:x="0.239in" svg:y="0.0098in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3" draw:text-style-name="P6" svg:width="0.0335in" svg:height="0.1512in" svg:x="0.3642in" svg:y="0in" svg:viewBox="0 0 86 385" svg:d="M85 199c1-4 1-4 1-5 0-2 0-2-1-7-23-59-45-119-69-178-2-7-4-9-8-9-5 0-8 3-8 8 0 1 0 2 2 6 23 60 45 119 68 180-23 58-45 118-68 176-2 4-2 5-2 8 0 4 3 7 8 7s6-4 7-7c23-60 47-119 70-179z"><text:p/></draw:path><draw:path draw:style-name="gr3" draw:text-style-name="P6" svg:width="0.076in" svg:height="0.087in" svg:x="0.4693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6" svg:width="0.1083in" svg:height="0.1063in" svg:x="0.6067in" svg:y="0.0098in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7276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8"><text:s/>ונוכיח </text:span><text:span text:style-name="T8"><draw:g text:anchor-type="as-char" svg:y="-0.1134in" draw:z-index="148" draw:name="Shape149" draw:style-name="gr1"><svg:title>TexMaths</svg:title><svg:desc>11§display§\la B, A \ra \in R_1§svg§600§FALSE§</svg:desc><draw:path draw:style-name="gr2" draw:text-style-name="P5" svg:width="0.7587in" svg:height="0.1358in" svg:x="-0.0004in" svg:y="0.0071in" svg:viewBox="0 0 1928 346" svg:d="M964 346c-322 0-643 0-964 0 0-116 0-230 0-346 642 0 1285 0 1928 0 0 116 0 230 0 346-321 0-643 0-964 0z"><text:p/></draw:path><draw:path draw:style-name="gr3" draw:text-style-name="P6" svg:width="0.0335in" svg:height="0.1512in" svg:x="0.0087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6" svg:width="0.1079in" svg:height="0.1028in" svg:x="0.0579in" svg:y="0.0098in" svg:viewBox="0 0 275 262" svg:d="M45 232c-3 15-4 18-35 18-7 0-10 0-10 8 0 4 3 4 10 4 46 0 92 0 138 0 61 0 106-45 106-83 0-27-22-49-59-53 40-8 80-37 80-73 0-29-25-53-72-53-42 0-86 0-129 0-8 0-11 0-11 8 0 4 3 4 11 4 4 0 7 0 14 0 7 1 11 1 11 7 0 1-1 2-2 7-18 69-34 138-52 206zM103 122c8-32 17-64 25-96 3-13 4-14 20-14 17 0 33 0 50 0 34 0 42 22 42 40 0 34-33 70-81 70-18 0-37 0-56 0zM86 250c-6 0-6 0-8 0-4 0-5-1-5-4 0-2 0-2 2-9 9-36 17-71 26-106 24 0 49 0 73 0 37 0 45 28 45 45 0 36-34 74-80 74-18 0-36 0-53 0z"><text:p/></draw:path><draw:path draw:style-name="gr3" draw:text-style-name="P6" svg:width="0.0173in" svg:height="0.0453in" svg:x="0.18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1039in" svg:height="0.1079in" svg:x="0.2469in" svg:y="0.0043in" svg:viewBox="0 0 265 275" svg:d="M56 231c-15 26-31 31-47 32-5 1-9 1-9 8 0 2 2 4 5 4 10 0 22-1 33-1 14 0 27 1 39 1 2 0 8 0 8-7 0-4-4-5-7-5-9 0-18-3-18-13 0-4 3-9 6-14 10-17 20-32 30-49 32 0 65 0 96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3" draw:text-style-name="P6" svg:width="0.0335in" svg:height="0.1512in" svg:x="0.3642in" svg:y="0in" svg:viewBox="0 0 86 385" svg:d="M85 199c1-4 1-4 1-5 0-2 0-2-1-7-23-59-45-119-69-178-2-7-4-9-8-9-5 0-8 3-8 8 0 1 0 2 2 6 23 60 45 119 68 180-23 58-45 118-68 176-2 4-2 5-2 8 0 4 3 7 8 7s6-4 7-7c23-60 47-119 70-179z"><text:p/></draw:path><draw:path draw:style-name="gr3" draw:text-style-name="P6" svg:width="0.076in" svg:height="0.087in" svg:x="0.4693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6" svg:width="0.1083in" svg:height="0.1063in" svg:x="0.6067in" svg:y="0.0098in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7276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8">. מתוך הנתון, </text:span><text:span text:style-name="T8"><draw:g text:anchor-type="as-char" svg:y="-0.1118in" draw:z-index="149" draw:name="Shape150" draw:style-name="gr1"><svg:title>TexMaths</svg:title><svg:desc>11§display§A \cap E = B \cap E§svg§600§FALSE§</svg:desc><draw:path draw:style-name="gr2" draw:text-style-name="P5" svg:width="0.9992in" svg:height="0.0957in" svg:x="0.0024in" svg:y="0.0079in" svg:viewBox="0 0 2539 244" svg:d="M0 0c846 0 1693 0 2539 0 0 82 0 162 0 244-846 0-1693 0-2539 0 0-82 0-162 0-244z"><text:p/></draw:path><draw:path draw:style-name="gr3" draw:text-style-name="P6" svg:width="0.1039in" svg:height="0.1079in" svg:x="-0.0004in" svg:y="0in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3" draw:text-style-name="P6" svg:width="0.0839in" svg:height="0.0933in" svg:x="0.1508in" svg:y="0.0177in" svg:viewBox="0 0 214 238" svg:d="M214 84c0-59-59-84-107-84-50 0-107 28-107 84 0 46 0 94 0 140 0 8 0 14 8 14 7 0 7-6 7-14 0-46 0-92 0-138 0-58 63-71 92-71 17 0 41 4 62 17 30 19 30 44 30 54 0 46 0 92 0 138 0 8 0 14 8 14 7 0 7-6 7-14 0-46 0-94 0-140z"><text:p/></draw:path><draw:path draw:style-name="gr3" draw:text-style-name="P6" svg:width="0.1102in" svg:height="0.102in" svg:x="0.2835in" svg:y="0.0055in" svg:viewBox="0 0 281 260" svg:d="M258 171c2-2 3-4 3-6-1-1 0-4-5-4-3 0-4 2-5 4-24 58-39 83-106 83-19 0-37 0-56 0-5 0-5 0-9 0-3 0-4-1-4-3 0-1 0-2 2-9 9-35 18-71 26-105 13 0 26 0 38 0 33 0 33 8 33 17 0 3 0 7-2 19-1 2-1 3-1 4 0 2 1 4 4 4s4-2 7-7c7-30 14-60 22-90 0-2-3-4-6-4s-4 3-5 8c-8 28-15 37-51 37-12 0-24 0-36 0 7-31 15-62 23-93 4-13 4-15 21-15 18 0 36 0 55 0 47 0 58 12 58 43 0 10 0 10-1 21 0 2 0 4 0 7 0 2 1 4 4 4 5 0 5-2 6-9 2-23 5-45 7-67 2-10-1-10-11-10-64 0-129 0-194 0-8 0-12 0-12 8 0 3 3 3 11 3 14 0 25 0 25 8 0 1 0 2-2 9-17 67-34 135-51 202-4 16-4 18-35 18-7 0-11 0-11 8 0 4 3 4 11 4 67 0 133 0 200 0 9 0 10 0 12-6 12-28 23-56 35-83z"><text:p/></draw:path><draw:path draw:style-name="gr3" draw:text-style-name="P6" svg:width="0.1004in" svg:height="0.035in" svg:x="0.4496in" svg:y="0.0531in" svg:viewBox="0 0 256 90" svg:d="M243 15c6 0 13 0 13-7 0-8-7-8-13-8-77 0-154 0-231 0-5 0-12 0-12 8 0 7 7 7 12 7 77 0 154 0 231 0zM243 90c6 0 13 0 13-7 0-8-7-8-13-8-77 0-154 0-231 0-5 0-12 0-12 8 0 7 7 7 12 7 77 0 154 0 231 0z"><text:p/></draw:path><draw:path draw:style-name="gr3" draw:text-style-name="P6" svg:width="0.1083in" svg:height="0.1024in" svg:x="0.6071in" svg:y="0.0051in" svg:viewBox="0 0 276 261" svg:d="M46 232c-4 15-4 17-35 17-7 0-11 0-11 8 0 4 4 4 11 4 46 0 91 0 137 0 62 0 107-45 107-82 0-28-22-50-59-53 39-8 80-37 80-73 0-29-25-53-71-53-43 0-87 0-130 0-8 0-11 0-11 8 0 3 3 3 10 3 1 0 8 0 15 1s10 1 10 7c0 1 0 2-1 6-18 69-34 138-52 207zM104 121c8-32 17-64 25-95 3-14 3-15 21-15 16 0 33 0 49 0 34 0 42 23 42 40 0 34-33 70-80 70-19 0-38 0-57 0zM87 249c-6 0-7 0-9 0-3 0-4-1-4-3 0-1 0-2 1-9 9-35 18-72 27-107 24 0 49 0 73 0 37 0 45 28 45 44 0 39-35 75-80 75-18 0-36 0-53 0z"><text:p/></draw:path><draw:path draw:style-name="gr3" draw:text-style-name="P6" svg:width="0.0839in" svg:height="0.0933in" svg:x="0.7661in" svg:y="0.0177in" svg:viewBox="0 0 214 238" svg:d="M214 84c0-59-58-84-106-84-51 0-108 28-108 84 0 46 0 94 0 140 0 8 0 14 8 14 7 0 7-6 7-14 0-46 0-92 0-138 0-58 63-71 93-71 16 0 42 4 61 17 30 19 30 44 30 54 0 46 0 92 0 138 0 8 0 14 8 14 7 0 7-6 7-14 0-46 0-94 0-140z"><text:p/></draw:path><draw:path draw:style-name="gr3" draw:text-style-name="P6" svg:width="0.1102in" svg:height="0.102in" svg:x="0.8988in" svg:y="0.0055in" svg:viewBox="0 0 281 260" svg:d="M260 171c0-2 1-4 1-6-1-1 0-4-5-4-3 0-4 2-4 4-25 58-40 83-106 83-18 0-38 0-57 0-4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1 0-11 8 0 3 3 3 10 3 14 0 25 0 25 8 0 1 0 2-2 9-17 67-34 135-51 202-3 16-4 18-35 18-7 0-11 0-11 8 0 4 3 4 11 4 67 0 133 0 200 0 10 0 10 0 12-6 12-28 24-56 37-83z"><text:p/></draw:path></draw:g></text:span><text:span text:style-name="T8">. צ.ל. </text:span><text:span text:style-name="T8"><draw:g text:anchor-type="as-char" svg:y="-0.1118in" draw:z-index="150" draw:name="Shape151" draw:style-name="gr1"><svg:title>TexMaths</svg:title><svg:desc>11§display§B \cap R = A \cap E§svg§600§FALSE§</svg:desc><draw:path draw:style-name="gr2" draw:text-style-name="P5" svg:width="0.9953in" svg:height="0.0957in" svg:x="0.0008in" svg:y="0.0079in" svg:viewBox="0 0 2529 244" svg:d="M0 0c843 0 1686 0 2529 0 0 82 0 162 0 244-843 0-1686 0-2529 0 0-82 0-162 0-244z"><text:p/></draw:path><draw:path draw:style-name="gr3" draw:text-style-name="P6" svg:width="0.1083in" svg:height="0.1024in" svg:x="-0.0004in" svg:y="0.0051in" svg:viewBox="0 0 276 261" svg:d="M45 232c-3 15-4 17-35 17-7 0-10 0-10 8 0 4 3 4 10 4 46 0 92 0 139 0 60 0 106-45 106-82 0-28-23-50-60-53 40-8 81-37 81-73 0-29-26-53-72-53-43 0-87 0-130 0-7 0-11 0-11 8 0 3 3 3 11 3 1 0 7 0 14 1 8 1 11 1 11 7 0 1-1 2-2 6-18 69-34 138-52 207zM103 121c8-32 17-64 25-95 3-14 4-15 21-15 16 0 33 0 49 0 34 0 43 23 43 40 0 34-34 70-80 70-19 0-39 0-58 0zM86 249c-5 0-6 0-8 0-4 0-5-1-5-3 0-1 0-2 2-9 9-35 17-72 26-107 24 0 50 0 74 0 36 0 44 28 44 44 0 39-34 75-80 75-18 0-36 0-53 0z"><text:p/></draw:path><draw:path draw:style-name="gr3" draw:text-style-name="P6" svg:width="0.0846in" svg:height="0.0933in" svg:x="0.1583in" svg:y="0.0177in" svg:viewBox="0 0 216 238" svg:d="M216 84c0-59-60-84-108-84-51 0-108 28-108 84 0 46 0 94 0 140 0 8 0 14 8 14 7 0 7-6 7-14 0-46 0-92 0-138 0-58 64-71 93-71 17 0 42 4 63 17 29 19 29 44 29 54 0 46 0 92 0 138 0 8 0 14 8 14s8-6 8-14c0-46 0-94 0-140z"><text:p/></draw:path><draw:path draw:style-name="gr3" draw:text-style-name="P6" svg:width="0.1083in" svg:height="0.1059in" svg:x="0.2917in" svg:y="0.0051in" svg:viewBox="0 0 276 270" svg:d="M129 26c2-9 3-13 11-14 3-1 15-1 23-1 27 0 70 0 70 39 0 13-5 39-21 55-10 10-30 22-65 22-14 0-29 0-44 0 9-34 17-67 26-101zM185 131c38-7 85-35 85-74 0-33-36-57-86-57-37 0-74 0-110 0-8 0-11 0-11 8 0 3 3 3 11 3 1 0 7 0 14 1 8 1 11 1 11 7 0 1-1 2-2 6-18 69-34 138-52 207-3 15-4 17-35 17-7 0-10 0-10 8 0 4 4 4 6 4 11 0 37-1 48-1s38 1 49 1c3 0 8 0 8-7 0-5-4-5-11-5-14 0-25 0-25-6 0-3 1-5 1-7 9-33 16-67 25-100 16 0 31 0 46 0 36 0 42 19 42 33 0 6-3 17-5 27s-6 25-6 32c0 42 46 42 51 42 33 0 47-38 47-44 0-4-4-4-5-4-4 0-4 2-5 4-10 29-26 35-35 35-13 0-15-7-15-23 0-12 2-32 3-44 1-5 2-12 2-18 0-29-26-40-36-45z"><text:p/></draw:path><draw:path draw:style-name="gr3" draw:text-style-name="P6" svg:width="0.1012in" svg:height="0.035in" svg:x="0.4528in" svg:y="0.053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1039in" svg:height="0.1079in" svg:x="0.6098in" svg:y="0in" svg:viewBox="0 0 265 275" svg:d="M56 230c-15 27-31 31-47 32-5 2-9 2-9 8 0 3 2 5 6 5 11 0 22-2 33-2 13 0 26 2 38 2 2 0 8 0 8-7 0-4-4-6-7-6-9 0-17-3-17-13 0-4 2-9 5-14 10-16 20-32 30-49 32 0 65 0 97 0 0 8 5 60 5 64 0 11-20 12-27 12-6 0-9 0-9 8 0 5 4 5 5 5 16 0 32-2 48-2 9 0 34 2 44 2 2 0 6 0 6-8 0-5-3-5-9-5-23 0-23-2-24-13-8-80-16-160-24-240-1-8-1-9-8-9-5 0-7 2-10 7-45 75-89 148-134 223zM102 174c26-42 51-85 76-127 5 42 9 85 13 127-29 0-59 0-89 0z"><text:p/></draw:path><draw:path draw:style-name="gr3" draw:text-style-name="P6" svg:width="0.0843in" svg:height="0.0933in" svg:x="0.761in" svg:y="0.0177in" svg:viewBox="0 0 215 238" svg:d="M215 84c0-59-59-84-107-84-51 0-108 28-108 84 0 46 0 94 0 140 0 8 0 14 8 14 7 0 7-6 7-14 0-46 0-92 0-138 0-58 63-71 93-71 16 0 42 4 61 17 30 19 30 44 30 54 0 46 0 92 0 138 0 8 0 14 8 14s8-6 8-14c0-46 0-94 0-140z"><text:p/></draw:path><draw:path draw:style-name="gr3" draw:text-style-name="P6" svg:width="0.1102in" svg:height="0.102in" svg:x="0.8933in" svg:y="0.0055in" svg:viewBox="0 0 281 260" svg:d="M260 171c0-2 1-4 1-6-1-1 0-4-5-4-3 0-4 2-4 4-25 58-40 83-106 83-18 0-38 0-57 0-5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1-10-11-10-65 0-130 0-195 0-8 0-11 0-11 8 0 3 3 3 10 3 14 0 25 0 25 8 0 1 0 2-2 9-17 67-34 135-51 202-3 16-4 18-35 18-7 0-11 0-11 8 0 4 3 4 11 4 67 0 133 0 200 0 9 0 10 0 12-6 12-28 25-56 37-83z"><text:p/></draw:path></draw:g></text:span><text:span text:style-name="T8">, שמתקיים לפי קומוטטיביות שוויון בין קבוצות. </text:span></text:p>
        </text:list-item>
        <text:list-item>
          <text:p text:style-name="P34"><text:span text:style-name="T3">טרנזיטיביות: </text:span><text:span text:style-name="T8">יהיו </text:span><text:span text:style-name="T8"><draw:g text:anchor-type="as-char" svg:y="-0.1327in" draw:z-index="151" draw:name="Shape152" draw:style-name="gr1"><svg:title>TexMaths</svg:title><svg:desc>11§display§A, B, C \in \powerset(\N)^2§svg§600§FALSE§</svg:desc><draw:path draw:style-name="gr2" draw:text-style-name="P5" svg:width="1.0626in" svg:height="0.1555in" svg:x="0.002in" svg:y="0.0075in" svg:viewBox="0 0 2700 396" svg:d="M1350 396c-450 0-900 0-1350 0 0-132 0-264 0-396 900 0 1799 0 2700 0 0 132 0 264 0 396-451 0-901 0-1350 0z"><text:p/></draw:path><draw:path draw:style-name="gr3" draw:text-style-name="P6" svg:width="0.1035in" svg:height="0.1083in" svg:x="-0.0004in" svg:y="0.0244in" svg:viewBox="0 0 264 276" svg:d="M55 233c-15 24-31 29-47 31-5 1-8 1-8 7 0 2 1 5 4 5 11 0 22-1 33-1 14 0 27 1 39 1 3 0 8 0 8-8 0-3-4-4-7-4-9 0-18-4-18-14 0-4 3-9 6-14 10-15 20-32 30-49 32 0 65 0 96 0 0 8 6 60 6 64 0 11-20 13-28 13-5 0-8 0-8 7 0 5 4 5 5 5 16 0 32-1 47-1 10 0 35 1 45 1 2 0 6 0 6-8 0-4-3-4-9-4-23 0-23-3-24-14-8-80-16-161-24-241-1-8-1-9-8-9-5 0-8 2-10 7-45 75-89 150-134 226zM101 175c26-43 51-86 76-128 5 42 9 85 13 128-29 0-59 0-89 0z"><text:p/></draw:path><draw:path draw:style-name="gr3" draw:text-style-name="P6" svg:width="0.0173in" svg:height="0.0453in" svg:x="0.1213in" svg:y="0.1169in" svg:viewBox="0 0 45 116" svg:d="M45 41c0-26-10-41-24-41-13 0-21 10-21 21 0 10 8 20 21 20 4 0 9-1 13-5 1-1 1-2 2-2 0 2 0 1 0 7 0 28-13 51-26 64-4 3-3 5-3 6 0 3 1 5 3 5 4 0 35-30 35-75z"><text:p/></draw:path><draw:path draw:style-name="gr3" draw:text-style-name="P6" svg:width="0.1079in" svg:height="0.1028in" svg:x="0.1827in" svg:y="0.0295in" svg:viewBox="0 0 275 262" svg:d="M45 233c-4 14-4 17-35 17-7 0-10 0-10 8 0 4 3 4 10 4 46 0 91 0 137 0 62 0 107-44 107-82 0-28-22-50-59-54 39-8 80-37 80-73 0-29-25-53-71-53-43 0-87 0-130 0-8 0-11 0-11 8 0 3 3 3 11 3 4 0 7 0 14 1s10 1 10 7c0 1 0 2-1 6-18 70-34 139-52 208zM103 122c8-32 17-64 25-96 3-14 4-15 21-15 16 0 33 0 49 0 34 0 42 23 42 41 0 33-33 70-80 70-19 0-38 0-57 0zM86 250c-6 0-6 0-8 0-4 0-5-1-5-4 0-1 0-1 2-9 9-35 17-72 26-107 24 0 49 0 73 0 37 0 45 29 45 45 0 39-35 75-80 75-18 0-36 0-53 0z"><text:p/></draw:path><draw:path draw:style-name="gr3" draw:text-style-name="P6" svg:width="0.0173in" svg:height="0.0453in" svg:x="0.3122in" svg:y="0.1169in" svg:viewBox="0 0 45 116" svg:d="M45 41c0-26-10-41-24-41-13 0-21 10-21 21 0 10 8 20 21 20 4 0 9-1 13-5 1-1 1-2 2-2 0 2 0 1 0 7 0 28-13 52-25 64-4 4-4 5-4 6 0 3 1 5 3 5 4 0 35-30 35-75z"><text:p/></draw:path><draw:path draw:style-name="gr3" draw:text-style-name="P6" svg:width="0.1075in" svg:height="0.1098in" svg:x="0.3744in" svg:y="0.0264in" svg:viewBox="0 0 274 280" svg:d="M274 3c0-1-1-3-4-3-1 0-1 0-6 4-9 10-19 20-27 30-4-5-21-34-64-34-86 0-173 85-173 175 0 63 45 105 105 105 33 0 62-15 83-33 35-31 42-66 42-67 0-5-3-5-4-5-3 0-5 1-6 5-3 11-12 38-38 59-27 22-51 29-72 29-34 0-75-20-75-79 0-22 8-85 46-131 24-27 60-46 95-46 40 0 62 30 62 74 0 15-1 15-1 20 0 3 4 4 5 4 6 0 6-1 8-7 8-34 16-67 24-100z"><text:p/></draw:path><draw:path draw:style-name="gr3" draw:text-style-name="P6" svg:width="0.076in" svg:height="0.0878in" svg:x="0.5409in" svg:y="0.0512in" svg:viewBox="0 0 194 224" svg:d="M179 119c7 0 15 0 15-8 0-7-8-7-15-7-55 0-109 0-164 0 6-52 50-89 104-89 20 0 41 0 60 0 7 0 15 0 15-7 0-8-8-8-15-8-19 0-40 0-60 0-66 0-119 49-119 111s53 113 119 113c20 0 41 0 60 0 7 0 15 0 15-8s-8-8-15-8c-19 0-40 0-60 0-54 0-98-37-104-89 55 0 109 0 164 0z"><text:p/></draw:path><draw:path draw:style-name="gr3" draw:text-style-name="P6" svg:width="0.1079in" svg:height="0.1106in" svg:x="0.6752in" svg:y="0.0295in" svg:viewBox="0 0 275 282" svg:d="M127 0c-55 0-96 25-113 44-13 16-14 27-14 28 0 2 1 3 3 3 7 0 16-6 19-8 8-5 9-7 11-15 6-16 17-29 65-31-7 87-30 172-62 251-3 6-2 5-3 7 0 1 1 3 4 3 7 0 25-9 29-18 21-47 52-136 64-243 6 0 13 0 20 0 47 0 92 18 92 56 0 30-27 84-102 86-9 0-13 0-23 8-8 4-11 9-11 11s3 2 7 2c71 0 162-59 162-123 0-44-52-61-97-61-17 0-34 0-51 0z"><text:p/></draw:path><draw:path draw:style-name="gr3" draw:text-style-name="P6" svg:width="0.035in" svg:height="0.1516in" svg:x="0.8051in" svg:y="0.0193in" svg:viewBox="0 0 90 386" svg:d="M90 382c0-2 0-2-6-8-49-50-61-123-61-181 0-67 14-135 62-183 5-4 5-4 5-6 0-3-1-4-4-4s-39 26-61 75c-19 43-25 86-25 118 0 31 4 76 26 120 24 48 57 73 60 73s4-1 4-4z"><text:p/></draw:path><draw:path draw:style-name="gr3" draw:text-style-name="P6" svg:width="0.1028in" svg:height="0.1063in" svg:x="0.8531in" svg:y="0.0291in" svg:viewBox="0 0 262 271" svg:d="M34 34c0 63 0 126 0 190 0 19-3 25-23 26-4 0-11 0-11 7s7 7 13 7c20 0 40 0 60 0 7 0 13 0 13-7s-7-7-11-7c-22-1-25-9-25-27 0-60 0-119 0-178 56 73 111 147 167 220 3 5 5 6 9 6 5 0 5-6 5-13 0-72 0-144 0-217 0-22 5-28 22-28 2 0 9 0 9-6 0-7-6-7-13-7-19 0-38 0-56 0-7 0-14 0-14 7 0 6 7 6 11 6 22 0 26 8 26 29 0 40 0 80 0 121-39-53-78-105-117-157-4-6-5-6-14-6-22 0-45 0-67 0-7 0-14 0-14 7 0 5 7 6 9 6 10 1 18 8 21 12 0 4 0 4 0 9zM218 244c-56-74-112-148-168-222-4-4-4-4-8-9 15 0 31 0 46 0 43 59 87 117 130 177 0 17 0 36 0 54z"><text:p/></draw:path><draw:path draw:style-name="gr3" draw:text-style-name="P6" svg:width="0.035in" svg:height="0.1516in" svg:x="0.9681in" svg:y="0.0193in" svg:viewBox="0 0 90 386" svg:d="M90 193c0-30-4-76-26-120-23-48-56-73-60-73-3 0-4 1-4 4 0 2 0 2 8 9 37 38 59 99 59 180 0 65-14 133-61 182-6 5-6 5-6 7s1 4 4 4c4 0 39-27 61-76 20-42 25-84 25-117z"><text:p/></draw:path><draw:path draw:style-name="gr3" draw:text-style-name="P6" svg:width="0.0469in" svg:height="0.0705in" svg:x="1.0252in" svg:y="-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8">, נניח </text:span><text:span text:style-name="T8"><draw:g text:anchor-type="as-char" svg:y="-0.1134in" draw:z-index="152" draw:name="Shape153" draw:style-name="gr1"><svg:title>TexMaths</svg:title><svg:desc>11§display§\la A, B \ra \in R_1 \land \la B, C \ra \in R_1§svg§600§FALSE§</svg:desc><draw:path draw:style-name="gr2" draw:text-style-name="P5" svg:width="1.7264in" svg:height="0.1354in" svg:x="-0.0004in" svg:y="0.0071in" svg:viewBox="0 0 4386 345" svg:d="M0 0c1462 0 2924 0 4386 0 0 115 0 230 0 345-1462 0-2924 0-4386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4-60-46-119-69-177 23-60 45-119 69-179z"><text:p/></draw:path><draw:path draw:style-name="gr3" draw:text-style-name="P6" svg:width="0.1039in" svg:height="0.1079in" svg:x="0.0563in" svg:y="0.0043in" svg:viewBox="0 0 265 275" svg:d="M56 230c-16 27-31 32-48 33-5 0-8 0-8 8 0 2 2 4 5 4 10 0 23-2 34-2 12 0 26 2 38 2 2 0 8 0 8-7 0-5-5-5-7-5-9-1-19-4-19-14 0-5 4-9 6-14 10-16 20-32 30-48 31 0 64 0 96 0 1 7 7 60 7 63 0 12-20 13-28 13-5 0-9 0-9 8 0 4 4 4 5 4 16 0 33-2 48-2 10 0 35 2 44 2 3 0 7 0 7-9 0-3-4-3-9-3-24 0-24-3-25-14-8-79-15-160-23-240-1-8-1-9-8-9-6 0-8 2-10 7-45 74-89 149-134 223zM102 175c26-43 51-86 76-128 5 42 8 85 12 128-29 0-58 0-88 0z"><text:p/></draw:path><draw:path draw:style-name="gr3" draw:text-style-name="P6" svg:width="0.0177in" svg:height="0.0453in" svg:x="0.178in" svg:y="0.0972in" svg:viewBox="0 0 46 116" svg:d="M46 41c0-26-10-41-25-41-13 0-21 10-21 21 0 10 8 21 21 21 4 0 10-2 13-6 1-1 1-1 2-1 0 2 1 0 1 6 0 28-14 51-26 65-4 3-4 4-4 5 0 4 2 5 4 5 3 0 35-30 35-75z"><text:p/></draw:path><draw:path draw:style-name="gr3" draw:text-style-name="P6" svg:width="0.1083in" svg:height="0.1031in" svg:x="0.239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draw:path draw:style-name="gr3" draw:text-style-name="P6" svg:width="0.0335in" svg:height="0.1508in" svg:x="0.3642in" svg:y="0in" svg:viewBox="0 0 86 384" svg:d="M84 198c2-4 2-5 2-5 0-1 0-3-2-7-22-59-45-119-67-177-3-7-5-9-9-9-5 0-8 3-8 8 0 1 0 2 2 6 23 60 45 119 68 179-23 58-45 117-68 177-2 4-2 4-2 7 0 4 3 7 8 7 4 0 6-4 7-7 23-60 45-119 69-179z"><text:p/></draw:path><draw:path draw:style-name="gr3" draw:text-style-name="P6" svg:width="0.076in" svg:height="0.087in" svg:x="0.4701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6" svg:width="0.1083in" svg:height="0.1063in" svg:x="0.6071in" svg:y="0.0098in" svg:viewBox="0 0 276 271" svg:d="M129 28c3-10 4-14 11-15 3-1 16-1 24-1 27 0 70 0 70 39 0 13-6 39-22 55-10 10-29 22-65 22-14 0-28 0-43 0 8-34 17-67 25-100zM185 132c38-8 84-35 84-74 0-33-34-58-84-58-36 0-74 0-110 0-9 0-12 0-12 8 0 4 3 4 11 4 1 0 8 0 15 1s10 1 10 7c0 1 0 2-1 6-18 69-35 138-53 206-3 16-4 19-34 19-8 0-11 0-11 8 0 4 4 4 5 4 11 0 38-2 49-2s38 2 49 2c4 0 8 0 8-9 0-3-3-3-11-3-14 0-25 0-25-8 0-2 1-4 1-6 9-33 16-67 25-100 16 0 31 0 46 0 36 0 43 20 43 34 0 6-3 18-5 26-3 10-7 24-7 32 0 42 46 42 52 42 33 0 46-39 46-44s-3-2-4-5c-4 0-5 3-6 6-10 29-26 35-35 35-12 0-15-9-15-24 0-12 2-32 4-44 0-5 1-11 1-17 0-29-26-41-36-46z"><text:p/></draw:path><draw:path draw:style-name="gr3" draw:text-style-name="P6" svg:width="0.0386in" svg:height="0.0701in" svg:x="0.728in" svg:y="0.0661in" svg:viewBox="0 0 99 179" svg:d="M62 8c0-7-1-8-9-8-17 18-42 18-53 18 0 3 0 6 0 10 7 0 24 0 40-8 0 45 0 91 0 137 0 9 0 13-28 13-3 0-7 0-10 0 0 3 0 6 0 9 5 0 39-1 49-1 7 0 41 1 48 1 0-3 0-6 0-9-3 0-8 0-11 0-26 0-26-4-26-13 0-50 0-100 0-149z"><text:p/></draw:path><draw:path draw:style-name="gr3" draw:text-style-name="P6" svg:width="0.0846in" svg:height="0.0933in" svg:x="0.8268in" svg:y="0.0217in" svg:viewBox="0 0 216 238" svg:d="M117 9c-4-7-6-9-9-9-5 0-6 3-9 9-32 71-64 143-96 213-2 6-3 6-3 8 0 5 4 8 9 8 2 0 5-1 9-8 29-67 60-135 90-204 31 69 60 137 91 204 3 8 7 8 9 8 4 0 8-3 8-8-1-1 0-1-3-5-31-72-64-145-96-216z"><text:p/></draw:path><draw:path draw:style-name="gr3" draw:text-style-name="P6" svg:width="0.0339in" svg:height="0.1508in" svg:x="0.9701in" svg:y="0in" svg:viewBox="0 0 87 384" svg:d="M85 14c2-4 2-4 2-6 0-5-5-8-9-8-3 0-5 2-9 9-22 58-45 118-67 177-1 2-2 4-2 7 0 0 0 1 2 5 22 60 45 119 67 177 2 4 5 9 9 9s9-3 9-7c0-2 0-3-2-7-23-60-45-119-69-177 24-60 46-119 69-179z"><text:p/></draw:path><draw:path draw:style-name="gr3" draw:text-style-name="P6" svg:width="0.1083in" svg:height="0.1031in" svg:x="1.0193in" svg:y="0.0098in" svg:viewBox="0 0 276 263" svg:d="M45 232c-3 16-4 19-35 19-7 0-10 0-10 8 0 4 3 4 10 4 46 0 92 0 138 0 61 0 107-46 107-82 0-28-23-51-60-54 40-8 81-37 81-73 0-29-25-54-72-54-43 0-87 0-130 0-7 0-11 0-11 8 0 4 3 4 11 4 1 0 7 0 14 1 8 1 11 1 11 7 0 1-1 2-2 6-18 69-34 138-52 206zM103 122c8-32 17-63 25-94 3-15 4-16 20-16 17 0 35 0 51 0 33 0 42 23 42 40 0 34-33 70-80 70-19 0-39 0-58 0zM87 251c-6 0-7 0-9-1-4 0-5 0-5-3 0-1 0-3 2-9 9-35 17-72 26-107 24 0 50 0 74 0 36 0 44 29 44 45 0 38-34 75-80 75-18 0-35 0-52 0z"><text:p/></draw:path><draw:path draw:style-name="gr3" draw:text-style-name="P6" svg:width="0.0173in" svg:height="0.0453in" svg:x="1.1492in" svg:y="0.0972in" svg:viewBox="0 0 45 116" svg:d="M45 41c0-26-10-41-25-41-12 0-20 10-20 21 0 10 8 21 20 21 4 0 10-2 13-6 1-1 1-1 2-1s1 0 1 6c0 28-13 51-26 65-5 3-5 4-5 5 0 4 3 5 5 5 4 0 35-30 35-75z"><text:p/></draw:path><draw:path draw:style-name="gr3" draw:text-style-name="P6" svg:width="0.1079in" svg:height="0.1094in" svg:x="1.211in" svg:y="0.0071in" svg:viewBox="0 0 275 279" svg:d="M275 3c0-1-1-3-4-3-1 0-3 0-7 4-9 10-18 20-26 30-4-5-22-34-65-34-86 0-173 85-173 174 0 63 45 105 105 105 34 0 63-16 83-33 36-32 43-65 43-68s-3-2-4-3c-4 0-5 1-6 3-3 12-12 38-38 61-28 21-52 27-72 27-35 0-76-19-76-78 0-22 8-85 47-130 24-27 60-46 94-46 40 0 63 30 63 74 0 15-1 15-1 20 0 3 4 3 5 3 6 0 6 0 7-8 9-33 16-65 25-98z"><text:p/></draw:path><draw:path draw:style-name="gr3" draw:text-style-name="P6" svg:width="0.0335in" svg:height="0.1508in" svg:x="1.3315in" svg:y="0in" svg:viewBox="0 0 86 384" svg:d="M85 198c1-4 1-5 1-5 0-1 0-3-1-7-23-59-45-119-68-177-3-7-5-9-9-9-5 0-8 3-8 8 0 1 0 2 2 6 23 60 45 119 68 179-23 58-45 117-68 177-2 4-2 4-2 7 0 4 3 7 8 7s6-4 7-7c23-60 47-119 70-179z"><text:p/></draw:path><draw:path draw:style-name="gr3" draw:text-style-name="P6" svg:width="0.076in" svg:height="0.087in" svg:x="1.437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83in" svg:height="0.1063in" svg:x="1.5744in" svg:y="0.0098in" svg:viewBox="0 0 276 271" svg:d="M130 28c2-10 3-14 10-15 4-1 16-1 24-1 27 0 70 0 70 39 0 13-6 39-21 55-11 10-30 22-66 22-14 0-28 0-43 0 9-34 17-67 26-100zM185 132c39-8 86-35 86-74 0-33-36-58-86-58-36 0-74 0-110 0-8 0-11 0-11 8 0 4 3 4 10 4 1 0 8 0 15 1s10 1 10 7c0 1 0 2-1 6-18 69-34 138-52 206-4 16-4 19-35 19-8 0-11 0-11 8 0 4 4 4 5 4 11 0 38-2 49-2 10 0 38 2 49 2 4 0 8 0 8-9 0-3-3-3-11-3-14 0-25 0-25-8 0-2 1-4 1-6 9-33 17-67 26-100 16 0 30 0 45 0 36 0 43 20 43 34 0 6-3 18-5 26-3 10-7 24-7 32 0 42 46 42 52 42 33 0 46-39 46-44s-3-2-4-5c-4 0-5 3-6 6-9 29-26 35-35 35-12 0-15-9-15-24 0-12 2-32 4-44 1-5 1-11 1-17 0-29-25-41-36-46z"><text:p/></draw:path><draw:path draw:style-name="gr3" draw:text-style-name="P6" svg:width="0.0386in" svg:height="0.0701in" svg:x="1.6953in" svg:y="0.0661in" svg:viewBox="0 0 99 179" svg:d="M62 8c0-7 0-8-8-8-18 18-42 18-54 18 0 3 0 6 0 10 7 0 25 0 40-8 0 45 0 91 0 137 0 9 0 13-27 13-3 0-8 0-11 0 0 3 0 6 0 9 6 0 39-1 49-1 8 0 42 1 48 1 0-3 0-6 0-9-3 0-7 0-10 0-27 0-27-4-27-13 0-50 0-100 0-149z"><text:p/></draw:path></draw:g></text:span><text:span text:style-name="T8"><text:s/>ונוכיח </text:span><text:span text:style-name="T8"><draw:g text:anchor-type="as-char" svg:y="-0.1134in" draw:z-index="153" draw:name="Shape154" draw:style-name="gr1"><svg:title>TexMaths</svg:title><svg:desc>11§display§\la A, C \ra \in R_1§svg§600§FALSE§</svg:desc><draw:path draw:style-name="gr2" draw:text-style-name="P5" svg:width="0.7555in" svg:height="0.1358in" svg:x="-0.0004in" svg:y="0.0071in" svg:viewBox="0 0 1920 346" svg:d="M960 346c-320 0-640 0-960 0 0-116 0-230 0-346 640 0 1279 0 1920 0 0 116 0 230 0 346-320 0-641 0-960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1039in" svg:height="0.1079in" svg:x="0.0563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6" svg:width="0.0173in" svg:height="0.0453in" svg:x="0.1787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6" svg:width="0.1075in" svg:height="0.1098in" svg:x="0.2406in" svg:y="0.0067in" svg:viewBox="0 0 274 280" svg:d="M274 3c0-1 0-3-3-3-1 0-3 0-7 4-9 10-18 20-26 30-4-5-22-34-65-34-86 0-173 85-173 175 0 63 45 105 105 105 34 0 63-16 83-33 36-32 43-66 43-68 0-4-3-3-4-4-4 0-5 1-6 4-3 11-12 38-38 60-28 22-52 29-72 29-35 0-76-20-76-80 0-22 8-85 48-130 23-27 59-46 93-46 40 0 63 30 63 75 0 15-1 14-1 19 0 3 4 4 5 4 6 0 6-1 7-8 7-33 16-66 24-99z"><text:p/></draw:path><draw:path draw:style-name="gr3" draw:text-style-name="P6" svg:width="0.0335in" svg:height="0.1512in" svg:x="0.361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" svg:width="0.076in" svg:height="0.087in" svg:x="0.4661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83in" svg:height="0.1063in" svg:x="0.6035in" svg:y="0.0098in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7244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8">. מתוך ההנחה </text:span><text:span text:style-name="T8"><draw:g text:anchor-type="as-char" svg:y="-0.1118in" draw:z-index="154" draw:name="Shape155" draw:style-name="gr1"><svg:title>TexMaths</svg:title><svg:desc>11§display§A \cap E = B \cap E \land B \cap E = C \cap E§svg§600§FALSE§</svg:desc><draw:path draw:style-name="gr2" draw:text-style-name="P5" svg:width="2.1949in" svg:height="0.0957in" svg:x="0.0024in" svg:y="0.0079in" svg:viewBox="0 0 5576 244" svg:d="M0 0c1858 0 3717 0 5576 0 0 82 0 162 0 244-1859 0-3718 0-5576 0 0-82 0-162 0-244z"><text:p/></draw:path><draw:path draw:style-name="gr3" draw:text-style-name="P6" svg:width="0.1039in" svg:height="0.1079in" svg:x="-0.0004in" svg:y="0in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9 85 13 127-29 0-59 0-89 0z"><text:p/></draw:path><draw:path draw:style-name="gr3" draw:text-style-name="P6" svg:width="0.0843in" svg:height="0.0933in" svg:x="0.1508in" svg:y="0.0177in" svg:viewBox="0 0 215 238" svg:d="M215 84c0-59-59-84-107-84-51 0-108 28-108 84 0 46 0 94 0 140 0 8 0 14 8 14 7 0 7-6 7-14 0-46 0-92 0-138 0-58 63-71 93-71 16 0 42 4 61 17 30 19 30 44 30 54 0 46 0 92 0 138 0 8 0 14 8 14s8-6 8-14c0-46 0-94 0-140z"><text:p/></draw:path><draw:path draw:style-name="gr3" draw:text-style-name="P6" svg:width="0.1102in" svg:height="0.102in" svg:x="0.2835in" svg:y="0.0055in" svg:viewBox="0 0 281 260" svg:d="M260 171c0-2 1-4 1-6-1-1 0-4-5-4-3 0-4 2-4 4-25 58-40 83-106 83-18 0-38 0-57 0-4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2-10-10-10-65 0-131 0-196 0-8 0-11 0-11 8 0 3 3 3 10 3 14 0 25 0 25 8 0 1 0 2-2 9-17 67-34 135-51 202-3 16-4 18-35 18-7 0-11 0-11 8 0 4 3 4 11 4 67 0 133 0 200 0 10 0 10 0 12-6 12-28 25-56 37-83z"><text:p/></draw:path><draw:path draw:style-name="gr3" draw:text-style-name="P6" svg:width="0.1004in" svg:height="0.035in" svg:x="0.4496in" svg:y="0.053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1083in" svg:height="0.1024in" svg:x="0.6083in" svg:y="0.0051in" svg:viewBox="0 0 276 261" svg:d="M45 232c-3 15-4 17-35 17-7 0-10 0-10 8 0 4 3 4 10 4 46 0 92 0 139 0 60 0 106-45 106-82 0-28-23-50-60-53 40-8 81-37 81-73 0-29-26-53-72-53-43 0-87 0-130 0-7 0-11 0-11 8 0 3 3 3 11 3 1 0 7 0 14 1 8 1 11 1 11 7 0 1-1 2-2 6-18 69-34 138-52 207zM103 121c8-32 17-64 25-95 3-14 4-15 21-15 16 0 33 0 49 0 34 0 43 23 43 40 0 34-34 70-80 70-19 0-39 0-58 0zM86 249c-5 0-6 0-8 0-4 0-5-1-5-3 0-1 0-2 2-9 9-35 17-72 26-107 24 0 50 0 74 0 36 0 44 28 44 44 0 39-34 75-80 75-18 0-36 0-53 0z"><text:p/></draw:path><draw:path draw:style-name="gr3" draw:text-style-name="P6" svg:width="0.0843in" svg:height="0.0933in" svg:x="0.7673in" svg:y="0.0177in" svg:viewBox="0 0 215 238" svg:d="M215 84c0-59-60-84-108-84-50 0-107 28-107 84 0 46 0 94 0 140 0 8 0 14 8 14 7 0 7-6 7-14 0-46 0-92 0-138 0-58 63-71 92-71 17 0 42 4 62 17 30 19 30 44 30 54 0 46 0 92 0 138 0 8 0 14 8 14s8-6 8-14c0-46 0-94 0-140z"><text:p/></draw:path><draw:path draw:style-name="gr3" draw:text-style-name="P6" svg:width="0.1102in" svg:height="0.102in" svg:x="0.8996in" svg:y="0.0055in" svg:viewBox="0 0 281 260" svg:d="M259 171c1-2 2-4 2-6-1-1 0-4-5-4-3 0-4 2-5 4-25 58-40 83-106 83-18 0-37 0-56 0-5 0-6 0-9 0s-4-1-4-3c0-1 0-2 2-9 9-35 17-71 25-105 14 0 26 0 39 0 33 0 33 8 33 17 0 3 0 7-2 19-1 2-1 3-1 4 0 2 1 4 4 4s4-2 6-7c7-30 14-60 22-90 0-2-2-4-5-4s-4 3-5 8c-8 28-15 37-51 37-12 0-24 0-36 0 7-31 15-62 23-93 3-13 4-15 21-15 18 0 36 0 55 0 47 0 58 12 58 43 0 10 0 10-1 21 0 2-1 4-1 7 0 2 2 4 5 4 5 0 5-2 6-9 2-23 5-45 8-67 1-10-2-10-11-10-65 0-130 0-195 0-8 0-12 0-12 8 0 3 3 3 11 3 14 0 25 0 25 8 0 1 0 2-2 9-17 67-34 135-51 202-4 16-5 18-35 18-7 0-11 0-11 8 0 4 3 4 11 4 67 0 133 0 200 0 9 0 10 0 12-6 12-28 23-56 36-83z"><text:p/></draw:path><draw:path draw:style-name="gr3" draw:text-style-name="P6" svg:width="0.0843in" svg:height="0.0933in" svg:x="1.0575in" svg:y="0.0177in" svg:viewBox="0 0 215 238" svg:d="M116 9c-3-7-6-9-9-9-5 0-6 3-8 9-32 72-65 142-97 214-2 5-2 5-2 7 0 5 3 8 8 8 2 0 5-1 9-8 29-68 60-135 90-204 31 69 60 136 91 204 3 8 8 8 9 8 4 0 8-3 8-8 0-1 0-1-3-6-32-72-65-143-96-215z"><text:p/></draw:path><draw:path draw:style-name="gr3" draw:text-style-name="P6" svg:width="0.1083in" svg:height="0.1024in" svg:x="1.1898in" svg:y="0.0051in" svg:viewBox="0 0 276 261" svg:d="M46 232c-4 15-4 17-35 17-7 0-11 0-11 8 0 4 3 4 11 4 46 0 91 0 138 0 61 0 106-45 106-82 0-28-22-50-59-53 39-8 80-37 80-73 0-29-25-53-71-53-43 0-87 0-130 0-8 0-11 0-11 8 0 3 3 3 10 3 1 0 9 0 15 1 7 1 10 1 10 7 0 1 0 2-1 6-18 69-34 138-52 207zM105 121c7-32 16-64 24-95 3-14 3-15 21-15 16 0 33 0 49 0 34 0 42 23 42 40 0 34-33 70-80 70-19 0-38 0-56 0zM87 249c-6 0-7 0-9 0-3 0-4-1-4-3 0-1 0-2 1-9 9-35 19-72 27-107 25 0 49 0 73 0 37 0 45 28 45 44 0 39-35 75-80 75-18 0-35 0-53 0z"><text:p/></draw:path><draw:path draw:style-name="gr3" draw:text-style-name="P6" svg:width="0.0843in" svg:height="0.0933in" svg:x="1.3488in" svg:y="0.0177in" svg:viewBox="0 0 215 238" svg:d="M215 84c0-59-59-84-107-84-51 0-108 28-108 84 0 46 0 94 0 140 0 8 0 14 8 14 7 0 7-6 7-14 0-46 0-92 0-138 0-58 63-71 93-71 17 0 42 4 61 17 30 19 30 44 30 54 0 46 0 92 0 138 0 8 0 14 8 14s8-6 8-14c0-46 0-94 0-140z"><text:p/></draw:path><draw:path draw:style-name="gr3" draw:text-style-name="P6" svg:width="0.1102in" svg:height="0.102in" svg:x="1.4815in" svg:y="0.0055in" svg:viewBox="0 0 281 260" svg:d="M260 171c1-2 2-4 2-6-2-1 0-4-6-4-3 0-3 2-4 4-25 58-40 83-106 83-18 0-37 0-56 0-5 0-6 0-9 0-4 0-5-1-5-3 0-1 0-2 2-9 9-35 18-71 27-105 13 0 25 0 38 0 33 0 33 8 33 17 0 3 0 7-3 19-1 2-1 3-1 4 0 2 2 4 5 4 2 0 5-2 6-7 7-30 14-60 22-90 0-2-3-4-5-4-3 0-4 3-5 8-9 28-16 37-51 37-12 0-24 0-36 0 8-31 15-62 23-93 3-13 3-15 21-15 17 0 36 0 54 0 47 0 59 12 59 43 0 10 0 10-2 21 0 2 0 4 0 7 0 2 1 4 4 4 5 0 5-2 6-9 2-23 5-45 8-67 1-10-2-10-10-10-65 0-131 0-196 0-8 0-11 0-11 8 0 3 3 3 11 3 14 0 24 0 24 8 0 1 0 2-1 9-18 67-34 135-52 202-3 16-4 18-35 18-7 0-11 0-11 8 0 4 4 4 11 4 67 0 134 0 201 0 9 0 9 0 12-6 13-28 24-56 36-83z"><text:p/></draw:path><draw:path draw:style-name="gr3" draw:text-style-name="P6" svg:width="0.1008in" svg:height="0.035in" svg:x="1.6476in" svg:y="0.05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75in" svg:height="0.1094in" svg:x="1.8075in" svg:y="0.0016in" svg:viewBox="0 0 274 279" svg:d="M274 3c0-1 0-3-4-3-2 0-2 0-6 4-9 10-18 20-26 30-5-5-22-34-65-34-86 0-173 85-173 173 0 64 45 106 105 106 34 0 62-15 83-33 36-32 43-67 43-68 0-4-4-4-5-4-3 0-5 1-5 4-3 12-12 38-39 61-27 21-51 28-71 28-35 0-76-20-76-81 0-21 8-82 46-128 25-27 61-46 95-46 40 0 63 30 63 74 0 15-1 15-1 20 0 3 3 3 5 3 5 0 5 0 7-8 7-33 16-65 24-98z"><text:p/></draw:path><draw:path draw:style-name="gr3" draw:text-style-name="P6" svg:width="0.0843in" svg:height="0.0933in" svg:x="1.9618in" svg:y="0.0177in" svg:viewBox="0 0 215 238" svg:d="M215 84c0-59-60-84-107-84-51 0-108 28-108 84 0 46 0 94 0 140 0 8 0 14 8 14 7 0 7-6 7-14 0-46 0-92 0-138 0-58 63-71 93-71 16 0 41 4 61 17 30 19 30 44 30 54 0 46 0 92 0 138 0 8 0 14 8 14s8-6 8-14c0-46 0-94 0-140z"><text:p/></draw:path><draw:path draw:style-name="gr3" draw:text-style-name="P6" svg:width="0.1102in" svg:height="0.102in" svg:x="2.0941in" svg:y="0.0055in" svg:viewBox="0 0 281 260" svg:d="M260 171c0-2 1-4 1-6-1-1 0-4-5-4-3 0-4 2-4 4-25 58-40 83-106 83-18 0-38 0-57 0-5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2-10-11-10-65 0-130 0-195 0-8 0-12 0-12 8 0 3 4 3 11 3 14 0 25 0 25 8 0 1 0 2-2 9-17 67-34 135-51 202-3 16-4 18-35 18-7 0-11 0-11 8 0 4 3 4 11 4 67 0 133 0 200 0 9 0 10 0 12-6 12-28 25-56 37-83z"><text:p/></draw:path></draw:g></text:span><text:span text:style-name="T8">, ומתוך טרנזיטיביות שוויון בין קבוצות נגרר </text:span><text:span text:style-name="T8"><draw:g text:anchor-type="as-char" svg:y="-0.1118in" draw:z-index="155" draw:name="Shape156" draw:style-name="gr1"><svg:title>TexMaths</svg:title><svg:desc>11§display§A \cap E = C \cap E§svg§600§FALSE§</svg:desc><draw:path draw:style-name="gr2" draw:text-style-name="P5" svg:width="0.9961in" svg:height="0.0957in" svg:x="0.0024in" svg:y="0.0079in" svg:viewBox="0 0 2531 244" svg:d="M0 0c844 0 1687 0 2531 0 0 82 0 162 0 244-844 0-1687 0-2531 0 0-82 0-162 0-244z"><text:p/></draw:path><draw:path draw:style-name="gr3" draw:text-style-name="P6" svg:width="0.1039in" svg:height="0.1079in" svg:x="-0.0004in" svg:y="0in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3" draw:text-style-name="P6" svg:width="0.0843in" svg:height="0.0933in" svg:x="0.1508in" svg:y="0.0177in" svg:viewBox="0 0 215 238" svg:d="M215 84c0-59-60-84-108-84-50 0-107 28-107 84 0 46 0 94 0 140 0 8 0 14 8 14 7 0 7-6 7-14 0-46 0-92 0-138 0-58 63-71 92-71 17 0 42 4 62 17 30 19 30 44 30 54 0 46 0 92 0 138 0 8 0 14 8 14s8-6 8-14c0-46 0-94 0-140z"><text:p/></draw:path><draw:path draw:style-name="gr3" draw:text-style-name="P6" svg:width="0.1102in" svg:height="0.102in" svg:x="0.2835in" svg:y="0.0055in" svg:viewBox="0 0 281 260" svg:d="M259 171c1-2 2-4 2-6-1-1 0-4-5-4-3 0-4 2-5 4-24 58-39 83-106 83-18 0-37 0-56 0-5 0-5 0-9 0-3 0-4-1-4-3 0-1 0-2 2-9 9-35 18-71 27-105 12 0 25 0 37 0 33 0 33 8 33 17 0 3 0 7-2 19-1 2-1 3-1 4 0 2 1 4 4 4s4-2 6-7c7-30 14-60 22-90 0-2-2-4-5-4s-4 3-5 8c-8 28-15 37-51 37-12 0-24 0-36 0 7-31 15-62 23-93 4-13 4-15 21-15 18 0 36 0 55 0 47 0 58 12 58 43 0 10 0 10-1 21 0 2 0 4 0 7 0 2 1 4 4 4 5 0 5-2 6-9 2-23 5-45 8-67 1-10-2-10-11-10-65 0-130 0-195 0-8 0-12 0-12 8 0 3 3 3 11 3 14 0 25 0 25 8 0 1 0 2-2 9-17 67-34 135-51 202-4 16-4 18-35 18-7 0-11 0-11 8 0 4 3 4 11 4 67 0 133 0 200 0 9 0 10 0 12-6 12-28 23-56 36-83z"><text:p/></draw:path><draw:path draw:style-name="gr3" draw:text-style-name="P6" svg:width="0.1008in" svg:height="0.035in" svg:x="0.4492in" svg:y="0.05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75in" svg:height="0.1094in" svg:x="0.6087in" svg:y="0.0016in" svg:viewBox="0 0 274 279" svg:d="M274 3c0-1 0-3-3-3-1 0-3 0-7 4-9 10-18 20-26 30-4-5-22-34-65-34-86 0-173 85-173 173 0 64 46 106 105 106 34 0 63-15 83-33 36-32 43-67 43-68 0-4-3-3-4-4-4 0-5 1-6 4-3 12-12 38-38 61-28 21-52 28-72 28-35 0-76-20-76-81 0-21 8-82 48-128 23-27 59-46 93-46 40 0 63 30 63 74 0 15-1 15-1 20 0 3 4 3 5 3 6 0 6 0 7-8 7-33 16-65 24-98z"><text:p/></draw:path><draw:path draw:style-name="gr3" draw:text-style-name="P6" svg:width="0.0843in" svg:height="0.0933in" svg:x="0.763in" svg:y="0.0177in" svg:viewBox="0 0 215 238" svg:d="M215 84c0-59-59-84-107-84-51 0-108 28-108 84 0 46 0 94 0 140 0 8 0 14 8 14 7 0 7-6 7-14 0-46 0-92 0-138 0-58 63-71 93-71 17 0 42 4 61 17 30 19 30 44 30 54 0 46 0 92 0 138 0 8 0 14 8 14s8-6 8-14c0-46 0-94 0-140z"><text:p/></draw:path><draw:path draw:style-name="gr3" draw:text-style-name="P6" svg:width="0.1102in" svg:height="0.102in" svg:x="0.8953in" svg:y="0.0055in" svg:viewBox="0 0 281 260" svg:d="M260 171c0-2 1-4 1-6-1-1 0-4-5-4-3 0-4 2-4 4-25 58-40 83-106 83-18 0-38 0-57 0-4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2-10-11-10-65 0-130 0-195 0-8 0-11 0-11 8 0 3 3 3 10 3 14 0 25 0 25 8 0 1 0 2-2 9-17 67-34 135-51 202-3 16-4 18-35 18-7 0-11 0-11 8 0 4 3 4 11 4 67 0 133 0 200 0 10 0 10 0 12-6 12-28 25-56 37-83z"><text:p/></draw:path></draw:g></text:span><text:span text:style-name="T8"><text:s/>ולכן </text:span><text:span text:style-name="T8"><draw:g text:anchor-type="as-char" svg:y="-0.1134in" draw:z-index="156" draw:name="Shape157" draw:style-name="gr1"><svg:title>TexMaths</svg:title><svg:desc>11§display§\la A, C \ra \in R_1§svg§600§FALSE§</svg:desc><draw:path draw:style-name="gr2" draw:text-style-name="P5" svg:width="0.7555in" svg:height="0.1358in" svg:x="-0.0004in" svg:y="0.0071in" svg:viewBox="0 0 1920 346" svg:d="M960 346c-320 0-640 0-960 0 0-116 0-230 0-346 640 0 1279 0 1920 0 0 116 0 230 0 346-320 0-641 0-960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1039in" svg:height="0.1079in" svg:x="0.0563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6" svg:width="0.0173in" svg:height="0.0453in" svg:x="0.1787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6" svg:width="0.1075in" svg:height="0.1098in" svg:x="0.2406in" svg:y="0.0067in" svg:viewBox="0 0 274 280" svg:d="M274 3c0-1 0-3-3-3-1 0-3 0-7 4-9 10-18 20-26 30-4-5-22-34-65-34-86 0-173 85-173 175 0 63 45 105 105 105 34 0 63-16 83-33 36-32 43-66 43-68 0-4-3-3-4-4-4 0-5 1-6 4-3 11-12 38-38 60-28 22-52 29-72 29-35 0-76-20-76-80 0-22 8-85 48-130 23-27 59-46 93-46 40 0 63 30 63 75 0 15-1 14-1 19 0 3 4 4 5 4 6 0 6-1 7-8 7-33 16-66 24-99z"><text:p/></draw:path><draw:path draw:style-name="gr3" draw:text-style-name="P6" svg:width="0.0335in" svg:height="0.1512in" svg:x="0.361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" svg:width="0.076in" svg:height="0.087in" svg:x="0.4661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83in" svg:height="0.1063in" svg:x="0.6035in" svg:y="0.0098in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7244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8"><text:s/>כדרוש. </text:span></text:p>
        </text:list-item>
      </text:list>
      <text:p text:style-name="P9"><text:span text:style-name="T8"><draw:g text:anchor-type="as-char" svg:y="-0.1134in" draw:z-index="157" draw:name="Shape158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(ד)</text:h>
      <text:p text:style-name="P35">נתון: <text:span text:style-name="T3"><draw:g text:anchor-type="as-char" svg:y="-0.1327in" draw:z-index="158" draw:name="Shape159" draw:style-name="gr1"><svg:title>TexMaths</svg:title><svg:desc>11§display§A = \{ \la a, b \ra \in \Z^2 \mid b &gt; 0 \}§svg§600§FALSE§</svg:desc><draw:path draw:style-name="gr2" draw:text-style-name="P5" svg:width="1.6004in" svg:height="0.1555in" svg:x="0.0028in" svg:y="0.0083in" svg:viewBox="0 0 4066 396" svg:d="M2034 396c-679 0-1356 0-2034 0 0-132 0-264 0-396 1355 0 2711 0 4066 0 0 132 0 264 0 396-678 0-1355 0-2032 0z"><text:p/></draw:path><draw:path draw:style-name="gr3" draw:text-style-name="P6" svg:width="0.1039in" svg:height="0.1083in" svg:x="0.0004in" svg:y="0.0252in" svg:viewBox="0 0 265 276" svg:d="M55 233c-15 24-31 29-47 31-5 1-8 1-8 7 0 2 1 5 4 5 11 0 22-1 33-1 14 0 27 1 39 1 3 0 8 0 8-8 0-3-4-4-7-4-9 0-18-4-18-14 0-4 3-9 6-14 10-15 20-32 30-49 32 0 65 0 96 0 0 8 6 60 6 64 0 11-20 13-28 13-5 0-8 0-8 7 0 5 4 5 5 5 16 0 32-1 49-1 8 0 33 1 42 1 3 0 8 0 8-8 0-4-4-4-10-4-23 0-23-3-24-14-8-80-16-161-24-241-1-8-1-9-7-9s-9 2-11 7c-45 75-89 150-134 226zM101 175c26-43 51-86 76-128 5 42 9 85 13 128-29 0-59 0-89 0z"><text:p/></draw:path><draw:path draw:style-name="gr3" draw:text-style-name="P6" svg:width="0.1008in" svg:height="0.035in" svg:x="0.1598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9in" svg:height="0.1516in" svg:x="0.3228in" svg:y="0.0201in" svg:viewBox="0 0 138 386" svg:d="M83 52c0-16 9-41 51-43 2-1 4-2 4-5 0-4-4-4-7-4-40 0-75 20-75 49 0 28 0 58 0 88 0 15 0 27-15 39-13 11-29 13-37 14-2 0-4 1-4 3 0 4 3 4 7 4 25 3 44 16 48 35 1 3 1 4 1 18 0 26 0 51 0 76 0 17 0 29 19 43 15 13 41 17 56 17 3 0 7 0 7-4 0-5-3-5-6-5-25-1-44-14-48-33-1-4-1-4-1-19 0-26 0-54 0-81 0-17-4-25-16-36-9-8-20-12-31-15 32-9 47-26 47-49 0-30 0-61 0-92z"><text:p/></draw:path><draw:path draw:style-name="gr3" draw:text-style-name="P6" svg:width="0.0335in" svg:height="0.1516in" svg:x="0.4051in" svg:y="0.0201in" svg:viewBox="0 0 86 386" svg:d="M84 14c2-4 2-4 2-6 0-5-3-8-8-8-3 0-6 2-9 9-23 59-45 118-68 177 0 3-1 5-1 7 0 1 0 2 1 7 23 58 45 118 68 176 1 4 4 10 9 10s8-3 8-8c0-1 0-2-2-6-23-60-45-119-69-179 24-60 46-119 69-179z"><text:p/></draw:path><draw:path draw:style-name="gr3" draw:text-style-name="P6" svg:width="0.0689in" svg:height="0.0685in" svg:x="0.4535in" svg:y="0.0669in" svg:viewBox="0 0 176 175" svg:d="M129 24c-8-13-19-24-37-24-45 0-92 57-92 114 0 36 21 61 51 61 7 0 27-1 50-28 4 15 17 28 35 28 14 0 22-8 29-21 7-14 11-37 11-38 0-5-3-5-4-5-4 0-5 3-6 8-6 25-13 48-28 48-11 0-13-10-13-18 0-9 2-11 6-29 4-16 4-20 8-34 4-19 10-36 14-55 2-10 2-11 2-12 0-7-4-11-11-11-9 0-14 9-15 16zM103 125c-2 7-2 7-7 14-18 22-33 28-44 28-20 0-26-21-26-37 0-19 14-66 22-85 13-22 30-36 46-36 24 0 29 32 29 34s0 4-1 7c-6 25-12 49-19 75z"><text:p/></draw:path><draw:path draw:style-name="gr3" draw:text-style-name="P6" svg:width="0.0177in" svg:height="0.0453in" svg:x="0.5406in" svg:y="0.1177in" svg:viewBox="0 0 46 116" svg:d="M46 41c0-26-10-41-25-41-13 0-21 10-21 21 0 10 8 20 21 20 4 0 10-1 13-5 1-1 1-1 2-2 0 2 1 1 1 7 0 28-13 52-26 64-4 4-4 5-4 6 0 3 2 5 4 5 3 0 35-30 35-75z"><text:p/></draw:path><draw:path draw:style-name="gr3" draw:text-style-name="P6" svg:width="0.0555in" svg:height="0.1063in" svg:x="0.6024in" svg:y="0.0287in" svg:viewBox="0 0 142 271" svg:d="M74 4c0-1 0-4-5-4-8 0-37 2-47 3-3 1-8 1-8 8 0 4 4 4 10 4 19 0 19 4 19 7s-3 17-6 24c-9 42-20 84-30 126-6 20-7 26-7 40 0 35 21 59 50 59 45 0 92-56 92-112 0-36-20-62-52-62-17 0-33 11-45 23 10-38 19-77 29-116zM37 150c3-9 3-9 7-13 19-26 36-31 46-31 13 0 24 11 24 36 0 22-13 68-19 82-14 25-31 38-45 38s-27-9-27-37c0-8 0-15 7-40 2-12 5-24 7-35z"><text:p/></draw:path><draw:path draw:style-name="gr3" draw:text-style-name="P6" svg:width="0.0339in" svg:height="0.1516in" svg:x="0.6689in" svg:y="0.0201in" svg:viewBox="0 0 87 386" svg:d="M85 200c2-5 2-6 2-7s0-1-2-7c-22-59-45-118-67-177-4-7-6-9-9-9-5 0-9 3-9 8 0 1 0 2 2 6 23 60 45 119 68 179-23 58-45 118-68 178-2 4-2 5-2 7 0 5 4 8 9 8 4 0 5-4 8-8 23-59 45-119 68-178z"><text:p/></draw:path><draw:path draw:style-name="gr3" draw:text-style-name="P6" svg:width="0.0756in" svg:height="0.0878in" svg:x="0.7748in" svg:y="0.052in" svg:viewBox="0 0 193 224" svg:d="M179 119c7 0 14 0 14-8 0-7-7-7-14-7-55 0-109 0-164 0 5-52 50-89 104-89 20 0 41 0 60 0 7 0 14 0 14-7 0-8-7-8-14-8-21 0-40 0-61 0-66 0-118 49-118 111s52 113 118 113c21 0 40 0 61 0 7 0 14 0 14-8s-7-8-14-8c-19 0-40 0-60 0-54 0-99-37-104-89 55 0 109 0 164 0z"><text:p/></draw:path><draw:path draw:style-name="gr3" draw:text-style-name="P6" svg:width="0.0921in" svg:height="0.1035in" svg:x="0.9094in" svg:y="0.0299in" svg:viewBox="0 0 235 264" svg:d="M220 13c3-4 3-5 3-6 0-7-6-7-13-7-59 0-118 0-177 0-12 0-12 1-13 11-2 18-3 34-6 52 0 2-1 3-1 5 0 6 5 8 7 8 3 0 6-3 6-7 3-8 6-26 29-40 22-15 50-16 63-16 10 0 21 0 31 0-49 79-97 158-146 236-3 6-3 7-3 8 0 7 7 7 13 7 66 0 132 0 198 0 12 0 12-2 13-11 4-25 8-50 11-75 0-5-4-7-6-7-7 0-7 3-8 11-6 32-37 68-92 68-18 0-37 0-54 0 48-78 97-157 145-237zM33 13c7 0 14 0 21 0-11 7-19 13-23 18 1-6 1-12 2-18zM165 13c13 0 26 0 40 0-49 80-98 159-147 237-13 0-26 0-39 0 48-78 98-157 146-237zM185 249c11-5 21-14 30-24 0 8-2 11-4 25-9 0-17 0-26 0z"><text:p/></draw:path><draw:path draw:style-name="gr3" draw:text-style-name="P6" svg:width="0.0469in" svg:height="0.0705in" svg:x="1.0134in" svg:y="0.0004in" svg:viewBox="0 0 120 180" svg:d="M120 131c-3 0-7 0-10 0 0 6-3 21-7 24-2 2-23 2-26 2-16 0-34 0-51 0 29-25 39-32 54-46 21-15 40-33 40-58 0-33-29-53-64-53-33 0-56 24-56 49 0 14 12 15 14 15 7 0 15-4 15-14 0-6-3-15-17-15 9-20 28-25 40-25 27 0 42 21 42 43 0 23-17 42-26 52-22 21-44 43-66 65-2 2-2 2-2 10 37 0 74 0 111 0 3-17 6-33 9-49z"><text:p/></draw:path><draw:path draw:style-name="gr3" draw:text-style-name="P6" svg:width="0.0063in" svg:height="0.1516in" svg:x="1.135in" svg:y="0.0201in" svg:viewBox="0 0 17 386" svg:d="M17 14c0-7 0-14-9-14-8 0-8 7-8 14 0 119 0 239 0 358 0 6 0 14 8 14 9 0 9-8 9-14 0-119 0-239 0-358z"><text:p/></draw:path><draw:path draw:style-name="gr3" draw:text-style-name="P6" svg:width="0.0559in" svg:height="0.1063in" svg:x="1.2087in" svg:y="0.0287in" svg:viewBox="0 0 143 271" svg:d="M75 4c0-1 0-4-6-4-8 0-36 2-47 3-2 1-7 1-7 8 0 4 4 4 9 4 19 0 20 4 20 7s-3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6" svg:width="0.0929in" svg:height="0.0878in" svg:x="1.322in" svg:y="0.052in" svg:viewBox="0 0 237 224" svg:d="M229 120c4-2 8-4 8-9s-4-6-8-7c-72-35-142-68-214-102-5-2-6-2-7-2-4 0-8 3-8 8 0 3 2 5 8 7 68 32 135 64 203 96-68 32-135 64-203 96-6 4-8 6-8 9 0 5 4 8 8 8 1 0 2 0 7-2 72-35 142-69 214-102z"><text:p/></draw:path><draw:path draw:style-name="gr3" draw:text-style-name="P6" svg:width="0.0638in" svg:height="0.1043in" svg:x="1.476in" svg:y="0.0327in" svg:viewBox="0 0 163 266" svg:d="M163 135c0-31-2-62-16-91-18-37-49-44-66-44-23 0-51 11-67 46-12 27-14 58-14 89 0 28 1 63 18 92 16 31 44 39 63 39 21 0 50-9 68-44 12-27 14-57 14-87zM81 257c-15 0-38-10-45-45-4-23-4-60-4-82 0-25 0-51 3-72 7-46 37-49 46-49 13 0 38 6 46 45 4 22 4 52 4 76 0 29 0 55-4 80-7 36-29 47-46 47z"><text:p/></draw:path><draw:path draw:style-name="gr3" draw:text-style-name="P6" svg:width="0.0539in" svg:height="0.1516in" svg:x="1.5571in" svg:y="0.0201in" svg:viewBox="0 0 138 386" svg:d="M56 334c0 16-10 41-53 43-2 0-3 2-3 5 0 4 4 4 8 4 37 0 73-19 73-49 0-28 0-58 0-88 0-15 0-26 16-39 14-12 28-12 37-13 1 0 4-1 4-4s-3-3-7-3c-25-3-44-16-48-36-2-4-2-4-2-18 0-26 0-51 0-76 0-17 0-29-18-45-16-11-42-15-55-15-4 0-8 0-8 4s2 4 7 5c24 1 43 13 48 33 1 3 1 4 1 19 0 26 0 53 0 80 0 19 2 24 16 38 7 7 18 12 29 14-32 9-45 28-45 48 0 31 0 62 0 93z"><text:p/></draw:path></draw:g></text:span><text:span text:style-name="T3">. נגדיר את היחס </text:span><text:span text:style-name="T3"><draw:g text:anchor-type="as-char" svg:y="-0.1035in" draw:z-index="159" draw:name="Shape160" draw:style-name="gr1"><svg:title>TexMaths</svg:title><svg:desc>11§display§R_2§svg§600§FALSE§</svg:desc><draw:path draw:style-name="gr2" draw:text-style-name="P5" svg:width="0.1528in" svg:height="0.1098in" svg:x="0.0016in" svg:y="0.0071in" svg:viewBox="0 0 389 280" svg:d="M196 280c-66 0-131 0-196 0 0-94 0-187 0-280 130 0 259 0 389 0 0 93 0 186 0 280-65 0-130 0-193 0z"><text:p/></draw:path><draw:path draw:style-name="gr3" draw:text-style-name="P6" svg:width="0.1075in" svg:height="0.1059in" svg:x="0.0004in" svg:y="0.0004in" svg:viewBox="0 0 274 270" svg:d="M129 26c2-8 3-13 11-14 3 0 15 0 23 0 27 0 69 0 69 38 0 14-6 40-20 54-10 11-31 23-66 23-14 0-28 0-43 0 8-34 17-68 26-101zM184 132c39-8 84-35 84-74 0-33-35-58-84-58-38 0-74 0-110 0-8 0-11 0-11 8 0 4 3 4 11 4 4 0 7 0 14 1 7 0 10 1 10 6 0 2 0 3-1 7-18 68-34 137-52 205-3 16-4 18-35 18-7 0-10 0-10 8 0 4 4 4 5 4 10 0 38-1 49-1s37 1 48 1c4 0 8 0 8-8 0-4-3-4-10-4-14 0-25 0-25-7 0-2 0-4 1-6 8-34 16-67 25-101 16 0 31 0 46 0 35 0 42 22 42 35 0 6-3 16-5 25-3 11-7 25-7 33 0 42 47 42 52 42 31 0 45-39 45-44 0-4-3-2-5-4-3 0-4 2-5 4-9 28-26 35-34 35-12 0-16-8-16-23 0-12 4-32 5-44 1-5 1-13 1-17 0-29-25-41-36-45z"><text:p/></draw:path><draw:path draw:style-name="gr3" draw:text-style-name="P6" svg:width="0.0469in" svg:height="0.0697in" svg:x="0.1157in" svg:y="0.0563in" svg:viewBox="0 0 120 178" svg:d="M120 129c-3 0-7 0-10 0 0 7-3 22-7 26-2 1-23 1-26 1-17 0-33 0-50 0 28-25 38-33 54-45 20-17 39-33 39-58 0-33-29-53-64-53-33 0-56 23-56 48 0 13 12 16 14 16 7 0 15-5 15-15 0-5-2-14-16-14 8-20 27-25 40-25 26 0 40 21 40 43 0 23-16 41-25 51-22 21-43 42-65 64-3 2-3 3-3 10 37 0 74 0 111 0 2-16 6-32 9-49z"><text:p/></draw:path></draw:g></text:span><text:span text:style-name="T3"><text:s/>מעל </text:span><text:span text:style-name="T3"><draw:g text:anchor-type="as-char" svg:y="-0.1083in" draw:z-index="160" draw:name="Shape161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<text:s/>באופן הבא: </text:span></text:p>
      <text:p text:style-name="P7"><draw:g text:anchor-type="as-char" svg:y="-0.1327in" draw:z-index="161" draw:name="Shape162" draw:style-name="gr1"><svg:title>TexMaths</svg:title><svg:desc>11§display§R_2 = \{\la \la a, b \ra , \la c, d \ra \ra \in A^2 \mid ad = cb\}§svg§600§FALSE§</svg:desc><draw:path draw:style-name="gr2" draw:text-style-name="P5" svg:width="2.3496in" svg:height="0.1555in" svg:x="0.0016in" svg:y="0.0083in" svg:viewBox="0 0 5969 396" svg:d="M2986 396c-996 0-1990 0-2986 0 0-132 0-264 0-396 1990 0 3979 0 5969 0 0 132 0 264 0 396-995 0-1989 0-2983 0z"><text:p/></draw:path><draw:path draw:style-name="gr3" draw:text-style-name="P6" svg:width="0.1083in" svg:height="0.1063in" svg:x="0.0004in" svg:y="0.0303in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8-3 14-4 17-35 17-7 0-10 0-10 8 0 4 4 4 6 4 9 0 37-1 48-1s38 1 48 1c4 0 8 0 8-7 0-5-3-5-10-5-14 0-25 0-25-6 0-3 1-5 1-7 9-33 16-67 25-101 16 0 31 0 46 0 36 0 42 22 42 35 0 5-3 18-5 26-2 11-6 26-6 33 0 41 46 41 51 41 33 0 47-38 47-44 0-4-4-4-5-4-4 0-5 3-5 5-10 28-26 34-35 34-13 0-15-8-15-23 0-11 2-31 3-43 1-5 2-13 2-18 0-30-26-42-36-46z"><text:p/></draw:path><draw:path draw:style-name="gr3" draw:text-style-name="P6" svg:width="0.0465in" svg:height="0.0705in" svg:x="0.1165in" svg:y="0.0862in" svg:viewBox="0 0 119 180" svg:d="M119 130c-3 0-6 0-9 0-1 6-3 22-7 24-2 3-23 3-27 3-17 0-33 0-50 0 29-26 38-34 54-46 20-16 39-33 39-58 0-33-29-53-63-53s-56 23-56 49c0 13 11 14 14 14 6 0 15-5 15-14 0-5-3-15-17-15 9-19 27-24 40-24 27 0 40 21 40 43 0 23-16 42-25 52-22 21-43 42-65 64-2 2-2 3-2 11 37 0 74 0 111 0 2-17 6-33 8-50z"><text:p/></draw:path><draw:path draw:style-name="gr3" draw:text-style-name="P6" svg:width="0.1008in" svg:height="0.035in" svg:x="0.2287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16in" svg:x="0.3921in" svg:y="0.0201in" svg:viewBox="0 0 136 386" svg:d="M81 52c0-16 10-41 52-43 2-1 3-2 3-5 0-4-3-4-6-4-40 0-74 20-75 49 0 28 0 58 0 88 0 15 0 27-15 39-14 11-29 13-37 14-2 0-3 1-3 3 0 4 2 4 6 4 25 3 44 16 48 35 1 3 1 4 1 18 0 26 0 51 0 76 0 17 0 29 19 43 15 13 40 17 56 17 3 0 6 0 6-4 0-5-2-5-5-5-24-1-44-14-48-33-2-4-2-4-2-19 0-26 0-54 0-81 0-17-3-25-15-36-9-8-20-12-31-15 32-9 46-26 46-49 0-30 0-61 0-92z"><text:p/></draw:path><draw:path draw:style-name="gr3" draw:text-style-name="P6" svg:width="0.0335in" svg:height="0.1516in" svg:x="0.474in" svg:y="0.0201in" svg:viewBox="0 0 86 386" svg:d="M84 14c2-4 2-4 2-6 0-5-3-8-8-8-3 0-6 2-9 9-23 59-45 118-68 177 0 3-1 5-1 7 0 1 0 2 1 7 23 58 45 118 68 176 1 4 4 10 9 10s8-3 8-8c0-1 0-2-2-6-23-60-45-119-69-179 24-60 46-119 69-179z"><text:p/></draw:path><draw:path draw:style-name="gr3" draw:text-style-name="P6" svg:width="0.0339in" svg:height="0.1516in" svg:x="0.5327in" svg:y="0.0201in" svg:viewBox="0 0 87 386" svg:d="M85 14c2-4 2-4 2-6 0-5-4-8-8-8s-6 2-9 9c-23 59-45 118-68 177-1 3-2 5-2 7 0 1 0 2 2 7 23 58 45 118 68 176 2 4 4 10 9 10 4 0 8-3 8-8 0-1 0-2-2-6-23-60-45-119-68-179 23-60 45-119 68-179z"><text:p/></draw:path><draw:path draw:style-name="gr3" draw:text-style-name="P6" svg:width="0.0693in" svg:height="0.0685in" svg:x="0.5811in" svg:y="0.0669in" svg:viewBox="0 0 177 175" svg:d="M129 24c-7-13-18-24-35-24-46 0-94 57-94 114 0 36 22 61 52 61 7 0 27-1 50-28 4 15 17 28 36 28 13 0 22-8 28-21 7-14 11-37 11-38 0-5-3-5-4-5-4 0-5 3-6 8-6 25-13 48-29 48-10 0-11-10-11-18 0-9 1-11 4-29 4-16 5-20 9-34 4-19 10-36 14-55 2-10 2-11 2-12 0-7-4-11-11-11-9 0-15 9-16 16zM105 125c-3 7-3 7-9 14-17 22-32 28-43 28-20 0-25-21-25-37 0-19 13-66 22-85 12-22 28-36 44-36 25 0 30 32 30 34s-1 4-1 7c-6 25-12 49-18 75z"><text:p/></draw:path><draw:path draw:style-name="gr3" draw:text-style-name="P6" svg:width="0.0173in" svg:height="0.0453in" svg:x="0.6689in" svg:y="0.1177in" svg:viewBox="0 0 45 116" svg:d="M45 41c0-26-9-41-24-41-13 0-21 10-21 21 0 10 8 20 21 20 4 0 10-1 13-5 1-1 1-1 2-2 0 2 1 1 1 7 0 28-14 52-26 64-4 4-4 5-4 6 0 3 2 5 3 5 4 0 35-30 35-75z"><text:p/></draw:path><draw:path draw:style-name="gr3" draw:text-style-name="P6" svg:width="0.0555in" svg:height="0.1063in" svg:x="0.7307in" svg:y="0.0287in" svg:viewBox="0 0 142 271" svg:d="M74 4c0-1 0-4-5-4-8 0-37 2-47 3-3 1-8 1-8 8 0 4 4 4 10 4 18 0 19 4 19 7s-3 17-6 24c-11 42-20 84-31 126-5 20-6 26-6 40 0 35 20 59 48 59 47 0 94-56 94-112 0-36-21-62-52-62-17 0-33 11-45 23 10-38 19-77 29-116zM37 150c3-9 3-9 6-13 20-26 36-31 47-31 13 0 24 11 24 36 0 22-13 68-19 82-14 25-31 38-47 38-13 0-25-9-25-37 0-8 0-15 6-40 3-12 5-24 8-35z"><text:p/></draw:path><draw:path draw:style-name="gr3" draw:text-style-name="P6" svg:width="0.0339in" svg:height="0.1516in" svg:x="0.7969in" svg:y="0.0201in" svg:viewBox="0 0 87 386" svg:d="M85 200c2-5 2-6 2-7s0-1-2-7c-23-59-45-118-68-177-3-7-6-9-9-9-5 0-8 3-8 8 0 1 0 2 2 6 23 60 45 119 68 179-23 58-45 118-68 177-2 5-2 6-2 8 0 5 4 8 8 8 5 0 6-4 9-8 23-59 45-119 68-178z"><text:p/></draw:path><draw:path draw:style-name="gr3" draw:text-style-name="P6" svg:width="0.0173in" svg:height="0.0453in" svg:x="0.861in" svg:y="0.1177in" svg:viewBox="0 0 45 116" svg:d="M45 41c0-26-10-41-24-41-13 0-21 10-21 21 0 10 8 20 21 20 4 0 9-1 13-5 1-1 1-2 2-2 0 2 0 1 0 7 0 28-13 51-26 64-4 3-3 5-3 6 0 3 1 5 3 5 4 0 35-30 35-75z"><text:p/></draw:path><draw:path draw:style-name="gr3" draw:text-style-name="P6" svg:width="0.0335in" svg:height="0.1516in" svg:x="0.9323in" svg:y="0.0201in" svg:viewBox="0 0 86 386" svg:d="M84 14c2-4 2-4 2-6 0-5-3-8-8-8-3 0-6 2-9 9-23 59-45 118-68 177 0 3-1 5-1 7 0 1 0 2 1 7 23 58 45 118 68 176 1 4 4 10 9 10s8-3 8-8c0-1 0-2-2-6-23-60-45-119-69-179 24-60 46-119 69-179z"><text:p/></draw:path><draw:path draw:style-name="gr3" draw:text-style-name="P6" svg:width="0.0591in" svg:height="0.0685in" svg:x="0.9811in" svg:y="0.0669in" svg:viewBox="0 0 151 175" svg:d="M138 24c-7 0-13 0-18 6-6 5-7 12-7 14 0 10 7 14 15 14 11 0 22-9 22-25 0-19-19-33-47-33-51 0-103 55-103 110 0 34 22 65 63 65 55 0 88-40 88-45 0-3-2-5-6-5-1 0-2 1-4 4-31 38-73 38-77 38-25 0-35-19-35-42 0-16 7-53 21-78 12-22 33-38 53-38 14 0 29 4 35 15z"><text:p/></draw:path><draw:path draw:style-name="gr3" draw:text-style-name="P6" svg:width="0.0173in" svg:height="0.0453in" svg:x="1.0539in" svg:y="0.1177in" svg:viewBox="0 0 45 116" svg:d="M45 41c0-26-10-41-25-41-12 0-20 10-20 21 0 10 8 20 20 20 5 0 10-1 14-5 1-1 1-2 2-2 0 2 0 1 0 7 0 28-13 52-26 64-4 4-4 5-4 6 0 3 2 5 4 5 4 0 35-30 35-75z"><text:p/></draw:path><draw:path draw:style-name="gr3" draw:text-style-name="P6" svg:width="0.072in" svg:height="0.1063in" svg:x="1.1146in" svg:y="0.0287in" svg:viewBox="0 0 184 271" svg:d="M184 4c0-1 0-4-5-4-6 0-43 3-49 4-3 0-6 3-6 7s4 4 9 4c19 0 20 4 20 7 0 2-1 6-1 8-8 31-16 60-23 91-7-13-19-24-35-24-47 0-94 57-94 114 0 35 21 60 52 60 7 0 26-1 49-28 4 15 17 28 35 28 15 0 24-9 29-21 7-14 12-36 12-37 0-5-3-5-4-5-5 0-5 3-6 8-6 24-14 46-29 46-11 0-13-9-13-17 0-9 2-12 4-18 18-75 36-149 55-223zM103 222c-2 7-2 7-7 13-17 22-33 27-44 27-19 0-24-21-24-35 0-19 12-66 20-85 13-22 30-36 46-36 25 0 30 32 30 34s-1 4-1 7c-6 24-13 49-20 75z"><text:p/></draw:path><draw:path draw:style-name="gr3" draw:text-style-name="P6" svg:width="0.0335in" svg:height="0.1516in" svg:x="1.1953in" svg:y="0.0201in" svg:viewBox="0 0 86 386" svg:d="M85 200c1-5 1-6 1-7s0-1-1-7c-23-59-45-118-68-177-3-7-5-9-9-9-5 0-8 3-8 8 0 1 0 2 2 6 23 60 45 119 68 179-23 58-45 118-68 177-2 5-2 6-2 8 0 5 3 8 8 8s6-4 7-8c24-59 47-119 70-178z"><text:p/></draw:path><draw:path draw:style-name="gr3" draw:text-style-name="P6" svg:width="0.0335in" svg:height="0.1516in" svg:x="1.2547in" svg:y="0.0201in" svg:viewBox="0 0 86 386" svg:d="M84 200c2-5 2-6 2-7s0-1-2-7c-22-59-45-118-67-177-3-7-5-9-9-9-5 0-8 3-8 8 0 1 0 2 1 6 23 60 46 119 69 179-23 58-46 118-69 177-1 5-1 6-1 8 0 5 3 8 8 8 4 0 6-4 7-8 24-59 46-119 69-178z"><text:p/></draw:path><draw:path draw:style-name="gr3" draw:text-style-name="P6" svg:width="0.076in" svg:height="0.0878in" svg:x="1.3602in" svg:y="0.052in" svg:viewBox="0 0 194 224" svg:d="M179 119c7 0 15 0 15-8 0-7-8-7-15-7-55 0-109 0-164 0 5-52 50-89 104-89 20 0 41 0 60 0 7 0 15 0 15-7 0-8-8-8-15-8-19 0-40 0-60 0-66 0-119 49-119 111s53 113 119 113c20 0 41 0 60 0 7 0 15 0 15-8s-8-8-15-8c-19 0-40 0-60 0-54 0-99-37-104-89 55 0 109 0 164 0z"><text:p/></draw:path><draw:path draw:style-name="gr3" draw:text-style-name="P6" svg:width="0.1039in" svg:height="0.1083in" svg:x="1.4969in" svg:y="0.0252in" svg:viewBox="0 0 265 276" svg:d="M55 233c-15 24-30 29-47 31-5 1-8 1-8 7 0 2 2 5 4 5 11 0 24-1 35-1 12 0 26 1 38 1 2 0 7 0 7-8 0-3-4-4-6-4-9 0-19-4-19-14 0-4 3-9 6-14 10-15 20-32 30-49 32 0 65 0 96 0 2 8 7 60 7 64 0 11-20 13-29 13-4 0-8 0-8 7 0 5 4 5 5 5 16 0 32-1 49-1 9 0 34 1 44 1 2 0 6 0 6-8 0-4-4-4-9-4-24 0-24-3-25-14-8-80-15-161-23-241-1-8-1-9-8-9-6 0-7 2-10 7-45 75-90 150-135 226zM102 175c26-43 51-86 76-128 5 42 8 85 12 128-29 0-58 0-88 0z"><text:p/></draw:path><draw:path draw:style-name="gr3" draw:text-style-name="P6" svg:width="0.0465in" svg:height="0.0705in" svg:x="1.6126in" svg:y="0.0004in" svg:viewBox="0 0 119 180" svg:d="M119 131c-3 0-6 0-9 0-1 6-3 21-7 24-2 2-23 2-27 2-17 0-33 0-50 0 29-25 38-32 54-46 20-15 39-33 39-58 0-33-29-53-63-53s-56 24-56 49c0 14 11 15 14 15 7 0 15-4 15-14 0-6-3-15-17-15 9-20 28-25 40-25 27 0 40 21 40 43 0 23-16 42-25 52-22 21-43 43-65 65-2 2-2 2-2 10 37 0 74 0 111 0 2-17 6-33 8-49z"><text:p/></draw:path><draw:path draw:style-name="gr3" draw:text-style-name="P6" svg:width="0.0055in" svg:height="0.1516in" svg:x="1.7343in" svg:y="0.0201in" svg:viewBox="0 0 15 386" svg:d="M15 14c0-7 0-14-7-14-8 0-8 7-8 14 0 119 0 239 0 358 0 6 0 14 8 14 7 0 7-8 7-14 0-119 0-239 0-358z"><text:p/></draw:path><draw:path draw:style-name="gr3" draw:text-style-name="P6" svg:width="0.0693in" svg:height="0.0685in" svg:x="1.8071in" svg:y="0.0669in" svg:viewBox="0 0 177 175" svg:d="M129 24c-8-13-19-24-37-24-45 0-92 57-92 114 0 36 21 61 51 61 7 0 27-1 50-28 4 15 17 28 35 28 14 0 22-8 29-21 7-14 12-37 12-38 0-5-4-5-5-5-4 0-4 3-6 8-5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3" draw:text-style-name="P6" svg:width="0.0724in" svg:height="0.1063in" svg:x="1.887in" svg:y="0.0287in" svg:viewBox="0 0 185 271" svg:d="M185 4c0-1 0-4-6-4-5 0-43 3-49 4-2 0-5 3-5 7s4 4 9 4c19 0 20 4 20 7 0 2-1 6-1 8-8 31-17 60-24 91-7-13-18-24-35-24-46 0-94 57-94 114 0 35 22 60 52 60 7 0 27-1 50-28 4 15 17 28 36 28 13 0 22-9 28-21 7-14 11-36 11-37 0-5-3-5-4-5-4 0-5 3-6 8-6 24-13 46-28 46-11 0-12-9-12-17 0-9 1-12 2-18 18-75 37-149 56-223zM105 222c-3 7-3 7-8 13-18 22-33 27-44 27-20 0-25-21-25-35 0-19 13-66 22-85 12-22 28-36 44-36 25 0 30 32 30 34s0 4-1 7c-6 24-12 49-18 75z"><text:p/></draw:path><draw:path draw:style-name="gr3" draw:text-style-name="P6" svg:width="0.1004in" svg:height="0.035in" svg:x="2.0114in" svg:y="0.07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91in" svg:height="0.0685in" svg:x="2.1693in" svg:y="0.0669in" svg:viewBox="0 0 151 175" svg:d="M138 24c-7 0-13 0-17 6-7 5-8 12-8 14 0 10 8 14 15 14 11 0 22-9 22-25 0-19-19-33-47-33-51 0-103 55-103 110 0 34 23 65 63 65 55 0 88-40 88-45 0-3-2-5-5-5-2 0-3 1-5 4-31 38-73 38-77 38-24 0-35-19-35-42 0-16 7-53 21-78 12-22 33-38 55-38 13 0 27 4 33 15z"><text:p/></draw:path><draw:path draw:style-name="gr3" draw:text-style-name="P6" svg:width="0.0559in" svg:height="0.1063in" svg:x="2.2362in" svg:y="0.0287in" svg:viewBox="0 0 143 271" svg:d="M75 4c0-1 0-4-6-4-8 0-36 2-47 3-2 1-7 1-7 8 0 4 4 4 9 4 19 0 20 4 20 7s-3 17-5 24c-11 42-21 84-32 126-5 20-7 26-7 40 0 35 21 59 50 59 46 0 93-56 93-112 0-36-21-62-52-62-17 0-34 11-45 23 10-38 19-77 29-116zM39 150c2-9 2-9 5-13 19-26 36-31 46-31 15 0 24 11 24 36 0 22-12 68-18 82-13 25-31 38-46 38-14 0-26-9-26-37 0-8 0-15 6-40 3-12 5-24 9-35z"><text:p/></draw:path><draw:path draw:style-name="gr3" draw:text-style-name="P6" svg:width="0.0539in" svg:height="0.1516in" svg:x="2.3055in" svg:y="0.0201in" svg:viewBox="0 0 138 386" svg:d="M56 334c0 16-11 41-53 43-2 0-3 2-3 5 0 4 4 4 8 4 37 0 73-19 73-49 0-28 0-58 0-88 0-15 0-26 16-39 14-12 28-12 37-13 1 0 4-1 4-4s-3-3-7-3c-25-3-44-16-48-36-2-4-2-4-2-18 0-26 0-51 0-76 0-17 0-29-18-45-16-11-42-15-55-15-4 0-8 0-8 4s2 4 7 5c24 1 43 13 48 33 1 3 1 4 1 19 0 26 0 53 0 80 0 19 2 24 16 38 7 7 18 12 29 14-32 9-45 28-45 48 0 31 0 62 0 93z"><text:p/></draw:path></draw:g></text:p>
      <text:p text:style-name="P36">צ.ל.: <text:span text:style-name="T3"><draw:g text:anchor-type="as-char" svg:y="-0.1035in" draw:z-index="181" draw:name="Shape163" draw:style-name="gr1"><svg:title>TexMaths</svg:title><svg:desc>11§display§R_2§svg§600§FALSE§</svg:desc><draw:path draw:style-name="gr2" draw:text-style-name="P5" svg:width="0.1528in" svg:height="0.1098in" svg:x="0.0016in" svg:y="0.0071in" svg:viewBox="0 0 389 280" svg:d="M196 280c-66 0-131 0-196 0 0-94 0-187 0-280 130 0 259 0 389 0 0 93 0 186 0 280-65 0-130 0-193 0z"><text:p/></draw:path><draw:path draw:style-name="gr3" draw:text-style-name="P6" svg:width="0.1075in" svg:height="0.1059in" svg:x="0.0004in" svg:y="0.0004in" svg:viewBox="0 0 274 270" svg:d="M129 26c2-8 3-13 11-14 3 0 15 0 23 0 27 0 69 0 69 38 0 14-6 40-20 54-10 11-31 23-66 23-14 0-28 0-43 0 8-34 17-68 26-101zM184 132c39-8 84-35 84-74 0-33-35-58-84-58-38 0-74 0-110 0-8 0-11 0-11 8 0 4 3 4 11 4 4 0 7 0 14 1 7 0 10 1 10 6 0 2 0 3-1 7-18 68-34 137-52 205-3 16-4 18-35 18-7 0-10 0-10 8 0 4 4 4 5 4 10 0 38-1 49-1s37 1 48 1c4 0 8 0 8-8 0-4-3-4-10-4-14 0-25 0-25-7 0-2 0-4 1-6 8-34 16-67 25-101 16 0 31 0 46 0 35 0 42 22 42 35 0 6-3 16-5 25-3 11-7 25-7 33 0 42 47 42 52 42 31 0 45-39 45-44 0-4-3-2-5-4-3 0-4 2-5 4-9 28-26 35-34 35-12 0-16-8-16-23 0-12 4-32 5-44 1-5 1-13 1-17 0-29-25-41-36-45z"><text:p/></draw:path><draw:path draw:style-name="gr3" draw:text-style-name="P6" svg:width="0.0469in" svg:height="0.0697in" svg:x="0.1157in" svg:y="0.0563in" svg:viewBox="0 0 120 178" svg:d="M120 129c-3 0-7 0-10 0 0 7-3 22-7 26-2 1-23 1-26 1-17 0-33 0-50 0 28-25 38-33 54-45 20-17 39-33 39-58 0-33-29-53-64-53-33 0-56 23-56 48 0 13 12 16 14 16 7 0 15-5 15-15 0-5-2-14-16-14 8-20 27-25 40-25 26 0 40 21 40 43 0 23-16 41-25 51-22 21-43 42-65 64-3 2-3 3-3 10 37 0 74 0 111 0 2-16 6-32 9-49z"><text:p/></draw:path></draw:g></text:span><text:span text:style-name="T3"><text:s/>יחס שקילות</text:span></text:p>
      <text:p text:style-name="P36">הוכחה: </text:p>
      <text:list text:style-name="L6">
        <text:list-item>
          <text:p text:style-name="P37">טרנזיטיביות: <text:span text:style-name="T7">יהי </text:span><text:span text:style-name="T7"><draw:g text:anchor-type="as-char" svg:y="-0.1134in" draw:z-index="162" draw:name="Shape164" draw:style-name="gr1"><svg:title>TexMaths</svg:title><svg:desc>11§display§\la a, b \ra \in A§svg§600§FALSE§</svg:desc><draw:path draw:style-name="gr2" draw:text-style-name="P5" svg:width="0.611in" svg:height="0.1358in" svg:x="0.0004in" svg:y="0.0071in" svg:viewBox="0 0 1553 346" svg:d="M778 346c-260 0-518 0-778 0 0-116 0-230 0-346 518 0 1035 0 1553 0 0 116 0 230 0 346-258 0-517 0-775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4-59-45-119-69-178 24-60 45-119 69-178z"><text:p/></draw:path><draw:path draw:style-name="gr3" draw:text-style-name="P6" svg:width="0.0693in" svg:height="0.0685in" svg:x="0.0579in" svg:y="0.0453in" svg:viewBox="0 0 177 175" svg:d="M129 25c-7-14-19-25-35-25-47 0-94 57-94 113 0 37 21 62 52 62 7 0 26-1 49-29 3 16 17 29 35 29 15 0 23-9 29-21 7-14 12-37 12-38 0-4-3-4-4-4-5 0-5 1-6 7-6 25-14 47-30 47-11 0-12-10-12-17 0-9 2-11 6-29 4-17 5-20 9-34 4-18 8-36 13-54 3-11 3-12 3-13 0-7-4-11-11-11-10 0-15 9-16 17zM103 124c-2 8-2 8-7 15-17 22-33 27-44 27-19 0-25-21-25-36 0-19 13-66 21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5in" svg:height="0.1063in" svg:x="0.2071in" svg:y="0.0071in" svg:viewBox="0 0 142 271" svg:d="M75 4c0-1 0-4-6-4-8 0-37 3-47 3-3 1-7 1-7 8 0 6 4 6 9 6 19 0 20 2 20 6 0 2-4 16-6 23-11 42-20 84-31 127-5 19-7 25-7 37 0 37 21 61 49 61 46 0 93-57 93-112 0-36-20-62-51-62-17 0-34 11-45 23 10-39 19-77 29-116zM38 150c3-8 3-9 6-13 19-26 36-31 46-31 15 0 24 11 24 36 0 23-12 66-19 80-13 27-30 40-46 40-13 0-26-10-26-38 0-8 0-15 7-39 3-12 5-24 8-35z"><text:p/></draw:path><draw:path draw:style-name="gr3" draw:text-style-name="P6" svg:width="0.0335in" svg:height="0.1512in" svg:x="0.273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56in" svg:height="0.087in" svg:x="0.3791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6" svg:width="0.1039in" svg:height="0.1079in" svg:x="0.5154in" svg:y="0.0043in" svg:viewBox="0 0 265 275" svg:d="M55 231c-15 26-30 31-47 32-5 1-8 1-8 8 0 2 2 4 4 4 11 0 24-1 35-1 12 0 25 1 38 1 2 0 7 0 7-7 0-4-4-5-6-5-9 0-19-3-19-13 0-4 3-9 6-14 10-17 20-32 30-49 31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7">, נוכיח </text:span><text:span text:style-name="T7"><draw:g text:anchor-type="as-char" svg:y="-0.1134in" draw:z-index="163" draw:name="Shape165" draw:style-name="gr1"><svg:title>TexMaths</svg:title><svg:desc>11§display§\la \la a, b \ra, \la a, b \ra \ra \in R_2§svg§600§FALSE§</svg:desc><draw:path draw:style-name="gr2" draw:text-style-name="P5" svg:width="1.1878in" svg:height="0.1358in" svg:x="0.0004in" svg:y="0.0071in" svg:viewBox="0 0 3018 346" svg:d="M1510 346c-504 0-1006 0-1510 0 0-116 0-230 0-346 1006 0 2012 0 3018 0 0 116 0 230 0 346-502 0-1006 0-1508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339in" svg:height="0.1512in" svg:x="0.0685in" svg:y="0in" svg:viewBox="0 0 87 385" svg:d="M85 15c2-4 2-5 2-7 0-5-3-8-8-8-3 0-6 2-9 9-23 59-45 118-68 177 0 2-2 4-2 7 0 2 0 2 2 6 23 59 45 118 68 176 1 5 4 10 9 10s8-3 8-7c0-1 0-3-2-7-23-59-45-119-69-178 24-60 46-119 69-178z"><text:p/></draw:path><draw:path draw:style-name="gr3" draw:text-style-name="P6" svg:width="0.0689in" svg:height="0.0685in" svg:x="0.1173in" svg:y="0.0453in" svg:viewBox="0 0 176 175" svg:d="M129 25c-8-14-19-25-37-25-45 0-92 57-92 113 0 37 21 62 51 62 7 0 27-1 50-29 3 16 17 29 35 29 14 0 22-9 29-21 7-14 11-37 11-38 0-4-3-4-4-4-4 0-5 1-6 7-7 25-13 47-29 47-11 0-12-10-12-17 0-9 1-11 6-29 4-17 4-20 8-34 4-18 9-36 14-54 2-11 2-12 2-13 0-7-4-11-11-11-9 0-14 9-15 17zM103 124c-2 8-2 8-7 15-18 22-33 27-44 27-20 0-26-21-26-36 0-19 14-66 22-84 12-23 30-37 45-37 25 0 30 32 30 34s0 4-1 7c-7 24-12 49-19 74z"><text:p/></draw:path><draw:path draw:style-name="gr3" draw:text-style-name="P6" svg:width="0.0177in" svg:height="0.0453in" svg:x="0.2043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555in" svg:height="0.1063in" svg:x="0.2661in" svg:y="0.0071in" svg:viewBox="0 0 142 271" svg:d="M74 4c0-1 0-4-5-4-9 0-37 3-47 3-3 1-8 1-8 8 0 6 4 6 10 6 18 0 19 2 19 6 0 2-3 16-6 23-11 42-21 84-32 127-4 19-5 25-5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6" svg:width="0.0339in" svg:height="0.1512in" svg:x="0.3327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6" svg:width="0.0173in" svg:height="0.0453in" svg:x="0.3965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6" svg:width="0.0335in" svg:height="0.1512in" svg:x="0.4681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689in" svg:height="0.0685in" svg:x="0.5165in" svg:y="0.0453in" svg:viewBox="0 0 176 175" svg:d="M129 25c-8-14-19-25-37-25-45 0-92 57-92 113 0 37 21 62 51 62 7 0 27-1 50-29 3 16 17 29 35 29 14 0 22-9 29-21 7-14 11-37 11-38 0-4-3-4-4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3" draw:text-style-name="P6" svg:width="0.0177in" svg:height="0.0453in" svg:x="0.6031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555in" svg:height="0.1063in" svg:x="0.665in" svg:y="0.0071in" svg:viewBox="0 0 142 271" svg:d="M74 4c0-1 0-4-5-4-9 0-37 3-47 3-3 1-8 1-8 8 0 6 4 6 10 6 19 0 19 2 19 6 0 2-3 16-6 23-10 42-21 84-30 127-6 19-7 25-7 37 0 37 21 61 49 61 46 0 93-57 93-112 0-36-20-62-52-62-17 0-33 11-45 23 10-39 19-77 29-116zM37 150c3-8 3-9 7-13 19-26 36-31 46-31 13 0 24 11 24 36 0 23-13 66-19 80-14 27-31 40-46 40-13 0-26-10-26-38 0-8 0-15 7-39 2-12 5-24 7-35z"><text:p/></draw:path><draw:path draw:style-name="gr3" draw:text-style-name="P6" svg:width="0.0339in" svg:height="0.1512in" svg:x="0.7311in" svg:y="0in" svg:viewBox="0 0 87 385" svg:d="M85 199c2-4 2-5 2-6 0-3 0-1-2-6-22-59-45-119-67-178-4-7-6-9-9-9-5 0-9 3-9 8 0 1 0 2 2 6 23 60 45 119 68 179-23 58-45 117-68 177-2 4-2 5-2 8 0 4 4 7 9 7 4 0 5-4 7-7 24-60 46-119 69-179z"><text:p/></draw:path><draw:path draw:style-name="gr3" draw:text-style-name="P6" svg:width="0.0335in" svg:height="0.1512in" svg:x="0.7906in" svg:y="0in" svg:viewBox="0 0 86 385" svg:d="M85 199c1-4 1-5 1-6 0-3 0-1-1-6-23-59-45-119-69-178-2-7-4-9-8-9-5 0-8 3-8 8 0 1 0 2 2 6 23 60 45 119 68 179-23 58-45 117-68 177-2 4-2 5-2 8 0 4 3 7 8 7s6-4 8-7c24-60 46-119 69-179z"><text:p/></draw:path><draw:path draw:style-name="gr3" draw:text-style-name="P6" svg:width="0.076in" svg:height="0.087in" svg:x="0.8961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83in" svg:height="0.1063in" svg:x="1.0335in" svg:y="0.0098in" svg:viewBox="0 0 276 271" svg:d="M130 26c2-9 3-13 10-14 4 0 16 0 24 0 27 0 70 0 70 38 0 13-6 39-22 55-10 10-29 22-65 22-14 0-28 0-43 0 9-35 17-68 26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9 28-26 35-35 35-12 0-15-9-15-23 0-12 2-31 4-43 0-6 1-13 1-19 0-29-25-42-36-45z"><text:p/></draw:path><draw:path draw:style-name="gr3" draw:text-style-name="P6" svg:width="0.0469in" svg:height="0.0701in" svg:x="1.1496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7">. לפיכך, צ.ל. (מתוך עקרון ההפרדה) </text:span><text:span text:style-name="T7"><draw:g text:anchor-type="as-char" svg:y="-0.1063in" draw:z-index="164" draw:name="Shape166" draw:style-name="gr1"><svg:title>TexMaths</svg:title><svg:desc>11§display§ab = ab§svg§600§FALSE§</svg:desc><draw:path draw:style-name="gr2" draw:text-style-name="P5" svg:width="0.4752in" svg:height="0.0906in" svg:x="0.0024in" svg:y="0.0071in" svg:viewBox="0 0 1208 231" svg:d="M0 0c402 0 806 0 1208 0 0 77 0 154 0 231-402 0-806 0-1208 0 0-77 0-154 0-231z"><text:p/></draw:path><draw:path draw:style-name="gr3" draw:text-style-name="P6" svg:width="0.0693in" svg:height="0.0681in" svg:x="0.0004in" svg:y="0.0382in" svg:viewBox="0 0 177 174" svg:d="M129 25c-7-14-19-25-36-25-45 0-93 57-93 113 0 36 21 61 52 61 7 0 26-1 49-29 3 16 18 29 35 29 15 0 23-9 29-21 6-14 12-36 12-37 0-4-3-4-4-4-5 0-5 1-6 7-7 24-14 46-30 46-9 0-11-10-11-18s0-11 5-27c4-15 5-20 9-34 4-19 8-36 13-54 3-11 3-12 3-13 0-7-4-11-11-11-10 0-15 9-16 17zM103 124c-2 8-2 8-7 14-17 22-33 27-44 27-19 0-25-21-25-35 0-19 13-66 21-84 12-23 30-37 45-37 26 0 31 32 31 34s-1 4-1 7c-6 24-13 49-20 74z"><text:p/></draw:path><draw:path draw:style-name="gr3" draw:text-style-name="P6" svg:width="0.0555in" svg:height="0.1063in" svg:x="0.0819in" svg:y="0in" svg:viewBox="0 0 142 271" svg:d="M75 4c-2-1 0-4-6-4-9 0-37 3-47 4-3 0-8 0-8 8 0 5 5 5 10 5 19 0 19 2 19 6 0 2-3 16-5 23-11 42-20 84-31 126-5 18-7 25-7 38 0 37 21 61 49 61 46 0 93-57 93-114 0-34-20-60-51-60-17 0-34 11-45 23 10-39 19-77 29-116zM38 149c3-8 3-9 6-13 19-25 36-30 46-30 14 0 24 12 24 35s-12 67-19 81c-13 27-31 40-46 40-13 0-26-10-26-39 0-7 0-14 7-38 3-12 5-24 8-36z"><text:p/></draw:path><draw:path draw:style-name="gr3" draw:text-style-name="P6" svg:width="0.1004in" svg:height="0.035in" svg:x="0.1909in" svg:y="0.05in" svg:viewBox="0 0 256 90" svg:d="M243 15c5 0 13 0 13-7 0-8-8-8-12-8-77 0-155 0-232 0-5 0-12 0-12 8 0 7 7 7 13 7 77 0 153 0 230 0zM244 90c4 0 12 0 12-7 0-8-8-8-13-8-77 0-153 0-230 0-6 0-13 0-13 8 0 7 7 7 12 7 77 0 155 0 232 0z"><text:p/></draw:path><draw:path draw:style-name="gr3" draw:text-style-name="P6" svg:width="0.0693in" svg:height="0.0681in" svg:x="0.3484in" svg:y="0.0382in" svg:viewBox="0 0 177 174" svg:d="M129 25c-8-14-19-25-37-25-45 0-92 57-92 113 0 36 21 61 51 61 7 0 27-1 50-29 3 16 17 29 35 29 13 0 22-9 29-21 6-14 12-36 12-37 0-4-4-4-6-4-3 0-4 1-5 7-7 24-13 46-29 46-11 0-12-10-12-18s1-11 6-27c4-15 4-20 8-34 4-19 9-36 14-54 3-11 3-12 3-13 0-7-5-11-12-11-9 0-14 9-15 17zM103 124c-2 8-2 8-7 14-18 22-33 27-44 27-19 0-25-21-25-35 0-19 13-66 21-84 12-23 30-37 45-37 25 0 30 32 30 34s0 4-1 7c-7 24-12 49-19 74z"><text:p/></draw:path><draw:path draw:style-name="gr3" draw:text-style-name="P6" svg:width="0.0555in" svg:height="0.1063in" svg:x="0.4299in" svg:y="0in" svg:viewBox="0 0 142 271" svg:d="M74 4c-1-1 0-4-5-4-9 0-37 3-47 4-3 0-8 0-8 8 0 5 4 5 10 5 18 0 19 2 19 6 0 2-3 16-6 23-11 42-21 84-32 126-4 18-5 25-5 38 0 37 20 61 48 61 47 0 94-57 94-114 0-34-21-60-52-60-17 0-33 11-45 23 10-39 19-77 29-116zM37 149c3-8 3-9 6-13 20-25 36-30 47-30 13 0 24 12 24 35s-13 67-19 81c-14 27-31 40-47 40-13 0-25-10-25-39 0-7 0-14 6-38 3-12 5-24 8-36z"><text:p/></draw:path></draw:g></text:span><text:span text:style-name="T7">, נחלק את שני האגפים (שכן </text:span><text:span text:style-name="T7"><draw:g text:anchor-type="as-char" svg:y="-0.1047in" draw:z-index="166" draw:name="Shape167" draw:style-name="gr1"><svg:title>TexMaths</svg:title><svg:desc>11§display§a, b &gt; 0§svg§600§FALSE§</svg:desc><draw:path draw:style-name="gr2" draw:text-style-name="P5" svg:width="0.4701in" svg:height="0.1185in" svg:x="0.0024in" svg:y="0.0079in" svg:viewBox="0 0 1195 302" svg:d="M599 302c-201 0-400 0-599 0 0-100 0-202 0-302 398 0 797 0 1195 0 0 100 0 202 0 302-199 0-398 0-596 0z"><text:p/></draw:path><draw:path draw:style-name="gr3" draw:text-style-name="P6" svg:width="0.0693in" svg:height="0.0685in" svg:x="0.0004in" svg:y="0.0382in" svg:viewBox="0 0 177 175" svg:d="M129 25c-7-14-18-25-35-25-46 0-94 57-94 114 0 36 22 61 52 61 7 0 27-1 50-28 3 16 17 28 36 28 13 0 22-8 28-21 7-14 11-37 11-38 0-4-3-4-4-4-5 0-5 2-6 7-6 25-13 48-29 48-10 0-11-10-11-18s0-11 4-29c4-15 5-20 9-34 4-19 10-36 14-54 2-11 2-12 2-13 0-7-4-11-11-11-9 0-15 9-16 17zM103 126c-1 6-1 7-7 14-17 21-32 27-43 27-20 0-25-21-25-37 0-19 12-66 22-84 11-23 28-37 44-37 25 0 30 32 30 34s-1 4-1 7c-6 25-13 50-20 76z"><text:p/></draw:path><draw:path draw:style-name="gr3" draw:text-style-name="P6" svg:width="0.0173in" svg:height="0.0453in" svg:x="0.0878in" svg:y="0.0902in" svg:viewBox="0 0 45 116" svg:d="M45 41c0-26-10-41-24-41-13 0-21 10-21 21 0 10 8 20 21 20 4 0 10-1 13-5 1-1 1-1 2-1 0 2 0 0 0 6 0 28-13 52-25 64-4 4-4 5-4 6 0 3 1 5 3 5 4 0 35-30 35-75z"><text:p/></draw:path><draw:path draw:style-name="gr3" draw:text-style-name="P6" svg:width="0.0555in" svg:height="0.1063in" svg:x="0.15in" svg:y="0in" svg:viewBox="0 0 142 271" svg:d="M74 4c-2-1 0-4-6-4-9 0-36 3-46 4-3 0-8 0-8 8 0 5 4 5 9 5 19 0 20 2 20 6 0 2-3 16-6 24-11 42-20 84-31 126-5 18-6 24-6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3" draw:text-style-name="P6" svg:width="0.0921in" svg:height="0.0874in" svg:x="0.2626in" svg:y="0.0232in" svg:viewBox="0 0 235 223" svg:d="M228 120c4-1 7-3 7-8s-3-6-7-8c-72-35-142-68-214-101-5-3-5-3-6-3-5 0-8 3-8 8 0 3 1 5 7 9 68 32 135 64 203 95-68 32-135 64-203 95-6 3-7 5-7 8 0 4 3 8 8 8 1 0 1 0 6-2 72-34 142-68 214-101z"><text:p/></draw:path><draw:path draw:style-name="gr3" draw:text-style-name="P6" svg:width="0.0638in" svg:height="0.1039in" svg:x="0.4161in" svg:y="0.0047in" svg:viewBox="0 0 163 265" svg:d="M163 133c0-30-2-61-16-90-17-36-49-43-66-43-23 0-51 10-67 46-12 27-14 57-14 87 0 29 1 63 18 93 16 31 44 39 63 39 21 0 50-8 68-46 12-26 14-55 14-86zM81 256c-15 0-38-10-45-46-4-24-4-58-4-81 0-24 0-51 3-71 8-46 37-49 46-49 13 0 38 6 46 45 4 21 4 51 4 75 0 29 0 55-4 78-7 38-29 49-46 49z"><text:p/></draw:path></draw:g></text:span><text:span text:style-name="T7"><text:s/>ובפרט א"ש ל־</text:span><text:span text:style-name="T7"><draw:g text:anchor-type="as-char" svg:y="-0.1043in" draw:z-index="167" draw:name="Shape168" draw:style-name="gr1"><svg:title>TexMaths</svg:title><svg:desc>11§display§0§svg§600§FALSE§</svg:desc><draw:path draw:style-name="gr2" draw:text-style-name="P5" svg:width="0.0539in" svg:height="0.0882in" svg:x="0.0024in" svg:y="0.0071in" svg:viewBox="0 0 138 225" svg:d="M0 0c46 0 92 0 138 0 0 75 0 150 0 225-46 0-92 0-138 0 0-75 0-150 0-225z"><text:p/></draw:path><draw:path draw:style-name="gr3" draw:text-style-name="P6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/text:span><text:span text:style-name="T7">) ונקבל </text:span><text:span text:style-name="T7"><draw:g text:anchor-type="as-char" svg:y="-0.1008in" draw:z-index="165" draw:name="Shape169" draw:style-name="gr1"><svg:title>TexMaths</svg:title><svg:desc>11§display§1 = 1§svg§600§FALSE§</svg:desc><draw:path draw:style-name="gr2" draw:text-style-name="P5" svg:width="0.3264in" svg:height="0.0843in" svg:x="0.0004in" svg:y="0.0071in" svg:viewBox="0 0 830 215" svg:d="M0 0c276 0 554 0 830 0 0 71 0 144 0 215-276 0-554 0-830 0 0-71 0-144 0-215z"><text:p/></draw:path><draw:path draw:style-name="gr3" draw:text-style-name="P6" svg:width="0.05in" svg:height="0.1in" svg:x="0.0059in" svg:y="0in" svg:viewBox="0 0 128 255" svg:d="M79 10c0-9 0-10-9-10-24 24-58 24-70 24 0 5 0 8 0 12 8 0 31 0 51-10 0 66 0 132 0 198 0 14-1 19-36 19-4 0-8 0-13 0 0 4 0 7 0 12 15-1 48-1 63-1s49 0 63 1c0-5 0-8 0-12-5 0-8 0-12 0-36 0-37-5-37-19 0-71 0-143 0-214z"><text:p/></draw:path><draw:path draw:style-name="gr3" draw:text-style-name="P6" svg:width="0.1004in" svg:height="0.0346in" svg:x="0.1197in" svg:y="0.0453in" svg:viewBox="0 0 256 89" svg:d="M243 15c7 0 13 0 13-7 0-8-6-8-12-8-78 0-155 0-232 0-5 0-12 0-12 8 0 7 7 7 13 7 77 0 153 0 230 0zM244 89c6 0 12 0 12-8 0-7-6-7-13-7-77 0-153 0-230 0-6 0-13 0-13 7 0 8 7 8 12 8 77 0 154 0 232 0z"><text:p/></draw:path><draw:path draw:style-name="gr3" draw:text-style-name="P6" svg:width="0.05in" svg:height="0.1in" svg:x="0.2846in" svg:y="0in" svg:viewBox="0 0 128 255" svg:d="M79 10c0-9 0-10-9-10-24 24-58 24-70 24 0 5 0 8 0 12 8 0 31 0 51-10 0 66 0 132 0 198 0 14-1 19-37 19-4 0-7 0-12 0 0 4 0 7 0 12 15-1 48-1 63-1s49 0 63 1c0-5 0-8 0-12-5 0-8 0-12 0-36 0-37-5-37-19 0-71 0-143 0-214z"><text:p/></draw:path></draw:g></text:span><text:span text:style-name="T7">, אשר מהווה פסוק אמת. </text:span></text:p>
        </text:list-item>
        <text:list-item>
          <text:p text:style-name="P37">סימטריות: <text:span text:style-name="T7">יהיו </text:span><text:span text:style-name="T7"><draw:g text:anchor-type="as-char" svg:y="-0.1327in" draw:z-index="168" draw:name="Shape170" draw:style-name="gr1"><svg:title>TexMaths</svg:title><svg:desc>11§display§\la a, b \ra, \la c, d \ra \in A^2§svg§600§FALSE§</svg:desc><draw:path draw:style-name="gr2" draw:text-style-name="P5" svg:width="1.0681in" svg:height="0.1555in" svg:x="0.0004in" svg:y="0.0083in" svg:viewBox="0 0 2714 396" svg:d="M1358 396c-454 0-906 0-1358 0 0-132 0-264 0-396 904 0 1810 0 2714 0 0 132 0 264 0 396-452 0-904 0-1356 0z"><text:p/></draw:path><draw:path draw:style-name="gr3" draw:text-style-name="P6" svg:width="0.0335in" svg:height="0.1516in" svg:x="0.0094in" svg:y="0.0201in" svg:viewBox="0 0 86 386" svg:d="M84 14c2-4 2-4 2-6 0-5-3-8-8-8-3 0-5 2-9 9-22 59-45 118-67 177-1 3-2 5-2 7 0 1 0 2 2 7 22 58 45 118 67 176 3 4 4 10 9 10s8-3 8-8c0-1 0-2-2-6-23-60-45-119-69-179 24-60 46-119 69-179z"><text:p/></draw:path><draw:path draw:style-name="gr3" draw:text-style-name="P6" svg:width="0.0693in" svg:height="0.0685in" svg:x="0.0579in" svg:y="0.0669in" svg:viewBox="0 0 177 175" svg:d="M129 24c-7-13-19-24-35-24-47 0-94 57-94 114 0 36 21 61 52 61 7 0 26-1 49-28 4 15 17 28 35 28 15 0 24-8 29-21 7-14 12-37 12-38 0-5-3-5-4-5-5 0-5 3-6 8-6 25-14 48-29 48-10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6" svg:width="0.0173in" svg:height="0.0453in" svg:x="0.1457in" svg:y="0.1177in" svg:viewBox="0 0 45 116" svg:d="M45 41c0-26-10-41-25-41-12 0-20 10-20 21 0 10 8 20 20 20 5 0 10-1 14-5 1-1 1-1 1-2 1 0 1 1 1 7 0 28-13 52-26 64-4 4-4 5-4 6 0 3 2 5 4 5 4 0 35-30 35-75z"><text:p/></draw:path><draw:path draw:style-name="gr3" draw:text-style-name="P6" svg:width="0.0559in" svg:height="0.1063in" svg:x="0.2071in" svg:y="0.0287in" svg:viewBox="0 0 143 271" svg:d="M75 4c0-1 0-4-6-4-8 0-37 2-47 3-3 1-7 1-7 8 0 4 4 4 9 4 19 0 20 4 20 7s-4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6" svg:width="0.0335in" svg:height="0.1516in" svg:x="0.2736in" svg:y="0.0201in" svg:viewBox="0 0 86 386" svg:d="M84 200c2-5 2-6 2-7s0-1-2-7c-22-59-45-118-67-177-3-7-5-9-9-9-5 0-8 3-8 8 0 1 0 2 2 6 23 60 45 119 68 179-23 58-45 118-68 178-2 4-2 5-2 7 0 5 3 8 8 8 4 0 6-4 7-8 24-59 46-119 69-178z"><text:p/></draw:path><draw:path draw:style-name="gr3" draw:text-style-name="P6" svg:width="0.0173in" svg:height="0.0453in" svg:x="0.3374in" svg:y="0.1177in" svg:viewBox="0 0 45 116" svg:d="M45 41c0-26-9-41-24-41-13 0-21 10-21 21 0 10 8 20 21 20 4 0 10-1 13-5 1-1 1-1 2-2 0 2 1 1 1 7 0 28-14 52-26 64-4 4-4 5-4 6 0 3 2 5 4 5 3 0 34-30 34-75z"><text:p/></draw:path><draw:path draw:style-name="gr3" draw:text-style-name="P6" svg:width="0.0335in" svg:height="0.1516in" svg:x="0.4091in" svg:y="0.0201in" svg:viewBox="0 0 86 386" svg:d="M85 14c1-4 1-4 1-6 0-5-3-8-8-8-3 0-5 2-9 9-22 59-45 118-67 177-1 3-2 5-2 7 0 1 0 2 2 7 22 58 45 118 67 176 3 4 4 10 9 10s8-3 8-8c0-1 0-2-1-6-23-60-46-119-70-179 24-60 47-119 70-179z"><text:p/></draw:path><draw:path draw:style-name="gr3" draw:text-style-name="P6" svg:width="0.0591in" svg:height="0.0685in" svg:x="0.4575in" svg:y="0.0669in" svg:viewBox="0 0 151 175" svg:d="M138 24c-7 0-11 0-17 6-7 5-8 12-8 14 0 10 8 14 15 14 11 0 22-9 22-25 0-19-19-33-45-33-53 0-105 55-105 110 0 34 23 65 63 65 56 0 88-40 88-45 0-3-2-5-5-5-2 0-3 1-5 4-31 38-73 38-77 38-24 0-35-19-35-42 0-16 7-53 21-78 12-22 34-38 55-38 13 0 27 4 33 15z"><text:p/></draw:path><draw:path draw:style-name="gr3" draw:text-style-name="P6" svg:width="0.0173in" svg:height="0.0453in" svg:x="0.5303in" svg:y="0.1177in" svg:viewBox="0 0 45 116" svg:d="M45 41c0-26-9-41-24-41-13 0-21 10-21 21 0 10 8 20 21 20 4 0 10-1 13-5 1-1 1-1 2-2 0 2 1 1 1 7 0 28-14 52-26 64-4 4-4 5-4 6 0 3 2 5 3 5 4 0 35-30 35-75z"><text:p/></draw:path><draw:path draw:style-name="gr3" draw:text-style-name="P6" svg:width="0.072in" svg:height="0.1063in" svg:x="0.5906in" svg:y="0.0287in" svg:viewBox="0 0 184 271" svg:d="M184 4c0-1 0-4-5-4s-43 3-49 4c-3 0-6 3-6 7s4 4 10 4c19 0 19 4 19 7 0 2-1 6-1 8-8 31-16 60-23 91-7-13-18-24-35-24-46 0-94 57-94 114 0 35 22 60 52 60 7 0 27-1 50-28 3 15 17 28 36 28 13 0 22-9 28-21 7-14 11-36 11-37 0-5-3-5-4-5-5 0-5 3-6 8-6 24-13 46-29 46-10 0-11-9-11-17 0-9 0-12 2-18 18-75 36-149 55-223zM103 222c-1 7-1 7-7 13-17 22-33 27-43 27-20 0-25-21-25-35 0-19 12-66 20-85 13-22 30-36 46-36 25 0 30 32 30 34s-1 4-1 7c-6 24-13 49-20 75z"><text:p/></draw:path><draw:path draw:style-name="gr3" draw:text-style-name="P6" svg:width="0.0339in" svg:height="0.1516in" svg:x="0.6717in" svg:y="0.0201in" svg:viewBox="0 0 87 386" svg:d="M85 200c2-5 2-6 2-7s0-1-2-7c-23-59-45-118-68-177-3-7-5-9-9-9-5 0-8 3-8 8 0 1 0 2 2 6 23 60 45 119 68 179-23 58-45 118-68 178-2 4-2 5-2 7 0 5 3 8 8 8s6-4 9-8c23-59 45-119 68-178z"><text:p/></draw:path><draw:path draw:style-name="gr3" draw:text-style-name="P6" svg:width="0.076in" svg:height="0.0878in" svg:x="0.7776in" svg:y="0.05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6" svg:width="0.1039in" svg:height="0.1083in" svg:x="0.9138in" svg:y="0.0252in" svg:viewBox="0 0 265 276" svg:d="M56 233c-15 24-31 29-47 31-5 1-9 1-9 7 0 2 2 5 6 5 9 0 22-1 33-1 13 0 26 1 38 1 2 0 8 0 8-8 0-3-4-4-7-4-9 0-17-4-17-14 0-4 2-9 5-14 10-15 19-32 29-49 33 0 65 0 98 0 0 8 5 60 5 64 0 11-20 13-27 13-6 0-9 0-9 7 0 5 3 4 4 5 17 0 33-1 49-1 9 0 34 1 44 1 2 0 6 0 6-8 0-4-3-4-9-4-23 0-23-3-25-14-8-80-15-161-23-241-1-8-1-9-8-9-5 0-7 2-10 7-45 75-89 150-134 226zM102 175c26-43 51-86 76-128 5 42 9 85 13 128-29 0-59 0-89 0z"><text:p/></draw:path><draw:path draw:style-name="gr3" draw:text-style-name="P6" svg:width="0.0469in" svg:height="0.0705in" svg:x="1.0295in" svg:y="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7">, נניח </text:span><text:span text:style-name="T7"><draw:g text:anchor-type="as-char" svg:y="-0.1134in" draw:z-index="169" draw:name="Shape171" draw:style-name="gr1"><svg:title>TexMaths</svg:title><svg:desc>11§display§\la \la a, b \ra, \la c, d \ra \ra \in R_2§svg§600§FALSE§</svg:desc><draw:path draw:style-name="gr2" draw:text-style-name="P5" svg:width="1.187in" svg:height="0.1358in" svg:x="0.0004in" svg:y="0.0071in" svg:viewBox="0 0 3016 346" svg:d="M1509 346c-504 0-1006 0-1509 0 0-116 0-230 0-346 1005 0 2011 0 3016 0 0 116 0 230 0 346-502 0-1005 0-1507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339in" svg:height="0.1512in" svg:x="0.0685in" svg:y="0in" svg:viewBox="0 0 87 385" svg:d="M85 15c2-4 2-5 2-7 0-5-3-8-8-8-3 0-6 2-9 9-23 59-45 118-68 177 0 2-2 4-2 7 0 2 0 2 2 6 23 59 45 118 68 176 1 5 4 10 9 10s8-3 8-7c0-1 0-3-2-7-23-59-45-119-69-178 24-60 46-119 69-178z"><text:p/></draw:path><draw:path draw:style-name="gr3" draw:text-style-name="P6" svg:width="0.0693in" svg:height="0.0685in" svg:x="0.1169in" svg:y="0.0453in" svg:viewBox="0 0 177 175" svg:d="M129 25c-7-14-18-25-36-25-45 0-93 57-93 113 0 37 22 62 52 62 7 0 27-1 50-29 4 16 17 29 35 29 14 0 22-9 29-21 7-14 11-37 11-38 0-4-3-4-4-4-4 0-5 1-6 7-6 25-13 47-28 47-11 0-13-10-13-17 0-9 2-11 6-29 3-17 4-20 8-34 4-18 10-36 14-54 2-11 2-12 2-13 0-7-4-11-11-11-9 0-14 9-16 17zM104 124c-2 8-2 8-7 15-18 22-33 27-44 27-20 0-26-21-26-36 0-19 14-66 22-84 13-23 29-37 46-37 24 0 29 32 29 34s0 4-1 7c-6 24-12 49-19 74z"><text:p/></draw:path><draw:path draw:style-name="gr3" draw:text-style-name="P6" svg:width="0.0173in" svg:height="0.0453in" svg:x="0.2043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55in" svg:height="0.1063in" svg:x="0.2661in" svg:y="0.0071in" svg:viewBox="0 0 142 271" svg:d="M74 4c0-1 0-4-5-4-9 0-37 3-47 3-3 1-8 1-8 8 0 6 4 6 10 6 18 0 19 2 19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6" svg:width="0.0339in" svg:height="0.1512in" svg:x="0.3327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6" svg:width="0.0173in" svg:height="0.0453in" svg:x="0.3965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339in" svg:height="0.1512in" svg:x="0.4677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" svg:width="0.0587in" svg:height="0.0685in" svg:x="0.5165in" svg:y="0.0453in" svg:viewBox="0 0 150 175" svg:d="M136 24c-5 0-11 0-16 6-7 5-7 12-7 15 0 9 7 13 15 13 11 0 20-10 20-25 0-19-17-33-45-33-52 0-103 55-103 110 0 34 22 65 63 65 55 0 87-41 87-45 0-2-3-6-5-6s-2 2-4 5c-31 37-73 37-78 37-25 0-34-18-34-42 0-15 7-52 20-77 13-22 33-38 54-38 14 0 29 4 33 15z"><text:p/></draw:path><draw:path draw:style-name="gr3" draw:text-style-name="P6" svg:width="0.0173in" svg:height="0.0453in" svg:x="0.5894in" svg:y="0.0972in" svg:viewBox="0 0 45 116" svg:d="M45 41c0-26-10-41-25-41-12 0-20 10-20 21 0 10 8 20 20 20 4 0 10-1 13-5 2-1 1-1 2-1s1 0 1 6c0 28-13 51-26 64-5 4-5 5-5 6 0 2 3 5 5 5 4 0 35-30 35-75z"><text:p/></draw:path><draw:path draw:style-name="gr3" draw:text-style-name="P6" svg:width="0.072in" svg:height="0.1063in" svg:x="0.6496in" svg:y="0.0071in" svg:viewBox="0 0 184 271" svg:d="M184 4c0-1 0-4-6-4-5 0-42 3-48 4-4 0-6 3-6 7 0 6 4 6 9 6 19 0 20 2 20 6 0 2-1 6-1 8-8 31-16 60-23 91-8-14-19-25-37-25-45 0-92 57-92 112 0 37 21 62 51 62 7 0 27-1 50-29 3 16 17 29 35 29 14 0 22-9 29-21 7-14 11-38 11-39 0-3-3-3-4-3-4 0-5 1-6 7-7 25-13 47-29 47-11 0-12-10-12-18s1-12 3-18c18-74 37-148 56-222zM103 220c-2 8-2 8-7 15-18 22-33 27-44 27-20 0-26-21-26-36 0-18 14-65 22-83 12-23 29-37 45-37 25 0 30 32 30 34s0 4-1 6c-7 25-12 50-19 74z"><text:p/></draw:path><draw:path draw:style-name="gr3" draw:text-style-name="P6" svg:width="0.0335in" svg:height="0.1512in" svg:x="0.7307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339in" svg:height="0.1512in" svg:x="0.7898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6" svg:width="0.076in" svg:height="0.087in" svg:x="0.8953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83in" svg:height="0.1063in" svg:x="1.0327in" svg:y="0.0098in" svg:viewBox="0 0 276 271" svg:d="M130 26c2-9 3-13 10-14 4 0 16 0 24 0 27 0 70 0 70 38 0 13-6 39-22 55-10 10-29 22-65 22-14 0-28 0-43 0 9-35 17-68 26-101zM185 132c39-9 84-35 84-75 0-33-34-57-84-57-37 0-74 0-110 0-8 0-11 0-11 8 0 4 3 4 10 4 1 0 8 0 15 0 7 1 10 1 10 7 0 1 0 2-1 7-18 69-34 138-52 206-4 15-4 18-35 18-8 0-11 0-11 8 0 4 4 4 5 4 11 0 38-1 49-1 10 0 38 1 49 1 4 0 8 0 8-8 0-4-3-4-11-4-14 0-25 0-25-7 0-2 1-4 1-6 9-33 17-67 26-102 16 0 30 0 45 0 36 0 43 22 43 36 0 5-3 17-5 26-4 10-7 24-7 32 0 42 46 42 52 42 33 0 46-40 46-44 0-6-3-3-4-6-4 0-5 4-6 6-9 28-26 35-35 35-12 0-15-9-15-23 0-12 2-31 4-43 1-6 1-13 1-19 0-29-25-42-36-45z"><text:p/></draw:path><draw:path draw:style-name="gr3" draw:text-style-name="P6" svg:width="0.0469in" svg:height="0.0701in" svg:x="1.1488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7"><text:s/>(כלומר נניח </text:span><text:span text:style-name="T7"><draw:g text:anchor-type="as-char" svg:y="-0.1063in" draw:z-index="170" draw:name="Shape172" draw:style-name="gr1"><svg:title>TexMaths</svg:title><svg:desc>11§display§ab = cd§svg§600§FALSE§</svg:desc><draw:path draw:style-name="gr2" draw:text-style-name="P5" svg:width="0.4768in" svg:height="0.0906in" svg:x="0.0024in" svg:y="0.0071in" svg:viewBox="0 0 1212 231" svg:d="M0 0c404 0 808 0 1212 0 0 77 0 154 0 231-404 0-808 0-1212 0 0-77 0-154 0-231z"><text:p/></draw:path><draw:path draw:style-name="gr3" draw:text-style-name="P6" svg:width="0.0693in" svg:height="0.0681in" svg:x="0.0004in" svg:y="0.0382in" svg:viewBox="0 0 177 174" svg:d="M129 25c-7-14-18-25-35-25-46 0-94 57-94 113 0 36 21 61 52 61 7 0 26-1 49-29 4 16 18 29 35 29 15 0 24-9 29-21 7-14 12-36 12-37 0-4-3-4-4-4-5 0-5 1-6 7-6 24-14 46-29 46-10 0-11-10-11-18s0-11 4-27c4-15 5-20 9-34 4-19 9-36 13-54 3-11 3-12 3-13 0-7-4-11-11-11-10 0-15 9-16 17zM103 124c-2 8-2 8-7 14-17 22-33 27-44 27-19 0-24-21-24-35 0-19 12-66 20-84 13-23 30-37 46-37 25 0 30 32 30 34s-1 4-1 7c-6 24-13 49-20 74z"><text:p/></draw:path><draw:path draw:style-name="gr3" draw:text-style-name="P6" svg:width="0.0555in" svg:height="0.1063in" svg:x="0.0819in" svg:y="0in" svg:viewBox="0 0 142 271" svg:d="M75 4c-2-1 0-4-6-4-8 0-37 3-47 4-3 0-7 0-7 8 0 5 4 5 9 5 19 0 20 2 20 6 0 2-4 16-5 23-11 42-21 84-32 126-5 18-7 25-7 38 0 37 21 61 50 61 45 0 92-57 92-114 0-34-20-60-51-60-17 0-34 11-45 23 10-39 19-77 29-116zM39 149c2-8 2-9 5-13 19-25 36-30 46-30 15 0 24 12 24 35s-12 67-19 81c-12 27-31 40-45 40s-27-10-27-39c0-7 0-14 7-38 3-12 5-24 9-36z"><text:p/></draw:path><draw:path draw:style-name="gr3" draw:text-style-name="P6" svg:width="0.1004in" svg:height="0.035in" svg:x="0.1909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91in" svg:height="0.0681in" svg:x="0.3488in" svg:y="0.0382in" svg:viewBox="0 0 151 174" svg:d="M138 24c-7 0-13 0-18 6-6 5-7 12-7 15 0 9 7 13 15 13 11 0 22-10 22-25 0-19-19-33-47-33-51 0-103 55-103 110 0 33 23 64 63 64 55 0 88-40 88-44 0-2-2-6-5-6-2 0-3 1-5 5-31 36-73 36-77 36-24 0-35-19-35-41 0-15 7-52 21-77 12-22 33-38 55-38 13 0 27 5 33 15z"><text:p/></draw:path><draw:path draw:style-name="gr3" draw:text-style-name="P6" svg:width="0.072in" svg:height="0.1063in" svg:x="0.4146in" svg:y="0in" svg:viewBox="0 0 184 271" svg:d="M184 4c-2-1 0-4-6-4-5 0-42 3-48 4-3 0-6 3-6 8s4 5 9 5c19 0 20 2 20 6 0 2-1 6-1 8-8 30-16 60-23 91-8-14-19-25-37-25-45 0-92 56-92 112 0 36 21 62 52 62 7 0 26-1 49-29 4 16 17 29 35 29 14 0 24-9 29-21 7-14 12-38 12-39 0-3-3-3-5-3-4 0-4 1-5 7-6 25-14 47-29 47-11 0-13-10-13-18s2-12 3-18c18-74 37-148 56-222zM103 220c-2 8-2 8-7 14-18 22-33 28-44 28-19 0-24-21-24-36 0-19 12-66 20-84 13-22 30-36 46-36 25 0 30 30 30 33 0 2-1 4-1 6-6 26-13 51-20 75z"><text:p/></draw:path></draw:g></text:span><text:span text:style-name="T7">) ונוכיח </text:span><text:span text:style-name="T7"><draw:g text:anchor-type="as-char" svg:y="-0.1134in" draw:z-index="171" draw:name="Shape173" draw:style-name="gr1"><svg:title>TexMaths</svg:title><svg:desc>11§display§\la\la c, d \ra, \la a, b \ra \ra \in R_2§svg§600§FALSE§</svg:desc><draw:path draw:style-name="gr2" draw:text-style-name="P5" svg:width="1.187in" svg:height="0.1358in" svg:x="0.0004in" svg:y="0.0071in" svg:viewBox="0 0 3016 346" svg:d="M1509 346c-504 0-1006 0-1509 0 0-116 0-230 0-346 1005 0 2011 0 3016 0 0 116 0 230 0 346-502 0-1005 0-1507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339in" svg:height="0.1512in" svg:x="0.0685in" svg:y="0in" svg:viewBox="0 0 87 385" svg:d="M85 15c2-4 2-5 2-7 0-5-3-8-8-8-3 0-6 2-9 9-23 59-45 118-68 177 0 2-2 4-2 7 0 2 0 2 2 6 23 59 45 118 68 176 1 5 4 10 9 10s8-3 8-7c0-1 0-3-2-7-23-59-45-119-69-178 24-60 46-119 69-178z"><text:p/></draw:path><draw:path draw:style-name="gr3" draw:text-style-name="P6" svg:width="0.0587in" svg:height="0.0685in" svg:x="0.1173in" svg:y="0.0453in" svg:viewBox="0 0 150 175" svg:d="M137 24c-6 0-12 0-17 6-7 5-7 12-7 15 0 9 7 13 15 13 11 0 20-10 20-25 0-19-17-33-45-33-51 0-103 55-103 110 0 34 22 65 63 65 55 0 87-41 87-45 0-2-3-6-5-6-1 0-2 2-4 5-31 37-73 37-78 37-25 0-34-18-34-42 0-15 7-52 20-77 13-22 33-38 54-38 14 0 29 4 34 15z"><text:p/></draw:path><draw:path draw:style-name="gr3" draw:text-style-name="P6" svg:width="0.0173in" svg:height="0.0453in" svg:x="0.190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72in" svg:height="0.1063in" svg:x="0.2508in" svg:y="0.0071in" svg:viewBox="0 0 184 271" svg:d="M184 4c0-1 0-4-6-4-5 0-42 3-48 4-4 0-6 3-6 7 0 6 4 6 9 6 19 0 20 2 20 6 0 2-1 6-1 8-8 31-16 60-23 91-8-14-19-25-37-25-45 0-92 57-92 112 0 37 21 62 51 62 7 0 27-1 50-29 3 16 17 29 35 29 14 0 22-9 29-21 7-14 12-38 12-39 0-3-4-3-5-3-4 0-5 1-6 7-7 25-13 47-29 47-11 0-12-10-12-18s1-12 3-18c18-74 37-148 56-222zM103 220c-2 8-2 8-7 15-18 22-33 27-44 27-20 0-25-21-25-36 0-18 13-65 21-83 12-23 30-37 45-37 25 0 30 32 30 34s0 4-1 6c-7 25-12 50-19 74z"><text:p/></draw:path><draw:path draw:style-name="gr3" draw:text-style-name="P6" svg:width="0.0335in" svg:height="0.1512in" svg:x="0.3323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173in" svg:height="0.0453in" svg:x="0.395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335in" svg:height="0.1512in" svg:x="0.4673in" svg:y="0in" svg:viewBox="0 0 86 385" svg:d="M84 15c2-4 2-5 2-7 0-5-4-8-8-8-3 0-7 2-9 9-22 59-45 118-67 177-1 2-2 4-2 7 0 2 0 2 2 6 22 59 45 118 67 176 1 5 4 10 9 10 4 0 8-3 8-7 0-1 0-3-2-7-24-59-46-119-69-178 23-60 45-119 69-178z"><text:p/></draw:path><draw:path draw:style-name="gr3" draw:text-style-name="P6" svg:width="0.0693in" svg:height="0.0685in" svg:x="0.5157in" svg:y="0.0453in" svg:viewBox="0 0 177 175" svg:d="M129 25c-8-14-19-25-37-25-45 0-92 57-92 113 0 37 21 62 52 62 7 0 26-1 49-29 3 16 17 29 35 29 14 0 23-9 29-21 7-14 12-37 12-38 0-4-3-4-5-4-4 0-4 1-5 7-6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3" draw:text-style-name="P6" svg:width="0.0173in" svg:height="0.0453in" svg:x="0.6028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555in" svg:height="0.1063in" svg:x="0.6642in" svg:y="0.0071in" svg:viewBox="0 0 142 271" svg:d="M75 4c0-1 0-4-6-4-9 0-37 3-47 3-3 1-8 1-8 8 0 6 5 6 10 6 19 0 19 2 19 6 0 2-3 16-5 23-11 42-20 84-31 127-6 19-7 25-7 37 0 37 21 61 49 61 46 0 93-57 93-112 0-36-20-62-51-62-18 0-34 11-45 23 10-39 19-77 29-116zM38 150c3-8 3-9 6-13 19-26 36-31 46-31 14 0 24 11 24 36 0 23-13 66-19 80-13 27-31 40-46 40-13 0-26-10-26-38 0-8 0-15 7-39 3-12 5-24 8-35z"><text:p/></draw:path><draw:path draw:style-name="gr3" draw:text-style-name="P6" svg:width="0.0335in" svg:height="0.1512in" svg:x="0.7307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339in" svg:height="0.1512in" svg:x="0.7898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6" svg:width="0.076in" svg:height="0.087in" svg:x="0.8953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83in" svg:height="0.1063in" svg:x="1.0327in" svg:y="0.0098in" svg:viewBox="0 0 276 271" svg:d="M130 26c2-9 3-13 10-14 4 0 16 0 24 0 27 0 70 0 70 38 0 13-6 39-22 55-10 10-29 22-65 22-14 0-28 0-43 0 9-35 17-68 26-101zM185 132c39-9 84-35 84-75 0-33-34-57-84-57-37 0-74 0-110 0-8 0-11 0-11 8 0 4 3 4 10 4 1 0 8 0 15 0 7 1 10 1 10 7 0 1 0 2-1 7-18 69-34 138-52 206-4 15-4 18-35 18-8 0-11 0-11 8 0 4 4 4 5 4 11 0 38-1 49-1 10 0 38 1 49 1 4 0 8 0 8-8 0-4-3-4-11-4-14 0-25 0-25-7 0-2 1-4 1-6 9-33 17-67 26-102 16 0 30 0 45 0 36 0 43 22 43 36 0 5-3 17-5 26-4 10-7 24-7 32 0 42 46 42 52 42 33 0 46-40 46-44 0-6-3-3-4-6-4 0-5 4-6 6-9 28-26 35-35 35-12 0-15-9-15-23 0-12 2-31 4-43 1-6 1-13 1-19 0-29-25-42-36-45z"><text:p/></draw:path><draw:path draw:style-name="gr3" draw:text-style-name="P6" svg:width="0.0469in" svg:height="0.0701in" svg:x="1.1488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7">, שמתקיים משום ש־</text:span><text:span text:style-name="T7"><draw:g text:anchor-type="as-char" svg:y="-0.1063in" draw:z-index="172" draw:name="Shape174" draw:style-name="gr1"><svg:title>TexMaths</svg:title><svg:desc>11§display§cb = ad§svg§600§FALSE§</svg:desc><draw:path draw:style-name="gr2" draw:text-style-name="P5" svg:width="0.4768in" svg:height="0.0906in" svg:x="0.0024in" svg:y="0.0071in" svg:viewBox="0 0 1212 231" svg:d="M0 0c404 0 808 0 1212 0 0 77 0 154 0 231-404 0-808 0-1212 0 0-77 0-154 0-231z"><text:p/></draw:path><draw:path draw:style-name="gr3" draw:text-style-name="P6" svg:width="0.0591in" svg:height="0.0681in" svg:x="0.0004in" svg:y="0.0382in" svg:viewBox="0 0 151 174" svg:d="M138 24c-7 0-11 0-17 6-7 5-8 12-8 15 0 9 8 13 15 13 12 0 22-10 22-25 0-19-19-33-45-33-53 0-105 55-105 110 0 33 23 64 63 64 56 0 88-40 88-44 0-2-2-6-5-6-2 0-3 1-5 5-30 36-73 36-77 36-24 0-35-19-35-41 0-15 7-52 21-77 12-22 34-38 55-38 13 0 27 5 33 15z"><text:p/></draw:path><draw:path draw:style-name="gr3" draw:text-style-name="P6" svg:width="0.0555in" svg:height="0.1063in" svg:x="0.0677in" svg:y="0in" svg:viewBox="0 0 142 271" svg:d="M74 4c-2-1 0-4-6-4-9 0-36 3-46 4-3 0-8 0-8 8 0 5 4 5 9 5 19 0 20 2 20 6 0 2-3 16-6 23-11 42-20 84-31 126-5 18-6 25-6 38 0 37 20 61 48 61 47 0 94-57 94-114 0-34-21-60-52-60-17 0-33 11-45 23 10-39 19-77 29-116zM37 149c3-8 3-9 6-13 19-25 36-30 46-30 14 0 24 12 24 35s-12 67-18 81c-14 27-31 40-47 40-13 0-25-10-25-39 0-7 0-14 6-38 3-12 5-24 8-36z"><text:p/></draw:path><draw:path draw:style-name="gr3" draw:text-style-name="P6" svg:width="0.1012in" svg:height="0.035in" svg:x="0.1764in" svg:y="0.0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93in" svg:height="0.0681in" svg:x="0.3343in" svg:y="0.0382in" svg:viewBox="0 0 177 174" svg:d="M129 25c-7-14-18-25-35-25-46 0-94 57-94 113 0 36 21 61 52 61 7 0 26-1 50-29 3 16 17 29 34 29 15 0 24-9 29-21 7-14 12-36 12-37 0-4-3-4-4-4-5 0-5 1-6 7-6 24-13 46-29 46-10 0-11-10-11-18s0-11 4-27c4-15 5-20 9-34 4-19 10-36 14-54 2-11 2-12 2-13 0-7-4-11-11-11-10 0-15 9-16 17zM103 124c-1 8-1 8-7 14-17 22-33 27-43 27-20 0-25-21-25-35 0-19 12-66 20-84 13-23 30-37 46-37 25 0 30 32 30 34s-1 4-1 7c-6 24-13 49-20 74z"><text:p/></draw:path><draw:path draw:style-name="gr3" draw:text-style-name="P6" svg:width="0.072in" svg:height="0.1063in" svg:x="0.4146in" svg:y="0in" svg:viewBox="0 0 184 271" svg:d="M184 4c-2-1 0-4-6-4-5 0-42 3-48 4-3 0-6 3-6 8s4 5 9 5c19 0 20 2 20 6 0 2-1 6-1 8-8 30-16 60-23 91-8-14-19-25-37-25-45 0-92 56-92 112 0 36 21 62 52 62 7 0 26-1 49-29 4 16 17 29 35 29 14 0 24-9 29-21 7-14 12-38 12-39 0-3-3-3-5-3-4 0-4 1-5 7-6 25-14 47-29 47-11 0-13-10-13-18s2-12 3-18c18-74 37-148 56-222zM103 220c-2 8-2 8-7 14-18 22-33 28-44 28-19 0-24-21-24-36 0-19 12-66 20-84 13-22 30-36 46-36 25 0 30 30 30 33 0 2-1 4-1 6-6 26-13 51-20 75z"><text:p/></draw:path></draw:g></text:span><text:span text:style-name="T7"> מתוך קומוטטיביות השוויון. </text:span></text:p>
        </text:list-item>
        <text:list-item>
          <text:p text:style-name="P37"><text:soft-page-break/>טרנזיטיביות: <text:span text:style-name="T7">יהיו </text:span><text:span text:style-name="T7"><draw:g text:anchor-type="as-char" svg:y="-0.1327in" draw:z-index="173" draw:name="Shape175" draw:style-name="gr1"><svg:title>TexMaths</svg:title><svg:desc>11§display§\la a, b \ra, \la c, d \ra, \la e, f \ra \in A^2§svg§600§FALSE§</svg:desc><draw:path draw:style-name="gr2" draw:text-style-name="P5" svg:width="1.4831in" svg:height="0.1555in" svg:x="0.0004in" svg:y="0.0083in" svg:viewBox="0 0 3768 396" svg:d="M1885 396c-629 0-1257 0-1885 0 0-132 0-264 0-396 1256 0 2512 0 3768 0 0 132 0 264 0 396-628 0-1256 0-1883 0z"><text:p/></draw:path><draw:path draw:style-name="gr3" draw:text-style-name="P6" svg:width="0.0335in" svg:height="0.1516in" svg:x="0.0094in" svg:y="0.0201in" svg:viewBox="0 0 86 386" svg:d="M84 14c2-4 2-4 2-6 0-5-4-8-8-8-3 0-5 2-9 9-22 59-45 118-67 177-1 3-2 5-2 7 0 1 0 2 2 7 22 58 45 118 67 176 2 4 4 10 9 10 4 0 8-3 8-8 0-1 0-2-2-6-24-60-46-119-69-179 23-60 45-119 69-179z"><text:p/></draw:path><draw:path draw:style-name="gr3" draw:text-style-name="P6" svg:width="0.0693in" svg:height="0.0685in" svg:x="0.0579in" svg:y="0.0669in" svg:viewBox="0 0 177 175" svg:d="M129 24c-7-13-19-24-36-24-46 0-93 57-93 114 0 36 21 61 52 61 7 0 26-1 49-28 3 15 17 28 35 28 15 0 23-8 29-21 7-14 12-37 12-38 0-5-3-5-4-5-5 0-5 3-6 8-6 25-14 48-30 48-9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3" draw:text-style-name="P6" svg:width="0.0173in" svg:height="0.0453in" svg:x="0.1457in" svg:y="0.1177in" svg:viewBox="0 0 45 116" svg:d="M45 41c0-26-10-41-25-41-12 0-20 10-20 21 0 10 8 20 20 20 5 0 10-1 14-5 1-1 1-1 1-2 1 0 1 1 1 7 0 28-13 52-26 64-5 4-5 5-5 6 0 3 3 5 5 5 4 0 35-30 35-75z"><text:p/></draw:path><draw:path draw:style-name="gr3" draw:text-style-name="P6" svg:width="0.0559in" svg:height="0.1063in" svg:x="0.2071in" svg:y="0.0287in" svg:viewBox="0 0 143 271" svg:d="M75 4c0-1 0-4-6-4-9 0-37 2-47 3-3 1-7 1-7 8 0 4 4 4 9 4 19 0 20 4 20 7s-4 17-6 24c-11 42-20 84-31 126-5 20-7 26-7 40 0 35 21 59 49 59 46 0 94-56 94-112 0-36-21-62-52-62-17 0-34 11-45 23 10-38 19-77 29-116zM38 150c3-9 3-9 6-13 19-26 36-31 46-31 14 0 24 11 24 36 0 22-12 68-19 82-13 25-30 38-46 38-13 0-26-9-26-37 0-8 0-15 7-40 3-12 5-24 8-35z"><text:p/></draw:path><draw:path draw:style-name="gr3" draw:text-style-name="P6" svg:width="0.0335in" svg:height="0.1516in" svg:x="0.2736in" svg:y="0.0201in" svg:viewBox="0 0 86 386" svg:d="M84 200c2-5 2-6 2-7s0-1-2-7c-22-59-46-118-68-177-2-7-4-9-8-9-5 0-8 3-8 8 0 1 0 2 2 6 23 60 45 119 68 179-23 58-45 118-68 177-2 5-2 6-2 8 0 5 3 8 8 8 4 0 6-4 7-8 23-59 45-119 69-178z"><text:p/></draw:path><draw:path draw:style-name="gr3" draw:text-style-name="P6" svg:width="0.0173in" svg:height="0.0453in" svg:x="0.3374in" svg:y="0.1177in" svg:viewBox="0 0 45 116" svg:d="M45 41c0-26-9-41-24-41-13 0-21 10-21 21 0 10 8 20 21 20 4 0 10-1 13-5 1-1 1-1 2-2 0 2 1 1 1 7 0 28-14 52-26 64-4 4-4 5-4 6 0 3 2 5 4 5 3 0 34-30 34-75z"><text:p/></draw:path><draw:path draw:style-name="gr3" draw:text-style-name="P6" svg:width="0.0335in" svg:height="0.1516in" svg:x="0.4087in" svg:y="0.0201in" svg:viewBox="0 0 86 386" svg:d="M85 14c1-4 1-4 1-6 0-5-4-8-8-8-3 0-5 2-9 9-22 59-45 118-67 177-1 3-2 5-2 7 0 1 0 2 2 7 22 58 45 118 67 176 2 4 4 10 9 10 4 0 8-3 8-8 0-1 0-2-1-6-23-60-47-119-70-179 23-60 47-119 70-179z"><text:p/></draw:path><draw:path draw:style-name="gr3" draw:text-style-name="P6" svg:width="0.0591in" svg:height="0.0685in" svg:x="0.4575in" svg:y="0.0669in" svg:viewBox="0 0 151 175" svg:d="M137 24c-6 0-11 0-16 6-7 5-8 12-8 14 0 10 8 14 15 14 11 0 22-9 22-25 0-19-19-33-46-33-52 0-104 55-104 110 0 34 23 65 63 65 56 0 88-40 88-45 0-3-3-5-5-5s-3 1-5 4c-31 38-73 38-77 38-24 0-35-19-35-42 0-16 7-53 20-78 13-22 35-38 55-38 14 0 28 4 33 15z"><text:p/></draw:path><draw:path draw:style-name="gr3" draw:text-style-name="P6" svg:width="0.0173in" svg:height="0.0453in" svg:x="0.5299in" svg:y="0.1177in" svg:viewBox="0 0 45 116" svg:d="M45 41c0-26-9-41-24-41-13 0-21 10-21 21 0 10 8 20 21 20 4 0 10-1 13-5 1-1 1-1 2-2 0 2 1 1 1 7 0 28-14 52-26 64-4 4-4 5-4 6 0 3 2 5 3 5 4 0 35-30 35-75z"><text:p/></draw:path><draw:path draw:style-name="gr3" draw:text-style-name="P6" svg:width="0.072in" svg:height="0.1063in" svg:x="0.5906in" svg:y="0.0287in" svg:viewBox="0 0 184 271" svg:d="M184 4c0-1 0-4-5-4s-43 3-49 4c-4 0-6 3-6 7s4 4 10 4c19 0 19 4 19 7 0 2-1 6-1 8-8 31-16 60-23 91-7-13-18-24-36-24-45 0-93 57-93 114 0 35 22 60 52 60 7 0 27-1 50-28 2 15 17 28 35 28 14 0 22-9 29-21 7-14 11-36 11-37 0-5-3-5-4-5-5 0-5 3-6 8-6 24-13 46-30 46-9 0-11-9-11-17 0-9 0-12 3-18 18-75 36-149 55-223zM103 222c-1 7-1 7-7 13-17 22-33 27-43 27-20 0-26-21-26-35 0-19 13-66 21-85 12-22 30-36 45-36 26 0 31 32 31 34s-1 4-1 7c-6 24-13 49-20 75z"><text:p/></draw:path><draw:path draw:style-name="gr3" draw:text-style-name="P6" svg:width="0.0339in" svg:height="0.1516in" svg:x="0.672in" svg:y="0.0201in" svg:viewBox="0 0 87 386" svg:d="M85 200c2-5 2-6 2-7s0-1-2-7c-23-59-45-118-69-177-2-7-4-9-8-9-5 0-8 3-8 8 0 1 0 2 2 6 23 60 45 119 68 179-23 58-45 118-68 177-2 5-2 6-2 8 0 5 3 8 8 8s6-4 8-8c24-59 46-119 69-178z"><text:p/></draw:path><draw:path draw:style-name="gr3" draw:text-style-name="P6" svg:width="0.0173in" svg:height="0.0453in" svg:x="0.7362in" svg:y="0.1177in" svg:viewBox="0 0 45 116" svg:d="M45 41c0-26-10-41-25-41-12 0-20 10-20 21 0 10 8 20 20 20 5 0 10-1 14-5 1-1 1-2 2-2 0 2 0 1 0 7 0 28-13 52-26 64-5 4-5 5-5 6 0 3 3 5 5 5 4 0 35-30 35-75z"><text:p/></draw:path><draw:path draw:style-name="gr3" draw:text-style-name="P6" svg:width="0.0339in" svg:height="0.1516in" svg:x="0.8067in" svg:y="0.0201in" svg:viewBox="0 0 87 386" svg:d="M85 14c2-4 2-4 2-6 0-5-3-8-8-8-3 0-6 2-9 9-23 59-45 118-68 177-1 3-2 5-2 7 0 1 0 2 2 7 23 58 45 118 68 176 1 4 4 10 9 10s8-3 8-8c0-1 0-2-2-6-23-60-45-119-69-179 24-60 46-119 69-179z"><text:p/></draw:path><draw:path draw:style-name="gr3" draw:text-style-name="P6" svg:width="0.0579in" svg:height="0.0685in" svg:x="0.8567in" svg:y="0.0669in" svg:viewBox="0 0 148 175" svg:d="M54 82c11 0 39-2 59-9 27-12 29-34 29-40 0-18-14-33-41-33-43 0-101 37-101 105 0 39 22 70 60 70 55 0 88-40 88-45 0-3-3-5-5-5-1 0-2 1-4 4-31 38-73 38-79 38-29 0-33-32-33-45 0-5 0-17 7-40 7 0 13 0 20 0zM36 73c15-59 55-64 65-64 18 0 29 11 29 24 0 40-63 40-78 40-6 0-10 0-16 0z"><text:p/></draw:path><draw:path draw:style-name="gr3" draw:text-style-name="P6" svg:width="0.0173in" svg:height="0.0453in" svg:x="0.9331in" svg:y="0.1177in" svg:viewBox="0 0 45 116" svg:d="M45 41c0-26-9-41-24-41-13 0-21 10-21 21 0 10 8 20 21 20 4 0 10-1 13-5 1-1 1-1 2-2 0 2 1 1 1 7 0 28-14 52-26 64-4 4-4 5-4 6 0 3 2 5 3 5 4 0 35-30 35-75z"><text:p/></draw:path><draw:path draw:style-name="gr3" draw:text-style-name="P6" svg:width="0.0752in" svg:height="0.1378in" svg:x="0.9961in" svg:y="0.0272in" svg:viewBox="0 0 192 351" svg:d="M121 118c11 0 22 0 33 0 8 0 12 0 12-8 0-4-4-4-11-4-11 0-21 0-32 0 3-16 6-30 9-44 1-8 7-36 9-41 3-7 10-12 18-12 2 0 11 0 19 6-17 2-21 15-21 21 0 9 7 14 15 14 9 0 20-9 20-24 0-17-17-26-33-26-13 0-38 7-49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6" svg:width="0.0339in" svg:height="0.1516in" svg:x="1.087in" svg:y="0.0201in" svg:viewBox="0 0 87 386" svg:d="M85 200c2-5 2-6 2-7s0-1-2-7c-23-59-45-118-69-177-2-7-4-9-8-9-5 0-8 3-8 8 0 1 0 2 2 6 23 60 45 119 68 179-23 58-45 118-68 177-2 5-2 6-2 8 0 5 3 8 8 8s6-4 8-8c24-59 46-119 69-178z"><text:p/></draw:path><draw:path draw:style-name="gr3" draw:text-style-name="P6" svg:width="0.076in" svg:height="0.0878in" svg:x="1.1925in" svg:y="0.052in" svg:viewBox="0 0 194 224" svg:d="M180 119c7 0 14 0 14-8 0-7-7-7-14-7-55 0-109 0-164 0 5-52 49-89 104-89 20 0 41 0 60 0 7 0 14 0 14-7 0-8-7-8-14-8-21 0-40 0-61 0-66 0-119 49-119 111s53 113 119 113c21 0 40 0 61 0 7 0 14 0 14-8s-7-8-14-8c-19 0-40 0-60 0-55 0-99-37-104-89 55 0 109 0 164 0z"><text:p/></draw:path><draw:path draw:style-name="gr3" draw:text-style-name="P6" svg:width="0.1039in" svg:height="0.1083in" svg:x="1.3291in" svg:y="0.0252in" svg:viewBox="0 0 265 276" svg:d="M56 233c-15 24-31 29-47 31-5 1-9 1-9 7 0 2 2 5 5 5 10 0 22-1 33-1 14 0 27 1 39 1 2 0 8 0 8-8 0-3-4-4-7-4-9 0-18-4-18-14 0-4 3-9 6-14 10-15 19-32 29-49 33 0 64 0 97 0 0 8 6 60 6 64 0 11-20 13-28 13-5 0-8 0-8 7 0 5 3 4 4 5 17 0 33-1 48-1 10 0 35 1 44 1 3 0 7 0 7-8 0-4-3-4-9-4-23 0-23-3-25-14-8-80-15-161-23-241-1-8-1-9-8-9-5 0-8 2-10 7-45 75-89 150-134 226zM102 175c26-43 51-86 76-128 5 42 9 85 13 128-29 0-59 0-89 0z"><text:p/></draw:path><draw:path draw:style-name="gr3" draw:text-style-name="P6" svg:width="0.0469in" svg:height="0.0705in" svg:x="1.4445in" svg:y="0.0004in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/draw:g></text:span><text:span text:style-name="T7">, נניח </text:span><text:span text:style-name="T7"><draw:g text:anchor-type="as-char" svg:y="-0.1134in" draw:z-index="174" draw:name="Shape176" draw:style-name="gr1"><svg:title>TexMaths</svg:title><svg:desc>11§display§\la \la a, b \ra, \la c, d \ra \ra, \la \la c, d \ra, \la e, f \ra \ra \in R_2§svg§600§FALSE§</svg:desc><draw:path draw:style-name="gr2" draw:text-style-name="P5" svg:width="2.1201in" svg:height="0.1358in" svg:x="0.0004in" svg:y="0.0071in" svg:viewBox="0 0 5386 346" svg:d="M2693 346c-898 0-1796 0-2693 0 0-116 0-230 0-346 1795 0 3591 0 5386 0 0 116 0 230 0 346-898 0-1795 0-2693 0z"><text:p/></draw:path><draw:path draw:style-name="gr3" draw:text-style-name="P6" svg:width="0.0335in" svg:height="0.1512in" svg:x="0.0094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6" svg:width="0.0335in" svg:height="0.1512in" svg:x="0.0689in" svg:y="0in" svg:viewBox="0 0 86 385" svg:d="M84 15c2-4 2-5 2-7 0-5-4-8-8-8-3 0-7 2-9 9-23 59-45 118-68 177 0 2-1 4-1 8 0 1 0 1 1 5 23 59 45 118 68 176 1 5 4 10 9 10 4 0 8-3 8-7 0-1 0-3-2-7-24-59-46-119-69-177 23-60 45-119 69-179z"><text:p/></draw:path><draw:path draw:style-name="gr3" draw:text-style-name="P6" svg:width="0.0693in" svg:height="0.0685in" svg:x="0.1173in" svg:y="0.0453in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3" draw:text-style-name="P6" svg:width="0.0177in" svg:height="0.0453in" svg:x="0.2043in" svg:y="0.0972in" svg:viewBox="0 0 46 116" svg:d="M46 41c0-26-10-41-25-41-12 0-21 10-21 21 0 10 9 20 21 20 4 0 10-1 13-5 1-1 1-1 2-1s1 0 1 6c0 28-13 51-26 64-4 4-4 5-4 6 0 2 2 5 4 5 4 0 35-30 35-75z"><text:p/></draw:path><draw:path draw:style-name="gr3" draw:text-style-name="P6" svg:width="0.0555in" svg:height="0.1063in" svg:x="0.2661in" svg:y="0.0071in" svg:viewBox="0 0 142 271" svg:d="M74 4c0-1 0-4-5-4-9 0-37 3-47 3-3 1-8 1-8 8 0 6 4 6 10 6 19 0 19 2 19 6 0 2-3 16-6 23-10 42-21 84-30 127-6 19-7 25-7 37 0 37 21 61 49 61 46 0 93-57 93-112 0-36-20-62-51-62-18 0-34 11-46 23 10-39 19-77 29-116zM37 150c4-8 4-9 7-13 19-26 36-31 46-31 13 0 24 11 24 36 0 23-13 66-19 80-14 27-31 40-46 40-13 0-26-10-26-38 0-8 0-15 7-39 2-12 5-24 7-35z"><text:p/></draw:path><draw:path draw:style-name="gr3" draw:text-style-name="P6" svg:width="0.0335in" svg:height="0.1512in" svg:x="0.3331in" svg:y="0in" svg:viewBox="0 0 86 385" svg:d="M84 199c2-4 2-4 2-5 0-2 0-2-2-7-22-59-46-119-68-178-2-7-5-9-8-9-5 0-8 3-8 8 0 1 0 2 1 6 23 60 46 119 69 180-23 58-46 118-69 176-1 4-1 5-1 8 0 4 3 7 8 7 4 0 6-4 7-7 23-60 45-119 69-179z"><text:p/></draw:path><draw:path draw:style-name="gr3" draw:text-style-name="P6" svg:width="0.0173in" svg:height="0.0453in" svg:x="0.3965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335in" svg:height="0.1512in" svg:x="0.4681in" svg:y="0in" svg:viewBox="0 0 86 385" svg:d="M84 15c2-4 2-5 2-7 0-5-4-8-8-8-3 0-7 2-9 9-22 59-45 118-67 177-1 2-2 4-2 8 0 1 0 1 2 5 22 59 45 118 67 176 1 5 4 10 9 10 4 0 8-3 8-7 0-1 0-3-2-7-24-59-46-119-69-177 23-60 45-119 69-179z"><text:p/></draw:path><draw:path draw:style-name="gr3" draw:text-style-name="P6" svg:width="0.0591in" svg:height="0.0685in" svg:x="0.5165in" svg:y="0.0453in" svg:viewBox="0 0 151 175" svg:d="M137 24c-6 0-12 0-17 6-6 5-7 12-7 15 0 9 7 13 15 13 11 0 22-10 22-25 0-19-19-33-47-33-51 0-103 55-103 110 0 34 23 65 63 65 55 0 88-41 88-45 0-2-3-6-5-6s-3 2-5 5c-31 37-73 37-77 37-24 0-35-18-35-42 0-15 7-52 20-77 13-22 33-38 55-38 14 0 28 4 33 15z"><text:p/></draw:path><draw:path draw:style-name="gr3" draw:text-style-name="P6" svg:width="0.0173in" svg:height="0.0453in" svg:x="0.5894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72in" svg:height="0.1063in" svg:x="0.65in" svg:y="0.0071in" svg:viewBox="0 0 184 271" svg:d="M184 4c0-1 0-4-5-4-6 0-43 3-49 4-4 0-6 3-6 7 0 6 4 6 10 6 18 0 19 2 19 6 0 2-1 6-1 8-8 31-16 60-23 91-7-14-18-25-36-25-45 0-93 57-93 112 0 37 21 62 52 62 7 0 26-1 49-29 3 16 18 29 35 29 15 0 23-9 29-21 7-14 12-38 12-39 0-3-3-3-4-3-5 0-5 1-6 7-6 25-13 47-30 47-9 0-11-10-11-18s0-12 3-18c18-74 36-148 55-222zM103 220c-2 8-2 8-7 15-17 22-33 27-44 27-19 0-25-21-25-36 0-18 13-65 21-83 12-23 30-37 45-37 26 0 31 32 31 34s-1 4-1 6c-6 25-13 50-20 74z"><text:p/></draw:path><draw:path draw:style-name="gr3" draw:text-style-name="P6" svg:width="0.0339in" svg:height="0.1512in" svg:x="0.7315in" svg:y="0in" svg:viewBox="0 0 87 385" svg:d="M85 199c2-4 2-4 2-5 0-2 0-2-2-7-23-59-45-119-69-178-2-7-4-9-8-9-5 0-8 3-8 8 0 1 0 2 2 6 23 60 45 119 68 180-23 58-45 118-68 176-2 4-2 5-2 8 0 4 3 7 8 7s6-4 8-7c24-60 46-119 69-179z"><text:p/></draw:path><draw:path draw:style-name="gr3" draw:text-style-name="P6" svg:width="0.0335in" svg:height="0.1512in" svg:x="0.7906in" svg:y="0in" svg:viewBox="0 0 86 385" svg:d="M84 199c2-4 2-4 2-5 0-2 0-2-2-7-22-59-46-119-68-178-2-7-4-9-8-9-5 0-8 3-8 8 0 1 0 2 2 6 23 60 45 119 68 180-23 58-45 118-68 176-2 4-2 5-2 8 0 4 3 7 8 7 4 0 6-4 7-7 23-60 45-119 69-179z"><text:p/></draw:path><draw:path draw:style-name="gr3" draw:text-style-name="P6" svg:width="0.0177in" svg:height="0.0453in" svg:x="0.8543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335in" svg:height="0.1512in" svg:x="0.9256in" svg:y="0in" svg:viewBox="0 0 86 385" svg:d="M85 15c1-4 1-5 1-7 0-5-4-8-8-8-3 0-5 2-9 9-22 59-45 118-67 177-1 2-2 4-2 8 0 1 0 1 2 5 22 59 45 118 67 176 2 5 4 10 9 10 4 0 8-3 8-7 0-1 0-3-1-7-23-59-47-119-70-177 23-60 47-119 70-179z"><text:p/></draw:path><draw:path draw:style-name="gr3" draw:text-style-name="P6" svg:width="0.0335in" svg:height="0.1512in" svg:x="0.985in" svg:y="0in" svg:viewBox="0 0 86 385" svg:d="M84 15c2-4 2-5 2-7 0-5-4-8-8-8-3 0-7 2-9 9-23 59-45 118-68 177 0 2-1 4-1 8 0 1 0 1 1 5 23 59 45 118 68 176 1 5 4 10 9 10 4 0 8-3 8-7 0-1 0-3-2-7-24-59-46-119-69-177 23-60 45-119 69-179z"><text:p/></draw:path><draw:path draw:style-name="gr3" draw:text-style-name="P6" svg:width="0.0591in" svg:height="0.0685in" svg:x="1.0335in" svg:y="0.0453in" svg:viewBox="0 0 151 175" svg:d="M137 24c-6 0-12 0-17 6-6 5-7 12-7 15 0 9 7 13 15 13 11 0 22-10 22-25 0-19-19-33-47-33-51 0-103 55-103 110 0 34 22 65 63 65 55 0 88-41 88-45 0-2-3-6-5-6s-3 2-5 5c-31 37-73 37-77 37-24 0-35-18-35-42 0-15 7-52 20-77 13-22 33-38 55-38 14 0 28 4 33 15z"><text:p/></draw:path><draw:path draw:style-name="gr3" draw:text-style-name="P6" svg:width="0.0173in" svg:height="0.0453in" svg:x="1.1059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6" svg:width="0.072in" svg:height="0.1063in" svg:x="1.1665in" svg:y="0.0071in" svg:viewBox="0 0 184 271" svg:d="M184 4c0-1 0-4-5-4-6 0-43 3-49 4-4 0-6 3-6 7 0 6 4 6 10 6 18 0 19 2 19 6 0 2-1 6-1 8-8 31-16 60-23 91-7-14-19-25-36-25-45 0-93 57-93 112 0 37 21 62 52 62 7 0 26-1 49-29 3 16 18 29 35 29 15 0 23-9 29-21 7-14 12-38 12-39 0-3-3-3-4-3-5 0-5 1-6 7-6 25-14 47-30 47-9 0-11-10-11-18s0-12 3-18c18-74 36-148 55-222zM103 220c-2 8-2 8-7 15-17 22-33 27-44 27-19 0-25-21-25-36 0-18 13-65 21-83 12-23 30-37 45-37 26 0 31 32 31 34s-1 4-1 6c-6 25-13 50-20 74z"><text:p/></draw:path><draw:path draw:style-name="gr3" draw:text-style-name="P6" svg:width="0.0339in" svg:height="0.1512in" svg:x="1.248in" svg:y="0in" svg:viewBox="0 0 87 385" svg:d="M85 199c2-4 2-4 2-5 0-2 0-2-2-7-23-59-45-119-69-178-2-7-4-9-8-9-5 0-8 3-8 8 0 1 0 2 2 6 23 60 45 119 68 180-23 58-45 118-68 176-2 4-2 5-2 8 0 4 3 7 8 7s6-4 8-7c24-60 46-119 69-179z"><text:p/></draw:path><draw:path draw:style-name="gr3" draw:text-style-name="P6" svg:width="0.0173in" svg:height="0.0453in" svg:x="1.3118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339in" svg:height="0.1512in" svg:x="1.3831in" svg:y="0in" svg:viewBox="0 0 87 385" svg:d="M85 15c2-4 2-5 2-7 0-5-5-8-8-8-4 0-6 2-9 9-23 59-45 118-68 177-1 2-2 4-2 8 0 1 0 1 2 5 23 59 45 118 68 176 1 5 4 10 9 10 3 0 8-3 8-7 0-1 0-3-2-7-23-59-45-119-69-177 24-60 46-119 69-179z"><text:p/></draw:path><draw:path draw:style-name="gr3" draw:text-style-name="P6" svg:width="0.0579in" svg:height="0.0685in" svg:x="1.4323in" svg:y="0.0453in" svg:viewBox="0 0 148 175" svg:d="M55 81c11 0 40-1 59-8 27-11 29-34 29-40 0-16-14-33-41-33-43 0-102 37-102 106 0 38 23 69 62 69 55 0 86-41 86-45 0-2-2-6-4-6s-2 2-4 5c-31 37-73 37-78 37-30 0-33-32-33-44 0-5 0-16 5-41 7 0 14 0 21 0zM36 73c16-59 55-64 66-64 18 0 29 11 29 24 0 40-63 40-78 40-6 0-11 0-17 0z"><text:p/></draw:path><draw:path draw:style-name="gr3" draw:text-style-name="P6" svg:width="0.0173in" svg:height="0.0453in" svg:x="1.5094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752in" svg:height="0.1374in" svg:x="1.572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39in" svg:height="0.1512in" svg:x="1.663in" svg:y="0in" svg:viewBox="0 0 87 385" svg:d="M85 199c2-4 2-4 2-5 0-2 0-2-2-7-23-59-45-119-69-178-2-7-4-9-8-9-5 0-8 3-8 8 0 1 0 2 2 6 23 60 45 119 68 180-23 58-45 118-68 176-2 4-2 5-2 8 0 4 3 7 8 7s6-4 8-7c24-60 46-119 69-179z"><text:p/></draw:path><draw:path draw:style-name="gr3" draw:text-style-name="P6" svg:width="0.0335in" svg:height="0.1512in" svg:x="1.7224in" svg:y="0in" svg:viewBox="0 0 86 385" svg:d="M85 199c1-4 1-4 1-5 0-2 0-2-1-7-23-59-45-119-69-178-2-7-4-9-8-9-5 0-8 3-8 8 0 1 0 2 2 6 23 60 45 119 68 180-23 58-45 118-68 176-2 4-2 5-2 8 0 4 3 7 8 7s6-4 7-7c23-60 47-119 70-179z"><text:p/></draw:path><draw:path draw:style-name="gr3" draw:text-style-name="P6" svg:width="0.076in" svg:height="0.087in" svg:x="1.828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6" svg:width="0.1083in" svg:height="0.1063in" svg:x="1.9654in" svg:y="0.0098in" svg:viewBox="0 0 276 271" svg:d="M130 26c2-9 3-13 10-14 4 0 16 0 24 0 27 0 70 0 70 38 0 13-6 39-22 55-10 10-29 22-65 22-14 0-28 0-43 0 9-35 17-68 26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469in" svg:height="0.0701in" svg:x="2.0815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7">, ונוכיח </text:span><text:span text:style-name="T7"><draw:g text:anchor-type="as-char" svg:y="-0.1134in" draw:z-index="175" draw:name="Shape177" draw:style-name="gr1"><svg:title>TexMaths</svg:title><svg:desc>11§display§\la \la a, b \ra, \la e, f \ra \ra \in R_2§svg§600§FALSE§</svg:desc><draw:path draw:style-name="gr2" draw:text-style-name="P5" svg:width="1.2047in" svg:height="0.1358in" svg:x="0.0004in" svg:y="0.0071in" svg:viewBox="0 0 3061 346" svg:d="M1531 346c-510 0-1021 0-1531 0 0-116 0-230 0-346 1020 0 2041 0 3061 0 0 116 0 230 0 346-510 0-1020 0-1530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335in" svg:height="0.1512in" svg:x="0.0689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" svg:width="0.0689in" svg:height="0.0685in" svg:x="0.1173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3" draw:text-style-name="P6" svg:width="0.0177in" svg:height="0.0453in" svg:x="0.2043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555in" svg:height="0.1063in" svg:x="0.2665in" svg:y="0.0071in" svg:viewBox="0 0 142 271" svg:d="M74 4c0-1 0-4-5-4-8 0-37 3-47 3-3 1-8 1-8 8 0 6 4 6 10 6 19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6" svg:width="0.0339in" svg:height="0.1512in" svg:x="0.3327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173in" svg:height="0.0453in" svg:x="0.3969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335in" svg:height="0.1512in" svg:x="0.4681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" svg:width="0.0583in" svg:height="0.0685in" svg:x="0.5177in" svg:y="0.0453in" svg:viewBox="0 0 149 175" svg:d="M54 81c11 0 40-1 59-8 28-11 29-34 29-40 0-16-14-33-41-33-43 0-101 37-101 106 0 38 22 69 61 69 55 0 88-41 88-45 0-2-3-6-6-6-1 0-2 2-4 5-31 37-73 37-77 37-31 0-34-32-34-44 0-5 0-16 6-41 7 0 13 0 20 0zM36 73c15-59 55-64 65-64 18 0 29 11 29 24 0 40-62 40-78 40-6 0-10 0-16 0z"><text:p/></draw:path><draw:path draw:style-name="gr3" draw:text-style-name="P6" svg:width="0.0173in" svg:height="0.0453in" svg:x="0.5945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756in" svg:height="0.1374in" svg:x="0.6567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" draw:text-style-name="P6" svg:width="0.0339in" svg:height="0.1512in" svg:x="0.7476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335in" svg:height="0.1512in" svg:x="0.8071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" svg:width="0.076in" svg:height="0.087in" svg:x="0.9126in" svg:y="0.0307in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3" draw:text-style-name="P6" svg:width="0.1083in" svg:height="0.1063in" svg:x="1.05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9 28-26 35-35 35-12 0-15-9-15-23 0-12 2-31 4-43 0-6 1-13 1-19 0-29-25-42-36-45z"><text:p/></draw:path><draw:path draw:style-name="gr3" draw:text-style-name="P6" svg:width="0.0469in" svg:height="0.0701in" svg:x="1.1661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7">. מתוך ההנחה, </text:span><text:span text:style-name="T7"><draw:g text:anchor-type="as-char" svg:y="-0.1075in" draw:z-index="176" draw:name="Shape178" draw:style-name="gr1"><svg:title>TexMaths</svg:title><svg:desc>11§display§ab = cd \land cd = ef§svg§600§FALSE§</svg:desc><draw:path draw:style-name="gr2" draw:text-style-name="P5" svg:width="1.1496in" svg:height="0.122in" svg:x="0.0016in" svg:y="0.0075in" svg:viewBox="0 0 2921 311" svg:d="M0 0c974 0 1947 0 2921 0 0 103 0 208 0 311-974 0-1947 0-2921 0 0-103 0-208 0-311z"><text:p/></draw:path><draw:path draw:style-name="gr3" draw:text-style-name="P6" svg:width="0.0693in" svg:height="0.0685in" svg:x="0in" svg:y="0.0402in" svg:viewBox="0 0 177 175" svg:d="M129 25c-7-14-18-25-35-25-46 0-94 57-94 113 0 37 21 62 52 62 7 0 26-1 49-29 4 16 18 29 35 29 15 0 24-9 29-21 7-14 12-37 12-39 0-3-3-3-4-3-5 0-5 1-6 7-6 25-13 47-29 47-10 0-11-10-11-18s0-11 4-28 5-20 9-34c4-18 10-37 14-54 2-11 2-12 2-13 0-7-4-11-11-11-10 0-15 8-16 17zM103 124c-2 8-2 8-7 15-17 22-33 27-44 27-19 0-24-21-24-36 0-19 12-66 20-84 13-23 30-37 46-37 25 0 30 32 30 34s-1 4-1 6c-6 26-13 50-20 75z"><text:p/></draw:path><draw:path draw:style-name="gr3" draw:text-style-name="P6" svg:width="0.0559in" svg:height="0.1067in" svg:x="0.0815in" svg:y="0.002in" svg:viewBox="0 0 143 272" svg:d="M75 4c0-1 0-4-6-4-8 0-37 3-47 3-3 1-7 1-7 8 0 5 4 5 9 5 19 0 20 3 20 7 0 2-4 15-5 23-11 42-21 85-32 127-5 18-7 25-7 38 0 36 21 61 50 61 45 0 93-58 93-114 0-35-21-61-52-61-17 0-34 11-45 23 10-39 19-77 29-116zM39 150c2-8 2-9 5-14 19-25 36-30 46-30 15 0 24 11 24 36 0 23-12 67-19 81-12 27-30 40-45 40-14 0-27-10-27-39 0-7 0-14 7-39 3-12 5-23 9-35z"><text:p/></draw:path><draw:path draw:style-name="gr3" draw:text-style-name="P6" svg:width="0.1004in" svg:height="0.0354in" svg:x="0.1906in" svg:y="0.052in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6" svg:width="0.0591in" svg:height="0.0685in" svg:x="0.3488in" svg:y="0.0402in" svg:viewBox="0 0 151 175" svg:d="M138 24c-7 0-13 0-17 6-7 5-8 12-8 15 0 9 8 13 15 13 11 0 22-10 22-25 0-19-19-33-47-33-51 0-103 55-103 110 0 34 23 65 63 65 55 0 88-41 88-45 0-2-2-6-5-6-2 0-3 1-5 5-31 37-73 37-77 37-24 0-35-19-35-42 0-15 7-53 21-77 12-22 33-38 55-38 13 0 27 4 33 15z"><text:p/></draw:path><draw:path draw:style-name="gr3" draw:text-style-name="P6" svg:width="0.072in" svg:height="0.1067in" svg:x="0.4146in" svg:y="0.002in" svg:viewBox="0 0 184 272" svg:d="M184 4c0-1 0-4-5-4-6 0-43 3-49 4-3 0-6 3-6 7 0 5 4 5 10 5 18 0 19 3 19 7 0 2-1 6-1 8-8 31-16 60-23 91-7-14-19-25-35-25-46 0-94 57-94 113 0 36 21 62 52 62 7 0 26-2 49-29 4 15 18 29 35 29 15 0 24-9 29-21 7-15 12-38 12-39 0-3-3-3-4-3-5 0-5 1-6 6-6 26-14 48-29 48-10 0-11-10-11-18 0-9 0-12 2-19 18-73 36-148 55-222zM103 221c-2 8-2 8-7 14-17 22-33 28-44 28-19 0-24-21-24-37 0-18 12-65 20-83 13-23 30-37 46-37 25 0 30 31 30 34 0 2-1 4-1 6-6 26-13 50-20 75z"><text:p/></draw:path><draw:path draw:style-name="gr3" draw:text-style-name="P6" svg:width="0.0846in" svg:height="0.0937in" svg:x="0.5295in" svg:y="0.0165in" svg:viewBox="0 0 216 239" svg:d="M117 8c-4-7-6-8-9-8-6 0-7 2-9 8-32 71-64 144-96 215-2 5-3 6-3 8 0 4 3 8 8 8 3 0 5-2 9-9 30-68 60-135 91-204 30 69 60 136 90 204 4 9 8 9 10 9 3 0 8-4 8-8 0-1 0-2-4-7-32-72-63-144-95-216z"><text:p/></draw:path><draw:path draw:style-name="gr3" draw:text-style-name="P6" svg:width="0.0587in" svg:height="0.0685in" svg:x="0.663in" svg:y="0.0402in" svg:viewBox="0 0 150 175" svg:d="M136 24c-5 0-11 0-16 6-7 5-7 12-7 15 0 9 7 13 15 13 11 0 21-10 21-25 0-19-18-33-46-33-52 0-103 55-103 110 0 34 22 65 62 65 56 0 88-41 88-45 0-2-3-6-5-6s-2 1-5 5c-30 37-73 37-77 37-24 0-34-19-34-42 0-15 7-53 21-77 11-22 33-38 53-38 14 0 28 4 33 15z"><text:p/></draw:path><draw:path draw:style-name="gr3" draw:text-style-name="P6" svg:width="0.072in" svg:height="0.1067in" svg:x="0.7283in" svg:y="0.002in" svg:viewBox="0 0 184 272" svg:d="M184 4c0-1 0-4-5-4s-43 3-49 4c-3 0-6 3-6 7 0 5 5 5 10 5 19 0 19 3 19 7 0 2-1 6-1 8-8 31-16 60-23 91-7-14-18-25-35-25-46 0-94 57-94 113 0 36 22 62 52 62 7 0 27-2 50-29 3 15 17 29 36 29 13 0 22-9 28-21 7-15 11-38 11-39 0-3-3-3-4-3-5 0-5 1-6 6-6 26-13 48-29 48-10 0-11-10-11-18 0-9 0-12 2-19 18-73 36-148 55-222zM103 221c-1 8-1 8-7 14-17 22-32 28-43 28-20 0-25-21-25-37 0-18 12-65 22-83 11-23 28-37 44-37 25 0 30 31 30 34 0 2-1 4-1 6-6 26-13 50-20 75z"><text:p/></draw:path><draw:path draw:style-name="gr3" draw:text-style-name="P6" svg:width="0.1008in" svg:height="0.0354in" svg:x="0.8524in" svg:y="0.052in" svg:viewBox="0 0 257 91" svg:d="M244 16c6 0 13 0 13-8s-7-8-13-8c-77 0-154 0-231 0-5 0-13 0-13 8s8 8 13 8c77 0 154 0 231 0zM244 91c6 0 13 1 13-7s-7-9-13-9c-77 0-154 0-231 0-5 0-13 1-13 9s8 7 13 7c77 0 154 0 231 0z"><text:p/></draw:path><draw:path draw:style-name="gr3" draw:text-style-name="P6" svg:width="0.0583in" svg:height="0.0685in" svg:x="1.0118in" svg:y="0.0402in" svg:viewBox="0 0 149 175" svg:d="M54 81c11 0 40-1 59-8 28-11 29-35 29-40 0-17-14-33-41-33-43 0-101 37-101 106 0 38 22 69 61 69 55 0 88-41 88-45 0-2-4-6-6-6-1 0-2 1-4 5-31 37-73 37-77 37-31 0-34-32-34-44 0-5 0-16 6-41 7 0 13 0 20 0zM36 73c15-59 55-64 65-64 18 0 29 11 29 24 0 40-63 40-78 40-6 0-10 0-16 0z"><text:p/></draw:path><draw:path draw:style-name="gr3" draw:text-style-name="P6" svg:width="0.0756in" svg:height="0.1378in" svg:x="1.0839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3 73-2 0-12 0-19-7 18-1 21-15 21-21 0-8-6-13-14-13-10 0-21 8-21 23 0 18 17 27 33 27 21 0 36-23 43-38 12-24 22-71 22-73 8-41 15-82 23-122z"><text:p/></draw:path></draw:g></text:span><text:span text:style-name="T7">, ולכן </text:span><text:span text:style-name="T7"><draw:g text:anchor-type="as-char" svg:y="-0.1075in" draw:z-index="177" draw:name="Shape179" draw:style-name="gr1"><svg:title>TexMaths</svg:title><svg:desc>11§display§ab = ef§svg§600§FALSE§</svg:desc><draw:path draw:style-name="gr2" draw:text-style-name="P5" svg:width="0.487in" svg:height="0.122in" svg:x="0.0016in" svg:y="0.0075in" svg:viewBox="0 0 1238 311" svg:d="M0 0c412 0 826 0 1238 0 0 103 0 208 0 311-412 0-826 0-1238 0 0-103 0-208 0-311z"><text:p/></draw:path><draw:path draw:style-name="gr3" draw:text-style-name="P6" svg:width="0.0693in" svg:height="0.0685in" svg:x="0in" svg:y="0.0402in" svg:viewBox="0 0 177 175" svg:d="M129 25c-7-14-19-25-36-25-45 0-93 57-93 113 0 37 21 62 52 62 7 0 26-1 49-29 3 16 18 29 35 29 15 0 23-9 29-21 7-14 12-37 12-39 0-3-3-3-4-3-5 0-5 1-6 7-6 25-14 47-30 47-9 0-11-10-11-18s0-11 5-28c4-17 5-20 9-34 4-18 8-37 13-54 3-11 3-12 3-13 0-7-4-11-11-11-10 0-15 8-16 17zM103 124c-2 8-2 8-7 15-17 22-33 27-44 27-19 0-25-21-25-36 0-19 13-66 21-84 12-23 30-37 45-37 26 0 31 32 31 34s-1 4-1 6c-6 26-13 50-20 75z"><text:p/></draw:path><draw:path draw:style-name="gr3" draw:text-style-name="P6" svg:width="0.0555in" svg:height="0.1067in" svg:x="0.0815in" svg:y="0.002in" svg:viewBox="0 0 142 272" svg:d="M75 4c0-1 0-4-6-4-9 0-37 3-47 3-3 1-8 1-8 8 0 5 5 5 10 5 19 0 19 3 19 7 0 2-3 15-5 23-11 42-20 85-31 127-5 18-7 25-7 38 0 36 21 61 49 61 46 0 93-58 93-114 0-35-20-61-51-61-17 0-34 11-45 23 10-39 19-77 29-116zM38 150c3-8 3-9 6-14 19-25 36-30 46-30 14 0 24 11 24 36 0 23-12 67-19 81-13 27-31 40-46 40-13 0-26-10-26-39 0-7 0-14 7-39 3-12 5-23 8-35z"><text:p/></draw:path><draw:path draw:style-name="gr3" draw:text-style-name="P6" svg:width="0.1004in" svg:height="0.0354in" svg:x="0.1906in" svg:y="0.052in" svg:viewBox="0 0 256 91" svg:d="M243 16c6 0 13 0 13-8s-7-8-12-8c-77 0-155 0-232 0-5 0-12 0-12 8s7 8 13 8c77 0 153 0 230 0zM244 91c5 0 12 1 12-7s-7-9-13-9c-77 0-153 0-230 0-6 0-13 1-13 9s7 7 12 7c77 0 155 0 232 0z"><text:p/></draw:path><draw:path draw:style-name="gr3" draw:text-style-name="P6" svg:width="0.0579in" svg:height="0.0685in" svg:x="0.3496in" svg:y="0.0402in" svg:viewBox="0 0 148 175" svg:d="M54 81c11 0 39-1 59-8 28-11 29-35 29-40 0-17-14-33-41-33-43 0-101 37-101 106 0 38 22 69 60 69 55 0 88-41 88-45 0-2-2-6-5-6-1 0-2 1-4 5-31 37-73 37-77 37-31 0-35-32-35-44 0-5 0-16 7-41 7 0 13 0 20 0zM36 73c15-59 55-64 65-64 18 0 29 11 29 24 0 40-62 40-78 40-6 0-10 0-16 0z"><text:p/></draw:path><draw:path draw:style-name="gr3" draw:text-style-name="P6" svg:width="0.0752in" svg:height="0.1378in" svg:x="0.4213in" svg:y="0in" svg:viewBox="0 0 192 351" svg:d="M121 118c11 0 22 0 33 0 8 0 12 0 12-8 0-4-4-4-11-4-11 0-21 0-32 0 3-15 6-30 9-44 1-8 7-36 9-40 3-8 10-13 17-13 3 0 12 0 20 6-17 1-21 16-21 21 0 9 7 13 15 13 9 0 20-7 20-23 0-17-17-26-34-26-12 0-37 7-48 45-2 8-3 12-13 61-9 0-18 0-27 0-7 0-12 0-12 7 0 5 5 5 11 5 9 0 17 0 26 0-10 50-19 101-29 151-7 38-13 73-33 73-2 0-12 0-19-7 18-1 21-15 21-21 0-8-6-13-14-13-10 0-21 8-21 23 0 18 16 27 33 27 21 0 36-23 43-38 13-24 22-71 22-73 8-41 15-82 23-122z"><text:p/></draw:path></draw:g></text:span><text:span text:style-name="T7"><text:s/>(טרנזיטיביות הזהות) כדרוש מעקרון ההפרדה. </text:span></text:p>
        </text:list-item>
      </text:list>
      <text:p text:style-name="P9"><text:span text:style-name="T7"><draw:g text:anchor-type="as-char" svg:y="-0.1134in" draw:z-index="220" draw:name="Shape180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(ה)</text:h>
      <text:p text:style-name="P35">נתון: <text:span text:style-name="T3">נגדיר </text:span><text:span text:style-name="T3"><draw:g text:anchor-type="as-char" svg:y="-0.1047in" draw:z-index="178" draw:name="Shape181" draw:style-name="gr1"><svg:title>TexMaths</svg:title><svg:desc>11§display§R_3§svg§600§FALSE§</svg:desc><draw:path draw:style-name="gr2" draw:text-style-name="P5" svg:width="0.1543in" svg:height="0.1122in" svg:x="0.0016in" svg:y="0.0079in" svg:viewBox="0 0 393 286" svg:d="M197 286c-66 0-131 0-197 0 0-95 0-190 0-286 131 0 261 0 393 0 0 96 0 191 0 286-65 0-130 0-196 0z"><text:p/></draw:path><draw:path draw:style-name="gr3" draw:text-style-name="P6" svg:width="0.1079in" svg:height="0.1063in" svg:x="0.0004in" svg:y="0in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3" draw:text-style-name="P6" svg:width="0.0488in" svg:height="0.072in" svg:x="0.115in" svg:y="0.0559in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3"><text:s/>מעל </text:span><text:span text:style-name="T3"><draw:g text:anchor-type="as-char" svg:y="-0.1063in" draw:z-index="179" draw:name="Shape182" draw:style-name="gr1"><svg:title>TexMaths</svg:title><svg:desc>11§display§R \to R§svg§600§FALSE§</svg:desc><draw:path draw:style-name="gr2" draw:text-style-name="P5" svg:width="0.4516in" svg:height="0.0906in" svg:x="0.0024in" svg:y="0.0071in" svg:viewBox="0 0 1148 231" svg:d="M0 0c383 0 765 0 1148 0 0 77 0 154 0 231-383 0-765 0-1148 0 0-77 0-154 0-231z"><text:p/></draw:path><draw:path draw:style-name="gr3" draw:text-style-name="P6" svg:width="0.1083in" svg:height="0.1063in" svg:x="0.0004in" svg:y="0in" svg:viewBox="0 0 276 271" svg:d="M130 26c2-8 3-13 11-14 3 0 15 0 23 0 27 0 70 0 70 39 0 12-6 39-21 54-11 9-31 23-66 23-14 0-28 0-43 0 9-34 17-69 26-102zM185 132c39-9 85-35 85-74 0-34-35-58-85-58-37 0-74 0-110 0-8 0-11 0-11 8 0 4 3 4 10 4 1 0 8 0 15 1 7 0 10 1 10 6 0 2 0 3-1 7-18 69-34 138-52 206-4 16-4 18-35 18-7 0-11 0-11 8 0 4 3 3 5 4 11 0 39-1 50-1 10 0 37 1 48 1 4 0 8 0 8-8 0-4-3-4-11-4-14 0-24 0-24-7 0-2 0-4 1-6 9-34 16-69 25-102 16 0 31 0 46 0 36 0 42 21 42 35 0 5-3 17-5 26-4 11-7 25-7 33 0 42 46 42 52 42 33 0 46-39 46-44s-3-2-4-5c-4 0-5 3-6 5-9 28-25 35-35 35-12 0-16-8-16-23 0-12 4-32 5-44 1-6 1-13 1-18 0-30-25-41-36-45z"><text:p/></draw:path><draw:path draw:style-name="gr3" draw:text-style-name="P6" svg:width="0.1346in" svg:height="0.0783in" svg:x="0.1614in" svg:y="0.026in" svg:viewBox="0 0 343 200" svg:d="M301 109c-21 15-32 31-35 35-16 28-13 35-20 52 0 4 5 4 8 4 7 0 7-1 8-7 10-38 32-70 75-87 5-1 6-3 6-5 0-3-2-4-3-4-17-7-64-27-78-90-1-6-1-7-8-7-3 0-8 0-8 4 0 2 4 26 20 52 8 11 19 24 35 38-95 0-191 0-287 0-6 0-14 0-14 7 0 8 8 8 14 8 96 0 192 0 287 0z"><text:p/></draw:path><draw:path draw:style-name="gr3" draw:text-style-name="P6" svg:width="0.1083in" svg:height="0.1063in" svg:x="0.3531in" svg:y="0in" svg:viewBox="0 0 276 271" svg:d="M130 26c2-8 3-13 10-14 4 0 16 0 24 0 27 0 70 0 70 39 0 12-6 39-22 54-10 9-30 23-65 23-14 0-28 0-43 0 9-34 17-69 26-102zM185 132c39-9 84-35 84-74 0-34-34-58-84-58-37 0-74 0-110 0-8 0-12 0-12 8 0 4 4 4 11 4 1 0 8 0 15 1 7 0 10 1 10 6 0 2 0 3-1 7-18 69-34 138-52 206-4 16-5 18-35 18-8 0-11 0-11 8 0 4 4 4 5 4 11 0 38-1 49-1 10 0 38 1 49 1 4 0 8 0 8-8 0-4-3-4-11-4-14 0-25 0-25-7 0-2 1-4 1-6 9-34 17-69 26-102 16 0 30 0 45 0 35 0 43 21 43 35 0 5-3 17-5 26-4 11-7 25-7 33 0 42 46 42 52 42 33 0 46-39 46-44s-3-2-4-5c-4 0-5 3-6 5-10 28-26 35-35 35-12 0-16-8-16-23 0-12 3-32 5-44 0-6 1-13 1-18 0-30-25-41-36-45z"><text:p/></draw:path></draw:g></text:span><text:span text:style-name="T3"><text:s/>המוגדר באופן הבא: </text:span></text:p>
      <text:p text:style-name="P7"><draw:g text:anchor-type="as-char" svg:y="-0.1319in" draw:z-index="188" draw:name="Shape183" draw:style-name="gr1"><svg:title>TexMaths</svg:title><svg:desc>11§display§R_3 = \big\{ \la f, g \ra \in (\R \to \R)^2 \mid \exists \delta &gt; 0. \forall x \in (-\delta, \delta). f(x) = g(x) \big\}§svg§600§FALSE§</svg:desc><draw:path draw:style-name="gr2" draw:text-style-name="P5" svg:width="3.937in" svg:height="0.1709in" svg:x="0.0016in" svg:y="0.0083in" svg:viewBox="0 0 10001 435" svg:d="M5001 435c-1667 0-3334 0-5001 0 0-145 0-291 0-435 3334 0 6667 0 10001 0 0 144 0 290 0 435-1666 0-3334 0-5000 0z"><text:p/></draw:path><draw:path draw:style-name="gr3" draw:text-style-name="P6" svg:width="0.1083in" svg:height="0.1063in" svg:x="0.0004in" svg:y="0.0319in" svg:viewBox="0 0 276 271" svg:d="M129 26c2-9 3-13 11-14 3-1 15-1 23-1 27 0 70 0 70 39 0 13-5 39-21 55-10 10-31 22-65 22-14 0-29 0-44 0 9-34 17-67 26-101zM185 132c38-8 84-35 84-75 0-33-35-57-85-57-37 0-74 0-110 0-8 0-11 0-11 8 0 3 3 3 11 3 4 0 7 0 14 1s11 1 11 7c0 1-1 2-2 6-18 70-34 139-52 209-3 15-4 17-35 17-7 0-10 0-10 7 0 4 4 4 5 4 10 0 38-1 49-1s38 1 48 1c4 0 8 0 8-7 0-4-3-4-10-4-14 0-25 0-25-6 0-2 1-5 1-7 9-34 16-68 25-102 16 0 31 0 46 0 36 0 42 22 42 35 0 5-3 18-5 26-3 11-6 26-6 34 0 40 46 40 51 40 33 0 47-37 47-43 0-5-4-5-5-5-4 0-5 3-5 5-10 28-26 34-35 34-13 0-15-7-15-22 0-12 2-32 3-44 1-5 2-13 2-18 0-30-26-42-36-46z"><text:p/></draw:path><draw:path draw:style-name="gr3" draw:text-style-name="P6" svg:width="0.0484in" svg:height="0.0724in" svg:x="0.1154in" svg:y="0.0862in" svg:viewBox="0 0 124 185" svg:d="M59 89c21 0 37 15 37 43 0 35-20 44-36 44-11 0-34-3-46-18 13-1 17-10 17-16 0-9-7-14-16-14-7 0-15 4-15 15 0 26 29 42 62 42 37 0 62-25 62-53 0-21-16-42-46-48 29-10 39-30 39-47 0-22-26-37-55-37-30 0-53 14-53 36 0 9 5 15 14 15 8 0 13-7 13-15 0-7-5-13-13-14 9-11 28-14 37-14 14 0 30 5 30 29 0 12-3 24-11 32-9 10-16 12-30 13-6 0-7 0-8 0s-3 1-3 3c0 4 3 4 7 4s10 0 14 0z"><text:p/></draw:path><draw:path draw:style-name="gr3" draw:text-style-name="P6" svg:width="0.1008in" svg:height="0.0358in" svg:x="0.2287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5in" svg:height="0.1819in" svg:x="0.398in" svg:y="0.0055in" svg:viewBox="0 0 137 463" svg:d="M56 170c0 27-14 42-53 57-2 1-3 2-3 5s1 4 3 5c53 19 53 40 53 62 0 36 0 72 0 107 0 10 6 24 23 36 19 12 50 21 54 21 3 0 4-2 4-5 0-4-1-4-6-6-11-4-42-16-47-40-2-4-2-5-2-19 0-31 0-63 0-95 0-20 0-48-62-65 62-20 62-47 62-69 0-32 0-64 0-95 0-20 0-40 53-60 2 0 2-3 2-5 0-3-1-4-4-4s-58 12-71 37c-6 13-6 16-6 32 0 34 0 67 0 101z"><text:p/></draw:path><draw:path draw:style-name="gr3" draw:text-style-name="P6" svg:width="0.0335in" svg:height="0.1516in" svg:x="0.4862in" svg:y="0.0201in" svg:viewBox="0 0 86 386" svg:d="M85 14c1-3 1-4 1-6 0-5-4-8-8-8-3 0-5 2-9 9-22 59-45 118-67 177-1 3-2 5-2 8 0 1 0 1 2 7 22 58 45 118 67 176 2 3 4 9 9 9 4 0 8-3 8-8 0-1 0-2-1-6-23-60-47-119-70-178 23-61 47-120 70-180z"><text:p/></draw:path><draw:path draw:style-name="gr3" draw:text-style-name="P6" svg:width="0.0752in" svg:height="0.1378in" svg:x="0.537in" svg:y="0.0268in" svg:viewBox="0 0 192 351" svg:d="M121 118c11 0 22 0 33 0 8 0 12 0 12-8 0-4-4-4-11-4-11 0-21 0-32 0 2-16 6-30 8-44 2-8 8-36 10-41 3-7 10-12 17-12 3 0 12 0 20 6-17 2-21 16-21 21 0 9 7 14 15 14 9 0 20-9 20-24 0-17-17-26-34-26-13 0-37 7-48 45-2 8-3 12-13 61-9 0-18 0-27 0-7 0-12 0-12 8 0 4 4 4 11 4 9 0 17 0 26 0-10 51-19 101-29 152-7 38-13 73-34 73-1 0-11 0-18-8 18-1 21-14 21-21 0-9-6-13-14-13-10 0-21 9-21 23 0 18 16 27 32 27 22 0 37-22 44-38 12-24 21-69 22-73 8-40 15-81 23-122z"><text:p/></draw:path><draw:path draw:style-name="gr3" draw:text-style-name="P6" svg:width="0.0177in" svg:height="0.0453in" svg:x="0.624in" svg:y="0.1177in" svg:viewBox="0 0 46 116" svg:d="M46 41c0-26-10-41-25-41-12 0-21 10-21 21 0 10 9 20 21 20 4 0 10-1 13-5 1-1 1-1 2-1s1 0 1 6c0 28-13 52-26 65-4 3-4 4-4 5 0 4 2 5 4 5 3 0 35-30 35-75z"><text:p/></draw:path><draw:path draw:style-name="gr3" draw:text-style-name="P6" svg:width="0.0693in" svg:height="0.098in" svg:x="0.6811in" svg:y="0.0673in" svg:viewBox="0 0 177 250" svg:d="M176 25c0-2 1-4 1-6 0-7-4-11-11-11-4 0-14 3-16 16-7-14-20-24-36-24-44 0-92 54-92 110 0 39 24 61 52 61 23 0 40-18 45-22-8 35-13 51-13 52-2 3-15 42-55 42-8 0-21-1-31-5 11-3 15-13 15-20 0-6-4-14-14-14-9 0-21 8-21 23 0 16 14 23 51 23 48 0 77-29 82-53 14-57 29-114 43-172zM125 121c-2 10-11 20-19 28-8 7-20 14-31 14-20 0-26-21-26-36 0-19 11-64 22-84 10-19 27-34 43-34 26 0 31 31 31 33s-1 4-1 5c-7 25-12 49-19 74z"><text:p/></draw:path><draw:path draw:style-name="gr3" draw:text-style-name="P6" svg:width="0.0335in" svg:height="0.1516in" svg:x="0.7654in" svg:y="0.0201in" svg:viewBox="0 0 86 386" svg:d="M85 201c1-6 1-6 1-7 0-2 0-2-1-7-23-59-45-119-69-178-2-7-4-9-8-9-5 0-8 3-8 8 0 1 0 2 2 6 23 60 45 119 68 180-23 59-45 118-68 178-2 4-2 4-2 6 0 5 3 8 8 8s6-3 7-8c23-59 47-119 70-177z"><text:p/></draw:path><draw:path draw:style-name="gr3" draw:text-style-name="P6" svg:width="0.076in" svg:height="0.0878in" svg:x="0.8709in" svg:y="0.0528in" svg:viewBox="0 0 194 224" svg:d="M180 120c6 0 14 0 14-8 0-7-8-7-14-7-55 0-109 0-164 0 5-53 49-90 104-90 20 0 41 0 60 0 6 0 14 0 14-7 0-8-8-8-14-8-21 0-40 0-61 0-66 0-119 50-119 112s53 112 119 112c21 0 40 0 61 0 6 0 14 0 14-8s-8-8-14-8c-19 0-40 0-60 0-55 0-99-36-104-88 55 0 109 0 164 0z"><text:p/></draw:path><draw:path draw:style-name="gr3" draw:text-style-name="P6" svg:width="0.0346in" svg:height="0.1516in" svg:x="1.0173in" svg:y="0.0201in" svg:viewBox="0 0 89 386" svg:d="M89 383c0-3 0-3-7-9-48-49-60-121-60-180 0-68 14-136 63-183 4-5 4-5 4-7 0-3-1-4-3-4-5 0-39 26-62 75-20 43-24 86-24 119 0 30 3 75 25 119 23 48 56 73 61 73 2 0 3-1 3-3z"><text:p/></draw:path><draw:path draw:style-name="gr3" draw:text-style-name="P6" svg:width="0.1043in" svg:height="0.1035in" svg:x="1.0634in" svg:y="0.0299in" svg:viewBox="0 0 266 264" svg:d="M98 143c4 0 9 0 13 0 20 30 39 60 58 91 5 5 14 20 18 25 2 5 3 5 12 5 18 0 36 0 54 0 7 0 13 0 13-7 0-3-3-6-6-6-15-3-33-28-42-40-4-5-22-30-49-72 34-6 69-21 69-67 0-53-58-72-104-72-41 0-80 0-121 0-6 0-13 0-13 7 0 6 8 6 11 6 22 0 23 4 23 22 0 64 0 129 0 194 0 20-1 22-23 22-3 0-11 0-11 6 0 7 7 7 13 7 35 0 71 0 106 0 7 0 13 0 13-7 0-6-7-6-11-6-22 0-23-3-23-22 0-28 0-57 0-86zM173 125c10-15 11-36 11-52 0-19-3-40-15-55 16 3 54 15 54 54 0 25-11 45-50 53zM98 34c0-8 0-21 23-21 33 0 49 13 49 60 0 49-12 57-72 57 0-32 0-64 0-96zM45 251c3-6 3-17 3-20 0-67 0-132 0-197 0-3 0-14-3-21 14 0 30 0 44 0-5 7-5 15-5 20 0 65 0 131 0 198 0 3 0 14 3 20-14 0-28 0-42 0zM128 143c2 0 4-1 6-1 7 0 14 0 21-1 6 9 47 78 79 110-12 0-25 0-37 0-23-36-46-72-69-108z"><text:p/></draw:path><draw:path draw:style-name="gr3" draw:text-style-name="P6" svg:width="0.1346in" svg:height="0.0791in" svg:x="1.2217in" svg:y="0.0563in" svg:viewBox="0 0 343 202" svg:d="M301 109c-21 16-32 32-35 37-16 26-13 34-20 51 0 5 5 5 8 5 7 0 7-1 9-8 9-37 31-70 75-88 4-1 5-2 5-5s-2-4-3-4c-17-7-63-26-78-91-1-5-1-6-8-6-3 0-8 0-8 4 0 2 4 26 20 51 8 12 19 26 35 39-95 0-191 0-287 0-6 0-14 0-14 7 0 8 8 8 14 8 96 0 192 0 287 0z"><text:p/></draw:path><draw:path draw:style-name="gr3" draw:text-style-name="P6" svg:width="0.1039in" svg:height="0.1035in" svg:x="1.4102in" svg:y="0.0299in" svg:viewBox="0 0 265 264" svg:d="M97 143c4 0 10 0 14 0 19 30 39 60 57 91 5 5 13 20 18 25 3 5 4 5 13 5 18 0 35 0 53 0 8 0 13 0 13-7 0-3-2-6-5-6-15-3-35-28-43-40-3-5-22-30-49-72 35-6 68-21 68-67 0-53-57-72-102-72-41 0-80 0-121 0-8 0-13 0-13 7 0 6 7 6 10 6 22 0 24 4 24 22 0 64 0 129 0 194 0 20-2 22-24 22-3 0-10 0-10 6 0 7 5 7 13 7 35 0 71 0 106 0 6 0 12 0 12-7 0-6-7-6-10-6-22 0-24-3-24-22 0-28 0-57 0-86zM172 125c11-15 12-36 12-52 0-19-3-40-16-55 17 3 55 15 55 54 0 25-12 45-51 53zM97 34c0-8 0-21 24-21 33 0 49 13 49 60 0 49-12 57-73 57 0-32 0-64 0-96zM44 251c3-6 3-17 3-20 0-67 0-132 0-197 0-3 0-14-3-21 14 0 30 0 44 0-4 7-4 15-4 20 0 65 0 131 0 198 0 3 0 14 3 20-14 0-29 0-43 0zM126 143c4 0 5-1 8-1 6 0 14 0 20-1 5 9 47 78 80 110-13 0-25 0-38 0-23-36-46-72-70-108z"><text:p/></draw:path><draw:path draw:style-name="gr3" draw:text-style-name="P6" svg:width="0.0346in" svg:height="0.1516in" svg:x="1.5264in" svg:y="0.0201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469in" svg:height="0.0705in" svg:x="1.5835in" svg:y="0.0004in" svg:viewBox="0 0 120 180" svg:d="M120 131c-3 0-7 0-10 0 0 6-3 22-7 25-2 1-23 1-26 1-17 0-34 0-51 0 29-25 39-32 54-46 21-15 40-33 40-58 0-33-29-53-64-53-33 0-56 24-56 49 0 14 11 15 14 15 7 0 15-4 15-14 0-5-3-15-17-15 9-20 28-25 40-25 27 0 41 21 41 43 0 24-16 42-25 52-22 21-44 43-66 65-2 2-2 2-2 10 37 0 74 0 111 0 3-17 6-33 9-49z"><text:p/></draw:path><draw:path draw:style-name="gr3" draw:text-style-name="P6" svg:width="0.0059in" svg:height="0.1516in" svg:x="1.7051in" svg:y="0.0201in" svg:viewBox="0 0 16 386" svg:d="M16 14c0-7 0-14-7-14-9 0-9 7-9 14 0 119 0 239 0 358 0 7 0 14 9 14 7 0 7-7 7-14 0-119 0-239 0-358z"><text:p/></draw:path><draw:path draw:style-name="gr3" draw:text-style-name="P6" svg:width="0.0677in" svg:height="0.1047in" svg:x="1.7803in" svg:y="0.0291in" svg:viewBox="0 0 173 267" svg:d="M173 13c0-12-1-13-15-13-48 0-95 0-144 0-6 0-14 0-14 8 0 7 8 7 14 7 48 0 96 0 143 0 0 37 0 73 0 111-46 0-92 0-138 0-7 0-14-1-14 7s7 9 14 9c46 0 92 0 138 0 0 37 0 73 0 111-47 0-95 0-143 0-6 0-14 0-14 6 0 8 8 8 14 8 49 0 96 0 144 0 14 0 15-1 15-13 0-80 0-160 0-241z"><text:p/></draw:path><draw:path draw:style-name="gr3" draw:text-style-name="P6" svg:width="0.0618in" svg:height="0.1094in" svg:x="1.863in" svg:y="0.0264in" svg:viewBox="0 0 158 279" svg:d="M86 106c-49 11-86 62-86 109 0 36 24 64 60 64 47 0 79-61 79-114 0-35-16-55-29-71-14-18-37-47-37-64 0-9 7-18 22-18 11 0 18 6 27 10 8 6 15 10 21 10 10 0 15-9 15-15 0-9-6-10-19-13-21-4-26-4-32-4-31 0-44 17-44 40 0 21 11 42 23 66zM90 115c10 17 21 38 21 66 0 25-14 89-51 89-20 0-36-16-36-45 0-24 14-97 66-110z"><text:p/></draw:path><draw:path draw:style-name="gr3" draw:text-style-name="P6" svg:width="0.0925in" svg:height="0.0878in" svg:x="1.9843in" svg:y="0.0528in" svg:viewBox="0 0 236 224" svg:d="M229 120c4-1 7-3 7-8s-3-6-7-8c-72-35-142-68-214-102-5-2-6-2-7-2-4 0-8 3-8 8 0 3 2 5 8 7 68 32 135 66 203 97-68 32-135 64-203 96-6 3-8 5-8 8 0 5 4 8 8 8 1 0 2 0 7-2 72-35 142-69 214-102z"><text:p/></draw:path><draw:path draw:style-name="gr3" draw:text-style-name="P6" svg:width="0.0638in" svg:height="0.1039in" svg:x="2.1382in" svg:y="0.0331in" svg:viewBox="0 0 163 265" svg:d="M163 133c0-30-2-61-16-90-17-37-49-43-66-43-23 0-51 10-67 45-12 28-14 58-14 88 0 29 1 64 18 94 16 30 44 38 63 38 21 0 50-8 67-44 13-27 15-57 15-88zM81 256c-15 0-38-8-45-45-4-24-4-60-4-82 0-25 0-51 3-72 8-46 36-49 46-49 12 0 38 7 45 45 5 22 5 52 5 76 0 29 0 55-5 79-5 38-28 48-45 48z"><text:p/></draw:path><draw:path draw:style-name="gr3" draw:text-style-name="P6" svg:width="0.0157in" svg:height="0.0157in" svg:x="2.2213in" svg:y="0.1177in" svg:viewBox="0 0 41 41" svg:d="M41 21c0-11-9-21-20-21s-21 10-21 21 10 20 21 20 20-9 20-20z"><text:p/></draw:path><draw:path draw:style-name="gr3" draw:text-style-name="P6" svg:width="0.0846in" svg:height="0.1083in" svg:x="2.2504in" svg:y="0.0291in" svg:viewBox="0 0 216 276" svg:d="M213 14c3-4 3-5 3-6 0-5-4-8-8-8-6 0-8 4-9 9-11 28-21 56-32 85-39 0-78 0-118 0-11-29-20-57-31-85-3-6-5-9-9-9-5 0-9 3-9 8 1 2 0 1 3 6 32 84 64 169 96 253 2 5 4 9 9 9s7-5 9-8c31-84 64-169 96-254zM55 109c35 0 70 0 106 0-18 45-36 92-53 138-18-46-35-93-53-138z"><text:p/></draw:path><draw:path draw:style-name="gr3" draw:text-style-name="P6" svg:width="0.0752in" svg:height="0.0685in" svg:x="2.3398in" svg:y="0.0673in" svg:viewBox="0 0 192 175" svg:d="M118 54c2-10 11-45 38-45 2 0 11 0 19 4-10 2-18 12-18 21 0 7 4 15 15 15 8 0 20-8 20-24 0-19-23-25-36-25-22 0-35 21-41 30-8-26-29-30-41-30-40 0-62 50-62 60 0 4 3 4 4 4 4 0 5-1 6-4 13-41 38-51 52-51 6 0 21 3 21 25 0 12-7 39-21 93-7 24-20 40-38 40-2 0-11 0-18-5 9-2 17-10 17-21s-8-13-14-13c-11 0-21 10-21 22 0 18 19 25 36 25 26 0 40-26 41-29 4 14 19 29 42 29 39 0 61-49 61-59 0-4-3-4-4-4-3 0-4 2-6 4-12 42-38 51-50 51-16 0-22-13-22-26 0-8 2-16 6-34 5-18 9-35 14-53z"><text:p/></draw:path><draw:path draw:style-name="gr3" draw:text-style-name="P6" svg:width="0.076in" svg:height="0.0878in" svg:x="2.4768in" svg:y="0.0528in" svg:viewBox="0 0 194 224" svg:d="M180 120c7 0 14 0 14-8 0-7-7-7-14-7-55 0-109 0-164 0 5-53 49-90 104-90 20 0 41 0 60 0 7 0 14 0 14-7 0-8-7-8-14-8-21 0-40 0-61 0-66 0-119 50-119 112s53 112 119 112c21 0 40 0 61 0 7 0 14 0 14-8s-7-8-14-8c-19 0-40 0-60 0-55 0-99-36-104-88 55 0 109 0 164 0z"><text:p/></draw:path><draw:path draw:style-name="gr3" draw:text-style-name="P6" svg:width="0.0346in" svg:height="0.1516in" svg:x="2.6232in" svg:y="0.0201in" svg:viewBox="0 0 89 386" svg:d="M89 383c0-3 0-3-7-9-48-49-60-121-60-180 0-68 15-136 63-183 4-5 4-5 4-7 0-3-1-4-3-4-5 0-39 26-62 75-20 43-24 86-24 119 0 30 4 75 25 119 23 48 56 73 61 73 2 0 3-1 3-3z"><text:p/></draw:path><draw:path draw:style-name="gr3" draw:text-style-name="P6" svg:width="0.0925in" svg:height="0.0055in" svg:x="2.6799in" svg:y="0.0937in" svg:viewBox="0 0 236 15" svg:d="M222 15c7 0 14 0 14-7 0-8-7-8-14-8-69 0-140 0-209 0-6 0-13 0-13 8 0 7 7 7 13 7 69 0 140 0 209 0z"><text:p/></draw:path><draw:path draw:style-name="gr3" draw:text-style-name="P6" svg:width="0.0618in" svg:height="0.1094in" svg:x="2.7921in" svg:y="0.0264in" svg:viewBox="0 0 158 279" svg:d="M86 106c-49 11-86 62-86 109 0 36 24 64 60 64 46 0 79-61 79-114 0-35-16-55-29-71-14-18-37-47-37-64 0-9 7-18 22-18 11 0 18 6 27 10 8 6 15 10 21 10 10 0 15-9 15-15 0-9-6-10-19-13-21-4-27-4-32-4-31 0-44 17-44 40 0 21 11 42 23 66zM90 115c10 17 21 38 21 66 0 25-14 89-51 89-20 0-36-16-36-45 0-24 14-97 66-110z"><text:p/></draw:path><draw:path draw:style-name="gr3" draw:text-style-name="P6" svg:width="0.0173in" svg:height="0.0453in" svg:x="2.8634in" svg:y="0.1177in" svg:viewBox="0 0 45 116" svg:d="M45 41c0-26-9-41-24-41-13 0-21 10-21 21 0 10 8 20 21 20 4 0 10-1 13-5 1-1 1-1 2-1 0 2 1 0 1 6 0 28-14 52-26 65-4 3-4 4-4 5 0 4 2 5 3 5 4 0 35-30 35-75z"><text:p/></draw:path><draw:path draw:style-name="gr3" draw:text-style-name="P6" svg:width="0.0618in" svg:height="0.1094in" svg:x="2.9248in" svg:y="0.0264in" svg:viewBox="0 0 158 279" svg:d="M86 106c-49 11-86 62-86 109 0 36 24 64 60 64 47 0 79-61 79-114 0-35-16-55-29-71-14-18-37-47-37-64 0-9 7-18 22-18 11 0 18 6 27 10 8 6 15 10 21 10 10 0 15-9 15-15 0-9-6-10-19-13-20-4-26-4-32-4-30 0-44 17-44 40 0 21 11 42 23 66zM90 115c10 17 22 38 22 66 0 25-15 89-52 89-20 0-36-16-36-45 0-24 14-97 66-110z"><text:p/></draw:path><draw:path draw:style-name="gr3" draw:text-style-name="P6" svg:width="0.0346in" svg:height="0.1516in" svg:x="3.0004in" svg:y="0.0201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157in" svg:height="0.0157in" svg:x="3.0642in" svg:y="0.1177in" svg:viewBox="0 0 41 41" svg:d="M41 21c0-11-10-21-21-21s-20 10-20 21 9 20 20 20 21-9 21-20z"><text:p/></draw:path><draw:path draw:style-name="gr3" draw:text-style-name="P6" svg:width="0.0752in" svg:height="0.1378in" svg:x="3.1012in" svg:y="0.0268in" svg:viewBox="0 0 192 351" svg:d="M121 118c11 0 22 0 33 0 8 0 12 0 12-8 0-4-4-4-11-4-11 0-21 0-32 0 2-16 6-30 8-44 2-8 8-36 10-41 3-7 10-12 17-12 3 0 12 0 20 6-17 2-21 16-21 21 0 9 7 14 15 14 9 0 20-9 20-24 0-17-17-26-34-26-13 0-37 7-48 45-2 8-3 12-13 61-9 0-18 0-27 0-7 0-12 0-12 8 0 4 5 4 11 4 9 0 17 0 26 0-10 51-19 101-29 152-7 38-13 73-34 73-1 0-11 0-18-8 18-1 21-14 21-21 0-9-6-13-14-13-10 0-21 9-21 23 0 18 16 27 32 27 22 0 37-22 44-38 12-24 22-69 22-73 8-40 15-81 23-122z"><text:p/></draw:path><draw:path draw:style-name="gr3" draw:text-style-name="P6" svg:width="0.0346in" svg:height="0.1516in" svg:x="3.1992in" svg:y="0.0201in" svg:viewBox="0 0 89 386" svg:d="M89 383c0-3 0-3-7-9-48-49-60-121-60-180 0-68 14-136 63-183 4-5 4-5 4-7 0-3-1-4-3-4-5 0-39 26-62 75-20 43-24 86-24 119 0 30 4 75 25 119 23 48 56 73 61 73 2 0 3-1 3-3z"><text:p/></draw:path><draw:path draw:style-name="gr3" draw:text-style-name="P6" svg:width="0.0752in" svg:height="0.0685in" svg:x="3.2476in" svg:y="0.0673in" svg:viewBox="0 0 192 175" svg:d="M118 54c2-10 11-45 38-45 1 0 11 0 19 4-11 2-19 12-19 21 0 7 5 15 16 15 7 0 20-8 20-24 0-19-23-25-36-25-22 0-36 21-41 30-9-26-30-30-41-30-40 0-62 50-62 60 0 4 3 4 4 4 4 0 5-1 5-4 13-41 39-51 52-51 7 0 20 3 20 25 0 12-6 39-20 93-6 24-19 40-37 40-2 0-11 0-18-5 8-2 17-10 17-21s-9-13-14-13c-12 0-21 10-21 22 0 18 19 25 36 25 26 0 40-26 41-29 4 14 18 29 42 29 39 0 61-49 61-59 0-4-3-4-4-4-4 0-4 2-6 4-13 42-38 51-51 51-15 0-21-13-21-26 0-8 2-16 6-34 5-18 9-35 14-53z"><text:p/></draw:path><draw:path draw:style-name="gr3" draw:text-style-name="P6" svg:width="0.035in" svg:height="0.1516in" svg:x="3.3386in" svg:y="0.0201in" svg:viewBox="0 0 90 386" svg:d="M90 194c0-31-4-77-25-121-23-48-57-73-61-73-2 0-4 1-4 4 0 2 0 2 8 9 37 38 60 99 60 181 0 65-14 132-63 182-5 4-5 4-5 7 0 2 2 3 4 3 4 0 39-26 62-75 20-43 24-85 24-117z"><text:p/></draw:path><draw:path draw:style-name="gr3" draw:text-style-name="P6" svg:width="0.1008in" svg:height="0.0358in" svg:x="3.4398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693in" svg:height="0.098in" svg:x="3.5945in" svg:y="0.0673in" svg:viewBox="0 0 177 250" svg:d="M176 25c0-2 1-4 1-6 0-7-4-11-11-11-4 0-14 3-15 16-8-14-21-24-37-24-44 0-92 54-92 110 0 39 24 61 52 61 23 0 40-18 45-22-8 35-13 51-13 52-2 3-15 42-55 42-8 0-20-1-31-5 11-3 15-13 15-20 0-6-4-14-14-14-9 0-21 8-21 23 0 16 14 23 52 23 48 0 76-29 81-53 14-57 29-114 43-172zM125 121c-2 10-11 20-19 28-8 7-20 14-31 14-20 0-26-21-26-36 0-19 11-64 22-84 10-19 27-34 43-34 26 0 31 31 31 33s0 4-1 5c-7 25-12 49-19 74z"><text:p/></draw:path><draw:path draw:style-name="gr3" draw:text-style-name="P6" svg:width="0.0346in" svg:height="0.1516in" svg:x="3.6854in" svg:y="0.0201in" svg:viewBox="0 0 89 386" svg:d="M89 383c0-3 0-3-7-9-48-49-60-121-60-180 0-68 14-136 63-183 4-5 4-5 4-7 0-3-1-4-3-4-5 0-40 26-62 75-20 43-24 86-24 119 0 30 3 75 25 119 23 48 56 73 61 73 2 0 3-1 3-3z"><text:p/></draw:path><draw:path draw:style-name="gr3" draw:text-style-name="P6" svg:width="0.0752in" svg:height="0.0685in" svg:x="3.7339in" svg:y="0.0673in" svg:viewBox="0 0 192 175" svg:d="M118 54c2-10 11-45 38-45 1 0 11 0 19 4-11 2-19 12-19 21 0 7 5 15 16 15 7 0 20-8 20-24 0-19-23-25-36-25-22 0-36 21-41 30-9-26-30-30-41-30-40 0-62 50-62 60 0 4 3 4 4 4 4 0 5-1 5-4 13-41 38-51 52-51 7 0 20 3 20 25 0 12-6 39-20 93-6 24-20 40-37 40-2 0-11 0-20-5 10-2 19-10 19-21s-9-13-14-13c-12 0-21 10-21 22 0 18 19 25 36 25 26 0 40-26 41-29 4 14 18 29 42 29 39 0 61-49 61-59 0-4-3-4-4-4-4 0-4 2-6 4-13 42-39 51-51 51-15 0-21-13-21-26 0-8 2-16 6-34 5-18 9-35 14-53z"><text:p/></draw:path><draw:path draw:style-name="gr3" draw:text-style-name="P6" svg:width="0.035in" svg:height="0.1516in" svg:x="3.8248in" svg:y="0.0201in" svg:viewBox="0 0 90 386" svg:d="M90 194c0-31-4-77-25-121-23-48-57-73-61-73-2 0-4 1-4 4 0 2 0 2 8 9 37 38 59 99 59 181 0 65-14 132-62 182-5 4-5 4-5 7 0 2 2 3 4 3 4 0 39-26 62-75 20-43 24-85 24-117z"><text:p/></draw:path><draw:path draw:style-name="gr3" draw:text-style-name="P6" svg:width="0.0535in" svg:height="0.1819in" svg:x="3.8929in" svg:y="0.0055in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p text:style-name="P35">צ.ל.: <text:span text:style-name="T3"><draw:g text:anchor-type="as-char" svg:y="-0.1047in" draw:z-index="180" draw:name="Shape184" draw:style-name="gr1"><svg:title>TexMaths</svg:title><svg:desc>11§display§R_3§svg§600§FALSE§</svg:desc><draw:path draw:style-name="gr2" draw:text-style-name="P5" svg:width="0.1543in" svg:height="0.1122in" svg:x="0.0016in" svg:y="0.0079in" svg:viewBox="0 0 393 286" svg:d="M197 286c-66 0-131 0-197 0 0-95 0-190 0-286 131 0 261 0 393 0 0 96 0 191 0 286-65 0-130 0-196 0z"><text:p/></draw:path><draw:path draw:style-name="gr3" draw:text-style-name="P6" svg:width="0.1079in" svg:height="0.1063in" svg:x="0.0004in" svg:y="0in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3" draw:text-style-name="P6" svg:width="0.0488in" svg:height="0.072in" svg:x="0.115in" svg:y="0.0559in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3"><text:s/>יחס שקילות</text:span></text:p>
      <text:p text:style-name="P35">הוכחה: </text:p>
      <text:list text:style-name="L7">
        <text:list-item>
          <text:p text:style-name="P38"><text:span text:style-name="T3">טרנזיטיביות: </text:span><text:span text:style-name="T8">יהי </text:span><text:span text:style-name="T8"><draw:g text:anchor-type="as-char" svg:y="-0.1075in" draw:z-index="182" draw:name="Shape185" draw:style-name="gr1"><svg:title>TexMaths</svg:title><svg:desc>11§display§f \colon R \to R§svg§600§FALSE§</svg:desc><draw:path draw:style-name="gr2" draw:text-style-name="P5" svg:width="0.6531in" svg:height="0.122in" svg:x="0in" svg:y="0.0075in" svg:viewBox="0 0 1660 311" svg:d="M0 0c554 0 1106 0 1660 0 0 103 0 208 0 311-554 0-1106 0-1660 0 0-103 0-208 0-311z"><text:p/></draw:path><draw:path draw:style-name="gr3" draw:text-style-name="P6" svg:width="0.0756in" svg:height="0.1378in" svg:x="0.0004in" svg:y="0in" svg:viewBox="0 0 193 351" svg:d="M121 118c11 0 22 0 33 0 8 0 12 0 12-8 0-4-4-4-11-4-11 0-21 0-32 0 2-15 6-30 8-44 2-8 8-36 10-40 3-8 10-13 17-13 3 0 13 0 19 6-16 1-20 16-20 21 0 9 7 13 15 13 10 0 21-7 21-23 0-17-18-26-35-26-13 0-37 7-48 45-2 8-3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" draw:text-style-name="P6" svg:width="0.0157in" svg:height="0.065in" svg:x="0.113in" svg:y="0.0429in" svg:viewBox="0 0 41 166" svg:d="M41 21c0-12-8-21-20-21-11 0-21 10-21 21 0 12 10 20 21 20 12 0 20-9 20-20zM41 146c0-12-8-21-20-21-11 0-21 10-21 21 0 12 10 20 21 20 12 0 20-9 20-20z"><text:p/></draw:path><draw:path draw:style-name="gr3" draw:text-style-name="P6" svg:width="0.1079in" svg:height="0.1067in" svg:x="0.1992in" svg:y="0.0047in" svg:viewBox="0 0 275 272" svg:d="M129 26c2-10 3-13 11-14 3 0 15 0 23 0 27 0 70 0 70 37 0 14-5 40-21 55-9 10-30 22-65 22-14 0-29 0-44 0 9-33 17-67 26-100zM185 132c38-9 85-35 85-75 0-33-36-57-86-57-37 0-74 0-110 0-8 0-11 0-11 8 0 4 3 4 11 4 4 0 7 0 14 0 7 1 11 1 11 7 0 1-1 2-2 7-18 70-34 138-52 207-3 14-4 18-35 18-7 0-10 0-10 7 0 5 4 5 6 5 9 0 37-1 48-1s38 1 48 1c4 0 8 0 8-8 0-4-3-4-10-4-14 0-25 0-25-7 0-2 1-4 1-7 9-34 16-68 25-102 16 0 31 0 46 0 36 0 42 22 42 35 0 6-3 18-5 27-2 11-6 25-6 33 0 42 47 42 51 42 33 0 46-40 46-44 0-6-3-6-4-6-4 0-5 3-5 6-10 28-26 35-35 35-13 0-15-9-15-23 0-12 2-32 3-44 1-6 2-13 2-19 0-30-26-42-36-45z"><text:p/></draw:path><draw:path draw:style-name="gr3" draw:text-style-name="P6" svg:width="0.1343in" svg:height="0.0787in" svg:x="0.3606in" svg:y="0.0291in" svg:viewBox="0 0 342 201" svg:d="M300 109c-20 15-31 32-35 36-16 27-20 51-20 52 0 4 5 4 8 4 7 0 7-1 9-7 9-38 31-71 75-88 4-2 5-2 5-5 0-2-1-3-2-4-18-7-64-27-79-92-1-4-1-5-8-5-3 0-8 0-8 4 0 1 4 26 20 51 8 12 19 25 35 37-95 0-191 0-287 0-6 0-13 1-13 9 0 9 7 8 13 8 96 0 192 0 287 0z"><text:p/></draw:path><draw:path draw:style-name="gr3" draw:text-style-name="P6" svg:width="0.1083in" svg:height="0.1067in" svg:x="0.5524in" svg:y="0.0047in" svg:viewBox="0 0 276 272" svg:d="M130 26c2-10 3-13 10-14 4 0 16 0 24 0 28 0 70 0 70 37 0 14-6 40-22 55-9 10-29 22-65 22-14 0-28 0-42 0 8-33 16-67 25-100zM185 132c40-9 85-35 85-75 0-33-34-57-85-57-36 0-74 0-110 0-8 0-11 0-11 8 0 4 3 4 10 4 1 0 9 0 15 0 7 1 10 1 10 7 0 1 0 2-1 7-18 70-34 138-52 207-4 14-4 18-35 18-8 0-11 0-11 7 0 5 4 5 6 5 11 0 38-1 48-1 11 0 38 1 49 1 4 0 8 0 8-8 0-4-3-4-11-4-14 0-25 0-25-7 0-2 1-4 1-7 9-34 18-68 26-102 16 0 30 0 45 0 36 0 43 22 43 35 0 6-3 18-5 27-3 11-7 25-7 33 0 42 47 42 52 42 33 0 46-40 46-44 0-6-3-4-4-6-3 0-5 3-6 6-10 28-26 35-35 35-12 0-15-9-15-23 0-12 2-32 4-44 0-6 1-13 1-19 0-30-25-42-36-45z"><text:p/></draw:path></draw:g></text:span><text:span text:style-name="T8">, צ.ל. </text:span><text:span text:style-name="T8"><draw:g text:anchor-type="as-char" svg:y="-0.1134in" draw:z-index="183" draw:name="Shape186" draw:style-name="gr1"><svg:title>TexMaths</svg:title><svg:desc>11§display§\la f, f \ra \in R_3§svg§600§FALSE§</svg:desc><draw:path draw:style-name="gr2" draw:text-style-name="P5" svg:width="0.6992in" svg:height="0.1358in" svg:x="0.0004in" svg:y="0.0071in" svg:viewBox="0 0 1777 346" svg:d="M889 346c-297 0-593 0-889 0 0-116 0-230 0-346 592 0 1185 0 1777 0 0 116 0 230 0 346-296 0-592 0-888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76in" svg:height="0.1374in" svg:x="0.0598in" svg:y="0.0067in" svg:viewBox="0 0 194 350" svg:d="M122 118c11 0 22 0 33 0 8 0 11 0 11-8 0-4-3-4-10-4-11 0-21 0-32 0 3-16 6-30 8-44 2-8 8-36 10-40 3-8 10-13 18-13 2 0 12 0 18 6-16 2-21 16-21 21 0 9 8 14 15 14 10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173in" svg:height="0.0453in" svg:x="0.1472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756in" svg:height="0.1374in" svg:x="0.2102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39in" svg:height="0.1512in" svg:x="0.3012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6" svg:width="0.076in" svg:height="0.087in" svg:x="0.4063in" svg:y="0.0307in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3" draw:text-style-name="P6" svg:width="0.1083in" svg:height="0.1063in" svg:x="0.5437in" svg:y="0.0098in" svg:viewBox="0 0 276 271" svg:d="M129 26c3-9 4-13 11-14 3 0 16 0 24 0 27 0 70 0 70 38 0 13-6 39-22 55-10 10-29 22-65 22-14 0-28 0-42 0 7-35 16-68 24-101zM185 132c38-9 85-35 85-75 0-33-34-57-85-57-36 0-74 0-110 0-8 0-12 0-12 8 0 4 4 4 11 4 1 0 9 0 15 0 7 1 10 1 10 7 0 1 0 2-1 7-18 69-34 138-52 206-4 15-5 18-35 18-8 0-11 0-11 8 0 4 4 4 6 4 11 0 37-1 48-1s38 1 49 1c4 0 8 0 8-8 0-4-3-4-11-4-14 0-25 0-25-7 0-2 1-4 1-6 9-33 18-67 26-102 16 0 30 0 45 0 36 0 43 22 43 36 0 5-3 17-5 26-3 10-7 24-7 32 0 42 47 42 52 42 33 0 46-40 46-44 0-6-3-3-4-6-3 0-5 4-6 6-10 28-26 35-35 35-12 0-15-9-15-23 0-12 2-31 4-43 0-6 1-13 1-19 0-29-25-42-36-45z"><text:p/></draw:path><draw:path draw:style-name="gr3" draw:text-style-name="P6" svg:width="0.0484in" svg:height="0.0724in" svg:x="0.6591in" svg:y="0.0661in" svg:viewBox="0 0 124 185" svg:d="M59 89c21 0 36 14 36 43 0 34-19 44-34 44-11 0-36-3-47-19 12-1 16-9 16-15 0-9-7-15-16-15-6 0-14 5-14 16 0 25 28 42 61 42 37 0 63-25 63-53 0-21-17-42-47-48 29-10 39-30 39-47 0-22-26-37-55-37-31 0-53 14-53 36 0 9 6 15 14 15 9 0 14-7 14-15 0-7-5-13-14-14 10-11 29-14 39-14 12 0 28 5 28 29 0 11-3 24-11 32-9 10-16 11-30 11-6 1-6 1-8 1-1 2-3 2-3 4 0 4 3 4 7 4 6 0 10 0 15 0z"><text:p/></draw:path></draw:g></text:span><text:span text:style-name="T8">. לפי עקרון ההפרדה, צ.ל. קיום </text:span><text:span text:style-name="T8"><draw:g text:anchor-type="as-char" svg:y="-0.1075in" draw:z-index="186" draw:name="Shape187" draw:style-name="gr1"><svg:title>TexMaths</svg:title><svg:desc>11§display§\delta &gt; 0§svg§600§FALSE§</svg:desc><draw:path draw:style-name="gr2" draw:text-style-name="P5" svg:width="0.3295in" svg:height="0.0976in" svg:x="0.0016in" svg:y="0.0075in" svg:viewBox="0 0 838 249" svg:d="M0 0c279 0 558 0 838 0 0 83 0 166 0 249-280 0-559 0-838 0 0-83 0-166 0-249z"><text:p/></draw:path><draw:path draw:style-name="gr3" draw:text-style-name="P6" svg:width="0.0618in" svg:height="0.1087in" svg:x="0.0004in" svg:y="0in" svg:viewBox="0 0 158 277" svg:d="M86 106c-49 11-86 60-86 106 0 38 24 65 60 65 46 0 77-60 77-113 0-34-15-53-28-70-13-18-36-47-36-64 0-8 7-18 20-18s20 6 28 11 15 9 22 9c9 0 15-9 15-15 0-8-6-9-21-13-19-4-25-4-30-4-31 0-44 17-44 40 0 21 11 43 23 66zM90 114c10 18 21 38 21 65 0 26-14 90-51 90-20 0-36-16-36-46 0-24 14-95 66-109z"><text:p/></draw:path><draw:path draw:style-name="gr3" draw:text-style-name="P6" svg:width="0.0925in" svg:height="0.087in" svg:x="0.122in" svg:y="0.026in" svg:viewBox="0 0 236 222" svg:d="M229 120c4-2 7-4 7-9s-3-6-7-8c-72-34-143-67-215-101-4-2-5-2-6-2-5 0-8 3-8 8 0 3 2 5 8 9 67 31 135 62 202 94-67 32-135 63-202 95-6 3-8 5-8 9s3 7 8 7c1 0 2 0 6-2 72-33 143-67 215-100z"><text:p/></draw:path><draw:path draw:style-name="gr3" draw:text-style-name="P6" svg:width="0.0638in" svg:height="0.1035in" svg:x="0.2752in" svg:y="0.0075in" svg:viewBox="0 0 163 264" svg:d="M163 133c0-31-2-61-16-90-17-37-49-43-66-43-23 0-50 10-67 45-12 28-14 57-14 88 0 28 2 63 18 92 16 31 45 39 63 39 21 0 51-9 67-45 13-26 15-56 15-86zM81 255c-15 0-37-10-45-46-4-23-4-59-4-80 0-26 0-51 3-72 8-45 36-49 46-49 14 0 39 7 45 45 5 22 5 52 5 76 0 27 0 54-5 78-5 36-27 48-45 48z"><text:p/></draw:path></draw:g></text:span><text:span text:style-name="T8"><text:s/>עבורו יהי </text:span><text:span text:style-name="T8"><draw:g text:anchor-type="as-char" svg:y="-0.1134in" draw:z-index="187" draw:name="Shape188" draw:style-name="gr1"><svg:title>TexMaths</svg:title><svg:desc>11§display§x \in (-\delta, \delta)§svg§600§FALSE§</svg:desc><draw:path draw:style-name="gr2" draw:text-style-name="P5" svg:width="0.6839in" svg:height="0.1358in" svg:x="0.0039in" svg:y="0.0071in" svg:viewBox="0 0 1738 346" svg:d="M870 346c-290 0-580 0-870 0 0-116 0-230 0-346 580 0 1158 0 1738 0 0 116 0 230 0 346-289 0-579 0-868 0z"><text:p/></draw:path><draw:path draw:style-name="gr3" draw:text-style-name="P6" svg:width="0.0752in" svg:height="0.0685in" svg:x="0.0004in" svg:y="0.0453in" svg:viewBox="0 0 192 175" svg:d="M119 54c2-10 11-45 37-45 2 0 11 0 20 4-11 2-19 12-19 21 0 7 5 14 15 14 8 0 20-7 20-23 0-19-22-25-35-25-23 0-36 21-40 30-10-26-31-30-42-30-41 0-63 50-63 59 0 5 5 5 6 5 2 0 3-1 4-5 13-40 39-50 52-50 7 0 21 3 21 25 0 12-7 39-21 93-6 24-20 39-37 39-2 0-11 0-19-4 10-2 18-10 18-21s-9-13-14-13c-12 0-22 10-22 22 0 17 20 25 36 25 27 0 40-27 41-30 6 15 19 30 42 30 39 0 61-49 61-59 0-4-3-4-4-4-3 0-4 1-4 4-14 41-40 50-52 50-15 0-21-12-21-25 0-9 2-17 7-34 4-18 8-35 13-53z"><text:p/></draw:path><draw:path draw:style-name="gr3" draw:text-style-name="P6" svg:width="0.0752in" svg:height="0.087in" svg:x="0.1382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346in" svg:height="0.1512in" svg:x="0.2843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0925in" svg:height="0.0063in" svg:x="0.3409in" svg:y="0.0717in" svg:viewBox="0 0 236 17" svg:d="M222 17c7 0 14-2 14-9 0-8-7-8-14-8-69 0-139 0-209 0-6 0-13 0-13 8 0 7 7 9 13 9 70 0 140 0 209 0z"><text:p/></draw:path><draw:path draw:style-name="gr3" draw:text-style-name="P6" svg:width="0.0618in" svg:height="0.1087in" svg:x="0.4528in" svg:y="0.0043in" svg:viewBox="0 0 158 277" svg:d="M86 106c-49 11-86 61-86 106 0 38 24 65 60 65 46 0 77-60 77-112 0-35-15-55-28-71-13-18-36-47-36-64 0-8 7-18 20-18s20 6 28 11 15 9 22 9c9 0 15-9 15-15 0-8-6-9-21-13-19-4-25-4-30-4-31 0-44 17-44 40 0 21 11 43 23 66zM90 115c10 17 21 38 21 66 0 25-14 89-51 89-20 0-37-17-37-46 0-24 14-96 67-109z"><text:p/></draw:path><draw:path draw:style-name="gr3" draw:text-style-name="P6" svg:width="0.0173in" svg:height="0.0453in" svg:x="0.524in" svg:y="0.0972in" svg:viewBox="0 0 45 116" svg:d="M45 41c0-26-10-41-24-41-13 0-21 10-21 21 0 10 8 20 21 20 4 0 9-1 13-5 1-1 1-1 2-1 0 2 0 0 0 6 0 28-14 50-26 64-4 3-3 5-3 6 0 2 1 5 3 5 4 0 35-30 35-75z"><text:p/></draw:path><draw:path draw:style-name="gr3" draw:text-style-name="P6" svg:width="0.0618in" svg:height="0.1087in" svg:x="0.585in" svg:y="0.0043in" svg:viewBox="0 0 158 277" svg:d="M86 106c-49 11-86 61-86 106 0 38 24 65 61 65 45 0 76-60 76-112 0-35-15-55-28-71-13-18-36-47-36-64 0-8 7-18 21-18 12 0 19 6 27 11s15 9 22 9c9 0 15-9 15-15 0-8-6-9-21-13-19-4-25-4-30-4-31 0-44 17-44 40 0 21 11 43 23 66zM90 115c10 17 21 38 21 66 0 25-14 89-50 89-21 0-38-17-38-46 0-24 14-96 67-109z"><text:p/></draw:path><draw:path draw:style-name="gr3" draw:text-style-name="P6" svg:width="0.035in" svg:height="0.1512in" svg:x="0.660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8">, מתקיים </text:span><text:span text:style-name="T8"><draw:g text:anchor-type="as-char" svg:y="-0.1134in" draw:z-index="184" draw:name="Shape189" draw:style-name="gr1"><svg:title>TexMaths</svg:title><svg:desc>11§display§f(x) = f(x)§svg§600§FALSE§</svg:desc><draw:path draw:style-name="gr2" draw:text-style-name="P5" svg:width="0.7634in" svg:height="0.1354in" svg:x="0.0004in" svg:y="0.0071in" svg:viewBox="0 0 1940 345" svg:d="M0 0c647 0 1294 0 1940 0 0 115 0 230 0 345-646 0-1293 0-1940 0 0-115 0-230 0-345z"><text:p/></draw:path><draw:path draw:style-name="gr3" draw:text-style-name="P6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6" svg:width="0.0346in" svg:height="0.1508in" svg:x="0.098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0681in" svg:x="0.1472in" svg:y="0.0453in" svg:viewBox="0 0 192 174" svg:d="M118 54c2-10 11-46 38-46 1 0 11 0 19 5-11 2-19 12-19 21 0 7 5 13 16 13 7 0 20-6 20-22 0-19-23-25-36-25-22 0-36 20-41 29-9-26-30-29-41-29-40 0-62 50-62 59 0 4 3 4 4 4 4 0 5-1 5-5 13-40 38-50 52-50 7 0 20 4 20 26 0 12-6 38-20 92-6 24-20 40-37 40-2 0-11 0-20-5 10-2 19-10 19-21 0-10-9-13-14-13-12 0-21 10-21 22 0 17 19 25 36 25 26 0 39-26 41-29 4 15 18 29 41 29 40 0 62-50 62-59 0-4-3-4-5-4-3 0-3 1-5 5-13 40-39 50-51 50-16 0-21-13-21-25 0-9 2-18 7-34 4-18 8-35 13-53z"><text:p/></draw:path><draw:path draw:style-name="gr3" draw:text-style-name="P6" svg:width="0.035in" svg:height="0.1508in" svg:x="0.2382in" svg:y="0in" svg:viewBox="0 0 90 384" svg:d="M90 193c0-30-4-77-25-120-24-48-57-73-61-73-2 0-4 1-4 3 0 3 0 3 8 10 37 38 59 99 59 180 0 65-14 132-62 181-5 5-5 5-5 6 0 3 2 4 4 4 4 0 39-26 62-75 20-43 24-85 24-116z"><text:p/></draw:path><draw:path draw:style-name="gr3" draw:text-style-name="P6" svg:width="0.1008in" svg:height="0.035in" svg:x="0.33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in" svg:x="0.4992in" svg:y="0.0071in" svg:viewBox="0 0 192 349" svg:d="M121 118c11 0 22 0 33 0 8 0 12 0 12-9 0-3-4-3-11-3-11 0-21 0-32 0 3-16 6-30 9-44 1-9 7-36 9-41 3-7 10-13 18-13 2 0 11 0 19 7-17 2-21 15-21 21 0 9 7 14 15 14 10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6" svg:width="0.0346in" svg:height="0.1508in" svg:x="0.5972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756in" svg:height="0.0681in" svg:x="0.6457in" svg:y="0.0453in" svg:viewBox="0 0 193 174" svg:d="M118 54c2-10 11-46 38-46 2 0 11 0 19 5-10 2-18 12-18 21 0 7 4 13 15 13 8 0 21-6 21-22 0-19-24-25-37-25-22 0-36 20-40 29-10-26-30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5 0-21-13-21-25 0-9 2-18 7-34 4-18 8-35 13-53z"><text:p/></draw:path><draw:path draw:style-name="gr3" draw:text-style-name="P6" svg:width="0.035in" svg:height="0.1508in" svg:x="0.7366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">. נבחר </text:span><text:span text:style-name="T8"><draw:g text:anchor-type="as-char" svg:y="-0.1091in" draw:z-index="185" draw:name="Shape190" draw:style-name="gr1"><svg:title>TexMaths</svg:title><svg:desc>11§display§\delta = 1§svg§600§FALSE§</svg:desc><draw:path draw:style-name="gr2" draw:text-style-name="P5" svg:width="0.3236in" svg:height="0.0933in" svg:x="0.0016in" svg:y="0.0083in" svg:viewBox="0 0 823 238" svg:d="M412 238c-138 0-274 0-412 0 0-79 0-159 0-238 274 0 549 0 823 0 0 79 0 159 0 238-137 0-275 0-411 0z"><text:p/></draw:path><draw:path draw:style-name="gr3" draw:text-style-name="P6" svg:width="0.0622in" svg:height="0.1091in" svg:x="0.0004in" svg:y="0.0004in" svg:viewBox="0 0 159 278" svg:d="M86 105c-49 12-86 61-86 108 0 37 24 65 61 65 46 0 78-61 78-114 0-34-16-53-29-71-14-17-37-46-37-62 0-9 7-19 22-19 11 0 18 6 27 11 8 4 16 10 21 10 10 0 16-10 16-15 0-9-7-10-20-14-21-4-27-4-32-4-31 0-44 16-44 40 0 20 11 42 23 65zM90 114c10 18 21 39 21 65s-14 90-50 90c-21 0-37-16-37-45 0-24 15-96 66-110z"><text:p/></draw:path><draw:path draw:style-name="gr3" draw:text-style-name="P6" svg:width="0.1008in" svg:height="0.035in" svg:x="0.1185in" svg:y="0.0528in" svg:viewBox="0 0 257 90" svg:d="M243 15c7 0 14 0 14-7 0-8-7-8-13-8-78 0-155 0-232 0-5 0-12 0-12 8 0 7 7 7 13 7 77 0 153 0 230 0zM244 90c6 0 13 0 13-8 0-7-7-7-14-7-77 0-153 0-230 0-6 0-13 0-13 7 0 8 7 8 12 8 77 0 154 0 232 0z"><text:p/></draw:path><draw:path draw:style-name="gr3" draw:text-style-name="P6" svg:width="0.05in" svg:height="0.1004in" svg:x="0.2835in" svg:y="0.0075in" svg:viewBox="0 0 128 256" svg:d="M79 10c0-9 0-10-9-10-24 24-58 24-70 24 0 5 0 8 0 12 8 0 31 0 51-10 0 66 0 133 0 199 0 14-1 19-37 19-4 0-7 0-12 0 0 4 0 9 0 12 13-1 48-1 63-1s48 0 63 1c0-3 0-8 0-12-5 0-8 0-12 0-36 0-37-5-37-19 0-71 0-144 0-215z"><text:p/></draw:path></draw:g></text:span><text:span text:style-name="T8">, ומתוך היות </text:span><text:span text:style-name="T8"><draw:g text:anchor-type="as-char" svg:y="-0.1075in" draw:z-index="189" draw:name="Shape191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8"><text:s/>פונקציה, ובפרט ח"ע, אז </text:span><text:span text:style-name="T8"><draw:g text:anchor-type="as-char" svg:y="-0.1134in" draw:z-index="190" draw:name="Shape192" draw:style-name="gr1"><svg:title>TexMaths</svg:title><svg:desc>11§display§f(x) = f(x)§svg§600§FALSE§</svg:desc><draw:path draw:style-name="gr2" draw:text-style-name="P5" svg:width="0.7634in" svg:height="0.1354in" svg:x="0.0004in" svg:y="0.0071in" svg:viewBox="0 0 1940 345" svg:d="M0 0c647 0 1294 0 1940 0 0 115 0 230 0 345-646 0-1293 0-1940 0 0-115 0-230 0-345z"><text:p/></draw:path><draw:path draw:style-name="gr3" draw:text-style-name="P6" svg:width="0.0756in" svg:height="0.137in" svg:x="0.0008in" svg:y="0.0071in" svg:viewBox="0 0 193 349" svg:d="M121 118c11 0 22 0 33 0 8 0 12 0 12-9 0-3-4-3-11-3-11 0-21 0-32 0 2-16 6-30 8-44 2-9 8-36 10-41 3-7 10-13 17-13 3 0 12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46in" svg:height="0.1508in" svg:x="0.098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0681in" svg:x="0.1472in" svg:y="0.0453in" svg:viewBox="0 0 192 174" svg:d="M118 54c2-10 11-46 38-46 1 0 11 0 19 5-11 2-19 12-19 21 0 7 5 13 16 13 7 0 20-6 20-22 0-19-23-25-36-25-22 0-36 20-41 29-9-26-30-29-41-29-40 0-62 50-62 59 0 4 3 4 4 4 4 0 5-1 5-5 13-40 38-50 52-50 7 0 21 4 21 26 0 12-7 38-21 92-6 24-20 40-37 40-2 0-11 0-20-5 10-2 19-10 19-21 0-10-9-13-14-13-12 0-21 10-21 22 0 17 19 25 36 25 26 0 39-26 41-29 4 15 18 29 41 29 40 0 62-50 62-59 0-4-3-4-5-4-3 0-3 1-5 5-13 40-39 50-51 50-16 0-21-13-21-25 0-9 2-18 7-34 4-18 8-35 13-53z"><text:p/></draw:path><draw:path draw:style-name="gr3" draw:text-style-name="P6" svg:width="0.035in" svg:height="0.1508in" svg:x="0.2382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6" svg:width="0.1008in" svg:height="0.035in" svg:x="0.33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in" svg:x="0.4992in" svg:y="0.0071in" svg:viewBox="0 0 192 349" svg:d="M121 118c11 0 22 0 33 0 8 0 12 0 12-9 0-3-4-3-11-3-11 0-21 0-32 0 4-16 6-30 9-44 1-9 7-36 9-41 3-7 10-13 19-13 1 0 11 0 18 7-17 2-21 15-21 21 0 9 7 14 15 14 10 0 20-9 20-24 0-17-17-26-32-26-14 0-38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6" svg:width="0.0346in" svg:height="0.1508in" svg:x="0.5972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756in" svg:height="0.0681in" svg:x="0.6457in" svg:y="0.0453in" svg:viewBox="0 0 193 174" svg:d="M118 54c2-10 11-46 38-46 2 0 11 0 19 5-10 2-18 12-18 21 0 7 4 13 15 13 8 0 21-6 21-22 0-19-24-25-37-25-22 0-36 20-41 29-9-26-29-29-41-29-40 0-62 50-62 59 0 4 3 4 4 4 4 0 5-1 6-5 12-40 39-50 52-50 6 0 21 4 21 26 0 12-7 38-21 92-7 24-20 40-38 40-2 0-11 0-18-5 8-2 17-10 17-21 0-10-9-13-14-13-11 0-21 10-21 22 0 17 19 25 36 25 26 0 40-26 41-29 4 15 19 29 42 29 39 0 61-50 61-59 0-4-3-4-4-4-3 0-4 1-6 5-12 40-38 50-51 50-15 0-21-13-21-25 0-9 2-18 7-34 4-18 8-35 13-53z"><text:p/></draw:path><draw:path draw:style-name="gr3" draw:text-style-name="P6" svg:width="0.035in" svg:height="0.1508in" svg:x="0.7366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<text:s/>כדרוש. </text:span></text:p>
        </text:list-item>
        <text:list-item>
          <text:p text:style-name="P38"><text:span text:style-name="T13">סימטריות: </text:span><text:span text:style-name="T14">יהיו </text:span><text:span text:style-name="T14"><draw:g text:anchor-type="as-char" svg:y="-0.1075in" draw:z-index="191" draw:name="Shape193" draw:style-name="gr1"><svg:title>TexMaths</svg:title><svg:desc>11§display§f, g \colon \R \to \R§svg§600§FALSE§</svg:desc><draw:path draw:style-name="gr2" draw:text-style-name="P5" svg:width="0.7752in" svg:height="0.1217in" svg:x="0.0004in" svg:y="0.0075in" svg:viewBox="0 0 1970 310" svg:d="M0 0c657 0 1313 0 1970 0 0 103 0 207 0 310-657 0-1313 0-1970 0 0-103 0-207 0-310z"><text:p/></draw:path><draw:path draw:style-name="gr3" draw:text-style-name="P6" svg:width="0.0756in" svg:height="0.1374in" svg:x="0.0008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0177in" svg:height="0.0453in" svg:x="0.0878in" svg:y="0.090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693in" svg:height="0.0976in" svg:x="0.1453in" svg:y="0.0402in" svg:viewBox="0 0 177 249" svg:d="M176 25c0-2 1-4 1-6 0-7-4-11-11-11-4 0-14 3-16 16-7-14-20-24-36-24-44 0-92 54-92 110 0 37 23 61 52 61 22 0 40-18 44-23h1c-9 33-9 34-13 50-1 4-15 42-55 42-8 0-21 0-31-3 11-4 15-14 15-20 0-7-4-15-14-15-9 0-21 8-21 23 0 16 14 24 51 24 48 0 77-30 82-53 14-56 29-113 43-171zM125 121c-2 10-11 20-19 27s-20 14-31 14c-20 0-25-20-25-35 0-19 11-64 22-84 9-19 26-34 42-34 26 0 31 31 31 33s-1 4-1 5c-6 24-12 49-19 74z"><text:p/></draw:path><draw:path draw:style-name="gr3" draw:text-style-name="P6" svg:width="0.0157in" svg:height="0.065in" svg:x="0.2508in" svg:y="0.0429in" svg:viewBox="0 0 41 166" svg:d="M41 21c0-12-10-21-21-21s-20 9-20 21c0 11 9 20 20 20s21-9 21-20zM41 146c0-12-10-21-21-21s-20 9-20 21c0 11 9 20 20 20s21-9 21-20z"><text:p/></draw:path><draw:path draw:style-name="gr3" draw:text-style-name="P6" svg:width="0.1039in" svg:height="0.1031in" svg:x="0.3331in" svg:y="0.0028in" svg:viewBox="0 0 265 263" svg:d="M97 143c4 0 10 0 14 0 20 30 39 58 58 88 4 7 14 22 17 27s4 5 13 5c18 0 35 0 53 0 8 0 13 0 13-7 0-3-2-5-5-6-15-4-33-29-43-41-2-4-22-30-48-70 35-6 68-21 68-66 0-54-58-73-103-73-40 0-80 0-121 0-7 0-13 0-13 7 0 6 7 6 10 6 22 0 24 3 24 22 0 64 0 129 0 193 0 18-2 22-24 22-3 0-10 0-10 6 0 7 6 7 13 7 35 0 71 0 106 0 6 0 12 0 12-7 0-6-6-6-10-6-22 0-24-4-24-22 0-29 0-56 0-85zM172 124c11-14 12-35 12-51 0-19-2-39-15-55 16 3 54 15 54 55 0 24-12 44-51 51zM97 34c0-8 0-21 24-21 33 0 50 15 50 60 0 49-13 57-74 57 0-32 0-64 0-96zM44 250c3-7 3-18 3-21 0-64 0-129 0-194 0-4 0-14-3-22 15 0 30 0 45 0-5 7-5 14-5 20 0 65 0 131 0 196 0 3 0 14 3 21-14 0-29 0-43 0zM127 143c3 0 4-1 7-1 6 0 15 0 20-1 6 9 47 77 80 109-13 0-25 0-38 0-23-36-46-72-69-107z"><text:p/></draw:path><draw:path draw:style-name="gr3" draw:text-style-name="P6" svg:width="0.1346in" svg:height="0.0783in" svg:x="0.4909in" svg:y="0.0291in" svg:viewBox="0 0 343 200" svg:d="M300 109c-20 15-31 32-34 36-17 27-21 50-21 51 0 4 5 4 8 4 7 0 7-1 9-7 9-37 32-70 75-87 4-1 6-3 6-5 0-3-2-3-3-4-18-7-64-27-79-91-1-5-1-6-8-6-3 0-8 0-8 4 0 2 4 26 20 51 8 12 19 25 35 37-95 0-191 0-287 0-6 0-13 0-13 9 0 8 7 8 13 8 96 0 192 0 287 0z"><text:p/></draw:path><draw:path draw:style-name="gr3" draw:text-style-name="P6" svg:width="0.1039in" svg:height="0.1031in" svg:x="0.6795in" svg:y="0.0028in" svg:viewBox="0 0 265 263" svg:d="M97 143c4 0 10 0 14 0 20 30 39 58 58 88 4 7 13 22 17 27 3 5 4 5 13 5 18 0 35 0 53 0 8 0 13 0 13-7 0-3-2-5-5-6-15-4-33-29-43-41-2-4-22-30-48-70 35-6 68-21 68-66 0-54-58-73-103-73-40 0-80 0-121 0-7 0-13 0-13 7 0 6 7 6 10 6 22 0 24 3 24 22 0 64 0 129 0 193 0 18-2 22-24 22-3 0-10 0-10 6 0 7 6 7 13 7 35 0 71 0 106 0 6 0 12 0 12-7 0-6-6-6-10-6-22 0-24-4-24-22 0-29 0-56 0-85zM172 124c11-14 12-35 12-51 0-19-2-39-15-55 16 3 54 15 54 55 0 24-12 44-51 51zM97 34c0-8 0-21 24-21 33 0 50 15 50 60 0 49-13 57-74 57 0-32 0-64 0-96zM44 250c3-7 3-18 3-21 0-64 0-129 0-194 0-4 0-14-3-22 14 0 30 0 44 0-4 7-4 14-4 20 0 65 0 131 0 196 0 3 0 14 3 21-14 0-29 0-43 0zM127 143c3 0 4-1 7-1 6 0 15 0 20-1 6 9 47 77 80 109-13 0-25 0-38 0-23-36-46-72-69-107z"><text:p/></draw:path></draw:g></text:span><text:span text:style-name="T14">, נניח </text:span><text:span text:style-name="T14"><draw:g text:anchor-type="as-char" svg:y="-0.1134in" draw:z-index="192" draw:name="Shape194" draw:style-name="gr1"><svg:title>TexMaths</svg:title><svg:desc>11§display§\la f, g \ra \in R_3§svg§600§FALSE§</svg:desc><draw:path draw:style-name="gr2" draw:text-style-name="P5" svg:width="0.6858in" svg:height="0.1358in" svg:x="0.0004in" svg:y="0.0071in" svg:viewBox="0 0 1743 346" svg:d="M873 346c-292 0-582 0-873 0 0-116 0-230 0-346 581 0 1162 0 1743 0 0 116 0 230 0 346-290 0-580 0-870 0z"><text:p/></draw:path><draw:path draw:style-name="gr3" draw:text-style-name="P6" svg:width="0.0335in" svg:height="0.1512in" svg:x="0.0094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6" svg:width="0.0756in" svg:height="0.1374in" svg:x="0.0598in" svg:y="0.0067in" svg:viewBox="0 0 193 350" svg:d="M122 118c11 0 22 0 33 0 8 0 12 0 12-8 0-4-4-4-11-4-11 0-21 0-32 0 2-16 6-30 8-44 2-8 8-36 10-40 3-8 10-13 17-13 3 0 12 0 19 6-16 2-21 16-21 21 0 9 8 14 14 14 11 0 22-9 22-24 0-17-17-26-34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" svg:width="0.0177in" svg:height="0.0453in" svg:x="0.1472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693in" svg:height="0.0976in" svg:x="0.2043in" svg:y="0.0453in" svg:viewBox="0 0 177 249" svg:d="M176 25c0-2 1-4 1-6 0-7-4-11-11-11-4 0-14 3-17 16-6-14-19-24-35-24-44 0-92 54-92 110 0 38 23 61 52 61 22 0 40-18 44-22h1c-9 34-9 33-13 50-2 5-15 41-55 41-8 0-21 0-31-3 11-4 15-13 15-20s-4-13-14-13c-9 0-21 6-21 22 0 15 14 23 51 23 48 0 76-30 82-52 14-57 29-114 43-172zM125 121c-2 10-11 20-19 28-8 6-20 13-31 13-20 0-26-20-26-35 0-19 11-64 22-84 10-19 27-34 43-34 26 0 31 31 31 33s-1 4-1 5c-7 25-12 49-19 74z"><text:p/></draw:path><draw:path draw:style-name="gr3" draw:text-style-name="P6" svg:width="0.0335in" svg:height="0.1512in" svg:x="0.2882in" svg:y="0in" svg:viewBox="0 0 86 385" svg:d="M84 199c2-4 2-4 2-5 0-2 0-2-2-7-22-59-46-119-68-178-2-7-4-9-8-9-5 0-8 3-8 8 0 1 0 2 2 6 23 60 45 119 68 180-23 58-45 118-68 176-2 4-2 5-2 8 0 4 3 7 8 7 4 0 6-4 7-7 23-60 45-119 69-179z"><text:p/></draw:path><draw:path draw:style-name="gr3" draw:text-style-name="P6" svg:width="0.0756in" svg:height="0.087in" svg:x="0.3933in" svg:y="0.0307in" svg:viewBox="0 0 193 222" svg:d="M179 120c7 0 14 0 14-8 0-9-7-9-14-9-55 0-109 0-164 0 6-50 50-88 104-88 19 0 40 0 60 0 7 0 14 0 14-7 0-8-7-8-14-8-20 0-41 0-60 0-66 0-119 50-119 112s53 110 119 110c19 0 40 0 60 0 7 0 14 0 14-7s-7-7-14-7c-20 0-41 0-60 0-54 0-98-37-104-88 55 0 109 0 164 0z"><text:p/></draw:path><draw:path draw:style-name="gr3" draw:text-style-name="P6" svg:width="0.1083in" svg:height="0.1063in" svg:x="0.5303in" svg:y="0.0098in" svg:viewBox="0 0 276 271" svg:d="M129 26c2-9 4-13 11-14 3 0 16 0 24 0 27 0 70 0 70 38 0 13-7 39-22 55-10 10-31 22-65 22-14 0-28 0-43 0 8-35 17-68 25-101zM185 132c38-9 84-35 84-75 0-33-34-57-84-57-38 0-74 0-111 0-8 0-11 0-11 8 0 4 3 4 11 4 1 0 7 0 14 0 8 1 11 1 11 7 0 1 0 2-1 7-18 69-35 138-53 206-3 15-4 18-35 18-7 0-10 0-10 8 0 4 4 4 5 4 11 0 38-1 49-1s38 1 49 1c4 0 8 0 8-8 0-4-3-4-11-4-14 0-25 0-25-7 0-2 1-4 1-6 9-33 16-67 25-102 15 0 31 0 46 0 35 0 43 22 43 36 0 5-3 17-5 26-4 10-7 24-7 32 0 42 46 42 52 42 33 0 46-40 46-44 0-6-3-3-5-6-4 0-4 4-5 6-10 28-26 35-35 35-12 0-16-9-16-23 0-12 3-31 5-43 0-6 1-13 1-19 0-29-26-42-36-45z"><text:p/></draw:path><draw:path draw:style-name="gr3" draw:text-style-name="P6" svg:width="0.0484in" svg:height="0.0724in" svg:x="0.6457in" svg:y="0.0661in" svg:viewBox="0 0 124 185" svg:d="M59 89c21 0 36 14 36 43 0 34-19 44-36 44-10 0-34-3-45-19 12-1 16-9 16-15 0-9-7-15-16-15-6 0-14 5-14 16 0 25 27 42 60 42 38 0 64-25 64-53 0-21-17-42-47-48 29-10 38-30 38-47 0-22-25-37-55-37s-52 14-52 36c0 9 6 15 14 15 9 0 14-7 14-15 0-7-5-13-14-14 10-11 29-14 38-14 13 0 29 5 29 29 0 11-3 24-11 32-9 10-16 11-30 11-6 1-6 1-8 1-2 2-3 2-3 4 0 4 3 4 7 4 5 0 10 0 15 0z"><text:p/></draw:path></draw:g></text:span><text:span text:style-name="T14">, צ.ל. </text:span><text:span text:style-name="T14"><draw:g text:anchor-type="as-char" svg:y="-0.1138in" draw:z-index="193" draw:name="Shape195" draw:style-name="gr1"><svg:title>TexMaths</svg:title><svg:desc>11§display§\la g, f \ra \in R_3§svg§600§FALSE§</svg:desc><draw:path draw:style-name="gr2" draw:text-style-name="P5" svg:width="0.6957in" svg:height="0.1362in" svg:x="0in" svg:y="0.0079in" svg:viewBox="0 0 1768 347" svg:d="M884 347c-295 0-589 0-884 0 0-116 0-231 0-347 589 0 1179 0 1768 0 0 116 0 231 0 347-295 0-589 0-884 0z"><text:p/></draw:path><draw:path draw:style-name="gr3" draw:text-style-name="P6" svg:width="0.0335in" svg:height="0.1516in" svg:x="0.0091in" svg:y="0in" svg:viewBox="0 0 86 386" svg:d="M84 15c2-4 2-5 2-7 0-5-3-8-8-8-3 0-5 2-9 9-22 59-45 118-67 177-1 2-2 4-2 7 0 2 0 2 2 6 22 60 45 118 67 177 1 5 4 10 9 10s8-3 8-7c0-2 0-3-2-7-23-59-45-120-69-179 24-60 46-118 69-178z"><text:p/></draw:path><draw:path draw:style-name="gr3" draw:text-style-name="P6" svg:width="0.0693in" svg:height="0.098in" svg:x="0.0539in" svg:y="0.0469in" svg:viewBox="0 0 177 250" svg:d="M176 25c1-2 1-4 1-6 0-7-4-11-11-11-3 0-14 3-15 16-8-14-21-24-36-24-45 0-93 54-93 110 0 37 24 61 52 61 23 0 41-18 45-22-8 34-8 34-12 50-2 5-16 42-56 42-8 0-20 0-31-3 12-4 15-13 15-20s-3-14-14-14c-9 0-21 7-21 23 0 15 14 23 52 23 48 0 76-30 81-53 15-57 29-114 43-172zM127 121c-4 10-12 20-20 28-9 6-21 13-32 13-19 0-25-20-25-35 0-19 12-64 22-84 11-19 27-34 43-34 26 0 31 31 31 33s-1 4-2 5c-5 25-12 50-17 74z"><text:p/></draw:path><draw:path draw:style-name="gr3" draw:text-style-name="P6" svg:width="0.0173in" svg:height="0.0453in" svg:x="0.1425in" svg:y="0.0984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756in" svg:height="0.1378in" svg:x="0.2055in" svg:y="0.0075in" svg:viewBox="0 0 193 351" svg:d="M121 118c11 0 22 0 33 0 8 0 12 0 12-8 0-4-4-4-11-4-11 0-21 0-32 0 3-15 6-30 8-44 2-8 8-36 10-40 3-8 10-13 18-13 2 0 12 0 19 6-17 2-21 16-21 21 0 9 7 14 15 14 10 0 21-9 21-24 0-17-18-26-34-26-14 0-38 7-49 45-2 8-3 12-13 61-9 0-18 0-27 0-7 0-12 0-12 7 0 5 5 5 11 5 9 0 17 0 26 0-10 50-19 101-29 152-7 37-13 72-33 72-2 0-12 0-19-6 18-1 21-16 21-21 0-9-6-13-14-13-10 0-21 8-21 23 0 17 17 26 33 26 21 0 36-23 43-37 12-25 22-71 22-74 8-41 15-82 23-122z"><text:p/></draw:path><draw:path draw:style-name="gr3" draw:text-style-name="P6" svg:width="0.0335in" svg:height="0.1516in" svg:x="0.2965in" svg:y="0in" svg:viewBox="0 0 86 386" svg:d="M85 199c1-4 1-4 1-6s0-2-1-6c-23-59-45-119-68-178-3-7-5-9-9-9-5 0-8 3-8 8 0 1 0 2 2 6 23 60 45 119 68 179-23 59-45 118-68 178-2 4-2 5-2 8 0 4 3 7 8 7s6-4 9-7c23-60 45-120 68-180z"><text:p/></draw:path><draw:path draw:style-name="gr3" draw:text-style-name="P6" svg:width="0.076in" svg:height="0.0874in" svg:x="0.4024in" svg:y="0.0319in" svg:viewBox="0 0 194 223" svg:d="M179 120c7 0 15 0 15-9 0-8-8-8-15-8-53 0-109 0-162 0 4-50 48-88 103-88 20 0 40 0 59 0 7 0 15 0 15-7 0-8-8-8-15-8-19 0-40 0-60 0-66 0-119 50-119 111 0 63 53 112 119 112 20 0 41 0 60 0 7 0 15 0 15-7 0-8-8-8-15-8-19 0-39 0-59 0-55 0-99-37-103-88 53 0 109 0 162 0z"><text:p/></draw:path><draw:path draw:style-name="gr3" draw:text-style-name="P6" svg:width="0.1083in" svg:height="0.1067in" svg:x="0.5398in" svg:y="0.0102in" svg:viewBox="0 0 276 272" svg:d="M129 26c3-9 4-13 11-14 3 0 16 0 24 0 28 0 71 0 71 38 0 13-7 39-23 55-9 9-29 22-64 22-15 0-29 0-43 0 7-33 16-68 24-101zM185 132c38-9 85-35 85-75 0-33-34-57-85-57-36 0-74 0-110 0-8 0-12 0-12 8 0 4 4 4 11 4 1 0 9 0 15 0 7 1 10 1 10 7 0 1 0 2-1 7-18 70-34 138-52 207-4 15-5 18-35 18-8 0-11 0-11 8 0 4 4 4 6 4 11 0 37-1 48-1s38 1 49 1c4 0 8 0 8-8 0-4-3-4-11-4-14 0-25 0-25-7 0-2 1-4 1-6 9-34 16-69 25-103 16 0 31 0 47 0 35 0 42 22 42 36 0 5-3 17-5 26-3 11-7 25-7 33 0 42 47 42 52 42 33 0 46-40 46-44 0-6-3-3-4-6-3 0-4 4-6 6-9 28-26 35-35 35-12 0-15-9-15-23 0-12 2-32 4-44 0-6 1-13 1-19 0-30-26-42-36-45z"><text:p/></draw:path><draw:path draw:style-name="gr3" draw:text-style-name="P6" svg:width="0.0484in" svg:height="0.0724in" svg:x="0.6551in" svg:y="0.0665in" svg:viewBox="0 0 124 185" svg:d="M59 89c21 0 36 14 36 43 0 34-19 44-34 44-11 0-36-3-47-19 12-1 16-10 16-15 0-9-7-15-16-15-6 0-14 5-14 16 0 25 28 42 61 42 37 0 63-25 63-53 0-21-17-42-47-48 29-10 39-30 39-47 0-22-25-37-55-37s-53 14-53 36c0 9 6 15 14 15 9 0 14-7 14-15 0-7-5-13-14-14 10-11 29-14 39-14 12 0 28 5 28 29 0 11-3 24-11 32-9 10-16 11-30 11-6 1-6 1-8 1-1 2-3 2-3 4 0 4 3 4 7 4 6 0 10 0 15 0z"><text:p/></draw:path></draw:g></text:span><text:span text:style-name="T14">, או באופן שקול צ.ל. קיום </text:span><text:span text:style-name="T14"><draw:g text:anchor-type="as-char" svg:y="-0.1409in" draw:z-index="194" draw:name="Shape196" draw:style-name="gr1"><svg:title>TexMaths</svg:title><svg:desc>11§display§\tilde{\delta} &gt; 0§svg§600§FALSE§</svg:desc><draw:path draw:style-name="gr2" draw:text-style-name="P5" svg:width="0.3295in" svg:height="0.1311in" svg:x="0.0016in" svg:y="0.0083in" svg:viewBox="0 0 838 334" svg:d="M420 334c-141 0-280 0-420 0 0-111 0-223 0-334 279 0 558 0 838 0 0 111 0 223 0 334-140 0-280 0-418 0z"><text:p/></draw:path><draw:path draw:style-name="gr3" draw:text-style-name="P6" svg:width="0.0504in" svg:height="0.0138in" svg:x="0.0138in" svg:y="0.0004in" svg:viewBox="0 0 129 36" svg:d="M129 5c-3-2-5-3-7-5 0 1-14 19-32 19-9 0-19-6-25-10-10-6-17-9-23-9-16 0-22 9-42 31 2 2 3 3 5 5 0-1 16-18 32-18 9 0 19 5 26 9 10 6 17 9 24 9 14 0 22-9 42-31z"><text:p/></draw:path><draw:path draw:style-name="gr3" draw:text-style-name="P6" svg:width="0.0618in" svg:height="0.1087in" svg:x="0.0004in" svg:y="0.0343in" svg:viewBox="0 0 158 277" svg:d="M86 105c-49 11-86 62-86 107 0 37 24 65 60 65 46 0 79-61 79-112 0-35-16-55-29-73-14-16-37-46-37-62 0-9 7-18 22-18 11 0 18 4 26 10 9 4 16 10 22 10 10 0 15-9 15-16 0-8-6-9-19-13-21-3-27-3-32-3-31 0-44 16-44 40 0 20 11 41 23 65zM90 113c10 18 21 39 21 67 0 24-14 88-51 88-20 0-36-15-36-45 0-23 14-96 66-110z"><text:p/></draw:path><draw:path draw:style-name="gr3" draw:text-style-name="P6" svg:width="0.0921in" svg:height="0.087in" svg:x="0.122in" svg:y="0.0602in" svg:viewBox="0 0 235 222" svg:d="M229 120c4-2 6-5 6-9s-2-7-6-9c-72-34-143-67-215-100-4-2-5-2-6-2-5 0-8 3-8 8 0 3 2 5 8 7 67 32 135 64 202 96-67 32-135 64-202 95-6 3-8 5-8 8 0 5 3 8 8 8 1 0 2 0 6-3 72-33 143-66 215-99z"><text:p/></draw:path><draw:path draw:style-name="gr3" draw:text-style-name="P6" svg:width="0.0638in" svg:height="0.1035in" svg:x="0.2752in" svg:y="0.0409in" svg:viewBox="0 0 163 264" svg:d="M163 134c0-31-2-61-16-90-17-37-49-44-66-44-23 0-51 10-67 46-12 27-14 57-14 88 0 29 1 63 18 91 16 31 45 39 63 39 21 0 50-8 67-44 13-25 15-56 15-86zM81 256c-15 0-38-10-45-47-4-22-4-57-4-80 0-25 0-50 3-71 8-46 36-49 46-49 12 0 38 6 45 45 5 22 5 50 5 75 0 29 0 56-5 79-5 36-27 48-45 48z"><text:p/></draw:path></draw:g></text:span><text:span text:style-name="T14"><text:s/>עבורו יהי </text:span><text:span text:style-name="T14"><draw:g text:anchor-type="as-char" svg:y="-0.1409in" draw:z-index="195" draw:name="Shape197" draw:style-name="gr1"><svg:title>TexMaths</svg:title><svg:desc>11§display§x \in (-\tilde{\delta}, \tilde{\delta})§svg§600§FALSE§</svg:desc><draw:path draw:style-name="gr2" draw:text-style-name="P5" svg:width="0.6925in" svg:height="0.1626in" svg:x="0.0039in" svg:y="0.0079in" svg:viewBox="0 0 1760 414" svg:d="M0 0c587 0 1174 0 1760 0 0 138 0 276 0 414-586 0-1173 0-1760 0 0-138 0-276 0-414z"><text:p/></draw:path><draw:path draw:style-name="gr3" draw:text-style-name="P6" svg:width="0.0756in" svg:height="0.0681in" svg:x="0.0004in" svg:y="0.0744in" svg:viewBox="0 0 193 174" svg:d="M118 54c2-10 11-46 38-46 3 0 11 0 20 5-11 2-19 11-19 21 0 6 5 13 15 13 9 0 21-6 21-22 0-20-23-25-37-25-22 0-35 20-39 29-10-26-31-29-42-29-41 0-63 49-63 59 0 4 3 3 5 4 3 0 4-1 5-5 13-40 39-50 52-50 7 0 21 3 21 26 0 12-7 37-21 91-7 24-20 41-37 41-3 0-12 0-19-6 10-2 17-10 17-21 0-9-7-13-13-13-12 0-22 10-22 22 0 18 20 26 36 26 26 0 40-27 41-29 4 14 19 29 42 29 40 0 62-50 62-60 0-3-4-3-5-3-3 0-4 1-5 4-12 41-39 51-51 51-15 0-22-13-22-27 0-7 2-16 7-32 4-18 8-36 13-53z"><text:p/></draw:path><draw:path draw:style-name="gr3" draw:text-style-name="P6" svg:width="0.076in" svg:height="0.0874in" svg:x="0.1378in" svg:y="0.0591in" svg:viewBox="0 0 194 223" svg:d="M181 120c6 0 13 0 13-8s-7-8-13-8c-55 0-109 0-164 0 4-51 48-89 103-89 20 0 41 0 61 0 6 0 13 0 13-7 0-8-7-8-13-8-21 0-41 0-62 0-66 0-119 51-119 112 0 62 53 111 119 111 21 0 41 0 62 0 6 0 13 0 13-8 0-7-7-7-13-7-20 0-41 0-61 0-55 0-99-37-103-88 55 0 109 0 164 0z"><text:p/></draw:path><draw:path draw:style-name="gr3" draw:text-style-name="P6" svg:width="0.0346in" svg:height="0.1504in" svg:x="0.2843in" svg:y="0.0283in" svg:viewBox="0 0 89 383" svg:d="M89 379c0-1 0-1-6-8-49-48-61-122-61-179 0-67 14-134 63-182 4-5 4-6 4-7 0-2-1-3-3-3-5 0-39 26-62 75-20 43-24 84-24 117 0 30 4 76 25 119 23 47 56 72 61 72 2 0 3-1 3-4z"><text:p/></draw:path><draw:path draw:style-name="gr3" draw:text-style-name="P6" svg:width="0.0925in" svg:height="0.0055in" svg:x="0.3413in" svg:y="0.1in" svg:viewBox="0 0 236 15" svg:d="M222 15c7 0 14 0 14-7 0-8-7-8-14-8-69 0-139 0-209 0-6 0-13 0-13 8 0 7 7 7 13 7 70 0 140 0 209 0z"><text:p/></draw:path><draw:path draw:style-name="gr3" draw:text-style-name="P6" svg:width="0.0504in" svg:height="0.0138in" svg:x="0.4661in" svg:y="0in" svg:viewBox="0 0 129 36" svg:d="M129 5c-2-2-3-3-6-5-11 7-15 19-32 19-8 0-18-6-25-10-11-7-18-9-24-9-14 0-22 9-42 30 2 2 4 4 7 6 0-1 14-18 32-18 8 0 17 5 24 9 11 6 17 9 24 9 15 0 22-9 42-31z"><text:p/></draw:path><draw:path draw:style-name="gr3" draw:text-style-name="P6" svg:width="0.0622in" svg:height="0.1091in" svg:x="0.4524in" svg:y="0.0331in" svg:viewBox="0 0 159 278" svg:d="M86 105c-49 13-86 62-86 109 0 35 25 64 62 64 45 0 77-59 77-113 0-35-16-54-29-72-13-17-36-46-36-62 0-9 7-18 21-18 12 0 20 5 27 10 8 4 16 10 21 10 10 0 16-10 16-15 0-9-6-10-20-14-20-4-26-4-32-4-30 0-44 16-44 40 0 20 11 42 23 65zM91 114c9 18 21 39 21 66 0 25-14 89-50 89-21 0-38-16-38-44 0-24 15-97 67-111z"><text:p/></draw:path><draw:path draw:style-name="gr3" draw:text-style-name="P6" svg:width="0.0173in" svg:height="0.0449in" svg:x="0.5327in" svg:y="0.1244in" svg:viewBox="0 0 45 115" svg:d="M45 41c0-26-9-41-24-41-13 0-21 10-21 21 0 10 8 20 21 20 4 0 10-1 13-5 1-1 1-1 2-1 0 2 1 0 1 6 0 28-14 51-26 64-4 4-4 5-4 6 0 3 2 4 3 4 4 0 35-29 35-74z"><text:p/></draw:path><draw:path draw:style-name="gr3" draw:text-style-name="P6" svg:width="0.0504in" svg:height="0.0138in" svg:x="0.6075in" svg:y="0in" svg:viewBox="0 0 129 36" svg:d="M129 5c-2-2-5-3-7-5-11 7-14 19-32 19-9 0-18-6-25-10-10-7-17-9-23-9-16 0-22 9-42 30 2 2 3 4 6 6 0-1 15-18 31-18 9 0 19 5 26 9 10 6 17 9 24 9 14 0 22-9 42-31z"><text:p/></draw:path><draw:path draw:style-name="gr3" draw:text-style-name="P6" svg:width="0.0622in" svg:height="0.1091in" svg:x="0.5937in" svg:y="0.0331in" svg:viewBox="0 0 159 278" svg:d="M86 105c-49 13-86 62-86 109 0 35 24 64 61 64 45 0 78-59 78-113 0-35-16-54-29-72-14-17-37-46-37-62 0-9 7-18 22-18 11 0 18 5 27 10 8 4 16 10 21 10 10 0 16-10 16-15 0-9-7-10-20-14-21-4-27-4-32-4-31 0-44 16-44 40 0 20 11 42 23 65zM90 114c10 18 21 39 21 66 0 25-14 89-50 89-21 0-37-16-37-44 0-24 15-97 66-111z"><text:p/></draw:path><draw:path draw:style-name="gr3" draw:text-style-name="P6" svg:width="0.0346in" svg:height="0.1504in" svg:x="0.6697in" svg:y="0.0283in" svg:viewBox="0 0 89 383" svg:d="M89 192c0-29-4-77-25-120-23-48-56-72-61-72-2 0-3 1-3 3 0 1 0 2 7 9 38 39 60 100 60 180 0 65-14 132-63 181-4 5-4 5-4 6 0 3 1 4 3 4 5 0 39-26 62-74 20-43 24-85 24-117z"><text:p/></draw:path></draw:g></text:span><text:span text:style-name="T14">, מתקיים </text:span><text:span text:style-name="T14"><draw:g text:anchor-type="as-char" svg:y="-0.1134in" draw:z-index="198" draw:name="Shape198" draw:style-name="gr1"><svg:title>TexMaths</svg:title><svg:desc>11§display§g(x) = f(x)§svg§600§FALSE§</svg:desc><draw:path draw:style-name="gr2" draw:text-style-name="P5" svg:width="0.7504in" svg:height="0.1354in" svg:x="0.0059in" svg:y="0.0071in" svg:viewBox="0 0 1907 345" svg:d="M0 0c636 0 1272 0 1907 0 0 115 0 230 0 345-635 0-1271 0-1907 0 0-115 0-230 0-345z"><text:p/></draw:path><draw:path draw:style-name="gr3" draw:text-style-name="P6" svg:width="0.0693in" svg:height="0.0972in" svg:x="0.0004in" svg:y="0.0453in" svg:viewBox="0 0 177 248" svg:d="M176 25c1-3 1-4 1-7 0-7-4-10-11-10-3 0-14 2-15 16-7-14-21-24-37-24-44 0-91 54-91 109 0 39 23 62 51 62 23 0 42-19 45-23v1c-8 34-12 48-12 49-2 3-15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6" svg:width="0.0346in" svg:height="0.1508in" svg:x="0.091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752in" svg:height="0.0681in" svg:x="0.1398in" svg:y="0.0453in" svg:viewBox="0 0 192 174" svg:d="M118 54c2-10 11-46 38-46 2 0 11 0 19 5-10 2-18 12-18 21 0 7 4 13 15 13 8 0 20-6 20-22 0-19-23-25-36-25-22 0-35 20-41 29-8-26-29-29-41-29-40 0-62 50-62 59 0 4 3 4 4 4 4 0 5-1 6-5 13-40 39-50 52-50 6 0 21 4 21 26 0 12-7 38-21 92-7 24-20 40-38 40-2 0-11 0-18-5 8-2 17-10 17-21 0-10-9-13-14-13-11 0-21 10-21 22 0 17 19 25 36 25 26 0 40-26 41-29 4 15 19 29 42 29 39 0 61-50 61-59 0-4-3-4-4-4-3 0-4 1-6 5-12 40-38 50-51 50-15 0-21-13-21-25 0-9 2-18 7-34 4-18 8-35 13-53z"><text:p/></draw:path><draw:path draw:style-name="gr3" draw:text-style-name="P6" svg:width="0.035in" svg:height="0.1508in" svg:x="0.2307in" svg:y="0in" svg:viewBox="0 0 90 384" svg:d="M90 193c0-30-4-77-25-120-23-48-56-73-61-73-2 0-4 1-4 3 0 3 0 3 8 10 38 38 60 99 60 180 0 65-14 132-63 181-5 5-5 5-5 6 0 3 2 4 4 4 5 0 39-26 62-75 20-43 24-85 24-116z"><text:p/></draw:path><draw:path draw:style-name="gr3" draw:text-style-name="P6" svg:width="0.1008in" svg:height="0.035in" svg:x="0.332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6in" svg:height="0.137in" svg:x="0.4921in" svg:y="0.0071in" svg:viewBox="0 0 193 349" svg:d="M121 118c11 0 22 0 33 0 9 0 12 0 12-9 0-3-3-3-10-3-11 0-22 0-33 0 4-16 6-30 9-44 1-9 7-36 9-41 3-7 10-13 19-13 1 0 11 0 18 7-17 2-21 15-21 21 0 9 7 14 15 14 10 0 21-9 21-24 0-17-18-26-33-26-14 0-38 7-50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6" svg:width="0.0346in" svg:height="0.1508in" svg:x="0.5898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756in" svg:height="0.0681in" svg:x="0.6382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46in" svg:height="0.1508in" svg:x="0.729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4">. מתוך ההנחה, קיים </text:span><text:span text:style-name="T14"><draw:g text:anchor-type="as-char" svg:y="-0.1075in" draw:z-index="196" draw:name="Shape199" draw:style-name="gr1"><svg:title>TexMaths</svg:title><svg:desc>11§display§\delta &gt; 0§svg§600§FALSE§</svg:desc><draw:path draw:style-name="gr2" draw:text-style-name="P5" svg:width="0.3295in" svg:height="0.0976in" svg:x="0.0016in" svg:y="0.0075in" svg:viewBox="0 0 838 249" svg:d="M0 0c279 0 558 0 838 0 0 83 0 166 0 249-280 0-559 0-838 0 0-83 0-166 0-249z"><text:p/></draw:path><draw:path draw:style-name="gr3" draw:text-style-name="P6" svg:width="0.0618in" svg:height="0.1087in" svg:x="0.0004in" svg:y="0in" svg:viewBox="0 0 158 277" svg:d="M86 106c-49 11-86 60-86 106 0 38 24 65 60 65 46 0 77-60 77-113 0-34-15-53-28-70-13-18-36-47-36-64 0-8 7-18 20-18s20 6 28 11 15 9 22 9c9 0 15-9 15-15 0-8-6-9-21-13-19-4-25-4-30-4-31 0-44 17-44 40 0 21 11 43 23 66zM90 114c10 18 21 38 21 65 0 26-14 90-51 90-20 0-36-16-36-46 0-24 14-95 66-109z"><text:p/></draw:path><draw:path draw:style-name="gr3" draw:text-style-name="P6" svg:width="0.0925in" svg:height="0.087in" svg:x="0.122in" svg:y="0.026in" svg:viewBox="0 0 236 222" svg:d="M229 120c4-2 7-4 7-9s-3-6-7-8c-72-34-143-67-215-101-4-2-5-2-6-2-5 0-8 3-8 8 0 3 2 5 8 9 67 31 135 62 202 94-67 32-135 63-202 95-6 3-8 5-8 9s3 7 8 7c1 0 2 0 6-2 72-33 143-67 215-100z"><text:p/></draw:path><draw:path draw:style-name="gr3" draw:text-style-name="P6" svg:width="0.0638in" svg:height="0.1035in" svg:x="0.2752in" svg:y="0.0075in" svg:viewBox="0 0 163 264" svg:d="M163 133c0-31-2-61-16-90-17-37-49-43-66-43-23 0-50 10-67 45-12 28-14 57-14 88 0 28 2 63 18 92 16 31 45 39 63 39 21 0 51-9 67-45 13-26 15-56 15-86zM81 255c-15 0-37-10-45-46-4-23-4-59-4-80 0-26 0-51 3-72 8-45 36-49 46-49 14 0 39 7 45 45 5 22 5 52 5 76 0 27 0 54-5 78-5 36-27 48-45 48z"><text:p/></draw:path></draw:g></text:span><text:span text:style-name="T14"><text:s/>שבעבורו מתקיים אותו התנאי על </text:span><text:span text:style-name="T14"><draw:g text:anchor-type="as-char" svg:y="-0.1134in" draw:z-index="197" draw:name="Shape200" draw:style-name="gr1"><svg:title>TexMaths</svg:title><svg:desc>11§display§f(x) = g(x)§svg§600§FALSE§</svg:desc><draw:path draw:style-name="gr2" draw:text-style-name="P5" svg:width="0.7504in" svg:height="0.1354in" svg:x="0.0004in" svg:y="0.0071in" svg:viewBox="0 0 1907 345" svg:d="M0 0c636 0 1271 0 1907 0 0 115 0 230 0 345-636 0-1271 0-1907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8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748in" svg:height="0.0681in" svg:x="0.1472in" svg:y="0.0453in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6" svg:width="0.035in" svg:height="0.1508in" svg:x="0.2382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1008in" svg:height="0.035in" svg:x="0.33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2in" svg:x="0.4933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" draw:text-style-name="P6" svg:width="0.0346in" svg:height="0.1508in" svg:x="0.584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752in" svg:height="0.0681in" svg:x="0.6327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346in" svg:height="0.1508in" svg:x="0.724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4">, שמתוך קומוטטיביות השוויון גורר שקילות לתנאי </text:span><text:span text:style-name="T14"><draw:g text:anchor-type="as-char" svg:y="-0.1134in" draw:z-index="199" draw:name="Shape201" draw:style-name="gr1"><svg:title>TexMaths</svg:title><svg:desc>11§display§g(x) = f(x)§svg§600§FALSE§</svg:desc><draw:path draw:style-name="gr2" draw:text-style-name="P5" svg:width="0.7504in" svg:height="0.1354in" svg:x="0.0059in" svg:y="0.0071in" svg:viewBox="0 0 1907 345" svg:d="M0 0c636 0 1272 0 1907 0 0 115 0 230 0 345-635 0-1271 0-1907 0 0-115 0-230 0-345z"><text:p/></draw:path><draw:path draw:style-name="gr3" draw:text-style-name="P6" svg:width="0.0693in" svg:height="0.0972in" svg:x="0.0004in" svg:y="0.0453in" svg:viewBox="0 0 177 248" svg:d="M176 25c1-3 1-4 1-7 0-7-4-10-11-10-3 0-14 2-15 16-7-14-21-24-37-24-44 0-91 54-91 109 0 39 23 62 51 62 23 0 42-19 45-23v1c-8 34-12 48-12 49-3 3-15 42-56 42-7 0-20-1-31-4 12-4 16-14 16-20 0-7-4-13-15-13-8 0-21 6-21 22 0 15 14 23 52 23 48 0 76-30 81-53 14-56 29-114 43-170zM127 121c-3 10-12 20-20 27-9 6-20 14-32 14-19 0-24-20-24-35 0-19 11-65 21-84 11-20 27-35 44-35 25 0 30 32 30 34 0 1-1 3-1 5-6 25-12 49-18 74z"><text:p/></draw:path><draw:path draw:style-name="gr3" draw:text-style-name="P6" svg:width="0.0346in" svg:height="0.1508in" svg:x="0.091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752in" svg:height="0.0681in" svg:x="0.1398in" svg:y="0.0453in" svg:viewBox="0 0 192 174" svg:d="M118 54c2-10 11-46 38-46 2 0 11 0 19 5-10 2-18 12-18 21 0 7 4 13 15 13 8 0 20-6 20-22 0-19-23-25-36-25-22 0-35 20-41 29-8-26-29-29-41-29-40 0-62 50-62 59 0 4 3 4 4 4 4 0 5-1 6-5 13-40 39-50 52-50 6 0 21 4 21 26 0 12-7 38-21 92-7 24-20 40-38 40-2 0-11 0-18-5 8-2 17-10 17-21 0-10-9-13-14-13-11 0-21 10-21 22 0 17 19 25 36 25 26 0 40-26 41-29 4 15 19 29 42 29 39 0 61-50 61-59 0-4-3-4-4-4-3 0-4 1-6 5-12 40-38 50-51 50-15 0-21-13-21-25 0-9 2-18 7-34 4-18 8-35 13-53z"><text:p/></draw:path><draw:path draw:style-name="gr3" draw:text-style-name="P6" svg:width="0.035in" svg:height="0.1508in" svg:x="0.2307in" svg:y="0in" svg:viewBox="0 0 90 384" svg:d="M90 193c0-30-4-77-25-120-23-48-56-73-61-73-2 0-4 1-4 3 0 3 0 3 8 10 38 38 60 99 60 180 0 65-14 132-63 181-5 5-5 5-5 6 0 3 2 4 4 4 5 0 39-26 62-75 20-43 24-85 24-116z"><text:p/></draw:path><draw:path draw:style-name="gr3" draw:text-style-name="P6" svg:width="0.1008in" svg:height="0.035in" svg:x="0.332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in" svg:x="0.4921in" svg:y="0.0071in" svg:viewBox="0 0 192 349" svg:d="M121 118c11 0 22 0 33 0 9 0 12 0 12-9 0-3-3-3-10-3-11 0-22 0-33 0 4-16 6-30 9-44 1-9 7-36 9-41 3-7 10-13 19-13 1 0 11 0 18 7-17 2-21 15-21 21 0 9 7 14 15 14 10 0 20-9 20-24 0-17-17-26-32-26-14 0-38 7-50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6" svg:width="0.0346in" svg:height="0.1508in" svg:x="0.5898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756in" svg:height="0.0681in" svg:x="0.6382in" svg:y="0.0453in" svg:viewBox="0 0 193 174" svg:d="M118 54c2-10 11-46 38-46 2 0 11 0 19 5-10 2-18 12-18 21 0 7 4 13 15 13 8 0 21-6 21-22 0-19-24-25-37-25-22 0-35 20-40 29-9-26-30-29-42-29-40 0-62 50-62 59 0 4 3 4 4 4 4 0 5-1 6-5 13-40 39-50 52-50 6 0 21 4 21 26 0 12-7 38-21 92-7 24-20 40-38 40-2 0-11 0-18-5 10-2 17-10 17-21 0-10-7-13-14-13-11 0-21 10-21 22 0 17 19 25 36 25 26 0 40-26 41-29 4 15 19 29 42 29 39 0 61-50 61-59 0-4-3-4-4-4-3 0-4 1-6 5-12 40-38 50-51 50-15 0-21-13-21-25 0-9 2-18 7-34 4-18 8-35 13-53z"><text:p/></draw:path><draw:path draw:style-name="gr3" draw:text-style-name="P6" svg:width="0.0346in" svg:height="0.1508in" svg:x="0.729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4">, לכן בחירת </text:span><text:span text:style-name="T14"><draw:g text:anchor-type="as-char" svg:y="-0.1429in" draw:z-index="200" draw:name="Shape202" draw:style-name="gr1"><svg:title>TexMaths</svg:title><svg:desc>11§display§\tilde{\delta} = \delta§svg§600§FALSE§</svg:desc><draw:path draw:style-name="gr2" draw:text-style-name="P5" svg:width="0.3283in" svg:height="0.1272in" svg:x="0.0016in" svg:y="0.0079in" svg:viewBox="0 0 835 324" svg:d="M418 324c-140 0-278 0-418 0 0-108 0-216 0-324 278 0 556 0 835 0 0 108 0 216 0 324-139 0-279 0-417 0z"><text:p/></draw:path><draw:path draw:style-name="gr3" draw:text-style-name="P6" svg:width="0.0504in" svg:height="0.0138in" svg:x="0.0138in" svg:y="0in" svg:viewBox="0 0 129 36" svg:d="M129 6c-3-3-5-4-7-6 0 1-14 19-32 19-9 0-19-6-25-10-10-6-17-9-23-9-16 0-22 9-42 31 2 2 3 3 5 5 0-1 16-18 32-18 9 0 19 5 26 10 10 5 17 8 24 8 14 0 22-8 42-30z"><text:p/></draw:path><draw:path draw:style-name="gr3" draw:text-style-name="P6" svg:width="0.0618in" svg:height="0.1091in" svg:x="0.0004in" svg:y="0.0343in" svg:viewBox="0 0 158 278" svg:d="M86 106c-49 11-86 61-86 107 0 37 24 65 60 65 46 0 79-61 79-114 0-34-16-54-29-71-14-17-37-47-37-63 0-9 7-18 22-18 11 0 18 5 26 10 8 4 15 10 22 10 10 0 15-9 15-15 0-9-6-10-19-14-21-3-27-3-32-3-31 0-44 17-44 40 0 21 11 42 23 66zM90 113c10 18 21 39 21 67 0 25-14 89-51 89-20 0-36-17-36-45 0-25 14-96 66-111z"><text:p/></draw:path><draw:path draw:style-name="gr3" draw:text-style-name="P6" svg:width="0.1004in" svg:height="0.035in" svg:x="0.1181in" svg:y="0.0854in" svg:viewBox="0 0 256 90" svg:d="M243 15c5 0 13 0 13-7 0-8-8-8-13-8-77 0-154 0-231 0-5 0-12 0-12 8 0 7 7 7 12 7 77 0 154 0 231 0zM243 90c5 0 13 0 13-7 0-8-8-8-13-8-77 0-154 0-231 0-5 0-12 0-12 8 0 7 7 7 12 7 77 0 154 0 231 0z"><text:p/></draw:path><draw:path draw:style-name="gr3" draw:text-style-name="P6" svg:width="0.0618in" svg:height="0.1091in" svg:x="0.2756in" svg:y="0.0343in" svg:viewBox="0 0 158 278" svg:d="M86 106c-49 11-86 61-86 107 0 37 24 65 60 65 46 0 79-61 79-114 0-34-16-54-29-71-14-17-37-47-37-63 0-9 7-18 22-18 11 0 18 5 26 10 8 4 15 10 22 10 10 0 15-9 15-15 0-9-6-10-19-14-21-3-27-3-32-3-31 0-44 17-44 40 0 21 11 42 23 66zM90 113c10 18 21 39 21 67 0 25-14 89-51 89-20 0-36-17-36-45 0-25 14-96 66-111z"><text:p/></draw:path></draw:g></text:span><text:span text:style-name="T14"><text:s/>תהיה תקינה. </text:span></text:p>
        </text:list-item>
        <text:list-item>
          <text:p text:style-name="P39"><text:span text:style-name="T13">טרנזיטיביות: </text:span><text:span text:style-name="T14">יהיו </text:span><text:span text:style-name="T14"><draw:g text:anchor-type="as-char" svg:y="-0.1075in" draw:z-index="201" draw:name="Shape203" draw:style-name="gr1"><svg:title>TexMaths</svg:title><svg:desc>11§display§f, g, h \colon \R \to \R§svg§600§FALSE§</svg:desc><draw:path draw:style-name="gr2" draw:text-style-name="P5" svg:width="0.9307in" svg:height="0.122in" svg:x="0in" svg:y="0.0075in" svg:viewBox="0 0 2365 311" svg:d="M0 0c789 0 1576 0 2365 0 0 103 0 208 0 311-789 0-1576 0-2365 0 0-103 0-208 0-311z"><text:p/></draw:path><draw:path draw:style-name="gr3" draw:text-style-name="P6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1-71 22-73 8-41 15-82 23-122z"><text:p/></draw:path><draw:path draw:style-name="gr3" draw:text-style-name="P6" svg:width="0.0173in" svg:height="0.0449in" svg:x="0.0878in" svg:y="0.0906in" svg:viewBox="0 0 45 115" svg:d="M45 41c0-26-10-41-25-41-12 0-20 10-20 21 0 10 8 20 20 20 4 0 10-1 13-5 1-1 1-1 2-1s1 0 1 6c0 28-13 51-26 63-4 5-4 6-4 7 0 2 2 4 4 4 4 0 35-29 35-74z"><text:p/></draw:path><draw:path draw:style-name="gr3" draw:text-style-name="P6" svg:width="0.0693in" svg:height="0.098in" svg:x="0.1445in" svg:y="0.0402in" svg:viewBox="0 0 177 250" svg:d="M176 25c0-2 1-4 1-6 0-7-4-11-11-11-4 0-14 3-16 16-7-14-20-24-36-24-44 0-92 54-92 110 0 37 23 60 52 60 23 0 40-17 45-22-8 35-9 35-13 51-1 4-15 42-55 42-8 0-21 0-31-4 11-3 15-13 15-19 0-7-4-15-14-15-9 0-21 8-21 23 0 16 14 24 51 24 48 0 77-30 82-53 14-57 29-115 43-172zM125 121c-2 10-11 20-19 27s-20 14-31 14c-20 0-25-20-25-36 0-18 11-63 22-83 9-19 26-34 42-34 26 0 31 31 31 33s-1 4-1 5c-6 24-12 50-19 74z"><text:p/></draw:path><draw:path draw:style-name="gr3" draw:text-style-name="P6" svg:width="0.0173in" svg:height="0.0449in" svg:x="0.2335in" svg:y="0.0906in" svg:viewBox="0 0 45 115" svg:d="M45 41c0-26-10-41-25-41-12 0-20 10-20 21 0 10 8 20 20 20 5 0 10-1 14-5 1-1 1-1 1-1 1 0 1 0 1 6 0 28-13 51-26 63-4 5-4 6-4 7 0 2 2 4 4 4 4 0 35-29 35-74z"><text:p/></draw:path><draw:path draw:style-name="gr3" draw:text-style-name="P6" svg:width="0.0744in" svg:height="0.1067in" svg:x="0.2961in" svg:y="0.002in" svg:viewBox="0 0 190 272" svg:d="M90 4c0-1 0-4-5-4-9 0-38 3-48 3-3 1-7 1-7 8 0 5 4 5 10 5 18 0 18 3 18 7 0 2-1 6-1 8-18 73-37 147-56 221-1 5-1 6-1 9 0 8 8 11 11 11 7 0 12-5 14-10 3-10 6-20 8-30 3-11 6-23 9-34 2-9 4-18 6-26 0-3 4-15 4-18 2-3 13-24 26-35 9-6 21-13 38-13 16 0 20 13 20 26 0 21-14 64-24 87-3 9-4 13-4 21 0 18 13 32 32 32 36 0 50-57 50-60s-4-3-5-3c-3 0-3 1-6 6-5 20-17 48-39 48-7 0-9-4-9-12 0-10 3-19 7-28 6-16 24-62 24-84 0-26-17-42-45-42-25 0-43 12-58 29 10-40 21-81 31-122z"><text:p/></draw:path><draw:path draw:style-name="gr3" draw:text-style-name="P6" svg:width="0.0161in" svg:height="0.065in" svg:x="0.4055in" svg:y="0.0429in" svg:viewBox="0 0 42 166" svg:d="M42 21c0-12-10-21-21-21s-21 10-21 21c0 12 10 20 21 20s21-9 21-20zM42 146c0-12-10-21-21-21s-21 10-21 21c0 12 10 20 21 20s21-9 21-20z"><text:p/></draw:path><draw:path draw:style-name="gr3" draw:text-style-name="P6" svg:width="0.1043in" svg:height="0.1035in" svg:x="0.4878in" svg:y="0.0028in" svg:viewBox="0 0 266 264" svg:d="M98 143c4 0 10 0 14 0 19 30 39 59 57 89 5 7 14 22 18 27 3 5 4 5 13 5 18 0 35 0 53 0 8 0 13 0 13-7 0-3-2-5-5-6-15-4-34-29-43-41-3-4-22-30-49-71 36-6 69-21 69-66 0-54-58-73-103-73-40 0-81 0-122 0-6 0-13 0-13 7 0 6 8 6 11 6 22 0 24 3 24 22 0 65 0 129 0 194 0 18-2 22-24 22-3 0-11 0-11 6 0 7 7 7 13 7 35 0 72 0 107 0 7 0 12 0 12-7 0-6-7-6-11-6-22 0-23-4-23-22 0-29 0-57 0-86zM173 124c11-14 12-35 12-51 0-19-2-39-16-55 17 3 55 15 55 55 0 24-12 44-51 51zM98 34c0-8 0-21 24-21 33 0 49 14 49 60 0 49-11 57-73 57 0-32 0-64 0-96zM45 251c3-7 3-18 3-21 0-65 0-130 0-195 0-4 0-14-3-22 14 0 30 0 44 0-4 7-4 14-4 20 0 66 0 131 0 197 0 3 0 14 3 21-14 0-29 0-43 0zM128 143c3 0 4-1 7-1 6 0 15 0 20-1 6 9 47 78 79 110-12 0-25 0-37 0-23-37-46-72-69-108z"><text:p/></draw:path><draw:path draw:style-name="gr3" draw:text-style-name="P6" svg:width="0.1346in" svg:height="0.0787in" svg:x="0.6457in" svg:y="0.0291in" svg:viewBox="0 0 343 201" svg:d="M301 109c-20 15-31 32-34 36-17 27-21 51-21 52 0 4 5 4 8 4 7 0 7-1 9-7 9-38 31-71 75-88 4-2 5-2 5-5 0-2-1-3-2-4-18-7-64-27-79-92-1-4-1-5-8-5-3 0-8 0-8 4 0 1 4 26 20 51 8 12 19 25 35 37-95 0-191 0-287 0-6 0-14 1-14 9 0 9 8 8 14 8 96 0 192 0 287 0z"><text:p/></draw:path><draw:path draw:style-name="gr3" draw:text-style-name="P6" svg:width="0.1039in" svg:height="0.1035in" svg:x="0.8346in" svg:y="0.0028in" svg:viewBox="0 0 265 264" svg:d="M97 143c4 0 10 0 14 0 20 30 39 59 58 89 4 7 13 22 17 27 3 5 4 5 13 5 18 0 35 0 53 0 8 0 13 0 13-7 0-3-2-5-5-6-15-4-33-29-43-41-2-4-22-30-48-71 35-6 68-21 68-66 0-54-58-73-103-73-40 0-80 0-121 0-7 0-13 0-13 7 0 6 7 6 10 6 22 0 24 3 24 22 0 65 0 129 0 194 0 18-2 22-24 22-3 0-10 0-10 6 0 7 6 7 13 7 35 0 71 0 106 0 6 0 12 0 12-7 0-6-7-6-10-6-22 0-24-4-24-22 0-29 0-57 0-86zM172 124c11-14 12-35 12-51 0-19-2-39-15-55 16 3 54 15 54 55 0 24-12 44-51 51zM97 34c0-8 0-21 24-21 33 0 50 14 50 60 0 49-13 57-74 57 0-32 0-64 0-96zM44 251c3-7 3-18 3-21 0-65 0-130 0-195 0-4 0-14-3-22 14 0 30 0 44 0-4 7-4 14-4 20 0 66 0 131 0 197 0 3 0 14 3 21-14 0-29 0-43 0zM127 143c3 0 4-1 7-1 6 0 15 0 20-1 6 9 47 78 80 110-13 0-25 0-38 0-23-37-46-72-69-108z"><text:p/></draw:path></draw:g></text:span><text:span text:style-name="T14"><text:s/>פונקציות, נניח </text:span><text:span text:style-name="T14"><draw:g text:anchor-type="as-char" svg:y="-0.1134in" draw:z-index="202" draw:name="Shape204" draw:style-name="gr1"><svg:title>TexMaths</svg:title><svg:desc>11§display§\la f, g \ra \in R_3 \land \la g, h \ra \in R_3§svg§600§FALSE§</svg:desc><draw:path draw:style-name="gr2" draw:text-style-name="P5" svg:width="1.5764in" svg:height="0.1358in" svg:x="0.0004in" svg:y="0.0071in" svg:viewBox="0 0 4005 346" svg:d="M2004 346c-669 0-1336 0-2004 0 0-116 0-230 0-346 1335 0 2670 0 4005 0 0 116 0 230 0 346-667 0-1335 0-2001 0z"><text:p/></draw:path><draw:path draw:style-name="gr3" draw:text-style-name="P6" svg:width="0.0335in" svg:height="0.1512in" svg:x="0.0094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6" svg:width="0.076in" svg:height="0.1374in" svg:x="0.0598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" svg:width="0.0173in" svg:height="0.0453in" svg:x="0.1472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693in" svg:height="0.0976in" svg:x="0.2043in" svg:y="0.0453in" svg:viewBox="0 0 177 249" svg:d="M176 25c0-2 1-4 1-6 0-7-4-11-11-11-4 0-14 3-16 16-7-14-20-24-36-24-44 0-92 54-92 110 0 38 23 61 52 61 22 0 40-18 44-22h1c-9 34-9 33-13 50-2 5-15 41-55 41-8 0-21 0-32-3 12-4 16-13 16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6" svg:width="0.0335in" svg:height="0.1512in" svg:x="0.2882in" svg:y="0in" svg:viewBox="0 0 86 385" svg:d="M84 199c2-4 2-4 2-5 0-2 0-2-2-7-22-59-46-119-68-178-2-7-4-9-8-9-5 0-8 3-8 8 0 1 0 2 2 6 23 60 45 119 68 180-23 58-45 118-68 176-2 4-2 5-2 8 0 4 3 7 8 7 4 0 6-4 7-7 23-60 45-119 69-179z"><text:p/></draw:path><draw:path draw:style-name="gr3" draw:text-style-name="P6" svg:width="0.076in" svg:height="0.087in" svg:x="0.3941in" svg:y="0.0307in" svg:viewBox="0 0 194 222" svg:d="M179 120c7 0 15 0 15-8 0-9-8-9-15-9-55 0-109 0-164 0 5-50 50-88 104-88 20 0 40 0 60 0 7 0 15 0 15-7 0-8-8-8-15-8-20 0-40 0-60 0-66 0-119 50-119 112s53 110 119 110c20 0 40 0 60 0 7 0 15 0 15-7s-8-7-15-7c-20 0-40 0-60 0-54 0-99-37-104-88 55 0 109 0 164 0z"><text:p/></draw:path><draw:path draw:style-name="gr3" draw:text-style-name="P6" svg:width="0.1083in" svg:height="0.1063in" svg:x="0.5311in" svg:y="0.0098in" svg:viewBox="0 0 276 271" svg:d="M129 26c2-9 3-13 11-14 3 0 15 0 24 0 26 0 69 0 69 38 0 13-5 39-21 55-10 10-31 22-65 22-14 0-29 0-44 0 9-35 17-68 26-101zM185 132c38-9 84-35 84-75 0-33-34-57-85-57-37 0-74 0-110 0-8 0-11 0-11 8 0 4 3 4 11 4 1 0 7 0 14 0 8 1 11 1 11 7 0 1-1 2-2 7-18 69-34 138-52 206-3 15-4 18-35 18-7 0-10 0-10 8 0 4 4 4 5 4 11 0 38-1 49-1s38 1 49 1c4 0 8 0 8-8 0-4-3-4-11-4-14 0-25 0-25-7 0-2 1-4 1-6 9-33 16-67 25-102 16 0 31 0 46 0 36 0 42 22 42 36 0 5-2 17-5 26-3 10-6 24-6 32 0 42 46 42 52 42 32 0 46-40 46-44 0-6-3-3-4-6-5 0-5 4-6 6-10 28-26 35-35 35-13 0-15-9-15-23 0-12 2-31 3-43 1-6 2-13 2-19 0-29-26-42-36-45z"><text:p/></draw:path><draw:path draw:style-name="gr3" draw:text-style-name="P6" svg:width="0.0484in" svg:height="0.0724in" svg:x="0.6465in" svg:y="0.0661in" svg:viewBox="0 0 124 185" svg:d="M58 89c22 0 37 14 37 43 0 34-19 44-36 44-10 0-34-3-45-19 12-1 16-9 16-15 0-9-7-15-16-15-7 0-14 5-14 16 0 25 27 42 60 42 38 0 64-25 64-53 0-21-17-42-47-48 29-10 38-30 38-47 0-22-25-37-55-37s-52 14-52 36c0 9 6 15 14 15 9 0 13-7 13-15 0-7-4-13-13-14 10-11 29-14 38-14 13 0 29 5 29 29 0 11-3 24-11 32-9 10-16 11-30 11-6 1-7 1-8 1-2 2-3 2-3 4 0 4 3 4 7 4s10 0 14 0z"><text:p/></draw:path><draw:path draw:style-name="gr3" draw:text-style-name="P6" svg:width="0.0846in" svg:height="0.0937in" svg:x="0.7508in" svg:y="0.0217in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6" svg:width="0.0335in" svg:height="0.1512in" svg:x="0.8941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6" svg:width="0.0693in" svg:height="0.0976in" svg:x="0.9386in" svg:y="0.0453in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1 5c-6 25-12 49-19 74z"><text:p/></draw:path><draw:path draw:style-name="gr3" draw:text-style-name="P6" svg:width="0.0173in" svg:height="0.0453in" svg:x="1.0276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744in" svg:height="0.1063in" svg:x="1.0902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6" svg:width="0.0335in" svg:height="0.1512in" svg:x="1.1783in" svg:y="0in" svg:viewBox="0 0 86 385" svg:d="M85 199c1-4 1-4 1-5 0-2 0-2-1-7-23-59-45-119-69-178-2-7-4-9-8-9-5 0-8 3-8 8 0 1 0 2 2 6 23 60 45 119 68 180-23 58-45 118-68 176-2 4-2 5-2 8 0 4 3 7 8 7s6-4 7-7c23-60 47-119 70-179z"><text:p/></draw:path><draw:path draw:style-name="gr3" draw:text-style-name="P6" svg:width="0.076in" svg:height="0.087in" svg:x="1.2839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6" svg:width="0.1083in" svg:height="0.1063in" svg:x="1.4209in" svg:y="0.0098in" svg:viewBox="0 0 276 271" svg:d="M129 26c2-9 4-13 11-14 3 0 16 0 24 0 27 0 70 0 70 38 0 13-6 39-22 55-10 10-31 22-65 22-14 0-28 0-43 0 8-35 17-68 25-101zM185 132c38-9 84-35 84-75 0-33-34-57-84-57-38 0-74 0-111 0-8 0-11 0-11 8 0 4 3 4 11 4 1 0 7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5 0-5 4-6 6-10 28-26 35-35 35-12 0-15-9-15-23 0-12 2-31 4-43 0-6 1-13 1-19 0-29-26-42-36-45z"><text:p/></draw:path><draw:path draw:style-name="gr3" draw:text-style-name="P6" svg:width="0.0484in" svg:height="0.0724in" svg:x="1.5362in" svg:y="0.0661in" svg:viewBox="0 0 124 185" svg:d="M59 89c21 0 36 14 36 43 0 34-19 44-36 44-10 0-34-3-45-19 12-1 16-9 16-15 0-9-7-15-16-15-6 0-14 5-14 16 0 25 27 42 60 42 38 0 64-25 64-53 0-21-17-42-47-48 29-10 38-30 38-47 0-22-25-37-55-37s-52 14-52 36c0 9 6 15 14 15 9 0 14-7 14-15 0-7-5-13-14-14 10-11 29-14 38-14 13 0 29 5 29 29 0 11-3 24-11 32-9 10-16 11-30 11-6 1-6 1-8 1-2 2-3 2-3 4 0 4 3 4 7 4 5 0 10 0 15 0z"><text:p/></draw:path></draw:g></text:span><text:span text:style-name="T14">, נוכיח </text:span><text:span text:style-name="T14"><draw:g text:anchor-type="as-char" svg:y="-0.1134in" draw:z-index="203" draw:name="Shape205" draw:style-name="gr1"><svg:title>TexMaths</svg:title><svg:desc>11§display§\la f, h \ra \in R_3§svg§600§FALSE§</svg:desc><draw:path draw:style-name="gr2" draw:text-style-name="P5" svg:width="0.6961in" svg:height="0.1354in" svg:x="0.0004in" svg:y="0.0071in" svg:viewBox="0 0 1769 345" svg:d="M0 0c590 0 1179 0 1769 0 0 115 0 230 0 345-590 0-1179 0-1769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56in" svg:height="0.137in" svg:x="0.0598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6" svg:width="0.0173in" svg:height="0.0453in" svg:x="0.1472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744in" svg:height="0.1059in" svg:x="0.2102in" svg:y="0.0071in" svg:viewBox="0 0 190 270" svg:d="M90 3c-2-1 0-3-5-3-9 0-38 2-48 3-3 0-6 1-6 8 0 4 3 4 9 4 18 0 19 4 19 7 0 2-1 6-1 8-18 73-37 147-56 221-2 6-2 6-2 9 0 9 8 10 11 10 7 0 13-5 14-10 3-9 6-19 8-29 3-11 6-23 9-35 2-8 4-15 6-24 0-2 4-16 5-18 1-3 13-25 25-35 9-7 21-14 38-14 16 0 21 13 21 27 0 21-15 62-25 85-2 9-4 14-4 22 0 18 13 31 32 31 36 0 50-56 50-60 0-3-4-3-5-3-3 0-3 1-6 7-5 21-17 48-39 48-7 0-9-4-9-13 0-10 3-19 7-28 6-16 24-60 24-83 0-25-16-41-45-41-25 0-43 12-58 30 10-42 21-83 31-124z"><text:p/></draw:path><draw:path draw:style-name="gr3" draw:text-style-name="P6" svg:width="0.0335in" svg:height="0.1508in" svg:x="0.2984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6" svg:width="0.076in" svg:height="0.087in" svg:x="0.4031in" svg:y="0.0307in" svg:viewBox="0 0 194 222" svg:d="M181 120c6 0 13 0 13-8 0-7-7-7-13-7-55 0-109 0-164 0 4-52 48-88 103-88 20 0 41 0 61 0 6 0 13-2 13-9 0-8-7-8-13-8-21 0-41 0-62 0-66 0-119 51-119 112 0 62 53 110 119 110 21 0 41 0 62 0 6 0 13 0 13-7 0-8-7-7-13-7-20 0-41 0-61 0-55 0-99-36-103-88 55 0 109 0 164 0z"><text:p/></draw:path><draw:path draw:style-name="gr3" draw:text-style-name="P6" svg:width="0.1083in" svg:height="0.1063in" svg:x="0.5406in" svg:y="0.0098in" svg:viewBox="0 0 276 271" svg:d="M130 28c2-10 3-14 11-15 3-1 15-1 23-1 28 0 71 0 71 39 0 13-7 39-21 55-11 10-31 22-66 22-15 0-29 0-43 0 8-34 16-67 25-100zM185 132c40-8 86-35 86-74 0-33-35-58-86-58-36 0-74 0-110 0-8 0-11 0-11 8 0 4 3 4 10 4 1 0 9 0 15 1 7 1 10 1 10 7 0 1 0 2-1 6-18 69-34 138-52 206-4 16-4 19-35 19-7 0-11 0-11 8 0 4 3 3 6 4 11 0 38-2 49-2 10 0 37 2 48 2 4 0 8 0 8-9 0-3-3-3-11-3-14 0-24 0-24-8 0-2 0-4 1-6 9-33 17-67 25-100 16 0 31 0 47 0 35 0 41 20 41 34 0 6-3 18-5 26-3 10-7 24-7 32 0 42 47 42 52 42 33 0 46-39 46-44s-3-2-4-5c-3 0-4 3-6 6-8 29-26 35-35 35-12 0-15-9-15-24 0-12 2-32 4-44 1-5 1-11 1-17 0-29-25-41-36-46z"><text:p/></draw:path><draw:path draw:style-name="gr3" draw:text-style-name="P6" svg:width="0.0484in" svg:height="0.0724in" svg:x="0.6559in" svg:y="0.0661in" svg:viewBox="0 0 124 185" svg:d="M59 89c21 0 37 14 37 44 0 33-20 43-35 43-11 0-36-3-47-19 14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</text:span><text:span text:style-name="T14">. מתוך ההנחה, קיימים </text:span><text:span text:style-name="T14"><draw:g text:anchor-type="as-char" svg:y="-0.1071in" draw:z-index="204" draw:name="Shape206" draw:style-name="gr1"><svg:title>TexMaths</svg:title><svg:desc>11§display§\delta_1, \delta_2§svg§600§FALSE§</svg:desc><draw:path draw:style-name="gr2" draw:text-style-name="P5" svg:width="0.3087in" svg:height="0.1209in" svg:x="0.0016in" svg:y="0.0071in" svg:viewBox="0 0 785 308" svg:d="M0 0c262 0 523 0 785 0 0 102 0 206 0 308-262 0-523 0-785 0 0-102 0-206 0-308z"><text:p/></draw:path><draw:path draw:style-name="gr3" draw:text-style-name="P6" svg:width="0.0622in" svg:height="0.1091in" svg:x="0.0004in" svg:y="0in" svg:viewBox="0 0 159 278" svg:d="M86 106c-49 12-86 61-86 108 0 36 24 64 61 64 45 0 77-61 77-113 0-35-16-54-29-71-13-18-36-47-36-64 0-8 7-18 21-18 12 0 19 6 27 11s16 9 22 9c9 0 16-9 16-15 0-8-7-9-21-13-20-4-26-4-31-4-31 0-44 17-44 40 0 21 11 43 23 66zM90 114c10 18 21 39 21 65s-14 91-50 91c-21 0-37-17-37-47 0-24 15-95 66-109z"><text:p/></draw:path><draw:path draw:style-name="gr3" draw:text-style-name="P6" svg:width="0.0382in" svg:height="0.0697in" svg:x="0.0732in" svg:y="0.0598in" svg:viewBox="0 0 98 178" svg:d="M61 8c0-8 0-8-8-8-18 17-42 18-53 18 0 3 0 5 0 8 7 0 24 0 40-6 0 45 0 91 0 137 0 9 0 12-28 12-3 0-6 0-10 0 0 4 0 6 0 9 5 0 38-1 48-1 8 0 42 1 48 1 0-3 0-5 0-9-3 0-7 0-10 0-27 0-27-3-27-12 0-50 0-100 0-149z"><text:p/></draw:path><draw:path draw:style-name="gr3" draw:text-style-name="P6" svg:width="0.0173in" svg:height="0.0453in" svg:x="0.1429in" svg:y="0.0917in" svg:viewBox="0 0 45 116" svg:d="M45 41c0-26-10-41-25-41-12 0-20 10-20 21 0 10 8 20 20 20 5 0 10-1 14-5 1-1 1-1 2-1 0 2 0 0 0 6 0 28-13 51-26 65-4 3-4 4-4 5 0 3 2 5 4 5 4 0 35-30 35-75z"><text:p/></draw:path><draw:path draw:style-name="gr3" draw:text-style-name="P6" svg:width="0.0614in" svg:height="0.1091in" svg:x="0.2039in" svg:y="0in" svg:viewBox="0 0 157 278" svg:d="M85 106c-48 12-85 61-85 108 0 36 24 64 61 64 45 0 77-61 77-113 0-35-16-54-29-71-13-18-36-47-36-64 0-8 7-18 21-18 12 0 19 6 27 11s16 9 21 9c10 0 15-9 15-15 0-8-5-9-19-13-20-4-26-4-32-4-30 0-44 17-44 40 0 21 12 43 23 66zM90 114c9 18 21 39 21 65s-14 91-50 91c-21 0-38-17-38-47 0-24 14-95 67-109z"><text:p/></draw:path><draw:path draw:style-name="gr3" draw:text-style-name="P6" svg:width="0.0469in" svg:height="0.0697in" svg:x="0.2713in" svg:y="0.0598in" svg:viewBox="0 0 120 178" svg:d="M120 130c-3 0-6 0-9 0-1 6-4 22-8 25-2 1-23 1-26 1-16 0-33 0-49 0 27-25 37-33 53-45 20-16 39-33 39-58 0-33-29-53-64-53-33 0-56 23-56 48 0 14 12 16 14 16 7 0 15-6 15-14 0-6-1-15-16-15 9-20 27-25 40-25 26 0 41 21 41 43 0 23-17 42-26 52-22 20-43 41-65 63-3 4-3 4-3 10 37 0 75 0 112 0 3-15 6-32 8-48z"><text:p/></draw:path></draw:g></text:span><text:span text:style-name="T14"><text:s/>שבעבורם יהי </text:span><text:span text:style-name="T14"><draw:g text:anchor-type="as-char" svg:y="-0.1134in" draw:z-index="205" draw:name="Shape207" draw:style-name="gr1"><svg:title>TexMaths</svg:title><svg:desc>11§display§x_1 \in (-\delta_1, \delta_1)§svg§600§FALSE§</svg:desc><draw:path draw:style-name="gr2" draw:text-style-name="P5" svg:width="0.8854in" svg:height="0.1358in" svg:x="0.0039in" svg:y="0.0071in" svg:viewBox="0 0 2250 346" svg:d="M1126 346c-376 0-751 0-1126 0 0-116 0-230 0-346 750 0 1500 0 2250 0 0 116 0 230 0 346-375 0-750 0-1124 0z"><text:p/></draw:path><draw:path draw:style-name="gr3" draw:text-style-name="P6" svg:width="0.0752in" svg:height="0.0685in" svg:x="0.000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6" svg:width="0.0382in" svg:height="0.0701in" svg:x="0.0949in" svg:y="0.0661in" svg:viewBox="0 0 98 179" svg:d="M60 8c0-8 0-8-7-8-18 17-42 17-53 17 0 3 0 6 0 9 7 0 24 0 38-7 0 46 0 92 0 138 0 9 0 13-26 13-3 0-7 0-10 0 0 3 0 6 0 9 5-1 38-1 47-1s43 0 49 1c0-3 0-6 0-9-3 0-7 0-10 0-28 0-28-4-28-13 0-50 0-100 0-149z"><text:p/></draw:path><draw:path draw:style-name="gr3" draw:text-style-name="P6" svg:width="0.076in" svg:height="0.087in" svg:x="0.2059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0346in" svg:height="0.1512in" svg:x="0.3524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921in" svg:height="0.0063in" svg:x="0.4091in" svg:y="0.0717in" svg:viewBox="0 0 235 17" svg:d="M222 17c7 0 13-2 13-9 0-8-6-8-13-8-69 0-140 0-209 0-6 0-13 0-13 8 0 7 7 9 13 9 69 0 140 0 209 0z"><text:p/></draw:path><draw:path draw:style-name="gr3" draw:text-style-name="P6" svg:width="0.0618in" svg:height="0.1087in" svg:x="0.5205in" svg:y="0.0043in" svg:viewBox="0 0 158 277" svg:d="M86 106c-48 11-86 61-86 106 0 38 25 65 62 65 45 0 77-60 77-112 0-35-16-55-29-71-13-18-36-47-36-64 0-8 7-18 21-18 12 0 19 6 27 11s15 9 21 9c10 0 15-9 15-15 0-8-5-9-19-13-20-4-26-4-32-4-30 0-44 17-44 40 0 21 12 43 23 66zM91 115c9 17 21 38 21 66 0 25-14 89-50 89-21 0-38-17-38-46 0-24 14-96 67-109z"><text:p/></draw:path><draw:path draw:style-name="gr3" draw:text-style-name="P6" svg:width="0.0382in" svg:height="0.0701in" svg:x="0.5937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6" svg:width="0.0173in" svg:height="0.0453in" svg:x="0.6634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618in" svg:height="0.1087in" svg:x="0.724in" svg:y="0.0043in" svg:viewBox="0 0 158 277" svg:d="M86 106c-49 11-86 61-86 106 0 38 25 65 62 65 45 0 77-60 77-112 0-35-16-55-29-71-14-18-36-47-36-64 0-8 7-18 21-18 12 0 19 6 27 11s15 9 21 9c10 0 15-9 15-15 0-8-5-9-19-13-20-4-26-4-32-4-30 0-44 17-44 40 0 21 11 43 23 66zM91 115c9 17 21 38 21 66 0 25-15 89-50 89-22 0-38-17-38-46 0-24 14-96 67-109z"><text:p/></draw:path><draw:path draw:style-name="gr3" draw:text-style-name="P6" svg:width="0.0386in" svg:height="0.0701in" svg:x="0.7965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6" svg:width="0.035in" svg:height="0.1512in" svg:x="0.861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4"><text:s/>ובאופן דומה עבור </text:span><text:span text:style-name="T14"><draw:g text:anchor-type="as-char" svg:y="-0.0661in" draw:z-index="206" draw:name="Shape208" draw:style-name="gr1"><svg:title>TexMaths</svg:title><svg:desc>11§display§x_2§svg§600§FALSE§</svg:desc><draw:path draw:style-name="gr2" draw:text-style-name="P5" svg:width="0.1244in" svg:height="0.074in" svg:x="0.0039in" svg:y="0.0071in" svg:viewBox="0 0 317 189" svg:d="M160 189c-54 0-107 0-160 0 0-63 0-126 0-189 106 0 211 0 317 0 0 63 0 126 0 189-53 0-106 0-157 0z"><text:p/></draw:path><draw:path draw:style-name="gr3" draw:text-style-name="P6" svg:width="0.0756in" svg:height="0.0681in" svg:x="0.0004in" svg:y="0in" svg:viewBox="0 0 193 174" svg:d="M118 54c3-10 12-45 38-45 3 0 11 0 20 4-11 2-19 12-19 21 0 7 5 15 15 15 9 0 21-8 21-24 0-19-23-25-37-25-22 0-35 21-39 30-10-26-31-30-42-30-41 0-63 50-63 60 0 4 3 2 5 4 3 0 4-1 5-4 13-41 39-51 52-51 7 0 21 3 21 25 0 12-7 39-21 93-7 23-20 38-37 38-2 0-11 0-19-4 10-2 18-10 18-21s-8-12-14-12c-12 0-22 9-22 21 0 17 20 25 36 25 27 0 40-26 41-30 4 15 19 30 42 30 40 0 62-48 62-58 0-4-4-4-5-4-3 0-4 2-5 4-12 41-39 49-51 49-15 0-21-12-21-25 0-9 2-15 6-33s8-35 13-53z"><text:p/></draw:path><draw:path draw:style-name="gr3" draw:text-style-name="P6" svg:width="0.0469in" svg:height="0.0701in" svg:x="0.0894in" svg:y="0.0189in" svg:viewBox="0 0 120 179" svg:d="M120 129c-3 0-7 0-10 0 0 7-3 22-6 24s-24 2-27 2c-16 0-33 0-49 0 27-25 37-32 53-44 20-16 39-33 39-58 0-33-29-53-64-53-33 0-56 23-56 49 0 13 12 14 14 14 7 0 15-5 15-14 0-5-1-15-16-15 8-19 27-24 40-24 26 0 41 21 41 43 0 23-17 42-26 52-22 21-43 42-65 63-3 2-3 3-3 11 37 0 74 0 111 0 2-17 6-33 9-50z"><text:p/></draw:path></draw:g></text:span><text:span text:style-name="T14">, מתקיים </text:span><text:span text:style-name="T14"><draw:g text:anchor-type="as-char" svg:y="-0.1134in" draw:z-index="207" draw:name="Shape209" draw:style-name="gr1"><svg:title>TexMaths</svg:title><svg:desc>11§display§f(x_1) = g(x_1)§svg§600§FALSE§</svg:desc><draw:path draw:style-name="gr2" draw:text-style-name="P5" svg:width="0.8874in" svg:height="0.1358in" svg:x="0.0004in" svg:y="0.0071in" svg:viewBox="0 0 2255 346" svg:d="M1128 346c-376 0-752 0-1128 0 0-116 0-230 0-346 751 0 1503 0 2255 0 0 116 0 230 0 346-375 0-752 0-1127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752in" svg:height="0.0685in" svg:x="0.1472in" svg:y="0.0453in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86in" svg:height="0.0701in" svg:x="0.2413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6" svg:width="0.035in" svg:height="0.1512in" svg:x="0.3067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008in" svg:height="0.0354in" svg:x="0.407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7in" svg:height="0.0976in" svg:x="0.5618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6" svg:width="0.035in" svg:height="0.1512in" svg:x="0.6528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752in" svg:height="0.0685in" svg:x="0.7012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86in" svg:height="0.0701in" svg:x="0.7949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6" svg:width="0.035in" svg:height="0.1512in" svg:x="0.860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4"><text:s/>וגם </text:span><text:span text:style-name="T14"><draw:g text:anchor-type="as-char" svg:y="-0.1134in" draw:z-index="208" draw:name="Shape210" draw:style-name="gr1"><svg:title>TexMaths</svg:title><svg:desc>11§display§g(x_2) = h(x_2)§svg§600§FALSE§</svg:desc><draw:path draw:style-name="gr2" draw:text-style-name="P5" svg:width="0.8839in" svg:height="0.1358in" svg:x="0.0055in" svg:y="0.0071in" svg:viewBox="0 0 2246 346" svg:d="M0 0c749 0 1498 0 2246 0 0 116 0 230 0 346-748 0-1497 0-2246 0 0-116 0-230 0-346z"><text:p/></draw:path><draw:path draw:style-name="gr3" draw:text-style-name="P6" svg:width="0.0697in" svg:height="0.0976in" svg:x="0in" svg:y="0.0453in" svg:viewBox="0 0 178 249" svg:d="M176 25c1-3 2-4 2-7 0-7-5-10-12-10-3 0-14 2-15 16-7-14-21-24-37-24-44 0-91 54-91 109 0 39 23 62 51 62 23 0 41-19 45-23v1c-8 34-12 49-12 50-3 4-15 42-56 42-7 0-20-1-31-4 12-4 16-13 16-20s-4-13-15-13c-8 0-21 6-21 22 0 15 14 23 52 23 48 0 76-30 81-53 14-57 29-113 43-171zM126 121c-2 10-11 20-19 27-9 6-20 14-32 14-19 0-24-20-24-35 0-19 11-65 20-84 11-20 28-35 44-35 26 0 31 33 31 34 0 2-1 3-1 5-6 25-12 50-19 74z"><text:p/></draw:path><draw:path draw:style-name="gr3" draw:text-style-name="P6" svg:width="0.0346in" svg:height="0.1512in" svg:x="0.0909in" svg:y="0in" svg:viewBox="0 0 89 385" svg:d="M89 381c0-1 0-1-7-8-47-48-60-121-60-180 0-67 15-135 63-183 4-4 4-4 4-7 0-2-1-3-3-3-5 0-39 26-62 75-20 43-24 86-24 118 0 29 4 77 25 120 23 47 56 72 61 72 2 0 3-1 3-4z"><text:p/></draw:path><draw:path draw:style-name="gr3" draw:text-style-name="P6" svg:width="0.0752in" svg:height="0.0681in" svg:x="0.1394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6" svg:width="0.0469in" svg:height="0.0701in" svg:x="0.2287in" svg:y="0.0661in" svg:viewBox="0 0 120 179" svg:d="M120 130c-3 0-7 0-10 0 0 7-3 22-7 25-2 1-23 1-26 1-17 0-34 0-51 0 29-25 39-32 55-45 20-15 39-33 39-58 0-33-29-53-64-53-33 0-56 24-56 48 0 15 12 16 14 16 7 0 15-5 15-14 0-6-3-15-16-15 8-18 27-25 39-25 27 0 41 21 41 43 0 23-16 42-25 52-22 21-44 43-66 63-2 4-2 4-2 11 37 0 74 0 111 0 3-16 6-33 9-49z"><text:p/></draw:path><draw:path draw:style-name="gr3" draw:text-style-name="P6" svg:width="0.035in" svg:height="0.1512in" svg:x="0.2988in" svg:y="0in" svg:viewBox="0 0 90 385" svg:d="M90 193c0-30-4-77-26-120-23-48-56-73-60-73-2 0-4 1-4 3 0 3 0 3 8 10 37 38 59 99 59 180 0 66-14 133-62 182-5 5-5 5-5 6 0 3 2 4 4 4 4 0 39-26 62-75 19-42 24-85 24-117z"><text:p/></draw:path><draw:path draw:style-name="gr3" draw:text-style-name="P6" svg:width="0.1008in" svg:height="0.035in" svg:x="0.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4in" svg:height="0.1063in" svg:x="0.5602in" svg:y="0.0071in" svg:viewBox="0 0 190 271" svg:d="M90 3c-2-1 0-3-5-3-9 0-37 2-47 3-3 0-7 1-7 8 0 4 3 4 9 4 18 0 19 4 19 7 0 2-1 6-1 8-18 73-37 148-56 222-2 6-2 6-2 9 0 9 8 10 12 10 6 0 12-5 14-10 3-10 5-19 7-29 3-12 5-23 9-35 2-9 4-16 6-25 1-2 5-16 5-18 1-3 13-25 26-35 8-7 20-14 36-14 18 0 21 13 21 27 0 21-14 63-23 86-3 9-5 14-5 22 0 18 13 31 32 31 36 0 50-56 50-60 0-3-3-3-4-3-5 0-5 1-7 7-5 21-17 48-38 48-7 0-10-4-10-13 0-10 3-19 6-28 7-16 25-61 25-84 0-25-16-41-44-41-26 0-43 12-58 30 10-41 20-83 30-124z"><text:p/></draw:path><draw:path draw:style-name="gr3" draw:text-style-name="P6" svg:width="0.035in" svg:height="0.1512in" svg:x="0.6543in" svg:y="0in" svg:viewBox="0 0 90 385" svg:d="M90 381c0-1 0-1-6-8-49-48-61-121-61-180 0-67 14-135 62-183 5-4 5-4 5-7 0-2-2-3-4-3-4 0-39 26-62 75-19 43-24 86-24 118 0 29 4 77 25 120 24 47 57 72 61 72 2 0 4-1 4-4z"><text:p/></draw:path><draw:path draw:style-name="gr3" draw:text-style-name="P6" svg:width="0.0752in" svg:height="0.0681in" svg:x="0.7031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2 0-19-5 9-2 18-10 18-21 0-10-9-13-14-13-12 0-22 10-22 22 0 17 20 25 36 25 27 0 40-26 41-29 4 15 19 29 42 29 39 0 61-50 61-59 0-4-3-4-4-4-3 0-4 1-4 5-14 40-40 50-52 50-16 0-21-13-21-25 0-9 2-18 7-34 4-18 7-35 12-53z"><text:p/></draw:path><draw:path draw:style-name="gr3" draw:text-style-name="P6" svg:width="0.0469in" svg:height="0.0701in" svg:x="0.7921in" svg:y="0.0661in" svg:viewBox="0 0 120 179" svg:d="M120 130c-3 0-6 0-9 0-1 7-3 22-8 25-2 1-23 1-26 1-17 0-33 0-50 0 29-25 38-32 54-45 20-15 39-33 39-58 0-33-29-53-63-53s-57 24-57 48c0 15 12 16 14 16 7 0 15-5 15-14 0-6-2-15-16-15 9-18 27-25 40-25 26 0 40 21 40 43 0 23-16 42-25 52-22 21-43 43-65 63-3 4-3 4-3 11 37 0 75 0 112 0 2-16 6-33 8-49z"><text:p/></draw:path><draw:path draw:style-name="gr3" draw:text-style-name="P6" svg:width="0.0346in" svg:height="0.1512in" svg:x="0.8626in" svg:y="0in" svg:viewBox="0 0 89 385" svg:d="M89 193c0-30-4-77-25-120-23-48-56-73-61-73-2 0-3 1-3 3 0 3 0 3 7 10 38 38 60 99 60 180 0 66-14 133-63 182-4 5-4 5-4 6 0 3 1 4 3 4 5 0 39-26 62-75 20-42 24-85 24-117z"><text:p/></draw:path></draw:g></text:span><text:span text:style-name="T14">. צ.ל. קיום </text:span><text:span text:style-name="T14"><draw:g text:anchor-type="as-char" svg:y="-0.1091in" draw:z-index="209" draw:name="Shape211" draw:style-name="gr1"><svg:title>TexMaths</svg:title><svg:desc>11§display§\delta§svg§600§FALSE§</svg:desc><draw:path draw:style-name="gr2" draw:text-style-name="P5" svg:width="0.052in" svg:height="0.0933in" svg:x="0.0016in" svg:y="0.0083in" svg:viewBox="0 0 133 238" svg:d="M67 238c-23 0-45 0-67 0 0-79 0-159 0-238 44 0 89 0 133 0 0 79 0 159 0 238-22 0-44 0-66 0z"><text:p/></draw:path><draw:path draw:style-name="gr3" draw:text-style-name="P6" svg:width="0.061in" svg:height="0.1091in" svg:x="0.0004in" svg:y="0.0004in" svg:viewBox="0 0 156 278" svg:d="M85 105c-48 12-85 61-85 108 0 37 24 65 61 65 44 0 75-61 75-114 0-34-15-53-28-71-13-17-35-46-35-62 0-9 7-19 20-19 10 0 18 6 27 11 8 4 15 10 21 10 10 0 15-10 15-15 0-9-6-10-20-14-19-4-25-4-31-4-29 0-43 16-43 40 0 20 11 42 23 65zM89 114c10 18 21 39 21 65s-14 90-49 90c-21 0-38-16-38-45 0-24 14-96 66-110z"><text:p/></draw:path></draw:g></text:span><text:span text:style-name="T14"><text:s/>עבורו לכל </text:span><text:span text:style-name="T14"><draw:g text:anchor-type="as-char" svg:y="-0.1134in" draw:z-index="210" draw:name="Shape212" draw:style-name="gr1"><svg:title>TexMaths</svg:title><svg:desc>11§display§x \in (-\delta, \delta)§svg§600§FALSE§</svg:desc><draw:path draw:style-name="gr2" draw:text-style-name="P5" svg:width="0.6839in" svg:height="0.1358in" svg:x="0.0039in" svg:y="0.0071in" svg:viewBox="0 0 1738 346" svg:d="M870 346c-290 0-580 0-870 0 0-116 0-230 0-346 580 0 1158 0 1738 0 0 116 0 230 0 346-289 0-579 0-868 0z"><text:p/></draw:path><draw:path draw:style-name="gr3" draw:text-style-name="P6" svg:width="0.0756in" svg:height="0.0685in" svg:x="0.0004in" svg:y="0.0453in" svg:viewBox="0 0 193 175" svg:d="M119 54c2-10 11-45 37-45 2 0 11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6" svg:width="0.0752in" svg:height="0.087in" svg:x="0.1382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346in" svg:height="0.1512in" svg:x="0.2843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925in" svg:height="0.0063in" svg:x="0.3409in" svg:y="0.0717in" svg:viewBox="0 0 236 17" svg:d="M222 17c7 0 14-2 14-9 0-8-7-8-14-8-69 0-140 0-209 0-6 0-13 0-13 8 0 7 7 9 13 9 69 0 140 0 209 0z"><text:p/></draw:path><draw:path draw:style-name="gr3" draw:text-style-name="P6" svg:width="0.0618in" svg:height="0.1087in" svg:x="0.4528in" svg:y="0.0043in" svg:viewBox="0 0 158 277" svg:d="M86 106c-49 11-86 61-86 106 0 38 24 65 60 65 46 0 77-60 77-112 0-35-15-55-28-71-13-18-36-47-36-64 0-8 7-18 20-18s20 6 28 11 15 9 22 9c9 0 15-9 15-15 0-8-6-9-21-13-19-4-25-4-30-4-31 0-44 17-44 40 0 21 11 43 23 66zM90 115c10 17 21 38 21 66 0 25-14 89-51 89-20 0-37-17-37-46 0-24 14-96 67-109z"><text:p/></draw:path><draw:path draw:style-name="gr3" draw:text-style-name="P6" svg:width="0.0173in" svg:height="0.0453in" svg:x="0.524in" svg:y="0.0972in" svg:viewBox="0 0 45 116" svg:d="M45 41c0-26-10-41-24-41-13 0-21 10-21 21 0 10 8 20 21 20 4 0 9-1 13-5 1-1 1-1 2-1 0 2 0 0 0 6 0 28-14 50-26 64-5 3-3 5-3 6 0 2 1 5 3 5 4 0 35-30 35-75z"><text:p/></draw:path><draw:path draw:style-name="gr3" draw:text-style-name="P6" svg:width="0.0618in" svg:height="0.1087in" svg:x="0.585in" svg:y="0.0043in" svg:viewBox="0 0 158 277" svg:d="M86 106c-49 11-86 61-86 106 0 38 24 65 60 65 46 0 77-60 77-112 0-35-15-55-28-71-13-18-36-47-36-64 0-8 7-18 20-18s20 6 28 11 15 9 22 9c9 0 15-9 15-15 0-8-6-9-21-13-19-4-25-4-30-4-31 0-44 17-44 40 0 21 11 43 23 66zM90 115c10 17 21 38 21 66 0 25-14 89-51 89-20 0-37-17-37-46 0-24 14-96 67-109z"><text:p/></draw:path><draw:path draw:style-name="gr3" draw:text-style-name="P6" svg:width="0.035in" svg:height="0.1512in" svg:x="0.660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4"><text:s/>מתקיים </text:span><text:span text:style-name="T14"><draw:g text:anchor-type="as-char" svg:y="-0.1134in" draw:z-index="211" draw:name="Shape213" draw:style-name="gr1"><svg:title>TexMaths</svg:title><svg:desc>11§display§f(x) = h(x)§svg§600§FALSE§</svg:desc><draw:path draw:style-name="gr2" draw:text-style-name="P5" svg:width="0.7602in" svg:height="0.1358in" svg:x="0.0004in" svg:y="0.0071in" svg:viewBox="0 0 1932 346" svg:d="M966 346c-322 0-644 0-966 0 0-116 0-230 0-346 644 0 1287 0 1932 0 0 116 0 230 0 346-322 0-645 0-966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752in" svg:height="0.0685in" svg:x="0.1472in" svg:y="0.0453in" svg:viewBox="0 0 192 175" svg:d="M118 54c2-10 11-45 38-45 2 0 11 0 19 4-11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5in" svg:height="0.1512in" svg:x="0.2382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0.339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4996in" svg:y="0.0071in" svg:viewBox="0 0 189 271" svg:d="M89 4c0-1 0-4-4-4-9 0-38 3-48 3-3 1-7 1-7 8 0 6 3 6 10 6 17 0 18 2 18 6 0 2-1 6-1 8-19 74-37 147-56 220-1 6-1 7-1 9 0 9 8 11 11 11 7 0 12-5 14-10 2-10 6-20 8-30 2-11 5-22 8-33 2-9 5-17 6-26 1-2 5-15 5-18 1-3 13-24 26-35 9-6 21-13 37-13 17 0 21 13 21 26 0 21-15 64-24 86-3 9-5 13-5 21 0 19 14 32 32 32 36 0 50-56 50-60 0-3-3-3-4-3-4 0-4 1-6 7-5 20-18 47-39 47-7 0-9-3-9-12 0-10 3-19 6-28 6-15 24-61 24-83 0-26-16-42-44-42-25 0-43 12-58 30 10-41 20-82 30-123z"><text:p/></draw:path><draw:path draw:style-name="gr3" draw:text-style-name="P6" svg:width="0.0346in" svg:height="0.1512in" svg:x="0.5937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752in" svg:height="0.0685in" svg:x="0.6425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" draw:text-style-name="P6" svg:width="0.035in" svg:height="0.1512in" svg:x="0.733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4">. נבחר </text:span><text:span text:style-name="T14"><draw:g text:anchor-type="as-char" svg:y="-0.1134in" draw:z-index="212" draw:name="Shape214" draw:style-name="gr1"><svg:title>TexMaths</svg:title><svg:desc>11§display§\delta = \min(\delta_1, \delta_2)§svg§600§FALSE§</svg:desc><draw:path draw:style-name="gr2" draw:text-style-name="P5" svg:width="0.9567in" svg:height="0.1358in" svg:x="0.0016in" svg:y="0.0071in" svg:viewBox="0 0 2431 346" svg:d="M1216 346c-406 0-811 0-1216 0 0-116 0-230 0-346 810 0 1621 0 2431 0 0 116 0 230 0 346-405 0-810 0-1215 0z"><text:p/></draw:path><draw:path draw:style-name="gr3" draw:text-style-name="P6" svg:width="0.0618in" svg:height="0.1087in" svg:x="0.0004in" svg:y="0.0043in" svg:viewBox="0 0 158 277" svg:d="M86 106c-49 11-86 61-86 106 0 38 24 65 62 65 45 0 77-60 77-112 0-35-16-55-29-71-14-18-37-47-37-64 0-8 7-18 22-18 11 0 18 6 27 11 8 5 16 9 21 9 10 0 15-9 15-15 0-8-6-9-19-13-20-4-26-4-32-4-30 0-44 17-44 40 0 21 11 43 23 66zM90 115c10 17 22 38 22 66 0 25-15 89-50 89-22 0-38-17-38-46 0-24 15-96 66-109z"><text:p/></draw:path><draw:path draw:style-name="gr3" draw:text-style-name="P6" svg:width="0.1012in" svg:height="0.0354in" svg:x="0.118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1189in" svg:height="0.0669in" svg:x="0.2752in" svg:y="0.0453in" svg:viewBox="0 0 303 171" svg:d="M31 39c0 34 0 68 0 103 0 17-5 17-31 17 0 3 0 7 0 12 14 0 34-1 44-1s31 1 43 1c0-5 0-9 0-12-25 0-30 0-30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3" draw:text-style-name="P6" svg:width="0.0323in" svg:height="0.1008in" svg:x="0.4024in" svg:y="0.0126in" svg:viewBox="0 0 83 257" svg:d="M55 87c-18 1-36 2-54 4 0 4 0 8 0 12 25 0 29 3 29 21 0 35 0 70 0 104 0 16-5 16-30 16 0 5 0 9 0 13 12 0 33-2 42-2 14 0 27 2 41 2 0-4 0-8 0-13-26 0-28-1-28-16 0-46 0-94 0-141zM57 20c0-12-10-20-21-20-12 0-21 10-21 20 0 11 9 21 21 21 11 0 21-9 21-21z"><text:p/></draw:path><draw:path draw:style-name="gr3" draw:text-style-name="P6" svg:width="0.0764in" svg:height="0.0669in" svg:x="0.4445in" svg:y="0.0453in" svg:viewBox="0 0 195 171" svg:d="M30 39c0 34 0 68 0 103 0 17-5 17-30 17 0 3 0 7 0 12 13 0 33-1 44-1 10 0 30 1 43 1 0-5 0-9 0-12-26 0-30 0-30-17 0-24 0-48 0-72 0-39 27-61 52-61 24 0 29 21 29 43 0 29 0 59 0 90 0 17-5 17-30 17 0 3 0 7 0 12 13 0 33-1 43-1s31 1 44 1c0-5 0-9 0-12-21 0-30 0-31-11 0-26 0-50 0-74 0-33 0-45-12-60-6-6-18-14-41-14-27 0-46 17-57 41 0-13 0-28 0-41-18 1-36 3-54 4 0 5 0 8 0 13 26 0 30 2 30 22z"><text:p/></draw:path><draw:path draw:style-name="gr3" draw:text-style-name="P6" svg:width="0.0346in" svg:height="0.1512in" svg:x="0.539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618in" svg:height="0.1087in" svg:x="0.5894in" svg:y="0.0043in" svg:viewBox="0 0 158 277" svg:d="M86 106c-49 11-86 61-86 106 0 38 25 65 62 65 45 0 77-60 77-112 0-35-16-55-29-71-14-18-36-47-36-64 0-8 7-18 21-18 11 0 19 6 27 11s16 9 21 9c10 0 15-9 15-15 0-8-5-9-19-13-20-4-26-4-32-4-30 0-44 17-44 40 0 21 11 43 23 66zM90 115c10 17 22 38 22 66 0 25-15 89-50 89-22 0-38-17-38-46 0-24 15-96 66-109z"><text:p/></draw:path><draw:path draw:style-name="gr3" draw:text-style-name="P6" svg:width="0.0386in" svg:height="0.0701in" svg:x="0.6622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6" svg:width="0.0177in" svg:height="0.0453in" svg:x="0.7319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6" svg:width="0.0618in" svg:height="0.1087in" svg:x="0.7929in" svg:y="0.0043in" svg:viewBox="0 0 158 277" svg:d="M86 106c-49 11-86 61-86 106 0 38 25 65 62 65 45 0 77-60 77-112 0-35-16-55-29-71-14-18-36-47-36-64 0-8 7-18 21-18 11 0 18 6 27 11 8 5 16 9 21 9 10 0 15-9 15-15 0-8-5-9-19-13-20-4-26-4-32-4-30 0-44 17-44 40 0 21 11 43 23 66zM90 115c10 17 22 38 22 66 0 25-15 89-50 89-22 0-38-17-38-46 0-24 15-96 66-109z"><text:p/></draw:path><draw:path draw:style-name="gr3" draw:text-style-name="P6" svg:width="0.0469in" svg:height="0.0701in" svg:x="0.861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0.9311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4">, ובה"כ </text:span><text:span text:style-name="T14"><draw:g text:anchor-type="as-char" svg:y="-0.1075in" draw:z-index="213" draw:name="Shape215" draw:style-name="gr1"><svg:title>TexMaths</svg:title><svg:desc>11§display§\delta_1 &lt; \delta_2§svg§600§FALSE§</svg:desc><draw:path draw:style-name="gr2" draw:text-style-name="P5" svg:width="0.4441in" svg:height="0.1142in" svg:x="0.0016in" svg:y="0.0079in" svg:viewBox="0 0 1129 291" svg:d="M565 291c-188 0-377 0-565 0 0-96 0-194 0-291 377 0 752 0 1129 0 0 97 0 195 0 291-189 0-377 0-564 0z"><text:p/></draw:path><draw:path draw:style-name="gr3" draw:text-style-name="P6" svg:width="0.0622in" svg:height="0.1087in" svg:x="0.0004in" svg:y="0in" svg:viewBox="0 0 159 277" svg:d="M86 106c-49 12-86 61-86 107 0 37 24 64 61 64 45 0 78-60 78-112 0-35-16-54-29-72-14-17-37-46-37-62 0-9 7-19 22-19 11 0 18 6 27 11 8 4 16 10 21 10 10 0 16-10 16-15 0-9-7-10-20-14-21-4-27-4-32-4-31 0-44 16-44 40 0 20 11 42 23 66zM90 114c10 18 21 39 21 66 0 24-14 89-50 89-21 0-37-16-37-46 0-24 15-95 66-109z"><text:p/></draw:path><draw:path draw:style-name="gr3" draw:text-style-name="P6" svg:width="0.0382in" svg:height="0.0701in" svg:x="0.0732in" svg:y="0.0606in" svg:viewBox="0 0 98 179" svg:d="M62 8c0-8-1-8-9-8-18 16-42 18-53 18 0 3 0 6 0 9 7 0 24 0 40-7 0 45 0 91 0 137 0 9 0 12-28 12-3 0-6 0-10 0 0 4 0 7 0 10 5 0 38-1 48-1 8 0 42 1 48 1 0-3 0-6 0-10-3 0-7 0-10 0-26 0-26-3-26-12 0-50 0-100 0-149z"><text:p/></draw:path><draw:path draw:style-name="gr3" draw:text-style-name="P6" svg:width="0.0929in" svg:height="0.087in" svg:x="0.1846in" svg:y="0.026in" svg:viewBox="0 0 237 222" svg:d="M229 16c4-2 8-4 8-8 0-5-4-8-8-8-1 0-2 0-8 3-71 33-142 66-213 100-5 3-8 4-8 9s3 7 8 8c71 33 142 67 213 100 6 2 7 2 8 2 4 0 8-3 8-8 0-4-4-5-8-7-67-31-135-63-203-95 68-32 136-64 203-96z"><text:p/></draw:path><draw:path draw:style-name="gr3" draw:text-style-name="P6" svg:width="0.0622in" svg:height="0.1087in" svg:x="0.3386in" svg:y="0in" svg:viewBox="0 0 159 277" svg:d="M86 106c-49 12-86 61-86 107 0 37 25 64 62 64 45 0 77-60 77-112 0-35-16-54-29-72-14-17-36-46-36-62 0-9 7-19 21-19 12 0 20 6 27 11 8 4 16 10 21 10 10 0 16-10 16-15 0-9-6-10-20-14-20-4-26-4-32-4-30 0-44 16-44 40 0 20 11 42 23 66zM91 114c9 18 21 39 21 66 0 24-14 89-50 89-21 0-38-16-38-46 0-24 15-95 67-109z"><text:p/></draw:path><draw:path draw:style-name="gr3" draw:text-style-name="P6" svg:width="0.0469in" svg:height="0.0701in" svg:x="0.4067in" svg:y="0.0606in" svg:viewBox="0 0 120 179" svg:d="M120 130c-3 0-7 0-10 0 0 6-3 22-6 24s-24 2-27 2c-16 0-33 0-49 0 27-25 37-33 53-45 20-16 39-33 39-58 0-33-29-53-64-53-33 0-56 23-56 48 0 14 12 16 14 16 7 0 15-6 15-15 0-5-1-14-16-14 8-20 27-25 40-25 26 0 41 21 41 43 0 23-17 42-26 51-22 21-43 42-65 64-3 2-3 4-3 11 37 0 74 0 111 0 4-16 6-33 9-49z"><text:p/></draw:path></draw:g></text:span><text:span text:style-name="T14"><text:s/>ולכן </text:span><draw:g text:anchor-type="as-char" svg:y="-0.1075in" draw:z-index="214" draw:name="Shape216" draw:style-name="gr1"><svg:title>TexMaths</svg:title><svg:desc>11§display§\delta = \delta_1§svg§600§FALSE§</svg:desc><draw:path draw:style-name="gr2" draw:text-style-name="P5" svg:width="0.378in" svg:height="0.1142in" svg:x="0.0016in" svg:y="0.0079in" svg:viewBox="0 0 961 291" svg:d="M481 291c-161 0-320 0-481 0 0-96 0-194 0-291 320 0 641 0 961 0 0 97 0 195 0 291-160 0-320 0-480 0z"><text:p/></draw:path><draw:path draw:style-name="gr3" draw:text-style-name="P6" svg:width="0.0622in" svg:height="0.1087in" svg:x="0.0004in" svg:y="0in" svg:viewBox="0 0 159 277" svg:d="M86 106c-49 12-86 61-86 107 0 37 24 64 61 64 45 0 78-60 78-112 0-35-16-54-29-72-14-17-37-46-37-62 0-9 7-19 22-19 11 0 18 6 27 11 8 4 16 10 21 10 10 0 16-10 16-15 0-9-7-10-20-14-21-4-27-4-32-4-31 0-44 16-44 40 0 20 11 42 23 66zM90 114c10 18 21 39 21 66 0 24-14 89-50 89-21 0-37-16-37-46 0-24 15-95 66-109z"><text:p/></draw:path><draw:path draw:style-name="gr3" draw:text-style-name="P6" svg:width="0.1004in" svg:height="0.035in" svg:x="0.1185in" svg:y="0.0524in" svg:viewBox="0 0 256 90" svg:d="M243 15c6 0 13 0 13-7 0-8-7-8-12-8-77 0-155 0-232 0-5 0-12 0-12 8 0 7 7 7 13 7 77 0 153 0 230 0zM244 90c5 0 12 0 12-8 0-7-7-7-13-7-77 0-153 0-230 0-6 0-13 0-13 7 0 8 7 8 12 8 77 0 155 0 232 0z"><text:p/></draw:path><draw:path draw:style-name="gr3" draw:text-style-name="P6" svg:width="0.0622in" svg:height="0.1087in" svg:x="0.276in" svg:y="0in" svg:viewBox="0 0 159 277" svg:d="M86 106c-49 12-86 61-86 107 0 37 25 64 62 64 45 0 77-60 77-112 0-35-16-54-29-72-14-17-36-46-36-62 0-9 7-19 21-19 11 0 18 6 27 11 8 4 16 10 21 10 10 0 16-10 16-15 0-9-6-10-20-14-20-4-26-4-32-4-30 0-44 16-44 40 0 20 11 42 23 66zM90 114c10 18 22 39 22 66 0 24-15 89-50 89-22 0-38-16-38-46 0-24 15-95 66-109z"><text:p/></draw:path><draw:path draw:style-name="gr3" draw:text-style-name="P6" svg:width="0.0386in" svg:height="0.0701in" svg:x="0.3488in" svg:y="0.0606in" svg:viewBox="0 0 99 179" svg:d="M62 8c0-8-1-8-8-8-18 16-43 18-54 18 0 3 0 6 0 9 7 0 24 0 40-7 0 45 0 91 0 137 0 9 0 12-28 12-3 0-6 0-10 0 0 4 0 7 0 10 5 0 39-1 49-1 7 0 41 1 48 1 0-3 0-6 0-10-3 0-8 0-11 0-26 0-26-3-26-12 0-50 0-100 0-149z"><text:p/></draw:path></draw:g><text:span text:style-name="T15">, </text:span><text:span text:style-name="T16">נסיק</text:span><text:span text:style-name="T15"> </text:span><text:span text:style-name="T15"><draw:g text:anchor-type="as-char" svg:y="-0.1138in" draw:z-index="215" draw:name="Shape217" draw:style-name="gr1"><svg:title>TexMaths</svg:title><svg:desc>11§display§(-\delta, \delta) \subseteq (-\delta_1, \delta_1) \subseteq (-\delta_2, \delta_2)§svg§600§FALSE§</svg:desc><draw:path draw:style-name="gr2" draw:text-style-name="P5" svg:width="1.9697in" svg:height="0.1362in" svg:x="0in" svg:y="0.0079in" svg:viewBox="0 0 5004 347" svg:d="M2503 347c-834 0-1669 0-2503 0 0-116 0-231 0-347 1668 0 3336 0 5004 0 0 116 0 231 0 347-834 0-1668 0-2501 0z"><text:p/></draw:path><draw:path draw:style-name="gr3" draw:text-style-name="P6" svg:width="0.035in" svg:height="0.1516in" svg:x="0.0075in" svg:y="0in" svg:viewBox="0 0 90 386" svg:d="M90 382c0-1 0-1-6-8-49-49-62-122-62-180 0-69 15-136 63-183 5-5 5-5 5-7 0-3-2-4-4-4-5 0-39 26-62 76-20 42-24 85-24 118 0 29 4 76 25 120 23 47 56 72 61 72 2 0 4-1 4-4z"><text:p/></draw:path><draw:path draw:style-name="gr3" draw:text-style-name="P6" svg:width="0.0929in" svg:height="0.0063in" svg:x="0.0642in" svg:y="0.0728in" svg:viewBox="0 0 237 17" svg:d="M222 17c7 0 15 1 15-8 0-8-8-9-15-9-69 0-139 0-209 0-6 0-13 1-13 9 0 9 7 8 13 8 70 0 140 0 209 0z"><text:p/></draw:path><draw:path draw:style-name="gr3" draw:text-style-name="P6" svg:width="0.0618in" svg:height="0.1091in" svg:x="0.1764in" svg:y="0.0059in" svg:viewBox="0 0 158 278" svg:d="M86 106c-49 11-86 61-86 107 0 38 24 65 61 65 46 0 78-60 78-113 0-35-16-55-29-71-14-18-37-47-37-64 0-8 7-18 22-18 11 0 18 6 27 11 8 5 16 9 21 9 10 0 15-9 15-15 0-8-6-9-19-13-21-4-26-4-32-4-31 0-44 17-44 40 0 21 11 43 23 66zM90 114c10 18 21 39 21 66 0 26-14 91-50 91-21 0-37-17-37-46 0-25 15-97 66-111z"><text:p/></draw:path><draw:path draw:style-name="gr3" draw:text-style-name="P6" svg:width="0.0173in" svg:height="0.0453in" svg:x="0.2476in" svg:y="0.0984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18in" svg:height="0.1091in" svg:x="0.3087in" svg:y="0.0059in" svg:viewBox="0 0 158 278" svg:d="M86 106c-49 11-86 61-86 107 0 38 24 65 62 65 45 0 77-60 77-113 0-35-16-55-29-71-14-18-37-47-37-64 0-8 7-18 22-18 11 0 18 6 27 11 8 5 16 9 21 9 10 0 15-9 15-15 0-8-6-9-19-13-20-4-26-4-32-4-30 0-44 17-44 40 0 21 11 43 23 66zM90 114c10 18 22 39 22 66 0 26-15 91-50 91-22 0-38-17-38-46 0-25 15-97 66-111z"><text:p/></draw:path><draw:path draw:style-name="gr3" draw:text-style-name="P6" svg:width="0.0346in" svg:height="0.1516in" svg:x="0.3846in" svg:y="0in" svg:viewBox="0 0 89 386" svg:d="M89 194c0-31-4-77-25-121-23-48-56-73-61-73-2 0-3 2-3 4s0 2 7 9c38 38 60 99 60 181 0 65-14 133-63 181-4 6-4 6-4 7 0 2 1 4 3 4 5 0 39-26 62-76 20-41 24-84 24-116z"><text:p/></draw:path><draw:path draw:style-name="gr3" draw:text-style-name="P6" svg:width="0.0929in" svg:height="0.1169in" svg:x="0.4898in" svg:y="0.0173in" svg:viewBox="0 0 237 298" svg:d="M222 15c7 0 15 0 15-7 0-8-8-8-15-8-34 0-69 0-103 0-66 0-119 51-119 111 0 63 54 112 119 112 34 0 69 0 103 0 7 0 15 0 15-7 0-8-8-8-15-8-34 0-68 0-102 0-62 0-105-45-105-96 0-53 44-97 105-97 34 0 68 0 102 0zM21 283c-7 0-13 0-13 8 0 7 6 7 13 7 67 0 134 0 201 0 7 0 15 0 15-7 0-8-8-8-15-8-67 0-134 0-201 0z"><text:p/></draw:path><draw:path draw:style-name="gr3" draw:text-style-name="P6" svg:width="0.0346in" svg:height="0.1516in" svg:x="0.6531in" svg:y="0in" svg:viewBox="0 0 89 386" svg:d="M89 382c0-1 0-1-6-8-49-49-61-122-61-180 0-69 14-136 63-183 4-5 4-5 4-7 0-3-1-4-3-4-5 0-40 26-62 76-20 42-24 85-24 118 0 29 3 76 25 120 23 47 56 72 61 72 2 0 3-1 3-4z"><text:p/></draw:path><draw:path draw:style-name="gr3" draw:text-style-name="P6" svg:width="0.0921in" svg:height="0.0063in" svg:x="0.7098in" svg:y="0.0728in" svg:viewBox="0 0 235 17" svg:d="M222 17c7 0 13 1 13-8 0-8-6-9-13-9-69 0-139 0-209 0-6 0-13 1-13 9 0 9 7 8 13 8 70 0 140 0 209 0z"><text:p/></draw:path><draw:path draw:style-name="gr3" draw:text-style-name="P6" svg:width="0.0626in" svg:height="0.1091in" svg:x="0.8217in" svg:y="0.0059in" svg:viewBox="0 0 160 278" svg:d="M86 106c-47 11-86 61-86 107 0 38 25 65 62 65 45 0 77-60 77-113 0-35-16-55-29-71-13-18-36-47-36-64 0-8 7-18 21-18 12 0 19 6 27 11s16 9 21 9c10 0 17-9 17-15 0-8-7-9-21-13-20-4-26-4-32-4-30 0-44 17-44 40 0 21 12 43 23 66zM91 114c9 18 21 39 21 66 0 26-14 91-50 91-21 0-38-17-38-46 0-25 15-97 67-111z"><text:p/></draw:path><draw:path draw:style-name="gr3" draw:text-style-name="P6" svg:width="0.0382in" svg:height="0.0701in" svg:x="0.8949in" svg:y="0.0665in" svg:viewBox="0 0 98 179" svg:d="M61 8c0-8 0-8-8-8-18 17-42 17-53 17 0 3 0 6 0 9 7 0 24 0 39-7 0 46 0 92 0 138 0 9 0 12-27 12-3 0-8 0-11 0 0 4 0 7 0 10 6-1 39-1 49-1 8 0 42 0 48 1 0-3 0-6 0-10-3 0-7 0-10 0-27 0-27-3-27-12 0-49 0-100 0-149z"><text:p/></draw:path><draw:path draw:style-name="gr3" draw:text-style-name="P6" svg:width="0.0173in" svg:height="0.0453in" svg:x="0.9646in" svg:y="0.0984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18in" svg:height="0.1091in" svg:x="1.0252in" svg:y="0.0059in" svg:viewBox="0 0 158 278" svg:d="M86 106c-47 11-86 61-86 107 0 38 25 65 62 65 45 0 77-60 77-113 0-35-16-55-29-71-13-18-36-47-36-64 0-8 7-18 21-18 12 0 19 6 27 11s16 9 21 9c10 0 15-9 15-15 0-8-5-9-19-13-20-4-26-4-32-4-30 0-44 17-44 40 0 21 12 43 23 66zM91 114c9 18 21 39 21 66 0 26-14 91-50 91-21 0-38-17-38-46 0-25 15-97 67-111z"><text:p/></draw:path><draw:path draw:style-name="gr3" draw:text-style-name="P6" svg:width="0.0382in" svg:height="0.0701in" svg:x="1.0984in" svg:y="0.0665in" svg:viewBox="0 0 98 179" svg:d="M61 8c0-8 0-8-8-8-18 17-42 17-53 17 0 3 0 6 0 9 7 0 24 0 39-7 0 46 0 92 0 138 0 9 0 12-27 12-3 0-8 0-11 0 0 4 0 7 0 10 6-1 39-1 49-1 8 0 42 0 48 1 0-3 0-6 0-10-3 0-7 0-10 0-27 0-27-3-27-12 0-49 0-100 0-149z"><text:p/></draw:path><draw:path draw:style-name="gr3" draw:text-style-name="P6" svg:width="0.035in" svg:height="0.1516in" svg:x="1.1634in" svg:y="0in" svg:viewBox="0 0 90 386" svg:d="M90 194c0-31-4-77-25-121-23-48-56-73-61-73-2 0-4 2-4 4s0 2 8 9c38 38 60 99 60 181 0 65-14 133-62 181-6 6-6 6-6 7 0 2 2 4 4 4 5 0 39-26 62-76 20-41 24-84 24-116z"><text:p/></draw:path><draw:path draw:style-name="gr3" draw:text-style-name="P6" svg:width="0.0929in" svg:height="0.1169in" svg:x="1.2689in" svg:y="0.0173in" svg:viewBox="0 0 237 298" svg:d="M222 15c7 0 15 0 15-7 0-8-8-8-15-8-34 0-69 0-103 0-67 0-119 51-119 111 0 63 53 112 119 112 34 0 69 0 103 0 7 0 15 0 15-7 0-8-8-8-15-8-34 0-69 0-103 0-61 0-104-45-104-96 0-53 44-97 104-97 34 0 69 0 103 0zM21 283c-7 0-13 0-13 8 0 7 6 7 13 7 67 0 134 0 201 0 7 0 15 0 15-7 0-8-8-8-15-8-67 0-134 0-201 0z"><text:p/></draw:path><draw:path draw:style-name="gr3" draw:text-style-name="P6" svg:width="0.035in" svg:height="0.1516in" svg:x="1.4319in" svg:y="0in" svg:viewBox="0 0 90 386" svg:d="M90 382c0-1 0-1-6-8-49-49-61-122-61-180 0-69 14-136 62-183 5-5 5-5 5-7 0-3-2-4-4-4-3 0-39 26-61 76-19 42-25 85-25 118 0 29 4 76 26 120 24 47 57 72 60 72 2 0 4-1 4-4z"><text:p/></draw:path><draw:path draw:style-name="gr3" draw:text-style-name="P6" svg:width="0.0929in" svg:height="0.0063in" svg:x="1.4886in" svg:y="0.0728in" svg:viewBox="0 0 237 17" svg:d="M223 17c7 0 14 1 14-8 0-8-7-9-14-9-69 0-139 0-209 0-6 0-14 1-14 9 0 9 8 8 14 8 70 0 140 0 209 0z"><text:p/></draw:path><draw:path draw:style-name="gr3" draw:text-style-name="P6" svg:width="0.0618in" svg:height="0.1091in" svg:x="1.6008in" svg:y="0.0059in" svg:viewBox="0 0 158 278" svg:d="M86 106c-49 11-86 61-86 107 0 38 25 65 62 65 45 0 77-60 77-113 0-35-16-55-29-71-14-18-36-47-36-64 0-8 7-18 21-18 12 0 19 6 27 11s16 9 21 9c10 0 15-9 15-15 0-8-5-9-19-13-20-4-26-4-32-4-30 0-44 17-44 40 0 21 11 43 23 66zM90 114c10 18 22 39 22 66 0 26-15 91-50 91-22 0-38-17-38-46 0-25 15-97 66-111z"><text:p/></draw:path><draw:path draw:style-name="gr3" draw:text-style-name="P6" svg:width="0.0469in" svg:height="0.0701in" svg:x="1.6685in" svg:y="0.0665in" svg:viewBox="0 0 120 179" svg:d="M120 130c-3 0-6 0-9 0-1 5-4 22-8 24-2 2-23 2-26 2-16 0-33 0-49 0 27-25 37-33 53-45 20-16 39-33 39-58 0-33-29-53-64-53-33 0-56 23-56 48 0 14 12 15 14 15 7 0 15-5 15-15 0-4-1-14-16-14 8-19 27-24 40-24 26 0 41 21 41 43 0 23-17 42-26 52-22 20-43 42-65 63-3 3-3 4-3 11 37 0 74 0 111 0 3-16 6-33 9-49z"><text:p/></draw:path><draw:path draw:style-name="gr3" draw:text-style-name="P6" svg:width="0.0173in" svg:height="0.0453in" svg:x="1.7437in" svg:y="0.0984in" svg:viewBox="0 0 45 116" svg:d="M45 41c0-26-10-41-25-41-12 0-20 10-20 21 0 10 8 20 20 20 4 0 10-1 13-5 1-1 1-1 2-1s1 0 1 6c0 28-13 51-26 64-4 4-4 5-4 6 0 2 2 5 4 5 4 0 35-30 35-75z"><text:p/></draw:path><draw:path draw:style-name="gr3" draw:text-style-name="P6" svg:width="0.0618in" svg:height="0.1091in" svg:x="1.8043in" svg:y="0.0059in" svg:viewBox="0 0 158 278" svg:d="M86 106c-49 11-86 61-86 107 0 38 25 65 62 65 45 0 77-60 77-113 0-35-16-55-29-71-14-18-36-47-36-64 0-8 7-18 21-18 11 0 19 6 27 11s16 9 21 9c10 0 15-9 15-15 0-8-5-9-19-13-20-4-26-4-32-4-30 0-44 17-44 40 0 21 11 43 23 66zM90 114c10 18 22 39 22 66 0 26-15 91-50 91-22 0-38-17-38-46 0-25 15-97 66-111z"><text:p/></draw:path><draw:path draw:style-name="gr3" draw:text-style-name="P6" svg:width="0.0469in" svg:height="0.0701in" svg:x="1.872in" svg:y="0.0665in" svg:viewBox="0 0 120 179" svg:d="M120 130c-3 0-7 0-10 0 0 5-3 22-7 24-2 2-23 2-26 2-16 0-34 0-51 0 29-25 39-33 55-45 20-16 39-33 39-58 0-33-29-53-64-53-33 0-56 23-56 48 0 14 12 15 14 15 7 0 15-5 15-15 0-4-3-14-16-14 8-19 27-24 40-24 26 0 41 21 41 43 0 23-17 42-26 52-22 20-43 42-65 63-3 3-3 4-3 11 37 0 74 0 111 0 3-16 6-33 9-49z"><text:p/></draw:path><draw:path draw:style-name="gr3" draw:text-style-name="P6" svg:width="0.035in" svg:height="0.1516in" svg:x="1.9425in" svg:y="0in" svg:viewBox="0 0 90 386" svg:d="M90 194c0-31-4-77-25-121-23-48-57-73-61-73-2 0-4 2-4 4s0 2 8 9c37 38 59 99 59 181 0 65-14 133-61 181-6 6-6 6-6 7 0 2 2 4 4 4 4 0 39-26 62-76 20-41 24-84 24-116z"><text:p/></draw:path></draw:g></text:span><text:span text:style-name="T15"><text:s/>ולכן מתוך ההנחה </text:span><text:span text:style-name="T15"><draw:g text:anchor-type="as-char" svg:y="-0.1134in" draw:z-index="216" draw:name="Shape218" draw:style-name="gr1"><svg:title>TexMaths</svg:title><svg:desc>11§display§f(x) = g(x) \land g(x) = h(x)§svg§600§FALSE§</svg:desc><draw:path draw:style-name="gr2" draw:text-style-name="P5" svg:width="1.6992in" svg:height="0.1354in" svg:x="0.0004in" svg:y="0.0071in" svg:viewBox="0 0 4317 345" svg:d="M0 0c1439 0 2878 0 4317 0 0 115 0 230 0 345-1439 0-2878 0-4317 0 0-115 0-230 0-345z"><text:p/></draw:path><draw:path draw:style-name="gr3" draw:text-style-name="P6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6" svg:width="0.0346in" svg:height="0.1508in" svg:x="0.098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756in" svg:height="0.0681in" svg:x="0.1472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" draw:text-style-name="P6" svg:width="0.035in" svg:height="0.1508in" svg:x="0.2382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1008in" svg:height="0.035in" svg:x="0.339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2in" svg:x="0.4941in" svg:y="0.0453in" svg:viewBox="0 0 177 248" svg:d="M176 25c0-3 1-4 1-7 0-7-4-10-11-10-4 0-14 2-16 16-7-14-20-24-36-24-44 0-92 54-92 109 0 39 23 62 52 62 22 0 40-19 44-23 0 0 1 0 1 1-9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6" svg:width="0.035in" svg:height="0.1508in" svg:x="0.5846in" svg:y="0in" svg:viewBox="0 0 90 384" svg:d="M90 380c0-1 0-1-6-8-49-48-61-121-61-179 0-67 14-135 62-183 5-4 5-4 5-7 0-2-2-3-4-3-3 0-39 26-62 75-18 43-24 86-24 118 0 28 4 76 25 119 25 47 58 72 61 72 2 0 4-1 4-4z"><text:p/></draw:path><draw:path draw:style-name="gr3" draw:text-style-name="P6" svg:width="0.0756in" svg:height="0.0681in" svg:x="0.6335in" svg:y="0.0453in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5 0-21-13-21-25 0-9 2-18 7-34 4-18 7-35 12-53z"><text:p/></draw:path><draw:path draw:style-name="gr3" draw:text-style-name="P6" svg:width="0.0346in" svg:height="0.1508in" svg:x="0.7248in" svg:y="0in" svg:viewBox="0 0 89 384" svg:d="M89 193c0-30-3-77-25-120-23-48-56-73-61-73-2 0-3 1-3 3 0 3 0 3 8 10 37 38 59 99 59 180 0 65-14 132-61 181-6 5-6 5-6 6 0 3 1 4 3 4 5 0 40-26 62-75 20-43 24-85 24-116z"><text:p/></draw:path><draw:path draw:style-name="gr3" draw:text-style-name="P6" svg:width="0.0843in" svg:height="0.0933in" svg:x="0.8173in" svg:y="0.0217in" svg:viewBox="0 0 215 238" svg:d="M117 9c-4-7-6-9-9-9-6 0-7 3-9 9-32 71-65 143-97 213-2 6-2 6-2 8 0 5 3 8 8 8 2 0 5-1 9-8 30-67 60-135 91-204 30 69 60 137 90 204 3 8 8 8 9 8 4 0 8-3 8-8-2-1 0-1-3-5-32-72-63-145-95-216z"><text:p/></draw:path><draw:path draw:style-name="gr3" draw:text-style-name="P6" svg:width="0.0693in" svg:height="0.0972in" svg:x="0.9461in" svg:y="0.0453in" svg:viewBox="0 0 177 248" svg:d="M176 25c1-3 1-4 1-7 0-7-4-10-11-10-3 0-14 2-15 16-7-14-21-24-37-24-44 0-91 54-91 109 0 39 23 62 51 62 23 0 42-19 45-23v1c-8 34-12 48-12 49-2 3-16 42-56 42-7 0-20-1-31-4 12-4 16-14 16-20 0-7-4-13-15-13-9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6" svg:width="0.0346in" svg:height="0.1508in" svg:x="1.037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756in" svg:height="0.0681in" svg:x="1.0854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46in" svg:height="0.1508in" svg:x="1.176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8in" svg:height="0.035in" svg:x="1.27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in" svg:height="0.1059in" svg:x="1.4386in" svg:y="0.0071in" svg:viewBox="0 0 189 270" svg:d="M89 3c-1-1 0-3-4-3-9 0-38 2-48 3-3 0-7 1-7 8 0 4 4 4 10 4 18 0 18 4 18 7 0 2-1 6-1 8-18 73-37 147-56 221-1 6-1 6-1 9 0 9 8 10 11 10 7 0 12-5 14-10 3-9 6-19 8-29 3-11 6-23 9-35 2-8 4-15 6-24 0-2 4-16 4-18 1-3 13-25 26-35 9-7 21-14 38-14 16 0 20 13 20 27 0 21-14 62-24 85-3 9-4 14-4 22 0 18 13 31 31 31 36 0 50-56 50-60 0-3-3-3-4-3-3 0-3 1-6 7-5 21-18 48-39 48-7 0-9-4-9-13 0-10 3-19 7-28 6-16 23-60 23-83 0-25-16-41-44-41-25 0-43 12-58 30 10-42 20-83 30-124z"><text:p/></draw:path><draw:path draw:style-name="gr3" draw:text-style-name="P6" svg:width="0.0346in" svg:height="0.1508in" svg:x="1.533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756in" svg:height="0.0681in" svg:x="1.5815in" svg:y="0.0453in" svg:viewBox="0 0 193 174" svg:d="M118 54c2-10 11-46 38-46 2 0 11 0 19 5-10 2-19 12-19 21 0 7 5 13 16 13 8 0 21-6 21-22 0-19-24-25-37-25-22 0-36 20-40 29-10-26-30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1.6724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15"><text:s/>ומתוך טרנזיטיביות הזהות </text:span><text:span text:style-name="T15"><draw:g text:anchor-type="as-char" svg:y="-0.1134in" draw:z-index="217" draw:name="Shape219" draw:style-name="gr1"><svg:title>TexMaths</svg:title><svg:desc>11§display§f(x) = h(x)§svg§600§FALSE§</svg:desc><draw:path draw:style-name="gr2" draw:text-style-name="P5" svg:width="0.7602in" svg:height="0.1358in" svg:x="0.0004in" svg:y="0.0071in" svg:viewBox="0 0 1932 346" svg:d="M966 346c-322 0-644 0-966 0 0-116 0-230 0-346 644 0 1287 0 1932 0 0 116 0 230 0 346-322 0-645 0-966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752in" svg:height="0.0685in" svg:x="0.1472in" svg:y="0.0453in" svg:viewBox="0 0 192 175" svg:d="M118 54c2-10 11-45 38-45 2 0 11 0 19 4-11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5in" svg:height="0.1512in" svg:x="0.2382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0.339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0.4996in" svg:y="0.0071in" svg:viewBox="0 0 189 271" svg:d="M89 4c0-1 0-4-4-4-9 0-38 3-48 3-3 1-7 1-7 8 0 6 3 6 10 6 17 0 18 2 18 6 0 2-1 6-1 8-19 74-37 147-56 220-1 6-1 7-1 9 0 9 8 11 11 11 7 0 12-5 14-10 2-10 6-20 8-30 2-11 5-22 8-33 2-9 5-17 6-26 1-2 5-15 5-18 1-3 13-24 26-35 9-6 21-13 37-13 17 0 21 13 21 26 0 21-15 64-24 86-3 9-5 13-5 21 0 19 14 32 32 32 36 0 50-56 50-60 0-3-3-3-4-3-4 0-4 1-6 7-5 20-18 47-39 47-7 0-9-3-9-12 0-10 3-19 6-28 6-15 24-61 24-83 0-26-16-42-44-42-25 0-43 12-58 30 10-41 20-82 30-123z"><text:p/></draw:path><draw:path draw:style-name="gr3" draw:text-style-name="P6" svg:width="0.0346in" svg:height="0.1512in" svg:x="0.5937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752in" svg:height="0.0685in" svg:x="0.6425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" draw:text-style-name="P6" svg:width="0.035in" svg:height="0.1512in" svg:x="0.733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5"><text:s/>וסה"כ </text:span><text:span text:style-name="T15"><draw:g text:anchor-type="as-char" svg:y="-0.1134in" draw:z-index="218" draw:name="Shape220" draw:style-name="gr1"><svg:title>TexMaths</svg:title><svg:desc>11§display§\la f, h \ra \in R_3§svg§600§FALSE§</svg:desc><draw:path draw:style-name="gr2" draw:text-style-name="P5" svg:width="0.6961in" svg:height="0.1354in" svg:x="0.0004in" svg:y="0.0071in" svg:viewBox="0 0 1769 345" svg:d="M0 0c590 0 1179 0 1769 0 0 115 0 230 0 345-590 0-1179 0-1769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56in" svg:height="0.137in" svg:x="0.0598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6" svg:width="0.0173in" svg:height="0.0453in" svg:x="0.1472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744in" svg:height="0.1059in" svg:x="0.2102in" svg:y="0.0071in" svg:viewBox="0 0 190 270" svg:d="M90 3c-2-1 0-3-5-3-9 0-38 2-48 3-3 0-6 1-6 8 0 4 3 4 9 4 18 0 19 4 19 7 0 2-1 6-1 8-18 73-37 147-56 221-2 6-2 6-2 9 0 9 8 10 11 10 7 0 13-5 14-10 3-9 6-19 8-29 3-11 6-23 9-35 2-8 4-15 6-24 0-2 4-16 5-18 1-3 13-25 25-35 9-7 21-14 38-14 16 0 21 13 21 27 0 21-15 62-25 85-2 9-4 14-4 22 0 18 13 31 32 31 36 0 50-56 50-60 0-3-4-3-5-3-3 0-3 1-6 7-5 21-17 48-39 48-7 0-9-4-9-13 0-10 3-19 7-28 6-16 24-60 24-83 0-25-16-41-45-41-25 0-43 12-58 30 10-42 21-83 31-124z"><text:p/></draw:path><draw:path draw:style-name="gr3" draw:text-style-name="P6" svg:width="0.0335in" svg:height="0.1508in" svg:x="0.2984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6" svg:width="0.076in" svg:height="0.087in" svg:x="0.4031in" svg:y="0.0307in" svg:viewBox="0 0 194 222" svg:d="M181 120c6 0 13 0 13-8 0-7-7-7-13-7-55 0-109 0-164 0 4-52 48-88 103-88 20 0 41 0 61 0 6 0 13-2 13-9 0-8-7-8-13-8-21 0-41 0-62 0-66 0-119 51-119 112 0 62 53 110 119 110 21 0 41 0 62 0 6 0 13 0 13-7 0-8-7-7-13-7-20 0-41 0-61 0-55 0-99-36-103-88 55 0 109 0 164 0z"><text:p/></draw:path><draw:path draw:style-name="gr3" draw:text-style-name="P6" svg:width="0.1083in" svg:height="0.1063in" svg:x="0.5406in" svg:y="0.0098in" svg:viewBox="0 0 276 271" svg:d="M130 28c2-10 3-14 11-15 3-1 15-1 23-1 28 0 71 0 71 39 0 13-7 39-21 55-11 10-31 22-66 22-15 0-29 0-43 0 8-34 16-67 25-100zM185 132c40-8 86-35 86-74 0-33-35-58-86-58-36 0-74 0-110 0-8 0-11 0-11 8 0 4 3 4 10 4 1 0 9 0 15 1 7 1 10 1 10 7 0 1 0 2-1 6-18 69-34 138-52 206-4 16-4 19-35 19-7 0-11 0-11 8 0 4 3 3 6 4 11 0 38-2 49-2 10 0 37 2 48 2 4 0 8 0 8-9 0-3-3-3-11-3-14 0-24 0-24-8 0-2 0-4 1-6 9-33 17-67 25-100 16 0 31 0 47 0 35 0 41 20 41 34 0 6-3 18-5 26-3 10-7 24-7 32 0 42 47 42 52 42 33 0 46-39 46-44s-3-2-4-5c-3 0-4 3-6 6-8 29-26 35-35 35-12 0-15-9-15-24 0-12 2-32 4-44 1-5 1-11 1-17 0-29-25-41-36-46z"><text:p/></draw:path><draw:path draw:style-name="gr3" draw:text-style-name="P6" svg:width="0.0484in" svg:height="0.0724in" svg:x="0.6559in" svg:y="0.0661in" svg:viewBox="0 0 124 185" svg:d="M59 89c21 0 37 14 37 44 0 33-20 43-35 43-11 0-36-3-47-19 14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</text:span><text:span text:style-name="T15"><text:s/>כדרוש. </text:span></text:p>
        </text:list-item>
      </text:list>
      <text:p text:style-name="P9"><text:span text:style-name="T15"><draw:g text:anchor-type="as-char" svg:y="-0.1134in" draw:z-index="219" draw:name="Shape221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4</text:h>
      <text:h text:style-name="P40" text:outline-level="3">סעיף (א)</text:h>
      <text:p text:style-name="P41">נתון: <text:span text:style-name="T3">נתון היחס </text:span><text:span text:style-name="T3"><draw:g text:anchor-type="as-char" svg:y="-0.1035in" draw:z-index="221" draw:name="Shape222" draw:style-name="gr1"><svg:title>TexMaths</svg:title><svg:desc>11§display§R_1§svg§600§FALSE§</svg:desc><draw:path draw:style-name="gr2" draw:text-style-name="P5" svg:width="0.1496in" svg:height="0.1098in" svg:x="0.0016in" svg:y="0.0071in" svg:viewBox="0 0 381 280" svg:d="M192 280c-64 0-128 0-192 0 0-94 0-187 0-280 127 0 254 0 381 0 0 93 0 186 0 280-63 0-127 0-189 0z"><text:p/></draw:path><draw:path draw:style-name="gr3" draw:text-style-name="P6" svg:width="0.1075in" svg:height="0.1059in" svg:x="0.0004in" svg:y="0.0004in" svg:viewBox="0 0 274 270" svg:d="M129 26c2-8 3-13 11-14 3 0 15 0 23 0 27 0 69 0 69 38 0 14-6 40-20 54-11 11-30 23-66 23-14 0-28 0-43 0 8-34 17-68 26-101zM184 132c39-8 85-35 85-74 0-33-36-58-85-58-38 0-74 0-110 0-8 0-11 0-11 8 0 4 3 4 11 4 4 0 7 0 14 1 7 0 10 1 10 6 0 2 0 3-1 7-18 68-34 137-52 205-4 16-4 18-35 18-7 0-10 0-10 8 0 4 4 4 6 4 9 0 37-1 48-1s37 1 48 1c4 0 8 0 8-8 0-4-3-4-11-4-14 0-24 0-24-7 0-2 0-4 1-6 8-34 16-67 25-101 16 0 31 0 47 0 35 0 41 22 41 35 0 6-3 16-5 25-2 11-7 25-7 33 0 42 46 42 51 42 33 0 46-39 46-44 0-4-2-2-4-4-4 0-5 2-6 4-9 28-26 35-35 35-11 0-14-8-14-23 0-12 2-32 4-44 1-5 1-13 1-17 0-29-25-41-36-45z"><text:p/></draw:path><draw:path draw:style-name="gr3" draw:text-style-name="P6" svg:width="0.0386in" svg:height="0.0697in" svg:x="0.1205in" svg:y="0.0563in" svg:viewBox="0 0 99 178" svg:d="M62 8c0-8-1-8-8-8-18 18-43 18-54 18 0 3 0 6 0 9 7 0 24 0 40-7 0 45 0 91 0 137 0 9 0 12-28 12-3 0-6 0-10 0 0 3 0 5 0 9 6 0 39-1 49-1 7 0 41 1 48 1 0-4 0-6 0-9-4 0-8 0-11 0-26 0-26-3-26-12 0-51 0-100 0-149z"><text:p/></draw:path></draw:g></text:span><text:span text:style-name="T3"><text:s/>מעל </text:span><text:span text:style-name="T3"><draw:g text:anchor-type="as-char" svg:y="-0.1134in" draw:z-index="222" draw:name="Shape223" draw:style-name="gr1"><svg:title>TexMaths</svg:title><svg:desc>11§display§\powerset(\N)§svg§600§FALSE§</svg:desc><draw:path draw:style-name="gr2" draw:text-style-name="P5" svg:width="0.3146in" svg:height="0.1354in" svg:x="0.0051in" svg:y="0.0071in" svg:viewBox="0 0 800 345" svg:d="M0 0c266 0 534 0 800 0 0 115 0 230 0 345-266 0-534 0-800 0 0-115 0-230 0-345z"><text:p/></draw:path><draw:path draw:style-name="gr3" draw:text-style-name="P6" svg:width="0.1079in" svg:height="0.1106in" svg:x="0.0004in" svg:y="0.0098in" svg:viewBox="0 0 275 282" svg:d="M127 0c-54 0-96 26-112 45-14 16-15 27-15 28 0 2 2 2 4 2 6 0 16-6 18-7 9-5 10-7 12-15 6-16 17-29 65-31-7 86-31 171-63 250-2 5-2 7-2 8s1 2 3 2c7 0 26-9 30-19 20-47 52-134 63-241 6 0 13 0 20 0 47 0 92 18 92 56 0 29-27 83-102 85-8 1-12 1-23 8-7 4-10 8-10 11s2 3 7 3c70 0 161-59 161-123 0-44-52-62-97-62-17 0-35 0-51 0z"><text:p/></draw:path><draw:path draw:style-name="gr3" draw:text-style-name="P6" svg:width="0.0346in" svg:height="0.1508in" svg:x="0.1307in" svg:y="0in" svg:viewBox="0 0 89 384" svg:d="M89 380c0-1 0-1-6-8-49-48-61-121-61-179 0-67 14-135 62-183 5-4 5-4 5-7 0-2-1-3-4-3-4 0-39 26-61 75-20 43-24 86-24 118 0 28 3 76 25 119 23 47 56 72 60 72 3 0 4-1 4-4z"><text:p/></draw:path><draw:path draw:style-name="gr3" draw:text-style-name="P6" svg:width="0.1028in" svg:height="0.1059in" svg:x="0.178in" svg:y="0.0098in" svg:viewBox="0 0 262 270" svg:d="M34 34c0 63 0 126 0 187 0 21-3 28-23 28-4 0-11 1-11 6 0 8 7 8 13 8 20 0 40 0 60 0 7 0 13 0 13-8 0-5-7-6-12-6-21 0-24-8-24-29 0-58 0-117 0-175 56 73 111 147 167 219 3 5 5 6 7 6 7 0 7-6 7-12 0-72 0-145 0-217 0-22 3-28 21-28 3 0 10 0 10-6 0-7-7-7-13-7-19 0-38 0-56 0-8 0-14 0-14 7 0 6 7 6 11 6 22 0 25 8 25 29 0 39 0 79 0 120-40-53-79-105-117-156-3-6-4-6-13-6-22 0-45 0-67 0-7 0-14 0-14 7 0 5 7 6 9 6 10 1 18 8 21 12 0 4 0 4 0 9zM218 243c-56-73-112-147-168-221-4-4-4-5-8-9 15 0 31 0 46 0 43 59 86 117 130 175 0 18 0 37 0 55z"><text:p/></draw:path><draw:path draw:style-name="gr3" draw:text-style-name="P6" svg:width="0.0346in" svg:height="0.1508in" svg:x="0.292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"><text:s/>המוגדר באופן הבא: </text:span></text:p>
      <text:p text:style-name="P7"><draw:g text:anchor-type="as-char" svg:y="-0.1319in" draw:z-index="223" draw:name="Shape224" draw:style-name="gr1"><svg:title>TexMaths</svg:title><svg:desc>11§display§R_1 = \big\{ \la A, B \ra \in \powerset(\N)^2 \mid \exists n \in \N. A \trio B = \{n\} \big\}§svg§600§FALSE§</svg:desc><draw:path draw:style-name="gr2" draw:text-style-name="P5" svg:width="3.0142in" svg:height="0.1709in" svg:x="0.0016in" svg:y="0.0083in" svg:viewBox="0 0 7657 435" svg:d="M3828 435c-1276 0-2552 0-3828 0 0-145 0-291 0-435 2553 0 5104 0 7657 0 0 144 0 290 0 435-1276 0-2553 0-3829 0z"><text:p/></draw:path><draw:path draw:style-name="gr3" draw:text-style-name="P6" svg:width="0.1083in" svg:height="0.1063in" svg:x="0.0004in" svg:y="0.0319in" svg:viewBox="0 0 276 271" svg:d="M129 26c2-9 3-13 11-14 3-1 15-1 23-1 27 0 70 0 70 39 0 13-5 39-21 55-10 10-31 22-65 22-14 0-29 0-44 0 9-34 17-67 26-101zM185 132c38-8 84-35 84-75 0-33-35-57-85-57-37 0-74 0-110 0-8 0-11 0-11 8 0 3 3 3 11 3 4 0 7 0 14 1s11 1 11 7c0 1-1 2-2 6-18 70-34 139-52 209-3 15-4 17-35 17-7 0-10 0-10 7 0 4 4 4 5 4 10 0 38-1 49-1s38 1 48 1c4 0 8 0 8-7 0-4-3-4-10-4-14 0-25 0-25-6 0-2 1-5 1-7 9-34 16-68 25-102 16 0 31 0 46 0 36 0 42 22 42 35 0 5-3 18-5 26-3 11-6 26-6 34 0 40 46 40 51 40 33 0 47-37 47-43 0-5-4-5-5-5-4 0-5 3-5 5-10 28-26 34-35 34-13 0-15-7-15-22 0-12 2-32 3-44 1-5 2-13 2-18 0-30-26-42-36-46z"><text:p/></draw:path><draw:path draw:style-name="gr3" draw:text-style-name="P6" svg:width="0.0382in" svg:height="0.0705in" svg:x="0.1213in" svg:y="0.0862in" svg:viewBox="0 0 98 180" svg:d="M60 8c0-8 0-8-7-8-18 17-42 18-53 18 0 3 0 5 0 8 7 0 24 0 40-7 0 46 0 92 0 139 0 9 0 12-28 12-3 0-7 0-10 0 0 3 0 6 0 10 5 0 38-1 47-1s43 1 49 1c0-4 0-7 0-10-3 0-7 0-10 0-28 0-28-3-28-12 0-51 0-101 0-150z"><text:p/></draw:path><draw:path draw:style-name="gr3" draw:text-style-name="P6" svg:width="0.1008in" svg:height="0.0358in" svg:x="0.2287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5in" svg:height="0.1819in" svg:x="0.398in" svg:y="0.0055in" svg:viewBox="0 0 137 463" svg:d="M56 170c0 27-14 42-53 57-2 1-3 2-3 5s1 4 3 5c53 19 53 40 53 62 0 36 0 72 0 107 0 10 6 24 23 36 19 12 50 21 53 21 4 0 5-2 5-5 0-4-1-4-6-6-11-4-42-16-47-40-2-4-2-5-2-19 0-31 0-63 0-95 0-20 0-48-62-65 62-20 62-47 62-69 0-32 0-64 0-95 0-20 0-40 53-60 2 0 2-3 2-5 0-3-1-4-5-4-2 0-57 12-70 37-6 13-6 16-6 32 0 34 0 67 0 101z"><text:p/></draw:path><draw:path draw:style-name="gr3" draw:text-style-name="P6" svg:width="0.0335in" svg:height="0.1516in" svg:x="0.4862in" svg:y="0.0201in" svg:viewBox="0 0 86 386" svg:d="M84 14c2-3 2-4 2-6 0-5-4-8-8-8-3 0-5 2-9 9-22 59-45 118-67 177-1 3-2 5-2 8 0 1 0 1 2 7 22 58 45 118 67 176 2 3 4 9 9 9 4 0 8-3 8-8 0-1 0-2-2-6-24-60-46-119-69-178 23-61 45-120 69-180z"><text:p/></draw:path><draw:path draw:style-name="gr3" draw:text-style-name="P6" svg:width="0.1039in" svg:height="0.1083in" svg:x="0.5339in" svg:y="0.0264in" svg:viewBox="0 0 265 276" svg:d="M56 233c-15 24-31 29-47 31-6 1-9 1-9 7 0 4 2 5 5 5 10 0 22-1 33-1 14 0 27 1 39 1 2 0 8 0 8-7 0-4-4-5-7-5-9 0-18-4-18-13 0-4 3-8 6-14 10-16 19-33 29-50 31 0 64 0 96 0 1 9 7 61 7 66 0 9-20 11-28 11-5 0-9 0-9 7 0 5 3 4 5 5 17 0 33-1 48-1 10 0 35 1 44 1 3 0 7 0 7-8 0-4-3-4-9-4-24 0-24-3-25-13-8-81-15-162-23-242-1-8-1-9-8-9-5 0-8 2-10 7-45 75-89 150-134 226zM102 175c26-43 51-86 76-128 5 42 8 85 12 128-29 0-58 0-88 0z"><text:p/></draw:path><draw:path draw:style-name="gr3" draw:text-style-name="P6" svg:width="0.0173in" svg:height="0.0453in" svg:x="0.6559in" svg:y="0.1177in" svg:viewBox="0 0 45 116" svg:d="M45 41c0-26-10-41-25-41-12 0-20 10-20 21 0 10 8 20 20 20 5 0 10-1 14-5 1-1 1-1 1-1 1 0 1 0 1 6 0 28-13 52-26 65-5 3-5 4-5 5 0 4 3 5 5 5 4 0 35-30 35-75z"><text:p/></draw:path><draw:path draw:style-name="gr3" draw:text-style-name="P6" svg:width="0.1083in" svg:height="0.1028in" svg:x="0.7165in" svg:y="0.0319in" svg:viewBox="0 0 276 262" svg:d="M46 234c-4 15-4 17-35 17-7 0-11 0-11 7 0 4 4 4 11 4 46 0 91 0 137 0 62 0 107-44 107-82 0-28-22-50-59-54 39-8 80-37 80-73 0-29-25-53-71-53-43 0-87 0-130 0-8 0-11 0-11 8 0 3 3 3 11 3 4 0 7 0 14 1s10 1 10 7c0 1 0 2-1 6-18 70-34 139-52 209zM104 122c8-32 17-64 25-96 3-14 4-15 21-15 16 0 33 0 49 0 34 0 42 23 42 41 0 33-33 70-80 70-19 0-38 0-57 0zM87 251c-6 0-7 0-9 0-3 0-4-1-4-3s0-2 2-10c9-36 17-71 26-107 24 0 49 0 73 0 37 0 45 29 45 45 0 38-35 75-80 75-18 0-36 0-53 0z"><text:p/></draw:path><draw:path draw:style-name="gr3" draw:text-style-name="P6" svg:width="0.0339in" svg:height="0.1516in" svg:x="0.8417in" svg:y="0.0201in" svg:viewBox="0 0 87 386" svg:d="M85 201c2-6 2-6 2-7 0-2 0-2-2-7-23-59-45-119-69-178-2-7-4-9-8-9-5 0-8 3-8 8 0 1 0 2 2 6 23 60 45 119 68 180-23 59-45 118-68 178-2 4-2 4-2 6 0 5 3 8 8 8s6-3 8-8c24-59 46-119 69-177z"><text:p/></draw:path><draw:path draw:style-name="gr3" draw:text-style-name="P6" svg:width="0.076in" svg:height="0.0878in" svg:x="0.9472in" svg:y="0.0528in" svg:viewBox="0 0 194 224" svg:d="M180 120c7 0 14 0 14-8 0-7-7-7-14-7-55 0-109 0-164 0 5-53 49-90 104-90 20 0 41 0 60 0 7 0 14 0 14-7 0-8-7-8-14-8-21 0-40 0-61 0-66 0-119 50-119 112s53 112 119 112c21 0 40 0 61 0 7 0 14 0 14-8s-7-8-14-8c-19 0-40 0-60 0-55 0-99-36-104-88 55 0 109 0 164 0z"><text:p/></draw:path><draw:path draw:style-name="gr3" draw:text-style-name="P6" svg:width="0.1083in" svg:height="0.1106in" svg:x="1.0815in" svg:y="0.0319in" svg:viewBox="0 0 276 282" svg:d="M126 0c-53 0-95 25-111 44-14 16-15 27-15 28 0 2 2 3 4 3 6 0 16-6 18-8 9-5 10-7 12-15 6-16 17-29 65-31-7 87-30 172-63 251-2 6-1 5-2 7 0 1 1 3 3 3 7 0 26-8 30-18 20-47 52-136 63-243 6 0 14 0 21 0 47 0 92 18 92 56 0 30-29 84-103 86-8 0-12 0-23 8-7 4-10 9-10 11s2 2 7 2c71 0 162-59 162-123 0-44-53-61-98-61-17 0-34 0-52 0z"><text:p/></draw:path><draw:path draw:style-name="gr3" draw:text-style-name="P6" svg:width="0.035in" svg:height="0.1516in" svg:x="1.2118in" svg:y="0.0201in" svg:viewBox="0 0 90 386" svg:d="M90 383c0-3 0-3-6-9-49-49-62-121-62-180 0-68 15-136 63-183 5-5 5-5 5-7 0-3-2-4-4-4-4 0-39 26-62 75-20 43-24 86-24 119 0 30 4 75 25 119 23 48 57 73 61 73 2 0 4-1 4-3z"><text:p/></draw:path><draw:path draw:style-name="gr3" draw:text-style-name="P6" svg:width="0.1028in" svg:height="0.1063in" svg:x="1.2598in" svg:y="0.0299in" svg:viewBox="0 0 262 271" svg:d="M33 34c0 63 0 126 0 190 0 20-2 27-22 27-4 0-11 0-11 6 0 7 5 7 13 7 20 0 40 0 60 0 6 0 13 0 13-7 0-6-7-6-12-6-21 0-25-8-25-28 0-60 0-119 0-178 57 74 112 148 168 221 3 4 5 5 7 5 7 0 7-6 7-13 0-72 0-144 0-217 0-22 3-28 22-28 2 0 9 0 9-6 0-7-7-7-13-7-19 0-38 0-57 0-7 0-13 0-13 7 0 6 7 6 11 6 22 0 24 9 24 29 0 41 0 80 0 121-38-53-78-105-116-157-3-6-5-6-13-6-22 0-45 0-67 0-8 0-14 0-14 7 0 5 6 6 8 6 11 1 19 8 22 12-1 4-1 5-1 9zM218 245c-56-74-112-148-169-222-3-5-3-5-7-10 15 0 31 0 46 0 43 59 87 117 130 177 0 17 0 36 0 55z"><text:p/></draw:path><draw:path draw:style-name="gr3" draw:text-style-name="P6" svg:width="0.0346in" svg:height="0.1516in" svg:x="1.3748in" svg:y="0.0201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469in" svg:height="0.0705in" svg:x="1.4319in" svg:y="0.0004in" svg:viewBox="0 0 120 180" svg:d="M120 131c-3 0-7 0-10 0 0 6-3 22-7 25-2 1-23 1-26 1-17 0-34 0-51 0 29-25 39-32 54-46 21-15 40-33 40-58 0-33-29-53-64-53-33 0-56 24-56 49 0 14 11 15 14 15 7 0 15-4 15-14 0-5-3-15-17-15 9-20 28-25 40-25 27 0 41 21 41 43 0 24-16 42-25 52-22 21-44 43-66 65-2 2-2 2-2 10 37 0 74 0 111 0 3-17 6-33 9-49z"><text:p/></draw:path><draw:path draw:style-name="gr3" draw:text-style-name="P6" svg:width="0.0059in" svg:height="0.1516in" svg:x="1.5531in" svg:y="0.0201in" svg:viewBox="0 0 16 386" svg:d="M16 14c0-7 0-14-7-14-9 0-9 7-9 14 0 119 0 239 0 358 0 7 0 14 9 14 7 0 7-7 7-14 0-119 0-239 0-358z"><text:p/></draw:path><draw:path draw:style-name="gr3" draw:text-style-name="P6" svg:width="0.0677in" svg:height="0.1047in" svg:x="1.628in" svg:y="0.0291in" svg:viewBox="0 0 173 267" svg:d="M173 13c0-12-1-13-15-13-48 0-95 0-144 0-6 0-14 0-14 8 0 7 8 7 14 7 48 0 96 0 143 0 0 37 0 73 0 111-46 0-92 0-138 0-7 0-14-1-14 7s7 9 14 9c46 0 92 0 138 0 0 37 0 73 0 111-47 0-95 0-143 0-6 0-14 0-14 6 0 8 8 8 14 8 49 0 96 0 144 0 14 0 15-1 15-13 0-80 0-160 0-241z"><text:p/></draw:path><draw:path draw:style-name="gr3" draw:text-style-name="P6" svg:width="0.0823in" svg:height="0.0685in" svg:x="1.7087in" svg:y="0.0673in" svg:viewBox="0 0 210 175" svg:d="M23 149c-1 5-3 14-3 16 0 7 5 10 11 10 4 0 12-3 14-11 2-10 6-18 8-28 2-12 5-24 7-35 4-8 6-17 7-26 2-7 6-18 6-19 5-12 26-47 62-47 18 0 21 14 21 26 0 25-19 74-25 91-3 9-3 14-3 17 0 19 13 32 31 32 37 0 51-56 51-59 0-4-3-4-4-4-5 0-5 2-7 7-8 27-20 48-40 48-6 0-8-4-8-13 0-10 3-18 6-27 8-21 24-63 24-85 0-27-16-42-45-42-34 0-52 25-59 34-2-22-19-34-36-34-18 0-26 15-29 22-7 13-12 36-12 38 0 4 4 4 5 4 4 0 4-1 7-9 6-27 14-46 28-46 7 0 12 4 12 17 0 8-1 13-7 32-8 30-14 60-22 91z"><text:p/></draw:path><draw:path draw:style-name="gr3" draw:text-style-name="P6" svg:width="0.076in" svg:height="0.0878in" svg:x="1.8508in" svg:y="0.0528in" svg:viewBox="0 0 194 224" svg:d="M179 120c7 0 15 0 15-8 0-7-8-7-15-7-55 0-109 0-164 0 5-53 50-90 104-90 20 0 40 0 60 0 7 0 15 0 15-7 0-8-8-8-15-8-20 0-40 0-60 0-66 0-119 50-119 112s53 112 119 112c20 0 40 0 60 0 7 0 15 0 15-8s-8-8-15-8c-20 0-40 0-60 0-54 0-99-36-104-88 55 0 109 0 164 0z"><text:p/></draw:path><draw:path draw:style-name="gr3" draw:text-style-name="P6" svg:width="0.1028in" svg:height="0.1063in" svg:x="1.9854in" svg:y="0.0299in" svg:viewBox="0 0 262 271" svg:d="M34 34c0 63 0 126 0 190 0 20-3 27-23 27-4 0-11 0-11 6 0 7 7 7 13 7 20 0 41 0 61 0 6 0 12 0 12-7 0-6-6-6-11-6-22 0-24-8-24-28 0-60 0-119 0-178 55 74 111 148 166 221 4 4 5 5 8 5 7 0 7-6 7-13 0-72 0-144 0-217 0-22 3-28 21-28 2 0 9 0 9-6 0-7-6-7-12-7-19 0-39 0-58 0-6 0-13 0-13 7 0 6 8 6 12 6 21 0 25 9 25 29 0 41 0 80 0 121-39-53-79-105-117-157-4-6-6-6-14-6-22 0-45 0-67 0-7 0-13 0-13 7 0 5 6 6 8 6 10 1 18 8 22 12-1 4-1 5-1 9zM219 245c-56-74-112-148-168-222-5-5-5-5-9-10 15 0 31 0 46 0 44 59 87 117 131 177 0 17 0 36 0 55z"><text:p/></draw:path><draw:path draw:style-name="gr3" draw:text-style-name="P6" svg:width="0.0157in" svg:height="0.0157in" svg:x="2.1047in" svg:y="0.1177in" svg:viewBox="0 0 41 41" svg:d="M41 21c0-11-10-21-21-21s-20 10-20 21 9 20 20 20 21-9 21-20z"><text:p/></draw:path><draw:path draw:style-name="gr3" draw:text-style-name="P6" svg:width="0.1039in" svg:height="0.1083in" svg:x="2.139in" svg:y="0.0264in" svg:viewBox="0 0 265 276" svg:d="M56 233c-15 24-31 29-47 31-6 1-9 1-9 7 0 4 2 5 5 5 10 0 22-1 33-1 14 0 27 1 39 1 2 0 8 0 8-7 0-4-4-5-7-5-9 0-18-4-18-13 0-4 3-8 6-14 10-16 19-33 29-50 33 0 64 0 97 0 0 9 6 61 6 66 0 9-20 11-28 11-5 0-9 0-9 7 0 5 3 4 5 5 17 0 33-1 48-1 10 0 35 1 44 1 3 0 7 0 7-8 0-4-3-4-9-4-24 0-24-3-25-13-8-81-15-162-23-242-1-8-1-9-8-9-5 0-8 2-10 7-45 75-89 150-134 226zM102 175c26-43 51-86 76-128 5 42 9 85 13 128-29 0-59 0-89 0z"><text:p/></draw:path><draw:path draw:style-name="gr3" draw:text-style-name="P6" svg:width="0.1169in" svg:height="0.1083in" svg:x="2.2567in" svg:y="0.0264in" svg:viewBox="0 0 298 276" svg:d="M157 8c-2-6-3-8-7-8-5 0-6 1-9 8-46 85-92 170-138 253-3 5-3 6-3 7 0 8 9 8 14 8 90 0 181 0 271 0 6 0 13 0 13-8 0-1-1-3-2-6-46-84-93-169-139-254zM150 24c42 79 84 158 127 236-86 0-170 0-256 0 43-78 86-157 129-236z"><text:p/></draw:path><draw:path draw:style-name="gr3" draw:text-style-name="P6" svg:width="0.1083in" svg:height="0.1028in" svg:x="2.3898in" svg:y="0.0319in" svg:viewBox="0 0 276 262" svg:d="M45 234c-3 15-4 17-35 17-7 0-10 0-10 7 0 4 3 4 10 4 46 0 92 0 138 0 61 0 107-44 107-82 0-28-23-50-60-54 40-8 81-37 81-73 0-29-26-53-73-53-42 0-86 0-129 0-8 0-11 0-11 8 0 3 3 3 11 3 4 0 7 0 14 1s11 1 11 7c0 1-1 2-2 6-18 70-34 139-52 209zM103 122c8-32 17-64 25-96 3-14 4-15 20-15 17 0 33 0 50 0 34 0 43 23 43 41 0 33-34 70-82 70-18 0-37 0-56 0zM86 251c-6 0-6 0-8 0-4 0-5-1-5-3s0-2 2-10c9-36 17-71 26-107 24 0 49 0 73 0 37 0 45 29 45 45 0 38-34 75-80 75-18 0-36 0-53 0z"><text:p/></draw:path><draw:path draw:style-name="gr3" draw:text-style-name="P6" svg:width="0.1008in" svg:height="0.0358in" svg:x="2.5567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5in" svg:height="0.1516in" svg:x="2.7201in" svg:y="0.0201in" svg:viewBox="0 0 137 386" svg:d="M81 52c0-16 10-41 53-43 1-1 3-2 3-5 0-4-3-4-7-4-39 0-74 20-74 49s0 58 0 88c0 15 0 27-16 39-14 13-28 13-37 14-2 0-3 1-3 4s2 3 7 3c25 3 44 16 47 36 2 3 2 4 2 18 0 25 0 50 0 75 0 17 0 29 18 45 15 11 40 15 56 15 4 0 7 0 7-4s-2-4-6-5c-24-1-43-13-49-33-1-3-1-4-1-19 0-26 0-53 0-79 0-19-3-25-15-38-8-7-20-12-30-14 31-10 45-27 45-50 0-30 0-61 0-92z"><text:p/></draw:path><draw:path draw:style-name="gr3" draw:text-style-name="P6" svg:width="0.0819in" svg:height="0.0685in" svg:x="2.7898in" svg:y="0.0673in" svg:viewBox="0 0 209 175" svg:d="M22 149c-1 5-3 14-3 16 0 7 5 10 11 10 4 0 12-3 14-11 1 0 5-18 8-28 3-12 5-24 8-35 3-8 5-17 7-26 1-7 4-18 4-19 7-12 27-47 64-47 17 0 20 14 20 26 0 25-19 74-24 91-5 9-5 14-5 17 0 19 14 32 32 32 37 0 51-56 51-59 0-4-3-4-4-4-5 0-5 2-7 7-8 27-20 48-39 48-6 0-9-4-9-13 0-10 3-18 7-27 7-21 23-63 23-85 0-27-16-42-44-42-35 0-54 25-60 34-2-22-19-34-36-34-19 0-25 15-29 22-7 13-11 36-11 38 0 4 3 4 4 4 4 0 5-1 7-9 7-27 14-46 27-46 8 0 13 4 13 17 0 8-2 13-6 32-8 30-15 60-23 91z"><text:p/></draw:path><draw:path draw:style-name="gr3" draw:text-style-name="P6" svg:width="0.0531in" svg:height="0.1516in" svg:x="2.8878in" svg:y="0.0201in" svg:viewBox="0 0 136 386" svg:d="M55 334c0 16-10 41-52 43-2 1-3 2-3 5 0 4 3 4 8 4 37 0 72-19 73-49 0-28 0-58 0-87 0-15 0-27 16-39 13-12 27-12 36-14 2 0 3-1 3-3 0-4-2-4-5-4-27-3-44-16-49-36-1-3-1-4-1-18 0-26 0-51 0-76 0-17 0-29-18-45-16-11-42-15-55-15-5 0-8 0-8 4s2 4 5 5c25 1 44 13 49 33 1 3 1 4 1 19 0 26 0 54 0 81 0 18 3 25 15 37 9 7 20 12 31 15-32 9-46 27-46 49 0 29 0 60 0 91z"><text:p/></draw:path><draw:path draw:style-name="gr3" draw:text-style-name="P6" svg:width="0.0535in" svg:height="0.1819in" svg:x="2.9701in" svg:y="0.0055in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list text:style-name="L8">
        <text:list-item>
          <text:p text:style-name="P42">רפלקסיביות: <text:span text:style-name="T17">נשלול</text:span><text:span text:style-name="T7">. נבחר </text:span><text:span text:style-name="T7"><draw:g text:anchor-type="as-char" svg:y="-0.1161in" draw:z-index="553" draw:name="Shape225" draw:style-name="gr1"><svg:title>TexMaths</svg:title><svg:desc>11§display§A = \emptyset \in \ps(\N)§svg§600§FALSE§</svg:desc><draw:path draw:style-name="gr2" draw:text-style-name="P5" svg:width="0.8937in" svg:height="0.1386in" svg:x="0.0024in" svg:y="0.0071in" svg:viewBox="0 0 2271 353" svg:d="M0 0c757 0 1514 0 2271 0 0 118 0 235 0 353-757 0-1514 0-2271 0 0-118 0-235 0-353z"><text:p/></draw:path><draw:path draw:style-name="gr3" draw:text-style-name="P6" svg:width="0.1039in" svg:height="0.1075in" svg:x="-0.0004in" svg:y="0.0071in" svg:viewBox="0 0 265 274" svg:d="M56 230c-15 26-31 32-47 33-6 0-9 0-9 7 0 3 2 4 5 4 10 0 22-1 33-1 14 0 27 1 39 1 2 0 8 0 8-7 0-4-4-4-7-4-9-1-18-5-18-15 0-4 3-8 6-14 10-15 19-32 29-47 33 0 64 0 97 0 0 8 6 59 6 62 0 13-20 14-28 14-5 0-9 0-9 7 0 4 3 3 5 4 17 0 33-1 48-1 10 0 35 1 44 1 3 0 7 0 7-8 0-3-3-3-9-3-24 0-24-4-25-15-8-79-15-159-23-239-1-8-1-9-8-9-5 0-8 2-10 7-45 74-89 149-134 223zM102 175c26-43 51-86 76-128 5 42 8 85 12 128-29 0-58 0-88 0z"><text:p/></draw:path><draw:path draw:style-name="gr3" draw:text-style-name="P6" svg:width="0.1004in" svg:height="0.035in" svg:x="0.1594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614in" svg:height="0.128in" svg:x="0.3185in" svg:y="0in" svg:viewBox="0 0 157 326" svg:d="M132 8c0-5-3-8-8-8s-6 4-9 12c-4 15-1 2-5 18-4-3-17-8-31-8-22 0-47 11-61 41-16 30-18 66-18 102 0 24 0 92 34 122-9 30-9 31-9 32 0 4 4 7 8 7 5 0 7-4 9-12 5-15 1-2 5-17 9 4 21 7 31 7 44 0 61-36 67-55 11-26 12-57 12-84 0-29 0-92-34-125 3-11 6-21 9-32zM40 269c-14-26-14-72-14-110 0-30 0-57 6-82 8-35 30-47 47-47 8 0 18 2 28 11-22 75-45 152-67 228zM119 56c12 22 12 67 12 103 0 29 0 56-5 82-6 40-27 55-48 55-9 0-18-3-27-11 23-76 45-153 68-229z"><text:p/></draw:path><draw:path draw:style-name="gr3" draw:text-style-name="P6" svg:width="0.076in" svg:height="0.087in" svg:x="0.4421in" svg:y="0.0335in" svg:viewBox="0 0 194 222" svg:d="M180 120c7 0 14 0 14-8s-7-8-14-8c-55 0-109 0-164 0 5-51 49-89 104-89 20 0 41 0 60 0 7 0 14 0 14-7 0-8-7-8-14-8-21 0-40 0-61 0-66 0-119 51-119 112 0 62 53 110 119 110 21 0 40 0 61 0 7 0 14 0 14-8 0-7-7-7-14-7-19 0-40 0-60 0-55 0-99-36-104-87 55 0 109 0 164 0z"><text:p/></draw:path><draw:path draw:style-name="gr3" draw:text-style-name="P6" svg:width="0.1079in" svg:height="0.1102in" svg:x="0.576in" svg:y="0.0134in" svg:viewBox="0 0 275 281" svg:d="M126 0c-53 0-95 26-111 44-14 15-10 19-15 27 0 3 2 4 4 4 6 0 15-6 18-8 9-4 10-8 12-14 6-16 17-29 65-32-7 87-31 171-63 250-2 6-1 5-2 7 0 2 1 3 3 3 7 0 26-8 30-18 20-48 52-134 63-242 6 0 14 0 21 0 46 0 92 19 92 57 0 29-29 82-103 85-8 1-12 1-23 7-7 5-10 9-10 11 0 4 2 4 7 4 70 0 161-60 161-123 0-44-52-62-97-62-17 0-34 0-52 0z"><text:p/></draw:path><draw:path draw:style-name="gr3" draw:text-style-name="P6" svg:width="0.0346in" svg:height="0.1508in" svg:x="0.7063in" svg:y="0.0035in" svg:viewBox="0 0 89 384" svg:d="M89 379c0-1 0-1-7-8-47-48-60-122-60-179 0-67 15-134 63-182 4-5 4-6 4-7 0-2-1-3-3-3-5 0-39 26-62 75-20 43-24 84-24 117 0 29 4 76 25 119 23 47 56 73 61 73 2 0 3-2 3-5z"><text:p/></draw:path><draw:path draw:style-name="gr3" draw:text-style-name="P6" svg:width="0.1024in" svg:height="0.1059in" svg:x="0.7543in" svg:y="0.013in" svg:viewBox="0 0 261 270" svg:d="M33 35c0 63 0 125 0 187 0 21-3 27-23 27-3 0-10 2-10 7 0 7 5 7 12 7 20 0 41 0 61 0 6 0 13 0 13-7 0-5-7-7-12-7-21 0-25-8-25-28 0-58 0-117 0-175 57 73 112 146 168 219 3 4 5 5 7 5 7 0 7-6 7-12 0-71 0-144 0-216 0-22 3-28 21-28 2 0 9-1 9-6 0-8-6-8-12-8-19 0-39 0-58 0-6 0-12 0-12 8 0 6 7 6 11 6 21 0 24 8 24 29 0 39 0 79 0 120-38-53-78-105-116-158-3-5-5-5-14-5-22 0-46 0-68 0-6 0-12 0-12 8 0 5 6 6 8 6 11 1 18 7 22 12-1 3-1 4-1 9zM218 244c-56-74-112-147-169-221-4-4-4-5-8-9 15 0 30 0 46 0 44 59 87 117 131 175 0 18 0 36 0 55z"><text:p/></draw:path><draw:path draw:style-name="gr3" draw:text-style-name="P6" svg:width="0.035in" svg:height="0.1508in" svg:x="0.8685in" svg:y="0.0035in" svg:viewBox="0 0 90 384" svg:d="M90 192c0-29-4-77-25-119-23-49-56-73-61-73-2 0-4 1-4 3 0 1 0 2 8 9 38 39 60 100 60 180 0 65-14 132-63 182-5 4-5 4-5 5 0 3 2 5 4 5 5 0 39-27 62-75 20-43 24-86 24-117z"><text:p/></draw:path></draw:g></text:span><text:span text:style-name="T7">, נניח בשלילה רפלקסיביות ונסיק </text:span><text:span text:style-name="T7"><draw:g text:anchor-type="as-char" svg:y="-0.1134in" draw:z-index="550" draw:name="Shape226" draw:style-name="gr1"><svg:title>TexMaths</svg:title><svg:desc>11§display§\la A, A \ra \in R_1§svg§600§FALSE§</svg:desc><draw:path draw:style-name="gr2" draw:text-style-name="P5" svg:width="0.7496in" svg:height="0.1358in" svg:x="-0.0004in" svg:y="0.0071in" svg:viewBox="0 0 1905 346" svg:d="M952 346c-317 0-634 0-952 0 0-116 0-230 0-346 635 0 1270 0 1905 0 0 116 0 230 0 346-318 0-636 0-953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1039in" svg:height="0.1079in" svg:x="0.0563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6" svg:width="0.0177in" svg:height="0.0453in" svg:x="0.178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6" svg:width="0.1039in" svg:height="0.1079in" svg:x="0.2382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3 0 8 0 8-7 0-5-4-5-9-5-24 0-24-2-25-13-8-79-17-160-24-240 0-8 0-10-7-10-6 0-8 3-10 7-45 74-90 149-135 224zM101 175c25-43 52-85 77-127 5 42 8 84 12 127-29 0-59 0-89 0z"><text:p/></draw:path><draw:path draw:style-name="gr3" draw:text-style-name="P6" svg:width="0.0335in" svg:height="0.1512in" svg:x="0.3551in" svg:y="0in" svg:viewBox="0 0 86 385" svg:d="M85 199c1-4 1-5 1-6 0-3 0-1-1-6-23-59-45-119-69-178-2-7-4-9-8-9-5 0-8 3-8 8 0 1 0 2 2 6 23 60 45 119 68 179-23 58-45 117-68 177-2 4-2 5-2 8 0 4 3 7 8 7s6-4 8-7c24-60 46-119 69-179z"><text:p/></draw:path><draw:path draw:style-name="gr3" draw:text-style-name="P6" svg:width="0.076in" svg:height="0.087in" svg:x="0.4602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6" svg:width="0.1083in" svg:height="0.1063in" svg:x="0.5976in" svg:y="0.0098in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7185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7"><text:s/>ולכן קיים </text:span><text:span text:style-name="T7"><draw:g text:anchor-type="as-char" svg:y="-0.1035in" draw:z-index="552" draw:name="Shape227" draw:style-name="gr1"><svg:title>TexMaths</svg:title><svg:desc>11§display§n \in \N§svg§600§FALSE§</svg:desc><draw:path draw:style-name="gr2" draw:text-style-name="P5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6" svg:width="0.0823in" svg:height="0.0677in" svg:x="-0.0004in" svg:y="0.0358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7"><text:s/>שבעבורו </text:span><text:span text:style-name="T7"><draw:g text:anchor-type="as-char" svg:y="-0.1134in" draw:z-index="551" draw:name="Shape228" draw:style-name="gr1"><svg:title>TexMaths</svg:title><svg:desc>11§display§A \trio A = \{n\}§svg§600§FALSE§</svg:desc><draw:path draw:style-name="gr2" draw:text-style-name="P5" svg:width="0.7823in" svg:height="0.1358in" svg:x="0.002in" svg:y="0.0071in" svg:viewBox="0 0 1988 346" svg:d="M995 346c-333 0-664 0-995 0 0-116 0-230 0-346 662 0 1326 0 1988 0 0 116 0 230 0 346-331 0-662 0-993 0z"><text:p/></draw:path><draw:path draw:style-name="gr3" draw:text-style-name="P6" svg:width="0.1035in" svg:height="0.1079in" svg:x="-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1 175c26-43 51-85 76-127 5 42 9 84 13 127-29 0-59 0-89 0z"><text:p/></draw:path><draw:path draw:style-name="gr3" draw:text-style-name="P6" svg:width="0.1169in" svg:height="0.1079in" svg:x="0.1169in" svg:y="0.0043in" svg:viewBox="0 0 298 275" svg:d="M157 8c-2-5-3-8-7-8-5 0-6 2-9 8-46 83-91 168-138 252-3 5-3 6-3 8 0 7 9 7 14 7 91 0 180 0 270 0 6 0 14 0 14-7 0-3-1-4-2-6-46-85-92-170-139-254zM150 24c43 78 84 158 127 236-86 0-170 0-256 0 43-78 86-158 129-236z"><text:p/></draw:path><draw:path draw:style-name="gr3" draw:text-style-name="P6" svg:width="0.1039in" svg:height="0.1079in" svg:x="0.2488in" svg:y="0.0043in" svg:viewBox="0 0 265 275" svg:d="M56 231c-15 26-31 31-48 32-5 1-8 1-8 8 0 2 2 4 6 4 9 0 22-1 33-1 12 0 26 1 38 1 2 0 8 0 8-7 0-4-5-5-7-5-9 0-17-3-17-13 0-4 2-9 4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6" svg:width="0.1008in" svg:height="0.0354in" svg:x="0.407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5709in" svg:y="0in" svg:viewBox="0 0 136 385" svg:d="M81 52c0-16 10-41 52-43 2 0 3-2 3-5 0-4-2-4-6-4-39 0-74 20-75 48 0 29 0 59 0 89 0 15 0 27-15 39-14 12-28 12-37 13-2 0-3 1-3 5 0 3 2 3 6 3 26 2 44 14 48 34 1 4 1 5 1 19 0 25 0 51 0 76 0 16 0 29 19 43 15 12 40 16 56 16 4 0 6 0 6-4s-2-4-5-4c-24-2-44-15-48-33-2-5-2-5-2-19 0-27 0-54 0-82 0-17-3-24-15-35-9-8-20-12-31-14 32-10 46-28 46-50 0-31 0-61 0-92z"><text:p/></draw:path><draw:path draw:style-name="gr3" draw:text-style-name="P6" svg:width="0.0823in" svg:height="0.0685in" svg:x="0.6402in" svg:y="0.0453in" svg:viewBox="0 0 210 175" svg:d="M23 148c-1 6-3 15-3 17 0 7 5 10 11 10 4 0 11-3 14-11 0-1 6-19 8-29 2-12 5-23 8-34 2-9 5-17 6-26 2-7 6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6" svg:width="0.0539in" svg:height="0.1512in" svg:x="0.7382in" svg:y="0in" svg:viewBox="0 0 138 385" svg:d="M56 334c0 15-10 40-53 43-1 0-3 2-3 4 0 4 4 4 8 4 37 0 73-18 73-48 0-29 0-58 0-88 0-16 0-28 16-40 14-11 28-11 37-12 1 0 4-1 4-3 0-5-3-5-7-5-25-2-44-15-48-35-2-3-2-4-2-19 0-25 0-50 0-76 0-16 0-28-18-42-16-13-42-17-55-17-4 0-8 0-8 4 0 5 2 5 7 5 24 1 43 14 48 33 1 4 1 4 1 19 0 26 0 54 0 81 0 18 2 23 16 36 7 7 18 12 29 16-32 9-45 25-45 47 0 31 0 62 0 93z"><text:p/></draw:path></draw:g></text:span><text:span text:style-name="T7">, אך </text:span><text:span text:style-name="T7"><draw:g text:anchor-type="as-char" svg:y="-0.102in" draw:z-index="554" draw:name="Shape229" draw:style-name="gr1"><svg:title>TexMaths</svg:title><svg:desc>11§display§A \trio A = \emptyset§svg§600§FALSE§</svg:desc><draw:path draw:style-name="gr2" draw:text-style-name="P5" svg:width="0.6181in" svg:height="0.1126in" svg:x="0.0024in" svg:y="0.0079in" svg:viewBox="0 0 1571 287" svg:d="M0 0c523 0 1048 0 1571 0 0 96 0 192 0 287-523 0-1048 0-1571 0 0-95 0-191 0-287z"><text:p/></draw:path><draw:path draw:style-name="gr3" draw:text-style-name="P6" svg:width="0.1039in" svg:height="0.1079in" svg:x="-0.0004in" svg:y="0.0087in" svg:viewBox="0 0 265 275" svg:d="M56 230c-15 27-31 32-47 33-6 0-9 0-9 8 0 2 2 4 5 4 10 0 22-1 33-1 14 0 27 1 39 1 2 0 8 0 8-7 0-5-4-5-7-5-9-1-18-4-18-13 0-6 3-10 6-14 10-17 19-33 29-50 31 0 64 0 96 0 1 8 7 61 7 64 0 12-20 13-28 13-5 0-9 0-9 8 0 4 3 3 5 4 17 0 33-1 48-1 10 0 35 1 44 1 3 0 7 0 7-7 0-5-3-5-9-5-24 0-24-3-25-14-8-81-15-160-23-240-1-8-1-9-8-9-5 0-8 2-10 7-45 74-89 149-134 223zM102 174c26-42 51-85 76-127 5 42 8 85 12 127-29 0-58 0-88 0z"><text:p/></draw:path><draw:path draw:style-name="gr3" draw:text-style-name="P6" svg:width="0.1169in" svg:height="0.1079in" svg:x="0.1173in" svg:y="0.0087in" svg:viewBox="0 0 298 275" svg:d="M157 7c-2-5-3-7-9-7-4 0-5 1-7 8-46 83-92 168-138 252-3 5-3 5-3 8 0 7 8 7 14 7 90 0 180 0 270 0 6 0 14 0 14-7 0-3-1-4-3-7-46-85-92-170-138-254zM148 23c43 79 86 158 129 237-86 0-170 0-256 0 43-79 85-158 127-237z"><text:p/></draw:path><draw:path draw:style-name="gr3" draw:text-style-name="P6" svg:width="0.1039in" svg:height="0.1079in" svg:x="0.2492in" svg:y="0.0087in" svg:viewBox="0 0 265 275" svg:d="M55 230c-15 27-30 32-47 33-5 0-8 0-8 8 0 2 2 4 4 4 11 0 23-1 34-1 13 0 27 1 39 1 2 0 7 0 7-7 0-5-4-5-6-5-9-1-19-4-19-13 0-6 3-10 6-14 10-17 20-33 30-50 31 0 64 0 96 0 1 8 7 61 7 64 0 12-21 13-29 13-5 0-8 0-8 8 0 4 4 4 5 4 15 0 32-1 48-1 10 0 35 1 43 1 4 0 8 0 8-7 0-5-4-5-9-5-24 0-24-3-25-14-8-81-17-160-24-240 0-8 0-9-7-9-6 0-8 2-10 7-45 74-90 149-135 223zM102 174c26-42 51-85 76-127 5 42 8 85 12 127-29 0-58 0-88 0z"><text:p/></draw:path><draw:path draw:style-name="gr3" draw:text-style-name="P6" svg:width="0.1008in" svg:height="0.035in" svg:x="0.4079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1in" svg:height="0.1283in" svg:x="0.5673in" svg:y="0in" svg:viewBox="0 0 156 327" svg:d="M132 8c0-5-3-8-9-8-5 0-6 4-9 12-4 16-1 2-4 18-6-2-18-8-32-8-22 0-47 11-62 41-14 32-16 66-16 101 0 24 0 94 33 123-9 30-9 31-9 32 0 5 3 8 8 8 6 0 8-4 10-12 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7"><text:s/>ולכן מהכלה דו כיוונית </text:span><text:span text:style-name="T7"><draw:g text:anchor-type="as-char" svg:y="-0.1161in" draw:z-index="555" draw:name="Shape230" draw:style-name="gr1"><svg:title>TexMaths</svg:title><svg:desc>11§display§\{n\} \subseteq \emptyset§svg§600§FALSE§</svg:desc><draw:path draw:style-name="gr2" draw:text-style-name="P5" svg:width="0.4984in" svg:height="0.1386in" svg:x="-0.0004in" svg:y="0.0071in" svg:viewBox="0 0 1267 353" svg:d="M0 0c422 0 844 0 1267 0 0 118 0 235 0 353-423 0-845 0-1267 0 0-118 0-235 0-353z"><text:p/></draw:path><draw:path draw:style-name="gr3" draw:text-style-name="P6" svg:width="0.0535in" svg:height="0.1508in" svg:x="0.0028in" svg:y="0.0035in" svg:viewBox="0 0 137 384" svg:d="M81 51c0-16 11-40 53-43 2 0 3-1 3-4 0-4-3-4-7-4-39 0-74 20-74 47 0 29 0 59 0 88 0 16 0 28-15 41-14 11-29 12-38 12-1 0-3 2-3 4 0 4 2 4 7 5 25 0 44 14 48 33 1 4 1 4 1 18 0 26 0 51 0 76 0 17 0 29 19 44 14 11 40 16 55 16 4 0 7 0 7-5 0-3-2-3-6-4-24-1-43-13-49-33-1-4-1-5-1-19 0-26 0-53 0-80 0-18-2-24-15-36-8-9-19-11-30-15 32-8 45-26 45-49 0-31 0-62 0-92z"><text:p/></draw:path><draw:path draw:style-name="gr3" draw:text-style-name="P6" svg:width="0.0819in" svg:height="0.0681in" svg:x="0.0724in" svg:y="0.0504in" svg:viewBox="0 0 209 174" svg:d="M23 147c-2 6-4 15-4 17 0 6 5 10 12 10 4 0 11-4 14-11 2-10 4-19 7-28 3-12 5-24 8-35 3-9 5-16 7-25 1-7 4-19 4-20 7-12 27-47 64-47 18 0 21 14 21 27 0 24-20 73-25 89-3 9-5 14-5 19 0 17 15 31 32 31 37 0 51-56 51-60 0-3-3-3-4-3-5 0-5 1-6 7-8 26-21 48-40 48-6 0-9-4-9-13 0-10 4-19 7-28 7-19 23-62 23-84 0-26-16-41-44-41-35 0-54 24-60 33-2-22-18-33-35-33-18 0-26 14-30 22-6 12-11 35-11 37 0 4 3 4 4 4 5 0 5 0 7-9 7-28 14-46 29-46 7 0 11 5 11 17 0 9-2 13-6 33-8 30-14 60-22 89z"><text:p/></draw:path><draw:path draw:style-name="gr3" draw:text-style-name="P6" svg:width="0.0531in" svg:height="0.1508in" svg:x="0.1701in" svg:y="0.0035in" svg:viewBox="0 0 136 384" svg:d="M55 332c0 15-10 41-52 43-2 1-3 2-3 4 0 5 4 5 8 5 37 0 72-19 73-49 0-28 0-58 0-88 0-14 0-27 16-39 13-11 27-11 36-11 2-1 3-2 3-5 0-4-2-4-5-4-25-1-44-15-49-34-1-5-1-6-1-19 0-26 0-51 0-77 0-15 0-28-18-43-16-12-42-15-55-15-4 0-8 0-8 4s2 4 5 4c25 2 44 14 49 34 1 3 1 4 1 17 0 27 0 54 0 82 0 17 3 24 15 36 9 9 20 12 31 15-32 8-46 26-46 48 0 30 0 61 0 92z"><text:p/></draw:path><draw:path draw:style-name="gr3" draw:text-style-name="P6" svg:width="0.0921in" svg:height="0.1161in" svg:x="0.2898in" svg:y="0.0209in" svg:viewBox="0 0 235 296" svg:d="M222 15c7 0 13 0 13-7 0-8-6-8-13-8-34 0-69 0-103 0-67 0-119 51-119 111 0 62 53 110 119 110 34 0 69 0 103 0 7 0 13 0 13-8 0-7-6-7-13-7-34 0-69 0-103 0-61 0-104-44-104-95 0-52 44-96 104-96 34 0 69 0 103 0zM21 280c-7 0-13 0-13 8s6 8 13 8c67 0 134 0 201 0 7 0 13 0 13-8s-6-8-13-8c-67 0-134 0-201 0z"><text:p/></draw:path><draw:path draw:style-name="gr3" draw:text-style-name="P6" svg:width="0.061in" svg:height="0.128in" svg:x="0.4445in" svg:y="0in" svg:viewBox="0 0 156 326" svg:d="M132 8c0-5-3-8-9-8-5 0-6 4-9 12-4 15-1 2-4 18-6-3-18-8-32-8-22 0-47 11-62 41-14 30-16 66-16 102 0 24 0 92 33 122-9 30-9 31-9 32 0 4 3 7 8 7 6 0 8-4 10-12 4-15 0-2 4-17 10 4 21 7 32 7 43 0 59-36 67-55 10-26 11-57 11-84 0-29 0-92-34-125 3-11 7-21 10-32zM38 269c-13-26-13-72-13-110 0-30 0-57 6-82 7-35 29-47 47-47 8 0 18 2 28 11-22 75-46 152-68 228zM118 56c12 22 12 67 12 103 0 29 0 56-5 82-6 40-27 55-47 55-9 0-19-3-27-11 22-76 45-153 67-229z"><text:p/></draw:path></draw:g></text:span><text:span text:style-name="T7"><text:s/>ובפרט </text:span><text:span text:style-name="T7"><draw:g text:anchor-type="as-char" svg:y="-0.1193in" draw:z-index="556" draw:name="Shape231" draw:style-name="gr1"><svg:title>TexMaths</svg:title><svg:desc>11§display§n \in \emptyset§svg§600§FALSE§</svg:desc><draw:path draw:style-name="gr2" draw:text-style-name="P5" svg:width="0.3295in" svg:height="0.1126in" svg:x="0.0031in" svg:y="0.0075in" svg:viewBox="0 0 838 287" svg:d="M0 0c280 0 558 0 838 0 0 96 0 192 0 287-280 0-558 0-838 0 0-95 0-191 0-287z"><text:p/></draw:path><draw:path draw:style-name="gr3" draw:text-style-name="P6" svg:width="0.0819in" svg:height="0.0681in" svg:x="-0.0004in" svg:y="0.05in" svg:viewBox="0 0 209 174" svg:d="M23 148c-1 5-3 14-3 16 0 6 5 10 11 10 4 0 11-3 14-10 0-1 5-19 8-29 2-12 5-24 8-35 2-9 4-16 6-25 2-7 5-18 6-20 5-12 26-47 62-47 18 0 21 14 21 27 0 24-18 74-25 91-3 8-3 13-3 17 0 18 13 31 31 31 36 0 50-56 50-58 0-5-3-5-4-5-4 0-4 1-6 7-7 26-21 47-39 47-7 0-9-3-9-12 0-10 3-19 6-27 8-20 24-63 24-85 0-26-17-41-44-41-36 0-54 24-61 33-1-21-18-33-35-33-18 0-26 14-29 22-6 13-12 35-12 37 0 4 3 3 4 4 5 0 5 0 7-9 7-28 14-46 29-46 7 0 12 5 12 18 0 8-1 13-7 32-8 30-14 60-22 90z"><text:p/></draw:path><draw:path draw:style-name="gr3" draw:text-style-name="P6" svg:width="0.076in" svg:height="0.0878in" svg:x="0.1413in" svg:y="0.035in" svg:viewBox="0 0 194 224" svg:d="M179 120c7 0 15 0 15-8 0-7-8-7-15-7-53 0-109 0-162 0 4-52 48-90 103-90 20 0 40 0 59 0 7 0 15 0 15-7 0-8-8-8-15-8-20 0-40 0-60 0-66 0-119 51-119 112s53 112 119 112c20 0 40 0 60 0 7 0 15 0 15-8s-8-8-15-8c-19 0-39 0-59 0-55 0-99-37-103-88 53 0 109 0 162 0z"><text:p/></draw:path><draw:path draw:style-name="gr3" draw:text-style-name="P6" svg:width="0.061in" svg:height="0.1283in" svg:x="0.2791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4-11 7-21 10-32zM39 270c-14-27-14-74-14-110 0-31 0-58 6-83 8-35 30-47 47-47 8 0 18 2 28 11-22 76-45 153-67 229zM118 56c12 23 12 67 12 104 0 27 0 56-4 82-7 40-28 55-48 55-9 0-19-3-27-12 22-76 45-153 67-229z"><text:p/></draw:path></draw:g></text:span><text:span text:style-name="T7"><text:s/>וזו </text:span><text:span text:style-name="T18">סתירה</text:span><text:span text:style-name="T7"> לפי הגדרת הקבוצה הריקה. </text:span></text:p>
        </text:list-item>
        <text:list-item>
          <text:p text:style-name="P42">סימטריות: <text:span text:style-name="T19">נוכיח</text:span><text:span text:style-name="T7">. יהיו </text:span><text:span text:style-name="T7"><draw:g text:anchor-type="as-char" svg:y="-0.1134in" draw:z-index="557" draw:name="Shape232" draw:style-name="gr1"><svg:title>TexMaths</svg:title><svg:desc>11§display§A, B \in \ps(\N)§svg§600§FALSE§</svg:desc><draw:path draw:style-name="gr2" draw:text-style-name="P5" svg:width="0.8055in" svg:height="0.1354in" svg:x="0.0024in" svg:y="0.0071in" svg:viewBox="0 0 2047 345" svg:d="M0 0c682 0 1365 0 2047 0 0 115 0 230 0 345-682 0-1365 0-2047 0 0-115 0-230 0-345z"><text:p/></draw:path><draw:path draw:style-name="gr3" draw:text-style-name="P6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0173in" svg:height="0.0453in" svg:x="0.1217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1083in" svg:height="0.1031in" svg:x="0.1823in" svg:y="0.0098in" svg:viewBox="0 0 276 263" svg:d="M46 232c-4 16-4 19-35 19-7 0-11 0-11 8 0 3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6" svg:width="0.076in" svg:height="0.087in" svg:x="0.3539in" svg:y="0.0307in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3" draw:text-style-name="P6" svg:width="0.1079in" svg:height="0.1106in" svg:x="0.4878in" svg:y="0.0098in" svg:viewBox="0 0 275 282" svg:d="M127 0c-54 0-96 26-112 45-14 16-15 27-15 28 0 2 2 2 4 2 6 0 16-6 18-7 9-5 10-7 12-15 6-16 17-29 65-31-7 86-30 171-63 250-2 5-2 7-2 8s1 2 3 2c7 0 26-9 30-19 20-47 52-134 63-241 6 0 14 0 21 0 46 0 92 18 92 56 0 29-28 83-103 85-8 1-12 1-23 8-7 4-10 8-10 11s2 3 7 3c71 0 161-59 161-123 0-44-52-62-97-62-17 0-34 0-51 0z"><text:p/></draw:path><draw:path draw:style-name="gr3" draw:text-style-name="P6" svg:width="0.0346in" svg:height="0.1508in" svg:x="0.6181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1024in" svg:height="0.1059in" svg:x="0.6661in" svg:y="0.0098in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8 0-56 0-8 0-14 0-14 7 0 6 7 6 11 6 21 0 25 8 25 29 0 39 0 79 0 120-39-53-79-105-117-156-3-6-4-6-14-6-22 0-45 0-67 0-7 0-13 0-13 7 0 5 6 6 8 6 11 1 18 8 22 12-1 4-1 4-1 9zM218 243c-56-73-112-147-168-221-5-4-5-5-8-9 15 0 30 0 45 0 44 59 87 117 131 175 0 18 0 37 0 55z"><text:p/></draw:path><draw:path draw:style-name="gr3" draw:text-style-name="P6" svg:width="0.0346in" svg:height="0.1508in" svg:x="0.781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">, ונניח </text:span><text:span text:style-name="T7"><draw:g text:anchor-type="as-char" svg:y="-0.1134in" draw:z-index="558" draw:name="Shape233" draw:style-name="gr1"><svg:title>TexMaths</svg:title><svg:desc>11§display§\la A, B \ra \in R_1§svg§600§FALSE§</svg:desc><draw:path draw:style-name="gr2" draw:text-style-name="P5" svg:width="0.7587in" svg:height="0.1358in" svg:x="-0.0004in" svg:y="0.0071in" svg:viewBox="0 0 1928 346" svg:d="M964 346c-322 0-643 0-964 0 0-116 0-230 0-346 642 0 1285 0 1928 0 0 116 0 230 0 346-321 0-643 0-964 0z"><text:p/></draw:path><draw:path draw:style-name="gr3" draw:text-style-name="P6" svg:width="0.0335in" svg:height="0.1512in" svg:x="0.0087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6" svg:width="0.1039in" svg:height="0.1079in" svg:x="0.0563in" svg:y="0.0043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3" draw:text-style-name="P6" svg:width="0.0173in" svg:height="0.0453in" svg:x="0.1783in" svg:y="0.0972in" svg:viewBox="0 0 45 116" svg:d="M45 41c0-26-10-41-25-41-12 0-20 10-20 21 0 10 8 20 20 20 4 0 10-1 13-5 2-1 1-1 2-1s1 0 1 6c0 28-13 51-26 64-5 4-5 5-5 6 0 2 3 5 5 5 4 0 35-30 35-75z"><text:p/></draw:path><draw:path draw:style-name="gr3" draw:text-style-name="P6" svg:width="0.1083in" svg:height="0.1028in" svg:x="0.239in" svg:y="0.0098in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3" draw:text-style-name="P6" svg:width="0.0335in" svg:height="0.1512in" svg:x="0.3642in" svg:y="0in" svg:viewBox="0 0 86 385" svg:d="M85 199c1-4 1-4 1-5 0-2 0-2-1-7-23-59-45-119-69-178-2-7-4-9-8-9-5 0-8 3-8 8 0 1 0 2 2 6 23 60 45 119 68 180-23 58-45 118-68 176-2 4-2 5-2 8 0 4 3 7 8 7s6-4 7-7c23-60 47-119 70-179z"><text:p/></draw:path><draw:path draw:style-name="gr3" draw:text-style-name="P6" svg:width="0.076in" svg:height="0.087in" svg:x="0.4693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6" svg:width="0.1083in" svg:height="0.1063in" svg:x="0.6067in" svg:y="0.0098in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7276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7">, נוכיח </text:span><text:span text:style-name="T7"><draw:g text:anchor-type="as-char" svg:y="-0.1134in" draw:z-index="559" draw:name="Shape234" draw:style-name="gr1"><svg:title>TexMaths</svg:title><svg:desc>11§display§\la B, A \ra \in R_1§svg§600§FALSE§</svg:desc><draw:path draw:style-name="gr2" draw:text-style-name="P5" svg:width="0.7587in" svg:height="0.1358in" svg:x="-0.0004in" svg:y="0.0071in" svg:viewBox="0 0 1928 346" svg:d="M964 346c-322 0-643 0-964 0 0-116 0-230 0-346 642 0 1285 0 1928 0 0 116 0 230 0 346-321 0-643 0-964 0z"><text:p/></draw:path><draw:path draw:style-name="gr3" draw:text-style-name="P6" svg:width="0.0335in" svg:height="0.1512in" svg:x="0.0087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6" svg:width="0.1079in" svg:height="0.1028in" svg:x="0.0579in" svg:y="0.0098in" svg:viewBox="0 0 275 262" svg:d="M45 232c-3 15-4 18-35 18-7 0-10 0-10 8 0 4 3 4 10 4 46 0 92 0 138 0 61 0 106-45 106-83 0-27-22-49-59-53 40-8 80-37 80-73 0-29-25-53-72-53-42 0-86 0-129 0-8 0-11 0-11 8 0 4 3 4 11 4 4 0 7 0 14 0 7 1 11 1 11 7 0 1-1 2-2 7-18 69-34 138-52 206zM103 122c8-32 17-64 25-96 3-13 4-14 20-14 17 0 33 0 50 0 34 0 42 22 42 40 0 34-33 70-81 70-18 0-37 0-56 0zM86 250c-6 0-6 0-8 0-4 0-5-1-5-4 0-2 0-2 2-9 9-36 17-71 26-106 24 0 49 0 73 0 37 0 45 28 45 45 0 36-34 74-80 74-18 0-36 0-53 0z"><text:p/></draw:path><draw:path draw:style-name="gr3" draw:text-style-name="P6" svg:width="0.0173in" svg:height="0.0453in" svg:x="0.18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1039in" svg:height="0.1079in" svg:x="0.2469in" svg:y="0.0043in" svg:viewBox="0 0 265 275" svg:d="M56 231c-15 26-31 31-47 32-5 1-9 1-9 8 0 2 2 4 5 4 10 0 22-1 33-1 14 0 27 1 39 1 2 0 8 0 8-7 0-4-4-5-7-5-9 0-18-3-18-13 0-4 3-9 6-14 10-17 20-32 30-49 32 0 65 0 96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3" draw:text-style-name="P6" svg:width="0.0335in" svg:height="0.1512in" svg:x="0.3642in" svg:y="0in" svg:viewBox="0 0 86 385" svg:d="M85 199c1-4 1-4 1-5 0-2 0-2-1-7-23-59-45-119-69-178-2-7-4-9-8-9-5 0-8 3-8 8 0 1 0 2 2 6 23 60 45 119 68 180-23 58-45 118-68 176-2 4-2 5-2 8 0 4 3 7 8 7s6-4 7-7c23-60 47-119 70-179z"><text:p/></draw:path><draw:path draw:style-name="gr3" draw:text-style-name="P6" svg:width="0.076in" svg:height="0.087in" svg:x="0.4693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6" svg:width="0.1083in" svg:height="0.1063in" svg:x="0.6067in" svg:y="0.0098in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7276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7">. לפי ההנחה, קיים </text:span><text:span text:style-name="T7"><draw:g text:anchor-type="as-char" svg:y="-0.1035in" draw:z-index="561" draw:name="Shape235" draw:style-name="gr1"><svg:title>TexMaths</svg:title><svg:desc>11§display§n \in \N§svg§600§FALSE§</svg:desc><draw:path draw:style-name="gr2" draw:text-style-name="P5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6" svg:width="0.0823in" svg:height="0.0677in" svg:x="-0.0004in" svg:y="0.0358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7"><text:s/>בעבורו </text:span><text:span text:style-name="T7"><draw:g text:anchor-type="as-char" svg:y="-0.1134in" draw:z-index="560" draw:name="Shape236" draw:style-name="gr1"><svg:title>TexMaths</svg:title><svg:desc>11§display§A \trio B = \{n\}§svg§600§FALSE§</svg:desc><draw:path draw:style-name="gr2" draw:text-style-name="P5" svg:width="0.7913in" svg:height="0.1358in" svg:x="0.002in" svg:y="0.0071in" svg:viewBox="0 0 2011 346" svg:d="M1005 346c-335 0-669 0-1005 0 0-116 0-230 0-346 670 0 1341 0 2011 0 0 116 0 230 0 346-336 0-671 0-1006 0z"><text:p/></draw:path><draw:path draw:style-name="gr3" draw:text-style-name="P6" svg:width="0.1035in" svg:height="0.1079in" svg:x="-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1 175c26-43 51-85 76-127 5 42 9 84 13 127-29 0-59 0-89 0z"><text:p/></draw:path><draw:path draw:style-name="gr3" draw:text-style-name="P6" svg:width="0.1169in" svg:height="0.1079in" svg:x="0.1169in" svg:y="0.0043in" svg:viewBox="0 0 298 275" svg:d="M157 8c-2-5-3-8-7-8-5 0-6 2-9 8-46 83-91 168-138 252-3 5-3 6-3 8 0 7 9 7 14 7 91 0 181 0 271 0 7 0 13 0 13-7 0-3-1-4-2-6-46-85-92-170-139-254zM150 24c43 78 84 158 127 236-86 0-170 0-256 0 43-78 86-158 129-236z"><text:p/></draw:path><draw:path draw:style-name="gr3" draw:text-style-name="P6" svg:width="0.1079in" svg:height="0.1028in" svg:x="0.25in" svg:y="0.0098in" svg:viewBox="0 0 275 262" svg:d="M45 232c-3 15-4 18-35 18-7 0-10 0-10 8 0 4 3 4 10 4 46 0 92 0 139 0 60 0 105-45 105-83 0-27-22-49-59-53 40-8 80-37 80-73 0-29-25-53-71-53-43 0-87 0-130 0-8 0-11 0-11 8 0 4 3 4 11 4 4 0 7 0 14 0 7 1 11 1 11 7 0 1-1 2-2 7-18 69-34 138-52 206zM103 122c8-32 17-64 25-96 3-13 4-14 21-14 16 0 33 0 49 0 34 0 42 22 42 40 0 34-33 70-80 70-19 0-38 0-57 0zM86 250c-6 0-6 0-8 0-4 0-5-1-5-4 0-2 0-2 2-9 9-36 17-71 26-106 24 0 49 0 73 0 37 0 45 28 45 45 0 36-34 74-80 74-18 0-36 0-53 0z"><text:p/></draw:path><draw:path draw:style-name="gr3" draw:text-style-name="P6" svg:width="0.1008in" svg:height="0.0354in" svg:x="0.41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5799in" svg:y="0in" svg:viewBox="0 0 136 385" svg:d="M81 52c0-16 10-41 52-43 2 0 3-2 3-5 0-4-3-4-6-4-39 0-74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3" draw:text-style-name="P6" svg:width="0.0823in" svg:height="0.0685in" svg:x="0.6492in" svg:y="0.0453in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6" svg:width="0.0539in" svg:height="0.1512in" svg:x="0.7472in" svg:y="0in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7">. מתוך קומוטטיביות הפעולה </text:span><text:span text:style-name="T7"><draw:g text:anchor-type="as-char" svg:y="-0.0846in" draw:z-index="562" draw:name="Shape237" draw:style-name="gr1"><svg:title>TexMaths</svg:title><svg:desc>11§display§\trio§svg§600§FALSE§</svg:desc><draw:path draw:style-name="gr2" draw:text-style-name="P5" svg:width="0.1091in" svg:height="0.0921in" svg:x="-0.0004in" svg:y="0.0079in" svg:viewBox="0 0 278 235" svg:d="M0 0c92 0 186 0 278 0 0 78 0 157 0 235-92 0-186 0-278 0 0-78 0-157 0-235z"><text:p/></draw:path><draw:path draw:style-name="gr3" draw:text-style-name="P6" svg:width="0.1154in" svg:height="0.1079in" svg:x="0.0008in" svg:y="0in" svg:viewBox="0 0 294 275" svg:d="M156 8c-2-6-3-8-9-8-4 0-5 1-8 8-46 83-91 168-137 251-2 6-2 7-2 8 0 8 8 8 13 8 89 0 179 0 268 0 7 0 13 0 13-8 0-2-1-3-2-7-45-84-91-168-136-252zM147 24c42 78 85 157 126 235-84 0-169 0-253 0 41-78 84-157 127-235z"><text:p/></draw:path></draw:g></text:span><text:span text:style-name="T7"><text:s/>נסיק </text:span><text:span text:style-name="T7"><draw:g text:anchor-type="as-char" svg:y="-0.1134in" draw:z-index="563" draw:name="Shape238" draw:style-name="gr1"><svg:title>TexMaths</svg:title><svg:desc>11§display§B \trio A = \{n\}§svg§600§FALSE§</svg:desc><draw:path draw:style-name="gr2" draw:text-style-name="P5" svg:width="0.7913in" svg:height="0.1358in" svg:x="0.0008in" svg:y="0.0071in" svg:viewBox="0 0 2011 346" svg:d="M1006 346c-336 0-670 0-1006 0 0-116 0-230 0-346 670 0 1341 0 2011 0 0 116 0 230 0 346-335 0-671 0-1005 0z"><text:p/></draw:path><draw:path draw:style-name="gr3" draw:text-style-name="P6" svg:width="0.1083in" svg:height="0.1028in" svg:x="-0.0004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3" draw:text-style-name="P6" svg:width="0.1165in" svg:height="0.1079in" svg:x="0.1252in" svg:y="0.0043in" svg:viewBox="0 0 297 275" svg:d="M157 8c-2-5-4-8-8-8-5 0-6 2-8 8-46 83-91 168-138 252-3 5-3 6-3 8 0 7 8 7 14 7 91 0 180 0 270 0 6 0 13 0 13-7 0-3 0-4-2-6-46-85-91-170-138-254zM149 24c42 78 85 158 128 236-86 0-170 0-256 0 43-78 85-158 128-236z"><text:p/></draw:path><draw:path draw:style-name="gr3" draw:text-style-name="P6" svg:width="0.1039in" svg:height="0.1079in" svg:x="0.2571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3" draw:text-style-name="P6" svg:width="0.1008in" svg:height="0.0354in" svg:x="0.415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5791in" svg:y="0in" svg:viewBox="0 0 136 385" svg:d="M81 52c0-16 10-41 52-43 2 0 3-2 3-5 0-4-3-4-6-4-39 0-74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3" draw:text-style-name="P6" svg:width="0.0823in" svg:height="0.0685in" svg:x="0.6484in" svg:y="0.0453in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6" svg:width="0.0539in" svg:height="0.1512in" svg:x="0.7465in" svg:y="0in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7"><text:s/>ולכן סה"כ </text:span><text:span text:style-name="T7"><draw:g text:anchor-type="as-char" svg:y="-0.1134in" draw:z-index="564" draw:name="Shape239" draw:style-name="gr1"><svg:title>TexMaths</svg:title><svg:desc>11§display§\exists n \in \N. B \trio A = \{n\}§svg§600§FALSE§</svg:desc><draw:path draw:style-name="gr2" draw:text-style-name="P5" svg:width="1.3055in" svg:height="0.1358in" svg:x="-0.0004in" svg:y="0.0071in" svg:viewBox="0 0 3317 346" svg:d="M1659 346c-553 0-1106 0-1659 0 0-116 0-230 0-346 1106 0 2211 0 3317 0 0 116 0 230 0 346-553 0-1106 0-1658 0z"><text:p/></draw:path><draw:path draw:style-name="gr3" draw:text-style-name="P6" svg:width="0.0673in" svg:height="0.1043in" svg:x="0.0004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6" svg:width="0.0819in" svg:height="0.0685in" svg:x="0.0811in" svg:y="0.0453in" svg:viewBox="0 0 209 175" svg:d="M22 148c-1 6-3 15-3 17 0 7 5 10 11 10 5 0 12-3 14-11 1-1 6-19 8-29 3-12 5-23 9-34 2-9 4-17 6-26 1-7 5-18 5-19 6-12 26-47 63-47 17 0 21 14 21 26 0 24-20 74-25 91-3 8-4 13-4 17 0 19 13 32 31 32 37 0 51-56 51-59 0-4-3-4-4-4-5 0-5 1-6 7-9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3" draw:text-style-name="P6" svg:width="0.076in" svg:height="0.087in" svg:x="0.2228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8in" svg:height="0.1063in" svg:x="0.3575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3-6-5-6-14-6-22 0-45 0-67 0-7 0-12 0-12 7 0 6 5 6 7 6 11 1 18 8 22 12-1 4-1 5-1 10zM219 243c-56-72-112-146-168-220-5-5-5-5-9-10 15 0 31 0 46 0 44 59 87 117 131 176 0 18 0 37 0 54z"><text:p/></draw:path><draw:path draw:style-name="gr3" draw:text-style-name="P6" svg:width="0.0157in" svg:height="0.0157in" svg:x="0.4768in" svg:y="0.0972in" svg:viewBox="0 0 41 41" svg:d="M41 21c0-12-10-21-21-21s-20 9-20 21c0 11 9 20 20 20s21-9 21-20z"><text:p/></draw:path><draw:path draw:style-name="gr3" draw:text-style-name="P6" svg:width="0.1083in" svg:height="0.1028in" svg:x="0.5126in" svg:y="0.0098in" svg:viewBox="0 0 276 262" svg:d="M45 232c-3 15-4 18-35 18-7 0-10 0-10 8 0 4 3 4 10 4 46 0 92 0 139 0 60 0 106-45 106-83 0-27-23-49-60-53 40-8 81-37 81-73 0-29-26-53-72-53-43 0-87 0-130 0-8 0-11 0-11 8 0 4 3 4 11 4 1 0 7 0 14 0 7 1 11 1 11 7 0 1-1 2-2 7-18 69-34 138-52 206zM103 122c8-32 17-64 25-96 3-13 4-14 21-14 16 0 33 0 49 0 34 0 43 22 43 40 0 34-34 70-80 70-19 0-39 0-58 0zM86 250c-6 0-6 0-8 0-4 0-5-1-5-4 0-2 0-2 2-9 9-36 17-71 26-106 24 0 50 0 74 0 36 0 44 28 44 45 0 36-34 74-80 74-18 0-36 0-53 0z"><text:p/></draw:path><draw:path draw:style-name="gr3" draw:text-style-name="P6" svg:width="0.1165in" svg:height="0.1079in" svg:x="0.6382in" svg:y="0.0043in" svg:viewBox="0 0 297 275" svg:d="M157 8c-3-5-4-8-8-8-5 0-6 2-9 8-45 83-92 168-137 252-3 5-3 6-3 8 0 7 8 7 13 7 90 0 181 0 271 0 6 0 13 0 13-7 0-3 0-4-2-6-46-85-91-170-138-254zM149 24c42 78 85 158 128 236-86 0-171 0-257 0 43-78 86-158 129-236z"><text:p/></draw:path><draw:path draw:style-name="gr3" draw:text-style-name="P6" svg:width="0.1039in" svg:height="0.1079in" svg:x="0.7693in" svg:y="0.0043in" svg:viewBox="0 0 265 275" svg:d="M55 231c-15 26-31 31-47 32-5 1-8 1-8 8 0 2 1 4 4 4 11 0 24-1 33-1 14 0 27 1 40 1 2 0 7 0 7-7 0-4-4-5-6-5-9 0-19-3-19-13 0-4 3-9 6-14 10-17 20-32 30-49 32 0 65 0 96 0 2 9 7 60 7 64 0 11-21 12-29 12-5 0-8 0-8 8 0 4 4 4 5 4 16 0 32-1 49-1 8 0 34 1 42 1 3 0 8 0 8-7 0-5-4-5-9-5-24 0-24-2-25-13-8-79-16-160-24-240 0-8 0-10-7-10-6 0-7 3-11 7-45 74-89 149-134 224zM101 175c26-43 52-85 77-127 5 42 8 84 12 127-29 0-59 0-89 0z"><text:p/></draw:path><draw:path draw:style-name="gr3" draw:text-style-name="P6" svg:width="0.1008in" svg:height="0.0354in" svg:x="0.92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1.0921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6" svg:width="0.0819in" svg:height="0.0685in" svg:x="1.1614in" svg:y="0.0453in" svg:viewBox="0 0 209 175" svg:d="M23 148c-1 6-3 15-3 17 0 7 5 10 11 10 4 0 11-3 14-11 0-1 5-19 8-29 2-12 5-23 8-34 2-9 4-17 6-26 2-7 5-18 6-19 5-12 26-47 62-47 18 0 21 14 21 26 0 24-18 74-25 91-3 8-3 13-3 17 0 19 13 32 30 32 37 0 51-56 51-59 0-4-3-4-4-4-4 0-4 1-6 7-8 26-21 47-39 47-7 0-9-3-9-12 0-10 3-19 6-27 8-21 23-63 23-85 0-27-16-42-44-42-35 0-53 25-60 34-1-22-18-34-35-34-18 0-26 15-29 22-6 13-12 36-12 37 0 5 3 4 4 5 5 0 5-1 7-9 7-27 14-46 29-46 7 0 12 4 12 17 0 8-1 13-7 32-8 30-14 60-22 90z"><text:p/></draw:path><draw:path draw:style-name="gr3" draw:text-style-name="P6" svg:width="0.0539in" svg:height="0.1512in" svg:x="1.2591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7"><text:s/>ובאופן שקול לפי עקרון ההפרדה </text:span><text:span text:style-name="T7"><draw:g text:anchor-type="as-char" svg:y="-0.1134in" draw:z-index="565" draw:name="Shape240" draw:style-name="gr1"><svg:title>TexMaths</svg:title><svg:desc>11§display§\la B, A \ra \in R_1§svg§600§FALSE§</svg:desc><draw:path draw:style-name="gr2" draw:text-style-name="P5" svg:width="0.7587in" svg:height="0.1358in" svg:x="-0.0004in" svg:y="0.0071in" svg:viewBox="0 0 1928 346" svg:d="M964 346c-322 0-643 0-964 0 0-116 0-230 0-346 642 0 1285 0 1928 0 0 116 0 230 0 346-321 0-643 0-964 0z"><text:p/></draw:path><draw:path draw:style-name="gr3" draw:text-style-name="P6" svg:width="0.0335in" svg:height="0.1512in" svg:x="0.0087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6" svg:width="0.1079in" svg:height="0.1028in" svg:x="0.0579in" svg:y="0.0098in" svg:viewBox="0 0 275 262" svg:d="M45 232c-3 15-4 18-35 18-7 0-10 0-10 8 0 4 3 4 10 4 46 0 92 0 138 0 61 0 106-45 106-83 0-27-22-49-59-53 40-8 80-37 80-73 0-29-25-53-72-53-42 0-86 0-129 0-8 0-11 0-11 8 0 4 3 4 11 4 4 0 7 0 14 0 7 1 11 1 11 7 0 1-1 2-2 7-18 69-34 138-52 206zM103 122c8-32 17-64 25-96 3-13 4-14 20-14 17 0 33 0 50 0 34 0 42 22 42 40 0 34-33 70-81 70-18 0-37 0-56 0zM86 250c-6 0-6 0-8 0-4 0-5-1-5-4 0-2 0-2 2-9 9-36 17-71 26-106 24 0 49 0 73 0 37 0 45 28 45 45 0 36-34 74-80 74-18 0-36 0-53 0z"><text:p/></draw:path><draw:path draw:style-name="gr3" draw:text-style-name="P6" svg:width="0.0173in" svg:height="0.0453in" svg:x="0.18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1039in" svg:height="0.1079in" svg:x="0.2469in" svg:y="0.0043in" svg:viewBox="0 0 265 275" svg:d="M56 231c-15 26-31 31-47 32-5 1-9 1-9 8 0 2 2 4 5 4 10 0 22-1 33-1 14 0 27 1 39 1 2 0 8 0 8-7 0-4-4-5-7-5-9 0-18-3-18-13 0-4 3-9 6-14 10-17 20-32 30-49 32 0 65 0 96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3" draw:text-style-name="P6" svg:width="0.0335in" svg:height="0.1512in" svg:x="0.3642in" svg:y="0in" svg:viewBox="0 0 86 385" svg:d="M85 199c1-4 1-4 1-5 0-2 0-2-1-7-23-59-45-119-69-178-2-7-4-9-8-9-5 0-8 3-8 8 0 1 0 2 2 6 23 60 45 119 68 180-23 58-45 118-68 176-2 4-2 5-2 8 0 4 3 7 8 7s6-4 7-7c23-60 47-119 70-179z"><text:p/></draw:path><draw:path draw:style-name="gr3" draw:text-style-name="P6" svg:width="0.076in" svg:height="0.087in" svg:x="0.4693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6" svg:width="0.1083in" svg:height="0.1063in" svg:x="0.6067in" svg:y="0.0098in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7276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7"><text:s/>כדרוש. </text:span></text:p>
        </text:list-item>
        <text:list-item>
          <text:p text:style-name="P43"><text:soft-page-break/><text:span text:style-name="T20">טרנזיטיביות:</text:span><text:span text:style-name="T21"> </text:span><text:span text:style-name="T22">נשלול</text:span><text:span text:style-name="T23">. </text:span><text:span text:style-name="T21">נבחר </text:span><text:span text:style-name="T21"><draw:g text:anchor-type="as-char" svg:y="-0.1134in" draw:z-index="224" draw:name="Shape226" draw:style-name="gr1"><svg:title>TexMaths</svg:title><svg:desc>11§display§A = \{1, 2 \}, B = \{1\}, C = \{1, 3\}§svg§600§FALSE§</svg:desc><draw:path draw:style-name="gr2" draw:text-style-name="P5" svg:width="2.0461in" svg:height="0.1354in" svg:x="0.0031in" svg:y="0.0071in" svg:viewBox="0 0 5198 345" svg:d="M0 0c1733 0 3465 0 5198 0 0 115 0 230 0 345-1733 0-3465 0-5198 0 0-115 0-230 0-345z"><text:p/></draw:path><draw:path draw:style-name="gr3" draw:text-style-name="P6" svg:width="0.1039in" svg:height="0.1079in" svg:x="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6" svg:width="0.1004in" svg:height="0.035in" svg:x="0.1602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539in" svg:height="0.1508in" svg:x="0.3232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3-23-15-36-9-8-19-12-30-14 32-9 45-27 45-49 0-31 0-61 0-92z"><text:p/></draw:path><draw:path draw:style-name="gr3" draw:text-style-name="P6" svg:width="0.05in" svg:height="0.1008in" svg:x="0.402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" svg:width="0.0173in" svg:height="0.0453in" svg:x="0.478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0602in" svg:height="0.1008in" svg:x="0.5398in" svg:y="0.0126in" svg:viewBox="0 0 154 257" svg:d="M30 227c13-13 27-27 40-40 61-53 84-74 84-112 0-44-34-75-81-75-44 0-73 36-73 70 0 21 20 21 21 21 7 0 20-4 20-19 0-10-7-20-21-20-2 0-3 0-5 0 9-26 30-40 52-40 35 0 52 32 52 63s-19 62-41 86c-24 27-49 54-74 81-4 4-4 5-4 15 47 0 96 0 143 0 3-22 8-45 11-67-3 0-5 0-9 0-2 10-5 27-9 34-3 3-28 3-37 3-23 0-46 0-69 0z"><text:p/></draw:path><draw:path draw:style-name="gr3" draw:text-style-name="P6" svg:width="0.0531in" svg:height="0.1508in" svg:x="0.6197in" svg:y="0in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6" svg:width="0.0173in" svg:height="0.0453in" svg:x="0.6976in" svg:y="0.0972in" svg:viewBox="0 0 45 116" svg:d="M45 41c0-26-10-41-24-41-13 0-21 10-21 21 0 10 8 21 21 21 4 0 10-2 13-6 1-1 1-1 2-1 0 2 1 0 1 6 0 28-14 51-26 65-4 3-4 4-4 5 0 4 2 5 3 5 4 0 35-30 35-75z"><text:p/></draw:path><draw:path draw:style-name="gr3" draw:text-style-name="P6" svg:width="0.1083in" svg:height="0.1031in" svg:x="0.7587in" svg:y="0.0098in" svg:viewBox="0 0 276 263" svg:d="M45 232c-3 16-4 19-35 19-7 0-10 0-10 8 0 4 3 4 10 4 46 0 92 0 139 0 60 0 106-46 106-82 0-28-23-51-60-54 40-8 81-37 81-73 0-29-25-54-72-54-43 0-87 0-130 0-7 0-11 0-11 8 0 4 3 4 11 4 1 0 7 0 14 1 8 1 11 1 11 7 0 1-1 2-2 6-18 69-34 138-52 206zM103 122c8-32 17-63 25-94 3-15 4-16 21-16 16 0 33 0 49 0 34 0 43 23 43 40 0 34-33 70-80 70-19 0-39 0-58 0zM87 251c-6 0-7 0-9-1-4 0-5 0-5-3 0-1 0-3 2-9 9-35 17-72 26-107 24 0 50 0 74 0 36 0 44 29 44 45 0 38-34 75-80 75-18 0-34 0-52 0z"><text:p/></draw:path><draw:path draw:style-name="gr3" draw:text-style-name="P6" svg:width="0.1004in" svg:height="0.035in" svg:x="0.9264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539in" svg:height="0.1508in" svg:x="1.0886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3" draw:text-style-name="P6" svg:width="0.05in" svg:height="0.1008in" svg:x="1.1673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6" svg:width="0.0539in" svg:height="0.1508in" svg:x="1.2406in" svg:y="0in" svg:viewBox="0 0 138 384" svg:d="M56 333c0 15-10 40-52 42-2 2-4 3-4 5 0 4 4 4 8 4 38 0 73-18 75-48 0-29 0-59 0-88 0-15 0-27 15-40 13-11 27-12 36-12 2-1 4-2 4-3 0-5-3-5-6-5-26-1-45-15-48-34-1-4-1-5-1-19 0-25 0-50 0-76 0-16 0-28-19-44-16-12-43-15-56-15-4 0-8 0-8 4s3 4 7 5c24 1 43 13 48 33 1 3 1 4 1 19 0 26 0 52 0 80 0 18 3 24 16 36 7 9 19 12 29 16-31 7-45 25-45 47 0 31 0 62 0 93z"><text:p/></draw:path><draw:path draw:style-name="gr3" draw:text-style-name="P6" svg:width="0.0173in" svg:height="0.0453in" svg:x="1.3193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6" svg:width="0.1075in" svg:height="0.1094in" svg:x="1.3815in" svg:y="0.0071in" svg:viewBox="0 0 274 279" svg:d="M274 3c0-1-1-3-4-3-2 0-2 0-6 4-9 10-19 20-27 30-4-5-21-34-64-34-86 0-173 85-173 174 0 63 45 105 105 105 33 0 62-16 83-33 35-32 42-65 42-68s-3-3-4-3c-3 0-5 1-5 3-4 12-13 38-39 61-27 21-51 27-72 27-34 0-75-19-75-78 0-22 8-85 46-130 24-27 60-46 95-46 40 0 62 30 62 74 0 15-1 15-1 20 0 3 4 3 6 3 5 0 5 0 7-8 7-33 16-65 24-98z"><text:p/></draw:path><draw:path draw:style-name="gr3" draw:text-style-name="P6" svg:width="0.1004in" svg:height="0.035in" svg:x="1.5445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539in" svg:height="0.1508in" svg:x="1.7071in" svg:y="0in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8-33-2-3-2-4-2-18 0-27 0-53 0-81 0-17-3-23-15-36-8-8-19-12-30-14 32-9 45-27 45-49 0-31 0-61 0-92z"><text:p/></draw:path><draw:path draw:style-name="gr3" draw:text-style-name="P6" svg:width="0.05in" svg:height="0.1008in" svg:x="1.7862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6" svg:width="0.0173in" svg:height="0.0453in" svg:x="1.8614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063in" svg:height="0.1035in" svg:x="1.9224in" svg:y="0.0126in" svg:viewBox="0 0 161 264" svg:d="M96 121c32-10 54-37 54-67 0-32-34-54-71-54-39 0-68 23-68 53 0 13 8 20 19 20 12 0 20-8 20-20 0-19-18-19-24-19 11-19 38-24 51-24 17 0 37 9 37 43 0 5-1 27-11 44-11 19-24 20-34 20-3 1-12 1-15 1-3 1-6 1-6 5 0 5 3 5 9 5s12 0 18 0c32 0 46 25 46 64 0 50-27 61-44 61-16 0-46-6-59-28 13 2 25-7 25-21s-10-21-21-21c-10 0-22 5-22 21 0 35 36 60 78 60 47 0 83-35 83-72 0-32-25-62-65-71z"><text:p/></draw:path><draw:path draw:style-name="gr3" draw:text-style-name="P6" svg:width="0.0539in" svg:height="0.1508in" svg:x="2.0031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21"><text:s/>ולכן מתקיים </text:span><text:span text:style-name="T21"><draw:g text:anchor-type="as-char" svg:y="-0.1134in" draw:z-index="225" draw:name="Shape227" draw:style-name="gr1"><svg:title>TexMaths</svg:title><svg:desc>11§display§A \trio B = \{2\}, B \trio C = \{3\}§svg§600§FALSE§</svg:desc><draw:path draw:style-name="gr2" draw:text-style-name="P5" svg:width="1.6528in" svg:height="0.1354in" svg:x="0.0031in" svg:y="0.0071in" svg:viewBox="0 0 4199 345" svg:d="M0 0c1399 0 2800 0 4199 0 0 115 0 230 0 345-1399 0-2800 0-4199 0 0-115 0-230 0-345z"><text:p/></draw:path><draw:path draw:style-name="gr3" draw:text-style-name="P6" svg:width="0.1039in" svg:height="0.1079in" svg:x="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6" svg:width="0.1169in" svg:height="0.1079in" svg:x="0.1181in" svg:y="0.0043in" svg:viewBox="0 0 298 275" svg:d="M157 8c-2-6-3-8-8-8-4 0-5 1-8 8-46 83-91 168-138 252-3 4-3 5-3 6 0 9 9 9 14 9 91 0 180 0 270 0 6 0 14 0 14-9 0-1-1-2-2-5-46-84-92-169-139-253zM149 24c42 78 85 157 128 235-86 0-170 0-256 0 43-78 85-157 128-235z"><text:p/></draw:path><draw:path draw:style-name="gr3" draw:text-style-name="P6" svg:width="0.1079in" svg:height="0.1031in" svg:x="0.2512in" svg:y="0.0098in" svg:viewBox="0 0 275 263" svg:d="M45 232c-3 16-4 19-35 19-7 0-10 0-10 8 0 4 3 4 10 4 46 0 91 0 137 0 62 0 107-46 107-82 0-28-22-51-59-54 40-8 80-37 80-73 0-29-25-54-71-54-43 0-87 0-130 0-8 0-11 0-11 8 0 4 3 4 11 4 4 0 7 0 14 1s11 1 11 7c0 1-1 2-2 6-18 69-34 138-52 206zM103 122c8-32 17-63 25-94 3-15 4-16 21-16 16 0 33 0 49 0 34 0 42 23 42 40 0 34-33 70-80 70-19 0-38 0-57 0zM86 251c-6 0-6 0-8-1-4 0-5 0-5-3 0-1 0-3 2-9 9-35 17-72 26-107 24 0 49 0 73 0 37 0 45 29 45 45 0 38-34 75-80 75-18 0-36 0-53 0z"><text:p/></draw:path><draw:path draw:style-name="gr3" draw:text-style-name="P6" svg:width="0.1008in" svg:height="0.035in" svg:x="0.418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08in" svg:x="0.5819in" svg:y="0in" svg:viewBox="0 0 136 384" svg:d="M81 52c0-16 10-41 52-43 2-1 3-2 3-5 0-4-2-4-6-4-39 0-74 20-75 48 0 29 0 59 0 89 0 14 0 26-15 39-14 11-28 12-37 12-2 0-3 2-3 5 0 2 2 2 6 3 25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6" svg:width="0.0602in" svg:height="0.1008in" svg:x="0.6543in" svg:y="0.0126in" svg:viewBox="0 0 154 257" svg:d="M30 227c13-13 27-27 40-40 61-53 84-74 84-112 0-44-35-75-82-75-43 0-72 36-72 70 0 21 19 21 20 21 6 0 21-4 21-19 0-10-8-20-21-20-3 0-5 0-6 0 9-26 30-40 53-40 35 0 52 32 52 63s-20 62-41 86c-25 27-49 54-75 81-3 4-3 5-3 15 47 0 96 0 143 0 3-22 8-45 11-67-3 0-7 0-10 0-2 10-4 27-9 34-2 3-27 3-36 3-23 0-46 0-69 0z"><text:p/></draw:path><draw:path draw:style-name="gr3" draw:text-style-name="P6" svg:width="0.0539in" svg:height="0.1508in" svg:x="0.7339in" svg:y="0in" svg:viewBox="0 0 138 384" svg:d="M56 333c0 15-11 40-53 42-2 2-3 3-3 5 0 4 4 4 8 4 37 0 73-18 73-48 0-29 0-59 0-88 0-15 0-27 16-40 13-11 28-12 37-12 1-1 4-2 4-3 0-5-3-5-7-5-25-1-44-15-48-34-2-4-2-5-2-19 0-25 0-50 0-76 0-16 0-28-18-44-16-12-42-15-55-15-4 0-8 0-8 4s2 4 7 5c24 1 43 13 48 33 1 3 1 4 1 19 0 26 0 52 0 80 0 18 2 23 16 36 7 8 18 12 29 16-32 7-45 25-45 47 0 31 0 62 0 93z"><text:p/></draw:path><draw:path draw:style-name="gr3" draw:text-style-name="P6" svg:width="0.0173in" svg:height="0.0453in" svg:x="0.8122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1083in" svg:height="0.1031in" svg:x="0.8724in" svg:y="0.0098in" svg:viewBox="0 0 276 263" svg:d="M46 232c-4 16-4 19-35 19-7 0-11 0-11 8 0 4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6" svg:width="0.1169in" svg:height="0.1079in" svg:x="0.998in" svg:y="0.0043in" svg:viewBox="0 0 298 275" svg:d="M157 8c-2-6-3-8-7-8-5 0-6 1-9 8-46 83-91 168-138 252-3 4-3 5-3 6 0 9 9 9 14 9 91 0 181 0 271 0 7 0 13 0 13-9 0-1-1-2-2-5-46-84-92-169-139-253zM150 24c43 78 84 157 127 235-86 0-170 0-256 0 43-78 86-157 129-235z"><text:p/></draw:path><draw:path draw:style-name="gr3" draw:text-style-name="P6" svg:width="0.1075in" svg:height="0.1094in" svg:x="1.1323in" svg:y="0.0071in" svg:viewBox="0 0 274 279" svg:d="M274 3c0-1-1-3-4-3-2 0-2 0-6 4-9 10-19 20-27 30-4-5-21-34-64-34-86 0-173 85-173 174 0 63 45 105 105 105 33 0 62-16 83-33 35-32 42-65 42-68s-3-3-4-3c-3 0-5 1-6 3-3 12-12 38-38 61-27 21-51 27-72 27-34 0-76-19-76-78 0-22 9-85 47-130 24-27 60-46 95-46 40 0 62 30 62 74 0 15-1 15-1 20 0 3 4 3 6 3 5 0 5 0 7-8 7-33 16-65 24-98z"><text:p/></draw:path><draw:path draw:style-name="gr3" draw:text-style-name="P6" svg:width="0.1008in" svg:height="0.035in" svg:x="1.2945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539in" svg:height="0.1508in" svg:x="1.4579in" svg:y="0in" svg:viewBox="0 0 138 384" svg:d="M81 52c0-16 10-41 52-43 2-1 5-2 5-5 0-4-4-4-8-4-39 0-74 20-74 48 0 29 0 59 0 89 0 14 0 26-16 39-14 11-28 12-37 12-2 0-3 2-3 5 0 2 2 2 7 3 25 1 44 15 47 34 2 5 2 6 2 19 0 25 0 50 0 76 0 16 0 28 18 44 15 11 40 15 56 15 4 0 8 0 8-4 0-3-3-3-7-5-24-1-43-13-48-33-2-3-2-4-2-18 0-27 0-53 0-81 0-17-3-24-15-36-8-9-20-12-30-14 31-9 45-27 45-49 0-31 0-61 0-92z"><text:p/></draw:path><draw:path draw:style-name="gr3" draw:text-style-name="P6" svg:width="0.063in" svg:height="0.1035in" svg:x="1.5295in" svg:y="0.0126in" svg:viewBox="0 0 161 264" svg:d="M96 121c32-10 54-37 54-67 0-32-34-54-71-54-39 0-68 23-68 53 0 13 8 20 19 20 12 0 20-8 20-20 0-19-18-19-24-19 11-19 38-24 51-24 17 0 37 9 37 43 0 5-1 27-11 44-11 19-24 20-34 20-3 1-12 1-15 1-3 1-6 1-6 5 0 5 3 5 9 5s12 0 18 0c32 0 46 25 46 64 0 50-27 61-44 61-16 0-45-6-59-28 14 2 25-7 25-21s-10-21-21-21c-10 0-22 5-22 21 0 35 36 60 78 60 47 0 83-35 83-72 0-32-25-62-65-71z"><text:p/></draw:path><draw:path draw:style-name="gr3" draw:text-style-name="P6" svg:width="0.0539in" svg:height="0.1508in" svg:x="1.6098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/text:span><text:span text:style-name="T21"><text:s/>ומתוך עקרון ההפרדה </text:span><text:span text:style-name="T21"><draw:g text:anchor-type="as-char" svg:y="-0.1134in" draw:z-index="226" draw:name="Shape228" draw:style-name="gr1"><svg:title>TexMaths</svg:title><svg:desc>11§display§\la A, B \ra \in R_1 \land \la B, C \ra \in R_1§svg§600§FALSE§</svg:desc><draw:path draw:style-name="gr2" draw:text-style-name="P5" svg:width="1.7264in" svg:height="0.1354in" svg:x="0.0004in" svg:y="0.0071in" svg:viewBox="0 0 4386 345" svg:d="M0 0c1462 0 2924 0 4386 0 0 115 0 230 0 345-1462 0-2924 0-4386 0 0-115 0-230 0-345z"><text:p/></draw:path><draw:path draw:style-name="gr3" draw:text-style-name="P6" svg:width="0.0335in" svg:height="0.1508in" svg:x="0.0094in" svg:y="0in" svg:viewBox="0 0 86 384" svg:d="M84 14c2-4 2-4 2-6 0-5-4-8-8-8-3 0-6 2-9 9-23 58-45 118-68 177 0 2-1 4-1 7 0 0 0 1 1 5 23 60 45 119 68 177 1 4 4 9 9 9 4 0 8-3 8-7 0-2 0-3-2-7-24-60-46-119-69-177 23-60 45-119 69-179z"><text:p/></draw:path><draw:path draw:style-name="gr3" draw:text-style-name="P6" svg:width="0.1039in" svg:height="0.1079in" svg:x="0.0571in" svg:y="0.0043in" svg:viewBox="0 0 265 275" svg:d="M56 230c-16 27-31 32-48 33-5 0-8 0-8 8 0 2 2 4 5 4 10 0 22-2 33-2 13 0 27 2 39 2 2 0 8 0 8-7 0-5-5-5-7-5-9-1-19-4-19-14 0-5 4-9 6-14 10-16 20-32 30-48 31 0 64 0 96 0 1 7 7 60 7 63 0 12-20 13-28 13-5 0-9 0-9 8 0 4 4 4 5 4 16 0 33-2 48-2 10 0 35 2 44 2 3 0 7 0 7-9 0-3-4-3-9-3-24 0-24-3-25-14-8-79-15-160-23-240-1-8-1-9-8-9-6 0-8 2-10 7-45 74-89 149-134 223zM102 175c26-43 51-86 76-128 5 42 8 85 12 128-29 0-58 0-88 0z"><text:p/></draw:path><draw:path draw:style-name="gr3" draw:text-style-name="P6" svg:width="0.0177in" svg:height="0.0453in" svg:x="0.1787in" svg:y="0.0972in" svg:viewBox="0 0 46 116" svg:d="M46 41c0-26-10-41-25-41-13 0-21 10-21 21 0 10 8 21 21 21 4 0 10-2 13-6 1-1 1-1 2-1 0 2 1 0 1 6 0 28-14 51-26 65-4 3-4 4-4 5 0 4 2 5 4 5 3 0 35-30 35-75z"><text:p/></draw:path><draw:path draw:style-name="gr3" draw:text-style-name="P6" svg:width="0.1083in" svg:height="0.1031in" svg:x="0.2398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draw:path draw:style-name="gr3" draw:text-style-name="P6" svg:width="0.0335in" svg:height="0.1508in" svg:x="0.365in" svg:y="0in" svg:viewBox="0 0 86 384" svg:d="M84 198c2-4 2-5 2-5 0-1 0-3-2-7-22-59-46-119-68-177-2-7-4-9-8-9-5 0-8 3-8 8 0 1 0 2 2 6 23 60 45 119 68 179-23 58-45 117-68 177-2 4-2 4-2 7 0 4 3 7 8 7 4 0 6-4 7-7 23-60 45-119 69-179z"><text:p/></draw:path><draw:path draw:style-name="gr3" draw:text-style-name="P6" svg:width="0.076in" svg:height="0.087in" svg:x="0.4709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6" svg:width="0.1083in" svg:height="0.1063in" svg:x="0.6079in" svg:y="0.0098in" svg:viewBox="0 0 276 271" svg:d="M129 28c3-10 4-14 11-15 3-1 16-1 24-1 27 0 70 0 70 39 0 13-6 39-22 55-10 10-29 22-65 22-14 0-28 0-43 0 8-34 17-67 25-100zM185 132c38-8 84-35 84-74 0-33-34-58-84-58-36 0-74 0-110 0-9 0-12 0-12 8 0 4 3 4 11 4 1 0 8 0 15 1s10 1 10 7c0 1 0 2-1 6-18 69-35 138-53 206-3 16-4 19-34 19-8 0-11 0-11 8 0 4 4 4 5 4 11 0 38-2 49-2s38 2 49 2c4 0 8 0 8-9 0-3-3-3-11-3-14 0-25 0-25-8 0-2 1-4 1-6 9-33 16-67 25-100 16 0 31 0 46 0 36 0 43 20 43 34 0 6-3 18-5 26-3 10-7 24-7 32 0 42 46 42 52 42 33 0 46-39 46-44s-3-2-4-5c-4 0-5 3-6 6-10 29-26 35-35 35-12 0-15-9-15-24 0-12 2-32 4-44 0-5 1-11 1-17 0-29-26-41-36-46z"><text:p/></draw:path><draw:path draw:style-name="gr3" draw:text-style-name="P6" svg:width="0.0386in" svg:height="0.0701in" svg:x="0.7287in" svg:y="0.0661in" svg:viewBox="0 0 99 179" svg:d="M62 8c0-7-1-8-9-8-17 18-42 18-53 18 0 3 0 6 0 10 7 0 24 0 40-8 0 45 0 91 0 137 0 9 0 13-28 13-3 0-7 0-10 0 0 3 0 6 0 9 5 0 39-1 49-1 7 0 41 1 48 1 0-3 0-6 0-9-3 0-8 0-11 0-26 0-26-4-26-13 0-50 0-100 0-149z"><text:p/></draw:path><draw:path draw:style-name="gr3" draw:text-style-name="P6" svg:width="0.0846in" svg:height="0.0933in" svg:x="0.8276in" svg:y="0.0217in" svg:viewBox="0 0 216 238" svg:d="M117 9c-4-7-6-9-9-9-5 0-6 3-9 9-32 71-64 143-96 213-2 6-3 6-3 8 0 5 4 8 9 8 2 0 5-1 9-8 29-67 60-135 90-204 31 69 60 137 91 204 3 8 7 8 9 8 4 0 8-3 8-8-1-1 0-1-3-5-31-72-64-145-96-216z"><text:p/></draw:path><draw:path draw:style-name="gr3" draw:text-style-name="P6" svg:width="0.0339in" svg:height="0.1508in" svg:x="0.9709in" svg:y="0in" svg:viewBox="0 0 87 384" svg:d="M85 14c2-4 2-4 2-6 0-5-4-8-9-8-3 0-5 2-9 9-22 58-45 118-67 177-1 2-2 4-2 7 0 0 0 1 2 5 22 60 45 119 67 177 3 4 5 9 9 9 5 0 9-3 9-7 0-2 0-3-2-7-23-60-45-119-68-177 23-60 45-119 68-179z"><text:p/></draw:path><draw:path draw:style-name="gr3" draw:text-style-name="P6" svg:width="0.1083in" svg:height="0.1031in" svg:x="1.0201in" svg:y="0.0098in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5 0 51 0 33 0 42 23 42 40 0 34-33 70-80 70-19 0-39 0-58 0zM87 251c-6 0-7 0-9-1-4 0-5 0-5-3 0-1 0-3 2-9 9-35 17-72 26-107 24 0 50 0 74 0 36 0 44 29 44 45 0 38-34 75-80 75-18 0-35 0-52 0z"><text:p/></draw:path><draw:path draw:style-name="gr3" draw:text-style-name="P6" svg:width="0.0173in" svg:height="0.0453in" svg:x="1.15in" svg:y="0.0972in" svg:viewBox="0 0 45 116" svg:d="M45 41c0-26-10-41-25-41-12 0-20 10-20 21 0 10 8 21 20 21 4 0 10-2 13-6 1-1 1-1 2-1s1 0 1 6c0 28-13 51-26 65-5 3-5 4-5 5 0 4 3 5 5 5 4 0 35-30 35-75z"><text:p/></draw:path><draw:path draw:style-name="gr3" draw:text-style-name="P6" svg:width="0.1079in" svg:height="0.1094in" svg:x="1.2118in" svg:y="0.0071in" svg:viewBox="0 0 275 279" svg:d="M275 3c0-1-1-3-4-3-1 0-3 0-7 4-9 10-18 20-26 30-4-5-22-34-65-34-86 0-173 85-173 174 0 63 45 105 105 105 34 0 63-16 83-33 36-32 43-65 43-68s-3-2-4-3c-4 0-5 1-6 3-3 12-12 38-38 61-28 21-52 27-72 27-35 0-76-19-76-78 0-22 8-85 47-130 24-27 60-46 94-46 40 0 63 30 63 74 0 15-1 15-1 20 0 3 4 3 5 3 6 0 6 0 7-8 9-33 16-65 25-98z"><text:p/></draw:path><draw:path draw:style-name="gr3" draw:text-style-name="P6" svg:width="0.0335in" svg:height="0.1508in" svg:x="1.3323in" svg:y="0in" svg:viewBox="0 0 86 384" svg:d="M85 198c1-4 1-5 1-5 0-1 0-3-1-7-23-59-45-119-69-177-2-7-4-9-8-9-5 0-8 3-8 8 0 1 0 2 2 6 23 60 45 119 68 179-23 58-45 117-68 177-2 4-2 4-2 7 0 4 3 7 8 7s6-4 7-7c23-60 47-119 70-179z"><text:p/></draw:path><draw:path draw:style-name="gr3" draw:text-style-name="P6" svg:width="0.076in" svg:height="0.087in" svg:x="1.4378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83in" svg:height="0.1063in" svg:x="1.5752in" svg:y="0.0098in" svg:viewBox="0 0 276 271" svg:d="M130 28c2-10 3-14 10-15 4-1 16-1 24-1 27 0 70 0 70 39 0 13-6 39-21 55-11 10-30 22-66 22-14 0-28 0-43 0 9-34 17-67 26-100zM185 132c39-8 86-35 86-74 0-33-36-58-86-58-36 0-74 0-110 0-8 0-11 0-11 8 0 4 3 4 10 4 1 0 8 0 15 1s10 1 10 7c0 1 0 2-1 6-18 69-34 138-52 206-4 16-4 19-35 19-8 0-11 0-11 8 0 4 4 4 5 4 11 0 38-2 49-2 10 0 38 2 49 2 4 0 8 0 8-9 0-3-3-3-11-3-14 0-25 0-25-8 0-2 1-4 1-6 9-33 17-67 26-100 16 0 30 0 45 0 36 0 43 20 43 34 0 6-3 18-5 26-3 10-7 24-7 32 0 42 46 42 52 42 33 0 46-39 46-44s-3-2-4-5c-4 0-5 3-6 6-9 29-26 35-35 35-12 0-15-9-15-24 0-12 2-32 4-44 1-5 1-11 1-17 0-29-25-41-36-46z"><text:p/></draw:path><draw:path draw:style-name="gr3" draw:text-style-name="P6" svg:width="0.0386in" svg:height="0.0701in" svg:x="1.6961in" svg:y="0.0661in" svg:viewBox="0 0 99 179" svg:d="M62 8c0-7 0-8-8-8-18 18-42 18-54 18 0 3 0 6 0 10 7 0 25 0 40-8 0 45 0 91 0 137 0 9 0 13-27 13-3 0-8 0-11 0 0 3 0 6 0 9 6 0 39-1 49-1 8 0 42 1 48 1 0-3 0-6 0-9-3 0-7 0-10 0-27 0-27-4-27-13 0-50 0-100 0-149z"><text:p/></draw:path></draw:g></text:span><text:span text:style-name="T21">. כדי לשלול את הגרירה, נוכיח </text:span><text:span text:style-name="T21"><draw:g text:anchor-type="as-char" svg:y="-0.1134in" draw:z-index="227" draw:name="Shape229" draw:style-name="gr1"><svg:title>TexMaths</svg:title><svg:desc>11§display§\la C, A \ra \not\in R_1§svg§600§FALSE§</svg:desc><draw:path draw:style-name="gr2" draw:text-style-name="P5" svg:width="0.7469in" svg:height="0.1358in" svg:x="0.0004in" svg:y="0.0071in" svg:viewBox="0 0 1898 346" svg:d="M949 346c-316 0-632 0-949 0 0-116 0-230 0-346 633 0 1265 0 1898 0 0 116 0 230 0 346-316 0-633 0-949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1079in" svg:height="0.1098in" svg:x="0.0594in" svg:y="0.0067in" svg:viewBox="0 0 275 280" svg:d="M275 3c0-1-1-3-4-3-1 0-3 0-6 4-9 10-19 20-27 30-4-5-21-34-64-34-87 0-174 85-174 175 0 63 46 105 106 105 33 0 62-16 82-33 36-32 43-66 43-68 0-4-3-4-4-4-3 0-5 1-6 4-3 11-12 38-38 60-27 22-52 29-72 29-34 0-76-20-76-80 0-22 9-85 48-130 23-27 59-46 94-46 39 0 62 30 62 75 0 15-1 14-1 19 0 3 4 4 5 4 6 0 6-1 8-8 8-33 16-66 24-99z"><text:p/></draw:path><draw:path draw:style-name="gr3" draw:text-style-name="P6" svg:width="0.0173in" svg:height="0.0453in" svg:x="0.1764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1039in" svg:height="0.1079in" svg:x="0.2362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3" draw:text-style-name="P6" svg:width="0.0339in" svg:height="0.1512in" svg:x="0.3531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6" svg:width="0.0756in" svg:height="0.1409in" svg:x="0.4669in" svg:y="0.0043in" svg:viewBox="0 0 193 359" svg:d="M189 15c4-5 4-6 4-7 0-2-3-8-8-8s-6 2-9 8c-57 112-115 223-173 336-3 5-3 6-3 7 0 4 2 8 8 8 4 0 5-2 9-8 57-112 115-223 172-336z"><text:p/></draw:path><draw:path draw:style-name="gr3" draw:text-style-name="P6" svg:width="0.076in" svg:height="0.087in" svg:x="0.4583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83in" svg:height="0.1063in" svg:x="0.5957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7165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21">, או באופן שקול, יהי </text:span><text:span text:style-name="T21"><draw:g text:anchor-type="as-char" svg:y="-0.1035in" draw:z-index="228" draw:name="Shape230" draw:style-name="gr1"><svg:title>TexMaths</svg:title><svg:desc>11§display§n \in \N§svg§600§FALSE§</svg:desc><draw:path draw:style-name="gr2" draw:text-style-name="P5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6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21">, צ.ל. </text:span><text:span text:style-name="T21"><draw:g text:anchor-type="as-char" svg:y="-0.1134in" draw:z-index="229" draw:name="Shape231" draw:style-name="gr1"><svg:title>TexMaths</svg:title><svg:desc>11§display§\{n\} \neq A \trio C§svg§600§FALSE§</svg:desc><draw:path draw:style-name="gr2" draw:text-style-name="P5" svg:width="0.7953in" svg:height="0.1358in" svg:x="0.0004in" svg:y="0.0071in" svg:viewBox="0 0 2021 346" svg:d="M1011 346c-338 0-674 0-1011 0 0-116 0-230 0-346 673 0 1347 0 2021 0 0 116 0 230 0 346-337 0-674 0-1010 0z"><text:p/></draw:path><draw:path draw:style-name="gr3" draw:text-style-name="P6" svg:width="0.0531in" svg:height="0.1512in" svg:x="0.0039in" svg:y="0in" svg:viewBox="0 0 136 385" svg:d="M81 52c0-16 10-41 52-43 2 0 3-2 3-5 0-4-3-4-6-4-40 0-75 20-75 48 0 29 0 59 0 89 0 15 0 27-15 39-14 12-29 12-37 13-2 0-3 1-3 5 0 3 2 3 5 3 26 2 44 14 49 34 1 4 1 5 1 19 0 25 0 51 0 76 0 16 0 29 19 43 15 12 40 16 56 16 3 0 6 0 6-4s-2-4-5-4c-25-2-44-15-49-33-1-5-1-5-1-19 0-27 0-54 0-82 0-17-3-24-15-35-9-8-20-12-31-14 32-10 46-28 46-50 0-31 0-61 0-92z"><text:p/></draw:path><draw:path draw:style-name="gr3" draw:text-style-name="P6" svg:width="0.0823in" svg:height="0.0685in" svg:x="0.0732in" svg:y="0.0453in" svg:viewBox="0 0 210 175" svg:d="M23 148c-1 6-3 15-3 17 0 7 5 10 11 10 4 0 11-3 14-11 0-1 4-19 8-29 2-12 5-23 7-34 3-9 5-17 7-26 2-7 4-18 6-19 5-12 26-47 62-47 18 0 21 14 21 26 0 24-19 74-25 91-3 8-3 13-3 17 0 19 13 32 30 32 38 0 52-56 52-59 0-4-4-4-5-4-4 0-4 1-6 7-8 26-21 47-40 47-6 0-8-3-8-12 0-10 3-19 6-27 8-21 24-63 24-85 0-27-17-42-45-42-35 0-54 25-60 34-1-22-18-34-35-34-18 0-26 15-29 22-7 13-12 36-12 37 0 5 3 4 4 5 5 0 5-1 7-9 7-27 14-46 29-46 7 0 12 4 12 17 0 8-1 13-7 32-8 30-14 60-22 90z"><text:p/></draw:path><draw:path draw:style-name="gr3" draw:text-style-name="P6" svg:width="0.0535in" svg:height="0.1512in" svg:x="0.1713in" svg:y="0in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3 15 36 8 7 19 12 30 16-32 9-45 25-45 47 0 31 0 62 0 93z"><text:p/></draw:path><draw:path draw:style-name="gr3" draw:text-style-name="P6" svg:width="0.0752in" svg:height="0.1409in" svg:x="0.2996in" svg:y="0.0043in" svg:viewBox="0 0 192 359" svg:d="M189 15c3-5 3-6 3-7 0-2-2-8-7-8s-6 2-9 8c-57 112-116 223-173 336-3 5-3 6-3 7 0 4 2 8 8 8 4 0 5-2 8-8 58-112 116-223 173-336z"><text:p/></draw:path><draw:path draw:style-name="gr3" draw:text-style-name="P6" svg:width="0.1004in" svg:height="0.0354in" svg:x="0.28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1039in" svg:height="0.1079in" svg:x="0.4437in" svg:y="0.0043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3" draw:text-style-name="P6" svg:width="0.1169in" svg:height="0.1079in" svg:x="0.5618in" svg:y="0.0043in" svg:viewBox="0 0 298 275" svg:d="M157 8c-2-5-3-8-9-8-3 0-4 2-7 8-46 83-92 168-138 252-3 5-3 6-3 8 0 7 9 7 14 7 90 0 180 0 270 0 6 0 14 0 14-7 0-3-1-4-2-6-46-85-93-170-139-254zM148 24c43 78 86 158 129 236-86 0-170 0-256 0 43-78 85-158 127-236z"><text:p/></draw:path><draw:path draw:style-name="gr3" draw:text-style-name="P6" svg:width="0.1079in" svg:height="0.1098in" svg:x="0.6957in" svg:y="0.0067in" svg:viewBox="0 0 275 280" svg:d="M275 3c0-1-1-3-4-3-2 0-2 0-6 4-9 10-19 20-27 30-4-5-21-34-64-34-87 0-174 85-174 175 0 63 46 105 106 105 33 0 62-16 82-33 36-32 43-66 43-68 0-4-3-3-4-3-3 0-5 0-6 3-3 11-12 38-38 60-27 22-52 29-72 29-34 0-76-20-76-80 0-22 9-85 47-130 24-27 60-46 95-46 39 0 62 30 62 75 0 15-1 14-1 19 0 3 4 4 5 4 6 0 6-1 8-8 7-33 16-66 24-99z"><text:p/></draw:path></draw:g></text:span><text:span text:style-name="T21">. נחשב ונקבל </text:span><text:span text:style-name="T21"><draw:g text:anchor-type="as-char" svg:y="-0.1138in" draw:z-index="230" draw:name="Shape232" draw:style-name="gr1"><svg:title>TexMaths</svg:title><svg:desc>11§display§A \trio C = \{2, 3\}§svg§600§FALSE§</svg:desc><draw:path draw:style-name="gr2" draw:text-style-name="P5" svg:width="0.9165in" svg:height="0.1362in" svg:x="0.002in" svg:y="0.0079in" svg:viewBox="0 0 2329 347" svg:d="M1165 347c-389 0-777 0-1165 0 0-116 0-231 0-347 776 0 1553 0 2329 0 0 116 0 231 0 347-388 0-776 0-1164 0z"><text:p/></draw:path><draw:path draw:style-name="gr3" draw:text-style-name="P6" svg:width="0.1039in" svg:height="0.1083in" svg:x="0in" svg:y="0.0051in" svg:viewBox="0 0 265 276" svg:d="M55 232c-15 26-31 31-47 32-5 1-8 1-8 8 0 2 1 4 4 4 11 0 22-1 33-1 14 0 27 1 39 1 3 0 8 0 8-7 0-4-4-5-7-5-9 0-18-3-18-13 0-4 3-9 6-14 10-17 20-33 30-50 31 0 64 0 96 0 0 9 6 61 6 65 0 11-20 12-28 12-5 0-8 0-8 8 0 4 4 4 5 4 15 0 32-1 48-1 9 0 33 1 43 1 3 0 8 0 8-7 0-5-4-5-10-5-23 0-23-2-24-13-8-80-17-161-24-241-1-8-1-10-7-10s-9 3-11 7c-45 74-89 150-134 225zM101 175c25-42 51-85 76-127 4 42 9 85 13 127-29 0-59 0-89 0z"><text:p/></draw:path><draw:path draw:style-name="gr3" draw:text-style-name="P6" svg:width="0.1169in" svg:height="0.1083in" svg:x="0.1173in" svg:y="0.0051in" svg:viewBox="0 0 298 276" svg:d="M157 8c-2-5-3-8-7-8-5 0-6 2-9 8-46 84-92 168-138 253-3 5-3 6-3 8 0 7 9 7 14 7 90 0 181 0 271 0 6 0 13 0 13-7 0-3-1-4-2-6-46-85-93-171-139-255zM150 24c42 79 84 158 127 237-86 0-170 0-256 0 43-79 86-158 129-237z"><text:p/></draw:path><draw:path draw:style-name="gr3" draw:text-style-name="P6" svg:width="0.1075in" svg:height="0.1102in" svg:x="0.2516in" svg:y="0.0075in" svg:viewBox="0 0 274 281" svg:d="M274 3c0-1-1-3-5-3-1 0-1 0-5 4-9 10-19 20-28 30-3-5-20-34-63-34-86 0-173 85-173 175 0 64 45 106 104 106 33 0 63-16 84-33 35-32 42-68 42-69 0-4-3-4-5-4s-4 1-4 4c-4 11-13 39-40 61-26 22-50 29-71 29-34 0-75-20-75-81 0-22 8-85 46-130 23-27 60-46 95-46 40 0 62 30 62 75 0 15-2 15-2 19s5 4 7 4c4 0 4-1 7-8 7-33 16-66 24-99z"><text:p/></draw:path><draw:path draw:style-name="gr3" draw:text-style-name="P6" svg:width="0.1008in" svg:height="0.0354in" svg:x="0.4138in" svg:y="0.0579in" svg:viewBox="0 0 257 91" svg:d="M244 17c6 0 13 0 13-9 0-8-7-8-12-8-77 0-155 0-232 0-5 0-13 0-13 8 0 9 8 9 13 9 77 0 154 0 231 0zM245 91c5 0 12 1 12-7s-7-9-13-9c-77 0-154 0-231 0-5 0-13 1-13 9s8 7 13 7c77 0 155 0 232 0z"><text:p/></draw:path><draw:path draw:style-name="gr3" draw:text-style-name="P6" svg:width="0.0535in" svg:height="0.1516in" svg:x="0.5772in" svg:y="0in" svg:viewBox="0 0 137 386" svg:d="M81 52c0-16 10-41 52-43 2 0 4-2 4-5 0-4-3-4-7-4-39 0-74 20-74 48 0 30 0 59 0 88 0 16 0 28-16 40-14 12-28 12-37 13-2 0-3 1-3 4 0 4 2 4 7 4 25 2 44 15 47 35 2 4 2 5 2 19 0 25 0 51 0 76 0 16 0 28 18 43 15 12 40 16 56 16 4 0 7 0 7-4 0-5-2-5-6-5-24-1-43-14-49-33-1-4-1-4-1-18 0-28 0-54 0-82 0-17-3-24-15-36-8-8-20-12-30-15 31-9 45-27 45-49 0-31 0-61 0-92z"><text:p/></draw:path><draw:path draw:style-name="gr3" draw:text-style-name="P6" svg:width="0.0602in" svg:height="0.1004in" svg:x="0.65in" svg:y="0.0138in" svg:viewBox="0 0 154 256" svg:d="M30 227c13-14 27-27 40-40 61-53 84-74 84-112 0-44-35-75-81-75-44 0-73 35-73 69 0 22 19 22 20 22 6 0 21-4 21-21 0-9-8-19-21-19-4 0-4 0-5 0 9-26 30-39 52-39 35 0 52 31 52 63 0 31-19 60-41 85-24 27-49 55-74 82-4 5-4 6-4 14 47 0 96 0 143 0 3-22 8-45 11-67-3 0-7 0-10 0-1 12-4 29-8 34-3 4-28 4-37 4-23 0-46 0-69 0z"><text:p/></draw:path><draw:path draw:style-name="gr3" draw:text-style-name="P6" svg:width="0.0173in" svg:height="0.0453in" svg:x="0.7311in" svg:y="0.0984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63in" svg:height="0.1039in" svg:x="0.7921in" svg:y="0.0138in" svg:viewBox="0 0 161 265" svg:d="M96 121c32-11 54-37 54-68 0-32-35-53-71-53-39 0-69 23-69 52 0 13 9 21 20 21 12 0 19-9 19-20 0-20-17-20-24-20 12-19 38-24 52-24 16 0 37 9 37 44 0 4-1 26-11 44-12 17-24 20-34 20-3 0-12 1-15 1s-6 1-6 4c0 5 3 5 9 5s12 0 18 0c31 0 45 26 45 63 0 53-27 64-43 64-17 0-46-6-59-29 13 2 25-7 25-21 0-15-10-22-21-22-10 0-22 5-22 23 0 35 36 60 78 60 47 0 83-35 83-75 0-32-25-61-65-69z"><text:p/></draw:path><draw:path draw:style-name="gr3" draw:text-style-name="P6" svg:width="0.0535in" svg:height="0.1516in" svg:x="0.8728in" svg:y="0in" svg:viewBox="0 0 137 386" svg:d="M56 335c0 15-10 40-53 42-2 0-3 3-3 5 0 4 4 4 8 4 37 0 73-18 73-48s0-58 0-88c0-16 0-28 16-40 14-12 28-12 37-13 1 0 3-1 3-4 0-4-2-4-6-4-25-2-44-15-49-35-1-3-1-4-1-19 0-25 0-50 0-76 0-16 0-28-18-42-16-13-42-17-55-17-4 0-8 0-8 4 0 5 2 5 7 5 24 1 42 14 48 33 1 4 1 4 1 19 0 27 0 53 0 81 0 18 2 24 15 36 8 8 19 12 30 15-32 9-45 27-45 49 0 31 0 62 0 93z"><text:p/></draw:path></draw:g></text:span><text:span text:style-name="T21">, שאינו סינגילטון (כי </text:span><text:span text:style-name="T21"><draw:g text:anchor-type="as-char" svg:y="-0.1102in" draw:z-index="232" draw:name="Shape233" draw:style-name="gr1"><svg:title>TexMaths</svg:title><svg:desc>11§display§2 \neq 3§svg§600§FALSE§</svg:desc><draw:path draw:style-name="gr2" draw:text-style-name="P5" svg:width="0.3323in" svg:height="0.1256in" svg:x="0.0004in" svg:y="0.0075in" svg:viewBox="0 0 845 320" svg:d="M0 0c282 0 563 0 845 0 0 107 0 213 0 320-282 0-563 0-845 0 0-107 0-213 0-320z"><text:p/></draw:path><draw:path draw:style-name="gr3" draw:text-style-name="P6" svg:width="0.0602in" svg:height="0.1004in" svg:x="0.0004in" svg:y="0.0075in" svg:viewBox="0 0 154 256" svg:d="M30 226c13-13 27-26 40-40 61-51 84-72 84-111 0-44-35-75-82-75-43 0-72 35-72 69 0 23 19 23 20 23 6 0 20-6 20-21 0-10-7-20-20-20-3 0-5 0-6 0 9-26 30-40 53-40 35 0 52 32 52 64 0 31-20 61-41 85-25 26-49 54-75 81-3 5-3 6-3 15 47 0 96 0 143 0 3-22 7-44 11-67-3 0-6 0-10 0-2 12-4 28-9 34-2 3-28 3-36 3-23 0-46 0-69 0z"><text:p/></draw:path><draw:path draw:style-name="gr3" draw:text-style-name="P6" svg:width="0.0756in" svg:height="0.1409in" svg:x="0.1323in" svg:y="0in" svg:viewBox="0 0 193 359" svg:d="M189 15c4-5 4-6 4-7 0-2-3-8-8-8-4 0-6 2-9 8-57 112-115 224-173 336-3 6-3 7-3 8 0 3 2 7 8 7 4 0 5-2 9-7 57-113 115-224 172-337z"><text:p/></draw:path><draw:path draw:style-name="gr3" draw:text-style-name="P6" svg:width="0.1008in" svg:height="0.0358in" svg:x="0.1197in" svg:y="0.0528in" svg:viewBox="0 0 257 92" svg:d="M243 15c6 0 14 0 14-7 0-8-8-8-13-8-78 0-155 0-232 0-5 0-12 0-12 8 0 7 7 7 13 7 77 0 153 0 230 0zM244 92c5 0 13 0 13-8s-8-8-14-8c-77 0-153 0-230 0-6 0-13 0-13 8s7 8 12 8c77 0 154 0 232 0z"><text:p/></draw:path><draw:path draw:style-name="gr3" draw:text-style-name="P6" svg:width="0.063in" svg:height="0.1039in" svg:x="0.2776in" svg:y="0.0075in" svg:viewBox="0 0 161 265" svg:d="M96 121c32-11 55-37 55-68 0-32-34-53-72-53-39 0-68 23-68 52 0 13 9 21 20 21 12 0 20-9 20-20 0-20-19-20-25-20 13-19 38-24 52-24 16 0 37 9 37 44 0 4 0 26-11 44-12 18-25 20-35 20-3 0-12 1-15 1-2 0-6 1-6 4 0 5 4 5 10 5s11 0 17 0c32 0 46 26 46 63 0 53-26 64-44 64-16 0-45-7-59-30 14 2 26-7 26-21 0-13-11-22-22-22-9 0-22 5-22 23 0 35 36 61 78 61 48 0 83-36 83-75 0-31-24-61-65-69z"><text:p/></draw:path></draw:g></text:span><text:span text:style-name="T21">), ולכן לא קיים כל </text:span><text:span text:style-name="T21"><draw:g text:anchor-type="as-char" svg:y="-0.0681in" draw:z-index="231" draw:name="Shape234" draw:style-name="gr1"><svg:title>TexMaths</svg:title><svg:desc>11§display§n§svg§600§FALSE§</svg:desc><draw:path draw:style-name="gr2" draw:text-style-name="P5" svg:width="0.0705in" svg:height="0.052in" svg:x="0.0039in" svg:y="0.0071in" svg:viewBox="0 0 180 133" svg:d="M0 0c60 0 120 0 180 0 0 44 0 89 0 133-60 0-120 0-180 0 0-44 0-89 0-133z"><text:p/></draw:path><draw:path draw:style-name="gr3" draw:text-style-name="P6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21"><text:s/>מתאים. </text:span></text:p>
        </text:list-item>
      </text:list>
      <text:h text:style-name="P40" text:outline-level="3">סעיף (ב)</text:h>
      <text:p text:style-name="P44">נתון: <text:span text:style-name="T3">נגדיר את היחס </text:span><text:span text:style-name="T3"><draw:g text:anchor-type="as-char" svg:y="-0.1035in" draw:z-index="233" draw:name="Shape236" draw:style-name="gr1"><svg:title>TexMaths</svg:title><svg:desc>11§display§R_2§svg§600§FALSE§</svg:desc><draw:path draw:style-name="gr2" draw:text-style-name="P5" svg:width="0.1528in" svg:height="0.1098in" svg:x="0.0016in" svg:y="0.0071in" svg:viewBox="0 0 389 280" svg:d="M196 280c-66 0-131 0-196 0 0-94 0-187 0-280 130 0 259 0 389 0 0 93 0 186 0 280-65 0-130 0-193 0z"><text:p/></draw:path><draw:path draw:style-name="gr3" draw:text-style-name="P6" svg:width="0.1075in" svg:height="0.1059in" svg:x="0.0004in" svg:y="0.0004in" svg:viewBox="0 0 274 270" svg:d="M129 26c2-8 3-13 11-14 3 0 15 0 23 0 27 0 69 0 69 38 0 14-6 40-20 54-10 11-31 23-66 23-14 0-28 0-43 0 8-34 17-68 26-101zM184 132c39-8 84-35 84-74 0-33-35-58-84-58-38 0-74 0-110 0-8 0-11 0-11 8 0 4 3 4 11 4 4 0 7 0 14 1 7 0 10 1 10 6 0 2 0 3-1 7-18 68-34 137-52 205-3 16-4 18-35 18-7 0-10 0-10 8 0 4 4 4 5 4 10 0 38-1 49-1s37 1 48 1c4 0 8 0 8-8 0-4-3-4-10-4-14 0-25 0-25-7 0-2 0-4 1-6 8-34 16-67 25-101 16 0 31 0 46 0 35 0 42 22 42 35 0 6-3 16-5 25-3 11-7 25-7 33 0 42 47 42 52 42 31 0 45-39 45-44 0-4-3-2-5-4-3 0-4 2-5 4-9 28-26 35-34 35-12 0-16-8-16-23 0-12 4-32 5-44 1-5 1-13 1-17 0-29-25-41-36-45z"><text:p/></draw:path><draw:path draw:style-name="gr3" draw:text-style-name="P6" svg:width="0.0469in" svg:height="0.0697in" svg:x="0.1157in" svg:y="0.0563in" svg:viewBox="0 0 120 178" svg:d="M120 129c-3 0-7 0-10 0 0 7-3 22-7 26-2 1-23 1-26 1-17 0-33 0-50 0 28-25 38-33 54-45 20-17 39-33 39-58 0-33-29-53-64-53-33 0-56 23-56 48 0 13 12 16 14 16 7 0 15-5 15-15 0-5-2-14-16-14 8-20 27-25 40-25 26 0 40 21 40 43 0 23-16 41-25 51-22 21-43 42-65 64-3 2-3 3-3 10 37 0 74 0 111 0 2-16 6-32 9-49z"><text:p/></draw:path></draw:g></text:span><text:span text:style-name="T3"><text:s/>מעל </text:span><text:span text:style-name="T3"><draw:g text:anchor-type="as-char" svg:y="-0.1134in" draw:z-index="234" draw:name="Shape237" draw:style-name="gr1"><svg:title>TexMaths</svg:title><svg:desc>11§display§\powerset(\N)§svg§600§FALSE§</svg:desc><draw:path draw:style-name="gr2" draw:text-style-name="P5" svg:width="0.3146in" svg:height="0.1354in" svg:x="0.0051in" svg:y="0.0071in" svg:viewBox="0 0 800 345" svg:d="M0 0c266 0 534 0 800 0 0 115 0 230 0 345-266 0-534 0-800 0 0-115 0-230 0-345z"><text:p/></draw:path><draw:path draw:style-name="gr3" draw:text-style-name="P6" svg:width="0.1079in" svg:height="0.1106in" svg:x="0.0004in" svg:y="0.0098in" svg:viewBox="0 0 275 282" svg:d="M127 0c-54 0-96 26-112 45-14 16-15 27-15 28 0 2 2 2 4 2 6 0 16-6 18-7 9-5 10-7 12-15 6-16 17-29 65-31-7 86-31 171-63 250-2 5-2 7-2 8s1 2 3 2c7 0 26-9 30-19 20-47 52-134 63-241 6 0 13 0 20 0 47 0 92 18 92 56 0 29-27 83-102 85-8 1-12 1-23 8-7 4-10 8-10 11s2 3 7 3c70 0 161-59 161-123 0-44-52-62-97-62-17 0-35 0-51 0z"><text:p/></draw:path><draw:path draw:style-name="gr3" draw:text-style-name="P6" svg:width="0.0346in" svg:height="0.1508in" svg:x="0.1307in" svg:y="0in" svg:viewBox="0 0 89 384" svg:d="M89 380c0-1 0-1-6-8-49-48-61-121-61-179 0-67 14-135 62-183 5-4 5-4 5-7 0-2-1-3-4-3-4 0-39 26-61 75-20 43-24 86-24 118 0 28 3 76 25 119 23 47 56 72 60 72 3 0 4-1 4-4z"><text:p/></draw:path><draw:path draw:style-name="gr3" draw:text-style-name="P6" svg:width="0.1028in" svg:height="0.1059in" svg:x="0.178in" svg:y="0.0098in" svg:viewBox="0 0 262 270" svg:d="M34 34c0 63 0 126 0 187 0 21-3 28-23 28-4 0-11 1-11 6 0 8 7 8 13 8 20 0 40 0 60 0 7 0 13 0 13-8 0-5-7-6-12-6-21 0-24-8-24-29 0-58 0-117 0-175 56 73 111 147 167 219 3 5 5 6 7 6 7 0 7-6 7-12 0-72 0-145 0-217 0-22 3-28 21-28 3 0 10 0 10-6 0-7-7-7-13-7-19 0-38 0-56 0-8 0-14 0-14 7 0 6 7 6 11 6 22 0 25 8 25 29 0 39 0 79 0 120-40-53-79-105-117-156-3-6-4-6-13-6-22 0-45 0-67 0-7 0-14 0-14 7 0 5 7 6 9 6 10 1 18 8 21 12 0 4 0 4 0 9zM218 243c-56-73-112-147-168-221-4-4-4-5-8-9 15 0 31 0 46 0 43 59 86 117 130 175 0 18 0 37 0 55z"><text:p/></draw:path><draw:path draw:style-name="gr3" draw:text-style-name="P6" svg:width="0.0346in" svg:height="0.1508in" svg:x="0.292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"><text:s/>באופן הבא: </text:span></text:p>
      <text:p text:style-name="P7"><draw:g text:anchor-type="as-char" svg:y="-0.1319in" draw:z-index="235" draw:name="Shape238" draw:style-name="gr1"><svg:title>TexMaths</svg:title><svg:desc>11§display§R_2 = \big\{ \la A, B \ra \in \powerset(\N)^2 \mid A \subseteq B \big\}§svg§600§FALSE§</svg:desc><draw:path draw:style-name="gr2" draw:text-style-name="P5" svg:width="2.1217in" svg:height="0.1709in" svg:x="0.0016in" svg:y="0.0083in" svg:viewBox="0 0 5390 435" svg:d="M2695 435c-899 0-1796 0-2695 0 0-145 0-291 0-435 1796 0 3594 0 5390 0 0 144 0 290 0 435-899 0-1797 0-2695 0z"><text:p/></draw:path><draw:path draw:style-name="gr3" draw:text-style-name="P6" svg:width="0.1083in" svg:height="0.1063in" svg:x="0.0004in" svg:y="0.0319in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9-3 15-4 17-35 17-7 0-10 0-10 7 0 4 4 4 6 4 9 0 37-1 48-1s38 1 48 1c4 0 8 0 8-7 0-4-3-4-10-4-14 0-25 0-25-6 0-2 1-5 1-7 9-34 16-68 25-102 16 0 31 0 46 0 36 0 42 22 42 35 0 5-3 18-5 26-2 11-6 26-6 34 0 40 46 40 51 40 33 0 47-37 47-43 0-5-4-5-5-5-4 0-5 3-5 5-10 28-26 34-35 34-13 0-15-7-15-22 0-12 2-32 3-44 1-5 2-13 2-18 0-30-26-42-36-46z"><text:p/></draw:path><draw:path draw:style-name="gr3" draw:text-style-name="P6" svg:width="0.0465in" svg:height="0.0705in" svg:x="0.1165in" svg:y="0.0862in" svg:viewBox="0 0 119 180" svg:d="M119 130c-3 0-6 0-9 0-1 7-3 22-8 26-1 1-22 1-26 1-17 0-33 0-50 0 29-26 38-33 54-46 20-16 39-33 39-58 0-33-29-53-63-53s-56 23-56 49c0 13 11 15 14 15 6 0 15-6 15-14 0-6-3-16-17-16 9-19 27-24 40-24 27 0 40 21 40 43 0 23-16 42-25 52-22 21-43 42-65 64-2 3-2 3-2 11 37 0 74 0 111 0 2-17 6-33 8-50z"><text:p/></draw:path><draw:path draw:style-name="gr3" draw:text-style-name="P6" svg:width="0.1008in" svg:height="0.0358in" svg:x="0.2287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9in" svg:height="0.1819in" svg:x="0.398in" svg:y="0.0055in" svg:viewBox="0 0 138 463" svg:d="M56 170c0 27-14 42-53 57-2 1-3 2-3 5s1 4 3 5c53 19 53 40 53 62 0 36 0 72 0 107 0 10 6 24 23 36 19 12 50 21 53 21 4 0 6-2 6-5 0-4-2-4-7-6-11-4-42-16-47-40-1-4-1-5-1-19 0-31 0-63 0-95 0-20 0-48-64-65 64-20 64-47 64-69 0-32 0-64 0-95 0-20 0-40 52-60 3 0 3-3 3-5 0-3-2-4-6-4-2 0-57 12-70 37-6 13-6 16-6 32 0 34 0 67 0 101z"><text:p/></draw:path><draw:path draw:style-name="gr3" draw:text-style-name="P6" svg:width="0.0335in" svg:height="0.1516in" svg:x="0.4862in" svg:y="0.0201in" svg:viewBox="0 0 86 386" svg:d="M84 14c2-3 2-4 2-6 0-5-3-8-8-8-3 0-5 2-9 9-22 59-45 118-67 177-1 3-2 5-2 8 0 1 0 1 2 7 22 58 45 118 67 176 1 3 4 9 9 9s8-3 8-8c0-1 0-2-2-6-23-60-45-119-69-178 24-61 46-120 69-180z"><text:p/></draw:path><draw:path draw:style-name="gr3" draw:text-style-name="P6" svg:width="0.1039in" svg:height="0.1083in" svg:x="0.5339in" svg:y="0.0264in" svg:viewBox="0 0 265 276" svg:d="M56 233c-15 24-31 29-47 31-6 1-9 1-9 7 0 4 2 5 6 5 9 0 22-1 33-1 13 0 26 1 38 1 2 0 8 0 8-7 0-4-4-5-7-5-9 0-17-4-17-13 0-4 2-8 5-14 10-16 19-33 29-50 32 0 65 0 96 0 2 9 7 61 7 66 0 9-20 11-27 11-6 0-10 0-10 7 0 5 3 4 5 5 17 0 33-1 49-1 9 0 34 1 44 1 2 0 6 0 6-8 0-4-3-4-9-4-24 0-24-3-25-13-8-81-15-162-23-242-1-8-1-9-8-9-5 0-7 2-10 7-45 75-89 150-134 226zM102 175c26-43 51-86 76-128 5 42 8 85 12 128-29 0-58 0-88 0z"><text:p/></draw:path><draw:path draw:style-name="gr3" draw:text-style-name="P6" svg:width="0.0173in" svg:height="0.0453in" svg:x="0.6563in" svg:y="0.1177in" svg:viewBox="0 0 45 116" svg:d="M45 41c0-26-10-41-25-41-12 0-20 10-20 21 0 10 8 20 20 20 4 0 10-1 14-5 1-1 1-1 1-1 1 0 1 0 1 6 0 28-13 52-26 65-4 3-4 4-4 5 0 4 2 5 4 5 4 0 35-30 35-75z"><text:p/></draw:path><draw:path draw:style-name="gr3" draw:text-style-name="P6" svg:width="0.1083in" svg:height="0.1028in" svg:x="0.7169in" svg:y="0.0319in" svg:viewBox="0 0 276 262" svg:d="M46 234c-4 15-4 17-35 17-7 0-11 0-11 7 0 4 3 4 11 4 46 0 91 0 138 0 61 0 106-44 106-82 0-28-22-50-59-54 39-8 80-37 80-73 0-29-25-53-71-53-43 0-87 0-130 0-8 0-11 0-11 8 0 3 3 3 10 3 1 0 9 0 15 1 7 1 10 1 10 7 0 1 0 2-1 6-18 70-34 139-52 209zM105 122c7-32 16-64 24-96 3-14 3-15 21-15 16 0 33 0 49 0 34 0 42 23 42 41 0 33-33 70-80 70-19 0-38 0-56 0zM87 251c-6 0-7 0-9 0-3 0-4-1-4-3s0-2 1-10c9-36 19-71 27-107 25 0 49 0 73 0 37 0 45 29 45 45 0 38-35 75-80 75-18 0-35 0-53 0z"><text:p/></draw:path><draw:path draw:style-name="gr3" draw:text-style-name="P6" svg:width="0.0335in" svg:height="0.1516in" svg:x="0.8421in" svg:y="0.0201in" svg:viewBox="0 0 86 386" svg:d="M85 201c1-6 1-6 1-7 0-2 0-2-1-7-23-59-45-119-68-178-3-7-5-9-9-9-5 0-8 3-8 8 0 1 0 2 2 6 23 60 45 119 68 180-23 59-45 118-68 178-2 4-2 4-2 6 0 5 3 8 8 8s6-3 7-8c24-59 47-119 70-177z"><text:p/></draw:path><draw:path draw:style-name="gr3" draw:text-style-name="P6" svg:width="0.076in" svg:height="0.0878in" svg:x="0.9476in" svg:y="0.0528in" svg:viewBox="0 0 194 224" svg:d="M180 120c7 0 14 0 14-8 0-7-7-7-14-7-55 0-108 0-163 0 4-53 48-90 103-90 20 0 41 0 60 0 7 0 14 0 14-7 0-8-7-8-14-8-20 0-40 0-61 0-66 0-119 50-119 112s53 112 119 112c21 0 41 0 61 0 7 0 14 0 14-8s-7-8-14-8c-19 0-40 0-60 0-55 0-99-36-103-88 55 0 108 0 163 0z"><text:p/></draw:path><draw:path draw:style-name="gr3" draw:text-style-name="P6" svg:width="0.1079in" svg:height="0.1106in" svg:x="1.0815in" svg:y="0.0319in" svg:viewBox="0 0 275 282" svg:d="M127 0c-54 0-96 25-112 44-14 16-15 27-15 28 0 2 2 3 4 3 6 0 15-6 18-8 9-5 10-7 12-15 6-16 17-29 65-31-7 87-31 172-63 251-2 6-1 5-2 7 0 1 1 3 3 3 7 0 26-8 30-18 20-47 52-136 63-243 6 0 14 0 21 0 46 0 92 18 92 56 0 30-28 84-103 86-8 0-12 0-23 8-7 4-10 9-10 11s2 2 7 2c71 0 161-59 161-123 0-44-52-61-97-61-17 0-34 0-51 0z"><text:p/></draw:path><draw:path draw:style-name="gr3" draw:text-style-name="P6" svg:width="0.0346in" svg:height="0.1516in" svg:x="1.2118in" svg:y="0.0201in" svg:viewBox="0 0 89 386" svg:d="M89 383c0-3 0-3-5-9-49-49-62-121-62-180 0-68 15-136 63-183 4-5 4-5 4-7 0-3-1-4-3-4-5 0-39 26-62 75-20 43-24 86-24 119 0 30 4 75 25 119 23 48 56 73 61 73 2 0 3-1 3-3z"><text:p/></draw:path><draw:path draw:style-name="gr3" draw:text-style-name="P6" svg:width="0.1028in" svg:height="0.1063in" svg:x="1.2598in" svg:y="0.0299in" svg:viewBox="0 0 262 271" svg:d="M33 34c0 63 0 126 0 190 0 20-3 27-23 27-3 0-10 0-10 6 0 7 6 7 13 7 20 0 40 0 60 0 6 0 13 0 13-7 0-6-7-6-12-6-21 0-24-8-24-28 0-60 0-119 0-178 56 74 111 148 167 221 3 4 5 5 7 5 7 0 7-6 7-13 0-72 0-144 0-217 0-22 3-28 21-28 3 0 10 0 10-6 0-7-7-7-13-7-19 0-38 0-56 0-8 0-14 0-14 7 0 6 7 6 11 6 22 0 25 9 25 29 0 41 0 80 0 121-39-53-79-105-117-157-3-6-4-6-13-6-23 0-45 0-68 0-7 0-13 0-13 7 0 5 6 6 8 6 11 1 18 8 22 12-1 4-1 5-1 9zM218 245c-56-74-112-148-168-222-5-5-5-5-8-10 15 0 30 0 45 0 44 59 87 117 131 177 0 17 0 36 0 55z"><text:p/></draw:path><draw:path draw:style-name="gr3" draw:text-style-name="P6" svg:width="0.0346in" svg:height="0.1516in" svg:x="1.3748in" svg:y="0.0201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465in" svg:height="0.0705in" svg:x="1.4319in" svg:y="0.0004in" svg:viewBox="0 0 119 180" svg:d="M119 131c-3 0-6 0-9 0-1 6-3 22-7 25-2 1-23 1-27 1-17 0-33 0-50 0 29-25 39-32 54-46 21-15 39-33 39-58 0-33-29-53-63-53s-56 24-56 49c0 14 11 15 14 15 7 0 15-4 15-14 0-5-3-15-17-15 9-20 28-25 40-25 27 0 42 21 42 43 0 24-18 42-26 52-22 21-44 43-66 65-2 2-2 2-2 10 37 0 74 0 111 0 2-17 6-33 8-49z"><text:p/></draw:path><draw:path draw:style-name="gr3" draw:text-style-name="P6" svg:width="0.0055in" svg:height="0.1516in" svg:x="1.5535in" svg:y="0.0201in" svg:viewBox="0 0 15 386" svg:d="M15 14c0-7 0-14-7-14-8 0-8 7-8 14 0 119 0 239 0 358 0 7 0 14 8 14 7 0 7-7 7-14 0-119 0-239 0-358z"><text:p/></draw:path><draw:path draw:style-name="gr3" draw:text-style-name="P6" svg:width="0.1039in" svg:height="0.1083in" svg:x="1.6252in" svg:y="0.0264in" svg:viewBox="0 0 265 276" svg:d="M56 233c-15 24-31 29-48 31-5 1-8 1-8 7 0 4 2 5 6 5 9 0 22-1 33-1 12 0 26 1 38 1 2 0 8 0 8-7 0-4-5-5-7-5-9 0-19-4-19-13 0-4 4-8 6-14 10-16 20-33 30-50 32 0 65 0 96 0 2 9 7 61 7 66 0 9-20 11-27 11-6 0-10 0-10 7 0 5 4 5 5 5 17 0 33-1 49-1 9 0 34 1 44 1 2 0 6 0 6-8 0-4-3-4-9-4-24 0-24-3-25-13-8-81-15-162-23-242-1-8-1-9-8-9-6 0-7 2-10 7-45 75-89 150-134 226zM102 175c26-43 51-86 76-128 5 42 8 85 12 128-29 0-58 0-88 0z"><text:p/></draw:path><draw:path draw:style-name="gr3" draw:text-style-name="P6" svg:width="0.0929in" svg:height="0.1169in" svg:x="1.789in" svg:y="0.0374in" svg:viewBox="0 0 237 298" svg:d="M222 15c7 0 15 0 15-7 0-8-8-8-15-8-34 0-69 0-103 0-67 0-119 51-119 111 0 63 54 113 119 113 34 0 69 0 103 0 7 0 15 0 15-8s-8-8-15-8c-34 0-68 0-102 0-62 0-105-45-105-96 0-52 44-97 105-97 34 0 68 0 102 0zM21 282c-7 0-13 0-13 8s6 8 13 8c67 0 134 0 201 0 7 0 15 0 15-8s-8-8-15-8c-67 0-134 0-201 0z"><text:p/></draw:path><draw:path draw:style-name="gr3" draw:text-style-name="P6" svg:width="0.1079in" svg:height="0.1028in" svg:x="1.9437in" svg:y="0.0319in" svg:viewBox="0 0 275 262" svg:d="M45 234c-3 15-4 17-35 17-7 0-10 0-10 7 0 4 3 4 10 4 46 0 91 0 137 0 62 0 107-44 107-82 0-28-22-50-59-54 40-8 80-37 80-73 0-29-25-53-71-53-43 0-87 0-130 0-8 0-11 0-11 8 0 3 3 3 11 3 4 0 7 0 14 1s11 1 11 7c0 1-1 2-2 6-18 70-34 139-52 209zM103 122c8-32 17-64 25-96 3-14 4-15 21-15 16 0 33 0 49 0 34 0 42 23 42 41 0 33-33 70-80 70-19 0-38 0-57 0zM86 251c-6 0-6 0-8 0-4 0-5-1-5-3s0-2 2-10c9-36 17-71 26-107 24 0 49 0 73 0 37 0 45 29 45 45 0 38-34 75-80 75-18 0-36 0-53 0z"><text:p/></draw:path><draw:path draw:style-name="gr3" draw:text-style-name="P6" svg:width="0.0539in" svg:height="0.1819in" svg:x="2.0776in" svg:y="0.0055in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p>
      <text:p text:style-name="P44">צ.ל.: <text:span text:style-name="T3"><draw:g text:anchor-type="as-char" svg:y="-0.1035in" draw:z-index="236" draw:name="Shape239" draw:style-name="gr1"><svg:title>TexMaths</svg:title><svg:desc>11§display§R_2§svg§600§FALSE§</svg:desc><draw:path draw:style-name="gr2" draw:text-style-name="P5" svg:width="0.1528in" svg:height="0.1098in" svg:x="0.0016in" svg:y="0.0071in" svg:viewBox="0 0 389 280" svg:d="M196 280c-66 0-131 0-196 0 0-94 0-187 0-280 130 0 259 0 389 0 0 93 0 186 0 280-65 0-130 0-193 0z"><text:p/></draw:path><draw:path draw:style-name="gr3" draw:text-style-name="P6" svg:width="0.1075in" svg:height="0.1059in" svg:x="0.0004in" svg:y="0.0004in" svg:viewBox="0 0 274 270" svg:d="M129 26c2-8 3-13 11-14 3 0 15 0 23 0 27 0 69 0 69 38 0 14-6 40-20 54-10 11-31 23-66 23-14 0-28 0-43 0 8-34 17-68 26-101zM184 132c39-8 84-35 84-74 0-33-35-58-84-58-38 0-74 0-110 0-8 0-11 0-11 8 0 4 3 4 11 4 4 0 7 0 14 1 7 0 10 1 10 6 0 2 0 3-1 7-18 68-34 137-52 205-3 16-4 18-35 18-7 0-10 0-10 8 0 4 4 4 5 4 10 0 38-1 49-1s37 1 48 1c4 0 8 0 8-8 0-4-3-4-10-4-14 0-25 0-25-7 0-2 0-4 1-6 8-34 16-67 25-101 16 0 31 0 46 0 35 0 42 22 42 35 0 6-3 16-5 25-3 11-7 25-7 33 0 42 47 42 52 42 31 0 45-39 45-44 0-4-3-2-5-4-3 0-4 2-5 4-9 28-26 35-34 35-12 0-16-8-16-23 0-12 4-32 5-44 1-5 1-13 1-17 0-29-25-41-36-45z"><text:p/></draw:path><draw:path draw:style-name="gr3" draw:text-style-name="P6" svg:width="0.0469in" svg:height="0.0697in" svg:x="0.1157in" svg:y="0.0563in" svg:viewBox="0 0 120 178" svg:d="M120 129c-3 0-7 0-10 0 0 7-3 22-7 26-2 1-23 1-26 1-17 0-33 0-50 0 28-25 38-33 54-45 20-17 39-33 39-58 0-33-29-53-64-53-33 0-56 23-56 48 0 13 12 16 14 16 7 0 15-5 15-15 0-5-2-14-16-14 8-20 27-25 40-25 26 0 40 21 40 43 0 23-16 41-25 51-22 21-43 42-65 64-3 2-3 3-3 10 37 0 74 0 111 0 2-16 6-32 9-49z"><text:p/></draw:path></draw:g></text:span><text:span text:style-name="T3"><text:s/>אינו יחס שקילות.</text:span></text:p>
      <text:p text:style-name="P45">הוכחה: </text:p>
      <text:list text:style-name="L9">
        <text:list-item>
          <text:p text:style-name="P46">רפלקסיביות: <text:span text:style-name="T19">נוכיח</text:span><text:span text:style-name="T7">. יהי </text:span><text:span text:style-name="T7"><draw:g text:anchor-type="as-char" svg:y="-0.1134in" draw:z-index="566" draw:name="Shape241" draw:style-name="gr1"><svg:title>TexMaths</svg:title><svg:desc>11§display§A \in \ps(\N)§svg§600§FALSE§</svg:desc><draw:path draw:style-name="gr2" draw:text-style-name="P5" svg:width="0.615in" svg:height="0.1354in" svg:x="0.0024in" svg:y="0.0071in" svg:viewBox="0 0 1563 345" svg:d="M0 0c521 0 1042 0 1563 0 0 115 0 230 0 345-521 0-1042 0-1563 0 0-115 0-230 0-345z"><text:p/></draw:path><draw:path draw:style-name="gr3" draw:text-style-name="P6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076in" svg:height="0.087in" svg:x="0.16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79in" svg:height="0.1106in" svg:x="0.2976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6" svg:width="0.0346in" svg:height="0.1508in" svg:x="0.427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1024in" svg:height="0.1059in" svg:x="0.4756in" svg:y="0.0098in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6" svg:width="0.035in" svg:height="0.1508in" svg:x="0.5902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7">, צ.ל. </text:span><text:span text:style-name="T7"><draw:g text:anchor-type="as-char" svg:y="-0.1134in" draw:z-index="567" draw:name="Shape242" draw:style-name="gr1"><svg:title>TexMaths</svg:title><svg:desc>11§display§\la A, A \ra§svg§600§FALSE§</svg:desc><draw:path draw:style-name="gr2" draw:text-style-name="P5" svg:width="0.3807in" svg:height="0.1358in" svg:x="-0.0004in" svg:y="0.0071in" svg:viewBox="0 0 968 346" svg:d="M485 346c-162 0-323 0-485 0 0-116 0-230 0-346 322 0 646 0 968 0 0 116 0 230 0 346-160 0-322 0-483 0z"><text:p/></draw:path><draw:path draw:style-name="gr3" draw:text-style-name="P6" svg:width="0.0335in" svg:height="0.1512in" svg:x="0.0087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6" svg:width="0.1039in" svg:height="0.1079in" svg:x="0.0563in" svg:y="0.0043in" svg:viewBox="0 0 265 275" svg:d="M56 231c-15 26-31 31-48 32-5 1-8 1-8 8 0 2 2 4 6 4 9 0 22-1 33-1 12 0 26 1 38 1 2 0 8 0 8-7 0-4-5-5-7-5-9 0-19-3-19-13 0-4 4-9 6-14 10-17 20-32 30-49 32 0 65 0 96 0 2 9 7 60 7 64 0 11-21 12-29 12-4 0-8 0-8 8 0 4 4 4 5 4 16 0 32-1 49-1 9 0 34 1 42 1 4 0 8 0 8-7 0-5-4-5-9-5-24 0-24-2-25-13-9-79-16-160-24-240 0-8 0-10-7-10-6 0-7 3-10 7-45 74-89 149-134 224zM102 175c26-43 51-85 76-127 4 42 8 84 12 127-29 0-58 0-88 0z"><text:p/></draw:path><draw:path draw:style-name="gr3" draw:text-style-name="P6" svg:width="0.0173in" svg:height="0.0453in" svg:x="0.178in" svg:y="0.0972in" svg:viewBox="0 0 45 116" svg:d="M45 41c0-26-10-41-24-41-13 0-21 10-21 21 0 10 8 20 21 20 4 0 10-1 13-5 1-1 1-1 2-1 0 2 0 0 0 6 0 28-13 51-25 64-4 4-4 5-4 6 0 2 2 5 3 5 4 0 35-30 35-75z"><text:p/></draw:path><draw:path draw:style-name="gr3" draw:text-style-name="P6" svg:width="0.1039in" svg:height="0.1079in" svg:x="0.2374in" svg:y="0.0043in" svg:viewBox="0 0 265 275" svg:d="M56 231c-15 26-31 31-47 32-6 1-9 1-9 8 0 2 2 4 6 4 9 0 22-1 33-1 13 0 26 1 38 1 2 0 8 0 8-7 0-4-4-5-7-5-9 0-17-3-17-13 0-4 2-9 5-14 10-17 19-32 29-49 32 0 65 0 96 0 2 9 7 60 7 64 0 11-20 12-27 12-6 0-10 0-10 8 0 4 4 4 5 4 17 0 33-1 49-1 9 0 34 1 44 1 2 0 6 0 6-7 0-5-3-5-9-5-24 0-24-2-25-13-8-79-15-160-23-240-1-8-1-10-8-10-6 0-7 3-10 7-45 74-89 149-134 224zM102 175c26-43 51-85 76-127 4 42 8 84 12 127-29 0-58 0-88 0z"><text:p/></draw:path><draw:path draw:style-name="gr3" draw:text-style-name="P6" svg:width="0.0335in" svg:height="0.1512in" svg:x="0.3547in" svg:y="0in" svg:viewBox="0 0 86 385" svg:d="M84 199c2-4 2-5 2-6 0-3 0-1-2-6-22-59-45-119-67-178-3-7-6-9-9-9-5 0-8 3-8 8 0 1 0 2 1 6 23 60 45 119 68 179-23 58-45 117-68 177-1 4-1 5-1 8 0 4 3 7 8 7 4 0 6-4 7-7 24-60 46-119 69-179z"><text:p/></draw:path></draw:g></text:span><text:span text:style-name="T7"><text:s/>ואופן שקול צ.ל. </text:span><text:span text:style-name="T7"><draw:g text:anchor-type="as-char" svg:y="-0.1075in" draw:z-index="568" draw:name="Shape243" draw:style-name="gr1"><svg:title>TexMaths</svg:title><svg:desc>11§display§A \subseteq A§svg§600§FALSE§</svg:desc><draw:path draw:style-name="gr2" draw:text-style-name="P5" svg:width="0.4102in" svg:height="0.113in" svg:x="0.0024in" svg:y="0.0075in" svg:viewBox="0 0 1043 288" svg:d="M0 0c348 0 695 0 1043 0 0 96 0 193 0 288-348 0-695 0-1043 0 0-95 0-192 0-288z"><text:p/></draw:path><draw:path draw:style-name="gr3" draw:text-style-name="P6" svg:width="0.1039in" svg:height="0.1079in" svg:x="-0.0004in" svg:y="0in" svg:viewBox="0 0 265 275" svg:d="M56 231c-15 25-31 31-47 32-6 0-9 0-9 8 0 2 2 4 5 4 10 0 22-1 33-1 14 0 27 1 39 1 2 0 8 0 8-8 0-4-4-4-7-4-9-1-18-3-18-13 0-5 3-9 6-14 10-17 19-33 29-50 33 0 64 0 97 0 0 8 6 61 6 65 0 11-20 12-28 12-5 0-9 0-9 8 0 4 3 3 5 4 17 0 33-1 48-1 10 0 35 1 44 1 3 0 7 0 7-8 0-4-3-4-9-4-24 0-24-2-25-14-8-81-15-160-23-240-1-8-1-9-8-9-5 0-8 2-10 7-45 74-89 149-134 224zM102 174c26-42 51-85 76-127 3 42 8 85 12 127-29 0-58 0-88 0z"><text:p/></draw:path><draw:path draw:style-name="gr3" draw:text-style-name="P6" svg:width="0.0925in" svg:height="0.1165in" svg:x="0.1634in" svg:y="0.0118in" svg:viewBox="0 0 236 297" svg:d="M222 15c7 0 14 0 14-7 0-8-7-8-14-8-35 0-69 0-103 0-66 0-119 51-119 111 0 62 54 111 119 111 34 0 68 0 103 0 7 0 14 0 14-7 0-8-7-8-14-8-34 0-68 0-102 0-62 0-105-44-105-95 0-53 44-97 105-97 34 0 68 0 102 0zM21 282c-7 0-13 0-13 7 0 8 6 8 13 8 67 0 134 0 201 0 7 0 14 0 14-8 0-7-7-7-14-7-67 0-134 0-201 0z"><text:p/></draw:path><draw:path draw:style-name="gr3" draw:text-style-name="P6" svg:width="0.1039in" svg:height="0.1079in" svg:x="0.3161in" svg:y="0in" svg:viewBox="0 0 265 275" svg:d="M56 231c-15 25-31 31-48 32-5 0-8 0-8 8 0 2 2 4 5 4 10 0 22-1 33-1 13 0 27 1 39 1 2 0 8 0 8-8 0-4-5-4-7-4-9-1-19-3-19-13 0-5 4-9 6-14 10-17 20-33 30-50 31 0 64 0 96 0 1 8 7 61 7 65 0 11-20 12-28 12-5 0-9 0-9 8 0 4 4 4 5 4 15 0 33-1 48-1 10 0 35 1 44 1 3 0 7 0 7-8 0-4-4-4-9-4-24 0-24-2-25-14-8-81-15-160-23-240-1-8-1-9-8-9-6 0-8 2-10 7-45 74-89 149-134 224zM102 174c26-42 51-85 76-127 3 42 8 85 12 127-29 0-58 0-88 0z"><text:p/></draw:path></draw:g></text:span><text:span text:style-name="T7">. ידוע שכל גודל שווה לעצמו ולכן </text:span><text:span text:style-name="T7"><draw:g text:anchor-type="as-char" svg:y="-0.1083in" draw:z-index="569" draw:name="Shape244" draw:style-name="gr1"><svg:title>TexMaths</svg:title><svg:desc>11§display§A = A§svg§600§FALSE§</svg:desc><draw:path draw:style-name="gr2" draw:text-style-name="P5" svg:width="0.4102in" svg:height="0.0921in" svg:x="0.0024in" svg:y="0.0079in" svg:viewBox="0 0 1043 235" svg:d="M0 0c348 0 695 0 1043 0 0 78 0 157 0 235-348 0-695 0-1043 0 0-78 0-157 0-235z"><text:p/></draw:path><draw:path draw:style-name="gr3" draw:text-style-name="P6" svg:width="0.1039in" svg:height="0.1079in" svg:x="-0.0004in" svg:y="0in" svg:viewBox="0 0 265 275" svg:d="M56 231c-15 25-31 30-47 32-6 0-9 0-9 7 0 2 2 5 5 5 10 0 22-1 33-1 14 0 27 1 39 1 2 0 8 0 8-8 0-4-4-4-7-4-9-2-18-4-18-14 0-4 3-8 6-14 10-16 19-33 29-49 33 0 64 0 97 0 0 7 6 60 6 64 0 11-20 13-28 13-5 0-9 0-9 7 0 5 3 4 5 5 17 0 33-1 48-1 10 0 35 1 44 1 3 0 7 0 7-8 0-4-3-4-9-4-24 0-24-3-25-14-8-80-15-160-23-240-1-8-1-9-8-9-5 0-8 2-10 7-45 74-89 149-134 224zM102 174c26-42 51-85 76-127 3 42 8 85 12 127-29 0-58 0-88 0z"><text:p/></draw:path><draw:path draw:style-name="gr3" draw:text-style-name="P6" svg:width="0.1004in" svg:height="0.035in" svg:x="0.1594in" svg:y="0.052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1039in" svg:height="0.1079in" svg:x="0.3161in" svg:y="0in" svg:viewBox="0 0 265 275" svg:d="M56 231c-15 25-31 30-48 32-5 0-8 0-8 7 0 2 2 5 5 5 10 0 22-1 33-1 13 0 27 1 39 1 2 0 8 0 8-8 0-4-5-4-7-4-9-2-19-4-19-14 0-4 4-8 6-14 10-16 20-33 30-49 31 0 64 0 96 0 1 7 7 60 7 64 0 11-20 13-28 13-5 0-9 0-9 7 0 5 4 5 5 5 15 0 33-1 48-1 10 0 35 1 44 1 3 0 7 0 7-8 0-4-4-4-9-4-24 0-24-3-25-14-8-80-15-160-23-240-1-8-1-9-8-9-6 0-8 2-10 7-45 74-89 149-134 224zM102 174c26-42 51-85 76-127 3 42 8 85 12 127-29 0-58 0-88 0z"><text:p/></draw:path></draw:g></text:span><text:span text:style-name="T7"><text:s/>ובהכללה </text:span><text:span text:style-name="T7"><draw:g text:anchor-type="as-char" svg:y="-0.1075in" draw:z-index="570" draw:name="Shape245" draw:style-name="gr1"><svg:title>TexMaths</svg:title><svg:desc>11§display§A \subseteq A§svg§600§FALSE§</svg:desc><draw:path draw:style-name="gr2" draw:text-style-name="P5" svg:width="0.4102in" svg:height="0.113in" svg:x="0.0024in" svg:y="0.0075in" svg:viewBox="0 0 1043 288" svg:d="M0 0c348 0 695 0 1043 0 0 96 0 193 0 288-348 0-695 0-1043 0 0-95 0-192 0-288z"><text:p/></draw:path><draw:path draw:style-name="gr3" draw:text-style-name="P6" svg:width="0.1039in" svg:height="0.1079in" svg:x="-0.0004in" svg:y="0in" svg:viewBox="0 0 265 275" svg:d="M56 231c-15 25-31 31-47 32-6 0-9 0-9 8 0 2 2 4 5 4 10 0 22-1 33-1 14 0 27 1 39 1 2 0 8 0 8-8 0-4-4-4-7-4-9-1-18-3-18-13 0-5 3-9 6-14 10-17 19-33 29-50 33 0 64 0 97 0 0 8 6 61 6 65 0 11-20 12-28 12-5 0-9 0-9 8 0 4 3 3 5 4 17 0 33-1 48-1 10 0 35 1 44 1 3 0 7 0 7-8 0-4-3-4-9-4-24 0-24-2-25-14-8-81-15-160-23-240-1-8-1-9-8-9-5 0-8 2-10 7-45 74-89 149-134 224zM102 174c26-42 51-85 76-127 3 42 8 85 12 127-29 0-58 0-88 0z"><text:p/></draw:path><draw:path draw:style-name="gr3" draw:text-style-name="P6" svg:width="0.0925in" svg:height="0.1165in" svg:x="0.1634in" svg:y="0.0118in" svg:viewBox="0 0 236 297" svg:d="M222 15c7 0 14 0 14-7 0-8-7-8-14-8-35 0-69 0-103 0-66 0-119 51-119 111 0 62 54 111 119 111 34 0 68 0 103 0 7 0 14 0 14-7 0-8-7-8-14-8-34 0-68 0-102 0-62 0-105-44-105-95 0-53 44-97 105-97 34 0 68 0 102 0zM21 282c-7 0-13 0-13 7 0 8 6 8 13 8 67 0 134 0 201 0 7 0 14 0 14-8 0-7-7-7-14-7-67 0-134 0-201 0z"><text:p/></draw:path><draw:path draw:style-name="gr3" draw:text-style-name="P6" svg:width="0.1039in" svg:height="0.1079in" svg:x="0.3161in" svg:y="0in" svg:viewBox="0 0 265 275" svg:d="M56 231c-15 25-31 31-48 32-5 0-8 0-8 8 0 2 2 4 5 4 10 0 22-1 33-1 13 0 27 1 39 1 2 0 8 0 8-8 0-4-5-4-7-4-9-1-19-3-19-13 0-5 4-9 6-14 10-17 20-33 30-50 31 0 64 0 96 0 1 8 7 61 7 65 0 11-20 12-28 12-5 0-9 0-9 8 0 4 4 4 5 4 15 0 33-1 48-1 10 0 35 1 44 1 3 0 7 0 7-8 0-4-4-4-9-4-24 0-24-2-25-14-8-81-15-160-23-240-1-8-1-9-8-9-6 0-8 2-10 7-45 74-89 149-134 224zM102 174c26-42 51-85 76-127 3 42 8 85 12 127-29 0-58 0-88 0z"><text:p/></draw:path></draw:g></text:span><text:span text:style-name="T7"><text:s/>כדרוש. </text:span></text:p>
        </text:list-item>
        <text:list-item>
          <text:p text:style-name="P47"><text:span text:style-name="T24">סימטריות:</text:span><text:span text:style-name="T25"> </text:span><text:span text:style-name="T26">נשלול</text:span><text:span text:style-name="T27">. </text:span><text:span text:style-name="T3">נבחר </text:span><text:span text:style-name="T3"><draw:g text:anchor-type="as-char" svg:y="-0.1161in" draw:z-index="237" draw:name="Shape240" draw:style-name="gr1"><svg:title>TexMaths</svg:title><svg:desc>11§display§A = \emptyset, B = \{1\}§svg§600§FALSE§</svg:desc><draw:path draw:style-name="gr2" draw:text-style-name="P5" svg:width="0.9878in" svg:height="0.1386in" svg:x="0.0031in" svg:y="0.0071in" svg:viewBox="0 0 2510 353" svg:d="M0 0c836 0 1674 0 2510 0 0 118 0 235 0 353-836 0-1674 0-2510 0 0-118 0-235 0-353z"><text:p/></draw:path><draw:path draw:style-name="gr3" draw:text-style-name="P6" svg:width="0.1039in" svg:height="0.1075in" svg:x="0.0004in" svg:y="0.0071in" svg:viewBox="0 0 265 274" svg:d="M56 230c-15 26-31 32-47 33-6 0-9 0-9 7 0 3 2 4 6 4 9 0 22-1 33-1 13 0 26 1 38 1 2 0 8 0 8-7 0-4-4-4-7-4-9-1-17-5-17-15 0-4 2-8 5-14 10-15 19-32 29-47 33 0 65 0 98 0 0 8 5 59 5 62 0 13-20 14-27 14-6 0-10 0-10 7 0 4 3 3 5 4 17 0 33-1 49-1 9 0 34 1 44 1 2 0 6 0 6-8 0-3-3-3-9-3-24 0-24-4-25-15-8-79-15-159-23-239-1-8-1-9-8-9-5 0-7 2-10 7-45 74-89 149-134 223zM102 175c26-43 51-86 76-128 5 42 9 85 13 128-29 0-59 0-89 0z"><text:p/></draw:path><draw:path draw:style-name="gr3" draw:text-style-name="P6" svg:width="0.1004in" svg:height="0.035in" svg:x="0.1602in" svg:y="0.0598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6" svg:width="0.061in" svg:height="0.128in" svg:x="0.3197in" svg:y="0in" svg:viewBox="0 0 156 326" svg:d="M131 8c0-5-2-8-8-8-5 0-6 4-9 12-4 15-1 2-5 18-4-3-17-8-31-8-22 0-47 11-61 41-16 30-17 66-17 102 0 24 0 92 33 122-9 30-9 31-9 32 0 4 4 7 8 7 5 0 7-4 10-12 4-15 0-2 4-17 10 4 21 7 32 7 43 0 60-36 67-55 10-26 11-57 11-84 0-29 0-92-34-125 3-11 6-21 9-32zM39 269c-14-26-14-72-14-110 0-30 0-57 6-82 8-35 30-47 47-47 8 0 18 2 28 11-22 75-45 152-67 228zM118 56c12 22 12 67 12 103 0 29 0 56-5 82-6 40-27 55-47 55-10 0-19-3-27-11 22-76 45-153 67-229z"><text:p/></draw:path><draw:path draw:style-name="gr3" draw:text-style-name="P6" svg:width="0.0173in" svg:height="0.0449in" svg:x="0.4016in" svg:y="0.1004in" svg:viewBox="0 0 45 115" svg:d="M45 41c0-26-10-41-24-41-13 0-21 10-21 21 0 10 8 20 21 20 4 0 9-1 13-5 1-1 1-1 2-1 0 2 0 0 0 6 0 28-13 51-26 65-3 3-3 4-3 5 0 3 1 4 3 4 4 0 35-29 35-74z"><text:p/></draw:path><draw:path draw:style-name="gr3" draw:text-style-name="P6" svg:width="0.1083in" svg:height="0.1028in" svg:x="0.4626in" svg:y="0.0134in" svg:viewBox="0 0 276 262" svg:d="M45 232c-3 15-4 19-35 19-7 0-10 0-10 7 0 4 3 4 10 4 46 0 92 0 139 0 60 0 106-45 106-82 0-27-23-50-60-55 40-6 81-35 81-71 0-29-26-54-72-54-43 0-87 0-130 0-8 0-11 0-11 8 0 4 3 4 11 4 4 0 7 0 14 1 7 0 11 1 11 6 0 2-1 3-2 7-18 69-34 138-52 206zM103 122c8-32 17-64 25-96 3-13 4-14 21-14 16 0 33 0 49 0 34 0 43 23 43 40 0 34-34 70-81 70-19 0-38 0-57 0zM86 251c-6 0-6 0-8-2-4 0-5 0-5-3 0-1 0-2 2-9 9-35 17-71 26-106 24 0 49 0 73 0 37 0 45 28 45 45 0 37-34 75-80 75-18 0-36 0-53 0z"><text:p/></draw:path><draw:path draw:style-name="gr3" draw:text-style-name="P6" svg:width="0.1008in" svg:height="0.035in" svg:x="0.6295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39in" svg:height="0.1508in" svg:x="0.7929in" svg:y="0.0035in" svg:viewBox="0 0 138 384" svg:d="M81 51c0-16 10-40 52-43 2 0 5-1 5-4 0-4-4-4-8-4-39 0-74 20-75 47 0 29 0 59 0 88 0 16 0 28-15 41-14 11-28 12-37 12-2 0-3 2-3 4 0 4 2 4 6 5 26 0 45 14 48 33 1 4 1 4 1 18 0 26 0 51 0 76 0 17 0 29 19 44 15 11 40 16 56 16 4 0 8 0 8-5 0-3-3-3-7-4-24-1-43-13-48-33-2-4-2-5-2-19 0-26 0-53 0-80 0-18-3-23-15-36-8-8-20-11-30-15 31-8 45-26 45-49 0-31 0-62 0-92z"><text:p/></draw:path><draw:path draw:style-name="gr3" draw:text-style-name="P6" svg:width="0.0496in" svg:height="0.1in" svg:x="0.8717in" svg:y="0.0161in" svg:viewBox="0 0 127 255" svg:d="M79 10c0-9 0-10-10-10-23 25-57 25-69 25 0 4 0 8 0 11 8 0 30 0 51-10 0 66 0 133 0 199 0 13-1 19-37 19-4 0-7 0-12 0 0 4 0 8 0 11 13-1 48-1 63-1s48 0 62 1c0-3 0-7 0-11-5 0-8 0-13 0-34 0-35-4-35-19 0-71 0-144 0-215z"><text:p/></draw:path><draw:path draw:style-name="gr3" draw:text-style-name="P6" svg:width="0.0539in" svg:height="0.1508in" svg:x="0.9449in" svg:y="0.0035in" svg:viewBox="0 0 138 384" svg:d="M56 332c0 15-10 41-53 43-1 1-3 2-3 4 0 5 4 5 8 5 37 0 73-19 73-49 0-28 0-58 0-88 0-14 0-27 16-39 14-11 28-11 37-11 2-1 4-2 4-5 0-4-3-4-7-4-25-1-44-15-48-34-2-5-2-6-2-19 0-26 0-51 0-77 0-15 0-28-17-43-17-12-43-15-56-15-4 0-8 0-8 4s2 4 7 4c24 2 43 14 48 34 1 3 1 4 1 17 0 27 0 54 0 82 0 17 3 24 16 36 7 9 18 12 29 15-31 8-45 26-45 48 0 30 0 61 0 92z"><text:p/></draw:path></draw:g></text:span><text:span text:style-name="T3">, שניהם </text:span><text:span text:style-name="T28">ב</text:span><text:span text:style-name="T3">קבוצת החזקה של </text:span><text:span text:style-name="T3"><draw:g text:anchor-type="as-char" svg:y="-0.1063in" draw:z-index="238" draw:name="Shape241" draw:style-name="gr1"><svg:title>TexMaths</svg:title><svg:desc>11§display§\N§svg§600§FALSE§</svg:desc><draw:path draw:style-name="gr2" draw:text-style-name="P5" svg:width="0.0906in" svg:height="0.0906in" svg:x="0.0043in" svg:y="0.0071in" svg:viewBox="0 0 231 231" svg:d="M116 231c-39 0-77 0-116 0 0-77 0-154 0-231 77 0 154 0 231 0 0 77 0 154 0 231-39 0-77 0-115 0z"><text:p/></draw:path><draw:path draw:style-name="gr3" draw:text-style-name="P6" svg:width="0.1024in" svg:height="0.1063in" svg:x="0.0004in" svg:y="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/text:span><text:span text:style-name="T3">, ומתקיים </text:span><text:span text:style-name="T3"><draw:g text:anchor-type="as-char" svg:y="-0.1075in" draw:z-index="240" draw:name="Shape242" draw:style-name="gr1"><svg:title>TexMaths</svg:title><svg:desc>11§display§A \subseteq B§svg§600§FALSE§</svg:desc><draw:path draw:style-name="gr2" draw:text-style-name="P5" svg:width="0.415in" svg:height="0.113in" svg:x="0.0031in" svg:y="0.0075in" svg:viewBox="0 0 1055 288" svg:d="M0 0c352 0 703 0 1055 0 0 96 0 193 0 288-352 0-703 0-1055 0 0-95 0-192 0-288z"><text:p/></draw:path><draw:path draw:style-name="gr3" draw:text-style-name="P6" svg:width="0.1039in" svg:height="0.1079in" svg:x="0.0004in" svg:y="0in" svg:viewBox="0 0 265 275" svg:d="M56 231c-15 25-31 31-47 32-6 0-9 0-9 8 0 2 2 4 5 4 10 0 22-1 33-1 14 0 27 1 39 1 2 0 8 0 8-8 0-4-4-4-7-4-9-1-18-3-18-13 0-5 3-9 6-14 10-17 19-33 28-50 32 0 65 0 97 0 1 8 7 61 7 65 0 11-20 12-28 12-5 0-10 0-10 8 0 4 4 3 6 4 16 0 33-1 48-1 10 0 34 1 44 1 2 0 7 0 7-8 0-4-3-4-9-4-24 0-24-2-25-14-8-81-16-160-23-240-1-8-1-9-8-9-6 0-8 2-10 7-45 74-89 149-134 224zM102 174c25-42 51-85 76-127 4 42 8 85 12 127-30 0-58 0-88 0z"><text:p/></draw:path><draw:path draw:style-name="gr3" draw:text-style-name="P6" svg:width="0.0925in" svg:height="0.1165in" svg:x="0.1638in" svg:y="0.0118in" svg:viewBox="0 0 236 297" svg:d="M222 15c7 0 14 0 14-7 0-8-7-8-14-8-35 0-69 0-103 0-67 0-119 51-119 111 0 62 53 111 119 111 34 0 68 0 103 0 7 0 14 0 14-7 0-8-7-8-14-8-34 0-68 0-102 0-62 0-105-44-105-95 0-53 44-97 105-97 34 0 68 0 102 0zM21 282c-7 0-13 0-13 7 0 8 6 8 13 8 67 0 134 0 201 0 7 0 14 0 14-8 0-7-7-7-14-7-67 0-134 0-201 0z"><text:p/></draw:path><draw:path draw:style-name="gr3" draw:text-style-name="P6" svg:width="0.1083in" svg:height="0.1028in" svg:x="0.3177in" svg:y="0.0051in" svg:viewBox="0 0 276 262" svg:d="M46 232c-4 15-4 18-35 18-7 0-11 0-11 8 0 4 3 4 11 4 46 0 91 0 137 0 62 0 107-45 107-84 0-26-22-48-59-53 39-7 80-36 80-72 0-29-25-53-72-53-42 0-86 0-129 0-8 0-11 0-11 8 0 3 3 3 10 3 1 0 8 0 15 1s10 1 10 7c0 1 0 2-1 6-18 70-34 139-52 207zM104 122c8-32 17-64 25-96 3-14 3-15 19-15 17 0 34 0 51 0 34 0 42 23 42 41 0 33-33 70-81 70-18 0-37 0-56 0zM87 250c-6 0-7 0-9 0-3-1-4-1-4-5 0-1 0-1 1-8 9-36 18-72 27-107 24 0 49 0 73 0 37 0 44 28 44 44 0 38-34 76-79 76-18 0-36 0-53 0z"><text:p/></draw:path></draw:g></text:span><text:span text:style-name="T3"><text:s/>ולכן מעקרון ההפרדה ומתקיים </text:span><text:span text:style-name="T3"><draw:g text:anchor-type="as-char" svg:y="-0.1134in" draw:z-index="239" draw:name="Shape243" draw:style-name="gr1"><svg:title>TexMaths</svg:title><svg:desc>11§display§\la A, B \ra \in R_2§svg§600§FALSE§</svg:desc><draw:path draw:style-name="gr2" draw:text-style-name="P5" svg:width="0.7618in" svg:height="0.1358in" svg:x="0.0004in" svg:y="0.0071in" svg:viewBox="0 0 1936 346" svg:d="M969 346c-323 0-646 0-969 0 0-116 0-230 0-346 646 0 1291 0 1936 0 0 116 0 230 0 346-322 0-644 0-967 0z"><text:p/></draw:path><draw:path draw:style-name="gr3" draw:text-style-name="P6" svg:width="0.0335in" svg:height="0.1512in" svg:x="0.0094in" svg:y="0in" svg:viewBox="0 0 86 385" svg:d="M84 15c2-4 2-5 2-7 0-5-3-8-8-8-3 0-5 2-9 9-22 59-45 118-67 177-1 2-2 4-2 8 0 1 0 1 2 5 22 59 45 118 67 176 1 5 4 10 9 10s8-3 8-7c0-1 0-3-2-7-23-59-45-119-69-177 24-60 46-119 69-179z"><text:p/></draw:path><draw:path draw:style-name="gr3" draw:text-style-name="P6" svg:width="0.1039in" svg:height="0.1079in" svg:x="0.0571in" svg:y="0.0043in" svg:viewBox="0 0 265 275" svg:d="M56 231c-15 26-31 31-48 32-5 1-8 1-8 8 0 2 2 4 6 4 9 0 22-1 33-1 12 0 26 1 38 1 2 0 8 0 8-7 0-4-5-5-7-5-9 0-17-3-17-13 0-4 2-9 4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6" svg:width="0.0173in" svg:height="0.0453in" svg:x="0.178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1083in" svg:height="0.1028in" svg:x="0.2402in" svg:y="0.0098in" svg:viewBox="0 0 276 262" svg:d="M45 232c-3 15-4 18-35 18-6 0-10 0-10 8 0 4 3 4 10 4 46 0 92 0 139 0 60 0 106-45 106-83 0-27-23-49-60-53 40-8 81-37 81-73 0-29-25-53-72-53-43 0-87 0-130 0-7 0-11 0-11 8 0 4 3 4 11 4 1 0 7 0 14 0 8 1 11 1 11 7 0 1 0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3" draw:text-style-name="P6" svg:width="0.0335in" svg:height="0.1512in" svg:x="0.3654in" svg:y="0in" svg:viewBox="0 0 86 385" svg:d="M84 199c2-4 2-4 2-5 0-2 0-2-2-7-22-59-45-119-67-178-3-7-6-9-9-9-5 0-8 3-8 8 0 1 0 2 1 6 23 60 45 119 68 180-23 58-45 118-68 176-1 4-1 5-1 8 0 4 3 7 8 7 4 0 6-4 7-7 24-60 46-119 69-179z"><text:p/></draw:path><draw:path draw:style-name="gr3" draw:text-style-name="P6" svg:width="0.076in" svg:height="0.087in" svg:x="0.4701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1083in" svg:height="0.1063in" svg:x="0.6075in" svg:y="0.0098in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7 0 35 0 41 22 41 36 0 5-3 17-5 26-3 10-7 24-7 32 0 42 46 42 52 42 33 0 46-40 46-44 0-6-3-3-4-6-4 0-5 4-6 6-9 28-26 35-35 35-12 0-15-9-15-23 0-12 2-31 4-43 1-6 1-13 1-19 0-29-25-42-36-45z"><text:p/></draw:path><draw:path draw:style-name="gr3" draw:text-style-name="P6" svg:width="0.0469in" svg:height="0.0701in" svg:x="0.7232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3">. בניגוד לכך, לפי הגדרת גרירה </text:span><text:span text:style-name="T3"><draw:g text:anchor-type="as-char" svg:y="-0.1217in" draw:z-index="241" draw:name="Shape244" draw:style-name="gr1"><svg:title>TexMaths</svg:title><svg:desc>11§display§B \nsubseteq A§svg§600§FALSE§</svg:desc><draw:path draw:style-name="gr2" draw:text-style-name="P5" svg:width="0.4193in" svg:height="0.1516in" svg:x="0.0016in" svg:y="0.0071in" svg:viewBox="0 0 1066 386" svg:d="M533 386c-178 0-355 0-533 0 0-128 0-257 0-386 355 0 710 0 1066 0 0 129 0 258 0 386-177 0-356 0-533 0z"><text:p/></draw:path><draw:path draw:style-name="gr3" draw:text-style-name="P6" svg:width="0.1083in" svg:height="0.1031in" svg:x="0.0004in" svg:y="0.0185in" svg:viewBox="0 0 276 263" svg:d="M45 232c-3 16-4 19-35 19-7 0-10 0-10 8 0 4 3 4 10 4 46 0 92 0 138 0 61 0 107-45 107-83 0-27-23-50-60-53 40-8 81-37 81-73 0-29-25-54-73-54-42 0-86 0-129 0-7 0-11 0-11 8 0 4 3 4 11 4 1 0 7 0 14 1 8 1 11 1 11 6 0 2 0 3-2 7-18 69-34 138-52 206zM103 122c8-32 17-64 25-96 3-13 4-14 20-14 17 0 35 0 51 0 33 0 42 23 42 40 0 34-33 70-80 70-19 0-39 0-58 0zM87 251c-6 0-7 0-9-1-4 0-5 0-5-3 0-2 0-3 2-9 9-36 17-72 26-107 24 0 50 0 74 0 36 0 44 29 44 45 0 39-34 75-80 75-18 0-35 0-52 0z"><text:p/></draw:path><draw:path draw:style-name="gr3" draw:text-style-name="P6" svg:width="0.0925in" svg:height="0.1673in" svg:x="0.172in" svg:y="0in" svg:viewBox="0 0 236 426" svg:d="M181 80c14 0 27 0 41 0 7 0 14 0 14-7 0-8-7-8-14-8-12 0-23 0-34 0 7-17 13-33 21-50 2-4 2-5 2-7 0-5-3-8-8-8-2 0-4 1-5 2-9 21-18 42-26 63-18 0-37 0-54 0-65 0-118 48-118 111 0 54 40 94 81 105-8 22-18 44-27 66-11 0-22 0-33 0-7 0-13 0-13 7 0 8 6 8 13 8 9 0 17 0 26 0-3 8-23 52-23 56 0 5 3 8 8 8s6-5 10-10c7-18 14-36 22-54 53 0 105 0 158 0 7 0 14 0 14-8 0-7-7-7-14-7-50 0-101 0-152 0 9-20 17-41 26-62 11 2 21 2 23 2 34 0 69 0 103 0 7 0 14 0 14-7 0-8-7-8-14-8-34 0-68 0-102 0-3 0-10 0-18-1 27-63 53-127 79-191zM165 80c-26 62-52 125-78 186-39-11-72-45-72-90 0-52 44-96 104-96 15 0 31 0 46 0z"><text:p/></draw:path><draw:path draw:style-name="gr3" draw:text-style-name="P6" svg:width="0.1039in" svg:height="0.1079in" svg:x="0.3248in" svg:y="0.0134in" svg:viewBox="0 0 265 275" svg:d="M55 230c-15 26-30 32-47 33-5 0-8 0-8 8 0 2 2 4 4 4 11 0 23-1 34-1 13 0 26 1 39 1 2 0 7 0 7-8 0-4-4-4-6-4-9-1-19-4-19-14 0-5 3-9 6-14 10-15 20-31 30-48 31 0 64 0 96 0 1 8 7 60 7 63 0 12-21 13-29 13-5 0-8 0-8 8 0 4 4 4 5 4 15 0 32-1 48-1 10 0 35 1 43 1 4 0 8 0 8-8 0-4-4-4-9-4-24 0-24-3-25-14-9-80-17-160-24-240 0-8 0-9-7-9-6 0-8 2-10 7-45 74-90 149-135 223zM102 175c26-43 51-86 76-128 5 42 8 85 12 128-29 0-58 0-88 0z"><text:p/></draw:path></draw:g></text:span><text:span text:style-name="T3"><text:s/>(כי </text:span><text:span text:style-name="T3"><draw:g text:anchor-type="as-char" svg:y="-0.1102in" draw:z-index="242" draw:name="Shape245" draw:style-name="gr1"><svg:title>TexMaths</svg:title><svg:desc>11§display§1 \in B \land 1 \not\in A§svg§600§FALSE§</svg:desc><draw:path draw:style-name="gr2" draw:text-style-name="P5" svg:width="0.9094in" svg:height="0.1256in" svg:x="0.0004in" svg:y="0.0079in" svg:viewBox="0 0 2311 320" svg:d="M1156 320c-386 0-771 0-1156 0 0-107 0-213 0-320 770 0 1541 0 2311 0 0 107 0 213 0 320-385 0-770 0-1155 0z"><text:p/></draw:path><draw:path draw:style-name="gr3" draw:text-style-name="P6" svg:width="0.05in" svg:height="0.1004in" svg:x="0.0059in" svg:y="0.0079in" svg:viewBox="0 0 128 256" svg:d="M79 10c0-10 0-10-9-10-23 24-57 24-70 24 0 5 0 8 0 12 9 0 31 0 52-10 0 67 0 133 0 199 0 14-3 19-37 19-4 0-7 0-12 0 0 4 0 9 0 12 13-1 45-1 62-1 15 0 49 0 63 1 0-3 0-8 0-12-5 0-8 0-13 0-34 0-36-5-36-19 0-72 0-143 0-215z"><text:p/></draw:path><draw:path draw:style-name="gr3" draw:text-style-name="P6" svg:width="0.0752in" svg:height="0.0874in" svg:x="0.124in" svg:y="0.0283in" svg:viewBox="0 0 192 223" svg:d="M179 120c7 0 13 0 13-7 0-9-6-9-13-9-55 0-109 0-164 0 5-51 50-89 104-89 20 0 40 0 60 0 7 0 13 0 13-7 0-8-6-8-13-8-21 0-40 0-61 0-66 0-118 50-118 113 0 61 52 110 118 110 21 0 40 0 61 0 7 0 13 0 13-8s-6-8-13-8c-20 0-40 0-60 0-54 0-99-36-104-87 55 0 109 0 164 0z"><text:p/></draw:path><draw:path draw:style-name="gr3" draw:text-style-name="P6" svg:width="0.1083in" svg:height="0.1031in" svg:x="0.261in" svg:y="0.0051in" svg:viewBox="0 0 276 263" svg:d="M45 233c-3 14-4 17-35 17-7 0-10 0-10 8 0 5 3 5 10 5 46 0 92 0 138 0 61 0 107-46 107-83 0-28-23-50-60-54 40-8 81-37 81-73 0-29-25-53-73-53-42 0-86 0-129 0-7 0-11 0-11 8 0 4 3 4 11 4 1 0 7 0 14 0 8 1 11 1 11 7 0 1 0 2-2 7-18 69-34 138-52 207zM103 122c8-32 17-64 25-96 3-13 4-14 20-14 17 0 33 0 50 0 34 0 43 22 43 40 0 34-33 70-80 70-19 0-39 0-58 0zM87 250c-6 0-7 0-9 0-4 0-5-1-5-4 0-1 0-1 2-9 9-35 17-70 26-106 24 0 50 0 74 0 36 0 44 28 44 46 0 36-34 73-80 73-18 0-35 0-52 0z"><text:p/></draw:path><draw:path draw:style-name="gr3" draw:text-style-name="P6" svg:width="0.0839in" svg:height="0.0933in" svg:x="0.4201in" svg:y="0.0193in" svg:viewBox="0 0 214 238" svg:d="M115 8c-2-7-5-8-8-8-5 0-6 2-8 8-32 71-65 143-97 215-2 4-2 5-2 8 0 4 3 7 8 7 2 0 5-1 8-9 30-67 61-135 91-203 30 68 60 136 91 203 3 9 8 9 9 9 4 0 7-3 7-7 0-2 0-3-2-7-32-72-65-145-97-216z"><text:p/></draw:path><draw:path draw:style-name="gr3" draw:text-style-name="P6" svg:width="0.05in" svg:height="0.1004in" svg:x="0.5598in" svg:y="0.0079in" svg:viewBox="0 0 128 256" svg:d="M79 10c0-10 0-10-9-10-24 24-58 24-70 24 0 5 0 8 0 12 8 0 31 0 51-10 0 67 0 133 0 199 0 14-2 19-37 19-4 0-7 0-12 0 0 4 0 9 0 12 13-1 47-1 63-1 15 0 48 0 63 1 0-3 0-8 0-12-5 0-9 0-14 0-34 0-35-5-35-19 0-72 0-143 0-215z"><text:p/></draw:path><draw:path draw:style-name="gr3" draw:text-style-name="P6" svg:width="0.0752in" svg:height="0.1413in" svg:x="0.6858in" svg:y="0in" svg:viewBox="0 0 192 360" svg:d="M189 15c3-5 3-6 3-7 0-2-2-8-7-8s-6 2-9 8c-58 112-116 224-174 336-2 6-2 7-2 8 0 3 2 8 8 8 4 0 5-3 7-8 59-113 116-224 174-337z"><text:p/></draw:path><draw:path draw:style-name="gr3" draw:text-style-name="P6" svg:width="0.076in" svg:height="0.0874in" svg:x="0.6772in" svg:y="0.0283in" svg:viewBox="0 0 194 223" svg:d="M179 120c7 0 15 0 15-7 0-9-8-9-15-9-55 0-109 0-164 0 6-51 50-89 104-89 20 0 40 0 60 0 7 0 15 0 15-7 0-8-8-8-15-8-20 0-40 0-60 0-66 0-119 50-119 113 0 61 53 110 119 110 20 0 40 0 60 0 7 0 15 0 15-8s-8-8-15-8c-20 0-40 0-60 0-54 0-98-36-104-87 55 0 109 0 164 0z"><text:p/></draw:path><draw:path draw:style-name="gr3" draw:text-style-name="P6" svg:width="0.1039in" svg:height="0.1083in" svg:x="0.8138in" svg:y="0in" svg:viewBox="0 0 265 276" svg:d="M55 232c-15 25-30 31-47 32-5 1-8 1-8 7 0 3 2 5 4 5 11 0 23-1 34-1 13 0 26 1 39 1 2 0 7 0 7-8 0-3-4-4-6-4-9 0-19-4-19-14 0-4 3-8 6-14 10-16 20-33 30-48 31 0 64 0 96 0 1 7 7 59 7 64 0 11-21 12-29 12-5 0-8 0-8 7 0 5 4 5 5 5 15 0 32-1 48-1 10 0 35 1 43 1 4 0 8 0 8-8 0-4-4-4-9-4-24 0-24-3-25-14-8-79-17-160-24-240 0-8 0-10-7-10-6 0-8 3-10 7-45 75-90 150-135 225zM102 175c26-43 51-85 76-126 5 41 8 83 12 126-29 0-58 0-88 0z"><text:p/></draw:path></draw:g></text:span><text:span text:style-name="T3">) ולכן מתוך עקרון ההפרדה </text:span><text:span text:style-name="T3"><draw:g text:anchor-type="as-char" svg:y="-0.1134in" draw:z-index="243" draw:name="Shape246" draw:style-name="gr1"><svg:title>TexMaths</svg:title><svg:desc>11§display§\la B, A \ra \not\in R_2§svg§600§FALSE§</svg:desc><draw:path draw:style-name="gr2" draw:text-style-name="P5" svg:width="0.7618in" svg:height="0.1358in" svg:x="0.0004in" svg:y="0.0071in" svg:viewBox="0 0 1936 346" svg:d="M969 346c-323 0-646 0-969 0 0-116 0-230 0-346 646 0 1291 0 1936 0 0 116 0 230 0 346-322 0-644 0-967 0z"><text:p/></draw:path><draw:path draw:style-name="gr3" draw:text-style-name="P6" svg:width="0.0335in" svg:height="0.1512in" svg:x="0.0094in" svg:y="0in" svg:viewBox="0 0 86 385" svg:d="M84 15c2-4 2-5 2-7 0-5-3-8-8-8-3 0-5 2-9 9-22 59-45 118-67 177-1 2-2 4-2 8 0 1 0 1 2 5 22 59 45 118 67 176 1 5 4 10 9 10s8-3 8-7c0-1 0-3-2-7-23-59-45-119-69-177 24-60 46-119 69-179z"><text:p/></draw:path><draw:path draw:style-name="gr3" draw:text-style-name="P6" svg:width="0.1079in" svg:height="0.1028in" svg:x="0.0587in" svg:y="0.0098in" svg:viewBox="0 0 275 262" svg:d="M45 232c-4 15-4 18-35 18-7 0-10 0-10 8 0 4 3 4 10 4 46 0 91 0 137 0 62 0 107-45 107-83 0-27-22-49-59-53 39-8 80-37 80-73 0-29-25-53-71-53-43 0-87 0-130 0-8 0-11 0-11 8 0 4 3 4 11 4 4 0 7 0 14 0 7 1 10 1 10 7 0 1 0 2-1 7-18 69-34 138-52 206zM103 122c8-32 17-64 25-96 3-13 4-14 21-14 16 0 33 0 49 0 34 0 42 22 42 40 0 34-33 70-80 70-19 0-38 0-57 0zM86 250c-6 0-6 0-9 0s-4-1-4-4c0-2 0-2 2-9 9-36 17-71 26-106 24 0 49 0 73 0 37 0 45 28 45 45 0 36-35 74-80 74-18 0-36 0-53 0z"><text:p/></draw:path><draw:path draw:style-name="gr3" draw:text-style-name="P6" svg:width="0.0173in" svg:height="0.0453in" svg:x="0.1882in" svg:y="0.0972in" svg:viewBox="0 0 45 116" svg:d="M45 41c0-26-10-41-24-41-13 0-21 10-21 21 0 10 8 20 21 20 4 0 9-1 13-5 1-1 1-1 2-1 0 2 0 0 0 6 0 28-14 50-26 64-4 3-3 5-3 6 0 2 1 5 3 5 4 0 35-30 35-75z"><text:p/></draw:path><draw:path draw:style-name="gr3" draw:text-style-name="P6" svg:width="0.1039in" svg:height="0.1079in" svg:x="0.2476in" svg:y="0.0043in" svg:viewBox="0 0 265 275" svg:d="M56 231c-15 26-31 31-47 32-6 1-9 1-9 8 0 2 2 4 6 4 9 0 22-1 33-1 12 0 26 1 38 1 2 0 8 0 8-7 0-4-4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6" svg:width="0.0335in" svg:height="0.1512in" svg:x="0.3654in" svg:y="0in" svg:viewBox="0 0 86 385" svg:d="M84 199c2-4 2-4 2-5 0-2 0-2-2-7-22-59-45-119-67-178-3-7-6-9-9-9-5 0-8 3-8 8 0 1 0 2 1 6 23 60 45 119 68 180-23 58-45 118-68 176-1 4-1 5-1 8 0 4 3 7 8 7 4 0 6-4 7-7 24-60 46-119 69-179z"><text:p/></draw:path><draw:path draw:style-name="gr3" draw:text-style-name="P6" svg:width="0.0756in" svg:height="0.1409in" svg:x="0.4787in" svg:y="0.0043in" svg:viewBox="0 0 193 359" svg:d="M190 15c3-5 3-6 3-7 0-2-3-8-8-8s-6 2-8 8c-58 112-115 223-174 336-3 5-3 6-3 7 0 4 3 8 8 8 4 0 5-2 9-8 58-112 115-223 173-336z"><text:p/></draw:path><draw:path draw:style-name="gr3" draw:text-style-name="P6" svg:width="0.076in" svg:height="0.087in" svg:x="0.4701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1083in" svg:height="0.1063in" svg:x="0.6075in" svg:y="0.0098in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7 0 35 0 41 22 41 36 0 5-3 17-5 26-3 10-7 24-7 32 0 42 46 42 52 42 33 0 46-40 46-44 0-6-3-3-4-6-4 0-5 4-6 6-9 28-26 35-35 35-12 0-15-9-15-23 0-12 2-31 4-43 1-6 1-13 1-19 0-29-25-42-36-45z"><text:p/></draw:path><draw:path draw:style-name="gr3" draw:text-style-name="P6" svg:width="0.0469in" svg:height="0.0701in" svg:x="0.7232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3">. </text:span></text:p>
        </text:list-item>
        <text:list-item>
          <text:p text:style-name="P48"><text:span text:style-name="T3">טרנזיטיביות: </text:span><text:span text:style-name="T29">נוכיח</text:span><text:span text:style-name="T27">. </text:span><text:span text:style-name="T8">יהיו </text:span><text:span text:style-name="T8"><draw:g text:anchor-type="as-char" svg:y="-0.1134in" draw:z-index="571" draw:name="Shape247" draw:style-name="gr1"><svg:title>TexMaths</svg:title><svg:desc>11§display§\la A, B \ra \in R_2 \land \la B, C \ra \in R_2§svg§600§FALSE§</svg:desc><draw:path draw:style-name="gr2" draw:text-style-name="P5" svg:width="1.7295in" svg:height="0.1358in" svg:x="-0.0004in" svg:y="0.0071in" svg:viewBox="0 0 4394 346" svg:d="M2197 346c-732 0-1465 0-2197 0 0-116 0-230 0-346 1465 0 2929 0 4394 0 0 116 0 230 0 346-733 0-1465 0-2197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1039in" svg:height="0.1079in" svg:x="0.0563in" svg:y="0.0043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3" draw:text-style-name="P6" svg:width="0.0173in" svg:height="0.0453in" svg:x="0.1783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1083in" svg:height="0.1028in" svg:x="0.239in" svg:y="0.0098in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5 28 45 45 0 36-35 74-80 74-18 0-36 0-53 0z"><text:p/></draw:path><draw:path draw:style-name="gr3" draw:text-style-name="P6" svg:width="0.0335in" svg:height="0.1512in" svg:x="0.3642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76in" svg:height="0.087in" svg:x="0.4701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83in" svg:height="0.1063in" svg:x="0.6071in" svg:y="0.0098in" svg:viewBox="0 0 276 271" svg:d="M130 26c2-9 3-13 10-14 4 0 16 0 24 0 27 0 70 0 70 38 0 13-6 39-22 55-10 10-29 22-65 22-14 0-28 0-43 0 9-35 17-68 26-101zM185 132c39-9 84-35 84-75 0-33-34-57-84-57-37 0-74 0-110 0-8 0-12 0-12 8 0 4 4 4 11 4 1 0 8 0 15 0 7 1 10 1 10 7 0 1 0 2-1 7-18 69-34 138-52 206-4 15-5 18-35 18-8 0-11 0-11 8 0 4 4 4 5 4 11 0 38-1 49-1s38 1 49 1c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469in" svg:height="0.0701in" svg:x="0.7232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6" svg:width="0.0839in" svg:height="0.0937in" svg:x="0.8272in" svg:y="0.0217in" svg:viewBox="0 0 214 239" svg:d="M115 9c-3-7-5-9-8-9-5 0-6 3-9 9-32 71-64 143-96 215-2 4-2 5-2 7 0 5 3 8 8 8 2 0 5-1 8-8 30-67 61-135 91-203 30 68 60 136 91 203 3 8 7 8 9 8 4 0 7-3 7-8 0-1 0-2-2-6-32-72-65-145-97-216z"><text:p/></draw:path><draw:path draw:style-name="gr3" draw:text-style-name="P6" svg:width="0.0339in" svg:height="0.1512in" svg:x="0.9701in" svg:y="0in" svg:viewBox="0 0 87 385" svg:d="M85 15c2-4 2-5 2-7 0-5-5-8-8-8-4 0-6 2-10 9-22 59-45 118-67 177-1 2-2 4-2 7 0 2 0 2 2 6 22 59 45 118 67 176 2 5 5 10 10 10 3 0 8-3 8-7 0-1 0-3-2-7-23-59-45-119-69-178 24-60 46-119 69-178z"><text:p/></draw:path><draw:path draw:style-name="gr3" draw:text-style-name="P6" svg:width="0.1083in" svg:height="0.1028in" svg:x="1.0189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3" draw:text-style-name="P6" svg:width="0.0173in" svg:height="0.0453in" svg:x="1.1488in" svg:y="0.0972in" svg:viewBox="0 0 45 116" svg:d="M45 41c0-26-10-41-25-41-12 0-20 10-20 21 0 10 8 20 20 20 4 0 10-1 13-5 2-1 1-1 2-1s1 0 1 6c0 28-13 51-26 64-5 4-5 5-5 6 0 2 3 5 5 5 4 0 35-30 35-75z"><text:p/></draw:path><draw:path draw:style-name="gr3" draw:text-style-name="P6" svg:width="0.1075in" svg:height="0.1098in" svg:x="1.2106in" svg:y="0.0067in" svg:viewBox="0 0 274 280" svg:d="M274 3c0-1 0-3-3-3-2 0-3 0-7 4-9 10-18 20-26 30-4-5-22-34-65-34-86 0-173 85-173 175 0 63 45 105 104 105 35 0 64-16 84-33 36-32 43-66 43-68 0-4-3-3-4-4-4 0-5 1-6 4-3 11-12 38-38 60-28 22-52 29-72 29-35 0-76-20-76-80 0-22 8-85 47-130 24-27 60-46 94-46 40 0 63 30 63 75 0 15-1 14-1 19 0 3 4 4 5 4 6 0 6-1 7-8 7-33 16-66 24-99z"><text:p/></draw:path><draw:path draw:style-name="gr3" draw:text-style-name="P6" svg:width="0.0335in" svg:height="0.1512in" svg:x="1.3311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76in" svg:height="0.087in" svg:x="1.4366in" svg:y="0.0307in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3" draw:text-style-name="P6" svg:width="0.1083in" svg:height="0.1063in" svg:x="1.574in" svg:y="0.0098in" svg:viewBox="0 0 276 271" svg:d="M130 26c2-9 3-13 10-14 4 0 16 0 24 0 27 0 70 0 70 38 0 13-6 39-22 55-10 10-29 22-65 22-14 0-28 0-43 0 9-35 17-68 26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469in" svg:height="0.0701in" svg:x="1.6902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8">. מעקרון ההפרדה, </text:span><text:span text:style-name="T8"><draw:g text:anchor-type="as-char" svg:y="-0.1134in" draw:z-index="572" draw:name="Shape248" draw:style-name="gr1"><svg:title>TexMaths</svg:title><svg:desc>11§display§A, B, C \in \ps(\N)§svg§600§FALSE§</svg:desc><draw:path draw:style-name="gr2" draw:text-style-name="P5" svg:width="0.9933in" svg:height="0.1354in" svg:x="0.0024in" svg:y="0.0071in" svg:viewBox="0 0 2524 345" svg:d="M0 0c842 0 1683 0 2524 0 0 115 0 230 0 345-841 0-1682 0-2524 0 0-115 0-230 0-345z"><text:p/></draw:path><draw:path draw:style-name="gr3" draw:text-style-name="P6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6" svg:width="0.0173in" svg:height="0.0453in" svg:x="0.1217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1083in" svg:height="0.1031in" svg:x="0.1827in" svg:y="0.0098in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6 0-9-1-3 0-4 0-4-3 0-1 0-3 2-9 9-35 18-72 26-107 25 0 49 0 73 0 37 0 45 29 45 45 0 38-35 75-80 75-18 0-35 0-53 0z"><text:p/></draw:path><draw:path draw:style-name="gr3" draw:text-style-name="P6" svg:width="0.0173in" svg:height="0.0453in" svg:x="0.3126in" svg:y="0.0972in" svg:viewBox="0 0 45 116" svg:d="M45 41c0-26-10-41-24-41-13 0-21 10-21 21 0 10 8 21 21 21 4 0 9-2 13-6 1-1 1-1 2-1 0 2 0 0 0 6 0 28-13 51-25 65-4 3-4 4-4 5 0 4 1 5 3 5 4 0 35-30 35-75z"><text:p/></draw:path><draw:path draw:style-name="gr3" draw:text-style-name="P6" svg:width="0.1075in" svg:height="0.1094in" svg:x="0.3748in" svg:y="0.0071in" svg:viewBox="0 0 274 279" svg:d="M274 3c0-1-1-3-4-3-1 0-1 0-6 4-9 10-19 20-27 30-4-5-21-34-64-34-86 0-173 85-173 174 0 63 45 105 105 105 33 0 62-16 83-33 35-32 42-65 42-68s-3-3-4-3c-3 0-5 1-5 3-4 12-13 38-39 61-27 21-51 27-72 27-34 0-75-19-75-78 0-22 8-85 46-130 25-27 61-46 95-46 40 0 62 30 62 74 0 15-1 15-1 20 0 3 4 3 6 3 5 0 5 0 7-8 8-33 16-65 24-98z"><text:p/></draw:path><draw:path draw:style-name="gr3" draw:text-style-name="P6" svg:width="0.076in" svg:height="0.087in" svg:x="0.5413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" svg:width="0.1079in" svg:height="0.1106in" svg:x="0.6756in" svg:y="0.0098in" svg:viewBox="0 0 275 282" svg:d="M127 0c-55 0-96 26-113 45-13 16-14 27-14 28 0 2 2 2 4 2 6 0 15-6 18-7 9-5 10-7 12-15 6-16 16-29 65-31-8 86-31 171-63 250-2 5-2 7-2 8s1 2 3 2c7 0 26-9 30-19 20-47 52-134 63-241 6 0 13 0 20 0 47 0 92 18 92 56 0 29-27 83-102 85-8 1-12 1-23 8-7 4-10 8-10 11s2 3 6 3c71 0 162-59 162-123 0-44-52-62-97-62-17 0-34 0-51 0z"><text:p/></draw:path><draw:path draw:style-name="gr3" draw:text-style-name="P6" svg:width="0.0346in" svg:height="0.1508in" svg:x="0.805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1028in" svg:height="0.1059in" svg:x="0.8535in" svg:y="0.0098in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3" draw:text-style-name="P6" svg:width="0.035in" svg:height="0.1508in" svg:x="0.968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8"><text:s/>וגם </text:span><text:span text:style-name="T8"><draw:g text:anchor-type="as-char" svg:y="-0.1075in" draw:z-index="573" draw:name="Shape249" draw:style-name="gr1"><svg:title>TexMaths</svg:title><svg:desc>11§display§A \subseteq B \land B \subseteq C§svg§600§FALSE§</svg:desc><draw:path draw:style-name="gr2" draw:text-style-name="P5" svg:width="1.0339in" svg:height="0.113in" svg:x="0.002in" svg:y="0.0079in" svg:viewBox="0 0 2627 288" svg:d="M1314 288c-439 0-876 0-1314 0 0-95 0-192 0-288 875 0 1751 0 2627 0 0 96 0 193 0 288-438 0-876 0-1313 0z"><text:p/></draw:path><draw:path draw:style-name="gr3" draw:text-style-name="P6" svg:width="0.1035in" svg:height="0.1079in" svg:x="-0.0004in" svg:y="0in" svg:viewBox="0 0 264 275" svg:d="M55 231c-15 25-31 31-47 32-5 0-8 0-8 8 0 2 1 4 4 4 11 0 22-1 33-1 14 0 27 1 39 1 3 0 8 0 8-8 0-4-4-4-7-4-9-1-18-3-18-13 0-5 3-9 6-14 10-17 20-33 30-50 31 0 64 0 96 0 0 8 6 61 6 64 0 12-20 13-28 13-5 0-8 0-8 8 0 4 4 4 5 4 15 0 32-1 47-1 10 0 34 1 44 1 2 0 7 0 7-8 0-4-3-4-9-4-23 0-23-2-24-14-8-80-17-160-24-239-1-8-1-10-8-10-5 0-8 3-10 7-45 74-89 149-134 224zM101 175c25-43 51-85 76-127 4 42 9 84 13 127-29 0-59 0-89 0z"><text:p/></draw:path><draw:path draw:style-name="gr3" draw:text-style-name="P6" svg:width="0.0925in" svg:height="0.1165in" svg:x="0.163in" svg:y="0.0138in" svg:viewBox="0 0 236 297" svg:d="M223 15c7 0 13 0 13-7 0-8-6-8-13-8-35 0-69 0-104 0-66 0-119 51-119 111 0 63 54 111 119 111 35 0 69 0 104 0 7 0 13 0 13-7 0-8-6-8-13-8-34 0-69 0-103 0-62 0-105-44-105-95 0-53 44-97 105-97 34 0 69 0 103 0zM22 282c-7 0-14 0-14 7 0 8 7 8 14 8 67 0 134 0 201 0 7 0 13 0 13-8 0-7-6-7-13-7-67 0-134 0-201 0z"><text:p/></draw:path><draw:path draw:style-name="gr3" draw:text-style-name="P6" svg:width="0.1083in" svg:height="0.1028in" svg:x="0.3173in" svg:y="0.0051in" svg:viewBox="0 0 276 262" svg:d="M45 232c-3 15-4 18-35 18-7 0-10 0-10 8 0 4 3 4 10 4 46 0 92 0 138 0 61 0 107-45 107-83 0-27-23-49-60-54 40-7 81-36 81-72 0-29-26-53-73-53-42 0-86 0-129 0-7 0-11 0-11 8 0 4 3 4 11 4 1 0 7 0 14 0 8 1 11 1 11 7 0 1-1 2-2 7-18 69-34 138-52 206zM103 122c8-32 17-64 25-96 3-13 4-14 20-14 17 0 33 0 50 0 34 0 43 22 43 40 0 33-34 70-80 70-19 0-39 0-58 0zM86 250c-5 0-6 0-8 0-4-1-5-1-5-5 0-1 0-2 2-8 9-36 17-72 26-107 24 0 50 0 74 0 36 0 44 28 44 45 0 37-34 75-80 75-18 0-36 0-53 0z"><text:p/></draw:path><draw:path draw:style-name="gr3" draw:text-style-name="P6" svg:width="0.0843in" svg:height="0.0937in" svg:x="0.476in" svg:y="0.0193in" svg:viewBox="0 0 215 239" svg:d="M117 9c-4-7-6-9-9-9-5 0-6 3-9 9-32 71-64 143-96 214-2 5-3 6-3 8 0 3 4 8 8 8 3 0 6-1 10-9 29-67 60-135 90-202 31 67 60 135 91 202 3 9 7 9 9 9 4 0 7-5 7-8 0-1 0-2-2-6-32-72-65-145-96-216z"><text:p/></draw:path><draw:path draw:style-name="gr3" draw:text-style-name="P6" svg:width="0.1083in" svg:height="0.1028in" svg:x="0.6087in" svg:y="0.0051in" svg:viewBox="0 0 276 262" svg:d="M46 232c-4 15-5 18-35 18-7 0-11 0-11 8 0 4 3 4 11 4 46 0 91 0 137 0 62 0 107-45 107-83 0-27-22-49-59-54 39-7 80-36 80-72 0-29-25-53-71-53-43 0-87 0-130 0-8 0-12 0-12 8 0 4 4 4 11 4 1 0 8 0 15 0 7 1 10 1 10 7 0 1 0 2-1 7-18 69-34 138-52 206zM104 122c8-32 16-64 24-96 4-13 4-14 20-14 17 0 35 0 51 0 34 0 42 22 42 40 0 33-33 70-80 70-19 0-38 0-57 0zM87 250c-6 0-7 0-9 0-3-1-4-1-4-5 0-1 0-2 1-8 9-36 18-72 27-107 24 0 49 0 73 0 37 0 44 28 44 45 0 37-34 75-79 75-18 0-36 0-53 0z"><text:p/></draw:path><draw:path draw:style-name="gr3" draw:text-style-name="P6" svg:width="0.0925in" svg:height="0.1165in" svg:x="0.7803in" svg:y="0.0138in" svg:viewBox="0 0 236 297" svg:d="M223 15c6 0 13 0 13-7 0-8-7-8-13-8-35 0-69 0-104 0-66 0-119 51-119 111 0 63 54 111 119 111 35 0 69 0 104 0 6 0 13 0 13-7 0-8-7-8-13-8-34 0-69 0-103 0-62 0-105-44-105-95 0-53 44-97 105-97 34 0 69 0 103 0zM22 282c-7 0-14 0-14 7 0 8 7 8 14 8 67 0 134 0 201 0 6 0 13 0 13-8 0-7-7-7-13-7-67 0-134 0-201 0z"><text:p/></draw:path><draw:path draw:style-name="gr3" draw:text-style-name="P6" svg:width="0.1079in" svg:height="0.1098in" svg:x="0.9354in" svg:y="0.002in" svg:viewBox="0 0 275 280" svg:d="M275 4c0-2-1-4-5-4-1 0-1 0-5 4-9 10-19 20-28 30-3-5-20-34-63-34-87 0-174 85-174 175 0 62 46 105 106 105 33 0 62-16 82-35 36-30 43-66 43-66 0-4-3-4-5-4s-4 1-5 4c-3 10-12 38-38 60-27 22-52 28-72 28-34 0-76-19-76-80 0-21 9-84 47-129 24-27 60-46 95-46 38 0 62 30 62 74 0 15-2 15-2 20 0 3 5 4 6 4 5 0 5-1 8-8 7-33 16-65 24-98z"><text:p/></draw:path></draw:g></text:span><text:span text:style-name="T8">. יהי </text:span><text:span text:style-name="T8"><draw:g text:anchor-type="as-char" svg:y="-0.1075in" draw:z-index="574" draw:name="Shape250" draw:style-name="gr1"><svg:title>TexMaths</svg:title><svg:desc>11§display§a \in A§svg§600§FALSE§</svg:desc><draw:path draw:style-name="gr2" draw:text-style-name="P5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8">, מתוך הנתון </text:span><text:span text:style-name="T8"><draw:g text:anchor-type="as-char" svg:y="-0.1075in" draw:z-index="576" draw:name="Shape251" draw:style-name="gr1"><svg:title>TexMaths</svg:title><svg:desc>11§display§A \subseteq B§svg§600§FALSE§</svg:desc><draw:path draw:style-name="gr2" draw:text-style-name="P5" svg:width="0.415in" svg:height="0.113in" svg:x="0.0024in" svg:y="0.0075in" svg:viewBox="0 0 1055 288" svg:d="M0 0c352 0 703 0 1055 0 0 96 0 193 0 288-352 0-703 0-1055 0 0-95 0-192 0-288z"><text:p/></draw:path><draw:path draw:style-name="gr3" draw:text-style-name="P6" svg:width="0.1039in" svg:height="0.1079in" svg:x="-0.0004in" svg:y="0in" svg:viewBox="0 0 265 275" svg:d="M56 231c-15 25-31 31-47 32-6 0-9 0-9 8 0 2 2 4 5 4 10 0 22-1 33-1 14 0 27 1 39 1 2 0 8 0 8-8 0-4-4-4-7-4-9-1-18-3-18-13 0-5 3-9 6-14 10-17 19-33 28-50 32 0 65 0 97 0 1 8 7 61 7 65 0 11-20 12-28 12-5 0-10 0-10 8 0 4 4 3 6 4 16 0 33-1 48-1 10 0 34 1 44 1 2 0 7 0 7-8 0-4-3-4-9-4-24 0-24-2-25-14-8-81-16-160-23-240-1-8-1-9-8-9-6 0-8 2-10 7-45 74-89 149-134 224zM102 174c25-42 51-85 76-127 4 42 8 85 12 127-30 0-58 0-88 0z"><text:p/></draw:path><draw:path draw:style-name="gr3" draw:text-style-name="P6" svg:width="0.0925in" svg:height="0.1165in" svg:x="0.163in" svg:y="0.0118in" svg:viewBox="0 0 236 297" svg:d="M222 15c7 0 14 0 14-7 0-8-7-8-14-8-35 0-69 0-103 0-67 0-119 51-119 111 0 62 53 111 119 111 34 0 68 0 103 0 7 0 14 0 14-7 0-8-7-8-14-8-34 0-68 0-102 0-62 0-105-44-105-95 0-53 44-97 105-97 34 0 68 0 102 0zM21 282c-7 0-13 0-13 7 0 8 6 8 13 8 67 0 134 0 201 0 7 0 14 0 14-8 0-7-7-7-14-7-67 0-134 0-201 0z"><text:p/></draw:path><draw:path draw:style-name="gr3" draw:text-style-name="P6" svg:width="0.1083in" svg:height="0.1028in" svg:x="0.3169in" svg:y="0.0051in" svg:viewBox="0 0 276 262" svg:d="M46 232c-4 15-4 18-35 18-7 0-11 0-11 8 0 4 3 4 11 4 46 0 91 0 137 0 62 0 107-45 107-84 0-26-22-48-59-53 39-7 80-36 80-72 0-29-25-53-72-53-42 0-86 0-129 0-8 0-11 0-11 8 0 3 3 3 10 3 1 0 8 0 15 1s10 1 10 7c0 1 0 2-1 6-18 70-34 139-52 207zM104 122c8-32 17-64 25-96 3-14 3-15 19-15 17 0 34 0 51 0 34 0 42 23 42 41 0 33-33 70-81 70-18 0-37 0-56 0zM87 250c-6 0-7 0-9 0-3-1-4-1-4-5 0-1 0-1 1-8 9-36 18-72 27-107 24 0 49 0 73 0 37 0 44 28 44 44 0 38-34 76-79 76-18 0-36 0-53 0z"><text:p/></draw:path></draw:g></text:span><text:span text:style-name="T8"><text:s/>נסיק </text:span><text:span text:style-name="T8"><draw:g text:anchor-type="as-char" svg:y="-0.1035in" draw:z-index="575" draw:name="Shape252" draw:style-name="gr1"><svg:title>TexMaths</svg:title><svg:desc>11§display§a \in B§svg§600§FALSE§</svg:desc><draw:path draw:style-name="gr2" draw:text-style-name="P5" svg:width="0.3646in" svg:height="0.0933in" svg:x="0.0016in" svg:y="0.0063in" svg:viewBox="0 0 927 238" svg:d="M464 238c-155 0-309 0-464 0 0-79 0-159 0-238 309 0 618 0 927 0 0 79 0 159 0 238-154 0-309 0-463 0z"><text:p/></draw:path><draw:path draw:style-name="gr3" draw:text-style-name="P6" svg:width="0.0693in" svg:height="0.0677in" svg:x="-0.0004in" svg:y="0.0358in" svg:viewBox="0 0 177 173" svg:d="M129 24c-7-14-18-24-35-24-46 0-94 56-94 113 0 35 22 60 52 60 7 0 26-2 50-28 3 15 17 28 34 28 15 0 24-8 29-20 7-14 8-26 12-38 0-4-3-4-4-4-5 0-5 2-6 6-6 26-13 48-29 48-10 0-11-10-11-17 0-9 0-12 4-28 4-17 5-20 9-35 4-19 10-37 14-54 2-11 2-11 2-13 0-7-4-10-11-10-10 0-15 7-16 16zM103 124c-1 7-1 8-7 14-17 20-33 27-43 27-20 0-25-20-25-35 0-20 12-67 20-85 13-23 30-37 46-37 25 0 30 32 30 34s-1 5-1 6c-6 26-13 51-20 76z"><text:p/></draw:path><draw:path draw:style-name="gr3" draw:text-style-name="P6" svg:width="0.076in" svg:height="0.0874in" svg:x="0.1287in" svg:y="0.0209in" svg:viewBox="0 0 194 223" svg:d="M179 120c7 0 15 0 15-8s-8-8-15-8c-54 0-109 0-162 0 4-51 48-89 103-89 20 0 40 0 59 0 7 0 15 0 15-7 0-8-8-8-15-8-19 0-40 0-60 0-66 0-119 51-119 112 0 60 53 111 119 111 20 0 41 0 60 0 7 0 15 0 15-8 0-7-8-7-15-7-19 0-39 0-59 0-55 0-99-38-103-88 53 0 108 0 162 0z"><text:p/></draw:path><draw:path draw:style-name="gr3" draw:text-style-name="P6" svg:width="0.1083in" svg:height="0.1028in" svg:x="0.2657in" svg:y="-0.0004in" svg:viewBox="0 0 276 262" svg:d="M46 232c-4 15-5 18-35 18-7 0-11 0-11 8 0 4 3 4 11 4 46 0 91 0 137 0 61 0 107-46 107-83 0-26-23-49-60-53 40-7 81-36 81-72 0-29-25-54-71-54-43 0-87 0-130 0-8 0-12 0-12 8 0 4 4 4 11 4 1 0 8 0 15 1 7 0 10 1 10 6 0 2 0 3-1 7-18 68-34 138-52 206zM104 122c8-32 16-64 24-96 4-13 4-14 20-14 17 0 33 0 51 0 33 0 42 23 42 40 0 34-33 70-80 70-19 0-38 0-57 0zM87 250c-6 0-7 0-9 0-3-1-4-1-4-4 0-1 0-2 1-9 9-35 18-71 27-106 24 0 49 0 73 0 37 0 44 27 44 44 0 38-34 75-79 75-18 0-36 0-53 0z"><text:p/></draw:path></draw:g></text:span><text:span text:style-name="T8">, ומהנתון </text:span><text:span text:style-name="T8"><draw:g text:anchor-type="as-char" svg:y="-0.1071in" draw:z-index="577" draw:name="Shape253" draw:style-name="gr1"><svg:title>TexMaths</svg:title><svg:desc>11§display§B \subseteq C§svg§600§FALSE§</svg:desc><draw:path draw:style-name="gr2" draw:text-style-name="P5" svg:width="0.4252in" svg:height="0.1114in" svg:x="0.0008in" svg:y="0.0071in" svg:viewBox="0 0 1081 284" svg:d="M0 0c360 0 721 0 1081 0 0 95 0 190 0 284-360 0-721 0-1081 0 0-94 0-189 0-284z"><text:p/></draw:path><draw:path draw:style-name="gr3" draw:text-style-name="P6" svg:width="0.1079in" svg:height="0.1028in" svg:x="-0.0004in" svg:y="0.0035in" svg:viewBox="0 0 275 262" svg:d="M45 232c-3 15-4 18-35 18-7 0-10 0-10 8 0 4 3 4 10 4 46 0 92 0 139 0 60 0 105-45 105-84 0-26-22-48-59-52 40-8 80-37 80-73 0-29-25-53-71-53-43 0-87 0-130 0-8 0-11 0-11 8 0 4 3 4 11 4 1 0 7 0 14 0 7 1 11 1 11 7 0 1-1 2-2 7-18 69-34 138-52 206zM103 122c8-32 17-64 25-96 3-13 4-14 21-14 16 0 33 0 49 0 34 0 43 22 43 40 0 33-34 70-81 70-19 0-38 0-57 0zM86 250c-6 0-6 0-8 0-4-1-5-1-5-4 0-1 0-1 2-9 9-35 17-72 26-107 24 0 49 0 73 0 37 0 45 29 45 44 0 39-34 76-80 76-18 0-36 0-53 0z"><text:p/></draw:path><draw:path draw:style-name="gr3" draw:text-style-name="P6" svg:width="0.0921in" svg:height="0.1165in" svg:x="0.1713in" svg:y="0.0098in" svg:viewBox="0 0 235 297" svg:d="M222 15c7 0 13 0 13-7 0-8-6-8-13-8-35 0-69 0-104 0-66 0-118 51-118 111 0 62 53 112 118 112 35 0 69 0 104 0 7 0 13 0 13-8s-6-8-13-8c-35 0-69 0-103 0-61 0-104-44-104-95 0-53 44-97 104-97 34 0 68 0 103 0zM21 282c-7 0-13 0-13 8 0 7 6 7 13 7 67 0 134 0 201 0 7 0 13 0 13-7 0-8-6-8-13-8-67 0-134 0-201 0z"><text:p/></draw:path><draw:path draw:style-name="gr3" draw:text-style-name="P6" svg:width="0.1075in" svg:height="0.1098in" svg:x="0.3264in" svg:y="0in" svg:viewBox="0 0 274 280" svg:d="M274 4c0-2-1-4-4-4-2 0-2 0-6 4-10 10-19 20-27 30-4-5-21-34-64-34-86 0-173 85-173 174 0 64 45 106 105 106 33 0 62-16 83-33 35-32 42-67 42-69 0-4-3-4-4-4-3 0-5 1-5 4-4 12-13 39-39 61-27 22-51 29-72 29-34 0-75-20-75-81 0-22 8-83 46-129 25-27 61-46 95-46 40 0 62 30 62 74 0 15-1 15-1 20 0 3 4 4 6 4 5 0 5-1 7-8 7-33 15-65 24-98z"><text:p/></draw:path></draw:g></text:span><text:span text:style-name="T8"><text:s/>נדע </text:span><text:span text:style-name="T8"><draw:g text:anchor-type="as-char" svg:y="-0.1063in" draw:z-index="578" draw:name="Shape254" draw:style-name="gr1"><svg:title>TexMaths</svg:title><svg:desc>11§display§a \in C§svg§600§FALSE§</svg:desc><draw:path draw:style-name="gr2" draw:text-style-name="P5" svg:width="0.3654in" svg:height="0.0969in" svg:x="0.0016in" svg:y="0.0063in" svg:viewBox="0 0 929 247" svg:d="M465 247c-155 0-310 0-465 0 0-83 0-164 0-247 310 0 619 0 929 0 0 83 0 164 0 247-155 0-310 0-464 0z"><text:p/></draw:path><draw:path draw:style-name="gr3" draw:text-style-name="P6" svg:width="0.0693in" svg:height="0.0681in" svg:x="-0.0004in" svg:y="0.0398in" svg:viewBox="0 0 177 174" svg:d="M129 25c-7-14-18-25-36-25-45 0-93 57-93 114 0 36 22 60 52 60 7 0 27-2 50-29 2 16 17 29 35 29 14 0 22-9 29-21 7-13 11-36 11-37 0-5-3-5-4-5-5 0-5 3-6 8-6 24-13 46-30 46-9 0-11-9-11-16 0-9 0-12 5-29 4-16 5-20 9-34 4-19 10-36 14-54 2-11 2-12 2-13 0-7-4-11-11-11-9 0-15 9-16 17zM103 125c-1 6-1 7-7 14-17 20-33 26-43 26-20 0-26-20-26-35 0-19 13-66 22-85 11-22 29-36 44-36 26 0 31 32 31 34s-1 4-1 7c-6 24-13 49-20 75z"><text:p/></draw:path><draw:path draw:style-name="gr3" draw:text-style-name="P6" svg:width="0.076in" svg:height="0.0874in" svg:x="0.1287in" svg:y="0.0248in" svg:viewBox="0 0 194 223" svg:d="M180 119c7 0 14 0 14-8 0-7-7-7-14-7-55 0-109 0-164 0 5-52 49-89 104-89 20 0 41 0 60 0 7 0 14 0 14-7 0-8-7-8-14-8-21 0-40 0-61 0-66 0-119 50-119 111s53 112 119 112c21 0 40 0 61 0 7 0 14 0 14-8s-7-8-14-8c-19 0-40 0-60 0-55 0-99-37-104-88 55 0 109 0 164 0z"><text:p/></draw:path><draw:path draw:style-name="gr3" draw:text-style-name="P6" svg:width="0.1079in" svg:height="0.1098in" svg:x="0.2669in" svg:y="-0.0004in" svg:viewBox="0 0 275 280" svg:d="M275 4c0-1-1-4-4-4-2 0-2 1-6 4-10 10-19 20-27 30-4-5-21-34-64-34-87 0-174 85-174 174 0 63 46 106 106 106 33 0 62-16 82-34 36-31 43-66 43-67 0-5-3-5-4-5-3 0-5 1-6 5-3 11-12 38-38 60-27 22-51 29-72 29-34 0-76-21-76-81 0-22 9-83 47-129 24-26 60-46 95-46 39 0 62 30 62 75 0 15-1 14-1 19 0 3 4 4 5 4 6 0 6-1 8-8 7-33 15-65 24-98z"><text:p/></draw:path></draw:g></text:span><text:span text:style-name="T8"><text:s/>וסה"כ </text:span><text:span text:style-name="T8"><draw:g text:anchor-type="as-char" svg:y="-0.1083in" draw:z-index="579" draw:name="Shape255" draw:style-name="gr1"><svg:title>TexMaths</svg:title><svg:desc>11§display§\forall a \in A. a \in C§svg§600§FALSE§</svg:desc><draw:path draw:style-name="gr2" draw:text-style-name="P5" svg:width="0.8724in" svg:height="0.0988in" svg:x="0.0079in" svg:y="0.0079in" svg:viewBox="0 0 2217 252" svg:d="M0 0c739 0 1478 0 2217 0 0 84 0 168 0 252-739 0-1478 0-2217 0 0-84 0-168 0-252z"><text:p/></draw:path><draw:path draw:style-name="gr3" draw:text-style-name="P6" svg:width="0.0839in" svg:height="0.1087in" svg:x="0in" svg:y="0.0035in" svg:viewBox="0 0 214 277" svg:d="M213 14c1-4 1-5 1-6 0-5-3-8-7-8-5 0-7 4-9 9-11 29-21 56-32 85-40 0-78 0-118 0-11-29-21-56-32-85-2-6-3-9-8-9-4 0-8 3-8 8 1 2 0 1 2 6 32 84 65 170 97 254 1 5 3 9 9 9 5 0 6-5 7-9 33-84 65-170 98-254zM55 110c35 0 69 0 104 0-17 45-34 91-51 137-18-46-35-92-53-137z"><text:p/></draw:path><draw:path draw:style-name="gr3" draw:text-style-name="P6" svg:width="0.0693in" svg:height="0.0685in" svg:x="0.0906in" svg:y="0.0417in" svg:viewBox="0 0 177 175" svg:d="M129 24c-7-13-18-24-36-24-45 0-93 58-93 114 0 35 22 61 52 61 7 0 26-2 50-28 2 15 17 28 35 28 14 0 22-9 29-21 6-13 11-37 11-38 0-4-3-4-4-4-5 0-5 2-6 8-6 24-13 46-30 46-9 0-11-10-11-18 0-7 0-11 5-27 4-17 5-20 9-35 4-18 10-37 14-55 2-10 2-11 2-12 0-7-4-11-11-11-10 0-15 9-16 16zM103 125c-1 8-1 8-7 14-17 21-33 27-43 27-20 0-26-20-26-35 0-19 13-67 21-86 12-22 30-36 45-36 26 0 31 31 31 34 0 2-1 5-1 7-6 24-13 50-20 75z"><text:p/></draw:path><draw:path draw:style-name="gr3" draw:text-style-name="P6" svg:width="0.0752in" svg:height="0.0878in" svg:x="0.2201in" svg:y="0.0268in" svg:viewBox="0 0 192 224" svg:d="M179 120c7 0 13 0 13-8s-6-8-13-8c-55 0-109 0-164 0 5-52 50-89 104-89 20 0 40 0 60 0 7 0 13 0 13-7 0-8-6-8-13-8-21 0-40 0-61 0-66 0-118 50-118 112 0 61 52 112 118 112 21 0 40 0 61 0 7 0 13 0 13-8s-6-8-13-8c-20 0-40 0-60 0-54 0-99-38-104-88 55 0 109 0 164 0z"><text:p/></draw:path><draw:path draw:style-name="gr3" draw:text-style-name="P6" svg:width="0.1039in" svg:height="0.1087in" svg:x="0.3559in" svg:y="0in" svg:viewBox="0 0 265 277" svg:d="M56 232c-15 26-31 31-47 32-5 0-9 0-9 8 0 2 2 5 5 5 10 0 22-1 33-1 14 0 27 1 39 1 2 0 8 0 8-8 0-5-4-5-7-5-9-1-18-3-18-13 0-4 3-9 6-14 10-17 19-33 29-50 33 0 64 0 97 0 0 8 6 61 6 65 0 11-20 12-28 12-5 0-8 0-8 8 0 5 3 4 4 5 17 0 33-1 48-1 10 0 35 1 44 1 3 0 7 0 7-8 0-5-3-5-9-5-24 0-24-2-25-14-8-81-15-160-23-241-1-8-1-9-8-9-5 0-8 2-10 7-45 75-89 150-134 225zM102 175c26-42 51-85 76-127 5 42 9 85 13 127-29 0-59 0-89 0z"><text:p/></draw:path><draw:path draw:style-name="gr3" draw:text-style-name="P6" svg:width="0.0157in" svg:height="0.0157in" svg:x="0.4776in" svg:y="0.0929in" svg:viewBox="0 0 41 41" svg:d="M41 20c0-11-10-20-21-20-12 0-20 8-20 20 0 11 8 21 20 21 11 0 21-9 21-21z"><text:p/></draw:path><draw:path draw:style-name="gr3" draw:text-style-name="P6" svg:width="0.0693in" svg:height="0.0685in" svg:x="0.5126in" svg:y="0.0417in" svg:viewBox="0 0 177 175" svg:d="M129 24c-7-13-18-24-36-24-45 0-93 58-93 114 0 35 21 61 52 61 7 0 26-2 50-28 2 15 17 28 34 28 15 0 23-9 29-21 7-13 12-37 12-38 0-4-3-4-4-4-5 0-5 2-6 8-6 24-13 46-30 46-9 0-11-10-11-18 0-7 0-11 5-27 4-17 5-20 9-35 4-18 10-37 14-55 2-10 2-11 2-12 0-7-4-11-11-11-10 0-15 9-16 16zM103 125c-1 8-1 8-7 14-17 21-33 27-43 27-20 0-26-20-26-35 0-19 13-67 21-86 12-22 30-36 45-36 26 0 31 31 31 34 0 2-1 5-1 7-6 24-13 50-20 75z"><text:p/></draw:path><draw:path draw:style-name="gr3" draw:text-style-name="P6" svg:width="0.076in" svg:height="0.0878in" svg:x="0.6417in" svg:y="0.0268in" svg:viewBox="0 0 194 224" svg:d="M180 120c7 0 14 0 14-8s-7-8-14-8c-55 0-109 0-164 0 5-52 49-89 104-89 20 0 41 0 60 0 7 0 14 0 14-7 0-8-7-8-14-8-21 0-40 0-61 0-66 0-119 50-119 112 0 61 53 112 119 112 21 0 40 0 61 0 7 0 14 0 14-8s-7-8-14-8c-19 0-40 0-60 0-55 0-99-38-104-88 55 0 109 0 164 0z"><text:p/></draw:path><draw:path draw:style-name="gr3" draw:text-style-name="P6" svg:width="0.1075in" svg:height="0.1102in" svg:x="0.7807in" svg:y="0.002in" svg:viewBox="0 0 274 281" svg:d="M274 3c0-1-1-3-5-3-1 0-1 0-5 4-9 10-19 20-28 30-3-5-20-34-63-34-86 0-173 85-173 175 0 63 45 106 104 106 33 0 63-15 84-33 35-32 42-68 42-69 0-4-3-4-5-4s-4 1-4 4c-4 11-13 39-40 61-26 22-50 29-71 29-34 0-75-20-75-81 0-22 8-84 46-129 25-28 61-47 95-47 40 0 62 30 62 74 0 16-2 16-2 20s5 5 7 5c4 0 4-1 7-8 7-33 16-66 24-100z"><text:p/></draw:path></draw:g></text:span><text:span text:style-name="T8"><text:s/>ולפי הגדרה </text:span><text:span text:style-name="T8"><draw:g text:anchor-type="as-char" svg:y="-0.1075in" draw:z-index="580" draw:name="Shape256" draw:style-name="gr1"><svg:title>TexMaths</svg:title><svg:desc>11§display§A \subseteq C§svg§600§FALSE§</svg:desc><draw:path draw:style-name="gr2" draw:text-style-name="P5" svg:width="0.4154in" svg:height="0.113in" svg:x="0.0024in" svg:y="0.0075in" svg:viewBox="0 0 1056 288" svg:d="M0 0c352 0 704 0 1056 0 0 96 0 193 0 288-352 0-704 0-1056 0 0-95 0-192 0-288z"><text:p/></draw:path><draw:path draw:style-name="gr3" draw:text-style-name="P6" svg:width="0.1039in" svg:height="0.1079in" svg:x="-0.0004in" svg:y="0in" svg:viewBox="0 0 265 275" svg:d="M56 231c-15 25-31 31-47 32-6 0-9 0-9 8 0 2 2 4 5 4 10 0 22-1 33-1 14 0 27 1 39 1 2 0 8 0 8-8 0-4-4-4-7-4-9-1-18-3-18-13 0-5 3-9 6-14 10-17 19-33 28-50 32 0 65 0 97 0 1 8 7 61 7 65 0 11-20 12-28 12-5 0-10 0-10 8 0 4 4 3 6 4 16 0 33-1 48-1 10 0 34 1 44 1 2 0 7 0 7-8 0-4-4-4-9-4-24 0-24-2-25-14-8-81-16-160-23-240-1-8-1-9-8-9s-8 2-10 7c-45 74-89 149-134 224zM102 174c25-42 51-85 76-127 4 42 8 85 12 127-30 0-58 0-88 0z"><text:p/></draw:path><draw:path draw:style-name="gr3" draw:text-style-name="P6" svg:width="0.0921in" svg:height="0.1165in" svg:x="0.163in" svg:y="0.0118in" svg:viewBox="0 0 235 297" svg:d="M222 15c7 0 13 0 13-7 0-8-6-8-13-8-35 0-69 0-103 0-67 0-119 51-119 111 0 62 53 111 119 111 34 0 68 0 103 0 7 0 13 0 13-7 0-8-6-8-13-8-35 0-69 0-103 0-61 0-104-44-104-95 0-53 44-97 104-97 34 0 68 0 103 0zM21 282c-7 0-13 0-13 7 0 8 6 8 13 8 67 0 134 0 201 0 7 0 13 0 13-8 0-7-6-7-13-7-67 0-134 0-201 0z"><text:p/></draw:path><draw:path draw:style-name="gr3" draw:text-style-name="P6" svg:width="0.1075in" svg:height="0.1098in" svg:x="0.3181in" svg:y="0.002in" svg:viewBox="0 0 274 280" svg:d="M274 3c0-1-2-3-5-3-1 0-1 0-5 4-10 10-19 20-28 30-3-5-21-34-64-34-85 0-172 85-172 174 0 63 45 106 104 106 33 0 63-16 84-33 35-32 42-68 42-69 0-4-4-4-5-4-2 0-4 1-4 4-5 11-13 39-40 61-26 22-50 28-70 28-35 0-76-19-76-80 0-22 8-84 46-129 24-27 61-46 95-46 39 0 61 30 61 74 0 15-1 15-1 20 0 3 5 4 7 4 4 0 4-1 6-8 8-33 16-66 25-99z"><text:p/></draw:path></draw:g></text:span><text:span text:style-name="T8"><text:s/></text:span><text:span text:style-name="T30">השקילות לטענה </text:span><text:span text:style-name="T30"><draw:g text:anchor-type="as-char" svg:y="-0.1134in" draw:z-index="581" draw:name="Shape257" draw:style-name="gr1"><svg:title>TexMaths</svg:title><svg:desc>11§display§\la A, C \ra \in R_2§svg§600§FALSE§</svg:desc><draw:path draw:style-name="gr2" draw:text-style-name="P5" svg:width="0.7587in" svg:height="0.1358in" svg:x="-0.0004in" svg:y="0.0071in" svg:viewBox="0 0 1928 346" svg:d="M964 346c-322 0-643 0-964 0 0-116 0-230 0-346 642 0 1285 0 1928 0 0 116 0 230 0 346-321 0-643 0-964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1039in" svg:height="0.1079in" svg:x="0.0563in" svg:y="0.0043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3" draw:text-style-name="P6" svg:width="0.0173in" svg:height="0.0453in" svg:x="0.1783in" svg:y="0.0972in" svg:viewBox="0 0 45 116" svg:d="M45 41c0-26-10-41-25-41-12 0-20 10-20 21 0 10 8 20 20 20 4 0 10-1 13-5 2-1 1-1 2-1s1 0 1 6c0 28-13 51-26 64-5 4-5 5-5 6 0 2 3 5 5 5 4 0 35-30 35-75z"><text:p/></draw:path><draw:path draw:style-name="gr3" draw:text-style-name="P6" svg:width="0.1079in" svg:height="0.1098in" svg:x="0.2406in" svg:y="0.0067in" svg:viewBox="0 0 275 280" svg:d="M275 3c0-1-1-3-4-3-2 0-3 0-7 4-9 10-18 20-26 30-4-5-22-34-65-34-86 0-173 85-173 175 0 63 46 105 104 105 35 0 64-16 84-33 36-32 43-66 43-68 0-4-3-3-4-4-3 0-5 1-6 4-3 11-12 38-38 60-28 22-52 29-72 29-35 0-76-20-76-80 0-22 8-85 47-130 24-27 60-46 94-46 40 0 63 30 63 75 0 15-1 14-1 19 0 3 4 4 5 4 6 0 6-1 7-8 8-33 16-66 25-99z"><text:p/></draw:path><draw:path draw:style-name="gr3" draw:text-style-name="P6" svg:width="0.0335in" svg:height="0.1512in" svg:x="0.3606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76in" svg:height="0.087in" svg:x="0.4657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6" svg:width="0.1083in" svg:height="0.1063in" svg:x="0.6031in" svg:y="0.0098in" svg:viewBox="0 0 276 271" svg:d="M130 26c2-9 3-13 10-14 4 0 16 0 24 0 27 0 70 0 70 38 0 13-6 39-22 55-10 10-29 22-65 22-14 0-28 0-43 0 9-35 17-68 26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9 28-26 35-35 35-12 0-15-9-15-23 0-12 2-31 4-43 0-6 1-13 1-19 0-29-25-42-36-45z"><text:p/></draw:path><draw:path draw:style-name="gr3" draw:text-style-name="P6" svg:width="0.0469in" svg:height="0.0701in" svg:x="0.7193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30"><text:s/>לפי עקרון ההפרדה. </text:span></text:p>
        </text:list-item>
      </text:list>
      <text:h text:style-name="P18" text:outline-level="3">סעיף (ג)</text:h>
      <text:p text:style-name="P49">נתון: <text:span text:style-name="T3">נגדיר את היחס </text:span><text:span text:style-name="T3"><draw:g text:anchor-type="as-char" svg:y="-0.1047in" draw:z-index="244" draw:name="Shape248" draw:style-name="gr1"><svg:title>TexMaths</svg:title><svg:desc>11§display§R_3§svg§600§FALSE§</svg:desc><draw:path draw:style-name="gr2" draw:text-style-name="P5" svg:width="0.1543in" svg:height="0.1122in" svg:x="0.0016in" svg:y="0.0079in" svg:viewBox="0 0 393 286" svg:d="M197 286c-66 0-131 0-197 0 0-95 0-190 0-286 131 0 261 0 393 0 0 96 0 191 0 286-65 0-130 0-196 0z"><text:p/></draw:path><draw:path draw:style-name="gr3" draw:text-style-name="P6" svg:width="0.1079in" svg:height="0.1063in" svg:x="0.0004in" svg:y="0in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3" draw:text-style-name="P6" svg:width="0.0488in" svg:height="0.072in" svg:x="0.115in" svg:y="0.0559in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3"><text:s/>מעל </text:span><text:span text:style-name="T3"><draw:g text:anchor-type="as-char" svg:y="-0.1035in" draw:z-index="245" draw:name="Shape249" draw:style-name="gr1"><svg:title>TexMaths</svg:title><svg:desc>11§display§\Z§svg§600§FALSE§</svg:desc><draw:path draw:style-name="gr2" draw:text-style-name="P5" svg:width="0.0803in" svg:height="0.0878in" svg:x="0.0039in" svg:y="0.0071in" svg:viewBox="0 0 205 224" svg:d="M0 0c68 0 136 0 205 0 0 75 0 149 0 224-69 0-137 0-205 0 0-75 0-149 0-224z"><text:p/></draw:path><draw:path draw:style-name="gr3" draw:text-style-name="P6" svg:width="0.0913in" svg:height="0.1035in" svg:x="0.0004in" svg:y="0in" svg:viewBox="0 0 233 264" svg:d="M218 14c3-5 3-6 3-7 0-7-5-7-12-7-58 0-118 0-176 0-12 0-12 1-13 11-2 18-5 34-7 52 0 1 0 3 0 5 0 6 5 8 7 8 3 0 5-3 6-6 2-9 6-26 29-41 22-15 48-16 62-16 10 0 21 0 30 0-47 79-95 158-144 236-3 6-3 7-3 8 0 7 6 7 13 7 66 0 131 0 197 0 11 0 11-1 13-11 4-26 7-51 10-76 0-5-3-7-6-7-6 0-7 3-8 11-7 32-36 70-91 70-18 0-37 0-54 0 48-79 95-158 144-237zM33 13c7 0 13 0 20 0v1c-10 6-18 12-22 17 1-6 1-12 2-18zM163 13c13 0 26 0 39 0-48 80-95 158-144 238-13 0-26 0-39 0 48-80 97-158 144-238zM184 249c11-5 21-14 29-25-1 8-2 12-3 27-9 0-17 0-26 0z"><text:p/></draw:path></draw:g></text:span><text:span text:style-name="T3"><text:s/>באופן הבא: </text:span></text:p>
      <text:p text:style-name="P7"><draw:g text:anchor-type="as-char" svg:y="-0.1319in" draw:z-index="246" draw:name="Shape250" draw:style-name="gr1"><svg:title>TexMaths</svg:title><svg:desc>11§display§R_3 = \big\{\la a, b \ra \in \Z^2 \mid a + b = 100\big\}§svg§600§FALSE§</svg:desc><draw:path draw:style-name="gr2" draw:text-style-name="P5" svg:width="2.1079in" svg:height="0.1709in" svg:x="0.0016in" svg:y="0.0083in" svg:viewBox="0 0 5355 435" svg:d="M2678 435c-893 0-1785 0-2678 0 0-145 0-291 0-435 1785 0 3569 0 5355 0 0 144 0 290 0 435-892 0-1785 0-2677 0z"><text:p/></draw:path><draw:path draw:style-name="gr3" draw:text-style-name="P6" svg:width="0.1083in" svg:height="0.1063in" svg:x="0.0004in" svg:y="0.0319in" svg:viewBox="0 0 276 271" svg:d="M129 26c2-9 3-13 11-14 3-1 15-1 23-1 27 0 70 0 70 39 0 13-5 39-21 55-10 10-31 22-65 22-14 0-29 0-44 0 9-34 17-67 26-101zM185 132c38-8 84-35 84-75 0-33-35-57-85-57-37 0-74 0-110 0-8 0-11 0-11 8 0 3 3 3 11 3 4 0 7 0 14 1s11 1 11 7c0 1-1 2-2 6-18 70-34 139-52 209-3 15-4 17-35 17-7 0-10 0-10 7 0 4 4 4 5 4 10 0 38-1 49-1s38 1 48 1c4 0 8 0 8-7 0-4-3-4-10-4-14 0-25 0-25-6 0-2 1-5 1-7 9-34 16-68 25-102 16 0 31 0 46 0 36 0 42 22 42 35 0 5-3 18-5 26-3 11-6 26-6 34 0 40 46 40 51 40 33 0 47-37 47-43 0-5-4-5-5-5-4 0-5 3-5 5-10 28-26 34-35 34-13 0-15-7-15-22 0-12 2-32 3-44 1-5 2-13 2-18 0-30-26-42-36-46z"><text:p/></draw:path><draw:path draw:style-name="gr3" draw:text-style-name="P6" svg:width="0.0484in" svg:height="0.0724in" svg:x="0.1154in" svg:y="0.0862in" svg:viewBox="0 0 124 185" svg:d="M59 89c21 0 37 15 37 43 0 35-20 44-36 44-11 0-34-3-46-18 13-1 17-10 17-16 0-9-7-14-16-14-7 0-15 4-15 15 0 26 29 42 62 42 37 0 62-25 62-53 0-21-16-42-46-48 28-10 39-30 39-47 0-22-26-37-55-37-30 0-53 14-53 36 0 9 5 15 14 15 8 0 13-7 13-15 0-7-5-13-13-14 9-11 28-14 37-14 13 0 30 5 30 29 0 12-3 24-11 32-9 10-16 12-30 13-6 0-7 0-8 0s-3 1-3 3c0 4 3 4 7 4s10 0 14 0z"><text:p/></draw:path><draw:path draw:style-name="gr3" draw:text-style-name="P6" svg:width="0.1008in" svg:height="0.0358in" svg:x="0.2287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5in" svg:height="0.1819in" svg:x="0.398in" svg:y="0.0055in" svg:viewBox="0 0 137 463" svg:d="M55 170c0 27-13 42-52 57-2 1-3 2-3 5s1 4 3 5c52 19 52 40 52 62 0 36 0 72 0 107 1 10 7 24 24 36 19 12 50 21 53 21 4 0 5-2 5-5 0-4-1-4-6-6-11-4-42-16-47-40-2-4-2-5-2-19 0-31 0-63 0-95 0-20 0-48-63-65 63-20 63-47 63-69 0-32 0-64 0-95 0-20 0-40 53-60 2 0 2-3 2-5 0-3-1-4-5-4-2 0-57 12-70 37-7 13-7 16-7 32 0 34 0 67 0 101z"><text:p/></draw:path><draw:path draw:style-name="gr3" draw:text-style-name="P6" svg:width="0.0335in" svg:height="0.1516in" svg:x="0.4862in" svg:y="0.0201in" svg:viewBox="0 0 86 386" svg:d="M84 14c2-3 2-4 2-6 0-5-4-8-8-8-3 0-5 2-9 9-22 59-45 118-67 177-1 3-2 5-2 8 0 1 0 1 2 7 22 58 45 118 67 176 1 3 4 9 9 9 4 0 8-3 8-8 0-1 0-2-2-6-24-60-46-119-69-178 23-61 45-120 69-180z"><text:p/></draw:path><draw:path draw:style-name="gr3" draw:text-style-name="P6" svg:width="0.0693in" svg:height="0.0685in" svg:x="0.535in" svg:y="0.0673in" svg:viewBox="0 0 177 175" svg:d="M129 25c-7-14-19-25-36-25-46 0-93 57-93 114 0 36 21 61 52 61 7 0 26-1 49-28 3 16 17 28 35 28 15 0 23-8 29-21 7-14 12-37 12-38 0-4-3-4-4-4-5 0-5 2-6 7-6 25-14 48-30 48-11 0-12-10-12-18s1-11 6-29c4-15 5-20 9-34 4-18 8-36 13-54 3-11 3-12 3-13 0-7-4-11-11-11-10 0-15 9-16 17zM103 126c-2 6-2 7-7 14-17 21-33 27-44 27-19 0-25-21-25-37 0-19 13-66 21-84 12-23 30-37 45-37 26 0 31 32 31 34s-1 4-1 7c-6 25-13 50-20 76z"><text:p/></draw:path><draw:path draw:style-name="gr3" draw:text-style-name="P6" svg:width="0.0173in" svg:height="0.0453in" svg:x="0.6224in" svg:y="0.1177in" svg:viewBox="0 0 45 116" svg:d="M45 41c0-26-10-41-25-41-12 0-20 10-20 21 0 10 8 20 20 20 5 0 10-1 14-5 1-1 1-1 1-1 1 0 1 0 1 6 0 28-13 52-26 65-5 3-5 4-5 5 0 4 3 5 5 5 4 0 35-30 35-75z"><text:p/></draw:path><draw:path draw:style-name="gr3" draw:text-style-name="P6" svg:width="0.0559in" svg:height="0.1063in" svg:x="0.6839in" svg:y="0.0291in" svg:viewBox="0 0 143 271" svg:d="M75 4c0-1 0-4-6-4-9 0-37 2-47 3-3 1-7 1-7 8 0 4 4 4 9 4 19 0 20 4 20 7s-4 17-6 24c-11 42-20 84-31 127-5 19-7 26-7 39 0 36 21 59 49 59 46 0 94-56 94-112 0-35-21-62-52-62-17 0-34 11-45 23 10-38 19-77 29-116zM38 150c3-8 3-9 6-13 19-26 36-31 46-31 14 0 24 11 24 36 0 23-12 68-19 82-13 26-30 38-46 38-13 0-26-9-26-37 0-8 0-14 7-39 3-12 5-24 8-36z"><text:p/></draw:path><draw:path draw:style-name="gr3" draw:text-style-name="P6" svg:width="0.0335in" svg:height="0.1516in" svg:x="0.7504in" svg:y="0.0201in" svg:viewBox="0 0 86 386" svg:d="M84 201c2-6 2-6 2-7 0-2 0-2-2-7-22-59-46-119-68-178-2-7-4-9-8-9-5 0-8 3-8 8 0 1 0 2 2 6 23 60 45 119 68 180-23 59-45 118-68 178-2 4-2 4-2 6 0 5 3 8 8 8 4 0 6-3 7-8 23-59 45-119 69-177z"><text:p/></draw:path><draw:path draw:style-name="gr3" draw:text-style-name="P6" svg:width="0.076in" svg:height="0.0878in" svg:x="0.8563in" svg:y="0.0528in" svg:viewBox="0 0 194 224" svg:d="M179 120c7 0 15 0 15-8 0-7-8-7-15-7-55 0-109 0-164 0 6-53 50-90 105-90 20 0 39 0 59 0 7 0 15 0 15-7 0-8-8-8-15-8-20 0-40 0-60 0-66 0-119 50-119 112s53 112 119 112c20 0 40 0 60 0 7 0 15 0 15-8s-8-8-15-8c-20 0-39 0-59 0-55 0-99-36-105-88 55 0 109 0 164 0z"><text:p/></draw:path><draw:path draw:style-name="gr3" draw:text-style-name="P6" svg:width="0.0921in" svg:height="0.1035in" svg:x="0.9913in" svg:y="0.0299in" svg:viewBox="0 0 235 264" svg:d="M220 13c3-4 3-5 3-6 0-7-5-7-12-7-59 0-118 0-177 0-13 0-13 1-14 11-2 18-4 34-6 52 0 2-1 3-1 5 0 6 5 8 8 8s5-3 6-7c2-8 5-25 29-40 22-15 48-16 62-16 11 0 21 0 32 0-49 80-97 159-146 238-4 4-4 5-4 6 0 7 7 7 13 7 66 0 133 0 199 0 11 0 11 0 13-11 4-25 7-50 10-75 0-5-3-7-6-7-6 0-7 4-8 12-7 31-36 68-91 68-19 0-37 0-55 0 48-79 97-158 145-238zM33 13c7 0 14 0 21 0-11 7-18 13-22 18 0-6 1-12 1-18zM165 13c13 0 26 0 40 0-49 80-97 159-146 238-13 0-26 0-39 0 48-79 97-158 145-238zM186 251c11-6 21-15 30-26-2 9-3 12-4 26-9 0-17 0-26 0z"><text:p/></draw:path><draw:path draw:style-name="gr3" draw:text-style-name="P6" svg:width="0.0469in" svg:height="0.0705in" svg:x="1.0949in" svg:y="0.0004in" svg:viewBox="0 0 120 180" svg:d="M120 131c-3 0-6 0-9 0-1 6-3 22-8 25-2 1-23 1-26 1-17 0-33 0-50 0 29-25 38-32 54-46 20-15 39-33 39-58 0-33-29-53-63-53s-57 24-57 49c0 14 12 15 14 15 7 0 15-4 15-14 0-5-2-15-16-15 9-20 27-25 40-25 26 0 40 21 40 43 0 24-16 42-25 52-22 21-43 43-65 65-3 2-3 2-3 10 37 0 75 0 112 0 2-17 6-33 8-49z"><text:p/></draw:path><draw:path draw:style-name="gr3" draw:text-style-name="P6" svg:width="0.0055in" svg:height="0.1516in" svg:x="1.2169in" svg:y="0.0201in" svg:viewBox="0 0 15 386" svg:d="M15 14c0-7 0-14-7-14-8 0-8 7-8 14 0 119 0 239 0 358 0 7 0 14 8 14 7 0 7-7 7-14 0-119 0-239 0-358z"><text:p/></draw:path><draw:path draw:style-name="gr3" draw:text-style-name="P6" svg:width="0.0693in" svg:height="0.0685in" svg:x="1.2894in" svg:y="0.0673in" svg:viewBox="0 0 177 175" svg:d="M129 25c-7-14-18-25-36-25-45 0-93 57-93 114 0 36 22 61 52 61 7 0 27-1 50-28 4 16 17 28 35 28 14 0 22-8 29-21 7-14 11-37 11-38 0-4-3-4-4-4-4 0-5 2-6 7-6 25-13 48-28 48-11 0-13-10-13-18s2-11 6-29c3-15 4-20 8-34 4-18 10-36 14-54 2-11 2-12 2-13 0-7-4-11-11-11-9 0-15 9-16 17zM104 126c-2 6-2 7-7 14-18 21-33 27-44 27-20 0-26-21-26-37 0-19 14-66 22-84 13-23 29-37 44-37 26 0 31 32 31 34s0 4-1 7c-6 25-12 50-19 76z"><text:p/></draw:path><draw:path draw:style-name="gr3" draw:text-style-name="P6" svg:width="0.1008in" svg:height="0.1004in" svg:x="1.4063in" svg:y="0.0457in" svg:viewBox="0 0 257 256" svg:d="M136 137c37 0 72 0 108 0 6 0 13 0 13-8s-7-8-13-8c-36 0-71 0-108 0 0-36 0-72 0-109 0-5 0-12-7-12-8 0-8 7-8 12 0 37 0 73 0 109-36 0-73 0-109 0-4 0-12 0-12 8s8 8 12 8c36 0 73 0 109 0 0 35 0 71 0 108 0 5 0 11 8 11 7 0 7-6 7-11 0-37 0-73 0-108z"><text:p/></draw:path><draw:path draw:style-name="gr3" draw:text-style-name="P6" svg:width="0.0555in" svg:height="0.1063in" svg:x="1.5567in" svg:y="0.0291in" svg:viewBox="0 0 142 271" svg:d="M75 4c0-1 0-4-6-4-9 0-37 2-47 3-3 1-8 1-8 8 0 4 5 4 10 4 19 0 19 4 19 7s-3 17-5 24c-11 42-20 84-31 127-6 19-7 26-7 39 0 36 21 59 49 59 46 0 93-56 93-112 0-35-20-62-51-62-18 0-34 11-45 23 10-38 19-77 29-116zM38 150c3-8 3-9 6-13 19-26 36-31 46-31 14 0 24 11 24 36 0 23-12 68-19 82-13 26-31 38-46 38-13 0-26-9-26-37 0-8 0-14 7-39 3-12 5-24 8-36z"><text:p/></draw:path><draw:path draw:style-name="gr3" draw:text-style-name="P6" svg:width="0.1004in" svg:height="0.0358in" svg:x="1.6661in" svg:y="0.0791in" svg:viewBox="0 0 256 92" svg:d="M243 17c7 0 13-2 13-9 0-8-6-8-12-8-77 0-155 0-232 0-5 0-12 0-12 8 0 7 7 9 13 9 77 0 153 0 230 0zM244 92c6 0 12 0 12-8s-6-8-13-8c-77 0-153 0-230 0-6 0-13 0-13 8s7 8 12 8c77 0 155 0 232 0z"><text:p/></draw:path><draw:path draw:style-name="gr3" draw:text-style-name="P6" svg:width="0.05in" svg:height="0.1004in" svg:x="1.8315in" svg:y="0.0331in" svg:viewBox="0 0 128 256" svg:d="M79 10c0-10 0-10-9-10-24 24-58 24-70 24 0 5 0 8 0 12 8 0 31 0 51-10 0 67 0 134 0 201 0 13-2 18-36 18-4 0-8 0-13 0 0 3 0 8 0 11 14-1 47-1 63-1 15 0 49 0 63 1 0-3 0-8 0-11-5 0-8 0-13 0-35 0-36-3-36-18 0-73 0-144 0-217z"><text:p/></draw:path><draw:path draw:style-name="gr3" draw:text-style-name="P6" svg:width="0.0638in" svg:height="0.1039in" svg:x="1.9in" svg:y="0.0331in" svg:viewBox="0 0 163 265" svg:d="M163 133c0-30-2-61-16-90-17-37-49-43-66-43-23 0-50 10-67 45-12 28-14 58-14 88 0 29 2 64 18 94s45 38 63 38c21 0 51-8 67-44 13-27 15-57 15-88zM81 256c-15 0-37-8-45-45-4-24-4-60-4-82 0-25 0-51 3-72 8-46 36-49 46-49 14 0 39 7 47 45 3 22 3 52 3 76 0 29 0 55-5 79-5 38-27 48-45 48z"><text:p/></draw:path><draw:path draw:style-name="gr3" draw:text-style-name="P6" svg:width="0.0638in" svg:height="0.1039in" svg:x="1.976in" svg:y="0.0331in" svg:viewBox="0 0 163 265" svg:d="M163 133c0-30-2-61-16-90-17-37-49-43-66-43-23 0-51 10-67 45-12 28-14 58-14 88 0 29 1 64 18 94 16 30 45 38 63 38 21 0 50-8 67-44 13-27 15-57 15-88zM81 256c-15 0-38-8-45-45-4-24-4-60-4-82 0-25 0-51 3-72 8-46 36-49 46-49 12 0 39 7 45 45 5 22 5 52 5 76 0 29 0 55-5 79-5 38-27 48-45 48z"><text:p/></draw:path><draw:path draw:style-name="gr3" draw:text-style-name="P6" svg:width="0.0535in" svg:height="0.1819in" svg:x="2.0634in" svg:y="0.0055in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p text:style-name="P49">צ.ל.: <text:span text:style-name="T3"><draw:g text:anchor-type="as-char" svg:y="-0.1047in" draw:z-index="247" draw:name="Shape251" draw:style-name="gr1"><svg:title>TexMaths</svg:title><svg:desc>11§display§R_3§svg§600§FALSE§</svg:desc><draw:path draw:style-name="gr2" draw:text-style-name="P5" svg:width="0.1543in" svg:height="0.1122in" svg:x="0.0016in" svg:y="0.0079in" svg:viewBox="0 0 393 286" svg:d="M197 286c-66 0-131 0-197 0 0-95 0-190 0-286 131 0 261 0 393 0 0 96 0 191 0 286-65 0-130 0-196 0z"><text:p/></draw:path><draw:path draw:style-name="gr3" draw:text-style-name="P6" svg:width="0.1079in" svg:height="0.1063in" svg:x="0.0004in" svg:y="0in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3" draw:text-style-name="P6" svg:width="0.0488in" svg:height="0.072in" svg:x="0.115in" svg:y="0.0559in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3"><text:s/>אינו יחס שקילות</text:span></text:p>
      <text:list text:style-name="L10">
        <text:list-item>
          <text:p text:style-name="P50"><text:span text:style-name="T25">רפלקסיביות: </text:span><text:span text:style-name="T26">נשלול</text:span><text:span text:style-name="T27">. </text:span><text:span text:style-name="T3">נבחר </text:span><text:span text:style-name="T3"><draw:g text:anchor-type="as-char" svg:y="-0.1035in" draw:z-index="248" draw:name="Shape252" draw:style-name="gr1"><svg:title>TexMaths</svg:title><svg:desc>11§display§a = 1 \in \Z§svg§600§FALSE§</svg:desc><draw:path draw:style-name="gr2" draw:text-style-name="P5" svg:width="0.6264in" svg:height="0.0933in" svg:x="0.0024in" svg:y="0.0071in" svg:viewBox="0 0 1592 238" svg:d="M797 238c-266 0-532 0-797 0 0-79 0-159 0-238 531 0 1061 0 1592 0 0 79 0 159 0 238-265 0-531 0-795 0z"><text:p/></draw:path><draw:path draw:style-name="gr3" draw:text-style-name="P6" svg:width="0.0693in" svg:height="0.0677in" svg:x="0.0004in" svg:y="0.0362in" svg:viewBox="0 0 177 173" svg:d="M129 25c-7-14-18-25-35-25-46 0-94 57-94 113 0 36 22 60 52 60 7 0 27-2 50-28 3 15 17 28 36 28 13 0 22-8 28-20 7-14 11-37 11-38 0-4-3-4-4-4-5 0-5 2-6 8-6 24-13 46-29 46-10 0-11-10-11-17 0-9 1-12 4-28 4-17 6-20 9-34 4-19 10-37 14-54 2-11 2-12 2-13 0-7-4-11-11-11-8 0-15 8-16 17zM103 124c-1 7-1 8-7 14-17 20-32 27-43 27-20 0-25-20-25-35 0-19 12-66 22-85 11-22 28-36 44-36 25 0 30 32 30 34s-1 4-1 6c-6 25-13 50-20 75z"><text:p/></draw:path><draw:path draw:style-name="gr3" draw:text-style-name="P6" svg:width="0.1012in" svg:height="0.035in" svg:x="0.1256in" svg:y="0.048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" svg:width="0.05in" svg:height="0.1in" svg:x="0.2917in" svg:y="0.0035in" svg:viewBox="0 0 128 255" svg:d="M79 10c0-9 0-10-9-10-24 24-58 24-70 24 0 5 0 8 0 12 8 0 30 0 51-10 0 66 0 132 0 198 0 14-1 19-37 19-4 0-7 0-12 0 0 4 0 8 0 12 13-1 48-1 63-1s48 0 63 1c0-4 0-8 0-12-5 0-9 0-13 0-35 0-36-5-36-19 0-71 0-143 0-214z"><text:p/></draw:path><draw:path draw:style-name="gr3" draw:text-style-name="P6" svg:width="0.0756in" svg:height="0.087in" svg:x="0.4087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0925in" svg:height="0.1028in" svg:x="0.5441in" svg:y="0.0004in" svg:viewBox="0 0 236 262" svg:d="M220 14c3-5 3-5 3-7 0-7-5-7-13-7-59 0-118 0-177 0-12 0-12 1-13 11-2 18-3 35-6 53 0 1-1 2-1 4 0 6 5 8 7 8 4 0 6-4 6-7 3-9 6-25 29-40 22-15 50-16 63-16 10 0 21 0 31 0-49 78-97 157-146 235-3 6-3 6-3 8 0 6 7 6 13 6 66 0 132 0 198 0 12 0 12-1 14-11 3-25 7-50 11-75 0-5-4-7-7-7-6 0-7 3-8 11-6 32-37 69-91 69-19 0-36 0-55 0 48-78 97-157 145-235zM33 13c7 0 14 0 21 0v1c-11 6-18 12-23 17 1-6 1-12 2-18zM165 13c13 0 27 0 40 0-49 79-98 157-147 236-13 0-26 0-39 0 48-79 98-157 146-236zM185 248c11-5 21-14 31-25-1 8-2 12-5 26-8 0-17 0-26 0z"><text:p/></draw:path></draw:g></text:span><text:span text:style-name="T3">, ונניח בשלילה אשר </text:span><text:span text:style-name="T3"><draw:g text:anchor-type="as-char" svg:y="-0.1047in" draw:z-index="249" draw:name="Shape253" draw:style-name="gr1"><svg:title>TexMaths</svg:title><svg:desc>11§display§R_3§svg§600§FALSE§</svg:desc><draw:path draw:style-name="gr2" draw:text-style-name="P5" svg:width="0.1543in" svg:height="0.1122in" svg:x="0.0016in" svg:y="0.0079in" svg:viewBox="0 0 393 286" svg:d="M197 286c-66 0-131 0-197 0 0-95 0-190 0-286 131 0 261 0 393 0 0 96 0 191 0 286-65 0-130 0-196 0z"><text:p/></draw:path><draw:path draw:style-name="gr3" draw:text-style-name="P6" svg:width="0.1079in" svg:height="0.1063in" svg:x="0.0004in" svg:y="0in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3" draw:text-style-name="P6" svg:width="0.0488in" svg:height="0.072in" svg:x="0.115in" svg:y="0.0559in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3"><text:s/>רפלקסיבי. מתוך הנחת השלילה, </text:span><text:span text:style-name="T3"><draw:g text:anchor-type="as-char" svg:y="-0.1134in" draw:z-index="250" draw:name="Shape254" draw:style-name="gr1"><svg:title>TexMaths</svg:title><svg:desc>11§display§\la a, a \ra \in R_3§svg§600§FALSE§</svg:desc><draw:path draw:style-name="gr2" draw:text-style-name="P5" svg:width="0.6858in" svg:height="0.1354in" svg:x="0.0004in" svg:y="0.0071in" svg:viewBox="0 0 1743 345" svg:d="M0 0c581 0 1162 0 1743 0 0 115 0 230 0 345-581 0-1162 0-1743 0 0-115 0-230 0-345z"><text:p/></draw:path><draw:path draw:style-name="gr3" draw:text-style-name="P6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693in" svg:height="0.0681in" svg:x="0.0579in" svg:y="0.0453in" svg:viewBox="0 0 177 174" svg:d="M129 24c-8-14-19-24-37-24-45 0-92 56-92 112 0 37 21 62 51 62 7 0 27-1 50-29 3 17 17 29 35 29 13 0 22-9 29-21 6-14 12-37 12-38 0-4-4-4-6-4-3 0-4 1-5 7-7 25-13 48-29 48-11 0-12-10-12-17 0-9 1-12 6-29 4-17 4-21 7-35 5-19 10-37 15-54 3-11 3-11 3-13 0-7-5-10-12-10-9 0-14 9-15 16zM103 124c-2 7-2 8-7 15-18 21-33 27-44 27-19 0-25-22-25-36 0-20 13-67 21-85 12-23 30-37 45-37 25 0 30 32 30 34s0 4-1 6c-7 26-12 51-19 76z"><text:p/></draw:path><draw:path draw:style-name="gr3" draw:text-style-name="P6" svg:width="0.0177in" svg:height="0.0453in" svg:x="0.1449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693in" svg:height="0.0681in" svg:x="0.2055in" svg:y="0.0453in" svg:viewBox="0 0 177 174" svg:d="M129 24c-7-14-18-24-36-24-45 0-93 56-93 112 0 37 22 62 52 62 7 0 27-1 50-29 4 17 17 29 35 29 14 0 22-9 29-21 7-14 11-37 11-38 0-4-3-4-4-4-4 0-5 1-6 7-7 25-13 48-30 48-10 0-11-10-11-17 0-9 1-12 5-29s5-21 9-35c4-19 9-37 14-54 2-11 2-11 2-13 0-7-4-10-11-10-9 0-15 9-16 16zM104 124c-2 7-2 8-7 15-18 21-33 27-44 27-20 0-26-22-26-36 0-20 14-67 22-85 13-23 29-37 44-37 26 0 31 32 31 34s-1 4-1 6c-7 26-12 51-19 76z"><text:p/></draw:path><draw:path draw:style-name="gr3" draw:text-style-name="P6" svg:width="0.0339in" svg:height="0.1508in" svg:x="0.2882in" svg:y="0in" svg:viewBox="0 0 87 384" svg:d="M85 198c2-4 2-5 2-5 0-1 0-3-2-7-23-59-45-119-69-177-2-7-5-9-8-9-5 0-8 3-8 8 0 1 0 2 2 6 23 60 45 119 68 179-23 58-45 117-68 177-2 4-2 4-2 7 0 4 4 7 8 7 5 0 6-4 8-7 24-60 46-119 69-179z"><text:p/></draw:path><draw:path draw:style-name="gr3" draw:text-style-name="P6" svg:width="0.0756in" svg:height="0.087in" svg:x="0.3933in" svg:y="0.0307in" svg:viewBox="0 0 193 222" svg:d="M180 120c7 0 13 0 13-8 0-7-6-7-13-7-55 0-109 0-164 0 5-52 49-88 104-88 20 0 40 0 60 0 7 0 13-2 13-9 0-8-6-8-13-8-21 0-40 0-61 0-66 0-119 51-119 112 0 62 53 110 119 110 21 0 40 0 61 0 7 0 13 0 13-7 0-8-6-7-13-7-20 0-40 0-60 0-55 0-99-36-104-88 55 0 109 0 164 0z"><text:p/></draw:path><draw:path draw:style-name="gr3" draw:text-style-name="P6" svg:width="0.1083in" svg:height="0.1063in" svg:x="0.5303in" svg:y="0.0098in" svg:viewBox="0 0 276 271" svg:d="M130 28c2-10 3-14 10-15 4-1 16-1 24-1 27 0 70 0 70 39 0 13-7 39-21 55-11 10-31 22-66 22-14 0-28 0-43 0 9-34 17-67 26-100zM185 132c39-8 84-35 84-74 0-33-34-58-84-58-37 0-74 0-110 0-8 0-11 0-11 8 0 4 3 4 10 4 1 0 8 0 15 1s10 1 10 7c0 1 0 2-1 6-18 69-34 138-52 206-4 16-4 19-35 19-8 0-11 0-11 8 0 4 3 3 5 4 11 0 39-2 50-2 10 0 37 2 48 2 4 0 8 0 8-9 0-3-3-3-11-3-14 0-25 0-25-8 0-2 1-4 2-6 9-33 16-67 25-100 16 0 31 0 46 0 34 0 42 20 42 34 0 6-3 18-5 26-4 10-7 24-7 32 0 42 46 42 52 42 33 0 46-39 46-44s-3-2-5-5c-3 0-4 3-5 6-9 29-26 35-35 35-12 0-16-9-16-24 0-12 3-32 5-44 1-5 1-11 1-17 0-29-25-41-36-46z"><text:p/></draw:path><draw:path draw:style-name="gr3" draw:text-style-name="P6" svg:width="0.0484in" svg:height="0.0724in" svg:x="0.6457in" svg:y="0.0661in" svg:viewBox="0 0 124 185" svg:d="M59 89c21 0 37 14 37 44 0 33-20 43-36 43-11 0-35-3-46-19 12-1 16-9 16-15 0-9-7-14-15-14-7 0-15 4-15 15 0 25 27 42 60 42 38 0 64-25 64-52 0-21-17-43-47-48 29-11 38-31 38-48 0-20-24-37-53-37-31 0-53 15-53 36 0 9 5 15 13 15 9 0 14-7 14-14s-5-14-14-14c10-12 29-15 38-15 13 0 30 6 30 29 0 11-4 25-11 32-9 11-16 11-31 12-6 0-6 0-7 2-1 0-4 0-4 3s3 3 7 3c5 0 10 0 15 0z"><text:p/></draw:path></draw:g></text:span><text:span text:style-name="T3">, ולכן </text:span><text:span text:style-name="T3"><draw:g text:anchor-type="as-char" svg:y="-0.1in" draw:z-index="251" draw:name="Shape255" draw:style-name="gr1"><svg:title>TexMaths</svg:title><svg:desc>11§display§a + a = 100§svg§600§FALSE§</svg:desc><draw:path draw:style-name="gr2" draw:text-style-name="P5" svg:width="0.7559in" svg:height="0.0972in" svg:x="0.0024in" svg:y="0.0079in" svg:viewBox="0 0 1921 248" svg:d="M0 0c641 0 1280 0 1921 0 0 83 0 165 0 248-641 0-1280 0-1921 0 0-83 0-165 0-248z"><text:p/></draw:path><draw:path draw:style-name="gr3" draw:text-style-name="P6" svg:width="0.0693in" svg:height="0.0681in" svg:x="0.0004in" svg:y="0.0339in" svg:viewBox="0 0 177 174" svg:d="M129 25c-7-14-18-25-35-25-46 0-94 57-94 113 0 36 21 61 52 61 7 0 26-2 49-29 4 16 18 29 36 29 14 0 23-9 28-21 7-13 12-36 12-37 0-5-3-5-4-5-5 0-5 2-6 8-6 24-13 46-29 46-10 0-11-10-11-17 0-8 0-10 4-28 4-16 6-20 9-34 4-19 10-36 14-54 2-11 2-12 2-13 0-7-4-11-11-11-10 0-15 9-16 17zM103 124c-2 8-2 8-7 15-17 21-33 26-44 26-19 0-24-21-24-35 0-19 12-66 20-84 13-23 30-37 46-37 25 0 30 32 30 34s-1 4-1 7c-6 24-13 49-20 74z"><text:p/></draw:path><draw:path draw:style-name="gr3" draw:text-style-name="P6" svg:width="0.1012in" svg:height="0.1004in" svg:x="0.1169in" svg:y="0.0126in" svg:viewBox="0 0 258 256" svg:d="M137 137c36 0 71 0 107 0 6 0 14 0 14-8s-8-8-14-8c-36 0-71 0-107 0 0-36 0-73 0-108 0-5 0-13-8-13s-8 8-8 13c0 35 0 72 0 108-36 0-71 0-108 0-5 0-13 0-13 8s8 8 13 8c37 0 72 0 108 0 0 35 0 70 0 105 0 6 0 14 8 14s8-8 8-14c0-35 0-70 0-105z"><text:p/></draw:path><draw:path draw:style-name="gr3" draw:text-style-name="P6" svg:width="0.0693in" svg:height="0.0681in" svg:x="0.2669in" svg:y="0.0339in" svg:viewBox="0 0 177 174" svg:d="M129 25c-7-14-18-25-35-25-46 0-94 57-94 113 0 36 21 61 52 61 7 0 26-2 49-29 4 16 18 29 36 29 14 0 23-9 28-21 7-13 12-36 12-37 0-5-3-5-4-5-5 0-5 2-6 8-6 24-13 46-29 46-10 0-11-10-11-17 0-8 0-10 4-28 4-16 6-20 9-34 4-19 10-36 14-54 2-11 2-12 2-13 0-7-4-11-11-11-10 0-15 9-16 17zM103 124c-2 8-2 8-7 15-17 21-33 26-43 26-20 0-25-21-25-35 0-19 12-66 20-84 13-23 30-37 46-37 25 0 30 32 30 34s-1 4-1 7c-6 24-13 49-20 74z"><text:p/></draw:path><draw:path draw:style-name="gr3" draw:text-style-name="P6" svg:width="0.1012in" svg:height="0.0346in" svg:x="0.3917in" svg:y="0.0457in" svg:viewBox="0 0 258 89" svg:d="M244 15c6 0 14 0 14-7 0-8-8-8-14-8-77 0-154 0-231 0-5 0-13 0-13 8 0 7 8 7 13 7 77 0 154 0 231 0zM244 89c6 0 14 0 14-7 0-8-8-8-14-8-77 0-154 0-231 0-5 0-13 0-13 8 0 7 8 7 13 7 77 0 154 0 231 0z"><text:p/></draw:path><draw:path draw:style-name="gr3" draw:text-style-name="P6" svg:width="0.05in" svg:height="0.1004in" svg:x="0.5575in" svg:y="0in" svg:viewBox="0 0 128 256" svg:d="M79 10c0-9 0-10-9-10-23 24-57 24-70 24 0 5 0 8 0 12 8 0 31 0 51-10 0 67 0 133 0 199 0 14-1 18-36 18-4 0-8 0-13 0 0 5 0 8 0 13 15-2 48-2 63-2s49 0 63 2c0-5 0-8 0-13-5 0-8 0-12 0-36 0-37-4-37-18 0-72 0-144 0-215z"><text:p/></draw:path><draw:path draw:style-name="gr3" draw:text-style-name="P6" svg:width="0.0638in" svg:height="0.1035in" svg:x="0.626in" svg:y="0in" svg:viewBox="0 0 163 264" svg:d="M163 133c0-31-1-61-15-90-18-36-50-43-65-43-24 0-52 10-69 46-12 27-14 56-14 87 0 28 2 63 18 92 16 32 45 39 63 39 21 0 51-8 68-45 13-26 14-56 14-86zM81 256c-14 0-37-10-45-47-3-23-3-59-3-80 0-25 0-51 2-72 8-45 37-48 46-48 14 0 39 6 47 45 3 21 3 51 3 75 0 27 0 54-4 78-6 36-28 49-46 49z"><text:p/></draw:path><draw:path draw:style-name="gr3" draw:text-style-name="P6" svg:width="0.0638in" svg:height="0.1035in" svg:x="0.7024in" svg:y="0in" svg:viewBox="0 0 163 264" svg:d="M163 133c0-31-2-61-15-90-18-36-50-43-67-43-23 0-50 10-67 46-12 27-14 56-14 87 0 28 2 63 18 92 16 32 45 39 63 39 21 0 51-8 68-45 12-26 14-56 14-86zM81 256c-15 0-38-10-45-47-4-23-4-59-4-80 0-25 0-51 3-72 8-45 37-48 46-48 13 0 39 6 46 45 4 21 4 51 4 75 0 27 0 54-4 78-6 36-28 49-46 49z"><text:p/></draw:path></draw:g></text:span><text:span text:style-name="T3"><text:s/>ונסיק </text:span><text:span text:style-name="T3"><draw:g text:anchor-type="as-char" svg:y="-0.1043in" draw:z-index="252" draw:name="Shape256" draw:style-name="gr1"><svg:title>TexMaths</svg:title><svg:desc>11§display§2 = 100§svg§600§FALSE§</svg:desc><draw:path draw:style-name="gr2" draw:text-style-name="P5" svg:width="0.4846in" svg:height="0.0882in" svg:x="0.0004in" svg:y="0.0071in" svg:viewBox="0 0 1232 225" svg:d="M0 0c411 0 821 0 1232 0 0 75 0 150 0 225-411 0-821 0-1232 0 0-75 0-150 0-225z"><text:p/></draw:path><draw:path draw:style-name="gr3" draw:text-style-name="P6" svg:width="0.0602in" svg:height="0.1004in" svg:x="0.0004in" svg:y="0in" svg:viewBox="0 0 154 256" svg:d="M30 226c13-13 27-26 40-40 61-53 84-72 84-111 0-44-35-75-82-75-43 0-72 35-72 69 0 23 19 23 20 23 6 0 20-5 20-21 0-10-7-20-20-20-3 0-5 0-6 1 9-26 30-40 53-40 35 0 52 31 52 63 0 31-20 61-41 84-25 27-49 55-75 83-3 4-3 5-3 14 47 0 96 0 143 0 3-22 8-44 11-67-3 0-6 0-10 0-2 12-4 28-9 35-2 2-28 2-36 2-23 0-46 0-69 0z"><text:p/></draw:path><draw:path draw:style-name="gr3" draw:text-style-name="P6" svg:width="0.1008in" svg:height="0.035in" svg:x="0.1197in" svg:y="0.0453in" svg:viewBox="0 0 257 90" svg:d="M243 15c6 0 14 0 14-7 0-8-8-8-13-8-77 0-155 0-232 0-5 0-12 0-12 8 0 7 7 7 13 7 77 0 153 0 230 0zM244 90c5 0 13 0 13-7 0-8-8-8-14-8-77 0-153 0-230 0-6 0-13 0-13 8 0 7 7 7 12 7 77 0 155 0 232 0z"><text:p/></draw:path><draw:path draw:style-name="gr3" draw:text-style-name="P6" svg:width="0.05in" svg:height="0.1004in" svg:x="0.2846in" svg:y="0in" svg:viewBox="0 0 128 256" svg:d="M79 10c0-9 0-10-9-10-24 24-58 24-70 24 0 5 0 8 0 12 8 0 30 0 51-10 0 67 0 134 0 200 0 13-1 18-37 18-4 0-7 0-12 0 0 4 0 7 0 12 13-1 48-1 63-1s48 0 63 1c0-5 0-8 0-12-5 0-9 0-14 0-34 0-35-4-35-18 0-72 0-144 0-216z"><text:p/></draw:path><draw:path draw:style-name="gr3" draw:text-style-name="P6" svg:width="0.0634in" svg:height="0.1039in" svg:x="0.3531in" svg:y="0in" svg:viewBox="0 0 162 265" svg:d="M162 133c0-30-1-61-16-90-17-36-48-43-65-43-23 0-51 10-67 46-13 27-14 57-14 87 0 28 1 63 18 93 16 31 44 39 62 39 21 0 51-8 69-46 12-26 13-56 13-86zM80 256c-14 0-37-9-44-46-4-24-4-59-4-81 0-24 0-51 3-71 7-46 37-49 45-49 14 0 39 6 47 45 3 21 3 51 3 75 0 28 0 54-4 79-6 37-28 48-46 48z"><text:p/></draw:path><draw:path draw:style-name="gr3" draw:text-style-name="P6" svg:width="0.0638in" svg:height="0.1039in" svg:x="0.4291in" svg:y="0in" svg:viewBox="0 0 163 265" svg:d="M163 133c0-30-2-61-15-90-18-36-50-43-67-43-23 0-50 10-67 46-12 27-14 57-14 87 0 28 2 63 18 93 16 31 45 39 63 39 21 0 51-8 68-46 12-26 14-56 14-86zM81 256c-15 0-37-9-45-46-4-24-4-59-4-81 0-24 0-51 3-71 8-46 37-49 46-49 14 0 39 6 46 45 4 21 4 51 4 75 0 28 0 54-4 79-6 37-28 48-46 48z"><text:p/></draw:path></draw:g></text:span><text:span text:style-name="T3"><text:s/>אך זוהי </text:span><text:span text:style-name="T31">סתירה</text:span><text:span text:style-name="T3">. </text:span></text:p>
        </text:list-item>
        <text:list-item>
          <text:p text:style-name="P51"><text:span text:style-name="T3">סימטריות: </text:span><text:span text:style-name="T32">נוכיח</text:span><text:span text:style-name="T8">. יהי </text:span><text:span text:style-name="T8"><draw:g text:anchor-type="as-char" svg:y="-0.1047in" draw:z-index="582" draw:name="Shape258" draw:style-name="gr1"><svg:title>TexMaths</svg:title><svg:desc>11§display§a, b \in \Z§svg§600§FALSE§</svg:desc><draw:path draw:style-name="gr2" draw:text-style-name="P5" svg:width="0.4795in" svg:height="0.1185in" svg:x="0.0016in" svg:y="0.0079in" svg:viewBox="0 0 1219 302" svg:d="M611 302c-204 0-407 0-611 0 0-100 0-202 0-302 406 0 813 0 1219 0 0 100 0 202 0 302-203 0-406 0-608 0z"><text:p/></draw:path><draw:path draw:style-name="gr3" draw:text-style-name="P6" svg:width="0.0693in" svg:height="0.0685in" svg:x="-0.0004in" svg:y="0.0382in" svg:viewBox="0 0 177 175" svg:d="M129 25c-7-14-18-25-35-25-46 0-94 57-94 114 0 36 22 61 52 61 7 0 27-1 50-28 3 16 17 28 36 28 13 0 22-8 28-21 6-14 11-37 11-38 0-4-3-4-4-4-5 0-5 2-6 7-6 25-13 48-29 48-10 0-11-10-11-18s0-11 4-29c4-15 5-20 9-34 4-19 10-36 14-54 2-11 2-12 2-13 0-7-4-11-11-11-10 0-15 9-16 17zM103 126c-1 6-1 7-7 14-17 21-33 27-43 27-20 0-25-21-25-37 0-19 12-66 20-84 13-23 30-37 46-37 25 0 30 32 30 34s-1 4-1 7c-6 25-13 50-20 76z"><text:p/></draw:path><draw:path draw:style-name="gr3" draw:text-style-name="P6" svg:width="0.0173in" svg:height="0.0453in" svg:x="0.087in" svg:y="0.0902in" svg:viewBox="0 0 45 116" svg:d="M45 41c0-26-10-41-24-41-13 0-21 10-21 21 0 10 8 20 21 20 4 0 9-1 13-5 1-1 1-1 2-1 0 2 0 0 0 6 0 28-14 51-26 64-4 3-3 5-3 6 0 3 1 5 3 5 4 0 35-30 35-75z"><text:p/></draw:path><draw:path draw:style-name="gr3" draw:text-style-name="P6" svg:width="0.0555in" svg:height="0.1063in" svg:x="0.1488in" svg:y="0in" svg:viewBox="0 0 142 271" svg:d="M75 4c-2-1 0-4-6-4-8 0-37 3-47 4-3 0-7 0-7 8 0 5 4 5 9 5 19 0 20 2 20 6 0 2-4 16-5 24-11 42-21 84-32 126-5 18-7 24-7 38 0 36 21 60 50 60 45 0 92-57 92-112 0-34-20-62-51-62-17 0-34 12-45 23 10-38 19-77 29-116zM39 150c2-8 2-9 5-13 19-26 36-31 46-31 15 0 24 12 24 36 0 23-12 66-19 81-12 26-30 39-45 39-14 0-27-9-27-38 0-8 0-14 7-38 3-12 5-24 9-36z"><text:p/></draw:path><draw:path draw:style-name="gr3" draw:text-style-name="P6" svg:width="0.076in" svg:height="0.0874in" svg:x="0.2614in" svg:y="0.0232in" svg:viewBox="0 0 194 223" svg:d="M179 120c7 0 15 0 15-8 0-7-8-7-15-7-54 0-109 0-163 0 5-52 49-90 104-90 20 0 39 0 59 0 7 0 15 0 15-7 0-8-8-8-15-8-20 0-40 0-60 0-66 0-119 51-119 112 0 62 53 111 119 111 20 0 40 0 60 0 7 0 15 0 15-8s-8-8-15-8c-20 0-39 0-59 0-55 0-99-35-104-87 54 0 109 0 163 0z"><text:p/></draw:path><draw:path draw:style-name="gr3" draw:text-style-name="P6" svg:width="0.0921in" svg:height="0.1035in" svg:x="0.3965in" svg:y="0.002in" svg:viewBox="0 0 235 264" svg:d="M220 14c3-5 3-5 3-6 0-8-5-8-13-8-58 0-118 0-176 0-13 0-13 1-14 11-2 18-3 35-6 53 0 1-1 2-1 4 0 6 5 8 8 8s5-2 6-5c2-10 5-27 29-41 22-15 48-16 62-16 11 0 21 0 32 0-49 79-97 158-146 236-4 5-4 6-4 7 0 7 7 7 13 7 66 0 132 0 198 0 12 0 12 0 13-11 4-26 7-51 11-75 0-4-3-7-6-7-6 0-7 4-8 12-7 30-37 67-91 67-19 0-36 0-55 0 48-78 97-157 145-236zM33 14c7 0 14 0 21 0-11 6-18 12-23 17 1-6 1-11 2-17zM165 14c13 0 26 0 40 0-49 79-98 158-147 236-13 0-25 0-38 0 48-78 97-157 145-236zM186 250c10-6 20-15 30-25-1 8-3 11-5 25-9 0-16 0-25 0z"><text:p/></draw:path></draw:g></text:span><text:span text:style-name="T8">, נניח </text:span><text:span text:style-name="T8"><draw:g text:anchor-type="as-char" svg:y="-0.1134in" draw:z-index="583" draw:name="Shape259" draw:style-name="gr1"><svg:title>TexMaths</svg:title><svg:desc>11§display§\la a, b \ra \in R_3§svg§600§FALSE§</svg:desc><draw:path draw:style-name="gr2" draw:text-style-name="P5" svg:width="0.6713in" svg:height="0.1354in" svg:x="-0.0004in" svg:y="0.0071in" svg:viewBox="0 0 1706 345" svg:d="M0 0c569 0 1138 0 1706 0 0 115 0 230 0 345-568 0-1137 0-1706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93in" svg:height="0.0681in" svg:x="0.0571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6" svg:width="0.0177in" svg:height="0.0453in" svg:x="0.1445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555in" svg:height="0.1059in" svg:x="0.2063in" svg:y="0.0071in" svg:viewBox="0 0 142 270" svg:d="M74 3c-1-1 0-3-5-3-8 0-37 2-47 3-3 0-8 1-8 8 0 4 4 4 10 4 18 0 19 4 19 7s-3 17-6 24c-11 42-20 84-31 126-5 20-6 24-6 37 0 38 20 61 48 61 47 0 94-58 94-111 0-36-21-62-52-62-17 0-33 11-45 23 10-40 19-78 29-117zM37 150c3-9 3-10 7-15 19-24 36-30 46-30 13 0 24 12 24 36 0 23-13 66-19 81-14 26-31 40-47 40-12 0-25-11-25-40 0-6 0-14 7-37 2-12 5-24 7-35z"><text:p/></draw:path><draw:path draw:style-name="gr3" draw:text-style-name="P6" svg:width="0.0339in" svg:height="0.1508in" svg:x="0.2724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6" svg:width="0.076in" svg:height="0.087in" svg:x="0.378in" svg:y="0.0307in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3" draw:text-style-name="P6" svg:width="0.1083in" svg:height="0.1063in" svg:x="0.515in" svg:y="0.0098in" svg:viewBox="0 0 276 271" svg:d="M130 28c2-10 3-14 10-15 4-1 16-1 24-1 27 0 70 0 70 39 0 13-6 39-21 55-11 10-30 22-66 22-14 0-28 0-42 0 8-34 16-67 25-100zM185 132c39-8 86-35 86-74 0-33-36-58-86-58-36 0-74 0-110 0-8 0-11 0-11 8 0 4 3 4 10 4 1 0 9 0 15 1 7 1 10 1 10 7 0 1 0 2-1 6-18 69-34 138-52 206-4 16-4 19-35 19-7 0-11 0-11 8 0 3 3 3 6 4 11 0 38-2 49-2 10 0 37 2 48 2 4 0 8 0 8-9 0-3-3-3-11-3-14 0-25 0-25-8 0-2 1-4 2-6 9-33 17-67 25-100 16 0 31 0 47 0 34 0 41 20 41 34 0 6-3 18-5 26-3 10-7 24-7 32 0 42 46 42 52 42 33 0 46-39 46-44s-3-2-4-5c-4 0-5 3-6 6-9 29-26 35-35 35-12 0-15-9-15-24 0-12 2-32 4-44 1-5 1-11 1-17 0-29-25-41-36-46z"><text:p/></draw:path><draw:path draw:style-name="gr3" draw:text-style-name="P6" svg:width="0.0484in" svg:height="0.0724in" svg:x="0.6303in" svg:y="0.0661in" svg:viewBox="0 0 124 185" svg:d="M59 89c21 0 37 14 37 44 0 33-20 43-35 43-11 0-36-3-47-19 12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</text:span><text:span text:style-name="T8">, נסיק </text:span><text:span text:style-name="T8"><draw:g text:anchor-type="as-char" svg:y="-0.1047in" draw:z-index="584" draw:name="Shape260" draw:style-name="gr1"><svg:title>TexMaths</svg:title><svg:desc>11§display§a + b = 100§svg§600§FALSE§</svg:desc><draw:path draw:style-name="gr2" draw:text-style-name="P5" svg:width="0.7402in" svg:height="0.1016in" svg:x="0.0016in" svg:y="0.0079in" svg:viewBox="0 0 1881 259" svg:d="M0 0c627 0 1254 0 1881 0 0 86 0 173 0 259-627 0-1254 0-1881 0 0-86 0-173 0-259z"><text:p/></draw:path><draw:path draw:style-name="gr3" draw:text-style-name="P6" svg:width="0.0693in" svg:height="0.0681in" svg:x="-0.0004in" svg:y="0.0382in" svg:viewBox="0 0 177 174" svg:d="M129 25c-7-14-18-25-36-25-45 0-93 57-93 114 0 36 21 60 52 60 7 0 26-2 49-27 3 14 18 27 35 27 15 0 23-8 29-21 7-13 12-36 12-37 0-5-3-5-4-5-5 0-5 3-6 8-6 25-13 47-30 47-9 0-11-10-11-17 0-9 0-12 5-29 4-16 5-20 9-34 4-19 10-36 14-54 2-11 2-12 2-13 0-7-4-11-11-11-10 0-15 9-16 17zM103 125c-2 7-2 7-7 14-17 20-33 27-44 27-19 0-25-20-25-36 0-19 13-66 21-84 12-23 30-37 45-37 26 0 31 32 31 34s-1 4-1 7c-6 24-13 49-20 75z"><text:p/></draw:path><draw:path draw:style-name="gr3" draw:text-style-name="P6" svg:width="0.1008in" svg:height="0.1004in" svg:x="0.1161in" svg:y="0.0169in" svg:viewBox="0 0 257 256" svg:d="M136 136c37 0 72 0 108 0 6 0 13 0 13-8s-7-8-13-8c-36 0-71 0-108 0 0-36 0-71 0-108 0-4 0-12-7-12-8 0-8 8-8 12 0 37 0 72 0 108-36 0-72 0-108 0-5 0-13 0-13 8s8 8 13 8c36 0 72 0 108 0 0 35 0 72 0 107 0 5 0 13 8 13 7 0 7-8 7-13 0-35 0-72 0-107z"><text:p/></draw:path><draw:path draw:style-name="gr3" draw:text-style-name="P6" svg:width="0.0555in" svg:height="0.1067in" svg:x="0.2673in" svg:y="0in" svg:viewBox="0 0 142 272" svg:d="M74 4c-3-1 0-4-6-4-9 0-36 3-46 4-3 0-8 0-8 8 0 5 4 5 9 5 19 0 20 2 20 6 0 2-3 16-6 23-11 42-21 84-32 125-4 20-5 27-5 40 0 36 20 61 48 61 47 0 94-58 94-114 0-34-21-61-52-61-17 0-33 11-45 23 10-38 19-77 29-116zM37 150c3-9 3-9 6-13 19-26 36-31 46-31 14 0 25 11 25 36 0 21-13 67-19 81-14 25-31 40-47 40-13 0-25-10-25-39 0-8 0-15 6-40 3-11 5-23 8-34z"><text:p/></draw:path><draw:path draw:style-name="gr3" draw:text-style-name="P6" svg:width="0.1008in" svg:height="0.0354in" svg:x="0.3756in" svg:y="0.0492in" svg:viewBox="0 0 257 91" svg:d="M244 15c6 0 13 0 13-7 0-8-7-8-13-8-77 0-154 0-231 0-5 0-13 0-13 8 0 7 8 7 13 7 77 0 154 0 231 0zM244 91c6 0 13 0 13-8s-7-8-13-8c-77 0-154 0-231 0-5 0-13 0-13 8s8 8 13 8c77 0 154 0 231 0z"><text:p/></draw:path><draw:path draw:style-name="gr3" draw:text-style-name="P6" svg:width="0.05in" svg:height="0.1004in" svg:x="0.5409in" svg:y="0.0047in" svg:viewBox="0 0 128 256" svg:d="M79 10c0-9 0-10-9-10-23 24-57 24-70 24 0 5 0 8 0 12 8 0 31 0 51-10 0 67 0 133 0 199 0 15-2 19-36 19-4 0-7 0-12 0 0 4 0 8 0 12 13-1 46-1 62-1 15 0 49 0 63 1 0-4 0-8 0-12-5 0-8 0-13 0-35 0-36-4-36-19 0-72 0-143 0-215z"><text:p/></draw:path><draw:path draw:style-name="gr3" draw:text-style-name="P6" svg:width="0.0638in" svg:height="0.1039in" svg:x="0.6094in" svg:y="0.0047in" svg:viewBox="0 0 163 265" svg:d="M163 134c0-31-1-62-16-91-17-37-49-43-65-43-23 0-51 10-68 45-12 28-14 58-14 89 0 27 2 62 18 91 16 32 45 40 63 40 21 0 51-9 67-45 14-27 15-57 15-86zM81 256c-14 0-37-10-45-46-3-23-3-60-3-81 0-25 0-51 2-72 8-45 36-48 46-48 14 0 39 6 47 44 3 22 3 52 3 76 0 28 0 54-5 79-5 36-27 48-45 48z"><text:p/></draw:path><draw:path draw:style-name="gr3" draw:text-style-name="P6" svg:width="0.0638in" svg:height="0.1039in" svg:x="0.6854in" svg:y="0.0047in" svg:viewBox="0 0 163 265" svg:d="M163 134c0-31-2-62-16-91-17-37-49-43-66-43-23 0-50 10-67 45-12 28-14 58-14 89 0 27 2 62 18 91 16 32 45 40 63 40 21 0 51-9 67-45 13-27 15-57 15-86zM81 256c-15 0-38-10-45-46-4-23-4-60-4-81 0-25 0-51 3-72 8-45 36-48 46-48 12 0 39 6 45 44 5 22 5 52 5 76 0 28 0 54-5 79-5 36-27 48-45 48z"><text:p/></draw:path></draw:g></text:span><text:span text:style-name="T8">, צ.ל. </text:span><text:span text:style-name="T8"><draw:g text:anchor-type="as-char" svg:y="-0.1134in" draw:z-index="585" draw:name="Shape261" draw:style-name="gr1"><svg:title>TexMaths</svg:title><svg:desc>11§display§\la b, a \ra \in  R_3§svg§600§FALSE§</svg:desc><draw:path draw:style-name="gr2" draw:text-style-name="P5" svg:width="0.6713in" svg:height="0.1354in" svg:x="-0.0004in" svg:y="0.0071in" svg:viewBox="0 0 1706 345" svg:d="M0 0c569 0 1138 0 1706 0 0 115 0 230 0 345-568 0-1137 0-1706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555in" svg:height="0.1059in" svg:x="0.0583in" svg:y="0.0071in" svg:viewBox="0 0 142 270" svg:d="M75 3c-2-1 0-3-6-3-8 0-37 2-47 3-3 0-8 1-8 8 0 4 5 4 10 4 19 0 19 4 19 7s-3 17-4 24c-11 42-21 84-32 126-5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3" draw:text-style-name="P6" svg:width="0.0173in" svg:height="0.0453in" svg:x="0.1295in" svg:y="0.0972in" svg:viewBox="0 0 45 116" svg:d="M45 41c0-26-10-41-25-41-12 0-20 10-20 21 0 10 8 21 20 21 4 0 10-2 13-6 1-1 1-1 2-1s1 0 1 6c0 28-13 51-26 65-4 3-4 4-4 5 0 4 2 5 4 5 4 0 35-30 35-75z"><text:p/></draw:path><draw:path draw:style-name="gr3" draw:text-style-name="P6" svg:width="0.0693in" svg:height="0.0681in" svg:x="0.1898in" svg:y="0.0453in" svg:viewBox="0 0 177 174" svg:d="M129 24c-7-14-18-24-35-24-46 0-94 56-94 112 0 37 22 62 52 62 7 0 27-1 50-29 4 17 17 29 36 29 13 0 22-9 28-21 7-14 11-37 11-38 0-4-3-4-4-4-4 0-5 1-6 7-6 25-13 48-28 48-11 0-12-10-12-17 0-9 1-12 5-29 3-17 4-21 8-35 4-19 10-37 14-54 2-11 2-11 2-13 0-7-4-10-11-10-9 0-15 9-16 16zM105 124c-3 7-3 8-8 15-18 21-33 27-44 27-20 0-25-22-25-36 0-20 13-67 22-85 12-23 28-37 44-37 25 0 30 32 30 34s0 4-1 6c-6 26-12 51-18 76z"><text:p/></draw:path><draw:path draw:style-name="gr3" draw:text-style-name="P6" svg:width="0.0339in" svg:height="0.1508in" svg:x="0.2724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6" svg:width="0.076in" svg:height="0.087in" svg:x="0.378in" svg:y="0.0307in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3" draw:text-style-name="P6" svg:width="0.1083in" svg:height="0.1063in" svg:x="0.515in" svg:y="0.0098in" svg:viewBox="0 0 276 271" svg:d="M130 28c2-10 3-14 10-15 4-1 16-1 24-1 27 0 70 0 70 39 0 13-6 39-21 55-11 10-30 22-66 22-14 0-28 0-42 0 8-34 16-67 25-100zM185 132c39-8 86-35 86-74 0-33-36-58-86-58-36 0-74 0-110 0-8 0-11 0-11 8 0 4 3 4 10 4 1 0 9 0 15 1 7 1 10 1 10 7 0 1 0 2-1 6-18 69-34 138-52 206-4 16-4 19-35 19-7 0-11 0-11 8 0 3 3 3 6 4 11 0 38-2 49-2 10 0 37 2 48 2 4 0 8 0 8-9 0-3-3-3-11-3-14 0-25 0-25-8 0-2 1-4 2-6 9-33 17-67 25-100 16 0 31 0 47 0 34 0 41 20 41 34 0 6-3 18-5 26-3 10-7 24-7 32 0 42 46 42 52 42 33 0 46-39 46-44s-3-2-4-5c-4 0-5 3-6 6-9 29-26 35-35 35-12 0-15-9-15-24 0-12 2-32 4-44 1-5 1-11 1-17 0-29-25-41-36-46z"><text:p/></draw:path><draw:path draw:style-name="gr3" draw:text-style-name="P6" svg:width="0.0484in" svg:height="0.0724in" svg:x="0.6303in" svg:y="0.0661in" svg:viewBox="0 0 124 185" svg:d="M59 89c21 0 37 14 37 44 0 33-20 43-35 43-11 0-36-3-47-19 12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</text:span><text:span text:style-name="T8"><text:s/>או באופן שקול תחת הנתונים צ.ל. </text:span><text:span text:style-name="T8"><draw:g text:anchor-type="as-char" svg:y="-0.1047in" draw:z-index="586" draw:name="Shape262" draw:style-name="gr1"><svg:title>TexMaths</svg:title><svg:desc>11§display§b + a = 100§svg§600§FALSE§</svg:desc><draw:path draw:style-name="gr2" draw:text-style-name="P5" svg:width="0.7402in" svg:height="0.1016in" svg:x="0in" svg:y="0.0079in" svg:viewBox="0 0 1881 259" svg:d="M0 0c627 0 1254 0 1881 0 0 86 0 173 0 259-627 0-1254 0-1881 0 0-86 0-173 0-259z"><text:p/></draw:path><draw:path draw:style-name="gr3" draw:text-style-name="P6" svg:width="0.0555in" svg:height="0.1067in" svg:x="-0.0004in" svg:y="0in" svg:viewBox="0 0 142 272" svg:d="M74 4c-2-1 0-4-6-4-9 0-36 3-46 4-3 0-8 0-8 8 0 5 4 5 9 5 19 0 20 2 20 6 0 2-3 16-6 23-11 42-20 84-31 125-5 20-6 27-6 40 0 36 20 61 48 61 47 0 94-58 94-114 0-34-21-61-52-61-17 0-34 11-45 23 10-38 19-77 29-116zM37 150c3-9 3-9 6-13 19-26 36-31 46-31 14 0 24 11 24 36 0 21-12 67-18 81-14 25-31 40-47 40-13 0-25-10-25-39 0-8 0-15 6-40 3-11 5-23 8-34z"><text:p/></draw:path><draw:path draw:style-name="gr3" draw:text-style-name="P6" svg:width="0.1008in" svg:height="0.1004in" svg:x="0.0996in" svg:y="0.0169in" svg:viewBox="0 0 257 256" svg:d="M136 136c37 0 72 0 108 0 6 0 13 0 13-8s-7-8-13-8c-36 0-71 0-108 0 0-36 0-71 0-108 0-4 0-12-7-12-8 0-8 8-8 12 0 37 0 72 0 108-36 0-72 0-108 0-5 0-13 0-13 8s8 8 13 8c36 0 72 0 108 0 0 35 0 72 0 107 0 5 0 13 8 13 7 0 7-8 7-13 0-35 0-72 0-107z"><text:p/></draw:path><draw:path draw:style-name="gr3" draw:text-style-name="P6" svg:width="0.0693in" svg:height="0.0681in" svg:x="0.2496in" svg:y="0.0382in" svg:viewBox="0 0 177 174" svg:d="M129 25c-7-14-18-25-36-25-45 0-93 57-93 114 0 36 21 60 52 60 7 0 26-2 50-27 2 14 17 27 34 27 15 0 23-8 29-21 7-13 12-36 12-37 0-5-3-5-4-5-5 0-5 3-6 8-6 25-13 47-30 47-9 0-11-10-11-17 0-9 0-12 5-29 4-16 5-20 9-34 4-19 10-36 14-54 2-11 2-12 2-13 0-7-4-11-11-11-10 0-15 9-16 17zM103 125c-1 7-1 7-7 14-17 20-33 27-43 27-20 0-26-20-26-36 0-19 13-66 21-84 12-23 30-37 45-37 26 0 31 32 31 34s-1 4-1 7c-6 24-13 49-20 75z"><text:p/></draw:path><draw:path draw:style-name="gr3" draw:text-style-name="P6" svg:width="0.1008in" svg:height="0.0354in" svg:x="0.3744in" svg:y="0.0492in" svg:viewBox="0 0 257 91" svg:d="M244 15c6 0 13 0 13-7 0-8-7-8-13-8-77 0-154 0-231 0-5 0-13 0-13 8 0 7 8 7 13 7 77 0 154 0 231 0zM244 91c6 0 13 0 13-8s-7-8-13-8c-77 0-154 0-231 0-5 0-13 0-13 8s8 8 13 8c77 0 154 0 231 0z"><text:p/></draw:path><draw:path draw:style-name="gr3" draw:text-style-name="P6" svg:width="0.05in" svg:height="0.1004in" svg:x="0.5398in" svg:y="0.0047in" svg:viewBox="0 0 128 256" svg:d="M79 10c0-9 0-10-9-10-23 24-57 24-70 24 0 5 0 8 0 12 8 0 31 0 51-10 0 67 0 133 0 199 0 15-1 19-36 19-4 0-7 0-12 0 0 4 0 8 0 12 14-1 47-1 62-1s49 0 63 1c0-4 0-8 0-12-5 0-8 0-13 0-35 0-36-4-36-19 0-72 0-143 0-215z"><text:p/></draw:path><draw:path draw:style-name="gr3" draw:text-style-name="P6" svg:width="0.0638in" svg:height="0.1039in" svg:x="0.6083in" svg:y="0.0047in" svg:viewBox="0 0 163 265" svg:d="M163 134c0-31-1-62-16-91-17-37-49-43-65-43-23 0-51 10-68 45-12 28-14 58-14 89 0 27 2 62 18 91 16 32 45 40 63 40 21 0 51-9 67-45 14-27 15-57 15-86zM81 256c-14 0-37-10-45-46-3-23-3-60-3-81 0-25 0-51 2-72 8-45 36-48 46-48 14 0 39 6 47 44 3 22 3 52 3 76 0 28 0 54-5 79-5 36-27 48-45 48z"><text:p/></draw:path><draw:path draw:style-name="gr3" draw:text-style-name="P6" svg:width="0.0638in" svg:height="0.1039in" svg:x="0.6843in" svg:y="0.0047in" svg:viewBox="0 0 163 265" svg:d="M163 134c0-31-2-62-16-91-17-37-49-43-66-43-23 0-50 10-67 45-12 28-14 58-14 89 0 27 2 62 18 91 16 32 45 40 63 40 21 0 51-9 67-45 13-27 15-57 15-86zM81 256c-15 0-38-10-45-46-4-23-4-60-4-81 0-25 0-51 3-72 8-45 37-48 46-48 13 0 39 6 45 44 5 22 5 52 5 76 0 28 0 54-5 79-5 36-27 48-45 48z"><text:p/></draw:path></draw:g></text:span><text:span text:style-name="T8">. מקומוטטיביות הכפל על השלמים, נסיק מהנתונים </text:span><text:span text:style-name="T8"><draw:g text:anchor-type="as-char" svg:y="-0.1047in" draw:z-index="587" draw:name="Shape263" draw:style-name="gr1"><svg:title>TexMaths</svg:title><svg:desc>11§display§b + a = 100§svg§600§FALSE§</svg:desc><draw:path draw:style-name="gr2" draw:text-style-name="P5" svg:width="0.7402in" svg:height="0.1016in" svg:x="0in" svg:y="0.0079in" svg:viewBox="0 0 1881 259" svg:d="M0 0c627 0 1254 0 1881 0 0 86 0 173 0 259-627 0-1254 0-1881 0 0-86 0-173 0-259z"><text:p/></draw:path><draw:path draw:style-name="gr3" draw:text-style-name="P6" svg:width="0.0555in" svg:height="0.1067in" svg:x="-0.0004in" svg:y="0in" svg:viewBox="0 0 142 272" svg:d="M74 4c-2-1 0-4-6-4-9 0-36 3-46 4-3 0-8 0-8 8 0 5 4 5 9 5 19 0 20 2 20 6 0 2-3 16-6 23-11 42-20 84-31 125-5 20-6 27-6 40 0 36 20 61 48 61 47 0 94-58 94-114 0-34-21-61-52-61-17 0-34 11-45 23 10-38 19-77 29-116zM37 150c3-9 3-9 6-13 19-26 36-31 46-31 14 0 24 11 24 36 0 21-12 67-18 81-14 25-31 40-47 40-13 0-25-10-25-39 0-8 0-15 6-40 3-11 5-23 8-34z"><text:p/></draw:path><draw:path draw:style-name="gr3" draw:text-style-name="P6" svg:width="0.1008in" svg:height="0.1004in" svg:x="0.0996in" svg:y="0.0169in" svg:viewBox="0 0 257 256" svg:d="M136 136c37 0 72 0 108 0 6 0 13 0 13-8s-7-8-13-8c-36 0-71 0-108 0 0-36 0-71 0-108 0-4 0-12-7-12-8 0-8 8-8 12 0 37 0 72 0 108-36 0-72 0-108 0-5 0-13 0-13 8s8 8 13 8c36 0 72 0 108 0 0 35 0 72 0 107 0 5 0 13 8 13 7 0 7-8 7-13 0-35 0-72 0-107z"><text:p/></draw:path><draw:path draw:style-name="gr3" draw:text-style-name="P6" svg:width="0.0693in" svg:height="0.0681in" svg:x="0.2496in" svg:y="0.0382in" svg:viewBox="0 0 177 174" svg:d="M129 25c-7-14-18-25-36-25-45 0-93 57-93 114 0 36 21 60 52 60 7 0 26-2 50-27 3 14 17 27 34 27 15 0 23-8 29-21 7-13 12-36 12-37 0-5-3-5-4-5-5 0-5 3-6 8-6 25-13 47-30 47-9 0-11-10-11-17 0-9 0-12 5-29 4-16 5-20 9-34 4-19 10-36 14-54 2-11 2-12 2-13 0-7-4-11-11-11-10 0-15 9-16 17zM103 125c-1 7-1 7-7 14-17 20-33 27-43 27-20 0-26-20-26-36 0-19 13-66 21-84 12-23 30-37 45-37 26 0 31 32 31 34s-1 4-1 7c-6 24-13 49-20 75z"><text:p/></draw:path><draw:path draw:style-name="gr3" draw:text-style-name="P6" svg:width="0.1008in" svg:height="0.0354in" svg:x="0.3744in" svg:y="0.0492in" svg:viewBox="0 0 257 91" svg:d="M244 15c6 0 13 0 13-7 0-8-7-8-13-8-77 0-154 0-231 0-5 0-13 0-13 8 0 7 8 7 13 7 77 0 154 0 231 0zM244 91c6 0 13 0 13-8s-7-8-13-8c-77 0-154 0-231 0-5 0-13 0-13 8s8 8 13 8c77 0 154 0 231 0z"><text:p/></draw:path><draw:path draw:style-name="gr3" draw:text-style-name="P6" svg:width="0.05in" svg:height="0.1004in" svg:x="0.5398in" svg:y="0.0047in" svg:viewBox="0 0 128 256" svg:d="M79 10c0-9 0-10-9-10-23 24-57 24-70 24 0 5 0 8 0 12 8 0 31 0 51-10 0 67 0 133 0 199 0 15-1 19-36 19-4 0-7 0-12 0 0 4 0 8 0 12 14-1 47-1 62-1s49 0 63 1c0-4 0-8 0-12-5 0-8 0-13 0-35 0-36-4-36-19 0-72 0-143 0-215z"><text:p/></draw:path><draw:path draw:style-name="gr3" draw:text-style-name="P6" svg:width="0.0638in" svg:height="0.1039in" svg:x="0.6083in" svg:y="0.0047in" svg:viewBox="0 0 163 265" svg:d="M163 134c0-31-1-62-16-91-17-37-49-43-65-43-23 0-51 10-68 45-12 28-14 58-14 89 0 27 2 62 18 91 16 32 45 40 63 40 21 0 51-9 67-45 14-27 15-57 15-86zM81 256c-14 0-37-10-45-46-3-23-3-60-3-81 0-25 0-51 2-72 8-45 36-48 46-48 14 0 39 6 47 44 3 22 3 52 3 76 0 28 0 54-5 79-5 36-27 48-45 48z"><text:p/></draw:path><draw:path draw:style-name="gr3" draw:text-style-name="P6" svg:width="0.0638in" svg:height="0.1039in" svg:x="0.6843in" svg:y="0.0047in" svg:viewBox="0 0 163 265" svg:d="M163 134c0-31-2-62-16-91-17-37-49-43-66-43-23 0-50 10-67 45-12 28-14 58-14 89 0 27 2 62 18 91 16 32 45 40 63 40 21 0 51-9 68-45 12-27 14-57 14-86zM81 256c-15 0-38-10-45-46-4-23-4-60-4-81 0-25 0-51 3-72 8-45 36-48 46-48 12 0 39 6 45 44 5 22 5 52 5 76 0 28 0 54-5 79-5 36-27 48-45 48z"><text:p/></draw:path></draw:g></text:span><text:span text:style-name="T8"><text:s/>כדרוש. </text:span></text:p>
        </text:list-item>
        <text:list-item>
          <text:p text:style-name="P51"><text:span text:style-name="T3">טרנזיטיביות: </text:span><text:span text:style-name="T33">נשלול</text:span><text:span text:style-name="T8">. נבחר </text:span><text:span text:style-name="T8"><draw:g text:anchor-type="as-char" svg:y="-0.1047in" draw:z-index="588" draw:name="Shape264" draw:style-name="gr1"><svg:title>TexMaths</svg:title><svg:desc>11§display§a = 1, b = 99, c = 1§svg§600§FALSE§</svg:desc><draw:path draw:style-name="gr2" draw:text-style-name="P5" svg:width="1.2315in" svg:height="0.1185in" svg:x="0.0016in" svg:y="0.0079in" svg:viewBox="0 0 3129 302" svg:d="M1566 302c-523 0-1044 0-1566 0 0-100 0-202 0-302 1043 0 2086 0 3129 0 0 100 0 202 0 302-521 0-1043 0-1563 0z"><text:p/></draw:path><draw:path draw:style-name="gr3" draw:text-style-name="P6" svg:width="0.0693in" svg:height="0.0685in" svg:x="-0.0004in" svg:y="0.0382in" svg:viewBox="0 0 177 175" svg:d="M129 25c-7-14-18-25-35-25-46 0-94 57-94 114 0 36 22 61 52 61 7 0 27-1 50-28 3 16 17 28 36 28 13 0 22-8 28-21 7-14 11-37 11-38 0-4-3-4-4-4-5 0-5 2-6 7-6 25-13 48-29 48-10 0-11-10-11-18s1-11 4-29c4-15 5-20 9-34 4-19 10-36 14-54 2-11 2-12 2-13 0-7-4-11-11-11-9 0-15 9-16 17zM103 126c-1 6-1 7-7 14-17 21-32 27-43 27-20 0-25-21-25-37 0-19 12-66 22-84 11-23 28-37 44-37 25 0 30 32 30 34s-1 4-1 7c-6 25-13 50-20 76z"><text:p/></draw:path><draw:path draw:style-name="gr3" draw:text-style-name="P6" svg:width="0.1008in" svg:height="0.035in" svg:x="0.1248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in" svg:height="0.1004in" svg:x="0.2909in" svg:y="0.0047in" svg:viewBox="0 0 128 256" svg:d="M79 10c0-9 0-10-9-10-24 24-58 24-70 24 0 5 0 8 0 12 8 0 30 0 51-10 0 67 0 134 0 200 0 13-1 18-37 18-4 0-7 0-12 0 0 4 0 9 0 12 13-1 48-1 63-1s48 0 63 1c0-3 0-8 0-12-5 0-9 0-14 0-34 0-35-4-35-18 0-72 0-144 0-216z"><text:p/></draw:path><draw:path draw:style-name="gr3" draw:text-style-name="P6" svg:width="0.0173in" svg:height="0.0453in" svg:x="0.3661in" svg:y="0.0902in" svg:viewBox="0 0 45 116" svg:d="M45 41c0-26-9-41-24-41-13 0-21 10-21 21 0 10 8 20 21 20 4 0 10-1 13-5 1-1 1-1 2-1 0 2 1 0 1 6 0 28-14 52-26 64-4 4-4 5-4 6 0 3 2 5 3 5 4 0 35-30 35-75z"><text:p/></draw:path><draw:path draw:style-name="gr3" draw:text-style-name="P6" svg:width="0.0555in" svg:height="0.1063in" svg:x="0.428in" svg:y="0in" svg:viewBox="0 0 142 271" svg:d="M74 4c-1-1 0-4-5-4-8 0-37 3-47 4-3 0-8 0-8 8 0 5 4 5 10 5 18 0 19 2 19 6 0 2-3 16-6 24-11 42-20 84-31 126-5 18-6 24-6 38 0 36 20 60 48 60 47 0 94-57 94-112 0-34-21-62-52-62-17 0-33 12-45 23 10-38 19-77 29-116zM37 150c3-8 3-9 6-13 20-26 37-31 47-31 13 0 24 12 24 36 0 23-13 66-19 81-14 26-31 39-47 39-13 0-25-9-25-38 0-8 0-14 6-38 3-12 5-24 8-36z"><text:p/></draw:path><draw:path draw:style-name="gr3" draw:text-style-name="P6" svg:width="0.1008in" svg:height="0.035in" svg:x="0.537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in" svg:height="0.1039in" svg:x="0.6949in" svg:y="0.0047in" svg:viewBox="0 0 161 265" svg:d="M125 135c0 3 0 7 0 12 0 89-39 107-61 107-7 0-28-1-39-14 18 0 20-12 20-18 0-11-9-18-17-18-6 0-18 3-18 19 0 26 21 42 54 42 49 0 97-53 97-135 0-104-44-130-80-130-20 0-39 7-56 24-16 18-25 34-25 63 0 49 34 86 78 86 23 0 39-16 47-38zM78 164c-6 0-24 0-36-24-7-14-7-34-7-53 0-21 0-38 8-53 11-20 25-24 38-24 19 0 31 13 38 30 4 13 6 37 6 55 0 32-13 69-47 69z"><text:p/></draw:path><draw:path draw:style-name="gr3" draw:text-style-name="P6" svg:width="0.063in" svg:height="0.1039in" svg:x="0.7713in" svg:y="0.0047in" svg:viewBox="0 0 161 265" svg:d="M125 135c0 3 0 7 0 12 0 89-39 107-62 107-7 0-28-1-38-14 17 0 20-12 20-18 0-11-9-18-17-18-7 0-18 3-18 19 0 26 21 42 54 42 49 0 97-53 97-135 0-104-45-130-80-130-20 0-39 7-57 24-15 18-24 34-24 63 0 49 34 86 77 86 24 0 40-16 48-38zM78 164c-6 0-24 0-36-24-7-14-7-34-7-53 0-21 0-38 8-53 10-20 25-24 38-24 18 0 31 13 38 30 4 13 5 37 5 55 0 32-13 69-46 69z"><text:p/></draw:path><draw:path draw:style-name="gr3" draw:text-style-name="P6" svg:width="0.0173in" svg:height="0.0453in" svg:x="0.8539in" svg:y="0.0902in" svg:viewBox="0 0 45 116" svg:d="M45 41c0-26-10-41-24-41-13 0-21 10-21 21 0 10 8 20 21 20 4 0 9-1 13-5 1-1 1-1 2-1 0 2 0 0 0 6 0 28-13 52-25 64-4 4-4 5-4 6 0 3 1 5 3 5 4 0 35-30 35-75z"><text:p/></draw:path><draw:path draw:style-name="gr3" draw:text-style-name="P6" svg:width="0.0591in" svg:height="0.0685in" svg:x="0.9146in" svg:y="0.0382in" svg:viewBox="0 0 151 175" svg:d="M138 24c-6 0-11 0-17 6-7 5-8 12-8 15 0 9 8 13 15 13 12 0 22-8 22-24 0-20-18-34-45-34-53 0-105 56-105 110 0 34 23 65 63 65 56 0 88-40 88-45 0-2-2-5-5-5-2 0-3 1-5 4-30 38-73 38-77 38-24 0-35-19-35-42 0-16 7-53 21-78 12-22 34-38 55-38 13 0 27 5 33 15z"><text:p/></draw:path><draw:path draw:style-name="gr3" draw:text-style-name="P6" svg:width="0.1008in" svg:height="0.035in" svg:x="1.0252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in" svg:height="0.1004in" svg:x="1.1909in" svg:y="0.0047in" svg:viewBox="0 0 128 256" svg:d="M79 10c0-9 0-10-9-10-24 24-58 24-70 24 0 5 0 8 0 12 8 0 31 0 51-10 0 67 0 134 0 200 0 13-1 18-37 18-4 0-7 0-12 0 0 4 0 9 0 12 13-1 48-1 63-1s48 0 63 1c0-3 0-8 0-12-5 0-8 0-12 0-36 0-37-4-37-18 0-72 0-144 0-216z"><text:p/></draw:path></draw:g></text:span><text:span text:style-name="T8">, ולכן </text:span><text:span text:style-name="T8"><draw:g text:anchor-type="as-char" svg:y="-0.1047in" draw:z-index="589" draw:name="Shape265" draw:style-name="gr1"><svg:title>TexMaths</svg:title><svg:desc>11§display§a + b = a + c = 100§svg§600§FALSE§</svg:desc><draw:path draw:style-name="gr2" draw:text-style-name="P5" svg:width="1.2752in" svg:height="0.1016in" svg:x="0.0016in" svg:y="0.0079in" svg:viewBox="0 0 3240 259" svg:d="M0 0c1080 0 2160 0 3240 0 0 86 0 173 0 259-1080 0-2160 0-3240 0 0-86 0-173 0-259z"><text:p/></draw:path><draw:path draw:style-name="gr3" draw:text-style-name="P6" svg:width="0.0693in" svg:height="0.0681in" svg:x="-0.0004in" svg:y="0.0382in" svg:viewBox="0 0 177 174" svg:d="M129 25c-7-14-18-25-36-25-45 0-93 57-93 114 0 36 21 60 52 60 7 0 26-2 49-27 3 14 18 27 35 27 15 0 23-8 29-21 7-13 12-36 12-37 0-5-3-5-4-5-5 0-5 3-6 8-6 25-13 47-30 47-9 0-11-10-11-17 0-9 0-12 5-29 4-16 5-20 9-34 4-19 10-36 14-54 2-11 2-12 2-13 0-7-4-11-11-11-10 0-15 9-16 17zM103 125c-2 7-2 7-7 14-17 20-33 27-44 27-19 0-25-20-25-36 0-19 13-66 21-84 12-23 30-37 45-37 26 0 31 32 31 34s-1 4-1 7c-6 24-13 49-20 75z"><text:p/></draw:path><draw:path draw:style-name="gr3" draw:text-style-name="P6" svg:width="0.1008in" svg:height="0.1004in" svg:x="0.1161in" svg:y="0.0169in" svg:viewBox="0 0 257 256" svg:d="M136 136c37 0 73 0 109 0 5 0 12 0 12-8s-7-8-12-8c-36 0-72 0-109 0 0-36 0-71 0-108 0-4 0-12-7-12-8 0-8 8-8 12 0 37 0 72 0 108-36 0-72 0-108 0-5 0-13 0-13 8s8 8 13 8c36 0 72 0 108 0 0 35 0 72 0 107 0 5 0 13 8 13 7 0 7-8 7-13 0-35 0-72 0-107z"><text:p/></draw:path><draw:path draw:style-name="gr3" draw:text-style-name="P6" svg:width="0.0555in" svg:height="0.1067in" svg:x="0.2673in" svg:y="0in" svg:viewBox="0 0 142 272" svg:d="M74 4c-1-1 0-4-5-4-10 0-37 3-47 4-3 0-8 0-8 8 0 5 4 5 9 5 19 0 20 2 20 6 0 2-3 16-6 23-11 42-21 84-32 125-4 20-5 27-5 40 0 36 20 61 48 61 47 0 94-58 94-114 0-34-21-61-52-61-17 0-33 11-45 23 10-38 19-77 29-116zM37 150c3-9 3-9 6-13 20-26 36-31 47-31 13 0 24 11 24 36 0 21-13 67-19 81-14 25-31 40-47 40-13 0-25-10-25-39 0-8 0-15 6-40 3-11 5-23 8-34z"><text:p/></draw:path><draw:path draw:style-name="gr3" draw:text-style-name="P6" svg:width="0.1008in" svg:height="0.0354in" svg:x="0.376in" svg:y="0.0492in" svg:viewBox="0 0 257 91" svg:d="M244 15c6 0 13 0 13-7 0-8-7-8-13-8-77 0-154 0-231 0-5 0-13 0-13 8 0 7 8 7 13 7 77 0 154 0 231 0zM244 91c6 0 13 0 13-8s-7-8-13-8c-77 0-154 0-231 0-5 0-13 0-13 8s8 8 13 8c77 0 154 0 231 0z"><text:p/></draw:path><draw:path draw:style-name="gr3" draw:text-style-name="P6" svg:width="0.0693in" svg:height="0.0681in" svg:x="0.5339in" svg:y="0.0382in" svg:viewBox="0 0 177 174" svg:d="M129 25c-7-14-18-25-36-25-45 0-93 57-93 114 0 36 22 60 52 60 7 0 27-2 50-27 4 14 17 27 35 27 14 0 22-8 29-21s11-36 11-37c0-5-3-5-4-5-4 0-5 3-6 8-6 25-13 47-28 47-11 0-13-10-13-17 0-9 2-12 6-29 3-16 4-20 8-34 4-19 10-36 14-54 2-11 2-12 2-13 0-7-4-11-11-11-9 0-15 9-16 17zM104 125c-2 7-2 7-7 14-18 20-33 27-44 27-20 0-26-20-26-36 0-19 14-66 22-84 13-23 29-37 44-37 26 0 31 32 31 34s0 4-1 7c-6 24-12 49-19 75z"><text:p/></draw:path><draw:path draw:style-name="gr3" draw:text-style-name="P6" svg:width="0.1008in" svg:height="0.1004in" svg:x="0.6504in" svg:y="0.0169in" svg:viewBox="0 0 257 256" svg:d="M136 136c37 0 72 0 108 0 6 0 13 0 13-8s-7-8-13-8c-36 0-71 0-108 0 0-36 0-71 0-108 0-4 0-12-7-12-8 0-8 8-8 12 0 37 0 72 0 108-36 0-73 0-109 0-4 0-12 0-12 8s8 8 12 8c36 0 73 0 109 0 0 35 0 72 0 107 0 5 0 13 8 13 7 0 7-8 7-13 0-35 0-72 0-107z"><text:p/></draw:path><draw:path draw:style-name="gr3" draw:text-style-name="P6" svg:width="0.0591in" svg:height="0.0681in" svg:x="0.8004in" svg:y="0.0382in" svg:viewBox="0 0 151 174" svg:d="M137 24c-6 0-12 0-17 6-6 5-7 12-7 14 0 10 7 15 15 15 11 0 22-10 22-26 0-19-19-33-47-33-51 0-103 55-103 110 0 35 22 64 63 64 55 0 88-39 88-45 0-2-4-4-6-4-1 0-2 1-4 3-31 38-73 38-77 38-26 0-35-18-35-41 0-16 7-53 20-78 13-22 33-38 54-38 14 0 29 4 34 15z"><text:p/></draw:path><draw:path draw:style-name="gr3" draw:text-style-name="P6" svg:width="0.1004in" svg:height="0.0354in" svg:x="0.9106in" svg:y="0.0492in" svg:viewBox="0 0 256 91" svg:d="M244 15c6 0 12 0 12-7 0-8-6-8-12-8-77 0-155 0-232 0-4 0-12 0-12 8 0 7 8 7 13 7 77 0 154 0 231 0zM244 91c6 0 12 0 12-8s-6-8-12-8c-77 0-154 0-231 0-5 0-13 0-13 8s8 8 12 8c77 0 155 0 232 0z"><text:p/></draw:path><draw:path draw:style-name="gr3" draw:text-style-name="P6" svg:width="0.05in" svg:height="0.1004in" svg:x="1.076in" svg:y="0.0047in" svg:viewBox="0 0 128 256" svg:d="M79 10c0-9 0-10-9-10-24 24-57 24-70 24 0 5 0 8 0 12 8 0 31 0 51-10 0 67 0 133 0 199 0 15-2 19-36 19-4 0-8 0-13 0 0 4 0 8 0 12 14-1 47-1 63-1 15 0 49 0 63 1 0-4 0-8 0-12-5 0-8 0-13 0-35 0-36-4-36-19 0-72 0-143 0-215z"><text:p/></draw:path><draw:path draw:style-name="gr3" draw:text-style-name="P6" svg:width="0.0638in" svg:height="0.1039in" svg:x="1.1445in" svg:y="0.0047in" svg:viewBox="0 0 163 265" svg:d="M163 134c0-31-1-62-16-91-17-37-49-43-65-43-24 0-51 10-68 45-12 28-14 58-14 89 0 27 2 62 18 91 16 32 45 40 63 40 21 0 51-9 67-45 14-27 15-57 15-86zM81 256c-15 0-37-10-45-46-3-23-3-60-3-81 0-25 0-51 2-72 8-45 36-48 46-48 14 0 39 6 47 44 3 22 3 52 3 76 0 28 0 54-5 79-5 36-27 48-45 48z"><text:p/></draw:path><draw:path draw:style-name="gr3" draw:text-style-name="P6" svg:width="0.0638in" svg:height="0.1039in" svg:x="1.2209in" svg:y="0.0047in" svg:viewBox="0 0 163 265" svg:d="M163 134c0-31-2-62-16-91-17-37-49-43-66-43-23 0-51 10-67 45-12 28-14 58-14 89 0 27 1 62 18 91 16 32 45 40 63 40 21 0 51-9 67-45 13-27 15-57 15-86zM81 256c-15 0-38-10-45-46-4-23-4-60-4-81 0-25 0-51 3-72 8-45 36-48 46-48 12 0 39 6 45 44 5 22 5 52 5 76 0 28 0 54-5 79-5 36-27 48-45 48z"><text:p/></draw:path></draw:g></text:span><text:span text:style-name="T8">, וסה"כ </text:span><text:span text:style-name="T8"><draw:g text:anchor-type="as-char" svg:y="-0.1134in" draw:z-index="590" draw:name="Shape266" draw:style-name="gr1"><svg:title>TexMaths</svg:title><svg:desc>11§display§\la a, b \ra, \la a, c \ra \in R_3§svg§600§FALSE§</svg:desc><draw:path draw:style-name="gr2" draw:text-style-name="P5" svg:width="1.0713in" svg:height="0.1358in" svg:x="-0.0004in" svg:y="0.0071in" svg:viewBox="0 0 2722 346" svg:d="M1362 346c-455 0-908 0-1362 0 0-116 0-230 0-346 907 0 1815 0 2722 0 0 116 0 230 0 346-453 0-907 0-1360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93in" svg:height="0.0685in" svg:x="0.0571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5in" svg:height="0.1063in" svg:x="0.2063in" svg:y="0.0071in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1 40-46 40-13 0-26-10-26-38 0-8 0-15 7-39 3-12 5-24 8-35z"><text:p/></draw:path><draw:path draw:style-name="gr3" draw:text-style-name="P6" svg:width="0.0335in" svg:height="0.1512in" svg:x="0.2728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173in" svg:height="0.0453in" svg:x="0.3366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335in" svg:height="0.1512in" svg:x="0.4079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693in" svg:height="0.0685in" svg:x="0.4563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5433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91in" svg:height="0.0685in" svg:x="0.6039in" svg:y="0.0453in" svg:viewBox="0 0 151 175" svg:d="M137 24c-6 0-12 0-17 6-6 5-7 12-7 15 0 9 7 13 15 13 11 0 22-10 22-25 0-19-19-33-47-33-51 0-103 55-103 110 0 34 22 65 63 65 55 0 88-41 88-45 0-2-3-6-6-6-1 0-2 2-4 5-31 37-73 37-77 37-24 0-35-18-35-42 0-15 7-52 20-77 13-22 33-38 55-38 13 0 28 4 33 15z"><text:p/></draw:path><draw:path draw:style-name="gr3" draw:text-style-name="P6" svg:width="0.0335in" svg:height="0.1512in" svg:x="0.672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76in" svg:height="0.087in" svg:x="0.7776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83in" svg:height="0.1063in" svg:x="0.915in" svg:y="0.0098in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5 0-5 4-6 6-10 28-26 35-35 35-12 0-15-9-15-23 0-12 2-31 4-43 0-6 1-13 1-19 0-29-26-42-36-45z"><text:p/></draw:path><draw:path draw:style-name="gr3" draw:text-style-name="P6" svg:width="0.0484in" svg:height="0.0724in" svg:x="1.0303in" svg:y="0.0661in" svg:viewBox="0 0 124 185" svg:d="M59 89c21 0 36 14 36 43 0 34-19 44-36 44-10 0-34-3-45-19 12-1 16-9 16-15 0-9-7-15-16-15-6 0-14 5-14 16 0 25 27 42 60 42 38 0 64-25 64-53 0-21-17-42-47-48 29-10 38-30 38-47 0-22-25-37-55-37s-52 14-52 36c0 9 6 15 14 15 9 0 14-7 14-15 0-7-5-13-14-14 10-11 29-14 38-14 13 0 29 5 29 29 0 11-3 24-11 32-9 10-16 11-30 11-6 1-6 1-8 1-2 2-3 2-3 4 0 4 3 4 7 4 5 0 10 0 15 0z"><text:p/></draw:path></draw:g></text:span><text:span text:style-name="T8">. עם זאת, </text:span><text:span text:style-name="T8"><draw:g text:anchor-type="as-char" svg:y="-0.1102in" draw:z-index="591" draw:name="Shape267" draw:style-name="gr1"><svg:title>TexMaths</svg:title><svg:desc>11§display§a + c = 2 \neq 100§svg§600§FALSE§</svg:desc><draw:path draw:style-name="gr2" draw:text-style-name="P5" svg:width="1.0201in" svg:height="0.1256in" svg:x="0.0016in" svg:y="0.0079in" svg:viewBox="0 0 2592 320" svg:d="M1296 320c-432 0-864 0-1296 0 0-107 0-213 0-320 864 0 1728 0 2592 0 0 107 0 213 0 320-432 0-865 0-1296 0z"><text:p/></draw:path><draw:path draw:style-name="gr3" draw:text-style-name="P6" svg:width="0.0693in" svg:height="0.0685in" svg:x="-0.0004in" svg:y="0.0429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6" svg:width="0.1004in" svg:height="0.1004in" svg:x="0.1165in" svg:y="0.022in" svg:viewBox="0 0 256 256" svg:d="M136 137c37 0 72 0 108 0 6 0 12 0 12-8 0-9-6-9-12-9-36 0-71 0-108 0 0-36 0-71 0-108 0-5 0-12-7-12-8 0-8 7-8 12 0 37 0 72 0 108-36 0-73 0-109 0-5 0-12 0-12 9 0 8 7 8 12 8 36 0 73 0 109 0 0 35 0 72 0 107 0 5 0 12 8 12 7 0 7-7 7-12 0-35 0-72 0-107z"><text:p/></draw:path><draw:path draw:style-name="gr3" draw:text-style-name="P6" svg:width="0.0587in" svg:height="0.0685in" svg:x="0.2665in" svg:y="0.0429in" svg:viewBox="0 0 150 175" svg:d="M136 24c-5 0-11 0-16 6-7 5-7 12-7 15 0 9 7 13 15 13 11 0 21-9 21-25 0-19-18-33-46-33-52 0-103 55-103 110 0 35 22 65 63 65 55 0 87-40 87-45 0-2-3-5-5-5s-2 1-4 4c-31 38-73 38-78 38-24 0-34-19-34-42 0-16 7-53 21-78 12-22 33-38 53-38 14 0 29 4 33 15z"><text:p/></draw:path><draw:path draw:style-name="gr3" draw:text-style-name="P6" svg:width="0.1004in" svg:height="0.0358in" svg:x="0.3768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606in" svg:height="0.1004in" svg:x="0.5358in" svg:y="0.0079in" svg:viewBox="0 0 155 256" svg:d="M30 226c14-13 27-26 42-38 59-53 83-74 83-113 0-44-35-75-82-75-44 0-73 35-73 70 0 22 20 22 21 22 7 0 20-5 20-21 0-10-7-20-20-20-3 0-4 0-6 0 9-25 30-39 52-39 35 0 53 31 53 63 0 31-20 61-41 85-25 28-49 54-75 82-4 4-4 5-4 14 48 0 96 0 144 0 3-22 8-44 11-66-3 0-6 0-10 0-2 11-4 27-9 33-2 3-28 3-36 3-23 0-47 0-70 0z"><text:p/></draw:path><draw:path draw:style-name="gr3" draw:text-style-name="P6" svg:width="0.0756in" svg:height="0.1413in" svg:x="0.6681in" svg:y="0in" svg:viewBox="0 0 193 360" svg:d="M189 15c4-5 4-6 4-7 0-2-3-8-8-8s-6 2-9 8c-57 112-115 224-173 336-3 6-3 7-3 8 0 3 2 8 8 8 4 0 5-3 9-8 57-113 115-224 172-337z"><text:p/></draw:path><draw:path draw:style-name="gr3" draw:text-style-name="P6" svg:width="0.1004in" svg:height="0.0358in" svg:x="0.6555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5in" svg:height="0.1004in" svg:x="0.8209in" svg:y="0.0079in" svg:viewBox="0 0 128 256" svg:d="M79 10c0-10 0-10-9-10-24 24-58 24-70 24 0 5 0 8 0 12 8 0 31 0 51-10 0 67 0 133 0 199 0 14-1 19-37 19-4 0-7 0-12 0 0 4 0 9 0 12 15-1 48-1 63-1s49 0 63 1c0-3 0-8 0-12-5 0-8 0-12 0-36 0-37-5-37-19 0-72 0-143 0-215z"><text:p/></draw:path><draw:path draw:style-name="gr3" draw:text-style-name="P6" svg:width="0.0638in" svg:height="0.1039in" svg:x="0.8894in" svg:y="0.0079in" svg:viewBox="0 0 163 265" svg:d="M163 133c0-30-2-61-16-90-17-37-49-43-66-43-23 0-50 10-67 45-12 28-14 58-14 88 0 29 2 63 18 92 16 32 45 40 63 40 21 0 51-9 68-45 12-26 14-56 14-87zM81 256c-15 0-37-10-45-46-4-22-4-59-4-81 0-25 0-51 3-72 8-45 37-49 46-49 14 0 39 7 46 45 4 22 4 52 4 76 0 29 0 55-4 78-6 38-28 49-46 49z"><text:p/></draw:path><draw:path draw:style-name="gr3" draw:text-style-name="P6" svg:width="0.0638in" svg:height="0.1039in" svg:x="0.9654in" svg:y="0.0079in" svg:viewBox="0 0 163 265" svg:d="M163 133c0-30-2-61-16-90-17-37-49-43-66-43-23 0-51 10-67 45-12 28-14 58-14 88 0 29 1 63 18 92 16 32 44 40 63 40 21 0 50-9 68-45 12-26 14-56 14-87zM81 256c-15 0-38-10-45-46-4-22-4-59-4-81 0-25 0-51 3-72 8-45 37-49 46-49 13 0 38 7 46 45 4 22 4 52 4 76 0 29 0 55-4 78-7 38-29 49-46 49z"><text:p/></draw:path></draw:g></text:span><text:span text:style-name="T8"><text:s/>ולכן </text:span><text:span text:style-name="T8"><draw:g text:anchor-type="as-char" svg:y="-0.1134in" draw:z-index="592" draw:name="Shape268" draw:style-name="gr1"><svg:title>TexMaths</svg:title><svg:desc>11§display§\la a, c \ra \not\in R_3§svg§600§FALSE§</svg:desc><draw:path draw:style-name="gr2" draw:text-style-name="P5" svg:width="0.6717in" svg:height="0.1354in" svg:x="-0.0004in" svg:y="0.0071in" svg:viewBox="0 0 1707 345" svg:d="M0 0c569 0 1139 0 1707 0 0 115 0 230 0 345-568 0-1138 0-1707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4-60-45-119-69-177 24-60 45-119 69-179z"><text:p/></draw:path><draw:path draw:style-name="gr3" draw:text-style-name="P6" svg:width="0.0689in" svg:height="0.0681in" svg:x="0.0571in" svg:y="0.0453in" svg:viewBox="0 0 176 174" svg:d="M129 24c-8-14-19-24-37-24-45 0-92 56-92 112 0 37 21 62 51 62 7 0 27-1 50-29 3 17 17 29 35 29 14 0 22-9 29-21 7-14 11-37 11-38 0-4-3-4-4-4-4 0-5 1-6 7-7 25-13 48-29 48-11 0-12-10-12-17 0-9 2-12 6-29s4-21 8-35c4-19 9-37 14-54 2-11 2-11 2-13 0-7-4-10-11-10-9 0-14 9-15 16zM103 124c-2 7-2 8-7 15-18 21-33 27-44 27-20 0-25-22-25-36 0-20 13-67 21-85 13-23 30-37 46-37 24 0 29 32 29 34s0 4-1 6c-7 26-12 51-19 76z"><text:p/></draw:path><draw:path draw:style-name="gr3" draw:text-style-name="P6" svg:width="0.0173in" svg:height="0.0453in" svg:x="0.1445in" svg:y="0.0972in" svg:viewBox="0 0 45 116" svg:d="M45 41c0-26-9-41-24-41-13 0-21 10-21 21 0 10 8 21 21 21 4 0 10-2 13-6 1-1 1-1 2-1 0 2 1 0 1 6 0 28-14 51-26 65-4 3-4 4-4 5 0 4 2 5 4 5 3 0 34-30 34-75z"><text:p/></draw:path><draw:path draw:style-name="gr3" draw:text-style-name="P6" svg:width="0.0587in" svg:height="0.0681in" svg:x="0.2055in" svg:y="0.0453in" svg:viewBox="0 0 150 174" svg:d="M136 23c-5 0-11 0-16 6-7 6-7 13-7 15 0 9 7 13 15 13 11 0 20-9 20-24 0-19-17-33-45-33-52 0-103 55-103 109 0 35 22 65 63 65 55 0 87-41 87-45 0-2-3-6-5-6s-2 1-5 5c-30 38-73 38-77 38-24 0-34-20-34-43 0-15 7-53 20-77 13-21 33-38 54-38 14 0 28 5 33 15z"><text:p/></draw:path><draw:path draw:style-name="gr3" draw:text-style-name="P6" svg:width="0.0335in" svg:height="0.1508in" svg:x="0.2732in" svg:y="0in" svg:viewBox="0 0 86 384" svg:d="M84 198c2-4 2-5 2-5 0-1 0-3-2-7-22-59-46-119-68-177-2-7-5-9-8-9-5 0-8 3-8 8 0 1 0 2 1 6 23 60 45 119 68 179-23 58-45 117-68 177-1 4-1 4-1 7 0 4 3 7 8 7 4 0 6-4 7-7 23-60 46-119 69-179z"><text:p/></draw:path><draw:path draw:style-name="gr3" draw:text-style-name="P6" svg:width="0.0752in" svg:height="0.1406in" svg:x="0.387in" svg:y="0.0043in" svg:viewBox="0 0 192 358" svg:d="M190 15c3-5 2-6 2-7 0-4-2-8-7-8s-6 2-8 8c-58 111-115 223-174 334-3 6-3 7-3 8 0 3 3 8 8 8 4 0 5-2 8-8 59-111 116-223 174-335z"><text:p/></draw:path><draw:path draw:style-name="gr3" draw:text-style-name="P6" svg:width="0.076in" svg:height="0.087in" svg:x="0.3783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83in" svg:height="0.1063in" svg:x="0.5154in" svg:y="0.0098in" svg:viewBox="0 0 276 271" svg:d="M130 28c2-10 3-14 11-15 3-1 15-1 23-1 27 0 70 0 70 39 0 13-6 39-21 55-11 10-30 22-66 22-14 0-28 0-42 0 8-34 16-67 25-100zM185 132c39-8 86-35 86-74 0-33-36-58-86-58-36 0-74 0-110 0-8 0-11 0-11 8 0 4 3 4 10 4 1 0 9 0 15 1 7 1 10 1 10 7 0 1 0 2-1 6-18 69-34 138-52 206-4 16-4 19-35 19-7 0-11 0-11 8 0 4 3 3 6 4 11 0 38-2 49-2 10 0 37 2 48 2 4 0 8 0 8-9 0-3-3-3-11-3-14 0-24 0-24-8 0-2 0-4 1-6 9-33 17-67 25-100 16 0 31 0 46 0 36 0 42 20 42 34 0 6-3 18-5 26-3 10-7 24-7 32 0 42 46 42 52 42 33 0 46-39 46-44s-3-2-4-5c-4 0-5 3-6 6-9 29-26 35-35 35-12 0-15-9-15-24 0-12 2-32 4-44 1-5 1-11 1-17 0-29-25-41-36-46z"><text:p/></draw:path><draw:path draw:style-name="gr3" draw:text-style-name="P6" svg:width="0.0484in" svg:height="0.0724in" svg:x="0.6307in" svg:y="0.0661in" svg:viewBox="0 0 124 185" svg:d="M59 89c21 0 37 14 37 44 0 33-20 43-35 43-11 0-36-3-47-19 14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</text:span><text:span text:style-name="T8"><text:s/>וזו </text:span><text:span text:style-name="T34">סתירה</text:span><text:span text:style-name="T8">. </text:span></text:p>
        </text:list-item>
      </text:list>
      <text:h text:style-name="P40" text:outline-level="3">סעיף (ד)</text:h>
      <text:p text:style-name="P49">נתון: <text:span text:style-name="T3">נגדיר את היחס </text:span><text:span text:style-name="T3"><draw:g text:anchor-type="as-char" svg:y="-0.1035in" draw:z-index="253" draw:name="Shape257" draw:style-name="gr1"><svg:title>TexMaths</svg:title><svg:desc>11§display§R_4§svg§600§FALSE§</svg:desc><draw:path draw:style-name="gr2" draw:text-style-name="P5" svg:width="0.1555in" svg:height="0.1098in" svg:x="0.0024in" svg:y="0.0071in" svg:viewBox="0 0 396 280" svg:d="M0 0c132 0 263 0 396 0 0 93 0 186 0 280-133 0-264 0-396 0 0-94 0-187 0-280z"><text:p/></draw:path><draw:path draw:style-name="gr3" draw:text-style-name="P6" svg:width="0.1079in" svg:height="0.1059in" svg:x="0.0004in" svg:y="0in" svg:viewBox="0 0 275 270" svg:d="M129 26c3-8 4-13 11-14 3 0 16 0 24 0 28 0 68 0 68 38 0 13-5 40-19 54-10 10-31 23-65 23-15 0-29 0-43 0 7-34 15-68 24-101zM185 132c38-8 84-35 84-74 0-34-34-58-84-58-37 0-74 0-110 0-8 0-11 0-11 8 0 4 3 4 10 4 1 0 9 0 15 1 7 0 10 1 10 6 0 2 0 3-1 7-18 68-34 137-52 205-4 16-4 19-35 19-7 0-11 0-11 8 0 3 3 2 6 3 11 0 37-1 48-1 10 0 39 1 50 1 3 0 7 0 7-8 0-3-3-3-11-3-14 0-25 0-25-8 0-2 1-4 1-6 9-34 18-68 26-101 15 0 30 0 46 0 35 0 43 22 43 34 0 7-4 17-6 26-3 11-6 25-6 33 0 42 45 42 50 42 32 0 46-39 46-44 0-4-4-4-5-4-3 0-3 2-4 5-10 27-27 34-36 34-12 0-14-8-14-23 0-12 2-32 2-44 1-5 2-12 2-17 0-29-25-41-35-45z"><text:p/></draw:path><draw:path draw:style-name="gr3" draw:text-style-name="P6" svg:width="0.0516in" svg:height="0.0705in" svg:x="0.1138in" svg:y="0.0543in" svg:viewBox="0 0 132 180" svg:d="M132 137c0-3 0-6 0-10-10 0-20 0-30 0 0-40 0-80 0-120 0-6 0-7-6-7-3 0-5 0-7 3-29 42-59 83-89 124 0 4 0 7 0 10 26 0 53 0 79 0 0 7 0 14 0 22s0 11-22 11c-2 0-5 0-7 0 0 3 0 7 0 10 14 0 30-1 40-1s28 1 41 1c0-3 0-7 0-10-2 0-4 0-6 0-23 0-23-3-23-11s0-15 0-22c10 0 20 0 30 0zM82 29c0 32 0 65 0 98-25 0-48 0-72 0 24-33 47-66 72-98z"><text:p/></draw:path></draw:g></text:span><text:span text:style-name="T3"><text:s/>מעל </text:span><text:span text:style-name="T3"><draw:g text:anchor-type="as-char" svg:y="-0.1063in" draw:z-index="254" draw:name="Shape258" draw:style-name="gr1"><svg:title>TexMaths</svg:title><svg:desc>11§display§\N \to \N§svg§600§FALSE§</svg:desc><draw:path draw:style-name="gr2" draw:text-style-name="P5" svg:width="0.4374in" svg:height="0.0906in" svg:x="0.0043in" svg:y="0.0071in" svg:viewBox="0 0 1112 231" svg:d="M557 231c-186 0-371 0-557 0 0-77 0-154 0-231 371 0 741 0 1112 0 0 77 0 154 0 231-185 0-370 0-555 0z"><text:p/></draw:path><draw:path draw:style-name="gr3" draw:text-style-name="P6" svg:width="0.1028in" svg:height="0.1063in" svg:x="0.0004in" svg:y="0.0004in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draw:path draw:style-name="gr3" draw:text-style-name="P6" svg:width="0.1346in" svg:height="0.0783in" svg:x="0.1575in" svg:y="0.0268in" svg:viewBox="0 0 343 200" svg:d="M300 109c-20 15-30 32-34 36-17 26-21 50-21 51 0 4 5 4 8 4 7 0 7-1 9-7 9-38 32-70 75-87 5-1 6-3 6-5 0-3-2-4-3-4-18-7-64-27-78-91-2-5-2-6-9-6-3 0-8 0-8 4 0 2 4 26 20 52 8 11 19 24 35 38-95 0-191 0-287 0-6 0-13 0-13 7 0 8 7 8 13 8 96 0 192 0 287 0z"><text:p/></draw:path><draw:path draw:style-name="gr3" draw:text-style-name="P6" svg:width="0.1028in" svg:height="0.1063in" svg:x="0.3465in" svg:y="0.0004in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/draw:g></text:span><text:span text:style-name="T3"><text:s/>באופן הבא: </text:span></text:p>
      <text:p text:style-name="P7"><draw:g text:anchor-type="as-char" svg:y="-0.1319in" draw:z-index="255" draw:name="Shape259" draw:style-name="gr1"><svg:title>TexMaths</svg:title><svg:desc>11§display§R_4 = \big\{ \la f, g \ra \in (\N \to \N)^2 \mid f \circ g = id_\N \big\}§svg§600§FALSE§</svg:desc><draw:path draw:style-name="gr2" draw:text-style-name="P5" svg:width="2.5646in" svg:height="0.1709in" svg:x="0.0016in" svg:y="0.0083in" svg:viewBox="0 0 6515 435" svg:d="M3258 435c-1087 0-2172 0-3258 0 0-145 0-291 0-435 2171 0 4344 0 6515 0 0 144 0 290 0 435-1085 0-2171 0-3257 0z"><text:p/></draw:path><draw:path draw:style-name="gr3" draw:text-style-name="P6" svg:width="0.1083in" svg:height="0.1063in" svg:x="0.0004in" svg:y="0.0319in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9-3 15-4 17-35 17-7 0-10 0-10 7 0 4 4 4 6 4 9 0 37-1 48-1s38 1 48 1c4 0 8 0 8-7 0-4-3-4-10-4-14 0-25 0-25-6 0-2 1-5 1-7 9-34 16-68 25-102 16 0 31 0 46 0 36 0 42 22 42 35 0 5-3 18-5 26-2 11-6 26-6 34 0 40 46 40 51 40 33 0 47-37 47-43 0-5-4-5-5-5-4 0-5 3-5 5-10 28-26 34-35 34-13 0-15-7-15-22 0-12 2-32 3-44 1-5 2-13 2-18 0-30-26-42-36-46z"><text:p/></draw:path><draw:path draw:style-name="gr3" draw:text-style-name="P6" svg:width="0.0516in" svg:height="0.0717in" svg:x="0.1138in" svg:y="0.085in" svg:viewBox="0 0 132 183" svg:d="M132 139c0-3 0-7 0-10-10 0-20 0-30 0 0-41 0-80 0-121 0-6 0-8-6-8-4 0-5 0-7 4-30 42-59 83-89 125 0 3 0 7 0 10 26 0 53 0 79 0 0 7 0 14 0 22 0 9 0 12-22 12-2 0-5 0-7 0 0 3 0 7 0 10 14-1 30-1 40-1s28 0 41 1c0-3 0-7 0-10-2 0-4 0-7 0-22 0-22-3-22-12 0-8 0-15 0-22 10 0 20 0 30 0zM81 30c0 33 0 66 0 99-24 0-47 0-71 0 24-33 47-66 71-99z"><text:p/></draw:path><draw:path draw:style-name="gr3" draw:text-style-name="P6" svg:width="0.1008in" svg:height="0.0358in" svg:x="0.2287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9in" svg:height="0.1819in" svg:x="0.398in" svg:y="0.0055in" svg:viewBox="0 0 138 463" svg:d="M55 170c0 27-13 42-52 57-2 1-3 2-3 5s1 4 3 5c52 19 52 40 52 62 0 36 0 72 0 107 1 10 7 24 24 36 19 12 50 21 53 21 4 0 6-2 6-5 0-4-2-4-7-6-11-4-42-16-47-40-1-4-1-5-1-19 0-31 0-63 0-95 0-20 0-48-64-65 64-20 64-47 64-69 0-32 0-64 0-95 0-20 0-40 51-60 4 0 4-3 4-5 0-3-2-4-6-4-2 0-57 12-70 37-7 13-7 16-7 32 0 34 0 67 0 101z"><text:p/></draw:path><draw:path draw:style-name="gr3" draw:text-style-name="P6" svg:width="0.0335in" svg:height="0.1516in" svg:x="0.4862in" svg:y="0.0201in" svg:viewBox="0 0 86 386" svg:d="M84 14c2-3 2-4 2-6 0-5-3-8-8-8-3 0-6 2-9 9-22 59-45 118-67 177-1 3-2 5-2 8 0 1 0 1 2 7 22 58 45 118 67 176 1 3 4 9 9 9s8-3 8-8c0-1 0-2-2-6-23-60-45-119-69-178 24-61 46-120 69-180z"><text:p/></draw:path><draw:path draw:style-name="gr3" draw:text-style-name="P6" svg:width="0.076in" svg:height="0.1378in" svg:x="0.5366in" svg:y="0.0268in" svg:viewBox="0 0 194 351" svg:d="M122 118c11 0 22 0 33 0 8 0 11 0 11-8 0-4-3-4-10-4-11 0-21 0-32 0 3-16 6-30 8-44 2-8 8-36 10-41 3-7 10-12 18-12 2 0 12 0 18 6-16 2-21 16-21 21 0 9 8 14 15 14 11 0 22-9 22-24 0-17-18-26-34-26-14 0-38 7-49 45-3 8-4 12-13 61-9 0-18 0-26 0s-13 0-13 8c0 4 4 4 11 4 9 0 17 0 26 0-10 51-19 101-29 152-6 38-13 73-34 73-1 0-11 0-19-8 19-1 22-14 22-21 0-9-7-13-14-13-10 0-22 9-22 23 0 18 18 27 33 27 22 0 37-22 44-38 12-24 21-69 22-73 8-40 15-81 23-122z"><text:p/></draw:path><draw:path draw:style-name="gr3" draw:text-style-name="P6" svg:width="0.0173in" svg:height="0.0453in" svg:x="0.624in" svg:y="0.1177in" svg:viewBox="0 0 45 116" svg:d="M45 41c0-26-9-41-24-41-13 0-21 10-21 21 0 10 8 20 21 20 4 0 10-1 13-5 1-1 1-1 2-1 0 2 1 0 1 6 0 28-13 52-26 65-4 3-4 4-4 5 0 4 2 5 3 5 4 0 35-30 35-75z"><text:p/></draw:path><draw:path draw:style-name="gr3" draw:text-style-name="P6" svg:width="0.0693in" svg:height="0.098in" svg:x="0.6811in" svg:y="0.0673in" svg:viewBox="0 0 177 250" svg:d="M176 25c0-2 1-4 1-6 0-7-4-11-11-11-4 0-14 3-16 16-7-14-20-24-36-24-45 0-92 54-92 110 0 39 23 61 52 61 22 0 40-18 44-22h1c-9 35-13 51-13 52-1 3-15 42-55 42-8 0-21-1-32-5 12-3 16-13 16-20 0-6-4-14-14-14-9 0-21 8-21 23 0 16 14 23 51 23 48 0 76-29 82-53 14-57 29-114 43-172zM125 121c-2 10-11 20-19 28-8 7-20 14-31 14-20 0-25-21-25-36 0-19 11-64 22-84 9-19 26-34 42-34 26 0 31 31 31 33s-1 4-1 5c-6 25-12 49-19 74z"><text:p/></draw:path><draw:path draw:style-name="gr3" draw:text-style-name="P6" svg:width="0.0335in" svg:height="0.1516in" svg:x="0.7654in" svg:y="0.0201in" svg:viewBox="0 0 86 386" svg:d="M84 201c2-6 2-6 2-7 0-2 0-2-2-7-22-59-45-119-67-178-3-7-5-9-9-9-5 0-8 3-8 8 0 1 0 2 2 6 23 60 45 119 68 180-23 59-45 118-68 178-2 4-2 4-2 6 0 5 3 8 8 8 4 0 6-3 7-8 24-59 46-119 69-177z"><text:p/></draw:path><draw:path draw:style-name="gr3" draw:text-style-name="P6" svg:width="0.076in" svg:height="0.0878in" svg:x="0.8709in" svg:y="0.0528in" svg:viewBox="0 0 194 224" svg:d="M179 120c7 0 15 0 15-8 0-7-8-7-15-7-55 0-109 0-164 0 6-53 50-90 104-90 20 0 41 0 60 0 7 0 15 0 15-7 0-8-8-8-15-8-19 0-40 0-60 0-66 0-119 50-119 112s53 112 119 112c20 0 41 0 60 0 7 0 15 0 15-8s-8-8-15-8c-19 0-40 0-60 0-54 0-98-36-104-88 55 0 109 0 164 0z"><text:p/></draw:path><draw:path draw:style-name="gr3" draw:text-style-name="P6" svg:width="0.035in" svg:height="0.1516in" svg:x="1.0169in" svg:y="0.0201in" svg:viewBox="0 0 90 386" svg:d="M90 383c0-3 0-3-6-9-49-49-61-121-61-180 0-68 14-136 62-183 5-5 5-5 5-7 0-3-2-4-4-4-3 0-39 26-62 75-18 43-24 86-24 119 0 30 4 75 26 119 24 48 57 73 60 73 2 0 4-1 4-3z"><text:p/></draw:path><draw:path draw:style-name="gr3" draw:text-style-name="P6" svg:width="0.1028in" svg:height="0.1063in" svg:x="1.065in" svg:y="0.0299in" svg:viewBox="0 0 262 271" svg:d="M34 34c0 63 0 126 0 190 0 20-3 27-23 27-4 0-11 0-11 6 0 7 7 7 13 7 20 0 40 0 60 0 7 0 13 0 13-7 0-6-7-6-12-6-21 0-24-8-24-28 0-60 0-119 0-178 56 74 111 148 167 221 3 4 5 5 9 5 5 0 5-6 5-13 0-72 0-144 0-217 0-22 4-28 22-28 2 0 9 0 9-6 0-7-6-7-13-7-19 0-38 0-56 0-7 0-14 0-14 7 0 6 7 6 11 6 22 0 26 9 26 29 0 41 0 80 0 121-39-53-78-105-117-157-4-6-5-6-14-6-22 0-45 0-67 0-8 0-14 0-14 7 0 5 6 6 9 6 10 1 18 8 21 12 0 4 0 5 0 9zM218 245c-56-74-112-148-168-222-4-5-4-5-8-10 15 0 31 0 46 0 43 59 87 117 130 177 0 17 0 36 0 55z"><text:p/></draw:path><draw:path draw:style-name="gr3" draw:text-style-name="P6" svg:width="0.1346in" svg:height="0.0791in" svg:x="1.2217in" svg:y="0.0563in" svg:viewBox="0 0 343 202" svg:d="M301 109c-22 16-31 32-35 37-17 26-14 34-21 51 0 5 6 5 8 5 7 0 8-1 9-8 9-37 32-70 76-88 4-1 5-2 5-5s-2-4-3-4c-17-7-64-26-78-91-1-5-2-6-9-6-2 0-8 0-8 4 0 2 5 26 20 51 8 12 20 26 36 39-95 0-191 0-287 0-7 0-14 0-14 7 0 8 7 8 14 8 96 0 192 0 287 0z"><text:p/></draw:path><draw:path draw:style-name="gr3" draw:text-style-name="P6" svg:width="0.1028in" svg:height="0.1063in" svg:x="1.411in" svg:y="0.0299in" svg:viewBox="0 0 262 271" svg:d="M34 34c0 63 0 126 0 190 0 20-3 27-23 27-4 0-11 0-11 6 0 7 7 7 13 7 20 0 41 0 61 0 6 0 12 0 12-7 0-6-6-6-11-6-22 0-24-8-24-28 0-60 0-119 0-178 55 74 111 148 166 221 4 4 5 5 9 5 6 0 6-6 6-13 0-72 0-144 0-217 0-22 3-28 21-28 2 0 9 0 9-6 0-7-6-7-12-7-19 0-39 0-57 0-7 0-14 0-14 7 0 6 8 6 12 6 21 0 25 9 25 29 0 41 0 80 0 121-39-53-78-105-117-157-4-6-5-6-14-6-22 0-45 0-67 0-7 0-12 0-12 7 0 5 5 6 7 6 10 1 18 8 22 12-1 4-1 5-1 9zM219 245c-56-74-112-148-168-222-5-5-5-5-9-10 15 0 31 0 46 0 44 59 87 117 131 177 0 17 0 36 0 55z"><text:p/></draw:path><draw:path draw:style-name="gr3" draw:text-style-name="P6" svg:width="0.035in" svg:height="0.1516in" svg:x="1.5256in" svg:y="0.0201in" svg:viewBox="0 0 90 386" svg:d="M90 194c0-31-4-77-25-121-23-48-57-73-61-73-2 0-4 1-4 4 0 2 0 2 8 9 37 38 60 99 60 181 0 65-14 132-62 182-6 4-6 4-6 7 0 2 2 3 4 3 4 0 39-26 62-75 20-43 24-85 24-117z"><text:p/></draw:path><draw:path draw:style-name="gr3" draw:text-style-name="P6" svg:width="0.0469in" svg:height="0.0705in" svg:x="1.5831in" svg:y="0.0004in" svg:viewBox="0 0 120 180" svg:d="M120 131c-3 0-6 0-9 0-1 6-3 22-8 25-2 1-22 1-26 1-16 0-33 0-49 0 28-25 37-32 53-46 20-15 39-33 39-58 0-33-29-53-63-53s-57 24-57 49c0 14 12 15 15 15 6 0 15-4 15-14 0-5-2-15-17-15 9-20 27-25 40-25 27 0 41 21 41 43 0 24-17 42-26 52-22 21-43 43-65 65-3 2-3 2-3 10 37 0 75 0 112 0 2-17 6-33 8-49z"><text:p/></draw:path><draw:path draw:style-name="gr3" draw:text-style-name="P6" svg:width="0.0055in" svg:height="0.1516in" svg:x="1.7051in" svg:y="0.0201in" svg:viewBox="0 0 15 386" svg:d="M15 14c0-7 0-14-7-14-8 0-8 7-8 14 0 119 0 239 0 358 0 7 0 14 8 14 7 0 7-7 7-14 0-119 0-239 0-358z"><text:p/></draw:path><draw:path draw:style-name="gr3" draw:text-style-name="P6" svg:width="0.0756in" svg:height="0.1378in" svg:x="1.7795in" svg:y="0.0268in" svg:viewBox="0 0 193 351" svg:d="M121 118c11 0 23 0 34 0 8 0 11 0 11-8 0-4-3-4-10-4-11 0-22 0-33 0 4-16 6-30 9-44 1-8 7-36 9-41 3-7 10-12 19-12 1 0 11 0 18 6-16 2-21 16-21 21 0 9 7 14 15 14 10 0 21-9 21-24 0-17-18-26-33-26-14 0-38 7-50 45-2 8-3 12-12 61-9 0-19 0-28 0-6 0-11 0-11 8 0 4 4 4 11 4 9 0 17 0 26 0-10 51-20 101-30 152-7 38-13 73-33 73-1 0-11 0-19-8 18-1 21-14 21-21 0-9-6-13-14-13-10 0-21 9-21 23 0 18 18 27 33 27 21 0 36-22 44-38 12-24 21-69 21-73 8-40 15-81 23-122z"><text:p/></draw:path><draw:path draw:style-name="gr3" draw:text-style-name="P6" svg:width="0.0587in" svg:height="0.0591in" svg:x="1.9047in" svg:y="0.0673in" svg:viewBox="0 0 150 151" svg:d="M150 76c0-42-34-76-75-76-42 0-75 35-75 76s33 75 75 75c41 0 75-34 75-75zM75 136c-33 0-60-28-60-60 0-33 27-61 60-61 32 0 59 27 59 61 0 33-27 60-59 60z"><text:p/></draw:path><draw:path draw:style-name="gr3" draw:text-style-name="P6" svg:width="0.0697in" svg:height="0.098in" svg:x="2.0083in" svg:y="0.0673in" svg:viewBox="0 0 178 250" svg:d="M177 25c0-2 1-4 1-6 0-7-5-11-12-11-3 0-14 3-15 16-7-14-21-24-37-24-44 0-91 54-91 110 0 39 23 61 52 61 22 0 41-18 44-22h1c-9 35-13 51-13 52-1 3-15 42-56 42-7 0-20-1-31-5 12-3 16-13 16-20 0-6-4-14-15-14-8 0-21 8-21 23 0 16 14 23 52 23 48 0 76-29 82-53 15-57 29-114 43-172zM127 121c-3 10-11 20-20 28-8 7-20 14-31 14-20 0-25-21-25-36 0-19 11-64 21-84 11-19 27-34 44-34 25 0 30 31 30 33s-1 4-1 5c-6 25-12 49-18 74z"><text:p/></draw:path><draw:path draw:style-name="gr3" draw:text-style-name="P6" svg:width="0.1004in" svg:height="0.0358in" svg:x="2.135in" svg:y="0.0791in" svg:viewBox="0 0 256 92" svg:d="M243 17c7 0 13-2 13-9 0-8-6-8-12-8-77 0-155 0-232 0-5 0-12 0-12 8 0 7 7 9 13 9 77 0 153 0 230 0zM244 92c6 0 12 0 12-8s-6-8-13-8c-77 0-153 0-230 0-6 0-13 0-13 8s7 8 12 8c77 0 155 0 232 0z"><text:p/></draw:path><draw:path draw:style-name="gr3" draw:text-style-name="P6" svg:width="0.0398in" svg:height="0.1016in" svg:x="2.2913in" svg:y="0.0335in" svg:viewBox="0 0 102 259" svg:d="M99 14c0-7-5-14-14-14-11 0-21 10-21 21 0 8 5 14 14 14s21-10 21-21zM69 160c5-11 5-12 9-22 2-8 5-13 5-21 0-18-13-32-32-32-37 0-51 56-51 59 0 5 3 3 4 5 5 0 5-1 7-8 10-36 25-47 39-47 3 0 9 0 9 12 0 8-2 16-4 20-3 10-20 55-26 71-4 10-9 24-9 31 0 19 13 31 32 31 36 0 50-55 50-58 0-4-3-4-4-4-4 0-4 2-7 7-6 24-19 47-39 47-7 0-9-3-9-12 0-10 2-15 11-38 5-15 10-28 15-41z"><text:p/></draw:path><draw:path draw:style-name="gr3" draw:text-style-name="P6" svg:width="0.072in" svg:height="0.1063in" svg:x="2.3457in" svg:y="0.0291in" svg:viewBox="0 0 184 271" svg:d="M184 4c0-1 0-4-5-4-6 0-43 3-49 4-3 0-6 3-6 7s4 4 10 4c18 0 19 4 19 7 0 2-1 6-1 8-8 31-16 62-23 92-7-14-19-25-35-25-46 0-94 57-94 114 0 36 21 60 52 60 7 0 26-1 49-27 4 15 17 27 35 27 15 0 24-9 29-20 7-14 12-37 12-38 0-3-3-3-4-3-5 0-5 1-6 6-6 26-14 46-29 46-10 0-13-9-13-16 0-9 2-12 4-19 18-75 36-149 55-223zM103 223c-2 6-2 8-7 14-17 20-33 25-44 25-19 0-24-19-24-35 0-19 12-66 20-84 13-23 30-37 46-37 25 0 30 32 30 34s-1 4-1 7c-6 25-13 50-20 76z"><text:p/></draw:path><draw:path draw:style-name="gr3" draw:text-style-name="P6" svg:width="0.0717in" svg:height="0.0748in" svg:x="2.4213in" svg:y="0.0843in" svg:viewBox="0 0 183 191" svg:d="M35 15c-3-3-3-3-6-6 11 0 22 0 33 0 30 41 60 81 91 123 0 12 0 26 0 39-40-52-78-104-118-156zM35 32c39 52 78 103 117 154 2 4 3 5 5 5 5 0 5-5 5-10 0-51 0-102 0-152 0-16 2-20 15-20 1 0 6 0 6-5 0-4-4-4-9-4-13 0-27 0-40 0-4 0-9 0-9 4 0 5 5 5 8 5 16 0 18 5 18 20 0 28 0 56 0 85-28-37-54-74-82-111-3-3-4-3-10-3-15 0-31 0-47 0-4 0-9 0-9 4 0 5 5 5 6 5 8 1 12 5 15 9-1 2-1 2-1 6 0 44 0 88 0 133 0 14-2 18-15 18-4 0-8 1-8 6 0 4 4 4 9 4 14 0 27 0 42 0 5 0 10 0 10-4 0-5-5-6-9-6-15 0-17-5-17-19 0-42 0-83 0-124z"><text:p/></draw:path><draw:path draw:style-name="gr3" draw:text-style-name="P6" svg:width="0.0539in" svg:height="0.1819in" svg:x="2.5205in" svg:y="0.0055in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p>
      <text:list text:style-name="L11">
        <text:list-item>
          <text:p text:style-name="P52"><text:soft-page-break/><text:span text:style-name="T25">רפלקסיביות: </text:span><text:span text:style-name="T26">נשלול</text:span><text:span text:style-name="T3">. נבחר </text:span><text:span text:style-name="T3"><draw:g text:anchor-type="as-char" svg:y="-0.1075in" draw:z-index="256" draw:name="Shape261" draw:style-name="gr1"><svg:title>TexMaths</svg:title><svg:desc>11§display§f = \lambda n \in \N. 0§svg§600§FALSE§</svg:desc><draw:path draw:style-name="gr2" draw:text-style-name="P5" svg:width="0.865in" svg:height="0.1217in" svg:x="0.0004in" svg:y="0.0075in" svg:viewBox="0 0 2198 310" svg:d="M0 0c732 0 1466 0 2198 0 0 103 0 207 0 310-732 0-1466 0-2198 0 0-103 0-207 0-310z"><text:p/></draw:path><draw:path draw:style-name="gr3" draw:text-style-name="P6" svg:width="0.0752in" svg:height="0.1374in" svg:x="0.0008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1008in" svg:height="0.0354in" svg:x="0.1343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0.2945in" svg:y="0.002in" svg:viewBox="0 0 191 272" svg:d="M118 155c15 40 34 98 39 107 7 9 11 9 21 9 3 0 6 0 9 0s4-3 4-5c0-1-1-1-2-3-4-4-6-10-9-18-26-72-52-145-79-218-8-23-28-27-47-27-1 0-7 0-7 4s2 3 4 4c13 2 15 4 25 31 12 35 25 70 37 105-35 34-71 69-106 105-5 4-7 6-7 12 0 5 4 11 11 11 5 0 10-5 13-9 31-36 63-73 94-108z"><text:p/></draw:path><draw:path draw:style-name="gr3" draw:text-style-name="P6" svg:width="0.0823in" svg:height="0.0685in" svg:x="0.3791in" svg:y="0.0402in" svg:viewBox="0 0 210 175" svg:d="M23 147c-1 7-3 16-3 18 0 7 5 10 11 10 4 0 11-3 14-11 0-1 6-19 8-29 2-12 5-23 7-34 3-9 6-17 7-26 2-7 6-18 6-19 5-12 26-47 62-47 18 0 21 14 21 26 0 24-19 74-25 90-3 9-3 14-3 18 0 19 13 32 31 32 37 0 51-56 51-59 0-4-4-4-5-4-4 0-4 1-6 7-8 26-21 47-40 47-6 0-8-3-8-12 0-10 3-19 6-27 8-21 24-63 24-85 0-27-17-42-45-42-34 0-54 25-60 34-1-22-18-34-35-34-18 0-26 15-29 22-7 13-12 36-12 37 0 5 3 3 4 5 5 0 5-1 7-9 7-28 14-46 29-46 7 0 12 4 12 17 0 8-1 12-7 32-8 30-14 60-22 89z"><text:p/></draw:path><draw:path draw:style-name="gr3" draw:text-style-name="P6" svg:width="0.0752in" svg:height="0.087in" svg:x="0.5209in" svg:y="0.0256in" svg:viewBox="0 0 192 222" svg:d="M179 120c7 0 13 0 13-8 0-9-6-9-13-9-55 0-109 0-164 0 5-50 50-88 104-88 20 0 40 0 60 0 7 0 13 0 13-7 0-8-6-8-13-8-21 0-40 0-61 0-66 0-118 49-118 112 0 62 52 110 118 110 21 0 40 0 61 0 7 0 13 0 13-7 0-8-6-8-13-8-20 0-40 0-60 0-54 0-99-37-104-87 55 0 109 0 164 0z"><text:p/></draw:path><draw:path draw:style-name="gr3" draw:text-style-name="P6" svg:width="0.1028in" svg:height="0.1063in" svg:x="0.6555in" svg:y="0.0028in" svg:viewBox="0 0 262 271" svg:d="M34 35c0 63 0 126 0 187 0 20-3 28-23 28-4 0-11 0-11 6 0 7 7 7 13 7 20 0 40 0 60 0 7 0 13 0 13-7 0-6-7-6-12-6-21 0-25-9-25-29 0-58 0-118 0-176 57 74 112 146 168 220 3 4 5 6 7 6 7 0 7-7 7-14 0-72 0-144 0-216 0-21 4-27 22-28 2 0 9 0 9-6 0-7-7-7-13-7-19 0-38 0-57 0-6 0-13 0-13 7 0 6 7 6 11 6 22 1 26 9 26 29 0 39 0 80 0 121-39-53-79-105-117-157-4-6-6-6-14-6-22 0-45 0-67 0-8 0-14 0-14 7 0 6 6 6 9 6 10 1 18 8 21 12 0 4 0 5 0 10zM218 243c-56-72-112-146-169-220-3-5-3-5-7-10 15 0 31 0 46 0 43 59 87 117 130 175 0 19 0 38 0 55z"><text:p/></draw:path><draw:path draw:style-name="gr3" draw:text-style-name="P6" svg:width="0.0157in" svg:height="0.0157in" svg:x="0.7744in" svg:y="0.0902in" svg:viewBox="0 0 41 41" svg:d="M41 21c0-12-9-21-20-21-12 0-21 9-21 21 0 11 9 20 21 20 11 0 20-9 20-20z"><text:p/></draw:path><draw:path draw:style-name="gr3" draw:text-style-name="P6" svg:width="0.0638in" svg:height="0.1035in" svg:x="0.8098in" svg:y="0.0075in" svg:viewBox="0 0 163 264" svg:d="M163 133c0-31-2-62-16-90-17-38-49-43-66-43-23 0-50 10-67 45-12 28-14 57-14 88 0 29 2 63 18 91 16 32 45 40 63 40 21 0 51-9 67-45 13-26 15-55 15-86zM81 255c-15 0-38-10-45-46-4-23-4-58-4-80 0-26 0-51 3-72 8-45 36-49 46-49 12 0 39 7 45 45 5 22 5 51 5 76 0 28 0 54-5 78-5 37-27 48-45 48z"><text:p/></draw:path></draw:g></text:span><text:span text:style-name="T3">. נניח בשלילה שהיחס רפלקסיבי, כלומר </text:span><text:span text:style-name="T3"><draw:g text:anchor-type="as-char" svg:y="-0.1429in" draw:z-index="257" draw:name="Shape262" draw:style-name="gr1"><svg:title>TexMaths</svg:title><svg:desc>11§display§f^{(2)} = id_\N§svg§600§FALSE§</svg:desc><draw:path draw:style-name="gr2" draw:text-style-name="P5" svg:width="0.6472in" svg:height="0.1567in" svg:x="0.0004in" svg:y="0.0075in" svg:viewBox="0 0 1645 399" svg:d="M0 0c548 0 1097 0 1645 0 0 133 0 267 0 399-548 0-1097 0-1645 0 0-132 0-266 0-399z"><text:p/></draw:path><draw:path draw:style-name="gr3" draw:text-style-name="P6" svg:width="0.0756in" svg:height="0.137in" svg:x="0.0008in" svg:y="0.0354in" svg:viewBox="0 0 193 349" svg:d="M121 117c11 0 22 0 33 0 8 0 12 0 12-7 0-5-4-5-11-5-11 0-21 0-32 0 2-15 6-29 8-44 2-8 8-35 10-40 3-7 10-13 17-13 3 0 13 0 20 7-17 1-21 15-21 21 0 9 7 13 15 13 10 0 21-8 21-23 0-17-18-26-35-26-13 0-37 7-48 45-2 8-3 12-13 60-9 0-18 0-27 0-7 0-12 0-12 8 0 4 5 4 11 4 9 0 17 0 26 0-10 51-19 101-29 151-7 37-13 72-34 72-1 0-11 0-18-7 18-1 21-15 21-20 0-9-6-14-14-14-10 0-21 8-21 23 0 18 17 27 32 27 22 0 37-23 44-37 12-25 22-72 22-74 8-39 15-80 23-121z"><text:p/></draw:path><draw:path draw:style-name="gr3" draw:text-style-name="P6" svg:width="0.0272in" svg:height="0.1051in" svg:x="0.0957in" svg:y="0in" svg:viewBox="0 0 70 268" svg:d="M65 0c-52 36-65 93-65 135 0 37 11 95 65 133 2 0 5 0 5-4 0-1-1-2-2-3-36-33-49-77-49-126 0-74 27-109 49-128 1-2 2-3 2-4 0-3-3-3-5-3z"><text:p/></draw:path><draw:path draw:style-name="gr3" draw:text-style-name="P6" svg:width="0.0469in" svg:height="0.0701in" svg:x="0.1378in" svg:y="0.0091in" svg:viewBox="0 0 120 179" svg:d="M120 131c-3 0-7 0-10 0 0 5-3 20-7 24-2 1-23 1-26 1-16 0-34 0-51 0 29-25 39-32 55-45 20-16 39-33 39-58 0-33-29-53-64-53-33 0-56 23-56 48 0 15 12 16 14 16 7 0 15-5 15-15 0-5-3-14-16-14 8-20 27-25 40-25 26 0 41 21 41 43 0 23-17 41-26 51-22 21-43 43-65 65-3 2-3 2-3 10 37 0 74 0 111 0 3-17 6-33 9-48z"><text:p/></draw:path><draw:path draw:style-name="gr3" draw:text-style-name="P6" svg:width="0.0272in" svg:height="0.1051in" svg:x="0.1992in" svg:y="0in" svg:viewBox="0 0 70 268" svg:d="M6 0c-3 0-6 0-6 3 0 1 1 2 2 5 23 21 50 57 50 127 0 56-18 98-46 124-6 4-6 4-6 5 0 3 1 4 3 4 4 0 30-18 48-51 12-22 19-50 19-82 0-38-12-98-64-135z"><text:p/></draw:path><draw:path draw:style-name="gr3" draw:text-style-name="P6" svg:width="0.1008in" svg:height="0.035in" svg:x="0.2976in" svg:y="0.086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394in" svg:height="0.1012in" svg:x="0.4539in" svg:y="0.0429in" svg:viewBox="0 0 101 258" svg:d="M98 14c0-7-6-14-14-14-10 0-21 10-21 21 0 6 5 13 15 13 9 0 20-9 20-20zM69 159c5-11 5-12 8-23 3-8 6-13 6-20 0-17-13-32-32-32-37 0-51 56-51 60s3 4 4 4c4 0 5-1 6-8 11-36 26-47 40-47 3 0 9 0 9 12 0 8-3 17-4 20-3 10-21 55-26 71-5 10-9 23-9 30 0 19 13 32 31 32 36 0 50-55 50-58 0-5-3-5-4-5-3 0-3 1-6 8-6 23-19 46-39 46-7 0-9-3-9-12 0-10 2-15 11-37 5-15 10-28 15-41z"><text:p/></draw:path><draw:path draw:style-name="gr3" draw:text-style-name="P6" svg:width="0.072in" svg:height="0.1059in" svg:x="0.5083in" svg:y="0.037in" svg:viewBox="0 0 184 270" svg:d="M184 3c-2-1 0-3-6-3-5 0-42 3-48 3-3 1-6 4-6 8s4 4 9 4c19 0 20 4 20 7 0 2-1 5-1 8-8 30-16 60-23 91-8-15-19-24-37-24-45 0-92 57-92 113 0 35 21 60 51 60 7 0 27-1 50-29 4 16 17 29 35 29 14 0 22-9 29-21 7-14 11-36 11-37 0-5-3-5-4-5-4 0-5 3-6 8-6 24-13 46-28 46-11 0-13-10-13-17 0-9 2-13 3-19 18-74 37-148 56-222zM103 220c-2 7-2 7-7 14-18 22-33 27-44 27-20 0-26-21-26-36 0-18 14-65 22-83 13-22 30-37 46-37 24 0 29 31 29 34s0 5-1 7c-6 24-12 49-19 74z"><text:p/></draw:path><draw:path draw:style-name="gr3" draw:text-style-name="P6" svg:width="0.0717in" svg:height="0.0744in" svg:x="0.5839in" svg:y="0.0929in" svg:viewBox="0 0 183 190" svg:d="M34 16c-2-3-2-3-5-6 11 0 21 0 32 0 30 40 60 81 91 123 0 12 0 25 0 38-40-51-78-103-118-155zM34 32c39 51 78 103 117 154 3 4 4 4 6 4 5 0 5-5 5-9 0-52 0-102 0-152 0-15 2-19 14-19 2 0 7 0 7-5s-5-5-9-5c-13 0-27 0-40 0-4 0-9 0-9 5s5 5 8 5c16 0 17 5 17 20 0 28 0 56 0 84-28-37-54-73-82-110-2-4-3-4-10-4-15 0-30 0-46 0-5 0-10 0-10 5s5 5 7 5c6 1 12 5 14 9 0 2 0 2 0 6 0 44 0 87 0 131 0 14-2 20-16 20-3 0-7 0-7 4 0 5 3 5 9 5 14 0 27 0 42 0 4 0 8 0 8-5 0-4-4-4-7-4-16 0-18-6-18-20 0-42 0-83 0-124z"><text:p/></draw:path></draw:g></text:span><text:span text:style-name="T3">. נטען </text:span><text:span text:style-name="T3"><draw:g text:anchor-type="as-char" svg:y="-0.1075in" draw:z-index="258" draw:name="Shape263" draw:style-name="gr1"><svg:title>TexMaths</svg:title><svg:desc>11§display§f \circ f = \lambda n \in \N. 0§svg§600§FALSE§</svg:desc><draw:path draw:style-name="gr2" draw:text-style-name="P5" svg:width="1.1004in" svg:height="0.122in" svg:x="0in" svg:y="0.0075in" svg:viewBox="0 0 2796 311" svg:d="M0 0c932 0 1864 0 2796 0 0 103 0 208 0 311-932 0-1864 0-2796 0 0-103 0-208 0-311z"><text:p/></draw:path><draw:path draw:style-name="gr3" draw:text-style-name="P6" svg:width="0.0752in" svg:height="0.1378in" svg:x="0.0004in" svg:y="0in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3" draw:text-style-name="P6" svg:width="0.0591in" svg:height="0.0591in" svg:x="0.1252in" svg:y="0.0402in" svg:viewBox="0 0 151 151" svg:d="M151 76c0-42-34-76-75-76-42 0-76 35-76 76s34 75 76 75c41 0 75-34 75-75zM76 134c-34 0-61-25-61-58 0-32 28-60 61-60 32 0 59 27 59 60 0 34-27 58-59 58z"><text:p/></draw:path><draw:path draw:style-name="gr3" draw:text-style-name="P6" svg:width="0.076in" svg:height="0.1378in" svg:x="0.2346in" svg:y="0in" svg:viewBox="0 0 194 351" svg:d="M122 118c11 0 22 0 33 0 8 0 11 0 11-8 0-4-3-4-10-4-11 0-21 0-32 0 2-15 6-30 8-44 1-8 7-36 9-40 4-8 11-13 18-13 2 0 13 0 19 6-16 1-21 16-21 21 0 9 8 13 15 13 9 0 22-7 22-23 0-17-19-26-35-26-13 0-37 7-49 45-2 8-3 12-12 61-9 0-18 0-27 0-7 0-12 0-12 7 0 5 4 5 11 5 9 0 17 0 26 0-10 50-19 101-29 151-8 38-14 73-34 73-1 0-11 0-19-7 18-1 22-15 22-21 0-8-7-13-14-13-11 0-22 8-22 23 0 18 18 27 33 27 21 0 36-23 44-38 12-24 21-71 21-73 8-41 16-82 24-122z"><text:p/></draw:path><draw:path draw:style-name="gr3" draw:text-style-name="P6" svg:width="0.1004in" svg:height="0.0354in" svg:x="0.3685in" svg:y="0.052in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6" svg:width="0.0748in" svg:height="0.1071in" svg:x="0.5283in" svg:y="0.002in" svg:viewBox="0 0 191 273" svg:d="M118 155c16 41 35 99 40 108 7 9 10 9 21 9 4 0 6 0 9 0s3-3 3-5c0-1 0-1-1-3-4-5-6-10-9-18-26-72-52-146-79-219-7-23-28-27-47-27-2 0-7 0-7 4s3 3 4 4c12 2 15 4 25 30 12 36 25 71 37 106-35 35-71 70-106 106-5 4-8 6-8 12 0 5 5 11 12 11s10-5 13-9c31-36 62-73 93-109z"><text:p/></draw:path><draw:path draw:style-name="gr3" draw:text-style-name="P6" svg:width="0.0819in" svg:height="0.0685in" svg:x="0.6138in" svg:y="0.0402in" svg:viewBox="0 0 209 175" svg:d="M23 147c-1 7-3 16-3 18 0 7 4 10 11 10 4 0 11-3 14-11 0-1 4-19 7-29 3-11 5-23 8-34 3-9 5-17 7-26 2-7 4-18 6-19 5-12 26-47 62-47 18 0 21 14 21 26 0 24-19 74-25 90-3 9-3 14-3 18 0 19 13 32 30 32 37 0 51-56 51-60 0-3-3-3-4-3-4 0-4 1-6 7-8 26-21 47-40 47-6 0-8-3-8-12 0-10 3-19 6-28 8-20 23-62 23-84 0-27-16-42-44-42-35 0-54 25-60 34-2-22-18-34-35-34-18 0-26 15-29 22-7 13-12 36-12 37 0 5 3 4 4 5 5 0 5-1 7-9 7-28 14-46 29-46 7 0 12 4 12 17 0 8-1 12-7 32-8 30-14 60-22 89z"><text:p/></draw:path><draw:path draw:style-name="gr3" draw:text-style-name="P6" svg:width="0.076in" svg:height="0.0874in" svg:x="0.7551in" svg:y="0.0256in" svg:viewBox="0 0 194 223" svg:d="M180 120c7 0 14 1 14-8 0-8-7-9-14-9-55 0-109 0-164 0 5-50 49-88 104-88 20 0 41 0 60 0 7 0 14 0 14-7 0-8-7-8-14-8-21 0-40 0-61 0-66 0-119 51-119 112 0 63 53 111 119 111 21 0 40 0 61 0 7 0 14 0 14-8 0-7-7-7-14-7-19 0-40 0-60 0-55 0-99-38-104-88 55 0 109 0 164 0z"><text:p/></draw:path><draw:path draw:style-name="gr3" draw:text-style-name="P6" svg:width="0.1028in" svg:height="0.1067in" svg:x="0.8902in" svg:y="0.0028in" svg:viewBox="0 0 262 272" svg:d="M33 35c0 63 0 126 0 188 0 20-2 28-22 28-4 0-11 0-11 6 0 7 5 7 13 7 20 0 40 0 60 0 7 0 13 0 13-7 0-6-7-6-12-6-21 0-25-9-25-29 0-59 0-118 0-177 57 74 112 147 168 221 3 4 5 6 7 6 7 0 7-7 7-14 0-72 0-145 0-217 0-21 3-27 22-28 2 0 9 0 9-6 0-7-7-7-13-7-19 0-38 0-57 0-7 0-13 0-13 7 0 6 7 6 11 6 22 1 26 9 26 29 0 40 0 80 0 121-40-53-79-105-118-158-3-5-5-5-13-5-22 0-45 0-67 0-8 0-14 0-14 7 0 6 6 6 8 6 11 1 19 8 22 12-1 4-1 5-1 10zM218 244c-56-74-112-147-169-221-3-5-3-5-7-10 15 0 31 0 46 0 43 58 87 118 130 176 0 19 0 36 0 55z"><text:p/></draw:path><draw:path draw:style-name="gr3" draw:text-style-name="P6" svg:width="0.0157in" svg:height="0.0157in" svg:x="1.0094in" svg:y="0.0906in" svg:viewBox="0 0 41 41" svg:d="M41 21c0-12-8-21-20-21-11 0-21 10-21 21 0 12 10 20 21 20 12 0 20-9 20-20z"><text:p/></draw:path><draw:path draw:style-name="gr3" draw:text-style-name="P6" svg:width="0.0638in" svg:height="0.1039in" svg:x="1.0445in" svg:y="0.0075in" svg:viewBox="0 0 163 265" svg:d="M163 133c0-31-2-62-16-90-17-38-49-43-66-43-23 0-51 10-67 45-12 28-14 57-14 88 0 29 1 64 18 92 16 32 45 40 63 40 21 0 51-9 67-45 13-26 15-56 15-87zM81 256c-15 0-38-10-45-46-4-23-4-59-4-81 0-26 0-51 3-72 8-45 36-49 46-49 12 0 39 7 45 45 5 22 5 51 5 76 0 28 0 55-5 79-5 37-27 48-45 48z"><text:p/></draw:path></draw:g></text:span><text:span text:style-name="T3">, ונוכיח לפי כלל </text:span><text:span text:style-name="T3"><draw:g text:anchor-type="as-char" svg:y="-0.0689in" draw:z-index="259" draw:name="Shape264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">; יהי </text:span><text:span text:style-name="T3"><draw:g text:anchor-type="as-char" svg:y="-0.1035in" draw:z-index="260" draw:name="Shape265" draw:style-name="gr1"><svg:title>TexMaths</svg:title><svg:desc>11§display§x \in \N§svg§600§FALSE§</svg:desc><draw:path draw:style-name="gr2" draw:text-style-name="P5" svg:width="0.3634in" svg:height="0.0933in" svg:x="0.0039in" svg:y="0.0071in" svg:viewBox="0 0 924 238" svg:d="M463 238c-155 0-309 0-463 0 0-79 0-159 0-238 308 0 616 0 924 0 0 79 0 159 0 238-154 0-308 0-461 0z"><text:p/></draw:path><draw:path draw:style-name="gr3" draw:text-style-name="P6" svg:width="0.0752in" svg:height="0.0677in" svg:x="0.0004in" svg:y="0.0362in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6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28in" svg:height="0.1055in" svg:x="0.2724in" svg:y="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</text:span><text:span text:style-name="T3">, צ.ל. </text:span><text:span text:style-name="T3"><draw:g text:anchor-type="as-char" svg:y="-0.1134in" draw:z-index="261" draw:name="Shape266" draw:style-name="gr1"><svg:title>TexMaths</svg:title><svg:desc>11§display§f(f(x)) = 0§svg§600§FALSE§</svg:desc><draw:path draw:style-name="gr2" draw:text-style-name="P5" svg:width="0.7618in" svg:height="0.1358in" svg:x="0.0004in" svg:y="0.0071in" svg:viewBox="0 0 1936 346" svg:d="M969 346c-323 0-646 0-969 0 0-116 0-230 0-346 646 0 1291 0 1936 0 0 116 0 230 0 346-322 0-644 0-967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8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6" svg:width="0.0756in" svg:height="0.1374in" svg:x="0.1508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2-16 22-21 0-9-7-13-14-13-11 0-22 8-22 23 0 17 18 26 33 26 21 0 36-23 44-37 12-25 21-71 21-74 8-40 15-80 23-121z"><text:p/></draw:path><draw:path draw:style-name="gr3" draw:text-style-name="P6" svg:width="0.035in" svg:height="0.1512in" svg:x="0.2488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6" svg:width="0.0756in" svg:height="0.0685in" svg:x="0.2972in" svg:y="0.0453in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0.3882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5in" svg:height="0.1512in" svg:x="0.4469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6" svg:width="0.1008in" svg:height="0.0354in" svg:x="0.548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7063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3">, שמתקיים מיד לפי כלל </text:span><text:span text:style-name="T3"><draw:g text:anchor-type="as-char" svg:y="-0.1063in" draw:z-index="262" draw:name="Shape267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">. עתה, נטען לאי שוויון בין </text:span><text:span text:style-name="T3"><draw:g text:anchor-type="as-char" svg:y="-0.1075in" draw:z-index="263" draw:name="Shape268" draw:style-name="gr1"><svg:title>TexMaths</svg:title><svg:desc>11§display§f \circ f§svg§600§FALSE§</svg:desc><draw:path draw:style-name="gr2" draw:text-style-name="P5" svg:width="0.3016in" svg:height="0.1217in" svg:x="0.0004in" svg:y="0.0075in" svg:viewBox="0 0 767 310" svg:d="M0 0c256 0 511 0 767 0 0 103 0 207 0 310-256 0-511 0-767 0 0-103 0-207 0-310z"><text:p/></draw:path><draw:path draw:style-name="gr3" draw:text-style-name="P6" svg:width="0.0752in" svg:height="0.1374in" svg:x="0.0008in" svg:y="0in" svg:viewBox="0 0 192 350" svg:d="M121 118c11 0 22 0 33 0 8 0 12 0 12-8 0-4-4-4-11-4-11 0-21 0-32 0 2-16 6-30 8-44 2-8 7-36 10-40 3-8 10-13 17-13 2 0 12 0 19 6-17 1-21 16-21 21 0 9 8 14 14 14 11 0 22-8 22-24 0-17-17-26-34-26-13 0-37 7-48 45-2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0591in" svg:height="0.0591in" svg:x="0.1256in" svg:y="0.0402in" svg:viewBox="0 0 151 151" svg:d="M151 76c0-42-36-76-76-76-41 0-75 35-75 76s34 75 75 75c40 0 76-34 76-75zM75 134c-33 0-60-26-60-58 0-33 27-60 60-60s60 26 60 60c0 33-27 58-60 58z"><text:p/></draw:path><draw:path draw:style-name="gr3" draw:text-style-name="P6" svg:width="0.0752in" svg:height="0.1374in" svg:x="0.2346in" svg:y="0in" svg:viewBox="0 0 192 350" svg:d="M121 118c11 0 22 0 33 0 8 0 12 0 12-8 0-4-4-4-11-4-11 0-21 0-32 0 3-16 6-30 9-44 1-8 6-36 9-40 3-8 10-13 17-13 2 0 12 0 20 6-18 1-21 16-21 21 0 9 7 14 14 14 10 0 21-8 21-24 0-17-17-26-34-26-12 0-37 7-48 45-2 8-3 12-13 61-9 0-18 0-27 0-7 0-11 0-11 7 0 5 4 5 10 5 9 0 18 0 27 0-10 50-20 100-30 150-7 38-13 73-33 73-2 0-12 0-19-7 18-1 21-15 21-20 0-9-6-14-14-14-10 0-21 8-21 23 0 18 16 27 33 27 21 0 36-23 43-38 13-24 22-71 22-73 7-41 15-81 23-121z"><text:p/></draw:path></draw:g></text:span><text:span text:style-name="T3"><text:s/>ו־</text:span><text:span text:style-name="T3"><draw:g text:anchor-type="as-char" svg:y="-0.1071in" draw:z-index="264" draw:name="Shape269" draw:style-name="gr1"><svg:title>TexMaths</svg:title><svg:desc>11§display§id_\N§svg§600§FALSE§</svg:desc><draw:path draw:style-name="gr2" draw:text-style-name="P5" svg:width="0.1894in" svg:height="0.1134in" svg:x="0.0039in" svg:y="0.0071in" svg:viewBox="0 0 482 289" svg:d="M0 0c160 0 322 0 482 0 0 97 0 193 0 289-160 0-322 0-482 0 0-96 0-192 0-289z"><text:p/></draw:path><draw:path draw:style-name="gr3" draw:text-style-name="P6" svg:width="0.0398in" svg:height="0.1008in" svg:x="0.0004in" svg:y="0.0043in" svg:viewBox="0 0 102 257" svg:d="M99 13c0-7-6-13-14-13-11 0-21 10-21 20 0 7 5 14 14 14s21-9 21-21zM69 158c5-11 5-12 9-23 3-7 4-12 4-20 0-17-12-31-31-31-36 0-51 56-51 59 0 4 3 2 4 4 5 0 5-1 7-7 10-37 26-48 38-48 4 0 10 0 10 12 0 8-2 17-4 20-2 10-20 54-26 71-4 10-9 23-9 30 0 18 13 32 32 32 36 0 50-56 50-59 0-4-3-4-4-4-5 0-5 1-7 7-6 24-20 48-38 48-7 0-10-4-10-14 0-8 2-14 11-38 5-13 10-27 15-39z"><text:p/></draw:path><draw:path draw:style-name="gr3" draw:text-style-name="P6" svg:width="0.072in" svg:height="0.1063in" svg:x="0.0547in" svg:y="0in" svg:viewBox="0 0 184 271" svg:d="M184 4c0-1 0-4-6-4-5 0-42 3-48 4-4 0-6 3-6 7 0 6 3 5 9 5 19 0 20 3 20 7-1 2-1 6-1 8-8 29-16 60-23 91-8-14-19-25-36-25-46 0-93 57-93 112 0 36 21 62 52 62 7 0 26-3 49-30 3 16 17 30 35 30 13 0 23-9 29-22 6-14 12-37 12-38 0-4-3-4-6-4s-3 2-4 7c-7 25-14 48-30 48-11 0-12-10-12-18 0-9 1-12 2-19 19-73 38-147 57-221zM103 220c-2 8-2 8-7 14-17 21-33 28-44 28-19 0-25-21-25-37 0-18 13-64 21-83 12-22 30-36 45-36 26 0 31 31 31 34 0 2-1 4-1 6-7 25-13 50-20 74z"><text:p/></draw:path><draw:path draw:style-name="gr3" draw:text-style-name="P6" svg:width="0.0713in" svg:height="0.0736in" svg:x="0.1299in" svg:y="0.0555in" svg:viewBox="0 0 182 188" svg:d="M34 15c-2-3-2-3-5-6 11 0 20 0 31 0 30 41 61 81 92 123 0 12 0 25 0 37-40-50-78-102-118-154zM34 31c40 50 78 102 118 153 2 3 3 4 5 4 5 0 5-4 5-9 0-49 0-100 0-150 0-16 2-20 14-20 2 0 6 0 6-5 0-4-4-4-8-4-14 0-27 0-40 0-4 0-9 0-9 4 0 5 5 5 8 5 15 0 18 5 18 20 0 27 0 56 0 84-28-37-55-73-83-110-2-3-3-3-10-3-15 0-31 0-46 0-5 0-9 0-9 4 0 5 4 5 6 5 6 1 12 5 15 9-1 2-1 2-1 6 0 43 0 87 0 131 0 13-2 19-15 19-4 0-8 0-8 4 0 5 4 5 9 5 14 0 27 0 42 0 5 0 8 0 8-5 0-4-4-4-7-4-16 0-18-7-18-19 0-42 0-83 0-124z"><text:p/></draw:path></draw:g></text:span><text:span text:style-name="T3">, ונוכיח ע"י כלל </text:span><text:span text:style-name="T3"><draw:g text:anchor-type="as-char" svg:y="-0.0689in" draw:z-index="265" draw:name="Shape270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">. נבחר </text:span><text:span text:style-name="T3"><draw:g text:anchor-type="as-char" svg:y="-0.1035in" draw:z-index="266" draw:name="Shape271" draw:style-name="gr1"><svg:title>TexMaths</svg:title><svg:desc>11§display§x = 1 \in \N§svg§600§FALSE§</svg:desc><draw:path draw:style-name="gr2" draw:text-style-name="P5" svg:width="0.6425in" svg:height="0.0933in" svg:x="0.0039in" svg:y="0.0071in" svg:viewBox="0 0 1633 238" svg:d="M817 238c-273 0-545 0-817 0 0-79 0-159 0-238 545 0 1088 0 1633 0 0 79 0 159 0 238-272 0-545 0-816 0z"><text:p/></draw:path><draw:path draw:style-name="gr3" draw:text-style-name="P6" svg:width="0.0756in" svg:height="0.0677in" svg:x="0.0004in" svg:y="0.0362in" svg:viewBox="0 0 193 173" svg:d="M119 54c2-10 11-45 37-45 2 0 11 0 20 4-11 2-19 12-19 21 0 7 5 14 15 14 8 0 21-7 21-23 0-20-22-25-36-25-23 0-36 21-40 30-10-26-31-30-42-30-41 0-63 49-63 59 0 5 5 5 6 5 2 0 3-1 4-5 13-40 39-50 52-50 7 0 21 3 21 25 0 12-7 38-21 92-6 23-20 39-37 39-2 0-11 0-19-6 10-1 18-9 18-18 0-11-8-15-14-15-12 0-22 10-22 23 0 17 20 24 36 24 27 0 40-26 41-28 6 13 19 28 42 28 39 0 61-48 61-58 0-4-3-4-4-4-3 0-4 2-4 4-14 41-40 50-52 50-15 0-21-11-21-24 0-9 2-17 7-35 4-17 8-35 13-52z"><text:p/></draw:path><draw:path draw:style-name="gr3" draw:text-style-name="P6" svg:width="0.1012in" svg:height="0.035in" svg:x="0.1339in" svg:y="0.048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" svg:width="0.0496in" svg:height="0.1in" svg:x="0.3in" svg:y="0.0035in" svg:viewBox="0 0 127 255" svg:d="M79 10c0-9 0-10-10-10-23 24-57 24-69 24 0 5 0 8 0 12 8 0 30 0 51-10 0 66 0 132 0 198 0 14-1 19-37 19-4 0-7 0-12 0 0 4 0 8 0 12 13-1 48-1 63-1s48 0 62 1c0-4 0-8 0-12-5 0-8 0-13 0-34 0-35-5-35-19 0-71 0-143 0-214z"><text:p/></draw:path><draw:path draw:style-name="gr3" draw:text-style-name="P6" svg:width="0.0756in" svg:height="0.087in" svg:x="0.4169in" svg:y="0.0217in" svg:viewBox="0 0 193 222" svg:d="M179 119c7 0 14 0 14-8s-7-8-14-8c-55 0-109 0-164 0 5-51 50-88 104-88 20 0 41 0 60 0 7 0 14 0 14-7 0-8-7-8-14-8-21 0-40 0-61 0-66 0-118 49-118 111 0 60 52 111 118 111 21 0 40 0 61 0 7 0 14 0 14-8s-7-8-14-8c-19 0-40 0-60 0-54 0-99-37-104-87 55 0 109 0 164 0z"><text:p/></draw:path><draw:path draw:style-name="gr3" draw:text-style-name="P6" svg:width="0.1028in" svg:height="0.1055in" svg:x="0.5516in" svg:y="0.0004in" svg:viewBox="0 0 262 269" svg:d="M34 35c0 62 0 124 0 186 0 21-3 27-23 28-4 0-11 0-11 7 0 6 7 6 13 6 20 0 40 0 60 0 7 0 13 0 13-6 0-7-7-7-12-7-21-1-24-9-24-28 0-59 0-118 0-176 56 72 111 146 167 218 3 5 5 6 7 6 7 0 7-6 7-12 0-73 0-144 0-216 0-21 4-27 22-28 2 0 9 0 9-6 0-7-6-7-13-7-19 0-38 0-56 0-7 0-14 0-14 7 0 6 7 6 11 6 22 1 26 9 26 29 0 39 0 80 0 119-39-51-78-104-117-156-4-5-5-5-14-5-22 0-45 0-67 0-8 0-14 0-14 7 0 6 6 6 9 6 10 1 18 8 21 12 0 4 0 5 0 10zM218 243c-56-74-112-146-168-220-4-4-4-5-8-10 15 0 31 0 46 0 43 58 87 117 130 175 0 18 0 37 0 55z"><text:p/></draw:path></draw:g></text:span><text:span text:style-name="T3">, עבורו מתקיים </text:span><text:span text:style-name="T3"><draw:g text:anchor-type="as-char" svg:y="-0.1134in" draw:z-index="267" draw:name="Shape272" draw:style-name="gr1"><svg:title>TexMaths</svg:title><svg:desc>11§display§(f \circ f)(1) = f(f(1)) = 0 \neq 1 = id_\N(1)§svg§600§FALSE§</svg:desc><draw:path draw:style-name="gr2" draw:text-style-name="P5" svg:width="2.476in" svg:height="0.1358in" svg:x="0.0004in" svg:y="0.0071in" svg:viewBox="0 0 6290 346" svg:d="M3146 346c-1049 0-2098 0-3146 0 0-116 0-230 0-346 2097 0 4193 0 6290 0 0 116 0 230 0 346-1049 0-2097 0-3144 0z"><text:p/></draw:path><draw:path draw:style-name="gr3" draw:text-style-name="P6" svg:width="0.035in" svg:height="0.1512in" svg:x="0.0079in" svg:y="0in" svg:viewBox="0 0 90 385" svg:d="M90 381c0-1 0-1-6-8-49-49-62-122-62-179 0-68 15-136 63-183 5-5 5-5 5-7 0-3-2-4-4-4-4 0-39 26-62 76-20 42-24 85-24 118 0 28 4 75 25 119 23 47 57 72 61 72 2 0 4-1 4-4z"><text:p/></draw:path><draw:path draw:style-name="gr3" draw:text-style-name="P6" svg:width="0.0752in" svg:height="0.1374in" svg:x="0.0602in" svg:y="0.0067in" svg:viewBox="0 0 192 350" svg:d="M121 118c11 0 22 0 33 0 8 0 12 0 12-8 0-4-4-4-11-4-11 0-21 0-32 0 2-16 6-30 8-44 2-8 8-36 10-40 3-8 10-13 17-13 3 0 12 0 19 6-16 2-20 16-20 21 0 9 7 14 15 14 9 0 20-9 20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591in" svg:height="0.0591in" svg:x="0.185in" svg:y="0.0453in" svg:viewBox="0 0 151 151" svg:d="M151 76c0-42-34-76-75-76-42 0-76 35-76 76s34 75 76 75c41 0 75-34 75-75zM76 134c-34 0-61-26-61-58 0-33 27-59 61-59 32 0 59 25 59 59 0 33-27 58-59 58z"><text:p/></draw:path><draw:path draw:style-name="gr3" draw:text-style-name="P6" svg:width="0.076in" svg:height="0.1374in" svg:x="0.2945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46in" svg:height="0.1512in" svg:x="0.3862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46in" svg:height="0.1512in" svg:x="0.4516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6" svg:width="0.05in" svg:height="0.1in" svg:x="0.5094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346in" svg:height="0.1512in" svg:x="0.5807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0354in" svg:x="0.6815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76in" svg:height="0.1374in" svg:x="0.8417in" svg:y="0.0067in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35in" svg:height="0.1512in" svg:x="0.9398in" svg:y="0in" svg:viewBox="0 0 90 385" svg:d="M90 381c0-1 0-1-6-8-49-49-61-122-61-179 0-68 14-136 62-183 5-5 5-5 5-7 0-3-2-4-4-4-4 0-39 26-62 76-19 42-24 85-24 118 0 28 4 75 26 119 23 47 56 72 60 72 2 0 4-1 4-4z"><text:p/></draw:path><draw:path draw:style-name="gr3" draw:text-style-name="P6" svg:width="0.0752in" svg:height="0.1374in" svg:x="0.9921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1.0902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5in" svg:height="0.1in" svg:x="1.1476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35in" svg:height="0.1512in" svg:x="1.2185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6" svg:width="0.035in" svg:height="0.1512in" svg:x="1.2776in" svg:y="0in" svg:viewBox="0 0 90 385" svg:d="M90 194c0-31-4-77-26-121-23-48-56-73-60-73-3 0-4 2-4 4s0 2 8 9c37 38 59 99 59 181 0 64-14 132-62 180-5 6-5 6-5 7 0 2 1 4 4 4 4 0 39-26 61-76 20-41 25-84 25-115z"><text:p/></draw:path><draw:path draw:style-name="gr3" draw:text-style-name="P6" svg:width="0.1008in" svg:height="0.0354in" svg:x="1.37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537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" draw:text-style-name="P6" svg:width="0.076in" svg:height="0.1409in" svg:x="1.6705in" svg:y="0.0043in" svg:viewBox="0 0 194 359" svg:d="M190 15c4-5 4-6 4-7 0-2-3-8-8-8-6 0-7 2-9 8-58 112-115 223-174 336-3 5-3 6-3 7 0 4 3 8 8 8s6-2 8-8c59-112 116-223 174-336z"><text:p/></draw:path><draw:path draw:style-name="gr3" draw:text-style-name="P6" svg:width="0.1008in" svg:height="0.0354in" svg:x="1.657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1.8236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1008in" svg:height="0.0354in" svg:x="1.9366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398in" svg:height="0.1016in" svg:x="2.0933in" svg:y="0.0134in" svg:viewBox="0 0 102 259" svg:d="M98 14c0-7-5-14-14-14-10 0-20 11-20 21 0 8 4 14 14 14 9 0 20-9 20-21zM69 160c5-11 5-12 9-22 2-8 4-14 4-21 0-18-12-32-31-32-37 0-51 56-51 59 0 5 3 5 4 5 5 0 5-1 7-8 10-36 25-47 38-47 4 0 10 0 10 12 0 7-2 16-4 20-3 9-20 55-26 71-5 10-9 22-9 30 0 19 13 32 32 32 36 0 50-55 50-59 0-3-4-3-5-3-4 0-4 1-6 7-6 23-20 46-39 46-7 0-9-3-9-12 0-10 2-16 11-38 5-14 10-27 15-40z"><text:p/></draw:path><draw:path draw:style-name="gr3" draw:text-style-name="P6" svg:width="0.072in" svg:height="0.1063in" svg:x="2.1476in" svg:y="0.0071in" svg:viewBox="0 0 184 271" svg:d="M184 4c0-1 0-4-5-4-6 0-43 3-49 4-4 0-6 3-6 7 0 6 4 6 9 6 19 0 20 2 20 6 0 2-1 6-1 8-8 31-16 60-23 91-8-14-19-25-37-25-45 0-92 57-92 112 0 37 21 62 52 62 7 0 26-1 49-29 3 16 17 29 35 29 14 0 23-9 29-21 7-14 12-38 12-39 0-3-3-3-4-3-5 0-5 1-6 7-6 25-14 47-30 47-11 0-12-10-12-18s1-12 3-18c18-74 37-148 56-222zM103 220c-2 8-2 8-7 15-18 22-33 27-44 27-19 0-25-21-25-36 0-18 13-65 21-83 12-23 30-37 45-37 26 0 31 32 31 34s-1 4-1 6c-6 25-13 50-20 74z"><text:p/></draw:path><draw:path draw:style-name="gr3" draw:text-style-name="P6" svg:width="0.0717in" svg:height="0.074in" svg:x="2.2232in" svg:y="0.0634in" svg:viewBox="0 0 183 189" svg:d="M35 15c-3-3-3-3-6-6 11 0 22 0 33 0 30 41 60 81 91 123 0 12 0 25 0 39-40-52-78-104-118-156zM35 32c39 51 78 102 117 154 2 3 3 3 5 3 5 0 5-4 5-8 0-51 0-102 0-152 0-16 2-20 15-20 1 0 6 0 6-5 0-4-4-4-9-4-13 0-27 0-40 0-4 0-9 0-9 4 0 5 5 5 8 5 15 0 18 5 18 20 0 28 0 56 0 84-28-37-54-73-82-110-3-3-4-3-10-3-15 0-32 0-47 0-5 0-9 0-9 4 0 5 4 5 6 5 7 1 12 5 15 9-1 2-1 2-1 6 0 44 0 87 0 131 0 15-2 20-15 20-4 0-8 0-8 4 0 6 4 6 9 6 14 0 27 0 42 0 5 0 8 0 8-6 0-4-4-4-7-4-16 0-17-5-17-20 0-42 0-82 0-123z"><text:p/></draw:path><draw:path draw:style-name="gr3" draw:text-style-name="P6" svg:width="0.0346in" svg:height="0.1512in" svg:x="2.3205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5in" svg:height="0.1in" svg:x="2.378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6" svg:width="0.035in" svg:height="0.1512in" svg:x="2.4488in" svg:y="0in" svg:viewBox="0 0 90 385" svg:d="M90 194c0-31-4-77-25-121-24-48-57-73-61-73-2 0-4 2-4 4s0 2 8 9c37 38 59 99 59 181 0 64-14 132-62 180-5 6-5 6-5 7 0 2 2 4 4 4 4 0 39-26 62-76 20-41 24-84 24-115z"><text:p/></draw:path></draw:g></text:span><text:span text:style-name="T3">, וסה"כ הגענו ל</text:span><text:span text:style-name="T31">סתירה</text:span><text:span text:style-name="T3">. </text:span></text:p>
        </text:list-item>
        <text:list-item>
          <text:p text:style-name="P53"><text:span text:style-name="T3">סימטריות: </text:span><text:span text:style-name="T35">נשלול</text:span><text:span text:style-name="T36">. נבחר את הפונקציות </text:span><text:span text:style-name="T36"><draw:g text:anchor-type="as-char" svg:y="-0.1134in" draw:z-index="594" draw:name="Shape273" draw:style-name="gr1"><svg:title>TexMaths</svg:title><svg:desc>11§display§f = \lambda x \in \N. 0.5(x- 1)§svg§600§FALSE§</svg:desc><draw:path draw:style-name="gr2" draw:text-style-name="P5" svg:width="1.4378in" svg:height="0.1354in" svg:x="-0.0004in" svg:y="0.0071in" svg:viewBox="0 0 3653 345" svg:d="M0 0c1218 0 2435 0 3653 0 0 115 0 230 0 345-1218 0-2435 0-3653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1008in" svg:height="0.035in" svg:x="0.1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63in" svg:x="0.2937in" svg:y="0.0071in" svg:viewBox="0 0 191 271" svg:d="M118 154c15 40 34 99 40 108 6 8 10 8 20 8 3 0 6 0 9 0 4 0 4-2 4-4 0-1-1-2-2-3-3-4-6-10-9-17-26-73-52-147-79-220-8-22-28-26-47-26-1 0-7 0-7 3 0 4 2 4 4 5 13 2 15 4 25 31 12 34 25 69 37 104-35 35-71 69-106 105-5 4-7 6-7 12s4 11 11 11c5 0 10-5 13-8 31-36 63-73 94-109z"><text:p/></draw:path><draw:path draw:style-name="gr3" draw:text-style-name="P6" svg:width="0.0752in" svg:height="0.0681in" svg:x="0.3787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7 25 26 0 39-26 40-29 5 15 19 29 42 29 40 0 62-50 62-59 0-4-4-4-5-4-3 0-4 1-4 5-14 40-40 50-52 50-16 0-21-13-21-25 0-9 2-18 7-34 4-18 8-35 13-53z"><text:p/></draw:path><draw:path draw:style-name="gr3" draw:text-style-name="P6" svg:width="0.076in" svg:height="0.087in" svg:x="0.5161in" svg:y="0.0307in" svg:viewBox="0 0 194 222" svg:d="M179 120c7 0 15 0 15-8 0-7-8-7-15-7-55 0-109 0-164 0 5-52 50-88 104-88 20 0 40 0 60 0 7 0 15-2 15-9 0-8-8-8-15-8-20 0-40 0-60 0-66 0-119 51-119 112 0 62 53 110 119 110 20 0 40 0 60 0 7 0 15 0 15-7 0-8-8-7-15-7-20 0-40 0-60 0-54 0-99-36-104-88 55 0 109 0 164 0z"><text:p/></draw:path><draw:path draw:style-name="gr3" draw:text-style-name="P6" svg:width="0.1028in" svg:height="0.1059in" svg:x="0.6508in" svg:y="0.0098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2 6 21 0 25 8 25 29 0 39 0 79 0 120-39-53-79-105-117-156-4-6-6-6-14-6-22 0-45 0-67 0-7 0-13 0-13 7 0 5 6 6 8 6 10 1 18 8 22 12-1 4-1 4-1 9zM218 243c-56-73-111-147-167-221-5-4-5-5-9-9 15 0 31 0 46 0 43 59 87 117 130 175 0 18 0 37 0 55z"><text:p/></draw:path><draw:path draw:style-name="gr3" draw:text-style-name="P6" svg:width="0.0157in" svg:height="0.0161in" svg:x="0.7701in" svg:y="0.0972in" svg:viewBox="0 0 41 42" svg:d="M41 21c0-11-10-21-21-21s-20 10-20 21 9 21 20 21 21-10 21-21z"><text:p/></draw:path><draw:path draw:style-name="gr3" draw:text-style-name="P6" svg:width="0.0638in" svg:height="0.1035in" svg:x="0.8051in" svg:y="0.0126in" svg:viewBox="0 0 163 264" svg:d="M163 133c0-30-2-61-17-89-17-37-48-44-65-44-23 0-51 10-67 46-13 27-14 57-14 87s1 63 16 93c18 31 46 38 64 38 21 0 51-7 68-44 13-27 15-56 15-87zM80 257c-14 0-37-10-44-48-4-22-4-57-4-80 0-24 0-50 3-71 7-46 36-49 45-49 13 0 39 6 46 45 4 22 4 51 4 75 0 30 0 55-4 79-6 36-28 49-46 49z"><text:p/></draw:path><draw:path draw:style-name="gr3" draw:text-style-name="P6" svg:width="0.0157in" svg:height="0.0161in" svg:x="0.8882in" svg:y="0.0972in" svg:viewBox="0 0 41 42" svg:d="M41 21c0-11-10-21-21-21-12 0-20 10-20 21s8 21 20 21c11 0 21-10 21-21z"><text:p/></draw:path><draw:path draw:style-name="gr3" draw:text-style-name="P6" svg:width="0.0602in" svg:height="0.1035in" svg:x="0.9252in" svg:y="0.0126in" svg:viewBox="0 0 154 264" svg:d="M154 179c0-46-32-84-74-84-18 0-35 6-48 20 0-26 0-51 0-75 8 2 20 5 32 5 48 0 75-35 75-41 0-2-2-4-4-4-1 0-1 0-3 1-8 5-26 12-53 12-15 0-33-3-52-11-2-1-3-1-4-1-3 0-3 3-3 9 0 38 0 76 0 114 0 7 0 10 5 10 2 0 4-1 5-3 4-7 18-28 49-28 21 0 31 18 33 26 7 14 8 28 8 48 0 13 0 35-10 52-9 14-23 24-41 24-28 0-50-20-57-43 1 1 2 1 7 1 13 0 19-8 19-18 0-9-6-18-19-18-6 0-19 2-19 19 0 33 26 70 69 70 45 0 85-36 85-85z"><text:p/></draw:path><draw:path draw:style-name="gr3" draw:text-style-name="P6" svg:width="0.0346in" svg:height="0.1508in" svg:x="1.0087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752in" svg:height="0.0681in" svg:x="1.0571in" svg:y="0.0453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2 0-21 10-21 22 0 17 19 25 36 25 26 0 40-26 41-29 4 15 18 29 42 29 39 0 61-50 61-59 0-4-3-4-4-4-4 0-4 1-6 5-13 40-38 50-51 50-15 0-21-13-21-25 0-9 2-18 6-34 5-18 9-35 14-53z"><text:p/></draw:path><draw:path draw:style-name="gr3" draw:text-style-name="P6" svg:width="0.0921in" svg:height="0.0055in" svg:x="1.1862in" svg:y="0.0717in" svg:viewBox="0 0 235 15" svg:d="M222 15c7 0 13 0 13-7 0-8-6-8-13-8-69 0-140 0-209 0-6 0-13 0-13 8 0 7 7 7 13 7 69 0 140 0 209 0z"><text:p/></draw:path><draw:path draw:style-name="gr3" draw:text-style-name="P6" svg:width="0.05in" svg:height="0.1008in" svg:x="1.339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" svg:width="0.035in" svg:height="0.1508in" svg:x="1.4098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36"><text:s/>ואת </text:span><text:span text:style-name="T36"><draw:g text:anchor-type="as-char" svg:y="-0.1063in" draw:z-index="593" draw:name="Shape274" draw:style-name="gr1"><svg:title>TexMaths</svg:title><svg:desc>11§display§g = \lambda x \in \N. 2x + 1§svg§600§FALSE§</svg:desc><draw:path draw:style-name="gr2" draw:text-style-name="P5" svg:width="1.1913in" svg:height="0.1201in" svg:x="0.0051in" svg:y="0.0071in" svg:viewBox="0 0 3027 306" svg:d="M0 0c1009 0 2018 0 3027 0 0 102 0 204 0 306-1009 0-2018 0-3027 0 0-102 0-204 0-306z"><text:p/></draw:path><draw:path draw:style-name="gr3" draw:text-style-name="P6" svg:width="0.0697in" svg:height="0.0976in" svg:x="-0.0004in" svg:y="0.0382in" svg:viewBox="0 0 178 249" svg:d="M176 25c1-2 2-4 2-6 0-7-5-11-12-11-3 0-14 3-15 16-7-14-21-24-37-24-44 0-91 54-91 110 0 38 23 61 51 61 23 0 42-18 45-22-8 33-8 33-12 49-2 5-15 42-56 42-7 0-20 0-31-3 12-4 16-13 16-20s-4-14-15-14c-8 0-21 7-21 23 0 15 14 23 52 23 48 0 76-30 81-53 14-56 29-113 43-171zM127 121c-3 10-11 20-20 28-8 6-20 13-32 13-19 0-24-20-24-35 0-19 11-64 21-84 11-19 27-34 44-34 25 0 30 31 30 33s-1 4-1 5c-6 25-12 49-18 74z"><text:p/></draw:path><draw:path draw:style-name="gr3" draw:text-style-name="P6" svg:width="0.1008in" svg:height="0.035in" svg:x="0.126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67in" svg:x="0.2862in" svg:y="0in" svg:viewBox="0 0 191 272" svg:d="M118 155c15 40 34 98 40 107 7 9 10 9 21 9 3 0 6 0 8 0 4 0 4-1 4-3s-1-3-2-5c-3-3-5-10-9-17-26-73-51-146-78-218-8-22-29-28-47-28-2 0-8 0-8 4s4 4 5 4c12 2 15 5 24 31 12 35 25 70 37 105-35 34-70 70-105 105-6 4-8 6-8 12 0 7 6 11 12 11s10-4 12-9c31-36 63-73 94-108z"><text:p/></draw:path><draw:path draw:style-name="gr3" draw:text-style-name="P6" svg:width="0.0756in" svg:height="0.0681in" svg:x="0.3717in" svg:y="0.0382in" svg:viewBox="0 0 193 174" svg:d="M118 54c2-10 11-45 38-45 1 0 11 0 19 5-11 1-19 11-19 20 0 7 5 14 16 14 7 0 21-7 21-23 0-19-24-25-37-25-22 0-36 21-40 30-10-26-31-30-42-30-40 0-62 50-62 59 0 5 3 5 5 5 3 0 4-1 4-5 13-40 40-50 52-50 7 0 21 3 21 25 0 12-7 39-21 93-6 24-19 39-37 39-2 0-11 0-18-4 8-2 17-10 17-21s-9-13-14-13c-12 0-21 10-21 22 0 17 19 24 36 24 26 0 40-26 41-29 4 15 18 29 42 29 39 0 61-48 61-58 0-4-3-4-4-4-4 0-4 1-5 4-14 41-40 50-52 50-14 0-21-12-21-25 0-9 2-17 7-34 4-18 8-35 13-53z"><text:p/></draw:path><draw:path draw:style-name="gr3" draw:text-style-name="P6" svg:width="0.076in" svg:height="0.087in" svg:x="0.5091in" svg:y="0.0236in" svg:viewBox="0 0 194 222" svg:d="M179 120c7 0 15 0 15-8 0-7-8-7-15-7-55 0-109 0-164 0 6-52 50-90 105-90 20 0 40 0 59 0 7 0 15 0 15-7 0-8-8-8-15-8-19 0-40 0-60 0-66 0-119 51-119 112 0 62 53 110 119 110 20 0 41 0 60 0 7 0 15 0 15-7 0-8-8-8-15-8-19 0-39 0-59 0-55 0-99-35-105-87 55 0 109 0 164 0z"><text:p/></draw:path><draw:path draw:style-name="gr3" draw:text-style-name="P6" svg:width="0.1028in" svg:height="0.1063in" svg:x="0.6433in" svg:y="0.0012in" svg:viewBox="0 0 262 271" svg:d="M34 35c0 63 0 126 0 187 0 20-3 28-23 28-4 0-11 0-11 7 0 6 7 6 13 6 20 0 41 0 61 0 6 0 12 0 12-6 0-7-6-7-11-7-21 0-24-9-24-29 0-58 0-117 0-176 56 74 111 147 167 220 3 5 4 6 8 6 6 0 6-7 6-13 0-73 0-145 0-217 0-21 3-27 21-28 2 0 9 0 9-6 0-7-6-7-12-7-19 0-39 0-57 0-7 0-14 0-14 7 0 6 8 6 12 6 21 1 25 9 25 29 0 39 0 80 0 121-39-53-78-105-117-157-3-6-5-6-14-6-22 0-45 0-67 0-7 0-12 0-12 7 0 6 5 6 7 6 11 1 18 8 22 12-1 4-1 5-1 10zM219 243c-56-72-112-146-168-220-5-4-5-5-9-10 15 0 31 0 46 0 44 59 87 117 131 175 0 19 0 38 0 55z"><text:p/></draw:path><draw:path draw:style-name="gr3" draw:text-style-name="P6" svg:width="0.0157in" svg:height="0.0157in" svg:x="0.763in" svg:y="0.089in" svg:viewBox="0 0 41 41" svg:d="M41 21c0-12-10-21-21-21s-20 9-20 21c0 11 9 20 20 20s21-9 21-20z"><text:p/></draw:path><draw:path draw:style-name="gr3" draw:text-style-name="P6" svg:width="0.0602in" svg:height="0.1in" svg:x="0.7996in" svg:y="0.0043in" svg:viewBox="0 0 154 255" svg:d="M30 226c13-13 27-27 40-40 61-52 84-73 84-111 0-44-35-75-82-75-43 0-72 35-72 69 0 22 19 22 20 22 6 0 20-4 20-21 0-9-7-19-20-19-3 0-5 0-6 0 9-25 30-39 53-39 35 0 52 31 52 63 0 31-20 60-41 85-25 26-49 54-75 81-3 5-3 6-3 14 47 0 96 0 143 0 3-22 8-44 11-67-3 0-7 0-10 0-2 12-4 29-9 34-2 4-27 4-36 4-23 0-46 0-69 0z"><text:p/></draw:path><draw:path draw:style-name="gr3" draw:text-style-name="P6" svg:width="0.0756in" svg:height="0.0681in" svg:x="0.8724in" svg:y="0.0382in" svg:viewBox="0 0 193 174" svg:d="M118 54c2-10 11-45 38-45 2 0 11 0 19 5-11 1-19 11-19 20 0 7 5 14 16 14 8 0 21-7 21-23 0-19-24-25-37-25-22 0-36 21-40 30-10-26-31-30-42-30-40 0-62 50-62 59 0 5 3 5 5 5 3 0 4-1 5-5 12-40 39-50 52-50 6 0 21 3 21 25 0 12-7 39-21 93-7 24-20 39-38 39-2 0-11 0-18-4 8-2 17-10 17-21s-9-13-14-13c-11 0-21 10-21 22 0 17 19 24 36 24 26 0 40-26 41-29 4 15 19 29 42 29 39 0 61-48 61-58 0-4-3-4-4-4-3 0-4 1-5 4-13 41-39 50-52 50-14 0-21-12-21-25 0-9 2-17 7-34 4-18 8-35 13-53z"><text:p/></draw:path><draw:path draw:style-name="gr3" draw:text-style-name="P6" svg:width="0.1008in" svg:height="0.1in" svg:x="0.9972in" svg:y="0.0169in" svg:viewBox="0 0 257 255" svg:d="M136 137c37 0 72 0 108 0 6 0 13 0 13-8s-7-8-13-8c-36 0-71 0-108 0 0-36 0-73 0-109 0-4 0-12-7-12-8 0-8 8-8 12 0 36 0 73 0 109-36 0-71 0-108 0-5 0-13 0-13 8s8 8 13 8c37 0 72 0 108 0 0 35 0 71 0 106 0 6 0 12 8 12 7 0 7-6 7-12 0-35 0-71 0-106z"><text:p/></draw:path><draw:path draw:style-name="gr3" draw:text-style-name="P6" svg:width="0.05in" svg:height="0.1in" svg:x="1.1543in" svg:y="0.0043in" svg:viewBox="0 0 128 255" svg:d="M79 10c0-9 0-10-9-10-24 24-58 24-70 24 0 5 0 8 0 12 8 0 31 0 51-10 0 66 0 133 0 199 0 14-1 18-37 18-4 0-7 0-12 0 0 5 0 9 0 12 13-1 48-1 63-1s49 0 63 1c0-3 0-7 0-12-5 0-8 0-12 0-36 0-37-4-37-18 0-72 0-144 0-215z"><text:p/></draw:path></draw:g></text:span><text:span text:style-name="T36">. נניח בשלילה שהיחס סימטרי. נטען </text:span><text:span text:style-name="T36"><draw:g text:anchor-type="as-char" svg:y="-0.1075in" draw:z-index="595" draw:name="Shape275" draw:style-name="gr1"><svg:title>TexMaths</svg:title><svg:desc>11§display§f \circ g = id_\N§svg§600§FALSE§</svg:desc><draw:path draw:style-name="gr2" draw:text-style-name="P5" svg:width="0.7051in" svg:height="0.122in" svg:x="0in" svg:y="0.0075in" svg:viewBox="0 0 1792 311" svg:d="M0 0c597 0 1195 0 1792 0 0 103 0 208 0 311-597 0-1195 0-1792 0 0-103 0-208 0-311z"><text:p/></draw:path><draw:path draw:style-name="gr3" draw:text-style-name="P6" svg:width="0.0752in" svg:height="0.1378in" svg:x="0.0004in" svg:y="0in" svg:viewBox="0 0 192 351" svg:d="M121 118c11 0 22 0 33 0 8 0 12 0 12-8 0-4-4-4-11-4-11 0-21 0-32 0 2-15 6-30 8-44 2-8 8-36 10-40 3-8 10-13 17-13 3 0 12 0 19 6-16 1-20 16-20 21 0 9 7 13 15 13 9 0 20-7 20-23 0-17-17-26-34-26-13 0-37 7-48 45-2 8-3 12-13 61-9 0-18 0-27 0-7 0-12 0-12 7 0 5 5 5 11 5 9 0 17 0 26 0-10 50-19 101-29 151-7 38-13 73-34 73-1 0-11 0-18-7 18-1 21-15 21-21 0-8-6-13-14-13-10 0-21 8-21 23 0 18 16 27 32 27 22 0 37-23 44-38 12-24 21-71 22-73 8-41 15-82 23-122z"><text:p/></draw:path><draw:path draw:style-name="gr3" draw:text-style-name="P6" svg:width="0.0591in" svg:height="0.0591in" svg:x="0.1252in" svg:y="0.0402in" svg:viewBox="0 0 151 151" svg:d="M151 76c0-42-36-76-75-76-42 0-76 35-76 76s34 75 76 75c39 0 75-34 75-75zM76 134c-34 0-61-25-61-58 0-32 27-60 61-60 32 0 59 27 59 60 0 34-27 58-59 58z"><text:p/></draw:path><draw:path draw:style-name="gr3" draw:text-style-name="P6" svg:width="0.0693in" svg:height="0.098in" svg:x="0.2291in" svg:y="0.0402in" svg:viewBox="0 0 177 250" svg:d="M176 25c0-2 1-4 1-6 0-7-4-11-11-11-4 0-14 3-16 16-7-14-20-24-36-24-44 0-92 54-92 110 0 37 23 60 52 60 22 0 40-17 44-22h1c-9 35-9 35-13 51-2 4-15 42-55 42-8 0-21 0-31-4 11-3 15-13 15-19 0-7-4-15-14-15-9 0-21 8-21 23 0 16 14 24 51 24 48 0 77-30 82-53 14-57 29-115 43-172zM125 121c-2 10-11 20-19 27s-20 14-31 14c-20 0-26-20-26-36 0-18 11-63 22-83 10-19 27-34 43-34 26 0 31 31 31 33s-1 4-1 5c-7 24-12 50-19 74z"><text:p/></draw:path><draw:path draw:style-name="gr3" draw:text-style-name="P6" svg:width="0.1004in" svg:height="0.0354in" svg:x="0.3555in" svg:y="0.052in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6" svg:width="0.0398in" svg:height="0.1016in" svg:x="0.5118in" svg:y="0.0075in" svg:viewBox="0 0 102 259" svg:d="M98 14c0-7-6-14-14-14-10 0-21 11-21 21 0 8 5 14 15 14 9 0 20-9 20-21zM69 159c5-11 5-12 8-22 3-7 5-13 5-20 0-18-12-32-31-32-37 0-51 56-51 59 0 4 3 4 4 4 5 0 5-1 7-7 10-37 25-48 38-48 4 0 10 0 10 13 0 7-3 16-4 19-3 10-21 55-26 72-5 10-9 23-9 31 0 18 13 31 32 31 36 0 50-56 50-59s-4-3-5-3c-4 0-4 1-6 6-6 25-20 48-39 48-7 0-9-4-9-12 0-10 2-16 11-39 5-13 10-27 15-41z"><text:p/></draw:path><draw:path draw:style-name="gr3" draw:text-style-name="P6" svg:width="0.072in" svg:height="0.1067in" svg:x="0.5657in" svg:y="0.002in" svg:viewBox="0 0 184 272" svg:d="M184 4c0-1 0-4-6-4-5 0-42 3-48 4-4 0-6 3-6 7 0 5 4 5 9 5 19 0 20 3 20 7 0 2-1 6-1 8-8 31-16 60-23 91-8-14-19-25-37-25-45 0-92 57-92 113 0 36 21 62 51 62 7 0 27-2 50-29 3 15 17 29 35 29 14 0 22-9 29-21 7-15 12-38 12-39 0-3-4-3-5-3-4 0-5 1-6 6-7 26-13 48-29 48-11 0-12-10-12-18 0-9 1-12 3-19 18-73 37-148 56-222zM103 221c-2 8-2 8-7 14-18 22-33 28-44 28-19 0-25-21-25-37 0-18 13-65 21-83 12-23 30-37 45-37 26 0 30 31 30 34 0 2 0 4-1 6-7 26-12 50-19 75z"><text:p/></draw:path><draw:path draw:style-name="gr3" draw:text-style-name="P6" svg:width="0.0717in" svg:height="0.074in" svg:x="0.6417in" svg:y="0.0575in" svg:viewBox="0 0 183 189" svg:d="M34 15c-2-3-2-3-5-6 11 0 20 0 31 0 31 40 61 82 92 123 0 13 0 25 0 38-40-51-78-103-118-155zM34 32c39 52 78 102 117 154 3 3 4 3 6 3 5 0 5-4 5-9 0-50 0-101 0-151 0-16 2-20 14-20 2 0 7 0 7-5 0-4-5-4-9-4-13 0-27 0-40 0-4 0-9 0-9 4 0 5 5 5 8 5 15 0 18 5 18 20 0 28 0 56 0 84-28-36-55-73-83-110-2-3-3-3-10-3-15 0-31 0-46 0-5 0-9 0-9 4 0 5 4 5 6 5 6 1 12 5 14 9 0 2 0 2 0 6 0 44 0 87 0 131 0 14-2 20-16 20-3 0-7 0-7 4 0 6 4 6 9 6 14 0 27 0 42 0 4 0 8 0 8-6 0-4-4-4-7-4-16 0-18-6-18-20 0-41 0-82 0-123z"><text:p/></draw:path></draw:g></text:span><text:span text:style-name="T36">, ונוכיח באמצעות כלל אטא. יהי </text:span><text:span text:style-name="T36"><draw:g text:anchor-type="as-char" svg:y="-0.1071in" draw:z-index="596" draw:name="Shape276" draw:style-name="gr1"><svg:title>TexMaths</svg:title><svg:desc>11§display§n \in id_\N§svg§600§FALSE§</svg:desc><draw:path draw:style-name="gr2" draw:text-style-name="P5" svg:width="0.4665in" svg:height="0.1134in" svg:x="0.0031in" svg:y="0.0071in" svg:viewBox="0 0 1186 289" svg:d="M0 0c396 0 790 0 1186 0 0 97 0 193 0 289-396 0-790 0-1186 0 0-96 0-192 0-289z"><text:p/></draw:path><draw:path draw:style-name="gr3" draw:text-style-name="P6" svg:width="0.0819in" svg:height="0.0681in" svg:x="-0.0004in" svg:y="0.0382in" svg:viewBox="0 0 209 174" svg:d="M23 147c-1 6-3 16-3 17 0 6 5 10 11 10 4 0 11-4 14-10 0-1 4-19 8-29 2-12 5-23 7-34 3-9 6-17 7-26 2-7 4-18 6-19 5-12 26-47 62-47 18 0 21 14 21 26 0 24-19 74-25 90-4 9-4 14-4 18 0 18 14 31 31 31 37 0 51-55 51-58 0-5-3-5-5-5-3 0-3 1-5 8-8 25-21 46-40 46-6 0-8-2-8-12 0-9 3-19 6-27 8-20 23-62 23-84 0-27-16-42-44-42-34 0-54 25-60 34-1-22-18-34-35-34-18 0-26 15-29 22-7 13-12 36-12 37 0 5 3 3 4 5 5 0 5-1 7-9 7-28 14-46 29-46 7 0 12 4 12 17 0 8-1 13-7 32-8 30-14 60-22 89z"><text:p/></draw:path><draw:path draw:style-name="gr3" draw:text-style-name="P6" svg:width="0.0756in" svg:height="0.087in" svg:x="0.1413in" svg:y="0.0236in" svg:viewBox="0 0 193 222" svg:d="M180 119c7 0 13 0 13-8s-6-8-13-8c-55 0-109 0-164 0 5-51 49-88 104-88 20 0 40 0 60 0 7 0 13 0 13-7 0-8-6-8-13-8-21 0-40 0-61 0-66 0-119 50-119 111s53 111 119 111c21 0 40 0 61 0 7 0 13 0 13-7 0-8-6-8-13-8-20 0-40 0-60 0-55 0-99-38-104-88 55 0 109 0 164 0z"><text:p/></draw:path><draw:path draw:style-name="gr3" draw:text-style-name="P6" svg:width="0.0398in" svg:height="0.1008in" svg:x="0.276in" svg:y="0.0043in" svg:viewBox="0 0 102 257" svg:d="M99 13c0-7-6-13-14-13-11 0-21 10-21 20 0 8 4 14 14 14 9 0 21-9 21-21zM69 158c5-11 5-12 9-23 2-7 4-12 4-20 0-17-12-31-31-31-37 0-51 56-51 59 0 4 3 4 4 4 5 0 5-1 7-7 10-37 25-48 38-48 4 0 10 0 10 12 0 8-2 17-4 20-3 10-20 54-26 71-5 10-9 23-9 31 0 17 13 31 32 31 36 0 50-56 50-59 0-4-3-4-5-4-4 0-4 1-6 7-6 24-20 48-39 48-7 0-9-4-9-14 0-8 2-14 11-38 5-13 10-27 15-39z"><text:p/></draw:path><draw:path draw:style-name="gr3" draw:text-style-name="P6" svg:width="0.072in" svg:height="0.1063in" svg:x="0.3303in" svg:y="0in" svg:viewBox="0 0 184 271" svg:d="M184 4c0-1 0-4-6-4-5 0-42 3-48 4-4 0-6 3-6 7 0 6 3 5 9 5 19 0 20 3 20 7 0 2-1 6-1 8-8 30-16 60-23 91-8-14-19-25-37-25-45 0-92 57-92 112 0 36 21 62 51 62 8 0 27-3 50-30 3 16 17 30 35 30 13 0 22-9 29-22 6-14 12-37 12-38 0-4-4-4-6-4-3 0-3 2-5 7-7 25-13 48-29 48-11 0-12-10-12-18 0-9 1-12 2-19 19-73 38-147 57-221zM103 220c-2 8-2 8-7 14-18 21-33 28-44 28-19 0-25-21-25-37 0-18 13-64 21-83 12-22 30-36 45-36 26 0 30 31 30 34 0 2 0 4-1 6-7 25-12 50-19 74z"><text:p/></draw:path><draw:path draw:style-name="gr3" draw:text-style-name="P6" svg:width="0.0713in" svg:height="0.0736in" svg:x="0.4059in" svg:y="0.0555in" svg:viewBox="0 0 182 188" svg:d="M34 15c-2-3-2-3-5-6 11 0 20 0 31 0 31 41 61 81 92 123 0 12 0 25 0 37-40-50-78-102-118-154zM34 31c39 50 78 102 117 153 3 3 4 4 6 4 5 0 5-4 5-9 0-49 0-100 0-150 0-16 2-20 14-20 2 0 6 0 6-5 0-4-4-4-8-4-14 0-27 0-40 0-4 0-9 0-9 4 0 5 5 5 8 5 15 0 18 5 18 20 0 27 0 56 0 84-28-37-55-73-83-110-2-3-3-3-10-3-15 0-31 0-46 0-5 0-9 0-9 4 0 5 4 5 6 5 6 1 12 5 14 9 0 2 0 2 0 6 0 43 0 87 0 131 0 13-2 19-15 19-4 0-8 0-8 4 0 5 4 5 9 5 14 0 27 0 42 0 4 0 8 0 8-5 0-4-4-4-7-4-16 0-18-7-18-19 0-42 0-84 0-124z"><text:p/></draw:path></draw:g></text:span><text:span text:style-name="T36">, לפיכך:</text:span></text:p>
          <text:p text:style-name="P54"><draw:g text:anchor-type="as-char" svg:y="-0.1134in" draw:z-index="597" draw:name="Shape277" draw:style-name="gr1"><svg:title>TexMaths</svg:title><svg:desc>11§display§f(g(n)) = f(2x +1) = 0.5(2x + 1 - 1) = x = id_\N(x)§svg§600§FALSE§</svg:desc><draw:path draw:style-name="gr2" draw:text-style-name="P5" svg:width="3.4205in" svg:height="0.1358in" svg:x="-0.0004in" svg:y="0.0071in" svg:viewBox="0 0 8689 346" svg:d="M4345 346c-1449 0-2896 0-4345 0 0-116 0-230 0-346 2896 0 5793 0 8689 0 0 116 0 230 0 346-1447 0-2896 0-4344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6" svg:width="0.0693in" svg:height="0.0976in" svg:x="0.1445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2 5c-5 25-12 49-17 74z"><text:p/></draw:path><draw:path draw:style-name="gr3" draw:text-style-name="P6" svg:width="0.0346in" svg:height="0.1512in" svg:x="0.2354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6" svg:width="0.0819in" svg:height="0.0685in" svg:x="0.2839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346in" svg:height="0.1512in" svg:x="0.3795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5in" svg:height="0.1512in" svg:x="0.4386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6" svg:width="0.1008in" svg:height="0.0354in" svg:x="0.53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0.7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0.798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6" svg:width="0.0602in" svg:height="0.1in" svg:x="0.85in" svg:y="0.013in" svg:viewBox="0 0 154 255" svg:d="M30 226c13-14 27-26 40-39 61-53 84-74 84-112 0-44-35-75-82-75-43 0-72 35-72 69 0 22 19 22 20 22 6 0 21-4 21-21 0-9-8-19-21-19-3 0-5 0-6 0 9-26 30-39 53-39 35 0 52 31 52 63 0 31-20 60-41 85-25 27-49 54-75 81-3 5-3 6-3 14 47 0 96 0 143 0 3-22 8-44 11-66-3 0-7 0-10 0-2 12-4 28-9 33-2 4-27 4-36 4-23 0-46 0-69 0z"><text:p/></draw:path><draw:path draw:style-name="gr3" draw:text-style-name="P6" svg:width="0.0756in" svg:height="0.0685in" svg:x="0.9224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1008in" svg:height="0.1in" svg:x="1.0472in" svg:y="0.0252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6" svg:width="0.05in" svg:height="0.1in" svg:x="1.2043in" svg:y="0.013in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3" draw:text-style-name="P6" svg:width="0.0346in" svg:height="0.1512in" svg:x="1.276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6" svg:width="0.1008in" svg:height="0.0354in" svg:x="1.3772in" svg:y="0.0571in" svg:viewBox="0 0 257 91" svg:d="M244 17c6 0 13-2 13-9 0-8-7-8-13-8-77 0-155 0-232 0-5 0-12 0-12 8 0 7 7 9 13 9 77 0 154 0 231 0zM244 91c6 0 13 0 13-7 0-9-7-9-13-9-77 0-154 0-231 0-6 0-13 0-13 9 0 7 7 7 12 7 77 0 155 0 232 0z"><text:p/></draw:path><draw:path draw:style-name="gr3" draw:text-style-name="P6" svg:width="0.0638in" svg:height="0.1035in" svg:x="1.5354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6" svg:width="0.0157in" svg:height="0.0157in" svg:x="1.6185in" svg:y="0.0972in" svg:viewBox="0 0 41 41" svg:d="M41 21c0-12-9-21-20-21-12 0-21 9-21 21 0 11 9 20 21 20 11 0 20-9 20-20z"><text:p/></draw:path><draw:path draw:style-name="gr3" draw:text-style-name="P6" svg:width="0.0602in" svg:height="0.1035in" svg:x="1.6555in" svg:y="0.013in" svg:viewBox="0 0 154 264" svg:d="M154 179c0-46-32-84-74-84-17 0-35 6-48 20 0-26 0-51 0-76 8 3 20 5 33 5 47 0 75-35 75-40 0-3-2-4-5-4-1 0-1 0-3 1-8 3-26 11-53 11-15 0-33-3-50-11-4-1-5-1-6-1-3 0-3 3-3 9 0 38 0 76 0 114 0 8 0 10 5 10 3 0 4-1 5-3 4-6 18-27 50-27 20 0 30 18 33 25 6 14 7 29 7 48 0 13 0 36-10 52-9 15-23 25-41 25-28 0-50-21-57-43 1 0 2 0 7 0 13 0 20-9 20-17 0-10-7-19-20-19-6 0-19 3-19 21 0 32 26 69 70 69s84-37 84-85z"><text:p/></draw:path><draw:path draw:style-name="gr3" draw:text-style-name="P6" svg:width="0.0346in" svg:height="0.1512in" svg:x="1.7386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6" svg:width="0.0606in" svg:height="0.1in" svg:x="1.7902in" svg:y="0.013in" svg:viewBox="0 0 155 255" svg:d="M30 226c14-14 27-26 42-39 60-53 83-74 83-112 0-44-35-75-82-75-44 0-73 35-73 69 0 22 20 22 21 22 7 0 20-4 20-21 0-9-7-19-20-19-3 0-4 0-6 0 9-26 30-39 53-39 34 0 52 31 52 63 0 31-20 60-41 85-25 27-49 54-75 81-4 5-4 6-4 14 48 0 96 0 144 0 3-22 8-44 11-66-3 0-6 0-10 0-2 12-4 28-9 33-2 4-28 4-36 4-23 0-47 0-70 0z"><text:p/></draw:path><draw:path draw:style-name="gr3" draw:text-style-name="P6" svg:width="0.0756in" svg:height="0.0685in" svg:x="1.8634in" svg:y="0.0453in" svg:viewBox="0 0 193 175" svg:d="M118 54c2-10 11-45 38-45 1 0 11 0 19 4-11 2-19 12-19 21 0 7 5 14 16 14 7 0 21-7 21-23 0-19-24-25-37-25-22 0-36 21-40 30-10-26-31-30-42-30-40 0-62 50-62 59 0 5 3 5 5 5 3 0 4-1 4-5 13-40 40-50 52-50 7 0 21 3 21 25 0 12-7 39-21 93-6 24-19 39-37 39-2 0-11 0-18-4 8-2 17-10 17-21s-9-13-14-13c-12 0-21 10-21 22 0 17 19 25 36 25 26 0 40-27 41-30 4 15 19 30 42 30 39 0 61-49 61-59 0-4-3-4-4-4-4 0-4 1-5 4-14 41-39 50-52 50-14 0-21-12-21-25 0-9 2-17 7-34 4-18 8-35 13-53z"><text:p/></draw:path><draw:path draw:style-name="gr3" draw:text-style-name="P6" svg:width="0.1008in" svg:height="0.1in" svg:x="1.9878in" svg:y="0.0252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6" svg:width="0.05in" svg:height="0.1in" svg:x="2.1453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6" svg:width="0.0929in" svg:height="0.0063in" svg:x="2.2543in" svg:y="0.0717in" svg:viewBox="0 0 237 17" svg:d="M222 17c7 0 15 0 15-8 0-9-8-9-15-9-69 0-139 0-209 0-6 0-13 0-13 9 0 8 7 8 13 8 70 0 140 0 209 0z"><text:p/></draw:path><draw:path draw:style-name="gr3" draw:text-style-name="P6" svg:width="0.05in" svg:height="0.1in" svg:x="2.4071in" svg:y="0.013in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346in" svg:height="0.1512in" svg:x="2.4787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6" svg:width="0.1004in" svg:height="0.0354in" svg:x="2.5799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756in" svg:height="0.0685in" svg:x="2.7362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3" draw:text-style-name="P6" svg:width="0.1008in" svg:height="0.0354in" svg:x="2.869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94in" svg:height="0.1016in" svg:x="3.0264in" svg:y="0.0134in" svg:viewBox="0 0 101 259" svg:d="M98 14c0-7-6-14-14-14-10 0-21 11-21 21 0 8 5 14 15 14 9 0 20-9 20-21zM69 160c5-11 5-12 8-22 3-8 6-14 6-21 0-18-13-32-32-32-37 0-51 56-51 59 0 5 3 5 4 5 4 0 5-1 7-8 10-36 25-47 39-47 3 0 9 0 9 12 0 7-3 16-4 20-3 9-21 55-26 71-5 10-9 22-9 30 0 19 13 32 31 32 36 0 50-55 50-59 0-3-3-3-4-3-3 0-3 1-6 7-6 23-19 46-39 46-7 0-9-3-9-12 0-10 2-16 11-38 5-14 10-27 15-40z"><text:p/></draw:path><draw:path draw:style-name="gr3" draw:text-style-name="P6" svg:width="0.072in" svg:height="0.1063in" svg:x="3.0807in" svg:y="0.0071in" svg:viewBox="0 0 184 271" svg:d="M184 4c0-1 0-4-6-4-5 0-42 3-48 4-3 0-6 3-6 7 0 6 4 6 9 6 19 0 20 2 20 6 0 2-1 6-1 8-8 31-16 60-23 91-8-14-19-25-37-25-45 0-92 57-92 112 0 37 21 62 51 62 7 0 27-1 50-29 4 16 17 29 35 29 14 0 22-9 29-21 7-14 12-38 12-39 0-3-4-3-5-3-4 0-5 1-6 7-6 25-13 47-28 47-11 0-13-10-13-18s2-12 3-18c18-74 37-148 56-222zM103 220c-2 8-2 8-7 15-18 22-33 27-44 27-20 0-24-21-24-36 0-18 12-65 20-83 13-23 30-37 46-37 24 0 29 32 29 34s0 4-1 6c-6 25-12 50-19 74z"><text:p/></draw:path><draw:path draw:style-name="gr3" draw:text-style-name="P6" svg:width="0.0717in" svg:height="0.074in" svg:x="3.1563in" svg:y="0.0634in" svg:viewBox="0 0 183 189" svg:d="M34 15c-2-3-2-3-5-6 11 0 21 0 32 0 30 41 60 81 91 123 0 12 0 25 0 39-40-52-78-104-118-156zM34 32c40 51 78 102 118 154 2 3 3 3 5 3 5 0 5-4 5-8 0-51 0-102 0-152 0-16 2-20 14-20 2 0 7 0 7-5 0-4-5-4-9-4-13 0-27 0-40 0-4 0-9 0-9 4 0 5 5 5 8 5 16 0 18 5 18 20 0 28 0 56 0 84-28-37-55-73-83-110-2-3-3-3-10-3-15 0-30 0-46 0-5 0-9 0-9 4 0 5 4 5 6 5 6 1 12 5 15 9-1 2-1 2-1 6 0 44 0 87 0 131 0 15-2 20-16 20-3 0-7 0-7 4 0 6 4 6 9 6 14 0 27 0 42 0 5 0 8 0 8-6 0-4-4-4-7-4-16 0-18-5-18-20 0-42 0-82 0-123z"><text:p/></draw:path><draw:path draw:style-name="gr3" draw:text-style-name="P6" svg:width="0.035in" svg:height="0.1512in" svg:x="3.2531in" svg:y="0in" svg:viewBox="0 0 90 385" svg:d="M90 381c0-1 0-1-6-8-49-49-61-122-61-179 0-68 14-136 62-183 5-5 5-5 5-7 0-3-1-4-3-4-4 0-40 26-62 76-19 42-25 85-25 118 0 28 4 75 26 119 24 47 57 72 61 72 2 0 3-1 3-4z"><text:p/></draw:path><draw:path draw:style-name="gr3" draw:text-style-name="P6" svg:width="0.0756in" svg:height="0.0685in" svg:x="3.302in" svg:y="0.0453in" svg:viewBox="0 0 193 175" svg:d="M118 54c2-10 11-45 38-45 1 0 11 0 19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3-4-5-4-3 0-3 1-4 4-14 41-40 50-52 50-16 0-21-12-21-25 0-9 2-17 7-34 4-18 8-35 13-53z"><text:p/></draw:path><draw:path draw:style-name="gr3" draw:text-style-name="P6" svg:width="0.035in" svg:height="0.1512in" svg:x="3.3929in" svg:y="0in" svg:viewBox="0 0 90 385" svg:d="M90 194c0-31-4-77-25-121-24-48-57-73-61-73-2 0-4 2-4 4s0 2 8 9c37 38 59 99 59 181 0 64-14 132-61 180-6 6-6 6-6 7 0 2 2 4 4 4 4 0 39-26 62-76 20-41 24-84 24-115z"><text:p/></draw:path></draw:g></text:p>
          <text:p text:style-name="P55">כדרוש. <text:span text:style-name="T37">לפיכך, לפי הנחת השלילה, </text:span><text:span text:style-name="T37"><draw:g text:anchor-type="as-char" svg:y="-0.1075in" draw:z-index="598" draw:name="Shape278" draw:style-name="gr1"><svg:title>TexMaths</svg:title><svg:desc>11§display§g \circ f = id_\N§svg§600§FALSE§</svg:desc><draw:path draw:style-name="gr2" draw:text-style-name="P5" svg:width="0.7055in" svg:height="0.122in" svg:x="0.0051in" svg:y="0.0075in" svg:viewBox="0 0 1793 311" svg:d="M0 0c597 0 1196 0 1793 0 0 103 0 208 0 311-597 0-1196 0-1793 0 0-103 0-208 0-311z"><text:p/></draw:path><draw:path draw:style-name="gr3" draw:text-style-name="P6" svg:width="0.0693in" svg:height="0.098in" svg:x="-0.0004in" svg:y="0.0402in" svg:viewBox="0 0 177 250" svg:d="M176 25c1-2 1-4 1-6 0-7-4-11-11-11-3 0-14 3-15 16-7-14-21-24-37-24-44 0-91 54-91 110 0 37 23 60 51 60 23 0 41-17 45-22-8 35-8 35-12 51-3 4-16 42-56 42-7 0-20 0-31-4 12-3 16-13 16-19 0-7-4-15-15-15-8 0-21 8-21 23 0 16 14 24 52 24 48 0 76-30 81-53 14-57 29-115 43-172zM126 121c-2 10-11 20-19 27-9 7-20 14-32 14-19 0-24-20-24-36 0-18 11-63 20-83 11-19 28-34 44-34 26 0 31 31 31 33s-1 4-1 5c-6 24-12 50-19 74z"><text:p/></draw:path><draw:path draw:style-name="gr3" draw:text-style-name="P6" svg:width="0.0591in" svg:height="0.0591in" svg:x="0.1173in" svg:y="0.0402in" svg:viewBox="0 0 151 151" svg:d="M151 76c0-42-34-76-75-76-42 0-76 35-76 76s34 75 76 75c41 0 75-34 75-75zM76 134c-34 0-61-25-61-58 0-32 28-60 61-60 32 0 59 27 59 60 0 34-27 58-59 58z"><text:p/></draw:path><draw:path draw:style-name="gr3" draw:text-style-name="P6" svg:width="0.076in" svg:height="0.1378in" svg:x="0.2272in" svg:y="0in" svg:viewBox="0 0 194 351" svg:d="M122 118c11 0 22 0 33 0 8 0 11 0 11-8 0-4-3-4-10-4-11 0-21 0-32 0 2-15 6-30 8-44 2-8 7-36 10-40 3-8 10-13 17-13 2 0 13 0 19 6-16 1-21 16-21 21 0 9 8 13 15 13 9 0 22-7 22-23 0-17-19-26-35-26-13 0-37 7-49 45-2 8-3 12-12 61-9 0-18 0-27 0-7 0-12 0-12 7 0 5 4 5 11 5 9 0 17 0 26 0-10 50-19 101-29 151-8 38-14 73-34 73-1 0-11 0-19-7 19-1 22-15 22-21 0-8-7-13-14-13-10 0-22 8-22 23 0 18 18 27 33 27 22 0 37-23 44-38 12-24 21-71 22-73 8-41 15-82 23-122z"><text:p/></draw:path><draw:path draw:style-name="gr3" draw:text-style-name="P6" svg:width="0.1004in" svg:height="0.0354in" svg:x="0.3606in" svg:y="0.052in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6" svg:width="0.0398in" svg:height="0.1016in" svg:x="0.5173in" svg:y="0.0075in" svg:viewBox="0 0 102 259" svg:d="M98 14c0-7-6-14-14-14-10 0-21 11-21 21 0 8 5 14 15 14 9 0 20-9 20-21zM69 159c5-11 5-12 8-22 3-7 5-13 5-20 0-18-12-32-31-32-37 0-51 56-51 59 0 4 3 4 4 4 5 0 5-1 7-7 10-37 25-48 38-48 4 0 10 0 10 13 0 7-3 16-4 19-3 10-21 55-26 72-5 10-9 23-9 31 0 18 13 31 32 31 36 0 50-56 50-59s-4-3-5-3c-4 0-4 1-6 6-6 25-20 48-39 48-7 0-9-4-9-12 0-10 2-16 11-39 5-13 10-27 15-41z"><text:p/></draw:path><draw:path draw:style-name="gr3" draw:text-style-name="P6" svg:width="0.072in" svg:height="0.1067in" svg:x="0.5713in" svg:y="0.002in" svg:viewBox="0 0 184 272" svg:d="M184 4c0-1 0-4-6-4-5 0-42 3-48 4-4 0-6 3-6 7 0 5 4 5 9 5 19 0 20 3 20 7 0 2-1 6-1 8-8 31-16 60-23 91-8-14-19-25-37-25-45 0-92 57-92 113 0 36 21 62 51 62 7 0 27-2 50-29 3 15 17 29 35 29 14 0 22-9 29-21 7-15 12-38 12-39 0-3-4-3-5-3-4 0-5 1-6 6-7 26-13 48-29 48-11 0-12-10-12-18 0-9 1-12 3-19 18-73 37-148 56-222zM103 221c-2 8-2 8-7 14-18 22-33 28-44 28-19 0-25-21-25-37 0-18 13-65 21-83 12-23 30-37 45-37 26 0 30 31 30 34 0 2 0 4-1 6-7 26-12 50-19 75z"><text:p/></draw:path><draw:path draw:style-name="gr3" draw:text-style-name="P6" svg:width="0.0717in" svg:height="0.074in" svg:x="0.6472in" svg:y="0.0575in" svg:viewBox="0 0 183 189" svg:d="M34 15c-2-3-2-3-5-6 11 0 20 0 31 0 31 40 61 82 92 123 0 13 0 25 0 38-40-51-78-103-118-155zM34 32c39 52 78 102 117 154 3 3 4 3 6 3 5 0 5-4 5-9 0-50 0-101 0-151 0-16 2-20 14-20 2 0 7 0 7-5 0-4-5-4-9-4-13 0-27 0-40 0-4 0-9 0-9 4 0 5 5 5 8 5 15 0 18 5 18 20 0 28 0 56 0 84-28-36-55-73-83-110-2-3-3-3-10-3-15 0-31 0-46 0-5 0-9 0-9 4 0 5 4 5 6 5 6 1 12 5 14 9 0 2 0 2 0 6 0 44 0 87 0 131 0 14-2 20-16 20-3 0-7 0-7 4 0 6 4 6 9 6 14 0 27 0 42 0 4 0 8 0 8-6 0-4-4-4-7-4-16 0-18-6-18-20 0-41 0-82 0-123z"><text:p/></draw:path></draw:g></text:span><text:span text:style-name="T37">, ולפי כלל </text:span><text:span text:style-name="T37"><draw:g text:anchor-type="as-char" svg:y="-0.0689in" draw:z-index="600" draw:name="Shape279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7">, בפרט עבור </text:span><text:span text:style-name="T37"><draw:g text:anchor-type="as-char" svg:y="-0.102in" draw:z-index="599" draw:name="Shape280" draw:style-name="gr1"><svg:title>TexMaths</svg:title><svg:desc>11§display§n = 2§svg§600§FALSE§</svg:desc><draw:path draw:style-name="gr2" draw:text-style-name="P5" svg:width="0.3457in" svg:height="0.0858in" svg:x="0.0031in" svg:y="0.0075in" svg:viewBox="0 0 879 219" svg:d="M0 0c293 0 587 0 879 0 0 73 0 146 0 219-292 0-586 0-879 0 0-73 0-146 0-219z"><text:p/></draw:path><draw:path draw:style-name="gr3" draw:text-style-name="P6" svg:width="0.0819in" svg:height="0.0677in" svg:x="-0.0004in" svg:y="0.0339in" svg:viewBox="0 0 209 173" svg:d="M23 146c-1 6-3 15-3 17 0 7 5 10 11 10 4 0 11-3 14-11 0-1 5-18 8-28 2-11 5-22 8-33 2-9 4-18 6-26 2-7 5-18 6-19 5-12 26-47 62-47 18 0 21 14 21 27 0 23-18 73-25 89-3 8-3 12-3 17 0 18 13 31 30 31 37 0 51-55 51-58s-3-3-4-3c-4 0-4 1-6 6-7 26-21 47-39 47-7 0-9-4-9-13s3-18 6-26c8-21 24-62 24-84 0-27-17-42-45-42-35 0-53 25-60 34-1-22-18-34-35-34-18 0-26 15-29 22-6 13-12 36-12 37 0 5 3 2 4 5 5 0 5-1 7-9 7-28 14-46 29-46 7 0 12 5 12 17 0 9-1 12-7 33-8 29-14 58-22 87z"><text:p/></draw:path><draw:path draw:style-name="gr3" draw:text-style-name="P6" svg:width="0.1004in" svg:height="0.035in" svg:x="0.1374in" svg:y="0.0457in" svg:viewBox="0 0 256 90" svg:d="M243 15c6 0 13 0 13-7 0-8-7-8-13-8-77 0-154 0-231 0-5 0-12 0-12 8 0 7 7 7 13 7 77 0 153 0 230 0zM243 90c6 0 13 0 13-8 0-7-7-7-13-7-77 0-153 0-230 0-6 0-13 0-13 7 0 8 7 8 12 8 77 0 154 0 231 0z"><text:p/></draw:path><draw:path draw:style-name="gr3" draw:text-style-name="P6" svg:width="0.0602in" svg:height="0.1in" svg:x="0.2965in" svg:y="0in" svg:viewBox="0 0 154 255" svg:d="M30 225c13-13 27-26 40-40 61-52 84-72 84-110 0-44-35-75-81-75-44 0-73 35-73 69 0 22 20 22 21 22 7 0 20-4 20-21 0-10-7-20-21-20-3 0-3 0-5 2 9-26 30-40 52-40 35 0 52 31 52 63 0 30-19 60-41 83-24 27-49 55-74 82-4 5-4 6-4 15 47 0 96 0 143 0 3-22 8-44 11-67-3 0-7 0-10 0-2 12-4 28-8 34-3 3-28 3-37 3-23 0-46 0-69 0z"><text:p/></draw:path></draw:g></text:span><text:span text:style-name="T37">, </text:span><text:span text:style-name="T38">אבל:</text:span></text:p>
          <text:p text:style-name="P56"><draw:g text:anchor-type="as-char" svg:y="-0.1134in" draw:z-index="601" draw:name="Shape281" draw:style-name="gr1"><svg:title>TexMaths</svg:title><svg:desc>11§display§(g \circ f)(n) = g(f(n)) = 0.5(2n + 1) =2.5 \neq id_\N(n) = 2§svg§600§FALSE§</svg:desc><draw:path draw:style-name="gr2" draw:text-style-name="P5" svg:width="3.5673in" svg:height="0.1358in" svg:x="-0.0004in" svg:y="0.0071in" svg:viewBox="0 0 9062 346" svg:d="M4532 346c-1511 0-3022 0-4532 0 0-116 0-230 0-346 3021 0 6041 0 9062 0 0 116 0 230 0 346-1510 0-3021 0-4530 0z"><text:p/></draw:path><draw:path draw:style-name="gr3" draw:text-style-name="P6" svg:width="0.035in" svg:height="0.1512in" svg:x="0.0071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693in" svg:height="0.0976in" svg:x="0.0535in" svg:y="0.0453in" svg:viewBox="0 0 177 249" svg:d="M176 25c1-2 1-4 1-6 0-7-4-11-11-11-3 0-14 3-15 16-7-14-21-24-37-24-44 0-91 54-91 110 0 38 23 61 51 61 23 0 41-18 45-22-8 34-8 33-12 50-3 5-16 41-56 41-7 0-20 0-31-3 12-4 15-13 15-20s-3-13-14-13c-9 0-21 6-21 22 0 15 14 23 52 23 48 0 76-30 81-52 14-57 29-114 43-172zM126 121c-2 10-11 20-19 28-9 6-20 13-32 13-19 0-26-20-26-35 0-19 13-64 23-84 11-19 27-34 43-34 26 0 31 31 31 33s-1 4-1 5c-6 25-12 49-19 74z"><text:p/></draw:path><draw:path draw:style-name="gr3" draw:text-style-name="P6" svg:width="0.0587in" svg:height="0.0591in" svg:x="0.1717in" svg:y="0.0453in" svg:viewBox="0 0 150 151" svg:d="M150 75c0-41-34-75-75-75-42 0-75 35-75 75 0 42 33 76 75 76 41 0 75-34 75-76zM75 134c-34 0-60-27-60-59 0-33 27-58 60-58 32 0 59 24 59 58 0 33-27 59-59 59z"><text:p/></draw:path><draw:path draw:style-name="gr3" draw:text-style-name="P6" svg:width="0.0756in" svg:height="0.1374in" svg:x="0.2811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6" svg:width="0.0346in" svg:height="0.1512in" svg:x="0.3724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035in" svg:height="0.1512in" svg:x="0.4378in" svg:y="0in" svg:viewBox="0 0 90 385" svg:d="M90 381c0-1 0-1-6-8-49-49-61-122-61-180 0-67 14-135 62-182 5-5 5-5 5-7 0-3-2-4-4-4-3 0-39 26-62 76-18 42-24 85-24 117 0 29 4 76 26 120 23 47 57 72 60 72 2 0 4-1 4-4z"><text:p/></draw:path><draw:path draw:style-name="gr3" draw:text-style-name="P6" svg:width="0.0823in" svg:height="0.0685in" svg:x="0.4866in" svg:y="0.0453in" svg:viewBox="0 0 210 175" svg:d="M23 148c-1 6-3 15-3 17 0 7 5 10 11 10 4 0 12-3 14-11 1-1 6-19 8-29 3-12 5-23 9-34 2-9 4-17 6-26 1-7 5-18 5-19 5-12 26-47 62-47 18 0 21 14 21 26 0 24-19 74-24 91-4 8-4 13-4 17 0 19 13 32 32 32 36 0 50-56 50-59 0-4-3-4-4-4-5 0-5 1-7 7-8 26-20 47-38 47-7 0-10-3-10-12 0-10 3-19 6-27 8-21 25-63 25-85 0-27-17-42-46-42-34 0-52 25-59 34-2-22-19-34-36-34-18 0-26 15-29 22-6 13-12 36-12 37 0 5 4 5 6 5 3 0 3-1 6-9 7-27 14-46 28-46 7 0 12 4 12 17 0 8-1 13-6 32-7 30-15 60-23 90z"><text:p/></draw:path><draw:path draw:style-name="gr3" draw:text-style-name="P6" svg:width="0.035in" svg:height="0.1512in" svg:x="0.5823in" svg:y="0in" svg:viewBox="0 0 90 385" svg:d="M90 193c0-30-4-76-25-120-24-48-57-73-61-73-2 0-4 2-4 4s0 2 8 9c37 38 59 99 59 180 0 65-14 133-61 181-6 6-6 6-6 7 0 2 2 4 4 4 4 0 39-26 62-76 19-41 24-84 24-116z"><text:p/></draw:path><draw:path draw:style-name="gr3" draw:text-style-name="P6" svg:width="0.1008in" svg:height="0.0354in" svg:x="0.68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3in" svg:height="0.0976in" svg:x="0.8382in" svg:y="0.0453in" svg:viewBox="0 0 177 249" svg:d="M176 25c0-2 1-4 1-6 0-7-4-11-11-11-4 0-14 3-16 16-7-14-20-24-36-24-44 0-92 54-92 110 0 38 23 61 52 61 22 0 40-18 45-22-9 34-9 33-13 50-2 5-15 41-55 41-8 0-21 0-31-3 11-4 15-13 15-20s-4-13-14-13c-9 0-21 6-21 22 0 15 14 23 51 23 48 0 77-30 82-52 14-57 29-114 43-172zM125 121c-2 10-11 20-19 28-8 6-20 13-31 13-20 0-26-20-26-35 0-19 12-64 23-84 9-19 26-34 42-34 26 0 31 31 31 33s-1 4-1 5c-7 25-12 49-19 74z"><text:p/></draw:path><draw:path draw:style-name="gr3" draw:text-style-name="P6" svg:width="0.035in" svg:height="0.1512in" svg:x="0.9287in" svg:y="0in" svg:viewBox="0 0 90 385" svg:d="M90 381c0-1 0-1-6-8-49-49-61-122-61-180 0-67 14-135 62-182 5-5 5-5 5-7 0-3-2-4-4-4-3 0-39 26-61 76-19 42-25 85-25 117 0 29 4 76 26 120 24 47 57 72 60 72 2 0 4-1 4-4z"><text:p/></draw:path><draw:path draw:style-name="gr3" draw:text-style-name="P6" svg:width="0.0756in" svg:height="0.1374in" svg:x="0.9811in" svg:y="0.0067in" svg:viewBox="0 0 193 350" svg:d="M121 118c11 0 22 0 33 0 8 0 12 0 12-8 0-4-4-4-11-4-11 0-21 0-32 0 4-16 6-30 9-44 1-8 7-36 9-40 3-8 10-13 19-13 1 0 10 0 18 6-17 2-21 16-21 21 0 9 7 14 15 14 10 0 21-9 21-24 0-17-18-26-33-26-14 0-38 7-50 45-2 8-3 12-13 61-9 0-18 0-27 0-6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1.0787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0819in" svg:height="0.0685in" svg:x="1.1276in" svg:y="0.0453in" svg:viewBox="0 0 209 175" svg:d="M23 148c-1 6-3 15-3 17 0 7 4 10 11 10 4 0 11-3 14-11 0-1 4-19 7-29 3-12 5-23 8-34 3-9 5-17 7-26 2-7 4-18 6-19 5-12 26-47 62-47 18 0 21 14 21 26 0 24-19 74-25 91-3 8-3 13-3 17 0 19 13 32 30 32 37 0 51-56 51-59 0-4-3-4-4-4-4 0-4 1-6 7-8 26-21 47-40 47-6 0-8-3-8-12 0-10 3-19 6-27 8-21 23-63 23-85 0-27-16-42-44-42-35 0-53 25-60 34-2-22-18-34-35-34-18 0-26 15-29 22-6 13-12 36-12 37 0 5 3 5 4 5 5 0 5-1 7-9 7-27 14-46 29-46 7 0 12 4 12 17 0 8-1 13-7 32-8 30-14 60-22 90z"><text:p/></draw:path><draw:path draw:style-name="gr3" draw:text-style-name="P6" svg:width="0.0346in" svg:height="0.1512in" svg:x="1.223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1.2819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1.38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5413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3" draw:text-style-name="P6" svg:width="0.0157in" svg:height="0.0157in" svg:x="1.6248in" svg:y="0.0972in" svg:viewBox="0 0 41 41" svg:d="M41 21c0-12-10-21-21-21s-20 9-20 21c0 11 9 20 20 20s21-9 21-20z"><text:p/></draw:path><draw:path draw:style-name="gr3" draw:text-style-name="P6" svg:width="0.0606in" svg:height="0.1035in" svg:x="1.6614in" svg:y="0.013in" svg:viewBox="0 0 155 264" svg:d="M155 179c0-46-32-84-74-84-18 0-35 6-49 20 0-26 0-51 0-76 8 3 21 5 33 5 47 0 75-35 75-40 0-3-1-4-5-4-1 0-1 0-2 1-8 3-27 11-53 11-15 0-33-3-51-11-4-1-4-1-5-1-4 0-4 3-4 9 0 38 0 76 0 114 0 8 0 10 5 10 4 0 5-1 6-3 4-6 18-27 49-27 21 0 30 18 33 25 7 14 7 29 7 48 0 13 0 36-9 52-9 15-23 25-42 25-27 0-49-21-56-43 1 0 2 0 7 0 12 0 18-9 18-17 0-10-6-19-18-19-6 0-20 3-20 21 0 32 27 69 70 69 45 0 85-37 85-85z"><text:p/></draw:path><draw:path draw:style-name="gr3" draw:text-style-name="P6" svg:width="0.035in" svg:height="0.1512in" svg:x="1.7449in" svg:y="0in" svg:viewBox="0 0 90 385" svg:d="M90 381c0-1 0-1-6-8-49-49-61-122-61-180 0-67 14-135 62-182 5-5 5-5 5-7 0-3-1-4-4-4s-39 26-61 76c-20 42-25 85-25 117 0 29 4 76 26 120 24 47 57 72 60 72s4-1 4-4z"><text:p/></draw:path><draw:path draw:style-name="gr3" draw:text-style-name="P6" svg:width="0.0602in" svg:height="0.1in" svg:x="1.7965in" svg:y="0.013in" svg:viewBox="0 0 154 255" svg:d="M30 226c13-14 27-26 40-39 61-53 84-74 84-112 0-44-35-75-81-75-44 0-73 35-73 69 0 22 19 22 20 22 6 0 21-4 21-21 0-9-8-19-21-19-3 0-3 0-5 0 9-26 30-39 52-39 35 0 52 31 52 63 0 31-19 60-41 85-24 27-49 54-74 81-4 5-4 6-4 14 47 0 96 0 143 0 3-22 8-44 11-66-3 0-7 0-10 0-1 12-4 28-8 33-3 4-28 4-37 4-23 0-46 0-69 0z"><text:p/></draw:path><draw:path draw:style-name="gr3" draw:text-style-name="P6" svg:width="0.0823in" svg:height="0.0685in" svg:x="1.8693in" svg:y="0.0453in" svg:viewBox="0 0 210 175" svg:d="M23 148c-1 6-3 15-3 17 0 7 5 10 11 10 4 0 12-3 14-11 0-1 6-19 8-29 2-12 5-23 8-34 2-9 5-17 6-26 2-7 6-18 6-19 5-12 26-47 62-47 18 0 21 14 21 26 0 24-18 74-25 91-3 8-3 13-3 17 0 19 13 32 32 32 36 0 50-56 50-59 0-4-3-4-5-4-4 0-4 1-6 7-8 26-20 47-39 47-7 0-9-3-9-12 0-10 3-19 6-27 8-21 24-63 24-85 0-27-16-42-45-42-34 0-54 25-60 34-1-22-18-34-35-34-18 0-26 15-29 22-6 13-12 36-12 37 0 5 3 4 4 5 5 0 5-1 7-9 7-27 14-46 29-46 7 0 12 4 12 17 0 8-1 13-7 32-8 30-14 60-22 90z"><text:p/></draw:path><draw:path draw:style-name="gr3" draw:text-style-name="P6" svg:width="0.1004in" svg:height="0.1in" svg:x="1.9988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5in" svg:height="0.1in" svg:x="2.1559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" svg:width="0.035in" svg:height="0.1512in" svg:x="2.2268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1008in" svg:height="0.0354in" svg:x="2.328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02in" svg:height="0.1in" svg:x="2.4882in" svg:y="0.013in" svg:viewBox="0 0 154 255" svg:d="M30 226c13-14 27-26 40-39 61-53 84-74 84-112 0-44-34-75-81-75-44 0-73 35-73 69 0 22 20 22 21 22 6 0 20-4 20-21 0-9-7-19-21-19-3 0-4 0-5 0 9-26 30-39 52-39 35 0 52 31 52 63 0 31-19 60-41 85-24 27-49 54-74 81-4 5-4 6-4 14 47 0 96 0 143 0 3-22 8-44 11-66-3 0-7 0-10 0-1 12-4 28-8 33-3 4-28 4-37 4-23 0-46 0-69 0z"><text:p/></draw:path><draw:path draw:style-name="gr3" draw:text-style-name="P6" svg:width="0.0161in" svg:height="0.0157in" svg:x="2.5697in" svg:y="0.0972in" svg:viewBox="0 0 42 41" svg:d="M42 21c0-12-10-21-21-21s-21 9-21 21c0 11 10 20 21 20s21-9 21-20z"><text:p/></draw:path><draw:path draw:style-name="gr3" draw:text-style-name="P6" svg:width="0.0602in" svg:height="0.1035in" svg:x="2.6063in" svg:y="0.013in" svg:viewBox="0 0 154 264" svg:d="M154 179c0-46-31-84-73-84-18 0-35 6-49 20 0-26 0-51 0-76 8 3 21 5 33 5 47 0 75-35 75-40 0-3-1-4-5-4-1 0-1 0-3 1-8 3-26 11-52 11-15 0-34-3-51-11-4-1-4-1-5-1-4 0-4 3-4 9 0 38 0 76 0 114 0 8 0 10 5 10 4 0 4-1 6-3 4-6 19-27 49-27 20 0 30 18 33 25 7 14 7 29 7 48 0 13 0 36-9 52-10 15-24 25-42 25-27 0-50-21-56-43 1 0 2 0 6 0 13 0 20-9 20-17 0-10-7-19-20-19-5 0-19 3-19 21 0 32 28 69 70 69 46 0 84-37 84-85z"><text:p/></draw:path><draw:path draw:style-name="gr3" draw:text-style-name="P6" svg:width="0.0756in" svg:height="0.1409in" svg:x="2.7386in" svg:y="0.0043in" svg:viewBox="0 0 193 359" svg:d="M189 15c4-5 4-6 4-7 0-2-3-8-8-8s-6 2-9 8c-57 112-115 223-173 336-3 5-3 6-3 7 0 4 2 8 8 8 4 0 5-2 8-8 58-112 116-223 173-336z"><text:p/></draw:path><draw:path draw:style-name="gr3" draw:text-style-name="P6" svg:width="0.1004in" svg:height="0.0354in" svg:x="2.72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398in" svg:height="0.1016in" svg:x="2.8823in" svg:y="0.0134in" svg:viewBox="0 0 102 259" svg:d="M99 14c0-7-5-14-14-14-11 0-21 11-21 21 0 8 5 14 14 14s21-9 21-21zM69 160c5-11 5-12 9-22 3-8 4-14 4-21 0-18-12-32-30-32-37 0-52 56-52 59 0 5 3 2 4 5 5 0 5-1 7-8 10-36 26-47 38-47 4 0 10 0 10 12 0 7-2 16-4 20-2 9-20 55-26 71-4 10-9 22-9 30 0 19 13 32 32 32 36 0 50-55 50-59 0-3-3-3-4-3-4 0-4 1-7 7-6 23-18 46-38 46-7 0-10-3-10-12 0-10 2-16 11-38 5-14 10-27 15-40z"><text:p/></draw:path><draw:path draw:style-name="gr3" draw:text-style-name="P6" svg:width="0.072in" svg:height="0.1063in" svg:x="2.9362in" svg:y="0.0071in" svg:viewBox="0 0 184 271" svg:d="M184 4c0-1 0-4-5-4s-43 3-49 4c-4 0-6 3-6 7 0 6 4 6 10 6 19 0 19 2 19 6 0 2-1 6-1 8-8 31-16 60-23 91-7-14-18-25-35-25-46 0-94 57-94 112 0 37 21 62 52 62 7 0 26-1 50-29 3 16 17 29 34 29 15 0 24-9 29-21 7-14 12-38 12-39 0-3-3-3-4-3-5 0-5 1-6 7-6 25-13 47-30 47-9 0-10-10-10-18s0-12 2-18c18-74 36-148 55-222zM103 220c-1 8-1 8-7 15-17 22-33 27-43 27-20 0-26-21-26-36 0-18 13-65 21-83 13-23 30-37 46-37 25 0 30 32 30 34s-1 4-1 6c-6 25-13 50-20 74z"><text:p/></draw:path><draw:path draw:style-name="gr3" draw:text-style-name="P6" svg:width="0.072in" svg:height="0.074in" svg:x="3.0122in" svg:y="0.0634in" svg:viewBox="0 0 184 189" svg:d="M35 15c-3-3-3-3-5-6 11 0 21 0 32 0 30 41 60 81 91 123 0 12 0 25 0 39-40-52-78-104-118-156zM35 32c39 51 78 102 117 154 2 3 4 3 5 3 5 0 5-4 5-8 0-51 0-102 0-152 0-16 3-20 15-20 1 0 7 0 7-5 0-4-5-4-9-4-13 0-26 0-40 0-5 0-10 0-10 4 0 5 6 5 8 5 16 0 18 5 18 20 0 28 0 56 0 84-28-37-54-73-82-110-3-3-3-3-10-3-15 0-31 0-47 0-4 0-9 0-9 4 0 5 5 5 6 5 7 1 13 5 15 9-1 2-1 2-1 6 0 44 0 87 0 131 0 15-1 20-15 20-4 0-8 0-8 4 0 6 4 6 9 6 14 0 28 0 43 0 4 0 8 0 8-6 0-4-4-4-8-4-15 0-17-5-17-20 0-42 0-82 0-123z"><text:p/></draw:path><draw:path draw:style-name="gr3" draw:text-style-name="P6" svg:width="0.0346in" svg:height="0.1512in" svg:x="3.1091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819in" svg:height="0.0685in" svg:x="3.1575in" svg:y="0.0453in" svg:viewBox="0 0 209 175" svg:d="M23 148c-1 6-3 15-3 17 0 7 5 10 11 10 4 0 11-3 14-11 0-1 4-19 7-29 3-12 5-23 8-34 3-9 5-17 7-26 2-7 4-18 6-19 5-12 26-47 62-47 18 0 21 14 21 26 0 24-19 74-25 91-3 8-3 13-3 17 0 19 13 32 30 32 37 0 51-56 51-59 0-4-3-4-4-4-4 0-4 1-6 7-8 26-21 47-40 47-6 0-8-3-8-12 0-10 3-19 6-27 8-21 23-63 23-85 0-27-16-42-44-42-35 0-54 25-60 34-2-22-18-34-35-34-18 0-26 15-29 22-6 13-12 36-12 37 0 5 3 4 4 5 5 0 5-1 7-9 7-27 14-46 29-46 7 0 12 4 12 17 0 8-1 13-7 32-8 30-14 60-22 90z"><text:p/></draw:path><draw:path draw:style-name="gr3" draw:text-style-name="P6" svg:width="0.0346in" svg:height="0.1512in" svg:x="3.253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3.354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02in" svg:height="0.1in" svg:x="3.5146in" svg:y="0.013in" svg:viewBox="0 0 154 255" svg:d="M30 226c13-14 27-26 40-39 61-53 84-74 84-112 0-44-35-75-82-75-43 0-72 35-72 69 0 22 19 22 20 22 6 0 20-4 20-21 0-9-7-19-20-19-3 0-5 0-6 0 9-26 30-39 53-39 35 0 52 31 52 63 0 31-20 60-41 85-25 27-49 54-75 81-3 5-3 6-3 14 47 0 96 0 143 0 3-22 8-44 11-66-3 0-7 0-10 0-2 12-4 28-9 33-2 4-27 4-36 4-23 0-46 0-69 0z"><text:p/></draw:path></draw:g></text:p>
          <text:p text:style-name="P57"><text:span text:style-name="T38">ולכן הגענו ל</text:span><text:span text:style-name="T39">סתירה</text:span>. </text:p>
        </text:list-item>
        <text:list-item>
          <text:p text:style-name="P58">טרנזיטיביות: <text:span text:style-name="T17">נשלול</text:span><text:span text:style-name="T7">. נניח בשלילה טרנזיטיביות ונבחר דוגמה נגדית </text:span><text:span text:style-name="T7"><draw:g text:anchor-type="as-char" svg:y="-0.1075in" draw:z-index="633" draw:name="Shape282" draw:style-name="gr1"><svg:title>TexMaths</svg:title><svg:desc>11§display§h = f = \lambda n \in \N. x + 1§svg§600§FALSE§</svg:desc><draw:path draw:style-name="gr2" draw:text-style-name="P5" svg:width="1.4224in" svg:height="0.1217in" svg:x="-0.0004in" svg:y="0.0075in" svg:viewBox="0 0 3614 310" svg:d="M0 0c1204 0 2410 0 3614 0 0 103 0 207 0 310-1204 0-2410 0-3614 0 0-103 0-207 0-310z"><text:p/></draw:path><draw:path draw:style-name="gr3" draw:text-style-name="P6" svg:width="0.0744in" svg:height="0.1063in" svg:x="0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7 50-60s-3-3-4-3c-5 0-5 1-7 7-5 19-17 47-38 47-7 0-10-3-10-12 0-10 3-19 6-28 7-16 25-61 25-83 0-26-16-42-45-42-25 0-43 12-58 30 10-41 21-82 31-123z"><text:p/></draw:path><draw:path draw:style-name="gr3" draw:text-style-name="P6" svg:width="0.1004in" svg:height="0.0354in" svg:x="0.1303in" svg:y="0.052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0.2902in" svg:y="0in" svg:viewBox="0 0 194 350" svg:d="M122 118c11 0 22 0 33 0 8 0 12 0 12-8 0-4-4-4-11-4-11 0-21 0-32 0 2-16 6-30 8-44 2-8 8-36 10-40 3-8 10-13 17-13 3 0 13 0 19 6-16 1-21 16-21 21 0 9 8 14 15 14 11 0 22-8 22-24 0-17-18-26-35-26-13 0-37 7-48 45-3 8-4 12-13 61-9 0-18 0-27 0-7 0-12 0-12 7 0 5 4 5 11 5 9 0 17 0 26 0-10 50-19 100-29 150-7 38-13 73-34 73-1 0-11 0-19-7 19-1 22-15 22-20 0-9-7-14-14-14-10 0-22 8-22 23 0 18 18 27 33 27 22 0 37-23 44-38 12-24 21-71 22-73 8-41 15-81 23-121z"><text:p/></draw:path><draw:path draw:style-name="gr3" draw:text-style-name="P6" svg:width="0.1008in" svg:height="0.0354in" svg:x="0.424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0.5843in" svg:y="0.002in" svg:viewBox="0 0 191 272" svg:d="M118 155c15 40 34 98 39 107 7 9 11 9 21 9 3 0 6 0 9 0s4-3 4-5c0-1-1-1-2-3-4-4-6-10-9-18-26-72-52-145-79-218-8-23-28-27-47-27-2 0-7 0-7 4s2 3 4 4c13 2 15 4 25 31 12 35 25 70 37 105-35 34-71 69-106 105-5 4-7 6-7 12 0 5 4 11 11 11 5 0 10-5 13-9 31-36 63-73 94-108z"><text:p/></draw:path><draw:path draw:style-name="gr3" draw:text-style-name="P6" svg:width="0.0823in" svg:height="0.0685in" svg:x="0.6693in" svg:y="0.0402in" svg:viewBox="0 0 210 175" svg:d="M23 147c-1 7-3 16-3 18 0 7 5 10 11 10 4 0 12-3 14-11 0-1 6-19 8-29 2-12 5-23 7-34 3-9 6-17 7-26 2-7 6-18 6-19 5-12 26-47 62-47 18 0 21 14 21 26 0 24-19 74-25 90-3 9-3 14-3 18 0 19 13 32 31 32 37 0 51-56 51-59 0-4-4-4-5-4-4 0-4 1-6 7-8 26-20 47-40 47-6 0-8-3-8-12 0-10 3-19 6-27 8-21 24-63 24-85 0-27-16-42-45-42-34 0-54 25-60 34-1-22-18-34-35-34-18 0-26 15-29 22-7 13-12 36-12 37 0 5 3 3 4 5 5 0 5-1 7-9 7-28 14-46 29-46 7 0 12 4 12 17 0 8-1 12-7 32-8 30-14 60-22 89z"><text:p/></draw:path><draw:path draw:style-name="gr3" draw:text-style-name="P6" svg:width="0.0752in" svg:height="0.087in" svg:x="0.8106in" svg:y="0.0256in" svg:viewBox="0 0 192 222" svg:d="M179 120c7 0 13 0 13-8 0-9-6-9-13-9-55 0-109 0-164 0 5-50 50-88 104-88 20 0 40 0 60 0 7 0 13 0 13-7 0-8-6-8-13-8-20 0-40 0-60 0-67 0-119 49-119 112 0 62 52 110 119 110 20 0 40 0 60 0 7 0 13 0 13-7 0-8-6-8-13-8-20 0-40 0-60 0-54 0-99-37-104-87 55 0 109 0 164 0z"><text:p/></draw:path><draw:path draw:style-name="gr3" draw:text-style-name="P6" svg:width="0.1028in" svg:height="0.1063in" svg:x="0.9453in" svg:y="0.0028in" svg:viewBox="0 0 262 271" svg:d="M34 35c0 63 0 126 0 187 0 20-3 28-23 28-4 0-11 0-11 6 0 7 7 7 13 7 20 0 40 0 60 0 7 0 13 0 13-7 0-6-7-6-11-6-22 0-26-9-26-29 0-58 0-118 0-176 57 74 112 146 168 220 3 4 5 6 8 6 7 0 7-7 7-14 0-72 0-144 0-216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5 0 19 0 38 0 55z"><text:p/></draw:path><draw:path draw:style-name="gr3" draw:text-style-name="P6" svg:width="0.0157in" svg:height="0.0157in" svg:x="1.0646in" svg:y="0.0902in" svg:viewBox="0 0 41 41" svg:d="M41 21c0-12-9-21-20-21s-21 9-21 21c0 11 10 20 21 20s20-9 20-20z"><text:p/></draw:path><draw:path draw:style-name="gr3" draw:text-style-name="P6" svg:width="0.0752in" svg:height="0.0685in" svg:x="1.098in" svg:y="0.0402in" svg:viewBox="0 0 192 175" svg:d="M118 54c2-10 11-45 38-45 1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8 41-30 4 15 19 30 42 30 39 0 61-50 61-59 0-4-3-4-4-4-4 0-4 1-6 4-13 41-38 50-51 50-15 0-21-12-21-25 0-9 2-17 6-34 5-18 9-35 14-53z"><text:p/></draw:path><draw:path draw:style-name="gr3" draw:text-style-name="P6" svg:width="0.1008in" svg:height="0.1in" svg:x="1.2228in" svg:y="0.0193in" svg:viewBox="0 0 257 255" svg:d="M136 136c37 0 72 0 108 0 6 0 13 0 13-7 0-9-7-9-13-9-36 0-71 0-108 0 0-36 0-72 0-108 0-5 0-12-7-12-8 0-8 7-8 12 0 36 0 72 0 108-36 0-72 0-108 0-5 0-13 0-13 9 0 7 8 7 13 7 36 0 72 0 108 0 0 36 0 72 0 107 0 6 0 12 8 12 7 0 7-6 7-12 0-35 0-71 0-107z"><text:p/></draw:path><draw:path draw:style-name="gr3" draw:text-style-name="P6" svg:width="0.05in" svg:height="0.1in" svg:x="1.3799in" svg:y="0.0071in" svg:viewBox="0 0 128 255" svg:d="M79 10c0-10 0-10-9-10-24 24-58 24-70 24 0 5 0 8 0 12 8 0 31 0 51-10 0 66 0 132 0 198 0 15-2 19-37 19-4 0-7 0-12 0 0 4 0 9 0 12 13-1 47-1 63-1 15 0 49 0 63 1 0-3 0-8 0-12-5 0-8 0-13 0-35 0-36-4-36-19 0-71 0-143 0-214z"><text:p/></draw:path></draw:g></text:span><text:span text:style-name="T7">, </text:span><text:span text:style-name="T7"><draw:g text:anchor-type="as-char" svg:y="-0.1071in" draw:z-index="634" draw:name="Shape283" draw:style-name="gr1"><svg:title>TexMaths</svg:title><svg:desc>11§display§g = \lambda n \in \N. x - 1§svg§600§FALSE§</svg:desc><draw:path draw:style-name="gr2" draw:text-style-name="P5" svg:width="1.1205in" svg:height="0.1205in" svg:x="0.0055in" svg:y="0.0071in" svg:viewBox="0 0 2847 307" svg:d="M0 0c949 0 1898 0 2847 0 0 102 0 205 0 307-949 0-1898 0-2847 0 0-102 0-205 0-307z"><text:p/></draw:path><draw:path draw:style-name="gr3" draw:text-style-name="P6" svg:width="0.0697in" svg:height="0.098in" svg:x="0in" svg:y="0.0382in" svg:viewBox="0 0 178 250" svg:d="M177 25c0-2 1-4 1-6 0-7-5-11-12-11-3 0-14 3-15 16-7-14-21-24-37-24-44 0-91 54-91 110 0 37 23 61 51 61 23 0 42-18 45-22-8 34-8 34-12 50-2 5-15 42-56 42-7 0-20 0-31-3 12-4 16-13 16-20s-4-14-15-14c-8 0-21 7-21 23 0 15 14 23 52 23 48 0 76-30 81-53 14-57 30-114 44-172zM127 121c-3 10-11 20-20 28-8 6-20 13-32 13-19 0-24-20-24-35 0-19 11-64 21-84 11-19 27-34 44-34 25 0 30 31 30 33s-1 4-1 5c-6 25-12 50-18 74z"><text:p/></draw:path><draw:path draw:style-name="gr3" draw:text-style-name="P6" svg:width="0.1008in" svg:height="0.035in" svg:x="0.1264in" svg:y="0.05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748in" svg:height="0.1071in" svg:x="0.2866in" svg:y="0in" svg:viewBox="0 0 191 273" svg:d="M118 155c16 41 34 99 40 108 7 9 10 9 21 9 3 0 6 0 8 0 4 0 4-1 4-3s0-3-1-5c-4-3-6-10-10-17-26-73-51-147-78-219-8-22-29-28-47-28-2 0-7 0-7 4s3 4 4 4c12 2 15 5 25 31 12 35 25 70 37 105-35 35-71 71-106 106-6 4-8 6-8 12 0 7 6 11 12 11 7 0 10-4 12-9 31-36 63-73 94-109z"><text:p/></draw:path><draw:path draw:style-name="gr3" draw:text-style-name="P6" svg:width="0.0819in" svg:height="0.0685in" svg:x="0.372in" svg:y="0.0382in" svg:viewBox="0 0 209 175" svg:d="M23 147c-1 7-4 16-4 18 0 7 5 10 12 10 4 0 11-3 14-11 2-10 5-19 7-29 3-11 5-23 9-34 2-9 4-17 6-26 1-7 5-18 6-19 5-12 25-47 62-47 18 0 21 14 21 27 0 23-18 73-25 89-3 9-4 14-4 18 0 19 14 32 31 32 37 0 51-56 51-59 0-4-3-4-4-4-4 0-4 1-6 7-8 26-21 47-39 47-7 0-9-3-9-12 0-10 3-19 6-27 8-21 23-63 23-85 0-27-16-42-44-42-35 0-53 25-60 34-2-22-18-34-35-34-18 0-26 15-30 22-5 13-11 36-11 37 0 5 3 5 4 5 5 0 5-1 7-9 7-27 14-46 29-46 7 0 12 5 12 17 0 8-1 13-7 33-8 30-14 59-22 88z"><text:p/></draw:path><draw:path draw:style-name="gr3" draw:text-style-name="P6" svg:width="0.076in" svg:height="0.0874in" svg:x="0.5138in" svg:y="0.0236in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3" draw:text-style-name="P6" svg:width="0.1028in" svg:height="0.1067in" svg:x="0.6488in" svg:y="0.0016in" svg:viewBox="0 0 262 272" svg:d="M33 35c0 63 0 126 0 188 0 20-2 28-22 28-4 0-11 0-11 7 0 6 6 6 13 6 20 0 40 0 60 0 7 0 13 0 13-6 0-7-7-7-12-7-21 0-24-9-24-29 0-59 0-117 0-177 56 74 111 148 167 221 3 5 5 6 7 6 7 0 7-7 7-13 0-73 0-146 0-218 0-21 4-27 22-28 2 0 9 0 9-6 0-7-7-7-13-7-19 0-38 0-56 0-7 0-14 0-14 7 0 6 7 6 11 6 22 1 26 9 26 29 0 41 0 80 0 121-40-53-78-105-118-157-3-6-4-6-13-6-22 0-45 0-67 0-8 0-14 0-14 7 0 6 6 6 8 6 11 1 19 8 22 12-1 4-1 5-1 10zM218 244c-56-73-112-147-168-221-4-4-4-5-8-10 15 0 31 0 46 0 43 59 87 118 130 176 0 19 0 37 0 55z"><text:p/></draw:path><draw:path draw:style-name="gr3" draw:text-style-name="P6" svg:width="0.0157in" svg:height="0.0157in" svg:x="0.7681in" svg:y="0.0894in" svg:viewBox="0 0 41 41" svg:d="M41 21c0-12-9-21-20-21s-21 10-21 21c0 12 10 20 21 20s20-9 20-20z"><text:p/></draw:path><draw:path draw:style-name="gr3" draw:text-style-name="P6" svg:width="0.0756in" svg:height="0.0685in" svg:x="0.802in" svg:y="0.0382in" svg:viewBox="0 0 193 175" svg:d="M118 54c2-10 11-45 38-45 1 0 11 0 19 5-11 1-19 11-19 20 0 7 5 14 16 14 7 0 21-7 21-23 0-19-24-25-37-25-22 0-36 21-40 30-10-26-31-30-42-30-40 0-62 50-62 59 0 5 3 5 5 5 3 0 4-1 4-5 13-40 38-50 52-50 7 0 21 3 21 25 0 12-7 39-21 93-6 24-19 39-37 39-2 0-11 0-19-4 9-2 18-10 18-21s-9-13-14-13c-12 0-21 10-21 22 0 17 19 25 36 25 26 0 40-28 41-30 4 15 18 30 42 30 39 0 61-50 61-59 0-4-3-4-4-4-4 0-4 1-5 4-14 41-40 50-52 50-14 0-21-12-21-25 0-9 2-17 7-34 4-18 8-35 13-53z"><text:p/></draw:path><draw:path draw:style-name="gr3" draw:text-style-name="P6" svg:width="0.0921in" svg:height="0.0055in" svg:x="0.9311in" svg:y="0.0646in" svg:viewBox="0 0 235 15" svg:d="M222 15c7 0 13 0 13-7 0-8-6-8-13-8-69 0-139 0-209 0-6 0-13 0-13 8 0 7 7 7 13 7 70 0 140 0 209 0z"><text:p/></draw:path><draw:path draw:style-name="gr3" draw:text-style-name="P6" svg:width="0.05in" svg:height="0.1004in" svg:x="1.0839in" svg:y="0.0043in" svg:viewBox="0 0 128 256" svg:d="M79 10c0-9 0-10-9-10-24 24-58 24-70 24 0 5 0 8 0 12 8 0 31 0 51-10 0 66 0 134 0 200 0 14-1 18-37 18-4 0-7 0-12 0 0 5 0 8 0 12 13-1 48-1 63-1s49 0 63 1c0-4 0-7 0-12-5 0-8 0-12 0-36 0-37-4-37-18 0-72 0-145 0-216z"><text:p/></draw:path></draw:g></text:span><text:span text:style-name="T7">. נטען </text:span><text:span text:style-name="T7"><draw:g text:anchor-type="as-char" svg:y="-0.1134in" draw:z-index="602" draw:name="Shape284" draw:style-name="gr1"><svg:title>TexMaths</svg:title><svg:desc>11§display§\la f, g \ra, \la g, h \ra \in R_4§svg§600§FALSE§</svg:desc><draw:path draw:style-name="gr2" draw:text-style-name="P5" svg:width="1.1075in" svg:height="0.1358in" svg:x="-0.0004in" svg:y="0.0071in" svg:viewBox="0 0 2814 346" svg:d="M1407 346c-470 0-938 0-1407 0 0-116 0-230 0-346 938 0 1876 0 2814 0 0 116 0 230 0 346-469 0-938 0-1407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76in" svg:height="0.1374in" svg:x="0.0591in" svg:y="0.0067in" svg:viewBox="0 0 194 350" svg:d="M122 118c11 0 22 0 33 0 8 0 12 0 12-8 0-4-4-4-11-4-11 0-21 0-32 0 2-16 6-30 8-44 2-8 8-36 10-40 3-8 10-13 18-13 2 0 12 0 18 6-16 2-21 16-21 21 0 9 8 14 15 14 11 0 22-9 22-24 0-17-18-26-34-26-14 0-38 7-49 45-2 8-4 12-13 61-9 0-18 0-26 0s-13 0-13 7c0 5 4 5 11 5 9 0 17 0 26 0-10 50-19 100-29 151-7 37-13 72-34 72-1 0-11 0-19-6 19-1 22-16 22-21 0-9-7-13-14-13-10 0-22 8-22 23 0 17 18 26 33 26 22 0 37-23 44-37 12-25 21-71 22-74 8-40 15-80 23-121z"><text:p/></draw:path><draw:path draw:style-name="gr3" draw:text-style-name="P6" svg:width="0.0177in" svg:height="0.0453in" svg:x="0.1465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693in" svg:height="0.0976in" svg:x="0.2035in" svg:y="0.0453in" svg:viewBox="0 0 177 249" svg:d="M176 25c0-2 1-4 1-6 0-7-4-11-11-11-4 0-14 3-16 16-7-14-20-24-36-24-44 0-92 54-92 110 0 38 23 61 52 61 22 0 40-18 44-22h1c-9 34-9 33-13 50-2 5-15 41-55 41-8 0-21 0-31-3 11-4 15-13 15-20s-4-13-14-13c-9 0-21 6-21 22 0 15 14 23 51 23 48 0 77-30 82-52 14-57 29-114 43-172zM125 121c-2 10-11 20-19 28-8 6-20 13-31 13-20 0-26-20-26-35 0-19 12-64 23-84 9-19 26-34 42-34 26 0 31 31 31 33s-1 4-1 5c-7 25-12 49-19 74z"><text:p/></draw:path><draw:path draw:style-name="gr3" draw:text-style-name="P6" svg:width="0.0335in" svg:height="0.1512in" svg:x="0.2878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177in" svg:height="0.0453in" svg:x="0.3512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335in" svg:height="0.1512in" svg:x="0.4228in" svg:y="0in" svg:viewBox="0 0 86 385" svg:d="M85 15c1-4 1-5 1-7 0-5-3-8-8-8-3 0-5 2-9 9-22 59-45 118-67 177-1 2-2 4-2 7 0 2 0 2 2 6 22 59 45 118 67 176 3 5 4 10 9 10s8-3 8-7c0-1 0-3-1-7-23-59-47-119-70-178 23-60 47-119 70-178z"><text:p/></draw:path><draw:path draw:style-name="gr3" draw:text-style-name="P6" svg:width="0.0697in" svg:height="0.0976in" svg:x="0.4673in" svg:y="0.0453in" svg:viewBox="0 0 178 249" svg:d="M176 25c1-2 2-4 2-6 0-7-5-11-12-11-3 0-14 3-15 16-7-14-21-24-37-24-44 0-91 54-91 110 0 38 23 61 51 61 23 0 41-18 45-22-8 34-8 33-12 50-2 5-15 41-56 41-7 0-20 0-31-3 12-4 16-13 16-20s-4-13-15-13c-8 0-21 6-21 22 0 15 14 23 52 23 48 0 76-30 81-52 14-57 29-114 43-172zM126 121c-2 10-10 20-19 28-8 6-20 13-32 13-19 0-24-20-24-35 0-19 11-64 21-84 11-19 27-34 43-34 26 0 31 31 31 33s-1 4-1 5c-6 25-12 49-19 74z"><text:p/></draw:path><draw:path draw:style-name="gr3" draw:text-style-name="P6" svg:width="0.0177in" svg:height="0.0453in" svg:x="0.5559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74in" svg:height="0.1063in" svg:x="0.6189in" svg:y="0.0071in" svg:viewBox="0 0 189 271" svg:d="M89 4c0-1 0-4-4-4-9 0-38 3-48 3-3 1-7 1-7 8 0 6 3 6 10 6 17 0 18 2 18 6 0 2-1 6-1 8-18 74-37 147-56 220-1 6-1 7-1 9 0 9 8 11 11 11 6 0 12-5 14-10 2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6" svg:width="0.0335in" svg:height="0.1512in" svg:x="0.7063in" svg:y="0in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6" svg:width="0.076in" svg:height="0.087in" svg:x="0.812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83in" svg:height="0.1063in" svg:x="0.9492in" svg:y="0.0098in" svg:viewBox="0 0 276 271" svg:d="M130 26c2-9 3-13 10-14 4 0 16 0 24 0 27 0 70 0 70 38 0 13-6 39-21 55-11 10-30 22-66 22-14 0-28 0-42 0 8-35 16-68 25-101zM185 132c39-9 86-35 86-75 0-33-36-57-86-57-36 0-74 0-110 0-8 0-11 0-11 8 0 4 3 4 10 4 1 0 8 0 15 0 7 1 10 1 10 7 0 1 0 2-1 7-18 69-34 138-52 206-4 15-4 18-35 18-8 0-11 0-11 8 0 4 4 4 6 4 11 0 37-1 48-1 10 0 38 1 49 1 4 0 8 0 8-8 0-4-3-4-11-4-14 0-25 0-25-7 0-2 1-4 2-6 9-33 16-67 25-102 16 0 31 0 46 0 35 0 42 22 42 36 0 5-3 17-5 26-3 10-7 24-7 32 0 42 46 42 52 42 33 0 46-40 46-44 0-6-3-3-4-6-4 0-5 4-6 6-9 28-26 35-35 35-12 0-15-9-15-23 0-12 2-31 4-43 1-6 1-13 1-19 0-29-25-42-36-45z"><text:p/></draw:path><draw:path draw:style-name="gr3" draw:text-style-name="P6" svg:width="0.052in" svg:height="0.0717in" svg:x="1.063in" svg:y="0.0634in" svg:viewBox="0 0 133 183" svg:d="M133 138c0-4 0-7 0-9-10 0-21 0-31 0 0-41 0-81 0-121 0-6 0-8-5-8-3 0-5 0-7 4-29 42-60 83-90 125 0 2 0 5 0 9 26 0 54 0 80 0 0 7 0 15 0 23 0 9 0 12-22 12-2 0-5 0-7 0 0 3 0 6 0 10 13-1 30-1 40-1s28 0 41 1c0-4 0-7 0-10-2 0-5 0-8 0-22 0-22-3-22-12 0-8 0-16 0-23 10 0 21 0 31 0zM81 30c0 33 0 66 0 99-24 0-47 0-71 0 24-33 47-66 71-99z"><text:p/></draw:path></draw:g></text:span><text:span text:style-name="T7">, </text:span><text:span text:style-name="T40">ש</text:span><text:span text:style-name="T7">נכון כי </text:span><text:span text:style-name="T7"><draw:g text:anchor-type="as-char" svg:y="-0.1075in" draw:z-index="603" draw:name="Shape285" draw:style-name="gr1"><svg:title>TexMaths</svg:title><svg:desc>11§display§f \circ g = id_\N§svg§600§FALSE§</svg:desc><draw:path draw:style-name="gr2" draw:text-style-name="P5" svg:width="0.7051in" svg:height="0.122in" svg:x="0in" svg:y="0.0075in" svg:viewBox="0 0 1792 311" svg:d="M0 0c597 0 1195 0 1792 0 0 103 0 208 0 311-597 0-1195 0-1792 0 0-103 0-208 0-311z"><text:p/></draw:path><draw:path draw:style-name="gr3" draw:text-style-name="P6" svg:width="0.0752in" svg:height="0.1378in" svg:x="0.0004in" svg:y="0in" svg:viewBox="0 0 192 351" svg:d="M121 118c11 0 22 0 33 0 8 0 12 0 12-8 0-4-4-4-11-4-11 0-21 0-32 0 2-15 6-30 8-44 2-8 8-36 10-40 3-8 10-13 17-13 3 0 12 0 19 6-16 1-20 16-20 21 0 9 7 13 15 13 9 0 20-7 20-23 0-17-17-26-34-26-13 0-37 7-48 45-2 8-3 12-13 61-9 0-18 0-27 0-7 0-12 0-12 7 0 5 5 5 11 5 9 0 17 0 26 0-10 50-19 101-29 151-7 38-13 73-34 73-1 0-11 0-18-7 18-1 21-15 21-21 0-8-6-13-14-13-10 0-21 8-21 23 0 18 16 27 32 27 22 0 37-23 44-38 12-24 21-71 22-73 8-41 15-82 23-122z"><text:p/></draw:path><draw:path draw:style-name="gr3" draw:text-style-name="P6" svg:width="0.0591in" svg:height="0.0591in" svg:x="0.1252in" svg:y="0.0402in" svg:viewBox="0 0 151 151" svg:d="M151 76c0-42-36-76-75-76-42 0-76 35-76 76s34 75 76 75c39 0 75-34 75-75zM76 134c-34 0-61-25-61-58 0-32 27-60 61-60 32 0 59 27 59 60 0 34-27 58-59 58z"><text:p/></draw:path><draw:path draw:style-name="gr3" draw:text-style-name="P6" svg:width="0.0693in" svg:height="0.098in" svg:x="0.2291in" svg:y="0.0402in" svg:viewBox="0 0 177 250" svg:d="M176 25c0-2 1-4 1-6 0-7-4-11-11-11-4 0-14 3-16 16-7-14-20-24-36-24-44 0-92 54-92 110 0 37 23 60 52 60 22 0 40-17 44-22h1c-9 35-9 35-13 51-2 4-15 42-55 42-8 0-21 0-31-4 11-3 15-13 15-19 0-7-4-15-14-15-9 0-21 8-21 23 0 16 14 24 51 24 48 0 77-30 82-53 14-57 29-115 43-172zM125 121c-2 10-11 20-19 27s-20 14-31 14c-20 0-26-20-26-36 0-18 11-63 22-83 10-19 27-34 43-34 26 0 31 31 31 33s-1 4-1 5c-7 24-12 50-19 74z"><text:p/></draw:path><draw:path draw:style-name="gr3" draw:text-style-name="P6" svg:width="0.1004in" svg:height="0.0354in" svg:x="0.3555in" svg:y="0.052in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6" svg:width="0.0398in" svg:height="0.1016in" svg:x="0.5118in" svg:y="0.0075in" svg:viewBox="0 0 102 259" svg:d="M98 14c0-7-6-14-14-14-10 0-21 11-21 21 0 8 5 14 15 14 9 0 20-9 20-21zM69 159c5-11 5-12 8-22 3-7 5-13 5-20 0-18-12-32-31-32-37 0-51 56-51 59 0 4 3 4 4 4 5 0 5-1 7-7 10-37 25-48 38-48 4 0 10 0 10 13 0 7-3 16-4 19-3 10-21 55-26 72-5 10-9 23-9 31 0 18 13 31 32 31 36 0 50-56 50-59s-4-3-5-3c-4 0-4 1-6 6-6 25-20 48-39 48-7 0-9-4-9-12 0-10 2-16 11-39 5-13 10-27 15-41z"><text:p/></draw:path><draw:path draw:style-name="gr3" draw:text-style-name="P6" svg:width="0.072in" svg:height="0.1067in" svg:x="0.5657in" svg:y="0.002in" svg:viewBox="0 0 184 272" svg:d="M184 4c0-1 0-4-6-4-5 0-42 3-48 4-4 0-6 3-6 7 0 5 4 5 9 5 19 0 20 3 20 7 0 2-1 6-1 8-8 31-16 60-23 91-8-14-19-25-37-25-45 0-92 57-92 113 0 36 21 62 51 62 7 0 27-2 50-29 3 15 17 29 35 29 14 0 22-9 29-21 7-15 12-38 12-39 0-3-4-3-5-3-4 0-5 1-6 6-7 26-13 48-29 48-11 0-12-10-12-18 0-9 1-12 3-19 18-73 37-148 56-222zM103 221c-2 8-2 8-7 14-18 22-33 28-44 28-19 0-25-21-25-37 0-18 13-65 21-83 12-23 30-37 45-37 26 0 30 31 30 34 0 2 0 4-1 6-7 26-12 50-19 75z"><text:p/></draw:path><draw:path draw:style-name="gr3" draw:text-style-name="P6" svg:width="0.0717in" svg:height="0.074in" svg:x="0.6417in" svg:y="0.0575in" svg:viewBox="0 0 183 189" svg:d="M34 15c-2-3-2-3-5-6 11 0 20 0 31 0 31 40 61 82 92 123 0 13 0 25 0 38-40-51-78-103-118-155zM34 32c39 52 78 102 117 154 3 3 4 3 6 3 5 0 5-4 5-9 0-50 0-101 0-151 0-16 2-20 14-20 2 0 7 0 7-5 0-4-5-4-9-4-13 0-27 0-40 0-4 0-9 0-9 4 0 5 5 5 8 5 15 0 18 5 18 20 0 28 0 56 0 84-28-36-55-73-83-110-2-3-3-3-10-3-15 0-31 0-46 0-5 0-9 0-9 4 0 5 4 5 6 5 6 1 12 5 14 9 0 2 0 2 0 6 0 44 0 87 0 131 0 14-2 20-16 20-3 0-7 0-7 4 0 6 4 6 9 6 14 0 27 0 42 0 4 0 8 0 8-6 0-4-4-4-7-4-16 0-18-6-18-20 0-41 0-82 0-123z"><text:p/></draw:path></draw:g></text:span><text:span text:style-name="T7"><text:s/>לפי כלל </text:span><text:span text:style-name="T7"><draw:g text:anchor-type="as-char" svg:y="-0.0689in" draw:z-index="604" draw:name="Shape286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7"><text:s/>(</text:span><text:span text:style-name="T7"><draw:g text:anchor-type="as-char" svg:y="-0.1134in" draw:z-index="635" draw:name="Shape287" draw:style-name="gr1"><svg:title>TexMaths</svg:title><svg:desc>11§display§f(g(n)) = n - 1 + 1 = n§svg§600§FALSE§</svg:desc><draw:path draw:style-name="gr2" draw:text-style-name="P5" svg:width="1.589in" svg:height="0.1358in" svg:x="-0.0004in" svg:y="0.0071in" svg:viewBox="0 0 4037 346" svg:d="M2020 346c-674 0-1347 0-2020 0 0-116 0-230 0-346 1345 0 2692 0 4037 0 0 116 0 230 0 346-672 0-1345 0-2017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9 0 21-9 21-24 0-17-18-26-33-26-14 0-38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6" svg:width="0.0693in" svg:height="0.0976in" svg:x="0.1445in" svg:y="0.0457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1-19 28-34 43-34 27 0 31 31 31 33s0 4-1 5c-5 25-12 49-18 74z"><text:p/></draw:path><draw:path draw:style-name="gr3" draw:text-style-name="P6" svg:width="0.0346in" svg:height="0.1512in" svg:x="0.2354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819in" svg:height="0.0685in" svg:x="0.2839in" svg:y="0.0457in" svg:viewBox="0 0 209 175" svg:d="M23 148c-2 6-4 15-4 17 0 7 5 10 12 10 4 0 11-3 14-11 0-1 4-19 7-29 3-12 5-23 8-34 3-9 5-17 7-26 1-7 4-18 6-19 5-12 25-47 62-47 18 0 21 14 21 26 0 24-19 74-25 91-3 8-4 13-4 17 0 19 14 32 31 32 37 0 51-56 51-59 0-4-3-4-4-4-4 0-4 1-6 7-8 26-21 47-39 47-7 0-10-3-10-12 0-10 4-19 7-27 7-21 23-63 23-85 0-27-16-42-44-42-35 0-54 25-60 34-2-22-18-34-35-34-18 0-26 15-30 22-6 13-11 36-11 37 0 5 3 5 4 5 5 0 5-1 7-9 7-27 14-46 29-46 7 0 12 4 12 17 0 8-3 13-7 32-8 30-14 60-22 90z"><text:p/></draw:path><draw:path draw:style-name="gr3" draw:text-style-name="P6" svg:width="0.0346in" svg:height="0.1512in" svg:x="0.3795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5in" svg:height="0.1512in" svg:x="0.4382in" svg:y="0in" svg:viewBox="0 0 90 385" svg:d="M90 194c0-31-4-77-25-121-24-48-57-73-61-73-2 0-4 2-4 4s0 2 8 9c37 38 59 99 59 181 0 64-14 132-61 180-6 6-6 6-6 7 0 2 2 4 4 4 4 0 39-26 62-76 20-41 24-84 24-115z"><text:p/></draw:path><draw:path draw:style-name="gr3" draw:text-style-name="P6" svg:width="0.1008in" svg:height="0.0354in" svg:x="0.53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819in" svg:height="0.0685in" svg:x="0.6965in" svg:y="0.0457in" svg:viewBox="0 0 209 175" svg:d="M22 148c-1 6-3 15-3 17 0 7 5 10 11 10 5 0 12-3 14-11 1-1 5-19 8-29 3-12 5-23 9-34 2-9 4-17 6-26 1-7 4-18 4-19 7-12 27-47 64-47 17 0 20 14 20 26 0 24-19 74-24 91-5 8-4 13-4 17 0 19 13 32 31 32 37 0 51-56 51-59 0-4-3-4-4-4-5 0-5 1-6 7-9 26-21 47-39 47-7 0-10-3-10-12 0-10 3-19 7-27 7-21 23-63 23-85 0-27-16-42-44-42-35 0-54 25-60 34-2-22-19-34-36-34-19 0-25 15-29 22-7 13-11 36-11 37 0 5 3 5 4 5 4 0 5-1 7-9 7-27 14-46 28-46 7 0 12 4 12 17 0 8-2 13-6 32-8 30-15 60-23 90z"><text:p/></draw:path><draw:path draw:style-name="gr3" draw:text-style-name="P6" svg:width="0.0921in" svg:height="0.0063in" svg:x="0.8295in" svg:y="0.0717in" svg:viewBox="0 0 235 17" svg:d="M222 17c7 0 13 0 13-8 0-9-6-9-13-9-69 0-139 0-209 0-6 0-13 0-13 9 0 8 7 8 13 8 70 0 140 0 209 0z"><text:p/></draw:path><draw:path draw:style-name="gr3" draw:text-style-name="P6" svg:width="0.05in" svg:height="0.1in" svg:x="0.9823in" svg:y="0.013in" svg:viewBox="0 0 128 255" svg:d="M79 10c0-10 0-10-9-10-24 24-58 24-70 24 0 5 0 8 0 12 8 0 31 0 51-10 0 66 0 133 0 199 0 14-2 18-37 18-4 0-7 0-12 0 0 5 0 9 0 12 13-1 47-1 63-1 15 0 49 0 63 1 0-3 0-7 0-12-5 0-8 0-12 0-36 0-37-4-37-18 0-72 0-144 0-215z"><text:p/></draw:path><draw:path draw:style-name="gr3" draw:text-style-name="P6" svg:width="0.1008in" svg:height="0.1in" svg:x="1.087in" svg:y="0.0252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6" svg:width="0.05in" svg:height="0.1in" svg:x="1.2445in" svg:y="0.013in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3" draw:text-style-name="P6" svg:width="0.1008in" svg:height="0.0354in" svg:x="1.3579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823in" svg:height="0.0685in" svg:x="1.5142in" svg:y="0.0457in" svg:viewBox="0 0 210 175" svg:d="M23 148c-1 6-3 15-3 17 0 7 5 10 11 10 4 0 12-3 14-11 0-1 6-19 8-29 2-12 5-23 7-34 4-9 6-17 7-26 2-7 6-18 6-19 5-12 26-47 62-47 18 0 21 14 21 26 0 24-19 74-25 91-3 8-3 13-3 17 0 19 13 32 31 32 37 0 51-56 51-59 0-4-3-4-4-4-5 0-5 1-7 7-8 26-20 47-40 47-6 0-8-3-8-12 0-10 3-19 6-27 8-21 24-63 24-85 0-27-16-42-45-42-34 0-52 25-59 34-2-22-19-34-36-34-18 0-26 15-29 22-6 13-12 36-12 37 0 5 4 5 6 5 3 0 3-1 6-9 6-27 14-46 28-46 7 0 12 4 12 17 0 8-1 13-7 32-8 30-14 60-22 90z"><text:p/></draw:path></draw:g></text:span><text:span text:style-name="T7">) וכי </text:span><text:span text:style-name="T7"><draw:g text:anchor-type="as-char" svg:y="-0.1063in" draw:z-index="605" draw:name="Shape288" draw:style-name="gr1"><svg:title>TexMaths</svg:title><svg:desc>11§display§g \circ h = id_\N§svg§600§FALSE§</svg:desc><draw:path draw:style-name="gr2" draw:text-style-name="P5" svg:width="0.7024in" svg:height="0.1201in" svg:x="0.0051in" svg:y="0.0071in" svg:viewBox="0 0 1785 306" svg:d="M0 0c595 0 1189 0 1785 0 0 102 0 204 0 306-596 0-1190 0-1785 0 0-102 0-204 0-306z"><text:p/></draw:path><draw:path draw:style-name="gr3" draw:text-style-name="P6" svg:width="0.0693in" svg:height="0.0976in" svg:x="-0.0004in" svg:y="0.0382in" svg:viewBox="0 0 177 249" svg:d="M176 25c1-2 1-4 1-6 0-7-4-11-11-11-3 0-14 3-15 16-7-14-21-24-37-24-44 0-91 54-91 110 0 38 23 61 51 61 23 0 42-18 45-22-8 33-8 33-12 49-2 5-15 42-56 42-7 0-20 0-31-3 12-4 16-13 16-20s-4-14-15-14c-8 0-21 7-21 23 0 15 14 23 52 23 48 0 76-30 81-53 14-56 29-113 43-171zM127 121c-3 10-11 20-20 28-9 6-20 13-32 13-19 0-24-20-24-35 0-19 11-64 21-84 11-19 27-34 44-34 25 0 30 31 30 33s-1 4-1 5c-6 25-12 49-18 74z"><text:p/></draw:path><draw:path draw:style-name="gr3" draw:text-style-name="P6" svg:width="0.0587in" svg:height="0.0587in" svg:x="0.1181in" svg:y="0.0382in" svg:viewBox="0 0 150 150" svg:d="M150 75c0-42-34-75-75-75-42 0-75 34-75 75s33 75 75 75c41 0 75-34 75-75zM75 134c-34 0-60-27-60-59 0-33 27-60 60-60 32 0 59 26 59 60 0 33-27 59-59 59z"><text:p/></draw:path><draw:path draw:style-name="gr3" draw:text-style-name="P6" svg:width="0.0744in" svg:height="0.1063in" svg:x="0.2276in" svg:y="0in" svg:viewBox="0 0 190 271" svg:d="M90 4c-2-1 0-4-5-4-9 0-38 3-48 4-3 0-6 0-6 8 0 5 3 5 9 5 18 0 19 2 19 6 0 2-1 6-1 8-18 74-37 147-56 221-2 5-2 6-2 8 0 9 8 11 11 11 7 0 13-5 14-10 3-10 6-20 8-30 3-11 6-22 9-34 2-9 4-18 6-25 0-2 4-15 5-17 1-4 13-25 25-36 9-6 21-13 38-13 16 0 20 13 20 27 0 20-14 62-24 85-2 9-4 13-4 21 0 19 13 32 32 32 36 0 50-56 50-60 0-3-4-3-5-3-3 0-3 1-6 7-5 20-17 47-39 47-7 0-9-3-9-12 0-10 3-19 7-28 6-16 24-61 24-83 0-26-16-42-45-42-25 0-43 12-58 30 10-41 21-82 31-123z"><text:p/></draw:path><draw:path draw:style-name="gr3" draw:text-style-name="P6" svg:width="0.1008in" svg:height="0.035in" svg:x="0.3571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4in" svg:height="0.1012in" svg:x="0.5138in" svg:y="0.0051in" svg:viewBox="0 0 101 258" svg:d="M98 13c0-7-6-13-14-13-10 0-21 10-21 20 0 8 5 14 15 14 9 0 20-9 20-21zM69 159c5-11 5-13 8-22 3-8 6-14 6-21 0-18-13-32-32-32-37 0-51 56-51 59 0 5 3 5 4 5 4 0 5-2 7-8 10-35 25-48 39-48 3 0 9 0 9 13 0 8-3 16-4 19-3 11-21 54-26 71-5 10-9 23-9 31 0 18 13 32 31 32 36 0 50-56 50-60 0-3-3-3-4-3-3 0-3 1-6 7-6 24-19 47-39 47-7 0-9-3-9-12 0-10 2-16 11-39 5-13 10-26 15-39z"><text:p/></draw:path><draw:path draw:style-name="gr3" draw:text-style-name="P6" svg:width="0.072in" svg:height="0.1063in" svg:x="0.5681in" svg:y="0in" svg:viewBox="0 0 184 271" svg:d="M184 4c-2-1 0-4-6-4-5 0-42 3-48 4-3 0-6 3-6 8s4 5 9 5c19 0 20 2 20 6 0 2-1 6-1 8-8 30-16 60-23 91-8-14-19-25-37-25-45 0-92 57-92 112 0 37 21 62 51 62 7 0 27-1 50-29 4 16 17 29 35 29 14 0 22-9 29-21 7-14 11-37 11-39 0-3-3-3-4-3-4 0-5 1-6 7-6 25-13 47-28 47-11 0-13-10-13-18s2-12 3-18c18-74 37-148 56-222zM103 220c-2 8-2 8-7 15-18 22-33 27-44 27-20 0-24-21-24-36 0-19 12-65 20-83 13-23 30-37 46-37 24 0 29 32 29 34s0 4-1 6c-6 25-12 50-19 74z"><text:p/></draw:path><draw:path draw:style-name="gr3" draw:text-style-name="P6" svg:width="0.0717in" svg:height="0.0736in" svg:x="0.6437in" svg:y="0.0555in" svg:viewBox="0 0 183 188" svg:d="M34 15c-2-3-2-3-5-6 11 0 21 0 32 0 30 41 60 81 91 123 0 12 0 25 0 39-40-52-78-104-118-156zM34 32c39 51 78 102 117 153 3 3 4 3 6 3 5 0 5-4 5-9 0-49 0-100 0-150 0-16 2-19 14-20 2 0 7 0 7-5 0-4-5-4-9-4-13 0-27 0-40 0-4 0-9 0-9 4 0 5 5 5 8 5 16 1 17 5 17 20 0 28 0 56 0 84-28-37-54-73-82-110-2-3-3-3-10-3-15 0-30 0-46 0-5 0-10 0-10 4 0 5 5 5 7 5 6 1 12 5 14 9 0 2 0 2 0 6 0 43 0 87 0 131 0 15-2 19-16 19-3 0-7 0-7 4 0 6 3 6 9 6 14 0 27 0 42 0 4 0 8 0 8-6 0-4-4-4-7-4-16 0-18-4-18-19 0-42 0-82 0-123z"><text:p/></draw:path></draw:g></text:span><text:span text:style-name="T7"><text:s/>(לפי אותו הכלל</text:span><text:span text:style-name="T7"><draw:g text:anchor-type="as-char" svg:y="-0.1134in" draw:z-index="636" draw:name="Shape289" draw:style-name="gr1"><svg:title>TexMaths</svg:title><svg:desc>11§display§g(h(n)) = n + 1 - 1 = n§svg§600§FALSE§</svg:desc><draw:path draw:style-name="gr2" draw:text-style-name="P5" svg:width="1.5854in" svg:height="0.1358in" svg:x="0.0051in" svg:y="0.0071in" svg:viewBox="0 0 4028 346" svg:d="M2015 346c-672 0-1343 0-2015 0 0-116 0-230 0-346 1343 0 2685 0 4028 0 0 116 0 230 0 346-671 0-1342 0-2013 0z"><text:p/></draw:path><draw:path draw:style-name="gr3" draw:text-style-name="P6" svg:width="0.0697in" svg:height="0.0976in" svg:x="-0.0004in" svg:y="0.0457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5in" svg:height="0.1512in" svg:x="0.0906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744in" svg:height="0.1063in" svg:x="0.1429in" svg:y="0.0075in" svg:viewBox="0 0 190 271" svg:d="M90 4c0-1 0-4-5-4-9 0-37 3-48 3-2 1-6 1-6 8 0 6 3 6 9 6 18 0 19 2 19 6 0 2-1 6-1 8-18 74-37 147-56 220-2 6-2 7-2 9 0 9 8 11 12 11 6 0 12-5 14-10 3-10 5-20 7-30 3-11 5-22 9-33 2-9 4-17 6-26 1-2 4-15 5-18s13-24 26-35c8-6 19-13 36-13s21 13 21 26c0 21-14 64-23 86-3 9-5 13-5 21 0 19 13 32 32 32 36 0 50-56 50-60 0-3-3-3-4-3-5 0-5 1-7 7-5 20-17 47-38 47-7 0-10-3-10-12 0-10 3-19 6-28 7-15 25-61 25-83 0-26-16-42-45-42-25 0-43 12-58 30 10-41 21-82 31-123z"><text:p/></draw:path><draw:path draw:style-name="gr3" draw:text-style-name="P6" svg:width="0.035in" svg:height="0.1512in" svg:x="0.2374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823in" svg:height="0.0685in" svg:x="0.2858in" svg:y="0.0457in" svg:viewBox="0 0 210 175" svg:d="M23 148c-1 6-3 15-3 17 0 7 5 10 11 10 4 0 12-3 14-11 0-1 6-19 8-29 2-12 5-23 7-34 4-9 6-17 7-26 2-7 6-18 6-19 5-12 26-47 62-47 18 0 21 14 21 26 0 24-19 74-25 91-3 8-3 13-3 17 0 19 13 32 31 32 37 0 51-56 51-59 0-4-3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6" svg:width="0.035in" svg:height="0.1512in" svg:x="0.3815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0346in" svg:height="0.1512in" svg:x="0.440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5421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6" svg:width="0.0819in" svg:height="0.0685in" svg:x="0.6984in" svg:y="0.0457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1008in" svg:height="0.1in" svg:x="0.8272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6" svg:width="0.05in" svg:height="0.1in" svg:x="0.9843in" svg:y="0.013in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3" draw:text-style-name="P6" svg:width="0.0925in" svg:height="0.0063in" svg:x="1.0933in" svg:y="0.0717in" svg:viewBox="0 0 236 17" svg:d="M222 17c7 0 14-2 14-9 0-8-7-8-14-8-69 0-140 0-209 0-6 0-13 0-13 8 0 7 7 9 13 9 69 0 140 0 209 0z"><text:p/></draw:path><draw:path draw:style-name="gr3" draw:text-style-name="P6" svg:width="0.05in" svg:height="0.1in" svg:x="1.2465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6" svg:width="0.1008in" svg:height="0.0354in" svg:x="1.35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823in" svg:height="0.0685in" svg:x="1.5161in" svg:y="0.0457in" svg:viewBox="0 0 210 175" svg:d="M23 148c-1 6-3 15-3 17 0 7 5 10 11 10 4 0 12-3 14-11 0-1 6-19 8-29 3-12 5-23 9-34 2-9 4-17 5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7-27 14-46 28-46 7 0 12 4 12 17 0 8-1 13-7 32-8 30-14 60-22 90z"><text:p/></draw:path></draw:g></text:span><text:span text:style-name="T7">). לפיכך, לפי הנחת השלילה </text:span><text:span text:style-name="T7"><draw:g text:anchor-type="as-char" svg:y="-0.1075in" draw:z-index="606" draw:name="Shape290" draw:style-name="gr1"><svg:title>TexMaths</svg:title><svg:desc>11§display§f \circ h = id_\N§svg§600§FALSE§</svg:desc><draw:path draw:style-name="gr2" draw:text-style-name="P5" svg:width="0.715in" svg:height="0.122in" svg:x="0in" svg:y="0.0075in" svg:viewBox="0 0 1817 311" svg:d="M0 0c606 0 1211 0 1817 0 0 103 0 208 0 311-606 0-1211 0-1817 0 0-103 0-208 0-311z"><text:p/></draw:path><draw:path draw:style-name="gr3" draw:text-style-name="P6" svg:width="0.0752in" svg:height="0.1378in" svg:x="0.0004in" svg:y="0in" svg:viewBox="0 0 192 351" svg:d="M121 118c11 0 22 0 33 0 8 0 12 0 12-8 0-4-4-4-11-4-11 0-21 0-32 0 2-15 6-30 8-44 2-8 8-36 10-40 3-8 10-13 17-13 2 0 12 0 20 6-18 1-21 16-21 21 0 9 7 13 14 13 10 0 21-7 21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3" draw:text-style-name="P6" svg:width="0.0591in" svg:height="0.0591in" svg:x="0.1252in" svg:y="0.0402in" svg:viewBox="0 0 151 151" svg:d="M151 76c0-42-34-76-75-76-42 0-76 35-76 76s34 75 76 75c41 0 75-34 75-75zM76 134c-34 0-61-25-61-58 0-32 28-60 61-60 32 0 59 27 59 60 0 34-27 58-59 58z"><text:p/></draw:path><draw:path draw:style-name="gr3" draw:text-style-name="P6" svg:width="0.074in" svg:height="0.1067in" svg:x="0.235in" svg:y="0.002in" svg:viewBox="0 0 189 272" svg:d="M89 4c0-1 0-4-4-4-9 0-38 3-48 3-3 1-7 1-7 8 0 5 4 5 10 5 18 0 18 3 18 7 0 2-1 6-1 8-19 73-37 147-56 221-1 5-1 6-1 9 0 8 8 11 11 11 7 0 12-5 14-10 2-10 6-20 8-30 3-11 5-23 9-34 2-9 4-18 6-26 0-3 4-15 4-18 1-3 13-24 26-35 9-6 21-13 37-13 17 0 21 13 21 26 0 21-14 64-24 87-3 9-4 13-4 21 0 18 13 32 31 32 36 0 50-57 50-60s-3-3-4-3c-4 0-4 1-6 6-5 20-19 48-39 48-7 0-9-4-9-12 0-10 3-19 6-28 7-16 23-62 23-84 0-26-15-42-43-42-25 0-43 12-58 29 10-40 20-81 30-122z"><text:p/></draw:path><draw:path draw:style-name="gr3" draw:text-style-name="P6" svg:width="0.1008in" svg:height="0.0354in" svg:x="0.365in" svg:y="0.052in" svg:viewBox="0 0 257 91" svg:d="M244 16c6 0 13 0 13-8s-7-8-13-8c-77 0-154 0-231 0-5 0-13 0-13 8s8 8 13 8c77 0 154 0 231 0zM244 91c6 0 13 1 13-7s-7-9-13-9c-77 0-154 0-231 0-5 0-13 1-13 9s8 7 13 7c77 0 154 0 231 0z"><text:p/></draw:path><draw:path draw:style-name="gr3" draw:text-style-name="P6" svg:width="0.0394in" svg:height="0.1016in" svg:x="0.5217in" svg:y="0.0075in" svg:viewBox="0 0 101 259" svg:d="M98 14c0-7-6-14-14-14-10 0-21 11-21 21 0 8 5 14 15 14 9 0 20-9 20-21zM69 159c5-11 5-12 8-22 3-7 5-13 5-20 0-18-12-32-31-32-37 0-51 56-51 59 0 4 3 4 4 4 4 0 5-1 6-7 11-37 26-48 39-48 4 0 10 0 10 13 0 7-3 16-4 19-3 10-21 55-26 72-5 10-9 23-9 31 0 18 13 31 31 31 36 0 50-56 50-59s-3-3-4-3c-4 0-4 1-6 6-6 25-20 48-39 48-7 0-9-4-9-12 0-10 2-16 11-39 5-13 10-27 15-41z"><text:p/></draw:path><draw:path draw:style-name="gr3" draw:text-style-name="P6" svg:width="0.072in" svg:height="0.1067in" svg:x="0.5756in" svg:y="0.002in" svg:viewBox="0 0 184 272" svg:d="M184 4c0-1 0-4-6-4-5 0-42 3-48 4-4 0-6 3-6 7 0 5 4 5 9 5 19 0 20 3 20 7 0 2-1 6-1 8-8 31-16 60-23 91-8-14-19-25-37-25-45 0-92 57-92 113 0 36 21 62 51 62 7 0 27-2 50-29 3 15 17 29 35 29 13 0 22-9 29-21 6-15 11-38 11-39 0-3-3-3-5-3-3 0-4 1-5 6-7 26-13 48-29 48-11 0-12-10-12-18 0-9 1-12 3-19 18-73 37-148 56-222zM103 221c-2 8-2 8-7 14-18 22-33 28-44 28-20 0-26-21-26-37 0-18 14-65 22-83 12-23 30-37 45-37 25 0 30 31 30 34 0 2 0 4-1 6-7 26-12 50-19 75z"><text:p/></draw:path><draw:path draw:style-name="gr3" draw:text-style-name="P6" svg:width="0.0713in" svg:height="0.074in" svg:x="0.6512in" svg:y="0.0575in" svg:viewBox="0 0 182 189" svg:d="M34 15c-2-3-2-3-5-6 11 0 20 0 31 0 31 40 61 82 92 123 0 13 0 25 0 38-40-51-78-103-118-155zM34 32c39 52 78 102 117 154 3 3 4 3 6 3 5 0 5-4 5-9 0-50 0-101 0-151 0-16 2-20 14-20 2 0 6 0 6-5 0-4-4-4-8-4-14 0-27 0-40 0-4 0-9 0-9 4 0 5 5 5 8 5 15 0 16 5 16 20 0 28 0 56 0 84-27-36-53-73-81-110-2-3-3-3-10-3-15 0-31 0-46 0-5 0-10 0-10 4 0 5 5 5 7 5 6 1 12 5 14 9 0 2 0 2 0 6 0 44 0 87 0 131 0 14-2 20-16 20-3 0-7 0-7 4 0 6 3 6 9 6 14 0 27 0 42 0 4 0 8 0 8-6 0-4-4-4-7-4-16 0-18-6-18-20 0-41 0-82 0-123z"><text:p/></draw:path></draw:g></text:span><text:span text:style-name="T7"><text:s/>ולכן לכל </text:span><text:span text:style-name="T7"><draw:g text:anchor-type="as-char" svg:y="-0.1035in" draw:z-index="607" draw:name="Shape291" draw:style-name="gr1"><svg:title>TexMaths</svg:title><svg:desc>11§display§n \in \N§svg§600§FALSE§</svg:desc><draw:path draw:style-name="gr2" draw:text-style-name="P5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6" svg:width="0.0823in" svg:height="0.0677in" svg:x="-0.0004in" svg:y="0.0358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7"><text:s/>מתקיים </text:span><text:span text:style-name="T7"><draw:g text:anchor-type="as-char" svg:y="-0.1134in" draw:z-index="608" draw:name="Shape292" draw:style-name="gr1"><svg:title>TexMaths</svg:title><svg:desc>11§display§f(h(n)) = n§svg§600§FALSE§</svg:desc><draw:path draw:style-name="gr2" draw:text-style-name="P5" svg:width="0.7795in" svg:height="0.1354in" svg:x="-0.0004in" svg:y="0.0071in" svg:viewBox="0 0 1981 345" svg:d="M0 0c660 0 1321 0 1981 0 0 115 0 230 0 345-660 0-1321 0-1981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in" svg:y="0in" svg:viewBox="0 0 89 384" svg:d="M89 380c0-1 0-1-7-8-48-48-60-121-60-179 0-67 14-135 62-183 5-4 5-4 5-7 0-2-1-3-4-3-4 0-39 26-61 75-20 43-24 86-24 118 0 28 3 76 25 119 23 47 56 72 60 72 3 0 4-1 4-4z"><text:p/></draw:path><draw:path draw:style-name="gr3" draw:text-style-name="P6" svg:width="0.074in" svg:height="0.1059in" svg:x="0.1504in" svg:y="0.0071in" svg:viewBox="0 0 189 270" svg:d="M89 3c-1-1 0-3-4-3-10 0-38 2-48 3-3 0-7 1-7 8 0 4 3 4 8 4 19 0 20 4 20 7 0 2-1 6-1 8-19 73-37 147-56 221-1 6-1 6-1 9 0 9 8 10 11 10 5 0 12-5 14-10 2-9 5-19 7-29 3-11 5-23 9-35 2-8 4-15 6-24 1-2 5-16 5-18 1-3 13-25 26-35 9-7 21-14 37-14 17 0 21 13 21 27 0 21-15 62-24 85-3 9-5 14-5 22 0 18 14 31 32 31 36 0 50-56 50-60 0-3-3-3-4-3-5 0-5 1-6 7-6 21-18 48-39 48-7 0-10-4-10-13 0-10 4-19 7-28 6-16 24-60 24-83 0-25-16-41-44-41-25 0-43 12-58 30 10-42 20-83 30-124z"><text:p/></draw:path><draw:path draw:style-name="gr3" draw:text-style-name="P6" svg:width="0.035in" svg:height="0.1508in" svg:x="0.2445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823in" svg:height="0.0681in" svg:x="0.2929in" svg:y="0.0453in" svg:viewBox="0 0 210 174" svg:d="M23 148c-1 5-3 14-3 16 0 7 5 10 11 10 4 0 12-2 14-10 1-1 6-20 8-29 3-12 5-24 9-35 2-9 4-16 6-25 1-7 5-18 5-20 5-12 26-47 62-47 18 0 21 14 21 27 0 24-19 73-25 91-3 8-3 13-3 17 0 18 13 31 31 31 37 0 51-56 51-59 0-4-3-4-4-4-5 0-5 1-7 7-8 26-20 48-40 48-5 0-8-4-8-13 0-10 3-19 6-27 8-20 24-63 24-85 0-26-16-41-45-41-34 0-52 24-59 33-2-21-19-33-36-33-18 0-26 14-29 22-7 13-12 35-12 37 0 4 4 4 5 4 4 0 5 0 7-9 7-28 14-46 28-46 7 0 12 5 12 18 0 8-1 13-6 32-8 30-15 60-23 90z"><text:p/></draw:path><draw:path draw:style-name="gr3" draw:text-style-name="P6" svg:width="0.035in" svg:height="0.1508in" svg:x="0.3886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0346in" svg:height="0.1508in" svg:x="0.4472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8in" svg:height="0.035in" svg:x="0.548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19in" svg:height="0.0681in" svg:x="0.7051in" svg:y="0.0453in" svg:viewBox="0 0 209 174" svg:d="M22 148c-1 5-3 14-3 16 0 7 5 10 11 10 5 0 12-2 14-10 1-1 5-20 8-29 3-12 5-24 8-35 3-9 5-16 7-25 1-7 4-18 4-20 7-12 27-47 64-47 17 0 21 14 21 27 0 24-20 73-25 91-3 8-5 13-5 17 0 18 14 31 32 31 37 0 51-56 51-59 0-4-3-4-4-4-5 0-5 1-6 7-9 26-21 48-40 48-6 0-9-4-9-13 0-10 3-19 7-27 7-20 23-63 23-85 0-26-16-41-44-41-35 0-54 24-60 33-2-21-18-33-35-33-19 0-26 14-30 22-6 13-11 35-11 37 0 4 3 4 4 4 4 0 5 0 7-9 7-28 14-46 27-46 8 0 13 5 13 18 0 8-2 13-6 32-8 30-15 60-23 90z"><text:p/></draw:path></draw:g></text:span><text:span text:style-name="T7"><text:s/>ובפרט בעבור </text:span><text:span text:style-name="T7"><draw:g text:anchor-type="as-char" svg:y="-0.102in" draw:z-index="609" draw:name="Shape293" draw:style-name="gr1"><svg:title>TexMaths</svg:title><svg:desc>11§display§n = 2§svg§600§FALSE§</svg:desc><draw:path draw:style-name="gr2" draw:text-style-name="P5" svg:width="0.3457in" svg:height="0.0858in" svg:x="0.0031in" svg:y="0.0075in" svg:viewBox="0 0 879 219" svg:d="M0 0c293 0 587 0 879 0 0 73 0 146 0 219-292 0-586 0-879 0 0-73 0-146 0-219z"><text:p/></draw:path><draw:path draw:style-name="gr3" draw:text-style-name="P6" svg:width="0.0819in" svg:height="0.0677in" svg:x="-0.0004in" svg:y="0.0339in" svg:viewBox="0 0 209 173" svg:d="M23 146c-1 6-3 15-3 17 0 7 5 10 11 10 4 0 11-3 14-11 0-1 5-18 8-28 2-11 5-22 8-33 2-9 4-18 6-26 2-7 5-18 6-19 5-12 26-47 62-47 18 0 21 14 21 27 0 23-18 73-25 89-3 8-3 12-3 17 0 18 13 31 30 31 37 0 51-55 51-58s-3-3-4-3c-4 0-4 1-6 6-7 26-21 47-39 47-7 0-9-4-9-13s3-18 6-26c8-21 24-62 24-84 0-27-17-42-45-42-35 0-53 25-60 34-1-22-18-34-35-34-18 0-26 15-29 22-6 13-12 36-12 37 0 5 3 2 4 5 5 0 5-1 7-9 7-28 14-46 29-46 7 0 12 5 12 17 0 9-1 12-7 33-8 29-14 58-22 87z"><text:p/></draw:path><draw:path draw:style-name="gr3" draw:text-style-name="P6" svg:width="0.1004in" svg:height="0.035in" svg:x="0.1374in" svg:y="0.0457in" svg:viewBox="0 0 256 90" svg:d="M243 15c6 0 13 0 13-7 0-8-7-8-13-8-77 0-154 0-231 0-5 0-12 0-12 8 0 7 7 7 13 7 77 0 153 0 230 0zM243 90c6 0 13 0 13-8 0-7-7-7-13-7-77 0-153 0-230 0-6 0-13 0-13 7 0 8 7 8 12 8 77 0 154 0 231 0z"><text:p/></draw:path><draw:path draw:style-name="gr3" draw:text-style-name="P6" svg:width="0.0602in" svg:height="0.1in" svg:x="0.2965in" svg:y="0in" svg:viewBox="0 0 154 255" svg:d="M30 225c13-13 27-26 40-40 61-52 84-72 84-110 0-44-35-75-81-75-44 0-73 35-73 69 0 22 20 22 21 22 7 0 20-4 20-21 0-10-7-20-21-20-3 0-3 0-5 2 9-26 30-40 52-40 35 0 52 31 52 63 0 30-19 60-41 83-24 27-49 55-74 82-4 5-4 6-4 15 47 0 96 0 143 0 3-22 8-44 11-67-3 0-7 0-10 0-2 12-4 28-8 34-3 3-28 3-37 3-23 0-46 0-69 0z"><text:p/></draw:path></draw:g></text:span><text:span text:style-name="T7"><text:s/>אך:</text:span></text:p>
          <text:p text:style-name="P59"><text:span text:style-name="T7"><draw:g text:anchor-type="as-char" svg:y="-0.1134in" draw:z-index="637" draw:name="Shape294" draw:style-name="gr1"><svg:title>TexMaths</svg:title><svg:desc>11§display§f(h(n)) = f(n + 1) = n + 2 = 4 \neq 2 = id_\N(n)§svg§600§FALSE§</svg:desc><draw:path draw:style-name="gr2" draw:text-style-name="P5" svg:width="2.9843in" svg:height="0.1358in" svg:x="-0.0004in" svg:y="0.0071in" svg:viewBox="0 0 7581 346" svg:d="M3791 346c-1264 0-2527 0-3791 0 0-116 0-230 0-346 2527 0 5054 0 7581 0 0 116 0 230 0 346-1263 0-2527 0-3790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6" svg:width="0.0744in" svg:height="0.1063in" svg:x="0.1504in" svg:y="0.0075in" svg:viewBox="0 0 190 271" svg:d="M90 4c0-1 0-4-5-4-9 0-38 3-48 3-3 1-7 1-7 8 0 6 4 6 10 6 18 0 18 2 18 6 0 2-1 6-1 8-18 74-37 147-56 220-1 6-1 7-1 9 0 9 8 11 11 11 7 0 13-5 14-10 3-10 6-20 8-30 3-11 6-22 9-33 2-9 4-17 6-26 0-2 4-15 5-18s12-24 25-35c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3" draw:text-style-name="P6" svg:width="0.035in" svg:height="0.1512in" svg:x="0.2449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6" svg:width="0.0823in" svg:height="0.0685in" svg:x="0.2933in" svg:y="0.0457in" svg:viewBox="0 0 210 175" svg:d="M23 148c-1 6-3 15-3 17 0 7 5 10 11 10 4 0 11-3 14-11 0-1 5-19 7-29 3-12 5-23 9-34 2-9 4-17 6-26 2-7 5-18 6-19 5-12 26-47 62-47 18 0 21 14 21 26 0 24-18 74-25 91-3 8-3 13-3 17 0 19 13 32 30 32 38 0 52-56 52-59 0-4-4-4-5-4-4 0-4 1-6 7-8 26-21 47-39 47-7 0-9-3-9-12 0-10 3-19 6-27 8-21 25-63 25-85 0-27-18-42-46-42-35 0-53 25-60 34-1-22-18-34-35-34-18 0-26 15-29 22-6 13-12 36-12 37 0 5 3 4 4 5 5 0 5-1 7-9 7-27 14-46 29-46 7 0 12 4 12 17 0 8-1 13-7 32-8 30-14 60-22 90z"><text:p/></draw:path><draw:path draw:style-name="gr3" draw:text-style-name="P6" svg:width="0.0346in" svg:height="0.1512in" svg:x="0.389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5in" svg:height="0.1512in" svg:x="0.448in" svg:y="0in" svg:viewBox="0 0 90 385" svg:d="M90 194c0-31-4-77-25-121-23-48-57-73-61-73-2 0-4 2-4 4s0 2 8 9c38 38 60 99 60 181 0 64-14 132-62 180-6 6-6 6-6 7 0 2 2 4 4 4 4 0 39-26 62-76 20-41 24-84 24-115z"><text:p/></draw:path><draw:path draw:style-name="gr3" draw:text-style-name="P6" svg:width="0.1008in" svg:height="0.0354in" svg:x="0.549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6in" svg:height="0.1374in" svg:x="0.7094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5in" svg:height="0.1512in" svg:x="0.8075in" svg:y="0in" svg:viewBox="0 0 90 385" svg:d="M90 381c0-1 0-1-6-8-49-49-61-122-61-179 0-68 14-136 62-183 5-5 5-5 5-7 0-3-2-4-4-4-3 0-39 26-62 76-20 42-24 85-24 118 0 28 4 75 25 119 25 47 58 72 61 72 2 0 4-1 4-4z"><text:p/></draw:path><draw:path draw:style-name="gr3" draw:text-style-name="P6" svg:width="0.0823in" svg:height="0.0685in" svg:x="0.8559in" svg:y="0.0457in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6-27 14-46 28-46 7 0 12 4 12 17 0 8-1 13-7 32-8 30-14 60-22 90z"><text:p/></draw:path><draw:path draw:style-name="gr3" draw:text-style-name="P6" svg:width="0.1004in" svg:height="0.1in" svg:x="0.9854in" svg:y="0.0252in" svg:viewBox="0 0 256 255" svg:d="M136 137c37 0 72 0 108 0 6 0 12 0 12-8 0-9-6-9-12-9-36 0-71 0-108 0 0-36 0-72 0-108 0-5 0-12-7-12-8 0-8 7-8 12 0 36 0 72 0 108-36 0-73 0-109 0-5 0-12 0-12 9 0 8 7 8 12 8 36 0 73 0 109 0 0 35 0 71 0 106 0 6 0 12 8 12 7 0 7-6 7-12 0-35 0-71 0-106z"><text:p/></draw:path><draw:path draw:style-name="gr3" draw:text-style-name="P6" svg:width="0.05in" svg:height="0.1in" svg:x="1.1425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6" svg:width="0.035in" svg:height="0.1512in" svg:x="1.2138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6" svg:width="0.1008in" svg:height="0.0354in" svg:x="1.31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819in" svg:height="0.0685in" svg:x="1.4717in" svg:y="0.0457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3" draw:text-style-name="P6" svg:width="0.1008in" svg:height="0.1in" svg:x="1.6004in" svg:y="0.0252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6" svg:width="0.0606in" svg:height="0.1in" svg:x="1.7516in" svg:y="0.013in" svg:viewBox="0 0 155 255" svg:d="M30 226c14-14 27-26 42-39 59-53 83-74 83-112 0-44-35-75-82-75-44 0-73 35-73 69 0 22 20 22 21 22 7 0 20-4 20-21 0-9-7-19-20-19-3 0-4 0-6 0 9-26 30-39 53-39 34 0 52 31 52 63 0 31-20 60-41 85-25 27-49 54-75 81-4 5-4 6-4 14 48 0 96 0 144 0 3-22 8-44 11-66-3 0-6 0-10 0-2 12-4 28-9 33-2 4-28 4-36 4-23 0-47 0-70 0z"><text:p/></draw:path><draw:path draw:style-name="gr3" draw:text-style-name="P6" svg:width="0.1004in" svg:height="0.0354in" svg:x="1.8713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673in" svg:height="0.102in" svg:x="2.0276in" svg:y="0.0098in" svg:viewBox="0 0 172 260" svg:d="M102 197c0 11 0 22 0 33 0 13 0 18-28 18-4 0-6 0-9 0 0 4 0 9 0 12 16-1 36-1 53-1 15 0 36 0 51 1 0-3 0-8 0-12-2 0-5 0-7 0-29 0-30-5-30-18 0-11 0-22 0-33 13 0 26 0 40 0 0-4 0-9 0-12-14 0-27 0-40 0 0-58 0-117 0-175 0-8 0-10-5-10-4 0-5 0-8 4-40 61-79 120-119 181 0 3 0 8 0 12 34 0 68 0 102 0zM105 185c-31 0-63 0-94 0 31-48 63-96 94-143 0 47 0 95 0 143z"><text:p/></draw:path><draw:path draw:style-name="gr3" draw:text-style-name="P6" svg:width="0.076in" svg:height="0.1409in" svg:x="2.1626in" svg:y="0.0043in" svg:viewBox="0 0 194 359" svg:d="M190 15c4-5 4-6 4-7 0-2-4-8-9-8s-6 2-8 8c-58 112-115 223-174 336-3 5-3 6-3 7 0 4 3 8 8 8 4 0 5-2 9-8 58-112 115-223 173-336z"><text:p/></draw:path><draw:path draw:style-name="gr3" draw:text-style-name="P6" svg:width="0.1008in" svg:height="0.0354in" svg:x="2.1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02in" svg:height="0.1in" svg:x="2.3098in" svg:y="0.013in" svg:viewBox="0 0 154 255" svg:d="M30 226c13-14 27-26 40-39 61-53 84-74 84-112 0-44-35-75-81-75-44 0-73 35-73 69 0 22 19 22 20 22 6 0 21-4 21-21 0-9-8-19-21-19-3 0-3 0-5 0 9-26 30-39 52-39 35 0 52 31 52 63 0 31-20 60-41 85-24 27-49 54-74 81-4 5-4 6-4 14 47 0 96 0 143 0 3-22 8-44 11-66-3 0-7 0-10 0-2 12-4 28-8 33-3 4-28 4-37 4-23 0-46 0-69 0z"><text:p/></draw:path><draw:path draw:style-name="gr3" draw:text-style-name="P6" svg:width="0.1008in" svg:height="0.0354in" svg:x="2.429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94in" svg:height="0.1016in" svg:x="2.5858in" svg:y="0.0134in" svg:viewBox="0 0 101 259" svg:d="M98 14c0-7-6-14-14-14-10 0-21 11-21 21 0 8 5 14 15 14 9 0 20-9 20-21zM69 160c5-11 5-12 8-22 3-8 6-14 6-21 0-18-13-32-32-32-37 0-51 56-51 59 0 5 3 5 4 5 4 0 5-1 7-8 10-36 25-47 39-47 3 0 9 0 9 12 0 7-3 16-4 20-3 9-21 55-26 71-5 10-9 22-9 30 0 19 13 32 31 32 36 0 50-55 50-59 0-3-3-3-4-3-3 0-3 1-6 7-6 23-19 46-39 46-7 0-9-3-9-12 0-10 2-16 11-38 5-14 10-27 15-40z"><text:p/></draw:path><draw:path draw:style-name="gr3" draw:text-style-name="P6" svg:width="0.072in" svg:height="0.1063in" svg:x="2.6398in" svg:y="0.0075in" svg:viewBox="0 0 184 271" svg:d="M184 4c0-1 0-4-6-4-5 0-42 3-48 4-3 0-6 3-6 7 0 6 4 6 9 6 19 0 20 2 20 6 0 2-1 6-1 8-8 31-16 60-23 91-8-14-19-25-37-25-45 0-92 57-92 112 0 37 21 62 51 62 7 0 27-1 50-29 4 16 17 29 35 29 14 0 22-9 29-21 7-14 12-38 12-39 0-3-4-3-5-3-4 0-5 1-6 7-6 25-13 47-28 47-11 0-13-10-13-18s2-12 3-18c18-74 37-148 56-222zM103 220c-2 8-2 8-7 15-18 22-33 27-44 27-20 0-24-21-24-36 0-18 12-65 20-83 13-23 30-37 46-37 24 0 29 32 29 34s0 4-1 6c-6 25-12 50-19 74z"><text:p/></draw:path><draw:path draw:style-name="gr3" draw:text-style-name="P6" svg:width="0.0717in" svg:height="0.074in" svg:x="2.7157in" svg:y="0.0634in" svg:viewBox="0 0 183 189" svg:d="M34 15c-2-3-2-3-5-6 11 0 21 0 32 0 30 41 60 81 91 123 0 12 0 25 0 39-40-52-78-104-118-156zM34 32c40 51 78 102 118 154 2 3 3 3 5 3 5 0 5-4 5-8 0-51 0-102 0-152 0-16 2-20 14-20 2 0 7 0 7-5 0-4-5-4-9-4-13 0-27 0-40 0-4 0-9 0-9 4 0 5 5 5 8 5 16 0 18 5 18 20 0 28 0 56 0 84-28-37-55-73-83-110-2-3-3-3-10-3-15 0-30 0-46 0-5 0-9 0-9 4 0 5 4 5 6 5 6 1 12 5 14 9 0 2 0 2 0 6 0 44 0 87 0 131 0 15-2 20-16 20-3 0-7 0-7 4 0 6 4 6 9 6 14 0 27 0 42 0 4 0 8 0 8-6 0-4-4-4-7-4-16 0-18-5-18-20 0-42 0-82 0-123z"><text:p/></draw:path><draw:path draw:style-name="gr3" draw:text-style-name="P6" svg:width="0.035in" svg:height="0.1512in" svg:x="2.8122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6" svg:width="0.0823in" svg:height="0.0685in" svg:x="2.8606in" svg:y="0.0457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7-27 7-21 24-63 24-85 0-27-17-42-44-42-36 0-54 25-61 34-2-22-19-34-36-34-19 0-24 15-29 22-6 13-12 36-12 37 0 5 4 5 6 5 3 0 4-1 6-9 7-27 14-46 28-46 7 0 12 4 12 17 0 8-1 13-6 32-7 30-15 60-23 90z"><text:p/></draw:path><draw:path draw:style-name="gr3" draw:text-style-name="P6" svg:width="0.035in" svg:height="0.1512in" svg:x="2.9567in" svg:y="0in" svg:viewBox="0 0 90 385" svg:d="M90 194c0-31-4-77-25-121-24-48-57-73-61-73-2 0-4 2-4 4s0 2 8 9c37 38 59 99 59 181 0 64-14 132-61 180-6 6-6 6-6 7 0 2 2 4 4 4 4 0 39-26 62-76 20-41 24-84 24-115z"><text:p/></draw:path></draw:g></text:span></text:p>
          <text:p text:style-name="P60"><text:span text:style-name="T7">וזו </text:span><text:span text:style-name="T18">סתירה</text:span><text:span text:style-name="T7">. </text:span></text:p>
        </text:list-item>
      </text:list>
      <text:h text:style-name="Heading_20_2" text:outline-level="2">שאלה 5</text:h>
      <text:h text:style-name="P18" text:outline-level="3">סעיף (א) <text:span text:style-name="T41">– הוכחה</text:span></text:h>
      <text:p text:style-name="P61">טענה: <text:span text:style-name="T3">תהי קבוצה </text:span><text:span text:style-name="T3"><draw:g text:anchor-type="as-char" svg:y="-0.1083in" draw:z-index="269" draw:name="Shape273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<text:s/>ויהיו </text:span><text:span text:style-name="T3"><draw:g text:anchor-type="as-char" svg:y="-0.1063in" draw:z-index="268" draw:name="Shape274" draw:style-name="gr1"><svg:title>TexMaths</svg:title><svg:desc>11§display§R, S§svg§600§FALSE§</svg:desc><draw:path draw:style-name="gr2" draw:text-style-name="P5" svg:width="0.2661in" svg:height="0.1201in" svg:x="0.0016in" svg:y="0.0071in" svg:viewBox="0 0 677 306" svg:d="M339 306c-113 0-226 0-339 0 0-102 0-204 0-306 226 0 451 0 677 0 0 102 0 204 0 306-113 0-226 0-338 0z"><text:p/></draw:path><draw:path draw:style-name="gr3" draw:text-style-name="P6" svg:width="0.1079in" svg:height="0.1063in" svg:x="0.0004in" svg:y="0.0039in" svg:viewBox="0 0 275 271" svg:d="M129 26c2-8 3-13 11-14 3 0 15 0 23 0 27 0 70 0 70 38 0 13-6 40-21 55-10 10-30 23-66 23-14 0-28 0-43 0 9-34 17-67 26-102zM184 132c39-9 86-35 86-75 0-33-36-57-86-57-38 0-74 0-110 0-8 0-11 0-11 8 0 4 3 4 11 4 4 0 7 0 14 0 7 1 10 2 10 7 0 1 0 3-1 7-18 69-34 138-52 206-3 16-4 18-35 18-7 0-10 0-10 8 0 4 4 4 6 4 9 0 37-1 48-1s37 1 48 1c4 0 8 0 8-8 0-4-3-4-10-4-14 0-25 0-25-7 0-2 0-4 1-6 9-34 16-67 25-102 16 0 31 0 46 0 36 0 42 22 42 36 0 5-3 17-5 25-2 11-7 25-7 33 0 42 47 42 52 42 33 0 46-39 46-44 0-6-3-3-4-6-4 0-5 4-6 6-9 28-25 35-35 35-12 0-15-9-15-23 0-12 3-32 4-44 1-6 1-12 1-18 0-29-25-40-36-45z"><text:p/></draw:path><draw:path draw:style-name="gr3" draw:text-style-name="P6" svg:width="0.0173in" svg:height="0.0453in" svg:x="0.124in" svg:y="0.0909in" svg:viewBox="0 0 45 116" svg:d="M45 41c0-26-10-41-25-41-12 0-20 10-20 21 0 10 8 20 20 20 4 0 10-1 13-5 2-1 1-1 2-1s1 0 1 6c0 28-13 51-26 64-4 4-4 5-4 6 0 2 2 5 4 5 4 0 35-30 35-75z"><text:p/></draw:path><draw:path draw:style-name="gr3" draw:text-style-name="P6" svg:width="0.0898in" svg:height="0.1098in" svg:x="0.1858in" svg:y="0.0004in" svg:viewBox="0 0 229 280" svg:d="M229 4c0-1-1-4-5-4-2 0-2 1-6 6-7 7-13 14-19 22-10-18-31-28-55-28-49 0-96 44-96 91 0 31 20 49 40 55 14 4 28 7 42 10 14 5 35 10 35 41 0 34-32 71-69 71-25 0-67-9-67-57 0-9 1-18 2-21 0-1 0-1 0-2 0-3-2-3-5-3-2 0-2 0-3 1-2 1-23 88-23 89 0 2 1 5 4 5 2 0 3 0 7-6 7-6 12-14 19-22 16 22 43 28 65 28 52 0 98-52 98-98 0-27-13-40-19-45-9-9-15-11-49-20-8-2-23-6-26-7-10-3-23-14-23-35 0-31 31-64 67-64 32 0 56 17 56 59 0 14-2 20-2 22 1 2 0 4 5 4 4 0 4-1 6-8 7-27 13-56 21-84z"><text:p/></draw:path></draw:g></text:span><text:span text:style-name="T3"><text:s/>יחסי שקילות על </text:span><text:span text:style-name="T3"><draw:g text:anchor-type="as-char" svg:y="-0.1083in" draw:z-index="270" draw:name="Shape275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</text:span><text:span text:style-name="T3"><draw:g text:anchor-type="as-char" svg:y="-0.111in" draw:z-index="272" draw:name="Shape276" draw:style-name="gr1"><svg:title>TexMaths</svg:title><svg:desc>11§display§T := R \cap S§svg§600§FALSE§</svg:desc><draw:path draw:style-name="gr2" draw:text-style-name="P5" svg:width="0.7232in" svg:height="0.0949in" svg:x="0.0043in" svg:y="0.0079in" svg:viewBox="0 0 1838 242" svg:d="M0 0c613 0 1225 0 1838 0 0 81 0 161 0 242-613 0-1225 0-1838 0 0-81 0-161 0-242z"><text:p/></draw:path><draw:path draw:style-name="gr3" draw:text-style-name="P6" svg:width="0.1031in" svg:height="0.1028in" svg:x="0in" svg:y="0.0047in" svg:viewBox="0 0 263 262" svg:d="M156 26c3-9 5-13 9-14 3 0 17 0 24 0 40 0 56 1 56 31 0 7-1 21-2 32-1 1-1 6-1 7 0 2 1 5 5 5s4-3 5-9c3-22 8-45 11-67 0-2 0-5 0-7 0-4-3-4-10-4-71 0-143 0-214 0-10 0-10 0-13 8-7 23-15 45-23 68-1 0-3 6-3 7 0 2 2 4 6 4 3 0 4-2 6-9 21-59 31-66 88-66 5 0 10 0 14 0 11 0 11 1 11 5 0 2-1 6-1 7-17 70-34 138-51 208-4 14-5 17-47 17-14 0-16 0-16 8 0 5 4 5 7 5 11 0 20 0 31 0s22-2 33-2 21 2 32 2 23 0 34 0c4 0 8 0 8-8 0-5-3-5-13-5-9 0-14 0-24 0-11-1-15-2-15-8 0-3 0-3 2-8 17-69 34-138 51-207z"><text:p/></draw:path><draw:path draw:style-name="gr3" draw:text-style-name="P6" svg:width="0.0157in" svg:height="0.0654in" svg:x="0.1622in" svg:y="0.0417in" svg:viewBox="0 0 41 167" svg:d="M41 21c0-11-9-21-21-21-11 0-20 10-20 21s9 20 20 20c12 0 21-9 21-20zM41 147c0-11-9-21-21-21-11 0-20 10-20 21s9 20 20 20c12 0 21-9 21-20z"><text:p/></draw:path><draw:path draw:style-name="gr3" draw:text-style-name="P6" svg:width="0.1004in" svg:height="0.035in" svg:x="0.1996in" svg:y="0.05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83in" svg:height="0.1071in" svg:x="0.3579in" svg:y="0.0035in" svg:viewBox="0 0 276 273" svg:d="M130 26c2-8 3-13 10-14 4 0 16 0 24 0 28 0 70 0 70 38 0 13-6 39-22 55-9 10-29 22-65 22-14 0-28 0-42 0 8-33 16-67 25-101zM185 132c40-8 85-35 85-75 0-33-34-57-85-57-36 0-74 0-110 0-8 0-11 0-11 8 0 4 3 4 10 4 1 0 9 0 15 0 7 1 10 1 10 7 0 1 0 2-1 7-18 70-34 138-52 208-4 15-5 18-35 18-8 0-11 0-11 7 0 5 4 5 6 5 11 0 38-1 48-1 11 0 38 1 49 1 4 0 8 0 8-8 0-4-3-4-11-4-14 0-25 0-25-7 0-2 1-4 1-7 9-34 18-68 26-102 16 0 30 0 45 0 36 0 43 22 43 35 0 6-3 18-5 27-3 11-7 25-7 33 0 42 47 42 52 42 33 0 46-39 46-45 0-5-3-3-4-5-3 0-5 3-6 5-10 29-26 36-35 36-12 0-15-8-15-23 0-13 2-32 4-45 0-5 1-13 1-18 0-30-25-41-36-46z"><text:p/></draw:path><draw:path draw:style-name="gr3" draw:text-style-name="P6" svg:width="0.0843in" svg:height="0.0937in" svg:x="0.511in" svg:y="0.0165in" svg:viewBox="0 0 215 239" svg:d="M215 84c0-59-60-84-108-84-50 0-107 26-107 84 0 47 0 94 0 141 0 8 0 14 8 14 7 0 7-6 7-14 0-46 0-94 0-140 0-57 63-70 92-70 17 0 42 4 63 17 29 19 29 43 29 54 0 46 0 93 0 139 0 8 0 14 8 14s8-6 8-14c0-47 0-94 0-141z"><text:p/></draw:path><draw:path draw:style-name="gr3" draw:text-style-name="P6" svg:width="0.0898in" svg:height="0.1102in" svg:x="0.6457in" svg:y="0in" svg:viewBox="0 0 229 281" svg:d="M229 4c0-2-1-4-4-4s-3 0-7 6c-7 7-12 14-19 22-10-18-29-28-55-28-49 0-96 44-96 92 0 30 21 48 41 55 13 3 28 6 41 10 14 4 35 10 35 42 0 34-31 70-69 70-24 0-67-9-67-56 0-10 1-19 2-21 0-1 1-1 1-2 0-5-3-5-6-5-1 0-2 0-3 1-2 2-23 90-23 91 0 3 1 4 4 4 2 0 3 0 7-5 7-8 12-14 19-22 16 22 43 27 65 27 52 0 99-51 99-99 0-26-13-40-20-45-9-9-14-11-49-20-8-2-22-6-26-7-10-3-23-14-23-35 0-31 31-64 67-64 33 0 56 17 56 60 0 12-1 19-1 22 1 1 0 3 5 3 3 0 4-1 5-8 7-27 14-56 21-84z"><text:p/></draw:path></draw:g></text:span><text:span text:style-name="T3"><text:s/>יחס שקילות</text:span></text:p>
      <text:p text:style-name="P62">צ.ל.: <text:span text:style-name="T3">להוכיח את הטענה</text:span></text:p>
      <text:p text:style-name="P63"><text:span text:style-name="T2">הוכחה: </text:span><text:span text:style-name="T3"/></text:p>
      <text:p text:style-name="P64">רפלקסיביות: <text:span text:style-name="T7">יהי </text:span><text:span text:style-name="T7"><draw:g text:anchor-type="as-char" svg:y="-0.1075in" draw:z-index="271" draw:name="Shape277" draw:style-name="gr1"><svg:title>TexMaths</svg:title><svg:desc>11§display§a \in A§svg§600§FALSE§</svg:desc><draw:path draw:style-name="gr2" draw:text-style-name="P5" svg:width="0.3594in" svg:height="0.0984in" svg:x="0.0024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95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54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7">, נסיק </text:span><text:span text:style-name="T7"><draw:g text:anchor-type="as-char" svg:y="-0.1134in" draw:z-index="274" draw:name="Shape278" draw:style-name="gr1"><svg:title>TexMaths</svg:title><svg:desc>11§display§\la a, a \ra \in R \land \la a, a \ra \in S§svg§600§FALSE§</svg:desc><draw:path draw:style-name="gr2" draw:text-style-name="P5" svg:width="1.4339in" svg:height="0.1358in" svg:x="0.0004in" svg:y="0.0071in" svg:viewBox="0 0 3643 346" svg:d="M1822 346c-607 0-1215 0-1822 0 0-116 0-230 0-346 1215 0 2428 0 3643 0 0 116 0 230 0 346-608 0-1215 0-1821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79in" svg:y="0.0453in" svg:viewBox="0 0 177 175" svg:d="M129 25c-7-14-19-25-35-25-46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0693in" svg:height="0.0685in" svg:x="0.2063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35in" svg:height="0.1512in" svg:x="0.289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945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83in" svg:height="0.1063in" svg:x="0.5319in" svg:y="0.0098in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843in" svg:height="0.0937in" svg:x="0.6846in" svg:y="0.0217in" svg:viewBox="0 0 215 239" svg:d="M116 9c-3-7-6-9-9-9-5 0-6 3-8 9-32 71-65 143-97 215-2 4-2 5-2 7 0 5 3 8 8 8 2 0 5-1 9-8 29-67 60-135 90-203 31 68 60 136 91 203 3 8 8 8 9 8 4 0 8-3 8-8 0-1 0-2-3-6-32-72-65-145-96-216z"><text:p/></draw:path><draw:path draw:style-name="gr3" draw:text-style-name="P6" svg:width="0.0339in" svg:height="0.1512in" svg:x="0.8276in" svg:y="0in" svg:viewBox="0 0 87 385" svg:d="M85 15c2-4 2-5 2-7 0-5-3-8-8-8-4 0-6 2-9 9-23 59-45 118-68 177-1 2-2 4-2 7 0 2 0 2 2 6 23 59 45 118 68 176 2 5 4 10 9 10s8-3 8-7c0-1 0-3-2-7-23-59-45-119-68-178 23-60 45-119 68-178z"><text:p/></draw:path><draw:path draw:style-name="gr3" draw:text-style-name="P6" svg:width="0.0693in" svg:height="0.0685in" svg:x="0.8764in" svg:y="0.0453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5 124c-3 8-3 8-8 15-18 22-33 27-44 27-20 0-25-21-25-36 0-19 13-66 22-84 12-23 28-37 44-37 25 0 30 32 30 34s-1 4-1 7c-6 24-12 49-18 74z"><text:p/></draw:path><draw:path draw:style-name="gr3" draw:text-style-name="P6" svg:width="0.0173in" svg:height="0.0453in" svg:x="0.9638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93in" svg:height="0.0685in" svg:x="1.0244in" svg:y="0.0453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339in" svg:height="0.1512in" svg:x="1.1071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6" svg:width="0.076in" svg:height="0.087in" svg:x="1.213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0902in" svg:height="0.1098in" svg:x="1.352in" svg:y="0.0067in" svg:viewBox="0 0 230 280" svg:d="M230 3c0-1-1-3-4-3s-3 0-7 6c-7 7-12 14-19 22-10-18-31-28-56-28-48 0-94 44-94 91 0 31 19 49 39 55 14 4 28 7 42 10 14 4 35 10 35 41 0 34-32 71-69 71-25 0-68-9-68-57 0-8 2-17 3-19 0-3 0-3 0-4 0-3-2-3-4-3-3 0-3 0-5 1-1 1-23 88-23 89 0 2 2 5 4 5 3 0 3 0 8-6 7-6 12-14 19-22 16 22 43 28 65 28 53 0 98-52 98-98 0-27-14-40-19-45-9-9-14-11-48-20-9-2-24-6-27-7-10-3-23-14-23-35 0-31 31-64 67-64 32 0 56 17 56 59 0 13-2 20-2 22 2 2 0 4 6 4 3 0 3-1 5-8 7-29 14-56 21-85z"><text:p/></draw:path></draw:g></text:span><text:span text:style-name="T7"><text:s/></text:span><text:span text:style-name="T42">מתוך רפלקסיביות היחסים להלן</text:span><text:span text:style-name="T7">, נוכיח </text:span><text:span text:style-name="T7"><draw:g text:anchor-type="as-char" svg:y="-0.1043in" draw:z-index="273" draw:name="Shape279" draw:style-name="gr1"><svg:title>TexMaths</svg:title><svg:desc>11§display§aTa§svg§600§FALSE§</svg:desc><draw:path draw:style-name="gr2" draw:text-style-name="P5" svg:width="0.2496in" svg:height="0.0882in" svg:x="0.0024in" svg:y="0.0071in" svg:viewBox="0 0 635 225" svg:d="M0 0c211 0 424 0 635 0 0 75 0 150 0 225-211 0-424 0-635 0 0-75 0-150 0-225z"><text:p/></draw:path><draw:path draw:style-name="gr3" draw:text-style-name="P6" svg:width="0.0693in" svg:height="0.0681in" svg:x="0.0004in" svg:y="0.0358in" svg:viewBox="0 0 177 174" svg:d="M129 25c-7-14-19-25-35-25-46 0-94 57-94 114 0 35 21 60 52 60 7 0 26-1 49-28 4 15 17 28 35 28 15 0 24-9 29-21 7-14 12-36 12-37 0-3-3-3-4-3-5 0-5 1-6 6-6 24-14 46-29 46-11 0-13-9-13-17 0-9 2-11 6-28 4-15 5-20 9-34 4-19 9-36 13-54 3-11 3-12 3-13 0-7-4-11-11-11-10 0-15 9-16 17zM103 125c-2 7-2 7-7 13-17 22-33 27-44 27-19 0-24-21-24-35 0-19 12-66 20-84 13-23 30-37 46-37 25 0 30 32 30 34s-1 4-1 7c-6 24-13 49-20 75z"><text:p/></draw:path><draw:path draw:style-name="gr3" draw:text-style-name="P6" svg:width="0.1028in" svg:height="0.102in" svg:x="0.0783in" svg:y="0in" svg:viewBox="0 0 262 260" svg:d="M155 28c3-11 5-14 9-15s16-1 24-1c40 0 57 1 57 32 0 6-2 20-3 31 0 1-1 6-1 7 0 2 1 5 4 5 5 0 6-3 6-9 3-23 6-45 11-67 0-2 0-5 0-7 0-4-3-4-10-4-72 0-143 0-215 0-8 0-8 0-12 8-7 23-15 45-23 68-1 2-2 6-2 7 0 2 2 4 4 4 5 0 5-2 7-9 21-59 31-66 88-66 6 0 10 0 15 0 11 0 11 1 11 5 0 2-1 6-2 7-17 69-34 137-51 205-4 15-5 19-47 19-13 0-15 0-15 8 0 4 4 4 7 4 9 0 20-1 30-1 11 0 22 0 33 0s22 0 32 0c12 0 23 1 34 1 4 0 9 0 9-7 0-5-3-5-13-5s-15 0-25 0c-11-1-15-3-15-9 1-2 0-2 3-7 16-69 33-136 50-204z"><text:p/></draw:path><draw:path draw:style-name="gr3" draw:text-style-name="P6" svg:width="0.0693in" svg:height="0.0681in" svg:x="0.1902in" svg:y="0.0358in" svg:viewBox="0 0 177 174" svg:d="M129 25c-7-14-18-25-35-25-46 0-94 57-94 114 0 35 22 60 52 60 7 0 27-1 50-28 3 15 17 28 36 28 13 0 22-9 27-21 7-14 12-36 12-37 0-3-3-3-4-3-5 0-5 1-6 6-6 24-13 46-29 46-10 0-11-9-11-17 0-9 0-11 4-28 4-15 5-20 9-34 4-19 9-36 14-54 2-11 2-12 2-13 0-7-4-11-11-11-10 0-15 9-16 17zM103 125c-1 7-1 7-7 13-17 22-33 27-43 27-20 0-25-21-25-35 0-19 12-66 22-84 11-23 28-37 44-37 25 0 30 32 30 34s-1 4-1 7c-6 24-13 49-20 75z"><text:p/></draw:path></draw:g></text:span><text:span text:style-name="T7">. </text:span><text:span text:style-name="T42">לפי מה שהסקנו, בהתאם להגדרת </text:span><text:span text:style-name="T42"><draw:g text:anchor-type="as-char" svg:y="-0.0929in" draw:z-index="275" draw:name="Shape280" draw:style-name="gr1"><svg:title>TexMaths</svg:title><svg:desc>11§display§\cap§svg§600§FALSE§</svg:desc><draw:path draw:style-name="gr2" draw:text-style-name="P5" svg:width="0.0764in" svg:height="0.0776in" svg:x="0.0004in" svg:y="0.0075in" svg:viewBox="0 0 195 198" svg:d="M0 0c65 0 130 0 195 0 0 66 0 132 0 198-65 0-130 0-195 0 0-66 0-132 0-198z"><text:p/></draw:path><draw:path draw:style-name="gr3" draw:text-style-name="P6" svg:width="0.0835in" svg:height="0.0929in" svg:x="0.0008in" svg:y="0in" svg:viewBox="0 0 213 237" svg:d="M213 83c0-58-59-83-105-83-51 0-108 27-108 83 0 47 0 94 0 140 0 8 0 14 8 14 7 0 7-6 7-14 0-46 0-92 0-137 0-59 63-71 93-71 15 0 39 4 60 17 30 19 30 44 30 54 0 45 0 91 0 137 0 8 0 14 8 14 7 0 7-6 7-14 0-46 0-93 0-140z"><text:p/></draw:path></draw:g></text:span><text:span text:style-name="T42">, נסיק </text:span><text:span text:style-name="T42"><draw:g text:anchor-type="as-char" svg:y="-0.1134in" draw:z-index="276" draw:name="Shape281" draw:style-name="gr1"><svg:title>TexMaths</svg:title><svg:desc>11§display§\la a, a \ra \in T§svg§600§FALSE§</svg:desc><draw:path draw:style-name="gr2" draw:text-style-name="P5" svg:width="0.6236in" svg:height="0.1354in" svg:x="0.0004in" svg:y="0.0071in" svg:viewBox="0 0 1585 345" svg:d="M0 0c528 0 1056 0 1585 0 0 115 0 230 0 345-529 0-1057 0-1585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89in" svg:height="0.0681in" svg:x="0.0583in" svg:y="0.0453in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6" svg:width="0.0177in" svg:height="0.0453in" svg:x="0.1453in" svg:y="0.0972in" svg:viewBox="0 0 46 116" svg:d="M46 41c0-26-10-41-25-41-13 0-21 10-21 21 0 10 8 21 21 21 4 0 10-2 13-6 1-1 1-1 2-1 0 2 1 0 1 6 0 28-14 51-26 65-4 3-4 4-4 5 0 4 2 5 4 5 3 0 35-30 35-75z"><text:p/></draw:path><draw:path draw:style-name="gr3" draw:text-style-name="P6" svg:width="0.0693in" svg:height="0.0681in" svg:x="0.2059in" svg:y="0.0453in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3-67 22-85 11-23 28-37 44-37 25 0 30 32 30 34s-1 4-1 6c-6 26-13 51-20 76z"><text:p/></draw:path><draw:path draw:style-name="gr3" draw:text-style-name="P6" svg:width="0.0339in" svg:height="0.1508in" svg:x="0.2886in" svg:y="0in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6" svg:width="0.076in" svg:height="0.087in" svg:x="0.3937in" svg:y="0.0307in" svg:viewBox="0 0 194 222" svg:d="M180 120c6 0 14 0 14-8 0-7-8-7-14-7-55 0-108 0-163 0 4-52 48-88 103-88 20 0 41 0 60 0 6 0 14-2 14-9 0-8-8-8-14-8-20 0-40 0-61 0-66 0-119 51-119 112 0 62 53 110 119 110 21 0 41 0 61 0 6 0 14 0 14-7 0-8-8-7-14-7-19 0-40 0-60 0-55 0-99-36-103-88 55 0 108 0 163 0z"><text:p/></draw:path><draw:path draw:style-name="gr3" draw:text-style-name="P6" svg:width="0.1031in" svg:height="0.102in" svg:x="0.5287in" svg:y="0.0098in" svg:viewBox="0 0 263 260" svg:d="M156 26c2-11 5-13 9-14 3-1 17-1 24-1 39 0 56 2 56 32 0 5-1 21-3 31 0 1-1 6-1 7 0 3 1 5 6 5 3 0 4-3 5-9 3-22 7-45 10-67 1-1 1-6 1-7 0-3-4-3-10-3-71 0-143 0-214 0-10 0-10 0-14 8-7 22-15 45-23 67 0 1-1 4-2 6 0 4 2 5 4 5 5 0 5-1 7-8 21-59 31-67 88-67 6 0 10 0 15 0 11 0 11 2 11 6 0 2-1 6-1 7-17 68-34 137-51 205-5 14-6 19-47 19-14 0-16 0-16 6s4 6 7 6c9 0 20-1 31-1s22-1 33-1c10 0 21 1 32 1s22 1 33 1c5 0 9 0 9-9 0-3-3-3-13-3s-14 0-24-1c-12-1-15-3-15-9 0-2 0-2 2-8 17-67 34-135 51-204z"><text:p/></draw:path></draw:g></text:span><text:span text:style-name="T42">, וסה"כ </text:span><text:span text:style-name="T42"><draw:g text:anchor-type="as-char" svg:y="-0.1043in" draw:z-index="277" draw:name="Shape282" draw:style-name="gr1"><svg:title>TexMaths</svg:title><svg:desc>11§display§aTa§svg§600§FALSE§</svg:desc><draw:path draw:style-name="gr2" draw:text-style-name="P5" svg:width="0.2496in" svg:height="0.0882in" svg:x="0.0024in" svg:y="0.0071in" svg:viewBox="0 0 635 225" svg:d="M0 0c211 0 424 0 635 0 0 75 0 150 0 225-211 0-424 0-635 0 0-75 0-150 0-225z"><text:p/></draw:path><draw:path draw:style-name="gr3" draw:text-style-name="P6" svg:width="0.0693in" svg:height="0.0681in" svg:x="0.0004in" svg:y="0.0358in" svg:viewBox="0 0 177 174" svg:d="M129 25c-7-14-19-25-35-25-46 0-94 57-94 114 0 35 21 60 52 60 7 0 26-1 49-28 4 15 17 28 35 28 15 0 24-9 29-21 7-14 12-36 12-37 0-3-3-3-4-3-5 0-5 1-6 6-6 24-14 46-29 46-11 0-13-9-13-17 0-9 2-11 6-28 4-15 5-20 9-34 4-19 9-36 13-54 3-11 3-12 3-13 0-7-4-11-11-11-10 0-15 9-16 17zM103 125c-2 7-2 7-7 13-17 22-33 27-44 27-19 0-24-21-24-35 0-19 12-66 20-84 13-23 30-37 46-37 25 0 30 32 30 34s-1 4-1 7c-6 24-13 49-20 75z"><text:p/></draw:path><draw:path draw:style-name="gr3" draw:text-style-name="P6" svg:width="0.1028in" svg:height="0.102in" svg:x="0.0783in" svg:y="0in" svg:viewBox="0 0 262 260" svg:d="M155 28c3-11 5-14 9-15s16-1 24-1c40 0 57 1 57 32 0 6-2 20-3 31 0 1-1 6-1 7 0 2 1 5 4 5 5 0 6-3 6-9 3-23 6-45 11-67 0-2 0-5 0-7 0-4-3-4-10-4-72 0-143 0-215 0-8 0-8 0-12 8-7 23-15 45-23 68-1 2-2 6-2 7 0 2 2 4 4 4 5 0 5-2 7-9 21-59 31-66 88-66 6 0 10 0 15 0 11 0 11 1 11 5 0 2-1 6-2 7-17 69-34 137-51 205-4 15-5 19-47 19-13 0-15 0-15 8 0 4 4 4 7 4 9 0 20-1 30-1 11 0 22 0 33 0s22 0 32 0c12 0 23 1 34 1 4 0 9 0 9-7 0-5-3-5-13-5s-15 0-25 0c-11-1-15-3-15-9 1-2 0-2 3-7 16-69 33-136 50-204z"><text:p/></draw:path><draw:path draw:style-name="gr3" draw:text-style-name="P6" svg:width="0.0693in" svg:height="0.0681in" svg:x="0.1902in" svg:y="0.0358in" svg:viewBox="0 0 177 174" svg:d="M129 25c-7-14-18-25-35-25-46 0-94 57-94 114 0 35 22 60 52 60 7 0 27-1 50-28 3 15 17 28 36 28 13 0 22-9 27-21 7-14 12-36 12-37 0-3-3-3-4-3-5 0-5 1-6 6-6 24-13 46-29 46-10 0-11-9-11-17 0-9 0-11 4-28 4-15 5-20 9-34 4-19 9-36 14-54 2-11 2-12 2-13 0-7-4-11-11-11-10 0-15 9-16 17zM103 125c-1 7-1 7-7 13-17 22-33 27-43 27-20 0-25-21-25-35 0-19 12-66 22-84 11-23 28-37 44-37 25 0 30 32 30 34s-1 4-1 7c-6 24-13 49-20 75z"><text:p/></draw:path></draw:g></text:span><text:span text:style-name="T42"><text:s/>כדרוש. </text:span></text:p>
      <text:p text:style-name="P65">סימטריות: <text:span text:style-name="T7">יהיו </text:span><text:span text:style-name="T7"><draw:g text:anchor-type="as-char" svg:y="-0.1075in" draw:z-index="286" draw:name="Shape283" draw:style-name="gr1"><svg:title>TexMaths</svg:title><svg:desc>11§display§a, b \in A§svg§600§FALSE§</svg:desc><draw:path draw:style-name="gr2" draw:text-style-name="P5" svg:width="0.4925in" svg:height="0.1217in" svg:x="0.0024in" svg:y="0.0079in" svg:viewBox="0 0 1252 310" svg:d="M626 310c-209 0-417 0-626 0 0-103 0-207 0-310 417 0 835 0 1252 0 0 103 0 207 0 310-209 0-418 0-626 0z"><text:p/></draw:path><draw:path draw:style-name="gr3" draw:text-style-name="P6" svg:width="0.0693in" svg:height="0.0685in" svg:x="0.0004in" svg:y="0.0429in" svg:viewBox="0 0 177 175" svg:d="M129 25c-7-14-18-25-35-25-46 0-94 57-94 113 0 37 22 62 52 62 7 0 27-1 50-29 3 16 17 29 36 29 13 0 22-9 28-21 6-14 11-37 11-39 0-3-3-3-4-3-5 0-5 1-6 7-6 25-13 47-29 47-10 0-11-10-11-17 0-9 0-11 4-29 4-15 5-20 9-34 4-19 10-36 14-54 2-11 2-12 2-13 0-7-4-11-11-11-10 0-15 8-16 17zM103 124c-1 8-1 8-7 15-17 22-33 27-43 27-20 0-25-21-25-36 0-19 12-66 20-84 13-23 30-37 46-37 25 0 30 32 30 34s-1 4-1 6c-6 25-13 50-20 75z"><text:p/></draw:path><draw:path draw:style-name="gr3" draw:text-style-name="P6" svg:width="0.0173in" svg:height="0.0449in" svg:x="0.0878in" svg:y="0.0929in" svg:viewBox="0 0 45 115" svg:d="M45 41c0-26-10-41-24-41-13 0-21 10-21 21 0 10 8 20 21 20 4 0 9-1 13-5 1-1 1-1 2-1 0 2 0 0 0 6 0 28-14 50-26 63-4 4-3 6-3 7 0 2 1 4 3 4 4 0 35-29 35-74z"><text:p/></draw:path><draw:path draw:style-name="gr3" draw:text-style-name="P6" svg:width="0.0559in" svg:height="0.1063in" svg:x="0.1496in" svg:y="0.0047in" svg:viewBox="0 0 143 271" svg:d="M75 4c0-1 0-4-6-4-8 0-37 3-47 3-2 1-7 1-7 8 0 6 4 6 9 6 19 0 20 2 20 6 0 2-3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3" draw:text-style-name="P6" svg:width="0.076in" svg:height="0.087in" svg:x="0.2622in" svg:y="0.0283in" svg:viewBox="0 0 194 222" svg:d="M179 120c7 0 15 0 15-8 0-7-8-7-15-7-54 0-109 0-162 0 4-52 48-90 103-90 20 0 40 0 59 0 7 0 15 0 15-7 0-8-8-8-15-8-19 0-40 0-60 0-66 0-119 50-119 112s53 110 119 110c20 0 41 0 60 0 7 0 15 0 15-8 0-7-8-7-15-7-19 0-39 0-59 0-55 0-99-35-103-87 53 0 108 0 162 0z"><text:p/></draw:path><draw:path draw:style-name="gr3" draw:text-style-name="P6" svg:width="0.1039in" svg:height="0.1079in" svg:x="0.3984in" svg:y="0in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79-16-160-24-240 0-8 0-10-7-10-6 0-7 3-10 7-45 74-90 149-135 224zM102 175c26-43 51-85 76-127 5 42 8 84 12 127-29 0-58 0-88 0z"><text:p/></draw:path></draw:g></text:span><text:span text:style-name="T7">. נניח </text:span><text:span text:style-name="T7"><draw:g text:anchor-type="as-char" svg:y="-0.1063in" draw:z-index="278" draw:name="Shape284" draw:style-name="gr1"><svg:title>TexMaths</svg:title><svg:desc>11§display§aTb§svg§600§FALSE§</svg:desc><draw:path draw:style-name="gr2" draw:text-style-name="P5" svg:width="0.2366in" svg:height="0.0906in" svg:x="0.0024in" svg:y="0.0071in" svg:viewBox="0 0 602 231" svg:d="M0 0c201 0 401 0 602 0 0 77 0 154 0 231-201 0-401 0-602 0 0-77 0-154 0-231z"><text:p/></draw:path><draw:path draw:style-name="gr3" draw:text-style-name="P6" svg:width="0.0693in" svg:height="0.0681in" svg:x="0.0004in" svg:y="0.0382in" svg:viewBox="0 0 177 174" svg:d="M129 25c-7-14-19-25-36-25-45 0-93 57-93 113 0 36 21 61 52 61 7 0 26-1 49-29 3 16 17 29 35 29 15 0 23-9 29-21 6-14 12-36 12-37 0-4-3-4-4-4-5 0-5 1-6 7-7 24-14 46-30 46-10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3" draw:text-style-name="P6" svg:width="0.1031in" svg:height="0.102in" svg:x="0.0783in" svg:y="0.0028in" svg:viewBox="0 0 263 260" svg:d="M155 26c3-9 4-12 9-13 4-1 16-1 25-1 39 0 56 1 56 32 0 6-2 20-3 31 0 1-1 5-1 6 0 3 1 6 4 6 4 0 6-3 6-9 3-23 6-45 11-67 0-2 1-5 1-7 0-4-5-4-11-4-72 0-143 0-215 0-8 0-8 0-12 8-7 23-15 45-23 68-1 2-2 5-2 7s2 4 4 4c5 0 5-2 7-9 21-59 31-66 88-66 5 0 10 0 15 0 11 0 11 1 11 5 0 2-1 6-2 7-17 68-34 137-52 205-3 14-4 19-46 19-13 0-15 0-15 7 0 5 4 5 6 5 10 0 21-1 31-1 11 0 22 0 33 0s22 0 32 0c12 0 23 1 34 1 3 0 9 0 9-8 0-4-3-4-13-4s-16 0-25 0c-11-1-15-4-15-9 1-2 0-2 2-8 17-68 33-136 51-205z"><text:p/></draw:path><draw:path draw:style-name="gr3" draw:text-style-name="P6" svg:width="0.0555in" svg:height="0.1063in" svg:x="0.1913in" svg:y="0in" svg:viewBox="0 0 142 271" svg:d="M74 4c-1-1 0-4-5-4-9 0-37 3-47 4-3 0-8 0-8 8 0 5 4 5 10 5 18 0 19 2 19 6 0 2-3 16-6 23-11 42-21 84-32 126-4 18-5 25-5 38 0 37 20 61 48 61 47 0 94-57 94-114 0-34-21-60-52-60-17 0-33 11-45 23 10-39 19-77 29-116zM37 149c3-8 3-9 7-13 19-25 35-30 46-30 13 0 24 12 24 35s-13 67-19 81c-14 27-31 40-47 40-13 0-25-10-25-39 0-7 0-14 7-38 2-12 5-24 7-36z"><text:p/></draw:path></draw:g></text:span><text:span text:style-name="T7"><text:s/>ונוכיח </text:span><text:span text:style-name="T7"><draw:g text:anchor-type="as-char" svg:y="-0.1063in" draw:z-index="279" draw:name="Shape285" draw:style-name="gr1"><svg:title>TexMaths</svg:title><svg:desc>11§display§bTa§svg§600§FALSE§</svg:desc><draw:path draw:style-name="gr2" draw:text-style-name="P5" svg:width="0.2346in" svg:height="0.0906in" svg:x="0.0012in" svg:y="0.0071in" svg:viewBox="0 0 597 231" svg:d="M0 0c199 0 397 0 597 0 0 77 0 154 0 231-200 0-398 0-597 0 0-77 0-154 0-231z"><text:p/></draw:path><draw:path draw:style-name="gr3" draw:text-style-name="P6" svg:width="0.0559in" svg:height="0.1063in" svg:x="0.0004in" svg:y="0in" svg:viewBox="0 0 143 271" svg:d="M75 4c-2-1 0-4-6-4-8 0-36 3-47 4-2 0-7 0-7 8 0 5 4 5 9 5 19 0 20 2 20 6 0 2-3 16-5 23-11 42-21 84-32 126-5 18-7 25-7 38 0 37 21 61 50 61 45 0 93-57 93-114 0-34-21-60-52-60-17 0-34 11-45 23 10-39 19-77 29-116zM39 149c2-8 2-9 5-13 19-25 36-30 46-30 15 0 24 12 24 35s-12 67-19 81c-12 27-30 40-45 40-14 0-26-10-26-39 0-7 0-14 6-38 3-12 5-24 9-36z"><text:p/></draw:path><draw:path draw:style-name="gr3" draw:text-style-name="P6" svg:width="0.1031in" svg:height="0.102in" svg:x="0.0626in" svg:y="0.0028in" svg:viewBox="0 0 263 260" svg:d="M155 26c3-9 5-12 9-13s17-1 25-1c39 0 56 1 56 32 0 6-2 20-3 31 0 1-1 5-1 6 0 3 1 6 4 6 5 0 6-3 6-9 3-23 7-45 11-67 0-2 1-5 1-7 0-4-4-4-11-4-71 0-143 0-215 0-8 0-8 0-12 8-7 23-15 45-23 68-1 2-2 5-2 7s2 4 4 4c5 0 5-2 7-9 21-59 31-66 88-66 6 0 10 0 15 0 11 0 11 1 11 5 0 2-1 6-2 7-17 68-34 137-51 205-4 14-5 19-47 19-13 0-15 0-15 7 0 5 4 5 7 5 9 0 20-1 30-1 11 0 22 0 33 0s22 0 32 0c12 0 23 1 34 1 4 0 9 0 9-8 0-4-3-4-13-4s-15 0-25 0c-11-1-15-4-15-9 1-2 0-2 3-8 16-68 33-136 50-205z"><text:p/></draw:path><draw:path draw:style-name="gr3" draw:text-style-name="P6" svg:width="0.0693in" svg:height="0.0681in" svg:x="0.1744in" svg:y="0.0382in" svg:viewBox="0 0 177 174" svg:d="M129 25c-7-14-18-25-35-25-46 0-94 57-94 113 0 36 22 61 52 61 7 0 27-1 50-29 3 16 17 29 36 29 13 0 22-9 27-21 7-14 12-36 12-37 0-4-3-4-4-4-5 0-5 1-6 7-6 24-13 46-29 46-10 0-11-10-11-18s0-11 4-27c4-15 5-20 9-34 4-19 9-36 14-54 2-11 2-12 2-13 0-7-4-11-11-11-10 0-15 9-16 17zM103 124c-1 8-1 8-7 14-17 22-32 27-43 27-20 0-25-21-25-35 0-19 12-66 22-84 11-23 28-37 44-37 25 0 30 32 30 34s-1 4-1 7c-6 24-13 49-20 74z"><text:p/></draw:path></draw:g></text:span><text:span text:style-name="T7">. לפי ההנחה והגדרת </text:span><text:span text:style-name="T7"><draw:g text:anchor-type="as-char" svg:y="-0.0929in" draw:z-index="280" draw:name="Shape286" draw:style-name="gr1"><svg:title>TexMaths</svg:title><svg:desc>11§display§\cap§svg§600§FALSE§</svg:desc><draw:path draw:style-name="gr2" draw:text-style-name="P5" svg:width="0.0764in" svg:height="0.0776in" svg:x="0.0004in" svg:y="0.0075in" svg:viewBox="0 0 195 198" svg:d="M0 0c65 0 130 0 195 0 0 66 0 132 0 198-65 0-130 0-195 0 0-66 0-132 0-198z"><text:p/></draw:path><draw:path draw:style-name="gr3" draw:text-style-name="P6" svg:width="0.0835in" svg:height="0.0929in" svg:x="0.0008in" svg:y="0in" svg:viewBox="0 0 213 237" svg:d="M213 83c0-58-59-83-105-83-51 0-108 27-108 83 0 47 0 94 0 140 0 8 0 14 8 14 7 0 7-6 7-14 0-46 0-92 0-137 0-59 63-71 93-71 15 0 39 4 60 17 30 19 30 44 30 54 0 45 0 91 0 137 0 8 0 14 8 14 7 0 7-6 7-14 0-46 0-93 0-140z"><text:p/></draw:path></draw:g></text:span><text:span text:style-name="T7">, </text:span><text:span text:style-name="T7"><draw:g text:anchor-type="as-char" svg:y="-0.1134in" draw:z-index="282" draw:name="Shape287" draw:style-name="gr1"><svg:title>TexMaths</svg:title><svg:desc>11§display§\la a, b \ra \in R \land \la a, b \ra \in S§svg§600§FALSE§</svg:desc><draw:path draw:style-name="gr2" draw:text-style-name="P5" svg:width="1.4031in" svg:height="0.1354in" svg:x="0.0004in" svg:y="0.0071in" svg:viewBox="0 0 3565 345" svg:d="M0 0c1188 0 2376 0 3565 0 0 115 0 230 0 345-1189 0-2377 0-3565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93in" svg:height="0.0681in" svg:x="0.0579in" svg:y="0.0453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6" svg:width="0.0173in" svg:height="0.0453in" svg:x="0.145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6" svg:width="0.0555in" svg:height="0.1059in" svg:x="0.2071in" svg:y="0.0071in" svg:viewBox="0 0 142 270" svg:d="M74 3c-1-1 0-3-5-3-8 0-37 2-47 3-3 0-8 1-8 8 0 4 5 4 10 4 19 0 19 4 19 7s-3 17-6 24c-9 42-20 84-30 126-6 20-7 24-7 37 0 38 21 61 50 61 45 0 92-58 92-111 0-36-20-62-51-62-18 0-34 11-46 23 10-40 19-78 29-117zM37 150c4-9 4-10 7-15 19-24 36-30 46-30 13 0 24 12 24 36 0 23-13 66-19 81-14 26-31 40-45 40s-27-11-27-40c0-6 0-14 7-37 2-12 5-24 7-35z"><text:p/></draw:path><draw:path draw:style-name="gr3" draw:text-style-name="P6" svg:width="0.0335in" svg:height="0.1508in" svg:x="0.2736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6" svg:width="0.0756in" svg:height="0.087in" svg:x="0.3795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1083in" svg:height="0.1063in" svg:x="0.5169in" svg:y="0.0098in" svg:viewBox="0 0 276 271" svg:d="M129 28c2-10 3-14 11-15 3-1 15-1 23-1 27 0 70 0 70 39 0 13-5 39-21 55-10 10-30 22-65 22-14 0-29 0-44 0 9-34 17-67 26-100zM185 132c38-8 85-35 85-74 0-33-36-58-86-58-37 0-74 0-110 0-8 0-11 0-11 8 0 4 3 4 11 4 4 0 7 0 14 1s11 1 11 7c0 1-1 2-2 6-18 69-34 138-52 206-3 16-4 19-35 19-7 0-10 0-10 8 0 4 4 4 6 4 9 0 37-2 48-2s38 2 48 2c4 0 9 0 9-9 0-3-4-3-11-3-14 0-25 0-25-8 0-2 1-4 1-6 9-33 16-67 25-100 16 0 31 0 46 0 36 0 42 20 42 34 0 6-3 18-5 26-2 10-6 24-6 32 0 42 46 42 51 42 33 0 47-39 47-44s-4-5-5-5c-4 0-5 3-5 6-10 29-26 35-35 35-13 0-15-9-15-24 0-12 2-32 3-44 1-5 2-11 2-17 0-29-26-41-36-46z"><text:p/></draw:path><draw:path draw:style-name="gr3" draw:text-style-name="P6" svg:width="0.0843in" svg:height="0.0933in" svg:x="0.6693in" svg:y="0.0217in" svg:viewBox="0 0 215 238" svg:d="M117 9c-4-7-6-9-9-9-6 0-7 3-9 9-32 71-64 143-96 213-3 6-3 6-3 8 0 5 3 8 8 8 3 0 5-1 9-8 30-67 60-135 91-204 30 69 60 137 90 204 4 8 8 8 9 8 4 0 8-3 8-8-2-1 0-1-3-5-32-72-63-145-95-216z"><text:p/></draw:path><draw:path draw:style-name="gr3" draw:text-style-name="P6" svg:width="0.0335in" svg:height="0.1508in" svg:x="0.8126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6" svg:width="0.0693in" svg:height="0.0681in" svg:x="0.861in" svg:y="0.0453in" svg:viewBox="0 0 177 174" svg:d="M129 24c-8-14-19-24-37-24-45 0-92 56-92 112 0 37 21 62 52 62 7 0 26-1 49-29 4 17 17 29 35 29 14 0 24-9 29-21 7-14 12-37 12-38 0-4-3-4-5-4-4 0-4 1-5 7-6 25-14 48-29 48-11 0-13-10-13-17 0-9 2-12 6-29s4-21 9-35c4-19 9-37 13-54 3-11 3-11 3-13 0-7-4-10-11-10-10 0-15 9-16 16zM103 124c-2 7-2 8-7 15-18 21-33 27-44 27-19 0-24-22-24-36 0-20 12-67 20-85 13-23 30-37 46-37 25 0 30 32 30 34s-1 4-1 6c-6 26-13 51-20 76z"><text:p/></draw:path><draw:path draw:style-name="gr3" draw:text-style-name="P6" svg:width="0.0173in" svg:height="0.0453in" svg:x="0.9484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0555in" svg:height="0.1059in" svg:x="1.0102in" svg:y="0.0071in" svg:viewBox="0 0 142 270" svg:d="M75 3c-2-1 0-3-6-3-8 0-37 2-47 3-3 0-8 1-8 8 0 4 5 4 10 4 19 0 19 4 19 7s-3 17-4 24c-11 42-21 84-32 126-5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3" draw:text-style-name="P6" svg:width="0.0335in" svg:height="0.1508in" svg:x="1.0768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756in" svg:height="0.087in" svg:x="1.1827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" svg:width="0.0898in" svg:height="0.1094in" svg:x="1.3217in" svg:y="0.0071in" svg:viewBox="0 0 229 279" svg:d="M229 3c0-1-1-3-5-3-2 0-2 0-6 6-7 7-12 14-19 22-10-19-30-28-55-28-49 0-96 44-96 90 0 32 21 50 40 55 14 4 28 7 42 11s35 9 35 40c0 34-31 70-69 70-24 0-67-7-67-56 0-9 1-17 2-20 0-1 0-1 0-2 0-4-2-4-5-4-2 0-2 0-3 1-2 2-23 89-23 90 0 2 1 4 4 4 2 0 3 0 7-6 7-7 12-14 19-22 16 22 43 28 65 28 52 0 99-51 99-98 0-27-14-40-20-46-9-8-14-9-49-18-8-2-23-7-26-8-10-3-23-14-23-34 0-32 31-64 67-64 33 0 56 17 56 59 0 13-1 19-1 21 0 1 0 5 4 5s5-1 6-8c7-29 14-56 21-85z"><text:p/></draw:path></draw:g></text:span><text:span text:style-name="T7">, ולכן מתוך סימטריות היחסים </text:span><text:span text:style-name="T7"><draw:g text:anchor-type="as-char" svg:y="-0.1063in" draw:z-index="281" draw:name="Shape288" draw:style-name="gr1"><svg:title>TexMaths</svg:title><svg:desc>11§display§R, S§svg§600§FALSE§</svg:desc><draw:path draw:style-name="gr2" draw:text-style-name="P5" svg:width="0.2661in" svg:height="0.1201in" svg:x="0.0016in" svg:y="0.0071in" svg:viewBox="0 0 677 306" svg:d="M339 306c-113 0-226 0-339 0 0-102 0-204 0-306 226 0 451 0 677 0 0 102 0 204 0 306-113 0-226 0-338 0z"><text:p/></draw:path><draw:path draw:style-name="gr3" draw:text-style-name="P6" svg:width="0.1079in" svg:height="0.1063in" svg:x="0.0004in" svg:y="0.0039in" svg:viewBox="0 0 275 271" svg:d="M129 26c2-8 3-13 11-14 3 0 15 0 23 0 27 0 70 0 70 38 0 13-6 40-21 55-10 10-30 23-66 23-14 0-28 0-43 0 9-34 17-67 26-102zM184 132c39-9 86-35 86-75 0-33-36-57-86-57-38 0-74 0-110 0-8 0-11 0-11 8 0 4 3 4 11 4 4 0 7 0 14 0 7 1 10 2 10 7 0 1 0 3-1 7-18 69-34 138-52 206-3 16-4 18-35 18-7 0-10 0-10 8 0 4 4 4 6 4 9 0 37-1 48-1s37 1 48 1c4 0 8 0 8-8 0-4-3-4-10-4-14 0-25 0-25-7 0-2 0-4 1-6 9-34 16-67 25-102 16 0 31 0 46 0 36 0 42 22 42 36 0 5-3 17-5 25-2 11-7 25-7 33 0 42 47 42 52 42 33 0 46-39 46-44 0-6-3-3-4-6-4 0-5 4-6 6-9 28-25 35-35 35-12 0-15-9-15-23 0-12 3-32 4-44 1-6 1-12 1-18 0-29-25-40-36-45z"><text:p/></draw:path><draw:path draw:style-name="gr3" draw:text-style-name="P6" svg:width="0.0173in" svg:height="0.0453in" svg:x="0.124in" svg:y="0.0909in" svg:viewBox="0 0 45 116" svg:d="M45 41c0-26-10-41-25-41-12 0-20 10-20 21 0 10 8 20 20 20 4 0 10-1 13-5 2-1 1-1 2-1s1 0 1 6c0 28-13 51-26 64-4 4-4 5-4 6 0 2 2 5 4 5 4 0 35-30 35-75z"><text:p/></draw:path><draw:path draw:style-name="gr3" draw:text-style-name="P6" svg:width="0.0898in" svg:height="0.1098in" svg:x="0.1858in" svg:y="0.0004in" svg:viewBox="0 0 229 280" svg:d="M229 4c0-1-1-4-5-4-2 0-2 1-6 6-7 7-13 14-19 22-10-18-31-28-55-28-49 0-96 44-96 91 0 31 20 49 40 55 14 4 27 7 42 10 14 5 35 10 35 41 0 34-32 71-69 71-25 0-67-9-67-57 0-9 1-18 2-21 0-1 0-1 0-2 0-3-2-3-5-3-2 0-2 0-3 1-2 1-23 88-23 89 0 2 1 5 4 5 1 0 3 0 7-6 7-6 12-14 19-22 16 22 43 28 65 28 52 0 98-52 98-98 0-27-13-40-19-45-9-9-15-11-49-20-8-2-23-6-26-7-10-3-23-14-23-35 0-31 31-64 67-64 32 0 56 17 56 59 0 14-2 20-2 22 1 2 0 4 5 4 4 0 4-1 6-8 6-27 13-56 21-84z"><text:p/></draw:path></draw:g></text:span><text:span text:style-name="T7"><text:s/>נסיק </text:span><text:span text:style-name="T7"><draw:g text:anchor-type="as-char" svg:y="-0.1134in" draw:z-index="283" draw:name="Shape289" draw:style-name="gr1"><svg:title>TexMaths</svg:title><svg:desc>11§display§\la b, a \ra \in R \land \la b, a \ra \in S§svg§600§FALSE§</svg:desc><draw:path draw:style-name="gr2" draw:text-style-name="P5" svg:width="1.4031in" svg:height="0.1354in" svg:x="0.0004in" svg:y="0.0071in" svg:viewBox="0 0 3565 345" svg:d="M0 0c1188 0 2376 0 3565 0 0 115 0 230 0 345-1189 0-2377 0-3565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555in" svg:height="0.1059in" svg:x="0.0591in" svg:y="0.0071in" svg:viewBox="0 0 142 270" svg:d="M75 3c-2-1 0-3-6-3-8 0-37 2-47 3-3 0-8 1-8 8 0 4 5 4 10 4 19 0 19 4 19 7s-3 17-4 24c-11 42-21 84-32 126-5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3" draw:text-style-name="P6" svg:width="0.0173in" svg:height="0.0453in" svg:x="0.1303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0693in" svg:height="0.0681in" svg:x="0.1909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6" svg:width="0.0335in" svg:height="0.1508in" svg:x="0.2736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6" svg:width="0.0756in" svg:height="0.087in" svg:x="0.3795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1083in" svg:height="0.1063in" svg:x="0.5169in" svg:y="0.0098in" svg:viewBox="0 0 276 271" svg:d="M129 28c2-10 3-14 11-15 3-1 15-1 23-1 27 0 70 0 70 39 0 13-5 39-21 55-10 10-30 22-65 22-14 0-29 0-44 0 9-34 17-67 26-100zM185 132c38-8 85-35 85-74 0-33-36-58-86-58-37 0-74 0-110 0-8 0-11 0-11 8 0 4 3 4 11 4 4 0 7 0 14 1s11 1 11 7c0 1-1 2-2 6-18 69-34 138-52 206-3 16-4 19-35 19-7 0-10 0-10 8 0 4 4 4 6 4 9 0 37-2 48-2s38 2 48 2c4 0 9 0 9-9 0-3-4-3-11-3-14 0-25 0-25-8 0-2 1-4 1-6 9-33 16-67 25-100 16 0 31 0 46 0 36 0 42 20 42 34 0 6-3 18-5 26-2 10-6 24-6 32 0 42 46 42 51 42 33 0 47-39 47-44s-4-5-5-5c-4 0-5 3-5 6-10 29-26 35-35 35-13 0-15-9-15-24 0-12 2-32 3-44 1-5 2-11 2-17 0-29-26-41-36-46z"><text:p/></draw:path><draw:path draw:style-name="gr3" draw:text-style-name="P6" svg:width="0.0843in" svg:height="0.0933in" svg:x="0.6693in" svg:y="0.0217in" svg:viewBox="0 0 215 238" svg:d="M117 9c-4-7-6-9-9-9-6 0-7 3-9 9-32 71-64 143-96 213-3 6-3 6-3 8 0 5 3 8 8 8 3 0 5-1 9-8 30-67 60-135 91-204 30 69 60 137 90 204 4 8 8 8 9 8 4 0 8-3 8-8-2-1 0-1-3-5-32-72-63-145-95-216z"><text:p/></draw:path><draw:path draw:style-name="gr3" draw:text-style-name="P6" svg:width="0.0335in" svg:height="0.1508in" svg:x="0.8126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6" svg:width="0.0559in" svg:height="0.1059in" svg:x="0.8618in" svg:y="0.0071in" svg:viewBox="0 0 143 270" svg:d="M75 3c-2-1 0-3-6-3-8 0-37 2-47 3-3 0-7 1-7 8 0 4 4 4 9 4 19 0 20 4 20 7s-4 17-5 24c-11 42-21 84-32 126-5 20-7 24-7 37 0 38 21 61 50 61 45 0 93-58 93-111 0-36-21-62-52-62-17 0-34 11-45 23 10-40 19-78 29-117zM39 150c2-9 2-10 5-15 19-24 36-30 46-30 15 0 24 12 24 36 0 23-12 66-19 81-12 26-30 40-45 40-14 0-27-11-27-40 0-6 0-14 7-37 3-12 5-24 9-35z"><text:p/></draw:path><draw:path draw:style-name="gr3" draw:text-style-name="P6" svg:width="0.0173in" svg:height="0.0453in" svg:x="0.9335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693in" svg:height="0.0681in" svg:x="0.9941in" svg:y="0.0453in" svg:viewBox="0 0 177 174" svg:d="M129 24c-8-14-19-24-37-24-45 0-92 56-92 112 0 37 21 62 51 62 7 0 27-1 50-29 4 17 17 29 35 29 14 0 22-9 29-21 7-14 12-37 12-38 0-4-4-4-5-4-4 0-4 1-6 7-5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6" svg:width="0.0335in" svg:height="0.1508in" svg:x="1.0768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756in" svg:height="0.087in" svg:x="1.1827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" svg:width="0.0898in" svg:height="0.1094in" svg:x="1.3217in" svg:y="0.0071in" svg:viewBox="0 0 229 279" svg:d="M229 3c0-1-1-3-5-3-2 0-2 0-6 6-7 7-12 14-19 22-10-19-30-28-55-28-49 0-96 44-96 90 0 32 21 50 40 55 14 4 28 7 42 11s35 9 35 40c0 34-31 70-69 70-24 0-67-7-67-56 0-9 1-17 2-20 0-1 0-1 0-2 0-4-2-4-5-4-2 0-2 0-3 1-2 2-23 89-23 90 0 2 1 4 4 4 2 0 3 0 7-6 7-7 12-14 19-22 16 22 43 28 65 28 52 0 99-51 99-98 0-27-14-40-20-46-9-8-14-9-49-18-8-2-23-7-26-8-10-3-23-14-23-34 0-32 31-64 67-64 33 0 56 17 56 59 0 13-1 19-1 21 0 1 0 5 4 5s5-1 6-8c7-29 14-56 21-85z"><text:p/></draw:path></draw:g></text:span><text:span text:style-name="T7"><text:s/>וסה"כ </text:span><text:span text:style-name="T7"><draw:g text:anchor-type="as-char" svg:y="-0.1134in" draw:z-index="284" draw:name="Shape290" draw:style-name="gr1"><svg:title>TexMaths</svg:title><svg:desc>11§display§\la b, a \ra \in T§svg§600§FALSE§</svg:desc><draw:path draw:style-name="gr2" draw:text-style-name="P5" svg:width="0.6079in" svg:height="0.1358in" svg:x="0.0004in" svg:y="0.0071in" svg:viewBox="0 0 1545 346" svg:d="M773 346c-259 0-516 0-773 0 0-116 0-230 0-346 515 0 1030 0 1545 0 0 116 0 230 0 346-257 0-515 0-772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559in" svg:height="0.1063in" svg:x="0.0591in" svg:y="0.0071in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173in" svg:height="0.0453in" svg:x="0.1303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0693in" svg:height="0.0685in" svg:x="0.1909in" svg:y="0.0453in" svg:viewBox="0 0 177 175" svg:d="M129 25c-8-14-19-25-37-25-45 0-92 57-92 113 0 37 21 62 52 62 7 0 26-1 49-29 3 16 17 29 35 29 13 0 23-9 29-21 6-14 12-37 12-38 0-4-3-4-6-4s-3 1-4 7c-7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3" draw:text-style-name="P6" svg:width="0.0335in" svg:height="0.1512in" svg:x="0.2736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752in" svg:height="0.087in" svg:x="0.3787in" svg:y="0.0307in" svg:viewBox="0 0 192 222" svg:d="M179 120c7 0 13-1 13-9 0-9-6-8-13-8-55 0-109 0-164 0 5-50 50-88 104-88 19 0 40 0 60 0 7 0 13 0 13-7 0-8-6-8-13-8-20 0-41 0-60 0-66 0-119 48-119 111 0 62 53 111 119 111 19 0 40 0 60 0 7 0 13 0 13-7s-6-7-13-7c-20 0-41 0-60 0-54 0-99-37-104-88 55 0 109 0 164 0z"><text:p/></draw:path><draw:path draw:style-name="gr3" draw:text-style-name="P6" svg:width="0.1031in" svg:height="0.102in" svg:x="0.5134in" svg:y="0.0098in" svg:viewBox="0 0 263 260" svg:d="M155 26c3-9 4-13 10-14 3 0 15 0 24 0 39 0 56 1 56 31 0 7-1 21-3 31 0 2-1 6-1 7 0 3 1 6 4 6 5 0 6-3 7-9 3-22 6-45 10-67 0-2 1-5 1-7 0-4-5-4-11-4-72 0-143 0-215 0-8 0-8 0-12 8-7 23-15 45-23 68-1 2-2 5-2 7s2 4 4 4c5 0 5-2 7-9 21-59 31-66 88-66 5 0 10 0 15 0 11 0 11 1 11 5 0 2-1 6-2 7-17 68-34 137-52 205-3 14-4 19-46 19-13 0-15 0-15 7 0 5 4 5 6 5 10 0 21-1 31-1 11 0 22 0 33 0s22 0 32 0c12 0 23 1 34 1 5 0 9 0 9-8 0-4-3-4-13-4s-16 0-25 0c-11-1-15-4-15-9 1-2 0-2 2-8 17-68 34-136 51-205z"><text:p/></draw:path></draw:g></text:span><text:span text:style-name="T7"><text:s/>כלומר </text:span><text:span text:style-name="T7"><draw:g text:anchor-type="as-char" svg:y="-0.1063in" draw:z-index="285" draw:name="Shape291" draw:style-name="gr1"><svg:title>TexMaths</svg:title><svg:desc>11§display§bTa§svg§600§FALSE§</svg:desc><draw:path draw:style-name="gr2" draw:text-style-name="P5" svg:width="0.2346in" svg:height="0.0906in" svg:x="0.0012in" svg:y="0.0071in" svg:viewBox="0 0 597 231" svg:d="M0 0c199 0 397 0 597 0 0 77 0 154 0 231-200 0-398 0-597 0 0-77 0-154 0-231z"><text:p/></draw:path><draw:path draw:style-name="gr3" draw:text-style-name="P6" svg:width="0.0559in" svg:height="0.1063in" svg:x="0.0004in" svg:y="0in" svg:viewBox="0 0 143 271" svg:d="M75 4c-2-1 0-4-6-4-8 0-36 3-47 4-2 0-7 0-7 8 0 5 4 5 9 5 19 0 20 2 20 6 0 2-3 16-5 23-11 42-21 84-32 126-5 18-7 25-7 38 0 37 21 61 50 61 45 0 93-57 93-114 0-34-21-60-52-60-17 0-34 11-45 23 10-39 19-77 29-116zM39 149c2-8 2-9 5-13 19-25 36-30 46-30 15 0 24 12 24 35s-12 67-19 81c-12 27-30 40-45 40-14 0-26-10-26-39 0-7 0-14 6-38 3-12 5-24 9-36z"><text:p/></draw:path><draw:path draw:style-name="gr3" draw:text-style-name="P6" svg:width="0.1031in" svg:height="0.102in" svg:x="0.0626in" svg:y="0.0028in" svg:viewBox="0 0 263 260" svg:d="M155 26c3-9 5-12 9-13s17-1 25-1c39 0 56 1 56 32 0 6-2 20-3 31 0 1-1 5-1 6 0 3 1 6 4 6 5 0 6-3 6-9 3-23 7-45 11-67 0-2 1-5 1-7 0-4-4-4-11-4-71 0-143 0-215 0-8 0-8 0-12 8-7 23-15 45-23 68-1 2-2 5-2 7s2 4 4 4c5 0 5-2 7-9 21-59 31-66 88-66 6 0 10 0 15 0 11 0 11 1 11 5 0 2-1 6-2 7-17 68-34 137-51 205-4 14-5 19-47 19-13 0-15 0-15 7 0 5 4 5 7 5 9 0 20-1 30-1 11 0 22 0 33 0s22 0 32 0c12 0 23 1 34 1 4 0 9 0 9-8 0-4-3-4-13-4s-15 0-25 0c-11-1-15-4-15-9 1-2 0-2 3-8 16-68 33-136 50-205z"><text:p/></draw:path><draw:path draw:style-name="gr3" draw:text-style-name="P6" svg:width="0.0693in" svg:height="0.0681in" svg:x="0.1744in" svg:y="0.0382in" svg:viewBox="0 0 177 174" svg:d="M129 25c-7-14-18-25-35-25-46 0-94 57-94 113 0 36 22 61 52 61 7 0 27-1 50-29 3 16 17 29 36 29 13 0 22-9 27-21 7-14 12-36 12-37 0-4-3-4-4-4-5 0-5 1-6 7-6 24-13 46-29 46-10 0-11-10-11-18s0-11 4-27c4-15 5-20 9-34 4-19 9-36 14-54 2-11 2-12 2-13 0-7-4-11-11-11-10 0-15 9-16 17zM103 124c-1 8-1 8-7 14-17 22-32 27-43 27-20 0-25-21-25-35 0-19 12-66 22-84 11-23 28-37 44-37 25 0 30 32 30 34s-1 4-1 7c-6 24-13 49-20 74z"><text:p/></draw:path></draw:g></text:span><text:span text:style-name="T7"><text:s/>כדרוש. </text:span></text:p>
      <text:p text:style-name="P65">טרנזיטיביות: <text:span text:style-name="T43">יהיו </text:span><text:span text:style-name="T43"><draw:g text:anchor-type="as-char" svg:y="-0.1075in" draw:z-index="287" draw:name="Shape292" draw:style-name="gr1"><svg:title>TexMaths</svg:title><svg:desc>11§display§a, b, c \in A§svg§600§FALSE§</svg:desc><draw:path draw:style-name="gr2" draw:text-style-name="P5" svg:width="0.6268in" svg:height="0.1217in" svg:x="0.0024in" svg:y="0.0079in" svg:viewBox="0 0 1593 310" svg:d="M797 310c-266 0-532 0-797 0 0-103 0-207 0-310 531 0 1062 0 1593 0 0 103 0 207 0 310-265 0-531 0-796 0z"><text:p/></draw:path><draw:path draw:style-name="gr3" draw:text-style-name="P6" svg:width="0.0693in" svg:height="0.0685in" svg:x="0.0004in" svg:y="0.0429in" svg:viewBox="0 0 177 175" svg:d="M129 25c-7-14-18-25-35-25-46 0-94 57-94 113 0 37 22 62 52 62 7 0 27-1 50-29 3 16 17 29 36 29 13 0 22-9 28-21 7-14 11-37 11-39 0-3-3-3-4-3-5 0-5 1-6 7-6 25-13 47-29 47-10 0-11-10-11-17 0-9 1-11 4-29 4-15 6-20 9-34 4-19 10-36 14-54 2-11 2-12 2-13 0-7-4-11-11-11-8 0-15 9-16 17zM103 124c-1 8-1 8-7 15-17 22-32 27-43 27-20 0-25-21-25-36 0-19 12-66 22-84 11-23 28-37 44-37 25 0 30 32 30 34s-1 4-1 6c-6 25-13 50-20 75z"><text:p/></draw:path><draw:path draw:style-name="gr3" draw:text-style-name="P6" svg:width="0.0173in" svg:height="0.0449in" svg:x="0.0882in" svg:y="0.0929in" svg:viewBox="0 0 45 115" svg:d="M45 41c0-26-10-41-24-41-13 0-21 10-21 21 0 10 8 20 21 20 4 0 10-1 13-5 1-1 1-1 2-1 0 2 1 0 1 6 0 28-14 51-26 63-4 5-4 6-4 7 0 2 2 4 3 4 4 0 35-29 35-74z"><text:p/></draw:path><draw:path draw:style-name="gr3" draw:text-style-name="P6" svg:width="0.0555in" svg:height="0.1063in" svg:x="0.15in" svg:y="0.0047in" svg:viewBox="0 0 142 271" svg:d="M74 4c0-1 0-4-6-4-9 0-36 3-46 3-3 1-8 1-8 8 0 6 4 6 9 6 19 0 20 2 20 6 0 2-3 15-6 23-11 42-20 84-31 127-5 17-6 24-6 37 0 36 20 61 48 61 47 0 94-58 94-113 0-35-21-61-52-61-17 0-33 11-45 23 10-39 19-77 29-116zM37 150c3-8 3-9 6-14 20-25 36-30 46-30 14 0 25 11 25 36 0 23-13 66-19 80-14 27-31 40-47 40-13 0-25-10-25-39 0-7 0-14 6-38 3-12 5-24 8-35z"><text:p/></draw:path><draw:path draw:style-name="gr3" draw:text-style-name="P6" svg:width="0.0173in" svg:height="0.0449in" svg:x="0.2213in" svg:y="0.0929in" svg:viewBox="0 0 45 115" svg:d="M45 41c0-26-10-41-24-41-13 0-21 10-21 21 0 10 8 20 21 20 4 0 9-1 13-5 1-1 1-1 2-1 0 2 0 0 0 6 0 28-13 51-25 63-4 5-4 6-4 7 0 2 1 4 3 4 4 0 35-29 35-74z"><text:p/></draw:path><draw:path draw:style-name="gr3" draw:text-style-name="P6" svg:width="0.0591in" svg:height="0.0685in" svg:x="0.2819in" svg:y="0.0429in" svg:viewBox="0 0 151 175" svg:d="M138 24c-6 0-11 0-17 6-6 5-8 12-8 15 0 9 8 13 15 13 12 0 22-10 22-25 0-19-18-33-45-33-53 0-105 55-105 110 0 34 23 65 63 65 56 0 88-41 88-45 0-2-2-6-5-6-2 0-3 1-5 5-30 37-73 37-77 37-24 0-35-19-35-42 0-15 7-52 21-77 12-22 34-38 55-38 13 0 27 5 33 15z"><text:p/></draw:path><draw:path draw:style-name="gr3" draw:text-style-name="P6" svg:width="0.0756in" svg:height="0.087in" svg:x="0.3961in" svg:y="0.0283in" svg:viewBox="0 0 193 222" svg:d="M179 120c7 0 14 0 14-8 0-7-7-7-14-7-55 0-109 0-164 0 5-52 50-90 104-90 20 0 41 0 60 0 7 0 14 0 14-7 0-8-7-8-14-8-19 0-40 0-60 0-66 0-119 50-119 112s53 110 119 110c20 0 41 0 60 0 7 0 14 0 14-8 0-7-7-7-14-7-19 0-40 0-60 0-54 0-99-35-104-87 55 0 109 0 164 0z"><text:p/></draw:path><draw:path draw:style-name="gr3" draw:text-style-name="P6" svg:width="0.1039in" svg:height="0.1079in" svg:x="0.5327in" svg:y="0in" svg:viewBox="0 0 265 275" svg:d="M55 231c-15 25-30 31-47 32-5 1-8 1-8 8 0 2 2 4 4 4 11 0 24-1 35-1 12 0 25 1 38 1 2 0 7 0 7-8 0-3-4-4-6-4-9 0-19-3-19-13 0-5 3-9 6-15 10-16 20-33 30-48 32 0 65 0 97 0 1 8 6 59 6 64 0 11-21 12-28 12-6 0-9 0-9 8 0 4 4 4 5 4 16 0 32-1 49-1 10 0 34 1 43 1 3 0 7 0 7-8 0-4-4-4-8-4-25 0-25-2-26-13-8-79-16-160-24-240 0-8 0-10-7-10-6 0-7 3-10 7-45 74-90 149-135 224zM102 175c26-43 51-85 76-127 5 42 8 84 12 127-29 0-58 0-88 0z"><text:p/></draw:path></draw:g></text:span><text:span text:style-name="T43">, ונניח </text:span><text:span text:style-name="T43"><draw:g text:anchor-type="as-char" svg:y="-0.1083in" draw:z-index="288" draw:name="Shape293" draw:style-name="gr1"><svg:title>TexMaths</svg:title><svg:desc>11§display§aTb \land bTc§svg§600§FALSE§</svg:desc><draw:path draw:style-name="gr2" draw:text-style-name="P5" svg:width="0.6488in" svg:height="0.0925in" svg:x="0.0016in" svg:y="0.0079in" svg:viewBox="0 0 1649 236" svg:d="M0 0c550 0 1100 0 1649 0 0 79 0 157 0 236-549 0-1099 0-1649 0 0-79 0-157 0-236z"><text:p/></draw:path><draw:path draw:style-name="gr3" draw:text-style-name="P6" svg:width="0.0693in" svg:height="0.0685in" svg:x="0in" svg:y="0.0382in" svg:viewBox="0 0 177 175" svg:d="M129 25c-7-14-19-25-36-25-45 0-93 57-93 113 0 36 21 62 52 62 7 0 26-1 49-29 3 17 17 29 35 29 15 0 23-9 29-21 7-14 12-38 12-39 0-3-3-3-4-3-5 0-5 1-6 7-6 25-14 47-30 47-9 0-11-10-11-18 0-7 0-11 5-28 4-16 5-20 9-34 4-18 8-37 13-54 3-11 3-12 3-13 0-7-4-11-11-11-10 0-15 8-16 17zM103 125c-2 7-2 8-7 15-17 20-33 26-44 26-19 0-25-21-25-36 0-19 13-66 21-84 12-23 30-37 45-37 26 0 31 32 31 34s-1 4-1 6c-6 26-13 51-20 76z"><text:p/></draw:path><draw:path draw:style-name="gr3" draw:text-style-name="P6" svg:width="0.1031in" svg:height="0.102in" svg:x="0.078in" svg:y="0.0024in" svg:viewBox="0 0 263 260" svg:d="M156 26c2-10 3-12 9-13 3-1 15-1 24-1 39 0 56 1 56 32 0 5-1 21-3 31 0 1-1 5-1 6 0 2 1 6 4 6 5 0 6-4 7-9 3-22 6-45 10-67 0-2 1-6 1-7 0-4-5-4-11-4-72 0-143 0-215 0-8 0-8 0-12 8-7 23-15 45-23 68-1 2-2 5-2 6 0 3 2 5 4 5 5 0 5-2 7-9 21-59 31-66 88-66 5 0 10 0 15 0 11 0 11 1 11 4s-1 7-2 8c-17 69-34 137-52 207-3 14-4 17-45 17-14 0-16 0-16 8 0 4 4 4 6 4 10 0 21 0 32 0 10 0 22-1 32-1 11 0 22 1 33 1s22 0 33 0c5 0 9 0 9-7 0-5-3-5-13-5s-14 0-25 0c-11-1-15-2-15-9 1-2 0-2 2-7 18-68 35-138 52-206z"><text:p/></draw:path><draw:path draw:style-name="gr3" draw:text-style-name="P6" svg:width="0.0555in" svg:height="0.1063in" svg:x="0.1913in" svg:y="0in" svg:viewBox="0 0 142 271" svg:d="M74 4c-1-1 0-4-5-4-9 0-37 3-47 4-3 0-8 0-8 8 0 4 5 4 10 4 19 0 19 3 19 7 0 2-3 15-6 23-10 42-21 85-30 126-6 19-7 26-7 39 0 36 21 60 49 60 46 0 93-57 93-113 0-34-20-61-51-61-18 0-34 12-46 23 10-39 19-77 29-116zM37 149c4-7 4-8 7-13 19-25 36-31 46-31 14 0 24 13 24 37 0 23-13 67-19 81-14 26-31 40-46 40-13 0-26-10-26-39 0-8 0-14 7-38 2-12 5-25 7-37z"><text:p/></draw:path><draw:path draw:style-name="gr3" draw:text-style-name="P6" svg:width="0.0839in" svg:height="0.0933in" svg:x="0.2917in" svg:y="0.0146in" svg:viewBox="0 0 214 238" svg:d="M115 8c-3-7-5-8-8-8-5 0-6 2-9 8-32 71-64 144-96 215-2 6-2 6-2 8 0 4 3 7 8 7 2 0 5-1 8-7 30-68 61-137 91-205 30 68 60 137 91 205 3 7 7 7 9 7 4 0 7-3 7-7 0-1 0-1-2-7-32-72-65-144-97-216z"><text:p/></draw:path><draw:path draw:style-name="gr3" draw:text-style-name="P6" svg:width="0.0555in" svg:height="0.1063in" svg:x="0.4256in" svg:y="0in" svg:viewBox="0 0 142 271" svg:d="M74 4c-1-1 0-4-5-4-9 0-37 3-47 4-3 0-8 0-8 8 0 4 4 4 10 4 19 0 19 3 19 7 0 2-3 15-6 23-11 42-21 85-32 126-4 19-5 26-5 39 0 36 20 60 48 60 47 0 94-57 94-113 0-34-21-61-52-61-17 0-33 12-45 23 10-39 19-77 29-116zM37 149c3-7 3-8 7-13 19-25 36-31 46-31 13 0 24 13 24 37 0 23-13 67-19 81-14 26-31 40-47 40-12 0-25-10-25-39 0-8 0-14 7-38 2-12 5-25 7-37z"><text:p/></draw:path><draw:path draw:style-name="gr3" draw:text-style-name="P6" svg:width="0.1031in" svg:height="0.102in" svg:x="0.487in" svg:y="0.0024in" svg:viewBox="0 0 263 260" svg:d="M156 26c2-10 5-12 9-13 3-1 16-1 24-1 40 0 56 1 56 32 0 5-1 21-2 31-1 1-1 5-1 6 0 2 1 6 4 6 5 0 5-4 6-9 3-22 8-45 11-67 0-2 0-6 0-7 0-4-3-4-10-4-72 0-143 0-215 0-9 0-9 0-12 8-7 23-15 45-23 68-1 0-3 5-3 6 0 3 2 5 5 5 4 0 5-2 7-9 21-59 31-66 88-66 4 0 10 0 14 0 11 0 11 1 11 4s-1 7-1 8c-17 69-34 137-51 207-4 14-5 17-47 17-14 0-16 0-16 8 0 4 4 4 6 4 11 0 22 0 32 0 11 0 22-1 33-1s22 1 32 1c11 0 23 0 34 0 4 0 8 0 8-7 0-5-3-5-13-5-9 0-14 0-24 0-11-1-15-2-15-9 0-2 0-2 1-7 18-68 35-138 52-206z"><text:p/></draw:path><draw:path draw:style-name="gr3" draw:text-style-name="P6" svg:width="0.0591in" svg:height="0.0685in" svg:x="0.5996in" svg:y="0.0382in" svg:viewBox="0 0 151 175" svg:d="M137 24c-6 0-11 0-16 6-7 5-8 12-8 15 0 9 8 13 15 13 11 0 22-9 22-25 0-19-19-33-46-33-52 0-104 55-104 110 0 34 23 65 63 65 56 0 88-41 88-45 0-3-3-6-5-6s-3 1-5 5c-31 37-73 37-77 37-24 0-35-19-35-42 0-15 7-53 20-77 13-22 35-38 55-38 14 0 28 5 33 15z"><text:p/></draw:path></draw:g></text:span><text:span text:style-name="T43"><text:s/>(או באופן שקול בהתאם להגדרת </text:span><text:span text:style-name="T43"><draw:g text:anchor-type="as-char" svg:y="-0.0929in" draw:z-index="291" draw:name="Shape294" draw:style-name="gr1"><svg:title>TexMaths</svg:title><svg:desc>11§display§\cap§svg§600§FALSE§</svg:desc><draw:path draw:style-name="gr2" draw:text-style-name="P5" svg:width="0.0764in" svg:height="0.0776in" svg:x="0.0004in" svg:y="0.0075in" svg:viewBox="0 0 195 198" svg:d="M0 0c65 0 130 0 195 0 0 66 0 132 0 198-65 0-130 0-195 0 0-66 0-132 0-198z"><text:p/></draw:path><draw:path draw:style-name="gr3" draw:text-style-name="P6" svg:width="0.0835in" svg:height="0.0929in" svg:x="0.0008in" svg:y="0in" svg:viewBox="0 0 213 237" svg:d="M213 83c0-58-59-83-105-83-51 0-108 27-108 83 0 47 0 94 0 140 0 8 0 14 8 14 7 0 7-6 7-14 0-46 0-92 0-137 0-59 63-71 93-71 15 0 39 4 60 17 30 19 30 44 30 54 0 45 0 91 0 137 0 8 0 14 8 14 7 0 7-6 7-14 0-46 0-93 0-140z"><text:p/></draw:path></draw:g></text:span><text:span text:style-name="T43"><text:s/>נניח </text:span><text:span text:style-name="T43"><draw:g text:anchor-type="as-char" svg:y="-0.1134in" draw:z-index="289" draw:name="Shape295" draw:style-name="gr1"><svg:title>TexMaths</svg:title><svg:desc>11§display§\la a, b \ra \in S, R \land \la b, c \ra \in S, R§svg§600§FALSE§</svg:desc><draw:path draw:style-name="gr2" draw:text-style-name="P5" svg:width="1.728in" svg:height="0.1354in" svg:x="0.0004in" svg:y="0.0071in" svg:viewBox="0 0 4390 345" svg:d="M0 0c1463 0 2927 0 4390 0 0 115 0 230 0 345-1463 0-2927 0-4390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93in" svg:height="0.0681in" svg:x="0.0583in" svg:y="0.0453in" svg:viewBox="0 0 177 174" svg:d="M129 24c-8-14-19-24-37-24-45 0-92 56-92 112 0 37 21 62 51 62 7 0 27-1 50-29 4 17 17 29 35 29 14 0 22-9 29-21 7-14 12-37 12-38 0-4-4-4-5-4-4 0-4 1-6 7-5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6" svg:width="0.0173in" svg:height="0.0453in" svg:x="0.1457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0555in" svg:height="0.1059in" svg:x="0.2071in" svg:y="0.0071in" svg:viewBox="0 0 142 270" svg:d="M75 3c-2-1 0-3-6-3-8 0-37 2-47 3-3 0-8 1-8 8 0 4 5 4 10 4 19 0 19 4 19 7s-3 17-6 24c-9 42-20 84-30 126-6 20-7 24-7 37 0 38 21 61 50 61 45 0 92-58 92-111 0-36-20-62-51-62-18 0-34 11-45 23 10-40 19-78 29-117zM37 150c4-9 4-10 7-15 19-24 36-30 46-30 15 0 24 12 24 36 0 23-13 66-19 81-12 26-31 40-45 40s-27-11-27-40c0-6 0-14 7-37 2-12 5-24 7-35z"><text:p/></draw:path><draw:path draw:style-name="gr3" draw:text-style-name="P6" svg:width="0.0335in" svg:height="0.1508in" svg:x="0.2736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756in" svg:height="0.087in" svg:x="0.3795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" svg:width="0.0898in" svg:height="0.1094in" svg:x="0.5185in" svg:y="0.0071in" svg:viewBox="0 0 229 279" svg:d="M229 3c0-1-1-3-5-3-2 0-2 0-6 6-7 7-12 14-19 22-10-19-30-28-55-28-49 0-96 44-96 90 0 32 21 50 40 55 14 4 28 7 42 11s35 9 35 40c0 34-31 70-69 70-24 0-67-7-67-56 0-9 1-17 2-20 0-1 0-1 0-2 0-4-3-4-5-4s-2 0-3 1c-2 2-23 89-23 90 0 2 1 4 4 4 2 0 3 0 7-6 7-7 12-14 19-22 16 22 43 28 65 28 52 0 99-51 99-98 0-27-14-40-20-46-9-8-14-9-49-18-8-2-23-7-26-8-10-3-23-14-23-34 0-32 31-64 67-64 33 0 56 17 56 59 0 13-1 19-1 21 0 1 0 5 4 5s5-1 6-8c7-29 14-56 21-85z"><text:p/></draw:path><draw:path draw:style-name="gr3" draw:text-style-name="P6" svg:width="0.0173in" svg:height="0.0453in" svg:x="0.6173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1083in" svg:height="0.1063in" svg:x="0.678in" svg:y="0.0098in" svg:viewBox="0 0 276 271" svg:d="M130 28c2-10 3-14 10-15 4-1 16-1 24-1 27 0 70 0 70 39 0 13-6 39-22 55-10 10-29 22-65 22-14 0-28 0-42 0 8-34 16-67 25-100zM185 132c39-8 85-35 85-74 0-33-35-58-85-58-36 0-74 0-110 0-8 0-12 0-12 8 0 4 4 4 11 4 1 0 9 0 15 1 7 1 10 1 10 7 0 1 0 2-1 6-18 69-34 138-52 206-4 16-5 19-35 19-8 0-11 0-11 8 0 4 4 4 6 4 11 0 37-2 48-2 10 0 38 2 49 2 4 0 8 0 8-9 0-3-3-3-11-3-14 0-25 0-25-8 0-2 1-4 1-6 9-33 18-67 26-100 16 0 30 0 45 0 36 0 43 20 43 34 0 6-3 18-5 26-3 10-7 24-7 32 0 42 46 42 52 42 33 0 46-39 46-44s-3-2-4-5c-4 0-5 3-6 6-10 29-26 35-35 35-12 0-15-9-15-24 0-12 2-32 4-44 0-5 1-11 1-17 0-29-25-41-36-46z"><text:p/></draw:path><draw:path draw:style-name="gr3" draw:text-style-name="P6" svg:width="0.0843in" svg:height="0.0933in" svg:x="0.8311in" svg:y="0.0217in" svg:viewBox="0 0 215 238" svg:d="M116 9c-3-7-6-9-9-9-5 0-6 3-8 9-32 71-65 143-97 213-2 6-2 6-2 8 0 5 3 8 8 8 2 0 5-1 9-8 29-67 60-135 90-204 31 69 60 137 91 204 3 8 8 8 9 8 4 0 8-3 8-8-2-1 0-1-3-5-32-72-65-145-96-216z"><text:p/></draw:path><draw:path draw:style-name="gr3" draw:text-style-name="P6" svg:width="0.0339in" svg:height="0.1508in" svg:x="0.974in" svg:y="0in" svg:viewBox="0 0 87 384" svg:d="M85 14c2-4 2-4 2-6 0-5-4-8-8-8s-6 2-9 9c-23 58-45 118-68 177-1 2-2 4-2 7 0 0 0 1 2 5 23 60 45 119 68 177 2 4 4 9 9 9 4 0 8-3 8-7 0-2 0-3-2-7-23-60-45-119-68-177 23-60 45-119 68-179z"><text:p/></draw:path><draw:path draw:style-name="gr3" draw:text-style-name="P6" svg:width="0.0555in" svg:height="0.1059in" svg:x="1.0236in" svg:y="0.0071in" svg:viewBox="0 0 142 270" svg:d="M74 3c-1-1 0-3-5-3-8 0-37 2-47 3-3 0-8 1-8 8 0 4 4 4 10 4 18 0 19 4 19 7s-3 17-6 24c-11 42-20 84-31 126-5 20-6 24-6 37 0 38 20 61 48 61 47 0 94-58 94-111 0-36-21-62-52-62-17 0-33 11-45 23 10-40 19-78 29-117zM37 150c3-9 3-10 7-15 19-24 36-30 46-30 13 0 24 12 24 36 0 23-13 66-19 81-14 26-31 40-47 40-13 0-25-11-25-40 0-6 0-14 7-37 2-12 5-24 7-35z"><text:p/></draw:path><draw:path draw:style-name="gr3" draw:text-style-name="P6" svg:width="0.0173in" svg:height="0.0453in" svg:x="1.0949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0587in" svg:height="0.0681in" svg:x="1.1559in" svg:y="0.0453in" svg:viewBox="0 0 150 174" svg:d="M136 23c-5 0-11 0-16 6-7 6-7 13-7 15 0 9 7 13 15 13 11 0 21-9 21-24 0-19-18-33-46-33-52 0-103 55-103 109 0 35 22 65 63 65 55 0 87-41 87-45 0-2-3-6-5-6s-2 1-4 5c-31 38-74 38-78 38-24 0-34-20-34-43 0-15 7-53 21-77 12-21 33-38 53-38 14 0 28 5 33 15z"><text:p/></draw:path><draw:path draw:style-name="gr3" draw:text-style-name="P6" svg:width="0.0335in" svg:height="0.1508in" svg:x="1.224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756in" svg:height="0.087in" svg:x="1.3295in" svg:y="0.0307in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3" draw:text-style-name="P6" svg:width="0.0898in" svg:height="0.1094in" svg:x="1.4685in" svg:y="0.0071in" svg:viewBox="0 0 229 279" svg:d="M229 3c0-1-1-3-5-3-2 0-2 0-6 6-7 7-12 14-19 22-10-19-30-28-55-28-49 0-96 44-96 90 0 32 21 50 40 55 14 4 28 7 42 11s35 9 35 40c0 34-31 70-69 70-24 0-67-7-67-56 0-9 1-17 2-20 0-1 0-1 0-2 0-4-2-4-5-4-2 0-2 0-3 1-2 2-23 89-23 90 0 2 1 4 4 4 2 0 3 0 7-6 7-7 12-14 19-22 16 22 43 28 65 28 52 0 99-51 99-98 0-27-14-40-20-46-9-8-14-9-49-18-8-2-23-7-26-8-10-3-23-14-23-34 0-32 31-64 67-64 33 0 56 17 56 59 0 13-1 19-1 21 0 1 0 5 4 5s5-1 6-8c7-29 14-56 21-85z"><text:p/></draw:path><draw:path draw:style-name="gr3" draw:text-style-name="P6" svg:width="0.0173in" svg:height="0.0453in" svg:x="1.5673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1083in" svg:height="0.1063in" svg:x="1.628in" svg:y="0.0098in" svg:viewBox="0 0 276 271" svg:d="M129 28c3-10 4-14 11-15 3-1 16-1 24-1 27 0 70 0 70 39 0 13-6 39-22 55-10 10-29 22-65 22-14 0-28 0-42 0 7-34 16-67 24-100zM185 132c39-8 85-35 85-74 0-33-35-58-85-58-36 0-74 0-110 0-8 0-12 0-12 8 0 4 4 4 11 4 1 0 9 0 15 1 7 1 10 1 10 7 0 1 0 2-1 6-18 69-34 138-52 206-4 16-5 19-35 19-8 0-11 0-11 8 0 4 4 4 6 4 11 0 37-2 48-2s38 2 49 2c4 0 8 0 8-9 0-3-3-3-11-3-14 0-25 0-25-8 0-2 1-4 1-6 9-33 18-67 26-100 16 0 30 0 45 0 36 0 43 20 43 34 0 6-3 18-5 26-3 10-7 24-7 32 0 42 46 42 52 42 33 0 46-39 46-44s-3-2-4-5c-4 0-5 3-6 6-10 29-26 35-35 35-12 0-15-9-15-24 0-12 2-32 4-44 0-5 1-11 1-17 0-29-25-41-36-46z"><text:p/></draw:path></draw:g></text:span><text:span text:style-name="T43">) ונוכיח </text:span><text:span text:style-name="T43"><draw:g text:anchor-type="as-char" svg:y="-0.1043in" draw:z-index="290" draw:name="Shape296" draw:style-name="gr1"><svg:title>TexMaths</svg:title><svg:desc>11§display§aTc§svg§600§FALSE§</svg:desc><draw:path draw:style-name="gr2" draw:text-style-name="P5" svg:width="0.2394in" svg:height="0.0882in" svg:x="0.0024in" svg:y="0.0071in" svg:viewBox="0 0 609 225" svg:d="M0 0c203 0 406 0 609 0 0 75 0 150 0 225-203 0-406 0-609 0 0-75 0-150 0-225z"><text:p/></draw:path><draw:path draw:style-name="gr3" draw:text-style-name="P6" svg:width="0.0693in" svg:height="0.0681in" svg:x="0.0004in" svg:y="0.0358in" svg:viewBox="0 0 177 174" svg:d="M129 25c-7-14-19-25-35-25-46 0-94 57-94 114 0 35 21 60 52 60 7 0 26-1 49-28 4 15 17 28 36 28 13 0 23-9 28-21 7-14 12-36 12-37 0-3-3-3-5-3-4 0-4 1-5 6-6 24-14 46-29 46-11 0-12-9-12-17 0-9 1-11 5-28 4-15 6-20 9-34 4-19 9-36 13-54 3-11 3-12 3-13 0-7-4-11-11-11-10 0-15 9-16 17zM104 125c-3 7-3 7-8 13-17 22-33 27-44 27-19 0-24-21-24-35 0-19 12-66 20-84 13-23 30-37 46-37 25 0 30 32 30 34s-1 4-1 7c-6 24-13 49-19 75z"><text:p/></draw:path><draw:path draw:style-name="gr3" draw:text-style-name="P6" svg:width="0.1028in" svg:height="0.102in" svg:x="0.0783in" svg:y="0in" svg:viewBox="0 0 262 260" svg:d="M155 28c4-11 5-14 9-15 3-1 17-1 24-1 40 0 58 1 58 32 0 6-3 20-4 31-1 1-1 6-1 7 0 2 1 5 5 5s5-3 5-9c3-23 7-45 11-67 0-2 0-5 0-7 0-4-3-4-10-4-71 0-143 0-215 0-8 0-9 0-12 8-7 23-15 45-23 68-1 2-2 6-2 7 0 2 2 4 4 4 5 0 5-2 7-9 21-59 31-66 88-66 6 0 10 0 16 0 11 0 11 1 11 5 0 2-3 6-3 7-17 69-34 137-51 205-4 15-5 19-47 19-13 0-15 0-15 8 0 4 3 4 7 4 9 0 20-1 30-1 11 0 22 0 33 0s22 0 32 0c11 0 23 1 34 1 4 0 9 0 9-7 0-5-3-5-13-5s-15 0-25 0c-11-1-15-3-15-9 2-2 0-2 3-7 16-69 33-136 50-204z"><text:p/></draw:path><draw:path draw:style-name="gr3" draw:text-style-name="P6" svg:width="0.0587in" svg:height="0.0681in" svg:x="0.1909in" svg:y="0.0358in" svg:viewBox="0 0 150 174" svg:d="M137 24c-7 0-11 0-17 6-7 5-8 12-8 15 0 9 8 13 15 13 11 0 22-9 22-25 0-19-19-33-45-33-53 0-104 55-104 110 0 33 22 64 62 64 56 0 88-41 88-44 0-2-2-5-5-5-2 0-3 1-5 4-30 36-73 36-77 36-24 0-35-18-35-40 0-16 8-53 20-78 13-22 35-38 56-38 13 0 27 5 33 15z"><text:p/></draw:path></draw:g></text:span><text:span text:style-name="T43">. לפי ההנחה וטרנזיטיביות </text:span><text:span text:style-name="T43"><draw:g text:anchor-type="as-char" svg:y="-0.1063in" draw:z-index="292" draw:name="Shape297" draw:style-name="gr1"><svg:title>TexMaths</svg:title><svg:desc>11§display§S, R§svg§600§FALSE§</svg:desc><draw:path draw:style-name="gr2" draw:text-style-name="P5" svg:width="0.2594in" svg:height="0.1201in" svg:x="0.0004in" svg:y="0.0071in" svg:viewBox="0 0 660 306" svg:d="M331 306c-111 0-221 0-331 0 0-102 0-204 0-306 220 0 440 0 660 0 0 102 0 204 0 306-110 0-220 0-329 0z"><text:p/></draw:path><draw:path draw:style-name="gr3" draw:text-style-name="P6" svg:width="0.0898in" svg:height="0.1098in" svg:x="0.0004in" svg:y="0.0004in" svg:viewBox="0 0 229 280" svg:d="M229 4c0-1 0-4-3-4s-3 1-8 6c-7 7-13 14-19 22-10-18-30-28-55-28-48 0-95 44-95 91 0 31 20 49 40 55 14 4 28 7 42 10 14 5 35 10 35 41 0 34-32 71-69 71-25 0-68-9-68-57 0-9 2-18 3-21 0-1 0-1 0-2 0-3-2-3-4-3-3 0-3-1-5 1-1 0-23 88-23 89 0 2 2 5 4 5 3 0 3 0 8-6 7-6 12-14 19-22 16 22 43 28 65 28 53 0 98-52 98-98 0-27-14-40-19-45-9-9-14-11-50-20-7-2-22-6-25-7-11-3-23-14-23-35 0-31 31-64 67-64 32 0 55 17 55 59 0 14-1 20-1 22 1 2 0 4 4 4 5 0 5-1 7-8 7-27 13-56 20-84z"><text:p/></draw:path><draw:path draw:style-name="gr3" draw:text-style-name="P6" svg:width="0.0173in" svg:height="0.0453in" svg:x="0.0992in" svg:y="0.0909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1083in" svg:height="0.1063in" svg:x="0.1594in" svg:y="0.0039in" svg:viewBox="0 0 276 271" svg:d="M129 26c3-8 4-13 11-14 3 0 16 0 24 0 27 0 70 0 70 38 0 13-6 40-22 55-10 10-29 23-65 23-14 0-28 0-42 0 7-34 16-67 24-102zM185 132c38-9 84-35 84-75 0-33-34-57-84-57-38 0-74 0-110 0-8 0-11 0-11 8 0 4 3 4 10 4 1 0 8 0 15 0 7 1 10 2 10 7 0 1 0 3-1 7-18 69-34 138-52 206-4 16-4 18-35 18-8 0-11 0-11 8 0 4 3 3 6 4 11 0 37-1 48-1 10 0 38 1 49 1 4 0 8 0 8-8 0-4-3-4-11-4-14 0-25 0-25-7 0-2 1-4 1-6 9-34 18-67 26-102 16 0 30 0 45 0 36 0 43 22 43 36 0 5-3 17-5 25-3 11-7 25-7 33 0 42 46 42 52 42 33 0 46-39 46-44 0-6-3-3-4-6-5 0-5 4-6 6-10 28-26 35-35 35-12 0-15-9-15-23 0-12 2-32 4-44 0-6 1-12 1-18 0-29-26-40-36-45z"><text:p/></draw:path></draw:g></text:span><text:span text:style-name="T43"><text:s/>נסיק </text:span><text:span text:style-name="T43"><draw:g text:anchor-type="as-char" svg:y="-0.1134in" draw:z-index="293" draw:name="Shape298" draw:style-name="gr1"><svg:title>TexMaths</svg:title><svg:desc>11§display§\la a, c \ra \in R, S§svg§600§FALSE§</svg:desc><draw:path draw:style-name="gr2" draw:text-style-name="P5" svg:width="0.7843in" svg:height="0.1354in" svg:x="0.0004in" svg:y="0.0071in" svg:viewBox="0 0 1993 345" svg:d="M0 0c665 0 1328 0 1993 0 0 115 0 230 0 345-665 0-1328 0-1993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89in" svg:height="0.0681in" svg:x="0.0583in" svg:y="0.0453in" svg:viewBox="0 0 176 174" svg:d="M129 24c-8-14-19-24-37-24-45 0-92 56-92 112 0 37 21 62 51 62 7 0 27-1 50-29 4 17 17 29 35 29 14 0 22-9 29-21 7-14 11-37 11-38 0-4-3-4-4-4-4 0-5 1-6 7-6 25-13 48-28 48-11 0-13-10-13-17 0-9 2-12 6-29s4-21 8-35c4-19 10-37 14-54 2-11 2-11 2-13 0-7-4-10-11-10-9 0-14 9-15 16zM103 124c-2 7-2 8-7 15-18 21-33 27-44 27-20 0-24-22-24-36 0-20 12-67 20-85 13-23 30-37 46-37 24 0 29 32 29 34s0 4-1 6c-6 26-12 51-19 76z"><text:p/></draw:path><draw:path draw:style-name="gr3" draw:text-style-name="P6" svg:width="0.0173in" svg:height="0.0453in" svg:x="0.1453in" svg:y="0.0972in" svg:viewBox="0 0 45 116" svg:d="M45 41c0-26-9-41-24-41-13 0-21 10-21 21 0 10 8 21 21 21 4 0 10-2 13-6 1-1 1-1 2-1 0 2 1 0 1 6 0 28-14 51-26 65-4 3-4 4-4 5 0 4 2 5 4 5 3 0 34-30 34-75z"><text:p/></draw:path><draw:path draw:style-name="gr3" draw:text-style-name="P6" svg:width="0.0587in" svg:height="0.0681in" svg:x="0.2063in" svg:y="0.0453in" svg:viewBox="0 0 150 174" svg:d="M136 23c-5 0-11 0-16 6-7 6-7 13-7 15 0 9 7 13 15 13 11 0 21-9 21-24 0-19-18-33-46-33-52 0-103 55-103 109 0 35 22 65 63 65 55 0 87-41 87-45 0-2-3-6-5-6s-2 1-4 5c-31 38-74 38-78 38-24 0-34-20-34-43 0-15 7-53 21-77 12-21 33-38 53-38 14 0 28 5 33 15z"><text:p/></draw:path><draw:path draw:style-name="gr3" draw:text-style-name="P6" svg:width="0.0335in" svg:height="0.1508in" svg:x="0.2744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6" svg:width="0.0756in" svg:height="0.087in" svg:x="0.3799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1083in" svg:height="0.1063in" svg:x="0.5165in" svg:y="0.0098in" svg:viewBox="0 0 276 271" svg:d="M130 28c2-10 3-14 11-15 3-1 15-1 23-1 27 0 70 0 70 39 0 13-6 39-21 55-11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6 42 52 42 33 0 46-39 46-44s-3-2-4-5c-4 0-5 3-6 6-9 29-25 35-35 35-12 0-15-9-15-24 0-12 3-32 4-44 1-5 1-11 1-17 0-29-25-41-36-46z"><text:p/></draw:path><draw:path draw:style-name="gr3" draw:text-style-name="P6" svg:width="0.0173in" svg:height="0.0453in" svg:x="0.6402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0898in" svg:height="0.1094in" svg:x="0.7028in" svg:y="0.0071in" svg:viewBox="0 0 229 279" svg:d="M229 3c0-1-1-3-5-3-2 0-2 0-6 6-7 7-12 14-19 22-10-19-30-28-55-28-49 0-96 44-96 90 0 32 21 50 41 55 13 4 28 7 41 11 14 4 35 9 35 40 0 34-31 70-69 70-24 0-67-7-67-56 0-9 1-17 2-20 0-1 1-1 1-2 0-4-4-4-6-4s-2 0-3 1c-2 2-23 89-23 90 0 2 2 4 4 4s3 0 7-6c7-7 12-14 19-22 16 22 43 28 65 28 52 0 99-51 99-98 0-27-14-40-20-46-9-8-14-9-49-18-8-2-22-7-26-8-10-3-23-14-23-34 0-32 31-64 67-64 33 0 56 17 56 59 0 13-1 19-1 21 0 1 0 5 4 5s5-1 6-8c7-29 14-56 21-85z"><text:p/></draw:path></draw:g></text:span><text:span text:style-name="T43">, כלומר </text:span><text:span text:style-name="T43"><draw:g text:anchor-type="as-char" svg:y="-0.1134in" draw:z-index="294" draw:name="Shape299" draw:style-name="gr1"><svg:title>TexMaths</svg:title><svg:desc>11§display§\la a, c \ra \in R \cap S§svg§600§FALSE§</svg:desc><draw:path draw:style-name="gr2" draw:text-style-name="P5" svg:width="0.8858in" svg:height="0.1358in" svg:x="0.0004in" svg:y="0.0071in" svg:viewBox="0 0 2251 346" svg:d="M1126 346c-376 0-751 0-1126 0 0-116 0-230 0-346 750 0 1500 0 2251 0 0 116 0 230 0 346-375 0-751 0-1125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693in" svg:height="0.0685in" svg:x="0.0579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5 5-5 6 0 2 3 5 5 5 4 0 35-30 35-75z"><text:p/></draw:path><draw:path draw:style-name="gr3" draw:text-style-name="P6" svg:width="0.0591in" svg:height="0.0685in" svg:x="0.2063in" svg:y="0.0453in" svg:viewBox="0 0 151 175" svg:d="M138 24c-7 0-13 0-18 6-6 5-7 12-7 15 0 9 7 13 15 13 11 0 22-10 22-25 0-19-19-33-47-33-51 0-103 55-103 110 0 34 22 65 63 65 55 0 88-41 88-45 0-2-2-6-6-6-1 0-2 2-4 5-31 37-73 37-77 37-26 0-35-18-35-42 0-15 7-52 20-77 13-22 33-38 54-38 14 0 29 4 35 15z"><text:p/></draw:path><draw:path draw:style-name="gr3" draw:text-style-name="P6" svg:width="0.0335in" svg:height="0.1512in" svg:x="0.274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76in" svg:height="0.087in" svg:x="0.3799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3" draw:text-style-name="P6" svg:width="0.1083in" svg:height="0.1063in" svg:x="0.5165in" svg:y="0.0098in" svg:viewBox="0 0 276 271" svg:d="M129 26c2-9 3-13 11-14 3 0 15 0 24 0 26 0 69 0 69 38 0 13-5 39-21 55-10 10-31 22-65 22-14 0-29 0-44 0 9-35 17-68 26-101zM185 132c38-9 84-35 84-75 0-33-35-57-85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3 10-6 24-6 32 0 42 46 42 52 42 32 0 46-40 46-44 0-6-3-3-4-6-5 0-5 4-6 6-10 28-26 35-35 35-13 0-15-9-15-23 0-12 2-31 3-43 1-6 2-13 2-19 0-29-26-42-36-45z"><text:p/></draw:path><draw:path draw:style-name="gr3" draw:text-style-name="P6" svg:width="0.0846in" svg:height="0.0937in" svg:x="0.6693in" svg:y="0.0217in" svg:viewBox="0 0 216 239" svg:d="M216 85c0-59-60-85-108-85-51 0-108 28-108 85 0 46 0 93 0 140 0 7 0 14 8 14 7 0 7-7 7-14 0-47 0-93 0-139 0-57 64-69 93-69 17 0 42 3 63 16 29 19 29 43 29 54 0 46 0 92 0 138 0 7 0 14 8 14s8-7 8-14c0-47 0-94 0-140z"><text:p/></draw:path><draw:path draw:style-name="gr3" draw:text-style-name="P6" svg:width="0.0902in" svg:height="0.1098in" svg:x="0.8039in" svg:y="0.0067in" svg:viewBox="0 0 230 280" svg:d="M230 3c0-1-1-3-4-3s-3 0-7 6c-7 7-12 14-19 22-10-18-31-28-55-28-49 0-96 44-96 91 0 31 20 49 40 55 14 4 28 7 42 10 14 4 35 10 35 41 0 34-32 71-69 71-25 0-68-9-68-57 0-8 2-17 3-19 0-3 0-3 0-4 0-3-2-3-5-3-2 0-2 0-3 1-2 1-24 88-24 89 0 2 2 5 4 5 3 0 3 0 8-6 7-6 12-14 19-22 16 22 43 28 65 28 52 0 98-52 98-98 0-27-13-40-19-45-9-9-14-11-49-20-8-2-23-6-26-7-10-3-23-14-23-35 0-31 31-64 67-64 32 0 56 17 56 59 0 13-2 20-2 22 2 2 0 4 6 4 3 0 3-1 5-8 7-29 14-56 21-85z"><text:p/></draw:path></draw:g></text:span><text:span text:style-name="T43"><text:s/>וסה"כ </text:span><text:span text:style-name="T43"><draw:g text:anchor-type="as-char" svg:y="-0.1043in" draw:z-index="295" draw:name="Shape300" draw:style-name="gr1"><svg:title>TexMaths</svg:title><svg:desc>11§display§aTc§svg§600§FALSE§</svg:desc><draw:path draw:style-name="gr2" draw:text-style-name="P5" svg:width="0.2394in" svg:height="0.0882in" svg:x="0.0024in" svg:y="0.0071in" svg:viewBox="0 0 609 225" svg:d="M0 0c203 0 406 0 609 0 0 75 0 150 0 225-203 0-406 0-609 0 0-75 0-150 0-225z"><text:p/></draw:path><draw:path draw:style-name="gr3" draw:text-style-name="P6" svg:width="0.0693in" svg:height="0.0681in" svg:x="0.0004in" svg:y="0.0358in" svg:viewBox="0 0 177 174" svg:d="M129 25c-7-14-19-25-35-25-46 0-94 57-94 114 0 35 21 60 52 60 7 0 26-1 49-28 4 15 17 28 36 28 13 0 23-9 28-21 7-14 12-36 12-37 0-3-3-3-5-3-4 0-4 1-5 6-6 24-14 46-29 46-11 0-12-9-12-17 0-9 1-11 5-28 4-15 6-20 9-34 4-19 9-36 13-54 3-11 3-12 3-13 0-7-4-11-11-11-10 0-15 9-16 17zM104 125c-3 7-3 7-8 13-17 22-33 27-44 27-19 0-24-21-24-35 0-19 12-66 20-84 13-23 30-37 46-37 25 0 30 32 30 34s-1 4-1 7c-6 24-13 49-19 75z"><text:p/></draw:path><draw:path draw:style-name="gr3" draw:text-style-name="P6" svg:width="0.1028in" svg:height="0.102in" svg:x="0.0783in" svg:y="0in" svg:viewBox="0 0 262 260" svg:d="M155 28c4-11 5-14 9-15 3-1 17-1 24-1 40 0 58 1 58 32 0 6-3 20-4 31-1 1-1 6-1 7 0 2 1 5 5 5s5-3 5-9c3-23 7-45 11-67 0-2 0-5 0-7 0-4-3-4-10-4-71 0-143 0-215 0-8 0-9 0-12 8-7 23-15 45-23 68-1 2-2 6-2 7 0 2 2 4 4 4 5 0 5-2 7-9 21-59 31-66 88-66 6 0 10 0 16 0 11 0 11 1 11 5 0 2-3 6-3 7-17 69-34 137-51 205-4 15-5 19-47 19-13 0-15 0-15 8 0 4 3 4 7 4 9 0 20-1 30-1 11 0 22 0 33 0s22 0 32 0c11 0 23 1 34 1 4 0 9 0 9-7 0-5-3-5-13-5s-15 0-25 0c-11-1-15-3-15-9 2-2 0-2 3-7 16-69 33-136 50-204z"><text:p/></draw:path><draw:path draw:style-name="gr3" draw:text-style-name="P6" svg:width="0.0587in" svg:height="0.0681in" svg:x="0.1909in" svg:y="0.0358in" svg:viewBox="0 0 150 174" svg:d="M137 24c-7 0-11 0-17 6-7 5-8 12-8 15 0 9 8 13 15 13 11 0 22-9 22-25 0-19-19-33-45-33-53 0-104 55-104 110 0 33 22 64 62 64 56 0 88-41 88-44 0-2-2-5-5-5-2 0-3 1-5 4-30 36-73 36-77 36-24 0-35-18-35-40 0-16 8-53 20-78 13-22 35-38 56-38 13 0 27 5 33 15z"><text:p/></draw:path></draw:g></text:span><text:span text:style-name="T43"><text:s/>כדרוש. </text:span></text:p>
      <text:h text:style-name="P18" text:outline-level="3">סעיף (ב) <text:span text:style-name="T41">– הפרכה</text:span></text:h>
      <text:p text:style-name="P66">טענה: <text:span text:style-name="T44">תהי </text:span><text:span text:style-name="T44"><draw:g text:anchor-type="as-char" svg:y="-0.1083in" draw:z-index="297" draw:name="Shape301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4"><text:s/>קבוצה, ויהיו </text:span><text:span text:style-name="T44"><draw:g text:anchor-type="as-char" svg:y="-0.1063in" draw:z-index="296" draw:name="Shape302" draw:style-name="gr1"><svg:title>TexMaths</svg:title><svg:desc>11§display§R, S§svg§600§FALSE§</svg:desc><draw:path draw:style-name="gr2" draw:text-style-name="P5" svg:width="0.2661in" svg:height="0.1201in" svg:x="0.0016in" svg:y="0.0071in" svg:viewBox="0 0 677 306" svg:d="M339 306c-113 0-226 0-339 0 0-102 0-204 0-306 226 0 451 0 677 0 0 102 0 204 0 306-113 0-226 0-338 0z"><text:p/></draw:path><draw:path draw:style-name="gr3" draw:text-style-name="P6" svg:width="0.1079in" svg:height="0.1063in" svg:x="0.0004in" svg:y="0.0039in" svg:viewBox="0 0 275 271" svg:d="M129 26c2-8 3-13 11-14 3 0 15 0 23 0 27 0 70 0 70 38 0 13-6 40-21 55-10 10-30 23-66 23-14 0-28 0-43 0 9-34 17-67 26-102zM184 132c39-9 86-35 86-75 0-33-36-57-86-57-38 0-74 0-110 0-8 0-11 0-11 8 0 4 3 4 11 4 4 0 7 0 14 0 7 1 10 2 10 7 0 1 0 3-1 7-18 69-34 138-52 206-3 16-4 18-35 18-7 0-10 0-10 8 0 4 4 4 6 4 9 0 37-1 48-1s37 1 48 1c4 0 8 0 8-8 0-4-3-4-10-4-14 0-25 0-25-7 0-2 0-4 1-6 9-34 16-67 25-102 16 0 31 0 46 0 36 0 42 22 42 36 0 5-3 17-5 25-2 11-7 25-7 33 0 42 47 42 52 42 33 0 46-39 46-44 0-6-3-3-4-6-4 0-5 4-6 6-9 28-25 35-35 35-12 0-15-9-15-23 0-12 3-32 4-44 1-6 1-12 1-18 0-29-25-40-36-45z"><text:p/></draw:path><draw:path draw:style-name="gr3" draw:text-style-name="P6" svg:width="0.0173in" svg:height="0.0453in" svg:x="0.124in" svg:y="0.0909in" svg:viewBox="0 0 45 116" svg:d="M45 41c0-26-10-41-25-41-12 0-20 10-20 21 0 10 8 20 20 20 4 0 10-1 13-5 2-1 1-1 2-1s1 0 1 6c0 28-13 51-26 64-4 4-4 5-4 6 0 2 2 5 4 5 4 0 35-30 35-75z"><text:p/></draw:path><draw:path draw:style-name="gr3" draw:text-style-name="P6" svg:width="0.0898in" svg:height="0.1098in" svg:x="0.1858in" svg:y="0.0004in" svg:viewBox="0 0 229 280" svg:d="M229 4c0-1-1-4-5-4-2 0-2 1-6 6-7 7-13 14-19 22-10-18-31-28-55-28-49 0-96 44-96 91 0 31 20 49 40 55 14 4 28 7 42 10 14 5 35 10 35 41 0 34-32 71-69 71-25 0-67-9-67-57 0-9 1-18 2-21 0-1 0-1 0-2 0-3-2-3-5-3-2 0-2 0-3 1-2 1-23 88-23 89 0 2 1 5 4 5 2 0 3 0 7-6 7-6 12-14 19-22 16 22 43 28 65 28 52 0 98-52 98-98 0-27-13-40-19-45-9-9-15-11-49-20-8-2-23-6-26-7-10-3-23-14-23-35 0-31 31-64 67-64 32 0 56 17 56 59 0 14-2 20-2 22 1 2 0 4 5 4 4 0 4-1 6-8 7-27 13-56 21-84z"><text:p/></draw:path></draw:g></text:span><text:span text:style-name="T44"><text:s/>יחסי שקילות, נגרר </text:span><text:span text:style-name="T44"><draw:g text:anchor-type="as-char" svg:y="-0.1098in" draw:z-index="298" draw:name="Shape303" draw:style-name="gr1"><svg:title>TexMaths</svg:title><svg:desc>11§display§R \cup S§svg§600§FALSE§</svg:desc><draw:path draw:style-name="gr2" draw:text-style-name="P5" svg:width="0.3677in" svg:height="0.0937in" svg:x="0.0024in" svg:y="0.0071in" svg:viewBox="0 0 935 239" svg:d="M0 0c312 0 623 0 935 0 0 80 0 159 0 239-312 0-623 0-935 0 0-80 0-159 0-239z"><text:p/></draw:path><draw:path draw:style-name="gr3" draw:text-style-name="P6" svg:width="0.1083in" svg:height="0.1059in" svg:x="0.0004in" svg:y="0.0035in" svg:viewBox="0 0 276 270" svg:d="M130 26c2-8 3-13 11-14 3 0 15 0 23 0 28 0 71 0 71 37 0 14-7 40-21 55-11 10-31 22-66 22-15 0-29 0-43 0 8-34 16-67 25-100zM185 132c40-9 86-35 86-75 0-33-35-57-86-57-36 0-74 0-110 0-8 0-11 0-11 8 0 4 3 4 10 4 1 0 9 0 15 0 7 1 10 1 10 7 0 1 0 2-1 7-18 68-34 137-52 206-4 15-4 17-35 17-7 0-11 0-11 8 0 4 3 3 6 4 11 0 38-1 49-1 10 0 38 1 49 1 3 0 7 0 7-8 0-4-3-4-11-4-14 0-24 0-24-7 0-2 0-4 1-6 9-34 17-68 25-101 16 0 31 0 47 0 34 0 42 21 42 34 0 5-4 18-6 26-3 11-7 26-7 33 0 42 47 42 52 42 33 0 46-38 46-44 0-5-3-3-4-5-3 0-4 3-5 5-9 29-27 35-36 35-12 0-15-8-15-23 0-12 2-32 4-44 1-5 1-13 1-18 0-30-25-40-36-44z"><text:p/></draw:path><draw:path draw:style-name="gr3" draw:text-style-name="P6" svg:width="0.0843in" svg:height="0.0929in" svg:x="0.1535in" svg:y="0.0161in" svg:viewBox="0 0 215 237" svg:d="M215 13c0-6 0-13-8-13s-8 7-8 13c0 46 0 92 0 138 0 59-62 71-92 71-17 0-42-4-62-17-30-18-30-44-30-54 0-46 0-92 0-138 0-6 0-13-7-13-8 0-8 7-8 13 0 47 0 95 0 141 0 58 58 83 107 83 51 0 108-27 108-83 0-46 0-94 0-141z"><text:p/></draw:path><draw:path draw:style-name="gr3" draw:text-style-name="P6" svg:width="0.0898in" svg:height="0.1094in" svg:x="0.2878in" svg:y="0in" svg:viewBox="0 0 229 279" svg:d="M229 4c0-2-1-4-4-4s-3 0-7 5c-7 8-13 15-19 22-10-17-29-27-55-27-49 0-96 44-96 91 0 31 21 48 41 54 13 3 28 6 41 10 14 4 35 10 35 41 0 34-31 71-69 71-24 0-67-9-67-56 0-10 2-19 2-21 0-1 1-1 1-2 0-5-4-5-6-5s-2 0-3 1c-2 1-23 89-23 90 0 4 2 5 4 5s3 0 7-6c7-7 12-14 19-22 16 22 43 28 66 28 52 0 98-52 98-99 0-26-13-40-20-44-9-9-14-11-48-20-9-2-22-5-27-6-10-4-23-15-23-35 0-31 31-64 67-64 33 0 56 16 56 59 0 12-1 20-1 22 1 1 0 3 5 3 3 0 4-1 5-7 7-29 13-56 21-84z"><text:p/></draw:path></draw:g></text:span><text:span text:style-name="T44"><text:s/>יחס שקילות. </text:span></text:p>
      <text:p text:style-name="P67">צ.ל.: <text:span text:style-name="T3">הפרכת הטענה.</text:span></text:p>
      <text:p text:style-name="P67"><text:soft-page-break/><text:span text:style-name="T45">הוכחה: </text:span><text:span text:style-name="T3">נשלול טרנזיטיביות. נבחר יחסי שקילות </text:span><text:span text:style-name="T3"><draw:g text:anchor-type="as-char" svg:y="-0.1035in" draw:z-index="299" draw:name="Shape304" draw:style-name="gr1"><svg:title>TexMaths</svg:title><svg:desc>11§display§R_1, R_2§svg§600§FALSE§</svg:desc><draw:path draw:style-name="gr2" draw:text-style-name="P5" svg:width="0.4039in" svg:height="0.1165in" svg:x="0.0016in" svg:y="0.0071in" svg:viewBox="0 0 1027 297" svg:d="M515 297c-172 0-343 0-515 0 0-99 0-198 0-297 342 0 685 0 1027 0 0 99 0 198 0 297-170 0-342 0-512 0z"><text:p/></draw:path><draw:path draw:style-name="gr3" draw:text-style-name="P6" svg:width="0.1079in" svg:height="0.1059in" svg:x="0.0004in" svg:y="0.0004in" svg:viewBox="0 0 275 270" svg:d="M129 26c2-8 3-13 11-14 3 0 15 0 23 0 27 0 70 0 70 39 0 13-6 39-21 53-10 10-31 23-66 23-14 0-28 0-43 0 9-34 17-67 26-101zM184 132c39-8 85-35 85-74 0-33-35-58-85-58-37 0-74 0-110 0-8 0-11 0-11 8 0 4 3 4 11 4 4 0 7 0 14 1 7 0 10 1 10 6 0 2 0 3-1 7-18 68-34 138-52 206-3 15-4 17-35 17-7 0-10 0-10 8 0 4 4 4 5 4 10 0 38-1 49-1s37 1 48 1c4 0 8 0 8-7 0-5-3-5-10-5-14 0-25 0-25-6 0-2 0-5 1-7 9-34 16-67 25-101 16 0 31 0 46 0 36 0 42 22 42 35 0 7-3 17-5 25-3 11-7 26-7 33 0 42 47 42 52 42 33 0 46-38 46-44 0-4-3-2-4-4-4 0-5 2-6 4-9 29-25 35-34 35-13 0-17-7-17-23 0-12 4-32 5-44 1-5 1-12 1-16 0-30-25-42-36-46z"><text:p/></draw:path><draw:path draw:style-name="gr3" draw:text-style-name="P6" svg:width="0.0382in" svg:height="0.0701in" svg:x="0.1213in" svg:y="0.0563in" svg:viewBox="0 0 98 179" svg:d="M60 8c0-8 0-8-7-8-18 18-42 18-53 18 0 3 0 6 0 9 5 0 24 0 38-7 0 45 0 91 0 137 0 9 0 12-26 12-3 0-8 0-11 0 0 3 0 7 0 10 6 0 39-1 48-1s43 1 49 1c0-3 0-7 0-10-3 0-7 0-10 0-28 0-28-3-28-12 0-50 0-100 0-149z"><text:p/></draw:path><draw:path draw:style-name="gr3" draw:text-style-name="P6" svg:width="0.0173in" svg:height="0.0449in" svg:x="0.1906in" svg:y="0.0862in" svg:viewBox="0 0 45 115" svg:d="M45 41c0-26-9-41-24-41-13 0-21 10-21 21 0 10 8 20 21 20 4 0 10-1 13-5 1-1 1-1 2-1 0 2 1 0 1 6 0 28-14 51-26 63-4 5-4 6-4 7 0 2 2 4 4 4 3 0 34-29 34-74z"><text:p/></draw:path><draw:path draw:style-name="gr3" draw:text-style-name="P6" svg:width="0.1079in" svg:height="0.1059in" svg:x="0.2512in" svg:y="0.0004in" svg:viewBox="0 0 275 270" svg:d="M129 26c2-8 3-13 11-14 3 0 15 0 23 0 27 0 70 0 70 39 0 13-6 39-21 53-10 10-31 23-66 23-14 0-28 0-43 0 9-34 17-67 26-101zM184 132c39-8 85-35 85-74 0-33-35-58-85-58-37 0-74 0-110 0-8 0-11 0-11 8 0 4 3 4 11 4 4 0 7 0 14 1 7 0 10 1 10 6 0 2 0 3-1 7-18 68-34 138-52 206-4 15-4 17-35 17-7 0-10 0-10 8 0 4 3 3 4 4 11 0 39-1 50-1s37 1 48 1c4 0 8 0 8-7 0-5-3-5-11-5-13 0-24 0-24-6 0-2 0-5 1-7 9-34 16-67 25-101 16 0 31 0 46 0 36 0 42 22 42 35 0 7-3 17-5 25-3 11-7 26-7 33 0 42 47 42 52 42 33 0 46-38 46-44 0-4-3-2-4-4-4 0-5 2-6 4-9 29-25 35-35 35-12 0-16-7-16-23 0-12 4-32 5-44 1-5 1-12 1-16 0-30-25-42-36-46z"><text:p/></draw:path><draw:path draw:style-name="gr3" draw:text-style-name="P6" svg:width="0.0469in" svg:height="0.0701in" svg:x="0.3669in" svg:y="0.0563in" svg:viewBox="0 0 120 179" svg:d="M120 130c-3 0-7 0-10 0 0 6-3 22-7 24-2 2-23 2-26 2-17 0-33 0-50 0 28-25 38-33 54-45 20-17 39-33 39-58 0-33-29-53-64-53-33 0-56 23-56 48 0 14 12 16 14 16 7 0 15-6 15-15 0-5-2-14-16-14 8-20 27-25 40-25 26 0 40 21 40 43 0 23-16 41-25 51-22 21-43 42-65 64-3 2-3 3-3 11 37 0 74 0 111 0 3-16 6-33 9-49z"><text:p/></draw:path></draw:g></text:span><text:span text:style-name="T3"><text:s/>על </text:span><text:span text:style-name="T3"><draw:g text:anchor-type="as-char" svg:y="-0.1134in" draw:z-index="301" draw:name="Shape305" draw:style-name="gr1"><svg:title>TexMaths</svg:title><svg:desc>11§display§A := \{1, 2, 3\}§svg§600§FALSE§</svg:desc><draw:path draw:style-name="gr2" draw:text-style-name="P5" svg:width="0.8472in" svg:height="0.1358in" svg:x="0.0028in" svg:y="0.0071in" svg:viewBox="0 0 2153 346" svg:d="M1078 346c-360 0-718 0-1078 0 0-116 0-230 0-346 718 0 1435 0 2153 0 0 116 0 230 0 346-358 0-717 0-1075 0z"><text:p/></draw:path><draw:path draw:style-name="gr3" draw:text-style-name="P6" svg:width="0.1039in" svg:height="0.1079in" svg:x="0.0004in" svg:y="0.0043in" svg:viewBox="0 0 265 275" svg:d="M55 231c-15 26-31 31-47 32-5 1-8 1-8 8 0 2 1 4 4 4 11 0 22-1 33-1 14 0 27 1 39 1 3 0 8 0 8-7 0-4-4-5-7-5-9 0-18-3-18-13 0-4 3-9 6-14 10-17 20-32 30-49 31 0 64 0 96 0 0 9 6 60 6 64 0 11-20 12-28 12-5 0-8 0-8 8 0 4 4 4 5 4 15 0 32-1 48-1 9 0 33 1 43 1 3 0 8 0 8-7 0-5-4-5-10-5-23 0-23-2-24-13-8-79-17-160-24-240-1-8-1-10-7-10s-9 3-11 7c-45 74-89 149-134 224zM101 175c25-43 51-85 76-127 4 42 9 84 13 127-29 0-59 0-89 0z"><text:p/></draw:path><draw:path draw:style-name="gr3" draw:text-style-name="P6" svg:width="0.0157in" svg:height="0.065in" svg:x="0.1646in" svg:y="0.048in" svg:viewBox="0 0 41 166" svg:d="M41 21c0-12-10-21-21-21s-20 9-20 21c0 11 9 20 20 20s21-9 21-20zM41 146c0-12-10-20-21-20s-20 8-20 20c0 11 9 20 20 20s21-9 21-20z"><text:p/></draw:path><draw:path draw:style-name="gr3" draw:text-style-name="P6" svg:width="0.1004in" svg:height="0.0354in" svg:x="0.202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35in" svg:height="0.1512in" svg:x="0.365in" svg:y="0in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6" svg:width="0.05in" svg:height="0.1in" svg:x="0.4433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0173in" svg:height="0.0453in" svg:x="0.518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02in" svg:height="0.1in" svg:x="0.5811in" svg:y="0.013in" svg:viewBox="0 0 154 255" svg:d="M30 226c13-14 27-26 40-39 61-53 84-74 84-112 0-44-35-75-81-75-44 0-73 35-73 69 0 22 19 22 20 22 6 0 21-4 21-21 0-9-8-19-21-19-4 0-4 0-5 0 9-26 30-39 52-39 35 0 52 31 52 63 0 31-20 60-41 85-24 27-49 54-74 81-4 5-4 6-4 14 47 0 96 0 143 0 3-22 8-44 11-66-3 0-7 0-10 0-2 12-4 28-8 33-3 4-28 4-37 4-23 0-46 0-69 0z"><text:p/></draw:path><draw:path draw:style-name="gr3" draw:text-style-name="P6" svg:width="0.0173in" svg:height="0.0453in" svg:x="0.6626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63in" svg:height="0.1035in" svg:x="0.7236in" svg:y="0.013in" svg:viewBox="0 0 161 264" svg:d="M96 121c32-11 54-37 54-68 0-32-35-53-71-53-39 0-69 23-69 52 0 13 9 21 20 21 12 0 19-9 19-20 0-20-17-20-24-20 12-19 38-24 52-24 16 0 37 9 37 44 0 4-1 26-11 44-12 18-24 20-34 20-3 0-13 1-15 1-3 0-6 1-6 4 0 5 3 5 9 5s12 0 18 0c31 0 45 26 45 63 0 52-27 63-43 63-17 0-46-6-59-29 13 2 25-7 25-20 0-15-10-22-21-22-10 0-22 5-22 23 0 34 36 59 78 59 47 0 83-35 83-74 0-31-25-61-65-69z"><text:p/></draw:path><draw:path draw:style-name="gr3" draw:text-style-name="P6" svg:width="0.0535in" svg:height="0.1512in" svg:x="0.8039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span><text:span text:style-name="T3"><text:s/>המוגדרים באופן הבא: </text:span></text:p>
      <text:p text:style-name="P7"><draw:g text:anchor-type="as-char" svg:y="-0.1902in" draw:z-index="300" draw:name="Shape306" draw:style-name="gr1"><svg:title>TexMaths</svg:title><svg:desc>11§latex§\begin{gather*}
  R_1 = \{\la 1, 1 \ra, \la 2, 2 \ra, \la 3, 3\ra, \la 1, 2 \ra , \la 2, 1 \ra\} \\
  R_2 = \{\la 1, 1 \ra, \la 2, 2 \ra, \la 3, 3\ra, \la 2, 3 \ra, \la 3, 2 \ra\}
\end{align}§svg§600§FALSE§</svg:desc><draw:path draw:style-name="gr2" draw:text-style-name="P5" svg:width="2.4728in" svg:height="0.3642in" svg:x="0.0016in" svg:y="0.0079in" svg:viewBox="0 0 6282 926" svg:d="M3142 926c-1048 0-2095 0-3142 0 0-309 0-618 0-926 2094 0 4188 0 6282 0 0 308 0 617 0 926-1047 0-2094 0-3140 0z"><text:p/></draw:path><draw:path draw:style-name="gr3" draw:text-style-name="P6" svg:width="0.1083in" svg:height="0.1067in" svg:x="0.0004in" svg:y="0.0106in" svg:viewBox="0 0 276 272" svg:d="M129 26c2-8 3-13 11-14 3 0 15 0 23 0 27 0 70 0 70 38 0 13-5 40-21 55-10 9-30 23-65 23-14 0-29 0-44 0 9-34 17-67 26-102zM185 132c38-9 85-35 85-75 0-33-36-57-86-57-37 0-74 0-110 0-8 0-11 0-11 8 0 4 3 4 11 4 4 0 7 0 14 0 7 1 11 1 11 7 0 1-1 2-2 7-18 70-34 138-52 207-3 16-4 19-35 19-7 0-10 0-10 8 0 3 4 3 6 3 9 0 37-1 48-1s38 1 48 1c4 0 8 0 8-8 0-3-3-3-10-3-14 0-25 0-25-8 0-2 1-4 1-6 9-34 16-69 25-103 16 0 31 0 46 0 36 0 42 22 42 36 0 6-3 17-5 26-2 11-6 25-6 33 0 42 46 42 51 42 33 0 47-39 47-44s-4-5-5-5c-4 0-5 3-5 6-10 29-26 34-35 34-13 0-15-8-15-23 0-12 2-32 3-44 1-6 2-13 2-18 0-29-26-42-36-46z"><text:p/></draw:path><draw:path draw:style-name="gr3" draw:text-style-name="P6" svg:width="0.0382in" svg:height="0.0701in" svg:x="0.1213in" svg:y="0.0665in" svg:viewBox="0 0 98 179" svg:d="M61 8c0-8 0-8-8-8-18 17-42 18-53 18 0 3 0 6 0 10 7 0 24 0 39-8 0 46 0 91 0 137 0 9 0 12-27 12-3 0-6 0-10 0 0 4 0 7 0 10 5 0 38-1 48-1 8 0 42 1 48 1 0-3 0-6 0-10-3 0-7 0-10 0-27 0-27-3-27-12 0-49 0-100 0-149z"><text:p/></draw:path><draw:path draw:style-name="gr3" draw:text-style-name="P6" svg:width="0.1008in" svg:height="0.035in" svg:x="0.2287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9in" svg:height="0.1516in" svg:x="0.3913in" svg:y="0in" svg:viewBox="0 0 138 386" svg:d="M83 52c0-16 9-41 51-43 2 0 4-2 4-5 0-4-4-4-7-4-40 0-75 20-75 48 0 30 0 59 0 88 0 16 0 28-15 41-13 11-29 12-37 12-2 0-4 3-4 5 0 3 3 3 7 4 25 1 44 16 48 34 1 5 1 5 1 19 0 25 0 51 0 77 0 15 0 29 19 43 15 11 41 15 56 15 3 0 7 0 7-4 0-3-3-3-6-3-25-3-44-15-48-35-1-3-1-4-1-18 0-28 0-54 0-81 0-17-4-24-16-37-9-8-20-11-31-14 32-9 47-27 47-50 0-31 0-61 0-92z"><text:p/></draw:path><draw:path draw:style-name="gr3" draw:text-style-name="P6" svg:width="0.0335in" svg:height="0.1516in" svg:x="0.4736in" svg:y="0in" svg:viewBox="0 0 86 386" svg:d="M84 15c2-4 2-5 2-7 0-5-3-8-8-8-3 0-6 2-9 9-23 59-45 118-68 177 0 3-1 6-1 8 0 1 0 1 1 6 23 59 45 118 68 178 1 4 4 8 9 8s8-3 8-7c0-1 0-3-2-6-23-60-45-120-69-179 24-60 46-119 69-179z"><text:p/></draw:path><draw:path draw:style-name="gr3" draw:text-style-name="P6" svg:width="0.05in" svg:height="0.1004in" svg:x="0.5295in" svg:y="0.0138in" svg:viewBox="0 0 128 256" svg:d="M79 10c0-10 0-10-9-10-24 24-58 24-70 24 0 5 0 8 0 12 8 0 31 0 51-10 0 68 0 134 0 201 0 13-1 18-37 18-4 0-7 0-12 0 0 4 0 7 0 11 13-1 48-1 63-1s48 0 63 1c0-4 0-7 0-11-5 0-9 0-14 0-34 0-35-4-35-18 0-73 0-144 0-217z"><text:p/></draw:path><draw:path draw:style-name="gr3" draw:text-style-name="P6" svg:width="0.0177in" svg:height="0.0453in" svg:x="0.6051in" svg:y="0.0984in" svg:viewBox="0 0 46 116" svg:d="M46 41c0-26-10-41-25-41-13 0-21 10-21 21 0 10 8 20 21 20 4 0 10-1 13-5 1-1 1-1 2-1 0 2 1 0 1 6 0 28-14 51-26 65-4 4-4 4-4 5 0 3 2 5 4 5 3 0 35-30 35-75z"><text:p/></draw:path><draw:path draw:style-name="gr3" draw:text-style-name="P6" svg:width="0.05in" svg:height="0.1004in" svg:x="0.6736in" svg:y="0.0138in" svg:viewBox="0 0 128 256" svg:d="M79 10c0-10 0-10-9-10-24 24-58 24-70 24 0 5 0 8 0 12 8 0 30 0 51-10 0 68 0 134 0 201 0 13-1 18-37 18-4 0-7 0-12 0 0 4 0 7 0 11 13-1 48-1 63-1s48 0 63 1c0-4 0-7 0-11-5 0-9 0-14 0-34 0-35-4-35-18 0-73 0-144 0-217z"><text:p/></draw:path><draw:path draw:style-name="gr3" draw:text-style-name="P6" svg:width="0.0339in" svg:height="0.1516in" svg:x="0.7441in" svg:y="0in" svg:viewBox="0 0 87 386" svg:d="M85 200c2-5 2-5 2-6s0-2-2-7c-23-59-45-119-68-178-3-7-6-9-9-9-5 0-8 3-8 8 0 1 0 2 2 6 23 60 45 120 68 180-23 59-45 119-68 178-2 4-2 4-2 7 0 4 4 7 8 7 5 0 6-3 9-7 23-60 45-119 68-179z"><text:p/></draw:path><draw:path draw:style-name="gr3" draw:text-style-name="P6" svg:width="0.0173in" svg:height="0.0453in" svg:x="0.8083in" svg:y="0.0984in" svg:viewBox="0 0 45 116" svg:d="M45 41c0-26-10-41-24-41-13 0-21 10-21 21 0 10 8 20 21 20 4 0 9-1 13-5 1-1 1-1 2-1 0 2 0 0 0 6 0 28-13 51-26 65-3 4-3 4-3 5 0 3 1 5 3 5 4 0 35-30 35-75z"><text:p/></draw:path><draw:path draw:style-name="gr3" draw:text-style-name="P6" svg:width="0.0335in" svg:height="0.1516in" svg:x="0.8795in" svg:y="0in" svg:viewBox="0 0 86 386" svg:d="M84 15c2-4 2-5 2-7 0-5-3-8-8-8-3 0-6 2-9 9-23 59-45 118-68 177 0 3-1 6-1 8 0 1 0 1 1 6 23 59 45 118 68 178 1 4 4 8 9 8s8-3 8-7c0-1 0-3-2-6-23-60-45-120-69-179 24-60 46-119 69-179z"><text:p/></draw:path><draw:path draw:style-name="gr3" draw:text-style-name="P6" svg:width="0.0602in" svg:height="0.1004in" svg:x="0.9295in" svg:y="0.0138in" svg:viewBox="0 0 154 256" svg:d="M30 227c13-13 27-27 40-40 61-53 84-74 84-112 0-44-34-75-81-75-44 0-73 35-73 69 0 22 20 22 21 22 7 0 20-4 20-21 0-9-7-19-21-19-2 0-3 0-5 0 9-25 30-39 52-39 35 0 52 31 52 63 0 31-19 61-41 85-24 27-49 55-74 82-4 5-4 6-4 14 47 0 96 0 143 0 3-23 8-45 11-67-3 0-7 0-10 0-1 12-4 29-8 36-3 2-28 2-37 2-23 0-46 0-69 0z"><text:p/></draw:path><draw:path draw:style-name="gr3" draw:text-style-name="P6" svg:width="0.0177in" svg:height="0.0453in" svg:x="1.011in" svg:y="0.0984in" svg:viewBox="0 0 46 116" svg:d="M46 41c0-26-10-41-25-41-13 0-21 10-21 21 0 10 8 20 21 20 4 0 10-1 13-5 1-1 1-1 2-1 0 2 1 0 1 6 0 28-14 51-26 65-4 4-4 4-4 5 0 3 2 5 4 5 3 0 35-30 35-75z"><text:p/></draw:path><draw:path draw:style-name="gr3" draw:text-style-name="P6" svg:width="0.0602in" svg:height="0.1004in" svg:x="1.0732in" svg:y="0.0138in" svg:viewBox="0 0 154 256" svg:d="M30 227c13-13 27-27 40-40 61-53 84-74 84-112 0-44-34-75-81-75-44 0-73 35-73 69 0 22 20 22 21 22 7 0 20-4 20-21 0-9-7-19-21-19-3 0-3 0-5 0 9-25 30-39 52-39 35 0 52 31 52 63 0 31-19 61-41 85-24 27-49 55-74 82-4 5-4 6-4 14 47 0 96 0 143 0 3-23 8-45 11-67-3 0-7 0-10 0-1 12-4 29-8 36-3 2-28 2-37 2-23 0-46 0-69 0z"><text:p/></draw:path><draw:path draw:style-name="gr3" draw:text-style-name="P6" svg:width="0.0339in" svg:height="0.1516in" svg:x="1.15in" svg:y="0in" svg:viewBox="0 0 87 386" svg:d="M85 200c2-5 2-5 2-6s0-2-2-7c-23-59-45-119-68-178-3-7-6-9-9-9-5 0-8 3-8 8 0 1 0 2 2 6 23 60 45 120 68 180-23 59-45 119-68 178-2 4-2 4-2 7 0 4 4 7 8 7 5 0 6-3 9-7 23-60 45-119 68-179z"><text:p/></draw:path><draw:path draw:style-name="gr3" draw:text-style-name="P6" svg:width="0.0173in" svg:height="0.0453in" svg:x="1.2138in" svg:y="0.0984in" svg:viewBox="0 0 45 116" svg:d="M45 41c0-26-10-41-24-41-13 0-21 10-21 21 0 10 8 20 21 20 4 0 9-1 13-5 1-1 1-1 2-1 0 2 0 0 0 6 0 28-13 51-26 65-3 4-3 4-3 5 0 3 1 5 3 5 4 0 35-30 35-75z"><text:p/></draw:path><draw:path draw:style-name="gr3" draw:text-style-name="P6" svg:width="0.0335in" svg:height="0.1516in" svg:x="1.285in" svg:y="0in" svg:viewBox="0 0 86 386" svg:d="M84 15c2-4 2-5 2-7 0-5-3-8-8-8-3 0-6 2-9 9-23 59-45 118-68 177 0 3-1 6-1 8 0 1 0 1 1 6 23 59 45 118 68 178 1 4 4 8 9 8s8-3 8-7c0-1 0-3-2-6-23-60-45-120-69-179 24-60 46-119 69-179z"><text:p/></draw:path><draw:path draw:style-name="gr3" draw:text-style-name="P6" svg:width="0.063in" svg:height="0.1039in" svg:x="1.3335in" svg:y="0.0138in" svg:viewBox="0 0 161 265" svg:d="M96 121c32-11 55-37 55-68 0-32-34-53-72-53-39 0-68 23-68 52 0 13 8 21 20 21s20-9 20-20c0-20-19-20-25-20 13-19 38-24 52-24 16 0 36 9 36 44 0 4 0 26-11 44-11 19-24 20-34 20-3 0-12 1-15 1-2 0-6 1-6 4 0 5 4 5 10 5s11 0 17 0c32 0 46 26 46 63 0 53-26 64-44 64-16 0-45-6-59-28 14 1 26-7 26-22 0-14-11-21-22-21-9 0-22 5-22 22 0 35 36 60 78 60 47 0 83-35 83-75 0-30-25-61-65-69z"><text:p/></draw:path><draw:path draw:style-name="gr3" draw:text-style-name="P6" svg:width="0.0177in" svg:height="0.0453in" svg:x="1.4161in" svg:y="0.0984in" svg:viewBox="0 0 46 116" svg:d="M46 41c0-26-10-41-25-41-13 0-21 10-21 21 0 10 8 20 21 20 4 0 10-1 13-5 1-1 1-1 2-1 0 2 1 0 1 6 0 28-13 51-26 65-4 4-4 4-4 5 0 3 2 5 4 5 3 0 35-30 35-75z"><text:p/></draw:path><draw:path draw:style-name="gr3" draw:text-style-name="P6" svg:width="0.063in" svg:height="0.1039in" svg:x="1.4772in" svg:y="0.0138in" svg:viewBox="0 0 161 265" svg:d="M96 121c32-11 54-37 54-68 0-32-33-53-71-53-39 0-68 23-68 52 0 13 8 21 20 21 11 0 19-9 19-20 0-20-18-20-24-20 13-19 38-24 51-24 17 0 37 9 37 44 0 4-1 26-11 44-11 19-24 20-34 20-3 0-12 1-15 1-2 0-6 1-6 4 0 5 4 5 9 5 6 0 12 0 18 0 32 0 46 26 46 63 0 53-26 64-44 64-16 0-45-6-59-28 14 1 25-7 25-22 0-14-10-21-21-21-10 0-22 5-22 22 0 35 36 60 78 60 47 0 83-35 83-75 0-30-25-61-65-69z"><text:p/></draw:path><draw:path draw:style-name="gr3" draw:text-style-name="P6" svg:width="0.0339in" svg:height="0.1516in" svg:x="1.5551in" svg:y="0in" svg:viewBox="0 0 87 386" svg:d="M85 200c2-5 2-5 2-6s0-2-2-7c-22-59-45-119-67-178-4-7-7-9-10-9-5 0-8 3-8 8 0 1 0 2 2 6 23 60 45 120 68 180-23 59-45 119-68 178-2 4-2 4-2 7 0 4 4 7 8 7 5 0 6-3 9-7 23-60 45-119 68-179z"><text:p/></draw:path><draw:path draw:style-name="gr3" draw:text-style-name="P6" svg:width="0.0173in" svg:height="0.0453in" svg:x="1.6193in" svg:y="0.0984in" svg:viewBox="0 0 45 116" svg:d="M45 41c0-26-10-41-24-41-13 0-21 10-21 21 0 10 8 20 21 20 4 0 9-1 13-5 1-1 1-1 2-1 0 2 0 0 0 6 0 28-13 51-26 65-3 4-3 4-3 5 0 3 1 5 3 5 4 0 35-30 35-75z"><text:p/></draw:path><draw:path draw:style-name="gr3" draw:text-style-name="P6" svg:width="0.0335in" svg:height="0.1516in" svg:x="1.6909in" svg:y="0in" svg:viewBox="0 0 86 386" svg:d="M84 15c2-4 2-5 2-7 0-5-3-8-8-8-3 0-6 2-9 9-23 59-45 118-68 177 0 3-1 6-1 8 0 1 0 1 1 6 23 59 45 118 68 178 1 4 4 8 9 8s8-3 8-7c0-1 0-3-2-6-23-60-45-120-69-179 24-60 46-119 69-179z"><text:p/></draw:path><draw:path draw:style-name="gr3" draw:text-style-name="P6" svg:width="0.05in" svg:height="0.1004in" svg:x="1.7465in" svg:y="0.0138in" svg:viewBox="0 0 128 256" svg:d="M79 10c0-10 0-10-9-10-24 24-58 24-70 24 0 5 0 8 0 12 8 0 31 0 51-10 0 68 0 134 0 201 0 13-1 18-37 18-4 0-7 0-12 0 0 4 0 7 0 11 13-1 48-1 63-1s48 0 63 1c0-4 0-7 0-11-5 0-8 0-12 0-36 0-37-4-37-18 0-73 0-144 0-217z"><text:p/></draw:path><draw:path draw:style-name="gr3" draw:text-style-name="P6" svg:width="0.0177in" svg:height="0.0453in" svg:x="1.822in" svg:y="0.0984in" svg:viewBox="0 0 46 116" svg:d="M46 41c0-26-10-41-25-41-13 0-21 10-21 21 0 10 8 20 21 20 4 0 10-1 13-5 1-1 1-1 2-1 0 2 1 0 1 6 0 28-13 51-26 65-4 4-4 4-4 5 0 3 2 5 4 5 3 0 35-30 35-75z"><text:p/></draw:path><draw:path draw:style-name="gr3" draw:text-style-name="P6" svg:width="0.0602in" svg:height="0.1004in" svg:x="1.8843in" svg:y="0.0138in" svg:viewBox="0 0 154 256" svg:d="M30 227c13-13 27-27 40-40 61-53 84-74 84-112 0-44-34-75-81-75-44 0-73 35-73 69 0 22 20 22 21 22 7 0 20-4 20-21 0-9-7-19-21-19-3 0-3 0-5 0 9-25 30-39 52-39 35 0 52 31 52 63 0 31-19 61-41 85-24 27-49 55-74 82-4 5-4 6-4 14 47 0 96 0 143 0 3-23 8-45 11-67-3 0-7 0-10 0-1 12-4 29-8 36-3 2-28 2-37 2-23 0-46 0-69 0z"><text:p/></draw:path><draw:path draw:style-name="gr3" draw:text-style-name="P6" svg:width="0.0339in" svg:height="0.1516in" svg:x="1.961in" svg:y="0in" svg:viewBox="0 0 87 386" svg:d="M85 200c2-5 2-5 2-6s0-2-2-7c-22-59-45-119-67-178-4-7-7-9-10-9-5 0-8 3-8 8 0 1 0 2 2 6 23 60 45 120 68 180-23 59-45 119-68 178-2 4-2 4-2 7 0 4 4 7 8 7 5 0 6-3 9-7 23-60 45-119 68-179z"><text:p/></draw:path><draw:path draw:style-name="gr3" draw:text-style-name="P6" svg:width="0.0173in" svg:height="0.0453in" svg:x="2.0252in" svg:y="0.0984in" svg:viewBox="0 0 45 116" svg:d="M45 41c0-26-10-41-24-41-13 0-21 10-21 21 0 10 8 20 21 20 4 0 9-1 13-5 1-1 1-1 2-1 0 2 0 0 0 6 0 28-13 51-26 65-3 4-3 4-3 5 0 3 1 5 3 5 4 0 35-30 35-75z"><text:p/></draw:path><draw:path draw:style-name="gr3" draw:text-style-name="P6" svg:width="0.0335in" svg:height="0.1516in" svg:x="2.0965in" svg:y="0in" svg:viewBox="0 0 86 386" svg:d="M84 15c2-4 2-5 2-7 0-5-3-8-8-8-3 0-6 2-9 9-23 59-45 118-68 177 0 3-1 6-1 8 0 1 0 1 1 6 23 59 45 118 68 178 1 4 4 8 9 8s8-3 8-7c0-1 0-3-2-6-23-60-45-120-69-179 24-60 46-119 69-179z"><text:p/></draw:path><draw:path draw:style-name="gr3" draw:text-style-name="P6" svg:width="0.0602in" svg:height="0.1004in" svg:x="2.1465in" svg:y="0.0138in" svg:viewBox="0 0 154 256" svg:d="M30 227c13-13 27-27 40-40 61-53 84-74 84-112 0-44-34-75-81-75-44 0-73 35-73 69 0 22 20 22 21 22 7 0 20-4 20-21 0-9-7-19-21-19-2 0-3 0-5 0 9-25 30-39 52-39 35 0 52 31 52 63 0 31-19 61-41 85-24 27-49 55-74 82-4 5-4 6-4 14 47 0 96 0 143 0 3-23 8-45 11-67-3 0-5 0-9 0-2 12-5 29-9 36-3 2-28 2-37 2-23 0-46 0-69 0z"><text:p/></draw:path><draw:path draw:style-name="gr3" draw:text-style-name="P6" svg:width="0.0177in" svg:height="0.0453in" svg:x="2.228in" svg:y="0.0984in" svg:viewBox="0 0 46 116" svg:d="M46 41c0-26-10-41-25-41-13 0-21 10-21 21 0 10 8 20 21 20 4 0 10-1 13-5 1-1 1-1 2-1 0 2 1 0 1 6 0 28-13 51-26 65-4 4-4 4-4 5 0 3 2 5 4 5 3 0 35-30 35-75z"><text:p/></draw:path><draw:path draw:style-name="gr3" draw:text-style-name="P6" svg:width="0.05in" svg:height="0.1004in" svg:x="2.2961in" svg:y="0.0138in" svg:viewBox="0 0 128 256" svg:d="M79 10c0-10 0-10-9-10-24 24-58 24-70 24 0 5 0 8 0 12 8 0 30 0 51-10 0 68 0 134 0 201 0 13-1 18-37 18-4 0-7 0-12 0 0 4 0 7 0 11 13-1 48-1 63-1s48 0 63 1c0-4 0-7 0-11-5 0-9 0-14 0-34 0-35-4-35-18 0-73 0-144 0-217z"><text:p/></draw:path><draw:path draw:style-name="gr3" draw:text-style-name="P6" svg:width="0.0339in" svg:height="0.1516in" svg:x="2.3669in" svg:y="0in" svg:viewBox="0 0 87 386" svg:d="M85 200c2-5 2-5 2-6s0-2-2-7c-22-59-45-119-67-178-4-7-7-9-10-9-5 0-8 3-8 8 0 1 0 2 2 6 23 60 45 120 68 180-23 59-45 119-68 178-2 4-2 4-2 7 0 4 4 7 8 7 5 0 6-3 9-7 23-60 45-119 68-179z"><text:p/></draw:path><draw:path draw:style-name="gr3" draw:text-style-name="P6" svg:width="0.0539in" svg:height="0.1516in" svg:x="2.4287in" svg:y="0in" svg:viewBox="0 0 138 386" svg:d="M56 336c0 15-11 39-53 43-2 0-3 1-3 3 0 4 4 4 8 4 37 0 73-18 73-48s0-60 0-88c0-14 0-28 16-40 14-11 28-12 37-12 1-1 4-2 4-4 0-5-3-5-7-5-25-2-44-15-48-34-2-4-2-5-2-20 0-25 0-50 0-76 0-16 0-28-18-42-16-13-42-17-55-17-4 0-8 0-8 4 0 5 2 5 7 5 24 1 43 14 48 33 1 4 1 4 1 19 0 27 0 53 0 81 0 18 2 24 16 36 7 8 18 12 29 16-32 9-45 26-45 48 0 31 0 62 0 94z"><text:p/></draw:path><draw:path draw:style-name="gr3" draw:text-style-name="P6" svg:width="0.1083in" svg:height="0.1071in" svg:x="0.0004in" svg:y="0.2378in" svg:viewBox="0 0 276 273" svg:d="M129 26c2-8 3-12 11-13 3-1 15-1 23-1 27 0 70 0 70 39 0 13-5 39-21 55-10 10-30 22-65 22-14 0-29 0-44 0 9-34 17-67 26-102zM185 133c38-9 85-36 85-75 0-33-36-58-86-58-37 0-74 0-110 0-8 0-11 0-11 8 0 4 3 4 11 4 4 0 7 0 14 1s11 1 11 6c0 2-1 3-2 7-18 70-34 139-52 208-3 15-4 18-35 18-7 0-10 0-10 8 0 4 4 4 6 4 9 0 37-1 48-1s38 1 48 1c4 0 8 0 8-8 0-4-3-4-10-4-14 0-25 0-25-7 0-2 1-4 1-6 9-34 16-68 25-103 16 0 31 0 46 0 36 0 42 21 42 36 0 5-3 17-5 26-2 11-6 25-6 33 0 42 46 42 51 42 33 0 47-40 47-45s-4-5-5-5c-4 0-5 4-5 6-10 29-26 35-35 35-13 0-15-9-15-23 0-12 2-32 3-44 1-5 2-13 2-19 0-29-26-42-36-45z"><text:p/></draw:path><draw:path draw:style-name="gr3" draw:text-style-name="P6" svg:width="0.0465in" svg:height="0.0701in" svg:x="0.1165in" svg:y="0.2941in" svg:viewBox="0 0 119 179" svg:d="M119 130c-3 0-6 0-9 0-1 5-3 22-8 24-1 2-22 2-26 2-17 0-33 0-50 0 29-25 38-33 54-45 20-16 39-33 39-59 0-32-29-52-63-52s-56 23-56 48c0 14 11 15 14 15 6 0 15-5 15-15 0-4-3-14-17-14 9-19 27-25 40-25 27 0 40 22 40 43 0 24-16 43-25 53-22 20-43 42-65 63-2 3-2 4-2 11 37 0 74 0 111 0 2-16 6-33 8-49z"><text:p/></draw:path><draw:path draw:style-name="gr3" draw:text-style-name="P6" svg:width="0.1008in" svg:height="0.035in" svg:x="0.2287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9in" svg:height="0.1516in" svg:x="0.3913in" svg:y="0.2283in" svg:viewBox="0 0 138 386" svg:d="M83 51c0-16 9-40 51-43 2 0 4-1 4-4 0-4-4-4-7-4-40 0-75 20-75 48 0 30 0 59 0 88 0 15 0 28-15 40-13 11-29 12-37 12-2 1-4 2-4 5 0 4 3 4 7 4 25 2 44 15 48 34 1 5 1 6 1 20 0 25 0 51 0 76 0 16 0 28 19 43 15 12 41 16 56 16 3 0 7 0 7-4s-3-4-6-4c-25-2-44-15-48-34-1-4-1-4-1-18 0-28 0-55 0-82 0-17-4-24-16-36-9-8-20-12-31-15 32-9 47-27 47-49 0-31 0-63 0-93z"><text:p/></draw:path><draw:path draw:style-name="gr3" draw:text-style-name="P6" svg:width="0.0335in" svg:height="0.1516in" svg:x="0.4736in" svg:y="0.2283in" svg:viewBox="0 0 86 386" svg:d="M84 14c2-4 2-4 2-6 0-5-3-8-8-8-3 0-6 2-9 9-23 59-45 118-68 177 0 2-1 4-1 7 0 1 0 2 1 6 23 59 45 118 68 177 1 5 4 10 9 10s8-3 8-7c0-1 0-3-2-7-23-61-45-120-69-179 24-60 46-119 69-179z"><text:p/></draw:path><draw:path draw:style-name="gr3" draw:text-style-name="P6" svg:width="0.05in" svg:height="0.1012in" svg:x="0.5295in" svg:y="0.2406in" svg:viewBox="0 0 128 258" svg:d="M79 10c0-9 0-10-9-10-24 25-58 25-70 25 0 5 0 8 0 12 8 0 31 0 51-11 0 68 0 134 0 201 0 14-1 18-37 18-4 0-7 0-12 0 0 4 0 8 0 13 13-2 48-2 63-2s48 0 63 2c0-5 0-9 0-13-5 0-9 0-14 0-34 0-35-4-35-18 0-73 0-144 0-217z"><text:p/></draw:path><draw:path draw:style-name="gr3" draw:text-style-name="P6" svg:width="0.0177in" svg:height="0.0453in" svg:x="0.6051in" svg:y="0.326in" svg:viewBox="0 0 46 116" svg:d="M46 41c0-26-10-41-25-41-13 0-21 10-21 20 0 11 8 21 21 21 4 0 10-1 13-6 1 0 1-1 2-1 0 2 1 1 1 7 0 28-14 51-26 64-4 4-4 5-4 6 0 2 2 5 4 5 3 0 35-30 35-75z"><text:p/></draw:path><draw:path draw:style-name="gr3" draw:text-style-name="P6" svg:width="0.05in" svg:height="0.1012in" svg:x="0.6736in" svg:y="0.2406in" svg:viewBox="0 0 128 258" svg:d="M79 10c0-9 0-10-9-10-24 25-58 25-70 25 0 5 0 8 0 12 8 0 30 0 51-11 0 68 0 134 0 201 0 14-1 18-37 18-4 0-7 0-12 0 0 4 0 8 0 13 13-2 48-2 63-2s48 0 63 2c0-5 0-9 0-13-5 0-9 0-14 0-34 0-35-4-35-18 0-73 0-144 0-217z"><text:p/></draw:path><draw:path draw:style-name="gr3" draw:text-style-name="P6" svg:width="0.0339in" svg:height="0.1516in" svg:x="0.7441in" svg:y="0.2283in" svg:viewBox="0 0 87 386" svg:d="M85 199c2-4 2-5 2-6s0-1-2-7c-23-59-45-118-68-177-3-7-6-9-9-9-5 0-8 3-8 8 0 1 0 2 2 5 23 60 45 120 68 180-23 59-45 118-68 178-2 4-2 5-2 8 0 4 4 7 8 7 5 0 6-4 9-7 23-61 45-120 68-180z"><text:p/></draw:path><draw:path draw:style-name="gr3" draw:text-style-name="P6" svg:width="0.0173in" svg:height="0.0453in" svg:x="0.8083in" svg:y="0.326in" svg:viewBox="0 0 45 116" svg:d="M45 41c0-26-10-41-24-41-13 0-21 10-21 20 0 11 8 21 21 21 4 0 9-1 13-6 1 0 1-1 2-1 0 2 0 1 0 7 0 28-13 50-26 64-4 3-3 5-3 6 0 2 1 5 3 5 4 0 35-30 35-75z"><text:p/></draw:path><draw:path draw:style-name="gr3" draw:text-style-name="P6" svg:width="0.0335in" svg:height="0.1516in" svg:x="0.8795in" svg:y="0.2283in" svg:viewBox="0 0 86 386" svg:d="M84 14c2-4 2-4 2-6 0-5-3-8-8-8-3 0-6 2-9 9-23 59-45 118-68 177 0 2-1 4-1 7 0 1 0 2 1 6 23 59 45 118 68 177 1 5 4 10 9 10s8-3 8-7c0-1 0-3-2-7-23-61-45-120-69-179 24-60 46-119 69-179z"><text:p/></draw:path><draw:path draw:style-name="gr3" draw:text-style-name="P6" svg:width="0.0602in" svg:height="0.1012in" svg:x="0.9295in" svg:y="0.2406in" svg:viewBox="0 0 154 258" svg:d="M30 228c13-13 27-27 40-40 61-54 84-75 84-113 0-44-34-75-81-75-44 0-73 36-73 70 0 21 20 21 21 21 7 0 20-4 20-19 0-10-7-20-21-20-2 0-3 0-5 0 9-26 30-40 52-40 35 0 52 32 52 63s-19 61-41 86c-24 27-49 55-74 82-4 5-4 6-4 15 47 0 96 0 143 0 3-24 8-46 11-68-3 0-7 0-10 0-1 11-4 29-8 35-3 3-28 3-37 3-23 0-46 0-69 0z"><text:p/></draw:path><draw:path draw:style-name="gr3" draw:text-style-name="P6" svg:width="0.0177in" svg:height="0.0453in" svg:x="1.011in" svg:y="0.326in" svg:viewBox="0 0 46 116" svg:d="M46 41c0-26-10-41-25-41-13 0-21 10-21 20 0 11 8 21 21 21 4 0 10-1 13-6 1 0 1-1 2-1 0 2 1 1 1 7 0 28-14 51-26 64-4 4-4 5-4 6 0 2 2 5 4 5 3 0 35-30 35-75z"><text:p/></draw:path><draw:path draw:style-name="gr3" draw:text-style-name="P6" svg:width="0.0602in" svg:height="0.1012in" svg:x="1.0732in" svg:y="0.2406in" svg:viewBox="0 0 154 258" svg:d="M30 228c13-13 27-27 40-40 61-54 84-75 84-113 0-44-34-75-81-75-44 0-73 36-73 70 0 21 20 21 21 21 7 0 20-4 20-19 0-10-7-20-21-20-3 0-3 0-5 0 9-26 30-40 52-40 35 0 52 32 52 63s-19 61-41 86c-24 27-49 55-74 82-4 5-4 6-4 15 47 0 96 0 143 0 3-24 8-46 11-68-3 0-7 0-10 0-1 11-4 29-8 35-3 3-28 3-37 3-23 0-46 0-69 0z"><text:p/></draw:path><draw:path draw:style-name="gr3" draw:text-style-name="P6" svg:width="0.0339in" svg:height="0.1516in" svg:x="1.15in" svg:y="0.2283in" svg:viewBox="0 0 87 386" svg:d="M85 199c2-4 2-5 2-6s0-1-2-7c-23-59-45-118-68-177-3-7-6-9-9-9-5 0-8 3-8 8 0 1 0 2 2 5 23 60 45 120 68 180-23 59-45 118-68 178-2 4-2 5-2 8 0 4 4 7 8 7 5 0 6-4 9-7 23-61 45-120 68-180z"><text:p/></draw:path><draw:path draw:style-name="gr3" draw:text-style-name="P6" svg:width="0.0173in" svg:height="0.0453in" svg:x="1.2138in" svg:y="0.326in" svg:viewBox="0 0 45 116" svg:d="M45 41c0-26-10-41-24-41-13 0-21 10-21 20 0 11 8 21 21 21 4 0 9-1 13-6 1 0 1-1 2-1 0 2 0 1 0 7 0 28-13 50-26 64-4 3-3 5-3 6 0 2 1 5 3 5 4 0 35-30 35-75z"><text:p/></draw:path><draw:path draw:style-name="gr3" draw:text-style-name="P6" svg:width="0.0335in" svg:height="0.1516in" svg:x="1.285in" svg:y="0.2283in" svg:viewBox="0 0 86 386" svg:d="M84 14c2-4 2-4 2-6 0-5-3-8-8-8-3 0-6 2-9 9-23 59-45 118-68 177 0 2-1 4-1 7 0 1 0 2 1 6 23 59 45 118 68 177 1 5 4 10 9 10s8-3 8-7c0-1 0-3-2-7-23-61-45-120-69-179 24-60 46-119 69-179z"><text:p/></draw:path><draw:path draw:style-name="gr3" draw:text-style-name="P6" svg:width="0.063in" svg:height="0.1043in" svg:x="1.3335in" svg:y="0.2406in" svg:viewBox="0 0 161 266" svg:d="M96 121c32-10 55-37 55-67 0-32-34-54-72-54-39 0-68 23-68 53 0 13 8 20 20 20s20-8 20-20c0-19-19-19-25-19 13-19 38-24 52-24 16 0 36 9 36 43 0 5 0 27-11 44-11 19-24 20-34 21-3 0-12 1-15 1-2 0-6 0-6 4 0 5 4 5 10 5s11 0 17 0c32 0 46 26 46 64 0 52-26 63-44 63-16 0-45-6-59-29 14 2 26-7 26-21 0-15-11-22-22-22-9 0-22 5-22 23 0 35 36 60 78 60 47 0 83-35 83-74 0-32-25-62-65-71z"><text:p/></draw:path><draw:path draw:style-name="gr3" draw:text-style-name="P6" svg:width="0.0177in" svg:height="0.0453in" svg:x="1.4161in" svg:y="0.326in" svg:viewBox="0 0 46 116" svg:d="M46 41c0-26-10-41-25-41-13 0-21 10-21 20 0 11 8 21 21 21 4 0 10-1 13-6 1 0 1-1 2-1 0 2 1 1 1 7 0 28-13 51-26 64-4 4-4 5-4 6 0 2 2 5 4 5 3 0 35-30 35-75z"><text:p/></draw:path><draw:path draw:style-name="gr3" draw:text-style-name="P6" svg:width="0.063in" svg:height="0.1043in" svg:x="1.4772in" svg:y="0.2406in" svg:viewBox="0 0 161 266" svg:d="M96 121c32-10 54-37 54-67 0-32-33-54-71-54-39 0-68 23-68 53 0 13 8 20 20 20 11 0 19-8 19-20 0-19-18-19-24-19 13-19 38-24 51-24 17 0 37 9 37 43 0 5-1 27-11 44-11 19-24 20-34 21-3 0-12 1-15 1-2 0-6 0-6 4 0 5 4 5 9 5 6 0 12 0 18 0 32 0 46 26 46 64 0 52-26 63-44 63-16 0-45-6-59-29 14 2 25-7 25-21 0-15-10-22-21-22-10 0-22 5-22 23 0 35 36 60 78 60 47 0 83-35 83-74 0-32-25-62-65-71z"><text:p/></draw:path><draw:path draw:style-name="gr3" draw:text-style-name="P6" svg:width="0.0339in" svg:height="0.1516in" svg:x="1.5551in" svg:y="0.2283in" svg:viewBox="0 0 87 386" svg:d="M85 199c2-4 2-5 2-6s0-1-2-7c-22-59-45-118-67-177-4-7-7-9-10-9-5 0-8 3-8 8 0 1 0 2 2 5 23 60 45 120 68 180-23 59-45 118-68 178-2 4-2 5-2 8 0 4 4 7 8 7 5 0 6-4 9-7 23-61 45-120 68-180z"><text:p/></draw:path><draw:path draw:style-name="gr3" draw:text-style-name="P6" svg:width="0.0173in" svg:height="0.0453in" svg:x="1.6193in" svg:y="0.326in" svg:viewBox="0 0 45 116" svg:d="M45 41c0-26-10-41-24-41-13 0-21 10-21 20 0 11 8 21 21 21 4 0 9-1 13-6 1 0 1-1 2-1 0 2 0 1 0 7 0 28-13 51-26 64-3 4-3 5-3 6 0 2 1 5 3 5 4 0 35-30 35-75z"><text:p/></draw:path><draw:path draw:style-name="gr3" draw:text-style-name="P6" svg:width="0.0335in" svg:height="0.1516in" svg:x="1.6909in" svg:y="0.2283in" svg:viewBox="0 0 86 386" svg:d="M84 14c2-4 2-4 2-6 0-5-3-8-8-8-3 0-6 2-9 9-23 59-45 118-68 177 0 2-1 4-1 7 0 1 0 2 1 6 23 59 45 118 68 177 1 5 4 10 9 10s8-3 8-7c0-1 0-3-2-7-23-61-45-120-69-179 24-60 46-119 69-179z"><text:p/></draw:path><draw:path draw:style-name="gr3" draw:text-style-name="P6" svg:width="0.0602in" svg:height="0.1012in" svg:x="1.7406in" svg:y="0.2406in" svg:viewBox="0 0 154 258" svg:d="M30 228c13-13 27-27 40-40 61-54 84-75 84-113 0-44-34-75-81-75-44 0-73 36-73 70 0 21 20 21 21 21 7 0 20-4 20-19 0-10-7-20-21-20-2 0-3 0-5 0 9-26 30-40 52-40 35 0 52 32 52 63s-19 61-41 86c-24 27-49 55-74 82-4 5-4 6-4 15 47 0 96 0 143 0 3-24 8-46 11-68-3 0-5 0-9 0-2 11-5 29-9 35-3 3-28 3-37 3-23 0-46 0-69 0z"><text:p/></draw:path><draw:path draw:style-name="gr3" draw:text-style-name="P6" svg:width="0.0177in" svg:height="0.0453in" svg:x="1.822in" svg:y="0.326in" svg:viewBox="0 0 46 116" svg:d="M46 41c0-26-10-41-25-41-13 0-21 10-21 20 0 11 8 21 21 21 4 0 10-1 13-6 1 0 1-1 2-1 0 2 1 1 1 7 0 28-13 51-26 64-4 4-4 5-4 6 0 2 2 5 4 5 3 0 35-30 35-75z"><text:p/></draw:path><draw:path draw:style-name="gr3" draw:text-style-name="P6" svg:width="0.063in" svg:height="0.1043in" svg:x="1.8831in" svg:y="0.2406in" svg:viewBox="0 0 161 266" svg:d="M96 121c32-10 54-37 54-67 0-32-33-54-71-54-39 0-68 23-68 53 0 13 8 20 20 20 11 0 19-8 19-20 0-19-18-19-24-19 13-19 38-24 51-24 17 0 37 9 37 43 0 5-1 27-11 44-11 19-24 20-34 21-3 0-12 1-15 1-2 0-6 0-6 4 0 5 4 5 9 5 6 0 12 0 18 0 32 0 46 26 46 64 0 52-26 63-44 63-16 0-45-6-59-29 14 2 25-7 25-21 0-15-10-22-21-22-10 0-22 5-22 23 0 35 36 60 78 60 47 0 83-35 83-74 0-32-25-62-65-71z"><text:p/></draw:path><draw:path draw:style-name="gr3" draw:text-style-name="P6" svg:width="0.0339in" svg:height="0.1516in" svg:x="1.961in" svg:y="0.2283in" svg:viewBox="0 0 87 386" svg:d="M85 199c2-4 2-5 2-6s0-1-2-7c-22-59-45-118-67-177-4-7-7-9-10-9-5 0-8 3-8 8 0 1 0 2 2 5 23 60 45 120 68 180-23 59-45 118-68 178-2 4-2 5-2 8 0 4 4 7 8 7 5 0 6-4 9-7 23-61 45-120 68-180z"><text:p/></draw:path><draw:path draw:style-name="gr3" draw:text-style-name="P6" svg:width="0.0173in" svg:height="0.0453in" svg:x="2.0252in" svg:y="0.326in" svg:viewBox="0 0 45 116" svg:d="M45 41c0-26-10-41-24-41-13 0-21 10-21 20 0 11 8 21 21 21 4 0 9-1 13-6 1 0 1-1 2-1 0 2 0 1 0 7 0 28-13 51-26 64-3 4-3 5-3 6 0 2 1 5 3 5 4 0 35-30 35-75z"><text:p/></draw:path><draw:path draw:style-name="gr3" draw:text-style-name="P6" svg:width="0.0335in" svg:height="0.1516in" svg:x="2.0965in" svg:y="0.2283in" svg:viewBox="0 0 86 386" svg:d="M84 14c2-4 2-4 2-6 0-5-3-8-8-8-3 0-6 2-9 9-23 59-45 118-68 177 0 2-1 4-1 7 0 1 0 2 1 6 23 59 45 118 68 177 1 5 4 10 9 10s8-3 8-7c0-1 0-3-2-7-23-61-45-120-69-179 24-60 46-119 69-179z"><text:p/></draw:path><draw:path draw:style-name="gr3" draw:text-style-name="P6" svg:width="0.063in" svg:height="0.1043in" svg:x="2.1453in" svg:y="0.2406in" svg:viewBox="0 0 161 266" svg:d="M96 121c32-10 55-37 55-67 0-32-34-54-72-54-39 0-68 23-68 53 0 13 9 20 20 20 12 0 20-8 20-20 0-19-19-19-25-19 13-19 38-24 52-24 16 0 36 9 36 43 0 5 0 27-11 44-11 19-24 20-34 21-3 0-12 1-15 1-2 0-6 0-6 4 0 5 4 5 10 5s11 0 17 0c32 0 46 26 46 64 0 52-26 63-44 63-16 0-45-6-59-29 14 2 26-7 26-21 0-15-11-22-22-22-9 0-22 5-22 23 0 35 36 60 78 60 47 0 83-35 83-74 0-32-25-62-65-71z"><text:p/></draw:path><draw:path draw:style-name="gr3" draw:text-style-name="P6" svg:width="0.0177in" svg:height="0.0453in" svg:x="2.228in" svg:y="0.326in" svg:viewBox="0 0 46 116" svg:d="M46 41c0-26-10-41-25-41-13 0-21 10-21 20 0 11 8 21 21 21 4 0 10-1 13-6 1 0 1-1 2-1 0 2 1 1 1 7 0 28-13 51-26 64-4 4-4 5-4 6 0 2 2 5 4 5 3 0 35-30 35-75z"><text:p/></draw:path><draw:path draw:style-name="gr3" draw:text-style-name="P6" svg:width="0.0602in" svg:height="0.1012in" svg:x="2.2902in" svg:y="0.2406in" svg:viewBox="0 0 154 258" svg:d="M30 228c13-13 27-27 40-40 61-54 84-75 84-113 0-44-34-75-81-75-44 0-73 36-73 70 0 21 20 21 21 21 7 0 20-4 20-19 0-10-7-20-21-20-3 0-3 0-5 0 9-26 30-40 52-40 35 0 52 32 52 63s-19 61-41 86c-24 27-49 55-74 82-4 5-4 6-4 15 47 0 96 0 143 0 3-24 8-46 11-68-3 0-7 0-10 0-1 11-4 29-8 35-3 3-28 3-37 3-23 0-46 0-69 0z"><text:p/></draw:path><draw:path draw:style-name="gr3" draw:text-style-name="P6" svg:width="0.0339in" svg:height="0.1516in" svg:x="2.3669in" svg:y="0.2283in" svg:viewBox="0 0 87 386" svg:d="M85 199c2-4 2-5 2-6s0-1-2-7c-22-59-45-118-67-177-4-7-7-9-10-9-5 0-8 3-8 8 0 1 0 2 2 5 23 60 45 120 68 180-23 59-45 118-68 178-2 4-2 5-2 8 0 4 4 7 8 7 5 0 6-4 9-7 23-61 45-120 68-180z"><text:p/></draw:path><draw:path draw:style-name="gr3" draw:text-style-name="P6" svg:width="0.0539in" svg:height="0.1516in" svg:x="2.4287in" svg:y="0.2283in" svg:viewBox="0 0 138 386" svg:d="M56 335c0 15-11 40-53 43-2 0-3 2-3 4 0 4 4 4 8 4 37 0 73-18 73-48s0-60 0-88c0-16 0-28 16-41 14-11 28-12 37-12 1 0 4-2 4-4 0-4-3-4-7-5-25-1-44-15-48-34-2-4-2-4-2-19 0-25 0-51 0-77 0-15 0-28-18-43-16-12-42-15-55-15-4 0-8 0-8 4s2 4 7 4c24 2 43 14 48 34 1 3 1 4 1 19 0 26 0 53 0 80 0 17 2 24 16 37 7 8 18 11 29 15-32 8-45 26-45 49 0 31 0 62 0 93z"><text:p/></draw:path></draw:g></text:p>
      <text:p text:style-name="P68">נתבונן ב־<draw:g text:anchor-type="as-char" svg:y="-0.1035in" draw:z-index="302" draw:name="Shape307" draw:style-name="gr1"><svg:title>TexMaths</svg:title><svg:desc>11§display§R_1 \cup R_2§svg§600§FALSE§</svg:desc><draw:path draw:style-name="gr2" draw:text-style-name="P5" svg:width="0.5059in" svg:height="0.1098in" svg:x="0.0024in" svg:y="0.0071in" svg:viewBox="0 0 1286 280" svg:d="M0 0c428 0 858 0 1286 0 0 93 0 186 0 280-428 0-858 0-1286 0 0-94 0-187 0-280z"><text:p/></draw:path><draw:path draw:style-name="gr3" draw:text-style-name="P6" svg:width="0.1083in" svg:height="0.1059in" svg:x="0.0004in" svg:y="0in" svg:viewBox="0 0 276 270" svg:d="M130 26c2-8 3-13 11-14 3 0 15 0 23 0 28 0 70 0 70 38 0 13-6 40-20 54-11 10-31 23-66 23-15 0-29 0-43 0 8-34 16-68 25-101zM185 132c40-8 85-35 85-74 0-34-34-58-85-58-36 0-74 0-110 0-8 0-11 0-11 8 0 4 3 4 10 4 1 0 9 0 15 1 7 0 10 1 10 6 0 2 0 3-1 7-18 68-34 137-52 205-4 16-4 19-35 19-7 0-11 0-11 8 0 3 3 2 6 3 11 0 38-1 49-1 10 0 37 1 48 1 4 0 8 0 8-8 0-3-3-3-11-3-14 0-24 0-24-8 0-2 0-4 1-6 9-34 17-68 25-101 16 0 31 0 47 0 34 0 41 22 41 34 0 7-3 17-5 26-3 11-7 25-7 33 0 42 47 42 52 42 33 0 46-39 46-44 0-4-3-2-4-4-3 0-4 2-6 5-8 27-26 34-35 34-12 0-15-8-15-23 0-12 2-32 4-44 1-5 1-12 1-17 0-29-25-41-36-45z"><text:p/></draw:path><draw:path draw:style-name="gr3" draw:text-style-name="P6" svg:width="0.0386in" svg:height="0.0697in" svg:x="0.1213in" svg:y="0.0559in" svg:viewBox="0 0 99 178" svg:d="M62 8c0-8-1-8-8-8-18 18-43 18-54 18 0 3 0 6 0 9 7 0 25 0 40-7 0 45 0 91 0 137 0 8 0 11-28 11-3 0-6 0-10 0 0 3 0 6 0 10 6 0 39-1 49-1 7 0 41 1 48 1 0-4 0-7 0-10-3 0-7 0-10 0-27 0-27-3-27-11 0-51 0-100 0-149z"><text:p/></draw:path><draw:path draw:style-name="gr3" draw:text-style-name="P6" svg:width="0.0846in" svg:height="0.0929in" svg:x="0.2201in" svg:y="0.013in" svg:viewBox="0 0 216 237" svg:d="M216 13c0-6 0-13-8-13s-8 7-8 13c0 46 0 92 0 139 0 58-63 70-92 70-18 0-42-4-62-17-29-19-29-44-29-53 0-47 0-93 0-139 0-6-2-13-9-13-8 0-8 7-8 13 0 47 0 95 0 142 0 57 59 82 108 82 51 0 108-26 108-82 0-47 0-95 0-142z"><text:p/></draw:path><draw:path draw:style-name="gr3" draw:text-style-name="P6" svg:width="0.1079in" svg:height="0.1059in" svg:x="0.3531in" svg:y="0in" svg:viewBox="0 0 275 270" svg:d="M129 26c2-8 3-13 11-14 3 0 15 0 23 0 27 0 70 0 70 38 0 13-6 40-21 54-9 10-30 23-66 23-14 0-28 0-43 0 9-34 17-68 26-101zM185 132c38-8 85-35 85-74 0-34-36-58-86-58-36 0-74 0-110 0-8 0-11 0-11 8 0 4 3 4 11 4 4 0 7 0 14 1 7 0 11 1 11 6 0 2-1 3-2 7-18 68-34 137-52 205-3 16-4 19-35 19-7 0-10 0-10 8 0 3 4 3 6 3 9 0 37-1 48-1s38 1 48 1c4 0 8 0 8-8 0-3-3-3-10-3-14 0-25 0-25-8 0-2 0-4 1-6 9-34 16-68 25-101 16 0 31 0 47 0 35 0 41 22 41 34 0 7-3 17-5 26-2 11-6 25-6 33 0 42 47 42 51 42 33 0 46-39 46-44 0-4-3-4-4-4-3 0-5 2-5 5-9 27-26 34-35 34-13 0-15-8-15-23 0-12 2-32 3-44 1-5 2-12 2-17 0-29-26-41-36-45z"><text:p/></draw:path><draw:path draw:style-name="gr3" draw:text-style-name="P6" svg:width="0.0469in" svg:height="0.0697in" svg:x="0.4689in" svg:y="0.0559in" svg:viewBox="0 0 120 178" svg:d="M120 129c-3 0-6 0-9 0-1 7-4 22-8 26-2 1-23 1-26 1-16 0-33 0-49 0 28-25 37-33 53-45 20-17 39-33 39-58 0-33-29-53-64-53-33 0-56 23-56 48 0 15 12 16 14 16 7 0 15-5 15-15 0-5-1-14-16-14 9-20 27-25 40-25 26 0 41 21 41 43 0 23-17 41-26 51-22 21-43 42-65 63-3 3-3 3-3 11 37 0 75 0 112 0 2-17 6-32 8-49z"><text:p/></draw:path></draw:g>, ונניח בשלילה את נכונות הטענה. ידוע, <draw:g text:anchor-type="as-char" svg:y="-0.1134in" draw:z-index="303" draw:name="Shape308" draw:style-name="gr1"><svg:title>TexMaths</svg:title><svg:desc>11§display§\la 1, 2 \ra, \la 2, 3 \ra \in R_1 \cup R_2§svg§600§FALSE§</svg:desc><draw:path draw:style-name="gr2" draw:text-style-name="P5" svg:width="1.4358in" svg:height="0.1358in" svg:x="0.0004in" svg:y="0.0071in" svg:viewBox="0 0 3648 346" svg:d="M1825 346c-608 0-1217 0-1825 0 0-116 0-230 0-346 1216 0 2432 0 3648 0 0 116 0 230 0 346-608 0-1216 0-1823 0z"><text:p/></draw:path><draw:path draw:style-name="gr3" draw:text-style-name="P6" svg:width="0.0335in" svg:height="0.1512in" svg:x="0.0094in" svg:y="0in" svg:viewBox="0 0 86 385" svg:d="M84 15c2-4 2-5 2-7 0-5-3-8-8-8-3 0-5 2-9 9-22 59-45 118-67 177-1 2-2 4-2 8 0 1 0 1 2 5 22 59 45 118 67 176 3 5 4 10 9 10s8-3 8-7c0-1 0-3-2-7-24-59-46-119-69-177 23-60 45-119 69-179z"><text:p/></draw:path><draw:path draw:style-name="gr3" draw:text-style-name="P6" svg:width="0.05in" svg:height="0.1in" svg:x="0.0654in" svg:y="0.013in" svg:viewBox="0 0 128 255" svg:d="M79 10c0-10 0-10-9-10-24 24-58 24-70 24 0 5 0 8 0 12 8 0 31 0 51-10 0 66 0 133 0 199 0 14-2 18-37 18-4 0-7 0-12 0 0 5 0 9 0 12 14-1 47-1 63-1 15 0 49 0 63 1 0-3 0-7 0-12-5 0-8 0-13 0-35 0-36-4-36-18 0-72 0-144 0-215z"><text:p/></draw:path><draw:path draw:style-name="gr3" draw:text-style-name="P6" svg:width="0.0173in" svg:height="0.0453in" svg:x="0.141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02in" svg:height="0.1in" svg:x="0.2031in" svg:y="0.013in" svg:viewBox="0 0 154 255" svg:d="M30 226c13-14 27-26 40-39 61-53 84-74 84-112 0-44-34-75-81-75-44 0-73 35-73 69 0 22 20 22 21 22 6 0 20-4 20-21 0-9-7-19-21-19-2 0-4 0-5 0 9-26 30-39 52-39 35 0 52 31 52 63 0 31-19 60-40 85-25 27-49 54-75 81-4 5-4 6-4 14 48 0 96 0 144 0 3-22 7-44 10-66-3 0-5 0-9 0-2 12-5 28-9 33-3 4-28 4-37 4-23 0-46 0-69 0z"><text:p/></draw:path><draw:path draw:style-name="gr3" draw:text-style-name="P6" svg:width="0.0335in" svg:height="0.1512in" svg:x="0.2803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6" svg:width="0.0173in" svg:height="0.0453in" svg:x="0.3437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335in" svg:height="0.1512in" svg:x="0.4154in" svg:y="0in" svg:viewBox="0 0 86 385" svg:d="M84 15c2-4 2-5 2-7 0-5-4-8-8-8-3 0-7 2-9 9-23 59-45 118-68 177 0 2-1 4-1 8 0 1 0 1 1 5 23 59 45 118 68 176 1 5 4 10 9 10 4 0 8-3 8-7 0-1 0-3-2-7-24-59-46-119-69-177 23-60 45-119 69-179z"><text:p/></draw:path><draw:path draw:style-name="gr3" draw:text-style-name="P6" svg:width="0.0602in" svg:height="0.1in" svg:x="0.465in" svg:y="0.013in" svg:viewBox="0 0 154 255" svg:d="M30 226c14-14 27-26 42-39 59-53 82-74 82-112 0-44-34-75-81-75-44 0-73 35-73 69 0 22 20 22 21 22 6 0 20-4 20-21 0-9-7-19-20-19-3 0-5 0-6 0 9-26 30-39 52-39 35 0 52 31 52 63 0 31-19 60-40 85-25 27-49 54-75 81-4 5-4 6-4 14 48 0 96 0 144 0 3-22 7-44 10-66-3 0-5 0-9 0-2 12-5 28-9 33-3 4-28 4-36 4-23 0-47 0-70 0z"><text:p/></draw:path><draw:path draw:style-name="gr3" draw:text-style-name="P6" svg:width="0.0173in" svg:height="0.0453in" svg:x="0.5469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6" svg:width="0.063in" svg:height="0.1035in" svg:x="0.6075in" svg:y="0.013in" svg:viewBox="0 0 161 264" svg:d="M96 121c32-11 55-37 55-68 0-32-34-53-72-53-39 0-68 23-68 52 0 13 8 21 20 21s20-9 20-20c0-20-19-20-25-20 13-19 38-24 51-24 17 0 37 9 37 44 0 4 0 26-11 44s-24 20-34 20c-3 0-12 1-15 1-2 0-6 1-6 4 0 5 4 5 10 5s11 0 17 0c32 0 46 26 46 63 0 52-26 63-44 63-16 0-45-6-59-29 14 2 26-7 26-20 0-15-11-22-22-22-10 0-22 5-22 23 0 34 36 59 78 59 47 0 83-35 83-74 0-31-25-61-65-69z"><text:p/></draw:path><draw:path draw:style-name="gr3" draw:text-style-name="P6" svg:width="0.0339in" svg:height="0.1512in" svg:x="0.6854in" svg:y="0in" svg:viewBox="0 0 87 385" svg:d="M85 199c2-4 2-4 2-5 0-2 0-2-2-7-22-59-45-119-67-178-4-7-7-9-10-9-5 0-8 3-8 8 0 1 0 2 2 6 23 60 45 119 68 180-23 58-45 118-68 176-2 4-2 5-2 8 0 4 4 7 8 7 5 0 6-4 9-7 23-60 45-119 68-179z"><text:p/></draw:path><draw:path draw:style-name="gr3" draw:text-style-name="P6" svg:width="0.0756in" svg:height="0.087in" svg:x="0.7913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6" svg:width="0.1079in" svg:height="0.1063in" svg:x="0.9283in" svg:y="0.0098in" svg:viewBox="0 0 275 271" svg:d="M129 26c2-9 3-13 11-14 3 0 15 0 23 0 27 0 70 0 70 38 0 13-6 39-21 55-10 10-30 22-66 22-14 0-28 0-43 0 9-35 17-68 26-101zM184 132c39-9 86-35 86-75 0-33-36-57-86-57-37 0-74 0-110 0-8 0-11 0-11 8 0 4 3 4 11 4 4 0 7 0 14 0 7 1 10 1 10 7 0 1 0 2-1 7-18 69-34 138-52 206-4 15-4 18-35 18-7 0-10 0-10 8 0 4 3 3 4 4 11 0 39-1 50-1s38 1 48 1c4 0 8 0 8-8 0-4-3-4-10-4-14 0-25 0-25-7 0-2 0-4 1-6 9-33 16-67 25-102 16 0 31 0 46 0 36 0 42 22 42 36 0 5-3 17-5 26-2 10-7 24-7 32 0 42 47 42 52 42 33 0 46-40 46-44 0-6-3-6-4-6-4 0-5 4-5 6-10 28-26 35-35 35-13 0-15-9-15-23 0-12 2-31 3-43 1-6 1-13 1-19 0-29-25-42-36-45z"><text:p/></draw:path><draw:path draw:style-name="gr3" draw:text-style-name="P6" svg:width="0.0382in" svg:height="0.0701in" svg:x="1.0492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6" svg:width="0.0839in" svg:height="0.0937in" svg:x="1.148in" svg:y="0.0217in" svg:viewBox="0 0 214 239" svg:d="M214 14c0-6 0-14-7-14-8 0-8 8-8 14 0 47 0 93 0 140 0 57-63 70-91 70-18 0-42-4-63-16-30-19-30-44-30-54 0-47 0-93 0-140 0-6 0-14-7-14-8 0-8 8-8 14 0 48 0 94 0 141 0 59 59 84 108 84s106-28 106-83c0-47 0-94 0-142z"><text:p/></draw:path><draw:path draw:style-name="gr3" draw:text-style-name="P6" svg:width="0.1083in" svg:height="0.1063in" svg:x="1.2811in" svg:y="0.0098in" svg:viewBox="0 0 276 271" svg:d="M130 26c2-9 3-13 10-14 4 0 16 0 24 0 27 0 70 0 70 38 0 13-6 39-22 55-10 10-29 22-65 22-14 0-28 0-43 0 9-35 17-68 26-101zM185 132c39-9 84-35 84-75 0-33-34-57-84-57-36 0-74 0-110 0-8 0-11 0-11 8 0 4 3 4 10 4 1 0 8 0 15 0 7 1 10 1 10 7 0 1 0 2-1 7-18 69-34 138-52 206-4 15-5 18-35 18-8 0-11 0-11 8 0 4 4 4 5 4 11 0 38-1 49-1 10 0 38 1 49 1 4 0 8 0 8-8 0-4-3-4-11-4-14 0-25 0-25-7 0-2 1-4 1-6 9-33 18-67 26-102 16 0 30 0 45 0 36 0 43 22 43 36 0 5-3 17-5 26-3 10-7 24-7 32 0 42 46 42 52 42 33 0 46-40 46-44 0-6-3-3-4-6-4 0-5 4-6 6-9 28-26 35-35 35-12 0-15-9-15-23 0-12 2-31 4-43 0-6 1-13 1-19 0-29-25-42-36-45z"><text:p/></draw:path><draw:path draw:style-name="gr3" draw:text-style-name="P6" svg:width="0.0469in" svg:height="0.0701in" svg:x="1.3972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text:s/>(זאת כי <draw:g text:anchor-type="as-char" svg:y="-0.1134in" draw:z-index="304" draw:name="Shape309" draw:style-name="gr1"><svg:title>TexMaths</svg:title><svg:desc>11§display§\la 1, 2 \ra \in R_1 \land \la 2, 3 \ra \in R_2§svg§600§FALSE§</svg:desc><draw:path draw:style-name="gr2" draw:text-style-name="P5" svg:width="1.5547in" svg:height="0.1358in" svg:x="0.0004in" svg:y="0.0071in" svg:viewBox="0 0 3950 346" svg:d="M1976 346c-659 0-1317 0-1976 0 0-116 0-230 0-346 1317 0 2633 0 3950 0 0 116 0 230 0 346-658 0-1316 0-1974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5in" svg:height="0.1in" svg:x="0.0654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6" svg:width="0.0173in" svg:height="0.0453in" svg:x="0.141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06in" svg:height="0.1in" svg:x="0.2031in" svg:y="0.013in" svg:viewBox="0 0 155 255" svg:d="M30 226c14-14 27-26 42-39 59-53 83-74 83-112 0-44-35-75-82-75-44 0-73 35-73 69 0 22 20 22 21 22 7 0 20-4 20-21 0-9-7-19-20-19-3 0-4 0-6 0 9-26 30-39 52-39 35 0 53 31 53 63 0 31-20 60-41 85-25 27-49 54-75 81-4 5-4 6-4 14 48 0 96 0 144 0 3-22 8-44 11-66-3 0-6 0-10 0-2 12-4 28-9 33-2 4-28 4-36 4-23 0-47 0-70 0z"><text:p/></draw:path><draw:path draw:style-name="gr3" draw:text-style-name="P6" svg:width="0.0335in" svg:height="0.1512in" svg:x="0.2803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858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83in" svg:height="0.1063in" svg:x="0.5232in" svg:y="0.0098in" svg:viewBox="0 0 276 271" svg:d="M129 26c2-9 3-13 11-14 3 0 16 0 24 0 27 0 70 0 70 38 0 13-6 39-22 55-10 10-30 22-65 22-14 0-29 0-44 0 9-35 17-68 26-101zM185 132c38-9 85-35 85-75 0-33-35-57-85-57-38 0-74 0-111 0-8 0-11 0-11 8 0 4 3 4 11 4 1 0 7 0 14 0 8 1 11 1 11 7 0 1 0 2-1 7-18 69-35 138-53 206-3 15-4 18-35 18-7 0-10 0-10 8 0 4 4 4 6 4 11 0 37-1 48-1s38 1 49 1c4 0 8 0 8-8 0-4-3-4-11-4-14 0-25 0-25-7 0-2 1-4 1-6 9-33 16-67 25-102 16 0 31 0 46 0 36 0 42 22 42 36 0 5-2 17-4 26-3 10-7 24-7 32 0 42 46 42 52 42 33 0 46-40 46-44 0-6-3-3-4-6-5 0-5 4-6 6-10 28-26 35-35 35-13 0-15-9-15-23 0-12 2-31 4-43 0-6 1-13 1-19 0-29-26-42-36-45z"><text:p/></draw:path><draw:path draw:style-name="gr3" draw:text-style-name="P6" svg:width="0.0386in" svg:height="0.0701in" svg:x="0.6441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6" svg:width="0.0846in" svg:height="0.0937in" svg:x="0.7429in" svg:y="0.0217in" svg:viewBox="0 0 216 239" svg:d="M117 9c-4-7-6-9-9-9-5 0-7 3-9 9-32 71-64 143-96 215-2 4-3 5-3 7 0 5 4 8 8 8 3 0 6-1 10-8 29-67 60-135 90-203 31 68 60 136 91 203 3 8 7 8 9 8 4 0 8-3 8-8 0-1 0-2-3-6-31-72-64-145-96-216z"><text:p/></draw:path><draw:path draw:style-name="gr3" draw:text-style-name="P6" svg:width="0.0335in" svg:height="0.1512in" svg:x="0.8862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6" svg:width="0.0602in" svg:height="0.1in" svg:x="0.9366in" svg:y="0.013in" svg:viewBox="0 0 154 255" svg:d="M30 226c13-14 27-26 40-39 61-53 84-74 84-112 0-44-35-75-82-75-43 0-72 35-72 69 0 22 19 22 20 22 6 0 21-4 21-21 0-9-8-19-21-19-3 0-5 0-6 0 9-26 30-39 53-39 35 0 52 31 52 63 0 31-20 60-41 85-24 27-49 54-74 81-4 5-4 6-4 14 47 0 96 0 143 0 3-22 8-44 11-66-3 0-7 0-10 0-2 12-4 28-9 33-2 4-27 4-36 4-23 0-46 0-69 0z"><text:p/></draw:path><draw:path draw:style-name="gr3" draw:text-style-name="P6" svg:width="0.0173in" svg:height="0.0453in" svg:x="1.0181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63in" svg:height="0.1035in" svg:x="1.0791in" svg:y="0.013in" svg:viewBox="0 0 161 264" svg:d="M96 121c32-11 54-37 54-68 0-32-34-53-72-53s-68 23-68 52c0 13 9 21 20 21 12 0 20-9 20-20 0-20-18-20-25-20 12-19 38-24 52-24 15 0 37 9 37 44 0 4-1 26-11 44-12 18-25 20-34 20-3 0-13 1-15 1-3 0-6 1-6 4 0 5 3 5 9 5s12 0 18 0c31 0 45 26 45 63 0 52-26 63-43 63-16 0-46-6-59-29 13 2 25-7 25-20 0-15-10-22-22-22-9 0-21 5-21 23 0 34 35 59 78 59 47 0 83-35 83-74 0-31-26-61-65-69z"><text:p/></draw:path><draw:path draw:style-name="gr3" draw:text-style-name="P6" svg:width="0.0335in" svg:height="0.1512in" svg:x="1.1571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" svg:width="0.076in" svg:height="0.087in" svg:x="1.2626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83in" svg:height="0.1063in" svg:x="1.4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469in" svg:height="0.0701in" svg:x="1.5161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) ונסיק מהנחת השלילה ש־<draw:g text:anchor-type="as-char" svg:y="-0.1134in" draw:z-index="305" draw:name="Shape310" draw:style-name="gr1"><svg:title>TexMaths</svg:title><svg:desc>11§display§\la 1, 3 \ra \in R_3§svg§600§FALSE§</svg:desc><draw:path draw:style-name="gr2" draw:text-style-name="P5" svg:width="0.678in" svg:height="0.1354in" svg:x="0.0004in" svg:y="0.0071in" svg:viewBox="0 0 1723 345" svg:d="M0 0c574 0 1149 0 1723 0 0 115 0 230 0 345-574 0-1149 0-1723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5in" svg:height="0.1008in" svg:x="0.0654in" svg:y="0.0126in" svg:viewBox="0 0 128 257" svg:d="M79 10c0-9 0-10-9-10-24 25-58 25-70 25 0 5 0 8 0 12 8 0 31 0 51-9 0 66 0 132 0 198 0 13-1 18-37 18-4 0-7 0-12 0 0 5 0 9 0 13 13-3 48-3 63-3s48 0 63 3c0-4 0-8 0-13-5 0-8 0-12 0-36 0-37-4-37-18 0-72 0-145 0-216z"><text:p/></draw:path><draw:path draw:style-name="gr3" draw:text-style-name="P6" svg:width="0.0177in" svg:height="0.0453in" svg:x="0.1409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63in" svg:height="0.1035in" svg:x="0.202in" svg:y="0.0126in" svg:viewBox="0 0 161 264" svg:d="M96 121c32-10 54-37 54-67 0-32-34-54-71-54-39 0-68 23-68 53 0 13 8 20 20 20 11 0 19-8 19-20 0-19-18-19-24-19 13-19 38-24 51-24 17 0 37 9 37 43 0 5-1 27-11 44-11 19-24 20-34 20-3 1-12 1-15 1-3 1-6 1-6 5 0 5 3 5 9 5s12 0 18 0c32 0 46 25 46 64 0 50-27 61-44 61-16 0-45-6-59-28 14 2 25-7 25-21s-10-21-21-21c-10 0-22 5-22 21 0 35 36 60 78 60 47 0 83-35 83-72 0-32-25-62-65-71z"><text:p/></draw:path><draw:path draw:style-name="gr3" draw:text-style-name="P6" svg:width="0.0339in" svg:height="0.1508in" svg:x="0.2799in" svg:y="0in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6" svg:width="0.076in" svg:height="0.087in" svg:x="0.385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83in" svg:height="0.1063in" svg:x="0.5224in" svg:y="0.0098in" svg:viewBox="0 0 276 271" svg:d="M130 28c2-10 3-14 10-15 4-1 16-1 24-1 27 0 70 0 70 39 0 13-6 39-21 55-11 10-30 22-66 22-14 0-28 0-42 0 8-34 16-67 25-100zM185 132c39-8 85-35 85-74 0-33-35-58-85-58-36 0-74 0-110 0-8 0-11 0-11 8 0 4 3 4 10 4 1 0 9 0 15 1 7 1 10 1 10 7 0 1 0 2-1 6-18 69-34 138-52 206-4 16-4 19-35 19-8 0-11 0-11 8 0 4 3 3 6 4 11 0 37-2 48-2 10 0 38 2 49 2 4 0 8 0 8-9 0-3-3-3-11-3-14 0-25 0-25-8 0-2 1-4 2-6 9-33 17-67 25-100 16 0 30 0 45 0 36 0 43 20 43 34 0 6-3 18-5 26-3 10-7 24-7 32 0 42 46 42 52 42 33 0 46-39 46-44s-3-2-4-5c-4 0-5 3-6 6-9 29-26 35-35 35-12 0-15-9-15-24 0-12 2-32 4-44 1-5 1-11 1-17 0-29-25-41-36-46z"><text:p/></draw:path><draw:path draw:style-name="gr3" draw:text-style-name="P6" svg:width="0.0484in" svg:height="0.0724in" svg:x="0.6378in" svg:y="0.0661in" svg:viewBox="0 0 124 185" svg:d="M59 89c21 0 37 14 37 44 0 33-20 43-35 43-11 0-36-3-47-19 12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 כך <draw:g text:anchor-type="as-char" svg:y="-0.1134in" draw:z-index="306" draw:name="Shape311" draw:style-name="gr1"><svg:title>TexMaths</svg:title><svg:desc>11§display§\la 1, 3 \ra \not\in R_1, R_2§svg§600§FALSE§</svg:desc><draw:path draw:style-name="gr2" draw:text-style-name="P5" svg:width="0.9287in" svg:height="0.1358in" svg:x="0.0004in" svg:y="0.0071in" svg:viewBox="0 0 2360 346" svg:d="M1181 346c-394 0-787 0-1181 0 0-116 0-230 0-346 787 0 1573 0 2360 0 0 116 0 230 0 346-393 0-787 0-1179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5in" svg:height="0.1in" svg:x="0.0654in" svg:y="0.013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3" draw:text-style-name="P6" svg:width="0.0173in" svg:height="0.0453in" svg:x="0.141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3in" svg:height="0.1035in" svg:x="0.202in" svg:y="0.013in" svg:viewBox="0 0 161 264" svg:d="M97 121c31-11 54-37 54-68 0-32-34-53-72-53s-68 23-68 52c0 13 9 21 20 21 12 0 20-9 20-20 0-20-19-20-25-20 13-19 38-24 52-24 16 0 36 9 36 44 0 4 0 26-9 44-13 18-26 20-36 20-3 0-12 1-14 1-3 0-7 1-7 4 0 5 4 5 10 5s11 0 17 0c32 0 46 26 46 63 0 52-26 63-44 63-16 0-45-6-58-29 13 2 25-7 25-20 0-15-11-22-22-22-9 0-22 5-22 23 0 34 36 59 78 59 47 0 83-35 83-74 0-31-25-61-64-69z"><text:p/></draw:path><draw:path draw:style-name="gr3" draw:text-style-name="P6" svg:width="0.0335in" svg:height="0.1512in" svg:x="0.2803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6in" svg:height="0.1409in" svg:x="0.3941in" svg:y="0.0043in" svg:viewBox="0 0 194 359" svg:d="M190 15c4-5 4-6 4-7 0-2-3-8-8-8-6 0-7 2-9 8-58 112-115 223-174 336-3 5-3 6-3 7 0 4 3 8 8 8s6-2 9-8c58-112 115-223 173-336z"><text:p/></draw:path><draw:path draw:style-name="gr3" draw:text-style-name="P6" svg:width="0.0756in" svg:height="0.087in" svg:x="0.3858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1083in" svg:height="0.1063in" svg:x="0.5228in" svg:y="0.0098in" svg:viewBox="0 0 276 271" svg:d="M129 26c2-9 3-13 11-14 3 0 15 0 23 0 27 0 70 0 70 38 0 13-5 39-21 55-10 10-30 22-65 22-14 0-29 0-44 0 9-35 17-68 26-101zM185 132c38-9 85-35 85-75 0-33-36-57-86-57-37 0-74 0-110 0-8 0-11 0-11 8 0 4 3 4 11 4 1 0 7 0 14 0 8 1 11 1 11 7 0 1-1 2-2 7-18 69-34 138-52 206-3 15-4 18-35 18-7 0-10 0-10 8 0 4 4 4 6 4 9 0 37-1 48-1s38 1 49 1c3 0 8 0 8-8 0-4-4-4-11-4-14 0-25 0-25-7 0-2 1-4 1-6 9-33 16-67 25-102 16 0 31 0 46 0 36 0 42 22 42 36 0 5-3 17-5 26-2 10-6 24-6 32 0 42 46 42 51 42 33 0 47-40 47-44 0-6-4-6-5-6-4 0-5 4-5 6-10 28-26 35-35 35-13 0-15-9-15-23 0-12 2-31 3-43 1-6 2-13 2-19 0-29-26-42-36-45z"><text:p/></draw:path><draw:path draw:style-name="gr3" draw:text-style-name="P6" svg:width="0.0382in" svg:height="0.0701in" svg:x="0.6437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6" svg:width="0.0173in" svg:height="0.0453in" svg:x="0.7134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1083in" svg:height="0.1063in" svg:x="0.774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9 28-26 35-35 35-12 0-15-9-15-23 0-12 2-31 4-43 0-6 1-13 1-19 0-29-25-42-36-45z"><text:p/></draw:path><draw:path draw:style-name="gr3" draw:text-style-name="P6" svg:width="0.0469in" svg:height="0.0701in" svg:x="0.8902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text:s/>וסה"כ הגענו ל<text:span text:style-name="T39">סתירה</text:span>. </text:p>
      <text:h text:style-name="P18" text:outline-level="3">סעיף (ג) <text:span text:style-name="T41">– הפכה</text:span></text:h>
      <text:p text:style-name="P69">טענה: <text:span text:style-name="T3">יהיו </text:span><text:span text:style-name="T3"><draw:g text:anchor-type="as-char" svg:y="-0.1063in" draw:z-index="307" draw:name="Shape312" draw:style-name="gr1"><svg:title>TexMaths</svg:title><svg:desc>11§display§R, S§svg§600§FALSE§</svg:desc><draw:path draw:style-name="gr2" draw:text-style-name="P5" svg:width="0.2661in" svg:height="0.1201in" svg:x="0.0016in" svg:y="0.0071in" svg:viewBox="0 0 677 306" svg:d="M339 306c-113 0-226 0-339 0 0-102 0-204 0-306 226 0 451 0 677 0 0 102 0 204 0 306-113 0-226 0-338 0z"><text:p/></draw:path><draw:path draw:style-name="gr3" draw:text-style-name="P6" svg:width="0.1079in" svg:height="0.1063in" svg:x="0.0004in" svg:y="0.0039in" svg:viewBox="0 0 275 271" svg:d="M129 26c2-8 3-13 11-14 3 0 15 0 23 0 27 0 70 0 70 38 0 13-6 40-21 55-10 10-30 23-66 23-14 0-28 0-43 0 9-34 17-67 26-102zM184 132c39-9 86-35 86-75 0-33-36-57-86-57-38 0-74 0-110 0-8 0-11 0-11 8 0 4 3 4 11 4 4 0 7 0 14 0 7 1 10 2 10 7 0 1 0 3-1 7-18 69-34 138-52 206-3 16-4 18-35 18-7 0-10 0-10 8 0 4 4 4 6 4 9 0 37-1 48-1s37 1 48 1c4 0 8 0 8-8 0-4-3-4-10-4-14 0-25 0-25-7 0-2 0-4 1-6 9-34 16-67 25-102 16 0 31 0 46 0 36 0 42 22 42 36 0 5-3 17-5 25-2 11-7 25-7 33 0 42 47 42 52 42 33 0 46-39 46-44 0-6-3-3-4-6-4 0-5 4-6 6-9 28-25 35-35 35-12 0-15-9-15-23 0-12 3-32 4-44 1-6 1-12 1-18 0-29-25-40-36-45z"><text:p/></draw:path><draw:path draw:style-name="gr3" draw:text-style-name="P6" svg:width="0.0173in" svg:height="0.0453in" svg:x="0.124in" svg:y="0.0909in" svg:viewBox="0 0 45 116" svg:d="M45 41c0-26-10-41-25-41-12 0-20 10-20 21 0 10 8 20 20 20 4 0 10-1 13-5 2-1 1-1 2-1s1 0 1 6c0 28-13 51-26 64-4 4-4 5-4 6 0 2 2 5 4 5 4 0 35-30 35-75z"><text:p/></draw:path><draw:path draw:style-name="gr3" draw:text-style-name="P6" svg:width="0.0898in" svg:height="0.1098in" svg:x="0.1858in" svg:y="0.0004in" svg:viewBox="0 0 229 280" svg:d="M229 4c0-1-1-4-5-4-2 0-2 1-6 6-7 7-13 14-19 22-10-18-31-28-55-28-49 0-96 44-96 91 0 31 20 49 40 55 14 4 28 7 42 10 14 5 35 10 35 41 0 34-32 71-69 71-25 0-67-9-67-57 0-9 1-18 2-21 0-1 0-1 0-2 0-3-2-3-5-3-2 0-2 0-3 1-2 1-23 88-23 89 0 2 1 5 4 5 2 0 3 0 7-6 7-6 12-14 19-22 16 22 43 28 65 28 52 0 98-52 98-98 0-27-13-40-19-45-9-9-15-11-49-20-8-2-23-6-26-7-10-3-23-14-23-35 0-31 31-64 67-64 32 0 56 17 56 59 0 14-2 20-2 22 1 2 0 4 5 4 4 0 4-1 6-8 7-27 13-56 21-84z"><text:p/></draw:path></draw:g></text:span><text:span text:style-name="T3"><text:s/>יחסים טרנזיטיביים על הקבוצה </text:span><text:span text:style-name="T3"><draw:g text:anchor-type="as-char" svg:y="-0.1083in" draw:z-index="308" draw:name="Shape313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נגרר </text:span><text:span text:style-name="T3"><draw:g text:anchor-type="as-char" svg:y="-0.1098in" draw:z-index="309" draw:name="Shape314" draw:style-name="gr1"><svg:title>TexMaths</svg:title><svg:desc>11§display§R \circ S§svg§600§FALSE§</svg:desc><draw:path draw:style-name="gr2" draw:text-style-name="P5" svg:width="0.3417in" svg:height="0.0937in" svg:x="0.0024in" svg:y="0.0071in" svg:viewBox="0 0 869 239" svg:d="M0 0c289 0 580 0 869 0 0 80 0 159 0 239-289 0-580 0-869 0 0-80 0-159 0-239z"><text:p/></draw:path><draw:path draw:style-name="gr3" draw:text-style-name="P6" svg:width="0.1083in" svg:height="0.1059in" svg:x="0.0004in" svg:y="0.0035in" svg:viewBox="0 0 276 270" svg:d="M130 26c2-8 3-13 10-14 4 0 16 0 24 0 27 0 70 0 70 37 0 14-6 40-22 55-10 10-29 22-65 22-14 0-28 0-42 0 8-34 16-67 25-100zM185 132c39-9 85-35 85-75 0-33-35-57-85-57-36 0-74 0-110 0-8 0-11 0-11 8 0 4 3 4 10 4 1 0 9 0 15 0 7 1 10 1 10 7 0 1 0 2-1 7-18 68-34 137-52 206-4 15-4 17-35 17-7 0-11 0-11 8 0 4 3 3 6 4 11 0 38-1 49-1 10 0 37 1 48 1 4 0 8 0 8-8 0-4-3-4-11-4-14 0-25 0-25-7 0-2 1-4 2-6 9-34 17-68 25-101 16 0 30 0 45 0 36 0 43 21 43 34 0 5-3 18-5 26-3 11-7 26-7 33 0 42 46 42 52 42 33 0 46-38 46-44 0-5-3-3-4-5-4 0-5 3-6 5-10 29-26 35-35 35-12 0-15-8-15-23 0-12 2-32 4-44 0-5 1-13 1-18 0-30-25-40-36-44z"><text:p/></draw:path><draw:path draw:style-name="gr3" draw:text-style-name="P6" svg:width="0.0591in" svg:height="0.0579in" svg:x="0.1528in" svg:y="0.0398in" svg:viewBox="0 0 151 148" svg:d="M151 75c0-42-34-75-75-75-42 0-76 34-76 75 0 40 34 73 76 73 41 0 75-33 75-73zM76 134c-34 0-60-28-60-59 0-33 27-60 60-60 32 0 59 26 59 60 0 33-27 59-59 59z"><text:p/></draw:path><draw:path draw:style-name="gr3" draw:text-style-name="P6" svg:width="0.0898in" svg:height="0.1094in" svg:x="0.2622in" svg:y="0in" svg:viewBox="0 0 229 279" svg:d="M229 4c0-2-1-4-5-4-2 0-2 0-6 5-7 8-13 15-19 22-10-17-30-27-55-27-49 0-96 44-96 91 0 31 21 48 41 54 13 3 28 6 41 10 14 4 35 10 35 41 0 34-31 71-69 71-25 0-67-9-67-56 0-10 2-19 2-21 0-1 1-1 1-2 0-5-5-5-6-5-2 0-2 0-3 1s-23 89-23 90c0 4 2 5 4 5 3 0 3 0 7-6 7-7 12-14 19-22 16 22 43 28 66 28 51 0 98-52 98-99 0-26-14-40-19-44-10-9-16-11-50-20-8-2-22-5-26-6-10-4-23-15-23-35 0-31 31-64 67-64 33 0 56 16 56 59 0 12-1 20-1 22 1 1 0 3 4 3s5-1 6-7c6-29 13-56 21-84z"><text:p/></draw:path></draw:g></text:span><text:span text:style-name="T3"><text:s/>טרנזיטיבי גם הוא. </text:span></text:p>
      <text:p text:style-name="P69">צ.ל.:<text:span text:style-name="T3"> </text:span><text:span text:style-name="T46">סתירת</text:span><text:span text:style-name="T3"> הטענה. </text:span></text:p>
      <text:p text:style-name="P70">הוכחה: <text:span text:style-name="T3">נבחר </text:span><text:span text:style-name="T3"><draw:g text:anchor-type="as-char" svg:y="-0.1134in" draw:z-index="310" draw:name="Shape315" draw:style-name="gr1"><svg:title>TexMaths</svg:title><svg:desc>11§display§A = \{1, 2, 3, 4, 5\}§svg§600§FALSE§</svg:desc><draw:path draw:style-name="gr2" draw:text-style-name="P5" svg:width="1.0925in" svg:height="0.1354in" svg:x="0.0031in" svg:y="0.0071in" svg:viewBox="0 0 2776 345" svg:d="M0 0c925 0 1851 0 2776 0 0 115 0 230 0 345-925 0-1851 0-2776 0 0-115 0-230 0-345z"><text:p/></draw:path><draw:path draw:style-name="gr3" draw:text-style-name="P6" svg:width="0.1039in" svg:height="0.1079in" svg:x="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1004in" svg:height="0.035in" svg:x="0.160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39in" svg:height="0.1508in" svg:x="0.3232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3" draw:text-style-name="P6" svg:width="0.05in" svg:height="0.1008in" svg:x="0.402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6" svg:width="0.0173in" svg:height="0.0453in" svg:x="0.4776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0602in" svg:height="0.1008in" svg:x="0.5398in" svg:y="0.0126in" svg:viewBox="0 0 154 257" svg:d="M30 227c13-13 27-27 40-40 61-53 84-74 84-112 0-44-35-75-82-75-43 0-72 36-72 70 0 21 19 21 20 21 6 0 21-4 21-19 0-10-8-20-21-20-3 0-5 0-6 0 9-26 30-40 53-40 35 0 52 32 52 63s-20 62-41 86c-24 27-49 54-74 81-4 4-4 5-4 15 47 0 96 0 143 0 3-22 8-45 11-67-3 0-7 0-10 0-2 10-4 28-9 34-2 3-27 3-36 3-23 0-46 0-69 0z"><text:p/></draw:path><draw:path draw:style-name="gr3" draw:text-style-name="P6" svg:width="0.0173in" svg:height="0.0453in" svg:x="0.6209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626in" svg:height="0.1035in" svg:x="0.6819in" svg:y="0.0126in" svg:viewBox="0 0 160 264" svg:d="M96 121c32-10 54-37 54-67 0-32-34-54-72-54s-68 23-68 53c0 13 9 20 20 20 12 0 20-8 20-20 0-19-19-19-25-19 12-19 38-24 52-24 15 0 37 9 37 43 0 5-1 27-11 44-12 19-25 20-34 20-3 1-13 1-15 1-3 1-6 1-6 5 0 5 3 5 9 5s11 0 17 0c32 0 46 25 46 64 0 50-26 61-43 61-18 0-46-6-59-28 13 2 25-7 25-21s-10-21-22-21c-9 0-21 5-21 21 0 35 35 60 78 60 46 0 82-35 82-72 0-32-25-62-64-71z"><text:p/></draw:path><draw:path draw:style-name="gr3" draw:text-style-name="P6" svg:width="0.0173in" svg:height="0.0453in" svg:x="0.7646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673in" svg:height="0.102in" svg:x="0.8232in" svg:y="0.0098in" svg:viewBox="0 0 172 260" svg:d="M103 196c0 11 0 22 0 33 0 14-1 19-29 19-2 0-6 0-8 0 0 4 0 9 0 12 15-2 35-2 52-2 15 0 37 0 53 2 0-3 0-8 0-12-3 0-6 0-8 0-29 0-30-5-30-19 0-11 0-22 0-33 13 0 25 0 39 0 0-3 0-8 0-11-14 0-26 0-39 0 0-58 0-117 0-175 0-8 0-10-6-10-4 0-5 0-8 4-40 60-79 120-119 181 0 3 0 8 0 11 34 0 69 0 103 0zM106 185c-32 0-63 0-95 0 32-48 63-97 95-144 0 47 0 96 0 144z"><text:p/></draw:path><draw:path draw:style-name="gr3" draw:text-style-name="P6" svg:width="0.0177in" svg:height="0.0453in" svg:x="0.9083in" svg:y="0.0972in" svg:viewBox="0 0 46 116" svg:d="M46 41c0-26-10-41-25-41-12 0-21 10-21 21 0 10 9 21 21 21 4 0 10-2 13-6 1-1 1-1 2-1 0 2 1 0 1 6 0 28-13 51-26 65-4 3-4 4-4 5 0 4 2 5 4 5 3 0 35-30 35-75z"><text:p/></draw:path><draw:path draw:style-name="gr3" draw:text-style-name="P6" svg:width="0.0602in" svg:height="0.1035in" svg:x="0.9705in" svg:y="0.0126in" svg:viewBox="0 0 154 264" svg:d="M154 179c0-46-32-84-74-84-18 0-35 6-48 20 0-26 0-51 0-75 8 2 20 5 33 5 47 0 74-35 74-41 0-2-1-4-4-4-1 0-1 0-3 1-8 5-26 12-53 12-15 0-33-3-50-11-4-1-5-1-6-1-3 0-3 3-3 9 0 38 0 76 0 114 0 7 0 10 5 10 3 0 4-1 5-3 4-7 18-28 50-28 20 0 30 18 33 26 6 14 7 28 7 48 0 13 0 35-10 52-9 14-23 24-41 24-28 0-50-20-57-43 1 1 2 1 7 1 13 0 20-8 20-18 0-9-7-18-20-18-6 0-19 2-19 19 0 33 26 70 70 70s84-36 84-85z"><text:p/></draw:path><draw:path draw:style-name="gr3" draw:text-style-name="P6" svg:width="0.0539in" svg:height="0.1508in" svg:x="1.0496in" svg:y="0in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4 16 36 7 9 18 12 29 16-31 7-45 25-45 47 0 31 0 62 0 93z"><text:p/></draw:path></draw:g></text:span><text:span text:style-name="T3">. </text:span><text:span text:style-name="T46">נוסף על כך, נבחר: </text:span></text:p>
      <text:p text:style-name="P7"><draw:g text:anchor-type="as-char" svg:y="-0.1902in" draw:z-index="311" draw:name="Shape316" draw:style-name="gr1"><svg:title>TexMaths</svg:title><svg:desc>11§latex§\begin{gather*}
  S = \{\la 1, 2 \ra, \la 3, 4 \ra\} \\
  R = \{\la 2,3 \ra, \la 4, 5 \ra\}
\end{gather}§svg§600§FALSE§</svg:desc><draw:path draw:style-name="gr2" draw:text-style-name="P5" svg:width="1.1886in" svg:height="0.3642in" svg:x="0.0016in" svg:y="0.0079in" svg:viewBox="0 0 3020 926" svg:d="M1510 926c-503 0-1006 0-1510 0 0-309 0-618 0-926 1007 0 2013 0 3020 0 0 308 0 617 0 926-503 0-1007 0-1510 0z"><text:p/></draw:path><draw:path draw:style-name="gr3" draw:text-style-name="P6" svg:width="0.0902in" svg:height="0.1102in" svg:x="0.0091in" svg:y="0.0075in" svg:viewBox="0 0 230 281" svg:d="M230 4c0-2-1-4-4-4s-3 0-7 6c-7 7-12 14-19 22-10-18-31-28-56-28-48 0-94 44-94 91 0 31 19 49 39 55 14 4 28 8 42 11 14 4 35 9 35 41 0 34-32 71-69 71-25 0-68-8-68-57 0-8 2-18 3-20 0-2 0-3 0-3 0-4-2-4-4-4-3 0-3 0-5 1-1 2-23 90-23 91 0 3 2 4 4 4 3 0 3 0 8-6 7-8 12-15 19-22 16 22 43 28 65 28 53 0 98-51 98-99 0-27-14-40-19-46-9-8-14-11-48-19-9-3-24-6-27-7-10-3-23-14-23-35 0-31 31-64 67-64 32 0 56 17 56 59 0 13-2 20-2 22 2 2 0 4 6 4 3 0 3-1 5-8 7-27 14-56 21-84z"><text:p/></draw:path><draw:path draw:style-name="gr3" draw:text-style-name="P6" svg:width="0.1008in" svg:height="0.035in" svg:x="0.1543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16in" svg:x="0.3173in" svg:y="0in" svg:viewBox="0 0 136 386" svg:d="M81 52c0-16 10-41 52-43 2 0 3-2 3-5 0-4-2-4-6-4-39 0-74 20-75 48 0 30 0 59 0 88 0 16 0 28-15 41-14 11-28 12-37 12-2 0-3 3-3 5 0 3 2 3 6 4 25 1 44 16 48 34 1 5 1 5 1 19 0 25 0 51 0 77 0 15 0 29 19 43 15 11 40 15 56 15 4 0 6 0 6-4 0-3-2-3-5-3-24-3-44-15-48-35-2-3-2-4-2-18 0-28 0-54 0-81 0-17-3-25-15-37-9-9-20-11-31-14 32-9 46-27 46-50 0-31 0-61 0-92z"><text:p/></draw:path><draw:path draw:style-name="gr3" draw:text-style-name="P6" svg:width="0.0335in" svg:height="0.1516in" svg:x="0.3992in" svg:y="0in" svg:viewBox="0 0 86 386" svg:d="M84 15c2-4 2-5 2-7 0-5-3-8-8-8-3 0-6 2-9 9-23 59-45 118-68 177 0 3-1 6-1 8 0 1 0 1 1 6 23 59 45 118 68 178 1 4 4 8 9 8s8-3 8-7c0-1 0-3-2-6-23-60-45-120-69-179 24-60 46-119 69-179z"><text:p/></draw:path><draw:path draw:style-name="gr3" draw:text-style-name="P6" svg:width="0.05in" svg:height="0.1004in" svg:x="0.4551in" svg:y="0.0138in" svg:viewBox="0 0 128 256" svg:d="M79 10c0-10 0-10-9-10-24 24-58 24-70 24 0 5 0 8 0 12 8 0 31 0 51-10 0 68 0 134 0 201 0 13-1 18-37 18-4 0-7 0-12 0 0 4 0 7 0 11 13-1 48-1 63-1s49 0 63 1c0-4 0-7 0-11-5 0-8 0-12 0-36 0-37-4-37-18 0-73 0-144 0-217z"><text:p/></draw:path><draw:path draw:style-name="gr3" draw:text-style-name="P6" svg:width="0.0173in" svg:height="0.0453in" svg:x="0.5311in" svg:y="0.0984in" svg:viewBox="0 0 45 116" svg:d="M45 41c0-26-10-41-25-41-12 0-20 10-20 21 0 10 8 20 20 20 4 0 10-1 13-5 2-1 1-1 2-1s1 0 1 6c0 28-13 51-26 65-4 4-4 4-4 5 0 3 2 5 4 5 4 0 35-30 35-75z"><text:p/></draw:path><draw:path draw:style-name="gr3" draw:text-style-name="P6" svg:width="0.0602in" svg:height="0.1004in" svg:x="0.5929in" svg:y="0.0138in" svg:viewBox="0 0 154 256" svg:d="M30 227c13-13 27-27 40-40 61-53 84-74 84-112 0-44-34-75-81-75-44 0-73 35-73 69 0 22 20 22 21 22 7 0 20-4 20-21 0-9-7-19-21-19-2 0-3 0-5 0 9-25 30-39 52-39 35 0 52 31 52 63 0 31-19 61-41 85-24 27-49 55-74 82-4 5-4 6-4 14 47 0 96 0 143 0 3-23 8-45 11-67-3 0-7 0-10 0-1 12-4 29-8 36-3 2-28 2-37 2-23 0-46 0-69 0z"><text:p/></draw:path><draw:path draw:style-name="gr3" draw:text-style-name="P6" svg:width="0.0335in" svg:height="0.1516in" svg:x="0.6697in" svg:y="0in" svg:viewBox="0 0 86 386" svg:d="M84 200c2-5 2-5 2-6s0-2-2-7c-22-59-45-119-67-178-3-7-6-9-9-9-5 0-8 3-8 8 0 1 0 2 1 6 23 60 45 120 68 180-23 59-45 119-68 178-1 4-1 4-1 7 0 4 3 7 8 7 4 0 6-3 7-7 24-60 46-119 69-179z"><text:p/></draw:path><draw:path draw:style-name="gr3" draw:text-style-name="P6" svg:width="0.0173in" svg:height="0.0453in" svg:x="0.7335in" svg:y="0.0984in" svg:viewBox="0 0 45 116" svg:d="M45 41c0-26-10-41-24-41-13 0-21 10-21 21 0 10 8 20 21 20 4 0 9-1 13-5 1-1 1-1 2-1 0 2 0 0 0 6 0 28-13 51-25 65-4 4-4 4-4 5 0 3 1 5 3 5 4 0 35-30 35-75z"><text:p/></draw:path><draw:path draw:style-name="gr3" draw:text-style-name="P6" svg:width="0.0335in" svg:height="0.1516in" svg:x="0.8047in" svg:y="0in" svg:viewBox="0 0 86 386" svg:d="M84 15c2-4 2-5 2-7 0-5-3-8-8-8-3 0-6 2-9 9-23 59-45 118-68 177 0 3-1 6-1 8 0 1 0 1 1 6 23 59 45 118 68 178 1 4 4 8 9 8s8-3 8-7c0-1 0-3-2-6-23-60-45-120-69-179 24-60 46-119 69-179z"><text:p/></draw:path><draw:path draw:style-name="gr3" draw:text-style-name="P6" svg:width="0.063in" svg:height="0.1039in" svg:x="0.8531in" svg:y="0.0138in" svg:viewBox="0 0 161 265" svg:d="M97 121c31-11 54-37 54-68 0-32-34-53-72-53s-68 23-68 52c0 13 9 21 20 21 12 0 20-9 20-20 0-20-19-20-25-20 13-19 38-24 52-24 16 0 36 9 36 44 0 4 0 26-9 44-13 19-26 20-36 20-3 0-12 1-14 1-3 0-7 1-7 4 0 5 4 5 10 5s11 0 17 0c32 0 46 26 46 63 0 53-26 64-44 64-16 0-45-6-58-28 13 1 25-7 25-22 0-14-11-21-22-21-9 0-22 5-22 22 0 35 36 60 78 60 47 0 83-35 83-75 0-30-25-61-64-69z"><text:p/></draw:path><draw:path draw:style-name="gr3" draw:text-style-name="P6" svg:width="0.0173in" svg:height="0.0453in" svg:x="0.9366in" svg:y="0.0984in" svg:viewBox="0 0 45 116" svg:d="M45 41c0-26-10-41-25-41-12 0-20 10-20 21 0 10 8 20 20 20 4 0 10-1 13-5 2-1 1-1 2-1s1 0 1 6c0 28-13 51-26 65-4 4-4 4-4 5 0 3 2 5 4 5 4 0 35-30 35-75z"><text:p/></draw:path><draw:path draw:style-name="gr3" draw:text-style-name="P6" svg:width="0.0673in" svg:height="0.1024in" svg:x="0.9949in" svg:y="0.011in" svg:viewBox="0 0 172 261" svg:d="M103 198c0 11 0 22 0 33 0 14-1 19-29 19-2 0-6 0-8 0 0 3 0 6 0 11 15-1 35-1 52-1 16 0 37 0 53 1 0-5 0-8 0-11-3 0-6 0-8 0-29 0-30-5-30-19 0-11 0-22 0-33 13 0 25 0 39 0 0-4 0-9 0-12-14 0-26 0-39 0 0-58 0-118 0-176 0-8 0-10-6-10-4 0-5 0-8 4-40 61-79 121-119 182 0 3 0 8 0 12 34 0 69 0 103 0zM106 186c-32 0-63 0-95 0 32-48 63-96 95-144 0 48 0 96 0 144z"><text:p/></draw:path><draw:path draw:style-name="gr3" draw:text-style-name="P6" svg:width="0.0335in" svg:height="0.1516in" svg:x="1.0756in" svg:y="0in" svg:viewBox="0 0 86 386" svg:d="M84 200c2-5 2-5 2-6s0-2-2-7c-22-59-45-119-67-178-3-7-6-9-9-9-5 0-8 3-8 8 0 1 0 2 1 6 23 60 45 120 68 180-23 59-45 119-68 178-1 4-1 4-1 7 0 4 3 7 8 7 4 0 6-3 7-7 24-60 46-119 69-179z"><text:p/></draw:path><draw:path draw:style-name="gr3" draw:text-style-name="P6" svg:width="0.0539in" svg:height="0.1516in" svg:x="1.137in" svg:y="0in" svg:viewBox="0 0 138 386" svg:d="M56 336c0 15-10 39-53 43-1 0-3 1-3 3 0 4 4 4 8 4 37 0 73-18 73-48s0-60 0-88c0-14 0-28 16-40 14-11 28-12 37-12 1-1 4-2 4-4 0-5-3-5-7-5-25-2-44-15-48-34-2-4-2-5-2-20 0-25 0-50 0-76 0-16 0-28-18-42-16-13-42-17-55-17-4 0-8 0-8 4 0 5 2 5 7 5 24 1 43 14 48 33 1 4 1 4 1 19 0 27 0 53 0 81 0 18 3 24 16 36 7 8 18 12 29 16-32 9-45 26-45 48 0 31 0 62 0 94z"><text:p/></draw:path><draw:path draw:style-name="gr3" draw:text-style-name="P6" svg:width="0.1083in" svg:height="0.1071in" svg:x="0.0004in" svg:y="0.2378in" svg:viewBox="0 0 276 273" svg:d="M129 26c2-8 3-12 11-13 3-1 15-1 23-1 27 0 70 0 70 39 0 13-5 39-21 55-10 10-30 22-65 22-14 0-29 0-44 0 9-34 17-67 26-102zM185 133c38-9 85-36 85-75 0-33-36-58-86-58-37 0-74 0-110 0-8 0-11 0-11 8 0 4 3 4 11 4 4 0 7 0 14 1s11 1 11 6c0 2-1 3-2 7-18 70-34 139-52 208-3 15-4 18-35 18-7 0-10 0-10 8 0 4 4 4 6 4 9 0 37-1 48-1s38 1 48 1c4 0 8 0 8-8 0-4-3-4-10-4-14 0-25 0-25-7 0-2 1-4 1-6 9-34 16-68 25-103 16 0 31 0 46 0 36 0 42 21 42 36 0 5-3 17-5 26-2 11-6 25-6 33 0 42 46 42 51 42 33 0 47-40 47-45s-4-5-5-5c-4 0-5 4-5 6-10 29-26 35-35 35-13 0-15-9-15-23 0-12 2-32 3-44 1-5 2-13 2-19 0-29-26-42-36-45z"><text:p/></draw:path><draw:path draw:style-name="gr3" draw:text-style-name="P6" svg:width="0.1008in" svg:height="0.035in" svg:x="0.1614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16in" svg:x="0.3248in" svg:y="0.2283in" svg:viewBox="0 0 136 386" svg:d="M81 51c0-16 10-40 52-43 2 0 3-1 3-4 0-4-3-4-6-4-40 0-75 20-75 48 0 30 0 59 0 88 0 15 0 28-15 40-14 11-29 12-37 12-2 1-3 2-3 5 0 4 2 4 6 4 25 2 44 15 48 34 1 5 1 6 1 20 0 25 0 51 0 76 0 16 0 28 19 43 15 12 40 16 56 16 3 0 6 0 6-4s-2-4-5-4c-24-2-44-15-48-34-2-4-2-4-2-18 0-28 0-55 0-82 0-17-3-24-15-36-9-8-20-12-31-15 32-9 46-27 46-49 0-31 0-63 0-93z"><text:p/></draw:path><draw:path draw:style-name="gr3" draw:text-style-name="P6" svg:width="0.0335in" svg:height="0.1516in" svg:x="0.4067in" svg:y="0.2283in" svg:viewBox="0 0 86 386" svg:d="M84 14c2-4 2-4 2-6 0-5-3-8-8-8-3 0-6 2-9 9-23 59-45 118-68 177 0 2-1 4-1 7 0 1 0 2 1 6 23 59 45 118 68 177 1 5 4 10 9 10s8-3 8-7c0-1 0-3-2-7-23-61-45-120-69-179 24-60 46-119 69-179z"><text:p/></draw:path><draw:path draw:style-name="gr3" draw:text-style-name="P6" svg:width="0.0602in" svg:height="0.1012in" svg:x="0.4567in" svg:y="0.2406in" svg:viewBox="0 0 154 258" svg:d="M30 228c13-13 27-27 40-40 61-54 84-75 84-113 0-44-34-75-81-75-44 0-73 36-73 70 0 21 20 21 21 21 7 0 20-4 20-19 0-10-7-20-21-20-2 0-3 0-5 0 9-26 30-40 52-40 35 0 52 32 52 63s-19 61-41 86c-24 27-49 55-74 82-4 5-4 6-4 15 47 0 96 0 143 0 3-24 8-46 11-68-3 0-5 0-9 0-2 11-5 29-9 35-3 3-28 3-37 3-23 0-46 0-69 0z"><text:p/></draw:path><draw:path draw:style-name="gr3" draw:text-style-name="P6" svg:width="0.0177in" svg:height="0.0453in" svg:x="0.5378in" svg:y="0.326in" svg:viewBox="0 0 46 116" svg:d="M46 41c0-26-10-41-25-41-13 0-21 10-21 20 0 11 8 21 21 21 4 0 10-1 13-6 1 0 1-1 2-1 0 2 1 1 1 7 0 28-13 51-26 64-4 4-4 5-4 6 0 2 2 5 4 5 3 0 35-30 35-75z"><text:p/></draw:path><draw:path draw:style-name="gr3" draw:text-style-name="P6" svg:width="0.063in" svg:height="0.1043in" svg:x="0.5984in" svg:y="0.2406in" svg:viewBox="0 0 161 266" svg:d="M96 121c32-10 55-37 55-67 0-32-34-54-72-54-39 0-68 23-68 53 0 13 8 20 20 20 11 0 19-8 19-20 0-19-18-19-24-19 13-19 38-24 51-24 17 0 37 9 37 43 0 5-1 27-11 44-11 19-24 20-34 21-3 0-12 1-15 1-2 0-6 0-6 4 0 5 4 5 10 5s11 0 17 0c32 0 46 26 46 64 0 52-26 63-44 63-16 0-45-6-59-29 14 2 26-7 26-21 0-15-11-22-22-22-10 0-22 5-22 23 0 35 36 60 78 60 47 0 83-35 83-74 0-32-25-62-65-71z"><text:p/></draw:path><draw:path draw:style-name="gr3" draw:text-style-name="P6" svg:width="0.0339in" svg:height="0.1516in" svg:x="0.6764in" svg:y="0.2283in" svg:viewBox="0 0 87 386" svg:d="M85 199c2-4 2-5 2-6s0-1-2-7c-22-59-45-118-67-177-4-7-7-9-10-9-5 0-8 3-8 8 0 1 0 2 2 5 23 60 45 120 68 180-23 59-45 118-68 178-2 4-2 5-2 8 0 4 4 7 8 7 5 0 6-4 9-7 23-61 45-120 68-180z"><text:p/></draw:path><draw:path draw:style-name="gr3" draw:text-style-name="P6" svg:width="0.0173in" svg:height="0.0453in" svg:x="0.7406in" svg:y="0.326in" svg:viewBox="0 0 45 116" svg:d="M45 41c0-26-10-41-24-41-13 0-21 10-21 20 0 11 8 21 21 21 4 0 9-1 13-6 1 0 1-1 2-1 0 2 0 1 0 7 0 28-13 51-26 64-3 4-3 5-3 6 0 2 1 5 3 5 4 0 35-30 35-75z"><text:p/></draw:path><draw:path draw:style-name="gr3" draw:text-style-name="P6" svg:width="0.0335in" svg:height="0.1516in" svg:x="0.8122in" svg:y="0.2283in" svg:viewBox="0 0 86 386" svg:d="M84 14c2-4 2-4 2-6 0-5-3-8-8-8-3 0-6 2-9 9-23 59-45 118-68 177 0 2-1 4-1 7 0 1 0 2 1 6 23 59 45 118 68 177 1 5 4 10 9 10s8-3 8-7c0-1 0-3-2-7-23-61-45-120-69-179 24-60 46-119 69-179z"><text:p/></draw:path><draw:path draw:style-name="gr3" draw:text-style-name="P6" svg:width="0.0673in" svg:height="0.1028in" svg:x="0.8587in" svg:y="0.2402in" svg:viewBox="0 0 172 262" svg:d="M103 198c0 11 0 22 0 34 0 13-1 18-29 18-2 0-6 0-8 0 0 3 0 8 0 12 15-1 35-1 52-1 16 0 37 0 53 1 0-4 0-9 0-12-3 0-6 0-8 0-29 0-30-5-30-18 0-12 0-23 0-34 13 0 25 0 39 0 0-4 0-9 0-12-14 0-26 0-39 0 0-58 0-117 0-175 0-9 0-11-6-11-4 0-5 0-8 6-40 60-79 119-119 180 0 3 0 8 0 12 34 0 69 0 103 0zM106 186c-32 0-63 0-95 0 32-48 63-96 95-144 0 48 0 96 0 144z"><text:p/></draw:path><draw:path draw:style-name="gr3" draw:text-style-name="P6" svg:width="0.0177in" svg:height="0.0453in" svg:x="0.9433in" svg:y="0.326in" svg:viewBox="0 0 46 116" svg:d="M46 41c0-26-10-41-25-41-13 0-21 10-21 20 0 11 8 21 21 21 4 0 10-1 13-6 1 0 1-1 2-1 0 2 1 1 1 7 0 28-13 51-26 64-4 4-4 5-4 6 0 2 2 5 4 5 3 0 35-30 35-75z"><text:p/></draw:path><draw:path draw:style-name="gr3" draw:text-style-name="P6" svg:width="0.0602in" svg:height="0.1043in" svg:x="1.0059in" svg:y="0.2406in" svg:viewBox="0 0 154 266" svg:d="M154 179c0-45-32-83-74-83-17 0-35 5-48 18 0-25 0-49 0-74 8 2 20 5 33 5 47 0 74-35 74-41 0-2-1-4-4-4-1 0-1 0-3 1-8 3-26 11-53 11-15 0-33-2-50-10-4-1-5-1-6-1-3 0-3 2-3 9 0 38 0 76 0 114 0 7 0 10 5 10 3 0 4-1 5-3 4-7 18-28 50-28 20 0 30 18 33 26 6 14 7 28 7 48 0 13 0 37-10 53-9 15-23 25-41 25-28 0-50-21-57-43 1 0 2 0 7 0 13 0 20-9 20-18 0-10-7-19-20-19-6 0-19 2-19 21 0 33 26 70 70 70s84-37 84-87z"><text:p/></draw:path><draw:path draw:style-name="gr3" draw:text-style-name="P6" svg:width="0.0339in" svg:height="0.1516in" svg:x="1.0823in" svg:y="0.2283in" svg:viewBox="0 0 87 386" svg:d="M85 199c2-4 2-5 2-6s0-1-2-7c-22-59-45-118-67-177-4-7-7-9-10-9-5 0-8 3-8 8 0 1 0 2 2 5 23 60 45 120 68 180-23 59-45 118-68 178-2 4-2 5-2 8 0 4 4 7 8 7 5 0 6-4 9-7 23-61 45-120 68-180z"><text:p/></draw:path><draw:path draw:style-name="gr3" draw:text-style-name="P6" svg:width="0.0539in" svg:height="0.1516in" svg:x="1.1445in" svg:y="0.2283in" svg:viewBox="0 0 138 386" svg:d="M56 335c0 15-11 40-53 43-2 0-3 2-3 4 0 4 4 4 8 4 37 0 73-18 73-48s0-60 0-88c0-16 0-28 16-41 14-11 28-12 37-12 1 0 4-2 4-4 0-4-3-4-7-5-25-1-44-15-48-34-2-4-2-4-2-19 0-25 0-51 0-77 0-15 0-28-18-43-16-12-42-15-55-15-4 0-8 0-8 4s2 4 7 4c24 2 43 14 48 34 1 3 1 4 1 19 0 26 0 53 0 80 0 17 2 24 16 37 7 8 18 11 29 15-32 8-45 26-45 49 0 31 0 62 0 93z"><text:p/></draw:path></draw:g></text:p>
      <text:p text:style-name="P71">כאשר שניהם מקיימים טרנזיטיביות באופן ריק. נניח בשלילה שהטענה נכונה. נתבונן בהרכבה <draw:g text:anchor-type="as-char" svg:y="-0.1098in" draw:z-index="312" draw:name="Shape317" draw:style-name="gr1"><svg:title>TexMaths</svg:title><svg:desc>11§display§R \circ S§svg§600§FALSE§</svg:desc><draw:path draw:style-name="gr2" draw:text-style-name="P5" svg:width="0.3417in" svg:height="0.0937in" svg:x="0.0024in" svg:y="0.0071in" svg:viewBox="0 0 869 239" svg:d="M0 0c289 0 580 0 869 0 0 80 0 159 0 239-289 0-580 0-869 0 0-80 0-159 0-239z"><text:p/></draw:path><draw:path draw:style-name="gr3" draw:text-style-name="P6" svg:width="0.1083in" svg:height="0.1059in" svg:x="0.0004in" svg:y="0.0035in" svg:viewBox="0 0 276 270" svg:d="M130 26c2-8 3-13 10-14 4 0 16 0 24 0 27 0 70 0 70 37 0 14-6 40-22 55-10 10-29 22-65 22-14 0-28 0-42 0 8-34 16-67 25-100zM185 132c39-9 85-35 85-75 0-33-35-57-85-57-36 0-74 0-110 0-8 0-11 0-11 8 0 4 3 4 10 4 1 0 9 0 15 0 7 1 10 1 10 7 0 1 0 2-1 7-18 68-34 137-52 206-4 15-4 17-35 17-7 0-11 0-11 8 0 4 3 3 6 4 11 0 38-1 49-1 10 0 37 1 48 1 4 0 8 0 8-8 0-4-3-4-11-4-14 0-25 0-25-7 0-2 1-4 2-6 9-34 17-68 25-101 16 0 30 0 45 0 36 0 43 21 43 34 0 5-3 18-5 26-3 11-7 26-7 33 0 42 46 42 52 42 33 0 46-38 46-44 0-5-3-3-4-5-4 0-5 3-6 5-10 29-26 35-35 35-12 0-15-8-15-23 0-12 2-32 4-44 0-5 1-13 1-18 0-30-25-40-36-44z"><text:p/></draw:path><draw:path draw:style-name="gr3" draw:text-style-name="P6" svg:width="0.0591in" svg:height="0.0579in" svg:x="0.1528in" svg:y="0.0398in" svg:viewBox="0 0 151 148" svg:d="M151 75c0-42-34-75-75-75-42 0-76 34-76 75 0 40 34 73 76 73 41 0 75-33 75-73zM76 134c-34 0-59-28-59-59 0-33 26-60 59-60 32 0 59 26 59 60 0 33-27 59-59 59z"><text:p/></draw:path><draw:path draw:style-name="gr3" draw:text-style-name="P6" svg:width="0.0898in" svg:height="0.1094in" svg:x="0.2622in" svg:y="0in" svg:viewBox="0 0 229 279" svg:d="M229 4c0-2-1-4-5-4-2 0-2 0-6 5-7 8-13 15-19 22-10-17-30-27-55-27-49 0-96 44-96 91 0 31 21 48 41 54 13 3 28 6 41 10 14 4 35 10 35 41 0 34-31 71-69 71-25 0-67-9-67-56 0-10 2-19 2-21 0-1 1-1 1-2 0-5-4-5-6-5s-2 0-3 1-23 89-23 90c0 4 2 5 4 5 3 0 3 0 7-6 7-7 12-14 19-22 16 22 43 28 66 28 51 0 98-52 98-99 0-26-14-40-19-44-10-9-16-11-50-20-8-2-22-5-26-6-10-4-23-15-23-35 0-31 31-64 67-64 33 0 56 16 56 59 0 12-1 20-1 22 1 1 0 3 4 3s5-1 6-7c6-29 13-56 21-84z"><text:p/></draw:path></draw:g>, ונסיק: </text:p>
      <text:p text:style-name="P7"><draw:g text:anchor-type="as-char" svg:y="-0.1134in" draw:z-index="313" draw:name="Shape318" draw:style-name="gr1"><svg:title>TexMaths</svg:title><svg:desc>11§display§R \circ S = \{\la 1, 3 \ra, \la 3, 5 \ra\}§svg§600§FALSE§</svg:desc><draw:path draw:style-name="gr2" draw:text-style-name="P5" svg:width="1.4339in" svg:height="0.1354in" svg:x="0.0024in" svg:y="0.0071in" svg:viewBox="0 0 3643 345" svg:d="M0 0c1214 0 2429 0 3643 0 0 115 0 230 0 345-1214 0-2429 0-3643 0 0-115 0-230 0-345z"><text:p/></draw:path><draw:path draw:style-name="gr3" draw:text-style-name="P6" svg:width="0.1083in" svg:height="0.1063in" svg:x="0.0004in" svg:y="0.0098in" svg:viewBox="0 0 276 271" svg:d="M130 28c2-10 3-14 11-15 3-1 15-1 23-1 27 0 70 0 70 39 0 13-6 39-21 55-9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6-67 25-100 16 0 31 0 47 0 35 0 41 20 41 34 0 6-3 18-5 26-2 10-7 24-7 32 0 42 47 42 52 42 33 0 46-39 46-44s-3-2-4-5c-4 0-5 3-6 6-9 29-25 35-34 35-13 0-16-9-16-24 0-12 3-32 4-44 1-5 1-11 1-17 0-29-25-41-36-46z"><text:p/></draw:path><draw:path draw:style-name="gr3" draw:text-style-name="P6" svg:width="0.0591in" svg:height="0.0587in" svg:x="0.1531in" svg:y="0.0453in" svg:viewBox="0 0 151 150" svg:d="M151 75c0-41-36-75-76-75-42 0-75 34-75 75s33 75 75 75c40 0 76-34 76-75zM75 134c-33 0-60-27-60-59s27-60 60-60 60 27 60 60-27 59-60 59z"><text:p/></draw:path><draw:path draw:style-name="gr3" draw:text-style-name="P6" svg:width="0.0898in" svg:height="0.1094in" svg:x="0.263in" svg:y="0.0071in" svg:viewBox="0 0 229 279" svg:d="M229 3c0-1-1-3-5-3-2 0-2 0-6 6-7 7-12 14-19 22-10-19-30-28-55-28-49 0-96 44-96 90 0 32 21 50 40 55 14 4 28 7 42 11s35 9 35 40c0 34-31 70-69 70-25 0-67-7-67-56 0-9 1-17 2-20 0-1 0-1 0-2 0-4-2-4-5-4-2 0-2 0-3 1-2 2-23 89-23 90 0 2 1 4 3 4s4 0 8-6c7-7 12-14 19-22 16 22 43 28 65 28 52 0 99-51 99-98 0-27-14-40-20-46-9-8-15-9-49-18-8-2-23-7-26-8-10-3-23-14-23-34 0-32 31-64 67-64 32 0 56 17 56 59 0 13-1 19-1 21 0 1 0 5 4 5s5-1 6-8c6-29 14-56 21-85z"><text:p/></draw:path><draw:path draw:style-name="gr3" draw:text-style-name="P6" svg:width="0.1008in" svg:height="0.035in" svg:x="0.407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5in" svg:height="0.1508in" svg:x="0.5709in" svg:y="0in" svg:viewBox="0 0 137 384" svg:d="M81 52c0-16 10-41 52-43 2-1 4-2 4-5 0-4-3-4-7-4-39 0-74 20-75 48 0 29 0 59 0 89 0 14 0 26-15 39-14 11-28 12-37 12-2 0-3 2-3 5 0 2 2 2 6 3 26 1 43 15 48 34 1 5 1 6 1 19 0 25 0 50 0 76 0 16 0 28 19 44 15 11 40 15 56 15 4 0 7 0 7-4 0-3-3-3-6-5-24-1-43-13-49-33-1-3-1-4-1-18 0-27 0-53 0-81 0-17-3-24-15-36-8-9-20-12-31-14 32-9 46-27 46-49 0-31 0-61 0-92z"><text:p/></draw:path><draw:path draw:style-name="gr3" draw:text-style-name="P6" svg:width="0.0335in" svg:height="0.1508in" svg:x="0.6528in" svg:y="0in" svg:viewBox="0 0 86 384" svg:d="M84 14c2-4 2-4 2-6 0-5-3-8-8-8-3 0-5 2-9 9-22 58-45 118-67 177-1 2-2 4-2 7 0 0 0 1 2 5 22 60 45 119 67 177 2 4 4 9 9 9s8-3 8-7c0-2 0-3-2-7-23-60-45-119-69-177 24-60 46-119 69-179z"><text:p/></draw:path><draw:path draw:style-name="gr3" draw:text-style-name="P6" svg:width="0.05in" svg:height="0.1008in" svg:x="0.7087in" svg:y="0.0126in" svg:viewBox="0 0 128 257" svg:d="M79 10c0-9 0-10-9-10-24 25-58 25-70 25 0 5 0 8 0 12 8 0 31 0 51-9 0 66 0 132 0 198 0 13-1 18-37 18-4 0-7 0-12 0 0 5 0 9 0 13 14-3 48-3 63-3s49 0 63 3c0-4 0-8 0-13-5 0-8 0-13 0-35 0-36-4-36-18 0-72 0-145 0-216z"><text:p/></draw:path><draw:path draw:style-name="gr3" draw:text-style-name="P6" svg:width="0.0173in" svg:height="0.0453in" svg:x="0.7839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63in" svg:height="0.1035in" svg:x="0.8445in" svg:y="0.0126in" svg:viewBox="0 0 161 264" svg:d="M97 121c31-10 54-37 54-67 0-32-34-54-72-54s-68 23-68 53c0 13 9 20 20 20 12 0 20-8 20-20 0-19-19-19-25-19 12-19 38-24 52-24 15 0 36 9 36 43 0 5 0 27-9 44-13 19-26 20-36 20-2 1-12 1-14 1-3 1-7 1-7 5 0 5 4 5 10 5s11 0 17 0c32 0 46 25 46 64 0 50-26 61-44 61-17 0-45-6-58-28 13 2 25-7 25-21s-11-21-22-21c-9 0-22 5-22 21 0 35 36 60 78 60 47 0 83-35 83-72 0-32-25-62-64-71z"><text:p/></draw:path><draw:path draw:style-name="gr3" draw:text-style-name="P6" svg:width="0.0335in" svg:height="0.1508in" svg:x="0.9228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173in" svg:height="0.0453in" svg:x="0.9866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6" svg:width="0.0335in" svg:height="0.1508in" svg:x="1.0579in" svg:y="0in" svg:viewBox="0 0 86 384" svg:d="M84 14c2-4 2-4 2-6 0-5-4-8-8-8-3 0-5 2-9 9-22 58-45 118-67 177-1 2-2 4-2 7 0 0 0 1 2 5 22 60 45 119 67 177 1 4 4 9 9 9 4 0 8-3 8-7 0-2 0-3-2-7-23-60-46-119-69-177 23-60 46-119 69-179z"><text:p/></draw:path><draw:path draw:style-name="gr3" draw:text-style-name="P6" svg:width="0.0622in" svg:height="0.1035in" svg:x="1.1071in" svg:y="0.0126in" svg:viewBox="0 0 159 264" svg:d="M96 121c32-10 54-37 54-67 0-32-35-54-72-54-38 0-68 23-68 53 0 13 9 20 20 20 12 0 19-8 19-20 0-19-18-19-24-19 12-19 38-24 52-24 15 0 37 9 37 43 0 5-1 27-11 44-12 19-25 20-35 20-2 1-12 1-14 1-3 1-7 1-7 5 0 5 4 5 10 5s11 0 17 0c32 0 46 25 46 64 0 50-27 61-44 61s-45-6-58-28c13 2 25-7 25-21s-11-21-22-21c-9 0-21 5-21 21 0 35 35 60 78 60 46 0 81-35 81-72 0-32-24-62-63-71z"><text:p/></draw:path><draw:path draw:style-name="gr3" draw:text-style-name="P6" svg:width="0.0173in" svg:height="0.0453in" svg:x="1.1898in" svg:y="0.0972in" svg:viewBox="0 0 45 116" svg:d="M45 41c0-26-10-41-25-41-12 0-20 10-20 21 0 10 8 21 20 21 5 0 10-2 14-6 1-1 1-1 1-1 1 0 1 0 1 6 0 28-13 51-26 65-5 3-4 4-4 5 0 4 2 5 4 5 4 0 35-30 35-75z"><text:p/></draw:path><draw:path draw:style-name="gr3" draw:text-style-name="P6" svg:width="0.0602in" svg:height="0.1035in" svg:x="1.2516in" svg:y="0.0126in" svg:viewBox="0 0 154 264" svg:d="M154 179c0-46-31-84-73-84-18 0-35 6-49 20 0-26 0-51 0-75 8 2 21 5 33 5 47 0 75-35 75-41 0-2-1-4-5-4-1 0-1 0-3 1-8 5-26 12-52 12-15 0-34-3-51-11-4-1-4-1-5-1-4 0-4 3-4 9 0 38 0 76 0 114 0 7 0 10 5 10 4 0 4-1 6-3 3-7 17-28 49-28 20 0 30 18 33 26 6 14 7 28 7 48 0 13 0 35-9 52-10 14-24 24-42 24-28 0-50-20-57-43 2 1 3 1 7 1 13 0 19-8 19-18 0-9-6-18-19-18-5 0-19 2-19 19 0 33 26 70 70 70 45 0 84-36 84-85z"><text:p/></draw:path><draw:path draw:style-name="gr3" draw:text-style-name="P6" svg:width="0.0335in" svg:height="0.1508in" svg:x="1.3287in" svg:y="0in" svg:viewBox="0 0 86 384" svg:d="M84 198c2-4 2-5 2-5 0-1 0-3-2-7-22-59-45-119-67-177-3-7-5-9-9-9-5 0-8 3-8 8 0 1 0 2 1 6 23 60 46 119 69 179-23 58-46 117-69 177-1 4-1 4-1 7 0 4 3 7 8 7 4 0 6-4 7-7 23-60 46-119 69-179z"><text:p/></draw:path><draw:path draw:style-name="gr3" draw:text-style-name="P6" svg:width="0.0535in" svg:height="0.1508in" svg:x="1.3902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p>
      <text:p text:style-name="P71">לפי הנחת השלילה, <draw:g text:anchor-type="as-char" svg:y="-0.1098in" draw:z-index="314" draw:name="Shape319" draw:style-name="gr1"><svg:title>TexMaths</svg:title><svg:desc>11§display§R \circ S§svg§600§FALSE§</svg:desc><draw:path draw:style-name="gr2" draw:text-style-name="P5" svg:width="0.3417in" svg:height="0.0937in" svg:x="0.0024in" svg:y="0.0071in" svg:viewBox="0 0 869 239" svg:d="M0 0c289 0 580 0 869 0 0 80 0 159 0 239-289 0-580 0-869 0 0-80 0-159 0-239z"><text:p/></draw:path><draw:path draw:style-name="gr3" draw:text-style-name="P6" svg:width="0.1083in" svg:height="0.1059in" svg:x="0.0004in" svg:y="0.0035in" svg:viewBox="0 0 276 270" svg:d="M130 26c2-8 3-13 10-14 4 0 16 0 24 0 27 0 70 0 70 37 0 14-6 40-22 55-10 10-29 22-65 22-14 0-28 0-42 0 8-34 16-67 25-100zM185 132c39-9 85-35 85-75 0-33-35-57-85-57-36 0-74 0-110 0-8 0-11 0-11 8 0 4 3 4 10 4 1 0 9 0 15 0 7 1 10 1 10 7 0 1 0 2-1 7-18 68-34 137-52 206-4 15-4 17-35 17-7 0-11 0-11 8 0 4 3 3 6 4 11 0 38-1 49-1 10 0 37 1 48 1 4 0 8 0 8-8 0-4-3-4-11-4-14 0-25 0-25-7 0-2 1-4 2-6 9-34 17-68 25-101 16 0 30 0 45 0 36 0 43 21 43 34 0 5-3 18-5 26-3 11-7 26-7 33 0 42 46 42 52 42 33 0 46-38 46-44 0-5-3-3-4-5-4 0-5 3-6 5-10 29-26 35-35 35-12 0-15-8-15-23 0-12 2-32 4-44 0-5 1-13 1-18 0-30-25-40-36-44z"><text:p/></draw:path><draw:path draw:style-name="gr3" draw:text-style-name="P6" svg:width="0.0591in" svg:height="0.0579in" svg:x="0.1528in" svg:y="0.0398in" svg:viewBox="0 0 151 148" svg:d="M151 75c0-42-34-75-75-75-42 0-76 34-76 75 0 40 34 73 76 73 41 0 75-33 75-73zM76 134c-34 0-59-28-59-59 0-33 26-60 59-60 32 0 59 26 59 60 0 33-27 59-59 59z"><text:p/></draw:path><draw:path draw:style-name="gr3" draw:text-style-name="P6" svg:width="0.0898in" svg:height="0.1094in" svg:x="0.2622in" svg:y="0in" svg:viewBox="0 0 229 279" svg:d="M229 4c0-2-1-4-5-4-2 0-2 0-6 5-7 8-13 15-19 22-10-17-30-27-55-27-49 0-96 44-96 91 0 31 21 48 41 54 13 3 28 6 41 10 14 4 35 10 35 41 0 34-31 71-69 71-25 0-67-9-67-56 0-10 2-19 2-21 0-1 1-1 1-2 0-5-4-5-6-5s-2 0-3 1-23 89-23 90c0 4 2 5 4 5 3 0 3 0 7-6 7-7 12-14 19-22 16 22 43 28 66 28 51 0 98-52 98-99 0-26-14-40-19-44-10-9-16-11-50-20-8-2-22-5-26-6-10-4-23-15-23-35 0-31 31-64 67-64 33 0 56 16 56 59 0 12-1 20-1 22 1 1 0 3 4 3s5-1 6-7c6-29 13-56 21-84z"><text:p/></draw:path></draw:g><text:s/>טרנזיטיבי, ולכן <draw:g text:anchor-type="as-char" svg:y="-0.1134in" draw:z-index="315" draw:name="Shape320" draw:style-name="gr1"><svg:title>TexMaths</svg:title><svg:desc>11§display§\la 1, 5 \ra \in R \circ S§svg§600§FALSE§</svg:desc><draw:path draw:style-name="gr2" draw:text-style-name="P5" svg:width="0.8665in" svg:height="0.1358in" svg:x="0.0004in" svg:y="0.0071in" svg:viewBox="0 0 2202 346" svg:d="M1102 346c-368 0-734 0-1102 0 0-116 0-230 0-346 734 0 1468 0 2202 0 0 116 0 230 0 346-366 0-734 0-1100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5in" svg:height="0.1in" svg:x="0.0654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173in" svg:height="0.0453in" svg:x="0.1413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602in" svg:height="0.1035in" svg:x="0.2031in" svg:y="0.013in" svg:viewBox="0 0 154 264" svg:d="M154 179c0-46-32-84-73-84-18 0-35 6-49 20 0-26 0-51 0-76 8 3 21 5 33 5 47 0 75-35 75-40 0-3-1-4-5-4-1 0-1 0-3 1-8 3-26 11-53 11-15 0-33-3-50-11-4-1-4-1-5-1-4 0-4 3-4 9 0 38 0 76 0 114 0 8 0 10 5 10 3 0 4-1 6-3 3-6 17-27 49-27 20 0 30 18 33 25 6 14 7 29 7 48 0 13 0 36-9 52-10 15-24 25-42 25-28 0-50-21-57-43 1 0 2 0 7 0 13 0 20-9 20-17 0-10-7-19-20-19-6 0-19 3-19 21 0 32 26 69 70 69s84-37 84-85z"><text:p/></draw:path><draw:path draw:style-name="gr3" draw:text-style-name="P6" svg:width="0.0339in" svg:height="0.1512in" svg:x="0.2799in" svg:y="0in" svg:viewBox="0 0 87 385" svg:d="M85 199c2-4 2-5 2-6 0-3 0-1-2-6-22-59-45-119-67-178-4-7-6-9-9-9-5 0-9 3-9 8 0 1 0 2 2 6 23 60 45 119 68 179-23 58-45 117-68 177-2 4-2 5-2 8 0 4 4 7 9 7 4 0 5-4 8-7 23-60 45-119 68-179z"><text:p/></draw:path><draw:path draw:style-name="gr3" draw:text-style-name="P6" svg:width="0.076in" svg:height="0.087in" svg:x="0.3858in" svg:y="0.0307in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3" draw:text-style-name="P6" svg:width="0.1083in" svg:height="0.1063in" svg:x="0.5224in" svg:y="0.0098in" svg:viewBox="0 0 276 271" svg:d="M130 26c2-9 3-13 11-14 3 0 15 0 23 0 27 0 70 0 70 38 0 13-6 39-20 55-10 10-31 22-67 22-14 0-28 0-42 0 8-35 16-68 25-101zM185 132c40-9 86-35 86-75 0-33-35-57-86-57-36 0-74 0-110 0-8 0-11 0-11 8 0 4 3 4 11 4 4 0 8 0 14 0 7 1 10 1 10 7 0 1 0 2-1 7-18 69-34 138-52 206-4 15-4 18-35 18-7 0-11 0-11 8 0 4 3 3 6 4 11 0 38-1 49-1 10 0 37 1 48 1 4 0 8 0 8-8 0-4-3-4-11-4-14 0-24 0-24-7 0-2 0-4 1-6 9-33 17-67 25-102 16 0 31 0 47 0 35 0 41 22 41 36 0 5-3 17-5 26-2 10-7 24-7 32 0 42 48 42 52 42 33 0 46-40 46-44 0-6-3-3-4-6-3 0-5 4-6 6-8 28-25 35-34 35-13 0-16-9-16-23 0-12 3-31 4-43 1-6 1-13 1-19 0-29-25-42-36-45z"><text:p/></draw:path><draw:path draw:style-name="gr3" draw:text-style-name="P6" svg:width="0.0587in" svg:height="0.0591in" svg:x="0.6756in" svg:y="0.0453in" svg:viewBox="0 0 150 151" svg:d="M150 75c0-41-34-75-75-75-42 0-75 35-75 75 0 42 33 76 75 76 41 0 75-34 75-76zM75 134c-33 0-60-27-60-59 0-33 27-58 60-58s59 24 59 58c0 33-26 59-59 59z"><text:p/></draw:path><draw:path draw:style-name="gr3" draw:text-style-name="P6" svg:width="0.0902in" svg:height="0.1098in" svg:x="0.7846in" svg:y="0.0067in" svg:viewBox="0 0 230 280" svg:d="M230 3c0-1-1-3-4-3s-3 0-7 6c-7 7-12 14-19 22-10-18-31-28-55-28-49 0-95 44-95 91 0 31 19 49 39 55 14 4 28 7 42 10 14 4 35 10 35 41 0 34-32 71-69 71-25 0-68-9-68-57 0-8 2-17 3-19 0-3 0-3 0-4 0-3-2-3-4-3-3 0-3 0-4 1-2 1-24 88-24 89 0 2 2 5 4 5 3 0 3 0 8-6 7-6 12-14 19-22 16 22 43 28 65 28 53 0 98-52 98-98 0-27-12-40-19-45-9-9-14-11-48-20-9-2-24-6-27-7-10-3-23-14-23-35 0-31 31-64 67-64 32 0 56 17 56 59 0 13-2 20-2 22 2 2 0 4 6 4 3 0 3-1 5-8 7-29 14-56 21-85z"><text:p/></draw:path></draw:g>, וזו סתירה. </text:p>
      <text:p text:style-name="P9"><draw:g text:anchor-type="as-char" svg:y="-0.1134in" draw:z-index="316" draw:name="Shape321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6</text:h>
      <text:h text:style-name="P18" text:outline-level="3">סעיף (א)</text:h>
      <text:p text:style-name="P72">נתון: <text:span text:style-name="T3">יהי </text:span><text:span text:style-name="T3"><draw:g text:anchor-type="as-char" svg:y="-0.1063in" draw:z-index="322" draw:name="Shape322" draw:style-name="gr1"><svg:title>TexMaths</svg:title><svg:desc>11§display§R§svg§600§FALSE§</svg:desc><draw:path draw:style-name="gr2" draw:text-style-name="P5" svg:width="0.098in" svg:height="0.0906in" svg:x="0.0024in" svg:y="0.0071in" svg:viewBox="0 0 250 231" svg:d="M0 0c84 0 166 0 250 0 0 77 0 154 0 231-84 0-166 0-250 0 0-77 0-154 0-231z"><text:p/></draw:path><draw:path draw:style-name="gr3" draw:text-style-name="P6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שקילות מעל </text:span><text:span text:style-name="T3"><draw:g text:anchor-type="as-char" svg:y="-0.1083in" draw:z-index="323" draw:name="Shape323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נוכיח </text:span><text:span text:style-name="T3"><draw:g text:anchor-type="as-char" svg:y="-0.1075in" draw:z-index="324" draw:name="Shape324" draw:style-name="gr1"><svg:title>TexMaths</svg:title><svg:desc>11§display§a, b \in A§svg§600§FALSE§</svg:desc><draw:path draw:style-name="gr2" draw:text-style-name="P5" svg:width="0.4925in" svg:height="0.1217in" svg:x="0.0024in" svg:y="0.0079in" svg:viewBox="0 0 1252 310" svg:d="M626 310c-209 0-417 0-626 0 0-103 0-207 0-310 417 0 835 0 1252 0 0 103 0 207 0 310-209 0-418 0-626 0z"><text:p/></draw:path><draw:path draw:style-name="gr3" draw:text-style-name="P6" svg:width="0.0693in" svg:height="0.0685in" svg:x="0.0004in" svg:y="0.0429in" svg:viewBox="0 0 177 175" svg:d="M129 25c-7-14-18-25-35-25-46 0-94 57-94 113 0 37 22 62 52 62 7 0 27-1 50-29 3 16 17 29 36 29 13 0 22-9 28-21 6-14 11-37 11-39 0-3-3-3-4-3-5 0-5 1-6 7-6 25-13 47-29 47-10 0-11-10-11-17 0-9 0-11 4-29 4-15 5-20 9-34 4-19 10-36 14-54 2-11 2-12 2-13 0-7-4-11-11-11-10 0-15 9-16 17zM103 124c-1 8-1 8-7 15-17 22-33 27-43 27-20 0-25-21-25-36 0-19 12-66 20-84 13-23 30-37 46-37 25 0 30 32 30 34s-1 4-1 6c-6 25-13 50-20 75z"><text:p/></draw:path><draw:path draw:style-name="gr3" draw:text-style-name="P6" svg:width="0.0173in" svg:height="0.0449in" svg:x="0.0878in" svg:y="0.0929in" svg:viewBox="0 0 45 115" svg:d="M45 41c0-26-10-41-24-41-13 0-21 10-21 21 0 10 8 20 21 20 4 0 9-1 13-5 1-1 1-1 2-1 0 2 0 0 0 6 0 28-14 50-26 63-4 4-3 6-3 7 0 2 1 4 3 4 4 0 35-29 35-74z"><text:p/></draw:path><draw:path draw:style-name="gr3" draw:text-style-name="P6" svg:width="0.0559in" svg:height="0.1063in" svg:x="0.1496in" svg:y="0.0047in" svg:viewBox="0 0 143 271" svg:d="M75 4c0-1 0-4-6-4-8 0-37 3-47 3-2 1-7 1-7 8 0 6 4 6 9 6 19 0 20 2 20 6 0 2-3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3" draw:text-style-name="P6" svg:width="0.076in" svg:height="0.087in" svg:x="0.2622in" svg:y="0.0283in" svg:viewBox="0 0 194 222" svg:d="M179 120c7 0 15 0 15-8s-8-7-15-7c-54 0-109 0-162 0 4-52 48-90 103-90 20 0 40 0 59 0 7 0 15 0 15-7 0-8-8-8-15-8-19 0-40 0-60 0-66 0-119 49-119 112 0 62 53 110 119 110 20 0 41 0 60 0 7 0 15 0 15-8 0-7-8-7-15-7-19 0-39 0-59 0-55 0-99-35-103-87 53 0 108 0 162 0z"><text:p/></draw:path><draw:path draw:style-name="gr3" draw:text-style-name="P6" svg:width="0.1039in" svg:height="0.1079in" svg:x="0.3984in" svg:y="0in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79-16-160-24-240 0-8 0-10-7-10-6 0-7 3-10 7-45 74-90 149-135 224zM102 175c26-43 51-85 76-127 5 42 8 84 12 127-29 0-58 0-88 0z"><text:p/></draw:path></draw:g></text:span><text:span text:style-name="T3">. </text:span></text:p>
      <text:p text:style-name="P72">צ.ל.: <text:span text:style-name="T3"><draw:g text:anchor-type="as-char" svg:y="-0.1161in" draw:z-index="318" draw:name="Shape325" draw:style-name="gr1"><svg:title>TexMaths</svg:title><svg:desc>11§display§([a]_R \cap [b]_R = \emptyset) \lor ([a]_R = [b]_R)§svg§600§FALSE§</svg:desc><draw:path draw:style-name="gr2" draw:text-style-name="P5" svg:width="2.0543in" svg:height="0.1386in" svg:x="0.0004in" svg:y="0.0071in" svg:viewBox="0 0 5219 353" svg:d="M0 0c1739 0 3479 0 5219 0 0 118 0 235 0 353-1740 0-3480 0-5219 0 0-118 0-235 0-353z"><text:p/></draw:path><draw:path draw:style-name="gr3" draw:text-style-name="P6" svg:width="0.0346in" svg:height="0.1508in" svg:x="0.0079in" svg:y="0.0035in" svg:viewBox="0 0 89 384" svg:d="M89 379c0-1 0-1-6-8-49-48-61-122-61-179 0-67 15-134 63-182 4-5 4-6 4-7 0-2-1-3-3-3-5 0-39 26-62 75-20 43-24 84-24 117 0 29 4 76 25 119 23 47 56 73 61 73 2 0 3-2 3-5z"><text:p/></draw:path><draw:path draw:style-name="gr3" draw:text-style-name="P6" svg:width="0.0205in" svg:height="0.1508in" svg:x="0.0697in" svg:y="0.0035in" svg:viewBox="0 0 53 384" svg:d="M53 384c0-6 0-10 0-16-12 0-25 0-38 0 0-117 0-235 0-353 13 0 26 0 38 0 0-5 0-10 0-15-18 0-35 0-53 0 0 127 0 256 0 384 18 0 35 0 53 0z"><text:p/></draw:path><draw:path draw:style-name="gr3" draw:text-style-name="P6" svg:width="0.0693in" svg:height="0.0681in" svg:x="0.1in" svg:y="0.0504in" svg:viewBox="0 0 177 174" svg:d="M129 24c-7-14-18-24-35-24-46 0-94 56-94 112 0 36 22 62 52 62 7 0 27-1 50-29 4 17 17 29 36 29 13 0 22-9 28-21 7-15 11-38 11-39 0-3-3-3-4-3-4 0-5 1-6 7-6 25-13 48-29 48-10 0-11-11-11-19 0-7 1-11 4-27 4-17 5-21 9-35 4-19 10-37 14-54 2-11 2-12 2-13 0-7-4-10-11-10-9 0-15 7-16 16zM103 124c-1 7-1 8-7 14-17 21-32 28-43 28-20 0-25-22-25-36 0-20 13-67 22-85 11-23 28-37 44-37 25 0 30 32 30 34s-1 4-1 6c-6 26-13 51-20 76z"><text:p/></draw:path><draw:path draw:style-name="gr3" draw:text-style-name="P6" svg:width="0.0205in" svg:height="0.1508in" svg:x="0.178in" svg:y="0.0035in" svg:viewBox="0 0 53 384" svg:d="M53 0c-18 0-35 0-53 0 0 5 0 10 0 15 12 0 25 0 37 0 0 118 0 236 0 353-12 0-25 0-37 0 0 6 0 10 0 16 18 0 35 0 53 0 0-128 0-257 0-384z"><text:p/></draw:path><draw:path draw:style-name="gr3" draw:text-style-name="P6" svg:width="0.0823in" svg:height="0.0744in" svg:x="0.2244in" svg:y="0.0661in" svg:viewBox="0 0 210 190" svg:d="M92 20c3-8 3-9 9-10 6 0 12 0 18 0 24 0 56 0 56 28 0 11-6 28-19 38-11 9-27 13-46 13-12 0-23 0-35 0 5-23 12-46 17-69zM142 93c32-7 60-27 60-51 0-23-27-42-67-42-27 0-55 0-82 0-6 0-9 0-9 7 0 3 3 3 9 3 3 0 5 0 10 1 5 0 6 1 6 3 0 1 0 2-1 7-12 47-24 94-36 143-2 9-2 11-24 11-5 0-8 0-8 5 0 4 2 5 4 5 6 0 11-1 17-1 5 0 13 0 18 0s12 0 17 0c6 0 13 1 19 1 1 0 5 0 5-6 0-4-3-4-8-4s-6 0-11 0c-6-1-6-2-6-5 0-2 0-2 1-5 6-23 11-46 17-68 12 0 25 0 37 0 23 0 33 11 33 24 0 3-2 12-3 19-4 12-5 16-5 20 0 21 20 30 40 30 25 0 35-26 35-32-1-1 0-3-4-3s-4 2-5 4c-4 12-14 23-25 23-7 0-12-3-12-17 0-7 1-21 2-28s1-11 1-13c0-3 0-12-7-20-5-5-13-8-18-11z"><text:p/></draw:path><draw:path draw:style-name="gr3" draw:text-style-name="P6" svg:width="0.0843in" svg:height="0.0929in" svg:x="0.3591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" draw:text-style-name="P6" svg:width="0.0205in" svg:height="0.1508in" svg:x="0.5035in" svg:y="0.0035in" svg:viewBox="0 0 53 384" svg:d="M53 384c0-6 0-10 0-16-12 0-25 0-38 0 0-117 0-235 0-353 13 0 26 0 38 0 0-5 0-10 0-15-18 0-35 0-53 0 0 127 0 256 0 384 18 0 35 0 53 0z"><text:p/></draw:path><draw:path draw:style-name="gr3" draw:text-style-name="P6" svg:width="0.0555in" svg:height="0.1059in" svg:x="0.5354in" svg:y="0.0118in" svg:viewBox="0 0 142 270" svg:d="M74 4c-1-1 0-4-5-4-10 0-37 3-47 4-3 0-8 1-8 8 0 4 4 4 9 4 19 0 20 3 20 7 0 2-3 15-6 24-11 42-20 84-31 126-5 18-6 24-6 37 0 37 20 60 48 60 47 0 94-57 94-111 0-35-21-61-52-61-17 0-33 11-45 23 10-40 19-78 29-117zM37 151c3-9 3-10 6-15 20-24 36-30 47-30 13 0 24 12 24 36 0 23-13 66-19 80-14 26-31 41-47 41-13 0-25-11-25-40 0-6 0-14 6-37 3-12 5-24 8-35z"><text:p/></draw:path><draw:path draw:style-name="gr3" draw:text-style-name="P6" svg:width="0.0205in" svg:height="0.1508in" svg:x="0.5969in" svg:y="0.0035in" svg:viewBox="0 0 53 384" svg:d="M53 0c-18 0-35 0-53 0 0 5 0 10 0 15 12 0 25 0 37 0 0 118 0 236 0 353-12 0-25 0-37 0 0 6 0 10 0 16 18 0 35 0 53 0 0-128 0-257 0-384z"><text:p/></draw:path><draw:path draw:style-name="gr3" draw:text-style-name="P6" svg:width="0.0823in" svg:height="0.0744in" svg:x="0.6433in" svg:y="0.0661in" svg:viewBox="0 0 210 190" svg:d="M92 20c3-8 3-9 9-10 6 0 11 0 17 0 25 0 57 0 57 28 0 11-6 28-19 38-11 9-27 13-46 13-12 0-23 0-35 0 5-23 12-46 17-69zM142 93c32-7 60-27 60-51 0-23-27-42-67-42-27 0-55 0-82 0-6 0-9 0-9 7 0 3 3 3 9 3 3 0 5 0 10 1 5 0 6 1 6 3 0 1 0 2-1 7-12 47-24 94-36 143-2 9-2 11-24 11-5 0-8 0-8 5 0 4 2 5 4 5 6 0 11-1 17-1 5 0 13 0 18 0s12 0 17 0c6 0 12 1 19 1 1 0 5 0 5-6 0-4-3-4-8-4s-6 0-11 0c-6-1-6-2-6-5 0-2 0-2 1-5 6-23 11-46 17-68 12 0 25 0 37 0 23 0 33 11 33 24 0 3-2 12-3 19-4 12-5 16-5 20 0 21 20 30 40 30 25 0 35-26 35-32-1-1 0-3-4-3s-5 2-5 4c-4 12-14 23-25 23-8 0-12-3-12-17 0-7 1-21 2-28s1-11 1-13c0-3 0-12-7-20-5-5-13-8-18-11z"><text:p/></draw:path><draw:path draw:style-name="gr3" draw:text-style-name="P6" svg:width="0.1008in" svg:height="0.035in" svg:x="0.7862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1in" svg:height="0.128in" svg:x="0.9453in" svg:y="0in" svg:viewBox="0 0 156 326" svg:d="M132 8c0-5-3-8-8-8s-6 4-10 12c-4 15 0 2-4 18-4-3-18-8-32-8-22 0-46 11-60 41-16 30-18 66-18 102 0 24 0 92 34 122-9 30-9 31-9 32 0 4 3 7 8 7 6 0 7-4 9-12 4-15 1-2 5-17 9 4 21 7 31 7 43 0 61-36 67-55 10-26 11-57 11-84 0-29 0-92-33-125 4-11 6-21 9-32zM39 269c-13-26-13-72-13-110 0-30 0-57 6-82 7-35 30-47 46-47 8 0 19 2 29 11-23 75-45 152-68 228zM118 56c13 22 13 67 13 103 0 29 0 56-4 82-8 40-28 55-49 55-9 0-17-3-27-11 22-76 45-153 67-229z"><text:p/></draw:path><draw:path draw:style-name="gr3" draw:text-style-name="P6" svg:width="0.035in" svg:height="0.1508in" svg:x="1.0228in" svg:y="0.0035in" svg:viewBox="0 0 90 384" svg:d="M90 192c0-29-4-77-25-119-23-49-57-73-61-73-2 0-4 1-4 3 0 1 0 2 8 9 37 39 59 100 59 180 0 65-14 132-61 182-6 4-6 4-6 5 0 3 2 5 4 5 4 0 39-27 62-75 20-43 24-86 24-117z"><text:p/></draw:path><draw:path draw:style-name="gr3" draw:text-style-name="P6" svg:width="0.0846in" svg:height="0.0929in" svg:x="1.1154in" svg:y="0.0264in" svg:viewBox="0 0 216 237" svg:d="M212 15c3-5 4-5 4-7 0-5-4-8-8-8s-7 2-9 9c-31 67-60 135-91 202-31-67-61-135-91-203-3-7-6-8-9-8-5 0-8 3-8 8 0 1 0 1 2 6 32 72 65 144 97 216 3 6 6 7 9 7 5 0 6-2 9-7 32-72 63-143 95-215z"><text:p/></draw:path><draw:path draw:style-name="gr3" draw:text-style-name="P6" svg:width="0.035in" svg:height="0.1508in" svg:x="1.2571in" svg:y="0.0035in" svg:viewBox="0 0 90 384" svg:d="M90 379c0-1 0-1-6-8-49-48-62-122-62-179 0-67 15-134 63-182 5-5 5-6 5-7 0-2-2-3-4-3-3 0-39 26-62 75-20 43-24 84-24 117 0 29 4 76 25 119 23 47 58 73 61 73 2 0 4-2 4-5z"><text:p/></draw:path><draw:path draw:style-name="gr3" draw:text-style-name="P6" svg:width="0.0209in" svg:height="0.1508in" svg:x="1.3193in" svg:y="0.0035in" svg:viewBox="0 0 54 384" svg:d="M54 384c0-6 0-10 0-16-13 0-25 0-39 0 0-117 0-235 0-353 14 0 26 0 39 0 0-5 0-10 0-15-18 0-36 0-54 0 0 127 0 256 0 384 18 0 36 0 54 0z"><text:p/></draw:path><draw:path draw:style-name="gr3" draw:text-style-name="P6" svg:width="0.0693in" svg:height="0.0681in" svg:x="1.35in" svg:y="0.0504in" svg:viewBox="0 0 177 174" svg:d="M129 24c-8-14-19-24-37-24-45 0-92 56-92 112 0 36 21 62 51 62 7 0 27-1 50-29 4 17 17 29 35 29 14 0 22-9 29-21 7-15 12-38 12-39 0-3-4-3-5-3-4 0-5 1-6 7-6 25-13 48-28 48-11 0-13-11-13-19 0-7 2-11 6-27 4-17 4-21 8-35 4-19 10-37 14-54 3-11 3-12 3-13 0-7-5-10-12-10-9 0-14 7-15 16zM103 124c-2 7-2 8-7 14-18 21-33 28-44 28-20 0-24-22-24-36 0-20 12-67 20-85 13-23 30-37 46-37 25 0 29 32 29 34s0 4-1 6c-6 26-12 51-19 76z"><text:p/></draw:path><draw:path draw:style-name="gr3" draw:text-style-name="P6" svg:width="0.0205in" svg:height="0.1508in" svg:x="1.4276in" svg:y="0.0035in" svg:viewBox="0 0 53 384" svg:d="M53 0c-18 0-35 0-53 0 0 5 0 10 0 15 12 0 25 0 37 0 0 118 0 236 0 353-12 0-25 0-37 0 0 6 0 10 0 16 18 0 35 0 53 0 0-128 0-257 0-384z"><text:p/></draw:path><draw:path draw:style-name="gr3" draw:text-style-name="P6" svg:width="0.0827in" svg:height="0.0744in" svg:x="1.4736in" svg:y="0.0661in" svg:viewBox="0 0 211 190" svg:d="M92 20c3-8 4-9 9-10 6 0 12 0 18 0 25 0 56 0 56 28 0 11-6 28-18 38-11 9-28 13-47 13-11 0-23 0-34 0 5-23 11-46 16-69zM142 93c32-7 60-27 60-51 0-23-27-42-66-42-27 0-56 0-83 0-6 0-9 0-9 7 0 3 3 3 9 3 3 0 5 0 10 1 6 0 6 1 6 3 0 1 0 2-1 7-12 47-24 94-36 143-2 9-2 11-23 11-5 0-9 0-9 5 0 4 2 5 4 5 6 0 13-1 18-1 4 0 12 0 18 0 5 0 11 0 17 0s12 1 18 1c1 0 5 0 5-6 0-4-2-4-8-4-5 0-6 0-10 0-7-1-7-2-7-5 0-2 0-2 1-5 6-23 12-46 18-68 12 0 24 0 36 0 23 0 33 11 33 24 0 3-2 12-3 19-4 12-5 16-5 20 0 21 20 30 40 30 25 0 36-26 36-32-1-1-1-3-4-3-5 0-5 2-6 4-3 12-13 23-25 23-7 0-12-3-12-17 0-7 2-21 3-28s1-11 1-13c0-3 0-12-7-20-6-5-14-8-19-11z"><text:p/></draw:path><draw:path draw:style-name="gr3" draw:text-style-name="P6" svg:width="0.1004in" svg:height="0.035in" svg:x="1.6173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209in" svg:height="0.1508in" svg:x="1.787in" svg:y="0.0035in" svg:viewBox="0 0 54 384" svg:d="M54 384c0-6 0-10 0-16-13 0-25 0-39 0 0-117 0-235 0-353 14 0 26 0 39 0 0-5 0-10 0-15-18 0-36 0-54 0 0 127 0 256 0 384 18 0 36 0 54 0z"><text:p/></draw:path><draw:path draw:style-name="gr3" draw:text-style-name="P6" svg:width="0.0555in" svg:height="0.1059in" svg:x="1.8185in" svg:y="0.0118in" svg:viewBox="0 0 142 270" svg:d="M75 4c-2-1 0-4-6-4-8 0-37 3-47 4-3 0-8 1-8 8 0 4 5 4 10 4 19 0 19 3 19 7 0 2-3 15-6 24-9 42-20 84-30 126-6 18-7 24-7 37 0 37 21 60 50 60 45 0 92-57 92-111 0-35-20-61-51-61-18 0-34 11-45 23 10-40 19-78 29-117zM37 151c4-9 4-10 7-15 19-24 36-30 46-30 15 0 24 12 24 36 0 23-13 66-19 80-12 26-31 41-45 41s-27-11-27-40c0-6 0-14 7-37 2-12 5-24 7-35z"><text:p/></draw:path><draw:path draw:style-name="gr3" draw:text-style-name="P6" svg:width="0.0205in" svg:height="0.1508in" svg:x="1.8799in" svg:y="0.0035in" svg:viewBox="0 0 53 384" svg:d="M53 0c-18 0-35 0-53 0 0 5 0 10 0 15 12 0 25 0 37 0 0 118 0 236 0 353-12 0-25 0-37 0 0 6 0 10 0 16 18 0 35 0 53 0 0-128 0-257 0-384z"><text:p/></draw:path><draw:path draw:style-name="gr3" draw:text-style-name="P6" svg:width="0.0827in" svg:height="0.0744in" svg:x="1.9264in" svg:y="0.0661in" svg:viewBox="0 0 211 190" svg:d="M94 20c1-8 2-9 7-10 6 0 12 0 18 0 25 0 56 0 56 28 0 11-6 28-18 38-11 9-28 13-46 13-12 0-23 0-35 0 5-23 12-46 18-69zM142 93c32-7 60-27 60-51 0-23-27-42-66-42-27 0-56 0-83 0-6 0-9 0-9 7 0 3 3 3 9 3 3 0 5 0 10 1 6 0 6 1 6 3 0 1 0 2-1 7-12 47-24 94-36 143-2 9-2 11-23 11-5 0-9 0-9 5 0 4 2 5 4 5 6 0 13-1 18-1 4 0 12 0 18 0 5 0 11 0 17 0s12 1 18 1c1 0 5 0 5-6 0-4-2-4-8-4-5 0-6 0-10 0-7-1-7-2-7-5 0-2 0-2 1-5 6-23 12-46 18-68 12 0 24 0 36 0 23 0 34 11 34 24 0 3-3 12-4 19-4 12-5 16-5 20 0 21 20 30 40 30 25 0 36-26 36-32-1-1-1-3-4-3-5 0-5 2-6 4-3 12-13 23-25 23-7 0-12-3-12-17 0-7 2-21 3-28s1-11 1-13c0-3 0-12-7-20-6-5-14-8-19-11z"><text:p/></draw:path><draw:path draw:style-name="gr3" draw:text-style-name="P6" svg:width="0.035in" svg:height="0.1508in" svg:x="2.0272in" svg:y="0.0035in" svg:viewBox="0 0 90 384" svg:d="M90 192c0-29-4-77-25-119-23-49-56-73-61-73-2 0-4 1-4 3 0 1 0 2 8 9 38 39 60 100 60 180 0 65-14 132-62 182-6 4-6 4-6 5 0 3 2 5 4 5 5 0 39-27 62-75 20-43 24-86 24-117z"><text:p/></draw:path></draw:g></text:span></text:p>
      <text:p text:style-name="P72">הוכחה: <text:span text:style-name="T3">בהתאם לשקילות לפסוק גרירה, נניח </text:span><text:span text:style-name="T3"><draw:g text:anchor-type="as-char" svg:y="-0.1161in" draw:z-index="317" draw:name="Shape326" draw:style-name="gr1"><svg:title>TexMaths</svg:title><svg:desc>11§display§[a]_R \cap [b]_R = \emptyset§svg§600§FALSE§</svg:desc><draw:path draw:style-name="gr2" draw:text-style-name="P5" svg:width="0.9386in" svg:height="0.1386in" svg:x="0.0004in" svg:y="0.0071in" svg:viewBox="0 0 2385 353" svg:d="M0 0c795 0 1590 0 2385 0 0 118 0 235 0 353-795 0-1590 0-2385 0 0-118 0-235 0-353z"><text:p/></draw:path><draw:path draw:style-name="gr3" draw:text-style-name="P6" svg:width="0.0209in" svg:height="0.1508in" svg:x="0.0102in" svg:y="0.0035in" svg:viewBox="0 0 54 384" svg:d="M54 384c0-6 0-10 0-16-13 0-25 0-39 0 0-117 0-235 0-353 14 0 26 0 39 0 0-5 0-10 0-15-18 0-36 0-54 0 0 127 0 256 0 384 18 0 36 0 54 0z"><text:p/></draw:path><draw:path draw:style-name="gr3" draw:text-style-name="P6" svg:width="0.0693in" svg:height="0.0681in" svg:x="0.0413in" svg:y="0.0504in" svg:viewBox="0 0 177 174" svg:d="M129 24c-8-14-19-24-37-24-45 0-92 56-92 112 0 36 21 62 51 62 7 0 27-1 50-29 4 17 17 29 35 29 14 0 22-9 29-21 7-15 12-38 12-39 0-3-4-3-5-3-4 0-5 1-6 7-6 25-13 48-28 48-11 0-13-11-13-19 0-7 2-11 6-27 4-17 4-21 8-35 4-19 10-37 14-54 3-11 3-12 3-13 0-7-5-10-12-10-9 0-14 7-15 16zM103 124c-2 7-2 8-7 14-18 21-33 28-44 28-20 0-24-22-24-36 0-20 12-67 20-85 13-23 30-37 46-37 24 0 29 32 29 34s0 4-1 6c-6 26-12 51-19 76z"><text:p/></draw:path><draw:path draw:style-name="gr3" draw:text-style-name="P6" svg:width="0.0205in" svg:height="0.1508in" svg:x="0.1185in" svg:y="0.0035in" svg:viewBox="0 0 53 384" svg:d="M53 0c-18 0-35 0-53 0 0 5 0 10 0 15 12 0 25 0 37 0 0 118 0 236 0 353-12 0-25 0-37 0 0 6 0 10 0 16 18 0 35 0 53 0 0-128 0-257 0-384z"><text:p/></draw:path><draw:path draw:style-name="gr3" draw:text-style-name="P6" svg:width="0.0827in" svg:height="0.0744in" svg:x="0.165in" svg:y="0.0661in" svg:viewBox="0 0 211 190" svg:d="M92 20c3-8 4-9 9-10 6 0 12 0 18 0 25 0 56 0 56 28 0 11-6 28-18 38-11 9-28 13-47 13-11 0-23 0-34 0 5-23 11-46 16-69zM142 93c32-7 60-27 60-51 0-23-27-42-67-42-27 0-55 0-82 0-6 0-9 0-9 7 0 3 3 3 9 3 3 0 5 0 10 1 5 0 6 1 6 3 0 1 0 2-1 7-12 47-24 94-36 143-2 9-2 11-23 11-6 0-9 0-9 5 0 4 2 5 4 5 6 0 13-1 17-1 5 0 13 0 19 0 5 0 10 0 16 0s13 1 19 1c1 0 5 0 5-6 0-4-2-4-8-4-5 0-6 0-10 0-7-1-7-2-7-5 0-2 0-2 1-5 6-23 12-46 18-68 12 0 24 0 36 0 23 0 33 11 33 24 0 3-2 12-3 19-4 12-5 16-5 20 0 21 20 30 40 30 25 0 36-26 36-32-2-1-1-3-5-3s-4 2-5 4c-3 12-14 23-25 23-7 0-12-3-12-17 0-7 2-21 3-28 0-7 0-11 0-13 0-3 0-12-6-20-6-5-14-8-19-11z"><text:p/></draw:path><draw:path draw:style-name="gr3" draw:text-style-name="P6" svg:width="0.0843in" svg:height="0.0929in" svg:x="0.2996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" draw:text-style-name="P6" svg:width="0.0205in" svg:height="0.1508in" svg:x="0.4445in" svg:y="0.0035in" svg:viewBox="0 0 53 384" svg:d="M53 384c0-6 0-10 0-16-12 0-25 0-38 0 0-117 0-235 0-353 13 0 26 0 38 0 0-5 0-10 0-15-18 0-35 0-53 0 0 127 0 256 0 384 18 0 35 0 53 0z"><text:p/></draw:path><draw:path draw:style-name="gr3" draw:text-style-name="P6" svg:width="0.0555in" svg:height="0.1059in" svg:x="0.4756in" svg:y="0.0118in" svg:viewBox="0 0 142 270" svg:d="M74 4c-1-1 0-4-5-4-10 0-37 3-47 4-3 0-8 1-8 8 0 4 4 4 9 4 19 0 20 3 20 7 0 2-3 15-6 24-11 42-20 84-31 126-5 18-6 24-6 37 0 37 20 60 48 60 47 0 94-57 94-111 0-35-21-61-52-61-17 0-33 11-45 23 10-40 19-78 29-117zM37 151c3-9 3-10 6-15 20-24 36-30 46-30 14 0 25 12 25 36 0 23-13 66-19 80-14 26-31 41-47 41-13 0-25-11-25-40 0-6 0-14 6-37 3-12 5-24 8-35z"><text:p/></draw:path><draw:path draw:style-name="gr3" draw:text-style-name="P6" svg:width="0.0205in" svg:height="0.1508in" svg:x="0.537in" svg:y="0.0035in" svg:viewBox="0 0 53 384" svg:d="M53 0c-18 0-35 0-53 0 0 5 0 10 0 15 12 0 25 0 37 0 0 118 0 236 0 353-12 0-25 0-37 0 0 6 0 10 0 16 18 0 35 0 53 0 0-128 0-257 0-384z"><text:p/></draw:path><draw:path draw:style-name="gr3" draw:text-style-name="P6" svg:width="0.0823in" svg:height="0.0744in" svg:x="0.5835in" svg:y="0.0661in" svg:viewBox="0 0 210 190" svg:d="M92 20c3-8 3-9 9-10 6 0 11 0 17 0 25 0 56 0 56 28 0 11-5 28-18 38-11 9-27 13-46 13-12 0-23 0-35 0 5-23 12-46 17-69zM142 93c32-7 60-27 60-51 0-23-27-42-67-42-27 0-55 0-82 0-6 0-9 0-9 7 0 3 3 3 9 3 3 0 5 0 10 1 5 0 6 1 6 3 0 1 0 2-1 7-12 47-24 94-36 143-2 9-3 11-24 11-5 0-8 0-8 5 0 4 2 5 4 5 6 0 11-1 17-1 5 0 13 0 18 0s12 0 17 0c6 0 12 1 19 1 1 0 5 0 5-6 0-4-3-4-8-4s-6 0-11 0c-6-1-6-2-6-5 0-2 0-2 1-5 6-23 11-46 17-68 12 0 25 0 37 0 23 0 33 11 33 24 0 3-2 12-3 19-4 12-5 16-5 20 0 21 20 30 40 30 24 0 35-26 35-32-1-1 0-3-4-3s-5 2-5 4c-4 12-14 23-25 23-8 0-12-3-12-17 0-7 1-21 2-28s1-11 1-13c0-3 0-12-7-20-5-5-13-8-18-11z"><text:p/></draw:path><draw:path draw:style-name="gr3" draw:text-style-name="P6" svg:width="0.1008in" svg:height="0.035in" svg:x="0.7264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1in" svg:height="0.128in" svg:x="0.8858in" svg:y="0in" svg:viewBox="0 0 156 326" svg:d="M132 8c0-5-3-8-9-8-5 0-6 4-9 12-4 15-1 2-5 18-4-3-17-8-31-8-22 0-47 11-61 41-16 30-17 66-17 102 0 24 0 92 33 122-9 30-9 31-9 32 0 4 4 7 8 7 7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</text:span><text:span text:style-name="T3">, ונוכיח </text:span><text:span text:style-name="T3"><draw:g text:anchor-type="as-char" svg:y="-0.1134in" draw:z-index="319" draw:name="Shape327" draw:style-name="gr1"><svg:title>TexMaths</svg:title><svg:desc>11§display§[a]_R \neq [b]_R§svg§600§FALSE§</svg:desc><draw:path draw:style-name="gr2" draw:text-style-name="P5" svg:width="0.6909in" svg:height="0.1354in" svg:x="0.0004in" svg:y="0.0071in" svg:viewBox="0 0 1756 345" svg:d="M0 0c585 0 1171 0 1756 0 0 115 0 230 0 345-585 0-1171 0-1756 0 0-115 0-230 0-345z"><text:p/></draw:path><draw:path draw:style-name="gr3" draw:text-style-name="P6" svg:width="0.0209in" svg:height="0.1508in" svg:x="0.0102in" svg:y="0in" svg:viewBox="0 0 54 384" svg:d="M54 384c0-5 0-10 0-15-13 0-25 0-39 0 0-118 0-236 0-354 14 0 26 0 39 0 0-5 0-9 0-15-18 0-36 0-54 0 0 128 0 257 0 384 18 0 36 0 54 0z"><text:p/></draw:path><draw:path draw:style-name="gr3" draw:text-style-name="P6" svg:width="0.0689in" svg:height="0.0681in" svg:x="0.0413in" svg:y="0.0453in" svg:viewBox="0 0 176 174" svg:d="M129 24c-8-14-19-24-37-24-45 0-92 56-92 112 0 37 21 62 51 62 7 0 27-1 50-29 3 17 17 29 35 29 14 0 22-9 29-21 7-14 11-37 11-38 0-4-3-4-4-4-4 0-5 1-6 7-7 25-13 48-29 48-11 0-12-10-12-17 0-9 1-12 6-29 4-17 4-21 8-35 4-19 9-37 14-54 2-11 2-11 2-13 0-7-4-10-11-10-9 0-14 9-15 16zM103 124c-2 7-2 8-7 15-18 21-33 27-44 27-20 0-25-22-25-36 0-20 13-67 21-85 12-23 30-37 45-37 25 0 30 32 30 34s0 4-1 6c-7 26-12 51-19 76z"><text:p/></draw:path><draw:path draw:style-name="gr3" draw:text-style-name="P6" svg:width="0.0205in" svg:height="0.1508in" svg:x="0.1185in" svg:y="0in" svg:viewBox="0 0 53 384" svg:d="M53 0c-18 0-35 0-53 0 0 6 0 10 0 15 12 0 25 0 37 0 0 118 0 236 0 354-12 0-25 0-37 0 0 5 0 10 0 15 18 0 35 0 53 0 0-127 0-256 0-384z"><text:p/></draw:path><draw:path draw:style-name="gr3" draw:text-style-name="P6" svg:width="0.0823in" svg:height="0.074in" svg:x="0.165in" svg:y="0.0634in" svg:viewBox="0 0 210 189" svg:d="M92 19c3-8 4-9 9-10 6 0 12 0 18 0 25 0 56 0 56 28 0 11-6 28-18 38-12 9-28 13-47 13-11 0-23 0-34 0 5-23 11-46 16-69zM142 92c32-7 60-27 60-51 0-23-27-41-67-41-27 0-55 0-82 0-6 0-9 0-9 6 0 3 3 3 9 3 3 0 5 0 10 1 5 0 6 1 6 3 0 1 0 2-1 7-12 47-24 95-36 143-2 9-2 11-23 11-6 0-9 0-9 5 0 4 2 5 4 5 6 0 11-1 17-1 5 0 13 0 19 0 5 0 9 0 16 0 6 0 13 1 19 1 1 0 5 0 5-6 0-4-2-4-9-4-4 0-5 0-9 0-7-1-7-2-7-4 0-3 0-3 1-6 6-23 12-46 18-68 12 0 24 0 36 0 23 0 33 11 33 24 0 3-2 12-3 19-4 12-5 16-5 21 0 21 20 29 40 29 25 0 35-26 35-32-1-1 0-3-4-3s-4 2-5 5c-4 12-14 23-25 23-7 0-12-4-12-18 0-7 1-21 2-27 1-8 1-10 1-14 0-3 0-12-6-20-6-5-14-8-19-11z"><text:p/></draw:path><draw:path draw:style-name="gr3" draw:text-style-name="P6" svg:width="0.0752in" svg:height="0.1406in" svg:x="0.3209in" svg:y="0.0043in" svg:viewBox="0 0 192 358" svg:d="M189 15c3-5 3-6 3-7 0-4-2-8-7-8s-7 2-9 8c-58 111-116 223-174 334-2 6-2 7-2 8 0 3 2 8 8 8 4 0 5-2 7-8 59-111 116-223 174-335z"><text:p/></draw:path><draw:path draw:style-name="gr3" draw:text-style-name="P6" svg:width="0.1008in" svg:height="0.035in" svg:x="0.307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205in" svg:height="0.1508in" svg:x="0.4776in" svg:y="0in" svg:viewBox="0 0 53 384" svg:d="M53 384c0-5 0-10 0-15-12 0-26 0-38 0 0-118 0-236 0-354 12 0 26 0 38 0 0-5 0-9 0-15-18 0-35 0-53 0 0 128 0 257 0 384 18 0 35 0 53 0z"><text:p/></draw:path><draw:path draw:style-name="gr3" draw:text-style-name="P6" svg:width="0.0559in" svg:height="0.1059in" svg:x="0.5087in" svg:y="0.0071in" svg:viewBox="0 0 143 270" svg:d="M75 3c-2-1 0-3-6-3-9 0-36 2-46 3-3 0-8 1-8 8 0 4 4 4 9 4 19 0 20 4 20 7s-3 17-6 24c-11 42-20 84-31 126-5 20-7 24-7 37 0 38 21 61 49 61 47 0 94-58 94-111 0-36-21-62-52-62-17 0-34 11-45 23 10-40 19-78 29-117zM38 150c3-9 3-10 6-15 19-24 36-30 46-30 14 0 24 12 24 36 0 23-12 66-18 81-14 26-31 40-47 40-13 0-25-11-25-40 0-6 0-14 6-37 3-12 5-24 8-35z"><text:p/></draw:path><draw:path draw:style-name="gr3" draw:text-style-name="P6" svg:width="0.0209in" svg:height="0.1508in" svg:x="0.5701in" svg:y="0in" svg:viewBox="0 0 54 384" svg:d="M54 0c-18 0-36 0-54 0 0 6 0 10 0 15 13 0 25 0 38 0 0 118 0 236 0 354-13 0-25 0-38 0 0 5 0 10 0 15 18 0 36 0 54 0 0-127 0-256 0-384z"><text:p/></draw:path><draw:path draw:style-name="gr3" draw:text-style-name="P6" svg:width="0.0823in" svg:height="0.074in" svg:x="0.6169in" svg:y="0.0634in" svg:viewBox="0 0 210 189" svg:d="M92 19c3-8 3-9 8-10 6 0 12 0 18 0 25 0 56 0 56 28 0 11-5 28-18 38-11 9-27 13-46 13-12 0-23 0-35 0 5-23 12-46 17-69zM141 92c33-7 61-27 61-51 0-23-27-41-67-41-27 0-56 0-83 0-5 0-8 0-8 6 0 3 3 3 8 3 1 0 5 0 11 1 5 0 5 1 5 3 0 1 0 2-1 7-12 47-23 95-35 143-2 9-3 11-24 11-5 0-8 0-8 5 0 4 1 5 4 5 5 0 11-1 17-1 5 0 13 0 17 0 6 0 13 0 18 0 6 0 12 1 18 1 2 0 6 0 6-6 0-4-3-4-10-4-4 0-5 0-10 0-5-1-5-2-5-4 0-3 0-3 1-6 6-23 11-46 17-68 12 0 25 0 37 0 23 0 33 11 33 24 0 3-2 12-4 19-4 12-5 16-5 21 0 21 20 29 41 29 24 0 35-26 35-32-1-1 0-3-4-3s-5 2-6 5c-3 12-13 23-24 23-8 0-13-4-13-18 0-7 2-21 3-27 1-8 1-10 1-14 0-3 0-12-8-20-5-5-12-8-18-11z"><text:p/></draw:path></draw:g></text:span><text:span text:style-name="T3">. לפי ההנחה, יהי </text:span><text:span text:style-name="T3"><draw:g text:anchor-type="as-char" svg:y="-0.1075in" draw:z-index="326" draw:name="Shape328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3">, ידוע </text:span><text:span text:style-name="T3"><draw:g text:anchor-type="as-char" svg:y="-0.1161in" draw:z-index="327" draw:name="Shape329" draw:style-name="gr1"><svg:title>TexMaths</svg:title><svg:desc>11§display§x \in [a]_R \land x \in [b]_R \siff x \in \emptyset§svg§600§FALSE§</svg:desc><draw:path draw:style-name="gr2" draw:text-style-name="P5" svg:width="1.9185in" svg:height="0.1386in" svg:x="0.0039in" svg:y="0.0071in" svg:viewBox="0 0 4874 353" svg:d="M0 0c1625 0 3249 0 4874 0 0 118 0 235 0 353-1625 0-3249 0-4874 0 0-118 0-235 0-353z"><text:p/></draw:path><draw:path draw:style-name="gr3" draw:text-style-name="P6" svg:width="0.0756in" svg:height="0.0681in" svg:x="0.0004in" svg:y="0.0504in" svg:viewBox="0 0 193 174" svg:d="M118 54c2-10 12-46 38-46 2 0 11 0 20 5-11 2-19 11-19 21 0 6 5 13 15 13 8 0 21-6 21-22 0-20-24-25-37-25-22 0-35 20-39 29-10-26-31-29-42-29-41 0-63 49-63 59 0 4 3 3 5 4 3 0 4-1 5-5 13-40 39-50 52-50 7 0 21 3 21 26 0 12-7 37-21 91-7 24-20 41-37 41-3 0-12 0-19-6 10-2 18-9 18-20 0-10-8-14-14-14-12 0-22 10-22 22 0 18 20 26 36 26 26 0 40-27 41-29 4 14 19 29 42 29 39 0 61-50 61-60 0-3-3-3-4-3-3 0-4 1-5 4-13 41-39 51-51 51-15 0-22-13-22-26 0-8 3-17 7-33 4-18 8-36 13-53z"><text:p/></draw:path><draw:path draw:style-name="gr3" draw:text-style-name="P6" svg:width="0.0756in" svg:height="0.087in" svg:x="0.1382in" svg:y="0.0335in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3" draw:text-style-name="P6" svg:width="0.0205in" svg:height="0.1508in" svg:x="0.287in" svg:y="0.0035in" svg:viewBox="0 0 53 384" svg:d="M53 384c0-6 0-10 0-16-12 0-25 0-38 0 0-117 0-235 0-353 13 0 26 0 38 0 0-5 0-10 0-15-18 0-35 0-53 0 0 127 0 256 0 384 18 0 35 0 53 0z"><text:p/></draw:path><draw:path draw:style-name="gr3" draw:text-style-name="P6" svg:width="0.0693in" svg:height="0.0681in" svg:x="0.3173in" svg:y="0.0504in" svg:viewBox="0 0 177 174" svg:d="M129 24c-7-14-19-24-35-24-47 0-94 56-94 112 0 36 21 62 52 62 7 0 26-1 49-29 4 17 17 29 35 29 15 0 24-9 29-21 7-15 12-38 12-39 0-3-3-3-4-3-5 0-5 1-6 7-6 25-14 48-29 48-11 0-13-11-13-19 0-7 2-11 6-27 4-17 5-21 9-35 4-19 9-37 13-54 3-11 3-12 3-13 0-7-4-10-11-10-10 0-15 7-16 16zM103 124c-2 7-2 8-7 14-17 21-33 28-44 28-19 0-24-22-24-36 0-20 12-67 20-85 13-23 30-37 46-37 25 0 30 32 30 34s-1 4-1 6c-6 26-13 51-20 76z"><text:p/></draw:path><draw:path draw:style-name="gr3" draw:text-style-name="P6" svg:width="0.0205in" svg:height="0.1508in" svg:x="0.3949in" svg:y="0.0035in" svg:viewBox="0 0 53 384" svg:d="M53 0c-18 0-35 0-53 0 0 5 0 10 0 15 12 0 25 0 37 0 0 118 0 236 0 353-12 0-25 0-37 0 0 6 0 10 0 16 18 0 35 0 53 0 0-128 0-257 0-384z"><text:p/></draw:path><draw:path draw:style-name="gr3" draw:text-style-name="P6" svg:width="0.0823in" svg:height="0.0744in" svg:x="0.4417in" svg:y="0.0661in" svg:viewBox="0 0 210 190" svg:d="M92 20c2-8 3-9 8-10 6 0 12 0 18 0 25 0 56 0 56 28 0 11-5 28-18 38-11 9-27 13-46 13-12 0-23 0-35 0 5-23 12-46 17-69zM141 93c32-7 61-27 61-51 0-23-28-42-67-42-27 0-56 0-83 0-5 0-9 0-9 7 0 3 3 3 9 3 1 0 5 0 11 1 5 0 5 1 5 3 0 1 0 2-1 7-12 47-23 94-35 143-2 9-3 11-24 11-5 0-8 0-8 5 0 4 1 5 4 5 5 0 11-1 17-1 4 0 13 0 18 0s12 0 17 0c6 0 12 1 18 1 1 0 5 0 5-6 0-4-2-4-9-4-4 0-5 0-9 0-6-1-6-2-6-5 0-2 0-2 0-5 6-23 12-46 18-68 12 0 24 0 36 0 24 0 34 11 34 24 0 3-3 12-4 19-4 12-5 16-5 20 0 21 20 30 40 30 25 0 36-26 36-32-1-1-1-3-4-3-4 0-5 2-6 4-3 12-13 23-25 23-7 0-12-3-12-17 0-7 2-21 3-28s1-11 1-13c0-3 0-12-7-20-6-5-13-8-19-11z"><text:p/></draw:path><draw:path draw:style-name="gr3" draw:text-style-name="P6" svg:width="0.0843in" svg:height="0.0929in" svg:x="0.576in" svg:y="0.0264in" svg:viewBox="0 0 215 237" svg:d="M117 8c-4-7-6-8-9-8-6 0-7 2-9 8-32 71-65 143-97 214-2 5-2 5-2 8 0 4 3 7 8 7 2 0 5-1 9-7 30-67 60-135 91-204 30 69 60 137 90 204 3 7 8 7 9 7 4 0 8-3 8-7 0-1 0-1-3-6-32-71-63-144-95-216z"><text:p/></draw:path><draw:path draw:style-name="gr3" draw:text-style-name="P6" svg:width="0.0756in" svg:height="0.0681in" svg:x="0.7075in" svg:y="0.0504in" svg:viewBox="0 0 193 174" svg:d="M118 54c2-10 12-46 38-46 2 0 11 0 20 5-11 2-19 11-19 21 0 6 5 13 15 13 8 0 21-6 21-22 0-20-24-25-37-25-22 0-35 20-39 29-10-26-31-29-42-29-41 0-63 49-63 59 0 4 3 3 5 4 3 0 4-1 5-5 13-40 39-50 52-50 7 0 21 3 21 26 0 12-7 37-21 91-7 24-20 41-37 41-3 0-12 0-19-6 10-2 17-9 17-20 0-10-7-14-14-14-11 0-21 10-21 22 0 18 20 26 36 26 26 0 40-27 41-29 4 14 19 29 42 29 39 0 61-50 61-60 0-3-3-3-4-3-3 0-4 1-5 4-13 41-39 51-51 51-15 0-22-13-22-26 0-8 3-17 7-33 4-18 8-36 13-53z"><text:p/></draw:path><draw:path draw:style-name="gr3" draw:text-style-name="P6" svg:width="0.0756in" svg:height="0.087in" svg:x="0.8449in" svg:y="0.0335in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3" draw:text-style-name="P6" svg:width="0.0205in" svg:height="0.1508in" svg:x="0.9937in" svg:y="0.0035in" svg:viewBox="0 0 53 384" svg:d="M53 384c0-6 0-10 0-16-12 0-25 0-38 0 0-117 0-235 0-353 13 0 26 0 38 0 0-5 0-10 0-15-18 0-35 0-53 0 0 127 0 256 0 384 18 0 35 0 53 0z"><text:p/></draw:path><draw:path draw:style-name="gr3" draw:text-style-name="P6" svg:width="0.0559in" svg:height="0.1059in" svg:x="1.0248in" svg:y="0.0118in" svg:viewBox="0 0 143 270" svg:d="M75 4c-2-1 0-4-6-4-8 0-37 3-47 4-2 0-7 1-7 8 0 4 4 4 9 4 19 0 20 3 20 7 0 2-4 15-5 24-11 42-21 84-32 126-5 18-7 24-7 37 0 37 21 60 50 60 45 0 93-57 93-111 0-35-21-61-52-61-17 0-34 11-45 23 10-40 19-78 29-117zM39 151c2-9 2-10 5-15 19-24 36-30 46-30 15 0 24 12 24 36 0 23-12 66-19 80-12 26-30 41-45 41-14 0-27-11-27-40 0-6 0-14 7-37 3-12 5-24 9-35z"><text:p/></draw:path><draw:path draw:style-name="gr3" draw:text-style-name="P6" svg:width="0.0205in" svg:height="0.1508in" svg:x="1.0862in" svg:y="0.0035in" svg:viewBox="0 0 53 384" svg:d="M53 0c-18 0-35 0-53 0 0 5 0 10 0 15 12 0 25 0 37 0 0 118 0 236 0 353-12 0-25 0-37 0 0 6 0 10 0 16 18 0 35 0 53 0 0-128 0-257 0-384z"><text:p/></draw:path><draw:path draw:style-name="gr3" draw:text-style-name="P6" svg:width="0.0823in" svg:height="0.0744in" svg:x="1.1331in" svg:y="0.0661in" svg:viewBox="0 0 210 190" svg:d="M92 20c2-8 3-9 8-10 6 0 12 0 18 0 25 0 56 0 56 28 0 11-5 28-18 38-11 9-27 13-46 13-12 0-23 0-35 0 5-23 12-46 17-69zM141 93c33-7 61-27 61-51 0-23-27-42-67-42-27 0-56 0-83 0-5 0-9 0-9 7 0 3 3 3 9 3 1 0 5 0 11 1 5 0 5 1 5 3 0 1 0 2-1 7-12 47-23 94-35 143-2 9-3 11-24 11-5 0-8 0-8 5 0 4 1 5 4 5 5 0 11-1 17-1 4 0 13 0 18 0s12 0 17 0c6 0 12 1 18 1 2 0 5 0 5-6 0-4-2-4-9-4-4 0-5 0-9 0-6-1-6-2-6-5 0-2 0-2 1-5 6-23 11-46 17-68 12 0 24 0 36 0 24 0 34 11 34 24 0 3-2 12-4 19-4 12-5 16-5 20 0 21 20 30 41 30 24 0 35-26 35-32-1-1-1-3-4-3-4 0-5 2-6 4-3 12-13 23-25 23-7 0-12-3-12-17 0-7 2-21 3-28s1-11 1-13c0-3 0-12-7-20-6-5-13-8-19-11z"><text:p/></draw:path><draw:path draw:style-name="gr3" draw:text-style-name="P6" svg:width="0.1346in" svg:height="0.0783in" svg:x="1.276in" svg:y="0.0394in" svg:viewBox="0 0 343 200" svg:d="M329 109c8 0 14 0 14-8s-6-8-14-8c-96 0-191 0-287 0 22-16 32-31 35-37 18-26 13-34 20-51 0-5-5-5-8-5-6 0-6 1-8 8-8 38-31 70-75 88-5 2-6 2-6 5 0 2 2 3 6 5 40 16 66 47 75 90 2 3 2 4 8 4 3 0 8 0 8-3 0-1-3-26-19-51-8-12-20-25-36-37 96 0 191 0 287 0z"><text:p/></draw:path><draw:path draw:style-name="gr3" draw:text-style-name="P6" svg:width="0.1346in" svg:height="0.0783in" svg:x="1.4024in" svg:y="0.0394in" svg:viewBox="0 0 343 200" svg:d="M301 109c-20 16-31 32-35 36-16 28-13 34-20 52 0 3 5 3 8 3 7 0 7 0 9-7 9-37 31-69 75-87 4-2 5-3 5-5 0-3-1-3-2-4-18-7-64-26-79-90-1-6-1-7-8-7-3 0-8 0-8 5 7 17 4 25 20 51 8 11 19 25 35 37-95 0-191 0-287 0-6 0-14 0-14 8s8 8 14 8c96 0 192 0 287 0z"><text:p/></draw:path><draw:path draw:style-name="gr3" draw:text-style-name="P6" svg:width="0.0756in" svg:height="0.0681in" svg:x="1.5929in" svg:y="0.0504in" svg:viewBox="0 0 193 174" svg:d="M118 54c2-10 12-46 38-46 2 0 11 0 20 5-11 2-19 11-19 21 0 6 5 13 15 13 8 0 21-6 21-22 0-20-24-25-37-25-22 0-35 20-39 29-10-26-31-29-42-29-41 0-63 49-63 59 0 4 3 3 5 4 3 0 4-1 5-5 13-40 39-50 52-50 7 0 21 3 21 26 0 12-7 37-21 91-7 24-20 41-37 41-3 0-12 0-19-6 10-2 17-9 17-20 0-10-7-14-14-14-11 0-21 10-21 22 0 18 20 26 36 26 26 0 40-27 41-29 4 14 19 29 42 29 39 0 61-50 61-60 0-3-3-3-4-3-3 0-4 1-5 4-13 41-39 51-51 51-15 0-22-13-22-26 0-8 3-17 7-33 4-18 8-36 13-53z"><text:p/></draw:path><draw:path draw:style-name="gr3" draw:text-style-name="P6" svg:width="0.0756in" svg:height="0.087in" svg:x="1.7307in" svg:y="0.0335in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3" draw:text-style-name="P6" svg:width="0.061in" svg:height="0.128in" svg:x="1.8689in" svg:y="0in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</text:span><text:span text:style-name="T3"><text:s/>(זאת בהתאם להגדרת </text:span><text:span text:style-name="T3"><draw:g text:anchor-type="as-char" svg:y="-0.0929in" draw:z-index="328" draw:name="Shape330" draw:style-name="gr1"><svg:title>TexMaths</svg:title><svg:desc>11§display§\cap§svg§600§FALSE§</svg:desc><draw:path draw:style-name="gr2" draw:text-style-name="P5" svg:width="0.0764in" svg:height="0.0776in" svg:x="0.0004in" svg:y="0.0075in" svg:viewBox="0 0 195 198" svg:d="M0 0c65 0 130 0 195 0 0 66 0 132 0 198-65 0-130 0-195 0 0-66 0-132 0-198z"><text:p/></draw:path><draw:path draw:style-name="gr3" draw:text-style-name="P6" svg:width="0.0835in" svg:height="0.0929in" svg:x="0.0008in" svg:y="0in" svg:viewBox="0 0 213 237" svg:d="M213 83c0-58-59-83-105-83-51 0-108 27-108 83 0 47 0 94 0 140 0 8 0 14 8 14 7 0 7-6 7-14 0-46 0-92 0-137 0-59 63-71 93-71 15 0 39 4 60 17 30 19 30 44 30 54 0 45 0 91 0 137 0 8 0 14 8 14 7 0 7-6 7-14 0-46 0-93 0-140z"><text:p/></draw:path></draw:g></text:span><text:span text:style-name="T3"><text:s/>ושוויון קבוצות), או באופן שקול </text:span><text:span text:style-name="T3"><draw:g text:anchor-type="as-char" svg:y="-0.1193in" draw:z-index="329" draw:name="Shape331" draw:style-name="gr1"><svg:title>TexMaths</svg:title><svg:desc>11§display§xRa \land cRb \siff x \in \emptyset§svg§600§FALSE§</svg:desc><draw:path draw:style-name="gr2" draw:text-style-name="P5" svg:width="1.3902in" svg:height="0.1126in" svg:x="0.0039in" svg:y="0.0075in" svg:viewBox="0 0 3532 287" svg:d="M0 0c1177 0 2355 0 3532 0 0 96 0 192 0 287-1177 0-2355 0-3532 0 0-95 0-191 0-287z"><text:p/></draw:path><draw:path draw:style-name="gr3" draw:text-style-name="P6" svg:width="0.0756in" svg:height="0.0681in" svg:x="0.0004in" svg:y="0.05in" svg:viewBox="0 0 193 174" svg:d="M118 54c2-10 12-46 38-46 2 0 11 0 20 5-11 2-19 11-19 21 0 7 5 13 15 13 8 0 21-6 21-22 0-19-24-25-37-25-22 0-35 20-39 29-10-26-31-29-42-29-41 0-63 50-63 59 0 4 3 3 5 4 3 0 4-1 5-5 13-40 39-50 52-50 7 0 21 4 21 26 0 12-7 38-21 92-7 24-20 39-37 39-3 0-12 0-19-4 10-2 18-10 18-21 0-10-8-13-14-13-12 0-22 10-22 22 0 16 20 25 36 25 26 0 40-26 41-29 4 15 19 29 42 29 39 0 61-50 61-58 0-5-3-5-4-5-3 0-4 1-5 5-13 40-39 49-51 49-15 0-22-11-22-24 0-9 3-18 7-34 4-18 8-35 13-53z"><text:p/></draw:path><draw:path draw:style-name="gr3" draw:text-style-name="P6" svg:width="0.1083in" svg:height="0.1063in" svg:x="0.0894in" svg:y="0.0138in" svg:viewBox="0 0 276 271" svg:d="M130 26c2-8 3-13 10-14 4 0 16 0 24 0 27 0 70 0 70 39 0 13-6 39-22 55-10 10-29 22-65 22-14 0-28 0-42 0 8-34 16-69 25-102zM185 132c39-8 85-35 85-74 0-33-35-58-85-58-36 0-74 0-110 0-8 0-12 0-12 8 0 4 4 4 11 4 1 0 9 0 15 1 7 0 10 1 10 6 0 2 0 3-1 7-18 69-34 138-52 206-4 16-5 19-35 19-8 0-11 0-11 8 0 4 4 4 6 4 11 0 37-1 48-1 10 0 38 1 49 1 4 0 8 0 8-8 0-4-3-4-11-4-14 0-25 0-25-8 0-2 1-3 1-5 9-34 18-68 26-101 16 0 30 0 45 0 36 0 43 20 43 34 0 5-3 17-5 26-3 11-7 24-7 33 0 41 46 41 52 41 33 0 46-39 46-44s-3-2-4-5c-4 0-5 3-6 6-10 29-26 35-35 35-12 0-15-9-15-24 0-12 2-31 4-44 0-6 1-12 1-18 0-28-25-40-36-45z"><text:p/></draw:path><draw:path draw:style-name="gr3" draw:text-style-name="P6" svg:width="0.0693in" svg:height="0.0681in" svg:x="0.2059in" svg:y="0.05in" svg:viewBox="0 0 177 174" svg:d="M129 24c-7-14-18-24-35-24-46 0-94 56-94 112 0 37 22 62 52 62 7 0 27-2 50-29 4 17 17 29 36 29 13 0 22-10 28-21 7-13 8-25 11-37 0-5-3-5-4-5-4 0-5 1-6 7-6 25-13 47-29 47-10 0-11-9-11-16 0-9 1-12 4-29 4-16 5-21 9-35 4-19 10-37 14-54 2-11 2-11 2-13 0-7-4-10-11-10-9 0-15 7-16 16zM103 124c-1 7-1 8-7 15-17 21-32 26-43 26-20 0-25-20-25-35 0-20 13-67 22-85 11-23 28-37 44-37 25 0 30 32 30 34s-1 4-1 6c-6 26-13 51-20 76z"><text:p/></draw:path><draw:path draw:style-name="gr3" draw:text-style-name="P6" svg:width="0.0846in" svg:height="0.0933in" svg:x="0.3224in" svg:y="0.0264in" svg:viewBox="0 0 216 238" svg:d="M117 8c-4-7-6-8-9-8-6 0-7 2-9 8-32 71-64 143-96 214-2 6-3 7-3 8 0 5 4 8 8 8 3 0 6 0 10-8 29-67 60-135 90-204 31 69 60 137 91 204 3 8 7 8 9 8 4 0 8-3 8-8-1-1 0-1-3-5-31-72-64-145-96-217z"><text:p/></draw:path><draw:path draw:style-name="gr3" draw:text-style-name="P6" svg:width="0.0587in" svg:height="0.0681in" svg:x="0.4559in" svg:y="0.05in" svg:viewBox="0 0 150 174" svg:d="M136 23c-5 0-11 0-16 6-7 6-7 13-7 15 0 9 7 13 15 13 11 0 21-9 21-24 0-19-18-33-46-33-51 0-103 55-103 109 0 35 22 65 63 65 55 0 87-41 87-45 0-2-3-5-5-5s-2 0-4 4c-31 37-73 37-78 37-24 0-34-17-34-41 0-16 7-54 21-78 12-22 33-38 53-38 14 0 29 5 33 15z"><text:p/></draw:path><draw:path draw:style-name="gr3" draw:text-style-name="P6" svg:width="0.1083in" svg:height="0.1063in" svg:x="0.5217in" svg:y="0.0138in" svg:viewBox="0 0 276 271" svg:d="M129 26c2-8 3-13 11-14 3 0 15 0 23 0 27 0 70 0 70 39 0 13-5 39-21 55-10 10-30 22-65 22-14 0-29 0-44 0 9-34 17-69 26-102zM185 132c38-8 85-35 85-74 0-33-36-58-86-58-37 0-74 0-110 0-8 0-11 0-11 8 0 4 3 4 11 4 1 0 7 0 14 1 8 0 11 1 11 6 0 2-1 3-2 7-18 69-34 138-52 206-3 16-4 19-35 19-7 0-10 0-10 8 0 4 4 4 6 4 11 0 37-1 48-1s38 1 49 1c3 0 8 0 8-8 0-4-4-4-11-4-14 0-25 0-25-8 0-2 1-3 1-5 9-34 16-68 25-101 16 0 31 0 46 0 36 0 42 20 42 34 0 5-2 17-5 26-2 11-6 24-6 33 0 41 46 41 52 41 32 0 46-39 46-44s-4-5-5-5c-4 0-4 3-5 6-10 29-26 35-35 35-13 0-15-9-15-24 0-12 2-31 3-44 1-6 2-12 2-18 0-28-26-40-36-45z"><text:p/></draw:path><draw:path draw:style-name="gr3" draw:text-style-name="P6" svg:width="0.0559in" svg:height="0.1067in" svg:x="0.639in" svg:y="0.0114in" svg:viewBox="0 0 143 272" svg:d="M75 4c-2-1 0-4-6-4-8 0-36 3-47 4-2 0-7 2-7 8 0 5 4 5 9 5 19 0 20 3 20 6 0 2-3 16-5 24-11 42-21 84-32 125-5 20-7 25-7 38 0 38 21 62 50 62 45 0 93-58 93-112 0-36-21-62-52-62-17 0-34 11-45 23 10-40 19-78 29-117zM39 151c2-9 2-10 5-14 19-25 36-31 46-31 15 0 24 12 24 36 0 22-12 66-19 82-12 25-30 39-45 39-14 0-27-11-27-39 0-7 0-15 7-39 3-11 5-23 9-34z"><text:p/></draw:path><draw:path draw:style-name="gr3" draw:text-style-name="P6" svg:width="0.1346in" svg:height="0.0783in" svg:x="0.7476in" svg:y="0.0402in" svg:viewBox="0 0 343 200" svg:d="M329 108c8 0 14 0 14-8 0-7-6-7-14-7-96 0-191 0-287 0 22-17 32-32 35-38 18-26 13-34 20-51 0-4-5-4-8-4-6 0-6 0-8 8-8 37-31 69-75 87-5 2-6 3-6 5s2 4 6 6c40 16 66 46 75 88 2 4 2 6 8 6 3 0 8 0 8-5-7-17-3-24-19-50-8-11-20-25-36-37 96 0 191 0 287 0z"><text:p/></draw:path><draw:path draw:style-name="gr3" draw:text-style-name="P6" svg:width="0.1346in" svg:height="0.0783in" svg:x="0.8744in" svg:y="0.0402in" svg:viewBox="0 0 343 200" svg:d="M301 108c-20 16-31 32-35 37-16 26-13 33-20 50 0 5 5 5 8 5 7 0 7-1 9-8 9-37 31-69 75-86 4-2 5-4 5-6s-2-3-2-4c-18-7-64-26-79-90-1-5-1-6-8-6-3 0-8 0-8 4 7 17 4 25 20 51 8 12 19 25 35 38-95 0-191 0-287 0-6 0-14 0-14 7 0 8 8 8 14 8 96 0 192 0 287 0z"><text:p/></draw:path><draw:path draw:style-name="gr3" draw:text-style-name="P6" svg:width="0.0756in" svg:height="0.0681in" svg:x="1.065in" svg:y="0.05in" svg:viewBox="0 0 193 174" svg:d="M118 54c2-10 12-46 38-46 2 0 11 0 20 5-11 2-19 11-19 21 0 7 5 13 15 13 8 0 21-6 21-22 0-19-24-25-37-25-22 0-35 20-39 29-10-26-31-29-42-29-41 0-63 50-63 59 0 4 3 3 5 4 3 0 4-1 5-5 13-40 39-50 52-50 7 0 21 4 21 26 0 12-7 38-21 92-7 24-20 39-37 39-3 0-12 0-19-4 10-2 17-10 17-21 0-10-7-13-14-13-11 0-21 10-21 22 0 16 20 25 36 25 26 0 40-26 41-29 4 15 19 29 42 29 39 0 61-50 61-58 0-5-3-5-4-5-3 0-4 1-5 5-13 40-39 49-51 49-15 0-22-11-22-24 0-9 3-18 7-34 4-18 8-35 13-53z"><text:p/></draw:path><draw:path draw:style-name="gr3" draw:text-style-name="P6" svg:width="0.0756in" svg:height="0.0878in" svg:x="1.2028in" svg:y="0.035in" svg:viewBox="0 0 193 224" svg:d="M179 120c7 0 14 0 14-8 0-7-7-7-14-7-55 0-109 0-164 0 5-52 50-90 104-90 20 0 41 0 60 0 7 0 14 0 14-7 0-8-7-8-14-8-21 0-40 0-61 0-66 0-118 51-118 112s52 112 118 112c21 0 40 0 61 0 7 0 14 0 14-8s-7-8-14-8c-19 0-40 0-60 0-54 0-99-37-104-88 55 0 109 0 164 0z"><text:p/></draw:path><draw:path draw:style-name="gr3" draw:text-style-name="P6" svg:width="0.061in" svg:height="0.1283in" svg:x="1.3409in" svg:y="0in" svg:viewBox="0 0 156 327" svg:d="M132 8c0-5-3-8-9-8-5 0-6 4-9 12-4 16-1 2-5 18-4-2-17-8-31-8-22 0-47 11-61 41-16 32-17 66-17 101 0 24 0 94 33 123-9 30-9 31-9 32 0 5 4 8 8 8 5 0 8-4 10-12 4-15 0-2 4-18 10 6 21 8 32 8 43 0 60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3"><text:s/>(זאת בהתאם להגדרת מחלקת השקילות). נניח בשלילה ש־</text:span><text:span text:style-name="T3"><draw:g text:anchor-type="as-char" svg:y="-0.1134in" draw:z-index="320" draw:name="Shape332" draw:style-name="gr1"><svg:title>TexMaths</svg:title><svg:desc>11§display§[a]_R = [b]_R§svg§600§FALSE§</svg:desc><draw:path draw:style-name="gr2" draw:text-style-name="P5" svg:width="0.6909in" svg:height="0.1354in" svg:x="0.0004in" svg:y="0.0071in" svg:viewBox="0 0 1756 345" svg:d="M0 0c585 0 1171 0 1756 0 0 115 0 230 0 345-585 0-1171 0-1756 0 0-115 0-230 0-345z"><text:p/></draw:path><draw:path draw:style-name="gr3" draw:text-style-name="P6" svg:width="0.0209in" svg:height="0.1508in" svg:x="0.0102in" svg:y="0in" svg:viewBox="0 0 54 384" svg:d="M54 384c0-5 0-10 0-15-13 0-25 0-39 0 0-118 0-236 0-354 14 0 26 0 39 0 0-5 0-9 0-15-18 0-36 0-54 0 0 128 0 257 0 384 18 0 36 0 54 0z"><text:p/></draw:path><draw:path draw:style-name="gr3" draw:text-style-name="P6" svg:width="0.0689in" svg:height="0.0681in" svg:x="0.0413in" svg:y="0.0453in" svg:viewBox="0 0 176 174" svg:d="M129 24c-8-14-19-24-37-24-45 0-92 56-92 112 0 37 21 62 51 62 7 0 27-1 50-29 3 17 17 29 35 29 14 0 22-9 29-21 7-14 11-37 11-38 0-4-3-4-4-4-4 0-5 1-6 7-7 25-13 48-29 48-11 0-12-10-12-17 0-9 1-12 6-29 4-17 4-21 8-35 4-19 9-37 14-54 2-11 2-11 2-13 0-7-4-10-11-10-9 0-14 9-15 16zM103 124c-2 7-2 8-7 15-18 21-33 27-44 27-20 0-25-22-25-36 0-20 13-67 21-85 12-23 30-37 45-37 25 0 30 32 30 34s0 4-1 6c-7 26-12 51-19 76z"><text:p/></draw:path><draw:path draw:style-name="gr3" draw:text-style-name="P6" svg:width="0.0205in" svg:height="0.1508in" svg:x="0.1185in" svg:y="0in" svg:viewBox="0 0 53 384" svg:d="M53 0c-18 0-35 0-53 0 0 6 0 10 0 15 12 0 25 0 37 0 0 118 0 236 0 354-12 0-25 0-37 0 0 5 0 10 0 15 18 0 35 0 53 0 0-127 0-256 0-384z"><text:p/></draw:path><draw:path draw:style-name="gr3" draw:text-style-name="P6" svg:width="0.0823in" svg:height="0.074in" svg:x="0.165in" svg:y="0.0634in" svg:viewBox="0 0 210 189" svg:d="M92 19c3-8 4-9 9-10 6 0 12 0 18 0 25 0 56 0 56 28 0 11-6 28-18 38-12 9-28 13-47 13-11 0-23 0-34 0 5-23 11-46 16-69zM142 92c32-7 60-27 60-51 0-23-27-41-67-41-27 0-55 0-82 0-6 0-9 0-9 6 0 3 3 3 9 3 3 0 5 0 10 1 5 0 6 1 6 3 0 1 0 2-1 7-12 47-24 95-36 143-2 9-2 11-23 11-6 0-9 0-9 5 0 4 2 5 4 5 6 0 11-1 17-1 5 0 13 0 19 0 5 0 9 0 16 0 6 0 13 1 19 1 1 0 5 0 5-6 0-4-2-4-9-4-4 0-5 0-9 0-7-1-7-2-7-4 0-3 0-3 1-6 6-23 12-46 18-68 12 0 24 0 36 0 23 0 33 11 33 24 0 3-2 12-3 19-4 12-5 16-5 21 0 21 20 29 40 29 25 0 35-26 35-32-1-1 0-3-4-3s-4 2-5 5c-4 12-14 23-25 23-7 0-12-4-12-18 0-7 1-21 2-27 1-8 1-10 1-14 0-3 0-12-6-20-6-5-14-8-19-11z"><text:p/></draw:path><draw:path draw:style-name="gr3" draw:text-style-name="P6" svg:width="0.1008in" svg:height="0.035in" svg:x="0.307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205in" svg:height="0.1508in" svg:x="0.4776in" svg:y="0in" svg:viewBox="0 0 53 384" svg:d="M53 384c0-5 0-10 0-15-12 0-26 0-38 0 0-118 0-236 0-354 12 0 26 0 38 0 0-5 0-9 0-15-18 0-35 0-53 0 0 128 0 257 0 384 18 0 35 0 53 0z"><text:p/></draw:path><draw:path draw:style-name="gr3" draw:text-style-name="P6" svg:width="0.0559in" svg:height="0.1059in" svg:x="0.5087in" svg:y="0.0071in" svg:viewBox="0 0 143 270" svg:d="M75 3c-2-1 0-3-6-3-9 0-36 2-46 3-3 0-8 1-8 8 0 4 4 4 9 4 19 0 20 4 20 7s-3 17-6 24c-11 42-20 84-31 126-5 20-7 24-7 37 0 38 21 61 49 61 47 0 94-58 94-111 0-36-21-62-52-62-17 0-34 11-45 23 10-40 19-78 29-117zM38 150c3-9 3-10 6-15 19-24 36-30 46-30 14 0 24 12 24 36 0 23-12 66-18 81-14 26-31 40-47 40-13 0-25-11-25-40 0-6 0-14 6-37 3-12 5-24 8-35z"><text:p/></draw:path><draw:path draw:style-name="gr3" draw:text-style-name="P6" svg:width="0.0209in" svg:height="0.1508in" svg:x="0.5701in" svg:y="0in" svg:viewBox="0 0 54 384" svg:d="M54 0c-18 0-36 0-54 0 0 6 0 10 0 15 13 0 25 0 38 0 0 118 0 236 0 354-13 0-25 0-38 0 0 5 0 10 0 15 18 0 36 0 54 0 0-127 0-256 0-384z"><text:p/></draw:path><draw:path draw:style-name="gr3" draw:text-style-name="P6" svg:width="0.0823in" svg:height="0.074in" svg:x="0.6169in" svg:y="0.0634in" svg:viewBox="0 0 210 189" svg:d="M92 19c3-8 3-9 8-10 6 0 12 0 18 0 25 0 56 0 56 28 0 11-5 28-18 38-11 9-27 13-46 13-12 0-23 0-35 0 5-23 12-46 17-69zM141 92c33-7 61-27 61-51 0-23-27-41-67-41-27 0-56 0-83 0-5 0-8 0-8 6 0 3 3 3 8 3 1 0 5 0 11 1 5 0 5 1 5 3 0 1 0 2-1 7-12 47-23 95-35 143-2 9-3 11-24 11-5 0-8 0-8 5 0 4 1 5 4 5 5 0 11-1 17-1 5 0 13 0 17 0 6 0 13 0 18 0 6 0 12 1 18 1 2 0 6 0 6-6 0-4-3-4-10-4-4 0-5 0-10 0-5-1-5-2-5-4 0-3 0-3 1-6 6-23 11-46 17-68 12 0 25 0 37 0 23 0 33 11 33 24 0 3-2 12-4 19-4 12-5 16-5 21 0 21 20 29 41 29 24 0 35-26 35-32-1-1 0-3-4-3s-5 2-6 5c-3 12-13 23-24 23-8 0-13-4-13-18 0-7 2-21 3-27 1-8 1-10 1-14 0-3 0-12-8-20-5-5-12-8-18-11z"><text:p/></draw:path></draw:g></text:span><text:span text:style-name="T3">. לפיכך, נגרר שלכל </text:span><text:span text:style-name="T3"><draw:g text:anchor-type="as-char" svg:y="-0.1075in" draw:z-index="321" draw:name="Shape333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3"><text:s/>מתקיים </text:span><text:span text:style-name="T3"><draw:g text:anchor-type="as-char" svg:y="-0.1083in" draw:z-index="325" draw:name="Shape334" draw:style-name="gr1"><svg:title>TexMaths</svg:title><svg:desc>11§display§xRa \so xRb§svg§600§FALSE§</svg:desc><draw:path draw:style-name="gr2" draw:text-style-name="P5" svg:width="0.8638in" svg:height="0.0921in" svg:x="0.0039in" svg:y="0.0079in" svg:viewBox="0 0 2195 235" svg:d="M0 0c731 0 1463 0 2195 0 0 78 0 157 0 235-732 0-1464 0-2195 0 0-78 0-157 0-235z"><text:p/></draw:path><draw:path draw:style-name="gr3" draw:text-style-name="P6" svg:width="0.0752in" svg:height="0.0681in" svg:x="0.0004in" svg:y="0.0382in" svg:viewBox="0 0 192 174" svg:d="M118 54c2-10 12-45 38-45 2 0 11 0 20 5-11 1-19 11-19 21 0 6 5 13 15 13 8 0 20-6 20-23 0-20-23-25-36-25-22 0-35 21-39 30-10-26-31-30-42-30-41 0-63 51-63 59 0 5 3 3 4 5 4 0 5-1 6-5 13-40 38-50 52-50 7 0 21 3 21 26 0 11-7 38-21 91-7 23-20 39-37 39-3 0-12 0-19-5 9-2 18-9 18-20 0-10-9-13-14-13-12 0-22 10-22 21 0 18 20 26 36 26 26 0 40-27 41-29 4 13 19 29 42 29 39 0 61-49 61-59 0-3-3-3-4-3-3 0-4 1-6 4-12 40-38 49-50 49-16 0-22-12-22-25 0-7 3-16 6-33 5-18 9-36 14-53z"><text:p/></draw:path><draw:path draw:style-name="gr3" draw:text-style-name="P6" svg:width="0.1083in" svg:height="0.1059in" svg:x="0.0894in" svg:y="0.002in" svg:viewBox="0 0 276 270" svg:d="M130 26c2-8 3-13 10-14 3 0 16 0 24 0 27 0 70 0 70 37 0 14-6 40-22 55-10 9-29 23-65 23-14 0-28 0-43 0 9-34 17-68 26-101zM185 132c39-9 84-35 84-75 0-33-34-57-84-57-37 0-74 0-110 0-8 0-12 0-12 8 0 4 4 4 11 4 1 0 8 0 15 0 7 1 10 1 10 7 0 1 0 2-1 7-18 68-34 138-52 206-4 15-5 17-35 17-8 0-11 0-11 8 0 4 4 4 5 4 11 0 38-1 49-1 10 0 38 1 49 1 4 0 8 0 8-7 0-5-3-5-11-5-14 0-25 0-25-6 0-2 1-5 1-7 9-34 17-68 26-101 16 0 30 0 45 0 36 0 43 21 43 34 0 6-3 18-5 27-4 11-7 25-7 33 0 41 46 41 52 41 33 0 46-38 46-44 0-5-3-3-4-5-4 0-5 3-6 5-10 29-26 35-35 35-12 0-16-7-16-23 0-12 3-31 5-44 0-5 1-13 1-18 0-30-25-40-36-44z"><text:p/></draw:path><draw:path draw:style-name="gr3" draw:text-style-name="P6" svg:width="0.0693in" svg:height="0.0681in" svg:x="0.2055in" svg:y="0.0382in" svg:viewBox="0 0 177 174" svg:d="M129 25c-7-14-18-25-36-25-45 0-93 57-93 113 0 35 22 61 52 61 7 0 27-2 50-29 2 16 17 29 35 29 14 0 22-9 29-21 7-15 11-37 11-38 0-3-3-3-4-3-5 0-5 1-6 7-6 24-13 46-30 46-9 0-11-10-11-18 0-7 0-10 5-27 4-16 5-20 9-34 4-19 10-37 14-54 2-11 2-12 2-13 0-7-4-11-11-11-9 0-15 8-16 17zM103 125c-1 7-1 8-7 13-17 21-32 27-43 27-20 0-26-21-26-35 0-19 13-66 22-84 11-23 29-37 44-37 26 0 31 32 31 34s-1 4-1 6c-6 26-13 51-20 76z"><text:p/></draw:path><draw:path draw:style-name="gr3" draw:text-style-name="P6" svg:width="0.0921in" svg:height="0.0055in" svg:x="0.335in" svg:y="0.0638in" svg:viewBox="0 0 235 15" svg:d="M222 15c7 0 13 0 13-7 0-8-6-8-13-8-69 0-140 0-209 0-6 0-13 0-13 8 0 7 7 7 13 7 69 0 140 0 209 0z"><text:p/></draw:path><draw:path draw:style-name="gr3" draw:text-style-name="P6" svg:width="0.1346in" svg:height="0.0783in" svg:x="0.4232in" svg:y="0.0283in" svg:viewBox="0 0 343 200" svg:d="M301 109c-21 15-32 31-34 35-17 27-14 35-21 52 0 4 5 4 8 4 7 0 7-1 9-8 9-37 31-69 75-87 4-1 5-2 5-4 0-3-1-3-2-4-18-7-64-27-79-92-1-4-1-5-8-5-3 0-8 0-8 4 0 1 4 26 20 52 8 11 19 24 35 37-95 0-191 0-287 0-6 0-14 0-14 8s8 8 14 8c96 0 192 0 287 0z"><text:p/></draw:path><draw:path draw:style-name="gr3" draw:text-style-name="P6" svg:width="0.0752in" svg:height="0.0681in" svg:x="0.6134in" svg:y="0.0382in" svg:viewBox="0 0 192 174" svg:d="M118 54c2-10 12-45 38-45 2 0 11 0 20 5-11 1-19 11-19 21 0 6 5 13 15 13 8 0 20-6 20-23 0-20-23-25-36-25-22 0-35 21-39 30-10-26-31-30-42-30-41 0-63 51-63 59 0 5 3 3 4 5 4 0 5-1 6-5 13-40 38-50 52-50 7 0 21 3 21 26 0 11-7 38-21 91-7 23-20 39-37 39-3 0-12 0-19-5 9-2 18-9 18-20 0-10-9-13-14-13-12 0-22 10-22 21 0 18 20 26 36 26 26 0 40-27 41-29 4 13 19 29 42 29 39 0 61-49 61-59 0-3-3-3-4-3-3 0-4 1-6 4-12 40-38 49-50 49-16 0-22-12-22-25 0-7 3-16 6-33 5-18 9-36 14-53z"><text:p/></draw:path><draw:path draw:style-name="gr3" draw:text-style-name="P6" svg:width="0.1083in" svg:height="0.1059in" svg:x="0.702in" svg:y="0.002in" svg:viewBox="0 0 276 270" svg:d="M130 26c2-8 3-13 10-14 4 0 16 0 24 0 27 0 70 0 70 37 0 14-6 41-22 55-10 10-29 23-65 23-14 0-28 0-43 0 9-34 17-68 26-101zM185 132c39-9 84-35 84-75 0-33-34-57-84-57-37 0-74 0-110 0-8 0-12 0-12 8 0 4 4 4 11 4 1 0 8 0 15 0 7 1 10 1 10 7 0 1 0 2-1 7-18 68-34 138-52 206-4 15-5 17-35 17-8 0-11 0-11 8 0 4 4 4 5 4 11 0 38-1 49-1 10 0 38 1 49 1 4 0 8 0 8-7 0-5-3-5-11-5-14 0-25 0-25-6 0-2 1-5 1-7 9-34 17-68 26-101 16 0 30 0 45 0 36 0 43 21 43 34 0 6-3 18-5 27-4 11-7 25-7 33 0 41 46 41 52 41 33 0 46-38 46-44 0-5-3-3-4-5-4 0-5 3-6 5-10 29-26 35-35 35-12 0-16-7-16-23 0-12 3-31 5-44 0-5 1-13 1-18 0-30-25-40-36-44z"><text:p/></draw:path><draw:path draw:style-name="gr3" draw:text-style-name="P6" svg:width="0.0555in" svg:height="0.1059in" svg:x="0.8197in" svg:y="0in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3"><text:s/>(זאת בהתאם להגדרת מחלקת השקילות והכלה דו כיוונית). כלומר, נניח </text:span><text:span text:style-name="T3"><draw:g text:anchor-type="as-char" svg:y="-0.1063in" draw:z-index="330" draw:name="Shape335" draw:style-name="gr1"><svg:title>TexMaths</svg:title><svg:desc>11§display§xRa§svg§600§FALSE§</svg:desc><draw:path draw:style-name="gr2" draw:text-style-name="P5" svg:width="0.2618in" svg:height="0.0906in" svg:x="0.0039in" svg:y="0.0071in" svg:viewBox="0 0 666 231" svg:d="M0 0c222 0 445 0 666 0 0 77 0 154 0 231-221 0-444 0-666 0 0-77 0-154 0-231z"><text:p/></draw:path><draw:path draw:style-name="gr3" draw:text-style-name="P6" svg:width="0.0752in" svg:height="0.0681in" svg:x="0.0004in" svg:y="0.0362in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3" draw:text-style-name="P6" svg:width="0.1075in" svg:height="0.1063in" svg:x="0.089in" svg:y="0in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3" draw:text-style-name="P6" svg:width="0.0693in" svg:height="0.0681in" svg:x="0.2043in" svg:y="0.0362in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</text:span><text:span text:style-name="T3"><text:s/>ונסיק </text:span><text:span text:style-name="T3"><draw:g text:anchor-type="as-char" svg:y="-0.1083in" draw:z-index="331" draw:name="Shape336" draw:style-name="gr1"><svg:title>TexMaths</svg:title><svg:desc>11§display§xRb§svg§600§FALSE§</svg:desc><draw:path draw:style-name="gr2" draw:text-style-name="P5" svg:width="0.2496in" svg:height="0.0921in" svg:x="0.0039in" svg:y="0.0079in" svg:viewBox="0 0 635 235" svg:d="M0 0c212 0 423 0 635 0 0 78 0 157 0 235-212 0-423 0-635 0 0-78 0-157 0-235z"><text:p/></draw:path><draw:path draw:style-name="gr3" draw:text-style-name="P6" svg:width="0.0752in" svg:height="0.0681in" svg:x="0.0004in" svg:y="0.0382in" svg:viewBox="0 0 192 174" svg:d="M118 54c2-10 11-45 38-45 2 0 11 0 19 5-10 1-18 11-18 21 0 6 4 13 15 13 8 0 20-6 20-23 0-20-23-25-36-25-22 0-35 21-41 30-8-26-29-30-40-30-41 0-63 51-63 59 0 5 3 3 4 5 4 0 5-1 6-5 13-40 38-50 52-50 6 0 21 3 21 26 0 11-7 38-21 91-7 23-20 39-38 39-2 0-11 0-18-5 9-2 17-9 17-20 0-10-8-13-14-13-11 0-21 10-21 21 0 18 20 26 36 26 26 0 40-27 41-29 4 13 19 29 42 29 39 0 61-49 61-59 0-3-3-3-4-3-3 0-4 1-6 4-12 40-38 49-50 49-16 0-22-12-22-25 0-7 2-16 6-33 5-18 9-36 14-53z"><text:p/></draw:path><draw:path draw:style-name="gr3" draw:text-style-name="P6" svg:width="0.1079in" svg:height="0.1059in" svg:x="0.0894in" svg:y="0.002in" svg:viewBox="0 0 275 270" svg:d="M129 26c2-8 3-13 11-14 3 0 15 0 23 0 27 0 70 0 70 37 0 14-7 41-21 55-10 10-31 23-66 23-14 0-28 0-43 0 9-34 17-68 26-101zM184 132c39-9 85-35 85-75 0-33-35-57-85-57-38 0-74 0-110 0-8 0-11 0-11 8 0 4 3 4 11 4 1 0 7 0 14 0 7 1 11 1 11 7 0 1-1 2-2 7-18 68-34 138-52 206-3 15-4 17-35 17-7 0-10 0-10 8 0 4 4 4 5 4 11 0 38-1 49-1s38 1 48 1c4 0 8 0 8-7 0-5-3-5-10-5-14 0-25 0-25-6 0-2 1-5 1-7 9-34 16-68 25-101 16 0 31 0 46 0 36 0 42 21 42 34 0 6-3 18-5 27-3 11-6 25-6 33 0 41 46 41 51 41 33 0 46-38 46-44 0-5-3-3-5-5-3 0-4 3-5 5-9 29-25 35-34 35-13 0-16-7-16-23 0-12 3-31 4-44 1-5 1-13 1-18 0-30-25-40-36-44z"><text:p/></draw:path><draw:path draw:style-name="gr3" draw:text-style-name="P6" svg:width="0.0555in" svg:height="0.1059in" svg:x="0.2059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3">, אך זו </text:span><text:span text:style-name="T31">סתירה</text:span><text:span text:style-name="T3"> כי בהתאם לנתון זה גורר פסוק שקר (או באופן שקול: </text:span><text:span text:style-name="T3"><draw:g text:anchor-type="as-char" svg:y="-0.1193in" draw:z-index="332" draw:name="Shape337" draw:style-name="gr1"><svg:title>TexMaths</svg:title><svg:desc>11§display§x \in \emptyset§svg§600§FALSE§</svg:desc><draw:path draw:style-name="gr2" draw:text-style-name="P5" svg:width="0.3248in" svg:height="0.1126in" svg:x="0.0039in" svg:y="0.0075in" svg:viewBox="0 0 826 287" svg:d="M0 0c275 0 551 0 826 0 0 96 0 192 0 287-275 0-551 0-826 0 0-95 0-191 0-287z"><text:p/></draw:path><draw:path draw:style-name="gr3" draw:text-style-name="P6" svg:width="0.0756in" svg:height="0.0681in" svg:x="0.0004in" svg:y="0.05in" svg:viewBox="0 0 193 174" svg:d="M118 54c2-10 11-46 38-46 2 0 11 0 19 5-10 2-18 11-18 21 0 7 4 13 15 13 8 0 21-6 21-22 0-19-24-25-37-25-22 0-35 20-40 29-9-26-30-29-41-29-41 0-63 50-63 59 0 4 3 3 4 4 4 0 5-1 6-5 13-40 39-50 52-50 7 0 21 4 21 26 0 12-7 38-21 92-7 24-20 39-37 39-3 0-12 0-19-4 10-2 17-10 17-21 0-10-7-13-14-13-11 0-21 10-21 22 0 16 20 25 36 25 26 0 40-26 41-29 4 15 19 29 42 29 39 0 61-50 61-58 0-5-3-5-4-5-3 0-4 1-5 5-13 40-39 49-51 49-15 0-22-11-22-24 0-9 2-18 7-34 4-18 8-35 13-53z"><text:p/></draw:path><draw:path draw:style-name="gr3" draw:text-style-name="P6" svg:width="0.076in" svg:height="0.0878in" svg:x="0.1378in" svg:y="0.035in" svg:viewBox="0 0 194 224" svg:d="M179 120c7 0 15 0 15-8 0-7-8-7-15-7-54 0-109 0-163 0 5-52 49-90 104-90 20 0 40 0 59 0 7 0 15 0 15-7 0-8-8-8-15-8-21 0-40 0-60 0-66 0-119 51-119 112s53 112 119 112c20 0 39 0 60 0 7 0 15 0 15-8s-8-8-15-8c-19 0-39 0-59 0-55 0-99-37-104-88 54 0 109 0 163 0z"><text:p/></draw:path><draw:path draw:style-name="gr3" draw:text-style-name="P6" svg:width="0.061in" svg:height="0.1283in" svg:x="0.2756in" svg:y="0in" svg:viewBox="0 0 156 327" svg:d="M132 8c0-5-3-8-8-8-6 0-7 4-10 12-4 16-1 2-4 18-5-2-18-8-32-8-22 0-47 11-62 41-14 32-16 66-16 101 0 24 0 94 33 123-9 30-9 31-9 32 0 5 3 8 8 8 6 0 8-4 10-12 4-15 0-2 4-18 10 6 21 8 32 8 43 0 61-36 67-54 10-27 11-59 11-87 0-27 0-91-34-124 3-11 7-21 10-32zM38 270c-13-27-13-74-13-110 0-31 0-58 6-83 8-35 29-47 47-47 8 0 18 2 28 11-22 76-46 153-68 229zM118 56c12 23 12 67 12 104 0 27 0 56-5 82-6 40-27 55-47 55-9 0-19-3-27-12 22-76 45-153 67-229z"><text:p/></draw:path></draw:g></text:span><text:span text:style-name="T3">, המהווה פסוק שקר). </text:span></text:p>
      <text:p text:style-name="P9"><text:span text:style-name="T3"><draw:g text:anchor-type="as-char" svg:y="-0.1134in" draw:z-index="333" draw:name="Shape338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18" text:outline-level="3">סעיף (ב)</text:h>
      <text:p text:style-name="P73"><text:span text:style-name="T47">נתון: </text:span><text:span text:style-name="T48">תהי </text:span><text:span text:style-name="T48"><draw:g text:anchor-type="as-char" svg:y="-0.1083in" draw:z-index="352" draw:name="Shape339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8"><text:s/>קבוצה, ויהי </text:span><text:span text:style-name="T48"><draw:g text:anchor-type="as-char" svg:y="-0.1063in" draw:z-index="349" draw:name="Shape340" draw:style-name="gr1"><svg:title>TexMaths</svg:title><svg:desc>11§display§R§svg§600§FALSE§</svg:desc><draw:path draw:style-name="gr2" draw:text-style-name="P5" svg:width="0.098in" svg:height="0.0906in" svg:x="0.0024in" svg:y="0.0071in" svg:viewBox="0 0 250 231" svg:d="M0 0c84 0 166 0 250 0 0 77 0 154 0 231-84 0-166 0-250 0 0-77 0-154 0-231z"><text:p/></draw:path><draw:path draw:style-name="gr3" draw:text-style-name="P6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48"><text:s/>יחס שקילות על </text:span><text:span text:style-name="T48"><draw:g text:anchor-type="as-char" svg:y="-0.1083in" draw:z-index="350" draw:name="Shape341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8">, יהיו </text:span><text:span text:style-name="T48"><draw:g text:anchor-type="as-char" svg:y="-0.1047in" draw:z-index="351" draw:name="Shape342" draw:style-name="gr1"><svg:title>TexMaths</svg:title><svg:desc>11§display§a, b§svg§600§FALSE§</svg:desc><draw:path draw:style-name="gr2" draw:text-style-name="P5" svg:width="0.1949in" svg:height="0.1185in" svg:x="0.0024in" svg:y="0.0079in" svg:viewBox="0 0 496 302" svg:d="M249 302c-84 0-166 0-249 0 0-100 0-202 0-302 165 0 330 0 496 0 0 100 0 202 0 302-83 0-166 0-247 0z"><text:p/></draw:path><draw:path draw:style-name="gr3" draw:text-style-name="P6" svg:width="0.0693in" svg:height="0.0685in" svg:x="0.0004in" svg:y="0.0382in" svg:viewBox="0 0 177 175" svg:d="M129 25c-7-14-19-25-35-25-46 0-94 57-94 114 0 36 22 61 52 61 7 0 26-1 49-28 4 16 17 28 36 28 14 0 23-8 28-21 7-14 12-37 12-38 0-4-3-4-4-4-5 0-5 2-6 7-6 25-14 48-29 48-10 0-11-10-11-18s0-11 4-29c4-15 6-20 9-34 4-19 9-36 13-54 3-11 3-12 3-13 0-7-4-11-11-11-10 0-15 9-16 17zM104 126c-3 6-3 7-8 14-17 21-33 27-43 27-20 0-25-21-25-37 0-19 12-66 20-84 13-23 30-37 46-37 25 0 30 32 30 34s-1 4-1 7c-6 25-13 50-19 76z"><text:p/></draw:path><draw:path draw:style-name="gr3" draw:text-style-name="P6" svg:width="0.0173in" svg:height="0.0453in" svg:x="0.0882in" svg:y="0.0902in" svg:viewBox="0 0 45 116" svg:d="M45 41c0-26-10-41-25-41-12 0-20 10-20 21 0 10 8 20 20 20 4 0 10-1 14-5 1-1 1-1 1-1 1 0 1 0 1 6 0 28-13 52-26 64-4 4-4 5-4 6 0 3 2 5 4 5 4 0 35-30 35-75z"><text:p/></draw:path><draw:path draw:style-name="gr3" draw:text-style-name="P6" svg:width="0.0555in" svg:height="0.1063in" svg:x="0.1492in" svg:y="0in" svg:viewBox="0 0 142 271" svg:d="M74 4c-1-1 0-4-5-4-10 0-37 3-47 4-3 0-8 0-8 8 0 5 4 5 10 5 18 0 19 2 19 6 0 2-3 16-6 24-11 42-20 84-31 126-5 18-6 24-6 38 0 36 20 60 48 60 47 0 94-57 94-112 0-34-21-62-52-62-17 0-33 12-45 23 10-38 19-77 29-116zM37 150c3-8 3-9 6-13 20-26 36-31 46-31 15 0 26 12 26 36 0 23-14 66-20 81-14 26-31 39-47 39-13 0-25-9-25-38 0-8 0-14 6-38 3-12 5-24 8-36z"><text:p/></draw:path></draw:g></text:span><text:span text:style-name="T48">. </text:span></text:p>
      <text:p text:style-name="P74">צ.ל.: <text:span text:style-name="T3"><draw:g text:anchor-type="as-char" svg:y="-0.1134in" draw:z-index="353" draw:name="Shape343" draw:style-name="gr1"><svg:title>TexMaths</svg:title><svg:desc>11§display§aRb \iff a \in [b]_R \iff [a]_R = [b]_R§svg§600§FALSE§</svg:desc><draw:path draw:style-name="gr2" draw:text-style-name="P5" svg:width="2.3665in" svg:height="0.1358in" svg:x="0.0228in" svg:y="0.0071in" svg:viewBox="0 0 6012 346" svg:d="M3006 346c-1002 0-2004 0-3006 0 0-116 0-230 0-346 2004 0 4007 0 6012 0 0 116 0 230 0 346-1003 0-2005 0-3006 0z"><text:p/></draw:path><draw:path draw:style-name="gr3" draw:text-style-name="P6" svg:width="0.0693in" svg:height="0.0685in" svg:x="0.0004in" svg:y="0.0453in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1-84 11-23 29-37 45-37 25 0 30 32 30 34s-1 4-1 7c-6 24-13 49-20 74z"><text:p/></draw:path><draw:path draw:style-name="gr3" draw:text-style-name="P6" svg:width="0.1083in" svg:height="0.1063in" svg:x="0.0811in" svg:y="0.0098in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6 0 36 0 42 22 42 36 0 5-3 17-5 26-2 10-7 24-7 32 0 42 47 42 52 42 33 0 46-40 46-44 0-6-3-3-4-6-4 0-5 4-6 6-9 28-25 35-35 35-12 0-15-9-15-23 0-12 3-31 4-43 1-6 1-13 1-19 0-29-25-42-36-45z"><text:p/></draw:path><draw:path draw:style-name="gr3" draw:text-style-name="P6" svg:width="0.0555in" svg:height="0.1063in" svg:x="0.1988in" svg:y="0.0071in" svg:viewBox="0 0 142 271" svg:d="M74 4c0-1 0-4-5-4-8 0-37 3-47 3-3 1-8 1-8 8 0 6 4 6 10 6 19 0 19 2 19 6 0 2-3 16-6 23-10 42-21 84-30 127-6 19-7 25-7 37 0 37 21 61 49 61 46 0 93-57 93-112 0-36-20-62-51-62-18 0-34 11-46 23 10-39 19-77 29-116zM37 150c4-8 4-9 7-13 19-26 36-31 46-31 13 0 24 11 24 36 0 23-13 66-19 80-14 27-31 40-46 40-13 0-26-10-26-38 0-8 0-15 7-39 2-12 5-24 7-35z"><text:p/></draw:path><draw:path draw:style-name="gr3" draw:text-style-name="P6" svg:width="0.1346in" svg:height="0.0827in" svg:x="0.35in" svg:y="0.0335in" svg:viewBox="0 0 343 211" svg:d="M330 152c7 0 13 0 13-8 0-9-6-9-14-9-82 0-164 0-245 0-16-13-36-23-49-29 15-6 33-16 49-29 81 0 163 0 245 0 8 0 14-1 14-9 0-9-6-7-13-7-76 0-153 0-229 0 19-18 39-52 39-57 0-4-5-4-7-4-3 0-6 0-8 3-7 15-18 36-44 58-26 24-52 34-72 39-7 2-7 3-8 3-1 2-1 2-1 3s0 2 0 3c1 0 1 0 2 0 0 1 1 1 8 3 53 16 91 51 113 93 4 6 5 6 10 6 2 0 7 0 7-3 0-4-20-38-39-56 76 0 153 0 229 0z"><text:p/></draw:path><draw:path draw:style-name="gr3" draw:text-style-name="P6" svg:width="0.1346in" svg:height="0.0827in" svg:x="0.4768in" svg:y="0.0335in" svg:viewBox="0 0 343 211" svg:d="M259 77c16 13 36 23 49 29-14 6-33 16-49 29-82 0-164 0-246 0-6 0-13 0-13 9 0 8 7 8 13 8 76 0 153 0 229 0-19 18-40 52-40 56 0 3 6 3 8 3 3 0 6 0 8-3 7-13 18-34 44-56 26-24 53-34 72-40 7-2 7-3 8-3 1-1 1-2 1-3s0-1-1-3h-1c-1-1-1-1-9-3-52-15-90-50-112-92-4-8-4-8-10-8-2 0-8 0-8 4 0 5 20 39 40 57-76 0-153 0-229 0-6 0-13-2-13 7 0 8 7 9 13 9 82 0 164 0 246 0z"><text:p/></draw:path><draw:path draw:style-name="gr3" draw:text-style-name="P6" svg:width="0.0693in" svg:height="0.0685in" svg:x="0.711in" svg:y="0.0453in" svg:viewBox="0 0 177 175" svg:d="M129 25c-7-14-19-25-36-25-46 0-93 57-93 113 0 37 21 62 52 62 7 0 26-1 49-29 3 16 17 29 35 29 15 0 24-9 29-21 7-14 12-37 12-38 0-4-3-4-4-4-5 0-5 1-6 7-6 25-14 47-29 47-11 0-13-10-13-17 0-9 2-11 6-29 4-17 5-20 9-34 4-18 9-36 13-54 3-11 3-12 3-13 0-7-4-11-11-11-10 0-15 9-16 17zM103 124c-2 8-2 8-7 15-17 22-33 27-44 27-19 0-25-21-25-36 0-19 13-66 21-84 13-23 30-37 45-37 26 0 31 32 31 34s-1 4-1 7c-6 24-13 49-20 74z"><text:p/></draw:path><draw:path draw:style-name="gr3" draw:text-style-name="P6" svg:width="0.076in" svg:height="0.087in" svg:x="0.8402in" svg:y="0.0307in" svg:viewBox="0 0 194 222" svg:d="M180 120c7 0 14-1 14-9 0-9-7-8-14-8-55 0-108 0-163 0 4-50 48-88 103-88 20 0 41 0 60 0 7 0 14 0 14-7 0-8-7-8-14-8-21 0-40 0-61 0-66 0-119 48-119 111 0 62 53 111 119 111 21 0 40 0 61 0 7 0 14 0 14-7s-7-7-14-7c-19 0-40 0-60 0-55 0-99-37-103-88 55 0 108 0 163 0z"><text:p/></draw:path><draw:path draw:style-name="gr3" draw:text-style-name="P6" svg:width="0.0209in" svg:height="0.1512in" svg:x="0.989in" svg:y="0in" svg:viewBox="0 0 54 385" svg:d="M54 385c0-5 0-10 0-15-12 0-25 0-37 0 0-118 0-237 0-355 12 0 25 0 37 0 0-5 0-9 0-15-18 0-36 0-54 0 0 129 0 257 0 385 18 0 36 0 54 0z"><text:p/></draw:path><draw:path draw:style-name="gr3" draw:text-style-name="P6" svg:width="0.0555in" svg:height="0.1063in" svg:x="1.0209in" svg:y="0.0071in" svg:viewBox="0 0 142 271" svg:d="M75 4c0-1 0-4-6-4-8 0-37 3-47 3-3 1-8 1-8 8 0 6 5 6 10 6 19 0 19 2 19 6 0 2-3 16-4 23-11 42-21 84-32 127-5 19-7 25-7 37 0 37 21 61 49 61 46 0 93-57 93-112 0-36-20-62-51-62-17 0-34 11-45 23 10-39 19-77 29-116zM39 150c2-8 2-9 5-13 19-26 36-31 46-31 15 0 24 11 24 36 0 23-12 66-19 80-13 27-31 40-46 40-13 0-26-10-26-38 0-8 0-15 7-39 3-12 5-24 9-35z"><text:p/></draw:path><draw:path draw:style-name="gr3" draw:text-style-name="P6" svg:width="0.0205in" svg:height="0.1512in" svg:x="1.0823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1.1287in" svg:y="0.0634in" svg:viewBox="0 0 211 190" svg:d="M93 19c2-8 3-8 8-9 6 0 12 0 18 0 25 0 56 0 56 27 0 11-6 29-18 39-11 8-27 12-46 12-12 0-23 0-35 0 5-23 12-46 17-69zM142 92c32-7 60-26 60-50 0-23-27-42-66-42-27 0-56 0-83 0-6 0-9 0-9 7 0 3 3 3 9 3 3 0 5 0 11 0 5 1 5 1 5 4s0 3-1 6c-12 48-24 96-36 144-1 9-2 11-23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draw:path draw:style-name="gr3" draw:text-style-name="P6" svg:width="0.1346in" svg:height="0.0827in" svg:x="1.3134in" svg:y="0.0335in" svg:viewBox="0 0 343 211" svg:d="M330 152c7 0 13 0 13-8 0-9-6-9-13-9-81 0-164 0-245 0-17-13-37-23-50-29 15-6 33-16 50-29 81 0 164 0 245 0 7 0 13-1 13-9 0-9-6-7-13-7-76 0-153 0-229 0 19-18 40-52 40-57 0-4-6-4-8-4-3 0-5 0-8 3-7 15-18 36-44 58-26 24-52 34-72 39-7 2-7 3-8 3-1 2-1 2-1 3s0 2 1 3h1c0 1 1 1 8 3 53 16 91 51 113 93 5 6 5 6 10 6 2 0 8 0 8-3 0-4-20-38-40-56 76 0 153 0 229 0z"><text:p/></draw:path><draw:path draw:style-name="gr3" draw:text-style-name="P6" svg:width="0.1346in" svg:height="0.0827in" svg:x="1.4406in" svg:y="0.0335in" svg:viewBox="0 0 343 211" svg:d="M260 77c15 13 35 23 48 29-14 6-33 16-48 29-83 0-164 0-247 0-6 0-13 0-13 9 0 8 7 8 13 8 76 0 153 0 229 0-19 18-38 52-38 56 0 3 4 3 6 3 3 0 7 0 8-3 7-13 18-34 44-56 26-24 53-34 72-40 7-2 7-3 8-3 1-1 1-2 1-3s0-1-1-3h-1c0-1-1-1-8-3-53-15-91-50-113-92-3-8-4-8-10-8-2 0-6 0-6 4 0 5 19 39 38 57-76 0-153 0-229 0-6 0-13-2-13 7 0 8 7 9 13 9 83 0 164 0 247 0z"><text:p/></draw:path><draw:path draw:style-name="gr3" draw:text-style-name="P6" svg:width="0.0205in" svg:height="0.1512in" svg:x="1.687in" svg:y="0in" svg:viewBox="0 0 53 385" svg:d="M53 385c0-5 0-10 0-15-12 0-26 0-38 0 0-118 0-237 0-355 12 0 26 0 38 0 0-5 0-9 0-15-18 0-35 0-53 0 0 129 0 257 0 385 18 0 35 0 53 0z"><text:p/></draw:path><draw:path draw:style-name="gr3" draw:text-style-name="P6" svg:width="0.0693in" svg:height="0.0685in" svg:x="1.7173in" svg:y="0.0453in" svg:viewBox="0 0 177 175" svg:d="M129 25c-8-14-19-25-37-25-45 0-92 57-92 113 0 37 21 62 51 62 7 0 27-1 50-29 3 16 17 29 35 29 14 0 22-9 29-21 7-14 12-37 12-38 0-4-4-4-5-4-4 0-4 1-6 7-5 25-13 47-28 47-11 0-13-10-13-17 0-9 2-11 6-29 4-17 4-20 9-34 4-18 9-36 13-54 3-11 3-12 3-13 0-7-5-11-12-11-9 0-14 9-15 17zM103 124c-2 8-2 8-7 15-18 22-33 27-44 27-19 0-25-21-25-36 0-19 13-66 21-84 12-23 30-37 45-37 26 0 30 32 30 34s0 4-1 7c-7 24-12 49-19 74z"><text:p/></draw:path><draw:path draw:style-name="gr3" draw:text-style-name="P6" svg:width="0.0205in" svg:height="0.1512in" svg:x="1.7945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1.8409in" svg:y="0.0634in" svg:viewBox="0 0 211 190" svg:d="M94 19c1-8 2-8 7-9 6 0 12 0 18 0 25 0 56 0 56 27 0 11-6 29-18 39-11 8-27 12-46 12-12 0-23 0-35 0 5-23 12-46 18-69zM142 92c32-7 60-26 60-50 0-23-27-42-66-42-27 0-56 0-83 0-6 0-9 0-9 7 0 3 3 3 9 3 3 0 5 0 11 0 5 1 5 1 5 4s0 3-1 6c-12 48-24 96-36 144-2 9-2 11-23 11-5 0-9 0-9 6 0 3 2 4 4 4 6 0 13-1 18-1 4 0 12 0 18 0 5 0 11 0 17 0s12 1 18 1c1 0 5 0 5-6 0-4-2-4-8-4-5 0-6 0-10-1-7 0-7-1-7-3 0-1 0-3 1-7 6-23 12-46 18-68 12 0 24 0 36 0 23 0 34 12 34 24 0 4-3 13-4 20-4 12-5 15-5 21 0 21 20 29 40 29 25 0 36-26 36-31 0-2-1-4-4-4-5 0-5 1-6 5-3 12-13 23-25 23-7 0-12-4-12-18 0-6 2-22 3-28 1-8 1-10 1-13s0-12-7-19c-6-7-14-10-19-13z"><text:p/></draw:path><draw:path draw:style-name="gr3" draw:text-style-name="P6" svg:width="0.1004in" svg:height="0.0354in" svg:x="1.984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209in" svg:height="0.1512in" svg:x="2.1539in" svg:y="0in" svg:viewBox="0 0 54 385" svg:d="M54 385c0-5 0-10 0-15-13 0-25 0-39 0 0-118 0-237 0-355 14 0 26 0 39 0 0-5 0-9 0-15-18 0-36 0-54 0 0 129 0 257 0 385 18 0 36 0 54 0z"><text:p/></draw:path><draw:path draw:style-name="gr3" draw:text-style-name="P6" svg:width="0.0555in" svg:height="0.1063in" svg:x="2.1858in" svg:y="0.0071in" svg:viewBox="0 0 142 271" svg:d="M75 4c0-1 0-4-6-4-8 0-37 3-47 3-3 1-8 1-8 8 0 6 5 6 10 6 19 0 19 2 19 6 0 2-3 16-4 23-11 42-21 84-32 127-6 19-7 25-7 37 0 37 21 61 49 61 46 0 93-57 93-112 0-36-20-62-51-62-18 0-34 11-45 23 10-39 19-77 29-116zM39 150c2-8 2-9 5-13 19-26 36-31 46-31 15 0 24 11 24 36 0 23-13 66-19 80-13 27-31 40-46 40-13 0-26-10-26-38 0-8 0-15 7-39 3-12 5-24 9-35z"><text:p/></draw:path><draw:path draw:style-name="gr3" draw:text-style-name="P6" svg:width="0.0205in" svg:height="0.1512in" svg:x="2.2472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2.2937in" svg:y="0.0634in" svg:viewBox="0 0 211 190" svg:d="M93 19c2-8 3-8 8-9 6 0 12 0 18 0 25 0 56 0 56 27 0 11-6 29-18 39-11 8-28 12-46 12-12 0-23 0-35 0 5-23 12-46 17-69zM142 92c32-7 60-26 60-50 0-23-27-42-66-42-27 0-56 0-83 0-6 0-9 0-9 7 0 3 3 3 9 3 3 0 5 0 10 0 6 1 6 1 6 4s0 3-1 6c-12 48-24 96-36 144-2 9-2 11-23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/text:p>
      <text:p text:style-name="P74">הוכחה: </text:p>
      <text:p text:style-name="P73"><text:soft-page-break/>נוכיח שקילות באמצעות שרשרת גרירות: </text:p>
      <text:list text:style-name="L12">
        <text:list-item>
          <text:p text:style-name="P75">i גורר ii: <text:span text:style-name="T49">נניח </text:span><text:span text:style-name="T49"><draw:g text:anchor-type="as-char" svg:y="-0.1083in" draw:z-index="334" draw:name="Shape344" draw:style-name="gr1"><svg:title>TexMaths</svg:title><svg:desc>11§display§aRb§svg§600§FALSE§</svg:desc><draw:path draw:style-name="gr2" draw:text-style-name="P5" svg:width="0.2433in" svg:height="0.0921in" svg:x="0.0024in" svg:y="0.0079in" svg:viewBox="0 0 619 235" svg:d="M0 0c207 0 412 0 619 0 0 78 0 157 0 235-207 0-412 0-619 0 0-78 0-157 0-235z"><text:p/></draw:path><draw:path draw:style-name="gr3" draw:text-style-name="P6" svg:width="0.0693in" svg:height="0.0681in" svg:x="0.0004in" svg:y="0.0382in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3" draw:text-style-name="P6" svg:width="0.1079in" svg:height="0.1059in" svg:x="0.0811in" svg:y="0.002in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3" draw:text-style-name="P6" svg:width="0.0555in" svg:height="0.1059in" svg:x="0.198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49">, נוכיח </text:span><text:span text:style-name="T49"><draw:g text:anchor-type="as-char" svg:y="-0.1134in" draw:z-index="335" draw:name="Shape345" draw:style-name="gr1"><svg:title>TexMaths</svg:title><svg:desc>11§display§a \in [b]_R§svg§600§FALSE§</svg:desc><draw:path draw:style-name="gr2" draw:text-style-name="P5" svg:width="0.4902in" svg:height="0.1358in" svg:x="0.0024in" svg:y="0.0071in" svg:viewBox="0 0 1246 346" svg:d="M623 346c-207 0-415 0-623 0 0-116 0-230 0-346 416 0 830 0 1246 0 0 116 0 230 0 346-208 0-416 0-623 0z"><text:p/></draw:path><draw:path draw:style-name="gr3" draw:text-style-name="P6" svg:width="0.0693in" svg:height="0.0685in" svg:x="0.0004in" svg:y="0.0453in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6" svg:width="0.0752in" svg:height="0.087in" svg:x="0.1299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205in" svg:height="0.1512in" svg:x="0.2783in" svg:y="0in" svg:viewBox="0 0 53 385" svg:d="M53 385c0-5 0-10 0-15-12 0-26 0-38 0 0-118 0-237 0-355 12 0 26 0 38 0 0-5 0-9 0-15-18 0-35 0-53 0 0 129 0 257 0 385 18 0 35 0 53 0z"><text:p/></draw:path><draw:path draw:style-name="gr3" draw:text-style-name="P6" svg:width="0.0555in" svg:height="0.1063in" svg:x="0.3094in" svg:y="0.0071in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3" draw:text-style-name="P6" svg:width="0.0205in" svg:height="0.1512in" svg:x="0.3709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4173in" svg:y="0.0634in" svg:viewBox="0 0 211 190" svg:d="M93 19c2-8 3-8 8-9 6 0 12 0 18 0 25 0 56 0 56 27 0 11-6 29-18 39-11 8-27 12-46 12-12 0-23 0-35 0 5-23 12-46 17-69zM142 92c32-7 60-26 60-50 0-23-27-42-66-42-27 0-56 0-83 0-5 0-9 0-9 7 0 3 3 3 9 3 3 0 5 0 11 0 5 1 5 1 5 4s0 3-1 6c-12 48-23 96-35 144-2 9-3 11-24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49">. צ.ל. </text:span><text:span text:style-name="T49"><draw:g text:anchor-type="as-char" svg:y="-0.1075in" draw:z-index="336" draw:name="Shape346" draw:style-name="gr1"><svg:title>TexMaths</svg:title><svg:desc>11§display§a \in A \land aRb§svg§600§FALSE§</svg:desc><draw:path draw:style-name="gr2" draw:text-style-name="P5" svg:width="0.7933in" svg:height="0.0984in" svg:x="0.0024in" svg:y="0.0079in" svg:viewBox="0 0 2016 251" svg:d="M1009 251c-337 0-672 0-1009 0 0-84 0-167 0-251 672 0 1344 0 2016 0 0 84 0 167 0 251-335 0-672 0-1007 0z"><text:p/></draw:path><draw:path draw:style-name="gr3" draw:text-style-name="P6" svg:width="0.0693in" svg:height="0.0681in" svg:x="0.0004in" svg:y="0.0429in" svg:viewBox="0 0 177 174" svg:d="M129 24c-7-13-18-24-36-24-45 0-93 57-93 113 0 37 22 61 52 61 7 0 27-2 50-29 2 16 17 29 35 29 14 0 22-9 29-21 7-13 8-25 11-37 0-5-3-5-4-5-5 0-5 2-6 8-6 24-13 46-30 46-9 0-11-9-11-16 0-9 0-13 5-29 4-17 5-20 9-35 4-19 10-37 14-54 2-10 2-11 2-12 0-7-4-11-11-11-9 0-15 9-16 16zM103 124c-1 7-1 8-7 15-17 21-32 26-43 26-20 0-26-20-26-35 0-19 13-66 22-85 11-22 29-36 44-36 26 0 31 31 31 34 0 2-1 4-1 7-6 24-13 49-20 74z"><text:p/></draw:path><draw:path draw:style-name="gr3" draw:text-style-name="P6" svg:width="0.0752in" svg:height="0.087in" svg:x="0.1299in" svg:y="0.0283in" svg:viewBox="0 0 192 222" svg:d="M179 119c7 0 13 0 13-8s-6-8-13-8c-55 0-109 0-164 0 5-51 50-88 104-88 20 0 40 0 60 0 7 0 13 0 13-7 0-8-6-8-13-8-21 0-40 0-61 0-66 0-118 50-118 111s52 111 118 111c21 0 40 0 61 0 7 0 13 0 13-7 0-8-6-8-13-8-20 0-40 0-60 0-54 0-99-37-104-88 55 0 109 0 164 0z"><text:p/></draw:path><draw:path draw:style-name="gr3" draw:text-style-name="P6" svg:width="0.1039in" svg:height="0.1079in" svg:x="0.2657in" svg:y="0in" svg:viewBox="0 0 265 275" svg:d="M56 231c-15 25-31 31-47 32-5 0-9 0-9 8 0 2 2 4 5 4 11 0 22-1 33-1 14 0 27 1 39 1 2 0 8 0 8-8 0-4-4-4-7-4-9-1-18-4-18-13 0-5 3-9 6-14 10-17 20-33 30-50 32 0 65 0 96 0 0 8 6 61 6 64 0 12-20 13-28 13-5 0-8 0-8 8 0 4 4 4 5 4 16 0 32-1 47-1 10 0 35 1 44 1 3 0 7 0 7-8 0-4-3-4-9-4-23 0-23-2-24-14-8-79-16-160-24-239-1-8-1-10-8-10-5 0-8 3-10 7-45 74-89 149-134 224zM102 174c26-42 51-84 76-126 5 42 9 84 13 126-29 0-59 0-89 0z"><text:p/></draw:path><draw:path draw:style-name="gr3" draw:text-style-name="P6" svg:width="0.0839in" svg:height="0.0937in" svg:x="0.4165in" svg:y="0.0193in" svg:viewBox="0 0 214 239" svg:d="M117 9c-4-7-6-9-9-9-6 0-7 3-9 9-32 71-65 143-97 214-2 5-2 6-2 8 0 3 3 8 8 8 2 0 5-1 8-9 31-67 61-135 92-202 29 67 60 135 90 202 3 9 8 9 9 9 4 0 7-5 7-8 0-1 0-2-2-6-32-72-64-145-95-216z"><text:p/></draw:path><draw:path draw:style-name="gr3" draw:text-style-name="P6" svg:width="0.0693in" svg:height="0.0681in" svg:x="0.5496in" svg:y="0.0429in" svg:viewBox="0 0 177 174" svg:d="M129 24c-7-13-19-24-36-24-45 0-93 57-93 113 0 37 21 61 52 61 7 0 26-2 49-29 3 16 17 29 35 29 15 0 23-9 29-21 7-13 8-25 12-37 0-5-3-5-4-5-5 0-5 2-6 8-6 24-14 46-30 46-9 0-12-9-12-16 0-9 1-13 6-29 4-17 5-20 9-35 4-19 8-37 13-54 3-10 3-11 3-12 0-7-4-11-11-11-10 0-15 9-16 16zM103 124c-2 7-2 8-7 15-17 21-33 26-44 26-19 0-25-20-25-35 0-19 13-66 21-85 12-22 30-36 45-36 26 0 31 31 31 34 0 2-1 4-1 7-6 24-13 49-20 74z"><text:p/></draw:path><draw:path draw:style-name="gr3" draw:text-style-name="P6" svg:width="0.1083in" svg:height="0.1063in" svg:x="0.6299in" svg:y="0.0051in" svg:viewBox="0 0 276 271" svg:d="M129 26c2-9 3-13 11-14 3 0 16 0 24 0 27 0 70 0 70 38 0 13-6 39-22 55-10 9-31 22-65 22-14 0-29 0-44 0 9-35 17-68 26-101zM185 132c38-9 84-35 84-75 0-33-34-57-84-57-38 0-74 0-111 0-8 0-11 0-11 8 0 4 3 4 11 4 1 0 7 0 14 0 8 1 11 1 11 7 0 1 0 2-1 7-18 69-35 138-53 206-3 15-4 18-35 18-7 0-10 0-10 8 0 4 4 4 5 4 11 0 38-1 49-1s38 1 49 1c4 0 8 0 8-8 0-4-3-4-11-4-14 0-25 0-25-7 0-2 1-4 1-6 9-34 16-69 25-102 16 0 31 0 46 0 36 0 42 22 42 35 0 5-2 17-4 26-4 11-7 25-7 33 0 42 46 42 52 42 32 0 46-40 46-45s-3-3-4-5c-5 0-5 4-6 6-10 28-26 35-35 35-13 0-15-9-15-24 0-11 2-31 4-43 0-6 1-13 1-19 0-29-26-41-36-44z"><text:p/></draw:path><draw:path draw:style-name="gr3" draw:text-style-name="P6" svg:width="0.0555in" svg:height="0.1063in" svg:x="0.748in" svg:y="0.0047in" svg:viewBox="0 0 142 271" svg:d="M74 4c0-1 0-4-6-4-9 0-36 3-46 3-3 1-8 1-8 8 0 6 4 6 9 6 19 0 20 2 20 6 0 2-3 16-6 23-11 42-21 84-32 125-4 19-5 25-5 39 0 37 20 61 48 61 47 0 94-57 94-113 0-35-21-61-52-61-17 0-33 11-45 23 10-39 19-77 29-116zM37 150c3-9 3-9 6-14 19-25 36-30 46-30 14 0 24 11 24 36 0 21-12 66-18 80-14 26-31 40-47 40-13 0-25-10-25-39 0-7 0-15 6-39 3-11 5-23 8-34z"><text:p/></draw:path></draw:g></text:span><text:span text:style-name="T49">. הטענה </text:span><text:span text:style-name="T49"><draw:g text:anchor-type="as-char" svg:y="-0.1083in" draw:z-index="337" draw:name="Shape347" draw:style-name="gr1"><svg:title>TexMaths</svg:title><svg:desc>11§display§aRb§svg§600§FALSE§</svg:desc><draw:path draw:style-name="gr2" draw:text-style-name="P5" svg:width="0.2433in" svg:height="0.0921in" svg:x="0.0024in" svg:y="0.0079in" svg:viewBox="0 0 619 235" svg:d="M0 0c207 0 412 0 619 0 0 78 0 157 0 235-207 0-412 0-619 0 0-78 0-157 0-235z"><text:p/></draw:path><draw:path draw:style-name="gr3" draw:text-style-name="P6" svg:width="0.0693in" svg:height="0.0681in" svg:x="0.0004in" svg:y="0.0382in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3" draw:text-style-name="P6" svg:width="0.1079in" svg:height="0.1059in" svg:x="0.0811in" svg:y="0.002in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3" draw:text-style-name="P6" svg:width="0.0555in" svg:height="0.1059in" svg:x="0.198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49"><text:s/>נכונה ישירות מהנתון. נשאר להוכיח ש־</text:span><text:span text:style-name="T49"><draw:g text:anchor-type="as-char" svg:y="-0.1075in" draw:z-index="338" draw:name="Shape348" draw:style-name="gr1"><svg:title>TexMaths</svg:title><svg:desc>11§display§a \in A§svg§600§FALSE§</svg:desc><draw:path draw:style-name="gr2" draw:text-style-name="P5" svg:width="0.3594in" svg:height="0.0984in" svg:x="0.0024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95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54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49">; נניח בשלילה ש־</text:span><text:span text:style-name="T49"><draw:g text:anchor-type="as-char" svg:y="-0.1102in" draw:z-index="339" draw:name="Shape349" draw:style-name="gr1"><svg:title>TexMaths</svg:title><svg:desc>11§display§a \not\in A§svg§600§FALSE§</svg:desc><draw:path draw:style-name="gr2" draw:text-style-name="P5" svg:width="0.3594in" svg:height="0.1256in" svg:x="0.0024in" svg:y="0.0079in" svg:viewBox="0 0 914 320" svg:d="M457 320c-152 0-304 0-457 0 0-107 0-213 0-320 305 0 609 0 914 0 0 107 0 213 0 320-152 0-305 0-457 0z"><text:p/></draw:path><draw:path draw:style-name="gr3" draw:text-style-name="P6" svg:width="0.0693in" svg:height="0.0685in" svg:x="0.0004in" svg:y="0.0429in" svg:viewBox="0 0 177 175" svg:d="M129 25c-7-14-18-25-36-25-45 0-93 57-93 114 0 36 22 61 52 61 7 0 27-1 50-28 2 15 17 28 35 28 14 0 22-8 28-21 7-14 12-37 12-38 0-5-3-5-4-5-5 0-5 3-6 8-6 26-13 48-30 48-9 0-11-10-11-18 0-9 0-11 5-29 4-16 5-20 9-34 4-19 10-36 14-54 2-11 2-12 2-13 0-7-4-11-11-11-10 0-15 9-16 17zM103 125c-1 7-1 7-7 14-17 22-33 28-43 28-20 0-26-21-26-37 0-19 13-66 21-84 12-23 30-37 45-37 26 0 31 32 31 34s-1 4-1 7c-6 24-13 49-20 75z"><text:p/></draw:path><draw:path draw:style-name="gr3" draw:text-style-name="P6" svg:width="0.0752in" svg:height="0.1413in" svg:x="0.1382in" svg:y="0in" svg:viewBox="0 0 192 360" svg:d="M189 15c3-5 3-6 3-7 0-2-2-8-7-8s-6 2-9 8c-57 112-116 224-173 336-3 6-3 7-3 8 0 3 2 8 8 8 4 0 5-3 8-8 58-113 116-224 173-337z"><text:p/></draw:path><draw:path draw:style-name="gr3" draw:text-style-name="P6" svg:width="0.0756in" svg:height="0.0874in" svg:x="0.1295in" svg:y="0.0283in" svg:viewBox="0 0 193 223" svg:d="M180 120c7 0 13 0 13-7 0-9-6-9-13-9-55 0-109 0-164 0 5-51 49-89 104-89 20 0 41 0 60 0 7 0 13 0 13-7 0-8-6-8-13-8-21 0-40 0-61 0-66 0-119 50-119 113 0 61 53 110 119 110 21 0 40 0 61 0 7 0 13 0 13-8s-6-8-13-8c-19 0-40 0-60 0-55 0-99-36-104-87 55 0 109 0 164 0z"><text:p/></draw:path><draw:path draw:style-name="gr3" draw:text-style-name="P6" svg:width="0.1039in" svg:height="0.1083in" svg:x="0.2654in" svg:y="0in" svg:viewBox="0 0 265 276" svg:d="M56 232c-15 25-31 31-48 32-5 1-8 1-8 7 0 3 2 5 5 5 10 0 22-1 33-1 13 0 27 1 39 1 2 0 8 0 8-8 0-3-5-4-7-4-9 0-19-4-19-14 0-4 4-8 6-14 10-16 20-33 30-48 31 0 64 0 96 0 1 7 7 59 7 64 0 11-21 12-29 12-4 0-8 0-8 7 0 5 4 5 5 5 15 0 32-1 48-1 10 0 34 1 43 1 4 0 8 0 8-8 0-4-4-4-9-4-24 0-24-3-25-14-9-79-17-160-24-240 0-8 0-10-7-10s-8 3-10 7c-45 75-89 150-134 225zM102 175c26-43 51-85 76-126 3 41 8 83 12 126-29 0-58 0-88 0z"><text:p/></draw:path></draw:g></text:span><text:span text:style-name="T49">, וידוע </text:span><text:span text:style-name="T49"><draw:g text:anchor-type="as-char" svg:y="-0.1134in" draw:z-index="340" draw:name="Shape350" draw:style-name="gr1"><svg:title>TexMaths</svg:title><svg:desc>11§display§\la a, b \ra \in R§svg§600§FALSE§</svg:desc><draw:path draw:style-name="gr2" draw:text-style-name="P5" svg:width="0.6165in" svg:height="0.1358in" svg:x="0.0004in" svg:y="0.0071in" svg:viewBox="0 0 1567 346" svg:d="M785 346c-262 0-523 0-785 0 0-116 0-230 0-346 523 0 1044 0 1567 0 0 116 0 230 0 346-261 0-522 0-782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83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0.2071in" svg:y="0.0071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73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791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83in" svg:height="0.1063in" svg:x="0.5165in" svg:y="0.0098in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49"><text:s/>מתוך הנתון, כמו כן ידוע </text:span><text:span text:style-name="T49"><draw:g text:anchor-type="as-char" svg:y="-0.1063in" draw:z-index="341" draw:name="Shape351" draw:style-name="gr1"><svg:title>TexMaths</svg:title><svg:desc>11§display§R§svg§600§FALSE§</svg:desc><draw:path draw:style-name="gr2" draw:text-style-name="P5" svg:width="0.098in" svg:height="0.0906in" svg:x="0.0024in" svg:y="0.0071in" svg:viewBox="0 0 250 231" svg:d="M0 0c84 0 166 0 250 0 0 77 0 154 0 231-84 0-166 0-250 0 0-77 0-154 0-231z"><text:p/></draw:path><draw:path draw:style-name="gr3" draw:text-style-name="P6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49"><text:s/>על </text:span><text:span text:style-name="T49"><draw:g text:anchor-type="as-char" svg:y="-0.1083in" draw:z-index="342" draw:name="Shape352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9"><text:s/>כלומר </text:span><text:span text:style-name="T49"><draw:g text:anchor-type="as-char" svg:y="-0.1335in" draw:z-index="343" draw:name="Shape353" draw:style-name="gr1"><svg:title>TexMaths</svg:title><svg:desc>11§display§R \subseteq A^2§svg§600§FALSE§</svg:desc><draw:path draw:style-name="gr2" draw:text-style-name="P5" svg:width="0.4713in" svg:height="0.1382in" svg:x="0.0012in" svg:y="0.0071in" svg:viewBox="0 0 1198 352" svg:d="M600 352c-201 0-400 0-600 0 0-118 0-234 0-352 399 0 799 0 1198 0 0 118 0 234 0 352-199 0-399 0-598 0z"><text:p/></draw:path><draw:path draw:style-name="gr3" draw:text-style-name="P6" svg:width="0.1079in" svg:height="0.1071in" svg:x="0in" svg:y="0.0295in" svg:viewBox="0 0 275 273" svg:d="M129 27c2-9 3-13 11-14 3-1 15-1 23-1 27 0 70 0 70 39 0 13-6 39-21 55-10 9-30 21-66 21-14 0-28 0-43 0 9-32 17-67 26-100zM184 133c39-9 86-36 86-75 0-33-36-58-86-58-37 0-74 0-110 0-8 0-11 0-11 8 0 4 3 4 11 4 4 0 7 0 14 1s10 1 10 7c0 1 0 2-1 6-18 70-34 138-52 207-3 15-4 19-35 19-7 0-10 0-10 7 0 5 4 5 6 5 9 0 37-1 48-1s37 1 48 1c4 0 8 0 8-8 0-4-3-4-10-4-14 0-25 0-25-7 0-2 0-4 1-7 9-34 16-68 25-102 16 0 31 0 46 0 36 0 42 21 42 35 0 6-3 18-5 27-2 11-7 25-7 33 0 42 47 42 52 42 33 0 46-40 46-46 0-4-3-3-4-4-4 0-5 2-6 6-9 28-25 35-34 35-13 0-16-9-16-24 0-11 3-31 4-44 1-5 1-12 1-18 0-30-25-42-36-45z"><text:p/></draw:path><draw:path draw:style-name="gr3" draw:text-style-name="P6" svg:width="0.0929in" svg:height="0.1169in" svg:x="0.165in" svg:y="0.0362in" svg:viewBox="0 0 237 298" svg:d="M222 15c7 0 15 0 15-7 0-8-8-8-15-8-34 0-69 0-103 0-67 0-119 51-119 111 0 63 54 112 119 112 34 0 69 0 103 0 7 0 15 0 15-8 0-7-8-7-15-7-34 0-68 0-102 0-62 0-105-45-105-96 0-53 44-97 105-97 34 0 68 0 102 0zM21 282c-7 0-13 0-13 8s6 8 13 8c67 0 134 0 201 0 7 0 15 0 15-8s-8-8-15-8c-67 0-134 0-201 0z"><text:p/></draw:path><draw:path draw:style-name="gr3" draw:text-style-name="P6" svg:width="0.1039in" svg:height="0.1083in" svg:x="0.3185in" svg:y="0.0248in" svg:viewBox="0 0 265 276" svg:d="M55 231c-15 26-30 32-47 33-5 0-8 0-8 7 0 3 1 5 4 5 11 0 24-1 33-1 14 0 27 1 40 1 2 0 7 0 7-8 0-4-4-4-6-4-9-1-19-5-19-13 0-6 3-9 6-15 10-16 20-33 30-49 32 0 65 0 96 0 2 8 6 60 6 64 0 12-20 13-28 13-5 0-8 0-8 7 0 5 4 5 5 5 16 0 32-1 49-1 8 0 33 1 42 1 3 0 8 0 8-8 0-4-4-4-10-4-23 0-23-4-24-15-8-80-16-160-24-240 0-8 0-9-7-9-6 0-7 2-11 7-45 74-89 149-134 224zM101 175c26-43 52-85 77-128 5 43 8 85 12 128-29 0-59 0-89 0z"><text:p/></draw:path><draw:path draw:style-name="gr3" draw:text-style-name="P6" svg:width="0.0469in" svg:height="0.0701in" svg:x="0.4335in" svg:y="0in" svg:viewBox="0 0 120 179" svg:d="M120 130c-3 0-7 0-10 0 0 6-3 22-7 25-2 1-23 1-26 1-16 0-33 0-49 0 27-25 37-32 53-45 20-15 39-33 39-58 0-33-29-53-64-53-33 0-56 24-56 48 0 15 12 16 14 16 7 0 15-5 15-15 0-5-1-14-16-14 8-20 27-25 40-25 26 0 41 21 41 43 0 23-17 42-26 51-22 22-43 43-65 65-3 2-3 2-3 10 37 0 74 0 111 0 3-16 6-33 9-49z"><text:p/></draw:path></draw:g></text:span><text:span text:style-name="T49"><text:s/>ונסיק </text:span><text:span text:style-name="T49"><draw:g text:anchor-type="as-char" svg:y="-0.1134in" draw:z-index="344" draw:name="Shape354" draw:style-name="gr1"><svg:title>TexMaths</svg:title><svg:desc>11§display§\forall \la x, y \ra \in R. x \in A \land y \in A§svg§600§FALSE§</svg:desc><draw:path draw:style-name="gr2" draw:text-style-name="P5" svg:width="1.698in" svg:height="0.1358in" svg:x="0.0083in" svg:y="0.0071in" svg:viewBox="0 0 4314 346" svg:d="M2158 346c-719 0-1439 0-2158 0 0-116 0-230 0-346 1438 0 2876 0 4314 0 0 116 0 230 0 346-719 0-1438 0-2156 0z"><text:p/></draw:path><draw:path draw:style-name="gr3" draw:text-style-name="P6" svg:width="0.0846in" svg:height="0.1079in" svg:x="0.0004in" svg:y="0.0071in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6" svg:width="0.0335in" svg:height="0.1512in" svg:x="0.102in" svg:y="0in" svg:viewBox="0 0 86 385" svg:d="M85 15c1-4 1-5 1-7 0-5-4-8-8-8-3 0-5 2-9 9-22 59-45 118-67 177-1 2-2 4-2 7 0 2 0 2 2 6 22 59 45 118 67 176 2 5 4 10 9 10 4 0 8-3 8-7 0-1 0-3-1-7-23-59-47-119-70-178 23-60 47-119 70-178z"><text:p/></draw:path><draw:path draw:style-name="gr3" draw:text-style-name="P6" svg:width="0.0752in" svg:height="0.0685in" svg:x="0.1484in" svg:y="0.0453in" svg:viewBox="0 0 192 175" svg:d="M118 54c3-10 12-45 38-45 2 0 11 0 20 4-11 2-19 12-19 21 0 7 5 14 15 14 8 0 20-7 20-23 0-19-23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2-12-22-25 0-9 3-17 6-34 5-18 9-35 14-53z"><text:p/></draw:path><draw:path draw:style-name="gr3" draw:text-style-name="P6" svg:width="0.0173in" svg:height="0.0453in" svg:x="0.2441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697in" svg:height="0.0976in" svg:x="0.3031in" svg:y="0.0453in" svg:viewBox="0 0 178 249" svg:d="M177 24c1-5 1-6 1-9 0-7-5-11-11-11-4 0-10 3-13 8-1 2-4 14-6 21-3 10-5 21-7 31-6 23-12 46-18 69-1 7-19 33-44 33-20 0-24-16-24-31 0-17 7-41 20-76 6-15 7-19 7-27 0-18-12-32-30-32-38 0-52 56-52 59 0 5 3 4 4 5 5 0 5-1 7-8 11-36 26-47 40-47 2 0 8 0 8 12 0 10-3 20-6 27-16 41-22 63-22 81 0 34 24 46 47 46 15 0 28-7 39-18-5 20-9 40-26 59-10 13-24 24-42 24-5 0-23-1-29-15 6 0 11 0 16-6 5-3 8-8 8-14 0-12-10-13-14-13-9 0-21 5-21 24s16 33 40 33c40 0 80-35 91-77 12-50 25-99 37-148z"><text:p/></draw:path><draw:path draw:style-name="gr3" draw:text-style-name="P6" svg:width="0.0339in" svg:height="0.1512in" svg:x="0.387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6" svg:width="0.076in" svg:height="0.087in" svg:x="0.4929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83in" svg:height="0.1063in" svg:x="0.6299in" svg:y="0.0098in" svg:viewBox="0 0 276 271" svg:d="M130 26c2-9 3-13 11-14 3 0 15 0 23 0 27 0 70 0 70 38 0 13-6 39-21 55-11 10-30 22-66 22-14 0-28 0-43 0 9-35 17-68 26-101zM185 132c39-9 86-35 86-75 0-33-36-57-86-57-37 0-74 0-110 0-8 0-11 0-11 8 0 4 3 4 10 4 1 0 8 0 15 0 7 1 10 1 10 7 0 1 0 2-1 7-18 69-34 138-52 206-4 15-4 18-35 18-7 0-11 0-11 8 0 4 3 3 5 4 11 0 39-1 50-1 10 0 37 1 48 1 4 0 8 0 8-8 0-4-3-4-11-4-14 0-24 0-24-7 0-2 0-4 1-6 9-33 16-67 25-102 16 0 31 0 46 0 36 0 42 22 42 36 0 5-3 17-5 26-4 10-7 24-7 32 0 42 46 42 52 42 33 0 46-40 46-44 0-6-3-3-4-6-4 0-5 4-6 6-9 28-25 35-35 35-12 0-15-9-15-23 0-12 3-31 4-43 1-6 1-13 1-19 0-29-25-42-36-45z"><text:p/></draw:path><draw:path draw:style-name="gr3" draw:text-style-name="P6" svg:width="0.0157in" svg:height="0.0157in" svg:x="0.7539in" svg:y="0.0972in" svg:viewBox="0 0 41 41" svg:d="M41 21c0-12-10-21-21-21s-20 9-20 21c0 11 9 20 20 20s21-9 21-20z"><text:p/></draw:path><draw:path draw:style-name="gr3" draw:text-style-name="P6" svg:width="0.0752in" svg:height="0.0685in" svg:x="0.7874in" svg:y="0.0453in" svg:viewBox="0 0 192 175" svg:d="M118 54c2-10 12-45 38-45 2 0 11 0 20 4-11 2-19 12-19 21 0 7 5 14 15 14 8 0 20-7 20-23 0-19-23-25-35-25-23 0-36 21-40 30-10-26-31-30-42-30-41 0-63 50-63 59 0 5 3 4 4 5 4 0 5-1 6-5 13-40 38-50 52-50 7 0 21 3 21 25 0 12-7 39-21 93-7 24-20 39-37 39-3 0-12 0-19-4 9-2 18-10 18-21s-9-13-14-13c-12 0-22 10-22 22 0 17 20 25 36 25 26 0 40-27 41-30 4 15 19 30 42 30 39 0 61-49 61-59 0-4-3-4-4-4-3 0-4 1-4 4-14 41-40 50-52 50-16 0-22-12-22-25 0-9 3-17 6-34 5-18 9-35 14-53z"><text:p/></draw:path><draw:path draw:style-name="gr3" draw:text-style-name="P6" svg:width="0.0752in" svg:height="0.087in" svg:x="0.9244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1039in" svg:height="0.1079in" svg:x="1.061in" svg:y="0.0043in" svg:viewBox="0 0 265 275" svg:d="M55 231c-15 26-31 31-47 32-5 1-8 1-8 8 0 2 1 4 4 4 11 0 23-1 33-1 14 0 27 1 39 1 3 0 8 0 8-7 0-4-4-5-6-5-10 0-19-3-19-13 0-4 3-9 6-14 10-17 20-32 30-49 31 0 64 0 96 0 1 9 6 60 6 64 0 11-20 12-28 12-5 0-8 0-8 8 0 4 4 4 5 4 15 0 32-1 48-1 9 0 33 1 43 1 3 0 8 0 8-7 0-5-4-5-9-5-24 0-24-2-25-13-8-79-17-160-24-240 0-8 0-10-7-10-6 0-8 3-11 7-45 74-89 149-134 224zM101 175c25-43 52-85 77-127 5 42 8 84 12 127-29 0-59 0-89 0z"><text:p/></draw:path><draw:path draw:style-name="gr3" draw:text-style-name="P6" svg:width="0.0846in" svg:height="0.0937in" svg:x="1.2114in" svg:y="0.0217in" svg:viewBox="0 0 216 239" svg:d="M117 9c-4-7-6-9-9-9-6 0-7 3-9 9-32 71-64 143-96 215-2 4-3 5-3 7 0 5 3 8 8 8 3 0 5-1 8-8 31-67 61-135 92-203 29 68 60 136 90 203 4 8 8 8 9 8 4 0 9-3 9-8 0-1 0-2-4-6-32-72-64-145-95-216z"><text:p/></draw:path><draw:path draw:style-name="gr3" draw:text-style-name="P6" svg:width="0.0697in" svg:height="0.0976in" svg:x="1.3429in" svg:y="0.0453in" svg:viewBox="0 0 178 249" svg:d="M177 24c1-5 1-6 1-9 0-7-5-11-11-11-3 0-10 3-13 8-1 2-4 14-6 21-3 10-5 21-7 31-6 23-12 46-18 69-1 7-17 33-44 33-20 0-23-16-23-31 0-17 7-41 20-76 5-15 8-19 8-27 0-18-14-32-32-32-38 0-52 56-52 59 0 5 4 5 5 5 4 0 4-1 6-8 11-36 26-47 40-47 2 0 8 0 8 12 0 10-3 20-6 27-16 41-22 63-22 81 0 34 24 46 47 46 15 0 29-7 39-18-5 20-9 40-25 59-11 13-25 24-43 24-5 0-23-1-29-15 6 0 11 0 16-6 5-3 8-8 8-14 0-12-10-13-14-13-9 0-21 5-21 24s16 33 40 33c40 0 80-35 91-77 12-50 25-99 37-148z"><text:p/></draw:path><draw:path draw:style-name="gr3" draw:text-style-name="P6" svg:width="0.0752in" svg:height="0.087in" svg:x="1.4736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6" svg:width="0.1039in" svg:height="0.1079in" svg:x="1.6098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49"><text:s/>ובפרט כאשר </text:span><text:span text:style-name="T49"><draw:g text:anchor-type="as-char" svg:y="-0.0681in" draw:z-index="345" draw:name="Shape355" draw:style-name="gr1"><svg:title>TexMaths</svg:title><svg:desc>11§display§x = a§svg§600§FALSE§</svg:desc><draw:path draw:style-name="gr2" draw:text-style-name="P5" svg:width="0.3488in" svg:height="0.052in" svg:x="0.0039in" svg:y="0.0071in" svg:viewBox="0 0 887 133" svg:d="M0 0c296 0 592 0 887 0 0 44 0 89 0 133-295 0-591 0-887 0 0-44 0-89 0-133z"><text:p/></draw:path><draw:path draw:style-name="gr3" draw:text-style-name="P6" svg:width="0.0752in" svg:height="0.0677in" svg:x="0.0004in" svg:y="0in" svg:viewBox="0 0 192 173" svg:d="M118 54c2-10 12-45 38-45 2 0 11 0 20 4-11 2-19 12-19 21 0 7 5 13 15 13 8 0 20-6 20-22 0-19-23-25-36-25-22 0-35 20-39 30-10-27-31-30-42-30-41 0-63 50-63 59 0 4 3 3 4 4 4 0 5 0 6-5 13-40 38-49 52-49 7 0 21 3 21 25 0 12-7 38-21 90-7 25-20 40-37 40-3 0-12 0-19-4 9-3 18-10 18-21 0-10-9-13-14-13-12 0-22 9-22 22 0 17 20 25 36 25 26 0 40-27 41-30 4 14 19 30 42 30 39 0 61-50 61-60 0-3-3-3-4-3-3 0-4 1-6 5-12 40-38 49-50 49-16 0-22-12-22-25 0-8 3-17 6-33 5-18 9-34 14-52z"><text:p/></draw:path><draw:path draw:style-name="gr3" draw:text-style-name="P6" svg:width="0.1008in" svg:height="0.0346in" svg:x="0.1339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6" svg:width="0.0693in" svg:height="0.0677in" svg:x="0.2913in" svg:y="0in" svg:viewBox="0 0 177 173" svg:d="M129 24c-7-14-18-24-36-24-45 0-93 56-93 111 0 37 21 62 52 62 7 0 26-1 50-29 2 16 17 29 34 29 15 0 23-9 29-21 7-14 12-37 12-39 0-3-3-3-4-3-5 0-5 1-6 7-6 25-13 47-30 47-9 0-11-10-11-18 0-7 0-11 5-28 4-16 5-20 9-33 4-19 10-37 14-54 2-11 2-11 2-13 0-7-4-10-11-10-10 0-15 9-16 16zM103 123c-1 7-1 8-7 15-17 21-33 26-43 26-20 0-26-21-26-35 0-20 13-66 21-84 12-22 30-36 45-36 26 0 31 31 31 33s-1 5-1 6c-6 26-13 50-20 75z"><text:p/></draw:path></draw:g></text:span><text:span text:style-name="T49">, וזו </text:span><text:span text:style-name="T50">סתירה</text:span><text:span text:style-name="T49"> להנחת השלילה. סה"כ </text:span><text:span text:style-name="T49"><draw:g text:anchor-type="as-char" svg:y="-0.1134in" draw:z-index="346" draw:name="Shape356" draw:style-name="gr1"><svg:title>TexMaths</svg:title><svg:desc>11§display§a \in [b]_R§svg§600§FALSE§</svg:desc><draw:path draw:style-name="gr2" draw:text-style-name="P5" svg:width="0.4902in" svg:height="0.1358in" svg:x="0.0024in" svg:y="0.0071in" svg:viewBox="0 0 1246 346" svg:d="M623 346c-207 0-415 0-623 0 0-116 0-230 0-346 416 0 830 0 1246 0 0 116 0 230 0 346-208 0-416 0-623 0z"><text:p/></draw:path><draw:path draw:style-name="gr3" draw:text-style-name="P6" svg:width="0.0693in" svg:height="0.0685in" svg:x="0.0004in" svg:y="0.0453in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6" svg:width="0.0752in" svg:height="0.087in" svg:x="0.1299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205in" svg:height="0.1512in" svg:x="0.2783in" svg:y="0in" svg:viewBox="0 0 53 385" svg:d="M53 385c0-5 0-10 0-15-12 0-26 0-38 0 0-118 0-237 0-355 12 0 26 0 38 0 0-5 0-9 0-15-18 0-35 0-53 0 0 129 0 257 0 385 18 0 35 0 53 0z"><text:p/></draw:path><draw:path draw:style-name="gr3" draw:text-style-name="P6" svg:width="0.0555in" svg:height="0.1063in" svg:x="0.3094in" svg:y="0.0071in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3" draw:text-style-name="P6" svg:width="0.0205in" svg:height="0.1512in" svg:x="0.3709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4173in" svg:y="0.0634in" svg:viewBox="0 0 211 190" svg:d="M93 19c2-8 3-8 8-9 6 0 12 0 18 0 25 0 56 0 56 27 0 11-6 29-18 39-11 8-27 12-46 12-12 0-23 0-35 0 5-23 12-46 17-69zM142 92c32-7 60-26 60-50 0-23-27-42-66-42-27 0-56 0-83 0-5 0-9 0-9 7 0 3 3 3 9 3 3 0 5 0 11 0 5 1 5 1 5 4s0 3-1 6c-12 48-23 96-35 144-2 9-3 11-24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49"><text:s/>כדרוש. </text:span></text:p>
        </text:list-item>
        <text:list-item>
          <text:p text:style-name="P75">ii <text:span text:style-name="T49">גורר iii: נ</text:span><text:span text:style-name="T51">ניח </text:span><text:span text:style-name="T51"><draw:g text:anchor-type="as-char" svg:y="-0.1134in" draw:z-index="347" draw:name="Shape357" draw:style-name="gr1"><svg:title>TexMaths</svg:title><svg:desc>11§display§a \in [b]_R§svg§600§FALSE§</svg:desc><draw:path draw:style-name="gr2" draw:text-style-name="P5" svg:width="0.4902in" svg:height="0.1358in" svg:x="0.0024in" svg:y="0.0071in" svg:viewBox="0 0 1246 346" svg:d="M623 346c-207 0-415 0-623 0 0-116 0-230 0-346 416 0 830 0 1246 0 0 116 0 230 0 346-208 0-416 0-623 0z"><text:p/></draw:path><draw:path draw:style-name="gr3" draw:text-style-name="P6" svg:width="0.0693in" svg:height="0.0685in" svg:x="0.0004in" svg:y="0.0453in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6" svg:width="0.0752in" svg:height="0.087in" svg:x="0.1299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205in" svg:height="0.1512in" svg:x="0.2783in" svg:y="0in" svg:viewBox="0 0 53 385" svg:d="M53 385c0-5 0-10 0-15-12 0-26 0-38 0 0-118 0-237 0-355 12 0 26 0 38 0 0-5 0-9 0-15-18 0-35 0-53 0 0 129 0 257 0 385 18 0 35 0 53 0z"><text:p/></draw:path><draw:path draw:style-name="gr3" draw:text-style-name="P6" svg:width="0.0555in" svg:height="0.1063in" svg:x="0.3094in" svg:y="0.0071in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3" draw:text-style-name="P6" svg:width="0.0205in" svg:height="0.1512in" svg:x="0.3709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4173in" svg:y="0.0634in" svg:viewBox="0 0 211 190" svg:d="M93 19c2-8 3-8 8-9 6 0 12 0 18 0 25 0 56 0 56 27 0 11-6 29-18 39-11 8-27 12-46 12-12 0-23 0-35 0 5-23 12-46 17-69zM142 92c32-7 60-26 60-50 0-23-27-42-66-42-27 0-56 0-83 0-5 0-9 0-9 7 0 3 3 3 9 3 3 0 5 0 11 0 5 1 5 1 5 4s0 3-1 6c-12 48-23 96-35 144-2 9-3 11-24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51">, ונוכיח </text:span><text:span text:style-name="T51"><draw:g text:anchor-type="as-char" svg:y="-0.1134in" draw:z-index="348" draw:name="Shape358" draw:style-name="gr1"><svg:title>TexMaths</svg:title><svg:desc>11§display§[a]_R = [b]_R§svg§600§FALSE§</svg:desc><draw:path draw:style-name="gr2" draw:text-style-name="P5" svg:width="0.6909in" svg:height="0.1354in" svg:x="0.0004in" svg:y="0.0071in" svg:viewBox="0 0 1756 345" svg:d="M0 0c585 0 1171 0 1756 0 0 115 0 230 0 345-585 0-1171 0-1756 0 0-115 0-230 0-345z"><text:p/></draw:path><draw:path draw:style-name="gr3" draw:text-style-name="P6" svg:width="0.0209in" svg:height="0.1508in" svg:x="0.0102in" svg:y="0in" svg:viewBox="0 0 54 384" svg:d="M54 384c0-5 0-10 0-15-13 0-25 0-39 0 0-118 0-236 0-354 14 0 26 0 39 0 0-5 0-9 0-15-18 0-36 0-54 0 0 128 0 257 0 384 18 0 36 0 54 0z"><text:p/></draw:path><draw:path draw:style-name="gr3" draw:text-style-name="P6" svg:width="0.0689in" svg:height="0.0681in" svg:x="0.0413in" svg:y="0.0453in" svg:viewBox="0 0 176 174" svg:d="M129 24c-8-14-19-24-37-24-45 0-92 56-92 112 0 37 21 62 51 62 7 0 27-1 50-29 3 17 17 29 35 29 14 0 22-9 29-21 7-14 11-37 11-38 0-4-3-4-4-4-4 0-5 1-6 7-7 25-13 48-29 48-11 0-12-10-12-17 0-9 1-12 6-29 4-17 4-21 8-35 4-19 9-37 14-54 2-11 2-11 2-13 0-7-4-10-11-10-9 0-14 9-15 16zM103 124c-2 7-2 8-7 15-18 21-33 27-44 27-20 0-25-22-25-36 0-20 13-67 21-85 12-23 30-37 45-37 25 0 30 32 30 34s0 4-1 6c-7 26-12 51-19 76z"><text:p/></draw:path><draw:path draw:style-name="gr3" draw:text-style-name="P6" svg:width="0.0205in" svg:height="0.1508in" svg:x="0.1185in" svg:y="0in" svg:viewBox="0 0 53 384" svg:d="M53 0c-18 0-35 0-53 0 0 6 0 10 0 15 12 0 25 0 37 0 0 118 0 236 0 354-12 0-25 0-37 0 0 5 0 10 0 15 18 0 35 0 53 0 0-127 0-256 0-384z"><text:p/></draw:path><draw:path draw:style-name="gr3" draw:text-style-name="P6" svg:width="0.0823in" svg:height="0.074in" svg:x="0.165in" svg:y="0.0634in" svg:viewBox="0 0 210 189" svg:d="M92 19c3-8 4-9 9-10 6 0 12 0 18 0 25 0 56 0 56 28 0 11-6 28-18 38-12 9-28 13-47 13-11 0-23 0-34 0 5-23 11-46 16-69zM142 92c32-7 60-27 60-51 0-23-27-41-67-41-27 0-55 0-82 0-6 0-9 0-9 6 0 3 3 3 9 3 3 0 5 0 10 1 5 0 6 1 6 3 0 1 0 2-1 7-12 47-24 95-36 143-2 9-2 11-23 11-6 0-9 0-9 5 0 4 2 5 4 5 6 0 11-1 17-1 5 0 13 0 19 0 5 0 9 0 16 0 6 0 13 1 19 1 1 0 5 0 5-6 0-4-2-4-9-4-4 0-5 0-9 0-7-1-7-2-7-4 0-3 0-3 1-6 6-23 12-46 18-68 12 0 24 0 36 0 23 0 33 11 33 24 0 3-2 12-3 19-4 12-5 16-5 21 0 21 20 29 40 29 25 0 35-26 35-32-1-1 0-3-4-3s-4 2-5 5c-4 12-14 23-25 23-7 0-12-4-12-18 0-7 1-21 2-27 1-8 1-10 1-14 0-3 0-12-6-20-6-5-14-8-19-11z"><text:p/></draw:path><draw:path draw:style-name="gr3" draw:text-style-name="P6" svg:width="0.1008in" svg:height="0.035in" svg:x="0.307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205in" svg:height="0.1508in" svg:x="0.4776in" svg:y="0in" svg:viewBox="0 0 53 384" svg:d="M53 384c0-5 0-10 0-15-12 0-26 0-38 0 0-118 0-236 0-354 12 0 26 0 38 0 0-5 0-9 0-15-18 0-35 0-53 0 0 128 0 257 0 384 18 0 35 0 53 0z"><text:p/></draw:path><draw:path draw:style-name="gr3" draw:text-style-name="P6" svg:width="0.0559in" svg:height="0.1059in" svg:x="0.5087in" svg:y="0.0071in" svg:viewBox="0 0 143 270" svg:d="M75 3c-2-1 0-3-6-3-9 0-36 2-46 3-3 0-8 1-8 8 0 4 4 4 9 4 19 0 20 4 20 7s-3 17-6 24c-11 42-20 84-31 126-5 20-7 24-7 37 0 38 21 61 49 61 47 0 94-58 94-111 0-36-21-62-52-62-17 0-34 11-45 23 10-40 19-78 29-117zM38 150c3-9 3-10 6-15 19-24 36-30 46-30 14 0 24 12 24 36 0 23-12 66-18 81-14 26-31 40-47 40-13 0-25-11-25-40 0-6 0-14 6-37 3-12 5-24 8-35z"><text:p/></draw:path><draw:path draw:style-name="gr3" draw:text-style-name="P6" svg:width="0.0209in" svg:height="0.1508in" svg:x="0.5701in" svg:y="0in" svg:viewBox="0 0 54 384" svg:d="M54 0c-18 0-36 0-54 0 0 6 0 10 0 15 13 0 25 0 38 0 0 118 0 236 0 354-13 0-25 0-38 0 0 5 0 10 0 15 18 0 36 0 54 0 0-127 0-256 0-384z"><text:p/></draw:path><draw:path draw:style-name="gr3" draw:text-style-name="P6" svg:width="0.0823in" svg:height="0.074in" svg:x="0.6169in" svg:y="0.0634in" svg:viewBox="0 0 210 189" svg:d="M92 19c3-8 3-9 8-10 6 0 12 0 18 0 25 0 56 0 56 28 0 11-5 28-18 38-11 9-27 13-46 13-12 0-23 0-35 0 5-23 12-46 17-69zM141 92c33-7 61-27 61-51 0-23-27-41-67-41-27 0-56 0-83 0-5 0-8 0-8 6 0 3 3 3 8 3 1 0 5 0 11 1 5 0 5 1 5 3 0 1 0 2-1 7-12 47-23 95-35 143-2 9-3 11-24 11-5 0-8 0-8 5 0 4 1 5 4 5 5 0 11-1 17-1 5 0 13 0 17 0 6 0 13 0 18 0 6 0 12 1 18 1 2 0 6 0 6-6 0-4-3-4-10-4-4 0-5 0-10 0-5-1-5-2-5-4 0-3 0-3 1-6 6-23 11-46 17-68 12 0 25 0 37 0 23 0 33 11 33 24 0 3-2 12-4 19-4 12-5 16-5 21 0 21 20 29 41 29 24 0 35-26 35-32-1-1 0-3-4-3s-5 2-6 5c-3 12-13 23-24 23-8 0-13-4-13-18 0-7 2-21 3-27 1-8 1-10 1-14 0-3 0-12-8-20-5-5-12-8-18-11z"><text:p/></draw:path></draw:g></text:span><text:span text:style-name="T51">. נוכיח באמצעות הכלה דו־כיוונית: </text:span></text:p>
          <text:list>
            <text:list-item>
              <text:p text:style-name="P76">יהי <draw:g text:anchor-type="as-char" svg:y="-0.1134in" draw:z-index="354" draw:name="Shape359" draw:style-name="gr1"><svg:title>TexMaths</svg:title><svg:desc>11§display§x \in [a]_R§svg§600§FALSE§</svg:desc><draw:path draw:style-name="gr2" draw:text-style-name="P5" svg:width="0.5114in" svg:height="0.1358in" svg:x="0.0039in" svg:y="0.0071in" svg:viewBox="0 0 1300 346" svg:d="M651 346c-218 0-434 0-651 0 0-116 0-230 0-346 433 0 867 0 1300 0 0 116 0 230 0 346-216 0-433 0-649 0z"><text:p/></draw:path><draw:path draw:style-name="gr3" draw:text-style-name="P6" svg:width="0.0752in" svg:height="0.0685in" svg:x="0.0004in" svg:y="0.0453in" svg:viewBox="0 0 192 175" svg:d="M119 54c2-10 11-45 37-45 2 0 11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3" draw:text-style-name="P6" svg:width="0.0752in" svg:height="0.087in" svg:x="0.1382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6" svg:width="0.0205in" svg:height="0.1512in" svg:x="0.2866in" svg:y="0in" svg:viewBox="0 0 53 385" svg:d="M53 385c0-5 0-10 0-15-12 0-26 0-38 0 0-118 0-237 0-355 12 0 26 0 38 0 0-5 0-9 0-15-18 0-35 0-53 0 0 129 0 257 0 385 18 0 35 0 53 0z"><text:p/></draw:path><draw:path draw:style-name="gr3" draw:text-style-name="P6" svg:width="0.0693in" svg:height="0.0685in" svg:x="0.3169in" svg:y="0.0453in" svg:viewBox="0 0 177 175" svg:d="M129 25c-7-14-19-25-36-25-46 0-93 57-93 113 0 37 21 62 52 62 7 0 26-1 49-29 3 16 17 29 35 29 14 0 23-9 29-21 6-14 12-37 12-38 0-4-3-4-4-4-5 0-5 1-6 7-7 25-14 47-30 47-11 0-12-10-12-17 0-9 1-11 6-29 4-17 4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205in" svg:height="0.1512in" svg:x="0.3941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4406in" svg:y="0.0634in" svg:viewBox="0 0 211 190" svg:d="M93 19c2-8 3-8 8-9 6 0 12 0 18 0 25 0 56 0 56 27 0 11-6 29-18 39-11 8-27 12-46 12-12 0-23 0-35 0 5-23 12-46 17-69zM142 92c32-7 60-26 60-50 0-23-27-42-66-42-27 0-56 0-83 0-5 0-9 0-9 7 0 3 3 3 9 3 3 0 5 0 11 0 5 1 5 1 5 4s0 3-1 6c-12 48-23 96-35 144-2 9-3 11-24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8-19c-5-7-13-10-18-13z"><text:p/></draw:path></draw:g>, ונסיק <draw:g text:anchor-type="as-char" svg:y="-0.1063in" draw:z-index="355" draw:name="Shape360" draw:style-name="gr1"><svg:title>TexMaths</svg:title><svg:desc>11§display§xRa§svg§600§FALSE§</svg:desc><draw:path draw:style-name="gr2" draw:text-style-name="P5" svg:width="0.2618in" svg:height="0.0906in" svg:x="0.0039in" svg:y="0.0071in" svg:viewBox="0 0 666 231" svg:d="M0 0c222 0 445 0 666 0 0 77 0 154 0 231-221 0-444 0-666 0 0-77 0-154 0-231z"><text:p/></draw:path><draw:path draw:style-name="gr3" draw:text-style-name="P6" svg:width="0.0752in" svg:height="0.0681in" svg:x="0.0004in" svg:y="0.0362in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3" draw:text-style-name="P6" svg:width="0.1075in" svg:height="0.1063in" svg:x="0.089in" svg:y="0in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3" draw:text-style-name="P6" svg:width="0.0693in" svg:height="0.0681in" svg:x="0.2043in" svg:y="0.0362in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, נוכיח <draw:g text:anchor-type="as-char" svg:y="-0.1134in" draw:z-index="356" draw:name="Shape361" draw:style-name="gr1"><svg:title>TexMaths</svg:title><svg:desc>11§display§x \in [b]_R§svg§600§FALSE§</svg:desc><draw:path draw:style-name="gr2" draw:text-style-name="P5" svg:width="0.4965in" svg:height="0.1358in" svg:x="0.0039in" svg:y="0.0071in" svg:viewBox="0 0 1262 346" svg:d="M632 346c-211 0-421 0-632 0 0-116 0-230 0-346 421 0 841 0 1262 0 0 116 0 230 0 346-210 0-420 0-630 0z"><text:p/></draw:path><draw:path draw:style-name="gr3" draw:text-style-name="P6" svg:width="0.0752in" svg:height="0.0685in" svg:x="0.0004in" svg:y="0.0453in" svg:viewBox="0 0 192 175" svg:d="M119 54c2-10 11-45 37-45 2 0 11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3" draw:text-style-name="P6" svg:width="0.0752in" svg:height="0.087in" svg:x="0.1382in" svg:y="0.0307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3" draw:text-style-name="P6" svg:width="0.0205in" svg:height="0.1512in" svg:x="0.2866in" svg:y="0in" svg:viewBox="0 0 53 385" svg:d="M53 385c0-5 0-10 0-15-12 0-26 0-38 0 0-118 0-237 0-355 12 0 26 0 38 0 0-5 0-9 0-15-18 0-35 0-53 0 0 129 0 257 0 385 18 0 35 0 53 0z"><text:p/></draw:path><draw:path draw:style-name="gr3" draw:text-style-name="P6" svg:width="0.0559in" svg:height="0.1063in" svg:x="0.3177in" svg:y="0.0071in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205in" svg:height="0.1512in" svg:x="0.3791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426in" svg:y="0.0634in" svg:viewBox="0 0 210 190" svg:d="M92 19c1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7 0 6 0 11 0 18 0 6 0 12 1 18 1 1 0 5 0 5-6 0-4-2-4-9-4-4 0-5 0-10-1-6 0-6-1-6-3 0-1 0-3 1-7 5-23 12-46 18-68 12 0 24 0 36 0 23 0 34 12 34 24 0 4-3 13-4 20-4 12-5 15-5 21 0 21 20 29 40 29 25 0 36-26 36-31 0-2-1-4-4-4-5 0-5 1-6 5-3 12-13 23-25 23-7 0-12-4-12-18 0-6 2-22 3-28 1-8 1-10 1-13s0-12-8-19c-5-7-13-10-18-13z"><text:p/></draw:path></draw:g><text:s/>ובאופן שקול נוכיח <draw:g text:anchor-type="as-char" svg:y="-0.1083in" draw:z-index="357" draw:name="Shape362" draw:style-name="gr1"><svg:title>TexMaths</svg:title><svg:desc>11§display§xRb§svg§600§FALSE§</svg:desc><draw:path draw:style-name="gr2" draw:text-style-name="P5" svg:width="0.2496in" svg:height="0.0921in" svg:x="0.0039in" svg:y="0.0079in" svg:viewBox="0 0 635 235" svg:d="M0 0c212 0 423 0 635 0 0 78 0 157 0 235-212 0-423 0-635 0 0-78 0-157 0-235z"><text:p/></draw:path><draw:path draw:style-name="gr3" draw:text-style-name="P6" svg:width="0.0752in" svg:height="0.0681in" svg:x="0.0004in" svg:y="0.0382in" svg:viewBox="0 0 192 174" svg:d="M118 54c2-10 11-45 38-45 2 0 11 0 19 5-10 1-18 11-18 21 0 6 4 13 15 13 8 0 20-6 20-23 0-20-23-25-36-25-22 0-35 21-41 30-8-26-29-30-40-30-41 0-63 51-63 59 0 5 3 3 4 5 4 0 5-1 6-5 13-40 38-50 52-50 6 0 21 3 21 26 0 11-7 38-21 91-7 23-20 39-38 39-2 0-11 0-18-5 9-2 17-9 17-20 0-10-8-13-14-13-11 0-21 10-21 21 0 18 20 26 36 26 26 0 40-27 41-29 4 13 19 29 42 29 39 0 61-49 61-59 0-3-3-3-4-3-3 0-4 1-6 4-12 40-38 49-50 49-16 0-22-12-22-25 0-7 2-16 6-33 5-18 9-36 14-53z"><text:p/></draw:path><draw:path draw:style-name="gr3" draw:text-style-name="P6" svg:width="0.1079in" svg:height="0.1059in" svg:x="0.0894in" svg:y="0.002in" svg:viewBox="0 0 275 270" svg:d="M129 26c2-8 3-13 11-14 3 0 15 0 23 0 27 0 70 0 70 37 0 14-7 41-21 55-10 10-31 23-66 23-14 0-28 0-43 0 9-34 17-68 26-101zM184 132c39-9 85-35 85-75 0-33-35-57-85-57-38 0-74 0-110 0-8 0-11 0-11 8 0 4 3 4 11 4 1 0 7 0 14 0 7 1 11 1 11 7 0 1-1 2-2 7-18 68-34 138-52 206-3 15-4 17-35 17-7 0-10 0-10 8 0 4 4 4 5 4 11 0 38-1 49-1s38 1 48 1c4 0 8 0 8-7 0-5-3-5-10-5-14 0-25 0-25-6 0-2 1-5 1-7 9-34 16-68 25-101 16 0 31 0 46 0 36 0 42 21 42 34 0 6-3 18-5 27-3 11-6 25-6 33 0 41 46 41 51 41 33 0 46-38 46-44 0-5-3-3-5-5-3 0-4 3-5 5-9 29-25 35-34 35-13 0-16-7-16-23 0-12 3-31 4-44 1-5 1-13 1-18 0-30-25-40-36-44z"><text:p/></draw:path><draw:path draw:style-name="gr3" draw:text-style-name="P6" svg:width="0.0555in" svg:height="0.1059in" svg:x="0.2059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. מתוך ההנחה, <draw:g text:anchor-type="as-char" svg:y="-0.1083in" draw:z-index="358" draw:name="Shape363" draw:style-name="gr1"><svg:title>TexMaths</svg:title><svg:desc>11§display§aRb§svg§600§FALSE§</svg:desc><draw:path draw:style-name="gr2" draw:text-style-name="P5" svg:width="0.2433in" svg:height="0.0921in" svg:x="0.0024in" svg:y="0.0079in" svg:viewBox="0 0 619 235" svg:d="M0 0c207 0 412 0 619 0 0 78 0 157 0 235-207 0-412 0-619 0 0-78 0-157 0-235z"><text:p/></draw:path><draw:path draw:style-name="gr3" draw:text-style-name="P6" svg:width="0.0693in" svg:height="0.0681in" svg:x="0.0004in" svg:y="0.0382in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3" draw:text-style-name="P6" svg:width="0.1079in" svg:height="0.1059in" svg:x="0.0811in" svg:y="0.002in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3" draw:text-style-name="P6" svg:width="0.0555in" svg:height="0.1059in" svg:x="0.198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, ולכן <text:span text:style-name="T52">משום שידוע </text:span><text:span text:style-name="T52"><draw:g text:anchor-type="as-char" svg:y="-0.1083in" draw:z-index="368" draw:name="Shape364" draw:style-name="gr1"><svg:title>TexMaths</svg:title><svg:desc>11§display§aRb \land xRa§svg§600§FALSE§</svg:desc><draw:path draw:style-name="gr2" draw:text-style-name="P5" svg:width="0.6949in" svg:height="0.0921in" svg:x="0.0024in" svg:y="0.0079in" svg:viewBox="0 0 1766 235" svg:d="M0 0c589 0 1177 0 1766 0 0 78 0 157 0 235-589 0-1177 0-1766 0 0-78 0-157 0-235z"><text:p/></draw:path><draw:path draw:style-name="gr3" draw:text-style-name="P6" svg:width="0.0693in" svg:height="0.0681in" svg:x="0.0004in" svg:y="0.0382in" svg:viewBox="0 0 177 174" svg:d="M129 25c-7-14-19-25-35-25-46 0-94 57-94 113 0 35 21 61 52 61 7 0 26-2 49-29 4 16 18 29 36 29 14 0 23-9 28-21 7-15 12-37 12-38 0-3-3-3-4-3-5 0-5 1-6 7-6 24-14 46-29 46-10 0-11-10-11-18 0-7 0-10 4-27 4-16 6-20 9-34 4-19 9-37 13-54 3-11 3-12 3-13 0-7-4-11-11-11-10 0-15 8-16 17zM103 125c-2 7-2 8-7 13-17 21-33 27-44 27-19 0-24-21-24-35 0-19 12-66 20-84 13-23 30-37 46-37 25 0 30 32 30 34s-1 4-1 6c-6 26-13 51-20 76z"><text:p/></draw:path><draw:path draw:style-name="gr3" draw:text-style-name="P6" svg:width="0.1083in" svg:height="0.1059in" svg:x="0.0811in" svg:y="0.002in" svg:viewBox="0 0 276 270" svg:d="M129 26c2-8 4-13 11-14 3 0 16 0 24 0 28 0 71 0 71 37 0 14-7 41-23 55-9 10-30 23-64 23-15 0-29 0-43 0 7-34 16-68 24-101zM185 132c38-9 85-35 85-75 0-33-34-57-85-57-37 0-74 0-111 0-8 0-11 0-11 8 0 4 3 4 11 4 1 0 9 0 14 0 8 1 11 1 11 7 0 1 0 2-1 7-18 68-35 138-53 206-3 15-4 17-34 17-8 0-11 0-11 8 0 4 4 4 6 4 11 0 37-1 48-1s38 1 49 1c4 0 8 0 8-7 0-5-3-5-11-5-14 0-25 0-25-6 0-2 1-5 1-7 9-34 16-68 25-101 16 0 31 0 47 0 35 0 41 21 41 34 0 6-2 18-4 27-3 11-7 25-7 33 0 41 47 41 52 41 33 0 46-38 46-44 0-5-3-3-4-5-4 0-4 3-6 5-9 29-26 35-35 35-13 0-15-7-15-23 0-12 2-31 4-44 0-5 1-13 1-18 0-30-26-40-36-44z"><text:p/></draw:path><draw:path draw:style-name="gr3" draw:text-style-name="P6" svg:width="0.0555in" svg:height="0.1059in" svg:x="0.1988in" svg:y="0in" svg:viewBox="0 0 142 270" svg:d="M74 4c-2-1 0-4-6-4-9 0-36 3-46 4-3 0-8 0-8 8 0 4 4 4 9 4 19 0 20 3 20 7 0 2-3 15-6 23-11 42-20 84-31 125-5 19-6 26-6 39 0 36 20 60 48 60 47 0 94-57 94-113 0-33-21-60-52-60-17 0-33 12-45 23 10-39 19-77 29-116zM37 148c3-7 3-8 6-12 19-25 36-31 46-31 14 0 24 13 24 36s-12 67-18 81c-14 26-31 39-47 39-13 0-25-9-25-38 0-8 0-14 6-38 3-13 5-25 8-37z"><text:p/></draw:path><draw:path draw:style-name="gr3" draw:text-style-name="P6" svg:width="0.0843in" svg:height="0.0929in" svg:x="0.2992in" svg:y="0.0146in" svg:viewBox="0 0 215 237" svg:d="M117 8c-4-7-6-8-9-8-6 0-7 2-9 8-32 71-64 143-96 214-3 5-3 5-3 8 0 4 3 7 8 7 3 0 5-1 9-7 30-69 60-136 91-204 30 68 60 135 90 204 3 7 8 7 9 7 4 0 8-3 8-7 0-1 0-1-3-7-31-71-63-144-95-215z"><text:p/></draw:path><draw:path draw:style-name="gr3" draw:text-style-name="P6" svg:width="0.0756in" svg:height="0.0681in" svg:x="0.4299in" svg:y="0.0382in" svg:viewBox="0 0 193 174" svg:d="M118 54c2-10 11-45 38-45 3 0 11 0 20 5-11 1-19 11-19 21 0 6 5 13 15 13 9 0 21-6 21-23 0-20-23-25-37-25-22 0-35 21-39 30-10-26-31-30-42-30-41 0-63 51-63 59 0 5 3 3 5 5 3 0 4-1 5-5 13-40 39-50 52-50 7 0 21 3 21 26 0 11-7 38-21 91-7 23-20 39-37 39-3 0-12 0-19-5 10-2 17-9 17-20 0-10-7-13-14-13-11 0-21 10-21 21 0 18 20 26 36 26 26 0 40-27 41-29 4 13 19 29 42 29 40 0 62-49 62-59 0-3-4-3-5-3-3 0-4 1-5 4-12 40-39 49-51 49-15 0-22-12-22-25 0-7 2-16 7-33 4-18 8-36 13-53z"><text:p/></draw:path><draw:path draw:style-name="gr3" draw:text-style-name="P6" svg:width="0.1083in" svg:height="0.1059in" svg:x="0.5189in" svg:y="0.002in" svg:viewBox="0 0 276 270" svg:d="M129 26c3-8 4-13 11-14 3 0 16 0 24 0 28 0 71 0 71 37 0 14-7 41-23 55-9 10-29 23-64 23-15 0-29 0-43 0 7-34 16-68 24-101zM185 132c38-9 85-35 85-75 0-33-34-57-85-57-36 0-74 0-110 0-8 0-12 0-12 8 0 4 4 4 11 4 1 0 9 0 15 0 7 1 10 1 10 7 0 1 0 2-1 7-18 68-34 138-52 206-4 15-5 17-35 17-8 0-11 0-11 8 0 4 4 4 6 4 11 0 37-1 48-1s38 1 49 1c4 0 8 0 8-7 0-5-3-5-11-5-14 0-25 0-25-6 0-2 1-5 1-7 9-34 16-68 25-101 16 0 31 0 47 0 35 0 42 21 42 34 0 6-3 18-5 27-3 11-7 25-7 33 0 41 47 41 52 41 33 0 46-38 46-44 0-5-3-3-4-5-3 0-4 3-6 5-9 29-26 35-35 35-12 0-15-7-15-23 0-12 2-31 4-44 0-5 1-13 1-18 0-30-26-40-36-44z"><text:p/></draw:path><draw:path draw:style-name="gr3" draw:text-style-name="P6" svg:width="0.0693in" svg:height="0.0681in" svg:x="0.6354in" svg:y="0.0382in" svg:viewBox="0 0 177 174" svg:d="M129 25c-7-14-18-25-35-25-46 0-94 57-94 113 0 35 21 61 52 61 7 0 26-2 50-29 3 16 17 29 35 29 14 0 23-9 28-21 7-15 12-37 12-38 0-3-3-3-4-3-5 0-5 1-6 7-6 24-13 46-29 46-10 0-11-10-11-18 0-7 0-10 4-27 4-16 6-20 9-34 4-19 10-37 14-54 2-11 2-12 2-13 0-7-4-11-11-11-10 0-15 8-16 17zM103 125c-1 7-1 8-7 13-17 21-33 27-43 27-20 0-25-21-25-35 0-19 12-66 20-84 13-23 30-37 46-37 25 0 30 32 30 34s-1 4-1 6c-6 26-13 51-20 76z"><text:p/></draw:path></draw:g></text:span><text:span text:style-name="T52"><text:s/>ו</text:span>לפי טרנזיטיביות יחס השקילות <draw:g text:anchor-type="as-char" svg:y="-0.1063in" draw:z-index="359" draw:name="Shape365" draw:style-name="gr1"><svg:title>TexMaths</svg:title><svg:desc>11§display§R§svg§600§FALSE§</svg:desc><draw:path draw:style-name="gr2" draw:text-style-name="P5" svg:width="0.098in" svg:height="0.0906in" svg:x="0.0024in" svg:y="0.0071in" svg:viewBox="0 0 250 231" svg:d="M0 0c84 0 166 0 250 0 0 77 0 154 0 231-84 0-166 0-250 0 0-77 0-154 0-231z"><text:p/></draw:path><draw:path draw:style-name="gr3" draw:text-style-name="P6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, נסיק <draw:g text:anchor-type="as-char" svg:y="-0.1083in" draw:z-index="360" draw:name="Shape366" draw:style-name="gr1"><svg:title>TexMaths</svg:title><svg:desc>11§display§xRb§svg§600§FALSE§</svg:desc><draw:path draw:style-name="gr2" draw:text-style-name="P5" svg:width="0.2496in" svg:height="0.0921in" svg:x="0.0039in" svg:y="0.0079in" svg:viewBox="0 0 635 235" svg:d="M0 0c212 0 423 0 635 0 0 78 0 157 0 235-212 0-423 0-635 0 0-78 0-157 0-235z"><text:p/></draw:path><draw:path draw:style-name="gr3" draw:text-style-name="P6" svg:width="0.0752in" svg:height="0.0681in" svg:x="0.0004in" svg:y="0.0382in" svg:viewBox="0 0 192 174" svg:d="M118 54c2-10 11-45 38-45 2 0 11 0 19 5-10 1-18 11-18 21 0 6 4 13 15 13 8 0 20-6 20-23 0-20-23-25-36-25-22 0-35 21-41 30-8-26-29-30-40-30-41 0-63 51-63 59 0 5 3 3 4 5 4 0 5-1 6-5 13-40 38-50 52-50 6 0 21 3 21 26 0 11-7 38-21 91-7 23-20 39-38 39-2 0-11 0-18-5 9-2 17-9 17-20 0-10-8-13-14-13-11 0-21 10-21 21 0 18 20 26 36 26 26 0 40-27 41-29 4 13 19 29 42 29 39 0 61-49 61-59 0-3-3-3-4-3-3 0-4 1-6 4-12 40-38 49-50 49-16 0-22-12-22-25 0-7 2-16 6-33 5-18 9-36 14-53z"><text:p/></draw:path><draw:path draw:style-name="gr3" draw:text-style-name="P6" svg:width="0.1079in" svg:height="0.1059in" svg:x="0.0894in" svg:y="0.002in" svg:viewBox="0 0 275 270" svg:d="M129 26c2-8 3-13 11-14 3 0 15 0 23 0 27 0 70 0 70 37 0 14-7 41-21 55-10 10-31 23-66 23-14 0-28 0-43 0 9-34 17-68 26-101zM184 132c39-9 85-35 85-75 0-33-35-57-85-57-38 0-74 0-110 0-8 0-11 0-11 8 0 4 3 4 11 4 1 0 7 0 14 0 7 1 11 1 11 7 0 1-1 2-2 7-18 68-34 138-52 206-3 15-4 17-35 17-7 0-10 0-10 8 0 4 4 4 5 4 11 0 38-1 49-1s38 1 48 1c4 0 8 0 8-7 0-5-3-5-10-5-14 0-25 0-25-6 0-2 1-5 1-7 9-34 16-68 25-101 16 0 31 0 46 0 36 0 42 21 42 34 0 6-3 18-5 27-3 11-6 25-6 33 0 41 46 41 51 41 33 0 46-38 46-44 0-5-3-3-5-5-3 0-4 3-5 5-9 29-25 35-34 35-13 0-16-7-16-23 0-12 3-31 4-44 1-5 1-13 1-18 0-30-25-40-36-44z"><text:p/></draw:path><draw:path draw:style-name="gr3" draw:text-style-name="P6" svg:width="0.0555in" svg:height="0.1059in" svg:x="0.2059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text:s/>כדרוש. </text:p>
            </text:list-item>
            <text:list-item>
              <text:p text:style-name="P76">יהי <draw:g text:anchor-type="as-char" svg:y="-0.1134in" draw:z-index="361" draw:name="Shape367" draw:style-name="gr1"><svg:title>TexMaths</svg:title><svg:desc>11§display§x \in [b]_R§svg§600§FALSE§</svg:desc><draw:path draw:style-name="gr2" draw:text-style-name="P5" svg:width="0.4965in" svg:height="0.1358in" svg:x="0.0039in" svg:y="0.0071in" svg:viewBox="0 0 1262 346" svg:d="M632 346c-211 0-421 0-632 0 0-116 0-230 0-346 421 0 841 0 1262 0 0 116 0 230 0 346-210 0-420 0-630 0z"><text:p/></draw:path><draw:path draw:style-name="gr3" draw:text-style-name="P6" svg:width="0.0752in" svg:height="0.0685in" svg:x="0.0004in" svg:y="0.0453in" svg:viewBox="0 0 192 175" svg:d="M119 54c2-10 11-45 37-45 2 0 11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3" draw:text-style-name="P6" svg:width="0.0752in" svg:height="0.087in" svg:x="0.1382in" svg:y="0.0307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3" draw:text-style-name="P6" svg:width="0.0205in" svg:height="0.1512in" svg:x="0.2866in" svg:y="0in" svg:viewBox="0 0 53 385" svg:d="M53 385c0-5 0-10 0-15-12 0-26 0-38 0 0-118 0-237 0-355 12 0 26 0 38 0 0-5 0-9 0-15-18 0-35 0-53 0 0 129 0 257 0 385 18 0 35 0 53 0z"><text:p/></draw:path><draw:path draw:style-name="gr3" draw:text-style-name="P6" svg:width="0.0559in" svg:height="0.1063in" svg:x="0.3177in" svg:y="0.0071in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205in" svg:height="0.1512in" svg:x="0.3791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426in" svg:y="0.0634in" svg:viewBox="0 0 210 190" svg:d="M92 19c1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7 0 6 0 11 0 18 0 6 0 12 1 18 1 1 0 5 0 5-6 0-4-2-4-9-4-4 0-5 0-10-1-6 0-6-1-6-3 0-1 0-3 1-7 5-23 12-46 18-68 12 0 24 0 36 0 23 0 34 12 34 24 0 4-3 13-4 20-4 12-5 15-5 21 0 21 20 29 40 29 25 0 36-26 36-31 0-2-1-4-4-4-5 0-5 1-6 5-3 12-13 23-25 23-7 0-12-4-12-18 0-6 2-22 3-28 1-8 1-10 1-13s0-12-8-19c-5-7-13-10-18-13z"><text:p/></draw:path></draw:g>, ונסיק <draw:g text:anchor-type="as-char" svg:y="-0.1083in" draw:z-index="362" draw:name="Shape368" draw:style-name="gr1"><svg:title>TexMaths</svg:title><svg:desc>11§display§xRb§svg§600§FALSE§</svg:desc><draw:path draw:style-name="gr2" draw:text-style-name="P5" svg:width="0.2496in" svg:height="0.0921in" svg:x="0.0039in" svg:y="0.0079in" svg:viewBox="0 0 635 235" svg:d="M0 0c212 0 423 0 635 0 0 78 0 157 0 235-212 0-423 0-635 0 0-78 0-157 0-235z"><text:p/></draw:path><draw:path draw:style-name="gr3" draw:text-style-name="P6" svg:width="0.0752in" svg:height="0.0681in" svg:x="0.0004in" svg:y="0.0382in" svg:viewBox="0 0 192 174" svg:d="M118 54c2-10 11-45 38-45 2 0 11 0 19 5-10 1-18 11-18 21 0 6 4 13 15 13 8 0 20-6 20-23 0-20-23-25-36-25-22 0-35 21-41 30-8-26-29-30-40-30-41 0-63 51-63 59 0 5 3 3 4 5 4 0 5-1 6-5 13-40 38-50 52-50 6 0 21 3 21 26 0 11-7 38-21 91-7 23-20 39-38 39-2 0-11 0-18-5 9-2 17-9 17-20 0-10-8-13-14-13-11 0-21 10-21 21 0 18 20 26 36 26 26 0 40-27 41-29 4 13 19 29 42 29 39 0 61-49 61-59 0-3-3-3-4-3-3 0-4 1-6 4-12 40-38 49-50 49-16 0-22-12-22-25 0-7 2-16 6-33 5-18 9-36 14-53z"><text:p/></draw:path><draw:path draw:style-name="gr3" draw:text-style-name="P6" svg:width="0.1079in" svg:height="0.1059in" svg:x="0.0894in" svg:y="0.002in" svg:viewBox="0 0 275 270" svg:d="M129 26c2-8 3-13 11-14 3 0 15 0 23 0 27 0 70 0 70 37 0 14-7 41-21 55-10 10-31 23-66 23-14 0-28 0-43 0 9-34 17-68 26-101zM184 132c39-9 85-35 85-75 0-33-35-57-85-57-38 0-74 0-110 0-8 0-11 0-11 8 0 4 3 4 11 4 1 0 7 0 14 0 7 1 11 1 11 7 0 1-1 2-2 7-18 68-34 138-52 206-3 15-4 17-35 17-7 0-10 0-10 8 0 4 4 4 5 4 11 0 38-1 49-1s38 1 48 1c4 0 8 0 8-7 0-5-3-5-10-5-14 0-25 0-25-6 0-2 1-5 1-7 9-34 16-68 25-101 16 0 31 0 46 0 36 0 42 21 42 34 0 6-3 18-5 27-3 11-6 25-6 33 0 41 46 41 51 41 33 0 46-38 46-44 0-5-3-3-5-5-3 0-4 3-5 5-9 29-25 35-34 35-13 0-16-7-16-23 0-12 3-31 4-44 1-5 1-13 1-18 0-30-25-40-36-44z"><text:p/></draw:path><draw:path draw:style-name="gr3" draw:text-style-name="P6" svg:width="0.0555in" svg:height="0.1059in" svg:x="0.2059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. נוכיח <draw:g text:anchor-type="as-char" svg:y="-0.1134in" draw:z-index="363" draw:name="Shape369" draw:style-name="gr1"><svg:title>TexMaths</svg:title><svg:desc>11§display§x \in [a]_R§svg§600§FALSE§</svg:desc><draw:path draw:style-name="gr2" draw:text-style-name="P5" svg:width="0.5114in" svg:height="0.1358in" svg:x="0.0039in" svg:y="0.0071in" svg:viewBox="0 0 1300 346" svg:d="M651 346c-218 0-434 0-651 0 0-116 0-230 0-346 433 0 867 0 1300 0 0 116 0 230 0 346-216 0-433 0-649 0z"><text:p/></draw:path><draw:path draw:style-name="gr3" draw:text-style-name="P6" svg:width="0.0752in" svg:height="0.0685in" svg:x="0.0004in" svg:y="0.0453in" svg:viewBox="0 0 192 175" svg:d="M119 54c2-10 11-45 37-45 2 0 11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3" draw:text-style-name="P6" svg:width="0.0752in" svg:height="0.087in" svg:x="0.1382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6" svg:width="0.0205in" svg:height="0.1512in" svg:x="0.2866in" svg:y="0in" svg:viewBox="0 0 53 385" svg:d="M53 385c0-5 0-10 0-15-12 0-26 0-38 0 0-118 0-237 0-355 12 0 26 0 38 0 0-5 0-9 0-15-18 0-35 0-53 0 0 129 0 257 0 385 18 0 35 0 53 0z"><text:p/></draw:path><draw:path draw:style-name="gr3" draw:text-style-name="P6" svg:width="0.0693in" svg:height="0.0685in" svg:x="0.3169in" svg:y="0.0453in" svg:viewBox="0 0 177 175" svg:d="M129 25c-7-14-19-25-36-25-46 0-93 57-93 113 0 37 21 62 52 62 7 0 26-1 49-29 3 16 17 29 35 29 14 0 23-9 29-21 6-14 12-37 12-38 0-4-3-4-4-4-5 0-5 1-6 7-7 25-14 47-30 47-11 0-12-10-12-17 0-9 1-11 6-29 4-17 4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205in" svg:height="0.1512in" svg:x="0.3941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4406in" svg:y="0.0634in" svg:viewBox="0 0 211 190" svg:d="M93 19c2-8 3-8 8-9 6 0 12 0 18 0 25 0 56 0 56 27 0 11-6 29-18 39-11 8-27 12-46 12-12 0-23 0-35 0 5-23 12-46 17-69zM142 92c32-7 60-26 60-50 0-23-27-42-66-42-27 0-56 0-83 0-5 0-9 0-9 7 0 3 3 3 9 3 3 0 5 0 11 0 5 1 5 1 5 4s0 3-1 6c-12 48-23 96-35 144-2 9-3 11-24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8-19c-5-7-13-10-18-13z"><text:p/></draw:path></draw:g>, ובאופן שקול נוכיח <draw:g text:anchor-type="as-char" svg:y="-0.1063in" draw:z-index="364" draw:name="Shape370" draw:style-name="gr1"><svg:title>TexMaths</svg:title><svg:desc>11§display§xRa§svg§600§FALSE§</svg:desc><draw:path draw:style-name="gr2" draw:text-style-name="P5" svg:width="0.2618in" svg:height="0.0906in" svg:x="0.0039in" svg:y="0.0071in" svg:viewBox="0 0 666 231" svg:d="M0 0c222 0 445 0 666 0 0 77 0 154 0 231-221 0-444 0-666 0 0-77 0-154 0-231z"><text:p/></draw:path><draw:path draw:style-name="gr3" draw:text-style-name="P6" svg:width="0.0752in" svg:height="0.0681in" svg:x="0.0004in" svg:y="0.0362in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3" draw:text-style-name="P6" svg:width="0.1075in" svg:height="0.1063in" svg:x="0.089in" svg:y="0in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3" draw:text-style-name="P6" svg:width="0.0693in" svg:height="0.0681in" svg:x="0.2043in" svg:y="0.0362in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. מתוך ההנחה, <draw:g text:anchor-type="as-char" svg:y="-0.1083in" draw:z-index="365" draw:name="Shape371" draw:style-name="gr1"><svg:title>TexMaths</svg:title><svg:desc>11§display§aRb§svg§600§FALSE§</svg:desc><draw:path draw:style-name="gr2" draw:text-style-name="P5" svg:width="0.2433in" svg:height="0.0921in" svg:x="0.0024in" svg:y="0.0079in" svg:viewBox="0 0 619 235" svg:d="M0 0c207 0 412 0 619 0 0 78 0 157 0 235-207 0-412 0-619 0 0-78 0-157 0-235z"><text:p/></draw:path><draw:path draw:style-name="gr3" draw:text-style-name="P6" svg:width="0.0693in" svg:height="0.0681in" svg:x="0.0004in" svg:y="0.0382in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3" draw:text-style-name="P6" svg:width="0.1079in" svg:height="0.1059in" svg:x="0.0811in" svg:y="0.002in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3" draw:text-style-name="P6" svg:width="0.0555in" svg:height="0.1059in" svg:x="0.198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, ולכן לפי טרנזיטיביות יחס השקילות <draw:g text:anchor-type="as-char" svg:y="-0.1063in" draw:z-index="366" draw:name="Shape372" draw:style-name="gr1"><svg:title>TexMaths</svg:title><svg:desc>11§display§R§svg§600§FALSE§</svg:desc><draw:path draw:style-name="gr2" draw:text-style-name="P5" svg:width="0.098in" svg:height="0.0906in" svg:x="0.0024in" svg:y="0.0071in" svg:viewBox="0 0 250 231" svg:d="M0 0c84 0 166 0 250 0 0 77 0 154 0 231-84 0-166 0-250 0 0-77 0-154 0-231z"><text:p/></draw:path><draw:path draw:style-name="gr3" draw:text-style-name="P6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/>נסיק <draw:g text:anchor-type="as-char" svg:y="-0.1063in" draw:z-index="367" draw:name="Shape373" draw:style-name="gr1"><svg:title>TexMaths</svg:title><svg:desc>11§display§xRa§svg§600§FALSE§</svg:desc><draw:path draw:style-name="gr2" draw:text-style-name="P5" svg:width="0.2618in" svg:height="0.0906in" svg:x="0.0039in" svg:y="0.0071in" svg:viewBox="0 0 666 231" svg:d="M0 0c222 0 445 0 666 0 0 77 0 154 0 231-221 0-444 0-666 0 0-77 0-154 0-231z"><text:p/></draw:path><draw:path draw:style-name="gr3" draw:text-style-name="P6" svg:width="0.0752in" svg:height="0.0681in" svg:x="0.0004in" svg:y="0.0362in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3" draw:text-style-name="P6" svg:width="0.1075in" svg:height="0.1063in" svg:x="0.089in" svg:y="0in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3" draw:text-style-name="P6" svg:width="0.0693in" svg:height="0.0681in" svg:x="0.2043in" svg:y="0.0362in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<text:s/><text:span text:style-name="T52">כדרוש. </text:span></text:p>
            </text:list-item>
          </text:list>
        </text:list-item>
        <text:list-item>
          <text:p text:style-name="P77">iii <text:span text:style-name="T49">גורר i: </text:span><text:span text:style-name="T53">נניח </text:span><text:span text:style-name="T53"><draw:g text:anchor-type="as-char" svg:y="-0.1134in" draw:z-index="369" draw:name="Shape374" draw:style-name="gr1"><svg:title>TexMaths</svg:title><svg:desc>11§display§[a]_R = [b]_R§svg§600§FALSE§</svg:desc><draw:path draw:style-name="gr2" draw:text-style-name="P5" svg:width="0.6909in" svg:height="0.1354in" svg:x="0.0004in" svg:y="0.0071in" svg:viewBox="0 0 1756 345" svg:d="M0 0c585 0 1171 0 1756 0 0 115 0 230 0 345-585 0-1171 0-1756 0 0-115 0-230 0-345z"><text:p/></draw:path><draw:path draw:style-name="gr3" draw:text-style-name="P6" svg:width="0.0209in" svg:height="0.1508in" svg:x="0.0102in" svg:y="0in" svg:viewBox="0 0 54 384" svg:d="M54 384c0-5 0-10 0-15-13 0-25 0-39 0 0-118 0-236 0-354 14 0 26 0 39 0 0-5 0-9 0-15-18 0-36 0-54 0 0 128 0 257 0 384 18 0 36 0 54 0z"><text:p/></draw:path><draw:path draw:style-name="gr3" draw:text-style-name="P6" svg:width="0.0689in" svg:height="0.0681in" svg:x="0.0413in" svg:y="0.0453in" svg:viewBox="0 0 176 174" svg:d="M129 24c-8-14-19-24-37-24-45 0-92 56-92 112 0 37 21 62 51 62 7 0 27-1 50-29 3 17 17 29 35 29 14 0 22-9 29-21 7-14 11-37 11-38 0-4-3-4-4-4-4 0-5 1-6 7-7 25-13 48-29 48-11 0-12-10-12-17 0-9 1-12 6-29 4-17 4-21 8-35 4-19 9-37 14-54 2-11 2-11 2-13 0-7-4-10-11-10-9 0-14 9-15 16zM103 124c-2 7-2 8-7 15-18 21-33 27-44 27-20 0-25-22-25-36 0-20 13-67 21-85 12-23 30-37 45-37 25 0 30 32 30 34s0 4-1 6c-7 26-12 51-19 76z"><text:p/></draw:path><draw:path draw:style-name="gr3" draw:text-style-name="P6" svg:width="0.0205in" svg:height="0.1508in" svg:x="0.1185in" svg:y="0in" svg:viewBox="0 0 53 384" svg:d="M53 0c-18 0-35 0-53 0 0 6 0 10 0 15 12 0 25 0 37 0 0 118 0 236 0 354-12 0-25 0-37 0 0 5 0 10 0 15 18 0 35 0 53 0 0-127 0-256 0-384z"><text:p/></draw:path><draw:path draw:style-name="gr3" draw:text-style-name="P6" svg:width="0.0823in" svg:height="0.074in" svg:x="0.165in" svg:y="0.0634in" svg:viewBox="0 0 210 189" svg:d="M92 19c3-8 4-9 9-10 6 0 12 0 18 0 25 0 56 0 56 28 0 11-6 28-18 38-12 9-28 13-47 13-11 0-23 0-34 0 5-23 11-46 16-69zM142 92c32-7 60-27 60-51 0-23-27-41-67-41-27 0-55 0-82 0-6 0-9 0-9 6 0 3 3 3 9 3 3 0 5 0 10 1 5 0 6 1 6 3 0 1 0 2-1 7-12 47-24 95-36 143-2 9-2 11-23 11-6 0-9 0-9 5 0 4 2 5 4 5 6 0 11-1 17-1 5 0 13 0 19 0 5 0 9 0 16 0 6 0 13 1 19 1 1 0 5 0 5-6 0-4-2-4-9-4-4 0-5 0-9 0-7-1-7-2-7-4 0-3 0-3 1-6 6-23 12-46 18-68 12 0 24 0 36 0 23 0 33 11 33 24 0 3-2 12-3 19-4 12-5 16-5 21 0 21 20 29 40 29 25 0 35-26 35-32-1-1 0-3-4-3s-4 2-5 5c-4 12-14 23-25 23-7 0-12-4-12-18 0-7 1-21 2-27 1-8 1-10 1-14 0-3 0-12-6-20-6-5-14-8-19-11z"><text:p/></draw:path><draw:path draw:style-name="gr3" draw:text-style-name="P6" svg:width="0.1008in" svg:height="0.035in" svg:x="0.307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205in" svg:height="0.1508in" svg:x="0.4776in" svg:y="0in" svg:viewBox="0 0 53 384" svg:d="M53 384c0-5 0-10 0-15-12 0-26 0-38 0 0-118 0-236 0-354 12 0 26 0 38 0 0-5 0-9 0-15-18 0-35 0-53 0 0 128 0 257 0 384 18 0 35 0 53 0z"><text:p/></draw:path><draw:path draw:style-name="gr3" draw:text-style-name="P6" svg:width="0.0559in" svg:height="0.1059in" svg:x="0.5087in" svg:y="0.0071in" svg:viewBox="0 0 143 270" svg:d="M75 3c-2-1 0-3-6-3-9 0-36 2-46 3-3 0-8 1-8 8 0 4 4 4 9 4 19 0 20 4 20 7s-3 17-6 24c-11 42-20 84-31 126-5 20-7 24-7 37 0 38 21 61 49 61 47 0 94-58 94-111 0-36-21-62-52-62-17 0-34 11-45 23 10-40 19-78 29-117zM38 150c3-9 3-10 6-15 19-24 36-30 46-30 14 0 24 12 24 36 0 23-12 66-18 81-14 26-31 40-47 40-13 0-25-11-25-40 0-6 0-14 6-37 3-12 5-24 8-35z"><text:p/></draw:path><draw:path draw:style-name="gr3" draw:text-style-name="P6" svg:width="0.0209in" svg:height="0.1508in" svg:x="0.5701in" svg:y="0in" svg:viewBox="0 0 54 384" svg:d="M54 0c-18 0-36 0-54 0 0 6 0 10 0 15 13 0 25 0 38 0 0 118 0 236 0 354-13 0-25 0-38 0 0 5 0 10 0 15 18 0 36 0 54 0 0-127 0-256 0-384z"><text:p/></draw:path><draw:path draw:style-name="gr3" draw:text-style-name="P6" svg:width="0.0823in" svg:height="0.074in" svg:x="0.6169in" svg:y="0.0634in" svg:viewBox="0 0 210 189" svg:d="M92 19c3-8 3-9 8-10 6 0 12 0 18 0 25 0 56 0 56 28 0 11-5 28-18 38-11 9-27 13-46 13-12 0-23 0-35 0 5-23 12-46 17-69zM141 92c33-7 61-27 61-51 0-23-27-41-67-41-27 0-56 0-83 0-5 0-8 0-8 6 0 3 3 3 8 3 1 0 5 0 11 1 5 0 5 1 5 3 0 1 0 2-1 7-12 47-23 95-35 143-2 9-3 11-24 11-5 0-8 0-8 5 0 4 1 5 4 5 5 0 11-1 17-1 5 0 13 0 17 0 6 0 13 0 18 0 6 0 12 1 18 1 2 0 6 0 6-6 0-4-3-4-10-4-4 0-5 0-10 0-5-1-5-2-5-4 0-3 0-3 1-6 6-23 11-46 17-68 12 0 25 0 37 0 23 0 33 11 33 24 0 3-2 12-4 19-4 12-5 16-5 21 0 21 20 29 41 29 24 0 35-26 35-32-1-1 0-3-4-3s-5 2-6 5c-3 12-13 23-24 23-8 0-13-4-13-18 0-7 2-21 3-27 1-8 1-10 1-14 0-3 0-12-8-20-5-5-12-8-18-11z"><text:p/></draw:path></draw:g></text:span><text:span text:style-name="T53">, ונוכיח </text:span><text:span text:style-name="T53"><draw:g text:anchor-type="as-char" svg:y="-0.1083in" draw:z-index="370" draw:name="Shape375" draw:style-name="gr1"><svg:title>TexMaths</svg:title><svg:desc>11§display§aRb§svg§600§FALSE§</svg:desc><draw:path draw:style-name="gr2" draw:text-style-name="P5" svg:width="0.2433in" svg:height="0.0921in" svg:x="0.0024in" svg:y="0.0079in" svg:viewBox="0 0 619 235" svg:d="M0 0c207 0 412 0 619 0 0 78 0 157 0 235-207 0-412 0-619 0 0-78 0-157 0-235z"><text:p/></draw:path><draw:path draw:style-name="gr3" draw:text-style-name="P6" svg:width="0.0693in" svg:height="0.0681in" svg:x="0.0004in" svg:y="0.0382in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3" draw:text-style-name="P6" svg:width="0.1079in" svg:height="0.1059in" svg:x="0.0811in" svg:y="0.002in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3" draw:text-style-name="P6" svg:width="0.0555in" svg:height="0.1059in" svg:x="0.198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53">. באופן שקול להנחה, לכל </text:span><text:span text:style-name="T53"><draw:g text:anchor-type="as-char" svg:y="-0.0681in" draw:z-index="371" draw:name="Shape376" draw:style-name="gr1"><svg:title>TexMaths</svg:title><svg:desc>11§display§x§svg§600§FALSE§</svg:desc><draw:path draw:style-name="gr2" draw:text-style-name="P5" svg:width="0.0634in" svg:height="0.052in" svg:x="0.0039in" svg:y="0.0071in" svg:viewBox="0 0 162 133" svg:d="M0 0c54 0 108 0 162 0 0 44 0 89 0 133-54 0-108 0-162 0 0-44 0-89 0-133z"><text:p/></draw:path><draw:path draw:style-name="gr3" draw:text-style-name="P6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53"><text:s/>מתקיים </text:span><text:span text:style-name="T53"><draw:g text:anchor-type="as-char" svg:y="-0.1083in" draw:z-index="372" draw:name="Shape377" draw:style-name="gr1"><svg:title>TexMaths</svg:title><svg:desc>11§display§xRa \siff xRb§svg§600§FALSE§</svg:desc><draw:path draw:style-name="gr2" draw:text-style-name="P5" svg:width="0.8976in" svg:height="0.0921in" svg:x="0.0039in" svg:y="0.0079in" svg:viewBox="0 0 2281 235" svg:d="M0 0c760 0 1521 0 2281 0 0 78 0 157 0 235-760 0-1521 0-2281 0 0-78 0-157 0-235z"><text:p/></draw:path><draw:path draw:style-name="gr3" draw:text-style-name="P6" svg:width="0.0756in" svg:height="0.0681in" svg:x="0.0004in" svg:y="0.0382in" svg:viewBox="0 0 193 174" svg:d="M118 54c2-10 12-45 38-45 2 0 11 0 20 5-11 1-19 11-19 21 0 6 5 13 15 13 8 0 21-6 21-23 0-20-24-25-37-25-22 0-35 21-39 30-10-26-31-30-42-30-41 0-63 51-63 59 0 5 3 3 4 5 4 0 5-1 6-5 13-40 39-50 52-50 7 0 21 3 21 26 0 11-7 38-21 91-7 23-20 39-37 39-3 0-12 0-19-5 10-2 18-9 18-20 0-10-8-13-14-13-12 0-22 10-22 21 0 18 20 26 36 26 26 0 40-27 41-29 4 13 19 29 42 29 39 0 61-49 61-59 0-3-3-3-4-3-3 0-4 1-5 4-13 40-39 49-51 49-15 0-22-12-22-25 0-7 3-16 7-33 4-18 8-36 13-53z"><text:p/></draw:path><draw:path draw:style-name="gr3" draw:text-style-name="P6" svg:width="0.1083in" svg:height="0.1059in" svg:x="0.0894in" svg:y="0.002in" svg:viewBox="0 0 276 270" svg:d="M129 26c3-8 4-13 11-14 3 0 16 0 24 0 27 0 70 0 70 37 0 14-6 40-22 55-10 9-29 23-65 23-14 0-28 0-42 0 7-34 16-68 24-101zM185 132c39-9 85-35 85-75 0-33-35-57-85-57-36 0-74 0-110 0-8 0-12 0-12 8 0 4 4 4 11 4 1 0 9 0 15 0 7 1 10 1 10 7 0 1 0 2-1 7-18 68-34 138-52 206-4 15-5 17-35 17-8 0-11 0-11 8 0 4 4 4 6 4 11 0 37-1 48-1 10 0 38 1 49 1 4 0 8 0 8-7 0-5-3-5-11-5-14 0-25 0-25-6 0-2 1-5 1-7 9-34 18-68 26-101 16 0 30 0 45 0 36 0 43 21 43 34 0 6-3 18-5 27-3 11-7 25-7 33 0 41 46 41 52 41 33 0 46-38 46-44 0-5-3-3-4-5-4 0-5 3-6 5-10 29-26 35-35 35-12 0-15-7-15-23 0-12 2-31 4-44 0-5 1-13 1-18 0-30-25-40-36-44z"><text:p/></draw:path><draw:path draw:style-name="gr3" draw:text-style-name="P6" svg:width="0.0693in" svg:height="0.0681in" svg:x="0.2059in" svg:y="0.0382in" svg:viewBox="0 0 177 174" svg:d="M129 25c-7-14-18-25-35-25-46 0-94 57-94 113 0 35 22 61 52 61 7 0 27-2 50-29 3 16 17 29 35 29 14 0 23-9 29-21 7-15 11-37 11-38 0-3-3-3-4-3-5 0-5 1-6 7-6 24-13 46-30 46-9 0-10-10-10-18 0-7-1-10 4-27 4-16 5-20 9-34 4-19 10-37 14-54 2-11 2-12 2-13 0-7-4-11-11-11-9 0-15 8-16 17zM103 125c-1 7-1 8-7 13-17 21-32 27-43 27-20 0-25-21-25-35 0-19 12-66 21-84 11-23 29-37 45-37 25 0 30 32 30 34s-1 4-1 6c-6 26-13 51-20 76z"><text:p/></draw:path><draw:path draw:style-name="gr3" draw:text-style-name="P6" svg:width="0.1346in" svg:height="0.0783in" svg:x="0.3307in" svg:y="0.0283in" svg:viewBox="0 0 343 200" svg:d="M329 109c8 0 14 0 14-8s-6-8-14-8c-96 0-191 0-287 0 22-16 32-31 35-37 18-26 21-51 21-52 0-4-6-4-8-4-6 0-7 1-9 8-8 38-31 70-75 88-4 1-6 2-6 5 0 2 2 3 6 4 40 17 66 47 75 89 2 5 3 6 9 6 2 0 8 0 8-4 0-2-5-26-20-51-8-11-19-24-36-36 96 0 191 0 287 0z"><text:p/></draw:path><draw:path draw:style-name="gr3" draw:text-style-name="P6" svg:width="0.1346in" svg:height="0.0783in" svg:x="0.4571in" svg:y="0.0283in" svg:viewBox="0 0 343 200" svg:d="M301 109c-20 15-32 31-34 35-17 27-14 35-21 52 0 4 5 4 8 4 7 0 7-1 9-8 9-37 31-69 75-87 4-1 5-2 5-4 0-3-1-3-2-4-18-7-64-27-79-92-1-4-1-5-8-5-3 0-8 0-8 4 0 1 4 26 20 52 8 11 19 24 35 37-95 0-191 0-287 0-6 0-14 0-14 8s8 8 14 8c96 0 192 0 287 0z"><text:p/></draw:path><draw:path draw:style-name="gr3" draw:text-style-name="P6" svg:width="0.0756in" svg:height="0.0681in" svg:x="0.6476in" svg:y="0.0382in" svg:viewBox="0 0 193 174" svg:d="M118 54c2-10 12-45 38-45 2 0 11 0 20 5-11 1-19 11-19 21 0 6 5 13 15 13 8 0 21-6 21-23 0-20-24-25-37-25-22 0-35 21-39 30-10-26-31-30-42-30-41 0-63 51-63 59 0 5 3 3 4 5 4 0 5-1 6-5 13-40 39-50 52-50 7 0 21 3 21 26 0 11-7 38-21 91-7 23-20 39-37 39-3 0-12 0-19-5 10-2 18-9 18-20 0-10-8-13-14-13-12 0-22 10-22 21 0 18 20 26 36 26 26 0 40-27 41-29 4 13 19 29 42 29 39 0 61-49 61-59 0-3-3-3-4-3-3 0-4 1-5 4-13 40-39 49-51 49-15 0-22-12-22-25 0-7 3-16 7-33 4-18 8-36 13-53z"><text:p/></draw:path><draw:path draw:style-name="gr3" draw:text-style-name="P6" svg:width="0.1083in" svg:height="0.1059in" svg:x="0.7362in" svg:y="0.002in" svg:viewBox="0 0 276 270" svg:d="M130 26c2-8 3-13 10-14 4 0 16 0 24 0 27 0 70 0 70 37 0 14-6 41-22 55-10 10-29 23-65 23-14 0-28 0-42 0 8-34 16-68 25-101zM185 132c39-9 85-35 85-75 0-33-35-57-85-57-36 0-74 0-110 0-8 0-12 0-12 8 0 4 4 4 11 4 1 0 9 0 15 0 7 1 10 1 10 7 0 1 0 2-1 7-18 68-34 138-52 206-4 15-5 17-35 17-8 0-11 0-11 8 0 4 4 4 6 4 11 0 37-1 48-1 10 0 38 1 49 1 4 0 8 0 8-7 0-5-3-5-11-5-14 0-25 0-25-6 0-2 1-5 1-7 9-34 18-68 26-101 16 0 30 0 45 0 36 0 43 21 43 34 0 6-3 18-5 27-3 11-7 25-7 33 0 41 46 41 52 41 33 0 46-38 46-44 0-5-3-3-4-5-4 0-5 3-6 5-10 29-26 35-35 35-12 0-15-7-15-23 0-12 2-31 4-44 0-5 1-13 1-18 0-30-25-40-36-44z"><text:p/></draw:path><draw:path draw:style-name="gr3" draw:text-style-name="P6" svg:width="0.0555in" svg:height="0.1059in" svg:x="0.8539in" svg:y="0in" svg:viewBox="0 0 142 270" svg:d="M74 4c-1-1 0-4-5-4-8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53">. נפלג למקרים: אם </text:span><text:span text:style-name="T53"><draw:g text:anchor-type="as-char" svg:y="-0.1083in" draw:z-index="373" draw:name="Shape378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53"><text:s/>קבוצה ריקה, אז </text:span><text:span text:style-name="T53"><draw:g text:anchor-type="as-char" svg:y="-0.1161in" draw:z-index="374" draw:name="Shape379" draw:style-name="gr1"><svg:title>TexMaths</svg:title><svg:desc>11§display§a, b \in A = \emptyset§svg§600§FALSE§</svg:desc><draw:path draw:style-name="gr2" draw:text-style-name="P5" svg:width="0.7689in" svg:height="0.1303in" svg:x="0.0024in" svg:y="0.0071in" svg:viewBox="0 0 1954 332" svg:d="M977 332c-326 0-651 0-977 0 0-111 0-221 0-332 651 0 1303 0 1954 0 0 111 0 221 0 332-326 0-651 0-977 0z"><text:p/></draw:path><draw:path draw:style-name="gr3" draw:text-style-name="P6" svg:width="0.0693in" svg:height="0.0685in" svg:x="0.0004in" svg:y="0.05in" svg:viewBox="0 0 177 175" svg:d="M129 24c-7-14-18-24-35-24-46 0-94 57-94 113 0 37 22 62 52 62 7 0 27-1 50-29 3 16 17 29 36 29 13 0 22-9 28-21 7-14 11-37 11-39 0-4-3-4-4-4-5 0-5 2-6 8-6 25-13 47-29 47-10 0-11-10-11-18s0-11 4-28 5-20 9-34c4-19 10-37 14-55 2-10 2-11 2-13 0-6-4-10-11-10-9 0-15 8-16 16zM103 124c-1 8-1 8-7 15-17 22-32 27-43 27-20 0-25-21-25-36 0-19 12-66 22-85 11-22 28-36 44-36 25 0 30 31 30 34 0 2-1 4-1 6-6 25-13 50-20 75z"><text:p/></draw:path><draw:path draw:style-name="gr3" draw:text-style-name="P6" svg:width="0.0173in" svg:height="0.0449in" svg:x="0.0878in" svg:y="0.1008in" svg:viewBox="0 0 45 115" svg:d="M45 41c0-26-10-41-24-41-13 0-21 10-21 20 0 11 8 21 21 21 4 0 10-1 13-5 1-1 1-2 2-2 0 2 0 1 0 7 0 28-13 51-25 63-4 5-4 6-4 7 0 2 1 4 3 4 4 0 35-29 35-74z"><text:p/></draw:path><draw:path draw:style-name="gr3" draw:text-style-name="P6" svg:width="0.0555in" svg:height="0.1059in" svg:x="0.15in" svg:y="0.0118in" svg:viewBox="0 0 142 270" svg:d="M74 3c-2-1 0-3-6-3-9 0-36 2-46 3-3 0-8 1-8 8 0 4 4 4 9 4 19 0 20 4 20 7s-3 16-6 24c-11 42-20 84-31 126-5 19-6 26-6 38 0 36 20 60 48 60 47 0 94-57 94-112 0-35-21-61-52-61-17 0-33 11-45 23 10-40 19-78 29-117zM37 150c3-9 3-9 6-14 19-25 36-30 46-30 14 0 25 11 25 36 0 22-13 66-19 80-14 26-31 40-47 40-13 0-25-10-25-39 0-8 0-15 6-38 3-12 5-24 8-35z"><text:p/></draw:path><draw:path draw:style-name="gr3" draw:text-style-name="P6" svg:width="0.0756in" svg:height="0.087in" svg:x="0.263in" svg:y="0.0354in" svg:viewBox="0 0 193 222" svg:d="M179 119c7 0 14 0 14-8s-7-8-14-8c-55 0-109 0-164 0 5-51 50-88 104-88 20 0 41 0 60 0 7 0 14 0 14-7 0-8-7-8-14-8-21 0-40 0-61 0-66 0-118 49-118 111s52 111 118 111c21 0 40 0 61 0 7 0 14 0 14-8 0-7-7-7-14-7-19 0-40 0-60 0-54 0-99-37-104-88 55 0 109 0 164 0z"><text:p/></draw:path><draw:path draw:style-name="gr3" draw:text-style-name="P6" svg:width="0.1039in" svg:height="0.1079in" svg:x="0.3984in" svg:y="0.0071in" svg:viewBox="0 0 265 275" svg:d="M56 231c-15 25-31 31-47 32-5 1-9 1-9 7 0 3 2 5 6 5 9 0 22-1 33-1 13 0 26 1 38 1 2 0 8 0 8-8 0-3-4-4-7-4-9-1-17-4-17-13 0-5 2-9 5-15 10-16 20-33 30-48 32 0 65 0 97 0 0 8 5 59 5 64 0 11-20 12-27 12-6 0-9 0-9 7 0 5 3 4 4 5 17 0 33-1 49-1 9 0 34 1 44 1 2 0 6 0 6-8 0-4-3-4-9-4-23 0-23-2-24-13-8-81-16-161-24-241-1-8-1-9-8-9-5 0-7 2-10 7-45 74-89 149-134 224zM102 175c26-43 51-86 76-128 5 42 9 85 13 128-29 0-59 0-89 0z"><text:p/></draw:path><draw:path draw:style-name="gr3" draw:text-style-name="P6" svg:width="0.1004in" svg:height="0.035in" svg:x="0.5583in" svg:y="0.0598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6" svg:width="0.061in" svg:height="0.1283in" svg:x="0.7177in" svg:y="0in" svg:viewBox="0 0 156 327" svg:d="M131 8c0-5-3-8-8-8s-6 4-9 12c-4 15-1 2-5 18-4-3-17-8-31-8-22 0-47 11-61 41-16 32-17 66-17 102 0 24 0 92 33 123-9 30-9 30-9 31 0 4 4 8 8 8 5 0 7-4 9-13 5-15 1-2 5-17 9 5 21 9 31 9 44 0 61-37 68-55 10-28 11-59 11-86 0-29 0-92-34-124 3-11 6-22 9-33zM39 270c-14-27-14-73-14-109 0-32 0-59 6-83 8-36 30-47 47-47 8 0 18 2 28 10-22 77-45 154-67 229zM118 56c12 23 12 67 12 105 0 27 0 54-5 81-6 41-27 55-48 55-9 0-18-3-26-11 22-77 45-153 67-230z"><text:p/></draw:path></draw:g></text:span><text:span text:style-name="T53"><text:s/>ולכן סה"כ הטענה מתקיימת באופן ריק (כי </text:span><text:span text:style-name="T53"><draw:g text:anchor-type="as-char" svg:y="-0.1134in" draw:z-index="375" draw:name="Shape380" draw:style-name="gr1"><svg:title>TexMaths</svg:title><svg:desc>11§display§[a]_R§svg§600§FALSE§</svg:desc><draw:path draw:style-name="gr2" draw:text-style-name="P5" svg:width="0.2386in" svg:height="0.1354in" svg:x="0.0004in" svg:y="0.0071in" svg:viewBox="0 0 607 345" svg:d="M0 0c202 0 404 0 607 0 0 115 0 230 0 345-203 0-405 0-607 0 0-115 0-230 0-345z"><text:p/></draw:path><draw:path draw:style-name="gr3" draw:text-style-name="P6" svg:width="0.0205in" svg:height="0.1508in" svg:x="0.0102in" svg:y="0in" svg:viewBox="0 0 53 384" svg:d="M53 384c0-5 0-10 0-15-12 0-26 0-38 0 0-118 0-236 0-354 12 0 26 0 38 0 0-5 0-9 0-15-18 0-35 0-53 0 0 128 0 257 0 384 18 0 35 0 53 0z"><text:p/></draw:path><draw:path draw:style-name="gr3" draw:text-style-name="P6" svg:width="0.0689in" svg:height="0.0681in" svg:x="0.0409in" svg:y="0.0453in" svg:viewBox="0 0 176 174" svg:d="M127 24c-6-14-17-24-35-24-45 0-92 56-92 112 0 37 21 62 51 62 7 0 27-1 50-29 3 17 17 29 35 29 13 0 22-9 29-21 6-14 11-37 11-38 0-4-3-4-5-4-3 0-4 1-5 7-7 25-13 48-30 48-10 0-11-10-11-17 0-9 1-12 5-29s5-21 8-35c5-19 9-37 15-54 2-11 2-11 2-13 0-7-4-10-11-10-9 0-15 9-17 16zM103 124c-2 7-2 8-7 15-18 21-33 27-44 27-20 0-26-22-26-36 0-20 14-67 22-85 12-23 29-37 44-37 26 0 31 32 31 34s-1 4-1 6c-7 26-13 51-19 76z"><text:p/></draw:path><draw:path draw:style-name="gr3" draw:text-style-name="P6" svg:width="0.0205in" svg:height="0.1508in" svg:x="0.1185in" svg:y="0in" svg:viewBox="0 0 53 384" svg:d="M53 0c-18 0-35 0-53 0 0 6 0 10 0 15 12 0 25 0 37 0 0 118 0 236 0 354-12 0-25 0-37 0 0 5 0 10 0 15 18 0 35 0 53 0 0-127 0-256 0-384z"><text:p/></draw:path><draw:path draw:style-name="gr3" draw:text-style-name="P6" svg:width="0.0823in" svg:height="0.074in" svg:x="0.1646in" svg:y="0.0634in" svg:viewBox="0 0 210 189" svg:d="M92 19c3-8 3-9 9-10 6 0 11 0 17 0 25 0 56 0 56 28 0 11-5 28-18 38-11 9-27 13-46 13-12 0-23 0-35 0 5-23 12-46 17-69zM141 92c33-7 61-27 61-51 0-23-27-41-67-41-27 0-55 0-82 0-6 0-9 0-9 6 0 3 3 3 9 3 3 0 4 0 10 1 5 0 6 1 6 3 0 1 0 2-1 7-12 47-24 95-36 143-2 9-3 11-24 11-5 0-8 0-8 5 0 4 2 5 4 5 5 0 11-1 17-1 5 0 13 0 17 0 6 0 13 0 18 0 6 0 12 1 18 1 2 0 6 0 6-6 0-4-3-4-10-4-3 0-4 0-10 0-5-1-5-2-5-4 0-3 0-3 1-6 6-23 11-46 17-68 12 0 25 0 37 0 23 0 33 11 33 24 0 3-2 12-5 19-3 12-4 16-4 21 0 21 20 29 41 29 24 0 35-26 35-32-2-1 0-3-4-3s-5 2-6 5c-3 12-13 23-24 23-8 0-12-4-12-18 0-7 1-21 2-27 1-8 1-10 1-14 0-3 0-12-8-20-5-5-12-8-18-11z"><text:p/></draw:path></draw:g></text:span><text:span text:style-name="T53"><text:s/>לא מוגדר), ואם </text:span><text:span text:style-name="T53"><draw:g text:anchor-type="as-char" svg:y="-0.1083in" draw:z-index="376" draw:name="Shape381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53"><text:s/>אינה קבוצה ריקה אז קיים </text:span><text:span text:style-name="T53"><draw:g text:anchor-type="as-char" svg:y="-0.1075in" draw:z-index="378" draw:name="Shape382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53"><text:s/>בעבורו </text:span><text:span text:style-name="T53"><draw:g text:anchor-type="as-char" svg:y="-0.1083in" draw:z-index="377" draw:name="Shape383" draw:style-name="gr1"><svg:title>TexMaths</svg:title><svg:desc>11§display§xRa \siff xRb§svg§600§FALSE§</svg:desc><draw:path draw:style-name="gr2" draw:text-style-name="P5" svg:width="0.8976in" svg:height="0.0921in" svg:x="0.0039in" svg:y="0.0079in" svg:viewBox="0 0 2281 235" svg:d="M0 0c760 0 1521 0 2281 0 0 78 0 157 0 235-760 0-1521 0-2281 0 0-78 0-157 0-235z"><text:p/></draw:path><draw:path draw:style-name="gr3" draw:text-style-name="P6" svg:width="0.0756in" svg:height="0.0681in" svg:x="0.0004in" svg:y="0.0382in" svg:viewBox="0 0 193 174" svg:d="M118 54c2-10 12-45 38-45 2 0 11 0 20 5-11 1-19 11-19 21 0 6 5 13 15 13 8 0 21-6 21-23 0-20-24-25-37-25-22 0-35 21-39 30-10-26-31-30-42-30-41 0-63 51-63 59 0 5 3 3 4 5 4 0 5-1 6-5 13-40 39-50 52-50 7 0 21 3 21 26 0 11-7 38-21 91-7 23-20 39-37 39-3 0-12 0-19-5 10-2 18-9 18-20 0-10-8-13-14-13-12 0-22 10-22 21 0 18 20 26 36 26 26 0 40-27 41-29 4 13 19 29 42 29 39 0 61-49 61-59 0-3-3-3-4-3-3 0-4 1-5 4-13 40-39 49-51 49-15 0-22-12-22-25 0-7 3-16 7-33 4-18 8-36 13-53z"><text:p/></draw:path><draw:path draw:style-name="gr3" draw:text-style-name="P6" svg:width="0.1083in" svg:height="0.1059in" svg:x="0.0894in" svg:y="0.002in" svg:viewBox="0 0 276 270" svg:d="M129 26c3-8 4-13 11-14 3 0 16 0 24 0 27 0 70 0 70 37 0 14-6 40-22 55-10 9-29 23-65 23-14 0-28 0-42 0 7-34 16-68 24-101zM185 132c39-9 85-35 85-75 0-33-35-57-85-57-36 0-74 0-110 0-8 0-12 0-12 8 0 4 4 4 11 4 1 0 9 0 15 0 7 1 10 1 10 7 0 1 0 2-1 7-18 68-34 138-52 206-4 15-5 17-35 17-8 0-11 0-11 8 0 4 4 4 6 4 11 0 37-1 48-1 10 0 38 1 49 1 4 0 8 0 8-7 0-5-3-5-11-5-14 0-25 0-25-6 0-2 1-5 1-7 9-34 18-68 26-101 16 0 30 0 45 0 36 0 43 21 43 34 0 6-3 18-5 27-3 11-7 25-7 33 0 41 46 41 52 41 33 0 46-38 46-44 0-5-3-3-4-5-4 0-5 3-6 5-10 29-26 35-35 35-12 0-15-7-15-23 0-12 2-31 4-44 0-5 1-13 1-18 0-30-25-40-36-44z"><text:p/></draw:path><draw:path draw:style-name="gr3" draw:text-style-name="P6" svg:width="0.0693in" svg:height="0.0681in" svg:x="0.2059in" svg:y="0.0382in" svg:viewBox="0 0 177 174" svg:d="M129 25c-7-14-18-25-35-25-46 0-94 57-94 113 0 35 22 61 52 61 7 0 27-2 50-29 3 16 17 29 35 29 14 0 23-9 29-21 7-15 11-37 11-38 0-3-3-3-4-3-5 0-5 1-6 7-6 24-13 46-30 46-9 0-10-10-10-18 0-7-1-10 4-27 4-16 5-20 9-34 4-19 10-37 14-54 2-11 2-12 2-13 0-7-4-11-11-11-9 0-15 8-16 17zM103 125c-1 7-1 8-7 13-17 21-32 27-43 27-20 0-25-21-25-35 0-19 12-66 21-84 11-23 29-37 45-37 25 0 30 32 30 34s-1 4-1 6c-6 26-13 51-20 76z"><text:p/></draw:path><draw:path draw:style-name="gr3" draw:text-style-name="P6" svg:width="0.1346in" svg:height="0.0783in" svg:x="0.3307in" svg:y="0.0283in" svg:viewBox="0 0 343 200" svg:d="M329 109c8 0 14 0 14-8s-6-8-14-8c-96 0-191 0-287 0 22-16 32-31 35-37 18-26 21-51 21-52 0-4-6-4-8-4-6 0-7 1-9 8-8 38-31 70-75 88-4 1-6 2-6 5 0 2 2 3 6 4 40 17 66 47 75 89 2 5 3 6 9 6 2 0 8 0 8-4 0-2-5-26-20-51-8-11-19-24-36-36 96 0 191 0 287 0z"><text:p/></draw:path><draw:path draw:style-name="gr3" draw:text-style-name="P6" svg:width="0.1346in" svg:height="0.0783in" svg:x="0.4571in" svg:y="0.0283in" svg:viewBox="0 0 343 200" svg:d="M301 109c-20 15-32 31-34 35-17 27-14 35-21 52 0 4 5 4 8 4 7 0 7-1 9-8 9-37 31-69 75-87 4-1 5-2 5-4 0-3-1-3-2-4-18-7-64-27-79-92-1-4-1-5-8-5-3 0-8 0-8 4 0 1 4 26 20 52 8 11 19 24 35 37-95 0-191 0-287 0-6 0-14 0-14 8s8 8 14 8c96 0 192 0 287 0z"><text:p/></draw:path><draw:path draw:style-name="gr3" draw:text-style-name="P6" svg:width="0.0756in" svg:height="0.0681in" svg:x="0.6476in" svg:y="0.0382in" svg:viewBox="0 0 193 174" svg:d="M118 54c2-10 12-45 38-45 2 0 11 0 20 5-11 1-19 11-19 21 0 6 5 13 15 13 8 0 21-6 21-23 0-20-24-25-37-25-22 0-35 21-39 30-10-26-31-30-42-30-41 0-63 51-63 59 0 5 3 3 4 5 4 0 5-1 6-5 13-40 39-50 52-50 7 0 21 3 21 26 0 11-7 38-21 91-7 23-20 39-37 39-3 0-12 0-19-5 10-2 18-9 18-20 0-10-8-13-14-13-12 0-22 10-22 21 0 18 20 26 36 26 26 0 40-27 41-29 4 13 19 29 42 29 39 0 61-49 61-59 0-3-3-3-4-3-3 0-4 1-5 4-13 40-39 49-51 49-15 0-22-12-22-25 0-7 3-16 7-33 4-18 8-36 13-53z"><text:p/></draw:path><draw:path draw:style-name="gr3" draw:text-style-name="P6" svg:width="0.1083in" svg:height="0.1059in" svg:x="0.7362in" svg:y="0.002in" svg:viewBox="0 0 276 270" svg:d="M130 26c2-8 3-13 10-14 4 0 16 0 24 0 27 0 70 0 70 37 0 14-6 41-22 55-10 10-29 23-65 23-14 0-28 0-42 0 8-34 16-68 25-101zM185 132c39-9 85-35 85-75 0-33-35-57-85-57-36 0-74 0-110 0-8 0-12 0-12 8 0 4 4 4 11 4 1 0 9 0 15 0 7 1 10 1 10 7 0 1 0 2-1 7-18 68-34 138-52 206-4 15-5 17-35 17-8 0-11 0-11 8 0 4 4 4 6 4 11 0 37-1 48-1 10 0 38 1 49 1 4 0 8 0 8-7 0-5-3-5-11-5-14 0-25 0-25-6 0-2 1-5 1-7 9-34 18-68 26-101 16 0 30 0 45 0 36 0 43 21 43 34 0 6-3 18-5 27-3 11-7 25-7 33 0 41 46 41 52 41 33 0 46-38 46-44 0-5-3-3-4-5-4 0-5 3-6 5-10 29-26 35-35 35-12 0-15-7-15-23 0-12 2-31 4-44 0-5 1-13 1-18 0-30-25-40-36-44z"><text:p/></draw:path><draw:path draw:style-name="gr3" draw:text-style-name="P6" svg:width="0.0555in" svg:height="0.1059in" svg:x="0.8539in" svg:y="0in" svg:viewBox="0 0 142 270" svg:d="M74 4c-1-1 0-4-5-4-8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53">, ולכן מתוך טרנזיטיביות יחס השקילות </text:span><text:span text:style-name="T53"><draw:g text:anchor-type="as-char" svg:y="-0.1063in" draw:z-index="379" draw:name="Shape384" draw:style-name="gr1"><svg:title>TexMaths</svg:title><svg:desc>11§display§R§svg§600§FALSE§</svg:desc><draw:path draw:style-name="gr2" draw:text-style-name="P5" svg:width="0.098in" svg:height="0.0906in" svg:x="0.0024in" svg:y="0.0071in" svg:viewBox="0 0 250 231" svg:d="M0 0c84 0 166 0 250 0 0 77 0 154 0 231-84 0-166 0-250 0 0-77 0-154 0-231z"><text:p/></draw:path><draw:path draw:style-name="gr3" draw:text-style-name="P6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53"><text:s/>נסיק </text:span><text:span text:style-name="T53"><draw:g text:anchor-type="as-char" svg:y="-0.1083in" draw:z-index="380" draw:name="Shape385" draw:style-name="gr1"><svg:title>TexMaths</svg:title><svg:desc>11§display§aRb§svg§600§FALSE§</svg:desc><draw:path draw:style-name="gr2" draw:text-style-name="P5" svg:width="0.2433in" svg:height="0.0921in" svg:x="0.0024in" svg:y="0.0079in" svg:viewBox="0 0 619 235" svg:d="M0 0c207 0 412 0 619 0 0 78 0 157 0 235-207 0-412 0-619 0 0-78 0-157 0-235z"><text:p/></draw:path><draw:path draw:style-name="gr3" draw:text-style-name="P6" svg:width="0.0693in" svg:height="0.0681in" svg:x="0.0004in" svg:y="0.0382in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3" draw:text-style-name="P6" svg:width="0.1079in" svg:height="0.1059in" svg:x="0.0811in" svg:y="0.002in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3" draw:text-style-name="P6" svg:width="0.0555in" svg:height="0.1059in" svg:x="0.198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53"><text:s/>כדרוש. </text:span></text:p>
        </text:list-item>
      </text:list>
      <text:p text:style-name="P9"><draw:g text:anchor-type="as-char" svg:y="-0.1134in" draw:z-index="381" draw:name="Shape386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7</text:h>
      <text:h text:style-name="P18" text:outline-level="3">סעיף (א)</text:h>
      <text:p text:style-name="P78">נתון: <text:span text:style-name="T3"><draw:g text:anchor-type="as-char" svg:y="-0.1063in" draw:z-index="382" draw:name="Shape387" draw:style-name="gr1"><svg:title>TexMaths</svg:title><svg:desc>11§display§R§svg§600§FALSE§</svg:desc><draw:path draw:style-name="gr2" draw:text-style-name="P5" svg:width="0.098in" svg:height="0.0906in" svg:x="0.0024in" svg:y="0.0071in" svg:viewBox="0 0 250 231" svg:d="M0 0c84 0 166 0 250 0 0 77 0 154 0 231-84 0-166 0-250 0 0-77 0-154 0-231z"><text:p/></draw:path><draw:path draw:style-name="gr3" draw:text-style-name="P6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</text:span><text:span text:style-name="T54">שקילות </text:span><text:span text:style-name="T3">על </text:span><text:span text:style-name="T3"><draw:g text:anchor-type="as-char" svg:y="-0.1083in" draw:z-index="383" draw:name="Shape388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עבורו ידוע </text:span><text:span text:style-name="T3"><draw:g text:anchor-type="as-char" svg:y="-0.1091in" draw:z-index="388" draw:name="Shape389" draw:style-name="gr1"><svg:title>TexMaths</svg:title><svg:desc>11§display§\exists x \in A. \forall y \in A. xRy§svg§600§FALSE§</svg:desc><draw:path draw:style-name="gr2" draw:text-style-name="P5" svg:width="1.2827in" svg:height="0.1232in" svg:x="-0.0004in" svg:y="0.0079in" svg:viewBox="0 0 3259 314" svg:d="M0 0c1087 0 2173 0 3259 0 0 104 0 210 0 314-1086 0-2172 0-3259 0 0-104 0-210 0-314z"><text:p/></draw:path><draw:path draw:style-name="gr3" draw:text-style-name="P6" svg:width="0.0677in" svg:height="0.1043in" svg:x="0in" svg:y="0.0035in" svg:viewBox="0 0 173 266" svg:d="M173 13c0-12-1-13-15-13-48 0-95 0-144 0-6 0-14 0-14 8 0 7 8 7 14 7 48 0 96 0 143 0 0 37 0 73 0 110-46 0-91 0-137 0-7 0-14 0-14 8s7 8 14 8c46 0 91 0 137 0 0 36 0 73 0 109-47 0-95 0-143 0-6 0-14 0-14 8s8 8 14 8c49 0 96 0 144 0 14 0 15-1 15-14 0-80 0-160 0-239z"><text:p/></draw:path><draw:path draw:style-name="gr3" draw:text-style-name="P6" svg:width="0.0752in" svg:height="0.0685in" svg:x="0.0807in" svg:y="0.0417in" svg:viewBox="0 0 192 175" svg:d="M119 54c2-10 11-45 37-45 2 0 12 0 20 4-11 2-19 12-19 21 0 7 5 14 15 14 8 0 20-7 20-23 0-20-22-25-35-25-23 0-36 21-40 30-10-26-31-30-42-30-41 0-63 49-63 59 0 5 4 5 6 5s3-1 4-5c13-40 38-50 52-50 7 0 21 3 21 25 0 12-7 38-21 92-6 24-20 40-37 40-2 0-11 0-19-5 9-2 18-9 18-20s-9-15-14-15c-12 0-22 11-22 23 0 18 20 26 36 26 27 0 40-28 41-30 5 14 19 30 42 30 39 0 62-50 62-60 0-4-4-4-5-4-3 0-4 2-4 4-14 42-40 51-52 51-16 0-21-12-21-25 0-9 2-17 7-34 4-18 8-36 13-53z"><text:p/></draw:path><draw:path draw:style-name="gr3" draw:text-style-name="P6" svg:width="0.076in" svg:height="0.087in" svg:x="0.2185in" svg:y="0.0268in" svg:viewBox="0 0 194 222" svg:d="M179 119c7 0 15 0 15-8s-8-8-15-8c-55 0-109 0-164 0 5-51 50-88 104-88 20 0 40 0 60 0 7 0 15 0 15-7 0-8-8-8-15-8-20 0-40 0-60 0-66 0-119 48-119 111 0 61 53 111 119 111 20 0 40 0 60 0 7 0 15 0 15-8s-8-8-15-8c-20 0-40 0-60 0-54 0-99-36-104-87 55 0 109 0 164 0z"><text:p/></draw:path><draw:path draw:style-name="gr3" draw:text-style-name="P6" svg:width="0.1039in" svg:height="0.1079in" svg:x="0.3547in" svg:y="0in" svg:viewBox="0 0 265 275" svg:d="M55 231c-15 25-30 30-47 32-5 1-8 1-8 7 0 2 2 5 4 5 11 0 23-2 34-2 13 0 27 2 39 2 2 0 7 0 7-8 0-3-4-4-6-4-9 0-19-4-19-14 0-4 3-8 6-14 10-16 20-33 30-49 32 0 65 0 96 0 2 7 7 60 7 64 0 11-21 13-29 13-4 0-8 0-8 7 0 5 4 5 5 5 15 0 32-2 48-2 10 0 35 2 45 2 2 0 6 0 6-8 0-4-4-4-9-4-24 0-24-3-25-14-8-80-15-160-23-240-1-8-1-9-8-9-6 0-8 2-10 7-45 74-90 149-135 224zM102 175c26-43 51-86 76-128 5 42 8 85 12 128-29 0-58 0-88 0z"><text:p/></draw:path><draw:path draw:style-name="gr3" draw:text-style-name="P6" svg:width="0.0161in" svg:height="0.0157in" svg:x="0.4764in" svg:y="0.0921in" svg:viewBox="0 0 42 41" svg:d="M42 21c0-12-10-21-21-21s-21 9-21 21c0 11 10 20 21 20s21-9 21-20z"><text:p/></draw:path><draw:path draw:style-name="gr3" draw:text-style-name="P6" svg:width="0.0843in" svg:height="0.1079in" svg:x="0.5059in" svg:y="0.0035in" svg:viewBox="0 0 215 275" svg:d="M212 14c3-4 3-5 3-6 0-5-4-8-8-8-6 0-8 4-9 9-11 28-21 56-32 84-39 0-78 0-118 0-11-28-21-56-32-84-2-6-4-9-8-9-5 0-8 3-8 8 1 2 0 1 2 6 32 84 64 168 96 252 2 5 4 9 9 9s7-5 9-9c31-84 64-168 96-252zM55 109c35 0 69 0 105 0-18 45-36 91-53 136-18-45-34-91-52-136z"><text:p/></draw:path><draw:path draw:style-name="gr3" draw:text-style-name="P6" svg:width="0.0697in" svg:height="0.0972in" svg:x="0.5949in" svg:y="0.0417in" svg:viewBox="0 0 178 248" svg:d="M177 23c1-4 1-5 1-9 0-6-5-10-11-10-4 0-10 3-13 8-1 2-4 14-6 21-3 10-5 21-7 31-6 23-12 46-18 69-2 6-18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draw:path draw:style-name="gr3" draw:text-style-name="P6" svg:width="0.0752in" svg:height="0.087in" svg:x="0.7252in" svg:y="0.0268in" svg:viewBox="0 0 192 222" svg:d="M179 119c7 0 13 0 13-8s-6-8-13-8c-55 0-109 0-164 0 5-51 50-88 104-88 20 0 40 0 60 0 7 0 13 0 13-7 0-8-6-8-13-8-21 0-40 0-61 0-66 0-118 48-118 111 0 61 52 111 118 111 21 0 40 0 61 0 7 0 13 0 13-8s-6-8-13-8c-20 0-40 0-60 0-54 0-99-36-104-87 55 0 109 0 164 0z"><text:p/></draw:path><draw:path draw:style-name="gr3" draw:text-style-name="P6" svg:width="0.1039in" svg:height="0.1079in" svg:x="0.8614in" svg:y="0in" svg:viewBox="0 0 265 275" svg:d="M55 231c-15 25-31 30-47 32-5 1-8 1-8 7 0 2 1 5 4 5 11 0 23-2 33-2 14 0 27 2 40 2 2 0 7 0 7-8 0-3-4-4-6-4-10 0-19-4-19-14 0-4 3-8 6-14 10-16 20-33 30-49 31 0 64 0 96 0 1 7 7 60 7 64 0 11-21 13-29 13-5 0-8 0-8 7 0 5 4 5 5 5 16 0 32-2 48-2 9 0 35 2 43 2 3 0 8 0 8-8 0-4-4-4-9-4-24 0-24-3-25-14-8-80-16-160-24-240 0-8 0-9-7-9-6 0-8 2-11 7-45 74-89 149-134 224zM101 175c25-43 52-86 77-128 5 42 8 85 12 128-29 0-59 0-89 0z"><text:p/></draw:path><draw:path draw:style-name="gr3" draw:text-style-name="P6" svg:width="0.0157in" svg:height="0.0157in" svg:x="0.9831in" svg:y="0.0921in" svg:viewBox="0 0 41 41" svg:d="M41 21c0-12-9-21-20-21-12 0-21 9-21 21 0 11 9 20 21 20 11 0 20-9 20-20z"><text:p/></draw:path><draw:path draw:style-name="gr3" draw:text-style-name="P6" svg:width="0.0756in" svg:height="0.0685in" svg:x="1.0169in" svg:y="0.0417in" svg:viewBox="0 0 193 175" svg:d="M118 54c2-10 11-45 38-45 1 0 11 0 19 4-11 2-19 12-19 21 0 7 5 14 16 14 7 0 21-7 21-23 0-20-24-25-37-25-22 0-36 21-41 30-9-26-30-30-41-30-40 0-62 49-62 59 0 5 3 5 5 5 3 0 4-1 4-5 13-40 38-50 52-50 7 0 21 3 21 25 0 12-7 38-21 92-6 24-20 40-37 40-2 0-11 0-19-5 9-2 18-9 18-20s-9-15-14-15c-12 0-21 11-21 23 0 18 19 26 36 26 26 0 40-28 41-30 4 14 18 30 42 30 39 0 61-50 61-60 0-4-3-4-4-4-4 0-4 2-5 4-14 42-40 51-52 51-14 0-21-12-21-25 0-9 2-17 7-34 4-18 8-36 13-53z"><text:p/></draw:path><draw:path draw:style-name="gr3" draw:text-style-name="P6" svg:width="0.1083in" svg:height="0.1059in" svg:x="1.1059in" svg:y="0.0051in" svg:viewBox="0 0 276 270" svg:d="M129 26c2-10 3-13 11-14 3-1 15-1 23-1 27 0 70 0 70 38 0 14-5 40-21 55-10 10-30 22-65 22-14 0-29 0-44 0 9-34 17-67 26-100zM185 132c38-9 84-35 84-75 0-33-35-57-85-57-37 0-74 0-110 0-8 0-11 0-11 8 0 3 3 3 11 3 1 0 7 0 14 1s11 1 11 7c0 1-1 2-2 6-18 69-34 139-52 207-3 14-4 17-35 17-7 0-10 0-10 8 0 4 4 4 5 4 10 0 38-1 49-1s38 1 49 1c3 0 8 0 8-7 0-5-4-5-11-5-14 0-25 0-25-6 0-2 1-5 1-7 9-34 16-67 25-101 16 0 31 0 46 0 36 0 42 22 42 35 0 6-3 17-5 26-2 10-6 25-6 32 0 42 46 42 51 42 33 0 47-39 47-45 0-4-4-4-5-4-4 0-4 3-5 5-10 29-26 35-35 35-13 0-15-8-15-23 0-12 2-32 3-44 1-5 2-13 2-17 0-30-26-42-36-45z"><text:p/></draw:path><draw:path draw:style-name="gr3" draw:text-style-name="P6" svg:width="0.0697in" svg:height="0.0972in" svg:x="1.2205in" svg:y="0.0417in" svg:viewBox="0 0 178 248" svg:d="M177 23c1-4 1-5 1-9 0-6-5-10-11-10-4 0-10 3-13 8-1 2-4 14-6 21-3 10-5 21-7 31-6 23-12 46-18 69-2 6-19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/draw:g></text:span><text:span text:style-name="T3">. </text:span></text:p>
      <text:p text:style-name="P78">צ.ל.: <text:span text:style-name="T3"><draw:g text:anchor-type="as-char" svg:y="-0.0992in" draw:z-index="384" draw:name="Shape390" draw:style-name="gr1"><svg:title>TexMaths</svg:title><svg:desc>11§display§R = A \times A§svg§600§FALSE§</svg:desc><draw:path draw:style-name="gr2" draw:text-style-name="P5" svg:width="0.713in" svg:height="0.0957in" svg:x="0.0016in" svg:y="0.0079in" svg:viewBox="0 0 1812 244" svg:d="M0 0c604 0 1208 0 1812 0 0 82 0 162 0 244-604 0-1208 0-1812 0 0-82 0-162 0-244z"><text:p/></draw:path><draw:path draw:style-name="gr3" draw:text-style-name="P6" svg:width="0.1083in" svg:height="0.1059in" svg:x="-0.0004in" svg:y="0.0051in" svg:viewBox="0 0 276 270" svg:d="M130 26c2-9 3-13 11-14 3-1 15-1 23-1 27 0 70 0 70 39 0 13-6 39-21 55-11 10-30 22-66 22-14 0-28 0-42 0 8-34 16-67 25-101zM185 131c39-7 86-35 86-74 0-33-36-57-86-57-36 0-74 0-110 0-8 0-11 0-11 8 0 3 3 3 11 3 4 0 8 0 14 1 7 1 10 1 10 7 0 1 0 2-1 6-18 69-34 138-52 207-4 15-4 17-35 17-7 0-11 0-11 8 0 4 3 3 6 4 11 0 38-1 49-1 10 0 37 1 48 1 4 0 8 0 8-7 0-5-3-5-11-5-14 0-24 0-24-6 0-3 0-5 1-7 9-33 17-67 25-100 16 0 31 0 47 0 35 0 41 19 41 33 0 6-3 17-5 27s-7 25-7 32c0 42 48 42 52 42 33 0 46-38 46-44 0-4-3-2-4-4-3 0-5 2-6 4-9 29-25 35-35 35-12 0-15-7-15-23 0-12 3-32 4-44 1-5 1-12 1-18 0-29-25-40-36-45z"><text:p/></draw:path><draw:path draw:style-name="gr3" draw:text-style-name="P6" svg:width="0.1004in" svg:height="0.035in" svg:x="0.1614in" svg:y="0.05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39in" svg:height="0.1079in" svg:x="0.3185in" svg:y="0in" svg:viewBox="0 0 265 275" svg:d="M56 230c-15 27-31 31-47 32-6 2-9 2-9 8 0 3 2 5 6 5 9 0 22-2 33-2 13 0 26 2 38 2 2 0 8 0 8-7 0-4-4-6-7-6-9 0-17-3-17-13 0-4 2-9 5-14 10-16 19-32 29-49 32 0 65 0 96 0 2 8 7 60 7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3" draw:text-style-name="P6" svg:width="0.0732in" svg:height="0.072in" svg:x="0.4831in" svg:y="0.0343in" svg:viewBox="0 0 187 184" svg:d="M94 82c-26-26-52-51-77-76-5-6-6-6-9-6-4 0-8 3-8 8 0 2 1 3 6 7 25 26 51 51 77 78-26 25-52 50-77 76-5 4-6 5-6 7 0 5 4 8 8 8 3 0 4-1 9-5 25-26 51-50 77-75 26 26 52 51 79 78 1 0 4 2 6 2 5 0 8-3 8-8 0-1 0-2-1-4-1 0-63-60-81-79 23-25 47-48 70-71 2-2 8-8 10-10 0-1 2-2 2-4 0-5-3-8-8-8-3 0-5 1-8 6-26 25-52 50-77 76z"><text:p/></draw:path><draw:path draw:style-name="gr3" draw:text-style-name="P6" svg:width="0.1039in" svg:height="0.1079in" svg:x="0.6185in" svg:y="0in" svg:viewBox="0 0 265 275" svg:d="M56 230c-15 27-31 31-48 32-5 2-8 2-8 8 0 3 2 5 6 5 9 0 22-2 33-2 12 0 26 2 38 2 2 0 8 0 8-7 0-4-5-6-7-6-9 0-19-3-19-13 0-4 4-9 6-14 10-16 20-32 30-49 32 0 65 0 96 0 2 8 7 60 7 64 0 11-20 12-27 12-6 0-10 0-10 8 0 5 4 5 5 5 16 0 33-2 49-2 9 0 34 2 44 2 2 0 6 0 6-8 0-5-4-5-9-5-24 0-24-2-25-13-8-80-15-160-23-240-1-8-1-9-8-9-6 0-7 2-10 7-45 75-89 148-134 223zM102 174c26-42 51-85 76-127 5 42 8 85 12 127-29 0-58 0-88 0z"><text:p/></draw:path></draw:g></text:span></text:p>
      <text:p text:style-name="P79">הוכחה: <text:span text:style-name="T3">נוכיח באמצעות הכלה דו־כיוונית: </text:span></text:p>
      <text:list text:style-name="L13">
        <text:list-item>
          <text:p text:style-name="P80"><text:span text:style-name="T3">יהי </text:span><text:span text:style-name="T3"><draw:g text:anchor-type="as-char" svg:y="-0.1134in" draw:z-index="385" draw:name="Shape391" draw:style-name="gr1"><svg:title>TexMaths</svg:title><svg:desc>11§display§\la a, b \ra \in A \times A§svg§600§FALSE§</svg:desc><draw:path draw:style-name="gr2" draw:text-style-name="P5" svg:width="0.911in" svg:height="0.1358in" svg:x="-0.0004in" svg:y="0.0071in" svg:viewBox="0 0 2315 346" svg:d="M1158 346c-386 0-772 0-1158 0 0-116 0-230 0-346 772 0 1543 0 2315 0 0 116 0 230 0 346-386 0-772 0-1157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93in" svg:height="0.0685in" svg:x="0.0571in" svg:y="0.0453in" svg:viewBox="0 0 177 175" svg:d="M129 25c-7-14-19-25-36-25-46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9in" svg:height="0.1063in" svg:x="0.2063in" svg:y="0.0071in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335in" svg:height="0.1512in" svg:x="0.2728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76in" svg:height="0.087in" svg:x="0.3783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3" draw:text-style-name="P6" svg:width="0.1039in" svg:height="0.1079in" svg:x="0.5146in" svg:y="0.0043in" svg:viewBox="0 0 265 275" svg:d="M55 231c-15 26-30 31-47 32-5 1-8 1-8 8 0 2 2 4 4 4 11 0 23-1 34-1 13 0 27 1 39 1 2 0 7 0 7-7 0-4-4-5-6-5-9 0-19-3-19-13 0-4 3-9 6-14 10-17 20-32 30-49 31 0 64 0 96 0 1 9 7 60 7 64 0 11-21 12-29 12-4 0-8 0-8 8 0 4 4 4 5 4 15 0 32-1 48-1 10 0 35 1 44 1 3 0 7 0 7-7 0-5-4-5-9-5-24 0-24-2-25-13-8-79-15-160-23-240-1-8-1-10-8-10-6 0-8 3-10 7-45 74-90 149-135 224zM102 175c26-43 51-85 76-127 5 42 8 84 12 127-29 0-58 0-88 0z"><text:p/></draw:path><draw:path draw:style-name="gr3" draw:text-style-name="P6" svg:width="0.0728in" svg:height="0.0728in" svg:x="0.6795in" svg:y="0.0394in" svg:viewBox="0 0 186 186" svg:d="M93 83c-25-26-51-52-77-77-5-5-5-6-8-6-5 0-8 3-8 8 0 2 0 3 4 7 27 26 52 52 78 77-26 26-51 52-78 79-4 4-4 5-4 7 0 5 3 8 8 8 3 0 3-1 8-5 26-27 51-52 76-78 27 27 54 53 81 81 1 0 3 2 5 2 6 0 8-3 8-8 0-1 0-2-1-4 0-1-62-62-81-82 24-23 48-47 71-70 2-2 8-7 10-9 0-1 1-3 1-5 0-5-2-8-8-8-2 0-4 1-9 6-25 25-50 51-76 77z"><text:p/></draw:path><draw:path draw:style-name="gr3" draw:text-style-name="P6" svg:width="0.1039in" svg:height="0.1079in" svg:x="0.8146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3">, ולכן </text:span><text:span text:style-name="T3"><draw:g text:anchor-type="as-char" svg:y="-0.1075in" draw:z-index="386" draw:name="Shape392" draw:style-name="gr1"><svg:title>TexMaths</svg:title><svg:desc>11§display§a, b \in A§svg§600§FALSE§</svg:desc><draw:path draw:style-name="gr2" draw:text-style-name="P5" svg:width="0.4925in" svg:height="0.1217in" svg:x="0.0016in" svg:y="0.0079in" svg:viewBox="0 0 1252 310" svg:d="M626 310c-209 0-417 0-626 0 0-103 0-207 0-310 417 0 835 0 1252 0 0 103 0 207 0 310-209 0-418 0-626 0z"><text:p/></draw:path><draw:path draw:style-name="gr3" draw:text-style-name="P6" svg:width="0.0693in" svg:height="0.0685in" svg:x="-0.0004in" svg:y="0.0429in" svg:viewBox="0 0 177 175" svg:d="M129 25c-7-14-18-25-35-25-46 0-94 57-94 113 0 37 22 62 52 62 7 0 27-1 50-29 3 16 17 29 36 29 13 0 22-9 28-21 6-14 11-37 11-39 0-3-3-3-4-3-5 0-5 1-6 7-6 25-13 47-29 47-10 0-11-10-11-17 0-9 0-11 4-29 4-15 5-20 9-34 4-19 10-36 14-54 2-11 2-12 2-13 0-7-4-11-11-11-10 0-15 9-16 17zM103 124c-1 8-1 8-7 15-17 22-33 27-43 27-20 0-25-21-25-36 0-19 12-66 20-84 13-23 30-37 46-37 25 0 30 32 30 34s-1 4-1 6c-6 25-13 50-20 75z"><text:p/></draw:path><draw:path draw:style-name="gr3" draw:text-style-name="P6" svg:width="0.0173in" svg:height="0.0449in" svg:x="0.087in" svg:y="0.0929in" svg:viewBox="0 0 45 115" svg:d="M45 41c0-26-10-41-24-41-13 0-21 10-21 21 0 10 8 20 21 20 4 0 9-1 13-5 1-1 1-1 2-1 0 2 0 0 0 6 0 28-14 50-26 63-4 4-3 6-3 7 0 2 1 4 3 4 4 0 35-29 35-74z"><text:p/></draw:path><draw:path draw:style-name="gr3" draw:text-style-name="P6" svg:width="0.0559in" svg:height="0.1063in" svg:x="0.1488in" svg:y="0.0047in" svg:viewBox="0 0 143 271" svg:d="M75 4c0-1 0-4-6-4-8 0-37 3-47 3-2 1-7 1-7 8 0 6 4 6 9 6 19 0 20 2 20 6 0 2-3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3" draw:text-style-name="P6" svg:width="0.076in" svg:height="0.087in" svg:x="0.2614in" svg:y="0.0283in" svg:viewBox="0 0 194 222" svg:d="M179 120c7 0 15 0 15-8s-8-7-15-7c-54 0-109 0-162 0 4-52 48-90 103-90 20 0 40 0 59 0 7 0 15 0 15-7 0-8-8-8-15-8-19 0-40 0-60 0-66 0-119 49-119 112 0 62 53 110 119 110 20 0 41 0 60 0 7 0 15 0 15-8 0-7-8-7-15-7-19 0-39 0-59 0-55 0-99-35-103-87 53 0 108 0 162 0z"><text:p/></draw:path><draw:path draw:style-name="gr3" draw:text-style-name="P6" svg:width="0.1039in" svg:height="0.1079in" svg:x="0.3976in" svg:y="0in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79-16-160-24-240 0-8 0-10-7-10-6 0-7 3-10 7-45 74-90 149-135 224zM102 175c26-43 51-85 76-127 5 42 8 84 12 127-29 0-58 0-88 0z"><text:p/></draw:path></draw:g></text:span><text:span text:style-name="T3">. צ.ל. </text:span><text:span text:style-name="T3"><draw:g text:anchor-type="as-char" svg:y="-0.1134in" draw:z-index="387" draw:name="Shape393" draw:style-name="gr1"><svg:title>TexMaths</svg:title><svg:desc>11§display§\la a, b \ra \in R§svg§600§FALSE§</svg:desc><draw:path draw:style-name="gr2" draw:text-style-name="P5" svg:width="0.6165in" svg:height="0.1358in" svg:x="-0.0004in" svg:y="0.0071in" svg:viewBox="0 0 1567 346" svg:d="M785 346c-262 0-523 0-785 0 0-116 0-230 0-346 523 0 1044 0 1567 0 0 116 0 230 0 346-261 0-522 0-782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75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0.2063in" svg:y="0.0071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728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783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83in" svg:height="0.1063in" svg:x="0.5157in" svg:y="0.0098in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3">. מתוך הנתון, ידוע שקיים </text:span><text:span text:style-name="T3"><draw:g text:anchor-type="as-char" svg:y="-0.1075in" draw:z-index="389" draw:name="Shape394" draw:style-name="gr1"><svg:title>TexMaths</svg:title><svg:desc>11§display§x \in A§svg§600§FALSE§</svg:desc><draw:path draw:style-name="gr2" draw:text-style-name="P5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3"><text:s/>שבעבורו </text:span><text:span text:style-name="T3"><draw:g text:anchor-type="as-char" svg:y="-0.1043in" draw:z-index="390" draw:name="Shape395" draw:style-name="gr1"><svg:title>TexMaths</svg:title><svg:desc>11§display§xRa \land xRy§svg§600§FALSE§</svg:desc><draw:path draw:style-name="gr2" draw:text-style-name="P5" svg:width="0.7146in" svg:height="0.1177in" svg:x="0.0031in" svg:y="0.0071in" svg:viewBox="0 0 1816 300" svg:d="M0 0c605 0 1211 0 1816 0 0 100 0 201 0 300-605 0-1211 0-1816 0 0-99 0-200 0-300z"><text:p/></draw:path><draw:path draw:style-name="gr3" draw:text-style-name="P6" svg:width="0.0756in" svg:height="0.0677in" svg:x="-0.0004in" svg:y="0.0362in" svg:viewBox="0 0 193 173" svg:d="M118 54c2-10 11-45 38-45 2 0 11 0 20 5-11 1-19 11-19 21 0 6 5 13 15 13 8 0 21-6 21-22 0-21-24-26-37-26-22 0-35 21-39 30-10-26-31-30-42-30-41 0-63 50-63 59 0 5 3 2 5 5 3 0 4-1 5-5 13-40 39-50 52-50 7 0 21 3 21 26 0 11-7 37-21 91-7 24-20 40-37 40-3 0-12 0-19-5 10-2 17-10 17-21s-7-13-14-13c-11 0-21 10-21 22 0 18 20 24 36 24 26 0 40-25 41-28 4 14 19 28 42 28 39 0 61-48 61-58 0-3-3-3-4-3-3 0-4 1-5 3-13 42-39 51-51 51-15 0-22-12-22-26 0-7 2-16 7-34 4-17 8-35 13-52z"><text:p/></draw:path><draw:path draw:style-name="gr3" draw:text-style-name="P6" svg:width="0.1083in" svg:height="0.1059in" svg:x="0.0886in" svg:y="0in" svg:viewBox="0 0 276 270" svg:d="M129 26c3-8 4-13 11-14 3 0 16 0 24 0 27 0 70 0 70 38 0 13-6 40-22 54-10 9-29 23-65 23-14 0-28 0-42 0 7-34 16-68 24-101zM185 132c38-9 85-36 85-74 0-34-35-58-85-58-36 0-74 0-110 0-8 0-12 0-12 8 0 4 4 4 11 4 1 0 9 0 15 1 7 0 10 1 10 6 0 2 0 3-1 7-18 68-34 137-52 205-4 16-5 18-35 18-8 0-11 0-11 8 0 4 4 4 6 4 11 0 37-1 48-1s38 1 49 1c4 0 8 0 8-8 0-4-3-4-11-4-14 0-25 0-25-7 0-2 1-4 1-6 9-34 16-67 25-101 16 0 31 0 46 0 36 0 43 22 43 35 0 4-3 16-5 25-3 11-7 25-7 33 0 42 46 42 52 42 33 0 46-39 46-44 0-6-3-3-4-6-5 0-5 4-6 6-10 28-26 35-35 35-12 0-15-9-15-23 0-12 2-32 4-44 0-5 1-13 1-19 0-28-26-39-36-43z"><text:p/></draw:path><draw:path draw:style-name="gr3" draw:text-style-name="P6" svg:width="0.0693in" svg:height="0.0677in" svg:x="0.2051in" svg:y="0.0362in" svg:viewBox="0 0 177 173" svg:d="M129 25c-7-14-18-25-35-25-46 0-94 57-94 113 0 36 21 60 52 60 7 0 26-1 49-27 4 15 18 27 35 27 15 0 23-7 29-19 7-15 12-38 12-39 0-3-3-3-4-3-5 0-5 1-6 6-6 26-13 48-29 48-10 0-11-10-11-18s-1-11 4-28c4-16 5-20 9-34 4-19 10-37 14-54 2-11 2-12 2-13 0-7-4-11-11-11-10 0-15 8-16 17zM103 125c-2 7-2 8-7 13-17 22-33 28-43 28-20 0-25-21-25-37 0-18 12-65 20-83 13-23 30-37 46-37 25 0 30 32 30 34s-1 4-1 6c-6 26-13 51-20 76z"><text:p/></draw:path><draw:path draw:style-name="gr3" draw:text-style-name="P6" svg:width="0.0843in" svg:height="0.0929in" svg:x="0.3213in" svg:y="0.013in" svg:viewBox="0 0 215 237" svg:d="M117 8c-4-7-6-8-9-8-6 0-7 2-9 8-32 71-65 142-97 214-2 4-2 5-2 7 0 5 3 8 8 8 3 0 5-1 9-8 30-67 60-135 91-203 30 68 60 136 90 203 3 8 8 8 9 8 4 0 8-3 8-8 0-1 0-1-3-6-32-72-63-144-95-215z"><text:p/></draw:path><draw:path draw:style-name="gr3" draw:text-style-name="P6" svg:width="0.0756in" svg:height="0.0677in" svg:x="0.4524in" svg:y="0.0362in" svg:viewBox="0 0 193 173" svg:d="M118 54c2-10 11-45 38-45 2 0 11 0 19 5-10 1-18 11-18 21 0 6 4 13 15 13 8 0 21-6 21-22 0-21-24-26-37-26-22 0-35 21-41 30-8-26-29-30-41-30-40 0-62 50-62 59 0 5 3 5 4 5 4 0 5-1 6-5 13-40 39-50 52-50 6 0 21 3 21 26 0 11-7 37-21 91-7 24-20 40-38 40-2 0-11 0-18-5 9-2 17-10 17-21s-8-13-14-13c-11 0-21 10-21 22 0 18 20 24 36 24 26 0 40-25 41-28 4 14 19 28 42 28 39 0 61-48 61-58 0-3-3-3-4-3-3 0-4 1-5 3-13 42-39 51-51 51-16 0-22-12-22-26 0-7 2-16 7-34 4-17 8-35 13-52z"><text:p/></draw:path><draw:path draw:style-name="gr3" draw:text-style-name="P6" svg:width="0.1083in" svg:height="0.1059in" svg:x="0.5409in" svg:y="0in" svg:viewBox="0 0 276 270" svg:d="M129 26c2-8 3-13 11-14 3 0 15 0 24 0 26 0 69 0 69 38 0 13-5 40-21 54-10 9-30 23-65 23-14 0-29 0-44 0 9-34 17-68 26-101zM185 132c38-9 85-36 85-74 0-34-36-58-86-58-37 0-74 0-110 0-8 0-11 0-11 8 0 4 3 4 11 4 1 0 7 0 14 1 8 0 11 1 11 6 0 2 0 3-2 7-18 68-34 137-52 205-3 16-4 18-35 18-7 0-10 0-10 8 0 4 4 4 5 4 11 0 38-1 49-1s38 1 49 1c4 0 8 0 8-8 0-4-3-4-11-4-14 0-25 0-25-7 0-2 1-4 1-6 9-34 16-67 25-101 16 0 31 0 46 0 36 0 42 22 42 35 0 4-2 16-5 25-3 11-6 25-6 33 0 42 46 42 52 42 32 0 46-39 46-44 0-6-4-6-5-6-4 0-4 4-5 6-10 28-26 35-35 35-13 0-15-9-15-23 0-12 2-32 3-44 1-5 2-13 2-19 0-28-26-39-36-43z"><text:p/></draw:path><draw:path draw:style-name="gr3" draw:text-style-name="P6" svg:width="0.0697in" svg:height="0.0972in" svg:x="0.6559in" svg:y="0.0362in" svg:viewBox="0 0 178 248" svg:d="M177 24c1-5 1-6 1-9 0-7-5-11-11-11-4 0-10 3-13 9-1 1-4 13-6 21-3 10-5 20-7 31-6 23-12 46-18 69-2 5-19 32-44 32-20 0-24-17-24-31 0-18 7-42 20-76 6-15 7-20 7-27 0-18-12-32-31-32-37 0-51 56-51 59 0 5 3 2 4 5 5 0 5-1 7-7 10-36 25-48 38-48 4 0 10 0 10 12 0 10-3 20-6 27-16 41-22 63-22 80 0 35 24 45 47 45 14 0 28-5 39-16-5 20-10 38-26 58-10 13-24 24-42 24-5 0-23-1-29-15 6 0 11 0 16-6 5-3 8-7 8-15 0-12-10-13-14-13-9 0-22 5-22 25 0 19 17 33 41 33 40 0 80-35 91-77 12-49 25-99 37-147z"><text:p/></draw:path></draw:g></text:span><text:span text:style-name="T3">, ולכן לפי טרנזיטיביות יחס השקילות </text:span><text:span text:style-name="T3"><draw:g text:anchor-type="as-char" svg:y="-0.1063in" draw:z-index="391" draw:name="Shape396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נסיק </text:span><text:span text:style-name="T3"><draw:g text:anchor-type="as-char" svg:y="-0.1083in" draw:z-index="392" draw:name="Shape397" draw:style-name="gr1"><svg:title>TexMaths</svg:title><svg:desc>11§display§aRb§svg§600§FALSE§</svg:desc><draw:path draw:style-name="gr2" draw:text-style-name="P5" svg:width="0.2433in" svg:height="0.0921in" svg:x="0.0016in" svg:y="0.0079in" svg:viewBox="0 0 619 235" svg:d="M0 0c207 0 412 0 619 0 0 78 0 157 0 235-207 0-412 0-619 0 0-78 0-157 0-235z"><text:p/></draw:path><draw:path draw:style-name="gr3" draw:text-style-name="P6" svg:width="0.0693in" svg:height="0.0681in" svg:x="-0.0004in" svg:y="0.0382in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3" draw:text-style-name="P6" svg:width="0.1079in" svg:height="0.1059in" svg:x="0.0803in" svg:y="0.002in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3" draw:text-style-name="P6" svg:width="0.0555in" svg:height="0.1059in" svg:x="0.1972in" svg:y="0in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3"><text:s/>או באופן שקול </text:span><text:span text:style-name="T3"><draw:g text:anchor-type="as-char" svg:y="-0.1134in" draw:z-index="393" draw:name="Shape398" draw:style-name="gr1"><svg:title>TexMaths</svg:title><svg:desc>11§display§\la a, b \ra \in R§svg§600§FALSE§</svg:desc><draw:path draw:style-name="gr2" draw:text-style-name="P5" svg:width="0.6165in" svg:height="0.1358in" svg:x="-0.0004in" svg:y="0.0071in" svg:viewBox="0 0 1567 346" svg:d="M785 346c-262 0-523 0-785 0 0-116 0-230 0-346 523 0 1044 0 1567 0 0 116 0 230 0 346-261 0-522 0-782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75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0.2063in" svg:y="0.0071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728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783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83in" svg:height="0.1063in" svg:x="0.5157in" svg:y="0.0098in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3"><text:s/>כדרוש. </text:span></text:p>
        </text:list-item>
        <text:list-item>
          <text:p text:style-name="P80"><text:span text:style-name="T3">צ.ל. </text:span><text:span text:style-name="T3"><draw:g text:anchor-type="as-char" svg:y="-0.1075in" draw:z-index="394" draw:name="Shape399" draw:style-name="gr1"><svg:title>TexMaths</svg:title><svg:desc>11§display§R \subseteq A \times A§svg§600§FALSE§</svg:desc><draw:path draw:style-name="gr2" draw:text-style-name="P5" svg:width="0.7134in" svg:height="0.113in" svg:x="0.0008in" svg:y="0.0079in" svg:viewBox="0 0 1813 288" svg:d="M907 288c-303 0-604 0-907 0 0-95 0-192 0-288 604 0 1208 0 1813 0 0 96 0 193 0 288-302 0-605 0-906 0z"><text:p/></draw:path><draw:path draw:style-name="gr3" draw:text-style-name="P6" svg:width="0.1079in" svg:height="0.1063in" svg:x="-0.0004in" svg:y="0.0051in" svg:viewBox="0 0 275 271" svg:d="M129 26c2-9 3-13 11-14 3 0 15 0 23 0 27 0 70 0 70 38 0 13-6 39-21 55-10 9-30 22-66 22-14 0-28 0-43 0 9-35 17-68 26-101zM184 132c39-9 86-35 86-75 0-33-36-57-86-57-37 0-74 0-110 0-8 0-11 0-11 8 0 4 3 4 11 4 4 0 7 0 14 0 7 1 11 1 11 7 0 1-1 2-2 7-18 69-34 138-52 206-3 15-4 18-35 18-7 0-10 0-10 8 0 4 4 4 6 4 9 0 37-1 48-1s38 1 48 1c4 0 8 0 8-8 0-4-3-4-10-4-14 0-25 0-25-7 0-2 0-4 1-6 9-34 16-68 25-102 16 0 31 0 46 0 36 0 42 22 42 36 0 5-3 16-5 25-2 11-6 25-6 33 0 42 47 42 51 42 33 0 46-40 46-45s-3-5-4-5c-4 0-5 4-5 6-10 28-26 35-35 35-13 0-15-9-15-23 0-12 2-32 3-44 1-6 2-13 2-18 0-30-26-42-37-45z"><text:p/></draw:path><draw:path draw:style-name="gr3" draw:text-style-name="P6" svg:width="0.0929in" svg:height="0.1165in" svg:x="0.1646in" svg:y="0.0138in" svg:viewBox="0 0 237 297" svg:d="M223 15c7 0 14 0 14-7 0-8-7-8-14-8-35 0-69 0-104 0-66 0-119 51-119 111 0 63 54 111 119 111 35 0 69 0 104 0 7 0 14 0 14-7 0-8-7-8-14-8-34 0-69 0-103 0-62 0-105-44-105-95 0-53 44-97 105-97 34 0 69 0 103 0zM22 282c-7 0-14 0-14 7 0 8 7 8 14 8 67 0 134 0 201 0 7 0 14 0 14-8 0-7-7-7-14-7-67 0-134 0-201 0z"><text:p/></draw:path><draw:path draw:style-name="gr3" draw:text-style-name="P6" svg:width="0.1039in" svg:height="0.1079in" svg:x="0.3181in" svg:y="0in" svg:viewBox="0 0 265 275" svg:d="M56 231c-15 25-31 31-47 32-6 0-9 0-9 8 0 2 2 4 6 4 9 0 22-1 33-1 13 0 26 1 38 1 2 0 8 0 8-8 0-4-4-4-7-4-9-1-17-3-17-13 0-5 2-9 5-14 10-17 19-33 29-50 32 0 65 0 96 0 2 8 7 61 7 64 0 12-20 13-27 13-6 0-10 0-10 8 0 4 4 4 5 4 17 0 33-1 49-1 10 0 34 1 44 1 2 0 6 0 6-8 0-4-3-4-9-4-24 0-24-2-25-14-8-80-15-160-23-239-1-8-1-10-8-10-6 0-7 3-10 7-45 74-89 149-134 224zM102 175c26-43 51-85 76-127 5 42 8 84 12 127-29 0-58 0-88 0z"><text:p/></draw:path><draw:path draw:style-name="gr3" draw:text-style-name="P6" svg:width="0.0732in" svg:height="0.0724in" svg:x="0.4827in" svg:y="0.0343in" svg:viewBox="0 0 187 185" svg:d="M94 83c-26-26-52-52-77-77-5-5-6-6-9-6-5 0-8 3-8 8 0 2 1 3 6 7 25 26 51 51 77 77-26 26-52 52-77 79-5 4-6 4-6 7 0 4 3 7 8 7 3 0 4-1 9-6 25-25 51-50 77-76 26 27 52 53 79 80 1 0 3 2 6 2 5 0 8-3 8-7 0-1 0-2-1-4-1-1-63-62-81-82 23-24 47-47 70-70 2-2 8-7 10-9 0-1 2-3 2-5 0-5-3-8-8-8-3 0-5 1-8 6-26 25-52 51-77 77z"><text:p/></draw:path><draw:path draw:style-name="gr3" draw:text-style-name="P6" svg:width="0.1039in" svg:height="0.1079in" svg:x="0.6181in" svg:y="0in" svg:viewBox="0 0 265 275" svg:d="M55 231c-15 25-30 31-47 32-5 0-8 0-8 8 0 2 2 4 4 4 11 0 24-1 35-1 12 0 26 1 38 1 2 0 7 0 7-8 0-4-4-4-6-4-9-1-19-3-19-13 0-5 3-9 6-14 10-17 20-33 30-50 32 0 65 0 96 0 2 8 7 61 7 64 0 12-21 13-29 13-5 0-8 0-8 8 0 4 4 4 5 4 16 0 32-1 49-1 10 0 34 1 43 1 3 0 7 0 7-8 0-4-4-4-9-4-24 0-24-2-25-14-8-80-16-160-24-239 0-8 0-10-7-10-6 0-7 3-10 7-45 74-90 149-135 224zM102 175c26-43 51-85 76-127 5 42 8 84 12 127-29 0-58 0-88 0z"><text:p/></draw:path></draw:g></text:span><text:span text:style-name="T3">, שנגרר ישירות מהנתון </text:span><text:span text:style-name="T3"><draw:g text:anchor-type="as-char" svg:y="-0.1063in" draw:z-index="395" draw:name="Shape400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על </text:span><text:span text:style-name="T3"><draw:g text:anchor-type="as-char" svg:y="-0.1083in" draw:z-index="396" draw:name="Shape401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</text:span></text:p>
        </text:list-item>
      </text:list>
      <text:p text:style-name="P9"><text:span text:style-name="T3"><draw:g text:anchor-type="as-char" svg:y="-0.1134in" draw:z-index="397" draw:name="Shape402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18" text:outline-level="3">סעיף (ב)</text:h>
      <text:p text:style-name="P79">נתון: <text:span text:style-name="T3">יהי </text:span><text:span text:style-name="T3"><draw:g text:anchor-type="as-char" svg:y="-0.102in" draw:z-index="398" draw:name="Shape403" draw:style-name="gr1"><svg:title>TexMaths</svg:title><svg:desc>11§display§T§svg§600§FALSE§</svg:desc><draw:path draw:style-name="gr2" draw:text-style-name="P5" svg:width="0.0898in" svg:height="0.0858in" svg:x="0.0039in" svg:y="0.0075in" svg:viewBox="0 0 229 219" svg:d="M0 0c77 0 152 0 229 0 0 73 0 146 0 219-77 0-152 0-229 0 0-73 0-146 0-219z"><text:p/></draw:path><draw:path draw:style-name="gr3" draw:text-style-name="P6" svg:width="0.102in" svg:height="0.1016in" svg:x="-0.0004in" svg:y="0in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3"><text:s/>יחס שקילות על </text:span><text:span text:style-name="T3"><draw:g text:anchor-type="as-char" svg:y="-0.1083in" draw:z-index="399" draw:name="Shape404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ידוע </text:span><text:span text:style-name="T3"><draw:g text:anchor-type="as-char" svg:y="-0.1035in" draw:z-index="400" draw:name="Shape405" draw:style-name="gr1"><svg:title>TexMaths</svg:title><svg:desc>11§display§R \subseteq T§svg§600§FALSE§</svg:desc><draw:path draw:style-name="gr2" draw:text-style-name="P5" svg:width="0.4102in" svg:height="0.1087in" svg:x="0.0008in" svg:y="0.0063in" svg:viewBox="0 0 1043 277" svg:d="M523 277c-175 0-349 0-523 0 0-92 0-184 0-277 348 0 695 0 1043 0 0 93 0 185 0 277-174 0-348 0-520 0z"><text:p/></draw:path><draw:path draw:style-name="gr3" draw:text-style-name="P6" svg:width="0.1079in" svg:height="0.1067in" svg:x="-0.0004in" svg:y="-0.0004in" svg:viewBox="0 0 275 272" svg:d="M129 27c2-9 3-14 11-15 3 0 15 0 23 0 27 0 70 0 70 39 0 13-6 40-21 55-10 10-30 22-66 22-14 0-28 0-43 0 9-34 17-68 26-101zM184 134c39-9 86-37 86-75 0-34-36-59-86-59-37 0-74 0-110 0-8 0-11 0-11 8 0 4 3 4 11 4 4 0 7 0 14 1 7 0 10 1 10 6 0 2 0 3-1 8-18 68-34 138-52 206-3 16-4 19-35 19-7 0-10 0-10 8 0 4 4 4 6 4 9 0 37-1 48-1s38 1 48 1c4 0 8 0 8-8 0-4-3-4-10-4-14 0-25 0-25-7 0-3 0-4 1-6 9-35 16-68 25-102 16 0 31 0 46 0 36 0 42 21 42 35 0 5-3 17-5 26-2 11-7 25-7 33 0 41 47 41 52 41 33 0 46-39 46-44s-3-3-4-5c-4 0-5 2-5 6-10 28-26 35-35 35-13 0-15-9-15-24 0-12 2-31 3-44 1-6 1-13 1-18 0-29-25-41-36-44z"><text:p/></draw:path><draw:path draw:style-name="gr3" draw:text-style-name="P6" svg:width="0.0929in" svg:height="0.1169in" svg:x="0.1646in" svg:y="0.0063in" svg:viewBox="0 0 237 298" svg:d="M222 15c7 0 15 0 15-7 0-8-8-8-15-8-35 0-69 0-103 0-66 0-119 51-119 112s54 111 119 111c34 0 68 0 103 0 7 0 15 0 15-8 0-7-8-7-15-7-34 0-68 0-102 0-62 0-105-44-105-96s44-97 105-97c34 0 68 0 102 0zM21 283c-6 0-13 0-13 8 0 7 7 7 13 7 67 0 134 0 201 0 7 0 15 0 15-7 0-8-8-8-15-8-67 0-134 0-201 0z"><text:p/></draw:path><draw:path draw:style-name="gr3" draw:text-style-name="P6" svg:width="0.1031in" svg:height="0.1028in" svg:x="0.3157in" svg:y="0.0008in" svg:viewBox="0 0 263 262" svg:d="M156 28c2-11 4-14 9-15 3-1 15-1 24-1 39 0 56 2 56 32 0 6-1 21-3 31 0 1-1 7-1 8 0 2 1 4 4 4 5 0 6-3 7-9 3-22 7-45 10-67 0-1 1-5 1-7 0-4-4-4-11-4-72 0-143 0-215 0-8 0-8 1-12 8-7 23-15 45-23 68 0 1-1 5-2 7 0 2 2 4 4 4 5 0 5-2 7-7 21-61 31-68 88-68 6 0 10 0 15 0 11 0 11 2 11 5 0 2-1 7-2 8-17 69-34 137-51 206-4 14-5 19-46 19-14 0-16 0-16 7 0 5 4 5 7 5 9 0 20-1 31-1 10 0 21 0 32 0 10 0 22 0 33 0s22 1 33 1c5 0 9 0 9-8 0-4-3-4-13-4s-14 0-25-1-15-3-15-9c1-2 0-2 3-8 17-67 34-136 51-204z"><text:p/></draw:path></draw:g></text:span></text:p>
      <text:p text:style-name="P79">צ.ל.: <text:span text:style-name="T3"><draw:g text:anchor-type="as-char" svg:y="-0.0965in" draw:z-index="401" draw:name="Shape406" draw:style-name="gr1"><svg:title>TexMaths</svg:title><svg:desc>11§display§T = A \times A§svg§600§FALSE§</svg:desc><draw:path draw:style-name="gr2" draw:text-style-name="P5" svg:width="0.7059in" svg:height="0.0921in" svg:x="0.0039in" svg:y="0.0079in" svg:viewBox="0 0 1794 235" svg:d="M0 0c598 0 1196 0 1794 0 0 78 0 157 0 235-598 0-1196 0-1794 0 0-78 0-157 0-235z"><text:p/></draw:path><draw:path draw:style-name="gr3" draw:text-style-name="P6" svg:width="0.1031in" svg:height="0.1016in" svg:x="-0.0004in" svg:y="0.0059in" svg:viewBox="0 0 263 259" svg:d="M156 26c2-11 5-13 9-14 3 0 16 0 24 0 40 0 56 1 56 31 0 6-1 21-2 31-1 2-1 6-1 7 0 2 1 6 4 6 5 0 5-4 6-10 3-23 8-45 11-67 0-1 0-5 0-6 0-4-3-4-10-4-71 0-143 0-214 0-10 0-10 0-13 8-7 22-15 44-23 67-1 1-3 6-3 7 0 3 2 5 6 5 3 0 4-2 6-9 21-59 31-66 88-66 5 0 10 0 14 0 11 0 11 1 11 4s-1 7-1 8c-17 68-34 136-51 205-4 14-5 18-47 18-14 0-16 0-16 8 0 4 4 4 7 4 11 0 20-1 31-1s22 0 33 0 21 0 32 0 23 1 34 1c4 0 8 0 8-7 0-5-3-5-13-5-9 0-14 0-24-1-11-1-15-2-15-8 0-1 0-2 2-8 17-69 34-136 51-204z"><text:p/></draw:path><draw:path draw:style-name="gr3" draw:text-style-name="P6" svg:width="0.1008in" svg:height="0.035in" svg:x="0.1567in" svg:y="0.052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035in" svg:height="0.1079in" svg:x="0.3146in" svg:y="0in" svg:viewBox="0 0 264 275" svg:d="M55 231c-15 25-31 30-47 32-5 0-8 0-8 7 0 2 1 5 4 5 11 0 22-1 33-1 14 0 27 1 39 1 2 0 8 0 8-8 0-4-4-4-7-4-9-2-18-4-18-14 0-4 3-8 6-14 10-16 20-33 30-49 31 0 65 0 96 0 0 7 6 60 6 64 0 11-20 13-28 13-5 0-8 0-8 7 0 5 4 5 5 5 15 0 32-1 47-1 10 0 34 1 44 1 3 0 7 0 7-8 0-4-3-4-9-4-23 0-23-3-24-14-8-80-17-160-24-240-1-8-1-9-8-9-5 0-8 2-10 7-45 74-89 149-134 224zM101 174c25-42 51-85 76-127 4 42 9 85 13 127-29 0-59 0-89 0z"><text:p/></draw:path><draw:path draw:style-name="gr3" draw:text-style-name="P6" svg:width="0.0732in" svg:height="0.0724in" svg:x="0.4787in" svg:y="0.0343in" svg:viewBox="0 0 187 185" svg:d="M94 82c-26-26-52-51-77-77-5-4-6-5-9-5-4 0-8 3-8 8 0 2 1 3 6 7 25 26 51 51 77 77-26 26-52 52-77 77-5 5-6 5-6 8 0 4 4 8 8 8 3 0 4-2 9-6 25-25 51-50 77-76 26 27 53 53 80 79 2 1 3 3 5 3 5 0 8-4 8-8 0-1 0-2-1-5-1-1-62-60-81-80 23-24 47-47 70-70 2-2 8-7 10-10 1-1 2-2 2-4 0-5-3-8-8-8-3 0-4 1-8 5-26 26-52 51-77 77z"><text:p/></draw:path><draw:path draw:style-name="gr3" draw:text-style-name="P6" svg:width="0.1039in" svg:height="0.1079in" svg:x="0.6138in" svg:y="0in" svg:viewBox="0 0 265 275" svg:d="M56 231c-15 25-31 30-48 32-5 0-8 0-8 7 0 2 2 5 5 5 10 0 22-1 33-1 13 0 27 1 39 1 2 0 8 0 8-8 0-4-5-4-7-4-9-2-18-4-18-14 0-4 3-8 5-14 10-16 20-33 30-49 31 0 65 0 96 0 2 7 7 60 7 64 0 11-20 13-27 13-6 0-10 0-10 7 0 5 4 5 5 5 15 0 33-1 48-1 10 0 35 1 45 1 2 0 6 0 6-8 0-4-4-4-9-4-24 0-24-3-25-14-8-80-15-160-23-240-1-8-1-9-8-9-6 0-8 2-10 7-45 74-89 149-134 224zM102 174c26-42 51-85 76-127 5 42 8 85 12 127-29 0-58 0-88 0z"><text:p/></draw:path></draw:g></text:span></text:p>
      <text:p text:style-name="P79">הוכחה: <text:span text:style-name="T3">נוכיח באמצעות הכלה דו־כיוונית;</text:span></text:p>
      <text:list text:style-name="L14">
        <text:list-item>
          <text:p text:style-name="P81"><text:span text:style-name="T3"><draw:g text:anchor-type="as-char" svg:y="-0.1075in" draw:z-index="402" draw:name="Shape407" draw:style-name="gr1"><svg:title>TexMaths</svg:title><svg:desc>11§display§A \times A \subseteq T§svg§600§FALSE§</svg:desc><draw:path draw:style-name="gr2" draw:text-style-name="P5" svg:width="0.7075in" svg:height="0.113in" svg:x="0.002in" svg:y="0.0079in" svg:viewBox="0 0 1798 288" svg:d="M900 288c-300 0-600 0-900 0 0-95 0-192 0-288 600 0 1199 0 1798 0 0 96 0 193 0 288-299 0-599 0-898 0z"><text:p/></draw:path><draw:path draw:style-name="gr3" draw:text-style-name="P6" svg:width="0.1035in" svg:height="0.1079in" svg:x="-0.0004in" svg:y="0in" svg:viewBox="0 0 264 275" svg:d="M55 231c-15 25-31 31-47 32-5 0-8 0-8 8 0 2 1 4 4 4 11 0 22-1 33-1 14 0 27 1 39 1 3 0 8 0 8-8 0-4-4-4-7-4-9-1-18-3-18-13 0-5 3-9 6-14 10-17 20-33 30-50 32 0 65 0 96 0 0 8 6 61 6 64 0 12-20 13-28 13-5 0-8 0-8 8 0 4 4 4 5 4 16 0 32-1 47-1 10 0 35 1 44 1 3 0 7 0 7-8 0-4-3-4-9-4-23 0-23-2-24-14-8-80-16-160-24-239-1-8-1-10-8-10-5 0-8 3-10 7-45 74-89 149-134 224zM101 175c26-43 51-85 76-127 5 42 9 84 13 127-29 0-59 0-89 0z"><text:p/></draw:path><draw:path draw:style-name="gr3" draw:text-style-name="P6" svg:width="0.0732in" svg:height="0.0724in" svg:x="0.1642in" svg:y="0.0343in" svg:viewBox="0 0 187 185" svg:d="M94 83c-26-26-52-52-77-77-5-5-6-6-9-6-4 0-8 3-8 8 0 2 1 3 5 7 26 26 52 51 77 77-25 26-51 52-77 79-4 4-5 4-5 7 0 4 4 7 8 7 3 0 4-1 9-6 25-25 51-50 77-76 26 27 53 53 80 80 2 1 3 2 5 2 5 0 8-3 8-7 0-1 0-2-1-4 0-1-62-62-81-82 23-24 47-47 70-70 2-2 8-7 10-9 1-1 2-3 2-5 0-5-3-8-8-8-3 0-4 1-8 6-26 25-52 51-77 77z"><text:p/></draw:path><draw:path draw:style-name="gr3" draw:text-style-name="P6" svg:width="0.1039in" svg:height="0.1079in" svg:x="0.2992in" svg:y="0in" svg:viewBox="0 0 265 275" svg:d="M56 231c-15 25-31 31-47 32-6 0-9 0-9 8 0 2 2 4 6 4 9 0 21-1 32-1 14 0 27 1 39 1 2 0 8 0 8-8 0-4-4-4-7-4-9-1-18-3-18-13 0-5 3-9 6-14 10-17 19-33 29-50 31 0 64 0 96 0 1 8 7 61 7 64 0 12-20 13-28 13-5 0-9 0-9 8 0 4 4 4 5 4 17 0 33-1 49-1 9 0 34 1 44 1 2 0 6 0 6-8 0-4-3-4-9-4-24 0-24-2-25-14-8-80-15-160-23-239-1-8-1-10-8-10-6 0-7 3-10 7-45 74-89 149-134 224zM102 175c26-43 51-85 76-127 5 42 8 84 12 127-29 0-58 0-88 0z"><text:p/></draw:path><draw:path draw:style-name="gr3" draw:text-style-name="P6" svg:width="0.0925in" svg:height="0.1165in" svg:x="0.4626in" svg:y="0.0138in" svg:viewBox="0 0 236 297" svg:d="M222 15c7 0 14 0 14-7 0-8-7-8-14-8-34 0-69 0-103 0-67 0-119 51-119 111 0 63 53 111 119 111 34 0 69 0 103 0 7 0 14 0 14-7 0-8-7-8-14-8-34 0-69 0-103 0-61 0-104-44-104-95 0-53 44-97 104-97 34 0 69 0 103 0zM21 282c-7 0-13 0-13 7 0 8 6 8 13 8 67 0 134 0 201 0 7 0 14 0 14-8 0-7-7-7-14-7-67 0-134 0-201 0z"><text:p/></draw:path><draw:path draw:style-name="gr3" draw:text-style-name="P6" svg:width="0.1031in" svg:height="0.102in" svg:x="0.6142in" svg:y="0.0075in" svg:viewBox="0 0 263 260" svg:d="M155 26c3-9 4-13 10-14 3 0 15 0 24 0 39 0 56 1 56 31 0 7-1 21-3 31 0 2-1 6-1 7 0 3 1 6 4 6 5 0 6-3 7-9 3-22 7-45 10-67 0-2 1-5 1-7 0-4-4-4-11-4-72 0-143 0-215 0-8 0-8 0-12 8-7 22-15 45-23 67 0 1-2 6-2 8s2 4 4 4c5 0 5-2 7-9 21-59 31-66 88-66 5 0 10 0 15 0 11 0 11 1 11 5 0 2-1 6-2 7-17 68-34 137-51 205-4 14-5 19-47 19-13 0-15 0-15 7 0 5 4 5 7 5 9 0 20-1 31-1 10 0 21 0 32 0 10 0 22 0 33 0s22 1 33 1c5 0 9 0 9-8 0-4-3-4-13-4s-14 0-25-1c-11-2-15-3-15-8 0-1 0-2 3-9 16-67 34-135 50-204z"><text:p/></draw:path></draw:g></text:span><text:span text:style-name="T3">: </text:span><text:span text:style-name="T54">יהי </text:span><text:span text:style-name="T54"><draw:g text:anchor-type="as-char" svg:y="-0.1134in" draw:z-index="403" draw:name="Shape408" draw:style-name="gr1"><svg:title>TexMaths</svg:title><svg:desc>11§display§\la a, b \ra \in A \times A§svg§600§FALSE§</svg:desc><draw:path draw:style-name="gr2" draw:text-style-name="P5" svg:width="0.911in" svg:height="0.1358in" svg:x="-0.0004in" svg:y="0.0071in" svg:viewBox="0 0 2315 346" svg:d="M1158 346c-386 0-772 0-1158 0 0-116 0-230 0-346 772 0 1543 0 2315 0 0 116 0 230 0 346-386 0-772 0-1157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93in" svg:height="0.0685in" svg:x="0.0571in" svg:y="0.0453in" svg:viewBox="0 0 177 175" svg:d="M129 25c-7-14-19-25-36-25-46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9in" svg:height="0.1063in" svg:x="0.2063in" svg:y="0.0071in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335in" svg:height="0.1512in" svg:x="0.2728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76in" svg:height="0.087in" svg:x="0.3783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3" draw:text-style-name="P6" svg:width="0.1039in" svg:height="0.1079in" svg:x="0.5146in" svg:y="0.0043in" svg:viewBox="0 0 265 275" svg:d="M55 231c-15 26-30 31-47 32-5 1-8 1-8 8 0 2 2 4 4 4 11 0 23-1 34-1 13 0 27 1 39 1 2 0 7 0 7-7 0-4-4-5-6-5-9 0-19-3-19-13 0-4 3-9 6-14 10-17 20-32 30-49 31 0 64 0 96 0 1 9 7 60 7 64 0 11-21 12-29 12-4 0-8 0-8 8 0 4 4 4 5 4 15 0 32-1 48-1 10 0 35 1 44 1 3 0 7 0 7-7 0-5-4-5-9-5-24 0-24-2-25-13-8-79-15-160-23-240-1-8-1-10-8-10-6 0-8 3-10 7-45 74-90 149-135 224zM102 175c26-43 51-85 76-127 5 42 8 84 12 127-29 0-58 0-88 0z"><text:p/></draw:path><draw:path draw:style-name="gr3" draw:text-style-name="P6" svg:width="0.0728in" svg:height="0.0728in" svg:x="0.6795in" svg:y="0.0394in" svg:viewBox="0 0 186 186" svg:d="M93 83c-25-26-51-52-77-77-5-5-5-6-8-6-5 0-8 3-8 8 0 2 0 3 4 7 27 26 52 52 78 77-26 26-51 52-78 79-4 4-4 5-4 7 0 5 3 8 8 8 3 0 3-1 8-5 26-27 51-52 76-78 27 27 54 53 81 81 1 0 3 2 5 2 6 0 8-3 8-8 0-1 0-2-1-4 0-1-62-62-81-82 24-23 48-47 71-70 2-2 8-7 10-9 0-1 1-3 1-5 0-5-2-8-8-8-2 0-4 1-9 6-25 25-50 51-76 77z"><text:p/></draw:path><draw:path draw:style-name="gr3" draw:text-style-name="P6" svg:width="0.1039in" svg:height="0.1079in" svg:x="0.8146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54">, נסיק </text:span><text:span text:style-name="T54"><draw:g text:anchor-type="as-char" svg:y="-0.1075in" draw:z-index="404" draw:name="Shape409" draw:style-name="gr1"><svg:title>TexMaths</svg:title><svg:desc>11§display§a, b \in A§svg§600§FALSE§</svg:desc><draw:path draw:style-name="gr2" draw:text-style-name="P5" svg:width="0.4925in" svg:height="0.1217in" svg:x="0.0016in" svg:y="0.0079in" svg:viewBox="0 0 1252 310" svg:d="M626 310c-209 0-417 0-626 0 0-103 0-207 0-310 417 0 835 0 1252 0 0 103 0 207 0 310-209 0-418 0-626 0z"><text:p/></draw:path><draw:path draw:style-name="gr3" draw:text-style-name="P6" svg:width="0.0693in" svg:height="0.0685in" svg:x="-0.0004in" svg:y="0.0429in" svg:viewBox="0 0 177 175" svg:d="M129 25c-7-14-18-25-35-25-46 0-94 57-94 113 0 37 22 62 52 62 7 0 27-1 50-29 3 16 17 29 36 29 13 0 22-9 28-21 6-14 11-37 11-38 0-4-3-4-4-4-5 0-5 1-6 7-6 25-13 47-29 47-10 0-11-10-11-18s0-11 4-28c4-16 5-20 9-34 4-19 10-37 14-54 2-11 2-12 2-13 0-7-4-11-11-11-10 0-15 8-16 17zM103 124c-1 8-1 8-7 15-17 22-33 27-43 27-20 0-25-21-25-36 0-19 12-66 20-84 13-23 30-37 46-37 25 0 30 32 30 34s-1 4-1 6c-6 25-13 50-20 75z"><text:p/></draw:path><draw:path draw:style-name="gr3" draw:text-style-name="P6" svg:width="0.0173in" svg:height="0.0453in" svg:x="0.087in" svg:y="0.0929in" svg:viewBox="0 0 45 116" svg:d="M45 41c0-26-10-41-24-41-13 0-21 10-21 21 0 10 8 20 21 20 4 0 9-1 13-5 1-1 1-1 2-1 0 2 0 0 0 6 0 28-14 50-26 64-4 3-3 5-3 6 0 2 1 5 3 5 4 0 35-30 35-75z"><text:p/></draw:path><draw:path draw:style-name="gr3" draw:text-style-name="P6" svg:width="0.0559in" svg:height="0.1063in" svg:x="0.1488in" svg:y="0.0047in" svg:viewBox="0 0 143 271" svg:d="M75 4c0-1 0-4-6-4-8 0-37 3-47 3-2 1-7 1-7 8 0 6 4 6 9 6 19 0 20 2 20 6 0 2-3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3" draw:text-style-name="P6" svg:width="0.076in" svg:height="0.087in" svg:x="0.2614in" svg:y="0.0283in" svg:viewBox="0 0 194 222" svg:d="M179 120c7 0 15 0 15-8s-8-7-15-7c-54 0-109 0-162 0 4-52 48-90 103-90 20 0 40 0 59 0 7 0 15 0 15-7 0-8-8-8-15-8-19 0-40 0-60 0-66 0-119 49-119 112 0 62 53 110 119 110 20 0 41 0 60 0 7 0 15 0 15-8 0-7-8-7-15-7-19 0-39 0-59 0-55 0-99-35-103-87 53 0 108 0 162 0z"><text:p/></draw:path><draw:path draw:style-name="gr3" draw:text-style-name="P6" svg:width="0.1039in" svg:height="0.1079in" svg:x="0.3976in" svg:y="0in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80-16-160-24-240 0-8 0-10-7-10-6 0-7 3-10 7-45 74-90 149-135 224zM102 175c26-43 51-85 76-127 5 42 8 84 12 127-29 0-58 0-88 0z"><text:p/></draw:path></draw:g></text:span><text:span text:style-name="T54">. צ.ל. </text:span><text:span text:style-name="T54"><draw:g text:anchor-type="as-char" svg:y="-0.1134in" draw:z-index="405" draw:name="Shape410" draw:style-name="gr1"><svg:title>TexMaths</svg:title><svg:desc>11§display§\la a, b \ra \in T§svg§600§FALSE§</svg:desc><draw:path draw:style-name="gr2" draw:text-style-name="P5" svg:width="0.6079in" svg:height="0.1358in" svg:x="-0.0004in" svg:y="0.0071in" svg:viewBox="0 0 1545 346" svg:d="M773 346c-259 0-516 0-773 0 0-116 0-230 0-346 515 0 1030 0 1545 0 0 116 0 230 0 346-257 0-515 0-772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93in" svg:height="0.0685in" svg:x="0.0571in" svg:y="0.0453in" svg:viewBox="0 0 177 175" svg:d="M129 25c-7-14-19-25-36-25-46 0-93 57-93 113 0 37 21 62 52 62 7 0 26-1 49-29 3 16 17 29 35 29 15 0 23-9 29-21 6-14 12-37 12-38 0-4-3-4-4-4-5 0-5 1-6 7-7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45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5in" svg:height="0.1063in" svg:x="0.2059in" svg:y="0.0071in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3" draw:text-style-name="P6" svg:width="0.0335in" svg:height="0.1512in" svg:x="0.2728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752in" svg:height="0.087in" svg:x="0.378in" svg:y="0.0307in" svg:viewBox="0 0 192 222" svg:d="M179 120c7 0 13-1 13-9 0-9-6-8-13-8-55 0-109 0-164 0 5-50 50-88 104-88 19 0 40 0 60 0 7 0 13 0 13-7 0-8-6-8-13-8-20 0-41 0-60 0-66 0-119 48-119 111 0 62 53 111 119 111 19 0 40 0 60 0 7 0 13 0 13-7s-6-7-13-7c-20 0-41 0-60 0-54 0-99-37-104-88 55 0 109 0 164 0z"><text:p/></draw:path><draw:path draw:style-name="gr3" draw:text-style-name="P6" svg:width="0.1031in" svg:height="0.102in" svg:x="0.5126in" svg:y="0.0098in" svg:viewBox="0 0 263 260" svg:d="M155 26c3-9 4-13 10-14 3 0 15 0 24 0 39 0 56 1 56 31 0 7-1 21-3 31 0 2-1 6-1 7 0 3 1 6 4 6 5 0 6-3 7-9 3-22 6-45 10-67 0-2 1-5 1-7 0-4-5-4-11-4-72 0-143 0-215 0-8 0-8 0-12 8-7 23-15 45-23 68-1 2-2 5-2 7s2 4 4 4c5 0 5-2 7-9 21-59 31-66 88-66 5 0 10 0 15 0 11 0 11 1 11 5 0 2-1 6-2 7-17 68-34 137-52 205-3 14-4 19-46 19-13 0-15 0-15 7 0 5 4 5 6 5 10 0 21-1 31-1 11 0 22 0 33 0s22 0 32 0c12 0 23 1 34 1 5 0 9 0 9-8 0-4-3-4-13-4s-16 0-25 0c-11-1-15-4-15-9 1-2 0-2 2-8 17-68 34-136 51-205z"><text:p/></draw:path></draw:g></text:span><text:span text:style-name="T54">. מתוך ההנחה, ומשום ש־</text:span><text:span text:style-name="T54"><draw:g text:anchor-type="as-char" svg:y="-0.1075in" draw:z-index="406" draw:name="Shape411" draw:style-name="gr1"><svg:title>TexMaths</svg:title><svg:desc>11§display§a, b \in A§svg§600§FALSE§</svg:desc><draw:path draw:style-name="gr2" draw:text-style-name="P5" svg:width="0.4925in" svg:height="0.1217in" svg:x="0.0016in" svg:y="0.0079in" svg:viewBox="0 0 1252 310" svg:d="M626 310c-209 0-417 0-626 0 0-103 0-207 0-310 417 0 835 0 1252 0 0 103 0 207 0 310-209 0-418 0-626 0z"><text:p/></draw:path><draw:path draw:style-name="gr3" draw:text-style-name="P6" svg:width="0.0693in" svg:height="0.0685in" svg:x="-0.0004in" svg:y="0.0429in" svg:viewBox="0 0 177 175" svg:d="M129 25c-7-14-18-25-35-25-46 0-94 57-94 113 0 37 22 62 52 62 7 0 27-1 50-29 3 16 17 29 36 29 13 0 22-9 28-21 6-14 11-37 11-38 0-4-3-4-4-4-5 0-5 1-6 7-6 25-13 47-29 47-10 0-11-10-11-18s0-11 4-28c4-16 5-20 9-34 4-19 10-37 14-54 2-11 2-12 2-13 0-7-4-11-11-11-10 0-15 8-16 17zM103 124c-1 8-1 8-7 15-17 22-33 27-43 27-20 0-25-21-25-36 0-19 12-66 20-84 13-23 30-37 46-37 25 0 30 32 30 34s-1 4-1 6c-6 25-13 50-20 75z"><text:p/></draw:path><draw:path draw:style-name="gr3" draw:text-style-name="P6" svg:width="0.0173in" svg:height="0.0453in" svg:x="0.087in" svg:y="0.0929in" svg:viewBox="0 0 45 116" svg:d="M45 41c0-26-10-41-24-41-13 0-21 10-21 21 0 10 8 20 21 20 4 0 9-1 13-5 1-1 1-1 2-1 0 2 0 0 0 6 0 28-14 50-26 64-4 3-3 5-3 6 0 2 1 5 3 5 4 0 35-30 35-75z"><text:p/></draw:path><draw:path draw:style-name="gr3" draw:text-style-name="P6" svg:width="0.0559in" svg:height="0.1063in" svg:x="0.1488in" svg:y="0.0047in" svg:viewBox="0 0 143 271" svg:d="M75 4c0-1 0-4-6-4-8 0-37 3-47 3-2 1-7 1-7 8 0 6 4 6 9 6 19 0 20 2 20 6 0 2-3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3" draw:text-style-name="P6" svg:width="0.076in" svg:height="0.087in" svg:x="0.2614in" svg:y="0.0283in" svg:viewBox="0 0 194 222" svg:d="M179 120c7 0 15 0 15-8s-8-7-15-7c-54 0-109 0-162 0 4-52 48-90 103-90 20 0 40 0 59 0 7 0 15 0 15-7 0-8-8-8-15-8-19 0-40 0-60 0-66 0-119 49-119 112 0 62 53 110 119 110 20 0 41 0 60 0 7 0 15 0 15-8 0-7-8-7-15-7-19 0-39 0-59 0-55 0-99-35-103-87 53 0 108 0 162 0z"><text:p/></draw:path><draw:path draw:style-name="gr3" draw:text-style-name="P6" svg:width="0.1039in" svg:height="0.1079in" svg:x="0.3976in" svg:y="0in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80-16-160-24-240 0-8 0-10-7-10-6 0-7 3-10 7-45 74-90 149-135 224zM102 175c26-43 51-85 76-127 5 42 8 84 12 127-29 0-58 0-88 0z"><text:p/></draw:path></draw:g></text:span><text:span text:style-name="T54">, קיים </text:span><text:span text:style-name="T54"><draw:g text:anchor-type="as-char" svg:y="-0.0681in" draw:z-index="407" draw:name="Shape412" draw:style-name="gr1"><svg:title>TexMaths</svg:title><svg:desc>11§display§x§svg§600§FALSE§</svg:desc><draw:path draw:style-name="gr2" draw:text-style-name="P5" svg:width="0.0634in" svg:height="0.052in" svg:x="0.0031in" svg:y="0.0071in" svg:viewBox="0 0 162 133" svg:d="M0 0c54 0 108 0 162 0 0 44 0 89 0 133-54 0-108 0-162 0 0-44 0-89 0-133z"><text:p/></draw:path><draw:path draw:style-name="gr3" draw:text-style-name="P6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54"><text:s/>שבעבורו </text:span><text:span text:style-name="T54"><draw:g text:anchor-type="as-char" svg:y="-0.1134in" draw:z-index="408" draw:name="Shape413" draw:style-name="gr1"><svg:title>TexMaths</svg:title><svg:desc>11§display§\la x, a \ra \in R \land \la x, b \ra \in R§svg§600§FALSE§</svg:desc><draw:path draw:style-name="gr2" draw:text-style-name="P5" svg:width="1.448in" svg:height="0.1354in" svg:x="-0.0004in" svg:y="0.0071in" svg:viewBox="0 0 3679 345" svg:d="M0 0c1227 0 2452 0 3679 0 0 115 0 230 0 345-1227 0-2452 0-3679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56in" svg:height="0.0681in" svg:x="0.0555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173in" svg:height="0.0453in" svg:x="0.1512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693in" svg:height="0.0681in" svg:x="0.2118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5 0 29 32 29 34s0 4-1 6c-6 26-12 51-19 76z"><text:p/></draw:path><draw:path draw:style-name="gr3" draw:text-style-name="P6" svg:width="0.0335in" svg:height="0.1508in" svg:x="0.2945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756in" svg:height="0.087in" svg:x="0.4004in" svg:y="0.0307in" svg:viewBox="0 0 193 222" svg:d="M179 120c7 0 14 0 14-8 0-7-7-7-14-7-55 0-109 0-164 0 5-52 50-90 104-90 20 0 41 0 60 0 7 0 14 0 14-7 0-8-7-8-14-8-19 0-40 0-60 0-66 0-119 51-119 112 0 62 53 110 119 110 20 0 41 0 60 0 7 0 14 0 14-7 0-8-7-7-14-7-19 0-40 0-60 0-54 0-99-36-104-88 55 0 109 0 164 0z"><text:p/></draw:path><draw:path draw:style-name="gr3" draw:text-style-name="P6" svg:width="0.1083in" svg:height="0.1063in" svg:x="0.5378in" svg:y="0.0098in" svg:viewBox="0 0 276 271" svg:d="M129 28c2-10 3-14 11-15 3-1 15-1 23-1 27 0 70 0 70 39 0 13-5 39-21 55-10 10-30 22-65 22-14 0-29 0-44 0 9-34 17-67 26-100zM185 132c38-8 85-35 85-74 0-33-36-58-86-58-37 0-74 0-110 0-8 0-11 0-11 8 0 4 3 4 11 4 1 0 7 0 14 1 8 1 11 1 11 7 0 1-1 2-2 6-18 69-34 138-52 206-3 16-4 19-35 19-7 0-10 0-10 8 0 3 4 4 6 4 11 0 37-2 48-2s38 2 49 2c3 0 8 0 8-9 0-3-4-3-11-3-14 0-25 0-25-8 0-2 1-4 1-6 9-33 16-67 25-100 16 0 31 0 46 0 36 0 42 20 42 34 0 6-3 18-5 26-2 10-6 24-6 32 0 42 46 42 51 42 33 0 47-39 47-44s-4-5-5-5c-4 0-4 3-5 6-10 29-26 35-35 35-13 0-15-9-15-24 0-12 2-32 3-44 1-5 2-11 2-17 0-29-26-41-36-46z"><text:p/></draw:path><draw:path draw:style-name="gr3" draw:text-style-name="P6" svg:width="0.0846in" svg:height="0.0933in" svg:x="0.6902in" svg:y="0.0217in" svg:viewBox="0 0 216 238" svg:d="M117 9c-4-7-6-9-9-9-6 0-7 3-9 9-32 71-64 143-96 213-2 6-3 6-3 8 0 5 3 8 8 8 3 0 6-1 9-8 30-67 60-135 91-204 31 69 60 137 91 204 3 8 7 8 9 8 3 0 8-3 8-8 0-1 0-1-3-5-31-72-64-145-96-216z"><text:p/></draw:path><draw:path draw:style-name="gr3" draw:text-style-name="P6" svg:width="0.0335in" svg:height="0.1508in" svg:x="0.8335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6" svg:width="0.0756in" svg:height="0.0681in" svg:x="0.8803in" svg:y="0.0453in" svg:viewBox="0 0 193 174" svg:d="M118 54c2-10 11-46 38-46 2 0 11 0 20 5-11 2-19 12-19 21 0 7 5 13 15 13 8 0 21-6 21-22 0-19-24-25-37-25-22 0-35 20-39 29-10-26-31-29-42-29-41 0-63 50-63 59 0 4 3 3 5 4 3 0 4-1 5-5 13-40 39-50 52-50 7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173in" svg:height="0.0453in" svg:x="0.976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559in" svg:height="0.1059in" svg:x="1.0374in" svg:y="0.0071in" svg:viewBox="0 0 143 270" svg:d="M75 3c-2-1 0-3-6-3-8 0-36 2-47 3-2 0-7 1-7 8 0 4 4 4 9 4 19 0 20 4 20 7s-3 17-5 24c-11 42-21 84-32 126-5 20-7 24-7 37 0 38 21 61 50 61 45 0 93-58 93-111 0-36-21-62-52-62-17 0-34 11-45 23 10-40 19-78 29-117zM39 150c2-9 2-10 5-15 19-24 36-30 46-30 15 0 24 12 24 36 0 23-12 66-19 81-12 26-30 40-45 40-14 0-27-11-27-40 0-6 0-14 7-37 3-12 5-24 9-35z"><text:p/></draw:path><draw:path draw:style-name="gr3" draw:text-style-name="P6" svg:width="0.0335in" svg:height="0.1508in" svg:x="1.1043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6" svg:width="0.076in" svg:height="0.087in" svg:x="1.2098in" svg:y="0.0307in" svg:viewBox="0 0 194 222" svg:d="M179 120c7 0 15 0 15-8 0-7-8-7-15-7-55 0-109 0-164 0 6-52 50-90 105-90 20 0 40 0 59 0 7 0 15 0 15-7 0-8-8-8-15-8-19 0-40 0-60 0-66 0-119 51-119 112 0 62 53 110 119 110 20 0 41 0 60 0 7 0 15 0 15-7 0-8-8-7-15-7-19 0-39 0-59 0-55 0-99-36-105-88 55 0 109 0 164 0z"><text:p/></draw:path><draw:path draw:style-name="gr3" draw:text-style-name="P6" svg:width="0.1083in" svg:height="0.1063in" svg:x="1.3472in" svg:y="0.0098in" svg:viewBox="0 0 276 271" svg:d="M129 28c3-10 4-14 11-15 3-1 16-1 24-1 27 0 70 0 70 39 0 13-6 39-22 55-10 10-29 22-65 22-14 0-28 0-42 0 7-34 16-67 24-100zM185 132c39-8 85-35 85-74 0-33-35-58-85-58-36 0-74 0-110 0-8 0-12 0-12 8 0 4 4 4 11 4 1 0 9 0 15 1 7 1 10 1 10 7 0 1 0 2-1 6-18 69-34 138-52 206-4 16-5 19-35 19-8 0-11 0-11 8 0 3 4 4 6 4 11 0 37-2 48-2s38 2 49 2c4 0 8 0 8-9 0-3-3-3-11-3-14 0-25 0-25-8 0-2 1-4 1-6 9-33 18-67 26-100 16 0 30 0 45 0 36 0 43 20 43 34 0 6-3 18-5 26-3 10-7 24-7 32 0 42 46 42 52 42 33 0 46-39 46-44s-3-2-4-5c-4 0-5 3-6 6-10 29-26 35-35 35-12 0-15-9-15-24 0-12 2-32 4-44 0-5 1-11 1-17 0-29-25-41-36-46z"><text:p/></draw:path></draw:g></text:span><text:span text:style-name="T54">. משום ש־</text:span><text:span text:style-name="T54"><draw:g text:anchor-type="as-char" svg:y="-0.1035in" draw:z-index="409" draw:name="Shape414" draw:style-name="gr1"><svg:title>TexMaths</svg:title><svg:desc>11§display§R \subseteq T§svg§600§FALSE§</svg:desc><draw:path draw:style-name="gr2" draw:text-style-name="P5" svg:width="0.4102in" svg:height="0.1087in" svg:x="0.0008in" svg:y="0.0063in" svg:viewBox="0 0 1043 277" svg:d="M523 277c-175 0-349 0-523 0 0-92 0-184 0-277 348 0 695 0 1043 0 0 93 0 185 0 277-174 0-348 0-520 0z"><text:p/></draw:path><draw:path draw:style-name="gr3" draw:text-style-name="P6" svg:width="0.1079in" svg:height="0.1067in" svg:x="-0.0004in" svg:y="-0.0004in" svg:viewBox="0 0 275 272" svg:d="M129 27c2-9 3-14 11-15 3 0 15 0 23 0 27 0 70 0 70 39 0 13-6 40-21 55-10 10-30 22-66 22-14 0-28 0-43 0 9-34 17-68 26-101zM184 134c39-9 86-37 86-75 0-34-36-59-86-59-37 0-74 0-110 0-8 0-11 0-11 8 0 4 3 4 11 4 4 0 7 0 14 1 7 0 10 1 10 6 0 2 0 3-1 8-18 68-34 138-52 206-3 16-4 19-35 19-7 0-10 0-10 8 0 4 4 4 6 4 9 0 37-1 48-1s38 1 48 1c4 0 8 0 8-8 0-4-3-4-10-4-14 0-25 0-25-7 0-3 0-4 1-6 9-35 16-68 25-102 16 0 31 0 46 0 36 0 42 21 42 35 0 5-3 17-5 26-2 11-7 25-7 33 0 41 47 41 52 41 33 0 46-39 46-44s-3-3-4-5c-4 0-5 2-5 6-10 28-26 35-35 35-13 0-15-9-15-24 0-12 2-31 3-44 1-6 1-13 1-18 0-29-25-41-36-44z"><text:p/></draw:path><draw:path draw:style-name="gr3" draw:text-style-name="P6" svg:width="0.0929in" svg:height="0.1169in" svg:x="0.1646in" svg:y="0.0063in" svg:viewBox="0 0 237 298" svg:d="M222 15c7 0 15 0 15-7 0-8-8-8-15-8-35 0-69 0-103 0-66 0-119 51-119 112s54 111 119 111c34 0 68 0 103 0 7 0 15 0 15-8 0-7-8-7-15-7-34 0-68 0-102 0-62 0-105-44-105-96s44-97 105-97c34 0 68 0 102 0zM21 283c-6 0-13 0-13 8 0 7 7 7 13 7 67 0 134 0 201 0 7 0 15 0 15-7 0-8-8-8-15-8-67 0-134 0-201 0z"><text:p/></draw:path><draw:path draw:style-name="gr3" draw:text-style-name="P6" svg:width="0.1031in" svg:height="0.1028in" svg:x="0.3157in" svg:y="0.0008in" svg:viewBox="0 0 263 262" svg:d="M156 28c2-11 4-14 9-15 3-1 15-1 24-1 39 0 56 2 56 32 0 6-1 21-3 31 0 1-1 7-1 8 0 2 1 4 4 4 5 0 6-3 7-9 3-22 7-45 10-67 0-1 1-5 1-7 0-4-4-4-11-4-72 0-143 0-215 0-8 0-8 1-12 8-7 23-15 45-23 68 0 1-1 5-2 7 0 2 2 4 4 4 5 0 5-2 7-7 21-61 31-68 88-68 6 0 10 0 15 0 11 0 11 2 11 5 0 2-1 7-2 8-17 69-34 137-51 206-4 14-5 19-46 19-14 0-16 0-16 7 0 5 4 5 7 5 9 0 20-1 31-1 10 0 21 0 32 0 10 0 22 0 33 0s22 1 33 1c5 0 9 0 9-8 0-4-3-4-13-4s-14 0-25-1-15-3-15-9c1-2 0-2 3-8 17-67 34-136 51-204z"><text:p/></draw:path></draw:g></text:span><text:span text:style-name="T54">, אז לכל </text:span><draw:g text:anchor-type="as-char" svg:y="-0.1134in" draw:z-index="410" draw:name="Shape415" draw:style-name="gr1"><svg:title>TexMaths</svg:title><svg:desc>11§display§\la c, d \ra \in R§svg§600§FALSE§</svg:desc><draw:path draw:style-name="gr2" draw:text-style-name="P5" svg:width="0.615in" svg:height="0.1358in" svg:x="-0.0004in" svg:y="0.0071in" svg:viewBox="0 0 1563 346" svg:d="M783 346c-262 0-522 0-783 0 0-116 0-230 0-346 521 0 1042 0 1563 0 0 116 0 230 0 346-260 0-521 0-780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591in" svg:height="0.0685in" svg:x="0.0571in" svg:y="0.0453in" svg:viewBox="0 0 151 175" svg:d="M137 24c-6 0-12 0-17 6-6 5-7 12-7 15 0 9 7 13 15 13 11 0 21-10 21-25 0-19-18-33-46-33-51 0-103 55-103 110 0 34 23 65 63 65 55 0 88-41 88-45 0-2-3-6-5-6s-3 2-5 5c-31 37-73 37-77 37-24 0-35-18-35-42 0-15 7-52 20-77 13-22 33-38 55-38 14 0 28 4 33 15z"><text:p/></draw:path><draw:path draw:style-name="gr3" draw:text-style-name="P6" svg:width="0.0173in" svg:height="0.0453in" svg:x="0.1299in" svg:y="0.0972in" svg:viewBox="0 0 45 116" svg:d="M45 41c0-26-10-41-24-41-13 0-21 10-21 21 0 10 8 20 21 20 4 0 9-1 13-5 1-1 1-1 2-1 0 2 0 0 0 6 0 28-14 50-26 64-5 3-3 5-3 6 0 2 1 5 3 5 4 0 35-30 35-75z"><text:p/></draw:path><draw:path draw:style-name="gr3" draw:text-style-name="P6" svg:width="0.072in" svg:height="0.1063in" svg:x="0.1906in" svg:y="0.0071in" svg:viewBox="0 0 184 271" svg:d="M184 4c0-1 0-4-5-4-6 0-43 3-49 4-4 0-6 3-6 7 0 6 4 6 9 6 19 0 20 2 20 6 0 2-1 6-1 8-8 31-16 60-23 91-7-14-19-25-36-25-45 0-93 57-93 112 0 37 21 62 52 62 7 0 26-1 49-29 3 16 17 29 35 29 15 0 23-9 29-21 6-14 12-38 12-39 0-3-3-3-4-3-5 0-5 1-6 7-7 25-14 47-30 47-9 0-12-10-12-18s1-12 4-18c18-74 36-148 55-222zM103 220c-2 8-2 8-7 15-17 22-33 27-44 27-19 0-25-21-25-36 0-18 13-65 21-83 12-23 30-37 45-37 26 0 31 32 31 34s-1 4-1 6c-6 25-13 50-20 74z"><text:p/></draw:path><draw:path draw:style-name="gr3" draw:text-style-name="P6" svg:width="0.0335in" svg:height="0.1512in" svg:x="0.272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756in" svg:height="0.087in" svg:x="0.3772in" svg:y="0.0307in" svg:viewBox="0 0 193 222" svg:d="M179 120c7 0 14-1 14-9 0-9-7-8-14-8-55 0-109 0-164 0 6-50 50-88 105-88 20 0 39 0 59 0 7 0 14 0 14-7 0-8-7-8-14-8-20 0-40 0-60 0-66 0-119 48-119 111 0 62 53 111 119 111 20 0 40 0 60 0 7 0 14 0 14-7s-7-7-14-7c-20 0-39 0-59 0-55 0-99-37-105-88 55 0 109 0 164 0z"><text:p/></draw:path><draw:path draw:style-name="gr3" draw:text-style-name="P6" svg:width="0.1083in" svg:height="0.1063in" svg:x="0.5142in" svg:y="0.0098in" svg:viewBox="0 0 276 271" svg:d="M129 26c2-9 3-13 11-14 3 0 16 0 24 0 27 0 69 0 69 38 0 13-5 39-21 55-10 10-31 22-65 22-14 0-29 0-44 0 9-35 17-68 26-101zM185 132c38-9 84-35 84-75 0-33-34-57-84-57-38 0-74 0-111 0-8 0-11 0-11 8 0 4 3 4 11 4 1 0 7 0 14 0 8 1 11 1 11 7 0 1 0 2-1 7-18 69-35 138-53 206-3 15-4 18-35 18-7 0-10 0-10 8 0 4 4 4 5 4 11 0 38-1 49-1s38 1 49 1c4 0 8 0 8-8 0-4-3-4-11-4-14 0-25 0-25-7 0-2 1-4 1-6 9-33 16-67 25-102 16 0 31 0 46 0 35 0 42 22 42 36 0 5-2 17-4 26-4 10-7 24-7 32 0 42 46 42 52 42 32 0 46-40 46-44 0-6-3-3-4-6-5 0-5 4-6 6-10 28-26 35-35 35-13 0-16-9-16-23 0-12 3-31 4-43 1-6 2-13 2-19 0-29-26-42-36-45z"><text:p/></draw:path></draw:g><text:s/><text:span text:style-name="T55">מתקיים </text:span><text:span text:style-name="T55"><draw:g text:anchor-type="as-char" svg:y="-0.1134in" draw:z-index="411" draw:name="Shape416" draw:style-name="gr1"><svg:title>TexMaths</svg:title><svg:desc>11§display§\la c, d \ra \in T§svg§600§FALSE§</svg:desc><draw:path draw:style-name="gr2" draw:text-style-name="P5" svg:width="0.6079in" svg:height="0.1354in" svg:x="-0.0004in" svg:y="0.0071in" svg:viewBox="0 0 1545 345" svg:d="M0 0c515 0 1030 0 1545 0 0 115 0 230 0 345-515 0-1030 0-1545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591in" svg:height="0.0681in" svg:x="0.0575in" svg:y="0.0453in" svg:viewBox="0 0 151 174" svg:d="M138 23c-7 0-13 0-18 6-6 6-7 13-7 15 0 9 7 13 15 13 11 0 22-9 22-24 0-19-19-33-47-33-51 0-103 55-103 109 0 35 22 65 63 65 55 0 88-41 88-45 0-2-2-6-6-6-1 0-2 1-4 5-31 38-73 38-77 38-24 0-35-20-35-43 0-15 7-53 21-77 12-21 33-38 55-38 12 0 27 5 33 15z"><text:p/></draw:path><draw:path draw:style-name="gr3" draw:text-style-name="P6" svg:width="0.0173in" svg:height="0.0453in" svg:x="0.1299in" svg:y="0.0972in" svg:viewBox="0 0 45 116" svg:d="M45 41c0-26-10-41-25-41-12 0-20 10-20 21 0 10 8 21 20 21 5 0 10-2 14-6 1-1 1-1 2-1 0 2 0 0 0 6 0 28-13 51-26 65-4 3-4 4-4 5 0 4 2 5 4 5 4 0 35-30 35-75z"><text:p/></draw:path><draw:path draw:style-name="gr3" draw:text-style-name="P6" svg:width="0.072in" svg:height="0.1059in" svg:x="0.1906in" svg:y="0.0071in" svg:viewBox="0 0 184 270" svg:d="M184 3c-1-1 0-3-5-3-6 0-43 3-49 3-3 1-6 4-6 8s4 4 9 4c19 0 20 4 20 7 0 2-1 6-1 8-8 31-16 60-23 91-7-14-19-24-35-24-47 0-94 56-94 111 0 36 21 62 52 62 7 0 26-1 49-29 4 17 17 29 35 29 15 0 24-9 29-21 7-14 12-38 12-39 0-3-3-3-4-3-5 0-5 1-6 7-6 25-14 48-29 48-11 0-13-10-13-18 0-9 2-12 3-18 18-74 37-149 56-223zM103 220c-2 7-2 8-7 15-17 20-33 27-44 27-19 0-24-22-24-36 0-20 12-66 20-84 13-23 30-37 46-37 25 0 30 32 30 34s-1 4-1 6c-6 26-13 50-20 75z"><text:p/></draw:path><draw:path draw:style-name="gr3" draw:text-style-name="P6" svg:width="0.0335in" svg:height="0.1508in" svg:x="0.272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6" svg:width="0.076in" svg:height="0.087in" svg:x="0.3776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" svg:width="0.1031in" svg:height="0.102in" svg:x="0.5122in" svg:y="0.0098in" svg:viewBox="0 0 263 260" svg:d="M156 26c2-11 5-13 9-14 3-1 17-1 24-1 39 0 56 2 56 32 0 5-1 21-3 31 0 1-1 6-1 7 0 3 1 5 6 5 3 0 4-3 5-9 3-22 7-45 10-67 1-1 1-6 1-7 0-3-4-3-10-3-71 0-143 0-214 0-10 0-10 0-14 8-7 22-15 45-23 67 0 1-1 4-2 6 0 4 2 5 4 5 5 0 5-1 7-8 21-59 31-67 88-67 6 0 10 0 15 0 11 0 11 2 11 6 0 2-1 6-1 7-17 68-35 137-52 205-4 14-5 19-46 19-14 0-16 0-16 6s4 6 7 6c9 0 20-1 31-1s22-1 33-1c10 0 21 1 32 1s22 1 33 1c5 0 9 0 9-9 0-3-3-3-13-3s-14 0-24-1c-12-1-15-3-15-9 0-2 0-2 2-8 17-67 34-135 51-204z"><text:p/></draw:path></draw:g></text:span><text:span text:style-name="T55">, ובפרט </text:span><text:span text:style-name="T55"><draw:g text:anchor-type="as-char" svg:y="-0.1134in" draw:z-index="412" draw:name="Shape417" draw:style-name="gr1"><svg:title>TexMaths</svg:title><svg:desc>11§display§\la x, a \ra, \la x, b \ra§svg§600§FALSE§</svg:desc><draw:path draw:style-name="gr2" draw:text-style-name="P5" svg:width="0.726in" svg:height="0.1358in" svg:x="-0.0004in" svg:y="0.0071in" svg:viewBox="0 0 1845 346" svg:d="M923 346c-308 0-615 0-923 0 0-116 0-230 0-346 615 0 1230 0 1845 0 0 116 0 230 0 346-307 0-615 0-922 0z"><text:p/></draw:path><draw:path draw:style-name="gr3" draw:text-style-name="P6" svg:width="0.0335in" svg:height="0.1512in" svg:x="0.0087in" svg:y="0in" svg:viewBox="0 0 86 385" svg:d="M84 15c2-4 2-5 2-7 0-5-4-8-8-8-3 0-5 2-9 9-22 59-45 118-67 177-1 2-2 4-2 8 0 1 0 1 2 5 22 59 45 118 67 176 1 5 4 10 9 10 4 0 8-3 8-7 0-1 0-3-2-7-24-59-46-119-69-177 23-60 45-119 69-179z"><text:p/></draw:path><draw:path draw:style-name="gr3" draw:text-style-name="P6" svg:width="0.0752in" svg:height="0.0685in" svg:x="0.0555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173in" svg:height="0.0453in" svg:x="0.151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93in" svg:height="0.0685in" svg:x="0.2118in" svg:y="0.0453in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19 0-25-21-25-36 0-19 13-66 21-84 12-23 30-37 45-37 26 0 30 32 30 34s0 4-1 7c-7 24-12 49-19 74z"><text:p/></draw:path><draw:path draw:style-name="gr3" draw:text-style-name="P6" svg:width="0.0335in" svg:height="0.1512in" svg:x="0.2945in" svg:y="0in" svg:viewBox="0 0 86 385" svg:d="M84 199c2-4 2-4 2-5 0-2 0-2-2-7-22-59-46-119-68-178-2-7-4-9-8-9-5 0-8 3-8 8 0 1 0 2 1 6 23 60 46 119 69 180-23 58-46 118-69 176-1 4-1 5-1 8 0 4 3 7 8 7 4 0 6-4 7-7 23-60 45-119 69-179z"><text:p/></draw:path><draw:path draw:style-name="gr3" draw:text-style-name="P6" svg:width="0.0173in" svg:height="0.0453in" svg:x="0.3583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335in" svg:height="0.1512in" svg:x="0.4291in" svg:y="0in" svg:viewBox="0 0 86 385" svg:d="M84 15c2-4 2-5 2-7 0-5-4-8-8-8-3 0-7 2-9 9-23 59-45 118-68 177 0 2-1 4-1 8 0 1 0 1 1 5 23 59 45 118 68 176 1 5 4 10 9 10 4 0 8-3 8-7 0-1 0-3-2-7-24-59-46-119-69-177 23-60 45-119 69-179z"><text:p/></draw:path><draw:path draw:style-name="gr3" draw:text-style-name="P6" svg:width="0.0752in" svg:height="0.0685in" svg:x="0.476in" svg:y="0.0453in" svg:viewBox="0 0 192 175" svg:d="M118 54c2-10 11-45 38-45 1 0 11 0 19 4-11 2-19 12-19 21 0 7 5 14 16 14 7 0 20-7 20-23 0-19-23-25-36-25-22 0-36 21-41 30-9-26-30-30-41-30-40 0-62 50-62 59 0 5 3 5 4 5 4 0 5-1 5-5 13-40 39-50 52-50 7 0 20 3 20 25 0 12-6 39-20 93-6 24-19 39-37 39-2 0-11 0-18-4 8-2 17-10 17-21s-9-13-14-13c-11 0-21 10-21 22 0 17 19 25 36 25 26 0 40-27 41-30 4 15 19 30 42 30 39 0 61-49 61-59 0-4-3-4-4-4-4 0-4 1-6 4-13 41-38 50-51 50-15 0-21-12-21-25 0-9 2-17 6-34 5-18 9-35 14-53z"><text:p/></draw:path><draw:path draw:style-name="gr3" draw:text-style-name="P6" svg:width="0.0173in" svg:height="0.0453in" svg:x="0.5717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6" svg:width="0.0555in" svg:height="0.1063in" svg:x="0.6331in" svg:y="0.0071in" svg:viewBox="0 0 142 271" svg:d="M74 4c0-1 0-4-5-4-9 0-37 3-47 3-3 1-8 1-8 8 0 6 4 6 10 6 19 0 19 2 19 6 0 2-3 16-6 23-10 42-21 84-30 127-6 19-7 25-7 37 0 37 21 61 49 61 46 0 93-57 93-112 0-36-20-62-52-62-17 0-33 11-45 23 10-39 19-77 29-116zM37 150c3-8 3-9 7-13 19-26 36-31 46-31 13 0 24 11 24 36 0 23-13 66-19 80-14 27-31 40-46 40-13 0-26-10-26-38 0-8 0-15 7-39 2-12 5-24 7-35z"><text:p/></draw:path><draw:path draw:style-name="gr3" draw:text-style-name="P6" svg:width="0.0339in" svg:height="0.1512in" svg:x="0.6996in" svg:y="0in" svg:viewBox="0 0 87 385" svg:d="M85 199c2-4 2-4 2-5 0-2 0-2-2-7-22-59-45-119-67-178-4-7-7-9-10-9-5 0-8 3-8 8 0 1 0 2 2 6 23 60 45 119 68 180-23 58-45 118-68 176-2 4-2 5-2 8 0 4 4 7 8 7 5 0 6-4 8-7 24-60 46-119 69-179z"><text:p/></draw:path></draw:g></text:span><text:span text:style-name="T55">. סה"כ </text:span><text:span text:style-name="T55"><draw:g text:anchor-type="as-char" svg:y="-0.1134in" draw:z-index="413" draw:name="Shape418" draw:style-name="gr1"><svg:title>TexMaths</svg:title><svg:desc>11§display§\la x, a \ra, \la x, b \ra \in T§svg§600§FALSE§</svg:desc><draw:path draw:style-name="gr2" draw:text-style-name="P5" svg:width="1.0354in" svg:height="0.1358in" svg:x="-0.0004in" svg:y="0.0071in" svg:viewBox="0 0 2631 346" svg:d="M1316 346c-439 0-877 0-1316 0 0-116 0-230 0-346 877 0 1754 0 2631 0 0 116 0 230 0 346-438 0-877 0-1315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752in" svg:height="0.0685in" svg:x="0.0555in" svg:y="0.0453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173in" svg:height="0.0453in" svg:x="0.1512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0693in" svg:height="0.0685in" svg:x="0.2118in" svg:y="0.0453in" svg:viewBox="0 0 177 175" svg:d="M129 25c-8-14-19-25-37-25-45 0-92 57-92 113 0 37 21 62 52 62 7 0 26-1 49-29 3 16 17 29 35 29 14 0 23-9 29-21 7-14 12-37 12-38 0-4-3-4-5-4-4 0-4 1-5 7-6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3" draw:text-style-name="P6" svg:width="0.0335in" svg:height="0.1512in" svg:x="0.2945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173in" svg:height="0.0453in" svg:x="0.3583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335in" svg:height="0.1512in" svg:x="0.4295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752in" svg:height="0.0685in" svg:x="0.4764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173in" svg:height="0.0453in" svg:x="0.5717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9in" svg:height="0.1063in" svg:x="0.6331in" svg:y="0.0071in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335in" svg:height="0.1512in" svg:x="0.6996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752in" svg:height="0.087in" svg:x="0.8051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6" svg:width="0.1031in" svg:height="0.102in" svg:x="0.9398in" svg:y="0.0098in" svg:viewBox="0 0 263 260" svg:d="M155 26c3-9 4-13 10-14 3 0 15 0 24 0 39 0 56 1 56 31 0 7-1 21-3 31 0 2-1 6-1 7 0 3 1 6 4 6 5 0 6-3 7-9 3-22 6-45 10-67 0-2 1-5 1-7 0-4-5-4-11-4-72 0-143 0-215 0-8 0-8 0-12 8-7 23-15 45-23 68-1 2-2 5-2 7s2 4 4 4c5 0 5-2 7-9 21-59 31-66 88-66 5 0 10 0 15 0 11 0 11 1 11 5 0 2-1 6-2 7-17 68-34 137-52 205-3 14-4 19-46 19-13 0-15 0-15 7 0 5 4 5 6 5 10 0 21-1 31-1 11 0 22 0 33 0s22 0 32 0c12 0 23 1 34 1 5 0 9 0 9-8 0-4-3-4-13-4s-16 0-25 0c-11-1-15-4-15-9 1-2 0-2 2-8 17-68 35-136 51-205z"><text:p/></draw:path></draw:g></text:span><text:span text:style-name="T55">. מתוך הטרנזיטיביות של יחס השקילות </text:span><text:span text:style-name="T55"><draw:g text:anchor-type="as-char" svg:y="-0.102in" draw:z-index="414" draw:name="Shape419" draw:style-name="gr1"><svg:title>TexMaths</svg:title><svg:desc>11§display§T§svg§600§FALSE§</svg:desc><draw:path draw:style-name="gr2" draw:text-style-name="P5" svg:width="0.0898in" svg:height="0.0858in" svg:x="0.0039in" svg:y="0.0075in" svg:viewBox="0 0 229 219" svg:d="M0 0c77 0 152 0 229 0 0 73 0 146 0 219-77 0-152 0-229 0 0-73 0-146 0-219z"><text:p/></draw:path><draw:path draw:style-name="gr3" draw:text-style-name="P6" svg:width="0.102in" svg:height="0.1016in" svg:x="-0.0004in" svg:y="0in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55"><text:s/>ידוע </text:span><text:span text:style-name="T55"><draw:g text:anchor-type="as-char" svg:y="-0.1134in" draw:z-index="415" draw:name="Shape420" draw:style-name="gr1"><svg:title>TexMaths</svg:title><svg:desc>11§display§\la a, b \ra \in T§svg§600§FALSE§</svg:desc><draw:path draw:style-name="gr2" draw:text-style-name="P5" svg:width="0.6079in" svg:height="0.1358in" svg:x="-0.0004in" svg:y="0.0071in" svg:viewBox="0 0 1545 346" svg:d="M773 346c-259 0-516 0-773 0 0-116 0-230 0-346 515 0 1030 0 1545 0 0 116 0 230 0 346-257 0-515 0-772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93in" svg:height="0.0685in" svg:x="0.0571in" svg:y="0.0453in" svg:viewBox="0 0 177 175" svg:d="M129 25c-7-14-19-25-36-25-46 0-93 57-93 113 0 37 21 62 52 62 7 0 26-1 49-29 3 16 17 29 35 29 15 0 23-9 29-21 6-14 12-37 12-38 0-4-3-4-4-4-5 0-5 1-6 7-7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45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5in" svg:height="0.1063in" svg:x="0.2059in" svg:y="0.0071in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3" draw:text-style-name="P6" svg:width="0.0335in" svg:height="0.1512in" svg:x="0.2728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752in" svg:height="0.087in" svg:x="0.378in" svg:y="0.0307in" svg:viewBox="0 0 192 222" svg:d="M179 120c7 0 13-1 13-9 0-9-6-8-13-8-55 0-109 0-164 0 5-50 50-88 104-88 19 0 40 0 60 0 7 0 13 0 13-7 0-8-6-8-13-8-20 0-41 0-60 0-66 0-119 48-119 111 0 62 53 111 119 111 19 0 40 0 60 0 7 0 13 0 13-7s-6-7-13-7c-20 0-41 0-60 0-54 0-99-37-104-88 55 0 109 0 164 0z"><text:p/></draw:path><draw:path draw:style-name="gr3" draw:text-style-name="P6" svg:width="0.1031in" svg:height="0.102in" svg:x="0.5126in" svg:y="0.0098in" svg:viewBox="0 0 263 260" svg:d="M155 26c3-9 4-13 10-14 3 0 15 0 24 0 39 0 56 1 56 31 0 7-1 21-3 31 0 2-1 6-1 7 0 3 1 6 4 6 5 0 6-3 7-9 3-22 6-45 10-67 0-2 1-5 1-7 0-4-5-4-11-4-72 0-143 0-215 0-8 0-8 0-12 8-7 23-15 45-23 68-1 2-2 5-2 7s2 4 4 4c5 0 5-2 7-9 21-59 31-66 88-66 5 0 10 0 15 0 11 0 11 1 11 5 0 2-1 6-2 7-17 68-34 137-52 205-3 14-4 19-46 19-13 0-15 0-15 7 0 5 4 5 6 5 10 0 21-1 31-1 11 0 22 0 33 0s22 0 32 0c12 0 23 1 34 1 5 0 9 0 9-8 0-4-3-4-13-4s-16 0-25 0c-11-1-15-4-15-9 1-2 0-2 2-8 17-68 34-136 51-205z"><text:p/></draw:path></draw:g></text:span><text:span text:style-name="T55">, כדרוש. </text:span></text:p>
        </text:list-item>
        <text:list-item>
          <text:p text:style-name="P81"><text:soft-page-break/><draw:g text:anchor-type="as-char" svg:y="-0.1075in" draw:z-index="416" draw:name="Shape421" draw:style-name="gr1"><svg:title>TexMaths</svg:title><svg:desc>11§display§T \subseteq A \times A§svg§600§FALSE§</svg:desc><draw:path draw:style-name="gr2" draw:text-style-name="P5" svg:width="0.7067in" svg:height="0.1134in" svg:x="0.0035in" svg:y="0.0079in" svg:viewBox="0 0 1796 289" svg:d="M899 289c-300 0-600 0-899 0 0-96 0-192 0-289 598 0 1198 0 1796 0 0 97 0 193 0 289-299 0-598 0-897 0z"><text:p/></draw:path><draw:path draw:style-name="gr3" draw:text-style-name="P6" svg:width="0.1031in" svg:height="0.1024in" svg:x="-0.0004in" svg:y="0.0075in" svg:viewBox="0 0 263 261" svg:d="M155 26c3-9 4-13 9-14 3 0 16 0 24 0 40 0 57 1 57 31 0 7-2 21-3 31 0 2-1 6-1 7 0 3 1 6 4 6 5 0 6-3 6-9 3-22 7-45 11-67 0-2 1-5 1-7 0-4-5-4-11-4-72 0-143 0-215 0-8 0-10 0-12 8-7 22-15 45-23 67-1 1-2 6-2 8s1 4 4 4c4 0 5-2 7-9 21-59 31-66 88-66 5 0 10 0 15 0 10 0 10 1 10 5 0 2-1 6-1 7-17 68-34 138-52 206-3 14-4 19-46 19-13 0-16 0-16 7 0 5 4 5 6 5 11 0 22-1 32-1 11 0 22 0 33 0s22 0 32 0c11 0 23 1 34 1 4 0 9 0 9-8 0-4-3-4-13-4s-16 0-25-1c-11-1-15-3-15-8 0-1 0-2 2-9 17-68 35-136 51-205z"><text:p/></draw:path><draw:path draw:style-name="gr3" draw:text-style-name="P6" svg:width="0.0925in" svg:height="0.1169in" svg:x="0.1606in" svg:y="0.0138in" svg:viewBox="0 0 236 298" svg:d="M222 15c7 0 14 0 14-7 0-8-7-8-14-8-34 0-69 0-103 0-67 0-119 51-119 111 0 63 54 112 119 112 34 0 69 0 103 0 7 0 14 0 14-7 0-8-7-8-14-8-34 0-68 0-102 0-62 0-105-45-105-96 0-53 44-97 105-97 34 0 68 0 102 0zM21 283c-7 0-13 0-13 8 0 7 6 7 13 7 67 0 134 0 201 0 7 0 14 0 14-7 0-8-7-8-14-8-67 0-134 0-201 0z"><text:p/></draw:path><draw:path draw:style-name="gr3" draw:text-style-name="P6" svg:width="0.1039in" svg:height="0.1083in" svg:x="0.3142in" svg:y="0in" svg:viewBox="0 0 265 276" svg:d="M56 232c-15 26-31 31-48 32-5 0-8 0-8 8 0 2 2 4 5 4 10 0 22-1 33-1 13 0 27 1 39 1 2 0 8 0 8-7 0-5-5-5-7-5-9-1-19-3-19-13 0-4 4-9 6-14 10-17 20-33 30-50 31 0 64 0 96 0 1 8 7 61 7 64 0 12-20 13-28 13-5 0-9 0-9 8 0 4 4 4 5 4 15 0 33-1 48-1 10 0 35 1 44 1 3 0 7 0 7-7 0-5-4-5-9-5-24 0-24-2-25-14-8-81-15-160-23-240-1-8-1-10-8-10-6 0-8 3-10 7-45 74-89 150-134 225zM102 175c26-42 51-85 76-127 5 42 8 85 12 127-29 0-58 0-88 0z"><text:p/></draw:path><draw:path draw:style-name="gr3" draw:text-style-name="P6" svg:width="0.0732in" svg:height="0.0728in" svg:x="0.4791in" svg:y="0.0343in" svg:viewBox="0 0 187 186" svg:d="M93 83c-25-26-51-52-77-77-5-5-5-6-8-6-5 0-8 3-8 8 0 2 1 3 4 7 27 26 52 52 78 77-26 27-51 52-78 79-3 4-4 4-4 7 0 5 3 8 8 8 3 0 3-1 8-6 26-25 52-51 77-77 27 27 53 54 80 81 1 0 3 2 5 2 6 0 9-3 9-8 0-1 0-2-2-4 0-1-62-62-81-82 24-23 48-47 71-70 2-2 8-7 10-9 0-1 2-3 2-5 0-5-3-8-9-8-2 0-4 1-9 6-25 25-50 51-76 77z"><text:p/></draw:path><draw:path draw:style-name="gr3" draw:text-style-name="P6" svg:width="0.1039in" svg:height="0.1083in" svg:x="0.6142in" svg:y="0in" svg:viewBox="0 0 265 276" svg:d="M55 232c-15 26-30 31-47 32-5 0-8 0-8 8 0 2 2 4 4 4 11 0 23-1 34-1 13 0 26 1 39 1 2 0 7 0 7-7 0-5-4-5-6-5-9-1-19-3-19-13 0-4 3-9 6-14 10-17 20-33 30-50 31 0 64 0 96 0 1 8 7 61 7 64 0 12-21 13-29 13-5 0-8 0-8 8 0 4 4 4 5 4 15 0 32-1 48-1 10 0 35 1 43 1 4 0 8 0 8-7 0-5-4-5-9-5-24 0-24-2-25-14-8-81-17-160-24-240 0-8 0-10-7-10-6 0-8 3-10 7-45 74-90 150-135 225zM102 175c26-42 51-85 76-127 5 42 8 85 12 127-29 0-58 0-88 0z"><text:p/></draw:path></draw:g>: <text:span text:style-name="T55">שקול לנתון </text:span><text:span text:style-name="T55"><draw:g text:anchor-type="as-char" svg:y="-0.102in" draw:z-index="417" draw:name="Shape422" draw:style-name="gr1"><svg:title>TexMaths</svg:title><svg:desc>11§display§T§svg§600§FALSE§</svg:desc><draw:path draw:style-name="gr2" draw:text-style-name="P5" svg:width="0.0898in" svg:height="0.0858in" svg:x="0.0039in" svg:y="0.0075in" svg:viewBox="0 0 229 219" svg:d="M0 0c77 0 152 0 229 0 0 73 0 146 0 219-77 0-152 0-229 0 0-73 0-146 0-219z"><text:p/></draw:path><draw:path draw:style-name="gr3" draw:text-style-name="P6" svg:width="0.102in" svg:height="0.1016in" svg:x="-0.0004in" svg:y="0in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55"><text:s/>יחס על </text:span><text:span text:style-name="T55"><draw:g text:anchor-type="as-char" svg:y="-0.1083in" draw:z-index="418" draw:name="Shape423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55"><text:s/>ובפרט נגרר ממנו. </text:span></text:p>
        </text:list-item>
      </text:list>
      <text:p text:style-name="P9"><draw:g text:anchor-type="as-char" svg:y="-0.1134in" draw:z-index="419" draw:name="Shape424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18" text:outline-level="3">סעיף (ג)</text:h>
      <text:p text:style-name="P79">נתון: <text:span text:style-name="T3">יהי </text:span><text:span text:style-name="T3"><draw:g text:anchor-type="as-char" svg:y="-0.1134in" draw:z-index="420" draw:name="Shape425" draw:style-name="gr1"><svg:title>TexMaths</svg:title><svg:desc>11§display§A = \ps(\N \times \N)§svg§600§FALSE§</svg:desc><draw:path draw:style-name="gr2" draw:text-style-name="P5" svg:width="0.928in" svg:height="0.1354in" svg:x="0.0024in" svg:y="0.0071in" svg:viewBox="0 0 2358 345" svg:d="M0 0c786 0 1572 0 2358 0 0 115 0 230 0 345-786 0-1572 0-2358 0 0-115 0-230 0-345z"><text:p/></draw:path><draw:path draw:style-name="gr3" draw:text-style-name="P6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1004in" svg:height="0.035in" svg:x="0.1594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79in" svg:height="0.1106in" svg:x="0.3146in" svg:y="0.0098in" svg:viewBox="0 0 275 282" svg:d="M127 0c-54 0-96 26-112 45-14 16-15 27-15 28 0 2 2 2 4 2 6 0 15-6 18-7 9-5 10-7 12-15 6-16 17-29 65-31-8 86-31 171-63 250-2 5-2 7-2 8s1 2 3 2c7 0 26-9 30-19 20-47 52-134 63-241 6 0 14 0 21 0 46 0 91 18 91 56 0 29-27 83-102 85-8 1-12 1-23 8-7 4-10 8-10 11s2 3 7 3c70 0 161-59 161-123 0-44-52-62-97-62-17 0-34 0-51 0z"><text:p/></draw:path><draw:path draw:style-name="gr3" draw:text-style-name="P6" svg:width="0.0346in" svg:height="0.1508in" svg:x="0.444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1028in" svg:height="0.1059in" svg:x="0.4921in" svg:y="0.0098in" svg:viewBox="0 0 262 270" svg:d="M34 34c0 63 0 126 0 187 0 21-3 28-23 28-4 0-11 1-11 6 0 8 7 8 13 8 20 0 41 0 61 0 6 0 12 0 12-8 0-5-6-6-11-6-21 0-24-8-24-29 0-58 0-117 0-175 56 73 111 147 167 219 3 5 4 6 8 6 6 0 6-6 6-12 0-72 0-145 0-217 0-22 3-28 21-28 2 0 9 0 9-6 0-7-6-7-12-7-19 0-39 0-57 0-7 0-14 0-14 7 0 6 8 6 12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3" draw:text-style-name="P6" svg:width="0.0732in" svg:height="0.0724in" svg:x="0.6547in" svg:y="0.0398in" svg:viewBox="0 0 187 185" svg:d="M94 81c-26-25-52-50-77-75-5-6-6-6-9-6-4 0-8 3-8 8 0 2 1 3 6 7 25 26 51 51 77 77-26 26-52 51-77 78-5 4-6 5-6 7 0 5 4 8 8 8 3 0 4 0 9-6 25-25 51-50 77-76 26 27 52 53 79 80 1 1 4 2 6 2 5 0 8-3 8-8 0-2 0-2-1-4-1 0-62-61-81-81 23-24 47-47 70-70 2-2 8-8 10-10 0-1 2-2 2-4 0-5-3-8-8-8-3 0-4 1-8 6-26 25-52 50-77 75z"><text:p/></draw:path><draw:path draw:style-name="gr3" draw:text-style-name="P6" svg:width="0.1024in" svg:height="0.1059in" svg:x="0.7886in" svg:y="0.0098in" svg:viewBox="0 0 261 270" svg:d="M33 34c0 63 0 126 0 187 0 21-3 28-23 28-3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6" svg:width="0.0346in" svg:height="0.1508in" svg:x="0.903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">, יהי יחס </text:span><text:span text:style-name="T3"><draw:g text:anchor-type="as-char" svg:y="-0.1063in" draw:z-index="421" draw:name="Shape426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על </text:span><text:span text:style-name="T3"><draw:g text:anchor-type="as-char" svg:y="-0.1134in" draw:z-index="422" draw:name="Shape427" draw:style-name="gr1"><svg:title>TexMaths</svg:title><svg:desc>11§display§\ps(\N \times \N)§svg§600§FALSE§</svg:desc><draw:path draw:style-name="gr2" draw:text-style-name="P5" svg:width="0.611in" svg:height="0.1358in" svg:x="0.0039in" svg:y="0.0071in" svg:viewBox="0 0 1553 346" svg:d="M777 346c-260 0-518 0-777 0 0-116 0-230 0-346 517 0 1036 0 1553 0 0 116 0 230 0 346-259 0-517 0-776 0z"><text:p/></draw:path><draw:path draw:style-name="gr3" draw:text-style-name="P6" svg:width="0.1079in" svg:height="0.1106in" svg:x="-0.0004in" svg:y="0.0098in" svg:viewBox="0 0 275 282" svg:d="M125 0c-53 0-95 26-111 44-13 15-14 26-14 28s1 3 3 3c7 0 16-6 19-8 8-5 9-8 11-15 6-16 17-29 65-31-7 87-30 172-63 251-2 5-1 4-2 7 0 1 1 3 4 3 6 0 25-9 29-19 20-47 52-135 64-242 6 0 13 0 20 0 47 0 92 18 92 57 0 29-28 83-103 85-8 0-12 0-23 8-7 4-10 8-10 11 0 2 2 2 7 2 71 0 162-60 162-123 0-44-53-61-98-61-17 0-34 0-52 0z"><text:p/></draw:path><draw:path draw:style-name="gr3" draw:text-style-name="P6" svg:width="0.035in" svg:height="0.1512in" svg:x="0.1295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1024in" svg:height="0.1063in" svg:x="0.178in" svg:y="0.0098in" svg:viewBox="0 0 261 271" svg:d="M33 35c0 63 0 126 0 187 0 20-3 28-22 28-4 0-11 0-11 7 0 6 6 6 13 6 20 0 40 0 60 0 6 0 13 0 13-6 0-7-7-7-12-7-21 0-24-9-24-29 0-58 0-118 0-176 56 74 111 148 167 220 3 5 5 6 8 6 6 0 6-7 6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" svg:width="0.0732in" svg:height="0.0728in" svg:x="0.3394in" svg:y="0.0394in" svg:viewBox="0 0 187 186" svg:d="M94 83c-26-26-52-52-77-77-5-5-6-6-9-6-4 0-8 3-8 8 0 2 1 3 6 7 25 26 51 52 77 77-26 26-52 52-77 79-5 4-6 5-6 7 0 5 4 8 8 8 3 0 4-1 9-5 25-27 51-52 77-78 26 27 52 53 79 81 1 0 4 2 6 2 5 0 8-3 8-8 0-1 0-2-1-4-1-1-62-62-81-82 23-23 47-47 70-70 2-2 8-7 10-9 0-1 2-3 2-5 0-5-3-8-8-8-3 0-4 1-8 6-26 25-52 51-77 77z"><text:p/></draw:path><draw:path draw:style-name="gr3" draw:text-style-name="P6" svg:width="0.1028in" svg:height="0.1063in" svg:x="0.4728in" svg:y="0.0098in" svg:viewBox="0 0 262 271" svg:d="M34 35c0 63 0 126 0 187 0 20-3 28-23 28-4 0-11 0-11 7 0 6 7 6 13 6 20 0 41 0 61 0 6 0 12 0 12-6 0-7-6-7-11-7-21 0-24-9-24-29 0-58 0-118 0-176 55 74 111 148 166 220 4 5 5 6 9 6 6 0 6-7 6-13 0-72 0-145 0-217 0-21 4-27 21-28 2 0 9 0 9-6 0-7-6-7-12-7-19 0-39 0-57 0-7 0-14 0-14 7 0 6 8 6 13 6 20 1 24 9 24 29 0 39 0 80 0 121-39-53-78-105-117-157-3-6-5-6-14-6-22 0-45 0-67 0-7 0-12 0-12 7 0 6 5 6 7 6 11 1 18 8 22 12-1 4-1 5-1 10zM219 243c-56-72-112-146-168-220-5-5-5-5-9-10 15 0 31 0 46 0 44 59 87 117 131 176 0 18 0 37 0 54z"><text:p/></draw:path><draw:path draw:style-name="gr3" draw:text-style-name="P6" svg:width="0.035in" svg:height="0.1512in" svg:x="0.587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"><text:s/>המוגדר באופן הבא: </text:span></text:p>
      <text:p text:style-name="P7"><draw:g text:anchor-type="as-char" svg:y="-0.1319in" draw:z-index="423" draw:name="Shape428" draw:style-name="gr1"><svg:title>TexMaths</svg:title><svg:desc>11§display§R = \big\{ (R_1, R_2) \in \ps(\N \times \N)^2 \colon R_1 \circ R_2 = R_2 \circ R_1 \big\}§svg§600§FALSE§</svg:desc><draw:path draw:style-name="gr2" draw:text-style-name="P5" svg:width="3.25in" svg:height="0.1709in" svg:x="0.0008in" svg:y="0.0075in" svg:viewBox="0 0 8256 435" svg:d="M4129 435c-1377 0-2753 0-4129 0 0-145 0-291 0-435 2752 0 5504 0 8256 0 0 144 0 290 0 435-1376 0-2752 0-4127 0z"><text:p/></draw:path><draw:path draw:style-name="gr3" draw:text-style-name="P6" svg:width="0.1083in" svg:height="0.1063in" svg:x="-0.0004in" svg:y="0.0311in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9-3 15-4 17-35 17-7 0-10 0-10 7 0 4 4 4 6 4 9 0 37-1 48-1s38 1 48 1c4 0 8 0 8-7 0-4-3-4-10-4-14 0-25 0-25-6 0-2 1-5 1-7 9-34 16-68 25-102 16 0 31 0 46 0 36 0 42 22 42 35 0 5-3 18-5 26-2 11-6 26-6 34 0 40 46 40 51 40 33 0 47-37 47-43 0-5-4-5-5-5-4 0-5 3-5 5-10 28-26 34-35 34-13 0-15-7-15-22 0-12 2-32 3-44 1-5 2-13 2-18 0-30-26-42-36-46z"><text:p/></draw:path><draw:path draw:style-name="gr3" draw:text-style-name="P6" svg:width="0.1008in" svg:height="0.0358in" svg:x="0.1606in" svg:y="0.0783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9in" svg:height="0.1819in" svg:x="0.3303in" svg:y="0.0047in" svg:viewBox="0 0 138 463" svg:d="M56 170c0 27-14 42-53 57-2 1-3 2-3 5s1 4 4 5c52 19 52 40 52 62 0 36 0 72 0 107 0 10 6 24 23 36 19 12 50 21 54 21 3 0 5-2 5-5 0-4-2-4-7-6-11-4-41-16-47-40-1-4-1-5-1-19 0-31 0-63 0-95 0-20 0-48-63-65 63-20 63-47 63-69 0-32 0-64 0-95 0-20 0-40 52-60 3 0 3-3 3-5 0-3-2-4-5-4s-57 12-71 37c-6 13-6 16-6 32 0 34 0 67 0 101z"><text:p/></draw:path><draw:path draw:style-name="gr3" draw:text-style-name="P6" svg:width="0.035in" svg:height="0.1516in" svg:x="0.4169in" svg:y="0.0193in" svg:viewBox="0 0 90 386" svg:d="M90 383c0-3 0-3-6-9-49-49-61-121-61-180 0-68 14-136 62-183 5-5 5-5 5-7 0-3-2-4-4-4-3 0-39 26-62 75-20 43-24 86-24 119 0 30 4 75 25 119 23 48 58 73 61 73 2 0 4-1 4-3z"><text:p/></draw:path><draw:path draw:style-name="gr3" draw:text-style-name="P6" svg:width="0.1083in" svg:height="0.1063in" svg:x="0.4669in" svg:y="0.0311in" svg:viewBox="0 0 276 271" svg:d="M130 26c2-9 3-13 11-14 3-1 15-1 23-1 27 0 70 0 70 39 0 13-6 39-21 55-9 10-30 22-66 22-14 0-28 0-42 0 8-34 16-67 25-101zM185 132c39-8 86-35 86-75 0-33-36-57-86-57-36 0-74 0-110 0-8 0-11 0-11 8 0 3 3 3 11 3 4 0 8 0 14 1 7 1 10 1 10 7 0 1 0 2-1 6-18 70-34 139-52 209-4 15-4 17-35 17-7 0-11 0-11 7 0 4 3 3 6 4 11 0 38-1 49-1 10 0 37 1 48 1 4 0 8 0 8-7 0-4-3-4-11-4-14 0-24 0-24-6 0-2 0-5 1-7 9-34 17-68 25-102 16 0 31 0 47 0 35 0 41 22 41 35 0 5-3 18-5 26-2 11-7 26-7 34 0 40 48 40 52 40 33 0 46-37 46-43 0-5-3-4-4-5-4 0-5 3-5 5-10 28-26 34-35 34-13 0-15-7-15-22 0-12 2-32 3-44 1-5 1-13 1-18 0-30-25-42-36-46z"><text:p/></draw:path><draw:path draw:style-name="gr3" draw:text-style-name="P6" svg:width="0.0382in" svg:height="0.0705in" svg:x="0.5882in" svg:y="0.0854in" svg:viewBox="0 0 98 180" svg:d="M61 8c0-8 0-8-8-8-18 17-42 18-53 18 0 3 0 5 0 8 7 0 24 0 39-7 0 46 0 92 0 139 0 9 0 12-27 12-3 0-8 0-11 0 0 3 0 6 0 10 6 0 39-1 49-1 8 0 42 1 48 1 0-4 0-7 0-10-3 0-7 0-10 0-27 0-27-3-27-12 0-51 0-101 0-150z"><text:p/></draw:path><draw:path draw:style-name="gr3" draw:text-style-name="P6" svg:width="0.0173in" svg:height="0.0453in" svg:x="0.6579in" svg:y="0.1169in" svg:viewBox="0 0 45 116" svg:d="M45 41c0-26-10-41-25-41-12 0-20 10-20 21 0 10 8 20 20 20 5 0 10-1 14-5 1-1 1-1 1-1 1 0 1 0 1 6 0 28-13 52-26 65-4 3-4 4-4 5 0 4 2 5 4 5 4 0 35-30 35-75z"><text:p/></draw:path><draw:path draw:style-name="gr3" draw:text-style-name="P6" svg:width="0.1083in" svg:height="0.1063in" svg:x="0.7185in" svg:y="0.0311in" svg:viewBox="0 0 276 271" svg:d="M129 26c3-9 4-13 11-14 3-1 16-1 24-1 27 0 70 0 70 39 0 13-6 39-22 55-10 10-29 22-65 22-14 0-28 0-42 0 7-34 16-67 24-101zM185 132c39-8 85-35 85-75 0-33-35-57-85-57-36 0-74 0-110 0-8 0-12 0-12 8 0 3 4 3 11 3 1 0 9 0 15 1 7 1 10 1 10 7 0 1 0 2-1 6-18 70-34 139-52 209-4 15-5 17-35 17-8 0-11 0-11 7 0 4 4 4 6 4 11 0 37-1 48-1s38 1 49 1c4 0 8 0 8-7 0-4-3-4-11-4-14 0-25 0-25-6 0-2 1-5 1-7 9-34 18-68 26-102 16 0 30 0 45 0 36 0 43 22 43 35 0 5-3 18-5 26-3 11-7 26-7 34 0 40 46 40 52 40 33 0 46-37 46-43 0-5-3-4-4-5-4 0-5 3-6 5-10 28-26 34-35 34-12 0-15-7-15-22 0-12 2-32 4-44 0-5 1-13 1-18 0-30-25-42-36-46z"><text:p/></draw:path><draw:path draw:style-name="gr3" draw:text-style-name="P6" svg:width="0.0469in" svg:height="0.0705in" svg:x="0.8346in" svg:y="0.0854in" svg:viewBox="0 0 120 180" svg:d="M120 130c-3 0-7 0-10 0 0 7-3 22-7 26-2 1-23 1-26 1-16 0-34 0-51 0 29-26 39-33 55-46 20-16 39-33 39-58 0-33-29-53-64-53-33 0-56 23-56 49 0 13 12 15 14 15 7 0 15-6 15-14 0-6-3-16-16-16 8-19 27-24 39-24 27 0 42 21 42 43 0 23-17 42-26 52-22 21-44 42-66 64-2 3-2 3-2 11 37 0 74 0 111 0 3-17 6-33 9-50z"><text:p/></draw:path><draw:path draw:style-name="gr3" draw:text-style-name="P6" svg:width="0.035in" svg:height="0.1516in" svg:x="0.9047in" svg:y="0.0193in" svg:viewBox="0 0 90 386" svg:d="M90 194c0-31-4-77-25-121-24-48-57-73-61-73-2 0-4 1-4 4 0 2 0 2 8 9 37 38 59 99 59 181 0 65-14 132-61 182-6 4-6 4-6 7 0 2 2 3 4 3 4 0 39-26 62-75 20-43 24-85 24-117z"><text:p/></draw:path><draw:path draw:style-name="gr3" draw:text-style-name="P6" svg:width="0.0756in" svg:height="0.0878in" svg:x="1.0106in" svg:y="0.052in" svg:viewBox="0 0 193 224" svg:d="M179 120c7 0 14 0 14-8 0-7-7-7-14-7-55 0-109 0-164 0 5-53 50-90 104-90 20 0 41 0 60 0 7 0 14 0 14-7 0-8-7-8-14-8-19 0-40 0-60 0-67 0-119 50-119 112s52 112 119 112c20 0 41 0 60 0 7 0 14 0 14-8s-7-8-14-8c-19 0-40 0-60 0-54 0-99-36-104-88 55 0 109 0 164 0z"><text:p/></draw:path><draw:path draw:style-name="gr3" draw:text-style-name="P6" svg:width="0.1079in" svg:height="0.1106in" svg:x="1.1449in" svg:y="0.0311in" svg:viewBox="0 0 275 282" svg:d="M127 0c-55 0-96 25-113 44-13 16-14 27-14 28 0 2 1 3 3 3 7 0 16-6 19-8 8-5 9-7 11-15 6-16 17-29 65-31-7 87-30 172-63 251-2 6-1 5-2 7 0 1 1 3 4 3 6 0 25-8 29-18 20-47 52-136 64-243 6 0 13 0 20 0 47 0 92 18 92 56 0 30-27 84-102 86-9 0-13 0-23 8-8 4-11 9-11 11s2 2 7 2c71 0 162-59 162-123 0-44-52-61-97-61-17 0-34 0-51 0z"><text:p/></draw:path><draw:path draw:style-name="gr3" draw:text-style-name="P6" svg:width="0.035in" svg:height="0.1516in" svg:x="1.2748in" svg:y="0.0193in" svg:viewBox="0 0 90 386" svg:d="M90 383c0-3 0-3-6-9-49-49-61-121-61-180 0-68 14-136 62-183 5-5 5-5 5-7 0-3-1-4-3-4-4 0-40 26-62 75-19 43-25 86-25 119 0 30 4 75 26 119 24 48 57 73 61 73 2 0 3-1 3-3z"><text:p/></draw:path><draw:path draw:style-name="gr3" draw:text-style-name="P6" svg:width="0.1028in" svg:height="0.1063in" svg:x="1.3228in" svg:y="0.0291in" svg:viewBox="0 0 262 271" svg:d="M34 34c0 63 0 126 0 190 0 20-3 27-23 27-4 0-11 0-11 6 0 7 7 7 13 7 20 0 41 0 61 0 6 0 12 0 12-7 0-6-6-6-11-6-22 0-25-8-25-28 0-60 0-119 0-178 56 74 111 148 167 221 3 4 5 5 9 5 6 0 6-6 6-13 0-72 0-144 0-217 0-22 3-28 21-28 2 0 9 0 9-6 0-7-6-7-13-7-19 0-38 0-56 0-7 0-14 0-14 7 0 6 8 6 11 6 22 0 26 9 26 29 0 41 0 80 0 121-39-53-78-105-117-157-4-6-5-6-14-6-22 0-45 0-67 0-7 0-14 0-14 7 0 5 7 6 9 6 10 1 18 8 21 12 0 4 0 5 0 9zM218 245c-56-74-112-148-168-222-4-5-4-5-8-10 15 0 31 0 46 0 43 59 87 117 130 177 0 17 0 36 0 55z"><text:p/></draw:path><draw:path draw:style-name="gr3" draw:text-style-name="P6" svg:width="0.0732in" svg:height="0.0728in" svg:x="1.485in" svg:y="0.0587in" svg:viewBox="0 0 187 186" svg:d="M94 83c-26-26-52-52-77-77-6-5-6-6-9-6-5 0-8 3-8 8 0 2 1 3 4 7 27 27 52 52 79 79-27 25-52 50-79 77-3 4-4 5-4 8 0 4 3 7 8 7 3 0 3-1 9-5 25-27 51-52 77-77 26 26 52 53 79 80 1 0 4 2 6 2 5 0 8-3 8-7 0-1 0-3-1-5-1 0-63-62-81-80 23-25 47-48 70-72 2-2 8-7 10-9 0-1 2-3 2-5 0-5-3-8-8-8-3 0-5 1-8 6-26 25-52 51-77 77z"><text:p/></draw:path><draw:path draw:style-name="gr3" draw:text-style-name="P6" svg:width="0.1028in" svg:height="0.1063in" svg:x="1.6185in" svg:y="0.0291in" svg:viewBox="0 0 262 271" svg:d="M34 34c0 63 0 126 0 190 0 20-3 27-23 27-4 0-11 0-11 6 0 7 7 7 13 7 20 0 41 0 61 0 6 0 12 0 12-7 0-6-6-6-11-6-21 0-24-8-24-28 0-60 0-119 0-178 56 74 111 148 167 221 3 4 5 5 8 5 6 0 6-6 6-13 0-72 0-144 0-217 0-22 3-28 21-28 2 0 9 0 9-6 0-7-6-7-12-7-19 0-39 0-57 0-7 0-13 0-13 7 0 6 7 6 11 6 21 0 25 9 25 29 0 41 0 80 0 121-39-53-78-105-117-157-3-6-4-6-14-6-22 0-45 0-67 0-7 0-12 0-12 7 0 5 5 6 7 6 11 1 18 8 22 12-1 4-1 5-1 9zM219 245c-56-74-112-148-168-222-5-5-5-5-9-10 15 0 31 0 46 0 44 59 87 117 131 177 0 17 0 36 0 55z"><text:p/></draw:path><draw:path draw:style-name="gr3" draw:text-style-name="P6" svg:width="0.0346in" svg:height="0.1516in" svg:x="1.7335in" svg:y="0.0193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465in" svg:height="0.0705in" svg:x="1.7906in" svg:y="-0.0004in" svg:viewBox="0 0 119 180" svg:d="M119 131c-3 0-6 0-9 0-1 6-3 22-7 25-2 1-23 1-27 1-17 0-33 0-50 0 29-25 38-32 54-46 20-15 39-33 39-58 0-33-29-53-63-53s-56 24-56 49c0 14 11 15 14 15 7 0 15-4 15-14 0-5-3-15-17-15 9-20 28-25 40-25 27 0 42 21 42 43 0 24-18 42-27 52-22 21-43 43-65 65-2 2-2 2-2 10 37 0 74 0 111 0 2-17 6-33 8-49z"><text:p/></draw:path><draw:path draw:style-name="gr3" draw:text-style-name="P6" svg:width="0.0157in" svg:height="0.0654in" svg:x="1.8819in" svg:y="0.0693in" svg:viewBox="0 0 41 167" svg:d="M41 21c0-12-9-21-20-21s-21 9-21 21c0 11 10 20 21 20s20-9 20-20zM41 147c0-11-9-21-20-21s-21 10-21 21 10 20 21 20 20-9 20-20z"><text:p/></draw:path><draw:path draw:style-name="gr3" draw:text-style-name="P6" svg:width="0.1083in" svg:height="0.1063in" svg:x="1.9681in" svg:y="0.0311in" svg:viewBox="0 0 276 271" svg:d="M129 26c3-9 4-13 11-14 3-1 16-1 24-1 27 0 70 0 70 39 0 13-6 39-22 55-10 10-29 22-65 22-14 0-28 0-42 0 7-34 16-67 24-101zM185 132c39-8 85-35 85-75 0-33-35-57-85-57-36 0-74 0-110 0-9 0-12 0-12 8 0 3 3 3 11 3 1 0 9 0 15 1 7 1 10 1 10 7 0 1 0 2-1 6-18 70-34 139-52 209-4 15-5 17-35 17-8 0-11 0-11 7 0 4 4 4 6 4 11 0 37-1 48-1s38 1 49 1c4 0 8 0 8-7 0-4-3-4-11-4-14 0-25 0-25-6 0-2 1-5 1-7 9-34 16-68 25-102 16 0 31 0 46 0 36 0 43 22 43 35 0 5-3 18-5 26-3 11-7 26-7 34 0 40 46 40 52 40 33 0 46-37 46-43 0-5-3-4-4-5-4 0-5 3-6 5-10 28-26 34-35 34-12 0-15-7-15-22 0-12 2-32 4-44 0-5 1-13 1-18 0-30-25-42-36-46z"><text:p/></draw:path><draw:path draw:style-name="gr3" draw:text-style-name="P6" svg:width="0.0386in" svg:height="0.0705in" svg:x="2.089in" svg:y="0.0854in" svg:viewBox="0 0 99 180" svg:d="M62 8c0-8-1-8-9-8-17 17-42 18-53 18 0 3 0 5 0 8 7 0 24 0 40-7 0 46 0 92 0 139 0 9 0 12-28 12-3 0-6 0-10 0 0 3 0 6 0 10 5 0 39-1 49-1 7 0 41 1 48 1 0-4 0-7 0-10-3 0-8 0-11 0-26 0-26-3-26-12 0-51 0-101 0-150z"><text:p/></draw:path><draw:path draw:style-name="gr3" draw:text-style-name="P6" svg:width="0.0587in" svg:height="0.0591in" svg:x="2.1882in" svg:y="0.0665in" svg:viewBox="0 0 150 151" svg:d="M150 76c0-42-34-76-75-76-42 0-75 35-75 76s33 75 75 75c41 0 75-34 75-75zM75 136c-34 0-60-28-60-60 0-33 27-61 60-61 32 0 59 27 59 61 0 33-27 60-59 60z"><text:p/></draw:path><draw:path draw:style-name="gr3" draw:text-style-name="P6" svg:width="0.1083in" svg:height="0.1063in" svg:x="2.2957in" svg:y="0.0311in" svg:viewBox="0 0 276 271" svg:d="M130 26c2-9 3-13 11-14 3-1 15-1 23-1 27 0 70 0 70 39 0 13-6 39-21 55-9 10-30 22-66 22-14 0-28 0-42 0 8-34 16-67 25-101zM185 132c39-8 86-35 86-75 0-33-36-57-86-57-36 0-74 0-110 0-8 0-11 0-11 8 0 3 3 3 11 3 4 0 8 0 14 1 7 1 10 1 10 7 0 1 0 2-1 6-18 70-34 139-52 209-4 15-4 17-35 17-7 0-11 0-11 7 0 4 3 3 6 4 11 0 38-1 49-1 10 0 37 1 48 1 4 0 8 0 8-7 0-4-3-4-11-4-14 0-24 0-24-6 0-2 0-5 1-7 9-34 17-68 25-102 16 0 31 0 47 0 35 0 41 22 41 35 0 5-3 18-5 26-2 11-7 26-7 34 0 40 48 40 52 40 33 0 46-37 46-43 0-5-3-4-4-5-4 0-5 3-5 5-10 28-26 34-35 34-13 0-15-7-15-22 0-12 2-32 3-44 1-5 1-13 1-18 0-30-25-42-36-46z"><text:p/></draw:path><draw:path draw:style-name="gr3" draw:text-style-name="P6" svg:width="0.0469in" svg:height="0.0705in" svg:x="2.4118in" svg:y="0.0854in" svg:viewBox="0 0 120 180" svg:d="M120 130c-3 0-6 0-9 0-1 7-3 22-8 26-2 1-23 1-26 1-16 0-33 0-49 0 28-26 37-33 53-46 20-16 39-33 39-58 0-33-29-53-63-53s-57 23-57 49c0 13 12 15 14 15 7 0 15-6 15-14 0-6-1-16-16-16 9-19 27-24 40-24 26 0 41 21 41 43 0 23-17 42-26 52-22 21-43 42-65 64-3 3-3 3-3 11 37 0 75 0 112 0 2-17 6-33 8-50z"><text:p/></draw:path><draw:path draw:style-name="gr3" draw:text-style-name="P6" svg:width="0.1008in" svg:height="0.0358in" svg:x="2.5244in" svg:y="0.0783in" svg:viewBox="0 0 257 92" svg:d="M244 17c6 0 13-2 13-9 0-8-7-8-13-8-77 0-155 0-232 0-5 0-12 0-12 8 0 7 7 9 13 9 77 0 154 0 231 0zM244 92c6 0 13 0 13-8s-7-8-13-8c-77 0-154 0-231 0-6 0-13 0-13 8s7 8 12 8c77 0 155 0 232 0z"><text:p/></draw:path><draw:path draw:style-name="gr3" draw:text-style-name="P6" svg:width="0.1083in" svg:height="0.1063in" svg:x="2.6823in" svg:y="0.0311in" svg:viewBox="0 0 276 271" svg:d="M130 26c2-9 3-13 11-14 3-1 15-1 23-1 27 0 70 0 70 39 0 13-6 39-21 55-9 10-30 22-66 22-14 0-28 0-42 0 8-34 16-67 25-101zM185 132c39-8 86-35 86-75 0-33-36-57-86-57-36 0-74 0-110 0-8 0-11 0-11 8 0 3 3 3 11 3 4 0 8 0 14 1 7 1 10 1 10 7 0 1 0 2-1 6-18 70-34 139-52 209-4 15-4 17-35 17-7 0-11 0-11 7 0 4 3 3 6 4 11 0 38-1 49-1s37 1 48 1c4 0 8 0 8-7 0-4-3-4-10-4-15 0-25 0-25-6 0-2 0-5 1-7 9-34 17-68 25-102 16 0 31 0 47 0 35 0 41 22 41 35 0 5-3 18-5 26-2 11-7 26-7 34 0 40 48 40 52 40 33 0 46-37 46-43 0-5-3-5-4-5-4 0-5 3-5 5-10 28-26 34-35 34-13 0-15-7-15-22 0-12 2-32 3-44 1-5 1-13 1-18 0-30-25-42-36-46z"><text:p/></draw:path><draw:path draw:style-name="gr3" draw:text-style-name="P6" svg:width="0.0469in" svg:height="0.0705in" svg:x="2.7984in" svg:y="0.0854in" svg:viewBox="0 0 120 180" svg:d="M120 130c-3 0-6 0-9 0-1 7-3 22-8 26-2 1-23 1-26 1-16 0-33 0-49 0 28-26 37-33 53-46 20-16 39-33 39-58 0-33-29-53-63-53s-57 23-57 49c0 13 12 15 14 15 7 0 15-6 15-14 0-6-1-16-16-16 9-19 27-24 40-24 26 0 41 21 41 43 0 23-17 42-26 52-22 21-43 42-65 64-3 3-3 3-3 11 37 0 75 0 112 0 2-17 6-33 8-50z"><text:p/></draw:path><draw:path draw:style-name="gr3" draw:text-style-name="P6" svg:width="0.0591in" svg:height="0.0591in" svg:x="2.9024in" svg:y="0.0665in" svg:viewBox="0 0 151 151" svg:d="M151 76c0-42-35-76-75-76-42 0-76 35-76 76s34 75 76 75c40 0 75-34 75-75zM76 136c-34 0-61-28-61-60 0-33 27-61 61-61 32 0 59 27 59 61 0 33-27 60-59 60z"><text:p/></draw:path><draw:path draw:style-name="gr3" draw:text-style-name="P6" svg:width="0.1083in" svg:height="0.1063in" svg:x="3.0102in" svg:y="0.0311in" svg:viewBox="0 0 276 271" svg:d="M129 26c2-9 3-13 11-14 3-1 15-1 24-1 26 0 69 0 69 39 0 13-5 39-21 55-10 10-30 22-65 22-14 0-29 0-44 0 9-34 17-67 26-101zM185 132c38-8 85-35 85-75 0-33-35-57-85-57-38 0-74 0-111 0-8 0-11 0-11 8 0 3 3 3 11 3 1 0 7 0 14 1 8 1 11 1 11 7 0 1-1 2-2 6-18 70-34 139-52 209-3 15-4 17-35 17-7 0-10 0-10 7 0 4 4 4 6 4 11 0 37-1 48-1s38 1 49 1c4 0 8 0 8-7 0-4-3-4-11-4-14 0-25 0-25-6 0-2 1-5 1-7 9-34 16-68 25-102 16 0 31 0 46 0 36 0 42 22 42 35 0 5-2 18-4 26-3 11-7 26-7 34 0 40 46 40 52 40 32 0 46-37 46-43 0-5-3-4-4-5-5 0-5 3-6 5-10 28-26 34-35 34-13 0-15-7-15-22 0-12 2-32 3-44 1-5 2-13 2-18 0-30-26-42-36-46z"><text:p/></draw:path><draw:path draw:style-name="gr3" draw:text-style-name="P6" svg:width="0.0386in" svg:height="0.0705in" svg:x="3.1311in" svg:y="0.0854in" svg:viewBox="0 0 99 180" svg:d="M62 8c0-8-1-8-9-8-17 17-42 18-53 18 0 3 0 5 0 8 7 0 24 0 40-7 0 46 0 92 0 139 0 9 0 12-28 12-3 0-6 0-10 0 0 3 0 6 0 10 5 0 39-1 49-1 7 0 41 1 48 1 0-4 0-7 0-10-3 0-8 0-11 0-26 0-26-3-26-12 0-51 0-101 0-150z"><text:p/></draw:path><draw:path draw:style-name="gr3" draw:text-style-name="P6" svg:width="0.0539in" svg:height="0.1819in" svg:x="3.2051in" svg:y="0.0047in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p>
      <text:p text:style-name="P79">צ.ל.: <text:span text:style-name="T3"><draw:g text:anchor-type="as-char" svg:y="-0.1091in" draw:z-index="424" draw:name="Shape429" draw:style-name="gr1"><svg:title>TexMaths</svg:title><svg:desc>11§display§\exists x \in A. \forall y \in A. xRy§svg§600§FALSE§</svg:desc><draw:path draw:style-name="gr2" draw:text-style-name="P5" svg:width="1.2827in" svg:height="0.1232in" svg:x="0.0106in" svg:y="0.0079in" svg:viewBox="0 0 3259 314" svg:d="M0 0c1087 0 2173 0 3259 0 0 104 0 210 0 314-1086 0-2172 0-3259 0 0-104 0-210 0-314z"><text:p/></draw:path><draw:path draw:style-name="gr3" draw:text-style-name="P6" svg:width="0.0677in" svg:height="0.1043in" svg:x="0.0004in" svg:y="0.0035in" svg:viewBox="0 0 173 266" svg:d="M173 13c0-12-1-13-15-13-48 0-95 0-144 0-6 0-14 0-14 8 0 7 8 7 14 7 48 0 96 0 143 0 0 37 0 73 0 110-46 0-91 0-137 0-7 0-14 0-14 8s7 8 14 8c46 0 91 0 137 0 0 36 0 73 0 109-47 0-95 0-143 0-6 0-14 0-14 8s8 8 14 8c49 0 96 0 144 0 14 0 15-1 15-14 0-80 0-160 0-239z"><text:p/></draw:path><draw:path draw:style-name="gr3" draw:text-style-name="P6" svg:width="0.0756in" svg:height="0.0685in" svg:x="0.0807in" svg:y="0.0417in" svg:viewBox="0 0 193 175" svg:d="M119 54c2-10 11-45 37-45 2 0 12 0 20 4-11 2-19 12-19 21 0 7 5 14 15 14 8 0 21-7 21-23 0-20-22-25-36-25-23 0-36 21-40 30-10-26-31-30-42-30-41 0-63 49-63 59 0 5 5 5 6 5 2 0 3-1 4-5 13-40 39-50 52-50 7 0 21 3 21 25 0 12-7 38-21 92-6 24-20 40-37 40-2 0-11 0-19-5 10-2 18-9 18-20s-8-15-14-15c-12 0-22 11-22 23 0 18 20 26 36 26 27 0 40-28 41-30 6 14 19 30 42 30 39 0 63-50 63-60 0-4-5-4-6-4-3 0-4 2-4 4-14 42-40 51-52 51-15 0-21-12-21-25 0-9 2-17 7-34 4-18 8-36 13-53z"><text:p/></draw:path><draw:path draw:style-name="gr3" draw:text-style-name="P6" svg:width="0.076in" svg:height="0.087in" svg:x="0.2185in" svg:y="0.0268in" svg:viewBox="0 0 194 222" svg:d="M179 119c7 0 15 0 15-8s-8-8-15-8c-55 0-109 0-164 0 5-51 50-88 104-88 20 0 40 0 60 0 7 0 15 0 15-7 0-8-8-8-15-8-20 0-40 0-60 0-66 0-119 48-119 111 0 61 53 111 119 111 20 0 40 0 60 0 7 0 15 0 15-8s-8-8-15-8c-20 0-40 0-60 0-54 0-99-36-104-87 55 0 109 0 164 0z"><text:p/></draw:path><draw:path draw:style-name="gr3" draw:text-style-name="P6" svg:width="0.1039in" svg:height="0.1079in" svg:x="0.3551in" svg:y="0in" svg:viewBox="0 0 265 275" svg:d="M55 231c-15 25-30 30-47 32-5 1-8 1-8 7 0 2 2 5 4 5 11 0 23-2 34-2 13 0 27 2 39 2 2 0 7 0 7-8 0-3-4-4-6-4-9 0-19-4-19-14 0-4 3-8 6-14 10-16 20-33 30-49 31 0 65 0 96 0 2 7 7 60 7 64 0 11-21 13-29 13-4 0-8 0-8 7 0 5 4 5 5 5 15 0 32-2 48-2 10 0 35 2 45 2 2 0 6 0 6-8 0-4-4-4-9-4-24 0-24-3-25-14-8-80-15-160-23-240-1-8-1-9-8-9-6 0-8 2-10 7-45 74-90 149-135 224zM102 175c26-43 51-86 76-128 5 42 8 85 12 128-29 0-58 0-88 0z"><text:p/></draw:path><draw:path draw:style-name="gr3" draw:text-style-name="P6" svg:width="0.0161in" svg:height="0.0157in" svg:x="0.4768in" svg:y="0.0921in" svg:viewBox="0 0 42 41" svg:d="M42 21c0-12-10-21-21-21s-21 9-21 21c0 11 10 20 21 20s21-9 21-20z"><text:p/></draw:path><draw:path draw:style-name="gr3" draw:text-style-name="P6" svg:width="0.0843in" svg:height="0.1079in" svg:x="0.5063in" svg:y="0.0035in" svg:viewBox="0 0 215 275" svg:d="M212 14c3-4 3-5 3-6 0-5-4-8-8-8-6 0-8 4-9 9-11 28-21 56-32 84-39 0-78 0-118 0-11-28-20-56-31-84-3-6-5-9-9-9-5 0-8 3-8 8 1 2 0 1 2 6 32 84 64 168 96 252 2 5 4 9 9 9s7-5 8-9c32-84 65-168 97-252zM55 109c35 0 69 0 105 0-18 45-36 91-53 136-18-45-34-91-52-136z"><text:p/></draw:path><draw:path draw:style-name="gr3" draw:text-style-name="P6" svg:width="0.0697in" svg:height="0.0972in" svg:x="0.5949in" svg:y="0.0417in" svg:viewBox="0 0 178 248" svg:d="M177 23c1-4 1-5 1-9 0-6-5-10-11-10-4 0-10 3-13 8-1 2-4 14-6 21-3 10-5 21-7 31-6 23-12 46-18 69-2 6-18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draw:path draw:style-name="gr3" draw:text-style-name="P6" svg:width="0.0752in" svg:height="0.087in" svg:x="0.7252in" svg:y="0.0268in" svg:viewBox="0 0 192 222" svg:d="M179 119c7 0 13 0 13-8s-6-8-13-8c-55 0-109 0-164 0 5-51 50-88 104-88 20 0 40 0 60 0 7 0 13 0 13-7 0-8-6-8-13-8-21 0-40 0-61 0-66 0-118 48-118 111 0 61 52 111 118 111 21 0 40 0 61 0 7 0 13 0 13-8s-6-8-13-8c-20 0-40 0-60 0-54 0-99-36-104-87 55 0 109 0 164 0z"><text:p/></draw:path><draw:path draw:style-name="gr3" draw:text-style-name="P6" svg:width="0.1039in" svg:height="0.1079in" svg:x="0.8618in" svg:y="0in" svg:viewBox="0 0 265 275" svg:d="M55 231c-15 25-31 30-47 32-5 1-8 1-8 7 0 2 1 5 4 5 11 0 23-2 33-2 14 0 27 2 40 2 2 0 7 0 7-8 0-3-4-4-6-4-10 0-19-4-19-14 0-4 3-8 6-14 10-16 20-33 30-49 31 0 65 0 96 0 2 7 7 60 7 64 0 11-21 13-29 13-5 0-8 0-8 7 0 5 4 5 5 5 16 0 32-2 48-2 9 0 35 2 43 2 3 0 8 0 8-8 0-4-4-4-9-4-24 0-24-3-25-14-8-80-17-160-24-240 0-8 0-9-7-9-6 0-7 2-11 7-45 74-89 149-134 224zM101 175c26-43 52-86 77-128 5 42 8 85 12 128-29 0-59 0-89 0z"><text:p/></draw:path><draw:path draw:style-name="gr3" draw:text-style-name="P6" svg:width="0.0157in" svg:height="0.0157in" svg:x="0.9835in" svg:y="0.0921in" svg:viewBox="0 0 41 41" svg:d="M41 21c0-12-9-21-20-21-12 0-21 9-21 21 0 11 9 20 21 20 11 0 20-9 20-20z"><text:p/></draw:path><draw:path draw:style-name="gr3" draw:text-style-name="P6" svg:width="0.0752in" svg:height="0.0685in" svg:x="1.0173in" svg:y="0.0417in" svg:viewBox="0 0 192 175" svg:d="M118 54c2-10 11-45 38-45 1 0 11 0 19 4-11 2-19 12-19 21 0 7 5 14 16 14 7 0 20-7 20-23 0-20-23-25-36-25-22 0-36 21-41 30-9-26-30-30-41-30-40 0-62 49-62 59 0 5 3 5 4 5 4 0 5-1 5-5 13-40 38-50 52-50 7 0 21 3 21 25 0 12-7 38-21 92-6 24-20 40-37 40-2 0-11 0-20-5 10-2 19-9 19-20s-9-15-14-15c-12 0-21 11-21 23 0 18 19 26 36 26 26 0 40-28 41-30 4 14 18 30 42 30 39 0 61-50 61-60 0-4-3-4-4-4-4 0-4 2-6 4-13 42-39 51-51 51-15 0-21-12-21-25 0-9 2-17 7-34 4-18 8-36 13-53z"><text:p/></draw:path><draw:path draw:style-name="gr3" draw:text-style-name="P6" svg:width="0.1083in" svg:height="0.1059in" svg:x="1.1059in" svg:y="0.0051in" svg:viewBox="0 0 276 270" svg:d="M129 26c2-10 3-13 11-14 3-1 15-1 23-1 27 0 70 0 70 38 0 14-5 40-21 55-10 10-30 22-65 22-14 0-29 0-44 0 9-34 17-67 26-100zM185 132c38-9 84-35 84-75 0-33-35-57-85-57-37 0-74 0-110 0-8 0-11 0-11 8 0 3 3 3 11 3 1 0 7 0 14 1s11 1 11 7c0 1-1 2-2 6-18 69-34 139-52 207-3 14-4 17-35 17-7 0-10 0-10 8 0 4 4 4 5 4 10 0 38-1 49-1s38 1 49 1c3 0 8 0 8-7 0-5-4-5-11-5-14 0-25 0-25-6 0-2 1-5 1-7 9-34 16-67 25-101 16 0 31 0 46 0 36 0 42 22 42 35 0 6-3 17-5 26-2 10-6 25-6 32 0 42 46 42 51 42 33 0 47-39 47-45 0-4-4-4-5-4-4 0-4 3-5 5-10 29-26 35-35 35-13 0-15-8-15-23 0-12 2-32 3-44 1-5 2-13 2-17 0-30-26-42-36-45z"><text:p/></draw:path><draw:path draw:style-name="gr3" draw:text-style-name="P6" svg:width="0.0697in" svg:height="0.0972in" svg:x="1.2209in" svg:y="0.0417in" svg:viewBox="0 0 178 248" svg:d="M177 23c1-4 1-5 1-9 0-6-5-10-11-10-4 0-10 3-13 8-1 2-4 14-6 21-3 10-5 21-7 31-6 23-12 46-18 69-2 6-19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/draw:g></text:span><text:span text:style-name="T3">, להפריך </text:span><text:span text:style-name="T3"><draw:g text:anchor-type="as-char" svg:y="-0.1063in" draw:z-index="425" draw:name="Shape430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שקילות. </text:span></text:p>
      <text:p text:style-name="P82">הוכחה: <text:span text:style-name="T56">נוכיח בנפרד את שתי הטענות אותן נתבקשנו להוכיח. </text:span></text:p>
      <text:list text:style-name="L15">
        <text:list-item>
          <text:p text:style-name="P83"><text:span text:style-name="T3"><draw:g text:anchor-type="as-char" svg:y="-0.1091in" draw:z-index="679" draw:name="Shape 1" draw:style-name="gr1"><svg:title>TexMaths</svg:title><svg:desc>11§display§\exists x \in A. \forall y \in A. xRy§svg§600§FALSE§</svg:desc><draw:path draw:style-name="gr2" draw:text-style-name="P5" svg:width="1.2827in" svg:height="0.1232in" svg:x="0.0106in" svg:y="0.0079in" svg:viewBox="0 0 3259 314" svg:d="M0 0c1087 0 2173 0 3259 0 0 104 0 210 0 314-1086 0-2172 0-3259 0 0-104 0-210 0-314z"><text:p/></draw:path><draw:path draw:style-name="gr3" draw:text-style-name="P6" svg:width="0.0677in" svg:height="0.1043in" svg:x="0.0004in" svg:y="0.0035in" svg:viewBox="0 0 173 266" svg:d="M173 13c0-12-1-13-15-13-48 0-95 0-144 0-6 0-14 0-14 8 0 7 8 7 14 7 48 0 96 0 143 0 0 37 0 73 0 110-46 0-91 0-137 0-7 0-14 0-14 8s7 8 14 8c46 0 91 0 137 0 0 36 0 73 0 109-47 0-95 0-143 0-6 0-14 0-14 8s8 8 14 8c49 0 96 0 144 0 14 0 15-1 15-14 0-80 0-160 0-239z"><text:p/></draw:path><draw:path draw:style-name="gr3" draw:text-style-name="P6" svg:width="0.0756in" svg:height="0.0685in" svg:x="0.0807in" svg:y="0.0417in" svg:viewBox="0 0 193 175" svg:d="M119 54c2-10 11-45 37-45 2 0 12 0 20 4-11 2-19 12-19 21 0 7 5 14 15 14 8 0 21-7 21-23 0-20-22-25-36-25-23 0-36 21-40 30-10-26-31-30-42-30-41 0-63 49-63 59 0 5 5 5 6 5 2 0 3-1 4-5 13-40 39-50 52-50 7 0 21 3 21 25 0 12-7 38-21 92-6 24-20 40-37 40-2 0-11 0-19-5 10-2 18-9 18-20s-8-15-14-15c-12 0-22 11-22 23 0 18 20 26 36 26 27 0 40-28 41-30 6 14 19 30 42 30 39 0 63-50 63-60 0-4-5-4-6-4-3 0-4 2-4 4-14 42-40 51-52 51-15 0-21-12-21-25 0-9 2-17 7-34 4-18 8-36 13-53z"><text:p/></draw:path><draw:path draw:style-name="gr3" draw:text-style-name="P6" svg:width="0.076in" svg:height="0.087in" svg:x="0.2185in" svg:y="0.0268in" svg:viewBox="0 0 194 222" svg:d="M179 119c7 0 15 0 15-8s-8-8-15-8c-55 0-109 0-164 0 5-51 50-88 104-88 20 0 40 0 60 0 7 0 15 0 15-7 0-8-8-8-15-8-20 0-40 0-60 0-66 0-119 48-119 111 0 61 53 111 119 111 20 0 40 0 60 0 7 0 15 0 15-8s-8-8-15-8c-20 0-40 0-60 0-54 0-99-36-104-87 55 0 109 0 164 0z"><text:p/></draw:path><draw:path draw:style-name="gr3" draw:text-style-name="P6" svg:width="0.1039in" svg:height="0.1079in" svg:x="0.3551in" svg:y="0in" svg:viewBox="0 0 265 275" svg:d="M55 231c-15 25-30 30-47 32-5 1-8 1-8 7 0 2 2 5 4 5 11 0 23-2 34-2 13 0 27 2 39 2 2 0 7 0 7-8 0-3-4-4-6-4-9 0-19-4-19-14 0-4 3-8 6-14 10-16 20-33 30-49 31 0 65 0 96 0 2 7 7 60 7 64 0 11-21 13-29 13-4 0-8 0-8 7 0 5 4 5 5 5 15 0 32-2 48-2 10 0 35 2 45 2 2 0 6 0 6-8 0-4-4-4-9-4-24 0-24-3-25-14-8-80-15-160-23-240-1-8-1-9-8-9-6 0-8 2-10 7-45 74-90 149-135 224zM102 175c26-43 51-86 76-128 5 42 8 85 12 128-29 0-58 0-88 0z"><text:p/></draw:path><draw:path draw:style-name="gr3" draw:text-style-name="P6" svg:width="0.0161in" svg:height="0.0157in" svg:x="0.4768in" svg:y="0.0921in" svg:viewBox="0 0 42 41" svg:d="M42 21c0-12-10-21-21-21s-21 9-21 21c0 11 10 20 21 20s21-9 21-20z"><text:p/></draw:path><draw:path draw:style-name="gr3" draw:text-style-name="P6" svg:width="0.0843in" svg:height="0.1079in" svg:x="0.5063in" svg:y="0.0035in" svg:viewBox="0 0 215 275" svg:d="M212 14c3-4 3-5 3-6 0-5-4-8-8-8-6 0-8 4-9 9-11 28-21 56-32 84-39 0-78 0-118 0-11-28-20-56-31-84-3-6-5-9-9-9-5 0-8 3-8 8 1 2 0 1 2 6 32 84 64 168 96 252 2 5 4 9 9 9s7-5 8-9c32-84 65-168 97-252zM55 109c35 0 69 0 105 0-18 45-36 91-53 136-18-45-34-91-52-136z"><text:p/></draw:path><draw:path draw:style-name="gr3" draw:text-style-name="P6" svg:width="0.0697in" svg:height="0.0972in" svg:x="0.5949in" svg:y="0.0417in" svg:viewBox="0 0 178 248" svg:d="M177 23c1-4 1-5 1-9 0-6-5-10-11-10-4 0-10 3-13 8-1 2-4 14-6 21-3 10-5 21-7 31-6 23-12 46-18 69-2 6-18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draw:path draw:style-name="gr3" draw:text-style-name="P6" svg:width="0.0752in" svg:height="0.087in" svg:x="0.7252in" svg:y="0.0268in" svg:viewBox="0 0 192 222" svg:d="M179 119c7 0 13 0 13-8s-6-8-13-8c-55 0-109 0-164 0 5-51 50-88 104-88 20 0 40 0 60 0 7 0 13 0 13-7 0-8-6-8-13-8-21 0-40 0-61 0-66 0-118 48-118 111 0 61 52 111 118 111 21 0 40 0 61 0 7 0 13 0 13-8s-6-8-13-8c-20 0-40 0-60 0-54 0-99-36-104-87 55 0 109 0 164 0z"><text:p/></draw:path><draw:path draw:style-name="gr3" draw:text-style-name="P6" svg:width="0.1039in" svg:height="0.1079in" svg:x="0.8618in" svg:y="0in" svg:viewBox="0 0 265 275" svg:d="M55 231c-15 25-31 30-47 32-5 1-8 1-8 7 0 2 1 5 4 5 11 0 23-2 33-2 14 0 27 2 40 2 2 0 7 0 7-8 0-3-4-4-6-4-10 0-19-4-19-14 0-4 3-8 6-14 10-16 20-33 30-49 31 0 65 0 96 0 2 7 7 60 7 64 0 11-21 13-29 13-5 0-8 0-8 7 0 5 4 5 5 5 16 0 32-2 48-2 9 0 35 2 43 2 3 0 8 0 8-8 0-4-4-4-9-4-24 0-24-3-25-14-8-80-17-160-24-240 0-8 0-9-7-9-6 0-7 2-11 7-45 74-89 149-134 224zM101 175c26-43 52-86 77-128 5 42 8 85 12 128-29 0-59 0-89 0z"><text:p/></draw:path><draw:path draw:style-name="gr3" draw:text-style-name="P6" svg:width="0.0157in" svg:height="0.0157in" svg:x="0.9835in" svg:y="0.0921in" svg:viewBox="0 0 41 41" svg:d="M41 21c0-12-9-21-20-21-12 0-21 9-21 21 0 11 9 20 21 20 11 0 20-9 20-20z"><text:p/></draw:path><draw:path draw:style-name="gr3" draw:text-style-name="P6" svg:width="0.0752in" svg:height="0.0685in" svg:x="1.0173in" svg:y="0.0417in" svg:viewBox="0 0 192 175" svg:d="M118 54c2-10 11-45 38-45 1 0 11 0 19 4-11 2-19 12-19 21 0 7 5 14 16 14 7 0 20-7 20-23 0-20-23-25-36-25-22 0-36 21-41 30-9-26-30-30-41-30-40 0-62 49-62 59 0 5 3 5 4 5 4 0 5-1 5-5 13-40 38-50 52-50 7 0 21 3 21 25 0 12-7 38-21 92-6 24-20 40-37 40-2 0-11 0-20-5 10-2 19-9 19-20s-9-15-14-15c-12 0-21 11-21 23 0 18 19 26 36 26 26 0 40-28 41-30 4 14 18 30 42 30 39 0 61-50 61-60 0-4-3-4-4-4-4 0-4 2-6 4-13 42-39 51-51 51-15 0-21-12-21-25 0-9 2-17 7-34 4-18 8-36 13-53z"><text:p/></draw:path><draw:path draw:style-name="gr3" draw:text-style-name="P6" svg:width="0.1083in" svg:height="0.1059in" svg:x="1.1059in" svg:y="0.0051in" svg:viewBox="0 0 276 270" svg:d="M129 26c2-10 3-13 11-14 3-1 15-1 23-1 27 0 70 0 70 38 0 14-5 40-21 55-10 10-30 22-65 22-14 0-29 0-44 0 9-34 17-67 26-100zM185 132c38-9 84-35 84-75 0-33-35-57-85-57-37 0-74 0-110 0-8 0-11 0-11 8 0 3 3 3 11 3 1 0 7 0 14 1s11 1 11 7c0 1-1 2-2 6-18 69-34 139-52 207-3 14-4 17-35 17-7 0-10 0-10 8 0 4 4 4 5 4 10 0 38-1 49-1s38 1 49 1c3 0 8 0 8-7 0-5-4-5-11-5-14 0-25 0-25-6 0-2 1-5 1-7 9-34 16-67 25-101 16 0 31 0 46 0 36 0 42 22 42 35 0 6-3 17-5 26-2 10-6 25-6 32 0 42 46 42 51 42 33 0 47-39 47-45 0-4-4-4-5-4-4 0-4 3-5 5-10 29-26 35-35 35-13 0-15-8-15-23 0-12 2-32 3-44 1-5 2-13 2-17 0-30-26-42-36-45z"><text:p/></draw:path><draw:path draw:style-name="gr3" draw:text-style-name="P6" svg:width="0.0697in" svg:height="0.0972in" svg:x="1.2209in" svg:y="0.0417in" svg:viewBox="0 0 178 248" svg:d="M177 23c1-4 1-5 1-9 0-6-5-10-11-10-4 0-10 3-13 8-1 2-4 14-6 21-3 10-5 21-7 31-6 23-12 46-18 69-2 6-19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/draw:g></text:span><text:span text:style-name="T3">: נבחר </text:span><text:span text:style-name="T3"><draw:g text:anchor-type="as-char" svg:y="-0.1047in" draw:z-index="426" draw:name="Shape431" draw:style-name="gr1"><svg:title>TexMaths</svg:title><svg:desc>11§display§x = id_A = id_{\ps(\N \times \N)}§svg§600§FALSE§</svg:desc><draw:path draw:style-name="gr2" draw:text-style-name="P5" svg:width="1.2654in" svg:height="0.1429in" svg:x="0.0031in" svg:y="0.0075in" svg:viewBox="0 0 3215 364" svg:d="M0 0c1071 0 2144 0 3215 0 0 121 0 243 0 364-1071 0-2144 0-3215 0 0-121 0-243 0-364z"><text:p/></draw:path><draw:path draw:style-name="gr3" draw:text-style-name="P6" svg:width="0.0752in" svg:height="0.0685in" svg:x="-0.0004in" svg:y="0.0382in" svg:viewBox="0 0 192 175" svg:d="M118 55c2-11 12-46 38-46 2 0 11 0 20 5-11 1-19 11-19 21 0 6 5 13 15 13 8 0 20-6 20-22 0-20-23-26-36-26-22 0-35 21-39 30-10-26-31-30-42-30-41 0-63 51-63 59 0 5 3 4 4 5 4 0 5-1 6-5 13-40 38-50 52-50 7 0 21 3 21 26 0 12-7 38-21 92-7 24-20 40-37 40-3 0-12 0-19-5 9-2 18-10 18-21 0-10-9-13-14-13-12 0-22 10-22 22 0 17 20 25 36 25 26 0 40-26 41-29 4 15 19 29 42 29 39 0 61-49 61-59 0-4-3-4-4-4-3 0-4 1-6 5-12 40-38 50-50 50-16 0-22-13-22-26 0-8 3-17 6-33 5-18 9-35 14-53z"><text:p/></draw:path><draw:path draw:style-name="gr3" draw:text-style-name="P6" svg:width="0.1008in" svg:height="0.035in" svg:x="0.1331in" svg:y="0.049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8in" svg:height="0.1012in" svg:x="0.2894in" svg:y="0.0051in" svg:viewBox="0 0 102 258" svg:d="M99 13c0-7-6-13-14-13-10 0-21 10-21 20 0 8 5 14 14 14 10 0 21-9 21-21zM69 159c6-11 6-13 9-22 3-8 6-14 6-21 0-18-14-32-32-32-37 0-52 56-52 59 0 5 4 5 5 5 4 0 5-2 6-7 11-36 26-49 40-49 3 0 9 0 9 13 0 8-3 16-4 21-3 9-21 53-27 71-4 9-9 21-9 30 0 17 13 31 32 31 36 0 50-55 50-59 0-3-3-3-4-3-3 0-3 1-6 7-7 23-19 47-39 47-7 0-10-4-10-13 0-10 3-16 12-38 4-14 10-27 14-40z"><text:p/></draw:path><draw:path draw:style-name="gr3" draw:text-style-name="P6" svg:width="0.0724in" svg:height="0.1063in" svg:x="0.3437in" svg:y="0in" svg:viewBox="0 0 185 271" svg:d="M185 4c-2-1 0-4-6-4-5 0-43 3-49 4-2 0-5 3-5 8s4 5 9 5c19 0 20 2 20 6 0 2-1 6-1 8-8 31-17 60-24 91-7-14-18-25-36-25-45 0-93 57-93 112 0 37 22 62 52 62 7 0 27-1 50-29 4 17 17 29 35 29 14 0 22-9 29-21 7-14 11-38 11-39 0-3-3-3-4-3-4 0-5 1-6 7-6 25-13 48-28 48-11 0-13-10-13-19 0-8 2-11 3-17 18-74 37-149 56-223zM104 221c-2 7-2 8-7 15-18 21-33 27-44 27-20 0-26-22-26-36 0-20 14-66 22-84 13-23 29-37 44-37 26 0 31 32 31 34s-1 4-1 6c-6 26-12 51-19 75z"><text:p/></draw:path><draw:path draw:style-name="gr3" draw:text-style-name="P6" svg:width="0.0795in" svg:height="0.0756in" svg:x="0.4228in" svg:y="0.0524in" svg:viewBox="0 0 203 193" svg:d="M41 161c-10 14-19 21-34 22-4 1-7 1-7 5s2 5 4 5c7 0 16-1 23-1 9 0 20 1 28 1 1 0 5 0 5-6 0-3-3-4-4-4-2 0-12 0-12-8 0-3 3-8 4-10 7-12 15-23 21-34 27 0 52 0 78 0 3 14 5 30 7 45-1 2-3 7-19 7-3 0-7 0-7 6 0 1 1 4 4 4 8 0 27-1 35-1 5 0 11 0 17 0 4 1 10 1 15 1 3 0 4-3 4-6 0-4-2-4-6-4-17 0-17-2-18-9-7-56-16-111-24-166 0-6-1-8-5-8-6 0-8 2-10 7-33 51-66 102-99 154zM76 121c19-30 38-58 57-88 4 30 9 58 13 88-23 0-47 0-70 0z"><text:p/></draw:path><draw:path draw:style-name="gr3" draw:text-style-name="P6" svg:width="0.1008in" svg:height="0.035in" svg:x="0.5665in" svg:y="0.049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8in" svg:height="0.1012in" svg:x="0.7228in" svg:y="0.0051in" svg:viewBox="0 0 102 258" svg:d="M98 13c0-7-6-13-14-13-10 0-21 10-21 20 0 8 5 14 15 14 9 0 20-9 20-21zM69 159c5-11 5-13 8-22 3-8 5-14 5-21 0-18-12-32-31-32-37 0-51 56-51 59 0 5 3 5 4 5 5 0 5-2 7-7 10-36 25-49 38-49 4 0 10 0 10 13 0 8-3 16-4 21-3 9-21 53-26 71-5 9-9 21-9 30 0 17 13 31 32 31 36 0 50-55 50-59 0-3-4-3-5-3-4 0-4 1-6 7-6 23-20 47-39 47-7 0-9-4-9-13 0-10 2-16 11-38 5-14 10-27 15-40z"><text:p/></draw:path><draw:path draw:style-name="gr3" draw:text-style-name="P6" svg:width="0.072in" svg:height="0.1063in" svg:x="0.7772in" svg:y="0in" svg:viewBox="0 0 184 271" svg:d="M184 4c-3-1 0-4-6-4-5 0-42 3-48 4-4 0-6 3-6 8s4 5 9 5c19 0 20 2 20 6 0 2-1 6-1 8-8 31-16 60-23 91-8-14-19-25-37-25-45 0-92 57-92 112 0 37 21 62 51 62 7 0 27-1 50-29 3 17 17 29 35 29 14 0 22-9 29-21 7-14 12-38 12-39 0-3-4-3-5-3-4 0-4 1-5 7-6 25-14 48-30 48-11 0-12-10-12-19 0-8 1-11 3-17 18-74 37-149 56-223zM103 221c-2 7-2 8-7 15-18 21-33 27-44 27-19 0-25-22-25-36 0-20 13-66 21-84 12-23 30-37 45-37 26 0 31 32 31 34s-1 4-2 6c-7 26-12 51-19 75z"><text:p/></draw:path><draw:path draw:style-name="gr3" draw:text-style-name="P6" svg:width="0.0835in" svg:height="0.0776in" svg:x="0.8539in" svg:y="0.0602in" svg:viewBox="0 0 213 198" svg:d="M96 0c-15 0-38 2-62 14-29 15-34 36-34 38s2 2 3 2c5 0 19-6 22-14 4-11 7-21 51-23-3 60-20 118-44 175-1 3-1 2-1 4s1 2 3 2c4 0 17-5 21-12 5-13 7-16 15-40 22-61 28-110 30-129 6 0 11 0 17 0 18 0 72 4 72 38 0 25-24 56-78 58-5 0-11 0-19 6-5 3-6 7-6 8 0 2 1 2 5 2 26 0 60-10 85-27 32-23 37-47 37-59 0-34-46-43-74-43-15 0-29 0-43 0z"><text:p/></draw:path><draw:path draw:style-name="gr3" draw:text-style-name="P6" svg:width="0.0272in" svg:height="0.1055in" svg:x="0.9571in" svg:y="0.0547in" svg:viewBox="0 0 70 269" svg:d="M65 0c-51 36-65 94-65 134 0 39 12 97 65 135 2 0 5 0 5-4 0-1 0-2-2-4-36-32-49-77-49-127 0-72 27-108 50-127 1-1 1-3 1-4 0-3-3-3-5-3z"><text:p/></draw:path><draw:path draw:style-name="gr3" draw:text-style-name="P6" svg:width="0.072in" svg:height="0.0744in" svg:x="0.9953in" svg:y="0.0602in" svg:viewBox="0 0 184 190" svg:d="M35 15c-3-3-3-3-5-6 11 0 21 0 32 0 30 41 60 81 91 123 0 12 0 25 0 39-40-52-78-104-118-156zM35 32c39 51 78 102 117 154 2 3 4 4 5 4 5 0 5-4 5-9 0-51 0-102 0-152 0-16 3-20 15-20 1 0 7 0 7-5 0-4-5-4-9-4-13 0-27 0-40 0-5 0-10 0-10 4 0 5 6 5 8 5 15 0 18 5 18 20 0 28 0 56 0 84-28-37-54-73-82-110-3-3-3-3-10-3-15 0-32 0-47 0-4 0-9 0-9 4 0 5 5 5 6 5 7 1 13 5 15 9 0 2 0 2 0 6 0 44 0 88 0 132 0 15-2 19-16 19-4 0-8 0-8 4 0 6 4 6 9 6 14 0 28 0 43 0 4 0 8 0 8-6 0-4-4-4-8-4-15 0-17-5-17-20 0-42 0-82 0-123z"><text:p/></draw:path><draw:path draw:style-name="gr3" draw:text-style-name="P6" svg:width="0.0567in" svg:height="0.0563in" svg:x="1.0882in" svg:y="0.0783in" svg:viewBox="0 0 145 144" svg:d="M142 13c2-3 3-5 3-6 0-5-3-7-6-7s-4 0-7 3c-20 20-40 40-59 60-20-20-40-40-60-60-2-2-3-3-5-3-5 0-8 2-8 7 0 2 1 3 4 6 20 20 40 39 60 59-20 19-40 39-60 59-3 3-4 4-4 7s3 6 8 6c2 0 2-1 5-3 20-20 40-40 60-60 20 20 40 41 61 62 2 1 3 1 5 1 3 0 6-2 6-6 0-3 0-4-1-4-1-1-53-54-62-62 20-20 40-39 60-59z"><text:p/></draw:path><draw:path draw:style-name="gr3" draw:text-style-name="P6" svg:width="0.072in" svg:height="0.0744in" svg:x="1.1673in" svg:y="0.0602in" svg:viewBox="0 0 184 190" svg:d="M35 15c-2-3-2-3-5-6 11 0 21 0 32 0 30 41 60 81 91 123 0 12 0 25 0 39-40-52-78-104-118-156zM35 32c39 51 78 102 117 154 3 3 4 4 5 4 6 0 6-4 6-9 0-51 0-102 0-152 0-16 2-20 14-20 2 0 7 0 7-5 0-4-5-4-9-4-13 0-27 0-40 0-5 0-10 0-10 4 0 5 6 5 9 5 14 0 17 5 17 20 0 28 0 56 0 84-28-37-54-73-82-110-2-3-3-3-10-3-15 0-32 0-47 0-4 0-9 0-9 4 0 5 5 5 6 5 7 1 13 5 15 9 0 2 0 2 0 6 0 44 0 88 0 132 0 15-2 19-16 19-3 0-8 0-8 4 0 6 4 6 10 6 14 0 27 0 42 0 4 0 8 0 8-6 0-4-4-4-7-4-16 0-18-5-18-20 0-42 0-82 0-123z"><text:p/></draw:path><draw:path draw:style-name="gr3" draw:text-style-name="P6" svg:width="0.0272in" svg:height="0.1055in" svg:x="1.2488in" svg:y="0.0547in" svg:viewBox="0 0 70 269" svg:d="M5 0c-2 0-5 0-5 3 0 1 1 3 3 4 23 22 49 58 49 127 0 58-18 98-47 125-4 5-5 5-5 6s1 4 3 4c4 0 30-18 48-52 12-21 19-51 19-83 0-37-11-97-65-134z"><text:p/></draw:path></draw:g></text:span><text:span text:style-name="T3">. יהי </text:span><text:span text:style-name="T3"><draw:g text:anchor-type="as-char" svg:y="-0.1134in" draw:z-index="427" draw:name="Shape432" draw:style-name="gr1"><svg:title>TexMaths</svg:title><svg:desc>11§display§y \in \ps(\N \times \N)§svg§600§FALSE§</svg:desc><draw:path draw:style-name="gr2" draw:text-style-name="P5" svg:width="0.8768in" svg:height="0.1358in" svg:x="0.0031in" svg:y="0.0071in" svg:viewBox="0 0 2228 346" svg:d="M1114 346c-372 0-742 0-1114 0 0-116 0-230 0-346 742 0 1486 0 2228 0 0 116 0 230 0 346-372 0-743 0-1114 0z"><text:p/></draw:path><draw:path draw:style-name="gr3" draw:text-style-name="P6" svg:width="0.0697in" svg:height="0.0976in" svg:x="-0.0004in" svg:y="0.0453in" svg:viewBox="0 0 178 249" svg:d="M177 24c1-5 1-6 1-9 0-7-5-11-11-11-3 0-10 3-13 8-1 2-4 14-6 21-2 10-5 21-7 31-6 23-12 46-18 69-1 7-17 33-44 33-19 0-23-16-23-31 0-17 7-41 20-76 5-15 8-19 8-27 0-18-14-32-32-32-38 0-52 56-52 59 0 5 4 5 5 5 4 0 4-1 6-8 11-36 26-47 40-47 3 0 9 0 9 12 0 10-4 20-6 27-17 41-23 63-23 81 0 34 24 46 47 46 15 0 29-7 40-18-6 20-10 40-26 59-10 13-25 24-43 24-5 0-23-1-29-15 6 0 12 0 16-6 5-3 8-8 8-14 0-12-10-13-14-13-9 0-21 5-21 24s16 33 40 33c40 0 80-35 91-77 12-50 25-99 37-148z"><text:p/></draw:path><draw:path draw:style-name="gr3" draw:text-style-name="P6" svg:width="0.0752in" svg:height="0.087in" svg:x="0.1303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6" svg:width="0.1079in" svg:height="0.1106in" svg:x="0.2646in" svg:y="0.0098in" svg:viewBox="0 0 275 282" svg:d="M126 0c-55 0-95 26-112 44-13 15-14 26-14 28s1 3 3 3c7 0 16-6 19-8 8-5 9-8 11-15 5-16 16-29 65-31-7 87-30 172-62 251-3 5-2 4-3 7 0 1 1 3 4 3 7 0 25-9 29-19 21-47 52-135 64-242 6 0 13 0 20 0 47 0 92 18 92 57 0 29-28 83-102 85-9 0-14 0-23 8-8 4-11 8-11 11 0 2 3 2 7 2 71 0 162-60 162-123 0-44-52-61-97-61-17 0-34 0-52 0z"><text:p/></draw:path><draw:path draw:style-name="gr3" draw:text-style-name="P6" svg:width="0.0346in" svg:height="0.1512in" svg:x="0.3949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1028in" svg:height="0.1063in" svg:x="0.4421in" svg:y="0.0098in" svg:viewBox="0 0 262 271" svg:d="M34 35c0 63 0 126 0 187 0 20-3 28-23 28-4 0-11 0-11 7 0 6 7 6 13 6 20 0 41 0 61 0 6 0 12 0 12-6 0-7-6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6" svg:width="0.0732in" svg:height="0.0728in" svg:x="0.6043in" svg:y="0.0394in" svg:viewBox="0 0 187 186" svg:d="M93 83c-25-26-51-52-77-77-5-5-5-6-8-6-5 0-8 3-8 8 0 2 1 3 4 7 27 26 52 52 78 77-26 26-51 52-78 79-3 4-4 5-4 7 0 5 3 8 8 8 3 0 3-1 8-5 26-27 51-52 76-78 27 27 54 53 81 81 1 0 3 2 5 2 6 0 9-3 9-8 0-1 0-2-2-4 0-1-62-62-81-82 24-23 48-47 71-70 2-2 8-7 10-9 0-1 2-3 2-5 0-5-3-8-9-8-2 0-4 1-9 6-25 25-50 51-76 77z"><text:p/></draw:path><draw:path draw:style-name="gr3" draw:text-style-name="P6" svg:width="0.1028in" svg:height="0.1063in" svg:x="0.7378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1 6 22 1 26 9 26 29 0 39 0 80 0 121-39-53-79-105-117-157-4-6-6-6-14-6-22 0-45 0-67 0-7 0-13 0-13 7 0 6 6 6 8 6 10 1 18 8 22 12-1 4-1 5-1 10zM218 243c-56-72-111-146-167-220-5-5-5-5-9-10 15 0 31 0 46 0 43 59 87 117 130 176 0 18 0 37 0 54z"><text:p/></draw:path><draw:path draw:style-name="gr3" draw:text-style-name="P6" svg:width="0.035in" svg:height="0.1512in" svg:x="0.852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3">, נוכיח </text:span><text:span text:style-name="T3"><draw:g text:anchor-type="as-char" svg:y="-0.1043in" draw:z-index="428" draw:name="Shape433" draw:style-name="gr1"><svg:title>TexMaths</svg:title><svg:desc>11§display§xRy§svg§600§FALSE§</svg:desc><draw:path draw:style-name="gr2" draw:text-style-name="P5" svg:width="0.2614in" svg:height="0.1185in" svg:x="0.0035in" svg:y="0.0071in" svg:viewBox="0 0 665 302" svg:d="M0 0c222 0 443 0 665 0 0 101 0 201 0 302-222 0-443 0-665 0 0-101 0-201 0-302z"><text:p/></draw:path><draw:path draw:style-name="gr3" draw:text-style-name="P6" svg:width="0.0752in" svg:height="0.0681in" svg:x="0in" svg:y="0.0362in" svg:viewBox="0 0 192 174" svg:d="M117 54c3-10 11-45 39-45 2 0 11 0 20 5-11 1-19 11-19 21 0 6 4 13 14 13 9 0 21-6 21-22 0-21-23-26-36-26-22 0-35 21-40 30-10-26-30-30-41-30-41 0-63 50-63 59 0 5 3 4 4 5 4 0 5-1 6-5 13-40 38-50 52-50 7 0 20 3 20 26 0 11-6 37-20 91-7 24-20 40-37 40-3 0-12 0-19-5 9-2 17-10 17-21s-8-13-14-13c-11 0-21 10-21 22 0 18 20 25 36 25 25 0 40-26 41-29 4 14 19 29 42 29 39 0 61-49 61-59 0-3-3-3-4-3-4 0-5 1-6 3-12 42-38 51-50 51-16 0-22-12-22-26 0-7 2-16 6-34 5-17 9-35 13-52z"><text:p/></draw:path><draw:path draw:style-name="gr3" draw:text-style-name="P6" svg:width="0.1083in" svg:height="0.1063in" svg:x="0.0886in" svg:y="0in" svg:viewBox="0 0 276 271" svg:d="M128 26c3-8 4-13 11-14 4 0 17 0 25 0 27 0 69 0 69 38 0 13-6 40-21 54-10 10-31 23-65 23-14 0-28 0-43 0 8-34 17-67 24-101zM184 132c39-9 85-36 85-74 0-34-34-58-85-58-37 0-73 0-110 0-8 0-11 0-11 8 0 4 3 4 11 4 1 0 7 0 14 1 8 0 11 1 11 6 0 2 0 3-1 7-18 69-35 137-53 206-3 16-4 18-34 18-8 0-11 0-11 8 0 4 4 4 5 4 11 0 38-1 49-1s38 1 49 1c3 0 8 0 8-8 0-4-3-4-11-4-14 0-25 0-25-7 0-2 1-4 1-6 9-34 16-68 25-102 15 0 31 0 46 0 35 0 42 22 42 35 0 5-2 18-5 26-3 11-6 26-6 33 0 42 46 42 51 42 32 0 47-39 47-44s-4-3-5-5c-4 0-4 3-5 5-10 29-27 35-35 35-14 0-16-9-16-23 0-12 2-32 3-44 2-5 3-13 3-18 0-30-27-41-37-45z"><text:p/></draw:path><draw:path draw:style-name="gr3" draw:text-style-name="P6" svg:width="0.0697in" svg:height="0.0976in" svg:x="0.2031in" svg:y="0.0362in" svg:viewBox="0 0 178 249" svg:d="M177 24c1-5 1-6 1-9 0-7-6-11-11-11s-10 3-13 9c-1 1-5 13-6 21-3 10-5 20-7 31-6 23-13 46-18 69-2 5-19 32-44 32-20 0-24-17-24-31 0-18 6-42 20-76 6-15 7-20 7-27 0-18-12-32-32-32-36 0-50 56-50 59 0 5 3 4 4 5 5 0 5-1 7-7 10-36 25-48 38-48 4 0 10 0 10 12 0 10-3 20-6 27-16 41-22 63-22 80 0 35 24 46 47 46 14 0 27-6 38-17-4 21-10 39-25 59-10 13-24 24-42 24-5 0-23-1-29-15 6 0 11 0 16-6 5-3 8-7 8-15 0-12-10-13-14-13-9 0-21 5-21 25 0 19 16 33 40 33 40 0 79-35 90-78 12-49 26-98 38-147z"><text:p/></draw:path></draw:g></text:span><text:span text:style-name="T3">. בהתאם לעקרון ההחלפה, צ.ל. </text:span><text:span text:style-name="T3"><draw:g text:anchor-type="as-char" svg:y="-0.1327in" draw:z-index="429" draw:name="Shape434" draw:style-name="gr1"><svg:title>TexMaths</svg:title><svg:desc>11§display§\la x, y \ra \in \ps(\N \times \N)^2§svg§600§FALSE§</svg:desc><draw:path draw:style-name="gr2" draw:text-style-name="P5" svg:width="1.2193in" svg:height="0.1555in" svg:x="-0.0004in" svg:y="0.0075in" svg:viewBox="0 0 3098 396" svg:d="M1549 396c-517 0-1033 0-1549 0 0-132 0-264 0-396 1033 0 2065 0 3098 0 0 132 0 264 0 396-516 0-1033 0-1549 0z"><text:p/></draw:path><draw:path draw:style-name="gr3" draw:text-style-name="P6" svg:width="0.0335in" svg:height="0.1516in" svg:x="0.0087in" svg:y="0.0193in" svg:viewBox="0 0 86 386" svg:d="M84 14c2-4 2-4 2-6 0-5-3-8-8-8-3 0-5 2-9 9-22 59-45 118-67 177-1 3-2 5-2 7 0 1 0 2 2 7 22 58 45 118 67 176 3 4 4 10 9 10s8-3 8-8c0-1 0-2-2-6-23-60-45-119-69-179 24-60 46-119 69-179z"><text:p/></draw:path><draw:path draw:style-name="gr3" draw:text-style-name="P6" svg:width="0.0756in" svg:height="0.0685in" svg:x="0.0555in" svg:y="0.0661in" svg:viewBox="0 0 193 175" svg:d="M118 54c2-10 11-45 38-45 2 0 11 0 20 4-11 2-19 12-19 21 0 7 5 15 15 15 8 0 21-8 21-24 0-19-24-25-37-25-22 0-35 21-40 30-9-26-30-30-41-30-41 0-63 50-63 60 0 4 3 4 5 4 3 0 4-1 5-4 13-41 39-51 52-51 7 0 21 3 21 25 0 12-7 39-21 93-7 24-20 40-38 40-2 0-11 0-18-5 10-2 17-10 17-21s-7-14-14-14c-11 0-21 11-21 23 0 18 20 25 36 25 26 0 40-27 41-29 4 14 19 29 42 29 39 0 61-49 61-59 0-5-3-5-4-5-3 0-4 3-5 5-13 42-39 51-51 51-15 0-22-13-22-26 0-9 2-16 7-34 4-18 8-35 13-53z"><text:p/></draw:path><draw:path draw:style-name="gr3" draw:text-style-name="P6" svg:width="0.0173in" svg:height="0.0453in" svg:x="0.1512in" svg:y="0.1169in" svg:viewBox="0 0 45 116" svg:d="M45 41c0-26-10-41-24-41-13 0-21 10-21 21 0 10 8 20 21 20 4 0 9-1 13-5 1-1 1-2 2-2 0 2 0 1 0 7 0 28-13 51-26 64-4 3-3 5-3 6 0 3 1 5 3 5 4 0 35-30 35-75z"><text:p/></draw:path><draw:path draw:style-name="gr3" draw:text-style-name="P6" svg:width="0.0697in" svg:height="0.0976in" svg:x="0.2102in" svg:y="0.0661in" svg:viewBox="0 0 178 249" svg:d="M177 23c1-4 1-5 1-9 0-6-5-10-11-10-4 0-10 3-13 8-1 2-4 14-5 21-4 10-6 21-8 31-6 23-12 46-18 69-2 7-18 34-44 34-20 0-24-17-24-31 0-18 7-42 20-76 6-16 8-20 8-28 0-18-13-32-32-32-37 0-51 56-51 60s3 3 4 4c5 0 5-1 7-8 10-36 25-47 39-47 3 0 9 0 9 12 0 10-3 20-6 28-16 40-22 62-22 80 0 34 24 46 47 46 14 0 28-6 39-17-5 20-10 39-26 59-10 13-24 23-41 23-6 0-24-1-30-14 6 0 11 0 16-5 5-4 8-8 8-16 0-12-10-13-14-13-9 0-22 5-22 24s17 33 42 33c39 0 79-34 90-78 12-50 25-98 37-148z"><text:p/></draw:path><draw:path draw:style-name="gr3" draw:text-style-name="P6" svg:width="0.0335in" svg:height="0.1516in" svg:x="0.2941in" svg:y="0.0193in" svg:viewBox="0 0 86 386" svg:d="M85 200c1-5 1-6 1-7s0-1-1-7c-23-59-45-118-68-177-3-7-5-9-9-9-5 0-8 3-8 8 0 1 0 2 2 6 23 60 45 119 68 179-23 58-45 118-68 177-2 5-2 6-2 8 0 5 3 8 8 8s6-4 9-8c23-59 45-119 68-178z"><text:p/></draw:path><draw:path draw:style-name="gr3" draw:text-style-name="P6" svg:width="0.076in" svg:height="0.0878in" svg:x="0.4in" svg:y="0.051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6" svg:width="0.1079in" svg:height="0.1106in" svg:x="0.5343in" svg:y="0.0295in" svg:viewBox="0 0 275 282" svg:d="M127 0c-54 0-96 25-112 44-14 16-15 27-15 28 0 2 2 3 4 3 6 0 15-6 18-8 9-5 10-7 12-15 6-16 17-29 65-31-7 87-31 172-63 251-2 6-1 5-2 7 0 1 1 3 3 3 7 0 26-9 30-18 20-47 52-136 63-243 6 0 14 0 21 0 46 0 92 18 92 56 0 30-28 84-103 86-8 0-12 0-23 8-7 4-10 9-10 11s2 2 7 2c71 0 161-59 161-123 0-44-52-61-97-61-17 0-34 0-51 0z"><text:p/></draw:path><draw:path draw:style-name="gr3" draw:text-style-name="P6" svg:width="0.035in" svg:height="0.1516in" svg:x="0.6642in" svg:y="0.0193in" svg:viewBox="0 0 90 386" svg:d="M90 382c0-2 0-2-6-8-49-50-62-123-62-181 0-67 15-135 63-183 5-4 5-4 5-6 0-3-2-4-4-4-5 0-39 26-62 75-20 43-24 86-24 118 0 31 4 76 25 120 23 48 56 73 61 73 2 0 4-1 4-4z"><text:p/></draw:path><draw:path draw:style-name="gr3" draw:text-style-name="P6" svg:width="0.1028in" svg:height="0.1063in" svg:x="0.7122in" svg:y="0.0291in" svg:viewBox="0 0 262 271" svg:d="M33 34c0 63 0 126 0 190 0 19-3 25-23 26-3 0-10 0-10 7s6 7 13 7c20 0 40 0 60 0 6 0 13 0 13-7s-7-7-12-7c-21-1-24-9-24-27 0-60 0-119 0-178 56 73 111 147 167 220 3 5 5 6 7 6 7 0 7-6 7-13 0-72 0-144 0-217 0-22 3-28 21-28 3 0 10 0 10-6 0-7-7-7-13-7-19 0-38 0-56 0-8 0-14 0-14 7 0 6 7 6 11 6 22 0 25 8 25 29 0 40 0 80 0 121-39-53-79-105-117-157-3-6-4-6-13-6-23 0-45 0-68 0-7 0-13 0-13 7 0 5 6 6 8 6 11 1 18 8 22 12-1 4-1 4-1 9zM218 244c-56-74-112-148-168-222-5-4-5-4-8-9 15 0 30 0 45 0 44 59 87 117 131 177 0 17 0 36 0 54z"><text:p/></draw:path><draw:path draw:style-name="gr3" draw:text-style-name="P6" svg:width="0.0732in" svg:height="0.0728in" svg:x="0.8744in" svg:y="0.0587in" svg:viewBox="0 0 187 186" svg:d="M94 83c-26-26-52-52-77-77-5-5-6-6-9-6-4 0-8 3-8 8 0 2 1 3 6 7 25 26 51 52 77 78-26 25-52 51-77 78-5 4-6 4-6 8s4 7 8 7c3 0 4-1 9-5 25-27 51-52 77-77 26 26 53 53 80 80 1 0 3 2 5 2 5 0 8-3 8-7 0-1 0-3-1-5 0-1-62-62-81-81 24-24 47-48 71-71 1-2 8-7 9-10 1 0 2-2 2-4 0-5-3-8-8-8-3 0-4 1-8 6-26 25-52 51-77 77z"><text:p/></draw:path><draw:path draw:style-name="gr3" draw:text-style-name="P6" svg:width="0.1028in" svg:height="0.1063in" svg:x="1.0083in" svg:y="0.0291in" svg:viewBox="0 0 262 271" svg:d="M33 34c0 63 0 126 0 190 0 19-2 25-22 26-4 0-11 0-11 7s7 7 13 7c20 0 40 0 60 0 7 0 13 0 13-7s-7-7-12-7c-21-1-24-9-24-27 0-60 0-119 0-178 56 73 111 147 167 220 3 5 5 6 7 6 7 0 7-6 7-13 0-72 0-144 0-217 0-22 4-28 22-28 2 0 9 0 9-6 0-7-6-7-13-7-19 0-38 0-56 0-7 0-14 0-14 7 0 6 7 6 11 6 22 0 26 8 26 29 0 40 0 80 0 121-39-53-78-105-117-157-4-6-5-6-14-6-22 0-45 0-67 0-8 0-14 0-14 7 0 5 6 6 9 6 10 1 18 8 21 12-1 4-1 4-1 9zM218 244c-56-74-112-148-168-222-4-4-4-4-8-9 15 0 31 0 46 0 43 59 87 117 130 177 0 17 0 36 0 54z"><text:p/></draw:path><draw:path draw:style-name="gr3" draw:text-style-name="P6" svg:width="0.0346in" svg:height="0.1516in" svg:x="1.1228in" svg:y="0.0193in" svg:viewBox="0 0 89 386" svg:d="M89 193c0-30-3-76-25-120-23-48-56-73-61-73-2 0-3 1-3 4 0 2 0 2 8 9 37 38 59 99 59 180 0 65-14 133-61 182-6 5-6 5-6 7s1 4 3 4c5 0 40-27 62-76 20-42 24-84 24-117z"><text:p/></draw:path><draw:path draw:style-name="gr3" draw:text-style-name="P6" svg:width="0.0469in" svg:height="0.0705in" svg:x="1.1799in" svg:y="-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3"><text:s/>(שמתקיים ישרות מהגדרת מכפלה קרטזית) וצ.ל. </text:span><text:span text:style-name="T3"><draw:g text:anchor-type="as-char" svg:y="-0.0681in" draw:z-index="430" draw:name="Shape435" draw:style-name="gr1"><svg:title>TexMaths</svg:title><svg:desc>11§display§x \circ y = y \circ x§svg§600§FALSE§</svg:desc><draw:path draw:style-name="gr2" draw:text-style-name="P5" svg:width="0.8012in" svg:height="0.0819in" svg:x="0.0031in" svg:y="0.0071in" svg:viewBox="0 0 2036 209" svg:d="M0 0c679 0 1357 0 2036 0 0 69 0 140 0 209-679 0-1357 0-2036 0 0-69 0-140 0-209z"><text:p/></draw:path><draw:path draw:style-name="gr3" draw:text-style-name="P6" svg:width="0.0756in" svg:height="0.0677in" svg:x="-0.0004in" svg:y="0.0004in" svg:viewBox="0 0 193 173" svg:d="M118 54c2-10 11-46 38-46 2 0 11 0 20 5-11 2-19 11-19 21 0 6 5 13 15 13 9 0 21-6 21-22 0-19-23-25-37-25-22 0-35 20-39 29-10-26-31-29-42-29-41 0-63 50-63 59 0 4 3 3 5 4 3 0 4-1 5-5 13-40 39-50 52-50 7 0 21 4 21 26 0 12-7 38-21 90-7 25-20 40-37 40-3 0-12 0-19-4 10-2 17-10 17-21 0-10-7-13-13-13-12 0-22 9-22 22 0 17 20 25 36 25 26 0 40-26 41-29 4 15 19 29 42 29 39 0 62-49 62-58 0-4-4-4-5-4-3 0-4 1-5 5-13 39-39 48-51 48-15 0-22-12-22-25 0-8 2-16 7-32 4-18 8-35 13-53z"><text:p/></draw:path><draw:path draw:style-name="gr3" draw:text-style-name="P6" svg:width="0.0591in" svg:height="0.0583in" svg:x="0.1244in" svg:y="0in" svg:viewBox="0 0 151 149" svg:d="M151 75c0-42-35-75-75-75-42 0-76 34-76 75s34 74 76 74c40 0 75-33 75-74zM76 133c-34 0-61-26-61-58 0-33 27-60 61-60 32 0 59 27 59 60s-27 58-59 58z"><text:p/></draw:path><draw:path draw:style-name="gr3" draw:text-style-name="P6" svg:width="0.0693in" svg:height="0.0972in" svg:x="0.2307in" svg:y="0.0004in" svg:viewBox="0 0 177 248" svg:d="M176 23c1-5 1-6 1-9 0-6-4-10-11-10-3 0-10 3-13 8-1 2-3 13-6 21-2 10-5 20-7 31-6 23-12 46-18 68-1 6-17 32-43 32-20 0-24-16-24-31 0-16 7-40 20-74 5-16 8-20 8-28 0-17-13-31-32-31-37 0-51 55-51 59s3 4 4 4c4 0 5-1 6-7 11-36 26-48 40-48 3 0 9 0 9 13 0 9-4 19-6 26-16 41-23 63-23 81 0 34 24 45 47 45 15 0 29-7 40-18-6 21-10 40-26 60-10 13-25 24-43 24-5 0-23-1-29-15 6 0 12 0 17-6 4-3 8-8 8-15 0-12-11-14-14-14-9 0-22 6-22 26 0 19 16 33 40 33 40 0 81-35 91-78 12-49 25-98 37-147z"><text:p/></draw:path><draw:path draw:style-name="gr3" draw:text-style-name="P6" svg:width="0.1012in" svg:height="0.035in" svg:x="0.3567in" svg:y="0.0118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97in" svg:height="0.0972in" svg:x="0.513in" svg:y="0.0004in" svg:viewBox="0 0 178 248" svg:d="M176 23c2-5 2-6 2-9 0-6-5-10-12-10-3 0-10 3-13 8-1 2-3 13-6 21-2 10-5 20-7 31-6 23-12 46-18 68-1 6-17 32-43 32-20 0-24-16-24-31 0-16 7-40 20-74 5-16 8-20 8-28 0-17-13-31-32-31-37 0-51 55-51 59s3 4 4 4c4 0 5-1 6-7 11-36 26-48 40-48 3 0 9 0 9 13 0 9-4 19-6 26-16 41-23 63-23 81 0 34 25 45 47 45 15 0 29-7 40-18-6 21-10 40-26 60-10 13-25 24-43 24-5 0-22-1-28-15 5 0 11 0 16-6 4-3 8-8 8-15 0-12-11-14-14-14-9 0-22 6-22 26 0 19 16 33 40 33 40 0 81-35 91-78 12-49 25-98 37-147z"><text:p/></draw:path><draw:path draw:style-name="gr3" draw:text-style-name="P6" svg:width="0.0587in" svg:height="0.0583in" svg:x="0.6311in" svg:y="0in" svg:viewBox="0 0 150 149" svg:d="M150 75c0-42-34-75-75-75-42 0-75 34-75 75s33 74 75 74c41 0 75-33 75-74zM75 133c-33 0-60-26-60-58 0-33 27-60 60-60 32 0 59 27 59 60s-27 58-59 58z"><text:p/></draw:path><draw:path draw:style-name="gr3" draw:text-style-name="P6" svg:width="0.0756in" svg:height="0.0677in" svg:x="0.7366in" svg:y="0.0004in" svg:viewBox="0 0 193 173" svg:d="M118 54c2-10 11-46 38-46 2 0 11 0 20 5-11 2-19 11-19 21 0 6 5 13 15 13 9 0 21-6 21-22 0-19-23-25-37-25-22 0-35 20-40 29-9-26-30-29-41-29-41 0-63 50-63 59 0 4 3 3 5 4 3 0 4-1 5-5 13-40 39-50 52-50 7 0 21 4 21 26 0 12-7 38-21 90-7 25-20 40-38 40-2 0-11 0-18-4 10-2 17-10 17-21 0-10-7-13-14-13-11 0-21 9-21 22 0 17 20 25 36 25 26 0 40-26 41-29 4 15 19 29 42 29 39 0 62-49 62-58 0-4-4-4-5-4-3 0-4 1-5 5-13 39-39 48-51 48-15 0-22-12-22-25 0-8 2-16 7-32 4-18 8-35 13-53z"><text:p/></draw:path></draw:g></text:span><text:span text:style-name="T3">. באופן שקול, צ.ל. </text:span><text:span text:style-name="T3"><draw:g text:anchor-type="as-char" svg:y="-0.1063in" draw:z-index="431" draw:name="Shape436" draw:style-name="gr1"><svg:title>TexMaths</svg:title><svg:desc>11§display§id_A \circ y = y \circ id_A§svg§600§FALSE§</svg:desc><draw:path draw:style-name="gr2" draw:text-style-name="P5" svg:width="1.0827in" svg:height="0.1201in" svg:x="0.0031in" svg:y="0.0071in" svg:viewBox="0 0 2751 306" svg:d="M0 0c917 0 1833 0 2751 0 0 102 0 204 0 306-918 0-1834 0-2751 0 0-102 0-204 0-306z"><text:p/></draw:path><draw:path draw:style-name="gr3" draw:text-style-name="P6" svg:width="0.0398in" svg:height="0.1012in" svg:x="-0.0004in" svg:y="0.0051in" svg:viewBox="0 0 102 258" svg:d="M99 13c0-7-6-13-14-13-11 0-21 10-21 20 0 8 5 14 14 14s21-9 21-21zM69 159c5-11 5-13 9-22 3-8 4-14 4-21 0-18-12-32-30-32-37 0-52 56-52 59 0 5 3 2 4 5 5 0 5-2 7-8 11-35 26-48 40-48 2 0 8 0 8 13 0 8-2 16-4 19-2 11-20 54-26 71-4 10-9 23-9 31 0 18 13 32 32 32 36 0 50-56 50-60 0-3-3-3-4-3-5 0-5 1-7 7-6 24-18 47-38 47-7 0-10-3-10-12 0-10 2-16 11-39 5-13 10-26 15-39z"><text:p/></draw:path><draw:path draw:style-name="gr3" draw:text-style-name="P6" svg:width="0.072in" svg:height="0.1063in" svg:x="0.0539in" svg:y="0in" svg:viewBox="0 0 184 271" svg:d="M184 4c-1-1 0-4-5-4s-43 3-49 4c-4 0-6 3-6 8s4 5 10 5c19 0 19 2 19 6 0 2-1 6-1 8-8 30-16 60-23 91-7-14-18-25-36-25-45 0-93 57-93 112 0 37 21 62 52 62 7 0 26-1 50-29 2 16 17 29 35 29 14 0 22-9 29-21 6-14 11-37 11-39 0-3-3-3-4-3-5 0-5 1-6 7-6 25-13 47-30 47-9 0-11-10-11-18s0-12 3-18c18-74 36-148 55-222zM103 220c-1 8-1 8-7 15-17 22-33 27-43 27-20 0-26-21-26-36 0-19 13-65 21-83 12-23 30-37 45-37 26 0 31 32 31 34s-1 4-1 6c-6 25-13 50-20 74z"><text:p/></draw:path><draw:path draw:style-name="gr3" draw:text-style-name="P6" svg:width="0.0795in" svg:height="0.0752in" svg:x="0.1331in" svg:y="0.0524in" svg:viewBox="0 0 203 192" svg:d="M41 160c-10 14-19 21-34 22-4 0-7 0-7 5 0 3 2 5 3 5 8 0 17-2 24-2 8 0 20 2 28 2 1 0 5 0 5-7 0-3-3-3-4-3-2 0-12-1-12-8 0-2 2-8 4-10 7-11 15-22 21-33 27 0 52 0 78 0 3 14 4 30 6 44-1 2-2 7-19 7-2 0-6 0-6 5 0 1 1 5 4 5 8 0 27-2 35-2 5 0 11 0 16 0s11 2 15 2c3 0 5-3 5-6 0-4-3-4-7-4-16 0-16-3-17-8-7-56-16-111-24-166-1-6-2-8-7-8s-6 2-8 6c-33 51-66 102-99 154zM76 121c19-30 38-59 57-88 4 29 8 58 12 88-23 0-46 0-69 0z"><text:p/></draw:path><draw:path draw:style-name="gr3" draw:text-style-name="P6" svg:width="0.0591in" svg:height="0.0587in" svg:x="0.2681in" svg:y="0.0382in" svg:viewBox="0 0 151 150" svg:d="M151 75c0-42-34-75-75-75-42 0-76 34-76 75s34 75 76 75c41 0 75-34 75-75zM76 134c-34 0-61-27-61-59 0-33 28-60 61-60 32 0 59 26 59 60 0 33-27 59-59 59z"><text:p/></draw:path><draw:path draw:style-name="gr3" draw:text-style-name="P6" svg:width="0.0697in" svg:height="0.0976in" svg:x="0.3744in" svg:y="0.0382in" svg:viewBox="0 0 178 249" svg:d="M176 24c2-5 2-6 2-9 0-7-5-11-11-11-4 0-10 3-14 9 0 1-3 13-6 20-2 11-4 21-7 31-6 23-11 46-17 70-2 6-19 32-44 32-20 0-24-16-24-31 0-17 7-41 20-76 6-15 7-19 7-27 0-18-12-32-31-32-37 0-51 56-51 59 0 5 3 5 4 5 5 0 5-1 7-8 10-35 25-47 38-47 4 0 10 0 10 12 0 10-4 20-6 27-16 41-22 63-22 81 0 35 24 45 47 45 14 0 28-6 39-17-6 19-10 39-26 59-10 13-24 24-42 24-5 0-23-1-29-15 5 0 11 0 16-6 4-3 8-8 8-15 0-12-11-14-14-14-9 0-22 6-22 26 0 19 17 33 41 33 40 0 80-35 91-77 12-50 24-99 36-148z"><text:p/></draw:path><draw:path draw:style-name="gr3" draw:text-style-name="P6" svg:width="0.1008in" svg:height="0.035in" svg:x="0.5008in" svg:y="0.0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697in" svg:height="0.0976in" svg:x="0.6567in" svg:y="0.0382in" svg:viewBox="0 0 178 249" svg:d="M177 24c1-5 1-6 1-9 0-7-5-11-11-11-3 0-10 3-13 9-1 1-4 13-6 20-3 11-5 21-7 31-6 23-12 46-18 70-1 6-19 32-44 32-20 0-23-16-23-31 0-17 6-41 19-76 6-15 7-19 7-27 0-18-12-32-30-32-38 0-52 56-52 59 0 5 3 3 4 5 5 0 5-1 7-8 11-35 26-47 40-47 2 0 8 0 8 12 0 10-3 20-6 27-16 41-22 63-22 81 0 35 24 45 47 45 15 0 29-6 39-17-5 19-9 39-25 59-11 13-25 24-43 24-5 0-23-1-29-15 6 0 11 0 16-6 5-3 8-8 8-15 0-12-10-14-14-14-9 0-21 6-21 26 0 19 16 33 40 33 40 0 80-35 91-77 12-50 25-99 37-148z"><text:p/></draw:path><draw:path draw:style-name="gr3" draw:text-style-name="P6" svg:width="0.0591in" svg:height="0.0587in" svg:x="0.7744in" svg:y="0.0382in" svg:viewBox="0 0 151 150" svg:d="M151 75c0-42-34-75-75-75-42 0-76 34-76 75s34 75 76 75c41 0 75-34 75-75zM76 134c-34 0-61-27-61-59 0-33 28-60 61-60 32 0 59 26 59 60 0 33-27 59-59 59z"><text:p/></draw:path><draw:path draw:style-name="gr3" draw:text-style-name="P6" svg:width="0.0398in" svg:height="0.1012in" svg:x="0.8803in" svg:y="0.0051in" svg:viewBox="0 0 102 258" svg:d="M99 13c0-7-6-13-14-13-11 0-21 10-21 20 0 8 5 14 14 14s21-9 21-21zM69 159c5-11 5-13 9-22 2-8 4-14 4-21 0-18-12-32-31-32-37 0-51 56-51 59 0 5 3 2 4 5 5 0 5-2 7-8 10-35 25-48 38-48 4 0 10 0 10 13 0 8-2 16-4 19-3 11-20 54-26 71-5 10-9 23-9 31 0 18 13 32 32 32 36 0 50-56 50-60 0-3-3-3-4-3-5 0-5 1-7 7-6 24-20 47-39 47-7 0-9-3-9-12 0-10 2-16 11-39 5-13 10-26 15-39z"><text:p/></draw:path><draw:path draw:style-name="gr3" draw:text-style-name="P6" svg:width="0.072in" svg:height="0.1063in" svg:x="0.9346in" svg:y="0in" svg:viewBox="0 0 184 271" svg:d="M184 4c-1-1 0-4-5-4-6 0-43 3-49 4-4 0-6 3-6 8s4 5 10 5c18 0 19 2 19 6 0 2-1 6-1 8-8 30-16 60-23 91-7-14-19-25-36-25-45 0-93 57-93 112 0 37 21 62 52 62 7 0 26-1 49-29 3 16 17 29 35 29 15 0 23-9 29-21 7-14 12-37 12-39 0-3-3-3-4-3-5 0-5 1-6 7-6 25-14 47-30 47-9 0-12-10-12-18s1-12 4-18c18-74 36-148 55-222zM103 220c-2 8-2 8-7 15-17 22-33 27-44 27-19 0-25-21-25-36 0-19 13-65 21-83 12-23 30-37 45-37 26 0 31 32 31 34s-1 4-1 6c-6 25-13 50-20 74z"><text:p/></draw:path><draw:path draw:style-name="gr3" draw:text-style-name="P6" svg:width="0.0795in" svg:height="0.0752in" svg:x="1.0138in" svg:y="0.0524in" svg:viewBox="0 0 203 192" svg:d="M40 160c-9 14-18 21-35 22-2 0-5 0-5 5 0 3 2 5 3 5 8 0 17-2 23-2 9 0 20 2 29 2 1 0 5 0 5-7 0-3-4-3-5-3-2 0-11-1-11-8 0-2 2-8 3-10 8-11 15-22 22-33 26 0 52 0 77 0 2 14 5 30 7 44-1 2-2 7-19 7-3 0-6 0-6 5 0 1 1 5 4 5 8 0 26-2 35-2 5 0 11 0 16 0 4 0 11 2 15 2 3 0 5-3 5-6 0-4-3-4-7-4-16 0-17-3-17-8-7-56-16-111-24-166-1-6-1-8-7-8-5 0-6 2-8 6-33 51-67 102-100 154zM76 121c19-30 38-59 57-88 4 29 8 58 12 88-23 0-46 0-69 0z"><text:p/></draw:path></draw:g></text:span><text:span text:style-name="T3">, אשר מתקיים ישירות לפי משפט נתון. סה"כ </text:span><text:span text:style-name="T3"><draw:g text:anchor-type="as-char" svg:y="-0.1043in" draw:z-index="433" draw:name="Shape437" draw:style-name="gr1"><svg:title>TexMaths</svg:title><svg:desc>11§display§xRy§svg§600§FALSE§</svg:desc><draw:path draw:style-name="gr2" draw:text-style-name="P5" svg:width="0.2614in" svg:height="0.1185in" svg:x="0.0035in" svg:y="0.0071in" svg:viewBox="0 0 665 302" svg:d="M0 0c222 0 443 0 665 0 0 101 0 201 0 302-222 0-443 0-665 0 0-101 0-201 0-302z"><text:p/></draw:path><draw:path draw:style-name="gr3" draw:text-style-name="P6" svg:width="0.0752in" svg:height="0.0681in" svg:x="0in" svg:y="0.0362in" svg:viewBox="0 0 192 174" svg:d="M117 54c3-10 11-45 39-45 2 0 11 0 20 5-11 1-19 11-19 21 0 6 4 13 14 13 9 0 21-6 21-22 0-21-23-26-36-26-22 0-35 21-40 30-10-26-30-30-41-30-41 0-63 50-63 59 0 5 3 4 4 5 4 0 5-1 6-5 13-40 38-50 52-50 7 0 20 3 20 26 0 11-6 37-20 91-7 24-20 40-37 40-3 0-12 0-19-5 9-2 17-10 17-21s-8-13-14-13c-11 0-21 10-21 22 0 18 20 25 36 25 25 0 40-26 41-29 4 14 19 29 42 29 39 0 61-49 61-59 0-3-3-3-4-3-4 0-5 1-6 3-12 42-38 51-50 51-16 0-22-12-22-26 0-7 2-16 6-34 5-17 9-35 13-52z"><text:p/></draw:path><draw:path draw:style-name="gr3" draw:text-style-name="P6" svg:width="0.1083in" svg:height="0.1063in" svg:x="0.0886in" svg:y="0in" svg:viewBox="0 0 276 271" svg:d="M128 26c3-8 4-13 11-14 4 0 17 0 25 0 27 0 69 0 69 38 0 13-6 40-21 54-10 10-31 23-65 23-14 0-28 0-43 0 8-34 17-67 24-101zM184 132c39-9 85-36 85-74 0-34-34-58-85-58-37 0-73 0-110 0-8 0-11 0-11 8 0 4 3 4 11 4 1 0 7 0 14 1 8 0 11 1 11 6 0 2 0 3-1 7-18 69-35 137-53 206-3 16-4 18-34 18-8 0-11 0-11 8 0 4 4 4 5 4 11 0 38-1 49-1s38 1 49 1c3 0 8 0 8-8 0-4-3-4-11-4-14 0-25 0-25-7 0-2 1-4 1-6 9-34 16-68 25-102 15 0 31 0 46 0 35 0 42 22 42 35 0 5-2 18-5 26-3 11-6 26-6 33 0 42 46 42 51 42 32 0 47-39 47-44s-4-3-5-5c-4 0-4 3-5 5-10 29-27 35-35 35-14 0-16-9-16-23 0-12 2-32 3-44 2-5 3-13 3-18 0-30-27-41-37-45z"><text:p/></draw:path><draw:path draw:style-name="gr3" draw:text-style-name="P6" svg:width="0.0697in" svg:height="0.0976in" svg:x="0.2031in" svg:y="0.0362in" svg:viewBox="0 0 178 249" svg:d="M177 24c1-5 1-6 1-9 0-7-6-11-11-11s-10 3-13 9c-1 1-5 13-6 21-3 10-5 20-7 31-6 23-13 46-18 69-2 5-19 32-44 32-20 0-24-17-24-31 0-18 6-42 20-76 6-15 7-20 7-27 0-18-12-32-32-32-36 0-50 56-50 59 0 5 3 4 4 5 5 0 5-1 7-7 10-36 25-48 38-48 4 0 10 0 10 12 0 10-3 20-6 27-16 41-22 63-22 80 0 35 24 46 47 46 14 0 27-6 38-17-4 21-10 39-25 59-10 13-24 24-42 24-5 0-23-1-29-15 6 0 11 0 16-6 5-3 8-7 8-15 0-12-10-13-14-13-9 0-21 5-21 25 0 19 16 33 40 33 40 0 79-35 90-78 12-49 26-98 38-147z"><text:p/></draw:path></draw:g></text:span><text:span text:style-name="T3">, כדרוש. </text:span></text:p>
        </text:list-item>
        <text:list-item>
          <text:p text:style-name="P84"><text:span text:style-name="T3"><draw:g text:anchor-type="as-char" svg:y="-0.1063in" draw:z-index="680" draw:name="Shape438" draw:style-name="gr1"><svg:title>TexMaths</svg:title><svg:desc>11§display§R§svg§600§FALSE§</svg:desc><draw:path draw:style-name="gr2" draw:text-style-name="P5" svg:width="0.098in" svg:height="0.0906in" svg:x="0.0024in" svg:y="0.0071in" svg:viewBox="0 0 250 231" svg:d="M0 0c84 0 166 0 250 0 0 77 0 154 0 231-84 0-166 0-250 0 0-77 0-154 0-231z"><text:p/></draw:path><draw:path draw:style-name="gr3" draw:text-style-name="P6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אינו יחס שקילות: מתוך חוקי דה־מורגן, די בלהפריך טרנזיטיביות. נניח בשלילה שהיחס טרנזיטיבי ונראה דוגמה נגדית. נבחר את היחסים מעל </text:span><text:span text:style-name="T3"><draw:g text:anchor-type="as-char" svg:y="-0.1134in" draw:z-index="681" draw:name="Shape439" draw:style-name="gr1"><svg:title>TexMaths</svg:title><svg:desc>11§display§\ps(\N \times \N)§svg§600§FALSE§</svg:desc><draw:path draw:style-name="gr2" draw:text-style-name="P5" svg:width="0.611in" svg:height="0.1358in" svg:x="0.0047in" svg:y="0.0071in" svg:viewBox="0 0 1553 346" svg:d="M777 346c-260 0-518 0-777 0 0-116 0-230 0-346 517 0 1036 0 1553 0 0 116 0 230 0 346-259 0-517 0-776 0z"><text:p/></draw:path><draw:path draw:style-name="gr3" draw:text-style-name="P6" svg:width="0.1079in" svg:height="0.1106in" svg:x="0.0004in" svg:y="0.0098in" svg:viewBox="0 0 275 282" svg:d="M125 0c-53 0-95 26-111 44-13 15-14 26-14 28s1 3 3 3c7 0 16-6 19-8 8-5 9-8 11-15 6-16 17-29 65-31-7 87-30 172-63 251-2 5-1 4-2 7 0 1 1 3 4 3 6 0 25-9 29-19 20-47 52-135 64-242 6 0 13 0 20 0 47 0 92 18 92 57 0 29-28 83-103 85-8 0-12 0-23 8-7 4-10 8-10 11 0 2 2 2 7 2 71 0 162-60 162-123 0-44-53-61-98-61-17 0-34 0-52 0z"><text:p/></draw:path><draw:path draw:style-name="gr3" draw:text-style-name="P6" svg:width="0.035in" svg:height="0.1512in" svg:x="0.1303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1024in" svg:height="0.1063in" svg:x="0.1787in" svg:y="0.0098in" svg:viewBox="0 0 261 271" svg:d="M33 35c0 63 0 126 0 187 0 20-3 28-22 28-4 0-11 0-11 7 0 6 6 6 13 6 20 0 40 0 60 0 6 0 13 0 13-6 0-7-7-7-12-7-21 0-24-9-24-29 0-58 0-118 0-176 56 74 111 148 167 220 3 5 5 6 8 6 6 0 6-7 6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" svg:width="0.0732in" svg:height="0.0728in" svg:x="0.3402in" svg:y="0.0394in" svg:viewBox="0 0 187 186" svg:d="M94 83c-26-26-52-52-77-77-5-5-6-6-9-6-4 0-8 3-8 8 0 2 1 3 6 7 25 26 51 52 77 77-26 26-52 52-77 79-5 4-6 5-6 7 0 5 4 8 8 8 3 0 4-1 9-5 25-27 51-52 77-78 26 27 52 53 79 81 1 0 4 2 6 2 5 0 8-3 8-8 0-1 0-2-1-4-1-1-62-62-81-82 23-23 47-47 70-70 2-2 8-7 10-9 0-1 2-3 2-5 0-5-3-8-8-8-3 0-4 1-8 6-26 25-52 51-77 77z"><text:p/></draw:path><draw:path draw:style-name="gr3" draw:text-style-name="P6" svg:width="0.1028in" svg:height="0.1063in" svg:x="0.4736in" svg:y="0.0098in" svg:viewBox="0 0 262 271" svg:d="M34 35c0 63 0 126 0 187 0 20-3 28-23 28-4 0-11 0-11 7 0 6 7 6 13 6 20 0 41 0 61 0 6 0 12 0 12-6 0-7-6-7-11-7-21 0-24-9-24-29 0-58 0-118 0-176 55 74 111 148 166 220 4 5 5 6 9 6 6 0 6-7 6-13 0-72 0-145 0-217 0-21 4-27 21-28 2 0 9 0 9-6 0-7-6-7-12-7-19 0-39 0-57 0-7 0-14 0-14 7 0 6 8 6 13 6 20 1 24 9 24 29 0 39 0 80 0 121-39-53-78-105-117-157-3-6-5-6-14-6-22 0-45 0-67 0-7 0-12 0-12 7 0 6 5 6 7 6 11 1 18 8 22 12-1 4-1 5-1 10zM219 243c-56-72-112-146-168-220-5-5-5-5-9-10 15 0 31 0 46 0 44 59 87 117 131 176 0 18 0 37 0 54z"><text:p/></draw:path><draw:path draw:style-name="gr3" draw:text-style-name="P6" svg:width="0.035in" svg:height="0.1512in" svg:x="0.588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">; </text:span><text:span text:style-name="T3"><draw:g text:anchor-type="as-char" svg:y="-0.1134in" draw:z-index="672" draw:name="Shape440" draw:style-name="gr1"><svg:title>TexMaths</svg:title><svg:desc>11§display§R_1 =\{\la 0, 1 \ra\}, R_2 = \{\la 0, 0 \ra, \la 1, 1 \ra\}, R_3 = \{\la 1, 0 \ra\}§svg§600§FALSE§</svg:desc><draw:path draw:style-name="gr2" draw:text-style-name="P5" svg:width="3.1449in" svg:height="0.1358in" svg:x="0.0287in" svg:y="0.0071in" svg:viewBox="0 0 7989 346" svg:d="M3995 346c-1332 0-2663 0-3995 0 0-116 0-230 0-346 2663 0 5326 0 7989 0 0 116 0 230 0 346-1331 0-2663 0-3994 0z"><text:p/></draw:path><draw:path draw:style-name="gr3" draw:text-style-name="P6" svg:width="0.1083in" svg:height="0.1063in" svg:x="-0.0004in" svg:y="0.0098in" svg:viewBox="0 0 276 271" svg:d="M129 26c2-9 3-13 11-14 3 0 15 0 23 0 27 0 70 0 70 38 0 13-5 39-21 55-10 10-30 22-65 22-14 0-29 0-44 0 9-35 17-68 26-101zM185 132c38-9 85-35 85-75 0-33-36-57-86-57-37 0-74 0-110 0-8 0-11 0-11 8 0 4 3 4 11 4 4 0 7 0 14 0 7 1 11 1 11 7 0 1-1 2-2 7-18 69-34 138-52 206-3 15-4 18-35 18-7 0-10 0-10 8 0 4 4 4 6 4 9 0 37-1 48-1s38 1 48 1c4 0 8 0 8-8 0-4-3-4-10-4-14 0-25 0-25-7 0-2 1-4 1-6 9-33 16-67 25-102 16 0 31 0 46 0 36 0 42 22 42 36 0 5-3 17-5 26-2 10-6 24-6 32 0 42 46 42 51 42 33 0 47-40 47-44 0-6-4-6-5-6-4 0-5 4-5 6-10 28-26 35-35 35-13 0-15-9-15-23 0-12 2-31 3-43 1-6 2-13 2-19 0-29-26-42-36-45z"><text:p/></draw:path><draw:path draw:style-name="gr3" draw:text-style-name="P6" svg:width="0.0382in" svg:height="0.0701in" svg:x="0.1201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6" svg:width="0.1008in" svg:height="0.0354in" svg:x="0.227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3909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9-20-12-31-15 32-9 46-27 46-49 0-31 0-61 0-92z"><text:p/></draw:path><draw:path draw:style-name="gr3" draw:text-style-name="P6" svg:width="0.0335in" svg:height="0.1512in" svg:x="0.4728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" svg:width="0.0638in" svg:height="0.1035in" svg:x="0.5209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3" draw:text-style-name="P6" svg:width="0.0177in" svg:height="0.0453in" svg:x="0.6039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6" svg:width="0.05in" svg:height="0.1in" svg:x="0.6724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" svg:width="0.0339in" svg:height="0.1512in" svg:x="0.7429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539in" svg:height="0.1512in" svg:x="0.8051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3 24 16 36 7 8 18 12 29 15-32 10-45 26-45 48 0 31 0 62 0 93z"><text:p/></draw:path><draw:path draw:style-name="gr3" draw:text-style-name="P6" svg:width="0.0173in" svg:height="0.0453in" svg:x="0.8835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1083in" svg:height="0.1063in" svg:x="0.9441in" svg:y="0.0098in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6-67 25-102 16 0 31 0 46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469in" svg:height="0.0701in" svg:x="1.0602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6" svg:width="0.1008in" svg:height="0.0354in" svg:x="1.1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9in" svg:height="0.1512in" svg:x="1.3354in" svg:y="0in" svg:viewBox="0 0 138 385" svg:d="M81 52c0-16 10-41 53-43 1 0 4-2 4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6" svg:width="0.0335in" svg:height="0.1512in" svg:x="1.4173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6" svg:width="0.0638in" svg:height="0.1035in" svg:x="1.4657in" svg:y="0.013in" svg:viewBox="0 0 163 264" svg:d="M163 133c0-31-2-61-16-90-18-37-49-43-66-43-23 0-51 10-67 45-13 28-14 57-14 88 0 29 1 64 18 92 16 32 44 39 62 39 21 0 51-7 69-45 12-25 14-55 14-86zM80 255c-14 0-37-9-44-46-4-22-4-58-4-80 0-26 0-51 3-72 7-45 37-49 45-49 14 0 39 7 47 45 3 22 3 52 3 76 0 28 0 55-3 79-7 36-29 47-47 47z"><text:p/></draw:path><draw:path draw:style-name="gr3" draw:text-style-name="P6" svg:width="0.0173in" svg:height="0.0453in" svg:x="1.5488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638in" svg:height="0.1035in" svg:x="1.6091in" svg:y="0.013in" svg:viewBox="0 0 163 264" svg:d="M163 133c0-31-2-61-17-90-17-37-49-43-65-43-23 0-51 10-67 45-13 28-14 57-14 88 0 29 1 64 17 92 17 32 45 39 63 39 21 0 51-7 69-45 12-25 14-55 14-86zM80 255c-14 0-37-9-44-46-4-22-4-58-4-80 0-26 0-51 3-72 7-45 37-49 45-49 14 0 39 7 47 45 3 22 3 52 3 76 0 28 0 55-5 79-5 36-27 47-45 47z"><text:p/></draw:path><draw:path draw:style-name="gr3" draw:text-style-name="P6" svg:width="0.0335in" svg:height="0.1512in" svg:x="1.6874in" svg:y="0in" svg:viewBox="0 0 86 385" svg:d="M85 199c1-4 1-5 1-6 0-3 0-1-1-6-23-59-45-119-68-178-3-7-5-9-9-9-5 0-8 3-8 8 0 1 0 2 2 6 23 60 45 119 68 179-23 58-45 117-68 177-2 4-2 5-2 8 0 4 3 7 8 7 4 0 6-4 7-7 24-60 47-119 70-179z"><text:p/></draw:path><draw:path draw:style-name="gr3" draw:text-style-name="P6" svg:width="0.0177in" svg:height="0.0453in" svg:x="1.7512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335in" svg:height="0.1512in" svg:x="1.8228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6" svg:width="0.05in" svg:height="0.1in" svg:x="1.8787in" svg:y="0.013in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173in" svg:height="0.0453in" svg:x="1.9543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5in" svg:height="0.1in" svg:x="2.0224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6" svg:width="0.0335in" svg:height="0.1512in" svg:x="2.0933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" svg:width="0.0531in" svg:height="0.1512in" svg:x="2.1551in" svg:y="0in" svg:viewBox="0 0 136 385" svg:d="M55 334c0 15-10 40-52 43-2 0-3 2-3 4 0 4 3 4 8 4 37 0 72-18 73-48 0-29 0-58 0-88 0-16 0-28 16-40 13-11 27-11 36-12 2 0 3-1 3-4 0-4-2-4-5-4-25-2-44-15-48-35-2-3-2-4-2-19 0-25 0-50 0-76 0-16 0-28-18-42-16-13-42-17-55-17-5 0-8 0-8 4 0 5 2 5 6 5 24 1 44 14 48 33 1 4 1 4 1 19 0 26 0 54 0 81 0 18 3 24 15 36 9 8 20 12 31 15-32 10-46 26-46 48 0 31 0 62 0 93z"><text:p/></draw:path><draw:path draw:style-name="gr3" draw:text-style-name="P6" svg:width="0.0173in" svg:height="0.0453in" svg:x="2.2331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1079in" svg:height="0.1063in" svg:x="2.2945in" svg:y="0.0098in" svg:viewBox="0 0 275 271" svg:d="M129 26c2-9 3-13 11-14 3 0 15 0 23 0 27 0 70 0 70 38 0 13-5 39-21 55-10 10-30 22-66 22-14 0-28 0-43 0 9-35 17-68 26-101zM185 132c38-9 85-35 85-75 0-33-36-57-86-57-37 0-74 0-110 0-8 0-11 0-11 8 0 4 3 4 11 4 4 0 7 0 14 0 7 1 11 1 11 7 0 1-1 2-2 7-18 69-34 138-52 206-3 15-4 18-35 18-7 0-10 0-10 8 0 4 3 3 4 4 11 0 39-1 50-1s38 1 48 1c4 0 8 0 8-8 0-4-3-4-10-4-14 0-25 0-25-7 0-2 0-4 1-6 9-33 16-67 25-102 16 0 31 0 46 0 36 0 42 22 42 36 0 5-3 17-5 26-2 10-6 24-6 32 0 42 46 42 51 42 33 0 46-40 46-44 0-6-3-6-4-6-4 0-5 4-5 6-10 28-26 35-35 35-13 0-15-9-15-23 0-12 2-31 3-43 1-6 2-13 2-19 0-29-26-42-36-45z"><text:p/></draw:path><draw:path draw:style-name="gr3" draw:text-style-name="P6" svg:width="0.0484in" svg:height="0.0724in" svg:x="2.4091in" svg:y="0.0661in" svg:viewBox="0 0 124 185" svg:d="M59 89c21 0 37 14 37 43 0 34-20 44-35 44-11 0-35-3-47-19 14-1 17-9 17-15 0-9-7-15-16-15-7 0-15 5-15 16 0 25 29 42 62 42 37 0 62-25 62-53 0-21-16-42-46-48 28-10 39-30 39-47 0-22-26-37-55-37-30 0-53 14-53 36 0 9 5 15 14 15 8 0 13-7 13-15 0-7-5-13-13-14 9-11 28-14 38-14 12 0 29 5 29 29 0 11-4 24-11 32-9 10-16 11-29 11-7 1-8 1-9 1s-4 2-4 4c0 4 4 4 8 4 5 0 10 0 14 0z"><text:p/></draw:path><draw:path draw:style-name="gr3" draw:text-style-name="P6" svg:width="0.1008in" svg:height="0.0354in" svg:x="2.5224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539in" svg:height="0.1512in" svg:x="2.6854in" svg:y="0in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9-20-12-31-15 32-9 47-27 47-49 0-31 0-61 0-92z"><text:p/></draw:path><draw:path draw:style-name="gr3" draw:text-style-name="P6" svg:width="0.0339in" svg:height="0.1512in" svg:x="2.7673in" svg:y="0in" svg:viewBox="0 0 87 385" svg:d="M85 15c2-4 2-5 2-7 0-5-3-8-8-8-3 0-6 2-9 9-23 59-45 118-68 177 0 2-2 4-2 7 0 2 0 2 2 6 23 59 45 118 68 176 2 5 4 10 9 10s8-3 8-7c0-1 0-3-2-7-23-59-45-119-68-178 23-60 45-119 68-178z"><text:p/></draw:path><draw:path draw:style-name="gr3" draw:text-style-name="P6" svg:width="0.05in" svg:height="0.1in" svg:x="2.8236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3" draw:text-style-name="P6" svg:width="0.0177in" svg:height="0.0453in" svg:x="2.8988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638in" svg:height="0.1035in" svg:x="2.9594in" svg:y="0.013in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6" svg:width="0.0339in" svg:height="0.1512in" svg:x="3.0378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539in" svg:height="0.1512in" svg:x="3.1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3">. משום ש־</text:span><text:span text:style-name="T3"><draw:g text:anchor-type="as-char" svg:y="-0.1134in" draw:z-index="673" draw:name="Shape441" draw:style-name="gr1"><svg:title>TexMaths</svg:title><svg:desc>11§display§R_1 \circ R_2 = \{\la 0, 1 \ra\} = R_2 \circ R_1§svg§600§FALSE§</svg:desc><draw:path draw:style-name="gr2" draw:text-style-name="P5" svg:width="1.8843in" svg:height="0.1354in" svg:x="0.0024in" svg:y="0.0071in" svg:viewBox="0 0 4787 345" svg:d="M0 0c1596 0 3191 0 4787 0 0 115 0 230 0 345-1596 0-3191 0-4787 0 0-115 0-230 0-345z"><text:p/></draw:path><draw:path draw:style-name="gr3" draw:text-style-name="P6" svg:width="0.1083in" svg:height="0.1063in" svg:x="0.0004in" svg:y="0.0098in" svg:viewBox="0 0 276 271" svg:d="M130 28c2-10 3-14 11-15 3-1 15-1 23-1 27 0 70 0 70 39 0 13-6 39-21 55-9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4 0-5 3-6 6-9 29-25 35-34 35-13 0-16-9-16-24 0-12 3-32 4-44 1-5 1-11 1-17 0-29-25-41-36-46z"><text:p/></draw:path><draw:path draw:style-name="gr3" draw:text-style-name="P6" svg:width="0.0382in" svg:height="0.0701in" svg:x="0.1217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draw:path draw:style-name="gr3" draw:text-style-name="P6" svg:width="0.0587in" svg:height="0.0587in" svg:x="0.2205in" svg:y="0.0457in" svg:viewBox="0 0 150 150" svg:d="M150 75c0-41-34-75-75-75-42 0-75 34-75 75s33 75 75 75c41 0 75-34 75-75zM75 134c-33 0-60-27-60-59s27-60 60-60c32 0 59 27 59 60s-27 59-59 59z"><text:p/></draw:path><draw:path draw:style-name="gr3" draw:text-style-name="P6" svg:width="0.1079in" svg:height="0.1063in" svg:x="0.3283in" svg:y="0.0098in" svg:viewBox="0 0 275 271" svg:d="M129 28c2-10 3-14 11-15 3-1 15-1 23-1 27 0 70 0 70 39 0 13-5 39-21 55-10 10-30 22-66 22-14 0-28 0-43 0 9-34 17-67 26-100zM185 132c38-8 85-35 85-74 0-33-36-58-86-58-37 0-74 0-110 0-8 0-11 0-11 8 0 4 3 4 11 4 4 0 7 0 14 1s11 1 11 7c0 1-1 2-2 6-18 69-34 138-52 206-3 16-4 19-35 19-7 0-10 0-10 8 0 4 4 4 6 4 9 0 37-2 48-2s38 2 48 2c4 0 8 0 8-9 0-3-3-3-10-3-14 0-25 0-25-8 0-2 0-4 1-6 9-33 16-67 25-100 16 0 31 0 46 0 36 0 42 20 42 34 0 6-3 18-5 26-2 10-6 24-6 32 0 42 46 42 51 42 33 0 46-39 46-44s-3-5-4-5c-4 0-5 3-5 6-10 29-26 35-35 35-13 0-15-9-15-24 0-12 2-32 3-44 1-5 2-11 2-17 0-29-26-41-36-46z"><text:p/></draw:path><draw:path draw:style-name="gr3" draw:text-style-name="P6" svg:width="0.0469in" svg:height="0.0701in" svg:x="0.4441in" svg:y="0.0661in" svg:viewBox="0 0 120 179" svg:d="M120 130c-3 0-6 0-9 0-1 7-3 22-8 25-2 1-22 1-26 1-16 0-33 0-49 0 28-25 37-32 53-45 20-15 39-33 39-58 0-33-29-53-63-53s-57 24-57 48c0 15 12 16 15 16 6 0 15-5 15-14 0-6-2-15-17-15 9-18 27-25 40-25 27 0 41 21 41 43 0 23-17 42-26 52-22 21-43 41-65 63-3 4-3 4-3 11 37 0 75 0 112 0 2-16 6-33 8-49z"><text:p/></draw:path><draw:path draw:style-name="gr3" draw:text-style-name="P6" svg:width="0.1008in" svg:height="0.035in" svg:x="0.5567in" svg:y="0.057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539in" svg:height="0.1508in" svg:x="0.7193in" svg:y="0in" svg:viewBox="0 0 138 384" svg:d="M83 52c0-16 9-41 51-43 2-1 4-2 4-5 0-4-4-4-8-4-39 0-74 20-74 48 0 29 0 59 0 89 0 14 0 26-15 39-13 11-29 12-37 12-2 0-4 2-4 5 0 2 2 2 7 3 25 1 44 15 48 34 1 5 1 6 1 19 0 25 0 50 0 76 0 16 0 28 19 44 15 11 41 15 55 15 4 0 8 0 8-4 0-3-3-3-7-5-24-1-43-13-47-33-1-3-1-4-1-18 0-27 0-53 0-81 0-17-5-23-17-36-9-8-19-12-30-14 32-9 47-27 47-49 0-31 0-61 0-92z"><text:p/></draw:path><draw:path draw:style-name="gr3" draw:text-style-name="P6" svg:width="0.0339in" svg:height="0.1508in" svg:x="0.8012in" svg:y="0in" svg:viewBox="0 0 87 384" svg:d="M85 14c2-4 2-4 2-6 0-5-3-8-8-8-3 0-6 2-9 9-23 58-45 118-68 177-1 2-2 4-2 7 0 0 0 1 2 5 23 60 45 119 68 177 2 4 4 9 9 9s8-3 8-7c0-2 0-3-2-7-23-60-45-119-68-177 23-60 45-119 68-179z"><text:p/></draw:path><draw:path draw:style-name="gr3" draw:text-style-name="P6" svg:width="0.0638in" svg:height="0.1035in" svg:x="0.8496in" svg:y="0.0126in" svg:viewBox="0 0 163 264" svg:d="M163 133c0-30-2-61-16-89-17-37-49-44-66-44-23 0-51 10-67 46-12 27-14 57-14 87s1 63 18 93c16 31 45 38 63 38 21 0 51-7 68-44 12-27 14-56 14-87zM81 257c-15 0-38-10-45-48-4-22-4-57-4-80 0-24 0-50 3-71 8-46 37-49 46-49 13 0 39 6 46 45 4 22 4 51 4 75 0 30 0 55-4 79-6 36-28 49-46 49z"><text:p/></draw:path><draw:path draw:style-name="gr3" draw:text-style-name="P6" svg:width="0.0173in" svg:height="0.0453in" svg:x="0.9331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6" svg:width="0.05in" svg:height="0.1008in" svg:x="1.0004in" svg:y="0.0126in" svg:viewBox="0 0 128 257" svg:d="M80 10c0-9 0-10-10-10-23 25-57 25-70 25 0 5 0 8 0 12 9 0 31 0 52-9 0 66 0 132 0 198 0 13-2 18-37 18-4 0-7 0-12 0 0 5 0 9 0 13 14-3 47-3 63-3 15 0 48 0 62 3 0-4 0-8 0-13-5 0-8 0-12 0-35 0-36-4-36-18 0-72 0-145 0-216z"><text:p/></draw:path><draw:path draw:style-name="gr3" draw:text-style-name="P6" svg:width="0.0339in" svg:height="0.1508in" svg:x="1.0717in" svg:y="0in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6" svg:width="0.0539in" svg:height="0.1508in" svg:x="1.1335in" svg:y="0in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5 36 9 9 20 12 31 16-32 7-46 25-46 47 0 31 0 62 0 93z"><text:p/></draw:path><draw:path draw:style-name="gr3" draw:text-style-name="P6" svg:width="0.1008in" svg:height="0.035in" svg:x="1.2492in" svg:y="0.0575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1083in" svg:height="0.1063in" svg:x="1.4075in" svg:y="0.0098in" svg:viewBox="0 0 276 271" svg:d="M129 28c3-10 4-14 11-15 3-1 16-1 24-1 27 0 70 0 70 39 0 13-6 39-22 55-10 10-29 22-65 22-14 0-28 0-42 0 7-34 16-67 24-100zM185 132c39-8 85-35 85-74 0-33-35-58-85-58-36 0-74 0-110 0-8 0-12 0-12 8 0 4 4 4 11 4 1 0 9 0 15 1 7 1 10 1 10 7 0 1 0 2-1 6-18 69-34 138-52 206-4 16-5 19-35 19-8 0-11 0-11 8 0 4 4 4 6 4 11 0 37-2 48-2s38 2 49 2c4 0 8 0 8-9 0-3-3-3-11-3-14 0-25 0-25-8 0-2 1-4 1-6 9-33 16-67 25-100 16 0 31 0 46 0 36 0 43 20 43 34 0 6-3 18-5 26-3 10-7 24-7 32 0 42 46 42 52 42 33 0 46-39 46-44s-3-2-4-5c-4 0-5 3-6 6-10 29-26 35-35 35-12 0-15-9-15-24 0-12 2-32 4-44 0-5 1-11 1-17 0-29-25-41-36-46z"><text:p/></draw:path><draw:path draw:style-name="gr3" draw:text-style-name="P6" svg:width="0.0469in" svg:height="0.0701in" svg:x="1.5236in" svg:y="0.0661in" svg:viewBox="0 0 120 179" svg:d="M120 130c-3 0-7 0-10 0 0 7-3 22-7 25-2 1-23 1-26 1-16 0-34 0-51 0 29-25 39-32 54-45 21-15 40-33 40-58 0-33-29-53-64-53-33 0-56 24-56 48 0 15 12 16 14 16 7 0 15-5 15-14 0-6-3-15-17-15 9-18 28-25 40-25 27 0 42 21 42 43 0 23-17 42-26 52-22 21-44 41-66 63-2 4-2 4-2 11 37 0 74 0 111 0 3-16 6-33 9-49z"><text:p/></draw:path><draw:path draw:style-name="gr3" draw:text-style-name="P6" svg:width="0.0591in" svg:height="0.0587in" svg:x="1.6272in" svg:y="0.0457in" svg:viewBox="0 0 151 150" svg:d="M151 75c0-41-34-75-75-75-42 0-76 34-76 75s34 75 76 75c41 0 75-34 75-75zM76 134c-34 0-59-27-59-59s26-60 59-60c32 0 59 27 59 60s-27 59-59 59z"><text:p/></draw:path><draw:path draw:style-name="gr3" draw:text-style-name="P6" svg:width="0.1083in" svg:height="0.1063in" svg:x="1.735in" svg:y="0.0098in" svg:viewBox="0 0 276 271" svg:d="M130 28c2-10 3-14 10-15 4-1 16-1 24-1 27 0 70 0 70 39 0 13-6 39-21 55-11 10-30 22-66 22-14 0-28 0-42 0 8-34 16-67 25-100zM185 132c39-8 86-35 86-74 0-33-36-58-86-58-36 0-74 0-110 0-8 0-11 0-11 8 0 4 3 4 10 4 1 0 9 0 15 1 7 1 10 1 10 7 0 1 0 2-1 6-18 69-34 138-52 206-4 16-4 19-35 19-8 0-11 0-11 8 0 4 3 3 6 4 11 0 37-2 48-2 10 0 38 2 49 2 4 0 8 0 8-9 0-3-3-3-11-3-14 0-25 0-25-8 0-2 1-4 2-6 9-33 17-67 25-100 16 0 31 0 47 0 34 0 41 20 41 34 0 6-3 18-5 26-3 10-7 24-7 32 0 42 46 42 52 42 33 0 46-39 46-44s-3-2-4-5c-4 0-5 3-6 6-9 29-26 35-35 35-12 0-15-9-15-24 0-12 2-32 4-44 1-5 1-11 1-17 0-29-25-41-36-46z"><text:p/></draw:path><draw:path draw:style-name="gr3" draw:text-style-name="P6" svg:width="0.0386in" svg:height="0.0701in" svg:x="1.8559in" svg:y="0.0661in" svg:viewBox="0 0 99 179" svg:d="M62 8c0-7 0-8-8-8-18 18-42 18-54 18 0 3 0 6 0 10 7 0 25 0 40-8 0 45 0 91 0 137 0 9 0 13-27 13-3 0-7 0-11 0 0 3 0 6 0 9 6 0 39-1 49-1 8 0 43 1 48 1 0-3 0-6 0-9-3 0-7 0-10 0-27 0-27-4-27-13 0-50 0-100 0-149z"><text:p/></draw:path></draw:g></text:span><text:span text:style-name="T3">, וגם </text:span><text:span text:style-name="T3"><draw:g text:anchor-type="as-char" svg:y="-0.1134in" draw:z-index="674" draw:name="Shape442" draw:style-name="gr1"><svg:title>TexMaths</svg:title><svg:desc>11§display§R_2 \circ R_3 = \{\la 1, 0 \ra\} = R_3 \circ R_2§svg§600§FALSE§</svg:desc><draw:path draw:style-name="gr2" draw:text-style-name="P5" svg:width="1.8882in" svg:height="0.1354in" svg:x="0.0189in" svg:y="0.0071in" svg:viewBox="0 0 4797 345" svg:d="M0 0c1599 0 3198 0 4797 0 0 115 0 230 0 345-1599 0-3198 0-4797 0 0-115 0-230 0-345z"><text:p/></draw:path><draw:path draw:style-name="gr3" draw:text-style-name="P6" svg:width="0.1083in" svg:height="0.1063in" svg:x="0.0004in" svg:y="0.0098in" svg:viewBox="0 0 276 271" svg:d="M130 28c2-10 3-14 11-15 3-1 15-1 23-1 27 0 70 0 70 39 0 13-6 39-21 55-9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4 0-5 3-6 6-9 29-25 35-34 35-13 0-16-9-16-24 0-12 3-32 4-44 1-5 1-11 1-17 0-29-25-41-36-46z"><text:p/></draw:path><draw:path draw:style-name="gr3" draw:text-style-name="P6" svg:width="0.0469in" svg:height="0.0701in" svg:x="0.1165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6" svg:width="0.0587in" svg:height="0.0587in" svg:x="0.2205in" svg:y="0.0457in" svg:viewBox="0 0 150 150" svg:d="M150 75c0-41-34-75-75-75-42 0-75 34-75 75s33 75 75 75c41 0 75-34 75-75zM75 134c-33 0-60-27-60-59s27-60 60-60c32 0 59 27 59 60s-27 59-59 59z"><text:p/></draw:path><draw:path draw:style-name="gr3" draw:text-style-name="P6" svg:width="0.1083in" svg:height="0.1063in" svg:x="0.3283in" svg:y="0.0098in" svg:viewBox="0 0 276 271" svg:d="M129 28c2-10 3-14 11-15 3-1 15-1 23-1 27 0 70 0 70 39 0 13-5 39-21 55-10 10-30 22-65 22-14 0-29 0-44 0 9-34 17-67 26-100zM185 132c38-8 85-35 85-74 0-33-36-58-86-58-37 0-74 0-110 0-8 0-11 0-11 8 0 4 3 4 11 4 4 0 7 0 14 1s11 1 11 7c0 1-1 2-2 6-18 69-34 138-52 206-3 16-4 19-35 19-7 0-10 0-10 8 0 4 4 4 6 4 9 0 37-2 48-2s38 2 48 2c4 0 8 0 8-9 0-3-3-3-10-3-14 0-25 0-25-8 0-2 1-4 1-6 9-33 16-67 25-100 16 0 31 0 46 0 36 0 42 20 42 34 0 6-3 18-5 26-2 10-6 24-6 32 0 42 46 42 51 42 33 0 47-39 47-44s-4-5-5-5c-4 0-5 3-5 6-10 29-26 35-35 35-13 0-15-9-15-24 0-12 2-32 3-44 1-5 2-11 2-17 0-29-26-41-36-46z"><text:p/></draw:path><draw:path draw:style-name="gr3" draw:text-style-name="P6" svg:width="0.0484in" svg:height="0.0724in" svg:x="0.4433in" svg:y="0.0661in" svg:viewBox="0 0 124 185" svg:d="M59 89c21 0 37 14 37 44 0 33-20 43-35 43-11 0-35-3-47-19 14-1 17-9 17-15 0-9-7-14-16-14-7 0-15 4-15 15 0 25 29 42 62 42 37 0 62-25 62-52 0-21-16-43-46-48 28-11 39-31 39-48 0-20-26-37-55-37-30 0-53 15-53 36 0 9 5 15 14 15 8 0 13-7 13-14s-5-14-13-14c9-12 28-15 38-15 12 0 29 6 29 29 0 11-3 25-11 32-9 11-16 11-29 12-7 0-8 0-9 2-1 0-4 0-4 3s4 3 8 3c5 0 10 0 14 0z"><text:p/></draw:path><draw:path draw:style-name="gr3" draw:text-style-name="P6" svg:width="0.1008in" svg:height="0.035in" svg:x="0.5567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9in" svg:height="0.1508in" svg:x="0.7197in" svg:y="0in" svg:viewBox="0 0 138 384" svg:d="M83 52c0-16 9-41 51-43 2-1 4-2 4-5 0-4-4-4-8-4-39 0-74 20-74 48 0 29 0 59 0 89 0 14 0 26-15 39-13 11-29 12-37 12-2 0-4 2-4 5 0 2 3 2 7 3 25 1 44 15 48 34 1 5 1 6 1 19 0 25 0 50 0 76 0 16 0 28 19 44 15 11 41 15 55 15 4 0 8 0 8-4 0-3-3-3-6-5-25-1-44-13-48-33-1-3-1-4-1-18 0-27 0-53 0-81 0-17-4-24-16-36-9-9-20-12-31-14 32-9 47-27 47-49 0-31 0-61 0-92z"><text:p/></draw:path><draw:path draw:style-name="gr3" draw:text-style-name="P6" svg:width="0.0339in" svg:height="0.1508in" svg:x="0.8016in" svg:y="0in" svg:viewBox="0 0 87 384" svg:d="M85 14c2-4 2-4 2-6 0-5-3-8-8-8-3 0-6 2-9 9-23 58-45 118-68 177 0 2-2 4-2 7 0 0 0 1 2 5 23 60 45 119 68 177 2 4 4 9 9 9s8-3 8-7c0-2 0-3-2-7-23-60-45-119-68-177 23-60 45-119 68-179z"><text:p/></draw:path><draw:path draw:style-name="gr3" draw:text-style-name="P6" svg:width="0.05in" svg:height="0.1008in" svg:x="0.8579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6" svg:width="0.0173in" svg:height="0.0453in" svg:x="0.9331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6" svg:width="0.0638in" svg:height="0.1035in" svg:x="0.9933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6" svg:width="0.0339in" svg:height="0.1508in" svg:x="1.0717in" svg:y="0in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6" svg:width="0.0539in" svg:height="0.1508in" svg:x="1.1339in" svg:y="0in" svg:viewBox="0 0 138 384" svg:d="M56 333c0 15-11 40-53 42-2 2-3 3-3 5 0 4 4 4 8 4 37 0 73-18 73-48 0-29 0-59 0-88 0-15 0-27 16-40 13-11 28-12 36-12 2-1 5-2 5-3 0-5-3-5-7-5-25-1-44-15-48-34-2-4-2-5-2-19 0-25 0-50 0-76 0-16 0-28-18-44-16-12-42-15-55-15-4 0-8 0-8 4s2 4 7 5c24 1 43 13 47 33 2 3 2 4 2 19 0 26 0 52 0 80 0 18 2 23 16 36 8 8 18 12 29 16-32 7-45 25-45 47 0 31 0 62 0 93z"><text:p/></draw:path><draw:path draw:style-name="gr3" draw:text-style-name="P6" svg:width="0.1004in" svg:height="0.035in" svg:x="1.25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83in" svg:height="0.1063in" svg:x="1.4079in" svg:y="0.0098in" svg:viewBox="0 0 276 271" svg:d="M130 28c2-10 3-14 10-15 4-1 16-1 24-1 27 0 70 0 70 39 0 13-6 39-22 55-10 10-29 22-65 22-14 0-28 0-42 0 8-34 16-67 25-100zM185 132c39-8 85-35 85-74 0-33-35-58-85-58-36 0-74 0-110 0-8 0-12 0-12 8 0 4 4 4 11 4 1 0 9 0 15 1 7 1 10 1 10 7 0 1 0 2-1 6-18 69-34 138-52 206-4 16-5 19-35 19-8 0-11 0-11 8 0 4 4 4 6 4 11 0 37-2 48-2 10 0 38 2 49 2 4 0 8 0 8-9 0-3-3-3-11-3-14 0-25 0-25-8 0-2 1-4 1-6 9-33 18-67 26-100 16 0 30 0 45 0 36 0 43 20 43 34 0 6-3 18-5 26-3 10-7 24-7 32 0 42 46 42 52 42 33 0 46-39 46-44s-3-2-4-5c-4 0-5 3-6 6-10 29-26 35-35 35-12 0-15-9-15-24 0-12 2-32 4-44 0-5 1-11 1-17 0-29-25-41-36-46z"><text:p/></draw:path><draw:path draw:style-name="gr3" draw:text-style-name="P6" svg:width="0.0484in" svg:height="0.0724in" svg:x="1.5232in" svg:y="0.0661in" svg:viewBox="0 0 124 185" svg:d="M59 89c21 0 37 14 37 44 0 33-20 43-35 43-11 0-36-3-47-19 12-1 16-9 16-15 0-9-7-14-15-14-7 0-15 4-15 15 0 25 28 42 61 42 37 0 63-25 63-52 0-21-17-43-47-48 29-11 39-31 39-48 0-20-25-37-54-37-31 0-54 15-54 36 0 9 6 15 14 15 9 0 14-7 14-14s-5-14-14-14c10-12 29-15 39-15 12 0 28 6 28 29 0 11-3 25-10 32-9 11-16 11-31 12-6 0-6 0-8 2-1 1-3 0-3 3s3 3 7 3c6 0 10 0 15 0z"><text:p/></draw:path><draw:path draw:style-name="gr3" draw:text-style-name="P6" svg:width="0.0587in" svg:height="0.0587in" svg:x="1.628in" svg:y="0.0457in" svg:viewBox="0 0 150 150" svg:d="M150 75c0-41-34-75-75-75-42 0-75 34-75 75s33 75 75 75c41 0 75-34 75-75zM75 134c-33 0-60-27-60-59s27-60 60-60c32 0 59 27 59 60s-27 59-59 59z"><text:p/></draw:path><draw:path draw:style-name="gr3" draw:text-style-name="P6" svg:width="0.1083in" svg:height="0.1063in" svg:x="1.7354in" svg:y="0.0098in" svg:viewBox="0 0 276 271" svg:d="M130 28c2-10 3-14 11-15 3-1 15-1 23-1 27 0 70 0 70 39 0 13-6 39-21 55-9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4 0-5 3-5 6-10 29-26 35-35 35-13 0-16-9-16-24 0-12 3-32 4-44 1-5 1-11 1-17 0-29-25-41-36-46z"><text:p/></draw:path><draw:path draw:style-name="gr3" draw:text-style-name="P6" svg:width="0.0469in" svg:height="0.0701in" svg:x="1.8516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/draw:g></text:span><text:span text:style-name="T3">, אז </text:span><text:span text:style-name="T3"><draw:g text:anchor-type="as-char" svg:y="-0.1047in" draw:z-index="675" draw:name="Shape443" draw:style-name="gr1"><svg:title>TexMaths</svg:title><svg:desc>11§display§R_1RR_2 \land R_2RR_3§svg§600§FALSE§</svg:desc><draw:path draw:style-name="gr2" draw:text-style-name="P5" svg:width="1.1079in" svg:height="0.1122in" svg:x="0.0016in" svg:y="0.0079in" svg:viewBox="0 0 2815 286" svg:d="M1408 286c-470 0-938 0-1408 0 0-95 0-190 0-286 938 0 1876 0 2815 0 0 96 0 191 0 286-469 0-939 0-1407 0z"><text:p/></draw:path><draw:path draw:style-name="gr3" draw:text-style-name="P6" svg:width="0.1079in" svg:height="0.1063in" svg:x="0.0004in" svg:y="0in" svg:viewBox="0 0 275 271" svg:d="M129 26c2-8 3-13 11-14 3 0 15 0 23 0 27 0 70 0 70 39 0 13-5 39-21 54-10 11-31 23-66 23-14 0-28 0-43 0 9-34 17-69 26-102zM185 132c38-7 84-35 84-74 0-33-35-58-85-58-37 0-74 0-110 0-8 0-11 0-11 8 0 4 3 4 11 4 4 0 7 0 14 1 7 0 11 1 11 6 0 2-1 3-2 7-18 69-34 138-52 206-3 16-4 19-35 19-7 0-10 0-10 8 0 3 4 3 5 3 10 0 38-1 49-1s38 1 48 1c4 0 8 0 8-7 0-4-3-4-10-4-14 0-25 0-25-8 0-2 0-4 1-6 9-34 16-67 25-101 16 0 31 0 46 0 36 0 42 22 42 35 0 6-3 16-5 25-3 11-6 25-6 33 0 42 46 42 51 42 33 0 46-39 46-44 0-4-3-4-4-4-4 0-5 2-5 5-10 28-26 34-35 34-13 0-15-7-15-23 0-12 2-32 3-44 1-5 2-12 2-17 0-29-26-41-36-46z"><text:p/></draw:path><draw:path draw:style-name="gr3" draw:text-style-name="P6" svg:width="0.0382in" svg:height="0.0697in" svg:x="0.1213in" svg:y="0.0559in" svg:viewBox="0 0 98 178" svg:d="M60 8c0-8 0-8-7-8-18 18-42 18-53 18 0 3 0 6 0 10 7 0 24 0 38-8 0 45 0 91 0 138 0 8 0 12-26 12-3 0-7 0-10 0 0 3 0 6 0 8 5 0 38 0 47 0s43 0 49 0c0-2 0-5 0-8-3 0-7 0-10 0-28 0-28-4-28-12 0-51 0-101 0-150z"><text:p/></draw:path><draw:path draw:style-name="gr3" draw:text-style-name="P6" svg:width="0.1083in" svg:height="0.1063in" svg:x="0.1843in" svg:y="0in" svg:viewBox="0 0 276 271" svg:d="M129 26c2-8 3-13 11-14 3 0 16 0 24 0 27 0 70 0 70 39 0 13-6 39-22 54-10 11-31 23-65 23-14 0-29 0-44 0 9-34 17-69 26-102zM185 132c38-7 84-35 84-74 0-33-34-58-84-58-38 0-74 0-111 0-8 0-11 0-11 8 0 4 3 4 11 4 1 0 7 0 14 1 8 0 11 1 11 6 0 2 0 3-1 7-18 69-35 138-53 206-3 16-4 19-35 19-7 0-10 0-10 8 0 3 4 3 5 3 11 0 38-1 49-1s38 1 49 1c4 0 8 0 8-7 0-4-3-4-11-4-14 0-25 0-25-8 0-2 1-4 1-6 9-34 16-67 25-101 16 0 31 0 46 0 36 0 42 22 42 35 0 6-2 16-4 25-4 11-7 25-7 33 0 42 46 42 52 42 33 0 46-39 46-44 0-4-3-2-4-4-5 0-5 2-6 5-10 28-26 34-35 34-13 0-15-7-15-23 0-12 2-32 4-44 0-5 1-12 1-17 0-29-26-41-36-46z"><text:p/></draw:path><draw:path draw:style-name="gr3" draw:text-style-name="P6" svg:width="0.1083in" svg:height="0.1063in" svg:x="0.3004in" svg:y="0in" svg:viewBox="0 0 276 271" svg:d="M130 26c2-8 3-13 11-14 3 0 15 0 23 0 27 0 70 0 70 39 0 13-6 38-21 54-10 10-30 23-66 23-14 0-28 0-43 0 9-34 17-69 26-102zM185 132c39-7 86-35 86-74 0-33-36-58-86-58-37 0-74 0-110 0-8 0-11 0-11 8 0 4 3 4 11 4 4 0 7 0 14 1 7 0 10 1 10 6 0 2 0 3-1 7-18 69-34 138-52 206-4 16-4 19-35 19-7 0-11 0-11 8 0 3 3 2 5 3 11 0 39-1 50-1 10 0 37 1 48 1 4 0 8 0 8-7 0-4-3-4-11-4-14 0-24 0-24-8 0-2 0-4 1-6 9-34 16-67 25-101 16 0 31 0 46 0 36 0 42 22 42 35 0 6-3 16-5 25-2 11-7 25-7 33 0 42 47 42 52 42 33 0 46-39 46-44 0-4-3-2-4-4-4 0-5 2-5 5-10 28-26 34-35 34-13 0-15-7-15-23 0-12 2-32 3-44 1-5 1-12 1-17 0-29-25-41-36-46z"><text:p/></draw:path><draw:path draw:style-name="gr3" draw:text-style-name="P6" svg:width="0.0469in" svg:height="0.0697in" svg:x="0.4165in" svg:y="0.0559in" svg:viewBox="0 0 120 178" svg:d="M120 130c-3 0-6 0-9 0-1 7-4 22-8 25-2 1-23 1-26 1-17 0-33 0-50 0 28-25 38-33 54-45 20-16 39-33 39-58 0-33-29-53-64-53-33 0-56 23-56 48 0 15 12 16 14 16 7 0 15-5 15-14 0-6-2-15-16-15 8-20 27-25 40-25 26 0 40 21 40 43 0 23-16 42-25 52-22 21-43 42-65 64-3 3-3 3-3 9 37 0 75 0 112 0 2-15 6-31 8-48z"><text:p/></draw:path><draw:path draw:style-name="gr3" draw:text-style-name="P6" svg:width="0.0839in" svg:height="0.0933in" svg:x="0.5205in" svg:y="0.0134in" svg:viewBox="0 0 214 238" svg:d="M117 8c-4-7-6-8-10-8-5 0-6 2-8 8-32 71-65 143-97 215-2 5-2 5-2 7 0 5 3 8 8 8 2 0 5-1 8-8 30-67 61-135 91-204 30 69 60 137 91 204 3 8 8 8 9 8 4 0 7-3 7-8 0-1 0-1-2-6-32-72-64-145-95-216z"><text:p/></draw:path><draw:path draw:style-name="gr3" draw:text-style-name="P6" svg:width="0.1083in" svg:height="0.1063in" svg:x="0.6531in" svg:y="0in" svg:viewBox="0 0 276 271" svg:d="M130 26c2-8 3-13 10-14 4 0 16 0 24 0 27 0 70 0 70 39 0 13-7 38-22 54-11 10-29 23-65 23-14 0-28 0-43 0 9-34 17-69 26-102zM185 132c39-7 84-35 84-74 0-33-34-58-84-58-37 0-74 0-110 0-8 0-12 0-12 8 0 4 4 4 11 4 1 0 8 0 15 1 7 0 10 1 10 6 0 2 0 3-1 7-18 69-34 138-52 206-4 16-5 19-35 19-8 0-11 0-11 8 0 3 4 3 5 3 11 0 38-1 49-1 10 0 38 1 49 1 4 0 8 0 8-7 0-4-3-4-11-4-14 0-25 0-25-8 0-2 1-4 1-6 9-34 17-67 26-101 16 0 30 0 45 0 36 0 43 22 43 35 0 6-3 16-5 25-4 11-7 25-7 33 0 42 46 42 52 42 33 0 46-39 46-44 0-4-3-2-4-4-4 0-5 2-6 5-10 28-26 34-35 34-12 0-15-7-15-23 0-12 2-32 4-44 0-5 1-12 1-17 0-29-25-41-36-46z"><text:p/></draw:path><draw:path draw:style-name="gr3" draw:text-style-name="P6" svg:width="0.0469in" svg:height="0.0697in" svg:x="0.7689in" svg:y="0.0559in" svg:viewBox="0 0 120 178" svg:d="M120 130c-3 0-7 0-10 0 0 7-3 22-7 25-2 1-23 1-26 1-17 0-34 0-51 0 29-25 39-33 55-45 20-16 39-33 39-58 0-33-29-53-64-53-33 0-56 23-56 48 0 15 12 16 14 16 7 0 15-5 15-14 0-6-3-15-16-15 8-20 27-25 39-25 27 0 41 21 41 43 0 23-16 42-25 52-22 21-44 42-66 64-2 3-2 3-2 9 37 0 74 0 111 0 3-15 6-31 9-48z"><text:p/></draw:path><draw:path draw:style-name="gr3" draw:text-style-name="P6" svg:width="0.1079in" svg:height="0.1063in" svg:x="0.837in" svg:y="0in" svg:viewBox="0 0 275 271" svg:d="M129 26c2-8 3-13 11-14 3 0 15 0 23 0 27 0 70 0 70 39 0 13-6 38-21 54-10 10-31 23-66 23-14 0-28 0-43 0 9-34 17-69 26-102zM184 132c39-7 85-35 85-74 0-33-35-58-85-58-37 0-74 0-110 0-8 0-11 0-11 8 0 4 3 4 11 4 4 0 7 0 14 1 7 0 10 1 10 6 0 2 0 3-1 7-18 69-34 138-52 206-4 16-4 19-35 19-7 0-10 0-10 8 0 3 3 2 4 3 11 0 39-1 50-1s38 1 48 1c4 0 8 0 8-7 0-4-3-4-10-4-14 0-25 0-25-8 0-2 0-4 1-6 9-34 16-67 25-101 16 0 31 0 46 0 36 0 42 22 42 35 0 6-3 16-5 25-3 11-6 25-6 33 0 42 46 42 51 42 33 0 46-39 46-44 0-4-3-4-4-4-4 0-5 2-5 5-10 28-26 34-35 34-13 0-15-7-15-23 0-12 2-32 3-44 1-5 2-12 2-17 0-29-26-41-37-46z"><text:p/></draw:path><draw:path draw:style-name="gr3" draw:text-style-name="P6" svg:width="0.1083in" svg:height="0.1063in" svg:x="0.9535in" svg:y="0in" svg:viewBox="0 0 276 271" svg:d="M129 26c2-8 4-13 11-14 3 0 16 0 24 0 27 0 70 0 70 39 0 13-7 38-22 54-11 10-31 23-65 23-14 0-28 0-43 0 8-34 17-69 25-102zM185 132c38-7 84-35 84-74 0-33-34-58-84-58-38 0-74 0-111 0-8 0-11 0-11 8 0 4 3 4 11 4 1 0 7 0 14 1 8 0 11 1 11 6 0 2 0 3-1 7-18 69-35 138-53 206-3 16-4 19-34 19-8 0-11 0-11 8 0 3 4 3 5 3 11 0 38-1 49-1s38 1 49 1c4 0 8 0 8-7 0-4-3-4-11-4-14 0-25 0-25-8 0-2 1-4 1-6 9-34 16-67 25-101 16 0 31 0 46 0 36 0 43 22 43 35 0 6-3 16-5 25-4 11-7 25-7 33 0 42 46 42 52 42 33 0 46-39 46-44 0-4-3-2-4-4-5 0-5 2-6 5-10 28-26 34-35 34-12 0-15-7-15-23 0-12 2-32 4-44 0-5 1-12 1-17 0-29-26-41-36-46z"><text:p/></draw:path><draw:path draw:style-name="gr3" draw:text-style-name="P6" svg:width="0.0484in" svg:height="0.072in" svg:x="1.0689in" svg:y="0.0559in" svg:viewBox="0 0 124 184" svg:d="M59 89c21 0 36 15 36 44 0 33-19 43-36 43-10 0-34-3-45-18 12-2 16-10 16-16 0-9-7-14-16-14-6 0-14 4-14 15 0 26 27 41 60 41 38 0 64-24 64-51 0-22-17-43-47-48 29-11 38-31 38-48 0-20-25-37-55-37s-52 14-52 36c0 9 6 15 14 15 9 0 14-7 14-15 0-7-5-13-14-13 10-12 29-15 38-15 13 0 29 6 29 29 0 11-3 25-11 32-9 10-16 11-30 13-6 0-6 0-8 0-2 1-3 1-3 4s3 3 7 3c5 0 10 0 15 0z"><text:p/></draw:path></draw:g></text:span><text:span text:style-name="T3"><text:s/>ולכן מהנחת השלילה </text:span><text:span text:style-name="T3"><draw:g text:anchor-type="as-char" svg:y="-0.1047in" draw:z-index="676" draw:name="Shape444" draw:style-name="gr1"><svg:title>TexMaths</svg:title><svg:desc>11§display§R_1RR_3§svg§600§FALSE§</svg:desc><draw:path draw:style-name="gr2" draw:text-style-name="P5" svg:width="0.4539in" svg:height="0.1122in" svg:x="0.0024in" svg:y="0.0075in" svg:viewBox="0 0 1154 286" svg:d="M0 0c385 0 769 0 1154 0 0 96 0 191 0 286-385 0-769 0-1154 0 0-95 0-190 0-286z"><text:p/></draw:path><draw:path draw:style-name="gr3" draw:text-style-name="P6" svg:width="0.1083in" svg:height="0.1063in" svg:x="0.0004in" svg:y="0in" svg:viewBox="0 0 276 271" svg:d="M130 26c2-8 3-13 10-14 4 0 16 0 24 0 27 0 70 0 70 39 0 13-6 39-22 54-10 10-29 23-65 23-14 0-28 0-42 0 8-34 16-69 25-102zM185 132c40-8 85-35 85-74 0-34-34-58-85-58-36 0-74 0-110 0-8 0-11 0-11 8 0 4 3 4 10 4 1 0 9 0 15 1 7 0 10 1 10 6 0 2 0 3-1 7-18 69-34 138-52 206-4 16-4 19-35 19-7 0-11 0-11 8 0 3 3 2 6 3 11 0 38-1 49-1 10 0 37 1 48 1 4 0 8 0 8-8 0-3-3-3-11-3-14 0-25 0-25-8 0-2 1-4 2-6 9-34 17-69 25-102 16 0 30 0 45 0 36 0 43 22 43 35 0 6-3 17-5 27-3 10-7 24-7 32 0 42 47 42 52 42 33 0 46-39 46-44s-3-2-4-5c-3 0-5 3-6 6-10 29-26 34-35 34-12 0-15-8-15-23 0-12 2-32 4-44 0-6 1-12 1-18 0-28-25-40-36-45z"><text:p/></draw:path><draw:path draw:style-name="gr3" draw:text-style-name="P6" svg:width="0.0386in" svg:height="0.0697in" svg:x="0.1213in" svg:y="0.0559in" svg:viewBox="0 0 99 178" svg:d="M62 8c0-8-1-8-9-8-17 18-42 18-53 18 0 3 0 6 0 10 7 0 24 0 40-8 0 45 0 91 0 137 0 8 0 11-28 11-3 0-6 0-10 0 0 4 0 7 0 10 5 0 39-1 49-1 7 0 41 1 48 1 0-3 0-6 0-10-3 0-8 0-11 0-26 0-26-3-26-11 0-50 0-100 0-149z"><text:p/></draw:path><draw:path draw:style-name="gr3" draw:text-style-name="P6" svg:width="0.1083in" svg:height="0.1063in" svg:x="0.1843in" svg:y="0in" svg:viewBox="0 0 276 271" svg:d="M130 26c2-8 3-13 10-14 4 0 16 0 24 0 27 0 70 0 70 39 0 13-6 39-22 54-10 10-29 23-65 23-14 0-28 0-42 0 8-34 16-69 25-102zM185 132c40-8 85-35 85-74 0-34-34-58-85-58-36 0-74 0-110 0-8 0-11 0-11 8 0 4 3 4 10 4 1 0 9 0 15 1 7 0 10 1 10 6 0 2 0 3-1 7-18 69-34 138-52 206-4 16-4 19-35 19-7 0-11 0-11 8 0 3 3 2 6 3 11 0 38-1 49-1 10 0 37 1 48 1 4 0 8 0 8-8 0-3-3-3-11-3-14 0-25 0-25-8 0-2 1-4 2-6 9-34 17-69 25-102 16 0 30 0 45 0 36 0 43 22 43 35 0 6-3 17-5 27-3 10-7 24-7 32 0 42 47 42 52 42 33 0 46-39 46-44s-3-2-4-5c-3 0-5 3-6 6-10 29-26 34-35 34-12 0-15-8-15-23 0-12 2-32 4-44 0-6 1-12 1-18 0-28-25-40-36-45z"><text:p/></draw:path><draw:path draw:style-name="gr3" draw:text-style-name="P6" svg:width="0.1079in" svg:height="0.1063in" svg:x="0.3008in" svg:y="0in" svg:viewBox="0 0 275 271" svg:d="M129 26c2-8 3-13 11-14 3 0 15 0 23 0 27 0 70 0 70 39 0 13-6 39-21 54-10 10-30 23-66 23-14 0-28 0-43 0 9-34 17-69 26-102zM184 132c39-8 86-35 86-74 0-34-36-58-86-58-37 0-74 0-110 0-8 0-11 0-11 8 0 4 3 4 11 4 4 0 7 0 14 1 7 0 10 1 10 6 0 2 0 3-1 7-18 69-34 138-52 206-4 16-4 19-35 19-7 0-10 0-10 8 0 3 4 3 6 3 9 0 37-1 48-1s37 1 48 1c4 0 8 0 8-8 0-3-3-3-11-3-13 0-24 0-24-8 0-2 0-4 1-6 9-34 16-69 25-102 16 0 31 0 46 0 36 0 42 22 42 35 0 6-3 17-5 27s-7 24-7 32c0 42 48 42 52 42 33 0 46-39 46-44s-3-2-4-5c-4 0-5 3-6 6-9 29-25 34-35 34-12 0-15-8-15-23 0-12 3-32 4-44 1-6 1-12 1-18 0-28-25-40-36-45z"><text:p/></draw:path><draw:path draw:style-name="gr3" draw:text-style-name="P6" svg:width="0.0484in" svg:height="0.072in" svg:x="0.4154in" svg:y="0.0559in" svg:viewBox="0 0 124 184" svg:d="M59 89c21 0 37 15 37 44 0 32-20 42-35 42-11 0-36-3-47-18 14-1 16-9 16-15 0-9-7-14-15-14-7 0-15 4-15 15 0 24 29 41 61 41 37 0 63-24 63-51 0-22-17-43-47-48 29-11 39-31 39-48 0-20-25-37-54-37-31 0-53 14-53 36 0 9 5 15 13 15 9 0 14-7 14-15 0-7-5-13-14-13 10-12 29-15 39-15 12 0 29 6 29 29 0 11-4 25-11 32-9 11-16 11-31 12-6 0-6 0-7 0s-4 2-4 5 3 3 8 3 10 0 14 0z"><text:p/></draw:path></draw:g></text:span><text:span text:style-name="T3"><text:s/>כלומר </text:span><text:span text:style-name="T3"><draw:g text:anchor-type="as-char" svg:y="-0.1047in" draw:z-index="677" draw:name="Shape445" draw:style-name="gr1"><svg:title>TexMaths</svg:title><svg:desc>11§display§R_1 \circ R_3 = R_3 \circ R_1§svg§600§FALSE§</svg:desc><draw:path draw:style-name="gr2" draw:text-style-name="P5" svg:width="1.1913in" svg:height="0.1122in" svg:x="0.0016in" svg:y="0.0079in" svg:viewBox="0 0 3027 286" svg:d="M1515 286c-505 0-1010 0-1515 0 0-95 0-190 0-286 1009 0 2018 0 3027 0 0 96 0 191 0 286-504 0-1009 0-1512 0z"><text:p/></draw:path><draw:path draw:style-name="gr3" draw:text-style-name="P6" svg:width="0.1083in" svg:height="0.1063in" svg:x="0.0004in" svg:y="0in" svg:viewBox="0 0 276 271" svg:d="M129 26c2-8 3-13 11-14 3 0 15 0 23 0 27 0 70 0 70 39 0 13-5 39-21 54-10 11-31 23-65 23-14 0-29 0-44 0 9-34 17-69 26-102zM185 132c38-7 84-35 84-74 0-33-35-58-85-58-37 0-74 0-110 0-8 0-11 0-11 8 0 4 3 4 11 4 4 0 7 0 14 1 7 0 11 1 11 6 0 2-1 3-2 7-18 69-34 138-52 206-3 16-4 19-35 19-7 0-10 0-10 8 0 3 4 3 5 3 10 0 38-1 49-1s38 1 48 1c4 0 8 0 8-7 0-4-3-4-10-4-14 0-25 0-25-8 0-2 0-4 1-6 9-34 16-67 25-101 16 0 31 0 46 0 36 0 42 22 42 35 0 6-3 16-5 25-3 11-6 25-6 33 0 42 46 42 51 42 33 0 47-39 47-44 0-4-4-4-5-4-4 0-5 2-5 5-10 28-26 34-35 34-13 0-15-7-15-23 0-12 2-32 3-44 1-5 2-12 2-17 0-29-26-41-36-46z"><text:p/></draw:path><draw:path draw:style-name="gr3" draw:text-style-name="P6" svg:width="0.0382in" svg:height="0.0697in" svg:x="0.1213in" svg:y="0.0559in" svg:viewBox="0 0 98 178" svg:d="M60 8c0-8 0-8-7-8-18 18-42 18-53 18 0 3 0 6 0 10 7 0 24 0 38-8 0 45 0 91 0 138 0 8 0 12-26 12-3 0-7 0-10 0 0 3 0 6 0 8 5 0 38 0 47 0s43 0 49 0c0-2 0-5 0-8-3 0-7 0-10 0-28 0-28-4-28-12 0-51 0-101 0-150z"><text:p/></draw:path><draw:path draw:style-name="gr3" draw:text-style-name="P6" svg:width="0.0591in" svg:height="0.0587in" svg:x="0.2201in" svg:y="0.0366in" svg:viewBox="0 0 151 150" svg:d="M151 75c0-42-36-75-75-75-42 0-76 34-76 75s34 75 76 75c39 0 75-34 75-75zM76 134c-34 0-61-27-61-59 0-33 27-60 61-60 32 0 59 27 59 60s-27 59-59 59z"><text:p/></draw:path><draw:path draw:style-name="gr3" draw:text-style-name="P6" svg:width="0.1083in" svg:height="0.1063in" svg:x="0.328in" svg:y="0in" svg:viewBox="0 0 276 271" svg:d="M129 26c2-8 3-13 11-14 3 0 15 0 24 0 26 0 69 0 69 39 0 13-5 39-21 54-10 11-31 23-65 23-14 0-29 0-44 0 9-34 17-69 26-102zM185 132c38-7 84-35 84-74 0-33-34-58-85-58-37 0-74 0-110 0-8 0-11 0-11 8 0 4 3 4 11 4 1 0 7 0 14 1 8 0 11 1 11 6 0 2-1 3-2 7-18 69-34 138-52 206-3 16-4 19-35 19-7 0-10 0-10 8 0 3 4 3 5 3 11 0 38-1 49-1s38 1 49 1c4 0 8 0 8-7 0-4-3-4-11-4-14 0-25 0-25-8 0-2 1-4 1-6 9-34 16-67 25-101 16 0 31 0 46 0 36 0 42 22 42 35 0 6-2 16-5 25-3 11-6 25-6 33 0 42 46 42 52 42 32 0 46-39 46-44 0-4-3-2-4-4-5 0-5 2-6 5-10 28-26 34-35 34-13 0-15-7-15-23 0-12 2-32 3-44 1-5 2-12 2-17 0-29-26-41-36-46z"><text:p/></draw:path><draw:path draw:style-name="gr3" draw:text-style-name="P6" svg:width="0.0484in" svg:height="0.072in" svg:x="0.4429in" svg:y="0.0559in" svg:viewBox="0 0 124 184" svg:d="M58 89c22 0 37 15 37 44 0 33-19 43-36 43-10 0-34-3-45-18 12-2 16-10 16-16 0-9-7-14-16-14-7 0-14 4-14 15 0 26 27 41 60 41 38 0 64-24 64-51 0-22-17-43-47-48 29-11 38-31 38-48 0-20-25-37-55-37s-52 14-52 36c0 9 6 15 14 15 9 0 14-7 14-15 0-7-5-13-14-13 10-12 29-15 38-15 13 0 29 6 29 29 0 11-3 25-11 32-9 10-16 11-30 13-6 0-7 0-8 0-2 1-3 1-3 4s3 3 7 3 10 0 14 0z"><text:p/></draw:path><draw:path draw:style-name="gr3" draw:text-style-name="P6" svg:width="0.1008in" svg:height="0.035in" svg:x="0.5559in" svg:y="0.048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63in" svg:x="0.7142in" svg:y="0in" svg:viewBox="0 0 276 271" svg:d="M129 26c2-8 3-13 11-14 3 0 15 0 23 0 27 0 70 0 70 39 0 13-5 39-21 54-10 11-31 23-65 23-14 0-29 0-44 0 9-34 17-69 26-102zM185 132c38-7 84-35 84-74 0-33-35-58-85-58-37 0-74 0-110 0-8 0-11 0-11 8 0 4 3 4 11 4 1 0 7 0 14 1 8 0 11 1 11 6 0 2-1 3-2 7-18 69-34 138-52 206-3 16-4 19-35 19-7 0-10 0-10 8 0 3 4 3 5 3 11 0 38-1 49-1s38 1 49 1c3 0 8 0 8-7 0-4-4-4-11-4-14 0-25 0-25-8 0-2 1-4 1-6 9-34 16-67 25-101 16 0 31 0 46 0 36 0 42 22 42 35 0 6-2 16-5 25-3 11-6 25-6 33 0 42 46 42 52 42 32 0 46-39 46-44 0-4-4-4-5-4-4 0-4 2-5 5-10 28-26 34-35 34-13 0-15-7-15-23 0-12 2-32 3-44 1-5 2-12 2-17 0-29-26-41-36-46z"><text:p/></draw:path><draw:path draw:style-name="gr3" draw:text-style-name="P6" svg:width="0.0488in" svg:height="0.072in" svg:x="0.8287in" svg:y="0.0559in" svg:viewBox="0 0 125 184" svg:d="M59 89c22 0 37 15 37 44 0 33-19 43-36 43-11 0-34-3-46-18 13-2 17-10 17-16 0-9-7-14-16-14-7 0-15 4-15 15 0 26 29 41 62 41 37 0 63-24 63-51 0-22-17-43-47-48 29-11 39-31 39-48 0-20-26-37-55-37-31 0-53 14-53 36 0 9 5 15 14 15 8 0 13-7 13-15 0-7-5-13-13-13 9-12 28-15 39-15 12 0 28 6 28 29 0 11-3 25-11 32-9 10-16 11-30 13-6 0-7 0-8 0-1 1-3 1-3 4s3 3 7 3 10 0 14 0z"><text:p/></draw:path><draw:path draw:style-name="gr3" draw:text-style-name="P6" svg:width="0.0591in" svg:height="0.0587in" svg:x="0.9335in" svg:y="0.0366in" svg:viewBox="0 0 151 150" svg:d="M151 75c0-42-34-75-75-75-42 0-76 34-76 75s34 75 76 75c41 0 75-34 75-75zM76 134c-34 0-61-27-61-59 0-33 28-60 61-60 32 0 59 27 59 60s-27 59-59 59z"><text:p/></draw:path><draw:path draw:style-name="gr3" draw:text-style-name="P6" svg:width="0.1083in" svg:height="0.1063in" svg:x="1.0413in" svg:y="0in" svg:viewBox="0 0 276 271" svg:d="M129 26c3-8 4-13 11-14 3 0 16 0 24 0 27 0 70 0 70 39 0 13-6 39-22 54-10 11-29 23-65 23-14 0-28 0-43 0 8-34 17-69 25-102zM185 132c38-7 84-35 84-74 0-33-34-58-84-58-37 0-74 0-110 0-9 0-12 0-12 8 0 4 3 4 11 4 1 0 8 0 15 1 7 0 10 1 10 6 0 2 0 3-1 7-18 69-34 138-52 206-4 16-5 19-35 19-8 0-11 0-11 8 0 3 4 3 5 3 11 0 38-1 49-1s38 1 49 1c4 0 8 0 8-7 0-4-3-4-11-4-14 0-25 0-25-8 0-2 1-4 1-6 9-34 16-67 25-101 16 0 31 0 46 0 36 0 43 22 43 35 0 6-3 16-5 25-4 11-7 25-7 33 0 42 46 42 52 42 33 0 46-39 46-44 0-4-3-2-4-4-4 0-5 2-6 5-10 28-26 34-35 34-12 0-15-7-15-23 0-12 2-32 4-44 0-5 1-12 1-17 0-29-26-41-36-46z"><text:p/></draw:path><draw:path draw:style-name="gr3" draw:text-style-name="P6" svg:width="0.0386in" svg:height="0.0697in" svg:x="1.1622in" svg:y="0.0559in" svg:viewBox="0 0 99 178" svg:d="M62 8c0-8-2-8-9-8-17 18-42 18-53 18 0 3 0 6 0 10 7 0 24 0 40-8 0 45 0 91 0 138 0 8 0 12-28 12-3 0-7 0-10 0 0 3 0 6 0 8 5 0 39 0 49 0 7 0 41 0 48 0 0-2 0-5 0-8-3 0-8 0-11 0-26 0-26-4-26-12 0-51 0-101 0-150z"><text:p/></draw:path></draw:g></text:span><text:span text:style-name="T3"><text:s/>אך </text:span><text:span text:style-name="T3"><draw:g text:anchor-type="as-char" svg:y="-0.1134in" draw:z-index="678" draw:name="Shape446" draw:style-name="gr1"><svg:title>TexMaths</svg:title><svg:desc>11§display§R_1 \circ R_3 = \{\la 0, 0 \ra\} \neq \{\la 1, 1 \ra\} = R_3 \circ R_1§svg§600§FALSE§</svg:desc><draw:path draw:style-name="gr2" draw:text-style-name="P5" svg:width="2.5772in" svg:height="0.1354in" svg:x="0.0244in" svg:y="0.0071in" svg:viewBox="0 0 6547 345" svg:d="M0 0c2182 0 4365 0 6547 0 0 115 0 230 0 345-2182 0-4365 0-6547 0 0-115 0-230 0-345z"><text:p/></draw:path><draw:path draw:style-name="gr3" draw:text-style-name="P6" svg:width="0.1083in" svg:height="0.1063in" svg:x="0in" svg:y="0.0098in" svg:viewBox="0 0 276 271" svg:d="M130 28c2-10 3-14 11-15 3-1 15-1 23-1 27 0 70 0 70 39 0 13-6 39-21 55-10 10-30 22-66 22-14 0-28 0-43 0 9-34 17-67 26-100zM185 132c39-8 86-35 86-74 0-33-36-58-86-58-37 0-74 0-110 0-8 0-11 0-11 8 0 4 3 4 11 4 4 0 7 0 14 1s10 1 10 7c0 1 0 2-1 6-18 69-34 138-52 206-4 16-4 19-35 19-7 0-11 0-11 8 0 4 3 3 5 4 11 0 39-2 50-2 10 0 37 2 48 2 4 0 8 0 8-9 0-3-3-3-11-3-14 0-24 0-24-8 0-2 0-4 1-6 9-33 16-67 25-100 16 0 31 0 46 0 36 0 42 20 42 34 0 6-3 18-5 26-2 10-7 24-7 32 0 42 47 42 52 42 33 0 46-39 46-44s-3-2-4-5c-4 0-5 3-5 6-10 29-26 35-35 35-13 0-16-9-16-24 0-12 3-32 4-44 1-5 1-11 1-17 0-29-25-41-36-46z"><text:p/></draw:path><draw:path draw:style-name="gr3" draw:text-style-name="P6" svg:width="0.0382in" svg:height="0.0701in" svg:x="0.1213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3" draw:text-style-name="P6" svg:width="0.0591in" svg:height="0.0587in" svg:x="0.2201in" svg:y="0.0457in" svg:viewBox="0 0 151 150" svg:d="M151 75c0-41-36-75-76-75-42 0-75 34-75 75s33 75 75 75c40 0 76-34 76-75zM75 134c-33 0-60-27-60-59s27-60 60-60 59 27 59 60-26 59-59 59z"><text:p/></draw:path><draw:path draw:style-name="gr3" draw:text-style-name="P6" svg:width="0.1083in" svg:height="0.1063in" svg:x="0.3276in" svg:y="0.0098in" svg:viewBox="0 0 276 271" svg:d="M129 28c2-10 3-14 11-15 3-1 15-1 23-1 27 0 70 0 70 39 0 13-5 39-21 55-10 10-31 22-65 22-14 0-29 0-44 0 9-34 17-67 26-100zM185 132c38-8 84-35 84-74 0-33-35-58-85-58-37 0-74 0-110 0-8 0-11 0-11 8 0 4 3 4 11 4 4 0 7 0 14 1s11 1 11 7c0 1-1 2-2 6-18 69-34 138-52 206-3 16-4 19-35 19-7 0-10 0-10 8 0 4 4 4 5 4 10 0 38-2 49-2s38 2 48 2c4 0 9 0 9-9 0-3-4-3-11-3-14 0-25 0-25-8 0-2 1-4 1-6 9-33 16-67 25-100 16 0 31 0 46 0 36 0 42 20 42 34 0 6-3 18-5 26-3 10-6 24-6 32 0 42 46 42 51 42 33 0 47-39 47-44s-4-5-5-5c-4 0-5 3-5 6-10 29-26 35-35 35-13 0-15-9-15-24 0-12 2-32 3-44 1-5 2-11 2-17 0-29-26-41-36-46z"><text:p/></draw:path><draw:path draw:style-name="gr3" draw:text-style-name="P6" svg:width="0.0484in" svg:height="0.0724in" svg:x="0.4425in" svg:y="0.0661in" svg:viewBox="0 0 124 185" svg:d="M59 89c21 0 37 14 37 44 0 33-20 43-36 43-11 0-34-3-46-19 13-1 17-9 17-15 0-9-7-14-16-14-7 0-15 4-15 15 0 25 29 42 62 42 37 0 62-25 62-52 0-21-16-43-46-48 29-11 39-31 39-48 0-20-26-37-55-37-30 0-53 15-53 36 0 9 5 15 14 15 8 0 13-7 13-14s-5-14-13-14c9-12 28-15 37-15 14 0 30 6 30 29 0 11-3 25-11 32-9 11-16 11-30 12-6 0-7 0-8 2-1 1-3 0-3 3s3 3 7 3 10 0 14 0z"><text:p/></draw:path><draw:path draw:style-name="gr3" draw:text-style-name="P6" svg:width="0.1008in" svg:height="0.035in" svg:x="0.5559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5in" svg:height="0.1508in" svg:x="0.7185in" svg:y="0in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3" draw:text-style-name="P6" svg:width="0.0335in" svg:height="0.1508in" svg:x="0.8008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638in" svg:height="0.1035in" svg:x="0.8492in" svg:y="0.0126in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3" draw:text-style-name="P6" svg:width="0.0177in" svg:height="0.0453in" svg:x="0.9323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638in" svg:height="0.1035in" svg:x="0.9929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draw:path draw:style-name="gr3" draw:text-style-name="P6" svg:width="0.0339in" svg:height="0.1508in" svg:x="1.0713in" svg:y="0in" svg:viewBox="0 0 87 384" svg:d="M85 198c2-4 2-5 2-5 0-1 0-3-2-7-22-59-45-119-67-177-4-7-7-9-10-9-5 0-8 3-8 8 0 1 0 2 2 6 23 60 45 119 68 179-23 58-45 117-68 177-2 4-2 4-2 7 0 4 4 7 8 7 5 0 6-4 8-7 24-60 46-119 69-179z"><text:p/></draw:path><draw:path draw:style-name="gr3" draw:text-style-name="P6" svg:width="0.0535in" svg:height="0.1508in" svg:x="1.1331in" svg:y="0in" svg:viewBox="0 0 137 384" svg:d="M56 333c0 15-11 40-53 42-2 2-3 3-3 5 0 4 4 4 8 4 37 0 73-18 73-48 0-29 0-59 0-88 0-15 0-27 16-40 14-11 28-12 37-12 1-1 3-2 3-3 0-5-2-5-6-5-25-1-44-15-49-34-1-4-1-5-1-19 0-25 0-50 0-76 0-16 0-28-18-44-16-12-42-15-55-15-4 0-8 0-8 4s2 4 7 5c24 1 42 13 48 33 1 3 1 4 1 19 0 26 0 52 0 80 0 18 2 23 15 36 9 8 19 12 30 16-32 7-45 25-45 47 0 31 0 62 0 93z"><text:p/></draw:path><draw:path draw:style-name="gr3" draw:text-style-name="P6" svg:width="0.0752in" svg:height="0.1406in" svg:x="1.2618in" svg:y="0.0047in" svg:viewBox="0 0 192 358" svg:d="M189 15c3-5 3-6 3-7 0-4-2-8-7-8s-6 2-9 8c-57 111-116 223-173 334-3 6-3 7-3 8 0 3 2 8 8 8 4 0 5-2 8-8 58-111 116-223 173-335z"><text:p/></draw:path><draw:path draw:style-name="gr3" draw:text-style-name="P6" svg:width="0.1004in" svg:height="0.035in" svg:x="1.2492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35in" svg:height="0.1508in" svg:x="1.4114in" svg:y="0in" svg:viewBox="0 0 137 384" svg:d="M81 52c0-16 10-41 53-43 2-1 3-2 3-5 0-4-3-4-7-4-39 0-74 20-74 48 0 29 0 59 0 89 0 14 0 26-15 39-15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6" svg:width="0.0339in" svg:height="0.1508in" svg:x="1.4933in" svg:y="0in" svg:viewBox="0 0 87 384" svg:d="M85 14c2-4 2-4 2-6 0-5-5-8-8-8-4 0-6 2-10 9-22 58-45 118-67 177-1 2-2 4-2 7 0 0 0 1 2 5 22 60 45 119 67 177 2 4 5 9 10 9 3 0 8-3 8-7 0-2 0-3-2-7-23-60-45-119-69-177 24-60 46-119 69-179z"><text:p/></draw:path><draw:path draw:style-name="gr3" draw:text-style-name="P6" svg:width="0.05in" svg:height="0.1008in" svg:x="1.5492in" svg:y="0.0126in" svg:viewBox="0 0 128 257" svg:d="M80 10c0-9 0-10-10-10-23 25-57 25-70 25 0 5 0 8 0 12 9 0 31 0 52-9 0 66 0 132 0 198 0 13-3 18-37 18-4 0-7 0-12 0 0 5 0 9 0 13 13-3 46-3 63-3 15 0 48 0 62 3 0-4 0-8 0-13-5 0-8 0-13 0-34 0-35-4-35-18 0-72 0-145 0-216z"><text:p/></draw:path><draw:path draw:style-name="gr3" draw:text-style-name="P6" svg:width="0.0173in" svg:height="0.0453in" svg:x="1.6248in" svg:y="0.0972in" svg:viewBox="0 0 45 116" svg:d="M45 41c0-26-10-41-24-41-13 0-21 10-21 21 0 10 8 21 21 21 4 0 10-2 13-6 1-1 1-1 2-1 0 2 1 0 1 6 0 28-13 51-26 65-4 3-4 4-4 5 0 4 2 5 3 5 4 0 35-30 35-75z"><text:p/></draw:path><draw:path draw:style-name="gr3" draw:text-style-name="P6" svg:width="0.05in" svg:height="0.1008in" svg:x="1.6929in" svg:y="0.0126in" svg:viewBox="0 0 128 257" svg:d="M79 10c0-9 0-10-9-10-23 25-57 25-70 25 0 5 0 8 0 12 8 0 31 0 51-9 0 66 0 132 0 198 0 13-2 18-36 18-4 0-8 0-13 0 0 5 0 9 0 13 14-3 47-3 63-3 15 0 49 0 63 3 0-4 0-8 0-13-5 0-8 0-13 0-35 0-36-4-36-18 0-72 0-145 0-216z"><text:p/></draw:path><draw:path draw:style-name="gr3" draw:text-style-name="P6" svg:width="0.0335in" svg:height="0.1508in" svg:x="1.7638in" svg:y="0in" svg:viewBox="0 0 86 384" svg:d="M85 198c1-4 1-5 1-5 0-1 0-3-1-7-23-59-45-119-69-177-2-7-4-9-8-9-5 0-8 3-8 8 0 1 0 2 2 6 23 60 45 119 68 179-23 58-45 117-68 177-2 4-2 4-2 7 0 4 3 7 8 7s6-4 7-7c23-60 47-119 70-179z"><text:p/></draw:path><draw:path draw:style-name="gr3" draw:text-style-name="P6" svg:width="0.0531in" svg:height="0.1508in" svg:x="1.826in" svg:y="0in" svg:viewBox="0 0 136 384" svg:d="M55 333c0 15-10 40-52 42-2 2-3 3-3 5 0 4 4 4 8 4 37 0 72-18 73-48 0-29 0-59 0-88 0-15 0-27 16-40 13-11 28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3" draw:text-style-name="P6" svg:width="0.1008in" svg:height="0.035in" svg:x="1.9413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63in" svg:x="2.1in" svg:y="0.0098in" svg:viewBox="0 0 276 271" svg:d="M129 28c2-10 4-14 11-15 3-1 16-1 24-1 27 0 70 0 70 39 0 13-6 39-22 55-10 10-31 22-65 22-14 0-28 0-43 0 8-34 17-67 25-100zM185 132c38-8 84-35 84-74 0-33-34-58-84-58-38 0-74 0-111 0-8 0-11 0-11 8 0 4 3 4 11 4 1 0 7 0 14 1 8 1 11 1 11 7 0 1 0 2-1 6-18 69-35 138-53 206-3 16-4 19-35 19-7 0-10 0-10 8 0 4 4 4 5 4 11 0 38-2 49-2s38 2 49 2c4 0 8 0 8-9 0-3-3-3-11-3-14 0-25 0-25-8 0-2 1-4 1-6 9-33 16-67 25-100 16 0 31 0 46 0 36 0 43 20 43 34 0 6-3 18-5 26-4 10-7 24-7 32 0 42 46 42 52 42 33 0 46-39 46-44s-3-2-4-5c-5 0-5 3-6 6-10 29-26 35-35 35-12 0-15-9-15-24 0-12 2-32 4-44 0-5 1-11 1-17 0-29-26-41-36-46z"><text:p/></draw:path><draw:path draw:style-name="gr3" draw:text-style-name="P6" svg:width="0.0484in" svg:height="0.0724in" svg:x="2.215in" svg:y="0.0661in" svg:viewBox="0 0 124 185" svg:d="M59 89c21 0 36 14 36 44 0 33-19 43-35 43-11 0-35-3-46-19 12-1 16-9 16-15 0-9-7-14-16-14-6 0-14 4-14 15 0 25 27 42 60 42 38 0 64-25 64-52 0-21-17-43-47-48 29-11 38-31 38-48 0-20-24-37-53-37-31 0-54 15-54 36 0 9 6 15 14 15 9 0 14-7 14-14s-5-14-14-14c10-12 29-15 38-15 13 0 29 6 29 29 0 11-3 25-11 32-9 11-16 11-30 12-6 0-6 0-8 2-2 1-3 0-3 3s3 3 7 3c5 0 10 0 15 0z"><text:p/></draw:path><draw:path draw:style-name="gr3" draw:text-style-name="P6" svg:width="0.0591in" svg:height="0.0587in" svg:x="2.3193in" svg:y="0.0457in" svg:viewBox="0 0 151 150" svg:d="M151 75c0-41-34-75-75-75-42 0-76 34-76 75s34 75 76 75c41 0 75-34 75-75zM76 134c-34 0-61-27-61-59s28-60 61-60c32 0 59 27 59 60s-27 59-59 59z"><text:p/></draw:path><draw:path draw:style-name="gr3" draw:text-style-name="P6" svg:width="0.1083in" svg:height="0.1063in" svg:x="2.4272in" svg:y="0.0098in" svg:viewBox="0 0 276 271" svg:d="M130 28c2-10 3-14 10-15 4-1 16-1 24-1 27 0 70 0 70 39 0 13-6 39-21 55-11 10-30 22-66 22-14 0-28 0-43 0 9-34 17-67 26-100zM185 132c39-8 86-35 86-74 0-33-36-58-86-58-37 0-74 0-110 0-8 0-11 0-11 8 0 4 3 4 10 4 1 0 8 0 15 1s10 1 10 7c0 1 0 2-1 6-18 69-34 138-52 206-4 16-4 19-35 19-8 0-11 0-11 8 0 4 4 4 5 4 11 0 38-2 49-2 10 0 38 2 49 2 4 0 8 0 8-9 0-3-3-3-11-3-14 0-25 0-25-8 0-2 1-4 1-6 9-33 17-67 26-100 16 0 30 0 45 0 36 0 43 20 43 34 0 6-3 18-5 26-4 10-7 24-7 32 0 42 46 42 52 42 33 0 46-39 46-44s-3-2-4-5c-4 0-5 3-6 6-9 29-26 35-35 35-12 0-15-9-15-24 0-12 2-32 4-44 1-5 1-11 1-17 0-29-25-41-36-46z"><text:p/></draw:path><draw:path draw:style-name="gr3" draw:text-style-name="P6" svg:width="0.0386in" svg:height="0.0701in" svg:x="2.548in" svg:y="0.0661in" svg:viewBox="0 0 99 179" svg:d="M62 8c0-7 0-8-8-8-18 18-42 18-54 18 0 3 0 6 0 10 7 0 25 0 40-8 0 45 0 91 0 137 0 9 0 13-27 13-3 0-8 0-11 0 0 3 0 6 0 9 6 0 39-1 49-1 8 0 42 1 48 1 0-3 0-6 0-9-3 0-7 0-10 0-27 0-27-4-27-13 0-50 0-100 0-149z"><text:p/></draw:path></draw:g></text:span><text:span text:style-name="T3"><text:s/>וסה"כ ישנה </text:span><text:span text:style-name="T31">סתירה</text:span><text:span text:style-name="T3">. </text:span></text:p>
        </text:list-item>
      </text:list>
      <text:p text:style-name="P9"><text:span text:style-name="T3"><draw:g text:anchor-type="as-char" svg:y="-0.1134in" draw:z-index="432" draw:name="Shape438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8</text:h>
      <text:h text:style-name="P18" text:outline-level="3">סעיף (א)</text:h>
      <text:p text:style-name="P85">נתון: <text:span text:style-name="T3">תהי </text:span><text:span text:style-name="T3"><draw:g text:anchor-type="as-char" svg:y="-0.1193in" draw:z-index="434" draw:name="Shape439" draw:style-name="gr1"><svg:title>TexMaths</svg:title><svg:desc>11§display§A \neq \emptyset§svg§600§FALSE§</svg:desc><draw:path draw:style-name="gr2" draw:text-style-name="P5" svg:width="0.3693in" svg:height="0.1339in" svg:x="0.0024in" svg:y="0.0075in" svg:viewBox="0 0 939 341" svg:d="M0 0c313 0 626 0 939 0 0 114 0 227 0 341-313 0-626 0-939 0 0-114 0-227 0-341z"><text:p/></draw:path><draw:path draw:style-name="gr3" draw:text-style-name="P6" svg:width="0.1039in" svg:height="0.1075in" svg:x="-0.0004in" svg:y="0.0087in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3" draw:text-style-name="P6" svg:width="0.0756in" svg:height="0.1406in" svg:x="0.172in" svg:y="0.0087in" svg:viewBox="0 0 193 358" svg:d="M189 14c4-5 4-5 4-6 0-4-3-8-8-8s-7 2-9 8c-58 111-115 223-174 335-2 5-2 6-2 7 0 4 2 8 8 8 4 0 5-2 7-8 59-112 116-223 174-336z"><text:p/></draw:path><draw:path draw:style-name="gr3" draw:text-style-name="P6" svg:width="0.1012in" svg:height="0.035in" svg:x="0.1591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1in" svg:height="0.1283in" svg:x="0.3181in" svg:y="0in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3"><text:s/>קבוצה, ויהי </text:span><text:span text:style-name="T3"><draw:g text:anchor-type="as-char" svg:y="-0.1063in" draw:z-index="435" draw:name="Shape440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1083in" draw:z-index="436" draw:name="Shape441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נגדיר </text:span><draw:g text:anchor-type="as-char" svg:y="-0.1354in" draw:z-index="437" draw:name="Shape442" draw:style-name="gr1"><svg:title>TexMaths</svg:title><svg:desc>11§inline§R^* = \bigcup_{k = 1}^\infty R^{(k)}§svg§600§FALSE§</svg:desc><draw:path draw:style-name="gr2" draw:text-style-name="P5" svg:width="1.0209in" svg:height="0.1654in" svg:x="0.0008in" svg:y="0.0075in" svg:viewBox="0 0 2594 421" svg:d="M1297 421c-432 0-865 0-1297 0 0-140 0-281 0-421 865 0 1729 0 2594 0 0 140 0 281 0 421-432 0-865 0-1297 0z"><text:p/></draw:path><draw:path draw:style-name="gr3" draw:text-style-name="P6" svg:width="0.1079in" svg:height="0.1063in" svg:x="-0.0004in" svg:y="0.0307in" svg:viewBox="0 0 275 271" svg:d="M129 26c2-8 3-13 11-14 3 0 15 0 23 0 27 0 70 0 70 39 0 12-5 39-21 54-10 10-30 23-66 23-14 0-28 0-43 0 9-34 17-67 26-102zM185 132c38-9 85-35 85-74 0-34-36-58-86-58-37 0-74 0-110 0-8 0-11 0-11 8 0 4 3 4 11 4 4 0 7 0 14 1 7 0 11 1 11 6 0 2-1 3-2 7-18 69-34 138-52 207-3 15-4 17-35 17-7 0-10 0-10 8 0 4 4 4 6 4 9 0 37-1 48-1s38 1 48 1c4 0 8 0 8-8 0-4-3-4-10-4-14 0-25 0-25-6 0-2 0-4 1-6 9-34 16-68 25-103 16 0 31 0 46 0 36 0 42 22 42 36 0 5-3 17-5 26-2 11-6 25-6 33 0 41 46 41 51 41 33 0 46-38 46-43 0-6-3-6-4-6-4 0-5 4-5 6-10 27-26 34-35 34-13 0-15-8-15-22 0-12 2-32 3-44 1-5 2-13 2-19 0-28-26-40-36-45z"><text:p/></draw:path><draw:path draw:style-name="gr3" draw:text-style-name="P6" svg:width="0.0425in" svg:height="0.0457in" svg:x="0.1197in" svg:y="0.0299in" svg:viewBox="0 0 109 117" svg:d="M63 58c22-10 32-13 38-16 6-2 8-3 8-9 0-4-3-9-8-9-2 0-2 0-5 4-12 7-26 16-38 24 1-13 4-27 5-40 0-5 0-12-9-12-3 0-8 2-8 8 0 3 1 11 1 13 1 5 3 24 4 31-12-8-25-17-37-24-3-3-4-4-6-4-5 0-8 5-8 9 0 6 2 7 6 8 13 5 27 12 40 17-22 10-32 14-39 17-5 2-7 3-7 9 0 4 3 7 8 7 2 0 2 0 5-2 12-8 26-16 38-24-1 14-4 29-5 43 0 7 5 9 8 9s9-2 9-9c0-2-1-10-1-13-1-5-3-23-4-30 11 8 22 14 33 22 7 4 8 4 10 4 5 0 8-3 8-7 0-6-3-8-6-8-13-6-27-12-40-18z"><text:p/></draw:path><draw:path draw:style-name="gr3" draw:text-style-name="P6" svg:width="0.1008in" svg:height="0.035in" svg:x="0.2307in" svg:y="0.07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91in" svg:height="0.1512in" svg:x="0.3913in" svg:y="0.0205in" svg:viewBox="0 0 278 385" svg:d="M252 251c0 65-55 108-112 108-59 0-114-43-114-108 0-77 0-155 0-232 0-6 0-19-13-19s-13 13-13 19c0 78 0 156 0 233 0 75 64 133 140 133 75 0 138-58 138-133 0-77 0-155 0-233 0-6 0-19-13-19s-13 13-13 19c0 77 0 155 0 232z"><text:p/></draw:path><draw:path draw:style-name="gr3" draw:text-style-name="P6" svg:width="0.1043in" svg:height="0.0476in" svg:x="0.5173in" svg:y="0.0114in" svg:viewBox="0 0 266 122" svg:d="M135 45c-14-16-18-21-28-28-17-13-34-17-49-17-34 0-58 29-58 61s23 61 57 61c38 0 64-31 74-45 14 17 19 21 29 29 16 11 34 16 48 16 34 0 58-28 58-61 0-32-23-61-57-61-37 0-64 31-74 45zM144 55c11-18 34-45 67-45 29 0 48 24 48 51 0 25-21 46-47 46-24 0-41-21-68-52zM122 67c-11 17-34 44-67 44-29 0-47-25-47-50 0-27 21-47 46-47s42 21 68 53z"><text:p/></draw:path><draw:path draw:style-name="gr3" draw:text-style-name="P6" svg:width="0.052in" svg:height="0.0748in" svg:x="0.5173in" svg:y="0.1059in" svg:viewBox="0 0 133 191" svg:d="M64 9c0-1 1-3 1-5s-1-4-4-4c-6 0-28 2-35 3-2 0-6 0-6 6 0 4 4 4 8 4 12 0 12 1 12 4 0 2 0 4 0 6-14 51-26 101-39 153-1 5-1 5-1 6 0 4 3 9 9 9 8 0 11-6 12-11 1-2 12-50 13-53 20 2 35 7 35 22 0 1 0 2-1 5-1 5-1 6-1 9 0 19 17 28 29 28 26 0 35-41 35-42 0-4-3-3-4-4-5 0-5 1-6 7-3 12-11 31-24 31-8 0-9-7-9-15 0-4 0-4 1-12 0-1 1-5 1-7 0-25-32-29-44-29 9-5 19-14 23-19 14-12 28-25 42-25 3 0 8 1 10 3-12 2-14 11-14 16s4 10 11 10c6 0 15-6 15-18 0-9-6-19-21-19s-29 11-44 25c-11 11-20 18-31 23 9-36 18-72 27-107z"><text:p/></draw:path><draw:path draw:style-name="gr3" draw:text-style-name="P6" svg:width="0.078in" svg:height="0.0283in" svg:x="0.5839in" svg:y="0.139in" svg:viewBox="0 0 199 73" svg:d="M188 13c5 0 11 0 11-6 0-7-6-7-10-7-59 0-120 0-179 0-3 0-10 0-10 7 0 6 6 6 10 6 59 0 119 0 178 0zM189 73c4 0 10 0 10-7s-6-7-11-7c-59 0-119 0-178 0-4 0-10 0-10 7s7 7 10 7c59 0 120 0 179 0z"><text:p/></draw:path><draw:path draw:style-name="gr3" draw:text-style-name="P6" svg:width="0.0382in" svg:height="0.0697in" svg:x="0.6815in" svg:y="0.1094in" svg:viewBox="0 0 98 178" svg:d="M61 7c0-7 0-7-8-7-18 17-42 17-53 17 0 3 0 6 0 9 7 0 24 0 40-7 0 46 0 91 0 137 0 9 0 14-28 14-3 0-6 0-10 0 0 2 0 5 0 8 5 0 38-1 48-1 8 0 42 1 48 1 0-3 0-6 0-8-3 0-7 0-10 0-27 0-27-5-27-14 0-50 0-100 0-149z"><text:p/></draw:path><draw:path draw:style-name="gr3" draw:text-style-name="P6" svg:width="0.1079in" svg:height="0.1063in" svg:x="0.7697in" svg:y="0.0307in" svg:viewBox="0 0 275 271" svg:d="M129 26c2-8 3-13 11-14 3 0 15 0 23 0 27 0 70 0 70 39 0 12-6 39-21 54-10 10-30 23-66 23-14 0-28 0-43 0 9-34 17-67 26-102zM184 132c39-9 86-35 86-74 0-34-36-58-86-58-37 0-74 0-110 0-8 0-11 0-11 8 0 4 3 4 11 4 4 0 7 0 14 1 7 0 11 1 11 6 0 2-1 3-2 7-18 69-34 138-52 207-3 15-4 17-35 17-7 0-10 0-10 8 0 4 4 4 6 4 9 0 37-1 48-1s38 1 48 1c4 0 8 0 8-8 0-4-3-4-10-4-14 0-25 0-25-6 0-2 0-4 1-6 9-34 16-68 25-103 16 0 31 0 46 0 36 0 42 22 42 36 0 5-3 17-5 26-2 11-6 25-6 33 0 41 46 41 51 41 33 0 46-38 46-43 0-6-3-6-4-6-4 0-5 4-5 6-10 27-26 34-35 34-13 0-15-8-15-22 0-12 2-32 3-44 1-5 2-13 2-19 0-28-26-40-37-45z"><text:p/></draw:path><draw:path draw:style-name="gr3" draw:text-style-name="P6" svg:width="0.0272in" svg:height="0.1055in" svg:x="0.8925in" svg:y="-0.0004in" svg:viewBox="0 0 70 269" svg:d="M65 0c-52 36-65 94-65 135 0 38 11 97 65 134 2 0 5 0 5-4 0-1-1-2-3-3-35-32-48-78-48-127 0-72 27-109 49-128 1-1 2-3 2-4 0-3-3-3-5-3z"><text:p/></draw:path><draw:path draw:style-name="gr3" draw:text-style-name="P6" svg:width="0.052in" svg:height="0.0748in" svg:x="0.9358in" svg:y="0.0059in" svg:viewBox="0 0 133 191" svg:d="M64 8c1 0 1-4 1-5s-1-3-4-3c-6 0-28 2-35 2-2 1-5 1-5 7 0 3 3 3 7 3 13 0 13 2 13 5 0 2-1 3-1 6-14 51-26 101-39 152-1 6-1 6-1 7 0 3 3 9 9 9 8 0 11-6 12-13 1-1 13-48 14-51 19 1 34 7 34 22 0 1 0 2 0 5-1 3-1 6-1 8 0 20 16 29 29 29 25 0 23-29 34-42 0-4-3-4-4-4-5 0-5 1-6 7-3 11-11 31-24 31-7 0-9-7-9-15 0-4 0-5 1-12 0-1 1-5 1-8 0-25-32-28-43-29 8-4 18-13 22-18 15-13 28-25 43-25 4 0 7 1 9 3-12 2-14 11-14 16s4 10 11 10c6 0 15-7 15-18 0-9-6-19-21-19s-29 11-43 25c-12 9-21 18-32 23 9-37 18-72 27-108z"><text:p/></draw:path><draw:path draw:style-name="gr3" draw:text-style-name="P6" svg:width="0.0272in" svg:height="0.1055in" svg:x="1.0024in" svg:y="-0.0004in" svg:viewBox="0 0 70 269" svg:d="M6 0c-3 0-6 0-6 3 0 1 1 3 2 5 23 21 50 57 50 127 0 57-18 100-46 125-6 4-6 4-6 5 0 2 1 4 3 4 4 0 30-18 48-51 12-22 19-51 19-83 0-38-12-96-64-135z"><text:p/></draw:path></draw:g></text:p>
      <text:p text:style-name="P86"><text:span text:style-name="T2">צ.ל.: </text:span><text:span text:style-name="T2"><draw:g text:anchor-type="as-char" svg:y="-0.1154in" draw:z-index="438" draw:name="Shape443" draw:style-name="gr1"><svg:title>TexMaths</svg:title><svg:desc>11§display§R^*§svg§600§FALSE§</svg:desc><draw:path draw:style-name="gr2" draw:text-style-name="P5" svg:width="0.1524in" svg:height="0.0992in" svg:x="0.0016in" svg:y="0.0071in" svg:viewBox="0 0 388 253" svg:d="M0 0c130 0 258 0 388 0 0 84 0 169 0 253-130 0-258 0-388 0 0-84 0-169 0-253z"><text:p/></draw:path><draw:path draw:style-name="gr3" draw:text-style-name="P6" svg:width="0.1075in" svg:height="0.1067in" svg:x="-0.0004in" svg:y="0.0083in" svg:viewBox="0 0 274 272" svg:d="M129 28c2-10 3-14 11-15 3-1 16-1 24-1 26 0 68 0 68 39 0 13-6 40-20 55-10 10-31 22-65 22-14 0-28 0-43 0 8-34 16-67 25-100zM185 133c37-8 83-36 83-74 0-34-35-59-84-59-37 0-73 0-109 0-8 0-12 0-12 8 0 4 4 4 11 4 1 0 8 0 15 1s10 1 10 7c0 1 0 2-1 7-18 68-34 138-52 207-4 15-5 17-35 17-7 0-11 0-11 8 0 4 3 3 5 4 11 0 38-1 49-1 10 0 38 1 49 1 4 0 8 0 8-7 0-5-3-5-11-5-14 0-25 0-25-6 0-3 1-5 1-7 8-33 16-68 25-101 16 0 31 0 46 0 35 0 42 20 42 33 0 7-2 18-5 27-3 11-6 25-6 33 0 42 45 42 50 42 32 0 46-38 46-44 0-4-4-4-5-4-3 0-4 2-4 4-10 29-27 35-35 35-13 0-16-7-16-23 0-12 3-32 4-44 1-6 2-12 2-18 0-30-25-41-35-45z"><text:p/></draw:path><draw:path draw:style-name="gr3" draw:text-style-name="P6" svg:width="0.0429in" svg:height="0.0457in" svg:x="0.1185in" svg:y="0in" svg:viewBox="0 0 110 117" svg:d="M64 59c22-10 32-14 38-17 6-2 8-3 8-9 0-4-3-9-9-9-1 0-2 0-5 3-12 8-25 16-37 25 1-13 4-27 5-40 0-5 0-12-9-12-3 0-8 2-8 8 0 3 1 11 1 13 0 6 3 24 4 31-12-9-26-17-38-25-2-2-3-3-5-3-5 0-9 5-9 9 0 6 3 7 7 8 13 5 27 11 40 18-22 9-33 13-39 16-5 2-8 4-8 8 0 6 4 9 9 9 2 0 2 0 5-2 12-9 26-17 38-25-1 15-4 29-5 43 0 7 5 9 8 9s9-2 9-9c0-2-1-10-1-13-1-4-4-24-4-30 11 7 21 14 32 21 8 6 8 6 10 6 6 0 9-3 9-9 0-4-3-7-6-8-14-5-27-11-40-16z"><text:p/></draw:path></draw:g></text:span><text:s/>טרנזיטיבי</text:p>
      <text:p text:style-name="P85">הוכחה: <text:span text:style-name="T3">יהיו </text:span><text:span text:style-name="T3"><draw:g text:anchor-type="as-char" svg:y="-0.1075in" draw:z-index="439" draw:name="Shape444" draw:style-name="gr1"><svg:title>TexMaths</svg:title><svg:desc>11§display§a, b, c \in A§svg§600§FALSE§</svg:desc><draw:path draw:style-name="gr2" draw:text-style-name="P5" svg:width="0.6268in" svg:height="0.1217in" svg:x="0.0016in" svg:y="0.0079in" svg:viewBox="0 0 1593 310" svg:d="M797 310c-266 0-532 0-797 0 0-103 0-207 0-310 531 0 1062 0 1593 0 0 103 0 207 0 310-265 0-531 0-796 0z"><text:p/></draw:path><draw:path draw:style-name="gr3" draw:text-style-name="P6" svg:width="0.0693in" svg:height="0.0685in" svg:x="-0.0004in" svg:y="0.0429in" svg:viewBox="0 0 177 175" svg:d="M129 25c-7-14-18-25-35-25-46 0-94 57-94 113 0 37 22 62 52 62 7 0 27-1 50-29 3 16 17 29 36 29 13 0 22-9 28-21 7-14 11-37 11-38 0-4-3-4-4-4-5 0-5 1-6 7-6 25-13 47-29 47-10 0-11-10-11-18s1-11 4-28c4-16 6-20 9-34 4-19 10-36 14-54 2-11 2-12 2-13 0-7-4-11-11-11-8 0-15 8-16 17zM103 124c-1 8-1 8-7 15-17 22-32 27-43 27-20 0-25-21-25-36 0-19 12-66 22-84 11-23 28-37 44-37 25 0 30 32 30 34s-1 4-1 6c-6 25-13 50-20 75z"><text:p/></draw:path><draw:path draw:style-name="gr3" draw:text-style-name="P6" svg:width="0.0173in" svg:height="0.0453in" svg:x="0.0874in" svg:y="0.0929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555in" svg:height="0.1063in" svg:x="0.1492in" svg:y="0.0047in" svg:viewBox="0 0 142 271" svg:d="M74 4c0-1 0-4-6-4-9 0-36 3-46 3-3 1-8 1-8 8 0 6 4 6 9 6 19 0 20 2 20 6 0 2-3 16-6 23-11 42-20 84-31 127-5 17-6 24-6 37 0 36 20 61 48 61 47 0 94-58 94-113 0-35-21-61-52-61-17 0-33 11-45 23 10-39 19-77 29-116zM37 150c3-8 3-9 6-14 20-25 36-30 46-30 14 0 25 11 25 36 0 23-13 66-19 80-14 27-31 40-47 40-13 0-25-10-25-39 0-7 0-14 6-38 3-12 5-24 8-35z"><text:p/></draw:path><draw:path draw:style-name="gr3" draw:text-style-name="P6" svg:width="0.0173in" svg:height="0.0453in" svg:x="0.2205in" svg:y="0.0929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91in" svg:height="0.0685in" svg:x="0.2811in" svg:y="0.0429in" svg:viewBox="0 0 151 175" svg:d="M138 24c-6 0-11 0-17 6-6 5-8 12-8 15 0 9 8 13 15 13 12 0 22-10 22-25 0-19-18-33-45-33-53 0-105 55-105 110 0 34 23 65 63 65 56 0 88-41 88-45 0-2-2-6-5-6-2 0-3 1-5 5-30 37-73 37-77 37-24 0-35-19-35-42 0-15 7-53 21-77 12-22 34-38 55-38 13 0 27 5 33 15z"><text:p/></draw:path><draw:path draw:style-name="gr3" draw:text-style-name="P6" svg:width="0.0756in" svg:height="0.087in" svg:x="0.3953in" svg:y="0.0283in" svg:viewBox="0 0 193 222" svg:d="M179 120c7 0 14 0 14-8 0-7-7-7-14-7-55 0-109 0-164 0 5-52 50-90 104-90 20 0 41 0 60 0 7 0 14 0 14-7 0-8-7-8-14-8-19 0-40 0-60 0-66 0-119 50-119 112s53 110 119 110c20 0 41 0 60 0 7 0 14 0 14-8 0-7-7-7-14-7-19 0-40 0-60 0-54 0-99-35-104-87 55 0 109 0 164 0z"><text:p/></draw:path><draw:path draw:style-name="gr3" draw:text-style-name="P6" svg:width="0.1039in" svg:height="0.1079in" svg:x="0.5319in" svg:y="0in" svg:viewBox="0 0 265 275" svg:d="M55 231c-15 25-30 31-47 32-5 1-8 1-8 8 0 2 2 4 4 4 11 0 24-1 35-1 12 0 25 1 38 1 2 0 7 0 7-8 0-3-4-4-6-4-9 0-19-3-19-13 0-5 3-9 6-15 10-16 20-33 30-48 32 0 65 0 97 0 1 8 6 59 6 64 0 11-21 12-28 12-6 0-9 0-9 8 0 4 4 4 5 4 16 0 32-1 49-1 10 0 34 1 43 1 3 0 7 0 7-8 0-4-4-4-8-4-25 0-25-2-26-13-8-79-16-160-24-240 0-8 0-10-7-10-6 0-7 3-10 7-45 74-90 149-135 224zM102 175c26-43 51-85 76-127 5 42 8 84 12 127-29 0-58 0-88 0z"><text:p/></draw:path></draw:g></text:span><text:span text:style-name="T3">, ונניח </text:span><text:span text:style-name="T3"><draw:g text:anchor-type="as-char" svg:y="-0.1154in" draw:z-index="440" draw:name="Shape445" draw:style-name="gr1"><svg:title>TexMaths</svg:title><svg:desc>11§display§aR^*b \land bR^*c§svg§600§FALSE§</svg:desc><draw:path draw:style-name="gr2" draw:text-style-name="P5" svg:width="0.8028in" svg:height="0.0992in" svg:x="0.0016in" svg:y="0.0071in" svg:viewBox="0 0 2040 253" svg:d="M0 0c680 0 1359 0 2040 0 0 84 0 169 0 253-681 0-1360 0-2040 0 0-84 0-169 0-253z"><text:p/></draw:path><draw:path draw:style-name="gr3" draw:text-style-name="P6" svg:width="0.0693in" svg:height="0.0681in" svg:x="-0.0004in" svg:y="0.0453in" svg:viewBox="0 0 177 174" svg:d="M129 24c-7-14-19-24-35-24-46 0-94 56-94 113 0 35 21 61 52 61 7 0 26-1 49-28 4 16 18 28 35 28 15 0 24-9 29-21 7-14 12-37 12-38 0-3-3-3-4-3-5 0-5 1-6 6-6 26-14 47-29 47-10 0-11-10-11-18 0-6 0-10 4-27 4-16 5-20 9-35 4-19 9-36 13-54 3-11 3-11 3-13 0-7-4-10-11-10-10 0-15 7-16 16zM103 125c-2 7-2 8-7 14-17 20-33 26-44 26-19 0-24-20-24-34 0-20 12-68 20-86 13-23 30-37 46-37 25 0 30 32 30 34s-1 4-1 7c-6 25-13 51-20 76z"><text:p/></draw:path><draw:path draw:style-name="gr3" draw:text-style-name="P6" svg:width="0.1083in" svg:height="0.1067in" svg:x="0.0803in" svg:y="0.0083in" svg:viewBox="0 0 276 272" svg:d="M129 28c2-10 4-14 11-15 3-1 16-1 24-1 28 0 70 0 70 39 0 13-6 40-22 55-9 10-30 22-65 22-14 0-28 0-42 0 7-34 16-67 24-100zM185 133c38-8 85-36 85-74 0-34-34-59-85-59-38 0-74 0-111 0-8 0-11 0-11 8 0 4 3 4 11 4 1 0 7 0 14 1 8 1 11 1 11 7 0 1 0 2-1 7-18 68-35 138-53 207-3 15-4 17-34 17-8 0-11 0-11 8 0 4 4 4 6 4 11 0 37-1 48-1s38 1 49 1c4 0 8 0 8-7 0-5-3-5-11-5-14 0-25 0-25-6 0-3 1-5 1-7 9-33 16-68 25-101 16 0 31 0 46 0 36 0 42 20 42 33 0 7-2 18-4 27-3 11-7 25-7 33 0 42 47 42 52 42 33 0 46-38 46-44 0-4-3-2-4-4-5 0-5 2-6 4-10 29-26 35-35 35-13 0-15-7-15-23 0-12 2-32 4-44 0-6 1-12 1-18 0-30-26-41-36-45z"><text:p/></draw:path><draw:path draw:style-name="gr3" draw:text-style-name="P6" svg:width="0.0429in" svg:height="0.0457in" svg:x="0.2004in" svg:y="0in" svg:viewBox="0 0 110 117" svg:d="M63 59c23-10 33-14 39-17 5-2 8-3 8-9 0-4-3-9-9-9-2 0-2 0-5 3-12 8-26 16-38 25 1-13 4-27 5-40 1-5 0-12-8-12-3 0-9 2-9 8 0 3 1 11 1 13 1 6 4 24 4 31-12-9-25-17-37-25-3-2-3-3-5-3-6 0-9 5-9 9 0 6 3 7 6 8 13 5 27 11 40 18-22 9-32 13-38 16-6 2-8 4-8 8 0 6 3 9 9 9 1 0 2 0 5-2 12-9 25-17 37-25-1 15-4 29-5 43 0 7 6 9 9 9s8-2 8-9c0-2-1-10-1-13 0-4-3-24-4-30 11 7 22 14 33 21 7 6 8 6 10 6 6 0 9-3 9-9 0-4-3-7-5-8-15-5-28-11-42-16z"><text:p/></draw:path><draw:path draw:style-name="gr3" draw:text-style-name="P6" svg:width="0.0555in" svg:height="0.1063in" svg:x="0.2677in" svg:y="0.0071in" svg:viewBox="0 0 142 271" svg:d="M74 3c-1-1 0-3-5-3-8 0-37 2-47 3-3 0-8 1-8 8 0 4 4 4 10 4 19 0 19 4 19 7s-3 17-6 24c-9 43-20 85-30 126-6 18-7 25-7 38 0 37 21 61 50 61 45 0 92-57 92-113 0-34-20-61-51-61-18 0-34 11-46 24 10-40 19-79 29-118zM37 149c4-7 4-8 7-13 19-24 36-31 46-31 13 0 24 12 24 37 0 22-13 66-19 80-14 27-31 40-45 40s-27-10-27-38c0-8 0-15 7-39 2-11 5-23 7-36z"><text:p/></draw:path><draw:path draw:style-name="gr3" draw:text-style-name="P6" svg:width="0.0843in" svg:height="0.0937in" svg:x="0.3685in" svg:y="0.0213in" svg:viewBox="0 0 215 239" svg:d="M116 8c-4-6-6-8-9-8-5 0-6 3-9 8-32 72-64 144-96 216-2 5-2 5-2 7 0 5 3 8 8 8 2 0 5-1 9-8 29-68 60-136 90-204 31 68 60 136 91 204 3 8 7 8 9 8 4 0 8-3 8-8 0-1 0-1-3-6-31-72-65-145-96-217z"><text:p/></draw:path><draw:path draw:style-name="gr3" draw:text-style-name="P6" svg:width="0.0555in" svg:height="0.1063in" svg:x="0.502in" svg:y="0.0071in" svg:viewBox="0 0 142 271" svg:d="M74 3c-1-1 0-3-5-3-8 0-37 2-47 3-3 0-8 1-8 8 0 4 4 4 10 4 19 0 19 4 19 7s-3 17-6 24c-9 43-20 85-30 126-6 18-7 25-7 38 0 37 21 61 50 61 45 0 92-57 92-113 0-34-20-61-52-61-17 0-33 11-45 24 10-40 19-79 29-118zM37 149c3-7 3-8 7-13 19-24 36-31 46-31 13 0 24 12 24 37 0 22-13 66-19 80-14 27-31 40-45 40s-27-10-27-38c0-8 0-15 7-39 2-11 5-23 7-36z"><text:p/></draw:path><draw:path draw:style-name="gr3" draw:text-style-name="P6" svg:width="0.1079in" svg:height="0.1067in" svg:x="0.5665in" svg:y="0.0083in" svg:viewBox="0 0 275 272" svg:d="M129 28c2-10 3-14 11-15 3-1 15-1 23-1 27 0 70 0 70 39 0 13-6 40-21 55-9 10-30 22-66 22-14 0-28 0-43 0 9-34 17-67 26-100zM184 133c39-8 86-36 86-74 0-34-36-59-86-59-37 0-74 0-110 0-8 0-11 0-11 8 0 4 3 4 11 4 4 0 7 0 14 1s10 1 10 7c0 1 0 2-1 7-18 68-34 138-52 207-4 15-4 17-35 17-7 0-10 0-10 8 0 4 3 3 4 4 11 0 39-1 50-1s37 1 48 1c4 0 8 0 8-7 0-5-3-5-10-5-14 0-25 0-25-6 0-3 0-5 1-7 9-33 16-68 25-101 16 0 31 0 46 0 36 0 42 20 42 33 0 7-3 18-5 27-2 11-7 25-7 33 0 42 48 42 52 42 33 0 46-38 46-44 0-4-3-2-4-4-4 0-5 2-5 4-10 29-26 35-35 35-13 0-15-7-15-23 0-12 2-32 3-44 1-6 1-12 1-18 0-30-25-41-36-45z"><text:p/></draw:path><draw:path draw:style-name="gr3" draw:text-style-name="P6" svg:width="0.0429in" svg:height="0.0457in" svg:x="0.6862in" svg:y="0in" svg:viewBox="0 0 110 117" svg:d="M64 59c22-10 32-14 38-17 6-2 8-3 8-9 0-4-3-9-8-9-2 0-3 0-6 3-12 8-24 16-37 25 2-13 4-27 5-40 0-5 0-12-9-12-3 0-8 2-8 8 0 3 1 11 1 13 0 6 3 24 4 31-12-9-26-17-38-25-2-2-3-3-5-3-5 0-9 5-9 9 0 6 3 7 7 8 13 5 27 11 40 18-22 9-33 13-39 16-5 2-8 4-8 8 0 6 4 9 9 9 2 0 2 0 5-2 12-9 26-17 38-25-1 15-4 29-5 43 0 7 5 9 8 9s9-2 9-9c0-2-1-10-1-13-1-4-4-24-4-30 11 7 22 14 33 21 7 6 7 6 10 6 5 0 8-3 8-9 0-4-3-7-5-8-14-5-28-11-41-16z"><text:p/></draw:path><draw:path draw:style-name="gr3" draw:text-style-name="P6" svg:width="0.0591in" svg:height="0.0681in" svg:x="0.7528in" svg:y="0.0453in" svg:viewBox="0 0 151 174" svg:d="M138 23c-7 0-11 0-17 6-7 6-8 12-8 15 0 9 8 14 15 14 11 0 22-9 22-25 0-19-19-33-45-33-53 0-105 55-105 110 0 35 23 64 63 64 55 0 88-40 88-45 0-2-2-5-5-5-2 0-3 1-5 4-31 37-73 37-77 37-24 0-35-18-35-41 0-16 7-53 21-78 12-22 34-38 55-38 13 0 27 5 33 15z"><text:p/></draw:path></draw:g></text:span><text:span text:style-name="T3">. צ.ל. </text:span><text:span text:style-name="T3"><draw:g text:anchor-type="as-char" svg:y="-0.1154in" draw:z-index="441" draw:name="Shape446" draw:style-name="gr1"><svg:title>TexMaths</svg:title><svg:desc>11§display§aR^*c§svg§600§FALSE§</svg:desc><draw:path draw:style-name="gr2" draw:text-style-name="P5" svg:width="0.3154in" svg:height="0.0992in" svg:x="0.0016in" svg:y="0.0071in" svg:viewBox="0 0 802 253" svg:d="M0 0c267 0 535 0 802 0 0 84 0 169 0 253-267 0-535 0-802 0 0-84 0-169 0-253z"><text:p/></draw:path><draw:path draw:style-name="gr3" draw:text-style-name="P6" svg:width="0.0693in" svg:height="0.0681in" svg:x="-0.0004in" svg:y="0.0453in" svg:viewBox="0 0 177 174" svg:d="M129 24c-7-14-19-24-36-24-45 0-93 56-93 113 0 35 21 61 52 61 7 0 26-1 49-28 3 16 17 28 35 28 15 0 23-9 29-21 6-14 12-37 12-38 0-3-3-3-5-3-4 0-4 1-5 6-7 26-14 47-30 47-10 0-12-10-12-18 0-6 1-10 6-27 4-16 5-20 9-35 4-19 8-36 13-54 3-11 3-11 3-13 0-7-4-10-11-10-10 0-15 7-16 16zM103 125c-2 7-2 8-7 14-17 20-33 26-44 26-19 0-25-20-25-34 0-20 13-68 21-86 12-23 30-37 45-37 26 0 31 32 31 34s-1 4-1 7c-7 25-13 51-20 76z"><text:p/></draw:path><draw:path draw:style-name="gr3" draw:text-style-name="P6" svg:width="0.1083in" svg:height="0.1067in" svg:x="0.0799in" svg:y="0.0083in" svg:viewBox="0 0 276 272" svg:d="M129 28c2-10 3-14 11-15 3-1 15-1 23-1 27 0 70 0 70 39 0 13-6 40-21 55-10 10-31 22-65 22-14 0-29 0-44 0 9-34 17-67 26-100zM185 133c38-8 84-36 84-74 0-34-35-59-86-59-37 0-73 0-109 0-8 0-11 0-11 8 0 4 3 4 11 4 1 0 7 0 14 1 8 1 11 1 11 7 0 1-1 2-2 7-18 68-34 138-52 207-3 15-4 17-35 17-7 0-10 0-10 8 0 4 4 4 5 4 11 0 38-1 49-1s38 1 49 1c2 0 8 0 8-7 0-5-4-5-11-5-14 0-25 0-25-6 0-3 1-5 1-7 9-33 16-68 25-101 15 0 31 0 46 0 35 0 42 20 42 33 0 7-3 18-6 27-2 11-5 25-5 33 0 42 46 42 51 42 32 0 47-38 47-44 0-4-5-4-6-4-3 0-4 2-4 4-10 29-27 35-35 35-13 0-16-7-16-23 0-12 3-32 4-44 1-6 2-12 2-18 0-30-27-41-36-45z"><text:p/></draw:path><draw:path draw:style-name="gr3" draw:text-style-name="P6" svg:width="0.0425in" svg:height="0.0457in" svg:x="0.1996in" svg:y="0in" svg:viewBox="0 0 109 117" svg:d="M63 59c22-10 31-14 38-17 6-2 8-3 8-9 0-4-4-9-8-9-2 0-2 0-5 3-13 8-26 16-38 25 1-13 4-27 5-40 0-5 0-12-9-12-2 0-8 2-8 8 0 3 1 11 1 13 1 6 2 24 4 31-13-9-25-17-37-25-3-2-4-3-6-3-5 0-8 5-8 9 0 6 3 7 5 8 14 5 28 11 41 18-22 9-32 13-39 16-5 2-7 4-7 8 0 6 3 9 8 9 2 0 2 0 5-2 12-9 25-17 38-25-2 15-4 29-5 43 0 7 5 9 8 9 2 0 9-2 9-9 0-2-1-10-1-13-2-4-3-24-4-30 11 7 22 14 33 21 7 6 8 6 10 6 4 0 8-3 8-9 0-4-4-7-6-8-13-5-27-11-40-16z"><text:p/></draw:path><draw:path draw:style-name="gr3" draw:text-style-name="P6" svg:width="0.0591in" svg:height="0.0681in" svg:x="0.2657in" svg:y="0.0453in" svg:viewBox="0 0 151 174" svg:d="M137 23c-6 0-11 0-16 6-7 6-8 12-8 15 0 9 8 14 14 14 11 0 22-9 22-25 0-19-18-33-45-33-52 0-104 55-104 110 0 35 23 64 63 64 56 0 88-40 88-45 0-2-3-5-5-5s-3 1-5 4c-31 37-73 37-77 37-24 0-35-18-35-41 0-16 7-53 20-78 13-22 34-38 55-38 14 0 28 5 33 15z"><text:p/></draw:path></draw:g></text:span><text:span text:style-name="T3">. מתוך ההנחה והגדרת </text:span><text:span text:style-name="T3"><draw:g text:anchor-type="as-char" svg:y="-0.1134in" draw:z-index="442" draw:name="Shape447" draw:style-name="gr1"><svg:title>TexMaths</svg:title><svg:desc>11§inline§\bigcup§svg§600§FALSE§</svg:desc><draw:path draw:style-name="gr2" draw:text-style-name="P5" svg:width="0.1012in" svg:height="0.1354in" svg:x="-0.0004in" svg:y="0.0071in" svg:viewBox="0 0 258 345" svg:d="M0 0c86 0 172 0 258 0 0 115 0 230 0 345-86 0-172 0-258 0 0-115 0-230 0-345z"><text:p/></draw:path><draw:path draw:style-name="gr3" draw:text-style-name="P6" svg:width="0.1083in" svg:height="0.1508in" svg:x="0.0004in" svg:y="0in" svg:viewBox="0 0 276 384" svg:d="M249 250c0 65-55 108-111 108-57 0-112-43-112-108 0-77 0-154 0-231 0-6 0-19-13-19s-13 13-13 19c0 77 0 155 0 232 0 75 63 133 138 133s138-58 138-133c0-77 0-155 0-232 0-6 0-19-14-19-13 0-13 13-13 19 0 77 0 154 0 231z"><text:p/></draw:path></draw:g></text:span><text:span text:style-name="T3">, קיים </text:span><text:span text:style-name="T3"><draw:g text:anchor-type="as-char" svg:y="-0.1055in" draw:z-index="443" draw:name="Shape448" draw:style-name="gr1"><svg:title>TexMaths</svg:title><svg:desc>11§display§k \in \N_+§svg§600§FALSE§</svg:desc><draw:path draw:style-name="gr2" draw:text-style-name="P5" svg:width="0.4492in" svg:height="0.1248in" svg:x="-0.0004in" svg:y="0.0079in" svg:viewBox="0 0 1142 318" svg:d="M0 0c381 0 761 0 1142 0 0 106 0 212 0 318-381 0-761 0-1142 0 0-106 0-212 0-318z"><text:p/></draw:path><draw:path draw:style-name="gr3" draw:text-style-name="P6" svg:width="0.0685in" svg:height="0.1063in" svg:x="0in" svg:y="0in" svg:viewBox="0 0 175 271" svg:d="M90 4c-2-1 0-4-5-4-9 0-37 3-48 4-2 0-6 0-6 8 0 5 3 5 9 5 18 0 19 2 19 6 0 2-1 6-1 8-18 74-37 148-56 222-2 5-2 5-2 7 0 10 8 11 12 11 5 0 10-3 12-7s20-75 22-84c13 0 45 6 45 32 0 2 0 4-1 8s-2 9-2 14c0 22 15 37 36 37 11 0 22-5 30-19 10-18 14-39 14-40 0-3-3-3-4-3-4 0-4 1-6 6-7 29-16 49-34 49-6 0-12-5-12-19 0-7 2-16 4-22 1-7 1-8 1-11 0-26-25-35-58-40 13-8 26-20 35-29 17-21 36-37 55-37 2 0 2 0 3 0 4 1 5 1 8 3 1 1 1 1 2 2-19 2-22 16-22 21 0 6 4 14 14 14s21-9 21-25c0-11-9-24-25-24-11 0-29 3-58 34-13 16-27 31-42 37 13-55 27-110 40-164z"><text:p/></draw:path><draw:path draw:style-name="gr3" draw:text-style-name="P6" svg:width="0.0756in" svg:height="0.0874in" svg:x="0.1311in" svg:y="0.0232in" svg:viewBox="0 0 193 223" svg:d="M179 120c7 0 14 0 14-7 0-8-7-8-14-8-55 0-109 0-164 0 5-52 50-90 104-90 20 0 41 0 60 0 7 0 14 0 14-7 0-8-7-8-14-8-21 0-40 0-61 0-66 0-118 51-118 113 0 61 52 110 118 110 21 0 40 0 61 0 7 0 14 0 14-8s-7-8-14-8c-19 0-40 0-60 0-54 0-99-35-104-87 55 0 109 0 164 0z"><text:p/></draw:path><draw:path draw:style-name="gr3" draw:text-style-name="P6" svg:width="0.1028in" svg:height="0.1063in" svg:x="0.2654in" svg:y="0.002in" svg:viewBox="0 0 262 271" svg:d="M34 35c0 63 0 126 0 188 0 20-3 27-23 27-4 0-11 0-11 7s7 7 13 7c20 0 40 0 60 0 7 0 13 0 13-7s-7-7-12-7c-21 0-24-8-24-28 0-59 0-117 0-176 56 73 111 147 167 220 3 4 5 5 7 5 7 0 7-6 7-12 0-73 0-145 0-218 0-21 4-27 22-28 2 0 9 0 9-6 0-7-7-7-13-7-19 0-38 0-56 0-7 0-14 0-14 7 0 6 7 6 11 6 22 1 26 9 26 29 0 40 0 80 0 121-39-53-78-105-117-157-4-6-5-6-14-6-22 0-45 0-67 0-8 0-14 0-14 7 0 6 6 6 9 6 10 1 18 8 21 12 0 4 0 5 0 10zM218 245c-56-74-112-148-168-222-4-4-4-5-8-10 15 0 31 0 46 0 43 59 87 117 130 176 0 18 0 37 0 56z"><text:p/></draw:path><draw:path draw:style-name="gr3" draw:text-style-name="P6" svg:width="0.078in" svg:height="0.078in" svg:x="0.3787in" svg:y="0.0626in" svg:viewBox="0 0 199 199" svg:d="M107 107c27 0 55 0 82 0 4 0 10 0 10-7 0-6-6-6-10-6-27 0-55 0-82 0 0-29 0-56 0-84 0-3 0-10-7-10-6 0-6 7-6 10 0 28 0 55 0 84-28 0-57 0-84 0-3 0-10 0-10 5 0 8 7 8 10 8 27 0 56 0 84 0 0 28 0 55 0 82 0 3 0 10 6 10 7 0 7-7 7-10 0-27 0-54 0-82z"><text:p/></draw:path></draw:g></text:span><text:span text:style-name="T3"><text:s/>שבעבורו </text:span><text:span text:style-name="T3"><draw:g text:anchor-type="as-char" svg:y="-0.1453in" draw:z-index="444" draw:name="Shape449" draw:style-name="gr1"><svg:title>TexMaths</svg:title><svg:desc>11§display§aR^{(k)}b \land bR^{(k)}c§svg§600§FALSE§</svg:desc><draw:path draw:style-name="gr2" draw:text-style-name="P5" svg:width="1.002in" svg:height="0.1291in" svg:x="0.0016in" svg:y="0.0071in" svg:viewBox="0 0 2546 329" svg:d="M0 0c849 0 1697 0 2546 0 0 110 0 219 0 329-849 0-1697 0-2546 0 0-110 0-219 0-329z"><text:p/></draw:path><draw:path draw:style-name="gr3" draw:text-style-name="P6" svg:width="0.0693in" svg:height="0.0681in" svg:x="-0.0004in" svg:y="0.0752in" svg:viewBox="0 0 177 174" svg:d="M129 24c-7-14-18-24-36-24-45 0-93 56-93 112 0 37 21 62 52 62 7 0 26-1 49-29 3 17 18 29 35 29 15 0 23-9 29-21 7-14 12-38 12-39 0-3-3-3-4-3-5 0-5 1-6 7-6 25-14 47-30 47-9 0-11-10-11-18 0-7 0-11 5-28 4-16 5-20 9-34 4-19 8-37 13-54 3-11 3-12 3-13 0-7-4-10-11-10-10 0-15 7-16 16zM103 124c-2 7-2 8-7 15-17 21-33 26-44 26-19 0-25-21-25-35 0-20 13-67 21-85 12-23 30-37 45-37 26 0 31 32 31 34s-1 4-1 6c-6 26-13 51-20 76z"><text:p/></draw:path><draw:path draw:style-name="gr3" draw:text-style-name="P6" svg:width="0.1083in" svg:height="0.1063in" svg:x="0.0803in" svg:y="0.0386in" svg:viewBox="0 0 276 271" svg:d="M129 26c2-8 4-13 11-14 3 0 16 0 24 0 27 0 70 0 70 39 0 13-6 39-22 53-10 11-29 24-65 24-14 0-28 0-43 0 8-34 17-67 25-102zM185 132c38-8 84-35 84-74 0-33-34-58-84-58-37 0-74 0-110 0-9 0-12 0-12 8 0 4 3 4 11 4 1 0 8 0 15 1 7 0 10 1 10 6 0 2 0 3-1 7-18 69-34 138-52 206-4 16-5 18-35 18-8 0-11 0-11 7 0 5 4 5 5 5 11 0 38-1 49-1s38 1 49 1c4 0 8 0 8-8 0-4-3-4-11-4-14 0-25 0-25-7 0-2 1-4 1-7 9-34 16-67 25-101 16 0 31 0 46 0 36 0 43 22 43 36 0 6-3 16-5 25-4 11-7 25-7 33 0 42 46 42 52 42 33 0 46-39 46-44s-3-3-4-5c-5 0-5 2-6 5-10 28-26 35-35 35-12 0-15-8-15-23 0-12 2-32 4-44 0-6 1-12 1-17 0-30-26-42-36-46z"><text:p/></draw:path><draw:path draw:style-name="gr3" draw:text-style-name="P6" svg:width="0.0272in" svg:height="0.1051in" svg:x="0.2028in" svg:y="0in" svg:viewBox="0 0 70 268" svg:d="M65 0c-51 36-65 93-65 134 0 39 12 96 65 134 2 0 5 0 5-3 0-2 0-2-2-4-36-32-49-77-49-126 0-73 27-109 50-128 1-1 1-3 1-4 0-3-3-3-5-3z"><text:p/></draw:path><draw:path draw:style-name="gr3" draw:text-style-name="P6" svg:width="0.052in" svg:height="0.0736in" svg:x="0.2461in" svg:y="0.0063in" svg:viewBox="0 0 133 188" svg:d="M65 8c0-1 1-4 1-5s-1-3-4-3c-6 0-28 2-36 2-2 0-5 1-5 7 0 3 3 3 6 3 14 0 14 2 14 4 0 3 0 4-1 6-13 51-26 101-38 153-2 4-1 3-2 5 0 5 3 8 10 8 6 0 10-4 12-10 0-1 12-48 13-53 19 3 34 9 34 22 0 3 0 4 0 6-1 4-1 5-1 9 0 18 16 26 29 26 26 0 23-26 34-40 0-3-3-3-5-3-3 0-3 1-5 6-3 12-10 30-23 30-8 0-10-6-10-13 0-5 0-5 2-12 0-1 1-5 1-9 0-24-33-27-44-28 8-5 18-13 22-18 15-13 28-25 43-25 3 0 7 0 9 3-11 1-14 11-14 14 0 7 5 11 11 11 7 0 15-6 15-17 0-9-7-19-21-19-15 0-28 11-43 23-11 11-20 20-32 25 9-37 19-72 28-108z"><text:p/></draw:path><draw:path draw:style-name="gr3" draw:text-style-name="P6" svg:width="0.0268in" svg:height="0.1051in" svg:x="0.313in" svg:y="0in" svg:viewBox="0 0 69 268" svg:d="M4 0c-1 0-4 0-4 3 0 1 0 3 2 5 23 21 50 57 50 126 0 55-18 98-48 124-4 5-4 6-4 7s0 3 3 3c4 0 29-17 46-51 13-22 20-51 20-82 0-38-11-98-65-135z"><text:p/></draw:path><draw:path draw:style-name="gr3" draw:text-style-name="P6" svg:width="0.0555in" svg:height="0.1063in" svg:x="0.3677in" svg:y="0.0362in" svg:viewBox="0 0 142 271" svg:d="M74 4c-1-1 0-4-5-4-9 0-37 3-47 4-3 0-8 1-8 8 0 4 4 4 10 4 19 0 19 4 19 7 0 2-3 15-6 24-10 42-21 84-30 126-6 17-7 24-7 37 0 36 21 61 49 61 46 0 93-58 93-112 0-35-20-61-52-61-17 0-33 11-45 23 10-40 19-78 29-117zM37 151c3-9 3-10 7-15 19-24 36-30 46-30 13 0 24 12 24 36 0 23-13 66-19 80-14 27-31 40-46 40-13 0-26-10-26-39 0-7 0-14 7-38 2-11 5-23 7-34z"><text:p/></draw:path><draw:path draw:style-name="gr3" draw:text-style-name="P6" svg:width="0.0839in" svg:height="0.0933in" svg:x="0.4681in" svg:y="0.0516in" svg:viewBox="0 0 214 238" svg:d="M115 8c-3-7-5-8-8-8-5 0-6 2-9 8-32 71-64 143-96 214-2 6-2 6-2 8 0 4 3 8 8 8 2 0 5-2 8-8 30-67 61-135 91-204 30 69 60 137 91 204 3 8 7 8 9 8 4 0 7-4 7-8 0-1 0-1-2-7-32-71-65-144-97-215z"><text:p/></draw:path><draw:path draw:style-name="gr3" draw:text-style-name="P6" svg:width="0.0555in" svg:height="0.1063in" svg:x="0.6016in" svg:y="0.0362in" svg:viewBox="0 0 142 271" svg:d="M74 4c-1-1 0-4-5-4-9 0-37 3-47 4-3 0-8 1-8 8 0 4 4 4 10 4 19 0 19 4 19 7 0 2-3 15-6 24-10 42-21 84-30 126-6 17-7 24-7 37 0 36 21 61 49 61 46 0 93-58 93-112 0-35-20-61-51-61-18 0-34 11-46 23 10-40 19-78 29-117zM37 151c3-9 3-10 7-15 19-24 36-30 46-30 13 0 24 12 24 36 0 23-13 66-19 80-14 27-31 40-46 40-13 0-26-10-26-39 0-7 0-14 7-38 2-11 5-23 7-34z"><text:p/></draw:path><draw:path draw:style-name="gr3" draw:text-style-name="P6" svg:width="0.1079in" svg:height="0.1063in" svg:x="0.6661in" svg:y="0.0386in" svg:viewBox="0 0 275 271" svg:d="M129 26c2-8 3-13 11-14 3 0 15 0 23 0 27 0 70 0 70 39 0 13-6 39-21 53-10 11-31 24-66 24-14 0-28 0-43 0 9-34 17-67 26-102zM184 132c39-8 85-35 85-74 0-33-35-58-85-58-37 0-74 0-110 0-8 0-11 0-11 8 0 4 3 4 11 4 4 0 7 0 14 1 7 0 11 1 11 6 0 2-1 3-2 7-18 69-34 138-52 206-3 16-4 18-35 18-7 0-10 0-10 7 0 5 4 5 5 5 10 0 38-1 49-1s38 1 48 1c4 0 8 0 8-8 0-4-3-4-10-4-14 0-25 0-25-7 0-2 0-4 1-7 9-34 16-67 25-101 16 0 31 0 46 0 36 0 42 22 42 36 0 6-3 16-5 25-3 11-6 25-6 33 0 42 46 42 51 42 33 0 46-39 46-44s-3-5-4-5c-4 0-5 2-5 5-10 28-26 35-35 35-13 0-15-8-15-23 0-12 2-32 3-44 1-6 2-12 2-17 0-30-26-42-37-46z"><text:p/></draw:path><draw:path draw:style-name="gr3" draw:text-style-name="P6" svg:width="0.0272in" svg:height="0.1051in" svg:x="0.7886in" svg:y="0in" svg:viewBox="0 0 70 268" svg:d="M65 0c-52 36-65 93-65 134 0 39 11 96 65 134 2 0 5 0 5-3 0-2-1-2-3-4-35-32-48-77-48-126 0-73 27-109 49-128 1-1 2-3 2-4 0-3-3-3-5-3z"><text:p/></draw:path><draw:path draw:style-name="gr3" draw:text-style-name="P6" svg:width="0.052in" svg:height="0.0736in" svg:x="0.8319in" svg:y="0.0063in" svg:viewBox="0 0 133 188" svg:d="M64 8c1 0 1-4 1-5s-1-3-5-3c-5 0-27 2-34 2-2 0-5 1-5 7 0 3 3 3 6 3 14 0 14 2 14 4 0 3-1 4-1 6-14 51-26 101-39 153-1 4-1 3-1 5 0 5 3 8 9 8 7 0 11-4 12-10 1-1 13-48 14-53 19 3 34 9 34 22 0 3 0 4 0 6-1 4-1 5-1 9 0 18 16 26 29 26 25 0 23-26 34-40 0-3-3-3-5-3-4 0-4 1-5 6-3 12-11 30-24 30-7 0-9-6-9-13 0-5 0-5 1-12 0-1 1-5 1-9 0-24-32-27-43-28 8-5 18-13 22-18 15-13 28-25 43-25 3 0 7 0 9 3-12 1-14 11-14 14 0 7 4 11 11 11 6 0 15-6 15-17 0-9-7-19-21-19-15 0-30 11-43 23-12 11-21 20-32 25 9-37 18-72 27-108z"><text:p/></draw:path><draw:path draw:style-name="gr3" draw:text-style-name="P6" svg:width="0.0272in" svg:height="0.1051in" svg:x="0.8984in" svg:y="0in" svg:viewBox="0 0 70 268" svg:d="M5 0c-2 0-5 0-5 3 0 1 1 3 2 5 23 21 50 57 50 126 0 55-18 98-47 124-5 5-5 6-5 7s1 3 3 3c4 0 30-17 48-51 12-22 19-51 19-82 0-38-12-98-65-135z"><text:p/></draw:path><draw:path draw:style-name="gr3" draw:text-style-name="P6" svg:width="0.0591in" svg:height="0.0681in" svg:x="0.952in" svg:y="0.0752in" svg:viewBox="0 0 151 174" svg:d="M137 23c-6 0-11 0-16 6-7 5-8 12-8 15 0 9 8 13 15 13 11 0 22-9 22-24 0-19-19-33-47-33-51 0-103 55-103 109 0 34 23 65 63 65 55 0 88-41 88-45 0-3-3-6-5-6s-3 1-5 5c-31 37-73 37-77 37-24 0-35-19-35-42 0-15 7-53 20-77 13-22 35-38 55-38 14 0 28 5 33 15z"><text:p/></draw:path></draw:g></text:span><text:span text:style-name="T3">. נתבונן ב־</text:span><text:span text:style-name="T3"><draw:g text:anchor-type="as-char" svg:y="-0.1457in" draw:z-index="445" draw:name="Shape450" draw:style-name="gr1"><svg:title>TexMaths</svg:title><svg:desc>11§display§R^+ := R^{(k)} \circ R^{(k)}§svg§600§FALSE§</svg:desc><draw:path draw:style-name="gr2" draw:text-style-name="P5" svg:width="1.1441in" svg:height="0.1299in" svg:x="0.0012in" svg:y="0.0075in" svg:viewBox="0 0 2907 331" svg:d="M1453 331c-484 0-969 0-1453 0 0-110 0-221 0-331 969 0 1938 0 2907 0 0 110 0 221 0 331-485 0-969 0-1454 0z"><text:p/></draw:path><draw:path draw:style-name="gr3" draw:text-style-name="P6" svg:width="0.1083in" svg:height="0.1067in" svg:x="0in" svg:y="0.0402in" svg:viewBox="0 0 276 272" svg:d="M129 26c2-10 3-13 11-14 3-1 15-1 23-1 27 0 70 0 70 38 0 14-5 40-21 55-10 10-30 22-65 22-14 0-29 0-44 0 9-33 17-67 26-100zM185 132c38-9 84-35 84-75 0-33-35-57-85-57-37 0-74 0-110 0-8 0-11 0-11 8 0 3 3 3 11 3 4 0 7 0 14 1s11 1 11 7c0 1-1 2-2 6-18 70-34 139-52 208-3 14-4 18-35 18-7 0-10 0-10 7 0 5 4 5 5 5 10 0 38-1 49-1s38 1 48 1c4 0 8 0 8-8 0-4-3-4-10-4-14 0-25 0-25-7 0-2 1-4 1-7 9-34 16-68 25-102 16 0 31 0 46 0 36 0 42 22 42 35 0 6-3 18-5 27-2 11-6 25-6 33 0 42 46 42 51 42 33 0 47-40 47-46 0-4-4-4-5-4-4 0-5 3-5 6-10 28-26 35-35 35-13 0-15-9-15-23 0-12 2-32 3-44 1-6 2-13 2-19 0-30-26-42-36-45z"><text:p/></draw:path><draw:path draw:style-name="gr3" draw:text-style-name="P6" svg:width="0.078in" svg:height="0.078in" svg:x="0.1177in" svg:y="0.0138in" svg:viewBox="0 0 199 199" svg:d="M107 107c27 0 55 0 82 0 3 0 10 0 10-7s-7-7-10-7c-27 0-55 0-82 0 0-27 0-56 0-83 0-3 0-10-7-10s-7 7-7 10c0 27 0 56 0 83-27 0-56 0-83 0-3 0-10 0-10 7s7 7 10 7c27 0 56 0 83 0 0 27 0 55 0 82 0 3 0 10 6 10 8 0 8-5 8-10 0-27 0-55 0-82z"><text:p/></draw:path><draw:path draw:style-name="gr3" draw:text-style-name="P6" svg:width="0.0157in" svg:height="0.065in" svg:x="0.2669in" svg:y="0.0783in" svg:viewBox="0 0 41 166" svg:d="M41 21c0-12-9-21-21-21-11 0-20 10-20 21 0 12 9 20 20 20 12 0 21-9 21-20zM41 146c0-12-9-21-21-21-11 0-20 10-20 21 0 12 9 20 20 20 12 0 21-9 21-20z"><text:p/></draw:path><draw:path draw:style-name="gr3" draw:text-style-name="P6" svg:width="0.1008in" svg:height="0.035in" svg:x="0.3043in" svg:y="0.0866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1079in" svg:height="0.1067in" svg:x="0.463in" svg:y="0.0402in" svg:viewBox="0 0 275 272" svg:d="M129 26c2-10 3-13 11-14 3-1 15-1 23-1 27 0 70 0 70 38 0 14-6 40-21 55-10 10-30 22-66 22-14 0-28 0-43 0 9-33 17-67 26-100zM184 132c39-9 86-35 86-75 0-33-36-57-86-57-37 0-74 0-110 0-8 0-11 0-11 8 0 3 3 3 11 3 4 0 7 0 14 1s10 1 10 7c0 1 0 2-1 6-18 70-34 139-52 208-4 14-4 18-35 18-7 0-10 0-10 7 0 5 3 4 4 5 11 0 39-1 50-1s38 1 48 1c4 0 8 0 8-8 0-4-3-4-10-4-14 0-25 0-25-7 0-2 0-4 1-7 9-34 16-68 25-102 16 0 31 0 46 0 36 0 42 22 42 35 0 6-3 18-5 27-2 11-6 25-6 33 0 42 46 42 51 42 33 0 46-40 46-46 0-4-3-4-4-4-4 0-5 3-5 6-10 28-26 35-35 35-13 0-15-9-15-23 0-12 2-32 3-44 1-6 2-13 2-19 0-30-26-42-37-45z"><text:p/></draw:path><draw:path draw:style-name="gr3" draw:text-style-name="P6" svg:width="0.0272in" svg:height="0.1055in" svg:x="0.5854in" svg:y="0in" svg:viewBox="0 0 70 269" svg:d="M65 0c-52 36-65 93-65 135 0 38 11 97 65 134 2 0 5 0 5-3 0-1-1-1-3-3-35-33-48-78-48-128 0-72 27-109 49-128 1-2 2-3 2-4 0-3-3-3-5-3z"><text:p/></draw:path><draw:path draw:style-name="gr3" draw:text-style-name="P6" svg:width="0.052in" svg:height="0.0744in" svg:x="0.6287in" svg:y="0.0075in" svg:viewBox="0 0 133 190" svg:d="M64 8c1 0 1-4 1-5s-1-3-5-3-27 2-34 2c-2 1-5 1-5 7 0 3 3 3 6 3 14 0 14 2 14 4 0 3-1 4-1 7-14 51-26 101-39 152-1 5-1 5-1 6 0 5 3 9 9 9 7 0 11-5 13-12 0-1 12-48 13-52 19 3 34 8 34 22 0 2 0 3 0 6-1 4-1 5-1 8 0 19 16 28 29 28 26 0 23-27 34-42 0-3-3-3-5-3-3 0-4 1-5 7-3 11-11 31-24 31-7 0-9-7-9-15 0-4 0-5 1-12 1-1 2-5 2-9 0-23-33-27-44-28 8-5 18-13 22-18 15-13 28-25 43-25 3 0 7 1 9 3-12 2-14 11-14 16s4 9 11 9 15-5 15-17c0-9-7-19-21-19-15 0-30 11-43 24-12 10-21 19-32 23 9-36 18-71 27-107z"><text:p/></draw:path><draw:path draw:style-name="gr3" draw:text-style-name="P6" svg:width="0.0272in" svg:height="0.1055in" svg:x="0.6957in" svg:y="0in" svg:viewBox="0 0 70 269" svg:d="M5 0c-2 0-5 0-5 3 0 1 1 2 2 5 24 21 50 57 50 127 0 56-18 99-47 126-5 4-5 4-5 5 0 2 1 3 3 3 4 0 30-17 48-50 12-23 19-52 19-84 0-38-11-97-65-135z"><text:p/></draw:path><draw:path draw:style-name="gr3" draw:text-style-name="P6" svg:width="0.0587in" svg:height="0.0587in" svg:x="0.7854in" svg:y="0.0756in" svg:viewBox="0 0 150 150" svg:d="M150 75c0-41-34-75-75-75-42 0-75 35-75 75 0 42 33 75 75 75 41 0 75-33 75-75zM75 134c-34 0-60-26-60-59 0-32 27-60 60-60 32 0 59 27 59 60 0 34-27 59-59 59z"><text:p/></draw:path><draw:path draw:style-name="gr3" draw:text-style-name="P6" svg:width="0.1083in" svg:height="0.1067in" svg:x="0.8929in" svg:y="0.0402in" svg:viewBox="0 0 276 272" svg:d="M130 26c2-10 3-13 11-14 3-1 15-1 23-1 27 0 70 0 70 38 0 14-6 40-21 55-9 10-30 22-66 22-14 0-28 0-42 0 8-33 16-67 25-100zM185 132c39-9 86-35 86-75 0-33-36-57-86-57-36 0-74 0-110 0-8 0-11 0-11 8 0 3 3 3 10 3 1 0 9 0 15 1 7 1 10 1 10 7 0 1 0 2-1 6-18 70-34 139-52 208-4 14-4 18-35 18-7 0-11 0-11 7 0 5 3 4 6 5 11 0 39-1 49-1 11 0 37 1 48 1 4 0 8 0 8-8 0-4-3-4-11-4-14 0-24 0-24-7 0-2 0-4 1-7 9-34 17-68 25-102 16 0 31 0 46 0 36 0 42 22 42 35 0 6-3 18-5 27-2 11-7 25-7 33 0 42 47 42 52 42 33 0 46-40 46-46 0-4-3-3-4-4-4 0-5 3-6 6-9 28-25 35-34 35-13 0-16-9-16-23 0-12 3-32 4-44 1-6 1-13 1-19 0-30-25-42-36-45z"><text:p/></draw:path><draw:path draw:style-name="gr3" draw:text-style-name="P6" svg:width="0.0272in" svg:height="0.1055in" svg:x="1.0161in" svg:y="0in" svg:viewBox="0 0 70 269" svg:d="M65 0c-52 36-65 93-65 135 0 38 11 97 65 134 2 0 5 0 5-3 0-1-1-1-3-3-35-33-49-78-49-128 0-72 28-109 50-128 1-2 2-3 2-4 0-3-3-3-5-3z"><text:p/></draw:path><draw:path draw:style-name="gr3" draw:text-style-name="P6" svg:width="0.052in" svg:height="0.0744in" svg:x="1.0594in" svg:y="0.0075in" svg:viewBox="0 0 133 190" svg:d="M64 8c1 0 1-4 1-5s-1-3-5-3c-5 0-27 2-34 2-2 1-6 1-6 7 0 3 4 3 7 3 14 0 14 2 14 4 0 3-1 4-1 7-14 51-26 101-39 152-1 5-1 5-1 6 0 5 3 9 9 9 7 0 11-5 12-12 1-1 12-48 13-52 20 3 35 8 35 22 0 2 0 3-1 6-1 4-1 5-1 8 0 19 17 28 30 28 25 0 23-27 34-42 0-3-3-3-5-3-4 0-4 1-5 7-3 11-11 31-24 31-7 0-9-7-9-15 0-4 0-5 1-12 0-1 1-5 1-9 0-23-32-27-43-28 8-5 18-13 22-18 14-13 28-25 43-25 3 0 7 1 9 3-12 2-14 11-14 16s4 9 11 9c6 0 15-5 15-17 0-9-7-19-21-19-15 0-30 11-44 24-11 10-20 19-31 23 9-36 18-71 27-107z"><text:p/></draw:path><draw:path draw:style-name="gr3" draw:text-style-name="P6" svg:width="0.0272in" svg:height="0.1055in" svg:x="1.126in" svg:y="0in" svg:viewBox="0 0 70 269" svg:d="M6 0c-3 0-6 0-6 3 0 1 1 2 2 5 23 21 50 57 50 127 0 56-18 99-48 126-4 4-4 4-4 5 0 2 1 3 3 3 4 0 30-17 48-50 12-23 19-52 19-84 0-38-12-97-64-135z"><text:p/></draw:path></draw:g></text:span><text:span text:style-name="T3">. נטען </text:span><text:span text:style-name="T3"><draw:g text:anchor-type="as-char" svg:y="-0.1311in" draw:z-index="446" draw:name="Shape451" draw:style-name="gr1"><svg:title>TexMaths</svg:title><svg:desc>11§display§aR^+c§svg§600§FALSE§</svg:desc><draw:path draw:style-name="gr2" draw:text-style-name="P5" svg:width="0.3472in" svg:height="0.1154in" svg:x="0.0016in" svg:y="0.0079in" svg:viewBox="0 0 883 294" svg:d="M442 294c-147 0-295 0-442 0 0-97 0-196 0-294 294 0 589 0 883 0 0 98 0 197 0 294-147 0-294 0-441 0z"><text:p/></draw:path><draw:path draw:style-name="gr3" draw:text-style-name="P6" svg:width="0.0693in" svg:height="0.0685in" svg:x="-0.0004in" svg:y="0.0614in" svg:viewBox="0 0 177 175" svg:d="M129 24c-7-14-18-24-35-24-46 0-94 57-94 113 0 36 22 62 52 62 7 0 26-1 50-29 3 16 17 29 34 29 15 0 24-9 29-21 7-14 12-38 12-39 0-4-3-4-4-4-5 0-5 2-6 8-6 25-13 47-29 47-10 0-11-10-11-18s0-11 4-28 5-20 9-34c4-19 10-37 14-55 2-10 2-11 2-13 0-6-4-10-11-10-10 0-15 8-16 16zM103 124c-1 8-1 8-7 14-17 22-33 28-43 28-20 0-25-21-25-36 0-19 12-66 20-85 13-22 30-36 46-36 25 0 30 31 30 34 0 2-1 4-1 6-6 25-13 50-20 75z"><text:p/></draw:path><draw:path draw:style-name="gr3" draw:text-style-name="P6" svg:width="0.1083in" svg:height="0.1063in" svg:x="0.0803in" svg:y="0.0256in" svg:viewBox="0 0 276 271" svg:d="M129 27c2-9 3-13 11-14 3-1 16-1 24-1 26 0 69 0 69 39 0 13-5 39-21 54-9 10-30 22-65 22-14 0-28 0-42 0 7-34 16-67 24-100zM185 133c38-9 85-35 85-75 0-33-36-58-85-58-38 0-74 0-111 0-8 0-11 0-11 8 0 4 3 4 11 4 1 0 9 0 14 1 8 1 11 1 11 7 0 1 0 2-1 6-18 70-34 139-52 207-4 14-5 18-35 18-8 0-11 0-11 7 0 5 4 5 6 5 11 0 37-1 48-1s38 1 49 1c4 0 8 0 8-8 0-4-3-4-11-4-14 0-25 0-25-7 0-2 1-4 1-7 9-34 16-67 25-101 16 0 31 0 46 0 36 0 42 22 42 35 0 6-2 17-4 26-3 11-7 25-7 33 0 41 47 41 52 41 32 0 46-39 46-45 0-4-4-4-5-4-4 0-4 3-5 5-10 29-26 36-35 36-13 0-15-9-15-23 0-13 2-32 3-44 1-6 2-14 2-18 0-30-26-42-36-45z"><text:p/></draw:path><draw:path draw:style-name="gr3" draw:text-style-name="P6" svg:width="0.078in" svg:height="0.0776in" svg:x="0.1976in" svg:y="0in" svg:viewBox="0 0 199 198" svg:d="M107 107c27 0 55 0 82 0 4 0 10 0 10-7s-6-7-10-7c-27 0-55 0-82 0 0-28 0-56 0-83 0-3 0-10-7-10-6 0-6 7-6 10 0 27 0 55 0 83-28 0-57 0-84 0-3 0-10 0-10 7s7 7 10 7c27 0 56 0 84 0 0 27 0 55 0 81 0 3 0 10 5 10 8 0 8-6 8-10 0-26 0-54 0-81z"><text:p/></draw:path><draw:path draw:style-name="gr3" draw:text-style-name="P6" svg:width="0.0591in" svg:height="0.0685in" svg:x="0.2972in" svg:y="0.0614in" svg:viewBox="0 0 151 175" svg:d="M138 24c-7 0-13 0-18 6-6 5-7 12-7 14 0 10 7 14 15 14 11 0 22-10 22-25 0-19-19-33-47-33-51 0-103 55-103 110 0 34 23 65 63 65 55 0 88-41 88-45s-2-6-5-6c-2 0-3 1-5 3-31 39-73 39-77 39-24 0-35-19-35-42 0-15 7-53 21-77 12-22 33-38 55-38 13 0 27 4 33 15z"><text:p/></draw:path></draw:g></text:span><text:span text:style-name="T3">, ונוכיח זאת לפי הגדרת </text:span><text:span text:style-name="T3"><draw:g text:anchor-type="as-char" svg:y="-0.0591in" draw:z-index="448" draw:name="Shape452" draw:style-name="gr1"><svg:title>TexMaths</svg:title><svg:desc>11§display§\circ§svg§600§FALSE§</svg:desc><draw:path draw:style-name="gr2" draw:text-style-name="P5" svg:width="0.0508in" svg:height="0.0508in" svg:x="-0.0004in" svg:y="0.0079in" svg:viewBox="0 0 130 130" svg:d="M0 0c43 0 87 0 130 0 0 43 0 87 0 130-43 0-87 0-130 0 0-43 0-87 0-130z"><text:p/></draw:path><draw:path draw:style-name="gr3" draw:text-style-name="P6" svg:width="0.0583in" svg:height="0.0579in" svg:x="0in" svg:y="0in" svg:viewBox="0 0 149 148" svg:d="M149 75c0-42-34-75-74-75-41 0-75 34-75 75 0 40 34 73 75 73 40 0 74-33 74-73zM75 132c-33 0-60-25-60-57 0-33 27-60 60-60 31 0 59 27 59 60 0 32-28 57-59 57z"><text:p/></draw:path></draw:g></text:span><text:span text:style-name="T3"><text:s/>שדורשת מציאת </text:span><text:span text:style-name="T3"><draw:g text:anchor-type="as-char" svg:y="-0.1409in" draw:z-index="447" draw:name="Shape453" draw:style-name="gr1"><svg:title>TexMaths</svg:title><svg:desc>11§display§\tilde{b} \in A§svg§600§FALSE§</svg:desc><draw:path draw:style-name="gr2" draw:text-style-name="P5" svg:width="0.35in" svg:height="0.1311in" svg:x="-0.0004in" svg:y="0.0075in" svg:viewBox="0 0 890 334" svg:d="M446 334c-149 0-297 0-446 0 0-111 0-223 0-334 297 0 593 0 890 0 0 111 0 223 0 334-148 0-297 0-444 0z"><text:p/></draw:path><draw:path draw:style-name="gr3" draw:text-style-name="P6" svg:width="0.0504in" svg:height="0.0138in" svg:x="0.0043in" svg:y="-0.0004in" svg:viewBox="0 0 129 36" svg:d="M129 5c-2-2-4-3-6-5 0 1-15 19-32 19-8 0-18-6-25-10-10-6-18-9-24-9-14 0-22 9-42 31 2 2 4 3 7 5 0-1 14-18 32-18 8 0 18 5 25 9 10 6 16 9 23 9 15 0 22-9 42-31z"><text:p/></draw:path><draw:path draw:style-name="gr3" draw:text-style-name="P6" svg:width="0.0555in" svg:height="0.1059in" svg:x="0.0043in" svg:y="0.0358in" svg:viewBox="0 0 142 270" svg:d="M75 3c-2-1 0-3-6-3-8 0-37 2-47 3-3 0-7 1-7 8 0 4 4 4 9 4 19 0 19 4 19 7s-3 16-4 24c-11 42-21 84-32 125-5 20-7 26-7 39 0 36 21 60 50 60 45 0 92-58 92-112 0-35-20-61-51-61-17 0-34 11-45 23 10-40 19-78 29-117zM39 149c2-8 2-9 5-13 19-25 36-30 46-30 15 0 24 10 24 36 0 22-12 66-19 80-12 25-31 40-45 40s-27-11-27-39c0-8 0-15 7-38 3-12 5-25 9-36z"><text:p/></draw:path><draw:path draw:style-name="gr3" draw:text-style-name="P6" svg:width="0.076in" svg:height="0.087in" svg:x="0.1173in" svg:y="0.0594in" svg:viewBox="0 0 194 222" svg:d="M179 119c7 0 15 0 15-8s-8-8-15-8c-55 0-109 0-164 0 6-51 50-88 105-88 20 0 40 0 59 0 7 0 15 0 15-7 0-8-8-8-15-8-19 0-40 0-60 0-66 0-119 49-119 111s53 111 119 111c20 0 41 0 60 0 7 0 15 0 15-8 0-7-8-7-15-7-19 0-39 0-59 0-55 0-99-37-105-88 55 0 109 0 164 0z"><text:p/></draw:path><draw:path draw:style-name="gr3" draw:text-style-name="P6" svg:width="0.1039in" svg:height="0.1079in" svg:x="0.2535in" svg:y="0.0327in" svg:viewBox="0 0 265 275" svg:d="M55 230c-15 26-30 32-47 33-5 0-8 0-8 7 0 3 2 5 4 5 11 0 24-1 35-1 12 0 26 1 38 1 2 0 7 0 7-8 0-4-4-4-6-4-9-1-19-5-19-14 0-5 3-8 6-14 10-16 20-33 30-48 32 0 65 0 96 0 2 8 7 59 7 62 0 13-21 14-29 14-5 0-8 0-8 7 0 5 4 5 5 5 16 0 32-1 49-1 9 0 34 1 43 1 3 0 7 0 7-8 0-4-4-4-9-4-24 0-24-4-25-15-9-79-16-159-24-239 0-8 0-9-7-9-6 0-7 2-10 7-45 74-90 149-135 223zM102 175c26-43 51-86 76-128 4 42 8 85 12 128-29 0-58 0-88 0z"><text:p/></draw:path></draw:g></text:span><text:span text:style-name="T3"><text:s/>שבעבורו </text:span><text:span text:style-name="T3"><draw:g text:anchor-type="as-char" svg:y="-0.1453in" draw:z-index="449" draw:name="Shape454" draw:style-name="gr1"><svg:title>TexMaths</svg:title><svg:desc>11§display§aR^{(k)}\tilde{b} \land \tilde{b}R^{(k)}c§svg§600§FALSE§</svg:desc><draw:path draw:style-name="gr2" draw:text-style-name="P5" svg:width="1.002in" svg:height="0.1291in" svg:x="0.0016in" svg:y="0.0071in" svg:viewBox="0 0 2546 329" svg:d="M0 0c849 0 1697 0 2546 0 0 110 0 219 0 329-849 0-1697 0-2546 0 0-110 0-219 0-329z"><text:p/></draw:path><draw:path draw:style-name="gr3" draw:text-style-name="P6" svg:width="0.0693in" svg:height="0.0681in" svg:x="-0.0004in" svg:y="0.0752in" svg:viewBox="0 0 177 174" svg:d="M129 24c-7-14-18-24-36-24-45 0-93 56-93 112 0 36 21 62 52 62 7 0 26-1 49-29 3 17 18 29 35 29 15 0 23-9 29-21 7-14 12-38 12-39 0-3-3-3-4-3-5 0-5 1-6 7-6 25-14 47-30 47-9 0-11-10-11-18 0-7 0-11 5-28 4-16 5-20 9-34 4-19 8-37 13-54 3-11 3-12 3-13 0-7-4-10-11-10-10 0-15 7-16 16zM103 124c-2 7-2 8-7 15-17 21-33 26-44 26-19 0-25-21-25-35 0-20 13-67 21-85 12-23 30-37 45-37 26 0 31 32 31 34s-1 4-1 6c-6 26-13 51-20 76z"><text:p/></draw:path><draw:path draw:style-name="gr3" draw:text-style-name="P6" svg:width="0.1083in" svg:height="0.1063in" svg:x="0.0803in" svg:y="0.0386in" svg:viewBox="0 0 276 271" svg:d="M129 26c2-8 4-13 11-14 3 0 16 0 24 0 27 0 70 0 70 39 0 13-6 39-22 53-10 11-29 24-65 24-14 0-28 0-43 0 8-35 17-67 25-102zM185 132c38-8 84-35 84-74 0-33-34-58-84-58-37 0-74 0-110 0-9 0-12 0-12 8 0 4 3 4 11 4 1 0 8 0 15 1 7 0 10 1 10 6 0 2 0 3-1 7-18 69-34 138-52 206-4 16-5 18-35 18-8 0-11 0-11 7 0 5 4 5 5 5 11 0 38-1 49-1s38 1 49 1c4 0 8 0 8-8 0-4-3-4-11-4-14 0-25 0-25-7 0-2 1-4 1-7 9-34 16-67 25-101 16 0 31 0 46 0 36 0 43 22 43 35 0 7-3 17-5 26-4 11-7 25-7 33 0 42 46 42 52 42 33 0 46-39 46-44s-3-3-4-5c-5 0-5 2-6 5-10 28-26 35-35 35-12 0-15-8-15-23 0-12 2-32 4-44 0-6 1-12 1-17 0-30-26-42-36-46z"><text:p/></draw:path><draw:path draw:style-name="gr3" draw:text-style-name="P6" svg:width="0.0272in" svg:height="0.1051in" svg:x="0.2028in" svg:y="0in" svg:viewBox="0 0 70 268" svg:d="M65 0c-51 36-65 93-65 134 0 39 12 96 65 134 2 0 5 0 5-3 0-2 0-2-2-4-36-32-49-77-49-126 0-73 27-109 50-128 1-1 1-3 1-4 0-3-3-3-5-3z"><text:p/></draw:path><draw:path draw:style-name="gr3" draw:text-style-name="P6" svg:width="0.052in" svg:height="0.0736in" svg:x="0.2461in" svg:y="0.0063in" svg:viewBox="0 0 133 188" svg:d="M65 8c0-1 1-4 1-5s-1-3-4-3c-6 0-28 2-36 2-2 0-5 1-5 7 0 3 3 3 6 3 14 0 14 2 14 4 0 3 0 4-1 6-13 51-26 101-38 153-2 4-1 3-2 5 0 5 3 8 10 8 6 0 10-4 12-10 0-1 12-48 13-53 19 3 34 9 34 22 0 3 0 4 0 6-1 4-1 5-1 9 0 18 16 26 29 26 26 0 23-26 34-40 0-3-3-3-5-3-3 0-3 1-5 6-3 12-10 30-23 30-8 0-10-6-10-13 0-5 0-5 2-12 0-1 1-5 1-9 0-24-33-27-44-28 8-5 18-13 22-18 15-13 28-25 43-25 3 0 7 0 9 3-11 1-14 11-14 14 0 7 5 12 11 12 7 0 15-7 15-18 0-9-7-19-21-19-15 0-28 11-43 23-11 11-20 20-32 25 9-37 19-72 28-108z"><text:p/></draw:path><draw:path draw:style-name="gr3" draw:text-style-name="P6" svg:width="0.0268in" svg:height="0.1051in" svg:x="0.313in" svg:y="0in" svg:viewBox="0 0 69 268" svg:d="M4 0c-1 0-4 0-4 3 0 1 0 3 2 5 23 21 50 57 50 126 0 55-18 98-48 124-4 5-4 6-4 7s0 3 3 3c4 0 29-17 46-51 13-22 20-51 20-82 0-38-11-98-65-135z"><text:p/></draw:path><draw:path draw:style-name="gr3" draw:text-style-name="P6" svg:width="0.0504in" svg:height="0.0138in" svg:x="0.3677in" svg:y="0.0012in" svg:viewBox="0 0 129 36" svg:d="M129 6c-3-3-5-4-7-6-10 7-14 19-31 19-9 0-18-6-25-10-11-6-18-9-24-9-15 0-22 9-42 30 2 2 4 4 7 6 0-1 14-18 31-18 9 0 18 5 25 10 11 5 17 8 24 8 15 0 22-8 42-30z"><text:p/></draw:path><draw:path draw:style-name="gr3" draw:text-style-name="P6" svg:width="0.0555in" svg:height="0.1063in" svg:x="0.3677in" svg:y="0.0362in" svg:viewBox="0 0 142 271" svg:d="M74 4c-1-1 0-4-5-4-9 0-37 3-47 4-3 0-8 1-8 8 0 4 4 4 10 4 19 0 19 4 19 7 0 2-3 15-6 24-10 42-21 84-30 126-6 17-7 24-7 37 0 36 21 61 49 61 46 0 93-58 93-112 0-35-20-61-52-61-17 0-33 11-45 23 10-40 19-78 29-117zM37 151c3-9 3-10 7-15 19-24 36-30 46-30 13 0 24 12 24 36 0 23-13 66-19 80-14 27-31 40-46 40-13 0-26-10-26-39 0-7 0-14 7-38 2-11 5-23 7-34z"><text:p/></draw:path><draw:path draw:style-name="gr3" draw:text-style-name="P6" svg:width="0.0839in" svg:height="0.0933in" svg:x="0.4681in" svg:y="0.0516in" svg:viewBox="0 0 214 238" svg:d="M115 8c-3-7-5-8-8-8-5 0-6 2-9 8-32 71-64 143-96 214-2 6-2 6-2 8 0 4 3 8 8 8 2 0 5-2 8-8 30-67 61-135 91-204 30 69 60 137 91 204 3 8 7 8 9 8 4 0 7-4 7-8 0-1 0-1-2-7-32-71-65-144-97-215z"><text:p/></draw:path><draw:path draw:style-name="gr3" draw:text-style-name="P6" svg:width="0.0504in" svg:height="0.0138in" svg:x="0.6016in" svg:y="0.0012in" svg:viewBox="0 0 129 36" svg:d="M129 6c-3-3-4-4-6-6-11 7-15 19-32 19-9 0-18-6-25-10-11-6-18-9-24-9-15 0-22 9-42 30 2 2 4 4 7 6 0-1 14-18 31-18 9 0 18 5 25 10 11 5 17 8 24 8 15 0 22-8 42-30z"><text:p/></draw:path><draw:path draw:style-name="gr3" draw:text-style-name="P6" svg:width="0.0555in" svg:height="0.1063in" svg:x="0.6016in" svg:y="0.0362in" svg:viewBox="0 0 142 271" svg:d="M74 4c-1-1 0-4-5-4-9 0-37 3-47 4-3 0-8 1-8 8 0 4 4 4 10 4 19 0 19 4 19 7 0 2-3 15-6 24-10 42-21 84-30 126-6 17-7 24-7 37 0 36 21 61 49 61 46 0 93-58 93-112 0-35-20-61-51-61-18 0-34 11-46 23 10-40 19-78 29-117zM37 151c3-9 3-10 7-15 19-24 36-30 46-30 13 0 24 12 24 36 0 23-13 66-19 80-14 27-31 40-46 40-13 0-26-10-26-39 0-7 0-14 7-38 2-11 5-23 7-34z"><text:p/></draw:path><draw:path draw:style-name="gr3" draw:text-style-name="P6" svg:width="0.1079in" svg:height="0.1063in" svg:x="0.6661in" svg:y="0.0386in" svg:viewBox="0 0 275 271" svg:d="M129 26c2-8 3-13 11-14 3 0 15 0 23 0 27 0 70 0 70 39 0 13-6 39-21 53-10 11-31 24-66 24-14 0-28 0-43 0 9-35 17-67 26-102zM184 132c39-8 85-35 85-74 0-33-35-58-85-58-37 0-74 0-110 0-8 0-11 0-11 8 0 4 3 4 11 4 4 0 7 0 14 1 7 0 11 1 11 6 0 2-1 3-2 7-18 69-34 138-52 206-3 16-4 18-35 18-7 0-10 0-10 7 0 5 4 5 5 5 10 0 38-1 49-1s38 1 48 1c4 0 8 0 8-8 0-4-3-4-10-4-14 0-25 0-25-7 0-2 0-4 1-7 9-34 16-67 25-101 16 0 31 0 46 0 36 0 42 22 42 35 0 7-3 17-5 26-3 11-6 25-6 33 0 42 46 42 51 42 33 0 46-39 46-44s-3-5-4-5c-4 0-5 2-5 5-10 28-26 35-35 35-13 0-15-8-15-23 0-12 2-32 3-44 1-6 2-12 2-17 0-30-26-42-37-46z"><text:p/></draw:path><draw:path draw:style-name="gr3" draw:text-style-name="P6" svg:width="0.0272in" svg:height="0.1051in" svg:x="0.7886in" svg:y="0in" svg:viewBox="0 0 70 268" svg:d="M65 0c-52 36-65 93-65 134 0 39 11 96 65 134 2 0 5 0 5-3 0-2-1-2-3-4-35-32-48-77-48-126 0-73 27-109 49-128 1-1 2-3 2-4 0-3-3-3-5-3z"><text:p/></draw:path><draw:path draw:style-name="gr3" draw:text-style-name="P6" svg:width="0.052in" svg:height="0.0736in" svg:x="0.8319in" svg:y="0.0063in" svg:viewBox="0 0 133 188" svg:d="M64 8c1 0 1-4 1-5s-1-3-5-3c-5 0-27 2-34 2-2 0-5 1-5 7 0 3 3 3 6 3 14 0 14 2 14 4 0 3-1 4-1 6-14 51-26 101-39 153-1 4-1 3-1 5 0 5 3 8 9 8 7 0 11-4 12-10 1-1 13-48 14-53 19 3 34 9 34 22 0 3 0 4 0 6-1 4-1 5-1 9 0 18 16 26 29 26 25 0 23-26 34-40 0-3-3-3-5-3-4 0-4 1-5 6-3 12-11 30-24 30-7 0-9-6-9-13 0-5 0-5 1-12 0-1 1-5 1-9 0-24-32-27-43-28 8-5 18-13 22-18 15-13 28-25 43-25 3 0 7 0 9 3-12 1-14 11-14 14 0 7 4 12 11 12 6 0 15-7 15-18 0-9-7-19-21-19-15 0-30 11-43 23-12 11-21 20-32 25 9-37 18-72 27-108z"><text:p/></draw:path><draw:path draw:style-name="gr3" draw:text-style-name="P6" svg:width="0.0272in" svg:height="0.1051in" svg:x="0.8984in" svg:y="0in" svg:viewBox="0 0 70 268" svg:d="M5 0c-2 0-5 0-5 3 0 1 1 3 2 5 23 21 50 57 50 126 0 55-18 98-47 124-5 5-5 6-5 7s1 3 3 3c4 0 30-17 48-51 12-22 19-51 19-82 0-38-12-98-65-135z"><text:p/></draw:path><draw:path draw:style-name="gr3" draw:text-style-name="P6" svg:width="0.0591in" svg:height="0.0681in" svg:x="0.952in" svg:y="0.0752in" svg:viewBox="0 0 151 174" svg:d="M137 23c-6 0-11 0-16 6-7 5-8 12-8 15 0 9 8 13 15 13 11 0 22-9 22-24 0-19-19-33-47-33-51 0-103 55-103 109 0 34 23 65 63 65 55 0 88-41 88-45 0-3-3-6-5-6s-3 1-5 5c-31 37-73 37-77 37-24 0-35-19-35-42 0-15 7-53 20-77 13-22 35-38 55-38 14 0 28 5 33 15z"><text:p/></draw:path></draw:g></text:span><text:span text:style-name="T3">, ונשים לב שאלו בדיוק התנאים ש־</text:span><text:span text:style-name="T3"><draw:g text:anchor-type="as-char" svg:y="-0.1063in" draw:z-index="450" draw:name="Shape455" draw:style-name="gr1"><svg:title>TexMaths</svg:title><svg:desc>11§display§b§svg§600§FALSE§</svg:desc><draw:path draw:style-name="gr2" draw:text-style-name="P5" svg:width="0.0465in" svg:height="0.0906in" svg:x="0.0004in" svg:y="0.0071in" svg:viewBox="0 0 119 231" svg:d="M0 0c40 0 79 0 119 0 0 77 0 154 0 231-40 0-79 0-119 0 0-77 0-154 0-231z"><text:p/></draw:path><draw:path draw:style-name="gr3" draw:text-style-name="P6" svg:width="0.0547in" svg:height="0.1063in" svg:x="-0.0004in" svg:y="0in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3"> מתקיים, כלומר נבחר </text:span><text:span text:style-name="T3"><draw:g text:anchor-type="as-char" svg:y="-0.1429in" draw:z-index="451" draw:name="Shape456" draw:style-name="gr1"><svg:title>TexMaths</svg:title><svg:desc>11§display§b = \tilde{b}§svg§600§FALSE§</svg:desc><draw:path draw:style-name="gr2" draw:text-style-name="P5" svg:width="0.3142in" svg:height="0.1268in" svg:x="0.0004in" svg:y="0.0075in" svg:viewBox="0 0 799 323" svg:d="M0 0c266 0 533 0 799 0 0 108 0 215 0 323-266 0-533 0-799 0 0-108 0-215 0-323z"><text:p/></draw:path><draw:path draw:style-name="gr3" draw:text-style-name="P6" svg:width="0.0559in" svg:height="0.1063in" svg:x="-0.0004in" svg:y="0.0366in" svg:viewBox="0 0 143 271" svg:d="M75 4c-2-1 0-4-6-4-9 0-36 3-47 4-2 0-7 0-7 8 0 5 4 5 9 5 19 0 20 2 20 6 0 2-3 16-6 24-11 42-20 84-31 126-5 18-7 24-7 37 0 37 21 61 49 61 46 0 94-57 94-112 0-35-21-62-52-62-17 0-34 12-45 23 10-38 19-77 29-116zM38 150c3-8 3-9 6-13 19-26 36-31 46-31 14 0 24 12 24 36 0 23-12 66-19 81-13 26-30 39-46 39-13 0-25-10-25-38 0-8 0-15 6-39 3-11 5-23 8-35z"><text:p/></draw:path><draw:path draw:style-name="gr3" draw:text-style-name="P6" svg:width="0.1004in" svg:height="0.035in" svg:x="0.1087in" svg:y="0.0854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6" svg:width="0.0504in" svg:height="0.0138in" svg:x="0.2673in" svg:y="0in" svg:viewBox="0 0 129 36" svg:d="M129 6c-3-3-5-4-7-6-10 7-14 19-31 19-10 0-18-6-25-10-11-7-18-9-24-9-15 0-22 9-42 30 2 2 4 4 7 6 0-1 14-18 30-18 10 0 19 5 26 8 11 7 17 10 24 10 14 0 22-8 42-30z"><text:p/></draw:path><draw:path draw:style-name="gr3" draw:text-style-name="P6" svg:width="0.0555in" svg:height="0.1063in" svg:x="0.2673in" svg:y="0.0366in" svg:viewBox="0 0 142 271" svg:d="M74 4c-1-1 0-4-5-4-9 0-37 3-47 4-3 0-8 0-8 8 0 5 4 5 10 5 18 0 19 2 19 6 0 2-3 16-6 24-11 42-21 84-32 126-4 18-5 24-5 37 0 37 20 61 48 61 47 0 94-57 94-112 0-35-21-62-52-62-17 0-33 12-45 23 10-38 19-77 29-116zM37 150c3-8 3-9 7-13 19-26 36-31 46-31 13 0 24 12 24 36 0 23-13 66-19 81-14 26-31 39-47 39-12 0-25-10-25-38 0-8 0-15 7-39 2-11 5-23 7-35z"><text:p/></draw:path></draw:g></text:span><text:span text:style-name="T3"><text:s/>וסה"כ </text:span><text:span text:style-name="T3"><draw:g text:anchor-type="as-char" svg:y="-0.1311in" draw:z-index="452" draw:name="Shape457" draw:style-name="gr1"><svg:title>TexMaths</svg:title><svg:desc>11§display§aR^+c§svg§600§FALSE§</svg:desc><draw:path draw:style-name="gr2" draw:text-style-name="P5" svg:width="0.3472in" svg:height="0.1154in" svg:x="0.0016in" svg:y="0.0079in" svg:viewBox="0 0 883 294" svg:d="M442 294c-147 0-295 0-442 0 0-97 0-196 0-294 294 0 589 0 883 0 0 98 0 197 0 294-147 0-294 0-441 0z"><text:p/></draw:path><draw:path draw:style-name="gr3" draw:text-style-name="P6" svg:width="0.0693in" svg:height="0.0685in" svg:x="-0.0004in" svg:y="0.0614in" svg:viewBox="0 0 177 175" svg:d="M129 24c-7-14-18-24-35-24-46 0-94 57-94 113 0 36 22 62 52 62 7 0 26-1 50-29 3 16 17 29 34 29 15 0 24-9 29-21 7-14 12-38 12-39 0-4-3-4-4-4-5 0-5 2-6 8-6 25-13 47-29 47-10 0-11-10-11-18s0-11 4-28 5-20 9-34c4-19 10-37 14-55 2-10 2-11 2-13 0-6-4-10-11-10-10 0-15 8-16 16zM103 124c-1 8-1 8-7 14-17 22-33 28-43 28-20 0-25-21-25-36 0-19 12-66 20-85 13-22 30-36 46-36 25 0 30 31 30 34 0 2-1 4-1 6-6 25-13 50-20 75z"><text:p/></draw:path><draw:path draw:style-name="gr3" draw:text-style-name="P6" svg:width="0.1083in" svg:height="0.1063in" svg:x="0.0803in" svg:y="0.0256in" svg:viewBox="0 0 276 271" svg:d="M129 27c2-9 3-13 11-14 3-1 16-1 24-1 26 0 69 0 69 39 0 13-5 39-21 54-9 10-30 22-65 22-14 0-28 0-42 0 7-34 16-67 24-100zM185 133c38-9 85-35 85-75 0-33-36-58-85-58-38 0-74 0-111 0-8 0-11 0-11 8 0 4 3 4 11 4 1 0 9 0 14 1 8 1 11 1 11 7 0 1 0 2-1 6-18 70-34 139-52 207-4 14-5 18-35 18-8 0-11 0-11 7 0 5 4 5 6 5 11 0 37-1 48-1s38 1 49 1c4 0 8 0 8-8 0-4-3-4-11-4-14 0-25 0-25-7 0-2 1-4 1-7 9-34 16-67 25-101 16 0 31 0 46 0 36 0 42 22 42 35 0 6-2 17-4 26-3 11-7 25-7 33 0 41 47 41 52 41 32 0 46-39 46-45 0-4-4-4-5-4-4 0-4 3-5 5-10 29-26 36-35 36-13 0-15-9-15-23 0-13 2-32 3-44 1-6 2-14 2-18 0-30-26-42-36-45z"><text:p/></draw:path><draw:path draw:style-name="gr3" draw:text-style-name="P6" svg:width="0.078in" svg:height="0.0776in" svg:x="0.1976in" svg:y="0in" svg:viewBox="0 0 199 198" svg:d="M107 107c27 0 55 0 82 0 4 0 10 0 10-7s-6-7-10-7c-27 0-55 0-82 0 0-28 0-56 0-83 0-3 0-10-7-10-6 0-6 7-6 10 0 27 0 55 0 83-28 0-57 0-84 0-3 0-10 0-10 7s7 7 10 7c27 0 56 0 84 0 0 27 0 55 0 81 0 3 0 10 5 10 8 0 8-6 8-10 0-26 0-54 0-81z"><text:p/></draw:path><draw:path draw:style-name="gr3" draw:text-style-name="P6" svg:width="0.0591in" svg:height="0.0685in" svg:x="0.2972in" svg:y="0.0614in" svg:viewBox="0 0 151 175" svg:d="M138 24c-7 0-13 0-18 6-6 5-7 12-7 14 0 10 7 14 15 14 11 0 22-10 22-25 0-19-19-33-47-33-51 0-103 55-103 110 0 34 23 65 63 65 55 0 88-41 88-45s-2-6-5-6c-2 0-3 1-5 3-31 39-73 39-77 39-24 0-35-19-35-42 0-15 7-53 21-77 12-22 33-38 55-38 13 0 27 4 33 15z"><text:p/></draw:path></draw:g></text:span><text:span text:style-name="T3">. מתוך המשפט הנתון לנו, </text:span><text:span text:style-name="T3"><draw:g text:anchor-type="as-char" svg:y="-0.1453in" draw:z-index="453" draw:name="Shape458" draw:style-name="gr1"><svg:title>TexMaths</svg:title><svg:desc>11§display§R^+ = R^{(k)} \circ R^{(k)} = R^{(k + k)}§svg§600§FALSE§</svg:desc><draw:path draw:style-name="gr2" draw:text-style-name="P5" svg:width="1.7516in" svg:height="0.1291in" svg:x="0.0016in" svg:y="0.0071in" svg:viewBox="0 0 4450 329" svg:d="M0 0c1483 0 2967 0 4450 0 0 110 0 219 0 329-1483 0-2967 0-4450 0 0-110 0-219 0-329z"><text:p/></draw:path><draw:path draw:style-name="gr3" draw:text-style-name="P6" svg:width="0.1083in" svg:height="0.1063in" svg:x="-0.0004in" svg:y="0.0386in" svg:viewBox="0 0 276 271" svg:d="M130 26c2-8 3-13 11-14 3 0 15 0 23 0 27 0 70 0 70 39 0 13-6 39-21 53-9 11-30 24-66 24-14 0-28 0-42 0 8-34 16-67 25-102zM185 132c39-8 86-35 86-74 0-33-36-58-86-58-36 0-74 0-110 0-8 0-11 0-11 8 0 4 3 4 11 4 4 0 8 0 14 1 7 0 10 1 10 6 0 2 0 3-1 7-18 69-34 138-52 206-4 16-4 18-35 18-7 0-11 0-11 7 0 5 3 4 6 5 11 0 38-1 49-1 10 0 37 1 48 1 4 0 8 0 8-8 0-4-3-4-11-4-14 0-24 0-24-7 0-2 0-4 1-7 9-34 17-67 25-101 16 0 31 0 47 0 35 0 41 22 41 36 0 6-3 16-5 25-2 11-7 25-7 33 0 42 48 42 52 42 33 0 46-39 46-44s-3-3-4-5c-4 0-5 2-6 5-9 28-25 35-34 35-13 0-16-8-16-23 0-12 3-32 4-44 1-6 1-12 1-17 0-29-25-42-36-46z"><text:p/></draw:path><draw:path draw:style-name="gr3" draw:text-style-name="P6" svg:width="0.078in" svg:height="0.0776in" svg:x="0.1181in" svg:y="0.0134in" svg:viewBox="0 0 199 198" svg:d="M106 106c27 0 56 0 83 0 4 0 10 0 10-6 0-8-6-8-10-8-27 0-56 0-83 0 0-27 0-55 0-82 0-3 0-10-7-10s-7 7-7 10c0 27 0 55 0 82-27 0-55 0-82 0-3 0-10 0-10 7s6 7 10 7c27 0 55 0 82 0 0 27 0 55 0 82 0 3 0 10 7 10s7-7 7-10c0-27 0-55 0-82z"><text:p/></draw:path><draw:path draw:style-name="gr3" draw:text-style-name="P6" svg:width="0.1008in" svg:height="0.035in" svg:x="0.2622in" svg:y="0.086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79in" svg:height="0.1063in" svg:x="0.4209in" svg:y="0.0386in" svg:viewBox="0 0 275 271" svg:d="M129 26c2-8 3-13 11-14 3 0 15 0 23 0 27 0 70 0 70 39 0 13-5 39-21 53-10 11-30 24-66 24-14 0-28 0-43 0 9-34 17-67 26-102zM185 132c38-8 85-35 85-74 0-33-36-58-86-58-37 0-74 0-110 0-8 0-11 0-11 8 0 4 3 4 11 4 4 0 7 0 14 1 7 0 11 1 11 6 0 2-1 3-2 7-18 69-34 138-52 206-3 16-4 18-35 18-7 0-10 0-10 7 0 5 3 4 4 5 11 0 39-1 50-1s38 1 48 1c4 0 8 0 8-8 0-4-3-4-10-4-14 0-25 0-25-7 0-2 0-4 1-7 9-34 16-67 25-101 16 0 31 0 46 0 36 0 42 22 42 36 0 6-3 16-5 25-2 11-6 25-6 33 0 42 46 42 51 42 33 0 46-39 46-44s-3-5-4-5c-4 0-5 2-5 5-10 28-26 35-35 35-13 0-15-8-15-23 0-12 2-32 3-44 1-6 2-12 2-17 0-29-26-42-36-46z"><text:p/></draw:path><draw:path draw:style-name="gr3" draw:text-style-name="P6" svg:width="0.0272in" svg:height="0.1051in" svg:x="0.5433in" svg:y="0in" svg:viewBox="0 0 70 268" svg:d="M65 0c-52 36-65 93-65 134 0 39 11 96 65 134 2 0 5 0 5-3 0-2-1-2-3-4-35-32-48-77-48-126 0-73 27-109 49-128 1-1 2-3 2-4 0-3-3-3-5-3z"><text:p/></draw:path><draw:path draw:style-name="gr3" draw:text-style-name="P6" svg:width="0.052in" svg:height="0.0736in" svg:x="0.5866in" svg:y="0.0063in" svg:viewBox="0 0 133 188" svg:d="M64 8c1 0 1-4 1-5s-1-3-4-3c-5 0-28 2-35 2-2 0-5 1-5 7 0 3 3 3 7 3 13 0 13 2 13 4 0 3-1 4-1 6-14 51-26 101-39 153-1 4-1 3-1 5 0 5 3 8 9 8 8 0 11-4 13-10 0-1 12-48 13-53 19 3 34 9 34 22 0 3 0 4 0 6-1 4-1 5-1 9 0 18 16 26 29 26 26 0 23-26 34-40 0-3-3-3-4-3-4 0-5 1-6 6-3 12-11 30-24 30-7 0-9-6-9-13 0-5 0-5 1-12 1-1 2-5 2-9 0-24-33-27-44-28 8-5 18-13 22-18 15-13 28-25 43-25 4 0 7 0 9 3-12 1-14 11-14 14 0 7 4 11 11 11s15-6 15-17c0-9-6-19-21-19s-29 11-43 23c-12 11-21 20-32 25 9-37 18-72 27-108z"><text:p/></draw:path><draw:path draw:style-name="gr3" draw:text-style-name="P6" svg:width="0.0272in" svg:height="0.1051in" svg:x="0.6531in" svg:y="0in" svg:viewBox="0 0 70 268" svg:d="M6 0c-3 0-6 0-6 3 0 1 1 3 2 5 24 21 50 57 50 126 0 55-18 98-46 124-6 5-6 6-6 7s1 3 3 3c4 0 30-17 48-51 12-22 19-51 19-82 0-38-11-98-64-135z"><text:p/></draw:path><draw:path draw:style-name="gr3" draw:text-style-name="P6" svg:width="0.0591in" svg:height="0.0587in" svg:x="0.7429in" svg:y="0.0748in" svg:viewBox="0 0 151 150" svg:d="M151 75c0-42-34-75-75-75-42 0-76 34-76 75 0 40 34 75 76 75 41 0 75-35 75-75zM76 134c-34 0-59-27-59-59 0-33 26-60 59-60 32 0 59 27 59 60s-27 59-59 59z"><text:p/></draw:path><draw:path draw:style-name="gr3" draw:text-style-name="P6" svg:width="0.1083in" svg:height="0.1063in" svg:x="0.8508in" svg:y="0.0386in" svg:viewBox="0 0 276 271" svg:d="M130 26c2-8 3-13 11-14 3 0 15 0 23 0 27 0 70 0 70 39 0 13-6 39-21 53-11 11-30 24-66 24-14 0-28 0-42 0 8-34 16-67 25-102zM185 132c39-8 86-35 86-74 0-33-36-58-86-58-36 0-74 0-110 0-8 0-11 0-11 8 0 4 3 4 10 4 1 0 9 0 15 1 7 0 10 1 10 6 0 2 0 3-1 7-18 69-34 138-52 206-4 16-4 18-35 18-8 0-11 0-11 7 0 5 3 4 6 5 11 0 38-1 49-1 10 0 37 1 48 1 4 0 8 0 8-8 0-4-3-4-11-4-14 0-25 0-25-7 0-2 1-4 2-7 9-34 17-67 25-101 16 0 31 0 47 0 35 0 41 22 41 36 0 6-3 16-5 25-3 11-7 25-7 33 0 42 46 42 52 42 33 0 46-39 46-44s-3-3-4-5c-4 0-5 2-6 5-9 28-25 35-35 35-12 0-15-8-15-23 0-12 2-32 4-44 1-6 1-12 1-17 0-29-25-42-36-46z"><text:p/></draw:path><draw:path draw:style-name="gr3" draw:text-style-name="P6" svg:width="0.0272in" svg:height="0.1051in" svg:x="0.9732in" svg:y="0in" svg:viewBox="0 0 70 268" svg:d="M65 0c-52 36-65 93-65 134 0 39 11 96 65 134 2 0 5 0 5-3 0-2-1-2-3-4-36-32-49-77-49-126 0-73 28-109 50-128 1-1 2-3 2-4 0-3-3-3-5-3z"><text:p/></draw:path><draw:path draw:style-name="gr3" draw:text-style-name="P6" svg:width="0.052in" svg:height="0.0736in" svg:x="1.0165in" svg:y="0.0063in" svg:viewBox="0 0 133 188" svg:d="M64 8c0-1 1-4 1-5s-1-3-4-3c-6 0-28 2-35 2-2 0-6 1-6 7 0 3 4 3 8 3 13 0 13 2 13 4 0 3-1 4-1 6-14 51-26 101-39 153-1 4-1 3-1 5 0 5 3 8 9 8 8 0 11-4 12-10 1-1 12-48 13-53 20 3 35 9 35 22 0 3 0 4-1 6-1 4-1 5-1 9 0 18 17 26 29 26 26 0 23-26 35-40 0-3-3-2-4-3-5 0-5 1-6 6-3 12-11 30-24 30-7 0-9-6-9-13 0-5 0-5 1-12 0-1 1-5 1-9 0-24-32-27-44-28 9-5 19-13 23-18 14-13 28-25 42-25 3 0 8 0 10 3-12 1-14 11-14 14 0 7 4 11 11 11 6 0 15-6 15-17 0-9-6-19-21-19s-29 11-44 23c-11 11-20 20-31 25 9-37 18-72 27-108z"><text:p/></draw:path><draw:path draw:style-name="gr3" draw:text-style-name="P6" svg:width="0.0272in" svg:height="0.1051in" svg:x="1.0835in" svg:y="0in" svg:viewBox="0 0 70 268" svg:d="M6 0c-3 0-6 0-6 3 0 1 1 3 2 5 23 21 50 57 50 126 0 55-18 98-48 124-4 5-4 6-4 7s1 3 3 3c4 0 29-17 48-51 12-22 19-51 19-82 0-38-12-98-64-135z"><text:p/></draw:path><draw:path draw:style-name="gr3" draw:text-style-name="P6" svg:width="0.1008in" svg:height="0.035in" svg:x="1.1819in" svg:y="0.086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63in" svg:x="1.3402in" svg:y="0.0386in" svg:viewBox="0 0 276 271" svg:d="M129 26c2-8 3-13 11-14 3 0 15 0 23 0 27 0 70 0 70 39 0 13-5 39-21 53-10 11-30 24-65 24-14 0-29 0-44 0 9-34 17-67 26-102zM185 132c38-8 85-35 85-74 0-33-36-58-86-58-37 0-74 0-110 0-8 0-11 0-11 8 0 4 3 4 11 4 1 0 7 0 14 1 7 0 11 1 11 6 0 2-1 3-2 7-18 69-34 138-52 206-3 16-4 18-35 18-7 0-10 0-10 7 0 5 4 5 6 5 9 0 37-1 48-1s38 1 49 1c3 0 8 0 8-8 0-4-4-4-11-4-14 0-25 0-25-7 0-2 1-4 1-7 9-34 16-67 25-101 16 0 31 0 46 0 36 0 42 22 42 36 0 6-3 16-5 25-2 11-6 25-6 33 0 42 46 42 51 42 33 0 47-39 47-44s-4-5-5-5c-4 0-5 2-5 5-10 28-26 35-35 35-13 0-15-8-15-23 0-12 2-32 3-44 1-6 2-12 2-17 0-29-26-42-36-46z"><text:p/></draw:path><draw:path draw:style-name="gr3" draw:text-style-name="P6" svg:width="0.0272in" svg:height="0.1051in" svg:x="1.463in" svg:y="0in" svg:viewBox="0 0 70 268" svg:d="M65 0c-52 36-65 93-65 134 0 39 11 96 65 134 2 0 5 0 5-3 0-2-1-2-2-4-36-32-49-77-49-126 0-73 27-109 49-128 1-1 2-3 2-4 0-3-3-3-5-3z"><text:p/></draw:path><draw:path draw:style-name="gr3" draw:text-style-name="P6" svg:width="0.052in" svg:height="0.0736in" svg:x="1.5063in" svg:y="0.0063in" svg:viewBox="0 0 133 188" svg:d="M65 8c0-1 1-4 1-5s-1-3-4-3c-6 0-29 2-36 2-2 0-5 1-5 7 0 3 3 3 7 3 13 0 13 2 13 4 0 3-1 4-1 6-14 51-26 101-39 153-1 4-1 3-1 5 0 5 3 8 9 8 8 0 11-4 13-10 0-1 12-48 13-53 19 3 34 9 34 22 0 3 0 4 0 6-1 4-1 5-1 9 0 18 16 26 29 26 26 0 23-26 34-40 0-3-3-3-4-3-4 0-5 1-6 6-3 12-10 30-23 30-8 0-10-6-10-13 0-5 0-5 1-12 1-1 2-5 2-9 0-24-33-27-44-28 8-5 18-13 22-18 15-13 28-25 43-25 4 0 7 0 9 3-12 1-14 11-14 14 0 7 4 11 11 11s15-6 15-17c0-9-6-19-21-19s-29 11-43 23c-12 11-21 20-32 25 9-37 19-72 28-108z"><text:p/></draw:path><draw:path draw:style-name="gr3" draw:text-style-name="P6" svg:width="0.078in" svg:height="0.0776in" svg:x="1.5728in" svg:y="0.0134in" svg:viewBox="0 0 199 198" svg:d="M107 106c27 0 55 0 82 0 4 0 10 0 10-6 0-8-6-8-10-8-27 0-55 0-82 0 0-27 0-55 0-82 0-3 0-10-7-10-6 0-6 7-6 10 0 27 0 55 0 82-28 0-57 0-84 0-3 0-10 0-10 7s7 7 10 7c27 0 56 0 84 0 0 27 0 55 0 82 0 3 0 10 6 10 7 0 7-7 7-10 0-27 0-55 0-82z"><text:p/></draw:path><draw:path draw:style-name="gr3" draw:text-style-name="P6" svg:width="0.052in" svg:height="0.0736in" svg:x="1.6669in" svg:y="0.0063in" svg:viewBox="0 0 133 188" svg:d="M65 8c0-1 1-4 1-5s-1-3-4-3c-6 0-29 2-36 2-2 0-5 1-5 7 0 3 3 3 7 3 13 0 13 2 13 4 0 3-1 4-1 6-14 51-26 101-39 153-1 4-1 3-1 5 0 5 3 8 9 8 8 0 11-4 13-10 0-1 12-48 13-53 19 3 34 9 34 22 0 3 0 4 0 6-1 4-1 5-1 9 0 18 16 26 29 26 26 0 23-26 34-40 0-3-3-3-4-3-4 0-5 1-6 6-3 12-10 30-23 30-8 0-10-6-10-13 0-5 0-5 1-12 1-1 2-5 2-9 0-24-33-27-44-28 8-5 18-13 22-18 15-13 28-25 43-25 4 0 7 0 9 3-12 1-14 11-14 14 0 7 4 11 11 11s15-6 15-17c0-9-6-19-21-19s-29 11-43 23c-12 11-21 20-32 25 9-37 19-72 28-108z"><text:p/></draw:path><draw:path draw:style-name="gr3" draw:text-style-name="P6" svg:width="0.0272in" svg:height="0.1051in" svg:x="1.7335in" svg:y="0in" svg:viewBox="0 0 70 268" svg:d="M6 0c-3 0-6 0-6 3 0 1 1 3 3 5 23 21 49 57 49 126 0 55-18 98-46 124-5 5-6 6-6 7s1 3 3 3c4 0 30-17 48-51 12-22 19-51 19-82 0-38-11-98-64-135z"><text:p/></draw:path></draw:g></text:span><text:span text:style-name="T3">, ולכן סה"כ הסקנו </text:span><text:span text:style-name="T3"><draw:g text:anchor-type="as-char" svg:y="-0.1453in" draw:z-index="454" draw:name="Shape459" draw:style-name="gr1"><svg:title>TexMaths</svg:title><svg:desc>11§display§aR^{(2k)}c§svg§600§FALSE§</svg:desc><draw:path draw:style-name="gr2" draw:text-style-name="P5" svg:width="0.4768in" svg:height="0.1291in" svg:x="0.0016in" svg:y="0.0071in" svg:viewBox="0 0 1212 329" svg:d="M0 0c404 0 808 0 1212 0 0 110 0 219 0 329-404 0-808 0-1212 0 0-110 0-219 0-329z"><text:p/></draw:path><draw:path draw:style-name="gr3" draw:text-style-name="P6" svg:width="0.0693in" svg:height="0.0681in" svg:x="-0.0004in" svg:y="0.0752in" svg:viewBox="0 0 177 174" svg:d="M129 24c-7-14-19-24-35-24-46 0-94 56-94 112 0 36 21 62 52 62 7 0 26-1 49-29 4 17 17 29 35 29 15 0 24-9 29-21 7-14 12-38 12-39 0-3-3-3-4-3-5 0-5 1-6 7-6 25-14 47-29 47-10 0-11-10-11-18 0-7 0-11 4-28 4-16 5-20 9-34 4-19 9-37 13-54 3-11 3-12 3-13 0-7-4-10-11-10-10 0-15 7-16 16zM103 124c-2 7-2 8-7 15-17 21-33 26-44 26-19 0-24-21-24-35 0-20 12-67 20-85 13-23 30-37 46-37 25 0 30 32 30 34s-1 4-1 6c-6 26-13 51-20 76z"><text:p/></draw:path><draw:path draw:style-name="gr3" draw:text-style-name="P6" svg:width="0.1083in" svg:height="0.1063in" svg:x="0.0803in" svg:y="0.0386in" svg:viewBox="0 0 276 271" svg:d="M129 26c2-8 3-13 11-14 3 0 15 0 23 0 27 0 70 0 70 39 0 13-5 39-21 53-9 11-30 24-65 24-14 0-29 0-44 0 9-34 17-67 26-102zM185 132c38-8 85-35 85-74 0-33-36-58-86-58-37 0-74 0-110 0-8 0-11 0-11 8 0 4 3 4 11 4 1 0 7 0 14 1 8 0 11 1 11 6 0 2 0 3-2 7-18 69-34 138-52 206-3 16-4 18-35 18-7 0-10 0-10 7 0 5 4 5 6 5 11 0 37-1 48-1s38 1 49 1c4 0 8 0 8-8 0-4-3-4-11-4-14 0-25 0-25-7 0-2 1-4 1-7 9-34 16-67 25-101 16 0 31 0 46 0 36 0 42 22 42 36 0 6-2 16-5 25-2 11-6 25-6 33 0 42 47 42 52 42 32 0 46-39 46-44s-4-5-5-5c-4 0-4 2-5 5-10 28-26 35-35 35-13 0-15-8-15-23 0-12 2-32 3-44 1-6 2-12 2-17 0-29-26-42-36-46z"><text:p/></draw:path><draw:path draw:style-name="gr3" draw:text-style-name="P6" svg:width="0.0272in" svg:height="0.1051in" svg:x="0.2028in" svg:y="0in" svg:viewBox="0 0 70 268" svg:d="M65 0c-52 36-65 93-65 134 0 39 11 96 65 134 2 0 5 0 5-3 0-2-1-2-2-4-36-32-49-77-49-126 0-73 27-109 49-128 1-1 2-3 2-4 0-3-3-3-5-3z"><text:p/></draw:path><draw:path draw:style-name="gr3" draw:text-style-name="P6" svg:width="0.0469in" svg:height="0.0701in" svg:x="0.2445in" svg:y="0.0091in" svg:viewBox="0 0 120 179" svg:d="M120 130c-3 0-7 0-10 0 0 6-3 22-7 24-2 2-23 2-26 2-16 0-34 0-51 0 29-25 39-33 55-45 20-16 39-33 39-58 0-33-29-53-64-53-33 0-56 23-56 48 0 14 12 16 14 16 7 0 15-6 15-15 0-5-3-14-16-14 8-20 27-25 40-25 26 0 41 21 41 43 0 23-17 42-26 51-22 21-43 42-65 64-3 3-3 4-3 11 37 0 74 0 111 0 3-16 6-33 9-49z"><text:p/></draw:path><draw:path draw:style-name="gr3" draw:text-style-name="P6" svg:width="0.052in" svg:height="0.0736in" svg:x="0.3063in" svg:y="0.0063in" svg:viewBox="0 0 133 188" svg:d="M64 8c1 0 1-4 1-5s-1-3-3-3c-6 0-29 2-36 2-2 0-5 1-5 7 0 3 3 3 7 3 13 0 13 2 13 4 0 3-1 4-1 6-14 51-26 101-39 153-1 4-1 3-1 5 0 5 3 8 9 8 8 0 11-4 13-10 0-1 12-48 13-53 19 3 34 9 34 22 0 3 0 4 0 6-1 4-1 5-1 9 0 18 16 26 29 26 26 0 23-26 34-40 0-3-3-3-4-3-4 0-5 1-6 6-3 12-10 30-24 30-7 0-9-6-9-13 0-5 0-5 1-12 1-1 2-5 2-9 0-24-33-27-44-28 8-5 18-13 22-18 15-13 28-25 43-25 4 0 7 0 9 3-12 1-14 11-14 14 0 7 4 11 11 11s15-6 15-17c0-9-6-19-21-19s-29 11-43 23c-12 11-21 20-32 25 9-37 18-72 27-108z"><text:p/></draw:path><draw:path draw:style-name="gr3" draw:text-style-name="P6" svg:width="0.0272in" svg:height="0.1051in" svg:x="0.3732in" svg:y="0in" svg:viewBox="0 0 70 268" svg:d="M6 0c-3 0-6 0-6 3 0 1 1 3 2 5 24 21 50 57 50 126 0 55-18 98-46 124-6 5-6 6-6 7s1 3 3 3c4 0 30-17 48-51 12-22 19-51 19-82 0-38-11-98-64-135z"><text:p/></draw:path><draw:path draw:style-name="gr3" draw:text-style-name="P6" svg:width="0.0591in" svg:height="0.0681in" svg:x="0.4268in" svg:y="0.0752in" svg:viewBox="0 0 151 174" svg:d="M138 23c-7 0-11 0-17 6-7 5-8 12-8 15 0 9 8 13 15 13 11 0 22-9 22-24 0-19-19-33-45-33-53 0-105 55-105 109 0 34 23 65 63 65 56 0 88-41 88-45 0-3-2-6-5-6-2 0-3 1-5 5-31 37-73 37-77 37-24 0-35-19-35-42 0-15 7-53 21-77 12-22 34-38 55-38 13 0 27 5 33 15z"><text:p/></draw:path></draw:g></text:span><text:span text:style-name="T3">. משום ש־</text:span><text:span text:style-name="T3"><draw:g text:anchor-type="as-char" svg:y="-0.1047in" draw:z-index="455" draw:name="Shape460" draw:style-name="gr1"><svg:title>TexMaths</svg:title><svg:desc>11§display§2k \in \N§svg§600§FALSE§</svg:desc><draw:path draw:style-name="gr2" draw:text-style-name="P5" svg:width="0.4362in" svg:height="0.0953in" svg:x="-0.0004in" svg:y="0.0079in" svg:viewBox="0 0 1109 243" svg:d="M0 0c370 0 739 0 1109 0 0 81 0 162 0 243-370 0-739 0-1109 0 0-81 0-162 0-243z"><text:p/></draw:path><draw:path draw:style-name="gr3" draw:text-style-name="P6" svg:width="0.0602in" svg:height="0.1004in" svg:x="-0.0004in" svg:y="0.0047in" svg:viewBox="0 0 154 256" svg:d="M30 226c13-13 27-26 40-40 61-51 84-72 84-111 0-44-35-75-83-75-42 0-71 35-71 70 0 22 19 22 20 22 6 0 20-5 20-21 0-10-7-20-20-20-4 0-5 0-6 0 9-25 30-39 53-39 35 0 52 31 52 63 0 31-20 61-41 84-25 27-49 55-75 83-3 4-3 5-3 14 47 0 96 0 143 0 3-22 8-44 11-67-3 0-7 0-10 0-2 12-4 28-9 34-2 3-27 3-36 3-23 0-46 0-69 0z"><text:p/></draw:path><draw:path draw:style-name="gr3" draw:text-style-name="P6" svg:width="0.0685in" svg:height="0.1063in" svg:x="0.0764in" svg:y="0in" svg:viewBox="0 0 175 271" svg:d="M89 4c-1-1 0-4-4-4-9 0-38 3-48 4-3 0-7 0-7 8 0 5 3 5 10 5 18 0 18 2 18 6 0 2-1 6-1 8-19 74-37 147-56 221-1 5-1 6-1 8 0 9 8 11 11 11 5 0 11-3 13-8 2-4 20-74 22-84 13 1 44 6 44 33 0 2 0 3-1 8 0 4-1 8-1 13 0 23 15 38 35 38 12 0 22-6 31-21 10-16 14-37 14-38 0-5-4-5-5-5-4 0-4 3-6 8-7 28-16 48-33 48-7 0-12-5-12-18 0-7 1-15 2-22 3-7 3-8 3-12 0-26-25-37-58-41 12-7 25-19 33-28 19-20 37-36 55-36 3 0 3 0 4 0 5 1 5 1 8 3 2 0 2 0 2 1-19 3-22 17-22 21 0 7 4 14 15 14 10 0 21-8 21-24 0-11-9-24-27-24-11 0-28 3-56 34-13 14-28 29-43 36 14-54 27-109 40-163z"><text:p/></draw:path><draw:path draw:style-name="gr3" draw:text-style-name="P6" svg:width="0.076in" svg:height="0.0874in" svg:x="0.2067in" svg:y="0.0232in" svg:viewBox="0 0 194 223" svg:d="M179 119c7 0 15 0 15-8 0-7-8-7-15-7-55 0-109 0-164 0 6-51 50-89 105-89 20 0 39 0 59 0 7 0 15 0 15-7 0-8-8-8-15-8-20 0-40 0-60 0-66 0-119 50-119 111s53 112 119 112c20 0 40 0 60 0 7 0 15 0 15-8s-8-8-15-8c-20 0-39 0-59 0-55 0-99-37-105-88 55 0 109 0 164 0z"><text:p/></draw:path><draw:path draw:style-name="gr3" draw:text-style-name="P6" svg:width="0.1028in" svg:height="0.1063in" svg:x="0.3409in" svg:y="0.002in" svg:viewBox="0 0 262 271" svg:d="M34 35c0 63 0 125 0 188 0 20-3 26-23 27-4 0-11 0-11 7s7 7 13 7c20 0 41 0 61 0 6 0 12 0 12-7s-6-7-11-7c-22-1-24-8-24-28 0-59 0-118 0-177 55 73 111 147 166 220 3 5 5 6 8 6 7 0 7-6 7-13 0-73 0-144 0-217 0-21 3-27 21-28 2 0 9 0 9-6 0-7-6-7-13-7-19 0-38 0-57 0-6 0-13 0-13 7 0 6 8 6 11 6 22 1 26 9 26 29 0 40 0 80 0 120-39-52-79-105-117-156-4-6-6-6-14-6-22 0-45 0-67 0-7 0-13 0-13 7 0 6 6 6 8 6 10 1 18 8 22 12-1 4-1 5-1 10zM218 244c-56-74-111-147-167-221-5-4-5-5-9-10 15 0 31 0 46 0 43 59 87 117 130 176 0 18 0 37 0 55z"><text:p/></draw:path></draw:g></text:span><text:span text:style-name="T3"> כי כפל טבעיים טבעי, אז קיים </text:span><text:span text:style-name="T3"><draw:g text:anchor-type="as-char" svg:y="-0.1409in" draw:z-index="456" draw:name="Shape461" draw:style-name="gr1"><svg:title>TexMaths</svg:title><svg:desc>11§display§\tilde{k} = 2k \in \N§svg§600§FALSE§</svg:desc><draw:path draw:style-name="gr2" draw:text-style-name="P5" svg:width="0.7236in" svg:height="0.1311in" svg:x="-0.0004in" svg:y="0.0075in" svg:viewBox="0 0 1839 334" svg:d="M920 334c-307 0-613 0-920 0 0-111 0-223 0-334 613 0 1226 0 1839 0 0 111 0 223 0 334-306 0-613 0-919 0z"><text:p/></draw:path><draw:path draw:style-name="gr3" draw:text-style-name="P6" svg:width="0.05in" svg:height="0.0138in" svg:x="0.0087in" svg:y="-0.0004in" svg:viewBox="0 0 128 36" svg:d="M128 5c-3-2-4-3-6-5 0 1-14 19-32 19-9 0-18-6-25-10-10-6-18-9-24-9-15 0-22 9-41 31 2 2 3 3 6 5 0-1 14-18 31-18 9 0 19 5 26 9 10 6 17 9 24 9 14 0 22-9 41-31z"><text:p/></draw:path><draw:path draw:style-name="gr3" draw:text-style-name="P6" svg:width="0.0685in" svg:height="0.1059in" svg:x="0.0004in" svg:y="0.0358in" svg:viewBox="0 0 175 270" svg:d="M89 3c-2-1 0-3-5-3-9 0-37 2-47 3-3 0-7 1-7 8 0 4 3 4 9 4 18 0 19 4 19 7 0 2-1 5-1 8-18 73-37 147-56 221-1 5-1 6-1 8 0 9 8 11 11 11 4 0 11-4 13-8 1-4 19-74 21-83 13 1 45 7 45 31 0 3 0 4-1 9-1 4-1 8-1 13 0 23 15 38 35 38 11 0 22-6 31-21 9-16 9-25 13-38 0-4-3-4-4-4-3 0-5 2-6 6-7 29-16 49-33 49-7 0-13-5-13-19 0-6 2-16 3-21 3-7 3-9 3-12 0-24-26-35-58-40 13-6 25-18 33-28 19-20 37-36 55-36 3 0 3 0 4 0 4 1 5 1 9 3l1 1c-19 1-22 16-22 21 0 6 4 13 14 13s22-8 22-23c0-12-9-24-26-24-11 0-29 3-58 34-12 14-27 29-43 35 14-55 28-109 41-163z"><text:p/></draw:path><draw:path draw:style-name="gr3" draw:text-style-name="P6" svg:width="0.1008in" svg:height="0.035in" svg:x="0.1268in" svg:y="0.085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02in" svg:height="0.1004in" svg:x="0.2866in" svg:y="0.0402in" svg:viewBox="0 0 154 256" svg:d="M30 226c13-13 27-25 40-38 61-54 84-75 84-113 0-44-34-75-81-75-44 0-73 36-73 70 0 21 20 21 21 21 7 0 20-4 20-20 0-9-7-19-21-19-3 0-3 0-5 0 9-26 30-40 52-40 35 0 52 32 52 63s-19 61-41 85c-24 28-49 54-74 82-4 4-4 4-4 14 47 0 96 0 143 0 3-22 8-44 11-66-3 0-7 0-10 0-1 11-4 28-8 33-3 3-28 3-37 3-23 0-46 0-69 0z"><text:p/></draw:path><draw:path draw:style-name="gr3" draw:text-style-name="P6" svg:width="0.0685in" svg:height="0.1059in" svg:x="0.3626in" svg:y="0.0358in" svg:viewBox="0 0 175 270" svg:d="M90 3c-2-1 0-3-5-3-9 0-37 2-48 3-2 0-6 1-6 8 0 4 3 4 9 4 18 0 19 4 19 7 0 2-1 5-1 8-18 73-37 147-56 221-2 5-2 6-2 8 0 9 8 11 12 11 5 0 10-4 12-8s20-74 22-83c13 1 45 7 45 31 0 3 0 4-1 9-1 4-2 8-2 13 0 23 15 38 36 38 11 0 22-6 30-21 10-16 10-25 14-38 0-4-3-4-4-4-4 0-4 2-6 6-7 29-16 49-34 49-6 0-12-5-12-19 0-6 2-16 4-21 1-7 1-9 1-12 0-24-25-35-58-40 13-6 26-18 35-28 18-20 36-36 55-36 2 0 2 0 3 0 4 1 5 1 8 3 1 0 1 0 2 1-19 1-22 16-22 21 0 6 4 13 14 13s21-8 21-23c0-12-9-24-25-24-11 0-29 3-58 34-13 14-27 29-42 35 13-55 27-109 40-163z"><text:p/></draw:path><draw:path draw:style-name="gr3" draw:text-style-name="P6" svg:width="0.0756in" svg:height="0.087in" svg:x="0.4937in" svg:y="0.0594in" svg:viewBox="0 0 193 222" svg:d="M179 119c7 0 14 0 14-8s-7-8-14-8c-55 0-109 0-164 0 5-51 50-88 104-88 20 0 41 0 60 0 7 0 14 0 14-7 0-8-7-8-14-8-21 0-40 0-61 0-66 0-118 49-118 111s52 111 118 111c21 0 40 0 61 0 7 0 14 0 14-8 0-7-7-7-14-7-19 0-40 0-60 0-54 0-99-37-104-88 55 0 109 0 164 0z"><text:p/></draw:path><draw:path draw:style-name="gr3" draw:text-style-name="P6" svg:width="0.1028in" svg:height="0.1055in" svg:x="0.6283in" svg:y="0.0374in" svg:viewBox="0 0 262 269" svg:d="M34 34c0 63 0 125 0 187 0 21-3 27-23 28-4 0-11 0-11 6 0 8 7 8 13 8 20 0 40 0 60 0 7 0 13 0 13-8 0-6-7-6-12-6-21-1-24-8-24-28 0-58 0-118 0-176 56 73 111 146 167 219 3 4 5 5 7 5 7 0 7-5 7-12 0-71 0-144 0-216 0-22 4-28 22-28 2 0 9 0 9-6 0-7-6-7-13-7-19 0-38 0-56 0-7 0-14 0-14 7 0 6 7 6 11 6 22 0 26 8 26 29 0 39 0 80 0 121-39-53-78-105-117-158-4-5-5-5-14-5-22 0-45 0-67 0-8 0-14 0-14 7 0 5 6 6 9 6 10 1 18 8 21 12 0 4 0 4 0 9zM218 243c-56-74-112-147-168-221-4-4-4-6-8-9 15 0 31 0 46 0 43 58 87 117 130 175 0 18 0 36 0 55z"><text:p/></draw:path></draw:g></text:span><text:span text:style-name="T3"><text:s/>המקיים </text:span><text:span text:style-name="T3"><draw:g text:anchor-type="as-char" svg:y="-0.1654in" draw:z-index="457" draw:name="Shape462" draw:style-name="gr1"><svg:title>TexMaths</svg:title><svg:desc>11§display§R^{(2k)} = R^{(\tilde{k})}§svg§600§FALSE§</svg:desc><draw:path draw:style-name="gr2" draw:text-style-name="P5" svg:width="0.8004in" svg:height="0.1492in" svg:x="0.0016in" svg:y="0.0071in" svg:viewBox="0 0 2034 380" svg:d="M0 0c678 0 1356 0 2034 0 0 127 0 253 0 380-678 0-1356 0-2034 0 0-127 0-253 0-380z"><text:p/></draw:path><draw:path draw:style-name="gr3" draw:text-style-name="P6" svg:width="0.1083in" svg:height="0.1063in" svg:x="-0.0004in" svg:y="0.0587in" svg:viewBox="0 0 276 271" svg:d="M130 26c2-8 3-13 11-14 3 0 15 0 23 0 27 0 70 0 70 39 0 13-6 39-21 54-11 10-30 23-66 23-14 0-28 0-42 0 8-34 16-67 25-102zM185 132c39-7 86-35 86-74 0-33-36-58-86-58-36 0-74 0-110 0-8 0-11 0-11 8 0 4 3 4 11 4 4 0 8 0 14 1 7 0 10 1 10 6 0 2 0 3-1 7-18 69-34 138-52 206-4 16-4 18-35 18-7 0-11 0-11 8 0 4 3 3 6 4 11 0 38-1 49-1 10 0 37 1 48 1 4 0 8 0 8-7 0-5-3-5-11-5-14 0-24 0-24-6 0-3 0-5 1-7 9-33 17-67 25-101 16 0 31 0 47 0 35 0 41 22 41 35 0 5-3 17-5 26-2 11-7 24-7 32 0 42 48 42 52 42 33 0 46-39 46-44 0-4-3-2-4-4-4 0-5 2-6 4-9 29-25 35-35 35-12 0-15-7-15-23 0-12 3-31 4-43 1-5 1-13 1-18 0-29-25-41-36-46z"><text:p/></draw:path><draw:path draw:style-name="gr3" draw:text-style-name="P6" svg:width="0.0272in" svg:height="0.1055in" svg:x="0.1228in" svg:y="0.0201in" svg:viewBox="0 0 70 269" svg:d="M65 0c-52 36-65 94-65 134 0 39 11 96 65 135 2 0 5 0 5-3s-1-3-3-5c-35-32-49-77-49-127 0-72 28-108 50-127 1-1 2-3 2-4 0-3-3-3-5-3z"><text:p/></draw:path><draw:path draw:style-name="gr3" draw:text-style-name="P6" svg:width="0.0465in" svg:height="0.0705in" svg:x="0.1646in" svg:y="0.0291in" svg:viewBox="0 0 119 180" svg:d="M119 130c-3 0-6 0-9 0-1 6-3 22-7 24-2 2-23 2-27 2-17 0-33 0-50 0 29-25 39-33 54-45 20-16 39-33 39-58 0-33-29-53-63-53s-56 23-56 48c0 14 11 16 14 16 7 0 15-6 15-14 0-6-3-15-17-15 9-20 28-25 40-25 27 0 42 21 42 43 0 23-18 42-27 52-22 21-43 42-65 64-2 2-2 3-2 11 37 0 74 0 111 0 2-17 6-33 8-50z"><text:p/></draw:path><draw:path draw:style-name="gr3" draw:text-style-name="P6" svg:width="0.052in" svg:height="0.0744in" svg:x="0.2268in" svg:y="0.026in" svg:viewBox="0 0 133 190" svg:d="M64 8c0-1 1-4 1-5s-1-3-5-3c-5 0-27 2-34 2-2 0-6 0-6 7 0 3 4 3 7 3 14 0 14 2 14 5 0 1-1 3-1 5-14 51-26 101-39 153-1 5-1 4-1 6 0 4 3 9 9 9 8 0 11-6 12-11 1-2 12-49 13-53 20 2 35 8 35 22 0 2 0 3-1 5-1 5-1 6-1 9 0 19 17 28 30 28 25 0 23-28 34-41 0-5-3-5-5-5-4 0-4 3-5 7-3 12-11 31-24 31-7 0-9-7-9-13s0-6 1-14c0-3 1-4 1-7 0-25-32-28-43-29 8-6 18-14 22-18 13-13 28-26 43-26 2 0 7 1 9 4-12 1-14 11-14 15 0 6 4 10 11 10 6 0 15-6 15-17 0-9-6-19-21-19s-30 11-44 23c-11 11-20 20-31 25 9-37 18-72 27-108z"><text:p/></draw:path><draw:path draw:style-name="gr3" draw:text-style-name="P6" svg:width="0.0272in" svg:height="0.1055in" svg:x="0.2933in" svg:y="0.0201in" svg:viewBox="0 0 70 269" svg:d="M5 0c-2 0-5 0-5 3 0 1 1 3 2 4 23 22 50 58 50 127 0 57-18 98-48 125-4 4-4 5-4 7 0 1 1 3 3 3 4 0 30-18 48-52 12-21 19-51 19-83 0-37-12-97-65-134z"><text:p/></draw:path><draw:path draw:style-name="gr3" draw:text-style-name="P6" svg:width="0.1008in" svg:height="0.035in" svg:x="0.3917in" svg:y="0.106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63in" svg:x="0.5496in" svg:y="0.0587in" svg:viewBox="0 0 276 271" svg:d="M129 26c2-8 3-13 11-14 3 0 15 0 23 0 27 0 70 0 70 39 0 13-5 39-21 54-10 10-30 23-65 23-14 0-29 0-44 0 9-34 17-67 26-102zM185 132c38-7 85-35 85-74 0-33-36-58-86-58-37 0-74 0-110 0-8 0-11 0-11 8 0 4 3 4 11 4 1 0 7 0 14 1 7 0 11 1 11 6 0 2-1 3-2 7-18 69-34 138-52 206-3 16-4 18-35 18-7 0-10 0-10 8 0 4 4 4 6 4 9 0 37-1 48-1s38 1 49 1c3 0 8 0 8-7 0-5-4-5-11-5-14 0-25 0-25-6 0-3 1-5 1-7 9-33 16-67 25-101 16 0 31 0 46 0 36 0 42 22 42 35 0 5-3 17-5 26-2 11-6 24-6 32 0 42 46 42 51 42 33 0 47-39 47-44 0-4-4-4-5-4-4 0-5 2-5 4-10 29-26 35-35 35-13 0-15-7-15-23 0-12 2-31 3-43 1-5 2-13 2-18 0-29-26-41-36-46z"><text:p/></draw:path><draw:path draw:style-name="gr3" draw:text-style-name="P6" svg:width="0.0272in" svg:height="0.1055in" svg:x="0.672in" svg:y="0.0201in" svg:viewBox="0 0 70 269" svg:d="M65 0c-52 36-65 94-65 134 0 39 11 96 65 135 2 0 5 0 5-3s-1-3-2-5c-36-32-49-77-49-127 0-72 27-108 49-127 1-1 2-3 2-4 0-3-3-3-5-3z"><text:p/></draw:path><draw:path draw:style-name="gr3" draw:text-style-name="P6" svg:width="0.0386in" svg:height="0.0106in" svg:x="0.7217in" svg:y="0in" svg:viewBox="0 0 99 28" svg:d="M93 0c-7 9-15 12-23 12-6 0-15-3-17-5-9-5-16-7-21-7-11 0-15 4-32 22 2 2 3 3 6 6 7-9 15-14 23-14 6 0 15 5 17 6 9 4 16 8 21 8 11 0 16-5 32-22-2-3-3-4-6-6z"><text:p/></draw:path><draw:path draw:style-name="gr3" draw:text-style-name="P6" svg:width="0.052in" svg:height="0.0744in" svg:x="0.7154in" svg:y="0.026in" svg:viewBox="0 0 133 190" svg:d="M65 8c0-1 1-4 1-5s-1-3-4-3c-6 0-29 2-36 2-2 0-5 0-5 7 0 3 3 3 6 3 14 0 14 2 14 5 0 1-1 3-1 5-14 51-26 101-39 153-1 5-1 4-1 6 0 4 3 9 9 9 7 0 11-6 13-11 0-2 12-49 13-53 19 2 34 8 34 22 0 2 0 3 0 5-1 5-1 6-1 9 0 19 16 28 29 28 26 0 23-28 34-41 0-5-3-5-5-5-3 0-4 3-5 7-3 12-10 31-23 31-8 0-10-7-10-13s0-6 1-14c1 0 2-4 2-7 0-25-33-28-44-29 8-6 18-14 22-18 15-13 28-26 43-26 3 0 7 1 9 4-12 1-14 11-14 15 0 6 4 10 11 10s15-6 15-17c0-9-7-19-21-19-15 0-30 11-43 23-12 11-21 20-32 25 9-37 19-72 28-108z"><text:p/></draw:path><draw:path draw:style-name="gr3" draw:text-style-name="P6" svg:width="0.0272in" svg:height="0.1055in" svg:x="0.7823in" svg:y="0.0201in" svg:viewBox="0 0 70 269" svg:d="M6 0c-3 0-6 0-6 3 0 1 1 3 3 4 23 22 49 58 49 127 0 57-18 98-46 125-5 4-6 5-6 7 0 1 1 3 4 3s29-18 47-52c12-21 19-51 19-83 0-37-11-97-64-134z"><text:p/></draw:path></draw:g></text:span><text:span text:style-name="T3">, וסה"כ לפי הגדרת </text:span><text:span text:style-name="T3"><draw:g text:anchor-type="as-char" svg:y="-0.1134in" draw:z-index="458" draw:name="Shape463" draw:style-name="gr1"><svg:title>TexMaths</svg:title><svg:desc>11§inline§\bigcup§svg§600§FALSE§</svg:desc><draw:path draw:style-name="gr2" draw:text-style-name="P5" svg:width="0.1012in" svg:height="0.1354in" svg:x="-0.0004in" svg:y="0.0071in" svg:viewBox="0 0 258 345" svg:d="M0 0c86 0 172 0 258 0 0 115 0 230 0 345-86 0-172 0-258 0 0-115 0-230 0-345z"><text:p/></draw:path><draw:path draw:style-name="gr3" draw:text-style-name="P6" svg:width="0.1083in" svg:height="0.1508in" svg:x="0.0004in" svg:y="0in" svg:viewBox="0 0 276 384" svg:d="M249 250c0 65-55 108-111 108-57 0-112-43-112-108 0-77 0-154 0-231 0-6 0-19-13-19s-13 13-13 19c0 77 0 155 0 232 0 75 63 133 138 133s138-58 138-133c0-77 0-155 0-232 0-6 0-19-14-19-13 0-13 13-13 19 0 77 0 154 0 231z"><text:p/></draw:path></draw:g></text:span><text:span text:style-name="T3"><text:s/>נסיק </text:span><text:span text:style-name="T3"><draw:g text:anchor-type="as-char" svg:y="-0.1425in" draw:z-index="459" draw:name="Shape464" draw:style-name="gr1"><svg:title>TexMaths</svg:title><svg:desc>11§display§R^{(2k)} \subseteq R^*§svg§600§FALSE§</svg:desc><draw:path draw:style-name="gr2" draw:text-style-name="P5" svg:width="0.7035in" svg:height="0.1472in" svg:x="0.0016in" svg:y="0.0071in" svg:viewBox="0 0 1788 375" svg:d="M0 0c596 0 1192 0 1788 0 0 125 0 250 0 375-596 0-1192 0-1788 0 0-125 0-250 0-375z"><text:p/></draw:path><draw:path draw:style-name="gr3" draw:text-style-name="P6" svg:width="0.1083in" svg:height="0.1071in" svg:x="-0.0004in" svg:y="0.039in" svg:viewBox="0 0 276 273" svg:d="M130 28c2-10 3-14 11-15 3-1 15-1 23-1 28 0 70 0 70 39 0 13-6 39-20 55-11 10-31 22-66 22-15 0-29 0-43 0 8-34 16-67 25-100zM185 133c40-8 86-36 86-75 0-33-35-58-86-58-36 0-74 0-110 0-8 0-11 0-11 8 0 4 3 4 10 4 1 0 9 0 15 1 7 1 10 1 10 7 0 1 0 2-1 6-18 70-34 139-52 208-4 14-4 18-35 18-7 0-11 0-11 7 0 5 3 4 6 5 11 0 38-1 49-1 10 0 37 1 48 1 4 0 8 0 8-8 0-4-3-4-11-4-14 0-24 0-24-7 0-2 0-4 1-7 9-33 17-67 25-101 16 0 31 0 47 0 35 0 41 21 41 35 0 6-3 18-5 27-3 10-7 24-7 32 0 42 47 42 52 42 33 0 46-40 46-46 0-4-3-2-4-4-3 0-5 3-6 5-8 29-26 36-35 36-12 0-15-9-15-23 0-13 2-32 4-44 1-5 1-13 1-18 0-30-25-42-36-46z"><text:p/></draw:path><draw:path draw:style-name="gr3" draw:text-style-name="P6" svg:width="0.0272in" svg:height="0.1055in" svg:x="0.1228in" svg:y="0in" svg:viewBox="0 0 70 269" svg:d="M65 0c-52 36-65 94-65 136 0 37 11 96 65 133 2 0 5 0 5-3 0-1-1-2-3-3-36-34-49-79-49-127 0-74 28-110 50-129 1-1 2-3 2-4 0-3-3-3-5-3z"><text:p/></draw:path><draw:path draw:style-name="gr3" draw:text-style-name="P6" svg:width="0.0465in" svg:height="0.0705in" svg:x="0.165in" svg:y="0.0094in" svg:viewBox="0 0 119 180" svg:d="M119 130c-3 0-6 0-9 0-1 7-3 22-7 26-2 1-23 1-27 1-17 0-33 0-50 0 29-26 38-32 54-46 20-15 39-33 39-58 0-33-29-53-63-53s-56 23-56 49c0 14 11 15 14 15 7 0 15-4 15-14 0-6-3-15-17-15 9-20 28-25 40-25 27 0 40 21 40 43 0 23-16 42-25 52-22 21-43 43-65 65-2 2-2 2-2 10 37 0 74 0 111 0 2-17 6-33 8-50z"><text:p/></draw:path><draw:path draw:style-name="gr3" draw:text-style-name="P6" svg:width="0.052in" svg:height="0.0748in" svg:x="0.2268in" svg:y="0.0063in" svg:viewBox="0 0 133 191" svg:d="M64 8c0-1 1-4 1-5s-1-3-4-3c-6 0-28 2-35 2-2 0-6 1-6 7 0 3 4 3 8 3 12 0 12 2 12 5 0 2 0 3-1 5-13 51-26 102-38 153-1 6-1 6-1 7 0 3 3 9 9 9 8 0 11-6 12-12 1-1 12-49 13-52 20 1 35 8 35 22 0 1 0 2-1 5-1 4-1 6-1 8 0 20 17 29 29 29 26 0 23-29 35-42 0-3-3-2-4-3-5 0-5 1-6 6-3 11-11 31-24 31-8 0-10-6-10-14 0-5 0-6 2-12 0-1 1-6 1-9 0-24-32-28-44-29 8-4 19-13 23-17 14-14 28-26 42-26 3 0 7 0 9 3-11 3-13 11-13 16s4 10 10 10c7 0 16-7 16-18 0-9-6-19-21-19s-29 11-44 24c-11 11-20 19-31 24 9-37 18-72 27-108z"><text:p/></draw:path><draw:path draw:style-name="gr3" draw:text-style-name="P6" svg:width="0.0268in" svg:height="0.1055in" svg:x="0.2933in" svg:y="0in" svg:viewBox="0 0 69 269" svg:d="M4 0c-1 0-4 0-4 3 0 1 1 3 2 5 23 21 50 57 50 128 0 56-18 98-48 124-4 5-4 5-4 6 0 2 1 3 3 3 4 0 29-17 48-52 11-21 18-50 18-81 0-39-11-98-65-136z"><text:p/></draw:path><draw:path draw:style-name="gr3" draw:text-style-name="P6" svg:width="0.0929in" svg:height="0.1169in" svg:x="0.3953in" svg:y="0.0453in" svg:viewBox="0 0 237 298" svg:d="M223 15c7 0 14 0 14-7 0-8-7-8-14-8-35 0-69 0-104 0-66 0-119 51-119 111 0 63 54 112 119 112 35 0 69 0 104 0 7 0 14 0 14-8 0-6-7-6-14-6-34 0-69 0-103 0-62 0-105-46-105-96 0-53 44-98 105-98 34 0 69 0 103 0zM22 282c-7 0-14 0-14 8s7 8 14 8c67 0 134 0 201 0 7 0 14 0 14-8s-7-8-14-8c-67 0-134 0-201 0z"><text:p/></draw:path><draw:path draw:style-name="gr3" draw:text-style-name="P6" svg:width="0.1083in" svg:height="0.1071in" svg:x="0.5496in" svg:y="0.039in" svg:viewBox="0 0 276 273" svg:d="M130 28c2-10 3-14 10-15 4-1 16-1 24-1 28 0 70 0 70 39 0 13-6 39-22 55-9 10-29 22-64 22-15 0-29 0-43 0 8-34 16-67 25-100zM185 133c40-8 85-36 85-75 0-33-34-58-85-58-36 0-74 0-110 0-8 0-11 0-11 8 0 4 3 4 10 4 1 0 9 0 15 1 7 1 10 1 10 7 0 1 0 2-1 6-18 70-34 139-52 208-4 14-4 18-35 18-8 0-11 0-11 7 0 5 3 4 6 5 11 0 37-1 48-1 10 0 38 1 49 1 4 0 8 0 8-8 0-4-3-4-11-4-14 0-25 0-25-7 0-2 1-4 2-7 9-33 17-67 25-101 16 0 30 0 46 0 35 0 42 21 42 35 0 6-3 18-5 27-3 10-7 24-7 32 0 42 47 42 52 42 33 0 46-40 46-46 0-4-3-2-4-4-3 0-5 3-6 5-8 29-26 36-35 36-12 0-15-9-15-23 0-13 2-32 4-44 1-5 1-13 1-18 0-30-25-42-36-46z"><text:p/></draw:path><draw:path draw:style-name="gr3" draw:text-style-name="P6" svg:width="0.0429in" svg:height="0.0457in" svg:x="0.6697in" svg:y="0.0307in" svg:viewBox="0 0 110 117" svg:d="M64 58c22-9 32-13 38-16 6-2 8-3 8-9 0-4-3-9-9-9-1 0-2 0-5 4-12 7-24 16-37 24 2-13 3-27 4-40 1-5 0-12-8-12-3 0-9 2-9 8 0 3 1 11 2 13 0 5 3 24 3 31-12-8-25-17-37-24-2-3-3-4-5-4-6 0-9 5-9 9 0 6 3 7 6 8 13 5 27 12 40 17-22 10-32 14-38 17-6 2-8 3-8 9 0 4 3 8 9 8 2 0 2 0 5-3 12-8 25-16 37-24-1 14-4 29-5 43 0 7 6 9 9 9s9-2 9-9c0-2-1-10-2-13 0-5-3-23-3-30 11 7 21 14 32 22 8 5 8 5 10 5 6 0 9-4 9-8 0-6-3-8-5-9-14-5-28-11-41-17z"><text:p/></draw:path></draw:g></text:span><text:span text:style-name="T3">, ולכן משום שהוכחנו </text:span><text:span text:style-name="T3"><draw:g text:anchor-type="as-char" svg:y="-0.1425in" draw:z-index="460" draw:name="Shape465" draw:style-name="gr1"><svg:title>TexMaths</svg:title><svg:desc>11§display§\la a, c \ra \in R^{(2k)}§svg§600§FALSE§</svg:desc><draw:path draw:style-name="gr2" draw:text-style-name="P5" svg:width="0.8287in" svg:height="0.1646in" svg:x="-0.0004in" svg:y="0.0071in" svg:viewBox="0 0 2106 419" svg:d="M1053 419c-351 0-702 0-1053 0 0-140 0-279 0-419 702 0 1404 0 2106 0 0 140 0 279 0 419-351 0-702 0-1053 0z"><text:p/></draw:path><draw:path draw:style-name="gr3" draw:text-style-name="P6" svg:width="0.0335in" svg:height="0.1516in" svg:x="0.0087in" svg:y="0.028in" svg:viewBox="0 0 86 386" svg:d="M84 14c2-3 2-4 2-6 0-5-4-8-8-8-3 0-5 2-9 9-22 59-45 118-67 177-1 2-2 5-2 7 0 1 0 2 2 6 22 59 45 118 67 177 1 4 4 10 9 10 4 0 8-4 8-8 0-1 0-2-2-7-24-59-46-119-69-178 23-60 45-119 69-179z"><text:p/></draw:path><draw:path draw:style-name="gr3" draw:text-style-name="P6" svg:width="0.0693in" svg:height="0.0685in" svg:x="0.0571in" svg:y="0.0752in" svg:viewBox="0 0 177 175" svg:d="M129 25c-8-14-19-25-37-25-45 0-92 57-92 114 0 36 21 61 52 61 7 0 26-1 49-28 3 15 17 28 35 28 14 0 23-9 29-21 7-14 12-37 12-38 0-5-3-5-5-5-4 0-4 3-5 8-6 25-14 47-30 47-11 0-12-9-12-17 0-9 1-11 6-29 4-16 4-20 9-34 4-18 8-36 13-54 3-11 3-12 3-13 0-7-4-11-11-11-10 0-15 9-16 17zM103 125c-2 7-2 7-7 14-18 22-33 27-44 27-19 0-25-21-25-36 0-19 13-66 21-85 12-22 30-36 45-36 26 0 31 32 31 34s-1 4-1 7c-6 25-13 49-20 75z"><text:p/></draw:path><draw:path draw:style-name="gr3" draw:text-style-name="P6" svg:width="0.0173in" svg:height="0.0453in" svg:x="0.1449in" svg:y="0.1252in" svg:viewBox="0 0 45 116" svg:d="M45 41c0-26-10-41-25-41-12 0-20 10-20 21 0 10 8 20 20 20 4 0 10-1 14-5 1-1 1-1 1-1 1 0 1 0 1 6 0 28-13 52-26 64-5 4-5 5-5 6 0 3 3 5 5 5 4 0 35-30 35-75z"><text:p/></draw:path><draw:path draw:style-name="gr3" draw:text-style-name="P6" svg:width="0.0591in" svg:height="0.0685in" svg:x="0.2051in" svg:y="0.0752in" svg:viewBox="0 0 151 175" svg:d="M137 24c-6 0-12 0-17 6-6 5-7 12-7 14 0 10 7 14 15 14 11 0 20-10 20-25 0-19-17-33-45-33-51 0-103 55-103 110 0 34 22 65 63 65 55 0 88-41 88-45 0-3-4-5-6-5-1 0-2 1-4 4-31 37-73 37-77 37-26 0-35-18-35-41 0-16 7-53 20-78 13-22 33-38 54-38 14 0 29 4 34 15z"><text:p/></draw:path><draw:path draw:style-name="gr3" draw:text-style-name="P6" svg:width="0.0335in" svg:height="0.1516in" svg:x="0.2732in" svg:y="0.028in" svg:viewBox="0 0 86 386" svg:d="M84 199c2-4 2-5 2-6s0-1-2-7c-22-59-46-118-68-177-2-7-4-9-8-9-5 0-8 3-8 8 0 1 0 2 2 6 23 60 45 119 68 179-23 58-45 118-68 177-2 5-2 6-2 8 0 4 3 8 8 8 4 0 6-5 7-8 23-59 45-119 69-179z"><text:p/></draw:path><draw:path draw:style-name="gr3" draw:text-style-name="P6" svg:width="0.0752in" svg:height="0.0878in" svg:x="0.3787in" svg:y="0.0598in" svg:viewBox="0 0 192 224" svg:d="M179 119c7 0 13 0 13-8 0-7-6-7-13-7-55 0-109 0-164 0 5-52 50-89 104-89 20 0 40 0 60 0 7 0 13 0 13-7 0-8-6-8-13-8-20 0-40 0-60 0-66 0-119 48-119 111 0 62 53 113 119 113 20 0 40 0 60 0 7 0 13 0 13-8s-6-8-13-8c-20 0-40 0-60 0-54 0-99-37-104-89 55 0 109 0 164 0z"><text:p/></draw:path><draw:path draw:style-name="gr3" draw:text-style-name="P6" svg:width="0.1079in" svg:height="0.1063in" svg:x="0.5157in" svg:y="0.039in" svg:viewBox="0 0 275 271" svg:d="M129 26c2-9 3-13 11-14 3-1 15-1 23-1 27 0 70 0 70 39 0 13-5 39-21 55-10 10-31 22-65 22-14 0-29 0-44 0 9-34 17-67 26-101zM185 132c38-9 84-35 84-75 0-33-35-57-85-57-37 0-74 0-110 0-8 0-11 0-11 8 0 3 3 3 11 3 4 0 7 0 14 1s11 1 11 7c0 1-1 2-2 6-18 70-34 139-52 209-3 13-4 16-35 16-7 0-10 0-10 8 0 4 4 4 5 4 10 0 38-1 49-1s38 1 48 1c4 0 9 0 9-7 0-5-4-5-11-5-14 0-25 0-25-5 0-3 1-5 1-7 9-34 16-68 25-102 16 0 31 0 46 0 36 0 42 22 42 35 0 5-3 17-5 26-3 11-6 26-6 33 0 41 46 41 51 41 33 0 46-38 46-43s-3-5-5-5c-3 0-4 3-4 5-10 28-26 34-35 34-13 0-15-9-15-22 0-12 2-32 3-44 1-5 2-13 2-19 0-29-26-41-36-45z"><text:p/></draw:path><draw:path draw:style-name="gr3" draw:text-style-name="P6" svg:width="0.0272in" svg:height="0.1055in" svg:x="0.6382in" svg:y="0in" svg:viewBox="0 0 70 269" svg:d="M65 0c-52 36-65 94-65 136 0 37 11 97 65 133 2 0 5 0 5-2s-1-2-3-5c-35-32-48-77-48-126 0-73 27-110 49-129 1-1 2-3 2-4 0-3-3-3-5-3z"><text:p/></draw:path><draw:path draw:style-name="gr3" draw:text-style-name="P6" svg:width="0.0469in" svg:height="0.0705in" svg:x="0.6803in" svg:y="0.0091in" svg:viewBox="0 0 120 180" svg:d="M120 131c-3 0-7 0-10 0-1 6-3 22-7 24-2 2-23 2-27 2-17 0-33 0-50 0 29-25 39-32 54-46 21-15 40-32 40-58 0-33-29-53-64-53-33 0-56 24-56 48 0 15 11 16 14 16 7 0 15-4 15-14 0-5-3-15-17-15 9-18 28-25 40-25 27 0 41 21 41 43 0 24-17 42-25 52-22 21-44 43-66 65-2 2-2 2-2 10 37 0 74 0 111 0 3-17 6-33 9-49z"><text:p/></draw:path><draw:path draw:style-name="gr3" draw:text-style-name="P6" svg:width="0.052in" svg:height="0.0748in" svg:x="0.7421in" svg:y="0.0043in" svg:viewBox="0 0 133 191" svg:d="M64 8c1 0 1-4 1-5s-1-3-5-3-27 2-34 2c-2 1-5 1-5 7 0 3 3 3 6 3 14 0 14 2 14 5 0 2-1 3-1 6-14 51-26 102-39 153-1 5-1 5-1 6 0 4 3 9 9 9 7 0 11-6 13-12 0-2 12-49 13-52 19 2 34 7 34 22 0 1 0 2 0 5-1 5-1 6-1 8 0 20 16 29 29 29 25 0 23-29 34-42 0-4-3-4-5-4-4 0-4 2-5 7-3 11-11 31-24 31-7 0-9-7-9-14 0-5 0-6 1-12 0-2 1-6 1-9 0-23-32-28-43-29 8-4 18-13 22-18 15-13 28-25 43-25 3 0 7 1 9 3-12 3-14 11-14 16s4 10 11 10c6 0 15-6 15-18 0-9-7-19-21-19-15 0-30 11-43 25-12 9-21 18-32 23 9-37 18-72 27-108z"><text:p/></draw:path><draw:path draw:style-name="gr3" draw:text-style-name="P6" svg:width="0.0272in" svg:height="0.1055in" svg:x="0.8087in" svg:y="0in" svg:viewBox="0 0 70 269" svg:d="M5 0c-2 0-5 0-5 3 0 1 1 3 2 5 23 21 50 57 50 128 0 56-18 99-47 124-5 5-5 6-5 7 0 2 1 2 3 2 4 0 30-18 48-50 12-23 19-51 19-83 0-39-12-97-65-136z"><text:p/></draw:path></draw:g></text:span><text:span text:style-name="T3"><text:s/>אז לפי הגדרת הכלה </text:span><text:span text:style-name="T3"><draw:g text:anchor-type="as-char" svg:y="-0.1134in" draw:z-index="461" draw:name="Shape466" draw:style-name="gr1"><svg:title>TexMaths</svg:title><svg:desc>11§display§\la a, c \ra \in R^*§svg§600§FALSE§</svg:desc><draw:path draw:style-name="gr2" draw:text-style-name="P5" svg:width="0.6709in" svg:height="0.1354in" svg:x="-0.0004in" svg:y="0.0071in" svg:viewBox="0 0 1705 345" svg:d="M0 0c569 0 1136 0 1705 0 0 115 0 230 0 345-569 0-1136 0-1705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89in" svg:height="0.0681in" svg:x="0.0571in" svg:y="0.0453in" svg:viewBox="0 0 176 174" svg:d="M129 24c-8-14-19-24-37-24-45 0-92 56-92 112 0 37 21 62 51 62 7 0 27-1 50-29 4 17 17 29 35 29 14 0 22-9 29-21 7-14 11-37 11-38 0-4-3-4-4-4-4 0-5 1-6 7-6 25-13 48-28 48-11 0-13-10-13-17 0-9 2-12 6-29s4-21 8-35c4-19 10-37 14-54 2-11 2-11 2-13 0-7-4-10-11-10-9 0-14 9-15 16zM103 124c-2 7-2 8-7 15-18 21-33 27-44 27-20 0-24-22-24-36 0-20 12-67 20-85 13-23 30-37 46-37 24 0 29 32 29 34s0 4-1 6c-6 26-12 51-19 76z"><text:p/></draw:path><draw:path draw:style-name="gr3" draw:text-style-name="P6" svg:width="0.0173in" svg:height="0.0453in" svg:x="0.1445in" svg:y="0.0972in" svg:viewBox="0 0 45 116" svg:d="M45 41c0-26-9-41-24-41-13 0-21 10-21 21 0 10 8 21 21 21 4 0 10-2 13-6 1-1 1-1 2-1 0 2 1 0 1 6 0 28-14 51-26 65-4 3-4 4-4 5 0 4 2 5 4 5 3 0 34-30 34-75z"><text:p/></draw:path><draw:path draw:style-name="gr3" draw:text-style-name="P6" svg:width="0.0587in" svg:height="0.0681in" svg:x="0.2055in" svg:y="0.0453in" svg:viewBox="0 0 150 174" svg:d="M136 23c-5 0-11 0-16 6-7 6-7 13-7 15 0 9 7 13 15 13 11 0 21-9 21-24 0-19-18-33-46-33-52 0-103 55-103 109 0 35 22 65 63 65 55 0 87-41 87-45 0-2-3-6-5-6s-2 1-5 5c-30 38-73 38-77 38-24 0-34-20-34-43 0-15 7-53 21-77 11-21 33-38 53-38 14 0 28 5 33 15z"><text:p/></draw:path><draw:path draw:style-name="gr3" draw:text-style-name="P6" svg:width="0.0335in" svg:height="0.1508in" svg:x="0.2732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6" svg:width="0.076in" svg:height="0.087in" svg:x="0.3783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83in" svg:height="0.1063in" svg:x="0.5154in" svg:y="0.0098in" svg:viewBox="0 0 276 271" svg:d="M130 28c2-10 3-14 10-15 4-1 16-1 24-1 27 0 70 0 70 39 0 13-6 39-21 55-11 10-30 22-66 22-14 0-28 0-42 0 8-34 16-67 25-100zM185 132c39-8 85-35 85-74 0-33-35-58-85-58-36 0-74 0-110 0-8 0-11 0-11 8 0 4 3 4 10 4 1 0 9 0 15 1 7 1 10 1 10 7 0 1 0 2-1 6-18 69-34 138-52 206-4 16-4 19-35 19-7 0-11 0-11 8 0 4 3 3 6 4 11 0 38-2 49-2 10 0 37 2 48 2 4 0 8 0 8-9 0-3-3-3-11-3-14 0-25 0-25-8 0-2 1-4 2-6 9-33 17-67 25-100 16 0 31 0 47 0 34 0 41 20 41 34 0 6-3 18-5 26-3 10-7 24-7 32 0 42 46 42 52 42 33 0 46-39 46-44s-3-2-4-5c-4 0-5 3-6 6-9 29-26 35-35 35-12 0-15-9-15-24 0-12 2-32 4-44 1-5 1-11 1-17 0-29-25-41-36-46z"><text:p/></draw:path><draw:path draw:style-name="gr3" draw:text-style-name="P6" svg:width="0.0429in" svg:height="0.0457in" svg:x="0.6354in" svg:y="0.0016in" svg:viewBox="0 0 110 117" svg:d="M64 58c22-10 32-13 38-16 6-2 8-3 8-9 0-4-3-9-9-9-1 0-2 0-5 4-12 7-24 16-37 24 2-13 3-27 4-40 1-5 0-12-8-12-3 0-9 2-9 8 0 3 1 11 2 13 0 5 3 24 3 31-12-8-25-17-37-24-2-3-3-4-5-4-6 0-9 5-9 9 0 6 3 7 6 8 13 5 27 12 40 17-22 10-32 14-38 17-6 2-8 3-8 9 0 4 3 7 9 7 2 0 2 0 5-2 12-9 25-16 37-24-1 14-4 29-5 43 0 7 6 9 9 9s9-2 9-9c0-2-1-10-2-13 0-5-3-25-3-30 11 7 21 13 32 21 8 5 8 5 10 5 6 0 9-3 9-7 0-6-3-8-5-9-14-6-28-11-41-17z"><text:p/></draw:path></draw:g></text:span><text:span text:style-name="T3"><text:s/>ובאופן שקול </text:span><text:span text:style-name="T3"><draw:g text:anchor-type="as-char" svg:y="-0.1154in" draw:z-index="462" draw:name="Shape467" draw:style-name="gr1"><svg:title>TexMaths</svg:title><svg:desc>11§display§aR^*c§svg§600§FALSE§</svg:desc><draw:path draw:style-name="gr2" draw:text-style-name="P5" svg:width="0.3154in" svg:height="0.0992in" svg:x="0.0016in" svg:y="0.0071in" svg:viewBox="0 0 802 253" svg:d="M0 0c267 0 535 0 802 0 0 84 0 169 0 253-267 0-535 0-802 0 0-84 0-169 0-253z"><text:p/></draw:path><draw:path draw:style-name="gr3" draw:text-style-name="P6" svg:width="0.0693in" svg:height="0.0681in" svg:x="-0.0004in" svg:y="0.0453in" svg:viewBox="0 0 177 174" svg:d="M129 24c-7-14-19-24-36-24-45 0-93 56-93 113 0 35 21 61 52 61 7 0 26-1 49-28 3 16 17 28 35 28 15 0 23-9 29-21 6-14 12-37 12-38 0-3-3-3-5-3-4 0-4 1-5 6-7 26-14 47-30 47-10 0-12-10-12-18 0-6 1-10 6-27 4-16 5-20 9-35 4-19 8-36 13-54 3-11 3-11 3-13 0-7-4-10-11-10-10 0-15 7-16 16zM103 125c-2 7-2 8-7 14-17 20-33 26-44 26-19 0-25-20-25-34 0-20 13-68 21-86 12-23 30-37 45-37 26 0 31 32 31 34s-1 4-1 7c-7 25-13 51-20 76z"><text:p/></draw:path><draw:path draw:style-name="gr3" draw:text-style-name="P6" svg:width="0.1083in" svg:height="0.1067in" svg:x="0.0799in" svg:y="0.0083in" svg:viewBox="0 0 276 272" svg:d="M129 28c2-10 3-14 11-15 3-1 15-1 23-1 27 0 70 0 70 39 0 13-6 40-21 55-10 10-31 22-65 22-14 0-29 0-44 0 9-34 17-67 26-100zM185 133c38-8 84-36 84-74 0-34-35-59-86-59-37 0-73 0-109 0-8 0-11 0-11 8 0 4 3 4 11 4 1 0 7 0 14 1 8 1 11 1 11 7 0 1-1 2-2 7-18 68-34 138-52 207-3 15-4 17-35 17-7 0-10 0-10 8 0 4 4 4 5 4 11 0 38-1 49-1s38 1 49 1c2 0 8 0 8-7 0-5-4-5-11-5-14 0-25 0-25-6 0-3 1-5 1-7 9-33 16-68 25-101 15 0 31 0 46 0 35 0 42 20 42 33 0 7-3 18-6 27-2 11-5 25-5 33 0 42 46 42 51 42 32 0 47-38 47-44 0-4-5-4-6-4-3 0-4 2-4 4-10 29-27 35-35 35-13 0-16-7-16-23 0-12 3-32 4-44 1-6 2-12 2-18 0-30-27-41-36-45z"><text:p/></draw:path><draw:path draw:style-name="gr3" draw:text-style-name="P6" svg:width="0.0425in" svg:height="0.0457in" svg:x="0.1996in" svg:y="0in" svg:viewBox="0 0 109 117" svg:d="M63 59c22-10 31-14 38-17 6-2 8-3 8-9 0-4-4-9-8-9-2 0-2 0-5 3-13 8-26 16-38 25 1-13 4-27 5-40 0-5 0-12-9-12-2 0-8 2-8 8 0 3 1 11 1 13 1 6 2 24 4 31-13-9-25-17-37-25-3-2-4-3-6-3-5 0-8 5-8 9 0 6 3 7 5 8 14 5 28 11 41 18-22 9-32 13-39 16-5 2-7 4-7 8 0 6 3 9 8 9 2 0 2 0 5-2 12-9 25-17 38-25-2 15-4 29-5 43 0 7 5 9 8 9 2 0 9-2 9-9 0-2-1-10-1-13-2-4-3-24-4-30 11 7 22 14 33 21 7 6 8 6 10 6 4 0 8-3 8-9 0-4-4-7-6-8-13-5-27-11-40-16z"><text:p/></draw:path><draw:path draw:style-name="gr3" draw:text-style-name="P6" svg:width="0.0591in" svg:height="0.0681in" svg:x="0.2657in" svg:y="0.0453in" svg:viewBox="0 0 151 174" svg:d="M137 23c-6 0-11 0-16 6-7 6-8 12-8 15 0 9 8 14 14 14 11 0 22-9 22-25 0-19-18-33-45-33-52 0-104 55-104 110 0 35 23 64 63 64 56 0 88-40 88-45 0-2-3-5-5-5s-3 1-5 4c-31 37-73 37-77 37-24 0-35-18-35-41 0-16 7-53 20-78 13-22 34-38 55-38 14 0 28 5 33 15z"><text:p/></draw:path></draw:g></text:span><text:span text:style-name="T3"><text:s/>כדרוש. </text:span></text:p>
      <text:p text:style-name="P9"><text:span text:style-name="T3"><draw:g text:anchor-type="as-char" svg:y="-0.1134in" draw:z-index="463" draw:name="Shape468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18" text:outline-level="3">סעיף (ב)</text:h>
      <text:p text:style-name="P87">נתון: <text:span text:style-name="T57">תהי </text:span><text:span text:style-name="T57"><draw:g text:anchor-type="as-char" svg:y="-0.1193in" draw:z-index="464" draw:name="Shape469" draw:style-name="gr1"><svg:title>TexMaths</svg:title><svg:desc>11§display§A \neq \emptyset§svg§600§FALSE§</svg:desc><draw:path draw:style-name="gr2" draw:text-style-name="P5" svg:width="0.3693in" svg:height="0.1339in" svg:x="0.0024in" svg:y="0.0075in" svg:viewBox="0 0 939 341" svg:d="M0 0c313 0 626 0 939 0 0 114 0 227 0 341-313 0-626 0-939 0 0-114 0-227 0-341z"><text:p/></draw:path><draw:path draw:style-name="gr3" draw:text-style-name="P6" svg:width="0.1039in" svg:height="0.1075in" svg:x="-0.0004in" svg:y="0.0087in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3" draw:text-style-name="P6" svg:width="0.0756in" svg:height="0.1406in" svg:x="0.172in" svg:y="0.0087in" svg:viewBox="0 0 193 358" svg:d="M189 14c4-5 4-5 4-6 0-4-3-8-8-8s-7 2-9 8c-58 111-115 223-174 335-2 5-2 6-2 7 0 4 2 8 8 8 4 0 5-2 7-8 59-112 116-223 174-336z"><text:p/></draw:path><draw:path draw:style-name="gr3" draw:text-style-name="P6" svg:width="0.1012in" svg:height="0.035in" svg:x="0.1591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1in" svg:height="0.1283in" svg:x="0.3181in" svg:y="0in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57"><text:s/>קבוצה, ויהי </text:span><text:span text:style-name="T57"><draw:g text:anchor-type="as-char" svg:y="-0.1063in" draw:z-index="465" draw:name="Shape470" draw:style-name="gr1"><svg:title>TexMaths</svg:title><svg:desc>11§display§R§svg§600§FALSE§</svg:desc><draw:path draw:style-name="gr2" draw:text-style-name="P5" svg:width="0.098in" svg:height="0.0906in" svg:x="0.0016in" svg:y="0.0071in" svg:viewBox="0 0 250 231" svg:d="M0 0c84 0 166 0 250 0 0 77 0 154 0 231-84 0-166 0-250 0 0-77 0-154 0-231z"><text:p/></draw:path><draw:path draw:style-name="gr3" draw:text-style-name="P6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57"><text:s/>יחס מעל </text:span><text:span text:style-name="T57"><draw:g text:anchor-type="as-char" svg:y="-0.1083in" draw:z-index="466" draw:name="Shape471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87">צ.ל.: <text:span text:style-name="T3"><draw:g text:anchor-type="as-char" svg:y="-0.1118in" draw:z-index="467" draw:name="Shape472" draw:style-name="gr1"><svg:title>TexMaths</svg:title><svg:desc>11§display§R \subseteq R^* \land \forall S \subseteq A \times A. R \subseteq S \implies R^* \subseteq S§svg§600§FALSE§</svg:desc><draw:path draw:style-name="gr2" draw:text-style-name="P5" svg:width="2.8283in" svg:height="0.1165in" svg:x="0.026in" svg:y="0.0075in" svg:viewBox="0 0 7185 297" svg:d="M3593 297c-1197 0-2395 0-3593 0 0-99 0-198 0-297 2396 0 4790 0 7185 0 0 99 0 198 0 297-1197 0-2395 0-3592 0z"><text:p/></draw:path><draw:path draw:style-name="gr3" draw:text-style-name="P6" svg:width="0.1083in" svg:height="0.1059in" svg:x="-0.0004in" svg:y="0.0083in" svg:viewBox="0 0 276 270" svg:d="M129 26c2-10 3-13 11-14 3-1 15-1 23-1 27 0 70 0 70 38 0 14-5 40-21 55-10 10-31 22-65 22-14 0-29 0-44 0 9-34 17-67 26-100zM185 132c38-9 84-35 84-75 0-33-35-57-85-57-37 0-74 0-110 0-8 0-11 0-11 8 0 3 3 3 11 3 4 0 7 0 14 1s11 1 11 7c0 1-1 2-2 6-18 69-34 139-52 207-3 14-4 17-35 17-7 0-10 0-10 8 0 4 4 4 5 4 10 0 38-1 49-1s38 1 48 1c4 0 8 0 8-7 0-5-3-5-10-5-14 0-25 0-25-6 0-2 1-5 1-7 9-34 16-67 25-101 16 0 31 0 46 0 36 0 42 22 42 35 0 6-3 17-5 25-3 11-6 26-6 33 0 42 46 42 51 42 33 0 47-39 47-45 0-4-4-4-5-4-4 0-5 2-5 5-10 29-26 35-35 35-13 0-15-8-15-24 0-11 2-31 3-43 1-5 2-12 2-17 0-30-26-42-36-45z"><text:p/></draw:path><draw:path draw:style-name="gr3" draw:text-style-name="P6" svg:width="0.0921in" svg:height="0.1165in" svg:x="0.165in" svg:y="0.0154in" svg:viewBox="0 0 235 297" svg:d="M222 15c7 0 13 0 13-7 0-8-6-8-13-8-35 0-69 0-104 0-66 0-118 51-118 111 0 63 53 111 118 111 35 0 69 0 104 0 7 0 13 0 13-8s-6-8-13-8c-34 0-69 0-103 0-61 0-104-43-104-94 0-53 44-97 104-97 34 0 69 0 103 0zM21 281c-7 0-13 0-13 8s6 8 13 8c67 0 134 0 201 0 7 0 13 0 13-8s-6-8-13-8c-67 0-134 0-201 0z"><text:p/></draw:path><draw:path draw:style-name="gr3" draw:text-style-name="P6" svg:width="0.1083in" svg:height="0.1059in" svg:x="0.3193in" svg:y="0.0083in" svg:viewBox="0 0 276 270" svg:d="M129 26c2-10 3-13 11-14 3-1 15-1 23-1 27 0 70 0 70 38 0 14-5 40-21 55-10 10-31 22-65 22-14 0-29 0-44 0 9-34 17-67 26-100zM185 132c38-9 84-35 84-75 0-33-35-57-85-57-37 0-74 0-110 0-8 0-11 0-11 8 0 3 3 3 11 3 4 0 7 0 14 1s11 1 11 7c0 1-1 2-2 6-18 69-34 139-52 207-3 14-4 17-35 17-7 0-10 0-10 8 0 4 4 4 5 4 10 0 38-1 49-1s38 1 48 1c4 0 8 0 8-7 0-5-3-5-10-5-14 0-25 0-25-6 0-2 1-5 1-7 9-34 16-67 25-101 16 0 31 0 46 0 36 0 42 22 42 35 0 6-3 17-5 25-3 11-6 26-6 33 0 42 46 42 51 42 33 0 47-39 47-45 0-4-4-4-5-4-4 0-5 2-5 5-10 29-26 35-35 35-13 0-15-8-15-24 0-11 2-31 3-43 1-5 2-12 2-17 0-30-26-42-36-45z"><text:p/></draw:path><draw:path draw:style-name="gr3" draw:text-style-name="P6" svg:width="0.0429in" svg:height="0.0453in" svg:x="0.4394in" svg:y="-0.0004in" svg:viewBox="0 0 110 116" svg:d="M63 58c22-10 32-13 39-16 5-2 8-4 8-9 0-4-4-9-9-9-2 0-2 0-5 3-12 8-26 17-38 25 1-14 4-27 5-40 0-5 0-12-8-12-3 0-9 2-9 9 0 2 1 10 1 13 1 4 2 23 4 30-13-8-25-17-37-25-3-2-4-3-6-3-5 0-8 5-8 9 0 5 3 7 5 8 14 5 28 12 41 17-22 10-32 13-38 17-6 2-8 3-8 8s3 9 8 9c2 0 2 0 5-3 12-9 25-17 38-24-2 14-4 28-5 44 0 5 6 7 9 7s8-2 8-7c0-4-1-11-1-15-2-4-3-23-4-29 11 6 22 14 33 22 7 5 8 5 10 5 5 0 9-4 9-9s-3-6-7-7c-13-7-27-12-40-18z"><text:p/></draw:path><draw:path draw:style-name="gr3" draw:text-style-name="P6" svg:width="0.0839in" svg:height="0.0933in" svg:x="0.5417in" svg:y="0.0209in" svg:viewBox="0 0 214 238" svg:d="M115 9c-2-7-4-9-8-9-5 0-6 3-8 9-32 71-65 143-97 214-2 4-2 5-2 8s3 7 8 7c2 0 5-1 8-8 30-67 61-136 91-203 30 67 60 136 91 203 3 8 8 8 9 8 4 0 7-4 7-7 0-1 0-3-2-7-32-71-65-144-97-215z"><text:p/></draw:path><draw:path draw:style-name="gr3" draw:text-style-name="P6" svg:width="0.0839in" svg:height="0.1079in" svg:x="0.6689in" svg:y="0.0067in" svg:viewBox="0 0 214 275" svg:d="M212 14c2-4 2-5 2-6 0-5-3-8-7-8-6 0-8 4-9 9-11 28-21 56-32 84-40 0-78 0-118 0-11-28-21-56-32-84-2-6-4-9-8-9-5 0-8 3-8 8 1 2 0 1 2 6 32 84 64 167 96 251 2 5 4 10 9 10s7-5 8-9c32-84 65-168 97-252zM55 109c35 0 69 0 104 0-17 45-35 91-52 136-18-45-34-91-52-136z"><text:p/></draw:path><draw:path draw:style-name="gr3" draw:text-style-name="P6" svg:width="0.0902in" svg:height="0.1094in" svg:x="0.761in" svg:y="0.0047in" svg:viewBox="0 0 230 279" svg:d="M230 3c0-1-1-3-5-3-2 0-2 0-7 5-6 8-12 15-18 22-11-17-31-27-56-27-48 0-96 44-96 91 0 31 21 48 41 54 14 3 28 7 42 11 14 3 35 10 35 39 0 36-32 72-69 72-26 0-68-9-68-56 0-10 2-19 2-21 1-2 1-2 1-3 0-4-2-4-5-4-2 0-3 0-4 2-1 1-23 88-23 90s2 4 4 4c3 0 3-1 7-7 7-6 13-14 20-22 16 23 43 29 65 29 52 0 98-52 98-98 0-27-14-40-19-45-9-10-14-11-50-20-7-2-22-6-25-6-11-3-24-16-24-35 0-32 32-64 68-64 32 0 56 16 56 59 0 12-2 19-2 22 1 1 0 4 4 4 5 0 5-2 7-8 7-29 14-56 21-85z"><text:p/></draw:path><draw:path draw:style-name="gr3" draw:text-style-name="P6" svg:width="0.0925in" svg:height="0.1165in" svg:x="0.9098in" svg:y="0.0154in" svg:viewBox="0 0 236 297" svg:d="M223 15c7 0 13 0 13-7 0-8-6-8-13-8-35 0-69 0-104 0-66 0-119 51-119 111 0 63 54 111 119 111 35 0 69 0 104 0 7 0 13 0 13-8s-6-8-13-8c-34 0-69 0-103 0-62 0-105-43-105-94 0-53 45-97 105-97 34 0 69 0 103 0zM22 281c-7 0-14 0-14 8s7 8 14 8c67 0 134 0 201 0 7 0 13 0 13-8s-6-8-13-8c-67 0-134 0-201 0z"><text:p/></draw:path><draw:path draw:style-name="gr3" draw:text-style-name="P6" svg:width="0.1043in" svg:height="0.1079in" svg:x="1.0634in" svg:y="0.0031in" svg:viewBox="0 0 266 275" svg:d="M56 231c-15 25-31 30-47 31-5 0-9 0-9 8 0 2 2 5 5 5 11 0 22-2 33-2 14 0 27 2 39 2 2 0 8 0 8-8 0-5-4-5-7-5-9-1-18-4-18-13 0-4 3-8 6-14 10-16 20-33 30-49 32 0 65 0 96 0 0 7 6 60 6 63 0 12-20 13-28 13-5 0-8 0-8 8 0 5 4 5 5 5 16 0 32-2 47-2 10 0 35 2 44 2 3 0 8 0 8-8 0-5-4-5-10-5-23 0-23-2-24-14-8-79-16-159-24-239-1-8-1-9-8-9-5 0-8 2-10 7-45 74-89 149-134 224zM102 175c26-43 51-86 76-128 5 42 9 85 13 128-29 0-59 0-89 0z"><text:p/></draw:path><draw:path draw:style-name="gr3" draw:text-style-name="P6" svg:width="0.0732in" svg:height="0.0724in" svg:x="1.2283in" svg:y="0.0374in" svg:viewBox="0 0 187 185" svg:d="M93 81c-25-25-51-50-77-76-4-4-5-5-8-5-4 0-8 3-8 8 0 2 1 3 5 7 26 26 52 51 77 77-25 26-51 52-77 78-4 5-5 5-5 8 0 4 4 7 8 7 3 0 4-2 8-5 26-26 52-52 77-77 27 27 54 53 81 80 1 0 3 2 5 2 5 0 8-3 8-7 0-1 0-2-1-4 0-2-62-62-82-82 25-24 48-47 72-70 1-2 8-7 9-10 1 0 2-2 2-4 0-5-3-8-8-8-3 0-4 1-9 5-25 26-51 51-77 76z"><text:p/></draw:path><draw:path draw:style-name="gr3" draw:text-style-name="P6" svg:width="0.1043in" svg:height="0.1079in" svg:x="1.3634in" svg:y="0.0031in" svg:viewBox="0 0 266 275" svg:d="M56 231c-15 25-31 30-47 31-5 0-9 0-9 8 0 2 2 5 5 5 11 0 22-2 33-2 14 0 27 2 39 2 2 0 8 0 8-8 0-5-4-5-7-5-9-1-18-4-18-13 0-4 3-8 6-14 10-16 20-33 30-49 32 0 65 0 96 0 0 7 6 60 6 63 0 12-20 13-28 13-5 0-8 0-8 8 0 5 4 5 5 5 16 0 32-2 47-2 10 0 35 2 44 2 3 0 8 0 8-8 0-5-4-5-10-5-23 0-23-2-24-14-8-79-16-159-24-239-1-8-1-9-8-9-5 0-8 2-10 7-45 74-89 149-134 224zM102 175c26-43 51-86 76-128 5 42 9 85 13 128-29 0-59 0-89 0z"><text:p/></draw:path><draw:path draw:style-name="gr3" draw:text-style-name="P6" svg:width="0.0157in" svg:height="0.0157in" svg:x="1.485in" svg:y="0.0953in" svg:viewBox="0 0 41 41" svg:d="M41 20c0-11-9-20-20-20-12 0-21 9-21 20s9 21 21 21c11 0 20-10 20-21z"><text:p/></draw:path><draw:path draw:style-name="gr3" draw:text-style-name="P6" svg:width="0.1083in" svg:height="0.1059in" svg:x="1.5205in" svg:y="0.0083in" svg:viewBox="0 0 276 270" svg:d="M129 26c2-10 3-13 11-14 3-1 15-1 23-1 27 0 70 0 70 38 0 14-5 40-21 55-10 10-31 22-65 22-14 0-29 0-44 0 9-34 17-67 26-100zM185 132c38-9 84-35 84-75 0-33-35-57-85-57-37 0-74 0-110 0-8 0-11 0-11 8 0 3 3 3 11 3 1 0 7 0 14 1s11 1 11 7c0 1-1 2-2 6-18 69-34 139-52 207-3 14-4 17-35 17-7 0-10 0-10 8 0 4 4 4 5 4 10 0 38-1 49-1s38 1 49 1c3 0 8 0 8-7 0-5-4-5-11-5-14 0-25 0-25-6 0-2 1-5 1-7 9-34 16-67 25-101 16 0 31 0 46 0 36 0 42 22 42 35 0 6-3 17-5 25-3 11-6 26-6 33 0 42 46 42 51 42 33 0 47-39 47-45 0-4-4-4-5-4-4 0-4 2-5 5-10 29-26 35-35 35-13 0-15-8-15-24 0-11 2-31 3-43 1-5 2-12 2-17 0-30-26-42-36-45z"><text:p/></draw:path><draw:path draw:style-name="gr3" draw:text-style-name="P6" svg:width="0.0921in" svg:height="0.1165in" svg:x="1.6858in" svg:y="0.0154in" svg:viewBox="0 0 235 297" svg:d="M222 15c7 0 13 0 13-7 0-8-6-8-13-8-35 0-69 0-104 0-66 0-118 51-118 111 0 63 53 111 118 111 35 0 69 0 104 0 7 0 13 0 13-8s-6-8-13-8c-34 0-69 0-103 0-61 0-104-43-104-94 0-53 44-97 104-97 34 0 69 0 103 0zM21 281c-7 0-13 0-13 8s6 8 13 8c67 0 134 0 201 0 7 0 13 0 13-8s-6-8-13-8c-67 0-134 0-201 0z"><text:p/></draw:path><draw:path draw:style-name="gr3" draw:text-style-name="P6" svg:width="0.0898in" svg:height="0.1094in" svg:x="1.8417in" svg:y="0.0047in" svg:viewBox="0 0 229 279" svg:d="M229 3c0-1-1-3-5-3-2 0-2 0-6 5-7 8-12 15-19 22-10-17-31-27-55-27-49 0-96 44-96 91 0 31 20 48 40 54 14 3 27 7 42 11 14 3 35 10 35 39 0 36-31 72-69 72-25 0-67-9-67-56 0-10 1-19 2-21 0-2 0-2 0-3 0-4-2-4-5-4-2 0-2 2-3 2-2 2-23 88-23 90s1 4 3 4 4-1 8-7c7-6 12-14 19-22 16 23 43 29 65 29 52 0 99-52 99-98 0-27-14-40-20-45-9-10-15-11-49-20-8-2-23-6-26-6-10-3-23-16-23-35 0-32 31-64 67-64 32 0 56 16 56 59 0 12-1 19-1 22 1 1 0 4 4 4s5-2 6-8c6-29 14-56 21-85z"><text:p/></draw:path><draw:path draw:style-name="gr3" draw:text-style-name="P6" svg:width="0.1008in" svg:height="0.035in" svg:x="2.0287in" svg:y="0.055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346in" svg:height="0.0827in" svg:x="2.1217in" svg:y="0.0323in" svg:viewBox="0 0 343 211" svg:d="M260 76c16 14 36 24 48 29-13 7-33 17-48 30-82 0-164 0-246 0-6 0-14 0-14 8 0 7 8 7 14 7 76 0 152 0 228 0-19 18-39 51-39 56s6 5 8 5c3 0 6 0 7-3 9-16 20-34 45-56 26-25 52-34 72-40 7-3 7-3 8-4 0-1 0-1 0-3 0-1 0-1 0-2s-1-1-1-1c-1 0-1 0-9-2-51-15-90-51-112-92-4-8-4-8-10-8-2 0-8 0-8 4 0 5 20 39 39 56-76 0-152 0-228 0-6 0-14 0-14 8s8 8 14 8c82 0 164 0 246 0z"><text:p/></draw:path><draw:path draw:style-name="gr3" draw:text-style-name="P6" svg:width="0.1083in" svg:height="0.1059in" svg:x="2.3563in" svg:y="0.0083in" svg:viewBox="0 0 276 270" svg:d="M129 26c2-10 4-13 11-14 3-1 16-1 24-1 27 0 70 0 70 38 0 14-6 40-22 55-10 10-31 22-65 22-14 0-28 0-43 0 8-34 17-67 25-100zM185 132c38-9 84-35 84-75 0-33-34-57-84-57-38 0-74 0-111 0-8 0-11 0-11 8 0 3 3 3 11 3 1 0 7 0 14 1 8 1 11 1 11 7 0 1 0 2-1 6-18 69-35 139-53 207-3 14-4 17-35 17-7 0-10 0-10 8 0 4 4 4 5 4 11 0 38-1 49-1s38 1 49 1c4 0 8 0 8-7 0-5-3-5-11-5-14 0-25 0-25-6 0-2 1-5 1-7 9-34 16-67 25-101 16 0 31 0 46 0 36 0 43 22 43 35 0 6-3 17-5 25-4 11-7 26-7 33 0 42 46 42 52 42 33 0 46-39 46-45 0-4-3-2-4-4-5 0-5 2-6 5-10 29-26 35-35 35-12 0-15-8-15-24 0-11 2-31 4-43 0-5 1-12 1-17 0-30-26-42-36-45z"><text:p/></draw:path><draw:path draw:style-name="gr3" draw:text-style-name="P6" svg:width="0.0429in" svg:height="0.0453in" svg:x="2.476in" svg:y="-0.0004in" svg:viewBox="0 0 110 116" svg:d="M64 58c22-10 32-13 38-16 6-2 8-4 8-9 0-4-3-9-9-9-2 0-2 0-5 3-12 8-25 17-37 25 1-14 3-27 4-40 1-5 0-12-8-12-3 0-9 2-9 9 0 2 1 10 2 13 0 4 3 23 3 30-13-8-25-17-37-25-2-2-3-3-5-3-6 0-9 5-9 9 0 5 3 7 5 8 14 5 28 12 41 17-22 10-32 13-38 17-6 2-8 3-8 8s3 9 9 9c1 0 2 0 5-3 12-9 24-17 37-24-2 14-4 28-5 44 0 5 6 7 9 7s9-2 9-7c0-4-1-11-2-15 0-4-3-23-3-29 11 6 21 14 32 22 8 5 8 5 10 5 6 0 9-4 9-9s-3-6-6-7c-13-7-27-12-40-18z"><text:p/></draw:path><draw:path draw:style-name="gr3" draw:text-style-name="P6" svg:width="0.0925in" svg:height="0.1165in" svg:x="2.5913in" svg:y="0.0154in" svg:viewBox="0 0 236 297" svg:d="M223 15c7 0 13 0 13-7 0-8-6-8-13-8-35 0-69 0-104 0-66 0-119 51-119 111 0 63 54 111 119 111 35 0 69 0 104 0 7 0 13 0 13-8s-6-8-13-8c-34 0-69 0-103 0-62 0-105-43-105-94 0-53 45-97 105-97 34 0 69 0 103 0zM22 281c-7 0-14 0-14 8s7 8 14 8c67 0 134 0 201 0 7 0 13 0 13-8s-6-8-13-8c-67 0-134 0-201 0z"><text:p/></draw:path><draw:path draw:style-name="gr3" draw:text-style-name="P6" svg:width="0.0902in" svg:height="0.1094in" svg:x="2.7472in" svg:y="0.0047in" svg:viewBox="0 0 230 279" svg:d="M230 3c0-1-1-3-5-3-2 0-2 0-6 5-7 8-12 15-19 22-10-17-31-27-56-27-48 0-95 44-95 91 0 31 20 48 40 54 14 3 28 7 42 11 14 3 35 10 35 39 0 36-32 72-69 72-26 0-68-9-68-56 0-10 2-19 3-21 0-2 0-2 0-3 0-4-2-4-5-4-2 0-2 0-4 2-1 1-23 88-23 90s2 4 4 4c3 0 3-1 8-7 7-6 12-14 19-22 16 23 43 29 65 29 52 0 98-52 98-98 0-27-14-40-19-45-9-10-14-11-49-20-8-2-23-6-26-6-10-3-23-16-23-35 0-32 31-64 67-64 32 0 56 16 56 59 0 12-2 19-2 22 2 1 0 4 5 4 4 0 4-2 6-8 7-29 14-56 21-85z"><text:p/></draw:path></draw:g></text:span></text:p>
      <text:p text:style-name="P87"><text:soft-page-break/>הוכחה: <text:span text:style-name="T3">נפרק לשני דברים אשר צ.ל.: </text:span></text:p>
      <text:list text:style-name="L16">
        <text:list-item>
          <text:p text:style-name="P88"><text:span text:style-name="T3"><draw:g text:anchor-type="as-char" svg:y="-0.1118in" draw:z-index="468" draw:name="Shape473" draw:style-name="gr1"><svg:title>TexMaths</svg:title><svg:desc>11§display§R \subseteq R^*§svg§600§FALSE§</svg:desc><draw:path draw:style-name="gr2" draw:text-style-name="P5" svg:width="0.4724in" svg:height="0.1165in" svg:x="0.0008in" svg:y="0.0075in" svg:viewBox="0 0 1201 297" svg:d="M602 297c-202 0-402 0-602 0 0-99 0-198 0-297 400 0 801 0 1201 0 0 99 0 198 0 297-200 0-400 0-599 0z"><text:p/></draw:path><draw:path draw:style-name="gr3" draw:text-style-name="P6" svg:width="0.1079in" svg:height="0.1059in" svg:x="-0.0004in" svg:y="0.0083in" svg:viewBox="0 0 275 270" svg:d="M129 26c2-10 3-13 11-14 3-1 15-1 23-1 27 0 70 0 70 38 0 14-6 40-21 55-10 10-31 22-66 22-14 0-28 0-43 0 9-34 17-67 26-100zM184 132c39-9 85-35 85-75 0-33-35-57-85-57-37 0-74 0-110 0-8 0-11 0-11 8 0 3 3 3 11 3 4 0 7 0 14 1s11 1 11 7c0 1-1 2-2 6-18 69-34 139-52 207-3 14-4 17-35 17-7 0-10 0-10 8 0 4 4 4 5 4 10 0 38-1 49-1s38 1 48 1c4 0 8 0 8-7 0-5-3-5-10-5-14 0-25 0-25-6 0-2 0-5 1-7 9-34 16-67 25-101 16 0 31 0 46 0 36 0 42 22 42 35 0 6-3 17-5 25-3 11-7 26-7 33 0 42 47 42 52 42 33 0 46-39 46-45 0-4-3-2-4-4-4 0-5 2-5 5-10 29-26 35-35 35-13 0-15-8-15-24 0-11 2-31 3-43 1-5 1-12 1-17 0-30-25-42-36-45z"><text:p/></draw:path><draw:path draw:style-name="gr3" draw:text-style-name="P6" svg:width="0.0925in" svg:height="0.1165in" svg:x="0.1646in" svg:y="0.0154in" svg:viewBox="0 0 236 297" svg:d="M223 15c6 0 13 0 13-7 0-8-7-8-13-8-35 0-69 0-104 0-66 0-119 51-119 111 0 63 54 111 119 111 35 0 69 0 104 0 6 0 13 0 13-8s-7-8-13-8c-34 0-69 0-103 0-62 0-105-43-105-94 0-53 44-97 105-97 34 0 69 0 103 0zM22 281c-7 0-14 0-14 8s7 8 14 8c67 0 134 0 201 0 6 0 13 0 13-8s-7-8-13-8c-67 0-134 0-201 0z"><text:p/></draw:path><draw:path draw:style-name="gr3" draw:text-style-name="P6" svg:width="0.1083in" svg:height="0.1059in" svg:x="0.3185in" svg:y="0.0083in" svg:viewBox="0 0 276 270" svg:d="M129 26c3-10 4-13 11-14 3-1 16-1 24-1 27 0 70 0 70 38 0 14-6 40-22 55-10 10-29 22-65 22-14 0-28 0-43 0 8-34 17-67 25-100zM185 132c38-9 84-35 84-75 0-33-34-57-84-57-37 0-74 0-110 0-8 0-12 0-12 8 0 3 4 3 11 3 1 0 8 0 15 1s10 1 10 7c0 1 0 2-1 6-18 69-34 139-52 207-4 14-5 17-35 17-8 0-11 0-11 8 0 4 4 4 5 4 11 0 38-1 49-1s38 1 49 1c4 0 8 0 8-7 0-5-3-5-11-5-14 0-25 0-25-6 0-2 1-5 1-7 9-34 17-67 26-101 16 0 30 0 45 0 36 0 43 22 43 35 0 6-3 17-5 25-4 11-7 26-7 33 0 42 46 42 52 42 33 0 46-39 46-45 0-4-3-2-4-4-4 0-5 2-6 5-10 29-26 35-35 35-12 0-15-8-15-24 0-11 2-31 4-43 0-5 1-12 1-17 0-30-26-42-36-45z"><text:p/></draw:path><draw:path draw:style-name="gr3" draw:text-style-name="P6" svg:width="0.0429in" svg:height="0.0453in" svg:x="0.4382in" svg:y="-0.0004in" svg:viewBox="0 0 110 116" svg:d="M64 58c22-10 32-13 38-16 6-2 8-4 8-9 0-4-3-9-9-9-2 0-2 0-5 3-12 8-25 17-37 25 1-14 3-27 4-40 1-5 0-12-8-12-3 0-9 2-9 9 0 2 1 10 1 13 1 4 4 23 4 30-13-8-25-17-37-25-2-2-3-3-5-3-6 0-9 5-9 9 0 5 3 7 5 8 14 5 28 12 41 17-22 10-32 13-38 17-6 2-8 3-8 8s3 9 9 9c1 0 2 0 5-3 12-9 24-17 37-24-2 14-4 28-5 44 0 5 6 7 9 7s9-2 9-7c0-4-1-11-2-15 0-4-3-23-3-29 11 6 21 14 32 22 7 5 8 5 10 5 6 0 9-4 9-9s-3-6-6-7c-13-7-27-12-40-18z"><text:p/></draw:path></draw:g></text:span><text:span text:style-name="T3">: </text:span><text:span text:style-name="T58">צ.ל. קיום </text:span><text:span text:style-name="T58"><draw:g text:anchor-type="as-char" svg:y="-0.1055in" draw:z-index="469" draw:name="Shape474" draw:style-name="gr1"><svg:title>TexMaths</svg:title><svg:desc>11§display§k \in \N_+§svg§600§FALSE§</svg:desc><draw:path draw:style-name="gr2" draw:text-style-name="P5" svg:width="0.4492in" svg:height="0.1248in" svg:x="-0.0004in" svg:y="0.0079in" svg:viewBox="0 0 1142 318" svg:d="M0 0c381 0 761 0 1142 0 0 106 0 212 0 318-381 0-761 0-1142 0 0-106 0-212 0-318z"><text:p/></draw:path><draw:path draw:style-name="gr3" draw:text-style-name="P6" svg:width="0.0685in" svg:height="0.1063in" svg:x="0in" svg:y="0in" svg:viewBox="0 0 175 271" svg:d="M90 4c-2-1 0-4-5-4-9 0-37 3-48 4-2 0-6 0-6 8 0 5 3 5 9 5 18 0 19 2 19 6 0 2-1 6-1 8-18 74-37 148-56 222-2 5-2 5-2 7 0 10 8 11 12 11 5 0 10-3 12-7s20-75 22-84c13 0 45 6 45 32 0 2 0 4-1 8s-2 9-2 14c0 22 15 37 36 37 11 0 22-5 30-19 10-18 14-39 14-40 0-3-3-3-4-3-4 0-4 1-6 6-7 29-16 49-34 49-6 0-12-5-12-19 0-7 2-16 4-22 1-7 1-8 1-11 0-26-25-35-58-40 13-8 26-20 35-29 17-21 36-37 55-37 2 0 2 0 3 0 4 1 5 1 8 3 1 1 1 1 2 2-19 2-22 16-22 21 0 6 4 14 14 14s21-9 21-25c0-11-9-24-25-24-11 0-29 3-58 34-13 16-27 31-42 37 13-55 27-110 40-164z"><text:p/></draw:path><draw:path draw:style-name="gr3" draw:text-style-name="P6" svg:width="0.0756in" svg:height="0.0874in" svg:x="0.1311in" svg:y="0.0232in" svg:viewBox="0 0 193 223" svg:d="M179 120c7 0 14 0 14-7 0-8-7-8-14-8-55 0-109 0-164 0 5-52 50-90 104-90 20 0 41 0 60 0 7 0 14 0 14-7 0-8-7-8-14-8-21 0-40 0-61 0-66 0-118 51-118 113 0 61 52 110 118 110 21 0 40 0 61 0 7 0 14 0 14-8s-7-8-14-8c-19 0-40 0-60 0-54 0-99-35-104-87 55 0 109 0 164 0z"><text:p/></draw:path><draw:path draw:style-name="gr3" draw:text-style-name="P6" svg:width="0.1028in" svg:height="0.1063in" svg:x="0.2654in" svg:y="0.002in" svg:viewBox="0 0 262 271" svg:d="M34 35c0 63 0 126 0 188 0 20-3 27-23 27-4 0-11 0-11 7s7 7 13 7c20 0 40 0 60 0 7 0 13 0 13-7s-7-7-12-7c-21 0-24-8-24-28 0-59 0-117 0-176 56 73 111 147 167 220 3 4 5 5 7 5 7 0 7-6 7-12 0-73 0-145 0-218 0-21 4-27 22-28 2 0 9 0 9-6 0-7-7-7-13-7-19 0-38 0-56 0-7 0-14 0-14 7 0 6 7 6 11 6 22 1 26 9 26 29 0 40 0 80 0 121-39-53-78-105-117-157-4-6-5-6-14-6-22 0-45 0-67 0-8 0-14 0-14 7 0 6 6 6 9 6 10 1 18 8 21 12 0 4 0 5 0 10zM218 245c-56-74-112-148-168-222-4-4-4-5-8-10 15 0 31 0 46 0 43 59 87 117 130 176 0 18 0 37 0 56z"><text:p/></draw:path><draw:path draw:style-name="gr3" draw:text-style-name="P6" svg:width="0.078in" svg:height="0.078in" svg:x="0.3787in" svg:y="0.0626in" svg:viewBox="0 0 199 199" svg:d="M107 107c27 0 55 0 82 0 4 0 10 0 10-7 0-6-6-6-10-6-27 0-55 0-82 0 0-29 0-56 0-84 0-3 0-10-7-10-6 0-6 7-6 10 0 28 0 55 0 84-28 0-57 0-84 0-3 0-10 0-10 5 0 8 7 8 10 8 27 0 56 0 84 0 0 28 0 55 0 82 0 3 0 10 6 10 7 0 7-7 7-10 0-27 0-54 0-82z"><text:p/></draw:path></draw:g></text:span><text:span text:style-name="T58"><text:s/>שבעבורו </text:span><text:span text:style-name="T58"><draw:g text:anchor-type="as-char" svg:y="-0.1453in" draw:z-index="470" draw:name="Shape475" draw:style-name="gr1"><svg:title>TexMaths</svg:title><svg:desc>11§display§R = R^{(k)}§svg§600§FALSE§</svg:desc><draw:path draw:style-name="gr2" draw:text-style-name="P5" svg:width="0.5697in" svg:height="0.1291in" svg:x="0.0016in" svg:y="0.0071in" svg:viewBox="0 0 1448 329" svg:d="M0 0c483 0 965 0 1448 0 0 110 0 219 0 329-483 0-965 0-1448 0 0-110 0-219 0-329z"><text:p/></draw:path><draw:path draw:style-name="gr3" draw:text-style-name="P6" svg:width="0.1083in" svg:height="0.1063in" svg:x="-0.0004in" svg:y="0.0386in" svg:viewBox="0 0 276 271" svg:d="M130 26c2-8 3-13 11-14 3 0 15 0 23 0 27 0 70 0 70 39 0 13-6 39-21 54-11 11-30 23-66 23-14 0-28 0-42 0 8-34 16-67 25-102zM185 132c39-8 86-35 86-74 0-33-36-58-86-58-36 0-74 0-110 0-8 0-11 0-11 8 0 4 3 4 10 4 1 0 9 0 15 1 7 0 10 1 10 6 0 2 0 3-1 7-18 69-34 138-52 206-4 16-4 18-35 18-7 0-11 0-11 7 0 5 3 4 6 5 11 0 38-1 49-1 10 0 37 1 48 1 4 0 8 0 8-8 0-4-3-4-11-4-14 0-24 0-24-7 0-2 0-4 1-6 9-35 17-68 25-102 16 0 31 0 47 0 34 0 41 22 41 36 0 6-3 16-5 25-3 11-7 25-7 33 0 42 46 42 52 42 33 0 46-39 46-44s-3-3-4-5c-4 0-5 2-6 5-9 28-26 35-35 35-12 0-15-8-15-23 0-12 2-32 4-44 1-6 1-12 1-17 0-29-25-42-36-46z"><text:p/></draw:path><draw:path draw:style-name="gr3" draw:text-style-name="P6" svg:width="0.1004in" svg:height="0.035in" svg:x="0.1614in" svg:y="0.0862in" svg:viewBox="0 0 256 90" svg:d="M243 15c6 0 13 0 13-7 0-8-7-8-13-8-77 0-154 0-231 0-5 0-12 0-12 8 0 7 7 7 12 7 77 0 154 0 231 0zM243 90c6 0 13 0 13-7 0-8-7-8-13-8-77 0-154 0-231 0-5 0-12 0-12 8 0 7 7 7 12 7 77 0 154 0 231 0z"><text:p/></draw:path><draw:path draw:style-name="gr3" draw:text-style-name="P6" svg:width="0.1083in" svg:height="0.1063in" svg:x="0.3189in" svg:y="0.0386in" svg:viewBox="0 0 276 271" svg:d="M129 26c2-8 3-13 11-14 3 0 15 0 24 0 26 0 69 0 69 39 0 13-5 39-21 54-10 11-30 23-65 23-14 0-29 0-44 0 9-34 17-67 26-102zM185 132c38-8 85-35 85-74 0-33-36-58-86-58-37 0-74 0-110 0-8 0-11 0-11 8 0 4 3 4 11 4 1 0 7 0 14 1 8 0 11 1 11 6 0 2 0 3-2 7-18 69-34 138-52 206-3 16-4 18-35 18-7 0-10 0-10 7 0 5 4 5 6 5 11 0 37-1 48-1s38 1 49 1c4 0 8 0 8-8 0-4-3-4-11-4-14 0-25 0-25-7 0-2 1-4 1-6 9-35 16-68 25-102 16 0 31 0 46 0 36 0 42 22 42 36 0 6-2 16-5 25-2 11-6 25-6 33 0 42 46 42 52 42 32 0 46-39 46-44s-4-5-5-5c-4 0-4 2-5 5-10 28-26 35-35 35-13 0-15-8-15-23 0-12 2-32 3-44 1-6 2-12 2-17 0-29-26-42-36-46z"><text:p/></draw:path><draw:path draw:style-name="gr3" draw:text-style-name="P6" svg:width="0.0272in" svg:height="0.1051in" svg:x="0.4413in" svg:y="0in" svg:viewBox="0 0 70 268" svg:d="M65 0c-52 36-65 93-65 134 0 39 12 96 65 134 2 0 5 0 5-3 0-2-1-2-2-4-36-32-49-77-49-126 0-73 27-109 49-128 1-1 2-3 2-4 0-3-3-3-5-3z"><text:p/></draw:path><draw:path draw:style-name="gr3" draw:text-style-name="P6" svg:width="0.052in" svg:height="0.0736in" svg:x="0.4846in" svg:y="0.0063in" svg:viewBox="0 0 133 188" svg:d="M65 8c0-1 1-4 1-5s-1-3-4-3c-6 0-29 2-36 2-2 0-5 1-5 7 0 3 3 3 7 3 13 0 13 2 13 4 0 3-1 4-1 6-14 51-26 101-39 153-1 4-1 3-1 5 0 5 3 8 9 8 8 0 11-4 13-10 0-1 12-48 13-53 19 3 34 9 34 22 0 3 0 4 0 6-1 4-1 5-1 9 0 18 16 26 29 26 26 0 23-26 34-40 0-3-3-3-4-3-4 0-5 1-6 6-3 12-10 30-23 30-8 0-10-6-10-13 0-5 0-5 1-12 1-1 2-5 2-9 0-24-33-27-44-28 8-5 18-13 22-18 15-13 28-25 43-25 4 0 7 0 9 3-12 1-14 11-14 14 0 7 4 12 11 12s15-7 15-18c0-9-6-19-21-19s-29 11-43 23c-12 11-21 20-32 25 9-37 19-72 28-108z"><text:p/></draw:path><draw:path draw:style-name="gr3" draw:text-style-name="P6" svg:width="0.0272in" svg:height="0.1051in" svg:x="0.5516in" svg:y="0in" svg:viewBox="0 0 70 268" svg:d="M6 0c-3 0-6 0-6 3 0 1 1 2 3 5 23 21 49 57 49 126 0 55-18 98-46 124-5 5-6 6-6 7s1 3 4 3 29-17 47-51c12-22 19-51 19-82 0-38-11-98-64-135z"><text:p/></draw:path></draw:g></text:span><text:span text:style-name="T58">, נבחר </text:span><text:span text:style-name="T58"><draw:g text:anchor-type="as-char" svg:y="-0.1063in" draw:z-index="471" draw:name="Shape476" draw:style-name="gr1"><svg:title>TexMaths</svg:title><svg:desc>11§display§k = 1§svg§600§FALSE§</svg:desc><draw:path draw:style-name="gr2" draw:text-style-name="P5" svg:width="0.3343in" svg:height="0.0906in" svg:x="-0.0004in" svg:y="0.0071in" svg:viewBox="0 0 850 231" svg:d="M0 0c283 0 567 0 850 0 0 77 0 154 0 231-283 0-567 0-850 0 0-77 0-154 0-231z"><text:p/></draw:path><draw:path draw:style-name="gr3" draw:text-style-name="P6" svg:width="0.0685in" svg:height="0.1063in" svg:x="0in" svg:y="0in" svg:viewBox="0 0 175 271" svg:d="M90 4c-2-1 0-4-5-4-9 0-38 3-48 4-2 0-6 0-6 8 0 5 3 5 9 5 18 0 19 2 19 6 0 2-1 6-1 8-18 74-37 146-56 220-2 5-2 7-2 9 0 9 8 11 11 11 6 0 11-4 13-8s20-75 22-85c13 1 45 8 45 33 0 3 0 5-1 8-1 4-2 9-2 13 0 23 15 39 36 39 11 0 22-7 30-21 10-17 14-38 14-39 0-3-3-3-4-3-4 0-4 1-6 7-7 27-16 47-34 47-6 0-12-4-12-18 0-6 2-15 4-22 1-6 1-7 1-12 0-24-25-36-58-39 13-8 25-20 35-29 17-20 36-36 55-36 2 0 2 0 3 0 4 1 4 1 8 3 1 1 1 1 2 2-19 1-22 16-22 20 0 5 4 13 14 13s21-8 21-23c0-11-9-24-26-24-10 0-29 3-57 34-13 13-27 29-42 35 13-54 27-108 40-162z"><text:p/></draw:path><draw:path draw:style-name="gr3" draw:text-style-name="P6" svg:width="0.1004in" svg:height="0.035in" svg:x="0.1268in" svg:y="0.05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6" svg:width="0.05in" svg:height="0.1in" svg:x="0.2917in" svg:y="0.0043in" svg:viewBox="0 0 128 255" svg:d="M79 10c0-9 0-10-9-10-24 24-58 24-70 24 0 5 0 8 0 12 8 0 31 0 51-10 0 66 0 133 0 199 0 14-1 18-37 18-4 0-7 0-12 0 0 5 0 8 0 12 15-1 48-1 63-1s49 0 63 1c0-4 0-7 0-12-5 0-8 0-12 0-36 0-37-4-37-18 0-72 0-144 0-215z"><text:p/></draw:path></draw:g></text:span><text:span text:style-name="T58"><text:s/>ולכן לפי הגדרה </text:span><text:span text:style-name="T58"><draw:g text:anchor-type="as-char" svg:y="-0.1453in" draw:z-index="472" draw:name="Shape477" draw:style-name="gr1"><svg:title>TexMaths</svg:title><svg:desc>11§display§R^{(k)} = R§svg§600§FALSE§</svg:desc><draw:path draw:style-name="gr2" draw:text-style-name="P5" svg:width="0.5882in" svg:height="0.1295in" svg:x="0.0008in" svg:y="0.0071in" svg:viewBox="0 0 1495 330" svg:d="M748 330c-250 0-498 0-748 0 0-110 0-220 0-330 498 0 996 0 1495 0 0 110 0 220 0 330-249 0-499 0-747 0z"><text:p/></draw:path><draw:path draw:style-name="gr3" draw:text-style-name="P6" svg:width="0.1079in" svg:height="0.1063in" svg:x="-0.0004in" svg:y="0.039in" svg:viewBox="0 0 275 271" svg:d="M129 26c2-10 3-13 11-14 3-1 15-1 23-1 27 0 70 0 70 38 0 14-5 40-21 55-10 10-31 22-66 22-14 0-28 0-43 0 9-34 17-67 26-100zM185 132c38-9 84-35 84-75 0-33-35-57-85-57-37 0-74 0-110 0-8 0-11 0-11 8 0 3 3 3 11 3 4 0 7 0 14 1s11 1 11 7c0 1-1 2-2 6-18 70-34 139-52 207-3 14-4 18-35 18-7 0-10 0-10 7 0 5 4 5 5 5 10 0 38-1 49-1s38 1 48 1c4 0 8 0 8-8 0-4-3-4-10-4-14 0-25 0-25-7 0-2 0-4 1-7 9-34 16-67 25-101 16 0 31 0 46 0 36 0 42 22 42 36 0 5-3 17-5 26-3 10-6 24-6 32 0 42 46 42 51 42 33 0 46-40 46-45s-3-5-4-5c-4 0-5 3-5 6-10 28-26 35-35 35-13 0-15-9-15-23 0-12 2-32 3-43 1-6 2-13 2-19 0-30-26-42-36-45z"><text:p/></draw:path><draw:path draw:style-name="gr3" draw:text-style-name="P6" svg:width="0.0272in" svg:height="0.1051in" svg:x="0.122in" svg:y="0in" svg:viewBox="0 0 70 268" svg:d="M65 0c-52 36-65 94-65 135 0 38 11 96 65 133 2 0 5 0 5-3 0-1-1-1-3-3-35-33-48-77-48-127 0-72 27-109 49-128 1-1 2-3 2-4 0-3-3-3-5-3z"><text:p/></draw:path><draw:path draw:style-name="gr3" draw:text-style-name="P6" svg:width="0.052in" svg:height="0.0744in" svg:x="0.1654in" svg:y="0.0059in" svg:viewBox="0 0 133 190" svg:d="M64 8c1 0 1-4 1-5s-1-3-5-3-27 2-34 2c-2 1-5 1-5 7 0 3 3 3 6 3 14 0 14 2 14 4 0 3-1 4-1 7-14 51-26 101-39 152-1 5-1 5-1 7 0 4 3 8 9 8 7 0 11-5 13-12 0-1 12-48 13-51 19 2 34 7 34 21 0 2 0 3 0 6-1 4-1 5-1 8 0 19 16 28 29 28 26 0 23-28 34-42 0-3-3-3-5-3-3 0-4 1-5 7-3 11-10 31-24 31-7 0-9-7-9-15 0-4 0-5 1-12 1-1 2-5 2-9 0-23-33-27-44-28 8-5 18-13 22-18 15-13 28-25 43-25 3 0 7 1 9 3-12 2-14 11-14 16s4 9 11 9 15-5 15-17c0-9-7-19-21-19-15 0-30 11-43 24-12 10-21 19-32 24 9-37 18-72 27-108z"><text:p/></draw:path><draw:path draw:style-name="gr3" draw:text-style-name="P6" svg:width="0.0272in" svg:height="0.1051in" svg:x="0.2323in" svg:y="0in" svg:viewBox="0 0 70 268" svg:d="M5 0c-2 0-5 0-5 3 0 1 1 3 2 5 24 21 50 57 50 127 0 56-18 98-47 125-5 4-5 4-5 5 0 2 1 3 3 3 4 0 30-17 48-50 12-22 19-51 19-83 0-38-11-96-65-135z"><text:p/></draw:path><draw:path draw:style-name="gr3" draw:text-style-name="P6" svg:width="0.1008in" svg:height="0.035in" svg:x="0.3299in" svg:y="0.085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63in" svg:x="0.4886in" svg:y="0.039in" svg:viewBox="0 0 276 271" svg:d="M129 26c2-10 3-13 11-14 3-1 16-1 24-1 26 0 69 0 69 38 0 14-5 40-21 55-10 10-31 22-65 22-14 0-29 0-44 0 9-34 17-67 26-100zM185 132c38-9 84-35 84-75 0-33-34-57-84-57-38 0-74 0-111 0-8 0-11 0-11 8 0 3 3 3 11 3 1 0 7 0 14 1 8 1 11 1 11 7 0 1 0 2-2 6-18 70-34 139-52 207-3 14-4 18-35 18-7 0-10 0-10 7 0 5 4 5 5 5 11 0 38-1 49-1s38 1 49 1c4 0 8 0 8-8 0-4-3-4-11-4-14 0-25 0-25-7 0-2 1-4 1-7 9-34 16-67 25-101 16 0 31 0 46 0 36 0 42 22 42 36 0 5-2 17-4 26-4 10-7 24-7 32 0 42 46 42 52 42 32 0 46-40 46-45s-3-3-4-5c-5 0-5 3-6 6-10 28-26 35-35 35-13 0-15-9-15-23 0-12 2-32 3-43 1-6 2-13 2-19 0-30-26-42-36-45z"><text:p/></draw:path></draw:g></text:span><text:span text:style-name="T58"><text:s/>כדרוש. </text:span></text:p>
        </text:list-item>
        <text:list-item>
          <text:p text:style-name="P89"><text:span text:style-name="T58"><draw:g text:anchor-type="as-char" svg:y="-0.1118in" draw:z-index="473" draw:name="Shape478" draw:style-name="gr1"><svg:title>TexMaths</svg:title><svg:desc>11§display§\forall S \subseteq A \times A. R \subseteq S \implies R^* \subseteq S§svg§600§FALSE§</svg:desc><draw:path draw:style-name="gr2" draw:text-style-name="P5" svg:width="2.1535in" svg:height="0.1165in" svg:x="0.0268in" svg:y="0.0075in" svg:viewBox="0 0 5471 297" svg:d="M2736 297c-912 0-1824 0-2736 0 0-99 0-198 0-297 1824 0 3648 0 5471 0 0 99 0 198 0 297-911 0-1823 0-2735 0z"><text:p/></draw:path><draw:path draw:style-name="gr3" draw:text-style-name="P6" svg:width="0.0846in" svg:height="0.1079in" svg:x="0in" svg:y="0.0067in" svg:viewBox="0 0 216 275" svg:d="M213 14c3-4 3-5 3-6 0-5-4-8-8-8-6 0-8 4-9 9-11 28-22 56-33 84-38 0-78 0-117 0-11-28-21-56-32-84-2-6-4-9-9-9-4 0-8 3-8 8 1 2 0 1 2 6 32 84 65 167 97 251 2 5 3 10 9 10 5 0 6-5 9-9 32-84 65-168 96-252zM55 109c35 0 70 0 106 0-18 45-36 91-53 136-18-45-35-91-53-136z"><text:p/></draw:path><draw:path draw:style-name="gr3" draw:text-style-name="P6" svg:width="0.0898in" svg:height="0.1094in" svg:x="0.0929in" svg:y="0.0047in" svg:viewBox="0 0 229 279" svg:d="M229 3c0-1-1-3-5-3-1 0-2 0-6 5-7 8-12 15-19 22-10-17-30-27-55-27-49 0-96 44-96 91 0 31 21 48 41 54 13 3 28 7 41 11 14 3 35 10 35 39 0 36-31 72-69 72-24 0-67-9-67-56 0-10 1-19 2-21 0-2 1-2 1-3 0-4-4-4-6-4s-2 2-3 2c-2 2-23 88-23 90s1 4 4 4c2 0 3-1 7-7 7-6 12-14 19-22 16 23 43 29 66 29 51 0 98-52 98-98 0-27-14-40-19-45-10-10-16-11-50-20-8-2-22-6-26-6-10-3-23-16-23-35 0-32 31-64 67-64 33 0 56 16 56 59 0 12-1 19-1 22 1 1 0 4 4 4s5-2 6-8c6-29 14-56 21-85z"><text:p/></draw:path><draw:path draw:style-name="gr3" draw:text-style-name="P6" svg:width="0.0925in" svg:height="0.1165in" svg:x="0.2417in" svg:y="0.0154in" svg:viewBox="0 0 236 297" svg:d="M222 15c7 0 14 0 14-7 0-8-7-8-14-8-34 0-69 0-103 0-67 0-119 51-119 111 0 63 53 111 119 111 34 0 69 0 103 0 7 0 14 0 14-8s-7-8-14-8c-34 0-68 0-102 0-62 0-105-43-105-94 0-53 44-97 105-97 34 0 68 0 102 0zM21 281c-7 0-13 0-13 8s6 8 13 8c67 0 134 0 201 0 7 0 14 0 14-8s-7-8-14-8c-67 0-134 0-201 0z"><text:p/></draw:path><draw:path draw:style-name="gr3" draw:text-style-name="P6" svg:width="0.1039in" svg:height="0.1079in" svg:x="0.3953in" svg:y="0.0031in" svg:viewBox="0 0 265 275" svg:d="M56 231c-15 25-31 30-48 31-5 0-8 0-8 8 0 2 2 5 6 5 9 0 22-2 33-2 12 0 26 2 38 2 2 0 8 0 8-8 0-5-5-5-7-5-9-1-18-4-18-13 0-4 3-8 5-14 10-16 20-33 30-49 31 0 65 0 96 0 2 7 7 60 7 63 0 12-20 13-27 13-6 0-10 0-10 8 0 5 4 5 5 5 17 0 33-2 48-2 10 0 35 2 44 2 3 0 7 0 7-8 0-5-3-5-9-5-24 0-24-2-25-14-8-79-15-159-23-239-1-8-1-9-8-9-6 0-7 2-10 7-45 74-89 149-134 224zM102 175c26-43 51-86 76-128 5 42 8 85 12 128-29 0-58 0-88 0z"><text:p/></draw:path><draw:path draw:style-name="gr3" draw:text-style-name="P6" svg:width="0.0732in" svg:height="0.0724in" svg:x="0.5602in" svg:y="0.0374in" svg:viewBox="0 0 187 185" svg:d="M93 81c-25-25-51-50-77-76-4-4-5-5-8-5-4 0-8 3-8 8 0 2 1 3 6 7 25 26 51 51 76 77-25 26-51 52-76 78-5 5-6 5-6 8 0 4 4 7 8 7 3 0 4-2 8-5 26-26 52-52 77-77 27 27 53 53 80 80 1 0 4 2 6 2 5 0 8-3 8-7 0-1 0-2-1-4s-62-62-81-82c23-24 47-47 70-70 2-2 8-7 10-10 1-1 2-2 2-4 0-5-3-8-8-8-3 0-4 1-9 5-25 26-51 51-77 76z"><text:p/></draw:path><draw:path draw:style-name="gr3" draw:text-style-name="P6" svg:width="0.1039in" svg:height="0.1079in" svg:x="0.6953in" svg:y="0.0031in" svg:viewBox="0 0 265 275" svg:d="M56 231c-15 25-31 30-47 31-6 0-9 0-9 8 0 2 2 5 5 5 10 0 22-2 33-2 14 0 27 2 39 2 2 0 8 0 8-8 0-5-4-5-7-5-9-1-17-4-17-13 0-4 2-8 5-14 10-16 19-33 29-49 31 0 65 0 96 0 2 7 7 60 7 63 0 12-20 13-27 13-6 0-10 0-10 8 0 5 3 3 5 5 17 0 33-2 48-2 10 0 35 2 45 2 2 0 6 0 6-8 0-5-3-5-9-5-24 0-24-2-25-14-8-79-15-159-23-239-1-8-1-9-8-9-5 0-8 2-10 7-45 74-89 149-134 224zM102 175c26-43 51-86 76-128 5 42 8 85 12 128-29 0-58 0-88 0z"><text:p/></draw:path><draw:path draw:style-name="gr3" draw:text-style-name="P6" svg:width="0.0157in" svg:height="0.0157in" svg:x="0.8173in" svg:y="0.0953in" svg:viewBox="0 0 41 41" svg:d="M41 20c0-11-10-20-21-20s-20 9-20 20 9 21 20 21 21-10 21-21z"><text:p/></draw:path><draw:path draw:style-name="gr3" draw:text-style-name="P6" svg:width="0.1083in" svg:height="0.1059in" svg:x="0.8524in" svg:y="0.0083in" svg:viewBox="0 0 276 270" svg:d="M130 26c2-10 3-13 11-14 3-1 15-1 23-1 27 0 70 0 70 38 0 14-6 40-21 55-9 10-30 22-66 22-14 0-28 0-42 0 8-34 16-67 25-100zM185 132c39-9 86-35 86-75 0-33-36-57-86-57-36 0-74 0-110 0-8 0-11 0-11 8 0 3 3 3 11 3 4 0 8 0 14 1 7 1 10 1 10 7 0 1 0 2-1 6-18 69-34 139-52 207-4 14-4 17-35 17-7 0-11 0-11 8 0 4 3 3 6 4 11 0 38-1 49-1 10 0 37 1 48 1 4 0 8 0 8-7 0-5-3-5-11-5-14 0-24 0-24-6 0-2 0-5 1-7 9-34 17-67 25-101 16 0 31 0 46 0 36 0 42 22 42 35 0 6-3 17-5 25-2 11-7 26-7 33 0 42 47 42 52 42 33 0 46-39 46-45 0-4-3-2-4-4-4 0-5 2-5 5-10 29-26 35-35 35-13 0-16-8-16-24 0-11 3-31 4-43 1-5 1-12 1-17 0-30-25-42-36-45z"><text:p/></draw:path><draw:path draw:style-name="gr3" draw:text-style-name="P6" svg:width="0.0925in" svg:height="0.1165in" svg:x="1.0177in" svg:y="0.0154in" svg:viewBox="0 0 236 297" svg:d="M223 15c7 0 13 0 13-7 0-8-6-8-13-8-35 0-69 0-104 0-66 0-119 51-119 111 0 63 54 111 119 111 35 0 69 0 104 0 7 0 13 0 13-8s-6-8-13-8c-34 0-69 0-103 0-62 0-105-43-105-94 0-53 44-97 105-97 34 0 69 0 103 0zM22 281c-7 0-14 0-14 8s7 8 14 8c67 0 134 0 201 0 7 0 13 0 13-8s-6-8-13-8c-67 0-134 0-201 0z"><text:p/></draw:path><draw:path draw:style-name="gr3" draw:text-style-name="P6" svg:width="0.0902in" svg:height="0.1094in" svg:x="1.1732in" svg:y="0.0047in" svg:viewBox="0 0 230 279" svg:d="M230 3c0-1-1-3-4-3s-3 0-7 5c-7 8-12 15-19 22-10-17-31-27-56-27-48 0-95 44-95 91 0 31 20 48 40 54 14 3 28 7 42 11 14 3 35 10 35 39 0 36-32 72-69 72-25 0-68-9-68-56 0-10 2-19 2-21 1-2 1-2 1-3 0-4-2-4-5-4-2 0-2 0-4 2-1 1-23 88-23 90s2 4 4 4c3 0 3-1 8-7 7-6 12-14 19-22 16 23 43 29 65 29 53 0 98-52 98-98 0-27-14-40-19-45-9-10-14-11-49-20-8-2-23-6-26-6-10-3-23-16-23-35 0-32 31-64 67-64 32 0 56 16 56 59 0 12-2 19-2 22 2 1 0 4 6 4 3 0 3-2 5-8 7-29 14-56 21-85z"><text:p/></draw:path><draw:path draw:style-name="gr3" draw:text-style-name="P6" svg:width="0.1004in" svg:height="0.035in" svg:x="1.361in" svg:y="0.055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1346in" svg:height="0.0827in" svg:x="1.4535in" svg:y="0.0323in" svg:viewBox="0 0 343 211" svg:d="M260 76c16 14 36 24 48 29-13 7-33 17-48 30-82 0-164 0-246 0-6 0-14 0-14 8 0 7 7 7 13 7 76 0 153 0 229 0-19 18-39 51-39 56s6 5 8 5 6 0 7-3c9-16 20-34 44-56 27-25 53-34 72-40 7-3 8-3 9-4 0-1 0-1 0-3 0-1 0-1 0-2s-1-1-1-1c-1 0-1 0-9-2-51-15-91-51-112-92-4-8-4-8-10-8-2 0-8 0-8 4 0 5 20 39 39 56-76 0-153 0-229 0-6 0-13 0-13 8s8 8 14 8c82 0 164 0 246 0z"><text:p/></draw:path><draw:path draw:style-name="gr3" draw:text-style-name="P6" svg:width="0.1083in" svg:height="0.1059in" svg:x="1.6882in" svg:y="0.0083in" svg:viewBox="0 0 276 270" svg:d="M129 26c2-10 3-13 11-14 3-1 15-1 24-1 26 0 69 0 69 38 0 14-5 40-21 55-10 10-30 22-65 22-14 0-29 0-44 0 9-34 17-67 26-100zM185 132c38-9 84-35 84-75 0-33-34-57-85-57-37 0-74 0-110 0-8 0-11 0-11 8 0 3 3 3 11 3 1 0 7 0 14 1 8 1 11 1 11 7 0 1-1 2-2 6-18 69-34 139-52 207-3 14-4 17-35 17-7 0-10 0-10 8 0 4 4 4 5 4 11 0 38-1 49-1s38 1 49 1c4 0 8 0 8-7 0-5-3-5-11-5-14 0-25 0-25-6 0-2 1-5 1-7 9-34 16-67 25-101 16 0 31 0 46 0 36 0 42 22 42 35 0 6-2 17-5 25-3 11-6 26-6 33 0 42 46 42 52 42 32 0 46-39 46-45 0-4-3-2-4-4-5 0-5 2-6 5-10 29-26 35-35 35-13 0-15-8-15-24 0-11 2-31 3-43 1-5 2-12 2-17 0-30-26-42-36-45z"><text:p/></draw:path><draw:path draw:style-name="gr3" draw:text-style-name="P6" svg:width="0.0429in" svg:height="0.0453in" svg:x="1.8083in" svg:y="-0.0004in" svg:viewBox="0 0 110 116" svg:d="M63 58c23-10 33-13 39-16 6-2 8-4 8-9 0-4-3-9-9-9-2 0-2 0-5 3-12 8-24 17-37 25 2-14 3-27 4-40 1-5 0-12-8-12-3 0-9 2-9 9 0 2 1 10 1 13 1 4 4 23 4 30-13-8-25-17-37-25-3-2-3-3-5-3-6 0-9 5-9 9 0 5 3 7 5 8 14 5 28 12 41 17-22 10-32 13-38 17-6 2-8 3-8 8s3 9 9 9c1 0 2 0 5-3 12-9 24-17 37-24-2 14-4 28-5 44 0 5 6 7 9 7s8-2 8-7c0-4-1-11-1-15s-3-23-3-29c11 6 21 14 32 22 7 5 8 5 10 5 6 0 9-4 9-9s-3-6-5-7c-15-7-28-12-42-18z"><text:p/></draw:path><draw:path draw:style-name="gr3" draw:text-style-name="P6" svg:width="0.0929in" svg:height="0.1165in" svg:x="1.9232in" svg:y="0.0154in" svg:viewBox="0 0 237 297" svg:d="M223 15c7 0 14 0 14-7 0-8-7-8-14-8-35 0-69 0-104 0-66 0-119 51-119 111 0 63 54 111 119 111 35 0 69 0 104 0 7 0 14 0 14-8s-7-8-14-8c-34 0-69 0-103 0-62 0-105-43-105-94 0-53 44-97 105-97 34 0 69 0 103 0zM22 281c-7 0-14 0-14 8s7 8 14 8c67 0 134 0 201 0 7 0 14 0 14-8s-7-8-14-8c-67 0-134 0-201 0z"><text:p/></draw:path><draw:path draw:style-name="gr3" draw:text-style-name="P6" svg:width="0.0902in" svg:height="0.1094in" svg:x="2.0791in" svg:y="0.0047in" svg:viewBox="0 0 230 279" svg:d="M230 3c0-1-1-3-4-3s-3 0-7 5c-7 8-12 15-19 22-10-17-31-27-56-27-48 0-95 44-95 91 0 31 20 48 40 54 14 3 28 7 42 11 14 3 35 10 35 39 0 36-32 72-69 72-25 0-68-9-68-56 0-10 2-19 2-21 1-2 1-2 1-3 0-4-2-4-5-4-2 0-2 0-4 2-1 1-23 88-23 90s2 4 4 4c3 0 3-1 8-7 7-6 12-14 19-22 16 23 43 29 65 29 53 0 98-52 98-98 0-27-14-40-19-45-9-10-14-11-48-20-9-2-24-6-27-6-10-3-23-16-23-35 0-32 31-64 67-64 32 0 56 16 56 59 0 12-2 19-2 22 2 1 0 4 6 4 3 0 3-2 5-8 7-29 14-56 21-85z"><text:p/></draw:path></draw:g></text:span><text:span text:style-name="T58">: יהי </text:span><text:span text:style-name="T58"><draw:g text:anchor-type="as-char" svg:y="-0.111in" draw:z-index="474" draw:name="Shape479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58"><text:s/>יחס טרנזיטיבי מעל </text:span><text:span text:style-name="T58"><draw:g text:anchor-type="as-char" svg:y="-0.1083in" draw:z-index="475" draw:name="Shape480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58">, ונניח </text:span><text:span text:style-name="T58"><draw:g text:anchor-type="as-char" svg:y="-0.1063in" draw:z-index="476" draw:name="Shape481" draw:style-name="gr1"><svg:title>TexMaths</svg:title><svg:desc>11§display§R \subseteq S§svg§600§FALSE§</svg:desc><draw:path draw:style-name="gr2" draw:text-style-name="P5" svg:width="0.4012in" svg:height="0.1114in" svg:x="0.0008in" svg:y="0.0063in" svg:viewBox="0 0 1020 284" svg:d="M511 284c-171 0-340 0-511 0 0-94 0-189 0-284 340 0 680 0 1020 0 0 95 0 190 0 284-169 0-340 0-509 0z"><text:p/></draw:path><draw:path draw:style-name="gr3" draw:text-style-name="P6" svg:width="0.1079in" svg:height="0.1063in" svg:x="-0.0004in" svg:y="0.0031in" svg:viewBox="0 0 275 271" svg:d="M129 26c2-8 3-13 11-14 3 0 15 0 23 0 27 0 70 0 70 38 0 13-6 39-21 55-9 10-30 22-66 22-14 0-28 0-43 0 9-34 17-67 26-101zM184 132c39-9 86-35 86-75 0-33-36-57-86-57-37 0-74 0-110 0-8 0-11 0-11 8 0 4 3 4 11 4 4 0 7 0 14 0 7 1 10 1 10 7 0 1 0 2-1 7-18 69-34 138-52 207-3 14-4 17-35 17-7 0-10 0-10 8 0 4 4 4 6 4 9 0 37-1 48-1s37 1 48 1c4 0 8 0 8-7 0-5-3-5-10-5-14 0-25 0-25-6 0-3 0-5 1-7 9-34 16-67 25-101 16 0 31 0 46 0 36 0 42 22 42 35 0 5-3 16-5 25-2 11-7 26-7 33 0 42 48 42 52 42 33 0 46-39 46-45 0-4-3-2-4-4-4 0-5 3-6 5-9 29-25 35-35 35-12 0-15-8-15-23 0-12 3-32 4-44 1-5 1-13 1-18 0-29-25-41-36-45z"><text:p/></draw:path><draw:path draw:style-name="gr3" draw:text-style-name="P6" svg:width="0.0929in" svg:height="0.1169in" svg:x="0.1646in" svg:y="0.0091in" svg:viewBox="0 0 237 298" svg:d="M222 15c7 0 15 0 15-7 0-8-8-8-15-8-35 0-69 0-103 0-67 0-119 51-119 111 0 63 53 112 119 112 34 0 68 0 103 0 7 0 15 0 15-8s-8-8-15-8c-34 0-68 0-102 0-62 0-105-44-105-95 0-52 44-97 105-97 34 0 68 0 102 0zM21 282c-7 0-13 0-13 8s6 8 13 8c67 0 134 0 201 0 7 0 15 0 15-8s-8-8-15-8c-67 0-134 0-201 0z"><text:p/></draw:path><draw:path draw:style-name="gr3" draw:text-style-name="P6" svg:width="0.0898in" svg:height="0.1098in" svg:x="0.3205in" svg:y="-0.0004in" svg:viewBox="0 0 229 280" svg:d="M229 4c0-1-1-4-4-4s-3 1-7 6c-7 7-13 14-19 22-10-18-31-28-55-28-49 0-96 44-96 92 0 30 20 48 40 54 14 3 28 6 42 11 14 3 35 9 35 39 0 36-32 72-69 72-24 0-67-9-67-56 0-10 1-19 2-21 0-2 0-2 0-4 0-3-2-4-5-4-2 0-2 1-3 2-2 1-23 89-23 91s1 4 4 4c2 0 3-1 7-7 7-6 12-14 19-22 16 24 43 29 65 29 52 0 98-52 98-99 0-26-13-39-19-44-9-9-14-11-49-20-8-2-23-6-26-7-10-3-23-14-23-35 0-31 31-64 67-64 32 0 56 17 56 60 0 12-2 19-2 22 1 1 0 3 6 3 3 0 3-1 5-8 7-28 13-56 21-84z"><text:p/></draw:path></draw:g></text:span><text:span text:style-name="T58">. נוכיח </text:span><text:span text:style-name="T58"><draw:g text:anchor-type="as-char" svg:y="-0.1126in" draw:z-index="639" draw:name="Shape482" draw:style-name="gr1"><svg:title>TexMaths</svg:title><svg:desc>11§display§R^* \subseteq S§svg§600§FALSE§</svg:desc><draw:path draw:style-name="gr2" draw:text-style-name="P5" svg:width="0.4717in" svg:height="0.1173in" svg:x="0.0012in" svg:y="0.0071in" svg:viewBox="0 0 1199 299" svg:d="M600 299c-201 0-400 0-600 0 0-99 0-200 0-299 399 0 800 0 1199 0 0 99 0 200 0 299-200 0-399 0-599 0z"><text:p/></draw:path><draw:path draw:style-name="gr3" draw:text-style-name="P6" svg:width="0.1079in" svg:height="0.1071in" svg:x="0in" svg:y="0.0087in" svg:viewBox="0 0 275 273" svg:d="M129 26c2-9 3-13 11-14 3-1 15-1 23-1 27 0 70 0 70 39 0 13-6 39-21 55-10 10-31 22-66 22-14 0-28 0-43 0 9-33 17-67 26-101zM184 132c39-8 85-35 85-75 0-33-35-57-85-57-37 0-74 0-110 0-8 0-11 0-11 8 0 3 3 3 11 3 4 0 7 0 14 1s11 1 11 7c0 1-1 2-2 6-18 70-34 139-52 209-3 14-4 18-35 18-7 0-10 0-10 7 0 5 4 5 6 5 9 0 37-1 48-1s38 1 48 1c4 0 8 0 8-8 0-4-3-4-10-4-14 0-25 0-25-7 0-2 0-4 1-7 9-34 16-68 25-102 16 0 31 0 46 0 36 0 42 22 42 35 0 6-3 18-5 27-2 11-6 25-6 33 0 42 46 42 51 42 33 0 46-40 46-46 0-4-3-3-4-4-4 0-5 2-5 5-10 29-26 36-35 36-13 0-15-9-15-25 0-11 2-30 3-43 1-5 1-13 1-18 0-30-25-42-36-46z"><text:p/></draw:path><draw:path draw:style-name="gr3" draw:text-style-name="P6" svg:width="0.0429in" svg:height="0.0457in" svg:x="0.1197in" svg:y="0in" svg:viewBox="0 0 110 117" svg:d="M64 58c22-9 32-13 38-16 6-2 8-3 8-9 0-4-3-9-8-9-2 0-3 0-6 4-12 7-24 16-37 24 2-13 4-27 5-40 0-5 0-12-9-12-3 0-8 2-8 9 0 2 1 10 1 13 0 4 3 23 4 30-12-8-26-17-38-24-2-3-3-4-5-4-5 0-9 5-9 9 0 6 3 7 7 8 13 5 27 12 40 17-22 10-33 14-39 17-5 2-8 3-8 9 0 4 4 9 9 9 2 0 2 0 5-4 12-7 26-16 38-24-1 14-4 30-5 44 0 6 5 8 8 8s9-2 9-8c0-3-1-11-1-14-1-5-2-23-4-30 11 8 22 14 33 22 7 6 7 6 10 6 5 0 8-5 8-9 0-6-3-7-5-8-14-5-28-12-41-18z"><text:p/></draw:path><draw:path draw:style-name="gr3" draw:text-style-name="P6" svg:width="0.0921in" svg:height="0.1173in" svg:x="0.235in" svg:y="0.0157in" svg:viewBox="0 0 235 299" svg:d="M222 15c7 0 13 0 13-7 0-8-6-8-13-8-34 0-69 0-103 0-67 0-119 51-119 111 0 63 53 113 119 113 34 0 69 0 103 0 7 0 13 0 13-8 0-7-6-7-13-7-34 0-69 0-103 0-61 0-104-46-104-96 0-53 44-98 104-98 34 0 69 0 103 0zM21 284c-7 0-13 0-13 7 0 8 6 8 13 8 67 0 134 0 201 0 7 0 13 0 13-8 0-7-6-7-13-7-67 0-134 0-201 0z"><text:p/></draw:path><draw:path draw:style-name="gr3" draw:text-style-name="P6" svg:width="0.0898in" svg:height="0.1102in" svg:x="0.3909in" svg:y="0.0047in" svg:viewBox="0 0 229 281" svg:d="M229 3c0-1-1-3-5-3-2 0-2 0-6 6-7 7-12 14-19 22-10-18-31-28-55-28-49 0-96 44-96 92 0 30 20 48 40 54 14 3 28 7 42 11 14 3 35 10 35 41 0 35-32 71-69 71-26 0-67-9-67-56 0-10 1-19 2-21 0-2 0-2 0-3 0-4-2-5-5-5-2 0-2 1-3 2-2 2-23 90-23 91 0 2 1 4 3 4s2-1 8-6c7-8 12-15 19-22 16 23 43 28 65 28 52 0 97-51 97-99 0-28-12-41-18-45-9-10-15-11-49-20-8-2-23-7-26-7-10-3-23-15-23-35 0-32 31-64 67-64 32 0 56 17 56 60 0 12-2 18-2 22 2 1 0 3 5 3 4 0 4-1 6-8 6-28 14-56 21-85z"><text:p/></draw:path></draw:g></text:span><text:span text:style-name="T58">. </text:span><text:span text:style-name="T59">ראשית כל, נוכיח ש־</text:span><text:span text:style-name="T59"><draw:g text:anchor-type="as-char" svg:y="-0.1118in" draw:z-index="638" draw:name="Shape483" draw:style-name="gr1"><svg:title>TexMaths</svg:title><svg:desc>11§display§R^* \subseteq S^*§svg§600§FALSE§</svg:desc><draw:path draw:style-name="gr2" draw:text-style-name="P5" svg:width="0.5276in" svg:height="0.1165in" svg:x="0.0016in" svg:y="0.0083in" svg:viewBox="0 0 1341 297" svg:d="M671 297c-225 0-448 0-671 0 0-99 0-198 0-297 448 0 894 0 1341 0 0 99 0 198 0 297-223 0-447 0-670 0z"><text:p/></draw:path><draw:path draw:style-name="gr3" draw:text-style-name="P6" svg:width="0.1079in" svg:height="0.1059in" svg:x="0.0004in" svg:y="0.0091in" svg:viewBox="0 0 275 270" svg:d="M129 26c2-10 3-13 11-14 3-1 15-1 23-1 27 0 70 0 70 38 0 14-5 40-21 55-10 10-31 22-66 22-14 0-28 0-43 0 9-34 17-67 26-100zM185 132c38-9 84-35 84-75 0-33-35-57-85-57-37 0-74 0-110 0-8 0-11 0-11 8 0 3 3 3 11 3 4 0 7 0 14 1s11 1 11 7c0 1-1 2-2 6-18 69-34 139-52 207-3 14-4 17-35 17-7 0-10 0-10 8 0 4 4 4 5 4 10 0 38-1 49-1s38 1 48 1c4 0 8 0 8-7 0-5-3-5-10-5-14 0-25 0-25-6 0-2 0-5 1-7 9-34 16-67 25-101 16 0 31 0 46 0 36 0 42 22 42 35 0 6-3 17-5 25-3 11-6 26-6 33 0 42 46 42 51 42 33 0 46-39 46-45 0-4-3-4-5-4-3 0-4 2-4 5-10 29-26 35-35 35-13 0-15-8-15-24 0-11 2-31 3-43 1-5 2-12 2-17 0-30-26-42-36-45z"><text:p/></draw:path><draw:path draw:style-name="gr3" draw:text-style-name="P6" svg:width="0.0425in" svg:height="0.0453in" svg:x="0.1205in" svg:y="0.0004in" svg:viewBox="0 0 109 116" svg:d="M63 58c22-10 32-13 38-16 6-2 8-4 8-9 0-4-3-9-8-9-2 0-2 0-5 3-12 8-26 17-38 25 1-14 4-27 5-40 0-5 0-12-9-12-3 0-8 2-8 9 0 2 1 10 1 13 1 4 2 23 4 30-13-8-25-17-37-25-3-2-4-3-6-3-5 0-8 5-8 9 0 5 2 7 5 8 14 5 28 12 41 17-22 10-32 13-39 17-5 2-7 3-7 8s3 9 8 9c2 0 2 0 5-3 12-9 25-17 38-24-2 14-4 28-5 44 0 5 5 7 8 7s9-2 9-7c0-4-1-11-1-15-2-4-3-23-4-29 11 6 22 14 33 22 7 5 8 5 10 5 5 0 8-4 8-9s-3-6-6-7c-13-7-27-12-40-18z"><text:p/></draw:path><draw:path draw:style-name="gr3" draw:text-style-name="P6" svg:width="0.0921in" svg:height="0.1165in" svg:x="0.2354in" svg:y="0.0161in" svg:viewBox="0 0 235 297" svg:d="M222 15c7 0 13 0 13-7 0-8-6-8-13-8-34 0-69 0-103 0-67 0-119 51-119 111 0 63 53 111 119 111 34 0 69 0 103 0 7 0 13 0 13-8s-6-8-13-8c-34 0-69 0-103 0-61 0-104-43-104-94 0-53 44-97 104-97 34 0 69 0 103 0zM21 281c-7 0-13 0-13 8s6 8 13 8c67 0 134 0 201 0 7 0 13 0 13-8s-6-8-13-8c-67 0-134 0-201 0z"><text:p/></draw:path><draw:path draw:style-name="gr3" draw:text-style-name="P6" svg:width="0.0898in" svg:height="0.1094in" svg:x="0.3909in" svg:y="0.0055in" svg:viewBox="0 0 229 279" svg:d="M229 3c0-1-1-3-5-3-2 0-2 0-6 5-7 8-12 15-19 22-10-17-30-27-55-27-49 0-96 44-96 91 0 31 21 48 40 54 14 3 27 7 42 11 14 3 35 10 35 39 0 36-31 72-69 72-25 0-67-9-67-56 0-10 1-19 2-21 0-2 1-2 1-3 0-4-5-4-6-4-2 0-2 0-3 2-2 1-23 88-23 90s1 4 4 4c1 0 3-1 7-7 7-6 12-14 19-22 16 23 43 29 65 29 52 0 99-52 99-98 0-27-14-40-20-45-9-10-15-11-49-20-8-2-23-6-26-6-10-3-23-16-23-35 0-32 31-64 67-64 33 0 56 16 56 59 0 12-1 19-1 22 1 1 0 4 4 4s5-2 6-8c6-29 14-56 21-85z"><text:p/></draw:path><draw:path draw:style-name="gr3" draw:text-style-name="P6" svg:width="0.0429in" svg:height="0.0453in" svg:x="0.4945in" svg:y="0.0004in" svg:viewBox="0 0 110 116" svg:d="M63 58c23-10 33-13 39-16 6-2 8-4 8-9 0-4-3-9-9-9-2 0-2 0-5 3-12 8-25 17-37 25 1-14 3-27 4-40 1-5 0-12-8-12-3 0-9 2-9 9 0 2 1 10 1 13 1 4 4 23 4 30-13-8-25-17-37-25-2-2-3-3-5-3-6 0-9 5-9 9 0 5 3 7 5 8 14 5 28 12 41 17-22 10-32 13-38 17-6 2-8 3-8 8s3 9 9 9c1 0 2 0 5-3 12-9 24-17 37-24-2 14-4 28-5 44 0 5 6 7 9 7s8-2 8-7c0-4 0-11-1-15 0-4-3-23-3-29 11 6 21 14 32 22 7 5 8 5 10 5 6 0 9-4 9-9s-3-6-6-7c-14-7-27-12-41-18z"><text:p/></draw:path></draw:g></text:span><text:span text:style-name="T59">, באמצעות אינדוקציה על </text:span><text:span text:style-name="T59"><draw:g text:anchor-type="as-char" svg:y="-0.1417in" draw:z-index="642" draw:name="Shape484" draw:style-name="gr1"><svg:title>TexMaths</svg:title><svg:desc>11§display§\forall k \in \N_+. R^{(k)} \subseteq S^{(k)}§svg§600§FALSE§</svg:desc><draw:path draw:style-name="gr2" draw:text-style-name="P5" svg:width="1.3335in" svg:height="0.1614in" svg:x="0.0083in" svg:y="0.0075in" svg:viewBox="0 0 3388 411" svg:d="M1694 411c-565 0-1130 0-1694 0 0-137 0-274 0-411 1129 0 2259 0 3388 0 0 137 0 274 0 411-565 0-1129 0-1694 0z"><text:p/></draw:path><draw:path draw:style-name="gr3" draw:text-style-name="P6" svg:width="0.0846in" svg:height="0.1079in" svg:x="0.0004in" svg:y="0.0374in" svg:viewBox="0 0 216 275" svg:d="M213 14c3-4 3-4 3-6 0-5-4-8-8-8-6 0-8 4-10 9-11 28-21 56-32 84-39 0-78 0-118 0-11-28-20-56-31-84-2-6-4-9-9-9-4 0-8 3-8 8 1 2 0 1 2 6 32 84 65 168 97 252 2 5 3 9 9 9 5 0 6-5 9-8 32-83 65-168 96-253zM55 109c35 0 70 0 106 0-18 45-36 91-53 136-18-45-35-91-53-136z"><text:p/></draw:path><draw:path draw:style-name="gr3" draw:text-style-name="P6" svg:width="0.0685in" svg:height="0.1059in" svg:x="0.0937in" svg:y="0.0374in" svg:viewBox="0 0 175 270" svg:d="M89 4c0-1 0-4-4-4-9 0-38 3-48 3-3 1-7 1-7 8 0 4 3 4 10 4 17 0 18 4 18 7 0 2-1 5-1 8-18 73-37 148-56 222-1 4-1 5-1 7 0 9 8 11 11 11 4 0 11-3 13-7s19-74 22-84c12 1 44 8 44 33 0 2 0 5-1 8 0 4-1 9-1 13 0 22 15 37 35 37 12 0 22-6 31-20 10-16 14-37 14-38 0-3-4-3-5-3-3 0-5 1-6 6-7 27-16 47-33 47-7 0-12-5-12-18 0-5 1-14 2-21 3-6 3-8 3-12 0-24-25-36-58-40 13-7 25-19 33-28 19-21 37-37 55-37 3 0 3 0 4 0 5 1 5 1 9 3 1 0 1 0 1 1-19 1-22 16-22 21 0 6 4 14 15 14 10 0 21-9 21-24 0-11-9-24-26-24-11 0-29 3-57 34-13 14-28 29-42 36 13-55 26-109 39-163z"><text:p/></draw:path><draw:path draw:style-name="gr3" draw:text-style-name="P6" svg:width="0.076in" svg:height="0.0874in" svg:x="0.224in" svg:y="0.0602in" svg:viewBox="0 0 194 223" svg:d="M180 120c6 0 14 0 14-8 0-9-8-9-14-9-55 0-108 0-163 0 4-51 48-88 103-88 20 0 41 0 60 0 6 0 14 0 14-7 0-8-8-8-14-8-20 0-40 0-61 0-66 0-119 49-119 112 0 62 53 111 119 111 21 0 41 0 61 0 6 0 14 0 14-8 0-7-8-7-14-7-19 0-40 0-60 0-55 0-99-37-103-88 55 0 108 0 163 0z"><text:p/></draw:path><draw:path draw:style-name="gr3" draw:text-style-name="P6" svg:width="0.1024in" svg:height="0.1059in" svg:x="0.3591in" svg:y="0.039in" svg:viewBox="0 0 261 270" svg:d="M33 34c0 63 0 125 0 189 0 19-3 27-23 27-3 0-10 0-10 6 0 7 6 7 13 7 20 0 40 0 60 0 6 0 13 0 13-7 0-6-7-6-12-6-21 0-24-9-24-28 0-59 0-119 0-177 56 74 111 147 167 220 3 4 5 5 7 5 7 0 7-6 7-13 0-71 0-144 0-216 0-22 3-27 21-28 2 0 9 0 9-6 0-7-6-7-12-7-19 0-38 0-56 0-8 0-14 0-14 7 0 6 7 6 11 6 21 1 25 9 25 29 0 39 0 80 0 121-39-53-79-105-117-158-3-5-4-5-13-5-23 0-45 0-68 0-7 0-13 0-13 7 0 5 6 6 8 6 11 1 18 8 22 12-1 4-1 5-1 9zM218 243c-56-73-112-146-168-220-5-5-5-5-8-10 15 0 30 0 45 0 44 58 87 117 131 176 0 18 0 36 0 54z"><text:p/></draw:path><draw:path draw:style-name="gr3" draw:text-style-name="P6" svg:width="0.078in" svg:height="0.078in" svg:x="0.4724in" svg:y="0.0992in" svg:viewBox="0 0 199 199" svg:d="M106 106c27 0 56 0 83 0 4 0 10 0 10-7s-6-7-10-7c-27 0-56 0-83 0 0-27 0-55 0-82 0-3 0-10-6-10-8 0-8 5-8 10 0 27 0 55 0 82-27 0-55 0-82 0-3 0-10 0-10 7s6 7 10 7c27 0 55 0 82 0 0 27 0 54 0 83 0 3 0 10 7 10s7-7 7-10c0-29 0-56 0-83z"><text:p/></draw:path><draw:path draw:style-name="gr3" draw:text-style-name="P6" svg:width="0.0157in" svg:height="0.0157in" svg:x="0.5791in" svg:y="0.1264in" svg:viewBox="0 0 41 41" svg:d="M41 21c0-12-9-21-20-21-12 0-21 9-21 21 0 11 9 20 21 20 11 0 20-9 20-20z"><text:p/></draw:path><draw:path draw:style-name="gr3" draw:text-style-name="P6" svg:width="0.1083in" svg:height="0.1059in" svg:x="0.6146in" svg:y="0.0394in" svg:viewBox="0 0 276 270" svg:d="M129 26c2-10 3-13 11-14 3-1 15-1 23-1 27 0 70 0 70 38 0 14-5 40-21 55-10 10-30 22-65 22-14 0-29 0-44 0 9-34 17-67 26-100zM185 132c38-9 85-35 85-75 0-33-36-57-86-57-37 0-74 0-110 0-8 0-11 0-11 8 0 3 3 3 11 3 1 0 7 0 14 1 8 1 11 1 11 7 0 1-1 2-2 6-18 70-34 139-52 208-3 14-4 17-35 17-7 0-10 0-10 7 0 5 4 5 6 5 11 0 37-2 48-2s38 2 49 2c3 0 8 0 8-8 0-4-4-4-11-4-14 0-25 0-25-7 0-2 1-3 1-6 9-34 16-68 25-102 16 0 31 0 46 0 36 0 42 22 42 35 0 6-2 18-5 27-2 11-6 25-6 33 0 40 46 40 52 40 32 0 46-38 46-42 0-6-4-6-5-6-4 0-4 3-5 6-10 27-26 34-35 34-13 0-15-9-15-22 0-12 2-32 3-44 1-6 2-14 2-19 0-30-26-42-36-45z"><text:p/></draw:path><draw:path draw:style-name="gr3" draw:text-style-name="P6" svg:width="0.0272in" svg:height="0.1055in" svg:x="0.737in" svg:y="0.0004in" svg:viewBox="0 0 70 269" svg:d="M65 0c-52 36-65 93-65 135 0 38 12 97 65 134 2 0 5 0 5-3 0-2-1-2-2-4-36-32-49-77-49-127 0-72 27-109 49-128 1-2 2-3 2-4 0-3-3-3-5-3z"><text:p/></draw:path><draw:path draw:style-name="gr3" draw:text-style-name="P6" svg:width="0.052in" svg:height="0.0744in" svg:x="0.7803in" svg:y="0.0067in" svg:viewBox="0 0 133 190" svg:d="M65 8c0-1 1-4 1-5s-1-3-4-3c-6 0-29 2-36 2-2 1-5 1-5 7 0 3 3 3 7 3 13 0 13 2 13 4 0 3 0 4-1 7-14 51-26 101-39 153-1 4-1 4-1 5 0 5 3 9 10 9s10-5 12-11c0-1 12-49 13-53 19 3 34 8 34 22 0 1 0 3 0 6-1 4-1 5-1 9 0 18 16 27 29 27 26 0 23-28 34-42 0-3-3-3-4-3-4 0-4 1-6 7-3 12-10 30-23 30-8 0-10-6-10-14 0-4 0-4 2-12 0-1 1-5 1-8 0-24-33-28-44-29 8-5 18-13 22-18 15-13 28-25 43-25 4 0 7 1 9 3-11 2-14 11-14 16s4 9 11 9 15-5 15-17c0-9-6-19-21-19s-29 11-43 24c-11 11-21 19-32 23 9-36 19-71 28-107z"><text:p/></draw:path><draw:path draw:style-name="gr3" draw:text-style-name="P6" svg:width="0.0272in" svg:height="0.1055in" svg:x="0.8469in" svg:y="0.0004in" svg:viewBox="0 0 70 269" svg:d="M6 0c-3 0-6 0-6 3 0 1 1 2 3 5 23 21 49 57 49 127 0 56-18 99-46 124-5 5-6 6-6 7 0 2 1 3 4 3 4 0 29-18 47-50 12-23 19-52 19-84 0-38-11-97-64-135z"><text:p/></draw:path><draw:path draw:style-name="gr3" draw:text-style-name="P6" svg:width="0.0929in" svg:height="0.1165in" svg:x="0.9496in" svg:y="0.0457in" svg:viewBox="0 0 237 297" svg:d="M222 15c7 0 15 0 15-7 0-8-8-8-15-8-34 0-69 0-103 0-66 0-119 51-119 111 0 63 54 112 119 112 34 0 69 0 103 0 7 0 15 0 15-8 0-7-8-7-15-7-34 0-68 0-102 0-62 0-105-45-105-96 0-53 44-97 105-97 34 0 68 0 102 0zM21 281c-7 0-13 0-13 8s6 8 13 8c67 0 134 0 201 0 7 0 15 0 15-8s-8-8-15-8c-67 0-134 0-201 0z"><text:p/></draw:path><draw:path draw:style-name="gr3" draw:text-style-name="P6" svg:width="0.0898in" svg:height="0.1094in" svg:x="1.1055in" svg:y="0.0358in" svg:viewBox="0 0 229 279" svg:d="M229 3c0-1 0-3-3-3s-4 0-8 5c-7 8-12 15-19 22-10-17-30-27-55-27-48 0-96 44-96 91 0 31 21 49 41 54 13 3 28 7 41 11 14 3 36 10 36 42 0 34-32 69-69 69-25 0-68-9-68-55 0-10 2-19 2-21 1-2 1-2 1-3 0-3-3-3-4-3-3 0-4 0-5 1s-23 88-23 89c0 3 2 4 4 4 3 0 3 0 7-5 7-7 12-15 19-22 17 22 43 27 66 27 53 0 98-50 98-98 0-26-14-39-19-45-9-9-14-11-50-19-7-3-22-6-25-7-11-3-24-14-24-35 0-31 31-64 68-64 32 0 55 16 55 59 0 12-1 20-1 22 1 1 0 4 4 4 5 0 5-1 6-8 7-29 14-56 21-85z"><text:p/></draw:path><draw:path draw:style-name="gr3" draw:text-style-name="P6" svg:width="0.0272in" svg:height="0.1055in" svg:x="1.2118in" svg:y="0.0004in" svg:viewBox="0 0 70 269" svg:d="M65 0c-52 36-65 93-65 135 0 38 11 97 65 134 2 0 5 0 5-3 0-2-1-2-3-4-35-32-48-77-48-127 0-72 27-109 49-128 1-2 2-3 2-4 0-3-3-3-5-3z"><text:p/></draw:path><draw:path draw:style-name="gr3" draw:text-style-name="P6" svg:width="0.052in" svg:height="0.0744in" svg:x="1.2555in" svg:y="0.0067in" svg:viewBox="0 0 133 190" svg:d="M64 8c1 0 1-4 1-5s-1-3-4-3c-6 0-28 2-35 2-2 1-6 1-6 7 0 3 4 3 8 3 13 0 13 2 13 4 0 3-1 4-1 7-14 51-26 101-39 153-1 4-1 4-1 5 0 5 3 9 9 9 8 0 11-5 12-11 1-1 13-49 13-53 20 3 35 8 35 22 0 1 0 3-1 6-1 4-1 5-1 9 0 18 17 27 30 27 25 0 23-28 34-42 0-3-3-3-4-3-5 0-5 1-6 7-3 12-11 30-24 30-7 0-9-6-9-14 0-4 0-4 1-12 0-1 1-5 1-8 0-24-32-28-43-29 8-5 18-13 22-18 15-13 28-25 43-25 4 0 7 1 9 3-12 2-14 11-14 16s4 9 11 9c6 0 15-5 15-17 0-9-6-19-21-19s-29 11-44 24c-11 11-20 19-31 23 9-36 18-71 27-107z"><text:p/></draw:path><draw:path draw:style-name="gr3" draw:text-style-name="P6" svg:width="0.0272in" svg:height="0.1055in" svg:x="1.322in" svg:y="0.0004in" svg:viewBox="0 0 70 269" svg:d="M6 0c-3 0-6 0-6 3 0 1 1 2 2 5 23 21 50 57 50 127 0 56-18 99-46 124-6 5-6 6-6 7 0 2 1 3 3 3 4 0 30-18 48-50 12-23 19-52 19-84 0-38-12-97-64-135z"><text:p/></draw:path></draw:g></text:span><text:span text:style-name="T59">: </text:span></text:p>
          <text:list>
            <text:list-item>
              <text:p text:style-name="P90"><text:span text:style-name="T3">בסיס: צ.ל. </text:span><text:span text:style-name="T3"><draw:g text:anchor-type="as-char" svg:y="-0.1425in" draw:z-index="641" draw:name="Shape485" draw:style-name="gr1"><svg:title>TexMaths</svg:title><svg:desc>11§display§R^{(1)} \subseteq S^{(1)}§svg§600§FALSE§</svg:desc><draw:path draw:style-name="gr2" draw:text-style-name="P5" svg:width="0.7126in" svg:height="0.1472in" svg:x="0.0016in" svg:y="0.0071in" svg:viewBox="0 0 1811 375" svg:d="M906 375c-303 0-604 0-906 0 0-125 0-250 0-375 603 0 1207 0 1811 0 0 125 0 250 0 375-302 0-604 0-905 0z"><text:p/></draw:path><draw:path draw:style-name="gr3" draw:text-style-name="P6" svg:width="0.1079in" svg:height="0.1071in" svg:x="0.0004in" svg:y="0.0386in" svg:viewBox="0 0 275 273" svg:d="M129 28c2-10 3-14 11-15 3-1 15-1 23-1 27 0 70 0 70 39 0 13-5 39-21 55-9 10-30 22-66 22-14 0-28 0-43 0 9-34 17-67 26-100zM185 133c38-8 85-36 85-75 0-33-36-58-86-58-37 0-74 0-110 0-8 0-11 0-11 9 0 3 3 3 11 3 4 0 7 0 14 1s11 1 11 7c0 1-1 2-2 6-18 69-34 138-52 207-3 15-4 19-35 19-7 0-10 0-10 7 0 5 4 5 6 5 9 0 37-1 48-1s38 1 48 1c4 0 8 0 8-8 0-4-3-4-10-4-14 0-25 0-25-7 0-2 0-4 1-7 9-33 16-67 25-101 16 0 31 0 46 0 36 0 42 21 42 35 0 6-3 18-5 27-2 11-6 24-6 32 0 42 47 42 51 42 33 0 46-40 46-46 0-4-3-4-4-4-4 0-5 2-5 5-10 29-26 36-35 36-13 0-15-9-15-25 0-11 2-29 3-43 1-4 2-12 2-17 0-30-26-42-36-46z"><text:p/></draw:path><draw:path draw:style-name="gr3" draw:text-style-name="P6" svg:width="0.0272in" svg:height="0.1055in" svg:x="0.1232in" svg:y="0in" svg:viewBox="0 0 70 269" svg:d="M65 0c-52 36-65 94-65 136 0 37 11 96 65 133 2 0 5 0 5-3 0-1-1-2-3-3-35-34-48-79-48-127 0-73 27-110 49-129 1-1 2-3 2-4 0-3-3-3-5-3z"><text:p/></draw:path><draw:path draw:style-name="gr3" draw:text-style-name="P6" svg:width="0.0386in" svg:height="0.0705in" svg:x="0.1701in" svg:y="0.0091in" svg:viewBox="0 0 99 180" svg:d="M62 8c0-7-1-8-9-8-17 18-42 18-53 18 0 3 0 6 0 10 7 0 24 0 40-8 0 46 0 91 0 138 0 9 0 12-28 12-3 0-6 0-10 0 0 3 0 7 0 10 5 0 39-1 49-1 7 0 41 1 48 1 0-3 0-7 0-10-3 0-8 0-11 0-26 0-26-3-26-12 0-51 0-101 0-150z"><text:p/></draw:path><draw:path draw:style-name="gr3" draw:text-style-name="P6" svg:width="0.0272in" svg:height="0.1055in" svg:x="0.2268in" svg:y="0in" svg:viewBox="0 0 70 269" svg:d="M6 0c-3 0-6 0-6 3 0 1 1 3 2 5 23 21 50 57 50 128 0 56-18 98-48 124-4 5-4 5-4 6s1 3 3 3c4 0 29-17 48-51 11-22 19-50 19-82 0-39-12-97-64-136z"><text:p/></draw:path><draw:path draw:style-name="gr3" draw:text-style-name="P6" svg:width="0.0925in" svg:height="0.1169in" svg:x="0.3295in" svg:y="0.0453in" svg:viewBox="0 0 236 298" svg:d="M222 15c7 0 14 0 14-7 0-8-7-8-14-8-35 0-69 0-104 0-66 0-118 51-118 111 0 63 53 112 118 112 35 0 69 0 104 0 7 0 14 0 14-7s-7-7-14-7c-34 0-69 0-103 0-61 0-104-46-104-96 0-53 44-98 104-98 34 0 69 0 103 0zM21 282c-7 0-13 0-13 8s6 8 13 8c67 0 134 0 201 0 7 0 14 0 14-8s-7-8-14-8c-67 0-134 0-201 0z"><text:p/></draw:path><draw:path draw:style-name="gr3" draw:text-style-name="P6" svg:width="0.0902in" svg:height="0.1098in" svg:x="0.4846in" svg:y="0.0354in" svg:viewBox="0 0 230 280" svg:d="M230 3c0-1-1-3-4-3s-3 0-7 6c-7 7-12 14-19 22-10-18-31-28-56-28-48 0-94 44-94 90 0 32 19 50 39 56 14 3 28 6 42 11 14 3 35 8 35 40 0 35-32 71-69 71-25 0-68-9-68-56 0-9 2-18 3-20 0-2 0-2 0-3 0-4-2-5-4-5-3 0-3 1-4 2-2 2-24 89-24 90 0 2 2 4 4 4 3 0 3-1 8-6 7-7 12-15 19-22 16 23 43 28 65 28 53 0 98-52 98-99 0-27-13-40-19-45-9-9-14-10-48-19-9-2-24-7-27-7-10-4-23-15-23-35 0-32 31-64 67-64 32 0 56 17 56 60 0 12-2 18-2 22 2 1 0 3 6 3 3 0 3-1 5-8 7-28 14-56 21-85z"><text:p/></draw:path><draw:path draw:style-name="gr3" draw:text-style-name="P6" svg:width="0.0272in" svg:height="0.1055in" svg:x="0.5909in" svg:y="0in" svg:viewBox="0 0 70 269" svg:d="M65 0c-52 36-65 94-65 136 0 37 11 96 65 133 2 0 5 0 5-3 0-1-1-2-2-3-36-34-49-79-49-127 0-73 27-110 49-129 1-1 2-3 2-4 0-3-3-3-5-3z"><text:p/></draw:path><draw:path draw:style-name="gr3" draw:text-style-name="P6" svg:width="0.0386in" svg:height="0.0705in" svg:x="0.6378in" svg:y="0.0091in" svg:viewBox="0 0 99 180" svg:d="M62 8c0-7-1-8-8-8-18 18-43 18-54 18 0 3 0 6 0 10 7 0 25 0 40-8 0 46 0 91 0 138 0 9 0 12-28 12-3 0-6 0-10 0 0 3 0 7 0 10 6 0 39-1 49-1 8 0 43 1 48 1 0-3 0-7 0-10-3 0-7 0-10 0-27 0-27-3-27-12 0-51 0-101 0-150z"><text:p/></draw:path><draw:path draw:style-name="gr3" draw:text-style-name="P6" svg:width="0.0272in" svg:height="0.1055in" svg:x="0.6945in" svg:y="0in" svg:viewBox="0 0 70 269" svg:d="M6 0c-3 0-6 0-6 3 0 1 1 3 2 5 23 21 50 57 50 128 0 56-18 98-46 124-6 5-6 5-6 6s1 3 3 3c4 0 30-17 48-51 12-22 19-50 19-82 0-39-12-97-64-136z"><text:p/></draw:path></draw:g></text:span><text:span text:style-name="T3">, ובאופן שקול </text:span><text:span text:style-name="T3"><draw:g text:anchor-type="as-char" svg:y="-0.1063in" draw:z-index="640" draw:name="Shape486" draw:style-name="gr1"><svg:title>TexMaths</svg:title><svg:desc>11§display§R \subseteq S§svg§600§FALSE§</svg:desc><draw:path draw:style-name="gr2" draw:text-style-name="P5" svg:width="0.4012in" svg:height="0.1114in" svg:x="0.0016in" svg:y="0.0075in" svg:viewBox="0 0 1020 284" svg:d="M511 284c-171 0-340 0-511 0 0-94 0-189 0-284 340 0 680 0 1020 0 0 95 0 190 0 284-169 0-340 0-509 0z"><text:p/></draw:path><draw:path draw:style-name="gr3" draw:text-style-name="P6" svg:width="0.1079in" svg:height="0.1063in" svg:x="0.0004in" svg:y="0.0039in" svg:viewBox="0 0 275 271" svg:d="M129 26c2-8 3-13 11-14 3 0 15 0 23 0 27 0 70 0 70 38 0 13-6 39-21 55-9 10-30 22-66 22-14 0-28 0-43 0 9-34 17-67 26-101zM184 132c39-9 86-35 86-75 0-33-36-57-86-57-37 0-74 0-110 0-8 0-11 0-11 8 0 4 3 4 11 4 4 0 7 0 14 0 7 1 10 1 10 7 0 1 0 2-1 7-18 69-34 138-52 207-3 14-4 17-35 17-7 0-10 0-10 8 0 4 4 4 6 4 9 0 37-1 48-1s37 1 48 1c4 0 8 0 8-7 0-5-3-5-10-5-14 0-25 0-25-6 0-3 0-5 1-7 9-34 16-67 25-101 16 0 31 0 46 0 36 0 42 22 42 35 0 5-3 16-5 25-2 11-7 26-7 33 0 42 48 42 52 42 33 0 46-39 46-45 0-4-3-2-4-4-4 0-5 3-6 5-9 29-25 35-35 35-12 0-15-8-15-23 0-12 3-32 4-44 1-5 1-13 1-18 0-29-25-41-36-45z"><text:p/></draw:path><draw:path draw:style-name="gr3" draw:text-style-name="P6" svg:width="0.0929in" svg:height="0.1169in" svg:x="0.1654in" svg:y="0.0102in" svg:viewBox="0 0 237 298" svg:d="M222 15c7 0 15 0 15-7 0-8-8-8-15-8-35 0-69 0-103 0-67 0-119 51-119 111 0 63 53 112 119 112 34 0 68 0 103 0 7 0 15 0 15-8s-8-8-15-8c-34 0-68 0-102 0-62 0-105-44-105-95 0-52 44-97 105-97 34 0 68 0 102 0zM21 282c-7 0-13 0-13 8s6 8 13 8c67 0 134 0 201 0 7 0 15 0 15-8s-8-8-15-8c-67 0-134 0-201 0z"><text:p/></draw:path><draw:path draw:style-name="gr3" draw:text-style-name="P6" svg:width="0.0898in" svg:height="0.1098in" svg:x="0.3213in" svg:y="0.0004in" svg:viewBox="0 0 229 280" svg:d="M229 4c0-1-1-4-4-4s-3 1-7 6c-7 7-13 14-19 22-10-18-31-28-55-28-49 0-96 44-96 92 0 30 20 48 40 54 14 3 28 6 42 11 14 3 35 9 35 39 0 36-32 72-69 72-24 0-67-9-67-56 0-10 1-19 2-21 0-2 0-2 0-4 0-3-2-4-5-4-2 0-2 1-3 2-2 1-23 89-23 91s1 4 4 4c2 0 3-1 7-7 7-6 12-14 19-22 16 23 43 29 65 29 52 0 98-52 98-99 0-26-13-39-19-44-9-9-14-11-49-20-8-2-23-6-26-7-10-3-23-14-23-35 0-31 31-64 67-64 32 0 56 17 56 60 0 12-2 19-2 22 1 1 0 3 6 3 3 0 3-1 5-8 7-28 13-56 21-84z"><text:p/></draw:path></draw:g></text:span><text:span text:style-name="T3">, שנגרר ישירות מההנחה. </text:span></text:p>
            </text:list-item>
            <text:list-item>
              <text:p text:style-name="P90"><text:span text:style-name="T3">צעד: נניח </text:span><text:span text:style-name="T3"><draw:g text:anchor-type="as-char" svg:y="-0.1425in" draw:z-index="643" draw:name="Shape487" draw:style-name="gr1"><svg:title>TexMaths</svg:title><svg:desc>11§display§R^{(k)} \subseteq S^{(k)}§svg§600§FALSE§</svg:desc><draw:path draw:style-name="gr2" draw:text-style-name="P5" svg:width="0.7248in" svg:height="0.1472in" svg:x="0.0016in" svg:y="0.0071in" svg:viewBox="0 0 1842 375" svg:d="M922 375c-308 0-615 0-922 0 0-125 0-250 0-375 614 0 1229 0 1842 0 0 125 0 250 0 375-307 0-613 0-920 0z"><text:p/></draw:path><draw:path draw:style-name="gr3" draw:text-style-name="P6" svg:width="0.1079in" svg:height="0.1071in" svg:x="0.0004in" svg:y="0.0386in" svg:viewBox="0 0 275 273" svg:d="M129 28c2-10 3-14 11-15 3-1 15-1 23-1 27 0 70 0 70 39 0 13-6 39-21 55-10 10-31 22-66 22-14 0-28 0-43 0 9-34 17-67 26-100zM184 133c39-8 85-36 85-75 0-33-35-58-85-58-37 0-74 0-110 0-8 0-11 0-11 9 0 3 3 3 11 3 4 0 7 0 14 1s11 1 11 7c0 1-1 2-2 6-18 69-34 138-52 207-3 15-4 19-35 19-7 0-10 0-10 7 0 5 4 5 5 5 10 0 38-1 49-1s38 1 48 1c4 0 8 0 8-8 0-4-3-4-10-4-14 0-25 0-25-7 0-2 0-4 1-7 9-33 16-67 25-101 16 0 31 0 46 0 36 0 42 21 42 35 0 6-3 18-5 27-3 11-6 24-6 32 0 42 46 42 51 42 33 0 46-40 46-46 0-4-3-2-4-4-4 0-5 2-5 5-10 29-26 36-35 36-13 0-15-9-15-25 0-11 2-29 3-43 1-4 1-12 1-17 0-30-25-42-36-46z"><text:p/></draw:path><draw:path draw:style-name="gr3" draw:text-style-name="P6" svg:width="0.0272in" svg:height="0.1055in" svg:x="0.1228in" svg:y="0in" svg:viewBox="0 0 70 269" svg:d="M65 0c-52 36-65 94-65 136 0 37 11 96 65 133 2 0 5 0 5-3 0-1-1-2-3-3-35-34-48-79-48-127 0-73 27-110 49-129 1-1 2-3 2-4 0-3-3-3-5-3z"><text:p/></draw:path><draw:path draw:style-name="gr3" draw:text-style-name="P6" svg:width="0.052in" svg:height="0.0748in" svg:x="0.1661in" svg:y="0.0051in" svg:viewBox="0 0 133 191" svg:d="M64 8c1 0 1-4 1-5s-1-3-5-3c-5 0-27 2-34 2-2 1-6 1-6 7 0 3 4 3 7 3 14 0 14 2 14 5 0 2-1 3-1 6-14 51-26 102-39 152-1 6-1 6-1 7 0 3 3 9 9 9 7 0 11-6 12-12 1-1 12-49 13-52 20 1 35 8 35 22 0 1 0 2-1 5-1 4-1 6-1 8 0 20 17 29 30 29 25 0 23-29 34-42 0-3-3-3-5-3-4 0-4 1-5 6-3 11-11 31-24 31-7 0-9-6-9-14 0-5 0-6 1-12 0-1 1-6 1-9 0-23-32-28-43-29 8-4 18-13 22-17 13-14 28-26 43-26 2 0 7 1 9 3-12 3-14 11-14 16s4 10 11 10c6 0 15-7 15-18 0-9-7-19-21-19-15 0-30 11-44 25-11 10-20 18-31 23 9-37 18-72 27-108z"><text:p/></draw:path><draw:path draw:style-name="gr3" draw:text-style-name="P6" svg:width="0.0272in" svg:height="0.1055in" svg:x="0.2331in" svg:y="0in" svg:viewBox="0 0 70 269" svg:d="M5 0c-2 0-5 0-5 3 0 1 1 3 2 5 23 21 50 57 50 128 0 56-18 98-48 124-4 5-4 5-4 6s1 3 3 3c4 0 30-17 48-51 12-22 19-50 19-82 0-39-12-97-65-136z"><text:p/></draw:path><draw:path draw:style-name="gr3" draw:text-style-name="P6" svg:width="0.0921in" svg:height="0.1169in" svg:x="0.3354in" svg:y="0.0453in" svg:viewBox="0 0 235 298" svg:d="M222 15c7 0 13 0 13-7 0-8-6-8-13-8-35 0-69 0-104 0-66 0-118 51-118 111 0 63 53 112 118 112 35 0 69 0 104 0 7 0 13 0 13-7s-6-7-13-7c-34 0-69 0-103 0-61 0-104-46-104-96 0-53 44-98 104-98 34 0 69 0 103 0zM21 282c-7 0-13 0-13 8s6 8 13 8c67 0 134 0 201 0 7 0 13 0 13-8s-6-8-13-8c-67 0-134 0-201 0z"><text:p/></draw:path><draw:path draw:style-name="gr3" draw:text-style-name="P6" svg:width="0.0902in" svg:height="0.1098in" svg:x="0.4906in" svg:y="0.0354in" svg:viewBox="0 0 230 280" svg:d="M230 3c0-1-1-3-5-3-2 0-2 0-7 6-6 7-12 14-18 22-11-18-31-28-56-28-48 0-95 44-95 90 0 32 20 50 40 56 14 3 28 6 42 11 14 3 35 8 35 40 0 35-32 71-69 71-26 0-68-9-68-56 0-9 2-18 2-20 1-2 1-2 1-3 0-4-2-5-5-5-2 0-3 1-4 2-1 2-23 89-23 90 0 2 2 4 4 4 3 0 3-1 8-6 7-7 12-15 19-22 16 23 43 28 65 28 52 0 98-52 98-99 0-27-14-40-19-45-9-9-14-10-50-19-7-2-22-7-25-7-11-4-23-15-23-35 0-32 31-64 67-64 32 0 56 17 56 60 0 12-2 18-2 22 1 1 0 3 4 3 5 0 5-1 7-8 7-28 14-56 21-85z"><text:p/></draw:path><draw:path draw:style-name="gr3" draw:text-style-name="P6" svg:width="0.0272in" svg:height="0.1055in" svg:x="0.5972in" svg:y="0in" svg:viewBox="0 0 70 269" svg:d="M65 0c-52 36-65 94-65 136 0 37 11 96 65 133 2 0 5 0 5-3 0-1-1-2-3-3-35-34-48-79-48-127 0-73 27-110 49-129 1-1 2-3 2-4 0-3-3-3-5-3z"><text:p/></draw:path><draw:path draw:style-name="gr3" draw:text-style-name="P6" svg:width="0.052in" svg:height="0.0748in" svg:x="0.6406in" svg:y="0.0051in" svg:viewBox="0 0 133 191" svg:d="M64 8c1 0 1-4 1-5s-1-3-5-3-27 2-34 2c-2 1-5 1-5 7 0 3 3 3 6 3 14 0 14 2 14 5 0 2-1 3-1 6-14 51-26 102-39 152-1 6-1 6-1 7 0 3 3 9 9 9 7 0 11-6 13-12 0-1 12-49 13-52 19 1 34 8 34 22 0 1 0 2 0 5-1 4-1 6-1 8 0 20 16 29 29 29 25 0 23-29 34-42 0-3-3-3-5-3-4 0-4 1-5 6-3 11-11 31-24 31-7 0-9-6-9-14 0-5 0-6 1-12 0-1 1-6 1-9 0-23-32-28-43-29 8-4 18-13 22-17 15-14 28-26 43-26 3 0 7 1 9 3-12 3-14 11-14 16s4 10 11 10c6 0 15-7 15-18 0-9-7-19-21-19-15 0-30 11-43 25-12 10-21 18-32 23 9-37 18-72 27-108z"><text:p/></draw:path><draw:path draw:style-name="gr3" draw:text-style-name="P6" svg:width="0.0272in" svg:height="0.1055in" svg:x="0.7071in" svg:y="0in" svg:viewBox="0 0 70 269" svg:d="M5 0c-2 0-5 0-5 3 0 1 1 3 2 5 23 21 50 57 50 128 0 56-18 98-47 124-5 5-5 5-5 6s1 3 3 3c4 0 30-17 48-51 12-22 19-50 19-82 0-39-12-97-65-136z"><text:p/></draw:path></draw:g></text:span><text:span text:style-name="T3">, ונוכיח </text:span><text:span text:style-name="T3"><draw:g text:anchor-type="as-char" svg:y="-0.1425in" draw:z-index="644" draw:name="Shape488" draw:style-name="gr1"><svg:title>TexMaths</svg:title><svg:desc>11§display§R^{(k + 1)} \subseteq S^{(k + 1)}§svg§600§FALSE§</svg:desc><draw:path draw:style-name="gr2" draw:text-style-name="P5" svg:width="1.0339in" svg:height="0.1472in" svg:x="0.0016in" svg:y="0.0071in" svg:viewBox="0 0 2627 375" svg:d="M1314 375c-438 0-876 0-1314 0 0-125 0-250 0-375 876 0 1751 0 2627 0 0 125 0 250 0 375-438 0-876 0-1313 0z"><text:p/></draw:path><draw:path draw:style-name="gr3" draw:text-style-name="P6" svg:width="0.1079in" svg:height="0.1071in" svg:x="0.0004in" svg:y="0.0386in" svg:viewBox="0 0 275 273" svg:d="M129 28c2-10 3-14 11-15 3-1 15-1 23-1 27 0 70 0 70 39 0 13-5 39-21 55-10 10-30 22-66 22-14 0-28 0-43 0 9-34 17-67 26-100zM185 133c38-8 85-36 85-75 0-33-36-58-86-58-37 0-74 0-110 0-8 0-11 0-11 9 0 3 3 3 11 3 4 0 7 0 14 1s11 1 11 7c0 1-1 2-2 6-18 69-34 138-52 207-3 15-4 19-35 19-7 0-10 0-10 7 0 5 4 5 6 5 9 0 37-1 48-1s38 1 48 1c4 0 8 0 8-8 0-4-3-4-10-4-14 0-25 0-25-7 0-2 0-4 1-7 9-33 16-67 25-101 16 0 31 0 46 0 36 0 42 21 42 35 0 6-3 18-5 27-2 11-6 24-6 32 0 42 46 42 51 42 33 0 46-40 46-46 0-4-3-4-4-4-4 0-5 2-5 5-10 29-26 36-35 36-13 0-15-9-15-25 0-11 2-29 3-43 1-4 2-12 2-17 0-30-26-42-36-46z"><text:p/></draw:path><draw:path draw:style-name="gr3" draw:text-style-name="P6" svg:width="0.0272in" svg:height="0.1055in" svg:x="0.1232in" svg:y="0in" svg:viewBox="0 0 70 269" svg:d="M65 0c-52 36-65 94-65 136 0 37 11 96 65 133 2 0 5 0 5-3 0-1-1-2-3-3-35-34-48-79-48-127 0-73 27-110 49-129 1-1 2-3 2-4 0-3-3-3-5-3z"><text:p/></draw:path><draw:path draw:style-name="gr3" draw:text-style-name="P6" svg:width="0.052in" svg:height="0.0748in" svg:x="0.1665in" svg:y="0.0051in" svg:viewBox="0 0 133 191" svg:d="M64 8c1 0 1-4 1-5s-1-3-4-3c-5 0-28 2-35 2-2 1-5 1-5 7 0 3 3 3 7 3 13 0 13 2 13 5 0 2-1 3-1 6-14 51-26 102-39 152-1 6-1 6-1 7 0 3 3 9 9 9 8 0 11-6 13-12 0-1 12-49 13-52 19 1 34 8 34 22 0 1 0 2 0 5-1 4-1 6-1 8 0 20 16 29 29 29 26 0 23-29 34-42 0-3-3-3-4-3-4 0-5 1-6 6-3 11-11 31-24 31-7 0-9-6-9-14 0-5 0-6 1-12 1-1 2-6 2-9 0-23-33-28-44-29 8-4 18-13 22-17 15-14 28-26 43-26 4 0 7 1 9 3-12 3-14 11-14 16s4 10 11 10 15-7 15-18c0-9-6-19-21-19s-29 11-43 25c-12 10-21 18-32 23 9-37 18-72 27-108z"><text:p/></draw:path><draw:path draw:style-name="gr3" draw:text-style-name="P6" svg:width="0.078in" svg:height="0.0783in" svg:x="0.2331in" svg:y="0.0134in" svg:viewBox="0 0 199 200" svg:d="M107 107c27 0 55 0 82 0 4 0 10 0 10-7 0-6-6-6-10-6-27 0-55 0-82 0 0-28 0-56 0-84 0-3 0-10-7-10-6 0-6 7-6 10 0 28 0 56 0 84-28 0-57 0-84 0-3 0-10 0-10 6 0 7 7 7 10 7 27 0 56 0 84 0 0 28 0 55 0 83 0 3 0 10 5 10 8 0 8-7 8-10 0-28 0-55 0-83z"><text:p/></draw:path><draw:path draw:style-name="gr3" draw:text-style-name="P6" svg:width="0.0386in" svg:height="0.0705in" svg:x="0.3307in" svg:y="0.0091in" svg:viewBox="0 0 99 180" svg:d="M62 8c0-7-1-8-9-8-17 18-42 18-53 18 0 3 0 6 0 10 7 0 24 0 40-8 0 46 0 91 0 138 0 9 0 12-28 12-3 0-6 0-10 0 0 3 0 7 0 10 5 0 39-1 49-1 7 0 41 1 48 1 0-3 0-7 0-10-3 0-8 0-11 0-26 0-26-3-26-12 0-51 0-101 0-150z"><text:p/></draw:path><draw:path draw:style-name="gr3" draw:text-style-name="P6" svg:width="0.0272in" svg:height="0.1055in" svg:x="0.3874in" svg:y="0in" svg:viewBox="0 0 70 269" svg:d="M6 0c-3 0-6 0-6 3 0 1 1 3 2 5 23 21 50 57 50 128 0 56-18 98-48 124-4 5-4 5-4 6s1 3 3 3c4 0 29-17 48-51 11-22 19-50 19-82 0-39-12-97-64-136z"><text:p/></draw:path><draw:path draw:style-name="gr3" draw:text-style-name="P6" svg:width="0.0921in" svg:height="0.1169in" svg:x="0.4902in" svg:y="0.0453in" svg:viewBox="0 0 235 298" svg:d="M222 15c7 0 13 0 13-7 0-8-6-8-13-8-35 0-69 0-104 0-66 0-118 51-118 111 0 63 53 112 118 112 35 0 69 0 104 0 7 0 13 0 13-7s-6-7-13-7c-34 0-69 0-103 0-61 0-104-46-104-96 0-53 44-98 104-98 34 0 69 0 103 0zM21 282c-7 0-13 0-13 8s6 8 13 8c67 0 134 0 201 0 7 0 13 0 13-8s-6-8-13-8c-67 0-134 0-201 0z"><text:p/></draw:path><draw:path draw:style-name="gr3" draw:text-style-name="P6" svg:width="0.0902in" svg:height="0.1098in" svg:x="0.6453in" svg:y="0.0354in" svg:viewBox="0 0 230 280" svg:d="M230 3c0-1-1-3-4-3s-3 0-7 6c-7 7-12 14-19 22-10-18-31-28-56-28-48 0-94 44-94 90 0 32 19 50 39 56 14 3 28 6 42 11 14 3 35 8 35 40 0 35-32 71-69 71-25 0-68-9-68-56 0-9 2-18 3-20 0-2 0-2 0-3 0-4-2-5-4-5-3 0-3 1-4 2-2 2-24 89-24 90 0 2 2 4 4 4 3 0 3-1 8-6 7-7 12-15 19-22 16 23 43 28 65 28 53 0 98-52 98-99 0-27-12-40-19-45-9-9-14-10-48-19-9-2-24-7-27-7-10-4-23-15-23-35 0-32 31-64 67-64 32 0 56 17 56 60 0 12-2 18-2 22 2 1 0 3 6 3 3 0 3-1 5-8 7-28 14-56 21-85z"><text:p/></draw:path><draw:path draw:style-name="gr3" draw:text-style-name="P6" svg:width="0.0272in" svg:height="0.1055in" svg:x="0.7516in" svg:y="0in" svg:viewBox="0 0 70 269" svg:d="M65 0c-52 36-65 94-65 136 0 37 11 96 65 133 2 0 5 0 5-3 0-1-1-2-2-3-36-34-49-79-49-127 0-73 27-110 49-129 1-1 2-3 2-4 0-3-3-3-5-3z"><text:p/></draw:path><draw:path draw:style-name="gr3" draw:text-style-name="P6" svg:width="0.052in" svg:height="0.0748in" svg:x="0.7949in" svg:y="0.0051in" svg:viewBox="0 0 133 191" svg:d="M65 8c0-1 1-4 1-5s-1-3-4-3c-6 0-29 2-36 2-2 1-5 1-5 7 0 3 3 3 7 3 13 0 13 2 13 5 0 2-1 3-1 6-14 51-26 102-39 152-1 6-1 6-1 7 0 3 3 9 9 9 8 0 11-6 13-12 0-1 12-49 13-52 19 1 34 8 34 22 0 1 0 2 0 5-1 4-1 6-1 8 0 20 16 29 29 29 26 0 23-29 34-42 0-3-3-3-4-3-4 0-5 1-6 6-3 11-10 31-23 31-8 0-10-6-10-14 0-5 0-6 1-12 1-1 2-6 2-9 0-23-33-28-44-29 8-4 18-13 22-17 15-14 28-26 43-26 4 0 7 1 9 3-12 3-14 11-14 16s4 10 11 10 15-7 15-18c0-9-6-19-21-19s-29 11-43 25c-12 10-21 18-32 23 9-37 19-72 28-108z"><text:p/></draw:path><draw:path draw:style-name="gr3" draw:text-style-name="P6" svg:width="0.078in" svg:height="0.0783in" svg:x="0.8618in" svg:y="0.0134in" svg:viewBox="0 0 199 200" svg:d="M107 107c27 0 55 0 82 0 4 0 10 0 10-7 0-6-6-6-10-6-27 0-55 0-82 0 0-28 0-56 0-84 0-3 0-10-7-10-6 0-6 7-6 10 0 28 0 56 0 84-28 0-57 0-84 0-3 0-10 0-10 6 0 7 7 7 10 7 27 0 56 0 84 0 0 28 0 55 0 83 0 3 0 10 6 10 7 0 7-7 7-10 0-28 0-55 0-83z"><text:p/></draw:path><draw:path draw:style-name="gr3" draw:text-style-name="P6" svg:width="0.0386in" svg:height="0.0705in" svg:x="0.9591in" svg:y="0.0091in" svg:viewBox="0 0 99 180" svg:d="M62 8c0-7-1-8-8-8-18 18-43 18-54 18 0 3 0 6 0 10 7 0 25 0 40-8 0 46 0 91 0 138 0 9 0 12-28 12-3 0-6 0-10 0 0 3 0 7 0 10 6 0 39-1 49-1 8 0 41 1 48 1 0-3 0-7 0-10-3 0-7 0-10 0-27 0-27-3-27-12 0-51 0-101 0-150z"><text:p/></draw:path><draw:path draw:style-name="gr3" draw:text-style-name="P6" svg:width="0.0272in" svg:height="0.1055in" svg:x="1.0157in" svg:y="0in" svg:viewBox="0 0 70 269" svg:d="M6 0c-3 0-6 0-6 3 0 1 1 3 2 5 23 21 50 57 50 128 0 56-18 98-46 124-6 5-6 5-6 6s1 3 3 3c4 0 30-17 48-51 12-22 19-50 19-82 0-39-12-97-64-136z"><text:p/></draw:path></draw:g></text:span><text:span text:style-name="T3">; יהי </text:span><text:span text:style-name="T3"><draw:g text:anchor-type="as-char" svg:y="-0.1425in" draw:z-index="645" draw:name="Shape489" draw:style-name="gr1"><svg:title>TexMaths</svg:title><svg:desc>11§display§\la a, c \ra \in R^{(k + 1)}§svg§600§FALSE§</svg:desc><draw:path draw:style-name="gr2" draw:text-style-name="P5" svg:width="0.9224in" svg:height="0.1646in" svg:x="0.0004in" svg:y="0.0071in" svg:viewBox="0 0 2344 419" svg:d="M1173 419c-392 0-782 0-1173 0 0-140 0-279 0-419 781 0 1563 0 2344 0 0 140 0 279 0 419-390 0-781 0-1171 0z"><text:p/></draw:path><draw:path draw:style-name="gr3" draw:text-style-name="P6" svg:width="0.0335in" svg:height="0.1516in" svg:x="0.0094in" svg:y="0.028in" svg:viewBox="0 0 86 386" svg:d="M84 14c2-3 2-4 2-6 0-5-3-8-8-8-3 0-5 2-9 9-22 59-45 118-67 177-1 2-2 5-2 7 0 1 0 2 2 6 22 59 45 118 67 177 1 4 4 10 9 10s8-4 8-8c0-1 0-2-2-7-23-59-45-119-69-178 24-60 46-119 69-179z"><text:p/></draw:path><draw:path draw:style-name="gr3" draw:text-style-name="P6" svg:width="0.0693in" svg:height="0.0685in" svg:x="0.0579in" svg:y="0.0752in" svg:viewBox="0 0 177 175" svg:d="M129 25c-7-14-19-25-35-25-47 0-94 57-94 114 0 36 21 61 52 61 7 0 26-1 49-28 4 15 17 28 35 28 15 0 24-9 29-21 7-14 12-37 12-38 0-5-3-5-4-5-5 0-5 3-6 8-6 25-14 47-29 47-11 0-13-9-13-17 0-9 2-11 6-29 4-16 5-20 9-34 4-18 9-36 13-54 3-11 3-12 3-13 0-7-4-11-11-11-10 0-15 9-16 17zM103 125c-2 7-2 7-7 14-17 22-33 27-44 27-19 0-24-21-24-36 0-19 12-66 20-85 13-22 30-36 46-36 25 0 30 32 30 34s-1 4-1 7c-6 25-13 49-20 75z"><text:p/></draw:path><draw:path draw:style-name="gr3" draw:text-style-name="P6" svg:width="0.0173in" svg:height="0.0453in" svg:x="0.1457in" svg:y="0.1252in" svg:viewBox="0 0 45 116" svg:d="M45 41c0-26-10-41-25-41-12 0-20 10-20 21 0 10 8 20 20 20 5 0 10-1 14-5 1-1 1-1 1-1 1 0 1 0 1 6 0 28-13 52-26 64-4 4-4 5-4 6 0 3 2 5 4 5 4 0 35-30 35-75z"><text:p/></draw:path><draw:path draw:style-name="gr3" draw:text-style-name="P6" svg:width="0.0591in" svg:height="0.0685in" svg:x="0.2063in" svg:y="0.0752in" svg:viewBox="0 0 151 175" svg:d="M138 24c-7 0-13 0-18 6-6 5-7 12-7 14 0 10 7 14 15 14 11 0 22-10 22-25 0-19-19-33-47-33-51 0-103 55-103 110 0 34 22 65 63 65 55 0 88-41 88-45 0-3-2-5-6-5-1 0-2 1-4 4-31 37-73 37-77 37-25 0-35-18-35-41 0-16 7-53 21-78 12-22 33-38 53-38 14 0 29 4 35 15z"><text:p/></draw:path><draw:path draw:style-name="gr3" draw:text-style-name="P6" svg:width="0.0335in" svg:height="0.1516in" svg:x="0.274in" svg:y="0.028in" svg:viewBox="0 0 86 386" svg:d="M85 199c1-4 1-5 1-6s0-1-1-7c-23-59-45-118-68-177-3-7-5-9-9-9-5 0-8 3-8 8 0 1 0 2 2 6 23 60 45 119 68 179-23 58-45 118-68 177-2 5-2 6-2 8 0 4 3 8 8 8s6-5 7-8c24-59 47-119 70-179z"><text:p/></draw:path><draw:path draw:style-name="gr3" draw:text-style-name="P6" svg:width="0.076in" svg:height="0.0878in" svg:x="0.3799in" svg:y="0.0598in" svg:viewBox="0 0 194 224" svg:d="M179 119c7 0 15 0 15-8 0-7-8-7-15-7-55 0-109 0-164 0 6-52 50-89 104-89 20 0 41 0 60 0 7 0 15 0 15-7 0-8-8-8-15-8-19 0-40 0-60 0-66 0-119 48-119 111 0 62 53 113 119 113 20 0 41 0 60 0 7 0 15 0 15-8s-8-8-15-8c-19 0-40 0-60 0-54 0-98-37-104-89 55 0 109 0 164 0z"><text:p/></draw:path><draw:path draw:style-name="gr3" draw:text-style-name="P6" svg:width="0.1083in" svg:height="0.1063in" svg:x="0.5169in" svg:y="0.039in" svg:viewBox="0 0 276 271" svg:d="M129 26c2-9 3-13 11-14 3-1 15-1 24-1 26 0 69 0 69 39 0 13-5 39-21 55-10 10-30 22-65 22-14 0-29 0-44 0 9-34 17-67 26-101zM185 132c38-9 85-35 85-75 0-33-35-57-86-57-37 0-74 0-110 0-8 0-11 0-11 8 0 3 3 3 11 3 1 0 7 0 14 1 8 1 11 1 11 7 0 1 0 2-2 6-18 70-34 139-52 209-3 13-4 16-35 16-7 0-10 0-10 8 0 4 4 4 6 4 11 0 37-1 48-1s38 1 49 1c4 0 8 0 8-7 0-5-3-5-11-5-14 0-25 0-25-5 0-3 1-5 1-7 9-34 16-68 25-102 16 0 31 0 46 0 36 0 42 22 42 35 0 5-2 17-5 26-2 11-6 26-6 33 0 41 46 41 52 41 32 0 46-38 46-43s-3-4-4-5c-5 0-5 3-6 5-10 28-26 34-35 34-13 0-15-9-15-22 0-12 2-32 3-44 1-5 2-13 2-19 0-29-26-41-36-45z"><text:p/></draw:path><draw:path draw:style-name="gr3" draw:text-style-name="P6" svg:width="0.0272in" svg:height="0.1055in" svg:x="0.6394in" svg:y="0in" svg:viewBox="0 0 70 269" svg:d="M65 0c-51 36-65 94-65 136 0 37 12 97 65 133 2 0 5 0 5-2s-1-2-2-5c-36-32-49-77-49-126 0-73 27-110 49-129 1-1 2-3 2-4 0-3-3-3-5-3z"><text:p/></draw:path><draw:path draw:style-name="gr3" draw:text-style-name="P6" svg:width="0.052in" svg:height="0.0748in" svg:x="0.6827in" svg:y="0.0051in" svg:viewBox="0 0 133 191" svg:d="M65 8c0-1 1-4 1-5s-1-3-4-3c-6 0-29 2-36 2-2 1-5 1-5 7 0 3 3 3 7 3 13 0 13 2 13 5 0 2 0 3-1 6-14 51-26 102-39 153-1 5-1 5-1 6 0 4 3 9 10 9s10-6 12-12c0-2 12-49 13-52 19 2 34 7 34 22 0 1 0 2 0 5-1 5-1 6-1 8 0 20 16 29 29 29 26 0 23-29 34-42 0-4-3-4-4-4-4 0-4 2-6 7-3 11-10 31-23 31-8 0-10-7-10-14 0-5 0-6 2-12 0-2 1-6 1-9 0-23-33-28-44-29 8-4 18-13 22-18 15-13 28-25 43-25 4 0 7 1 9 3-11 3-14 11-14 16s4 10 11 10 15-6 15-18c0-9-6-19-21-19s-29 11-43 25c-11 9-21 18-32 23 9-37 19-72 28-108z"><text:p/></draw:path><draw:path draw:style-name="gr3" draw:text-style-name="P6" svg:width="0.078in" svg:height="0.078in" svg:x="0.7492in" svg:y="0.0134in" svg:viewBox="0 0 199 199" svg:d="M107 107c27 0 55 0 82 0 4 0 10 0 10-7 0-6-5-6-10-6-27 0-55 0-82 0 0-28 0-57 0-84 0-3 0-10-7-10-6 0-6 7-6 10 0 27 0 56 0 84-28 0-57 0-84 0-3 0-10 0-10 6 0 7 7 7 10 7 27 0 56 0 84 0 0 27 0 55 0 83 0 3 0 9 6 9 7 0 7-5 7-9 0-28 0-56 0-83z"><text:p/></draw:path><draw:path draw:style-name="gr3" draw:text-style-name="P6" svg:width="0.0386in" svg:height="0.0705in" svg:x="0.8469in" svg:y="0.0091in" svg:viewBox="0 0 99 180" svg:d="M62 8c0-7-1-8-8-8-18 18-42 18-54 18 0 3 0 6 0 10 7 0 25 0 40-8 0 46 0 91 0 138 0 8 0 12-28 12-3 0-6 0-10 0 0 3 0 6 0 10 6 0 39-1 49-1 8 0 43 1 48 1 0-4 0-7 0-10-3 0-7 0-10 0-27 0-27-4-27-12 0-51 0-101 0-150z"><text:p/></draw:path><draw:path draw:style-name="gr3" draw:text-style-name="P6" svg:width="0.0272in" svg:height="0.1055in" svg:x="0.9035in" svg:y="0in" svg:viewBox="0 0 70 269" svg:d="M6 0c-3 0-6 0-6 3 0 1 1 3 2 5 23 21 50 57 50 128 0 56-18 99-46 124-6 5-6 6-6 7 0 2 1 2 3 2 4 0 30-18 48-50 12-23 19-51 19-83 0-39-12-97-64-136z"><text:p/></draw:path></draw:g></text:span><text:span text:style-name="T3">, נוכיח </text:span><text:span text:style-name="T3"><draw:g text:anchor-type="as-char" svg:y="-0.1425in" draw:z-index="646" draw:name="Shape490" draw:style-name="gr1"><svg:title>TexMaths</svg:title><svg:desc>11§display§\la a, c \ra \in S^{(k + 1)}§svg§600§FALSE§</svg:desc><draw:path draw:style-name="gr2" draw:text-style-name="P5" svg:width="0.9079in" svg:height="0.1646in" svg:x="0.0004in" svg:y="0.0071in" svg:viewBox="0 0 2307 419" svg:d="M1154 419c-385 0-769 0-1154 0 0-140 0-279 0-419 769 0 1538 0 2307 0 0 140 0 279 0 419-384 0-769 0-1153 0z"><text:p/></draw:path><draw:path draw:style-name="gr3" draw:text-style-name="P6" svg:width="0.0335in" svg:height="0.1516in" svg:x="0.0094in" svg:y="0.028in" svg:viewBox="0 0 86 386" svg:d="M84 14c2-3 2-4 2-6 0-5-3-8-8-8-3 0-5 2-9 9-22 59-45 118-67 177-1 2-2 5-2 7 0 1 0 2 2 6 22 59 45 118 67 177 1 4 4 10 9 10s8-4 8-8c0-1 0-2-2-7-23-59-45-119-69-178 24-60 46-119 69-179z"><text:p/></draw:path><draw:path draw:style-name="gr3" draw:text-style-name="P6" svg:width="0.0693in" svg:height="0.0685in" svg:x="0.0579in" svg:y="0.0752in" svg:viewBox="0 0 177 175" svg:d="M129 25c-8-14-19-25-35-25-47 0-94 57-94 114 0 36 21 61 52 61 7 0 26-1 49-28 4 15 17 28 35 28 14 0 24-9 29-21 7-14 12-37 12-38 0-5-3-5-4-5-5 0-5 3-6 8-6 25-14 47-29 47-11 0-13-9-13-17 0-9 2-11 6-29 4-16 4-20 9-34 4-18 9-36 13-54 3-11 3-12 3-13 0-7-4-11-11-11-10 0-15 9-16 17zM103 125c-2 7-2 7-7 14-17 22-33 27-44 27-19 0-24-21-24-36 0-19 12-66 20-85 13-22 30-36 46-36 25 0 30 32 30 34s-1 4-1 7c-6 25-13 49-20 75z"><text:p/></draw:path><draw:path draw:style-name="gr3" draw:text-style-name="P6" svg:width="0.0173in" svg:height="0.0453in" svg:x="0.1457in" svg:y="0.1252in" svg:viewBox="0 0 45 116" svg:d="M45 41c0-26-10-41-25-41-12 0-20 10-20 21 0 10 8 20 20 20 4 0 10-1 14-5 1-1 1-1 1-1 1 0 1 0 1 6 0 28-13 52-26 64-4 4-4 5-4 6 0 3 2 5 4 5 4 0 35-30 35-75z"><text:p/></draw:path><draw:path draw:style-name="gr3" draw:text-style-name="P6" svg:width="0.0591in" svg:height="0.0685in" svg:x="0.2063in" svg:y="0.0752in" svg:viewBox="0 0 151 175" svg:d="M138 24c-7 0-13 0-18 6-6 5-7 12-7 14 0 10 7 14 15 14 11 0 22-10 22-25 0-19-19-33-47-33-51 0-103 55-103 110 0 34 22 65 63 65 55 0 88-41 88-45 0-3-4-5-6-5-1 0-2 1-4 4-31 37-73 37-77 37-25 0-35-18-35-41 0-16 7-53 21-78 12-22 33-38 53-38 14 0 29 4 35 15z"><text:p/></draw:path><draw:path draw:style-name="gr3" draw:text-style-name="P6" svg:width="0.0335in" svg:height="0.1516in" svg:x="0.274in" svg:y="0.028in" svg:viewBox="0 0 86 386" svg:d="M84 199c2-4 2-5 2-6s0-1-2-7c-22-59-45-118-67-177-3-7-5-9-9-9-5 0-8 3-8 8 0 1 0 2 2 6 23 60 45 119 68 179-23 58-45 118-68 177-2 5-2 6-2 8 0 4 3 8 8 8 4 0 6-5 7-8 24-59 46-119 69-179z"><text:p/></draw:path><draw:path draw:style-name="gr3" draw:text-style-name="P6" svg:width="0.0756in" svg:height="0.0878in" svg:x="0.3799in" svg:y="0.0598in" svg:viewBox="0 0 193 224" svg:d="M179 119c7 0 14 0 14-8 0-7-7-7-14-7-55 0-109 0-164 0 5-52 50-89 104-89 20 0 41 0 60 0 7 0 14 0 14-7 0-8-7-8-14-8-19 0-40 0-60 0-66 0-119 48-119 111 0 62 53 113 119 113 20 0 41 0 60 0 7 0 14 0 14-8s-7-8-14-8c-19 0-40 0-60 0-54 0-99-37-104-89 55 0 109 0 164 0z"><text:p/></draw:path><draw:path draw:style-name="gr3" draw:text-style-name="P6" svg:width="0.0898in" svg:height="0.1098in" svg:x="0.5185in" svg:y="0.0354in" svg:viewBox="0 0 229 280" svg:d="M229 3c0-1-1-3-5-3-2 0-2 0-6 6-7 7-12 14-19 22-10-18-30-28-55-28-49 0-96 44-96 91 0 31 21 49 40 54 14 4 28 7 42 12 14 3 35 9 35 40 0 36-31 71-69 71-24 0-67-9-67-55 0-10 1-19 2-21 0-2 0-2 0-4 0-3-3-3-5-3s-2 0-3 1c-2 1-23 88-23 90s1 4 4 4c2 0 3-1 7-6 7-6 12-14 19-22 16 22 43 28 65 28 52 0 99-51 99-98 0-27-14-40-20-45-9-9-14-11-49-20-8-2-23-6-26-7-10-3-23-14-23-35 0-31 31-64 67-64 32 0 56 17 56 60 0 12-1 19-1 22 1 1 0 3 4 3s5-1 6-8c7-28 14-56 21-85z"><text:p/></draw:path><draw:path draw:style-name="gr3" draw:text-style-name="P6" svg:width="0.0272in" svg:height="0.1055in" svg:x="0.6244in" svg:y="0in" svg:viewBox="0 0 70 269" svg:d="M65 0c-51 36-65 94-65 136 0 37 12 97 65 133 2 0 5 0 5-2s-1-2-2-5c-36-32-49-77-49-126 0-73 27-110 50-129 0-1 1-3 1-4 0-3-3-3-5-3z"><text:p/></draw:path><draw:path draw:style-name="gr3" draw:text-style-name="P6" svg:width="0.052in" svg:height="0.0748in" svg:x="0.6677in" svg:y="0.0051in" svg:viewBox="0 0 133 191" svg:d="M65 8c0-1 1-4 1-5s-1-3-4-3c-6 0-29 2-36 2-2 1-5 1-5 7 0 3 3 3 7 3 13 0 13 2 13 5 0 2 0 3-1 6-14 51-26 102-39 153-1 5-1 5-1 6 0 4 3 9 10 9s10-6 12-12c0-2 12-49 13-52 19 2 34 7 34 22 0 1 0 2 0 5-1 5-1 6-1 8 0 20 16 29 29 29 26 0 23-29 34-42 0-4-3-4-4-4-4 0-4 2-6 7-3 11-10 31-23 31-8 0-10-7-10-14 0-5 0-6 2-12 0-2 1-6 1-9 0-23-33-28-44-29 8-4 18-13 22-18 15-13 28-25 43-25 4 0 7 1 9 3-11 3-14 11-14 16s5 10 11 10c7 0 15-6 15-18 0-9-6-19-21-19s-29 11-43 25c-11 9-21 18-32 23 9-37 19-72 28-108z"><text:p/></draw:path><draw:path draw:style-name="gr3" draw:text-style-name="P6" svg:width="0.078in" svg:height="0.078in" svg:x="0.7346in" svg:y="0.0134in" svg:viewBox="0 0 199 199" svg:d="M107 107c27 0 55 0 82 0 4 0 10 0 10-7 0-6-5-6-10-6-27 0-55 0-82 0 0-28 0-57 0-84 0-3 0-10-7-10-6 0-6 7-6 10 0 27 0 56 0 84-28 0-57 0-84 0-3 0-10 0-10 6 0 7 7 7 10 7 27 0 56 0 84 0 0 27 0 55 0 83 0 3 0 9 6 9 7 0 7-5 7-9 0-28 0-56 0-83z"><text:p/></draw:path><draw:path draw:style-name="gr3" draw:text-style-name="P6" svg:width="0.0386in" svg:height="0.0705in" svg:x="0.8319in" svg:y="0.0091in" svg:viewBox="0 0 99 180" svg:d="M62 8c0-7 0-8-8-8-18 18-42 18-54 18 0 3 0 6 0 10 7 0 25 0 40-8 0 46 0 91 0 138 0 8 0 12-27 12-3 0-7 0-11 0 0 3 0 6 0 10 6 0 39-1 49-1 8 0 43 1 48 1 0-4 0-7 0-10-3 0-7 0-10 0-27 0-27-4-27-12 0-51 0-101 0-150z"><text:p/></draw:path><draw:path draw:style-name="gr3" draw:text-style-name="P6" svg:width="0.0272in" svg:height="0.1055in" svg:x="0.8886in" svg:y="0in" svg:viewBox="0 0 70 269" svg:d="M6 0c-3 0-6 0-6 3 0 1 1 3 2 5 23 21 50 57 50 128 0 56-18 99-46 124-6 5-6 6-6 7 0 2 1 2 3 2 4 0 30-18 48-50 12-23 19-51 19-83 0-39-12-97-64-136z"><text:p/></draw:path></draw:g></text:span><text:span text:style-name="T3">. מהגדרת הרכבה של יחס, </text:span><text:span text:style-name="T3"><draw:g text:anchor-type="as-char" svg:y="-0.1425in" draw:z-index="647" draw:name="Shape491" draw:style-name="gr1"><svg:title>TexMaths</svg:title><svg:desc>11§display§\la a, c \ra \in R^{(k)} \circ R§svg§600§FALSE§</svg:desc><draw:path draw:style-name="gr2" draw:text-style-name="P5" svg:width="1.0472in" svg:height="0.1646in" svg:x="0.0004in" svg:y="0.0071in" svg:viewBox="0 0 2661 419" svg:d="M1331 419c-444 0-888 0-1331 0 0-140 0-279 0-419 887 0 1774 0 2661 0 0 140 0 279 0 419-444 0-887 0-1330 0z"><text:p/></draw:path><draw:path draw:style-name="gr3" draw:text-style-name="P6" svg:width="0.0335in" svg:height="0.1516in" svg:x="0.0094in" svg:y="0.028in" svg:viewBox="0 0 86 386" svg:d="M84 14c2-3 2-4 2-6 0-5-4-8-8-8-3 0-5 2-9 9-22 59-45 118-67 177-1 2-2 5-2 7 0 1 0 2 2 6 22 59 45 118 67 177 2 4 4 10 9 10 4 0 8-4 8-8 0-1 0-2-2-7-24-59-46-119-69-178 23-60 45-119 69-179z"><text:p/></draw:path><draw:path draw:style-name="gr3" draw:text-style-name="P6" svg:width="0.0693in" svg:height="0.0685in" svg:x="0.0579in" svg:y="0.0752in" svg:viewBox="0 0 177 175" svg:d="M129 25c-7-14-19-25-36-25-46 0-93 57-93 114 0 36 21 61 52 61 7 0 26-1 49-28 3 15 17 28 35 28 15 0 23-9 29-21 7-14 12-37 12-38 0-5-3-5-4-5-5 0-5 3-6 8-6 25-14 47-30 47-11 0-12-9-12-17 0-9 1-11 6-29 4-16 5-20 9-34 4-18 8-36 13-54 3-11 3-12 3-13 0-7-4-11-11-11-10 0-15 9-16 17zM103 125c-2 7-2 7-7 14-17 22-33 27-44 27-19 0-25-21-25-36 0-19 13-66 21-85 12-22 30-36 45-36 26 0 31 32 31 34s-1 4-1 7c-6 25-13 49-20 75z"><text:p/></draw:path><draw:path draw:style-name="gr3" draw:text-style-name="P6" svg:width="0.0173in" svg:height="0.0453in" svg:x="0.1457in" svg:y="0.1252in" svg:viewBox="0 0 45 116" svg:d="M45 41c0-26-10-41-25-41-12 0-20 10-20 21 0 10 8 20 20 20 5 0 10-1 14-5 1-1 1-1 1-1 1 0 1 0 1 6 0 28-13 52-26 64-5 4-5 5-5 6 0 3 3 5 5 5 4 0 35-30 35-75z"><text:p/></draw:path><draw:path draw:style-name="gr3" draw:text-style-name="P6" svg:width="0.0591in" svg:height="0.0685in" svg:x="0.2063in" svg:y="0.0752in" svg:viewBox="0 0 151 175" svg:d="M137 24c-6 0-12 0-17 6-6 5-7 12-7 14 0 10 7 14 15 14 11 0 22-10 22-25 0-19-19-33-47-33-51 0-103 55-103 110 0 34 22 65 63 65 55 0 88-41 88-45 0-3-3-5-5-5s-3 1-5 4c-31 37-73 37-77 37-24 0-35-18-35-41 0-16 7-53 20-78 13-22 33-38 55-38 14 0 28 4 33 15z"><text:p/></draw:path><draw:path draw:style-name="gr3" draw:text-style-name="P6" svg:width="0.0335in" svg:height="0.1516in" svg:x="0.274in" svg:y="0.028in" svg:viewBox="0 0 86 386" svg:d="M85 199c1-4 1-5 1-6s0-1-1-7c-23-59-45-118-69-177-2-7-4-9-8-9-5 0-8 3-8 8 0 1 0 2 2 6 23 60 45 119 68 179-23 58-45 118-68 177-2 5-2 6-2 8 0 4 3 8 8 8s6-5 7-8c23-59 47-119 70-179z"><text:p/></draw:path><draw:path draw:style-name="gr3" draw:text-style-name="P6" svg:width="0.076in" svg:height="0.0878in" svg:x="0.3799in" svg:y="0.0598in" svg:viewBox="0 0 194 224" svg:d="M180 119c6 0 14 0 14-8 0-7-8-7-14-7-55 0-109 0-164 0 5-52 49-89 104-89 20 0 41 0 60 0 6 0 14 0 14-7 0-8-8-8-14-8-21 0-40 0-61 0-66 0-119 48-119 111 0 62 53 113 119 113 21 0 40 0 61 0 6 0 14 0 14-8s-8-8-14-8c-19 0-40 0-60 0-55 0-99-37-104-89 55 0 109 0 164 0z"><text:p/></draw:path><draw:path draw:style-name="gr3" draw:text-style-name="P6" svg:width="0.1083in" svg:height="0.1063in" svg:x="0.5169in" svg:y="0.039in" svg:viewBox="0 0 276 271" svg:d="M130 26c2-9 3-13 10-14 4-1 16-1 24-1 27 0 70 0 70 39 0 13-6 39-22 55-10 10-29 22-65 22-14 0-28 0-43 0 9-34 17-67 26-101zM185 132c39-9 84-35 84-75 0-33-34-57-84-57-37 0-74 0-110 0-8 0-12 0-12 8 0 3 4 3 11 3 1 0 8 0 15 1s10 1 10 7c0 1 0 2-1 6-18 70-34 139-52 209-4 13-5 16-35 16-8 0-11 0-11 8 0 4 4 4 5 4 11 0 38-1 49-1 10 0 38 1 49 1 4 0 8 0 8-7 0-5-3-5-11-5-14 0-25 0-25-5 0-3 1-5 1-7 9-34 17-68 26-102 16 0 30 0 45 0 36 0 43 22 43 35 0 5-3 17-5 26-4 11-7 26-7 33 0 41 46 41 52 41 33 0 46-38 46-43s-3-4-4-5c-4 0-5 3-6 5-10 28-26 34-35 34-12 0-15-9-15-22 0-12 2-32 4-44 0-5 1-13 1-19 0-29-25-41-36-45z"><text:p/></draw:path><draw:path draw:style-name="gr3" draw:text-style-name="P6" svg:width="0.0268in" svg:height="0.1055in" svg:x="0.6398in" svg:y="0in" svg:viewBox="0 0 69 269" svg:d="M65 0c-52 36-65 94-65 136 0 37 11 97 65 133 2 0 4 0 4-2s0-2-2-5c-36-32-49-77-49-126 0-73 28-110 50-129 1-1 1-3 1-4 0-3-2-3-4-3z"><text:p/></draw:path><draw:path draw:style-name="gr3" draw:text-style-name="P6" svg:width="0.0516in" svg:height="0.0748in" svg:x="0.6831in" svg:y="0.0051in" svg:viewBox="0 0 132 191" svg:d="M64 8c0-1 1-4 1-5s-1-3-5-3c-5 0-27 2-34 2-2 1-6 1-6 7 0 3 4 3 7 3 13 0 13 2 13 5 0 2 0 3-2 6-12 51-25 102-37 153-1 5-1 5-1 6 0 4 2 9 9 9s11-6 12-12c1-2 12-49 13-52 20 2 35 7 35 22 0 1 0 2-1 5-1 5-1 6-1 8 0 20 15 29 29 29 26 0 23-29 35-42 0-4-3-2-5-4-4 0-4 2-5 7-3 11-11 31-24 31-8 0-10-7-10-14 0-5 0-6 2-12 0-2 1-6 1-9 0-23-32-28-44-29 8-4 19-13 23-18 13-13 28-25 42-25 3 0 7 1 9 3-11 3-13 11-13 16s4 10 10 10c7 0 15-6 15-18 0-9-6-19-20-19-15 0-30 11-44 25-11 9-20 18-31 23 9-37 18-72 27-108z"><text:p/></draw:path><draw:path draw:style-name="gr3" draw:text-style-name="P6" svg:width="0.0272in" svg:height="0.1055in" svg:x="0.7496in" svg:y="0in" svg:viewBox="0 0 70 269" svg:d="M4 0c-1 0-4 0-4 3 0 1 1 3 2 5 23 21 50 57 50 128 0 56-18 99-48 124-4 5-4 6-4 7 0 2 1 2 3 2 4 0 29-18 48-50 11-23 19-51 19-83 0-39-12-97-66-136z"><text:p/></draw:path><draw:path draw:style-name="gr3" draw:text-style-name="P6" svg:width="0.0591in" svg:height="0.0587in" svg:x="0.8394in" svg:y="0.0748in" svg:viewBox="0 0 151 150" svg:d="M151 75c0-41-34-75-75-75-42 0-76 35-76 75 0 42 34 75 76 75 41 0 75-33 75-75zM76 134c-34 0-61-27-61-59 0-33 27-60 61-60 32 0 59 26 59 60 0 33-27 59-59 59z"><text:p/></draw:path><draw:path draw:style-name="gr3" draw:text-style-name="P6" svg:width="0.1083in" svg:height="0.1063in" svg:x="0.9472in" svg:y="0.039in" svg:viewBox="0 0 276 271" svg:d="M129 26c2-9 3-13 11-14 3-1 16-1 24-1 26 0 69 0 69 39 0 13-5 39-21 55-10 10-31 22-65 22-14 0-29 0-44 0 9-34 17-67 26-101zM185 132c38-9 84-35 84-75 0-33-34-57-84-57-38 0-74 0-111 0-8 0-11 0-11 8 0 3 3 3 11 3 1 0 7 0 14 1 8 1 11 1 11 7 0 1 0 2-2 6-18 70-34 139-52 209-3 13-4 16-35 16-7 0-10 0-10 8 0 4 4 4 5 4 11 0 38-1 49-1s38 1 49 1c4 0 8 0 8-7 0-5-3-5-11-5-14 0-25 0-25-5 0-3 1-5 1-7 9-34 16-68 25-102 16 0 31 0 46 0 36 0 42 22 42 35 0 5-2 17-4 26-4 11-7 26-7 33 0 41 46 41 52 41 32 0 46-38 46-43s-3-4-4-5c-5 0-5 3-6 5-10 28-26 34-35 34-13 0-15-9-15-22 0-12 2-32 3-44 1-5 2-13 2-19 0-29-26-41-36-45z"><text:p/></draw:path></draw:g></text:span><text:span text:style-name="T3">, ולכן, קיים </text:span><text:span text:style-name="T3"><draw:g text:anchor-type="as-char" svg:y="-0.1075in" draw:z-index="649" draw:name="Shape492" draw:style-name="gr1"><svg:title>TexMaths</svg:title><svg:desc>11§display§b \in A§svg§600§FALSE§</svg:desc><draw:path draw:style-name="gr2" draw:text-style-name="P5" svg:width="0.3449in" svg:height="0.0984in" svg:x="0.0008in" svg:y="0.0079in" svg:viewBox="0 0 877 251" svg:d="M438 251c-146 0-291 0-438 0 0-84 0-167 0-251 292 0 585 0 877 0 0 84 0 167 0 251-147 0-293 0-439 0z"><text:p/></draw:path><draw:path draw:style-name="gr3" draw:text-style-name="P6" svg:width="0.0555in" svg:height="0.1063in" svg:x="0.0004in" svg:y="0.0043in" svg:viewBox="0 0 142 271" svg:d="M74 4c0-1 0-4-5-4-10 0-37 3-47 3-3 1-8 1-8 8 0 6 4 6 9 6 19 0 20 2 20 6 0 2-3 16-6 23-11 42-20 84-31 125-5 19-6 25-6 39 0 37 20 61 48 61 47 0 94-57 94-113 0-35-21-61-52-61-17 0-33 11-45 23 10-39 19-77 29-116zM37 150c3-9 3-9 6-14 20-25 36-30 46-30 15 0 26 11 26 36 0 21-14 66-20 80-13 26-31 40-47 40-13 0-25-10-25-39 0-7 0-15 6-39 3-11 5-23 8-34z"><text:p/></draw:path><draw:path draw:style-name="gr3" draw:text-style-name="P6" svg:width="0.076in" svg:height="0.087in" svg:x="0.1134in" svg:y="0.0272in" svg:viewBox="0 0 194 222" svg:d="M181 119c6 0 13 0 13-8s-7-8-13-8c-55 0-109 0-164 0 4-51 48-88 103-88 20 0 40 0 61 0 6 0 13 0 13-7 0-8-7-8-13-8-21 0-41 0-62 0-66 0-119 50-119 111s53 111 119 111c21 0 41 0 62 0 6 0 13 0 13-7 0-8-7-8-13-8-21 0-41 0-61 0-55 0-99-37-103-88 55 0 109 0 164 0z"><text:p/></draw:path><draw:path draw:style-name="gr3" draw:text-style-name="P6" svg:width="0.1043in" svg:height="0.1079in" svg:x="0.2496in" svg:y="0in" svg:viewBox="0 0 266 275" svg:d="M56 231c-15 25-31 31-48 32-5 0-8 0-8 8 0 2 2 4 6 4 9 0 22-1 33-1 12 0 26 1 38 1 2 0 8 0 8-8 0-4-5-4-7-4-9-1-19-4-19-13 0-5 4-9 6-14 10-17 20-33 30-50 32 0 64 0 97 0 1 8 6 61 6 64 0 12-21 13-28 13-5 0-9 0-9 8 0 4 4 4 5 4 16 0 32-1 49-1 10 0 34 1 43 1 3 0 8 0 8-8 0-4-5-4-9-4-25 0-25-2-26-14-8-79-16-160-24-239 0-8 0-10-6-10-7 0-8 3-10 7-46 74-90 149-135 224zM102 174c26-42 51-84 76-126 4 42 8 84 13 126-30 0-59 0-89 0z"><text:p/></draw:path></draw:g></text:span><text:span text:style-name="T3"><text:s/>בעבורו </text:span><text:span text:style-name="T3"><draw:g text:anchor-type="as-char" svg:y="-0.1425in" draw:z-index="648" draw:name="Shape493" draw:style-name="gr1"><svg:title>TexMaths</svg:title><svg:desc>11§display§\la a, b \ra \in R^{(k)} \land \la b, c \ra \in R§svg§600§FALSE§</svg:desc><draw:path draw:style-name="gr2" draw:text-style-name="P5" svg:width="1.5756in" svg:height="0.1646in" svg:x="0.0004in" svg:y="0.0071in" svg:viewBox="0 0 4003 419" svg:d="M2002 419c-668 0-1335 0-2002 0 0-140 0-279 0-419 1335 0 2668 0 4003 0 0 140 0 279 0 419-667 0-1335 0-2001 0z"><text:p/></draw:path><draw:path draw:style-name="gr3" draw:text-style-name="P6" svg:width="0.0335in" svg:height="0.1516in" svg:x="0.0094in" svg:y="0.028in" svg:viewBox="0 0 86 386" svg:d="M84 14c2-3 2-4 2-6 0-5-3-8-8-8-3 0-5 2-9 9-22 59-45 118-67 177-1 2-2 5-2 7 0 1 0 2 2 6 22 59 45 118 67 177 3 4 4 10 9 10s8-4 8-8c0-1 0-2-2-7-23-59-45-119-69-178 24-60 46-119 69-179z"><text:p/></draw:path><draw:path draw:style-name="gr3" draw:text-style-name="P6" svg:width="0.0693in" svg:height="0.0685in" svg:x="0.0583in" svg:y="0.0752in" svg:viewBox="0 0 177 175" svg:d="M129 25c-7-14-19-25-35-25-47 0-94 57-94 114 0 36 21 61 52 61 7 0 26-1 49-28 4 15 17 28 35 28 15 0 24-9 29-21 7-14 12-37 12-38 0-5-3-5-4-5-5 0-5 3-6 8-6 25-14 47-29 47-10 0-13-9-13-17 0-9 2-11 6-29 4-16 5-20 9-34 4-18 9-36 13-54 3-11 3-12 3-13 0-7-4-11-11-11-10 0-15 9-16 17zM103 125c-2 7-2 7-7 14-17 22-33 27-44 27-19 0-24-21-24-36 0-19 12-66 20-85 13-22 30-36 46-36 25 0 30 32 30 34s-1 4-1 7c-6 25-13 49-20 75z"><text:p/></draw:path><draw:path draw:style-name="gr3" draw:text-style-name="P6" svg:width="0.0173in" svg:height="0.0453in" svg:x="0.1457in" svg:y="0.1252in" svg:viewBox="0 0 45 116" svg:d="M45 41c0-26-10-41-25-41-12 0-20 10-20 21 0 10 8 20 20 20 5 0 10-1 14-5 1-1 1-1 1-1 1 0 1 0 1 6 0 28-13 52-26 64-4 4-4 5-4 6 0 3 2 5 4 5 4 0 35-30 35-75z"><text:p/></draw:path><draw:path draw:style-name="gr3" draw:text-style-name="P6" svg:width="0.0559in" svg:height="0.1063in" svg:x="0.2071in" svg:y="0.0362in" svg:viewBox="0 0 143 271" svg:d="M75 4c0-1 0-4-6-4-8 0-37 3-47 3-3 1-7 1-7 8 0 4 4 4 9 4 19 0 20 4 20 7s-4 17-5 24c-11 42-21 84-32 126-5 20-7 26-7 40 0 35 21 59 50 59 45 0 93-56 93-112 0-36-21-62-52-62-17 0-34 11-45 23 10-38 19-77 29-116zM39 150c2-9 2-9 5-13 19-26 36-31 46-31 15 0 24 11 24 36 0 22-12 67-19 82-12 25-30 38-45 38-14 0-27-10-27-37 0-8 0-14 7-40 3-12 5-24 9-35z"><text:p/></draw:path><draw:path draw:style-name="gr3" draw:text-style-name="P6" svg:width="0.0335in" svg:height="0.1516in" svg:x="0.274in" svg:y="0.028in" svg:viewBox="0 0 86 386" svg:d="M84 199c2-4 2-5 2-6s0-1-2-7c-22-59-45-118-67-177-3-7-5-9-9-9-5 0-8 3-8 8 0 1 0 2 2 6 23 60 45 119 68 179-23 58-45 118-68 177-2 5-2 6-2 8 0 4 3 8 8 8 4 0 6-5 7-8 24-59 46-119 69-179z"><text:p/></draw:path><draw:path draw:style-name="gr3" draw:text-style-name="P6" svg:width="0.076in" svg:height="0.0878in" svg:x="0.3795in" svg:y="0.0598in" svg:viewBox="0 0 194 224" svg:d="M179 119c7 0 15 0 15-8 0-7-8-7-15-7-55 0-109 0-164 0 6-52 50-89 104-89 20 0 41 0 60 0 7 0 15 0 15-7 0-8-8-8-15-8-19 0-40 0-60 0-66 0-119 48-119 111 0 62 53 113 119 113 20 0 41 0 60 0 7 0 15 0 15-8s-8-8-15-8c-19 0-40 0-60 0-54 0-98-37-104-89 55 0 109 0 164 0z"><text:p/></draw:path><draw:path draw:style-name="gr3" draw:text-style-name="P6" svg:width="0.1083in" svg:height="0.1063in" svg:x="0.5169in" svg:y="0.039in" svg:viewBox="0 0 276 271" svg:d="M129 26c2-9 3-13 11-14 3-1 16-1 24-1 27 0 70 0 70 39 0 13-6 39-22 55-10 10-30 22-65 22-14 0-29 0-44 0 9-34 17-67 26-101zM185 132c38-9 85-35 85-75 0-33-35-57-85-57-38 0-74 0-111 0-8 0-11 0-11 8 0 3 3 3 11 3 1 0 7 0 14 1 8 1 11 1 11 7 0 1 0 2-2 6-18 70-34 139-52 209-3 13-4 16-35 16-7 0-10 0-10 8 0 4 4 4 6 4 11 0 37-1 48-1s38 1 49 1c4 0 8 0 8-7 0-5-3-5-11-5-14 0-25 0-25-5 0-3 1-5 1-7 9-34 16-68 25-102 16 0 31 0 46 0 36 0 42 22 42 35 0 5-2 17-4 26-3 11-7 26-7 33 0 41 46 41 52 41 33 0 46-38 46-43s-3-4-4-5c-5 0-5 3-6 5-10 28-26 34-35 34-13 0-15-9-15-22 0-12 2-32 4-44 0-5 1-13 1-19 0-29-26-41-36-45z"><text:p/></draw:path><draw:path draw:style-name="gr3" draw:text-style-name="P6" svg:width="0.0272in" svg:height="0.1055in" svg:x="0.6394in" svg:y="0in" svg:viewBox="0 0 70 269" svg:d="M65 0c-51 36-65 94-65 136 0 37 12 97 65 133 2 0 5 0 5-2s0-2-2-5c-36-32-49-77-49-126 0-73 27-110 50-129 1-1 1-3 1-4 0-3-3-3-5-3z"><text:p/></draw:path><draw:path draw:style-name="gr3" draw:text-style-name="P6" svg:width="0.052in" svg:height="0.0748in" svg:x="0.6827in" svg:y="0.0051in" svg:viewBox="0 0 133 191" svg:d="M65 8c0-1 1-4 1-5s-1-3-4-3c-6 0-28 2-36 2-2 1-5 1-5 7 0 3 3 3 7 3 13 0 13 2 13 5 0 2 0 3-1 6-12 51-26 102-38 153-2 5-2 5-2 6 0 4 3 9 10 9s10-6 12-12c0-2 12-49 13-52 19 2 34 7 34 22 0 1 0 2 0 5-1 5-1 6-1 8 0 20 16 29 29 29 26 0 23-29 34-42 0-4-3-4-4-4-4 0-4 2-6 7-2 11-10 31-23 31-8 0-10-7-10-14 0-5 0-6 2-12 0-2 1-6 1-9 0-23-33-28-44-29 8-4 18-13 22-18 15-13 28-25 43-25 4 0 7 1 9 3-11 3-14 11-14 16s5 10 11 10c7 0 15-6 15-18 0-9-6-19-21-19s-28 11-43 25c-11 9-19 18-32 23 9-37 19-72 28-108z"><text:p/></draw:path><draw:path draw:style-name="gr3" draw:text-style-name="P6" svg:width="0.0268in" svg:height="0.1055in" svg:x="0.75in" svg:y="0in" svg:viewBox="0 0 69 269" svg:d="M4 0c-1 0-4 0-4 3 0 1 0 3 2 5 23 21 50 57 50 128 0 56-18 99-48 124-4 5-4 6-4 7 0 2 0 2 3 2 4 0 29-18 47-50 12-23 19-51 19-83 0-39-11-97-65-136z"><text:p/></draw:path><draw:path draw:style-name="gr3" draw:text-style-name="P6" svg:width="0.0843in" svg:height="0.0941in" svg:x="0.8394in" svg:y="0.0516in" svg:viewBox="0 0 215 240" svg:d="M117 9c-4-7-6-9-9-9-6 0-7 3-9 9-32 71-65 143-97 216-2 4-2 5-2 8 0 4 3 7 8 7 2 0 5-1 9-9 30-68 60-136 91-203 30 67 60 135 90 203 3 9 8 9 9 9 4 0 8-3 8-7 0-2 0-3-3-7-32-73-63-144-95-217z"><text:p/></draw:path><draw:path draw:style-name="gr3" draw:text-style-name="P6" svg:width="0.0335in" svg:height="0.1516in" svg:x="0.9831in" svg:y="0.028in" svg:viewBox="0 0 86 386" svg:d="M84 14c2-3 2-4 2-6 0-5-3-8-8-8-3 0-6 2-9 9-23 59-45 118-68 177 0 2-1 5-1 7 0 1 0 2 1 6 23 59 45 118 68 177 1 4 4 10 9 10s8-4 8-8c0-1 0-2-2-7-23-59-45-119-69-178 24-60 46-119 69-179z"><text:p/></draw:path><draw:path draw:style-name="gr3" draw:text-style-name="P6" svg:width="0.0555in" svg:height="0.1063in" svg:x="1.0323in" svg:y="0.0362in" svg:viewBox="0 0 142 271" svg:d="M74 4c0-1 0-4-5-4-8 0-37 3-47 3-3 1-8 1-8 8 0 4 5 4 10 4 19 0 19 4 19 7s-3 17-6 24c-9 42-20 84-30 126-6 20-7 26-7 40 0 35 21 59 50 59 45 0 92-56 92-112 0-36-20-62-51-62-18 0-34 11-46 23 10-38 19-77 29-116zM37 150c4-9 4-9 7-13 19-26 36-31 46-31 15 0 24 11 24 36 0 22-13 67-19 82-14 25-31 38-45 38s-27-10-27-37c0-8 0-14 7-40 2-12 5-24 7-35z"><text:p/></draw:path><draw:path draw:style-name="gr3" draw:text-style-name="P6" svg:width="0.0177in" svg:height="0.0453in" svg:x="1.1035in" svg:y="0.1252in" svg:viewBox="0 0 46 116" svg:d="M46 41c0-26-10-41-25-41-12 0-21 10-21 21 0 10 9 20 21 20 4 0 10-1 13-5 1-1 1-1 2-1s1 0 1 6c0 28-13 52-26 64-4 4-4 5-4 6 0 3 2 5 4 5 3 0 35-30 35-75z"><text:p/></draw:path><draw:path draw:style-name="gr3" draw:text-style-name="P6" svg:width="0.0591in" svg:height="0.0685in" svg:x="1.1646in" svg:y="0.0752in" svg:viewBox="0 0 151 175" svg:d="M138 24c-7 0-13 0-18 6-7 5-7 12-7 14 0 10 7 14 15 14 11 0 21-10 21-25 0-19-18-33-46-33-51 0-103 55-103 110 0 34 22 65 63 65 55 0 88-41 88-45 0-3-4-5-6-5-1 0-2 1-4 4-31 37-73 37-78 37-24 0-34-18-34-41 0-16 7-53 21-78 12-22 33-38 53-38 14 0 29 4 35 15z"><text:p/></draw:path><draw:path draw:style-name="gr3" draw:text-style-name="P6" svg:width="0.0335in" svg:height="0.1516in" svg:x="1.2327in" svg:y="0.028in" svg:viewBox="0 0 86 386" svg:d="M84 199c2-4 2-5 2-6s0-1-2-7c-22-59-45-118-67-177-3-7-5-9-9-9-5 0-8 3-8 8 0 1 0 2 2 6 23 60 45 119 68 179-23 58-45 118-68 177-2 5-2 6-2 8 0 4 3 8 8 8 4 0 6-5 7-8 24-59 46-119 69-179z"><text:p/></draw:path><draw:path draw:style-name="gr3" draw:text-style-name="P6" svg:width="0.076in" svg:height="0.0878in" svg:x="1.3382in" svg:y="0.0598in" svg:viewBox="0 0 194 224" svg:d="M179 119c7 0 15 0 15-8 0-7-8-7-15-7-55 0-109 0-164 0 5-52 50-89 104-89 20 0 41 0 60 0 7 0 15 0 15-7 0-8-8-8-15-8-19 0-40 0-60 0-66 0-119 48-119 111 0 62 53 113 119 113 20 0 41 0 60 0 7 0 15 0 15-8s-8-8-15-8c-19 0-40 0-60 0-54 0-99-37-104-89 55 0 109 0 164 0z"><text:p/></draw:path><draw:path draw:style-name="gr3" draw:text-style-name="P6" svg:width="0.1083in" svg:height="0.1063in" svg:x="1.4756in" svg:y="0.039in" svg:viewBox="0 0 276 271" svg:d="M129 26c2-9 3-13 11-14 3-1 16-1 24-1 26 0 69 0 69 39 0 13-5 39-21 55-10 10-30 22-65 22-14 0-29 0-44 0 9-34 17-67 26-101zM185 132c38-9 85-35 85-75 0-33-35-57-85-57-38 0-74 0-111 0-8 0-11 0-11 8 0 3 3 3 11 3 1 0 7 0 14 1 8 1 11 1 11 7 0 1 0 2-2 6-18 70-34 139-52 209-3 13-4 16-35 16-7 0-10 0-10 8 0 4 4 4 6 4 11 0 37-1 48-1s38 1 49 1c4 0 8 0 8-7 0-5-3-5-11-5-14 0-25 0-25-5 0-3 1-5 1-7 9-34 16-68 25-102 16 0 31 0 46 0 36 0 42 22 42 35 0 5-2 17-4 26-3 11-7 26-7 33 0 41 46 41 52 41 32 0 46-38 46-43s-3-4-4-5c-5 0-5 3-6 5-10 28-26 34-35 34-13 0-15-9-15-22 0-12 2-32 3-44 1-5 2-13 2-19 0-29-26-41-36-45z"><text:p/></draw:path></draw:g></text:span><text:span text:style-name="T3">, ולכן מתוך ההנחה </text:span><text:span text:style-name="T3"><draw:g text:anchor-type="as-char" svg:y="-0.1134in" draw:z-index="650" draw:name="Shape494" draw:style-name="gr1"><svg:title>TexMaths</svg:title><svg:desc>11§display§\la b, c \ra \in S§svg§600§FALSE§</svg:desc><draw:path draw:style-name="gr2" draw:text-style-name="P5" svg:width="0.585in" svg:height="0.1354in" svg:x="0.0004in" svg:y="0.0071in" svg:viewBox="0 0 1487 345" svg:d="M0 0c495 0 992 0 1487 0 0 115 0 230 0 345-495 0-992 0-1487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555in" svg:height="0.1059in" svg:x="0.0591in" svg:y="0.0083in" svg:viewBox="0 0 142 270" svg:d="M75 3c-2-1 0-3-6-3-8 0-37 2-47 3-3 0-8 1-8 8 0 4 5 4 10 4 19 0 19 4 19 7s-3 17-4 24c-11 42-21 84-32 126-5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3" draw:text-style-name="P6" svg:width="0.0173in" svg:height="0.0453in" svg:x="0.1303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6" svg:width="0.0591in" svg:height="0.0681in" svg:x="0.1909in" svg:y="0.0461in" svg:viewBox="0 0 151 174" svg:d="M138 23c-7 0-13 0-18 6-6 6-7 13-7 15 0 9 7 13 15 13 11 0 21-9 21-24 0-19-18-33-46-33-51 0-103 55-103 109 0 35 22 65 63 65 55 0 88-41 88-45 0-2-4-6-6-6-1 0-2 1-4 5-31 38-73 38-78 38-24 0-34-20-34-43 0-15 7-53 21-77 12-21 33-38 53-38 14 0 29 5 35 15z"><text:p/></draw:path><draw:path draw:style-name="gr3" draw:text-style-name="P6" svg:width="0.0335in" svg:height="0.1508in" svg:x="0.2591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6" svg:width="0.0756in" svg:height="0.087in" svg:x="0.3646in" svg:y="0.0311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" svg:width="0.0898in" svg:height="0.1094in" svg:x="0.5035in" svg:y="0.0071in" svg:viewBox="0 0 229 279" svg:d="M229 3c0-1-1-3-4-3s-3 0-7 6c-7 7-12 14-19 22-10-19-30-28-55-28-49 0-96 44-96 90 0 32 21 50 40 55 14 4 28 7 42 11s35 9 35 40c0 34-31 70-69 70-24 0-67-7-67-56 0-9 1-17 2-20 0-1 1-1 1-2 0-4-4-4-6-4s-2 0-3 1c-2 2-23 89-23 90 0 2 1 4 4 4 2 0 3 0 7-6 7-7 12-14 19-22 16 22 43 28 65 28 52 0 99-51 99-98 0-27-14-40-20-46-9-8-14-9-49-18-8-2-23-7-26-8-10-3-23-14-23-34 0-32 31-64 67-64 33 0 56 17 56 59 0 13-1 19-1 21 0 1 0 5 4 5s5-1 6-8c7-29 14-56 21-85z"><text:p/></draw:path></draw:g></text:span><text:span text:style-name="T3"><text:s/>וה.א. </text:span><text:span text:style-name="T3"><draw:g text:anchor-type="as-char" svg:y="-0.1425in" draw:z-index="651" draw:name="Shape495" draw:style-name="gr1"><svg:title>TexMaths</svg:title><svg:desc>11§display§\la a, b \ra \in S^{(k)}§svg§600§FALSE§</svg:desc><draw:path draw:style-name="gr2" draw:text-style-name="P5" svg:width="0.7535in" svg:height="0.1646in" svg:x="0.0004in" svg:y="0.0071in" svg:viewBox="0 0 1915 419" svg:d="M958 419c-320 0-639 0-958 0 0-140 0-279 0-419 638 0 1276 0 1915 0 0 140 0 279 0 419-319 0-639 0-957 0z"><text:p/></draw:path><draw:path draw:style-name="gr3" draw:text-style-name="P6" svg:width="0.0335in" svg:height="0.1516in" svg:x="0.0094in" svg:y="0.028in" svg:viewBox="0 0 86 386" svg:d="M84 14c2-3 2-4 2-6 0-5-3-8-8-8-3 0-5 2-9 9-22 59-45 118-67 177-1 2-2 5-2 7 0 1 0 2 2 6 22 59 45 118 67 177 1 4 4 10 9 10s8-4 8-8c0-1 0-2-2-7-23-59-45-119-69-178 24-60 46-119 69-179z"><text:p/></draw:path><draw:path draw:style-name="gr3" draw:text-style-name="P6" svg:width="0.0693in" svg:height="0.0685in" svg:x="0.0583in" svg:y="0.0752in" svg:viewBox="0 0 177 175" svg:d="M129 25c-8-14-19-25-37-25-45 0-92 57-92 114 0 36 21 61 52 61 7 0 26-1 49-28 4 15 17 28 35 28 14 0 24-9 29-21 7-14 12-37 12-38 0-5-3-5-5-5-4 0-4 3-5 8-6 25-14 47-29 47-11 0-13-9-13-17 0-9 2-11 6-29 4-16 4-20 9-34 4-18 9-36 13-54 3-11 3-12 3-13 0-7-4-11-11-11-10 0-15 9-16 17zM103 125c-2 7-2 7-7 14-18 22-33 27-44 27-19 0-24-21-24-36 0-19 12-66 20-85 13-22 30-36 46-36 25 0 30 32 30 34s-1 4-1 7c-6 25-13 49-20 75z"><text:p/></draw:path><draw:path draw:style-name="gr3" draw:text-style-name="P6" svg:width="0.0173in" svg:height="0.0453in" svg:x="0.1457in" svg:y="0.1252in" svg:viewBox="0 0 45 116" svg:d="M45 41c0-26-10-41-25-41-12 0-20 10-20 21 0 10 8 20 20 20 4 0 10-1 14-5 1-1 1-1 1-1 1 0 1 0 1 6 0 28-13 52-26 64-4 4-4 5-4 6 0 3 2 5 4 5 4 0 35-30 35-75z"><text:p/></draw:path><draw:path draw:style-name="gr3" draw:text-style-name="P6" svg:width="0.0555in" svg:height="0.1063in" svg:x="0.2071in" svg:y="0.0362in" svg:viewBox="0 0 142 271" svg:d="M74 4c0-1 0-4-5-4-8 0-37 3-47 3-3 1-8 1-8 8 0 4 5 4 10 4 19 0 19 4 19 7s-3 17-6 24c-9 42-20 84-30 126-6 20-7 26-7 40 0 35 21 59 50 59 45 0 92-56 92-112 0-36-20-62-51-62-18 0-34 11-46 23 10-38 19-77 29-116zM37 150c4-9 4-9 7-13 19-26 36-31 46-31 15 0 24 11 24 36 0 22-13 67-19 82-14 25-31 38-45 38s-27-10-27-37c0-8 0-14 7-40 2-12 5-24 7-35z"><text:p/></draw:path><draw:path draw:style-name="gr3" draw:text-style-name="P6" svg:width="0.0335in" svg:height="0.1516in" svg:x="0.274in" svg:y="0.028in" svg:viewBox="0 0 86 386" svg:d="M84 199c2-4 2-5 2-6s0-1-2-7c-22-59-45-118-67-177-3-7-6-9-9-9-5 0-8 3-8 8 0 1 0 2 1 6 23 60 45 119 68 179-23 58-45 118-68 177-1 5-1 6-1 8 0 4 3 8 8 8 4 0 6-5 7-8 24-59 46-119 69-179z"><text:p/></draw:path><draw:path draw:style-name="gr3" draw:text-style-name="P6" svg:width="0.0756in" svg:height="0.0878in" svg:x="0.3791in" svg:y="0.0598in" svg:viewBox="0 0 193 224" svg:d="M179 119c7 0 14 0 14-8 0-7-7-7-14-7-55 0-109 0-164 0 5-52 50-89 104-89 20 0 41 0 60 0 7 0 14 0 14-7 0-8-7-8-14-8-21 0-40 0-61 0-66 0-118 48-118 111 0 62 52 113 118 113 21 0 40 0 61 0 7 0 14 0 14-8s-7-8-14-8c-19 0-40 0-60 0-54 0-99-37-104-89 55 0 109 0 164 0z"><text:p/></draw:path><draw:path draw:style-name="gr3" draw:text-style-name="P6" svg:width="0.0902in" svg:height="0.1098in" svg:x="0.5177in" svg:y="0.0354in" svg:viewBox="0 0 230 280" svg:d="M230 3c0-1-1-3-4-3s-3 0-8 6c-6 7-12 14-18 22-11-18-31-28-56-28-48 0-94 44-94 91 0 31 19 49 39 54 14 4 28 7 42 12 14 3 35 9 35 40 0 36-32 71-69 71-25 0-68-9-68-55 0-10 2-19 2-21 1-2 1-2 1-4 0-3-2-3-4-3-3 0-4 0-5 1s-23 88-23 90 2 4 4 4c3 0 3-1 8-6 7-6 12-14 19-22 16 22 43 28 65 28 53 0 98-51 98-98 0-27-14-40-19-45-9-9-14-11-50-20-7-2-22-6-25-7-11-3-23-14-23-35 0-31 31-64 67-64 32 0 56 17 56 60 0 12-2 19-2 22 1 1 0 3 4 3 5 0 5-1 7-8 7-28 14-56 21-85z"><text:p/></draw:path><draw:path draw:style-name="gr3" draw:text-style-name="P6" svg:width="0.0272in" svg:height="0.1055in" svg:x="0.6244in" svg:y="0in" svg:viewBox="0 0 70 269" svg:d="M65 0c-52 36-65 94-65 136 0 37 11 97 65 133 2 0 5 0 5-2s-1-2-3-5c-35-32-48-77-48-126 0-73 27-110 49-129 1-1 2-3 2-4 0-3-3-3-5-3z"><text:p/></draw:path><draw:path draw:style-name="gr3" draw:text-style-name="P6" svg:width="0.052in" svg:height="0.0748in" svg:x="0.6677in" svg:y="0.0051in" svg:viewBox="0 0 133 191" svg:d="M64 8c1 0 1-4 1-5s-1-3-4-3c-6 0-28 2-35 2-2 1-5 1-5 7 0 3 3 3 7 3 13 0 13 2 13 5 0 2-1 3-1 6-14 51-26 102-39 153-1 5-1 5-1 6 0 4 3 9 9 9 8 0 11-6 13-12 0-2 12-49 13-52 19 2 34 7 34 22 0 1 0 2 0 5-1 5-1 6-1 8 0 20 16 29 29 29 25 0 23-29 34-42 0-4-3-4-4-4-5 0-5 2-6 7-3 11-11 31-24 31-7 0-9-7-9-14 0-5 0-6 1-12 0-2 1-6 1-9 0-23-32-28-43-29 8-4 18-13 22-18 15-13 28-25 43-25 4 0 7 1 9 3-12 3-14 11-14 16s4 10 11 10c6 0 15-6 15-18 0-9-6-19-21-19s-29 11-43 25c-12 9-21 18-32 23 9-37 18-72 27-108z"><text:p/></draw:path><draw:path draw:style-name="gr3" draw:text-style-name="P6" svg:width="0.0272in" svg:height="0.1055in" svg:x="0.7343in" svg:y="0in" svg:viewBox="0 0 70 269" svg:d="M6 0c-3 0-6 0-6 3 0 1 1 3 2 5 23 21 50 57 50 128 0 56-18 99-46 124-6 5-6 6-6 7 0 2 1 2 3 2 4 0 30-18 48-50 12-23 19-51 19-83 0-39-12-97-64-136z"><text:p/></draw:path></draw:g></text:span><text:span text:style-name="T3"><text:s/>ומהגדרת הרכבת יחסים </text:span><text:span text:style-name="T3"><draw:g text:anchor-type="as-char" svg:y="-0.1425in" draw:z-index="652" draw:name="Shape496" draw:style-name="gr1"><svg:title>TexMaths</svg:title><svg:desc>11§display§\la a, c \ra \in S^{(k)} \circ S§svg§600§FALSE§</svg:desc><draw:path draw:style-name="gr2" draw:text-style-name="P5" svg:width="1.0157in" svg:height="0.1646in" svg:x="0.0004in" svg:y="0.0071in" svg:viewBox="0 0 2581 419" svg:d="M1291 419c-431 0-861 0-1291 0 0-140 0-279 0-419 860 0 1720 0 2581 0 0 140 0 279 0 419-431 0-861 0-1290 0z"><text:p/></draw:path><draw:path draw:style-name="gr3" draw:text-style-name="P6" svg:width="0.0335in" svg:height="0.1516in" svg:x="0.0094in" svg:y="0.028in" svg:viewBox="0 0 86 386" svg:d="M84 14c2-3 2-4 2-6 0-5-4-8-8-8-3 0-5 2-9 9-22 59-45 118-67 177-1 2-2 5-2 7 0 1 0 2 2 6 22 59 45 118 67 177 1 4 4 10 9 10 4 0 8-4 8-8 0-1 0-2-2-7-24-59-46-119-69-178 23-60 45-119 69-179z"><text:p/></draw:path><draw:path draw:style-name="gr3" draw:text-style-name="P6" svg:width="0.0693in" svg:height="0.0685in" svg:x="0.0579in" svg:y="0.0752in" svg:viewBox="0 0 177 175" svg:d="M129 25c-7-14-19-25-36-25-46 0-93 57-93 114 0 36 21 61 52 61 7 0 26-1 49-28 3 15 17 28 35 28 15 0 23-9 29-21 7-14 12-37 12-38 0-5-3-5-4-5-5 0-5 3-6 8-6 25-14 47-30 47-11 0-12-9-12-17 0-9 1-11 6-29 4-16 5-20 9-34 4-18 8-36 13-54 3-11 3-12 3-13 0-7-4-11-11-11-10 0-15 9-16 17zM103 125c-2 7-2 7-7 14-17 22-33 27-44 27-19 0-25-21-25-36 0-19 13-66 21-85 12-22 30-36 45-36 26 0 31 32 31 34s-1 4-1 7c-6 25-13 49-20 75z"><text:p/></draw:path><draw:path draw:style-name="gr3" draw:text-style-name="P6" svg:width="0.0173in" svg:height="0.0453in" svg:x="0.1457in" svg:y="0.1252in" svg:viewBox="0 0 45 116" svg:d="M45 41c0-26-10-41-25-41-12 0-20 10-20 21 0 10 8 20 20 20 5 0 10-1 14-5 1-1 1-1 1-1 1 0 1 0 1 6 0 28-13 52-26 64-4 4-5 5-5 6 0 3 3 5 5 5 4 0 35-30 35-75z"><text:p/></draw:path><draw:path draw:style-name="gr3" draw:text-style-name="P6" svg:width="0.0591in" svg:height="0.0685in" svg:x="0.2063in" svg:y="0.0752in" svg:viewBox="0 0 151 175" svg:d="M138 24c-7 0-13 0-18 6-6 5-7 12-7 14 0 10 7 14 15 14 11 0 22-10 22-25 0-19-19-33-47-33-51 0-103 55-103 110 0 34 22 65 63 65 55 0 88-41 88-45 0-3-2-5-6-5-1 0-2 1-4 4-31 37-73 37-77 37-26 0-35-18-35-41 0-16 7-53 20-78 13-22 33-38 54-38 14 0 29 4 35 15z"><text:p/></draw:path><draw:path draw:style-name="gr3" draw:text-style-name="P6" svg:width="0.0335in" svg:height="0.1516in" svg:x="0.274in" svg:y="0.028in" svg:viewBox="0 0 86 386" svg:d="M84 199c2-4 2-5 2-6s0-1-2-7c-22-59-45-118-67-177-3-7-5-9-9-9-5 0-8 3-8 8 0 1 0 2 2 6 23 60 45 119 68 179-23 58-45 118-68 177-2 5-2 6-2 8 0 4 3 8 8 8s6-5 7-8c23-59 46-119 69-179z"><text:p/></draw:path><draw:path draw:style-name="gr3" draw:text-style-name="P6" svg:width="0.076in" svg:height="0.0878in" svg:x="0.3799in" svg:y="0.0598in" svg:viewBox="0 0 194 224" svg:d="M179 119c7 0 15 0 15-8 0-7-8-7-15-7-55 0-109 0-164 0 6-52 50-89 104-89 20 0 40 0 60 0 7 0 15 0 15-7 0-8-8-8-15-8-20 0-40 0-60 0-66 0-119 48-119 111 0 62 53 113 119 113 20 0 40 0 60 0 7 0 15 0 15-8s-8-8-15-8c-20 0-40 0-60 0-54 0-98-37-104-89 55 0 109 0 164 0z"><text:p/></draw:path><draw:path draw:style-name="gr3" draw:text-style-name="P6" svg:width="0.0898in" svg:height="0.1098in" svg:x="0.5185in" svg:y="0.0354in" svg:viewBox="0 0 229 280" svg:d="M229 3c0-1-1-3-5-3-2 0-2 0-6 6-7 7-12 14-19 22-10-18-30-28-55-28-49 0-96 44-96 91 0 31 21 49 41 54 13 4 28 7 41 12 14 3 35 9 35 40 0 36-31 71-69 71-24 0-67-9-67-55 0-10 2-19 2-21s1-2 1-4c0-3-4-3-6-3s-2 0-3 1c-2 1-23 88-23 90s2 4 4 4 3-1 7-6c7-6 12-14 19-22 16 22 43 28 66 28 51 0 98-51 98-98 0-27-14-40-19-45-10-9-15-11-50-20-8-2-22-6-26-7-10-3-23-14-23-35 0-31 31-64 67-64 33 0 56 17 56 60 0 12-1 19-1 22 1 1 0 3 4 3s5-1 6-8c7-28 14-56 21-85z"><text:p/></draw:path><draw:path draw:style-name="gr3" draw:text-style-name="P6" svg:width="0.0272in" svg:height="0.1055in" svg:x="0.6244in" svg:y="0in" svg:viewBox="0 0 70 269" svg:d="M65 0c-51 36-65 94-65 136 0 37 12 97 65 133 2 0 5 0 5-2s0-2-2-5c-36-32-49-77-49-126 0-73 27-110 50-129 1-1 1-3 1-4 0-3-3-3-5-3z"><text:p/></draw:path><draw:path draw:style-name="gr3" draw:text-style-name="P6" svg:width="0.052in" svg:height="0.0748in" svg:x="0.6677in" svg:y="0.0051in" svg:viewBox="0 0 133 191" svg:d="M65 8c0-1 1-4 1-5s-1-3-4-3c-6 0-28 2-36 2-2 1-5 1-5 7 0 3 3 3 6 3 14 0 14 2 14 5 0 2 0 3-1 6-13 51-26 102-38 153-2 5-2 5-2 6 0 4 3 9 10 9 6 0 11-6 12-12 1-2 12-49 13-52 20 2 35 7 35 22 0 1 0 2-1 5-1 5-1 6-1 8 0 20 16 29 29 29 26 0 23-29 34-42 0-4-3-4-5-4-3 0-3 2-5 7-2 11-10 31-23 31-8 0-10-7-10-14 0-5 0-6 2-12 0-2 1-6 1-9 0-23-33-28-44-29 8-4 18-13 23-18 14-13 27-25 42-25 3 0 7 1 9 3-11 3-14 11-14 16s5 10 11 10c7 0 15-6 15-18 0-9-7-19-21-19-15 0-28 11-43 25-11 9-20 18-31 23 9-37 18-72 27-108z"><text:p/></draw:path><draw:path draw:style-name="gr3" draw:text-style-name="P6" svg:width="0.0268in" svg:height="0.1055in" svg:x="0.735in" svg:y="0in" svg:viewBox="0 0 69 269" svg:d="M4 0c-1 0-4 0-4 3 0 1 0 3 2 5 23 21 50 57 50 128 0 56-18 99-48 124-4 5-4 6-4 7 0 2 0 2 3 2 4 0 29-18 47-50 12-23 19-51 19-83 0-39-11-97-65-136z"><text:p/></draw:path><draw:path draw:style-name="gr3" draw:text-style-name="P6" svg:width="0.0587in" svg:height="0.0587in" svg:x="0.8244in" svg:y="0.0748in" svg:viewBox="0 0 150 150" svg:d="M150 75c0-41-35-75-75-75-42 0-75 35-75 75 0 42 33 75 75 75 40 0 75-33 75-75zM75 134c-33 0-60-27-60-59 0-33 27-60 60-60s59 26 59 60c0 33-26 59-59 59z"><text:p/></draw:path><draw:path draw:style-name="gr3" draw:text-style-name="P6" svg:width="0.0902in" svg:height="0.1098in" svg:x="0.9339in" svg:y="0.0354in" svg:viewBox="0 0 230 280" svg:d="M230 3c0-1-1-3-4-3s-3 0-7 6c-7 7-12 14-19 22-10-18-31-28-55-28-49 0-96 44-96 91 0 31 20 49 40 54 14 4 28 7 42 12 14 3 35 9 35 40 0 36-32 71-69 71-25 0-68-9-68-55 0-10 2-19 3-21 0-2 0-2 0-4 0-3-2-3-4-3-3 0-3 0-4 1-2 1-24 88-24 90s2 4 4 4c3 0 3-1 8-6 7-6 12-14 19-22 16 22 43 28 65 28 53 0 98-51 98-98 0-27-12-40-19-45-9-9-14-11-48-20-9-2-24-6-27-7-10-3-23-14-23-35 0-31 31-64 67-64 32 0 56 17 56 60 0 12-2 19-2 22 2 1 0 3 6 3 3 0 3-1 5-8 7-28 14-56 21-85z"><text:p/></draw:path></draw:g></text:span><text:span text:style-name="T3">, ובאופן שקול </text:span><text:span text:style-name="T3"><draw:g text:anchor-type="as-char" svg:y="-0.1425in" draw:z-index="653" draw:name="Shape497" draw:style-name="gr1"><svg:title>TexMaths</svg:title><svg:desc>11§display§\la a, c \ra \in S^{(k + 1)}§svg§600§FALSE§</svg:desc><draw:path draw:style-name="gr2" draw:text-style-name="P5" svg:width="0.9079in" svg:height="0.1646in" svg:x="0.0004in" svg:y="0.0071in" svg:viewBox="0 0 2307 419" svg:d="M1154 419c-385 0-769 0-1154 0 0-140 0-279 0-419 769 0 1538 0 2307 0 0 140 0 279 0 419-384 0-769 0-1153 0z"><text:p/></draw:path><draw:path draw:style-name="gr3" draw:text-style-name="P6" svg:width="0.0335in" svg:height="0.1516in" svg:x="0.0094in" svg:y="0.028in" svg:viewBox="0 0 86 386" svg:d="M84 14c2-3 2-4 2-6 0-5-3-8-8-8-3 0-5 2-9 9-22 59-45 118-67 177-1 2-2 5-2 7 0 1 0 2 2 6 22 59 45 118 67 177 1 4 4 10 9 10s8-4 8-8c0-1 0-2-2-7-23-59-45-119-69-178 24-60 46-119 69-179z"><text:p/></draw:path><draw:path draw:style-name="gr3" draw:text-style-name="P6" svg:width="0.0693in" svg:height="0.0685in" svg:x="0.0579in" svg:y="0.0752in" svg:viewBox="0 0 177 175" svg:d="M129 25c-8-14-19-25-35-25-47 0-94 57-94 114 0 36 21 61 52 61 7 0 26-1 49-28 4 15 17 28 35 28 14 0 24-9 29-21 7-14 12-37 12-38 0-5-3-5-4-5-5 0-5 3-6 8-6 25-14 47-29 47-11 0-13-9-13-17 0-9 2-11 6-29 4-16 4-20 9-34 4-18 9-36 13-54 3-11 3-12 3-13 0-7-4-11-11-11-10 0-15 9-16 17zM103 125c-2 7-2 7-7 14-17 22-33 27-44 27-19 0-24-21-24-36 0-19 12-66 20-85 13-22 30-36 46-36 25 0 30 32 30 34s-1 4-1 7c-6 25-13 49-20 75z"><text:p/></draw:path><draw:path draw:style-name="gr3" draw:text-style-name="P6" svg:width="0.0173in" svg:height="0.0453in" svg:x="0.1457in" svg:y="0.1252in" svg:viewBox="0 0 45 116" svg:d="M45 41c0-26-10-41-25-41-12 0-20 10-20 21 0 10 8 20 20 20 4 0 10-1 14-5 1-1 1-1 1-1 1 0 1 0 1 6 0 28-13 52-26 64-4 4-4 5-4 6 0 3 2 5 4 5 4 0 35-30 35-75z"><text:p/></draw:path><draw:path draw:style-name="gr3" draw:text-style-name="P6" svg:width="0.0591in" svg:height="0.0685in" svg:x="0.2063in" svg:y="0.0752in" svg:viewBox="0 0 151 175" svg:d="M138 24c-7 0-13 0-18 6-6 5-7 12-7 14 0 10 7 14 15 14 11 0 22-10 22-25 0-19-19-33-47-33-51 0-103 55-103 110 0 34 22 65 63 65 55 0 88-41 88-45 0-3-4-5-6-5-1 0-2 1-4 4-31 37-73 37-77 37-25 0-35-18-35-41 0-16 7-53 21-78 12-22 33-38 53-38 14 0 29 4 35 15z"><text:p/></draw:path><draw:path draw:style-name="gr3" draw:text-style-name="P6" svg:width="0.0335in" svg:height="0.1516in" svg:x="0.274in" svg:y="0.028in" svg:viewBox="0 0 86 386" svg:d="M84 199c2-4 2-5 2-6s0-1-2-7c-22-59-45-118-67-177-3-7-5-9-9-9-5 0-8 3-8 8 0 1 0 2 2 6 23 60 45 119 68 179-23 58-45 118-68 177-2 5-2 6-2 8 0 4 3 8 8 8 4 0 6-5 7-8 24-59 46-119 69-179z"><text:p/></draw:path><draw:path draw:style-name="gr3" draw:text-style-name="P6" svg:width="0.0756in" svg:height="0.0878in" svg:x="0.3799in" svg:y="0.0598in" svg:viewBox="0 0 193 224" svg:d="M179 119c7 0 14 0 14-8 0-7-7-7-14-7-55 0-109 0-164 0 5-52 50-89 104-89 20 0 41 0 60 0 7 0 14 0 14-7 0-8-7-8-14-8-19 0-40 0-60 0-66 0-119 48-119 111 0 62 53 113 119 113 20 0 41 0 60 0 7 0 14 0 14-8s-7-8-14-8c-19 0-40 0-60 0-54 0-99-37-104-89 55 0 109 0 164 0z"><text:p/></draw:path><draw:path draw:style-name="gr3" draw:text-style-name="P6" svg:width="0.0898in" svg:height="0.1098in" svg:x="0.5185in" svg:y="0.0354in" svg:viewBox="0 0 229 280" svg:d="M229 3c0-1-1-3-5-3-2 0-2 0-6 6-7 7-12 14-19 22-10-18-30-28-55-28-49 0-96 44-96 91 0 31 21 49 40 54 14 4 28 7 42 12 14 3 35 9 35 40 0 36-31 71-69 71-24 0-67-9-67-55 0-10 1-19 2-21 0-2 0-2 0-4 0-3-3-3-5-3s-2 0-3 1c-2 1-23 88-23 90s1 4 4 4c2 0 3-1 7-6 7-6 12-14 19-22 16 22 43 28 65 28 52 0 99-51 99-98 0-27-14-40-20-45-9-9-14-11-49-20-8-2-23-6-26-7-10-3-23-14-23-35 0-31 31-64 67-64 32 0 56 17 56 60 0 12-1 19-1 22 1 1 0 3 4 3s5-1 6-8c7-28 14-56 21-85z"><text:p/></draw:path><draw:path draw:style-name="gr3" draw:text-style-name="P6" svg:width="0.0272in" svg:height="0.1055in" svg:x="0.6244in" svg:y="0in" svg:viewBox="0 0 70 269" svg:d="M65 0c-51 36-65 94-65 136 0 37 12 97 65 133 2 0 5 0 5-2s-1-2-2-5c-36-32-49-77-49-126 0-73 27-110 50-129 0-1 1-3 1-4 0-3-3-3-5-3z"><text:p/></draw:path><draw:path draw:style-name="gr3" draw:text-style-name="P6" svg:width="0.052in" svg:height="0.0748in" svg:x="0.6677in" svg:y="0.0051in" svg:viewBox="0 0 133 191" svg:d="M65 8c0-1 1-4 1-5s-1-3-4-3c-6 0-29 2-36 2-2 1-5 1-5 7 0 3 3 3 7 3 13 0 13 2 13 5 0 2 0 3-1 6-14 51-26 102-39 153-1 5-1 5-1 6 0 4 3 9 10 9s10-6 12-12c0-2 12-49 13-52 19 2 34 7 34 22 0 1 0 2 0 5-1 5-1 6-1 8 0 20 16 29 29 29 26 0 23-29 34-42 0-4-3-4-4-4-4 0-4 2-6 7-3 11-10 31-23 31-8 0-10-7-10-14 0-5 0-6 2-12 0-2 1-6 1-9 0-23-33-28-44-29 8-4 18-13 22-18 15-13 28-25 43-25 4 0 7 1 9 3-11 3-14 11-14 16s5 10 11 10c7 0 15-6 15-18 0-9-6-19-21-19s-29 11-43 25c-11 9-21 18-32 23 9-37 19-72 28-108z"><text:p/></draw:path><draw:path draw:style-name="gr3" draw:text-style-name="P6" svg:width="0.078in" svg:height="0.078in" svg:x="0.7346in" svg:y="0.0134in" svg:viewBox="0 0 199 199" svg:d="M107 107c27 0 55 0 82 0 4 0 10 0 10-7 0-6-5-6-10-6-27 0-55 0-82 0 0-28 0-57 0-84 0-3 0-10-7-10-6 0-6 7-6 10 0 27 0 56 0 84-28 0-57 0-84 0-3 0-10 0-10 6 0 7 7 7 10 7 27 0 56 0 84 0 0 27 0 55 0 83 0 3 0 9 6 9 7 0 7-5 7-9 0-28 0-56 0-83z"><text:p/></draw:path><draw:path draw:style-name="gr3" draw:text-style-name="P6" svg:width="0.0386in" svg:height="0.0705in" svg:x="0.8319in" svg:y="0.0091in" svg:viewBox="0 0 99 180" svg:d="M62 8c0-7 0-8-8-8-18 18-42 18-54 18 0 3 0 6 0 10 7 0 25 0 40-8 0 46 0 91 0 138 0 8 0 12-27 12-3 0-7 0-11 0 0 3 0 6 0 10 6 0 39-1 49-1 8 0 43 1 48 1 0-4 0-7 0-10-3 0-7 0-10 0-27 0-27-4-27-12 0-51 0-101 0-150z"><text:p/></draw:path><draw:path draw:style-name="gr3" draw:text-style-name="P6" svg:width="0.0272in" svg:height="0.1055in" svg:x="0.8886in" svg:y="0in" svg:viewBox="0 0 70 269" svg:d="M6 0c-3 0-6 0-6 3 0 1 1 3 2 5 23 21 50 57 50 128 0 56-18 99-46 124-6 5-6 6-6 7 0 2 1 2 3 2 4 0 30-18 48-50 12-23 19-51 19-83 0-39-12-97-64-136z"><text:p/></draw:path></draw:g></text:span><text:span text:style-name="T3"><text:s/>כדרוש. </text:span></text:p>
            </text:list-item>
          </text:list>
          <text:p text:style-name="P91"><text:span text:style-name="T3">נוכיח </text:span><text:span text:style-name="T3"><draw:g text:anchor-type="as-char" svg:y="-0.1154in" draw:z-index="654" draw:name="Shape498" draw:style-name="gr1"><svg:title>TexMaths</svg:title><svg:desc>11§display§S^* = S§svg§600§FALSE§</svg:desc><draw:path draw:style-name="gr2" draw:text-style-name="P5" svg:width="0.4559in" svg:height="0.0992in" svg:x="0.0004in" svg:y="0.0071in" svg:viewBox="0 0 1159 253" svg:d="M0 0c387 0 772 0 1159 0 0 84 0 169 0 253-387 0-772 0-1159 0 0-84 0-169 0-253z"><text:p/></draw:path><draw:path draw:style-name="gr3" draw:text-style-name="P6" svg:width="0.0902in" svg:height="0.1098in" svg:x="0.0004in" svg:y="0.0047in" svg:viewBox="0 0 230 280" svg:d="M230 3c0-1-1-3-5-3-2 0-2 0-7 6-7 7-13 14-18 22-11-19-31-28-56-28-48 0-95 44-95 91 0 32 20 50 40 55 14 3 27 7 42 10 14 3 35 9 35 41 0 34-32 71-69 71-26 0-68-9-68-57 0-8 2-18 2-21 1-1 1-1 1-2 0-4-2-4-5-4-2 0-3 0-4 1-1 2-23 89-23 92 0 2 2 3 4 3 3 0 3 0 7-6 7-7 13-14 20-22 16 22 43 28 65 28 52 0 97-52 97-100 0-26-13-38-18-44-9-9-15-10-50-19-7-2-22-6-25-7-11-4-24-15-24-35 0-32 32-65 68-65 32 0 56 18 56 61 0 12-2 19-2 21 0 1 0 4 4 4 5 0 5-1 7-7 6-29 13-57 21-86z"><text:p/></draw:path><draw:path draw:style-name="gr3" draw:text-style-name="P6" svg:width="0.0425in" svg:height="0.0457in" svg:x="0.1043in" svg:y="0in" svg:viewBox="0 0 109 117" svg:d="M63 59c22-10 31-14 38-17 6-2 8-3 8-9 0-4-4-9-8-9-2 0-2 0-5 3-12 8-26 16-38 25 1-13 4-27 5-40 0-5 0-12-9-12-3 0-8 2-8 8 0 3 1 11 1 13 1 6 2 24 4 31-13-9-25-17-37-25-3-2-4-3-6-3-5 0-8 5-8 9 0 6 2 7 5 8 14 5 28 11 41 18-22 9-32 13-39 16-5 2-7 4-7 8 0 6 3 9 8 9 2 0 2 0 5-2 12-9 25-17 38-25-2 15-4 29-5 43 0 7 5 9 8 9s9-2 9-9c0-2-1-10-1-13-2-4-3-24-4-30 11 7 22 14 33 21 7 6 8 6 10 6 4 0 8-3 8-9 0-4-4-7-6-8-13-5-27-11-40-16z"><text:p/></draw:path><draw:path draw:style-name="gr3" draw:text-style-name="P6" svg:width="0.1008in" svg:height="0.0354in" svg:x="0.215in" svg:y="0.0567in" svg:viewBox="0 0 257 91" svg:d="M244 15c5 0 13 0 13-7 0-8-8-8-13-8-77 0-154 0-231 0-5 0-13 0-13 8 0 7 8 7 13 7 77 0 154 0 231 0zM244 91c5 0 13 0 13-8s-8-8-13-8c-77 0-154 0-231 0-5 0-13 0-13 8s8 8 13 8c77 0 154 0 231 0z"><text:p/></draw:path><draw:path draw:style-name="gr3" draw:text-style-name="P6" svg:width="0.0898in" svg:height="0.1098in" svg:x="0.3748in" svg:y="0.0047in" svg:viewBox="0 0 229 280" svg:d="M229 3c0-1-2-3-5-3-2 0-2 0-6 6-7 7-14 14-19 22-10-19-30-28-55-28-50 0-96 44-96 91 0 32 21 50 40 55 14 3 27 7 42 10 14 3 35 9 35 41 0 34-31 71-69 71-25 0-67-9-67-57 0-8 1-18 2-21 0-1 1-1 1-2 0-4-5-4-6-4-2 0-2 0-3 1-2 2-23 89-23 92 0 2 1 3 4 3 1 0 3 0 7-6 7-7 12-14 19-22 16 22 43 28 64 28 53 0 99-52 99-100 0-26-13-38-19-44-9-9-15-10-49-19-9-2-23-6-26-7-10-4-23-15-23-35 0-32 31-65 67-65 33 0 56 18 56 61 0 12-1 19-1 21 0 1 0 4 4 4 3 0 5-1 6-7 6-29 13-57 21-86z"><text:p/></draw:path></draw:g></text:span><text:span text:style-name="T60">, באמצעות הכלה דו־כיוונית: </text:span></text:p>
          <text:list text:continue-numbering="true">
            <text:list-item>
              <text:p text:style-name="P92"><text:span text:style-name="T3"><draw:g text:anchor-type="as-char" svg:y="-0.1118in" draw:z-index="655" draw:name="Shape499" draw:style-name="gr1"><svg:title>TexMaths</svg:title><svg:desc>11§display§S \subseteq S^*§svg§600§FALSE§</svg:desc><draw:path draw:style-name="gr2" draw:text-style-name="P5" svg:width="0.4429in" svg:height="0.1165in" svg:x="0.0004in" svg:y="0.0083in" svg:viewBox="0 0 1126 297" svg:d="M563 297c-188 0-375 0-563 0 0-99 0-198 0-297 375 0 751 0 1126 0 0 99 0 198 0 297-188 0-376 0-563 0z"><text:p/></draw:path><draw:path draw:style-name="gr3" draw:text-style-name="P6" svg:width="0.0902in" svg:height="0.1094in" svg:x="0.0004in" svg:y="0.0055in" svg:viewBox="0 0 230 279" svg:d="M230 3c0-1-1-3-4-3s-3 0-8 5c-7 8-12 15-18 22-11-17-31-27-56-27-48 0-95 44-95 91 0 31 20 48 40 54 14 3 28 7 42 11 14 3 35 10 35 39 0 36-32 72-69 72-25 0-68-9-68-56 0-10 2-19 3-21 0-2 0-2 0-3 0-4-2-4-4-4-3 0-3 2-4 2-2 2-24 88-24 90s2 4 4 4c3 0 3-1 8-7 7-6 12-14 19-22 16 23 43 29 65 29 53 0 98-52 98-98 0-27-14-40-19-45-9-10-14-11-48-20-9-2-24-6-27-6-10-3-23-16-23-35 0-32 31-64 67-64 32 0 56 16 56 59 0 12-2 19-2 22 1 1 0 4 4 4 5 0 5-2 7-8 7-29 13-56 21-85z"><text:p/></draw:path><draw:path draw:style-name="gr3" draw:text-style-name="P6" svg:width="0.0929in" svg:height="0.1165in" svg:x="0.1496in" svg:y="0.0161in" svg:viewBox="0 0 237 297" svg:d="M222 15c7 0 15 0 15-7 0-8-8-8-15-8-34 0-69 0-103 0-66 0-119 51-119 111 0 63 54 111 119 111 34 0 69 0 103 0 7 0 15 0 15-8s-8-8-15-8c-34 0-68 0-102 0-62 0-105-43-105-94 0-53 44-97 105-97 34 0 68 0 102 0zM22 281c-7 0-14 0-14 8s7 8 14 8c67 0 133 0 200 0 7 0 15 0 15-8s-8-8-15-8c-67 0-133 0-200 0z"><text:p/></draw:path><draw:path draw:style-name="gr3" draw:text-style-name="P6" svg:width="0.0898in" svg:height="0.1094in" svg:x="0.3047in" svg:y="0.0055in" svg:viewBox="0 0 229 279" svg:d="M229 3c0-1-1-3-5-3-2 0-2 0-6 5-7 8-13 15-19 22-10-17-30-27-55-27-49 0-96 44-96 91 0 31 21 48 41 54 13 3 28 7 41 11 14 3 36 10 36 39 0 36-32 72-70 72-24 0-67-9-67-56 0-10 2-19 2-21s1-2 1-3c0-4-3-4-5-4s-3 0-4 2c-1 1-23 88-23 90s2 4 4 4c3 0 3-1 7-7 7-6 12-14 19-22 16 23 43 29 66 29 51 0 98-52 98-98 0-27-14-40-19-45-9-10-16-11-50-20-8-2-22-6-25-6-11-3-24-16-24-35 0-32 31-64 68-64 32 0 55 16 55 59 0 12-1 19-1 22 1 1 0 4 4 4s5-2 6-8c6-29 13-56 21-85z"><text:p/></draw:path><draw:path draw:style-name="gr3" draw:text-style-name="P6" svg:width="0.0429in" svg:height="0.0453in" svg:x="0.4083in" svg:y="0.0004in" svg:viewBox="0 0 110 116" svg:d="M64 58c22-10 32-13 38-16 6-2 8-4 8-9 0-4-3-9-9-9-2 0-2 0-5 3-12 8-24 17-37 25 2-14 3-27 4-40 1-5 0-12-8-12-3 0-9 2-9 9 0 2 1 10 2 13 0 4 3 23 3 30-12-8-25-17-37-25-2-2-3-3-5-3-6 0-9 5-9 9 0 5 3 7 6 8 13 5 27 12 40 17-22 10-32 13-38 17-6 2-8 3-8 8s3 9 9 9c1 0 2 0 5-3 12-9 25-17 37-24-1 14-4 28-5 44 0 5 6 7 9 7s9-2 9-7c0-4-1-11-2-15 0-4-3-23-3-29 11 6 21 14 32 22 7 5 8 5 10 5 6 0 9-4 9-9s-3-6-5-7c-14-7-28-12-41-18z"><text:p/></draw:path></draw:g></text:span><text:span text:style-name="T3">: </text:span><text:span text:style-name="T61">נכון באופן טריוואלי מהגדרת </text:span><text:span text:style-name="T62">הסגור הטרנזיטיבי. </text:span></text:p>
            </text:list-item>
            <text:list-item>
              <text:p text:style-name="P93"><text:span text:style-name="T62"><draw:g text:anchor-type="as-char" svg:y="-0.1118in" draw:z-index="656" draw:name="Shape500" draw:style-name="gr1"><svg:title>TexMaths</svg:title><svg:desc>11§display§S^* \subseteq S§svg§600§FALSE§</svg:desc><draw:path draw:style-name="gr2" draw:text-style-name="P5" svg:width="0.4559in" svg:height="0.1165in" svg:x="0.0004in" svg:y="0.0083in" svg:viewBox="0 0 1159 297" svg:d="M580 297c-193 0-387 0-580 0 0-99 0-198 0-297 387 0 772 0 1159 0 0 99 0 198 0 297-193 0-387 0-579 0z"><text:p/></draw:path><draw:path draw:style-name="gr3" draw:text-style-name="P6" svg:width="0.0902in" svg:height="0.1094in" svg:x="0.0004in" svg:y="0.0055in" svg:viewBox="0 0 230 279" svg:d="M230 3c0-1-1-3-5-3-2 0-2 0-6 5-7 8-14 15-19 22-10-17-31-27-56-27-48 0-95 44-95 91 0 31 20 48 40 54 14 3 27 7 42 11 14 3 35 10 35 39 0 36-32 72-69 72-26 0-68-9-68-56 0-10 2-19 3-21 0-2 0-2 0-3 0-4-2-4-5-4-2 0-2 2-3 2-2 2-24 88-24 90s2 4 4 4c3 0 3-1 8-7 7-6 12-14 19-22 16 23 43 29 65 29 52 0 97-52 97-98 0-27-13-40-18-45-9-10-15-11-49-20-8-2-23-6-26-6-10-3-23-16-23-35 0-32 31-64 67-64 32 0 56 16 56 59 0 12-2 19-2 22 1 1 0 4 4 4 5 0 5-2 7-8 6-29 13-56 21-85z"><text:p/></draw:path><draw:path draw:style-name="gr3" draw:text-style-name="P6" svg:width="0.0425in" svg:height="0.0453in" svg:x="0.1043in" svg:y="0.0004in" svg:viewBox="0 0 109 116" svg:d="M63 58c22-10 31-13 39-16 5-2 7-4 7-9 0-4-4-9-8-9-2 0-2 0-5 3-12 8-26 17-38 25 1-14 4-27 5-40 0-5 0-12-8-12-3 0-9 2-9 9 0 2 1 10 1 13 1 4 2 23 4 30-13-8-25-17-37-25-3-2-4-3-6-3-5 0-8 5-8 9 0 5 3 7 5 8 14 5 28 12 41 17-22 10-32 13-38 17-6 2-8 3-8 8s3 9 8 9c2 0 2 0 5-3 12-9 25-17 38-24-2 14-4 28-5 44 0 5 6 7 9 7 2 0 8-2 8-7 0-4-1-11-1-15-2-4-3-23-4-29 11 6 22 14 33 22 7 5 8 5 10 5 4 0 8-4 8-9s-4-6-6-7c-13-7-27-12-40-18z"><text:p/></draw:path><draw:path draw:style-name="gr3" draw:text-style-name="P6" svg:width="0.0921in" svg:height="0.1165in" svg:x="0.2193in" svg:y="0.0161in" svg:viewBox="0 0 235 297" svg:d="M222 15c7 0 13 0 13-7 0-8-6-8-13-8-34 0-69 0-103 0-67 0-119 51-119 111 0 63 53 111 119 111 34 0 69 0 103 0 7 0 13 0 13-8s-6-8-13-8c-34 0-69 0-103 0-61 0-104-43-104-94 0-53 44-97 104-97 34 0 69 0 103 0zM21 281c-7 0-13 0-13 8s6 8 13 8c67 0 134 0 201 0 7 0 13 0 13-8s-6-8-13-8c-67 0-134 0-201 0z"><text:p/></draw:path><draw:path draw:style-name="gr3" draw:text-style-name="P6" svg:width="0.0898in" svg:height="0.1094in" svg:x="0.3748in" svg:y="0.0055in" svg:viewBox="0 0 229 279" svg:d="M229 3c0-1-2-3-5-3-2 0-2 0-6 5-7 8-14 15-19 22-10-17-31-27-55-27-50 0-96 44-96 91 0 31 20 48 40 54 14 3 27 7 42 11 14 3 35 10 35 39 0 36-32 72-69 72-25 0-67-9-67-56 0-10 1-19 2-21 0-2 0-2 0-3 0-4-2-4-5-4-2 0-2 0-3 2-2 1-23 88-23 90s1 4 3 4 4-1 8-7c7-6 12-14 19-22 16 23 43 29 64 29 53 0 98-52 98-98 0-27-12-40-18-45-9-10-15-11-49-20-9-2-23-6-26-6-10-3-23-16-23-35 0-32 31-64 67-64 32 0 56 16 56 59 0 12-2 19-2 22 2 1 0 4 5 4 3 0 3-2 6-8 6-29 13-56 21-85z"><text:p/></draw:path></draw:g></text:span><text:span text:style-name="T62">: נוכיח באינדוקציה </text:span><text:span text:style-name="T62"><draw:g text:anchor-type="as-char" svg:y="-0.1425in" draw:z-index="657" draw:name="Shape501" draw:style-name="gr1"><svg:title>TexMaths</svg:title><svg:desc>11§display§S^{(k)} \subseteq S§svg§600§FALSE§</svg:desc><draw:path draw:style-name="gr2" draw:text-style-name="P5" svg:width="0.5567in" svg:height="0.1472in" svg:x="0.0004in" svg:y="0.0071in" svg:viewBox="0 0 1415 375" svg:d="M707 375c-236 0-472 0-707 0 0-125 0-250 0-375 472 0 943 0 1415 0 0 125 0 250 0 375-236 0-472 0-708 0z"><text:p/></draw:path><draw:path draw:style-name="gr3" draw:text-style-name="P6" svg:width="0.0902in" svg:height="0.1098in" svg:x="0.0004in" svg:y="0.0354in" svg:viewBox="0 0 230 280" svg:d="M230 3c0-1-1-3-4-3s-3 0-7 6c-7 7-12 14-19 22-10-18-31-28-56-28-48 0-94 44-94 90 0 32 19 50 39 56 14 3 28 6 42 11 14 3 35 8 35 40 0 35-32 71-69 71-25 0-68-9-68-56 0-9 2-18 3-20 0-2 0-2 0-3 0-4-2-5-4-5-3 0-3 1-4 2-2 2-24 89-24 90 0 2 2 4 4 4 3 0 3-1 8-6 7-7 12-15 19-22 16 23 43 28 65 28 53 0 98-52 98-99 0-27-14-40-19-45-9-9-14-10-48-19-9-2-24-7-27-7-10-4-23-15-23-35 0-32 31-64 67-64 32 0 56 17 56 60 0 12-2 18-2 22 1 1 0 3 4 3 5 0 5-1 7-8 7-28 14-56 21-85z"><text:p/></draw:path><draw:path draw:style-name="gr3" draw:text-style-name="P6" svg:width="0.0272in" svg:height="0.1055in" svg:x="0.1071in" svg:y="0in" svg:viewBox="0 0 70 269" svg:d="M65 0c-52 36-65 94-65 136 0 37 11 96 65 133 2 0 5 0 5-3 0-1-1-2-2-3-36-34-49-79-49-127 0-73 27-110 49-129 1-1 2-3 2-4 0-3-3-3-5-3z"><text:p/></draw:path><draw:path draw:style-name="gr3" draw:text-style-name="P6" svg:width="0.052in" svg:height="0.0748in" svg:x="0.1504in" svg:y="0.0051in" svg:viewBox="0 0 133 191" svg:d="M64 8c1 0 1-4 1-5s-1-3-3-3c-6 0-29 2-36 2-2 1-5 1-5 7 0 3 3 3 7 3 13 0 13 2 13 5 0 2-1 3-1 6-14 51-26 102-39 152-1 6-1 6-1 7 0 3 3 9 9 9 8 0 11-6 13-12 0-1 12-49 13-52 19 1 34 8 34 22 0 1 0 2 0 5-1 4-1 6-1 8 0 20 16 29 29 29 26 0 23-29 34-42 0-3-3-3-4-3-4 0-5 1-6 6-3 11-10 31-24 31-7 0-9-6-9-14 0-5 0-6 1-12 1-1 2-6 2-9 0-23-33-28-44-29 8-4 18-13 22-17 15-14 28-26 43-26 4 0 7 1 9 3-12 3-14 11-14 16s4 10 11 10 15-7 15-18c0-9-6-19-21-19s-29 11-43 25c-12 10-21 18-32 23 9-37 18-72 27-108z"><text:p/></draw:path><draw:path draw:style-name="gr3" draw:text-style-name="P6" svg:width="0.0272in" svg:height="0.1055in" svg:x="0.2169in" svg:y="0in" svg:viewBox="0 0 70 269" svg:d="M6 0c-3 0-6 0-6 3 0 1 1 3 2 5 24 21 50 57 50 128 0 56-18 98-46 124-6 5-6 5-6 6s1 3 3 3c4 0 30-17 48-51 12-22 19-50 19-82 0-39-11-97-64-136z"><text:p/></draw:path><draw:path draw:style-name="gr3" draw:text-style-name="P6" svg:width="0.0921in" svg:height="0.1169in" svg:x="0.3193in" svg:y="0.0453in" svg:viewBox="0 0 235 298" svg:d="M222 15c7 0 13 0 13-7 0-8-6-8-13-8-34 0-69 0-103 0-67 0-119 51-119 111 0 63 53 112 119 112 34 0 69 0 103 0 7 0 13 0 13-7s-6-7-13-7c-34 0-69 0-103 0-61 0-104-46-104-96 0-53 44-98 104-98 34 0 69 0 103 0zM21 282c-7 0-13 0-13 8s6 8 13 8c67 0 134 0 201 0 7 0 13 0 13-8s-6-8-13-8c-67 0-134 0-201 0z"><text:p/></draw:path><draw:path draw:style-name="gr3" draw:text-style-name="P6" svg:width="0.0898in" svg:height="0.1098in" svg:x="0.4752in" svg:y="0.0354in" svg:viewBox="0 0 229 280" svg:d="M229 3c0-1-1-3-5-3-2 0-2 0-6 6-7 7-12 14-19 22-10-18-31-28-55-28-49 0-96 44-96 90 0 32 20 50 40 56 14 3 28 6 42 11 14 3 35 8 35 40 0 35-32 71-69 71-24 0-67-9-67-56 0-9 1-18 2-20 0-2 0-2 0-3 0-4-2-5-5-5-2 0-2 1-3 2-2 2-23 89-23 90 0 2 1 4 3 4 3 0 4-1 8-6 7-7 12-15 19-22 16 23 43 28 65 28 52 0 98-52 98-99 0-27-13-40-19-45-9-9-14-10-49-19-8-2-23-7-26-7-10-4-23-15-23-35 0-32 31-64 67-64 32 0 56 17 56 60 0 12-2 18-2 22 2 1 0 3 5 3 4 0 4-1 6-8 7-28 14-56 21-85z"><text:p/></draw:path></draw:g></text:span><text:span text:style-name="T62">: </text:span></text:p>
              <text:list>
                <text:list-item>
                  <text:p text:style-name="P94"><text:span text:style-name="T62">ב</text:span><text:span text:style-name="T3">סיס: צ.ל. </text:span><text:span text:style-name="T3"><draw:g text:anchor-type="as-char" svg:y="-0.1425in" draw:z-index="658" draw:name="Shape502" draw:style-name="gr1"><svg:title>TexMaths</svg:title><svg:desc>11§display§S^{(1)} \subseteq S§svg§600§FALSE§</svg:desc><draw:path draw:style-name="gr2" draw:text-style-name="P5" svg:width="0.55in" svg:height="0.1472in" svg:x="0.0004in" svg:y="0.0071in" svg:viewBox="0 0 1398 375" svg:d="M700 375c-234 0-467 0-700 0 0-125 0-250 0-375 466 0 932 0 1398 0 0 125 0 250 0 375-233 0-466 0-698 0z"><text:p/></draw:path><draw:path draw:style-name="gr3" draw:text-style-name="P6" svg:width="0.0902in" svg:height="0.1098in" svg:x="0.0004in" svg:y="0.0354in" svg:viewBox="0 0 230 280" svg:d="M230 3c0-1-1-3-4-3s-3 0-7 6c-7 7-12 14-19 22-10-18-31-28-56-28-48 0-95 44-95 90 0 32 20 50 40 56 14 3 28 6 42 11 14 3 35 8 35 40 0 35-32 71-69 71-25 0-68-9-68-56 0-9 2-18 3-20 0-2 0-2 0-3 0-4-2-5-4-5-3 0-3 1-4 2-2 2-24 89-24 90 0 2 2 4 4 4 3 0 3-1 8-6 7-7 12-15 19-22 16 23 43 28 65 28 53 0 98-52 98-99 0-27-12-40-19-45-9-9-14-10-48-19-9-2-24-7-27-7-10-4-23-15-23-35 0-32 31-64 67-64 32 0 56 17 56 60 0 12-2 18-2 22 2 1 0 3 6 3 3 0 3-1 5-8 7-28 14-56 21-85z"><text:p/></draw:path><draw:path draw:style-name="gr3" draw:text-style-name="P6" svg:width="0.0272in" svg:height="0.1055in" svg:x="0.1071in" svg:y="0in" svg:viewBox="0 0 70 269" svg:d="M65 0c-52 36-65 94-65 136 0 37 11 96 65 133 2 0 5 0 5-3 0-1-1-2-2-3-36-34-49-79-49-127 0-73 27-110 49-129 1-1 2-3 2-4 0-3-3-3-5-3z"><text:p/></draw:path><draw:path draw:style-name="gr3" draw:text-style-name="P6" svg:width="0.0386in" svg:height="0.0705in" svg:x="0.1539in" svg:y="0.0091in" svg:viewBox="0 0 99 180" svg:d="M62 8c0-7-2-8-8-8-18 18-43 18-54 18 0 3 0 6 0 10 7 0 25 0 40-8 0 46 0 91 0 138 0 9 0 12-28 12-3 0-7 0-10 0 0 3 0 7 0 10 6 0 39-1 49-1 8 0 41 1 48 1 0-3 0-7 0-10-3 0-7 0-10 0-27 0-27-3-27-12 0-51 0-101 0-150z"><text:p/></draw:path><draw:path draw:style-name="gr3" draw:text-style-name="P6" svg:width="0.0272in" svg:height="0.1055in" svg:x="0.2106in" svg:y="0in" svg:viewBox="0 0 70 269" svg:d="M6 0c-3 0-6 0-6 3 0 1 1 3 2 5 23 21 50 57 50 128 0 56-18 98-48 124-4 5-4 5-4 6s1 3 3 3c4 0 30-17 48-51 12-22 19-50 19-82 0-39-12-97-64-136z"><text:p/></draw:path><draw:path draw:style-name="gr3" draw:text-style-name="P6" svg:width="0.0921in" svg:height="0.1169in" svg:x="0.3126in" svg:y="0.0453in" svg:viewBox="0 0 235 298" svg:d="M222 15c7 0 13 0 13-7 0-8-6-8-13-8-35 0-69 0-104 0-66 0-118 51-118 111 0 63 53 112 118 112 35 0 69 0 104 0 7 0 13 0 13-7s-6-7-13-7c-34 0-69 0-103 0-61 0-104-46-104-96 0-53 44-98 104-98 34 0 69 0 103 0zM21 282c-7 0-13 0-13 8s6 8 13 8c67 0 134 0 201 0 7 0 13 0 13-8s-6-8-13-8c-67 0-134 0-201 0z"><text:p/></draw:path><draw:path draw:style-name="gr3" draw:text-style-name="P6" svg:width="0.0902in" svg:height="0.1098in" svg:x="0.4681in" svg:y="0.0354in" svg:viewBox="0 0 230 280" svg:d="M230 3c0-1-1-3-5-3-2 0-2 0-6 6-7 7-12 14-19 22-10-18-31-28-55-28-49 0-96 44-96 90 0 32 20 50 40 56 14 3 28 6 42 11 14 3 35 8 35 40 0 35-32 71-69 71-26 0-68-9-68-56 0-9 2-18 3-20 0-2 0-2 0-3 0-4-2-5-5-5-2 0-2 1-3 2-2 2-24 89-24 90 0 2 2 4 4 4 3 0 3-1 8-6 7-7 12-15 19-22 16 23 43 28 65 28 53 0 98-52 98-99 0-27-13-40-19-45-9-9-14-10-49-19-8-2-23-7-26-7-10-4-23-15-23-35 0-32 31-64 67-64 32 0 56 17 56 60 0 12-2 18-2 22 2 1 0 3 6 3 3 0 3-1 5-8 7-28 14-56 21-85z"><text:p/></draw:path></draw:g></text:span><text:span text:style-name="T3">, כלומר </text:span><text:span text:style-name="T3"><draw:g text:anchor-type="as-char" svg:y="-0.1063in" draw:z-index="659" draw:name="Shape503" draw:style-name="gr1"><svg:title>TexMaths</svg:title><svg:desc>11§display§S \subseteq S§svg§600§FALSE§</svg:desc><draw:path draw:style-name="gr2" draw:text-style-name="P5" svg:width="0.387in" svg:height="0.1114in" svg:x="0.0004in" svg:y="0.0075in" svg:viewBox="0 0 984 284" svg:d="M492 284c-164 0-328 0-492 0 0-94 0-189 0-284 328 0 656 0 984 0 0 95 0 190 0 284-164 0-328 0-492 0z"><text:p/></draw:path><draw:path draw:style-name="gr3" draw:text-style-name="P6" svg:width="0.0902in" svg:height="0.1098in" svg:x="0.0004in" svg:y="0.0004in" svg:viewBox="0 0 230 280" svg:d="M230 4c0-1-1-4-4-4s-3 1-7 6c-7 7-13 14-19 22-10-18-31-28-55-28-49 0-95 44-95 92 0 30 19 48 39 54 14 3 28 6 42 11 14 3 35 9 35 39 0 36-32 72-69 72-25 0-68-9-68-56 0-10 2-19 3-21 0-2 0-2 0-4 0-3-2-4-4-4-3 0-3 2-4 2-2 2-24 90-24 91 0 2 2 4 4 4 3 0 3-1 8-7 7-6 12-14 19-22 16 24 43 29 65 29 53 0 98-52 98-99 0-26-12-39-19-44-9-9-14-11-48-20-9-2-24-6-27-7-10-3-23-14-23-35 0-31 31-64 67-64 32 0 56 17 56 60 0 12-2 19-2 22 1 1 0 3 6 3 3 0 3-1 5-8 7-28 13-56 21-84z"><text:p/></draw:path><draw:path draw:style-name="gr3" draw:text-style-name="P6" svg:width="0.0925in" svg:height="0.1169in" svg:x="0.15in" svg:y="0.0102in" svg:viewBox="0 0 236 298" svg:d="M222 15c7 0 14 0 14-7 0-8-7-8-14-8-35 0-69 0-104 0-66 0-118 51-118 111 0 63 53 112 118 112 35 0 69 0 104 0 7 0 14 0 14-8s-7-8-14-8c-35 0-69 0-103 0-61 0-104-44-104-95 0-52 44-97 104-97 34 0 68 0 103 0zM21 282c-7 0-13 0-13 8s6 8 13 8c67 0 134 0 201 0 7 0 14 0 14-8s-7-8-14-8c-67 0-134 0-201 0z"><text:p/></draw:path><draw:path draw:style-name="gr3" draw:text-style-name="P6" svg:width="0.0902in" svg:height="0.1098in" svg:x="0.3051in" svg:y="0.0004in" svg:viewBox="0 0 230 280" svg:d="M230 4c0-1-1-4-4-4s-3 1-7 6c-7 7-13 14-19 22-10-18-31-28-56-28-48 0-94 44-94 92 0 30 19 48 39 54 14 3 28 6 42 11 14 3 35 9 35 39 0 36-32 72-69 72-25 0-68-9-68-56 0-10 2-19 3-21 0-2 0-2 0-4 0-3-2-4-4-4-3 0-3 2-4 2-2 2-24 90-24 91 0 2 2 4 4 4 3 0 3-1 8-7 7-6 12-14 19-22 16 24 43 29 65 29 53 0 98-52 98-99 0-26-12-39-19-44-9-9-14-11-48-20-9-2-24-6-27-7-10-3-23-14-23-35 0-31 31-64 67-64 32 0 56 17 56 60 0 12-2 19-2 22 1 1 0 3 6 3 3 0 3-1 5-8 7-28 13-56 21-84z"><text:p/></draw:path></draw:g></text:span><text:span text:style-name="T3">, המתקיים כי נתונה הדיקות </text:span><text:span text:style-name="T62">(</text:span><text:span text:style-name="T62"><draw:g text:anchor-type="as-char" svg:y="-0.1098in" draw:z-index="660" draw:name="Shape504" draw:style-name="gr1"><svg:title>TexMaths</svg:title><svg:desc>11§display§S = S§svg§600§FALSE§</svg:desc><draw:path draw:style-name="gr2" draw:text-style-name="P5" svg:width="0.3858in" svg:height="0.0937in" svg:x="0.0004in" svg:y="0.0071in" svg:viewBox="0 0 981 239" svg:d="M0 0c327 0 654 0 981 0 0 80 0 159 0 239-327 0-654 0-981 0 0-80 0-159 0-239z"><text:p/></draw:path><draw:path draw:style-name="gr3" draw:text-style-name="P6" svg:width="0.0898in" svg:height="0.1094in" svg:x="0.0004in" svg:y="0in" svg:viewBox="0 0 229 279" svg:d="M229 4c0-2 0-4-4-4-2 0-3 0-7 5-7 8-14 15-19 22-10-17-30-27-55-27-48 0-96 44-96 91 0 31 21 48 41 54 14 3 27 6 42 10 14 4 35 10 35 41 0 34-32 71-69 71-26 0-68-9-68-56 0-10 2-19 2-21 1-1 1-1 1-2 0-5-2-5-5-5-2 0-3 0-4 1s-23 89-23 90c0 4 2 5 4 5 3 0 3 0 7-6 7-7 13-14 20-22 16 22 43 28 65 28 52 0 97-52 97-99 0-26-13-40-18-44-9-9-15-11-50-20-7-2-22-5-25-6-11-4-24-15-24-35 0-31 31-64 68-64 32 0 55 16 55 59 0 12-1 20-1 22 1 1 0 3 4 3 5 0 5-1 6-7 6-29 13-56 21-84z"><text:p/></draw:path><draw:path draw:style-name="gr3" draw:text-style-name="P6" svg:width="0.1004in" svg:height="0.035in" svg:x="0.1453in" svg:y="0.0516in" svg:viewBox="0 0 256 90" svg:d="M243 15c5 0 13 0 13-7 0-8-8-8-12-8-77 0-155 0-232 0-5 0-12 0-12 8 0 7 7 7 13 7 77 0 153 0 230 0zM244 90c4 0 12 0 12-8 0-7-8-7-13-7-77 0-153 0-230 0-6 0-13 0-13 7 0 8 7 8 12 8 77 0 155 0 232 0z"><text:p/></draw:path><draw:path draw:style-name="gr3" draw:text-style-name="P6" svg:width="0.0898in" svg:height="0.1094in" svg:x="0.3047in" svg:y="0in" svg:viewBox="0 0 229 279" svg:d="M229 4c0-2-2-4-5-4-2 0-2 0-6 5-7 8-14 15-19 22-10-17-30-27-55-27-49 0-96 44-96 91 0 31 21 48 41 54 13 3 27 6 41 10s35 10 35 41c0 34-31 71-69 71-25 0-67-9-67-56 0-10 2-19 2-21 0-1 1-1 1-2 0-5-5-5-6-5-2 0-2 1-3 1-2 3-23 89-23 90 0 4 2 5 4 5 1 0 3 0 7-6 7-7 12-14 19-22 16 22 43 28 66 28 51 0 97-52 97-99 0-26-13-40-18-44-10-9-16-11-50-20-9-2-22-5-26-6-10-4-23-15-23-35 0-31 31-64 67-64 33 0 56 16 56 59 0 12-1 20-1 22 1 1 0 3 4 3 3 0 5-1 6-7 6-29 13-56 21-84z"><text:p/></draw:path></draw:g></text:span><text:span text:style-name="T62">). </text:span></text:p>
                </text:list-item>
                <text:list-item>
                  <text:p text:style-name="P95"><text:span text:style-name="T3">צעד: נניח </text:span><text:span text:style-name="T3"><draw:g text:anchor-type="as-char" svg:y="-0.1425in" draw:z-index="661" draw:name="Shape505" draw:style-name="gr1"><svg:title>TexMaths</svg:title><svg:desc>11§display§S^{(k)} \subseteq S§svg§600§FALSE§</svg:desc><draw:path draw:style-name="gr2" draw:text-style-name="P5" svg:width="0.5567in" svg:height="0.1472in" svg:x="0.0004in" svg:y="0.0071in" svg:viewBox="0 0 1415 375" svg:d="M707 375c-236 0-472 0-707 0 0-125 0-250 0-375 472 0 943 0 1415 0 0 125 0 250 0 375-236 0-472 0-708 0z"><text:p/></draw:path><draw:path draw:style-name="gr3" draw:text-style-name="P6" svg:width="0.0902in" svg:height="0.1098in" svg:x="0.0004in" svg:y="0.0354in" svg:viewBox="0 0 230 280" svg:d="M230 3c0-1-1-3-4-3s-3 0-7 6c-7 7-12 14-19 22-10-18-31-28-56-28-48 0-94 44-94 90 0 32 19 50 39 56 14 3 28 6 42 11 14 3 35 8 35 40 0 35-32 71-69 71-25 0-68-9-68-56 0-9 2-18 3-20 0-2 0-2 0-3 0-4-2-5-4-5-3 0-3 1-4 2-2 2-24 89-24 90 0 2 2 4 4 4 3 0 3-1 8-6 7-7 12-15 19-22 16 23 43 28 65 28 53 0 98-52 98-99 0-27-14-40-19-45-9-9-14-10-48-19-9-2-24-7-27-7-10-4-23-15-23-35 0-32 31-64 67-64 32 0 56 17 56 60 0 12-2 18-2 22 1 1 0 3 4 3 5 0 5-1 7-8 7-28 14-56 21-85z"><text:p/></draw:path><draw:path draw:style-name="gr3" draw:text-style-name="P6" svg:width="0.0272in" svg:height="0.1055in" svg:x="0.1071in" svg:y="0in" svg:viewBox="0 0 70 269" svg:d="M65 0c-52 36-65 94-65 136 0 37 11 96 65 133 2 0 5 0 5-3 0-1-1-2-2-3-36-34-49-79-49-127 0-73 27-110 49-129 1-1 2-3 2-4 0-3-3-3-5-3z"><text:p/></draw:path><draw:path draw:style-name="gr3" draw:text-style-name="P6" svg:width="0.052in" svg:height="0.0748in" svg:x="0.1504in" svg:y="0.0051in" svg:viewBox="0 0 133 191" svg:d="M64 8c1 0 1-4 1-5s-1-3-3-3c-6 0-29 2-36 2-2 1-5 1-5 7 0 3 3 3 7 3 13 0 13 2 13 5 0 2-1 3-1 6-14 51-26 102-39 152-1 6-1 6-1 7 0 3 3 9 9 9 8 0 11-6 13-12 0-1 12-49 13-52 19 1 34 8 34 22 0 1 0 2 0 5-1 4-1 6-1 8 0 20 16 29 29 29 26 0 23-29 34-42 0-3-3-3-4-3-4 0-5 1-6 6-3 11-10 31-24 31-7 0-9-6-9-14 0-5 0-6 1-12 1-1 2-6 2-9 0-23-33-28-44-29 8-4 18-13 22-17 15-14 28-26 43-26 4 0 7 1 9 3-12 3-14 11-14 16s4 10 11 10 15-7 15-18c0-9-6-19-21-19s-29 11-43 25c-12 10-21 18-32 23 9-37 18-72 27-108z"><text:p/></draw:path><draw:path draw:style-name="gr3" draw:text-style-name="P6" svg:width="0.0272in" svg:height="0.1055in" svg:x="0.2169in" svg:y="0in" svg:viewBox="0 0 70 269" svg:d="M6 0c-3 0-6 0-6 3 0 1 1 3 2 5 24 21 50 57 50 128 0 56-18 98-46 124-6 5-6 5-6 6s1 3 3 3c4 0 30-17 48-51 12-22 19-50 19-82 0-39-11-97-64-136z"><text:p/></draw:path><draw:path draw:style-name="gr3" draw:text-style-name="P6" svg:width="0.0921in" svg:height="0.1169in" svg:x="0.3193in" svg:y="0.0453in" svg:viewBox="0 0 235 298" svg:d="M222 15c7 0 13 0 13-7 0-8-6-8-13-8-34 0-69 0-103 0-67 0-119 51-119 111 0 63 53 112 119 112 34 0 69 0 103 0 7 0 13 0 13-7s-6-7-13-7c-34 0-69 0-103 0-61 0-104-46-104-96 0-53 44-98 104-98 34 0 69 0 103 0zM21 282c-7 0-13 0-13 8s6 8 13 8c67 0 134 0 201 0 7 0 13 0 13-8s-6-8-13-8c-67 0-134 0-201 0z"><text:p/></draw:path><draw:path draw:style-name="gr3" draw:text-style-name="P6" svg:width="0.0898in" svg:height="0.1098in" svg:x="0.4752in" svg:y="0.0354in" svg:viewBox="0 0 229 280" svg:d="M229 3c0-1-1-3-5-3-2 0-2 0-6 6-7 7-12 14-19 22-10-18-31-28-55-28-49 0-96 44-96 90 0 32 20 50 40 56 14 3 28 6 42 11 14 3 35 8 35 40 0 35-32 71-69 71-24 0-67-9-67-56 0-9 1-18 2-20 0-2 0-2 0-3 0-4-2-5-5-5-2 0-2 1-3 2-2 2-23 89-23 90 0 2 1 4 3 4 3 0 4-1 8-6 7-7 12-15 19-22 16 23 43 28 65 28 52 0 98-52 98-99 0-27-13-40-19-45-9-9-14-10-49-19-8-2-23-7-26-7-10-4-23-15-23-35 0-32 31-64 67-64 32 0 56 17 56 60 0 12-2 18-2 22 2 1 0 3 5 3 4 0 4-1 6-8 7-28 14-56 21-85z"><text:p/></draw:path></draw:g></text:span><text:span text:style-name="T3">, ונוכיח </text:span><text:span text:style-name="T3"><draw:g text:anchor-type="as-char" svg:y="-0.1425in" draw:z-index="662" draw:name="Shape506" draw:style-name="gr1"><svg:title>TexMaths</svg:title><svg:desc>11§display§S^{(k + 1)} \subseteq S§svg§600§FALSE§</svg:desc><draw:path draw:style-name="gr2" draw:text-style-name="P5" svg:width="0.7106in" svg:height="0.1472in" svg:x="0.0004in" svg:y="0.0071in" svg:viewBox="0 0 1806 375" svg:d="M0 0c602 0 1204 0 1806 0 0 125 0 250 0 375-602 0-1204 0-1806 0 0-125 0-250 0-375z"><text:p/></draw:path><draw:path draw:style-name="gr3" draw:text-style-name="P6" svg:width="0.0902in" svg:height="0.1098in" svg:x="0.0004in" svg:y="0.0358in" svg:viewBox="0 0 230 280" svg:d="M230 3c0-1-1-3-5-3-2 0-2 0-7 6-6 7-12 14-18 22-11-19-31-28-56-28-48 0-95 44-95 90 0 32 20 50 40 56 14 3 28 6 42 11 14 3 35 8 35 40 0 35-32 71-69 71-26 0-68-9-68-56 0-9 2-18 2-20 1-2 1-2 1-3 0-4-2-5-5-5-2 0-3 1-4 2-1 2-23 89-23 90 0 2 2 4 4 4 3 0 3-1 7-6 7-7 13-15 20-22 16 23 43 28 65 28 52 0 98-52 98-98 0-28-14-41-19-46-9-9-14-10-50-19-7-2-22-7-25-7-11-4-24-15-24-35 0-32 32-64 68-64 32 0 56 17 56 60 0 12-2 18-2 22 1 1 0 3 4 3 5 0 5-1 7-8 7-28 14-56 21-85z"><text:p/></draw:path><draw:path draw:style-name="gr3" draw:text-style-name="P6" svg:width="0.0272in" svg:height="0.1055in" svg:x="0.1071in" svg:y="0in" svg:viewBox="0 0 70 269" svg:d="M65 0c-52 36-65 94-65 136 0 37 11 96 65 133 2 0 5 0 5-3 0-1-1-2-3-3-35-34-48-79-48-127 0-74 27-110 49-129 1-1 2-3 2-4 0-3-3-3-5-3z"><text:p/></draw:path><draw:path draw:style-name="gr3" draw:text-style-name="P6" svg:width="0.052in" svg:height="0.0748in" svg:x="0.1504in" svg:y="0.0063in" svg:viewBox="0 0 133 191" svg:d="M64 8c1 0 1-4 1-5s-1-3-3-3c-6 0-29 2-36 2-2 0-5 1-5 7 0 3 3 3 6 3 14 0 14 2 14 5 0 2-1 3-1 5-14 51-26 102-39 153-1 6-1 6-1 7 0 3 3 9 9 9 7 0 11-6 13-12 0-1 12-49 13-52 19 1 34 8 34 22 0 1 0 2 0 5-1 4-1 6-1 8 0 20 16 29 29 29 26 0 23-29 34-42 0-3-3-3-5-3-3 0-4 1-5 6-3 11-10 31-24 31-7 0-9-6-9-14 0-5 0-6 1-12 1-1 2-6 2-9 0-24-33-28-44-29 8-4 18-13 22-17 15-14 28-26 43-26 3 0 7 0 9 3-12 3-14 11-14 16s4 10 11 10 15-7 15-18c0-9-7-19-21-19-15 0-30 11-43 24-12 11-21 19-32 24 9-37 18-72 27-108z"><text:p/></draw:path><draw:path draw:style-name="gr3" draw:text-style-name="P6" svg:width="0.078in" svg:height="0.0783in" svg:x="0.2169in" svg:y="0.0134in" svg:viewBox="0 0 199 200" svg:d="M107 107c27 0 55 0 82 0 3 0 10 0 10-7 0-6-7-6-10-6-27 0-55 0-82 0 0-28 0-56 0-84 0-3 0-10-7-10s-7 7-7 10c0 28 0 56 0 84-27 0-56 0-83 0-3 0-10 0-10 6 0 7 7 7 10 7 27 0 56 0 83 0 0 28 0 55 0 83 0 3 0 10 7 10s7-7 7-10c0-28 0-55 0-83z"><text:p/></draw:path><draw:path draw:style-name="gr3" draw:text-style-name="P6" svg:width="0.0386in" svg:height="0.0705in" svg:x="0.3146in" svg:y="0.0094in" svg:viewBox="0 0 99 180" svg:d="M62 8c0-8-2-8-8-8-18 18-43 18-54 18 0 3 0 6 0 10 7 0 24 0 40-8 0 46 0 91 0 138 0 9 0 12-28 12-3 0-7 0-10 0 0 3 0 7 0 10 5 0 39-1 49-1 7 0 41 1 48 1 0-3 0-7 0-10-3 0-8 0-11 0-26 0-26-3-26-12 0-51 0-101 0-150z"><text:p/></draw:path><draw:path draw:style-name="gr3" draw:text-style-name="P6" svg:width="0.0272in" svg:height="0.1055in" svg:x="0.3709in" svg:y="0in" svg:viewBox="0 0 70 269" svg:d="M5 0c-2 0-5 0-5 3 0 1 1 3 2 5 23 21 50 57 50 128 0 56-18 98-48 124-4 5-4 5-4 6 0 2 1 3 3 3 4 0 30-17 48-52 12-21 19-50 19-81 0-39-12-98-65-136z"><text:p/></draw:path><draw:path draw:style-name="gr3" draw:text-style-name="P6" svg:width="0.0921in" svg:height="0.1169in" svg:x="0.4732in" svg:y="0.0453in" svg:viewBox="0 0 235 298" svg:d="M222 15c7 0 13 0 13-7 0-8-6-8-13-8-34 0-69 0-103 0-67 0-119 51-119 111 0 63 53 112 119 112 34 0 69 0 103 0 7 0 13 0 13-8 0-6-6-6-13-6-34 0-69 0-103 0-61 0-104-46-104-96 0-53 44-98 104-98 34 0 69 0 103 0zM21 282c-7 0-13 0-13 8s6 8 13 8c67 0 134 0 201 0 7 0 13 0 13-8s-6-8-13-8c-67 0-134 0-201 0z"><text:p/></draw:path><draw:path draw:style-name="gr3" draw:text-style-name="P6" svg:width="0.0898in" svg:height="0.1098in" svg:x="0.6291in" svg:y="0.0358in" svg:viewBox="0 0 229 280" svg:d="M229 3c0-1-1-3-5-3-2 0-2 0-6 6-7 7-12 14-19 22-10-19-30-28-55-28-49 0-96 44-96 90 0 32 21 50 40 56 14 3 27 6 42 11 14 3 35 8 35 40 0 35-31 71-69 71-25 0-67-9-67-56 0-9 1-18 2-20 0-2 0-2 0-3 0-4-2-5-5-5-2 0-2 1-3 2-2 2-23 89-23 90 0 2 1 4 4 4 1 0 3-1 7-6 7-7 12-15 19-22 16 23 43 28 65 28 52 0 99-52 99-98 0-28-14-41-20-46-9-9-15-10-49-19-8-2-23-7-26-7-10-4-23-15-23-35 0-32 31-64 67-64 33 0 56 17 56 60 0 12-1 18-1 22 1 1 0 3 4 3s5-1 6-8c6-28 14-56 21-85z"><text:p/></draw:path></draw:g></text:span><text:span text:style-name="T3">. יהי </text:span><text:span text:style-name="T3"><draw:g text:anchor-type="as-char" svg:y="-0.1425in" draw:z-index="663" draw:name="Shape507" draw:style-name="gr1"><svg:title>TexMaths</svg:title><svg:desc>11§display§\la a, c \ra \in S^{(k + 1)}§svg§600§FALSE§</svg:desc><draw:path draw:style-name="gr2" draw:text-style-name="P5" svg:width="0.9079in" svg:height="0.1646in" svg:x="0.0004in" svg:y="0.0071in" svg:viewBox="0 0 2307 419" svg:d="M1154 419c-385 0-769 0-1154 0 0-140 0-279 0-419 769 0 1538 0 2307 0 0 140 0 279 0 419-384 0-769 0-1153 0z"><text:p/></draw:path><draw:path draw:style-name="gr3" draw:text-style-name="P6" svg:width="0.0335in" svg:height="0.1516in" svg:x="0.0094in" svg:y="0.028in" svg:viewBox="0 0 86 386" svg:d="M84 14c2-3 2-4 2-6 0-5-3-8-8-8-3 0-5 2-9 9-22 59-45 118-67 177-1 2-2 5-2 7 0 1 0 2 2 6 22 59 45 118 67 177 1 4 4 10 9 10s8-4 8-8c0-1 0-2-2-7-23-59-45-119-69-178 24-60 46-119 69-179z"><text:p/></draw:path><draw:path draw:style-name="gr3" draw:text-style-name="P6" svg:width="0.0693in" svg:height="0.0685in" svg:x="0.0579in" svg:y="0.0752in" svg:viewBox="0 0 177 175" svg:d="M129 25c-8-14-19-25-35-25-47 0-94 57-94 114 0 36 21 61 52 61 7 0 26-1 49-28 4 15 17 28 35 28 14 0 24-9 29-21 7-14 12-37 12-38 0-5-3-5-4-5-5 0-5 3-6 8-6 25-14 47-29 47-11 0-13-9-13-17 0-9 2-11 6-29 4-16 4-20 9-34 4-18 9-36 13-54 3-11 3-12 3-13 0-7-4-11-11-11-10 0-15 9-16 17zM103 125c-2 7-2 7-7 14-17 22-33 27-44 27-19 0-24-21-24-36 0-19 12-66 20-85 13-22 30-36 46-36 25 0 30 32 30 34s-1 4-1 7c-6 25-13 49-20 75z"><text:p/></draw:path><draw:path draw:style-name="gr3" draw:text-style-name="P6" svg:width="0.0173in" svg:height="0.0453in" svg:x="0.1457in" svg:y="0.1252in" svg:viewBox="0 0 45 116" svg:d="M45 41c0-26-10-41-25-41-12 0-20 10-20 21 0 10 8 20 20 20 4 0 10-1 14-5 1-1 1-1 1-1 1 0 1 0 1 6 0 28-13 52-26 64-4 4-4 5-4 6 0 3 2 5 4 5 4 0 35-30 35-75z"><text:p/></draw:path><draw:path draw:style-name="gr3" draw:text-style-name="P6" svg:width="0.0591in" svg:height="0.0685in" svg:x="0.2063in" svg:y="0.0752in" svg:viewBox="0 0 151 175" svg:d="M138 24c-7 0-13 0-18 6-6 5-7 12-7 14 0 10 7 14 15 14 11 0 22-10 22-25 0-19-19-33-47-33-51 0-103 55-103 110 0 34 22 65 63 65 55 0 88-41 88-45 0-3-4-5-6-5-1 0-2 1-4 4-31 37-73 37-77 37-25 0-35-18-35-41 0-16 7-53 21-78 12-22 33-38 53-38 14 0 29 4 35 15z"><text:p/></draw:path><draw:path draw:style-name="gr3" draw:text-style-name="P6" svg:width="0.0335in" svg:height="0.1516in" svg:x="0.274in" svg:y="0.028in" svg:viewBox="0 0 86 386" svg:d="M84 199c2-4 2-5 2-6s0-1-2-7c-22-59-45-118-67-177-3-7-5-9-9-9-5 0-8 3-8 8 0 1 0 2 2 6 23 60 45 119 68 179-23 58-45 118-68 177-2 5-2 6-2 8 0 4 3 8 8 8 4 0 6-5 7-8 24-59 46-119 69-179z"><text:p/></draw:path><draw:path draw:style-name="gr3" draw:text-style-name="P6" svg:width="0.0756in" svg:height="0.0878in" svg:x="0.3799in" svg:y="0.0598in" svg:viewBox="0 0 193 224" svg:d="M179 119c7 0 14 0 14-8 0-7-7-7-14-7-55 0-109 0-164 0 5-52 50-89 104-89 20 0 41 0 60 0 7 0 14 0 14-7 0-8-7-8-14-8-19 0-40 0-60 0-66 0-119 48-119 111 0 62 53 113 119 113 20 0 41 0 60 0 7 0 14 0 14-8s-7-8-14-8c-19 0-40 0-60 0-54 0-99-37-104-89 55 0 109 0 164 0z"><text:p/></draw:path><draw:path draw:style-name="gr3" draw:text-style-name="P6" svg:width="0.0898in" svg:height="0.1098in" svg:x="0.5185in" svg:y="0.0354in" svg:viewBox="0 0 229 280" svg:d="M229 3c0-1-1-3-5-3-2 0-2 0-6 6-7 7-12 14-19 22-10-18-30-28-55-28-49 0-96 44-96 91 0 31 21 49 40 54 14 4 28 7 42 12 14 3 35 9 35 40 0 36-31 71-69 71-24 0-67-9-67-55 0-10 1-19 2-21 0-2 0-2 0-4 0-3-3-3-5-3s-2 0-3 1c-2 1-23 88-23 90s1 4 4 4c2 0 3-1 7-6 7-6 12-14 19-22 16 22 43 28 65 28 52 0 99-51 99-98 0-27-14-40-20-45-9-9-14-11-49-20-8-2-23-6-26-7-10-3-23-14-23-35 0-31 31-64 67-64 32 0 56 17 56 60 0 12-1 19-1 22 1 1 0 3 4 3s5-1 6-8c7-28 14-56 21-85z"><text:p/></draw:path><draw:path draw:style-name="gr3" draw:text-style-name="P6" svg:width="0.0272in" svg:height="0.1055in" svg:x="0.6244in" svg:y="0in" svg:viewBox="0 0 70 269" svg:d="M65 0c-51 36-65 94-65 136 0 37 12 97 65 133 2 0 5 0 5-2s-1-2-2-5c-36-32-49-77-49-126 0-73 27-110 50-129 0-1 1-3 1-4 0-3-3-3-5-3z"><text:p/></draw:path><draw:path draw:style-name="gr3" draw:text-style-name="P6" svg:width="0.052in" svg:height="0.0748in" svg:x="0.6677in" svg:y="0.0051in" svg:viewBox="0 0 133 191" svg:d="M65 8c0-1 1-4 1-5s-1-3-4-3c-6 0-29 2-36 2-2 1-5 1-5 7 0 3 3 3 7 3 13 0 13 2 13 5 0 2 0 3-1 6-14 51-26 102-39 153-1 5-1 5-1 6 0 4 3 9 10 9s10-6 12-12c0-2 12-49 13-52 19 2 34 7 34 22 0 1 0 2 0 5-1 5-1 6-1 8 0 20 16 29 29 29 26 0 23-29 34-42 0-4-3-4-4-4-4 0-4 2-6 7-3 11-10 31-23 31-8 0-10-7-10-14 0-5 0-6 2-12 0-2 1-6 1-9 0-23-33-28-44-29 8-4 18-13 22-18 15-13 28-25 43-25 4 0 7 1 9 3-11 3-14 11-14 16s5 10 11 10c7 0 15-6 15-18 0-9-6-19-21-19s-29 11-43 25c-11 9-21 18-32 23 9-37 19-72 28-108z"><text:p/></draw:path><draw:path draw:style-name="gr3" draw:text-style-name="P6" svg:width="0.078in" svg:height="0.078in" svg:x="0.7346in" svg:y="0.0134in" svg:viewBox="0 0 199 199" svg:d="M107 107c27 0 55 0 82 0 4 0 10 0 10-7 0-6-5-6-10-6-27 0-55 0-82 0 0-28 0-57 0-84 0-3 0-10-7-10-6 0-6 7-6 10 0 27 0 56 0 84-28 0-57 0-84 0-3 0-10 0-10 6 0 7 7 7 10 7 27 0 56 0 84 0 0 27 0 55 0 83 0 3 0 9 6 9 7 0 7-5 7-9 0-28 0-56 0-83z"><text:p/></draw:path><draw:path draw:style-name="gr3" draw:text-style-name="P6" svg:width="0.0386in" svg:height="0.0705in" svg:x="0.8319in" svg:y="0.0091in" svg:viewBox="0 0 99 180" svg:d="M62 8c0-7 0-8-8-8-18 18-42 18-54 18 0 3 0 6 0 10 7 0 25 0 40-8 0 46 0 91 0 138 0 8 0 12-27 12-3 0-7 0-11 0 0 3 0 6 0 10 6 0 39-1 49-1 8 0 43 1 48 1 0-4 0-7 0-10-3 0-7 0-10 0-27 0-27-4-27-12 0-51 0-101 0-150z"><text:p/></draw:path><draw:path draw:style-name="gr3" draw:text-style-name="P6" svg:width="0.0272in" svg:height="0.1055in" svg:x="0.8886in" svg:y="0in" svg:viewBox="0 0 70 269" svg:d="M6 0c-3 0-6 0-6 3 0 1 1 3 2 5 23 21 50 57 50 128 0 56-18 99-46 124-6 5-6 6-6 7 0 2 1 2 3 2 4 0 30-18 48-50 12-23 19-51 19-83 0-39-12-97-64-136z"><text:p/></draw:path></draw:g></text:span><text:span text:style-name="T3">, ובאופן שקול קיים </text:span><text:span text:style-name="T3"><draw:g text:anchor-type="as-char" svg:y="-0.1075in" draw:z-index="664" draw:name="Shape508" draw:style-name="gr1"><svg:title>TexMaths</svg:title><svg:desc>11§display§b \in A§svg§600§FALSE§</svg:desc><draw:path draw:style-name="gr2" draw:text-style-name="P5" svg:width="0.3449in" svg:height="0.0984in" svg:x="0.0008in" svg:y="0.0079in" svg:viewBox="0 0 877 251" svg:d="M438 251c-146 0-291 0-438 0 0-84 0-167 0-251 292 0 585 0 877 0 0 84 0 167 0 251-147 0-293 0-439 0z"><text:p/></draw:path><draw:path draw:style-name="gr3" draw:text-style-name="P6" svg:width="0.0555in" svg:height="0.1063in" svg:x="0.0004in" svg:y="0.0043in" svg:viewBox="0 0 142 271" svg:d="M74 4c0-1 0-4-5-4-10 0-37 3-47 3-3 1-8 1-8 8 0 6 4 6 9 6 19 0 20 2 20 6 0 2-3 16-6 23-11 42-20 84-31 125-5 19-6 25-6 39 0 37 20 61 48 61 47 0 94-57 94-113 0-35-21-61-52-61-17 0-33 11-45 23 10-39 19-77 29-116zM37 150c3-9 3-9 6-14 20-25 36-30 46-30 15 0 26 11 26 36 0 21-14 66-20 80-13 26-31 40-47 40-13 0-25-10-25-39 0-7 0-15 6-39 3-11 5-23 8-34z"><text:p/></draw:path><draw:path draw:style-name="gr3" draw:text-style-name="P6" svg:width="0.076in" svg:height="0.087in" svg:x="0.1134in" svg:y="0.0272in" svg:viewBox="0 0 194 222" svg:d="M181 119c6 0 13 0 13-8s-7-8-13-8c-55 0-109 0-164 0 4-51 48-88 103-88 20 0 40 0 61 0 6 0 13 0 13-7 0-8-7-8-13-8-21 0-41 0-62 0-66 0-119 50-119 111s53 111 119 111c21 0 41 0 62 0 6 0 13 0 13-7 0-8-7-8-13-8-21 0-41 0-61 0-55 0-99-37-103-88 55 0 109 0 164 0z"><text:p/></draw:path><draw:path draw:style-name="gr3" draw:text-style-name="P6" svg:width="0.1043in" svg:height="0.1079in" svg:x="0.2496in" svg:y="0in" svg:viewBox="0 0 266 275" svg:d="M56 231c-15 25-31 31-48 32-5 0-8 0-8 8 0 2 2 4 6 4 9 0 22-1 33-1 12 0 26 1 38 1 2 0 8 0 8-8 0-4-5-4-7-4-9-1-19-4-19-13 0-5 4-9 6-14 10-17 20-33 30-50 32 0 64 0 97 0 1 8 6 61 6 64 0 12-21 13-28 13-5 0-9 0-9 8 0 4 4 4 5 4 16 0 32-1 49-1 10 0 34 1 43 1 3 0 8 0 8-8 0-4-5-4-9-4-25 0-25-2-26-14-8-79-16-160-24-239 0-8 0-10-6-10-7 0-8 3-10 7-46 74-90 149-135 224zM102 174c26-42 51-84 76-126 4 42 8 84 13 126-30 0-59 0-89 0z"><text:p/></draw:path></draw:g></text:span><text:span text:style-name="T3"><text:s/>בעבורו </text:span><text:span text:style-name="T3"><draw:g text:anchor-type="as-char" svg:y="-0.1425in" draw:z-index="665" draw:name="Shape509" draw:style-name="gr1"><svg:title>TexMaths</svg:title><svg:desc>11§display§\la a, b \ra \in S^{(k)} \land \la b, c \ra \in S§svg§600§FALSE§</svg:desc><draw:path draw:style-name="gr2" draw:text-style-name="P5" svg:width="1.5437in" svg:height="0.1646in" svg:x="0.0004in" svg:y="0.0071in" svg:viewBox="0 0 3922 419" svg:d="M1961 419c-654 0-1308 0-1961 0 0-140 0-279 0-419 1308 0 2615 0 3922 0 0 140 0 279 0 419-653 0-1307 0-1961 0z"><text:p/></draw:path><draw:path draw:style-name="gr3" draw:text-style-name="P6" svg:width="0.0335in" svg:height="0.1516in" svg:x="0.0094in" svg:y="0.028in" svg:viewBox="0 0 86 386" svg:d="M84 14c2-3 2-4 2-6 0-5-4-8-8-8-3 0-5 2-9 9-22 59-45 118-67 177-1 2-2 5-2 7 0 1 0 2 2 6 22 59 45 118 67 177 2 4 4 10 9 10 4 0 8-4 8-8 0-1 0-2-2-7-24-59-46-119-69-178 23-60 45-119 69-179z"><text:p/></draw:path><draw:path draw:style-name="gr3" draw:text-style-name="P6" svg:width="0.0693in" svg:height="0.0685in" svg:x="0.0579in" svg:y="0.0752in" svg:viewBox="0 0 177 175" svg:d="M129 25c-7-14-19-25-36-25-45 0-93 57-93 114 0 36 21 61 52 61 7 0 26-1 49-28 3 15 17 28 35 28 15 0 23-9 29-21 7-14 12-37 12-38 0-5-3-5-4-5-5 0-5 3-6 8-6 25-14 47-30 47-9 0-12-9-12-17 0-9 1-11 6-29 4-16 5-20 9-34 4-18 8-36 13-54 3-11 3-12 3-13 0-7-4-11-11-11-10 0-15 9-16 17zM103 125c-2 7-2 7-7 14-17 22-33 27-44 27-19 0-25-21-25-36 0-19 13-66 21-85 12-22 30-36 45-36 26 0 31 32 31 34s-1 4-1 7c-6 25-13 49-20 75z"><text:p/></draw:path><draw:path draw:style-name="gr3" draw:text-style-name="P6" svg:width="0.0173in" svg:height="0.0453in" svg:x="0.1457in" svg:y="0.1252in" svg:viewBox="0 0 45 116" svg:d="M45 41c0-26-10-41-25-41-12 0-20 10-20 21 0 10 8 20 20 20 5 0 10-1 14-5 1-1 1-1 2-1 0 2 0 0 0 6 0 28-13 52-26 64-5 4-5 5-5 6 0 3 3 5 5 5 4 0 35-30 35-75z"><text:p/></draw:path><draw:path draw:style-name="gr3" draw:text-style-name="P6" svg:width="0.0559in" svg:height="0.1063in" svg:x="0.2071in" svg:y="0.0362in" svg:viewBox="0 0 143 271" svg:d="M75 4c0-1 0-4-6-4-9 0-37 3-47 3-2 1-7 1-7 8 0 4 4 4 9 4 19 0 20 4 20 7s-4 17-6 24c-11 42-20 84-31 126-5 20-7 26-7 40 0 35 21 59 49 59 46 0 94-56 94-112 0-36-21-62-52-62-17 0-34 11-45 23 10-38 19-77 29-116zM38 150c3-9 3-9 6-13 19-26 36-31 46-31 14 0 24 11 24 36 0 22-12 67-19 82-13 25-30 38-46 38-13 0-26-10-26-37 0-8 0-14 7-40 3-12 5-24 8-35z"><text:p/></draw:path><draw:path draw:style-name="gr3" draw:text-style-name="P6" svg:width="0.0335in" svg:height="0.1516in" svg:x="0.2736in" svg:y="0.028in" svg:viewBox="0 0 86 386" svg:d="M85 199c1-4 1-5 1-6s0-1-1-7c-23-59-45-118-69-177-2-7-4-9-8-9-5 0-8 3-8 8 0 1 0 2 2 6 23 60 45 119 68 179-23 58-45 118-68 177-2 5-2 6-2 8 0 4 3 8 8 8s6-5 7-8c23-59 47-119 70-179z"><text:p/></draw:path><draw:path draw:style-name="gr3" draw:text-style-name="P6" svg:width="0.076in" svg:height="0.0878in" svg:x="0.3795in" svg:y="0.0598in" svg:viewBox="0 0 194 224" svg:d="M179 119c7 0 15 0 15-8 0-7-8-7-15-7-55 0-109 0-164 0 6-52 50-89 105-89 20 0 39 0 59 0 7 0 15 0 15-7 0-8-8-8-15-8-20 0-40 0-60 0-66 0-119 48-119 111 0 62 53 113 119 113 20 0 40 0 60 0 7 0 15 0 15-8s-8-8-15-8c-20 0-39 0-59 0-55 0-99-37-105-89 55 0 109 0 164 0z"><text:p/></draw:path><draw:path draw:style-name="gr3" draw:text-style-name="P6" svg:width="0.0898in" svg:height="0.1098in" svg:x="0.5185in" svg:y="0.0354in" svg:viewBox="0 0 229 280" svg:d="M229 3c0-1 0-3-5-3-1 0-2 0-6 6-7 7-12 14-19 22-10-18-30-28-55-28-49 0-96 44-96 91 0 31 21 49 41 54 13 4 28 7 41 12 14 3 36 9 36 40 0 36-32 71-70 71-25 0-67-9-67-55 0-10 2-19 2-21s1-2 1-4c0-3-3-3-5-3s-3 0-4 1-23 88-23 90 2 4 4 4c3 0 3-1 7-6 7-6 12-14 19-22 16 22 43 28 66 28 52 0 98-51 98-98 0-27-14-40-19-45-9-9-16-11-50-20-8-2-22-6-25-7-11-3-24-14-24-35 0-31 31-64 68-64 32 0 55 17 55 60 0 12-1 19-1 22 1 1 0 3 4 3 5 0 5-1 6-8 6-28 14-56 21-85z"><text:p/></draw:path><draw:path draw:style-name="gr3" draw:text-style-name="P6" svg:width="0.0272in" svg:height="0.1055in" svg:x="0.6248in" svg:y="0in" svg:viewBox="0 0 70 269" svg:d="M65 0c-52 36-65 94-65 136 0 37 11 97 65 133 2 0 5 0 5-2s-1-2-3-5c-36-32-49-77-49-126 0-73 28-110 50-129 1-1 2-3 2-4 0-3-3-3-5-3z"><text:p/></draw:path><draw:path draw:style-name="gr3" draw:text-style-name="P6" svg:width="0.052in" svg:height="0.0748in" svg:x="0.6681in" svg:y="0.0051in" svg:viewBox="0 0 133 191" svg:d="M64 8c0-1 1-4 1-5s-1-3-5-3c-5 0-27 2-34 2-2 1-6 1-6 7 0 3 4 3 7 3 14 0 14 2 14 5 0 2-1 3-1 6-14 51-26 102-39 153-1 5-1 5-1 6 0 4 3 9 9 9 7 0 11-6 12-12 1-2 12-49 13-52 20 2 35 7 35 22 0 1 0 2-1 5-1 5-1 6-1 8 0 20 17 29 29 29 26 0 23-29 35-42 0-4-3-4-5-4-4 0-4 2-5 7-3 11-11 31-24 31-7 0-9-7-9-14 0-5 0-6 1-12 0-2 1-6 1-9 0-23-32-28-44-29 9-4 19-13 23-18 13-13 28-25 43-25 2 0 7 1 9 3-12 3-14 11-14 16s4 10 11 10c6 0 15-6 15-18 0-9-7-19-21-19-15 0-30 11-44 25-11 9-20 18-31 23 9-37 18-72 27-108z"><text:p/></draw:path><draw:path draw:style-name="gr3" draw:text-style-name="P6" svg:width="0.0272in" svg:height="0.1055in" svg:x="0.735in" svg:y="0in" svg:viewBox="0 0 70 269" svg:d="M5 0c-2 0-5 0-5 3 0 1 1 3 2 5 23 21 50 57 50 128 0 56-18 99-48 124-4 5-4 6-4 7 0 2 1 2 3 2 4 0 30-18 48-50 12-23 19-51 19-83 0-39-12-97-65-136z"><text:p/></draw:path><draw:path draw:style-name="gr3" draw:text-style-name="P6" svg:width="0.0846in" svg:height="0.0941in" svg:x="0.824in" svg:y="0.0516in" svg:viewBox="0 0 216 240" svg:d="M117 9c-4-7-6-9-9-9-6 0-7 3-9 9-32 71-64 143-96 216-2 4-3 5-3 8 0 4 3 7 8 7 3 0 6-1 8-9 31-68 61-136 92-203 31 67 60 135 91 203 3 9 7 9 9 9 4 0 8-3 8-7 0-2 0-3-3-7-32-73-65-144-96-217z"><text:p/></draw:path><draw:path draw:style-name="gr3" draw:text-style-name="P6" svg:width="0.0335in" svg:height="0.1516in" svg:x="0.9677in" svg:y="0.028in" svg:viewBox="0 0 86 386" svg:d="M85 14c1-3 1-4 1-6 0-5-4-8-8-8-3 0-5 2-9 9-22 59-45 118-67 177-1 2-2 5-2 7 0 1 0 2 2 6 22 59 45 118 67 177 2 4 4 10 9 10 4 0 8-4 8-8 0-1 0-2-1-7-23-59-47-119-70-178 23-60 47-119 70-179z"><text:p/></draw:path><draw:path draw:style-name="gr3" draw:text-style-name="P6" svg:width="0.0555in" svg:height="0.1063in" svg:x="1.0177in" svg:y="0.0362in" svg:viewBox="0 0 142 271" svg:d="M74 4c0-1 0-4-6-4-9 0-36 3-46 3-3 1-8 1-8 8 0 4 4 4 9 4 19 0 20 4 20 7s-3 17-6 24c-11 42-21 84-32 126-4 20-5 26-5 40 0 35 20 59 48 59 47 0 94-56 94-112 0-36-21-62-52-62-17 0-33 11-45 23 10-38 19-77 29-116zM37 150c3-9 3-9 6-13 19-26 36-31 46-31 14 0 25 11 25 36 0 22-13 67-19 82-14 25-31 38-47 38-13 0-25-10-25-37 0-8 0-14 6-40 3-12 5-24 8-35z"><text:p/></draw:path><draw:path draw:style-name="gr3" draw:text-style-name="P6" svg:width="0.0173in" svg:height="0.0453in" svg:x="1.0886in" svg:y="0.1252in" svg:viewBox="0 0 45 116" svg:d="M45 41c0-26-10-41-24-41-13 0-21 10-21 21 0 10 8 20 21 20 4 0 9-1 13-5 1-1 1-1 2-1 0 2 0 0 0 6 0 28-13 50-26 64-5 3-3 5-3 6 0 3 1 5 3 5 4 0 35-30 35-75z"><text:p/></draw:path><draw:path draw:style-name="gr3" draw:text-style-name="P6" svg:width="0.0591in" svg:height="0.0685in" svg:x="1.1492in" svg:y="0.0752in" svg:viewBox="0 0 151 175" svg:d="M137 24c-6 0-11 0-16 6-7 5-8 12-8 14 0 10 8 14 15 14 12 0 22-10 22-25 0-19-19-33-46-33-52 0-104 55-104 110 0 34 23 65 63 65 56 0 88-41 88-45 0-3-3-5-5-5s-3 1-5 4c-30 37-73 37-77 37-24 0-35-18-35-41 0-16 7-53 20-78 13-22 35-38 55-38 14 0 28 4 33 15z"><text:p/></draw:path><draw:path draw:style-name="gr3" draw:text-style-name="P6" svg:width="0.0339in" svg:height="0.1516in" svg:x="1.2173in" svg:y="0.028in" svg:viewBox="0 0 87 386" svg:d="M85 199c2-4 2-5 2-6s0-1-2-7c-23-59-45-118-69-177-2-7-5-9-8-9-5 0-8 3-8 8 0 1 0 2 2 6 23 60 45 119 68 179-23 58-45 118-68 177-2 5-2 6-2 8 0 4 4 8 8 8 5 0 6-5 8-8 24-59 46-119 69-179z"><text:p/></draw:path><draw:path draw:style-name="gr3" draw:text-style-name="P6" svg:width="0.076in" svg:height="0.0878in" svg:x="1.3228in" svg:y="0.0598in" svg:viewBox="0 0 194 224" svg:d="M180 119c7 0 14 0 14-8 0-7-7-7-14-7-55 0-109 0-164 0 5-52 49-89 104-89 20 0 41 0 60 0 7 0 14 0 14-7 0-8-7-8-14-8-21 0-40 0-61 0-66 0-119 48-119 111 0 62 53 113 119 113 21 0 40 0 61 0 7 0 14 0 14-8s-7-8-14-8c-19 0-40 0-60 0-55 0-99-37-104-89 55 0 109 0 164 0z"><text:p/></draw:path><draw:path draw:style-name="gr3" draw:text-style-name="P6" svg:width="0.0902in" svg:height="0.1098in" svg:x="1.4618in" svg:y="0.0354in" svg:viewBox="0 0 230 280" svg:d="M230 3c0-1-1-3-5-3-2 0-2 0-6 6-7 7-12 14-19 22-10-18-31-28-56-28-48 0-95 44-95 91 0 31 20 49 40 54 14 4 28 7 42 12 14 3 35 9 35 40 0 36-32 71-69 71-26 0-68-9-68-55 0-10 2-19 3-21 0-2 0-2 0-4 0-3-2-3-5-3-2 0-2 0-4 1-1 1-23 88-23 90s2 4 4 4c3 0 3-1 8-6 7-6 12-14 19-22 16 22 43 28 65 28 52 0 98-51 98-98 0-27-14-40-19-45-9-9-14-11-49-20-8-2-23-6-26-7-10-3-23-14-23-35 0-31 31-64 67-64 32 0 56 17 56 60 0 12-2 19-2 22 2 1 0 3 5 3 4 0 4-1 6-8 7-28 14-56 21-85z"><text:p/></draw:path></draw:g></text:span><text:span text:style-name="T3">. מתוך ההנחה, </text:span><text:span text:style-name="T3"><draw:g text:anchor-type="as-char" svg:y="-0.1134in" draw:z-index="666" draw:name="Shape510" draw:style-name="gr1"><svg:title>TexMaths</svg:title><svg:desc>11§display§\la a, b \ra \in S \land \la b, c \ra \in S§svg§600§FALSE§</svg:desc><draw:path draw:style-name="gr2" draw:text-style-name="P5" svg:width="1.3736in" svg:height="0.1358in" svg:x="0.0004in" svg:y="0.0071in" svg:viewBox="0 0 3490 346" svg:d="M1746 346c-582 0-1164 0-1746 0 0-116 0-230 0-346 1164 0 2327 0 3490 0 0 116 0 230 0 346-581 0-1163 0-1744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79in" svg:y="0.0461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0.2071in" svg:y="0.0079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73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795in" svg:y="0.0311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0898in" svg:height="0.1098in" svg:x="0.5185in" svg:y="0.0067in" svg:viewBox="0 0 229 280" svg:d="M229 3c0-1-1-3-5-3-2 0-2 0-6 6-7 7-12 14-19 22-10-18-30-28-55-28-49 0-96 44-96 91 0 31 21 49 41 55 13 4 28 7 41 10 14 4 35 10 35 41 0 34-31 71-69 71-24 0-67-9-67-57 0-8 2-17 2-19 0-3 1-3 1-4 0-3-4-3-6-3s-2 0-3 1c-2 1-23 88-23 89 0 2 2 5 4 5s3 0 7-6c7-6 12-14 19-22 16 22 43 28 66 28 51 0 98-52 98-98 0-27-14-40-19-45-10-9-15-11-50-20-8-2-22-6-26-7-10-3-23-14-23-35 0-31 31-64 67-64 33 0 56 17 56 59 0 13-1 20-1 22 1 2 0 4 4 4s5-1 6-8c7-29 14-56 21-85z"><text:p/></draw:path><draw:path draw:style-name="gr3" draw:text-style-name="P6" svg:width="0.0843in" svg:height="0.0937in" svg:x="0.6547in" svg:y="0.022in" svg:viewBox="0 0 215 239" svg:d="M116 9c-3-7-6-9-9-9-5 0-6 3-8 9-32 71-65 143-97 215-2 4-2 5-2 7 0 5 3 8 8 8 2 0 5-1 9-8 29-67 60-135 90-203 31 68 60 136 91 203 3 8 7 8 9 8 4 0 8-3 8-8 0-1 0-2-3-6-32-72-65-145-96-216z"><text:p/></draw:path><draw:path draw:style-name="gr3" draw:text-style-name="P6" svg:width="0.0339in" svg:height="0.1512in" svg:x="0.7976in" svg:y="0in" svg:viewBox="0 0 87 385" svg:d="M85 15c2-4 2-5 2-7 0-5-4-8-8-8s-6 2-10 9c-22 59-45 118-67 177-1 2-2 4-2 7 0 2 0 2 2 6 22 59 45 118 67 176 3 5 5 10 10 10 4 0 8-3 8-7 0-1 0-3-2-7-23-59-45-119-68-178 23-60 45-119 68-178z"><text:p/></draw:path><draw:path draw:style-name="gr3" draw:text-style-name="P6" svg:width="0.0555in" svg:height="0.1063in" svg:x="0.8476in" svg:y="0.0079in" svg:viewBox="0 0 142 271" svg:d="M74 4c0-1 0-4-5-4-8 0-37 3-47 3-3 1-8 1-8 8 0 6 4 6 9 6 19 0 20 2 20 6 0 2-3 16-6 23-11 42-20 84-31 127-5 19-6 25-6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6" svg:width="0.0173in" svg:height="0.0453in" svg:x="0.9185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587in" svg:height="0.0685in" svg:x="0.9795in" svg:y="0.0461in" svg:viewBox="0 0 150 175" svg:d="M136 24c-5 0-11 0-16 6-7 5-8 12-8 15 0 9 8 13 15 13 12 0 22-10 22-25 0-19-18-33-46-33-52 0-103 55-103 110 0 34 22 65 62 65 56 0 88-41 88-45 0-2-3-6-5-6s-2 2-5 5c-30 37-73 37-77 37-24 0-34-18-34-42 0-15 7-52 19-77 13-22 35-38 55-38 14 0 28 4 33 15z"><text:p/></draw:path><draw:path draw:style-name="gr3" draw:text-style-name="P6" svg:width="0.0339in" svg:height="0.1512in" svg:x="1.0472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756in" svg:height="0.087in" svg:x="1.1535in" svg:y="0.0311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6" svg:width="0.0902in" svg:height="0.1098in" svg:x="1.2921in" svg:y="0.0067in" svg:viewBox="0 0 230 280" svg:d="M230 3c0-1-1-3-4-3s-3 0-7 6c-7 7-12 14-19 22-10-18-31-28-56-28-48 0-94 44-94 91 0 31 19 49 39 55 14 4 28 7 42 10 14 4 35 10 35 41 0 34-32 71-69 71-25 0-68-9-68-57 0-8 2-17 3-19 0-3 0-3 0-4 0-3-2-3-4-3-3 0-3 0-4 1-2 1-24 88-24 89 0 2 2 5 4 5 3 0 3 0 8-6 7-6 12-14 19-22 16 22 43 28 65 28 53 0 98-52 98-98 0-27-12-40-19-45-9-9-14-11-48-20-9-2-24-6-27-7-10-3-23-14-23-35 0-31 31-64 67-64 32 0 56 17 56 59 0 13-2 20-2 22 2 2 0 4 6 4 3 0 3-1 5-8 7-29 14-56 21-85z"><text:p/></draw:path></draw:g></text:span><text:span text:style-name="T3">, ומתוך טרנזיטיביות </text:span><text:span text:style-name="T3"><draw:g text:anchor-type="as-char" svg:y="-0.111in" draw:z-index="667" draw:name="Shape511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3"><text:s/>נסיק </text:span><text:span text:style-name="T3"><draw:g text:anchor-type="as-char" svg:y="-0.1134in" draw:z-index="668" draw:name="Shape512" draw:style-name="gr1"><svg:title>TexMaths</svg:title><svg:desc>11§display§\la a, c \ra \in S§svg§600§FALSE§</svg:desc><draw:path draw:style-name="gr2" draw:text-style-name="P5" svg:width="0.5996in" svg:height="0.1354in" svg:x="0.0004in" svg:y="0.0071in" svg:viewBox="0 0 1524 345" svg:d="M0 0c508 0 1016 0 1524 0 0 115 0 230 0 345-508 0-1016 0-1524 0 0-115 0-230 0-345z"><text:p/></draw:path><draw:path draw:style-name="gr3" draw:text-style-name="P6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693in" svg:height="0.0681in" svg:x="0.0579in" svg:y="0.0461in" svg:viewBox="0 0 177 174" svg:d="M129 24c-8-14-19-24-37-24-45 0-92 56-92 112 0 37 21 62 51 62 7 0 27-1 50-29 3 17 17 29 35 29 13 0 22-9 29-21 6-14 12-37 12-38 0-4-4-4-6-4-3 0-4 1-5 7-7 25-13 48-29 48-11 0-12-10-12-17 0-9 1-12 6-29 4-17 4-21 8-35 4-19 9-37 14-54 3-11 3-11 3-13 0-7-5-10-12-10-9 0-14 9-15 16zM103 124c-2 7-2 8-7 15-18 21-33 27-44 27-19 0-25-22-25-36 0-20 13-67 21-85 12-23 30-37 45-37 26 0 30 32 30 34s0 4-1 6c-7 26-12 51-19 76z"><text:p/></draw:path><draw:path draw:style-name="gr3" draw:text-style-name="P6" svg:width="0.0173in" svg:height="0.0453in" svg:x="0.1453in" svg:y="0.0972in" svg:viewBox="0 0 45 116" svg:d="M45 41c0-26-10-41-25-41-12 0-20 10-20 21 0 10 8 21 20 21 4 0 10-2 13-6 1-1 1-1 2-1s1 0 1 6c0 28-13 51-26 65-5 3-5 4-5 5 0 4 3 5 5 5 4 0 35-30 35-75z"><text:p/></draw:path><draw:path draw:style-name="gr3" draw:text-style-name="P6" svg:width="0.0583in" svg:height="0.0681in" svg:x="0.2059in" svg:y="0.0461in" svg:viewBox="0 0 149 174" svg:d="M137 23c-6 0-12 0-17 6-7 6-7 13-7 15 0 9 7 13 15 13 11 0 20-9 20-24 0-19-17-33-45-33-51 0-103 55-103 109 0 35 22 65 63 65 55 0 86-41 86-45 0-2-2-6-4-6-1 0-2 1-4 5-31 38-73 38-78 38-25 0-34-20-34-43 0-15 7-53 20-77 13-21 33-38 54-38 14 0 29 5 34 15z"><text:p/></draw:path><draw:path draw:style-name="gr3" draw:text-style-name="P6" svg:width="0.0335in" svg:height="0.1508in" svg:x="0.274in" svg:y="0in" svg:viewBox="0 0 86 384" svg:d="M84 198c2-4 2-5 2-5 0-1 0-3-2-7-22-59-46-119-68-177-2-7-4-9-8-9-5 0-8 3-8 8 0 1 0 2 2 6 23 60 45 119 68 179-23 58-45 117-68 177-2 4-2 4-2 7 0 4 3 7 8 7 4 0 6-4 7-7 23-60 45-119 69-179z"><text:p/></draw:path><draw:path draw:style-name="gr3" draw:text-style-name="P6" svg:width="0.0752in" svg:height="0.087in" svg:x="0.3791in" svg:y="0.0311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6" svg:width="0.0898in" svg:height="0.1094in" svg:x="0.5181in" svg:y="0.0071in" svg:viewBox="0 0 229 279" svg:d="M229 3c0-1-1-3-5-3-2 0-2 0-6 6-7 7-12 14-19 22-10-19-30-28-55-28-49 0-96 44-96 90 0 32 21 50 40 55 14 4 27 7 42 11 14 4 35 9 35 40 0 34-31 70-69 70-25 0-67-7-67-56 0-9 1-17 2-20 0-1 0-1 0-2 0-4-4-4-5-4-2 0-2 0-3 1-2 2-23 89-23 90 0 2 1 4 4 4 1 0 3 0 7-6 7-7 12-14 19-22 16 22 43 28 65 28 52 0 98-51 98-98 0-27-13-40-19-46-9-8-15-9-49-18-8-2-23-7-26-8-10-3-23-14-23-34 0-32 31-64 67-64 33 0 56 17 56 59 0 13-1 19-1 21 0 1 0 5 4 5s5-1 6-8c6-29 14-56 21-85z"><text:p/></draw:path></draw:g></text:span><text:span text:style-name="T3">, כדרוש. </text:span></text:p>
                </text:list-item>
              </text:list>
            </text:list-item>
          </text:list>
          <text:p text:style-name="P95"><text:span text:style-name="T3">סה"כ, </text:span><text:span text:style-name="T3"><draw:g text:anchor-type="as-char" svg:y="-0.1118in" draw:z-index="669" draw:name="Shape513" draw:style-name="gr1"><svg:title>TexMaths</svg:title><svg:desc>11§display§R^* \subseteq S^* \land S^* = S§svg§600§FALSE§</svg:desc><draw:path draw:style-name="gr2" draw:text-style-name="P5" svg:width="1.187in" svg:height="0.1165in" svg:x="0.0016in" svg:y="0.0083in" svg:viewBox="0 0 3016 297" svg:d="M1509 297c-504 0-1007 0-1509 0 0-99 0-198 0-297 1005 0 2011 0 3016 0 0 99 0 198 0 297-502 0-1005 0-1507 0z"><text:p/></draw:path><draw:path draw:style-name="gr3" draw:text-style-name="P6" svg:width="0.1083in" svg:height="0.1059in" svg:x="0.0004in" svg:y="0.0091in" svg:viewBox="0 0 276 270" svg:d="M129 26c2-10 3-13 11-14 3-1 15-1 23-1 27 0 70 0 70 38 0 14-5 40-21 55-10 10-31 22-65 22-14 0-29 0-44 0 9-34 17-67 26-100zM185 132c38-9 84-35 84-75 0-33-35-57-85-57-37 0-74 0-110 0-8 0-11 0-11 8 0 3 3 3 11 3 4 0 7 0 14 1s11 1 11 7c0 1-1 2-2 6-18 69-34 139-52 207-3 14-4 17-35 17-7 0-10 0-10 8 0 4 4 4 5 4 10 0 38-1 49-1s38 1 48 1c4 0 8 0 8-7 0-5-3-5-10-5-14 0-25 0-25-6 0-2 1-5 1-7 9-34 16-67 25-101 16 0 31 0 46 0 36 0 42 22 42 35 0 6-3 17-5 25-3 11-6 26-6 33 0 42 46 42 51 42 33 0 47-39 47-45 0-4-4-4-6-4-3 0-4 2-4 5-10 29-26 35-35 35-13 0-15-8-15-24 0-11 2-31 3-43 1-5 2-12 2-17 0-30-26-42-36-45z"><text:p/></draw:path><draw:path draw:style-name="gr3" draw:text-style-name="P6" svg:width="0.0425in" svg:height="0.0453in" svg:x="0.1205in" svg:y="0.0004in" svg:viewBox="0 0 109 116" svg:d="M63 58c22-10 32-13 39-16 5-2 7-4 7-9 0-4-3-9-8-9-2 0-2 0-5 3-12 8-26 17-38 25 1-14 4-27 5-40 0-5 0-12-8-12-3 0-9 2-9 9 0 2 1 10 1 13 1 4 2 23 4 30-13-8-25-17-37-25-3-2-4-3-6-3-5 0-8 5-8 9 0 5 3 7 5 8 14 5 28 12 41 17-22 10-32 13-38 17-6 2-8 3-8 8s3 9 8 9c2 0 2 0 5-3 12-9 25-17 38-24-2 14-4 28-5 44 0 5 6 7 9 7s8-2 8-7c0-4-1-11-1-15-2-4-3-23-4-29 11 6 22 14 33 22 7 5 8 5 10 5 5 0 8-4 8-9s-2-6-6-7c-13-7-27-12-40-18z"><text:p/></draw:path><draw:path draw:style-name="gr3" draw:text-style-name="P6" svg:width="0.0925in" svg:height="0.1165in" svg:x="0.2354in" svg:y="0.0161in" svg:viewBox="0 0 236 297" svg:d="M222 15c7 0 14 0 14-7 0-8-7-8-14-8-34 0-69 0-103 0-67 0-119 51-119 111 0 63 54 111 119 111 34 0 69 0 103 0 7 0 14 0 14-8s-7-8-14-8c-34 0-68 0-102 0-62 0-105-43-105-94 0-53 44-97 105-97 34 0 68 0 102 0zM21 281c-7 0-13 0-13 8s6 8 13 8c67 0 134 0 201 0 7 0 14 0 14-8s-7-8-14-8c-67 0-134 0-201 0z"><text:p/></draw:path><draw:path draw:style-name="gr3" draw:text-style-name="P6" svg:width="0.0898in" svg:height="0.1094in" svg:x="0.3913in" svg:y="0.0055in" svg:viewBox="0 0 229 279" svg:d="M229 3c0-1 0-3-4-3-2 0-3 0-7 5-7 8-12 15-19 22-10-17-30-27-55-27-49 0-96 44-96 91 0 31 21 48 41 54 13 3 28 7 41 11 14 3 36 10 36 39 0 36-32 72-69 72-26 0-68-9-68-56 0-10 2-19 2-21s1-2 1-3c0-4-3-4-5-4s-3 0-4 2c-1 1-23 88-23 90s2 4 4 4c3 0 3-1 7-7 7-6 12-14 19-22 17 23 43 29 66 29 52 0 98-52 98-98 0-27-14-40-19-45-9-10-16-11-50-20-8-2-22-6-25-6-11-3-24-16-24-35 0-32 31-64 68-64 32 0 55 16 55 59 0 12-1 19-1 22 1 1 0 4 4 4 5 0 5-2 6-8 6-29 14-56 21-85z"><text:p/></draw:path><draw:path draw:style-name="gr3" draw:text-style-name="P6" svg:width="0.0429in" svg:height="0.0453in" svg:x="0.4949in" svg:y="0.0004in" svg:viewBox="0 0 110 116" svg:d="M64 58c22-10 32-13 38-16 6-2 8-4 8-9 0-4-3-9-8-9-2 0-3 0-6 3-12 8-25 17-37 25 1-14 4-27 5-40 0-5 0-12-9-12-3 0-8 2-8 9 0 2 1 10 1 13 0 4 3 23 4 30-12-8-26-17-38-25-2-2-3-3-5-3-5 0-9 5-9 9 0 5 3 7 7 8 13 5 27 12 40 17-23 10-33 13-39 17-5 2-8 3-8 8s4 9 9 9c2 0 2 0 5-3 12-9 26-17 38-24-1 14-4 28-5 44 0 5 5 7 8 7s9-2 9-7c0-4-1-11-1-15-1-4-4-23-4-29 11 6 21 14 32 22 8 5 8 5 11 5 5 0 8-4 8-9s-3-6-6-7c-13-7-27-12-40-18z"><text:p/></draw:path><draw:path draw:style-name="gr3" draw:text-style-name="P6" svg:width="0.0846in" svg:height="0.0933in" svg:x="0.5969in" svg:y="0.0217in" svg:viewBox="0 0 216 238" svg:d="M117 9c-4-7-6-9-9-9-5 0-7 3-9 9-32 71-64 143-96 214-2 4-3 5-3 8s4 7 8 7c3 0 6-1 10-8 29-67 60-136 90-203 31 67 60 136 91 203 3 8 7 8 9 8 4 0 8-4 8-7 0-1 0-3-3-7-32-71-65-144-96-215z"><text:p/></draw:path><draw:path draw:style-name="gr3" draw:text-style-name="P6" svg:width="0.0898in" svg:height="0.1094in" svg:x="0.7319in" svg:y="0.0055in" svg:viewBox="0 0 229 279" svg:d="M229 3c0-1-1-3-5-3-2 0-2 0-6 5-7 8-12 15-19 22-10-17-30-27-55-27-49 0-96 44-96 91 0 31 21 48 40 54 14 3 27 7 42 11 14 3 35 10 35 39 0 36-31 72-69 72-25 0-67-9-67-56 0-10 1-19 2-21 0-2 0-2 0-3 0-4-4-4-5-4-2 0-2 0-3 2-2 1-23 88-23 90s1 4 4 4c1 0 3-1 7-7 7-6 12-14 19-22 16 23 43 29 65 29 52 0 99-52 99-98 0-27-14-40-20-45-9-10-15-11-49-20-8-2-23-6-26-6-10-3-23-16-23-35 0-32 31-64 67-64 33 0 56 16 56 59 0 12-1 19-1 22 1 1 0 4 4 4s5-2 6-8c6-29 14-56 21-85z"><text:p/></draw:path><draw:path draw:style-name="gr3" draw:text-style-name="P6" svg:width="0.0429in" svg:height="0.0453in" svg:x="0.8354in" svg:y="0.0004in" svg:viewBox="0 0 110 116" svg:d="M64 58c22-10 32-13 38-16 6-2 8-4 8-9 0-4-3-9-9-9-1 0-2 0-5 3-12 8-25 17-37 25 1-14 3-27 4-40 1-5 0-12-8-12-3 0-9 2-9 9 0 2 1 10 2 13 0 4 3 23 3 30-13-8-25-17-37-25-2-2-3-3-5-3-6 0-9 5-9 9 0 5 3 7 5 8 14 5 28 12 41 17-22 10-32 13-38 17-6 2-8 3-8 8s3 9 9 9c1 0 2 0 5-3 12-9 24-17 37-24-2 14-4 28-5 44 0 5 6 7 9 7s9-2 9-7c0-4-1-11-2-15 0-4-3-23-3-29 11 6 21 14 32 22 8 5 8 5 10 5 6 0 9-4 9-9s-3-6-6-7c-13-7-27-12-40-18z"><text:p/></draw:path><draw:path draw:style-name="gr3" draw:text-style-name="P6" svg:width="0.1008in" svg:height="0.035in" svg:x="0.9469in" svg:y="0.056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902in" svg:height="0.1094in" svg:x="1.1067in" svg:y="0.0055in" svg:viewBox="0 0 230 279" svg:d="M230 3c0-1-1-3-5-3-2 0-2 0-6 5-7 8-12 15-19 22-10-17-31-27-56-27-48 0-95 44-95 91 0 31 20 48 40 54 14 3 28 7 42 11 14 3 35 10 35 39 0 36-32 72-69 72-26 0-68-9-68-56 0-10 2-19 3-21 0-2 0-2 0-3 0-4-2-4-5-4-2 0-2 0-4 2-1 1-23 88-23 90s2 4 4 4c3 0 3-1 8-7 7-6 12-14 19-22 16 23 43 29 65 29 52 0 98-52 98-98 0-27-13-40-19-45-9-10-14-11-49-20-8-2-23-6-26-6-10-3-23-16-23-35 0-32 31-64 67-64 32 0 56 16 56 59 0 12-2 19-2 22 2 1 0 4 5 4 4 0 4-2 6-8 7-29 14-56 21-85z"><text:p/></draw:path></draw:g></text:span><text:span text:style-name="T3">, נציב ונקבל </text:span><text:span text:style-name="T3"><draw:g text:anchor-type="as-char" svg:y="-0.1126in" draw:z-index="670" draw:name="Shape514" draw:style-name="gr1"><svg:title>TexMaths</svg:title><svg:desc>11§display§R^* \subseteq S§svg§600§FALSE§</svg:desc><draw:path draw:style-name="gr2" draw:text-style-name="P5" svg:width="0.4717in" svg:height="0.1173in" svg:x="0.0012in" svg:y="0.0071in" svg:viewBox="0 0 1199 299" svg:d="M600 299c-201 0-400 0-600 0 0-99 0-200 0-299 399 0 800 0 1199 0 0 99 0 200 0 299-200 0-399 0-599 0z"><text:p/></draw:path><draw:path draw:style-name="gr3" draw:text-style-name="P6" svg:width="0.1079in" svg:height="0.1071in" svg:x="0in" svg:y="0.0087in" svg:viewBox="0 0 275 273" svg:d="M129 26c2-9 3-13 11-14 3-1 15-1 23-1 27 0 70 0 70 39 0 13-6 39-21 55-10 10-30 22-66 22-14 0-28 0-43 0 9-33 17-67 26-101zM184 132c39-8 86-35 86-75 0-33-36-57-86-57-37 0-74 0-110 0-8 0-11 0-11 8 0 3 3 3 11 3 4 0 7 0 14 1s11 1 11 7c0 1-1 2-2 6-18 70-34 139-52 209-3 14-4 18-35 18-7 0-10 0-10 7 0 5 4 5 5 5 10 0 38-1 49-1s38 1 48 1c4 0 8 0 8-8 0-4-3-4-10-4-14 0-25 0-25-7 0-2 0-4 1-7 9-34 16-68 25-102 16 0 31 0 46 0 36 0 42 22 42 35 0 6-3 18-5 27-2 11-6 25-6 33 0 42 46 42 51 42 33 0 46-40 46-46 0-4-3-3-4-4-4 0-5 2-5 5-10 29-26 36-35 36-13 0-15-9-15-25 0-11 2-30 3-43 1-5 1-13 1-18 0-30-25-42-36-46z"><text:p/></draw:path><draw:path draw:style-name="gr3" draw:text-style-name="P6" svg:width="0.0429in" svg:height="0.0457in" svg:x="0.1197in" svg:y="0in" svg:viewBox="0 0 110 117" svg:d="M64 58c22-9 32-13 38-16 6-2 8-3 8-9 0-4-3-9-8-9-2 0-3 0-6 4-12 7-25 16-37 24 1-13 4-27 5-40 0-5 0-12-9-12-3 0-8 2-8 9 0 2 1 10 1 13 0 4 3 23 4 30-12-8-26-17-38-24-2-3-3-4-5-4-5 0-9 5-9 9 0 6 3 7 7 8 13 5 27 12 40 17-22 10-33 14-39 17-5 2-8 3-8 9 0 4 4 9 9 9 2 0 2 0 5-4 12-7 26-16 38-24-1 14-4 30-5 44 0 6 5 8 8 8s9-2 9-8c0-3-1-11-1-14-1-5-3-23-4-30 11 8 22 14 33 22 7 6 7 6 10 6 5 0 8-5 8-9 0-6-3-7-6-8-13-5-27-12-40-18z"><text:p/></draw:path><draw:path draw:style-name="gr3" draw:text-style-name="P6" svg:width="0.0921in" svg:height="0.1173in" svg:x="0.235in" svg:y="0.0157in" svg:viewBox="0 0 235 299" svg:d="M222 15c7 0 13 0 13-7 0-8-6-8-13-8-34 0-69 0-103 0-67 0-119 51-119 111 0 63 53 113 119 113 34 0 69 0 103 0 7 0 13 0 13-8 0-7-6-7-13-7-34 0-69 0-103 0-61 0-104-46-104-96 0-53 44-98 104-98 34 0 69 0 103 0zM21 284c-7 0-13 0-13 7 0 8 6 8 13 8 67 0 134 0 201 0 7 0 13 0 13-8 0-7-6-7-13-7-67 0-134 0-201 0z"><text:p/></draw:path><draw:path draw:style-name="gr3" draw:text-style-name="P6" svg:width="0.0898in" svg:height="0.1102in" svg:x="0.3909in" svg:y="0.0047in" svg:viewBox="0 0 229 281" svg:d="M229 3c0-1-1-3-5-3-2 0-2 0-6 6-7 7-12 14-19 22-10-18-31-28-55-28-49 0-96 44-96 92 0 30 20 48 40 54 14 3 27 7 42 11 14 3 35 10 35 41 0 35-32 71-69 71-26 0-67-9-67-56 0-10 1-19 2-21 0-2 0-2 0-3 0-4-2-5-5-5-2 0-2 1-3 2-2 2-23 90-23 91 0 2 1 4 3 4s2-1 8-6c7-8 12-15 19-22 16 23 43 28 65 28 52 0 97-51 97-99 0-28-12-41-18-45-9-10-15-11-49-20-8-2-23-7-26-7-10-3-23-15-23-35 0-32 31-64 67-64 32 0 56 17 56 60 0 12-2 18-2 22 2 1 0 3 5 3 4 0 4-1 6-8 6-28 14-56 21-85z"><text:p/></draw:path></draw:g></text:span><text:span text:style-name="T3"><text:s/>כדרוש. </text:span></text:p>
        </text:list-item>
      </text:list>
      <text:p text:style-name="P9"><text:span text:style-name="T3"><draw:g text:anchor-type="as-char" svg:y="-0.1134in" draw:z-index="671" draw:name="Shape515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18" text:outline-level="3">סעיף (ג)</text:h>
      <text:p text:style-name="P96">נתון: <text:span text:style-name="T3"><draw:g text:anchor-type="as-char" svg:y="-0.1319in" draw:z-index="477" draw:name="Shape504" draw:style-name="gr1"><svg:title>TexMaths</svg:title><svg:desc>11§display§R = \big\{ \la \la a, b \ra, \la c, d \ra \in \R^2 \times \R^2 \mid a = c \lor b = d \big\}§svg§600§FALSE§</svg:desc><draw:path draw:style-name="gr2" draw:text-style-name="P5" svg:width="2.9748in" svg:height="0.1709in" svg:x="0.0008in" svg:y="0.0075in" svg:viewBox="0 0 7557 435" svg:d="M3779 435c-1260 0-2519 0-3779 0 0-145 0-291 0-435 2519 0 5037 0 7557 0 0 144 0 290 0 435-1260 0-2520 0-3778 0z"><text:p/></draw:path><draw:path draw:style-name="gr3" draw:text-style-name="P6" svg:width="0.1083in" svg:height="0.1063in" svg:x="-0.0004in" svg:y="0.0311in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9-3 15-4 17-35 17-7 0-10 0-10 7 0 4 4 4 6 4 9 0 37-1 48-1s38 1 48 1c4 0 8 0 8-7 0-4-3-4-10-4-14 0-25 0-25-6 0-2 1-5 1-7 9-34 16-68 25-102 16 0 31 0 46 0 36 0 42 22 42 35 0 5-3 18-5 26-2 11-6 26-6 34 0 40 46 40 51 40 33 0 47-37 47-43 0-5-4-5-5-5-4 0-5 3-5 5-10 28-26 34-35 34-13 0-15-7-15-22 0-12 2-32 3-44 1-5 2-13 2-18 0-30-26-42-36-46z"><text:p/></draw:path><draw:path draw:style-name="gr3" draw:text-style-name="P6" svg:width="0.1008in" svg:height="0.0358in" svg:x="0.1606in" svg:y="0.0783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9in" svg:height="0.1819in" svg:x="0.3303in" svg:y="0.0047in" svg:viewBox="0 0 138 463" svg:d="M56 170c0 27-14 42-53 57-2 1-3 2-3 5s1 4 4 5c52 19 52 40 52 62 0 36 0 72 0 107 0 10 6 24 23 36 19 12 50 21 54 21 3 0 5-2 5-5 0-4-2-4-7-6-11-4-41-16-47-40-1-4-1-5-1-19 0-31 0-63 0-95 0-20 0-48-63-65 63-20 63-47 63-69 0-32 0-64 0-95 0-20 0-40 52-60 3 0 3-3 3-5 0-3-2-4-5-4s-57 12-71 37c-6 13-6 16-6 32 0 34 0 67 0 101z"><text:p/></draw:path><draw:path draw:style-name="gr3" draw:text-style-name="P6" svg:width="0.0335in" svg:height="0.1516in" svg:x="0.4185in" svg:y="0.0193in" svg:viewBox="0 0 86 386" svg:d="M85 14c1-3 1-4 1-6 0-5-3-8-8-8-3 0-5 2-9 9-22 59-45 118-67 177-1 3-2 5-2 8 0 1 0 1 2 7 22 58 45 118 67 176 3 3 4 9 9 9s8-3 8-8c0-1 0-2-1-6-23-60-46-119-70-178 24-61 47-120 70-180z"><text:p/></draw:path><draw:path draw:style-name="gr3" draw:text-style-name="P6" svg:width="0.0335in" svg:height="0.1516in" svg:x="0.478in" svg:y="0.0193in" svg:viewBox="0 0 86 386" svg:d="M84 14c2-3 2-4 2-6 0-5-3-8-8-8-3 0-6 2-9 9-23 59-45 118-68 177 0 3-1 5-1 8 0 1 0 1 1 7 23 58 45 118 68 176 1 3 4 9 9 9s8-3 8-8c0-1 0-2-2-6-23-60-45-119-69-178 24-61 46-120 69-180z"><text:p/></draw:path><draw:path draw:style-name="gr3" draw:text-style-name="P6" svg:width="0.0693in" svg:height="0.0685in" svg:x="0.5264in" svg:y="0.0665in" svg:viewBox="0 0 177 175" svg:d="M129 25c-8-14-19-25-37-25-45 0-92 57-92 114 0 36 21 61 51 61 8 0 27-1 50-28 4 16 17 28 35 28 14 0 24-8 29-21 7-14 12-37 12-38 0-4-3-4-5-4-4 0-4 2-5 7-6 25-14 48-29 48-11 0-13-10-13-18s2-11 6-29c4-15 4-20 9-34 4-18 9-36 13-54 3-11 3-12 3-13 0-7-4-11-11-11-10 0-15 9-16 17zM103 126c-2 6-2 7-7 14-18 21-33 27-44 27-19 0-24-21-24-37 0-19 12-66 20-84 13-23 30-37 46-37 25 0 30 32 30 34s-1 4-1 7c-6 25-13 50-20 76z"><text:p/></draw:path><draw:path draw:style-name="gr3" draw:text-style-name="P6" svg:width="0.0173in" svg:height="0.0453in" svg:x="0.6138in" svg:y="0.1169in" svg:viewBox="0 0 45 116" svg:d="M45 41c0-26-10-41-25-41-12 0-20 10-20 21 0 10 8 20 20 20 5 0 10-1 14-5 1-1 1-1 1-1 1 0 1 0 1 6 0 28-13 52-26 65-4 3-4 4-4 5 0 4 2 5 4 5 4 0 35-30 35-75z"><text:p/></draw:path><draw:path draw:style-name="gr3" draw:text-style-name="P6" svg:width="0.0559in" svg:height="0.1063in" svg:x="0.6752in" svg:y="0.0283in" svg:viewBox="0 0 143 271" svg:d="M75 4c0-1 0-4-6-4-8 0-37 2-47 3-3 1-7 1-7 8 0 4 4 4 9 4 19 0 20 4 20 7s-4 17-5 24c-11 42-21 84-32 127-5 19-7 26-7 39 0 36 21 59 50 59 45 0 93-56 93-112 0-35-21-62-52-62-17 0-34 11-45 23 10-38 19-77 29-116zM39 150c2-8 2-9 5-13 19-26 36-31 46-31 15 0 24 11 24 36 0 23-12 68-19 82-12 26-30 38-45 38-14 0-27-9-27-37 0-8 0-14 7-39 3-12 5-24 9-36z"><text:p/></draw:path><draw:path draw:style-name="gr3" draw:text-style-name="P6" svg:width="0.0335in" svg:height="0.1516in" svg:x="0.7421in" svg:y="0.0193in" svg:viewBox="0 0 86 386" svg:d="M84 201c2-6 2-6 2-7 0-2 0-2-2-7-22-59-45-119-67-178-3-7-5-9-9-9-5 0-8 3-8 8 0 1 0 2 2 6 23 60 45 119 68 180-23 59-45 118-68 178-2 4-2 4-2 6 0 5 3 8 8 8 4 0 6-3 7-8 24-59 46-119 69-177z"><text:p/></draw:path><draw:path draw:style-name="gr3" draw:text-style-name="P6" svg:width="0.0173in" svg:height="0.0453in" svg:x="0.8055in" svg:y="0.1169in" svg:viewBox="0 0 45 116" svg:d="M45 41c0-26-9-41-24-41-13 0-21 10-21 21 0 10 8 20 21 20 4 0 10-1 13-5 1-1 1-1 2-1 0 2 1 0 1 6 0 28-14 52-26 65-4 3-4 4-4 5 0 4 2 5 4 5 3 0 34-30 34-75z"><text:p/></draw:path><draw:path draw:style-name="gr3" draw:text-style-name="P6" svg:width="0.0335in" svg:height="0.1516in" svg:x="0.8772in" svg:y="0.0193in" svg:viewBox="0 0 86 386" svg:d="M85 14c1-3 1-4 1-6 0-5-3-8-8-8-3 0-5 2-9 9-22 59-45 118-67 177-1 3-2 5-2 8 0 1 0 1 2 7 22 58 45 118 67 176 3 3 4 9 9 9s8-3 8-8c0-1 0-2-1-6-23-60-46-119-70-178 24-61 47-120 70-180z"><text:p/></draw:path><draw:path draw:style-name="gr3" draw:text-style-name="P6" svg:width="0.0591in" svg:height="0.0685in" svg:x="0.9256in" svg:y="0.0665in" svg:viewBox="0 0 151 175" svg:d="M138 24c-6 0-11 0-17 6-7 5-8 12-8 15 0 9 8 13 15 13 12 0 22-9 22-25 0-19-18-33-45-33-53 0-105 55-105 110 0 34 23 65 63 65 56 0 88-40 88-45 0-2-2-5-5-5-2 0-3 1-5 4-30 38-73 38-77 38-24 0-35-19-35-42 0-16 7-53 21-78 12-22 34-38 55-38 13 0 27 4 33 15z"><text:p/></draw:path><draw:path draw:style-name="gr3" draw:text-style-name="P6" svg:width="0.0173in" svg:height="0.0453in" svg:x="0.9984in" svg:y="0.1169in" svg:viewBox="0 0 45 116" svg:d="M45 41c0-26-9-41-24-41-13 0-21 10-21 21 0 10 8 20 21 20 4 0 10-1 13-5 1-1 1-1 2-1 0 2 1 0 1 6 0 28-13 52-26 65-4 3-4 4-4 5 0 4 2 5 3 5 4 0 35-30 35-75z"><text:p/></draw:path><draw:path draw:style-name="gr3" draw:text-style-name="P6" svg:width="0.0724in" svg:height="0.1063in" svg:x="1.0591in" svg:y="0.0283in" svg:viewBox="0 0 185 271" svg:d="M185 4c0-1 0-4-6-4-5 0-43 3-49 4-2 0-5 3-5 7s4 4 9 4c19 0 20 4 20 7-1 2-1 6-2 8-8 31-16 62-23 92-7-14-18-25-35-25-46 0-94 57-94 114 0 36 22 60 52 60 7 0 27-1 50-27 4 15 17 27 36 27 13 0 22-9 28-20 7-14 11-37 11-38 0-3-3-3-4-3-4 0-5 1-6 6-6 26-13 46-29 46-10 0-11-9-11-16 0-9 1-12 2-19 18-75 37-149 56-223zM105 223c-3 6-3 8-8 14-18 20-33 25-44 25-20 0-25-19-25-35 0-19 13-66 22-84 12-23 28-37 44-37 25 0 30 32 30 34s-1 4-1 7c-6 25-12 50-18 76z"><text:p/></draw:path><draw:path draw:style-name="gr3" draw:text-style-name="P6" svg:width="0.0335in" svg:height="0.1516in" svg:x="1.1409in" svg:y="0.0193in" svg:viewBox="0 0 86 386" svg:d="M84 201c2-6 2-6 2-7 0-2 0-2-2-7-22-59-45-119-67-178-3-7-6-9-9-9-5 0-8 3-8 8 0 1 0 2 1 6 23 60 45 119 68 180-23 59-45 118-68 178-1 4-1 4-1 6 0 5 3 8 8 8 4 0 6-3 7-8 24-59 46-119 69-177z"><text:p/></draw:path><draw:path draw:style-name="gr3" draw:text-style-name="P6" svg:width="0.0756in" svg:height="0.0878in" svg:x="1.2465in" svg:y="0.052in" svg:viewBox="0 0 193 224" svg:d="M179 120c7 0 14 0 14-8 0-7-7-7-14-7-55 0-109 0-164 0 5-53 50-90 104-90 20 0 41 0 60 0 7 0 14 0 14-7 0-8-7-8-14-8-19 0-40 0-60 0-67 0-119 50-119 112s52 112 119 112c20 0 41 0 60 0 7 0 14 0 14-8s-7-8-14-8c-19 0-40 0-60 0-54 0-99-36-104-88 55 0 109 0 164 0z"><text:p/></draw:path><draw:path draw:style-name="gr3" draw:text-style-name="P6" svg:width="0.1039in" svg:height="0.1035in" svg:x="1.3799in" svg:y="0.0291in" svg:viewBox="0 0 265 264" svg:d="M98 143c4 0 9 0 13 0 20 30 39 60 58 91 4 5 14 20 18 25 2 5 3 5 12 5 18 0 36 0 54 0 7 0 12 0 12-7 0-3-2-6-5-6-15-3-33-28-42-40-3-5-23-30-49-72 35-6 68-21 68-67 0-53-57-72-103-72-40 0-80 0-121 0-6 0-13 0-13 7 0 6 8 6 11 6 22 0 23 4 23 22 0 64 0 129 0 194 0 20-1 22-23 22-3 0-11 0-11 6 0 7 7 7 13 7 35 0 71 0 106 0 8 0 13 0 13-7 0-6-7-6-11-6-22 0-23-3-23-22 0-28 0-57 0-86zM172 125c11-15 12-36 12-52 0-19-2-40-15-55 16 3 54 15 54 54 0 25-11 45-51 53zM98 34c0-8 0-21 23-21 33 0 50 13 50 60 0 49-13 57-73 57 0-32 0-64 0-96zM45 251c3-6 3-17 3-20 0-67 0-132 0-197 0-3 0-14-3-21 14 0 30 0 44 0-5 7-5 15-5 20 0 65 0 131 0 198 0 3 0 14 3 20-14 0-28 0-42 0zM128 143c2 0 4-1 6-1 7 0 15 0 21-1 6 9 47 78 79 110-12 0-25 0-37 0-23-36-46-72-69-108z"><text:p/></draw:path><draw:path draw:style-name="gr3" draw:text-style-name="P6" svg:width="0.0465in" svg:height="0.0705in" svg:x="1.4941in" svg:y="-0.0004in" svg:viewBox="0 0 119 180" svg:d="M119 131c-3 0-6 0-9 0-1 6-3 22-7 25-2 1-23 1-27 1-17 0-33 0-50 0 29-25 39-32 54-46 20-15 39-33 39-58 0-33-29-53-63-53s-56 24-56 49c0 14 11 15 14 15 7 0 15-4 15-14 0-5-3-15-17-15 9-20 28-25 40-25 27 0 42 21 42 43 0 24-18 42-27 52-22 21-43 43-65 65-2 2-2 2-2 10 37 0 74 0 111 0 2-17 6-33 8-49z"><text:p/></draw:path><draw:path draw:style-name="gr3" draw:text-style-name="P6" svg:width="0.0728in" svg:height="0.0728in" svg:x="1.6118in" svg:y="0.0587in" svg:viewBox="0 0 186 186" svg:d="M94 83c-27-26-52-52-79-77-4-5-5-6-7-6-5 0-8 3-8 8 0 2 0 3 4 7 26 27 52 52 77 79-25 25-51 50-77 77-4 4-4 5-4 8 0 4 3 7 8 7 2 0 3-1 7-5 26-27 52-52 77-77 27 26 54 53 81 80 1 0 3 2 5 2 6 0 8-3 8-7 0-1 0-3-1-5-27-27-62-62-80-80 23-25 47-48 70-72 2-2 8-7 10-9 0-1 1-3 1-5 0-5-2-8-8-8-2 0-4 1-9 6-25 25-50 51-75 77z"><text:p/></draw:path><draw:path draw:style-name="gr3" draw:text-style-name="P6" svg:width="0.1039in" svg:height="0.1035in" svg:x="1.7437in" svg:y="0.0291in" svg:viewBox="0 0 265 264" svg:d="M98 143c4 0 9 0 13 0 20 30 39 60 58 91 4 5 14 20 18 25 2 5 3 5 12 5 18 0 36 0 54 0 7 0 12 0 12-7 0-3-2-6-5-6-15-3-33-28-42-40-3-5-23-30-49-72 35-6 68-21 68-67 0-53-57-72-103-72-40 0-80 0-121 0-6 0-13 0-13 7 0 6 8 6 11 6 22 0 23 4 23 22 0 64 0 129 0 194 0 20-1 22-23 22-3 0-11 0-11 6 0 7 7 7 13 7 35 0 71 0 106 0 8 0 13 0 13-7 0-6-7-6-11-6-22 0-23-3-23-22 0-28 0-57 0-86zM172 125c11-15 12-36 12-52 0-19-2-40-15-55 16 3 54 15 54 54 0 25-11 45-51 53zM98 34c0-8 0-21 23-21 33 0 50 13 50 60 0 49-13 57-73 57 0-32 0-64 0-96zM45 251c3-6 3-17 3-20 0-67 0-132 0-197 0-3 0-14-3-21 14 0 30 0 44 0-5 7-5 15-5 20 0 65 0 131 0 198 0 3 0 14 3 20-14 0-28 0-42 0zM128 143c2 0 4-1 6-1 7 0 15 0 21-1 6 9 47 78 79 110-12 0-25 0-37 0-23-36-46-72-69-108z"><text:p/></draw:path><draw:path draw:style-name="gr3" draw:text-style-name="P6" svg:width="0.0465in" svg:height="0.0705in" svg:x="1.8583in" svg:y="-0.0004in" svg:viewBox="0 0 119 180" svg:d="M119 131c-3 0-6 0-9 0-1 6-3 22-7 25-2 1-23 1-27 1-17 0-33 0-50 0 29-25 39-32 54-46 20-15 39-33 39-58 0-33-29-53-63-53s-56 24-56 49c0 14 11 15 14 15 7 0 15-4 15-14 0-5-3-15-17-15 9-20 28-25 40-25 27 0 42 21 42 43 0 24-18 42-27 52-22 21-43 43-65 65-2 2-2 2-2 10 37 0 74 0 111 0 2-17 6-33 8-49z"><text:p/></draw:path><draw:path draw:style-name="gr3" draw:text-style-name="P6" svg:width="0.0055in" svg:height="0.1516in" svg:x="1.9799in" svg:y="0.0193in" svg:viewBox="0 0 15 386" svg:d="M15 14c0-7 0-14-7-14-8 0-8 7-8 14 0 119 0 239 0 358 0 7 0 14 8 14 7 0 7-7 7-14 0-119 0-239 0-358z"><text:p/></draw:path><draw:path draw:style-name="gr3" draw:text-style-name="P6" svg:width="0.0693in" svg:height="0.0685in" svg:x="2.0528in" svg:y="0.0665in" svg:viewBox="0 0 177 175" svg:d="M129 25c-8-14-19-25-37-25-45 0-92 57-92 114 0 36 21 61 52 61 7 0 26-1 49-28 4 16 17 28 35 28 14 0 24-8 29-21 7-14 12-37 12-38 0-4-3-4-4-4-5 0-5 2-6 7-6 25-14 48-29 48-11 0-13-10-13-18s2-11 6-29c4-15 4-20 9-34 4-18 9-36 13-54 3-11 3-12 3-13 0-7-4-11-11-11-10 0-15 9-16 17zM103 126c-2 6-2 7-7 14-18 21-33 27-44 27-19 0-24-21-24-37 0-19 12-66 20-84 13-23 30-37 46-37 25 0 30 32 30 34s-1 4-1 7c-6 25-13 50-20 76z"><text:p/></draw:path><draw:path draw:style-name="gr3" draw:text-style-name="P6" svg:width="0.1004in" svg:height="0.0358in" svg:x="2.178in" svg:y="0.0783in" svg:viewBox="0 0 256 92" svg:d="M244 17c6 0 12-2 12-9 0-8-6-8-12-8-77 0-155 0-232 0-5 0-12 0-12 8 0 7 7 9 13 9 77 0 154 0 231 0zM244 92c6 0 12 0 12-8s-6-8-12-8c-77 0-154 0-231 0-6 0-13 0-13 8s7 8 12 8c77 0 155 0 232 0z"><text:p/></draw:path><draw:path draw:style-name="gr3" draw:text-style-name="P6" svg:width="0.0591in" svg:height="0.0685in" svg:x="2.3358in" svg:y="0.0665in" svg:viewBox="0 0 151 175" svg:d="M138 24c-6 0-11 0-17 6-7 5-8 12-8 15 0 9 8 13 15 13 12 0 22-9 22-25 0-19-18-33-45-33-53 0-105 55-105 110 0 34 23 65 63 65 56 0 88-40 88-45 0-2-2-5-5-5-2 0-2 1-5 4-30 38-73 38-77 38-24 0-35-19-35-42 0-16 8-53 21-78 12-22 34-38 55-38 13 0 27 4 33 15z"><text:p/></draw:path><draw:path draw:style-name="gr3" draw:text-style-name="P6" svg:width="0.0843in" svg:height="0.0941in" svg:x="2.4382in" svg:y="0.0429in" svg:viewBox="0 0 215 240" svg:d="M212 15c3-4 3-5 3-7 0-4-4-8-8-8-5 0-7 3-9 9-31 68-60 137-91 205-30-68-61-137-90-205-4-8-7-9-9-9-5 0-8 4-8 8 0 1 0 2 2 6 32 73 64 146 96 219 3 6 5 7 9 7 5 0 6-2 9-7 31-73 64-146 96-218z"><text:p/></draw:path><draw:path draw:style-name="gr3" draw:text-style-name="P6" svg:width="0.0555in" svg:height="0.1063in" svg:x="2.572in" svg:y="0.0283in" svg:viewBox="0 0 142 271" svg:d="M75 4c0-1 0-4-6-4-8 0-37 2-47 3-3 1-7 1-7 8 0 4 4 4 9 4 19 0 20 4 20 7s-4 17-5 24c-11 42-21 84-32 127-5 19-7 26-7 39 0 36 21 59 50 59 45 0 92-56 92-112 0-35-20-62-51-62-17 0-34 11-45 23 10-38 19-77 29-116zM39 150c2-8 2-9 5-13 19-26 36-31 46-31 15 0 24 11 24 36 0 23-12 68-19 82-12 26-31 38-45 38s-27-9-27-37c0-8 0-14 7-39 3-12 5-24 9-36z"><text:p/></draw:path><draw:path draw:style-name="gr3" draw:text-style-name="P6" svg:width="0.1004in" svg:height="0.0358in" svg:x="2.6811in" svg:y="0.0783in" svg:viewBox="0 0 256 92" svg:d="M244 17c6 0 12-2 12-9 0-8-6-8-12-8-77 0-155 0-232 0-5 0-12 0-12 8 0 7 7 9 13 9 77 0 154 0 231 0zM244 92c6 0 12 0 12-8s-6-8-12-8c-77 0-154 0-231 0-6 0-13 0-13 8s7 8 12 8c77 0 155 0 232 0z"><text:p/></draw:path><draw:path draw:style-name="gr3" draw:text-style-name="P6" svg:width="0.072in" svg:height="0.1063in" svg:x="2.839in" svg:y="0.0283in" svg:viewBox="0 0 184 271" svg:d="M184 4c0-1 0-4-5-4s-43 3-49 4c-3 0-6 3-6 7s4 4 10 4c19 0 19 4 19 7 0 2-1 6-1 8-8 31-16 62-23 92-7-14-18-25-35-25-46 0-94 57-94 114 0 36 21 60 52 60 7 0 26-1 50-27 3 15 17 27 34 27 15 0 24-9 30-20 6-14 11-37 11-38 0-3-3-3-4-3-5 0-5 1-6 6-6 26-13 46-29 46-10 0-11-9-11-16 0-9 0-12 2-19 18-75 36-149 55-223zM103 223c-1 6-1 8-7 14-17 20-33 25-43 25-20 0-25-19-25-35 0-19 12-66 20-84 13-23 30-37 46-37 25 0 30 32 30 34s-1 4-1 7c-6 25-13 50-20 76z"><text:p/></draw:path><draw:path draw:style-name="gr3" draw:text-style-name="P6" svg:width="0.0539in" svg:height="0.1819in" svg:x="2.9295in" svg:y="0.0047in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span></text:p>
      <text:p text:style-name="P96">צ.ל.: <text:span text:style-name="T3"><draw:g text:anchor-type="as-char" svg:y="-0.1244in" draw:z-index="478" draw:name="Shape505" draw:style-name="gr1"><svg:title>TexMaths</svg:title><svg:desc>11§display§R^* = \R^2 \times \R^2§svg§600§FALSE§</svg:desc><draw:path draw:style-name="gr2" draw:text-style-name="P5" svg:width="0.9008in" svg:height="0.1205in" svg:x="0.0008in" svg:y="0.0071in" svg:viewBox="0 0 2289 307" svg:d="M1145 307c-382 0-763 0-1145 0 0-102 0-205 0-307 763 0 1526 0 2289 0 0 102 0 205 0 307-382 0-763 0-1144 0z"><text:p/></draw:path><draw:path draw:style-name="gr3" draw:text-style-name="P6" svg:width="0.1079in" svg:height="0.1067in" svg:x="-0.0004in" svg:y="0.0291in" svg:viewBox="0 0 275 272" svg:d="M129 28c2-10 3-14 11-15 3-1 15-1 23-1 27 0 70 0 70 39 0 13-5 39-21 55-10 10-31 22-66 22-14 0-28 0-43 0 9-34 17-67 26-100zM185 133c38-9 84-35 84-75 0-33-35-58-85-58-37 0-74 0-110 0-8 0-11 0-11 9 0 3 3 3 11 3 4 0 7 0 14 1s11 1 11 7c0 1-1 2-2 6-18 70-34 139-52 207-3 15-4 18-35 18-7 0-10 0-10 8 0 4 4 4 5 4 10 0 38-1 49-1s38 1 48 1c4 0 8 0 8-8 0-4-3-4-10-4-14 0-25 0-25-7 0-2 0-4 1-6 9-34 16-67 25-101 16 0 31 0 46 0 36 0 42 22 42 35 0 5-3 16-5 25-3 11-6 25-6 33 0 42 46 42 51 42 33 0 46-40 46-45s-3-5-4-5c-4 0-5 4-5 6-10 29-26 35-35 35-13 0-15-9-15-23 0-12 2-32 3-44 1-6 2-12 2-18 0-29-26-41-36-45z"><text:p/></draw:path><draw:path draw:style-name="gr3" draw:text-style-name="P6" svg:width="0.0425in" svg:height="0.0457in" svg:x="0.1197in" svg:y="0.0209in" svg:viewBox="0 0 109 117" svg:d="M63 58c22-10 32-13 38-16 6-2 8-3 8-9 0-4-3-9-8-9-2 0-3 0-5 4-12 7-26 16-38 24 1-13 4-27 5-40 0-5 0-12-9-12-3 0-8 2-8 8 0 3 1 11 1 13 1 5 2 24 4 31-13-8-25-17-37-24-3-3-4-4-6-4-5 0-8 5-8 9 0 6 2 7 5 8 14 5 28 12 41 17-22 10-32 14-39 17-5 2-7 3-7 9 0 4 3 8 8 8 2 0 2 0 5-3 12-9 25-16 38-24-2 14-4 29-5 44 0 6 5 8 8 8s9-2 9-8c0-3-1-11-1-14-2-5-3-23-4-30 11 7 22 14 33 22 7 5 7 5 10 5 5 0 8-4 8-8 0-6-3-7-6-8-13-7-27-12-40-18z"><text:p/></draw:path><draw:path draw:style-name="gr3" draw:text-style-name="P6" svg:width="0.1008in" svg:height="0.035in" svg:x="0.2303in" svg:y="0.077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39in" svg:height="0.1031in" svg:x="0.385in" svg:y="0.0291in" svg:viewBox="0 0 265 263" svg:d="M98 143c4 0 9 0 13 0 20 30 39 59 58 88 4 7 14 22 18 28 2 4 3 4 12 4 18 0 36 0 54 0 7 0 12 0 12-6 0-4-2-6-5-7-15-3-33-29-43-41-3-4-22-28-48-70 34-7 67-21 67-67 0-53-56-72-102-72-41 0-80 0-121 0-6 0-13 0-13 7 0 6 8 6 11 6 22 0 23 4 23 22 0 64 0 129 0 193 0 19-1 22-23 22-3 0-11 0-11 7 0 6 7 6 13 6 35 0 71 0 106 0 7 0 13 0 13-6 0-7-7-7-11-7-22 0-23-3-23-22 0-29 0-56 0-85zM172 124c11-14 12-35 12-51 0-19-3-40-15-55 16 3 54 15 54 54 0 25-11 45-51 52zM98 34c0-8 0-21 23-21 33 0 49 13 49 60 0 49-12 57-72 57 0-32 0-64 0-96zM45 250c3-8 3-18 3-21 0-65 0-130 0-195 0-3 0-14-3-21 14 0 30 0 44 0-5 7-5 15-5 20 0 65 0 131 0 196 0 3 0 13 3 21-14 0-28 0-42 0zM128 143c2 0 3-1 6-1 7 0 14 0 21-1 6 9 47 77 79 109-12 0-25 0-37 0-23-35-46-72-69-107z"><text:p/></draw:path><draw:path draw:style-name="gr3" draw:text-style-name="P6" svg:width="0.0465in" svg:height="0.0701in" svg:x="0.4988in" svg:y="0in" svg:viewBox="0 0 119 179" svg:d="M119 131c-4 0-6 0-9 0-1 6-3 21-8 24-1 1-22 1-26 1-17 0-33 0-50 0 29-24 38-32 54-45 20-15 39-33 39-58 0-33-29-53-63-53s-56 24-56 48c0 15 11 16 14 16 7 0 15-5 15-14 0-6-3-15-17-15 9-20 26-25 40-25 27 0 40 21 40 43 0 23-16 42-25 52-22 21-43 43-65 65-2 2-2 2-2 9 37 0 74 0 111 0 2-16 6-33 8-48z"><text:p/></draw:path><draw:path draw:style-name="gr3" draw:text-style-name="P6" svg:width="0.0732in" svg:height="0.0728in" svg:x="0.6161in" svg:y="0.0591in" svg:viewBox="0 0 187 186" svg:d="M93 83c-25-26-51-52-77-77-4-5-5-6-8-6-4 0-8 3-8 8 0 2 1 3 5 7 26 26 52 51 77 77-25 26-51 52-77 79-4 4-5 4-5 7 0 5 4 8 8 8 3 0 4-1 8-5 26-27 52-52 77-77 27 26 54 52 81 80 2 0 3 2 5 2 5 0 8-3 8-8 0-1 0-2-1-4 0-1-62-62-82-82 24-24 48-47 71-70 2-2 8-7 10-10 1 0 2-2 2-4 0-5-3-8-8-8-3 0-4 1-9 6-25 25-51 51-77 77z"><text:p/></draw:path><draw:path draw:style-name="gr3" draw:text-style-name="P6" svg:width="0.1039in" svg:height="0.1031in" svg:x="0.7488in" svg:y="0.0291in" svg:viewBox="0 0 265 263" svg:d="M97 143c4 0 10 0 14 0 19 30 39 59 57 88 5 7 13 22 18 28 3 4 4 4 13 4 18 0 35 0 53 0 8 0 13 0 13-6 0-4-2-6-5-7-15-3-35-29-43-41-3-4-22-28-49-70 35-7 68-21 68-67 0-53-57-72-102-72-41 0-80 0-121 0-8 0-13 0-13 7 0 6 7 6 10 6 22 0 24 4 24 22 0 64 0 129 0 193 0 19-2 22-24 22-3 0-10 0-10 7 0 6 5 6 13 6 35 0 71 0 106 0 6 0 12 0 12-6 0-7-7-7-10-7-23 0-24-3-24-22 0-29 0-56 0-85zM172 124c11-14 12-35 12-51 0-19-3-40-16-55 17 3 55 15 55 54 0 25-12 45-51 52zM97 34c0-8 0-21 24-21 33 0 48 13 48 60 0 49-11 57-72 57 0-32 0-64 0-96zM44 250c3-8 3-18 3-21 0-65 0-130 0-195 0-3 0-14-3-21 14 0 30 0 44 0-4 7-4 15-4 20 0 65 0 131 0 196 0 3 0 13 3 21-14 0-29 0-43 0zM126 143c4 0 5-1 8-1 6 0 14 0 20-1 5 9 47 77 79 109-12 0-25 0-37 0-23-35-46-72-70-107z"><text:p/></draw:path><draw:path draw:style-name="gr3" draw:text-style-name="P6" svg:width="0.0469in" svg:height="0.0701in" svg:x="0.8626in" svg:y="0in" svg:viewBox="0 0 120 179" svg:d="M120 131c-3 0-7 0-10 0 0 6-3 21-7 24-2 1-23 1-26 1-17 0-34 0-51 0 29-24 39-32 55-45 20-15 39-33 39-58 0-33-29-53-64-53-33 0-56 24-56 48 0 15 12 16 14 16 7 0 15-5 15-14 0-6-3-15-16-15 8-20 27-25 40-25 26 0 40 21 40 43 0 23-16 42-25 52-22 21-43 43-65 65-3 2-3 2-3 9 37 0 74 0 111 0 3-16 6-33 9-48z"><text:p/></draw:path></draw:g></text:span></text:p>
      <text:p text:style-name="P96">הוכחה: <text:span text:style-name="T3">נוכיח באמצעות הכלה דו־כיוונית: </text:span></text:p>
      <text:list text:style-name="L17">
        <text:list-item>
          <text:p text:style-name="P97"><text:span text:style-name="T3"><draw:g text:anchor-type="as-char" svg:y="-0.1335in" draw:z-index="479" draw:name="Shape506" draw:style-name="gr1"><svg:title>TexMaths</svg:title><svg:desc>11§display§R^* \subseteq \R^2 \times \R^2§svg§600§FALSE§</svg:desc><draw:path draw:style-name="gr2" draw:text-style-name="P5" svg:width="0.9008in" svg:height="0.1382in" svg:x="0.0008in" svg:y="0.0071in" svg:viewBox="0 0 2289 352" svg:d="M1145 352c-382 0-763 0-1145 0 0-117 0-235 0-352 763 0 1526 0 2289 0 0 117 0 235 0 352-382 0-763 0-1144 0z"><text:p/></draw:path><draw:path draw:style-name="gr3" draw:text-style-name="P6" svg:width="0.1079in" svg:height="0.1071in" svg:x="-0.0004in" svg:y="0.0299in" svg:viewBox="0 0 275 273" svg:d="M129 28c2-10 3-14 11-15 3-1 15-1 23-1 27 0 70 0 70 39 0 13-5 40-21 55-10 10-31 22-66 22-14 0-28 0-43 0 9-34 17-67 26-100zM185 134c38-9 84-37 84-75 0-34-35-59-85-59-37 0-74 0-110 0-8 0-11 0-11 8 0 4 3 4 11 4 4 0 7 0 14 1s11 1 11 7c0 1-1 2-2 7-18 68-34 138-52 206-3 16-4 19-35 19-7 0-10 0-10 8 0 4 4 4 5 4 10 0 38-1 49-1s38 1 48 1c4 0 8 0 8-8 0-4-3-4-10-4-14 0-25 0-25-7 0-2 0-4 1-6 9-34 16-68 25-102 16 0 31 0 46 0 36 0 42 21 42 35 0 6-3 18-5 27-3 11-6 24-6 32 0 42 46 42 51 42 33 0 46-40 46-45s-3-5-4-5c-4 0-5 2-5 6-10 28-26 35-35 35-13 0-15-9-15-24 0-11 2-30 3-43 1-5 2-13 2-18 0-30-26-42-36-45z"><text:p/></draw:path><draw:path draw:style-name="gr3" draw:text-style-name="P6" svg:width="0.0425in" svg:height="0.0457in" svg:x="0.1197in" svg:y="0.0213in" svg:viewBox="0 0 109 117" svg:d="M63 59c22-10 32-14 38-17 6-2 8-3 8-9 0-4-3-9-8-9-2 0-3 0-5 4-12 7-26 16-38 24 1-13 4-27 5-40 0-5 0-12-9-12-3 0-8 2-8 8 0 3 1 11 1 13 1 6 2 24 4 31-13-8-25-17-37-24-3-3-4-4-6-4-5 0-8 5-8 9 0 6 2 7 5 8 14 5 28 12 41 18-22 9-32 13-39 16-5 2-7 3-7 9 0 4 3 8 8 8 2 0 2 0 5-3 12-8 25-16 38-24-2 15-4 29-5 43 0 7 5 9 8 9s9-2 9-9c0-2-1-10-1-13-2-4-3-23-4-30 11 7 22 15 33 22 7 5 7 5 10 5 5 0 8-4 8-8 0-6-3-8-6-9-13-5-27-11-40-16z"><text:p/></draw:path><draw:path draw:style-name="gr3" draw:text-style-name="P6" svg:width="0.0921in" svg:height="0.1169in" svg:x="0.2346in" svg:y="0.0362in" svg:viewBox="0 0 235 298" svg:d="M222 15c7 0 13 0 13-7 0-8-6-8-13-8-34 0-69 0-103 0-67 0-119 51-119 112 0 63 53 111 119 111 34 0 69 0 103 0 7 0 13 0 13-8 0-6-6-6-13-6-34 0-69 0-103 0-61 0-104-46-104-96 0-53 44-98 104-98 34 0 69 0 103 0zM21 283c-7 0-13 0-13 7 0 8 6 8 13 8 67 0 134 0 201 0 7 0 13 0 13-8 0-7-6-7-13-7-67 0-134 0-201 0z"><text:p/></draw:path><draw:path draw:style-name="gr3" draw:text-style-name="P6" svg:width="0.1039in" svg:height="0.1035in" svg:x="0.385in" svg:y="0.0299in" svg:viewBox="0 0 265 264" svg:d="M98 144c4 0 9 0 13 0 20 29 39 59 58 88 4 7 14 21 18 28 2 4 3 4 12 4 18 0 36 0 54 0 7 0 12 0 12-8 0-2-2-5-5-5-15-4-33-29-43-41-3-3-22-29-48-71 34-6 67-21 67-67 0-53-56-72-102-72-41 0-80 0-121 0-6 0-13 0-13 7 0 6 8 6 11 6 22 0 23 2 23 22 0 64 0 130 0 194 0 18-1 22-23 22-3 0-11 0-11 5 0 8 7 8 13 8 35 0 71 0 106 0 7 0 13 0 13-8 0-5-7-5-11-5-22 0-23-4-23-22 0-28 0-57 0-85zM172 125c11-15 12-36 12-52 0-19-3-40-15-55 16 3 54 15 54 54 0 25-11 45-51 53zM98 34c0-7 0-21 23-21 33 0 49 14 49 60 0 50-12 56-72 56 0-32 0-63 0-95zM45 251c3-8 3-19 3-22 0-64 0-130 0-195 0-3 0-14-3-21 14 0 30 0 44 0-5 7-5 15-5 20 0 65 0 130 0 196 0 4 0 14 3 22-14 0-28 0-42 0zM128 144c2-2 3-2 6-2 7 0 14-1 21-1 6 9 47 77 79 110-12 0-25 0-37 0-23-36-46-72-69-107z"><text:p/></draw:path><draw:path draw:style-name="gr3" draw:text-style-name="P6" svg:width="0.0465in" svg:height="0.0705in" svg:x="0.4988in" svg:y="0in" svg:viewBox="0 0 119 180" svg:d="M119 130c-4 0-6 0-9 0-1 7-3 22-8 26-1 1-22 1-26 1-17 0-33 0-50 0 29-26 38-32 54-45 20-16 39-34 39-59 0-33-29-53-63-53s-56 24-56 49c0 14 11 15 14 15 7 0 15-4 15-14 0-6-3-15-17-15 9-20 26-25 40-25 27 0 40 21 40 43 0 23-16 42-25 52-22 21-43 43-65 65-2 2-2 2-2 10 37 0 74 0 111 0 2-17 6-33 8-50z"><text:p/></draw:path><draw:path draw:style-name="gr3" draw:text-style-name="P6" svg:width="0.0732in" svg:height="0.0732in" svg:x="0.6161in" svg:y="0.0594in" svg:viewBox="0 0 187 187" svg:d="M93 82c-25-26-51-51-77-76-4-6-5-6-8-6-4 0-8 3-8 8 0 2 1 3 5 7 26 26 52 52 77 78-25 25-51 52-77 78-4 4-5 5-5 8s4 8 8 8c3 0 4-1 8-6 26-26 52-52 77-77 27 26 54 53 81 80 2 0 3 3 5 3 5 0 8-5 8-8 0-1 0-2-1-4 0-2-62-62-82-82 24-23 48-48 71-71 2-2 8-8 10-10 1 0 2-2 2-4 0-5-3-8-8-8-3 0-4 1-9 6-25 25-51 50-77 76z"><text:p/></draw:path><draw:path draw:style-name="gr3" draw:text-style-name="P6" svg:width="0.1039in" svg:height="0.1035in" svg:x="0.7488in" svg:y="0.0299in" svg:viewBox="0 0 265 264" svg:d="M97 144c4 0 10 0 14 0 19 29 39 59 57 88 5 7 13 21 18 28 3 4 4 4 13 4 18 0 35 0 53 0 8 0 13 0 13-8 0-2-2-5-5-5-15-4-35-29-43-41-3-3-22-29-49-71 35-6 68-21 68-67 0-53-57-72-102-72-41 0-80 0-121 0-8 0-13 0-13 7 0 6 7 6 10 6 22 0 24 2 24 22 0 64 0 130 0 194 0 18-2 22-24 22-3 0-10 0-10 5 0 8 5 8 13 8 35 0 71 0 106 0 6 0 12 0 12-8 0-5-7-5-10-5-23 0-24-4-24-22 0-28 0-57 0-85zM172 125c11-15 12-36 12-52 0-19-3-40-16-55 17 3 55 15 55 54 0 25-12 45-51 53zM97 34c0-7 0-21 24-21 33 0 48 14 48 60 0 50-11 56-72 56 0-32 0-63 0-95zM44 251c3-8 3-19 3-22 0-64 0-130 0-195 0-3 0-14-3-21 14 0 30 0 44 0-4 7-4 15-4 20 0 65 0 130 0 196 0 4 0 14 3 22-14 0-29 0-43 0zM126 144c4-2 5-2 8-2 6 0 14-1 20-1 5 9 47 77 79 110-12 0-25 0-37 0-23-36-46-72-70-107z"><text:p/></draw:path><draw:path draw:style-name="gr3" draw:text-style-name="P6" svg:width="0.0469in" svg:height="0.0705in" svg:x="0.8626in" svg:y="0in" svg:viewBox="0 0 120 180" svg:d="M120 130c-3 0-7 0-10 0 0 7-3 22-7 26-2 1-23 1-26 1-17 0-34 0-51 0 29-26 39-32 55-45 20-16 39-34 39-59 0-33-29-53-64-53-33 0-56 24-56 49 0 14 12 15 14 15 7 0 15-4 15-14 0-6-3-15-16-15 8-20 27-25 40-25 26 0 40 21 40 43 0 23-16 42-25 52-22 21-43 43-65 65-3 2-3 2-3 10 37 0 74 0 111 0 3-17 6-33 9-50z"><text:p/></draw:path></draw:g></text:span><text:span text:style-name="T3">: </text:span><text:span text:style-name="T63">נוכיח באינדוקציה על </text:span><text:span text:style-name="T63"><draw:g text:anchor-type="as-char" svg:y="-0.1063in" draw:z-index="496" draw:name="Shape507" draw:style-name="gr1"><svg:title>TexMaths</svg:title><svg:desc>11§display§k§svg§600§FALSE§</svg:desc><draw:path draw:style-name="gr2" draw:text-style-name="P5" svg:width="0.0606in" svg:height="0.0906in" svg:x="-0.0004in" svg:y="0.0071in" svg:viewBox="0 0 155 231" svg:d="M0 0c52 0 103 0 155 0 0 77 0 154 0 231-52 0-103 0-155 0 0-77 0-154 0-231z"><text:p/></draw:path><draw:path draw:style-name="gr3" draw:text-style-name="P6" svg:width="0.0681in" svg:height="0.1063in" svg:x="0in" svg:y="0in" svg:viewBox="0 0 174 271" svg:d="M90 4c-2-1 0-4-5-4-9 0-38 3-48 4-3 0-6 0-6 8 0 5 3 5 9 5 18 0 19 2 19 6-1 2-2 6-2 8-19 74-36 146-55 220-2 5-2 7-2 9 0 9 8 11 11 11 5 0 11-4 13-8s20-75 22-85c13 1 45 8 45 33 0 3 0 5-1 8-1 4-2 9-2 13 0 23 14 39 34 39 12 0 22-7 31-21 10-17 14-38 14-39 0-3-3-3-5-3-4 0-4 1-5 7-7 27-16 47-34 47-7 0-12-4-12-18 0-6 1-15 3-22 2-6 1-7 1-12 0-24-23-36-56-39 13-8 25-20 33-29 18-20 36-36 54-36 4 0 4 0 5 0 4 1 4 1 7 3 1 1 2 1 2 2-18 1-23 16-23 20 0 5 5 13 16 13 10 0 21-8 21-23 0-11-9-24-27-24-11 0-28 3-55 34-13 13-28 29-43 35 14-54 27-108 41-162z"><text:p/></draw:path></draw:g></text:span><text:span text:style-name="T63">. </text:span></text:p>
          <text:list>
            <text:list-item>
              <text:p text:style-name="P98"><text:span text:style-name="T3">בסיס: ע"פ הגדרת הכלה, יהי </text:span><text:span text:style-name="T3"><draw:g text:anchor-type="as-char" svg:y="-0.1425in" draw:z-index="504" draw:name="Shape508" draw:style-name="gr1"><svg:title>TexMaths</svg:title><svg:desc>11§display§\la a, b \ra \in R^{(k)}§svg§600§FALSE§</svg:desc><draw:path draw:style-name="gr2" draw:text-style-name="P5" svg:width="0.7673in" svg:height="0.1646in" svg:x="-0.0004in" svg:y="0.0071in" svg:viewBox="0 0 1950 419" svg:d="M975 419c-325 0-650 0-975 0 0-140 0-279 0-419 650 0 1301 0 1950 0 0 140 0 279 0 419-325 0-650 0-975 0z"><text:p/></draw:path><draw:path draw:style-name="gr3" draw:text-style-name="P6" svg:width="0.0335in" svg:height="0.1516in" svg:x="0.0087in" svg:y="0.028in" svg:viewBox="0 0 86 386" svg:d="M84 14c2-3 2-4 2-6 0-5-4-8-8-8-3 0-5 2-9 9-22 59-45 118-67 177-1 2-2 5-2 7 0 1 0 2 2 6 22 59 45 118 67 177 1 4 4 10 9 10 4 0 8-4 8-8 0-1 0-2-2-7-24-59-46-119-69-178 23-60 45-119 69-179z"><text:p/></draw:path><draw:path draw:style-name="gr3" draw:text-style-name="P6" svg:width="0.0693in" svg:height="0.0685in" svg:x="0.0571in" svg:y="0.0752in" svg:viewBox="0 0 177 175" svg:d="M129 25c-7-14-19-25-36-25-46 0-93 57-93 114 0 36 21 61 52 61 7 0 26-1 49-28 3 15 17 28 35 28 14 0 23-9 29-21 7-14 12-37 12-38 0-5-3-5-4-5-5 0-5 3-6 8-6 25-14 47-30 47-11 0-12-9-12-17 0-9 1-11 6-29 4-16 5-20 9-34 4-18 8-36 13-54 3-11 3-12 3-13 0-7-4-11-11-11-10 0-15 9-16 17zM103 125c-2 7-2 7-7 14-17 22-33 27-44 27-19 0-25-21-25-36 0-19 13-66 21-85 12-22 30-36 45-36 26 0 31 32 31 34s-1 4-1 7c-6 25-13 49-20 75z"><text:p/></draw:path><draw:path draw:style-name="gr3" draw:text-style-name="P6" svg:width="0.0173in" svg:height="0.0453in" svg:x="0.1445in" svg:y="0.1252in" svg:viewBox="0 0 45 116" svg:d="M45 41c0-26-10-41-25-41-12 0-20 10-20 21 0 10 8 20 20 20 5 0 10-1 14-5 1-1 1-1 1-1 1 0 1 0 1 6 0 28-13 52-26 64-5 4-5 5-5 6 0 3 3 5 5 5 4 0 35-30 35-75z"><text:p/></draw:path><draw:path draw:style-name="gr3" draw:text-style-name="P6" svg:width="0.0555in" svg:height="0.1063in" svg:x="0.2063in" svg:y="0.0362in" svg:viewBox="0 0 142 271" svg:d="M75 4c0-1 0-4-6-4-9 0-37 3-47 3-3 1-8 1-8 8 0 4 5 4 10 4 19 0 19 4 19 7s-3 17-5 24c-11 42-20 84-31 126-6 20-7 26-7 40 0 35 21 59 49 59 46 0 93-56 93-112 0-36-20-62-51-62-18 0-34 11-45 23 10-38 19-77 29-116zM38 150c3-9 3-9 6-13 19-26 36-31 46-31 14 0 24 11 24 36 0 22-13 67-19 82-13 25-31 38-46 38-13 0-26-10-26-37 0-8 0-14 7-40 3-12 5-24 8-35z"><text:p/></draw:path><draw:path draw:style-name="gr3" draw:text-style-name="P6" svg:width="0.0335in" svg:height="0.1516in" svg:x="0.2728in" svg:y="0.028in" svg:viewBox="0 0 86 386" svg:d="M84 199c2-4 2-5 2-6s0-1-2-7c-22-59-46-118-68-177-2-7-4-9-8-9-5 0-8 3-8 8 0 1 0 2 1 6 23 60 46 119 69 179-23 58-46 118-69 177-1 5-1 6-1 8 0 4 3 8 8 8 4 0 6-5 7-8 23-59 45-119 69-179z"><text:p/></draw:path><draw:path draw:style-name="gr3" draw:text-style-name="P6" svg:width="0.0752in" svg:height="0.0878in" svg:x="0.3783in" svg:y="0.0598in" svg:viewBox="0 0 192 224" svg:d="M179 119c7 0 13 0 13-8 0-7-6-7-13-7-55 0-109 0-164 0 5-52 50-89 104-89 20 0 40 0 60 0 7 0 13 0 13-7 0-8-6-8-13-8-21 0-40 0-61 0-66 0-118 48-118 111 0 62 52 113 118 113 21 0 40 0 61 0 7 0 13 0 13-8s-6-8-13-8c-20 0-40 0-60 0-54 0-99-37-104-89 55 0 109 0 164 0z"><text:p/></draw:path><draw:path draw:style-name="gr3" draw:text-style-name="P6" svg:width="0.1079in" svg:height="0.1063in" svg:x="0.5154in" svg:y="0.039in" svg:viewBox="0 0 275 271" svg:d="M129 26c2-9 3-13 11-14 3-1 15-1 23-1 27 0 70 0 70 39 0 13-7 39-21 55-10 10-31 22-66 22-14 0-28 0-43 0 9-34 17-67 26-101zM185 132c38-9 84-35 84-75 0-33-35-57-85-57-37 0-74 0-110 0-8 0-11 0-11 8 0 3 3 3 11 3 4 0 7 0 14 1s11 1 11 7c0 1-1 2-2 6-18 70-34 139-52 209-3 13-4 16-35 16-7 0-10 0-10 8 0 4 4 4 5 4 10 0 38-1 49-1s38 1 48 1c4 0 8 0 8-7 0-5-3-5-10-5-14 0-25 0-25-5 0-3 0-5 1-7 9-34 16-68 25-102 16 0 31 0 46 0 36 0 42 22 42 35 0 5-3 17-5 26-3 11-6 26-6 33 0 41 46 41 51 41 33 0 46-38 46-43s-3-5-5-5c-3 0-4 3-4 5-10 28-26 34-35 34-13 0-16-9-16-22 0-12 3-32 4-44 1-5 2-13 2-19 0-29-26-41-36-45z"><text:p/></draw:path><draw:path draw:style-name="gr3" draw:text-style-name="P6" svg:width="0.0272in" svg:height="0.1055in" svg:x="0.6378in" svg:y="0in" svg:viewBox="0 0 70 269" svg:d="M65 0c-52 36-65 94-65 136 0 37 11 97 65 133 2 0 5 0 5-2s-1-2-3-5c-35-32-48-77-48-126 0-73 27-110 49-129 1-1 2-3 2-4 0-3-3-3-5-3z"><text:p/></draw:path><draw:path draw:style-name="gr3" draw:text-style-name="P6" svg:width="0.052in" svg:height="0.0748in" svg:x="0.6811in" svg:y="0.0043in" svg:viewBox="0 0 133 191" svg:d="M64 8c1 0 1-4 1-5s-1-3-5-3c-5 0-27 2-34 2-2 1-5 1-5 7 0 3 3 3 6 3 14 0 14 2 14 5 0 2-1 3-1 6-14 51-26 102-39 153-1 5-1 5-1 6 0 4 3 9 9 9 7 0 11-6 12-12 1-2 13-49 14-52 19 2 34 7 34 22 0 1 0 2 0 5-1 5-1 6-1 8 0 20 16 29 29 29 25 0 23-29 34-42 0-4-3-4-5-4-4 0-4 2-5 7-3 11-11 31-24 31-7 0-9-7-9-14 0-5 0-6 1-12 0-2 1-6 1-9 0-23-32-28-43-29 8-4 18-13 22-18 15-13 28-25 43-25 3 0 7 1 9 3-12 3-14 11-14 16s4 10 11 10c6 0 15-6 15-18 0-9-7-19-21-19-15 0-30 11-43 25-12 9-21 18-32 23 9-37 18-72 27-108z"><text:p/></draw:path><draw:path draw:style-name="gr3" draw:text-style-name="P6" svg:width="0.0272in" svg:height="0.1055in" svg:x="0.7476in" svg:y="0in" svg:viewBox="0 0 70 269" svg:d="M5 0c-2 0-5 0-5 3 0 1 1 3 2 5 23 21 50 57 50 128 0 56-18 99-47 124-5 5-5 6-5 7 0 2 1 2 3 2 4 0 30-18 48-50 12-23 19-51 19-83 0-39-12-97-65-136z"><text:p/></draw:path></draw:g></text:span><text:span text:style-name="T3">, נוכיח </text:span><text:span text:style-name="T3"><draw:g text:anchor-type="as-char" svg:y="-0.1134in" draw:z-index="505" draw:name="Shape509" draw:style-name="gr1"><svg:title>TexMaths</svg:title><svg:desc>11§display§\la a, b \ra \in \R \times \R§svg§600§FALSE§</svg:desc><draw:path draw:style-name="gr2" draw:text-style-name="P5" svg:width="0.9043in" svg:height="0.1354in" svg:x="-0.0004in" svg:y="0.0071in" svg:viewBox="0 0 2298 345" svg:d="M0 0c766 0 1532 0 2298 0 0 115 0 230 0 345-766 0-1532 0-2298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93in" svg:height="0.0681in" svg:x="0.0575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3" draw:text-style-name="P6" svg:width="0.0177in" svg:height="0.0453in" svg:x="0.1445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6" svg:width="0.0555in" svg:height="0.1059in" svg:x="0.2063in" svg:y="0.0071in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3" draw:text-style-name="P6" svg:width="0.0339in" svg:height="0.1508in" svg:x="0.2724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6" svg:width="0.076in" svg:height="0.087in" svg:x="0.3783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39in" svg:height="0.1031in" svg:x="0.5118in" svg:y="0.0098in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draw:path draw:style-name="gr3" draw:text-style-name="P6" svg:width="0.0732in" svg:height="0.0724in" svg:x="0.6752in" svg:y="0.0398in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3" draw:text-style-name="P6" svg:width="0.1039in" svg:height="0.1031in" svg:x="0.8079in" svg:y="0.0098in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/draw:g></text:span><text:span text:style-name="T3">; </text:span><text:span text:style-name="T3"><draw:g text:anchor-type="as-char" svg:y="-0.1425in" draw:z-index="497" draw:name="Shape510" draw:style-name="gr1"><svg:title>TexMaths</svg:title><svg:desc>11§display§\la a, b \ra \in R^{(1)} = R§svg§600§FALSE§</svg:desc><draw:path draw:style-name="gr2" draw:text-style-name="P5" svg:width="1.0992in" svg:height="0.1646in" svg:x="-0.0004in" svg:y="0.0071in" svg:viewBox="0 0 2793 419" svg:d="M1397 419c-466 0-932 0-1397 0 0-140 0-279 0-419 931 0 1862 0 2793 0 0 140 0 279 0 419-465 0-931 0-1396 0z"><text:p/></draw:path><draw:path draw:style-name="gr3" draw:text-style-name="P6" svg:width="0.0335in" svg:height="0.1516in" svg:x="0.0087in" svg:y="0.028in" svg:viewBox="0 0 86 386" svg:d="M84 14c2-3 2-4 2-6 0-5-3-8-8-8-3 0-5 2-9 9-22 59-45 118-67 177-1 2-2 5-2 7 0 1 0 2 2 6 22 59 45 118 67 177 3 4 4 10 9 10s8-4 8-8c0-1 0-2-2-7-23-59-45-119-69-178 24-60 46-119 69-179z"><text:p/></draw:path><draw:path draw:style-name="gr3" draw:text-style-name="P6" svg:width="0.0693in" svg:height="0.0685in" svg:x="0.0571in" svg:y="0.0752in" svg:viewBox="0 0 177 175" svg:d="M129 25c-7-14-19-25-35-25-47 0-94 57-94 114 0 36 21 61 52 61 7 0 26-1 49-28 4 15 17 28 35 28 15 0 24-9 29-21 7-14 12-37 12-38 0-5-3-5-4-5-5 0-5 3-6 8-6 25-14 47-29 47-11 0-13-9-13-17 0-9 2-11 6-29 4-16 5-20 9-34 4-18 9-36 13-54 3-11 3-12 3-13 0-7-4-11-11-11-10 0-15 9-16 17zM103 125c-2 7-2 7-7 14-17 22-33 27-44 27-19 0-24-21-24-36 0-19 12-66 20-85 13-22 30-36 46-36 25 0 30 32 30 34s-1 4-1 7c-6 25-13 49-20 75z"><text:p/></draw:path><draw:path draw:style-name="gr3" draw:text-style-name="P6" svg:width="0.0173in" svg:height="0.0453in" svg:x="0.1449in" svg:y="0.1252in" svg:viewBox="0 0 45 116" svg:d="M45 41c0-26-10-41-25-41-12 0-20 10-20 21 0 10 8 20 20 20 5 0 10-1 14-5 1-1 1-1 1-1 1 0 1 0 1 6 0 28-13 52-26 64-4 4-4 5-4 6 0 3 2 5 4 5 4 0 35-30 35-75z"><text:p/></draw:path><draw:path draw:style-name="gr3" draw:text-style-name="P6" svg:width="0.0555in" svg:height="0.1063in" svg:x="0.2063in" svg:y="0.0362in" svg:viewBox="0 0 142 271" svg:d="M75 4c0-1 0-4-6-4-8 0-37 3-47 3-3 1-7 1-7 8 0 4 4 4 9 4 19 0 20 4 20 7s-4 17-5 24c-11 42-21 84-32 126-5 20-7 26-7 40 0 35 21 59 50 59 45 0 92-56 92-112 0-36-20-62-51-62-17 0-34 11-45 23 10-38 19-77 29-116zM39 150c2-9 2-9 5-13 19-26 36-31 46-31 15 0 24 11 24 36 0 22-12 67-19 82-12 25-30 38-45 38-14 0-27-10-27-37 0-8 0-14 7-40 3-12 5-24 9-35z"><text:p/></draw:path><draw:path draw:style-name="gr3" draw:text-style-name="P6" svg:width="0.0335in" svg:height="0.1516in" svg:x="0.2728in" svg:y="0.028in" svg:viewBox="0 0 86 386" svg:d="M84 199c2-4 2-5 2-6s0-1-2-7c-22-59-45-118-67-177-3-7-5-9-9-9-5 0-8 3-8 8 0 1 0 2 2 6 23 60 45 119 68 179-23 58-45 118-68 177-2 5-2 6-2 8 0 4 3 8 8 8 4 0 6-5 7-8 24-59 46-119 69-179z"><text:p/></draw:path><draw:path draw:style-name="gr3" draw:text-style-name="P6" svg:width="0.0756in" svg:height="0.0878in" svg:x="0.3787in" svg:y="0.0598in" svg:viewBox="0 0 193 224" svg:d="M179 119c7 0 14 0 14-8 0-7-7-7-14-7-55 0-109 0-164 0 5-52 50-89 104-89 20 0 41 0 60 0 7 0 14 0 14-7 0-8-7-8-14-8-19 0-40 0-60 0-66 0-119 48-119 111 0 62 53 113 119 113 20 0 41 0 60 0 7 0 14 0 14-8s-7-8-14-8c-19 0-40 0-60 0-54 0-99-37-104-89 55 0 109 0 164 0z"><text:p/></draw:path><draw:path draw:style-name="gr3" draw:text-style-name="P6" svg:width="0.1083in" svg:height="0.1063in" svg:x="0.5157in" svg:y="0.039in" svg:viewBox="0 0 276 271" svg:d="M129 26c2-9 3-13 11-14 3-1 15-1 23-1 27 0 70 0 70 39 0 13-5 39-21 55-10 10-30 22-65 22-14 0-29 0-44 0 9-34 17-67 26-101zM185 132c38-9 85-35 85-75 0-33-36-57-86-57-37 0-74 0-110 0-8 0-11 0-11 8 0 3 3 3 11 3 1 0 7 0 14 1 8 1 11 1 11 7 0 1-1 2-2 6-18 70-34 139-52 209-3 13-4 16-35 16-7 0-10 0-10 8 0 4 4 4 6 4 11 0 37-1 48-1s38 1 49 1c3 0 8 0 8-7 0-5-3-5-11-5-14 0-25 0-25-5 0-3 1-5 1-7 9-34 16-68 25-102 16 0 31 0 46 0 36 0 42 22 42 35 0 5-2 17-5 26-2 11-6 26-6 33 0 41 46 41 52 41 32 0 46-38 46-43s-4-5-5-5c-4 0-4 3-5 5-10 28-26 34-35 34-13 0-15-9-15-22 0-12 2-32 3-44 1-5 2-13 2-19 0-29-26-41-36-45z"><text:p/></draw:path><draw:path draw:style-name="gr3" draw:text-style-name="P6" svg:width="0.0272in" svg:height="0.1055in" svg:x="0.6382in" svg:y="0in" svg:viewBox="0 0 70 269" svg:d="M65 0c-51 36-65 94-65 136 0 37 12 97 65 133 2 0 5 0 5-2s-1-2-2-5c-36-32-49-77-49-126 0-73 27-110 49-129 1-1 2-3 2-4 0-3-3-3-5-3z"><text:p/></draw:path><draw:path draw:style-name="gr3" draw:text-style-name="P6" svg:width="0.0382in" svg:height="0.0705in" svg:x="0.6854in" svg:y="0.0091in" svg:viewBox="0 0 98 180" svg:d="M61 8c0-7 0-8-8-8-18 18-42 18-53 18 0 3 0 6 0 10 6 0 24 0 39-8 0 46 0 91 0 138 0 8 0 12-27 12-3 0-8 0-11 0 0 3 0 6 0 10 6 0 39-1 49-1 8 0 42 1 48 1 0-4 0-7 0-10-3 0-7 0-10 0-27 0-27-4-27-12 0-51 0-101 0-150z"><text:p/></draw:path><draw:path draw:style-name="gr3" draw:text-style-name="P6" svg:width="0.0272in" svg:height="0.1055in" svg:x="0.7417in" svg:y="0in" svg:viewBox="0 0 70 269" svg:d="M6 0c-3 0-6 0-6 3 0 1 1 3 2 5 24 21 50 57 50 128 0 56-18 99-46 124-6 5-6 6-6 7 0 2 1 2 3 2 4 0 30-18 48-50 12-23 19-51 19-83 0-39-11-97-64-136z"><text:p/></draw:path><draw:path draw:style-name="gr3" draw:text-style-name="P6" svg:width="0.1008in" svg:height="0.035in" svg:x="0.8398in" svg:y="0.086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63in" svg:x="0.9984in" svg:y="0.039in" svg:viewBox="0 0 276 271" svg:d="M129 26c2-9 3-13 11-14 3-1 16-1 24-1 26 0 69 0 69 39 0 13-5 39-21 55-10 10-30 22-65 22-14 0-29 0-44 0 9-34 17-67 26-101zM185 132c38-9 85-35 85-75 0-33-35-57-85-57-38 0-74 0-111 0-8 0-11 0-11 8 0 3 3 3 11 3 1 0 7 0 14 1 8 1 11 1 11 7 0 1 0 2-2 6-18 70-34 139-52 209-3 13-4 16-35 16-7 0-10 0-10 8 0 4 4 4 6 4 11 0 37-1 48-1s38 1 49 1c4 0 8 0 8-7 0-5-3-5-11-5-14 0-25 0-25-5 0-3 1-5 1-7 9-34 16-68 25-102 16 0 31 0 46 0 36 0 42 22 42 35 0 5-2 17-4 26-3 11-7 26-7 33 0 41 46 41 52 41 32 0 46-38 46-43s-3-4-4-5c-5 0-5 3-6 5-10 28-26 34-35 34-13 0-15-9-15-22 0-12 2-32 3-44 1-5 2-13 2-19 0-29-26-41-36-45z"><text:p/></draw:path></draw:g></text:span><text:span text:style-name="T3">: לפי עקרון ההפרדה נגרר </text:span><text:span text:style-name="T3"><draw:g text:anchor-type="as-char" svg:y="-0.1134in" draw:z-index="498" draw:name="Shape511" draw:style-name="gr1"><svg:title>TexMaths</svg:title><svg:desc>11§display§\la a, b \ra \in \R \times \R§svg§600§FALSE§</svg:desc><draw:path draw:style-name="gr2" draw:text-style-name="P5" svg:width="0.9043in" svg:height="0.1354in" svg:x="-0.0004in" svg:y="0.0071in" svg:viewBox="0 0 2298 345" svg:d="M0 0c766 0 1532 0 2298 0 0 115 0 230 0 345-766 0-1532 0-2298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93in" svg:height="0.0681in" svg:x="0.0575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3" draw:text-style-name="P6" svg:width="0.0177in" svg:height="0.0453in" svg:x="0.1445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6" svg:width="0.0555in" svg:height="0.1059in" svg:x="0.2063in" svg:y="0.0071in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3" draw:text-style-name="P6" svg:width="0.0339in" svg:height="0.1508in" svg:x="0.2724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6" svg:width="0.076in" svg:height="0.087in" svg:x="0.3783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39in" svg:height="0.1031in" svg:x="0.5118in" svg:y="0.0098in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draw:path draw:style-name="gr3" draw:text-style-name="P6" svg:width="0.0732in" svg:height="0.0724in" svg:x="0.6752in" svg:y="0.0398in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3" draw:text-style-name="P6" svg:width="0.1039in" svg:height="0.1031in" svg:x="0.8079in" svg:y="0.0098in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/draw:g></text:span><text:span text:style-name="T3"><text:s/>כדרוש. </text:span></text:p>
            </text:list-item>
            <text:list-item>
              <text:p text:style-name="P98"><text:span text:style-name="T3">צעד: נניח על </text:span><text:span text:style-name="T3"><draw:g text:anchor-type="as-char" svg:y="-0.1063in" draw:z-index="499" draw:name="Shape512" draw:style-name="gr1"><svg:title>TexMaths</svg:title><svg:desc>11§display§k§svg§600§FALSE§</svg:desc><draw:path draw:style-name="gr2" draw:text-style-name="P5" svg:width="0.0606in" svg:height="0.0906in" svg:x="-0.0004in" svg:y="0.0071in" svg:viewBox="0 0 155 231" svg:d="M0 0c52 0 103 0 155 0 0 77 0 154 0 231-52 0-103 0-155 0 0-77 0-154 0-231z"><text:p/></draw:path><draw:path draw:style-name="gr3" draw:text-style-name="P6" svg:width="0.0681in" svg:height="0.1063in" svg:x="0in" svg:y="0in" svg:viewBox="0 0 174 271" svg:d="M90 4c-2-1 0-4-5-4-9 0-38 3-48 4-3 0-6 0-6 8 0 5 3 5 9 5 18 0 19 2 19 6-1 2-2 6-2 8-18 74-36 146-55 220-2 5-2 7-2 9 0 9 8 11 11 11 5 0 11-4 13-8s20-75 22-85c13 1 45 8 45 33 0 3 0 5-1 8-1 4-2 9-2 13 0 23 14 39 34 39 12 0 22-7 31-21 10-17 14-38 14-39 0-3-3-3-5-3-4 0-4 1-5 7-7 27-16 47-34 47-7 0-12-4-12-18 0-6 1-15 3-22 2-6 2-7 2-12 0-24-24-36-57-39 13-8 25-20 33-29 18-20 36-36 54-36 4 0 4 0 5 0 4 1 4 1 7 3 2 1 1 1 1 2-17 1-21 16-21 20 0 5 4 13 15 13 10 0 21-8 21-23 0-11-9-24-27-24-11 0-28 3-55 34-13 13-28 29-43 35 14-54 27-108 41-162z"><text:p/></draw:path></draw:g></text:span><text:span text:style-name="T3"><text:s/>ונוכיח על </text:span><text:span text:style-name="T3"><draw:g text:anchor-type="as-char" svg:y="-0.1047in" draw:z-index="500" draw:name="Shape513" draw:style-name="gr1"><svg:title>TexMaths</svg:title><svg:desc>11§display§k + 1§svg§600§FALSE§</svg:desc><draw:path draw:style-name="gr2" draw:text-style-name="P5" svg:width="0.3173in" svg:height="0.1016in" svg:x="-0.0004in" svg:y="0.0079in" svg:viewBox="0 0 807 259" svg:d="M0 0c269 0 538 0 807 0 0 86 0 173 0 259-269 0-538 0-807 0 0-86 0-173 0-259z"><text:p/></draw:path><draw:path draw:style-name="gr3" draw:text-style-name="P6" svg:width="0.0685in" svg:height="0.1067in" svg:x="0in" svg:y="0in" svg:viewBox="0 0 175 272" svg:d="M90 4c-2-1 0-4-5-4-9 0-38 3-48 4-2 0-6 0-6 8 0 5 3 5 9 5 18 0 19 2 19 6 0 2-1 6-1 8-18 74-37 147-56 221-2 5-2 6-2 9 0 8 8 11 11 11 6 0 11-4 13-9 2-4 20-74 22-84 13 1 45 6 45 33 0 2 0 3-1 8-1 4-2 9-2 13 0 23 16 39 36 39 11 0 22-7 30-21 10-17 14-38 14-39 0-4-3-4-4-4-4 0-4 2-5 7-8 28-17 48-35 48-6 0-12-5-12-18 0-7 3-15 4-22s1-8 1-12c0-26-25-37-58-41 13-7 25-19 35-26 17-21 36-38 55-38 2 0 2 0 3 0 4 1 4 1 8 3 1 0 1 1 2 1-19 3-22 17-22 21 0 7 4 15 14 15s21-9 21-25c0-11-9-24-26-24-10 0-29 3-57 34-13 15-27 29-42 36 13-54 27-108 40-163z"><text:p/></draw:path><draw:path draw:style-name="gr3" draw:text-style-name="P6" svg:width="0.1012in" svg:height="0.1004in" svg:x="0.1181in" svg:y="0.0169in" svg:viewBox="0 0 258 256" svg:d="M137 136c35 0 71 0 107 0 6 0 14 0 14-8s-8-8-14-8c-36 0-72 0-107 0 0-36 0-71 0-108 0-4 0-12-8-12s-8 8-8 12c0 37 0 72 0 108-36 0-71 0-108 0-5 0-13 0-13 8s8 8 13 8c37 0 72 0 108 0 0 35 0 72 0 107 0 5 0 13 8 13s8-8 8-13c0-35 0-72 0-107z"><text:p/></draw:path><draw:path draw:style-name="gr3" draw:text-style-name="P6" svg:width="0.05in" svg:height="0.1004in" svg:x="0.2748in" svg:y="0.0047in" svg:viewBox="0 0 128 256" svg:d="M79 10c0-9 0-10-9-10-24 24-58 24-70 24 0 5 0 8 0 12 8 0 31 0 51-10 0 67 0 133 0 199 0 15-1 19-37 19-4 0-7 0-12 0 0 4 0 8 0 12 15-1 48-1 63-1s50 0 63 1c0-4 0-8 0-12-5 0-8 0-12 0-36 0-37-4-37-19 0-72 0-143 0-215z"><text:p/></draw:path></draw:g></text:span><text:span text:style-name="T3">, ידוע </text:span><text:span text:style-name="T3"><draw:g text:anchor-type="as-char" svg:y="-0.1453in" draw:z-index="503" draw:name="Shape514" draw:style-name="gr1"><svg:title>TexMaths</svg:title><svg:desc>11§display§R^{(k + 1)} = R^{(k)} \circ R§svg§600§FALSE§</svg:desc><draw:path draw:style-name="gr2" draw:text-style-name="P5" svg:width="1.1724in" svg:height="0.1291in" svg:x="0.0016in" svg:y="0.0071in" svg:viewBox="0 0 2979 329" svg:d="M0 0c993 0 1986 0 2979 0 0 110 0 219 0 329-993 0-1986 0-2979 0 0-110 0-219 0-329z"><text:p/></draw:path><draw:path draw:style-name="gr3" draw:text-style-name="P6" svg:width="0.1083in" svg:height="0.1063in" svg:x="-0.0004in" svg:y="0.0386in" svg:viewBox="0 0 276 271" svg:d="M130 26c2-8 3-13 11-14 3 0 15 0 23 0 27 0 70 0 70 39 0 13-6 39-21 53-11 11-30 24-66 24-14 0-28 0-42 0 8-34 16-67 25-102zM185 132c39-8 86-35 86-74 0-33-36-58-86-58-36 0-74 0-110 0-8 0-11 0-11 8 0 4 3 4 11 4 4 0 8 0 14 1 7 0 10 1 10 6 0 2 0 3-1 7-18 69-34 138-52 206-4 16-4 18-35 18-7 0-11 0-11 7 0 5 3 4 6 5 11 0 38-1 49-1 10 0 37 1 48 1 4 0 8 0 8-8 0-4-3-4-11-4-14 0-24 0-24-7 0-2 0-4 1-7 9-34 17-67 25-101 16 0 31 0 47 0 35 0 41 22 41 36 0 6-3 16-5 25-2 11-7 25-7 33 0 42 48 42 52 42 33 0 46-39 46-44s-3-3-4-5c-4 0-5 2-6 5-9 28-25 35-35 35-12 0-15-8-15-23 0-12 3-32 4-44 1-6 1-12 1-17 0-30-25-42-36-46z"><text:p/></draw:path><draw:path draw:style-name="gr3" draw:text-style-name="P6" svg:width="0.0272in" svg:height="0.1051in" svg:x="0.1228in" svg:y="0in" svg:viewBox="0 0 70 268" svg:d="M65 0c-52 36-65 93-65 134 0 39 11 96 65 134 2 0 5 0 5-3 0-2-1-2-3-4-35-32-49-77-49-126 0-73 28-109 50-128 1-1 2-3 2-4 0-3-3-3-5-3z"><text:p/></draw:path><draw:path draw:style-name="gr3" draw:text-style-name="P6" svg:width="0.052in" svg:height="0.0736in" svg:x="0.1661in" svg:y="0.0063in" svg:viewBox="0 0 133 188" svg:d="M64 8c0-1 1-4 1-5s-1-3-4-3c-6 0-28 2-35 2-2 0-6 1-6 7 0 3 4 3 8 3 13 0 13 2 13 4 0 3-1 4-1 6-14 51-26 101-39 153-1 4-1 3-1 5 0 5 3 8 9 8 8 0 11-4 12-10 1-1 12-48 13-53 20 3 35 9 35 22 0 3 0 4-1 6-1 4-1 5-1 9 0 18 17 26 29 26 26 0 23-26 35-40 0-3-3-3-4-3-5 0-5 1-6 6-3 12-11 30-24 30-7 0-9-6-9-13 0-5 0-5 1-12 0-1 1-5 1-9 0-24-32-27-44-28 9-5 19-13 23-18 14-13 28-25 43-25 2 0 7 0 9 3-12 1-14 11-14 14 0 7 4 11 11 11 6 0 15-6 15-17 0-9-6-19-21-19s-29 11-44 23c-11 11-20 20-31 25 9-37 18-72 27-108z"><text:p/></draw:path><draw:path draw:style-name="gr3" draw:text-style-name="P6" svg:width="0.078in" svg:height="0.0776in" svg:x="0.2327in" svg:y="0.0134in" svg:viewBox="0 0 199 198" svg:d="M106 106c27 0 56 0 83 0 4 0 10 0 10-6 0-8-6-8-10-8-27 0-56 0-83 0 0-27 0-55 0-82 0-3 0-10-6-10-8 0-8 7-8 10 0 27 0 55 0 82-27 0-55 0-82 0-3 0-10 0-10 7s6 7 10 7c27 0 55 0 82 0 0 27 0 55 0 82 0 3 0 10 7 10s7-7 7-10c0-27 0-55 0-82z"><text:p/></draw:path><draw:path draw:style-name="gr3" draw:text-style-name="P6" svg:width="0.0386in" svg:height="0.0701in" svg:x="0.3303in" svg:y="0.0091in" svg:viewBox="0 0 99 179" svg:d="M62 8c0-8-1-8-9-8-18 18-42 18-53 18 0 3 0 6 0 10 7 0 24 0 40-8 0 45 0 91 0 137 0 9 0 12-28 12-3 0-6 0-10 0 0 4 0 7 0 10 5 0 38-1 49-1 7 0 41 1 48 1 0-3 0-6 0-10-3 0-8 0-11 0-26 0-26-3-26-12 0-50 0-100 0-149z"><text:p/></draw:path><draw:path draw:style-name="gr3" draw:text-style-name="P6" svg:width="0.0268in" svg:height="0.1051in" svg:x="0.387in" svg:y="0in" svg:viewBox="0 0 69 268" svg:d="M4 0c-1 0-4 0-4 3 0 1 0 3 2 5 23 21 50 57 50 126 0 55-18 98-48 124-4 5-4 6-4 7s0 3 3 3c4 0 29-17 47-51 12-22 19-51 19-82 0-38-11-98-65-135z"><text:p/></draw:path><draw:path draw:style-name="gr3" draw:text-style-name="P6" svg:width="0.1008in" svg:height="0.035in" svg:x="0.485in" svg:y="0.0862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1083in" svg:height="0.1063in" svg:x="0.6429in" svg:y="0.0386in" svg:viewBox="0 0 276 271" svg:d="M130 26c2-8 3-13 11-14 3 0 15 0 23 0 27 0 70 0 70 39 0 13-6 39-21 53-9 11-30 24-66 24-14 0-28 0-42 0 8-34 16-67 25-102zM185 132c39-8 86-35 86-74 0-33-36-58-86-58-36 0-74 0-110 0-8 0-11 0-11 8 0 4 3 4 11 4 4 0 8 0 14 1 7 0 10 1 10 6 0 2 0 3-1 7-18 69-34 138-52 206-4 16-4 18-35 18-7 0-11 0-11 7 0 5 3 4 6 5 11 0 38-1 49-1 10 0 37 1 48 1 4 0 8 0 8-8 0-4-3-4-11-4-14 0-24 0-24-7 0-2 0-4 1-7 9-34 17-67 25-101 16 0 31 0 47 0 35 0 41 22 41 36 0 6-3 16-5 25-2 11-7 25-7 33 0 42 48 42 52 42 33 0 46-39 46-44s-3-3-4-5c-4 0-5 2-5 5-10 28-26 35-35 35-13 0-16-8-16-23 0-12 3-32 4-44 1-6 1-12 1-17 0-30-25-42-36-46z"><text:p/></draw:path><draw:path draw:style-name="gr3" draw:text-style-name="P6" svg:width="0.0272in" svg:height="0.1051in" svg:x="0.7657in" svg:y="0in" svg:viewBox="0 0 70 268" svg:d="M65 0c-52 36-65 93-65 134 0 39 11 96 65 134 2 0 5 0 5-3 0-2-1-2-3-4-35-32-48-77-48-126 0-73 27-109 49-128 1-1 2-3 2-4 0-3-3-3-5-3z"><text:p/></draw:path><draw:path draw:style-name="gr3" draw:text-style-name="P6" svg:width="0.052in" svg:height="0.0736in" svg:x="0.8091in" svg:y="0.0063in" svg:viewBox="0 0 133 188" svg:d="M64 8c1 0 1-4 1-5s-1-3-4-3c-6 0-28 2-35 2-2 0-6 1-6 7 0 3 4 3 8 3 13 0 13 2 13 4 0 3-1 4-1 6-14 51-26 101-39 153-1 4-1 3-1 5 0 5 3 8 9 8 8 0 11-4 12-10 1-1 12-48 13-53 20 3 35 9 35 22 0 3 0 4-1 6-1 4-1 5-1 9 0 18 17 26 30 26 25 0 23-26 34-40 0-3-3-3-4-3-5 0-5 1-6 6-3 12-11 30-24 30-7 0-9-6-9-13 0-5 0-5 1-12 0-1 1-5 1-9 0-24-32-27-43-28 8-5 18-13 22-18 14-13 28-25 43-25 4 0 7 0 9 3-12 1-14 11-14 14 0 7 4 11 11 11 6 0 15-6 15-17 0-9-6-19-21-19s-29 11-44 23c-11 11-20 20-31 25 9-37 18-72 27-108z"><text:p/></draw:path><draw:path draw:style-name="gr3" draw:text-style-name="P6" svg:width="0.0272in" svg:height="0.1051in" svg:x="0.876in" svg:y="0in" svg:viewBox="0 0 70 268" svg:d="M6 0c-3 0-6 0-6 3 0 1 1 3 2 5 23 21 50 57 50 126 0 55-18 98-48 124-4 5-4 6-4 7s1 3 3 3c4 0 30-17 48-51 12-22 19-51 19-82 0-38-12-98-64-135z"><text:p/></draw:path><draw:path draw:style-name="gr3" draw:text-style-name="P6" svg:width="0.0591in" svg:height="0.0587in" svg:x="0.9657in" svg:y="0.0748in" svg:viewBox="0 0 151 150" svg:d="M151 75c0-42-34-75-75-75-42 0-76 34-76 75 0 40 34 75 76 75 41 0 75-35 75-75zM76 134c-34 0-61-27-61-59 0-33 28-60 61-60 32 0 59 27 59 60s-27 59-59 59z"><text:p/></draw:path><draw:path draw:style-name="gr3" draw:text-style-name="P6" svg:width="0.1083in" svg:height="0.1063in" svg:x="1.0736in" svg:y="0.0386in" svg:viewBox="0 0 276 271" svg:d="M129 26c3-8 4-13 11-14 3 0 16 0 24 0 27 0 70 0 70 39 0 13-6 39-22 53-10 11-29 24-65 24-14 0-28 0-42 0 7-34 16-67 24-102zM185 132c39-8 85-35 85-74 0-33-35-58-85-58-36 0-74 0-110 0-8 0-12 0-12 8 0 4 4 4 11 4 1 0 9 0 15 1 7 0 10 1 10 6 0 2 0 3-1 7-18 69-34 138-52 206-4 16-5 18-35 18-8 0-11 0-11 7 0 5 4 5 6 5 11 0 37-1 48-1 10 0 38 1 49 1 4 0 8 0 8-8 0-4-3-4-11-4-14 0-25 0-25-7 0-2 1-4 1-7 9-34 18-67 26-101 16 0 30 0 45 0 36 0 43 22 43 36 0 6-3 16-5 25-3 11-7 25-7 33 0 42 46 42 52 42 33 0 46-39 46-44s-3-3-4-5c-4 0-5 2-6 5-10 28-26 35-35 35-12 0-15-8-15-23 0-12 2-32 4-44 0-6 1-12 1-17 0-30-25-42-36-46z"><text:p/></draw:path></draw:g></text:span><text:span text:style-name="T3"><text:s/>ומשום שלפי ה.א. + עקרון ההפרדה ידוע </text:span><text:span text:style-name="T3"><draw:g text:anchor-type="as-char" svg:y="-0.1425in" draw:z-index="501" draw:name="Shape515" draw:style-name="gr1"><svg:title>TexMaths</svg:title><svg:desc>11§display§R \subseteq \R \times \R \land R^{(k)} \subseteq \R \times \R§svg§600§FALSE§</svg:desc><draw:path draw:style-name="gr2" draw:text-style-name="P5" svg:width="1.7709in" svg:height="0.1472in" svg:x="0.0008in" svg:y="0.0071in" svg:viewBox="0 0 4499 375" svg:d="M2251 375c-751 0-1501 0-2251 0 0-125 0-250 0-375 1499 0 3000 0 4499 0 0 125 0 250 0 375-749 0-1499 0-2248 0z"><text:p/></draw:path><draw:path draw:style-name="gr3" draw:text-style-name="P6" svg:width="0.1083in" svg:height="0.1071in" svg:x="-0.0004in" svg:y="0.0386in" svg:viewBox="0 0 276 273" svg:d="M129 28c2-10 3-14 11-15 3-1 15-1 23-1 27 0 70 0 70 39 0 13-5 39-21 55-10 10-30 22-65 22-14 0-29 0-44 0 9-34 17-67 26-100zM185 133c38-8 85-36 85-75 0-33-36-58-86-58-37 0-74 0-110 0-8 0-11 0-11 9 0 3 3 3 11 3 4 0 7 0 14 1s11 1 11 7c0 1-1 2-2 6-18 69-34 138-52 207-3 15-4 19-35 19-7 0-10 0-10 7 0 5 4 5 6 5 9 0 37-1 48-1s38 1 48 1c4 0 8 0 8-8 0-4-3-4-10-4-14 0-25 0-25-7 0-2 1-4 1-7 9-33 16-67 25-101 16 0 31 0 46 0 36 0 42 21 42 35 0 6-3 18-5 27-2 11-6 24-6 32 0 42 46 42 51 42 33 0 47-40 47-46 0-4-4-4-5-4-4 0-5 2-5 5-10 29-26 36-35 36-13 0-15-9-15-25 0-11 2-29 3-43 1-4 2-12 2-17 0-30-26-42-36-46z"><text:p/></draw:path><draw:path draw:style-name="gr3" draw:text-style-name="P6" svg:width="0.0921in" svg:height="0.1169in" svg:x="0.165in" svg:y="0.0453in" svg:viewBox="0 0 235 298" svg:d="M222 15c7 0 13 0 13-7 0-8-6-8-13-8-35 0-69 0-104 0-66 0-118 51-118 111 0 63 53 112 118 112 35 0 69 0 104 0 7 0 13 0 13-7s-6-7-13-7c-34 0-69 0-103 0-61 0-104-46-104-96 0-53 44-98 104-98 34 0 69 0 103 0zM21 282c-7 0-13 0-13 8s6 8 13 8c67 0 134 0 201 0 7 0 13 0 13-8s-6-8-13-8c-67 0-134 0-201 0z"><text:p/></draw:path><draw:path draw:style-name="gr3" draw:text-style-name="P6" svg:width="0.1039in" svg:height="0.1035in" svg:x="0.3154in" svg:y="0.0386in" svg:viewBox="0 0 265 264" svg:d="M97 143c4 0 10 0 14 0 20 30 39 60 58 89 4 6 14 21 18 27 2 5 3 5 12 5 18 0 36 0 54 0 7 0 12 0 12-7 0-3-2-7-5-7-15-3-33-27-43-40-3-4-22-29-48-71 34-7 67-21 67-67 0-53-56-72-102-72-41 0-80 0-121 0-6 0-13 0-13 7 0 6 8 6 10 6 22 0 24 4 24 22 0 64 0 129 0 193 0 19-2 22-24 22-2 0-10 0-10 7s7 7 13 7c35 0 71 0 106 0 6 0 13 0 13-7s-7-7-11-7c-22 0-24-3-24-22 0-27 0-56 0-85zM172 125c11-15 12-36 12-52 0-19-3-40-15-55 16 3 54 15 54 54 0 25-12 45-51 53zM97 34c0-8 0-21 24-21 33 0 50 13 50 60 0 49-13 57-74 57 0-32 0-64 0-96zM45 250c2-7 2-18 2-22 0-64 0-129 0-194 0-3 0-14-2-21 14 0 30 0 44 0-5 7-5 15-5 20 0 65 0 130 0 195 0 5 0 15 3 22-14 0-28 0-42 0zM128 143c2-1 3-1 6-1 6 0 15-1 20-1 7 9 48 77 80 109-12 0-25 0-37 0-23-35-46-71-69-107z"><text:p/></draw:path><draw:path draw:style-name="gr3" draw:text-style-name="P6" svg:width="0.0732in" svg:height="0.0728in" svg:x="0.4791in" svg:y="0.0681in" svg:viewBox="0 0 187 186" svg:d="M94 82c-26-26-52-51-77-76-6-6-6-6-9-6-5 0-8 3-8 8 0 2 1 3 4 7 27 26 52 52 79 78-27 25-52 52-79 78-3 3-4 4-4 8s3 7 8 7c3 0 3-1 9-5 25-27 51-52 77-77 26 26 52 53 79 80 1 0 3 2 6 2 5 0 8-3 8-7 0-1 0-2-1-5-1-1-63-61-81-81 23-23 47-48 70-71 2-2 8-8 10-10 1-1 2-2 2-4 0-5-3-8-8-8-3 0-5 1-10 6-25 25-50 50-75 76z"><text:p/></draw:path><draw:path draw:style-name="gr3" draw:text-style-name="P6" svg:width="0.1043in" svg:height="0.1035in" svg:x="0.611in" svg:y="0.0386in" svg:viewBox="0 0 266 264" svg:d="M98 143c4 0 9 0 13 0 20 30 39 60 58 89 5 6 14 21 18 27 2 5 3 5 13 5 18 0 35 0 53 0 7 0 13 0 13-7 0-3-2-7-6-7-15-3-33-27-42-40-3-4-22-29-49-71 35-7 69-21 69-67 0-53-58-72-103-72-40 0-81 0-122 0-6 0-13 0-13 7 0 6 8 6 11 6 22 0 23 4 23 22 0 64 0 129 0 193 0 19-1 22-23 22-3 0-11 0-11 7s7 7 13 7c35 0 71 0 106 0 8 0 13 0 13-7s-7-7-11-7c-22 0-23-3-23-22 0-27 0-56 0-85zM173 125c10-15 11-36 11-52 0-19-2-40-15-55 17 3 54 15 54 54 0 25-11 45-50 53zM98 34c0-8 0-21 24-21 32 0 49 13 49 60 0 49-13 57-73 57 0-32 0-64 0-96zM45 250c3-7 3-18 3-22 0-64 0-129 0-194 0-3 0-14-3-21 14 0 30 0 44 0-5 7-5 15-5 20 0 65 0 130 0 195 0 5 0 15 3 22-14 0-28 0-42 0zM128 143c2-1 4-1 7-1 6 0 15-1 20-1 6 9 47 77 79 109-12 0-25 0-37 0-23-35-46-71-69-107z"><text:p/></draw:path><draw:path draw:style-name="gr3" draw:text-style-name="P6" svg:width="0.0839in" svg:height="0.0937in" svg:x="0.761in" svg:y="0.0516in" svg:viewBox="0 0 214 239" svg:d="M117 9c-4-7-6-9-10-9-5 0-6 3-8 9-32 72-65 143-97 215-2 4-2 5-2 8s3 7 8 7c2 0 5-1 8-8 30-68 61-136 91-205 30 69 60 137 91 205 3 8 8 8 9 8 4 0 7-4 7-7 0-1 0-3-2-7-32-72-64-144-95-216z"><text:p/></draw:path><draw:path draw:style-name="gr3" draw:text-style-name="P6" svg:width="0.1083in" svg:height="0.1071in" svg:x="0.8937in" svg:y="0.0386in" svg:viewBox="0 0 276 273" svg:d="M130 28c2-10 3-14 10-15 4-1 16-1 24-1 27 0 70 0 70 39 0 13-6 39-21 55-11 10-30 22-66 22-14 0-28 0-43 0 9-34 17-67 26-100zM185 133c39-8 86-36 86-75 0-33-36-58-86-58-36 0-74 0-110 0-8 0-11 0-11 9 0 3 3 3 10 3 1 0 8 0 15 1s10 1 10 7c0 1 0 2-1 6-18 69-34 138-52 207-4 15-5 19-35 19-8 0-11 0-11 7 0 5 4 5 5 5 11 0 38-1 49-1 10 0 38 1 49 1 4 0 8 0 8-8 0-4-3-4-11-4-14 0-25 0-25-7 0-2 1-4 1-7 9-33 18-67 26-101 16 0 30 0 45 0 36 0 43 21 43 35 0 6-3 18-5 27-3 11-7 24-7 32 0 42 46 42 52 42 33 0 46-40 46-46 0-4-3-2-4-4-4 0-5 2-6 5-9 29-26 36-35 36-12 0-15-9-15-25 0-11 2-29 4-43 1-4 1-12 1-17 0-30-25-42-36-46z"><text:p/></draw:path><draw:path draw:style-name="gr3" draw:text-style-name="P6" svg:width="0.0272in" svg:height="0.1055in" svg:x="1.0165in" svg:y="0in" svg:viewBox="0 0 70 269" svg:d="M65 0c-52 36-65 94-65 136 0 37 11 96 65 133 2 0 5 0 5-3 0-1-1-2-3-3-36-34-49-79-49-127 0-73 28-110 50-129 1-1 2-3 2-4 0-3-3-3-5-3z"><text:p/></draw:path><draw:path draw:style-name="gr3" draw:text-style-name="P6" svg:width="0.052in" svg:height="0.0748in" svg:x="1.0598in" svg:y="0.0043in" svg:viewBox="0 0 133 191" svg:d="M64 8c0-1 1-4 1-5s-1-3-4-3c-6 0-28 2-35 2-2 1-6 1-6 7 0 3 4 3 7 3 14 0 14 2 14 5 0 2-1 3-1 6-14 51-26 102-39 152-1 6-1 6-1 7 0 3 3 9 9 9 8 0 11-6 12-12 1-1 12-49 13-52 20 1 35 8 35 22 0 1 0 2-1 5-1 4-1 6-1 8 0 20 17 29 29 29 26 0 23-29 35-42 0-3-3-2-4-3-5 0-5 1-6 6-3 11-11 31-24 31-7 0-9-6-9-14 0-5 0-6 1-12 0-1 1-6 1-9 0-23-32-28-44-29 9-4 19-13 23-17 14-14 28-26 42-26 3 0 8 1 10 3-12 3-14 11-14 16s4 10 11 10c6 0 15-7 15-18 0-9-6-19-21-19s-30 11-44 25c-11 10-20 18-31 23 9-37 18-72 27-108z"><text:p/></draw:path><draw:path draw:style-name="gr3" draw:text-style-name="P6" svg:width="0.0272in" svg:height="0.1055in" svg:x="1.1264in" svg:y="0in" svg:viewBox="0 0 70 269" svg:d="M5 0c-2 0-5 0-5 3 0 1 1 3 2 5 23 21 50 57 50 128 0 56-18 98-48 124-4 5-4 5-4 6s1 3 3 3c4 0 30-17 48-51 12-22 19-50 19-82 0-39-12-97-65-136z"><text:p/></draw:path><draw:path draw:style-name="gr3" draw:text-style-name="P6" svg:width="0.0921in" svg:height="0.1169in" svg:x="1.2291in" svg:y="0.0453in" svg:viewBox="0 0 235 298" svg:d="M222 15c7 0 13 0 13-7 0-8-6-8-13-8-34 0-69 0-103 0-67 0-119 51-119 111 0 63 53 112 119 112 34 0 69 0 103 0 7 0 13 0 13-7s-6-7-13-7c-34 0-69 0-103 0-61 0-104-46-104-96 0-53 44-98 104-98 34 0 69 0 103 0zM21 282c-7 0-13 0-13 8s6 8 13 8c67 0 134 0 201 0 7 0 13 0 13-8s-6-8-13-8c-67 0-134 0-201 0z"><text:p/></draw:path><draw:path draw:style-name="gr3" draw:text-style-name="P6" svg:width="0.1039in" svg:height="0.1035in" svg:x="1.3795in" svg:y="0.0386in" svg:viewBox="0 0 265 264" svg:d="M98 143c4 0 9 0 13 0 20 30 39 60 58 89 4 6 14 21 18 27 2 5 3 5 12 5 18 0 36 0 54 0 7 0 12 0 12-7 0-3-2-7-5-7-15-3-33-27-42-40-4-4-22-29-49-71 35-7 68-21 68-67 0-53-57-72-103-72-40 0-80 0-121 0-6 0-13 0-13 7 0 6 8 6 11 6 22 0 23 4 23 22 0 64 0 129 0 193 0 19-1 22-23 22-3 0-11 0-11 7s7 7 13 7c35 0 71 0 106 0 7 0 13 0 13-7s-7-7-11-7c-22 0-23-3-23-22 0-27 0-56 0-85zM172 125c11-15 12-36 12-52 0-19-2-40-15-55 16 3 54 15 54 54 0 25-11 45-51 53zM98 34c0-8 0-21 23-21 33 0 50 13 50 60 0 49-13 57-73 57 0-32 0-64 0-96zM45 250c3-7 3-18 3-22 0-64 0-129 0-194 0-3 0-14-3-21 14 0 30 0 44 0-5 7-5 15-5 20 0 65 0 130 0 195 0 5 0 15 3 22-14 0-28 0-42 0zM128 143c2-1 4-1 6-1 7 0 15-1 21-1 6 9 47 77 79 109-12 0-25 0-37 0-23-35-46-71-69-107z"><text:p/></draw:path><draw:path draw:style-name="gr3" draw:text-style-name="P6" svg:width="0.0732in" svg:height="0.0728in" svg:x="1.5433in" svg:y="0.0681in" svg:viewBox="0 0 187 186" svg:d="M93 82c-25-26-51-51-76-76-5-6-6-6-9-6-5 0-8 3-8 8 0 2 1 3 6 7 25 26 51 52 76 78-25 25-51 52-76 78-5 3-6 4-6 8s3 7 8 7c3 0 4-1 9-5 25-27 51-52 76-77 27 26 53 53 80 80 1 0 4 2 6 2 5 0 8-3 8-7 0-1 0-2-1-5-1-1-63-61-81-81 23-23 47-48 70-71 2-2 8-8 10-10 1-1 2-2 2-4 0-5-3-8-8-8-3 0-5 1-8 6-26 25-52 50-78 76z"><text:p/></draw:path><draw:path draw:style-name="gr3" draw:text-style-name="P6" svg:width="0.1043in" svg:height="0.1035in" svg:x="1.6752in" svg:y="0.0386in" svg:viewBox="0 0 266 264" svg:d="M98 143c4 0 10 0 14 0 19 30 39 60 57 89 5 6 14 21 18 27 3 5 4 5 13 5 18 0 35 0 53 0 8 0 13 0 13-7 0-3-2-7-5-7-16-3-34-27-43-40-4-4-22-29-49-71 36-7 69-21 69-67 0-53-58-72-103-72-40 0-81 0-122 0-6 0-13 0-13 7 0 6 8 6 11 6 22 0 24 4 24 22 0 64 0 129 0 193 0 19-2 22-24 22-3 0-11 0-11 7s7 7 13 7c35 0 72 0 107 0 6 0 12 0 12-7s-7-7-11-7c-22 0-23-3-23-22 0-27 0-56 0-85zM173 125c11-15 12-36 12-52 0-19-2-40-16-55 17 3 54 15 54 54 0 25-11 45-50 53zM98 34c0-8 0-21 24-21 33 0 48 13 48 60 0 49-12 57-72 57 0-32 0-64 0-96zM45 250c3-7 3-18 3-22 0-64 0-129 0-194 0-3 0-14-3-21 14 0 30 0 44 0-4 7-4 15-4 20 0 65 0 130 0 195 0 5 0 15 2 22-14 0-28 0-42 0zM128 143c2-1 4-1 7-1 6 0 15-1 20-1 6 9 47 77 79 109-12 0-25 0-37 0-23-35-46-71-69-107z"><text:p/></draw:path></draw:g></text:span><text:span text:style-name="T3"><text:s/>אז לפי הגדרת הרכבה </text:span><text:span text:style-name="T3"><draw:g text:anchor-type="as-char" svg:y="-0.1425in" draw:z-index="502" draw:name="Shape516" draw:style-name="gr1"><svg:title>TexMaths</svg:title><svg:desc>11§display§R^{(k + 1)} \subseteq \R \times \R§svg§600§FALSE§</svg:desc><draw:path draw:style-name="gr2" draw:text-style-name="P5" svg:width="1.0303in" svg:height="0.1472in" svg:x="0.0008in" svg:y="0.0071in" svg:viewBox="0 0 2618 375" svg:d="M1310 375c-437 0-873 0-1310 0 0-125 0-250 0-375 872 0 1746 0 2618 0 0 125 0 250 0 375-436 0-872 0-1308 0z"><text:p/></draw:path><draw:path draw:style-name="gr3" draw:text-style-name="P6" svg:width="0.1083in" svg:height="0.1071in" svg:x="-0.0004in" svg:y="0.0386in" svg:viewBox="0 0 276 273" svg:d="M129 28c2-10 3-14 11-15 3-1 15-1 23-1 27 0 70 0 70 39 0 13-5 39-21 55-10 10-31 22-65 22-14 0-29 0-44 0 9-34 17-67 26-100zM185 133c38-8 84-36 84-75 0-33-35-58-85-58-37 0-74 0-110 0-8 0-11 0-11 9 0 3 3 3 11 3 4 0 7 0 14 1s11 1 11 7c0 1-1 2-2 6-18 69-34 138-52 207-3 15-4 19-35 19-7 0-10 0-10 7 0 5 4 5 5 5 10 0 38-1 49-1s38 1 48 1c4 0 8 0 8-8 0-4-3-4-10-4-14 0-25 0-25-7 0-2 1-4 1-7 9-33 16-67 25-101 16 0 31 0 46 0 36 0 42 21 42 35 0 6-3 18-5 27-3 11-6 24-6 32 0 42 46 42 51 42 33 0 47-40 47-46 0-4-4-4-5-4-4 0-5 2-5 5-10 29-26 36-35 36-13 0-15-9-15-25 0-11 2-29 3-43 1-4 2-12 2-17 0-30-26-42-36-46z"><text:p/></draw:path><draw:path draw:style-name="gr3" draw:text-style-name="P6" svg:width="0.0272in" svg:height="0.1055in" svg:x="0.122in" svg:y="0in" svg:viewBox="0 0 70 269" svg:d="M65 0c-52 36-65 94-65 136 0 37 11 96 65 133 2 0 5 0 5-3 0-1-1-2-2-3-36-34-49-79-49-127 0-73 27-110 49-129 1-1 2-3 2-4 0-3-3-3-5-3z"><text:p/></draw:path><draw:path draw:style-name="gr3" draw:text-style-name="P6" svg:width="0.052in" svg:height="0.0748in" svg:x="0.1654in" svg:y="0.0043in" svg:viewBox="0 0 133 191" svg:d="M65 8c0-1 1-4 1-5s-1-3-4-3c-6 0-29 2-36 2-2 1-5 1-5 7 0 3 3 3 6 3 14 0 14 2 14 5 0 2-1 3-1 6-14 51-26 102-39 152-1 6-1 6-1 7 0 3 3 9 9 9 7 0 11-6 13-12 0-1 12-49 13-52 19 1 34 8 34 22 0 1 0 2 0 5-1 4-1 6-1 8 0 20 16 29 29 29 26 0 23-29 34-42 0-3-3-3-5-3-3 0-4 1-5 6-3 11-10 31-23 31-8 0-10-6-10-14 0-5 0-6 1-12 1-1 2-6 2-9 0-23-33-28-44-29 8-4 18-13 22-17 15-14 28-26 43-26 3 0 7 1 9 3-12 3-14 11-14 16s4 10 11 10 15-7 15-18c0-9-7-19-21-19-15 0-30 11-43 25-12 10-21 18-32 23 9-37 19-72 28-108z"><text:p/></draw:path><draw:path draw:style-name="gr3" draw:text-style-name="P6" svg:width="0.078in" svg:height="0.0783in" svg:x="0.2323in" svg:y="0.0134in" svg:viewBox="0 0 199 200" svg:d="M107 107c27 0 55 0 82 0 3 0 10 0 10-7 0-6-7-6-10-6-27 0-55 0-82 0 0-28 0-56 0-84 0-3 0-10-7-10s-7 7-7 10c0 28 0 56 0 84-27 0-56 0-83 0-3 0-10 0-10 6 0 7 7 7 10 7 27 0 56 0 83 0 0 28 0 55 0 83 0 3 0 10 7 10s7-7 7-10c0-28 0-55 0-83z"><text:p/></draw:path><draw:path draw:style-name="gr3" draw:text-style-name="P6" svg:width="0.0386in" svg:height="0.0705in" svg:x="0.3295in" svg:y="0.0091in" svg:viewBox="0 0 99 180" svg:d="M62 8c0-7-2-8-8-8-18 18-43 18-54 18 0 3 0 6 0 10 7 0 25 0 40-8 0 46 0 91 0 138 0 9 0 12-28 12-3 0-7 0-10 0 0 3 0 7 0 10 6 0 39-1 49-1 8 0 42 1 48 1 0-3 0-7 0-10-3 0-7 0-10 0-27 0-27-3-27-12 0-51 0-101 0-150z"><text:p/></draw:path><draw:path draw:style-name="gr3" draw:text-style-name="P6" svg:width="0.0272in" svg:height="0.1055in" svg:x="0.3862in" svg:y="0in" svg:viewBox="0 0 70 269" svg:d="M5 0c-2 0-5 0-5 3 0 1 1 3 2 5 23 21 50 57 50 128 0 56-18 98-47 124-5 5-5 5-5 6s1 3 3 3c4 0 30-17 48-51 12-22 19-50 19-82 0-39-12-97-65-136z"><text:p/></draw:path><draw:path draw:style-name="gr3" draw:text-style-name="P6" svg:width="0.0921in" svg:height="0.1169in" svg:x="0.489in" svg:y="0.0453in" svg:viewBox="0 0 235 298" svg:d="M222 15c7 0 13 0 13-7 0-8-6-8-13-8-34 0-69 0-103 0-67 0-119 51-119 111 0 63 53 112 119 112 34 0 69 0 103 0 7 0 13 0 13-7s-6-7-13-7c-34 0-69 0-103 0-61 0-104-46-104-96 0-53 44-98 104-98 34 0 69 0 103 0zM21 282c-7 0-13 0-13 8s6 8 13 8c67 0 134 0 201 0 7 0 13 0 13-8s-6-8-13-8c-67 0-134 0-201 0z"><text:p/></draw:path><draw:path draw:style-name="gr3" draw:text-style-name="P6" svg:width="0.1043in" svg:height="0.1035in" svg:x="0.639in" svg:y="0.0386in" svg:viewBox="0 0 266 264" svg:d="M98 143c4 0 9 0 13 0 20 30 39 60 58 89 5 6 14 21 18 27 2 5 3 5 12 5 18 0 36 0 54 0 7 0 13 0 13-7 0-3-3-7-6-7-15-3-33-27-42-40-4-4-22-29-49-71 34-7 69-21 69-67 0-53-58-72-104-72-41 0-80 0-121 0-6 0-13 0-13 7 0 6 8 6 11 6 22 0 23 4 23 22 0 64 0 129 0 193 0 19-1 22-23 22-3 0-11 0-11 7s7 7 13 7c35 0 71 0 106 0 7 0 13 0 13-7s-7-7-11-7c-22 0-23-3-23-22 0-27 0-56 0-85zM173 125c10-15 11-36 11-52 0-19-3-40-15-55 16 3 54 15 54 54 0 25-11 45-50 53zM98 34c0-8 0-21 23-21 33 0 49 13 49 60 0 49-12 57-72 57 0-32 0-64 0-96zM45 250c3-7 3-18 3-22 0-64 0-129 0-194 0-3 0-14-3-21 14 0 30 0 44 0-5 7-5 15-5 20 0 65 0 130 0 195 0 5 0 15 3 22-14 0-28 0-42 0zM128 143c2-1 4-1 6-1 7 0 14-1 21-1 6 9 47 77 79 109-12 0-25 0-37 0-23-35-46-71-69-107z"><text:p/></draw:path><draw:path draw:style-name="gr3" draw:text-style-name="P6" svg:width="0.0732in" svg:height="0.0728in" svg:x="0.8024in" svg:y="0.0681in" svg:viewBox="0 0 187 186" svg:d="M93 82c-25-26-51-51-77-76-4-6-5-6-8-6-4 0-8 3-8 8 0 2 1 3 5 7 26 26 52 52 77 78-25 25-51 52-77 78-4 3-5 4-5 8s4 7 8 7c3 0 4-1 8-5 26-27 52-52 77-77 27 26 53 53 80 80 1 0 4 2 6 2 5 0 8-3 8-7 0-1 0-2-1-5-1-1-63-61-82-81 24-23 48-48 71-71 2-2 8-8 10-10 1-1 2-2 2-4 0-5-3-8-8-8-3 0-5 1-9 6-25 25-51 50-77 76z"><text:p/></draw:path><draw:path draw:style-name="gr3" draw:text-style-name="P6" svg:width="0.1043in" svg:height="0.1035in" svg:x="0.9346in" svg:y="0.0386in" svg:viewBox="0 0 266 264" svg:d="M98 143c4 0 10 0 14 0 19 30 39 60 57 89 5 6 14 21 18 27 3 5 4 5 13 5 18 0 35 0 53 0 8 0 13 0 13-7 0-3-2-7-5-7-15-3-34-27-43-40-4-4-22-29-49-71 36-7 69-21 69-67 0-53-58-72-103-72-40 0-81 0-122 0-6 0-13 0-13 7 0 6 8 6 11 6 22 0 24 4 24 22 0 64 0 129 0 193 0 19-2 22-24 22-3 0-11 0-11 7s7 7 13 7c35 0 72 0 107 0 6 0 12 0 12-7s-7-7-11-7c-22 0-23-3-23-22 0-27 0-56 0-85zM173 125c11-15 12-36 12-52 0-19-2-40-16-55 17 3 54 15 54 54 0 25-11 45-50 53zM98 34c0-8 0-21 24-21 33 0 48 13 48 60 0 49-12 57-72 57 0-32 0-64 0-96zM45 250c3-7 3-18 3-22 0-64 0-129 0-194 0-3 0-14-3-21 14 0 30 0 44 0-4 7-4 15-4 20 0 65 0 130 0 195 0 5 0 15 2 22-14 0-28 0-42 0zM128 143c2-1 4-1 7-1 6 0 15-1 20-1 6 9 47 77 79 109-12 0-25 0-37 0-23-35-46-71-69-107z"><text:p/></draw:path></draw:g></text:span><text:span text:style-name="T3"><text:s/>כדרוש. </text:span></text:p>
            </text:list-item>
          </text:list>
        </text:list-item>
        <text:list-item>
          <text:p text:style-name="P99"><text:span text:style-name="T64"><draw:g text:anchor-type="as-char" svg:y="-0.1335in" draw:z-index="480" draw:name="Shape517" draw:style-name="gr1"><svg:title>TexMaths</svg:title><svg:desc>11§display§\R^2 \times \R^2 \subseteq R^*§svg§600§FALSE§</svg:desc><draw:path draw:style-name="gr2" draw:text-style-name="P5" svg:width="0.898in" svg:height="0.1382in" svg:x="0.0047in" svg:y="0.0071in" svg:viewBox="0 0 2282 352" svg:d="M1142 352c-381 0-761 0-1142 0 0-117 0-235 0-352 761 0 1521 0 2282 0 0 117 0 235 0 352-381 0-761 0-1140 0z"><text:p/></draw:path><draw:path draw:style-name="gr3" draw:text-style-name="P6" svg:width="0.1039in" svg:height="0.1035in" svg:x="-0.0004in" svg:y="0.0299in" svg:viewBox="0 0 265 264" svg:d="M97 144c4 0 10 0 14 0 20 29 39 59 58 88 4 7 14 21 18 28 2 4 3 4 12 4 18 0 36 0 54 0 7 0 12 0 12-8 0-2-2-5-5-5-15-4-33-29-43-41-3-3-22-29-48-71 34-6 67-21 67-67 0-53-56-72-102-72-41 0-80 0-121 0-8 0-13 0-13 7 0 6 8 6 10 6 22 0 24 2 24 22 0 64 0 130 0 194 0 18-2 22-24 22-2 0-10 0-10 5 0 8 5 8 13 8 35 0 71 0 106 0 6 0 13 0 13-8 0-5-7-5-11-5-22 0-24-4-24-22 0-28 0-57 0-85zM172 125c11-15 12-36 12-52 0-19-3-40-15-55 16 3 54 15 54 54 0 25-12 45-51 53zM97 34c0-7 0-21 24-21 33 0 49 14 49 60 0 50-12 56-73 56 0-32 0-63 0-95zM45 251c2-8 2-19 2-22 0-64 0-130 0-195 0-3 0-14-2-21 14 0 30 0 44 0-5 7-5 15-5 20 0 65 0 130 0 196 0 4 0 14 3 22-14 0-28 0-42 0zM126 144c4-2 5-2 8-2 6 0 14-1 20-1 7 9 48 77 80 110-12 0-25 0-37 0-23-36-47-72-71-107z"><text:p/></draw:path><draw:path draw:style-name="gr3" draw:text-style-name="P6" svg:width="0.0469in" svg:height="0.0705in" svg:x="0.1134in" svg:y="0in" svg:viewBox="0 0 120 180" svg:d="M120 130c-3 0-6 0-9 0-1 7-3 22-8 26-2 1-23 1-26 1-17 0-33 0-50 0 29-26 38-32 54-45 20-16 39-34 39-59 0-33-29-53-63-53s-57 24-57 49c0 14 12 15 14 15 7 0 15-4 15-14 0-6-2-15-16-15 9-20 27-25 40-25 26 0 40 21 40 43 0 23-16 42-25 52-22 21-43 43-65 65-3 2-3 2-3 10 37 0 75 0 112 0 2-17 6-33 8-50z"><text:p/></draw:path><draw:path draw:style-name="gr3" draw:text-style-name="P6" svg:width="0.0732in" svg:height="0.0732in" svg:x="0.2315in" svg:y="0.0594in" svg:viewBox="0 0 187 187" svg:d="M93 82c-25-26-51-51-77-76-4-6-5-6-8-6-4 0-8 3-8 8 0 2 1 3 5 7 26 26 52 52 77 78-25 25-51 52-77 78-4 4-5 5-5 8s4 8 8 8c3 0 4-1 8-6 26-26 52-52 77-77 27 26 54 53 81 80 2 0 3 3 5 3 5 0 8-5 8-8 0-1 0-2-1-4 0-2-62-62-82-82 24-23 48-48 71-71 2-2 8-8 10-10 1 0 2-2 2-4 0-5-3-8-8-8-3 0-4 1-9 6-25 25-51 50-77 76z"><text:p/></draw:path><draw:path draw:style-name="gr3" draw:text-style-name="P6" svg:width="0.1039in" svg:height="0.1035in" svg:x="0.3638in" svg:y="0.0299in" svg:viewBox="0 0 265 264" svg:d="M97 144c4 0 10 0 14 0 19 29 39 59 57 88 5 7 13 21 18 28 3 4 4 4 13 4 18 0 35 0 53 0 8 0 13 0 13-8 0-2-2-5-5-5-15-4-35-29-43-41-4-3-22-29-49-71 35-6 68-21 68-67 0-53-57-72-102-72-41 0-81 0-122 0-7 0-12 0-12 7 0 6 7 6 10 6 22 0 24 2 24 22 0 64 0 130 0 194 0 18-2 22-24 22-3 0-10 0-10 5 0 8 5 8 12 8 35 0 72 0 107 0 6 0 12 0 12-8 0-5-7-5-11-5-22 0-23-4-23-22 0-28 0-57 0-85zM172 125c11-15 12-36 12-52 0-19-3-40-16-55 17 3 55 15 55 54 0 25-12 45-51 53zM97 34c0-7 0-21 24-21 33 0 48 14 48 60 0 50-11 56-72 56 0-32 0-63 0-95zM44 251c3-8 3-19 3-22 0-64 0-130 0-195 0-3 0-14-3-21 14 0 30 0 44 0-4 7-4 15-4 20 0 65 0 130 0 196 0 4 0 14 3 22-14 0-29 0-43 0zM126 144c4-2 5-2 8-2 6 0 14-1 20-1 5 9 47 77 79 110-12 0-25 0-37 0-23-36-46-72-70-107z"><text:p/></draw:path><draw:path draw:style-name="gr3" draw:text-style-name="P6" svg:width="0.0469in" svg:height="0.0705in" svg:x="0.4772in" svg:y="0in" svg:viewBox="0 0 120 180" svg:d="M120 130c-3 0-7 0-10 0 0 7-3 22-7 26-2 1-23 1-26 1-17 0-34 0-51 0 29-26 39-32 55-45 20-16 39-34 39-59 0-33-29-53-64-53-33 0-56 24-56 49 0 14 12 15 14 15 7 0 15-4 15-14 0-6-3-15-16-15 8-20 27-25 40-25 26 0 40 21 40 43 0 23-16 42-25 52-22 21-43 43-65 65-3 2-3 2-3 10 37 0 74 0 111 0 3-17 6-33 9-50z"><text:p/></draw:path><draw:path draw:style-name="gr3" draw:text-style-name="P6" svg:width="0.0925in" svg:height="0.1169in" svg:x="0.5937in" svg:y="0.0362in" svg:viewBox="0 0 236 298" svg:d="M222 15c7 0 14 0 14-7 0-8-7-8-14-8-34 0-69 0-103 0-67 0-119 51-119 112 0 63 53 111 119 111 34 0 69 0 103 0 7 0 14 0 14-8 0-6-7-6-14-6-34 0-69 0-103 0-61 0-104-46-104-96 0-53 44-98 104-98 34 0 69 0 103 0zM21 283c-7 0-13 0-13 7 0 8 6 8 13 8 67 0 134 0 201 0 7 0 14 0 14-8 0-7-7-7-14-7-67 0-134 0-201 0z"><text:p/></draw:path><draw:path draw:style-name="gr3" draw:text-style-name="P6" svg:width="0.1083in" svg:height="0.1071in" svg:x="0.748in" svg:y="0.0299in" svg:viewBox="0 0 276 273" svg:d="M129 28c2-10 3-14 11-15 3-1 16-1 24-1 27 0 70 0 70 39 0 13-6 40-22 55-10 10-31 22-65 22-14 0-28 0-43 0 8-34 17-67 25-100zM185 134c38-9 84-37 84-75 0-34-34-59-84-59-38 0-74 0-111 0-8 0-11 0-11 8 0 4 3 4 11 4 1 0 7 0 14 1 8 1 11 1 11 7 0 1 0 2-1 7-18 68-35 138-53 206-3 16-4 19-35 19-7 0-10 0-10 8 0 4 4 4 5 4 11 0 38-1 49-1s38 1 49 1c4 0 8 0 8-8 0-4-3-4-11-4-14 0-25 0-25-7 0-2 1-4 1-6 9-34 16-68 25-102 16 0 31 0 46 0 36 0 42 21 42 35 0 6-2 18-4 27-4 11-7 24-7 32 0 42 46 42 52 42 33 0 46-40 46-45s-3-3-4-5c-5 0-5 2-6 6-10 28-26 35-35 35-13 0-15-9-15-24 0-11 2-30 4-43 0-5 1-13 1-18 0-30-26-42-36-45z"><text:p/></draw:path><draw:path draw:style-name="gr3" draw:text-style-name="P6" svg:width="0.0429in" svg:height="0.0457in" svg:x="0.8677in" svg:y="0.0213in" svg:viewBox="0 0 110 117" svg:d="M63 59c23-10 33-14 39-17 6-2 8-3 8-9 0-4-3-9-9-9-2 0-2 0-5 4-12 7-25 16-37 24 1-13 3-27 4-40 1-5 0-12-8-12-3 0-9 2-9 8 0 3 1 11 1 13 1 6 4 24 4 31-13-8-25-17-37-24-2-3-3-4-5-4-6 0-9 5-9 9 0 6 3 7 5 8 14 5 28 12 41 18-22 9-32 13-38 16-6 2-8 3-8 9 0 4 3 8 9 8 1 0 2 0 5-3 12-8 24-16 37-24-2 15-4 29-5 43 0 7 6 9 9 9s8-2 8-9c0-2-1-10-1-13 0-4-3-23-3-30 11 7 21 15 32 22 7 5 8 5 10 5 6 0 9-4 9-8 0-6-3-8-6-9-14-5-27-11-41-16z"><text:p/></draw:path></draw:g></text:span><text:span text:style-name="T64">: יהיו </text:span><text:span text:style-name="T64"><draw:g text:anchor-type="as-char" svg:y="-0.1047in" draw:z-index="481" draw:name="Shape518" draw:style-name="gr1"><svg:title>TexMaths</svg:title><svg:desc>11§display§a, b, c, d \in \R§svg§600§FALSE§</svg:desc><draw:path draw:style-name="gr2" draw:text-style-name="P5" svg:width="0.7701in" svg:height="0.1185in" svg:x="0.0016in" svg:y="0.0079in" svg:viewBox="0 0 1957 302" svg:d="M979 302c-327 0-652 0-979 0 0-100 0-202 0-302 652 0 1304 0 1957 0 0 100 0 202 0 302-326 0-653 0-978 0z"><text:p/></draw:path><draw:path draw:style-name="gr3" draw:text-style-name="P6" svg:width="0.0693in" svg:height="0.0685in" svg:x="-0.0004in" svg:y="0.0382in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3" draw:text-style-name="P6" svg:width="0.0173in" svg:height="0.0453in" svg:x="0.087in" svg:y="0.0902in" svg:viewBox="0 0 45 116" svg:d="M45 41c0-26-10-41-24-41-13 0-21 10-21 21 0 10 8 20 21 20 4 0 9-1 13-5 1-1 1-1 2-1 0 2 0 0 0 6 0 28-13 52-25 64-4 4-4 5-4 6 0 3 1 5 3 5 4 0 35-30 35-75z"><text:p/></draw:path><draw:path draw:style-name="gr3" draw:text-style-name="P6" svg:width="0.0559in" svg:height="0.1063in" svg:x="0.1488in" svg:y="0in" svg:viewBox="0 0 143 271" svg:d="M75 4c-2-1 0-4-6-4-9 0-36 3-47 4-2 0-7 0-7 8 0 5 4 5 9 5 19 0 20 2 20 6 0 2-3 16-6 24-11 42-20 84-31 126-5 18-7 24-7 38 0 36 21 60 49 60 47 0 94-57 94-112 0-34-21-62-52-62-17 0-34 12-45 23 10-38 19-77 29-116zM38 150c3-8 3-9 6-13 19-26 36-31 46-31 14 0 24 12 24 36 0 23-12 66-18 81-14 26-31 39-47 39-13 0-25-9-25-38 0-8 0-14 6-38 3-12 5-24 8-36z"><text:p/></draw:path><draw:path draw:style-name="gr3" draw:text-style-name="P6" svg:width="0.0173in" svg:height="0.0453in" svg:x="0.2201in" svg:y="0.0902in" svg:viewBox="0 0 45 116" svg:d="M45 41c0-26-10-41-25-41-12 0-20 10-20 21 0 10 8 20 20 20 5 0 10-1 14-5 1-1 1-1 2-1 0 2 0 0 0 6 0 28-13 52-26 64-5 4-5 5-5 6 0 3 3 5 5 5 4 0 35-30 35-75z"><text:p/></draw:path><draw:path draw:style-name="gr3" draw:text-style-name="P6" svg:width="0.0591in" svg:height="0.0685in" svg:x="0.2807in" svg:y="0.0382in" svg:viewBox="0 0 151 175" svg:d="M137 24c-6 0-12 0-17 6-6 5-7 12-7 15 0 9 7 13 15 13 11 0 22-8 22-24 0-20-19-34-47-34-51 0-103 56-103 110 0 34 23 65 63 65 55 0 88-40 88-45 0-2-3-5-5-5s-3 1-5 4c-31 38-73 38-77 38-24 0-35-19-35-42 0-16 7-53 20-78 13-22 33-38 55-38 14 0 28 5 33 15z"><text:p/></draw:path><draw:path draw:style-name="gr3" draw:text-style-name="P6" svg:width="0.0173in" svg:height="0.0453in" svg:x="0.3535in" svg:y="0.0902in" svg:viewBox="0 0 45 116" svg:d="M45 41c0-26-10-41-24-41-13 0-21 10-21 21 0 10 8 20 21 20 4 0 9-1 13-5 1-1 1-1 2-1 0 2 0 0 0 6 0 28-14 51-26 64-5 3-3 5-3 6 0 3 1 5 3 5 4 0 35-30 35-75z"><text:p/></draw:path><draw:path draw:style-name="gr3" draw:text-style-name="P6" svg:width="0.072in" svg:height="0.1063in" svg:x="0.4138in" svg:y="0in" svg:viewBox="0 0 184 271" svg:d="M184 4c-3-1 0-4-6-4-5 0-42 3-48 4-4 0-6 3-6 8s4 5 9 5c19 0 20 2 20 6 0 2-1 6-1 8-8 31-16 61-23 91-7-14-19-25-36-25-46 0-93 57-93 113 0 36 21 61 52 61 7 0 26-1 49-28 3 16 17 28 35 28 15 0 23-9 29-21 7-14 12-37 12-38 0-4-3-4-4-4-5 0-5 2-6 7-6 25-14 47-30 47-11 0-12-9-12-17 0-9 1-12 3-19 18-74 37-148 56-222zM103 222c-2 6-2 7-7 14-17 21-33 26-44 26-19 0-25-20-25-36 0-19 13-65 21-83 12-23 30-37 45-37 26 0 31 32 31 34s-1 4-1 7c-6 25-13 49-20 75z"><text:p/></draw:path><draw:path draw:style-name="gr3" draw:text-style-name="P6" svg:width="0.076in" svg:height="0.0874in" svg:x="0.5413in" svg:y="0.0232in" svg:viewBox="0 0 194 223" svg:d="M180 120c7 0 14 0 14-8 0-7-7-7-14-7-55 0-109 0-164 0 5-52 49-90 104-90 20 0 41 0 60 0 7 0 14 0 14-7 0-8-7-8-14-8-21 0-40 0-61 0-66 0-119 51-119 112 0 62 53 111 119 111 21 0 40 0 61 0 7 0 14 0 14-8s-7-8-14-8c-19 0-40 0-60 0-55 0-99-35-104-87 55 0 109 0 164 0z"><text:p/></draw:path><draw:path draw:style-name="gr3" draw:text-style-name="P6" svg:width="0.1039in" svg:height="0.1035in" svg:x="0.6752in" svg:y="0.002in" svg:viewBox="0 0 265 264" svg:d="M97 143c4 0 10 0 14 0 19 30 39 60 57 90 5 5 13 21 18 26 3 5 4 5 13 5 18 0 35 0 53 0 8 0 13 0 13-7 0-3-2-6-5-7-15-3-35-28-43-40-4-5-22-29-49-71 35-6 68-21 68-66 0-54-57-73-102-73-41 0-81 0-122 0-7 0-12 0-12 8 0 6 7 6 10 6 22 0 24 3 24 22 0 64 0 128 0 192 0 20-2 22-24 22-3 0-10 0-10 7s5 7 12 7c35 0 72 0 107 0 6 0 12 0 12-7s-7-7-11-7c-22 0-23-3-23-22 0-28 0-56 0-85zM172 125c11-15 12-35 12-52 0-19-3-39-16-55 17 4 54 15 54 55 0 25-11 44-50 52zM97 35c0-9 0-21 24-21 33 0 48 14 48 59 0 49-12 57-72 57 0-32 0-64 0-95zM44 250c3-6 3-17 3-21 0-64 0-129 0-194 0-4 0-14-3-21 14 0 30 0 44 0-4 6-4 14-4 19 0 65 0 131 0 196 0 4 0 15 3 21-14 0-29 0-43 0zM126 143c4 0 5 0 8 0 6 0 14-1 20-2 5 10 47 77 79 109-12 0-25 0-37 0-23-35-46-71-70-107z"><text:p/></draw:path></draw:g></text:span><text:span text:style-name="T64">, נוכיח </text:span><text:span text:style-name="T64"><draw:g text:anchor-type="as-char" svg:y="-0.1134in" draw:z-index="482" draw:name="Shape519" draw:style-name="gr1"><svg:title>TexMaths</svg:title><svg:desc>11§display§\la a, b \ra R^* \la c, d \ra§svg§600§FALSE§</svg:desc><draw:path draw:style-name="gr2" draw:text-style-name="P5" svg:width="0.8154in" svg:height="0.1358in" svg:x="-0.0004in" svg:y="0.0071in" svg:viewBox="0 0 2072 346" svg:d="M1037 346c-347 0-692 0-1037 0 0-116 0-230 0-346 690 0 1382 0 2072 0 0 116 0 230 0 346-345 0-690 0-1035 0z"><text:p/></draw:path><draw:path draw:style-name="gr3" draw:text-style-name="P6" svg:width="0.0335in" svg:height="0.1512in" svg:x="0.0087in" svg:y="0in" svg:viewBox="0 0 86 385" svg:d="M84 15c2-4 2-5 2-7 0-5-4-8-8-8-3 0-5 2-9 9-22 59-45 118-67 177-1 2-2 4-2 8 0 1 0 1 2 5 22 59 45 118 67 176 1 5 4 10 9 10 4 0 8-3 8-7 0-1 0-3-2-7-24-59-46-119-69-177 23-60 45-119 69-179z"><text:p/></draw:path><draw:path draw:style-name="gr3" draw:text-style-name="P6" svg:width="0.0693in" svg:height="0.0685in" svg:x="0.0571in" svg:y="0.0453in" svg:viewBox="0 0 177 175" svg:d="M129 25c-8-14-19-25-37-25-45 0-92 57-92 113 0 37 21 62 52 62 7 0 26-1 49-29 3 16 17 29 35 29 13 0 23-9 29-21 6-14 12-37 12-38 0-4-3-4-6-4s-3 1-4 7c-7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3" draw:text-style-name="P6" svg:width="0.0173in" svg:height="0.0453in" svg:x="0.1445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555in" svg:height="0.1063in" svg:x="0.2063in" svg:y="0.0071in" svg:viewBox="0 0 142 271" svg:d="M74 4c0-1 0-4-5-4-9 0-37 3-47 3-3 1-8 1-8 8 0 6 5 6 10 6 19 0 19 2 19 6 0 2-3 16-6 23-10 42-21 84-30 127-6 19-7 25-7 37 0 37 21 61 49 61 46 0 93-57 93-112 0-36-20-62-51-62-18 0-34 11-46 23 10-39 19-77 29-116zM37 150c4-8 4-9 7-13 19-26 36-31 46-31 14 0 24 11 24 36 0 23-13 66-19 80-13 27-31 40-46 40-13 0-26-10-26-38 0-8 0-15 7-39 2-12 5-24 7-35z"><text:p/></draw:path><draw:path draw:style-name="gr3" draw:text-style-name="P6" svg:width="0.0335in" svg:height="0.1512in" svg:x="0.2728in" svg:y="0in" svg:viewBox="0 0 86 385" svg:d="M84 199c2-4 2-4 2-5 0-2 0-2-2-7-22-59-46-119-68-178-2-7-5-9-8-9-5 0-8 3-8 8 0 1 0 2 1 6 23 60 46 119 69 180-23 58-46 118-69 176-1 4-1 5-1 8 0 4 3 7 8 7 4 0 6-4 7-7 23-60 45-119 69-179z"><text:p/></draw:path><draw:path draw:style-name="gr3" draw:text-style-name="P6" svg:width="0.1083in" svg:height="0.1063in" svg:x="0.3295in" svg:y="0.0098in" svg:viewBox="0 0 276 271" svg:d="M130 26c2-9 3-13 10-14 4 0 16 0 24 0 27 0 70 0 70 38 0 13-6 39-22 55-10 10-30 22-65 22-14 0-28 0-43 0 9-35 17-68 26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5 0 43 22 43 36 0 5-3 17-5 26-4 10-7 24-7 32 0 42 46 42 52 42 33 0 46-40 46-44 0-6-3-3-4-6-4 0-5 4-6 6-10 28-26 35-35 35-12 0-16-9-16-23 0-12 3-31 5-43 0-6 1-13 1-19 0-29-25-42-36-45z"><text:p/></draw:path><draw:path draw:style-name="gr3" draw:text-style-name="P6" svg:width="0.0429in" svg:height="0.0457in" svg:x="0.4488in" svg:y="0.0016in" svg:viewBox="0 0 110 117" svg:d="M64 58c22-10 32-13 38-16 6-2 8-3 8-9 0-4-3-8-9-8-1 0-2 0-5 3-12 7-25 16-37 24 1-13 3-27 4-40 1-5 0-12-8-12-3 0-9 2-9 9 0 2 1 10 2 13 0 4 3 23 3 30-13-8-25-17-37-24-2-3-3-3-5-3-6 0-9 4-9 8 0 6 3 8 5 9 14 5 28 11 41 16-22 10-32 14-38 17-6 2-8 3-8 9 0 4 3 8 9 8 1 0 2 0 5-2 12-9 24-17 37-25-2 14-4 29-5 44 0 6 6 8 9 8s9-2 9-8c0-3-1-11-2-13 0-6-3-24-3-31 11 7 21 14 32 22 8 5 8 5 10 5 6 0 9-4 9-8 0-6-3-7-6-8-13-7-27-12-40-18z"><text:p/></draw:path><draw:path draw:style-name="gr3" draw:text-style-name="P6" svg:width="0.0339in" svg:height="0.1512in" svg:x="0.526in" svg:y="0in" svg:viewBox="0 0 87 385" svg:d="M85 15c2-4 2-5 2-7 0-5-5-8-8-8-4 0-6 2-9 9-23 59-45 118-68 177-1 2-2 4-2 8 0 1 0 1 2 5 23 59 45 118 68 176 1 5 4 10 9 10 3 0 8-3 8-7 0-1 0-3-2-7-23-59-45-119-69-177 24-60 46-119 69-179z"><text:p/></draw:path><draw:path draw:style-name="gr3" draw:text-style-name="P6" svg:width="0.0583in" svg:height="0.0685in" svg:x="0.5748in" svg:y="0.0453in" svg:viewBox="0 0 149 175" svg:d="M136 24c-5 0-11 0-16 6-7 5-7 12-7 15 0 9 7 13 15 13 11 0 20-10 20-25 0-19-17-33-45-33-52 0-103 55-103 110 0 34 22 65 63 65 55 0 86-41 86-45 0-2-2-6-4-6s-2 2-4 5c-31 37-74 37-78 37-25 0-34-18-34-42 0-15 7-52 20-77 13-22 33-38 54-38 14 0 28 4 33 15z"><text:p/></draw:path><draw:path draw:style-name="gr3" draw:text-style-name="P6" svg:width="0.0177in" svg:height="0.0453in" svg:x="0.6472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724in" svg:height="0.1063in" svg:x="0.7079in" svg:y="0.0071in" svg:viewBox="0 0 185 271" svg:d="M185 4c0-1 0-4-6-4-5 0-43 3-49 4-2 0-6 3-6 7 0 6 5 6 10 6 19 0 19 2 19 6 0 2-1 6-1 8-8 31-16 60-23 91-7-14-18-25-36-25-45 0-93 57-93 112 0 37 22 62 52 62 7 0 27-1 50-29 4 16 17 29 35 29 14 0 22-9 29-21 7-14 11-38 11-39 0-3-3-3-4-3-4 0-5 1-6 7-7 25-13 47-30 47-9 0-11-10-11-18s2-12 3-18c18-74 37-148 56-222zM104 220c-2 8-2 8-8 15-17 22-32 27-43 27-20 0-26-21-26-36 0-18 14-65 22-83 13-23 29-37 44-37 26 0 31 32 31 34s-1 4-1 6c-6 25-12 50-19 74z"><text:p/></draw:path><draw:path draw:style-name="gr3" draw:text-style-name="P6" svg:width="0.0339in" svg:height="0.1512in" svg:x="0.789in" svg:y="0in" svg:viewBox="0 0 87 385" svg:d="M85 199c2-4 2-4 2-5 0-2 0-2-2-7-22-59-45-119-67-178-4-7-7-9-10-9-5 0-8 3-8 8 0 1 0 2 2 6 23 60 45 119 68 180-23 58-45 118-68 176-2 4-2 5-2 8 0 4 4 7 8 7 5 0 6-4 8-7 24-60 46-119 69-179z"><text:p/></draw:path></draw:g></text:span><text:span text:style-name="T64">. בניסוח שקול, צ.ל. קיום </text:span><text:span text:style-name="T64"><draw:g text:anchor-type="as-char" svg:y="-0.1055in" draw:z-index="483" draw:name="Shape520" draw:style-name="gr1"><svg:title>TexMaths</svg:title><svg:desc>11§display§k \in \N_+§svg§600§FALSE§</svg:desc><draw:path draw:style-name="gr2" draw:text-style-name="P5" svg:width="0.4492in" svg:height="0.1248in" svg:x="-0.0004in" svg:y="0.0079in" svg:viewBox="0 0 1142 318" svg:d="M0 0c381 0 761 0 1142 0 0 106 0 212 0 318-381 0-761 0-1142 0 0-106 0-212 0-318z"><text:p/></draw:path><draw:path draw:style-name="gr3" draw:text-style-name="P6" svg:width="0.0685in" svg:height="0.1063in" svg:x="0in" svg:y="0in" svg:viewBox="0 0 175 271" svg:d="M90 4c-2-1 0-4-5-4-9 0-37 3-48 4-2 0-6 0-6 8 0 5 3 5 9 5 18 0 19 2 19 6 0 2-1 6-1 8-18 74-37 148-56 222-2 5-2 5-2 7 0 10 8 11 12 11 5 0 10-3 12-7s20-75 22-84c13 0 45 6 45 32 0 2 0 4-1 8s-2 9-2 14c0 22 15 37 36 37 11 0 22-5 30-19 10-18 14-39 14-40 0-3-3-3-4-3-4 0-4 1-6 6-7 29-16 49-34 49-6 0-12-5-12-19 0-7 2-16 4-22 1-7 1-8 1-11 0-26-25-35-58-40 13-8 26-20 35-29 17-21 36-37 55-37 2 0 2 0 3 0 4 1 5 1 8 3 1 1 1 1 2 2-19 2-22 16-22 21 0 6 4 14 14 14s21-9 21-25c0-11-9-24-25-24-11 0-29 3-58 34-13 16-27 31-42 37 13-55 27-110 40-164z"><text:p/></draw:path><draw:path draw:style-name="gr3" draw:text-style-name="P6" svg:width="0.0756in" svg:height="0.0874in" svg:x="0.1311in" svg:y="0.0232in" svg:viewBox="0 0 193 223" svg:d="M179 120c7 0 14 0 14-7 0-8-7-8-14-8-55 0-109 0-164 0 5-52 50-90 104-90 20 0 41 0 60 0 7 0 14 0 14-7 0-8-7-8-14-8-21 0-40 0-61 0-66 0-118 51-118 113 0 61 52 110 118 110 21 0 40 0 61 0 7 0 14 0 14-8s-7-8-14-8c-19 0-40 0-60 0-54 0-99-35-104-87 55 0 109 0 164 0z"><text:p/></draw:path><draw:path draw:style-name="gr3" draw:text-style-name="P6" svg:width="0.1028in" svg:height="0.1063in" svg:x="0.2654in" svg:y="0.002in" svg:viewBox="0 0 262 271" svg:d="M34 35c0 63 0 126 0 188 0 20-3 27-23 27-4 0-11 0-11 7s7 7 13 7c20 0 40 0 60 0 7 0 13 0 13-7s-7-7-12-7c-21 0-24-8-24-28 0-59 0-117 0-176 56 73 111 147 167 220 3 4 5 5 7 5 7 0 7-6 7-12 0-73 0-145 0-218 0-21 4-27 22-28 2 0 9 0 9-6 0-7-7-7-13-7-19 0-38 0-56 0-7 0-14 0-14 7 0 6 7 6 11 6 22 1 26 9 26 29 0 40 0 80 0 121-39-53-78-105-117-157-4-6-5-6-14-6-22 0-45 0-67 0-8 0-14 0-14 7 0 6 6 6 9 6 10 1 18 8 21 12 0 4 0 5 0 10zM218 245c-56-74-112-148-168-222-4-4-4-5-8-10 15 0 31 0 46 0 43 59 87 117 130 176 0 18 0 37 0 56z"><text:p/></draw:path><draw:path draw:style-name="gr3" draw:text-style-name="P6" svg:width="0.078in" svg:height="0.078in" svg:x="0.3787in" svg:y="0.0626in" svg:viewBox="0 0 199 199" svg:d="M107 107c27 0 55 0 82 0 4 0 10 0 10-7 0-6-6-6-10-6-27 0-55 0-82 0 0-29 0-56 0-84 0-3 0-10-7-10-6 0-6 7-6 10 0 28 0 55 0 84-28 0-57 0-84 0-3 0-10 0-10 5 0 8 7 8 10 8 27 0 56 0 84 0 0 28 0 55 0 82 0 3 0 10 6 10 7 0 7-7 7-10 0-27 0-54 0-82z"><text:p/></draw:path></draw:g></text:span><text:span text:style-name="T64"><text:s/>עבורו </text:span><text:span text:style-name="T64"><draw:g text:anchor-type="as-char" svg:y="-0.1134in" draw:z-index="484" draw:name="Shape521" draw:style-name="gr1"><svg:title>TexMaths</svg:title><svg:desc>11§display§\la a, b \ra R \la c, d \ra§svg§600§FALSE§</svg:desc><draw:path draw:style-name="gr2" draw:text-style-name="P5" svg:width="0.7465in" svg:height="0.1358in" svg:x="-0.0004in" svg:y="0.0071in" svg:viewBox="0 0 1897 346" svg:d="M950 346c-317 0-633 0-950 0 0-116 0-230 0-346 633 0 1264 0 1897 0 0 116 0 230 0 346-316 0-632 0-947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71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5in" svg:height="0.1063in" svg:x="0.2063in" svg:y="0.0071in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3" draw:text-style-name="P6" svg:width="0.0335in" svg:height="0.1512in" svg:x="0.2728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1083in" svg:height="0.1063in" svg:x="0.3299in" svg:y="0.0098in" svg:viewBox="0 0 276 271" svg:d="M130 26c2-9 3-13 11-14 3 0 15 0 23 0 27 0 70 0 70 38 0 13-6 39-21 55-9 10-30 22-66 22-14 0-28 0-42 0 8-35 16-68 25-101zM185 132c39-9 86-35 86-75 0-33-36-57-86-57-36 0-74 0-110 0-8 0-11 0-11 8 0 4 3 4 11 4 4 0 8 0 14 0 7 1 10 1 10 7 0 1 0 2-1 7-18 69-34 138-52 206-4 15-4 18-35 18-7 0-11 0-11 8 0 4 3 3 6 4 11 0 38-1 49-1 10 0 37 1 48 1 4 0 8 0 8-8 0-4-3-4-11-4-14 0-24 0-24-7 0-2 0-4 1-6 9-33 17-67 25-102 16 0 31 0 47 0 35 0 41 22 41 36 0 5-3 17-5 26-2 10-7 24-7 32 0 42 48 42 52 42 33 0 46-40 46-44 0-6-3-3-4-6-4 0-5 4-6 6-9 28-25 35-34 35-13 0-16-9-16-23 0-12 3-31 4-43 1-6 1-13 1-19 0-29-25-42-36-45z"><text:p/></draw:path><draw:path draw:style-name="gr3" draw:text-style-name="P6" svg:width="0.0335in" svg:height="0.1512in" svg:x="0.4567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6" svg:width="0.0587in" svg:height="0.0685in" svg:x="0.5055in" svg:y="0.0453in" svg:viewBox="0 0 150 175" svg:d="M136 24c-5 0-11 0-16 6-7 5-8 12-8 15 0 9 8 13 15 13 12 0 22-10 22-25 0-19-18-33-46-33-52 0-103 55-103 110 0 34 22 65 62 65 56 0 88-41 88-45 0-2-3-6-5-6s-3 2-5 5c-30 37-73 37-77 37-24 0-34-18-34-42 0-15 7-52 19-77 13-22 35-38 55-38 14 0 28 4 33 15z"><text:p/></draw:path><draw:path draw:style-name="gr3" draw:text-style-name="P6" svg:width="0.0173in" svg:height="0.0453in" svg:x="0.578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724in" svg:height="0.1063in" svg:x="0.6386in" svg:y="0.0071in" svg:viewBox="0 0 185 271" svg:d="M185 4c0-1 0-4-6-4-5 0-43 3-49 4-2 0-6 3-6 7 0 6 5 6 10 6 19 0 19 2 19 6 0 2-1 6-1 8-8 31-16 60-23 91-7-14-18-25-35-25-46 0-94 57-94 112 0 37 22 62 52 62 7 0 27-1 50-29 4 16 17 29 36 29 13 0 22-9 28-21 7-14 11-38 11-39 0-3-3-3-4-3-5 0-5 1-6 7-6 25-13 47-29 47-10 0-11-10-11-18s1-12 2-18c18-74 37-148 56-222zM103 220c-1 8-1 8-7 15-17 22-32 27-43 27-20 0-25-21-25-36 0-18 13-65 22-83 11-23 28-37 44-37 25 0 30 32 30 34s-1 4-1 6c-6 25-13 50-20 74z"><text:p/></draw:path><draw:path draw:style-name="gr3" draw:text-style-name="P6" svg:width="0.0339in" svg:height="0.1512in" svg:x="0.7201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64">. נבחר </text:span><text:span text:style-name="T64"><draw:g text:anchor-type="as-char" svg:y="-0.1063in" draw:z-index="490" draw:name="Shape522" draw:style-name="gr1"><svg:title>TexMaths</svg:title><svg:desc>11§display§k = 2§svg§600§FALSE§</svg:desc><draw:path draw:style-name="gr2" draw:text-style-name="P5" svg:width="0.3382in" svg:height="0.0906in" svg:x="-0.0004in" svg:y="0.0071in" svg:viewBox="0 0 860 231" svg:d="M0 0c287 0 573 0 860 0 0 77 0 154 0 231-287 0-573 0-860 0 0-77 0-154 0-231z"><text:p/></draw:path><draw:path draw:style-name="gr3" draw:text-style-name="P6" svg:width="0.0685in" svg:height="0.1063in" svg:x="0in" svg:y="0in" svg:viewBox="0 0 175 271" svg:d="M90 4c-2-1 0-4-5-4-9 0-38 3-48 4-2 0-6 0-6 8 0 5 3 5 9 5 18 0 19 2 19 6 0 2-1 6-1 8-18 74-37 146-56 220-2 5-2 7-2 9 0 9 8 11 11 11 5 0 11-4 13-8s20-75 22-85c13 1 45 8 45 33 0 3 0 5-1 8-1 4-2 9-2 13 0 23 15 39 36 39 11 0 22-7 30-21 10-17 14-38 14-39 0-3-3-3-4-3-5 0-5 1-6 7-7 27-16 47-34 47-6 0-12-4-12-18 0-6 1-15 3-22 2-6 2-7 2-12 0-24-25-36-58-39 12-8 25-20 33-29 19-20 37-36 56-36 3 0 3 0 4 0 4 1 4 1 7 3 2 1 2 1 3 2-19 1-22 16-22 20 0 5 3 13 14 13 10 0 21-8 21-23 0-11-9-24-27-24-9 0-28 3-56 34-13 13-27 29-43 35 14-54 28-108 41-162z"><text:p/></draw:path><draw:path draw:style-name="gr3" draw:text-style-name="P6" svg:width="0.1004in" svg:height="0.035in" svg:x="0.1264in" svg:y="0.05in" svg:viewBox="0 0 256 90" svg:d="M243 15c5 0 13 0 13-7 0-8-8-8-12-8-78 0-155 0-232 0-5 0-12 0-12 8 0 7 7 7 13 7 77 0 153 0 230 0zM244 90c4 0 12 0 12-7 0-8-8-8-13-8-77 0-153 0-230 0-6 0-13 0-13 8 0 7 7 7 12 7 77 0 154 0 232 0z"><text:p/></draw:path><draw:path draw:style-name="gr3" draw:text-style-name="P6" svg:width="0.0602in" svg:height="0.1in" svg:x="0.2854in" svg:y="0.0043in" svg:viewBox="0 0 154 255" svg:d="M30 226c13-14 27-27 40-40 61-52 84-73 84-111 0-44-35-75-81-75-44 0-73 35-73 69 0 22 20 22 21 22 6 0 20-4 20-21 0-9-7-19-21-19-4 0-4 0-5 0 9-25 30-39 52-39 35 0 52 31 52 63 0 31-19 60-41 84-24 27-49 55-74 82-4 4-4 6-4 14 47 0 96 0 143 0 3-22 8-44 11-67-3 0-7 0-10 0-2 12-4 29-8 34-3 4-28 4-37 4-23 0-46 0-69 0z"><text:p/></draw:path></draw:g></text:span><text:span text:style-name="T64">, ולכן ע"פ הגדרה </text:span><text:span text:style-name="T64"><draw:g text:anchor-type="as-char" svg:y="-0.1453in" draw:z-index="489" draw:name="Shape523" draw:style-name="gr1"><svg:title>TexMaths</svg:title><svg:desc>11§display§R^{(k)} = R \circ R§svg§600§FALSE§</svg:desc><draw:path draw:style-name="gr2" draw:text-style-name="P5" svg:width="0.848in" svg:height="0.1295in" svg:x="0.0008in" svg:y="0.0071in" svg:viewBox="0 0 2155 330" svg:d="M1078 330c-360 0-718 0-1078 0 0-110 0-220 0-330 718 0 1437 0 2155 0 0 110 0 220 0 330-359 0-719 0-1077 0z"><text:p/></draw:path><draw:path draw:style-name="gr3" draw:text-style-name="P6" svg:width="0.1079in" svg:height="0.1063in" svg:x="-0.0004in" svg:y="0.039in" svg:viewBox="0 0 275 271" svg:d="M129 26c2-10 3-13 11-14 3-1 15-1 23-1 27 0 70 0 70 38 0 14-5 40-21 55-10 10-31 22-66 22-14 0-28 0-43 0 9-34 17-67 26-100zM185 132c38-9 84-35 84-75 0-33-35-57-85-57-37 0-74 0-110 0-8 0-11 0-11 8 0 3 3 3 11 3 4 0 7 0 14 1s11 1 11 7c0 1-1 2-2 6-18 70-34 139-52 207-3 14-4 18-35 18-7 0-10 0-10 7 0 5 4 5 5 5 10 0 38-1 49-1s38 1 48 1c4 0 8 0 8-8 0-4-3-4-10-4-14 0-25 0-25-7 0-2 0-4 1-7 9-34 16-67 25-101 16 0 31 0 46 0 36 0 42 22 42 36 0 5-3 17-5 26-3 10-6 24-6 32 0 42 46 42 51 42 33 0 46-40 46-45s-3-5-4-5c-4 0-5 3-5 6-10 28-26 35-35 35-13 0-15-9-15-23 0-12 2-32 3-43 1-6 2-13 2-19 0-30-26-42-36-45z"><text:p/></draw:path><draw:path draw:style-name="gr3" draw:text-style-name="P6" svg:width="0.0272in" svg:height="0.1051in" svg:x="0.122in" svg:y="0in" svg:viewBox="0 0 70 268" svg:d="M65 0c-52 36-65 94-65 135 0 38 11 96 65 133 2 0 5 0 5-3 0-1-1-1-3-3-35-33-48-77-48-127 0-72 27-109 49-128 1-1 2-3 2-4 0-3-3-3-5-3z"><text:p/></draw:path><draw:path draw:style-name="gr3" draw:text-style-name="P6" svg:width="0.052in" svg:height="0.0744in" svg:x="0.1654in" svg:y="0.0059in" svg:viewBox="0 0 133 190" svg:d="M64 8c1 0 1-4 1-5s-1-3-5-3-27 2-34 2c-2 1-5 1-5 7 0 3 3 3 6 3 14 0 14 2 14 4 0 3-1 4-1 7-14 51-26 101-39 152-1 5-1 5-1 7 0 4 3 8 9 8 7 0 11-5 13-12 0-1 12-48 13-51 19 2 34 7 34 21 0 2 0 3 0 6-1 4-1 5-1 8 0 19 16 28 29 28 26 0 23-28 34-42 0-3-3-3-5-3-3 0-4 1-5 7-3 11-11 31-24 31-7 0-9-7-9-15 0-4 0-5 1-12 1-1 1-5 1-9 0-23-32-27-43-28 8-5 18-13 22-18 15-13 28-25 43-25 3 0 7 1 9 3-12 2-14 11-14 16s4 9 11 9c6 0 15-5 15-17 0-9-7-19-21-19-15 0-30 11-43 24-12 10-21 19-32 24 9-37 18-72 27-108z"><text:p/></draw:path><draw:path draw:style-name="gr3" draw:text-style-name="P6" svg:width="0.0272in" svg:height="0.1051in" svg:x="0.2323in" svg:y="0in" svg:viewBox="0 0 70 268" svg:d="M5 0c-2 0-5 0-5 3 0 1 1 3 2 5 24 21 50 57 50 127 0 56-18 98-47 125-5 4-5 4-5 5 0 2 1 3 3 3 4 0 30-17 48-50 12-22 19-51 19-83 0-38-11-96-65-135z"><text:p/></draw:path><draw:path draw:style-name="gr3" draw:text-style-name="P6" svg:width="0.1008in" svg:height="0.035in" svg:x="0.3303in" svg:y="0.085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63in" svg:x="0.4886in" svg:y="0.039in" svg:viewBox="0 0 276 271" svg:d="M129 26c2-10 3-13 11-14 3-1 15-1 23-1 27 0 70 0 70 38 0 14-5 40-21 55-10 10-31 22-65 22-14 0-29 0-44 0 9-34 17-67 26-100zM185 132c38-9 84-35 84-75 0-33-35-57-85-57-37 0-74 0-110 0-8 0-11 0-11 8 0 3 3 3 11 3 1 0 7 0 14 1 8 1 11 1 11 7 0 1-1 2-2 6-18 70-34 139-52 207-3 14-4 18-35 18-7 0-10 0-10 7 0 5 4 5 5 5 11 0 38-1 49-1s38 1 49 1c3 0 8 0 8-8 0-4-4-4-11-4-14 0-25 0-25-7 0-2 1-4 1-7 9-34 16-67 25-101 16 0 31 0 46 0 36 0 42 22 42 36 0 5-3 17-5 26-3 10-6 24-6 32 0 42 46 42 51 42 33 0 47-40 47-45s-4-5-5-5c-4 0-4 3-5 6-10 28-26 35-35 35-13 0-15-9-15-23 0-12 2-32 3-43 1-6 2-13 2-19 0-30-26-42-36-45z"><text:p/></draw:path><draw:path draw:style-name="gr3" draw:text-style-name="P6" svg:width="0.0591in" svg:height="0.0587in" svg:x="0.6409in" svg:y="0.0744in" svg:viewBox="0 0 151 150" svg:d="M151 75c0-41-34-75-75-75-42 0-76 35-76 75 0 42 34 75 76 75 41 0 75-33 75-75zM76 134c-34 0-61-27-61-59 0-33 27-60 61-60 32 0 59 26 59 60 0 33-27 59-59 59z"><text:p/></draw:path><draw:path draw:style-name="gr3" draw:text-style-name="P6" svg:width="0.1083in" svg:height="0.1063in" svg:x="0.7488in" svg:y="0.039in" svg:viewBox="0 0 276 271" svg:d="M129 26c2-10 3-13 11-14 3-1 16-1 24-1 26 0 69 0 69 38 0 14-5 40-21 55-10 10-31 22-65 22-14 0-29 0-44 0 9-34 17-67 26-100zM185 132c38-9 84-35 84-75 0-33-34-57-84-57-38 0-74 0-111 0-8 0-11 0-11 8 0 3 3 3 11 3 1 0 7 0 14 1 8 1 11 1 11 7 0 1 0 2-2 6-18 70-34 139-52 207-3 14-4 18-35 18-7 0-10 0-10 7 0 5 4 5 5 5 11 0 38-1 49-1s38 1 49 1c4 0 8 0 8-8 0-4-3-4-11-4-14 0-25 0-25-7 0-2 1-4 1-7 9-34 16-67 25-101 16 0 31 0 46 0 36 0 42 22 42 36 0 5-2 17-4 26-4 10-7 24-7 32 0 42 46 42 52 42 32 0 46-40 46-45s-3-3-4-5c-5 0-5 3-6 6-10 28-26 35-35 35-13 0-15-9-15-23 0-12 2-32 3-43 1-6 2-13 2-19 0-30-26-42-36-45z"><text:p/></draw:path></draw:g></text:span><text:span text:style-name="T64">. לכן, צ.ל. </text:span><text:span text:style-name="T64"><draw:g text:anchor-type="as-char" svg:y="-0.1134in" draw:z-index="494" draw:name="Shape524" draw:style-name="gr1"><svg:title>TexMaths</svg:title><svg:desc>11§display§\la a, b \ra R \circ R \la c, d \ra§svg§600§FALSE§</svg:desc><draw:path draw:style-name="gr2" draw:text-style-name="P5" svg:width="1.0059in" svg:height="0.1354in" svg:x="-0.0004in" svg:y="0.0071in" svg:viewBox="0 0 2556 345" svg:d="M0 0c852 0 1704 0 2556 0 0 115 0 230 0 345-852 0-1704 0-2556 0 0-115 0-230 0-345z"><text:p/></draw:path><draw:path draw:style-name="gr3" draw:text-style-name="P6" svg:width="0.0335in" svg:height="0.1508in" svg:x="0.0087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693in" svg:height="0.0681in" svg:x="0.0571in" svg:y="0.0453in" svg:viewBox="0 0 177 174" svg:d="M129 24c-8-14-19-24-37-24-45 0-92 56-92 112 0 37 21 62 51 62 7 0 27-1 50-29 3 17 17 29 35 29 14 0 22-9 29-21 7-14 12-37 12-38 0-4-4-4-5-4-4 0-4 1-6 7-7 25-13 48-29 48-11 0-12-10-12-17 0-9 1-12 6-29 4-17 4-21 9-35 4-19 8-37 13-54 3-11 3-11 3-13 0-7-5-10-12-10-9 0-14 9-15 16zM103 124c-2 7-2 8-7 15-18 21-33 27-44 27-19 0-25-22-25-36 0-20 13-67 21-85 12-23 30-37 45-37 26 0 30 32 30 34s0 4-1 6c-7 26-12 51-19 76z"><text:p/></draw:path><draw:path draw:style-name="gr3" draw:text-style-name="P6" svg:width="0.0173in" svg:height="0.0453in" svg:x="0.1445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6" svg:width="0.0555in" svg:height="0.1059in" svg:x="0.2063in" svg:y="0.0071in" svg:viewBox="0 0 142 270" svg:d="M74 3c-1-1 0-3-5-3-9 0-37 2-47 3-3 0-8 1-8 8 0 4 5 4 10 4 19 0 19 4 19 7s-3 17-6 24c-10 42-21 84-30 126-6 20-7 24-7 37 0 38 21 61 49 61 46 0 93-58 93-111 0-36-20-62-51-62-18 0-34 11-46 23 10-40 19-78 29-117zM37 150c4-9 4-10 7-15 19-24 36-30 46-30 14 0 24 12 24 36 0 23-13 66-19 81-14 26-31 40-46 40-13 0-26-11-26-40 0-6 0-14 7-37 2-12 5-24 7-35z"><text:p/></draw:path><draw:path draw:style-name="gr3" draw:text-style-name="P6" svg:width="0.0335in" svg:height="0.1508in" svg:x="0.2728in" svg:y="0in" svg:viewBox="0 0 86 384" svg:d="M84 198c2-4 2-5 2-5 0-1 0-3-2-7-22-59-46-119-68-177-2-7-5-9-8-9-5 0-8 3-8 8 0 1 0 2 1 6 23 60 46 119 69 179-23 58-46 117-69 177-1 4-1 4-1 7 0 4 3 7 8 7 4 0 6-4 7-7 23-60 45-119 69-179z"><text:p/></draw:path><draw:path draw:style-name="gr3" draw:text-style-name="P6" svg:width="0.1083in" svg:height="0.1063in" svg:x="0.3295in" svg:y="0.0098in" svg:viewBox="0 0 276 271" svg:d="M130 28c2-10 3-14 10-15 4-1 16-1 24-1 27 0 70 0 70 39 0 13-6 39-21 55-11 10-30 22-66 22-14 0-28 0-43 0 9-34 17-67 26-100zM185 132c39-8 85-35 85-74 0-33-35-58-85-58-37 0-74 0-110 0-8 0-11 0-11 8 0 4 3 4 10 4 1 0 8 0 15 1s10 1 10 7c0 1 0 2-1 6-18 69-34 138-52 206-4 16-4 19-35 19-8 0-11 0-11 8 0 4 3 3 5 4 11 0 38-2 49-2 10 0 38 2 49 2 4 0 8 0 8-9 0-3-3-3-11-3-14 0-25 0-25-8 0-2 1-4 2-6 9-33 16-67 25-100 16 0 31 0 46 0 35 0 42 20 42 34 0 6-3 18-5 26-4 10-7 24-7 32 0 42 46 42 52 42 33 0 46-39 46-44s-3-2-4-5c-4 0-5 3-6 6-9 29-26 35-35 35-12 0-16-9-16-24 0-12 3-32 5-44 1-5 1-11 1-17 0-29-25-41-36-46z"><text:p/></draw:path><draw:path draw:style-name="gr3" draw:text-style-name="P6" svg:width="0.0587in" svg:height="0.0587in" svg:x="0.4823in" svg:y="0.0453in" svg:viewBox="0 0 150 150" svg:d="M150 75c0-41-35-75-75-75-42 0-75 34-75 75s33 75 75 75c40 0 75-34 75-75zM75 134c-33 0-60-27-60-59s27-60 60-60c32 0 59 27 59 60s-27 59-59 59z"><text:p/></draw:path><draw:path draw:style-name="gr3" draw:text-style-name="P6" svg:width="0.1079in" svg:height="0.1063in" svg:x="0.5898in" svg:y="0.0098in" svg:viewBox="0 0 275 271" svg:d="M129 28c2-10 3-14 11-15 3-1 15-1 23-1 27 0 70 0 70 39 0 13-5 39-21 55-10 10-31 22-66 22-14 0-28 0-43 0 9-34 17-67 26-100zM185 132c38-8 84-35 84-74 0-33-35-58-85-58-37 0-74 0-110 0-8 0-11 0-11 8 0 4 3 4 11 4 4 0 7 0 14 1s11 1 11 7c0 1-1 2-2 6-18 69-34 138-52 206-3 16-4 19-35 19-7 0-10 0-10 8 0 4 3 3 4 4 11 0 39-2 50-2s38 2 48 2c4 0 8 0 8-9 0-3-3-3-10-3-14 0-25 0-25-8 0-2 0-4 1-6 9-33 16-67 25-100 16 0 31 0 46 0 36 0 42 20 42 34 0 6-3 18-5 26-3 10-6 24-6 32 0 42 46 42 51 42 33 0 46-39 46-44s-3-5-5-5c-3 0-4 3-4 6-10 29-26 35-35 35-13 0-16-9-16-24 0-12 3-32 4-44 1-5 2-11 2-17 0-29-26-41-36-46z"><text:p/></draw:path><draw:path draw:style-name="gr3" draw:text-style-name="P6" svg:width="0.0339in" svg:height="0.1508in" svg:x="0.7165in" svg:y="0in" svg:viewBox="0 0 87 384" svg:d="M85 14c2-4 2-4 2-6 0-5-5-8-8-8-4 0-6 2-9 9-23 58-45 118-68 177-1 2-2 4-2 7 0 0 0 1 2 5 23 60 45 119 68 177 1 4 4 9 9 9 3 0 8-3 8-7 0-2 0-3-2-7-23-60-45-119-69-177 24-60 46-119 69-179z"><text:p/></draw:path><draw:path draw:style-name="gr3" draw:text-style-name="P6" svg:width="0.0587in" svg:height="0.0681in" svg:x="0.7654in" svg:y="0.0453in" svg:viewBox="0 0 150 174" svg:d="M136 23c-5 0-11 0-16 6-7 6-7 13-7 15 0 9 7 13 15 13 11 0 20-9 20-24 0-19-17-33-45-33-52 0-103 55-103 109 0 35 22 65 63 65 55 0 87-41 87-45 0-2-3-6-5-6s-2 1-4 5c-31 38-73 38-78 38-25 0-34-20-34-43 0-15 7-53 20-77 13-21 33-38 54-38 14 0 28 5 33 15z"><text:p/></draw:path><draw:path draw:style-name="gr3" draw:text-style-name="P6" svg:width="0.0173in" svg:height="0.0453in" svg:x="0.8382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6" svg:width="0.072in" svg:height="0.1059in" svg:x="0.8988in" svg:y="0.0071in" svg:viewBox="0 0 184 270" svg:d="M184 3c-3-1 0-3-6-3-5 0-42 3-48 3-4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2-23 29-37 45-37 25 0 30 32 30 34s0 4-1 6c-7 26-12 50-19 75z"><text:p/></draw:path><draw:path draw:style-name="gr3" draw:text-style-name="P6" svg:width="0.0335in" svg:height="0.1508in" svg:x="0.9799in" svg:y="0in" svg:viewBox="0 0 86 384" svg:d="M84 198c2-4 2-5 2-5 0-1 0-3-2-7-22-59-46-119-68-177-2-7-4-9-8-9-5 0-8 3-8 8 0 1 0 2 1 6 23 60 46 119 69 179-23 58-46 117-69 177-1 4-1 4-1 7 0 4 3 7 8 7 4 0 6-4 7-7 23-60 45-119 69-179z"><text:p/></draw:path></draw:g></text:span><text:span text:style-name="T64"><text:s/>ובאופן שקול נוכיח קיום </text:span><text:span text:style-name="T64"><draw:g text:anchor-type="as-char" svg:y="-0.1209in" draw:z-index="485" draw:name="Shape525" draw:style-name="gr1"><svg:title>TexMaths</svg:title><svg:desc>11§display§a', b' \in A§svg§600§FALSE§</svg:desc><draw:path draw:style-name="gr2" draw:text-style-name="P5" svg:width="0.578in" svg:height="0.1354in" svg:x="0.0016in" svg:y="0.0075in" svg:viewBox="0 0 1469 345" svg:d="M735 345c-245 0-490 0-735 0 0-115 0-230 0-345 490 0 979 0 1469 0 0 115 0 230 0 345-245 0-490 0-734 0z"><text:p/></draw:path><draw:path draw:style-name="gr3" draw:text-style-name="P6" svg:width="0.0693in" svg:height="0.0685in" svg:x="-0.0004in" svg:y="0.0547in" svg:viewBox="0 0 177 175" svg:d="M129 25c-7-14-18-25-35-25-46 0-94 57-94 113 0 37 22 62 52 62 7 0 27-1 50-28 3 15 17 28 36 28 13 0 22-9 28-21 6-14 11-37 11-38 0-5-3-5-4-5-5 0-5 2-6 8-6 25-13 47-29 47-10 0-11-10-11-17 0-9 0-11 4-29 4-16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6" svg:width="0.026in" svg:height="0.0547in" svg:x="0.0795in" svg:y="-0.0004in" svg:viewBox="0 0 67 140" svg:d="M65 24c2-5 2-7 2-9 0-8-8-15-15-15-11 0-15 9-16 13-12 39-23 77-35 117 0 1-1 2-1 4 0 4 8 6 10 6s2 0 4-5c17-37 34-73 51-111z"><text:p/></draw:path><draw:path draw:style-name="gr3" draw:text-style-name="P6" svg:width="0.0177in" svg:height="0.0453in" svg:x="0.1295in" svg:y="0.1055in" svg:viewBox="0 0 46 116" svg:d="M46 41c0-26-10-41-25-41-12 0-21 10-21 21 0 10 9 20 21 20 4 0 10-1 13-5 1-1 1-1 2-1s1 0 1 6c0 28-13 52-26 64-4 4-4 5-4 6 0 2 2 5 4 5 3 0 35-30 35-75z"><text:p/></draw:path><draw:path draw:style-name="gr3" draw:text-style-name="P6" svg:width="0.0555in" svg:height="0.1063in" svg:x="0.1917in" svg:y="0.0165in" svg:viewBox="0 0 142 271" svg:d="M74 4c0-1 0-4-5-4-8 0-37 3-47 3-3 1-8 1-8 8 0 6 4 6 10 6 18 0 19 2 19 6 0 2-3 16-6 23-11 42-20 84-31 127-5 19-6 25-6 37 0 37 20 61 48 61 47 0 94-57 94-112 0-36-21-62-52-62-17 0-33 11-45 23 10-38 19-77 29-116zM37 150c3-9 3-9 7-13 19-26 36-31 46-31 13 0 24 11 24 36 0 23-13 66-19 81-14 26-31 39-47 39-12 0-25-10-25-38 0-8 0-15 7-39 2-12 5-24 7-35z"><text:p/></draw:path><draw:path draw:style-name="gr3" draw:text-style-name="P6" svg:width="0.0264in" svg:height="0.0547in" svg:x="0.2547in" svg:y="-0.0004in" svg:viewBox="0 0 68 140" svg:d="M65 24c2-5 3-7 3-9 0-8-7-15-16-15-10 0-13 9-16 13-12 39-23 77-35 117 0 1-1 2-1 4 0 4 8 6 10 6s2 0 4-5c17-37 34-73 51-111z"><text:p/></draw:path><draw:path draw:style-name="gr3" draw:text-style-name="P6" svg:width="0.076in" svg:height="0.0874in" svg:x="0.3465in" svg:y="0.0402in" svg:viewBox="0 0 194 223" svg:d="M179 120c7 0 15-1 15-9 0-9-8-7-15-7-54 0-109 0-162 0 4-51 48-89 103-89 20 0 40 0 59 0 7 0 15 0 15-7 0-8-8-8-15-8-19 0-40 0-60 0-66 0-119 48-119 111 0 62 53 112 119 112 20 0 41 0 60 0 7 0 15 0 15-8s-8-8-15-8c-19 0-39 0-59 0-55 0-99-36-103-87 53 0 108 0 162 0z"><text:p/></draw:path><draw:path draw:style-name="gr3" draw:text-style-name="P6" svg:width="0.1039in" svg:height="0.1079in" svg:x="0.4831in" svg:y="0.013in" svg:viewBox="0 0 265 275" svg:d="M55 231c-15 26-30 31-47 32-5 1-8 1-8 8 0 2 2 4 4 4 11 0 24-1 35-1 12 0 26 1 38 1 2 0 7 0 7-7 0-4-4-5-6-5-9 0-19-3-19-13 0-4 3-9 6-14 10-17 20-32 30-49 32 0 65 0 96 0 2 9 7 60 7 64 0 11-21 12-29 12-5 0-8 0-8 8 0 4 4 4 5 4 16 0 32-1 49-1 9 0 34 1 42 1 4 0 8 0 8-7 0-5-4-5-9-5-24 0-24-2-25-13-8-79-16-160-24-240 0-8 0-10-7-10-6 0-7 3-10 7-45 75-90 149-135 224zM102 175c26-43 51-85 76-127 5 42 8 84 12 127-29 0-58 0-88 0z"><text:p/></draw:path></draw:g></text:span><text:span text:style-name="T64"><text:s/>שבעבורם: </text:span></text:p>
          <text:p text:style-name="P100"><draw:g text:anchor-type="as-char" svg:y="-0.1217in" draw:z-index="488" draw:name="Shape526" draw:style-name="gr1"><svg:title>TexMaths</svg:title><svg:desc>11§display§\la a, b \ra R \la a', b' \ra \land \la a', b' \ra R \la c, d \ra§svg§600§FALSE§</svg:desc><draw:path draw:style-name="gr2" draw:text-style-name="P5" svg:width="1.8669in" svg:height="0.1437in" svg:x="-0.0004in" svg:y="0.0071in" svg:viewBox="0 0 4743 366" svg:d="M2372 366c-791 0-1581 0-2372 0 0-122 0-244 0-366 1581 0 3162 0 4743 0 0 122 0 244 0 366-790 0-1581 0-2371 0z"><text:p/></draw:path><draw:path draw:style-name="gr3" draw:text-style-name="P6" svg:width="0.0335in" svg:height="0.1512in" svg:x="0.0087in" svg:y="0.0071in" svg:viewBox="0 0 86 385" svg:d="M84 15c2-4 2-5 2-7 0-5-3-8-8-8-3 0-5 2-9 9-22 59-45 118-67 177-1 2-2 4-2 8 0 1 0 1 2 5 22 59 45 118 67 176 3 5 4 10 9 10s8-3 8-8c0-1 0-2-2-6-23-60-45-119-69-177 24-60 46-119 69-179z"><text:p/></draw:path><draw:path draw:style-name="gr3" draw:text-style-name="P6" svg:width="0.0693in" svg:height="0.0685in" svg:x="0.0571in" svg:y="0.0543in" svg:viewBox="0 0 177 175" svg:d="M129 25c-7-14-19-25-35-25-46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49in" svg:y="0.1059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0559in" svg:height="0.1063in" svg:x="0.2063in" svg:y="0.0161in" svg:viewBox="0 0 143 271" svg:d="M75 4c0-1 0-4-6-4-8 0-37 3-47 3-2 1-7 1-7 8 0 6 4 6 9 6 19 0 20 2 20 6 0 2-3 16-5 23-11 42-21 84-32 127-5 18-7 25-7 38 0 36 21 60 50 60 45 0 93-56 93-113 0-35-21-61-52-61-17 0-34 11-45 23 10-39 19-77 29-116zM39 150c2-8 2-9 5-14 19-25 36-30 46-30 15 0 24 11 24 36 0 23-12 67-19 80-12 27-30 40-45 40-14 0-27-10-27-39 0-6 0-13 7-38 3-12 5-24 9-35z"><text:p/></draw:path><draw:path draw:style-name="gr3" draw:text-style-name="P6" svg:width="0.0335in" svg:height="0.1512in" svg:x="0.2728in" svg:y="0.0071in" svg:viewBox="0 0 86 385" svg:d="M85 199c1-4 1-4 1-5 0-3 0-3-1-7-23-59-45-119-68-178-3-7-5-9-9-9-5 0-8 3-8 8 0 1 0 2 2 6 23 60 45 119 68 180-23 58-45 117-68 176-2 4-2 5-2 7 0 5 3 8 8 8s6-4 7-8c24-59 47-118 70-178z"><text:p/></draw:path><draw:path draw:style-name="gr3" draw:text-style-name="P6" svg:width="0.1083in" svg:height="0.1063in" svg:x="0.3303in" svg:y="0.0185in" svg:viewBox="0 0 276 271" svg:d="M129 26c2-9 3-13 11-14 3 0 15 0 23 0 27 0 70 0 70 38 0 13-5 39-21 55-10 9-30 22-65 22-14 0-29 0-44 0 9-35 17-68 26-101zM185 132c38-9 85-35 85-75 0-33-36-57-86-57-37 0-74 0-110 0-8 0-11 0-11 8 0 4 3 4 11 4 1 0 7 0 14 0 7 1 11 1 11 7 0 1-1 2-2 7-18 69-34 138-52 206-3 15-4 18-35 18-7 0-10 0-10 8 0 4 4 4 6 4 9 0 37-1 48-1s38 1 49 1c3 0 8 0 8-8 0-4-4-4-11-4-14 0-25 0-25-7 0-2 1-4 1-6 9-33 16-68 25-102 16 0 31 0 46 0 36 0 42 22 42 36 0 5-3 17-5 26-2 11-6 24-6 32 0 42 46 42 51 42 33 0 47-40 47-44 0-6-4-6-5-6-4 0-4 3-5 6-10 28-26 35-35 35-13 0-15-9-15-23 0-12 2-31 3-43 1-6 2-13 2-19 0-30-26-42-36-45z"><text:p/></draw:path><draw:path draw:style-name="gr3" draw:text-style-name="P6" svg:width="0.0339in" svg:height="0.1512in" svg:x="0.4571in" svg:y="0.0071in" svg:viewBox="0 0 87 385" svg:d="M85 15c2-4 2-5 2-7 0-5-3-8-8-8-3 0-6 2-9 9-23 59-45 118-68 177 0 2-2 4-2 8 0 1 0 1 2 5 23 59 45 118 68 176 2 5 4 10 9 10s8-3 8-8c0-1 0-2-2-6-23-60-45-119-68-177 23-60 45-119 68-179z"><text:p/></draw:path><draw:path draw:style-name="gr3" draw:text-style-name="P6" svg:width="0.0689in" svg:height="0.0685in" svg:x="0.5059in" svg:y="0.0543in" svg:viewBox="0 0 176 175" svg:d="M129 25c-8-14-19-25-37-25-45 0-92 57-92 113 0 37 21 62 51 62 7 0 27-1 50-29 4 16 17 29 35 29 14 0 22-9 29-21 7-14 11-37 11-38 0-4-3-4-4-4-4 0-5 1-6 7-6 25-13 47-28 47-11 0-13-10-13-17 0-9 2-11 6-29 4-17 4-20 8-34 4-18 10-36 14-54 3-11 3-12 3-13 0-7-5-11-12-11-9 0-14 9-15 17zM103 124c-2 8-2 8-7 15-18 22-33 27-44 27-20 0-26-21-26-36 0-19 14-66 22-84 13-23 30-37 46-37 24 0 29 32 29 34s0 4-1 7c-6 24-12 49-19 74z"><text:p/></draw:path><draw:path draw:style-name="gr3" draw:text-style-name="P6" svg:width="0.0264in" svg:height="0.0547in" svg:x="0.5854in" svg:y="0in" svg:viewBox="0 0 68 140" svg:d="M66 24c2-5 2-7 2-9 0-8-7-15-16-15-10 0-13 9-15 13-12 39-24 77-36 117 0 1-1 2-1 4 0 4 9 6 11 6 1 0 2 0 3-5 18-37 34-73 52-111z"><text:p/></draw:path><draw:path draw:style-name="gr3" draw:text-style-name="P6" svg:width="0.0173in" svg:height="0.0453in" svg:x="0.6358in" svg:y="0.1059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55in" svg:height="0.1063in" svg:x="0.698in" svg:y="0.0161in" svg:viewBox="0 0 142 271" svg:d="M74 4c0-1 0-4-6-4-9 0-36 3-46 3-3 1-8 1-8 8 0 6 4 6 9 6 19 0 20 2 20 6 0 2-3 16-6 23-11 42-20 84-31 127-5 18-6 25-6 38 0 36 20 60 48 60 47 0 94-56 94-113 0-35-21-61-52-61-17 0-33 11-45 23 10-39 19-77 29-116zM37 150c3-8 3-9 6-14 19-25 36-30 46-30 14 0 25 11 25 36 0 23-13 67-19 80-14 27-31 40-47 40-13 0-25-10-25-39 0-6 0-13 6-38 3-12 5-24 8-35z"><text:p/></draw:path><draw:path draw:style-name="gr3" draw:text-style-name="P6" svg:width="0.026in" svg:height="0.0547in" svg:x="0.761in" svg:y="0in" svg:viewBox="0 0 67 140" svg:d="M65 24c2-5 2-7 2-9 0-8-8-15-15-15-11 0-13 9-16 13-12 39-23 77-35 117 0 1-1 2-1 4 0 4 8 6 10 6s2 0 4-5c17-37 34-73 51-111z"><text:p/></draw:path><draw:path draw:style-name="gr3" draw:text-style-name="P6" svg:width="0.0335in" svg:height="0.1512in" svg:x="0.8071in" svg:y="0.0071in" svg:viewBox="0 0 86 385" svg:d="M84 199c2-4 2-4 2-5 0-3 0-3-2-7-22-59-45-119-67-178-3-7-5-9-9-9-5 0-8 3-8 8 0 1 0 2 1 6 23 60 46 119 69 180-23 58-46 117-69 176-1 4-1 5-1 7 0 5 3 8 8 8 4 0 6-4 7-8 24-59 46-118 69-178z"><text:p/></draw:path><draw:path draw:style-name="gr3" draw:text-style-name="P6" svg:width="0.0846in" svg:height="0.0937in" svg:x="0.8996in" svg:y="0.0307in" svg:viewBox="0 0 216 239" svg:d="M117 9c-4-7-6-9-9-9-5 0-6 3-9 9-32 71-64 143-96 214-2 5-3 6-3 8 0 5 4 8 8 8 3 0 6-1 10-8 29-67 60-135 90-203 31 68 60 136 91 203 3 8 7 8 9 8 4 0 8-3 8-8 0-1 0-2-3-7-31-71-64-144-96-215z"><text:p/></draw:path><draw:path draw:style-name="gr3" draw:text-style-name="P6" svg:width="0.0339in" svg:height="0.1512in" svg:x="1.0433in" svg:y="0.0071in" svg:viewBox="0 0 87 385" svg:d="M85 15c2-4 2-5 2-7 0-5-4-8-9-8-3 0-5 2-9 9-22 59-45 118-67 177-1 2-2 4-2 8 0 1 0 1 2 5 22 59 45 118 67 176 3 5 5 10 9 10 5 0 9-3 9-8 0-1 0-2-2-6-23-60-45-119-68-177 23-60 45-119 68-179z"><text:p/></draw:path><draw:path draw:style-name="gr3" draw:text-style-name="P6" svg:width="0.0693in" svg:height="0.0685in" svg:x="1.0917in" svg:y="0.0543in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3 27-43 27-20 0-25-21-25-36 0-19 12-66 20-84 13-23 30-37 46-37 25 0 30 32 30 34s-1 4-1 7c-6 24-13 49-20 74z"><text:p/></draw:path><draw:path draw:style-name="gr3" draw:text-style-name="P6" svg:width="0.026in" svg:height="0.0547in" svg:x="1.1713in" svg:y="0in" svg:viewBox="0 0 67 140" svg:d="M65 24c2-5 2-7 2-9 0-8-6-15-15-15-10 0-13 9-16 13-12 39-23 77-35 117 0 1-1 2-1 4 0 4 8 6 10 6s2 0 4-5c17-37 34-73 51-111z"><text:p/></draw:path><draw:path draw:style-name="gr3" draw:text-style-name="P6" svg:width="0.0173in" svg:height="0.0453in" svg:x="1.222in" svg:y="0.1059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1.2835in" svg:y="0.0161in" svg:viewBox="0 0 143 271" svg:d="M75 4c0-1 0-4-6-4-8 0-37 3-47 3-3 1-7 1-7 8 0 6 4 6 9 6 19 0 20 2 20 6 0 2-4 16-5 23-11 42-21 84-32 127-5 18-7 25-7 38 0 36 21 60 50 60 45 0 93-56 93-113 0-35-21-61-52-61-17 0-34 11-45 23 10-39 19-77 29-116zM39 150c2-8 2-9 5-14 19-25 36-30 46-30 15 0 24 11 24 36 0 23-12 67-19 80-12 27-30 40-45 40-14 0-27-10-27-39 0-6 0-13 7-38 3-12 5-24 9-35z"><text:p/></draw:path><draw:path draw:style-name="gr3" draw:text-style-name="P6" svg:width="0.0264in" svg:height="0.0547in" svg:x="1.3469in" svg:y="0in" svg:viewBox="0 0 68 140" svg:d="M66 24c2-5 2-7 2-9 0-8-7-15-15-15-11 0-14 9-16 13-12 39-23 77-35 117-1 0-1 2-2 4 0 4 9 6 11 6s2 0 4-5c17-37 35-73 51-111z"><text:p/></draw:path><draw:path draw:style-name="gr3" draw:text-style-name="P6" svg:width="0.0339in" svg:height="0.1512in" svg:x="1.3929in" svg:y="0.0071in" svg:viewBox="0 0 87 385" svg:d="M85 199c2-4 2-4 2-5 0-3 0-3-2-7-22-59-45-119-67-178-4-7-7-9-10-9-5 0-8 3-8 8 0 1 0 2 2 6 23 60 45 119 68 180-23 58-45 117-68 176-2 4-2 5-2 7 0 5 4 8 8 8 5 0 6-4 9-8 23-59 45-118 68-178z"><text:p/></draw:path><draw:path draw:style-name="gr3" draw:text-style-name="P6" svg:width="0.1083in" svg:height="0.1063in" svg:x="1.45in" svg:y="0.0185in" svg:viewBox="0 0 276 271" svg:d="M130 26c2-9 3-13 10-14 4 0 16 0 24 0 27 0 70 0 70 38 0 13-6 39-22 55-10 9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8 26-102 16 0 30 0 45 0 36 0 43 22 43 36 0 5-3 17-5 26-3 11-7 24-7 32 0 42 46 42 52 42 33 0 46-40 46-44 0-6-3-4-4-6-4 0-5 3-6 6-10 28-26 35-35 35-12 0-15-9-15-23 0-12 2-31 4-43 0-6 1-13 1-19 0-30-25-42-36-45z"><text:p/></draw:path><draw:path draw:style-name="gr3" draw:text-style-name="P6" svg:width="0.0335in" svg:height="0.1512in" svg:x="1.5772in" svg:y="0.0071in" svg:viewBox="0 0 86 385" svg:d="M85 15c1-4 1-5 1-7 0-5-3-8-8-8-3 0-5 2-9 9-22 59-45 118-67 177-1 2-2 4-2 8 0 1 0 1 2 5 22 59 45 118 67 176 3 5 4 10 9 10s8-3 8-8c0-1 0-2-1-6-23-60-46-119-70-177 24-60 47-119 70-179z"><text:p/></draw:path><draw:path draw:style-name="gr3" draw:text-style-name="P6" svg:width="0.0591in" svg:height="0.0685in" svg:x="1.6256in" svg:y="0.0543in" svg:viewBox="0 0 151 175" svg:d="M138 24c-7 0-11 0-17 6-7 5-8 12-8 15 0 9 8 13 15 13 11 0 22-10 22-25 0-19-19-33-45-33-53 0-105 55-105 110 0 34 23 65 63 65 56 0 88-41 88-45 0-2-2-6-5-6-2 0-3 1-5 5-31 37-73 37-77 37-24 0-35-19-35-42 0-15 7-52 21-77 12-22 34-38 55-38 13 0 27 4 33 15z"><text:p/></draw:path><draw:path draw:style-name="gr3" draw:text-style-name="P6" svg:width="0.0173in" svg:height="0.0453in" svg:x="1.6984in" svg:y="0.1059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724in" svg:height="0.1063in" svg:x="1.7591in" svg:y="0.0161in" svg:viewBox="0 0 185 271" svg:d="M185 4c0-1 0-4-6-4-5 0-43 3-49 4-3 0-6 3-6 7 0 6 5 6 10 6 19 0 19 2 19 6 0 2-1 6-1 8-8 31-16 60-23 91-7-14-18-25-35-25-46 0-94 57-94 113 0 35 22 61 52 61 7 0 27-1 50-29 3 16 17 29 36 29 13 0 22-9 28-21 7-14 11-37 11-38 0-3-3-3-4-3-5 0-5 1-6 7-6 24-13 46-29 46-10 0-11-10-11-18s0-12 2-18c18-74 37-148 56-222zM103 220c-1 8-1 8-7 14-17 22-32 28-43 28-20 0-25-21-25-36 0-18 12-65 22-83 11-23 28-37 44-37 25 0 30 32 30 34s-1 4-1 6c-6 25-13 50-20 74z"><text:p/></draw:path><draw:path draw:style-name="gr3" draw:text-style-name="P6" svg:width="0.0339in" svg:height="0.1512in" svg:x="1.8406in" svg:y="0.0071in" svg:viewBox="0 0 87 385" svg:d="M85 199c2-4 2-4 2-5 0-3 0-3-2-7-22-59-45-119-67-178-4-7-7-9-10-9-5 0-8 3-8 8 0 1 0 2 2 6 23 60 45 119 68 180-23 58-45 117-68 176-2 4-2 5-2 7 0 5 4 8 8 8 5 0 6-4 9-8 23-59 45-118 68-178z"><text:p/></draw:path></draw:g></text:p>
          <text:p text:style-name="P101"><text:soft-page-break/><text:span text:style-name="T65">נבחר </text:span><text:span text:style-name="T65"><draw:g text:anchor-type="as-char" svg:y="-0.1209in" draw:z-index="486" draw:name="Shape527" draw:style-name="gr1"><svg:title>TexMaths</svg:title><svg:desc>11§display§a' = a, b' = d§svg§600§FALSE§</svg:desc><draw:path draw:style-name="gr2" draw:text-style-name="P5" svg:width="0.8469in" svg:height="0.1354in" svg:x="0.0016in" svg:y="0.0075in" svg:viewBox="0 0 2152 345" svg:d="M1077 345c-360 0-718 0-1077 0 0-115 0-230 0-345 717 0 1435 0 2152 0 0 115 0 230 0 345-358 0-717 0-1075 0z"><text:p/></draw:path><draw:path draw:style-name="gr3" draw:text-style-name="P6" svg:width="0.0693in" svg:height="0.0685in" svg:x="-0.0004in" svg:y="0.0547in" svg:viewBox="0 0 177 175" svg:d="M129 25c-7-14-18-25-36-25-45 0-93 57-93 113 0 37 22 62 52 62 7 0 27-1 50-28 2 15 17 28 35 28 14 0 22-9 29-21 7-14 11-37 11-38 0-5-3-5-4-5-5 0-5 2-6 8-6 25-13 47-30 47-9 0-11-10-11-17 0-9 2-11 5-29 4-16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6" svg:width="0.026in" svg:height="0.0547in" svg:x="0.0795in" svg:y="-0.0004in" svg:viewBox="0 0 67 140" svg:d="M65 24c2-5 2-7 2-9 0-8-7-15-15-15-10 0-14 9-16 13-12 39-23 77-35 117 0 1-1 2-1 4 0 4 8 6 10 6s2 0 4-5c17-37 34-73 51-111z"><text:p/></draw:path><draw:path draw:style-name="gr3" draw:text-style-name="P6" svg:width="0.1004in" svg:height="0.0354in" svg:x="0.1677in" svg:y="0.0661in" svg:viewBox="0 0 256 91" svg:d="M243 15c7 0 13 0 13-7 0-8-6-8-12-8-77 0-155 0-232 0-5 0-12 0-12 8 0 7 7 7 13 7 77 0 153 0 230 0zM244 91c6 0 12-1 12-8 0-9-6-8-13-8-77 0-153 0-230 0-6 0-13-1-13 8 0 7 7 8 12 8 77 0 155 0 232 0z"><text:p/></draw:path><draw:path draw:style-name="gr3" draw:text-style-name="P6" svg:width="0.0693in" svg:height="0.0685in" svg:x="0.3256in" svg:y="0.0547in" svg:viewBox="0 0 177 175" svg:d="M129 25c-7-14-19-25-36-25-45 0-93 57-93 113 0 37 21 62 52 62 7 0 26-1 49-28 3 15 17 28 35 28 15 0 23-9 29-21 7-14 12-37 12-38 0-5-3-5-4-5-5 0-5 2-6 8-6 25-14 47-30 47-9 0-12-10-12-17 0-9 1-11 6-29 4-16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413in" svg:y="0.1055in" svg:viewBox="0 0 45 116" svg:d="M45 41c0-26-10-41-25-41-12 0-20 10-20 21 0 10 8 20 20 20 5 0 10-1 14-5 1-1 1-1 1-1 1 0 1 0 1 6 0 28-13 52-26 64-5 4-5 5-5 6 0 2 3 5 5 5 4 0 35-30 35-75z"><text:p/></draw:path><draw:path draw:style-name="gr3" draw:text-style-name="P6" svg:width="0.0559in" svg:height="0.1063in" svg:x="0.4744in" svg:y="0.0165in" svg:viewBox="0 0 143 271" svg:d="M75 4c0-1 0-4-6-4-9 0-37 3-47 3-3 1-7 1-7 8 0 6 4 6 9 6 19 0 20 2 20 6 0 2-4 16-6 23-11 42-20 84-31 127-5 19-7 25-7 37 0 37 21 61 49 61 46 0 94-57 94-112 0-36-21-62-52-62-17 0-34 11-45 23 10-38 19-77 29-116zM38 150c3-9 3-9 6-13 19-26 36-31 46-31 14 0 24 11 24 36 0 23-12 66-19 81-13 26-30 39-46 39-13 0-26-10-26-38 0-8 0-15 7-39 3-12 5-24 8-35z"><text:p/></draw:path><draw:path draw:style-name="gr3" draw:text-style-name="P6" svg:width="0.0264in" svg:height="0.0547in" svg:x="0.5374in" svg:y="-0.0004in" svg:viewBox="0 0 68 140" svg:d="M66 24c2-5 2-7 2-9 0-8-8-15-15-15-11 0-15 9-16 13-12 39-23 77-35 117-1 0-1 2-2 4 0 4 9 6 11 6s2 0 4-5c17-37 34-73 51-111z"><text:p/></draw:path><draw:path draw:style-name="gr3" draw:text-style-name="P6" svg:width="0.1008in" svg:height="0.0354in" svg:x="0.626in" svg:y="0.0661in" svg:viewBox="0 0 257 91" svg:d="M244 15c6 0 13 0 13-7 0-8-7-8-13-8-77 0-154 0-231 0-5 0-13 0-13 8 0 7 8 7 13 7 77 0 154 0 231 0zM244 91c6 0 13-1 13-8 0-9-7-8-13-8-77 0-154 0-231 0-5 0-13-1-13 8 0 7 8 8 13 8 77 0 154 0 231 0z"><text:p/></draw:path><draw:path draw:style-name="gr3" draw:text-style-name="P6" svg:width="0.072in" svg:height="0.1063in" svg:x="0.7843in" svg:y="0.0165in" svg:viewBox="0 0 184 271" svg:d="M184 4c0-1 0-4-6-4-5 0-42 3-48 4-4 0-6 3-6 7 0 6 4 6 9 6 19 0 20 2 20 6 0 2-1 6-1 8-8 31-16 60-23 91-8-14-19-25-37-25-45 0-92 57-92 112 0 37 21 62 51 62 7 0 27-1 50-29 3 16 17 29 35 29 14 0 22-9 29-21 7-14 11-37 11-39 0-4-3-4-4-4-4 0-5 2-6 8-7 25-13 47-29 47-11 0-12-10-12-17 0-9 1-13 3-19 18-74 37-148 56-222zM103 220c-2 8-2 8-7 15-18 22-33 27-44 27-20 0-26-21-26-36 0-19 14-65 22-83 12-23 30-37 45-37 25 0 30 32 30 34s0 4-1 7c-7 24-12 49-19 73z"><text:p/></draw:path></draw:g></text:span><text:span text:style-name="T65"><text:s/>ולכן צ.ל.: </text:span><draw:g text:anchor-type="as-char" svg:y="-0.1134in" draw:z-index="487" draw:name="Shape528" draw:style-name="gr1"><svg:title>TexMaths</svg:title><svg:desc>11§display§\la a, b \ra R \la a, d \ra \land \la a, d \ra R \la c, d \ra§svg§600§FALSE§</svg:desc><draw:path draw:style-name="gr2" draw:text-style-name="P5" svg:width="1.7236in" svg:height="0.1358in" svg:x="-0.0004in" svg:y="0.0071in" svg:viewBox="0 0 4379 346" svg:d="M2190 346c-730 0-1459 0-2190 0 0-116 0-230 0-346 1460 0 2919 0 4379 0 0 116 0 230 0 346-730 0-1459 0-2189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71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0.2063in" svg:y="0.0071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728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1079in" svg:height="0.1063in" svg:x="0.3303in" svg:y="0.0098in" svg:viewBox="0 0 275 271" svg:d="M129 26c2-9 3-13 11-14 3 0 15 0 23 0 27 0 70 0 70 38 0 13-6 39-21 55-10 10-30 22-66 22-14 0-28 0-43 0 9-35 17-68 26-101zM184 132c39-9 86-35 86-75 0-33-36-57-86-57-37 0-74 0-110 0-8 0-11 0-11 8 0 4 3 4 11 4 4 0 7 0 14 0 7 1 10 1 10 7 0 1 0 2-1 7-18 69-34 138-52 206-4 15-4 18-35 18-7 0-10 0-10 8 0 4 3 3 4 4 11 0 39-1 50-1s37 1 48 1c4 0 8 0 8-8 0-4-3-4-10-4-14 0-25 0-25-7 0-2 0-4 1-6 9-33 16-67 25-102 16 0 31 0 46 0 36 0 42 22 42 36 0 5-3 17-5 26-2 10-7 24-7 32 0 42 47 42 52 42 33 0 46-40 46-44 0-6-3-6-4-6-4 0-5 4-5 6-10 28-26 35-35 35-13 0-15-9-15-23 0-12 2-31 3-43 1-6 1-13 1-19 0-29-25-42-36-45z"><text:p/></draw:path><draw:path draw:style-name="gr3" draw:text-style-name="P6" svg:width="0.0339in" svg:height="0.1512in" svg:x="0.4571in" svg:y="0in" svg:viewBox="0 0 87 385" svg:d="M85 15c2-4 2-5 2-7 0-5-4-8-8-8s-6 2-10 9c-22 59-45 118-67 177-1 2-2 4-2 7 0 2 0 2 2 6 22 59 45 118 67 176 3 5 5 10 10 10 4 0 8-3 8-7 0-1 0-3-2-7-23-59-45-119-68-178 23-60 45-119 68-178z"><text:p/></draw:path><draw:path draw:style-name="gr3" draw:text-style-name="P6" svg:width="0.0693in" svg:height="0.0685in" svg:x="0.5055in" svg:y="0.0453in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173in" svg:height="0.0453in" svg:x="0.5929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72in" svg:height="0.1063in" svg:x="0.6535in" svg:y="0.0071in" svg:viewBox="0 0 184 271" svg:d="M184 4c0-1 0-4-5-4s-43 3-49 4c-3 0-6 3-6 7 0 6 4 6 10 6 19 0 19 2 19 6 0 2-1 6-1 8-8 31-16 60-23 91-7-14-18-25-35-25-46 0-94 57-94 112 0 37 21 62 52 62 7 0 26-1 50-29 3 16 17 29 36 29 13 0 22-9 28-21 6-14 11-38 11-39 0-3-3-3-4-3-5 0-5 1-6 7-6 25-13 47-29 47-10 0-11-10-11-18s0-12 2-18c18-74 36-148 55-222zM103 220c-1 8-1 8-7 15-17 22-33 27-43 27-20 0-25-21-25-36 0-18 12-65 20-83 13-23 30-37 46-37 25 0 30 32 30 34s-1 4-1 6c-6 25-13 50-20 74z"><text:p/></draw:path><draw:path draw:style-name="gr3" draw:text-style-name="P6" svg:width="0.0339in" svg:height="0.1512in" svg:x="0.735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6" svg:width="0.0843in" svg:height="0.0937in" svg:x="0.8283in" svg:y="0.0217in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6" svg:width="0.0335in" svg:height="0.1512in" svg:x="0.9717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" svg:width="0.0693in" svg:height="0.0685in" svg:x="1.0201in" svg:y="0.0453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19 0-24-21-24-36 0-19 12-66 20-84 13-23 30-37 46-37 24 0 29 32 29 34s0 4-1 7c-6 24-12 49-19 74z"><text:p/></draw:path><draw:path draw:style-name="gr3" draw:text-style-name="P6" svg:width="0.0173in" svg:height="0.0453in" svg:x="1.1075in" svg:y="0.0972in" svg:viewBox="0 0 45 116" svg:d="M45 41c0-26-10-41-25-41-12 0-20 10-20 21 0 10 8 20 20 20 4 0 10-1 13-5 1-1 1-1 2-1s1 0 1 6c0 28-13 51-26 64-4 4-4 5-4 6 0 2 2 5 4 5 4 0 35-30 35-75z"><text:p/></draw:path><draw:path draw:style-name="gr3" draw:text-style-name="P6" svg:width="0.0724in" svg:height="0.1063in" svg:x="1.1677in" svg:y="0.0071in" svg:viewBox="0 0 185 271" svg:d="M185 4c0-1 0-4-6-4-5 0-41 3-48 4-3 0-6 3-6 7 0 6 4 6 9 6 19 0 20 2 20 6 0 2-1 6-1 8-8 31-17 60-24 91-7-14-18-25-35-25-46 0-94 57-94 112 0 37 22 62 52 62 7 0 27-1 50-29 4 16 17 29 36 29 13 0 22-9 28-21 7-14 11-38 11-39 0-3-3-3-4-3-4 0-5 1-6 7-6 25-13 47-28 47-11 0-12-10-12-18s1-12 2-18c18-74 37-148 56-222zM105 220c-3 8-3 8-8 15-18 22-33 27-44 27-20 0-25-21-25-36 0-18 13-65 22-83 12-23 28-37 45-37 24 0 29 32 29 34s0 4-1 6c-6 25-12 50-18 74z"><text:p/></draw:path><draw:path draw:style-name="gr3" draw:text-style-name="P6" svg:width="0.0335in" svg:height="0.1512in" svg:x="1.2496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1083in" svg:height="0.1063in" svg:x="1.3063in" svg:y="0.0098in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7 0 35 0 41 22 41 36 0 5-3 17-5 26-3 10-7 24-7 32 0 42 46 42 52 42 33 0 46-40 46-44 0-6-3-3-4-6-4 0-5 4-6 6-9 28-25 35-35 35-12 0-15-9-15-23 0-12 2-31 4-43 1-6 1-13 1-19 0-29-25-42-36-45z"><text:p/></draw:path><draw:path draw:style-name="gr3" draw:text-style-name="P6" svg:width="0.0335in" svg:height="0.1512in" svg:x="1.4339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6" svg:width="0.0591in" svg:height="0.0685in" svg:x="1.4823in" svg:y="0.0453in" svg:viewBox="0 0 151 175" svg:d="M138 24c-6 0-11 0-17 6-7 5-8 12-8 15 0 9 8 13 15 13 12 0 22-10 22-25 0-19-18-33-45-33-53 0-105 55-105 110 0 34 23 65 63 65 56 0 88-41 88-45 0-2-2-6-5-6-2 0-3 2-5 5-30 37-73 37-77 37-24 0-35-18-35-42 0-15 7-52 21-77 12-22 34-38 55-38 13 0 27 4 33 15z"><text:p/></draw:path><draw:path draw:style-name="gr3" draw:text-style-name="P6" svg:width="0.0173in" svg:height="0.0453in" svg:x="1.5551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724in" svg:height="0.1063in" svg:x="1.6157in" svg:y="0.0071in" svg:viewBox="0 0 185 271" svg:d="M185 4c0-1 0-4-6-4-5 0-43 3-49 4-2 0-6 3-6 7 0 6 5 6 10 6 19 0 19 2 19 6 0 2-1 6-1 8-8 31-16 60-23 91-7-14-18-25-35-25-46 0-94 57-94 112 0 37 22 62 52 62 7 0 27-1 50-29 4 16 17 29 36 29 13 0 22-9 28-21 7-14 11-38 11-39 0-3-3-3-4-3-5 0-5 1-6 7-6 25-13 47-29 47-10 0-11-10-11-18s1-12 2-18c18-74 37-148 56-222zM103 220c-1 8-1 8-7 15-17 22-32 27-43 27-20 0-25-21-25-36 0-18 12-65 22-83 11-23 28-37 44-37 25 0 30 32 30 34s-1 4-1 6c-6 25-13 50-20 74z"><text:p/></draw:path><draw:path draw:style-name="gr3" draw:text-style-name="P6" svg:width="0.0339in" svg:height="0.1512in" svg:x="1.6972in" svg:y="0in" svg:viewBox="0 0 87 385" svg:d="M85 199c2-4 2-5 2-6 0-3 0-1-2-6-22-59-45-119-67-178-4-7-7-9-10-9-5 0-8 3-8 8 0 1 0 2 2 6 23 60 45 119 68 179-23 58-45 117-68 177-2 4-2 5-2 8 0 4 4 7 8 7 5 0 6-4 9-7 23-60 45-119 68-179z"><text:p/></draw:path></draw:g>. <text:span text:style-name="T65">לכן, לפי עקרון ההפרדה, צ.ל. </text:span><text:span text:style-name="T65"><draw:g text:anchor-type="as-char" svg:y="-0.1209in" draw:z-index="491" draw:name="Shape529" draw:style-name="gr1"><svg:title>TexMaths</svg:title><svg:desc>11§display§a', b', a, c, c, d \in A§svg§600§FALSE§</svg:desc><draw:path draw:style-name="gr2" draw:text-style-name="P5" svg:width="1.1402in" svg:height="0.1354in" svg:x="0.0016in" svg:y="0.0075in" svg:viewBox="0 0 2897 345" svg:d="M1449 345c-483 0-966 0-1449 0 0-115 0-230 0-345 966 0 1931 0 2897 0 0 115 0 230 0 345-483 0-966 0-1448 0z"><text:p/></draw:path><draw:path draw:style-name="gr3" draw:text-style-name="P6" svg:width="0.0693in" svg:height="0.0685in" svg:x="-0.0004in" svg:y="0.0547in" svg:viewBox="0 0 177 175" svg:d="M129 25c-7-14-18-25-35-25-46 0-94 57-94 113 0 37 22 62 52 62 7 0 27-1 50-28 3 15 17 28 36 28 13 0 22-9 28-21 7-14 11-37 11-38 0-5-3-5-4-5-5 0-5 2-6 8-6 25-13 47-29 47-10 0-11-10-11-17 0-9 1-11 4-29 4-16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26in" svg:height="0.0547in" svg:x="0.0795in" svg:y="-0.0004in" svg:viewBox="0 0 67 140" svg:d="M65 24c2-5 2-7 2-9 0-8-6-15-15-15-10 0-13 9-16 13-12 39-23 77-35 117 0 1-1 2-1 4 0 4 8 6 10 6s2 0 4-5c17-37 34-73 51-111z"><text:p/></draw:path><draw:path draw:style-name="gr3" draw:text-style-name="P6" svg:width="0.0173in" svg:height="0.0453in" svg:x="0.1299in" svg:y="0.1055in" svg:viewBox="0 0 45 116" svg:d="M45 41c0-26-10-41-25-41-12 0-20 10-20 21 0 10 8 20 20 20 5 0 10-1 14-5 1-1 1-1 1-1 1 0 1 0 1 6 0 28-13 52-26 64-4 4-4 5-4 6 0 2 2 5 4 5 4 0 35-30 35-75z"><text:p/></draw:path><draw:path draw:style-name="gr3" draw:text-style-name="P6" svg:width="0.0555in" svg:height="0.1063in" svg:x="0.1917in" svg:y="0.0165in" svg:viewBox="0 0 142 271" svg:d="M75 4c0-1 0-4-6-4-8 0-37 3-47 3-3 1-8 1-8 8 0 6 5 6 10 6 19 0 19 2 19 6 0 2-3 16-4 23-11 42-21 84-32 127-5 19-7 25-7 37 0 37 21 61 50 61 45 0 92-57 92-112 0-36-20-62-51-62-17 0-34 11-45 23 10-38 19-77 29-116zM39 150c2-9 2-9 5-13 19-26 36-31 46-31 15 0 24 11 24 36 0 23-12 66-19 81-12 26-31 39-45 39s-27-10-27-38c0-8 0-15 7-39 3-12 5-24 9-35z"><text:p/></draw:path><draw:path draw:style-name="gr3" draw:text-style-name="P6" svg:width="0.0264in" svg:height="0.0547in" svg:x="0.2547in" svg:y="-0.0004in" svg:viewBox="0 0 68 140" svg:d="M66 24c2-5 2-7 2-9 0-8-7-15-16-15-10 0-13 9-15 13-12 39-24 77-36 117 0 1-1 2-1 4 0 4 9 6 11 6s2 0 3-5c18-37 34-73 52-111z"><text:p/></draw:path><draw:path draw:style-name="gr3" draw:text-style-name="P6" svg:width="0.0173in" svg:height="0.0453in" svg:x="0.3055in" svg:y="0.1055in" svg:viewBox="0 0 45 116" svg:d="M45 41c0-26-10-41-24-41-13 0-21 10-21 21 0 10 8 20 21 20 4 0 10-1 13-5 1-1 1-1 2-1 0 2 1 0 1 6 0 28-14 52-26 64-4 4-4 5-4 6 0 2 2 5 3 5 4 0 35-30 35-75z"><text:p/></draw:path><draw:path draw:style-name="gr3" draw:text-style-name="P6" svg:width="0.0693in" svg:height="0.0685in" svg:x="0.3661in" svg:y="0.0547in" svg:viewBox="0 0 177 175" svg:d="M129 25c-7-14-18-25-35-25-46 0-94 57-94 113 0 37 21 62 52 62 7 0 26-1 50-28 3 15 17 28 36 28 13 0 22-9 28-21 6-14 11-37 11-38 0-5-3-5-4-5-5 0-5 2-6 8-6 25-13 47-29 47-10 0-11-10-11-17 0-9 0-11 4-29 4-16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6" svg:width="0.0173in" svg:height="0.0453in" svg:x="0.4535in" svg:y="0.1055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591in" svg:height="0.0685in" svg:x="0.5142in" svg:y="0.0547in" svg:viewBox="0 0 151 175" svg:d="M138 24c-7 0-11 0-17 6-7 5-8 12-8 14 0 10 8 14 15 14 11 0 22-10 22-25 0-19-19-33-47-33-51 0-103 55-103 110 0 34 23 65 63 65 55 0 88-41 88-45 0-2-2-6-5-6-2 0-3 2-5 5-31 37-73 37-77 37-24 0-35-18-35-42 0-15 7-52 21-77 12-22 34-38 55-38 13 0 27 4 33 15z"><text:p/></draw:path><draw:path draw:style-name="gr3" draw:text-style-name="P6" svg:width="0.0173in" svg:height="0.0453in" svg:x="0.5866in" svg:y="0.1055in" svg:viewBox="0 0 45 116" svg:d="M45 41c0-26-10-41-24-41-13 0-21 10-21 21 0 10 8 20 21 20 4 0 10-1 13-5 1-1 1-1 2-1 0 2 1 0 1 6 0 28-14 52-26 64-4 4-4 5-4 6 0 2 2 5 3 5 4 0 35-30 35-75z"><text:p/></draw:path><draw:path draw:style-name="gr3" draw:text-style-name="P6" svg:width="0.0591in" svg:height="0.0685in" svg:x="0.6472in" svg:y="0.0547in" svg:viewBox="0 0 151 175" svg:d="M138 24c-6 0-11 0-17 6-7 5-8 12-8 14 0 10 8 14 15 14 12 0 22-10 22-25 0-19-18-33-45-33-53 0-105 55-105 110 0 34 23 65 63 65 56 0 88-41 88-45 0-2-2-6-5-6-2 0-3 2-5 5-30 37-73 37-77 37-24 0-35-18-35-42 0-15 8-52 21-77 12-22 34-38 55-38 13 0 27 4 33 15z"><text:p/></draw:path><draw:path draw:style-name="gr3" draw:text-style-name="P6" svg:width="0.0173in" svg:height="0.0453in" svg:x="0.7201in" svg:y="0.1055in" svg:viewBox="0 0 45 116" svg:d="M45 41c0-26-9-41-24-41-13 0-21 10-21 21 0 10 8 20 21 20 4 0 10-1 13-5 1-1 1-1 2-1 0 2 1 0 1 6 0 28-14 52-26 64-4 4-4 5-4 6 0 2 2 5 3 5 4 0 35-30 35-75z"><text:p/></draw:path><draw:path draw:style-name="gr3" draw:text-style-name="P6" svg:width="0.0724in" svg:height="0.1063in" svg:x="0.7807in" svg:y="0.0165in" svg:viewBox="0 0 185 271" svg:d="M185 4c0-1 0-4-6-4-5 0-43 3-49 4-2 0-6 3-6 7 0 6 5 6 10 6 19 0 19 2 19 6 0 2-1 6-1 8-8 31-16 60-23 91-7-14-18-25-35-25-46 0-94 57-94 112 0 37 22 62 52 62 7 0 27-1 50-29 4 16 17 29 36 29 13 0 22-9 28-21 7-14 11-37 11-39 0-4-3-4-4-4-5 0-5 2-6 8-6 25-13 47-29 47-10 0-11-10-11-17 0-9 1-13 2-19 18-74 37-148 56-222zM103 220c-1 8-1 8-7 15-17 22-32 27-43 27-20 0-25-21-25-36 0-19 12-65 22-83 11-23 28-37 44-37 25 0 30 32 30 34s-1 4-1 7c-6 24-13 49-20 73z"><text:p/></draw:path><draw:path draw:style-name="gr3" draw:text-style-name="P6" svg:width="0.076in" svg:height="0.0874in" svg:x="0.9091in" svg:y="0.0402in" svg:viewBox="0 0 194 223" svg:d="M179 120c7 0 15-1 15-9 0-9-8-7-15-7-55 0-109 0-164 0 5-51 50-89 104-89 20 0 41 0 60 0 7 0 15 0 15-7 0-8-8-8-15-8-19 0-40 0-60 0-66 0-119 48-119 111 0 62 53 112 119 112 20 0 41 0 60 0 7 0 15 0 15-8s-8-8-15-8c-19 0-40 0-60 0-54 0-99-36-104-87 55 0 109 0 164 0z"><text:p/></draw:path><draw:path draw:style-name="gr3" draw:text-style-name="P6" svg:width="0.1039in" svg:height="0.1079in" svg:x="1.0453in" svg:y="0.01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5-90 149-135 224zM102 175c26-43 51-85 76-127 5 42 8 84 12 127-29 0-58 0-88 0z"><text:p/></draw:path></draw:g></text:span><text:span text:style-name="T65"><text:s/>(שכמובן מתקיים לפי הגדרתם + הצבה), וגם </text:span><text:span text:style-name="T65"><draw:g text:anchor-type="as-char" svg:y="-0.1134in" draw:z-index="492" draw:name="Shape530" draw:style-name="gr1"><svg:title>TexMaths</svg:title><svg:desc>11§display§(a = a \lor b = d) \land (a = c \lor d = d)§svg§600§FALSE§</svg:desc><draw:path draw:style-name="gr2" draw:text-style-name="P5" svg:width="2.1346in" svg:height="0.1358in" svg:x="-0.0004in" svg:y="0.0071in" svg:viewBox="0 0 5423 346" svg:d="M2712 346c-904 0-1808 0-2712 0 0-116 0-230 0-346 1808 0 3615 0 5423 0 0 116 0 230 0 346-903 0-1808 0-2711 0z"><text:p/></draw:path><draw:path draw:style-name="gr3" draw:text-style-name="P6" svg:width="0.035in" svg:height="0.1512in" svg:x="0.0071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6" svg:width="0.0693in" svg:height="0.0685in" svg:x="0.0571in" svg:y="0.0453in" svg:viewBox="0 0 177 175" svg:d="M129 25c-7-14-19-25-35-25-46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1008in" svg:height="0.0354in" svg:x="0.1823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93in" svg:height="0.0685in" svg:x="0.3406in" svg:y="0.0453in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3 27-43 27-20 0-25-21-25-36 0-19 12-66 20-84 13-23 30-37 46-37 25 0 30 32 30 34s-1 4-1 7c-6 24-13 49-20 74z"><text:p/></draw:path><draw:path draw:style-name="gr3" draw:text-style-name="P6" svg:width="0.0846in" svg:height="0.0937in" svg:x="0.4571in" svg:y="0.0217in" svg:viewBox="0 0 216 239" svg:d="M212 17c3-6 4-7 4-8 0-5-5-9-8-9-4 0-7 3-9 9-31 68-60 136-91 203-31-67-61-135-91-203-3-8-6-9-9-9-5 0-8 4-8 9 1 2 0 1 2 5 32 73 65 146 97 217 3 6 6 8 9 8 5 0 6-3 9-8 32-71 63-143 95-214z"><text:p/></draw:path><draw:path draw:style-name="gr3" draw:text-style-name="P6" svg:width="0.0555in" svg:height="0.1063in" svg:x="0.5913in" svg:y="0.0071in" svg:viewBox="0 0 142 271" svg:d="M74 4c0-1 0-4-5-4-8 0-37 3-47 3-3 1-8 1-8 8 0 6 4 6 10 6 18 0 19 2 19 6 0 2-3 16-6 23-11 42-20 84-31 127-5 19-6 25-6 37 0 37 20 61 48 61 47 0 94-57 94-112 0-36-21-62-52-62-17 0-33 11-45 23 10-39 19-77 29-116zM37 150c3-8 3-9 7-13 19-26 36-31 46-31 13 0 24 11 24 36 0 23-13 66-19 80-14 27-31 40-47 40-13 0-25-10-25-38 0-8 0-15 7-39 2-12 5-24 7-35z"><text:p/></draw:path><draw:path draw:style-name="gr3" draw:text-style-name="P6" svg:width="0.1008in" svg:height="0.0354in" svg:x="0.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2in" svg:height="0.1063in" svg:x="0.8587in" svg:y="0.0071in" svg:viewBox="0 0 184 271" svg:d="M184 4c0-1 0-4-6-4-5 0-42 3-48 4-3 0-6 3-6 7 0 6 4 6 9 6 19 0 20 2 20 6 0 2-1 6-1 8-8 31-16 60-23 91-8-14-19-25-37-25-45 0-92 57-92 112 0 37 21 62 51 62 7 0 27-1 50-29 4 16 17 29 35 29 14 0 22-9 29-21 7-14 12-38 12-39 0-3-4-3-5-3-4 0-5 1-6 7-6 25-13 47-28 47-11 0-13-10-13-18s2-12 3-18c18-74 37-148 56-222zM103 220c-2 8-2 8-7 15-18 22-33 27-44 27-19 0-24-21-24-36 0-18 12-65 20-83 13-23 30-37 46-37 25 0 29 32 29 34s0 4-1 6c-6 25-12 50-19 74z"><text:p/></draw:path><draw:path draw:style-name="gr3" draw:text-style-name="P6" svg:width="0.0346in" svg:height="0.1512in" svg:x="0.940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843in" svg:height="0.0937in" svg:x="1.0331in" svg:y="0.0217in" svg:viewBox="0 0 215 239" svg:d="M116 9c-4-7-6-9-9-9-5 0-6 3-9 9-32 71-64 143-96 215-2 4-2 5-2 7 0 5 3 8 8 8 2 0 5-1 9-8 29-67 60-135 90-203 31 68 60 136 91 203 3 8 7 8 9 8 4 0 8-3 8-8 0-1 0-2-3-6-32-72-65-145-96-216z"><text:p/></draw:path><draw:path draw:style-name="gr3" draw:text-style-name="P6" svg:width="0.035in" svg:height="0.1512in" svg:x="1.1744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6" svg:width="0.0693in" svg:height="0.0685in" svg:x="1.2248in" svg:y="0.0453in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1008in" svg:height="0.0354in" svg:x="1.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91in" svg:height="0.0685in" svg:x="1.5083in" svg:y="0.0453in" svg:viewBox="0 0 151 175" svg:d="M138 24c-7 0-13 0-18 6-6 5-7 12-7 15 0 9 7 13 15 13 11 0 21-10 21-25 0-19-18-33-46-33-51 0-103 55-103 110 0 34 22 65 63 65 55 0 88-41 88-45 0-2-4-6-6-6-1 0-2 2-4 5-31 37-73 37-78 37-24 0-34-18-34-42 0-15 7-52 21-77 12-22 33-38 53-38 14 0 29 4 35 15z"><text:p/></draw:path><draw:path draw:style-name="gr3" draw:text-style-name="P6" svg:width="0.0843in" svg:height="0.0937in" svg:x="1.6102in" svg:y="0.0217in" svg:viewBox="0 0 215 239" svg:d="M212 17c3-6 3-7 3-8 0-5-4-9-8-9-3 0-6 3-9 9-30 68-60 136-90 203-31-67-61-135-91-203-4-8-7-9-9-9-5 0-8 4-8 9 1 2 0 1 2 5 32 73 65 146 97 217 2 6 4 8 9 8 4 0 5-3 8-8 31-71 64-143 96-214z"><text:p/></draw:path><draw:path draw:style-name="gr3" draw:text-style-name="P6" svg:width="0.072in" svg:height="0.1063in" svg:x="1.7433in" svg:y="0.0071in" svg:viewBox="0 0 184 271" svg:d="M184 4c0-1 0-4-5-4-6 0-43 3-49 4-3 0-6 3-6 7 0 6 4 6 10 6 18 0 19 2 19 6 0 2-1 6-1 8-8 31-16 60-23 91-7-14-19-25-35-25-46 0-94 57-94 112 0 37 21 62 52 62 7 0 26-1 49-29 4 16 18 29 35 29 15 0 24-9 29-21 7-14 12-38 12-39 0-3-3-3-4-3-5 0-5 1-6 7-6 25-14 47-29 47-10 0-11-10-11-18s0-12 2-18c18-74 36-148 55-222zM103 220c-2 8-2 8-7 15-17 22-33 27-44 27-19 0-24-21-24-36 0-18 12-65 20-83 13-23 30-37 46-37 25 0 30 32 30 34s-1 4-1 6c-6 25-13 50-20 74z"><text:p/></draw:path><draw:path draw:style-name="gr3" draw:text-style-name="P6" svg:width="0.1008in" svg:height="0.0354in" svg:x="1.86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24in" svg:height="0.1063in" svg:x="2.0252in" svg:y="0.0071in" svg:viewBox="0 0 185 271" svg:d="M185 4c0-1 0-4-6-4-5 0-43 3-49 4-2 0-5 3-5 7 0 6 4 6 9 6 19 0 20 2 20 6-1 2-1 6-2 8-8 31-16 60-23 91-7-14-18-25-35-25-46 0-94 57-94 112 0 37 22 62 52 62 7 0 27-1 50-29 4 16 17 29 36 29 13 0 22-9 28-21 7-14 11-38 11-39 0-3-3-3-4-3-4 0-5 1-6 7-6 25-13 47-29 47-10 0-11-10-11-18s1-12 2-18c18-74 37-148 56-222zM105 220c-3 8-3 8-8 15-18 22-33 27-44 27-20 0-25-21-25-36 0-18 13-65 22-83 12-23 28-37 44-37 25 0 30 32 30 34s-1 4-1 6c-6 25-12 50-18 74z"><text:p/></draw:path><draw:path draw:style-name="gr3" draw:text-style-name="P6" svg:width="0.035in" svg:height="0.1512in" svg:x="2.1071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65"><text:s/>ומשום ש־</text:span><text:span text:style-name="T65"><draw:g text:anchor-type="as-char" svg:y="-0.1083in" draw:z-index="493" draw:name="Shape531" draw:style-name="gr1"><svg:title>TexMaths</svg:title><svg:desc>11§display§d = d \land a = a§svg§600§FALSE§</svg:desc><draw:path draw:style-name="gr2" draw:text-style-name="P5" svg:width="0.8724in" svg:height="0.0921in" svg:x="0.0016in" svg:y="0.0079in" svg:viewBox="0 0 2217 235" svg:d="M0 0c739 0 1478 0 2217 0 0 78 0 157 0 235-739 0-1478 0-2217 0 0-78 0-157 0-235z"><text:p/></draw:path><draw:path draw:style-name="gr3" draw:text-style-name="P6" svg:width="0.072in" svg:height="0.1059in" svg:x="-0.0004in" svg:y="0in" svg:viewBox="0 0 184 270" svg:d="M184 4c-1-1 0-4-5-4-6 0-43 3-49 4-4 0-6 3-6 8 0 4 4 4 10 4 18 0 19 3 19 7 0 2-1 6-1 8-8 29-16 60-23 91-7-14-19-25-36-25-45 0-93 56-93 112 0 36 21 61 52 61 7 0 26-1 49-28 3 16 18 28 35 28 15 0 23-9 29-21 7-14 12-37 12-38 0-3-3-3-4-3-5 0-5 1-6 6-6 25-14 47-30 47-9 0-11-9-11-17 0-9 0-12 3-19 18-73 36-147 55-221zM103 221c-2 6-2 8-7 14-17 21-33 26-44 26-19 0-25-20-25-36 0-18 13-66 21-83 12-22 30-37 45-37 26 0 31 32 31 33 0 3-1 5-1 7-6 25-13 51-20 76z"><text:p/></draw:path><draw:path draw:style-name="gr3" draw:text-style-name="P6" svg:width="0.1008in" svg:height="0.035in" svg:x="0.1236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2in" svg:height="0.1059in" svg:x="0.2815in" svg:y="0in" svg:viewBox="0 0 184 270" svg:d="M184 4c-1-1 0-4-5-4-6 0-43 3-49 4-4 0-6 3-6 8 0 4 4 4 10 4 19 0 19 3 19 7 0 2-1 6-1 8-8 29-16 60-23 91-7-14-18-25-36-25-45 0-93 56-93 112 0 36 21 61 52 61 7 0 26-1 50-28 2 16 17 28 34 28 15 0 23-9 29-21 7-14 12-37 12-38 0-3-3-3-4-3-5 0-5 1-6 6-6 25-13 47-30 47-9 0-11-9-11-17 0-9 0-12 3-19 18-73 36-147 55-221zM103 221c-1 6-1 8-7 14-17 21-33 26-43 26-20 0-26-20-26-36 0-18 13-66 21-83 12-22 30-37 45-37 26 0 31 32 31 33 0 3-1 5-1 7-6 25-13 51-20 76z"><text:p/></draw:path><draw:path draw:style-name="gr3" draw:text-style-name="P6" svg:width="0.0846in" svg:height="0.0929in" svg:x="0.3965in" svg:y="0.0146in" svg:viewBox="0 0 216 237" svg:d="M117 8c-4-7-6-8-9-8-6 0-7 2-9 8-32 71-64 143-96 214-2 5-3 5-3 8 0 4 3 7 8 7 3 0 6-1 8-7 31-69 61-136 92-204 29 68 60 135 90 204 4 7 8 7 10 7 3 0 8-3 8-7 0-1 0-1-4-7-32-71-64-144-95-215z"><text:p/></draw:path><draw:path draw:style-name="gr3" draw:text-style-name="P6" svg:width="0.0693in" svg:height="0.0681in" svg:x="0.5291in" svg:y="0.0382in" svg:viewBox="0 0 177 174" svg:d="M129 25c-7-14-18-25-36-25-45 0-93 57-93 113 0 35 22 61 52 61 7 0 26-2 50-29 2 16 17 29 35 29 14 0 22-9 29-21 6-15 11-37 11-38 0-3-3-3-4-3-5 0-5 1-6 7-6 24-13 46-30 46-9 0-11-10-11-18 0-7 0-10 5-27 4-16 5-20 9-34 4-19 10-37 14-54 2-11 2-12 2-13 0-7-4-11-11-11-10 0-15 8-16 17zM103 125c-1 7-1 8-7 13-17 21-33 27-43 27-20 0-26-21-26-35 0-19 13-66 21-84 12-23 30-37 45-37 26 0 31 32 31 34s-1 4-1 6c-6 26-13 51-20 76z"><text:p/></draw:path><draw:path draw:style-name="gr3" draw:text-style-name="P6" svg:width="0.1008in" svg:height="0.035in" svg:x="0.6543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93in" svg:height="0.0681in" svg:x="0.8122in" svg:y="0.0382in" svg:viewBox="0 0 177 174" svg:d="M129 25c-7-14-18-25-36-25-45 0-93 57-93 113 0 35 21 61 52 61 7 0 26-2 50-29 2 16 17 29 34 29 15 0 23-9 29-21 7-15 12-37 12-38 0-3-3-3-4-3-5 0-5 1-6 7-6 24-13 46-30 46-9 0-11-10-11-18 0-7 0-10 5-27 4-16 5-20 9-34 4-19 10-37 14-54 2-11 2-12 2-13 0-7-4-11-11-11-10 0-15 8-16 17zM103 125c-1 7-1 8-7 13-17 21-33 27-43 27-20 0-26-21-26-35 0-19 13-66 21-84 12-23 30-37 45-37 26 0 31 32 31 34s-1 4-1 6c-6 26-13 51-20 76z"><text:p/></draw:path></draw:g></text:span><text:span text:style-name="T65"> פסוק אמת זה גם מתקיים. סה"כ </text:span><text:span text:style-name="T65"><draw:g text:anchor-type="as-char" svg:y="-0.1134in" draw:z-index="495" draw:name="Shape532" draw:style-name="gr1"><svg:title>TexMaths</svg:title><svg:desc>11§display§\la a, b \ra R \circ R \la c, d \ra§svg§600§FALSE§</svg:desc><draw:path draw:style-name="gr2" draw:text-style-name="P5" svg:width="1.0059in" svg:height="0.1354in" svg:x="-0.0004in" svg:y="0.0071in" svg:viewBox="0 0 2556 345" svg:d="M0 0c852 0 1704 0 2556 0 0 115 0 230 0 345-852 0-1704 0-2556 0 0-115 0-230 0-345z"><text:p/></draw:path><draw:path draw:style-name="gr3" draw:text-style-name="P6" svg:width="0.0335in" svg:height="0.1508in" svg:x="0.0087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693in" svg:height="0.0681in" svg:x="0.0571in" svg:y="0.0453in" svg:viewBox="0 0 177 174" svg:d="M129 24c-8-14-19-24-37-24-45 0-92 56-92 112 0 37 21 62 51 62 7 0 27-1 50-29 3 17 17 29 35 29 14 0 22-9 29-21 7-14 12-37 12-38 0-4-4-4-5-4-4 0-4 1-6 7-7 25-13 48-29 48-11 0-12-10-12-17 0-9 1-12 6-29 4-17 4-21 9-35 4-19 8-37 13-54 3-11 3-11 3-13 0-7-5-10-12-10-9 0-14 9-15 16zM103 124c-2 7-2 8-7 15-18 21-33 27-44 27-19 0-25-22-25-36 0-20 13-67 21-85 12-23 30-37 45-37 26 0 30 32 30 34s0 4-1 6c-7 26-12 51-19 76z"><text:p/></draw:path><draw:path draw:style-name="gr3" draw:text-style-name="P6" svg:width="0.0173in" svg:height="0.0453in" svg:x="0.1445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6" svg:width="0.0555in" svg:height="0.1059in" svg:x="0.2063in" svg:y="0.0071in" svg:viewBox="0 0 142 270" svg:d="M74 3c-1-1 0-3-5-3-9 0-37 2-47 3-3 0-8 1-8 8 0 4 5 4 10 4 19 0 19 4 19 7s-3 17-6 24c-10 42-21 84-30 126-6 20-7 24-7 37 0 38 21 61 49 61 46 0 93-58 93-111 0-36-20-62-51-62-18 0-34 11-46 23 10-40 19-78 29-117zM37 150c4-9 4-10 7-15 19-24 36-30 46-30 14 0 24 12 24 36 0 23-13 66-19 81-14 26-31 40-46 40-13 0-26-11-26-40 0-6 0-14 7-37 2-12 5-24 7-35z"><text:p/></draw:path><draw:path draw:style-name="gr3" draw:text-style-name="P6" svg:width="0.0335in" svg:height="0.1508in" svg:x="0.2728in" svg:y="0in" svg:viewBox="0 0 86 384" svg:d="M84 198c2-4 2-5 2-5 0-1 0-3-2-7-22-59-46-119-68-177-2-7-5-9-8-9-5 0-8 3-8 8 0 1 0 2 1 6 23 60 46 119 69 179-23 58-46 117-69 177-1 4-1 4-1 7 0 4 3 7 8 7 4 0 6-4 7-7 23-60 45-119 69-179z"><text:p/></draw:path><draw:path draw:style-name="gr3" draw:text-style-name="P6" svg:width="0.1083in" svg:height="0.1063in" svg:x="0.3295in" svg:y="0.0098in" svg:viewBox="0 0 276 271" svg:d="M130 28c2-10 3-14 10-15 4-1 16-1 24-1 27 0 70 0 70 39 0 13-6 39-21 55-11 10-30 22-66 22-14 0-28 0-43 0 9-34 17-67 26-100zM185 132c39-8 85-35 85-74 0-33-35-58-85-58-37 0-74 0-110 0-8 0-11 0-11 8 0 4 3 4 10 4 1 0 8 0 15 1s10 1 10 7c0 1 0 2-1 6-18 69-34 138-52 206-4 16-4 19-35 19-8 0-11 0-11 8 0 4 3 3 5 4 11 0 38-2 49-2 10 0 38 2 49 2 4 0 8 0 8-9 0-3-3-3-11-3-14 0-25 0-25-8 0-2 1-4 2-6 9-33 16-67 25-100 16 0 31 0 46 0 35 0 42 20 42 34 0 6-3 18-5 26-4 10-7 24-7 32 0 42 46 42 52 42 33 0 46-39 46-44s-3-2-4-5c-4 0-5 3-6 6-9 29-26 35-35 35-12 0-16-9-16-24 0-12 3-32 5-44 1-5 1-11 1-17 0-29-25-41-36-46z"><text:p/></draw:path><draw:path draw:style-name="gr3" draw:text-style-name="P6" svg:width="0.0587in" svg:height="0.0587in" svg:x="0.4823in" svg:y="0.0453in" svg:viewBox="0 0 150 150" svg:d="M150 75c0-41-35-75-75-75-42 0-75 34-75 75s33 75 75 75c40 0 75-34 75-75zM75 134c-33 0-60-27-60-59s27-60 60-60c32 0 59 27 59 60s-27 59-59 59z"><text:p/></draw:path><draw:path draw:style-name="gr3" draw:text-style-name="P6" svg:width="0.1079in" svg:height="0.1063in" svg:x="0.5898in" svg:y="0.0098in" svg:viewBox="0 0 275 271" svg:d="M129 28c2-10 3-14 11-15 3-1 15-1 23-1 27 0 70 0 70 39 0 13-5 39-21 55-10 10-31 22-66 22-14 0-28 0-43 0 9-34 17-67 26-100zM185 132c38-8 84-35 84-74 0-33-35-58-85-58-37 0-74 0-110 0-8 0-11 0-11 8 0 4 3 4 11 4 4 0 7 0 14 1s11 1 11 7c0 1-1 2-2 6-18 69-34 138-52 206-3 16-4 19-35 19-7 0-10 0-10 8 0 4 3 3 4 4 11 0 39-2 50-2s38 2 48 2c4 0 8 0 8-9 0-3-3-3-10-3-14 0-25 0-25-8 0-2 0-4 1-6 9-33 16-67 25-100 16 0 31 0 46 0 36 0 42 20 42 34 0 6-3 18-5 26-3 10-6 24-6 32 0 42 46 42 51 42 33 0 46-39 46-44s-3-5-5-5c-3 0-4 3-4 6-10 29-26 35-35 35-13 0-16-9-16-24 0-12 3-32 4-44 1-5 2-11 2-17 0-29-26-41-36-46z"><text:p/></draw:path><draw:path draw:style-name="gr3" draw:text-style-name="P6" svg:width="0.0339in" svg:height="0.1508in" svg:x="0.7165in" svg:y="0in" svg:viewBox="0 0 87 384" svg:d="M85 14c2-4 2-4 2-6 0-5-5-8-8-8-4 0-6 2-9 9-23 58-45 118-68 177-1 2-2 4-2 7 0 0 0 1 2 5 23 60 45 119 68 177 1 4 4 9 9 9 3 0 8-3 8-7 0-2 0-3-2-7-23-60-45-119-69-177 24-60 46-119 69-179z"><text:p/></draw:path><draw:path draw:style-name="gr3" draw:text-style-name="P6" svg:width="0.0587in" svg:height="0.0681in" svg:x="0.7654in" svg:y="0.0453in" svg:viewBox="0 0 150 174" svg:d="M136 23c-5 0-11 0-16 6-7 6-7 13-7 15 0 9 7 13 15 13 11 0 20-9 20-24 0-19-17-33-45-33-52 0-103 55-103 109 0 35 22 65 63 65 55 0 87-41 87-45 0-2-3-6-5-6s-2 1-4 5c-31 38-73 38-78 38-25 0-34-20-34-43 0-15 7-53 20-77 13-21 33-38 54-38 14 0 28 5 33 15z"><text:p/></draw:path><draw:path draw:style-name="gr3" draw:text-style-name="P6" svg:width="0.0173in" svg:height="0.0453in" svg:x="0.8382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6" svg:width="0.072in" svg:height="0.1059in" svg:x="0.8988in" svg:y="0.0071in" svg:viewBox="0 0 184 270" svg:d="M184 3c-3-1 0-3-6-3-5 0-42 3-48 3-4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2-23 29-37 45-37 25 0 30 32 30 34s0 4-1 6c-7 26-12 50-19 75z"><text:p/></draw:path><draw:path draw:style-name="gr3" draw:text-style-name="P6" svg:width="0.0335in" svg:height="0.1508in" svg:x="0.9799in" svg:y="0in" svg:viewBox="0 0 86 384" svg:d="M84 198c2-4 2-5 2-5 0-1 0-3-2-7-22-59-46-119-68-177-2-7-4-9-8-9-5 0-8 3-8 8 0 1 0 2 1 6 23 60 46 119 69 179-23 58-46 117-69 177-1 4-1 4-1 7 0 4 3 7 8 7 4 0 6-4 7-7 23-60 45-119 69-179z"><text:p/></draw:path></draw:g></text:span><text:span text:style-name="T65"><text:s/>כדרוש. </text:span></text:p>
        </text:list-item>
      </text:list>
      <text:p text:style-name="P9"><draw:g text:anchor-type="as-char" svg:y="-0.1134in" draw:z-index="506" draw:name="Shape533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9</text:h>
      <text:h text:style-name="P18" text:outline-level="3">סעיף (א)</text:h>
      <text:p text:style-name="P102">נתון: <text:span text:style-name="T3">יהי </text:span><text:span text:style-name="T3"><draw:g text:anchor-type="as-char" svg:y="-0.1063in" draw:z-index="507" draw:name="Shape534" draw:style-name="gr1"><svg:title>TexMaths</svg:title><svg:desc>11§display§R§svg§600§FALSE§</svg:desc><draw:path draw:style-name="gr2" draw:text-style-name="P5" svg:width="0.098in" svg:height="0.0906in" svg:x="0.0024in" svg:y="0.0071in" svg:viewBox="0 0 250 231" svg:d="M0 0c84 0 166 0 250 0 0 77 0 154 0 231-84 0-166 0-250 0 0-77 0-154 0-231z"><text:p/></draw:path><draw:path draw:style-name="gr3" draw:text-style-name="P6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1083in" draw:z-index="508" draw:name="Shape535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נגדיר </text:span><text:span text:style-name="T3"><draw:g text:anchor-type="as-char" svg:y="-0.1319in" draw:z-index="509" draw:name="Shape536" draw:style-name="gr1"><svg:title>TexMaths</svg:title><svg:desc>11§display§Sym(R) = R \cup R^{-1}§svg§600§FALSE§</svg:desc><draw:path draw:style-name="gr2" draw:text-style-name="P5" svg:width="1.285in" svg:height="0.1543in" svg:x="0.0004in" svg:y="0.0079in" svg:viewBox="0 0 3265 393" svg:d="M0 0c1089 0 2177 0 3265 0 0 131 0 263 0 393-1088 0-2176 0-3265 0 0-130 0-262 0-393z"><text:p/></draw:path><draw:path draw:style-name="gr3" draw:text-style-name="P6" svg:width="0.0902in" svg:height="0.1094in" svg:x="0.0004in" svg:y="0.026in" svg:viewBox="0 0 230 279" svg:d="M230 4c0-1-1-4-5-4-2 0-2 1-7 7-6 7-12 14-18 22-11-19-31-29-56-29-48 0-95 45-95 91 0 32 20 50 40 55 14 3 28 7 42 11 14 3 35 9 35 41 0 33-32 69-69 69-26 0-68-8-68-55 0-9 2-19 2-21 1-1 1-2 1-2 0-4-2-4-5-4-2 0-3-2-4 1-1 1-23 89-23 90 0 2 2 3 4 3 3 0 3 0 7-5 7-7 13-15 20-22 16 22 43 27 65 27 52 0 98-50 98-98 0-26-14-39-19-45-9-9-14-10-50-18-7-3-22-7-25-8-11-3-24-14-24-35 0-31 32-64 68-64 32 0 56 16 56 60 0 12-2 19-2 21 0 1 0 5 4 5 5 0 5-1 7-8 7-29 14-56 21-85z"><text:p/></draw:path><draw:path draw:style-name="gr3" draw:text-style-name="P6" svg:width="0.0697in" svg:height="0.0969in" svg:x="0.0992in" svg:y="0.0665in" svg:viewBox="0 0 178 247" svg:d="M177 23c1-5 1-7 1-9 0-6-5-11-11-11-4 0-10 4-14 9 0 2-3 13-5 21-3 10-5 20-8 31-6 23-11 46-17 69-2 5-19 33-44 33-20 0-24-18-24-32 0-18 7-42 20-75 6-16 7-21 7-28 0-17-12-31-31-31-37 0-51 55-51 59s3 4 4 4c5 0 5-1 7-7 10-36 25-48 38-48 4 0 10 0 10 13 0 9-3 19-6 26-16 41-22 63-22 82 0 34 24 45 47 45 14 0 28-7 39-17-6 20-10 39-26 58-10 12-24 25-42 25-5 0-23-3-29-17 5 0 11 0 16-4 4-4 8-8 8-16 0-12-11-13-14-13-9 0-22 7-22 25s17 32 41 32c40 0 80-34 91-77 12-49 25-97 37-147z"><text:p/></draw:path><draw:path draw:style-name="gr3" draw:text-style-name="P6" svg:width="0.1244in" svg:height="0.0681in" svg:x="0.1791in" svg:y="0.0665in" svg:viewBox="0 0 317 174" svg:d="M23 147c-2 6-4 15-4 17 0 6 5 10 12 10 4 0 11-4 14-11 2-10 4-19 7-28 3-12 5-24 8-35 3-9 5-17 7-25 1-7 4-19 6-20 5-12 25-47 62-47 18 0 21 14 21 27 0 10-3 20-5 32-4 14-8 30-11 45-3 9-6 19-8 29-2 7-6 21-6 23 0 6 6 10 11 10 13 0 15-9 18-22 6-21 20-77 23-93 1-5 22-51 64-51 16 0 21 13 21 27 0 22-17 66-24 86-4 10-5 14-5 22 0 17 13 31 32 31 36 0 51-56 51-60 0-3-5-3-6-3-3 0-3 1-5 7-6 20-18 48-40 48-6 0-9-4-9-13 0-10 4-19 7-28 8-20 24-62 24-84 0-26-16-41-45-41-30 0-48 16-63 37 0-5-1-18-12-27-10-9-22-10-32-10-35 0-54 24-60 33-2-22-18-33-35-33-18 0-26 14-29 22-8 13-12 36-12 37 0 4 3 4 4 4 5 0 5 0 7-9 7-28 14-46 29-46 5 0 12 3 12 17 0 9-3 13-7 33-8 30-14 60-22 89z"><text:p/></draw:path><draw:path draw:style-name="gr3" draw:text-style-name="P6" svg:width="0.0346in" svg:height="0.1504in" svg:x="0.3236in" svg:y="0.0193in" svg:viewBox="0 0 89 383" svg:d="M89 379c0-1 0-1-7-8-47-48-60-122-60-179 0-67 15-134 63-182 4-5 4-6 4-7 0-2-1-3-3-3-5 0-39 26-62 75-20 43-24 84-24 117 0 29 4 76 25 119 23 47 56 72 61 72 2 0 3-1 3-4z"><text:p/></draw:path><draw:path draw:style-name="gr3" draw:text-style-name="P6" svg:width="0.1083in" svg:height="0.1059in" svg:x="0.3736in" svg:y="0.0295in" svg:viewBox="0 0 276 270" svg:d="M130 26c2-8 3-13 10-14 4 0 16 0 24 0 27 0 70 0 70 39 0 13-6 39-22 53-10 11-29 23-65 23-14 0-28 0-43 0 9-34 17-67 26-101zM185 132c39-8 84-35 84-74 0-33-34-58-84-58-37 0-74 0-110 0-8 0-12 0-12 8 0 4 4 4 11 4 1 0 8 0 15 1 7 0 10 1 10 6 0 2 0 3-1 7-18 68-34 138-52 206-4 15-5 18-35 18-8 0-11 0-11 8 0 3 4 3 5 3 11 0 38-1 49-1 10 0 38 1 49 1 4 0 8 0 8-7 0-4-3-4-11-4-14 0-25 0-25-7 0-2 1-5 1-7 9-33 17-67 26-101 16 0 30 0 45 0 36 0 43 22 43 35 0 7-3 18-5 28-4 10-7 23-7 31 0 41 46 41 52 41 33 0 46-38 46-44 0-4-3-2-4-4-4 0-5 2-6 5-9 28-26 34-35 34-12 0-15-7-15-23 0-12 2-30 4-42 1-6 1-13 1-18 0-30-25-42-36-46z"><text:p/></draw:path><draw:path draw:style-name="gr3" draw:text-style-name="P6" svg:width="0.035in" svg:height="0.1504in" svg:x="0.4929in" svg:y="0.0193in" svg:viewBox="0 0 90 383" svg:d="M90 192c0-29-4-77-25-119-23-49-57-73-61-73-2 0-4 1-4 3 0 1 0 2 8 9 37 39 60 100 60 180 0 65-14 132-63 182-5 4-5 4-5 5 0 3 2 4 4 4 4 0 39-26 62-74 20-43 24-86 24-117z"><text:p/></draw:path><draw:path draw:style-name="gr3" draw:text-style-name="P6" svg:width="0.1008in" svg:height="0.035in" svg:x="0.5941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083in" svg:height="0.1059in" svg:x="0.752in" svg:y="0.0295in" svg:viewBox="0 0 276 270" svg:d="M129 26c2-8 3-13 11-14 3 0 16 0 24 0 27 0 70 0 70 39 0 13-6 39-22 53-10 11-31 23-65 23-14 0-29 0-44 0 9-34 17-67 26-101zM185 132c38-8 84-35 84-74 0-33-34-58-84-58-38 0-74 0-111 0-8 0-11 0-11 8 0 4 3 4 11 4 1 0 7 0 14 1 8 0 11 1 11 6 0 2 0 3-2 7-18 68-34 138-52 206-3 15-4 18-35 18-7 0-10 0-10 8 0 3 4 3 5 3 11 0 38-1 49-1s38 1 49 1c4 0 8 0 8-7 0-4-3-4-11-4-14 0-25 0-25-7 0-2 1-5 1-7 9-33 16-67 25-101 16 0 31 0 46 0 36 0 42 22 42 35 0 7-2 18-4 28-4 10-7 23-7 31 0 41 46 41 52 41 33 0 46-38 46-44 0-4-3-2-4-4-5 0-5 2-6 5-10 28-26 34-35 34-13 0-15-7-15-23 0-12 2-30 4-42 0-6 1-13 1-18 0-30-26-42-36-46z"><text:p/></draw:path><draw:path draw:style-name="gr3" draw:text-style-name="P6" svg:width="0.0846in" svg:height="0.0929in" svg:x="0.9047in" svg:y="0.0429in" svg:viewBox="0 0 216 237" svg:d="M216 14c0-7 0-14-8-14s-8 7-8 14c0 46 0 93 0 139 0 58-63 69-92 69-18 0-42-3-62-15-30-19-30-44-30-54 0-46 0-93 0-139 0-7 0-14-8-14s-8 7-8 14c0 48 0 94 0 141 0 58 59 82 108 82 50 0 108-25 108-82 0-47 0-93 0-141z"><text:p/></draw:path><draw:path draw:style-name="gr3" draw:text-style-name="P6" svg:width="0.1083in" svg:height="0.1059in" svg:x="1.0378in" svg:y="0.0295in" svg:viewBox="0 0 276 270" svg:d="M129 26c2-8 3-13 11-14 3 0 16 0 24 0 26 0 70 0 70 39 0 13-7 38-22 53-11 10-31 23-65 23-14 0-29 0-44 0 9-34 17-67 26-101zM185 132c38-8 84-35 84-74 0-33-34-58-84-58-38 0-74 0-111 0-8 0-11 0-11 8 0 4 3 4 11 4 1 0 7 0 14 1 8 0 11 1 11 6 0 2 0 3-2 7-18 68-34 138-52 206-3 15-4 18-35 18-7 0-10 0-10 8 0 3 4 3 5 3 11 0 38-1 49-1s38 1 49 1c4 0 8 0 8-7 0-4-3-4-11-4-14 0-25 0-25-7 0-2 1-5 1-7 9-33 16-67 25-101 16 0 31 0 46 0 36 0 42 22 42 35 0 7-2 18-4 28-4 10-7 23-7 31 0 41 46 41 52 41 33 0 46-38 46-44 0-4-3-2-4-4-5 0-5 2-6 5-10 28-26 34-35 34-13 0-15-7-15-23 0-12 2-30 3-42 1-6 2-13 2-18 0-30-26-42-36-46z"><text:p/></draw:path><draw:path draw:style-name="gr3" draw:text-style-name="P6" svg:width="0.0717in" svg:height="0.0047in" svg:x="1.1598in" svg:y="0.0409in" svg:viewBox="0 0 183 13" svg:d="M172 13c4 0 11 0 11-5 0-8-7-8-11-8-54 0-108 0-162 0-5 0-10 0-10 7 0 6 5 6 10 6 54 0 108 0 162 0z"><text:p/></draw:path><draw:path draw:style-name="gr3" draw:text-style-name="P6" svg:width="0.0386in" svg:height="0.0701in" svg:x="1.2547in" svg:y="0in" svg:viewBox="0 0 99 179" svg:d="M62 8c0-8 0-8-8-8-18 16-42 18-54 18 0 3 0 6 0 9 7 0 25 0 40-7 0 46 0 91 0 137 0 9 0 12-27 12-3 0-8 0-11 0 0 3 0 7 0 10 6 0 39-1 49-1 8 0 42 1 48 1 0-3 0-7 0-10-3 0-7 0-10 0-27 0-27-3-27-12 0-50 0-100 0-149z"><text:p/></draw:path></draw:g></text:span></text:p>
      <text:p text:style-name="P102">צ.ל.: <text:span text:style-name="T3"><draw:g text:anchor-type="as-char" svg:y="-0.1134in" draw:z-index="510" draw:name="Shape537" draw:style-name="gr1"><svg:title>TexMaths</svg:title><svg:desc>11§display§Sym(R)§svg§600§FALSE§</svg:desc><draw:path draw:style-name="gr2" draw:text-style-name="P5" svg:width="0.5193in" svg:height="0.1358in" svg:x="0.0004in" svg:y="0.0071in" svg:viewBox="0 0 1320 346" svg:d="M660 346c-220 0-440 0-660 0 0-116 0-230 0-346 440 0 880 0 1320 0 0 116 0 230 0 346-220 0-440 0-660 0z"><text:p/></draw:path><draw:path draw:style-name="gr3" draw:text-style-name="P6" svg:width="0.0902in" svg:height="0.1098in" svg:x="0.0004in" svg:y="0.0067in" svg:viewBox="0 0 230 280" svg:d="M230 3c0-1-1-3-4-3s-3 0-7 6c-7 7-12 14-19 22-10-18-31-28-55-28-49 0-96 44-96 91 0 31 20 49 40 55 14 4 28 7 42 10 14 4 35 10 35 41 0 34-32 71-69 71-25 0-68-9-68-57 0-8 2-17 3-19 0-3 0-3 0-4 0-3-2-3-4-3-3 0-3 0-4 1-2 1-24 88-24 89 0 2 2 5 4 5 3 0 3 0 8-6 7-6 12-14 19-22 16 22 43 28 65 28 53 0 98-52 98-98 0-27-12-40-19-45-9-9-14-11-48-20-9-2-24-6-27-7-10-3-23-14-23-35 0-31 31-64 67-64 32 0 56 17 56 59 0 13-2 20-2 22 2 2 0 4 6 4 3 0 3-1 5-8 7-29 14-56 21-85z"><text:p/></draw:path><draw:path draw:style-name="gr3" draw:text-style-name="P6" svg:width="0.0697in" svg:height="0.0976in" svg:x="0.0992in" svg:y="0.0453in" svg:viewBox="0 0 178 249" svg:d="M177 24c1-5 1-6 1-9 0-7-5-11-11-11-4 0-10 3-13 8-1 2-4 14-5 21-4 10-6 21-8 31-6 23-12 46-18 69-2 7-18 33-44 33-20 0-24-16-24-31 0-17 7-41 20-76 6-15 8-19 8-27 0-18-13-32-32-32-37 0-51 56-51 59 0 5 3 4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6" svg:width="0.1244in" svg:height="0.0685in" svg:x="0.1791in" svg:y="0.0453in" svg:viewBox="0 0 317 175" svg:d="M23 148c-1 6-4 15-4 17 0 7 5 10 12 10 4 0 11-3 14-11 0-1 4-19 7-29 3-12 5-23 8-34 3-9 5-17 7-26 1-7 4-18 6-19 5-12 25-47 62-47 18 0 21 14 21 26 0 10-3 21-5 33-4 15-8 29-11 44-2 10-6 20-8 30-2 8-6 21-6 23 0 7 6 10 11 10 13 0 15-10 18-22 6-22 20-78 23-92 1-6 22-52 64-52 17 0 21 13 21 26 0 22-17 66-24 87-4 9-5 13-5 21 0 19 13 32 32 32 36 0 51-56 51-59 0-4-5-4-6-4-3 0-3 1-5 7-6 20-18 47-40 47-6 0-9-3-9-12 0-10 4-19 7-27 8-20 24-63 24-85 0-25-16-42-45-42-30 0-48 18-63 37 0-4-1-17-12-27-10-8-22-10-32-10-35 0-54 25-60 34-2-22-18-34-35-34-18 0-26 15-29 22-8 13-12 36-12 37 0 5 3 5 4 5 5 0 5-1 7-9 7-27 14-46 29-46 5 0 12 3 12 17 0 8-1 13-7 32-8 30-14 60-22 90z"><text:p/></draw:path><draw:path draw:style-name="gr3" draw:text-style-name="P6" svg:width="0.0346in" svg:height="0.1512in" svg:x="0.3232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1083in" svg:height="0.1063in" svg:x="0.3732in" svg:y="0.0098in" svg:viewBox="0 0 276 271" svg:d="M130 26c2-9 3-13 10-14 4 0 16 0 24 0 27 0 70 0 70 38 0 13-6 39-22 55-10 10-29 22-65 22-14 0-28 0-43 0 9-35 17-68 26-101zM185 132c39-9 84-35 84-75 0-33-34-57-84-57-36 0-74 0-110 0-8 0-12 0-12 8 0 4 4 4 11 4 1 0 8 0 15 0 7 1 10 1 10 7 0 1 0 2-1 7-18 69-34 138-52 206-4 15-5 18-35 18-8 0-11 0-11 8 0 4 4 4 5 4 11 0 38-1 49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5in" svg:height="0.1512in" svg:x="0.492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"><text:s/>יחס סימטרי</text:span></text:p>
      <text:p text:style-name="P102">הוכחה: <text:span text:style-name="T3">יהי </text:span><text:span text:style-name="T3"><draw:g text:anchor-type="as-char" svg:y="-0.1134in" draw:z-index="511" draw:name="Shape538" draw:style-name="gr1"><svg:title>TexMaths</svg:title><svg:desc>11§display§\la a, b \ra \in Sym(R)§svg§600§FALSE§</svg:desc><draw:path draw:style-name="gr2" draw:text-style-name="P5" svg:width="1.037in" svg:height="0.1358in" svg:x="0.0004in" svg:y="0.0071in" svg:viewBox="0 0 2635 346" svg:d="M1318 346c-440 0-879 0-1318 0 0-116 0-230 0-346 878 0 1757 0 2635 0 0 116 0 230 0 346-439 0-878 0-1317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93in" svg:height="0.0685in" svg:x="0.0579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5in" svg:height="0.1063in" svg:x="0.2071in" svg:y="0.0071in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3" draw:text-style-name="P6" svg:width="0.0335in" svg:height="0.1512in" svg:x="0.2736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56in" svg:height="0.087in" svg:x="0.3795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0898in" svg:height="0.1098in" svg:x="0.5185in" svg:y="0.0067in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3" draw:text-style-name="P6" svg:width="0.0697in" svg:height="0.0976in" svg:x="0.6165in" svg:y="0.0453in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3" draw:text-style-name="P6" svg:width="0.1244in" svg:height="0.0685in" svg:x="0.6965in" svg:y="0.0453in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3" draw:text-style-name="P6" svg:width="0.0346in" svg:height="0.1512in" svg:x="0.8406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1083in" svg:height="0.1063in" svg:x="0.8909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5in" svg:height="0.1512in" svg:x="1.010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">, נוכיח </text:span><text:span text:style-name="T3"><draw:g text:anchor-type="as-char" svg:y="-0.1134in" draw:z-index="512" draw:name="Shape539" draw:style-name="gr1"><svg:title>TexMaths</svg:title><svg:desc>11§display§\la b, a \ra \in Sym(R)§svg§600§FALSE§</svg:desc><draw:path draw:style-name="gr2" draw:text-style-name="P5" svg:width="1.037in" svg:height="0.1358in" svg:x="0.0004in" svg:y="0.0071in" svg:viewBox="0 0 2635 346" svg:d="M1318 346c-440 0-879 0-1318 0 0-116 0-230 0-346 878 0 1757 0 2635 0 0 116 0 230 0 346-439 0-878 0-1317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559in" svg:height="0.1063in" svg:x="0.0591in" svg:y="0.0071in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173in" svg:height="0.0453in" svg:x="0.130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93in" svg:height="0.0685in" svg:x="0.1909in" svg:y="0.0453in" svg:viewBox="0 0 177 175" svg:d="M129 25c-8-14-19-25-37-25-45 0-92 57-92 113 0 37 21 62 51 62 8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6" svg:width="0.0335in" svg:height="0.1512in" svg:x="0.2736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56in" svg:height="0.087in" svg:x="0.3795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0898in" svg:height="0.1098in" svg:x="0.5185in" svg:y="0.0067in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3" draw:text-style-name="P6" svg:width="0.0697in" svg:height="0.0976in" svg:x="0.6165in" svg:y="0.0453in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3" draw:text-style-name="P6" svg:width="0.1244in" svg:height="0.0685in" svg:x="0.6965in" svg:y="0.0453in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3" draw:text-style-name="P6" svg:width="0.0346in" svg:height="0.1512in" svg:x="0.8406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1083in" svg:height="0.1063in" svg:x="0.8909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5in" svg:height="0.1512in" svg:x="1.010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">. נפלג למקרים: ידוע </text:span><text:span text:style-name="T3"><draw:g text:anchor-type="as-char" svg:y="-0.1327in" draw:z-index="513" draw:name="Shape540" draw:style-name="gr1"><svg:title>TexMaths</svg:title><svg:desc>11§display§\la a, b \ra \in R \cup R^{-1}§svg§600§FALSE§</svg:desc><draw:path draw:style-name="gr2" draw:text-style-name="P5" svg:width="1.0492in" svg:height="0.1555in" svg:x="0.0004in" svg:y="0.0083in" svg:viewBox="0 0 2666 396" svg:d="M1334 396c-445 0-890 0-1334 0 0-132 0-264 0-396 889 0 1777 0 2666 0 0 132 0 264 0 396-445 0-889 0-1332 0z"><text:p/></draw:path><draw:path draw:style-name="gr3" draw:text-style-name="P6" svg:width="0.0335in" svg:height="0.1516in" svg:x="0.0094in" svg:y="0.0201in" svg:viewBox="0 0 86 386" svg:d="M84 14c2-4 2-4 2-6 0-5-4-8-8-8-3 0-5 2-9 9-22 59-45 118-67 177-1 3-2 5-2 7 0 1 0 2 2 7 22 58 45 118 67 176 2 4 4 10 9 10 4 0 8-3 8-8 0-1 0-2-2-6-24-60-46-119-69-179 23-60 45-119 69-179z"><text:p/></draw:path><draw:path draw:style-name="gr3" draw:text-style-name="P6" svg:width="0.0693in" svg:height="0.0685in" svg:x="0.0579in" svg:y="0.0669in" svg:viewBox="0 0 177 175" svg:d="M129 24c-7-13-19-24-36-24-46 0-93 57-93 114 0 36 21 61 52 61 7 0 26-1 49-28 3 15 17 28 35 28 15 0 23-8 29-21 7-14 12-37 12-38 0-5-3-5-4-5-5 0-5 3-6 8-6 25-14 48-30 48-11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3" draw:text-style-name="P6" svg:width="0.0173in" svg:height="0.0453in" svg:x="0.1457in" svg:y="0.1177in" svg:viewBox="0 0 45 116" svg:d="M45 41c0-26-10-41-25-41-12 0-20 10-20 21 0 10 8 20 20 20 5 0 10-1 14-5 1-1 1-1 1-2 1 0 1 1 1 7 0 28-13 52-26 64-5 4-5 5-5 6 0 3 3 5 5 5 4 0 35-30 35-75z"><text:p/></draw:path><draw:path draw:style-name="gr3" draw:text-style-name="P6" svg:width="0.0559in" svg:height="0.1063in" svg:x="0.2071in" svg:y="0.0287in" svg:viewBox="0 0 143 271" svg:d="M75 4c0-1 0-4-6-4-9 0-37 2-47 3-3 1-7 1-7 8 0 4 4 4 9 4 19 0 20 4 20 7s-4 17-6 24c-11 42-20 84-31 126-5 20-7 26-7 40 0 35 21 59 49 59 46 0 94-56 94-112 0-35-21-62-52-62-17 0-34 11-45 23 10-38 19-77 29-116zM38 150c3-9 3-9 6-13 19-26 36-31 46-31 14 0 24 11 24 36 0 22-12 68-19 82-13 25-30 38-46 38-13 0-26-9-26-37 0-8 0-15 7-40 3-12 5-24 8-35z"><text:p/></draw:path><draw:path draw:style-name="gr3" draw:text-style-name="P6" svg:width="0.0335in" svg:height="0.1516in" svg:x="0.2736in" svg:y="0.0201in" svg:viewBox="0 0 86 386" svg:d="M84 200c2-5 2-6 2-7s0-1-2-7c-22-59-46-118-68-177-2-7-4-9-8-9-5 0-8 3-8 8 0 1 0 2 2 6 23 60 45 119 68 179-23 58-45 118-68 177-2 5-2 6-2 8 0 5 3 8 8 8 4 0 6-4 7-8 23-59 45-119 69-178z"><text:p/></draw:path><draw:path draw:style-name="gr3" draw:text-style-name="P6" svg:width="0.076in" svg:height="0.0878in" svg:x="0.3791in" svg:y="0.052in" svg:viewBox="0 0 194 224" svg:d="M179 119c7 0 15 0 15-8 0-7-8-7-15-7-55 0-109 0-164 0 6-52 50-89 104-89 20 0 40 0 60 0 7 0 15 0 15-7 0-8-8-8-15-8-20 0-40 0-60 0-66 0-119 49-119 111s53 113 119 113c20 0 40 0 60 0 7 0 15 0 15-8s-8-8-15-8c-20 0-40 0-60 0-54 0-98-37-104-89 55 0 109 0 164 0z"><text:p/></draw:path><draw:path draw:style-name="gr3" draw:text-style-name="P6" svg:width="0.1083in" svg:height="0.1063in" svg:x="0.5165in" svg:y="0.0303in" svg:viewBox="0 0 276 271" svg:d="M129 26c2-9 3-13 11-14 3-1 16-1 24-1 26 0 69 0 69 39 0 13-5 39-21 55-10 10-31 22-65 22-14 0-29 0-44 0 9-34 17-67 26-101zM185 132c38-8 84-35 84-75 0-33-34-57-84-57-38 0-74 0-111 0-8 0-11 0-11 8 0 3 3 3 11 3 1 0 7 0 14 1 8 1 11 1 11 7 0 1 0 2-2 6-18 70-34 139-52 208-3 14-4 17-35 17-7 0-10 0-10 8 0 4 4 4 5 4 11 0 38-1 49-1s38 1 49 1c4 0 8 0 8-7 0-5-3-5-11-5-14 0-25 0-25-6 0-3 1-5 1-7 9-33 16-67 25-101 16 0 31 0 46 0 36 0 42 22 42 35 0 5-2 18-4 26-4 11-7 26-7 33 0 41 46 41 52 41 32 0 46-38 46-44 0-4-3-3-4-4-5 0-5 3-6 5-10 28-26 34-35 34-13 0-15-8-15-23 0-11 2-31 3-43 1-5 2-13 2-18 0-30-26-42-36-46z"><text:p/></draw:path><draw:path draw:style-name="gr3" draw:text-style-name="P6" svg:width="0.0846in" svg:height="0.0937in" svg:x="0.6685in" svg:y="0.0429in" svg:viewBox="0 0 216 239" svg:d="M216 14c0-6 0-14-8-14s-8 8-8 14c0 47 0 93 0 140 0 59-64 71-92 71-18 0-42-3-62-17-31-18-31-44-31-54 0-47 0-93 0-140 0-6 0-14-7-14-8 0-8 8-8 14 0 48 0 94 0 141 0 60 59 84 108 84 50 0 108-26 108-82 0-48 0-95 0-143z"><text:p/></draw:path><draw:path draw:style-name="gr3" draw:text-style-name="P6" svg:width="0.1083in" svg:height="0.1063in" svg:x="0.802in" svg:y="0.0303in" svg:viewBox="0 0 276 271" svg:d="M129 26c2-9 3-13 11-14 3-1 15-1 23-1 27 0 70 0 70 39 0 13-5 39-21 55-10 10-31 22-65 22-14 0-29 0-44 0 9-34 17-67 26-101zM185 132c38-8 84-35 84-75 0-33-35-57-85-57-37 0-74 0-110 0-8 0-11 0-11 8 0 3 3 3 11 3 1 0 7 0 14 1 8 1 11 1 11 7 0 1-1 2-2 6-18 70-34 139-52 208-3 14-4 17-35 17-7 0-10 0-10 8 0 4 4 4 5 4 11 0 38-1 49-1s38 1 49 1c3 0 8 0 8-7 0-5-4-5-11-5-14 0-25 0-25-6 0-3 1-5 1-7 9-33 16-67 25-101 16 0 31 0 46 0 36 0 42 22 42 35 0 5-3 18-5 26-3 11-6 26-6 33 0 41 46 41 51 41 33 0 47-38 47-44 0-4-4-4-5-4-4 0-4 3-5 5-10 28-26 34-35 34-13 0-15-8-15-23 0-11 2-31 3-43 1-5 2-13 2-18 0-30-26-42-36-46z"><text:p/></draw:path><draw:path draw:style-name="gr3" draw:text-style-name="P6" svg:width="0.072in" svg:height="0.0047in" svg:x="0.9236in" svg:y="0.0421in" svg:viewBox="0 0 184 13" svg:d="M173 13c4 0 11 0 11-6 0-7-7-7-11-7-54 0-108 0-162 0-4 0-11 0-11 7 0 6 7 6 11 6 54 0 108 0 162 0z"><text:p/></draw:path><draw:path draw:style-name="gr3" draw:text-style-name="P6" svg:width="0.0386in" svg:height="0.0705in" svg:x="1.0189in" svg:y="0.0004in" svg:viewBox="0 0 99 180" svg:d="M62 8c0-8-2-8-9-8-17 18-42 18-53 18 0 3 0 6 0 10 7 0 24 0 40-8 0 46 0 91 0 138 0 9 0 12-28 12-3 0-7 0-10 0 0 3 0 6 0 10 5 0 39-1 49-1 7 0 41 1 48 1 0-4 0-7 0-10-3 0-8 0-11 0-26 0-26-3-26-12 0-51 0-101 0-150z"><text:p/></draw:path></draw:g></text:span><text:span text:style-name="T3">, ולכן </text:span><text:span text:style-name="T3"><draw:g text:anchor-type="as-char" svg:y="-0.1327in" draw:z-index="514" draw:name="Shape541" draw:style-name="gr1"><svg:title>TexMaths</svg:title><svg:desc>11§display§\la a, b \ra \in R \lor \la a, b \ra \in R^{-1}§svg§600§FALSE§</svg:desc><draw:path draw:style-name="gr2" draw:text-style-name="P5" svg:width="1.5673in" svg:height="0.1555in" svg:x="0.0004in" svg:y="0.0083in" svg:viewBox="0 0 3982 396" svg:d="M1992 396c-664 0-1328 0-1992 0 0-132 0-264 0-396 1328 0 2654 0 3982 0 0 132 0 264 0 396-664 0-1327 0-1990 0z"><text:p/></draw:path><draw:path draw:style-name="gr3" draw:text-style-name="P6" svg:width="0.0335in" svg:height="0.1516in" svg:x="0.0094in" svg:y="0.0201in" svg:viewBox="0 0 86 386" svg:d="M84 14c2-4 2-4 2-6 0-5-4-8-8-8-3 0-5 2-9 9-22 59-45 118-67 177-1 3-2 5-2 7 0 1 0 2 2 7 22 58 45 118 67 176 2 4 4 10 9 10 4 0 8-3 8-8 0-1 0-2-2-6-24-60-46-119-69-179 23-60 45-119 69-179z"><text:p/></draw:path><draw:path draw:style-name="gr3" draw:text-style-name="P6" svg:width="0.0693in" svg:height="0.0685in" svg:x="0.0579in" svg:y="0.0669in" svg:viewBox="0 0 177 175" svg:d="M129 24c-7-13-19-24-36-24-45 0-93 57-93 114 0 36 21 61 52 61 7 0 26-1 49-28 3 15 17 28 35 28 15 0 23-8 29-21 7-14 12-37 12-38 0-5-3-5-4-5-5 0-5 3-6 8-6 25-14 48-30 48-9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3" draw:text-style-name="P6" svg:width="0.0173in" svg:height="0.0453in" svg:x="0.1457in" svg:y="0.1177in" svg:viewBox="0 0 45 116" svg:d="M45 41c0-26-10-41-25-41-12 0-20 10-20 21 0 10 8 20 20 20 5 0 10-1 14-5 1-1 1-2 2-2 0 2 0 1 0 7 0 28-13 52-26 64-5 4-5 5-5 6 0 3 3 5 5 5 4 0 35-30 35-75z"><text:p/></draw:path><draw:path draw:style-name="gr3" draw:text-style-name="P6" svg:width="0.0559in" svg:height="0.1063in" svg:x="0.2071in" svg:y="0.0287in" svg:viewBox="0 0 143 271" svg:d="M75 4c0-1 0-4-6-4-9 0-37 2-47 3-2 1-7 1-7 8 0 4 4 4 9 4 19 0 20 4 20 7s-3 17-6 24c-11 42-20 84-31 126-5 20-7 26-7 40 0 35 21 59 49 59 46 0 94-56 94-112 0-35-21-62-52-62-17 0-34 11-45 23 10-38 19-77 29-116zM38 150c3-9 3-9 6-13 19-26 36-31 46-31 14 0 24 11 24 36 0 22-12 68-19 82-13 25-30 38-46 38-13 0-26-9-26-37 0-8 0-15 7-40 3-12 5-24 8-35z"><text:p/></draw:path><draw:path draw:style-name="gr3" draw:text-style-name="P6" svg:width="0.0335in" svg:height="0.1516in" svg:x="0.2736in" svg:y="0.0201in" svg:viewBox="0 0 86 386" svg:d="M85 200c1-5 1-6 1-7s0-1-1-7c-23-59-45-118-69-177-2-7-4-9-8-9-5 0-8 3-8 8 0 1 0 2 2 6 23 60 45 119 68 179-23 58-45 118-68 177-2 5-2 6-2 8 0 5 3 8 8 8s6-4 7-8c23-59 47-119 70-178z"><text:p/></draw:path><draw:path draw:style-name="gr3" draw:text-style-name="P6" svg:width="0.076in" svg:height="0.0878in" svg:x="0.3795in" svg:y="0.052in" svg:viewBox="0 0 194 224" svg:d="M179 119c7 0 15 0 15-8 0-7-8-7-15-7-55 0-109 0-164 0 6-52 50-89 105-89 20 0 39 0 59 0 7 0 15 0 15-7 0-8-8-8-15-8-20 0-40 0-60 0-66 0-119 49-119 111s53 113 119 113c20 0 40 0 60 0 7 0 15 0 15-8s-8-8-15-8c-20 0-39 0-59 0-55 0-99-37-105-89 55 0 109 0 164 0z"><text:p/></draw:path><draw:path draw:style-name="gr3" draw:text-style-name="P6" svg:width="0.1083in" svg:height="0.1063in" svg:x="0.5165in" svg:y="0.0303in" svg:viewBox="0 0 276 271" svg:d="M130 26c2-9 3-13 10-14 4-1 16-1 24-1 27 0 70 0 70 39 0 13-6 39-22 55-10 10-29 22-65 22-14 0-28 0-43 0 9-34 17-67 26-101zM185 132c39-8 84-35 84-75 0-33-34-57-84-57-37 0-74 0-110 0-8 0-12 0-12 8 0 3 4 3 11 3 1 0 8 0 15 1s10 1 10 7c0 1 0 2-1 6-18 70-34 139-52 208-4 14-5 17-35 17-8 0-11 0-11 8 0 4 4 4 5 4 11 0 38-1 49-1 10 0 38 1 49 1 4 0 8 0 8-7 0-5-3-5-11-5-14 0-25 0-25-6 0-3 1-5 1-7 9-33 17-67 26-101 16 0 30 0 45 0 36 0 43 22 43 35 0 5-3 18-5 26-4 11-7 26-7 33 0 41 46 41 52 41 33 0 46-38 46-44 0-4-3-3-4-4-4 0-5 3-6 5-10 28-26 34-35 34-12 0-15-8-15-23 0-11 2-31 4-43 0-5 1-13 1-18 0-30-25-42-36-46z"><text:p/></draw:path><draw:path draw:style-name="gr3" draw:text-style-name="P6" svg:width="0.0839in" svg:height="0.0937in" svg:x="0.6697in" svg:y="0.0429in" svg:viewBox="0 0 214 239" svg:d="M212 15c2-4 2-5 2-7 0-5-3-8-7-8s-7 3-9 9c-31 68-61 137-91 205-30-68-61-137-91-205-3-8-6-9-8-9-5 0-8 3-8 8 0 1 0 2 2 6 32 72 64 145 96 218 3 5 5 7 9 7 5 0 6-3 8-7 32-73 65-145 97-217z"><text:p/></draw:path><draw:path draw:style-name="gr3" draw:text-style-name="P6" svg:width="0.0339in" svg:height="0.1516in" svg:x="0.8122in" svg:y="0.0201in" svg:viewBox="0 0 87 386" svg:d="M85 14c2-4 2-4 2-6 0-5-3-8-8-8-3 0-6 2-9 9-23 59-45 118-68 177-1 3-2 5-2 7 0 1 0 2 2 7 23 58 45 118 68 176 1 4 4 10 9 10s8-3 8-8c0-1 0-2-2-6-23-60-45-119-69-179 24-60 46-119 69-179z"><text:p/></draw:path><draw:path draw:style-name="gr3" draw:text-style-name="P6" svg:width="0.0693in" svg:height="0.0685in" svg:x="0.861in" svg:y="0.0669in" svg:viewBox="0 0 177 175" svg:d="M129 24c-7-13-18-24-36-24-45 0-93 57-93 114 0 36 22 61 52 61 7 0 27-1 50-28 4 15 17 28 35 28 14 0 22-8 29-21 7-14 11-37 11-38 0-5-3-5-4-5-4 0-5 3-6 8-6 25-13 48-28 48-11 0-13-10-13-18 0-9 2-11 6-29 3-16 4-20 8-34 4-19 10-36 14-55 2-10 2-11 2-12 0-7-4-11-11-11-9 0-14 9-16 16zM104 125c-2 7-2 7-7 14-18 22-33 28-44 28-20 0-26-21-26-37 0-19 14-66 22-85 13-22 29-36 44-36 26 0 31 32 31 34s0 4-1 7c-6 25-12 49-19 75z"><text:p/></draw:path><draw:path draw:style-name="gr3" draw:text-style-name="P6" svg:width="0.0173in" svg:height="0.0453in" svg:x="0.9484in" svg:y="0.1177in" svg:viewBox="0 0 45 116" svg:d="M45 41c0-26-9-41-24-41-13 0-21 10-21 21 0 10 8 20 21 20 4 0 10-1 13-5 1-1 1-1 2-2 0 2 1 1 1 7 0 28-14 52-26 64-4 4-4 5-4 6 0 3 2 5 3 5 4 0 35-30 35-75z"><text:p/></draw:path><draw:path draw:style-name="gr3" draw:text-style-name="P6" svg:width="0.0555in" svg:height="0.1063in" svg:x="1.0102in" svg:y="0.0287in" svg:viewBox="0 0 142 271" svg:d="M74 4c0-1 0-4-5-4-9 0-37 2-47 3-3 1-8 1-8 8 0 4 4 4 10 4 18 0 19 4 19 7s-3 17-6 24c-11 42-21 84-32 126-4 20-5 26-5 40 0 35 20 59 48 59 47 0 94-56 94-112 0-35-20-62-52-62-17 0-33 11-45 23 10-38 19-77 29-116zM37 150c3-9 3-9 7-13 19-26 36-31 46-31 13 0 24 11 24 36 0 22-13 68-19 82-14 25-31 38-47 38-12 0-25-9-25-37 0-8 0-15 7-40 2-12 5-24 7-35z"><text:p/></draw:path><draw:path draw:style-name="gr3" draw:text-style-name="P6" svg:width="0.0339in" svg:height="0.1516in" svg:x="1.0764in" svg:y="0.0201in" svg:viewBox="0 0 87 386" svg:d="M85 200c2-5 2-6 2-7s0-1-2-7c-22-59-45-118-67-177-4-7-7-9-10-9-5 0-8 3-8 8 0 1 0 2 2 6 23 60 45 119 68 179-23 58-45 118-68 177-2 5-2 6-2 8 0 5 4 8 8 8 5 0 6-4 8-8 24-59 46-119 69-178z"><text:p/></draw:path><draw:path draw:style-name="gr3" draw:text-style-name="P6" svg:width="0.0752in" svg:height="0.0878in" svg:x="1.1827in" svg:y="0.052in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3" draw:text-style-name="P6" svg:width="0.1083in" svg:height="0.1063in" svg:x="1.3201in" svg:y="0.0303in" svg:viewBox="0 0 276 271" svg:d="M129 26c2-9 3-13 11-14 3-1 15-1 23-1 27 0 70 0 70 39 0 13-5 39-21 55-10 10-31 22-65 22-14 0-29 0-44 0 9-34 17-67 26-101zM185 132c38-8 84-35 84-75 0-33-35-57-85-57-37 0-74 0-110 0-8 0-11 0-11 8 0 3 3 3 11 3 4 0 7 0 14 1s11 1 11 7c0 1-1 2-2 6-18 70-34 139-52 208-3 14-4 17-35 17-7 0-10 0-10 8 0 4 4 4 5 4 10 0 38-1 49-1s38 1 48 1c4 0 9 0 9-7 0-5-4-5-11-5-14 0-25 0-25-6 0-3 1-5 1-7 9-33 16-67 25-101 16 0 31 0 46 0 36 0 42 22 42 35 0 5-3 18-5 26-3 11-6 26-6 33 0 41 46 41 51 41 33 0 47-38 47-44 0-4-4-4-5-4-4 0-5 3-5 5-10 28-26 34-35 34-13 0-15-8-15-23 0-11 2-31 3-43 1-5 2-13 2-18 0-30-26-42-36-46z"><text:p/></draw:path><draw:path draw:style-name="gr3" draw:text-style-name="P6" svg:width="0.072in" svg:height="0.0047in" svg:x="1.4417in" svg:y="0.0421in" svg:viewBox="0 0 184 13" svg:d="M173 13c4 0 11 0 11-6 0-7-7-7-11-7-54 0-108 0-162 0-4 0-11 0-11 7 0 6 7 6 11 6 54 0 108 0 162 0z"><text:p/></draw:path><draw:path draw:style-name="gr3" draw:text-style-name="P6" svg:width="0.0386in" svg:height="0.0705in" svg:x="1.537in" svg:y="0.0004in" svg:viewBox="0 0 99 180" svg:d="M62 8c0-8-2-8-9-8-17 18-42 18-53 18 0 3 0 6 0 10 7 0 24 0 40-8 0 46 0 91 0 138 0 9 0 12-28 12-3 0-7 0-10 0 0 3 0 6 0 10 5 0 39-1 49-1 7 0 41 1 48 1 0-4 0-7 0-10-3 0-8 0-11 0-26 0-26-3-26-12 0-51 0-101 0-150z"><text:p/></draw:path></draw:g></text:span><text:span text:style-name="T3">;</text:span></text:p>
      <text:list text:style-name="L18">
        <text:list-item>
          <text:p text:style-name="P103"><text:span text:style-name="T3">אם </text:span><text:span text:style-name="T3"><draw:g text:anchor-type="as-char" svg:y="-0.1134in" draw:z-index="515" draw:name="Shape542" draw:style-name="gr1"><svg:title>TexMaths</svg:title><svg:desc>11§display§\la a, b \ra \in R§svg§600§FALSE§</svg:desc><draw:path draw:style-name="gr2" draw:text-style-name="P5" svg:width="0.6165in" svg:height="0.1358in" svg:x="0.0004in" svg:y="0.0071in" svg:viewBox="0 0 1567 346" svg:d="M785 346c-262 0-523 0-785 0 0-116 0-230 0-346 523 0 1044 0 1567 0 0 116 0 230 0 346-261 0-522 0-782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83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0.2071in" svg:y="0.0071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73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791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83in" svg:height="0.1063in" svg:x="0.5165in" svg:y="0.0098in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3">: לכן, </text:span><text:span text:style-name="T3"><draw:g text:anchor-type="as-char" svg:y="-0.1327in" draw:z-index="516" draw:name="Shape543" draw:style-name="gr1"><svg:title>TexMaths</svg:title><svg:desc>11§display§\la b, a \ra \in R^{-1}§svg§600§FALSE§</svg:desc><draw:path draw:style-name="gr2" draw:text-style-name="P5" svg:width="0.7634in" svg:height="0.1555in" svg:x="0.0004in" svg:y="0.0083in" svg:viewBox="0 0 1940 396" svg:d="M970 396c-323 0-647 0-970 0 0-132 0-264 0-396 647 0 1294 0 1940 0 0 132 0 264 0 396-323 0-646 0-970 0z"><text:p/></draw:path><draw:path draw:style-name="gr3" draw:text-style-name="P6" svg:width="0.0335in" svg:height="0.1516in" svg:x="0.0094in" svg:y="0.0201in" svg:viewBox="0 0 86 386" svg:d="M84 14c2-4 2-4 2-6 0-5-4-8-8-8-3 0-5 2-9 9-22 59-45 118-67 177-1 3-2 5-2 7 0 1 0 2 2 7 22 58 45 118 67 176 2 4 4 10 9 10 4 0 8-3 8-8 0-1 0-2-2-6-24-60-45-119-69-179 24-60 45-119 69-179z"><text:p/></draw:path><draw:path draw:style-name="gr3" draw:text-style-name="P6" svg:width="0.0559in" svg:height="0.1063in" svg:x="0.0591in" svg:y="0.0287in" svg:viewBox="0 0 143 271" svg:d="M75 4c0-1 0-4-6-4-9 0-36 2-47 3-2 1-7 1-7 8 0 4 4 4 9 4 19 0 20 4 20 7s-3 17-5 24c-11 42-21 84-32 126-5 20-7 26-7 40 0 35 21 59 49 59 46 0 94-56 94-112 0-35-21-62-52-62-17 0-34 11-45 23 10-38 19-77 29-116zM39 150c2-9 2-9 5-13 19-26 36-31 46-31 14 0 24 11 24 36 0 22-12 68-19 82-13 25-30 38-46 38-13 0-26-9-26-37 0-8 0-15 7-40 3-12 5-24 9-35z"><text:p/></draw:path><draw:path draw:style-name="gr3" draw:text-style-name="P6" svg:width="0.0173in" svg:height="0.0453in" svg:x="0.1303in" svg:y="0.1177in" svg:viewBox="0 0 45 116" svg:d="M45 41c0-26-10-41-25-41-12 0-20 10-20 21 0 10 8 20 20 20 5 0 10-1 14-5 1-1 1-1 1-2 1 0 1 1 1 7 0 28-13 52-26 64-4 4-4 5-4 6 0 3 2 5 4 5 4 0 35-30 35-75z"><text:p/></draw:path><draw:path draw:style-name="gr3" draw:text-style-name="P6" svg:width="0.0693in" svg:height="0.0685in" svg:x="0.1909in" svg:y="0.0669in" svg:viewBox="0 0 177 175" svg:d="M129 24c-8-13-19-24-37-24-45 0-92 57-92 114 0 36 21 61 52 61 7 0 26-1 49-28 4 15 17 28 35 28 14 0 23-8 29-21 7-14 12-37 12-38 0-5-3-5-5-5-4 0-4 3-5 8-6 25-14 48-30 48-11 0-12-10-12-18 0-9 1-11 6-29 4-16 4-20 9-34 4-19 8-36 13-55 3-10 3-11 3-12 0-7-4-11-11-11-10 0-15 9-16 16zM103 125c-2 7-2 7-7 14-18 22-33 28-44 28-19 0-24-21-24-37 0-19 12-66 20-85 13-22 30-36 46-36 25 0 30 32 30 34s-1 4-1 7c-6 25-13 49-20 75z"><text:p/></draw:path><draw:path draw:style-name="gr3" draw:text-style-name="P6" svg:width="0.0335in" svg:height="0.1516in" svg:x="0.2736in" svg:y="0.0201in" svg:viewBox="0 0 86 386" svg:d="M84 200c2-5 2-6 2-7s0-1-2-7c-22-59-45-118-67-177-3-7-5-9-9-9-5 0-8 3-8 8 0 1 0 2 2 6 23 60 45 119 68 179-23 58-45 118-68 177-2 5-2 6-2 8 0 5 3 8 8 8 4 0 6-4 7-8 24-59 46-119 69-178z"><text:p/></draw:path><draw:path draw:style-name="gr3" draw:text-style-name="P6" svg:width="0.0756in" svg:height="0.0878in" svg:x="0.3795in" svg:y="0.052in" svg:viewBox="0 0 193 224" svg:d="M179 119c7 0 14 0 14-8 0-7-7-7-14-7-55 0-109 0-164 0 5-52 50-89 104-89 20 0 40 0 60 0 7 0 14 0 14-7 0-8-7-8-14-8-20 0-40 0-60 0-66 0-119 49-119 111s53 113 119 113c20 0 40 0 60 0 7 0 14 0 14-8s-7-8-14-8c-20 0-40 0-60 0-54 0-99-37-104-89 55 0 109 0 164 0z"><text:p/></draw:path><draw:path draw:style-name="gr3" draw:text-style-name="P6" svg:width="0.1083in" svg:height="0.1063in" svg:x="0.5161in" svg:y="0.0303in" svg:viewBox="0 0 276 271" svg:d="M129 26c2-9 3-13 11-14 3-1 15-1 23-1 27 0 70 0 70 39 0 13-5 39-21 55-10 10-30 22-65 22-14 0-29 0-44 0 9-34 17-67 26-101zM185 132c38-8 85-35 85-75 0-33-36-57-86-57-37 0-74 0-110 0-8 0-11 0-11 8 0 3 3 3 11 3 1 0 7 0 14 1 8 1 11 1 11 7 0 1-1 2-2 6-18 70-34 139-52 208-3 14-4 17-35 17-7 0-10 0-10 8 0 4 4 4 6 4 11 0 37-1 48-1s38 1 49 1c3 0 8 0 8-7 0-5-3-5-11-5-14 0-25 0-25-6 0-3 1-5 1-7 9-33 16-67 25-101 16 0 31 0 46 0 36 0 42 22 42 35 0 5-2 18-5 26-2 11-6 26-6 33 0 41 46 41 52 41 32 0 46-38 46-44 0-4-4-4-5-4-4 0-4 3-5 5-10 28-26 34-35 34-13 0-15-8-15-23 0-11 2-31 3-43 1-5 2-13 2-18 0-30-26-42-36-46z"><text:p/></draw:path><draw:path draw:style-name="gr3" draw:text-style-name="P6" svg:width="0.072in" svg:height="0.0047in" svg:x="0.6378in" svg:y="0.0421in" svg:viewBox="0 0 184 13" svg:d="M173 13c4 0 11 0 11-6 0-7-7-7-11-7-54 0-108 0-162 0-4 0-11 0-11 7 0 6 7 6 11 6 54 0 108 0 162 0z"><text:p/></draw:path><draw:path draw:style-name="gr3" draw:text-style-name="P6" svg:width="0.0386in" svg:height="0.0705in" svg:x="0.7331in" svg:y="0.0004in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3"><text:s/>לפי הגדרה, ולכן </text:span><text:span text:style-name="T3"><draw:g text:anchor-type="as-char" svg:y="-0.1134in" draw:z-index="522" draw:name="Shape544" draw:style-name="gr1"><svg:title>TexMaths</svg:title><svg:desc>11§display§\la b, a \ra \in Sym(R)§svg§600§FALSE§</svg:desc><draw:path draw:style-name="gr2" draw:text-style-name="P5" svg:width="1.037in" svg:height="0.1358in" svg:x="0.0004in" svg:y="0.0071in" svg:viewBox="0 0 2635 346" svg:d="M1318 346c-440 0-879 0-1318 0 0-116 0-230 0-346 878 0 1757 0 2635 0 0 116 0 230 0 346-439 0-878 0-1317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559in" svg:height="0.1063in" svg:x="0.0591in" svg:y="0.0071in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173in" svg:height="0.0453in" svg:x="0.130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93in" svg:height="0.0685in" svg:x="0.1909in" svg:y="0.0453in" svg:viewBox="0 0 177 175" svg:d="M129 25c-8-14-19-25-37-25-45 0-92 57-92 113 0 37 21 62 51 62 8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6" svg:width="0.0335in" svg:height="0.1512in" svg:x="0.2736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56in" svg:height="0.087in" svg:x="0.3795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0898in" svg:height="0.1098in" svg:x="0.5185in" svg:y="0.0067in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3" draw:text-style-name="P6" svg:width="0.0697in" svg:height="0.0976in" svg:x="0.6165in" svg:y="0.0453in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3" draw:text-style-name="P6" svg:width="0.1244in" svg:height="0.0685in" svg:x="0.6965in" svg:y="0.0453in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3" draw:text-style-name="P6" svg:width="0.0346in" svg:height="0.1512in" svg:x="0.8406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1083in" svg:height="0.1063in" svg:x="0.8909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5in" svg:height="0.1512in" svg:x="1.010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"><text:s/>לפי הגדרת </text:span><text:span text:style-name="T3"><draw:g text:anchor-type="as-char" svg:y="-0.0929in" draw:z-index="517" draw:name="Shape545" draw:style-name="gr1"><svg:title>TexMaths</svg:title><svg:desc>11§display§\cup §svg§600§FALSE§</svg:desc><draw:path draw:style-name="gr2" draw:text-style-name="P5" svg:width="0.0764in" svg:height="0.0776in" svg:x="0.0004in" svg:y="0.0075in" svg:viewBox="0 0 195 198" svg:d="M0 0c65 0 130 0 195 0 0 66 0 132 0 198-65 0-130 0-195 0 0-66 0-132 0-198z"><text:p/></draw:path><draw:path draw:style-name="gr3" draw:text-style-name="P6" svg:width="0.0835in" svg:height="0.0929in" svg:x="0.0008in" svg:y="0in" svg:viewBox="0 0 213 237" svg:d="M213 14c0-7 0-14-7-14-8 0-8 7-8 14 0 46 0 93 0 138 0 58-63 70-90 70-18 0-42-3-63-17-30-18-30-44-30-53 0-45 0-92 0-138 0-7 0-14-7-14-8 0-8 7-8 14 0 46 0 94 0 140 0 58 59 83 108 83 48 0 105-27 105-83 0-46 0-94 0-140z"><text:p/></draw:path></draw:g></text:span><text:span text:style-name="T3">. </text:span></text:p>
        </text:list-item>
        <text:list-item>
          <text:p text:style-name="P103"><text:span text:style-name="T3">אם </text:span><text:span text:style-name="T3"><draw:g text:anchor-type="as-char" svg:y="-0.1327in" draw:z-index="519" draw:name="Shape546" draw:style-name="gr1"><svg:title>TexMaths</svg:title><svg:desc>11§display§\la a, b \ra \in R^{-1}§svg§600§FALSE§</svg:desc><draw:path draw:style-name="gr2" draw:text-style-name="P5" svg:width="0.7634in" svg:height="0.1555in" svg:x="0.0004in" svg:y="0.0083in" svg:viewBox="0 0 1940 396" svg:d="M970 396c-323 0-647 0-970 0 0-132 0-264 0-396 647 0 1294 0 1940 0 0 132 0 264 0 396-323 0-646 0-970 0z"><text:p/></draw:path><draw:path draw:style-name="gr3" draw:text-style-name="P6" svg:width="0.0335in" svg:height="0.1516in" svg:x="0.0094in" svg:y="0.0201in" svg:viewBox="0 0 86 386" svg:d="M84 14c2-4 2-4 2-6 0-5-3-8-8-8-3 0-5 2-9 9-22 59-45 118-67 177-1 3-2 5-2 7 0 1 0 2 2 7 22 58 45 118 67 176 3 4 4 10 9 10s8-3 8-8c0-1 0-2-2-6-24-60-45-119-69-179 24-60 45-119 69-179z"><text:p/></draw:path><draw:path draw:style-name="gr3" draw:text-style-name="P6" svg:width="0.0693in" svg:height="0.0685in" svg:x="0.0579in" svg:y="0.0669in" svg:viewBox="0 0 177 175" svg:d="M129 24c-7-13-19-24-35-24-47 0-94 57-94 114 0 36 21 61 52 61 7 0 26-1 49-28 3 15 17 28 35 28 15 0 23-8 29-21 7-14 12-37 12-38 0-5-3-5-4-5-5 0-5 3-6 8-6 25-14 48-30 48-11 0-12-10-12-18 0-9 2-11 6-29 4-16 5-20 9-34 4-19 8-36 13-55 3-10 3-11 3-12 0-7-4-11-11-11-10 0-15 9-16 16zM103 125c-2 7-2 7-7 14-17 22-33 28-44 28-19 0-25-21-25-37 0-19 13-66 21-85 13-22 30-36 46-36 25 0 30 32 30 34s-1 4-1 7c-6 25-13 49-20 75z"><text:p/></draw:path><draw:path draw:style-name="gr3" draw:text-style-name="P6" svg:width="0.0173in" svg:height="0.0453in" svg:x="0.1457in" svg:y="0.1177in" svg:viewBox="0 0 45 116" svg:d="M45 41c0-26-10-41-25-41-12 0-20 10-20 21 0 10 8 20 20 20 5 0 10-1 14-5 1-1 1-1 1-2 1 0 1 1 1 7 0 28-13 52-26 64-5 4-5 5-5 6 0 3 3 5 5 5 4 0 35-30 35-75z"><text:p/></draw:path><draw:path draw:style-name="gr3" draw:text-style-name="P6" svg:width="0.0555in" svg:height="0.1063in" svg:x="0.2071in" svg:y="0.0287in" svg:viewBox="0 0 142 271" svg:d="M75 4c0-1 0-4-6-4-8 0-37 2-47 3-3 1-7 1-7 8 0 4 4 4 9 4 19 0 20 4 20 7s-4 17-6 24c-11 42-20 84-31 126-5 20-7 26-7 40 0 35 21 59 49 59 46 0 93-56 93-112 0-35-20-62-51-62-17 0-34 11-45 23 10-38 19-77 29-116zM38 150c3-9 3-9 6-13 19-26 36-31 46-31 15 0 24 11 24 36 0 22-12 68-19 82-13 25-30 38-46 38-13 0-26-9-26-37 0-8 0-15 7-40 3-12 5-24 8-35z"><text:p/></draw:path><draw:path draw:style-name="gr3" draw:text-style-name="P6" svg:width="0.0335in" svg:height="0.1516in" svg:x="0.2736in" svg:y="0.0201in" svg:viewBox="0 0 86 386" svg:d="M84 200c2-5 2-6 2-7s0-1-2-7c-22-59-45-118-67-177-3-7-5-9-9-9-5 0-8 3-8 8 0 1 0 2 2 6 23 60 45 119 68 179-23 58-45 118-68 177-2 5-2 6-2 8 0 5 3 8 8 8 4 0 6-4 7-8 24-59 46-119 69-178z"><text:p/></draw:path><draw:path draw:style-name="gr3" draw:text-style-name="P6" svg:width="0.0756in" svg:height="0.0878in" svg:x="0.3795in" svg:y="0.052in" svg:viewBox="0 0 193 224" svg:d="M179 119c7 0 14 0 14-8 0-7-7-7-14-7-55 0-109 0-164 0 5-52 50-89 104-89 20 0 40 0 60 0 7 0 14 0 14-7 0-8-7-8-14-8-20 0-40 0-60 0-66 0-119 49-119 111s53 113 119 113c20 0 40 0 60 0 7 0 14 0 14-8s-7-8-14-8c-20 0-40 0-60 0-54 0-99-37-104-89 55 0 109 0 164 0z"><text:p/></draw:path><draw:path draw:style-name="gr3" draw:text-style-name="P6" svg:width="0.1083in" svg:height="0.1063in" svg:x="0.5161in" svg:y="0.0303in" svg:viewBox="0 0 276 271" svg:d="M129 26c2-9 3-13 11-14 3-1 15-1 23-1 27 0 70 0 70 39 0 13-5 39-21 55-10 10-30 22-65 22-14 0-29 0-44 0 9-34 17-67 26-101zM185 132c38-8 85-35 85-75 0-33-36-57-86-57-37 0-74 0-110 0-8 0-11 0-11 8 0 3 3 3 11 3 1 0 7 0 14 1 8 1 11 1 11 7 0 1-1 2-2 6-18 70-34 139-52 208-3 14-4 17-35 17-7 0-10 0-10 8 0 4 4 4 6 4 11 0 37-1 48-1s38 1 49 1c3 0 8 0 8-7 0-5-3-5-11-5-14 0-25 0-25-6 0-3 1-5 1-7 9-33 16-67 25-101 16 0 31 0 46 0 36 0 42 22 42 35 0 5-2 18-5 26-2 11-6 26-6 33 0 41 46 41 52 41 32 0 46-38 46-44 0-4-4-4-5-4-4 0-4 3-5 5-10 28-26 34-35 34-13 0-15-8-15-23 0-11 2-31 3-43 1-5 2-13 2-18 0-30-26-42-36-46z"><text:p/></draw:path><draw:path draw:style-name="gr3" draw:text-style-name="P6" svg:width="0.072in" svg:height="0.0047in" svg:x="0.6378in" svg:y="0.0421in" svg:viewBox="0 0 184 13" svg:d="M173 13c4 0 11 0 11-6 0-7-7-7-11-7-54 0-108 0-162 0-4 0-11 0-11 7 0 6 7 6 11 6 54 0 108 0 162 0z"><text:p/></draw:path><draw:path draw:style-name="gr3" draw:text-style-name="P6" svg:width="0.0386in" svg:height="0.0705in" svg:x="0.7331in" svg:y="0.0004in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3">: לכן, </text:span><text:span text:style-name="T3"><draw:g text:anchor-type="as-char" svg:y="-0.1134in" draw:z-index="520" draw:name="Shape547" draw:style-name="gr1"><svg:title>TexMaths</svg:title><svg:desc>11§display§\la b, a \ra \in R§svg§600§FALSE§</svg:desc><draw:path draw:style-name="gr2" draw:text-style-name="P5" svg:width="0.6165in" svg:height="0.1358in" svg:x="0.0004in" svg:y="0.0071in" svg:viewBox="0 0 1567 346" svg:d="M785 346c-262 0-523 0-785 0 0-116 0-230 0-346 523 0 1044 0 1567 0 0 116 0 230 0 346-261 0-522 0-782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559in" svg:height="0.1063in" svg:x="0.0591in" svg:y="0.0071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173in" svg:height="0.0453in" svg:x="0.1303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0693in" svg:height="0.0685in" svg:x="0.1909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35in" svg:height="0.1512in" svg:x="0.273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791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83in" svg:height="0.1063in" svg:x="0.5165in" svg:y="0.0098in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3"><text:s/>לפי הגדרה, ולכן </text:span><text:span text:style-name="T3"><draw:g text:anchor-type="as-char" svg:y="-0.1134in" draw:z-index="521" draw:name="Shape548" draw:style-name="gr1"><svg:title>TexMaths</svg:title><svg:desc>11§display§\la b, a \ra \in Sym(R)§svg§600§FALSE§</svg:desc><draw:path draw:style-name="gr2" draw:text-style-name="P5" svg:width="1.037in" svg:height="0.1358in" svg:x="0.0004in" svg:y="0.0071in" svg:viewBox="0 0 2635 346" svg:d="M1318 346c-440 0-879 0-1318 0 0-116 0-230 0-346 878 0 1757 0 2635 0 0 116 0 230 0 346-439 0-878 0-1317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559in" svg:height="0.1063in" svg:x="0.0591in" svg:y="0.0071in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173in" svg:height="0.0453in" svg:x="0.130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93in" svg:height="0.0685in" svg:x="0.1909in" svg:y="0.0453in" svg:viewBox="0 0 177 175" svg:d="M129 25c-8-14-19-25-37-25-45 0-92 57-92 113 0 37 21 62 51 62 8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6" svg:width="0.0335in" svg:height="0.1512in" svg:x="0.2736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56in" svg:height="0.087in" svg:x="0.3795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0898in" svg:height="0.1098in" svg:x="0.5185in" svg:y="0.0067in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3" draw:text-style-name="P6" svg:width="0.0697in" svg:height="0.0976in" svg:x="0.6165in" svg:y="0.0453in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3" draw:text-style-name="P6" svg:width="0.1244in" svg:height="0.0685in" svg:x="0.6965in" svg:y="0.0453in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3" draw:text-style-name="P6" svg:width="0.0346in" svg:height="0.1512in" svg:x="0.8406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1083in" svg:height="0.1063in" svg:x="0.8909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5in" svg:height="0.1512in" svg:x="1.010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"><text:s/>לפי הגדרת </text:span><text:span text:style-name="T3"><draw:g text:anchor-type="as-char" svg:y="-0.0929in" draw:z-index="518" draw:name="Shape549" draw:style-name="gr1"><svg:title>TexMaths</svg:title><svg:desc>11§display§\cup §svg§600§FALSE§</svg:desc><draw:path draw:style-name="gr2" draw:text-style-name="P5" svg:width="0.0764in" svg:height="0.0776in" svg:x="0.0004in" svg:y="0.0075in" svg:viewBox="0 0 195 198" svg:d="M0 0c65 0 130 0 195 0 0 66 0 132 0 198-65 0-130 0-195 0 0-66 0-132 0-198z"><text:p/></draw:path><draw:path draw:style-name="gr3" draw:text-style-name="P6" svg:width="0.0835in" svg:height="0.0929in" svg:x="0.0008in" svg:y="0in" svg:viewBox="0 0 213 237" svg:d="M213 14c0-7 0-14-7-14-8 0-8 7-8 14 0 46 0 93 0 138 0 58-63 70-90 70-18 0-42-3-63-17-30-18-30-44-30-53 0-45 0-92 0-138 0-7 0-14-7-14-8 0-8 7-8 14 0 46 0 94 0 140 0 58 59 83 108 83 48 0 105-27 105-83 0-46 0-94 0-140z"><text:p/></draw:path></draw:g></text:span><text:span text:style-name="T3">. </text:span></text:p>
        </text:list-item>
      </text:list>
      <text:p text:style-name="P104"><text:span text:style-name="T3">סה"כ </text:span><text:span text:style-name="T3"><draw:g text:anchor-type="as-char" svg:y="-0.1134in" draw:z-index="523" draw:name="Shape550" draw:style-name="gr1"><svg:title>TexMaths</svg:title><svg:desc>11§display§\la b, a \ra \in Sym(R)§svg§600§FALSE§</svg:desc><draw:path draw:style-name="gr2" draw:text-style-name="P5" svg:width="1.037in" svg:height="0.1358in" svg:x="0.0004in" svg:y="0.0071in" svg:viewBox="0 0 2635 346" svg:d="M1318 346c-440 0-879 0-1318 0 0-116 0-230 0-346 878 0 1757 0 2635 0 0 116 0 230 0 346-439 0-878 0-1317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559in" svg:height="0.1063in" svg:x="0.0591in" svg:y="0.0071in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173in" svg:height="0.0453in" svg:x="0.130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93in" svg:height="0.0685in" svg:x="0.1909in" svg:y="0.0453in" svg:viewBox="0 0 177 175" svg:d="M129 25c-8-14-19-25-37-25-45 0-92 57-92 113 0 37 21 62 51 62 8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6" svg:width="0.0335in" svg:height="0.1512in" svg:x="0.2736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56in" svg:height="0.087in" svg:x="0.3795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0898in" svg:height="0.1098in" svg:x="0.5185in" svg:y="0.0067in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3" draw:text-style-name="P6" svg:width="0.0697in" svg:height="0.0976in" svg:x="0.6165in" svg:y="0.0453in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3" draw:text-style-name="P6" svg:width="0.1244in" svg:height="0.0685in" svg:x="0.6965in" svg:y="0.0453in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3" draw:text-style-name="P6" svg:width="0.0346in" svg:height="0.1512in" svg:x="0.8406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1083in" svg:height="0.1063in" svg:x="0.8909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5in" svg:height="0.1512in" svg:x="1.010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"><text:s/>כדרוש. </text:span></text:p>
      <text:p text:style-name="P9"><text:span text:style-name="T3"><draw:g text:anchor-type="as-char" svg:y="-0.1134in" draw:z-index="524" draw:name="Shape551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18" text:outline-level="3">סעיף (ב)</text:h>
      <text:p text:style-name="P105">נתון: <text:span text:style-name="T3">יהי </text:span><text:span text:style-name="T3"><draw:g text:anchor-type="as-char" svg:y="-0.111in" draw:z-index="531" draw:name="Shape552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3"><text:s/>יחס סימטרי מעל </text:span><text:span text:style-name="T3"><draw:g text:anchor-type="as-char" svg:y="-0.1083in" draw:z-index="532" draw:name="Shape553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ידוע </text:span><text:span text:style-name="T3"><draw:g text:anchor-type="as-char" svg:y="-0.1063in" draw:z-index="533" draw:name="Shape554" draw:style-name="gr1"><svg:title>TexMaths</svg:title><svg:desc>11§display§R \subseteq S§svg§600§FALSE§</svg:desc><draw:path draw:style-name="gr2" draw:text-style-name="P5" svg:width="0.4012in" svg:height="0.1114in" svg:x="0.0016in" svg:y="0.0071in" svg:viewBox="0 0 1020 284" svg:d="M511 284c-171 0-340 0-511 0 0-94 0-189 0-284 340 0 680 0 1020 0 0 95 0 190 0 284-169 0-340 0-509 0z"><text:p/></draw:path><draw:path draw:style-name="gr3" draw:text-style-name="P6" svg:width="0.1079in" svg:height="0.1063in" svg:x="0.0004in" svg:y="0.0039in" svg:viewBox="0 0 275 271" svg:d="M129 26c2-8 3-13 11-14 3 0 15 0 23 0 27 0 70 0 70 38 0 13-6 39-21 55-9 10-30 22-66 22-14 0-28 0-43 0 9-34 17-67 26-101zM184 132c39-9 86-35 86-75 0-33-36-57-86-57-37 0-74 0-110 0-8 0-11 0-11 8 0 4 3 4 11 4 4 0 7 0 14 0 7 1 10 1 10 7 0 1 0 2-1 7-18 69-34 138-52 207-3 14-4 17-35 17-7 0-10 0-10 8 0 4 4 4 6 4 9 0 37-1 48-1s37 1 48 1c4 0 8 0 8-7 0-5-3-5-10-5-14 0-25 0-25-6 0-3 0-5 1-7 9-34 16-67 25-101 16 0 31 0 46 0 36 0 42 22 42 35 0 5-3 16-5 25-2 11-7 26-7 33 0 42 48 42 52 42 33 0 46-39 46-45 0-4-3-2-4-4-4 0-5 3-6 5-9 29-25 35-35 35-12 0-15-8-15-23 0-12 3-32 4-44 1-5 1-13 1-18 0-29-25-41-36-45z"><text:p/></draw:path><draw:path draw:style-name="gr3" draw:text-style-name="P6" svg:width="0.0929in" svg:height="0.1169in" svg:x="0.1654in" svg:y="0.0098in" svg:viewBox="0 0 237 298" svg:d="M222 15c7 0 15 0 15-7 0-8-8-8-15-8-35 0-69 0-103 0-67 0-119 51-119 111 0 63 53 112 119 112 34 0 68 0 103 0 7 0 15 0 15-8s-8-8-15-8c-34 0-68 0-102 0-62 0-105-44-105-95 0-52 44-97 105-97 34 0 68 0 102 0zM21 282c-7 0-13 0-13 8s6 8 13 8c67 0 134 0 201 0 7 0 15 0 15-8s-8-8-15-8c-67 0-134 0-201 0z"><text:p/></draw:path><draw:path draw:style-name="gr3" draw:text-style-name="P6" svg:width="0.0898in" svg:height="0.1098in" svg:x="0.3213in" svg:y="0.0004in" svg:viewBox="0 0 229 280" svg:d="M229 4c0-1-1-4-4-4s-3 1-7 6c-7 7-13 14-19 22-10-18-31-28-55-28-49 0-96 44-96 92 0 30 20 48 40 54 14 3 28 6 42 11 14 3 35 9 35 39 0 36-32 72-69 72-24 0-67-9-67-56 0-10 1-19 2-21 0-2 0-2 0-4 0-3-2-4-5-4-2 0-2 1-3 2-2 1-23 90-23 91 0 2 1 4 4 4 2 0 3-1 7-7 7-6 12-14 19-22 16 24 43 29 65 29 52 0 98-52 98-99 0-26-13-39-19-44-9-9-14-11-49-20-8-2-23-6-26-7-10-3-23-14-23-35 0-31 31-64 67-64 32 0 56 17 56 60 0 12-2 19-2 22 1 1 0 3 6 3 3 0 3-1 5-8 7-28 13-56 21-84z"><text:p/></draw:path></draw:g></text:span><text:span text:style-name="T3"><text:s/></text:span></text:p>
      <text:p text:style-name="P106">צ.ל.: <text:span text:style-name="T66"><draw:g text:anchor-type="as-char" svg:y="-0.1134in" draw:z-index="534" draw:name="Shape555" draw:style-name="gr1"><svg:title>TexMaths</svg:title><svg:desc>11§display§Sym(R) \subseteq S \land R \subseteq Sym(R)§svg§600§FALSE§</svg:desc><draw:path draw:style-name="gr2" draw:text-style-name="P5" svg:width="1.8642in" svg:height="0.1358in" svg:x="0.0004in" svg:y="0.0071in" svg:viewBox="0 0 4736 346" svg:d="M2368 346c-789 0-1578 0-2368 0 0-116 0-230 0-346 1579 0 3157 0 4736 0 0 116 0 230 0 346-789 0-1579 0-2368 0z"><text:p/></draw:path><draw:path draw:style-name="gr3" draw:text-style-name="P6" svg:width="0.0902in" svg:height="0.1098in" svg:x="0.0004in" svg:y="0.0067in" svg:viewBox="0 0 230 280" svg:d="M230 3c0-1-1-3-4-3s-3 0-7 6c-7 7-12 14-19 22-10-18-31-28-55-28-49 0-96 44-96 91 0 31 20 49 40 55 14 4 28 7 42 10 14 4 35 10 35 41 0 34-32 71-69 71-24 0-67-9-67-57 0-8 1-17 2-19 0-3 0-3 0-4 0-3-2-3-4-3-3 0-3 0-4 1-2 1-24 88-24 89 0 2 2 5 4 5 3 0 3 0 8-6 7-6 12-14 19-22 16 22 43 28 65 28 53 0 99-52 99-98 0-27-13-40-20-45-9-9-14-11-48-20-9-2-24-6-27-7-10-3-23-14-23-35 0-31 31-64 67-64 32 0 56 17 56 59 0 13-2 20-2 22 2 2 0 4 6 4 3 0 3-1 5-8 7-29 14-56 21-85z"><text:p/></draw:path><draw:path draw:style-name="gr3" draw:text-style-name="P6" svg:width="0.0697in" svg:height="0.0976in" svg:x="0.0992in" svg:y="0.0453in" svg:viewBox="0 0 178 249" svg:d="M177 24c1-5 1-6 1-9 0-7-5-11-11-11-4 0-10 3-13 8-1 2-4 14-5 21-4 10-6 21-8 31-6 23-12 46-18 69-2 7-18 33-44 33-20 0-24-16-24-31 0-17 7-41 20-76 6-15 8-19 8-27 0-18-13-32-31-32-38 0-52 56-52 59 0 5 3 4 4 5 5 0 5-1 7-8 10-36 26-47 38-47 4 0 10 0 10 12 0 10-3 20-6 27-16 41-22 63-22 81 0 34 24 46 47 46 14 0 28-7 39-18-5 20-10 40-26 59-10 13-24 24-42 24-5 0-23-1-29-15 6 0 11 0 16-6 5-3 8-8 8-14 0-12-10-13-14-13-9 0-21 5-21 24s16 33 40 33c40 0 80-35 91-77 12-50 25-99 37-148z"><text:p/></draw:path><draw:path draw:style-name="gr3" draw:text-style-name="P6" svg:width="0.1244in" svg:height="0.0685in" svg:x="0.1791in" svg:y="0.0453in" svg:viewBox="0 0 317 175" svg:d="M23 148c-1 6-3 15-3 17 0 7 5 10 11 10 4 0 11-3 14-11 0-1 4-19 7-29 3-12 5-23 8-34 3-9 5-17 7-26 2-7 4-18 6-19 5-12 26-47 62-47 18 0 21 14 21 26 0 10-2 21-5 33-4 15-8 29-11 44-2 10-6 20-8 30-2 8-6 21-6 23 0 7 6 10 11 10 13 0 15-10 18-22 6-22 20-78 23-92 1-6 22-52 64-52 17 0 21 13 21 26 0 22-16 66-23 87-5 9-6 13-6 21 0 19 13 32 32 32 36 0 51-56 51-59 0-4-4-4-5-4-4 0-4 1-6 7-6 20-18 47-40 47-5 0-9-3-9-12 0-10 4-19 7-27 8-20 24-63 24-85 0-25-16-42-45-42-30 0-48 18-63 37 0-4-1-17-12-27-10-8-22-10-32-10-35 0-54 25-60 34-2-22-18-34-35-34-18 0-26 15-29 22-6 13-12 36-12 37 0 5 3 4 4 5 5 0 5-1 7-9 7-27 14-46 29-46 5 0 12 3 12 17 0 8-1 13-7 32-8 30-14 60-22 90z"><text:p/></draw:path><draw:path draw:style-name="gr3" draw:text-style-name="P6" svg:width="0.035in" svg:height="0.1512in" svg:x="0.3236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1083in" svg:height="0.1063in" svg:x="0.3736in" svg:y="0.0098in" svg:viewBox="0 0 276 271" svg:d="M130 26c2-9 3-13 11-14 3 0 15 0 23 0 27 0 70 0 70 38 0 13-6 39-21 55-9 10-30 22-66 22-14 0-28 0-42 0 8-35 16-68 25-101zM185 132c39-9 86-35 86-75 0-33-36-57-86-57-36 0-74 0-110 0-8 0-11 0-11 8 0 4 3 4 11 4 4 0 8 0 14 0 7 1 10 1 10 7 0 1 0 2-1 7-18 69-34 138-52 206-4 15-4 18-35 18-7 0-11 0-11 8 0 4 3 3 6 4 11 0 38-1 49-1 10 0 37 1 48 1 4 0 8 0 8-8 0-4-3-4-11-4-14 0-24 0-24-7 0-2 0-4 1-6 9-33 17-67 25-102 16 0 31 0 46 0 36 0 42 22 42 36 0 5-3 17-5 26-2 10-7 24-7 32 0 42 47 42 52 42 33 0 46-40 46-44 0-6-3-3-4-6-4 0-5 4-5 6-10 28-26 35-35 35-13 0-15-9-15-23 0-12 2-31 3-43 1-6 1-13 1-19 0-29-25-42-36-45z"><text:p/></draw:path><draw:path draw:style-name="gr3" draw:text-style-name="P6" svg:width="0.0346in" svg:height="0.1512in" svg:x="0.493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925in" svg:height="0.1165in" svg:x="0.5984in" svg:y="0.0161in" svg:viewBox="0 0 236 297" svg:d="M222 15c7 0 14 0 14-7 0-8-7-8-14-8-34 0-69 0-103 0-67 0-119 51-119 111 0 63 53 111 119 111 34 0 69 0 103 0 7 0 14 0 14-7s-7-7-14-7c-34 0-68 0-102 0-62 0-105-45-105-96 0-53 44-97 105-97 34 0 68 0 102 0zM21 282c-7 0-13 0-13 8 0 7 6 7 13 7 67 0 134 0 201 0 7 0 14 0 14-7 0-8-7-8-14-8-67 0-134 0-201 0z"><text:p/></draw:path><draw:path draw:style-name="gr3" draw:text-style-name="P6" svg:width="0.0898in" svg:height="0.1098in" svg:x="0.7543in" svg:y="0.0067in" svg:viewBox="0 0 229 280" svg:d="M229 3c0-1 0-3-5-3-1 0-2 0-6 6-7 7-12 14-19 22-10-18-30-28-55-28-49 0-96 44-96 91 0 31 21 49 41 55 13 4 28 7 41 10 14 4 36 10 36 41 0 34-32 71-70 71-24 0-67-9-67-57 0-8 2-17 2-19 0-3 1-3 1-4 0-3-3-3-4-3-3 0-4 0-5 1s-23 88-23 89c0 2 2 5 4 5 3 0 3 0 7-6 7-6 12-14 19-22 17 22 43 28 66 28 53 0 98-52 98-98 0-27-14-40-19-45-9-9-15-11-50-20-8-2-22-6-25-7-11-3-24-14-24-35 0-31 31-64 68-64 32 0 55 17 55 59 0 13-1 20-1 22 1 2 0 4 4 4 5 0 5-1 6-8 7-29 14-56 21-85z"><text:p/></draw:path><draw:path draw:style-name="gr3" draw:text-style-name="P6" svg:width="0.0839in" svg:height="0.0937in" svg:x="0.8909in" svg:y="0.0217in" svg:viewBox="0 0 214 239" svg:d="M117 9c-4-7-6-9-9-9-6 0-7 3-9 9-32 71-65 143-97 215-2 4-2 5-2 7 0 5 3 8 8 8 2 0 5-1 9-8 30-67 60-135 91-203 29 68 60 136 90 203 3 8 8 8 9 8 4 0 7-3 7-8 0-1 0-2-2-6-32-72-64-145-95-216z"><text:p/></draw:path><draw:path draw:style-name="gr3" draw:text-style-name="P6" svg:width="0.1083in" svg:height="0.1063in" svg:x="1.0232in" svg:y="0.0098in" svg:viewBox="0 0 276 271" svg:d="M130 26c2-9 3-13 10-14 4 0 16 0 24 0 27 0 70 0 70 38 0 13-6 39-21 55-11 10-30 22-66 22-14 0-28 0-42 0 8-35 16-68 25-101zM185 132c39-9 86-35 86-75 0-33-36-57-86-57-36 0-74 0-110 0-8 0-11 0-11 8 0 4 3 4 10 4 1 0 8 0 15 0 7 1 10 1 10 7 0 1 0 2-1 7-18 69-34 138-52 206-4 15-4 18-35 18-8 0-11 0-11 8 0 4 4 4 6 4 11 0 37-1 48-1 10 0 38 1 49 1 4 0 8 0 8-8 0-4-3-4-11-4-14 0-25 0-25-7 0-2 1-4 1-6 9-33 18-67 26-102 16 0 31 0 47 0 34 0 41 22 41 36 0 5-3 17-5 26-3 10-7 24-7 32 0 42 46 42 52 42 33 0 46-40 46-44 0-6-3-3-4-6-4 0-5 4-6 6-9 28-26 35-35 35-12 0-15-9-15-23 0-12 2-31 4-43 1-6 1-13 1-19 0-29-25-42-36-45z"><text:p/></draw:path><draw:path draw:style-name="gr3" draw:text-style-name="P6" svg:width="0.0925in" svg:height="0.1165in" svg:x="1.189in" svg:y="0.0161in" svg:viewBox="0 0 236 297" svg:d="M223 15c7 0 13 0 13-7 0-8-6-8-13-8-35 0-69 0-104 0-66 0-119 51-119 111 0 63 54 111 119 111 35 0 69 0 104 0 7 0 13 0 13-7s-6-7-13-7c-34 0-69 0-103 0-62 0-105-45-105-96 0-53 44-97 105-97 34 0 69 0 103 0zM21 282c-6 0-13 0-13 8 0 7 7 7 13 7 67 0 135 0 202 0 7 0 13 0 13-7 0-8-6-8-13-8-67 0-135 0-202 0z"><text:p/></draw:path><draw:path draw:style-name="gr3" draw:text-style-name="P6" svg:width="0.0902in" svg:height="0.1098in" svg:x="1.3449in" svg:y="0.0067in" svg:viewBox="0 0 230 280" svg:d="M230 3c0-1-1-3-4-3s-3 0-8 6c-7 7-12 14-19 22-10-18-30-28-55-28-48 0-96 44-96 91 0 31 21 49 41 55 14 4 28 7 42 10 14 4 35 10 35 41 0 34-32 71-69 71-25 0-68-9-68-57 0-8 2-17 2-19 1-3 1-3 1-4 0-3-2-3-4-3-3 0-4 0-5 1s-23 88-23 89c0 2 2 5 4 5 3 0 3 0 7-6 7-6 13-14 20-22 16 22 43 28 65 28 53 0 98-52 98-98 0-27-14-40-19-45-9-9-14-11-50-20-7-2-22-6-25-7-11-3-24-14-24-35 0-31 32-64 68-64 32 0 55 17 55 59 0 13-1 20-1 22 1 2 0 4 4 4 5 0 5-1 7-8 7-29 14-56 21-85z"><text:p/></draw:path><draw:path draw:style-name="gr3" draw:text-style-name="P6" svg:width="0.0697in" svg:height="0.0976in" svg:x="1.4433in" svg:y="0.0453in" svg:viewBox="0 0 178 249" svg:d="M176 24c2-5 2-6 2-9 0-7-5-11-11-11-4 0-11 3-14 8 0 2-3 14-6 21-2 10-5 21-7 31-6 23-11 46-17 69-2 7-18 33-44 33-20 0-24-16-24-31 0-17 7-41 20-76 6-15 8-19 8-27 0-18-13-32-32-32-37 0-51 56-51 59 0 5 3 5 4 5 5 0 5-1 7-8 10-36 25-47 38-47 4 0 10 0 10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3" draw:text-style-name="P6" svg:width="0.124in" svg:height="0.0685in" svg:x="1.5236in" svg:y="0.0453in" svg:viewBox="0 0 316 175" svg:d="M22 148c-1 6-3 15-3 17 0 7 5 10 11 10 5 0 12-3 14-11 1-1 5-19 8-29 3-12 5-23 8-34 3-9 5-17 7-26 1-7 4-18 4-19 7-12 27-47 64-47 18 0 21 14 21 26 0 10-3 21-6 33-4 15-7 29-10 44-2 10-6 20-8 30-2 8-6 21-6 23 0 7 6 10 11 10 13 0 15-10 18-22 6-22 20-78 23-92 1-6 22-52 64-52 17 0 21 13 21 26 0 22-17 66-24 87-4 9-5 13-5 21 0 19 13 32 31 32 36 0 51-56 51-59 0-4-4-4-5-4-3 0-3 1-5 7-6 20-19 47-40 47-6 0-9-3-9-12 0-10 4-19 7-27 8-20 23-63 23-85 0-25-15-42-44-42s-48 18-63 37c-1-4-2-17-12-27-10-8-22-10-32-10-35 0-54 25-60 34-2-22-19-34-35-34-19 0-26 15-29 22-8 13-12 36-12 37 0 5 3 5 4 5 4 0 5-1 7-9 7-27 14-46 29-46 5 0 11 3 11 17 0 8-1 13-6 32-8 30-15 60-23 90z"><text:p/></draw:path><draw:path draw:style-name="gr3" draw:text-style-name="P6" svg:width="0.0346in" svg:height="0.1512in" svg:x="1.6677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1083in" svg:height="0.1063in" svg:x="1.7181in" svg:y="0.0098in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5in" svg:height="0.1512in" svg:x="1.837in" svg:y="0in" svg:viewBox="0 0 90 385" svg:d="M90 193c0-30-4-76-25-120-24-48-57-73-61-73-2 0-4 2-4 4s0 2 8 9c37 38 59 99 59 180 0 65-14 133-61 181-6 6-6 6-6 7 0 2 2 4 4 4 4 0 39-26 62-76 20-41 24-84 24-116z"><text:p/></draw:path></draw:g></text:span></text:p>
      <text:p text:style-name="P105">הוכחה: <text:span text:style-name="T3">נוכיח את שתי הטענות אשר הכרחיות להוכחה: </text:span></text:p>
      <text:list text:style-name="L19">
        <text:list-item>
          <text:p text:style-name="P107"><text:span text:style-name="T3"><draw:g text:anchor-type="as-char" svg:y="-0.1134in" draw:z-index="525" draw:name="Shape556" draw:style-name="gr1"><svg:title>TexMaths</svg:title><svg:desc>11§display§R \subseteq Sym(R)§svg§600§FALSE§</svg:desc><draw:path draw:style-name="gr2" draw:text-style-name="P5" svg:width="0.8386in" svg:height="0.1354in" svg:x="0.0024in" svg:y="0.0071in" svg:viewBox="0 0 2131 345" svg:d="M0 0c711 0 1420 0 2131 0 0 115 0 230 0 345-711 0-1420 0-2131 0 0-115 0-230 0-345z"><text:p/></draw:path><draw:path draw:style-name="gr3" draw:text-style-name="P6" svg:width="0.1083in" svg:height="0.1063in" svg:x="0.0004in" svg:y="0.0098in" svg:viewBox="0 0 276 271" svg:d="M130 28c2-10 3-14 11-15 3-1 15-1 23-1 27 0 70 0 70 39 0 13-6 39-21 55-11 10-30 22-66 22-14 0-28 0-42 0 8-34 16-67 25-100zM185 132c39-8 86-35 86-74 0-33-36-58-86-58-36 0-74 0-110 0-8 0-11 0-11 8 0 4 3 4 10 4 1 0 9 0 15 1 7 1 10 1 10 7 0 1 0 2-1 6-18 69-34 138-52 206-4 16-4 19-35 19-7 0-11 0-11 8 0 4 3 3 6 4 11 0 38-2 49-2 10 0 37 2 48 2 4 0 8 0 8-9 0-3-3-3-11-3-14 0-24 0-24-8 0-2 0-4 1-6 9-33 17-67 25-100 16 0 31 0 47 0 35 0 41 20 41 34 0 6-3 18-5 26-3 10-7 24-7 32 0 42 46 42 52 42 33 0 46-39 46-44s-3-2-4-5c-4 0-5 3-6 6-9 29-25 35-35 35-12 0-15-9-15-24 0-12 2-32 4-44 1-5 1-11 1-17 0-29-25-41-36-46z"><text:p/></draw:path><draw:path draw:style-name="gr3" draw:text-style-name="P6" svg:width="0.0925in" svg:height="0.1161in" svg:x="0.1657in" svg:y="0.0161in" svg:viewBox="0 0 236 296" svg:d="M222 15c7 0 14 0 14-7 0-8-7-8-14-8-34 0-69 0-103 0-66 0-119 51-119 111 0 62 54 111 119 111 34 0 69 0 103 0 7 0 14 0 14-7 0-8-7-8-14-8-34 0-68 0-102 0-62 0-105-44-105-96s44-96 105-96c34 0 68 0 102 0zM21 281c-7 0-13 0-13 7 0 8 6 8 13 8 67 0 134 0 201 0 7 0 14 0 14-8 0-7-7-7-14-7-67 0-134 0-201 0z"><text:p/></draw:path><draw:path draw:style-name="gr3" draw:text-style-name="P6" svg:width="0.0898in" svg:height="0.1094in" svg:x="0.3217in" svg:y="0.0071in" svg:viewBox="0 0 229 279" svg:d="M229 3c0-1 0-3-5-3-1 0-2 0-6 6-7 7-12 14-19 22-10-19-30-28-55-28-49 0-96 44-96 90 0 32 21 50 41 55 13 4 28 7 41 11 14 4 36 9 36 40 0 34-32 70-70 70-25 0-67-7-67-56 0-9 2-17 2-20 0-1 1-1 1-2 0-4-3-4-5-4s-3 0-4 1c-1 2-23 89-23 90 0 2 2 4 4 4 3 0 3 0 7-6 7-7 12-14 19-22 16 22 43 28 66 28 51 0 98-51 98-98 0-27-14-40-19-46-9-8-16-9-50-18-8-2-22-7-25-8-11-3-24-14-24-34 0-32 31-64 68-64 32 0 55 17 55 59 0 13-1 19-1 21 0 1 0 5 4 5 5 0 5-1 6-8 6-29 14-56 21-85z"><text:p/></draw:path><draw:path draw:style-name="gr3" draw:text-style-name="P6" svg:width="0.0693in" svg:height="0.0972in" svg:x="0.4205in" svg:y="0.0453in" svg:viewBox="0 0 177 248" svg:d="M176 23c1-5 1-5 1-9 0-6-4-10-11-10-3 0-10 3-13 8-1 2-4 14-6 21-2 10-5 20-7 31-6 23-12 46-18 69-1 6-18 33-43 33-20 0-24-17-24-32 0-17 7-40 20-75 5-16 7-20 7-28 0-17-13-31-31-31-38 0-51 56-51 59 0 4 3 4 4 4 4 0 5-1 6-7 11-36 26-48 39-48 4 0 10 0 10 13 0 9-4 20-6 26-16 41-23 63-23 82 0 34 24 45 47 45 15 0 29-7 40-17-6 20-10 38-26 58-10 13-25 25-43 25-5 0-23-2-29-16 6 0 12 0 17-5 4-4 8-9 8-16 0-11-11-13-14-13-10 0-22 6-22 25 0 18 16 33 40 33 40 0 80-36 91-77 12-50 25-99 37-148z"><text:p/></draw:path><draw:path draw:style-name="gr3" draw:text-style-name="P6" svg:width="0.1244in" svg:height="0.0681in" svg:x="0.4996in" svg:y="0.0453in" svg:viewBox="0 0 317 174" svg:d="M23 148c-1 5-3 14-3 16 0 7 5 10 11 10 4 0 12-2 14-10 0-1 6-20 8-29 2-12 5-24 8-35 3-9 5-16 6-25 2-7 6-18 6-20 5-12 26-47 62-47 18 0 21 14 21 27 0 10-2 21-5 32-4 14-8 30-11 45-2 9-6 19-8 29-1 8-4 21-4 23 0 7 4 10 11 10 12 0 14-9 17-22 5-21 19-77 23-93 1-4 21-51 64-51 17 0 20 13 20 27 0 22-16 66-23 86-4 10-6 14-6 22 0 18 14 31 32 31 37 0 51-56 51-59 0-4-4-4-5-4-4 0-4 1-6 7-6 21-18 48-39 48-6 0-10-4-10-13 0-10 4-19 8-27 7-20 23-63 23-85 0-24-15-41-44-41s-49 17-64 37c0-5-1-18-12-27-10-8-22-10-32-10-34 0-54 24-60 33-1-22-18-33-35-33-18 0-26 14-29 22-6 13-12 36-12 37 0 4 4 4 5 4 4 0 4 0 6-9 7-28 14-46 29-46 6 0 12 3 12 18 0 8-1 13-7 32-8 30-14 60-22 90z"><text:p/></draw:path><draw:path draw:style-name="gr3" draw:text-style-name="P6" svg:width="0.035in" svg:height="0.1508in" svg:x="0.6441in" svg:y="0in" svg:viewBox="0 0 90 384" svg:d="M90 380c0-1 0-1-6-8-49-48-61-121-61-179 0-67 14-135 62-183 5-4 5-4 5-7 0-2-2-3-4-3-3 0-39 26-62 75-20 43-24 86-24 118 0 28 4 76 25 119 24 47 58 72 61 72 2 0 4-1 4-4z"><text:p/></draw:path><draw:path draw:style-name="gr3" draw:text-style-name="P6" svg:width="0.1083in" svg:height="0.1063in" svg:x="0.6941in" svg:y="0.0098in" svg:viewBox="0 0 276 271" svg:d="M130 28c2-10 3-14 11-15 3-1 15-1 23-1 27 0 70 0 70 39 0 13-6 39-21 55-9 10-30 22-66 22-14 0-28 0-42 0 8-34 16-67 25-100zM185 132c39-8 86-35 86-74 0-33-36-58-86-58-36 0-74 0-110 0-8 0-11 0-11 8 0 4 3 4 11 4 4 0 8 0 14 1 7 1 10 1 10 7 0 1 0 2-1 6-18 69-34 138-52 206-4 16-4 19-35 19-7 0-11 0-11 8 0 4 3 3 6 4 11 0 38-2 49-2s37 2 48 2c4 0 8 0 8-9 0-3-3-3-11-3-14 0-24 0-24-8 0-2 0-4 1-6 9-33 17-67 25-100 16 0 31 0 46 0 36 0 42 20 42 34 0 6-3 18-5 26-2 10-7 24-7 32 0 42 47 42 52 42 33 0 46-39 46-44s-3-2-4-5c-4 0-5 3-6 6-9 29-25 35-34 35-13 0-16-9-16-24 0-12 3-32 4-44 1-5 1-11 1-17 0-29-25-41-36-46z"><text:p/></draw:path><draw:path draw:style-name="gr3" draw:text-style-name="P6" svg:width="0.0346in" svg:height="0.1508in" svg:x="0.813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">: </text:span><text:span text:style-name="T66">יהי </text:span><text:span text:style-name="T66"><draw:g text:anchor-type="as-char" svg:y="-0.1134in" draw:z-index="526" draw:name="Shape557" draw:style-name="gr1"><svg:title>TexMaths</svg:title><svg:desc>11§display§\la a, b \ra \in R§svg§600§FALSE§</svg:desc><draw:path draw:style-name="gr2" draw:text-style-name="P5" svg:width="0.6165in" svg:height="0.1358in" svg:x="0.0004in" svg:y="0.0071in" svg:viewBox="0 0 1567 346" svg:d="M785 346c-262 0-523 0-785 0 0-116 0-230 0-346 523 0 1044 0 1567 0 0 116 0 230 0 346-261 0-522 0-782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83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0.2071in" svg:y="0.0071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73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791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83in" svg:height="0.1063in" svg:x="0.5165in" svg:y="0.0098in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66">, לפיכך </text:span><text:span text:style-name="T66"><draw:g text:anchor-type="as-char" svg:y="-0.1327in" draw:z-index="527" draw:name="Shape558" draw:style-name="gr1"><svg:title>TexMaths</svg:title><svg:desc>11§display§\la a, b \ra \in R \cup R^{-1}§svg§600§FALSE§</svg:desc><draw:path draw:style-name="gr2" draw:text-style-name="P5" svg:width="1.0492in" svg:height="0.1555in" svg:x="0.0004in" svg:y="0.0083in" svg:viewBox="0 0 2666 396" svg:d="M1334 396c-445 0-890 0-1334 0 0-132 0-264 0-396 889 0 1777 0 2666 0 0 132 0 264 0 396-445 0-889 0-1332 0z"><text:p/></draw:path><draw:path draw:style-name="gr3" draw:text-style-name="P6" svg:width="0.0335in" svg:height="0.1516in" svg:x="0.0094in" svg:y="0.0201in" svg:viewBox="0 0 86 386" svg:d="M84 14c2-4 2-4 2-6 0-5-4-8-8-8-3 0-5 2-9 9-22 59-45 118-67 177-1 3-2 5-2 7 0 1 0 2 2 7 22 58 45 118 67 176 2 4 4 10 9 10 4 0 8-3 8-8 0-1 0-2-2-6-24-60-46-119-69-179 23-60 45-119 69-179z"><text:p/></draw:path><draw:path draw:style-name="gr3" draw:text-style-name="P6" svg:width="0.0693in" svg:height="0.0685in" svg:x="0.0579in" svg:y="0.0669in" svg:viewBox="0 0 177 175" svg:d="M129 24c-7-13-19-24-36-24-46 0-93 57-93 114 0 36 21 61 52 61 7 0 26-1 49-28 3 15 17 28 35 28 15 0 23-8 29-21 7-14 12-37 12-38 0-5-3-5-4-5-5 0-5 3-6 8-6 25-14 48-30 48-11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3" draw:text-style-name="P6" svg:width="0.0173in" svg:height="0.0453in" svg:x="0.1457in" svg:y="0.1177in" svg:viewBox="0 0 45 116" svg:d="M45 41c0-26-10-41-25-41-12 0-20 10-20 21 0 10 8 20 20 20 5 0 10-1 14-5 1-1 1-1 1-2 1 0 1 1 1 7 0 28-13 52-26 64-5 4-5 5-5 6 0 3 3 5 5 5 4 0 35-30 35-75z"><text:p/></draw:path><draw:path draw:style-name="gr3" draw:text-style-name="P6" svg:width="0.0559in" svg:height="0.1063in" svg:x="0.2071in" svg:y="0.0287in" svg:viewBox="0 0 143 271" svg:d="M75 4c0-1 0-4-6-4-9 0-37 2-47 3-3 1-7 1-7 8 0 4 4 4 9 4 19 0 20 4 20 7s-4 17-6 24c-11 42-20 84-31 126-5 20-7 26-7 40 0 35 21 59 49 59 46 0 94-56 94-112 0-35-21-62-52-62-17 0-34 11-45 23 10-38 19-77 29-116zM38 150c3-9 3-9 6-13 19-26 36-31 46-31 14 0 24 11 24 36 0 22-12 68-19 82-13 25-30 38-46 38-13 0-26-9-26-37 0-8 0-15 7-40 3-12 5-24 8-35z"><text:p/></draw:path><draw:path draw:style-name="gr3" draw:text-style-name="P6" svg:width="0.0335in" svg:height="0.1516in" svg:x="0.2736in" svg:y="0.0201in" svg:viewBox="0 0 86 386" svg:d="M84 200c2-5 2-6 2-7s0-1-2-7c-22-59-46-118-68-177-2-7-4-9-8-9-5 0-8 3-8 8 0 1 0 2 2 6 23 60 45 119 68 179-23 58-45 118-68 177-2 5-2 6-2 8 0 5 3 8 8 8 4 0 6-4 7-8 23-59 45-119 69-178z"><text:p/></draw:path><draw:path draw:style-name="gr3" draw:text-style-name="P6" svg:width="0.076in" svg:height="0.0878in" svg:x="0.3791in" svg:y="0.052in" svg:viewBox="0 0 194 224" svg:d="M179 119c7 0 15 0 15-8 0-7-8-7-15-7-55 0-109 0-164 0 6-52 50-89 104-89 20 0 40 0 60 0 7 0 15 0 15-7 0-8-8-8-15-8-20 0-40 0-60 0-66 0-119 49-119 111s53 113 119 113c20 0 40 0 60 0 7 0 15 0 15-8s-8-8-15-8c-20 0-40 0-60 0-54 0-98-37-104-89 55 0 109 0 164 0z"><text:p/></draw:path><draw:path draw:style-name="gr3" draw:text-style-name="P6" svg:width="0.1083in" svg:height="0.1063in" svg:x="0.5165in" svg:y="0.0303in" svg:viewBox="0 0 276 271" svg:d="M129 26c2-9 3-13 11-14 3-1 16-1 24-1 26 0 69 0 69 39 0 13-5 39-21 55-10 10-31 22-65 22-14 0-29 0-44 0 9-34 17-67 26-101zM185 132c38-9 84-35 84-75 0-33-34-57-84-57-38 0-74 0-111 0-8 0-11 0-11 8 0 3 3 3 11 3 1 0 7 0 14 1 8 1 11 1 11 7 0 1 0 2-2 6-18 70-34 139-52 208-3 14-4 17-35 17-7 0-10 0-10 8 0 4 4 4 5 4 11 0 38-1 49-1s38 1 49 1c4 0 8 0 8-7 0-5-3-5-11-5-14 0-25 0-25-6 0-3 1-5 1-7 9-33 16-67 25-101 16 0 31 0 46 0 36 0 42 22 42 35 0 5-2 18-4 26-4 11-7 26-7 33 0 41 46 41 52 41 32 0 46-38 46-44 0-4-3-3-4-4-5 0-5 3-6 5-10 28-26 34-35 34-13 0-15-8-15-23 0-11 2-31 3-43 1-5 2-13 2-18 0-30-26-42-36-46z"><text:p/></draw:path><draw:path draw:style-name="gr3" draw:text-style-name="P6" svg:width="0.0846in" svg:height="0.0937in" svg:x="0.6685in" svg:y="0.0429in" svg:viewBox="0 0 216 239" svg:d="M216 14c0-6 0-14-8-14s-8 8-8 14c0 47 0 93 0 140 0 59-64 71-92 71-18 0-42-3-62-17-31-18-31-44-31-54 0-47 0-93 0-140 0-6 0-14-7-14-8 0-8 8-8 14 0 48 0 94 0 141 0 60 59 84 108 84 50 0 108-26 108-82 0-48 0-95 0-143z"><text:p/></draw:path><draw:path draw:style-name="gr3" draw:text-style-name="P6" svg:width="0.1083in" svg:height="0.1063in" svg:x="0.802in" svg:y="0.0303in" svg:viewBox="0 0 276 271" svg:d="M129 26c2-9 3-13 11-14 3-1 15-1 23-1 27 0 70 0 70 39 0 13-5 39-21 55-10 10-31 22-65 22-14 0-29 0-44 0 9-34 17-67 26-101zM185 132c38-9 84-35 84-75 0-33-35-57-85-57-37 0-74 0-110 0-8 0-11 0-11 8 0 3 3 3 11 3 1 0 7 0 14 1 8 1 11 1 11 7 0 1-1 2-2 6-18 70-34 139-52 208-3 14-4 17-35 17-7 0-10 0-10 8 0 4 4 4 5 4 11 0 38-1 49-1s38 1 49 1c3 0 8 0 8-7 0-5-4-5-11-5-14 0-25 0-25-6 0-3 1-5 1-7 9-33 16-67 25-101 16 0 31 0 46 0 36 0 42 22 42 35 0 5-3 18-5 26-3 11-6 26-6 33 0 41 46 41 51 41 33 0 47-38 47-44 0-4-4-4-5-4-4 0-4 3-5 5-10 28-26 34-35 34-13 0-15-8-15-23 0-11 2-31 3-43 1-5 2-13 2-18 0-30-26-42-36-46z"><text:p/></draw:path><draw:path draw:style-name="gr3" draw:text-style-name="P6" svg:width="0.072in" svg:height="0.0047in" svg:x="0.9236in" svg:y="0.0421in" svg:viewBox="0 0 184 13" svg:d="M173 13c4 0 11 0 11-6 0-7-7-7-11-7-54 0-108 0-162 0-4 0-11 0-11 7 0 6 7 6 11 6 54 0 108 0 162 0z"><text:p/></draw:path><draw:path draw:style-name="gr3" draw:text-style-name="P6" svg:width="0.0386in" svg:height="0.0705in" svg:x="1.0189in" svg:y="0.0004in" svg:viewBox="0 0 99 180" svg:d="M62 8c0-8-2-8-9-8-17 18-42 18-53 18 0 3 0 6 0 10 7 0 24 0 40-8 0 46 0 91 0 138 0 9 0 12-28 12-3 0-7 0-10 0 0 3 0 6 0 10 5 0 39-1 49-1 7 0 41 1 48 1 0-4 0-7 0-10-3 0-8 0-11 0-26 0-26-3-26-12 0-51 0-101 0-150z"><text:p/></draw:path></draw:g></text:span><text:span text:style-name="T66"><text:s/>לפי הגדרת </text:span><text:span text:style-name="T66"><draw:g text:anchor-type="as-char" svg:y="-0.0929in" draw:z-index="528" draw:name="Shape559" draw:style-name="gr1"><svg:title>TexMaths</svg:title><svg:desc>11§display§\cup§svg§600§FALSE§</svg:desc><draw:path draw:style-name="gr2" draw:text-style-name="P5" svg:width="0.0764in" svg:height="0.0776in" svg:x="0.0004in" svg:y="0.0075in" svg:viewBox="0 0 195 198" svg:d="M0 0c65 0 130 0 195 0 0 66 0 132 0 198-65 0-130 0-195 0 0-66 0-132 0-198z"><text:p/></draw:path><draw:path draw:style-name="gr3" draw:text-style-name="P6" svg:width="0.0835in" svg:height="0.0929in" svg:x="0.0008in" svg:y="0in" svg:viewBox="0 0 213 237" svg:d="M213 14c0-7 0-14-7-14-8 0-8 7-8 14 0 46 0 93 0 138 0 58-63 70-90 70-18 0-42-3-63-17-30-18-30-44-30-53 0-45 0-92 0-138 0-7 0-14-7-14-8 0-8 7-8 14 0 46 0 94 0 140 0 58 59 83 108 83 48 0 105-27 105-83 0-46 0-94 0-140z"><text:p/></draw:path></draw:g></text:span><text:span text:style-name="T66"><text:s/>ולכן </text:span><text:span text:style-name="T66"><draw:g text:anchor-type="as-char" svg:y="-0.1134in" draw:z-index="529" draw:name="Shape560" draw:style-name="gr1"><svg:title>TexMaths</svg:title><svg:desc>11§display§\la a, b \ra \in Sym(R)§svg§600§FALSE§</svg:desc><draw:path draw:style-name="gr2" draw:text-style-name="P5" svg:width="1.037in" svg:height="0.1358in" svg:x="0.0004in" svg:y="0.0071in" svg:viewBox="0 0 2635 346" svg:d="M1318 346c-440 0-879 0-1318 0 0-116 0-230 0-346 878 0 1757 0 2635 0 0 116 0 230 0 346-439 0-878 0-1317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93in" svg:height="0.0685in" svg:x="0.0579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5in" svg:height="0.1063in" svg:x="0.2071in" svg:y="0.0071in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3" draw:text-style-name="P6" svg:width="0.0335in" svg:height="0.1512in" svg:x="0.2736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56in" svg:height="0.087in" svg:x="0.3795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0898in" svg:height="0.1098in" svg:x="0.5185in" svg:y="0.0067in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3" draw:text-style-name="P6" svg:width="0.0697in" svg:height="0.0976in" svg:x="0.6165in" svg:y="0.0453in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3" draw:text-style-name="P6" svg:width="0.1244in" svg:height="0.0685in" svg:x="0.6965in" svg:y="0.0453in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3" draw:text-style-name="P6" svg:width="0.0346in" svg:height="0.1512in" svg:x="0.8406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1083in" svg:height="0.1063in" svg:x="0.8909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5in" svg:height="0.1512in" svg:x="1.010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6"><text:s/>כדרוש. </text:span></text:p>
        </text:list-item>
        <text:list-item>
          <text:p text:style-name="P108"><text:span text:style-name="T66"><draw:g text:anchor-type="as-char" svg:y="-0.1134in" draw:z-index="530" draw:name="Shape561" draw:style-name="gr1"><svg:title>TexMaths</svg:title><svg:desc>11§display§Sym(R) \subseteq S§svg§600§FALSE§</svg:desc><draw:path draw:style-name="gr2" draw:text-style-name="P5" svg:width="0.835in" svg:height="0.1354in" svg:x="0.0004in" svg:y="0.0071in" svg:viewBox="0 0 2122 345" svg:d="M0 0c707 0 1415 0 2122 0 0 115 0 230 0 345-707 0-1415 0-2122 0 0-115 0-230 0-345z"><text:p/></draw:path><draw:path draw:style-name="gr3" draw:text-style-name="P6" svg:width="0.0902in" svg:height="0.1094in" svg:x="0.0004in" svg:y="0.0071in" svg:viewBox="0 0 230 279" svg:d="M230 3c0-1-1-3-5-3-2 0-2 0-7 6-6 7-12 14-18 22-11-19-31-28-56-28-48 0-95 44-95 90 0 32 20 50 40 55 14 4 28 7 42 11s35 9 35 40c0 34-32 70-69 70-26 0-68-7-68-56 0-9 2-17 2-20 1-1 1-1 1-2 0-4-2-4-5-4-2 0-3-1-4 1-1 1-23 89-23 90 0 2 2 4 4 4 3 0 3 0 7-6 7-7 13-14 20-22 16 22 43 28 65 28 52 0 98-51 98-98 0-27-14-40-19-46-9-8-14-9-50-18-7-2-22-7-25-8-11-3-24-14-24-34 0-32 32-64 68-64 32 0 56 17 56 59 0 13-2 19-2 21 0 1 0 5 4 5 5 0 5-1 7-8 7-29 14-56 21-85z"><text:p/></draw:path><draw:path draw:style-name="gr3" draw:text-style-name="P6" svg:width="0.0697in" svg:height="0.0972in" svg:x="0.0992in" svg:y="0.0453in" svg:viewBox="0 0 178 248" svg:d="M176 23c2-5 2-5 2-9 0-6-5-10-11-10-4 0-10 3-14 8 0 2-3 14-6 21-2 10-4 20-7 31-6 23-11 46-17 69-2 6-19 33-44 33-20 0-24-17-24-32 0-17 7-40 20-75 6-16 7-20 7-28 0-17-12-31-31-31-37 0-51 56-51 59 0 4 3 4 4 4 5 0 5-1 7-7 10-36 25-48 38-48 4 0 10 0 10 13 0 9-4 20-6 26-16 41-22 63-22 82 0 34 24 45 47 45 14 0 28-7 39-17-6 20-10 38-26 58-10 13-24 25-42 25-5 0-23-2-29-16 5 0 11 0 16-5 4-4 8-9 8-16 0-11-11-13-14-13-9 0-22 6-22 25 0 18 17 33 41 33 40 0 80-36 91-77 12-50 24-99 36-148z"><text:p/></draw:path><draw:path draw:style-name="gr3" draw:text-style-name="P6" svg:width="0.1244in" svg:height="0.0681in" svg:x="0.1791in" svg:y="0.0453in" svg:viewBox="0 0 317 174" svg:d="M23 148c-2 5-4 14-4 16 0 7 5 10 12 10 4 0 11-2 14-10 0-1 4-20 7-29 3-12 5-24 8-35 3-9 5-16 7-25 1-7 4-18 4-20 7-12 27-47 64-47 18 0 21 14 21 27 0 10-3 21-6 32-4 14-7 30-10 45-3 9-6 19-8 29-2 8-6 21-6 23 0 7 6 10 11 10 13 0 15-9 18-22 6-21 20-77 23-93 1-5 22-51 64-51 16 0 21 13 21 27 0 22-17 66-24 86-4 10-5 14-5 22 0 18 13 31 32 31 36 0 51-56 51-59 0-4-5-4-6-4-3 0-3 1-5 7-6 21-18 48-40 48-6 0-9-4-9-13 0-10 4-19 7-27 8-20 24-63 24-85 0-24-16-41-45-41s-48 17-63 37c0-5-2-18-12-27-10-8-22-10-32-10-35 0-54 24-60 33-2-22-19-33-35-33-18 0-26 14-29 22-8 13-12 36-12 37 0 4 3 4 4 4 5 0 5 0 7-9 7-28 14-46 29-46 5 0 12 3 12 18 0 8-3 13-7 32-8 30-14 60-22 90z"><text:p/></draw:path><draw:path draw:style-name="gr3" draw:text-style-name="P6" svg:width="0.0346in" svg:height="0.1508in" svg:x="0.3232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1083in" svg:height="0.1063in" svg:x="0.3736in" svg:y="0.0098in" svg:viewBox="0 0 276 271" svg:d="M129 28c3-10 4-14 11-15 3-1 16-1 24-1 27 0 70 0 70 39 0 13-6 39-22 55-10 10-29 22-65 22-14 0-28 0-43 0 8-34 17-67 25-100zM185 132c39-8 84-35 84-74 0-33-34-58-84-58-37 0-74 0-110 0-8 0-12 0-12 8 0 4 4 4 11 4 1 0 8 0 15 1s10 1 10 7c0 1 0 2-1 6-18 69-34 138-52 206-4 16-5 19-35 19-8 0-11 0-11 8 0 3 4 4 5 4 11 0 38-2 49-2s38 2 49 2c4 0 8 0 8-9 0-3-3-3-11-3-14 0-25 0-25-8 0-2 1-4 1-6 9-33 17-67 26-100 16 0 30 0 45 0 36 0 43 20 43 34 0 6-3 18-5 26-4 10-7 24-7 32 0 42 46 42 52 42 33 0 46-39 46-44s-3-2-4-5c-4 0-5 3-6 6-10 29-26 35-35 35-12 0-15-9-15-24 0-12 2-32 4-44 0-5 1-11 1-17 0-29-25-41-36-46z"><text:p/></draw:path><draw:path draw:style-name="gr3" draw:text-style-name="P6" svg:width="0.035in" svg:height="0.1508in" svg:x="0.4921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921in" svg:height="0.1161in" svg:x="0.598in" svg:y="0.0161in" svg:viewBox="0 0 235 296" svg:d="M222 15c7 0 13 0 13-7 0-8-6-8-13-8-34 0-69 0-103 0-67 0-119 51-119 111 0 62 53 111 119 111 34 0 69 0 103 0 7 0 13 0 13-7 0-8-6-8-13-8-34 0-69 0-103 0-61 0-104-44-104-96s44-96 104-96c34 0 69 0 103 0zM21 281c-7 0-13 0-13 7 0 8 6 8 13 8 67 0 134 0 201 0 7 0 13 0 13-8 0-7-6-7-13-7-67 0-134 0-201 0z"><text:p/></draw:path><draw:path draw:style-name="gr3" draw:text-style-name="P6" svg:width="0.0898in" svg:height="0.1094in" svg:x="0.7539in" svg:y="0.0071in" svg:viewBox="0 0 229 279" svg:d="M229 3c0-1-1-3-5-3-2 0-2 0-6 6-7 7-12 14-19 22-10-19-30-28-55-28-49 0-96 44-96 90 0 32 21 50 40 55 14 4 27 7 42 11 14 4 35 9 35 40 0 34-31 70-69 70-25 0-67-7-67-56 0-9 1-17 2-20 0-1 0-1 0-2 0-4-2-4-5-4-2 0-2 0-3 1-2 2-23 89-23 90 0 2 1 4 4 4 1 0 3 0 7-6 7-7 12-14 19-22 16 22 43 28 65 28 52 0 99-51 99-98 0-27-14-40-20-46-9-8-15-9-49-18-8-2-23-7-26-8-10-3-23-14-23-34 0-32 31-64 67-64 33 0 56 17 56 59 0 13-1 19-1 21 0 1 0 5 4 5s5-1 6-8c6-29 14-56 21-85z"><text:p/></draw:path></draw:g></text:span><text:span text:style-name="T66">: </text:span><text:span text:style-name="T67">יהי </text:span><text:span text:style-name="T67"><draw:g text:anchor-type="as-char" svg:y="-0.1134in" draw:z-index="535" draw:name="Shape562" draw:style-name="gr1"><svg:title>TexMaths</svg:title><svg:desc>11§display§\la a, b \ra \in Sym(R)§svg§600§FALSE§</svg:desc><draw:path draw:style-name="gr2" draw:text-style-name="P5" svg:width="1.037in" svg:height="0.1358in" svg:x="0.0004in" svg:y="0.0071in" svg:viewBox="0 0 2635 346" svg:d="M1318 346c-440 0-879 0-1318 0 0-116 0-230 0-346 878 0 1757 0 2635 0 0 116 0 230 0 346-439 0-878 0-1317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93in" svg:height="0.0685in" svg:x="0.0579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5in" svg:height="0.1063in" svg:x="0.2071in" svg:y="0.0071in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3" draw:text-style-name="P6" svg:width="0.0335in" svg:height="0.1512in" svg:x="0.2736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56in" svg:height="0.087in" svg:x="0.3795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0898in" svg:height="0.1098in" svg:x="0.5185in" svg:y="0.0067in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3" draw:text-style-name="P6" svg:width="0.0697in" svg:height="0.0976in" svg:x="0.6165in" svg:y="0.0453in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3" draw:text-style-name="P6" svg:width="0.1244in" svg:height="0.0685in" svg:x="0.6965in" svg:y="0.0453in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3" draw:text-style-name="P6" svg:width="0.0346in" svg:height="0.1512in" svg:x="0.8406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1083in" svg:height="0.1063in" svg:x="0.8909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5in" svg:height="0.1512in" svg:x="1.010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7">, לפיכך </text:span><text:span text:style-name="T67"><draw:g text:anchor-type="as-char" svg:y="-0.1327in" draw:z-index="536" draw:name="Shape563" draw:style-name="gr1"><svg:title>TexMaths</svg:title><svg:desc>11§display§\la a, b \ra \in R \lor \la a, b \ra \in R^{-1}§svg§600§FALSE§</svg:desc><draw:path draw:style-name="gr2" draw:text-style-name="P5" svg:width="1.5673in" svg:height="0.1555in" svg:x="0.0004in" svg:y="0.0083in" svg:viewBox="0 0 3982 396" svg:d="M1992 396c-664 0-1328 0-1992 0 0-132 0-264 0-396 1328 0 2654 0 3982 0 0 132 0 264 0 396-664 0-1327 0-1990 0z"><text:p/></draw:path><draw:path draw:style-name="gr3" draw:text-style-name="P6" svg:width="0.0335in" svg:height="0.1516in" svg:x="0.0094in" svg:y="0.0201in" svg:viewBox="0 0 86 386" svg:d="M84 14c2-4 2-4 2-6 0-5-4-8-8-8-3 0-5 2-9 9-22 59-45 118-67 177-1 3-2 5-2 7 0 1 0 2 2 7 22 58 45 118 67 176 2 4 4 10 9 10 4 0 8-3 8-8 0-1 0-2-2-6-24-60-46-119-69-179 23-60 45-119 69-179z"><text:p/></draw:path><draw:path draw:style-name="gr3" draw:text-style-name="P6" svg:width="0.0693in" svg:height="0.0685in" svg:x="0.0579in" svg:y="0.0669in" svg:viewBox="0 0 177 175" svg:d="M129 24c-7-13-19-24-36-24-45 0-93 57-93 114 0 36 21 61 52 61 7 0 26-1 49-28 3 15 17 28 35 28 15 0 23-8 29-21 7-14 12-37 12-38 0-5-3-5-4-5-5 0-5 3-6 8-6 25-14 48-30 48-9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3" draw:text-style-name="P6" svg:width="0.0173in" svg:height="0.0453in" svg:x="0.1457in" svg:y="0.1177in" svg:viewBox="0 0 45 116" svg:d="M45 41c0-26-10-41-25-41-12 0-20 10-20 21 0 10 8 20 20 20 5 0 10-1 14-5 1-1 1-2 2-2 0 2 0 1 0 7 0 28-13 52-26 64-5 4-5 5-5 6 0 3 3 5 5 5 4 0 35-30 35-75z"><text:p/></draw:path><draw:path draw:style-name="gr3" draw:text-style-name="P6" svg:width="0.0559in" svg:height="0.1063in" svg:x="0.2071in" svg:y="0.0287in" svg:viewBox="0 0 143 271" svg:d="M75 4c0-1 0-4-6-4-9 0-37 2-47 3-2 1-7 1-7 8 0 4 4 4 9 4 19 0 20 4 20 7s-3 17-6 24c-11 42-20 84-31 126-5 20-7 26-7 40 0 35 21 59 49 59 46 0 94-56 94-112 0-35-21-62-52-62-17 0-34 11-45 23 10-38 19-77 29-116zM38 150c3-9 3-9 6-13 19-26 36-31 46-31 14 0 24 11 24 36 0 22-12 68-19 82-13 25-30 38-46 38-13 0-26-9-26-37 0-8 0-15 7-40 3-12 5-24 8-35z"><text:p/></draw:path><draw:path draw:style-name="gr3" draw:text-style-name="P6" svg:width="0.0335in" svg:height="0.1516in" svg:x="0.2736in" svg:y="0.0201in" svg:viewBox="0 0 86 386" svg:d="M85 200c1-5 1-6 1-7s0-1-1-7c-23-59-45-118-69-177-2-7-4-9-8-9-5 0-8 3-8 8 0 1 0 2 2 6 23 60 45 119 68 179-23 58-45 118-68 177-2 5-2 6-2 8 0 5 3 8 8 8s6-4 7-8c23-59 47-119 70-178z"><text:p/></draw:path><draw:path draw:style-name="gr3" draw:text-style-name="P6" svg:width="0.076in" svg:height="0.0878in" svg:x="0.3795in" svg:y="0.052in" svg:viewBox="0 0 194 224" svg:d="M179 119c7 0 15 0 15-8 0-7-8-7-15-7-55 0-109 0-164 0 6-52 50-89 105-89 20 0 39 0 59 0 7 0 15 0 15-7 0-8-8-8-15-8-20 0-40 0-60 0-66 0-119 49-119 111s53 113 119 113c20 0 40 0 60 0 7 0 15 0 15-8s-8-8-15-8c-20 0-39 0-59 0-55 0-99-37-105-89 55 0 109 0 164 0z"><text:p/></draw:path><draw:path draw:style-name="gr3" draw:text-style-name="P6" svg:width="0.1083in" svg:height="0.1063in" svg:x="0.5165in" svg:y="0.0303in" svg:viewBox="0 0 276 271" svg:d="M130 26c2-9 3-13 10-14 4-1 16-1 24-1 27 0 70 0 70 39 0 13-6 39-22 55-10 10-29 22-65 22-14 0-28 0-43 0 9-34 17-67 26-101zM185 132c39-9 84-35 84-75 0-33-34-57-84-57-37 0-74 0-110 0-8 0-12 0-12 8 0 3 4 3 11 3 1 0 8 0 15 1s10 1 10 7c0 1 0 2-1 6-18 70-34 139-52 208-4 14-5 17-35 17-8 0-11 0-11 8 0 4 4 4 5 4 11 0 38-1 49-1 10 0 38 1 49 1 4 0 8 0 8-7 0-5-3-5-11-5-14 0-25 0-25-6 0-3 1-5 1-7 9-33 17-67 26-101 16 0 30 0 45 0 36 0 43 22 43 35 0 5-3 18-5 26-4 11-7 26-7 33 0 41 46 41 52 41 33 0 46-38 46-44 0-4-3-3-4-4-4 0-5 3-6 5-10 28-26 34-35 34-12 0-15-8-15-23 0-11 2-31 4-43 0-5 1-13 1-18 0-30-25-42-36-46z"><text:p/></draw:path><draw:path draw:style-name="gr3" draw:text-style-name="P6" svg:width="0.0839in" svg:height="0.0937in" svg:x="0.6697in" svg:y="0.0429in" svg:viewBox="0 0 214 239" svg:d="M212 15c2-4 2-5 2-7 0-5-3-8-7-8s-7 3-9 9c-31 68-61 137-91 205-30-68-61-137-91-205-3-8-6-9-8-9-5 0-8 3-8 8 0 1 0 2 2 6 32 72 64 145 96 218 3 5 5 7 9 7 5 0 6-3 8-7 32-73 65-145 97-217z"><text:p/></draw:path><draw:path draw:style-name="gr3" draw:text-style-name="P6" svg:width="0.0339in" svg:height="0.1516in" svg:x="0.8122in" svg:y="0.0201in" svg:viewBox="0 0 87 386" svg:d="M85 14c2-4 2-4 2-6 0-5-3-8-8-8-3 0-6 2-9 9-23 59-45 118-68 177-1 3-2 5-2 7 0 1 0 2 2 7 23 58 45 118 68 176 1 4 4 10 9 10s8-3 8-8c0-1 0-2-2-6-23-60-45-119-69-179 24-60 46-119 69-179z"><text:p/></draw:path><draw:path draw:style-name="gr3" draw:text-style-name="P6" svg:width="0.0693in" svg:height="0.0685in" svg:x="0.861in" svg:y="0.0669in" svg:viewBox="0 0 177 175" svg:d="M129 24c-7-13-18-24-36-24-45 0-93 57-93 114 0 36 22 61 52 61 7 0 27-1 50-28 4 15 17 28 35 28 14 0 22-8 29-21 7-14 11-37 11-38 0-5-3-5-4-5-4 0-5 3-6 8-6 25-13 48-28 48-11 0-13-10-13-18 0-9 2-11 6-29 3-16 4-20 8-34 4-19 10-36 14-55 2-10 2-11 2-12 0-7-4-11-11-11-9 0-14 9-16 16zM104 125c-2 7-2 7-7 14-18 22-33 28-44 28-20 0-26-21-26-37 0-19 14-66 22-85 13-22 29-36 44-36 26 0 31 32 31 34s0 4-1 7c-6 25-12 49-19 75z"><text:p/></draw:path><draw:path draw:style-name="gr3" draw:text-style-name="P6" svg:width="0.0173in" svg:height="0.0453in" svg:x="0.9484in" svg:y="0.1177in" svg:viewBox="0 0 45 116" svg:d="M45 41c0-26-9-41-24-41-13 0-21 10-21 21 0 10 8 20 21 20 4 0 10-1 13-5 1-1 1-1 2-2 0 2 1 1 1 7 0 28-14 52-26 64-4 4-4 5-4 6 0 3 2 5 3 5 4 0 35-30 35-75z"><text:p/></draw:path><draw:path draw:style-name="gr3" draw:text-style-name="P6" svg:width="0.0555in" svg:height="0.1063in" svg:x="1.0102in" svg:y="0.0287in" svg:viewBox="0 0 142 271" svg:d="M74 4c0-1 0-4-5-4-9 0-37 2-47 3-3 1-8 1-8 8 0 4 4 4 10 4 18 0 19 4 19 7s-3 17-6 24c-11 42-21 84-32 126-4 20-5 26-5 40 0 35 20 59 48 59 47 0 94-56 94-112 0-35-20-62-52-62-17 0-33 11-45 23 10-38 19-77 29-116zM37 150c3-9 3-9 7-13 19-26 36-31 46-31 13 0 24 11 24 36 0 22-13 68-19 82-14 25-31 38-47 38-12 0-25-9-25-37 0-8 0-15 7-40 2-12 5-24 7-35z"><text:p/></draw:path><draw:path draw:style-name="gr3" draw:text-style-name="P6" svg:width="0.0339in" svg:height="0.1516in" svg:x="1.0764in" svg:y="0.0201in" svg:viewBox="0 0 87 386" svg:d="M85 200c2-5 2-6 2-7s0-1-2-7c-22-59-45-118-67-177-4-7-7-9-10-9-5 0-8 3-8 8 0 1 0 2 2 6 23 60 45 119 68 179-23 58-45 118-68 177-2 5-2 6-2 8 0 5 4 8 8 8 5 0 6-4 8-8 24-59 46-119 69-178z"><text:p/></draw:path><draw:path draw:style-name="gr3" draw:text-style-name="P6" svg:width="0.0752in" svg:height="0.0878in" svg:x="1.1827in" svg:y="0.052in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3" draw:text-style-name="P6" svg:width="0.1083in" svg:height="0.1063in" svg:x="1.3201in" svg:y="0.0303in" svg:viewBox="0 0 276 271" svg:d="M129 26c2-9 3-13 11-14 3-1 15-1 23-1 27 0 70 0 70 39 0 13-5 39-21 55-10 10-31 22-65 22-14 0-29 0-44 0 9-34 17-67 26-101zM185 132c38-9 84-35 84-75 0-33-35-57-85-57-37 0-74 0-110 0-8 0-11 0-11 8 0 3 3 3 11 3 4 0 7 0 14 1s11 1 11 7c0 1-1 2-2 6-18 70-34 139-52 208-3 14-4 17-35 17-7 0-10 0-10 8 0 4 4 4 5 4 10 0 38-1 49-1s38 1 48 1c4 0 9 0 9-7 0-5-4-5-11-5-14 0-25 0-25-6 0-3 1-5 1-7 9-33 16-67 25-101 16 0 31 0 46 0 36 0 42 22 42 35 0 5-3 18-5 26-3 11-6 26-6 33 0 41 46 41 51 41 33 0 47-38 47-44 0-4-4-4-5-4-4 0-5 3-5 5-10 28-26 34-35 34-13 0-15-8-15-23 0-11 2-31 3-43 1-5 2-13 2-18 0-30-26-42-36-46z"><text:p/></draw:path><draw:path draw:style-name="gr3" draw:text-style-name="P6" svg:width="0.072in" svg:height="0.0047in" svg:x="1.4417in" svg:y="0.0421in" svg:viewBox="0 0 184 13" svg:d="M173 13c4 0 11 0 11-6 0-7-7-7-11-7-54 0-108 0-162 0-4 0-11 0-11 7 0 6 7 6 11 6 54 0 108 0 162 0z"><text:p/></draw:path><draw:path draw:style-name="gr3" draw:text-style-name="P6" svg:width="0.0386in" svg:height="0.0705in" svg:x="1.537in" svg:y="0.0004in" svg:viewBox="0 0 99 180" svg:d="M62 8c0-8-2-8-9-8-17 18-42 18-53 18 0 3 0 6 0 10 7 0 24 0 40-8 0 46 0 91 0 138 0 9 0 12-28 12-3 0-7 0-10 0 0 3 0 6 0 10 5 0 39-1 49-1 7 0 41 1 48 1 0-4 0-7 0-10-3 0-8 0-11 0-26 0-26-3-26-12 0-51 0-101 0-150z"><text:p/></draw:path></draw:g></text:span><text:span text:style-name="T67">, נפלג למקרים ונוכיח </text:span><text:span text:style-name="T67"><draw:g text:anchor-type="as-char" svg:y="-0.1134in" draw:z-index="537" draw:name="Shape564" draw:style-name="gr1"><svg:title>TexMaths</svg:title><svg:desc>11§display§\la a, b \ra \in S§svg§600§FALSE§</svg:desc><draw:path draw:style-name="gr2" draw:text-style-name="P5" svg:width="0.5992in" svg:height="0.1358in" svg:x="0.0004in" svg:y="0.0071in" svg:viewBox="0 0 1523 346" svg:d="M762 346c-254 0-508 0-762 0 0-116 0-230 0-346 508 0 1015 0 1523 0 0 116 0 230 0 346-254 0-508 0-761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693in" svg:height="0.0685in" svg:x="0.0579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53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5in" svg:height="0.1063in" svg:x="0.2071in" svg:y="0.0071in" svg:viewBox="0 0 142 271" svg:d="M75 4c0-1 0-4-6-4-9 0-37 3-47 3-3 1-8 1-8 8 0 6 5 6 10 6 19 0 19 2 19 6 0 2-3 16-5 23-11 42-20 84-31 127-5 19-7 25-7 37 0 37 21 61 49 61 46 0 93-57 93-112 0-36-20-62-51-62-18 0-34 11-45 23 10-39 19-77 29-116zM38 150c3-8 3-9 6-13 19-26 36-31 46-31 14 0 24 11 24 36 0 23-13 66-19 80-13 27-31 40-46 40-13 0-26-10-26-38 0-8 0-15 7-39 3-12 5-24 8-35z"><text:p/></draw:path><draw:path draw:style-name="gr3" draw:text-style-name="P6" svg:width="0.0335in" svg:height="0.1512in" svg:x="0.2736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752in" svg:height="0.087in" svg:x="0.3787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902in" svg:height="0.1098in" svg:x="0.5173in" svg:y="0.0067in" svg:viewBox="0 0 230 280" svg:d="M230 3c0-1-1-3-5-3-2 0-2 0-6 6-7 7-12 14-19 22-10-18-31-28-55-28-49 0-96 44-96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67">: </text:span></text:p>
          <text:list>
            <text:list-item>
              <text:p text:style-name="P108"><text:span text:style-name="T3"><draw:g text:anchor-type="as-char" svg:y="-0.1134in" draw:z-index="538" draw:name="Shape565" draw:style-name="gr1"><svg:title>TexMaths</svg:title><svg:desc>11§display§\la a, b \ra \in R§svg§600§FALSE§</svg:desc><draw:path draw:style-name="gr2" draw:text-style-name="P5" svg:width="0.6165in" svg:height="0.1358in" svg:x="0.0004in" svg:y="0.0071in" svg:viewBox="0 0 1567 346" svg:d="M785 346c-262 0-523 0-785 0 0-116 0-230 0-346 523 0 1044 0 1567 0 0 116 0 230 0 346-261 0-522 0-782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83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0.2071in" svg:y="0.0071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73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791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83in" svg:height="0.1063in" svg:x="0.5165in" svg:y="0.0098in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3">: </text:span><text:span text:style-name="T68">ידוע </text:span><text:span text:style-name="T68"><draw:g text:anchor-type="as-char" svg:y="-0.1063in" draw:z-index="539" draw:name="Shape566" draw:style-name="gr1"><svg:title>TexMaths</svg:title><svg:desc>11§display§R \subseteq S§svg§600§FALSE§</svg:desc><draw:path draw:style-name="gr2" draw:text-style-name="P5" svg:width="0.4012in" svg:height="0.1114in" svg:x="0.0016in" svg:y="0.0071in" svg:viewBox="0 0 1020 284" svg:d="M511 284c-171 0-340 0-511 0 0-94 0-189 0-284 340 0 680 0 1020 0 0 95 0 190 0 284-169 0-340 0-509 0z"><text:p/></draw:path><draw:path draw:style-name="gr3" draw:text-style-name="P6" svg:width="0.1079in" svg:height="0.1063in" svg:x="0.0004in" svg:y="0.0039in" svg:viewBox="0 0 275 271" svg:d="M129 26c2-8 3-13 11-14 3 0 15 0 23 0 27 0 70 0 70 38 0 13-6 39-21 55-9 10-30 22-66 22-14 0-28 0-43 0 9-34 17-67 26-101zM184 132c39-9 86-35 86-75 0-33-36-57-86-57-37 0-74 0-110 0-8 0-11 0-11 8 0 4 3 4 11 4 4 0 7 0 14 0 7 1 10 1 10 7 0 1 0 2-1 7-18 69-34 138-52 207-3 14-4 17-35 17-7 0-10 0-10 8 0 4 4 4 6 4 9 0 37-1 48-1s37 1 48 1c4 0 8 0 8-7 0-5-3-5-10-5-14 0-25 0-25-6 0-3 0-5 1-7 9-34 16-67 25-101 16 0 31 0 46 0 36 0 42 22 42 35 0 5-3 16-5 25-2 11-7 26-7 33 0 42 48 42 52 42 33 0 46-39 46-45 0-4-3-2-4-4-4 0-5 3-6 5-9 29-25 35-35 35-12 0-15-8-15-23 0-12 3-32 4-44 1-5 1-13 1-18 0-29-25-41-36-45z"><text:p/></draw:path><draw:path draw:style-name="gr3" draw:text-style-name="P6" svg:width="0.0929in" svg:height="0.1169in" svg:x="0.1654in" svg:y="0.0098in" svg:viewBox="0 0 237 298" svg:d="M222 15c7 0 15 0 15-7 0-8-8-8-15-8-35 0-69 0-103 0-67 0-119 51-119 111 0 63 53 112 119 112 34 0 68 0 103 0 7 0 15 0 15-8s-8-8-15-8c-34 0-68 0-102 0-62 0-105-44-105-95 0-52 44-97 105-97 34 0 68 0 102 0zM21 282c-7 0-13 0-13 8s6 8 13 8c67 0 134 0 201 0 7 0 15 0 15-8s-8-8-15-8c-67 0-134 0-201 0z"><text:p/></draw:path><draw:path draw:style-name="gr3" draw:text-style-name="P6" svg:width="0.0898in" svg:height="0.1098in" svg:x="0.3213in" svg:y="0.0004in" svg:viewBox="0 0 229 280" svg:d="M229 4c0-1-1-4-4-4s-3 1-7 6c-7 7-13 14-19 22-10-18-31-28-55-28-49 0-96 44-96 92 0 30 20 48 40 54 14 3 28 6 42 11 14 3 35 9 35 39 0 36-32 72-69 72-24 0-67-9-67-56 0-10 1-19 2-21 0-2 0-2 0-4 0-3-2-4-5-4-2 0-2 1-3 2-2 1-23 89-23 91s1 4 4 4c2 0 3-1 7-7 7-6 12-14 19-22 16 24 43 29 65 29 52 0 98-52 98-99 0-26-13-39-19-44-9-9-14-11-49-20-8-2-23-6-26-7-10-3-23-14-23-35 0-31 31-64 67-64 32 0 56 17 56 60 0 12-2 19-2 22 1 1 0 3 6 3 3 0 3-1 5-8 7-28 13-56 21-84z"><text:p/></draw:path></draw:g></text:span><text:span text:style-name="T68"><text:s/>ולכן לכל </text:span><text:span text:style-name="T68"><draw:g text:anchor-type="as-char" svg:y="-0.1409in" draw:z-index="540" draw:name="Shape567" draw:style-name="gr1"><svg:title>TexMaths</svg:title><svg:desc>11§display§\la \tilde{a}, \tilde{b} \ra \in R§svg§600§FALSE§</svg:desc><draw:path draw:style-name="gr2" draw:text-style-name="P5" svg:width="0.6161in" svg:height="0.1626in" svg:x="0.0004in" svg:y="0.0079in" svg:viewBox="0 0 1566 414" svg:d="M0 0c522 0 1044 0 1566 0 0 138 0 276 0 414-522 0-1044 0-1566 0 0-138 0-276 0-414z"><text:p/></draw:path><draw:path draw:style-name="gr3" draw:text-style-name="P6" svg:width="0.0335in" svg:height="0.1504in" svg:x="0.0094in" svg:y="0.0283in" svg:viewBox="0 0 86 383" svg:d="M84 14c2-4 2-5 2-6 0-5-3-8-8-8-3 0-6 1-9 9-23 59-45 117-68 177 0 2-1 4-1 6 0 1 0 2 1 7 23 58 45 117 68 176 1 3 4 8 9 8s8-3 8-7c0-1 0-3-2-7-23-59-45-119-69-177 24-59 46-118 69-178z"><text:p/></draw:path><draw:path draw:style-name="gr3" draw:text-style-name="P6" svg:width="0.0504in" svg:height="0.0138in" svg:x="0.0669in" svg:y="0.0402in" svg:viewBox="0 0 129 36" svg:d="M129 7c-2-3-5-5-7-7 0 1-14 19-32 19-9 0-18-6-25-10-10-6-17-9-23-9-16 0-22 9-42 31 2 2 3 3 6 5 11-6 15-18 31-18 9 0 19 5 26 9 10 7 17 9 24 9 14 0 22-9 42-29z"><text:p/></draw:path><draw:path draw:style-name="gr3" draw:text-style-name="P6" svg:width="0.0689in" svg:height="0.0681in" svg:x="0.0583in" svg:y="0.0744in" svg:viewBox="0 0 176 174" svg:d="M129 24c-8-14-19-24-37-24-45 0-92 56-92 112 0 36 21 62 51 62 7 0 27-2 50-29 4 16 17 29 35 29 14 0 22-9 29-21 7-15 11-38 11-39 0-3-3-3-4-3-4 0-5 1-6 7-6 25-13 48-28 48-11 0-13-11-13-19s2-11 6-27c4-17 4-21 8-35 4-18 10-37 14-54 3-11 3-12 3-13 0-7-5-10-12-10-9 0-14 7-15 16zM103 124c-2 7-2 8-7 14-18 21-33 28-44 28-20 0-24-22-24-36 0-20 12-67 20-85 13-23 30-37 46-37 24 0 29 32 29 34s0 4-1 6c-6 26-12 51-19 76z"><text:p/></draw:path><draw:path draw:style-name="gr3" draw:text-style-name="P6" svg:width="0.0177in" svg:height="0.0449in" svg:x="0.1453in" svg:y="0.1244in" svg:viewBox="0 0 46 115" svg:d="M46 41c0-26-10-41-25-41-13 0-21 10-21 21 0 10 8 20 21 20 4 0 10-1 13-5 1-1 1-1 2-1 0 2 1 0 1 6 0 28-14 51-26 64-4 4-4 5-4 6 0 3 2 4 4 4 3 0 35-29 35-74z"><text:p/></draw:path><draw:path draw:style-name="gr3" draw:text-style-name="P6" svg:width="0.0504in" svg:height="0.0138in" svg:x="0.2071in" svg:y="0in" svg:viewBox="0 0 129 36" svg:d="M129 5c-2-2-5-3-7-5-10 7-14 19-31 19-10 0-18-6-25-10-11-7-18-9-24-9-14 0-22 9-42 30 2 2 4 4 7 6 0-1 14-18 30-18 10 0 19 5 26 9 11 6 17 9 24 9 14 0 22-9 42-31z"><text:p/></draw:path><draw:path draw:style-name="gr3" draw:text-style-name="P6" svg:width="0.0555in" svg:height="0.1059in" svg:x="0.2071in" svg:y="0.0358in" svg:viewBox="0 0 142 270" svg:d="M74 4c-1-1 0-4-5-4-8 0-37 3-47 4-3 0-8 1-8 8 0 4 4 4 10 4 18 0 19 3 19 7 0 2-3 15-6 24-11 42-20 84-31 125-5 19-6 26-6 39 0 36 20 59 48 59 47 0 94-56 94-111 0-35-21-61-52-61-17 0-33 11-45 23 10-40 19-78 29-117zM37 150c3-8 3-9 6-14 20-24 37-31 47-31 13 0 24 13 24 37 0 23-13 67-19 81-14 25-31 39-47 39-13 0-25-10-25-38 0-7 0-14 7-38 2-12 5-25 7-36z"><text:p/></draw:path><draw:path draw:style-name="gr3" draw:text-style-name="P6" svg:width="0.0339in" svg:height="0.1504in" svg:x="0.2732in" svg:y="0.0283in" svg:viewBox="0 0 87 383" svg:d="M85 199c2-5 2-6 2-7s0-2-2-6c-23-60-45-118-68-177-3-7-6-9-9-9-5 0-8 3-8 8 0 1 0 1 2 5 23 59 45 119 68 179-23 58-45 118-68 177-2 4-2 4-2 7 0 4 4 7 8 7 5 0 6-4 9-7 23-60 45-119 68-177z"><text:p/></draw:path><draw:path draw:style-name="gr3" draw:text-style-name="P6" svg:width="0.076in" svg:height="0.0874in" svg:x="0.3787in" svg:y="0.0591in" svg:viewBox="0 0 194 223" svg:d="M180 120c7 0 14 0 14-8s-7-8-14-8c-55 0-108 0-163 0 4-51 48-89 103-89 20 0 41 0 60 0 7 0 14 0 14-7 0-8-7-8-14-8-20 0-40 0-61 0-66 0-119 51-119 112 0 62 53 111 119 111 21 0 41 0 61 0 7 0 14 0 14-8 0-7-7-7-14-7-19 0-40 0-60 0-55 0-99-37-103-88 55 0 108 0 163 0z"><text:p/></draw:path><draw:path draw:style-name="gr3" draw:text-style-name="P6" svg:width="0.1083in" svg:height="0.1059in" svg:x="0.5161in" svg:y="0.0374in" svg:viewBox="0 0 276 270" svg:d="M130 26c2-8 3-13 10-14 4 0 16 0 24 0 27 0 70 0 70 39 0 13-7 38-22 53-11 10-29 23-65 23-14 0-28 0-42 0 8-34 16-67 25-101zM185 132c39-8 85-35 85-74 0-33-35-58-85-58-36 0-74 0-110 0-8 0-12 0-12 8 0 4 4 4 11 4 1 0 9 0 15 1 7 0 10 1 10 6 0 2 0 3-1 7-18 68-34 138-52 206-4 15-5 18-35 18-8 0-11 0-11 8 0 3 4 3 6 3 11 0 37-1 48-1 10 0 38 1 49 1 4 0 8 0 8-7 0-4-3-4-11-4-14 0-25 0-25-7 0-2 1-5 1-7 9-33 18-67 26-101 16 0 30 0 45 0 36 0 43 22 43 35 0 7-3 18-5 28-3 10-7 24-7 30 0 42 46 42 52 42 33 0 46-38 46-43 0-4-3-3-4-4-4 0-5 2-6 4-10 28-26 34-35 34-12 0-15-7-15-23 0-11 2-30 4-43 0-5 1-12 1-17 0-30-25-42-36-46z"><text:p/></draw:path></draw:g></text:span><text:span text:style-name="T68"><text:s/>מתקיים </text:span><text:span text:style-name="T68"><draw:g text:anchor-type="as-char" svg:y="-0.1409in" draw:z-index="542" draw:name="Shape568" draw:style-name="gr1"><svg:title>TexMaths</svg:title><svg:desc>11§display§\la \tilde{a}. \tilde{b} \ra \in S§svg§600§FALSE§</svg:desc><draw:path draw:style-name="gr2" draw:text-style-name="P5" svg:width="0.5736in" svg:height="0.1626in" svg:x="0.0004in" svg:y="0.0079in" svg:viewBox="0 0 1458 414" svg:d="M0 0c486 0 972 0 1458 0 0 138 0 276 0 414-486 0-972 0-1458 0 0-138 0-276 0-414z"><text:p/></draw:path><draw:path draw:style-name="gr3" draw:text-style-name="P6" svg:width="0.0335in" svg:height="0.1504in" svg:x="0.0094in" svg:y="0.0283in" svg:viewBox="0 0 86 383" svg:d="M84 14c2-4 2-5 2-6 0-5-4-8-8-8-3 0-7 1-9 9-23 59-45 117-68 177 0 2-1 4-1 6 0 1 0 2 1 7 23 58 45 117 68 176 1 3 4 8 9 8 4 0 8-3 8-7 0-1 0-3-2-7-24-59-46-119-69-177 23-59 45-118 69-178z"><text:p/></draw:path><draw:path draw:style-name="gr3" draw:text-style-name="P6" svg:width="0.0504in" svg:height="0.0138in" svg:x="0.0665in" svg:y="0.0402in" svg:viewBox="0 0 129 36" svg:d="M129 7c-3-3-5-5-7-7 0 1-14 19-32 19-9 0-19-6-25-10-10-6-17-9-23-9-16 0-22 9-42 31 2 2 3 3 5 5 11-6 16-18 32-18 9 0 19 5 26 9 11 7 17 9 24 9 14 0 22-9 42-29z"><text:p/></draw:path><draw:path draw:style-name="gr3" draw:text-style-name="P6" svg:width="0.0693in" svg:height="0.0681in" svg:x="0.0579in" svg:y="0.0744in" svg:viewBox="0 0 177 174" svg:d="M129 24c-8-14-19-24-37-24-45 0-92 56-92 112 0 36 21 62 51 62 7 0 27-2 50-29 3 16 17 29 35 29 14 0 22-9 29-21 7-15 12-38 12-39 0-3-4-3-5-3-4 0-5 1-6 7-7 25-13 48-29 48-11 0-12-11-12-19s1-11 6-27c4-17 4-21 8-35 4-18 9-37 14-54 3-11 3-12 3-13 0-7-5-10-12-10-9 0-14 7-15 16zM103 124c-2 7-2 8-7 14-18 21-33 28-44 28-20 0-25-22-25-36 0-20 13-67 21-85 12-23 30-37 45-37 25 0 30 32 30 34s0 4-1 6c-7 26-12 51-19 76z"><text:p/></draw:path><draw:path draw:style-name="gr3" draw:text-style-name="P6" svg:width="0.0161in" svg:height="0.0157in" svg:x="0.1449in" svg:y="0.1244in" svg:viewBox="0 0 42 41" svg:d="M42 21c0-11-10-21-21-21s-21 10-21 21 10 20 21 20 21-9 21-20z"><text:p/></draw:path><draw:path draw:style-name="gr3" draw:text-style-name="P6" svg:width="0.0504in" svg:height="0.0138in" svg:x="0.1819in" svg:y="0in" svg:viewBox="0 0 129 36" svg:d="M129 5c-3-2-5-3-7-5-11 7-14 19-32 19-9 0-19-6-25-10-10-7-18-9-24-9-15 0-22 9-41 30 2 2 3 4 5 6 0-1 16-18 32-18 9 0 19 5 26 9 10 6 17 9 24 9 14 0 22-9 42-31z"><text:p/></draw:path><draw:path draw:style-name="gr3" draw:text-style-name="P6" svg:width="0.0559in" svg:height="0.1059in" svg:x="0.1815in" svg:y="0.0358in" svg:viewBox="0 0 143 270" svg:d="M75 4c-2-1 0-4-6-4-9 0-37 3-47 4-2 0-7 1-7 8 0 4 4 4 9 4 19 0 20 3 20 7 0 2-3 15-6 24-11 42-20 84-31 125-5 19-7 26-7 39 0 36 21 59 49 59 46 0 94-56 94-111 0-35-21-61-52-61-17 0-34 11-45 23 10-40 19-78 29-117zM38 150c3-8 3-9 6-14 19-24 36-31 46-31 14 0 24 13 24 37 0 23-12 67-19 81-13 25-30 39-46 39-13 0-26-10-26-38 0-7 0-14 7-38 3-12 5-25 8-36z"><text:p/></draw:path><draw:path draw:style-name="gr3" draw:text-style-name="P6" svg:width="0.0335in" svg:height="0.1504in" svg:x="0.248in" svg:y="0.0283in" svg:viewBox="0 0 86 383" svg:d="M84 199c2-5 2-6 2-7s0-2-2-6c-22-60-46-118-68-177-2-7-4-9-8-9-5 0-8 3-8 8 0 1 0 1 2 5 23 59 45 119 68 179-23 58-45 118-68 177-2 4-2 4-2 7 0 4 3 7 8 7 4 0 6-4 7-7 23-60 45-119 69-177z"><text:p/></draw:path><draw:path draw:style-name="gr3" draw:text-style-name="P6" svg:width="0.0752in" svg:height="0.0874in" svg:x="0.3531in" svg:y="0.0591in" svg:viewBox="0 0 192 223" svg:d="M179 120c7 0 13 0 13-8s-6-8-13-8c-55 0-109 0-164 0 5-51 50-89 104-89 20 0 40 0 60 0 7 0 13 0 13-7 0-8-6-8-13-8-20 0-40 0-60 0-66 0-119 51-119 112 0 62 53 111 119 111 20 0 40 0 60 0 7 0 13 0 13-8 0-7-6-7-13-7-20 0-40 0-60 0-54 0-99-37-104-88 55 0 109 0 164 0z"><text:p/></draw:path><draw:path draw:style-name="gr3" draw:text-style-name="P6" svg:width="0.0898in" svg:height="0.1094in" svg:x="0.4921in" svg:y="0.0343in" svg:viewBox="0 0 229 279" svg:d="M229 4c0-1-1-4-5-4-2 0-2 1-6 7-7 7-12 14-19 22-10-19-30-29-55-29-49 0-96 45-96 91 0 32 21 50 40 55 14 3 27 7 42 11 14 3 35 9 35 41 0 33-31 69-69 69-25 0-67-8-67-55 0-9 1-19 2-21 0-1 1-2 1-2 0-4-5-4-6-4-2 0-2 0-3 1-2 2-23 89-23 90 0 2 1 3 4 3 1 0 3 0 7-6 7-6 12-14 19-21 16 21 43 27 65 27 52 0 99-51 99-98 0-26-14-39-20-45-9-9-15-10-49-18-8-3-23-7-26-8-10-3-23-14-23-35 0-31 31-64 67-64 33 0 56 16 56 60 0 12-1 19-1 21 0 1 0 5 4 5s5-1 6-8c6-29 14-56 21-85z"><text:p/></draw:path></draw:g></text:span><text:span text:style-name="T68"><text:s/>ובפרט </text:span><text:span text:style-name="T68"><draw:g text:anchor-type="as-char" svg:y="-0.1134in" draw:z-index="541" draw:name="Shape569" draw:style-name="gr1"><svg:title>TexMaths</svg:title><svg:desc>11§display§\la a, b \ra§svg§600§FALSE§</svg:desc><draw:path draw:style-name="gr2" draw:text-style-name="P5" svg:width="0.2988in" svg:height="0.1354in" svg:x="0.0004in" svg:y="0.0071in" svg:viewBox="0 0 760 345" svg:d="M0 0c254 0 506 0 760 0 0 115 0 230 0 345-254 0-506 0-760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2 4 4 9 9 9s8-3 8-7c0-2 0-3-2-7-23-60-45-119-69-177 24-60 46-119 69-179z"><text:p/></draw:path><draw:path draw:style-name="gr3" draw:text-style-name="P6" svg:width="0.0697in" svg:height="0.0681in" svg:x="0.0579in" svg:y="0.0453in" svg:viewBox="0 0 178 174" svg:d="M129 24c-7-14-18-24-35-24-45 0-94 56-94 112 0 37 22 62 52 62 8 0 27-1 51-29 3 17 16 29 35 29 13 0 22-9 28-21 7-14 12-37 12-38 0-4-4-4-5-4-4 0-4 1-5 7-7 25-14 48-30 48-10 0-11-10-11-17 0-9 1-12 4-29 5-17 6-21 9-35 4-19 9-37 14-54 3-11 3-11 3-13 0-7-5-10-11-10-9 0-16 7-17 16zM105 124c-2 7-2 8-8 15-18 21-33 27-44 27-20 0-25-22-25-36 0-20 13-67 22-85 12-23 28-37 44-37 25 0 31 32 31 34s-2 4-2 6c-6 26-12 51-18 76z"><text:p/></draw:path><draw:path draw:style-name="gr3" draw:text-style-name="P6" svg:width="0.0173in" svg:height="0.0453in" svg:x="0.1453in" svg:y="0.0972in" svg:viewBox="0 0 45 116" svg:d="M45 41c0-26-10-41-24-41-13 0-21 10-21 21 0 10 8 21 21 21 4 0 9-2 13-6 1-1 1-1 2-1 0 2 0 0 0 6 0 28-13 51-25 65-4 3-4 4-4 5 0 4 1 5 3 5 4 0 35-30 35-75z"><text:p/></draw:path><draw:path draw:style-name="gr3" draw:text-style-name="P6" svg:width="0.0555in" svg:height="0.1059in" svg:x="0.2067in" svg:y="0.0071in" svg:viewBox="0 0 142 270" svg:d="M75 3c-2-1 0-3-6-3-8 0-37 2-47 3-2 0-7 1-7 8 0 4 4 4 9 4 19 0 20 4 20 7s-3 17-5 24c-11 42-21 84-32 126-5 20-7 24-7 37 0 38 21 61 50 61 45 0 92-58 92-111 0-36-20-62-50-62-18 0-35 11-46 23 10-40 19-78 29-117zM39 150c2-9 2-10 5-15 19-24 36-30 46-30 15 0 25 12 25 36 0 23-12 66-20 81-12 26-30 40-45 40-14 0-27-11-27-40 0-6 0-14 7-37 3-12 5-24 9-35z"><text:p/></draw:path><draw:path draw:style-name="gr3" draw:text-style-name="P6" svg:width="0.0335in" svg:height="0.1508in" svg:x="0.2736in" svg:y="0in" svg:viewBox="0 0 86 384" svg:d="M84 198c2-4 2-5 2-5 0-1 0-3-2-7-22-59-45-119-67-177-3-7-5-9-9-9-5 0-8 3-8 8 0 1 0 2 2 6 23 60 45 119 69 179-24 58-46 117-69 177-2 4-2 4-2 7 0 4 3 7 8 7 4 0 6-4 7-7 24-60 46-119 69-179z"><text:p/></draw:path></draw:g></text:span><text:span text:style-name="T68"><text:s/>ולכן </text:span><text:span text:style-name="T68"><draw:g text:anchor-type="as-char" svg:y="-0.1134in" draw:z-index="543" draw:name="Shape570" draw:style-name="gr1"><svg:title>TexMaths</svg:title><svg:desc>11§display§\la a, b \ra \in S§svg§600§FALSE§</svg:desc><draw:path draw:style-name="gr2" draw:text-style-name="P5" svg:width="0.5992in" svg:height="0.1358in" svg:x="0.0004in" svg:y="0.0071in" svg:viewBox="0 0 1523 346" svg:d="M762 346c-254 0-508 0-762 0 0-116 0-230 0-346 508 0 1015 0 1523 0 0 116 0 230 0 346-254 0-508 0-761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693in" svg:height="0.0685in" svg:x="0.0579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53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5in" svg:height="0.1063in" svg:x="0.2071in" svg:y="0.0071in" svg:viewBox="0 0 142 271" svg:d="M75 4c0-1 0-4-6-4-9 0-37 3-47 3-3 1-8 1-8 8 0 6 5 6 10 6 19 0 19 2 19 6 0 2-3 16-5 23-11 42-20 84-31 127-5 19-7 25-7 37 0 37 21 61 49 61 46 0 93-57 93-112 0-36-20-62-51-62-18 0-34 11-45 23 10-39 19-77 29-116zM38 150c3-8 3-9 6-13 19-26 36-31 46-31 14 0 24 11 24 36 0 23-13 66-19 80-13 27-31 40-46 40-13 0-26-10-26-38 0-8 0-15 7-39 3-12 5-24 8-35z"><text:p/></draw:path><draw:path draw:style-name="gr3" draw:text-style-name="P6" svg:width="0.0335in" svg:height="0.1512in" svg:x="0.2736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752in" svg:height="0.087in" svg:x="0.3787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902in" svg:height="0.1098in" svg:x="0.5173in" svg:y="0.0067in" svg:viewBox="0 0 230 280" svg:d="M230 3c0-1-1-3-5-3-2 0-2 0-6 6-7 7-12 14-19 22-10-18-31-28-55-28-49 0-96 44-96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68"><text:s/>כדרוש. </text:span></text:p>
            </text:list-item>
            <text:list-item>
              <text:p text:style-name="P109"><text:span text:style-name="T68"><draw:g text:anchor-type="as-char" svg:y="-0.1327in" draw:z-index="544" draw:name="Shape571" draw:style-name="gr1"><svg:title>TexMaths</svg:title><svg:desc>11§display§\la a, b \ra \in R^{-1}§svg§600§FALSE§</svg:desc><draw:path draw:style-name="gr2" draw:text-style-name="P5" svg:width="0.7634in" svg:height="0.1555in" svg:x="0.0004in" svg:y="0.0083in" svg:viewBox="0 0 1940 396" svg:d="M970 396c-323 0-647 0-970 0 0-132 0-264 0-396 647 0 1294 0 1940 0 0 132 0 264 0 396-323 0-646 0-970 0z"><text:p/></draw:path><draw:path draw:style-name="gr3" draw:text-style-name="P6" svg:width="0.0335in" svg:height="0.1516in" svg:x="0.0094in" svg:y="0.0201in" svg:viewBox="0 0 86 386" svg:d="M84 14c2-4 2-4 2-6 0-5-4-8-8-8-3 0-5 2-9 9-22 59-45 118-67 177-1 3-2 5-2 7 0 1 0 2 2 7 22 58 45 118 67 176 3 4 4 10 9 10 4 0 8-3 8-8 0-1 0-2-2-6-24-60-45-119-69-179 24-60 45-119 69-179z"><text:p/></draw:path><draw:path draw:style-name="gr3" draw:text-style-name="P6" svg:width="0.0693in" svg:height="0.0685in" svg:x="0.0579in" svg:y="0.0669in" svg:viewBox="0 0 177 175" svg:d="M129 24c-7-13-19-24-35-24-47 0-94 57-94 114 0 36 21 61 52 61 7 0 26-1 49-28 3 15 17 28 35 28 15 0 23-8 29-21 7-14 12-37 12-38 0-5-3-5-4-5-5 0-5 3-6 8-6 25-14 48-30 48-11 0-12-10-12-18 0-9 2-11 6-29 4-16 5-20 9-34 4-19 8-36 13-55 3-10 3-11 3-12 0-7-4-11-11-11-10 0-15 9-16 16zM103 125c-2 7-2 7-7 14-17 22-33 28-44 28-19 0-25-21-25-37 0-19 13-66 21-85 13-22 30-36 46-36 25 0 30 32 30 34s-1 4-1 7c-6 25-13 49-20 75z"><text:p/></draw:path><draw:path draw:style-name="gr3" draw:text-style-name="P6" svg:width="0.0173in" svg:height="0.0453in" svg:x="0.1457in" svg:y="0.1177in" svg:viewBox="0 0 45 116" svg:d="M45 41c0-26-10-41-25-41-12 0-20 10-20 21 0 10 8 20 20 20 5 0 10-1 14-5 1-1 1-1 1-2 1 0 1 1 1 7 0 28-13 52-26 64-5 4-5 5-5 6 0 3 3 5 5 5 4 0 35-30 35-75z"><text:p/></draw:path><draw:path draw:style-name="gr3" draw:text-style-name="P6" svg:width="0.0555in" svg:height="0.1063in" svg:x="0.2071in" svg:y="0.0287in" svg:viewBox="0 0 142 271" svg:d="M75 4c0-1 0-4-6-4-9 0-37 2-47 3-3 1-7 1-7 8 0 4 4 4 9 4 19 0 20 4 20 7s-4 17-6 24c-11 42-20 84-31 126-5 20-7 26-7 40 0 35 21 59 49 59 46 0 93-56 93-112 0-35-20-62-51-62-17 0-34 11-45 23 10-38 19-77 29-116zM38 150c3-9 3-9 6-13 19-26 36-31 46-31 14 0 24 11 24 36 0 22-12 68-19 82-13 25-30 38-46 38-13 0-26-9-26-37 0-8 0-15 7-40 3-12 5-24 8-35z"><text:p/></draw:path><draw:path draw:style-name="gr3" draw:text-style-name="P6" svg:width="0.0335in" svg:height="0.1516in" svg:x="0.2736in" svg:y="0.0201in" svg:viewBox="0 0 86 386" svg:d="M84 200c2-5 2-6 2-7s0-1-2-7c-22-59-45-118-67-177-3-7-5-9-9-9-5 0-8 3-8 8 0 1 0 2 2 6 23 60 45 119 68 179-23 58-45 118-68 177-2 5-2 6-2 8 0 5 3 8 8 8 4 0 6-4 7-8 24-59 46-119 69-178z"><text:p/></draw:path><draw:path draw:style-name="gr3" draw:text-style-name="P6" svg:width="0.0756in" svg:height="0.0878in" svg:x="0.3795in" svg:y="0.052in" svg:viewBox="0 0 193 224" svg:d="M179 119c7 0 14 0 14-8 0-7-7-7-14-7-55 0-109 0-164 0 5-52 50-89 104-89 20 0 40 0 60 0 7 0 14 0 14-7 0-8-7-8-14-8-20 0-40 0-60 0-66 0-119 49-119 111s53 113 119 113c20 0 40 0 60 0 7 0 14 0 14-8s-7-8-14-8c-20 0-40 0-60 0-54 0-99-37-104-89 55 0 109 0 164 0z"><text:p/></draw:path><draw:path draw:style-name="gr3" draw:text-style-name="P6" svg:width="0.1083in" svg:height="0.1063in" svg:x="0.5161in" svg:y="0.0303in" svg:viewBox="0 0 276 271" svg:d="M129 26c2-9 3-13 11-14 3-1 15-1 23-1 27 0 70 0 70 39 0 13-5 39-21 55-10 10-30 22-65 22-14 0-29 0-44 0 9-34 17-67 26-101zM185 132c38-9 85-35 85-75 0-33-36-57-86-57-37 0-74 0-110 0-8 0-11 0-11 8 0 3 3 3 11 3 1 0 7 0 14 1 8 1 11 1 11 7 0 1-1 2-2 6-18 70-34 139-52 208-3 14-4 17-35 17-7 0-10 0-10 8 0 4 4 4 6 4 11 0 37-1 48-1s38 1 49 1c3 0 8 0 8-7 0-5-3-5-11-5-14 0-25 0-25-6 0-3 1-5 1-7 9-33 16-67 25-101 16 0 31 0 46 0 36 0 42 22 42 35 0 5-2 18-5 26-2 11-6 26-6 33 0 41 46 41 52 41 32 0 46-38 46-44 0-4-4-4-5-4-4 0-4 3-5 5-10 28-26 34-35 34-13 0-15-8-15-23 0-11 2-31 3-43 1-5 2-13 2-18 0-30-26-42-36-46z"><text:p/></draw:path><draw:path draw:style-name="gr3" draw:text-style-name="P6" svg:width="0.072in" svg:height="0.0047in" svg:x="0.6378in" svg:y="0.0421in" svg:viewBox="0 0 184 13" svg:d="M173 13c4 0 11 0 11-6 0-7-7-7-11-7-54 0-108 0-162 0-4 0-11 0-11 7 0 6 7 6 11 6 54 0 108 0 162 0z"><text:p/></draw:path><draw:path draw:style-name="gr3" draw:text-style-name="P6" svg:width="0.0386in" svg:height="0.0705in" svg:x="0.7331in" svg:y="0.0004in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68">: </text:span><text:span text:style-name="T69">ולכן </text:span><text:span text:style-name="T69"><draw:g text:anchor-type="as-char" svg:y="-0.1134in" draw:z-index="545" draw:name="Shape572" draw:style-name="gr1"><svg:title>TexMaths</svg:title><svg:desc>11§display§\la b, a \ra \in R§svg§600§FALSE§</svg:desc><draw:path draw:style-name="gr2" draw:text-style-name="P5" svg:width="0.6165in" svg:height="0.1358in" svg:x="0.0004in" svg:y="0.0071in" svg:viewBox="0 0 1567 346" svg:d="M785 346c-262 0-523 0-785 0 0-116 0-230 0-346 523 0 1044 0 1567 0 0 116 0 230 0 346-261 0-522 0-782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559in" svg:height="0.1063in" svg:x="0.0591in" svg:y="0.0071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173in" svg:height="0.0453in" svg:x="0.1303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0693in" svg:height="0.0685in" svg:x="0.1909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35in" svg:height="0.1512in" svg:x="0.273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791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83in" svg:height="0.1063in" svg:x="0.5165in" svg:y="0.0098in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69">, ולכן באופן דומה למקרה הקודם </text:span><text:span text:style-name="T69"><draw:g text:anchor-type="as-char" svg:y="-0.1134in" draw:z-index="546" draw:name="Shape573" draw:style-name="gr1"><svg:title>TexMaths</svg:title><svg:desc>11§display§\la b, a \ra \in S§svg§600§FALSE§</svg:desc><draw:path draw:style-name="gr2" draw:text-style-name="P5" svg:width="0.5992in" svg:height="0.1358in" svg:x="0.0004in" svg:y="0.0071in" svg:viewBox="0 0 1523 346" svg:d="M762 346c-254 0-508 0-762 0 0-116 0-230 0-346 508 0 1015 0 1523 0 0 116 0 230 0 346-254 0-508 0-761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559in" svg:height="0.1063in" svg:x="0.0591in" svg:y="0.0071in" svg:viewBox="0 0 143 271" svg:d="M75 4c0-1 0-4-6-4-9 0-37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173in" svg:height="0.0453in" svg:x="0.1303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93in" svg:height="0.0685in" svg:x="0.1909in" svg:y="0.0453in" svg:viewBox="0 0 177 175" svg:d="M129 25c-8-14-19-25-37-25-45 0-92 57-92 113 0 37 21 62 51 62 7 0 27-1 50-29 3 16 17 29 35 29 14 0 22-9 29-21 7-14 12-37 12-38 0-4-4-4-5-4-4 0-4 1-6 7-7 25-13 47-29 47-11 0-12-10-12-17 0-9 1-11 6-29 4-17 4-20 9-34 4-18 8-36 13-54 3-11 3-12 3-13 0-7-5-11-12-11-9 0-14 9-15 17zM103 124c-2 8-2 8-7 15-18 22-33 27-44 27-19 0-25-21-25-36 0-19 13-66 21-84 12-23 30-37 45-37 26 0 30 32 30 34s0 4-1 7c-7 24-12 49-19 74z"><text:p/></draw:path><draw:path draw:style-name="gr3" draw:text-style-name="P6" svg:width="0.0335in" svg:height="0.1512in" svg:x="0.2736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752in" svg:height="0.087in" svg:x="0.3787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902in" svg:height="0.1098in" svg:x="0.5173in" svg:y="0.0067in" svg:viewBox="0 0 230 280" svg:d="M230 3c0-1-1-3-5-3-2 0-2 0-6 6-7 7-12 14-19 22-10-18-31-28-55-28-49 0-96 44-96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69">, ומשום ש־</text:span><text:span text:style-name="T69"><draw:g text:anchor-type="as-char" svg:y="-0.111in" draw:z-index="547" draw:name="Shape574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69"> יחס סימטרי אז </text:span><text:span text:style-name="T69"><draw:g text:anchor-type="as-char" svg:y="-0.1134in" draw:z-index="548" draw:name="Shape575" draw:style-name="gr1"><svg:title>TexMaths</svg:title><svg:desc>11§display§\la a, b \ra \in S§svg§600§FALSE§</svg:desc><draw:path draw:style-name="gr2" draw:text-style-name="P5" svg:width="0.5992in" svg:height="0.1358in" svg:x="0.0004in" svg:y="0.0071in" svg:viewBox="0 0 1523 346" svg:d="M762 346c-254 0-508 0-762 0 0-116 0-230 0-346 508 0 1015 0 1523 0 0 116 0 230 0 346-254 0-508 0-761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693in" svg:height="0.0685in" svg:x="0.0579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53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5in" svg:height="0.1063in" svg:x="0.2071in" svg:y="0.0071in" svg:viewBox="0 0 142 271" svg:d="M75 4c0-1 0-4-6-4-9 0-37 3-47 3-3 1-8 1-8 8 0 6 5 6 10 6 19 0 19 2 19 6 0 2-3 16-5 23-11 42-20 84-31 127-5 19-7 25-7 37 0 37 21 61 49 61 46 0 93-57 93-112 0-36-20-62-51-62-18 0-34 11-45 23 10-39 19-77 29-116zM38 150c3-8 3-9 6-13 19-26 36-31 46-31 14 0 24 11 24 36 0 23-13 66-19 80-13 27-31 40-46 40-13 0-26-10-26-38 0-8 0-15 7-39 3-12 5-24 8-35z"><text:p/></draw:path><draw:path draw:style-name="gr3" draw:text-style-name="P6" svg:width="0.0335in" svg:height="0.1512in" svg:x="0.2736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752in" svg:height="0.087in" svg:x="0.3787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902in" svg:height="0.1098in" svg:x="0.5173in" svg:y="0.0067in" svg:viewBox="0 0 230 280" svg:d="M230 3c0-1-1-3-5-3-2 0-2 0-6 6-7 7-12 14-19 22-10-18-31-28-55-28-49 0-96 44-96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69"><text:s/>כדרוש. </text:span></text:p>
            </text:list-item>
          </text:list>
        </text:list-item>
      </text:list>
      <text:p text:style-name="P110"><text:span text:style-name="T69"><draw:g text:anchor-type="as-char" svg:y="-0.1134in" draw:z-index="549" draw:name="Shape576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18" text:outline-level="3">סעיף (ג) <text:span text:style-name="T70">– סתירה</text:span></text:h>
      <text:p text:style-name="P111">נתון: <text:span text:style-name="T3"><draw:g text:anchor-type="as-char" svg:y="-0.1193in" draw:z-index="610" draw:name="Shape577" draw:style-name="gr1"><svg:title>TexMaths</svg:title><svg:desc>11§display§A \neq \emptyset§svg§600§FALSE§</svg:desc><draw:path draw:style-name="gr2" draw:text-style-name="P5" svg:width="0.3693in" svg:height="0.1339in" svg:x="0.0031in" svg:y="0.0075in" svg:viewBox="0 0 939 341" svg:d="M0 0c313 0 626 0 939 0 0 114 0 227 0 341-313 0-626 0-939 0 0-114 0-227 0-341z"><text:p/></draw:path><draw:path draw:style-name="gr3" draw:text-style-name="P6" svg:width="0.1039in" svg:height="0.1075in" svg:x="0.0004in" svg:y="0.0087in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3" draw:text-style-name="P6" svg:width="0.0756in" svg:height="0.1406in" svg:x="0.1728in" svg:y="0.0087in" svg:viewBox="0 0 193 358" svg:d="M189 14c4-5 4-5 4-6 0-4-3-8-8-8s-7 2-9 8c-58 111-115 223-174 335-2 5-2 6-2 7 0 4 2 8 8 8 4 0 5-2 7-8 59-112 116-223 174-336z"><text:p/></draw:path><draw:path draw:style-name="gr3" draw:text-style-name="P6" svg:width="0.1012in" svg:height="0.035in" svg:x="0.1598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1in" svg:height="0.1283in" svg:x="0.3189in" svg:y="0in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3">, </text:span><text:span text:style-name="T3"><draw:g text:anchor-type="as-char" svg:y="-0.1134in" draw:z-index="611" draw:name="Shape578" draw:style-name="gr1"><svg:title>TexMaths</svg:title><svg:desc>11§display§R_+ := Sym(R^* \cup id_A)§svg§600§FALSE§</svg:desc><draw:path draw:style-name="gr2" draw:text-style-name="P5" svg:width="1.4508in" svg:height="0.1354in" svg:x="0.0024in" svg:y="0.0071in" svg:viewBox="0 0 3686 345" svg:d="M0 0c1229 0 2457 0 3686 0 0 115 0 230 0 345-1229 0-2457 0-3686 0 0-115 0-230 0-345z"><text:p/></draw:path><draw:path draw:style-name="gr3" draw:text-style-name="P6" svg:width="0.1083in" svg:height="0.1063in" svg:x="0.0004in" svg:y="0.0098in" svg:viewBox="0 0 276 271" svg:d="M130 28c2-10 3-14 11-15 3-1 15-1 23-1 27 0 70 0 70 39 0 13-6 39-21 55-10 10-30 22-66 22-14 0-28 0-43 0 9-34 17-67 26-100zM185 132c39-8 86-35 86-74 0-33-36-58-86-58-37 0-74 0-110 0-8 0-11 0-11 8 0 4 3 4 11 4 4 0 7 0 14 1s10 1 10 7c0 1 0 2-1 6-18 69-34 138-52 206-4 16-4 19-35 19-7 0-11 0-11 8 0 4 3 3 5 4 11 0 39-2 50-2 10 0 37 2 48 2 4 0 8 0 8-9 0-3-3-3-11-3-14 0-24 0-24-8 0-2 0-4 1-6 9-33 16-67 25-100 16 0 31 0 46 0 36 0 42 20 42 34 0 6-3 18-5 26-2 10-7 24-7 32 0 42 47 42 52 42 33 0 46-39 46-44s-3-2-4-5c-4 0-5 3-5 6-10 29-26 35-35 35-13 0-16-9-16-24 0-12 3-32 4-44 1-5 1-11 1-17 0-29-25-41-36-46z"><text:p/></draw:path><draw:path draw:style-name="gr3" draw:text-style-name="P6" svg:width="0.078in" svg:height="0.0776in" svg:x="0.1173in" svg:y="0.0709in" svg:viewBox="0 0 199 198" svg:d="M107 107c27 0 55 0 82 0 3 0 10 0 10-7 0-6-7-6-10-6-27 0-55 0-82 0 0-29 0-57 0-84 0-3 0-10-7-10s-7 7-7 10c0 27 0 55 0 84-27 0-56 0-83 0-3 0-10 0-10 6 0 7 7 7 10 7 27 0 56 0 83 0 0 27 0 55 0 82 0 4 0 9 7 9s7-5 7-9c0-27 0-55 0-82z"><text:p/></draw:path><draw:path draw:style-name="gr3" draw:text-style-name="P6" svg:width="0.0157in" svg:height="0.065in" svg:x="0.2661in" svg:y="0.048in" svg:viewBox="0 0 41 166" svg:d="M41 20c0-11-9-20-20-20-12 0-21 9-21 20s9 21 21 21c11 0 20-10 20-21zM41 145c0-11-9-21-20-21-12 0-21 10-21 21s9 21 21 21c11 0 20-10 20-21z"><text:p/></draw:path><draw:path draw:style-name="gr3" draw:text-style-name="P6" svg:width="0.1008in" svg:height="0.035in" svg:x="0.303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98in" svg:height="0.1094in" svg:x="0.4642in" svg:y="0.0071in" svg:viewBox="0 0 229 279" svg:d="M229 3c0-1-1-3-5-3-2 0-2 0-6 6-7 7-12 14-19 22-10-19-31-28-55-28-49 0-96 44-96 90 0 32 20 50 40 55 14 4 27 7 42 11 14 4 35 9 35 40 0 34-32 70-69 70-25 0-67-7-67-56 0-9 1-17 2-20 0-1 0-1 0-2 0-4-2-4-5-4-2 0-2 0-3 1-2 2-23 89-23 90 0 2 1 4 3 4s2 0 8-6c7-7 12-14 19-22 16 22 43 28 65 28 52 0 99-51 99-98 0-27-14-40-20-46-9-8-15-9-49-18-8-2-23-7-26-8-10-3-23-14-23-34 0-32 31-64 67-64 32 0 56 17 56 59 0 13-2 19-2 21 0 1 0 5 5 5 4 0 5-1 6-8 6-29 14-56 21-85z"><text:p/></draw:path><draw:path draw:style-name="gr3" draw:text-style-name="P6" svg:width="0.0697in" svg:height="0.0972in" svg:x="0.5626in" svg:y="0.0453in" svg:viewBox="0 0 178 248" svg:d="M177 23c1-5 1-5 1-9 0-6-5-10-11-10-4 0-10 3-13 8-1 2-4 14-6 21-3 10-5 20-7 31-6 23-12 46-18 69-1 6-19 33-44 33-20 0-24-17-24-32 0-17 7-40 20-75 6-16 7-20 7-28 0-17-12-31-30-31-38 0-52 56-52 59 0 4 3 3 4 4 5 0 5-1 7-7 10-36 26-48 40-48 2 0 8 0 8 13 0 9-3 20-6 26-16 41-22 63-22 82 0 34 24 45 47 45 15 0 28-7 39-17-5 20-9 38-26 58-10 13-24 25-42 25-5 0-23-2-29-16 6 0 11 0 16-5 5-4 8-9 8-16 0-11-10-13-14-13-9 0-21 6-21 25 0 18 16 33 40 33 40 0 80-36 91-77 12-50 25-99 37-148z"><text:p/></draw:path><draw:path draw:style-name="gr3" draw:text-style-name="P6" svg:width="0.1244in" svg:height="0.0681in" svg:x="0.6425in" svg:y="0.0453in" svg:viewBox="0 0 317 174" svg:d="M23 148c-1 5-3 14-3 16 0 7 5 10 11 10 4 0 11-2 14-10 0-1 4-20 8-29 2-12 5-24 7-35 3-9 5-16 7-25 2-7 4-18 6-20 5-12 26-47 62-47 18 0 21 14 21 27 0 10-2 21-5 32-4 14-8 30-11 45-3 9-6 19-8 29-2 8-6 21-6 23 0 7 6 10 13 10 11 0 14-9 16-22 6-21 20-77 23-93 1-4 22-51 64-51 18 0 21 13 21 27 0 22-16 66-23 86-5 10-6 14-6 22 0 18 13 31 32 31 36 0 51-56 51-59 0-4-4-4-5-4-4 0-4 1-6 7-6 21-18 48-39 48-6 0-10-4-10-13 0-10 4-19 7-27 8-20 24-63 24-85 0-24-16-41-45-41-30 0-48 17-63 37 0-5-1-18-12-27-10-8-22-10-32-10-35 0-54 24-60 33-1-22-18-33-35-33-18 0-26 14-29 22-7 13-12 36-12 37 0 4 3 3 4 4 5 0 5 0 7-9 7-28 14-46 29-46 6 0 12 3 12 18 0 8-1 13-7 32-8 30-14 60-22 90z"><text:p/></draw:path><draw:path draw:style-name="gr3" draw:text-style-name="P6" svg:width="0.035in" svg:height="0.1508in" svg:x="0.7862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1083in" svg:height="0.1063in" svg:x="0.8366in" svg:y="0.0098in" svg:viewBox="0 0 276 271" svg:d="M130 28c2-10 3-14 11-15 3-1 15-1 23-1 27 0 70 0 70 39 0 13-6 39-21 55-10 10-30 22-66 22-14 0-28 0-43 0 9-34 17-67 26-100zM185 132c39-8 86-35 86-74 0-33-36-58-86-58-37 0-74 0-110 0-8 0-11 0-11 8 0 4 3 4 11 4 4 0 7 0 14 1s10 1 10 7c0 1 0 2-1 6-18 69-34 138-52 206-4 16-4 19-35 19-7 0-11 0-11 8 0 4 3 3 5 4 11 0 39-2 50-2s37 2 48 2c4 0 8 0 8-9 0-3-3-3-11-3-14 0-24 0-24-8 0-2 0-4 1-6 9-33 16-67 25-100 16 0 31 0 46 0 36 0 42 20 42 34 0 6-3 18-5 26-2 10-7 24-7 32 0 42 47 42 52 42 33 0 46-39 46-44s-3-5-4-5c-4 0-5 3-5 6-10 29-26 35-35 35-13 0-15-9-15-24 0-12 2-32 3-44 1-5 1-11 1-17 0-29-25-41-36-46z"><text:p/></draw:path><draw:path draw:style-name="gr3" draw:text-style-name="P6" svg:width="0.0429in" svg:height="0.0457in" svg:x="0.9567in" svg:y="0.0016in" svg:viewBox="0 0 110 117" svg:d="M64 58c22-10 32-13 38-16 6-2 8-3 8-9 0-4-3-9-8-9-2 0-2 0-5 4-12 7-26 16-38 24 1-13 4-27 5-40 0-5 0-12-9-12-3 0-8 2-8 8 0 3 1 11 1 13 1 5 3 24 4 31-12-8-25-17-37-24-3-3-4-4-6-4-5 0-9 5-9 9 0 6 3 7 7 8 13 5 27 12 40 17-22 10-32 14-39 17-5 2-8 3-8 9 0 4 4 7 9 7 2 0 2 0 5-2 12-9 26-16 38-24-1 14-4 29-5 43 0 7 5 9 8 9s9-2 9-9c0-2-1-10-1-13-1-5-3-25-4-30 11 7 22 13 33 21 7 5 8 5 10 5 5 0 8-3 8-7 0-6-3-8-6-9-13-6-27-11-40-17z"><text:p/></draw:path><draw:path draw:style-name="gr3" draw:text-style-name="P6" svg:width="0.0839in" svg:height="0.0933in" svg:x="1.0598in" svg:y="0.0217in" svg:viewBox="0 0 214 238" svg:d="M214 14c0-7 0-14-7-14-8 0-8 7-8 14 0 47 0 93 0 140 0 56-63 68-92 68-18 0-42-3-62-16-30-18-30-42-30-53 0-46 0-92 0-139 0-7 0-14-7-14-8 0-8 7-8 14 0 48 0 94 0 141 0 57 58 83 107 83 50 0 107-27 107-83 0-47 0-93 0-141z"><text:p/></draw:path><draw:path draw:style-name="gr3" draw:text-style-name="P6" svg:width="0.0398in" svg:height="0.1012in" svg:x="1.1909in" svg:y="0.0134in" svg:viewBox="0 0 102 258" svg:d="M98 14c0-7-6-14-14-14-10 0-21 10-21 21 0 7 5 13 15 13 9 0 20-9 20-20zM69 159c5-11 5-13 8-22 3-8 5-14 5-21 0-17-12-31-31-31-37 0-51 56-51 59 0 4 3 4 4 4 5 0 5-2 7-7 10-36 25-49 38-49 4 0 10 0 10 14 0 7-3 15-4 20-3 9-21 55-26 70-5 10-9 22-9 31 0 17 13 31 32 31 36 0 50-55 50-60 0-3-4-3-5-3-4 0-4 1-6 6-6 25-20 49-39 49-7 0-9-4-9-13 0-10 2-16 11-39 5-13 10-26 15-39z"><text:p/></draw:path><draw:path draw:style-name="gr3" draw:text-style-name="P6" svg:width="0.072in" svg:height="0.1059in" svg:x="1.2449in" svg:y="0.0075in" svg:viewBox="0 0 184 270" svg:d="M184 3c-3-1 0-3-6-3-5 0-42 3-48 3-4 1-6 4-6 8s4 4 9 4c19 0 20 4 20 7 0 2-1 6-1 8-8 31-16 60-23 91-8-14-19-24-37-24-45 0-92 56-92 111 0 36 21 62 51 62 7 0 27-1 50-29 3 17 17 29 35 29 14 0 22-9 29-21 7-14 12-38 12-39 0-3-4-3-5-3-4 0-4 1-5 7-6 25-14 48-30 48-11 0-12-10-12-18 0-9 1-12 3-18 18-74 37-149 56-223zM103 220c-2 7-2 8-7 15-18 20-33 27-44 27-19 0-25-22-25-36 0-20 13-66 21-84 12-23 30-37 45-37 26 0 31 32 31 34s-1 4-2 6c-7 26-12 50-19 75z"><text:p/></draw:path><draw:path draw:style-name="gr3" draw:text-style-name="P6" svg:width="0.0795in" svg:height="0.0756in" svg:x="1.3244in" svg:y="0.0598in" svg:viewBox="0 0 203 193" svg:d="M40 161c-9 14-18 21-35 22-2 0-5 0-5 5 0 4 2 5 3 5 7 0 17-1 23-1 9 0 20 1 29 1 1 0 4 0 4-6 0-4-3-4-4-4-2 0-12-1-12-8 0-3 3-8 4-10 8-12 15-23 22-34 26 0 52 0 77 0 2 14 5 30 7 45-1 2-2 7-19 7-3 0-6 0-6 6 0 1 0 4 4 4 8 0 26-1 34-1 6 0 11 0 17 0 4 1 9 1 15 1 3 0 5-3 5-6 0-4-3-4-7-4-16 0-17-2-18-9-8-56-15-111-23-166-1-6-1-8-7-8-5 0-6 3-9 7-33 51-66 102-99 154zM76 121c19-30 37-58 56-88 4 30 9 58 13 88-23 0-46 0-69 0z"><text:p/></draw:path><draw:path draw:style-name="gr3" draw:text-style-name="P6" svg:width="0.035in" svg:height="0.1508in" svg:x="1.4256in" svg:y="0in" svg:viewBox="0 0 90 384" svg:d="M90 193c0-30-4-77-25-120-23-48-56-73-61-73-2 0-4 1-4 3 0 3 0 3 8 10 38 38 60 99 60 180 0 65-14 132-63 181-5 5-5 5-5 6 0 3 2 4 4 4 5 0 39-26 62-75 20-43 24-85 24-116z"><text:p/></draw:path></draw:g></text:span></text:p>
      <text:p text:style-name="P111">צ.ל.: <text:span text:style-name="T3"><draw:g text:anchor-type="as-char" svg:y="-0.1035in" draw:z-index="612" draw:name="Shape579" draw:style-name="gr1"><svg:title>TexMaths</svg:title><svg:desc>11§display§R_+§svg§600§FALSE§</svg:desc><draw:path draw:style-name="gr2" draw:text-style-name="P5" svg:width="0.1843in" svg:height="0.1224in" svg:x="0.0024in" svg:y="0.0071in" svg:viewBox="0 0 469 312" svg:d="M0 0c156 0 313 0 469 0 0 104 0 208 0 312-156 0-313 0-469 0 0-104 0-208 0-312z"><text:p/></draw:path><draw:path draw:style-name="gr3" draw:text-style-name="P6" svg:width="0.1079in" svg:height="0.1059in" svg:x="0.0004in" svg:y="0in" svg:viewBox="0 0 275 270" svg:d="M129 26c3-8 4-13 10-14 4 0 17 0 25 0 27 0 69 0 69 39 0 12-6 39-21 53-10 10-30 24-65 24-14 0-28 0-43 0 8-35 16-69 25-102zM185 132c38-8 83-35 83-74 0-34-33-58-83-58-38 0-74 0-110 0-8 0-11 0-11 8 0 4 3 4 10 4 1 0 8 0 15 1 7 0 10 1 10 6 0 2 0 3-1 7-18 69-34 138-52 206-4 15-4 19-35 19-7 0-11 0-11 7 0 4 3 3 5 4 11 0 38-1 49-1 10 0 38 1 49 1 4 0 8 0 8-8 0-3-3-3-11-3-14 0-25 0-25-8 0-2 1-4 1-7 9-34 17-67 26-101 14 0 30 0 45 0 35 0 43 22 43 35 0 7-3 17-5 27-4 10-7 24-7 32 0 41 46 41 52 41 30 0 45-38 45-44 0-4-5-4-6-4-3 0-3 2-4 6-10 27-26 34-34 34-14 0-16-8-16-23 0-13 2-32 5-44 0-6 1-12 1-18 0-29-27-41-36-45z"><text:p/></draw:path><draw:path draw:style-name="gr3" draw:text-style-name="P6" svg:width="0.078in" svg:height="0.0776in" svg:x="0.1165in" svg:y="0.0598in" svg:viewBox="0 0 199 198" svg:d="M107 107c27 0 54 0 82 0 3 0 10 0 10-7s-7-7-10-7c-28 0-55 0-82 0 0-28 0-56 0-83 0-3 0-10-7-10s-7 7-7 10c0 27 0 55 0 83-27 0-56 0-83 0-3 0-10 0-10 6 0 8 7 8 10 8 27 0 56 0 83 0 0 27 0 55 0 81 0 3 0 10 7 10s7-7 7-10c0-26 0-54 0-81z"><text:p/></draw:path></draw:g></text:span><text:span text:style-name="T3"><text:s/></text:span><text:span text:style-name="T71">אינו </text:span><text:span text:style-name="T3">יחס שקילות</text:span></text:p>
      <text:p text:style-name="P111">הוכחה: </text:p>
      <text:p text:style-name="P112"><text:soft-page-break/>ראשית כל, היחס <draw:g text:anchor-type="as-char" svg:y="-0.111in" draw:z-index="613" draw:name="Shape580" draw:style-name="gr1"><svg:title>TexMaths</svg:title><svg:desc>11§display§R^* \cup id_A§svg§600§FALSE§</svg:desc><draw:path draw:style-name="gr2" draw:text-style-name="P5" svg:width="0.5571in" svg:height="0.1185in" svg:x="0.0016in" svg:y="0.0083in" svg:viewBox="0 0 1416 302" svg:d="M708 302c-236 0-472 0-708 0 0-101 0-201 0-302 472 0 944 0 1416 0 0 101 0 201 0 302-236 0-472 0-708 0z"><text:p/></draw:path><draw:path draw:style-name="gr3" draw:text-style-name="P6" svg:width="0.1079in" svg:height="0.1059in" svg:x="0.0004in" svg:y="0.0091in" svg:viewBox="0 0 275 270" svg:d="M129 26c2-10 3-13 11-14 3 0 15 0 23 0 27 0 70 0 70 37 0 14-6 40-21 55-10 10-31 22-66 22-14 0-28 0-43 0 9-34 17-67 26-100zM184 132c39-9 85-36 85-75 0-33-35-57-85-57-37 0-74 0-110 0-8 0-11 0-11 8 0 4 3 4 11 4 4 0 7 0 14 0 7 1 10 1 10 7 0 1 0 2-1 6-18 69-34 138-52 206-3 16-4 18-35 18-7 0-10 0-10 8 0 4 4 4 5 4 10 0 38-1 49-1s38 1 48 1c4 0 8 0 8-8 0-4-3-4-10-4-14 0-25 0-25-7 0-2 0-4 1-6 9-34 16-67 25-101 16 0 31 0 46 0 36 0 42 22 42 35 0 5-3 16-5 25-3 11-7 25-7 33 0 42 47 42 52 42 33 0 46-40 46-44 0-6-3-3-4-6-4 0-5 4-5 6-10 28-26 35-35 35-13 0-15-9-15-23 0-12 2-32 3-44 1-5 1-12 1-17 0-30-25-42-36-45z"><text:p/></draw:path><draw:path draw:style-name="gr3" draw:text-style-name="P6" svg:width="0.0429in" svg:height="0.0453in" svg:x="0.1201in" svg:y="0.0004in" svg:viewBox="0 0 110 116" svg:d="M64 58c22-10 32-13 38-16s8-4 8-9c0-4-3-8-8-8-2 0-3 0-6 2-12 8-25 17-37 25 1-14 4-27 5-40 0-5 0-12-9-12-3 0-8 2-8 9 0 2 1 10 1 13 0 4 3 23 4 30-12-8-26-17-38-25-2-2-3-2-5-2-5 0-9 4-9 8 0 5 3 8 7 9 13 5 27 11 40 16-22 10-33 13-39 17-5 2-8 3-8 8s4 9 9 9c2 0 2 0 5-3 12-9 26-17 38-24-1 14-4 28-5 44 0 5 5 7 8 7s9-2 9-7c0-4-1-11-1-14-1-5-4-24-4-30 11 6 21 14 32 22 8 5 8 5 11 5 5 0 8-4 8-9s-3-6-6-7c-13-7-27-12-40-18z"><text:p/></draw:path><draw:path draw:style-name="gr3" draw:text-style-name="P6" svg:width="0.0839in" svg:height="0.0933in" svg:x="0.2224in" svg:y="0.0224in" svg:viewBox="0 0 214 238" svg:d="M214 14c0-6 0-14-7-14-8 0-8 8-8 14 0 46 0 92 0 140 0 57-63 69-91 69-18 0-42-4-63-17-30-18-30-43-30-52 0-48 0-94 0-140 0-6 0-14-7-14-8 0-8 8-8 14 0 47 0 93 0 141 0 58 59 83 108 83s106-27 106-82c0-47 0-95 0-142z"><text:p/></draw:path><draw:path draw:style-name="gr3" draw:text-style-name="P6" svg:width="0.0398in" svg:height="0.1012in" svg:x="0.3535in" svg:y="0.0122in" svg:viewBox="0 0 102 258" svg:d="M99 14c0-7-6-14-14-14-11 0-21 10-21 21 0 8 5 14 14 14s21-10 21-21zM69 159c5-11 5-12 9-22 3-9 4-13 4-21 0-17-12-32-30-32-37 0-52 56-52 60s3 2 4 4c5 0 5-1 7-8 11-36 26-47 38-47 4 0 10 0 10 12 0 8-2 17-4 20-2 10-20 55-26 70-4 10-9 23-9 31 0 19 13 32 32 32 36 0 50-56 50-60 0-3-3-3-4-3-5 0-5 1-7 7-6 24-18 47-38 47-7 0-10-3-10-12 0-10 2-15 11-39 5-13 10-26 15-39z"><text:p/></draw:path><draw:path draw:style-name="gr3" draw:text-style-name="P6" svg:width="0.072in" svg:height="0.1059in" svg:x="0.4075in" svg:y="0.0079in" svg:viewBox="0 0 184 270" svg:d="M184 4c0-1 0-4-5-4-6 0-43 3-49 4-4 0-6 3-6 7 0 5 4 5 9 5 19 0 20 3 20 6 0 2-1 5-1 8-8 30-16 61-23 92-7-15-19-25-36-25-45 0-93 57-93 111 0 37 21 62 52 62 7 0 26-1 49-29 3 16 17 29 35 29 15 0 23-9 29-21 7-14 12-37 12-38 0-4-3-4-4-4-5 0-5 1-6 7-6 25-14 47-30 47-9 0-12-10-12-18s1-12 4-18c18-74 36-147 55-221zM103 219c-2 8-2 8-7 15-17 22-33 27-44 27-19 0-25-21-25-36 0-19 13-65 21-82 12-23 30-38 45-38 26 0 31 32 31 34s-1 5-1 7c-6 24-13 49-20 73z"><text:p/></draw:path><draw:path draw:style-name="gr3" draw:text-style-name="P6" svg:width="0.0795in" svg:height="0.0748in" svg:x="0.4866in" svg:y="0.0594in" svg:viewBox="0 0 203 191" svg:d="M40 159c-9 15-18 22-35 23-2 0-5 0-5 4s2 5 3 5c8 0 17-1 23-1 9 0 20 1 29 1 1 0 5 0 5-6 0-3-4-3-5-3-2 0-11-1-11-8 0-3 2-8 3-11 8-11 15-22 22-33 26 0 52 0 77 0 2 15 5 30 7 45-1 3-2 7-19 7-3 0-6 0-6 4 0 2 0 5 4 5 8 0 26-1 34-1 6 0 11 0 17 0 4 0 9 1 15 1 3 0 5-2 5-6 0-3-3-3-7-3-16 0-17-2-18-9-8-56-15-110-23-165-1-7-1-8-7-8-5 0-6 2-8 5-33 52-67 102-100 154zM76 121c19-30 37-60 56-88 4 28 9 58 13 88-23 0-46 0-69 0z"><text:p/></draw:path></draw:g><text:s/>הוא יחס מעל <draw:g text:anchor-type="as-char" svg:y="-0.1083in" draw:z-index="614" draw:name="Shape581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כי <draw:g text:anchor-type="as-char" svg:y="-0.111in" draw:z-index="615" draw:name="Shape582" draw:style-name="gr1"><svg:title>TexMaths</svg:title><svg:desc>11§display§R^*, id_A§svg§600§FALSE§</svg:desc><draw:path draw:style-name="gr2" draw:text-style-name="P5" svg:width="0.4551in" svg:height="0.1256in" svg:x="0.0016in" svg:y="0.0083in" svg:viewBox="0 0 1157 320" svg:d="M579 320c-193 0-386 0-579 0 0-107 0-213 0-320 386 0 771 0 1157 0 0 107 0 213 0 320-192 0-386 0-578 0z"><text:p/></draw:path><draw:path draw:style-name="gr3" draw:text-style-name="P6" svg:width="0.1079in" svg:height="0.1063in" svg:x="0.0004in" svg:y="0.0091in" svg:viewBox="0 0 275 271" svg:d="M129 26c2-9 3-13 11-14 3-1 15-1 23-1 27 0 70 0 70 39 0 13-7 39-21 55-10 10-31 22-66 22-14 0-28 0-43 0 9-34 17-67 26-101zM183 132c40-8 86-35 86-75 0-33-35-57-86-57-36 0-73 0-109 0-8 0-11 0-11 8 0 3 3 3 11 3 4 0 7 0 14 1 6 1 10 1 10 7 0 1 0 2-1 6-18 70-34 139-52 208-3 14-4 17-35 17-7 0-10 0-10 8 0 5 4 5 5 5 10 0 38-2 49-2s38 2 48 2c3 0 8 0 8-8 0-5-3-5-10-5-14 0-25 0-25-6 0-2 0-5 1-7 9-34 16-67 25-101 15 0 31 0 46 0 35 0 42 22 42 35 0 6-3 18-6 25-2 11-6 26-6 33 0 42 47 42 52 42 32 0 46-39 46-44s-4-3-5-5c-3 0-4 3-4 5-10 29-26 36-35 36-13 0-16-9-16-24 0-12 3-32 4-44 1-4 1-12 1-17 0-30-26-42-37-46z"><text:p/></draw:path><draw:path draw:style-name="gr3" draw:text-style-name="P6" svg:width="0.0429in" svg:height="0.0457in" svg:x="0.1197in" svg:y="0.0004in" svg:viewBox="0 0 110 117" svg:d="M64 58c22-9 32-13 38-16 6-2 8-3 8-9 0-4-3-8-8-8-2 0-3 0-6 3-12 7-25 16-37 24 1-13 4-27 5-40 0-5 0-12-9-12-3 0-8 2-8 9 0 2 1 10 1 13 0 4 3 23 4 30-12-8-26-17-38-24-2-3-3-3-5-3-5 0-9 4-9 8 0 6 3 8 7 9 13 5 27 11 40 16-22 10-33 14-39 17-5 2-8 3-8 9 0 4 4 9 9 9 2 0 2 0 5-4 12-8 26-16 38-24-1 14-4 29-5 44 0 6 5 8 8 8s9-2 9-8c0-3-1-11-1-13-1-6-4-24-4-31 11 7 21 14 32 22 8 6 8 6 11 6 5 0 8-5 8-9 0-6-3-7-6-8-13-6-27-12-40-18z"><text:p/></draw:path><draw:path draw:style-name="gr3" draw:text-style-name="P6" svg:width="0.0173in" svg:height="0.0453in" svg:x="0.1933in" svg:y="0.0965in" svg:viewBox="0 0 45 116" svg:d="M45 41c0-26-10-41-24-41-13 0-21 10-21 21 0 10 8 20 21 20 4 0 10-1 13-5 1-1 1-1 2-1 0 3 0 0 0 6 0 29-13 52-25 64-4 4-4 5-4 6 0 3 2 5 3 5 4 0 35-30 35-75z"><text:p/></draw:path><draw:path draw:style-name="gr3" draw:text-style-name="P6" svg:width="0.0398in" svg:height="0.1016in" svg:x="0.2516in" svg:y="0.0122in" svg:viewBox="0 0 102 259" svg:d="M99 14c0-7-6-14-14-14-11 0-21 10-21 21 0 8 5 14 14 14s21-10 21-21zM69 160c5-11 5-12 9-23 3-8 4-12 4-20 0-18-12-32-30-32-37 0-52 56-52 60s3 2 4 4c5 0 5-1 7-8 10-36 26-47 38-47 4 0 10 0 10 12 0 8-2 16-4 20-2 10-20 55-26 70-4 10-9 24-9 31 0 19 13 32 32 32 36 0 50-56 50-59 0-5-3-5-4-5-5 0-5 2-7 8-6 24-20 47-38 47-7 0-10-3-10-12 0-10 2-15 11-38 5-14 10-27 15-40z"><text:p/></draw:path><draw:path draw:style-name="gr3" draw:text-style-name="P6" svg:width="0.0717in" svg:height="0.1063in" svg:x="0.3059in" svg:y="0.0083in" svg:viewBox="0 0 183 271" svg:d="M183 4c0-1 0-4-4-4-7 0-43 3-49 4-4 0-6 3-6 7s3 4 9 4c19 0 20 4 20 7 0 2-1 6-1 8-8 31-16 62-23 92-7-14-19-25-36-25-45 0-93 57-93 113 0 36 21 61 52 61 7 0 26-1 49-28 3 15 17 28 35 28 15 0 23-8 29-21 6-14 12-37 12-38 0-5-3-5-5-5-4 0-4 3-5 8-7 26-14 48-30 48-10 0-12-10-12-18 0-9 1-12 4-19 18-74 36-148 54-222zM103 221c-2 7-2 7-7 14-17 22-33 28-44 28-19 0-25-21-25-37 0-19 13-65 21-83 12-23 30-37 45-37 26 0 31 32 31 34s-1 5-1 7c-7 24-13 49-20 74z"><text:p/></draw:path><draw:path draw:style-name="gr3" draw:text-style-name="P6" svg:width="0.0795in" svg:height="0.0756in" svg:x="0.385in" svg:y="0.0606in" svg:viewBox="0 0 203 193" svg:d="M40 160c-9 15-18 22-35 23-2 0-5 0-5 6 0 3 2 4 3 4 8 0 17-1 23-1 9 0 20 1 29 1 1 0 5 0 5-7 0-3-4-3-5-3-2 0-11-1-11-8 0-3 2-8 3-11 8-11 15-22 22-33 25 0 52 0 77 0 2 15 5 30 7 46-1 2-2 6-19 6-3 0-7 0-7 6 0 1 0 4 5 4 8 0 26-1 34-1 5 0 11 0 16 0s10 1 16 1c3 0 5-2 5-5 0-5-3-5-7-5-16 0-17-2-18-9-8-56-15-111-23-166-1-7-1-8-7-8-5 0-6 2-8 6-33 51-67 102-100 154zM76 121c18-29 37-58 56-88 4 30 9 59 13 88-23 0-46 0-69 0z"><text:p/></draw:path></draw:g><text:s/>מעל <draw:g text:anchor-type="as-char" svg:y="-0.1083in" draw:z-index="616" draw:name="Shape583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ולכן נניח בשלילה שקיים <draw:g text:anchor-type="as-char" svg:y="-0.1134in" draw:z-index="617" draw:name="Shape584" draw:style-name="gr1"><svg:title>TexMaths</svg:title><svg:desc>11§display§\la a, b \ra \in R^* \cup id_A§svg§600§FALSE§</svg:desc><draw:path draw:style-name="gr2" draw:text-style-name="P5" svg:width="1.0744in" svg:height="0.1358in" svg:x="0.0004in" svg:y="0.0071in" svg:viewBox="0 0 2730 346" svg:d="M1366 346c-456 0-911 0-1366 0 0-116 0-230 0-346 910 0 1820 0 2730 0 0 116 0 230 0 346-455 0-910 0-1364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93in" svg:height="0.0685in" svg:x="0.0579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53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5in" svg:height="0.1063in" svg:x="0.2071in" svg:y="0.0071in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1 40-46 40-13 0-26-10-26-38 0-8 0-15 7-39 3-12 5-24 8-35z"><text:p/></draw:path><draw:path draw:style-name="gr3" draw:text-style-name="P6" svg:width="0.0335in" svg:height="0.1512in" svg:x="0.2736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752in" svg:height="0.087in" svg:x="0.3791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6" svg:width="0.1083in" svg:height="0.1063in" svg:x="0.5165in" svg:y="0.0098in" svg:viewBox="0 0 276 271" svg:d="M129 26c2-9 3-13 11-14 3 0 15 0 23 0 27 0 70 0 70 38 0 13-5 39-21 55-10 10-31 22-65 22-14 0-29 0-44 0 9-35 17-68 26-101zM185 132c38-9 84-35 84-75 0-33-35-57-85-57-37 0-74 0-110 0-8 0-11 0-11 8 0 4 3 4 11 4 1 0 7 0 14 0 8 1 11 1 11 7 0 1-1 2-2 7-18 69-34 138-52 206-3 15-4 18-35 18-7 0-10 0-10 8 0 4 4 4 5 4 11 0 38-1 49-1s38 1 49 1c3 0 8 0 8-8 0-4-4-4-11-4-14 0-25 0-25-7 0-2 1-4 1-6 9-33 16-67 25-102 16 0 31 0 46 0 36 0 42 22 42 36 0 5-2 17-5 26-3 10-6 24-6 32 0 42 46 42 51 42 33 0 47-40 47-44 0-6-4-6-6-6-3 0-3 4-4 6-10 28-26 35-35 35-13 0-15-9-15-23 0-12 2-31 3-43 1-6 2-13 2-19 0-29-26-42-36-45z"><text:p/></draw:path><draw:path draw:style-name="gr3" draw:text-style-name="P6" svg:width="0.0429in" svg:height="0.0457in" svg:x="0.6358in" svg:y="0.0016in" svg:viewBox="0 0 110 117" svg:d="M63 58c22-10 33-13 39-16 5-2 8-3 8-9 0-4-4-8-9-8-2 0-2 0-5 3-12 7-26 16-38 24 1-13 4-27 5-40 1-5 0-12-8-12-3 0-9 2-9 9 0 2 1 10 1 13 1 4 4 23 4 30-13-8-25-17-37-24-3-3-3-3-6-3-5 0-8 4-8 8 0 6 3 8 5 9 14 5 28 11 41 16-22 10-32 14-38 17-6 2-8 3-8 9 0 4 3 8 8 8 2 0 3 0 6-2 12-9 24-17 37-25-2 14-4 29-5 44 0 6 6 8 9 8s8-2 8-8c0-3-1-11-1-13 0-6-3-24-4-31 11 7 22 14 33 22 7 5 8 5 10 5 5 0 9-4 9-8 0-6-3-7-7-8-13-7-27-12-40-18z"><text:p/></draw:path><draw:path draw:style-name="gr3" draw:text-style-name="P6" svg:width="0.0839in" svg:height="0.0937in" svg:x="0.7386in" svg:y="0.0217in" svg:viewBox="0 0 214 239" svg:d="M214 14c0-6 0-14-7-14-8 0-8 8-8 14 0 47 0 93 0 140 0 57-63 70-92 70-17 0-42-4-62-16-30-19-30-44-30-54 0-47 0-93 0-140 0-6 0-14-7-14-8 0-8 8-8 14 0 48 0 94 0 141 0 59 59 84 107 84 50 0 107-28 107-83 0-47 0-94 0-142z"><text:p/></draw:path><draw:path draw:style-name="gr3" draw:text-style-name="P6" svg:width="0.0398in" svg:height="0.1016in" svg:x="0.8697in" svg:y="0.0134in" svg:viewBox="0 0 102 259" svg:d="M98 14c0-7-5-14-14-14-10 0-20 11-20 21 0 8 4 14 14 14 9 0 20-9 20-21zM69 160c5-11 5-12 9-22 2-8 4-14 4-21 0-18-12-32-31-32-37 0-51 56-51 59 0 5 3 5 4 5 5 0 5-1 7-8 10-36 25-47 38-47 4 0 10 0 10 12 0 7-2 16-4 20-3 9-20 55-26 71-5 10-9 22-9 30 0 19 13 32 32 32 36 0 50-55 50-59 0-3-4-3-5-3-4 0-4 1-6 7-6 23-20 46-39 46-7 0-9-3-9-12 0-10 2-16 11-38 5-14 10-27 15-40z"><text:p/></draw:path><draw:path draw:style-name="gr3" draw:text-style-name="P6" svg:width="0.072in" svg:height="0.1063in" svg:x="0.9236in" svg:y="0.0071in" svg:viewBox="0 0 184 271" svg:d="M184 4c0-1 0-4-6-4-5 0-42 3-48 4-4 0-6 3-6 7 0 6 4 6 9 6 19 0 20 2 20 6 0 2-1 6-1 8-8 31-16 60-23 91-8-14-19-25-37-25-45 0-92 57-92 112 0 37 21 62 52 62 7 0 26-1 49-29 3 16 17 29 35 29 14 0 23-9 29-21 7-14 12-38 12-39 0-3-3-3-5-3-4 0-4 1-5 7-6 25-14 47-30 47-11 0-12-10-12-18s1-12 3-18c18-74 37-148 56-222zM103 220c-2 8-2 8-7 15-18 22-33 27-44 27-19 0-25-21-25-36 0-18 13-65 21-83 12-23 30-37 45-37 26 0 31 32 31 34s-1 4-1 6c-6 25-13 50-20 74z"><text:p/></draw:path><draw:path draw:style-name="gr3" draw:text-style-name="P6" svg:width="0.0795in" svg:height="0.0756in" svg:x="1.0031in" svg:y="0.0598in" svg:viewBox="0 0 203 193" svg:d="M40 160c-9 15-18 22-35 23-2 0-5 0-5 5 0 4 2 5 3 5 7 0 17-1 23-1 9 0 20 1 29 1 1 0 4 0 4-7 0-3-3-3-4-3-2 0-12-1-12-8 0-3 3-9 4-11 8-11 15-22 22-33 26 0 52 0 77 0 2 14 5 30 7 45-1 2-2 7-19 7-3 0-6 0-6 5 0 1 0 5 4 5 8 0 26-1 34-1 6 0 11 0 17 0 4 0 9 1 15 1 3 0 5-3 5-6 0-4-3-4-7-4-16 0-17-2-18-9-8-56-15-111-23-166-1-7-1-8-7-8-5 0-6 2-9 6-33 51-66 102-99 154zM76 121c19-30 37-58 56-88 4 30 9 58 13 88-23 0-46 0-69 0z"><text:p/></draw:path></draw:g><text:s/>שאינו ב־<draw:g text:anchor-type="as-char" svg:y="-0.1335in" draw:z-index="618" draw:name="Shape585" draw:style-name="gr1"><svg:title>TexMaths</svg:title><svg:desc>11§display§A^2§svg§600§FALSE§</svg:desc><draw:path draw:style-name="gr2" draw:text-style-name="P5" svg:width="0.1512in" svg:height="0.1173in" svg:x="0.0031in" svg:y="0.0071in" svg:viewBox="0 0 385 299" svg:d="M193 299c-64 0-128 0-193 0 0-99 0-200 0-299 129 0 256 0 385 0 0 99 0 200 0 299-64 0-128 0-192 0z"><text:p/></draw:path><draw:path draw:style-name="gr3" draw:text-style-name="P6" svg:width="0.1035in" svg:height="0.1083in" svg:x="0.0004in" svg:y="0.0248in" svg:viewBox="0 0 264 276" svg:d="M56 232c-15 25-31 31-47 32-5 0-9 0-9 7 0 3 2 5 5 5 10 0 22-1 33-1 14 0 27 1 39 1 2 0 8 0 8-8 0-4-4-4-7-4-9-1-18-5-18-14 0-5 3-8 6-14 10-16 19-33 29-50 31 0 63 0 96 0 1 8 7 61 7 64 0 13-20 14-28 14-5 0-10 0-10 7 0 5 5 5 6 5 15 0 33-1 48-1 10 0 33 1 42 1 3 0 8 0 8-8 0-4-5-4-9-4-24 0-24-4-25-15-7-79-15-160-22-240-1-8-1-9-8-9s-8 2-10 7c-45 75-90 150-134 225zM102 175c25-43 51-86 76-128 3 42 8 85 12 128-30 0-59 0-88 0z"><text:p/></draw:path><draw:path draw:style-name="gr3" draw:text-style-name="P6" svg:width="0.0469in" svg:height="0.0705in" svg:x="0.115in" svg:y="0in" svg:viewBox="0 0 120 180" svg:d="M120 130c-3 0-7 0-10 0 0 7-3 22-7 26-2 1-23 1-26 1-17 0-33 0-50 0 28-26 38-32 54-46 20-15 39-33 39-58 0-33-29-53-64-53-33 0-56 24-56 49 0 14 12 15 14 15 7 0 15-4 15-14 0-6-2-15-16-15 9-20 27-25 40-25 26 0 40 21 40 43 0 23-16 42-25 52-22 21-43 43-65 65-3 2-3 2-3 10 37 0 74 0 111 0 2-17 6-33 9-50z"><text:p/></draw:path></draw:g> וסה"כ נסיק <draw:g text:anchor-type="as-char" svg:y="-0.1134in" draw:z-index="619" draw:name="Shape586" draw:style-name="gr1"><svg:title>TexMaths</svg:title><svg:desc>11§display§\la a, b \ra \in R^* \lor \la a, b \ra \in id_A§svg§600§FALSE§</svg:desc><draw:path draw:style-name="gr2" draw:text-style-name="P5" svg:width="1.5933in" svg:height="0.1358in" svg:x="0.0004in" svg:y="0.0071in" svg:viewBox="0 0 4048 346" svg:d="M2024 346c-675 0-1350 0-2024 0 0-116 0-230 0-346 1349 0 2699 0 4048 0 0 116 0 230 0 346-675 0-1349 0-2024 0z"><text:p/></draw:path><draw:path draw:style-name="gr3" draw:text-style-name="P6" svg:width="0.0335in" svg:height="0.1512in" svg:x="0.0008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496in" svg:y="0.0453in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37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0559in" svg:height="0.1063in" svg:x="0.1984in" svg:y="0.0071in" svg:viewBox="0 0 143 271" svg:d="M75 4c0-1 0-4-6-4-8 0-37 3-47 3-2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65in" svg:y="0in" svg:viewBox="0 0 86 385" svg:d="M85 199c1-4 1-5 1-6 0-3 0-1-1-6-23-59-45-119-68-178-3-7-5-9-9-9-5 0-8 3-8 8 0 1 0 2 2 6 23 60 45 119 68 179-23 58-45 117-68 177-2 4-2 5-2 8 0 4 3 7 8 7 4 0 6-4 7-7 24-60 47-119 70-179z"><text:p/></draw:path><draw:path draw:style-name="gr3" draw:text-style-name="P6" svg:width="0.076in" svg:height="0.087in" svg:x="0.3709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83in" svg:height="0.1063in" svg:x="0.5083in" svg:y="0.0098in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6-67 25-102 16 0 31 0 46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429in" svg:height="0.0457in" svg:x="0.628in" svg:y="0.0016in" svg:viewBox="0 0 110 117" svg:d="M64 58c22-10 32-13 38-16 6-2 8-3 8-9 0-4-3-8-9-8-1 0-2 0-5 3-12 7-24 16-37 24 2-13 3-27 4-40 1-5 0-12-8-12-3 0-9 2-9 9 0 2 1 10 2 13 0 4 3 23 3 30-12-8-25-17-37-24-2-3-3-3-5-3-6 0-9 4-9 8 0 6 3 8 6 9 13 5 27 11 40 16-22 10-32 14-38 17-6 2-8 3-8 9 0 4 3 8 9 8 1 0 2 0 5-2 12-9 25-17 37-25-1 14-4 29-5 44 0 6 6 8 9 8s9-2 9-8c0-3-1-11-2-13 0-6-3-24-3-31 11 7 21 14 32 22 8 5 8 5 10 5 6 0 9-4 9-8 0-6-3-7-5-8-14-7-28-12-41-18z"><text:p/></draw:path><draw:path draw:style-name="gr3" draw:text-style-name="P6" svg:width="0.0846in" svg:height="0.0937in" svg:x="0.7307in" svg:y="0.0217in" svg:viewBox="0 0 216 239" svg:d="M212 17c3-6 4-7 4-8 0-5-5-9-9-9-3 0-6 3-9 9-30 68-60 136-90 203-31-67-61-135-91-203-4-8-6-9-9-9-5 0-8 4-8 9 1 2 0 1 2 5 32 73 65 146 97 217 3 6 6 8 9 8 4 0 5-3 9-8 32-71 63-143 95-214z"><text:p/></draw:path><draw:path draw:style-name="gr3" draw:text-style-name="P6" svg:width="0.0335in" svg:height="0.1512in" svg:x="0.87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93in" svg:height="0.0685in" svg:x="0.9228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1.010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1.0717in" svg:y="0.0071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1.1382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1.2441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6" svg:width="0.0398in" svg:height="0.1016in" svg:x="1.3795in" svg:y="0.0134in" svg:viewBox="0 0 102 259" svg:d="M98 14c0-7-6-14-14-14-10 0-21 11-21 21 0 8 5 14 15 14 9 0 20-9 20-21zM69 160c5-11 5-12 8-22 3-8 6-14 6-21 0-18-13-32-32-32-37 0-51 56-51 59 0 5 3 5 4 5 5 0 5-1 7-8 10-36 25-47 39-47 3 0 9 0 9 12 0 7-3 16-4 20-3 9-21 55-26 71-5 10-9 22-9 30 0 19 13 32 32 32 36 0 50-55 50-59 0-3-4-3-5-3-3 0-3 1-6 7-6 23-19 46-39 46-7 0-9-3-9-12 0-10 2-16 11-38 5-14 10-27 15-40z"><text:p/></draw:path><draw:path draw:style-name="gr3" draw:text-style-name="P6" svg:width="0.072in" svg:height="0.1063in" svg:x="1.4339in" svg:y="0.0071in" svg:viewBox="0 0 184 271" svg:d="M184 4c0-1 0-4-6-4-5 0-42 3-48 4-3 0-6 3-6 7 0 6 4 6 9 6 19 0 20 2 20 6 0 2-1 6-1 8-8 31-16 60-23 91-8-14-19-25-37-25-45 0-92 57-92 112 0 37 21 62 51 62 7 0 27-1 50-29 4 16 17 29 35 29 14 0 22-9 29-21 7-14 12-38 12-39 0-3-4-3-5-3-4 0-4 1-5 7-6 25-14 47-29 47-11 0-13-10-13-18s2-12 3-18c18-74 37-148 56-222zM103 220c-2 8-2 8-7 15-18 22-33 27-44 27-19 0-24-21-24-36 0-18 12-65 20-83 13-23 30-37 46-37 25 0 30 32 30 34s-1 4-2 6c-6 25-12 50-19 74z"><text:p/></draw:path><draw:path draw:style-name="gr3" draw:text-style-name="P6" svg:width="0.0799in" svg:height="0.0756in" svg:x="1.513in" svg:y="0.0598in" svg:viewBox="0 0 204 193" svg:d="M40 160c-9 15-18 22-34 23-3 0-6 0-6 5 0 4 2 5 3 5 7 0 17-1 23-1 9 0 20 1 28 1 2 0 5 0 5-7 0-3-3-3-4-3-2 0-12-1-12-8 0-3 3-9 4-11 8-11 15-22 22-33 26 0 52 0 77 0 3 14 5 30 7 45-1 2-2 7-19 7-3 0-6 0-6 5 0 1 0 5 4 5 8 0 26-1 34-1 6 0 11 0 17 0 4 0 10 1 15 1 3 0 6-3 6-6 0-4-4-4-8-4-16 0-17-2-18-9-7-56-15-111-23-166-1-7-1-8-6-8-6 0-7 2-10 6-33 51-66 102-99 154zM76 121c19-30 37-58 56-88 4 30 9 58 13 88-23 0-46 0-69 0z"><text:p/></draw:path></draw:g>, בשני המקרים זו סתירה. באופן דומה, <draw:g text:anchor-type="as-char" svg:y="-0.1134in" draw:z-index="620" draw:name="Shape587" draw:style-name="gr1"><svg:title>TexMaths</svg:title><svg:desc>11§display§Sym(R)§svg§600§FALSE§</svg:desc><draw:path draw:style-name="gr2" draw:text-style-name="P5" svg:width="0.5193in" svg:height="0.1358in" svg:x="0.0004in" svg:y="0.0071in" svg:viewBox="0 0 1320 346" svg:d="M660 346c-220 0-440 0-660 0 0-116 0-230 0-346 440 0 880 0 1320 0 0 116 0 230 0 346-220 0-440 0-660 0z"><text:p/></draw:path><draw:path draw:style-name="gr3" draw:text-style-name="P6" svg:width="0.0902in" svg:height="0.1098in" svg:x="0.0004in" svg:y="0.0067in" svg:viewBox="0 0 230 280" svg:d="M230 3c0-1-1-3-4-3s-3 0-7 6c-7 7-12 14-19 22-10-18-31-28-55-28-49 0-95 44-95 91 0 31 19 49 39 55 14 4 28 7 42 10 14 4 35 10 35 41 0 34-32 71-69 71-25 0-68-9-68-57 0-8 2-17 3-19 0-3 0-3 0-4 0-3-2-3-4-3-3 0-3 0-4 1-2 1-24 88-24 89 0 2 2 5 4 5 3 0 3 0 8-6 7-6 12-14 19-22 16 22 43 28 65 28 52 0 98-52 98-98 0-27-12-40-19-45-9-9-14-11-48-20-9-2-24-6-27-7-10-3-23-14-23-35 0-31 31-64 67-64 32 0 56 17 56 59 0 13-2 20-2 22 2 2 0 4 6 4 3 0 3-1 5-8 7-29 14-56 21-85z"><text:p/></draw:path><draw:path draw:style-name="gr3" draw:text-style-name="P6" svg:width="0.0697in" svg:height="0.0976in" svg:x="0.0992in" svg:y="0.0453in" svg:viewBox="0 0 178 249" svg:d="M177 24c1-5 1-6 1-9 0-7-5-11-11-11-4 0-10 3-13 8-1 2-4 14-5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6" svg:width="0.1244in" svg:height="0.0685in" svg:x="0.1791in" svg:y="0.0453in" svg:viewBox="0 0 317 175" svg:d="M23 148c-1 6-4 15-4 17 0 7 5 10 12 10 4 0 11-3 14-11 0-1 4-19 7-29 3-12 5-23 8-34 3-9 5-17 7-26 1-7 4-18 6-19 5-12 25-47 62-47 18 0 21 14 21 26 0 10-3 21-5 33-4 15-8 29-11 44-2 10-6 20-8 30-2 8-6 21-6 23 0 7 6 10 11 10 13 0 15-10 18-22 6-22 20-78 23-92 1-6 22-52 64-52 17 0 21 13 21 26 0 22-17 66-24 87-4 9-5 13-5 21 0 19 13 32 32 32 36 0 51-56 51-59 0-4-5-4-6-4-3 0-3 1-5 7-6 20-18 47-40 47-6 0-9-3-9-12 0-10 4-19 7-27 8-20 24-63 24-85 0-25-16-42-45-42-30 0-48 18-63 37 0-4-1-17-12-27-10-8-22-10-32-10-35 0-54 25-60 34-2-22-18-34-35-34-18 0-26 15-29 22-8 13-12 36-12 37 0 5 3 5 4 5 5 0 5-1 7-9 7-27 14-46 29-46 5 0 12 3 12 17 0 8-1 13-7 32-8 30-14 60-22 90z"><text:p/></draw:path><draw:path draw:style-name="gr3" draw:text-style-name="P6" svg:width="0.0346in" svg:height="0.1512in" svg:x="0.3232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1083in" svg:height="0.1063in" svg:x="0.3732in" svg:y="0.0098in" svg:viewBox="0 0 276 271" svg:d="M130 26c2-9 3-13 10-14 4 0 16 0 24 0 27 0 70 0 70 38 0 13-6 39-22 55-10 10-29 22-65 22-14 0-28 0-43 0 9-35 17-68 26-101zM185 132c39-9 84-35 84-75 0-33-34-57-84-57-36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3 10-7 24-7 32 0 42 46 42 52 42 33 0 46-40 46-44 0-6-3-3-4-6-4 0-5 4-6 6-10 28-26 35-35 35-12 0-15-9-15-23 0-12 2-31 4-43 0-6 1-13 1-19 0-29-25-42-36-45z"><text:p/></draw:path><draw:path draw:style-name="gr3" draw:text-style-name="P6" svg:width="0.035in" svg:height="0.1512in" svg:x="0.4925in" svg:y="0in" svg:viewBox="0 0 90 385" svg:d="M90 193c0-30-4-76-25-120-23-48-57-73-61-73-2 0-4 2-4 4s0 2 8 9c37 38 59 99 59 180 0 65-14 133-61 181-6 6-6 6-6 7 0 2 2 4 4 4 4 0 39-26 62-76 20-41 24-84 24-116z"><text:p/></draw:path></draw:g><text:s/>לכל <draw:g text:anchor-type="as-char" svg:y="-0.1063in" draw:z-index="621" draw:name="Shape588" draw:style-name="gr1"><svg:title>TexMaths</svg:title><svg:desc>11§display§R§svg§600§FALSE§</svg:desc><draw:path draw:style-name="gr2" draw:text-style-name="P5" svg:width="0.098in" svg:height="0.0906in" svg:x="0.0024in" svg:y="0.0071in" svg:viewBox="0 0 250 231" svg:d="M0 0c84 0 166 0 250 0 0 77 0 154 0 231-84 0-166 0-250 0 0-77 0-154 0-231z"><text:p/></draw:path><draw:path draw:style-name="gr3" draw:text-style-name="P6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/>מעל <draw:g text:anchor-type="as-char" svg:y="-0.1083in" draw:z-index="622" draw:name="Shape589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הוא בעצמו יחס מעל <draw:g text:anchor-type="as-char" svg:y="-0.1083in" draw:z-index="624" draw:name="Shape590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וסה"כ <draw:g text:anchor-type="as-char" svg:y="-0.1035in" draw:z-index="623" draw:name="Shape591" draw:style-name="gr1"><svg:title>TexMaths</svg:title><svg:desc>11§display§R_+§svg§600§FALSE§</svg:desc><draw:path draw:style-name="gr2" draw:text-style-name="P5" svg:width="0.1843in" svg:height="0.1224in" svg:x="0.0024in" svg:y="0.0071in" svg:viewBox="0 0 469 312" svg:d="M0 0c156 0 313 0 469 0 0 104 0 208 0 312-156 0-313 0-469 0 0-104 0-208 0-312z"><text:p/></draw:path><draw:path draw:style-name="gr3" draw:text-style-name="P6" svg:width="0.1079in" svg:height="0.1059in" svg:x="0.0004in" svg:y="0in" svg:viewBox="0 0 275 270" svg:d="M129 26c3-8 4-13 10-14 4 0 17 0 25 0 27 0 69 0 69 39 0 12-6 39-21 53-10 10-30 24-65 24-14 0-28 0-43 0 8-35 16-69 25-102zM185 132c38-8 83-35 83-74 0-34-33-58-83-58-38 0-74 0-110 0-8 0-11 0-11 8 0 4 3 4 10 4 1 0 8 0 15 1 7 0 10 1 10 6 0 2 0 3-1 7-18 69-34 138-52 206-4 15-4 19-35 19-7 0-11 0-11 7 0 4 3 3 5 4 11 0 38-1 49-1 10 0 38 1 49 1 4 0 8 0 8-8 0-3-3-3-11-3-14 0-25 0-25-8 0-2 1-4 1-7 9-34 17-67 26-101 14 0 30 0 45 0 35 0 43 22 43 35 0 7-3 17-5 27-4 10-7 24-7 32 0 41 46 41 52 41 30 0 45-38 45-44 0-4-5-4-6-4-3 0-3 2-4 6-10 27-26 34-34 34-14 0-16-8-16-23 0-13 2-32 5-44 0-6 1-12 1-18 0-29-27-41-36-45z"><text:p/></draw:path><draw:path draw:style-name="gr3" draw:text-style-name="P6" svg:width="0.078in" svg:height="0.0776in" svg:x="0.1165in" svg:y="0.0598in" svg:viewBox="0 0 199 198" svg:d="M107 107c27 0 54 0 82 0 3 0 10 0 10-7s-7-7-10-7c-28 0-55 0-82 0 0-28 0-56 0-83 0-3 0-10-7-10s-7 7-7 10c0 27 0 55 0 83-27 0-56 0-83 0-3 0-10 0-10 6 0 8 7 8 10 8 27 0 56 0 83 0 0 27 0 55 0 81 0 3 0 10 7 10s7-7 7-10c0-26 0-54 0-81z"><text:p/></draw:path></draw:g><text:s/>מעל <draw:g text:anchor-type="as-char" svg:y="-0.1083in" draw:z-index="625" draw:name="Shape592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. </text:p>
      <text:p text:style-name="P113"><text:span text:style-name="T8">עתה, נפריך </text:span><text:span text:style-name="T8"><draw:g text:anchor-type="as-char" svg:y="-0.1035in" draw:z-index="626" draw:name="Shape593" draw:style-name="gr1"><svg:title>TexMaths</svg:title><svg:desc>11§display§R_+§svg§600§FALSE§</svg:desc><draw:path draw:style-name="gr2" draw:text-style-name="P5" svg:width="0.1843in" svg:height="0.1224in" svg:x="0.0024in" svg:y="0.0071in" svg:viewBox="0 0 469 312" svg:d="M0 0c156 0 313 0 469 0 0 104 0 208 0 312-156 0-313 0-469 0 0-104 0-208 0-312z"><text:p/></draw:path><draw:path draw:style-name="gr3" draw:text-style-name="P6" svg:width="0.1079in" svg:height="0.1059in" svg:x="0.0004in" svg:y="0in" svg:viewBox="0 0 275 270" svg:d="M129 26c3-8 4-13 11-14 3 0 16 0 24 0 27 0 69 0 69 39 0 12-6 39-21 53-10 10-30 24-65 24-14 0-28 0-43 0 8-35 16-69 25-102zM185 132c38-8 83-35 83-74 0-34-33-58-83-58-38 0-74 0-110 0-8 0-11 0-11 8 0 4 3 4 10 4 1 0 8 0 15 1 7 0 10 1 10 6 0 2 0 3-1 7-18 69-34 138-52 206-4 15-4 19-35 19-7 0-11 0-11 7 0 4 3 3 5 4 11 0 38-1 49-1 10 0 38 1 49 1 4 0 8 0 8-8 0-3-3-3-11-3-14 0-25 0-25-8 0-2 1-4 1-7 9-34 17-67 26-101 14 0 30 0 45 0 35 0 43 22 43 35 0 7-3 17-5 27-4 10-7 24-7 32 0 41 46 41 52 41 30 0 45-38 45-44 0-4-5-4-6-4-3 0-3 2-4 6-10 27-26 34-34 34-14 0-16-8-16-23 0-13 2-32 5-44 0-6 1-12 1-18 0-29-27-41-36-45z"><text:p/></draw:path><draw:path draw:style-name="gr3" draw:text-style-name="P6" svg:width="0.078in" svg:height="0.0776in" svg:x="0.1165in" svg:y="0.0598in" svg:viewBox="0 0 199 198" svg:d="M107 107c27 0 54 0 82 0 3 0 10 0 10-7s-7-7-10-7c-28 0-55 0-82 0 0-28 0-56 0-83 0-3 0-10-7-10s-7 7-7 10c0 27 0 55 0 83-27 0-56 0-83 0-3 0-10 0-10 6 0 8 7 8 10 8 27 0 56 0 83 0 0 27 0 55 0 81 0 3 0 10 7 10s7-7 7-10c0-26 0-54 0-81z"><text:p/></draw:path></draw:g></text:span><text:span text:style-name="T8"><text:s/>יחס שקילות. נניח בשלילה שהוא יחס שקילות ונראה דוגמה נגדית. נבחר </text:span><text:span text:style-name="T8"><draw:g text:anchor-type="as-char" svg:y="-0.1134in" draw:z-index="627" draw:name="Shape594" draw:style-name="gr1"><svg:title>TexMaths</svg:title><svg:desc>11§display§A = \{1, 2, 3\}§svg§600§FALSE§</svg:desc><draw:path draw:style-name="gr2" draw:text-style-name="P5" svg:width="0.8055in" svg:height="0.1358in" svg:x="0.0028in" svg:y="0.0071in" svg:viewBox="0 0 2047 346" svg:d="M1023 346c-341 0-682 0-1023 0 0-116 0-230 0-346 682 0 1364 0 2047 0 0 116 0 230 0 346-342 0-683 0-1024 0z"><text:p/></draw:path><draw:path draw:style-name="gr3" draw:text-style-name="P6" svg:width="0.1035in" svg:height="0.1079in" svg:x="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1 175c26-43 51-85 76-127 5 42 9 84 13 127-29 0-59 0-89 0z"><text:p/></draw:path><draw:path draw:style-name="gr3" draw:text-style-name="P6" svg:width="0.1008in" svg:height="0.0354in" svg:x="0.15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9in" svg:height="0.1512in" svg:x="0.3228in" svg:y="0in" svg:viewBox="0 0 138 385" svg:d="M81 52c0-16 11-41 53-43 2 0 4-2 4-5 0-4-4-4-8-4-39 0-74 20-74 48 0 29 0 59 0 89 0 15 0 27-15 39-13 12-29 12-38 13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3" draw:text-style-name="P6" svg:width="0.05in" svg:height="0.1in" svg:x="0.4016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177in" svg:height="0.0453in" svg:x="0.4764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6" svg:width="0.0602in" svg:height="0.1in" svg:x="0.539in" svg:y="0.013in" svg:viewBox="0 0 154 255" svg:d="M30 226c13-14 27-26 40-39 61-53 84-74 84-112 0-44-34-75-81-75-44 0-73 35-73 69 0 22 20 22 21 22 7 0 20-4 20-21 0-9-7-19-21-19-3 0-3 0-5 0 9-26 30-39 52-39 35 0 52 31 52 63 0 31-19 60-41 85-24 27-49 54-74 81-4 5-4 6-4 14 47 0 96 0 143 0 3-22 8-44 11-66-3 0-7 0-10 0-1 12-4 28-8 33-3 4-28 4-37 4-23 0-46 0-69 0z"><text:p/></draw:path><draw:path draw:style-name="gr3" draw:text-style-name="P6" svg:width="0.0173in" svg:height="0.0453in" svg:x="0.6205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3in" svg:height="0.1035in" svg:x="0.6815in" svg:y="0.013in" svg:viewBox="0 0 161 264" svg:d="M96 121c32-11 54-37 54-68 0-32-34-53-71-53-39 0-69 23-69 52 0 13 9 21 20 21 12 0 20-9 20-20 0-20-18-20-25-20 12-19 39-24 52-24 17 0 37 9 37 44 0 4-1 26-11 44-11 18-24 20-34 20-3 0-12 1-15 1s-6 1-6 4c0 5 3 5 9 5s12 0 18 0c32 0 46 26 46 63 0 52-27 63-44 63-16 0-46-6-59-29 13 2 25-7 25-20 0-15-10-22-21-22-10 0-22 5-22 23 0 34 36 59 78 59 47 0 83-35 83-74 0-31-25-61-65-69z"><text:p/></draw:path><draw:path draw:style-name="gr3" draw:text-style-name="P6" svg:width="0.0539in" svg:height="0.1512in" svg:x="0.7618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8"><text:s/>ונבחר </text:span><text:span text:style-name="T8"><draw:g text:anchor-type="as-char" svg:y="-0.1134in" draw:z-index="628" draw:name="Shape595" draw:style-name="gr1"><svg:title>TexMaths</svg:title><svg:desc>11§display§R = \{\la 2, 3 \ra, \la 1, 3 \ra\}§svg§600§FALSE§</svg:desc><draw:path draw:style-name="gr2" draw:text-style-name="P5" svg:width="1.1882in" svg:height="0.1354in" svg:x="0.0024in" svg:y="0.0071in" svg:viewBox="0 0 3019 345" svg:d="M0 0c1007 0 2012 0 3019 0 0 115 0 230 0 345-1007 0-2012 0-3019 0 0-115 0-230 0-345z"><text:p/></draw:path><draw:path draw:style-name="gr3" draw:text-style-name="P6" svg:width="0.1083in" svg:height="0.1063in" svg:x="0.0004in" svg:y="0.0098in" svg:viewBox="0 0 276 271" svg:d="M130 28c2-10 3-14 11-15 3-1 15-1 23-1 27 0 70 0 70 39 0 13-6 39-21 55-11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4 0-5 3-6 6-9 29-25 35-35 35-12 0-15-9-15-24 0-12 3-32 4-44 1-5 1-11 1-17 0-29-25-41-36-46z"><text:p/></draw:path><draw:path draw:style-name="gr3" draw:text-style-name="P6" svg:width="0.1004in" svg:height="0.035in" svg:x="0.162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39in" svg:height="0.1508in" svg:x="0.3248in" svg:y="0in" svg:viewBox="0 0 138 384" svg:d="M81 52c0-16 10-41 53-43 1-1 4-2 4-5 0-4-4-4-8-4-39 0-74 20-74 48 0 29 0 59 0 89 0 14 0 26-15 39-15 11-29 12-38 12-1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3" draw:text-style-name="P6" svg:width="0.0335in" svg:height="0.1508in" svg:x="0.4067in" svg:y="0in" svg:viewBox="0 0 86 384" svg:d="M85 14c1-4 1-4 1-6 0-5-3-8-8-8-3 0-5 2-9 9-22 58-45 118-67 177-1 2-2 4-2 7 0 0 0 1 2 5 22 60 45 119 67 177 3 4 5 9 9 9 5 0 8-3 8-7 0-2 0-3-1-7-23-60-45-119-68-177 23-60 45-119 68-179z"><text:p/></draw:path><draw:path draw:style-name="gr3" draw:text-style-name="P6" svg:width="0.0602in" svg:height="0.1008in" svg:x="0.4571in" svg:y="0.0126in" svg:viewBox="0 0 154 257" svg:d="M30 227c13-13 27-27 40-40 61-53 84-74 84-112 0-44-35-75-82-75-43 0-72 36-72 70 0 21 19 21 20 21 6 0 21-4 21-19 0-10-8-20-21-20-3 0-5 0-6 0 9-26 30-40 53-40 35 0 52 32 52 63s-20 62-41 86c-24 27-49 54-74 81-4 4-4 5-4 15 47 0 96 0 143 0 3-22 8-45 11-67-3 0-7 0-10 0-2 10-4 27-9 34-2 3-27 3-36 3-23 0-46 0-69 0z"><text:p/></draw:path><draw:path draw:style-name="gr3" draw:text-style-name="P6" svg:width="0.0173in" svg:height="0.0453in" svg:x="0.5386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626in" svg:height="0.1035in" svg:x="0.5992in" svg:y="0.0126in" svg:viewBox="0 0 160 264" svg:d="M96 121c32-10 54-37 54-67 0-32-34-54-72-54s-68 23-68 53c0 13 9 20 20 20 12 0 20-8 20-20 0-19-19-19-25-19 12-19 38-24 52-24 15 0 37 9 37 43 0 5-1 27-11 44-12 19-25 20-34 20-3 1-13 1-15 1-3 1-6 1-6 5 0 5 3 5 9 5s11 0 17 0c32 0 46 25 46 64 0 50-26 61-43 61-18 0-46-6-59-28 13 2 25-7 25-21s-10-21-22-21c-9 0-21 5-21 21 0 35 35 60 78 60 46 0 82-35 82-72 0-32-25-62-64-71z"><text:p/></draw:path><draw:path draw:style-name="gr3" draw:text-style-name="P6" svg:width="0.0335in" svg:height="0.1508in" svg:x="0.6772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6" svg:width="0.0173in" svg:height="0.0453in" svg:x="0.7406in" svg:y="0.0972in" svg:viewBox="0 0 45 116" svg:d="M45 41c0-26-9-41-24-41-13 0-21 10-21 21 0 10 8 21 21 21 4 0 10-2 13-6 1-1 1-1 2-1 0 2 1 0 1 6 0 28-13 51-26 65-4 3-4 4-4 5 0 4 2 5 4 5 3 0 34-30 34-75z"><text:p/></draw:path><draw:path draw:style-name="gr3" draw:text-style-name="P6" svg:width="0.0335in" svg:height="0.1508in" svg:x="0.8122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6" svg:width="0.05in" svg:height="0.1008in" svg:x="0.8681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6" svg:width="0.0173in" svg:height="0.0453in" svg:x="0.9437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63in" svg:height="0.1035in" svg:x="1.0043in" svg:y="0.0126in" svg:viewBox="0 0 161 264" svg:d="M97 121c31-10 54-37 54-67 0-32-34-54-72-54s-68 23-68 53c0 13 9 20 20 20 12 0 20-8 20-20 0-19-19-19-25-19 13-19 38-24 52-24 16 0 36 9 36 43 0 5 0 27-9 44-13 19-26 20-36 20-2 1-12 1-14 1-3 1-7 1-7 5 0 5 4 5 10 5s11 0 17 0c32 0 46 25 46 64 0 50-26 61-44 61-16 0-45-6-58-28 13 2 25-7 25-21s-11-21-22-21c-9 0-22 5-22 21 0 35 36 60 78 60 47 0 83-35 83-72 0-32-25-62-64-71z"><text:p/></draw:path><draw:path draw:style-name="gr3" draw:text-style-name="P6" svg:width="0.0335in" svg:height="0.1508in" svg:x="1.0827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539in" svg:height="0.1508in" svg:x="1.1445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8">. נסיק: </text:span></text:p>
      <text:p text:style-name="P7"><draw:g text:anchor-type="as-char" svg:y="-0.3228in" draw:z-index="629" draw:name="Shape596" draw:style-name="gr1"><svg:title>TexMaths</svg:title><svg:desc>11§latex§\begin{align*}
  R_+ &amp;= Sym(R^* \cup id_A) = R^* \cup id_A \cup (R^* \cup id_A)^{-1} \\
  &amp;= \{\la 2, 3 \ra, \la 1, 3 \ra\} \cup \{\la 1, 1 \ra, \la 2, 2 \ra, \la 3, 3 \ra\} \cup (\{\la 2, 3\ra, \la 1, 3 \ra\} \cup \la 1, 1 \ra, \la 2, 2 \ra, \la 3, 3 \ra)^{-1} \\
  &amp;= \{\la 2, 3 \ra, \la 1, 3 \ra, \la 3, 2 \ra, \la 3, 1 \ra, \la 1, 1 \ra, \la 2, 2 \ra, \la 3, 3 \ra\}
\end{align}§svg§600§FALSE§</svg:desc><draw:path draw:style-name="gr2" draw:text-style-name="P5" svg:width="5.4185in" svg:height="0.6303in" svg:x="0.0016in" svg:y="0.0083in" svg:viewBox="0 0 13764 1602" svg:d="M6883 1602c-2294 0-4589 0-6883 0 0-535 0-1068 0-1602 4588 0 9177 0 13764 0 0 534 0 1067 0 1602-2293 0-4587 0-6881 0z"><text:p/></draw:path><draw:path draw:style-name="gr3" draw:text-style-name="P6" svg:width="0.1083in" svg:height="0.1067in" svg:x="0.0004in" svg:y="0.0311in" svg:viewBox="0 0 276 272" svg:d="M129 26c2-10 3-13 11-14 3 0 15 0 23 0 27 0 70 0 70 37 0 14-5 40-21 55-10 10-31 24-65 24-14 0-29 0-44 0 9-35 17-68 26-102zM185 132c38-9 84-35 84-75 0-33-35-57-85-57-37 0-74 0-110 0-8 0-11 0-11 8 0 4 3 4 11 4 4 0 7 0 14 0 7 1 11 1 11 7 0 1-1 2-2 7-18 70-34 138-52 207-3 15-4 19-35 19-7 0-10 0-10 7 0 5 4 5 5 5 10 0 38-2 49-2s38 2 48 2c4 0 8 0 8-8 0-4-3-4-10-4-14 0-25 0-25-8 0-2 1-4 1-7 9-34 16-68 25-102 16 0 31 0 46 0 36 0 42 22 42 35 0 7-3 18-5 27-3 11-6 25-6 33 0 42 46 42 51 42 33 0 47-39 47-44s-4-5-5-5c-4 0-5 2-5 6-10 28-26 35-35 35-13 0-15-9-15-24 0-12 2-32 3-44 1-6 2-14 2-18 0-30-26-42-36-46z"><text:p/></draw:path><draw:path draw:style-name="gr3" draw:text-style-name="P6" svg:width="0.078in" svg:height="0.078in" svg:x="0.1169in" svg:y="0.0909in" svg:viewBox="0 0 199 199" svg:d="M107 107c27 0 55 0 82 0 3 0 10 0 10-7s-5-7-10-7c-27 0-55 0-82 0 0-27 0-56 0-83 0-3 0-10-7-10s-7 7-7 10c0 27 0 56 0 83-27 0-56 0-83 0-3 0-10 0-10 7s7 7 10 7c27 0 56 0 83 0 0 27 0 55 0 82 0 3 0 10 7 10s7-6 7-10c0-27 0-55 0-82z"><text:p/></draw:path><draw:path draw:style-name="gr3" draw:text-style-name="P6" svg:width="0.1004in" svg:height="0.035in" svg:x="0.2614in" svg:y="0.0791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902in" svg:height="0.1098in" svg:x="0.4213in" svg:y="0.0268in" svg:viewBox="0 0 230 280" svg:d="M230 3c0-1-1-3-5-3-2 0-2 0-7 5-6 8-12 15-18 22-11-17-31-27-56-27-48 0-95 44-95 91 0 31 20 49 40 55 14 4 28 8 42 11s35 9 35 41c0 34-32 70-69 70-26 0-68-7-68-56 0-9 2-19 2-21 1-1 1-1 1-2 0-4-2-4-5-4-2 0-3 0-4 1-1 2-23 90-23 91 0 2 2 3 4 3 3 0 3 0 7-5 7-8 13-14 20-22 16 22 43 27 65 27 52 0 98-50 98-99 0-26-14-39-19-45-9-8-14-11-50-19-7-3-22-6-25-7-11-3-24-14-24-35 0-31 32-64 68-64 32 0 56 16 56 59 0 12-2 20-2 22 1 1 0 4 4 4 5 0 5-1 7-8 7-29 14-56 21-85z"><text:p/></draw:path><draw:path draw:style-name="gr3" draw:text-style-name="P6" svg:width="0.0697in" svg:height="0.0984in" svg:x="0.5201in" svg:y="0.0673in" svg:viewBox="0 0 178 251" svg:d="M176 24c2-5 2-6 2-9 0-7-5-11-11-11-4 0-10 3-14 9 0 1-3 13-6 20-2 11-4 21-7 32-6 23-11 46-17 69-2 6-19 33-44 33-20 0-24-17-24-32 0-17 7-42 20-76 6-15 7-19 7-27 0-18-12-32-31-32-37 0-51 56-51 59 0 5 3 5 4 5 5 0 5-1 7-7 10-36 25-48 38-48 4 0 10 0 10 12 0 10-3 20-6 27-16 41-22 63-22 82 0 34 24 45 47 45 14 0 28-7 39-17-6 20-10 39-26 60-10 13-24 24-42 24-5 0-23-1-29-17 5 0 11 0 16-4 4-3 8-9 8-17 0-11-11-13-14-13-9 0-22 7-22 26s17 34 41 34c40 0 80-36 91-80 12-49 24-97 36-147z"><text:p/></draw:path><draw:path draw:style-name="gr3" draw:text-style-name="P6" svg:width="0.1244in" svg:height="0.0685in" svg:x="0.6004in" svg:y="0.0673in" svg:viewBox="0 0 317 175" svg:d="M23 148c-2 6-4 15-4 17 0 6 5 10 12 10 4 0 11-2 14-10 0-1 4-20 7-29 3-12 5-23 8-35 3-9 5-16 7-26 1-7 4-18 6-19 5-12 25-47 62-47 18 0 21 14 21 27 0 9-3 20-5 32-4 14-8 30-11 44-3 10-6 20-8 30-2 8-6 21-6 23 0 6 6 10 11 10 13 0 15-9 18-22 6-21 20-78 23-93 1-5 22-51 64-51 16 0 21 13 21 27 0 22-17 66-24 86-4 10-5 14-5 22 0 18 13 31 32 31 36 0 51-56 51-60 0-3-5-3-6-3-3 0-3 1-5 7-6 21-18 48-40 48-6 0-9-4-9-13 0-10 4-19 7-28 8-19 24-62 24-84 0-26-16-42-45-42-30 0-48 18-63 37 0-4-1-17-12-27-10-8-22-10-32-10-35 0-54 25-60 34-2-22-18-34-35-34-18 0-26 15-29 22-8 14-12 36-12 37 0 5 3 5 4 5 5 0 5 0 7-9 7-28 14-46 29-46 5 0 12 3 12 17 0 9-3 12-7 33-8 30-14 60-22 89z"><text:p/></draw:path><draw:path draw:style-name="gr3" draw:text-style-name="P6" svg:width="0.0346in" svg:height="0.1516in" svg:x="0.7445in" svg:y="0.0201in" svg:viewBox="0 0 89 386" svg:d="M89 383c0-2 0-3-5-9-49-49-62-122-62-181 0-67 15-135 63-182 4-6 4-6 4-7 0-3-1-4-3-4-5 0-39 26-62 76-20 42-24 84-24 117 0 30 4 77 25 120 23 49 56 73 61 73 2 0 3-1 3-3z"><text:p/></draw:path><draw:path draw:style-name="gr3" draw:text-style-name="P6" svg:width="0.1083in" svg:height="0.1067in" svg:x="0.7945in" svg:y="0.0311in" svg:viewBox="0 0 276 272" svg:d="M130 26c2-10 3-13 10-14 4 0 16 0 24 0 27 0 70 0 70 37 0 14-6 40-21 55-11 10-30 24-66 24-14 0-28 0-43 0 9-35 17-68 26-102zM185 132c39-9 86-35 86-75 0-33-36-57-86-57-37 0-74 0-110 0-8 0-11 0-11 8 0 4 3 4 10 4 1 0 8 0 15 0 7 1 10 1 10 7 0 1 0 2-1 7-18 70-34 138-52 207-4 15-4 19-35 19-8 0-11 0-11 7 0 5 4 5 5 5 11 0 38-2 49-2 10 0 38 2 49 2 4 0 8 0 8-8 0-4-3-4-11-4-14 0-25 0-25-8 0-2 1-4 1-7 9-34 17-68 26-102 16 0 30 0 45 0 36 0 43 22 43 35 0 7-3 18-5 27-4 11-7 25-7 33 0 42 46 42 52 42 33 0 46-39 46-44s-3-4-4-5c-4 0-5 2-6 6-9 28-26 35-35 35-12 0-15-9-15-24 0-12 2-32 4-44 1-6 1-14 1-18 0-30-25-42-36-46z"><text:p/></draw:path><draw:path draw:style-name="gr3" draw:text-style-name="P6" svg:width="0.0429in" svg:height="0.0457in" svg:x="0.9146in" svg:y="0.0224in" svg:viewBox="0 0 110 117" svg:d="M64 58c22-10 32-13 38-16 6-2 8-4 8-9 0-4-3-8-8-8-2 0-3 0-6 2-12 8-25 17-37 25 1-14 4-27 5-40 0-5 0-12-9-12-3 0-8 2-8 9 0 2 1 10 1 13 0 4 3 23 4 30-12-8-26-17-38-25-2-2-3-2-5-2-6 0-9 4-9 8 0 5 3 8 5 9 15 5 28 11 42 16-23 10-33 13-39 17-5 2-8 3-8 9 0 4 3 8 9 8 2 0 2 0 5-2 12-9 26-16 38-25-1 14-4 30-5 44 0 5 5 8 8 8s9-3 9-8c0-2-1-11-1-13-1-5-4-25-4-31 11 8 21 14 32 22 8 5 8 5 11 5 5 0 8-4 8-8 0-6-3-7-6-8-13-6-27-12-40-18z"><text:p/></draw:path><draw:path draw:style-name="gr3" draw:text-style-name="P6" svg:width="0.0846in" svg:height="0.0941in" svg:x="1.0173in" svg:y="0.0437in" svg:viewBox="0 0 216 240" svg:d="M216 14c0-6 0-14-8-14s-8 8-8 14c0 46 0 94 0 140 0 58-64 70-92 70-18 0-42-3-63-16-30-19-30-44-30-54 0-46 0-94 0-140 0-6 0-14-7-14-8 0-8 8-8 14 0 48 0 95 0 142 0 58 59 84 108 84 50 0 108-27 108-84 0-47 0-94 0-142z"><text:p/></draw:path><draw:path draw:style-name="gr3" draw:text-style-name="P6" svg:width="0.0394in" svg:height="0.1016in" svg:x="1.1488in" svg:y="0.0331in" svg:viewBox="0 0 101 259" svg:d="M98 14c0-7-6-14-14-14-10 0-21 10-21 21 0 8 5 14 15 14 9 0 20-9 20-21zM69 159c5-11 5-12 8-22 3-7 5-13 5-20 0-18-12-32-31-32-37 0-51 56-51 59 0 4 3 4 4 4 4 0 5-1 6-6 11-36 26-49 39-49 4 0 10 0 10 13 0 8-3 16-4 20-3 10-21 54-26 71-5 11-9 23-9 32 0 17 12 30 31 30 36 0 50-56 50-59s-3-3-4-3c-4 0-4 1-6 6-6 25-20 49-39 49-7 0-9-5-9-13 0-10 2-16 11-39 5-13 10-27 15-41z"><text:p/></draw:path><draw:path draw:style-name="gr3" draw:text-style-name="P6" svg:width="0.072in" svg:height="0.1067in" svg:x="1.2031in" svg:y="0.0291in" svg:viewBox="0 0 184 272" svg:d="M184 4c0-1 0-4-6-4-5 0-42 3-48 4-4 0-6 3-6 7 0 5 4 5 9 5 19 0 20 3 20 6s-1 5-1 9c-8 31-16 60-23 91-8-14-19-25-37-25-45 0-92 57-92 113 0 36 21 62 51 62 7 0 27-2 50-29 3 16 17 29 35 29 14 0 22-9 29-21 7-15 12-38 12-39 0-3-4-3-5-3-4 0-5 1-6 6-7 26-13 49-29 49-11 0-12-10-12-18 0-10 1-12 3-18 18-75 37-149 56-224zM103 222c-2 7-2 8-7 14-18 21-33 28-44 28-20 0-25-22-25-36 0-20 13-68 21-85 12-23 30-37 45-37 25 0 30 31 30 34 0 2 0 4-1 6-7 25-12 51-19 76z"><text:p/></draw:path><draw:path draw:style-name="gr3" draw:text-style-name="P6" svg:width="0.0803in" svg:height="0.0752in" svg:x="1.2819in" svg:y="0.0815in" svg:viewBox="0 0 205 192" svg:d="M41 160c-10 15-18 21-34 22-3 2-7 2-7 7 0 2 3 3 4 3 7 0 16-1 23-1 9 0 20 1 28 1 2 0 5 0 5-5 0-3-3-5-4-5-2 0-12 0-12-7 0-4 3-8 4-10 8-11 15-23 22-34 26 0 52 0 77 0 3 15 5 29 7 45-1 2-3 6-19 6-3 0-6 0-6 7 0 1 0 3 3 3 9 0 27-1 35-1 6 0 11 0 17 0 4 1 10 1 15 1 3 0 6-2 6-5 0-5-4-5-8-5-16 0-17-2-18-7-7-56-15-111-23-167-1-6-2-8-6-8-6 0-7 2-10 7-33 51-66 102-99 153zM77 121c19-30 37-58 56-88 4 30 9 58 13 88-23 0-46 0-69 0z"><text:p/></draw:path><draw:path draw:style-name="gr3" draw:text-style-name="P6" svg:width="0.035in" svg:height="0.1516in" svg:x="1.3835in" svg:y="0.0201in" svg:viewBox="0 0 90 386" svg:d="M90 193c0-30-4-76-25-120-23-48-57-73-61-73-2 0-4 1-4 4 0 1 0 1 8 9 37 38 60 99 60 180 0 66-14 135-63 183-5 4-5 5-5 7s2 3 4 3c4 0 39-27 62-75 20-43 24-86 24-118z"><text:p/></draw:path><draw:path draw:style-name="gr3" draw:text-style-name="P6" svg:width="0.1008in" svg:height="0.035in" svg:x="1.485in" svg:y="0.0791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083in" svg:height="0.1067in" svg:x="1.6433in" svg:y="0.0311in" svg:viewBox="0 0 276 272" svg:d="M129 26c2-10 4-13 11-14 3 0 16 0 24 0 27 0 70 0 70 37 0 14-6 40-22 55-10 10-29 24-65 24-14 0-28 0-43 0 8-35 17-68 25-102zM185 132c38-9 84-35 84-75 0-33-34-57-84-57-38 0-74 0-111 0-8 0-11 0-11 8 0 4 3 4 11 4 1 0 7 0 14 0 8 1 11 1 11 7 0 1 0 2-1 7-18 70-35 138-53 207-3 15-4 19-35 19-7 0-10 0-10 7 0 5 4 5 5 5 11 0 38-2 49-2s38 2 49 2c4 0 8 0 8-8 0-4-3-4-11-4-14 0-25 0-25-8 0-2 1-4 1-7 9-34 16-68 25-102 16 0 31 0 46 0 36 0 43 22 43 35 0 7-3 18-5 27-4 11-7 25-7 33 0 42 46 42 52 42 33 0 46-39 46-44s-3-4-4-5c-4 0-5 2-6 6-10 28-26 35-35 35-12 0-15-9-15-24 0-12 2-32 4-44 0-6 1-14 1-18 0-30-26-42-36-46z"><text:p/></draw:path><draw:path draw:style-name="gr3" draw:text-style-name="P6" svg:width="0.0429in" svg:height="0.0457in" svg:x="1.7634in" svg:y="0.0224in" svg:viewBox="0 0 110 117" svg:d="M64 58c22-10 32-13 38-16 6-2 8-4 8-9 0-4-3-8-9-8-1 0-2 0-5 2-12 8-25 17-37 25 1-14 3-27 4-40 1-5 0-12-8-12-3 0-9 2-9 9 0 2 1 10 2 13 0 4 3 23 3 30-13-8-25-17-37-25-2-2-3-2-5-2-6 0-9 4-9 8 0 5 3 8 5 9 14 5 28 11 41 16-22 10-32 13-38 17-6 2-8 3-8 9 0 4 3 8 9 8 1 0 2 0 5-2 12-9 24-16 37-25-2 14-4 30-5 44 0 5 6 8 9 8s9-3 9-8c0-2-1-11-2-13 0-5-3-25-3-31 11 8 21 14 32 22 8 5 8 5 10 5 6 0 9-4 9-8 0-6-3-7-6-8-13-6-27-12-40-18z"><text:p/></draw:path><draw:path draw:style-name="gr3" draw:text-style-name="P6" svg:width="0.0846in" svg:height="0.0941in" svg:x="1.8661in" svg:y="0.0437in" svg:viewBox="0 0 216 240" svg:d="M216 14c0-6-2-14-9-14-9 0-8 8-8 14 0 46 0 94 0 140 0 58-63 70-91 70-18 0-42-3-63-16-30-19-30-44-30-54 0-46 0-94 0-140 0-6 0-14-7-14-8 0-8 8-8 14 0 48 0 95 0 142 0 58 59 84 108 84 50 0 108-27 108-84 0-47 0-94 0-142z"><text:p/></draw:path><draw:path draw:style-name="gr3" draw:text-style-name="P6" svg:width="0.0398in" svg:height="0.1016in" svg:x="1.9972in" svg:y="0.0331in" svg:viewBox="0 0 102 259" svg:d="M99 14c0-7-6-14-14-14-11 0-21 10-21 21 0 8 5 14 14 14s21-9 21-21zM69 159c5-11 5-12 9-22 3-7 6-13 6-20 0-18-14-32-32-32-37 0-52 56-52 59 0 4 4 4 5 4 4 0 4-1 6-6 11-36 26-49 40-49 3 0 8 0 8 13 0 8-2 16-3 20-3 10-21 54-27 71-4 11-9 23-9 32 0 17 13 30 32 30 36 0 50-56 50-59s-3-3-4-3c-5 0-5 1-6 6-7 25-19 49-39 49-7 0-10-5-10-13 0-10 2-16 12-39 4-13 10-27 14-41z"><text:p/></draw:path><draw:path draw:style-name="gr3" draw:text-style-name="P6" svg:width="0.0724in" svg:height="0.1067in" svg:x="2.0512in" svg:y="0.0291in" svg:viewBox="0 0 185 272" svg:d="M185 4c0-1 0-4-6-4-5 0-43 3-49 4-2 0-6 3-6 7 0 5 5 5 10 5 19 0 19 3 19 6s-1 5-1 9c-8 31-16 60-23 91-7-14-18-25-36-25-45 0-93 57-93 113 0 36 22 62 52 62 7 0 27-2 50-29 4 16 17 29 35 29 14 0 22-9 29-21 7-15 11-38 11-39 0-3-3-3-4-3-4 0-5 1-6 6-6 26-13 49-30 49-9 0-11-10-11-18 0-10 2-12 3-18 18-75 37-149 56-224zM103 222c-1 7-1 8-7 14-17 21-32 28-43 28-20 0-26-22-26-36 0-20 14-68 22-85 11-23 29-37 44-37 26 0 31 31 31 34 0 2-1 4-1 6-6 25-13 51-20 76z"><text:p/></draw:path><draw:path draw:style-name="gr3" draw:text-style-name="P6" svg:width="0.0795in" svg:height="0.0752in" svg:x="2.1307in" svg:y="0.0815in" svg:viewBox="0 0 203 192" svg:d="M41 160c-10 15-19 21-34 22-4 2-7 2-7 7 0 2 2 3 4 3 7 0 16-1 23-1 9 0 20 1 28 1 1 0 5 0 5-5 0-3-3-5-4-5-2 0-12 0-12-7 0-4 2-8 4-10 7-11 15-23 21-34 27 0 52 0 78 0 3 15 5 29 7 45-1 2-3 6-19 6-3 0-7 0-7 7 0 1 1 3 4 3 8 0 27-1 35-1 5 0 11 0 16 0 5 1 11 1 16 1 3 0 4-2 4-5 0-5-3-5-6-5-17 0-17-2-18-7-7-56-16-111-24-167 0-6-2-8-7-8s-6 2-8 7c-33 51-66 102-99 153zM76 121c19-30 38-58 57-88 4 30 9 58 13 88-23 0-47 0-70 0z"><text:p/></draw:path><draw:path draw:style-name="gr3" draw:text-style-name="P6" svg:width="0.0839in" svg:height="0.0941in" svg:x="2.2661in" svg:y="0.0437in" svg:viewBox="0 0 214 240" svg:d="M214 14c0-6 0-14-7-14-8 0-8 8-8 14 0 46 0 94 0 140 0 58-63 70-92 70-18 0-42-3-62-16-30-19-30-44-30-54 0-46 0-94 0-140 0-6 0-14-7-14-8 0-8 8-8 14 0 48 0 95 0 142 0 58 58 84 107 84 50 0 107-27 107-84 0-47 0-94 0-142z"><text:p/></draw:path><draw:path draw:style-name="gr3" draw:text-style-name="P6" svg:width="0.035in" svg:height="0.1516in" svg:x="2.4079in" svg:y="0.0201in" svg:viewBox="0 0 90 386" svg:d="M90 383c0-2 0-3-6-9-49-49-61-122-61-181 0-67 14-135 62-182 5-6 5-6 5-7 0-3-2-4-4-4-4 0-39 26-62 76-19 42-24 84-24 117 0 30 4 77 26 120 23 49 56 73 60 73 2 0 4-1 4-3z"><text:p/></draw:path><draw:path draw:style-name="gr3" draw:text-style-name="P6" svg:width="0.1083in" svg:height="0.1067in" svg:x="2.4583in" svg:y="0.0311in" svg:viewBox="0 0 276 272" svg:d="M129 26c2-10 3-13 11-14 3 0 15 0 23 0 27 0 70 0 70 37 0 14-5 40-21 55-10 10-31 24-65 24-14 0-29 0-44 0 9-35 17-68 26-102zM185 132c38-9 84-35 84-75 0-33-35-57-85-57-37 0-74 0-110 0-8 0-11 0-11 8 0 4 3 4 11 4 4 0 7 0 14 0 7 1 11 1 11 7 0 1-1 2-2 7-18 70-34 138-52 207-3 15-4 19-35 19-7 0-10 0-10 7 0 5 4 5 5 5 10 0 38-2 49-2s38 2 48 2c4 0 8 0 8-8 0-4-3-4-10-4-14 0-25 0-25-8 0-2 1-4 1-7 9-34 16-68 25-102 16 0 31 0 46 0 36 0 42 22 42 35 0 7-3 18-5 27-3 11-6 25-6 33 0 42 46 42 51 42 33 0 47-39 47-44s-4-5-5-5c-4 0-5 2-5 6-10 28-26 35-35 35-13 0-15-9-15-24 0-12 2-32 3-44 1-6 2-14 2-18 0-30-26-42-36-46z"><text:p/></draw:path><draw:path draw:style-name="gr3" draw:text-style-name="P6" svg:width="0.0429in" svg:height="0.0457in" svg:x="2.5783in" svg:y="0.0224in" svg:viewBox="0 0 110 117" svg:d="M63 58c22-10 33-13 39-16 5-2 8-4 8-9 0-4-4-8-9-8-2 0-2 0-5 2-12 8-26 17-38 25 1-14 4-27 5-40 0-5 0-12-8-12-3 0-9 2-9 9 0 2 1 10 1 13 1 4 2 23 4 30-13-8-25-17-37-25-3-2-3-2-6-2-5 0-8 4-8 8 0 5 3 8 5 9 14 5 28 11 41 16-22 10-32 13-38 17-6 2-8 3-8 9 0 4 3 8 8 8 2 0 3 0 5-2 12-9 25-16 38-25-2 14-4 30-5 44 0 5 6 8 9 8s8-3 8-8c0-2-1-11-1-13 0-5-3-25-4-31 11 8 22 14 33 22 7 5 8 5 10 5 5 0 9-4 9-8 0-6-3-7-7-8-13-6-27-12-40-18z"><text:p/></draw:path><draw:path draw:style-name="gr3" draw:text-style-name="P6" svg:width="0.0839in" svg:height="0.0941in" svg:x="2.6811in" svg:y="0.0437in" svg:viewBox="0 0 214 240" svg:d="M214 14c0-6 0-14-7-14-8 0-8 8-8 14 0 46 0 94 0 140 0 58-63 70-92 70-17 0-41-3-62-16-30-19-30-44-30-54 0-46 0-94 0-140 0-6 0-14-7-14-8 0-8 8-8 14 0 48 0 95 0 142 0 58 59 84 107 84 50 0 107-27 107-84 0-47 0-94 0-142z"><text:p/></draw:path><draw:path draw:style-name="gr3" draw:text-style-name="P6" svg:width="0.0398in" svg:height="0.1016in" svg:x="2.8118in" svg:y="0.0331in" svg:viewBox="0 0 102 259" svg:d="M99 14c0-7-6-14-14-14-11 0-21 10-21 21 0 8 5 14 14 14s21-9 21-21zM69 159c5-11 5-12 9-22 2-7 4-13 4-20 0-18-12-32-31-32-37 0-51 56-51 59 0 4 3 3 4 4 5 0 5-1 7-6 10-36 25-49 38-49 4 0 10 0 10 13 0 8-2 16-4 20-3 10-20 54-26 71-4 11-9 23-9 32 0 17 13 30 32 30 36 0 50-56 50-59s-3-3-4-3c-5 0-5 1-7 6-6 25-20 49-39 49-7 0-9-5-9-13 0-10 2-16 11-39 5-13 10-27 15-41z"><text:p/></draw:path><draw:path draw:style-name="gr3" draw:text-style-name="P6" svg:width="0.072in" svg:height="0.1067in" svg:x="2.8657in" svg:y="0.0291in" svg:viewBox="0 0 184 272" svg:d="M184 4c0-1 0-4-5-4-6 0-43 3-49 4-4 0-6 3-6 7 0 5 4 5 10 5 18 0 19 3 19 6s-1 5-1 9c-8 31-16 60-23 91-7-14-19-25-36-25-45 0-93 57-93 113 0 36 21 62 52 62 7 0 26-2 49-29 3 16 17 29 35 29 15 0 23-9 29-21 7-15 12-38 12-39 0-3-3-3-4-3-5 0-5 1-6 6-6 26-14 49-30 49-9 0-11-10-11-18 0-10 0-12 3-18 18-75 36-149 55-224zM103 222c-2 7-2 8-7 14-17 21-33 28-44 28-19 0-25-22-25-36 0-20 13-68 21-85 12-23 30-37 45-37 26 0 31 31 31 34 0 2-1 4-1 6-6 25-13 51-20 76z"><text:p/></draw:path><draw:path draw:style-name="gr3" draw:text-style-name="P6" svg:width="0.0795in" svg:height="0.0752in" svg:x="2.9453in" svg:y="0.0815in" svg:viewBox="0 0 203 192" svg:d="M40 160c-9 15-18 21-35 22-2 2-5 2-5 7 0 2 2 3 3 3 8 0 17-1 23-1 9 0 20 1 29 1 1 0 5 0 5-5 0-3-3-3-4-5-2 0-12 0-12-7 0-4 2-8 3-10 8-11 15-23 22-34 26 0 52 0 77 0 2 15 5 29 7 45-1 2-2 6-19 6-3 0-6 0-6 7 0 1 1 3 4 3 8 0 26-1 35-1 5 0 11 0 16 0 5 1 11 1 15 1 3 0 5-2 5-5 0-5-3-5-7-5-16 0-17-2-17-7-7-56-16-111-24-167-1-6-1-8-7-8-5 0-6 2-8 7-33 51-67 102-100 153zM76 121c19-30 38-58 57-88 4 30 8 58 12 88-23 0-46 0-69 0z"><text:p/></draw:path><draw:path draw:style-name="gr3" draw:text-style-name="P6" svg:width="0.0346in" svg:height="0.1516in" svg:x="3.0469in" svg:y="0.0201in" svg:viewBox="0 0 89 386" svg:d="M89 193c0-30-4-76-25-120-23-48-56-73-61-73-2 0-3 1-3 4 0 1 0 1 7 9 38 38 60 99 60 180 0 66-14 135-63 183-4 4-4 5-4 7s1 3 3 3c5 0 39-27 62-75 20-43 24-86 24-118z"><text:p/></draw:path><draw:path draw:style-name="gr3" draw:text-style-name="P6" svg:width="0.0717in" svg:height="0.0047in" svg:x="3.1087in" svg:y="0.0417in" svg:viewBox="0 0 183 13" svg:d="M172 13c4 0 11 0 11-6 0-7-6-7-11-7-54 0-107 0-161 0-4 0-11 0-11 7 0 6 7 6 11 6 54 0 107 0 161 0z"><text:p/></draw:path><draw:path draw:style-name="gr3" draw:text-style-name="P6" svg:width="0.0382in" svg:height="0.0701in" svg:x="3.2039in" svg:y="0.0004in" svg:viewBox="0 0 98 179" svg:d="M60 8c0-8 0-8-7-8-18 18-42 18-53 18 0 3 0 6 0 9 7 0 24 0 40-7 0 46 0 91 0 137 0 9 0 13-28 13-3 0-7 0-10 0 0 4 0 6 0 9 5 0 38 0 47 0s43 0 49 0c0-3 0-5 0-9-3 0-7 0-10 0-28 0-28-4-28-13 0-49 0-100 0-149z"><text:p/></draw:path><draw:path draw:style-name="gr3" draw:text-style-name="P6" svg:width="0.1004in" svg:height="0.035in" svg:x="0.2614in" svg:y="0.324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535in" svg:height="0.1516in" svg:x="0.4244in" svg:y="0.2673in" svg:viewBox="0 0 137 386" svg:d="M81 51c0-16 11-40 53-43 2 0 3-1 3-5 0-3-3-3-7-3-39 0-74 19-74 47 0 30 0 60 0 89 0 15 0 28-15 40-14 11-29 12-38 12-1 1-3 2-3 4 0 5 2 5 7 5 25 1 44 15 48 34 1 4 1 5 1 20 0 25 0 50 0 75 0 17 0 29 19 43 14 12 40 17 55 17 4 0 7 0 7-5 0-4-2-4-6-4-24-1-43-14-49-33-1-4-1-4-1-19 0-27 0-53 0-81 0-18-2-24-15-36-8-8-19-12-30-16 32-8 45-26 45-48 0-31 0-63 0-93z"><text:p/></draw:path><draw:path draw:style-name="gr3" draw:text-style-name="P6" svg:width="0.0339in" svg:height="0.1516in" svg:x="0.5063in" svg:y="0.2673in" svg:viewBox="0 0 87 386" svg:d="M85 14c2-4 2-5 2-6 0-5-3-8-8-8-3 0-6 1-9 9-23 59-45 117-68 177-1 2-2 4-2 6 0 1 0 3 2 7 23 59 45 118 68 177 1 4 4 10 9 10s8-3 8-8c0-1 0-2-2-6-23-61-45-120-69-180 24-59 46-118 69-178z"><text:p/></draw:path><draw:path draw:style-name="gr3" draw:text-style-name="P6" svg:width="0.0602in" svg:height="0.1008in" svg:x="0.5563in" svg:y="0.2795in" svg:viewBox="0 0 154 257" svg:d="M30 228c13-14 27-27 40-40 61-54 84-75 84-113 0-44-35-75-81-75-44 0-73 35-73 70 0 21 19 21 21 21 6 0 20-4 20-20 0-9-8-20-21-20-4 0-4 0-5 1 9-26 30-40 52-40 35 0 52 31 52 63 0 31-19 61-41 85-24 28-49 55-74 83-4 4-4 5-4 14 47 0 96 0 143 0 3-22 8-45 11-67-3 0-7 0-10 0-1 11-4 29-8 34-3 4-28 4-37 4-23 0-46 0-69 0z"><text:p/></draw:path><draw:path draw:style-name="gr3" draw:text-style-name="P6" svg:width="0.0173in" svg:height="0.0449in" svg:x="0.6378in" svg:y="0.3646in" svg:viewBox="0 0 45 115" svg:d="M45 41c0-27-9-41-24-41-13 0-21 10-21 20 0 11 8 21 21 21 4 0 10-1 13-6 1 0 1-1 2-1 0 2 1 1 1 7 0 28-14 51-26 63-4 5-4 6-4 7 0 2 2 4 3 4 4 0 35-29 35-74z"><text:p/></draw:path><draw:path draw:style-name="gr3" draw:text-style-name="P6" svg:width="0.063in" svg:height="0.1043in" svg:x="0.6988in" svg:y="0.2795in" svg:viewBox="0 0 161 266" svg:d="M96 121c32-10 54-37 54-67 0-32-35-54-71-54-39 0-69 23-69 53 0 12 9 20 20 20 12 0 19-9 19-20 0-19-17-19-23-19 11-20 38-24 51-24 16 0 37 9 37 43 0 4-1 27-11 44-11 18-24 20-34 21-3 0-12 1-15 1s-6 0-6 4c0 5 3 5 9 5s12 0 18 0c32 0 46 26 46 63 0 53-28 64-44 64-17 0-46-7-59-30 13 3 25-6 25-21 0-14-10-22-21-22-10 0-22 6-22 24 0 35 36 60 78 60 47 0 83-35 83-75 0-32-25-61-65-70z"><text:p/></draw:path><draw:path draw:style-name="gr3" draw:text-style-name="P6" svg:width="0.0339in" svg:height="0.1516in" svg:x="0.7768in" svg:y="0.2673in" svg:viewBox="0 0 87 386" svg:d="M85 199c2-4 2-6 2-7s0-2-2-6c-23-60-45-118-69-177-2-7-4-9-8-9-5 0-8 3-8 8 0 1 0 1 2 5 23 60 45 120 68 179-23 60-45 119-68 180-2 3-2 4-2 6 0 5 3 8 8 8s6-5 8-8c24-60 46-120 69-179z"><text:p/></draw:path><draw:path draw:style-name="gr3" draw:text-style-name="P6" svg:width="0.0173in" svg:height="0.0449in" svg:x="0.8409in" svg:y="0.3646in" svg:viewBox="0 0 45 115" svg:d="M45 41c0-27-10-41-25-41-12 0-20 10-20 20 0 11 8 21 20 21 5 0 10-1 14-6 1 0 1-1 2-1 0 2 0 1 0 7 0 28-13 51-26 63-5 5-5 6-5 7 0 2 3 4 5 4 4 0 35-29 35-74z"><text:p/></draw:path><draw:path draw:style-name="gr3" draw:text-style-name="P6" svg:width="0.0339in" svg:height="0.1516in" svg:x="0.9118in" svg:y="0.2673in" svg:viewBox="0 0 87 386" svg:d="M85 14c2-4 2-5 2-6 0-5-3-8-8-8-3 0-6 1-9 9-23 59-45 117-68 177 0 2-2 4-2 6 0 1 0 3 2 7 23 59 45 118 68 177 1 4 4 10 9 10s8-3 8-8c0-1 0-2-2-6-23-61-45-120-69-180 24-59 46-118 69-178z"><text:p/></draw:path><draw:path draw:style-name="gr3" draw:text-style-name="P6" svg:width="0.05in" svg:height="0.1008in" svg:x="0.9681in" svg:y="0.2795in" svg:viewBox="0 0 128 257" svg:d="M79 10c0-9 0-10-9-10-24 25-58 25-70 25 0 4 0 8 0 11 8 0 31 0 51-10 0 67 0 133 0 200 0 15-2 19-37 19-4 0-7 0-12 0 0 5 0 8 0 12 13-1 47-1 63-1 15 0 48 0 63 1 0-4 0-7 0-12-5 0-9 0-14 0-34 0-35-4-35-19 0-72 0-144 0-216z"><text:p/></draw:path><draw:path draw:style-name="gr3" draw:text-style-name="P6" svg:width="0.0177in" svg:height="0.0449in" svg:x="1.0437in" svg:y="0.3646in" svg:viewBox="0 0 46 115" svg:d="M46 41c0-27-10-41-25-41-13 0-21 10-21 20 0 11 8 21 21 21 4 0 10-1 13-6 1 0 1-1 2-1 0 2 1 1 1 7 0 28-13 51-26 63-4 5-4 6-4 7 0 2 2 4 4 4 3 0 35-29 35-74z"><text:p/></draw:path><draw:path draw:style-name="gr3" draw:text-style-name="P6" svg:width="0.063in" svg:height="0.1043in" svg:x="1.1047in" svg:y="0.2795in" svg:viewBox="0 0 161 266" svg:d="M96 121c32-10 55-37 55-67 0-32-34-54-72-54-39 0-68 23-68 53 0 12 8 20 20 20 11 0 18-9 18-20 0-19-17-19-23-19 12-20 38-24 51-24 16 0 37 9 37 43 0 4-1 27-11 44-11 18-24 20-34 21-3 0-12 1-15 1-2 0-6 0-6 4 0 5 4 5 10 5s11 0 17 0c32 0 46 26 46 63 0 53-26 64-44 64-17 0-45-7-59-30 14 3 26-6 26-21 0-14-11-22-22-22-10 0-22 6-22 24 0 35 36 60 78 60 47 0 83-35 83-75 0-32-25-61-65-70z"><text:p/></draw:path><draw:path draw:style-name="gr3" draw:text-style-name="P6" svg:width="0.0339in" svg:height="0.1516in" svg:x="1.1827in" svg:y="0.2673in" svg:viewBox="0 0 87 386" svg:d="M85 199c2-4 2-6 2-7s0-2-2-6c-22-60-45-118-67-177-4-7-7-9-10-9-5 0-8 3-8 8 0 1 0 1 2 5 23 60 45 120 68 179-23 60-45 119-68 180-2 3-2 4-2 6 0 5 4 8 8 8 5 0 6-5 8-8 24-60 46-120 69-179z"><text:p/></draw:path><draw:path draw:style-name="gr3" draw:text-style-name="P6" svg:width="0.0535in" svg:height="0.1516in" svg:x="1.2445in" svg:y="0.2673in" svg:viewBox="0 0 137 386" svg:d="M56 334c0 16-10 41-53 43-2 0-3 2-3 4 0 5 4 5 8 5 37 0 73-19 73-49 0-29 0-59 0-87 0-16 0-28 16-41 14-11 28-12 37-12 1 0 3-2 3-5s-2-3-6-4c-25-1-44-15-49-34-1-4-1-4-1-19 0-25 0-51 0-77 0-15 0-28-18-43-16-12-42-15-55-15-4 0-8 0-8 3 0 5 2 5 7 5 24 2 42 14 48 34 1 3 1 4 1 17 0 28 0 54 0 82 0 17 3 24 15 37 8 8 19 11 30 14-32 9-45 27-45 50 0 31 0 61 0 92z"><text:p/></draw:path><draw:path draw:style-name="gr3" draw:text-style-name="P6" svg:width="0.0839in" svg:height="0.0941in" svg:x="1.352in" svg:y="0.2906in" svg:viewBox="0 0 214 240" svg:d="M214 14c0-7 0-14-7-14-8 0-8 7-8 14 0 46 0 94 0 140 0 57-63 70-91 70-18 0-42-3-63-16-30-20-30-44-30-55 0-46 0-93 0-139 0-7 0-14-7-14-8 0-8 7-8 14 0 48 0 94 0 141 0 59 59 85 108 85s106-28 106-84c0-47 0-94 0-142z"><text:p/></draw:path><draw:path draw:style-name="gr3" draw:text-style-name="P6" svg:width="0.0535in" svg:height="0.1516in" svg:x="1.4898in" svg:y="0.2673in" svg:viewBox="0 0 137 386" svg:d="M81 51c0-16 11-40 53-43 2 0 3-1 3-5 0-3-3-3-7-3-39 0-74 19-74 47 0 30 0 60 0 89 0 15 0 28-15 40-14 11-29 12-38 12-1 1-3 2-3 4 0 5 2 5 7 5 25 1 44 15 48 34 1 4 1 5 1 20 0 25 0 50 0 75 0 17 0 29 19 43 14 12 40 17 55 17 4 0 7 0 7-5 0-4-2-4-6-4-24-1-43-14-49-33-1-4-1-4-1-19 0-27 0-53 0-81 0-18-2-24-15-36-8-8-19-12-30-16 32-8 45-26 45-48 0-31 0-63 0-93z"><text:p/></draw:path><draw:path draw:style-name="gr3" draw:text-style-name="P6" svg:width="0.0339in" svg:height="0.1516in" svg:x="1.5717in" svg:y="0.2673in" svg:viewBox="0 0 87 386" svg:d="M85 14c2-4 2-5 2-6 0-5-3-8-8-8-3 0-6 1-9 9-23 59-45 117-68 177-1 2-2 4-2 6 0 1 0 3 2 7 23 59 45 118 68 177 1 4 4 10 9 10s8-3 8-8c0-1 0-2-2-6-23-61-45-120-69-180 24-59 46-118 69-178z"><text:p/></draw:path><draw:path draw:style-name="gr3" draw:text-style-name="P6" svg:width="0.05in" svg:height="0.1008in" svg:x="1.628in" svg:y="0.2795in" svg:viewBox="0 0 128 257" svg:d="M79 10c0-9 0-10-9-10-24 25-58 25-70 25 0 4 0 8 0 11 8 0 30 0 51-10 0 67 0 133 0 200 0 15-2 19-37 19-4 0-7 0-12 0 0 5 0 8 0 12 13-1 47-1 63-1 15 0 48 0 63 1 0-4 0-7 0-12-5 0-9 0-14 0-34 0-35-4-35-19 0-72 0-144 0-216z"><text:p/></draw:path><draw:path draw:style-name="gr3" draw:text-style-name="P6" svg:width="0.0173in" svg:height="0.0449in" svg:x="1.7031in" svg:y="0.3646in" svg:viewBox="0 0 45 115" svg:d="M45 41c0-27-9-41-24-41-13 0-21 10-21 20 0 11 8 21 21 21 4 0 10-1 13-6 1 0 1-1 2-1 0 2 1 1 1 7 0 28-14 51-26 63-4 5-4 6-4 7 0 2 2 4 3 4 4 0 35-29 35-74z"><text:p/></draw:path><draw:path draw:style-name="gr3" draw:text-style-name="P6" svg:width="0.05in" svg:height="0.1008in" svg:x="1.7717in" svg:y="0.2795in" svg:viewBox="0 0 128 257" svg:d="M79 10c0-9 0-10-9-10-24 25-58 25-70 25 0 4 0 8 0 11 8 0 30 0 51-10 0 67 0 133 0 200 0 15-2 19-37 19-4 0-7 0-12 0 0 5 0 8 0 12 13-1 47-1 63-1 15 0 48 0 63 1 0-4 0-7 0-12-5 0-9 0-14 0-34 0-35-4-35-19 0-72 0-144 0-216z"><text:p/></draw:path><draw:path draw:style-name="gr3" draw:text-style-name="P6" svg:width="0.0339in" svg:height="0.1516in" svg:x="1.8421in" svg:y="0.2673in" svg:viewBox="0 0 87 386" svg:d="M85 199c2-4 2-6 2-7s0-2-2-6c-23-60-45-118-69-177-2-7-4-9-8-9-5 0-8 3-8 8 0 1 0 1 2 5 23 60 45 120 68 179-23 60-45 119-68 180-2 3-2 4-2 6 0 5 3 8 8 8s6-5 8-8c24-60 46-120 69-179z"><text:p/></draw:path><draw:path draw:style-name="gr3" draw:text-style-name="P6" svg:width="0.0173in" svg:height="0.0449in" svg:x="1.9063in" svg:y="0.3646in" svg:viewBox="0 0 45 115" svg:d="M45 41c0-27-10-41-25-41-12 0-20 10-20 20 0 11 8 21 20 21 5 0 10-1 14-6 1 0 1-1 2-1 0 2 0 1 0 7 0 28-13 51-26 63-5 5-5 6-5 7 0 2 3 4 5 4 4 0 35-29 35-74z"><text:p/></draw:path><draw:path draw:style-name="gr3" draw:text-style-name="P6" svg:width="0.0339in" svg:height="0.1516in" svg:x="1.9772in" svg:y="0.2673in" svg:viewBox="0 0 87 386" svg:d="M85 14c2-4 2-5 2-6 0-5-3-8-8-8-3 0-6 1-9 9-23 59-45 117-68 177 0 2-2 4-2 6 0 1 0 3 2 7 23 59 45 118 68 177 1 4 4 10 9 10s8-3 8-8c0-1 0-2-2-6-23-61-45-120-69-180 24-59 46-118 69-178z"><text:p/></draw:path><draw:path draw:style-name="gr3" draw:text-style-name="P6" svg:width="0.0602in" svg:height="0.1008in" svg:x="2.0276in" svg:y="0.2795in" svg:viewBox="0 0 154 257" svg:d="M30 228c13-14 27-27 40-40 61-54 84-75 84-113 0-44-34-75-81-75-44 0-73 35-73 70 0 21 20 21 21 21 6 0 20-4 20-20 0-9-7-20-21-20-2 0-4 0-5 1 9-26 30-40 52-40 35 0 52 31 52 63 0 31-19 61-41 85-24 28-49 55-74 83-4 4-4 5-4 14 47 0 96 0 143 0 3-22 8-45 11-67-3 0-6 0-9 0-2 11-5 29-9 34-3 4-28 4-37 4-23 0-46 0-69 0z"><text:p/></draw:path><draw:path draw:style-name="gr3" draw:text-style-name="P6" svg:width="0.0177in" svg:height="0.0449in" svg:x="2.1091in" svg:y="0.3646in" svg:viewBox="0 0 46 115" svg:d="M46 41c0-27-10-41-25-41-13 0-21 10-21 20 0 11 8 21 21 21 4 0 10-1 13-6 1 0 1-1 2-1 0 2 1 1 1 7 0 28-13 51-26 63-4 5-4 6-4 7 0 2 2 4 4 4 3 0 35-29 35-74z"><text:p/></draw:path><draw:path draw:style-name="gr3" draw:text-style-name="P6" svg:width="0.0602in" svg:height="0.1008in" svg:x="2.1713in" svg:y="0.2795in" svg:viewBox="0 0 154 257" svg:d="M30 228c13-14 27-27 40-40 61-54 84-75 84-113 0-44-34-75-81-75-44 0-73 35-73 70 0 21 20 21 21 21 6 0 20-4 20-20 0-9-7-20-21-20-4 0-4 0-5 1 9-26 30-40 52-40 35 0 52 31 52 63 0 31-19 61-41 85-24 28-49 55-74 83-4 4-4 5-4 14 47 0 96 0 143 0 3-22 8-45 11-67-3 0-7 0-10 0-1 11-4 29-8 34-3 4-28 4-37 4-23 0-46 0-69 0z"><text:p/></draw:path><draw:path draw:style-name="gr3" draw:text-style-name="P6" svg:width="0.0339in" svg:height="0.1516in" svg:x="2.248in" svg:y="0.2673in" svg:viewBox="0 0 87 386" svg:d="M85 199c2-4 2-6 2-7s0-2-2-6c-22-60-45-118-67-177-4-7-7-9-10-9-5 0-8 3-8 8 0 1 0 1 2 5 23 60 45 120 68 179-23 60-45 119-68 180-2 3-2 4-2 6 0 5 4 8 8 8 5 0 6-5 8-8 24-60 46-120 69-179z"><text:p/></draw:path><draw:path draw:style-name="gr3" draw:text-style-name="P6" svg:width="0.0173in" svg:height="0.0449in" svg:x="2.3122in" svg:y="0.3646in" svg:viewBox="0 0 45 115" svg:d="M45 41c0-27-10-41-24-41-13 0-21 10-21 20 0 11 8 21 21 21 4 0 9-1 13-6 1 0 1-1 2-1 0 2 0 1 0 7 0 28-13 51-25 63-4 5-4 6-4 7 0 2 1 4 3 4 4 0 35-29 35-74z"><text:p/></draw:path><draw:path draw:style-name="gr3" draw:text-style-name="P6" svg:width="0.0335in" svg:height="0.1516in" svg:x="2.3835in" svg:y="0.2673in" svg:viewBox="0 0 86 386" svg:d="M84 14c2-4 2-5 2-6 0-5-4-8-8-8-3 0-7 1-9 9-23 59-45 117-68 177 0 2-1 4-1 6 0 1 0 3 1 7 23 59 45 118 68 177 1 4 4 10 9 10 4 0 8-3 8-8 0-1 0-2-2-6-24-61-46-120-69-180 23-59 45-118 69-178z"><text:p/></draw:path><draw:path draw:style-name="gr3" draw:text-style-name="P6" svg:width="0.063in" svg:height="0.1043in" svg:x="2.4319in" svg:y="0.2795in" svg:viewBox="0 0 161 266" svg:d="M97 121c31-10 54-37 54-67 0-32-34-54-72-54s-68 23-68 53c0 12 9 20 20 20 12 0 20-9 20-20 0-19-19-19-25-19 12-20 38-24 52-24 15 0 36 9 36 43 0 4 0 27-10 44-12 18-25 20-35 21-2 0-12 1-14 1-3 0-7 0-7 4 0 5 4 5 10 5s11 0 17 0c32 0 46 26 46 63 0 53-26 64-44 64-17 0-45-7-58-30 13 3 25-6 25-21 0-14-11-22-22-22-9 0-22 6-22 24 0 35 36 60 78 60 47 0 83-35 83-75 0-32-25-61-64-70z"><text:p/></draw:path><draw:path draw:style-name="gr3" draw:text-style-name="P6" svg:width="0.0173in" svg:height="0.0449in" svg:x="2.515in" svg:y="0.3646in" svg:viewBox="0 0 45 115" svg:d="M45 41c0-27-10-41-25-41-12 0-20 10-20 20 0 11 8 21 20 21 4 0 10-1 14-6 1 0 1-1 1-1 1 0 1 1 1 7 0 28-13 51-26 63-5 5-5 6-5 7 0 2 3 4 5 4 4 0 35-29 35-74z"><text:p/></draw:path><draw:path draw:style-name="gr3" draw:text-style-name="P6" svg:width="0.063in" svg:height="0.1043in" svg:x="2.5756in" svg:y="0.2795in" svg:viewBox="0 0 161 266" svg:d="M96 121c32-10 55-37 55-67 0-32-34-54-72-54s-68 23-68 53c0 12 9 20 20 20 12 0 20-9 20-20 0-19-19-19-25-19 12-20 38-24 52-24 15 0 36 9 36 43 0 4 0 27-10 44-12 18-25 20-35 21-3 0-12 1-14 1-3 0-7 0-7 4 0 5 4 5 10 5s11 0 17 0c32 0 46 26 46 63 0 53-26 64-44 64-17 0-45-7-59-30 14 3 26-6 26-21 0-14-11-22-22-22-9 0-22 6-22 24 0 35 36 60 78 60 47 0 83-35 83-75 0-32-25-61-65-70z"><text:p/></draw:path><draw:path draw:style-name="gr3" draw:text-style-name="P6" svg:width="0.0335in" svg:height="0.1516in" svg:x="2.6539in" svg:y="0.2673in" svg:viewBox="0 0 86 386" svg:d="M84 199c2-4 2-6 2-7s0-2-2-6c-22-60-46-118-68-177-2-7-4-9-8-9-5 0-8 3-8 8 0 1 0 1 1 5 23 60 46 120 69 179-23 60-46 119-69 180-1 3-1 4-1 6 0 5 3 8 8 8 4 0 6-5 7-8 23-60 45-120 69-179z"><text:p/></draw:path><draw:path draw:style-name="gr3" draw:text-style-name="P6" svg:width="0.0535in" svg:height="0.1516in" svg:x="2.7154in" svg:y="0.2673in" svg:viewBox="0 0 137 386" svg:d="M56 334c0 16-10 41-53 43-1 0-3 2-3 4 0 5 4 5 8 5 37 0 73-19 73-49 0-29 0-59 0-87 0-16 0-28 16-41 14-11 28-12 37-12 2 0 3-2 3-5s-2-3-6-4c-25-1-44-15-49-34-1-4-1-4-1-19 0-25 0-51 0-77 0-15 0-28-17-43-17-12-43-15-56-15-4 0-8 0-8 3 0 5 2 5 7 5 24 2 42 14 48 34 1 3 1 4 1 17 0 28 0 54 0 82 0 17 3 24 15 37 8 8 19 11 30 14-31 9-45 27-45 50 0 31 0 61 0 92z"><text:p/></draw:path><draw:path draw:style-name="gr3" draw:text-style-name="P6" svg:width="0.0839in" svg:height="0.0941in" svg:x="2.8224in" svg:y="0.2906in" svg:viewBox="0 0 214 240" svg:d="M214 14c0-7 0-14-7-14-8 0-8 7-8 14 0 46 0 94 0 140 0 57-63 70-91 70-18 0-42-3-63-16-30-20-30-44-30-55 0-46 0-93 0-139 0-7 0-14-7-14-8 0-8 7-8 14 0 48 0 94 0 141 0 59 59 85 108 85s106-28 106-84c0-47 0-94 0-142z"><text:p/></draw:path><draw:path draw:style-name="gr3" draw:text-style-name="P6" svg:width="0.0346in" svg:height="0.1516in" svg:x="2.9646in" svg:y="0.2673in" svg:viewBox="0 0 89 386" svg:d="M89 381c0-1 0-1-7-7-47-50-60-122-60-182 0-67 15-134 63-182 4-5 4-6 4-7 0-2-1-3-3-3-5 0-39 25-62 75-20 43-24 85-24 117 0 31 4 77 25 121 23 48 56 73 61 73 2 0 3-1 3-5z"><text:p/></draw:path><draw:path draw:style-name="gr3" draw:text-style-name="P6" svg:width="0.0535in" svg:height="0.1516in" svg:x="3.0197in" svg:y="0.2673in" svg:viewBox="0 0 137 386" svg:d="M81 51c0-16 10-40 53-43 1 0 3-1 3-5 0-3-3-3-7-3-39 0-74 19-74 47 0 30 0 60 0 89 0 15 0 28-15 40-15 11-29 12-38 12-1 1-3 2-3 4 0 5 2 5 7 5 25 1 44 15 48 34 1 4 1 5 1 20 0 25 0 50 0 75 0 17 0 29 19 43 14 12 39 17 55 17 4 0 7 0 7-5 0-4-2-4-6-4-24-1-43-14-49-33-1-4-1-4-1-19 0-27 0-53 0-81 0-18-3-24-15-36-8-8-19-12-30-16 32-8 45-26 45-48 0-31 0-63 0-93z"><text:p/></draw:path><draw:path draw:style-name="gr3" draw:text-style-name="P6" svg:width="0.0339in" svg:height="0.1516in" svg:x="3.1016in" svg:y="0.2673in" svg:viewBox="0 0 87 386" svg:d="M85 14c2-4 2-5 2-6 0-5-5-8-8-8-4 0-6 1-10 9-22 59-45 117-67 177-1 2-2 4-2 6 0 1 0 3 2 7 22 59 45 118 67 177 2 4 5 10 10 10 3 0 8-3 8-8 0-1 0-2-2-6-23-61-45-120-69-180 24-59 46-118 69-178z"><text:p/></draw:path><draw:path draw:style-name="gr3" draw:text-style-name="P6" svg:width="0.0602in" svg:height="0.1008in" svg:x="3.1516in" svg:y="0.2795in" svg:viewBox="0 0 154 257" svg:d="M30 228c13-14 27-27 40-40 61-54 84-75 84-113 0-44-35-75-83-75-42 0-71 35-71 70 0 21 19 21 20 21 6 0 21-4 21-20 0-9-8-20-21-20-4 0-4 0-6 1 10-26 31-40 53-40 35 0 52 31 52 63 0 31-20 61-41 85-24 28-49 55-74 83-4 4-4 5-4 14 47 0 96 0 143 0 3-22 8-45 11-67-3 0-7 0-10 0-2 11-4 29-9 34-2 4-27 4-36 4-23 0-46 0-69 0z"><text:p/></draw:path><draw:path draw:style-name="gr3" draw:text-style-name="P6" svg:width="0.0173in" svg:height="0.0449in" svg:x="3.2331in" svg:y="0.3646in" svg:viewBox="0 0 45 115" svg:d="M45 41c0-27-10-41-24-41-13 0-21 10-21 20 0 11 8 21 21 21 4 0 10-1 13-6 1 0 1-1 2-1 0 2 1 1 1 7 0 28-14 51-26 63-4 5-4 6-4 7 0 2 2 4 3 4 4 0 35-29 35-74z"><text:p/></draw:path><draw:path draw:style-name="gr3" draw:text-style-name="P6" svg:width="0.063in" svg:height="0.1043in" svg:x="3.2941in" svg:y="0.2795in" svg:viewBox="0 0 161 266" svg:d="M96 121c32-10 54-37 54-67 0-32-35-54-71-54-39 0-69 23-69 53 0 12 9 20 20 20 12 0 19-9 19-20 0-19-17-19-24-19 12-20 39-24 52-24 16 0 37 9 37 43 0 4-1 27-11 44-11 18-24 20-34 21-3 0-12 1-15 1s-6 0-6 4c0 5 3 5 9 5s12 0 18 0c32 0 46 26 46 63 0 53-28 64-44 64-17 0-46-7-59-30 13 3 25-6 25-21 0-14-10-22-21-22-10 0-22 6-22 24 0 35 36 60 78 60 47 0 83-35 83-75 0-32-25-61-65-70z"><text:p/></draw:path><draw:path draw:style-name="gr3" draw:text-style-name="P6" svg:width="0.0339in" svg:height="0.1516in" svg:x="3.372in" svg:y="0.2673in" svg:viewBox="0 0 87 386" svg:d="M85 199c2-4 2-6 2-7s0-2-2-6c-23-60-45-118-69-177-2-7-4-9-8-9-5 0-8 3-8 8 0 1 0 1 2 5 23 60 45 120 68 179-23 60-45 119-68 180-2 3-2 4-2 6 0 5 3 8 8 8s6-5 8-8c24-60 46-120 69-179z"><text:p/></draw:path><draw:path draw:style-name="gr3" draw:text-style-name="P6" svg:width="0.0173in" svg:height="0.0449in" svg:x="3.4362in" svg:y="0.3646in" svg:viewBox="0 0 45 115" svg:d="M45 41c0-27-10-41-25-41-12 0-20 10-20 20 0 11 8 21 20 21 5 0 10-1 14-6 1 0 1-1 1-1 1 0 1 1 1 7 0 28-13 51-26 63-5 5-5 6-5 7 0 2 3 4 5 4 4 0 35-29 35-74z"><text:p/></draw:path><draw:path draw:style-name="gr3" draw:text-style-name="P6" svg:width="0.0339in" svg:height="0.1516in" svg:x="3.5071in" svg:y="0.2673in" svg:viewBox="0 0 87 386" svg:d="M85 14c2-4 2-5 2-6 0-5-3-8-8-8-3 0-6 1-9 9-23 59-45 117-68 177-1 2-2 4-2 6 0 1 0 3 2 7 23 59 45 118 68 177 1 4 4 10 9 10s8-3 8-8c0-1 0-2-2-6-23-61-45-120-69-180 24-59 46-118 69-178z"><text:p/></draw:path><draw:path draw:style-name="gr3" draw:text-style-name="P6" svg:width="0.05in" svg:height="0.1008in" svg:x="3.5634in" svg:y="0.2795in" svg:viewBox="0 0 128 257" svg:d="M79 10c0-9 0-10-9-10-24 25-58 25-70 25 0 4 0 8 0 11 8 0 30 0 51-10 0 67 0 133 0 200 0 15-2 19-37 19-4 0-7 0-12 0 0 5 0 8 0 12 13-1 47-1 63-1 15 0 48 0 63 1 0-4 0-7 0-12-5 0-9 0-14 0-34 0-35-4-35-19 0-72 0-144 0-216z"><text:p/></draw:path><draw:path draw:style-name="gr3" draw:text-style-name="P6" svg:width="0.0173in" svg:height="0.0449in" svg:x="3.639in" svg:y="0.3646in" svg:viewBox="0 0 45 115" svg:d="M45 41c0-27-9-41-24-41-13 0-21 10-21 20 0 11 8 21 21 21 4 0 10-1 13-6 1 0 1-1 2-1 0 2 1 1 1 7 0 28-14 51-26 63-4 5-4 6-4 7 0 2 2 4 3 4 4 0 35-29 35-74z"><text:p/></draw:path><draw:path draw:style-name="gr3" draw:text-style-name="P6" svg:width="0.063in" svg:height="0.1043in" svg:x="3.7in" svg:y="0.2795in" svg:viewBox="0 0 161 266" svg:d="M96 121c32-10 54-37 54-67 0-32-35-54-71-54-39 0-68 23-68 53 0 12 8 20 19 20 12 0 19-9 19-20 0-19-17-19-23-19 11-20 38-24 51-24 16 0 37 9 37 43 0 4-1 27-11 44-11 18-24 20-34 21-3 0-12 1-15 1s-6 0-6 4c0 5 3 5 9 5s12 0 18 0c32 0 46 26 46 63 0 53-28 64-44 64-17 0-46-7-59-30 13 3 25-6 25-21 0-14-10-22-21-22-10 0-22 6-22 24 0 35 36 60 78 60 47 0 83-35 83-75 0-32-25-61-65-70z"><text:p/></draw:path><draw:path draw:style-name="gr3" draw:text-style-name="P6" svg:width="0.0339in" svg:height="0.1516in" svg:x="3.778in" svg:y="0.2673in" svg:viewBox="0 0 87 386" svg:d="M85 199c2-4 2-6 2-7s0-2-2-6c-23-60-45-118-69-177-2-7-4-9-8-9-5 0-8 3-8 8 0 1 0 1 2 5 23 60 45 120 68 179-23 60-45 119-68 180-2 3-2 4-2 6 0 5 3 8 8 8s6-5 8-8c24-60 46-120 69-179z"><text:p/></draw:path><draw:path draw:style-name="gr3" draw:text-style-name="P6" svg:width="0.0535in" svg:height="0.1516in" svg:x="3.8398in" svg:y="0.2673in" svg:viewBox="0 0 137 386" svg:d="M56 334c0 16-11 41-53 43-2 0-3 2-3 4 0 5 4 5 8 5 37 0 73-19 73-49 0-29 0-59 0-87 0-16 0-28 16-41 13-11 28-12 37-12 1 0 3-2 3-5s-2-3-6-4c-25-1-44-15-49-34-1-4-1-4-1-19 0-25 0-51 0-77 0-15 0-28-18-43-16-12-42-15-55-15-4 0-8 0-8 3 0 5 2 5 7 5 24 2 42 14 47 34 2 3 2 4 2 17 0 28 0 54 0 82 0 17 2 24 15 37 8 8 19 11 30 14-32 9-45 27-45 50 0 31 0 61 0 92z"><text:p/></draw:path><draw:path draw:style-name="gr3" draw:text-style-name="P6" svg:width="0.0839in" svg:height="0.0941in" svg:x="3.9472in" svg:y="0.2906in" svg:viewBox="0 0 214 240" svg:d="M214 14c0-7 0-14-7-14-8 0-8 7-8 14 0 46 0 94 0 140 0 57-63 70-92 70-17 0-41-3-62-16-30-20-30-44-30-55 0-46 0-93 0-139 0-7 0-14-7-14-8 0-8 7-8 14 0 48 0 94 0 141 0 59 59 85 107 85 50 0 107-28 107-84 0-47 0-94 0-142z"><text:p/></draw:path><draw:path draw:style-name="gr3" draw:text-style-name="P6" svg:width="0.0339in" svg:height="0.1516in" svg:x="4.0906in" svg:y="0.2673in" svg:viewBox="0 0 87 386" svg:d="M85 14c2-4 2-5 2-6 0-5-3-8-8-8-3 0-6 1-9 9-23 59-45 117-68 177 0 2-2 4-2 6 0 1 0 3 2 7 23 59 45 118 68 177 1 4 4 10 9 10s8-3 8-8c0-1 0-2-2-6-23-61-45-120-69-180 24-59 46-118 69-178z"><text:p/></draw:path><draw:path draw:style-name="gr3" draw:text-style-name="P6" svg:width="0.05in" svg:height="0.1008in" svg:x="4.1469in" svg:y="0.2795in" svg:viewBox="0 0 128 257" svg:d="M79 10c0-9 0-10-9-10-24 25-58 25-70 25 0 4 0 8 0 11 8 0 31 0 51-10 0 67 0 133 0 200 0 15-2 19-37 19-4 0-7 0-12 0 0 5 0 8 0 12 13-1 47-1 63-1 15 0 48 0 63 1 0-4 0-7 0-12-5 0-8 0-13 0-35 0-36-4-36-19 0-72 0-144 0-216z"><text:p/></draw:path><draw:path draw:style-name="gr3" draw:text-style-name="P6" svg:width="0.0177in" svg:height="0.0449in" svg:x="4.222in" svg:y="0.3646in" svg:viewBox="0 0 46 115" svg:d="M46 41c0-27-10-41-25-41-13 0-21 10-21 20 0 11 8 21 21 21 4 0 10-1 13-6 1 0 1-1 2-1 0 2 1 1 1 7 0 28-13 51-26 63-4 5-4 6-4 7 0 2 2 4 4 4 3 0 35-29 35-74z"><text:p/></draw:path><draw:path draw:style-name="gr3" draw:text-style-name="P6" svg:width="0.05in" svg:height="0.1008in" svg:x="4.2906in" svg:y="0.2795in" svg:viewBox="0 0 128 257" svg:d="M79 10c0-9 0-10-9-10-24 25-58 25-70 25 0 4 0 8 0 11 8 0 30 0 51-10 0 67 0 133 0 200 0 15-2 19-37 19-4 0-7 0-12 0 0 5 0 8 0 12 13-1 47-1 63-1 15 0 48 0 63 1 0-4 0-7 0-12-5 0-9 0-14 0-34 0-35-4-35-19 0-72 0-144 0-216z"><text:p/></draw:path><draw:path draw:style-name="gr3" draw:text-style-name="P6" svg:width="0.0339in" svg:height="0.1516in" svg:x="4.361in" svg:y="0.2673in" svg:viewBox="0 0 87 386" svg:d="M85 199c2-4 2-6 2-7s0-2-2-6c-22-60-45-118-67-177-4-7-7-9-10-9-5 0-8 3-8 8 0 1 0 1 2 5 23 60 45 120 68 179-23 60-45 119-68 180-2 3-2 4-2 6 0 5 4 8 8 8 5 0 6-5 8-8 24-60 46-120 69-179z"><text:p/></draw:path><draw:path draw:style-name="gr3" draw:text-style-name="P6" svg:width="0.0173in" svg:height="0.0449in" svg:x="4.4252in" svg:y="0.3646in" svg:viewBox="0 0 45 115" svg:d="M45 41c0-27-10-41-24-41-13 0-21 10-21 20 0 11 8 21 21 21 4 0 9-1 13-6 1 0 1-1 2-1 0 2 0 1 0 7 0 28-13 51-25 63-4 5-4 6-4 7 0 2 1 4 3 4 4 0 35-29 35-74z"><text:p/></draw:path><draw:path draw:style-name="gr3" draw:text-style-name="P6" svg:width="0.0335in" svg:height="0.1516in" svg:x="4.4969in" svg:y="0.2673in" svg:viewBox="0 0 86 386" svg:d="M84 14c2-4 2-5 2-6 0-5-4-8-8-8-3 0-7 1-9 9-23 59-45 117-68 177 0 2-1 4-1 6 0 1 0 3 1 7 23 59 45 118 68 177 1 4 4 10 9 10 4 0 8-3 8-8 0-1 0-2-2-6-24-61-46-120-69-180 23-59 45-118 69-178z"><text:p/></draw:path><draw:path draw:style-name="gr3" draw:text-style-name="P6" svg:width="0.0602in" svg:height="0.1008in" svg:x="4.5465in" svg:y="0.2795in" svg:viewBox="0 0 154 257" svg:d="M30 228c14-14 27-27 41-40 60-54 83-75 83-113 0-44-34-75-81-75-44 0-73 35-73 70 0 21 20 21 21 21 6 0 20-4 20-20 0-9-7-20-20-20-3 0-5 0-6 1 9-26 30-40 52-40 35 0 52 31 52 63 0 31-19 61-40 85-25 28-49 55-75 83-4 4-4 5-4 14 48 0 96 0 144 0 3-22 7-45 10-67-3 0-6 0-9 0-2 11-5 29-9 34-3 4-28 4-36 4-23 0-47 0-70 0z"><text:p/></draw:path><draw:path draw:style-name="gr3" draw:text-style-name="P6" svg:width="0.0173in" svg:height="0.0449in" svg:x="4.6283in" svg:y="0.3646in" svg:viewBox="0 0 45 115" svg:d="M45 41c0-27-10-41-25-41-12 0-20 10-20 20 0 11 8 21 20 21 4 0 10-1 14-6 1 0 1-1 1-1 1 0 1 1 1 7 0 28-13 51-26 63-5 5-5 6-5 7 0 2 3 4 5 4 4 0 35-29 35-74z"><text:p/></draw:path><draw:path draw:style-name="gr3" draw:text-style-name="P6" svg:width="0.0602in" svg:height="0.1008in" svg:x="4.6902in" svg:y="0.2795in" svg:viewBox="0 0 154 257" svg:d="M30 228c13-14 27-27 40-40 61-54 84-75 84-113 0-44-34-75-81-75-44 0-73 35-73 70 0 21 20 21 21 21 6 0 20-4 20-20 0-9-7-20-21-20-2 0-4 0-5 1 9-26 30-40 52-40 35 0 52 31 52 63 0 31-19 61-41 85-24 28-49 55-74 83-4 4-4 5-4 14 48 0 96 0 144 0 3-22 7-45 10-67-3 0-6 0-9 0-2 11-5 29-9 34-3 4-28 4-37 4-23 0-46 0-69 0z"><text:p/></draw:path><draw:path draw:style-name="gr3" draw:text-style-name="P6" svg:width="0.0335in" svg:height="0.1516in" svg:x="4.7673in" svg:y="0.2673in" svg:viewBox="0 0 86 386" svg:d="M84 199c2-4 2-6 2-7s0-2-2-6c-22-60-46-118-68-177-2-7-4-9-8-9-5 0-8 3-8 8 0 1 0 1 1 5 23 60 46 120 69 179-23 60-46 119-69 180-1 3-1 4-1 6 0 5 3 8 8 8 4 0 6-5 7-8 23-60 45-120 69-179z"><text:p/></draw:path><draw:path draw:style-name="gr3" draw:text-style-name="P6" svg:width="0.0173in" svg:height="0.0449in" svg:x="4.8311in" svg:y="0.3646in" svg:viewBox="0 0 45 115" svg:d="M45 41c0-27-9-41-24-41-13 0-21 10-21 20 0 11 8 21 21 21 4 0 10-1 13-6 1 0 1-1 2-1 0 2 1 1 1 7 0 28-14 51-26 63-4 5-4 6-4 7 0 2 2 4 3 4 4 0 35-29 35-74z"><text:p/></draw:path><draw:path draw:style-name="gr3" draw:text-style-name="P6" svg:width="0.0335in" svg:height="0.1516in" svg:x="4.9024in" svg:y="0.2673in" svg:viewBox="0 0 86 386" svg:d="M84 14c2-4 2-5 2-6 0-5-4-8-8-8-3 0-5 1-9 9-22 59-45 117-67 177-1 2-2 4-2 6 0 1 0 3 2 7 22 59 45 118 67 177 1 4 4 10 9 10 4 0 8-3 8-8 0-1 0-2-2-6-24-61-46-120-69-180 23-59 45-118 69-178z"><text:p/></draw:path><draw:path draw:style-name="gr3" draw:text-style-name="P6" svg:width="0.0622in" svg:height="0.1043in" svg:x="4.9512in" svg:y="0.2795in" svg:viewBox="0 0 159 266" svg:d="M96 121c32-10 54-37 54-67 0-32-35-54-72-54-38 0-68 23-68 53 0 12 9 20 20 20 12 0 19-9 19-20 0-19-18-19-24-19 12-20 38-24 52-24 15 0 37 9 37 43 0 4-1 27-11 44-12 18-25 20-35 21-2 0-12 1-14 1-3 0-7 0-7 4 0 5 4 5 10 5s11 0 17 0c32 0 46 26 46 63 0 53-27 64-43 64-18 0-46-7-59-30 13 3 25-6 25-21 0-14-11-22-22-22-9 0-21 6-21 24 0 35 35 60 78 60 46 0 81-35 81-75 0-32-24-61-63-70z"><text:p/></draw:path><draw:path draw:style-name="gr3" draw:text-style-name="P6" svg:width="0.0173in" svg:height="0.0449in" svg:x="5.0343in" svg:y="0.3646in" svg:viewBox="0 0 45 115" svg:d="M45 41c0-27-10-41-25-41-12 0-20 10-20 20 0 11 8 21 20 21 5 0 10-1 14-6 1 0 1-1 1-1 1 0 1 1 1 7 0 28-13 51-26 63-5 5-5 6-5 7 0 2 3 4 5 4 4 0 35-29 35-74z"><text:p/></draw:path><draw:path draw:style-name="gr3" draw:text-style-name="P6" svg:width="0.063in" svg:height="0.1043in" svg:x="5.0949in" svg:y="0.2795in" svg:viewBox="0 0 161 266" svg:d="M97 121c31-10 54-37 54-67 0-32-34-54-72-54s-68 23-68 53c0 12 9 20 20 20 12 0 20-9 20-20 0-19-19-19-25-19 12-20 38-24 52-24 15 0 36 9 36 43 0 4 0 27-10 44-12 18-25 20-35 21-2 0-12 1-14 1-3 0-7 0-7 4 0 5 4 5 10 5s11 0 17 0c32 0 46 26 46 63 0 53-26 64-44 64-17 0-45-7-58-30 13 3 25-6 25-21 0-14-11-22-22-22-9 0-22 6-22 24 0 35 36 60 78 60 47 0 83-35 83-75 0-32-25-61-64-70z"><text:p/></draw:path><draw:path draw:style-name="gr3" draw:text-style-name="P6" svg:width="0.0335in" svg:height="0.1516in" svg:x="5.1732in" svg:y="0.2673in" svg:viewBox="0 0 86 386" svg:d="M84 199c2-4 2-6 2-7s0-2-2-6c-22-60-46-118-68-177-2-7-4-9-8-9-5 0-8 3-8 8 0 1 0 1 2 5 23 60 45 120 68 179-23 60-45 119-68 180-2 3-2 4-2 6 0 5 3 8 8 8 4 0 6-5 7-8 23-60 45-120 69-179z"><text:p/></draw:path><draw:path draw:style-name="gr3" draw:text-style-name="P6" svg:width="0.035in" svg:height="0.1516in" svg:x="5.2323in" svg:y="0.2673in" svg:viewBox="0 0 90 386" svg:d="M90 192c0-29-4-77-26-119-23-49-56-73-60-73-2 0-4 1-4 3 0 1 0 2 8 9 37 39 59 100 59 180 0 66-14 134-62 183-5 5-5 5-5 6 0 3 2 5 4 5 4 0 39-27 62-76 19-42 24-85 24-118z"><text:p/></draw:path><draw:path draw:style-name="gr3" draw:text-style-name="P6" svg:width="0.072in" svg:height="0.0047in" svg:x="5.2945in" svg:y="0.2886in" svg:viewBox="0 0 184 13" svg:d="M173 13c4 0 11 0 11-5 0-8-7-8-11-8-54 0-108 0-162 0-4 0-11 0-11 7 0 6 7 6 11 6 54 0 108 0 162 0z"><text:p/></draw:path><draw:path draw:style-name="gr3" draw:text-style-name="P6" svg:width="0.0386in" svg:height="0.0701in" svg:x="5.3898in" svg:y="0.2476in" svg:viewBox="0 0 99 179" svg:d="M62 8c0-8-2-8-9-8-17 16-42 16-53 16 0 4 0 7 0 10 7 0 24 0 40-7 0 46 0 92 0 138 0 9 0 12-28 12-3 0-7 0-10 0 0 4 0 7 0 10 5 0 39-1 49-1 7 0 41 1 48 1 0-3 0-6 0-10-3 0-8 0-11 0-26 0-26-3-26-12 0-49 0-100 0-149z"><text:p/></draw:path><draw:path draw:style-name="gr3" draw:text-style-name="P6" svg:width="0.1004in" svg:height="0.035in" svg:x="0.2614in" svg:y="0.552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535in" svg:height="0.152in" svg:x="0.4244in" svg:y="0.4941in" svg:viewBox="0 0 137 387" svg:d="M81 52c0-16 11-40 53-43 2 0 3-2 3-5 0-4-3-4-7-4-39 0-74 20-74 48 0 30 0 59 0 88 0 16 0 28-15 41-14 11-29 12-38 12-1 1-3 2-3 4 0 5 2 5 7 5 25 1 44 15 48 34 1 4 1 5 1 19 0 25 0 50 0 77 0 16 0 28 19 42 14 13 40 17 55 17 4 0 7 0 7-4 0-5-2-5-6-5-24-1-43-14-49-34-1-3-1-3-1-18 0-27 0-53 0-81 0-17-2-24-15-36-8-9-19-12-30-16 32-8 45-26 45-48 0-31 0-63 0-93z"><text:p/></draw:path><draw:path draw:style-name="gr3" draw:text-style-name="P6" svg:width="0.0339in" svg:height="0.152in" svg:x="0.5063in" svg:y="0.4941in" svg:viewBox="0 0 87 387" svg:d="M85 15c2-4 2-5 2-6 0-5-3-9-8-9-3 0-6 2-9 10-23 59-45 118-68 177-1 2-2 4-2 6s0 3 2 7c23 59 45 118 68 177 1 4 4 10 9 10s8-3 8-8c0-1 0-2-2-6-23-61-45-120-69-180 24-59 46-118 69-178z"><text:p/></draw:path><draw:path draw:style-name="gr3" draw:text-style-name="P6" svg:width="0.0602in" svg:height="0.1008in" svg:x="0.5563in" svg:y="0.5079in" svg:viewBox="0 0 154 257" svg:d="M30 228c13-14 27-27 40-40 61-54 84-75 84-113 0-44-35-75-81-75-44 0-73 35-73 70 0 21 19 21 21 21 6 0 20-4 20-20 0-9-8-20-21-20-4 0-4 0-5 1 9-26 30-40 52-40 35 0 52 31 52 63 0 31-19 61-41 85-24 28-49 55-74 83-4 4-4 5-4 14 47 0 96 0 143 0 3-22 8-45 11-67-3 0-7 0-10 0-1 11-4 29-8 34-3 4-28 4-37 4-23 0-46 0-69 0z"><text:p/></draw:path><draw:path draw:style-name="gr3" draw:text-style-name="P6" svg:width="0.0173in" svg:height="0.0449in" svg:x="0.6378in" svg:y="0.5933in" svg:viewBox="0 0 45 115" svg:d="M45 41c0-27-9-41-24-41-13 0-21 10-21 20 0 11 8 21 21 21 4 0 10-1 13-6 1 0 1-1 2-1 0 2 1 1 1 7 0 28-14 51-26 63-4 5-4 6-4 7 0 2 2 4 3 4 4 0 35-29 35-74z"><text:p/></draw:path><draw:path draw:style-name="gr3" draw:text-style-name="P6" svg:width="0.063in" svg:height="0.1043in" svg:x="0.6988in" svg:y="0.5079in" svg:viewBox="0 0 161 266" svg:d="M96 121c32-10 54-37 54-68s-35-53-71-53c-39 0-69 23-69 53 0 12 9 20 20 20 12 0 19-9 19-20 0-19-17-19-23-19 11-20 38-24 51-24 16 0 37 9 37 43 0 4-1 27-11 44-11 18-24 20-34 20-3 1-12 1-15 1-3 1-6 1-6 5 0 5 3 5 9 5s12 0 18 0c32 0 46 25 46 63 0 53-28 64-44 64-17 0-46-7-59-30 13 3 25-6 25-21 0-14-10-22-21-22-10 0-22 6-22 24 0 34 36 60 78 60 47 0 83-35 83-75 0-32-25-61-65-70z"><text:p/></draw:path><draw:path draw:style-name="gr3" draw:text-style-name="P6" svg:width="0.0339in" svg:height="0.152in" svg:x="0.7768in" svg:y="0.4941in" svg:viewBox="0 0 87 387" svg:d="M85 200c2-4 2-5 2-7 0-1 0-2-2-6-23-59-45-118-69-177-2-7-4-10-8-10-5 0-8 4-8 9 0 1 0 1 2 5 23 60 45 120 68 179-23 60-45 119-68 179-2 4-2 5-2 7 0 5 3 8 8 8s6-4 8-8c24-60 46-120 69-179z"><text:p/></draw:path><draw:path draw:style-name="gr3" draw:text-style-name="P6" svg:width="0.0173in" svg:height="0.0449in" svg:x="0.8409in" svg:y="0.5933in" svg:viewBox="0 0 45 115" svg:d="M45 41c0-27-10-41-25-41-12 0-20 10-20 20 0 11 8 21 20 21 5 0 10-1 14-6 1 0 1-1 2-1 0 2 0 1 0 7 0 28-13 51-26 63-5 5-5 6-5 7 0 2 3 4 5 4 4 0 35-29 35-74z"><text:p/></draw:path><draw:path draw:style-name="gr3" draw:text-style-name="P6" svg:width="0.0339in" svg:height="0.152in" svg:x="0.9118in" svg:y="0.4941in" svg:viewBox="0 0 87 387" svg:d="M85 15c2-4 2-5 2-6 0-5-3-9-8-9-3 0-6 2-9 10-23 59-45 118-68 177 0 2-2 4-2 6s0 3 2 7c23 59 45 118 68 177 1 4 4 10 9 10s8-3 8-8c0-1 0-2-2-6-23-61-45-120-69-180 24-59 46-118 69-178z"><text:p/></draw:path><draw:path draw:style-name="gr3" draw:text-style-name="P6" svg:width="0.05in" svg:height="0.1008in" svg:x="0.9681in" svg:y="0.5079in" svg:viewBox="0 0 128 257" svg:d="M79 10c0-9 0-10-9-10-24 24-58 24-70 24 0 5 0 8 0 12 8 0 31 0 51-10 0 67 0 133 0 200 0 15-2 19-37 19-4 0-7 0-12 0 0 5 0 8 0 12 13-1 47-1 63-1 15 0 48 0 63 1 0-4 0-7 0-12-5 0-9 0-14 0-34 0-35-4-35-19 0-72 0-144 0-216z"><text:p/></draw:path><draw:path draw:style-name="gr3" draw:text-style-name="P6" svg:width="0.0177in" svg:height="0.0449in" svg:x="1.0437in" svg:y="0.5933in" svg:viewBox="0 0 46 115" svg:d="M46 41c0-27-10-41-25-41-13 0-21 10-21 20 0 11 8 21 21 21 4 0 10-1 13-6 1 0 1-1 2-1 0 2 1 1 1 7 0 28-13 51-26 63-4 5-4 6-4 7 0 2 2 4 4 4 3 0 35-29 35-74z"><text:p/></draw:path><draw:path draw:style-name="gr3" draw:text-style-name="P6" svg:width="0.063in" svg:height="0.1043in" svg:x="1.1047in" svg:y="0.5079in" svg:viewBox="0 0 161 266" svg:d="M96 121c32-10 55-37 55-68s-34-53-72-53c-39 0-68 23-68 53 0 12 8 20 20 20 11 0 18-9 18-20 0-19-17-19-23-19 12-20 38-24 51-24 16 0 37 9 37 43 0 4-1 27-11 44-11 18-24 20-34 20-3 1-12 1-15 1-2 1-6 1-6 5 0 5 4 5 10 5s11 0 17 0c32 0 46 25 46 63 0 53-26 64-44 64-17 0-45-7-59-30 14 3 26-6 26-21 0-14-11-22-22-22-10 0-22 6-22 24 0 34 36 60 78 60 47 0 83-35 83-75 0-32-25-61-65-70z"><text:p/></draw:path><draw:path draw:style-name="gr3" draw:text-style-name="P6" svg:width="0.0339in" svg:height="0.152in" svg:x="1.1827in" svg:y="0.4941in" svg:viewBox="0 0 87 387" svg:d="M85 200c2-4 2-5 2-7 0-1 0-2-2-6-22-59-45-118-67-177-4-7-7-10-10-10-5 0-8 4-8 9 0 1 0 1 2 5 23 60 45 120 68 179-23 60-45 119-68 179-2 4-2 5-2 7 0 5 4 8 8 8 5 0 6-4 8-8 24-60 46-120 69-179z"><text:p/></draw:path><draw:path draw:style-name="gr3" draw:text-style-name="P6" svg:width="0.0173in" svg:height="0.0449in" svg:x="1.2469in" svg:y="0.5933in" svg:viewBox="0 0 45 115" svg:d="M45 41c0-27-10-41-24-41-13 0-21 10-21 20 0 11 8 21 21 21 4 0 9-1 13-6 1 0 1-1 2-1 0 2 0 1 0 7 0 28-13 50-26 63-5 4-3 6-3 7 0 2 1 4 3 4 4 0 35-29 35-74z"><text:p/></draw:path><draw:path draw:style-name="gr3" draw:text-style-name="P6" svg:width="0.0335in" svg:height="0.152in" svg:x="1.3181in" svg:y="0.4941in" svg:viewBox="0 0 86 387" svg:d="M84 15c2-4 2-5 2-6 0-5-4-9-8-9-3 0-7 2-9 10-23 59-45 118-68 177 0 2-1 4-1 6s0 3 1 7c23 59 45 118 68 177 1 4 4 10 9 10 4 0 8-3 8-8 0-1 0-2-2-6-24-61-46-120-69-180 23-59 45-118 69-178z"><text:p/></draw:path><draw:path draw:style-name="gr3" draw:text-style-name="P6" svg:width="0.063in" svg:height="0.1043in" svg:x="1.3665in" svg:y="0.5079in" svg:viewBox="0 0 161 266" svg:d="M97 121c31-10 54-37 54-68s-34-53-72-53-68 23-68 53c0 12 9 20 20 20 12 0 20-9 20-20 0-19-19-19-25-19 12-20 38-24 52-24 15 0 36 9 36 43 0 4 0 27-10 44-12 18-25 20-35 20-3 1-12 1-14 1-3 1-7 1-7 5 0 5 4 5 10 5s11 0 17 0c32 0 46 25 46 63 0 53-26 64-44 64-17 0-45-7-58-30 13 3 25-6 25-21 0-14-11-22-22-22-9 0-22 6-22 24 0 34 36 60 78 60 47 0 83-35 83-75 0-32-25-61-64-70z"><text:p/></draw:path><draw:path draw:style-name="gr3" draw:text-style-name="P6" svg:width="0.0173in" svg:height="0.0449in" svg:x="1.45in" svg:y="0.5933in" svg:viewBox="0 0 45 115" svg:d="M45 41c0-27-10-41-25-41-12 0-20 10-20 20 0 11 8 21 20 21 4 0 10-1 14-6 1 0 1-1 1-1 1 0 1 1 1 7 0 28-13 51-26 63-5 5-5 6-5 7 0 2 3 4 5 4 4 0 35-29 35-74z"><text:p/></draw:path><draw:path draw:style-name="gr3" draw:text-style-name="P6" svg:width="0.0602in" svg:height="0.1008in" svg:x="1.5118in" svg:y="0.5079in" svg:viewBox="0 0 154 257" svg:d="M30 228c13-14 27-27 40-40 61-54 84-75 84-113 0-44-34-75-81-75-44 0-73 35-73 70 0 21 20 21 21 21 6 0 20-4 20-20 0-9-7-20-21-20-2 0-4 0-5 1 9-26 30-40 52-40 35 0 52 31 52 63 0 31-19 61-41 85-24 28-49 55-74 83-4 4-4 5-4 14 47 0 96 0 143 0 3-22 8-45 11-67-3 0-6 0-9 0-2 11-5 29-9 34-3 4-28 4-37 4-23 0-46 0-69 0z"><text:p/></draw:path><draw:path draw:style-name="gr3" draw:text-style-name="P6" svg:width="0.0335in" svg:height="0.152in" svg:x="1.589in" svg:y="0.4941in" svg:viewBox="0 0 86 387" svg:d="M84 200c2-4 2-5 2-7 0-1 0-2-2-6-22-59-46-118-68-177-2-7-5-10-8-10-5 0-8 4-8 9 0 1 0 1 1 5 23 60 46 120 69 179-23 60-46 119-69 179-1 4-1 5-1 7 0 5 3 8 8 8 4 0 6-4 7-8 23-60 45-120 69-179z"><text:p/></draw:path><draw:path draw:style-name="gr3" draw:text-style-name="P6" svg:width="0.0173in" svg:height="0.0449in" svg:x="1.6524in" svg:y="0.5933in" svg:viewBox="0 0 45 115" svg:d="M45 41c0-27-10-41-24-41-13 0-21 10-21 20 0 11 8 21 21 21 4 0 10-1 13-6 1 0 1-1 2-1 0 2 1 1 1 7 0 28-14 51-26 63-4 5-4 6-4 7 0 2 2 4 3 4 4 0 35-29 35-74z"><text:p/></draw:path><draw:path draw:style-name="gr3" draw:text-style-name="P6" svg:width="0.0335in" svg:height="0.152in" svg:x="1.724in" svg:y="0.4941in" svg:viewBox="0 0 86 387" svg:d="M84 15c2-4 2-5 2-6 0-5-4-9-8-9-3 0-7 2-9 10-22 59-45 118-67 177-1 2-2 4-2 6s0 3 2 7c22 59 45 118 67 177 1 4 4 10 9 10 4 0 8-3 8-8 0-1 0-2-2-6-24-61-46-120-69-180 23-59 45-118 69-178z"><text:p/></draw:path><draw:path draw:style-name="gr3" draw:text-style-name="P6" svg:width="0.0622in" svg:height="0.1043in" svg:x="1.7728in" svg:y="0.5079in" svg:viewBox="0 0 159 266" svg:d="M96 121c32-10 54-37 54-68s-35-53-72-53c-38 0-68 23-68 53 0 12 9 20 20 20 12 0 19-9 19-20 0-19-18-19-24-19 12-20 38-24 52-24 15 0 37 9 37 43 0 4-1 27-11 44-12 18-25 20-35 20-2 1-12 1-14 1-3 1-7 1-7 5 0 5 4 5 10 5s11 0 17 0c32 0 46 25 46 63 0 53-27 64-44 64s-45-7-58-30c13 3 25-6 25-21 0-14-11-22-22-22-9 0-21 6-21 24 0 34 35 60 78 60 46 0 81-35 81-75 0-32-24-61-63-70z"><text:p/></draw:path><draw:path draw:style-name="gr3" draw:text-style-name="P6" svg:width="0.0173in" svg:height="0.0449in" svg:x="1.8555in" svg:y="0.5933in" svg:viewBox="0 0 45 115" svg:d="M45 41c0-27-10-41-25-41-12 0-20 10-20 20 0 11 8 21 20 21 5 0 10-1 14-6 1 0 1-1 1-1 1 0 1 1 1 7 0 28-13 51-26 63-5 5-5 6-5 7 0 2 3 4 5 4 4 0 35-29 35-74z"><text:p/></draw:path><draw:path draw:style-name="gr3" draw:text-style-name="P6" svg:width="0.05in" svg:height="0.1008in" svg:x="1.9236in" svg:y="0.5079in" svg:viewBox="0 0 128 257" svg:d="M79 10c0-9 0-10-9-10-24 24-58 24-70 24 0 5 0 8 0 12 8 0 31 0 51-10 0 67 0 133 0 200 0 15-2 19-37 19-4 0-7 0-12 0 0 5 0 8 0 12 13-1 47-1 63-1 15 0 49 0 63 1 0-4 0-7 0-12-5 0-8 0-13 0-35 0-36-4-36-19 0-72 0-144 0-216z"><text:p/></draw:path><draw:path draw:style-name="gr3" draw:text-style-name="P6" svg:width="0.0335in" svg:height="0.152in" svg:x="1.9945in" svg:y="0.4941in" svg:viewBox="0 0 86 387" svg:d="M84 200c2-4 2-5 2-7 0-1 0-2-2-6-22-59-46-118-68-177-2-7-4-10-8-10-5 0-8 4-8 9 0 1 0 1 1 5 23 60 46 120 69 179-23 60-46 119-69 179-1 4-1 5-1 7 0 5 3 8 8 8 4 0 6-4 7-8 23-60 45-120 69-179z"><text:p/></draw:path><draw:path draw:style-name="gr3" draw:text-style-name="P6" svg:width="0.0173in" svg:height="0.0449in" svg:x="2.0583in" svg:y="0.5933in" svg:viewBox="0 0 45 115" svg:d="M45 41c0-27-9-41-24-41-13 0-21 10-21 20 0 11 8 21 21 21 4 0 10-1 13-6 1 0 1-1 2-1 0 2 1 1 1 7 0 28-14 51-26 63-4 5-4 6-4 7 0 2 2 4 3 4 4 0 35-29 35-74z"><text:p/></draw:path><draw:path draw:style-name="gr3" draw:text-style-name="P6" svg:width="0.0335in" svg:height="0.152in" svg:x="2.1295in" svg:y="0.4941in" svg:viewBox="0 0 86 387" svg:d="M85 15c1-4 1-5 1-6 0-5-4-9-8-9-3 0-5 2-9 10-22 59-45 118-67 177-1 2-2 4-2 6s0 3 2 7c22 59 45 118 67 177 2 4 4 10 9 10 4 0 8-3 8-8 0-1 0-2-1-6-23-61-47-120-70-180 23-59 47-118 70-178z"><text:p/></draw:path><draw:path draw:style-name="gr3" draw:text-style-name="P6" svg:width="0.05in" svg:height="0.1008in" svg:x="2.1854in" svg:y="0.5079in" svg:viewBox="0 0 128 257" svg:d="M79 10c0-9 0-10-9-10-24 24-58 24-70 24 0 5 0 8 0 12 8 0 31 0 51-10 0 67 0 133 0 200 0 15-2 19-36 19-4 0-8 0-13 0 0 5 0 8 0 12 14-1 47-1 63-1 15 0 49 0 63 1 0-4 0-7 0-12-5 0-8 0-13 0-35 0-36-4-36-19 0-72 0-144 0-216z"><text:p/></draw:path><draw:path draw:style-name="gr3" draw:text-style-name="P6" svg:width="0.0173in" svg:height="0.0449in" svg:x="2.2614in" svg:y="0.5933in" svg:viewBox="0 0 45 115" svg:d="M45 41c0-27-10-41-24-41-13 0-21 10-21 20 0 11 8 21 21 21 4 0 9-1 13-6 1 0 1-1 2-1 0 2 0 1 0 7 0 28-13 50-26 63-5 4-3 6-3 7 0 2 1 4 3 4 4 0 35-29 35-74z"><text:p/></draw:path><draw:path draw:style-name="gr3" draw:text-style-name="P6" svg:width="0.05in" svg:height="0.1008in" svg:x="2.3295in" svg:y="0.5079in" svg:viewBox="0 0 128 257" svg:d="M79 10c0-9 0-10-9-10-24 24-58 24-70 24 0 5 0 8 0 12 8 0 31 0 51-10 0 67 0 133 0 200 0 15-2 19-37 19-4 0-7 0-12 0 0 5 0 8 0 12 14-1 47-1 63-1 15 0 49 0 63 1 0-4 0-7 0-12-5 0-8 0-13 0-35 0-36-4-36-19 0-72 0-144 0-216z"><text:p/></draw:path><draw:path draw:style-name="gr3" draw:text-style-name="P6" svg:width="0.0335in" svg:height="0.152in" svg:x="2.4004in" svg:y="0.4941in" svg:viewBox="0 0 86 387" svg:d="M85 200c1-4 1-5 1-7 0-1 0-2-1-6-23-59-45-118-69-177-2-7-4-10-8-10-5 0-8 4-8 9 0 1 0 1 2 5 23 60 45 120 68 179-23 60-45 119-68 179-2 4-2 5-2 7 0 5 3 8 8 8 4 0 6-4 7-8 23-60 47-120 70-179z"><text:p/></draw:path><draw:path draw:style-name="gr3" draw:text-style-name="P6" svg:width="0.0177in" svg:height="0.0449in" svg:x="2.4642in" svg:y="0.5933in" svg:viewBox="0 0 46 115" svg:d="M46 41c0-27-10-41-25-41-13 0-21 10-21 20 0 11 8 21 21 21 4 0 10-1 13-6 1 0 1-1 2-1 0 2 1 1 1 7 0 28-13 51-26 63-4 5-4 6-4 7 0 2 2 4 4 4 3 0 35-29 35-74z"><text:p/></draw:path><draw:path draw:style-name="gr3" draw:text-style-name="P6" svg:width="0.0335in" svg:height="0.152in" svg:x="2.5354in" svg:y="0.4941in" svg:viewBox="0 0 86 387" svg:d="M85 15c1-4 1-5 1-6 0-5-4-9-8-9-3 0-5 2-9 10-22 59-45 118-67 177-1 2-2 4-2 6s0 3 2 7c22 59 45 118 67 177 2 4 5 10 9 10s8-3 8-8c0-1 0-2-1-6-23-61-47-120-70-180 23-59 47-118 70-178z"><text:p/></draw:path><draw:path draw:style-name="gr3" draw:text-style-name="P6" svg:width="0.0602in" svg:height="0.1008in" svg:x="2.5858in" svg:y="0.5079in" svg:viewBox="0 0 154 257" svg:d="M30 228c13-14 27-27 40-40 61-54 84-75 84-113 0-44-35-75-83-75-42 0-71 35-71 70 0 21 19 21 20 21 6 0 21-4 21-20 0-9-8-20-21-20-4 0-5 0-6 1 9-26 30-40 53-40 35 0 52 31 52 63 0 31-20 61-41 85-24 28-49 55-74 83-4 4-4 5-4 14 47 0 96 0 143 0 3-22 8-45 11-67-3 0-7 0-10 0-2 11-4 29-9 34-2 4-27 4-36 4-23 0-46 0-69 0z"><text:p/></draw:path><draw:path draw:style-name="gr3" draw:text-style-name="P6" svg:width="0.0173in" svg:height="0.0449in" svg:x="2.6669in" svg:y="0.5933in" svg:viewBox="0 0 45 115" svg:d="M45 41c0-27-10-41-24-41-13 0-21 10-21 20 0 11 8 21 21 21 4 0 9-1 13-6 1 0 1-1 2-1 0 2 0 1 0 7 0 28-13 51-25 63-4 5-4 6-4 7 0 2 1 4 3 4 4 0 35-29 35-74z"><text:p/></draw:path><draw:path draw:style-name="gr3" draw:text-style-name="P6" svg:width="0.0602in" svg:height="0.1008in" svg:x="2.7291in" svg:y="0.5079in" svg:viewBox="0 0 154 257" svg:d="M30 228c13-14 27-27 40-40 61-54 84-75 84-113 0-44-35-75-83-75-42 0-71 35-71 70 0 21 19 21 20 21 6 0 20-4 20-20 0-9-7-20-20-20-4 0-5 0-6 1 9-26 30-40 53-40 35 0 52 31 52 63 0 31-20 61-41 85-25 28-49 55-75 83-3 4-3 5-3 14 47 0 96 0 143 0 3-22 8-45 11-67-3 0-7 0-10 0-2 11-4 29-9 34-2 4-27 4-36 4-23 0-46 0-69 0z"><text:p/></draw:path><draw:path draw:style-name="gr3" draw:text-style-name="P6" svg:width="0.0335in" svg:height="0.152in" svg:x="2.8055in" svg:y="0.4941in" svg:viewBox="0 0 86 387" svg:d="M85 200c1-4 1-5 1-7 0-1 0-2-1-6-23-59-45-118-69-177-2-7-4-10-8-10-5 0-8 4-8 9 0 1 0 1 2 5 23 60 45 120 68 179-23 60-45 119-68 179-2 4-2 5-2 7 0 5 3 8 8 8s6-4 7-8c23-60 47-120 70-179z"><text:p/></draw:path><draw:path draw:style-name="gr3" draw:text-style-name="P6" svg:width="0.0173in" svg:height="0.0449in" svg:x="2.8697in" svg:y="0.5933in" svg:viewBox="0 0 45 115" svg:d="M45 41c0-27-10-41-25-41-12 0-20 10-20 20 0 11 8 21 20 21 4 0 10-1 14-6 1 0 1-1 1-1 1 0 1 1 1 7 0 28-13 51-26 63-5 5-5 6-5 7 0 2 3 4 5 4 4 0 35-29 35-74z"><text:p/></draw:path><draw:path draw:style-name="gr3" draw:text-style-name="P6" svg:width="0.0339in" svg:height="0.152in" svg:x="2.9409in" svg:y="0.4941in" svg:viewBox="0 0 87 387" svg:d="M85 15c2-4 2-5 2-6 0-5-5-9-8-9-4 0-6 2-10 10-22 59-45 118-67 177-1 2-2 4-2 6s0 3 2 7c22 59 45 118 67 177 2 4 5 10 10 10 3 0 8-3 8-8 0-1 0-2-2-6-23-61-45-120-69-180 24-59 46-118 69-178z"><text:p/></draw:path><draw:path draw:style-name="gr3" draw:text-style-name="P6" svg:width="0.063in" svg:height="0.1043in" svg:x="2.9898in" svg:y="0.5079in" svg:viewBox="0 0 161 266" svg:d="M96 121c32-10 54-37 54-68s-35-53-71-53c-39 0-69 23-69 53 0 12 9 20 20 20 12 0 19-9 19-20 0-19-17-19-23-19 11-20 38-24 51-24 16 0 37 9 37 43 0 4-1 27-11 44-11 18-24 20-34 20-3 1-12 1-15 1-3 1-6 1-6 5 0 5 3 5 9 5s12 0 18 0c32 0 46 25 46 63 0 53-28 64-44 64-17 0-46-7-59-30 13 3 25-6 25-21 0-14-10-22-21-22-10 0-22 6-22 24 0 34 36 60 78 60 47 0 83-35 83-75 0-32-25-61-65-70z"><text:p/></draw:path><draw:path draw:style-name="gr3" draw:text-style-name="P6" svg:width="0.0173in" svg:height="0.0449in" svg:x="3.0724in" svg:y="0.5933in" svg:viewBox="0 0 45 115" svg:d="M45 41c0-27-9-41-24-41-13 0-21 10-21 20 0 11 8 21 21 21 4 0 10-1 13-6 1 0 1-1 2-1 0 2 1 1 1 7 0 28-14 51-26 63-4 5-4 6-4 7 0 2 2 4 3 4 4 0 35-29 35-74z"><text:p/></draw:path><draw:path draw:style-name="gr3" draw:text-style-name="P6" svg:width="0.063in" svg:height="0.1043in" svg:x="3.1335in" svg:y="0.5079in" svg:viewBox="0 0 161 266" svg:d="M96 121c32-10 54-37 54-68s-35-53-71-53c-39 0-69 23-69 53 0 12 9 20 20 20 12 0 19-9 19-20 0-19-17-19-24-19 12-20 39-24 52-24 16 0 37 9 37 43 0 4-1 27-11 44-11 18-24 20-34 20-3 1-12 1-15 1-3 1-6 1-6 5 0 5 3 5 9 5s12 0 18 0c32 0 46 25 46 63 0 53-28 64-44 64-17 0-46-7-59-30 13 3 25-6 25-21 0-14-10-22-21-22-10 0-22 6-22 24 0 34 36 60 78 60 47 0 83-35 83-75 0-32-25-61-65-70z"><text:p/></draw:path><draw:path draw:style-name="gr3" draw:text-style-name="P6" svg:width="0.0339in" svg:height="0.152in" svg:x="3.2114in" svg:y="0.4941in" svg:viewBox="0 0 87 387" svg:d="M85 200c2-4 2-5 2-7 0-1 0-2-2-6-23-59-45-118-69-177-2-7-4-10-8-10-5 0-8 4-8 9 0 1 0 1 2 5 23 60 45 120 68 179-23 60-45 119-68 179-2 4-2 5-2 7 0 5 3 8 8 8s6-4 8-8c24-60 46-120 69-179z"><text:p/></draw:path><draw:path draw:style-name="gr3" draw:text-style-name="P6" svg:width="0.0535in" svg:height="0.152in" svg:x="3.2732in" svg:y="0.4941in" svg:viewBox="0 0 137 387" svg:d="M55 335c0 16-10 41-52 43-2 0-3 2-3 5 0 4 4 4 8 4 37 0 73-19 73-48 0-30 0-60 0-88 0-16 0-28 16-41 13-11 28-12 36-12 2 0 4-2 4-5s-3-3-6-4c-25-1-44-15-49-34-1-4-1-5-1-19 0-25 0-51 0-77 0-16 0-28-18-43-16-12-42-16-55-16-4 0-8 0-8 4 0 5 2 5 5 5 26 2 44 14 49 34 1 3 1 4 1 17 0 28 0 54 0 82 0 17 3 24 16 36 8 9 19 12 30 15-32 9-46 27-46 50 0 31 0 62 0 92z"><text:p/></draw:path></draw:g></text:p>
      <text:p text:style-name="P114">ולכן מהנחת השלילה משום ש־<draw:g text:anchor-type="as-char" svg:y="-0.1134in" draw:z-index="630" draw:name="Shape597" draw:style-name="gr1"><svg:title>TexMaths</svg:title><svg:desc>11§display§\la 2, 3 \ra, \la 3, 1 \ra \in R_+§svg§600§FALSE§</svg:desc><draw:path draw:style-name="gr2" draw:text-style-name="P5" svg:width="1.115in" svg:height="0.1354in" svg:x="0.0004in" svg:y="0.0071in" svg:viewBox="0 0 2833 345" svg:d="M0 0c944 0 1889 0 2833 0 0 115 0 230 0 345-944 0-1889 0-2833 0 0-115 0-230 0-345z"><text:p/></draw:path><draw:path draw:style-name="gr3" draw:text-style-name="P6" svg:width="0.0335in" svg:height="0.1508in" svg:x="0.0094in" svg:y="0in" svg:viewBox="0 0 86 384" svg:d="M84 14c2-4 2-4 2-6 0-5-4-8-8-8-3 0-6 2-9 9-23 58-45 118-68 177 0 2-1 4-1 7 0 0 0 1 1 5 23 60 45 119 68 177 1 4 4 9 9 9 4 0 8-3 8-7 0-2 0-3-2-7-24-60-45-119-69-177 24-60 45-119 69-179z"><text:p/></draw:path><draw:path draw:style-name="gr3" draw:text-style-name="P6" svg:width="0.0602in" svg:height="0.1008in" svg:x="0.0594in" svg:y="0.0126in" svg:viewBox="0 0 154 257" svg:d="M30 227c13-13 27-27 40-40 61-53 84-74 84-112 0-44-34-75-81-75-44 0-73 36-73 70 0 21 20 21 21 21 6 0 20-4 20-19 0-10-7-20-21-20-2 0-4 0-5 0 9-26 30-40 52-40 35 0 52 32 52 63s-19 62-40 86c-25 27-49 54-75 81-4 4-4 5-4 15 48 0 96 0 144 0 3-22 7-45 10-67-3 0-6 0-9 0-2 10-5 28-9 34-3 3-28 3-37 3-23 0-46 0-69 0z"><text:p/></draw:path><draw:path draw:style-name="gr3" draw:text-style-name="P6" svg:width="0.0173in" svg:height="0.0453in" svg:x="0.1413in" svg:y="0.0972in" svg:viewBox="0 0 45 116" svg:d="M45 41c0-26-10-41-25-41-12 0-20 10-20 21 0 10 8 21 20 21 4 0 10-2 13-6 1-1 1-1 2-1s1 0 1 6c0 28-13 51-26 65-4 3-4 4-4 5 0 4 2 5 4 5 4 0 35-30 35-75z"><text:p/></draw:path><draw:path draw:style-name="gr3" draw:text-style-name="P6" svg:width="0.063in" svg:height="0.1035in" svg:x="0.202in" svg:y="0.0126in" svg:viewBox="0 0 161 264" svg:d="M96 121c32-10 55-37 55-67 0-32-34-54-72-54-39 0-68 23-68 53 0 13 8 20 20 20 11 0 20-8 20-20 0-19-19-19-25-19 12-19 38-24 51-24 16 0 37 9 37 43 0 5-1 27-11 44-11 19-24 20-34 20-3 1-12 1-15 1-2 1-6 1-6 5 0 5 4 5 10 5s11 0 17 0c32 0 46 25 46 64 0 50-26 61-44 61-17 0-45-6-59-28 14 2 26-7 26-21s-11-21-22-21c-10 0-22 5-22 21 0 35 36 60 78 60 47 0 83-35 83-72 0-32-25-62-65-71z"><text:p/></draw:path><draw:path draw:style-name="gr3" draw:text-style-name="P6" svg:width="0.0339in" svg:height="0.1508in" svg:x="0.2799in" svg:y="0in" svg:viewBox="0 0 87 384" svg:d="M85 198c2-4 2-5 2-5 0-1 0-3-2-7-22-59-45-119-67-177-4-7-7-9-10-9-5 0-8 3-8 8 0 1 0 2 2 6 23 60 45 119 68 179-23 58-45 117-68 177-2 4-2 4-2 7 0 4 4 7 8 7 5 0 6-4 8-7 24-60 46-119 69-179z"><text:p/></draw:path><draw:path draw:style-name="gr3" draw:text-style-name="P6" svg:width="0.0173in" svg:height="0.0453in" svg:x="0.3437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335in" svg:height="0.1508in" svg:x="0.4154in" svg:y="0in" svg:viewBox="0 0 86 384" svg:d="M84 14c2-4 2-4 2-6 0-5-3-8-8-8-3 0-7 2-9 9-23 58-45 118-68 177 0 2-1 4-1 7 0 0 0 1 1 5 23 60 45 119 68 177 1 4 4 9 9 9s8-3 8-7c0-2 0-3-2-7-24-60-46-119-69-177 23-60 45-119 69-179z"><text:p/></draw:path><draw:path draw:style-name="gr3" draw:text-style-name="P6" svg:width="0.063in" svg:height="0.1035in" svg:x="0.4638in" svg:y="0.0126in" svg:viewBox="0 0 161 264" svg:d="M96 121c32-10 55-37 55-67 0-32-34-54-72-54-39 0-68 23-68 53 0 13 8 20 20 20s20-8 20-20c0-19-19-19-25-19 12-19 38-24 52-24 16 0 36 9 36 43 0 5 0 27-11 44-11 19-24 20-34 20-3 1-12 1-15 1-2 1-6 1-6 5 0 5 4 5 10 5s11 0 17 0c32 0 46 25 46 64 0 50-26 61-44 61-17 0-45-6-59-28 14 2 26-7 26-21s-11-21-22-21c-9 0-22 5-22 21 0 35 36 60 78 60 47 0 83-35 83-72 0-32-25-62-65-71z"><text:p/></draw:path><draw:path draw:style-name="gr3" draw:text-style-name="P6" svg:width="0.0173in" svg:height="0.0453in" svg:x="0.5465in" svg:y="0.0972in" svg:viewBox="0 0 45 116" svg:d="M45 41c0-26-9-41-24-41-13 0-21 10-21 21 0 10 8 21 21 21 4 0 10-2 13-6 1-1 1-1 2-1 0 2 1 0 1 6 0 28-14 51-26 65-4 3-4 4-4 5 0 4 2 5 4 5 3 0 34-30 34-75z"><text:p/></draw:path><draw:path draw:style-name="gr3" draw:text-style-name="P6" svg:width="0.05in" svg:height="0.1008in" svg:x="0.6146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6" svg:width="0.0339in" svg:height="0.1508in" svg:x="0.685in" svg:y="0in" svg:viewBox="0 0 87 384" svg:d="M85 198c2-4 2-5 2-5 0-1 0-3-2-7-23-59-45-119-69-177-2-7-4-9-8-9-5 0-8 3-8 8 0 1 0 2 2 6 23 60 45 119 68 179-23 58-45 117-68 177-2 4-2 4-2 7 0 4 3 7 8 7s6-4 8-7c24-60 46-119 69-179z"><text:p/></draw:path><draw:path draw:style-name="gr3" draw:text-style-name="P6" svg:width="0.076in" svg:height="0.087in" svg:x="0.7909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83in" svg:height="0.1063in" svg:x="0.928in" svg:y="0.0098in" svg:viewBox="0 0 276 271" svg:d="M130 28c2-10 3-14 11-15 3-1 15-1 23-1 27 0 70 0 70 39 0 13-6 39-21 55-9 10-30 22-66 22-14 0-28 0-43 0 9-34 17-67 26-100zM185 132c39-8 86-35 86-74 0-33-36-58-86-58-36 0-74 0-110 0-8 0-11 0-11 8 0 4 3 4 11 4 4 0 7 0 14 1s10 1 10 7c0 1 0 2-1 6-18 69-34 138-52 206-4 16-4 19-35 19-7 0-11 0-11 8 0 4 3 3 5 4 11 0 39-2 50-2 10 0 37 2 48 2 4 0 8 0 8-9 0-3-3-3-11-3-14 0-24 0-24-8 0-2 0-4 1-6 9-33 16-67 25-100 16 0 31 0 46 0 36 0 42 20 42 34 0 6-3 18-5 26-2 10-7 24-7 32 0 42 47 42 52 42 33 0 46-39 46-44s-3-2-4-5c-4 0-5 3-6 6-9 29-25 35-34 35-13 0-16-9-16-24 0-12 3-32 4-44 1-5 1-11 1-17 0-29-25-41-36-46z"><text:p/></draw:path><draw:path draw:style-name="gr3" draw:text-style-name="P6" svg:width="0.078in" svg:height="0.0776in" svg:x="1.0449in" svg:y="0.0709in" svg:viewBox="0 0 199 198" svg:d="M107 107c27 0 55 0 82 0 3 0 10 0 10-7 0-6-7-6-10-6-27 0-55 0-82 0 0-29 0-57 0-84 0-3 0-10-7-10-6 0-6 7-6 10 0 27 0 55 0 84-28 0-57 0-84 0-3 0-10 0-10 6 0 7 7 7 10 7 27 0 56 0 84 0 0 27 0 55 0 82 0 4-1 9 5 9 8 0 8-5 8-9 0-27 0-55 0-82z"><text:p/></draw:path></draw:g> אז <draw:g text:anchor-type="as-char" svg:y="-0.1134in" draw:z-index="631" draw:name="Shape598" draw:style-name="gr1"><svg:title>TexMaths</svg:title><svg:desc>11§display§\la 2, 1 \ra \in R_+§svg§600§FALSE§</svg:desc><draw:path draw:style-name="gr2" draw:text-style-name="P5" svg:width="0.7091in" svg:height="0.1358in" svg:x="0.0004in" svg:y="0.0071in" svg:viewBox="0 0 1802 346" svg:d="M902 346c-301 0-602 0-902 0 0-116 0-230 0-346 601 0 1201 0 1802 0 0 116 0 230 0 346-300 0-601 0-900 0z"><text:p/></draw:path><draw:path draw:style-name="gr3" draw:text-style-name="P6" svg:width="0.0335in" svg:height="0.1512in" svg:x="0.0094in" svg:y="0in" svg:viewBox="0 0 86 385" svg:d="M84 15c2-4 2-5 2-7 0-5-3-8-8-8-3 0-5 2-9 9-22 59-45 118-67 177-1 2-2 4-2 8 0 1 0 1 2 5 22 59 45 118 67 176 1 5 4 10 9 10s8-3 8-7c0-1 0-3-2-7-23-59-45-119-69-177 24-60 46-119 69-179z"><text:p/></draw:path><draw:path draw:style-name="gr3" draw:text-style-name="P6" svg:width="0.0602in" svg:height="0.1in" svg:x="0.0594in" svg:y="0.013in" svg:viewBox="0 0 154 255" svg:d="M30 226c14-14 27-26 42-39 59-53 82-74 82-112 0-44-34-75-81-75-44 0-73 35-73 69 0 22 20 22 21 22 7 0 20-4 20-21 0-9-7-19-20-19-3 0-4 0-6 0 9-26 30-39 52-39 35 0 53 31 53 63 0 31-20 60-41 85-25 27-49 54-75 81-4 5-4 6-4 14 48 0 96 0 144 0 3-22 7-44 10-66-3 0-5 0-9 0-2 12-4 28-9 33-2 4-28 4-36 4-23 0-47 0-70 0z"><text:p/></draw:path><draw:path draw:style-name="gr3" draw:text-style-name="P6" svg:width="0.0173in" svg:height="0.0453in" svg:x="0.1413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5in" svg:height="0.1in" svg:x="0.2091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3" draw:text-style-name="P6" svg:width="0.0339in" svg:height="0.1512in" svg:x="0.2799in" svg:y="0in" svg:viewBox="0 0 87 385" svg:d="M85 199c2-4 2-4 2-5 0-2 0-2-2-7-22-59-45-119-67-178-4-7-7-9-10-9-5 0-8 3-8 8 0 1 0 2 2 6 23 60 45 119 68 180-23 58-45 118-68 176-2 4-2 5-2 8 0 4 4 7 8 7 5 0 6-4 9-7 23-60 45-119 68-179z"><text:p/></draw:path><draw:path draw:style-name="gr3" draw:text-style-name="P6" svg:width="0.076in" svg:height="0.087in" svg:x="0.385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1083in" svg:height="0.1063in" svg:x="0.5224in" svg:y="0.0098in" svg:viewBox="0 0 276 271" svg:d="M130 26c2-9 3-13 10-14 4 0 16 0 24 0 27 0 70 0 70 38 0 13-6 39-21 55-11 10-30 22-66 22-14 0-28 0-42 0 8-35 16-68 25-101zM185 132c39-9 85-35 85-75 0-33-35-57-85-57-36 0-74 0-110 0-8 0-11 0-11 8 0 4 3 4 10 4 1 0 9 0 15 0 7 1 10 1 10 7 0 1 0 2-1 7-18 69-34 138-52 206-4 15-4 18-35 18-7 0-11 0-11 8 0 4 3 3 6 4 11 0 38-1 49-1 10 0 37 1 48 1 4 0 8 0 8-8 0-4-3-4-11-4-14 0-25 0-25-7 0-2 1-4 2-6 9-33 17-67 25-102 16 0 31 0 47 0 34 0 41 22 41 36 0 5-3 17-5 26-3 10-7 24-7 32 0 42 46 42 52 42 33 0 46-40 46-44 0-6-3-3-4-6-4 0-5 4-6 6-9 28-26 35-35 35-12 0-15-9-15-23 0-12 2-31 4-43 1-6 1-13 1-19 0-29-25-42-36-45z"><text:p/></draw:path><draw:path draw:style-name="gr3" draw:text-style-name="P6" svg:width="0.078in" svg:height="0.078in" svg:x="0.6394in" svg:y="0.0709in" svg:viewBox="0 0 199 199" svg:d="M106 106c27 0 56 0 83 0 4 0 10 0 10-7s-6-7-10-7c-27 0-56 0-83 0 0-27 0-55 0-82 0-3 0-10-6-10-8 0-8 6-8 10 0 27 0 55 0 82-27 0-55 0-82 0-3 0-10 0-10 7s6 7 10 7c27 0 55 0 82 0 0 27 0 55 0 83 0 4 0 10 7 10s7-6 7-10c0-28 0-56 0-83z"><text:p/></draw:path></draw:g><text:s/>אך זו <text:span text:style-name="T39">סתירה</text:span>. </text:p>
      <text:p text:style-name="P9"><draw:g text:anchor-type="as-char" svg:y="-0.1134in" draw:z-index="632" draw:name="Shape599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p text:style-name="P115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IV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21:12:08.254699216</meta:creation-date>
    <meta:editing-duration>PT11H29M31S</meta:editing-duration>
    <meta:editing-cycles>82</meta:editing-cycles>
    <meta:generator>LibreOffice/24.8.3.2$Linux_X86_64 LibreOffice_project/480$Build-2</meta:generator>
    <dc:title>Math</dc:title>
    <dc:date>2024-12-30T20:36:03.894702909</dc:date>
    <meta:print-date>2024-12-30T20:35:48.754051716</meta:print-date>
    <meta:printed-by>PDF files</meta:printed-by>
    <meta:document-statistic meta:table-count="0" meta:image-count="0" meta:object-count="0" meta:page-count="14" meta:paragraph-count="247" meta:word-count="2224" meta:character-count="11487" meta:non-whitespace-character-count="9122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  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\def\rule  {\text{ rule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{\tri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4-01-18T21:12:07.784696016"/>
  </office:meta>
</office:document-meta>
</file>